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Geneva" svg:font-family="Geneva"/>
    <style:font-face style:name="Arial" svg:font-family="Arial" style:font-family-generic="swiss"/>
    <style:font-face style:name="ZapfHumnst BT" svg:font-family="'ZapfHumnst BT'" style:font-family-generic="swiss"/>
    <style:font-face style:name="Liberation Mono" svg:font-family="'Liberation Mono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5.554cm"/>
    </style:style>
    <style:style style:name="co13" style:family="table-column">
      <style:table-column-properties fo:break-before="auto" style:column-width="2.612cm"/>
    </style:style>
    <style:style style:name="co14" style:family="table-column">
      <style:table-column-properties fo:break-before="auto" style:column-width="2.147cm"/>
    </style:style>
    <style:style style:name="co15" style:family="table-column">
      <style:table-column-properties fo:break-before="auto" style:column-width="1.35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828cm"/>
    </style:style>
    <style:style style:name="co8" style:family="table-column">
      <style:table-column-properties fo:break-before="auto" style:column-width="0.94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0.776cm"/>
    </style:style>
    <style:style style:name="co16" style:family="table-column">
      <style:table-column-properties fo:break-before="auto" style:column-width="0.915cm"/>
    </style:style>
    <style:style style:name="co17" style:family="table-column">
      <style:table-column-properties fo:break-before="auto" style:column-width="0.831cm"/>
    </style:style>
    <style:style style:name="co18" style:family="table-column">
      <style:table-column-properties fo:break-before="auto" style:column-width="0.97cm"/>
    </style:style>
    <style:style style:name="co19" style:family="table-column">
      <style:table-column-properties fo:break-before="auto" style:column-width="1.386cm"/>
    </style:style>
    <style:style style:name="co20" style:family="table-column">
      <style:table-column-properties fo:break-before="auto" style:column-width="1.275cm"/>
    </style:style>
    <style:style style:name="co21" style:family="table-column">
      <style:table-column-properties fo:break-before="auto" style:column-width="1.616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3.496cm"/>
    </style:style>
    <style:style style:name="co24" style:family="table-column">
      <style:table-column-properties fo:break-before="auto" style:column-width="4.023cm"/>
    </style:style>
    <style:style style:name="co25" style:family="table-column">
      <style:table-column-properties fo:break-before="auto" style:column-width="3.551cm"/>
    </style:style>
    <style:style style:name="co26" style:family="table-column">
      <style:table-column-properties fo:break-before="auto" style:column-width="2.746cm"/>
    </style:style>
    <style:style style:name="ro3" style:family="table-row">
      <style:table-row-properties style:row-height="0.48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ext-properties style:use-window-font-color="true" style:text-outline="false" style:text-line-through-style="none" style:font-name="Liberation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9pt" style:language-asian="en" style:country-asian="US" style:font-style-asian="normal" style:font-weight-asian="normal" style:font-name-complex="Liberation Mono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ejaVu Sans1" style:font-name-complex="DejaVu Sans1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Liberation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9pt" style:language-asian="en" style:country-asian="US" style:font-style-asian="normal" style:font-weight-asian="normal" style:font-name-complex="Liberation Mono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">
      <style:table-cell-properties style:glyph-orientation-vertical="0" fo:border-bottom="0.035cm solid #000000" fo:background-color="#ffffc0" style:diagonal-bl-tr="none" style:diagonal-tl-br="none" style:text-align-source="value-type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35cm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ZapfHumnst BT" fo:font-size="9pt" fo:font-style="normal" fo:text-shadow="none" style:text-underline-style="none" fo:font-weight="normal" style:font-size-asian="9pt" style:font-style-asian="normal" style:font-weight-asian="normal" style:font-name-complex="ZapfHumnst BT" style:font-size-complex="9pt" style:font-style-complex="normal" style:font-weight-complex="normal"/>
    </style:style>
    <style:style style:name="ce4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141cm solid #000000" style:direction="ltr" fo:border-right="none" style:rotation-angle="0" style:rotation-align="none" style:shrink-to-fit="false" fo:border-top="0.141cm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!=0" style:apply-style-name="bgRot" style:base-cell-address="CulturesData.C1"/>
    </style:style>
    <style:style style:name="ce4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141cm solid #000000" style:direction="ltr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!=0" style:apply-style-name="bgRot" style:base-cell-address="CulturesData.C1"/>
    </style:style>
    <style:style style:name="ce42" style:family="table-cell" style:parent-style-name="Default" style:data-style-name="N1">
      <style:table-cell-properties fo:border-bottom="none" style:diagonal-bl-tr="none" style:diagonal-tl-br="none" fo:border-left="0.141cm solid #000000" fo:border-right="none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!=0" style:apply-style-name="bgRot" style:base-cell-address="CulturesData.C1"/>
    </style:style>
    <style:style style:name="ce43" style:family="table-cell" style:parent-style-name="Default" style:data-style-name="N1">
      <style:table-cell-properties fo:background-color="#ffffc0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44" style:family="table-cell" style:parent-style-name="Default">
      <style:table-cell-properties fo:background-color="#ffffc0"/>
      <style:text-properties style:use-window-font-color="true" style:text-outline="false" style:text-line-through-style="none" style:font-name="ZapfHumnst BT" fo:font-size="10pt" fo:font-style="normal" fo:text-shadow="none" style:text-underline-style="none" fo:font-weight="bold" style:font-size-asian="10pt" style:font-style-asian="normal" style:font-weight-asian="bold" style:font-name-complex="ZapfHumnst BT" style:font-size-complex="10pt" style:font-style-complex="normal" style:font-weight-complex="bold"/>
    </style:style>
    <style:style style:name="ce4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!=0" style:apply-style-name="bgRot" style:base-cell-address="CulturesData.C1"/>
    </style:style>
    <style:style style:name="ce4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!=0" style:apply-style-name="bgRot" style:base-cell-address="CulturesData.C1"/>
    </style:style>
    <style:style style:name="ce47" style:family="table-cell" style:parent-style-name="Default" style:data-style-name="N1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!=0" style:apply-style-name="bgRot" style:base-cell-address="CulturesData.C1"/>
    </style:style>
    <style:style style:name="ce48" style:family="table-cell" style:parent-style-name="Default" style:data-style-name="N1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map style:condition="cell-content()!=0" style:apply-style-name="bgRot" style:base-cell-address="CulturesData.C1"/>
    </style:style>
    <style:style style:name="ce49" style:family="table-cell" style:parent-style-name="Default" style:data-style-name="N1">
      <style:table-cell-properties fo:border-bottom="none" style:diagonal-bl-tr="none" style:diagonal-tl-br="none" fo:border-left="0.141cm solid #000000" fo:border-right="none" style:rotation-align="none" fo:border-top="none"/>
      <style:map style:condition="cell-content()!=0" style:apply-style-name="bgRot" style:base-cell-address="CulturesData.C1"/>
    </style:style>
    <style:style style:name="ce50" style:family="table-cell" style:parent-style-name="Default" style:data-style-name="N1">
      <style:table-cell-properties fo:border-bottom="0.141cm solid #000000" style:diagonal-bl-tr="none" style:diagonal-tl-br="none" fo:border-left="0.141cm solid #000000" fo:border-right="none" style:rotation-align="none" fo:border-top="none"/>
      <style:map style:condition="cell-content()!=0" style:apply-style-name="bgRot" style:base-cell-address="CulturesData.C1"/>
    </style:style>
    <style:style style:name="ce51" style:family="table-cell" style:parent-style-name="Default" style:data-style-name="N1">
      <style:table-cell-properties fo:background-color="#ffffc0" style:diagonal-bl-tr="none" style:diagonal-tl-br="none" fo:border="0.035cm solid #000000" style:rotation-align="none"/>
      <style:text-properties style:use-window-font-color="true" style:text-outline="false" style:text-line-through-style="none" style:font-name="ZapfHumnst BT" fo:font-size="9pt" fo:font-style="normal" fo:text-shadow="none" style:text-underline-style="none" fo:font-weight="normal" style:font-size-asian="9pt" style:font-style-asian="normal" style:font-weight-asian="normal" style:font-name-complex="ZapfHumnst BT" style:font-size-complex="9pt" style:font-style-complex="normal" style:font-weight-complex="normal"/>
    </style:style>
    <style:style style:name="ce52" style:family="table-cell" style:parent-style-name="Default" style:data-style-name="N1">
      <style:table-cell-properties style:diagonal-bl-tr="none" style:diagonal-tl-br="none" fo:border="none" style:rotation-align="none"/>
      <style:map style:condition="cell-content()!=0" style:apply-style-name="bgRot" style:base-cell-address="CulturesData.C1"/>
    </style:style>
    <style:style style:name="ce53" style:family="table-cell" style:parent-style-name="Default" style:data-style-name="N1">
      <style:table-cell-properties fo:border-bottom="0.141cm solid #000000" style:diagonal-bl-tr="none" style:diagonal-tl-br="none" fo:border-left="none" fo:border-right="none" style:rotation-align="none" fo:border-top="none"/>
      <style:map style:condition="cell-content()!=0" style:apply-style-name="bgRot" style:base-cell-address="CulturesData.C1"/>
    </style:style>
    <style:style style:name="ce54" style:family="table-cell" style:parent-style-name="Default" style:data-style-name="N1">
      <style:table-cell-properties fo:background-color="#ffffc0"/>
      <style:text-properties style:use-window-font-color="true" style:text-outline="false" style:text-line-through-style="none" style:font-name="ZapfHumnst BT" fo:font-size="9pt" fo:font-style="normal" fo:text-shadow="none" style:text-underline-style="none" fo:font-weight="bold" style:font-size-asian="9pt" style:font-style-asian="normal" style:font-weight-asian="bold" style:font-name-complex="ZapfHumnst BT" style:font-size-complex="9pt" style:font-style-complex="normal" style:font-weight-complex="bold"/>
    </style:style>
    <style:style style:name="ce55" style:family="table-cell" style:parent-style-name="Default" style:data-style-name="N1">
      <style:table-cell-properties style:cell-protect="none" style:print-content="true"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ZapfHumnst BT" fo:font-size="9pt" fo:font-style="normal" fo:text-shadow="none" style:text-underline-style="none" fo:font-weight="normal" style:font-size-asian="9pt" style:font-style-asian="normal" style:font-weight-asian="normal" style:font-name-complex="ZapfHumnst BT" style:font-size-complex="9pt" style:font-style-complex="normal" style:font-weight-complex="normal"/>
    </style:style>
    <style:style style:name="ce56" style:family="table-cell" style:parent-style-name="Default" style:data-style-name="N1">
      <style:table-cell-properties fo:border-bottom="none" style:diagonal-bl-tr="none" style:diagonal-tl-br="none" style:text-align-source="fix" style:repeat-content="false" fo:border-left="none" fo:border-right="none" style:rotation-align="none" fo:border-top="0.141cm solid #000000"/>
      <style:paragraph-properties fo:text-align="center" fo:margin-left="0cm"/>
      <style:map style:condition="cell-content()!=0" style:apply-style-name="bgRot" style:base-cell-address="CulturesData.C1"/>
    </style:style>
    <style:style style:name="ce57" style:family="table-cell" style:parent-style-name="Default" style:data-style-name="N1">
      <style:table-cell-properties fo:border-bottom="none" style:diagonal-bl-tr="none" style:diagonal-tl-br="none" style:text-align-source="fix" style:repeat-content="false" fo:border-left="none" fo:border-right="none" style:rotation-align="none" fo:border-top="0.141cm solid #000000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!=0" style:apply-style-name="bgRot" style:base-cell-address="CulturesData.C1"/>
    </style:style>
    <style:style style:name="ce58" style:family="table-cell" style:parent-style-name="Default" style:data-style-name="N1">
      <style:table-cell-properties fo:background-color="#ffffc0" style:diagonal-bl-tr="none" style:diagonal-tl-br="none" fo:border="0.035cm solid #000000" style:rotation-align="none"/>
      <style:text-properties style:use-window-font-color="true" style:text-outline="false" style:text-line-through-style="none" style:font-name="ZapfHumnst BT" fo:font-size="9pt" fo:font-style="italic" fo:text-shadow="none" style:text-underline-style="none" fo:font-weight="normal" style:font-size-asian="9pt" style:font-style-asian="italic" style:font-weight-asian="normal" style:font-name-complex="ZapfHumnst BT" style:font-size-complex="9pt" style:font-style-complex="italic" style:font-weight-complex="normal"/>
    </style:style>
    <style:style style:name="ce59" style:family="table-cell" style:parent-style-name="Default" style:data-style-name="N1">
      <style:table-cell-properties fo:background-color="#ffffc0" style:cell-protect="protected" style:print-content="true" style:diagonal-bl-tr="none" style:diagonal-tl-br="none" fo:border="0.035cm solid #000000" style:rotation-align="none"/>
      <style:text-properties style:use-window-font-color="true" style:text-outline="false" style:text-line-through-style="none" style:font-name="ZapfHumnst BT" fo:font-size="9pt" fo:font-style="normal" fo:text-shadow="none" style:text-underline-style="none" fo:font-weight="normal" style:font-size-asian="9pt" style:font-style-asian="normal" style:font-weight-asian="normal" style:font-name-complex="ZapfHumnst BT" style:font-size-complex="9pt" style:font-style-complex="normal" style:font-weight-complex="normal"/>
    </style:style>
    <style:style style:name="ce60" style:family="table-cell" style:parent-style-name="Default" style:data-style-name="N1">
      <style:table-cell-properties style:cell-protect="none" style:print-content="true"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ZapfHumnst BT" fo:font-size="9pt" fo:font-style="italic" fo:text-shadow="none" style:text-underline-style="none" fo:font-weight="normal" style:font-size-asian="9pt" style:font-style-asian="italic" style:font-weight-asian="normal" style:font-name-complex="ZapfHumnst BT" style:font-size-complex="9pt" style:font-style-complex="italic" style:font-weight-complex="normal"/>
    </style:style>
    <style:style style:name="ce61" style:family="table-cell" style:parent-style-name="Default">
      <style:map style:condition="cell-content()!=0" style:apply-style-name="bgRot" style:base-cell-address="CulturesData.C1"/>
    </style:style>
    <style:style style:name="ce62" style:family="table-cell" style:parent-style-name="Default" style:data-style-name="N1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  <style:map style:condition="cell-content()!=0" style:apply-style-name="bgRot" style:base-cell-address="CulturesData.C1"/>
    </style:style>
    <style:style style:name="ce63" style:family="table-cell" style:parent-style-name="Default" style:data-style-name="N1">
      <style:table-cell-properties style:cell-protect="protected" style:print-content="true"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ZapfHumnst BT" fo:font-size="9pt" fo:font-style="italic" fo:text-shadow="none" style:text-underline-style="none" fo:font-weight="normal" style:font-size-asian="9pt" style:font-style-asian="italic" style:font-weight-asian="normal" style:font-name-complex="ZapfHumnst BT" style:font-size-complex="9pt" style:font-style-complex="italic" style:font-weight-complex="normal"/>
    </style:style>
    <style:style style:name="ce64" style:family="table-cell" style:parent-style-name="Default" style:data-style-name="N1">
      <style:table-cell-properties fo:border-bottom="none" style:diagonal-bl-tr="none" style:diagonal-tl-br="none" style:text-align-source="fix" style:repeat-content="false" fo:border-left="none" fo:border-right="none" style:rotation-align="none" fo:border-top="0.141cm solid #000000"/>
      <style:paragraph-properties fo:text-align="center" fo:margin-left="0cm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  <style:map style:condition="cell-content()!=0" style:apply-style-name="bgRot" style:base-cell-address="CulturesData.C1"/>
    </style:style>
    <style:style style:name="ce65" style:family="table-cell" style:parent-style-name="Default" style:data-style-name="N1">
      <style:table-cell-properties style:cell-protect="none" style:print-content="true" style:diagonal-bl-tr="none" style:diagonal-tl-br="none" fo:background-color="transparent" fo:border="0.035cm solid #000000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ce66" style:family="table-cell" style:parent-style-name="Default" style:data-style-name="N1">
      <style:table-cell-properties fo:background-color="#ffffc0" style:cell-protect="none" style:print-content="true" style:diagonal-bl-tr="none" style:diagonal-tl-br="none" fo:border="0.035cm solid #000000" style:rotation-align="none"/>
      <style:text-properties style:use-window-font-color="true" style:text-outline="false" style:text-line-through-style="none" style:font-name="ZapfHumnst BT" fo:font-size="9pt" fo:font-style="normal" fo:text-shadow="none" style:text-underline-style="none" fo:font-weight="normal" style:font-size-asian="9pt" style:font-style-asian="normal" style:font-weight-asian="normal" style:font-name-complex="ZapfHumnst BT" style:font-size-complex="9pt" style:font-style-complex="normal" style:font-weight-complex="normal"/>
    </style:style>
    <style:style style:name="ce67" style:family="table-cell" style:parent-style-name="Default" style:data-style-name="N1">
      <style:table-cell-properties fo:background-color="#ffffc0" style:cell-protect="protected" style:print-content="true" style:diagonal-bl-tr="none" style:diagonal-tl-br="none" fo:border="0.035cm solid #000000" style:rotation-align="none"/>
      <style:text-properties style:use-window-font-color="true" style:text-outline="false" style:text-line-through-style="none" style:font-name="ZapfHumnst BT" fo:font-size="9pt" fo:font-style="italic" fo:text-shadow="none" style:text-underline-style="none" fo:font-weight="normal" style:font-size-asian="9pt" style:font-style-asian="italic" style:font-weight-asian="normal" style:font-name-complex="ZapfHumnst BT" style:font-size-complex="9pt" style:font-style-complex="italic" style:font-weight-complex="normal"/>
    </style:style>
    <style:style style:name="ce68" style:family="table-cell" style:parent-style-name="Default" style:data-style-name="N1">
      <style:table-cell-properties fo:background-color="#ffffc0" style:diagonal-bl-tr="none" style:diagonal-tl-br="none" fo:border="none" style:rotation-align="none"/>
      <style:text-properties style:use-window-font-color="true" style:text-outline="false" style:text-line-through-style="none" style:font-name="ZapfHumnst BT" fo:font-size="9pt" fo:font-style="normal" fo:text-shadow="none" style:text-underline-style="none" fo:font-weight="normal" style:font-size-asian="9pt" style:font-style-asian="normal" style:font-weight-asian="normal" style:font-name-complex="ZapfHumnst BT" style:font-size-complex="9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Liberation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9pt" style:language-asian="en" style:country-asian="US" style:font-style-asian="normal" style:font-weight-asian="normal" style:font-name-complex="Liberation Mono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02cm solid #000000" fo:border-left="none" fo:border-right="none" fo:border-top="none"/>
    </style:style>
    <style:style style:name="ce71" style:family="table-cell" style:parent-style-name="Default">
      <style:table-cell-properties fo:border-bottom="0.002cm solid #000000" fo:border-left="none" fo:border-right="none" fo:border-top="none"/>
      <style:text-properties style:font-name="DejaVu Sans"/>
    </style:style>
    <style:style style:name="ce72" style:family="table-cell" style:parent-style-name="Default">
      <style:text-properties style:use-window-font-color="true" style:text-outline="false" style:text-line-through-style="none" style:font-name="DejaVu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9pt" style:language-asian="en" style:country-asian="US" style:font-style-asian="normal" style:font-weight-asian="normal" style:font-name-complex="Liberation Mono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ext-properties style:font-name="DejaVu Sans"/>
    </style:style>
    <style:style style:name="ce74" style:family="table-cell" style:parent-style-name="Default">
      <style:text-properties style:font-name="DejaVu Sans" style:font-name-asian="DejaVu Sans1" style:font-name-complex="DejaVu Sans1"/>
    </style:style>
    <style:style style:name="ce75" style:family="table-cell" style:parent-style-name="Default">
      <style:table-cell-properties style:glyph-orientation-vertical="0" fo:border-bottom="0.002cm solid #00000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7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002cm solid #00000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80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8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fo:border-bottom="0.002cm solid #000000" fo:background-color="#ffff99" style:cell-protect="protected" style:print-content="true" fo:border-left="none" fo:border-right="none" fo:border-top="none"/>
    </style:style>
    <style:style style:name="ce83" style:family="table-cell" style:parent-style-name="Default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style:glyph-orientation-vertical="0" fo:border-bottom="0.002cm solid #000000" fo:background-color="#ffff99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fo:border-bottom="0.002cm solid #000000" style:cell-protect="protected" style:print-content="true" fo:border-left="none" fo:border-right="none" fo:border-top="none"/>
    </style:style>
    <style:style style:name="ce86" style:family="table-cell" style:parent-style-name="Default">
      <style:table-cell-properties fo:border-bottom="0.002cm solid #000000" style:cell-protect="protected" style:print-content="true" fo:border-left="none" fo:border-right="none" fo:border-top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100">
      <style:table-cell-properties fo:border-bottom="0.002cm solid #000000" style:cell-protect="protected" style:print-content="true" fo:border-left="none" fo:border-right="none" fo:border-top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 style:data-style-name="N100"/>
    <style:style style:name="ce92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3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4" style:family="table-cell" style:parent-style-name="Default">
      <style:text-properties fo:color="#000000" style:text-outline="false" style:text-line-through-style="none" style:font-name="Liberation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9pt" style:language-asian="en" style:country-asian="US" style:font-style-asian="normal" style:font-weight-asian="normal" style:font-name-complex="Liberation Mono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race.conf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ce73"/>
        <table:table-column table:style-name="co8" table:default-cell-style-name="Default"/>
        <table:table-column table:style-name="co9" table:default-cell-style-name="ce10"/>
        <table:table-column table:style-name="co10" table:default-cell-style-name="Default"/>
        <table:table-column table:style-name="co16" table:number-columns-repeated="17" table:default-cell-style-name="Default"/>
        <table:table-column table:style-name="co10" table:number-columns-repeated="3" table:default-cell-style-name="Default"/>
        <table:table-column table:style-name="co17" table:number-columns-repeated="17" table:default-cell-style-name="Default"/>
        <table:table-column table:style-name="co18" table:default-cell-style-name="Default"/>
        <table:table-column table:style-name="co18" table:default-cell-style-name="ce91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row table:style-name="ro3">
          <table:table-cell table:style-name="ce70"/>
          <table:table-cell table:style-name="ce71"/>
          <table:table-cell table:style-name="ce75" office:value-type="string">
            <text:p>Scope</text:p>
          </table:table-cell>
          <table:table-cell table:style-name="ce77" office:value-type="string">
            <text:p>Sourcebook</text:p>
          </table:table-cell>
          <table:table-cell table:style-name="ce75" office:value-type="string">
            <text:p>Name Style</text:p>
          </table:table-cell>
          <table:table-cell table:style-name="ce75" office:value-type="string">
            <text:p>Outline</text:p>
          </table:table-cell>
          <table:table-cell table:style-name="ce75" office:value-type="string">
            <text:p>Ag</text:p>
          </table:table-cell>
          <table:table-cell table:style-name="ce75" office:value-type="string">
            <text:p>Co</text:p>
          </table:table-cell>
          <table:table-cell table:style-name="ce75" office:value-type="string">
            <text:p>Me</text:p>
          </table:table-cell>
          <table:table-cell table:style-name="ce75" office:value-type="string">
            <text:p>Re</text:p>
          </table:table-cell>
          <table:table-cell table:style-name="ce75" office:value-type="string">
            <text:p>SD</text:p>
          </table:table-cell>
          <table:table-cell table:style-name="ce75" office:value-type="string">
            <text:p>Em</text:p>
          </table:table-cell>
          <table:table-cell table:style-name="ce75" office:value-type="string">
            <text:p>In</text:p>
          </table:table-cell>
          <table:table-cell table:style-name="ce75" office:value-type="string">
            <text:p>Pr</text:p>
          </table:table-cell>
          <table:table-cell table:style-name="ce75" office:value-type="string">
            <text:p>Qu</text:p>
          </table:table-cell>
          <table:table-cell table:style-name="ce75" office:value-type="string">
            <text:p>St</text:p>
          </table:table-cell>
          <table:table-cell table:style-name="ce75" office:value-type="string">
            <text:p>Cha</text:p>
          </table:table-cell>
          <table:table-cell table:style-name="ce75" office:value-type="string">
            <text:p>Ess</text:p>
          </table:table-cell>
          <table:table-cell table:style-name="ce75" office:value-type="string">
            <text:p>Men</text:p>
          </table:table-cell>
          <table:table-cell table:style-name="ce75" office:value-type="string">
            <text:p>Poi</text:p>
          </table:table-cell>
          <table:table-cell table:style-name="ce75" office:value-type="string">
            <text:p>Dis</text:p>
          </table:table-cell>
          <table:table-cell table:style-name="ce75" office:value-type="string">
            <text:p>Fri</text:p>
          </table:table-cell>
          <table:table-cell table:style-name="ce77" office:value-type="string" table:number-columns-spanned="5" table:number-rows-spanned="1">
            <text:p>Body Dev prog</text:p>
          </table:table-cell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82" office:value-type="string">
            <text:p>Cha PP Dev</text:p>
          </table:table-cell>
          <table:table-cell table:style-name="ce84" table:number-columns-repeated="4"/>
          <table:table-cell table:style-name="ce85" office:value-type="string">
            <text:p>Ess PP Dev</text:p>
          </table:table-cell>
          <table:table-cell table:style-name="ce77" table:number-columns-repeated="4"/>
          <table:table-cell table:style-name="ce82" office:value-type="string">
            <text:p>Ment PP Dev</text:p>
          </table:table-cell>
          <table:table-cell table:style-name="ce84" table:number-columns-repeated="4"/>
          <table:table-cell table:style-name="ce86" office:value-type="string">
            <text:p>souldep</text:p>
          </table:table-cell>
          <table:table-cell table:style-name="ce88" office:value-type="string">
            <text:p>recovery</text:p>
          </table:table-cell>
          <table:table-cell table:style-name="ce75" office:value-type="string">
            <text:p>BGO</text:p>
          </table:table-cell>
          <table:table-cell table:style-name="ce86" office:value-type="string">
            <text:p>exh.points</text:p>
          </table:table-cell>
          <table:table-cell table:style-name="ce86" office:value-type="string">
            <text:p>statloss</text:p>
          </table:table-cell>
          <table:table-cell office:value-type="string">
            <text:p>RR</text:p>
          </table:table-cell>
        </table:table-row>
        <table:table-row table:style-name="ro6">
          <table:table-cell office:value-type="float" office:value="35">
            <text:p>35</text:p>
          </table:table-cell>
          <table:table-cell table:style-name="ce72" office:value-type="string">
            <text:p>race.base.dwarf</text:p>
          </table:table-cell>
          <table:table-cell table:style-name="ce76" office:value-type="string">
            <text:p>BASE</text:p>
          </table:table-cell>
          <table:table-cell table:style-name="ce78" office:value-type="string">
            <text:p>RMFRP</text:p>
          </table:table-cell>
          <table:table-cell table:style-name="ce76" office:value-type="string">
            <text:p>DWARF</text:p>
          </table:table-cell>
          <table:table-cell table:style-name="ce76" office:value-type="string">
            <text:p>DWARF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6">
            <text:p>6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-4">
            <text:p>-4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-4">
            <text:p>-4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40">
            <text:p>40</text:p>
          </table:table-cell>
          <table:table-cell table:style-name="ce79" office:value-type="float" office:value="40">
            <text:p>40</text:p>
          </table:table-cell>
          <table:table-cell table:style-name="ce79" office:value-type="float" office:value="20">
            <text:p>20</text:p>
          </table:table-cell>
          <table:table-cell table:style-name="ce79" office:value-type="float" office:value="15">
            <text:p>15</text:p>
          </table:table-cell>
          <table:table-cell table:style-name="ce80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7">
            <text:p>7</text:p>
          </table:table-cell>
          <table:table-cell table:style-name="ce81" office:value-type="float" office:value="4">
            <text:p>4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3">
            <text:p>3</text:p>
          </table:table-cell>
          <table:table-cell table:style-name="ce83" office:value-type="float" office:value="2">
            <text:p>2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1">
            <text:p>1</text:p>
          </table:table-cell>
          <table:table-cell table:style-name="ce87" office:value-type="float" office:value="21">
            <text:p>21</text:p>
          </table:table-cell>
          <table:table-cell table:style-name="ce89" office:value-type="string">
            <text:p>0.5</text:p>
          </table:table-cell>
          <table:table-cell table:style-name="ce92" office:value-type="float" office:value="5">
            <text:p>5</text:p>
          </table:table-cell>
          <table:table-cell table:style-name="ce87" office:value-type="float" office:value="21">
            <text:p>21</text:p>
          </table:table-cell>
          <table:table-cell table:style-name="ce87" office:value-type="float" office:value="1">
            <text:p>1</text:p>
          </table:table-cell>
          <table:table-cell table:style-name="ce94" office:value-type="string">
            <text:p>race.rr.heatcold30</text:p>
          </table:table-cell>
        </table:table-row>
        <table:table-row table:style-name="ro6">
          <table:table-cell office:value-type="float" office:value="41">
            <text:p>41</text:p>
          </table:table-cell>
          <table:table-cell table:style-name="ce72" office:value-type="string">
            <text:p>race.base.elf.grey</text:p>
          </table:table-cell>
          <table:table-cell table:style-name="ce76" office:value-type="string">
            <text:p>BASE</text:p>
          </table:table-cell>
          <table:table-cell table:style-name="ce78" office:value-type="string">
            <text:p>CHARL</text:p>
          </table:table-cell>
          <table:table-cell table:style-name="ce76" office:value-type="string">
            <text:p>ELVES</text:p>
          </table:table-cell>
          <table:table-cell table:style-name="ce76" office:value-type="string">
            <text:p>ELF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-5">
            <text:p>-5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-5">
            <text:p>-5</text:p>
          </table:table-cell>
          <table:table-cell table:style-name="ce79" office:value-type="float" office:value="-5">
            <text:p>-5</text:p>
          </table:table-cell>
          <table:table-cell table:style-name="ce79" office:value-type="float" office:value="-5">
            <text:p>-5</text:p>
          </table:table-cell>
          <table:table-cell table:style-name="ce79" office:value-type="float" office:value="10">
            <text:p>10</text:p>
          </table:table-cell>
          <table:table-cell table:style-name="ce79" office:value-type="float" office:value="100">
            <text:p>100</text:p>
          </table:table-cell>
          <table:table-cell table:style-name="ce80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7">
            <text:p>7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4">
            <text:p>4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7" office:value-type="float" office:value="2">
            <text:p>2</text:p>
          </table:table-cell>
          <table:table-cell table:style-name="ce90" office:value-type="float" office:value="2">
            <text:p>2</text:p>
          </table:table-cell>
          <table:table-cell table:style-name="ce92" office:value-type="float" office:value="3">
            <text:p>3</text:p>
          </table:table-cell>
          <table:table-cell table:style-name="ce93" office:value-type="float" office:value="0">
            <text:p>0</text:p>
          </table:table-cell>
          <table:table-cell table:style-name="ce87" office:value-type="float" office:value="4">
            <text:p>4</text:p>
          </table:table-cell>
          <table:table-cell/>
        </table:table-row>
        <table:table-row table:style-name="ro6">
          <table:table-cell office:value-type="float" office:value="42">
            <text:p>42</text:p>
          </table:table-cell>
          <table:table-cell table:style-name="ce72" office:value-type="string">
            <text:p>race.base.elf.high</text:p>
          </table:table-cell>
          <table:table-cell table:style-name="ce76" office:value-type="string">
            <text:p>BASE</text:p>
          </table:table-cell>
          <table:table-cell table:style-name="ce78" office:value-type="string">
            <text:p>CHARL</text:p>
          </table:table-cell>
          <table:table-cell table:style-name="ce76" office:value-type="string">
            <text:p>ELVES</text:p>
          </table:table-cell>
          <table:table-cell table:style-name="ce76" office:value-type="string">
            <text:p>ELF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-5">
            <text:p>-5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6">
            <text:p>6</text:p>
          </table:table-cell>
          <table:table-cell table:style-name="ce79" office:value-type="float" office:value="6">
            <text:p>6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-5">
            <text:p>-5</text:p>
          </table:table-cell>
          <table:table-cell table:style-name="ce79" office:value-type="float" office:value="-5">
            <text:p>-5</text:p>
          </table:table-cell>
          <table:table-cell table:style-name="ce79" office:value-type="float" office:value="-5">
            <text:p>-5</text:p>
          </table:table-cell>
          <table:table-cell table:style-name="ce79" office:value-type="float" office:value="10">
            <text:p>10</text:p>
          </table:table-cell>
          <table:table-cell table:style-name="ce79" office:value-type="float" office:value="100">
            <text:p>100</text:p>
          </table:table-cell>
          <table:table-cell table:style-name="ce80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7">
            <text:p>7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7">
            <text:p>7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4">
            <text:p>4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7" office:value-type="float" office:value="1">
            <text:p>1</text:p>
          </table:table-cell>
          <table:table-cell table:style-name="ce90" office:value-type="float" office:value="3">
            <text:p>3</text:p>
          </table:table-cell>
          <table:table-cell table:style-name="ce92" office:value-type="float" office:value="2">
            <text:p>2</text:p>
          </table:table-cell>
          <table:table-cell table:style-name="ce93" office:value-type="float" office:value="0">
            <text:p>0</text:p>
          </table:table-cell>
          <table:table-cell table:style-name="ce87" office:value-type="float" office:value="5">
            <text:p>5</text:p>
          </table:table-cell>
          <table:table-cell/>
        </table:table-row>
        <table:table-row table:style-name="ro6">
          <table:table-cell office:value-type="float" office:value="40">
            <text:p>40</text:p>
          </table:table-cell>
          <table:table-cell table:style-name="ce72" office:value-type="string">
            <text:p>race.base.elf.wood</text:p>
          </table:table-cell>
          <table:table-cell table:style-name="ce76" office:value-type="string">
            <text:p>BASE</text:p>
          </table:table-cell>
          <table:table-cell table:style-name="ce78" office:value-type="string">
            <text:p>RMFRP</text:p>
          </table:table-cell>
          <table:table-cell table:style-name="ce76" office:value-type="string">
            <text:p>ELVES</text:p>
          </table:table-cell>
          <table:table-cell table:style-name="ce76" office:value-type="string">
            <text:p>ELF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-5">
            <text:p>-5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-5">
            <text:p>-5</text:p>
          </table:table-cell>
          <table:table-cell table:style-name="ce79" office:value-type="float" office:value="-5">
            <text:p>-5</text:p>
          </table:table-cell>
          <table:table-cell table:style-name="ce79" office:value-type="float" office:value="-5">
            <text:p>-5</text:p>
          </table:table-cell>
          <table:table-cell table:style-name="ce79" office:value-type="float" office:value="10">
            <text:p>10</text:p>
          </table:table-cell>
          <table:table-cell table:style-name="ce79" office:value-type="float" office:value="100">
            <text:p>100</text:p>
          </table:table-cell>
          <table:table-cell table:style-name="ce80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7">
            <text:p>7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4">
            <text:p>4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7" office:value-type="float" office:value="3">
            <text:p>3</text:p>
          </table:table-cell>
          <table:table-cell table:style-name="ce90" office:value-type="string">
            <text:p>1.5</text:p>
          </table:table-cell>
          <table:table-cell table:style-name="ce92" office:value-type="float" office:value="4">
            <text:p>4</text:p>
          </table:table-cell>
          <table:table-cell table:style-name="ce93" office:value-type="float" office:value="0">
            <text:p>0</text:p>
          </table:table-cell>
          <table:table-cell table:style-name="ce87" office:value-type="float" office:value="3">
            <text:p>3</text:p>
          </table:table-cell>
          <table:table-cell/>
        </table:table-row>
        <table:table-row table:style-name="ro6">
          <table:table-cell office:value-type="float" office:value="44">
            <text:p>44</text:p>
          </table:table-cell>
          <table:table-cell table:style-name="ce72" office:value-type="string">
            <text:p>race.base.gnoll</text:p>
          </table:table-cell>
          <table:table-cell table:style-name="ce76" office:value-type="string">
            <text:p>BASE</text:p>
          </table:table-cell>
          <table:table-cell table:style-name="ce78" office:value-type="string">
            <text:p>R&amp;C</text:p>
          </table:table-cell>
          <table:table-cell table:style-name="ce76" office:value-type="string">
            <text:p>ORC</text:p>
          </table:table-cell>
          <table:table-cell table:style-name="ce76"/>
          <table:table-cell table:style-name="ce79" office:value-type="float" office:value="4">
            <text:p>4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0">
            <text:p>1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5">
            <text:p>5</text:p>
          </table:table-cell>
          <table:table-cell table:style-name="ce79" office:value-type="float" office:value="5">
            <text:p>5</text:p>
          </table:table-cell>
          <table:table-cell table:style-name="ce80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3">
            <text:p>3</text:p>
          </table:table-cell>
          <table:table-cell table:style-name="ce83" office:value-type="float" office:value="2">
            <text:p>2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7">
            <text:p>7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4">
            <text:p>4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1">
            <text:p>1</text:p>
          </table:table-cell>
          <table:table-cell table:style-name="ce87" office:value-type="float" office:value="16">
            <text:p>16</text:p>
          </table:table-cell>
          <table:table-cell table:style-name="ce90" office:value-type="string">
            <text:p>0.5</text:p>
          </table:table-cell>
          <table:table-cell table:style-name="ce92" office:value-type="float" office:value="5">
            <text:p>5</text:p>
          </table:table-cell>
          <table:table-cell table:style-name="ce93" office:value-type="float" office:value="0">
            <text:p>0</text:p>
          </table:table-cell>
          <table:table-cell table:style-name="ce87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race.base.gnome</text:p>
          </table:table-cell>
          <table:table-cell table:style-name="ce76" office:value-type="string">
            <text:p>BASE</text:p>
          </table:table-cell>
          <table:table-cell table:style-name="ce78" office:value-type="string">
            <text:p>R&amp;C</text:p>
          </table:table-cell>
          <table:table-cell table:style-name="ce76" office:value-type="string">
            <text:p>ORC</text:p>
          </table:table-cell>
          <table:table-cell table:style-name="ce76"/>
          <table:table-cell table:style-name="ce79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6">
            <text:p>6</text:p>
          </table:table-cell>
          <table:table-cell table:style-name="ce79" office:value-type="float" office:value="3">
            <text:p>3</text:p>
          </table:table-cell>
          <table:table-cell table:style-name="ce79" office:value-type="float" office:value="3">
            <text:p>3</text:p>
          </table:table-cell>
          <table:table-cell table:style-name="ce79" office:value-type="float" office:value="5">
            <text:p>5</text:p>
          </table:table-cell>
          <table:table-cell table:style-name="ce79" office:value-type="float" office:value="-4">
            <text:p>-4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-3">
            <text:p>-3</text:p>
          </table:table-cell>
          <table:table-cell table:style-name="ce79" office:value-type="float" office:value="20">
            <text:p>2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5">
            <text:p>5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80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2">
            <text:p>2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4">
            <text:p>4</text:p>
          </table:table-cell>
          <table:table-cell table:style-name="ce81" office:value-type="float" office:value="3">
            <text:p>3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3" office:value-type="float" office:value="2">
            <text:p>2</text:p>
          </table:table-cell>
          <table:table-cell table:style-name="ce87" office:value-type="float" office:value="10">
            <text:p>10</text:p>
          </table:table-cell>
          <table:table-cell table:style-name="ce90" office:value-type="string">
            <text:p>0.5</text:p>
          </table:table-cell>
          <table:table-cell table:style-name="ce92" office:value-type="float" office:value="4">
            <text:p>4</text:p>
          </table:table-cell>
          <table:table-cell table:style-name="ce93" office:value-type="float" office:value="0">
            <text:p>0</text:p>
          </table:table-cell>
          <table:table-cell table:style-name="ce87" office:value-type="float" office:value="5">
            <text:p>5</text:p>
          </table:table-cell>
          <table:table-cell/>
        </table:table-row>
        <table:table-row table:style-name="ro3">
          <table:table-cell office:value-type="float" office:value="46">
            <text:p>46</text:p>
          </table:table-cell>
          <table:table-cell table:style-name="ce74" office:value-type="string">
            <text:p>race.base.goblin</text:p>
          </table:table-cell>
          <table:table-cell table:style-name="ce76" office:value-type="string">
            <text:p>BASE</text:p>
          </table:table-cell>
          <table:table-cell table:style-name="ce78" office:value-type="string">
            <text:p>R&amp;C</text:p>
          </table:table-cell>
          <table:table-cell table:style-name="ce76" office:value-type="string">
            <text:p>ORC</text:p>
          </table:table-cell>
          <table:table-cell table:style-name="ce76"/>
          <table:table-cell table:style-name="ce79" office:value-type="float" office:value="0">
            <text:p>0</text:p>
          </table:table-cell>
          <table:table-cell table:style-name="ce79" office:value-type="float" office:value="3">
            <text:p>3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5">
            <text:p>5</text:p>
          </table:table-cell>
          <table:table-cell table:style-name="ce79" office:value-type="float" office:value="5">
            <text:p>5</text:p>
          </table:table-cell>
          <table:table-cell table:style-name="ce80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3">
            <text:p>3</text:p>
          </table:table-cell>
          <table:table-cell table:style-name="ce83" office:value-type="float" office:value="2">
            <text:p>2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1">
            <text:p>1</text:p>
          </table:table-cell>
          <table:table-cell table:style-name="ce87" office:value-type="float" office:value="6">
            <text:p>6</text:p>
          </table:table-cell>
          <table:table-cell table:style-name="ce90" office:value-type="string">
            <text:p>0.5</text:p>
          </table:table-cell>
          <table:table-cell table:style-name="ce92" office:value-type="float" office:value="6">
            <text:p>6</text:p>
          </table:table-cell>
          <table:table-cell table:style-name="ce93" office:value-type="float" office:value="20">
            <text:p>20</text:p>
          </table:table-cell>
          <table:table-cell table:style-name="ce87" office:value-type="float" office:value="2">
            <text:p>2</text:p>
          </table:table-cell>
          <table:table-cell/>
        </table:table-row>
        <table:table-row table:style-name="ro6">
          <table:table-cell office:value-type="float" office:value="43">
            <text:p>43</text:p>
          </table:table-cell>
          <table:table-cell table:style-name="ce72" office:value-type="string">
            <text:p>race.base.elf.half</text:p>
          </table:table-cell>
          <table:table-cell table:style-name="ce76" office:value-type="string">
            <text:p>BASE</text:p>
          </table:table-cell>
          <table:table-cell table:style-name="ce78" office:value-type="string">
            <text:p>CHARL</text:p>
          </table:table-cell>
          <table:table-cell table:style-name="ce76" office:value-type="string">
            <text:p>ELVES</text:p>
          </table:table-cell>
          <table:table-cell table:style-name="ce76" office:value-type="string">
            <text:p>ELF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-3">
            <text:p>-3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-5">
            <text:p>-5</text:p>
          </table:table-cell>
          <table:table-cell table:style-name="ce79" office:value-type="float" office:value="-5">
            <text:p>-5</text:p>
          </table:table-cell>
          <table:table-cell table:style-name="ce79" office:value-type="float" office:value="-5">
            <text:p>-5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50">
            <text:p>50</text:p>
          </table:table-cell>
          <table:table-cell table:style-name="ce80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7">
            <text:p>7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4">
            <text:p>4</text:p>
          </table:table-cell>
          <table:table-cell table:style-name="ce81" office:value-type="float" office:value="3">
            <text:p>3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7">
            <text:p>7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7" office:value-type="float" office:value="6">
            <text:p>6</text:p>
          </table:table-cell>
          <table:table-cell table:style-name="ce90" office:value-type="string">
            <text:p>1.5</text:p>
          </table:table-cell>
          <table:table-cell table:style-name="ce92" office:value-type="float" office:value="4">
            <text:p>4</text:p>
          </table:table-cell>
          <table:table-cell table:style-name="ce93" office:value-type="float" office:value="0">
            <text:p>0</text:p>
          </table:table-cell>
          <table:table-cell table:style-name="ce87" office:value-type="float" office:value="3">
            <text:p>3</text:p>
          </table:table-cell>
          <table:table-cell/>
        </table:table-row>
        <table:table-row table:style-name="ro6">
          <table:table-cell office:value-type="float" office:value="39">
            <text:p>39</text:p>
          </table:table-cell>
          <table:table-cell table:style-name="ce72" office:value-type="string">
            <text:p>race.base.orc.half</text:p>
          </table:table-cell>
          <table:table-cell table:style-name="ce76" office:value-type="string">
            <text:p>BASE</text:p>
          </table:table-cell>
          <table:table-cell table:style-name="ce78" office:value-type="string">
            <text:p>CHARL</text:p>
          </table:table-cell>
          <table:table-cell table:style-name="ce76" office:value-type="string">
            <text:p>ORC</text:p>
          </table:table-cell>
          <table:table-cell table:style-name="ce76" office:value-type="string">
            <text:p>ORCHALF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5">
            <text:p>5</text:p>
          </table:table-cell>
          <table:table-cell table:style-name="ce79" office:value-type="float" office:value="5">
            <text:p>5</text:p>
          </table:table-cell>
          <table:table-cell table:style-name="ce80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7">
            <text:p>7</text:p>
          </table:table-cell>
          <table:table-cell table:style-name="ce81" office:value-type="float" office:value="4">
            <text:p>4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4">
            <text:p>4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2">
            <text:p>2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3" office:value-type="float" office:value="2">
            <text:p>2</text:p>
          </table:table-cell>
          <table:table-cell table:style-name="ce87" office:value-type="float" office:value="6">
            <text:p>6</text:p>
          </table:table-cell>
          <table:table-cell table:style-name="ce90" office:value-type="string">
            <text:p>0.75</text:p>
          </table:table-cell>
          <table:table-cell table:style-name="ce92" office:value-type="float" office:value="5">
            <text:p>5</text:p>
          </table:table-cell>
          <table:table-cell table:style-name="ce93" office:value-type="float" office:value="10">
            <text:p>10</text:p>
          </table:table-cell>
          <table:table-cell table:style-name="ce87" office:value-type="float" office:value="2">
            <text:p>2</text:p>
          </table:table-cell>
          <table:table-cell/>
        </table:table-row>
        <table:table-row table:style-name="ro6">
          <table:table-cell office:value-type="float" office:value="36">
            <text:p>36</text:p>
          </table:table-cell>
          <table:table-cell table:style-name="ce72" office:value-type="string">
            <text:p>race.base.halfling.haerfeet</text:p>
          </table:table-cell>
          <table:table-cell table:style-name="ce76" office:value-type="string">
            <text:p>BASE</text:p>
          </table:table-cell>
          <table:table-cell table:style-name="ce78" office:value-type="string">
            <text:p>RMFRP</text:p>
          </table:table-cell>
          <table:table-cell table:style-name="ce76" office:value-type="string">
            <text:p>HOBBIT</text:p>
          </table:table-cell>
          <table:table-cell table:style-name="ce76" office:value-type="string">
            <text:p>HALFLING</text:p>
          </table:table-cell>
          <table:table-cell table:style-name="ce79" office:value-type="float" office:value="6">
            <text:p>6</text:p>
          </table:table-cell>
          <table:table-cell table:style-name="ce79" office:value-type="float" office:value="6">
            <text:p>6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-4">
            <text:p>-4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-6">
            <text:p>-6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-8">
            <text:p>-8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50">
            <text:p>50</text:p>
          </table:table-cell>
          <table:table-cell table:style-name="ce79" office:value-type="float" office:value="40">
            <text:p>40</text:p>
          </table:table-cell>
          <table:table-cell table:style-name="ce79" office:value-type="float" office:value="30">
            <text:p>30</text:p>
          </table:table-cell>
          <table:table-cell table:style-name="ce79" office:value-type="float" office:value="15">
            <text:p>15</text:p>
          </table:table-cell>
          <table:table-cell table:style-name="ce80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2">
            <text:p>2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1">
            <text:p>1</text:p>
          </table:table-cell>
          <table:table-cell table:style-name="ce87" office:value-type="float" office:value="18">
            <text:p>18</text:p>
          </table:table-cell>
          <table:table-cell table:style-name="ce90" office:value-type="string">
            <text:p>0.5</text:p>
          </table:table-cell>
          <table:table-cell table:style-name="ce92" office:value-type="float" office:value="5">
            <text:p>5</text:p>
          </table:table-cell>
          <table:table-cell table:style-name="ce93" office:value-type="float" office:value="0">
            <text:p>0</text:p>
          </table:table-cell>
          <table:table-cell table:style-name="ce87" office:value-type="float" office:value="1">
            <text:p>1</text:p>
          </table:table-cell>
          <table:table-cell table:style-name="ce94" office:value-type="string">
            <text:p>race.rr.heatcold30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race.base.halfling.staeknil</text:p>
          </table:table-cell>
          <table:table-cell table:style-name="ce76" office:value-type="string">
            <text:p>BASE</text:p>
          </table:table-cell>
          <table:table-cell table:style-name="ce78" office:value-type="string">
            <text:p>R&amp;C</text:p>
          </table:table-cell>
          <table:table-cell table:style-name="ce76" office:value-type="string">
            <text:p>HOBBIT</text:p>
          </table:table-cell>
          <table:table-cell table:style-name="ce76" office:value-type="string">
            <text:p>HALFLING</text:p>
          </table:table-cell>
          <table:table-cell table:style-name="ce79" office:value-type="float" office:value="5">
            <text:p>5</text:p>
          </table:table-cell>
          <table:table-cell table:style-name="ce79" office:value-type="float" office:value="6">
            <text:p>6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-3">
            <text:p>-3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-5">
            <text:p>-5</text:p>
          </table:table-cell>
          <table:table-cell table:style-name="ce79" office:value-type="float" office:value="3">
            <text:p>3</text:p>
          </table:table-cell>
          <table:table-cell table:style-name="ce79" office:value-type="float" office:value="-7">
            <text:p>-7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50">
            <text:p>50</text:p>
          </table:table-cell>
          <table:table-cell table:style-name="ce79" office:value-type="float" office:value="40">
            <text:p>40</text:p>
          </table:table-cell>
          <table:table-cell table:style-name="ce79" office:value-type="float" office:value="30">
            <text:p>30</text:p>
          </table:table-cell>
          <table:table-cell table:style-name="ce79" office:value-type="float" office:value="15">
            <text:p>15</text:p>
          </table:table-cell>
          <table:table-cell table:style-name="ce80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2">
            <text:p>2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1">
            <text:p>1</text:p>
          </table:table-cell>
          <table:table-cell table:style-name="ce87" office:value-type="float" office:value="18">
            <text:p>18</text:p>
          </table:table-cell>
          <table:table-cell table:style-name="ce90" office:value-type="string">
            <text:p>0.5</text:p>
          </table:table-cell>
          <table:table-cell table:style-name="ce92" office:value-type="float" office:value="5">
            <text:p>5</text:p>
          </table:table-cell>
          <table:table-cell table:style-name="ce93" office:value-type="float" office:value="0">
            <text:p>0</text:p>
          </table:table-cell>
          <table:table-cell table:style-name="ce87" office:value-type="float" office:value="1">
            <text:p>1</text:p>
          </table:table-cell>
          <table:table-cell table:style-name="ce94" office:value-type="string">
            <text:p>race.rr.heatcold30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race.base.halfling.waenfal</text:p>
          </table:table-cell>
          <table:table-cell table:style-name="ce76" office:value-type="string">
            <text:p>BASE</text:p>
          </table:table-cell>
          <table:table-cell table:style-name="ce78" office:value-type="string">
            <text:p>R&amp;C</text:p>
          </table:table-cell>
          <table:table-cell table:style-name="ce76" office:value-type="string">
            <text:p>HOBBIT</text:p>
          </table:table-cell>
          <table:table-cell table:style-name="ce76" office:value-type="string">
            <text:p>HALFLING</text:p>
          </table:table-cell>
          <table:table-cell table:style-name="ce79" office:value-type="float" office:value="6">
            <text:p>6</text:p>
          </table:table-cell>
          <table:table-cell table:style-name="ce79" office:value-type="float" office:value="5">
            <text:p>5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-4">
            <text:p>-4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-6">
            <text:p>-6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-8">
            <text:p>-8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50">
            <text:p>50</text:p>
          </table:table-cell>
          <table:table-cell table:style-name="ce79" office:value-type="float" office:value="40">
            <text:p>40</text:p>
          </table:table-cell>
          <table:table-cell table:style-name="ce79" office:value-type="float" office:value="30">
            <text:p>30</text:p>
          </table:table-cell>
          <table:table-cell table:style-name="ce79" office:value-type="float" office:value="15">
            <text:p>15</text:p>
          </table:table-cell>
          <table:table-cell table:style-name="ce80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2">
            <text:p>2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1">
            <text:p>1</text:p>
          </table:table-cell>
          <table:table-cell table:style-name="ce87" office:value-type="float" office:value="18">
            <text:p>18</text:p>
          </table:table-cell>
          <table:table-cell table:style-name="ce90" office:value-type="string">
            <text:p>0.5</text:p>
          </table:table-cell>
          <table:table-cell table:style-name="ce92" office:value-type="float" office:value="5">
            <text:p>5</text:p>
          </table:table-cell>
          <table:table-cell table:style-name="ce93" office:value-type="float" office:value="0">
            <text:p>0</text:p>
          </table:table-cell>
          <table:table-cell table:style-name="ce87" office:value-type="float" office:value="1">
            <text:p>1</text:p>
          </table:table-cell>
          <table:table-cell table:style-name="ce94" office:value-type="string">
            <text:p>race.rr.heatcold30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race.base.halfling.waerlin</text:p>
          </table:table-cell>
          <table:table-cell table:style-name="ce76" office:value-type="string">
            <text:p>BASE</text:p>
          </table:table-cell>
          <table:table-cell table:style-name="ce78" office:value-type="string">
            <text:p>R&amp;C</text:p>
          </table:table-cell>
          <table:table-cell table:style-name="ce76" office:value-type="string">
            <text:p>HOBBIT</text:p>
          </table:table-cell>
          <table:table-cell table:style-name="ce76" office:value-type="string">
            <text:p>HALFLING</text:p>
          </table:table-cell>
          <table:table-cell table:style-name="ce79" office:value-type="float" office:value="6">
            <text:p>6</text:p>
          </table:table-cell>
          <table:table-cell table:style-name="ce79" office:value-type="float" office:value="6">
            <text:p>6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-3">
            <text:p>-3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-6">
            <text:p>-6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-8">
            <text:p>-8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40">
            <text:p>40</text:p>
          </table:table-cell>
          <table:table-cell table:style-name="ce79" office:value-type="float" office:value="30">
            <text:p>30</text:p>
          </table:table-cell>
          <table:table-cell table:style-name="ce79" office:value-type="float" office:value="15">
            <text:p>15</text:p>
          </table:table-cell>
          <table:table-cell table:style-name="ce80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4">
            <text:p>4</text:p>
          </table:table-cell>
          <table:table-cell table:style-name="ce81" office:value-type="float" office:value="3">
            <text:p>3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2">
            <text:p>2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1">
            <text:p>1</text:p>
          </table:table-cell>
          <table:table-cell table:style-name="ce87" office:value-type="float" office:value="18">
            <text:p>18</text:p>
          </table:table-cell>
          <table:table-cell table:style-name="ce90" office:value-type="string">
            <text:p>0.5</text:p>
          </table:table-cell>
          <table:table-cell table:style-name="ce92" office:value-type="float" office:value="4">
            <text:p>4</text:p>
          </table:table-cell>
          <table:table-cell table:style-name="ce93" office:value-type="float" office:value="0">
            <text:p>0</text:p>
          </table:table-cell>
          <table:table-cell table:style-name="ce87" office:value-type="float" office:value="1">
            <text:p>1</text:p>
          </table:table-cell>
          <table:table-cell table:style-name="ce94" office:value-type="string">
            <text:p>race.rr.heatcold30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race.base.hobgoblin</text:p>
          </table:table-cell>
          <table:table-cell table:style-name="ce76" office:value-type="string">
            <text:p>BASE</text:p>
          </table:table-cell>
          <table:table-cell table:style-name="ce78" office:value-type="string">
            <text:p>R&amp;C</text:p>
          </table:table-cell>
          <table:table-cell table:style-name="ce76" office:value-type="string">
            <text:p>ORC</text:p>
          </table:table-cell>
          <table:table-cell table:style-name="ce76"/>
          <table:table-cell table:style-name="ce79" office:value-type="float" office:value="-2">
            <text:p>-2</text:p>
          </table:table-cell>
          <table:table-cell table:style-name="ce79" office:value-type="float" office:value="6">
            <text:p>6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5">
            <text:p>5</text:p>
          </table:table-cell>
          <table:table-cell table:style-name="ce79" office:value-type="float" office:value="5">
            <text:p>5</text:p>
          </table:table-cell>
          <table:table-cell table:style-name="ce80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7">
            <text:p>7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3">
            <text:p>3</text:p>
          </table:table-cell>
          <table:table-cell table:style-name="ce83" office:value-type="float" office:value="2">
            <text:p>2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1">
            <text:p>1</text:p>
          </table:table-cell>
          <table:table-cell table:style-name="ce87" office:value-type="float" office:value="6">
            <text:p>6</text:p>
          </table:table-cell>
          <table:table-cell table:style-name="ce90" office:value-type="string">
            <text:p>0.5</text:p>
          </table:table-cell>
          <table:table-cell table:style-name="ce92" office:value-type="float" office:value="6">
            <text:p>6</text:p>
          </table:table-cell>
          <table:table-cell table:style-name="ce93" office:value-type="float" office:value="20">
            <text:p>20</text:p>
          </table:table-cell>
          <table:table-cell table:style-name="ce87" office:value-type="float" office:value="2">
            <text:p>2</text:p>
          </table:table-cell>
          <table:table-cell table:style-name="ce94"/>
        </table:table-row>
        <table:table-row table:style-name="ro3">
          <table:table-cell office:value-type="float" office:value="51">
            <text:p>51</text:p>
          </table:table-cell>
          <table:table-cell table:style-name="ce74" office:value-type="string">
            <text:p>race.base.kobold</text:p>
          </table:table-cell>
          <table:table-cell table:style-name="ce76" office:value-type="string">
            <text:p>BASE</text:p>
          </table:table-cell>
          <table:table-cell table:style-name="ce78" office:value-type="string">
            <text:p>R&amp;C</text:p>
          </table:table-cell>
          <table:table-cell table:style-name="ce76" office:value-type="string">
            <text:p>ORC</text:p>
          </table:table-cell>
          <table:table-cell table:style-name="ce76"/>
          <table:table-cell table:style-name="ce79" office:value-type="float" office:value="2">
            <text:p>2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-4">
            <text:p>-4</text:p>
          </table:table-cell>
          <table:table-cell table:style-name="ce79" office:value-type="float" office:value="6">
            <text:p>6</text:p>
          </table:table-cell>
          <table:table-cell table:style-name="ce79" office:value-type="float" office:value="-5">
            <text:p>-5</text:p>
          </table:table-cell>
          <table:table-cell table:style-name="ce79" office:value-type="float" office:value="10">
            <text:p>10</text:p>
          </table:table-cell>
          <table:table-cell table:style-name="ce79" office:value-type="float" office:value="10">
            <text:p>10</text:p>
          </table:table-cell>
          <table:table-cell table:style-name="ce79" office:value-type="float" office:value="-10">
            <text:p>-10</text:p>
          </table:table-cell>
          <table:table-cell table:style-name="ce79" office:value-type="float" office:value="5">
            <text:p>5</text:p>
          </table:table-cell>
          <table:table-cell table:style-name="ce79" office:value-type="float" office:value="5">
            <text:p>5</text:p>
          </table:table-cell>
          <table:table-cell table:style-name="ce80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3">
            <text:p>3</text:p>
          </table:table-cell>
          <table:table-cell table:style-name="ce83" office:value-type="float" office:value="2">
            <text:p>2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1">
            <text:p>1</text:p>
          </table:table-cell>
          <table:table-cell table:style-name="ce87" office:value-type="float" office:value="6">
            <text:p>6</text:p>
          </table:table-cell>
          <table:table-cell table:style-name="ce90" office:value-type="string">
            <text:p>1.5</text:p>
          </table:table-cell>
          <table:table-cell table:style-name="ce92" office:value-type="float" office:value="6">
            <text:p>6</text:p>
          </table:table-cell>
          <table:table-cell table:style-name="ce93" office:value-type="float" office:value="0">
            <text:p>0</text:p>
          </table:table-cell>
          <table:table-cell table:style-name="ce87" office:value-type="float" office:value="2">
            <text:p>2</text:p>
          </table:table-cell>
          <table:table-cell/>
        </table:table-row>
        <table:table-row table:style-name="ro6">
          <table:table-cell office:value-type="float" office:value="33">
            <text:p>33</text:p>
          </table:table-cell>
          <table:table-cell table:style-name="ce72" office:value-type="string">
            <text:p>race.base.man.common</text:p>
          </table:table-cell>
          <table:table-cell table:style-name="ce76" office:value-type="string">
            <text:p>BASE</text:p>
          </table:table-cell>
          <table:table-cell table:style-name="ce78" office:value-type="string">
            <text:p>RMFRP</text:p>
          </table:table-cell>
          <table:table-cell table:style-name="ce76" office:value-type="string">
            <text:p>HUMAN</text:p>
          </table:table-cell>
          <table:table-cell table:style-name="ce76" office:value-type="string">
            <text:p>MAN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80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4">
            <text:p>4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4">
            <text:p>4</text:p>
          </table:table-cell>
          <table:table-cell table:style-name="ce81" office:value-type="float" office:value="3">
            <text:p>3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7">
            <text:p>7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4">
            <text:p>4</text:p>
          </table:table-cell>
          <table:table-cell table:style-name="ce87" office:value-type="float" office:value="12">
            <text:p>12</text:p>
          </table:table-cell>
          <table:table-cell table:style-name="ce90" office:value-type="float" office:value="1">
            <text:p>1</text:p>
          </table:table-cell>
          <table:table-cell table:style-name="ce92" office:value-type="float" office:value="6">
            <text:p>6</text:p>
          </table:table-cell>
          <table:table-cell table:style-name="ce93" office:value-type="float" office:value="0">
            <text:p>0</text:p>
          </table:table-cell>
          <table:table-cell table:style-name="ce87" office:value-type="float" office:value="2">
            <text:p>2</text:p>
          </table:table-cell>
          <table:table-cell/>
        </table:table-row>
        <table:table-row table:style-name="ro6">
          <table:table-cell office:value-type="float" office:value="34">
            <text:p>34</text:p>
          </table:table-cell>
          <table:table-cell table:style-name="ce72" office:value-type="string">
            <text:p>race.base.man.high</text:p>
          </table:table-cell>
          <table:table-cell table:style-name="ce76" office:value-type="string">
            <text:p>BASE</text:p>
          </table:table-cell>
          <table:table-cell table:style-name="ce78" office:value-type="string">
            <text:p>RMFRP</text:p>
          </table:table-cell>
          <table:table-cell table:style-name="ce76" office:value-type="string">
            <text:p>HUMAN</text:p>
          </table:table-cell>
          <table:table-cell table:style-name="ce76" office:value-type="string">
            <text:p>MAN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-5">
            <text:p>-5</text:p>
          </table:table-cell>
          <table:table-cell table:style-name="ce79" office:value-type="float" office:value="-5">
            <text:p>-5</text:p>
          </table:table-cell>
          <table:table-cell table:style-name="ce79" office:value-type="float" office:value="-5">
            <text:p>-5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80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7">
            <text:p>7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4">
            <text:p>4</text:p>
          </table:table-cell>
          <table:table-cell table:style-name="ce81" office:value-type="float" office:value="3">
            <text:p>3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7">
            <text:p>7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4">
            <text:p>4</text:p>
          </table:table-cell>
          <table:table-cell table:style-name="ce87" office:value-type="float" office:value="10">
            <text:p>10</text:p>
          </table:table-cell>
          <table:table-cell table:style-name="ce90" office:value-type="string">
            <text:p>0.75</text:p>
          </table:table-cell>
          <table:table-cell table:style-name="ce92" office:value-type="float" office:value="4">
            <text:p>4</text:p>
          </table:table-cell>
          <table:table-cell table:style-name="ce93" office:value-type="float" office:value="0">
            <text:p>0</text:p>
          </table:table-cell>
          <table:table-cell table:style-name="ce87" office:value-type="float" office:value="2">
            <text:p>2</text:p>
          </table:table-cell>
          <table:table-cell/>
        </table:table-row>
        <table:table-row table:style-name="ro6">
          <table:table-cell office:value-type="float" office:value="26">
            <text:p>26</text:p>
          </table:table-cell>
          <table:table-cell table:style-name="ce72" office:value-type="string">
            <text:p>race.base.man.mixed</text:p>
          </table:table-cell>
          <table:table-cell table:style-name="ce76" office:value-type="string">
            <text:p>BASE</text:p>
          </table:table-cell>
          <table:table-cell table:style-name="ce78" office:value-type="string">
            <text:p>CHARL</text:p>
          </table:table-cell>
          <table:table-cell table:style-name="ce76" office:value-type="string">
            <text:p>HUMAN</text:p>
          </table:table-cell>
          <table:table-cell table:style-name="ce76" office:value-type="string">
            <text:p>MANHIGH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80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4">
            <text:p>4</text:p>
          </table:table-cell>
          <table:table-cell table:style-name="ce81" office:value-type="float" office:value="3">
            <text:p>3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7">
            <text:p>7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4">
            <text:p>4</text:p>
          </table:table-cell>
          <table:table-cell table:style-name="ce87" office:value-type="float" office:value="11">
            <text:p>11</text:p>
          </table:table-cell>
          <table:table-cell table:style-name="ce90" office:value-type="string">
            <text:p>0.9</text:p>
          </table:table-cell>
          <table:table-cell table:style-name="ce92" office:value-type="float" office:value="5">
            <text:p>5</text:p>
          </table:table-cell>
          <table:table-cell table:style-name="ce93" office:value-type="float" office:value="0">
            <text:p>0</text:p>
          </table:table-cell>
          <table:table-cell table:style-name="ce87" office:value-type="float" office:value="2">
            <text:p>2</text:p>
          </table:table-cell>
          <table:table-cell/>
        </table:table-row>
        <table:table-row table:style-name="ro6">
          <table:table-cell office:value-type="float" office:value="37">
            <text:p>37</text:p>
          </table:table-cell>
          <table:table-cell table:style-name="ce72" office:value-type="string">
            <text:p>race.base.orc.normal</text:p>
          </table:table-cell>
          <table:table-cell table:style-name="ce76" office:value-type="string">
            <text:p>BASE</text:p>
          </table:table-cell>
          <table:table-cell table:style-name="ce78" office:value-type="string">
            <text:p>CHARL</text:p>
          </table:table-cell>
          <table:table-cell table:style-name="ce76" office:value-type="string">
            <text:p>ORC</text:p>
          </table:table-cell>
          <table:table-cell table:style-name="ce76" office:value-type="string">
            <text:p>ORC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-4">
            <text:p>-4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-4">
            <text:p>-4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-4">
            <text:p>-4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5">
            <text:p>5</text:p>
          </table:table-cell>
          <table:table-cell table:style-name="ce80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4">
            <text:p>4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3" office:value-type="float" office:value="2">
            <text:p>2</text:p>
          </table:table-cell>
          <table:table-cell table:style-name="ce83" office:value-type="float" office:value="1">
            <text:p>1</text:p>
          </table:table-cell>
          <table:table-cell table:style-name="ce87" office:value-type="float" office:value="1">
            <text:p>1</text:p>
          </table:table-cell>
          <table:table-cell table:style-name="ce90" office:value-type="string">
            <text:p>0.5</text:p>
          </table:table-cell>
          <table:table-cell table:style-name="ce92" office:value-type="float" office:value="5">
            <text:p>5</text:p>
          </table:table-cell>
          <table:table-cell table:style-name="ce93" office:value-type="float" office:value="20">
            <text:p>20</text:p>
          </table:table-cell>
          <table:table-cell table:style-name="ce87" office:value-type="float" office:value="2">
            <text:p>2</text:p>
          </table:table-cell>
          <table:table-cell table:style-name="ce94" office:value-type="string">
            <text:p>race.rr.heatcold30</text:p>
          </table:table-cell>
        </table:table-row>
        <table:table-row table:style-name="ro6">
          <table:table-cell office:value-type="float" office:value="38">
            <text:p>38</text:p>
          </table:table-cell>
          <table:table-cell table:style-name="ce72" office:value-type="string">
            <text:p>race.base.orc.greater</text:p>
          </table:table-cell>
          <table:table-cell table:style-name="ce76" office:value-type="string">
            <text:p>BASE</text:p>
          </table:table-cell>
          <table:table-cell table:style-name="ce78" office:value-type="string">
            <text:p>CHARL</text:p>
          </table:table-cell>
          <table:table-cell table:style-name="ce76" office:value-type="string">
            <text:p>ORC</text:p>
          </table:table-cell>
          <table:table-cell table:style-name="ce76" office:value-type="string">
            <text:p>ORC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-5">
            <text:p>-5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5">
            <text:p>5</text:p>
          </table:table-cell>
          <table:table-cell table:style-name="ce79" office:value-type="float" office:value="10">
            <text:p>10</text:p>
          </table:table-cell>
          <table:table-cell table:style-name="ce80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7">
            <text:p>7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2">
            <text:p>2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3">
            <text:p>3</text:p>
          </table:table-cell>
          <table:table-cell table:style-name="ce83" office:value-type="float" office:value="2">
            <text:p>2</text:p>
          </table:table-cell>
          <table:table-cell table:style-name="ce83" office:value-type="float" office:value="2">
            <text:p>2</text:p>
          </table:table-cell>
          <table:table-cell table:style-name="ce87" office:value-type="float" office:value="1">
            <text:p>1</text:p>
          </table:table-cell>
          <table:table-cell table:style-name="ce90" office:value-type="string">
            <text:p>0.5</text:p>
          </table:table-cell>
          <table:table-cell table:style-name="ce92" office:value-type="float" office:value="4">
            <text:p>4</text:p>
          </table:table-cell>
          <table:table-cell table:style-name="ce93" office:value-type="float" office:value="30">
            <text:p>30</text:p>
          </table:table-cell>
          <table:table-cell table:style-name="ce87" office:value-type="float" office:value="2">
            <text:p>2</text:p>
          </table:table-cell>
          <table:table-cell table:style-name="ce94" office:value-type="string">
            <text:p>race.rr.heatcold30</text:p>
          </table:table-cell>
        </table:table-row>
        <table:table-row table:style-name="ro6">
          <table:table-cell office:value-type="float" office:value="52">
            <text:p>52</text:p>
          </table:table-cell>
          <table:table-cell table:style-name="ce72" office:value-type="string">
            <text:p>race.base.orc.grey</text:p>
          </table:table-cell>
          <table:table-cell table:style-name="ce76" office:value-type="string">
            <text:p>BASE</text:p>
          </table:table-cell>
          <table:table-cell table:style-name="ce78" office:value-type="string">
            <text:p>R&amp;C</text:p>
          </table:table-cell>
          <table:table-cell table:style-name="ce76" office:value-type="string">
            <text:p>ORC</text:p>
          </table:table-cell>
          <table:table-cell table:style-name="ce76" office:value-type="string">
            <text:p>ORC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-1">
            <text:p>-1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40">
            <text:p>40</text:p>
          </table:table-cell>
          <table:table-cell table:style-name="ce79" office:value-type="float" office:value="40">
            <text:p>40</text:p>
          </table:table-cell>
          <table:table-cell table:style-name="ce79" office:value-type="float" office:value="20">
            <text:p>20</text:p>
          </table:table-cell>
          <table:table-cell table:style-name="ce79" office:value-type="float" office:value="15">
            <text:p>15</text:p>
          </table:table-cell>
          <table:table-cell table:style-name="ce80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4">
            <text:p>4</text:p>
          </table:table-cell>
          <table:table-cell table:style-name="ce81" office:value-type="float" office:value="3">
            <text:p>3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3" office:value-type="float" office:value="2">
            <text:p>2</text:p>
          </table:table-cell>
          <table:table-cell table:style-name="ce87" office:value-type="float" office:value="1">
            <text:p>1</text:p>
          </table:table-cell>
          <table:table-cell table:style-name="ce90" office:value-type="string">
            <text:p>0.5</text:p>
          </table:table-cell>
          <table:table-cell table:style-name="ce92" office:value-type="float" office:value="4">
            <text:p>4</text:p>
          </table:table-cell>
          <table:table-cell table:style-name="ce93" office:value-type="float" office:value="25">
            <text:p>25</text:p>
          </table:table-cell>
          <table:table-cell table:style-name="ce87" office:value-type="float" office:value="2">
            <text:p>2</text:p>
          </table:table-cell>
          <table:table-cell table:style-name="ce94" office:value-type="string">
            <text:p>race.rr.heatcold30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race.base.orc.scrug</text:p>
          </table:table-cell>
          <table:table-cell table:style-name="ce76" office:value-type="string">
            <text:p>BASE</text:p>
          </table:table-cell>
          <table:table-cell table:style-name="ce78" office:value-type="string">
            <text:p>R&amp;C</text:p>
          </table:table-cell>
          <table:table-cell table:style-name="ce76" office:value-type="string">
            <text:p>ORC</text:p>
          </table:table-cell>
          <table:table-cell table:style-name="ce76" office:value-type="string">
            <text:p>ORC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-4">
            <text:p>-4</text:p>
          </table:table-cell>
          <table:table-cell table:style-name="ce79" office:value-type="float" office:value="-4">
            <text:p>-4</text:p>
          </table:table-cell>
          <table:table-cell table:style-name="ce79" office:value-type="float" office:value="-4">
            <text:p>-4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8">
            <text:p>8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5">
            <text:p>5</text:p>
          </table:table-cell>
          <table:table-cell table:style-name="ce79" office:value-type="float" office:value="10">
            <text:p>10</text:p>
          </table:table-cell>
          <table:table-cell table:style-name="ce80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4">
            <text:p>4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3" office:value-type="float" office:value="2">
            <text:p>2</text:p>
          </table:table-cell>
          <table:table-cell table:style-name="ce83" office:value-type="float" office:value="1">
            <text:p>1</text:p>
          </table:table-cell>
          <table:table-cell table:style-name="ce87" office:value-type="float" office:value="1">
            <text:p>1</text:p>
          </table:table-cell>
          <table:table-cell table:style-name="ce90" office:value-type="string">
            <text:p>0.5</text:p>
          </table:table-cell>
          <table:table-cell table:style-name="ce92" office:value-type="float" office:value="5">
            <text:p>5</text:p>
          </table:table-cell>
          <table:table-cell table:style-name="ce93" office:value-type="float" office:value="20">
            <text:p>20</text:p>
          </table:table-cell>
          <table:table-cell table:style-name="ce87" office:value-type="float" office:value="2">
            <text:p>2</text:p>
          </table:table-cell>
          <table:table-cell table:style-name="ce94" office:value-type="string">
            <text:p>race.rr.heatcold30</text:p>
          </table:table-cell>
        </table:table-row>
        <table:table-row table:style-name="ro6">
          <table:table-cell office:value-type="float" office:value="54">
            <text:p>54</text:p>
          </table:table-cell>
          <table:table-cell table:style-name="ce72" office:value-type="string">
            <text:p>race.base.orc.vard</text:p>
          </table:table-cell>
          <table:table-cell table:style-name="ce76" office:value-type="string">
            <text:p>BASE</text:p>
          </table:table-cell>
          <table:table-cell table:style-name="ce78" office:value-type="string">
            <text:p>R&amp;C</text:p>
          </table:table-cell>
          <table:table-cell table:style-name="ce76" office:value-type="string">
            <text:p>ORC</text:p>
          </table:table-cell>
          <table:table-cell table:style-name="ce76" office:value-type="string">
            <text:p>ORC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5">
            <text:p>5</text:p>
          </table:table-cell>
          <table:table-cell table:style-name="ce79" office:value-type="float" office:value="10">
            <text:p>10</text:p>
          </table:table-cell>
          <table:table-cell table:style-name="ce80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7">
            <text:p>7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2">
            <text:p>2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3">
            <text:p>3</text:p>
          </table:table-cell>
          <table:table-cell table:style-name="ce83" office:value-type="float" office:value="2">
            <text:p>2</text:p>
          </table:table-cell>
          <table:table-cell table:style-name="ce83" office:value-type="float" office:value="2">
            <text:p>2</text:p>
          </table:table-cell>
          <table:table-cell table:style-name="ce87" office:value-type="float" office:value="1">
            <text:p>1</text:p>
          </table:table-cell>
          <table:table-cell table:style-name="ce90" office:value-type="string">
            <text:p>0.5</text:p>
          </table:table-cell>
          <table:table-cell table:style-name="ce92" office:value-type="float" office:value="2">
            <text:p>2</text:p>
          </table:table-cell>
          <table:table-cell table:style-name="ce93" office:value-type="float" office:value="30">
            <text:p>30</text:p>
          </table:table-cell>
          <table:table-cell table:style-name="ce87" office:value-type="float" office:value="2">
            <text:p>2</text:p>
          </table:table-cell>
          <table:table-cell table:style-name="ce94" office:value-type="string">
            <text:p>race.rr.heatcold3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race.base.troglodyte</text:p>
          </table:table-cell>
          <table:table-cell table:style-name="ce76" office:value-type="string">
            <text:p>BASE</text:p>
          </table:table-cell>
          <table:table-cell table:style-name="ce78" office:value-type="string">
            <text:p>R&amp;C</text:p>
          </table:table-cell>
          <table:table-cell table:style-name="ce76" office:value-type="string">
            <text:p>ORC</text:p>
          </table:table-cell>
          <table:table-cell table:style-name="ce76"/>
          <table:table-cell table:style-name="ce79" office:value-type="float" office:value="0">
            <text:p>0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-4">
            <text:p>-4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10">
            <text:p>1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20">
            <text:p>20</text:p>
          </table:table-cell>
          <table:table-cell table:style-name="ce79" office:value-type="float" office:value="20">
            <text:p>20</text:p>
          </table:table-cell>
          <table:table-cell table:style-name="ce80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7">
            <text:p>7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3">
            <text:p>3</text:p>
          </table:table-cell>
          <table:table-cell table:style-name="ce83" office:value-type="float" office:value="2">
            <text:p>2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1">
            <text:p>1</text:p>
          </table:table-cell>
          <table:table-cell table:style-name="ce87" office:value-type="float" office:value="12">
            <text:p>12</text:p>
          </table:table-cell>
          <table:table-cell table:style-name="ce90" office:value-type="string">
            <text:p>0.5</text:p>
          </table:table-cell>
          <table:table-cell table:style-name="ce92" office:value-type="float" office:value="5">
            <text:p>5</text:p>
          </table:table-cell>
          <table:table-cell table:style-name="ce93" office:value-type="float" office:value="20">
            <text:p>20</text:p>
          </table:table-cell>
          <table:table-cell table:style-name="ce87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race.base.gratar.gray</text:p>
          </table:table-cell>
          <table:table-cell table:style-name="ce76" office:value-type="string">
            <text:p>BASE</text:p>
          </table:table-cell>
          <table:table-cell table:style-name="ce78" office:value-type="string">
            <text:p>R&amp;C</text:p>
          </table:table-cell>
          <table:table-cell table:style-name="ce76" office:value-type="string">
            <text:p>ORC</text:p>
          </table:table-cell>
          <table:table-cell table:style-name="ce76"/>
          <table:table-cell table:style-name="ce79" office:value-type="float" office:value="2">
            <text:p>2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-2">
            <text:p>-2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2">
            <text:p>2</text:p>
          </table:table-cell>
          <table:table-cell table:style-name="ce79" office:value-type="float" office:value="4">
            <text:p>4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80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7">
            <text:p>7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4">
            <text:p>4</text:p>
          </table:table-cell>
          <table:table-cell table:style-name="ce81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7">
            <text:p>7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4">
            <text:p>4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3">
            <text:p>3</text:p>
          </table:table-cell>
          <table:table-cell table:style-name="ce87" office:value-type="float" office:value="3">
            <text:p>3</text:p>
          </table:table-cell>
          <table:table-cell table:style-name="ce90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7" office:value-type="float" office:value="1">
            <text:p>1</text:p>
          </table:table-cell>
          <table:table-cell/>
        </table:table-row>
        <table:table-row table:style-name="ro1" table:number-rows-repeated="1048549">
          <table:table-cell table:number-columns-repeated="48"/>
        </table:table-row>
        <table:table-row table:style-name="ro1">
          <table:table-cell table:number-columns-repeated="48"/>
        </table:table-row>
      </table:table>
      <table:table table:name="CulturesData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ce10"/>
        <table:table-column table:style-name="co13" table:number-columns-repeated="2" table:default-cell-style-name="ce10"/>
        <table:table-column table:style-name="co14" table:number-columns-repeated="4" table:default-cell-style-name="ce10"/>
        <table:table-column table:style-name="co13" table:default-cell-style-name="Default"/>
        <table:table-column table:style-name="co15" table:number-columns-repeated="192" table:default-cell-style-name="Default"/>
        <table:table-row table:style-name="ro3">
          <table:table-cell table:number-columns-repeated="4"/>
          <table:table-cell table:style-name="ce36" office:value-type="string">
            <text:p>Weight</text:p>
          </table:table-cell>
          <table:table-cell table:number-columns-repeated="4"/>
          <table:table-cell office:value-type="string">
            <text:p>G21=</text:p>
          </table:table-cell>
          <table:table-cell office:value-type="string">
            <text:p>S219=</text:p>
          </table:table-cell>
          <table:table-cell office:value-type="string">
            <text:p>G19=</text:p>
          </table:table-cell>
          <table:table-cell office:value-type="string">
            <text:p>S216=</text:p>
          </table:table-cell>
          <table:table-cell office:value-type="string">
            <text:p>S217=</text:p>
          </table:table-cell>
          <table:table-cell office:value-type="string">
            <text:p>G20=</text:p>
          </table:table-cell>
          <table:table-cell office:value-type="string">
            <text:p>S218=</text:p>
          </table:table-cell>
          <table:table-cell office:value-type="string">
            <text:p>S76=</text:p>
          </table:table-cell>
          <table:table-cell office:value-type="string">
            <text:p>S68=</text:p>
          </table:table-cell>
          <table:table-cell office:value-type="string">
            <text:p>S72=</text:p>
          </table:table-cell>
          <table:table-cell office:value-type="string">
            <text:p>S67=</text:p>
          </table:table-cell>
          <table:table-cell office:value-type="string">
            <text:p>S76=</text:p>
          </table:table-cell>
          <table:table-cell office:value-type="string">
            <text:p>G3=</text:p>
          </table:table-cell>
          <table:table-cell office:value-type="string">
            <text:p>S24=</text:p>
          </table:table-cell>
          <table:table-cell office:value-type="string">
            <text:p>S25=</text:p>
          </table:table-cell>
          <table:table-cell office:value-type="string">
            <text:p>S23=</text:p>
          </table:table-cell>
          <table:table-cell office:value-type="string">
            <text:p>S22=</text:p>
          </table:table-cell>
          <table:table-cell office:value-type="string">
            <text:p>G1=</text:p>
          </table:table-cell>
          <table:table-cell office:value-type="string">
            <text:p>S4=</text:p>
          </table:table-cell>
          <table:table-cell office:value-type="string">
            <text:p>S2=</text:p>
          </table:table-cell>
          <table:table-cell office:value-type="string">
            <text:p>S5=</text:p>
          </table:table-cell>
          <table:table-cell office:value-type="string">
            <text:p>G2=</text:p>
          </table:table-cell>
          <table:table-cell office:value-type="string">
            <text:p>S14=</text:p>
          </table:table-cell>
          <table:table-cell office:value-type="string">
            <text:p>S15=</text:p>
          </table:table-cell>
          <table:table-cell office:value-type="string">
            <text:p>S168=</text:p>
          </table:table-cell>
          <table:table-cell office:value-type="string">
            <text:p>G36=</text:p>
          </table:table-cell>
          <table:table-cell office:value-type="string">
            <text:p>S167=</text:p>
          </table:table-cell>
          <table:table-cell office:value-type="string">
            <text:p>S160=</text:p>
          </table:table-cell>
          <table:table-cell office:value-type="string">
            <text:p>S166=</text:p>
          </table:table-cell>
          <table:table-cell office:value-type="string">
            <text:p>S156=</text:p>
          </table:table-cell>
          <table:table-cell office:value-type="string">
            <text:p>S155=</text:p>
          </table:table-cell>
          <table:table-cell office:value-type="string">
            <text:p>S154=</text:p>
          </table:table-cell>
          <table:table-cell office:value-type="string">
            <text:p>S64=</text:p>
          </table:table-cell>
          <table:table-cell office:value-type="string">
            <text:p>S52=</text:p>
          </table:table-cell>
          <table:table-cell office:value-type="string">
            <text:p>S503=</text:p>
          </table:table-cell>
          <table:table-cell office:value-type="string">
            <text:p>S504=</text:p>
          </table:table-cell>
          <table:table-cell office:value-type="string">
            <text:p>S53=</text:p>
          </table:table-cell>
          <table:table-cell office:value-type="string">
            <text:p>S54=</text:p>
          </table:table-cell>
          <table:table-cell office:value-type="string">
            <text:p>G8=</text:p>
          </table:table-cell>
          <table:table-cell office:value-type="string">
            <text:p>S463=</text:p>
          </table:table-cell>
          <table:table-cell office:value-type="string">
            <text:p>S464=</text:p>
          </table:table-cell>
          <table:table-cell office:value-type="string">
            <text:p>S465=</text:p>
          </table:table-cell>
          <table:table-cell office:value-type="string">
            <text:p>S466=</text:p>
          </table:table-cell>
          <table:table-cell office:value-type="string">
            <text:p>S467=</text:p>
          </table:table-cell>
          <table:table-cell office:value-type="string">
            <text:p>S468=</text:p>
          </table:table-cell>
          <table:table-cell office:value-type="string">
            <text:p>S469=</text:p>
          </table:table-cell>
          <table:table-cell office:value-type="string">
            <text:p>S470=</text:p>
          </table:table-cell>
          <table:table-cell office:value-type="string">
            <text:p>S471=</text:p>
          </table:table-cell>
          <table:table-cell office:value-type="string">
            <text:p>S472=</text:p>
          </table:table-cell>
          <table:table-cell office:value-type="string">
            <text:p>S473=</text:p>
          </table:table-cell>
          <table:table-cell office:value-type="string">
            <text:p>S474=</text:p>
          </table:table-cell>
          <table:table-cell office:value-type="string">
            <text:p>S475=</text:p>
          </table:table-cell>
          <table:table-cell office:value-type="string">
            <text:p>S476=</text:p>
          </table:table-cell>
          <table:table-cell office:value-type="string">
            <text:p>S477=</text:p>
          </table:table-cell>
          <table:table-cell office:value-type="string">
            <text:p>S478=</text:p>
          </table:table-cell>
          <table:table-cell office:value-type="string">
            <text:p>S479=</text:p>
          </table:table-cell>
          <table:table-cell office:value-type="string">
            <text:p>S480=</text:p>
          </table:table-cell>
          <table:table-cell office:value-type="string">
            <text:p>S481=</text:p>
          </table:table-cell>
          <table:table-cell office:value-type="string">
            <text:p>S482=</text:p>
          </table:table-cell>
          <table:table-cell office:value-type="string">
            <text:p>S483=</text:p>
          </table:table-cell>
          <table:table-cell office:value-type="string">
            <text:p>S484=</text:p>
          </table:table-cell>
          <table:table-cell office:value-type="string">
            <text:p>S485=</text:p>
          </table:table-cell>
          <table:table-cell office:value-type="string">
            <text:p>S486=</text:p>
          </table:table-cell>
          <table:table-cell office:value-type="string">
            <text:p>S487=</text:p>
          </table:table-cell>
          <table:table-cell office:value-type="string">
            <text:p>S488=</text:p>
          </table:table-cell>
          <table:table-cell office:value-type="string">
            <text:p>S489=</text:p>
          </table:table-cell>
          <table:table-cell office:value-type="string">
            <text:p>S490=</text:p>
          </table:table-cell>
          <table:table-cell office:value-type="string">
            <text:p>S491=</text:p>
          </table:table-cell>
          <table:table-cell office:value-type="string">
            <text:p>S492=</text:p>
          </table:table-cell>
          <table:table-cell office:value-type="string">
            <text:p>S493=</text:p>
          </table:table-cell>
          <table:table-cell office:value-type="string">
            <text:p>S494=</text:p>
          </table:table-cell>
          <table:table-cell office:value-type="string">
            <text:p>S495=</text:p>
          </table:table-cell>
          <table:table-cell office:value-type="string">
            <text:p>S496=</text:p>
          </table:table-cell>
          <table:table-cell office:value-type="string">
            <text:p>S497=</text:p>
          </table:table-cell>
          <table:table-cell office:value-type="string">
            <text:p>S498=</text:p>
          </table:table-cell>
          <table:table-cell office:value-type="string">
            <text:p>S499=</text:p>
          </table:table-cell>
          <table:table-cell office:value-type="string">
            <text:p>S500=</text:p>
          </table:table-cell>
          <table:table-cell office:value-type="string">
            <text:p>S501=</text:p>
          </table:table-cell>
          <table:table-cell office:value-type="string">
            <text:p>S502=</text:p>
          </table:table-cell>
          <table:table-cell office:value-type="string">
            <text:p>S61=</text:p>
          </table:table-cell>
          <table:table-cell office:value-type="string">
            <text:p>S42=</text:p>
          </table:table-cell>
          <table:table-cell office:value-type="string">
            <text:p>S427=</text:p>
          </table:table-cell>
          <table:table-cell office:value-type="string">
            <text:p>S46=</text:p>
          </table:table-cell>
          <table:table-cell office:value-type="string">
            <text:p>S39=</text:p>
          </table:table-cell>
          <table:table-cell office:value-type="string">
            <text:p>S43=</text:p>
          </table:table-cell>
          <table:table-cell office:value-type="string">
            <text:p>S44=</text:p>
          </table:table-cell>
          <table:table-cell office:value-type="string">
            <text:p>S48=</text:p>
          </table:table-cell>
          <table:table-cell office:value-type="string">
            <text:p>S47=</text:p>
          </table:table-cell>
          <table:table-cell office:value-type="string">
            <text:p>S37=</text:p>
          </table:table-cell>
          <table:table-cell office:value-type="string">
            <text:p>S45=</text:p>
          </table:table-cell>
          <table:table-cell office:value-type="string">
            <text:p>S40=</text:p>
          </table:table-cell>
          <table:table-cell office:value-type="string">
            <text:p>S49=</text:p>
          </table:table-cell>
          <table:table-cell office:value-type="string">
            <text:p>S38=</text:p>
          </table:table-cell>
          <table:table-cell office:value-type="string">
            <text:p>S41=</text:p>
          </table:table-cell>
          <table:table-cell office:value-type="string">
            <text:p>G4=</text:p>
          </table:table-cell>
          <table:table-cell office:value-type="string">
            <text:p>S33=</text:p>
          </table:table-cell>
          <table:table-cell office:value-type="string">
            <text:p>S31=</text:p>
          </table:table-cell>
          <table:table-cell office:value-type="string">
            <text:p>S34=</text:p>
          </table:table-cell>
          <table:table-cell office:value-type="string">
            <text:p>S456=</text:p>
          </table:table-cell>
          <table:table-cell office:value-type="string">
            <text:p>S29=</text:p>
          </table:table-cell>
          <table:table-cell office:value-type="string">
            <text:p>G37=</text:p>
          </table:table-cell>
          <table:table-cell office:value-type="string">
            <text:p>S426=</text:p>
          </table:table-cell>
          <table:table-cell office:value-type="string">
            <text:p>S339=</text:p>
          </table:table-cell>
          <table:table-cell office:value-type="string">
            <text:p>G38=</text:p>
          </table:table-cell>
          <table:table-cell office:value-type="string">
            <text:p>S185=</text:p>
          </table:table-cell>
          <table:table-cell office:value-type="string">
            <text:p>S186=</text:p>
          </table:table-cell>
          <table:table-cell office:value-type="string">
            <text:p>S191=</text:p>
          </table:table-cell>
          <table:table-cell office:value-type="string">
            <text:p>S188=</text:p>
          </table:table-cell>
          <table:table-cell office:value-type="string">
            <text:p>S189=</text:p>
          </table:table-cell>
          <table:table-cell office:value-type="string">
            <text:p>S445=</text:p>
          </table:table-cell>
          <table:table-cell office:value-type="string">
            <text:p>S443=</text:p>
          </table:table-cell>
          <table:table-cell office:value-type="string">
            <text:p>S505=</text:p>
          </table:table-cell>
          <table:table-cell office:value-type="string">
            <text:p>S506=</text:p>
          </table:table-cell>
          <table:table-cell office:value-type="string">
            <text:p>S507=</text:p>
          </table:table-cell>
          <table:table-cell office:value-type="string">
            <text:p>S140=</text:p>
          </table:table-cell>
          <table:table-cell office:value-type="string">
            <text:p>S447=</text:p>
          </table:table-cell>
          <table:table-cell office:value-type="string">
            <text:p>S448=</text:p>
          </table:table-cell>
          <table:table-cell office:value-type="string">
            <text:p>G17=</text:p>
          </table:table-cell>
          <table:table-cell office:value-type="string">
            <text:p>S209=</text:p>
          </table:table-cell>
          <table:table-cell office:value-type="string">
            <text:p>S508=</text:p>
          </table:table-cell>
          <table:table-cell office:value-type="string">
            <text:p>S203=</text:p>
          </table:table-cell>
          <table:table-cell office:value-type="string">
            <text:p>S204=</text:p>
          </table:table-cell>
          <table:table-cell office:value-type="string">
            <text:p>S206=</text:p>
          </table:table-cell>
          <table:table-cell office:value-type="string">
            <text:p>G18=</text:p>
          </table:table-cell>
          <table:table-cell office:value-type="string">
            <text:p>S210=</text:p>
          </table:table-cell>
          <table:table-cell office:value-type="string">
            <text:p>S212=</text:p>
          </table:table-cell>
          <table:table-cell office:value-type="string">
            <text:p>S211=</text:p>
          </table:table-cell>
          <table:table-cell office:value-type="string">
            <text:p>S213=</text:p>
          </table:table-cell>
          <table:table-cell office:value-type="string">
            <text:p>S214=</text:p>
          </table:table-cell>
          <table:table-cell office:value-type="string">
            <text:p>G15=</text:p>
          </table:table-cell>
          <table:table-cell office:value-type="string">
            <text:p>S100=</text:p>
          </table:table-cell>
          <table:table-cell office:value-type="string">
            <text:p>G57=</text:p>
          </table:table-cell>
          <table:table-cell office:value-type="string">
            <text:p>S96=</text:p>
          </table:table-cell>
          <table:table-cell office:value-type="string">
            <text:p>G41=</text:p>
          </table:table-cell>
          <table:table-cell office:value-type="string">
            <text:p>S342=</text:p>
          </table:table-cell>
          <table:table-cell office:value-type="string">
            <text:p>S173=</text:p>
          </table:table-cell>
          <table:table-cell office:value-type="string">
            <text:p>S230=</text:p>
          </table:table-cell>
          <table:table-cell office:value-type="string">
            <text:p>S227=</text:p>
          </table:table-cell>
          <table:table-cell office:value-type="string">
            <text:p>S235=</text:p>
          </table:table-cell>
          <table:table-cell office:value-type="string">
            <text:p>S231=</text:p>
          </table:table-cell>
          <table:table-cell office:value-type="string">
            <text:p>S237=</text:p>
          </table:table-cell>
          <table:table-cell office:value-type="string">
            <text:p>S514=</text:p>
          </table:table-cell>
          <table:table-cell office:value-type="string">
            <text:p>S515=</text:p>
          </table:table-cell>
          <table:table-cell office:value-type="string">
            <text:p>S516=</text:p>
          </table:table-cell>
          <table:table-cell office:value-type="string">
            <text:p>S517=</text:p>
          </table:table-cell>
          <table:table-cell office:value-type="string">
            <text:p>S518=</text:p>
          </table:table-cell>
          <table:table-cell office:value-type="string">
            <text:p>S528=</text:p>
          </table:table-cell>
          <table:table-cell office:value-type="string">
            <text:p>S520=</text:p>
          </table:table-cell>
          <table:table-cell office:value-type="string">
            <text:p>S521=</text:p>
          </table:table-cell>
          <table:table-cell office:value-type="string">
            <text:p>S522=</text:p>
          </table:table-cell>
          <table:table-cell office:value-type="string">
            <text:p>S523=</text:p>
          </table:table-cell>
          <table:table-cell office:value-type="string">
            <text:p>S524=</text:p>
          </table:table-cell>
          <table:table-cell office:value-type="string">
            <text:p>S454=</text:p>
          </table:table-cell>
          <table:table-cell office:value-type="string">
            <text:p>S242=</text:p>
          </table:table-cell>
          <table:table-cell office:value-type="string">
            <text:p>S526=</text:p>
          </table:table-cell>
          <table:table-cell office:value-type="string">
            <text:p>S527=</text:p>
          </table:table-cell>
          <table:table-cell office:value-type="string">
            <text:p>G13=</text:p>
          </table:table-cell>
          <table:table-cell office:value-type="string">
            <text:p>S82=</text:p>
          </table:table-cell>
          <table:table-cell office:value-type="string">
            <text:p>S80=</text:p>
          </table:table-cell>
          <table:table-cell office:value-type="string">
            <text:p>G14=</text:p>
          </table:table-cell>
          <table:table-cell office:value-type="string">
            <text:p>S93=</text:p>
          </table:table-cell>
          <table:table-cell office:value-type="string">
            <text:p>S92=</text:p>
          </table:table-cell>
          <table:table-cell office:value-type="string">
            <text:p>S91=</text:p>
          </table:table-cell>
          <table:table-cell office:value-type="string">
            <text:p>S90=</text:p>
          </table:table-cell>
          <table:table-cell office:value-type="string">
            <text:p>G24=</text:p>
          </table:table-cell>
          <table:table-cell office:value-type="string">
            <text:p>S114=</text:p>
          </table:table-cell>
          <table:table-cell office:value-type="string">
            <text:p>S133=</text:p>
          </table:table-cell>
          <table:table-cell office:value-type="string">
            <text:p>G23=</text:p>
          </table:table-cell>
          <table:table-cell office:value-type="string">
            <text:p>S105=</text:p>
          </table:table-cell>
          <table:table-cell office:value-type="string">
            <text:p>S107=</text:p>
          </table:table-cell>
          <table:table-cell office:value-type="string">
            <text:p>S106=</text:p>
          </table:table-cell>
          <table:table-cell office:value-type="string">
            <text:p>S104=</text:p>
          </table:table-cell>
          <table:table-cell office:value-type="string">
            <text:p>G28=</text:p>
          </table:table-cell>
          <table:table-cell office:value-type="string">
            <text:p>S285=</text:p>
          </table:table-cell>
          <table:table-cell office:value-type="string">
            <text:p>S332=</text:p>
          </table:table-cell>
          <table:table-cell office:value-type="string">
            <text:p>S309=</text:p>
          </table:table-cell>
          <table:table-cell office:value-type="string">
            <text:p>S291=</text:p>
          </table:table-cell>
          <table:table-cell office:value-type="string">
            <text:p>S421=</text:p>
          </table:table-cell>
          <table:table-cell office:value-type="string">
            <text:p>G27=</text:p>
          </table:table-cell>
          <table:table-cell office:value-type="string">
            <text:p>S257=</text:p>
          </table:table-cell>
          <table:table-cell office:value-type="string">
            <text:p>G29=</text:p>
          </table:table-cell>
          <table:table-cell office:value-type="string">
            <text:p>S331=</text:p>
          </table:table-cell>
          <table:table-cell office:value-type="string">
            <text:p>G31=</text:p>
          </table:table-cell>
          <table:table-cell office:value-type="string">
            <text:p>S294=</text:p>
          </table:table-cell>
          <table:table-cell office:value-type="string">
            <text:p>G32=</text:p>
          </table:table-cell>
          <table:table-cell office:value-type="string">
            <text:p>S326=</text:p>
          </table:table-cell>
          <table:table-cell office:value-type="string">
            <text:p>G33=</text:p>
          </table:table-cell>
          <table:table-cell office:value-type="string">
            <text:p>S351=</text:p>
          </table:table-cell>
          <table:table-cell office:value-type="string">
            <text:p>LANG=</text:p>
          </table:table-cell>
          <table:table-cell office:value-type="string">
            <text:p>SPELL=</text:p>
          </table:table-cell>
          <table:table-cell office:value-type="string">
            <text:p>HOBBY=</text:p>
          </table:table-cell>
          <table:table-cell office:value-type="string">
            <text:p>T</text:p>
          </table:table-cell>
        </table:table-row>
        <table:table-row table:style-name="ro4">
          <table:table-cell office:value-type="string">
            <text:p>ID</text:p>
          </table:table-cell>
          <table:table-cell office:value-type="string">
            <text:p>Valid for Race-IDs</text:p>
            <text:p>(„-“ separated)</text:p>
          </table:table-cell>
          <table:table-cell office:value-type="string">
            <text:p>Rune</text:p>
          </table:table-cell>
          <table:table-cell office:value-type="string">
            <text:p>I18N Key</text:p>
          </table:table-cell>
          <table:table-cell table:style-name="ce37" office:value-type="string">
            <text:p>Avg-Weight </text:p>
            <text:p>Male (kg)</text:p>
          </table:table-cell>
          <table:table-cell table:style-name="ce37" office:value-type="string">
            <text:p>Avg-Weight</text:p>
            <text:p>Female (kg)</text:p>
          </table:table-cell>
          <table:table-cell table:style-name="ce37" office:value-type="string">
            <text:p>Avg-Height</text:p>
            <text:p>Female (cm)</text:p>
          </table:table-cell>
          <table:table-cell office:value-type="string">
            <text:p>Avg-Height</text:p>
            <text:p>Female (cm)</text:p>
          </table:table-cell>
          <table:table-cell table:style-name="ce39" office:value-type="string">
            <text:p><text:s text:c="6"/>Skill</text:p>
          </table:table-cell>
          <table:table-cell table:style-name="ce44" office:value-type="string">
            <text:p>Armor-Heavy</text:p>
          </table:table-cell>
          <table:table-cell table:style-name="ce51" office:value-type="string">
            <text:p><text:s text:c="5"/>Plate</text:p>
          </table:table-cell>
          <table:table-cell table:style-name="ce54" office:value-type="string">
            <text:p>Armor-Light</text:p>
          </table:table-cell>
          <table:table-cell table:style-name="ce51" office:value-type="string">
            <text:p><text:s text:c="5"/>Soft Leather</text:p>
          </table:table-cell>
          <table:table-cell table:style-name="ce51" office:value-type="string">
            <text:p><text:s text:c="5"/>Rigid Leather</text:p>
          </table:table-cell>
          <table:table-cell table:style-name="ce54" office:value-type="string">
            <text:p>Armor-Medium</text:p>
          </table:table-cell>
          <table:table-cell table:style-name="ce51" office:value-type="string">
            <text:p><text:s text:c="5"/>Chain</text:p>
          </table:table-cell>
          <table:table-cell table:style-name="ce55" office:value-type="string">
            <text:p><text:s text:c="5"/>Music</text:p>
          </table:table-cell>
          <table:table-cell table:style-name="ce51" office:value-type="string">
            <text:p><text:s text:c="5"/>Poetic Improvisation</text:p>
          </table:table-cell>
          <table:table-cell table:style-name="ce51" office:value-type="string">
            <text:p><text:s text:c="5"/>Singing</text:p>
          </table:table-cell>
          <table:table-cell table:style-name="ce51" office:value-type="string">
            <text:p><text:s text:c="5"/>Tale Telling</text:p>
          </table:table-cell>
          <table:table-cell table:style-name="ce51" office:value-type="string">
            <text:p><text:s text:c="5"/>Music</text:p>
          </table:table-cell>
          <table:table-cell table:style-name="ce54" office:value-type="string">
            <text:p>Athletic-Brawn</text:p>
          </table:table-cell>
          <table:table-cell table:style-name="ce51" office:value-type="string">
            <text:p><text:s text:c="5"/>Power-Striking</text:p>
          </table:table-cell>
          <table:table-cell table:style-name="ce51" office:value-type="string">
            <text:p><text:s text:c="5"/>Power-Throwing</text:p>
          </table:table-cell>
          <table:table-cell table:style-name="ce51" office:value-type="string">
            <text:p><text:s text:c="5"/>Weight-Lifting</text:p>
          </table:table-cell>
          <table:table-cell table:style-name="ce55" office:value-type="string">
            <text:p><text:s text:c="5"/>Athletic Games (Brawn)</text:p>
          </table:table-cell>
          <table:table-cell table:style-name="ce54" office:value-type="string">
            <text:p>Athletic-Endurance</text:p>
          </table:table-cell>
          <table:table-cell table:style-name="ce51" office:value-type="string">
            <text:p><text:s text:c="5"/>Rowing</text:p>
          </table:table-cell>
          <table:table-cell table:style-name="ce51" office:value-type="string">
            <text:p><text:s text:c="5"/>Scaling</text:p>
          </table:table-cell>
          <table:table-cell table:style-name="ce51" office:value-type="string">
            <text:p><text:s text:c="5"/>Swimming</text:p>
          </table:table-cell>
          <table:table-cell table:style-name="ce54" office:value-type="string">
            <text:p>Athletic-Gymnastics</text:p>
          </table:table-cell>
          <table:table-cell table:style-name="ce51" office:value-type="string">
            <text:p><text:s text:c="5"/>Climbing</text:p>
          </table:table-cell>
          <table:table-cell table:style-name="ce51" office:value-type="string">
            <text:p><text:s text:c="5"/>Diving</text:p>
          </table:table-cell>
          <table:table-cell table:style-name="ce51" office:value-type="string">
            <text:p><text:s text:c="5"/>Alertness</text:p>
          </table:table-cell>
          <table:table-cell table:style-name="ce54" office:value-type="string">
            <text:p>Awareness-Search.</text:p>
          </table:table-cell>
          <table:table-cell table:style-name="ce51" office:value-type="string">
            <text:p><text:s text:c="5"/>Locate Hidden</text:p>
          </table:table-cell>
          <table:table-cell table:style-name="ce51" office:value-type="string">
            <text:p><text:s text:c="5"/>Observation</text:p>
          </table:table-cell>
          <table:table-cell table:style-name="ce51" office:value-type="string">
            <text:p><text:s text:c="5"/>Tracking</text:p>
          </table:table-cell>
          <table:table-cell table:style-name="ce51" office:value-type="string">
            <text:p><text:s text:c="5"/>Direction Sense</text:p>
          </table:table-cell>
          <table:table-cell table:style-name="ce58" office:value-type="string">
            <text:p><text:s text:c="5"/>Reality Awareness</text:p>
          </table:table-cell>
          <table:table-cell table:style-name="ce58" office:value-type="string">
            <text:p><text:s text:c="5"/>Spatial Location Aware.</text:p>
          </table:table-cell>
          <table:table-cell table:style-name="ce59" office:value-type="string">
            <text:p><text:s text:c="5"/>Body Development</text:p>
          </table:table-cell>
          <table:table-cell table:style-name="ce51" office:value-type="string">
            <text:p><text:s text:c="5"/>Mounted Combat</text:p>
          </table:table-cell>
          <table:table-cell table:style-name="ce60" office:value-type="string">
            <text:p><text:s text:c="5"/>Weapon Style (Advanced)</text:p>
          </table:table-cell>
          <table:table-cell table:style-name="ce58" office:value-type="string">
            <text:p><text:s text:c="5"/>Blind Fighting</text:p>
          </table:table-cell>
          <table:table-cell table:style-name="ce58" office:value-type="string">
            <text:p><text:s text:c="5"/>Missile Deflecting</text:p>
          </table:table-cell>
          <table:table-cell table:style-name="ce58" office:value-type="string">
            <text:p><text:s text:c="5"/>Tumbling Evasion</text:p>
          </table:table-cell>
          <table:table-cell table:style-name="ce54" office:value-type="string">
            <text:p>Communication</text:p>
          </table:table-cell>
          <table:table-cell table:style-name="ce51" office:value-type="string">
            <text:p><text:s text:c="5"/>Black Speech Spoken</text:p>
          </table:table-cell>
          <table:table-cell table:style-name="ce51" office:value-type="string">
            <text:p><text:s text:c="5"/>Black Speech Written</text:p>
          </table:table-cell>
          <table:table-cell table:style-name="ce51" office:value-type="string">
            <text:p><text:s text:c="5"/>Common Speech Spoken</text:p>
          </table:table-cell>
          <table:table-cell table:style-name="ce51" office:value-type="string">
            <text:p><text:s text:c="5"/>Common Speech Written</text:p>
          </table:table-cell>
          <table:table-cell table:style-name="ce51" office:value-type="string">
            <text:p><text:s text:c="5"/>Dwarvish Spoken</text:p>
          </table:table-cell>
          <table:table-cell table:style-name="ce51" office:value-type="string">
            <text:p><text:s text:c="5"/>Dwarvish Written</text:p>
          </table:table-cell>
          <table:table-cell table:style-name="ce51" office:value-type="string">
            <text:p><text:s text:c="5"/>Elvish Spoken</text:p>
          </table:table-cell>
          <table:table-cell table:style-name="ce51" office:value-type="string">
            <text:p><text:s text:c="5"/>Elvish Written</text:p>
          </table:table-cell>
          <table:table-cell table:style-name="ce51" office:value-type="string">
            <text:p><text:s text:c="5"/>Grey Elvish Spoken</text:p>
          </table:table-cell>
          <table:table-cell table:style-name="ce51" office:value-type="string">
            <text:p><text:s text:c="5"/>Grey Elvish Written</text:p>
          </table:table-cell>
          <table:table-cell table:style-name="ce51" office:value-type="string">
            <text:p><text:s text:c="5"/>High Elvish Spoken</text:p>
          </table:table-cell>
          <table:table-cell table:style-name="ce51" office:value-type="string">
            <text:p><text:s text:c="5"/>High Elvish Written</text:p>
          </table:table-cell>
          <table:table-cell table:style-name="ce51" office:value-type="string">
            <text:p><text:s text:c="5"/>High Man Spoken</text:p>
          </table:table-cell>
          <table:table-cell table:style-name="ce51" office:value-type="string">
            <text:p><text:s text:c="5"/>High Man Written</text:p>
          </table:table-cell>
          <table:table-cell table:style-name="ce51" office:value-type="string">
            <text:p><text:s text:c="5"/>Hill Speech Spoken</text:p>
          </table:table-cell>
          <table:table-cell table:style-name="ce51" office:value-type="string">
            <text:p><text:s text:c="5"/>Hill Speech Written</text:p>
          </table:table-cell>
          <table:table-cell table:style-name="ce51" office:value-type="string">
            <text:p><text:s text:c="5"/>North Speech Spoken</text:p>
          </table:table-cell>
          <table:table-cell table:style-name="ce51" office:value-type="string">
            <text:p><text:s text:c="5"/>North Speech Written</text:p>
          </table:table-cell>
          <table:table-cell table:style-name="ce51" office:value-type="string">
            <text:p><text:s text:c="5"/>Orcish Spoken</text:p>
          </table:table-cell>
          <table:table-cell table:style-name="ce51" office:value-type="string">
            <text:p><text:s text:c="5"/>Orcish Written</text:p>
          </table:table-cell>
          <table:table-cell table:style-name="ce51" office:value-type="string">
            <text:p><text:s text:c="5"/>Plains Speech <text:s/>Spoken</text:p>
          </table:table-cell>
          <table:table-cell table:style-name="ce51" office:value-type="string">
            <text:p><text:s text:c="5"/>Plains Speech Written</text:p>
          </table:table-cell>
          <table:table-cell table:style-name="ce51" office:value-type="string">
            <text:p><text:s text:c="5"/>Sea Speech Spoken</text:p>
          </table:table-cell>
          <table:table-cell table:style-name="ce51" office:value-type="string">
            <text:p><text:s text:c="5"/>Sea Speech Written</text:p>
          </table:table-cell>
          <table:table-cell table:style-name="ce51" office:value-type="string">
            <text:p><text:s text:c="5"/>Small Speech Spoken</text:p>
          </table:table-cell>
          <table:table-cell table:style-name="ce51" office:value-type="string">
            <text:p><text:s text:c="5"/>Small Speech Written</text:p>
          </table:table-cell>
          <table:table-cell table:style-name="ce51" office:value-type="string">
            <text:p><text:s text:c="5"/>South Speech Spoken</text:p>
          </table:table-cell>
          <table:table-cell table:style-name="ce51" office:value-type="string">
            <text:p><text:s text:c="5"/>South Speech Written</text:p>
          </table:table-cell>
          <table:table-cell table:style-name="ce51" office:value-type="string">
            <text:p><text:s text:c="5"/>Wood Speech Spoken</text:p>
          </table:table-cell>
          <table:table-cell table:style-name="ce51" office:value-type="string">
            <text:p><text:s text:c="5"/>Wood Speech Written</text:p>
          </table:table-cell>
          <table:table-cell table:style-name="ce51" office:value-type="string">
            <text:p><text:s text:c="5"/>Gnoll Speech Spoken</text:p>
          </table:table-cell>
          <table:table-cell table:style-name="ce51" office:value-type="string">
            <text:p><text:s text:c="5"/>Gnoll Speech Written</text:p>
          </table:table-cell>
          <table:table-cell table:style-name="ce51" office:value-type="string">
            <text:p><text:s text:c="5"/>Gnome Speech Spoken</text:p>
          </table:table-cell>
          <table:table-cell table:style-name="ce51" office:value-type="string">
            <text:p><text:s text:c="5"/>Gnome Speech Written</text:p>
          </table:table-cell>
          <table:table-cell table:style-name="ce51" office:value-type="string">
            <text:p><text:s text:c="5"/>Goblin Speech Spoken</text:p>
          </table:table-cell>
          <table:table-cell table:style-name="ce51" office:value-type="string">
            <text:p><text:s text:c="5"/>Goblin Speech Written</text:p>
          </table:table-cell>
          <table:table-cell table:style-name="ce51" office:value-type="string">
            <text:p><text:s text:c="5"/>Hobgoblin Speech Spoken</text:p>
          </table:table-cell>
          <table:table-cell table:style-name="ce51" office:value-type="string">
            <text:p><text:s text:c="5"/>Hobgoblin Speech Written</text:p>
          </table:table-cell>
          <table:table-cell table:style-name="ce51" office:value-type="string">
            <text:p><text:s text:c="5"/>Troglodyte Speech Spoken</text:p>
          </table:table-cell>
          <table:table-cell table:style-name="ce51" office:value-type="string">
            <text:p><text:s text:c="5"/>Troglodyte Speech Written</text:p>
          </table:table-cell>
          <table:table-cell table:style-name="ce63" office:value-type="string">
            <text:p><text:s text:c="5"/>Magical Languages</text:p>
          </table:table-cell>
          <table:table-cell table:style-name="ce51" office:value-type="string">
            <text:p><text:s text:c="5"/>Cooking</text:p>
          </table:table-cell>
          <table:table-cell table:style-name="ce51" office:value-type="string">
            <text:p><text:s text:c="5"/>Drafting</text:p>
          </table:table-cell>
          <table:table-cell table:style-name="ce51" office:value-type="string">
            <text:p><text:s text:c="5"/>Fletching</text:p>
          </table:table-cell>
          <table:table-cell table:style-name="ce51" office:value-type="string">
            <text:p><text:s text:c="5"/>Horticulture</text:p>
          </table:table-cell>
          <table:table-cell table:style-name="ce55" office:value-type="string">
            <text:p><text:s text:c="5"/>Leather-Crafts</text:p>
          </table:table-cell>
          <table:table-cell table:style-name="ce55" office:value-type="string">
            <text:p><text:s text:c="5"/>Metal-Crafts</text:p>
          </table:table-cell>
          <table:table-cell table:style-name="ce51" office:value-type="string">
            <text:p><text:s text:c="5"/>Rope Mastery</text:p>
          </table:table-cell>
          <table:table-cell table:style-name="ce51" office:value-type="string">
            <text:p><text:s text:c="5"/>Scribing</text:p>
          </table:table-cell>
          <table:table-cell table:style-name="ce51" office:value-type="string">
            <text:p><text:s text:c="5"/>Service</text:p>
          </table:table-cell>
          <table:table-cell table:style-name="ce51" office:value-type="string">
            <text:p><text:s text:c="5"/>Sewing/Weaving</text:p>
          </table:table-cell>
          <table:table-cell table:style-name="ce51" office:value-type="string">
            <text:p><text:s text:c="5"/>Skinning</text:p>
          </table:table-cell>
          <table:table-cell table:style-name="ce55" office:value-type="string">
            <text:p><text:s text:c="5"/>Stone-Crafts</text:p>
          </table:table-cell>
          <table:table-cell table:style-name="ce51" office:value-type="string">
            <text:p><text:s text:c="5"/>Trapping</text:p>
          </table:table-cell>
          <table:table-cell table:style-name="ce55" office:value-type="string">
            <text:p><text:s text:c="5"/>Wood-Crafts</text:p>
          </table:table-cell>
          <table:table-cell table:style-name="ce54" office:value-type="string">
            <text:p>Influence</text:p>
          </table:table-cell>
          <table:table-cell table:style-name="ce51" office:value-type="string">
            <text:p><text:s text:c="5"/>Duping</text:p>
          </table:table-cell>
          <table:table-cell table:style-name="ce51" office:value-type="string">
            <text:p><text:s text:c="5"/>Public Speaking</text:p>
          </table:table-cell>
          <table:table-cell table:style-name="ce51" office:value-type="string">
            <text:p><text:s text:c="5"/>Seduction</text:p>
          </table:table-cell>
          <table:table-cell table:style-name="ce51" office:value-type="string">
            <text:p><text:s text:c="5"/>Teaching</text:p>
          </table:table-cell>
          <table:table-cell table:style-name="ce51" office:value-type="string">
            <text:p><text:s text:c="5"/>Trading</text:p>
          </table:table-cell>
          <table:table-cell table:style-name="ce54" office:value-type="string">
            <text:p>Lore-General</text:p>
          </table:table-cell>
          <table:table-cell table:style-name="ce65" office:value-type="string">
            <text:p>Culture Lore "Own"</text:p>
          </table:table-cell>
          <table:table-cell table:style-name="ce65" office:value-type="string">
            <text:p>Region Lore "home"</text:p>
          </table:table-cell>
          <table:table-cell table:style-name="ce54" office:value-type="string">
            <text:p>Lore-Magical</text:p>
          </table:table-cell>
          <table:table-cell table:style-name="ce66" office:value-type="string">
            <text:p><text:s text:c="5"/>Artifact Lore</text:p>
          </table:table-cell>
          <table:table-cell table:style-name="ce66" office:value-type="string">
            <text:p><text:s text:c="5"/>Circle Lore</text:p>
          </table:table-cell>
          <table:table-cell table:style-name="ce66" office:value-type="string">
            <text:p><text:s text:c="5"/>Glyph Lore</text:p>
          </table:table-cell>
          <table:table-cell table:style-name="ce66" office:value-type="string">
            <text:p><text:s text:c="5"/>Spell Lore</text:p>
          </table:table-cell>
          <table:table-cell table:style-name="ce66" office:value-type="string">
            <text:p><text:s text:c="5"/>Symbol Lore</text:p>
          </table:table-cell>
          <table:table-cell table:style-name="ce60" office:value-type="string">
            <text:p><text:s text:c="5"/>Martial Arts Style (Advanced)</text:p>
          </table:table-cell>
          <table:table-cell table:style-name="ce58" office:value-type="string">
            <text:p><text:s text:c="5"/>Blind Fighting (MA)</text:p>
          </table:table-cell>
          <table:table-cell table:style-name="ce59" office:value-type="string">
            <text:p><text:s text:c="5"/>Chi Powers: Cloth Lance</text:p>
          </table:table-cell>
          <table:table-cell table:style-name="ce59" office:value-type="string">
            <text:p><text:s text:c="5"/>Chi Powers: Leaping Strike</text:p>
          </table:table-cell>
          <table:table-cell table:style-name="ce67" office:value-type="string">
            <text:p><text:s text:c="5"/>Chi Powers: Sticking Touch</text:p>
          </table:table-cell>
          <table:table-cell table:style-name="ce68"/>
          <table:table-cell table:style-name="ce58" office:value-type="string">
            <text:p><text:s text:c="5"/>Nerve Strikes</text:p>
          </table:table-cell>
          <table:table-cell table:style-name="ce58" office:value-type="string">
            <text:p><text:s text:c="5"/>Locking Holds</text:p>
          </table:table-cell>
          <table:table-cell table:style-name="ce54" office:value-type="string">
            <text:p>Outdoor-Animal</text:p>
          </table:table-cell>
          <table:table-cell table:style-name="ce51" office:value-type="string">
            <text:p><text:s text:c="5"/>Driving</text:p>
          </table:table-cell>
          <table:table-cell table:style-name="ce55" office:value-type="string">
            <text:p><text:s text:c="5"/>Familiar Mastery (Specify)</text:p>
          </table:table-cell>
          <table:table-cell table:style-name="ce55" office:value-type="string">
            <text:p><text:s text:c="5"/>Herding</text:p>
          </table:table-cell>
          <table:table-cell table:style-name="ce55" office:value-type="string">
            <text:p><text:s text:c="5"/>Riding</text:p>
          </table:table-cell>
          <table:table-cell table:style-name="ce60" office:value-type="string">
            <text:p><text:s text:c="5"/>Animal Mastery</text:p>
          </table:table-cell>
          <table:table-cell table:style-name="ce54" office:value-type="string">
            <text:p>Outdoor-Environmental</text:p>
          </table:table-cell>
          <table:table-cell table:style-name="ce51" office:value-type="string">
            <text:p><text:s text:c="5"/>Caving</text:p>
          </table:table-cell>
          <table:table-cell table:style-name="ce51" office:value-type="string">
            <text:p><text:s text:c="5"/>Foraging</text:p>
          </table:table-cell>
          <table:table-cell table:style-name="ce51" office:value-type="string">
            <text:p><text:s text:c="5"/>Hunting</text:p>
          </table:table-cell>
          <table:table-cell table:style-name="ce51" office:value-type="string">
            <text:p><text:s text:c="5"/>Star-Gazing</text:p>
          </table:table-cell>
          <table:table-cell table:style-name="ce55" office:value-type="string">
            <text:p><text:s text:c="5"/>Survival </text:p>
          </table:table-cell>
          <table:table-cell table:style-name="ce54" office:value-type="string">
            <text:p>Power Awareness</text:p>
          </table:table-cell>
          <table:table-cell table:style-name="ce58" office:value-type="string">
            <text:p><text:s text:c="5"/>Power Perception</text:p>
          </table:table-cell>
          <table:table-cell table:style-name="ce54" office:value-type="string">
            <text:p>Power Manipulation</text:p>
          </table:table-cell>
          <table:table-cell table:style-name="ce58" office:value-type="string">
            <text:p><text:s text:c="5"/>Transcend Armor</text:p>
          </table:table-cell>
          <table:table-cell table:style-name="ce54" office:value-type="string">
            <text:p>Science/Analytic-Basic</text:p>
          </table:table-cell>
          <table:table-cell table:style-name="ce51" office:value-type="string">
            <text:p><text:s text:c="6"/>Math</text:p>
          </table:table-cell>
          <table:table-cell table:style-name="ce51" office:value-type="string">
            <text:p><text:s text:c="5"/>Research</text:p>
          </table:table-cell>
          <table:table-cell table:style-name="ce51" office:value-type="string">
            <text:p><text:s text:c="5"/>Mnemonics</text:p>
          </table:table-cell>
          <table:table-cell table:style-name="ce58" office:value-type="string">
            <text:p><text:s text:c="5"/>Adrenal Stabilization</text:p>
          </table:table-cell>
          <table:table-cell table:style-name="ce58" office:value-type="string">
            <text:p><text:s text:c="5"/>Cleansing Trance</text:p>
          </table:table-cell>
          <table:table-cell table:style-name="ce58" office:value-type="string">
            <text:p><text:s text:c="5"/>Control Lycanthropy</text:p>
          </table:table-cell>
          <table:table-cell table:style-name="ce58" office:value-type="string">
            <text:p><text:s text:c="5"/>Death Trance</text:p>
          </table:table-cell>
          <table:table-cell table:style-name="ce58" office:value-type="string">
            <text:p><text:s text:c="5"/>Chi Powers: Falling Leaf</text:p>
          </table:table-cell>
          <table:table-cell table:style-name="ce58" office:value-type="string">
            <text:p><text:s text:c="5"/>Chi Powers: Fantastic Leap</text:p>
          </table:table-cell>
          <table:table-cell table:style-name="ce58" office:value-type="string">
            <text:p><text:s text:c="5"/>Chi Powers: Light Feet</text:p>
          </table:table-cell>
          <table:table-cell table:style-name="ce58" office:value-type="string">
            <text:p><text:s text:c="5"/>Chi Powers: Lizard's Climb</text:p>
          </table:table-cell>
          <table:table-cell table:style-name="ce58" office:value-type="string">
            <text:p><text:s text:c="5"/>Chi Powers: Sense Weakness</text:p>
          </table:table-cell>
          <table:table-cell table:style-name="ce58" office:value-type="string">
            <text:p><text:s text:c="5"/>Racial Attack</text:p>
          </table:table-cell>
          <table:table-cell table:style-name="ce58" office:value-type="string">
            <text:p><text:s text:c="5"/>Chi Powers: Buddha's Palm</text:p>
          </table:table-cell>
          <table:table-cell table:style-name="ce58" office:value-type="string">
            <text:p><text:s text:c="5"/>Chi Powers: Distance Strike</text:p>
          </table:table-cell>
          <table:table-cell table:style-name="ce58" office:value-type="string">
            <text:p><text:s text:c="5"/>Chi Powers: Fists of Iron</text:p>
          </table:table-cell>
          <table:table-cell table:style-name="ce58" office:value-type="string">
            <text:p><text:s text:c="5"/>Chi Powers: Elemental Fist</text:p>
          </table:table-cell>
          <table:table-cell table:style-name="ce58" office:value-type="string">
            <text:p><text:s text:c="5"/>Chi Powers: Poison Fist</text:p>
          </table:table-cell>
          <table:table-cell table:style-name="ce58" office:value-type="string">
            <text:p><text:s text:c="5"/>Adrenal Resistance</text:p>
          </table:table-cell>
          <table:table-cell table:style-name="ce58" office:value-type="string">
            <text:p><text:s text:c="5"/>Adrenal Toughness</text:p>
          </table:table-cell>
          <table:table-cell table:style-name="ce58" office:value-type="string">
            <text:p><text:s text:c="5"/>Chi Powers: Invulnerability</text:p>
          </table:table-cell>
          <table:table-cell table:style-name="ce58" office:value-type="string">
            <text:p><text:s text:c="5"/>Chi Powers: Rise of the Phoenix</text:p>
          </table:table-cell>
          <table:table-cell table:style-name="ce54" office:value-type="string">
            <text:p>Subterfuge-Mechanics</text:p>
          </table:table-cell>
          <table:table-cell table:style-name="ce51" office:value-type="string">
            <text:p><text:s text:c="5"/>Setting Traps</text:p>
          </table:table-cell>
          <table:table-cell table:style-name="ce51" office:value-type="string">
            <text:p><text:s text:c="5"/>Trap Building</text:p>
          </table:table-cell>
          <table:table-cell table:style-name="ce54" office:value-type="string">
            <text:p>Subterfuge-Stealth</text:p>
          </table:table-cell>
          <table:table-cell table:style-name="ce51" office:value-type="string">
            <text:p><text:s text:c="5"/>Hiding</text:p>
          </table:table-cell>
          <table:table-cell table:style-name="ce51" office:value-type="string">
            <text:p><text:s text:c="5"/>Pick Pockets</text:p>
          </table:table-cell>
          <table:table-cell table:style-name="ce51" office:value-type="string">
            <text:p><text:s text:c="5"/>Stalking</text:p>
          </table:table-cell>
          <table:table-cell table:style-name="ce51" office:value-type="string">
            <text:p><text:s text:c="5"/>Trickery</text:p>
          </table:table-cell>
          <table:table-cell table:style-name="ce54" office:value-type="string">
            <text:p>Tech./Trade-General</text:p>
          </table:table-cell>
          <table:table-cell table:style-name="ce51" office:value-type="string">
            <text:p><text:s text:c="5"/>Sailing</text:p>
          </table:table-cell>
          <table:table-cell table:style-name="ce51" office:value-type="string">
            <text:p><text:s text:c="5"/>Mining</text:p>
          </table:table-cell>
          <table:table-cell table:style-name="ce54" office:value-type="string">
            <text:p>Urban</text:p>
          </table:table-cell>
          <table:table-cell table:style-name="ce51" office:value-type="string">
            <text:p><text:s text:c="5"/>Contacting</text:p>
          </table:table-cell>
          <table:table-cell table:style-name="ce51" office:value-type="string">
            <text:p><text:s text:c="5"/>Mingling</text:p>
          </table:table-cell>
          <table:table-cell table:style-name="ce51" office:value-type="string">
            <text:p><text:s text:c="5"/>Scrounging</text:p>
          </table:table-cell>
          <table:table-cell table:style-name="ce51" office:value-type="string">
            <text:p><text:s text:c="5"/>Streetwise</text:p>
          </table:table-cell>
          <table:table-cell table:style-name="ce54" office:value-type="string">
            <text:p>Weapon-1H Concussion</text:p>
          </table:table-cell>
          <table:table-cell table:style-name="ce55" office:value-type="string">
            <text:p><text:s text:c="5"/>Club</text:p>
          </table:table-cell>
          <table:table-cell table:style-name="ce55" office:value-type="string">
            <text:p><text:s text:c="5"/>Mace</text:p>
          </table:table-cell>
          <table:table-cell table:style-name="ce55" office:value-type="string">
            <text:p><text:s text:c="5"/>Morning Star</text:p>
          </table:table-cell>
          <table:table-cell table:style-name="ce55" office:value-type="string">
            <text:p><text:s text:c="5"/>War Hammer</text:p>
          </table:table-cell>
          <table:table-cell table:style-name="ce55" office:value-type="string">
            <text:p><text:s text:c="5"/>Shield Bash</text:p>
          </table:table-cell>
          <table:table-cell table:style-name="ce54" office:value-type="string">
            <text:p>Weapon-1H Edged</text:p>
          </table:table-cell>
          <table:table-cell table:style-name="ce55" office:value-type="string">
            <text:p><text:s text:c="5"/>Broadsword</text:p>
          </table:table-cell>
          <table:table-cell table:style-name="ce54" office:value-type="string">
            <text:p>Weapon-2H</text:p>
          </table:table-cell>
          <table:table-cell table:style-name="ce55" office:value-type="string">
            <text:p><text:s text:c="5"/>Battle Axe</text:p>
          </table:table-cell>
          <table:table-cell table:style-name="ce54" office:value-type="string">
            <text:p>Weapon-Missile</text:p>
          </table:table-cell>
          <table:table-cell table:style-name="ce55" office:value-type="string">
            <text:p><text:s text:c="5"/>Short Bow</text:p>
          </table:table-cell>
          <table:table-cell table:style-name="ce54" office:value-type="string">
            <text:p>Weapon-Pole Arms</text:p>
          </table:table-cell>
          <table:table-cell table:style-name="ce55" office:value-type="string">
            <text:p><text:s text:c="5"/>Pole Arm</text:p>
          </table:table-cell>
          <table:table-cell table:style-name="ce54" office:value-type="string">
            <text:p>Weapon-Thrown</text:p>
          </table:table-cell>
          <table:table-cell table:style-name="ce55" office:value-type="string">
            <text:p><text:s text:c="5"/>Dagger (Thrown)</text:p>
          </table:table-cell>
          <table:table-cell table:style-name="ce43" office:value-type="string">
            <text:p>Languages</text:p>
          </table:table-cell>
          <table:table-cell table:style-name="ce43" office:value-type="string">
            <text:p>Rank in open Spell list in your realm</text:p>
          </table:table-cell>
          <table:table-cell table:style-name="ce43" office:value-type="string">
            <text:p>Hobbies</text:p>
          </table:table-cell>
          <table:table-cell table:style-name="ce43" office:value-type="string">
            <text:p>Special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6-33</text:p>
          </table:table-cell>
          <table:table-cell office:value-type="string">
            <text:p>manhill</text:p>
          </table:table-cell>
          <table:table-cell table:style-name="ce35" office:value-type="string">
            <text:p>culture.base.human.hill</text:p>
          </table:table-cell>
          <table:table-cell table:style-name="ce38" office:value-type="float" office:value="80">
            <text:p>80</text:p>
          </table:table-cell>
          <table:table-cell table:style-name="ce38" office:value-type="float" office:value="60">
            <text:p>60</text:p>
          </table:table-cell>
          <table:table-cell table:style-name="ce38" office:value-type="float" office:value="178">
            <text:p>178</text:p>
          </table:table-cell>
          <table:table-cell table:style-name="ce38" office:value-type="float" office:value="168">
            <text:p>168</text:p>
          </table:table-cell>
          <table:table-cell table:style-name="ce40" office:value-type="string">
            <text:p>Hill</text:p>
          </table:table-cell>
          <table:table-cell table:style-name="ce45" office:value-type="string">
            <text:p>o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/>
          <table:table-cell table:style-name="ce45"/>
          <table:table-cell table:style-name="ce56" office:value-type="string">
            <text:p>e</text:p>
          </table:table-cell>
          <table:table-cell table:style-name="ce56" office:value-type="string">
            <text:p>e</text:p>
          </table:table-cell>
          <table:table-cell table:style-name="ce56" office:value-type="string">
            <text:p>e</text:p>
          </table:table-cell>
          <table:table-cell table:style-name="ce56" office:value-type="string">
            <text:p>e</text:p>
          </table:table-cell>
          <table:table-cell table:style-name="ce57"/>
          <table:table-cell table:style-name="ce57" office:value-type="float" office:value="1">
            <text:p>1</text:p>
          </table:table-cell>
          <table:table-cell table:style-name="ce57"/>
          <table:table-cell table:style-name="ce57"/>
          <table:table-cell table:style-name="ce57"/>
          <table:table-cell table:style-name="ce57"/>
          <table:table-cell table:style-name="ce57" office:value-type="float" office:value="1">
            <text:p>1</text:p>
          </table:table-cell>
          <table:table-cell table:style-name="ce57"/>
          <table:table-cell table:style-name="ce57"/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5">
            <text:p>5</text:p>
          </table:table-cell>
          <table:table-cell table:style-name="ce57"/>
          <table:table-cell table:style-name="ce57" office:value-type="float" office:value="2">
            <text:p>2</text:p>
          </table:table-cell>
          <table:table-cell table:style-name="ce57" office:value-type="float" office:value="1">
            <text:p>1</text:p>
          </table:table-cell>
          <table:table-cell table:style-name="ce57"/>
          <table:table-cell table:style-name="ce57"/>
          <table:table-cell table:style-name="ce57"/>
          <table:table-cell table:style-name="ce57"/>
          <table:table-cell table:style-name="ce56" office:value-type="string">
            <text:p>r</text:p>
          </table:table-cell>
          <table:table-cell table:style-name="ce56" office:value-type="string">
            <text:p>r</text:p>
          </table:table-cell>
          <table:table-cell table:style-name="ce57" office:value-type="float" office:value="3">
            <text:p>3</text:p>
          </table:table-cell>
          <table:table-cell table:style-name="ce57"/>
          <table:table-cell table:style-name="ce56" office:value-type="string">
            <text:p>r</text:p>
          </table:table-cell>
          <table:table-cell table:style-name="ce56" office:value-type="string">
            <text:p>r</text:p>
          </table:table-cell>
          <table:table-cell table:style-name="ce56" office:value-type="string">
            <text:p>r</text:p>
          </table:table-cell>
          <table:table-cell table:style-name="ce56" office:value-type="string">
            <text:p>r</text:p>
          </table:table-cell>
          <table:table-cell table:style-name="ce57" office:value-type="float" office:value="1">
            <text:p>1</text:p>
          </table:table-cell>
          <table:table-cell table:style-name="ce57"/>
          <table:table-cell table:style-name="ce57"/>
          <table:table-cell table:style-name="ce57" office:value-type="float" office:value="8">
            <text:p>8</text:p>
          </table:table-cell>
          <table:table-cell table:style-name="ce57" office:value-type="float" office:value="4">
            <text:p>4</text:p>
          </table:table-cell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 office:value-type="float" office:value="8">
            <text:p>8</text:p>
          </table:table-cell>
          <table:table-cell table:style-name="ce57" office:value-type="float" office:value="4">
            <text:p>4</text:p>
          </table:table-cell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6" office:value-type="string">
            <text:p>r</text:p>
          </table:table-cell>
          <table:table-cell table:style-name="ce64"/>
          <table:table-cell table:style-name="ce64"/>
          <table:table-cell table:style-name="ce64"/>
          <table:table-cell table:style-name="ce64" office:value-type="string">
            <text:p>e</text:p>
          </table:table-cell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 office:value-type="float" office:value="3">
            <text:p>3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">
            <text:p>3</text:p>
          </table:table-cell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6" office:value-type="string">
            <text:p>r</text:p>
          </table:table-cell>
          <table:table-cell table:style-name="ce56" office:value-type="string">
            <text:p>r</text:p>
          </table:table-cell>
          <table:table-cell table:style-name="ce56"/>
          <table:table-cell table:style-name="ce56"/>
          <table:table-cell table:style-name="ce56" office:value-type="string">
            <text:p>r</text:p>
          </table:table-cell>
          <table:table-cell table:style-name="ce56"/>
          <table:table-cell table:style-name="ce56" office:value-type="string">
            <text:p>r</text:p>
          </table:table-cell>
          <table:table-cell table:style-name="ce56" office:value-type="string">
            <text:p>r</text:p>
          </table:table-cell>
          <table:table-cell table:style-name="ce56"/>
          <table:table-cell table:style-name="ce56" office:value-type="string">
            <text:p>e</text:p>
          </table:table-cell>
          <table:table-cell table:style-name="ce56" office:value-type="string">
            <text:p>e</text:p>
          </table:table-cell>
          <table:table-cell table:style-name="ce56" office:value-type="string">
            <text:p>e</text:p>
          </table:table-cell>
          <table:table-cell table:style-name="ce56" office:value-type="string">
            <text:p>e</text:p>
          </table:table-cell>
          <table:table-cell table:style-name="ce56" office:value-type="string">
            <text:p>r</text:p>
          </table:table-cell>
          <table:table-cell table:style-name="ce57" office:value-type="float" office:value="4">
            <text:p>4</text:p>
          </table:table-cell>
          <table:table-cell table:style-name="ce57"/>
          <table:table-cell table:style-name="ce57"/>
          <table:table-cell table:style-name="ce56" office:value-type="string">
            <text:p>e</text:p>
          </table:table-cell>
          <table:table-cell table:style-name="ce56"/>
          <table:table-cell table:style-name="ce56"/>
          <table:table-cell table:style-name="ce56"/>
          <table:table-cell table:style-name="ce56" office:value-type="string">
            <text:p>r</text:p>
          </table:table-cell>
          <table:table-cell table:style-name="ce56"/>
          <table:table-cell table:style-name="ce56" office:value-type="string">
            <text:p>r</text:p>
          </table:table-cell>
          <table:table-cell table:style-name="ce57"/>
          <table:table-cell table:style-name="ce57"/>
          <table:table-cell table:style-name="ce57"/>
          <table:table-cell table:style-name="ce57"/>
          <table:table-cell table:style-name="ce56" office:value-type="string">
            <text:p>r</text:p>
          </table:table-cell>
          <table:table-cell table:style-name="ce56" office:value-type="string">
            <text:p>r</text:p>
          </table:table-cell>
          <table:table-cell table:style-name="ce56" office:value-type="string">
            <text:p>r</text:p>
          </table:table-cell>
          <table:table-cell table:style-name="ce56" office:value-type="string">
            <text:p>r</text:p>
          </table:table-cell>
          <table:table-cell table:style-name="ce56" office:value-type="string">
            <text:p>r</text:p>
          </table:table-cell>
          <table:table-cell table:style-name="ce56" office:value-type="string">
            <text:p>r</text:p>
          </table:table-cell>
          <table:table-cell table:style-name="ce56" office:value-type="string">
            <text:p>r</text:p>
          </table:table-cell>
          <table:table-cell table:style-name="ce56" office:value-type="string">
            <text:p>r</text:p>
          </table:table-cell>
          <table:table-cell table:style-name="ce56" office:value-type="string">
            <text:p>r</text:p>
          </table:table-cell>
          <table:table-cell table:style-name="ce56" office:value-type="string">
            <text:p>r</text:p>
          </table:table-cell>
          <table:table-cell table:style-name="ce56" office:value-type="string">
            <text:p>r</text:p>
          </table:table-cell>
          <table:table-cell table:style-name="ce56" office:value-type="string">
            <text:p>r</text:p>
          </table:table-cell>
          <table:table-cell table:style-name="ce56" office:value-type="string">
            <text:p>r</text:p>
          </table:table-cell>
          <table:table-cell table:style-name="ce56" office:value-type="string">
            <text:p>r</text:p>
          </table:table-cell>
          <table:table-cell table:style-name="ce56" office:value-type="string">
            <text:p>r</text:p>
          </table:table-cell>
          <table:table-cell table:style-name="ce56" office:value-type="string">
            <text:p>r</text:p>
          </table:table-cell>
          <table:table-cell table:style-name="ce56" office:value-type="string">
            <text:p>r</text:p>
          </table:table-cell>
          <table:table-cell table:style-name="ce56" office:value-type="string">
            <text:p>r</text:p>
          </table:table-cell>
          <table:table-cell table:style-name="ce56" office:value-type="string">
            <text:p>r</text:p>
          </table:table-cell>
          <table:table-cell table:style-name="ce57"/>
          <table:table-cell table:style-name="ce57"/>
          <table:table-cell table:style-name="ce57"/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/>
          <table:table-cell table:style-name="ce57" office:value-type="float" office:value="2">
            <text:p>2</text:p>
          </table:table-cell>
          <table:table-cell table:style-name="ce57"/>
          <table:table-cell table:style-name="ce57" office:value-type="float" office:value="1">
            <text:p>1</text:p>
          </table:table-cell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/>
          <table:table-cell table:style-name="ce57" office:value-type="float" office:value="1">
            <text:p>1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4">
            <text:p>4</text:p>
          </table:table-cell>
          <table:table-cell table:style-name="ce57"/>
          <table:table-cell table:style-name="ce57" office:value-type="float" office:value="12">
            <text:p>12</text:p>
          </table:table-cell>
          <table:table-cell table:style-name="ce5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26-33</text:p>
          </table:table-cell>
          <table:table-cell office:value-type="string">
            <text:p>manmariner</text:p>
          </table:table-cell>
          <table:table-cell table:style-name="ce35" office:value-type="string">
            <text:p>culture.base.human.mariner</text:p>
          </table:table-cell>
          <table:table-cell table:style-name="ce38" office:value-type="float" office:value="95">
            <text:p>95</text:p>
          </table:table-cell>
          <table:table-cell table:style-name="ce38" office:value-type="float" office:value="65">
            <text:p>65</text:p>
          </table:table-cell>
          <table:table-cell table:style-name="ce38" office:value-type="float" office:value="190">
            <text:p>190</text:p>
          </table:table-cell>
          <table:table-cell table:style-name="ce38" office:value-type="float" office:value="175">
            <text:p>175</text:p>
          </table:table-cell>
          <table:table-cell table:style-name="ce41" office:value-type="string">
            <text:p>Mariner</text:p>
          </table:table-cell>
          <table:table-cell table:style-name="ce46"/>
          <table:table-cell table:style-name="ce46"/>
          <table:table-cell table:style-name="ce46" office:value-type="float" office:value="2">
            <text:p>2</text:p>
          </table:table-cell>
          <table:table-cell table:style-name="ce46"/>
          <table:table-cell table:style-name="ce46" office:value-type="float" office:value="2">
            <text:p>2</text:p>
          </table:table-cell>
          <table:table-cell table:style-name="ce46"/>
          <table:table-cell table:style-name="ce46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8" office:value-type="string">
            <text:p>e</text:p>
          </table:table-cell>
          <table:table-cell table:style-name="ce47"/>
          <table:table-cell table:style-name="ce47" office:value-type="float" office:value="5">
            <text:p>5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6">
            <text:p>6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6">
            <text:p>6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6">
            <text:p>6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e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8" office:value-type="string">
            <text:p>e</text:p>
          </table:table-cell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7"/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8" office:value-type="string">
            <text:p>e</text:p>
          </table:table-cell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2">
            <text:p>12</text:p>
          </table:table-cell>
          <table:table-cell table:style-name="ce48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26-33</text:p>
          </table:table-cell>
          <table:table-cell office:value-type="string">
            <text:p>mannomad</text:p>
          </table:table-cell>
          <table:table-cell table:style-name="ce35" office:value-type="string">
            <text:p>culture.base.human.nomad</text:p>
          </table:table-cell>
          <table:table-cell table:style-name="ce38" office:value-type="float" office:value="62">
            <text:p>62</text:p>
          </table:table-cell>
          <table:table-cell table:style-name="ce38" office:value-type="float" office:value="44">
            <text:p>44</text:p>
          </table:table-cell>
          <table:table-cell table:style-name="ce38" office:value-type="float" office:value="168">
            <text:p>168</text:p>
          </table:table-cell>
          <table:table-cell table:style-name="ce38" office:value-type="float" office:value="155">
            <text:p>155</text:p>
          </table:table-cell>
          <table:table-cell table:style-name="ce41" office:value-type="string">
            <text:p>Nomad</text:p>
          </table:table-cell>
          <table:table-cell table:style-name="ce46"/>
          <table:table-cell table:style-name="ce46"/>
          <table:table-cell table:style-name="ce46" office:value-type="float" office:value="1">
            <text:p>1</text:p>
          </table:table-cell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2">
            <text:p>2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6">
            <text:p>6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5">
            <text:p>5</text:p>
          </table:table-cell>
          <table:table-cell table:style-name="ce47"/>
          <table:table-cell table:style-name="ce47"/>
          <table:table-cell table:style-name="ce47"/>
          <table:table-cell table:style-name="ce47" office:value-type="float" office:value="5">
            <text:p>5</text:p>
          </table:table-cell>
          <table:table-cell table:style-name="ce48" office:value-type="string">
            <text:p>r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7"/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4">
            <text:p>4</text:p>
          </table:table-cell>
          <table:table-cell table:style-name="ce47"/>
          <table:table-cell table:style-name="ce47" office:value-type="float" office:value="12">
            <text:p>12</text:p>
          </table:table-cell>
          <table:table-cell table:style-name="ce69" office:value-type="string">
            <text:p>todo.special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26-33</text:p>
          </table:table-cell>
          <table:table-cell office:value-type="string">
            <text:p>manrural</text:p>
          </table:table-cell>
          <table:table-cell table:style-name="ce35" office:value-type="string">
            <text:p>culture.base.human.rural</text:p>
          </table:table-cell>
          <table:table-cell table:style-name="ce38" office:value-type="float" office:value="75">
            <text:p>75</text:p>
          </table:table-cell>
          <table:table-cell table:style-name="ce38" office:value-type="float" office:value="60">
            <text:p>60</text:p>
          </table:table-cell>
          <table:table-cell table:style-name="ce38" office:value-type="float" office:value="178">
            <text:p>178</text:p>
          </table:table-cell>
          <table:table-cell table:style-name="ce38" office:value-type="float" office:value="162">
            <text:p>162</text:p>
          </table:table-cell>
          <table:table-cell table:style-name="ce41" office:value-type="string">
            <text:p>Rural</text:p>
          </table:table-cell>
          <table:table-cell table:style-name="ce46"/>
          <table:table-cell table:style-name="ce46"/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/>
          <table:table-cell table:style-name="ce46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6">
            <text:p>6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8" office:value-type="string">
            <text:p>r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7"/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8">
            <text:p>8</text:p>
          </table:table-cell>
          <table:table-cell table:style-name="ce47"/>
          <table:table-cell table:style-name="ce47" office:value-type="float" office:value="12">
            <text:p>12</text:p>
          </table:table-cell>
          <table:table-cell table:style-name="ce48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26-33</text:p>
          </table:table-cell>
          <table:table-cell office:value-type="string">
            <text:p>manurban</text:p>
          </table:table-cell>
          <table:table-cell table:style-name="ce35" office:value-type="string">
            <text:p>culture.base.human.urban</text:p>
          </table:table-cell>
          <table:table-cell table:style-name="ce38" office:value-type="float" office:value="70">
            <text:p>70</text:p>
          </table:table-cell>
          <table:table-cell table:style-name="ce38" office:value-type="float" office:value="55">
            <text:p>55</text:p>
          </table:table-cell>
          <table:table-cell table:style-name="ce38" office:value-type="float" office:value="178">
            <text:p>178</text:p>
          </table:table-cell>
          <table:table-cell table:style-name="ce38" office:value-type="float" office:value="163">
            <text:p>163</text:p>
          </table:table-cell>
          <table:table-cell table:style-name="ce41" office:value-type="string">
            <text:p>Urban</text:p>
          </table:table-cell>
          <table:table-cell table:style-name="ce46"/>
          <table:table-cell table:style-name="ce46"/>
          <table:table-cell table:style-name="ce46" office:value-type="float" office:value="1">
            <text:p>1</text:p>
          </table:table-cell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6">
            <text:p>6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2">
            <text:p>2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5">
            <text:p>5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e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0">
            <text:p>10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2">
            <text:p>12</text:p>
          </table:table-cell>
          <table:table-cell table:style-name="ce48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26-33</text:p>
          </table:table-cell>
          <table:table-cell office:value-type="string">
            <text:p>manwood</text:p>
          </table:table-cell>
          <table:table-cell table:style-name="ce35" office:value-type="string">
            <text:p>culture.base.human.wood</text:p>
          </table:table-cell>
          <table:table-cell table:style-name="ce38" office:value-type="float" office:value="90">
            <text:p>90</text:p>
          </table:table-cell>
          <table:table-cell table:style-name="ce38" office:value-type="float" office:value="60">
            <text:p>60</text:p>
          </table:table-cell>
          <table:table-cell table:style-name="ce38" office:value-type="float" office:value="185">
            <text:p>185</text:p>
          </table:table-cell>
          <table:table-cell table:style-name="ce38" office:value-type="float" office:value="165">
            <text:p>165</text:p>
          </table:table-cell>
          <table:table-cell table:style-name="ce41" office:value-type="string">
            <text:p>Wood</text:p>
          </table:table-cell>
          <table:table-cell table:style-name="ce46"/>
          <table:table-cell table:style-name="ce46"/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3-e</text:p>
          </table:table-cell>
          <table:table-cell table:style-name="ce47"/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8" office:value-type="string">
            <text:p>e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6">
            <text:p>6</text:p>
          </table:table-cell>
          <table:table-cell table:style-name="ce47" office:value-type="float" office:value="4">
            <text:p>4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6">
            <text:p>6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7" office:value-type="float" office:value="5">
            <text:p>5</text:p>
          </table:table-cell>
          <table:table-cell table:style-name="ce47"/>
          <table:table-cell table:style-name="ce48" office:value-type="string">
            <text:p>e</text:p>
          </table:table-cell>
          <table:table-cell table:style-name="ce48" office:value-type="string">
            <text:p>e</text:p>
          </table:table-cell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7"/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 office:value-type="float" office:value="4">
            <text:p>4</text:p>
          </table:table-cell>
          <table:table-cell table:style-name="ce47" office:value-type="string">
            <text:p>4-e</text:p>
          </table:table-cell>
          <table:table-cell table:style-name="ce47"/>
          <table:table-cell table:style-name="ce47" office:value-type="float" office:value="4">
            <text:p>4</text:p>
          </table:table-cell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4">
            <text:p>4</text:p>
          </table:table-cell>
          <table:table-cell table:style-name="ce47"/>
          <table:table-cell table:style-name="ce47" office:value-type="float" office:value="12">
            <text:p>12</text:p>
          </table:table-cell>
          <table:table-cell table:style-name="ce48"/>
        </table:table-row>
        <table:table-row table:style-name="ro1">
          <table:table-cell table:number-columns-repeated="2" office:value-type="float" office:value="34">
            <text:p>34</text:p>
          </table:table-cell>
          <table:table-cell office:value-type="string">
            <text:p>manhigh</text:p>
          </table:table-cell>
          <table:table-cell/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95">
            <text:p>195</text:p>
          </table:table-cell>
          <table:table-cell office:value-type="float" office:value="178">
            <text:p>178</text:p>
          </table:table-cell>
          <table:table-cell table:style-name="ce42" office:value-type="string">
            <text:p>Man, High</text:p>
          </table:table-cell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6">
            <text:p>6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6">
            <text:p>6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6">
            <text:p>6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8" office:value-type="string">
            <text:p>r</text:p>
          </table:table-cell>
          <table:table-cell table:style-name="ce47"/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12">
            <text:p>12</text:p>
          </table:table-cell>
          <table:table-cell table:style-name="ce47"/>
          <table:table-cell table:style-name="ce47" office:value-type="float" office:value="10">
            <text:p>10</text:p>
          </table:table-cell>
          <table:table-cell table:style-name="ce48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string">
            <text:p>elfwood</text:p>
          </table:table-cell>
          <table:table-cell/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180">
            <text:p>180</text:p>
          </table:table-cell>
          <table:table-cell office:value-type="float" office:value="175">
            <text:p>175</text:p>
          </table:table-cell>
          <table:table-cell table:style-name="ce42" office:value-type="string">
            <text:p>Elf, Wood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e</text:p>
          </table:table-cell>
          <table:table-cell table:style-name="ce48"/>
          <table:table-cell table:style-name="ce48"/>
          <table:table-cell table:style-name="ce48"/>
          <table:table-cell table:style-name="ce48" office:value-type="string">
            <text:p>e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7" office:value-type="float" office:value="6">
            <text:p>6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6">
            <text:p>6</text:p>
          </table:table-cell>
          <table:table-cell table:style-name="ce47"/>
          <table:table-cell table:style-name="ce47"/>
          <table:table-cell table:style-name="ce47" office:value-type="float" office:value="10">
            <text:p>10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e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8" office:value-type="string">
            <text:p>r</text:p>
          </table:table-cell>
          <table:table-cell table:style-name="ce47" office:value-type="float" office:value="5">
            <text:p>5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8" office:value-type="string">
            <text:p>r</text:p>
          </table:table-cell>
          <table:table-cell table:style-name="ce47"/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/>
          <table:table-cell table:style-name="ce47" office:value-type="float" office:value="4">
            <text:p>4</text:p>
          </table:table-cell>
          <table:table-cell table:style-name="ce48" office:value-type="string">
            <text:p>e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2">
            <text:p>1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0">
            <text:p>10</text:p>
          </table:table-cell>
          <table:table-cell table:style-name="ce48"/>
        </table:table-row>
        <table:table-row table:style-name="ro1">
          <table:table-cell table:number-columns-repeated="2" office:value-type="float" office:value="41">
            <text:p>41</text:p>
          </table:table-cell>
          <table:table-cell office:value-type="string">
            <text:p>elfgrey</text:p>
          </table:table-cell>
          <table:table-cell/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198">
            <text:p>198</text:p>
          </table:table-cell>
          <table:table-cell office:value-type="float" office:value="185">
            <text:p>185</text:p>
          </table:table-cell>
          <table:table-cell table:style-name="ce42" office:value-type="string">
            <text:p>Elf, Grey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 office:value-type="float" office:value="6">
            <text:p>6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6">
            <text:p>6</text:p>
          </table:table-cell>
          <table:table-cell table:style-name="ce47"/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4">
            <text:p>4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e</text:p>
          </table:table-cell>
          <table:table-cell table:style-name="ce47"/>
          <table:table-cell table:style-name="ce47"/>
          <table:table-cell table:style-name="ce47"/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8" office:value-type="string">
            <text:p>r</text:p>
          </table:table-cell>
          <table:table-cell table:style-name="ce47" office:value-type="float" office:value="4">
            <text:p>4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8" office:value-type="string">
            <text:p>r</text:p>
          </table:table-cell>
          <table:table-cell table:style-name="ce47"/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8" office:value-type="string">
            <text:p>e</text:p>
          </table:table-cell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 office:value-type="float" office:value="3">
            <text:p>3</text:p>
          </table:table-cell>
          <table:table-cell table:style-name="ce47"/>
          <table:table-cell table:style-name="ce47" office:value-type="float" office:value="1">
            <text:p>1</text:p>
          </table:table-cell>
          <table:table-cell table:style-name="ce48" office:value-type="string">
            <text:p>e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6">
            <text:p>16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8">
            <text:p>8</text:p>
          </table:table-cell>
          <table:table-cell table:style-name="ce48"/>
        </table:table-row>
        <table:table-row table:style-name="ro1">
          <table:table-cell table:number-columns-repeated="2" office:value-type="float" office:value="42">
            <text:p>42</text:p>
          </table:table-cell>
          <table:table-cell office:value-type="string">
            <text:p>elfhigh</text:p>
          </table:table-cell>
          <table:table-cell/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198">
            <text:p>198</text:p>
          </table:table-cell>
          <table:table-cell office:value-type="float" office:value="185">
            <text:p>185</text:p>
          </table:table-cell>
          <table:table-cell table:style-name="ce42" office:value-type="string">
            <text:p>Elf, High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6">
            <text:p>6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4">
            <text:p>4</text:p>
          </table:table-cell>
          <table:table-cell table:style-name="ce47"/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6">
            <text:p>6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10">
            <text:p>10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62" office:value-type="string">
            <text:p>e</text:p>
          </table:table-cell>
          <table:table-cell table:style-name="ce62" office:value-type="string">
            <text:p>e</text:p>
          </table:table-cell>
          <table:table-cell table:style-name="ce62" office:value-type="string">
            <text:p>e</text:p>
          </table:table-cell>
          <table:table-cell table:style-name="ce62" office:value-type="string">
            <text:p>e</text:p>
          </table:table-cell>
          <table:table-cell table:style-name="ce62" office:value-type="string">
            <text:p>e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e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8" office:value-type="string">
            <text:p>r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2">
            <text:p>2</text:p>
          </table:table-cell>
          <table:table-cell table:style-name="ce48" office:value-type="string">
            <text:p>r</text:p>
          </table:table-cell>
          <table:table-cell table:style-name="ce47"/>
          <table:table-cell table:style-name="ce48" office:value-type="string">
            <text:p>r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7" office:value-type="float" office:value="2">
            <text:p>2</text:p>
          </table:table-cell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20">
            <text:p>20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6">
            <text:p>6</text:p>
          </table:table-cell>
          <table:table-cell table:style-name="ce48"/>
        </table:table-row>
        <table:table-row table:style-name="ro1">
          <table:table-cell table:number-columns-repeated="2" office:value-type="float" office:value="43">
            <text:p>43</text:p>
          </table:table-cell>
          <table:table-cell office:value-type="string">
            <text:p>elfhalf</text:p>
          </table:table-cell>
          <table:table-cell/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190">
            <text:p>190</text:p>
          </table:table-cell>
          <table:table-cell office:value-type="float" office:value="180">
            <text:p>180</text:p>
          </table:table-cell>
          <table:table-cell table:style-name="ce42" office:value-type="string">
            <text:p>Half-Elf</text:p>
          </table:table-cell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6">
            <text:p>6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5">
            <text:p>5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8" office:value-type="string">
            <text:p>r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7" office:value-type="float" office:value="2">
            <text:p>2</text:p>
          </table:table-cell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0">
            <text:p>10</text:p>
          </table:table-cell>
          <table:table-cell table:style-name="ce48"/>
        </table:table-row>
        <table:table-row table:style-name="ro1">
          <table:table-cell table:number-columns-repeated="2" office:value-type="float" office:value="35">
            <text:p>35</text:p>
          </table:table-cell>
          <table:table-cell office:value-type="string">
            <text:p>dwarf</text:p>
          </table:table-cell>
          <table:table-cell/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135">
            <text:p>135</text:p>
          </table:table-cell>
          <table:table-cell table:style-name="ce42" office:value-type="string">
            <text:p>Dwarf</text:p>
          </table:table-cell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62"/>
          <table:table-cell table:style-name="ce62"/>
          <table:table-cell table:style-name="ce62"/>
          <table:table-cell table:style-name="ce62"/>
          <table:table-cell table:style-name="ce62" office:value-type="string">
            <text:p>e</text:p>
          </table:table-cell>
          <table:table-cell table:style-name="ce48" office:value-type="string">
            <text:p>e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e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7" office:value-type="float" office:value="2">
            <text:p>2</text:p>
          </table:table-cell>
          <table:table-cell table:style-name="ce48" office:value-type="string">
            <text:p>e</text:p>
          </table:table-cell>
          <table:table-cell table:style-name="ce48"/>
          <table:table-cell table:style-name="ce48"/>
          <table:table-cell table:style-name="ce48"/>
          <table:table-cell table:style-name="ce48" office:value-type="string">
            <text:p>e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8" office:value-type="string">
            <text:p>e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8">
            <text:p>8</text:p>
          </table:table-cell>
          <table:table-cell table:style-name="ce47"/>
          <table:table-cell table:style-name="ce47" office:value-type="float" office:value="12">
            <text:p>12</text:p>
          </table:table-cell>
          <table:table-cell table:style-name="ce48" office:value-type="string">
            <text:p>todo.special2</text:p>
          </table:table-cell>
        </table:table-row>
        <table:table-row table:style-name="ro1">
          <table:table-cell table:number-columns-repeated="2" office:value-type="float" office:value="37">
            <text:p>37</text:p>
          </table:table-cell>
          <table:table-cell office:value-type="string">
            <text:p>orccommon</text:p>
          </table:table-cell>
          <table:table-cell/>
          <table:table-cell table:number-columns-repeated="2" office:value-type="float" office:value="30">
            <text:p>30</text:p>
          </table:table-cell>
          <table:table-cell table:number-columns-repeated="2" office:value-type="float" office:value="120">
            <text:p>120</text:p>
          </table:table-cell>
          <table:table-cell table:style-name="ce42" office:value-type="string">
            <text:p>Orc, Common</text:p>
          </table:table-cell>
          <table:table-cell table:style-name="ce47"/>
          <table:table-cell table:style-name="ce47"/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e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 office:value-type="float" office:value="4">
            <text:p>4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7"/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4">
            <text:p>4</text:p>
          </table:table-cell>
          <table:table-cell table:style-name="ce47"/>
          <table:table-cell table:style-name="ce47" office:value-type="float" office:value="12">
            <text:p>12</text:p>
          </table:table-cell>
          <table:table-cell table:style-name="ce48" office:value-type="string">
            <text:p>todo.special3</text:p>
          </table:table-cell>
        </table:table-row>
        <table:table-row table:style-name="ro1">
          <table:table-cell table:number-columns-repeated="2" office:value-type="float" office:value="38">
            <text:p>38</text:p>
          </table:table-cell>
          <table:table-cell office:value-type="string">
            <text:p>orcgreater</text:p>
          </table:table-cell>
          <table:table-cell/>
          <table:table-cell table:number-columns-repeated="2" office:value-type="float" office:value="65">
            <text:p>65</text:p>
          </table:table-cell>
          <table:table-cell table:number-columns-repeated="2" office:value-type="float" office:value="165">
            <text:p>165</text:p>
          </table:table-cell>
          <table:table-cell table:style-name="ce42" office:value-type="string">
            <text:p>Orc, Greater</text:p>
          </table:table-cell>
          <table:table-cell table:style-name="ce47"/>
          <table:table-cell table:style-name="ce47"/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8" office:value-type="string">
            <text:p>r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7"/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4">
            <text:p>4</text:p>
          </table:table-cell>
          <table:table-cell table:style-name="ce47"/>
          <table:table-cell table:style-name="ce47" office:value-type="float" office:value="10">
            <text:p>10</text:p>
          </table:table-cell>
          <table:table-cell table:style-name="ce48" office:value-type="string">
            <text:p>todo.special3</text:p>
          </table:table-cell>
        </table:table-row>
        <table:table-row table:style-name="ro1">
          <table:table-cell table:number-columns-repeated="2" office:value-type="float" office:value="39">
            <text:p>39</text:p>
          </table:table-cell>
          <table:table-cell office:value-type="string">
            <text:p>orchalf</text:p>
          </table:table-cell>
          <table:table-cell/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72">
            <text:p>172</text:p>
          </table:table-cell>
          <table:table-cell office:value-type="float" office:value="165">
            <text:p>165</text:p>
          </table:table-cell>
          <table:table-cell table:style-name="ce42" office:value-type="string">
            <text:p>Half-Orc</text:p>
          </table:table-cell>
          <table:table-cell table:style-name="ce47"/>
          <table:table-cell table:style-name="ce47"/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/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4">
            <text:p>4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4">
            <text:p>4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7"/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4">
            <text:p>4</text:p>
          </table:table-cell>
          <table:table-cell table:style-name="ce47"/>
          <table:table-cell table:style-name="ce47" office:value-type="float" office:value="12">
            <text:p>12</text:p>
          </table:table-cell>
          <table:table-cell table:style-name="ce48"/>
        </table:table-row>
        <table:table-row table:style-name="ro1">
          <table:table-cell table:number-columns-repeated="2" office:value-type="float" office:value="44">
            <text:p>44</text:p>
          </table:table-cell>
          <table:table-cell office:value-type="string">
            <text:p>orchalf</text:p>
          </table:table-cell>
          <table:table-cell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  <table:table-cell table:style-name="ce42" office:value-type="string">
            <text:p>Gnoll</text:p>
          </table:table-cell>
          <table:table-cell table:style-name="ce48"/>
          <table:table-cell table:style-name="ce48"/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 office:value-type="float" office:value="4">
            <text:p>4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 office:value-type="float" office:value="7">
            <text:p>7</text:p>
          </table:table-cell>
          <table:table-cell table:style-name="ce48" office:value-type="float" office:value="5">
            <text:p>5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62"/>
          <table:table-cell table:style-name="ce6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62"/>
          <table:table-cell table:style-name="ce62" office:value-type="float" office:value="7">
            <text:p>7</text:p>
          </table:table-cell>
          <table:table-cell table:style-name="ce62" office:value-type="float" office:value="5">
            <text:p>5</text:p>
          </table:table-cell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48"/>
          <table:table-cell table:style-name="ce48"/>
          <table:table-cell table:style-name="ce48"/>
          <table:table-cell table:style-name="ce48" office:value-type="float" office:value="8">
            <text:p>8</text:p>
          </table:table-cell>
          <table:table-cell table:style-name="ce48" office:value-type="float" office:value="6">
            <text:p>6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 office:value-type="float" office:value="3">
            <text:p>3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2">
            <text:p>2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/>
          <table:table-cell table:style-name="ce48" office:value-type="float" office:value="2">
            <text:p>2</text:p>
          </table:table-cell>
          <table:table-cell table:style-name="ce48" office:value-type="string">
            <text:p>2-e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2-e</text:p>
          </table:table-cell>
          <table:table-cell table:style-name="ce48" office:value-type="string">
            <text:p>e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48"/>
          <table:table-cell table:style-name="ce48" office:value-type="float" office:value="12">
            <text:p>12</text:p>
          </table:table-cell>
          <table:table-cell table:style-name="ce48"/>
        </table:table-row>
        <table:table-row table:style-name="ro1">
          <table:table-cell table:number-columns-repeated="2" office:value-type="float" office:value="45">
            <text:p>45</text:p>
          </table:table-cell>
          <table:table-cell office:value-type="string">
            <text:p>orchalf</text:p>
          </table:table-cell>
          <table:table-cell/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float" office:value="125">
            <text:p>125</text:p>
          </table:table-cell>
          <table:table-cell table:style-name="ce42" office:value-type="string">
            <text:p>Gnome</text:p>
          </table:table-cell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/>
          <table:table-cell table:style-name="ce48" office:value-type="float" office:value="9">
            <text:p>9</text:p>
          </table:table-cell>
          <table:table-cell table:style-name="ce48" office:value-type="float" office:value="9">
            <text:p>9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8">
            <text:p>8</text:p>
          </table:table-cell>
          <table:table-cell table:style-name="ce62" office:value-type="float" office:value="8">
            <text:p>8</text:p>
          </table:table-cell>
          <table:table-cell table:style-name="ce62" office:value-type="float" office:value="8">
            <text:p>8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7">
            <text:p>7</text:p>
          </table:table-cell>
          <table:table-cell table:style-name="ce48"/>
          <table:table-cell table:style-name="ce48"/>
          <table:table-cell table:style-name="ce48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10">
            <text:p>10</text:p>
          </table:table-cell>
          <table:table-cell table:style-name="ce48" office:value-type="float" office:value="10">
            <text:p>10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62" office:value-type="string">
            <text:p>e</text:p>
          </table:table-cell>
          <table:table-cell table:style-name="ce62" office:value-type="string">
            <text:p>e</text:p>
          </table:table-cell>
          <table:table-cell table:style-name="ce62"/>
          <table:table-cell table:style-name="ce62"/>
          <table:table-cell table:style-name="ce62"/>
          <table:table-cell table:style-name="ce48"/>
          <table:table-cell table:style-name="ce48"/>
          <table:table-cell table:style-name="ce48" office:value-type="string">
            <text:p>e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5">
            <text:p>5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2">
            <text:p>2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4">
            <text:p>4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2">
            <text:p>12</text:p>
          </table:table-cell>
          <table:table-cell table:style-name="ce48"/>
        </table:table-row>
        <table:table-row table:style-name="ro1">
          <table:table-cell table:number-columns-repeated="2" office:value-type="float" office:value="46">
            <text:p>46</text:p>
          </table:table-cell>
          <table:table-cell office:value-type="string">
            <text:p>orchalf</text:p>
          </table:table-cell>
          <table:table-cell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  <table:table-cell table:style-name="ce42" office:value-type="string">
            <text:p>Goblin</text:p>
          </table:table-cell>
          <table:table-cell table:style-name="ce48"/>
          <table:table-cell table:style-name="ce48"/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 office:value-type="float" office:value="6">
            <text:p>6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62"/>
          <table:table-cell table:style-name="ce6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8">
            <text:p>8</text:p>
          </table:table-cell>
          <table:table-cell table:style-name="ce48" office:value-type="float" office:value="4">
            <text:p>4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48" office:value-type="string">
            <text:p>e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 office:value-type="float" office:value="1">
            <text:p>1</text:p>
          </table:table-cell>
          <table:table-cell table:style-name="ce48"/>
          <table:table-cell table:style-name="ce48" office:value-type="float" office:value="2">
            <text:p>2</text:p>
          </table:table-cell>
          <table:table-cell table:style-name="ce48"/>
          <table:table-cell table:style-name="ce48" office:value-type="string">
            <text:p>e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4">
            <text:p>4</text:p>
          </table:table-cell>
          <table:table-cell table:style-name="ce48"/>
          <table:table-cell table:style-name="ce48" office:value-type="float" office:value="10">
            <text:p>10</text:p>
          </table:table-cell>
          <table:table-cell table:style-name="ce48"/>
        </table:table-row>
        <table:table-row table:style-name="ro1">
          <table:table-cell table:number-columns-repeated="2" office:value-type="float" office:value="36">
            <text:p>36</text:p>
          </table:table-cell>
          <table:table-cell office:value-type="string">
            <text:p>halfling</text:p>
          </table:table-cell>
          <table:table-cell/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table:style-name="ce42" office:value-type="string">
            <text:p>Halfling, Haerfeat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6">
            <text:p>6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6">
            <text:p>6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62"/>
          <table:table-cell table:style-name="ce62"/>
          <table:table-cell table:style-name="ce62"/>
          <table:table-cell table:style-name="ce62" office:value-type="string">
            <text:p>e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8" office:value-type="string">
            <text:p>e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/>
          <table:table-cell table:style-name="ce47" office:value-type="float" office:value="5">
            <text:p>5</text:p>
          </table:table-cell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7"/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6">
            <text:p>6</text:p>
          </table:table-cell>
          <table:table-cell table:style-name="ce47"/>
          <table:table-cell table:style-name="ce47" office:value-type="float" office:value="12">
            <text:p>12</text:p>
          </table:table-cell>
          <table:table-cell table:style-name="ce69" office:value-type="string">
            <text:p>todo.special4</text:p>
          </table:table-cell>
        </table:table-row>
        <table:table-row table:style-name="ro1">
          <table:table-cell table:number-columns-repeated="2" office:value-type="float" office:value="47">
            <text:p>47</text:p>
          </table:table-cell>
          <table:table-cell office:value-type="string">
            <text:p>halfling</text:p>
          </table:table-cell>
          <table:table-cell/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table:style-name="ce42" office:value-type="string">
            <text:p>Halfling, Staeknil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6">
            <text:p>6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6">
            <text:p>6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62"/>
          <table:table-cell table:style-name="ce62"/>
          <table:table-cell table:style-name="ce62"/>
          <table:table-cell table:style-name="ce62" office:value-type="string">
            <text:p>e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8" office:value-type="string">
            <text:p>e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/>
          <table:table-cell table:style-name="ce47" office:value-type="float" office:value="5">
            <text:p>5</text:p>
          </table:table-cell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7"/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6">
            <text:p>6</text:p>
          </table:table-cell>
          <table:table-cell table:style-name="ce47"/>
          <table:table-cell table:style-name="ce47" office:value-type="float" office:value="12">
            <text:p>12</text:p>
          </table:table-cell>
          <table:table-cell table:style-name="ce69" office:value-type="string">
            <text:p>todo.special4</text:p>
          </table:table-cell>
        </table:table-row>
        <table:table-row table:style-name="ro1">
          <table:table-cell table:number-columns-repeated="2" office:value-type="float" office:value="48">
            <text:p>48</text:p>
          </table:table-cell>
          <table:table-cell office:value-type="string">
            <text:p>halfling</text:p>
          </table:table-cell>
          <table:table-cell/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table:style-name="ce42" office:value-type="string">
            <text:p>Halfling, Waenfal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6">
            <text:p>6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6">
            <text:p>6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62"/>
          <table:table-cell table:style-name="ce62"/>
          <table:table-cell table:style-name="ce62"/>
          <table:table-cell table:style-name="ce62" office:value-type="string">
            <text:p>e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8" office:value-type="string">
            <text:p>e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/>
          <table:table-cell table:style-name="ce47" office:value-type="float" office:value="5">
            <text:p>5</text:p>
          </table:table-cell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7"/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6">
            <text:p>6</text:p>
          </table:table-cell>
          <table:table-cell table:style-name="ce47"/>
          <table:table-cell table:style-name="ce47" office:value-type="float" office:value="12">
            <text:p>12</text:p>
          </table:table-cell>
          <table:table-cell table:style-name="ce69" office:value-type="string">
            <text:p>todo.special4</text:p>
          </table:table-cell>
        </table:table-row>
        <table:table-row table:style-name="ro1">
          <table:table-cell table:number-columns-repeated="2" office:value-type="float" office:value="49">
            <text:p>49</text:p>
          </table:table-cell>
          <table:table-cell office:value-type="string">
            <text:p>halfling</text:p>
          </table:table-cell>
          <table:table-cell/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table:style-name="ce42" office:value-type="string">
            <text:p>Halfling, Waerlin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6">
            <text:p>6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6">
            <text:p>6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62"/>
          <table:table-cell table:style-name="ce62"/>
          <table:table-cell table:style-name="ce62"/>
          <table:table-cell table:style-name="ce62" office:value-type="string">
            <text:p>e</text:p>
          </table:table-cell>
          <table:table-cell table:style-name="ce6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7" office:value-type="float" office:value="2">
            <text:p>2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8" office:value-type="string">
            <text:p>e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 office:value-type="float" office:value="5">
            <text:p>5</text:p>
          </table:table-cell>
          <table:table-cell table:style-name="ce47" office:value-type="float" office:value="5">
            <text:p>5</text:p>
          </table:table-cell>
          <table:table-cell table:style-name="ce47"/>
          <table:table-cell table:style-name="ce47" office:value-type="float" office:value="5">
            <text:p>5</text:p>
          </table:table-cell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7"/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6">
            <text:p>6</text:p>
          </table:table-cell>
          <table:table-cell table:style-name="ce47"/>
          <table:table-cell table:style-name="ce47" office:value-type="float" office:value="12">
            <text:p>12</text:p>
          </table:table-cell>
          <table:table-cell table:style-name="ce69" office:value-type="string">
            <text:p>todo.special4</text:p>
          </table:table-cell>
        </table:table-row>
        <table:table-row table:style-name="ro1">
          <table:table-cell table:number-columns-repeated="2" office:value-type="float" office:value="50">
            <text:p>50</text:p>
          </table:table-cell>
          <table:table-cell office:value-type="string">
            <text:p>orchalf</text:p>
          </table:table-cell>
          <table:table-cell/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float" office:value="125">
            <text:p>125</text:p>
          </table:table-cell>
          <table:table-cell table:style-name="ce42" office:value-type="string">
            <text:p>Hobgoblin</text:p>
          </table:table-cell>
          <table:table-cell table:style-name="ce48"/>
          <table:table-cell table:style-name="ce48"/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float" office:value="3">
            <text:p>3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 office:value-type="float" office:value="7">
            <text:p>7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62"/>
          <table:table-cell table:style-name="ce6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8">
            <text:p>8</text:p>
          </table:table-cell>
          <table:table-cell table:style-name="ce48" office:value-type="float" office:value="4">
            <text:p>4</text:p>
          </table:table-cell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 office:value-type="float" office:value="1">
            <text:p>1</text:p>
          </table:table-cell>
          <table:table-cell table:style-name="ce48"/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4">
            <text:p>4</text:p>
          </table:table-cell>
          <table:table-cell table:style-name="ce48"/>
          <table:table-cell table:style-name="ce48" office:value-type="float" office:value="10">
            <text:p>10</text:p>
          </table:table-cell>
          <table:table-cell table:style-name="ce69" office:value-type="string">
            <text:p>todo.special5</text:p>
          </table:table-cell>
        </table:table-row>
        <table:table-row table:style-name="ro1">
          <table:table-cell table:number-columns-repeated="2" office:value-type="float" office:value="51">
            <text:p>51</text:p>
          </table:table-cell>
          <table:table-cell office:value-type="string">
            <text:p>orchalf</text:p>
          </table:table-cell>
          <table:table-cell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  <table:table-cell table:style-name="ce42" office:value-type="string">
            <text:p>Kobold</text:p>
          </table:table-cell>
          <table:table-cell table:style-name="ce48"/>
          <table:table-cell table:style-name="ce48"/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6">
            <text:p>6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62"/>
          <table:table-cell table:style-name="ce6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7">
            <text:p>7</text:p>
          </table:table-cell>
          <table:table-cell table:style-name="ce48" office:value-type="float" office:value="7">
            <text:p>7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e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 office:value-type="float" office:value="4">
            <text:p>4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/>
          <table:table-cell table:style-name="ce48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/>
          <table:table-cell table:style-name="ce48" office:value-type="float" office:value="3">
            <text:p>3</text:p>
          </table:table-cell>
          <table:table-cell table:style-name="ce48"/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/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/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5">
            <text:p>5</text:p>
          </table:table-cell>
          <table:table-cell table:style-name="ce48"/>
          <table:table-cell table:style-name="ce48" office:value-type="float" office:value="12">
            <text:p>12</text:p>
          </table:table-cell>
          <table:table-cell table:style-name="ce48"/>
        </table:table-row>
        <table:table-row table:style-name="ro1">
          <table:table-cell table:number-columns-repeated="2" office:value-type="float" office:value="52">
            <text:p>52</text:p>
          </table:table-cell>
          <table:table-cell office:value-type="string">
            <text:p>orccommon</text:p>
          </table:table-cell>
          <table:table-cell/>
          <table:table-cell table:number-columns-repeated="2" office:value-type="float" office:value="65">
            <text:p>65</text:p>
          </table:table-cell>
          <table:table-cell table:number-columns-repeated="2" office:value-type="float" office:value="165">
            <text:p>165</text:p>
          </table:table-cell>
          <table:table-cell table:style-name="ce42" office:value-type="string">
            <text:p>Orc, Grey</text:p>
          </table:table-cell>
          <table:table-cell table:style-name="ce48"/>
          <table:table-cell table:style-name="ce48"/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62"/>
          <table:table-cell table:style-name="ce6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8">
            <text:p>8</text:p>
          </table:table-cell>
          <table:table-cell table:style-name="ce62" office:value-type="float" office:value="4">
            <text:p>4</text:p>
          </table:table-cell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/>
          <table:table-cell table:style-name="ce48"/>
          <table:table-cell table:style-name="ce48" office:value-type="float" office:value="2">
            <text:p>2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2">
            <text:p>2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 office:value-type="float" office:value="1">
            <text:p>1</text:p>
          </table:table-cell>
          <table:table-cell table:style-name="ce48"/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8">
            <text:p>8</text:p>
          </table:table-cell>
          <table:table-cell table:style-name="ce48"/>
          <table:table-cell table:style-name="ce48" office:value-type="float" office:value="12">
            <text:p>12</text:p>
          </table:table-cell>
          <table:table-cell table:style-name="ce48"/>
        </table:table-row>
        <table:table-row table:style-name="ro1">
          <table:table-cell table:number-columns-repeated="2" office:value-type="float" office:value="53">
            <text:p>53</text:p>
          </table:table-cell>
          <table:table-cell office:value-type="string">
            <text:p>orcgreater</text:p>
          </table:table-cell>
          <table:table-cell/>
          <table:table-cell table:number-columns-repeated="2" office:value-type="float" office:value="65">
            <text:p>65</text:p>
          </table:table-cell>
          <table:table-cell table:number-columns-repeated="2" office:value-type="float" office:value="165">
            <text:p>165</text:p>
          </table:table-cell>
          <table:table-cell table:style-name="ce42" office:value-type="string">
            <text:p>Orc, Scrug</text:p>
          </table:table-cell>
          <table:table-cell table:style-name="ce47"/>
          <table:table-cell table:style-name="ce47"/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e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float" office:value="4">
            <text:p>4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7"/>
          <table:table-cell table:style-name="ce47"/>
          <table:table-cell table:style-name="ce47" office:value-type="float" office:value="4">
            <text:p>4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/>
          <table:table-cell table:style-name="ce48" office:value-type="string">
            <text:p>r</text:p>
          </table:table-cell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2">
            <text:p>2</text:p>
          </table:table-cell>
          <table:table-cell table:style-name="ce48"/>
          <table:table-cell table:style-name="ce48" office:value-type="float" office:value="10">
            <text:p>10</text:p>
          </table:table-cell>
          <table:table-cell table:style-name="ce48" office:value-type="string">
            <text:p>todo.special3</text:p>
          </table:table-cell>
        </table:table-row>
        <table:table-row table:style-name="ro1">
          <table:table-cell table:number-columns-repeated="2" office:value-type="float" office:value="54">
            <text:p>54</text:p>
          </table:table-cell>
          <table:table-cell office:value-type="string">
            <text:p>orccommon</text:p>
          </table:table-cell>
          <table:table-cell/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135">
            <text:p>135</text:p>
          </table:table-cell>
          <table:table-cell office:value-type="float" office:value="130">
            <text:p>130</text:p>
          </table:table-cell>
          <table:table-cell table:style-name="ce42" office:value-type="string">
            <text:p>Orc, Vard</text:p>
          </table:table-cell>
          <table:table-cell table:style-name="ce47"/>
          <table:table-cell table:style-name="ce47"/>
          <table:table-cell table:style-name="ce47" office:value-type="float" office:value="3">
            <text:p>3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5">
            <text:p>5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8">
            <text:p>8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8" office:value-type="string">
            <text:p>r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7"/>
          <table:table-cell table:style-name="ce47"/>
          <table:table-cell table:style-name="ce47"/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4">
            <text:p>4</text:p>
          </table:table-cell>
          <table:table-cell table:style-name="ce47"/>
          <table:table-cell table:style-name="ce47" office:value-type="float" office:value="10">
            <text:p>10</text:p>
          </table:table-cell>
          <table:table-cell table:style-name="ce48" office:value-type="string">
            <text:p>todo.special3</text:p>
          </table:table-cell>
        </table:table-row>
        <table:table-row table:style-name="ro1">
          <table:table-cell table:number-columns-repeated="2" office:value-type="float" office:value="55">
            <text:p>55</text:p>
          </table:table-cell>
          <table:table-cell office:value-type="string">
            <text:p>orchalf</text:p>
          </table:table-cell>
          <table:table-cell/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150">
            <text:p>150</text:p>
          </table:table-cell>
          <table:table-cell office:value-type="float" office:value="140">
            <text:p>140</text:p>
          </table:table-cell>
          <table:table-cell table:style-name="ce42" office:value-type="string">
            <text:p>Troglodyte</text:p>
          </table:table-cell>
          <table:table-cell table:style-name="ce48"/>
          <table:table-cell table:style-name="ce48"/>
          <table:table-cell table:style-name="ce48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2">
            <text:p>2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e</text:p>
          </table:table-cell>
          <table:table-cell table:style-name="ce48"/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/>
          <table:table-cell table:style-name="ce48"/>
          <table:table-cell table:style-name="ce48"/>
          <table:table-cell table:style-name="ce48" office:value-type="string">
            <text:p>e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float" office:value="4">
            <text:p>4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62"/>
          <table:table-cell table:style-name="ce6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8">
            <text:p>8</text:p>
          </table:table-cell>
          <table:table-cell table:style-name="ce48" office:value-type="float" office:value="2">
            <text:p>2</text:p>
          </table:table-cell>
          <table:table-cell table:style-name="ce48" office:value-type="string">
            <text:p>r</text:p>
          </table:table-cell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 office:value-type="float" office:value="6">
            <text:p>6</text:p>
          </table:table-cell>
          <table:table-cell table:style-name="ce48" office:value-type="string">
            <text:p>e</text:p>
          </table:table-cell>
          <table:table-cell table:style-name="ce48"/>
          <table:table-cell table:style-name="ce48"/>
          <table:table-cell table:style-name="ce48"/>
          <table:table-cell table:style-name="ce48" office:value-type="string">
            <text:p>e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/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 office:value-type="float" office:value="2">
            <text:p>2</text:p>
          </table:table-cell>
          <table:table-cell table:style-name="ce48"/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2">
            <text:p>2</text:p>
          </table:table-cell>
          <table:table-cell table:style-name="ce48" office:value-type="string">
            <text:p>2-e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e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 office:value-type="float" office:value="6">
            <text:p>6</text:p>
          </table:table-cell>
          <table:table-cell table:style-name="ce48"/>
          <table:table-cell table:style-name="ce48" office:value-type="float" office:value="14">
            <text:p>14</text:p>
          </table:table-cell>
          <table:table-cell table:style-name="ce48" office:value-type="string">
            <text:p>todo.special7</text:p>
          </table:table-cell>
        </table:table-row>
        <table:table-row table:style-name="ro1">
          <table:table-cell table:number-columns-repeated="2" office:value-type="float" office:value="56">
            <text:p>56</text:p>
          </table:table-cell>
          <table:table-cell office:value-type="string">
            <text:p>orchalf</text:p>
          </table:table-cell>
          <table:table-cell/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165">
            <text:p>165</text:p>
          </table:table-cell>
          <table:table-cell office:value-type="float" office:value="150">
            <text:p>150</text:p>
          </table:table-cell>
          <table:table-cell table:style-name="ce42" office:value-type="string">
            <text:p>Gratar, Gray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/>
          <table:table-cell table:style-name="ce48"/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2">
            <text:p>2</text:p>
          </table:table-cell>
          <table:table-cell table:style-name="ce48"/>
          <table:table-cell table:style-name="ce48"/>
          <table:table-cell table:style-name="ce48" office:value-type="string">
            <text:p>4-o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62"/>
          <table:table-cell table:style-name="ce6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 office:value-type="float" office:value="4">
            <text:p>4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 office:value-type="string">
            <text:p>r</text:p>
          </table:table-cell>
          <table:table-cell table:style-name="ce48"/>
          <table:table-cell table:style-name="ce48"/>
          <table:table-cell table:style-name="ce48"/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 office:value-type="float" office:value="2">
            <text:p>2</text:p>
          </table:table-cell>
          <table:table-cell table:style-name="ce48"/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/>
          <table:table-cell table:style-name="ce48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style-name="ce48"/>
          <table:table-cell table:style-name="ce48"/>
          <table:table-cell table:style-name="ce48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/>
          <table:table-cell table:style-name="ce48"/>
          <table:table-cell table:style-name="ce48" office:value-type="float" office:value="10">
            <text:p>10</text:p>
          </table:table-cell>
          <table:table-cell table:style-name="ce48"/>
        </table:table-row>
        <table:table-row table:style-name="ro1">
          <table:table-cell table:number-columns-repeated="8"/>
          <table:table-cell/>
          <table:table-cell table:number-columns-repeated="35"/>
          <table:table-cell table:style-name="ce61"/>
          <table:table-cell table:number-columns-repeated="156"/>
        </table:table-row>
        <table:table-row table:style-name="ro1">
          <table:table-cell table:number-columns-repeated="8"/>
          <table:table-cell/>
          <table:table-cell table:number-columns-repeated="35"/>
          <table:table-cell table:style-name="ce61"/>
          <table:table-cell table:number-columns-repeated="156"/>
        </table:table-row>
        <table:table-row table:style-name="ro1">
          <table:table-cell table:number-columns-repeated="8"/>
          <table:table-cell/>
          <table:table-cell table:number-columns-repeated="35"/>
          <table:table-cell table:style-name="ce61"/>
          <table:table-cell table:number-columns-repeated="156"/>
        </table:table-row>
        <table:table-row table:style-name="ro1">
          <table:table-cell table:number-columns-repeated="8"/>
          <table:table-cell/>
          <table:table-cell table:number-columns-repeated="35"/>
          <table:table-cell table:style-name="ce61"/>
          <table:table-cell table:number-columns-repeated="156"/>
        </table:table-row>
        <table:table-row table:style-name="ro1">
          <table:table-cell table:number-columns-repeated="8"/>
          <table:table-cell/>
          <table:table-cell table:number-columns-repeated="35"/>
          <table:table-cell table:style-name="ce61"/>
          <table:table-cell table:number-columns-repeated="156"/>
        </table:table-row>
        <table:table-row table:style-name="ro1">
          <table:table-cell table:number-columns-repeated="44"/>
          <table:table-cell table:style-name="ce61"/>
          <table:table-cell table:number-columns-repeated="155"/>
          <table:table-cell/>
        </table:table-row>
        <table:table-row table:style-name="ro1">
          <table:table-cell table:number-columns-repeated="44"/>
          <table:table-cell table:style-name="ce61"/>
          <table:table-cell table:number-columns-repeated="155"/>
          <table:table-cell/>
        </table:table-row>
        <table:table-row table:style-name="ro1" table:number-rows-repeated="163">
          <table:table-cell table:number-columns-repeated="44"/>
          <table:table-cell table:style-name="ce61"/>
          <table:table-cell table:number-columns-repeated="156"/>
        </table:table-row>
        <table:table-row table:style-name="ro1" table:number-rows-repeated="4">
          <table:table-cell table:number-columns-repeated="8"/>
          <table:table-cell table:style-name="ce43"/>
          <table:table-cell table:style-name="ce49"/>
          <table:table-cell table:style-name="ce52" table:number-columns-repeated="28"/>
          <table:table-cell table:number-columns-repeated="6"/>
          <table:table-cell table:style-name="ce61"/>
          <table:table-cell table:number-columns-repeated="156"/>
        </table:table-row>
        <table:table-row table:style-name="ro1">
          <table:table-cell table:number-columns-repeated="8"/>
          <table:table-cell table:style-name="ce43"/>
          <table:table-cell table:style-name="ce50"/>
          <table:table-cell table:style-name="ce53" table:number-columns-repeated="28"/>
          <table:table-cell table:number-columns-repeated="6"/>
          <table:table-cell table:style-name="ce61"/>
          <table:table-cell table:number-columns-repeated="156"/>
        </table:table-row>
        <table:table-row table:style-name="ro1" table:number-rows-repeated="1048369">
          <table:table-cell table:number-columns-repeated="201"/>
        </table:table-row>
        <table:table-row table:style-name="ro1">
          <table:table-cell table:number-columns-repeated="201"/>
        </table:table-row>
      </table:table>
      <table:table table:name="culture.conf" table:style-name="ta1" table:print="false">
        <office:forms form:automatic-focus="false" form:apply-design-mode="false"/>
        <table:table-column table:style-name="co6" table:number-columns-repeated="4" table:default-cell-style-name="Default"/>
        <table:table-column table:style-name="co21" table:number-columns-repeated="4" table:default-cell-style-name="Default"/>
        <table:table-column table:style-name="co22" table:default-cell-style-name="Default"/>
        <table:table-column table:style-name="co6" table:number-columns-repeated="18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row table:style-name="ro1" table:number-rows-repeated="2">
          <table:table-cell table:number-columns-repeated="201"/>
        </table:table-row>
        <table:table-row table:style-name="ro1">
          <table:table-cell table:formula="of:=CONCATENATE([CulturesData.A3]; &quot;,&quot;)" office:value-type="string" office:string-value="27,">
            <text:p>27,</text:p>
          </table:table-cell>
          <table:table-cell table:formula="of:=CONCATENATE([CulturesData.B3]; &quot;,&quot;)" office:value-type="string" office:string-value="26-33,">
            <text:p>26-33,</text:p>
          </table:table-cell>
          <table:table-cell table:formula="of:=CONCATENATE([CulturesData.D3]; &quot;,&quot;)" office:value-type="string" office:string-value="culture.base.human.hill,">
            <text:p>culture.base.human.hill,</text:p>
          </table:table-cell>
          <table:table-cell table:formula="of:=CONCATENATE([CulturesData.C3]; &quot;,&quot;)" office:value-type="string" office:string-value="manhill,">
            <text:p>manhill,</text:p>
          </table:table-cell>
          <table:table-cell table:formula="of:=CONCATENATE([CulturesData.E3]; &quot;,&quot;)" office:value-type="string" office:string-value="80,">
            <text:p>80,</text:p>
          </table:table-cell>
          <table:table-cell table:formula="of:=CONCATENATE([CulturesData.F3]; &quot;,&quot;)" office:value-type="string" office:string-value="60,">
            <text:p>60,</text:p>
          </table:table-cell>
          <table:table-cell table:formula="of:=CONCATENATE([CulturesData.G3]; &quot;,&quot;)" office:value-type="string" office:string-value="178,">
            <text:p>178,</text:p>
          </table:table-cell>
          <table:table-cell table:formula="of:=CONCATENATE([CulturesData.H3]; &quot;,&quot;)" office:value-type="string" office:string-value="168,">
            <text:p>168,</text:p>
          </table:table-cell>
          <table:table-cell table:formula="of:=IF(LEN(TRIM([CulturesData.J3]))=0;&quot;&quot;;CONCATENATE([CulturesData.J$1];SUBSTITUTE(SUBSTITUTE(SUBSTITUTE([CulturesData.J3];&quot;e&quot;;&quot;EVERYMAN&quot;);&quot;r&quot;;&quot;RESTRICTED&quot;);&quot;o&quot;;&quot;OCCUPATIONAL&quot;);&quot;,&quot;))" office:value-type="string" office:string-value="G21=OCCUPATIONAL,">
            <text:p>G21=OCCUPATIONAL,</text:p>
          </table:table-cell>
          <table:table-cell table:formula="of:=IF(LEN(TRIM([CulturesData.K3]))=0;&quot;&quot;;CONCATENATE([CulturesData.K$1];SUBSTITUTE(SUBSTITUTE(SUBSTITUTE([CulturesData.K3];&quot;e&quot;;&quot;EVERYMAN&quot;);&quot;r&quot;;&quot;RESTRICTED&quot;);&quot;o&quot;;&quot;OCCUPATIONAL&quot;);&quot;,&quot;))">
            <text:p/>
          </table:table-cell>
          <table:table-cell table:formula="of:=IF(LEN(TRIM([CulturesData.L3]))=0;&quot;&quot;;CONCATENATE([CulturesData.L$1];SUBSTITUTE(SUBSTITUTE(SUBSTITUTE([CulturesData.L3];&quot;e&quot;;&quot;EVERYMAN&quot;);&quot;r&quot;;&quot;RESTRICTED&quot;);&quot;o&quot;;&quot;OCCUPATIONAL&quot;);&quot;,&quot;))" office:value-type="string" office:string-value="G19=1,">
            <text:p>G19=1,</text:p>
          </table:table-cell>
          <table:table-cell table:formula="of:=IF(LEN(TRIM([CulturesData.M3]))=0;&quot;&quot;;CONCATENATE([CulturesData.M$1];SUBSTITUTE(SUBSTITUTE(SUBSTITUTE([CulturesData.M3];&quot;e&quot;;&quot;EVERYMAN&quot;);&quot;r&quot;;&quot;RESTRICTED&quot;);&quot;o&quot;;&quot;OCCUPATIONAL&quot;);&quot;,&quot;))">
            <text:p/>
          </table:table-cell>
          <table:table-cell table:formula="of:=IF(LEN(TRIM([CulturesData.N3]))=0;&quot;&quot;;CONCATENATE([CulturesData.N$1];SUBSTITUTE(SUBSTITUTE(SUBSTITUTE([CulturesData.N3];&quot;e&quot;;&quot;EVERYMAN&quot;);&quot;r&quot;;&quot;RESTRICTED&quot;);&quot;o&quot;;&quot;OCCUPATIONAL&quot;);&quot;,&quot;))" office:value-type="string" office:string-value="S217=1,">
            <text:p>S217=1,</text:p>
          </table:table-cell>
          <table:table-cell table:formula="of:=IF(LEN(TRIM([CulturesData.O3]))=0;&quot;&quot;;CONCATENATE([CulturesData.O$1];SUBSTITUTE(SUBSTITUTE(SUBSTITUTE([CulturesData.O3];&quot;e&quot;;&quot;EVERYMAN&quot;);&quot;r&quot;;&quot;RESTRICTED&quot;);&quot;o&quot;;&quot;OCCUPATIONAL&quot;);&quot;,&quot;))">
            <text:p/>
          </table:table-cell>
          <table:table-cell table:formula="of:=IF(LEN(TRIM([CulturesData.P3]))=0;&quot;&quot;;CONCATENATE([CulturesData.P$1];SUBSTITUTE(SUBSTITUTE(SUBSTITUTE([CulturesData.P3];&quot;e&quot;;&quot;EVERYMAN&quot;);&quot;r&quot;;&quot;RESTRICTED&quot;);&quot;o&quot;;&quot;OCCUPATIONAL&quot;);&quot;,&quot;))">
            <text:p/>
          </table:table-cell>
          <table:table-cell table:formula="of:=IF(LEN(TRIM([CulturesData.Q3]))=0;&quot;&quot;;CONCATENATE([CulturesData.Q$1];SUBSTITUTE(SUBSTITUTE(SUBSTITUTE([CulturesData.Q3];&quot;e&quot;;&quot;EVERYMAN&quot;);&quot;r&quot;;&quot;RESTRICTED&quot;);&quot;o&quot;;&quot;OCCUPATIONAL&quot;);&quot;,&quot;))" office:value-type="string" office:string-value="S76=EVERYMAN,">
            <text:p>S76=EVERYMAN,</text:p>
          </table:table-cell>
          <table:table-cell table:formula="of:=IF(LEN(TRIM([CulturesData.R3]))=0;&quot;&quot;;CONCATENATE([CulturesData.R$1];SUBSTITUTE(SUBSTITUTE(SUBSTITUTE([CulturesData.R3];&quot;e&quot;;&quot;EVERYMAN&quot;);&quot;r&quot;;&quot;RESTRICTED&quot;);&quot;o&quot;;&quot;OCCUPATIONAL&quot;);&quot;,&quot;))" office:value-type="string" office:string-value="S68=EVERYMAN,">
            <text:p>S68=EVERYMAN,</text:p>
          </table:table-cell>
          <table:table-cell table:formula="of:=IF(LEN(TRIM([CulturesData.S3]))=0;&quot;&quot;;CONCATENATE([CulturesData.S$1];SUBSTITUTE(SUBSTITUTE(SUBSTITUTE([CulturesData.S3];&quot;e&quot;;&quot;EVERYMAN&quot;);&quot;r&quot;;&quot;RESTRICTED&quot;);&quot;o&quot;;&quot;OCCUPATIONAL&quot;);&quot;,&quot;))" office:value-type="string" office:string-value="S72=EVERYMAN,">
            <text:p>S72=EVERYMAN,</text:p>
          </table:table-cell>
          <table:table-cell table:formula="of:=IF(LEN(TRIM([CulturesData.T3]))=0;&quot;&quot;;CONCATENATE([CulturesData.T$1];SUBSTITUTE(SUBSTITUTE(SUBSTITUTE([CulturesData.T3];&quot;e&quot;;&quot;EVERYMAN&quot;);&quot;r&quot;;&quot;RESTRICTED&quot;);&quot;o&quot;;&quot;OCCUPATIONAL&quot;);&quot;,&quot;))" office:value-type="string" office:string-value="S67=EVERYMAN,">
            <text:p>S67=EVERYMAN,</text:p>
          </table:table-cell>
          <table:table-cell table:formula="of:=IF(LEN(TRIM([CulturesData.U3]))=0;&quot;&quot;;CONCATENATE([CulturesData.U$1];SUBSTITUTE(SUBSTITUTE(SUBSTITUTE([CulturesData.U3];&quot;e&quot;;&quot;EVERYMAN&quot;);&quot;r&quot;;&quot;RESTRICTED&quot;);&quot;o&quot;;&quot;OCCUPATIONAL&quot;);&quot;,&quot;))">
            <text:p/>
          </table:table-cell>
          <table:table-cell table:formula="of:=IF(LEN(TRIM([CulturesData.V3]))=0;&quot;&quot;;CONCATENATE([CulturesData.V$1];SUBSTITUTE(SUBSTITUTE(SUBSTITUTE([CulturesData.V3];&quot;e&quot;;&quot;EVERYMAN&quot;);&quot;r&quot;;&quot;RESTRICTED&quot;);&quot;o&quot;;&quot;OCCUPATIONAL&quot;);&quot;,&quot;))" office:value-type="string" office:string-value="G3=1,">
            <text:p>G3=1,</text:p>
          </table:table-cell>
          <table:table-cell table:formula="of:=IF(LEN(TRIM([CulturesData.W3]))=0;&quot;&quot;;CONCATENATE([CulturesData.W$1];SUBSTITUTE(SUBSTITUTE(SUBSTITUTE([CulturesData.W3];&quot;e&quot;;&quot;EVERYMAN&quot;);&quot;r&quot;;&quot;RESTRICTED&quot;);&quot;o&quot;;&quot;OCCUPATIONAL&quot;);&quot;,&quot;))">
            <text:p/>
          </table:table-cell>
          <table:table-cell table:formula="of:=IF(LEN(TRIM([CulturesData.X3]))=0;&quot;&quot;;CONCATENATE([CulturesData.X$1];SUBSTITUTE(SUBSTITUTE(SUBSTITUTE([CulturesData.X3];&quot;e&quot;;&quot;EVERYMAN&quot;);&quot;r&quot;;&quot;RESTRICTED&quot;);&quot;o&quot;;&quot;OCCUPATIONAL&quot;);&quot;,&quot;))">
            <text:p/>
          </table:table-cell>
          <table:table-cell table:formula="of:=IF(LEN(TRIM([CulturesData.Y3]))=0;&quot;&quot;;CONCATENATE([CulturesData.Y$1];SUBSTITUTE(SUBSTITUTE(SUBSTITUTE([CulturesData.Y3];&quot;e&quot;;&quot;EVERYMAN&quot;);&quot;r&quot;;&quot;RESTRICTED&quot;);&quot;o&quot;;&quot;OCCUPATIONAL&quot;);&quot;,&quot;))">
            <text:p/>
          </table:table-cell>
          <table:table-cell table:formula="of:=IF(LEN(TRIM([CulturesData.Z3]))=0;&quot;&quot;;CONCATENATE([CulturesData.Z$1];SUBSTITUTE(SUBSTITUTE(SUBSTITUTE([CulturesData.Z3];&quot;e&quot;;&quot;EVERYMAN&quot;);&quot;r&quot;;&quot;RESTRICTED&quot;);&quot;o&quot;;&quot;OCCUPATIONAL&quot;);&quot;,&quot;))">
            <text:p/>
          </table:table-cell>
          <table:table-cell table:formula="of:=IF(LEN(TRIM([CulturesData.AA3]))=0;&quot;&quot;;CONCATENATE([CulturesData.AA$1];SUBSTITUTE(SUBSTITUTE(SUBSTITUTE([CulturesData.AA3];&quot;e&quot;;&quot;EVERYMAN&quot;);&quot;r&quot;;&quot;RESTRICTED&quot;);&quot;o&quot;;&quot;OCCUPATIONAL&quot;);&quot;,&quot;))" office:value-type="string" office:string-value="G1=1,">
            <text:p>G1=1,</text:p>
          </table:table-cell>
          <table:table-cell table:formula="of:=IF(LEN(TRIM([CulturesData.AB3]))=0;&quot;&quot;;CONCATENATE([CulturesData.AB$1];SUBSTITUTE(SUBSTITUTE(SUBSTITUTE([CulturesData.AB3];&quot;e&quot;;&quot;EVERYMAN&quot;);&quot;r&quot;;&quot;RESTRICTED&quot;);&quot;o&quot;;&quot;OCCUPATIONAL&quot;);&quot;,&quot;))">
            <text:p/>
          </table:table-cell>
          <table:table-cell table:formula="of:=IF(LEN(TRIM([CulturesData.AC3]))=0;&quot;&quot;;CONCATENATE([CulturesData.AC$1];SUBSTITUTE(SUBSTITUTE(SUBSTITUTE([CulturesData.AC3];&quot;e&quot;;&quot;EVERYMAN&quot;);&quot;r&quot;;&quot;RESTRICTED&quot;);&quot;o&quot;;&quot;OCCUPATIONAL&quot;);&quot;,&quot;))">
            <text:p/>
          </table:table-cell>
          <table:table-cell table:formula="of:=IF(LEN(TRIM([CulturesData.AD3]))=0;&quot;&quot;;CONCATENATE([CulturesData.AD$1];SUBSTITUTE(SUBSTITUTE(SUBSTITUTE([CulturesData.AD3];&quot;e&quot;;&quot;EVERYMAN&quot;);&quot;r&quot;;&quot;RESTRICTED&quot;);&quot;o&quot;;&quot;OCCUPATIONAL&quot;);&quot;,&quot;))" office:value-type="string" office:string-value="S5=1,">
            <text:p>S5=1,</text:p>
          </table:table-cell>
          <table:table-cell table:formula="of:=IF(LEN(TRIM([CulturesData.AE3]))=0;&quot;&quot;;CONCATENATE([CulturesData.AE$1];SUBSTITUTE(SUBSTITUTE(SUBSTITUTE([CulturesData.AE3];&quot;e&quot;;&quot;EVERYMAN&quot;);&quot;r&quot;;&quot;RESTRICTED&quot;);&quot;o&quot;;&quot;OCCUPATIONAL&quot;);&quot;,&quot;))" office:value-type="string" office:string-value="G2=1,">
            <text:p>G2=1,</text:p>
          </table:table-cell>
          <table:table-cell table:formula="of:=IF(LEN(TRIM([CulturesData.AF3]))=0;&quot;&quot;;CONCATENATE([CulturesData.AF$1];SUBSTITUTE(SUBSTITUTE(SUBSTITUTE([CulturesData.AF3];&quot;e&quot;;&quot;EVERYMAN&quot;);&quot;r&quot;;&quot;RESTRICTED&quot;);&quot;o&quot;;&quot;OCCUPATIONAL&quot;);&quot;,&quot;))" office:value-type="string" office:string-value="S14=5,">
            <text:p>S14=5,</text:p>
          </table:table-cell>
          <table:table-cell table:formula="of:=IF(LEN(TRIM([CulturesData.AG3]))=0;&quot;&quot;;CONCATENATE([CulturesData.AG$1];SUBSTITUTE(SUBSTITUTE(SUBSTITUTE([CulturesData.AG3];&quot;e&quot;;&quot;EVERYMAN&quot;);&quot;r&quot;;&quot;RESTRICTED&quot;);&quot;o&quot;;&quot;OCCUPATIONAL&quot;);&quot;,&quot;))">
            <text:p/>
          </table:table-cell>
          <table:table-cell table:formula="of:=IF(LEN(TRIM([CulturesData.AH3]))=0;&quot;&quot;;CONCATENATE([CulturesData.AH$1];SUBSTITUTE(SUBSTITUTE(SUBSTITUTE([CulturesData.AH3];&quot;e&quot;;&quot;EVERYMAN&quot;);&quot;r&quot;;&quot;RESTRICTED&quot;);&quot;o&quot;;&quot;OCCUPATIONAL&quot;);&quot;,&quot;))" office:value-type="string" office:string-value="S168=2,">
            <text:p>S168=2,</text:p>
          </table:table-cell>
          <table:table-cell table:formula="of:=IF(LEN(TRIM([CulturesData.AI3]))=0;&quot;&quot;;CONCATENATE([CulturesData.AI$1];SUBSTITUTE(SUBSTITUTE(SUBSTITUTE([CulturesData.AI3];&quot;e&quot;;&quot;EVERYMAN&quot;);&quot;r&quot;;&quot;RESTRICTED&quot;);&quot;o&quot;;&quot;OCCUPATIONAL&quot;);&quot;,&quot;))" office:value-type="string" office:string-value="G36=1,">
            <text:p>G36=1,</text:p>
          </table:table-cell>
          <table:table-cell table:formula="of:=IF(LEN(TRIM([CulturesData.AJ3]))=0;&quot;&quot;;CONCATENATE([CulturesData.AJ$1];SUBSTITUTE(SUBSTITUTE(SUBSTITUTE([CulturesData.AJ3];&quot;e&quot;;&quot;EVERYMAN&quot;);&quot;r&quot;;&quot;RESTRICTED&quot;);&quot;o&quot;;&quot;OCCUPATIONAL&quot;);&quot;,&quot;))">
            <text:p/>
          </table:table-cell>
          <table:table-cell table:formula="of:=IF(LEN(TRIM([CulturesData.AK3]))=0;&quot;&quot;;CONCATENATE([CulturesData.AK$1];SUBSTITUTE(SUBSTITUTE(SUBSTITUTE([CulturesData.AK3];&quot;e&quot;;&quot;EVERYMAN&quot;);&quot;r&quot;;&quot;RESTRICTED&quot;);&quot;o&quot;;&quot;OCCUPATIONAL&quot;);&quot;,&quot;))">
            <text:p/>
          </table:table-cell>
          <table:table-cell table:formula="of:=IF(LEN(TRIM([CulturesData.AL3]))=0;&quot;&quot;;CONCATENATE([CulturesData.AL$1];SUBSTITUTE(SUBSTITUTE(SUBSTITUTE([CulturesData.AL3];&quot;e&quot;;&quot;EVERYMAN&quot;);&quot;r&quot;;&quot;RESTRICTED&quot;);&quot;o&quot;;&quot;OCCUPATIONAL&quot;);&quot;,&quot;))">
            <text:p/>
          </table:table-cell>
          <table:table-cell table:formula="of:=IF(LEN(TRIM([CulturesData.AM3]))=0;&quot;&quot;;CONCATENATE([CulturesData.AM$1];SUBSTITUTE(SUBSTITUTE(SUBSTITUTE([CulturesData.AM3];&quot;e&quot;;&quot;EVERYMAN&quot;);&quot;r&quot;;&quot;RESTRICTED&quot;);&quot;o&quot;;&quot;OCCUPATIONAL&quot;);&quot;,&quot;))">
            <text:p/>
          </table:table-cell>
          <table:table-cell table:formula="of:=IF(LEN(TRIM([CulturesData.AN3]))=0;&quot;&quot;;CONCATENATE([CulturesData.AN$1];SUBSTITUTE(SUBSTITUTE(SUBSTITUTE([CulturesData.AN3];&quot;e&quot;;&quot;EVERYMAN&quot;);&quot;r&quot;;&quot;RESTRICTED&quot;);&quot;o&quot;;&quot;OCCUPATIONAL&quot;);&quot;,&quot;))" office:value-type="string" office:string-value="S155=RESTRICTED,">
            <text:p>S155=RESTRICTED,</text:p>
          </table:table-cell>
          <table:table-cell table:formula="of:=IF(LEN(TRIM([CulturesData.AO3]))=0;&quot;&quot;;CONCATENATE([CulturesData.AO$1];SUBSTITUTE(SUBSTITUTE(SUBSTITUTE([CulturesData.AO3];&quot;e&quot;;&quot;EVERYMAN&quot;);&quot;r&quot;;&quot;RESTRICTED&quot;);&quot;o&quot;;&quot;OCCUPATIONAL&quot;);&quot;,&quot;))" office:value-type="string" office:string-value="S154=RESTRICTED,">
            <text:p>S154=RESTRICTED,</text:p>
          </table:table-cell>
          <table:table-cell table:formula="of:=IF(LEN(TRIM([CulturesData.AP3]))=0;&quot;&quot;;CONCATENATE([CulturesData.AP$1];SUBSTITUTE(SUBSTITUTE(SUBSTITUTE([CulturesData.AP3];&quot;e&quot;;&quot;EVERYMAN&quot;);&quot;r&quot;;&quot;RESTRICTED&quot;);&quot;o&quot;;&quot;OCCUPATIONAL&quot;);&quot;,&quot;))" office:value-type="string" office:string-value="S64=3,">
            <text:p>S64=3,</text:p>
          </table:table-cell>
          <table:table-cell table:formula="of:=IF(LEN(TRIM([CulturesData.AQ3]))=0;&quot;&quot;;CONCATENATE([CulturesData.AQ$1];SUBSTITUTE(SUBSTITUTE(SUBSTITUTE([CulturesData.AQ3];&quot;e&quot;;&quot;EVERYMAN&quot;);&quot;r&quot;;&quot;RESTRICTED&quot;);&quot;o&quot;;&quot;OCCUPATIONAL&quot;);&quot;,&quot;))">
            <text:p/>
          </table:table-cell>
          <table:table-cell table:formula="of:=IF(LEN(TRIM([CulturesData.AR3]))=0;&quot;&quot;;CONCATENATE([CulturesData.AR$1];SUBSTITUTE(SUBSTITUTE(SUBSTITUTE([CulturesData.AR3];&quot;e&quot;;&quot;EVERYMAN&quot;);&quot;r&quot;;&quot;RESTRICTED&quot;);&quot;o&quot;;&quot;OCCUPATIONAL&quot;);&quot;,&quot;))" office:value-type="string" office:string-value="S503=RESTRICTED,">
            <text:p>S503=RESTRICTED,</text:p>
          </table:table-cell>
          <table:table-cell table:formula="of:=IF(LEN(TRIM([CulturesData.AS3]))=0;&quot;&quot;;CONCATENATE([CulturesData.AS$1];SUBSTITUTE(SUBSTITUTE(SUBSTITUTE([CulturesData.AS3];&quot;e&quot;;&quot;EVERYMAN&quot;);&quot;r&quot;;&quot;RESTRICTED&quot;);&quot;o&quot;;&quot;OCCUPATIONAL&quot;);&quot;,&quot;))" office:value-type="string" office:string-value="S504=RESTRICTED,">
            <text:p>S504=RESTRICTED,</text:p>
          </table:table-cell>
          <table:table-cell table:formula="of:=IF(LEN(TRIM([CulturesData.AT3]))=0;&quot;&quot;;CONCATENATE([CulturesData.AT$1];SUBSTITUTE(SUBSTITUTE(SUBSTITUTE([CulturesData.AT3];&quot;e&quot;;&quot;EVERYMAN&quot;);&quot;r&quot;;&quot;RESTRICTED&quot;);&quot;o&quot;;&quot;OCCUPATIONAL&quot;);&quot;,&quot;))" office:value-type="string" office:string-value="S53=RESTRICTED,">
            <text:p>S53=RESTRICTED,</text:p>
          </table:table-cell>
          <table:table-cell table:formula="of:=IF(LEN(TRIM([CulturesData.AU3]))=0;&quot;&quot;;CONCATENATE([CulturesData.AU$1];SUBSTITUTE(SUBSTITUTE(SUBSTITUTE([CulturesData.AU3];&quot;e&quot;;&quot;EVERYMAN&quot;);&quot;r&quot;;&quot;RESTRICTED&quot;);&quot;o&quot;;&quot;OCCUPATIONAL&quot;);&quot;,&quot;))" office:value-type="string" office:string-value="S54=RESTRICTED,">
            <text:p>S54=RESTRICTED,</text:p>
          </table:table-cell>
          <table:table-cell table:formula="of:=IF(LEN(TRIM([CulturesData.AV3]))=0;&quot;&quot;;CONCATENATE([CulturesData.AV$1];SUBSTITUTE(SUBSTITUTE(SUBSTITUTE([CulturesData.AV3];&quot;e&quot;;&quot;EVERYMAN&quot;);&quot;r&quot;;&quot;RESTRICTED&quot;);&quot;o&quot;;&quot;OCCUPATIONAL&quot;);&quot;,&quot;))" office:value-type="string" office:string-value="G8=1,">
            <text:p>G8=1,</text:p>
          </table:table-cell>
          <table:table-cell table:formula="of:=IF(LEN(TRIM([CulturesData.AW3]))=0;&quot;&quot;;CONCATENATE([CulturesData.AW$1];SUBSTITUTE(SUBSTITUTE(SUBSTITUTE([CulturesData.AW3];&quot;e&quot;;&quot;EVERYMAN&quot;);&quot;r&quot;;&quot;RESTRICTED&quot;);&quot;o&quot;;&quot;OCCUPATIONAL&quot;);&quot;,&quot;))">
            <text:p/>
          </table:table-cell>
          <table:table-cell table:formula="of:=IF(LEN(TRIM([CulturesData.AX3]))=0;&quot;&quot;;CONCATENATE([CulturesData.AX$1];SUBSTITUTE(SUBSTITUTE(SUBSTITUTE([CulturesData.AX3];&quot;e&quot;;&quot;EVERYMAN&quot;);&quot;r&quot;;&quot;RESTRICTED&quot;);&quot;o&quot;;&quot;OCCUPATIONAL&quot;);&quot;,&quot;))">
            <text:p/>
          </table:table-cell>
          <table:table-cell table:formula="of:=IF(LEN(TRIM([CulturesData.AY3]))=0;&quot;&quot;;CONCATENATE([CulturesData.AY$1];SUBSTITUTE(SUBSTITUTE(SUBSTITUTE([CulturesData.AY3];&quot;e&quot;;&quot;EVERYMAN&quot;);&quot;r&quot;;&quot;RESTRICTED&quot;);&quot;o&quot;;&quot;OCCUPATIONAL&quot;);&quot;,&quot;))" office:value-type="string" office:string-value="S465=8,">
            <text:p>S465=8,</text:p>
          </table:table-cell>
          <table:table-cell table:formula="of:=IF(LEN(TRIM([CulturesData.AZ3]))=0;&quot;&quot;;CONCATENATE([CulturesData.AZ$1];SUBSTITUTE(SUBSTITUTE(SUBSTITUTE([CulturesData.AZ3];&quot;e&quot;;&quot;EVERYMAN&quot;);&quot;r&quot;;&quot;RESTRICTED&quot;);&quot;o&quot;;&quot;OCCUPATIONAL&quot;);&quot;,&quot;))" office:value-type="string" office:string-value="S466=4,">
            <text:p>S466=4,</text:p>
          </table:table-cell>
          <table:table-cell table:formula="of:=IF(LEN(TRIM([CulturesData.BA3]))=0;&quot;&quot;;CONCATENATE([CulturesData.BA$1];SUBSTITUTE(SUBSTITUTE(SUBSTITUTE([CulturesData.BA3];&quot;e&quot;;&quot;EVERYMAN&quot;);&quot;r&quot;;&quot;RESTRICTED&quot;);&quot;o&quot;;&quot;OCCUPATIONAL&quot;);&quot;,&quot;))">
            <text:p/>
          </table:table-cell>
          <table:table-cell table:formula="of:=IF(LEN(TRIM([CulturesData.BB3]))=0;&quot;&quot;;CONCATENATE([CulturesData.BB$1];SUBSTITUTE(SUBSTITUTE(SUBSTITUTE([CulturesData.BB3];&quot;e&quot;;&quot;EVERYMAN&quot;);&quot;r&quot;;&quot;RESTRICTED&quot;);&quot;o&quot;;&quot;OCCUPATIONAL&quot;);&quot;,&quot;))">
            <text:p/>
          </table:table-cell>
          <table:table-cell table:formula="of:=IF(LEN(TRIM([CulturesData.BC3]))=0;&quot;&quot;;CONCATENATE([CulturesData.BC$1];SUBSTITUTE(SUBSTITUTE(SUBSTITUTE([CulturesData.BC3];&quot;e&quot;;&quot;EVERYMAN&quot;);&quot;r&quot;;&quot;RESTRICTED&quot;);&quot;o&quot;;&quot;OCCUPATIONAL&quot;);&quot;,&quot;))">
            <text:p/>
          </table:table-cell>
          <table:table-cell table:formula="of:=IF(LEN(TRIM([CulturesData.BD3]))=0;&quot;&quot;;CONCATENATE([CulturesData.BD$1];SUBSTITUTE(SUBSTITUTE(SUBSTITUTE([CulturesData.BD3];&quot;e&quot;;&quot;EVERYMAN&quot;);&quot;r&quot;;&quot;RESTRICTED&quot;);&quot;o&quot;;&quot;OCCUPATIONAL&quot;);&quot;,&quot;))">
            <text:p/>
          </table:table-cell>
          <table:table-cell table:formula="of:=IF(LEN(TRIM([CulturesData.BE3]))=0;&quot;&quot;;CONCATENATE([CulturesData.BE$1];SUBSTITUTE(SUBSTITUTE(SUBSTITUTE([CulturesData.BE3];&quot;e&quot;;&quot;EVERYMAN&quot;);&quot;r&quot;;&quot;RESTRICTED&quot;);&quot;o&quot;;&quot;OCCUPATIONAL&quot;);&quot;,&quot;))">
            <text:p/>
          </table:table-cell>
          <table:table-cell table:formula="of:=IF(LEN(TRIM([CulturesData.BF3]))=0;&quot;&quot;;CONCATENATE([CulturesData.BF$1];SUBSTITUTE(SUBSTITUTE(SUBSTITUTE([CulturesData.BF3];&quot;e&quot;;&quot;EVERYMAN&quot;);&quot;r&quot;;&quot;RESTRICTED&quot;);&quot;o&quot;;&quot;OCCUPATIONAL&quot;);&quot;,&quot;))">
            <text:p/>
          </table:table-cell>
          <table:table-cell table:formula="of:=IF(LEN(TRIM([CulturesData.BG3]))=0;&quot;&quot;;CONCATENATE([CulturesData.BG$1];SUBSTITUTE(SUBSTITUTE(SUBSTITUTE([CulturesData.BG3];&quot;e&quot;;&quot;EVERYMAN&quot;);&quot;r&quot;;&quot;RESTRICTED&quot;);&quot;o&quot;;&quot;OCCUPATIONAL&quot;);&quot;,&quot;))">
            <text:p/>
          </table:table-cell>
          <table:table-cell table:formula="of:=IF(LEN(TRIM([CulturesData.BH3]))=0;&quot;&quot;;CONCATENATE([CulturesData.BH$1];SUBSTITUTE(SUBSTITUTE(SUBSTITUTE([CulturesData.BH3];&quot;e&quot;;&quot;EVERYMAN&quot;);&quot;r&quot;;&quot;RESTRICTED&quot;);&quot;o&quot;;&quot;OCCUPATIONAL&quot;);&quot;,&quot;))">
            <text:p/>
          </table:table-cell>
          <table:table-cell table:formula="of:=IF(LEN(TRIM([CulturesData.BI3]))=0;&quot;&quot;;CONCATENATE([CulturesData.BI$1];SUBSTITUTE(SUBSTITUTE(SUBSTITUTE([CulturesData.BI3];&quot;e&quot;;&quot;EVERYMAN&quot;);&quot;r&quot;;&quot;RESTRICTED&quot;);&quot;o&quot;;&quot;OCCUPATIONAL&quot;);&quot;,&quot;))">
            <text:p/>
          </table:table-cell>
          <table:table-cell table:formula="of:=IF(LEN(TRIM([CulturesData.BJ3]))=0;&quot;&quot;;CONCATENATE([CulturesData.BJ$1];SUBSTITUTE(SUBSTITUTE(SUBSTITUTE([CulturesData.BJ3];&quot;e&quot;;&quot;EVERYMAN&quot;);&quot;r&quot;;&quot;RESTRICTED&quot;);&quot;o&quot;;&quot;OCCUPATIONAL&quot;);&quot;,&quot;))">
            <text:p/>
          </table:table-cell>
          <table:table-cell table:formula="of:=IF(LEN(TRIM([CulturesData.BK3]))=0;&quot;&quot;;CONCATENATE([CulturesData.BK$1];SUBSTITUTE(SUBSTITUTE(SUBSTITUTE([CulturesData.BK3];&quot;e&quot;;&quot;EVERYMAN&quot;);&quot;r&quot;;&quot;RESTRICTED&quot;);&quot;o&quot;;&quot;OCCUPATIONAL&quot;);&quot;,&quot;))" office:value-type="string" office:string-value="S477=8,">
            <text:p>S477=8,</text:p>
          </table:table-cell>
          <table:table-cell table:formula="of:=IF(LEN(TRIM([CulturesData.BL3]))=0;&quot;&quot;;CONCATENATE([CulturesData.BL$1];SUBSTITUTE(SUBSTITUTE(SUBSTITUTE([CulturesData.BL3];&quot;e&quot;;&quot;EVERYMAN&quot;);&quot;r&quot;;&quot;RESTRICTED&quot;);&quot;o&quot;;&quot;OCCUPATIONAL&quot;);&quot;,&quot;))" office:value-type="string" office:string-value="S478=4,">
            <text:p>S478=4,</text:p>
          </table:table-cell>
          <table:table-cell table:formula="of:=IF(LEN(TRIM([CulturesData.BM3]))=0;&quot;&quot;;CONCATENATE([CulturesData.BM$1];SUBSTITUTE(SUBSTITUTE(SUBSTITUTE([CulturesData.BM3];&quot;e&quot;;&quot;EVERYMAN&quot;);&quot;r&quot;;&quot;RESTRICTED&quot;);&quot;o&quot;;&quot;OCCUPATIONAL&quot;);&quot;,&quot;))">
            <text:p/>
          </table:table-cell>
          <table:table-cell table:formula="of:=IF(LEN(TRIM([CulturesData.BN3]))=0;&quot;&quot;;CONCATENATE([CulturesData.BN$1];SUBSTITUTE(SUBSTITUTE(SUBSTITUTE([CulturesData.BN3];&quot;e&quot;;&quot;EVERYMAN&quot;);&quot;r&quot;;&quot;RESTRICTED&quot;);&quot;o&quot;;&quot;OCCUPATIONAL&quot;);&quot;,&quot;))">
            <text:p/>
          </table:table-cell>
          <table:table-cell table:formula="of:=IF(LEN(TRIM([CulturesData.BO3]))=0;&quot;&quot;;CONCATENATE([CulturesData.BO$1];SUBSTITUTE(SUBSTITUTE(SUBSTITUTE([CulturesData.BO3];&quot;e&quot;;&quot;EVERYMAN&quot;);&quot;r&quot;;&quot;RESTRICTED&quot;);&quot;o&quot;;&quot;OCCUPATIONAL&quot;);&quot;,&quot;))">
            <text:p/>
          </table:table-cell>
          <table:table-cell table:formula="of:=IF(LEN(TRIM([CulturesData.BP3]))=0;&quot;&quot;;CONCATENATE([CulturesData.BP$1];SUBSTITUTE(SUBSTITUTE(SUBSTITUTE([CulturesData.BP3];&quot;e&quot;;&quot;EVERYMAN&quot;);&quot;r&quot;;&quot;RESTRICTED&quot;);&quot;o&quot;;&quot;OCCUPATIONAL&quot;);&quot;,&quot;))">
            <text:p/>
          </table:table-cell>
          <table:table-cell table:formula="of:=IF(LEN(TRIM([CulturesData.BQ3]))=0;&quot;&quot;;CONCATENATE([CulturesData.BQ$1];SUBSTITUTE(SUBSTITUTE(SUBSTITUTE([CulturesData.BQ3];&quot;e&quot;;&quot;EVERYMAN&quot;);&quot;r&quot;;&quot;RESTRICTED&quot;);&quot;o&quot;;&quot;OCCUPATIONAL&quot;);&quot;,&quot;))">
            <text:p/>
          </table:table-cell>
          <table:table-cell table:formula="of:=IF(LEN(TRIM([CulturesData.BR3]))=0;&quot;&quot;;CONCATENATE([CulturesData.BR$1];SUBSTITUTE(SUBSTITUTE(SUBSTITUTE([CulturesData.BR3];&quot;e&quot;;&quot;EVERYMAN&quot;);&quot;r&quot;;&quot;RESTRICTED&quot;);&quot;o&quot;;&quot;OCCUPATIONAL&quot;);&quot;,&quot;))">
            <text:p/>
          </table:table-cell>
          <table:table-cell table:formula="of:=IF(LEN(TRIM([CulturesData.BS3]))=0;&quot;&quot;;CONCATENATE([CulturesData.BS$1];SUBSTITUTE(SUBSTITUTE(SUBSTITUTE([CulturesData.BS3];&quot;e&quot;;&quot;EVERYMAN&quot;);&quot;r&quot;;&quot;RESTRICTED&quot;);&quot;o&quot;;&quot;OCCUPATIONAL&quot;);&quot;,&quot;))">
            <text:p/>
          </table:table-cell>
          <table:table-cell table:formula="of:=IF(LEN(TRIM([CulturesData.BT3]))=0;&quot;&quot;;CONCATENATE([CulturesData.BT$1];SUBSTITUTE(SUBSTITUTE(SUBSTITUTE([CulturesData.BT3];&quot;e&quot;;&quot;EVERYMAN&quot;);&quot;r&quot;;&quot;RESTRICTED&quot;);&quot;o&quot;;&quot;OCCUPATIONAL&quot;);&quot;,&quot;))">
            <text:p/>
          </table:table-cell>
          <table:table-cell table:formula="of:=IF(LEN(TRIM([CulturesData.BU3]))=0;&quot;&quot;;CONCATENATE([CulturesData.BU$1];SUBSTITUTE(SUBSTITUTE(SUBSTITUTE([CulturesData.BU3];&quot;e&quot;;&quot;EVERYMAN&quot;);&quot;r&quot;;&quot;RESTRICTED&quot;);&quot;o&quot;;&quot;OCCUPATIONAL&quot;);&quot;,&quot;))">
            <text:p/>
          </table:table-cell>
          <table:table-cell table:formula="of:=IF(LEN(TRIM([CulturesData.BV3]))=0;&quot;&quot;;CONCATENATE([CulturesData.BV$1];SUBSTITUTE(SUBSTITUTE(SUBSTITUTE([CulturesData.BV3];&quot;e&quot;;&quot;EVERYMAN&quot;);&quot;r&quot;;&quot;RESTRICTED&quot;);&quot;o&quot;;&quot;OCCUPATIONAL&quot;);&quot;,&quot;))">
            <text:p/>
          </table:table-cell>
          <table:table-cell table:formula="of:=IF(LEN(TRIM([CulturesData.BW3]))=0;&quot;&quot;;CONCATENATE([CulturesData.BW$1];SUBSTITUTE(SUBSTITUTE(SUBSTITUTE([CulturesData.BW3];&quot;e&quot;;&quot;EVERYMAN&quot;);&quot;r&quot;;&quot;RESTRICTED&quot;);&quot;o&quot;;&quot;OCCUPATIONAL&quot;);&quot;,&quot;))">
            <text:p/>
          </table:table-cell>
          <table:table-cell table:formula="of:=IF(LEN(TRIM([CulturesData.BX3]))=0;&quot;&quot;;CONCATENATE([CulturesData.BX$1];SUBSTITUTE(SUBSTITUTE(SUBSTITUTE([CulturesData.BX3];&quot;e&quot;;&quot;EVERYMAN&quot;);&quot;r&quot;;&quot;RESTRICTED&quot;);&quot;o&quot;;&quot;OCCUPATIONAL&quot;);&quot;,&quot;))">
            <text:p/>
          </table:table-cell>
          <table:table-cell table:formula="of:=IF(LEN(TRIM([CulturesData.BY3]))=0;&quot;&quot;;CONCATENATE([CulturesData.BY$1];SUBSTITUTE(SUBSTITUTE(SUBSTITUTE([CulturesData.BY3];&quot;e&quot;;&quot;EVERYMAN&quot;);&quot;r&quot;;&quot;RESTRICTED&quot;);&quot;o&quot;;&quot;OCCUPATIONAL&quot;);&quot;,&quot;))">
            <text:p/>
          </table:table-cell>
          <table:table-cell table:formula="of:=IF(LEN(TRIM([CulturesData.BZ3]))=0;&quot;&quot;;CONCATENATE([CulturesData.BZ$1];SUBSTITUTE(SUBSTITUTE(SUBSTITUTE([CulturesData.BZ3];&quot;e&quot;;&quot;EVERYMAN&quot;);&quot;r&quot;;&quot;RESTRICTED&quot;);&quot;o&quot;;&quot;OCCUPATIONAL&quot;);&quot;,&quot;))">
            <text:p/>
          </table:table-cell>
          <table:table-cell table:formula="of:=IF(LEN(TRIM([CulturesData.CA3]))=0;&quot;&quot;;CONCATENATE([CulturesData.CA$1];SUBSTITUTE(SUBSTITUTE(SUBSTITUTE([CulturesData.CA3];&quot;e&quot;;&quot;EVERYMAN&quot;);&quot;r&quot;;&quot;RESTRICTED&quot;);&quot;o&quot;;&quot;OCCUPATIONAL&quot;);&quot;,&quot;))">
            <text:p/>
          </table:table-cell>
          <table:table-cell table:formula="of:=IF(LEN(TRIM([CulturesData.CB3]))=0;&quot;&quot;;CONCATENATE([CulturesData.CB$1];SUBSTITUTE(SUBSTITUTE(SUBSTITUTE([CulturesData.CB3];&quot;e&quot;;&quot;EVERYMAN&quot;);&quot;r&quot;;&quot;RESTRICTED&quot;);&quot;o&quot;;&quot;OCCUPATIONAL&quot;);&quot;,&quot;))">
            <text:p/>
          </table:table-cell>
          <table:table-cell table:formula="of:=IF(LEN(TRIM([CulturesData.CC3]))=0;&quot;&quot;;CONCATENATE([CulturesData.CC$1];SUBSTITUTE(SUBSTITUTE(SUBSTITUTE([CulturesData.CC3];&quot;e&quot;;&quot;EVERYMAN&quot;);&quot;r&quot;;&quot;RESTRICTED&quot;);&quot;o&quot;;&quot;OCCUPATIONAL&quot;);&quot;,&quot;))">
            <text:p/>
          </table:table-cell>
          <table:table-cell table:formula="of:=IF(LEN(TRIM([CulturesData.CD3]))=0;&quot;&quot;;CONCATENATE([CulturesData.CD$1];SUBSTITUTE(SUBSTITUTE(SUBSTITUTE([CulturesData.CD3];&quot;e&quot;;&quot;EVERYMAN&quot;);&quot;r&quot;;&quot;RESTRICTED&quot;);&quot;o&quot;;&quot;OCCUPATIONAL&quot;);&quot;,&quot;))">
            <text:p/>
          </table:table-cell>
          <table:table-cell table:formula="of:=IF(LEN(TRIM([CulturesData.CE3]))=0;&quot;&quot;;CONCATENATE([CulturesData.CE$1];SUBSTITUTE(SUBSTITUTE(SUBSTITUTE([CulturesData.CE3];&quot;e&quot;;&quot;EVERYMAN&quot;);&quot;r&quot;;&quot;RESTRICTED&quot;);&quot;o&quot;;&quot;OCCUPATIONAL&quot;);&quot;,&quot;))">
            <text:p/>
          </table:table-cell>
          <table:table-cell table:formula="of:=IF(LEN(TRIM([CulturesData.CF3]))=0;&quot;&quot;;CONCATENATE([CulturesData.CF$1];SUBSTITUTE(SUBSTITUTE(SUBSTITUTE([CulturesData.CF3];&quot;e&quot;;&quot;EVERYMAN&quot;);&quot;r&quot;;&quot;RESTRICTED&quot;);&quot;o&quot;;&quot;OCCUPATIONAL&quot;);&quot;,&quot;))">
            <text:p/>
          </table:table-cell>
          <table:table-cell table:formula="of:=IF(LEN(TRIM([CulturesData.CG3]))=0;&quot;&quot;;CONCATENATE([CulturesData.CG$1];SUBSTITUTE(SUBSTITUTE(SUBSTITUTE([CulturesData.CG3];&quot;e&quot;;&quot;EVERYMAN&quot;);&quot;r&quot;;&quot;RESTRICTED&quot;);&quot;o&quot;;&quot;OCCUPATIONAL&quot;);&quot;,&quot;))">
            <text:p/>
          </table:table-cell>
          <table:table-cell table:formula="of:=IF(LEN(TRIM([CulturesData.CH3]))=0;&quot;&quot;;CONCATENATE([CulturesData.CH$1];SUBSTITUTE(SUBSTITUTE(SUBSTITUTE([CulturesData.CH3];&quot;e&quot;;&quot;EVERYMAN&quot;);&quot;r&quot;;&quot;RESTRICTED&quot;);&quot;o&quot;;&quot;OCCUPATIONAL&quot;);&quot;,&quot;))">
            <text:p/>
          </table:table-cell>
          <table:table-cell table:formula="of:=IF(LEN(TRIM([CulturesData.CI3]))=0;&quot;&quot;;CONCATENATE([CulturesData.CI$1];SUBSTITUTE(SUBSTITUTE(SUBSTITUTE([CulturesData.CI3];&quot;e&quot;;&quot;EVERYMAN&quot;);&quot;r&quot;;&quot;RESTRICTED&quot;);&quot;o&quot;;&quot;OCCUPATIONAL&quot;);&quot;,&quot;))">
            <text:p/>
          </table:table-cell>
          <table:table-cell table:formula="of:=IF(LEN(TRIM([CulturesData.CJ3]))=0;&quot;&quot;;CONCATENATE([CulturesData.CJ$1];SUBSTITUTE(SUBSTITUTE(SUBSTITUTE([CulturesData.CJ3];&quot;e&quot;;&quot;EVERYMAN&quot;);&quot;r&quot;;&quot;RESTRICTED&quot;);&quot;o&quot;;&quot;OCCUPATIONAL&quot;);&quot;,&quot;))">
            <text:p/>
          </table:table-cell>
          <table:table-cell table:formula="of:=IF(LEN(TRIM([CulturesData.CK3]))=0;&quot;&quot;;CONCATENATE([CulturesData.CK$1];SUBSTITUTE(SUBSTITUTE(SUBSTITUTE([CulturesData.CK3];&quot;e&quot;;&quot;EVERYMAN&quot;);&quot;r&quot;;&quot;RESTRICTED&quot;);&quot;o&quot;;&quot;OCCUPATIONAL&quot;);&quot;,&quot;))" office:value-type="string" office:string-value="S61=RESTRICTED,">
            <text:p>S61=RESTRICTED,</text:p>
          </table:table-cell>
          <table:table-cell table:formula="of:=IF(LEN(TRIM([CulturesData.CL3]))=0;&quot;&quot;;CONCATENATE([CulturesData.CL$1];SUBSTITUTE(SUBSTITUTE(SUBSTITUTE([CulturesData.CL3];&quot;e&quot;;&quot;EVERYMAN&quot;);&quot;r&quot;;&quot;RESTRICTED&quot;);&quot;o&quot;;&quot;OCCUPATIONAL&quot;);&quot;,&quot;))">
            <text:p/>
          </table:table-cell>
          <table:table-cell table:formula="of:=IF(LEN(TRIM([CulturesData.CM3]))=0;&quot;&quot;;CONCATENATE([CulturesData.CM$1];SUBSTITUTE(SUBSTITUTE(SUBSTITUTE([CulturesData.CM3];&quot;e&quot;;&quot;EVERYMAN&quot;);&quot;r&quot;;&quot;RESTRICTED&quot;);&quot;o&quot;;&quot;OCCUPATIONAL&quot;);&quot;,&quot;))">
            <text:p/>
          </table:table-cell>
          <table:table-cell table:formula="of:=IF(LEN(TRIM([CulturesData.CN3]))=0;&quot;&quot;;CONCATENATE([CulturesData.CN$1];SUBSTITUTE(SUBSTITUTE(SUBSTITUTE([CulturesData.CN3];&quot;e&quot;;&quot;EVERYMAN&quot;);&quot;r&quot;;&quot;RESTRICTED&quot;);&quot;o&quot;;&quot;OCCUPATIONAL&quot;);&quot;,&quot;))">
            <text:p/>
          </table:table-cell>
          <table:table-cell table:formula="of:=IF(LEN(TRIM([CulturesData.CO3]))=0;&quot;&quot;;CONCATENATE([CulturesData.CO$1];SUBSTITUTE(SUBSTITUTE(SUBSTITUTE([CulturesData.CO3];&quot;e&quot;;&quot;EVERYMAN&quot;);&quot;r&quot;;&quot;RESTRICTED&quot;);&quot;o&quot;;&quot;OCCUPATIONAL&quot;);&quot;,&quot;))" office:value-type="string" office:string-value="S39=EVERYMAN,">
            <text:p>S39=EVERYMAN,</text:p>
          </table:table-cell>
          <table:table-cell table:formula="of:=IF(LEN(TRIM([CulturesData.CP3]))=0;&quot;&quot;;CONCATENATE([CulturesData.CP$1];SUBSTITUTE(SUBSTITUTE(SUBSTITUTE([CulturesData.CP3];&quot;e&quot;;&quot;EVERYMAN&quot;);&quot;r&quot;;&quot;RESTRICTED&quot;);&quot;o&quot;;&quot;OCCUPATIONAL&quot;);&quot;,&quot;))">
            <text:p/>
          </table:table-cell>
          <table:table-cell table:formula="of:=IF(LEN(TRIM([CulturesData.CQ3]))=0;&quot;&quot;;CONCATENATE([CulturesData.CQ$1];SUBSTITUTE(SUBSTITUTE(SUBSTITUTE([CulturesData.CQ3];&quot;e&quot;;&quot;EVERYMAN&quot;);&quot;r&quot;;&quot;RESTRICTED&quot;);&quot;o&quot;;&quot;OCCUPATIONAL&quot;);&quot;,&quot;))">
            <text:p/>
          </table:table-cell>
          <table:table-cell table:formula="of:=IF(LEN(TRIM([CulturesData.CR3]))=0;&quot;&quot;;CONCATENATE([CulturesData.CR$1];SUBSTITUTE(SUBSTITUTE(SUBSTITUTE([CulturesData.CR3];&quot;e&quot;;&quot;EVERYMAN&quot;);&quot;r&quot;;&quot;RESTRICTED&quot;);&quot;o&quot;;&quot;OCCUPATIONAL&quot;);&quot;,&quot;))">
            <text:p/>
          </table:table-cell>
          <table:table-cell table:formula="of:=IF(LEN(TRIM([CulturesData.CS3]))=0;&quot;&quot;;CONCATENATE([CulturesData.CS$1];SUBSTITUTE(SUBSTITUTE(SUBSTITUTE([CulturesData.CS3];&quot;e&quot;;&quot;EVERYMAN&quot;);&quot;r&quot;;&quot;RESTRICTED&quot;);&quot;o&quot;;&quot;OCCUPATIONAL&quot;);&quot;,&quot;))">
            <text:p/>
          </table:table-cell>
          <table:table-cell table:formula="of:=IF(LEN(TRIM([CulturesData.CT3]))=0;&quot;&quot;;CONCATENATE([CulturesData.CT$1];SUBSTITUTE(SUBSTITUTE(SUBSTITUTE([CulturesData.CT3];&quot;e&quot;;&quot;EVERYMAN&quot;);&quot;r&quot;;&quot;RESTRICTED&quot;);&quot;o&quot;;&quot;OCCUPATIONAL&quot;);&quot;,&quot;))">
            <text:p/>
          </table:table-cell>
          <table:table-cell table:formula="of:=IF(LEN(TRIM([CulturesData.CU3]))=0;&quot;&quot;;CONCATENATE([CulturesData.CU$1];SUBSTITUTE(SUBSTITUTE(SUBSTITUTE([CulturesData.CU3];&quot;e&quot;;&quot;EVERYMAN&quot;);&quot;r&quot;;&quot;RESTRICTED&quot;);&quot;o&quot;;&quot;OCCUPATIONAL&quot;);&quot;,&quot;))">
            <text:p/>
          </table:table-cell>
          <table:table-cell table:formula="of:=IF(LEN(TRIM([CulturesData.CV3]))=0;&quot;&quot;;CONCATENATE([CulturesData.CV$1];SUBSTITUTE(SUBSTITUTE(SUBSTITUTE([CulturesData.CV3];&quot;e&quot;;&quot;EVERYMAN&quot;);&quot;r&quot;;&quot;RESTRICTED&quot;);&quot;o&quot;;&quot;OCCUPATIONAL&quot;);&quot;,&quot;))">
            <text:p/>
          </table:table-cell>
          <table:table-cell table:formula="of:=IF(LEN(TRIM([CulturesData.CW3]))=0;&quot;&quot;;CONCATENATE([CulturesData.CW$1];SUBSTITUTE(SUBSTITUTE(SUBSTITUTE([CulturesData.CW3];&quot;e&quot;;&quot;EVERYMAN&quot;);&quot;r&quot;;&quot;RESTRICTED&quot;);&quot;o&quot;;&quot;OCCUPATIONAL&quot;);&quot;,&quot;))">
            <text:p/>
          </table:table-cell>
          <table:table-cell table:formula="of:=IF(LEN(TRIM([CulturesData.CX3]))=0;&quot;&quot;;CONCATENATE([CulturesData.CX$1];SUBSTITUTE(SUBSTITUTE(SUBSTITUTE([CulturesData.CX3];&quot;e&quot;;&quot;EVERYMAN&quot;);&quot;r&quot;;&quot;RESTRICTED&quot;);&quot;o&quot;;&quot;OCCUPATIONAL&quot;);&quot;,&quot;))">
            <text:p/>
          </table:table-cell>
          <table:table-cell table:formula="of:=IF(LEN(TRIM([CulturesData.CY3]))=0;&quot;&quot;;CONCATENATE([CulturesData.CY$1];SUBSTITUTE(SUBSTITUTE(SUBSTITUTE([CulturesData.CY3];&quot;e&quot;;&quot;EVERYMAN&quot;);&quot;r&quot;;&quot;RESTRICTED&quot;);&quot;o&quot;;&quot;OCCUPATIONAL&quot;);&quot;,&quot;))">
            <text:p/>
          </table:table-cell>
          <table:table-cell table:formula="of:=IF(LEN(TRIM([CulturesData.CZ3]))=0;&quot;&quot;;CONCATENATE([CulturesData.CZ$1];SUBSTITUTE(SUBSTITUTE(SUBSTITUTE([CulturesData.CZ3];&quot;e&quot;;&quot;EVERYMAN&quot;);&quot;r&quot;;&quot;RESTRICTED&quot;);&quot;o&quot;;&quot;OCCUPATIONAL&quot;);&quot;,&quot;))">
            <text:p/>
          </table:table-cell>
          <table:table-cell table:formula="of:=IF(LEN(TRIM([CulturesData.DA3]))=0;&quot;&quot;;CONCATENATE([CulturesData.DA$1];SUBSTITUTE(SUBSTITUTE(SUBSTITUTE([CulturesData.DA3];&quot;e&quot;;&quot;EVERYMAN&quot;);&quot;r&quot;;&quot;RESTRICTED&quot;);&quot;o&quot;;&quot;OCCUPATIONAL&quot;);&quot;,&quot;))">
            <text:p/>
          </table:table-cell>
          <table:table-cell table:formula="of:=IF(LEN(TRIM([CulturesData.DB3]))=0;&quot;&quot;;CONCATENATE([CulturesData.DB$1];SUBSTITUTE(SUBSTITUTE(SUBSTITUTE([CulturesData.DB3];&quot;e&quot;;&quot;EVERYMAN&quot;);&quot;r&quot;;&quot;RESTRICTED&quot;);&quot;o&quot;;&quot;OCCUPATIONAL&quot;);&quot;,&quot;))">
            <text:p/>
          </table:table-cell>
          <table:table-cell table:formula="of:=IF(LEN(TRIM([CulturesData.DC3]))=0;&quot;&quot;;CONCATENATE([CulturesData.DC$1];SUBSTITUTE(SUBSTITUTE(SUBSTITUTE([CulturesData.DC3];&quot;e&quot;;&quot;EVERYMAN&quot;);&quot;r&quot;;&quot;RESTRICTED&quot;);&quot;o&quot;;&quot;OCCUPATIONAL&quot;);&quot;,&quot;))">
            <text:p/>
          </table:table-cell>
          <table:table-cell table:formula="of:=IF(LEN(TRIM([CulturesData.DD3]))=0;&quot;&quot;;CONCATENATE([CulturesData.DD$1];SUBSTITUTE(SUBSTITUTE(SUBSTITUTE([CulturesData.DD3];&quot;e&quot;;&quot;EVERYMAN&quot;);&quot;r&quot;;&quot;RESTRICTED&quot;);&quot;o&quot;;&quot;OCCUPATIONAL&quot;);&quot;,&quot;))">
            <text:p/>
          </table:table-cell>
          <table:table-cell table:formula="of:=IF(LEN(TRIM([CulturesData.DE3]))=0;&quot;&quot;;CONCATENATE([CulturesData.DE$1];SUBSTITUTE(SUBSTITUTE(SUBSTITUTE([CulturesData.DE3];&quot;e&quot;;&quot;EVERYMAN&quot;);&quot;r&quot;;&quot;RESTRICTED&quot;);&quot;o&quot;;&quot;OCCUPATIONAL&quot;);&quot;,&quot;))">
            <text:p/>
          </table:table-cell>
          <table:table-cell table:formula="of:=IF(LEN(TRIM([CulturesData.DF3]))=0;&quot;&quot;;CONCATENATE([CulturesData.DF$1];SUBSTITUTE(SUBSTITUTE(SUBSTITUTE([CulturesData.DF3];&quot;e&quot;;&quot;EVERYMAN&quot;);&quot;r&quot;;&quot;RESTRICTED&quot;);&quot;o&quot;;&quot;OCCUPATIONAL&quot;);&quot;,&quot;))" office:value-type="string" office:string-value="G37=3,">
            <text:p>G37=3,</text:p>
          </table:table-cell>
          <table:table-cell table:formula="of:=IF(LEN(TRIM([CulturesData.DG3]))=0;&quot;&quot;;CONCATENATE([CulturesData.DG$1];SUBSTITUTE(SUBSTITUTE(SUBSTITUTE([CulturesData.DG3];&quot;e&quot;;&quot;EVERYMAN&quot;);&quot;r&quot;;&quot;RESTRICTED&quot;);&quot;o&quot;;&quot;OCCUPATIONAL&quot;);&quot;,&quot;))" office:value-type="string" office:string-value="S426=3,">
            <text:p>S426=3,</text:p>
          </table:table-cell>
          <table:table-cell table:formula="of:=IF(LEN(TRIM([CulturesData.DH3]))=0;&quot;&quot;;CONCATENATE([CulturesData.DH$1];SUBSTITUTE(SUBSTITUTE(SUBSTITUTE([CulturesData.DH3];&quot;e&quot;;&quot;EVERYMAN&quot;);&quot;r&quot;;&quot;RESTRICTED&quot;);&quot;o&quot;;&quot;OCCUPATIONAL&quot;);&quot;,&quot;))" office:value-type="string" office:string-value="S339=3,">
            <text:p>S339=3,</text:p>
          </table:table-cell>
          <table:table-cell table:formula="of:=IF(LEN(TRIM([CulturesData.DI3]))=0;&quot;&quot;;CONCATENATE([CulturesData.DI$1];SUBSTITUTE(SUBSTITUTE(SUBSTITUTE([CulturesData.DI3];&quot;e&quot;;&quot;EVERYMAN&quot;);&quot;r&quot;;&quot;RESTRICTED&quot;);&quot;o&quot;;&quot;OCCUPATIONAL&quot;);&quot;,&quot;))">
            <text:p/>
          </table:table-cell>
          <table:table-cell table:formula="of:=IF(LEN(TRIM([CulturesData.DJ3]))=0;&quot;&quot;;CONCATENATE([CulturesData.DJ$1];SUBSTITUTE(SUBSTITUTE(SUBSTITUTE([CulturesData.DJ3];&quot;e&quot;;&quot;EVERYMAN&quot;);&quot;r&quot;;&quot;RESTRICTED&quot;);&quot;o&quot;;&quot;OCCUPATIONAL&quot;);&quot;,&quot;))">
            <text:p/>
          </table:table-cell>
          <table:table-cell table:formula="of:=IF(LEN(TRIM([CulturesData.DK3]))=0;&quot;&quot;;CONCATENATE([CulturesData.DK$1];SUBSTITUTE(SUBSTITUTE(SUBSTITUTE([CulturesData.DK3];&quot;e&quot;;&quot;EVERYMAN&quot;);&quot;r&quot;;&quot;RESTRICTED&quot;);&quot;o&quot;;&quot;OCCUPATIONAL&quot;);&quot;,&quot;))">
            <text:p/>
          </table:table-cell>
          <table:table-cell table:formula="of:=IF(LEN(TRIM([CulturesData.DL3]))=0;&quot;&quot;;CONCATENATE([CulturesData.DL$1];SUBSTITUTE(SUBSTITUTE(SUBSTITUTE([CulturesData.DL3];&quot;e&quot;;&quot;EVERYMAN&quot;);&quot;r&quot;;&quot;RESTRICTED&quot;);&quot;o&quot;;&quot;OCCUPATIONAL&quot;);&quot;,&quot;))">
            <text:p/>
          </table:table-cell>
          <table:table-cell table:formula="of:=IF(LEN(TRIM([CulturesData.DM3]))=0;&quot;&quot;;CONCATENATE([CulturesData.DM$1];SUBSTITUTE(SUBSTITUTE(SUBSTITUTE([CulturesData.DM3];&quot;e&quot;;&quot;EVERYMAN&quot;);&quot;r&quot;;&quot;RESTRICTED&quot;);&quot;o&quot;;&quot;OCCUPATIONAL&quot;);&quot;,&quot;))">
            <text:p/>
          </table:table-cell>
          <table:table-cell table:formula="of:=IF(LEN(TRIM([CulturesData.DN3]))=0;&quot;&quot;;CONCATENATE([CulturesData.DN$1];SUBSTITUTE(SUBSTITUTE(SUBSTITUTE([CulturesData.DN3];&quot;e&quot;;&quot;EVERYMAN&quot;);&quot;r&quot;;&quot;RESTRICTED&quot;);&quot;o&quot;;&quot;OCCUPATIONAL&quot;);&quot;,&quot;))">
            <text:p/>
          </table:table-cell>
          <table:table-cell table:formula="of:=IF(LEN(TRIM([CulturesData.DO3]))=0;&quot;&quot;;CONCATENATE([CulturesData.DO$1];SUBSTITUTE(SUBSTITUTE(SUBSTITUTE([CulturesData.DO3];&quot;e&quot;;&quot;EVERYMAN&quot;);&quot;r&quot;;&quot;RESTRICTED&quot;);&quot;o&quot;;&quot;OCCUPATIONAL&quot;);&quot;,&quot;))" office:value-type="string" office:string-value="S445=RESTRICTED,">
            <text:p>S445=RESTRICTED,</text:p>
          </table:table-cell>
          <table:table-cell table:formula="of:=IF(LEN(TRIM([CulturesData.DP3]))=0;&quot;&quot;;CONCATENATE([CulturesData.DP$1];SUBSTITUTE(SUBSTITUTE(SUBSTITUTE([CulturesData.DP3];&quot;e&quot;;&quot;EVERYMAN&quot;);&quot;r&quot;;&quot;RESTRICTED&quot;);&quot;o&quot;;&quot;OCCUPATIONAL&quot;);&quot;,&quot;))" office:value-type="string" office:string-value="S443=RESTRICTED,">
            <text:p>S443=RESTRICTED,</text:p>
          </table:table-cell>
          <table:table-cell table:formula="of:=IF(LEN(TRIM([CulturesData.DQ3]))=0;&quot;&quot;;CONCATENATE([CulturesData.DQ$1];SUBSTITUTE(SUBSTITUTE(SUBSTITUTE([CulturesData.DQ3];&quot;e&quot;;&quot;EVERYMAN&quot;);&quot;r&quot;;&quot;RESTRICTED&quot;);&quot;o&quot;;&quot;OCCUPATIONAL&quot;);&quot;,&quot;))">
            <text:p/>
          </table:table-cell>
          <table:table-cell table:formula="of:=IF(LEN(TRIM([CulturesData.DR3]))=0;&quot;&quot;;CONCATENATE([CulturesData.DR$1];SUBSTITUTE(SUBSTITUTE(SUBSTITUTE([CulturesData.DR3];&quot;e&quot;;&quot;EVERYMAN&quot;);&quot;r&quot;;&quot;RESTRICTED&quot;);&quot;o&quot;;&quot;OCCUPATIONAL&quot;);&quot;,&quot;))">
            <text:p/>
          </table:table-cell>
          <table:table-cell table:formula="of:=IF(LEN(TRIM([CulturesData.DS3]))=0;&quot;&quot;;CONCATENATE([CulturesData.DS$1];SUBSTITUTE(SUBSTITUTE(SUBSTITUTE([CulturesData.DS3];&quot;e&quot;;&quot;EVERYMAN&quot;);&quot;r&quot;;&quot;RESTRICTED&quot;);&quot;o&quot;;&quot;OCCUPATIONAL&quot;);&quot;,&quot;))" office:value-type="string" office:string-value="S507=RESTRICTED,">
            <text:p>S507=RESTRICTED,</text:p>
          </table:table-cell>
          <table:table-cell table:formula="of:=IF(LEN(TRIM([CulturesData.DT3]))=0;&quot;&quot;;CONCATENATE([CulturesData.DT$1];SUBSTITUTE(SUBSTITUTE(SUBSTITUTE([CulturesData.DT3];&quot;e&quot;;&quot;EVERYMAN&quot;);&quot;r&quot;;&quot;RESTRICTED&quot;);&quot;o&quot;;&quot;OCCUPATIONAL&quot;);&quot;,&quot;))">
            <text:p/>
          </table:table-cell>
          <table:table-cell table:formula="of:=IF(LEN(TRIM([CulturesData.DU3]))=0;&quot;&quot;;CONCATENATE([CulturesData.DU$1];SUBSTITUTE(SUBSTITUTE(SUBSTITUTE([CulturesData.DU3];&quot;e&quot;;&quot;EVERYMAN&quot;);&quot;r&quot;;&quot;RESTRICTED&quot;);&quot;o&quot;;&quot;OCCUPATIONAL&quot;);&quot;,&quot;))" office:value-type="string" office:string-value="S447=RESTRICTED,">
            <text:p>S447=RESTRICTED,</text:p>
          </table:table-cell>
          <table:table-cell table:formula="of:=IF(LEN(TRIM([CulturesData.DV3]))=0;&quot;&quot;;CONCATENATE([CulturesData.DV$1];SUBSTITUTE(SUBSTITUTE(SUBSTITUTE([CulturesData.DV3];&quot;e&quot;;&quot;EVERYMAN&quot;);&quot;r&quot;;&quot;RESTRICTED&quot;);&quot;o&quot;;&quot;OCCUPATIONAL&quot;);&quot;,&quot;))" office:value-type="string" office:string-value="S448=RESTRICTED,">
            <text:p>S448=RESTRICTED,</text:p>
          </table:table-cell>
          <table:table-cell table:formula="of:=IF(LEN(TRIM([CulturesData.DW3]))=0;&quot;&quot;;CONCATENATE([CulturesData.DW$1];SUBSTITUTE(SUBSTITUTE(SUBSTITUTE([CulturesData.DW3];&quot;e&quot;;&quot;EVERYMAN&quot;);&quot;r&quot;;&quot;RESTRICTED&quot;);&quot;o&quot;;&quot;OCCUPATIONAL&quot;);&quot;,&quot;))">
            <text:p/>
          </table:table-cell>
          <table:table-cell table:formula="of:=IF(LEN(TRIM([CulturesData.DX3]))=0;&quot;&quot;;CONCATENATE([CulturesData.DX$1];SUBSTITUTE(SUBSTITUTE(SUBSTITUTE([CulturesData.DX3];&quot;e&quot;;&quot;EVERYMAN&quot;);&quot;r&quot;;&quot;RESTRICTED&quot;);&quot;o&quot;;&quot;OCCUPATIONAL&quot;);&quot;,&quot;))" office:value-type="string" office:string-value="S209=EVERYMAN,">
            <text:p>S209=EVERYMAN,</text:p>
          </table:table-cell>
          <table:table-cell table:formula="of:=IF(LEN(TRIM([CulturesData.DY3]))=0;&quot;&quot;;CONCATENATE([CulturesData.DY$1];SUBSTITUTE(SUBSTITUTE(SUBSTITUTE([CulturesData.DY3];&quot;e&quot;;&quot;EVERYMAN&quot;);&quot;r&quot;;&quot;RESTRICTED&quot;);&quot;o&quot;;&quot;OCCUPATIONAL&quot;);&quot;,&quot;))" office:value-type="string" office:string-value="S508=EVERYMAN,">
            <text:p>S508=EVERYMAN,</text:p>
          </table:table-cell>
          <table:table-cell table:formula="of:=IF(LEN(TRIM([CulturesData.DZ3]))=0;&quot;&quot;;CONCATENATE([CulturesData.DZ$1];SUBSTITUTE(SUBSTITUTE(SUBSTITUTE([CulturesData.DZ3];&quot;e&quot;;&quot;EVERYMAN&quot;);&quot;r&quot;;&quot;RESTRICTED&quot;);&quot;o&quot;;&quot;OCCUPATIONAL&quot;);&quot;,&quot;))" office:value-type="string" office:string-value="S203=EVERYMAN,">
            <text:p>S203=EVERYMAN,</text:p>
          </table:table-cell>
          <table:table-cell table:formula="of:=IF(LEN(TRIM([CulturesData.EA3]))=0;&quot;&quot;;CONCATENATE([CulturesData.EA$1];SUBSTITUTE(SUBSTITUTE(SUBSTITUTE([CulturesData.EA3];&quot;e&quot;;&quot;EVERYMAN&quot;);&quot;r&quot;;&quot;RESTRICTED&quot;);&quot;o&quot;;&quot;OCCUPATIONAL&quot;);&quot;,&quot;))" office:value-type="string" office:string-value="S204=EVERYMAN,">
            <text:p>S204=EVERYMAN,</text:p>
          </table:table-cell>
          <table:table-cell table:formula="of:=IF(LEN(TRIM([CulturesData.EB3]))=0;&quot;&quot;;CONCATENATE([CulturesData.EB$1];SUBSTITUTE(SUBSTITUTE(SUBSTITUTE([CulturesData.EB3];&quot;e&quot;;&quot;EVERYMAN&quot;);&quot;r&quot;;&quot;RESTRICTED&quot;);&quot;o&quot;;&quot;OCCUPATIONAL&quot;);&quot;,&quot;))" office:value-type="string" office:string-value="S206=RESTRICTED,">
            <text:p>S206=RESTRICTED,</text:p>
          </table:table-cell>
          <table:table-cell table:formula="of:=IF(LEN(TRIM([CulturesData.EC3]))=0;&quot;&quot;;CONCATENATE([CulturesData.EC$1];SUBSTITUTE(SUBSTITUTE(SUBSTITUTE([CulturesData.EC3];&quot;e&quot;;&quot;EVERYMAN&quot;);&quot;r&quot;;&quot;RESTRICTED&quot;);&quot;o&quot;;&quot;OCCUPATIONAL&quot;);&quot;,&quot;))" office:value-type="string" office:string-value="G18=4,">
            <text:p>G18=4,</text:p>
          </table:table-cell>
          <table:table-cell table:formula="of:=IF(LEN(TRIM([CulturesData.ED3]))=0;&quot;&quot;;CONCATENATE([CulturesData.ED$1];SUBSTITUTE(SUBSTITUTE(SUBSTITUTE([CulturesData.ED3];&quot;e&quot;;&quot;EVERYMAN&quot;);&quot;r&quot;;&quot;RESTRICTED&quot;);&quot;o&quot;;&quot;OCCUPATIONAL&quot;);&quot;,&quot;))">
            <text:p/>
          </table:table-cell>
          <table:table-cell table:formula="of:=IF(LEN(TRIM([CulturesData.EE3]))=0;&quot;&quot;;CONCATENATE([CulturesData.EE$1];SUBSTITUTE(SUBSTITUTE(SUBSTITUTE([CulturesData.EE3];&quot;e&quot;;&quot;EVERYMAN&quot;);&quot;r&quot;;&quot;RESTRICTED&quot;);&quot;o&quot;;&quot;OCCUPATIONAL&quot;);&quot;,&quot;))">
            <text:p/>
          </table:table-cell>
          <table:table-cell table:formula="of:=IF(LEN(TRIM([CulturesData.EF3]))=0;&quot;&quot;;CONCATENATE([CulturesData.EF$1];SUBSTITUTE(SUBSTITUTE(SUBSTITUTE([CulturesData.EF3];&quot;e&quot;;&quot;EVERYMAN&quot;);&quot;r&quot;;&quot;RESTRICTED&quot;);&quot;o&quot;;&quot;OCCUPATIONAL&quot;);&quot;,&quot;))" office:value-type="string" office:string-value="S211=EVERYMAN,">
            <text:p>S211=EVERYMAN,</text:p>
          </table:table-cell>
          <table:table-cell table:formula="of:=IF(LEN(TRIM([CulturesData.EG3]))=0;&quot;&quot;;CONCATENATE([CulturesData.EG$1];SUBSTITUTE(SUBSTITUTE(SUBSTITUTE([CulturesData.EG3];&quot;e&quot;;&quot;EVERYMAN&quot;);&quot;r&quot;;&quot;RESTRICTED&quot;);&quot;o&quot;;&quot;OCCUPATIONAL&quot;);&quot;,&quot;))">
            <text:p/>
          </table:table-cell>
          <table:table-cell table:formula="of:=IF(LEN(TRIM([CulturesData.EH3]))=0;&quot;&quot;;CONCATENATE([CulturesData.EH$1];SUBSTITUTE(SUBSTITUTE(SUBSTITUTE([CulturesData.EH3];&quot;e&quot;;&quot;EVERYMAN&quot;);&quot;r&quot;;&quot;RESTRICTED&quot;);&quot;o&quot;;&quot;OCCUPATIONAL&quot;);&quot;,&quot;))">
            <text:p/>
          </table:table-cell>
          <table:table-cell table:formula="of:=IF(LEN(TRIM([CulturesData.EI3]))=0;&quot;&quot;;CONCATENATE([CulturesData.EI$1];SUBSTITUTE(SUBSTITUTE(SUBSTITUTE([CulturesData.EI3];&quot;e&quot;;&quot;EVERYMAN&quot;);&quot;r&quot;;&quot;RESTRICTED&quot;);&quot;o&quot;;&quot;OCCUPATIONAL&quot;);&quot;,&quot;))">
            <text:p/>
          </table:table-cell>
          <table:table-cell table:formula="of:=IF(LEN(TRIM([CulturesData.EJ3]))=0;&quot;&quot;;CONCATENATE([CulturesData.EJ$1];SUBSTITUTE(SUBSTITUTE(SUBSTITUTE([CulturesData.EJ3];&quot;e&quot;;&quot;EVERYMAN&quot;);&quot;r&quot;;&quot;RESTRICTED&quot;);&quot;o&quot;;&quot;OCCUPATIONAL&quot;);&quot;,&quot;))" office:value-type="string" office:string-value="S100=RESTRICTED,">
            <text:p>S100=RESTRICTED,</text:p>
          </table:table-cell>
          <table:table-cell table:formula="of:=IF(LEN(TRIM([CulturesData.EK3]))=0;&quot;&quot;;CONCATENATE([CulturesData.EK$1];SUBSTITUTE(SUBSTITUTE(SUBSTITUTE([CulturesData.EK3];&quot;e&quot;;&quot;EVERYMAN&quot;);&quot;r&quot;;&quot;RESTRICTED&quot;);&quot;o&quot;;&quot;OCCUPATIONAL&quot;);&quot;,&quot;))">
            <text:p/>
          </table:table-cell>
          <table:table-cell table:formula="of:=IF(LEN(TRIM([CulturesData.EL3]))=0;&quot;&quot;;CONCATENATE([CulturesData.EL$1];SUBSTITUTE(SUBSTITUTE(SUBSTITUTE([CulturesData.EL3];&quot;e&quot;;&quot;EVERYMAN&quot;);&quot;r&quot;;&quot;RESTRICTED&quot;);&quot;o&quot;;&quot;OCCUPATIONAL&quot;);&quot;,&quot;))" office:value-type="string" office:string-value="S96=RESTRICTED,">
            <text:p>S96=RESTRICTED,</text:p>
          </table:table-cell>
          <table:table-cell table:formula="of:=IF(LEN(TRIM([CulturesData.EM3]))=0;&quot;&quot;;CONCATENATE([CulturesData.EM$1];SUBSTITUTE(SUBSTITUTE(SUBSTITUTE([CulturesData.EM3];&quot;e&quot;;&quot;EVERYMAN&quot;);&quot;r&quot;;&quot;RESTRICTED&quot;);&quot;o&quot;;&quot;OCCUPATIONAL&quot;);&quot;,&quot;))">
            <text:p/>
          </table:table-cell>
          <table:table-cell table:formula="of:=IF(LEN(TRIM([CulturesData.EN3]))=0;&quot;&quot;;CONCATENATE([CulturesData.EN$1];SUBSTITUTE(SUBSTITUTE(SUBSTITUTE([CulturesData.EN3];&quot;e&quot;;&quot;EVERYMAN&quot;);&quot;r&quot;;&quot;RESTRICTED&quot;);&quot;o&quot;;&quot;OCCUPATIONAL&quot;);&quot;,&quot;))">
            <text:p/>
          </table:table-cell>
          <table:table-cell table:formula="of:=IF(LEN(TRIM([CulturesData.EO3]))=0;&quot;&quot;;CONCATENATE([CulturesData.EO$1];SUBSTITUTE(SUBSTITUTE(SUBSTITUTE([CulturesData.EO3];&quot;e&quot;;&quot;EVERYMAN&quot;);&quot;r&quot;;&quot;RESTRICTED&quot;);&quot;o&quot;;&quot;OCCUPATIONAL&quot;);&quot;,&quot;))">
            <text:p/>
          </table:table-cell>
          <table:table-cell table:formula="of:=IF(LEN(TRIM([CulturesData.EP3]))=0;&quot;&quot;;CONCATENATE([CulturesData.EP$1];SUBSTITUTE(SUBSTITUTE(SUBSTITUTE([CulturesData.EP3];&quot;e&quot;;&quot;EVERYMAN&quot;);&quot;r&quot;;&quot;RESTRICTED&quot;);&quot;o&quot;;&quot;OCCUPATIONAL&quot;);&quot;,&quot;))">
            <text:p/>
          </table:table-cell>
          <table:table-cell table:formula="of:=IF(LEN(TRIM([CulturesData.EQ3]))=0;&quot;&quot;;CONCATENATE([CulturesData.EQ$1];SUBSTITUTE(SUBSTITUTE(SUBSTITUTE([CulturesData.EQ3];&quot;e&quot;;&quot;EVERYMAN&quot;);&quot;r&quot;;&quot;RESTRICTED&quot;);&quot;o&quot;;&quot;OCCUPATIONAL&quot;);&quot;,&quot;))" office:value-type="string" office:string-value="S227=RESTRICTED,">
            <text:p>S227=RESTRICTED,</text:p>
          </table:table-cell>
          <table:table-cell table:formula="of:=IF(LEN(TRIM([CulturesData.ER3]))=0;&quot;&quot;;CONCATENATE([CulturesData.ER$1];SUBSTITUTE(SUBSTITUTE(SUBSTITUTE([CulturesData.ER3];&quot;e&quot;;&quot;EVERYMAN&quot;);&quot;r&quot;;&quot;RESTRICTED&quot;);&quot;o&quot;;&quot;OCCUPATIONAL&quot;);&quot;,&quot;))" office:value-type="string" office:string-value="S235=RESTRICTED,">
            <text:p>S235=RESTRICTED,</text:p>
          </table:table-cell>
          <table:table-cell table:formula="of:=IF(LEN(TRIM([CulturesData.ES3]))=0;&quot;&quot;;CONCATENATE([CulturesData.ES$1];SUBSTITUTE(SUBSTITUTE(SUBSTITUTE([CulturesData.ES3];&quot;e&quot;;&quot;EVERYMAN&quot;);&quot;r&quot;;&quot;RESTRICTED&quot;);&quot;o&quot;;&quot;OCCUPATIONAL&quot;);&quot;,&quot;))" office:value-type="string" office:string-value="S231=RESTRICTED,">
            <text:p>S231=RESTRICTED,</text:p>
          </table:table-cell>
          <table:table-cell table:formula="of:=IF(LEN(TRIM([CulturesData.ET3]))=0;&quot;&quot;;CONCATENATE([CulturesData.ET$1];SUBSTITUTE(SUBSTITUTE(SUBSTITUTE([CulturesData.ET3];&quot;e&quot;;&quot;EVERYMAN&quot;);&quot;r&quot;;&quot;RESTRICTED&quot;);&quot;o&quot;;&quot;OCCUPATIONAL&quot;);&quot;,&quot;))" office:value-type="string" office:string-value="S237=RESTRICTED,">
            <text:p>S237=RESTRICTED,</text:p>
          </table:table-cell>
          <table:table-cell table:formula="of:=IF(LEN(TRIM([CulturesData.EU3]))=0;&quot;&quot;;CONCATENATE([CulturesData.EU$1];SUBSTITUTE(SUBSTITUTE(SUBSTITUTE([CulturesData.EU3];&quot;e&quot;;&quot;EVERYMAN&quot;);&quot;r&quot;;&quot;RESTRICTED&quot;);&quot;o&quot;;&quot;OCCUPATIONAL&quot;);&quot;,&quot;))" office:value-type="string" office:string-value="S514=RESTRICTED,">
            <text:p>S514=RESTRICTED,</text:p>
          </table:table-cell>
          <table:table-cell table:formula="of:=IF(LEN(TRIM([CulturesData.EV3]))=0;&quot;&quot;;CONCATENATE([CulturesData.EV$1];SUBSTITUTE(SUBSTITUTE(SUBSTITUTE([CulturesData.EV3];&quot;e&quot;;&quot;EVERYMAN&quot;);&quot;r&quot;;&quot;RESTRICTED&quot;);&quot;o&quot;;&quot;OCCUPATIONAL&quot;);&quot;,&quot;))" office:value-type="string" office:string-value="S515=RESTRICTED,">
            <text:p>S515=RESTRICTED,</text:p>
          </table:table-cell>
          <table:table-cell table:formula="of:=IF(LEN(TRIM([CulturesData.EW3]))=0;&quot;&quot;;CONCATENATE([CulturesData.EW$1];SUBSTITUTE(SUBSTITUTE(SUBSTITUTE([CulturesData.EW3];&quot;e&quot;;&quot;EVERYMAN&quot;);&quot;r&quot;;&quot;RESTRICTED&quot;);&quot;o&quot;;&quot;OCCUPATIONAL&quot;);&quot;,&quot;))" office:value-type="string" office:string-value="S516=RESTRICTED,">
            <text:p>S516=RESTRICTED,</text:p>
          </table:table-cell>
          <table:table-cell table:formula="of:=IF(LEN(TRIM([CulturesData.EX3]))=0;&quot;&quot;;CONCATENATE([CulturesData.EX$1];SUBSTITUTE(SUBSTITUTE(SUBSTITUTE([CulturesData.EX3];&quot;e&quot;;&quot;EVERYMAN&quot;);&quot;r&quot;;&quot;RESTRICTED&quot;);&quot;o&quot;;&quot;OCCUPATIONAL&quot;);&quot;,&quot;))" office:value-type="string" office:string-value="S517=RESTRICTED,">
            <text:p>S517=RESTRICTED,</text:p>
          </table:table-cell>
          <table:table-cell table:formula="of:=IF(LEN(TRIM([CulturesData.EY3]))=0;&quot;&quot;;CONCATENATE([CulturesData.EY$1];SUBSTITUTE(SUBSTITUTE(SUBSTITUTE([CulturesData.EY3];&quot;e&quot;;&quot;EVERYMAN&quot;);&quot;r&quot;;&quot;RESTRICTED&quot;);&quot;o&quot;;&quot;OCCUPATIONAL&quot;);&quot;,&quot;))" office:value-type="string" office:string-value="S518=RESTRICTED,">
            <text:p>S518=RESTRICTED,</text:p>
          </table:table-cell>
          <table:table-cell table:formula="of:=IF(LEN(TRIM([CulturesData.EZ3]))=0;&quot;&quot;;CONCATENATE([CulturesData.EZ$1];SUBSTITUTE(SUBSTITUTE(SUBSTITUTE([CulturesData.EZ3];&quot;e&quot;;&quot;EVERYMAN&quot;);&quot;r&quot;;&quot;RESTRICTED&quot;);&quot;o&quot;;&quot;OCCUPATIONAL&quot;);&quot;,&quot;))" office:value-type="string" office:string-value="S528=RESTRICTED,">
            <text:p>S528=RESTRICTED,</text:p>
          </table:table-cell>
          <table:table-cell table:formula="of:=IF(LEN(TRIM([CulturesData.FA3]))=0;&quot;&quot;;CONCATENATE([CulturesData.FA$1];SUBSTITUTE(SUBSTITUTE(SUBSTITUTE([CulturesData.FA3];&quot;e&quot;;&quot;EVERYMAN&quot;);&quot;r&quot;;&quot;RESTRICTED&quot;);&quot;o&quot;;&quot;OCCUPATIONAL&quot;);&quot;,&quot;))" office:value-type="string" office:string-value="S520=RESTRICTED,">
            <text:p>S520=RESTRICTED,</text:p>
          </table:table-cell>
          <table:table-cell table:formula="of:=IF(LEN(TRIM([CulturesData.FB3]))=0;&quot;&quot;;CONCATENATE([CulturesData.FB$1];SUBSTITUTE(SUBSTITUTE(SUBSTITUTE([CulturesData.FB3];&quot;e&quot;;&quot;EVERYMAN&quot;);&quot;r&quot;;&quot;RESTRICTED&quot;);&quot;o&quot;;&quot;OCCUPATIONAL&quot;);&quot;,&quot;))" office:value-type="string" office:string-value="S521=RESTRICTED,">
            <text:p>S521=RESTRICTED,</text:p>
          </table:table-cell>
          <table:table-cell table:formula="of:=IF(LEN(TRIM([CulturesData.FC3]))=0;&quot;&quot;;CONCATENATE([CulturesData.FC$1];SUBSTITUTE(SUBSTITUTE(SUBSTITUTE([CulturesData.FC3];&quot;e&quot;;&quot;EVERYMAN&quot;);&quot;r&quot;;&quot;RESTRICTED&quot;);&quot;o&quot;;&quot;OCCUPATIONAL&quot;);&quot;,&quot;))" office:value-type="string" office:string-value="S522=RESTRICTED,">
            <text:p>S522=RESTRICTED,</text:p>
          </table:table-cell>
          <table:table-cell table:formula="of:=IF(LEN(TRIM([CulturesData.FD3]))=0;&quot;&quot;;CONCATENATE([CulturesData.FD$1];SUBSTITUTE(SUBSTITUTE(SUBSTITUTE([CulturesData.FD3];&quot;e&quot;;&quot;EVERYMAN&quot;);&quot;r&quot;;&quot;RESTRICTED&quot;);&quot;o&quot;;&quot;OCCUPATIONAL&quot;);&quot;,&quot;))" office:value-type="string" office:string-value="S523=RESTRICTED,">
            <text:p>S523=RESTRICTED,</text:p>
          </table:table-cell>
          <table:table-cell table:formula="of:=IF(LEN(TRIM([CulturesData.FE3]))=0;&quot;&quot;;CONCATENATE([CulturesData.FE$1];SUBSTITUTE(SUBSTITUTE(SUBSTITUTE([CulturesData.FE3];&quot;e&quot;;&quot;EVERYMAN&quot;);&quot;r&quot;;&quot;RESTRICTED&quot;);&quot;o&quot;;&quot;OCCUPATIONAL&quot;);&quot;,&quot;))" office:value-type="string" office:string-value="S524=RESTRICTED,">
            <text:p>S524=RESTRICTED,</text:p>
          </table:table-cell>
          <table:table-cell table:formula="of:=IF(LEN(TRIM([CulturesData.FF3]))=0;&quot;&quot;;CONCATENATE([CulturesData.FF$1];SUBSTITUTE(SUBSTITUTE(SUBSTITUTE([CulturesData.FF3];&quot;e&quot;;&quot;EVERYMAN&quot;);&quot;r&quot;;&quot;RESTRICTED&quot;);&quot;o&quot;;&quot;OCCUPATIONAL&quot;);&quot;,&quot;))" office:value-type="string" office:string-value="S454=RESTRICTED,">
            <text:p>S454=RESTRICTED,</text:p>
          </table:table-cell>
          <table:table-cell table:formula="of:=IF(LEN(TRIM([CulturesData.FG3]))=0;&quot;&quot;;CONCATENATE([CulturesData.FG$1];SUBSTITUTE(SUBSTITUTE(SUBSTITUTE([CulturesData.FG3];&quot;e&quot;;&quot;EVERYMAN&quot;);&quot;r&quot;;&quot;RESTRICTED&quot;);&quot;o&quot;;&quot;OCCUPATIONAL&quot;);&quot;,&quot;))" office:value-type="string" office:string-value="S242=RESTRICTED,">
            <text:p>S242=RESTRICTED,</text:p>
          </table:table-cell>
          <table:table-cell table:formula="of:=IF(LEN(TRIM([CulturesData.FH3]))=0;&quot;&quot;;CONCATENATE([CulturesData.FH$1];SUBSTITUTE(SUBSTITUTE(SUBSTITUTE([CulturesData.FH3];&quot;e&quot;;&quot;EVERYMAN&quot;);&quot;r&quot;;&quot;RESTRICTED&quot;);&quot;o&quot;;&quot;OCCUPATIONAL&quot;);&quot;,&quot;))" office:value-type="string" office:string-value="S526=RESTRICTED,">
            <text:p>S526=RESTRICTED,</text:p>
          </table:table-cell>
          <table:table-cell table:formula="of:=IF(LEN(TRIM([CulturesData.FI3]))=0;&quot;&quot;;CONCATENATE([CulturesData.FI$1];SUBSTITUTE(SUBSTITUTE(SUBSTITUTE([CulturesData.FI3];&quot;e&quot;;&quot;EVERYMAN&quot;);&quot;r&quot;;&quot;RESTRICTED&quot;);&quot;o&quot;;&quot;OCCUPATIONAL&quot;);&quot;,&quot;))" office:value-type="string" office:string-value="S527=RESTRICTED,">
            <text:p>S527=RESTRICTED,</text:p>
          </table:table-cell>
          <table:table-cell table:formula="of:=IF(LEN(TRIM([CulturesData.FJ3]))=0;&quot;&quot;;CONCATENATE([CulturesData.FJ$1];SUBSTITUTE(SUBSTITUTE(SUBSTITUTE([CulturesData.FJ3];&quot;e&quot;;&quot;EVERYMAN&quot;);&quot;r&quot;;&quot;RESTRICTED&quot;);&quot;o&quot;;&quot;OCCUPATIONAL&quot;);&quot;,&quot;))">
            <text:p/>
          </table:table-cell>
          <table:table-cell table:formula="of:=IF(LEN(TRIM([CulturesData.FK3]))=0;&quot;&quot;;CONCATENATE([CulturesData.FK$1];SUBSTITUTE(SUBSTITUTE(SUBSTITUTE([CulturesData.FK3];&quot;e&quot;;&quot;EVERYMAN&quot;);&quot;r&quot;;&quot;RESTRICTED&quot;);&quot;o&quot;;&quot;OCCUPATIONAL&quot;);&quot;,&quot;))">
            <text:p/>
          </table:table-cell>
          <table:table-cell table:formula="of:=IF(LEN(TRIM([CulturesData.FL3]))=0;&quot;&quot;;CONCATENATE([CulturesData.FL$1];SUBSTITUTE(SUBSTITUTE(SUBSTITUTE([CulturesData.FL3];&quot;e&quot;;&quot;EVERYMAN&quot;);&quot;r&quot;;&quot;RESTRICTED&quot;);&quot;o&quot;;&quot;OCCUPATIONAL&quot;);&quot;,&quot;))">
            <text:p/>
          </table:table-cell>
          <table:table-cell table:formula="of:=IF(LEN(TRIM([CulturesData.FM3]))=0;&quot;&quot;;CONCATENATE([CulturesData.FM$1];SUBSTITUTE(SUBSTITUTE(SUBSTITUTE([CulturesData.FM3];&quot;e&quot;;&quot;EVERYMAN&quot;);&quot;r&quot;;&quot;RESTRICTED&quot;);&quot;o&quot;;&quot;OCCUPATIONAL&quot;);&quot;,&quot;))" office:value-type="string" office:string-value="G14=2,">
            <text:p>G14=2,</text:p>
          </table:table-cell>
          <table:table-cell table:formula="of:=IF(LEN(TRIM([CulturesData.FN3]))=0;&quot;&quot;;CONCATENATE([CulturesData.FN$1];SUBSTITUTE(SUBSTITUTE(SUBSTITUTE([CulturesData.FN3];&quot;e&quot;;&quot;EVERYMAN&quot;);&quot;r&quot;;&quot;RESTRICTED&quot;);&quot;o&quot;;&quot;OCCUPATIONAL&quot;);&quot;,&quot;))" office:value-type="string" office:string-value="S93=2,">
            <text:p>S93=2,</text:p>
          </table:table-cell>
          <table:table-cell table:formula="of:=IF(LEN(TRIM([CulturesData.FO3]))=0;&quot;&quot;;CONCATENATE([CulturesData.FO$1];SUBSTITUTE(SUBSTITUTE(SUBSTITUTE([CulturesData.FO3];&quot;e&quot;;&quot;EVERYMAN&quot;);&quot;r&quot;;&quot;RESTRICTED&quot;);&quot;o&quot;;&quot;OCCUPATIONAL&quot;);&quot;,&quot;))">
            <text:p/>
          </table:table-cell>
          <table:table-cell table:formula="of:=IF(LEN(TRIM([CulturesData.FP3]))=0;&quot;&quot;;CONCATENATE([CulturesData.FP$1];SUBSTITUTE(SUBSTITUTE(SUBSTITUTE([CulturesData.FP3];&quot;e&quot;;&quot;EVERYMAN&quot;);&quot;r&quot;;&quot;RESTRICTED&quot;);&quot;o&quot;;&quot;OCCUPATIONAL&quot;);&quot;,&quot;))" office:value-type="string" office:string-value="S91=2,">
            <text:p>S91=2,</text:p>
          </table:table-cell>
          <table:table-cell table:formula="of:=IF(LEN(TRIM([CulturesData.FQ3]))=0;&quot;&quot;;CONCATENATE([CulturesData.FQ$1];SUBSTITUTE(SUBSTITUTE(SUBSTITUTE([CulturesData.FQ3];&quot;e&quot;;&quot;EVERYMAN&quot;);&quot;r&quot;;&quot;RESTRICTED&quot;);&quot;o&quot;;&quot;OCCUPATIONAL&quot;);&quot;,&quot;))">
            <text:p/>
          </table:table-cell>
          <table:table-cell table:formula="of:=IF(LEN(TRIM([CulturesData.FR3]))=0;&quot;&quot;;CONCATENATE([CulturesData.FR$1];SUBSTITUTE(SUBSTITUTE(SUBSTITUTE([CulturesData.FR3];&quot;e&quot;;&quot;EVERYMAN&quot;);&quot;r&quot;;&quot;RESTRICTED&quot;);&quot;o&quot;;&quot;OCCUPATIONAL&quot;);&quot;,&quot;))" office:value-type="string" office:string-value="G24=1,">
            <text:p>G24=1,</text:p>
          </table:table-cell>
          <table:table-cell table:formula="of:=IF(LEN(TRIM([CulturesData.FS3]))=0;&quot;&quot;;CONCATENATE([CulturesData.FS$1];SUBSTITUTE(SUBSTITUTE(SUBSTITUTE([CulturesData.FS3];&quot;e&quot;;&quot;EVERYMAN&quot;);&quot;r&quot;;&quot;RESTRICTED&quot;);&quot;o&quot;;&quot;OCCUPATIONAL&quot;);&quot;,&quot;))">
            <text:p/>
          </table:table-cell>
          <table:table-cell table:formula="of:=IF(LEN(TRIM([CulturesData.FT3]))=0;&quot;&quot;;CONCATENATE([CulturesData.FT$1];SUBSTITUTE(SUBSTITUTE(SUBSTITUTE([CulturesData.FT3];&quot;e&quot;;&quot;EVERYMAN&quot;);&quot;r&quot;;&quot;RESTRICTED&quot;);&quot;o&quot;;&quot;OCCUPATIONAL&quot;);&quot;,&quot;))">
            <text:p/>
          </table:table-cell>
          <table:table-cell table:formula="of:=IF(LEN(TRIM([CulturesData.FU3]))=0;&quot;&quot;;CONCATENATE([CulturesData.FU$1];SUBSTITUTE(SUBSTITUTE(SUBSTITUTE([CulturesData.FU3];&quot;e&quot;;&quot;EVERYMAN&quot;);&quot;r&quot;;&quot;RESTRICTED&quot;);&quot;o&quot;;&quot;OCCUPATIONAL&quot;);&quot;,&quot;))">
            <text:p/>
          </table:table-cell>
          <table:table-cell table:formula="of:=IF(LEN(TRIM([CulturesData.FV3]))=0;&quot;&quot;;CONCATENATE([CulturesData.FV$1];SUBSTITUTE(SUBSTITUTE(SUBSTITUTE([CulturesData.FV3];&quot;e&quot;;&quot;EVERYMAN&quot;);&quot;r&quot;;&quot;RESTRICTED&quot;);&quot;o&quot;;&quot;OCCUPATIONAL&quot;);&quot;,&quot;))">
            <text:p/>
          </table:table-cell>
          <table:table-cell table:formula="of:=IF(LEN(TRIM([CulturesData.FW3]))=0;&quot;&quot;;CONCATENATE([CulturesData.FW$1];SUBSTITUTE(SUBSTITUTE(SUBSTITUTE([CulturesData.FW3];&quot;e&quot;;&quot;EVERYMAN&quot;);&quot;r&quot;;&quot;RESTRICTED&quot;);&quot;o&quot;;&quot;OCCUPATIONAL&quot;);&quot;,&quot;))">
            <text:p/>
          </table:table-cell>
          <table:table-cell table:formula="of:=IF(LEN(TRIM([CulturesData.FX3]))=0;&quot;&quot;;CONCATENATE([CulturesData.FX$1];SUBSTITUTE(SUBSTITUTE(SUBSTITUTE([CulturesData.FX3];&quot;e&quot;;&quot;EVERYMAN&quot;);&quot;r&quot;;&quot;RESTRICTED&quot;);&quot;o&quot;;&quot;OCCUPATIONAL&quot;);&quot;,&quot;))">
            <text:p/>
          </table:table-cell>
          <table:table-cell table:formula="of:=IF(LEN(TRIM([CulturesData.FY3]))=0;&quot;&quot;;CONCATENATE([CulturesData.FY$1];SUBSTITUTE(SUBSTITUTE(SUBSTITUTE([CulturesData.FY3];&quot;e&quot;;&quot;EVERYMAN&quot;);&quot;r&quot;;&quot;RESTRICTED&quot;);&quot;o&quot;;&quot;OCCUPATIONAL&quot;);&quot;,&quot;))">
            <text:p/>
          </table:table-cell>
          <table:table-cell table:formula="of:=IF(LEN(TRIM([CulturesData.FZ3]))=0;&quot;&quot;;CONCATENATE([CulturesData.FZ$1];SUBSTITUTE(SUBSTITUTE(SUBSTITUTE([CulturesData.FZ3];&quot;e&quot;;&quot;EVERYMAN&quot;);&quot;r&quot;;&quot;RESTRICTED&quot;);&quot;o&quot;;&quot;OCCUPATIONAL&quot;);&quot;,&quot;))" office:value-type="string" office:string-value="G28=1,">
            <text:p>G28=1,</text:p>
          </table:table-cell>
          <table:table-cell table:formula="of:=IF(LEN(TRIM([CulturesData.GA3]))=0;&quot;&quot;;CONCATENATE([CulturesData.GA$1];SUBSTITUTE(SUBSTITUTE(SUBSTITUTE([CulturesData.GA3];&quot;e&quot;;&quot;EVERYMAN&quot;);&quot;r&quot;;&quot;RESTRICTED&quot;);&quot;o&quot;;&quot;OCCUPATIONAL&quot;);&quot;,&quot;))" office:value-type="string" office:string-value="S285=1,">
            <text:p>S285=1,</text:p>
          </table:table-cell>
          <table:table-cell table:formula="of:=IF(LEN(TRIM([CulturesData.GB3]))=0;&quot;&quot;;CONCATENATE([CulturesData.GB$1];SUBSTITUTE(SUBSTITUTE(SUBSTITUTE([CulturesData.GB3];&quot;e&quot;;&quot;EVERYMAN&quot;);&quot;r&quot;;&quot;RESTRICTED&quot;);&quot;o&quot;;&quot;OCCUPATIONAL&quot;);&quot;,&quot;))">
            <text:p/>
          </table:table-cell>
          <table:table-cell table:formula="of:=IF(LEN(TRIM([CulturesData.GC3]))=0;&quot;&quot;;CONCATENATE([CulturesData.GC$1];SUBSTITUTE(SUBSTITUTE(SUBSTITUTE([CulturesData.GC3];&quot;e&quot;;&quot;EVERYMAN&quot;);&quot;r&quot;;&quot;RESTRICTED&quot;);&quot;o&quot;;&quot;OCCUPATIONAL&quot;);&quot;,&quot;))">
            <text:p/>
          </table:table-cell>
          <table:table-cell table:formula="of:=IF(LEN(TRIM([CulturesData.GD3]))=0;&quot;&quot;;CONCATENATE([CulturesData.GD$1];SUBSTITUTE(SUBSTITUTE(SUBSTITUTE([CulturesData.GD3];&quot;e&quot;;&quot;EVERYMAN&quot;);&quot;r&quot;;&quot;RESTRICTED&quot;);&quot;o&quot;;&quot;OCCUPATIONAL&quot;);&quot;,&quot;))">
            <text:p/>
          </table:table-cell>
          <table:table-cell table:formula="of:=IF(LEN(TRIM([CulturesData.GE3]))=0;&quot;&quot;;CONCATENATE([CulturesData.GE$1];SUBSTITUTE(SUBSTITUTE(SUBSTITUTE([CulturesData.GE3];&quot;e&quot;;&quot;EVERYMAN&quot;);&quot;r&quot;;&quot;RESTRICTED&quot;);&quot;o&quot;;&quot;OCCUPATIONAL&quot;);&quot;,&quot;))">
            <text:p/>
          </table:table-cell>
          <table:table-cell table:formula="of:=IF(LEN(TRIM([CulturesData.GF3]))=0;&quot;&quot;;CONCATENATE([CulturesData.GF$1];SUBSTITUTE(SUBSTITUTE(SUBSTITUTE([CulturesData.GF3];&quot;e&quot;;&quot;EVERYMAN&quot;);&quot;r&quot;;&quot;RESTRICTED&quot;);&quot;o&quot;;&quot;OCCUPATIONAL&quot;);&quot;,&quot;))">
            <text:p/>
          </table:table-cell>
          <table:table-cell table:formula="of:=IF(LEN(TRIM([CulturesData.GG3]))=0;&quot;&quot;;CONCATENATE([CulturesData.GG$1];SUBSTITUTE(SUBSTITUTE(SUBSTITUTE([CulturesData.GG3];&quot;e&quot;;&quot;EVERYMAN&quot;);&quot;r&quot;;&quot;RESTRICTED&quot;);&quot;o&quot;;&quot;OCCUPATIONAL&quot;);&quot;,&quot;))">
            <text:p/>
          </table:table-cell>
          <table:table-cell table:formula="of:=IF(LEN(TRIM([CulturesData.GH3]))=0;&quot;&quot;;CONCATENATE([CulturesData.GH$1];SUBSTITUTE(SUBSTITUTE(SUBSTITUTE([CulturesData.GH3];&quot;e&quot;;&quot;EVERYMAN&quot;);&quot;r&quot;;&quot;RESTRICTED&quot;);&quot;o&quot;;&quot;OCCUPATIONAL&quot;);&quot;,&quot;))">
            <text:p/>
          </table:table-cell>
          <table:table-cell table:formula="of:=IF(LEN(TRIM([CulturesData.GI3]))=0;&quot;&quot;;CONCATENATE([CulturesData.GI$1];SUBSTITUTE(SUBSTITUTE(SUBSTITUTE([CulturesData.GI3];&quot;e&quot;;&quot;EVERYMAN&quot;);&quot;r&quot;;&quot;RESTRICTED&quot;);&quot;o&quot;;&quot;OCCUPATIONAL&quot;);&quot;,&quot;))">
            <text:p/>
          </table:table-cell>
          <table:table-cell table:formula="of:=IF(LEN(TRIM([CulturesData.GJ3]))=0;&quot;&quot;;CONCATENATE([CulturesData.GJ$1];SUBSTITUTE(SUBSTITUTE(SUBSTITUTE([CulturesData.GJ3];&quot;e&quot;;&quot;EVERYMAN&quot;);&quot;r&quot;;&quot;RESTRICTED&quot;);&quot;o&quot;;&quot;OCCUPATIONAL&quot;);&quot;,&quot;))" office:value-type="string" office:string-value="G31=1,">
            <text:p>G31=1,</text:p>
          </table:table-cell>
          <table:table-cell table:formula="of:=IF(LEN(TRIM([CulturesData.GK3]))=0;&quot;&quot;;CONCATENATE([CulturesData.GK$1];SUBSTITUTE(SUBSTITUTE(SUBSTITUTE([CulturesData.GK3];&quot;e&quot;;&quot;EVERYMAN&quot;);&quot;r&quot;;&quot;RESTRICTED&quot;);&quot;o&quot;;&quot;OCCUPATIONAL&quot;);&quot;,&quot;))" office:value-type="string" office:string-value="S294=1,">
            <text:p>S294=1,</text:p>
          </table:table-cell>
          <table:table-cell table:formula="of:=IF(LEN(TRIM([CulturesData.GL3]))=0;&quot;&quot;;CONCATENATE([CulturesData.GL$1];SUBSTITUTE(SUBSTITUTE(SUBSTITUTE([CulturesData.GL3];&quot;e&quot;;&quot;EVERYMAN&quot;);&quot;r&quot;;&quot;RESTRICTED&quot;);&quot;o&quot;;&quot;OCCUPATIONAL&quot;);&quot;,&quot;))" office:value-type="string" office:string-value="G32=2,">
            <text:p>G32=2,</text:p>
          </table:table-cell>
          <table:table-cell table:formula="of:=IF(LEN(TRIM([CulturesData.GM3]))=0;&quot;&quot;;CONCATENATE([CulturesData.GM$1];SUBSTITUTE(SUBSTITUTE(SUBSTITUTE([CulturesData.GM3];&quot;e&quot;;&quot;EVERYMAN&quot;);&quot;r&quot;;&quot;RESTRICTED&quot;);&quot;o&quot;;&quot;OCCUPATIONAL&quot;);&quot;,&quot;))" office:value-type="string" office:string-value="S326=2,">
            <text:p>S326=2,</text:p>
          </table:table-cell>
          <table:table-cell table:formula="of:=IF(LEN(TRIM([CulturesData.GN3]))=0;&quot;&quot;;CONCATENATE([CulturesData.GN$1];SUBSTITUTE(SUBSTITUTE(SUBSTITUTE([CulturesData.GN3];&quot;e&quot;;&quot;EVERYMAN&quot;);&quot;r&quot;;&quot;RESTRICTED&quot;);&quot;o&quot;;&quot;OCCUPATIONAL&quot;);&quot;,&quot;))" office:value-type="string" office:string-value="G33=2,">
            <text:p>G33=2,</text:p>
          </table:table-cell>
          <table:table-cell table:formula="of:=IF(LEN(TRIM([CulturesData.GO3]))=0;&quot;&quot;;CONCATENATE([CulturesData.GO$1];SUBSTITUTE(SUBSTITUTE(SUBSTITUTE([CulturesData.GO3];&quot;e&quot;;&quot;EVERYMAN&quot;);&quot;r&quot;;&quot;RESTRICTED&quot;);&quot;o&quot;;&quot;OCCUPATIONAL&quot;);&quot;,&quot;))" office:value-type="string" office:string-value="S351=2,">
            <text:p>S351=2,</text:p>
          </table:table-cell>
          <table:table-cell table:formula="of:=IF(LEN(TRIM([CulturesData.GP3]))=0;&quot;&quot;;CONCATENATE([CulturesData.GP$1];SUBSTITUTE(SUBSTITUTE(SUBSTITUTE([CulturesData.GP3];&quot;e&quot;;&quot;EVERYMAN&quot;);&quot;r&quot;;&quot;RESTRICTED&quot;);&quot;o&quot;;&quot;OCCUPATIONAL&quot;);&quot;,&quot;))" office:value-type="string" office:string-value="LANG=4,">
            <text:p>LANG=4,</text:p>
          </table:table-cell>
          <table:table-cell table:formula="of:=IF(LEN(TRIM([CulturesData.GQ3]))=0;&quot;&quot;;CONCATENATE([CulturesData.GQ$1];SUBSTITUTE(SUBSTITUTE(SUBSTITUTE([CulturesData.GQ3];&quot;e&quot;;&quot;EVERYMAN&quot;);&quot;r&quot;;&quot;RESTRICTED&quot;);&quot;o&quot;;&quot;OCCUPATIONAL&quot;);&quot;,&quot;))">
            <text:p/>
          </table:table-cell>
          <table:table-cell table:formula="of:=IF(LEN(TRIM([CulturesData.GR3]))=0;&quot;&quot;;CONCATENATE([CulturesData.GR$1];SUBSTITUTE(SUBSTITUTE(SUBSTITUTE([CulturesData.GR3];&quot;e&quot;;&quot;EVERYMAN&quot;);&quot;r&quot;;&quot;RESTRICTED&quot;);&quot;o&quot;;&quot;OCCUPATIONAL&quot;);&quot;,&quot;))" office:value-type="string" office:string-value="HOBBY=12,">
            <text:p>HOBBY=12,</text:p>
          </table:table-cell>
          <table:table-cell table:formula="of:=IF(LEN(TRIM([CulturesData.GS3]))=0;&quot;&quot;;CONCATENATE([CulturesData.GS$1];[CulturesData.GS3];&quot;,&quot;))">
            <text:p/>
          </table:table-cell>
          <table:table-cell table:formula="of:=IF(LEN(TRIM([CulturesData.GT3]))=0;&quot;&quot;;CONCATENATE([CulturesData.GT$1];SUBSTITUTE(SUBSTITUTE(SUBSTITUTE([CulturesData.GT3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formula="of:=CONCATENATE([CulturesData.A4]; &quot;,&quot;)" office:value-type="string" office:string-value="28,">
            <text:p>28,</text:p>
          </table:table-cell>
          <table:table-cell table:formula="of:=CONCATENATE([CulturesData.B4]; &quot;,&quot;)" office:value-type="string" office:string-value="26-33,">
            <text:p>26-33,</text:p>
          </table:table-cell>
          <table:table-cell table:formula="of:=CONCATENATE([CulturesData.D4]; &quot;,&quot;)" office:value-type="string" office:string-value="culture.base.human.mariner,">
            <text:p>culture.base.human.mariner,</text:p>
          </table:table-cell>
          <table:table-cell table:formula="of:=CONCATENATE([CulturesData.C4]; &quot;,&quot;)" office:value-type="string" office:string-value="manmariner,">
            <text:p>manmariner,</text:p>
          </table:table-cell>
          <table:table-cell table:formula="of:=CONCATENATE([CulturesData.E4]; &quot;,&quot;)" office:value-type="string" office:string-value="95,">
            <text:p>95,</text:p>
          </table:table-cell>
          <table:table-cell table:formula="of:=CONCATENATE([CulturesData.F4]; &quot;,&quot;)" office:value-type="string" office:string-value="65,">
            <text:p>65,</text:p>
          </table:table-cell>
          <table:table-cell table:formula="of:=CONCATENATE([CulturesData.G4]; &quot;,&quot;)" office:value-type="string" office:string-value="190,">
            <text:p>190,</text:p>
          </table:table-cell>
          <table:table-cell table:formula="of:=CONCATENATE([CulturesData.H4]; &quot;,&quot;)" office:value-type="string" office:string-value="175,">
            <text:p>175,</text:p>
          </table:table-cell>
          <table:table-cell table:formula="of:=IF(LEN(TRIM([CulturesData.J4]))=0;&quot;&quot;;CONCATENATE([CulturesData.J$1];SUBSTITUTE(SUBSTITUTE(SUBSTITUTE([CulturesData.J4];&quot;e&quot;;&quot;EVERYMAN&quot;);&quot;r&quot;;&quot;RESTRICTED&quot;);&quot;o&quot;;&quot;OCCUPATIONAL&quot;);&quot;,&quot;))">
            <text:p/>
          </table:table-cell>
          <table:table-cell table:formula="of:=IF(LEN(TRIM([CulturesData.K4]))=0;&quot;&quot;;CONCATENATE([CulturesData.K$1];SUBSTITUTE(SUBSTITUTE(SUBSTITUTE([CulturesData.K4];&quot;e&quot;;&quot;EVERYMAN&quot;);&quot;r&quot;;&quot;RESTRICTED&quot;);&quot;o&quot;;&quot;OCCUPATIONAL&quot;);&quot;,&quot;))">
            <text:p/>
          </table:table-cell>
          <table:table-cell table:formula="of:=IF(LEN(TRIM([CulturesData.L4]))=0;&quot;&quot;;CONCATENATE([CulturesData.L$1];SUBSTITUTE(SUBSTITUTE(SUBSTITUTE([CulturesData.L4];&quot;e&quot;;&quot;EVERYMAN&quot;);&quot;r&quot;;&quot;RESTRICTED&quot;);&quot;o&quot;;&quot;OCCUPATIONAL&quot;);&quot;,&quot;))" office:value-type="string" office:string-value="G19=2,">
            <text:p>G19=2,</text:p>
          </table:table-cell>
          <table:table-cell table:formula="of:=IF(LEN(TRIM([CulturesData.M4]))=0;&quot;&quot;;CONCATENATE([CulturesData.M$1];SUBSTITUTE(SUBSTITUTE(SUBSTITUTE([CulturesData.M4];&quot;e&quot;;&quot;EVERYMAN&quot;);&quot;r&quot;;&quot;RESTRICTED&quot;);&quot;o&quot;;&quot;OCCUPATIONAL&quot;);&quot;,&quot;))">
            <text:p/>
          </table:table-cell>
          <table:table-cell table:formula="of:=IF(LEN(TRIM([CulturesData.N4]))=0;&quot;&quot;;CONCATENATE([CulturesData.N$1];SUBSTITUTE(SUBSTITUTE(SUBSTITUTE([CulturesData.N4];&quot;e&quot;;&quot;EVERYMAN&quot;);&quot;r&quot;;&quot;RESTRICTED&quot;);&quot;o&quot;;&quot;OCCUPATIONAL&quot;);&quot;,&quot;))" office:value-type="string" office:string-value="S217=2,">
            <text:p>S217=2,</text:p>
          </table:table-cell>
          <table:table-cell table:formula="of:=IF(LEN(TRIM([CulturesData.O4]))=0;&quot;&quot;;CONCATENATE([CulturesData.O$1];SUBSTITUTE(SUBSTITUTE(SUBSTITUTE([CulturesData.O4];&quot;e&quot;;&quot;EVERYMAN&quot;);&quot;r&quot;;&quot;RESTRICTED&quot;);&quot;o&quot;;&quot;OCCUPATIONAL&quot;);&quot;,&quot;))">
            <text:p/>
          </table:table-cell>
          <table:table-cell table:formula="of:=IF(LEN(TRIM([CulturesData.P4]))=0;&quot;&quot;;CONCATENATE([CulturesData.P$1];SUBSTITUTE(SUBSTITUTE(SUBSTITUTE([CulturesData.P4];&quot;e&quot;;&quot;EVERYMAN&quot;);&quot;r&quot;;&quot;RESTRICTED&quot;);&quot;o&quot;;&quot;OCCUPATIONAL&quot;);&quot;,&quot;))">
            <text:p/>
          </table:table-cell>
          <table:table-cell table:formula="of:=IF(LEN(TRIM([CulturesData.Q4]))=0;&quot;&quot;;CONCATENATE([CulturesData.Q$1];SUBSTITUTE(SUBSTITUTE(SUBSTITUTE([CulturesData.Q4];&quot;e&quot;;&quot;EVERYMAN&quot;);&quot;r&quot;;&quot;RESTRICTED&quot;);&quot;o&quot;;&quot;OCCUPATIONAL&quot;);&quot;,&quot;))">
            <text:p/>
          </table:table-cell>
          <table:table-cell table:formula="of:=IF(LEN(TRIM([CulturesData.R4]))=0;&quot;&quot;;CONCATENATE([CulturesData.R$1];SUBSTITUTE(SUBSTITUTE(SUBSTITUTE([CulturesData.R4];&quot;e&quot;;&quot;EVERYMAN&quot;);&quot;r&quot;;&quot;RESTRICTED&quot;);&quot;o&quot;;&quot;OCCUPATIONAL&quot;);&quot;,&quot;))">
            <text:p/>
          </table:table-cell>
          <table:table-cell table:formula="of:=IF(LEN(TRIM([CulturesData.S4]))=0;&quot;&quot;;CONCATENATE([CulturesData.S$1];SUBSTITUTE(SUBSTITUTE(SUBSTITUTE([CulturesData.S4];&quot;e&quot;;&quot;EVERYMAN&quot;);&quot;r&quot;;&quot;RESTRICTED&quot;);&quot;o&quot;;&quot;OCCUPATIONAL&quot;);&quot;,&quot;))">
            <text:p/>
          </table:table-cell>
          <table:table-cell table:formula="of:=IF(LEN(TRIM([CulturesData.T4]))=0;&quot;&quot;;CONCATENATE([CulturesData.T$1];SUBSTITUTE(SUBSTITUTE(SUBSTITUTE([CulturesData.T4];&quot;e&quot;;&quot;EVERYMAN&quot;);&quot;r&quot;;&quot;RESTRICTED&quot;);&quot;o&quot;;&quot;OCCUPATIONAL&quot;);&quot;,&quot;))">
            <text:p/>
          </table:table-cell>
          <table:table-cell table:formula="of:=IF(LEN(TRIM([CulturesData.U4]))=0;&quot;&quot;;CONCATENATE([CulturesData.U$1];SUBSTITUTE(SUBSTITUTE(SUBSTITUTE([CulturesData.U4];&quot;e&quot;;&quot;EVERYMAN&quot;);&quot;r&quot;;&quot;RESTRICTED&quot;);&quot;o&quot;;&quot;OCCUPATIONAL&quot;);&quot;,&quot;))">
            <text:p/>
          </table:table-cell>
          <table:table-cell table:formula="of:=IF(LEN(TRIM([CulturesData.V4]))=0;&quot;&quot;;CONCATENATE([CulturesData.V$1];SUBSTITUTE(SUBSTITUTE(SUBSTITUTE([CulturesData.V4];&quot;e&quot;;&quot;EVERYMAN&quot;);&quot;r&quot;;&quot;RESTRICTED&quot;);&quot;o&quot;;&quot;OCCUPATIONAL&quot;);&quot;,&quot;))" office:value-type="string" office:string-value="G3=1,">
            <text:p>G3=1,</text:p>
          </table:table-cell>
          <table:table-cell table:formula="of:=IF(LEN(TRIM([CulturesData.W4]))=0;&quot;&quot;;CONCATENATE([CulturesData.W$1];SUBSTITUTE(SUBSTITUTE(SUBSTITUTE([CulturesData.W4];&quot;e&quot;;&quot;EVERYMAN&quot;);&quot;r&quot;;&quot;RESTRICTED&quot;);&quot;o&quot;;&quot;OCCUPATIONAL&quot;);&quot;,&quot;))">
            <text:p/>
          </table:table-cell>
          <table:table-cell table:formula="of:=IF(LEN(TRIM([CulturesData.X4]))=0;&quot;&quot;;CONCATENATE([CulturesData.X$1];SUBSTITUTE(SUBSTITUTE(SUBSTITUTE([CulturesData.X4];&quot;e&quot;;&quot;EVERYMAN&quot;);&quot;r&quot;;&quot;RESTRICTED&quot;);&quot;o&quot;;&quot;OCCUPATIONAL&quot;);&quot;,&quot;))">
            <text:p/>
          </table:table-cell>
          <table:table-cell table:formula="of:=IF(LEN(TRIM([CulturesData.Y4]))=0;&quot;&quot;;CONCATENATE([CulturesData.Y$1];SUBSTITUTE(SUBSTITUTE(SUBSTITUTE([CulturesData.Y4];&quot;e&quot;;&quot;EVERYMAN&quot;);&quot;r&quot;;&quot;RESTRICTED&quot;);&quot;o&quot;;&quot;OCCUPATIONAL&quot;);&quot;,&quot;))">
            <text:p/>
          </table:table-cell>
          <table:table-cell table:formula="of:=IF(LEN(TRIM([CulturesData.Z4]))=0;&quot;&quot;;CONCATENATE([CulturesData.Z$1];SUBSTITUTE(SUBSTITUTE(SUBSTITUTE([CulturesData.Z4];&quot;e&quot;;&quot;EVERYMAN&quot;);&quot;r&quot;;&quot;RESTRICTED&quot;);&quot;o&quot;;&quot;OCCUPATIONAL&quot;);&quot;,&quot;))">
            <text:p/>
          </table:table-cell>
          <table:table-cell table:formula="of:=IF(LEN(TRIM([CulturesData.AA4]))=0;&quot;&quot;;CONCATENATE([CulturesData.AA$1];SUBSTITUTE(SUBSTITUTE(SUBSTITUTE([CulturesData.AA4];&quot;e&quot;;&quot;EVERYMAN&quot;);&quot;r&quot;;&quot;RESTRICTED&quot;);&quot;o&quot;;&quot;OCCUPATIONAL&quot;);&quot;,&quot;))" office:value-type="string" office:string-value="G1=1,">
            <text:p>G1=1,</text:p>
          </table:table-cell>
          <table:table-cell table:formula="of:=IF(LEN(TRIM([CulturesData.AB4]))=0;&quot;&quot;;CONCATENATE([CulturesData.AB$1];SUBSTITUTE(SUBSTITUTE(SUBSTITUTE([CulturesData.AB4];&quot;e&quot;;&quot;EVERYMAN&quot;);&quot;r&quot;;&quot;RESTRICTED&quot;);&quot;o&quot;;&quot;OCCUPATIONAL&quot;);&quot;,&quot;))" office:value-type="string" office:string-value="S4=EVERYMAN,">
            <text:p>S4=EVERYMAN,</text:p>
          </table:table-cell>
          <table:table-cell table:formula="of:=IF(LEN(TRIM([CulturesData.AC4]))=0;&quot;&quot;;CONCATENATE([CulturesData.AC$1];SUBSTITUTE(SUBSTITUTE(SUBSTITUTE([CulturesData.AC4];&quot;e&quot;;&quot;EVERYMAN&quot;);&quot;r&quot;;&quot;RESTRICTED&quot;);&quot;o&quot;;&quot;OCCUPATIONAL&quot;);&quot;,&quot;))">
            <text:p/>
          </table:table-cell>
          <table:table-cell table:formula="of:=IF(LEN(TRIM([CulturesData.AD4]))=0;&quot;&quot;;CONCATENATE([CulturesData.AD$1];SUBSTITUTE(SUBSTITUTE(SUBSTITUTE([CulturesData.AD4];&quot;e&quot;;&quot;EVERYMAN&quot;);&quot;r&quot;;&quot;RESTRICTED&quot;);&quot;o&quot;;&quot;OCCUPATIONAL&quot;);&quot;,&quot;))" office:value-type="string" office:string-value="S5=5,">
            <text:p>S5=5,</text:p>
          </table:table-cell>
          <table:table-cell table:formula="of:=IF(LEN(TRIM([CulturesData.AE4]))=0;&quot;&quot;;CONCATENATE([CulturesData.AE$1];SUBSTITUTE(SUBSTITUTE(SUBSTITUTE([CulturesData.AE4];&quot;e&quot;;&quot;EVERYMAN&quot;);&quot;r&quot;;&quot;RESTRICTED&quot;);&quot;o&quot;;&quot;OCCUPATIONAL&quot;);&quot;,&quot;))" office:value-type="string" office:string-value="G2=1,">
            <text:p>G2=1,</text:p>
          </table:table-cell>
          <table:table-cell table:formula="of:=IF(LEN(TRIM([CulturesData.AF4]))=0;&quot;&quot;;CONCATENATE([CulturesData.AF$1];SUBSTITUTE(SUBSTITUTE(SUBSTITUTE([CulturesData.AF4];&quot;e&quot;;&quot;EVERYMAN&quot;);&quot;r&quot;;&quot;RESTRICTED&quot;);&quot;o&quot;;&quot;OCCUPATIONAL&quot;);&quot;,&quot;))">
            <text:p/>
          </table:table-cell>
          <table:table-cell table:formula="of:=IF(LEN(TRIM([CulturesData.AG4]))=0;&quot;&quot;;CONCATENATE([CulturesData.AG$1];SUBSTITUTE(SUBSTITUTE(SUBSTITUTE([CulturesData.AG4];&quot;e&quot;;&quot;EVERYMAN&quot;);&quot;r&quot;;&quot;RESTRICTED&quot;);&quot;o&quot;;&quot;OCCUPATIONAL&quot;);&quot;,&quot;))">
            <text:p/>
          </table:table-cell>
          <table:table-cell table:formula="of:=IF(LEN(TRIM([CulturesData.AH4]))=0;&quot;&quot;;CONCATENATE([CulturesData.AH$1];SUBSTITUTE(SUBSTITUTE(SUBSTITUTE([CulturesData.AH4];&quot;e&quot;;&quot;EVERYMAN&quot;);&quot;r&quot;;&quot;RESTRICTED&quot;);&quot;o&quot;;&quot;OCCUPATIONAL&quot;);&quot;,&quot;))" office:value-type="string" office:string-value="S168=2,">
            <text:p>S168=2,</text:p>
          </table:table-cell>
          <table:table-cell table:formula="of:=IF(LEN(TRIM([CulturesData.AI4]))=0;&quot;&quot;;CONCATENATE([CulturesData.AI$1];SUBSTITUTE(SUBSTITUTE(SUBSTITUTE([CulturesData.AI4];&quot;e&quot;;&quot;EVERYMAN&quot;);&quot;r&quot;;&quot;RESTRICTED&quot;);&quot;o&quot;;&quot;OCCUPATIONAL&quot;);&quot;,&quot;))" office:value-type="string" office:string-value="G36=1,">
            <text:p>G36=1,</text:p>
          </table:table-cell>
          <table:table-cell table:formula="of:=IF(LEN(TRIM([CulturesData.AJ4]))=0;&quot;&quot;;CONCATENATE([CulturesData.AJ$1];SUBSTITUTE(SUBSTITUTE(SUBSTITUTE([CulturesData.AJ4];&quot;e&quot;;&quot;EVERYMAN&quot;);&quot;r&quot;;&quot;RESTRICTED&quot;);&quot;o&quot;;&quot;OCCUPATIONAL&quot;);&quot;,&quot;))">
            <text:p/>
          </table:table-cell>
          <table:table-cell table:formula="of:=IF(LEN(TRIM([CulturesData.AK4]))=0;&quot;&quot;;CONCATENATE([CulturesData.AK$1];SUBSTITUTE(SUBSTITUTE(SUBSTITUTE([CulturesData.AK4];&quot;e&quot;;&quot;EVERYMAN&quot;);&quot;r&quot;;&quot;RESTRICTED&quot;);&quot;o&quot;;&quot;OCCUPATIONAL&quot;);&quot;,&quot;))">
            <text:p/>
          </table:table-cell>
          <table:table-cell table:formula="of:=IF(LEN(TRIM([CulturesData.AL4]))=0;&quot;&quot;;CONCATENATE([CulturesData.AL$1];SUBSTITUTE(SUBSTITUTE(SUBSTITUTE([CulturesData.AL4];&quot;e&quot;;&quot;EVERYMAN&quot;);&quot;r&quot;;&quot;RESTRICTED&quot;);&quot;o&quot;;&quot;OCCUPATIONAL&quot;);&quot;,&quot;))">
            <text:p/>
          </table:table-cell>
          <table:table-cell table:formula="of:=IF(LEN(TRIM([CulturesData.AM4]))=0;&quot;&quot;;CONCATENATE([CulturesData.AM$1];SUBSTITUTE(SUBSTITUTE(SUBSTITUTE([CulturesData.AM4];&quot;e&quot;;&quot;EVERYMAN&quot;);&quot;r&quot;;&quot;RESTRICTED&quot;);&quot;o&quot;;&quot;OCCUPATIONAL&quot;);&quot;,&quot;))">
            <text:p/>
          </table:table-cell>
          <table:table-cell table:formula="of:=IF(LEN(TRIM([CulturesData.AN4]))=0;&quot;&quot;;CONCATENATE([CulturesData.AN$1];SUBSTITUTE(SUBSTITUTE(SUBSTITUTE([CulturesData.AN4];&quot;e&quot;;&quot;EVERYMAN&quot;);&quot;r&quot;;&quot;RESTRICTED&quot;);&quot;o&quot;;&quot;OCCUPATIONAL&quot;);&quot;,&quot;))" office:value-type="string" office:string-value="S155=RESTRICTED,">
            <text:p>S155=RESTRICTED,</text:p>
          </table:table-cell>
          <table:table-cell table:formula="of:=IF(LEN(TRIM([CulturesData.AO4]))=0;&quot;&quot;;CONCATENATE([CulturesData.AO$1];SUBSTITUTE(SUBSTITUTE(SUBSTITUTE([CulturesData.AO4];&quot;e&quot;;&quot;EVERYMAN&quot;);&quot;r&quot;;&quot;RESTRICTED&quot;);&quot;o&quot;;&quot;OCCUPATIONAL&quot;);&quot;,&quot;))" office:value-type="string" office:string-value="S154=RESTRICTED,">
            <text:p>S154=RESTRICTED,</text:p>
          </table:table-cell>
          <table:table-cell table:formula="of:=IF(LEN(TRIM([CulturesData.AP4]))=0;&quot;&quot;;CONCATENATE([CulturesData.AP$1];SUBSTITUTE(SUBSTITUTE(SUBSTITUTE([CulturesData.AP4];&quot;e&quot;;&quot;EVERYMAN&quot;);&quot;r&quot;;&quot;RESTRICTED&quot;);&quot;o&quot;;&quot;OCCUPATIONAL&quot;);&quot;,&quot;))" office:value-type="string" office:string-value="S64=2,">
            <text:p>S64=2,</text:p>
          </table:table-cell>
          <table:table-cell table:formula="of:=IF(LEN(TRIM([CulturesData.AQ4]))=0;&quot;&quot;;CONCATENATE([CulturesData.AQ$1];SUBSTITUTE(SUBSTITUTE(SUBSTITUTE([CulturesData.AQ4];&quot;e&quot;;&quot;EVERYMAN&quot;);&quot;r&quot;;&quot;RESTRICTED&quot;);&quot;o&quot;;&quot;OCCUPATIONAL&quot;);&quot;,&quot;))">
            <text:p/>
          </table:table-cell>
          <table:table-cell table:formula="of:=IF(LEN(TRIM([CulturesData.AR4]))=0;&quot;&quot;;CONCATENATE([CulturesData.AR$1];SUBSTITUTE(SUBSTITUTE(SUBSTITUTE([CulturesData.AR4];&quot;e&quot;;&quot;EVERYMAN&quot;);&quot;r&quot;;&quot;RESTRICTED&quot;);&quot;o&quot;;&quot;OCCUPATIONAL&quot;);&quot;,&quot;))" office:value-type="string" office:string-value="S503=RESTRICTED,">
            <text:p>S503=RESTRICTED,</text:p>
          </table:table-cell>
          <table:table-cell table:formula="of:=IF(LEN(TRIM([CulturesData.AS4]))=0;&quot;&quot;;CONCATENATE([CulturesData.AS$1];SUBSTITUTE(SUBSTITUTE(SUBSTITUTE([CulturesData.AS4];&quot;e&quot;;&quot;EVERYMAN&quot;);&quot;r&quot;;&quot;RESTRICTED&quot;);&quot;o&quot;;&quot;OCCUPATIONAL&quot;);&quot;,&quot;))" office:value-type="string" office:string-value="S504=RESTRICTED,">
            <text:p>S504=RESTRICTED,</text:p>
          </table:table-cell>
          <table:table-cell table:formula="of:=IF(LEN(TRIM([CulturesData.AT4]))=0;&quot;&quot;;CONCATENATE([CulturesData.AT$1];SUBSTITUTE(SUBSTITUTE(SUBSTITUTE([CulturesData.AT4];&quot;e&quot;;&quot;EVERYMAN&quot;);&quot;r&quot;;&quot;RESTRICTED&quot;);&quot;o&quot;;&quot;OCCUPATIONAL&quot;);&quot;,&quot;))" office:value-type="string" office:string-value="S53=RESTRICTED,">
            <text:p>S53=RESTRICTED,</text:p>
          </table:table-cell>
          <table:table-cell table:formula="of:=IF(LEN(TRIM([CulturesData.AU4]))=0;&quot;&quot;;CONCATENATE([CulturesData.AU$1];SUBSTITUTE(SUBSTITUTE(SUBSTITUTE([CulturesData.AU4];&quot;e&quot;;&quot;EVERYMAN&quot;);&quot;r&quot;;&quot;RESTRICTED&quot;);&quot;o&quot;;&quot;OCCUPATIONAL&quot;);&quot;,&quot;))" office:value-type="string" office:string-value="S54=RESTRICTED,">
            <text:p>S54=RESTRICTED,</text:p>
          </table:table-cell>
          <table:table-cell table:formula="of:=IF(LEN(TRIM([CulturesData.AV4]))=0;&quot;&quot;;CONCATENATE([CulturesData.AV$1];SUBSTITUTE(SUBSTITUTE(SUBSTITUTE([CulturesData.AV4];&quot;e&quot;;&quot;EVERYMAN&quot;);&quot;r&quot;;&quot;RESTRICTED&quot;);&quot;o&quot;;&quot;OCCUPATIONAL&quot;);&quot;,&quot;))" office:value-type="string" office:string-value="G8=1,">
            <text:p>G8=1,</text:p>
          </table:table-cell>
          <table:table-cell table:formula="of:=IF(LEN(TRIM([CulturesData.AW4]))=0;&quot;&quot;;CONCATENATE([CulturesData.AW$1];SUBSTITUTE(SUBSTITUTE(SUBSTITUTE([CulturesData.AW4];&quot;e&quot;;&quot;EVERYMAN&quot;);&quot;r&quot;;&quot;RESTRICTED&quot;);&quot;o&quot;;&quot;OCCUPATIONAL&quot;);&quot;,&quot;))">
            <text:p/>
          </table:table-cell>
          <table:table-cell table:formula="of:=IF(LEN(TRIM([CulturesData.AX4]))=0;&quot;&quot;;CONCATENATE([CulturesData.AX$1];SUBSTITUTE(SUBSTITUTE(SUBSTITUTE([CulturesData.AX4];&quot;e&quot;;&quot;EVERYMAN&quot;);&quot;r&quot;;&quot;RESTRICTED&quot;);&quot;o&quot;;&quot;OCCUPATIONAL&quot;);&quot;,&quot;))">
            <text:p/>
          </table:table-cell>
          <table:table-cell table:formula="of:=IF(LEN(TRIM([CulturesData.AY4]))=0;&quot;&quot;;CONCATENATE([CulturesData.AY$1];SUBSTITUTE(SUBSTITUTE(SUBSTITUTE([CulturesData.AY4];&quot;e&quot;;&quot;EVERYMAN&quot;);&quot;r&quot;;&quot;RESTRICTED&quot;);&quot;o&quot;;&quot;OCCUPATIONAL&quot;);&quot;,&quot;))" office:value-type="string" office:string-value="S465=8,">
            <text:p>S465=8,</text:p>
          </table:table-cell>
          <table:table-cell table:formula="of:=IF(LEN(TRIM([CulturesData.AZ4]))=0;&quot;&quot;;CONCATENATE([CulturesData.AZ$1];SUBSTITUTE(SUBSTITUTE(SUBSTITUTE([CulturesData.AZ4];&quot;e&quot;;&quot;EVERYMAN&quot;);&quot;r&quot;;&quot;RESTRICTED&quot;);&quot;o&quot;;&quot;OCCUPATIONAL&quot;);&quot;,&quot;))" office:value-type="string" office:string-value="S466=6,">
            <text:p>S466=6,</text:p>
          </table:table-cell>
          <table:table-cell table:formula="of:=IF(LEN(TRIM([CulturesData.BA4]))=0;&quot;&quot;;CONCATENATE([CulturesData.BA$1];SUBSTITUTE(SUBSTITUTE(SUBSTITUTE([CulturesData.BA4];&quot;e&quot;;&quot;EVERYMAN&quot;);&quot;r&quot;;&quot;RESTRICTED&quot;);&quot;o&quot;;&quot;OCCUPATIONAL&quot;);&quot;,&quot;))">
            <text:p/>
          </table:table-cell>
          <table:table-cell table:formula="of:=IF(LEN(TRIM([CulturesData.BB4]))=0;&quot;&quot;;CONCATENATE([CulturesData.BB$1];SUBSTITUTE(SUBSTITUTE(SUBSTITUTE([CulturesData.BB4];&quot;e&quot;;&quot;EVERYMAN&quot;);&quot;r&quot;;&quot;RESTRICTED&quot;);&quot;o&quot;;&quot;OCCUPATIONAL&quot;);&quot;,&quot;))">
            <text:p/>
          </table:table-cell>
          <table:table-cell table:formula="of:=IF(LEN(TRIM([CulturesData.BC4]))=0;&quot;&quot;;CONCATENATE([CulturesData.BC$1];SUBSTITUTE(SUBSTITUTE(SUBSTITUTE([CulturesData.BC4];&quot;e&quot;;&quot;EVERYMAN&quot;);&quot;r&quot;;&quot;RESTRICTED&quot;);&quot;o&quot;;&quot;OCCUPATIONAL&quot;);&quot;,&quot;))">
            <text:p/>
          </table:table-cell>
          <table:table-cell table:formula="of:=IF(LEN(TRIM([CulturesData.BD4]))=0;&quot;&quot;;CONCATENATE([CulturesData.BD$1];SUBSTITUTE(SUBSTITUTE(SUBSTITUTE([CulturesData.BD4];&quot;e&quot;;&quot;EVERYMAN&quot;);&quot;r&quot;;&quot;RESTRICTED&quot;);&quot;o&quot;;&quot;OCCUPATIONAL&quot;);&quot;,&quot;))">
            <text:p/>
          </table:table-cell>
          <table:table-cell table:formula="of:=IF(LEN(TRIM([CulturesData.BE4]))=0;&quot;&quot;;CONCATENATE([CulturesData.BE$1];SUBSTITUTE(SUBSTITUTE(SUBSTITUTE([CulturesData.BE4];&quot;e&quot;;&quot;EVERYMAN&quot;);&quot;r&quot;;&quot;RESTRICTED&quot;);&quot;o&quot;;&quot;OCCUPATIONAL&quot;);&quot;,&quot;))">
            <text:p/>
          </table:table-cell>
          <table:table-cell table:formula="of:=IF(LEN(TRIM([CulturesData.BF4]))=0;&quot;&quot;;CONCATENATE([CulturesData.BF$1];SUBSTITUTE(SUBSTITUTE(SUBSTITUTE([CulturesData.BF4];&quot;e&quot;;&quot;EVERYMAN&quot;);&quot;r&quot;;&quot;RESTRICTED&quot;);&quot;o&quot;;&quot;OCCUPATIONAL&quot;);&quot;,&quot;))">
            <text:p/>
          </table:table-cell>
          <table:table-cell table:formula="of:=IF(LEN(TRIM([CulturesData.BG4]))=0;&quot;&quot;;CONCATENATE([CulturesData.BG$1];SUBSTITUTE(SUBSTITUTE(SUBSTITUTE([CulturesData.BG4];&quot;e&quot;;&quot;EVERYMAN&quot;);&quot;r&quot;;&quot;RESTRICTED&quot;);&quot;o&quot;;&quot;OCCUPATIONAL&quot;);&quot;,&quot;))">
            <text:p/>
          </table:table-cell>
          <table:table-cell table:formula="of:=IF(LEN(TRIM([CulturesData.BH4]))=0;&quot;&quot;;CONCATENATE([CulturesData.BH$1];SUBSTITUTE(SUBSTITUTE(SUBSTITUTE([CulturesData.BH4];&quot;e&quot;;&quot;EVERYMAN&quot;);&quot;r&quot;;&quot;RESTRICTED&quot;);&quot;o&quot;;&quot;OCCUPATIONAL&quot;);&quot;,&quot;))">
            <text:p/>
          </table:table-cell>
          <table:table-cell table:formula="of:=IF(LEN(TRIM([CulturesData.BI4]))=0;&quot;&quot;;CONCATENATE([CulturesData.BI$1];SUBSTITUTE(SUBSTITUTE(SUBSTITUTE([CulturesData.BI4];&quot;e&quot;;&quot;EVERYMAN&quot;);&quot;r&quot;;&quot;RESTRICTED&quot;);&quot;o&quot;;&quot;OCCUPATIONAL&quot;);&quot;,&quot;))" office:value-type="string" office:string-value="S475=8,">
            <text:p>S475=8,</text:p>
          </table:table-cell>
          <table:table-cell table:formula="of:=IF(LEN(TRIM([CulturesData.BJ4]))=0;&quot;&quot;;CONCATENATE([CulturesData.BJ$1];SUBSTITUTE(SUBSTITUTE(SUBSTITUTE([CulturesData.BJ4];&quot;e&quot;;&quot;EVERYMAN&quot;);&quot;r&quot;;&quot;RESTRICTED&quot;);&quot;o&quot;;&quot;OCCUPATIONAL&quot;);&quot;,&quot;))" office:value-type="string" office:string-value="S476=6,">
            <text:p>S476=6,</text:p>
          </table:table-cell>
          <table:table-cell table:formula="of:=IF(LEN(TRIM([CulturesData.BK4]))=0;&quot;&quot;;CONCATENATE([CulturesData.BK$1];SUBSTITUTE(SUBSTITUTE(SUBSTITUTE([CulturesData.BK4];&quot;e&quot;;&quot;EVERYMAN&quot;);&quot;r&quot;;&quot;RESTRICTED&quot;);&quot;o&quot;;&quot;OCCUPATIONAL&quot;);&quot;,&quot;))">
            <text:p/>
          </table:table-cell>
          <table:table-cell table:formula="of:=IF(LEN(TRIM([CulturesData.BL4]))=0;&quot;&quot;;CONCATENATE([CulturesData.BL$1];SUBSTITUTE(SUBSTITUTE(SUBSTITUTE([CulturesData.BL4];&quot;e&quot;;&quot;EVERYMAN&quot;);&quot;r&quot;;&quot;RESTRICTED&quot;);&quot;o&quot;;&quot;OCCUPATIONAL&quot;);&quot;,&quot;))">
            <text:p/>
          </table:table-cell>
          <table:table-cell table:formula="of:=IF(LEN(TRIM([CulturesData.BM4]))=0;&quot;&quot;;CONCATENATE([CulturesData.BM$1];SUBSTITUTE(SUBSTITUTE(SUBSTITUTE([CulturesData.BM4];&quot;e&quot;;&quot;EVERYMAN&quot;);&quot;r&quot;;&quot;RESTRICTED&quot;);&quot;o&quot;;&quot;OCCUPATIONAL&quot;);&quot;,&quot;))">
            <text:p/>
          </table:table-cell>
          <table:table-cell table:formula="of:=IF(LEN(TRIM([CulturesData.BN4]))=0;&quot;&quot;;CONCATENATE([CulturesData.BN$1];SUBSTITUTE(SUBSTITUTE(SUBSTITUTE([CulturesData.BN4];&quot;e&quot;;&quot;EVERYMAN&quot;);&quot;r&quot;;&quot;RESTRICTED&quot;);&quot;o&quot;;&quot;OCCUPATIONAL&quot;);&quot;,&quot;))">
            <text:p/>
          </table:table-cell>
          <table:table-cell table:formula="of:=IF(LEN(TRIM([CulturesData.BO4]))=0;&quot;&quot;;CONCATENATE([CulturesData.BO$1];SUBSTITUTE(SUBSTITUTE(SUBSTITUTE([CulturesData.BO4];&quot;e&quot;;&quot;EVERYMAN&quot;);&quot;r&quot;;&quot;RESTRICTED&quot;);&quot;o&quot;;&quot;OCCUPATIONAL&quot;);&quot;,&quot;))">
            <text:p/>
          </table:table-cell>
          <table:table-cell table:formula="of:=IF(LEN(TRIM([CulturesData.BP4]))=0;&quot;&quot;;CONCATENATE([CulturesData.BP$1];SUBSTITUTE(SUBSTITUTE(SUBSTITUTE([CulturesData.BP4];&quot;e&quot;;&quot;EVERYMAN&quot;);&quot;r&quot;;&quot;RESTRICTED&quot;);&quot;o&quot;;&quot;OCCUPATIONAL&quot;);&quot;,&quot;))">
            <text:p/>
          </table:table-cell>
          <table:table-cell table:formula="of:=IF(LEN(TRIM([CulturesData.BQ4]))=0;&quot;&quot;;CONCATENATE([CulturesData.BQ$1];SUBSTITUTE(SUBSTITUTE(SUBSTITUTE([CulturesData.BQ4];&quot;e&quot;;&quot;EVERYMAN&quot;);&quot;r&quot;;&quot;RESTRICTED&quot;);&quot;o&quot;;&quot;OCCUPATIONAL&quot;);&quot;,&quot;))">
            <text:p/>
          </table:table-cell>
          <table:table-cell table:formula="of:=IF(LEN(TRIM([CulturesData.BR4]))=0;&quot;&quot;;CONCATENATE([CulturesData.BR$1];SUBSTITUTE(SUBSTITUTE(SUBSTITUTE([CulturesData.BR4];&quot;e&quot;;&quot;EVERYMAN&quot;);&quot;r&quot;;&quot;RESTRICTED&quot;);&quot;o&quot;;&quot;OCCUPATIONAL&quot;);&quot;,&quot;))">
            <text:p/>
          </table:table-cell>
          <table:table-cell table:formula="of:=IF(LEN(TRIM([CulturesData.BS4]))=0;&quot;&quot;;CONCATENATE([CulturesData.BS$1];SUBSTITUTE(SUBSTITUTE(SUBSTITUTE([CulturesData.BS4];&quot;e&quot;;&quot;EVERYMAN&quot;);&quot;r&quot;;&quot;RESTRICTED&quot;);&quot;o&quot;;&quot;OCCUPATIONAL&quot;);&quot;,&quot;))" office:value-type="string" office:string-value="S485=8,">
            <text:p>S485=8,</text:p>
          </table:table-cell>
          <table:table-cell table:formula="of:=IF(LEN(TRIM([CulturesData.BT4]))=0;&quot;&quot;;CONCATENATE([CulturesData.BT$1];SUBSTITUTE(SUBSTITUTE(SUBSTITUTE([CulturesData.BT4];&quot;e&quot;;&quot;EVERYMAN&quot;);&quot;r&quot;;&quot;RESTRICTED&quot;);&quot;o&quot;;&quot;OCCUPATIONAL&quot;);&quot;,&quot;))" office:value-type="string" office:string-value="S486=6,">
            <text:p>S486=6,</text:p>
          </table:table-cell>
          <table:table-cell table:formula="of:=IF(LEN(TRIM([CulturesData.BU4]))=0;&quot;&quot;;CONCATENATE([CulturesData.BU$1];SUBSTITUTE(SUBSTITUTE(SUBSTITUTE([CulturesData.BU4];&quot;e&quot;;&quot;EVERYMAN&quot;);&quot;r&quot;;&quot;RESTRICTED&quot;);&quot;o&quot;;&quot;OCCUPATIONAL&quot;);&quot;,&quot;))">
            <text:p/>
          </table:table-cell>
          <table:table-cell table:formula="of:=IF(LEN(TRIM([CulturesData.BV4]))=0;&quot;&quot;;CONCATENATE([CulturesData.BV$1];SUBSTITUTE(SUBSTITUTE(SUBSTITUTE([CulturesData.BV4];&quot;e&quot;;&quot;EVERYMAN&quot;);&quot;r&quot;;&quot;RESTRICTED&quot;);&quot;o&quot;;&quot;OCCUPATIONAL&quot;);&quot;,&quot;))">
            <text:p/>
          </table:table-cell>
          <table:table-cell table:formula="of:=IF(LEN(TRIM([CulturesData.BW4]))=0;&quot;&quot;;CONCATENATE([CulturesData.BW$1];SUBSTITUTE(SUBSTITUTE(SUBSTITUTE([CulturesData.BW4];&quot;e&quot;;&quot;EVERYMAN&quot;);&quot;r&quot;;&quot;RESTRICTED&quot;);&quot;o&quot;;&quot;OCCUPATIONAL&quot;);&quot;,&quot;))">
            <text:p/>
          </table:table-cell>
          <table:table-cell table:formula="of:=IF(LEN(TRIM([CulturesData.BX4]))=0;&quot;&quot;;CONCATENATE([CulturesData.BX$1];SUBSTITUTE(SUBSTITUTE(SUBSTITUTE([CulturesData.BX4];&quot;e&quot;;&quot;EVERYMAN&quot;);&quot;r&quot;;&quot;RESTRICTED&quot;);&quot;o&quot;;&quot;OCCUPATIONAL&quot;);&quot;,&quot;))">
            <text:p/>
          </table:table-cell>
          <table:table-cell table:formula="of:=IF(LEN(TRIM([CulturesData.BY4]))=0;&quot;&quot;;CONCATENATE([CulturesData.BY$1];SUBSTITUTE(SUBSTITUTE(SUBSTITUTE([CulturesData.BY4];&quot;e&quot;;&quot;EVERYMAN&quot;);&quot;r&quot;;&quot;RESTRICTED&quot;);&quot;o&quot;;&quot;OCCUPATIONAL&quot;);&quot;,&quot;))">
            <text:p/>
          </table:table-cell>
          <table:table-cell table:formula="of:=IF(LEN(TRIM([CulturesData.BZ4]))=0;&quot;&quot;;CONCATENATE([CulturesData.BZ$1];SUBSTITUTE(SUBSTITUTE(SUBSTITUTE([CulturesData.BZ4];&quot;e&quot;;&quot;EVERYMAN&quot;);&quot;r&quot;;&quot;RESTRICTED&quot;);&quot;o&quot;;&quot;OCCUPATIONAL&quot;);&quot;,&quot;))">
            <text:p/>
          </table:table-cell>
          <table:table-cell table:formula="of:=IF(LEN(TRIM([CulturesData.CA4]))=0;&quot;&quot;;CONCATENATE([CulturesData.CA$1];SUBSTITUTE(SUBSTITUTE(SUBSTITUTE([CulturesData.CA4];&quot;e&quot;;&quot;EVERYMAN&quot;);&quot;r&quot;;&quot;RESTRICTED&quot;);&quot;o&quot;;&quot;OCCUPATIONAL&quot;);&quot;,&quot;))">
            <text:p/>
          </table:table-cell>
          <table:table-cell table:formula="of:=IF(LEN(TRIM([CulturesData.CB4]))=0;&quot;&quot;;CONCATENATE([CulturesData.CB$1];SUBSTITUTE(SUBSTITUTE(SUBSTITUTE([CulturesData.CB4];&quot;e&quot;;&quot;EVERYMAN&quot;);&quot;r&quot;;&quot;RESTRICTED&quot;);&quot;o&quot;;&quot;OCCUPATIONAL&quot;);&quot;,&quot;))">
            <text:p/>
          </table:table-cell>
          <table:table-cell table:formula="of:=IF(LEN(TRIM([CulturesData.CC4]))=0;&quot;&quot;;CONCATENATE([CulturesData.CC$1];SUBSTITUTE(SUBSTITUTE(SUBSTITUTE([CulturesData.CC4];&quot;e&quot;;&quot;EVERYMAN&quot;);&quot;r&quot;;&quot;RESTRICTED&quot;);&quot;o&quot;;&quot;OCCUPATIONAL&quot;);&quot;,&quot;))">
            <text:p/>
          </table:table-cell>
          <table:table-cell table:formula="of:=IF(LEN(TRIM([CulturesData.CD4]))=0;&quot;&quot;;CONCATENATE([CulturesData.CD$1];SUBSTITUTE(SUBSTITUTE(SUBSTITUTE([CulturesData.CD4];&quot;e&quot;;&quot;EVERYMAN&quot;);&quot;r&quot;;&quot;RESTRICTED&quot;);&quot;o&quot;;&quot;OCCUPATIONAL&quot;);&quot;,&quot;))">
            <text:p/>
          </table:table-cell>
          <table:table-cell table:formula="of:=IF(LEN(TRIM([CulturesData.CE4]))=0;&quot;&quot;;CONCATENATE([CulturesData.CE$1];SUBSTITUTE(SUBSTITUTE(SUBSTITUTE([CulturesData.CE4];&quot;e&quot;;&quot;EVERYMAN&quot;);&quot;r&quot;;&quot;RESTRICTED&quot;);&quot;o&quot;;&quot;OCCUPATIONAL&quot;);&quot;,&quot;))">
            <text:p/>
          </table:table-cell>
          <table:table-cell table:formula="of:=IF(LEN(TRIM([CulturesData.CF4]))=0;&quot;&quot;;CONCATENATE([CulturesData.CF$1];SUBSTITUTE(SUBSTITUTE(SUBSTITUTE([CulturesData.CF4];&quot;e&quot;;&quot;EVERYMAN&quot;);&quot;r&quot;;&quot;RESTRICTED&quot;);&quot;o&quot;;&quot;OCCUPATIONAL&quot;);&quot;,&quot;))">
            <text:p/>
          </table:table-cell>
          <table:table-cell table:formula="of:=IF(LEN(TRIM([CulturesData.CG4]))=0;&quot;&quot;;CONCATENATE([CulturesData.CG$1];SUBSTITUTE(SUBSTITUTE(SUBSTITUTE([CulturesData.CG4];&quot;e&quot;;&quot;EVERYMAN&quot;);&quot;r&quot;;&quot;RESTRICTED&quot;);&quot;o&quot;;&quot;OCCUPATIONAL&quot;);&quot;,&quot;))">
            <text:p/>
          </table:table-cell>
          <table:table-cell table:formula="of:=IF(LEN(TRIM([CulturesData.CH4]))=0;&quot;&quot;;CONCATENATE([CulturesData.CH$1];SUBSTITUTE(SUBSTITUTE(SUBSTITUTE([CulturesData.CH4];&quot;e&quot;;&quot;EVERYMAN&quot;);&quot;r&quot;;&quot;RESTRICTED&quot;);&quot;o&quot;;&quot;OCCUPATIONAL&quot;);&quot;,&quot;))">
            <text:p/>
          </table:table-cell>
          <table:table-cell table:formula="of:=IF(LEN(TRIM([CulturesData.CI4]))=0;&quot;&quot;;CONCATENATE([CulturesData.CI$1];SUBSTITUTE(SUBSTITUTE(SUBSTITUTE([CulturesData.CI4];&quot;e&quot;;&quot;EVERYMAN&quot;);&quot;r&quot;;&quot;RESTRICTED&quot;);&quot;o&quot;;&quot;OCCUPATIONAL&quot;);&quot;,&quot;))">
            <text:p/>
          </table:table-cell>
          <table:table-cell table:formula="of:=IF(LEN(TRIM([CulturesData.CJ4]))=0;&quot;&quot;;CONCATENATE([CulturesData.CJ$1];SUBSTITUTE(SUBSTITUTE(SUBSTITUTE([CulturesData.CJ4];&quot;e&quot;;&quot;EVERYMAN&quot;);&quot;r&quot;;&quot;RESTRICTED&quot;);&quot;o&quot;;&quot;OCCUPATIONAL&quot;);&quot;,&quot;))">
            <text:p/>
          </table:table-cell>
          <table:table-cell table:formula="of:=IF(LEN(TRIM([CulturesData.CK4]))=0;&quot;&quot;;CONCATENATE([CulturesData.CK$1];SUBSTITUTE(SUBSTITUTE(SUBSTITUTE([CulturesData.CK4];&quot;e&quot;;&quot;EVERYMAN&quot;);&quot;r&quot;;&quot;RESTRICTED&quot;);&quot;o&quot;;&quot;OCCUPATIONAL&quot;);&quot;,&quot;))" office:value-type="string" office:string-value="S61=RESTRICTED,">
            <text:p>S61=RESTRICTED,</text:p>
          </table:table-cell>
          <table:table-cell table:formula="of:=IF(LEN(TRIM([CulturesData.CL4]))=0;&quot;&quot;;CONCATENATE([CulturesData.CL$1];SUBSTITUTE(SUBSTITUTE(SUBSTITUTE([CulturesData.CL4];&quot;e&quot;;&quot;EVERYMAN&quot;);&quot;r&quot;;&quot;RESTRICTED&quot;);&quot;o&quot;;&quot;OCCUPATIONAL&quot;);&quot;,&quot;))">
            <text:p/>
          </table:table-cell>
          <table:table-cell table:formula="of:=IF(LEN(TRIM([CulturesData.CM4]))=0;&quot;&quot;;CONCATENATE([CulturesData.CM$1];SUBSTITUTE(SUBSTITUTE(SUBSTITUTE([CulturesData.CM4];&quot;e&quot;;&quot;EVERYMAN&quot;);&quot;r&quot;;&quot;RESTRICTED&quot;);&quot;o&quot;;&quot;OCCUPATIONAL&quot;);&quot;,&quot;))">
            <text:p/>
          </table:table-cell>
          <table:table-cell table:formula="of:=IF(LEN(TRIM([CulturesData.CN4]))=0;&quot;&quot;;CONCATENATE([CulturesData.CN$1];SUBSTITUTE(SUBSTITUTE(SUBSTITUTE([CulturesData.CN4];&quot;e&quot;;&quot;EVERYMAN&quot;);&quot;r&quot;;&quot;RESTRICTED&quot;);&quot;o&quot;;&quot;OCCUPATIONAL&quot;);&quot;,&quot;))">
            <text:p/>
          </table:table-cell>
          <table:table-cell table:formula="of:=IF(LEN(TRIM([CulturesData.CO4]))=0;&quot;&quot;;CONCATENATE([CulturesData.CO$1];SUBSTITUTE(SUBSTITUTE(SUBSTITUTE([CulturesData.CO4];&quot;e&quot;;&quot;EVERYMAN&quot;);&quot;r&quot;;&quot;RESTRICTED&quot;);&quot;o&quot;;&quot;OCCUPATIONAL&quot;);&quot;,&quot;))">
            <text:p/>
          </table:table-cell>
          <table:table-cell table:formula="of:=IF(LEN(TRIM([CulturesData.CP4]))=0;&quot;&quot;;CONCATENATE([CulturesData.CP$1];SUBSTITUTE(SUBSTITUTE(SUBSTITUTE([CulturesData.CP4];&quot;e&quot;;&quot;EVERYMAN&quot;);&quot;r&quot;;&quot;RESTRICTED&quot;);&quot;o&quot;;&quot;OCCUPATIONAL&quot;);&quot;,&quot;))">
            <text:p/>
          </table:table-cell>
          <table:table-cell table:formula="of:=IF(LEN(TRIM([CulturesData.CQ4]))=0;&quot;&quot;;CONCATENATE([CulturesData.CQ$1];SUBSTITUTE(SUBSTITUTE(SUBSTITUTE([CulturesData.CQ4];&quot;e&quot;;&quot;EVERYMAN&quot;);&quot;r&quot;;&quot;RESTRICTED&quot;);&quot;o&quot;;&quot;OCCUPATIONAL&quot;);&quot;,&quot;))">
            <text:p/>
          </table:table-cell>
          <table:table-cell table:formula="of:=IF(LEN(TRIM([CulturesData.CR4]))=0;&quot;&quot;;CONCATENATE([CulturesData.CR$1];SUBSTITUTE(SUBSTITUTE(SUBSTITUTE([CulturesData.CR4];&quot;e&quot;;&quot;EVERYMAN&quot;);&quot;r&quot;;&quot;RESTRICTED&quot;);&quot;o&quot;;&quot;OCCUPATIONAL&quot;);&quot;,&quot;))" office:value-type="string" office:string-value="S48=EVERYMAN,">
            <text:p>S48=EVERYMAN,</text:p>
          </table:table-cell>
          <table:table-cell table:formula="of:=IF(LEN(TRIM([CulturesData.CS4]))=0;&quot;&quot;;CONCATENATE([CulturesData.CS$1];SUBSTITUTE(SUBSTITUTE(SUBSTITUTE([CulturesData.CS4];&quot;e&quot;;&quot;EVERYMAN&quot;);&quot;r&quot;;&quot;RESTRICTED&quot;);&quot;o&quot;;&quot;OCCUPATIONAL&quot;);&quot;,&quot;))">
            <text:p/>
          </table:table-cell>
          <table:table-cell table:formula="of:=IF(LEN(TRIM([CulturesData.CT4]))=0;&quot;&quot;;CONCATENATE([CulturesData.CT$1];SUBSTITUTE(SUBSTITUTE(SUBSTITUTE([CulturesData.CT4];&quot;e&quot;;&quot;EVERYMAN&quot;);&quot;r&quot;;&quot;RESTRICTED&quot;);&quot;o&quot;;&quot;OCCUPATIONAL&quot;);&quot;,&quot;))">
            <text:p/>
          </table:table-cell>
          <table:table-cell table:formula="of:=IF(LEN(TRIM([CulturesData.CU4]))=0;&quot;&quot;;CONCATENATE([CulturesData.CU$1];SUBSTITUTE(SUBSTITUTE(SUBSTITUTE([CulturesData.CU4];&quot;e&quot;;&quot;EVERYMAN&quot;);&quot;r&quot;;&quot;RESTRICTED&quot;);&quot;o&quot;;&quot;OCCUPATIONAL&quot;);&quot;,&quot;))">
            <text:p/>
          </table:table-cell>
          <table:table-cell table:formula="of:=IF(LEN(TRIM([CulturesData.CV4]))=0;&quot;&quot;;CONCATENATE([CulturesData.CV$1];SUBSTITUTE(SUBSTITUTE(SUBSTITUTE([CulturesData.CV4];&quot;e&quot;;&quot;EVERYMAN&quot;);&quot;r&quot;;&quot;RESTRICTED&quot;);&quot;o&quot;;&quot;OCCUPATIONAL&quot;);&quot;,&quot;))">
            <text:p/>
          </table:table-cell>
          <table:table-cell table:formula="of:=IF(LEN(TRIM([CulturesData.CW4]))=0;&quot;&quot;;CONCATENATE([CulturesData.CW$1];SUBSTITUTE(SUBSTITUTE(SUBSTITUTE([CulturesData.CW4];&quot;e&quot;;&quot;EVERYMAN&quot;);&quot;r&quot;;&quot;RESTRICTED&quot;);&quot;o&quot;;&quot;OCCUPATIONAL&quot;);&quot;,&quot;))">
            <text:p/>
          </table:table-cell>
          <table:table-cell table:formula="of:=IF(LEN(TRIM([CulturesData.CX4]))=0;&quot;&quot;;CONCATENATE([CulturesData.CX$1];SUBSTITUTE(SUBSTITUTE(SUBSTITUTE([CulturesData.CX4];&quot;e&quot;;&quot;EVERYMAN&quot;);&quot;r&quot;;&quot;RESTRICTED&quot;);&quot;o&quot;;&quot;OCCUPATIONAL&quot;);&quot;,&quot;))">
            <text:p/>
          </table:table-cell>
          <table:table-cell table:formula="of:=IF(LEN(TRIM([CulturesData.CY4]))=0;&quot;&quot;;CONCATENATE([CulturesData.CY$1];SUBSTITUTE(SUBSTITUTE(SUBSTITUTE([CulturesData.CY4];&quot;e&quot;;&quot;EVERYMAN&quot;);&quot;r&quot;;&quot;RESTRICTED&quot;);&quot;o&quot;;&quot;OCCUPATIONAL&quot;);&quot;,&quot;))">
            <text:p/>
          </table:table-cell>
          <table:table-cell table:formula="of:=IF(LEN(TRIM([CulturesData.CZ4]))=0;&quot;&quot;;CONCATENATE([CulturesData.CZ$1];SUBSTITUTE(SUBSTITUTE(SUBSTITUTE([CulturesData.CZ4];&quot;e&quot;;&quot;EVERYMAN&quot;);&quot;r&quot;;&quot;RESTRICTED&quot;);&quot;o&quot;;&quot;OCCUPATIONAL&quot;);&quot;,&quot;))">
            <text:p/>
          </table:table-cell>
          <table:table-cell table:formula="of:=IF(LEN(TRIM([CulturesData.DA4]))=0;&quot;&quot;;CONCATENATE([CulturesData.DA$1];SUBSTITUTE(SUBSTITUTE(SUBSTITUTE([CulturesData.DA4];&quot;e&quot;;&quot;EVERYMAN&quot;);&quot;r&quot;;&quot;RESTRICTED&quot;);&quot;o&quot;;&quot;OCCUPATIONAL&quot;);&quot;,&quot;))">
            <text:p/>
          </table:table-cell>
          <table:table-cell table:formula="of:=IF(LEN(TRIM([CulturesData.DB4]))=0;&quot;&quot;;CONCATENATE([CulturesData.DB$1];SUBSTITUTE(SUBSTITUTE(SUBSTITUTE([CulturesData.DB4];&quot;e&quot;;&quot;EVERYMAN&quot;);&quot;r&quot;;&quot;RESTRICTED&quot;);&quot;o&quot;;&quot;OCCUPATIONAL&quot;);&quot;,&quot;))">
            <text:p/>
          </table:table-cell>
          <table:table-cell table:formula="of:=IF(LEN(TRIM([CulturesData.DC4]))=0;&quot;&quot;;CONCATENATE([CulturesData.DC$1];SUBSTITUTE(SUBSTITUTE(SUBSTITUTE([CulturesData.DC4];&quot;e&quot;;&quot;EVERYMAN&quot;);&quot;r&quot;;&quot;RESTRICTED&quot;);&quot;o&quot;;&quot;OCCUPATIONAL&quot;);&quot;,&quot;))">
            <text:p/>
          </table:table-cell>
          <table:table-cell table:formula="of:=IF(LEN(TRIM([CulturesData.DD4]))=0;&quot;&quot;;CONCATENATE([CulturesData.DD$1];SUBSTITUTE(SUBSTITUTE(SUBSTITUTE([CulturesData.DD4];&quot;e&quot;;&quot;EVERYMAN&quot;);&quot;r&quot;;&quot;RESTRICTED&quot;);&quot;o&quot;;&quot;OCCUPATIONAL&quot;);&quot;,&quot;))">
            <text:p/>
          </table:table-cell>
          <table:table-cell table:formula="of:=IF(LEN(TRIM([CulturesData.DE4]))=0;&quot;&quot;;CONCATENATE([CulturesData.DE$1];SUBSTITUTE(SUBSTITUTE(SUBSTITUTE([CulturesData.DE4];&quot;e&quot;;&quot;EVERYMAN&quot;);&quot;r&quot;;&quot;RESTRICTED&quot;);&quot;o&quot;;&quot;OCCUPATIONAL&quot;);&quot;,&quot;))">
            <text:p/>
          </table:table-cell>
          <table:table-cell table:formula="of:=IF(LEN(TRIM([CulturesData.DF4]))=0;&quot;&quot;;CONCATENATE([CulturesData.DF$1];SUBSTITUTE(SUBSTITUTE(SUBSTITUTE([CulturesData.DF4];&quot;e&quot;;&quot;EVERYMAN&quot;);&quot;r&quot;;&quot;RESTRICTED&quot;);&quot;o&quot;;&quot;OCCUPATIONAL&quot;);&quot;,&quot;))" office:value-type="string" office:string-value="G37=3,">
            <text:p>G37=3,</text:p>
          </table:table-cell>
          <table:table-cell table:formula="of:=IF(LEN(TRIM([CulturesData.DG4]))=0;&quot;&quot;;CONCATENATE([CulturesData.DG$1];SUBSTITUTE(SUBSTITUTE(SUBSTITUTE([CulturesData.DG4];&quot;e&quot;;&quot;EVERYMAN&quot;);&quot;r&quot;;&quot;RESTRICTED&quot;);&quot;o&quot;;&quot;OCCUPATIONAL&quot;);&quot;,&quot;))" office:value-type="string" office:string-value="S426=3,">
            <text:p>S426=3,</text:p>
          </table:table-cell>
          <table:table-cell table:formula="of:=IF(LEN(TRIM([CulturesData.DH4]))=0;&quot;&quot;;CONCATENATE([CulturesData.DH$1];SUBSTITUTE(SUBSTITUTE(SUBSTITUTE([CulturesData.DH4];&quot;e&quot;;&quot;EVERYMAN&quot;);&quot;r&quot;;&quot;RESTRICTED&quot;);&quot;o&quot;;&quot;OCCUPATIONAL&quot;);&quot;,&quot;))" office:value-type="string" office:string-value="S339=3,">
            <text:p>S339=3,</text:p>
          </table:table-cell>
          <table:table-cell table:formula="of:=IF(LEN(TRIM([CulturesData.DI4]))=0;&quot;&quot;;CONCATENATE([CulturesData.DI$1];SUBSTITUTE(SUBSTITUTE(SUBSTITUTE([CulturesData.DI4];&quot;e&quot;;&quot;EVERYMAN&quot;);&quot;r&quot;;&quot;RESTRICTED&quot;);&quot;o&quot;;&quot;OCCUPATIONAL&quot;);&quot;,&quot;))">
            <text:p/>
          </table:table-cell>
          <table:table-cell table:formula="of:=IF(LEN(TRIM([CulturesData.DJ4]))=0;&quot;&quot;;CONCATENATE([CulturesData.DJ$1];SUBSTITUTE(SUBSTITUTE(SUBSTITUTE([CulturesData.DJ4];&quot;e&quot;;&quot;EVERYMAN&quot;);&quot;r&quot;;&quot;RESTRICTED&quot;);&quot;o&quot;;&quot;OCCUPATIONAL&quot;);&quot;,&quot;))">
            <text:p/>
          </table:table-cell>
          <table:table-cell table:formula="of:=IF(LEN(TRIM([CulturesData.DK4]))=0;&quot;&quot;;CONCATENATE([CulturesData.DK$1];SUBSTITUTE(SUBSTITUTE(SUBSTITUTE([CulturesData.DK4];&quot;e&quot;;&quot;EVERYMAN&quot;);&quot;r&quot;;&quot;RESTRICTED&quot;);&quot;o&quot;;&quot;OCCUPATIONAL&quot;);&quot;,&quot;))">
            <text:p/>
          </table:table-cell>
          <table:table-cell table:formula="of:=IF(LEN(TRIM([CulturesData.DL4]))=0;&quot;&quot;;CONCATENATE([CulturesData.DL$1];SUBSTITUTE(SUBSTITUTE(SUBSTITUTE([CulturesData.DL4];&quot;e&quot;;&quot;EVERYMAN&quot;);&quot;r&quot;;&quot;RESTRICTED&quot;);&quot;o&quot;;&quot;OCCUPATIONAL&quot;);&quot;,&quot;))">
            <text:p/>
          </table:table-cell>
          <table:table-cell table:formula="of:=IF(LEN(TRIM([CulturesData.DM4]))=0;&quot;&quot;;CONCATENATE([CulturesData.DM$1];SUBSTITUTE(SUBSTITUTE(SUBSTITUTE([CulturesData.DM4];&quot;e&quot;;&quot;EVERYMAN&quot;);&quot;r&quot;;&quot;RESTRICTED&quot;);&quot;o&quot;;&quot;OCCUPATIONAL&quot;);&quot;,&quot;))">
            <text:p/>
          </table:table-cell>
          <table:table-cell table:formula="of:=IF(LEN(TRIM([CulturesData.DN4]))=0;&quot;&quot;;CONCATENATE([CulturesData.DN$1];SUBSTITUTE(SUBSTITUTE(SUBSTITUTE([CulturesData.DN4];&quot;e&quot;;&quot;EVERYMAN&quot;);&quot;r&quot;;&quot;RESTRICTED&quot;);&quot;o&quot;;&quot;OCCUPATIONAL&quot;);&quot;,&quot;))">
            <text:p/>
          </table:table-cell>
          <table:table-cell table:formula="of:=IF(LEN(TRIM([CulturesData.DO4]))=0;&quot;&quot;;CONCATENATE([CulturesData.DO$1];SUBSTITUTE(SUBSTITUTE(SUBSTITUTE([CulturesData.DO4];&quot;e&quot;;&quot;EVERYMAN&quot;);&quot;r&quot;;&quot;RESTRICTED&quot;);&quot;o&quot;;&quot;OCCUPATIONAL&quot;);&quot;,&quot;))" office:value-type="string" office:string-value="S445=RESTRICTED,">
            <text:p>S445=RESTRICTED,</text:p>
          </table:table-cell>
          <table:table-cell table:formula="of:=IF(LEN(TRIM([CulturesData.DP4]))=0;&quot;&quot;;CONCATENATE([CulturesData.DP$1];SUBSTITUTE(SUBSTITUTE(SUBSTITUTE([CulturesData.DP4];&quot;e&quot;;&quot;EVERYMAN&quot;);&quot;r&quot;;&quot;RESTRICTED&quot;);&quot;o&quot;;&quot;OCCUPATIONAL&quot;);&quot;,&quot;))" office:value-type="string" office:string-value="S443=RESTRICTED,">
            <text:p>S443=RESTRICTED,</text:p>
          </table:table-cell>
          <table:table-cell table:formula="of:=IF(LEN(TRIM([CulturesData.DQ4]))=0;&quot;&quot;;CONCATENATE([CulturesData.DQ$1];SUBSTITUTE(SUBSTITUTE(SUBSTITUTE([CulturesData.DQ4];&quot;e&quot;;&quot;EVERYMAN&quot;);&quot;r&quot;;&quot;RESTRICTED&quot;);&quot;o&quot;;&quot;OCCUPATIONAL&quot;);&quot;,&quot;))">
            <text:p/>
          </table:table-cell>
          <table:table-cell table:formula="of:=IF(LEN(TRIM([CulturesData.DR4]))=0;&quot;&quot;;CONCATENATE([CulturesData.DR$1];SUBSTITUTE(SUBSTITUTE(SUBSTITUTE([CulturesData.DR4];&quot;e&quot;;&quot;EVERYMAN&quot;);&quot;r&quot;;&quot;RESTRICTED&quot;);&quot;o&quot;;&quot;OCCUPATIONAL&quot;);&quot;,&quot;))">
            <text:p/>
          </table:table-cell>
          <table:table-cell table:formula="of:=IF(LEN(TRIM([CulturesData.DS4]))=0;&quot;&quot;;CONCATENATE([CulturesData.DS$1];SUBSTITUTE(SUBSTITUTE(SUBSTITUTE([CulturesData.DS4];&quot;e&quot;;&quot;EVERYMAN&quot;);&quot;r&quot;;&quot;RESTRICTED&quot;);&quot;o&quot;;&quot;OCCUPATIONAL&quot;);&quot;,&quot;))" office:value-type="string" office:string-value="S507=RESTRICTED,">
            <text:p>S507=RESTRICTED,</text:p>
          </table:table-cell>
          <table:table-cell table:formula="of:=IF(LEN(TRIM([CulturesData.DT4]))=0;&quot;&quot;;CONCATENATE([CulturesData.DT$1];SUBSTITUTE(SUBSTITUTE(SUBSTITUTE([CulturesData.DT4];&quot;e&quot;;&quot;EVERYMAN&quot;);&quot;r&quot;;&quot;RESTRICTED&quot;);&quot;o&quot;;&quot;OCCUPATIONAL&quot;);&quot;,&quot;))">
            <text:p/>
          </table:table-cell>
          <table:table-cell table:formula="of:=IF(LEN(TRIM([CulturesData.DU4]))=0;&quot;&quot;;CONCATENATE([CulturesData.DU$1];SUBSTITUTE(SUBSTITUTE(SUBSTITUTE([CulturesData.DU4];&quot;e&quot;;&quot;EVERYMAN&quot;);&quot;r&quot;;&quot;RESTRICTED&quot;);&quot;o&quot;;&quot;OCCUPATIONAL&quot;);&quot;,&quot;))" office:value-type="string" office:string-value="S447=RESTRICTED,">
            <text:p>S447=RESTRICTED,</text:p>
          </table:table-cell>
          <table:table-cell table:formula="of:=IF(LEN(TRIM([CulturesData.DV4]))=0;&quot;&quot;;CONCATENATE([CulturesData.DV$1];SUBSTITUTE(SUBSTITUTE(SUBSTITUTE([CulturesData.DV4];&quot;e&quot;;&quot;EVERYMAN&quot;);&quot;r&quot;;&quot;RESTRICTED&quot;);&quot;o&quot;;&quot;OCCUPATIONAL&quot;);&quot;,&quot;))" office:value-type="string" office:string-value="S448=RESTRICTED,">
            <text:p>S448=RESTRICTED,</text:p>
          </table:table-cell>
          <table:table-cell table:formula="of:=IF(LEN(TRIM([CulturesData.DW4]))=0;&quot;&quot;;CONCATENATE([CulturesData.DW$1];SUBSTITUTE(SUBSTITUTE(SUBSTITUTE([CulturesData.DW4];&quot;e&quot;;&quot;EVERYMAN&quot;);&quot;r&quot;;&quot;RESTRICTED&quot;);&quot;o&quot;;&quot;OCCUPATIONAL&quot;);&quot;,&quot;))">
            <text:p/>
          </table:table-cell>
          <table:table-cell table:formula="of:=IF(LEN(TRIM([CulturesData.DX4]))=0;&quot;&quot;;CONCATENATE([CulturesData.DX$1];SUBSTITUTE(SUBSTITUTE(SUBSTITUTE([CulturesData.DX4];&quot;e&quot;;&quot;EVERYMAN&quot;);&quot;r&quot;;&quot;RESTRICTED&quot;);&quot;o&quot;;&quot;OCCUPATIONAL&quot;);&quot;,&quot;))">
            <text:p/>
          </table:table-cell>
          <table:table-cell table:formula="of:=IF(LEN(TRIM([CulturesData.DY4]))=0;&quot;&quot;;CONCATENATE([CulturesData.DY$1];SUBSTITUTE(SUBSTITUTE(SUBSTITUTE([CulturesData.DY4];&quot;e&quot;;&quot;EVERYMAN&quot;);&quot;r&quot;;&quot;RESTRICTED&quot;);&quot;o&quot;;&quot;OCCUPATIONAL&quot;);&quot;,&quot;))">
            <text:p/>
          </table:table-cell>
          <table:table-cell table:formula="of:=IF(LEN(TRIM([CulturesData.DZ4]))=0;&quot;&quot;;CONCATENATE([CulturesData.DZ$1];SUBSTITUTE(SUBSTITUTE(SUBSTITUTE([CulturesData.DZ4];&quot;e&quot;;&quot;EVERYMAN&quot;);&quot;r&quot;;&quot;RESTRICTED&quot;);&quot;o&quot;;&quot;OCCUPATIONAL&quot;);&quot;,&quot;))">
            <text:p/>
          </table:table-cell>
          <table:table-cell table:formula="of:=IF(LEN(TRIM([CulturesData.EA4]))=0;&quot;&quot;;CONCATENATE([CulturesData.EA$1];SUBSTITUTE(SUBSTITUTE(SUBSTITUTE([CulturesData.EA4];&quot;e&quot;;&quot;EVERYMAN&quot;);&quot;r&quot;;&quot;RESTRICTED&quot;);&quot;o&quot;;&quot;OCCUPATIONAL&quot;);&quot;,&quot;))">
            <text:p/>
          </table:table-cell>
          <table:table-cell table:formula="of:=IF(LEN(TRIM([CulturesData.EB4]))=0;&quot;&quot;;CONCATENATE([CulturesData.EB$1];SUBSTITUTE(SUBSTITUTE(SUBSTITUTE([CulturesData.EB4];&quot;e&quot;;&quot;EVERYMAN&quot;);&quot;r&quot;;&quot;RESTRICTED&quot;);&quot;o&quot;;&quot;OCCUPATIONAL&quot;);&quot;,&quot;))" office:value-type="string" office:string-value="S206=RESTRICTED,">
            <text:p>S206=RESTRICTED,</text:p>
          </table:table-cell>
          <table:table-cell table:formula="of:=IF(LEN(TRIM([CulturesData.EC4]))=0;&quot;&quot;;CONCATENATE([CulturesData.EC$1];SUBSTITUTE(SUBSTITUTE(SUBSTITUTE([CulturesData.EC4];&quot;e&quot;;&quot;EVERYMAN&quot;);&quot;r&quot;;&quot;RESTRICTED&quot;);&quot;o&quot;;&quot;OCCUPATIONAL&quot;);&quot;,&quot;))" office:value-type="string" office:string-value="G18=1,">
            <text:p>G18=1,</text:p>
          </table:table-cell>
          <table:table-cell table:formula="of:=IF(LEN(TRIM([CulturesData.ED4]))=0;&quot;&quot;;CONCATENATE([CulturesData.ED$1];SUBSTITUTE(SUBSTITUTE(SUBSTITUTE([CulturesData.ED4];&quot;e&quot;;&quot;EVERYMAN&quot;);&quot;r&quot;;&quot;RESTRICTED&quot;);&quot;o&quot;;&quot;OCCUPATIONAL&quot;);&quot;,&quot;))">
            <text:p/>
          </table:table-cell>
          <table:table-cell table:formula="of:=IF(LEN(TRIM([CulturesData.EE4]))=0;&quot;&quot;;CONCATENATE([CulturesData.EE$1];SUBSTITUTE(SUBSTITUTE(SUBSTITUTE([CulturesData.EE4];&quot;e&quot;;&quot;EVERYMAN&quot;);&quot;r&quot;;&quot;RESTRICTED&quot;);&quot;o&quot;;&quot;OCCUPATIONAL&quot;);&quot;,&quot;))">
            <text:p/>
          </table:table-cell>
          <table:table-cell table:formula="of:=IF(LEN(TRIM([CulturesData.EF4]))=0;&quot;&quot;;CONCATENATE([CulturesData.EF$1];SUBSTITUTE(SUBSTITUTE(SUBSTITUTE([CulturesData.EF4];&quot;e&quot;;&quot;EVERYMAN&quot;);&quot;r&quot;;&quot;RESTRICTED&quot;);&quot;o&quot;;&quot;OCCUPATIONAL&quot;);&quot;,&quot;))">
            <text:p/>
          </table:table-cell>
          <table:table-cell table:formula="of:=IF(LEN(TRIM([CulturesData.EG4]))=0;&quot;&quot;;CONCATENATE([CulturesData.EG$1];SUBSTITUTE(SUBSTITUTE(SUBSTITUTE([CulturesData.EG4];&quot;e&quot;;&quot;EVERYMAN&quot;);&quot;r&quot;;&quot;RESTRICTED&quot;);&quot;o&quot;;&quot;OCCUPATIONAL&quot;);&quot;,&quot;))" office:value-type="string" office:string-value="S213=EVERYMAN,">
            <text:p>S213=EVERYMAN,</text:p>
          </table:table-cell>
          <table:table-cell table:formula="of:=IF(LEN(TRIM([CulturesData.EH4]))=0;&quot;&quot;;CONCATENATE([CulturesData.EH$1];SUBSTITUTE(SUBSTITUTE(SUBSTITUTE([CulturesData.EH4];&quot;e&quot;;&quot;EVERYMAN&quot;);&quot;r&quot;;&quot;RESTRICTED&quot;);&quot;o&quot;;&quot;OCCUPATIONAL&quot;);&quot;,&quot;))">
            <text:p/>
          </table:table-cell>
          <table:table-cell table:formula="of:=IF(LEN(TRIM([CulturesData.EI4]))=0;&quot;&quot;;CONCATENATE([CulturesData.EI$1];SUBSTITUTE(SUBSTITUTE(SUBSTITUTE([CulturesData.EI4];&quot;e&quot;;&quot;EVERYMAN&quot;);&quot;r&quot;;&quot;RESTRICTED&quot;);&quot;o&quot;;&quot;OCCUPATIONAL&quot;);&quot;,&quot;))">
            <text:p/>
          </table:table-cell>
          <table:table-cell table:formula="of:=IF(LEN(TRIM([CulturesData.EJ4]))=0;&quot;&quot;;CONCATENATE([CulturesData.EJ$1];SUBSTITUTE(SUBSTITUTE(SUBSTITUTE([CulturesData.EJ4];&quot;e&quot;;&quot;EVERYMAN&quot;);&quot;r&quot;;&quot;RESTRICTED&quot;);&quot;o&quot;;&quot;OCCUPATIONAL&quot;);&quot;,&quot;))" office:value-type="string" office:string-value="S100=RESTRICTED,">
            <text:p>S100=RESTRICTED,</text:p>
          </table:table-cell>
          <table:table-cell table:formula="of:=IF(LEN(TRIM([CulturesData.EK4]))=0;&quot;&quot;;CONCATENATE([CulturesData.EK$1];SUBSTITUTE(SUBSTITUTE(SUBSTITUTE([CulturesData.EK4];&quot;e&quot;;&quot;EVERYMAN&quot;);&quot;r&quot;;&quot;RESTRICTED&quot;);&quot;o&quot;;&quot;OCCUPATIONAL&quot;);&quot;,&quot;))">
            <text:p/>
          </table:table-cell>
          <table:table-cell table:formula="of:=IF(LEN(TRIM([CulturesData.EL4]))=0;&quot;&quot;;CONCATENATE([CulturesData.EL$1];SUBSTITUTE(SUBSTITUTE(SUBSTITUTE([CulturesData.EL4];&quot;e&quot;;&quot;EVERYMAN&quot;);&quot;r&quot;;&quot;RESTRICTED&quot;);&quot;o&quot;;&quot;OCCUPATIONAL&quot;);&quot;,&quot;))" office:value-type="string" office:string-value="S96=RESTRICTED,">
            <text:p>S96=RESTRICTED,</text:p>
          </table:table-cell>
          <table:table-cell table:formula="of:=IF(LEN(TRIM([CulturesData.EM4]))=0;&quot;&quot;;CONCATENATE([CulturesData.EM$1];SUBSTITUTE(SUBSTITUTE(SUBSTITUTE([CulturesData.EM4];&quot;e&quot;;&quot;EVERYMAN&quot;);&quot;r&quot;;&quot;RESTRICTED&quot;);&quot;o&quot;;&quot;OCCUPATIONAL&quot;);&quot;,&quot;))" office:value-type="string" office:string-value="G41=1,">
            <text:p>G41=1,</text:p>
          </table:table-cell>
          <table:table-cell table:formula="of:=IF(LEN(TRIM([CulturesData.EN4]))=0;&quot;&quot;;CONCATENATE([CulturesData.EN$1];SUBSTITUTE(SUBSTITUTE(SUBSTITUTE([CulturesData.EN4];&quot;e&quot;;&quot;EVERYMAN&quot;);&quot;r&quot;;&quot;RESTRICTED&quot;);&quot;o&quot;;&quot;OCCUPATIONAL&quot;);&quot;,&quot;))">
            <text:p/>
          </table:table-cell>
          <table:table-cell table:formula="of:=IF(LEN(TRIM([CulturesData.EO4]))=0;&quot;&quot;;CONCATENATE([CulturesData.EO$1];SUBSTITUTE(SUBSTITUTE(SUBSTITUTE([CulturesData.EO4];&quot;e&quot;;&quot;EVERYMAN&quot;);&quot;r&quot;;&quot;RESTRICTED&quot;);&quot;o&quot;;&quot;OCCUPATIONAL&quot;);&quot;,&quot;))">
            <text:p/>
          </table:table-cell>
          <table:table-cell table:formula="of:=IF(LEN(TRIM([CulturesData.EP4]))=0;&quot;&quot;;CONCATENATE([CulturesData.EP$1];SUBSTITUTE(SUBSTITUTE(SUBSTITUTE([CulturesData.EP4];&quot;e&quot;;&quot;EVERYMAN&quot;);&quot;r&quot;;&quot;RESTRICTED&quot;);&quot;o&quot;;&quot;OCCUPATIONAL&quot;);&quot;,&quot;))">
            <text:p/>
          </table:table-cell>
          <table:table-cell table:formula="of:=IF(LEN(TRIM([CulturesData.EQ4]))=0;&quot;&quot;;CONCATENATE([CulturesData.EQ$1];SUBSTITUTE(SUBSTITUTE(SUBSTITUTE([CulturesData.EQ4];&quot;e&quot;;&quot;EVERYMAN&quot;);&quot;r&quot;;&quot;RESTRICTED&quot;);&quot;o&quot;;&quot;OCCUPATIONAL&quot;);&quot;,&quot;))" office:value-type="string" office:string-value="S227=RESTRICTED,">
            <text:p>S227=RESTRICTED,</text:p>
          </table:table-cell>
          <table:table-cell table:formula="of:=IF(LEN(TRIM([CulturesData.ER4]))=0;&quot;&quot;;CONCATENATE([CulturesData.ER$1];SUBSTITUTE(SUBSTITUTE(SUBSTITUTE([CulturesData.ER4];&quot;e&quot;;&quot;EVERYMAN&quot;);&quot;r&quot;;&quot;RESTRICTED&quot;);&quot;o&quot;;&quot;OCCUPATIONAL&quot;);&quot;,&quot;))" office:value-type="string" office:string-value="S235=RESTRICTED,">
            <text:p>S235=RESTRICTED,</text:p>
          </table:table-cell>
          <table:table-cell table:formula="of:=IF(LEN(TRIM([CulturesData.ES4]))=0;&quot;&quot;;CONCATENATE([CulturesData.ES$1];SUBSTITUTE(SUBSTITUTE(SUBSTITUTE([CulturesData.ES4];&quot;e&quot;;&quot;EVERYMAN&quot;);&quot;r&quot;;&quot;RESTRICTED&quot;);&quot;o&quot;;&quot;OCCUPATIONAL&quot;);&quot;,&quot;))" office:value-type="string" office:string-value="S231=RESTRICTED,">
            <text:p>S231=RESTRICTED,</text:p>
          </table:table-cell>
          <table:table-cell table:formula="of:=IF(LEN(TRIM([CulturesData.ET4]))=0;&quot;&quot;;CONCATENATE([CulturesData.ET$1];SUBSTITUTE(SUBSTITUTE(SUBSTITUTE([CulturesData.ET4];&quot;e&quot;;&quot;EVERYMAN&quot;);&quot;r&quot;;&quot;RESTRICTED&quot;);&quot;o&quot;;&quot;OCCUPATIONAL&quot;);&quot;,&quot;))" office:value-type="string" office:string-value="S237=RESTRICTED,">
            <text:p>S237=RESTRICTED,</text:p>
          </table:table-cell>
          <table:table-cell table:formula="of:=IF(LEN(TRIM([CulturesData.EU4]))=0;&quot;&quot;;CONCATENATE([CulturesData.EU$1];SUBSTITUTE(SUBSTITUTE(SUBSTITUTE([CulturesData.EU4];&quot;e&quot;;&quot;EVERYMAN&quot;);&quot;r&quot;;&quot;RESTRICTED&quot;);&quot;o&quot;;&quot;OCCUPATIONAL&quot;);&quot;,&quot;))" office:value-type="string" office:string-value="S514=RESTRICTED,">
            <text:p>S514=RESTRICTED,</text:p>
          </table:table-cell>
          <table:table-cell table:formula="of:=IF(LEN(TRIM([CulturesData.EV4]))=0;&quot;&quot;;CONCATENATE([CulturesData.EV$1];SUBSTITUTE(SUBSTITUTE(SUBSTITUTE([CulturesData.EV4];&quot;e&quot;;&quot;EVERYMAN&quot;);&quot;r&quot;;&quot;RESTRICTED&quot;);&quot;o&quot;;&quot;OCCUPATIONAL&quot;);&quot;,&quot;))" office:value-type="string" office:string-value="S515=RESTRICTED,">
            <text:p>S515=RESTRICTED,</text:p>
          </table:table-cell>
          <table:table-cell table:formula="of:=IF(LEN(TRIM([CulturesData.EW4]))=0;&quot;&quot;;CONCATENATE([CulturesData.EW$1];SUBSTITUTE(SUBSTITUTE(SUBSTITUTE([CulturesData.EW4];&quot;e&quot;;&quot;EVERYMAN&quot;);&quot;r&quot;;&quot;RESTRICTED&quot;);&quot;o&quot;;&quot;OCCUPATIONAL&quot;);&quot;,&quot;))" office:value-type="string" office:string-value="S516=RESTRICTED,">
            <text:p>S516=RESTRICTED,</text:p>
          </table:table-cell>
          <table:table-cell table:formula="of:=IF(LEN(TRIM([CulturesData.EX4]))=0;&quot;&quot;;CONCATENATE([CulturesData.EX$1];SUBSTITUTE(SUBSTITUTE(SUBSTITUTE([CulturesData.EX4];&quot;e&quot;;&quot;EVERYMAN&quot;);&quot;r&quot;;&quot;RESTRICTED&quot;);&quot;o&quot;;&quot;OCCUPATIONAL&quot;);&quot;,&quot;))" office:value-type="string" office:string-value="S517=RESTRICTED,">
            <text:p>S517=RESTRICTED,</text:p>
          </table:table-cell>
          <table:table-cell table:formula="of:=IF(LEN(TRIM([CulturesData.EY4]))=0;&quot;&quot;;CONCATENATE([CulturesData.EY$1];SUBSTITUTE(SUBSTITUTE(SUBSTITUTE([CulturesData.EY4];&quot;e&quot;;&quot;EVERYMAN&quot;);&quot;r&quot;;&quot;RESTRICTED&quot;);&quot;o&quot;;&quot;OCCUPATIONAL&quot;);&quot;,&quot;))" office:value-type="string" office:string-value="S518=RESTRICTED,">
            <text:p>S518=RESTRICTED,</text:p>
          </table:table-cell>
          <table:table-cell table:formula="of:=IF(LEN(TRIM([CulturesData.EZ4]))=0;&quot;&quot;;CONCATENATE([CulturesData.EZ$1];SUBSTITUTE(SUBSTITUTE(SUBSTITUTE([CulturesData.EZ4];&quot;e&quot;;&quot;EVERYMAN&quot;);&quot;r&quot;;&quot;RESTRICTED&quot;);&quot;o&quot;;&quot;OCCUPATIONAL&quot;);&quot;,&quot;))" office:value-type="string" office:string-value="S528=RESTRICTED,">
            <text:p>S528=RESTRICTED,</text:p>
          </table:table-cell>
          <table:table-cell table:formula="of:=IF(LEN(TRIM([CulturesData.FA4]))=0;&quot;&quot;;CONCATENATE([CulturesData.FA$1];SUBSTITUTE(SUBSTITUTE(SUBSTITUTE([CulturesData.FA4];&quot;e&quot;;&quot;EVERYMAN&quot;);&quot;r&quot;;&quot;RESTRICTED&quot;);&quot;o&quot;;&quot;OCCUPATIONAL&quot;);&quot;,&quot;))" office:value-type="string" office:string-value="S520=RESTRICTED,">
            <text:p>S520=RESTRICTED,</text:p>
          </table:table-cell>
          <table:table-cell table:formula="of:=IF(LEN(TRIM([CulturesData.FB4]))=0;&quot;&quot;;CONCATENATE([CulturesData.FB$1];SUBSTITUTE(SUBSTITUTE(SUBSTITUTE([CulturesData.FB4];&quot;e&quot;;&quot;EVERYMAN&quot;);&quot;r&quot;;&quot;RESTRICTED&quot;);&quot;o&quot;;&quot;OCCUPATIONAL&quot;);&quot;,&quot;))" office:value-type="string" office:string-value="S521=RESTRICTED,">
            <text:p>S521=RESTRICTED,</text:p>
          </table:table-cell>
          <table:table-cell table:formula="of:=IF(LEN(TRIM([CulturesData.FC4]))=0;&quot;&quot;;CONCATENATE([CulturesData.FC$1];SUBSTITUTE(SUBSTITUTE(SUBSTITUTE([CulturesData.FC4];&quot;e&quot;;&quot;EVERYMAN&quot;);&quot;r&quot;;&quot;RESTRICTED&quot;);&quot;o&quot;;&quot;OCCUPATIONAL&quot;);&quot;,&quot;))" office:value-type="string" office:string-value="S522=RESTRICTED,">
            <text:p>S522=RESTRICTED,</text:p>
          </table:table-cell>
          <table:table-cell table:formula="of:=IF(LEN(TRIM([CulturesData.FD4]))=0;&quot;&quot;;CONCATENATE([CulturesData.FD$1];SUBSTITUTE(SUBSTITUTE(SUBSTITUTE([CulturesData.FD4];&quot;e&quot;;&quot;EVERYMAN&quot;);&quot;r&quot;;&quot;RESTRICTED&quot;);&quot;o&quot;;&quot;OCCUPATIONAL&quot;);&quot;,&quot;))" office:value-type="string" office:string-value="S523=RESTRICTED,">
            <text:p>S523=RESTRICTED,</text:p>
          </table:table-cell>
          <table:table-cell table:formula="of:=IF(LEN(TRIM([CulturesData.FE4]))=0;&quot;&quot;;CONCATENATE([CulturesData.FE$1];SUBSTITUTE(SUBSTITUTE(SUBSTITUTE([CulturesData.FE4];&quot;e&quot;;&quot;EVERYMAN&quot;);&quot;r&quot;;&quot;RESTRICTED&quot;);&quot;o&quot;;&quot;OCCUPATIONAL&quot;);&quot;,&quot;))" office:value-type="string" office:string-value="S524=RESTRICTED,">
            <text:p>S524=RESTRICTED,</text:p>
          </table:table-cell>
          <table:table-cell table:formula="of:=IF(LEN(TRIM([CulturesData.FF4]))=0;&quot;&quot;;CONCATENATE([CulturesData.FF$1];SUBSTITUTE(SUBSTITUTE(SUBSTITUTE([CulturesData.FF4];&quot;e&quot;;&quot;EVERYMAN&quot;);&quot;r&quot;;&quot;RESTRICTED&quot;);&quot;o&quot;;&quot;OCCUPATIONAL&quot;);&quot;,&quot;))" office:value-type="string" office:string-value="S454=RESTRICTED,">
            <text:p>S454=RESTRICTED,</text:p>
          </table:table-cell>
          <table:table-cell table:formula="of:=IF(LEN(TRIM([CulturesData.FG4]))=0;&quot;&quot;;CONCATENATE([CulturesData.FG$1];SUBSTITUTE(SUBSTITUTE(SUBSTITUTE([CulturesData.FG4];&quot;e&quot;;&quot;EVERYMAN&quot;);&quot;r&quot;;&quot;RESTRICTED&quot;);&quot;o&quot;;&quot;OCCUPATIONAL&quot;);&quot;,&quot;))" office:value-type="string" office:string-value="S242=RESTRICTED,">
            <text:p>S242=RESTRICTED,</text:p>
          </table:table-cell>
          <table:table-cell table:formula="of:=IF(LEN(TRIM([CulturesData.FH4]))=0;&quot;&quot;;CONCATENATE([CulturesData.FH$1];SUBSTITUTE(SUBSTITUTE(SUBSTITUTE([CulturesData.FH4];&quot;e&quot;;&quot;EVERYMAN&quot;);&quot;r&quot;;&quot;RESTRICTED&quot;);&quot;o&quot;;&quot;OCCUPATIONAL&quot;);&quot;,&quot;))" office:value-type="string" office:string-value="S526=RESTRICTED,">
            <text:p>S526=RESTRICTED,</text:p>
          </table:table-cell>
          <table:table-cell table:formula="of:=IF(LEN(TRIM([CulturesData.FI4]))=0;&quot;&quot;;CONCATENATE([CulturesData.FI$1];SUBSTITUTE(SUBSTITUTE(SUBSTITUTE([CulturesData.FI4];&quot;e&quot;;&quot;EVERYMAN&quot;);&quot;r&quot;;&quot;RESTRICTED&quot;);&quot;o&quot;;&quot;OCCUPATIONAL&quot;);&quot;,&quot;))" office:value-type="string" office:string-value="S527=RESTRICTED,">
            <text:p>S527=RESTRICTED,</text:p>
          </table:table-cell>
          <table:table-cell table:formula="of:=IF(LEN(TRIM([CulturesData.FJ4]))=0;&quot;&quot;;CONCATENATE([CulturesData.FJ$1];SUBSTITUTE(SUBSTITUTE(SUBSTITUTE([CulturesData.FJ4];&quot;e&quot;;&quot;EVERYMAN&quot;);&quot;r&quot;;&quot;RESTRICTED&quot;);&quot;o&quot;;&quot;OCCUPATIONAL&quot;);&quot;,&quot;))">
            <text:p/>
          </table:table-cell>
          <table:table-cell table:formula="of:=IF(LEN(TRIM([CulturesData.FK4]))=0;&quot;&quot;;CONCATENATE([CulturesData.FK$1];SUBSTITUTE(SUBSTITUTE(SUBSTITUTE([CulturesData.FK4];&quot;e&quot;;&quot;EVERYMAN&quot;);&quot;r&quot;;&quot;RESTRICTED&quot;);&quot;o&quot;;&quot;OCCUPATIONAL&quot;);&quot;,&quot;))">
            <text:p/>
          </table:table-cell>
          <table:table-cell table:formula="of:=IF(LEN(TRIM([CulturesData.FL4]))=0;&quot;&quot;;CONCATENATE([CulturesData.FL$1];SUBSTITUTE(SUBSTITUTE(SUBSTITUTE([CulturesData.FL4];&quot;e&quot;;&quot;EVERYMAN&quot;);&quot;r&quot;;&quot;RESTRICTED&quot;);&quot;o&quot;;&quot;OCCUPATIONAL&quot;);&quot;,&quot;))">
            <text:p/>
          </table:table-cell>
          <table:table-cell table:formula="of:=IF(LEN(TRIM([CulturesData.FM4]))=0;&quot;&quot;;CONCATENATE([CulturesData.FM$1];SUBSTITUTE(SUBSTITUTE(SUBSTITUTE([CulturesData.FM4];&quot;e&quot;;&quot;EVERYMAN&quot;);&quot;r&quot;;&quot;RESTRICTED&quot;);&quot;o&quot;;&quot;OCCUPATIONAL&quot;);&quot;,&quot;))">
            <text:p/>
          </table:table-cell>
          <table:table-cell table:formula="of:=IF(LEN(TRIM([CulturesData.FN4]))=0;&quot;&quot;;CONCATENATE([CulturesData.FN$1];SUBSTITUTE(SUBSTITUTE(SUBSTITUTE([CulturesData.FN4];&quot;e&quot;;&quot;EVERYMAN&quot;);&quot;r&quot;;&quot;RESTRICTED&quot;);&quot;o&quot;;&quot;OCCUPATIONAL&quot;);&quot;,&quot;))">
            <text:p/>
          </table:table-cell>
          <table:table-cell table:formula="of:=IF(LEN(TRIM([CulturesData.FO4]))=0;&quot;&quot;;CONCATENATE([CulturesData.FO$1];SUBSTITUTE(SUBSTITUTE(SUBSTITUTE([CulturesData.FO4];&quot;e&quot;;&quot;EVERYMAN&quot;);&quot;r&quot;;&quot;RESTRICTED&quot;);&quot;o&quot;;&quot;OCCUPATIONAL&quot;);&quot;,&quot;))">
            <text:p/>
          </table:table-cell>
          <table:table-cell table:formula="of:=IF(LEN(TRIM([CulturesData.FP4]))=0;&quot;&quot;;CONCATENATE([CulturesData.FP$1];SUBSTITUTE(SUBSTITUTE(SUBSTITUTE([CulturesData.FP4];&quot;e&quot;;&quot;EVERYMAN&quot;);&quot;r&quot;;&quot;RESTRICTED&quot;);&quot;o&quot;;&quot;OCCUPATIONAL&quot;);&quot;,&quot;))">
            <text:p/>
          </table:table-cell>
          <table:table-cell table:formula="of:=IF(LEN(TRIM([CulturesData.FQ4]))=0;&quot;&quot;;CONCATENATE([CulturesData.FQ$1];SUBSTITUTE(SUBSTITUTE(SUBSTITUTE([CulturesData.FQ4];&quot;e&quot;;&quot;EVERYMAN&quot;);&quot;r&quot;;&quot;RESTRICTED&quot;);&quot;o&quot;;&quot;OCCUPATIONAL&quot;);&quot;,&quot;))">
            <text:p/>
          </table:table-cell>
          <table:table-cell table:formula="of:=IF(LEN(TRIM([CulturesData.FR4]))=0;&quot;&quot;;CONCATENATE([CulturesData.FR$1];SUBSTITUTE(SUBSTITUTE(SUBSTITUTE([CulturesData.FR4];&quot;e&quot;;&quot;EVERYMAN&quot;);&quot;r&quot;;&quot;RESTRICTED&quot;);&quot;o&quot;;&quot;OCCUPATIONAL&quot;);&quot;,&quot;))" office:value-type="string" office:string-value="G24=1,">
            <text:p>G24=1,</text:p>
          </table:table-cell>
          <table:table-cell table:formula="of:=IF(LEN(TRIM([CulturesData.FS4]))=0;&quot;&quot;;CONCATENATE([CulturesData.FS$1];SUBSTITUTE(SUBSTITUTE(SUBSTITUTE([CulturesData.FS4];&quot;e&quot;;&quot;EVERYMAN&quot;);&quot;r&quot;;&quot;RESTRICTED&quot;);&quot;o&quot;;&quot;OCCUPATIONAL&quot;);&quot;,&quot;))" office:value-type="string" office:string-value="S114=EVERYMAN,">
            <text:p>S114=EVERYMAN,</text:p>
          </table:table-cell>
          <table:table-cell table:formula="of:=IF(LEN(TRIM([CulturesData.FT4]))=0;&quot;&quot;;CONCATENATE([CulturesData.FT$1];SUBSTITUTE(SUBSTITUTE(SUBSTITUTE([CulturesData.FT4];&quot;e&quot;;&quot;EVERYMAN&quot;);&quot;r&quot;;&quot;RESTRICTED&quot;);&quot;o&quot;;&quot;OCCUPATIONAL&quot;);&quot;,&quot;))">
            <text:p/>
          </table:table-cell>
          <table:table-cell table:formula="of:=IF(LEN(TRIM([CulturesData.FU4]))=0;&quot;&quot;;CONCATENATE([CulturesData.FU$1];SUBSTITUTE(SUBSTITUTE(SUBSTITUTE([CulturesData.FU4];&quot;e&quot;;&quot;EVERYMAN&quot;);&quot;r&quot;;&quot;RESTRICTED&quot;);&quot;o&quot;;&quot;OCCUPATIONAL&quot;);&quot;,&quot;))" office:value-type="string" office:string-value="G23=1,">
            <text:p>G23=1,</text:p>
          </table:table-cell>
          <table:table-cell table:formula="of:=IF(LEN(TRIM([CulturesData.FV4]))=0;&quot;&quot;;CONCATENATE([CulturesData.FV$1];SUBSTITUTE(SUBSTITUTE(SUBSTITUTE([CulturesData.FV4];&quot;e&quot;;&quot;EVERYMAN&quot;);&quot;r&quot;;&quot;RESTRICTED&quot;);&quot;o&quot;;&quot;OCCUPATIONAL&quot;);&quot;,&quot;))">
            <text:p/>
          </table:table-cell>
          <table:table-cell table:formula="of:=IF(LEN(TRIM([CulturesData.FW4]))=0;&quot;&quot;;CONCATENATE([CulturesData.FW$1];SUBSTITUTE(SUBSTITUTE(SUBSTITUTE([CulturesData.FW4];&quot;e&quot;;&quot;EVERYMAN&quot;);&quot;r&quot;;&quot;RESTRICTED&quot;);&quot;o&quot;;&quot;OCCUPATIONAL&quot;);&quot;,&quot;))">
            <text:p/>
          </table:table-cell>
          <table:table-cell table:formula="of:=IF(LEN(TRIM([CulturesData.FX4]))=0;&quot;&quot;;CONCATENATE([CulturesData.FX$1];SUBSTITUTE(SUBSTITUTE(SUBSTITUTE([CulturesData.FX4];&quot;e&quot;;&quot;EVERYMAN&quot;);&quot;r&quot;;&quot;RESTRICTED&quot;);&quot;o&quot;;&quot;OCCUPATIONAL&quot;);&quot;,&quot;))">
            <text:p/>
          </table:table-cell>
          <table:table-cell table:formula="of:=IF(LEN(TRIM([CulturesData.FY4]))=0;&quot;&quot;;CONCATENATE([CulturesData.FY$1];SUBSTITUTE(SUBSTITUTE(SUBSTITUTE([CulturesData.FY4];&quot;e&quot;;&quot;EVERYMAN&quot;);&quot;r&quot;;&quot;RESTRICTED&quot;);&quot;o&quot;;&quot;OCCUPATIONAL&quot;);&quot;,&quot;))">
            <text:p/>
          </table:table-cell>
          <table:table-cell table:formula="of:=IF(LEN(TRIM([CulturesData.FZ4]))=0;&quot;&quot;;CONCATENATE([CulturesData.FZ$1];SUBSTITUTE(SUBSTITUTE(SUBSTITUTE([CulturesData.FZ4];&quot;e&quot;;&quot;EVERYMAN&quot;);&quot;r&quot;;&quot;RESTRICTED&quot;);&quot;o&quot;;&quot;OCCUPATIONAL&quot;);&quot;,&quot;))">
            <text:p/>
          </table:table-cell>
          <table:table-cell table:formula="of:=IF(LEN(TRIM([CulturesData.GA4]))=0;&quot;&quot;;CONCATENATE([CulturesData.GA$1];SUBSTITUTE(SUBSTITUTE(SUBSTITUTE([CulturesData.GA4];&quot;e&quot;;&quot;EVERYMAN&quot;);&quot;r&quot;;&quot;RESTRICTED&quot;);&quot;o&quot;;&quot;OCCUPATIONAL&quot;);&quot;,&quot;))">
            <text:p/>
          </table:table-cell>
          <table:table-cell table:formula="of:=IF(LEN(TRIM([CulturesData.GB4]))=0;&quot;&quot;;CONCATENATE([CulturesData.GB$1];SUBSTITUTE(SUBSTITUTE(SUBSTITUTE([CulturesData.GB4];&quot;e&quot;;&quot;EVERYMAN&quot;);&quot;r&quot;;&quot;RESTRICTED&quot;);&quot;o&quot;;&quot;OCCUPATIONAL&quot;);&quot;,&quot;))">
            <text:p/>
          </table:table-cell>
          <table:table-cell table:formula="of:=IF(LEN(TRIM([CulturesData.GC4]))=0;&quot;&quot;;CONCATENATE([CulturesData.GC$1];SUBSTITUTE(SUBSTITUTE(SUBSTITUTE([CulturesData.GC4];&quot;e&quot;;&quot;EVERYMAN&quot;);&quot;r&quot;;&quot;RESTRICTED&quot;);&quot;o&quot;;&quot;OCCUPATIONAL&quot;);&quot;,&quot;))">
            <text:p/>
          </table:table-cell>
          <table:table-cell table:formula="of:=IF(LEN(TRIM([CulturesData.GD4]))=0;&quot;&quot;;CONCATENATE([CulturesData.GD$1];SUBSTITUTE(SUBSTITUTE(SUBSTITUTE([CulturesData.GD4];&quot;e&quot;;&quot;EVERYMAN&quot;);&quot;r&quot;;&quot;RESTRICTED&quot;);&quot;o&quot;;&quot;OCCUPATIONAL&quot;);&quot;,&quot;))">
            <text:p/>
          </table:table-cell>
          <table:table-cell table:formula="of:=IF(LEN(TRIM([CulturesData.GE4]))=0;&quot;&quot;;CONCATENATE([CulturesData.GE$1];SUBSTITUTE(SUBSTITUTE(SUBSTITUTE([CulturesData.GE4];&quot;e&quot;;&quot;EVERYMAN&quot;);&quot;r&quot;;&quot;RESTRICTED&quot;);&quot;o&quot;;&quot;OCCUPATIONAL&quot;);&quot;,&quot;))">
            <text:p/>
          </table:table-cell>
          <table:table-cell table:formula="of:=IF(LEN(TRIM([CulturesData.GF4]))=0;&quot;&quot;;CONCATENATE([CulturesData.GF$1];SUBSTITUTE(SUBSTITUTE(SUBSTITUTE([CulturesData.GF4];&quot;e&quot;;&quot;EVERYMAN&quot;);&quot;r&quot;;&quot;RESTRICTED&quot;);&quot;o&quot;;&quot;OCCUPATIONAL&quot;);&quot;,&quot;))" office:value-type="string" office:string-value="G27=2,">
            <text:p>G27=2,</text:p>
          </table:table-cell>
          <table:table-cell table:formula="of:=IF(LEN(TRIM([CulturesData.GG4]))=0;&quot;&quot;;CONCATENATE([CulturesData.GG$1];SUBSTITUTE(SUBSTITUTE(SUBSTITUTE([CulturesData.GG4];&quot;e&quot;;&quot;EVERYMAN&quot;);&quot;r&quot;;&quot;RESTRICTED&quot;);&quot;o&quot;;&quot;OCCUPATIONAL&quot;);&quot;,&quot;))" office:value-type="string" office:string-value="S257=2,">
            <text:p>S257=2,</text:p>
          </table:table-cell>
          <table:table-cell table:formula="of:=IF(LEN(TRIM([CulturesData.GH4]))=0;&quot;&quot;;CONCATENATE([CulturesData.GH$1];SUBSTITUTE(SUBSTITUTE(SUBSTITUTE([CulturesData.GH4];&quot;e&quot;;&quot;EVERYMAN&quot;);&quot;r&quot;;&quot;RESTRICTED&quot;);&quot;o&quot;;&quot;OCCUPATIONAL&quot;);&quot;,&quot;))">
            <text:p/>
          </table:table-cell>
          <table:table-cell table:formula="of:=IF(LEN(TRIM([CulturesData.GI4]))=0;&quot;&quot;;CONCATENATE([CulturesData.GI$1];SUBSTITUTE(SUBSTITUTE(SUBSTITUTE([CulturesData.GI4];&quot;e&quot;;&quot;EVERYMAN&quot;);&quot;r&quot;;&quot;RESTRICTED&quot;);&quot;o&quot;;&quot;OCCUPATIONAL&quot;);&quot;,&quot;))">
            <text:p/>
          </table:table-cell>
          <table:table-cell table:formula="of:=IF(LEN(TRIM([CulturesData.GJ4]))=0;&quot;&quot;;CONCATENATE([CulturesData.GJ$1];SUBSTITUTE(SUBSTITUTE(SUBSTITUTE([CulturesData.GJ4];&quot;e&quot;;&quot;EVERYMAN&quot;);&quot;r&quot;;&quot;RESTRICTED&quot;);&quot;o&quot;;&quot;OCCUPATIONAL&quot;);&quot;,&quot;))" office:value-type="string" office:string-value="G31=1,">
            <text:p>G31=1,</text:p>
          </table:table-cell>
          <table:table-cell table:formula="of:=IF(LEN(TRIM([CulturesData.GK4]))=0;&quot;&quot;;CONCATENATE([CulturesData.GK$1];SUBSTITUTE(SUBSTITUTE(SUBSTITUTE([CulturesData.GK4];&quot;e&quot;;&quot;EVERYMAN&quot;);&quot;r&quot;;&quot;RESTRICTED&quot;);&quot;o&quot;;&quot;OCCUPATIONAL&quot;);&quot;,&quot;))" office:value-type="string" office:string-value="S294=1,">
            <text:p>S294=1,</text:p>
          </table:table-cell>
          <table:table-cell table:formula="of:=IF(LEN(TRIM([CulturesData.GL4]))=0;&quot;&quot;;CONCATENATE([CulturesData.GL$1];SUBSTITUTE(SUBSTITUTE(SUBSTITUTE([CulturesData.GL4];&quot;e&quot;;&quot;EVERYMAN&quot;);&quot;r&quot;;&quot;RESTRICTED&quot;);&quot;o&quot;;&quot;OCCUPATIONAL&quot;);&quot;,&quot;))">
            <text:p/>
          </table:table-cell>
          <table:table-cell table:formula="of:=IF(LEN(TRIM([CulturesData.GM4]))=0;&quot;&quot;;CONCATENATE([CulturesData.GM$1];SUBSTITUTE(SUBSTITUTE(SUBSTITUTE([CulturesData.GM4];&quot;e&quot;;&quot;EVERYMAN&quot;);&quot;r&quot;;&quot;RESTRICTED&quot;);&quot;o&quot;;&quot;OCCUPATIONAL&quot;);&quot;,&quot;))">
            <text:p/>
          </table:table-cell>
          <table:table-cell table:formula="of:=IF(LEN(TRIM([CulturesData.GN4]))=0;&quot;&quot;;CONCATENATE([CulturesData.GN$1];SUBSTITUTE(SUBSTITUTE(SUBSTITUTE([CulturesData.GN4];&quot;e&quot;;&quot;EVERYMAN&quot;);&quot;r&quot;;&quot;RESTRICTED&quot;);&quot;o&quot;;&quot;OCCUPATIONAL&quot;);&quot;,&quot;))" office:value-type="string" office:string-value="G33=1,">
            <text:p>G33=1,</text:p>
          </table:table-cell>
          <table:table-cell table:formula="of:=IF(LEN(TRIM([CulturesData.GO4]))=0;&quot;&quot;;CONCATENATE([CulturesData.GO$1];SUBSTITUTE(SUBSTITUTE(SUBSTITUTE([CulturesData.GO4];&quot;e&quot;;&quot;EVERYMAN&quot;);&quot;r&quot;;&quot;RESTRICTED&quot;);&quot;o&quot;;&quot;OCCUPATIONAL&quot;);&quot;,&quot;))" office:value-type="string" office:string-value="S351=1,">
            <text:p>S351=1,</text:p>
          </table:table-cell>
          <table:table-cell table:formula="of:=IF(LEN(TRIM([CulturesData.GP4]))=0;&quot;&quot;;CONCATENATE([CulturesData.GP$1];SUBSTITUTE(SUBSTITUTE(SUBSTITUTE([CulturesData.GP4];&quot;e&quot;;&quot;EVERYMAN&quot;);&quot;r&quot;;&quot;RESTRICTED&quot;);&quot;o&quot;;&quot;OCCUPATIONAL&quot;);&quot;,&quot;))" office:value-type="string" office:string-value="LANG=10,">
            <text:p>LANG=10,</text:p>
          </table:table-cell>
          <table:table-cell table:formula="of:=IF(LEN(TRIM([CulturesData.GQ4]))=0;&quot;&quot;;CONCATENATE([CulturesData.GQ$1];SUBSTITUTE(SUBSTITUTE(SUBSTITUTE([CulturesData.GQ4];&quot;e&quot;;&quot;EVERYMAN&quot;);&quot;r&quot;;&quot;RESTRICTED&quot;);&quot;o&quot;;&quot;OCCUPATIONAL&quot;);&quot;,&quot;))" office:value-type="string" office:string-value="SPELL=1,">
            <text:p>SPELL=1,</text:p>
          </table:table-cell>
          <table:table-cell table:formula="of:=IF(LEN(TRIM([CulturesData.GR4]))=0;&quot;&quot;;CONCATENATE([CulturesData.GR$1];SUBSTITUTE(SUBSTITUTE(SUBSTITUTE([CulturesData.GR4];&quot;e&quot;;&quot;EVERYMAN&quot;);&quot;r&quot;;&quot;RESTRICTED&quot;);&quot;o&quot;;&quot;OCCUPATIONAL&quot;);&quot;,&quot;))" office:value-type="string" office:string-value="HOBBY=12,">
            <text:p>HOBBY=12,</text:p>
          </table:table-cell>
          <table:table-cell table:formula="of:=IF(LEN(TRIM([CulturesData.GS4]))=0;&quot;&quot;;CONCATENATE([CulturesData.GS$1];[CulturesData.GS4];&quot;,&quot;))">
            <text:p/>
          </table:table-cell>
          <table:table-cell table:formula="of:=IF(LEN(TRIM([CulturesData.GT4]))=0;&quot;&quot;;CONCATENATE([CulturesData.GT$1];SUBSTITUTE(SUBSTITUTE(SUBSTITUTE([CulturesData.GT4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formula="of:=CONCATENATE([CulturesData.A5]; &quot;,&quot;)" office:value-type="string" office:string-value="30,">
            <text:p>30,</text:p>
          </table:table-cell>
          <table:table-cell table:formula="of:=CONCATENATE([CulturesData.B5]; &quot;,&quot;)" office:value-type="string" office:string-value="26-33,">
            <text:p>26-33,</text:p>
          </table:table-cell>
          <table:table-cell table:formula="of:=CONCATENATE([CulturesData.D5]; &quot;,&quot;)" office:value-type="string" office:string-value="culture.base.human.nomad,">
            <text:p>culture.base.human.nomad,</text:p>
          </table:table-cell>
          <table:table-cell table:formula="of:=CONCATENATE([CulturesData.C5]; &quot;,&quot;)" office:value-type="string" office:string-value="mannomad,">
            <text:p>mannomad,</text:p>
          </table:table-cell>
          <table:table-cell table:formula="of:=CONCATENATE([CulturesData.E5]; &quot;,&quot;)" office:value-type="string" office:string-value="62,">
            <text:p>62,</text:p>
          </table:table-cell>
          <table:table-cell table:formula="of:=CONCATENATE([CulturesData.F5]; &quot;,&quot;)" office:value-type="string" office:string-value="44,">
            <text:p>44,</text:p>
          </table:table-cell>
          <table:table-cell table:formula="of:=CONCATENATE([CulturesData.G5]; &quot;,&quot;)" office:value-type="string" office:string-value="168,">
            <text:p>168,</text:p>
          </table:table-cell>
          <table:table-cell table:formula="of:=CONCATENATE([CulturesData.H5]; &quot;,&quot;)" office:value-type="string" office:string-value="155,">
            <text:p>155,</text:p>
          </table:table-cell>
          <table:table-cell table:formula="of:=IF(LEN(TRIM([CulturesData.J5]))=0;&quot;&quot;;CONCATENATE([CulturesData.J$1];SUBSTITUTE(SUBSTITUTE(SUBSTITUTE([CulturesData.J5];&quot;e&quot;;&quot;EVERYMAN&quot;);&quot;r&quot;;&quot;RESTRICTED&quot;);&quot;o&quot;;&quot;OCCUPATIONAL&quot;);&quot;,&quot;))">
            <text:p/>
          </table:table-cell>
          <table:table-cell table:formula="of:=IF(LEN(TRIM([CulturesData.K5]))=0;&quot;&quot;;CONCATENATE([CulturesData.K$1];SUBSTITUTE(SUBSTITUTE(SUBSTITUTE([CulturesData.K5];&quot;e&quot;;&quot;EVERYMAN&quot;);&quot;r&quot;;&quot;RESTRICTED&quot;);&quot;o&quot;;&quot;OCCUPATIONAL&quot;);&quot;,&quot;))">
            <text:p/>
          </table:table-cell>
          <table:table-cell table:formula="of:=IF(LEN(TRIM([CulturesData.L5]))=0;&quot;&quot;;CONCATENATE([CulturesData.L$1];SUBSTITUTE(SUBSTITUTE(SUBSTITUTE([CulturesData.L5];&quot;e&quot;;&quot;EVERYMAN&quot;);&quot;r&quot;;&quot;RESTRICTED&quot;);&quot;o&quot;;&quot;OCCUPATIONAL&quot;);&quot;,&quot;))" office:value-type="string" office:string-value="G19=1,">
            <text:p>G19=1,</text:p>
          </table:table-cell>
          <table:table-cell table:formula="of:=IF(LEN(TRIM([CulturesData.M5]))=0;&quot;&quot;;CONCATENATE([CulturesData.M$1];SUBSTITUTE(SUBSTITUTE(SUBSTITUTE([CulturesData.M5];&quot;e&quot;;&quot;EVERYMAN&quot;);&quot;r&quot;;&quot;RESTRICTED&quot;);&quot;o&quot;;&quot;OCCUPATIONAL&quot;);&quot;,&quot;))">
            <text:p/>
          </table:table-cell>
          <table:table-cell table:formula="of:=IF(LEN(TRIM([CulturesData.N5]))=0;&quot;&quot;;CONCATENATE([CulturesData.N$1];SUBSTITUTE(SUBSTITUTE(SUBSTITUTE([CulturesData.N5];&quot;e&quot;;&quot;EVERYMAN&quot;);&quot;r&quot;;&quot;RESTRICTED&quot;);&quot;o&quot;;&quot;OCCUPATIONAL&quot;);&quot;,&quot;))">
            <text:p/>
          </table:table-cell>
          <table:table-cell table:formula="of:=IF(LEN(TRIM([CulturesData.O5]))=0;&quot;&quot;;CONCATENATE([CulturesData.O$1];SUBSTITUTE(SUBSTITUTE(SUBSTITUTE([CulturesData.O5];&quot;e&quot;;&quot;EVERYMAN&quot;);&quot;r&quot;;&quot;RESTRICTED&quot;);&quot;o&quot;;&quot;OCCUPATIONAL&quot;);&quot;,&quot;))">
            <text:p/>
          </table:table-cell>
          <table:table-cell table:formula="of:=IF(LEN(TRIM([CulturesData.P5]))=0;&quot;&quot;;CONCATENATE([CulturesData.P$1];SUBSTITUTE(SUBSTITUTE(SUBSTITUTE([CulturesData.P5];&quot;e&quot;;&quot;EVERYMAN&quot;);&quot;r&quot;;&quot;RESTRICTED&quot;);&quot;o&quot;;&quot;OCCUPATIONAL&quot;);&quot;,&quot;))">
            <text:p/>
          </table:table-cell>
          <table:table-cell table:formula="of:=IF(LEN(TRIM([CulturesData.Q5]))=0;&quot;&quot;;CONCATENATE([CulturesData.Q$1];SUBSTITUTE(SUBSTITUTE(SUBSTITUTE([CulturesData.Q5];&quot;e&quot;;&quot;EVERYMAN&quot;);&quot;r&quot;;&quot;RESTRICTED&quot;);&quot;o&quot;;&quot;OCCUPATIONAL&quot;);&quot;,&quot;))">
            <text:p/>
          </table:table-cell>
          <table:table-cell table:formula="of:=IF(LEN(TRIM([CulturesData.R5]))=0;&quot;&quot;;CONCATENATE([CulturesData.R$1];SUBSTITUTE(SUBSTITUTE(SUBSTITUTE([CulturesData.R5];&quot;e&quot;;&quot;EVERYMAN&quot;);&quot;r&quot;;&quot;RESTRICTED&quot;);&quot;o&quot;;&quot;OCCUPATIONAL&quot;);&quot;,&quot;))">
            <text:p/>
          </table:table-cell>
          <table:table-cell table:formula="of:=IF(LEN(TRIM([CulturesData.S5]))=0;&quot;&quot;;CONCATENATE([CulturesData.S$1];SUBSTITUTE(SUBSTITUTE(SUBSTITUTE([CulturesData.S5];&quot;e&quot;;&quot;EVERYMAN&quot;);&quot;r&quot;;&quot;RESTRICTED&quot;);&quot;o&quot;;&quot;OCCUPATIONAL&quot;);&quot;,&quot;))">
            <text:p/>
          </table:table-cell>
          <table:table-cell table:formula="of:=IF(LEN(TRIM([CulturesData.T5]))=0;&quot;&quot;;CONCATENATE([CulturesData.T$1];SUBSTITUTE(SUBSTITUTE(SUBSTITUTE([CulturesData.T5];&quot;e&quot;;&quot;EVERYMAN&quot;);&quot;r&quot;;&quot;RESTRICTED&quot;);&quot;o&quot;;&quot;OCCUPATIONAL&quot;);&quot;,&quot;))">
            <text:p/>
          </table:table-cell>
          <table:table-cell table:formula="of:=IF(LEN(TRIM([CulturesData.U5]))=0;&quot;&quot;;CONCATENATE([CulturesData.U$1];SUBSTITUTE(SUBSTITUTE(SUBSTITUTE([CulturesData.U5];&quot;e&quot;;&quot;EVERYMAN&quot;);&quot;r&quot;;&quot;RESTRICTED&quot;);&quot;o&quot;;&quot;OCCUPATIONAL&quot;);&quot;,&quot;))">
            <text:p/>
          </table:table-cell>
          <table:table-cell table:formula="of:=IF(LEN(TRIM([CulturesData.V5]))=0;&quot;&quot;;CONCATENATE([CulturesData.V$1];SUBSTITUTE(SUBSTITUTE(SUBSTITUTE([CulturesData.V5];&quot;e&quot;;&quot;EVERYMAN&quot;);&quot;r&quot;;&quot;RESTRICTED&quot;);&quot;o&quot;;&quot;OCCUPATIONAL&quot;);&quot;,&quot;))" office:value-type="string" office:string-value="G3=1,">
            <text:p>G3=1,</text:p>
          </table:table-cell>
          <table:table-cell table:formula="of:=IF(LEN(TRIM([CulturesData.W5]))=0;&quot;&quot;;CONCATENATE([CulturesData.W$1];SUBSTITUTE(SUBSTITUTE(SUBSTITUTE([CulturesData.W5];&quot;e&quot;;&quot;EVERYMAN&quot;);&quot;r&quot;;&quot;RESTRICTED&quot;);&quot;o&quot;;&quot;OCCUPATIONAL&quot;);&quot;,&quot;))">
            <text:p/>
          </table:table-cell>
          <table:table-cell table:formula="of:=IF(LEN(TRIM([CulturesData.X5]))=0;&quot;&quot;;CONCATENATE([CulturesData.X$1];SUBSTITUTE(SUBSTITUTE(SUBSTITUTE([CulturesData.X5];&quot;e&quot;;&quot;EVERYMAN&quot;);&quot;r&quot;;&quot;RESTRICTED&quot;);&quot;o&quot;;&quot;OCCUPATIONAL&quot;);&quot;,&quot;))">
            <text:p/>
          </table:table-cell>
          <table:table-cell table:formula="of:=IF(LEN(TRIM([CulturesData.Y5]))=0;&quot;&quot;;CONCATENATE([CulturesData.Y$1];SUBSTITUTE(SUBSTITUTE(SUBSTITUTE([CulturesData.Y5];&quot;e&quot;;&quot;EVERYMAN&quot;);&quot;r&quot;;&quot;RESTRICTED&quot;);&quot;o&quot;;&quot;OCCUPATIONAL&quot;);&quot;,&quot;))">
            <text:p/>
          </table:table-cell>
          <table:table-cell table:formula="of:=IF(LEN(TRIM([CulturesData.Z5]))=0;&quot;&quot;;CONCATENATE([CulturesData.Z$1];SUBSTITUTE(SUBSTITUTE(SUBSTITUTE([CulturesData.Z5];&quot;e&quot;;&quot;EVERYMAN&quot;);&quot;r&quot;;&quot;RESTRICTED&quot;);&quot;o&quot;;&quot;OCCUPATIONAL&quot;);&quot;,&quot;))">
            <text:p/>
          </table:table-cell>
          <table:table-cell table:formula="of:=IF(LEN(TRIM([CulturesData.AA5]))=0;&quot;&quot;;CONCATENATE([CulturesData.AA$1];SUBSTITUTE(SUBSTITUTE(SUBSTITUTE([CulturesData.AA5];&quot;e&quot;;&quot;EVERYMAN&quot;);&quot;r&quot;;&quot;RESTRICTED&quot;);&quot;o&quot;;&quot;OCCUPATIONAL&quot;);&quot;,&quot;))" office:value-type="string" office:string-value="G1=1,">
            <text:p>G1=1,</text:p>
          </table:table-cell>
          <table:table-cell table:formula="of:=IF(LEN(TRIM([CulturesData.AB5]))=0;&quot;&quot;;CONCATENATE([CulturesData.AB$1];SUBSTITUTE(SUBSTITUTE(SUBSTITUTE([CulturesData.AB5];&quot;e&quot;;&quot;EVERYMAN&quot;);&quot;r&quot;;&quot;RESTRICTED&quot;);&quot;o&quot;;&quot;OCCUPATIONAL&quot;);&quot;,&quot;))">
            <text:p/>
          </table:table-cell>
          <table:table-cell table:formula="of:=IF(LEN(TRIM([CulturesData.AC5]))=0;&quot;&quot;;CONCATENATE([CulturesData.AC$1];SUBSTITUTE(SUBSTITUTE(SUBSTITUTE([CulturesData.AC5];&quot;e&quot;;&quot;EVERYMAN&quot;);&quot;r&quot;;&quot;RESTRICTED&quot;);&quot;o&quot;;&quot;OCCUPATIONAL&quot;);&quot;,&quot;))">
            <text:p/>
          </table:table-cell>
          <table:table-cell table:formula="of:=IF(LEN(TRIM([CulturesData.AD5]))=0;&quot;&quot;;CONCATENATE([CulturesData.AD$1];SUBSTITUTE(SUBSTITUTE(SUBSTITUTE([CulturesData.AD5];&quot;e&quot;;&quot;EVERYMAN&quot;);&quot;r&quot;;&quot;RESTRICTED&quot;);&quot;o&quot;;&quot;OCCUPATIONAL&quot;);&quot;,&quot;))">
            <text:p/>
          </table:table-cell>
          <table:table-cell table:formula="of:=IF(LEN(TRIM([CulturesData.AE5]))=0;&quot;&quot;;CONCATENATE([CulturesData.AE$1];SUBSTITUTE(SUBSTITUTE(SUBSTITUTE([CulturesData.AE5];&quot;e&quot;;&quot;EVERYMAN&quot;);&quot;r&quot;;&quot;RESTRICTED&quot;);&quot;o&quot;;&quot;OCCUPATIONAL&quot;);&quot;,&quot;))" office:value-type="string" office:string-value="G2=1,">
            <text:p>G2=1,</text:p>
          </table:table-cell>
          <table:table-cell table:formula="of:=IF(LEN(TRIM([CulturesData.AF5]))=0;&quot;&quot;;CONCATENATE([CulturesData.AF$1];SUBSTITUTE(SUBSTITUTE(SUBSTITUTE([CulturesData.AF5];&quot;e&quot;;&quot;EVERYMAN&quot;);&quot;r&quot;;&quot;RESTRICTED&quot;);&quot;o&quot;;&quot;OCCUPATIONAL&quot;);&quot;,&quot;))">
            <text:p/>
          </table:table-cell>
          <table:table-cell table:formula="of:=IF(LEN(TRIM([CulturesData.AG5]))=0;&quot;&quot;;CONCATENATE([CulturesData.AG$1];SUBSTITUTE(SUBSTITUTE(SUBSTITUTE([CulturesData.AG5];&quot;e&quot;;&quot;EVERYMAN&quot;);&quot;r&quot;;&quot;RESTRICTED&quot;);&quot;o&quot;;&quot;OCCUPATIONAL&quot;);&quot;,&quot;))">
            <text:p/>
          </table:table-cell>
          <table:table-cell table:formula="of:=IF(LEN(TRIM([CulturesData.AH5]))=0;&quot;&quot;;CONCATENATE([CulturesData.AH$1];SUBSTITUTE(SUBSTITUTE(SUBSTITUTE([CulturesData.AH5];&quot;e&quot;;&quot;EVERYMAN&quot;);&quot;r&quot;;&quot;RESTRICTED&quot;);&quot;o&quot;;&quot;OCCUPATIONAL&quot;);&quot;,&quot;))" office:value-type="string" office:string-value="S168=2,">
            <text:p>S168=2,</text:p>
          </table:table-cell>
          <table:table-cell table:formula="of:=IF(LEN(TRIM([CulturesData.AI5]))=0;&quot;&quot;;CONCATENATE([CulturesData.AI$1];SUBSTITUTE(SUBSTITUTE(SUBSTITUTE([CulturesData.AI5];&quot;e&quot;;&quot;EVERYMAN&quot;);&quot;r&quot;;&quot;RESTRICTED&quot;);&quot;o&quot;;&quot;OCCUPATIONAL&quot;);&quot;,&quot;))" office:value-type="string" office:string-value="G36=1,">
            <text:p>G36=1,</text:p>
          </table:table-cell>
          <table:table-cell table:formula="of:=IF(LEN(TRIM([CulturesData.AJ5]))=0;&quot;&quot;;CONCATENATE([CulturesData.AJ$1];SUBSTITUTE(SUBSTITUTE(SUBSTITUTE([CulturesData.AJ5];&quot;e&quot;;&quot;EVERYMAN&quot;);&quot;r&quot;;&quot;RESTRICTED&quot;);&quot;o&quot;;&quot;OCCUPATIONAL&quot;);&quot;,&quot;))">
            <text:p/>
          </table:table-cell>
          <table:table-cell table:formula="of:=IF(LEN(TRIM([CulturesData.AK5]))=0;&quot;&quot;;CONCATENATE([CulturesData.AK$1];SUBSTITUTE(SUBSTITUTE(SUBSTITUTE([CulturesData.AK5];&quot;e&quot;;&quot;EVERYMAN&quot;);&quot;r&quot;;&quot;RESTRICTED&quot;);&quot;o&quot;;&quot;OCCUPATIONAL&quot;);&quot;,&quot;))">
            <text:p/>
          </table:table-cell>
          <table:table-cell table:formula="of:=IF(LEN(TRIM([CulturesData.AL5]))=0;&quot;&quot;;CONCATENATE([CulturesData.AL$1];SUBSTITUTE(SUBSTITUTE(SUBSTITUTE([CulturesData.AL5];&quot;e&quot;;&quot;EVERYMAN&quot;);&quot;r&quot;;&quot;RESTRICTED&quot;);&quot;o&quot;;&quot;OCCUPATIONAL&quot;);&quot;,&quot;))">
            <text:p/>
          </table:table-cell>
          <table:table-cell table:formula="of:=IF(LEN(TRIM([CulturesData.AM5]))=0;&quot;&quot;;CONCATENATE([CulturesData.AM$1];SUBSTITUTE(SUBSTITUTE(SUBSTITUTE([CulturesData.AM5];&quot;e&quot;;&quot;EVERYMAN&quot;);&quot;r&quot;;&quot;RESTRICTED&quot;);&quot;o&quot;;&quot;OCCUPATIONAL&quot;);&quot;,&quot;))">
            <text:p/>
          </table:table-cell>
          <table:table-cell table:formula="of:=IF(LEN(TRIM([CulturesData.AN5]))=0;&quot;&quot;;CONCATENATE([CulturesData.AN$1];SUBSTITUTE(SUBSTITUTE(SUBSTITUTE([CulturesData.AN5];&quot;e&quot;;&quot;EVERYMAN&quot;);&quot;r&quot;;&quot;RESTRICTED&quot;);&quot;o&quot;;&quot;OCCUPATIONAL&quot;);&quot;,&quot;))" office:value-type="string" office:string-value="S155=RESTRICTED,">
            <text:p>S155=RESTRICTED,</text:p>
          </table:table-cell>
          <table:table-cell table:formula="of:=IF(LEN(TRIM([CulturesData.AO5]))=0;&quot;&quot;;CONCATENATE([CulturesData.AO$1];SUBSTITUTE(SUBSTITUTE(SUBSTITUTE([CulturesData.AO5];&quot;e&quot;;&quot;EVERYMAN&quot;);&quot;r&quot;;&quot;RESTRICTED&quot;);&quot;o&quot;;&quot;OCCUPATIONAL&quot;);&quot;,&quot;))" office:value-type="string" office:string-value="S154=RESTRICTED,">
            <text:p>S154=RESTRICTED,</text:p>
          </table:table-cell>
          <table:table-cell table:formula="of:=IF(LEN(TRIM([CulturesData.AP5]))=0;&quot;&quot;;CONCATENATE([CulturesData.AP$1];SUBSTITUTE(SUBSTITUTE(SUBSTITUTE([CulturesData.AP5];&quot;e&quot;;&quot;EVERYMAN&quot;);&quot;r&quot;;&quot;RESTRICTED&quot;);&quot;o&quot;;&quot;OCCUPATIONAL&quot;);&quot;,&quot;))" office:value-type="string" office:string-value="S64=2,">
            <text:p>S64=2,</text:p>
          </table:table-cell>
          <table:table-cell table:formula="of:=IF(LEN(TRIM([CulturesData.AQ5]))=0;&quot;&quot;;CONCATENATE([CulturesData.AQ$1];SUBSTITUTE(SUBSTITUTE(SUBSTITUTE([CulturesData.AQ5];&quot;e&quot;;&quot;EVERYMAN&quot;);&quot;r&quot;;&quot;RESTRICTED&quot;);&quot;o&quot;;&quot;OCCUPATIONAL&quot;);&quot;,&quot;))" office:value-type="string" office:string-value="S52=EVERYMAN,">
            <text:p>S52=EVERYMAN,</text:p>
          </table:table-cell>
          <table:table-cell table:formula="of:=IF(LEN(TRIM([CulturesData.AR5]))=0;&quot;&quot;;CONCATENATE([CulturesData.AR$1];SUBSTITUTE(SUBSTITUTE(SUBSTITUTE([CulturesData.AR5];&quot;e&quot;;&quot;EVERYMAN&quot;);&quot;r&quot;;&quot;RESTRICTED&quot;);&quot;o&quot;;&quot;OCCUPATIONAL&quot;);&quot;,&quot;))" office:value-type="string" office:string-value="S503=RESTRICTED,">
            <text:p>S503=RESTRICTED,</text:p>
          </table:table-cell>
          <table:table-cell table:formula="of:=IF(LEN(TRIM([CulturesData.AS5]))=0;&quot;&quot;;CONCATENATE([CulturesData.AS$1];SUBSTITUTE(SUBSTITUTE(SUBSTITUTE([CulturesData.AS5];&quot;e&quot;;&quot;EVERYMAN&quot;);&quot;r&quot;;&quot;RESTRICTED&quot;);&quot;o&quot;;&quot;OCCUPATIONAL&quot;);&quot;,&quot;))" office:value-type="string" office:string-value="S504=RESTRICTED,">
            <text:p>S504=RESTRICTED,</text:p>
          </table:table-cell>
          <table:table-cell table:formula="of:=IF(LEN(TRIM([CulturesData.AT5]))=0;&quot;&quot;;CONCATENATE([CulturesData.AT$1];SUBSTITUTE(SUBSTITUTE(SUBSTITUTE([CulturesData.AT5];&quot;e&quot;;&quot;EVERYMAN&quot;);&quot;r&quot;;&quot;RESTRICTED&quot;);&quot;o&quot;;&quot;OCCUPATIONAL&quot;);&quot;,&quot;))" office:value-type="string" office:string-value="S53=RESTRICTED,">
            <text:p>S53=RESTRICTED,</text:p>
          </table:table-cell>
          <table:table-cell table:formula="of:=IF(LEN(TRIM([CulturesData.AU5]))=0;&quot;&quot;;CONCATENATE([CulturesData.AU$1];SUBSTITUTE(SUBSTITUTE(SUBSTITUTE([CulturesData.AU5];&quot;e&quot;;&quot;EVERYMAN&quot;);&quot;r&quot;;&quot;RESTRICTED&quot;);&quot;o&quot;;&quot;OCCUPATIONAL&quot;);&quot;,&quot;))" office:value-type="string" office:string-value="S54=RESTRICTED,">
            <text:p>S54=RESTRICTED,</text:p>
          </table:table-cell>
          <table:table-cell table:formula="of:=IF(LEN(TRIM([CulturesData.AV5]))=0;&quot;&quot;;CONCATENATE([CulturesData.AV$1];SUBSTITUTE(SUBSTITUTE(SUBSTITUTE([CulturesData.AV5];&quot;e&quot;;&quot;EVERYMAN&quot;);&quot;r&quot;;&quot;RESTRICTED&quot;);&quot;o&quot;;&quot;OCCUPATIONAL&quot;);&quot;,&quot;))" office:value-type="string" office:string-value="G8=1,">
            <text:p>G8=1,</text:p>
          </table:table-cell>
          <table:table-cell table:formula="of:=IF(LEN(TRIM([CulturesData.AW5]))=0;&quot;&quot;;CONCATENATE([CulturesData.AW$1];SUBSTITUTE(SUBSTITUTE(SUBSTITUTE([CulturesData.AW5];&quot;e&quot;;&quot;EVERYMAN&quot;);&quot;r&quot;;&quot;RESTRICTED&quot;);&quot;o&quot;;&quot;OCCUPATIONAL&quot;);&quot;,&quot;))">
            <text:p/>
          </table:table-cell>
          <table:table-cell table:formula="of:=IF(LEN(TRIM([CulturesData.AX5]))=0;&quot;&quot;;CONCATENATE([CulturesData.AX$1];SUBSTITUTE(SUBSTITUTE(SUBSTITUTE([CulturesData.AX5];&quot;e&quot;;&quot;EVERYMAN&quot;);&quot;r&quot;;&quot;RESTRICTED&quot;);&quot;o&quot;;&quot;OCCUPATIONAL&quot;);&quot;,&quot;))">
            <text:p/>
          </table:table-cell>
          <table:table-cell table:formula="of:=IF(LEN(TRIM([CulturesData.AY5]))=0;&quot;&quot;;CONCATENATE([CulturesData.AY$1];SUBSTITUTE(SUBSTITUTE(SUBSTITUTE([CulturesData.AY5];&quot;e&quot;;&quot;EVERYMAN&quot;);&quot;r&quot;;&quot;RESTRICTED&quot;);&quot;o&quot;;&quot;OCCUPATIONAL&quot;);&quot;,&quot;))" office:value-type="string" office:string-value="S465=4,">
            <text:p>S465=4,</text:p>
          </table:table-cell>
          <table:table-cell table:formula="of:=IF(LEN(TRIM([CulturesData.AZ5]))=0;&quot;&quot;;CONCATENATE([CulturesData.AZ$1];SUBSTITUTE(SUBSTITUTE(SUBSTITUTE([CulturesData.AZ5];&quot;e&quot;;&quot;EVERYMAN&quot;);&quot;r&quot;;&quot;RESTRICTED&quot;);&quot;o&quot;;&quot;OCCUPATIONAL&quot;);&quot;,&quot;))" office:value-type="string" office:string-value="S466=4,">
            <text:p>S466=4,</text:p>
          </table:table-cell>
          <table:table-cell table:formula="of:=IF(LEN(TRIM([CulturesData.BA5]))=0;&quot;&quot;;CONCATENATE([CulturesData.BA$1];SUBSTITUTE(SUBSTITUTE(SUBSTITUTE([CulturesData.BA5];&quot;e&quot;;&quot;EVERYMAN&quot;);&quot;r&quot;;&quot;RESTRICTED&quot;);&quot;o&quot;;&quot;OCCUPATIONAL&quot;);&quot;,&quot;))">
            <text:p/>
          </table:table-cell>
          <table:table-cell table:formula="of:=IF(LEN(TRIM([CulturesData.BB5]))=0;&quot;&quot;;CONCATENATE([CulturesData.BB$1];SUBSTITUTE(SUBSTITUTE(SUBSTITUTE([CulturesData.BB5];&quot;e&quot;;&quot;EVERYMAN&quot;);&quot;r&quot;;&quot;RESTRICTED&quot;);&quot;o&quot;;&quot;OCCUPATIONAL&quot;);&quot;,&quot;))">
            <text:p/>
          </table:table-cell>
          <table:table-cell table:formula="of:=IF(LEN(TRIM([CulturesData.BC5]))=0;&quot;&quot;;CONCATENATE([CulturesData.BC$1];SUBSTITUTE(SUBSTITUTE(SUBSTITUTE([CulturesData.BC5];&quot;e&quot;;&quot;EVERYMAN&quot;);&quot;r&quot;;&quot;RESTRICTED&quot;);&quot;o&quot;;&quot;OCCUPATIONAL&quot;);&quot;,&quot;))">
            <text:p/>
          </table:table-cell>
          <table:table-cell table:formula="of:=IF(LEN(TRIM([CulturesData.BD5]))=0;&quot;&quot;;CONCATENATE([CulturesData.BD$1];SUBSTITUTE(SUBSTITUTE(SUBSTITUTE([CulturesData.BD5];&quot;e&quot;;&quot;EVERYMAN&quot;);&quot;r&quot;;&quot;RESTRICTED&quot;);&quot;o&quot;;&quot;OCCUPATIONAL&quot;);&quot;,&quot;))">
            <text:p/>
          </table:table-cell>
          <table:table-cell table:formula="of:=IF(LEN(TRIM([CulturesData.BE5]))=0;&quot;&quot;;CONCATENATE([CulturesData.BE$1];SUBSTITUTE(SUBSTITUTE(SUBSTITUTE([CulturesData.BE5];&quot;e&quot;;&quot;EVERYMAN&quot;);&quot;r&quot;;&quot;RESTRICTED&quot;);&quot;o&quot;;&quot;OCCUPATIONAL&quot;);&quot;,&quot;))">
            <text:p/>
          </table:table-cell>
          <table:table-cell table:formula="of:=IF(LEN(TRIM([CulturesData.BF5]))=0;&quot;&quot;;CONCATENATE([CulturesData.BF$1];SUBSTITUTE(SUBSTITUTE(SUBSTITUTE([CulturesData.BF5];&quot;e&quot;;&quot;EVERYMAN&quot;);&quot;r&quot;;&quot;RESTRICTED&quot;);&quot;o&quot;;&quot;OCCUPATIONAL&quot;);&quot;,&quot;))">
            <text:p/>
          </table:table-cell>
          <table:table-cell table:formula="of:=IF(LEN(TRIM([CulturesData.BG5]))=0;&quot;&quot;;CONCATENATE([CulturesData.BG$1];SUBSTITUTE(SUBSTITUTE(SUBSTITUTE([CulturesData.BG5];&quot;e&quot;;&quot;EVERYMAN&quot;);&quot;r&quot;;&quot;RESTRICTED&quot;);&quot;o&quot;;&quot;OCCUPATIONAL&quot;);&quot;,&quot;))">
            <text:p/>
          </table:table-cell>
          <table:table-cell table:formula="of:=IF(LEN(TRIM([CulturesData.BH5]))=0;&quot;&quot;;CONCATENATE([CulturesData.BH$1];SUBSTITUTE(SUBSTITUTE(SUBSTITUTE([CulturesData.BH5];&quot;e&quot;;&quot;EVERYMAN&quot;);&quot;r&quot;;&quot;RESTRICTED&quot;);&quot;o&quot;;&quot;OCCUPATIONAL&quot;);&quot;,&quot;))">
            <text:p/>
          </table:table-cell>
          <table:table-cell table:formula="of:=IF(LEN(TRIM([CulturesData.BI5]))=0;&quot;&quot;;CONCATENATE([CulturesData.BI$1];SUBSTITUTE(SUBSTITUTE(SUBSTITUTE([CulturesData.BI5];&quot;e&quot;;&quot;EVERYMAN&quot;);&quot;r&quot;;&quot;RESTRICTED&quot;);&quot;o&quot;;&quot;OCCUPATIONAL&quot;);&quot;,&quot;))">
            <text:p/>
          </table:table-cell>
          <table:table-cell table:formula="of:=IF(LEN(TRIM([CulturesData.BJ5]))=0;&quot;&quot;;CONCATENATE([CulturesData.BJ$1];SUBSTITUTE(SUBSTITUTE(SUBSTITUTE([CulturesData.BJ5];&quot;e&quot;;&quot;EVERYMAN&quot;);&quot;r&quot;;&quot;RESTRICTED&quot;);&quot;o&quot;;&quot;OCCUPATIONAL&quot;);&quot;,&quot;))">
            <text:p/>
          </table:table-cell>
          <table:table-cell table:formula="of:=IF(LEN(TRIM([CulturesData.BK5]))=0;&quot;&quot;;CONCATENATE([CulturesData.BK$1];SUBSTITUTE(SUBSTITUTE(SUBSTITUTE([CulturesData.BK5];&quot;e&quot;;&quot;EVERYMAN&quot;);&quot;r&quot;;&quot;RESTRICTED&quot;);&quot;o&quot;;&quot;OCCUPATIONAL&quot;);&quot;,&quot;))">
            <text:p/>
          </table:table-cell>
          <table:table-cell table:formula="of:=IF(LEN(TRIM([CulturesData.BL5]))=0;&quot;&quot;;CONCATENATE([CulturesData.BL$1];SUBSTITUTE(SUBSTITUTE(SUBSTITUTE([CulturesData.BL5];&quot;e&quot;;&quot;EVERYMAN&quot;);&quot;r&quot;;&quot;RESTRICTED&quot;);&quot;o&quot;;&quot;OCCUPATIONAL&quot;);&quot;,&quot;))">
            <text:p/>
          </table:table-cell>
          <table:table-cell table:formula="of:=IF(LEN(TRIM([CulturesData.BM5]))=0;&quot;&quot;;CONCATENATE([CulturesData.BM$1];SUBSTITUTE(SUBSTITUTE(SUBSTITUTE([CulturesData.BM5];&quot;e&quot;;&quot;EVERYMAN&quot;);&quot;r&quot;;&quot;RESTRICTED&quot;);&quot;o&quot;;&quot;OCCUPATIONAL&quot;);&quot;,&quot;))">
            <text:p/>
          </table:table-cell>
          <table:table-cell table:formula="of:=IF(LEN(TRIM([CulturesData.BN5]))=0;&quot;&quot;;CONCATENATE([CulturesData.BN$1];SUBSTITUTE(SUBSTITUTE(SUBSTITUTE([CulturesData.BN5];&quot;e&quot;;&quot;EVERYMAN&quot;);&quot;r&quot;;&quot;RESTRICTED&quot;);&quot;o&quot;;&quot;OCCUPATIONAL&quot;);&quot;,&quot;))">
            <text:p/>
          </table:table-cell>
          <table:table-cell table:formula="of:=IF(LEN(TRIM([CulturesData.BO5]))=0;&quot;&quot;;CONCATENATE([CulturesData.BO$1];SUBSTITUTE(SUBSTITUTE(SUBSTITUTE([CulturesData.BO5];&quot;e&quot;;&quot;EVERYMAN&quot;);&quot;r&quot;;&quot;RESTRICTED&quot;);&quot;o&quot;;&quot;OCCUPATIONAL&quot;);&quot;,&quot;))">
            <text:p/>
          </table:table-cell>
          <table:table-cell table:formula="of:=IF(LEN(TRIM([CulturesData.BP5]))=0;&quot;&quot;;CONCATENATE([CulturesData.BP$1];SUBSTITUTE(SUBSTITUTE(SUBSTITUTE([CulturesData.BP5];&quot;e&quot;;&quot;EVERYMAN&quot;);&quot;r&quot;;&quot;RESTRICTED&quot;);&quot;o&quot;;&quot;OCCUPATIONAL&quot;);&quot;,&quot;))">
            <text:p/>
          </table:table-cell>
          <table:table-cell table:formula="of:=IF(LEN(TRIM([CulturesData.BQ5]))=0;&quot;&quot;;CONCATENATE([CulturesData.BQ$1];SUBSTITUTE(SUBSTITUTE(SUBSTITUTE([CulturesData.BQ5];&quot;e&quot;;&quot;EVERYMAN&quot;);&quot;r&quot;;&quot;RESTRICTED&quot;);&quot;o&quot;;&quot;OCCUPATIONAL&quot;);&quot;,&quot;))" office:value-type="string" office:string-value="S483=8,">
            <text:p>S483=8,</text:p>
          </table:table-cell>
          <table:table-cell table:formula="of:=IF(LEN(TRIM([CulturesData.BR5]))=0;&quot;&quot;;CONCATENATE([CulturesData.BR$1];SUBSTITUTE(SUBSTITUTE(SUBSTITUTE([CulturesData.BR5];&quot;e&quot;;&quot;EVERYMAN&quot;);&quot;r&quot;;&quot;RESTRICTED&quot;);&quot;o&quot;;&quot;OCCUPATIONAL&quot;);&quot;,&quot;))" office:value-type="string" office:string-value="S484=6,">
            <text:p>S484=6,</text:p>
          </table:table-cell>
          <table:table-cell table:formula="of:=IF(LEN(TRIM([CulturesData.BS5]))=0;&quot;&quot;;CONCATENATE([CulturesData.BS$1];SUBSTITUTE(SUBSTITUTE(SUBSTITUTE([CulturesData.BS5];&quot;e&quot;;&quot;EVERYMAN&quot;);&quot;r&quot;;&quot;RESTRICTED&quot;);&quot;o&quot;;&quot;OCCUPATIONAL&quot;);&quot;,&quot;))">
            <text:p/>
          </table:table-cell>
          <table:table-cell table:formula="of:=IF(LEN(TRIM([CulturesData.BT5]))=0;&quot;&quot;;CONCATENATE([CulturesData.BT$1];SUBSTITUTE(SUBSTITUTE(SUBSTITUTE([CulturesData.BT5];&quot;e&quot;;&quot;EVERYMAN&quot;);&quot;r&quot;;&quot;RESTRICTED&quot;);&quot;o&quot;;&quot;OCCUPATIONAL&quot;);&quot;,&quot;))">
            <text:p/>
          </table:table-cell>
          <table:table-cell table:formula="of:=IF(LEN(TRIM([CulturesData.BU5]))=0;&quot;&quot;;CONCATENATE([CulturesData.BU$1];SUBSTITUTE(SUBSTITUTE(SUBSTITUTE([CulturesData.BU5];&quot;e&quot;;&quot;EVERYMAN&quot;);&quot;r&quot;;&quot;RESTRICTED&quot;);&quot;o&quot;;&quot;OCCUPATIONAL&quot;);&quot;,&quot;))">
            <text:p/>
          </table:table-cell>
          <table:table-cell table:formula="of:=IF(LEN(TRIM([CulturesData.BV5]))=0;&quot;&quot;;CONCATENATE([CulturesData.BV$1];SUBSTITUTE(SUBSTITUTE(SUBSTITUTE([CulturesData.BV5];&quot;e&quot;;&quot;EVERYMAN&quot;);&quot;r&quot;;&quot;RESTRICTED&quot;);&quot;o&quot;;&quot;OCCUPATIONAL&quot;);&quot;,&quot;))">
            <text:p/>
          </table:table-cell>
          <table:table-cell table:formula="of:=IF(LEN(TRIM([CulturesData.BW5]))=0;&quot;&quot;;CONCATENATE([CulturesData.BW$1];SUBSTITUTE(SUBSTITUTE(SUBSTITUTE([CulturesData.BW5];&quot;e&quot;;&quot;EVERYMAN&quot;);&quot;r&quot;;&quot;RESTRICTED&quot;);&quot;o&quot;;&quot;OCCUPATIONAL&quot;);&quot;,&quot;))">
            <text:p/>
          </table:table-cell>
          <table:table-cell table:formula="of:=IF(LEN(TRIM([CulturesData.BX5]))=0;&quot;&quot;;CONCATENATE([CulturesData.BX$1];SUBSTITUTE(SUBSTITUTE(SUBSTITUTE([CulturesData.BX5];&quot;e&quot;;&quot;EVERYMAN&quot;);&quot;r&quot;;&quot;RESTRICTED&quot;);&quot;o&quot;;&quot;OCCUPATIONAL&quot;);&quot;,&quot;))">
            <text:p/>
          </table:table-cell>
          <table:table-cell table:formula="of:=IF(LEN(TRIM([CulturesData.BY5]))=0;&quot;&quot;;CONCATENATE([CulturesData.BY$1];SUBSTITUTE(SUBSTITUTE(SUBSTITUTE([CulturesData.BY5];&quot;e&quot;;&quot;EVERYMAN&quot;);&quot;r&quot;;&quot;RESTRICTED&quot;);&quot;o&quot;;&quot;OCCUPATIONAL&quot;);&quot;,&quot;))">
            <text:p/>
          </table:table-cell>
          <table:table-cell table:formula="of:=IF(LEN(TRIM([CulturesData.BZ5]))=0;&quot;&quot;;CONCATENATE([CulturesData.BZ$1];SUBSTITUTE(SUBSTITUTE(SUBSTITUTE([CulturesData.BZ5];&quot;e&quot;;&quot;EVERYMAN&quot;);&quot;r&quot;;&quot;RESTRICTED&quot;);&quot;o&quot;;&quot;OCCUPATIONAL&quot;);&quot;,&quot;))">
            <text:p/>
          </table:table-cell>
          <table:table-cell table:formula="of:=IF(LEN(TRIM([CulturesData.CA5]))=0;&quot;&quot;;CONCATENATE([CulturesData.CA$1];SUBSTITUTE(SUBSTITUTE(SUBSTITUTE([CulturesData.CA5];&quot;e&quot;;&quot;EVERYMAN&quot;);&quot;r&quot;;&quot;RESTRICTED&quot;);&quot;o&quot;;&quot;OCCUPATIONAL&quot;);&quot;,&quot;))">
            <text:p/>
          </table:table-cell>
          <table:table-cell table:formula="of:=IF(LEN(TRIM([CulturesData.CB5]))=0;&quot;&quot;;CONCATENATE([CulturesData.CB$1];SUBSTITUTE(SUBSTITUTE(SUBSTITUTE([CulturesData.CB5];&quot;e&quot;;&quot;EVERYMAN&quot;);&quot;r&quot;;&quot;RESTRICTED&quot;);&quot;o&quot;;&quot;OCCUPATIONAL&quot;);&quot;,&quot;))">
            <text:p/>
          </table:table-cell>
          <table:table-cell table:formula="of:=IF(LEN(TRIM([CulturesData.CC5]))=0;&quot;&quot;;CONCATENATE([CulturesData.CC$1];SUBSTITUTE(SUBSTITUTE(SUBSTITUTE([CulturesData.CC5];&quot;e&quot;;&quot;EVERYMAN&quot;);&quot;r&quot;;&quot;RESTRICTED&quot;);&quot;o&quot;;&quot;OCCUPATIONAL&quot;);&quot;,&quot;))">
            <text:p/>
          </table:table-cell>
          <table:table-cell table:formula="of:=IF(LEN(TRIM([CulturesData.CD5]))=0;&quot;&quot;;CONCATENATE([CulturesData.CD$1];SUBSTITUTE(SUBSTITUTE(SUBSTITUTE([CulturesData.CD5];&quot;e&quot;;&quot;EVERYMAN&quot;);&quot;r&quot;;&quot;RESTRICTED&quot;);&quot;o&quot;;&quot;OCCUPATIONAL&quot;);&quot;,&quot;))">
            <text:p/>
          </table:table-cell>
          <table:table-cell table:formula="of:=IF(LEN(TRIM([CulturesData.CE5]))=0;&quot;&quot;;CONCATENATE([CulturesData.CE$1];SUBSTITUTE(SUBSTITUTE(SUBSTITUTE([CulturesData.CE5];&quot;e&quot;;&quot;EVERYMAN&quot;);&quot;r&quot;;&quot;RESTRICTED&quot;);&quot;o&quot;;&quot;OCCUPATIONAL&quot;);&quot;,&quot;))">
            <text:p/>
          </table:table-cell>
          <table:table-cell table:formula="of:=IF(LEN(TRIM([CulturesData.CF5]))=0;&quot;&quot;;CONCATENATE([CulturesData.CF$1];SUBSTITUTE(SUBSTITUTE(SUBSTITUTE([CulturesData.CF5];&quot;e&quot;;&quot;EVERYMAN&quot;);&quot;r&quot;;&quot;RESTRICTED&quot;);&quot;o&quot;;&quot;OCCUPATIONAL&quot;);&quot;,&quot;))">
            <text:p/>
          </table:table-cell>
          <table:table-cell table:formula="of:=IF(LEN(TRIM([CulturesData.CG5]))=0;&quot;&quot;;CONCATENATE([CulturesData.CG$1];SUBSTITUTE(SUBSTITUTE(SUBSTITUTE([CulturesData.CG5];&quot;e&quot;;&quot;EVERYMAN&quot;);&quot;r&quot;;&quot;RESTRICTED&quot;);&quot;o&quot;;&quot;OCCUPATIONAL&quot;);&quot;,&quot;))">
            <text:p/>
          </table:table-cell>
          <table:table-cell table:formula="of:=IF(LEN(TRIM([CulturesData.CH5]))=0;&quot;&quot;;CONCATENATE([CulturesData.CH$1];SUBSTITUTE(SUBSTITUTE(SUBSTITUTE([CulturesData.CH5];&quot;e&quot;;&quot;EVERYMAN&quot;);&quot;r&quot;;&quot;RESTRICTED&quot;);&quot;o&quot;;&quot;OCCUPATIONAL&quot;);&quot;,&quot;))">
            <text:p/>
          </table:table-cell>
          <table:table-cell table:formula="of:=IF(LEN(TRIM([CulturesData.CI5]))=0;&quot;&quot;;CONCATENATE([CulturesData.CI$1];SUBSTITUTE(SUBSTITUTE(SUBSTITUTE([CulturesData.CI5];&quot;e&quot;;&quot;EVERYMAN&quot;);&quot;r&quot;;&quot;RESTRICTED&quot;);&quot;o&quot;;&quot;OCCUPATIONAL&quot;);&quot;,&quot;))">
            <text:p/>
          </table:table-cell>
          <table:table-cell table:formula="of:=IF(LEN(TRIM([CulturesData.CJ5]))=0;&quot;&quot;;CONCATENATE([CulturesData.CJ$1];SUBSTITUTE(SUBSTITUTE(SUBSTITUTE([CulturesData.CJ5];&quot;e&quot;;&quot;EVERYMAN&quot;);&quot;r&quot;;&quot;RESTRICTED&quot;);&quot;o&quot;;&quot;OCCUPATIONAL&quot;);&quot;,&quot;))">
            <text:p/>
          </table:table-cell>
          <table:table-cell table:formula="of:=IF(LEN(TRIM([CulturesData.CK5]))=0;&quot;&quot;;CONCATENATE([CulturesData.CK$1];SUBSTITUTE(SUBSTITUTE(SUBSTITUTE([CulturesData.CK5];&quot;e&quot;;&quot;EVERYMAN&quot;);&quot;r&quot;;&quot;RESTRICTED&quot;);&quot;o&quot;;&quot;OCCUPATIONAL&quot;);&quot;,&quot;))" office:value-type="string" office:string-value="S61=RESTRICTED,">
            <text:p>S61=RESTRICTED,</text:p>
          </table:table-cell>
          <table:table-cell table:formula="of:=IF(LEN(TRIM([CulturesData.CL5]))=0;&quot;&quot;;CONCATENATE([CulturesData.CL$1];SUBSTITUTE(SUBSTITUTE(SUBSTITUTE([CulturesData.CL5];&quot;e&quot;;&quot;EVERYMAN&quot;);&quot;r&quot;;&quot;RESTRICTED&quot;);&quot;o&quot;;&quot;OCCUPATIONAL&quot;);&quot;,&quot;))">
            <text:p/>
          </table:table-cell>
          <table:table-cell table:formula="of:=IF(LEN(TRIM([CulturesData.CM5]))=0;&quot;&quot;;CONCATENATE([CulturesData.CM$1];SUBSTITUTE(SUBSTITUTE(SUBSTITUTE([CulturesData.CM5];&quot;e&quot;;&quot;EVERYMAN&quot;);&quot;r&quot;;&quot;RESTRICTED&quot;);&quot;o&quot;;&quot;OCCUPATIONAL&quot;);&quot;,&quot;))">
            <text:p/>
          </table:table-cell>
          <table:table-cell table:formula="of:=IF(LEN(TRIM([CulturesData.CN5]))=0;&quot;&quot;;CONCATENATE([CulturesData.CN$1];SUBSTITUTE(SUBSTITUTE(SUBSTITUTE([CulturesData.CN5];&quot;e&quot;;&quot;EVERYMAN&quot;);&quot;r&quot;;&quot;RESTRICTED&quot;);&quot;o&quot;;&quot;OCCUPATIONAL&quot;);&quot;,&quot;))">
            <text:p/>
          </table:table-cell>
          <table:table-cell table:formula="of:=IF(LEN(TRIM([CulturesData.CO5]))=0;&quot;&quot;;CONCATENATE([CulturesData.CO$1];SUBSTITUTE(SUBSTITUTE(SUBSTITUTE([CulturesData.CO5];&quot;e&quot;;&quot;EVERYMAN&quot;);&quot;r&quot;;&quot;RESTRICTED&quot;);&quot;o&quot;;&quot;OCCUPATIONAL&quot;);&quot;,&quot;))">
            <text:p/>
          </table:table-cell>
          <table:table-cell table:formula="of:=IF(LEN(TRIM([CulturesData.CP5]))=0;&quot;&quot;;CONCATENATE([CulturesData.CP$1];SUBSTITUTE(SUBSTITUTE(SUBSTITUTE([CulturesData.CP5];&quot;e&quot;;&quot;EVERYMAN&quot;);&quot;r&quot;;&quot;RESTRICTED&quot;);&quot;o&quot;;&quot;OCCUPATIONAL&quot;);&quot;,&quot;))">
            <text:p/>
          </table:table-cell>
          <table:table-cell table:formula="of:=IF(LEN(TRIM([CulturesData.CQ5]))=0;&quot;&quot;;CONCATENATE([CulturesData.CQ$1];SUBSTITUTE(SUBSTITUTE(SUBSTITUTE([CulturesData.CQ5];&quot;e&quot;;&quot;EVERYMAN&quot;);&quot;r&quot;;&quot;RESTRICTED&quot;);&quot;o&quot;;&quot;OCCUPATIONAL&quot;);&quot;,&quot;))">
            <text:p/>
          </table:table-cell>
          <table:table-cell table:formula="of:=IF(LEN(TRIM([CulturesData.CR5]))=0;&quot;&quot;;CONCATENATE([CulturesData.CR$1];SUBSTITUTE(SUBSTITUTE(SUBSTITUTE([CulturesData.CR5];&quot;e&quot;;&quot;EVERYMAN&quot;);&quot;r&quot;;&quot;RESTRICTED&quot;);&quot;o&quot;;&quot;OCCUPATIONAL&quot;);&quot;,&quot;))">
            <text:p/>
          </table:table-cell>
          <table:table-cell table:formula="of:=IF(LEN(TRIM([CulturesData.CS5]))=0;&quot;&quot;;CONCATENATE([CulturesData.CS$1];SUBSTITUTE(SUBSTITUTE(SUBSTITUTE([CulturesData.CS5];&quot;e&quot;;&quot;EVERYMAN&quot;);&quot;r&quot;;&quot;RESTRICTED&quot;);&quot;o&quot;;&quot;OCCUPATIONAL&quot;);&quot;,&quot;))">
            <text:p/>
          </table:table-cell>
          <table:table-cell table:formula="of:=IF(LEN(TRIM([CulturesData.CT5]))=0;&quot;&quot;;CONCATENATE([CulturesData.CT$1];SUBSTITUTE(SUBSTITUTE(SUBSTITUTE([CulturesData.CT5];&quot;e&quot;;&quot;EVERYMAN&quot;);&quot;r&quot;;&quot;RESTRICTED&quot;);&quot;o&quot;;&quot;OCCUPATIONAL&quot;);&quot;,&quot;))">
            <text:p/>
          </table:table-cell>
          <table:table-cell table:formula="of:=IF(LEN(TRIM([CulturesData.CU5]))=0;&quot;&quot;;CONCATENATE([CulturesData.CU$1];SUBSTITUTE(SUBSTITUTE(SUBSTITUTE([CulturesData.CU5];&quot;e&quot;;&quot;EVERYMAN&quot;);&quot;r&quot;;&quot;RESTRICTED&quot;);&quot;o&quot;;&quot;OCCUPATIONAL&quot;);&quot;,&quot;))">
            <text:p/>
          </table:table-cell>
          <table:table-cell table:formula="of:=IF(LEN(TRIM([CulturesData.CV5]))=0;&quot;&quot;;CONCATENATE([CulturesData.CV$1];SUBSTITUTE(SUBSTITUTE(SUBSTITUTE([CulturesData.CV5];&quot;e&quot;;&quot;EVERYMAN&quot;);&quot;r&quot;;&quot;RESTRICTED&quot;);&quot;o&quot;;&quot;OCCUPATIONAL&quot;);&quot;,&quot;))">
            <text:p/>
          </table:table-cell>
          <table:table-cell table:formula="of:=IF(LEN(TRIM([CulturesData.CW5]))=0;&quot;&quot;;CONCATENATE([CulturesData.CW$1];SUBSTITUTE(SUBSTITUTE(SUBSTITUTE([CulturesData.CW5];&quot;e&quot;;&quot;EVERYMAN&quot;);&quot;r&quot;;&quot;RESTRICTED&quot;);&quot;o&quot;;&quot;OCCUPATIONAL&quot;);&quot;,&quot;))">
            <text:p/>
          </table:table-cell>
          <table:table-cell table:formula="of:=IF(LEN(TRIM([CulturesData.CX5]))=0;&quot;&quot;;CONCATENATE([CulturesData.CX$1];SUBSTITUTE(SUBSTITUTE(SUBSTITUTE([CulturesData.CX5];&quot;e&quot;;&quot;EVERYMAN&quot;);&quot;r&quot;;&quot;RESTRICTED&quot;);&quot;o&quot;;&quot;OCCUPATIONAL&quot;);&quot;,&quot;))">
            <text:p/>
          </table:table-cell>
          <table:table-cell table:formula="of:=IF(LEN(TRIM([CulturesData.CY5]))=0;&quot;&quot;;CONCATENATE([CulturesData.CY$1];SUBSTITUTE(SUBSTITUTE(SUBSTITUTE([CulturesData.CY5];&quot;e&quot;;&quot;EVERYMAN&quot;);&quot;r&quot;;&quot;RESTRICTED&quot;);&quot;o&quot;;&quot;OCCUPATIONAL&quot;);&quot;,&quot;))">
            <text:p/>
          </table:table-cell>
          <table:table-cell table:formula="of:=IF(LEN(TRIM([CulturesData.CZ5]))=0;&quot;&quot;;CONCATENATE([CulturesData.CZ$1];SUBSTITUTE(SUBSTITUTE(SUBSTITUTE([CulturesData.CZ5];&quot;e&quot;;&quot;EVERYMAN&quot;);&quot;r&quot;;&quot;RESTRICTED&quot;);&quot;o&quot;;&quot;OCCUPATIONAL&quot;);&quot;,&quot;))">
            <text:p/>
          </table:table-cell>
          <table:table-cell table:formula="of:=IF(LEN(TRIM([CulturesData.DA5]))=0;&quot;&quot;;CONCATENATE([CulturesData.DA$1];SUBSTITUTE(SUBSTITUTE(SUBSTITUTE([CulturesData.DA5];&quot;e&quot;;&quot;EVERYMAN&quot;);&quot;r&quot;;&quot;RESTRICTED&quot;);&quot;o&quot;;&quot;OCCUPATIONAL&quot;);&quot;,&quot;))">
            <text:p/>
          </table:table-cell>
          <table:table-cell table:formula="of:=IF(LEN(TRIM([CulturesData.DB5]))=0;&quot;&quot;;CONCATENATE([CulturesData.DB$1];SUBSTITUTE(SUBSTITUTE(SUBSTITUTE([CulturesData.DB5];&quot;e&quot;;&quot;EVERYMAN&quot;);&quot;r&quot;;&quot;RESTRICTED&quot;);&quot;o&quot;;&quot;OCCUPATIONAL&quot;);&quot;,&quot;))">
            <text:p/>
          </table:table-cell>
          <table:table-cell table:formula="of:=IF(LEN(TRIM([CulturesData.DC5]))=0;&quot;&quot;;CONCATENATE([CulturesData.DC$1];SUBSTITUTE(SUBSTITUTE(SUBSTITUTE([CulturesData.DC5];&quot;e&quot;;&quot;EVERYMAN&quot;);&quot;r&quot;;&quot;RESTRICTED&quot;);&quot;o&quot;;&quot;OCCUPATIONAL&quot;);&quot;,&quot;))">
            <text:p/>
          </table:table-cell>
          <table:table-cell table:formula="of:=IF(LEN(TRIM([CulturesData.DD5]))=0;&quot;&quot;;CONCATENATE([CulturesData.DD$1];SUBSTITUTE(SUBSTITUTE(SUBSTITUTE([CulturesData.DD5];&quot;e&quot;;&quot;EVERYMAN&quot;);&quot;r&quot;;&quot;RESTRICTED&quot;);&quot;o&quot;;&quot;OCCUPATIONAL&quot;);&quot;,&quot;))">
            <text:p/>
          </table:table-cell>
          <table:table-cell table:formula="of:=IF(LEN(TRIM([CulturesData.DE5]))=0;&quot;&quot;;CONCATENATE([CulturesData.DE$1];SUBSTITUTE(SUBSTITUTE(SUBSTITUTE([CulturesData.DE5];&quot;e&quot;;&quot;EVERYMAN&quot;);&quot;r&quot;;&quot;RESTRICTED&quot;);&quot;o&quot;;&quot;OCCUPATIONAL&quot;);&quot;,&quot;))">
            <text:p/>
          </table:table-cell>
          <table:table-cell table:formula="of:=IF(LEN(TRIM([CulturesData.DF5]))=0;&quot;&quot;;CONCATENATE([CulturesData.DF$1];SUBSTITUTE(SUBSTITUTE(SUBSTITUTE([CulturesData.DF5];&quot;e&quot;;&quot;EVERYMAN&quot;);&quot;r&quot;;&quot;RESTRICTED&quot;);&quot;o&quot;;&quot;OCCUPATIONAL&quot;);&quot;,&quot;))" office:value-type="string" office:string-value="G37=3,">
            <text:p>G37=3,</text:p>
          </table:table-cell>
          <table:table-cell table:formula="of:=IF(LEN(TRIM([CulturesData.DG5]))=0;&quot;&quot;;CONCATENATE([CulturesData.DG$1];SUBSTITUTE(SUBSTITUTE(SUBSTITUTE([CulturesData.DG5];&quot;e&quot;;&quot;EVERYMAN&quot;);&quot;r&quot;;&quot;RESTRICTED&quot;);&quot;o&quot;;&quot;OCCUPATIONAL&quot;);&quot;,&quot;))" office:value-type="string" office:string-value="S426=3,">
            <text:p>S426=3,</text:p>
          </table:table-cell>
          <table:table-cell table:formula="of:=IF(LEN(TRIM([CulturesData.DH5]))=0;&quot;&quot;;CONCATENATE([CulturesData.DH$1];SUBSTITUTE(SUBSTITUTE(SUBSTITUTE([CulturesData.DH5];&quot;e&quot;;&quot;EVERYMAN&quot;);&quot;r&quot;;&quot;RESTRICTED&quot;);&quot;o&quot;;&quot;OCCUPATIONAL&quot;);&quot;,&quot;))" office:value-type="string" office:string-value="S339=3,">
            <text:p>S339=3,</text:p>
          </table:table-cell>
          <table:table-cell table:formula="of:=IF(LEN(TRIM([CulturesData.DI5]))=0;&quot;&quot;;CONCATENATE([CulturesData.DI$1];SUBSTITUTE(SUBSTITUTE(SUBSTITUTE([CulturesData.DI5];&quot;e&quot;;&quot;EVERYMAN&quot;);&quot;r&quot;;&quot;RESTRICTED&quot;);&quot;o&quot;;&quot;OCCUPATIONAL&quot;);&quot;,&quot;))">
            <text:p/>
          </table:table-cell>
          <table:table-cell table:formula="of:=IF(LEN(TRIM([CulturesData.DJ5]))=0;&quot;&quot;;CONCATENATE([CulturesData.DJ$1];SUBSTITUTE(SUBSTITUTE(SUBSTITUTE([CulturesData.DJ5];&quot;e&quot;;&quot;EVERYMAN&quot;);&quot;r&quot;;&quot;RESTRICTED&quot;);&quot;o&quot;;&quot;OCCUPATIONAL&quot;);&quot;,&quot;))">
            <text:p/>
          </table:table-cell>
          <table:table-cell table:formula="of:=IF(LEN(TRIM([CulturesData.DK5]))=0;&quot;&quot;;CONCATENATE([CulturesData.DK$1];SUBSTITUTE(SUBSTITUTE(SUBSTITUTE([CulturesData.DK5];&quot;e&quot;;&quot;EVERYMAN&quot;);&quot;r&quot;;&quot;RESTRICTED&quot;);&quot;o&quot;;&quot;OCCUPATIONAL&quot;);&quot;,&quot;))">
            <text:p/>
          </table:table-cell>
          <table:table-cell table:formula="of:=IF(LEN(TRIM([CulturesData.DL5]))=0;&quot;&quot;;CONCATENATE([CulturesData.DL$1];SUBSTITUTE(SUBSTITUTE(SUBSTITUTE([CulturesData.DL5];&quot;e&quot;;&quot;EVERYMAN&quot;);&quot;r&quot;;&quot;RESTRICTED&quot;);&quot;o&quot;;&quot;OCCUPATIONAL&quot;);&quot;,&quot;))">
            <text:p/>
          </table:table-cell>
          <table:table-cell table:formula="of:=IF(LEN(TRIM([CulturesData.DM5]))=0;&quot;&quot;;CONCATENATE([CulturesData.DM$1];SUBSTITUTE(SUBSTITUTE(SUBSTITUTE([CulturesData.DM5];&quot;e&quot;;&quot;EVERYMAN&quot;);&quot;r&quot;;&quot;RESTRICTED&quot;);&quot;o&quot;;&quot;OCCUPATIONAL&quot;);&quot;,&quot;))">
            <text:p/>
          </table:table-cell>
          <table:table-cell table:formula="of:=IF(LEN(TRIM([CulturesData.DN5]))=0;&quot;&quot;;CONCATENATE([CulturesData.DN$1];SUBSTITUTE(SUBSTITUTE(SUBSTITUTE([CulturesData.DN5];&quot;e&quot;;&quot;EVERYMAN&quot;);&quot;r&quot;;&quot;RESTRICTED&quot;);&quot;o&quot;;&quot;OCCUPATIONAL&quot;);&quot;,&quot;))">
            <text:p/>
          </table:table-cell>
          <table:table-cell table:formula="of:=IF(LEN(TRIM([CulturesData.DO5]))=0;&quot;&quot;;CONCATENATE([CulturesData.DO$1];SUBSTITUTE(SUBSTITUTE(SUBSTITUTE([CulturesData.DO5];&quot;e&quot;;&quot;EVERYMAN&quot;);&quot;r&quot;;&quot;RESTRICTED&quot;);&quot;o&quot;;&quot;OCCUPATIONAL&quot;);&quot;,&quot;))" office:value-type="string" office:string-value="S445=RESTRICTED,">
            <text:p>S445=RESTRICTED,</text:p>
          </table:table-cell>
          <table:table-cell table:formula="of:=IF(LEN(TRIM([CulturesData.DP5]))=0;&quot;&quot;;CONCATENATE([CulturesData.DP$1];SUBSTITUTE(SUBSTITUTE(SUBSTITUTE([CulturesData.DP5];&quot;e&quot;;&quot;EVERYMAN&quot;);&quot;r&quot;;&quot;RESTRICTED&quot;);&quot;o&quot;;&quot;OCCUPATIONAL&quot;);&quot;,&quot;))" office:value-type="string" office:string-value="S443=RESTRICTED,">
            <text:p>S443=RESTRICTED,</text:p>
          </table:table-cell>
          <table:table-cell table:formula="of:=IF(LEN(TRIM([CulturesData.DQ5]))=0;&quot;&quot;;CONCATENATE([CulturesData.DQ$1];SUBSTITUTE(SUBSTITUTE(SUBSTITUTE([CulturesData.DQ5];&quot;e&quot;;&quot;EVERYMAN&quot;);&quot;r&quot;;&quot;RESTRICTED&quot;);&quot;o&quot;;&quot;OCCUPATIONAL&quot;);&quot;,&quot;))">
            <text:p/>
          </table:table-cell>
          <table:table-cell table:formula="of:=IF(LEN(TRIM([CulturesData.DR5]))=0;&quot;&quot;;CONCATENATE([CulturesData.DR$1];SUBSTITUTE(SUBSTITUTE(SUBSTITUTE([CulturesData.DR5];&quot;e&quot;;&quot;EVERYMAN&quot;);&quot;r&quot;;&quot;RESTRICTED&quot;);&quot;o&quot;;&quot;OCCUPATIONAL&quot;);&quot;,&quot;))">
            <text:p/>
          </table:table-cell>
          <table:table-cell table:formula="of:=IF(LEN(TRIM([CulturesData.DS5]))=0;&quot;&quot;;CONCATENATE([CulturesData.DS$1];SUBSTITUTE(SUBSTITUTE(SUBSTITUTE([CulturesData.DS5];&quot;e&quot;;&quot;EVERYMAN&quot;);&quot;r&quot;;&quot;RESTRICTED&quot;);&quot;o&quot;;&quot;OCCUPATIONAL&quot;);&quot;,&quot;))" office:value-type="string" office:string-value="S507=RESTRICTED,">
            <text:p>S507=RESTRICTED,</text:p>
          </table:table-cell>
          <table:table-cell table:formula="of:=IF(LEN(TRIM([CulturesData.DT5]))=0;&quot;&quot;;CONCATENATE([CulturesData.DT$1];SUBSTITUTE(SUBSTITUTE(SUBSTITUTE([CulturesData.DT5];&quot;e&quot;;&quot;EVERYMAN&quot;);&quot;r&quot;;&quot;RESTRICTED&quot;);&quot;o&quot;;&quot;OCCUPATIONAL&quot;);&quot;,&quot;))">
            <text:p/>
          </table:table-cell>
          <table:table-cell table:formula="of:=IF(LEN(TRIM([CulturesData.DU5]))=0;&quot;&quot;;CONCATENATE([CulturesData.DU$1];SUBSTITUTE(SUBSTITUTE(SUBSTITUTE([CulturesData.DU5];&quot;e&quot;;&quot;EVERYMAN&quot;);&quot;r&quot;;&quot;RESTRICTED&quot;);&quot;o&quot;;&quot;OCCUPATIONAL&quot;);&quot;,&quot;))" office:value-type="string" office:string-value="S447=RESTRICTED,">
            <text:p>S447=RESTRICTED,</text:p>
          </table:table-cell>
          <table:table-cell table:formula="of:=IF(LEN(TRIM([CulturesData.DV5]))=0;&quot;&quot;;CONCATENATE([CulturesData.DV$1];SUBSTITUTE(SUBSTITUTE(SUBSTITUTE([CulturesData.DV5];&quot;e&quot;;&quot;EVERYMAN&quot;);&quot;r&quot;;&quot;RESTRICTED&quot;);&quot;o&quot;;&quot;OCCUPATIONAL&quot;);&quot;,&quot;))" office:value-type="string" office:string-value="S448=RESTRICTED,">
            <text:p>S448=RESTRICTED,</text:p>
          </table:table-cell>
          <table:table-cell table:formula="of:=IF(LEN(TRIM([CulturesData.DW5]))=0;&quot;&quot;;CONCATENATE([CulturesData.DW$1];SUBSTITUTE(SUBSTITUTE(SUBSTITUTE([CulturesData.DW5];&quot;e&quot;;&quot;EVERYMAN&quot;);&quot;r&quot;;&quot;RESTRICTED&quot;);&quot;o&quot;;&quot;OCCUPATIONAL&quot;);&quot;,&quot;))" office:value-type="string" office:string-value="G17=5,">
            <text:p>G17=5,</text:p>
          </table:table-cell>
          <table:table-cell table:formula="of:=IF(LEN(TRIM([CulturesData.DX5]))=0;&quot;&quot;;CONCATENATE([CulturesData.DX$1];SUBSTITUTE(SUBSTITUTE(SUBSTITUTE([CulturesData.DX5];&quot;e&quot;;&quot;EVERYMAN&quot;);&quot;r&quot;;&quot;RESTRICTED&quot;);&quot;o&quot;;&quot;OCCUPATIONAL&quot;);&quot;,&quot;))">
            <text:p/>
          </table:table-cell>
          <table:table-cell table:formula="of:=IF(LEN(TRIM([CulturesData.DY5]))=0;&quot;&quot;;CONCATENATE([CulturesData.DY$1];SUBSTITUTE(SUBSTITUTE(SUBSTITUTE([CulturesData.DY5];&quot;e&quot;;&quot;EVERYMAN&quot;);&quot;r&quot;;&quot;RESTRICTED&quot;);&quot;o&quot;;&quot;OCCUPATIONAL&quot;);&quot;,&quot;))">
            <text:p/>
          </table:table-cell>
          <table:table-cell table:formula="of:=IF(LEN(TRIM([CulturesData.DZ5]))=0;&quot;&quot;;CONCATENATE([CulturesData.DZ$1];SUBSTITUTE(SUBSTITUTE(SUBSTITUTE([CulturesData.DZ5];&quot;e&quot;;&quot;EVERYMAN&quot;);&quot;r&quot;;&quot;RESTRICTED&quot;);&quot;o&quot;;&quot;OCCUPATIONAL&quot;);&quot;,&quot;))">
            <text:p/>
          </table:table-cell>
          <table:table-cell table:formula="of:=IF(LEN(TRIM([CulturesData.EA5]))=0;&quot;&quot;;CONCATENATE([CulturesData.EA$1];SUBSTITUTE(SUBSTITUTE(SUBSTITUTE([CulturesData.EA5];&quot;e&quot;;&quot;EVERYMAN&quot;);&quot;r&quot;;&quot;RESTRICTED&quot;);&quot;o&quot;;&quot;OCCUPATIONAL&quot;);&quot;,&quot;))" office:value-type="string" office:string-value="S204=5,">
            <text:p>S204=5,</text:p>
          </table:table-cell>
          <table:table-cell table:formula="of:=IF(LEN(TRIM([CulturesData.EB5]))=0;&quot;&quot;;CONCATENATE([CulturesData.EB$1];SUBSTITUTE(SUBSTITUTE(SUBSTITUTE([CulturesData.EB5];&quot;e&quot;;&quot;EVERYMAN&quot;);&quot;r&quot;;&quot;RESTRICTED&quot;);&quot;o&quot;;&quot;OCCUPATIONAL&quot;);&quot;,&quot;))" office:value-type="string" office:string-value="S206=RESTRICTED,">
            <text:p>S206=RESTRICTED,</text:p>
          </table:table-cell>
          <table:table-cell table:formula="of:=IF(LEN(TRIM([CulturesData.EC5]))=0;&quot;&quot;;CONCATENATE([CulturesData.EC$1];SUBSTITUTE(SUBSTITUTE(SUBSTITUTE([CulturesData.EC5];&quot;e&quot;;&quot;EVERYMAN&quot;);&quot;r&quot;;&quot;RESTRICTED&quot;);&quot;o&quot;;&quot;OCCUPATIONAL&quot;);&quot;,&quot;))" office:value-type="string" office:string-value="G18=3,">
            <text:p>G18=3,</text:p>
          </table:table-cell>
          <table:table-cell table:formula="of:=IF(LEN(TRIM([CulturesData.ED5]))=0;&quot;&quot;;CONCATENATE([CulturesData.ED$1];SUBSTITUTE(SUBSTITUTE(SUBSTITUTE([CulturesData.ED5];&quot;e&quot;;&quot;EVERYMAN&quot;);&quot;r&quot;;&quot;RESTRICTED&quot;);&quot;o&quot;;&quot;OCCUPATIONAL&quot;);&quot;,&quot;))">
            <text:p/>
          </table:table-cell>
          <table:table-cell table:formula="of:=IF(LEN(TRIM([CulturesData.EE5]))=0;&quot;&quot;;CONCATENATE([CulturesData.EE$1];SUBSTITUTE(SUBSTITUTE(SUBSTITUTE([CulturesData.EE5];&quot;e&quot;;&quot;EVERYMAN&quot;);&quot;r&quot;;&quot;RESTRICTED&quot;);&quot;o&quot;;&quot;OCCUPATIONAL&quot;);&quot;,&quot;))">
            <text:p/>
          </table:table-cell>
          <table:table-cell table:formula="of:=IF(LEN(TRIM([CulturesData.EF5]))=0;&quot;&quot;;CONCATENATE([CulturesData.EF$1];SUBSTITUTE(SUBSTITUTE(SUBSTITUTE([CulturesData.EF5];&quot;e&quot;;&quot;EVERYMAN&quot;);&quot;r&quot;;&quot;RESTRICTED&quot;);&quot;o&quot;;&quot;OCCUPATIONAL&quot;);&quot;,&quot;))">
            <text:p/>
          </table:table-cell>
          <table:table-cell table:formula="of:=IF(LEN(TRIM([CulturesData.EG5]))=0;&quot;&quot;;CONCATENATE([CulturesData.EG$1];SUBSTITUTE(SUBSTITUTE(SUBSTITUTE([CulturesData.EG5];&quot;e&quot;;&quot;EVERYMAN&quot;);&quot;r&quot;;&quot;RESTRICTED&quot;);&quot;o&quot;;&quot;OCCUPATIONAL&quot;);&quot;,&quot;))">
            <text:p/>
          </table:table-cell>
          <table:table-cell table:formula="of:=IF(LEN(TRIM([CulturesData.EH5]))=0;&quot;&quot;;CONCATENATE([CulturesData.EH$1];SUBSTITUTE(SUBSTITUTE(SUBSTITUTE([CulturesData.EH5];&quot;e&quot;;&quot;EVERYMAN&quot;);&quot;r&quot;;&quot;RESTRICTED&quot;);&quot;o&quot;;&quot;OCCUPATIONAL&quot;);&quot;,&quot;))">
            <text:p/>
          </table:table-cell>
          <table:table-cell table:formula="of:=IF(LEN(TRIM([CulturesData.EI5]))=0;&quot;&quot;;CONCATENATE([CulturesData.EI$1];SUBSTITUTE(SUBSTITUTE(SUBSTITUTE([CulturesData.EI5];&quot;e&quot;;&quot;EVERYMAN&quot;);&quot;r&quot;;&quot;RESTRICTED&quot;);&quot;o&quot;;&quot;OCCUPATIONAL&quot;);&quot;,&quot;))">
            <text:p/>
          </table:table-cell>
          <table:table-cell table:formula="of:=IF(LEN(TRIM([CulturesData.EJ5]))=0;&quot;&quot;;CONCATENATE([CulturesData.EJ$1];SUBSTITUTE(SUBSTITUTE(SUBSTITUTE([CulturesData.EJ5];&quot;e&quot;;&quot;EVERYMAN&quot;);&quot;r&quot;;&quot;RESTRICTED&quot;);&quot;o&quot;;&quot;OCCUPATIONAL&quot;);&quot;,&quot;))" office:value-type="string" office:string-value="S100=RESTRICTED,">
            <text:p>S100=RESTRICTED,</text:p>
          </table:table-cell>
          <table:table-cell table:formula="of:=IF(LEN(TRIM([CulturesData.EK5]))=0;&quot;&quot;;CONCATENATE([CulturesData.EK$1];SUBSTITUTE(SUBSTITUTE(SUBSTITUTE([CulturesData.EK5];&quot;e&quot;;&quot;EVERYMAN&quot;);&quot;r&quot;;&quot;RESTRICTED&quot;);&quot;o&quot;;&quot;OCCUPATIONAL&quot;);&quot;,&quot;))">
            <text:p/>
          </table:table-cell>
          <table:table-cell table:formula="of:=IF(LEN(TRIM([CulturesData.EL5]))=0;&quot;&quot;;CONCATENATE([CulturesData.EL$1];SUBSTITUTE(SUBSTITUTE(SUBSTITUTE([CulturesData.EL5];&quot;e&quot;;&quot;EVERYMAN&quot;);&quot;r&quot;;&quot;RESTRICTED&quot;);&quot;o&quot;;&quot;OCCUPATIONAL&quot;);&quot;,&quot;))" office:value-type="string" office:string-value="S96=RESTRICTED,">
            <text:p>S96=RESTRICTED,</text:p>
          </table:table-cell>
          <table:table-cell table:formula="of:=IF(LEN(TRIM([CulturesData.EM5]))=0;&quot;&quot;;CONCATENATE([CulturesData.EM$1];SUBSTITUTE(SUBSTITUTE(SUBSTITUTE([CulturesData.EM5];&quot;e&quot;;&quot;EVERYMAN&quot;);&quot;r&quot;;&quot;RESTRICTED&quot;);&quot;o&quot;;&quot;OCCUPATIONAL&quot;);&quot;,&quot;))">
            <text:p/>
          </table:table-cell>
          <table:table-cell table:formula="of:=IF(LEN(TRIM([CulturesData.EN5]))=0;&quot;&quot;;CONCATENATE([CulturesData.EN$1];SUBSTITUTE(SUBSTITUTE(SUBSTITUTE([CulturesData.EN5];&quot;e&quot;;&quot;EVERYMAN&quot;);&quot;r&quot;;&quot;RESTRICTED&quot;);&quot;o&quot;;&quot;OCCUPATIONAL&quot;);&quot;,&quot;))">
            <text:p/>
          </table:table-cell>
          <table:table-cell table:formula="of:=IF(LEN(TRIM([CulturesData.EO5]))=0;&quot;&quot;;CONCATENATE([CulturesData.EO$1];SUBSTITUTE(SUBSTITUTE(SUBSTITUTE([CulturesData.EO5];&quot;e&quot;;&quot;EVERYMAN&quot;);&quot;r&quot;;&quot;RESTRICTED&quot;);&quot;o&quot;;&quot;OCCUPATIONAL&quot;);&quot;,&quot;))">
            <text:p/>
          </table:table-cell>
          <table:table-cell table:formula="of:=IF(LEN(TRIM([CulturesData.EP5]))=0;&quot;&quot;;CONCATENATE([CulturesData.EP$1];SUBSTITUTE(SUBSTITUTE(SUBSTITUTE([CulturesData.EP5];&quot;e&quot;;&quot;EVERYMAN&quot;);&quot;r&quot;;&quot;RESTRICTED&quot;);&quot;o&quot;;&quot;OCCUPATIONAL&quot;);&quot;,&quot;))">
            <text:p/>
          </table:table-cell>
          <table:table-cell table:formula="of:=IF(LEN(TRIM([CulturesData.EQ5]))=0;&quot;&quot;;CONCATENATE([CulturesData.EQ$1];SUBSTITUTE(SUBSTITUTE(SUBSTITUTE([CulturesData.EQ5];&quot;e&quot;;&quot;EVERYMAN&quot;);&quot;r&quot;;&quot;RESTRICTED&quot;);&quot;o&quot;;&quot;OCCUPATIONAL&quot;);&quot;,&quot;))" office:value-type="string" office:string-value="S227=RESTRICTED,">
            <text:p>S227=RESTRICTED,</text:p>
          </table:table-cell>
          <table:table-cell table:formula="of:=IF(LEN(TRIM([CulturesData.ER5]))=0;&quot;&quot;;CONCATENATE([CulturesData.ER$1];SUBSTITUTE(SUBSTITUTE(SUBSTITUTE([CulturesData.ER5];&quot;e&quot;;&quot;EVERYMAN&quot;);&quot;r&quot;;&quot;RESTRICTED&quot;);&quot;o&quot;;&quot;OCCUPATIONAL&quot;);&quot;,&quot;))" office:value-type="string" office:string-value="S235=RESTRICTED,">
            <text:p>S235=RESTRICTED,</text:p>
          </table:table-cell>
          <table:table-cell table:formula="of:=IF(LEN(TRIM([CulturesData.ES5]))=0;&quot;&quot;;CONCATENATE([CulturesData.ES$1];SUBSTITUTE(SUBSTITUTE(SUBSTITUTE([CulturesData.ES5];&quot;e&quot;;&quot;EVERYMAN&quot;);&quot;r&quot;;&quot;RESTRICTED&quot;);&quot;o&quot;;&quot;OCCUPATIONAL&quot;);&quot;,&quot;))" office:value-type="string" office:string-value="S231=RESTRICTED,">
            <text:p>S231=RESTRICTED,</text:p>
          </table:table-cell>
          <table:table-cell table:formula="of:=IF(LEN(TRIM([CulturesData.ET5]))=0;&quot;&quot;;CONCATENATE([CulturesData.ET$1];SUBSTITUTE(SUBSTITUTE(SUBSTITUTE([CulturesData.ET5];&quot;e&quot;;&quot;EVERYMAN&quot;);&quot;r&quot;;&quot;RESTRICTED&quot;);&quot;o&quot;;&quot;OCCUPATIONAL&quot;);&quot;,&quot;))" office:value-type="string" office:string-value="S237=RESTRICTED,">
            <text:p>S237=RESTRICTED,</text:p>
          </table:table-cell>
          <table:table-cell table:formula="of:=IF(LEN(TRIM([CulturesData.EU5]))=0;&quot;&quot;;CONCATENATE([CulturesData.EU$1];SUBSTITUTE(SUBSTITUTE(SUBSTITUTE([CulturesData.EU5];&quot;e&quot;;&quot;EVERYMAN&quot;);&quot;r&quot;;&quot;RESTRICTED&quot;);&quot;o&quot;;&quot;OCCUPATIONAL&quot;);&quot;,&quot;))" office:value-type="string" office:string-value="S514=RESTRICTED,">
            <text:p>S514=RESTRICTED,</text:p>
          </table:table-cell>
          <table:table-cell table:formula="of:=IF(LEN(TRIM([CulturesData.EV5]))=0;&quot;&quot;;CONCATENATE([CulturesData.EV$1];SUBSTITUTE(SUBSTITUTE(SUBSTITUTE([CulturesData.EV5];&quot;e&quot;;&quot;EVERYMAN&quot;);&quot;r&quot;;&quot;RESTRICTED&quot;);&quot;o&quot;;&quot;OCCUPATIONAL&quot;);&quot;,&quot;))" office:value-type="string" office:string-value="S515=RESTRICTED,">
            <text:p>S515=RESTRICTED,</text:p>
          </table:table-cell>
          <table:table-cell table:formula="of:=IF(LEN(TRIM([CulturesData.EW5]))=0;&quot;&quot;;CONCATENATE([CulturesData.EW$1];SUBSTITUTE(SUBSTITUTE(SUBSTITUTE([CulturesData.EW5];&quot;e&quot;;&quot;EVERYMAN&quot;);&quot;r&quot;;&quot;RESTRICTED&quot;);&quot;o&quot;;&quot;OCCUPATIONAL&quot;);&quot;,&quot;))" office:value-type="string" office:string-value="S516=RESTRICTED,">
            <text:p>S516=RESTRICTED,</text:p>
          </table:table-cell>
          <table:table-cell table:formula="of:=IF(LEN(TRIM([CulturesData.EX5]))=0;&quot;&quot;;CONCATENATE([CulturesData.EX$1];SUBSTITUTE(SUBSTITUTE(SUBSTITUTE([CulturesData.EX5];&quot;e&quot;;&quot;EVERYMAN&quot;);&quot;r&quot;;&quot;RESTRICTED&quot;);&quot;o&quot;;&quot;OCCUPATIONAL&quot;);&quot;,&quot;))" office:value-type="string" office:string-value="S517=RESTRICTED,">
            <text:p>S517=RESTRICTED,</text:p>
          </table:table-cell>
          <table:table-cell table:formula="of:=IF(LEN(TRIM([CulturesData.EY5]))=0;&quot;&quot;;CONCATENATE([CulturesData.EY$1];SUBSTITUTE(SUBSTITUTE(SUBSTITUTE([CulturesData.EY5];&quot;e&quot;;&quot;EVERYMAN&quot;);&quot;r&quot;;&quot;RESTRICTED&quot;);&quot;o&quot;;&quot;OCCUPATIONAL&quot;);&quot;,&quot;))" office:value-type="string" office:string-value="S518=RESTRICTED,">
            <text:p>S518=RESTRICTED,</text:p>
          </table:table-cell>
          <table:table-cell table:formula="of:=IF(LEN(TRIM([CulturesData.EZ5]))=0;&quot;&quot;;CONCATENATE([CulturesData.EZ$1];SUBSTITUTE(SUBSTITUTE(SUBSTITUTE([CulturesData.EZ5];&quot;e&quot;;&quot;EVERYMAN&quot;);&quot;r&quot;;&quot;RESTRICTED&quot;);&quot;o&quot;;&quot;OCCUPATIONAL&quot;);&quot;,&quot;))" office:value-type="string" office:string-value="S528=RESTRICTED,">
            <text:p>S528=RESTRICTED,</text:p>
          </table:table-cell>
          <table:table-cell table:formula="of:=IF(LEN(TRIM([CulturesData.FA5]))=0;&quot;&quot;;CONCATENATE([CulturesData.FA$1];SUBSTITUTE(SUBSTITUTE(SUBSTITUTE([CulturesData.FA5];&quot;e&quot;;&quot;EVERYMAN&quot;);&quot;r&quot;;&quot;RESTRICTED&quot;);&quot;o&quot;;&quot;OCCUPATIONAL&quot;);&quot;,&quot;))" office:value-type="string" office:string-value="S520=RESTRICTED,">
            <text:p>S520=RESTRICTED,</text:p>
          </table:table-cell>
          <table:table-cell table:formula="of:=IF(LEN(TRIM([CulturesData.FB5]))=0;&quot;&quot;;CONCATENATE([CulturesData.FB$1];SUBSTITUTE(SUBSTITUTE(SUBSTITUTE([CulturesData.FB5];&quot;e&quot;;&quot;EVERYMAN&quot;);&quot;r&quot;;&quot;RESTRICTED&quot;);&quot;o&quot;;&quot;OCCUPATIONAL&quot;);&quot;,&quot;))" office:value-type="string" office:string-value="S521=RESTRICTED,">
            <text:p>S521=RESTRICTED,</text:p>
          </table:table-cell>
          <table:table-cell table:formula="of:=IF(LEN(TRIM([CulturesData.FC5]))=0;&quot;&quot;;CONCATENATE([CulturesData.FC$1];SUBSTITUTE(SUBSTITUTE(SUBSTITUTE([CulturesData.FC5];&quot;e&quot;;&quot;EVERYMAN&quot;);&quot;r&quot;;&quot;RESTRICTED&quot;);&quot;o&quot;;&quot;OCCUPATIONAL&quot;);&quot;,&quot;))" office:value-type="string" office:string-value="S522=RESTRICTED,">
            <text:p>S522=RESTRICTED,</text:p>
          </table:table-cell>
          <table:table-cell table:formula="of:=IF(LEN(TRIM([CulturesData.FD5]))=0;&quot;&quot;;CONCATENATE([CulturesData.FD$1];SUBSTITUTE(SUBSTITUTE(SUBSTITUTE([CulturesData.FD5];&quot;e&quot;;&quot;EVERYMAN&quot;);&quot;r&quot;;&quot;RESTRICTED&quot;);&quot;o&quot;;&quot;OCCUPATIONAL&quot;);&quot;,&quot;))" office:value-type="string" office:string-value="S523=RESTRICTED,">
            <text:p>S523=RESTRICTED,</text:p>
          </table:table-cell>
          <table:table-cell table:formula="of:=IF(LEN(TRIM([CulturesData.FE5]))=0;&quot;&quot;;CONCATENATE([CulturesData.FE$1];SUBSTITUTE(SUBSTITUTE(SUBSTITUTE([CulturesData.FE5];&quot;e&quot;;&quot;EVERYMAN&quot;);&quot;r&quot;;&quot;RESTRICTED&quot;);&quot;o&quot;;&quot;OCCUPATIONAL&quot;);&quot;,&quot;))" office:value-type="string" office:string-value="S524=RESTRICTED,">
            <text:p>S524=RESTRICTED,</text:p>
          </table:table-cell>
          <table:table-cell table:formula="of:=IF(LEN(TRIM([CulturesData.FF5]))=0;&quot;&quot;;CONCATENATE([CulturesData.FF$1];SUBSTITUTE(SUBSTITUTE(SUBSTITUTE([CulturesData.FF5];&quot;e&quot;;&quot;EVERYMAN&quot;);&quot;r&quot;;&quot;RESTRICTED&quot;);&quot;o&quot;;&quot;OCCUPATIONAL&quot;);&quot;,&quot;))" office:value-type="string" office:string-value="S454=RESTRICTED,">
            <text:p>S454=RESTRICTED,</text:p>
          </table:table-cell>
          <table:table-cell table:formula="of:=IF(LEN(TRIM([CulturesData.FG5]))=0;&quot;&quot;;CONCATENATE([CulturesData.FG$1];SUBSTITUTE(SUBSTITUTE(SUBSTITUTE([CulturesData.FG5];&quot;e&quot;;&quot;EVERYMAN&quot;);&quot;r&quot;;&quot;RESTRICTED&quot;);&quot;o&quot;;&quot;OCCUPATIONAL&quot;);&quot;,&quot;))" office:value-type="string" office:string-value="S242=RESTRICTED,">
            <text:p>S242=RESTRICTED,</text:p>
          </table:table-cell>
          <table:table-cell table:formula="of:=IF(LEN(TRIM([CulturesData.FH5]))=0;&quot;&quot;;CONCATENATE([CulturesData.FH$1];SUBSTITUTE(SUBSTITUTE(SUBSTITUTE([CulturesData.FH5];&quot;e&quot;;&quot;EVERYMAN&quot;);&quot;r&quot;;&quot;RESTRICTED&quot;);&quot;o&quot;;&quot;OCCUPATIONAL&quot;);&quot;,&quot;))" office:value-type="string" office:string-value="S526=RESTRICTED,">
            <text:p>S526=RESTRICTED,</text:p>
          </table:table-cell>
          <table:table-cell table:formula="of:=IF(LEN(TRIM([CulturesData.FI5]))=0;&quot;&quot;;CONCATENATE([CulturesData.FI$1];SUBSTITUTE(SUBSTITUTE(SUBSTITUTE([CulturesData.FI5];&quot;e&quot;;&quot;EVERYMAN&quot;);&quot;r&quot;;&quot;RESTRICTED&quot;);&quot;o&quot;;&quot;OCCUPATIONAL&quot;);&quot;,&quot;))" office:value-type="string" office:string-value="S527=RESTRICTED,">
            <text:p>S527=RESTRICTED,</text:p>
          </table:table-cell>
          <table:table-cell table:formula="of:=IF(LEN(TRIM([CulturesData.FJ5]))=0;&quot;&quot;;CONCATENATE([CulturesData.FJ$1];SUBSTITUTE(SUBSTITUTE(SUBSTITUTE([CulturesData.FJ5];&quot;e&quot;;&quot;EVERYMAN&quot;);&quot;r&quot;;&quot;RESTRICTED&quot;);&quot;o&quot;;&quot;OCCUPATIONAL&quot;);&quot;,&quot;))">
            <text:p/>
          </table:table-cell>
          <table:table-cell table:formula="of:=IF(LEN(TRIM([CulturesData.FK5]))=0;&quot;&quot;;CONCATENATE([CulturesData.FK$1];SUBSTITUTE(SUBSTITUTE(SUBSTITUTE([CulturesData.FK5];&quot;e&quot;;&quot;EVERYMAN&quot;);&quot;r&quot;;&quot;RESTRICTED&quot;);&quot;o&quot;;&quot;OCCUPATIONAL&quot;);&quot;,&quot;))">
            <text:p/>
          </table:table-cell>
          <table:table-cell table:formula="of:=IF(LEN(TRIM([CulturesData.FL5]))=0;&quot;&quot;;CONCATENATE([CulturesData.FL$1];SUBSTITUTE(SUBSTITUTE(SUBSTITUTE([CulturesData.FL5];&quot;e&quot;;&quot;EVERYMAN&quot;);&quot;r&quot;;&quot;RESTRICTED&quot;);&quot;o&quot;;&quot;OCCUPATIONAL&quot;);&quot;,&quot;))">
            <text:p/>
          </table:table-cell>
          <table:table-cell table:formula="of:=IF(LEN(TRIM([CulturesData.FM5]))=0;&quot;&quot;;CONCATENATE([CulturesData.FM$1];SUBSTITUTE(SUBSTITUTE(SUBSTITUTE([CulturesData.FM5];&quot;e&quot;;&quot;EVERYMAN&quot;);&quot;r&quot;;&quot;RESTRICTED&quot;);&quot;o&quot;;&quot;OCCUPATIONAL&quot;);&quot;,&quot;))">
            <text:p/>
          </table:table-cell>
          <table:table-cell table:formula="of:=IF(LEN(TRIM([CulturesData.FN5]))=0;&quot;&quot;;CONCATENATE([CulturesData.FN$1];SUBSTITUTE(SUBSTITUTE(SUBSTITUTE([CulturesData.FN5];&quot;e&quot;;&quot;EVERYMAN&quot;);&quot;r&quot;;&quot;RESTRICTED&quot;);&quot;o&quot;;&quot;OCCUPATIONAL&quot;);&quot;,&quot;))">
            <text:p/>
          </table:table-cell>
          <table:table-cell table:formula="of:=IF(LEN(TRIM([CulturesData.FO5]))=0;&quot;&quot;;CONCATENATE([CulturesData.FO$1];SUBSTITUTE(SUBSTITUTE(SUBSTITUTE([CulturesData.FO5];&quot;e&quot;;&quot;EVERYMAN&quot;);&quot;r&quot;;&quot;RESTRICTED&quot;);&quot;o&quot;;&quot;OCCUPATIONAL&quot;);&quot;,&quot;))">
            <text:p/>
          </table:table-cell>
          <table:table-cell table:formula="of:=IF(LEN(TRIM([CulturesData.FP5]))=0;&quot;&quot;;CONCATENATE([CulturesData.FP$1];SUBSTITUTE(SUBSTITUTE(SUBSTITUTE([CulturesData.FP5];&quot;e&quot;;&quot;EVERYMAN&quot;);&quot;r&quot;;&quot;RESTRICTED&quot;);&quot;o&quot;;&quot;OCCUPATIONAL&quot;);&quot;,&quot;))">
            <text:p/>
          </table:table-cell>
          <table:table-cell table:formula="of:=IF(LEN(TRIM([CulturesData.FQ5]))=0;&quot;&quot;;CONCATENATE([CulturesData.FQ$1];SUBSTITUTE(SUBSTITUTE(SUBSTITUTE([CulturesData.FQ5];&quot;e&quot;;&quot;EVERYMAN&quot;);&quot;r&quot;;&quot;RESTRICTED&quot;);&quot;o&quot;;&quot;OCCUPATIONAL&quot;);&quot;,&quot;))">
            <text:p/>
          </table:table-cell>
          <table:table-cell table:formula="of:=IF(LEN(TRIM([CulturesData.FR5]))=0;&quot;&quot;;CONCATENATE([CulturesData.FR$1];SUBSTITUTE(SUBSTITUTE(SUBSTITUTE([CulturesData.FR5];&quot;e&quot;;&quot;EVERYMAN&quot;);&quot;r&quot;;&quot;RESTRICTED&quot;);&quot;o&quot;;&quot;OCCUPATIONAL&quot;);&quot;,&quot;))" office:value-type="string" office:string-value="G24=1,">
            <text:p>G24=1,</text:p>
          </table:table-cell>
          <table:table-cell table:formula="of:=IF(LEN(TRIM([CulturesData.FS5]))=0;&quot;&quot;;CONCATENATE([CulturesData.FS$1];SUBSTITUTE(SUBSTITUTE(SUBSTITUTE([CulturesData.FS5];&quot;e&quot;;&quot;EVERYMAN&quot;);&quot;r&quot;;&quot;RESTRICTED&quot;);&quot;o&quot;;&quot;OCCUPATIONAL&quot;);&quot;,&quot;))">
            <text:p/>
          </table:table-cell>
          <table:table-cell table:formula="of:=IF(LEN(TRIM([CulturesData.FT5]))=0;&quot;&quot;;CONCATENATE([CulturesData.FT$1];SUBSTITUTE(SUBSTITUTE(SUBSTITUTE([CulturesData.FT5];&quot;e&quot;;&quot;EVERYMAN&quot;);&quot;r&quot;;&quot;RESTRICTED&quot;);&quot;o&quot;;&quot;OCCUPATIONAL&quot;);&quot;,&quot;))">
            <text:p/>
          </table:table-cell>
          <table:table-cell table:formula="of:=IF(LEN(TRIM([CulturesData.FU5]))=0;&quot;&quot;;CONCATENATE([CulturesData.FU$1];SUBSTITUTE(SUBSTITUTE(SUBSTITUTE([CulturesData.FU5];&quot;e&quot;;&quot;EVERYMAN&quot;);&quot;r&quot;;&quot;RESTRICTED&quot;);&quot;o&quot;;&quot;OCCUPATIONAL&quot;);&quot;,&quot;))">
            <text:p/>
          </table:table-cell>
          <table:table-cell table:formula="of:=IF(LEN(TRIM([CulturesData.FV5]))=0;&quot;&quot;;CONCATENATE([CulturesData.FV$1];SUBSTITUTE(SUBSTITUTE(SUBSTITUTE([CulturesData.FV5];&quot;e&quot;;&quot;EVERYMAN&quot;);&quot;r&quot;;&quot;RESTRICTED&quot;);&quot;o&quot;;&quot;OCCUPATIONAL&quot;);&quot;,&quot;))">
            <text:p/>
          </table:table-cell>
          <table:table-cell table:formula="of:=IF(LEN(TRIM([CulturesData.FW5]))=0;&quot;&quot;;CONCATENATE([CulturesData.FW$1];SUBSTITUTE(SUBSTITUTE(SUBSTITUTE([CulturesData.FW5];&quot;e&quot;;&quot;EVERYMAN&quot;);&quot;r&quot;;&quot;RESTRICTED&quot;);&quot;o&quot;;&quot;OCCUPATIONAL&quot;);&quot;,&quot;))">
            <text:p/>
          </table:table-cell>
          <table:table-cell table:formula="of:=IF(LEN(TRIM([CulturesData.FX5]))=0;&quot;&quot;;CONCATENATE([CulturesData.FX$1];SUBSTITUTE(SUBSTITUTE(SUBSTITUTE([CulturesData.FX5];&quot;e&quot;;&quot;EVERYMAN&quot;);&quot;r&quot;;&quot;RESTRICTED&quot;);&quot;o&quot;;&quot;OCCUPATIONAL&quot;);&quot;,&quot;))">
            <text:p/>
          </table:table-cell>
          <table:table-cell table:formula="of:=IF(LEN(TRIM([CulturesData.FY5]))=0;&quot;&quot;;CONCATENATE([CulturesData.FY$1];SUBSTITUTE(SUBSTITUTE(SUBSTITUTE([CulturesData.FY5];&quot;e&quot;;&quot;EVERYMAN&quot;);&quot;r&quot;;&quot;RESTRICTED&quot;);&quot;o&quot;;&quot;OCCUPATIONAL&quot;);&quot;,&quot;))">
            <text:p/>
          </table:table-cell>
          <table:table-cell table:formula="of:=IF(LEN(TRIM([CulturesData.FZ5]))=0;&quot;&quot;;CONCATENATE([CulturesData.FZ$1];SUBSTITUTE(SUBSTITUTE(SUBSTITUTE([CulturesData.FZ5];&quot;e&quot;;&quot;EVERYMAN&quot;);&quot;r&quot;;&quot;RESTRICTED&quot;);&quot;o&quot;;&quot;OCCUPATIONAL&quot;);&quot;,&quot;))">
            <text:p/>
          </table:table-cell>
          <table:table-cell table:formula="of:=IF(LEN(TRIM([CulturesData.GA5]))=0;&quot;&quot;;CONCATENATE([CulturesData.GA$1];SUBSTITUTE(SUBSTITUTE(SUBSTITUTE([CulturesData.GA5];&quot;e&quot;;&quot;EVERYMAN&quot;);&quot;r&quot;;&quot;RESTRICTED&quot;);&quot;o&quot;;&quot;OCCUPATIONAL&quot;);&quot;,&quot;))">
            <text:p/>
          </table:table-cell>
          <table:table-cell table:formula="of:=IF(LEN(TRIM([CulturesData.GB5]))=0;&quot;&quot;;CONCATENATE([CulturesData.GB$1];SUBSTITUTE(SUBSTITUTE(SUBSTITUTE([CulturesData.GB5];&quot;e&quot;;&quot;EVERYMAN&quot;);&quot;r&quot;;&quot;RESTRICTED&quot;);&quot;o&quot;;&quot;OCCUPATIONAL&quot;);&quot;,&quot;))">
            <text:p/>
          </table:table-cell>
          <table:table-cell table:formula="of:=IF(LEN(TRIM([CulturesData.GC5]))=0;&quot;&quot;;CONCATENATE([CulturesData.GC$1];SUBSTITUTE(SUBSTITUTE(SUBSTITUTE([CulturesData.GC5];&quot;e&quot;;&quot;EVERYMAN&quot;);&quot;r&quot;;&quot;RESTRICTED&quot;);&quot;o&quot;;&quot;OCCUPATIONAL&quot;);&quot;,&quot;))">
            <text:p/>
          </table:table-cell>
          <table:table-cell table:formula="of:=IF(LEN(TRIM([CulturesData.GD5]))=0;&quot;&quot;;CONCATENATE([CulturesData.GD$1];SUBSTITUTE(SUBSTITUTE(SUBSTITUTE([CulturesData.GD5];&quot;e&quot;;&quot;EVERYMAN&quot;);&quot;r&quot;;&quot;RESTRICTED&quot;);&quot;o&quot;;&quot;OCCUPATIONAL&quot;);&quot;,&quot;))">
            <text:p/>
          </table:table-cell>
          <table:table-cell table:formula="of:=IF(LEN(TRIM([CulturesData.GE5]))=0;&quot;&quot;;CONCATENATE([CulturesData.GE$1];SUBSTITUTE(SUBSTITUTE(SUBSTITUTE([CulturesData.GE5];&quot;e&quot;;&quot;EVERYMAN&quot;);&quot;r&quot;;&quot;RESTRICTED&quot;);&quot;o&quot;;&quot;OCCUPATIONAL&quot;);&quot;,&quot;))">
            <text:p/>
          </table:table-cell>
          <table:table-cell table:formula="of:=IF(LEN(TRIM([CulturesData.GF5]))=0;&quot;&quot;;CONCATENATE([CulturesData.GF$1];SUBSTITUTE(SUBSTITUTE(SUBSTITUTE([CulturesData.GF5];&quot;e&quot;;&quot;EVERYMAN&quot;);&quot;r&quot;;&quot;RESTRICTED&quot;);&quot;o&quot;;&quot;OCCUPATIONAL&quot;);&quot;,&quot;))" office:value-type="string" office:string-value="G27=1,">
            <text:p>G27=1,</text:p>
          </table:table-cell>
          <table:table-cell table:formula="of:=IF(LEN(TRIM([CulturesData.GG5]))=0;&quot;&quot;;CONCATENATE([CulturesData.GG$1];SUBSTITUTE(SUBSTITUTE(SUBSTITUTE([CulturesData.GG5];&quot;e&quot;;&quot;EVERYMAN&quot;);&quot;r&quot;;&quot;RESTRICTED&quot;);&quot;o&quot;;&quot;OCCUPATIONAL&quot;);&quot;,&quot;))" office:value-type="string" office:string-value="S257=1,">
            <text:p>S257=1,</text:p>
          </table:table-cell>
          <table:table-cell table:formula="of:=IF(LEN(TRIM([CulturesData.GH5]))=0;&quot;&quot;;CONCATENATE([CulturesData.GH$1];SUBSTITUTE(SUBSTITUTE(SUBSTITUTE([CulturesData.GH5];&quot;e&quot;;&quot;EVERYMAN&quot;);&quot;r&quot;;&quot;RESTRICTED&quot;);&quot;o&quot;;&quot;OCCUPATIONAL&quot;);&quot;,&quot;))">
            <text:p/>
          </table:table-cell>
          <table:table-cell table:formula="of:=IF(LEN(TRIM([CulturesData.GI5]))=0;&quot;&quot;;CONCATENATE([CulturesData.GI$1];SUBSTITUTE(SUBSTITUTE(SUBSTITUTE([CulturesData.GI5];&quot;e&quot;;&quot;EVERYMAN&quot;);&quot;r&quot;;&quot;RESTRICTED&quot;);&quot;o&quot;;&quot;OCCUPATIONAL&quot;);&quot;,&quot;))">
            <text:p/>
          </table:table-cell>
          <table:table-cell table:formula="of:=IF(LEN(TRIM([CulturesData.GJ5]))=0;&quot;&quot;;CONCATENATE([CulturesData.GJ$1];SUBSTITUTE(SUBSTITUTE(SUBSTITUTE([CulturesData.GJ5];&quot;e&quot;;&quot;EVERYMAN&quot;);&quot;r&quot;;&quot;RESTRICTED&quot;);&quot;o&quot;;&quot;OCCUPATIONAL&quot;);&quot;,&quot;))" office:value-type="string" office:string-value="G31=2,">
            <text:p>G31=2,</text:p>
          </table:table-cell>
          <table:table-cell table:formula="of:=IF(LEN(TRIM([CulturesData.GK5]))=0;&quot;&quot;;CONCATENATE([CulturesData.GK$1];SUBSTITUTE(SUBSTITUTE(SUBSTITUTE([CulturesData.GK5];&quot;e&quot;;&quot;EVERYMAN&quot;);&quot;r&quot;;&quot;RESTRICTED&quot;);&quot;o&quot;;&quot;OCCUPATIONAL&quot;);&quot;,&quot;))" office:value-type="string" office:string-value="S294=2,">
            <text:p>S294=2,</text:p>
          </table:table-cell>
          <table:table-cell table:formula="of:=IF(LEN(TRIM([CulturesData.GL5]))=0;&quot;&quot;;CONCATENATE([CulturesData.GL$1];SUBSTITUTE(SUBSTITUTE(SUBSTITUTE([CulturesData.GL5];&quot;e&quot;;&quot;EVERYMAN&quot;);&quot;r&quot;;&quot;RESTRICTED&quot;);&quot;o&quot;;&quot;OCCUPATIONAL&quot;);&quot;,&quot;))" office:value-type="string" office:string-value="G32=2,">
            <text:p>G32=2,</text:p>
          </table:table-cell>
          <table:table-cell table:formula="of:=IF(LEN(TRIM([CulturesData.GM5]))=0;&quot;&quot;;CONCATENATE([CulturesData.GM$1];SUBSTITUTE(SUBSTITUTE(SUBSTITUTE([CulturesData.GM5];&quot;e&quot;;&quot;EVERYMAN&quot;);&quot;r&quot;;&quot;RESTRICTED&quot;);&quot;o&quot;;&quot;OCCUPATIONAL&quot;);&quot;,&quot;))" office:value-type="string" office:string-value="S326=2,">
            <text:p>S326=2,</text:p>
          </table:table-cell>
          <table:table-cell table:formula="of:=IF(LEN(TRIM([CulturesData.GN5]))=0;&quot;&quot;;CONCATENATE([CulturesData.GN$1];SUBSTITUTE(SUBSTITUTE(SUBSTITUTE([CulturesData.GN5];&quot;e&quot;;&quot;EVERYMAN&quot;);&quot;r&quot;;&quot;RESTRICTED&quot;);&quot;o&quot;;&quot;OCCUPATIONAL&quot;);&quot;,&quot;))" office:value-type="string" office:string-value="G33=1,">
            <text:p>G33=1,</text:p>
          </table:table-cell>
          <table:table-cell table:formula="of:=IF(LEN(TRIM([CulturesData.GO5]))=0;&quot;&quot;;CONCATENATE([CulturesData.GO$1];SUBSTITUTE(SUBSTITUTE(SUBSTITUTE([CulturesData.GO5];&quot;e&quot;;&quot;EVERYMAN&quot;);&quot;r&quot;;&quot;RESTRICTED&quot;);&quot;o&quot;;&quot;OCCUPATIONAL&quot;);&quot;,&quot;))" office:value-type="string" office:string-value="S351=1,">
            <text:p>S351=1,</text:p>
          </table:table-cell>
          <table:table-cell table:formula="of:=IF(LEN(TRIM([CulturesData.GP5]))=0;&quot;&quot;;CONCATENATE([CulturesData.GP$1];SUBSTITUTE(SUBSTITUTE(SUBSTITUTE([CulturesData.GP5];&quot;e&quot;;&quot;EVERYMAN&quot;);&quot;r&quot;;&quot;RESTRICTED&quot;);&quot;o&quot;;&quot;OCCUPATIONAL&quot;);&quot;,&quot;))" office:value-type="string" office:string-value="LANG=4,">
            <text:p>LANG=4,</text:p>
          </table:table-cell>
          <table:table-cell table:formula="of:=IF(LEN(TRIM([CulturesData.GQ5]))=0;&quot;&quot;;CONCATENATE([CulturesData.GQ$1];SUBSTITUTE(SUBSTITUTE(SUBSTITUTE([CulturesData.GQ5];&quot;e&quot;;&quot;EVERYMAN&quot;);&quot;r&quot;;&quot;RESTRICTED&quot;);&quot;o&quot;;&quot;OCCUPATIONAL&quot;);&quot;,&quot;))">
            <text:p/>
          </table:table-cell>
          <table:table-cell table:formula="of:=IF(LEN(TRIM([CulturesData.GR5]))=0;&quot;&quot;;CONCATENATE([CulturesData.GR$1];SUBSTITUTE(SUBSTITUTE(SUBSTITUTE([CulturesData.GR5];&quot;e&quot;;&quot;EVERYMAN&quot;);&quot;r&quot;;&quot;RESTRICTED&quot;);&quot;o&quot;;&quot;OCCUPATIONAL&quot;);&quot;,&quot;))" office:value-type="string" office:string-value="HOBBY=12,">
            <text:p>HOBBY=12,</text:p>
          </table:table-cell>
          <table:table-cell table:formula="of:=IF(LEN(TRIM([CulturesData.GS5]))=0;&quot;&quot;;CONCATENATE([CulturesData.GS$1];[CulturesData.GS5];&quot;,&quot;))" office:value-type="string" office:string-value="Ttodo.special1,">
            <text:p>Ttodo.special1,</text:p>
          </table:table-cell>
          <table:table-cell table:formula="of:=IF(LEN(TRIM([CulturesData.GT5]))=0;&quot;&quot;;CONCATENATE([CulturesData.GT$1];SUBSTITUTE(SUBSTITUTE(SUBSTITUTE([CulturesData.GT5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formula="of:=CONCATENATE([CulturesData.A6]; &quot;,&quot;)" office:value-type="string" office:string-value="29,">
            <text:p>29,</text:p>
          </table:table-cell>
          <table:table-cell table:formula="of:=CONCATENATE([CulturesData.B6]; &quot;,&quot;)" office:value-type="string" office:string-value="26-33,">
            <text:p>26-33,</text:p>
          </table:table-cell>
          <table:table-cell table:formula="of:=CONCATENATE([CulturesData.D6]; &quot;,&quot;)" office:value-type="string" office:string-value="culture.base.human.rural,">
            <text:p>culture.base.human.rural,</text:p>
          </table:table-cell>
          <table:table-cell table:formula="of:=CONCATENATE([CulturesData.C6]; &quot;,&quot;)" office:value-type="string" office:string-value="manrural,">
            <text:p>manrural,</text:p>
          </table:table-cell>
          <table:table-cell table:formula="of:=CONCATENATE([CulturesData.E6]; &quot;,&quot;)" office:value-type="string" office:string-value="75,">
            <text:p>75,</text:p>
          </table:table-cell>
          <table:table-cell table:formula="of:=CONCATENATE([CulturesData.F6]; &quot;,&quot;)" office:value-type="string" office:string-value="60,">
            <text:p>60,</text:p>
          </table:table-cell>
          <table:table-cell table:formula="of:=CONCATENATE([CulturesData.G6]; &quot;,&quot;)" office:value-type="string" office:string-value="178,">
            <text:p>178,</text:p>
          </table:table-cell>
          <table:table-cell table:formula="of:=CONCATENATE([CulturesData.H6]; &quot;,&quot;)" office:value-type="string" office:string-value="162,">
            <text:p>162,</text:p>
          </table:table-cell>
          <table:table-cell table:formula="of:=IF(LEN(TRIM([CulturesData.J6]))=0;&quot;&quot;;CONCATENATE([CulturesData.J$1];SUBSTITUTE(SUBSTITUTE(SUBSTITUTE([CulturesData.J6];&quot;e&quot;;&quot;EVERYMAN&quot;);&quot;r&quot;;&quot;RESTRICTED&quot;);&quot;o&quot;;&quot;OCCUPATIONAL&quot;);&quot;,&quot;))">
            <text:p/>
          </table:table-cell>
          <table:table-cell table:formula="of:=IF(LEN(TRIM([CulturesData.K6]))=0;&quot;&quot;;CONCATENATE([CulturesData.K$1];SUBSTITUTE(SUBSTITUTE(SUBSTITUTE([CulturesData.K6];&quot;e&quot;;&quot;EVERYMAN&quot;);&quot;r&quot;;&quot;RESTRICTED&quot;);&quot;o&quot;;&quot;OCCUPATIONAL&quot;);&quot;,&quot;))">
            <text:p/>
          </table:table-cell>
          <table:table-cell table:formula="of:=IF(LEN(TRIM([CulturesData.L6]))=0;&quot;&quot;;CONCATENATE([CulturesData.L$1];SUBSTITUTE(SUBSTITUTE(SUBSTITUTE([CulturesData.L6];&quot;e&quot;;&quot;EVERYMAN&quot;);&quot;r&quot;;&quot;RESTRICTED&quot;);&quot;o&quot;;&quot;OCCUPATIONAL&quot;);&quot;,&quot;))" office:value-type="string" office:string-value="G19=1,">
            <text:p>G19=1,</text:p>
          </table:table-cell>
          <table:table-cell table:formula="of:=IF(LEN(TRIM([CulturesData.M6]))=0;&quot;&quot;;CONCATENATE([CulturesData.M$1];SUBSTITUTE(SUBSTITUTE(SUBSTITUTE([CulturesData.M6];&quot;e&quot;;&quot;EVERYMAN&quot;);&quot;r&quot;;&quot;RESTRICTED&quot;);&quot;o&quot;;&quot;OCCUPATIONAL&quot;);&quot;,&quot;))" office:value-type="string" office:string-value="S216=1,">
            <text:p>S216=1,</text:p>
          </table:table-cell>
          <table:table-cell table:formula="of:=IF(LEN(TRIM([CulturesData.N6]))=0;&quot;&quot;;CONCATENATE([CulturesData.N$1];SUBSTITUTE(SUBSTITUTE(SUBSTITUTE([CulturesData.N6];&quot;e&quot;;&quot;EVERYMAN&quot;);&quot;r&quot;;&quot;RESTRICTED&quot;);&quot;o&quot;;&quot;OCCUPATIONAL&quot;);&quot;,&quot;))" office:value-type="string" office:string-value="S217=1,">
            <text:p>S217=1,</text:p>
          </table:table-cell>
          <table:table-cell table:formula="of:=IF(LEN(TRIM([CulturesData.O6]))=0;&quot;&quot;;CONCATENATE([CulturesData.O$1];SUBSTITUTE(SUBSTITUTE(SUBSTITUTE([CulturesData.O6];&quot;e&quot;;&quot;EVERYMAN&quot;);&quot;r&quot;;&quot;RESTRICTED&quot;);&quot;o&quot;;&quot;OCCUPATIONAL&quot;);&quot;,&quot;))">
            <text:p/>
          </table:table-cell>
          <table:table-cell table:formula="of:=IF(LEN(TRIM([CulturesData.P6]))=0;&quot;&quot;;CONCATENATE([CulturesData.P$1];SUBSTITUTE(SUBSTITUTE(SUBSTITUTE([CulturesData.P6];&quot;e&quot;;&quot;EVERYMAN&quot;);&quot;r&quot;;&quot;RESTRICTED&quot;);&quot;o&quot;;&quot;OCCUPATIONAL&quot;);&quot;,&quot;))">
            <text:p/>
          </table:table-cell>
          <table:table-cell table:formula="of:=IF(LEN(TRIM([CulturesData.Q6]))=0;&quot;&quot;;CONCATENATE([CulturesData.Q$1];SUBSTITUTE(SUBSTITUTE(SUBSTITUTE([CulturesData.Q6];&quot;e&quot;;&quot;EVERYMAN&quot;);&quot;r&quot;;&quot;RESTRICTED&quot;);&quot;o&quot;;&quot;OCCUPATIONAL&quot;);&quot;,&quot;))">
            <text:p/>
          </table:table-cell>
          <table:table-cell table:formula="of:=IF(LEN(TRIM([CulturesData.R6]))=0;&quot;&quot;;CONCATENATE([CulturesData.R$1];SUBSTITUTE(SUBSTITUTE(SUBSTITUTE([CulturesData.R6];&quot;e&quot;;&quot;EVERYMAN&quot;);&quot;r&quot;;&quot;RESTRICTED&quot;);&quot;o&quot;;&quot;OCCUPATIONAL&quot;);&quot;,&quot;))">
            <text:p/>
          </table:table-cell>
          <table:table-cell table:formula="of:=IF(LEN(TRIM([CulturesData.S6]))=0;&quot;&quot;;CONCATENATE([CulturesData.S$1];SUBSTITUTE(SUBSTITUTE(SUBSTITUTE([CulturesData.S6];&quot;e&quot;;&quot;EVERYMAN&quot;);&quot;r&quot;;&quot;RESTRICTED&quot;);&quot;o&quot;;&quot;OCCUPATIONAL&quot;);&quot;,&quot;))">
            <text:p/>
          </table:table-cell>
          <table:table-cell table:formula="of:=IF(LEN(TRIM([CulturesData.T6]))=0;&quot;&quot;;CONCATENATE([CulturesData.T$1];SUBSTITUTE(SUBSTITUTE(SUBSTITUTE([CulturesData.T6];&quot;e&quot;;&quot;EVERYMAN&quot;);&quot;r&quot;;&quot;RESTRICTED&quot;);&quot;o&quot;;&quot;OCCUPATIONAL&quot;);&quot;,&quot;))">
            <text:p/>
          </table:table-cell>
          <table:table-cell table:formula="of:=IF(LEN(TRIM([CulturesData.U6]))=0;&quot;&quot;;CONCATENATE([CulturesData.U$1];SUBSTITUTE(SUBSTITUTE(SUBSTITUTE([CulturesData.U6];&quot;e&quot;;&quot;EVERYMAN&quot;);&quot;r&quot;;&quot;RESTRICTED&quot;);&quot;o&quot;;&quot;OCCUPATIONAL&quot;);&quot;,&quot;))">
            <text:p/>
          </table:table-cell>
          <table:table-cell table:formula="of:=IF(LEN(TRIM([CulturesData.V6]))=0;&quot;&quot;;CONCATENATE([CulturesData.V$1];SUBSTITUTE(SUBSTITUTE(SUBSTITUTE([CulturesData.V6];&quot;e&quot;;&quot;EVERYMAN&quot;);&quot;r&quot;;&quot;RESTRICTED&quot;);&quot;o&quot;;&quot;OCCUPATIONAL&quot;);&quot;,&quot;))" office:value-type="string" office:string-value="G3=1,">
            <text:p>G3=1,</text:p>
          </table:table-cell>
          <table:table-cell table:formula="of:=IF(LEN(TRIM([CulturesData.W6]))=0;&quot;&quot;;CONCATENATE([CulturesData.W$1];SUBSTITUTE(SUBSTITUTE(SUBSTITUTE([CulturesData.W6];&quot;e&quot;;&quot;EVERYMAN&quot;);&quot;r&quot;;&quot;RESTRICTED&quot;);&quot;o&quot;;&quot;OCCUPATIONAL&quot;);&quot;,&quot;))">
            <text:p/>
          </table:table-cell>
          <table:table-cell table:formula="of:=IF(LEN(TRIM([CulturesData.X6]))=0;&quot;&quot;;CONCATENATE([CulturesData.X$1];SUBSTITUTE(SUBSTITUTE(SUBSTITUTE([CulturesData.X6];&quot;e&quot;;&quot;EVERYMAN&quot;);&quot;r&quot;;&quot;RESTRICTED&quot;);&quot;o&quot;;&quot;OCCUPATIONAL&quot;);&quot;,&quot;))">
            <text:p/>
          </table:table-cell>
          <table:table-cell table:formula="of:=IF(LEN(TRIM([CulturesData.Y6]))=0;&quot;&quot;;CONCATENATE([CulturesData.Y$1];SUBSTITUTE(SUBSTITUTE(SUBSTITUTE([CulturesData.Y6];&quot;e&quot;;&quot;EVERYMAN&quot;);&quot;r&quot;;&quot;RESTRICTED&quot;);&quot;o&quot;;&quot;OCCUPATIONAL&quot;);&quot;,&quot;))">
            <text:p/>
          </table:table-cell>
          <table:table-cell table:formula="of:=IF(LEN(TRIM([CulturesData.Z6]))=0;&quot;&quot;;CONCATENATE([CulturesData.Z$1];SUBSTITUTE(SUBSTITUTE(SUBSTITUTE([CulturesData.Z6];&quot;e&quot;;&quot;EVERYMAN&quot;);&quot;r&quot;;&quot;RESTRICTED&quot;);&quot;o&quot;;&quot;OCCUPATIONAL&quot;);&quot;,&quot;))">
            <text:p/>
          </table:table-cell>
          <table:table-cell table:formula="of:=IF(LEN(TRIM([CulturesData.AA6]))=0;&quot;&quot;;CONCATENATE([CulturesData.AA$1];SUBSTITUTE(SUBSTITUTE(SUBSTITUTE([CulturesData.AA6];&quot;e&quot;;&quot;EVERYMAN&quot;);&quot;r&quot;;&quot;RESTRICTED&quot;);&quot;o&quot;;&quot;OCCUPATIONAL&quot;);&quot;,&quot;))" office:value-type="string" office:string-value="G1=1,">
            <text:p>G1=1,</text:p>
          </table:table-cell>
          <table:table-cell table:formula="of:=IF(LEN(TRIM([CulturesData.AB6]))=0;&quot;&quot;;CONCATENATE([CulturesData.AB$1];SUBSTITUTE(SUBSTITUTE(SUBSTITUTE([CulturesData.AB6];&quot;e&quot;;&quot;EVERYMAN&quot;);&quot;r&quot;;&quot;RESTRICTED&quot;);&quot;o&quot;;&quot;OCCUPATIONAL&quot;);&quot;,&quot;))">
            <text:p/>
          </table:table-cell>
          <table:table-cell table:formula="of:=IF(LEN(TRIM([CulturesData.AC6]))=0;&quot;&quot;;CONCATENATE([CulturesData.AC$1];SUBSTITUTE(SUBSTITUTE(SUBSTITUTE([CulturesData.AC6];&quot;e&quot;;&quot;EVERYMAN&quot;);&quot;r&quot;;&quot;RESTRICTED&quot;);&quot;o&quot;;&quot;OCCUPATIONAL&quot;);&quot;,&quot;))">
            <text:p/>
          </table:table-cell>
          <table:table-cell table:formula="of:=IF(LEN(TRIM([CulturesData.AD6]))=0;&quot;&quot;;CONCATENATE([CulturesData.AD$1];SUBSTITUTE(SUBSTITUTE(SUBSTITUTE([CulturesData.AD6];&quot;e&quot;;&quot;EVERYMAN&quot;);&quot;r&quot;;&quot;RESTRICTED&quot;);&quot;o&quot;;&quot;OCCUPATIONAL&quot;);&quot;,&quot;))" office:value-type="string" office:string-value="S5=1,">
            <text:p>S5=1,</text:p>
          </table:table-cell>
          <table:table-cell table:formula="of:=IF(LEN(TRIM([CulturesData.AE6]))=0;&quot;&quot;;CONCATENATE([CulturesData.AE$1];SUBSTITUTE(SUBSTITUTE(SUBSTITUTE([CulturesData.AE6];&quot;e&quot;;&quot;EVERYMAN&quot;);&quot;r&quot;;&quot;RESTRICTED&quot;);&quot;o&quot;;&quot;OCCUPATIONAL&quot;);&quot;,&quot;))" office:value-type="string" office:string-value="G2=1,">
            <text:p>G2=1,</text:p>
          </table:table-cell>
          <table:table-cell table:formula="of:=IF(LEN(TRIM([CulturesData.AF6]))=0;&quot;&quot;;CONCATENATE([CulturesData.AF$1];SUBSTITUTE(SUBSTITUTE(SUBSTITUTE([CulturesData.AF6];&quot;e&quot;;&quot;EVERYMAN&quot;);&quot;r&quot;;&quot;RESTRICTED&quot;);&quot;o&quot;;&quot;OCCUPATIONAL&quot;);&quot;,&quot;))">
            <text:p/>
          </table:table-cell>
          <table:table-cell table:formula="of:=IF(LEN(TRIM([CulturesData.AG6]))=0;&quot;&quot;;CONCATENATE([CulturesData.AG$1];SUBSTITUTE(SUBSTITUTE(SUBSTITUTE([CulturesData.AG6];&quot;e&quot;;&quot;EVERYMAN&quot;);&quot;r&quot;;&quot;RESTRICTED&quot;);&quot;o&quot;;&quot;OCCUPATIONAL&quot;);&quot;,&quot;))">
            <text:p/>
          </table:table-cell>
          <table:table-cell table:formula="of:=IF(LEN(TRIM([CulturesData.AH6]))=0;&quot;&quot;;CONCATENATE([CulturesData.AH$1];SUBSTITUTE(SUBSTITUTE(SUBSTITUTE([CulturesData.AH6];&quot;e&quot;;&quot;EVERYMAN&quot;);&quot;r&quot;;&quot;RESTRICTED&quot;);&quot;o&quot;;&quot;OCCUPATIONAL&quot;);&quot;,&quot;))" office:value-type="string" office:string-value="S168=2,">
            <text:p>S168=2,</text:p>
          </table:table-cell>
          <table:table-cell table:formula="of:=IF(LEN(TRIM([CulturesData.AI6]))=0;&quot;&quot;;CONCATENATE([CulturesData.AI$1];SUBSTITUTE(SUBSTITUTE(SUBSTITUTE([CulturesData.AI6];&quot;e&quot;;&quot;EVERYMAN&quot;);&quot;r&quot;;&quot;RESTRICTED&quot;);&quot;o&quot;;&quot;OCCUPATIONAL&quot;);&quot;,&quot;))" office:value-type="string" office:string-value="G36=1,">
            <text:p>G36=1,</text:p>
          </table:table-cell>
          <table:table-cell table:formula="of:=IF(LEN(TRIM([CulturesData.AJ6]))=0;&quot;&quot;;CONCATENATE([CulturesData.AJ$1];SUBSTITUTE(SUBSTITUTE(SUBSTITUTE([CulturesData.AJ6];&quot;e&quot;;&quot;EVERYMAN&quot;);&quot;r&quot;;&quot;RESTRICTED&quot;);&quot;o&quot;;&quot;OCCUPATIONAL&quot;);&quot;,&quot;))">
            <text:p/>
          </table:table-cell>
          <table:table-cell table:formula="of:=IF(LEN(TRIM([CulturesData.AK6]))=0;&quot;&quot;;CONCATENATE([CulturesData.AK$1];SUBSTITUTE(SUBSTITUTE(SUBSTITUTE([CulturesData.AK6];&quot;e&quot;;&quot;EVERYMAN&quot;);&quot;r&quot;;&quot;RESTRICTED&quot;);&quot;o&quot;;&quot;OCCUPATIONAL&quot;);&quot;,&quot;))">
            <text:p/>
          </table:table-cell>
          <table:table-cell table:formula="of:=IF(LEN(TRIM([CulturesData.AL6]))=0;&quot;&quot;;CONCATENATE([CulturesData.AL$1];SUBSTITUTE(SUBSTITUTE(SUBSTITUTE([CulturesData.AL6];&quot;e&quot;;&quot;EVERYMAN&quot;);&quot;r&quot;;&quot;RESTRICTED&quot;);&quot;o&quot;;&quot;OCCUPATIONAL&quot;);&quot;,&quot;))">
            <text:p/>
          </table:table-cell>
          <table:table-cell table:formula="of:=IF(LEN(TRIM([CulturesData.AM6]))=0;&quot;&quot;;CONCATENATE([CulturesData.AM$1];SUBSTITUTE(SUBSTITUTE(SUBSTITUTE([CulturesData.AM6];&quot;e&quot;;&quot;EVERYMAN&quot;);&quot;r&quot;;&quot;RESTRICTED&quot;);&quot;o&quot;;&quot;OCCUPATIONAL&quot;);&quot;,&quot;))">
            <text:p/>
          </table:table-cell>
          <table:table-cell table:formula="of:=IF(LEN(TRIM([CulturesData.AN6]))=0;&quot;&quot;;CONCATENATE([CulturesData.AN$1];SUBSTITUTE(SUBSTITUTE(SUBSTITUTE([CulturesData.AN6];&quot;e&quot;;&quot;EVERYMAN&quot;);&quot;r&quot;;&quot;RESTRICTED&quot;);&quot;o&quot;;&quot;OCCUPATIONAL&quot;);&quot;,&quot;))" office:value-type="string" office:string-value="S155=RESTRICTED,">
            <text:p>S155=RESTRICTED,</text:p>
          </table:table-cell>
          <table:table-cell table:formula="of:=IF(LEN(TRIM([CulturesData.AO6]))=0;&quot;&quot;;CONCATENATE([CulturesData.AO$1];SUBSTITUTE(SUBSTITUTE(SUBSTITUTE([CulturesData.AO6];&quot;e&quot;;&quot;EVERYMAN&quot;);&quot;r&quot;;&quot;RESTRICTED&quot;);&quot;o&quot;;&quot;OCCUPATIONAL&quot;);&quot;,&quot;))" office:value-type="string" office:string-value="S154=RESTRICTED,">
            <text:p>S154=RESTRICTED,</text:p>
          </table:table-cell>
          <table:table-cell table:formula="of:=IF(LEN(TRIM([CulturesData.AP6]))=0;&quot;&quot;;CONCATENATE([CulturesData.AP$1];SUBSTITUTE(SUBSTITUTE(SUBSTITUTE([CulturesData.AP6];&quot;e&quot;;&quot;EVERYMAN&quot;);&quot;r&quot;;&quot;RESTRICTED&quot;);&quot;o&quot;;&quot;OCCUPATIONAL&quot;);&quot;,&quot;))" office:value-type="string" office:string-value="S64=2,">
            <text:p>S64=2,</text:p>
          </table:table-cell>
          <table:table-cell table:formula="of:=IF(LEN(TRIM([CulturesData.AQ6]))=0;&quot;&quot;;CONCATENATE([CulturesData.AQ$1];SUBSTITUTE(SUBSTITUTE(SUBSTITUTE([CulturesData.AQ6];&quot;e&quot;;&quot;EVERYMAN&quot;);&quot;r&quot;;&quot;RESTRICTED&quot;);&quot;o&quot;;&quot;OCCUPATIONAL&quot;);&quot;,&quot;))">
            <text:p/>
          </table:table-cell>
          <table:table-cell table:formula="of:=IF(LEN(TRIM([CulturesData.AR6]))=0;&quot;&quot;;CONCATENATE([CulturesData.AR$1];SUBSTITUTE(SUBSTITUTE(SUBSTITUTE([CulturesData.AR6];&quot;e&quot;;&quot;EVERYMAN&quot;);&quot;r&quot;;&quot;RESTRICTED&quot;);&quot;o&quot;;&quot;OCCUPATIONAL&quot;);&quot;,&quot;))" office:value-type="string" office:string-value="S503=RESTRICTED,">
            <text:p>S503=RESTRICTED,</text:p>
          </table:table-cell>
          <table:table-cell table:formula="of:=IF(LEN(TRIM([CulturesData.AS6]))=0;&quot;&quot;;CONCATENATE([CulturesData.AS$1];SUBSTITUTE(SUBSTITUTE(SUBSTITUTE([CulturesData.AS6];&quot;e&quot;;&quot;EVERYMAN&quot;);&quot;r&quot;;&quot;RESTRICTED&quot;);&quot;o&quot;;&quot;OCCUPATIONAL&quot;);&quot;,&quot;))" office:value-type="string" office:string-value="S504=RESTRICTED,">
            <text:p>S504=RESTRICTED,</text:p>
          </table:table-cell>
          <table:table-cell table:formula="of:=IF(LEN(TRIM([CulturesData.AT6]))=0;&quot;&quot;;CONCATENATE([CulturesData.AT$1];SUBSTITUTE(SUBSTITUTE(SUBSTITUTE([CulturesData.AT6];&quot;e&quot;;&quot;EVERYMAN&quot;);&quot;r&quot;;&quot;RESTRICTED&quot;);&quot;o&quot;;&quot;OCCUPATIONAL&quot;);&quot;,&quot;))" office:value-type="string" office:string-value="S53=RESTRICTED,">
            <text:p>S53=RESTRICTED,</text:p>
          </table:table-cell>
          <table:table-cell table:formula="of:=IF(LEN(TRIM([CulturesData.AU6]))=0;&quot;&quot;;CONCATENATE([CulturesData.AU$1];SUBSTITUTE(SUBSTITUTE(SUBSTITUTE([CulturesData.AU6];&quot;e&quot;;&quot;EVERYMAN&quot;);&quot;r&quot;;&quot;RESTRICTED&quot;);&quot;o&quot;;&quot;OCCUPATIONAL&quot;);&quot;,&quot;))" office:value-type="string" office:string-value="S54=RESTRICTED,">
            <text:p>S54=RESTRICTED,</text:p>
          </table:table-cell>
          <table:table-cell table:formula="of:=IF(LEN(TRIM([CulturesData.AV6]))=0;&quot;&quot;;CONCATENATE([CulturesData.AV$1];SUBSTITUTE(SUBSTITUTE(SUBSTITUTE([CulturesData.AV6];&quot;e&quot;;&quot;EVERYMAN&quot;);&quot;r&quot;;&quot;RESTRICTED&quot;);&quot;o&quot;;&quot;OCCUPATIONAL&quot;);&quot;,&quot;))" office:value-type="string" office:string-value="G8=1,">
            <text:p>G8=1,</text:p>
          </table:table-cell>
          <table:table-cell table:formula="of:=IF(LEN(TRIM([CulturesData.AW6]))=0;&quot;&quot;;CONCATENATE([CulturesData.AW$1];SUBSTITUTE(SUBSTITUTE(SUBSTITUTE([CulturesData.AW6];&quot;e&quot;;&quot;EVERYMAN&quot;);&quot;r&quot;;&quot;RESTRICTED&quot;);&quot;o&quot;;&quot;OCCUPATIONAL&quot;);&quot;,&quot;))">
            <text:p/>
          </table:table-cell>
          <table:table-cell table:formula="of:=IF(LEN(TRIM([CulturesData.AX6]))=0;&quot;&quot;;CONCATENATE([CulturesData.AX$1];SUBSTITUTE(SUBSTITUTE(SUBSTITUTE([CulturesData.AX6];&quot;e&quot;;&quot;EVERYMAN&quot;);&quot;r&quot;;&quot;RESTRICTED&quot;);&quot;o&quot;;&quot;OCCUPATIONAL&quot;);&quot;,&quot;))">
            <text:p/>
          </table:table-cell>
          <table:table-cell table:formula="of:=IF(LEN(TRIM([CulturesData.AY6]))=0;&quot;&quot;;CONCATENATE([CulturesData.AY$1];SUBSTITUTE(SUBSTITUTE(SUBSTITUTE([CulturesData.AY6];&quot;e&quot;;&quot;EVERYMAN&quot;);&quot;r&quot;;&quot;RESTRICTED&quot;);&quot;o&quot;;&quot;OCCUPATIONAL&quot;);&quot;,&quot;))" office:value-type="string" office:string-value="S465=8,">
            <text:p>S465=8,</text:p>
          </table:table-cell>
          <table:table-cell table:formula="of:=IF(LEN(TRIM([CulturesData.AZ6]))=0;&quot;&quot;;CONCATENATE([CulturesData.AZ$1];SUBSTITUTE(SUBSTITUTE(SUBSTITUTE([CulturesData.AZ6];&quot;e&quot;;&quot;EVERYMAN&quot;);&quot;r&quot;;&quot;RESTRICTED&quot;);&quot;o&quot;;&quot;OCCUPATIONAL&quot;);&quot;,&quot;))" office:value-type="string" office:string-value="S466=6,">
            <text:p>S466=6,</text:p>
          </table:table-cell>
          <table:table-cell table:formula="of:=IF(LEN(TRIM([CulturesData.BA6]))=0;&quot;&quot;;CONCATENATE([CulturesData.BA$1];SUBSTITUTE(SUBSTITUTE(SUBSTITUTE([CulturesData.BA6];&quot;e&quot;;&quot;EVERYMAN&quot;);&quot;r&quot;;&quot;RESTRICTED&quot;);&quot;o&quot;;&quot;OCCUPATIONAL&quot;);&quot;,&quot;))">
            <text:p/>
          </table:table-cell>
          <table:table-cell table:formula="of:=IF(LEN(TRIM([CulturesData.BB6]))=0;&quot;&quot;;CONCATENATE([CulturesData.BB$1];SUBSTITUTE(SUBSTITUTE(SUBSTITUTE([CulturesData.BB6];&quot;e&quot;;&quot;EVERYMAN&quot;);&quot;r&quot;;&quot;RESTRICTED&quot;);&quot;o&quot;;&quot;OCCUPATIONAL&quot;);&quot;,&quot;))">
            <text:p/>
          </table:table-cell>
          <table:table-cell table:formula="of:=IF(LEN(TRIM([CulturesData.BC6]))=0;&quot;&quot;;CONCATENATE([CulturesData.BC$1];SUBSTITUTE(SUBSTITUTE(SUBSTITUTE([CulturesData.BC6];&quot;e&quot;;&quot;EVERYMAN&quot;);&quot;r&quot;;&quot;RESTRICTED&quot;);&quot;o&quot;;&quot;OCCUPATIONAL&quot;);&quot;,&quot;))">
            <text:p/>
          </table:table-cell>
          <table:table-cell table:formula="of:=IF(LEN(TRIM([CulturesData.BD6]))=0;&quot;&quot;;CONCATENATE([CulturesData.BD$1];SUBSTITUTE(SUBSTITUTE(SUBSTITUTE([CulturesData.BD6];&quot;e&quot;;&quot;EVERYMAN&quot;);&quot;r&quot;;&quot;RESTRICTED&quot;);&quot;o&quot;;&quot;OCCUPATIONAL&quot;);&quot;,&quot;))">
            <text:p/>
          </table:table-cell>
          <table:table-cell table:formula="of:=IF(LEN(TRIM([CulturesData.BE6]))=0;&quot;&quot;;CONCATENATE([CulturesData.BE$1];SUBSTITUTE(SUBSTITUTE(SUBSTITUTE([CulturesData.BE6];&quot;e&quot;;&quot;EVERYMAN&quot;);&quot;r&quot;;&quot;RESTRICTED&quot;);&quot;o&quot;;&quot;OCCUPATIONAL&quot;);&quot;,&quot;))">
            <text:p/>
          </table:table-cell>
          <table:table-cell table:formula="of:=IF(LEN(TRIM([CulturesData.BF6]))=0;&quot;&quot;;CONCATENATE([CulturesData.BF$1];SUBSTITUTE(SUBSTITUTE(SUBSTITUTE([CulturesData.BF6];&quot;e&quot;;&quot;EVERYMAN&quot;);&quot;r&quot;;&quot;RESTRICTED&quot;);&quot;o&quot;;&quot;OCCUPATIONAL&quot;);&quot;,&quot;))">
            <text:p/>
          </table:table-cell>
          <table:table-cell table:formula="of:=IF(LEN(TRIM([CulturesData.BG6]))=0;&quot;&quot;;CONCATENATE([CulturesData.BG$1];SUBSTITUTE(SUBSTITUTE(SUBSTITUTE([CulturesData.BG6];&quot;e&quot;;&quot;EVERYMAN&quot;);&quot;r&quot;;&quot;RESTRICTED&quot;);&quot;o&quot;;&quot;OCCUPATIONAL&quot;);&quot;,&quot;))">
            <text:p/>
          </table:table-cell>
          <table:table-cell table:formula="of:=IF(LEN(TRIM([CulturesData.BH6]))=0;&quot;&quot;;CONCATENATE([CulturesData.BH$1];SUBSTITUTE(SUBSTITUTE(SUBSTITUTE([CulturesData.BH6];&quot;e&quot;;&quot;EVERYMAN&quot;);&quot;r&quot;;&quot;RESTRICTED&quot;);&quot;o&quot;;&quot;OCCUPATIONAL&quot;);&quot;,&quot;))">
            <text:p/>
          </table:table-cell>
          <table:table-cell table:formula="of:=IF(LEN(TRIM([CulturesData.BI6]))=0;&quot;&quot;;CONCATENATE([CulturesData.BI$1];SUBSTITUTE(SUBSTITUTE(SUBSTITUTE([CulturesData.BI6];&quot;e&quot;;&quot;EVERYMAN&quot;);&quot;r&quot;;&quot;RESTRICTED&quot;);&quot;o&quot;;&quot;OCCUPATIONAL&quot;);&quot;,&quot;))">
            <text:p/>
          </table:table-cell>
          <table:table-cell table:formula="of:=IF(LEN(TRIM([CulturesData.BJ6]))=0;&quot;&quot;;CONCATENATE([CulturesData.BJ$1];SUBSTITUTE(SUBSTITUTE(SUBSTITUTE([CulturesData.BJ6];&quot;e&quot;;&quot;EVERYMAN&quot;);&quot;r&quot;;&quot;RESTRICTED&quot;);&quot;o&quot;;&quot;OCCUPATIONAL&quot;);&quot;,&quot;))">
            <text:p/>
          </table:table-cell>
          <table:table-cell table:formula="of:=IF(LEN(TRIM([CulturesData.BK6]))=0;&quot;&quot;;CONCATENATE([CulturesData.BK$1];SUBSTITUTE(SUBSTITUTE(SUBSTITUTE([CulturesData.BK6];&quot;e&quot;;&quot;EVERYMAN&quot;);&quot;r&quot;;&quot;RESTRICTED&quot;);&quot;o&quot;;&quot;OCCUPATIONAL&quot;);&quot;,&quot;))">
            <text:p/>
          </table:table-cell>
          <table:table-cell table:formula="of:=IF(LEN(TRIM([CulturesData.BL6]))=0;&quot;&quot;;CONCATENATE([CulturesData.BL$1];SUBSTITUTE(SUBSTITUTE(SUBSTITUTE([CulturesData.BL6];&quot;e&quot;;&quot;EVERYMAN&quot;);&quot;r&quot;;&quot;RESTRICTED&quot;);&quot;o&quot;;&quot;OCCUPATIONAL&quot;);&quot;,&quot;))">
            <text:p/>
          </table:table-cell>
          <table:table-cell table:formula="of:=IF(LEN(TRIM([CulturesData.BM6]))=0;&quot;&quot;;CONCATENATE([CulturesData.BM$1];SUBSTITUTE(SUBSTITUTE(SUBSTITUTE([CulturesData.BM6];&quot;e&quot;;&quot;EVERYMAN&quot;);&quot;r&quot;;&quot;RESTRICTED&quot;);&quot;o&quot;;&quot;OCCUPATIONAL&quot;);&quot;,&quot;))">
            <text:p/>
          </table:table-cell>
          <table:table-cell table:formula="of:=IF(LEN(TRIM([CulturesData.BN6]))=0;&quot;&quot;;CONCATENATE([CulturesData.BN$1];SUBSTITUTE(SUBSTITUTE(SUBSTITUTE([CulturesData.BN6];&quot;e&quot;;&quot;EVERYMAN&quot;);&quot;r&quot;;&quot;RESTRICTED&quot;);&quot;o&quot;;&quot;OCCUPATIONAL&quot;);&quot;,&quot;))">
            <text:p/>
          </table:table-cell>
          <table:table-cell table:formula="of:=IF(LEN(TRIM([CulturesData.BO6]))=0;&quot;&quot;;CONCATENATE([CulturesData.BO$1];SUBSTITUTE(SUBSTITUTE(SUBSTITUTE([CulturesData.BO6];&quot;e&quot;;&quot;EVERYMAN&quot;);&quot;r&quot;;&quot;RESTRICTED&quot;);&quot;o&quot;;&quot;OCCUPATIONAL&quot;);&quot;,&quot;))">
            <text:p/>
          </table:table-cell>
          <table:table-cell table:formula="of:=IF(LEN(TRIM([CulturesData.BP6]))=0;&quot;&quot;;CONCATENATE([CulturesData.BP$1];SUBSTITUTE(SUBSTITUTE(SUBSTITUTE([CulturesData.BP6];&quot;e&quot;;&quot;EVERYMAN&quot;);&quot;r&quot;;&quot;RESTRICTED&quot;);&quot;o&quot;;&quot;OCCUPATIONAL&quot;);&quot;,&quot;))">
            <text:p/>
          </table:table-cell>
          <table:table-cell table:formula="of:=IF(LEN(TRIM([CulturesData.BQ6]))=0;&quot;&quot;;CONCATENATE([CulturesData.BQ$1];SUBSTITUTE(SUBSTITUTE(SUBSTITUTE([CulturesData.BQ6];&quot;e&quot;;&quot;EVERYMAN&quot;);&quot;r&quot;;&quot;RESTRICTED&quot;);&quot;o&quot;;&quot;OCCUPATIONAL&quot;);&quot;,&quot;))">
            <text:p/>
          </table:table-cell>
          <table:table-cell table:formula="of:=IF(LEN(TRIM([CulturesData.BR6]))=0;&quot;&quot;;CONCATENATE([CulturesData.BR$1];SUBSTITUTE(SUBSTITUTE(SUBSTITUTE([CulturesData.BR6];&quot;e&quot;;&quot;EVERYMAN&quot;);&quot;r&quot;;&quot;RESTRICTED&quot;);&quot;o&quot;;&quot;OCCUPATIONAL&quot;);&quot;,&quot;))">
            <text:p/>
          </table:table-cell>
          <table:table-cell table:formula="of:=IF(LEN(TRIM([CulturesData.BS6]))=0;&quot;&quot;;CONCATENATE([CulturesData.BS$1];SUBSTITUTE(SUBSTITUTE(SUBSTITUTE([CulturesData.BS6];&quot;e&quot;;&quot;EVERYMAN&quot;);&quot;r&quot;;&quot;RESTRICTED&quot;);&quot;o&quot;;&quot;OCCUPATIONAL&quot;);&quot;,&quot;))">
            <text:p/>
          </table:table-cell>
          <table:table-cell table:formula="of:=IF(LEN(TRIM([CulturesData.BT6]))=0;&quot;&quot;;CONCATENATE([CulturesData.BT$1];SUBSTITUTE(SUBSTITUTE(SUBSTITUTE([CulturesData.BT6];&quot;e&quot;;&quot;EVERYMAN&quot;);&quot;r&quot;;&quot;RESTRICTED&quot;);&quot;o&quot;;&quot;OCCUPATIONAL&quot;);&quot;,&quot;))">
            <text:p/>
          </table:table-cell>
          <table:table-cell table:formula="of:=IF(LEN(TRIM([CulturesData.BU6]))=0;&quot;&quot;;CONCATENATE([CulturesData.BU$1];SUBSTITUTE(SUBSTITUTE(SUBSTITUTE([CulturesData.BU6];&quot;e&quot;;&quot;EVERYMAN&quot;);&quot;r&quot;;&quot;RESTRICTED&quot;);&quot;o&quot;;&quot;OCCUPATIONAL&quot;);&quot;,&quot;))">
            <text:p/>
          </table:table-cell>
          <table:table-cell table:formula="of:=IF(LEN(TRIM([CulturesData.BV6]))=0;&quot;&quot;;CONCATENATE([CulturesData.BV$1];SUBSTITUTE(SUBSTITUTE(SUBSTITUTE([CulturesData.BV6];&quot;e&quot;;&quot;EVERYMAN&quot;);&quot;r&quot;;&quot;RESTRICTED&quot;);&quot;o&quot;;&quot;OCCUPATIONAL&quot;);&quot;,&quot;))">
            <text:p/>
          </table:table-cell>
          <table:table-cell table:formula="of:=IF(LEN(TRIM([CulturesData.BW6]))=0;&quot;&quot;;CONCATENATE([CulturesData.BW$1];SUBSTITUTE(SUBSTITUTE(SUBSTITUTE([CulturesData.BW6];&quot;e&quot;;&quot;EVERYMAN&quot;);&quot;r&quot;;&quot;RESTRICTED&quot;);&quot;o&quot;;&quot;OCCUPATIONAL&quot;);&quot;,&quot;))">
            <text:p/>
          </table:table-cell>
          <table:table-cell table:formula="of:=IF(LEN(TRIM([CulturesData.BX6]))=0;&quot;&quot;;CONCATENATE([CulturesData.BX$1];SUBSTITUTE(SUBSTITUTE(SUBSTITUTE([CulturesData.BX6];&quot;e&quot;;&quot;EVERYMAN&quot;);&quot;r&quot;;&quot;RESTRICTED&quot;);&quot;o&quot;;&quot;OCCUPATIONAL&quot;);&quot;,&quot;))">
            <text:p/>
          </table:table-cell>
          <table:table-cell table:formula="of:=IF(LEN(TRIM([CulturesData.BY6]))=0;&quot;&quot;;CONCATENATE([CulturesData.BY$1];SUBSTITUTE(SUBSTITUTE(SUBSTITUTE([CulturesData.BY6];&quot;e&quot;;&quot;EVERYMAN&quot;);&quot;r&quot;;&quot;RESTRICTED&quot;);&quot;o&quot;;&quot;OCCUPATIONAL&quot;);&quot;,&quot;))">
            <text:p/>
          </table:table-cell>
          <table:table-cell table:formula="of:=IF(LEN(TRIM([CulturesData.BZ6]))=0;&quot;&quot;;CONCATENATE([CulturesData.BZ$1];SUBSTITUTE(SUBSTITUTE(SUBSTITUTE([CulturesData.BZ6];&quot;e&quot;;&quot;EVERYMAN&quot;);&quot;r&quot;;&quot;RESTRICTED&quot;);&quot;o&quot;;&quot;OCCUPATIONAL&quot;);&quot;,&quot;))">
            <text:p/>
          </table:table-cell>
          <table:table-cell table:formula="of:=IF(LEN(TRIM([CulturesData.CA6]))=0;&quot;&quot;;CONCATENATE([CulturesData.CA$1];SUBSTITUTE(SUBSTITUTE(SUBSTITUTE([CulturesData.CA6];&quot;e&quot;;&quot;EVERYMAN&quot;);&quot;r&quot;;&quot;RESTRICTED&quot;);&quot;o&quot;;&quot;OCCUPATIONAL&quot;);&quot;,&quot;))">
            <text:p/>
          </table:table-cell>
          <table:table-cell table:formula="of:=IF(LEN(TRIM([CulturesData.CB6]))=0;&quot;&quot;;CONCATENATE([CulturesData.CB$1];SUBSTITUTE(SUBSTITUTE(SUBSTITUTE([CulturesData.CB6];&quot;e&quot;;&quot;EVERYMAN&quot;);&quot;r&quot;;&quot;RESTRICTED&quot;);&quot;o&quot;;&quot;OCCUPATIONAL&quot;);&quot;,&quot;))">
            <text:p/>
          </table:table-cell>
          <table:table-cell table:formula="of:=IF(LEN(TRIM([CulturesData.CC6]))=0;&quot;&quot;;CONCATENATE([CulturesData.CC$1];SUBSTITUTE(SUBSTITUTE(SUBSTITUTE([CulturesData.CC6];&quot;e&quot;;&quot;EVERYMAN&quot;);&quot;r&quot;;&quot;RESTRICTED&quot;);&quot;o&quot;;&quot;OCCUPATIONAL&quot;);&quot;,&quot;))">
            <text:p/>
          </table:table-cell>
          <table:table-cell table:formula="of:=IF(LEN(TRIM([CulturesData.CD6]))=0;&quot;&quot;;CONCATENATE([CulturesData.CD$1];SUBSTITUTE(SUBSTITUTE(SUBSTITUTE([CulturesData.CD6];&quot;e&quot;;&quot;EVERYMAN&quot;);&quot;r&quot;;&quot;RESTRICTED&quot;);&quot;o&quot;;&quot;OCCUPATIONAL&quot;);&quot;,&quot;))">
            <text:p/>
          </table:table-cell>
          <table:table-cell table:formula="of:=IF(LEN(TRIM([CulturesData.CE6]))=0;&quot;&quot;;CONCATENATE([CulturesData.CE$1];SUBSTITUTE(SUBSTITUTE(SUBSTITUTE([CulturesData.CE6];&quot;e&quot;;&quot;EVERYMAN&quot;);&quot;r&quot;;&quot;RESTRICTED&quot;);&quot;o&quot;;&quot;OCCUPATIONAL&quot;);&quot;,&quot;))">
            <text:p/>
          </table:table-cell>
          <table:table-cell table:formula="of:=IF(LEN(TRIM([CulturesData.CF6]))=0;&quot;&quot;;CONCATENATE([CulturesData.CF$1];SUBSTITUTE(SUBSTITUTE(SUBSTITUTE([CulturesData.CF6];&quot;e&quot;;&quot;EVERYMAN&quot;);&quot;r&quot;;&quot;RESTRICTED&quot;);&quot;o&quot;;&quot;OCCUPATIONAL&quot;);&quot;,&quot;))">
            <text:p/>
          </table:table-cell>
          <table:table-cell table:formula="of:=IF(LEN(TRIM([CulturesData.CG6]))=0;&quot;&quot;;CONCATENATE([CulturesData.CG$1];SUBSTITUTE(SUBSTITUTE(SUBSTITUTE([CulturesData.CG6];&quot;e&quot;;&quot;EVERYMAN&quot;);&quot;r&quot;;&quot;RESTRICTED&quot;);&quot;o&quot;;&quot;OCCUPATIONAL&quot;);&quot;,&quot;))">
            <text:p/>
          </table:table-cell>
          <table:table-cell table:formula="of:=IF(LEN(TRIM([CulturesData.CH6]))=0;&quot;&quot;;CONCATENATE([CulturesData.CH$1];SUBSTITUTE(SUBSTITUTE(SUBSTITUTE([CulturesData.CH6];&quot;e&quot;;&quot;EVERYMAN&quot;);&quot;r&quot;;&quot;RESTRICTED&quot;);&quot;o&quot;;&quot;OCCUPATIONAL&quot;);&quot;,&quot;))">
            <text:p/>
          </table:table-cell>
          <table:table-cell table:formula="of:=IF(LEN(TRIM([CulturesData.CI6]))=0;&quot;&quot;;CONCATENATE([CulturesData.CI$1];SUBSTITUTE(SUBSTITUTE(SUBSTITUTE([CulturesData.CI6];&quot;e&quot;;&quot;EVERYMAN&quot;);&quot;r&quot;;&quot;RESTRICTED&quot;);&quot;o&quot;;&quot;OCCUPATIONAL&quot;);&quot;,&quot;))">
            <text:p/>
          </table:table-cell>
          <table:table-cell table:formula="of:=IF(LEN(TRIM([CulturesData.CJ6]))=0;&quot;&quot;;CONCATENATE([CulturesData.CJ$1];SUBSTITUTE(SUBSTITUTE(SUBSTITUTE([CulturesData.CJ6];&quot;e&quot;;&quot;EVERYMAN&quot;);&quot;r&quot;;&quot;RESTRICTED&quot;);&quot;o&quot;;&quot;OCCUPATIONAL&quot;);&quot;,&quot;))">
            <text:p/>
          </table:table-cell>
          <table:table-cell table:formula="of:=IF(LEN(TRIM([CulturesData.CK6]))=0;&quot;&quot;;CONCATENATE([CulturesData.CK$1];SUBSTITUTE(SUBSTITUTE(SUBSTITUTE([CulturesData.CK6];&quot;e&quot;;&quot;EVERYMAN&quot;);&quot;r&quot;;&quot;RESTRICTED&quot;);&quot;o&quot;;&quot;OCCUPATIONAL&quot;);&quot;,&quot;))" office:value-type="string" office:string-value="S61=RESTRICTED,">
            <text:p>S61=RESTRICTED,</text:p>
          </table:table-cell>
          <table:table-cell table:formula="of:=IF(LEN(TRIM([CulturesData.CL6]))=0;&quot;&quot;;CONCATENATE([CulturesData.CL$1];SUBSTITUTE(SUBSTITUTE(SUBSTITUTE([CulturesData.CL6];&quot;e&quot;;&quot;EVERYMAN&quot;);&quot;r&quot;;&quot;RESTRICTED&quot;);&quot;o&quot;;&quot;OCCUPATIONAL&quot;);&quot;,&quot;))">
            <text:p/>
          </table:table-cell>
          <table:table-cell table:formula="of:=IF(LEN(TRIM([CulturesData.CM6]))=0;&quot;&quot;;CONCATENATE([CulturesData.CM$1];SUBSTITUTE(SUBSTITUTE(SUBSTITUTE([CulturesData.CM6];&quot;e&quot;;&quot;EVERYMAN&quot;);&quot;r&quot;;&quot;RESTRICTED&quot;);&quot;o&quot;;&quot;OCCUPATIONAL&quot;);&quot;,&quot;))">
            <text:p/>
          </table:table-cell>
          <table:table-cell table:formula="of:=IF(LEN(TRIM([CulturesData.CN6]))=0;&quot;&quot;;CONCATENATE([CulturesData.CN$1];SUBSTITUTE(SUBSTITUTE(SUBSTITUTE([CulturesData.CN6];&quot;e&quot;;&quot;EVERYMAN&quot;);&quot;r&quot;;&quot;RESTRICTED&quot;);&quot;o&quot;;&quot;OCCUPATIONAL&quot;);&quot;,&quot;))">
            <text:p/>
          </table:table-cell>
          <table:table-cell table:formula="of:=IF(LEN(TRIM([CulturesData.CO6]))=0;&quot;&quot;;CONCATENATE([CulturesData.CO$1];SUBSTITUTE(SUBSTITUTE(SUBSTITUTE([CulturesData.CO6];&quot;e&quot;;&quot;EVERYMAN&quot;);&quot;r&quot;;&quot;RESTRICTED&quot;);&quot;o&quot;;&quot;OCCUPATIONAL&quot;);&quot;,&quot;))">
            <text:p/>
          </table:table-cell>
          <table:table-cell table:formula="of:=IF(LEN(TRIM([CulturesData.CP6]))=0;&quot;&quot;;CONCATENATE([CulturesData.CP$1];SUBSTITUTE(SUBSTITUTE(SUBSTITUTE([CulturesData.CP6];&quot;e&quot;;&quot;EVERYMAN&quot;);&quot;r&quot;;&quot;RESTRICTED&quot;);&quot;o&quot;;&quot;OCCUPATIONAL&quot;);&quot;,&quot;))">
            <text:p/>
          </table:table-cell>
          <table:table-cell table:formula="of:=IF(LEN(TRIM([CulturesData.CQ6]))=0;&quot;&quot;;CONCATENATE([CulturesData.CQ$1];SUBSTITUTE(SUBSTITUTE(SUBSTITUTE([CulturesData.CQ6];&quot;e&quot;;&quot;EVERYMAN&quot;);&quot;r&quot;;&quot;RESTRICTED&quot;);&quot;o&quot;;&quot;OCCUPATIONAL&quot;);&quot;,&quot;))">
            <text:p/>
          </table:table-cell>
          <table:table-cell table:formula="of:=IF(LEN(TRIM([CulturesData.CR6]))=0;&quot;&quot;;CONCATENATE([CulturesData.CR$1];SUBSTITUTE(SUBSTITUTE(SUBSTITUTE([CulturesData.CR6];&quot;e&quot;;&quot;EVERYMAN&quot;);&quot;r&quot;;&quot;RESTRICTED&quot;);&quot;o&quot;;&quot;OCCUPATIONAL&quot;);&quot;,&quot;))">
            <text:p/>
          </table:table-cell>
          <table:table-cell table:formula="of:=IF(LEN(TRIM([CulturesData.CS6]))=0;&quot;&quot;;CONCATENATE([CulturesData.CS$1];SUBSTITUTE(SUBSTITUTE(SUBSTITUTE([CulturesData.CS6];&quot;e&quot;;&quot;EVERYMAN&quot;);&quot;r&quot;;&quot;RESTRICTED&quot;);&quot;o&quot;;&quot;OCCUPATIONAL&quot;);&quot;,&quot;))">
            <text:p/>
          </table:table-cell>
          <table:table-cell table:formula="of:=IF(LEN(TRIM([CulturesData.CT6]))=0;&quot;&quot;;CONCATENATE([CulturesData.CT$1];SUBSTITUTE(SUBSTITUTE(SUBSTITUTE([CulturesData.CT6];&quot;e&quot;;&quot;EVERYMAN&quot;);&quot;r&quot;;&quot;RESTRICTED&quot;);&quot;o&quot;;&quot;OCCUPATIONAL&quot;);&quot;,&quot;))">
            <text:p/>
          </table:table-cell>
          <table:table-cell table:formula="of:=IF(LEN(TRIM([CulturesData.CU6]))=0;&quot;&quot;;CONCATENATE([CulturesData.CU$1];SUBSTITUTE(SUBSTITUTE(SUBSTITUTE([CulturesData.CU6];&quot;e&quot;;&quot;EVERYMAN&quot;);&quot;r&quot;;&quot;RESTRICTED&quot;);&quot;o&quot;;&quot;OCCUPATIONAL&quot;);&quot;,&quot;))">
            <text:p/>
          </table:table-cell>
          <table:table-cell table:formula="of:=IF(LEN(TRIM([CulturesData.CV6]))=0;&quot;&quot;;CONCATENATE([CulturesData.CV$1];SUBSTITUTE(SUBSTITUTE(SUBSTITUTE([CulturesData.CV6];&quot;e&quot;;&quot;EVERYMAN&quot;);&quot;r&quot;;&quot;RESTRICTED&quot;);&quot;o&quot;;&quot;OCCUPATIONAL&quot;);&quot;,&quot;))">
            <text:p/>
          </table:table-cell>
          <table:table-cell table:formula="of:=IF(LEN(TRIM([CulturesData.CW6]))=0;&quot;&quot;;CONCATENATE([CulturesData.CW$1];SUBSTITUTE(SUBSTITUTE(SUBSTITUTE([CulturesData.CW6];&quot;e&quot;;&quot;EVERYMAN&quot;);&quot;r&quot;;&quot;RESTRICTED&quot;);&quot;o&quot;;&quot;OCCUPATIONAL&quot;);&quot;,&quot;))">
            <text:p/>
          </table:table-cell>
          <table:table-cell table:formula="of:=IF(LEN(TRIM([CulturesData.CX6]))=0;&quot;&quot;;CONCATENATE([CulturesData.CX$1];SUBSTITUTE(SUBSTITUTE(SUBSTITUTE([CulturesData.CX6];&quot;e&quot;;&quot;EVERYMAN&quot;);&quot;r&quot;;&quot;RESTRICTED&quot;);&quot;o&quot;;&quot;OCCUPATIONAL&quot;);&quot;,&quot;))">
            <text:p/>
          </table:table-cell>
          <table:table-cell table:formula="of:=IF(LEN(TRIM([CulturesData.CY6]))=0;&quot;&quot;;CONCATENATE([CulturesData.CY$1];SUBSTITUTE(SUBSTITUTE(SUBSTITUTE([CulturesData.CY6];&quot;e&quot;;&quot;EVERYMAN&quot;);&quot;r&quot;;&quot;RESTRICTED&quot;);&quot;o&quot;;&quot;OCCUPATIONAL&quot;);&quot;,&quot;))">
            <text:p/>
          </table:table-cell>
          <table:table-cell table:formula="of:=IF(LEN(TRIM([CulturesData.CZ6]))=0;&quot;&quot;;CONCATENATE([CulturesData.CZ$1];SUBSTITUTE(SUBSTITUTE(SUBSTITUTE([CulturesData.CZ6];&quot;e&quot;;&quot;EVERYMAN&quot;);&quot;r&quot;;&quot;RESTRICTED&quot;);&quot;o&quot;;&quot;OCCUPATIONAL&quot;);&quot;,&quot;))">
            <text:p/>
          </table:table-cell>
          <table:table-cell table:formula="of:=IF(LEN(TRIM([CulturesData.DA6]))=0;&quot;&quot;;CONCATENATE([CulturesData.DA$1];SUBSTITUTE(SUBSTITUTE(SUBSTITUTE([CulturesData.DA6];&quot;e&quot;;&quot;EVERYMAN&quot;);&quot;r&quot;;&quot;RESTRICTED&quot;);&quot;o&quot;;&quot;OCCUPATIONAL&quot;);&quot;,&quot;))">
            <text:p/>
          </table:table-cell>
          <table:table-cell table:formula="of:=IF(LEN(TRIM([CulturesData.DB6]))=0;&quot;&quot;;CONCATENATE([CulturesData.DB$1];SUBSTITUTE(SUBSTITUTE(SUBSTITUTE([CulturesData.DB6];&quot;e&quot;;&quot;EVERYMAN&quot;);&quot;r&quot;;&quot;RESTRICTED&quot;);&quot;o&quot;;&quot;OCCUPATIONAL&quot;);&quot;,&quot;))">
            <text:p/>
          </table:table-cell>
          <table:table-cell table:formula="of:=IF(LEN(TRIM([CulturesData.DC6]))=0;&quot;&quot;;CONCATENATE([CulturesData.DC$1];SUBSTITUTE(SUBSTITUTE(SUBSTITUTE([CulturesData.DC6];&quot;e&quot;;&quot;EVERYMAN&quot;);&quot;r&quot;;&quot;RESTRICTED&quot;);&quot;o&quot;;&quot;OCCUPATIONAL&quot;);&quot;,&quot;))">
            <text:p/>
          </table:table-cell>
          <table:table-cell table:formula="of:=IF(LEN(TRIM([CulturesData.DD6]))=0;&quot;&quot;;CONCATENATE([CulturesData.DD$1];SUBSTITUTE(SUBSTITUTE(SUBSTITUTE([CulturesData.DD6];&quot;e&quot;;&quot;EVERYMAN&quot;);&quot;r&quot;;&quot;RESTRICTED&quot;);&quot;o&quot;;&quot;OCCUPATIONAL&quot;);&quot;,&quot;))">
            <text:p/>
          </table:table-cell>
          <table:table-cell table:formula="of:=IF(LEN(TRIM([CulturesData.DE6]))=0;&quot;&quot;;CONCATENATE([CulturesData.DE$1];SUBSTITUTE(SUBSTITUTE(SUBSTITUTE([CulturesData.DE6];&quot;e&quot;;&quot;EVERYMAN&quot;);&quot;r&quot;;&quot;RESTRICTED&quot;);&quot;o&quot;;&quot;OCCUPATIONAL&quot;);&quot;,&quot;))">
            <text:p/>
          </table:table-cell>
          <table:table-cell table:formula="of:=IF(LEN(TRIM([CulturesData.DF6]))=0;&quot;&quot;;CONCATENATE([CulturesData.DF$1];SUBSTITUTE(SUBSTITUTE(SUBSTITUTE([CulturesData.DF6];&quot;e&quot;;&quot;EVERYMAN&quot;);&quot;r&quot;;&quot;RESTRICTED&quot;);&quot;o&quot;;&quot;OCCUPATIONAL&quot;);&quot;,&quot;))" office:value-type="string" office:string-value="G37=3,">
            <text:p>G37=3,</text:p>
          </table:table-cell>
          <table:table-cell table:formula="of:=IF(LEN(TRIM([CulturesData.DG6]))=0;&quot;&quot;;CONCATENATE([CulturesData.DG$1];SUBSTITUTE(SUBSTITUTE(SUBSTITUTE([CulturesData.DG6];&quot;e&quot;;&quot;EVERYMAN&quot;);&quot;r&quot;;&quot;RESTRICTED&quot;);&quot;o&quot;;&quot;OCCUPATIONAL&quot;);&quot;,&quot;))" office:value-type="string" office:string-value="S426=3,">
            <text:p>S426=3,</text:p>
          </table:table-cell>
          <table:table-cell table:formula="of:=IF(LEN(TRIM([CulturesData.DH6]))=0;&quot;&quot;;CONCATENATE([CulturesData.DH$1];SUBSTITUTE(SUBSTITUTE(SUBSTITUTE([CulturesData.DH6];&quot;e&quot;;&quot;EVERYMAN&quot;);&quot;r&quot;;&quot;RESTRICTED&quot;);&quot;o&quot;;&quot;OCCUPATIONAL&quot;);&quot;,&quot;))" office:value-type="string" office:string-value="S339=3,">
            <text:p>S339=3,</text:p>
          </table:table-cell>
          <table:table-cell table:formula="of:=IF(LEN(TRIM([CulturesData.DI6]))=0;&quot;&quot;;CONCATENATE([CulturesData.DI$1];SUBSTITUTE(SUBSTITUTE(SUBSTITUTE([CulturesData.DI6];&quot;e&quot;;&quot;EVERYMAN&quot;);&quot;r&quot;;&quot;RESTRICTED&quot;);&quot;o&quot;;&quot;OCCUPATIONAL&quot;);&quot;,&quot;))">
            <text:p/>
          </table:table-cell>
          <table:table-cell table:formula="of:=IF(LEN(TRIM([CulturesData.DJ6]))=0;&quot;&quot;;CONCATENATE([CulturesData.DJ$1];SUBSTITUTE(SUBSTITUTE(SUBSTITUTE([CulturesData.DJ6];&quot;e&quot;;&quot;EVERYMAN&quot;);&quot;r&quot;;&quot;RESTRICTED&quot;);&quot;o&quot;;&quot;OCCUPATIONAL&quot;);&quot;,&quot;))">
            <text:p/>
          </table:table-cell>
          <table:table-cell table:formula="of:=IF(LEN(TRIM([CulturesData.DK6]))=0;&quot;&quot;;CONCATENATE([CulturesData.DK$1];SUBSTITUTE(SUBSTITUTE(SUBSTITUTE([CulturesData.DK6];&quot;e&quot;;&quot;EVERYMAN&quot;);&quot;r&quot;;&quot;RESTRICTED&quot;);&quot;o&quot;;&quot;OCCUPATIONAL&quot;);&quot;,&quot;))">
            <text:p/>
          </table:table-cell>
          <table:table-cell table:formula="of:=IF(LEN(TRIM([CulturesData.DL6]))=0;&quot;&quot;;CONCATENATE([CulturesData.DL$1];SUBSTITUTE(SUBSTITUTE(SUBSTITUTE([CulturesData.DL6];&quot;e&quot;;&quot;EVERYMAN&quot;);&quot;r&quot;;&quot;RESTRICTED&quot;);&quot;o&quot;;&quot;OCCUPATIONAL&quot;);&quot;,&quot;))">
            <text:p/>
          </table:table-cell>
          <table:table-cell table:formula="of:=IF(LEN(TRIM([CulturesData.DM6]))=0;&quot;&quot;;CONCATENATE([CulturesData.DM$1];SUBSTITUTE(SUBSTITUTE(SUBSTITUTE([CulturesData.DM6];&quot;e&quot;;&quot;EVERYMAN&quot;);&quot;r&quot;;&quot;RESTRICTED&quot;);&quot;o&quot;;&quot;OCCUPATIONAL&quot;);&quot;,&quot;))">
            <text:p/>
          </table:table-cell>
          <table:table-cell table:formula="of:=IF(LEN(TRIM([CulturesData.DN6]))=0;&quot;&quot;;CONCATENATE([CulturesData.DN$1];SUBSTITUTE(SUBSTITUTE(SUBSTITUTE([CulturesData.DN6];&quot;e&quot;;&quot;EVERYMAN&quot;);&quot;r&quot;;&quot;RESTRICTED&quot;);&quot;o&quot;;&quot;OCCUPATIONAL&quot;);&quot;,&quot;))">
            <text:p/>
          </table:table-cell>
          <table:table-cell table:formula="of:=IF(LEN(TRIM([CulturesData.DO6]))=0;&quot;&quot;;CONCATENATE([CulturesData.DO$1];SUBSTITUTE(SUBSTITUTE(SUBSTITUTE([CulturesData.DO6];&quot;e&quot;;&quot;EVERYMAN&quot;);&quot;r&quot;;&quot;RESTRICTED&quot;);&quot;o&quot;;&quot;OCCUPATIONAL&quot;);&quot;,&quot;))" office:value-type="string" office:string-value="S445=RESTRICTED,">
            <text:p>S445=RESTRICTED,</text:p>
          </table:table-cell>
          <table:table-cell table:formula="of:=IF(LEN(TRIM([CulturesData.DP6]))=0;&quot;&quot;;CONCATENATE([CulturesData.DP$1];SUBSTITUTE(SUBSTITUTE(SUBSTITUTE([CulturesData.DP6];&quot;e&quot;;&quot;EVERYMAN&quot;);&quot;r&quot;;&quot;RESTRICTED&quot;);&quot;o&quot;;&quot;OCCUPATIONAL&quot;);&quot;,&quot;))" office:value-type="string" office:string-value="S443=RESTRICTED,">
            <text:p>S443=RESTRICTED,</text:p>
          </table:table-cell>
          <table:table-cell table:formula="of:=IF(LEN(TRIM([CulturesData.DQ6]))=0;&quot;&quot;;CONCATENATE([CulturesData.DQ$1];SUBSTITUTE(SUBSTITUTE(SUBSTITUTE([CulturesData.DQ6];&quot;e&quot;;&quot;EVERYMAN&quot;);&quot;r&quot;;&quot;RESTRICTED&quot;);&quot;o&quot;;&quot;OCCUPATIONAL&quot;);&quot;,&quot;))">
            <text:p/>
          </table:table-cell>
          <table:table-cell table:formula="of:=IF(LEN(TRIM([CulturesData.DR6]))=0;&quot;&quot;;CONCATENATE([CulturesData.DR$1];SUBSTITUTE(SUBSTITUTE(SUBSTITUTE([CulturesData.DR6];&quot;e&quot;;&quot;EVERYMAN&quot;);&quot;r&quot;;&quot;RESTRICTED&quot;);&quot;o&quot;;&quot;OCCUPATIONAL&quot;);&quot;,&quot;))">
            <text:p/>
          </table:table-cell>
          <table:table-cell table:formula="of:=IF(LEN(TRIM([CulturesData.DS6]))=0;&quot;&quot;;CONCATENATE([CulturesData.DS$1];SUBSTITUTE(SUBSTITUTE(SUBSTITUTE([CulturesData.DS6];&quot;e&quot;;&quot;EVERYMAN&quot;);&quot;r&quot;;&quot;RESTRICTED&quot;);&quot;o&quot;;&quot;OCCUPATIONAL&quot;);&quot;,&quot;))" office:value-type="string" office:string-value="S507=RESTRICTED,">
            <text:p>S507=RESTRICTED,</text:p>
          </table:table-cell>
          <table:table-cell table:formula="of:=IF(LEN(TRIM([CulturesData.DT6]))=0;&quot;&quot;;CONCATENATE([CulturesData.DT$1];SUBSTITUTE(SUBSTITUTE(SUBSTITUTE([CulturesData.DT6];&quot;e&quot;;&quot;EVERYMAN&quot;);&quot;r&quot;;&quot;RESTRICTED&quot;);&quot;o&quot;;&quot;OCCUPATIONAL&quot;);&quot;,&quot;))">
            <text:p/>
          </table:table-cell>
          <table:table-cell table:formula="of:=IF(LEN(TRIM([CulturesData.DU6]))=0;&quot;&quot;;CONCATENATE([CulturesData.DU$1];SUBSTITUTE(SUBSTITUTE(SUBSTITUTE([CulturesData.DU6];&quot;e&quot;;&quot;EVERYMAN&quot;);&quot;r&quot;;&quot;RESTRICTED&quot;);&quot;o&quot;;&quot;OCCUPATIONAL&quot;);&quot;,&quot;))" office:value-type="string" office:string-value="S447=RESTRICTED,">
            <text:p>S447=RESTRICTED,</text:p>
          </table:table-cell>
          <table:table-cell table:formula="of:=IF(LEN(TRIM([CulturesData.DV6]))=0;&quot;&quot;;CONCATENATE([CulturesData.DV$1];SUBSTITUTE(SUBSTITUTE(SUBSTITUTE([CulturesData.DV6];&quot;e&quot;;&quot;EVERYMAN&quot;);&quot;r&quot;;&quot;RESTRICTED&quot;);&quot;o&quot;;&quot;OCCUPATIONAL&quot;);&quot;,&quot;))" office:value-type="string" office:string-value="S448=RESTRICTED,">
            <text:p>S448=RESTRICTED,</text:p>
          </table:table-cell>
          <table:table-cell table:formula="of:=IF(LEN(TRIM([CulturesData.DW6]))=0;&quot;&quot;;CONCATENATE([CulturesData.DW$1];SUBSTITUTE(SUBSTITUTE(SUBSTITUTE([CulturesData.DW6];&quot;e&quot;;&quot;EVERYMAN&quot;);&quot;r&quot;;&quot;RESTRICTED&quot;);&quot;o&quot;;&quot;OCCUPATIONAL&quot;);&quot;,&quot;))" office:value-type="string" office:string-value="G17=1,">
            <text:p>G17=1,</text:p>
          </table:table-cell>
          <table:table-cell table:formula="of:=IF(LEN(TRIM([CulturesData.DX6]))=0;&quot;&quot;;CONCATENATE([CulturesData.DX$1];SUBSTITUTE(SUBSTITUTE(SUBSTITUTE([CulturesData.DX6];&quot;e&quot;;&quot;EVERYMAN&quot;);&quot;r&quot;;&quot;RESTRICTED&quot;);&quot;o&quot;;&quot;OCCUPATIONAL&quot;);&quot;,&quot;))">
            <text:p/>
          </table:table-cell>
          <table:table-cell table:formula="of:=IF(LEN(TRIM([CulturesData.DY6]))=0;&quot;&quot;;CONCATENATE([CulturesData.DY$1];SUBSTITUTE(SUBSTITUTE(SUBSTITUTE([CulturesData.DY6];&quot;e&quot;;&quot;EVERYMAN&quot;);&quot;r&quot;;&quot;RESTRICTED&quot;);&quot;o&quot;;&quot;OCCUPATIONAL&quot;);&quot;,&quot;))">
            <text:p/>
          </table:table-cell>
          <table:table-cell table:formula="of:=IF(LEN(TRIM([CulturesData.DZ6]))=0;&quot;&quot;;CONCATENATE([CulturesData.DZ$1];SUBSTITUTE(SUBSTITUTE(SUBSTITUTE([CulturesData.DZ6];&quot;e&quot;;&quot;EVERYMAN&quot;);&quot;r&quot;;&quot;RESTRICTED&quot;);&quot;o&quot;;&quot;OCCUPATIONAL&quot;);&quot;,&quot;))">
            <text:p/>
          </table:table-cell>
          <table:table-cell table:formula="of:=IF(LEN(TRIM([CulturesData.EA6]))=0;&quot;&quot;;CONCATENATE([CulturesData.EA$1];SUBSTITUTE(SUBSTITUTE(SUBSTITUTE([CulturesData.EA6];&quot;e&quot;;&quot;EVERYMAN&quot;);&quot;r&quot;;&quot;RESTRICTED&quot;);&quot;o&quot;;&quot;OCCUPATIONAL&quot;);&quot;,&quot;))" office:value-type="string" office:string-value="S204=1,">
            <text:p>S204=1,</text:p>
          </table:table-cell>
          <table:table-cell table:formula="of:=IF(LEN(TRIM([CulturesData.EB6]))=0;&quot;&quot;;CONCATENATE([CulturesData.EB$1];SUBSTITUTE(SUBSTITUTE(SUBSTITUTE([CulturesData.EB6];&quot;e&quot;;&quot;EVERYMAN&quot;);&quot;r&quot;;&quot;RESTRICTED&quot;);&quot;o&quot;;&quot;OCCUPATIONAL&quot;);&quot;,&quot;))" office:value-type="string" office:string-value="S206=RESTRICTED,">
            <text:p>S206=RESTRICTED,</text:p>
          </table:table-cell>
          <table:table-cell table:formula="of:=IF(LEN(TRIM([CulturesData.EC6]))=0;&quot;&quot;;CONCATENATE([CulturesData.EC$1];SUBSTITUTE(SUBSTITUTE(SUBSTITUTE([CulturesData.EC6];&quot;e&quot;;&quot;EVERYMAN&quot;);&quot;r&quot;;&quot;RESTRICTED&quot;);&quot;o&quot;;&quot;OCCUPATIONAL&quot;);&quot;,&quot;))" office:value-type="string" office:string-value="G18=2,">
            <text:p>G18=2,</text:p>
          </table:table-cell>
          <table:table-cell table:formula="of:=IF(LEN(TRIM([CulturesData.ED6]))=0;&quot;&quot;;CONCATENATE([CulturesData.ED$1];SUBSTITUTE(SUBSTITUTE(SUBSTITUTE([CulturesData.ED6];&quot;e&quot;;&quot;EVERYMAN&quot;);&quot;r&quot;;&quot;RESTRICTED&quot;);&quot;o&quot;;&quot;OCCUPATIONAL&quot;);&quot;,&quot;))">
            <text:p/>
          </table:table-cell>
          <table:table-cell table:formula="of:=IF(LEN(TRIM([CulturesData.EE6]))=0;&quot;&quot;;CONCATENATE([CulturesData.EE$1];SUBSTITUTE(SUBSTITUTE(SUBSTITUTE([CulturesData.EE6];&quot;e&quot;;&quot;EVERYMAN&quot;);&quot;r&quot;;&quot;RESTRICTED&quot;);&quot;o&quot;;&quot;OCCUPATIONAL&quot;);&quot;,&quot;))">
            <text:p/>
          </table:table-cell>
          <table:table-cell table:formula="of:=IF(LEN(TRIM([CulturesData.EF6]))=0;&quot;&quot;;CONCATENATE([CulturesData.EF$1];SUBSTITUTE(SUBSTITUTE(SUBSTITUTE([CulturesData.EF6];&quot;e&quot;;&quot;EVERYMAN&quot;);&quot;r&quot;;&quot;RESTRICTED&quot;);&quot;o&quot;;&quot;OCCUPATIONAL&quot;);&quot;,&quot;))">
            <text:p/>
          </table:table-cell>
          <table:table-cell table:formula="of:=IF(LEN(TRIM([CulturesData.EG6]))=0;&quot;&quot;;CONCATENATE([CulturesData.EG$1];SUBSTITUTE(SUBSTITUTE(SUBSTITUTE([CulturesData.EG6];&quot;e&quot;;&quot;EVERYMAN&quot;);&quot;r&quot;;&quot;RESTRICTED&quot;);&quot;o&quot;;&quot;OCCUPATIONAL&quot;);&quot;,&quot;))">
            <text:p/>
          </table:table-cell>
          <table:table-cell table:formula="of:=IF(LEN(TRIM([CulturesData.EH6]))=0;&quot;&quot;;CONCATENATE([CulturesData.EH$1];SUBSTITUTE(SUBSTITUTE(SUBSTITUTE([CulturesData.EH6];&quot;e&quot;;&quot;EVERYMAN&quot;);&quot;r&quot;;&quot;RESTRICTED&quot;);&quot;o&quot;;&quot;OCCUPATIONAL&quot;);&quot;,&quot;))">
            <text:p/>
          </table:table-cell>
          <table:table-cell table:formula="of:=IF(LEN(TRIM([CulturesData.EI6]))=0;&quot;&quot;;CONCATENATE([CulturesData.EI$1];SUBSTITUTE(SUBSTITUTE(SUBSTITUTE([CulturesData.EI6];&quot;e&quot;;&quot;EVERYMAN&quot;);&quot;r&quot;;&quot;RESTRICTED&quot;);&quot;o&quot;;&quot;OCCUPATIONAL&quot;);&quot;,&quot;))">
            <text:p/>
          </table:table-cell>
          <table:table-cell table:formula="of:=IF(LEN(TRIM([CulturesData.EJ6]))=0;&quot;&quot;;CONCATENATE([CulturesData.EJ$1];SUBSTITUTE(SUBSTITUTE(SUBSTITUTE([CulturesData.EJ6];&quot;e&quot;;&quot;EVERYMAN&quot;);&quot;r&quot;;&quot;RESTRICTED&quot;);&quot;o&quot;;&quot;OCCUPATIONAL&quot;);&quot;,&quot;))" office:value-type="string" office:string-value="S100=RESTRICTED,">
            <text:p>S100=RESTRICTED,</text:p>
          </table:table-cell>
          <table:table-cell table:formula="of:=IF(LEN(TRIM([CulturesData.EK6]))=0;&quot;&quot;;CONCATENATE([CulturesData.EK$1];SUBSTITUTE(SUBSTITUTE(SUBSTITUTE([CulturesData.EK6];&quot;e&quot;;&quot;EVERYMAN&quot;);&quot;r&quot;;&quot;RESTRICTED&quot;);&quot;o&quot;;&quot;OCCUPATIONAL&quot;);&quot;,&quot;))">
            <text:p/>
          </table:table-cell>
          <table:table-cell table:formula="of:=IF(LEN(TRIM([CulturesData.EL6]))=0;&quot;&quot;;CONCATENATE([CulturesData.EL$1];SUBSTITUTE(SUBSTITUTE(SUBSTITUTE([CulturesData.EL6];&quot;e&quot;;&quot;EVERYMAN&quot;);&quot;r&quot;;&quot;RESTRICTED&quot;);&quot;o&quot;;&quot;OCCUPATIONAL&quot;);&quot;,&quot;))" office:value-type="string" office:string-value="S96=RESTRICTED,">
            <text:p>S96=RESTRICTED,</text:p>
          </table:table-cell>
          <table:table-cell table:formula="of:=IF(LEN(TRIM([CulturesData.EM6]))=0;&quot;&quot;;CONCATENATE([CulturesData.EM$1];SUBSTITUTE(SUBSTITUTE(SUBSTITUTE([CulturesData.EM6];&quot;e&quot;;&quot;EVERYMAN&quot;);&quot;r&quot;;&quot;RESTRICTED&quot;);&quot;o&quot;;&quot;OCCUPATIONAL&quot;);&quot;,&quot;))">
            <text:p/>
          </table:table-cell>
          <table:table-cell table:formula="of:=IF(LEN(TRIM([CulturesData.EN6]))=0;&quot;&quot;;CONCATENATE([CulturesData.EN$1];SUBSTITUTE(SUBSTITUTE(SUBSTITUTE([CulturesData.EN6];&quot;e&quot;;&quot;EVERYMAN&quot;);&quot;r&quot;;&quot;RESTRICTED&quot;);&quot;o&quot;;&quot;OCCUPATIONAL&quot;);&quot;,&quot;))">
            <text:p/>
          </table:table-cell>
          <table:table-cell table:formula="of:=IF(LEN(TRIM([CulturesData.EO6]))=0;&quot;&quot;;CONCATENATE([CulturesData.EO$1];SUBSTITUTE(SUBSTITUTE(SUBSTITUTE([CulturesData.EO6];&quot;e&quot;;&quot;EVERYMAN&quot;);&quot;r&quot;;&quot;RESTRICTED&quot;);&quot;o&quot;;&quot;OCCUPATIONAL&quot;);&quot;,&quot;))">
            <text:p/>
          </table:table-cell>
          <table:table-cell table:formula="of:=IF(LEN(TRIM([CulturesData.EP6]))=0;&quot;&quot;;CONCATENATE([CulturesData.EP$1];SUBSTITUTE(SUBSTITUTE(SUBSTITUTE([CulturesData.EP6];&quot;e&quot;;&quot;EVERYMAN&quot;);&quot;r&quot;;&quot;RESTRICTED&quot;);&quot;o&quot;;&quot;OCCUPATIONAL&quot;);&quot;,&quot;))">
            <text:p/>
          </table:table-cell>
          <table:table-cell table:formula="of:=IF(LEN(TRIM([CulturesData.EQ6]))=0;&quot;&quot;;CONCATENATE([CulturesData.EQ$1];SUBSTITUTE(SUBSTITUTE(SUBSTITUTE([CulturesData.EQ6];&quot;e&quot;;&quot;EVERYMAN&quot;);&quot;r&quot;;&quot;RESTRICTED&quot;);&quot;o&quot;;&quot;OCCUPATIONAL&quot;);&quot;,&quot;))" office:value-type="string" office:string-value="S227=RESTRICTED,">
            <text:p>S227=RESTRICTED,</text:p>
          </table:table-cell>
          <table:table-cell table:formula="of:=IF(LEN(TRIM([CulturesData.ER6]))=0;&quot;&quot;;CONCATENATE([CulturesData.ER$1];SUBSTITUTE(SUBSTITUTE(SUBSTITUTE([CulturesData.ER6];&quot;e&quot;;&quot;EVERYMAN&quot;);&quot;r&quot;;&quot;RESTRICTED&quot;);&quot;o&quot;;&quot;OCCUPATIONAL&quot;);&quot;,&quot;))" office:value-type="string" office:string-value="S235=RESTRICTED,">
            <text:p>S235=RESTRICTED,</text:p>
          </table:table-cell>
          <table:table-cell table:formula="of:=IF(LEN(TRIM([CulturesData.ES6]))=0;&quot;&quot;;CONCATENATE([CulturesData.ES$1];SUBSTITUTE(SUBSTITUTE(SUBSTITUTE([CulturesData.ES6];&quot;e&quot;;&quot;EVERYMAN&quot;);&quot;r&quot;;&quot;RESTRICTED&quot;);&quot;o&quot;;&quot;OCCUPATIONAL&quot;);&quot;,&quot;))" office:value-type="string" office:string-value="S231=RESTRICTED,">
            <text:p>S231=RESTRICTED,</text:p>
          </table:table-cell>
          <table:table-cell table:formula="of:=IF(LEN(TRIM([CulturesData.ET6]))=0;&quot;&quot;;CONCATENATE([CulturesData.ET$1];SUBSTITUTE(SUBSTITUTE(SUBSTITUTE([CulturesData.ET6];&quot;e&quot;;&quot;EVERYMAN&quot;);&quot;r&quot;;&quot;RESTRICTED&quot;);&quot;o&quot;;&quot;OCCUPATIONAL&quot;);&quot;,&quot;))" office:value-type="string" office:string-value="S237=RESTRICTED,">
            <text:p>S237=RESTRICTED,</text:p>
          </table:table-cell>
          <table:table-cell table:formula="of:=IF(LEN(TRIM([CulturesData.EU6]))=0;&quot;&quot;;CONCATENATE([CulturesData.EU$1];SUBSTITUTE(SUBSTITUTE(SUBSTITUTE([CulturesData.EU6];&quot;e&quot;;&quot;EVERYMAN&quot;);&quot;r&quot;;&quot;RESTRICTED&quot;);&quot;o&quot;;&quot;OCCUPATIONAL&quot;);&quot;,&quot;))" office:value-type="string" office:string-value="S514=RESTRICTED,">
            <text:p>S514=RESTRICTED,</text:p>
          </table:table-cell>
          <table:table-cell table:formula="of:=IF(LEN(TRIM([CulturesData.EV6]))=0;&quot;&quot;;CONCATENATE([CulturesData.EV$1];SUBSTITUTE(SUBSTITUTE(SUBSTITUTE([CulturesData.EV6];&quot;e&quot;;&quot;EVERYMAN&quot;);&quot;r&quot;;&quot;RESTRICTED&quot;);&quot;o&quot;;&quot;OCCUPATIONAL&quot;);&quot;,&quot;))" office:value-type="string" office:string-value="S515=RESTRICTED,">
            <text:p>S515=RESTRICTED,</text:p>
          </table:table-cell>
          <table:table-cell table:formula="of:=IF(LEN(TRIM([CulturesData.EW6]))=0;&quot;&quot;;CONCATENATE([CulturesData.EW$1];SUBSTITUTE(SUBSTITUTE(SUBSTITUTE([CulturesData.EW6];&quot;e&quot;;&quot;EVERYMAN&quot;);&quot;r&quot;;&quot;RESTRICTED&quot;);&quot;o&quot;;&quot;OCCUPATIONAL&quot;);&quot;,&quot;))" office:value-type="string" office:string-value="S516=RESTRICTED,">
            <text:p>S516=RESTRICTED,</text:p>
          </table:table-cell>
          <table:table-cell table:formula="of:=IF(LEN(TRIM([CulturesData.EX6]))=0;&quot;&quot;;CONCATENATE([CulturesData.EX$1];SUBSTITUTE(SUBSTITUTE(SUBSTITUTE([CulturesData.EX6];&quot;e&quot;;&quot;EVERYMAN&quot;);&quot;r&quot;;&quot;RESTRICTED&quot;);&quot;o&quot;;&quot;OCCUPATIONAL&quot;);&quot;,&quot;))" office:value-type="string" office:string-value="S517=RESTRICTED,">
            <text:p>S517=RESTRICTED,</text:p>
          </table:table-cell>
          <table:table-cell table:formula="of:=IF(LEN(TRIM([CulturesData.EY6]))=0;&quot;&quot;;CONCATENATE([CulturesData.EY$1];SUBSTITUTE(SUBSTITUTE(SUBSTITUTE([CulturesData.EY6];&quot;e&quot;;&quot;EVERYMAN&quot;);&quot;r&quot;;&quot;RESTRICTED&quot;);&quot;o&quot;;&quot;OCCUPATIONAL&quot;);&quot;,&quot;))" office:value-type="string" office:string-value="S518=RESTRICTED,">
            <text:p>S518=RESTRICTED,</text:p>
          </table:table-cell>
          <table:table-cell table:formula="of:=IF(LEN(TRIM([CulturesData.EZ6]))=0;&quot;&quot;;CONCATENATE([CulturesData.EZ$1];SUBSTITUTE(SUBSTITUTE(SUBSTITUTE([CulturesData.EZ6];&quot;e&quot;;&quot;EVERYMAN&quot;);&quot;r&quot;;&quot;RESTRICTED&quot;);&quot;o&quot;;&quot;OCCUPATIONAL&quot;);&quot;,&quot;))" office:value-type="string" office:string-value="S528=RESTRICTED,">
            <text:p>S528=RESTRICTED,</text:p>
          </table:table-cell>
          <table:table-cell table:formula="of:=IF(LEN(TRIM([CulturesData.FA6]))=0;&quot;&quot;;CONCATENATE([CulturesData.FA$1];SUBSTITUTE(SUBSTITUTE(SUBSTITUTE([CulturesData.FA6];&quot;e&quot;;&quot;EVERYMAN&quot;);&quot;r&quot;;&quot;RESTRICTED&quot;);&quot;o&quot;;&quot;OCCUPATIONAL&quot;);&quot;,&quot;))" office:value-type="string" office:string-value="S520=RESTRICTED,">
            <text:p>S520=RESTRICTED,</text:p>
          </table:table-cell>
          <table:table-cell table:formula="of:=IF(LEN(TRIM([CulturesData.FB6]))=0;&quot;&quot;;CONCATENATE([CulturesData.FB$1];SUBSTITUTE(SUBSTITUTE(SUBSTITUTE([CulturesData.FB6];&quot;e&quot;;&quot;EVERYMAN&quot;);&quot;r&quot;;&quot;RESTRICTED&quot;);&quot;o&quot;;&quot;OCCUPATIONAL&quot;);&quot;,&quot;))" office:value-type="string" office:string-value="S521=RESTRICTED,">
            <text:p>S521=RESTRICTED,</text:p>
          </table:table-cell>
          <table:table-cell table:formula="of:=IF(LEN(TRIM([CulturesData.FC6]))=0;&quot;&quot;;CONCATENATE([CulturesData.FC$1];SUBSTITUTE(SUBSTITUTE(SUBSTITUTE([CulturesData.FC6];&quot;e&quot;;&quot;EVERYMAN&quot;);&quot;r&quot;;&quot;RESTRICTED&quot;);&quot;o&quot;;&quot;OCCUPATIONAL&quot;);&quot;,&quot;))" office:value-type="string" office:string-value="S522=RESTRICTED,">
            <text:p>S522=RESTRICTED,</text:p>
          </table:table-cell>
          <table:table-cell table:formula="of:=IF(LEN(TRIM([CulturesData.FD6]))=0;&quot;&quot;;CONCATENATE([CulturesData.FD$1];SUBSTITUTE(SUBSTITUTE(SUBSTITUTE([CulturesData.FD6];&quot;e&quot;;&quot;EVERYMAN&quot;);&quot;r&quot;;&quot;RESTRICTED&quot;);&quot;o&quot;;&quot;OCCUPATIONAL&quot;);&quot;,&quot;))" office:value-type="string" office:string-value="S523=RESTRICTED,">
            <text:p>S523=RESTRICTED,</text:p>
          </table:table-cell>
          <table:table-cell table:formula="of:=IF(LEN(TRIM([CulturesData.FE6]))=0;&quot;&quot;;CONCATENATE([CulturesData.FE$1];SUBSTITUTE(SUBSTITUTE(SUBSTITUTE([CulturesData.FE6];&quot;e&quot;;&quot;EVERYMAN&quot;);&quot;r&quot;;&quot;RESTRICTED&quot;);&quot;o&quot;;&quot;OCCUPATIONAL&quot;);&quot;,&quot;))" office:value-type="string" office:string-value="S524=RESTRICTED,">
            <text:p>S524=RESTRICTED,</text:p>
          </table:table-cell>
          <table:table-cell table:formula="of:=IF(LEN(TRIM([CulturesData.FF6]))=0;&quot;&quot;;CONCATENATE([CulturesData.FF$1];SUBSTITUTE(SUBSTITUTE(SUBSTITUTE([CulturesData.FF6];&quot;e&quot;;&quot;EVERYMAN&quot;);&quot;r&quot;;&quot;RESTRICTED&quot;);&quot;o&quot;;&quot;OCCUPATIONAL&quot;);&quot;,&quot;))" office:value-type="string" office:string-value="S454=RESTRICTED,">
            <text:p>S454=RESTRICTED,</text:p>
          </table:table-cell>
          <table:table-cell table:formula="of:=IF(LEN(TRIM([CulturesData.FG6]))=0;&quot;&quot;;CONCATENATE([CulturesData.FG$1];SUBSTITUTE(SUBSTITUTE(SUBSTITUTE([CulturesData.FG6];&quot;e&quot;;&quot;EVERYMAN&quot;);&quot;r&quot;;&quot;RESTRICTED&quot;);&quot;o&quot;;&quot;OCCUPATIONAL&quot;);&quot;,&quot;))" office:value-type="string" office:string-value="S242=RESTRICTED,">
            <text:p>S242=RESTRICTED,</text:p>
          </table:table-cell>
          <table:table-cell table:formula="of:=IF(LEN(TRIM([CulturesData.FH6]))=0;&quot;&quot;;CONCATENATE([CulturesData.FH$1];SUBSTITUTE(SUBSTITUTE(SUBSTITUTE([CulturesData.FH6];&quot;e&quot;;&quot;EVERYMAN&quot;);&quot;r&quot;;&quot;RESTRICTED&quot;);&quot;o&quot;;&quot;OCCUPATIONAL&quot;);&quot;,&quot;))" office:value-type="string" office:string-value="S526=RESTRICTED,">
            <text:p>S526=RESTRICTED,</text:p>
          </table:table-cell>
          <table:table-cell table:formula="of:=IF(LEN(TRIM([CulturesData.FI6]))=0;&quot;&quot;;CONCATENATE([CulturesData.FI$1];SUBSTITUTE(SUBSTITUTE(SUBSTITUTE([CulturesData.FI6];&quot;e&quot;;&quot;EVERYMAN&quot;);&quot;r&quot;;&quot;RESTRICTED&quot;);&quot;o&quot;;&quot;OCCUPATIONAL&quot;);&quot;,&quot;))" office:value-type="string" office:string-value="S527=RESTRICTED,">
            <text:p>S527=RESTRICTED,</text:p>
          </table:table-cell>
          <table:table-cell table:formula="of:=IF(LEN(TRIM([CulturesData.FJ6]))=0;&quot;&quot;;CONCATENATE([CulturesData.FJ$1];SUBSTITUTE(SUBSTITUTE(SUBSTITUTE([CulturesData.FJ6];&quot;e&quot;;&quot;EVERYMAN&quot;);&quot;r&quot;;&quot;RESTRICTED&quot;);&quot;o&quot;;&quot;OCCUPATIONAL&quot;);&quot;,&quot;))">
            <text:p/>
          </table:table-cell>
          <table:table-cell table:formula="of:=IF(LEN(TRIM([CulturesData.FK6]))=0;&quot;&quot;;CONCATENATE([CulturesData.FK$1];SUBSTITUTE(SUBSTITUTE(SUBSTITUTE([CulturesData.FK6];&quot;e&quot;;&quot;EVERYMAN&quot;);&quot;r&quot;;&quot;RESTRICTED&quot;);&quot;o&quot;;&quot;OCCUPATIONAL&quot;);&quot;,&quot;))">
            <text:p/>
          </table:table-cell>
          <table:table-cell table:formula="of:=IF(LEN(TRIM([CulturesData.FL6]))=0;&quot;&quot;;CONCATENATE([CulturesData.FL$1];SUBSTITUTE(SUBSTITUTE(SUBSTITUTE([CulturesData.FL6];&quot;e&quot;;&quot;EVERYMAN&quot;);&quot;r&quot;;&quot;RESTRICTED&quot;);&quot;o&quot;;&quot;OCCUPATIONAL&quot;);&quot;,&quot;))">
            <text:p/>
          </table:table-cell>
          <table:table-cell table:formula="of:=IF(LEN(TRIM([CulturesData.FM6]))=0;&quot;&quot;;CONCATENATE([CulturesData.FM$1];SUBSTITUTE(SUBSTITUTE(SUBSTITUTE([CulturesData.FM6];&quot;e&quot;;&quot;EVERYMAN&quot;);&quot;r&quot;;&quot;RESTRICTED&quot;);&quot;o&quot;;&quot;OCCUPATIONAL&quot;);&quot;,&quot;))" office:value-type="string" office:string-value="G14=1,">
            <text:p>G14=1,</text:p>
          </table:table-cell>
          <table:table-cell table:formula="of:=IF(LEN(TRIM([CulturesData.FN6]))=0;&quot;&quot;;CONCATENATE([CulturesData.FN$1];SUBSTITUTE(SUBSTITUTE(SUBSTITUTE([CulturesData.FN6];&quot;e&quot;;&quot;EVERYMAN&quot;);&quot;r&quot;;&quot;RESTRICTED&quot;);&quot;o&quot;;&quot;OCCUPATIONAL&quot;);&quot;,&quot;))" office:value-type="string" office:string-value="S93=1,">
            <text:p>S93=1,</text:p>
          </table:table-cell>
          <table:table-cell table:formula="of:=IF(LEN(TRIM([CulturesData.FO6]))=0;&quot;&quot;;CONCATENATE([CulturesData.FO$1];SUBSTITUTE(SUBSTITUTE(SUBSTITUTE([CulturesData.FO6];&quot;e&quot;;&quot;EVERYMAN&quot;);&quot;r&quot;;&quot;RESTRICTED&quot;);&quot;o&quot;;&quot;OCCUPATIONAL&quot;);&quot;,&quot;))">
            <text:p/>
          </table:table-cell>
          <table:table-cell table:formula="of:=IF(LEN(TRIM([CulturesData.FP6]))=0;&quot;&quot;;CONCATENATE([CulturesData.FP$1];SUBSTITUTE(SUBSTITUTE(SUBSTITUTE([CulturesData.FP6];&quot;e&quot;;&quot;EVERYMAN&quot;);&quot;r&quot;;&quot;RESTRICTED&quot;);&quot;o&quot;;&quot;OCCUPATIONAL&quot;);&quot;,&quot;))" office:value-type="string" office:string-value="S91=1,">
            <text:p>S91=1,</text:p>
          </table:table-cell>
          <table:table-cell table:formula="of:=IF(LEN(TRIM([CulturesData.FQ6]))=0;&quot;&quot;;CONCATENATE([CulturesData.FQ$1];SUBSTITUTE(SUBSTITUTE(SUBSTITUTE([CulturesData.FQ6];&quot;e&quot;;&quot;EVERYMAN&quot;);&quot;r&quot;;&quot;RESTRICTED&quot;);&quot;o&quot;;&quot;OCCUPATIONAL&quot;);&quot;,&quot;))">
            <text:p/>
          </table:table-cell>
          <table:table-cell table:formula="of:=IF(LEN(TRIM([CulturesData.FR6]))=0;&quot;&quot;;CONCATENATE([CulturesData.FR$1];SUBSTITUTE(SUBSTITUTE(SUBSTITUTE([CulturesData.FR6];&quot;e&quot;;&quot;EVERYMAN&quot;);&quot;r&quot;;&quot;RESTRICTED&quot;);&quot;o&quot;;&quot;OCCUPATIONAL&quot;);&quot;,&quot;))" office:value-type="string" office:string-value="G24=1,">
            <text:p>G24=1,</text:p>
          </table:table-cell>
          <table:table-cell table:formula="of:=IF(LEN(TRIM([CulturesData.FS6]))=0;&quot;&quot;;CONCATENATE([CulturesData.FS$1];SUBSTITUTE(SUBSTITUTE(SUBSTITUTE([CulturesData.FS6];&quot;e&quot;;&quot;EVERYMAN&quot;);&quot;r&quot;;&quot;RESTRICTED&quot;);&quot;o&quot;;&quot;OCCUPATIONAL&quot;);&quot;,&quot;))">
            <text:p/>
          </table:table-cell>
          <table:table-cell table:formula="of:=IF(LEN(TRIM([CulturesData.FT6]))=0;&quot;&quot;;CONCATENATE([CulturesData.FT$1];SUBSTITUTE(SUBSTITUTE(SUBSTITUTE([CulturesData.FT6];&quot;e&quot;;&quot;EVERYMAN&quot;);&quot;r&quot;;&quot;RESTRICTED&quot;);&quot;o&quot;;&quot;OCCUPATIONAL&quot;);&quot;,&quot;))">
            <text:p/>
          </table:table-cell>
          <table:table-cell table:formula="of:=IF(LEN(TRIM([CulturesData.FU6]))=0;&quot;&quot;;CONCATENATE([CulturesData.FU$1];SUBSTITUTE(SUBSTITUTE(SUBSTITUTE([CulturesData.FU6];&quot;e&quot;;&quot;EVERYMAN&quot;);&quot;r&quot;;&quot;RESTRICTED&quot;);&quot;o&quot;;&quot;OCCUPATIONAL&quot;);&quot;,&quot;))">
            <text:p/>
          </table:table-cell>
          <table:table-cell table:formula="of:=IF(LEN(TRIM([CulturesData.FV6]))=0;&quot;&quot;;CONCATENATE([CulturesData.FV$1];SUBSTITUTE(SUBSTITUTE(SUBSTITUTE([CulturesData.FV6];&quot;e&quot;;&quot;EVERYMAN&quot;);&quot;r&quot;;&quot;RESTRICTED&quot;);&quot;o&quot;;&quot;OCCUPATIONAL&quot;);&quot;,&quot;))">
            <text:p/>
          </table:table-cell>
          <table:table-cell table:formula="of:=IF(LEN(TRIM([CulturesData.FW6]))=0;&quot;&quot;;CONCATENATE([CulturesData.FW$1];SUBSTITUTE(SUBSTITUTE(SUBSTITUTE([CulturesData.FW6];&quot;e&quot;;&quot;EVERYMAN&quot;);&quot;r&quot;;&quot;RESTRICTED&quot;);&quot;o&quot;;&quot;OCCUPATIONAL&quot;);&quot;,&quot;))">
            <text:p/>
          </table:table-cell>
          <table:table-cell table:formula="of:=IF(LEN(TRIM([CulturesData.FX6]))=0;&quot;&quot;;CONCATENATE([CulturesData.FX$1];SUBSTITUTE(SUBSTITUTE(SUBSTITUTE([CulturesData.FX6];&quot;e&quot;;&quot;EVERYMAN&quot;);&quot;r&quot;;&quot;RESTRICTED&quot;);&quot;o&quot;;&quot;OCCUPATIONAL&quot;);&quot;,&quot;))">
            <text:p/>
          </table:table-cell>
          <table:table-cell table:formula="of:=IF(LEN(TRIM([CulturesData.FY6]))=0;&quot;&quot;;CONCATENATE([CulturesData.FY$1];SUBSTITUTE(SUBSTITUTE(SUBSTITUTE([CulturesData.FY6];&quot;e&quot;;&quot;EVERYMAN&quot;);&quot;r&quot;;&quot;RESTRICTED&quot;);&quot;o&quot;;&quot;OCCUPATIONAL&quot;);&quot;,&quot;))">
            <text:p/>
          </table:table-cell>
          <table:table-cell table:formula="of:=IF(LEN(TRIM([CulturesData.FZ6]))=0;&quot;&quot;;CONCATENATE([CulturesData.FZ$1];SUBSTITUTE(SUBSTITUTE(SUBSTITUTE([CulturesData.FZ6];&quot;e&quot;;&quot;EVERYMAN&quot;);&quot;r&quot;;&quot;RESTRICTED&quot;);&quot;o&quot;;&quot;OCCUPATIONAL&quot;);&quot;,&quot;))">
            <text:p/>
          </table:table-cell>
          <table:table-cell table:formula="of:=IF(LEN(TRIM([CulturesData.GA6]))=0;&quot;&quot;;CONCATENATE([CulturesData.GA$1];SUBSTITUTE(SUBSTITUTE(SUBSTITUTE([CulturesData.GA6];&quot;e&quot;;&quot;EVERYMAN&quot;);&quot;r&quot;;&quot;RESTRICTED&quot;);&quot;o&quot;;&quot;OCCUPATIONAL&quot;);&quot;,&quot;))">
            <text:p/>
          </table:table-cell>
          <table:table-cell table:formula="of:=IF(LEN(TRIM([CulturesData.GB6]))=0;&quot;&quot;;CONCATENATE([CulturesData.GB$1];SUBSTITUTE(SUBSTITUTE(SUBSTITUTE([CulturesData.GB6];&quot;e&quot;;&quot;EVERYMAN&quot;);&quot;r&quot;;&quot;RESTRICTED&quot;);&quot;o&quot;;&quot;OCCUPATIONAL&quot;);&quot;,&quot;))">
            <text:p/>
          </table:table-cell>
          <table:table-cell table:formula="of:=IF(LEN(TRIM([CulturesData.GC6]))=0;&quot;&quot;;CONCATENATE([CulturesData.GC$1];SUBSTITUTE(SUBSTITUTE(SUBSTITUTE([CulturesData.GC6];&quot;e&quot;;&quot;EVERYMAN&quot;);&quot;r&quot;;&quot;RESTRICTED&quot;);&quot;o&quot;;&quot;OCCUPATIONAL&quot;);&quot;,&quot;))">
            <text:p/>
          </table:table-cell>
          <table:table-cell table:formula="of:=IF(LEN(TRIM([CulturesData.GD6]))=0;&quot;&quot;;CONCATENATE([CulturesData.GD$1];SUBSTITUTE(SUBSTITUTE(SUBSTITUTE([CulturesData.GD6];&quot;e&quot;;&quot;EVERYMAN&quot;);&quot;r&quot;;&quot;RESTRICTED&quot;);&quot;o&quot;;&quot;OCCUPATIONAL&quot;);&quot;,&quot;))">
            <text:p/>
          </table:table-cell>
          <table:table-cell table:formula="of:=IF(LEN(TRIM([CulturesData.GE6]))=0;&quot;&quot;;CONCATENATE([CulturesData.GE$1];SUBSTITUTE(SUBSTITUTE(SUBSTITUTE([CulturesData.GE6];&quot;e&quot;;&quot;EVERYMAN&quot;);&quot;r&quot;;&quot;RESTRICTED&quot;);&quot;o&quot;;&quot;OCCUPATIONAL&quot;);&quot;,&quot;))">
            <text:p/>
          </table:table-cell>
          <table:table-cell table:formula="of:=IF(LEN(TRIM([CulturesData.GF6]))=0;&quot;&quot;;CONCATENATE([CulturesData.GF$1];SUBSTITUTE(SUBSTITUTE(SUBSTITUTE([CulturesData.GF6];&quot;e&quot;;&quot;EVERYMAN&quot;);&quot;r&quot;;&quot;RESTRICTED&quot;);&quot;o&quot;;&quot;OCCUPATIONAL&quot;);&quot;,&quot;))" office:value-type="string" office:string-value="G27=1,">
            <text:p>G27=1,</text:p>
          </table:table-cell>
          <table:table-cell table:formula="of:=IF(LEN(TRIM([CulturesData.GG6]))=0;&quot;&quot;;CONCATENATE([CulturesData.GG$1];SUBSTITUTE(SUBSTITUTE(SUBSTITUTE([CulturesData.GG6];&quot;e&quot;;&quot;EVERYMAN&quot;);&quot;r&quot;;&quot;RESTRICTED&quot;);&quot;o&quot;;&quot;OCCUPATIONAL&quot;);&quot;,&quot;))" office:value-type="string" office:string-value="S257=1,">
            <text:p>S257=1,</text:p>
          </table:table-cell>
          <table:table-cell table:formula="of:=IF(LEN(TRIM([CulturesData.GH6]))=0;&quot;&quot;;CONCATENATE([CulturesData.GH$1];SUBSTITUTE(SUBSTITUTE(SUBSTITUTE([CulturesData.GH6];&quot;e&quot;;&quot;EVERYMAN&quot;);&quot;r&quot;;&quot;RESTRICTED&quot;);&quot;o&quot;;&quot;OCCUPATIONAL&quot;);&quot;,&quot;))">
            <text:p/>
          </table:table-cell>
          <table:table-cell table:formula="of:=IF(LEN(TRIM([CulturesData.GI6]))=0;&quot;&quot;;CONCATENATE([CulturesData.GI$1];SUBSTITUTE(SUBSTITUTE(SUBSTITUTE([CulturesData.GI6];&quot;e&quot;;&quot;EVERYMAN&quot;);&quot;r&quot;;&quot;RESTRICTED&quot;);&quot;o&quot;;&quot;OCCUPATIONAL&quot;);&quot;,&quot;))">
            <text:p/>
          </table:table-cell>
          <table:table-cell table:formula="of:=IF(LEN(TRIM([CulturesData.GJ6]))=0;&quot;&quot;;CONCATENATE([CulturesData.GJ$1];SUBSTITUTE(SUBSTITUTE(SUBSTITUTE([CulturesData.GJ6];&quot;e&quot;;&quot;EVERYMAN&quot;);&quot;r&quot;;&quot;RESTRICTED&quot;);&quot;o&quot;;&quot;OCCUPATIONAL&quot;);&quot;,&quot;))" office:value-type="string" office:string-value="G31=1,">
            <text:p>G31=1,</text:p>
          </table:table-cell>
          <table:table-cell table:formula="of:=IF(LEN(TRIM([CulturesData.GK6]))=0;&quot;&quot;;CONCATENATE([CulturesData.GK$1];SUBSTITUTE(SUBSTITUTE(SUBSTITUTE([CulturesData.GK6];&quot;e&quot;;&quot;EVERYMAN&quot;);&quot;r&quot;;&quot;RESTRICTED&quot;);&quot;o&quot;;&quot;OCCUPATIONAL&quot;);&quot;,&quot;))" office:value-type="string" office:string-value="S294=1,">
            <text:p>S294=1,</text:p>
          </table:table-cell>
          <table:table-cell table:formula="of:=IF(LEN(TRIM([CulturesData.GL6]))=0;&quot;&quot;;CONCATENATE([CulturesData.GL$1];SUBSTITUTE(SUBSTITUTE(SUBSTITUTE([CulturesData.GL6];&quot;e&quot;;&quot;EVERYMAN&quot;);&quot;r&quot;;&quot;RESTRICTED&quot;);&quot;o&quot;;&quot;OCCUPATIONAL&quot;);&quot;,&quot;))" office:value-type="string" office:string-value="G32=1,">
            <text:p>G32=1,</text:p>
          </table:table-cell>
          <table:table-cell table:formula="of:=IF(LEN(TRIM([CulturesData.GM6]))=0;&quot;&quot;;CONCATENATE([CulturesData.GM$1];SUBSTITUTE(SUBSTITUTE(SUBSTITUTE([CulturesData.GM6];&quot;e&quot;;&quot;EVERYMAN&quot;);&quot;r&quot;;&quot;RESTRICTED&quot;);&quot;o&quot;;&quot;OCCUPATIONAL&quot;);&quot;,&quot;))" office:value-type="string" office:string-value="S326=1,">
            <text:p>S326=1,</text:p>
          </table:table-cell>
          <table:table-cell table:formula="of:=IF(LEN(TRIM([CulturesData.GN6]))=0;&quot;&quot;;CONCATENATE([CulturesData.GN$1];SUBSTITUTE(SUBSTITUTE(SUBSTITUTE([CulturesData.GN6];&quot;e&quot;;&quot;EVERYMAN&quot;);&quot;r&quot;;&quot;RESTRICTED&quot;);&quot;o&quot;;&quot;OCCUPATIONAL&quot;);&quot;,&quot;))" office:value-type="string" office:string-value="G33=1,">
            <text:p>G33=1,</text:p>
          </table:table-cell>
          <table:table-cell table:formula="of:=IF(LEN(TRIM([CulturesData.GO6]))=0;&quot;&quot;;CONCATENATE([CulturesData.GO$1];SUBSTITUTE(SUBSTITUTE(SUBSTITUTE([CulturesData.GO6];&quot;e&quot;;&quot;EVERYMAN&quot;);&quot;r&quot;;&quot;RESTRICTED&quot;);&quot;o&quot;;&quot;OCCUPATIONAL&quot;);&quot;,&quot;))" office:value-type="string" office:string-value="S351=1,">
            <text:p>S351=1,</text:p>
          </table:table-cell>
          <table:table-cell table:formula="of:=IF(LEN(TRIM([CulturesData.GP6]))=0;&quot;&quot;;CONCATENATE([CulturesData.GP$1];SUBSTITUTE(SUBSTITUTE(SUBSTITUTE([CulturesData.GP6];&quot;e&quot;;&quot;EVERYMAN&quot;);&quot;r&quot;;&quot;RESTRICTED&quot;);&quot;o&quot;;&quot;OCCUPATIONAL&quot;);&quot;,&quot;))" office:value-type="string" office:string-value="LANG=8,">
            <text:p>LANG=8,</text:p>
          </table:table-cell>
          <table:table-cell table:formula="of:=IF(LEN(TRIM([CulturesData.GQ6]))=0;&quot;&quot;;CONCATENATE([CulturesData.GQ$1];SUBSTITUTE(SUBSTITUTE(SUBSTITUTE([CulturesData.GQ6];&quot;e&quot;;&quot;EVERYMAN&quot;);&quot;r&quot;;&quot;RESTRICTED&quot;);&quot;o&quot;;&quot;OCCUPATIONAL&quot;);&quot;,&quot;))">
            <text:p/>
          </table:table-cell>
          <table:table-cell table:formula="of:=IF(LEN(TRIM([CulturesData.GR6]))=0;&quot;&quot;;CONCATENATE([CulturesData.GR$1];SUBSTITUTE(SUBSTITUTE(SUBSTITUTE([CulturesData.GR6];&quot;e&quot;;&quot;EVERYMAN&quot;);&quot;r&quot;;&quot;RESTRICTED&quot;);&quot;o&quot;;&quot;OCCUPATIONAL&quot;);&quot;,&quot;))" office:value-type="string" office:string-value="HOBBY=12,">
            <text:p>HOBBY=12,</text:p>
          </table:table-cell>
          <table:table-cell table:formula="of:=IF(LEN(TRIM([CulturesData.GS6]))=0;&quot;&quot;;CONCATENATE([CulturesData.GS$1];[CulturesData.GS6];&quot;,&quot;))">
            <text:p/>
          </table:table-cell>
          <table:table-cell table:formula="of:=IF(LEN(TRIM([CulturesData.GT6]))=0;&quot;&quot;;CONCATENATE([CulturesData.GT$1];SUBSTITUTE(SUBSTITUTE(SUBSTITUTE([CulturesData.GT6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formula="of:=CONCATENATE([CulturesData.A7]; &quot;,&quot;)" office:value-type="string" office:string-value="31,">
            <text:p>31,</text:p>
          </table:table-cell>
          <table:table-cell table:formula="of:=CONCATENATE([CulturesData.B7]; &quot;,&quot;)" office:value-type="string" office:string-value="26-33,">
            <text:p>26-33,</text:p>
          </table:table-cell>
          <table:table-cell table:formula="of:=CONCATENATE([CulturesData.D7]; &quot;,&quot;)" office:value-type="string" office:string-value="culture.base.human.urban,">
            <text:p>culture.base.human.urban,</text:p>
          </table:table-cell>
          <table:table-cell table:formula="of:=CONCATENATE([CulturesData.C7]; &quot;,&quot;)" office:value-type="string" office:string-value="manurban,">
            <text:p>manurban,</text:p>
          </table:table-cell>
          <table:table-cell table:formula="of:=CONCATENATE([CulturesData.E7]; &quot;,&quot;)" office:value-type="string" office:string-value="70,">
            <text:p>70,</text:p>
          </table:table-cell>
          <table:table-cell table:formula="of:=CONCATENATE([CulturesData.F7]; &quot;,&quot;)" office:value-type="string" office:string-value="55,">
            <text:p>55,</text:p>
          </table:table-cell>
          <table:table-cell table:formula="of:=CONCATENATE([CulturesData.G7]; &quot;,&quot;)" office:value-type="string" office:string-value="178,">
            <text:p>178,</text:p>
          </table:table-cell>
          <table:table-cell table:formula="of:=CONCATENATE([CulturesData.H7]; &quot;,&quot;)" office:value-type="string" office:string-value="163,">
            <text:p>163,</text:p>
          </table:table-cell>
          <table:table-cell table:formula="of:=IF(LEN(TRIM([CulturesData.J7]))=0;&quot;&quot;;CONCATENATE([CulturesData.J$1];SUBSTITUTE(SUBSTITUTE(SUBSTITUTE([CulturesData.J7];&quot;e&quot;;&quot;EVERYMAN&quot;);&quot;r&quot;;&quot;RESTRICTED&quot;);&quot;o&quot;;&quot;OCCUPATIONAL&quot;);&quot;,&quot;))">
            <text:p/>
          </table:table-cell>
          <table:table-cell table:formula="of:=IF(LEN(TRIM([CulturesData.K7]))=0;&quot;&quot;;CONCATENATE([CulturesData.K$1];SUBSTITUTE(SUBSTITUTE(SUBSTITUTE([CulturesData.K7];&quot;e&quot;;&quot;EVERYMAN&quot;);&quot;r&quot;;&quot;RESTRICTED&quot;);&quot;o&quot;;&quot;OCCUPATIONAL&quot;);&quot;,&quot;))">
            <text:p/>
          </table:table-cell>
          <table:table-cell table:formula="of:=IF(LEN(TRIM([CulturesData.L7]))=0;&quot;&quot;;CONCATENATE([CulturesData.L$1];SUBSTITUTE(SUBSTITUTE(SUBSTITUTE([CulturesData.L7];&quot;e&quot;;&quot;EVERYMAN&quot;);&quot;r&quot;;&quot;RESTRICTED&quot;);&quot;o&quot;;&quot;OCCUPATIONAL&quot;);&quot;,&quot;))" office:value-type="string" office:string-value="G19=1,">
            <text:p>G19=1,</text:p>
          </table:table-cell>
          <table:table-cell table:formula="of:=IF(LEN(TRIM([CulturesData.M7]))=0;&quot;&quot;;CONCATENATE([CulturesData.M$1];SUBSTITUTE(SUBSTITUTE(SUBSTITUTE([CulturesData.M7];&quot;e&quot;;&quot;EVERYMAN&quot;);&quot;r&quot;;&quot;RESTRICTED&quot;);&quot;o&quot;;&quot;OCCUPATIONAL&quot;);&quot;,&quot;))">
            <text:p/>
          </table:table-cell>
          <table:table-cell table:formula="of:=IF(LEN(TRIM([CulturesData.N7]))=0;&quot;&quot;;CONCATENATE([CulturesData.N$1];SUBSTITUTE(SUBSTITUTE(SUBSTITUTE([CulturesData.N7];&quot;e&quot;;&quot;EVERYMAN&quot;);&quot;r&quot;;&quot;RESTRICTED&quot;);&quot;o&quot;;&quot;OCCUPATIONAL&quot;);&quot;,&quot;))">
            <text:p/>
          </table:table-cell>
          <table:table-cell table:formula="of:=IF(LEN(TRIM([CulturesData.O7]))=0;&quot;&quot;;CONCATENATE([CulturesData.O$1];SUBSTITUTE(SUBSTITUTE(SUBSTITUTE([CulturesData.O7];&quot;e&quot;;&quot;EVERYMAN&quot;);&quot;r&quot;;&quot;RESTRICTED&quot;);&quot;o&quot;;&quot;OCCUPATIONAL&quot;);&quot;,&quot;))">
            <text:p/>
          </table:table-cell>
          <table:table-cell table:formula="of:=IF(LEN(TRIM([CulturesData.P7]))=0;&quot;&quot;;CONCATENATE([CulturesData.P$1];SUBSTITUTE(SUBSTITUTE(SUBSTITUTE([CulturesData.P7];&quot;e&quot;;&quot;EVERYMAN&quot;);&quot;r&quot;;&quot;RESTRICTED&quot;);&quot;o&quot;;&quot;OCCUPATIONAL&quot;);&quot;,&quot;))">
            <text:p/>
          </table:table-cell>
          <table:table-cell table:formula="of:=IF(LEN(TRIM([CulturesData.Q7]))=0;&quot;&quot;;CONCATENATE([CulturesData.Q$1];SUBSTITUTE(SUBSTITUTE(SUBSTITUTE([CulturesData.Q7];&quot;e&quot;;&quot;EVERYMAN&quot;);&quot;r&quot;;&quot;RESTRICTED&quot;);&quot;o&quot;;&quot;OCCUPATIONAL&quot;);&quot;,&quot;))">
            <text:p/>
          </table:table-cell>
          <table:table-cell table:formula="of:=IF(LEN(TRIM([CulturesData.R7]))=0;&quot;&quot;;CONCATENATE([CulturesData.R$1];SUBSTITUTE(SUBSTITUTE(SUBSTITUTE([CulturesData.R7];&quot;e&quot;;&quot;EVERYMAN&quot;);&quot;r&quot;;&quot;RESTRICTED&quot;);&quot;o&quot;;&quot;OCCUPATIONAL&quot;);&quot;,&quot;))">
            <text:p/>
          </table:table-cell>
          <table:table-cell table:formula="of:=IF(LEN(TRIM([CulturesData.S7]))=0;&quot;&quot;;CONCATENATE([CulturesData.S$1];SUBSTITUTE(SUBSTITUTE(SUBSTITUTE([CulturesData.S7];&quot;e&quot;;&quot;EVERYMAN&quot;);&quot;r&quot;;&quot;RESTRICTED&quot;);&quot;o&quot;;&quot;OCCUPATIONAL&quot;);&quot;,&quot;))">
            <text:p/>
          </table:table-cell>
          <table:table-cell table:formula="of:=IF(LEN(TRIM([CulturesData.T7]))=0;&quot;&quot;;CONCATENATE([CulturesData.T$1];SUBSTITUTE(SUBSTITUTE(SUBSTITUTE([CulturesData.T7];&quot;e&quot;;&quot;EVERYMAN&quot;);&quot;r&quot;;&quot;RESTRICTED&quot;);&quot;o&quot;;&quot;OCCUPATIONAL&quot;);&quot;,&quot;))">
            <text:p/>
          </table:table-cell>
          <table:table-cell table:formula="of:=IF(LEN(TRIM([CulturesData.U7]))=0;&quot;&quot;;CONCATENATE([CulturesData.U$1];SUBSTITUTE(SUBSTITUTE(SUBSTITUTE([CulturesData.U7];&quot;e&quot;;&quot;EVERYMAN&quot;);&quot;r&quot;;&quot;RESTRICTED&quot;);&quot;o&quot;;&quot;OCCUPATIONAL&quot;);&quot;,&quot;))">
            <text:p/>
          </table:table-cell>
          <table:table-cell table:formula="of:=IF(LEN(TRIM([CulturesData.V7]))=0;&quot;&quot;;CONCATENATE([CulturesData.V$1];SUBSTITUTE(SUBSTITUTE(SUBSTITUTE([CulturesData.V7];&quot;e&quot;;&quot;EVERYMAN&quot;);&quot;r&quot;;&quot;RESTRICTED&quot;);&quot;o&quot;;&quot;OCCUPATIONAL&quot;);&quot;,&quot;))" office:value-type="string" office:string-value="G3=1,">
            <text:p>G3=1,</text:p>
          </table:table-cell>
          <table:table-cell table:formula="of:=IF(LEN(TRIM([CulturesData.W7]))=0;&quot;&quot;;CONCATENATE([CulturesData.W$1];SUBSTITUTE(SUBSTITUTE(SUBSTITUTE([CulturesData.W7];&quot;e&quot;;&quot;EVERYMAN&quot;);&quot;r&quot;;&quot;RESTRICTED&quot;);&quot;o&quot;;&quot;OCCUPATIONAL&quot;);&quot;,&quot;))">
            <text:p/>
          </table:table-cell>
          <table:table-cell table:formula="of:=IF(LEN(TRIM([CulturesData.X7]))=0;&quot;&quot;;CONCATENATE([CulturesData.X$1];SUBSTITUTE(SUBSTITUTE(SUBSTITUTE([CulturesData.X7];&quot;e&quot;;&quot;EVERYMAN&quot;);&quot;r&quot;;&quot;RESTRICTED&quot;);&quot;o&quot;;&quot;OCCUPATIONAL&quot;);&quot;,&quot;))">
            <text:p/>
          </table:table-cell>
          <table:table-cell table:formula="of:=IF(LEN(TRIM([CulturesData.Y7]))=0;&quot;&quot;;CONCATENATE([CulturesData.Y$1];SUBSTITUTE(SUBSTITUTE(SUBSTITUTE([CulturesData.Y7];&quot;e&quot;;&quot;EVERYMAN&quot;);&quot;r&quot;;&quot;RESTRICTED&quot;);&quot;o&quot;;&quot;OCCUPATIONAL&quot;);&quot;,&quot;))">
            <text:p/>
          </table:table-cell>
          <table:table-cell table:formula="of:=IF(LEN(TRIM([CulturesData.Z7]))=0;&quot;&quot;;CONCATENATE([CulturesData.Z$1];SUBSTITUTE(SUBSTITUTE(SUBSTITUTE([CulturesData.Z7];&quot;e&quot;;&quot;EVERYMAN&quot;);&quot;r&quot;;&quot;RESTRICTED&quot;);&quot;o&quot;;&quot;OCCUPATIONAL&quot;);&quot;,&quot;))">
            <text:p/>
          </table:table-cell>
          <table:table-cell table:formula="of:=IF(LEN(TRIM([CulturesData.AA7]))=0;&quot;&quot;;CONCATENATE([CulturesData.AA$1];SUBSTITUTE(SUBSTITUTE(SUBSTITUTE([CulturesData.AA7];&quot;e&quot;;&quot;EVERYMAN&quot;);&quot;r&quot;;&quot;RESTRICTED&quot;);&quot;o&quot;;&quot;OCCUPATIONAL&quot;);&quot;,&quot;))" office:value-type="string" office:string-value="G1=1,">
            <text:p>G1=1,</text:p>
          </table:table-cell>
          <table:table-cell table:formula="of:=IF(LEN(TRIM([CulturesData.AB7]))=0;&quot;&quot;;CONCATENATE([CulturesData.AB$1];SUBSTITUTE(SUBSTITUTE(SUBSTITUTE([CulturesData.AB7];&quot;e&quot;;&quot;EVERYMAN&quot;);&quot;r&quot;;&quot;RESTRICTED&quot;);&quot;o&quot;;&quot;OCCUPATIONAL&quot;);&quot;,&quot;))">
            <text:p/>
          </table:table-cell>
          <table:table-cell table:formula="of:=IF(LEN(TRIM([CulturesData.AC7]))=0;&quot;&quot;;CONCATENATE([CulturesData.AC$1];SUBSTITUTE(SUBSTITUTE(SUBSTITUTE([CulturesData.AC7];&quot;e&quot;;&quot;EVERYMAN&quot;);&quot;r&quot;;&quot;RESTRICTED&quot;);&quot;o&quot;;&quot;OCCUPATIONAL&quot;);&quot;,&quot;))">
            <text:p/>
          </table:table-cell>
          <table:table-cell table:formula="of:=IF(LEN(TRIM([CulturesData.AD7]))=0;&quot;&quot;;CONCATENATE([CulturesData.AD$1];SUBSTITUTE(SUBSTITUTE(SUBSTITUTE([CulturesData.AD7];&quot;e&quot;;&quot;EVERYMAN&quot;);&quot;r&quot;;&quot;RESTRICTED&quot;);&quot;o&quot;;&quot;OCCUPATIONAL&quot;);&quot;,&quot;))" office:value-type="string" office:string-value="S5=1,">
            <text:p>S5=1,</text:p>
          </table:table-cell>
          <table:table-cell table:formula="of:=IF(LEN(TRIM([CulturesData.AE7]))=0;&quot;&quot;;CONCATENATE([CulturesData.AE$1];SUBSTITUTE(SUBSTITUTE(SUBSTITUTE([CulturesData.AE7];&quot;e&quot;;&quot;EVERYMAN&quot;);&quot;r&quot;;&quot;RESTRICTED&quot;);&quot;o&quot;;&quot;OCCUPATIONAL&quot;);&quot;,&quot;))" office:value-type="string" office:string-value="G2=1,">
            <text:p>G2=1,</text:p>
          </table:table-cell>
          <table:table-cell table:formula="of:=IF(LEN(TRIM([CulturesData.AF7]))=0;&quot;&quot;;CONCATENATE([CulturesData.AF$1];SUBSTITUTE(SUBSTITUTE(SUBSTITUTE([CulturesData.AF7];&quot;e&quot;;&quot;EVERYMAN&quot;);&quot;r&quot;;&quot;RESTRICTED&quot;);&quot;o&quot;;&quot;OCCUPATIONAL&quot;);&quot;,&quot;))">
            <text:p/>
          </table:table-cell>
          <table:table-cell table:formula="of:=IF(LEN(TRIM([CulturesData.AG7]))=0;&quot;&quot;;CONCATENATE([CulturesData.AG$1];SUBSTITUTE(SUBSTITUTE(SUBSTITUTE([CulturesData.AG7];&quot;e&quot;;&quot;EVERYMAN&quot;);&quot;r&quot;;&quot;RESTRICTED&quot;);&quot;o&quot;;&quot;OCCUPATIONAL&quot;);&quot;,&quot;))">
            <text:p/>
          </table:table-cell>
          <table:table-cell table:formula="of:=IF(LEN(TRIM([CulturesData.AH7]))=0;&quot;&quot;;CONCATENATE([CulturesData.AH$1];SUBSTITUTE(SUBSTITUTE(SUBSTITUTE([CulturesData.AH7];&quot;e&quot;;&quot;EVERYMAN&quot;);&quot;r&quot;;&quot;RESTRICTED&quot;);&quot;o&quot;;&quot;OCCUPATIONAL&quot;);&quot;,&quot;))" office:value-type="string" office:string-value="S168=2,">
            <text:p>S168=2,</text:p>
          </table:table-cell>
          <table:table-cell table:formula="of:=IF(LEN(TRIM([CulturesData.AI7]))=0;&quot;&quot;;CONCATENATE([CulturesData.AI$1];SUBSTITUTE(SUBSTITUTE(SUBSTITUTE([CulturesData.AI7];&quot;e&quot;;&quot;EVERYMAN&quot;);&quot;r&quot;;&quot;RESTRICTED&quot;);&quot;o&quot;;&quot;OCCUPATIONAL&quot;);&quot;,&quot;))" office:value-type="string" office:string-value="G36=1,">
            <text:p>G36=1,</text:p>
          </table:table-cell>
          <table:table-cell table:formula="of:=IF(LEN(TRIM([CulturesData.AJ7]))=0;&quot;&quot;;CONCATENATE([CulturesData.AJ$1];SUBSTITUTE(SUBSTITUTE(SUBSTITUTE([CulturesData.AJ7];&quot;e&quot;;&quot;EVERYMAN&quot;);&quot;r&quot;;&quot;RESTRICTED&quot;);&quot;o&quot;;&quot;OCCUPATIONAL&quot;);&quot;,&quot;))">
            <text:p/>
          </table:table-cell>
          <table:table-cell table:formula="of:=IF(LEN(TRIM([CulturesData.AK7]))=0;&quot;&quot;;CONCATENATE([CulturesData.AK$1];SUBSTITUTE(SUBSTITUTE(SUBSTITUTE([CulturesData.AK7];&quot;e&quot;;&quot;EVERYMAN&quot;);&quot;r&quot;;&quot;RESTRICTED&quot;);&quot;o&quot;;&quot;OCCUPATIONAL&quot;);&quot;,&quot;))">
            <text:p/>
          </table:table-cell>
          <table:table-cell table:formula="of:=IF(LEN(TRIM([CulturesData.AL7]))=0;&quot;&quot;;CONCATENATE([CulturesData.AL$1];SUBSTITUTE(SUBSTITUTE(SUBSTITUTE([CulturesData.AL7];&quot;e&quot;;&quot;EVERYMAN&quot;);&quot;r&quot;;&quot;RESTRICTED&quot;);&quot;o&quot;;&quot;OCCUPATIONAL&quot;);&quot;,&quot;))">
            <text:p/>
          </table:table-cell>
          <table:table-cell table:formula="of:=IF(LEN(TRIM([CulturesData.AM7]))=0;&quot;&quot;;CONCATENATE([CulturesData.AM$1];SUBSTITUTE(SUBSTITUTE(SUBSTITUTE([CulturesData.AM7];&quot;e&quot;;&quot;EVERYMAN&quot;);&quot;r&quot;;&quot;RESTRICTED&quot;);&quot;o&quot;;&quot;OCCUPATIONAL&quot;);&quot;,&quot;))">
            <text:p/>
          </table:table-cell>
          <table:table-cell table:formula="of:=IF(LEN(TRIM([CulturesData.AN7]))=0;&quot;&quot;;CONCATENATE([CulturesData.AN$1];SUBSTITUTE(SUBSTITUTE(SUBSTITUTE([CulturesData.AN7];&quot;e&quot;;&quot;EVERYMAN&quot;);&quot;r&quot;;&quot;RESTRICTED&quot;);&quot;o&quot;;&quot;OCCUPATIONAL&quot;);&quot;,&quot;))" office:value-type="string" office:string-value="S155=RESTRICTED,">
            <text:p>S155=RESTRICTED,</text:p>
          </table:table-cell>
          <table:table-cell table:formula="of:=IF(LEN(TRIM([CulturesData.AO7]))=0;&quot;&quot;;CONCATENATE([CulturesData.AO$1];SUBSTITUTE(SUBSTITUTE(SUBSTITUTE([CulturesData.AO7];&quot;e&quot;;&quot;EVERYMAN&quot;);&quot;r&quot;;&quot;RESTRICTED&quot;);&quot;o&quot;;&quot;OCCUPATIONAL&quot;);&quot;,&quot;))" office:value-type="string" office:string-value="S154=RESTRICTED,">
            <text:p>S154=RESTRICTED,</text:p>
          </table:table-cell>
          <table:table-cell table:formula="of:=IF(LEN(TRIM([CulturesData.AP7]))=0;&quot;&quot;;CONCATENATE([CulturesData.AP$1];SUBSTITUTE(SUBSTITUTE(SUBSTITUTE([CulturesData.AP7];&quot;e&quot;;&quot;EVERYMAN&quot;);&quot;r&quot;;&quot;RESTRICTED&quot;);&quot;o&quot;;&quot;OCCUPATIONAL&quot;);&quot;,&quot;))" office:value-type="string" office:string-value="S64=1,">
            <text:p>S64=1,</text:p>
          </table:table-cell>
          <table:table-cell table:formula="of:=IF(LEN(TRIM([CulturesData.AQ7]))=0;&quot;&quot;;CONCATENATE([CulturesData.AQ$1];SUBSTITUTE(SUBSTITUTE(SUBSTITUTE([CulturesData.AQ7];&quot;e&quot;;&quot;EVERYMAN&quot;);&quot;r&quot;;&quot;RESTRICTED&quot;);&quot;o&quot;;&quot;OCCUPATIONAL&quot;);&quot;,&quot;))">
            <text:p/>
          </table:table-cell>
          <table:table-cell table:formula="of:=IF(LEN(TRIM([CulturesData.AR7]))=0;&quot;&quot;;CONCATENATE([CulturesData.AR$1];SUBSTITUTE(SUBSTITUTE(SUBSTITUTE([CulturesData.AR7];&quot;e&quot;;&quot;EVERYMAN&quot;);&quot;r&quot;;&quot;RESTRICTED&quot;);&quot;o&quot;;&quot;OCCUPATIONAL&quot;);&quot;,&quot;))" office:value-type="string" office:string-value="S503=RESTRICTED,">
            <text:p>S503=RESTRICTED,</text:p>
          </table:table-cell>
          <table:table-cell table:formula="of:=IF(LEN(TRIM([CulturesData.AS7]))=0;&quot;&quot;;CONCATENATE([CulturesData.AS$1];SUBSTITUTE(SUBSTITUTE(SUBSTITUTE([CulturesData.AS7];&quot;e&quot;;&quot;EVERYMAN&quot;);&quot;r&quot;;&quot;RESTRICTED&quot;);&quot;o&quot;;&quot;OCCUPATIONAL&quot;);&quot;,&quot;))" office:value-type="string" office:string-value="S504=RESTRICTED,">
            <text:p>S504=RESTRICTED,</text:p>
          </table:table-cell>
          <table:table-cell table:formula="of:=IF(LEN(TRIM([CulturesData.AT7]))=0;&quot;&quot;;CONCATENATE([CulturesData.AT$1];SUBSTITUTE(SUBSTITUTE(SUBSTITUTE([CulturesData.AT7];&quot;e&quot;;&quot;EVERYMAN&quot;);&quot;r&quot;;&quot;RESTRICTED&quot;);&quot;o&quot;;&quot;OCCUPATIONAL&quot;);&quot;,&quot;))" office:value-type="string" office:string-value="S53=RESTRICTED,">
            <text:p>S53=RESTRICTED,</text:p>
          </table:table-cell>
          <table:table-cell table:formula="of:=IF(LEN(TRIM([CulturesData.AU7]))=0;&quot;&quot;;CONCATENATE([CulturesData.AU$1];SUBSTITUTE(SUBSTITUTE(SUBSTITUTE([CulturesData.AU7];&quot;e&quot;;&quot;EVERYMAN&quot;);&quot;r&quot;;&quot;RESTRICTED&quot;);&quot;o&quot;;&quot;OCCUPATIONAL&quot;);&quot;,&quot;))" office:value-type="string" office:string-value="S54=RESTRICTED,">
            <text:p>S54=RESTRICTED,</text:p>
          </table:table-cell>
          <table:table-cell table:formula="of:=IF(LEN(TRIM([CulturesData.AV7]))=0;&quot;&quot;;CONCATENATE([CulturesData.AV$1];SUBSTITUTE(SUBSTITUTE(SUBSTITUTE([CulturesData.AV7];&quot;e&quot;;&quot;EVERYMAN&quot;);&quot;r&quot;;&quot;RESTRICTED&quot;);&quot;o&quot;;&quot;OCCUPATIONAL&quot;);&quot;,&quot;))" office:value-type="string" office:string-value="G8=3,">
            <text:p>G8=3,</text:p>
          </table:table-cell>
          <table:table-cell table:formula="of:=IF(LEN(TRIM([CulturesData.AW7]))=0;&quot;&quot;;CONCATENATE([CulturesData.AW$1];SUBSTITUTE(SUBSTITUTE(SUBSTITUTE([CulturesData.AW7];&quot;e&quot;;&quot;EVERYMAN&quot;);&quot;r&quot;;&quot;RESTRICTED&quot;);&quot;o&quot;;&quot;OCCUPATIONAL&quot;);&quot;,&quot;))">
            <text:p/>
          </table:table-cell>
          <table:table-cell table:formula="of:=IF(LEN(TRIM([CulturesData.AX7]))=0;&quot;&quot;;CONCATENATE([CulturesData.AX$1];SUBSTITUTE(SUBSTITUTE(SUBSTITUTE([CulturesData.AX7];&quot;e&quot;;&quot;EVERYMAN&quot;);&quot;r&quot;;&quot;RESTRICTED&quot;);&quot;o&quot;;&quot;OCCUPATIONAL&quot;);&quot;,&quot;))">
            <text:p/>
          </table:table-cell>
          <table:table-cell table:formula="of:=IF(LEN(TRIM([CulturesData.AY7]))=0;&quot;&quot;;CONCATENATE([CulturesData.AY$1];SUBSTITUTE(SUBSTITUTE(SUBSTITUTE([CulturesData.AY7];&quot;e&quot;;&quot;EVERYMAN&quot;);&quot;r&quot;;&quot;RESTRICTED&quot;);&quot;o&quot;;&quot;OCCUPATIONAL&quot;);&quot;,&quot;))" office:value-type="string" office:string-value="S465=8,">
            <text:p>S465=8,</text:p>
          </table:table-cell>
          <table:table-cell table:formula="of:=IF(LEN(TRIM([CulturesData.AZ7]))=0;&quot;&quot;;CONCATENATE([CulturesData.AZ$1];SUBSTITUTE(SUBSTITUTE(SUBSTITUTE([CulturesData.AZ7];&quot;e&quot;;&quot;EVERYMAN&quot;);&quot;r&quot;;&quot;RESTRICTED&quot;);&quot;o&quot;;&quot;OCCUPATIONAL&quot;);&quot;,&quot;))" office:value-type="string" office:string-value="S466=6,">
            <text:p>S466=6,</text:p>
          </table:table-cell>
          <table:table-cell table:formula="of:=IF(LEN(TRIM([CulturesData.BA7]))=0;&quot;&quot;;CONCATENATE([CulturesData.BA$1];SUBSTITUTE(SUBSTITUTE(SUBSTITUTE([CulturesData.BA7];&quot;e&quot;;&quot;EVERYMAN&quot;);&quot;r&quot;;&quot;RESTRICTED&quot;);&quot;o&quot;;&quot;OCCUPATIONAL&quot;);&quot;,&quot;))">
            <text:p/>
          </table:table-cell>
          <table:table-cell table:formula="of:=IF(LEN(TRIM([CulturesData.BB7]))=0;&quot;&quot;;CONCATENATE([CulturesData.BB$1];SUBSTITUTE(SUBSTITUTE(SUBSTITUTE([CulturesData.BB7];&quot;e&quot;;&quot;EVERYMAN&quot;);&quot;r&quot;;&quot;RESTRICTED&quot;);&quot;o&quot;;&quot;OCCUPATIONAL&quot;);&quot;,&quot;))">
            <text:p/>
          </table:table-cell>
          <table:table-cell table:formula="of:=IF(LEN(TRIM([CulturesData.BC7]))=0;&quot;&quot;;CONCATENATE([CulturesData.BC$1];SUBSTITUTE(SUBSTITUTE(SUBSTITUTE([CulturesData.BC7];&quot;e&quot;;&quot;EVERYMAN&quot;);&quot;r&quot;;&quot;RESTRICTED&quot;);&quot;o&quot;;&quot;OCCUPATIONAL&quot;);&quot;,&quot;))">
            <text:p/>
          </table:table-cell>
          <table:table-cell table:formula="of:=IF(LEN(TRIM([CulturesData.BD7]))=0;&quot;&quot;;CONCATENATE([CulturesData.BD$1];SUBSTITUTE(SUBSTITUTE(SUBSTITUTE([CulturesData.BD7];&quot;e&quot;;&quot;EVERYMAN&quot;);&quot;r&quot;;&quot;RESTRICTED&quot;);&quot;o&quot;;&quot;OCCUPATIONAL&quot;);&quot;,&quot;))">
            <text:p/>
          </table:table-cell>
          <table:table-cell table:formula="of:=IF(LEN(TRIM([CulturesData.BE7]))=0;&quot;&quot;;CONCATENATE([CulturesData.BE$1];SUBSTITUTE(SUBSTITUTE(SUBSTITUTE([CulturesData.BE7];&quot;e&quot;;&quot;EVERYMAN&quot;);&quot;r&quot;;&quot;RESTRICTED&quot;);&quot;o&quot;;&quot;OCCUPATIONAL&quot;);&quot;,&quot;))">
            <text:p/>
          </table:table-cell>
          <table:table-cell table:formula="of:=IF(LEN(TRIM([CulturesData.BF7]))=0;&quot;&quot;;CONCATENATE([CulturesData.BF$1];SUBSTITUTE(SUBSTITUTE(SUBSTITUTE([CulturesData.BF7];&quot;e&quot;;&quot;EVERYMAN&quot;);&quot;r&quot;;&quot;RESTRICTED&quot;);&quot;o&quot;;&quot;OCCUPATIONAL&quot;);&quot;,&quot;))">
            <text:p/>
          </table:table-cell>
          <table:table-cell table:formula="of:=IF(LEN(TRIM([CulturesData.BG7]))=0;&quot;&quot;;CONCATENATE([CulturesData.BG$1];SUBSTITUTE(SUBSTITUTE(SUBSTITUTE([CulturesData.BG7];&quot;e&quot;;&quot;EVERYMAN&quot;);&quot;r&quot;;&quot;RESTRICTED&quot;);&quot;o&quot;;&quot;OCCUPATIONAL&quot;);&quot;,&quot;))">
            <text:p/>
          </table:table-cell>
          <table:table-cell table:formula="of:=IF(LEN(TRIM([CulturesData.BH7]))=0;&quot;&quot;;CONCATENATE([CulturesData.BH$1];SUBSTITUTE(SUBSTITUTE(SUBSTITUTE([CulturesData.BH7];&quot;e&quot;;&quot;EVERYMAN&quot;);&quot;r&quot;;&quot;RESTRICTED&quot;);&quot;o&quot;;&quot;OCCUPATIONAL&quot;);&quot;,&quot;))">
            <text:p/>
          </table:table-cell>
          <table:table-cell table:formula="of:=IF(LEN(TRIM([CulturesData.BI7]))=0;&quot;&quot;;CONCATENATE([CulturesData.BI$1];SUBSTITUTE(SUBSTITUTE(SUBSTITUTE([CulturesData.BI7];&quot;e&quot;;&quot;EVERYMAN&quot;);&quot;r&quot;;&quot;RESTRICTED&quot;);&quot;o&quot;;&quot;OCCUPATIONAL&quot;);&quot;,&quot;))">
            <text:p/>
          </table:table-cell>
          <table:table-cell table:formula="of:=IF(LEN(TRIM([CulturesData.BJ7]))=0;&quot;&quot;;CONCATENATE([CulturesData.BJ$1];SUBSTITUTE(SUBSTITUTE(SUBSTITUTE([CulturesData.BJ7];&quot;e&quot;;&quot;EVERYMAN&quot;);&quot;r&quot;;&quot;RESTRICTED&quot;);&quot;o&quot;;&quot;OCCUPATIONAL&quot;);&quot;,&quot;))">
            <text:p/>
          </table:table-cell>
          <table:table-cell table:formula="of:=IF(LEN(TRIM([CulturesData.BK7]))=0;&quot;&quot;;CONCATENATE([CulturesData.BK$1];SUBSTITUTE(SUBSTITUTE(SUBSTITUTE([CulturesData.BK7];&quot;e&quot;;&quot;EVERYMAN&quot;);&quot;r&quot;;&quot;RESTRICTED&quot;);&quot;o&quot;;&quot;OCCUPATIONAL&quot;);&quot;,&quot;))">
            <text:p/>
          </table:table-cell>
          <table:table-cell table:formula="of:=IF(LEN(TRIM([CulturesData.BL7]))=0;&quot;&quot;;CONCATENATE([CulturesData.BL$1];SUBSTITUTE(SUBSTITUTE(SUBSTITUTE([CulturesData.BL7];&quot;e&quot;;&quot;EVERYMAN&quot;);&quot;r&quot;;&quot;RESTRICTED&quot;);&quot;o&quot;;&quot;OCCUPATIONAL&quot;);&quot;,&quot;))">
            <text:p/>
          </table:table-cell>
          <table:table-cell table:formula="of:=IF(LEN(TRIM([CulturesData.BM7]))=0;&quot;&quot;;CONCATENATE([CulturesData.BM$1];SUBSTITUTE(SUBSTITUTE(SUBSTITUTE([CulturesData.BM7];&quot;e&quot;;&quot;EVERYMAN&quot;);&quot;r&quot;;&quot;RESTRICTED&quot;);&quot;o&quot;;&quot;OCCUPATIONAL&quot;);&quot;,&quot;))">
            <text:p/>
          </table:table-cell>
          <table:table-cell table:formula="of:=IF(LEN(TRIM([CulturesData.BN7]))=0;&quot;&quot;;CONCATENATE([CulturesData.BN$1];SUBSTITUTE(SUBSTITUTE(SUBSTITUTE([CulturesData.BN7];&quot;e&quot;;&quot;EVERYMAN&quot;);&quot;r&quot;;&quot;RESTRICTED&quot;);&quot;o&quot;;&quot;OCCUPATIONAL&quot;);&quot;,&quot;))">
            <text:p/>
          </table:table-cell>
          <table:table-cell table:formula="of:=IF(LEN(TRIM([CulturesData.BO7]))=0;&quot;&quot;;CONCATENATE([CulturesData.BO$1];SUBSTITUTE(SUBSTITUTE(SUBSTITUTE([CulturesData.BO7];&quot;e&quot;;&quot;EVERYMAN&quot;);&quot;r&quot;;&quot;RESTRICTED&quot;);&quot;o&quot;;&quot;OCCUPATIONAL&quot;);&quot;,&quot;))">
            <text:p/>
          </table:table-cell>
          <table:table-cell table:formula="of:=IF(LEN(TRIM([CulturesData.BP7]))=0;&quot;&quot;;CONCATENATE([CulturesData.BP$1];SUBSTITUTE(SUBSTITUTE(SUBSTITUTE([CulturesData.BP7];&quot;e&quot;;&quot;EVERYMAN&quot;);&quot;r&quot;;&quot;RESTRICTED&quot;);&quot;o&quot;;&quot;OCCUPATIONAL&quot;);&quot;,&quot;))">
            <text:p/>
          </table:table-cell>
          <table:table-cell table:formula="of:=IF(LEN(TRIM([CulturesData.BQ7]))=0;&quot;&quot;;CONCATENATE([CulturesData.BQ$1];SUBSTITUTE(SUBSTITUTE(SUBSTITUTE([CulturesData.BQ7];&quot;e&quot;;&quot;EVERYMAN&quot;);&quot;r&quot;;&quot;RESTRICTED&quot;);&quot;o&quot;;&quot;OCCUPATIONAL&quot;);&quot;,&quot;))">
            <text:p/>
          </table:table-cell>
          <table:table-cell table:formula="of:=IF(LEN(TRIM([CulturesData.BR7]))=0;&quot;&quot;;CONCATENATE([CulturesData.BR$1];SUBSTITUTE(SUBSTITUTE(SUBSTITUTE([CulturesData.BR7];&quot;e&quot;;&quot;EVERYMAN&quot;);&quot;r&quot;;&quot;RESTRICTED&quot;);&quot;o&quot;;&quot;OCCUPATIONAL&quot;);&quot;,&quot;))">
            <text:p/>
          </table:table-cell>
          <table:table-cell table:formula="of:=IF(LEN(TRIM([CulturesData.BS7]))=0;&quot;&quot;;CONCATENATE([CulturesData.BS$1];SUBSTITUTE(SUBSTITUTE(SUBSTITUTE([CulturesData.BS7];&quot;e&quot;;&quot;EVERYMAN&quot;);&quot;r&quot;;&quot;RESTRICTED&quot;);&quot;o&quot;;&quot;OCCUPATIONAL&quot;);&quot;,&quot;))">
            <text:p/>
          </table:table-cell>
          <table:table-cell table:formula="of:=IF(LEN(TRIM([CulturesData.BT7]))=0;&quot;&quot;;CONCATENATE([CulturesData.BT$1];SUBSTITUTE(SUBSTITUTE(SUBSTITUTE([CulturesData.BT7];&quot;e&quot;;&quot;EVERYMAN&quot;);&quot;r&quot;;&quot;RESTRICTED&quot;);&quot;o&quot;;&quot;OCCUPATIONAL&quot;);&quot;,&quot;))">
            <text:p/>
          </table:table-cell>
          <table:table-cell table:formula="of:=IF(LEN(TRIM([CulturesData.BU7]))=0;&quot;&quot;;CONCATENATE([CulturesData.BU$1];SUBSTITUTE(SUBSTITUTE(SUBSTITUTE([CulturesData.BU7];&quot;e&quot;;&quot;EVERYMAN&quot;);&quot;r&quot;;&quot;RESTRICTED&quot;);&quot;o&quot;;&quot;OCCUPATIONAL&quot;);&quot;,&quot;))">
            <text:p/>
          </table:table-cell>
          <table:table-cell table:formula="of:=IF(LEN(TRIM([CulturesData.BV7]))=0;&quot;&quot;;CONCATENATE([CulturesData.BV$1];SUBSTITUTE(SUBSTITUTE(SUBSTITUTE([CulturesData.BV7];&quot;e&quot;;&quot;EVERYMAN&quot;);&quot;r&quot;;&quot;RESTRICTED&quot;);&quot;o&quot;;&quot;OCCUPATIONAL&quot;);&quot;,&quot;))">
            <text:p/>
          </table:table-cell>
          <table:table-cell table:formula="of:=IF(LEN(TRIM([CulturesData.BW7]))=0;&quot;&quot;;CONCATENATE([CulturesData.BW$1];SUBSTITUTE(SUBSTITUTE(SUBSTITUTE([CulturesData.BW7];&quot;e&quot;;&quot;EVERYMAN&quot;);&quot;r&quot;;&quot;RESTRICTED&quot;);&quot;o&quot;;&quot;OCCUPATIONAL&quot;);&quot;,&quot;))">
            <text:p/>
          </table:table-cell>
          <table:table-cell table:formula="of:=IF(LEN(TRIM([CulturesData.BX7]))=0;&quot;&quot;;CONCATENATE([CulturesData.BX$1];SUBSTITUTE(SUBSTITUTE(SUBSTITUTE([CulturesData.BX7];&quot;e&quot;;&quot;EVERYMAN&quot;);&quot;r&quot;;&quot;RESTRICTED&quot;);&quot;o&quot;;&quot;OCCUPATIONAL&quot;);&quot;,&quot;))">
            <text:p/>
          </table:table-cell>
          <table:table-cell table:formula="of:=IF(LEN(TRIM([CulturesData.BY7]))=0;&quot;&quot;;CONCATENATE([CulturesData.BY$1];SUBSTITUTE(SUBSTITUTE(SUBSTITUTE([CulturesData.BY7];&quot;e&quot;;&quot;EVERYMAN&quot;);&quot;r&quot;;&quot;RESTRICTED&quot;);&quot;o&quot;;&quot;OCCUPATIONAL&quot;);&quot;,&quot;))">
            <text:p/>
          </table:table-cell>
          <table:table-cell table:formula="of:=IF(LEN(TRIM([CulturesData.BZ7]))=0;&quot;&quot;;CONCATENATE([CulturesData.BZ$1];SUBSTITUTE(SUBSTITUTE(SUBSTITUTE([CulturesData.BZ7];&quot;e&quot;;&quot;EVERYMAN&quot;);&quot;r&quot;;&quot;RESTRICTED&quot;);&quot;o&quot;;&quot;OCCUPATIONAL&quot;);&quot;,&quot;))">
            <text:p/>
          </table:table-cell>
          <table:table-cell table:formula="of:=IF(LEN(TRIM([CulturesData.CA7]))=0;&quot;&quot;;CONCATENATE([CulturesData.CA$1];SUBSTITUTE(SUBSTITUTE(SUBSTITUTE([CulturesData.CA7];&quot;e&quot;;&quot;EVERYMAN&quot;);&quot;r&quot;;&quot;RESTRICTED&quot;);&quot;o&quot;;&quot;OCCUPATIONAL&quot;);&quot;,&quot;))">
            <text:p/>
          </table:table-cell>
          <table:table-cell table:formula="of:=IF(LEN(TRIM([CulturesData.CB7]))=0;&quot;&quot;;CONCATENATE([CulturesData.CB$1];SUBSTITUTE(SUBSTITUTE(SUBSTITUTE([CulturesData.CB7];&quot;e&quot;;&quot;EVERYMAN&quot;);&quot;r&quot;;&quot;RESTRICTED&quot;);&quot;o&quot;;&quot;OCCUPATIONAL&quot;);&quot;,&quot;))">
            <text:p/>
          </table:table-cell>
          <table:table-cell table:formula="of:=IF(LEN(TRIM([CulturesData.CC7]))=0;&quot;&quot;;CONCATENATE([CulturesData.CC$1];SUBSTITUTE(SUBSTITUTE(SUBSTITUTE([CulturesData.CC7];&quot;e&quot;;&quot;EVERYMAN&quot;);&quot;r&quot;;&quot;RESTRICTED&quot;);&quot;o&quot;;&quot;OCCUPATIONAL&quot;);&quot;,&quot;))">
            <text:p/>
          </table:table-cell>
          <table:table-cell table:formula="of:=IF(LEN(TRIM([CulturesData.CD7]))=0;&quot;&quot;;CONCATENATE([CulturesData.CD$1];SUBSTITUTE(SUBSTITUTE(SUBSTITUTE([CulturesData.CD7];&quot;e&quot;;&quot;EVERYMAN&quot;);&quot;r&quot;;&quot;RESTRICTED&quot;);&quot;o&quot;;&quot;OCCUPATIONAL&quot;);&quot;,&quot;))">
            <text:p/>
          </table:table-cell>
          <table:table-cell table:formula="of:=IF(LEN(TRIM([CulturesData.CE7]))=0;&quot;&quot;;CONCATENATE([CulturesData.CE$1];SUBSTITUTE(SUBSTITUTE(SUBSTITUTE([CulturesData.CE7];&quot;e&quot;;&quot;EVERYMAN&quot;);&quot;r&quot;;&quot;RESTRICTED&quot;);&quot;o&quot;;&quot;OCCUPATIONAL&quot;);&quot;,&quot;))">
            <text:p/>
          </table:table-cell>
          <table:table-cell table:formula="of:=IF(LEN(TRIM([CulturesData.CF7]))=0;&quot;&quot;;CONCATENATE([CulturesData.CF$1];SUBSTITUTE(SUBSTITUTE(SUBSTITUTE([CulturesData.CF7];&quot;e&quot;;&quot;EVERYMAN&quot;);&quot;r&quot;;&quot;RESTRICTED&quot;);&quot;o&quot;;&quot;OCCUPATIONAL&quot;);&quot;,&quot;))">
            <text:p/>
          </table:table-cell>
          <table:table-cell table:formula="of:=IF(LEN(TRIM([CulturesData.CG7]))=0;&quot;&quot;;CONCATENATE([CulturesData.CG$1];SUBSTITUTE(SUBSTITUTE(SUBSTITUTE([CulturesData.CG7];&quot;e&quot;;&quot;EVERYMAN&quot;);&quot;r&quot;;&quot;RESTRICTED&quot;);&quot;o&quot;;&quot;OCCUPATIONAL&quot;);&quot;,&quot;))">
            <text:p/>
          </table:table-cell>
          <table:table-cell table:formula="of:=IF(LEN(TRIM([CulturesData.CH7]))=0;&quot;&quot;;CONCATENATE([CulturesData.CH$1];SUBSTITUTE(SUBSTITUTE(SUBSTITUTE([CulturesData.CH7];&quot;e&quot;;&quot;EVERYMAN&quot;);&quot;r&quot;;&quot;RESTRICTED&quot;);&quot;o&quot;;&quot;OCCUPATIONAL&quot;);&quot;,&quot;))">
            <text:p/>
          </table:table-cell>
          <table:table-cell table:formula="of:=IF(LEN(TRIM([CulturesData.CI7]))=0;&quot;&quot;;CONCATENATE([CulturesData.CI$1];SUBSTITUTE(SUBSTITUTE(SUBSTITUTE([CulturesData.CI7];&quot;e&quot;;&quot;EVERYMAN&quot;);&quot;r&quot;;&quot;RESTRICTED&quot;);&quot;o&quot;;&quot;OCCUPATIONAL&quot;);&quot;,&quot;))">
            <text:p/>
          </table:table-cell>
          <table:table-cell table:formula="of:=IF(LEN(TRIM([CulturesData.CJ7]))=0;&quot;&quot;;CONCATENATE([CulturesData.CJ$1];SUBSTITUTE(SUBSTITUTE(SUBSTITUTE([CulturesData.CJ7];&quot;e&quot;;&quot;EVERYMAN&quot;);&quot;r&quot;;&quot;RESTRICTED&quot;);&quot;o&quot;;&quot;OCCUPATIONAL&quot;);&quot;,&quot;))">
            <text:p/>
          </table:table-cell>
          <table:table-cell table:formula="of:=IF(LEN(TRIM([CulturesData.CK7]))=0;&quot;&quot;;CONCATENATE([CulturesData.CK$1];SUBSTITUTE(SUBSTITUTE(SUBSTITUTE([CulturesData.CK7];&quot;e&quot;;&quot;EVERYMAN&quot;);&quot;r&quot;;&quot;RESTRICTED&quot;);&quot;o&quot;;&quot;OCCUPATIONAL&quot;);&quot;,&quot;))" office:value-type="string" office:string-value="S61=RESTRICTED,">
            <text:p>S61=RESTRICTED,</text:p>
          </table:table-cell>
          <table:table-cell table:formula="of:=IF(LEN(TRIM([CulturesData.CL7]))=0;&quot;&quot;;CONCATENATE([CulturesData.CL$1];SUBSTITUTE(SUBSTITUTE(SUBSTITUTE([CulturesData.CL7];&quot;e&quot;;&quot;EVERYMAN&quot;);&quot;r&quot;;&quot;RESTRICTED&quot;);&quot;o&quot;;&quot;OCCUPATIONAL&quot;);&quot;,&quot;))">
            <text:p/>
          </table:table-cell>
          <table:table-cell table:formula="of:=IF(LEN(TRIM([CulturesData.CM7]))=0;&quot;&quot;;CONCATENATE([CulturesData.CM$1];SUBSTITUTE(SUBSTITUTE(SUBSTITUTE([CulturesData.CM7];&quot;e&quot;;&quot;EVERYMAN&quot;);&quot;r&quot;;&quot;RESTRICTED&quot;);&quot;o&quot;;&quot;OCCUPATIONAL&quot;);&quot;,&quot;))">
            <text:p/>
          </table:table-cell>
          <table:table-cell table:formula="of:=IF(LEN(TRIM([CulturesData.CN7]))=0;&quot;&quot;;CONCATENATE([CulturesData.CN$1];SUBSTITUTE(SUBSTITUTE(SUBSTITUTE([CulturesData.CN7];&quot;e&quot;;&quot;EVERYMAN&quot;);&quot;r&quot;;&quot;RESTRICTED&quot;);&quot;o&quot;;&quot;OCCUPATIONAL&quot;);&quot;,&quot;))">
            <text:p/>
          </table:table-cell>
          <table:table-cell table:formula="of:=IF(LEN(TRIM([CulturesData.CO7]))=0;&quot;&quot;;CONCATENATE([CulturesData.CO$1];SUBSTITUTE(SUBSTITUTE(SUBSTITUTE([CulturesData.CO7];&quot;e&quot;;&quot;EVERYMAN&quot;);&quot;r&quot;;&quot;RESTRICTED&quot;);&quot;o&quot;;&quot;OCCUPATIONAL&quot;);&quot;,&quot;))">
            <text:p/>
          </table:table-cell>
          <table:table-cell table:formula="of:=IF(LEN(TRIM([CulturesData.CP7]))=0;&quot;&quot;;CONCATENATE([CulturesData.CP$1];SUBSTITUTE(SUBSTITUTE(SUBSTITUTE([CulturesData.CP7];&quot;e&quot;;&quot;EVERYMAN&quot;);&quot;r&quot;;&quot;RESTRICTED&quot;);&quot;o&quot;;&quot;OCCUPATIONAL&quot;);&quot;,&quot;))">
            <text:p/>
          </table:table-cell>
          <table:table-cell table:formula="of:=IF(LEN(TRIM([CulturesData.CQ7]))=0;&quot;&quot;;CONCATENATE([CulturesData.CQ$1];SUBSTITUTE(SUBSTITUTE(SUBSTITUTE([CulturesData.CQ7];&quot;e&quot;;&quot;EVERYMAN&quot;);&quot;r&quot;;&quot;RESTRICTED&quot;);&quot;o&quot;;&quot;OCCUPATIONAL&quot;);&quot;,&quot;))">
            <text:p/>
          </table:table-cell>
          <table:table-cell table:formula="of:=IF(LEN(TRIM([CulturesData.CR7]))=0;&quot;&quot;;CONCATENATE([CulturesData.CR$1];SUBSTITUTE(SUBSTITUTE(SUBSTITUTE([CulturesData.CR7];&quot;e&quot;;&quot;EVERYMAN&quot;);&quot;r&quot;;&quot;RESTRICTED&quot;);&quot;o&quot;;&quot;OCCUPATIONAL&quot;);&quot;,&quot;))">
            <text:p/>
          </table:table-cell>
          <table:table-cell table:formula="of:=IF(LEN(TRIM([CulturesData.CS7]))=0;&quot;&quot;;CONCATENATE([CulturesData.CS$1];SUBSTITUTE(SUBSTITUTE(SUBSTITUTE([CulturesData.CS7];&quot;e&quot;;&quot;EVERYMAN&quot;);&quot;r&quot;;&quot;RESTRICTED&quot;);&quot;o&quot;;&quot;OCCUPATIONAL&quot;);&quot;,&quot;))">
            <text:p/>
          </table:table-cell>
          <table:table-cell table:formula="of:=IF(LEN(TRIM([CulturesData.CT7]))=0;&quot;&quot;;CONCATENATE([CulturesData.CT$1];SUBSTITUTE(SUBSTITUTE(SUBSTITUTE([CulturesData.CT7];&quot;e&quot;;&quot;EVERYMAN&quot;);&quot;r&quot;;&quot;RESTRICTED&quot;);&quot;o&quot;;&quot;OCCUPATIONAL&quot;);&quot;,&quot;))">
            <text:p/>
          </table:table-cell>
          <table:table-cell table:formula="of:=IF(LEN(TRIM([CulturesData.CU7]))=0;&quot;&quot;;CONCATENATE([CulturesData.CU$1];SUBSTITUTE(SUBSTITUTE(SUBSTITUTE([CulturesData.CU7];&quot;e&quot;;&quot;EVERYMAN&quot;);&quot;r&quot;;&quot;RESTRICTED&quot;);&quot;o&quot;;&quot;OCCUPATIONAL&quot;);&quot;,&quot;))">
            <text:p/>
          </table:table-cell>
          <table:table-cell table:formula="of:=IF(LEN(TRIM([CulturesData.CV7]))=0;&quot;&quot;;CONCATENATE([CulturesData.CV$1];SUBSTITUTE(SUBSTITUTE(SUBSTITUTE([CulturesData.CV7];&quot;e&quot;;&quot;EVERYMAN&quot;);&quot;r&quot;;&quot;RESTRICTED&quot;);&quot;o&quot;;&quot;OCCUPATIONAL&quot;);&quot;,&quot;))">
            <text:p/>
          </table:table-cell>
          <table:table-cell table:formula="of:=IF(LEN(TRIM([CulturesData.CW7]))=0;&quot;&quot;;CONCATENATE([CulturesData.CW$1];SUBSTITUTE(SUBSTITUTE(SUBSTITUTE([CulturesData.CW7];&quot;e&quot;;&quot;EVERYMAN&quot;);&quot;r&quot;;&quot;RESTRICTED&quot;);&quot;o&quot;;&quot;OCCUPATIONAL&quot;);&quot;,&quot;))">
            <text:p/>
          </table:table-cell>
          <table:table-cell table:formula="of:=IF(LEN(TRIM([CulturesData.CX7]))=0;&quot;&quot;;CONCATENATE([CulturesData.CX$1];SUBSTITUTE(SUBSTITUTE(SUBSTITUTE([CulturesData.CX7];&quot;e&quot;;&quot;EVERYMAN&quot;);&quot;r&quot;;&quot;RESTRICTED&quot;);&quot;o&quot;;&quot;OCCUPATIONAL&quot;);&quot;,&quot;))">
            <text:p/>
          </table:table-cell>
          <table:table-cell table:formula="of:=IF(LEN(TRIM([CulturesData.CY7]))=0;&quot;&quot;;CONCATENATE([CulturesData.CY$1];SUBSTITUTE(SUBSTITUTE(SUBSTITUTE([CulturesData.CY7];&quot;e&quot;;&quot;EVERYMAN&quot;);&quot;r&quot;;&quot;RESTRICTED&quot;);&quot;o&quot;;&quot;OCCUPATIONAL&quot;);&quot;,&quot;))">
            <text:p/>
          </table:table-cell>
          <table:table-cell table:formula="of:=IF(LEN(TRIM([CulturesData.CZ7]))=0;&quot;&quot;;CONCATENATE([CulturesData.CZ$1];SUBSTITUTE(SUBSTITUTE(SUBSTITUTE([CulturesData.CZ7];&quot;e&quot;;&quot;EVERYMAN&quot;);&quot;r&quot;;&quot;RESTRICTED&quot;);&quot;o&quot;;&quot;OCCUPATIONAL&quot;);&quot;,&quot;))">
            <text:p/>
          </table:table-cell>
          <table:table-cell table:formula="of:=IF(LEN(TRIM([CulturesData.DA7]))=0;&quot;&quot;;CONCATENATE([CulturesData.DA$1];SUBSTITUTE(SUBSTITUTE(SUBSTITUTE([CulturesData.DA7];&quot;e&quot;;&quot;EVERYMAN&quot;);&quot;r&quot;;&quot;RESTRICTED&quot;);&quot;o&quot;;&quot;OCCUPATIONAL&quot;);&quot;,&quot;))">
            <text:p/>
          </table:table-cell>
          <table:table-cell table:formula="of:=IF(LEN(TRIM([CulturesData.DB7]))=0;&quot;&quot;;CONCATENATE([CulturesData.DB$1];SUBSTITUTE(SUBSTITUTE(SUBSTITUTE([CulturesData.DB7];&quot;e&quot;;&quot;EVERYMAN&quot;);&quot;r&quot;;&quot;RESTRICTED&quot;);&quot;o&quot;;&quot;OCCUPATIONAL&quot;);&quot;,&quot;))">
            <text:p/>
          </table:table-cell>
          <table:table-cell table:formula="of:=IF(LEN(TRIM([CulturesData.DC7]))=0;&quot;&quot;;CONCATENATE([CulturesData.DC$1];SUBSTITUTE(SUBSTITUTE(SUBSTITUTE([CulturesData.DC7];&quot;e&quot;;&quot;EVERYMAN&quot;);&quot;r&quot;;&quot;RESTRICTED&quot;);&quot;o&quot;;&quot;OCCUPATIONAL&quot;);&quot;,&quot;))">
            <text:p/>
          </table:table-cell>
          <table:table-cell table:formula="of:=IF(LEN(TRIM([CulturesData.DD7]))=0;&quot;&quot;;CONCATENATE([CulturesData.DD$1];SUBSTITUTE(SUBSTITUTE(SUBSTITUTE([CulturesData.DD7];&quot;e&quot;;&quot;EVERYMAN&quot;);&quot;r&quot;;&quot;RESTRICTED&quot;);&quot;o&quot;;&quot;OCCUPATIONAL&quot;);&quot;,&quot;))">
            <text:p/>
          </table:table-cell>
          <table:table-cell table:formula="of:=IF(LEN(TRIM([CulturesData.DE7]))=0;&quot;&quot;;CONCATENATE([CulturesData.DE$1];SUBSTITUTE(SUBSTITUTE(SUBSTITUTE([CulturesData.DE7];&quot;e&quot;;&quot;EVERYMAN&quot;);&quot;r&quot;;&quot;RESTRICTED&quot;);&quot;o&quot;;&quot;OCCUPATIONAL&quot;);&quot;,&quot;))">
            <text:p/>
          </table:table-cell>
          <table:table-cell table:formula="of:=IF(LEN(TRIM([CulturesData.DF7]))=0;&quot;&quot;;CONCATENATE([CulturesData.DF$1];SUBSTITUTE(SUBSTITUTE(SUBSTITUTE([CulturesData.DF7];&quot;e&quot;;&quot;EVERYMAN&quot;);&quot;r&quot;;&quot;RESTRICTED&quot;);&quot;o&quot;;&quot;OCCUPATIONAL&quot;);&quot;,&quot;))" office:value-type="string" office:string-value="G37=3,">
            <text:p>G37=3,</text:p>
          </table:table-cell>
          <table:table-cell table:formula="of:=IF(LEN(TRIM([CulturesData.DG7]))=0;&quot;&quot;;CONCATENATE([CulturesData.DG$1];SUBSTITUTE(SUBSTITUTE(SUBSTITUTE([CulturesData.DG7];&quot;e&quot;;&quot;EVERYMAN&quot;);&quot;r&quot;;&quot;RESTRICTED&quot;);&quot;o&quot;;&quot;OCCUPATIONAL&quot;);&quot;,&quot;))" office:value-type="string" office:string-value="S426=3,">
            <text:p>S426=3,</text:p>
          </table:table-cell>
          <table:table-cell table:formula="of:=IF(LEN(TRIM([CulturesData.DH7]))=0;&quot;&quot;;CONCATENATE([CulturesData.DH$1];SUBSTITUTE(SUBSTITUTE(SUBSTITUTE([CulturesData.DH7];&quot;e&quot;;&quot;EVERYMAN&quot;);&quot;r&quot;;&quot;RESTRICTED&quot;);&quot;o&quot;;&quot;OCCUPATIONAL&quot;);&quot;,&quot;))" office:value-type="string" office:string-value="S339=3,">
            <text:p>S339=3,</text:p>
          </table:table-cell>
          <table:table-cell table:formula="of:=IF(LEN(TRIM([CulturesData.DI7]))=0;&quot;&quot;;CONCATENATE([CulturesData.DI$1];SUBSTITUTE(SUBSTITUTE(SUBSTITUTE([CulturesData.DI7];&quot;e&quot;;&quot;EVERYMAN&quot;);&quot;r&quot;;&quot;RESTRICTED&quot;);&quot;o&quot;;&quot;OCCUPATIONAL&quot;);&quot;,&quot;))">
            <text:p/>
          </table:table-cell>
          <table:table-cell table:formula="of:=IF(LEN(TRIM([CulturesData.DJ7]))=0;&quot;&quot;;CONCATENATE([CulturesData.DJ$1];SUBSTITUTE(SUBSTITUTE(SUBSTITUTE([CulturesData.DJ7];&quot;e&quot;;&quot;EVERYMAN&quot;);&quot;r&quot;;&quot;RESTRICTED&quot;);&quot;o&quot;;&quot;OCCUPATIONAL&quot;);&quot;,&quot;))">
            <text:p/>
          </table:table-cell>
          <table:table-cell table:formula="of:=IF(LEN(TRIM([CulturesData.DK7]))=0;&quot;&quot;;CONCATENATE([CulturesData.DK$1];SUBSTITUTE(SUBSTITUTE(SUBSTITUTE([CulturesData.DK7];&quot;e&quot;;&quot;EVERYMAN&quot;);&quot;r&quot;;&quot;RESTRICTED&quot;);&quot;o&quot;;&quot;OCCUPATIONAL&quot;);&quot;,&quot;))">
            <text:p/>
          </table:table-cell>
          <table:table-cell table:formula="of:=IF(LEN(TRIM([CulturesData.DL7]))=0;&quot;&quot;;CONCATENATE([CulturesData.DL$1];SUBSTITUTE(SUBSTITUTE(SUBSTITUTE([CulturesData.DL7];&quot;e&quot;;&quot;EVERYMAN&quot;);&quot;r&quot;;&quot;RESTRICTED&quot;);&quot;o&quot;;&quot;OCCUPATIONAL&quot;);&quot;,&quot;))">
            <text:p/>
          </table:table-cell>
          <table:table-cell table:formula="of:=IF(LEN(TRIM([CulturesData.DM7]))=0;&quot;&quot;;CONCATENATE([CulturesData.DM$1];SUBSTITUTE(SUBSTITUTE(SUBSTITUTE([CulturesData.DM7];&quot;e&quot;;&quot;EVERYMAN&quot;);&quot;r&quot;;&quot;RESTRICTED&quot;);&quot;o&quot;;&quot;OCCUPATIONAL&quot;);&quot;,&quot;))">
            <text:p/>
          </table:table-cell>
          <table:table-cell table:formula="of:=IF(LEN(TRIM([CulturesData.DN7]))=0;&quot;&quot;;CONCATENATE([CulturesData.DN$1];SUBSTITUTE(SUBSTITUTE(SUBSTITUTE([CulturesData.DN7];&quot;e&quot;;&quot;EVERYMAN&quot;);&quot;r&quot;;&quot;RESTRICTED&quot;);&quot;o&quot;;&quot;OCCUPATIONAL&quot;);&quot;,&quot;))">
            <text:p/>
          </table:table-cell>
          <table:table-cell table:formula="of:=IF(LEN(TRIM([CulturesData.DO7]))=0;&quot;&quot;;CONCATENATE([CulturesData.DO$1];SUBSTITUTE(SUBSTITUTE(SUBSTITUTE([CulturesData.DO7];&quot;e&quot;;&quot;EVERYMAN&quot;);&quot;r&quot;;&quot;RESTRICTED&quot;);&quot;o&quot;;&quot;OCCUPATIONAL&quot;);&quot;,&quot;))" office:value-type="string" office:string-value="S445=RESTRICTED,">
            <text:p>S445=RESTRICTED,</text:p>
          </table:table-cell>
          <table:table-cell table:formula="of:=IF(LEN(TRIM([CulturesData.DP7]))=0;&quot;&quot;;CONCATENATE([CulturesData.DP$1];SUBSTITUTE(SUBSTITUTE(SUBSTITUTE([CulturesData.DP7];&quot;e&quot;;&quot;EVERYMAN&quot;);&quot;r&quot;;&quot;RESTRICTED&quot;);&quot;o&quot;;&quot;OCCUPATIONAL&quot;);&quot;,&quot;))" office:value-type="string" office:string-value="S443=RESTRICTED,">
            <text:p>S443=RESTRICTED,</text:p>
          </table:table-cell>
          <table:table-cell table:formula="of:=IF(LEN(TRIM([CulturesData.DQ7]))=0;&quot;&quot;;CONCATENATE([CulturesData.DQ$1];SUBSTITUTE(SUBSTITUTE(SUBSTITUTE([CulturesData.DQ7];&quot;e&quot;;&quot;EVERYMAN&quot;);&quot;r&quot;;&quot;RESTRICTED&quot;);&quot;o&quot;;&quot;OCCUPATIONAL&quot;);&quot;,&quot;))">
            <text:p/>
          </table:table-cell>
          <table:table-cell table:formula="of:=IF(LEN(TRIM([CulturesData.DR7]))=0;&quot;&quot;;CONCATENATE([CulturesData.DR$1];SUBSTITUTE(SUBSTITUTE(SUBSTITUTE([CulturesData.DR7];&quot;e&quot;;&quot;EVERYMAN&quot;);&quot;r&quot;;&quot;RESTRICTED&quot;);&quot;o&quot;;&quot;OCCUPATIONAL&quot;);&quot;,&quot;))">
            <text:p/>
          </table:table-cell>
          <table:table-cell table:formula="of:=IF(LEN(TRIM([CulturesData.DS7]))=0;&quot;&quot;;CONCATENATE([CulturesData.DS$1];SUBSTITUTE(SUBSTITUTE(SUBSTITUTE([CulturesData.DS7];&quot;e&quot;;&quot;EVERYMAN&quot;);&quot;r&quot;;&quot;RESTRICTED&quot;);&quot;o&quot;;&quot;OCCUPATIONAL&quot;);&quot;,&quot;))" office:value-type="string" office:string-value="S507=RESTRICTED,">
            <text:p>S507=RESTRICTED,</text:p>
          </table:table-cell>
          <table:table-cell table:formula="of:=IF(LEN(TRIM([CulturesData.DT7]))=0;&quot;&quot;;CONCATENATE([CulturesData.DT$1];SUBSTITUTE(SUBSTITUTE(SUBSTITUTE([CulturesData.DT7];&quot;e&quot;;&quot;EVERYMAN&quot;);&quot;r&quot;;&quot;RESTRICTED&quot;);&quot;o&quot;;&quot;OCCUPATIONAL&quot;);&quot;,&quot;))">
            <text:p/>
          </table:table-cell>
          <table:table-cell table:formula="of:=IF(LEN(TRIM([CulturesData.DU7]))=0;&quot;&quot;;CONCATENATE([CulturesData.DU$1];SUBSTITUTE(SUBSTITUTE(SUBSTITUTE([CulturesData.DU7];&quot;e&quot;;&quot;EVERYMAN&quot;);&quot;r&quot;;&quot;RESTRICTED&quot;);&quot;o&quot;;&quot;OCCUPATIONAL&quot;);&quot;,&quot;))" office:value-type="string" office:string-value="S447=RESTRICTED,">
            <text:p>S447=RESTRICTED,</text:p>
          </table:table-cell>
          <table:table-cell table:formula="of:=IF(LEN(TRIM([CulturesData.DV7]))=0;&quot;&quot;;CONCATENATE([CulturesData.DV$1];SUBSTITUTE(SUBSTITUTE(SUBSTITUTE([CulturesData.DV7];&quot;e&quot;;&quot;EVERYMAN&quot;);&quot;r&quot;;&quot;RESTRICTED&quot;);&quot;o&quot;;&quot;OCCUPATIONAL&quot;);&quot;,&quot;))" office:value-type="string" office:string-value="S448=RESTRICTED,">
            <text:p>S448=RESTRICTED,</text:p>
          </table:table-cell>
          <table:table-cell table:formula="of:=IF(LEN(TRIM([CulturesData.DW7]))=0;&quot;&quot;;CONCATENATE([CulturesData.DW$1];SUBSTITUTE(SUBSTITUTE(SUBSTITUTE([CulturesData.DW7];&quot;e&quot;;&quot;EVERYMAN&quot;);&quot;r&quot;;&quot;RESTRICTED&quot;);&quot;o&quot;;&quot;OCCUPATIONAL&quot;);&quot;,&quot;))">
            <text:p/>
          </table:table-cell>
          <table:table-cell table:formula="of:=IF(LEN(TRIM([CulturesData.DX7]))=0;&quot;&quot;;CONCATENATE([CulturesData.DX$1];SUBSTITUTE(SUBSTITUTE(SUBSTITUTE([CulturesData.DX7];&quot;e&quot;;&quot;EVERYMAN&quot;);&quot;r&quot;;&quot;RESTRICTED&quot;);&quot;o&quot;;&quot;OCCUPATIONAL&quot;);&quot;,&quot;))">
            <text:p/>
          </table:table-cell>
          <table:table-cell table:formula="of:=IF(LEN(TRIM([CulturesData.DY7]))=0;&quot;&quot;;CONCATENATE([CulturesData.DY$1];SUBSTITUTE(SUBSTITUTE(SUBSTITUTE([CulturesData.DY7];&quot;e&quot;;&quot;EVERYMAN&quot;);&quot;r&quot;;&quot;RESTRICTED&quot;);&quot;o&quot;;&quot;OCCUPATIONAL&quot;);&quot;,&quot;))">
            <text:p/>
          </table:table-cell>
          <table:table-cell table:formula="of:=IF(LEN(TRIM([CulturesData.DZ7]))=0;&quot;&quot;;CONCATENATE([CulturesData.DZ$1];SUBSTITUTE(SUBSTITUTE(SUBSTITUTE([CulturesData.DZ7];&quot;e&quot;;&quot;EVERYMAN&quot;);&quot;r&quot;;&quot;RESTRICTED&quot;);&quot;o&quot;;&quot;OCCUPATIONAL&quot;);&quot;,&quot;))">
            <text:p/>
          </table:table-cell>
          <table:table-cell table:formula="of:=IF(LEN(TRIM([CulturesData.EA7]))=0;&quot;&quot;;CONCATENATE([CulturesData.EA$1];SUBSTITUTE(SUBSTITUTE(SUBSTITUTE([CulturesData.EA7];&quot;e&quot;;&quot;EVERYMAN&quot;);&quot;r&quot;;&quot;RESTRICTED&quot;);&quot;o&quot;;&quot;OCCUPATIONAL&quot;);&quot;,&quot;))">
            <text:p/>
          </table:table-cell>
          <table:table-cell table:formula="of:=IF(LEN(TRIM([CulturesData.EB7]))=0;&quot;&quot;;CONCATENATE([CulturesData.EB$1];SUBSTITUTE(SUBSTITUTE(SUBSTITUTE([CulturesData.EB7];&quot;e&quot;;&quot;EVERYMAN&quot;);&quot;r&quot;;&quot;RESTRICTED&quot;);&quot;o&quot;;&quot;OCCUPATIONAL&quot;);&quot;,&quot;))" office:value-type="string" office:string-value="S206=RESTRICTED,">
            <text:p>S206=RESTRICTED,</text:p>
          </table:table-cell>
          <table:table-cell table:formula="of:=IF(LEN(TRIM([CulturesData.EC7]))=0;&quot;&quot;;CONCATENATE([CulturesData.EC$1];SUBSTITUTE(SUBSTITUTE(SUBSTITUTE([CulturesData.EC7];&quot;e&quot;;&quot;EVERYMAN&quot;);&quot;r&quot;;&quot;RESTRICTED&quot;);&quot;o&quot;;&quot;OCCUPATIONAL&quot;);&quot;,&quot;))">
            <text:p/>
          </table:table-cell>
          <table:table-cell table:formula="of:=IF(LEN(TRIM([CulturesData.ED7]))=0;&quot;&quot;;CONCATENATE([CulturesData.ED$1];SUBSTITUTE(SUBSTITUTE(SUBSTITUTE([CulturesData.ED7];&quot;e&quot;;&quot;EVERYMAN&quot;);&quot;r&quot;;&quot;RESTRICTED&quot;);&quot;o&quot;;&quot;OCCUPATIONAL&quot;);&quot;,&quot;))">
            <text:p/>
          </table:table-cell>
          <table:table-cell table:formula="of:=IF(LEN(TRIM([CulturesData.EE7]))=0;&quot;&quot;;CONCATENATE([CulturesData.EE$1];SUBSTITUTE(SUBSTITUTE(SUBSTITUTE([CulturesData.EE7];&quot;e&quot;;&quot;EVERYMAN&quot;);&quot;r&quot;;&quot;RESTRICTED&quot;);&quot;o&quot;;&quot;OCCUPATIONAL&quot;);&quot;,&quot;))">
            <text:p/>
          </table:table-cell>
          <table:table-cell table:formula="of:=IF(LEN(TRIM([CulturesData.EF7]))=0;&quot;&quot;;CONCATENATE([CulturesData.EF$1];SUBSTITUTE(SUBSTITUTE(SUBSTITUTE([CulturesData.EF7];&quot;e&quot;;&quot;EVERYMAN&quot;);&quot;r&quot;;&quot;RESTRICTED&quot;);&quot;o&quot;;&quot;OCCUPATIONAL&quot;);&quot;,&quot;))">
            <text:p/>
          </table:table-cell>
          <table:table-cell table:formula="of:=IF(LEN(TRIM([CulturesData.EG7]))=0;&quot;&quot;;CONCATENATE([CulturesData.EG$1];SUBSTITUTE(SUBSTITUTE(SUBSTITUTE([CulturesData.EG7];&quot;e&quot;;&quot;EVERYMAN&quot;);&quot;r&quot;;&quot;RESTRICTED&quot;);&quot;o&quot;;&quot;OCCUPATIONAL&quot;);&quot;,&quot;))">
            <text:p/>
          </table:table-cell>
          <table:table-cell table:formula="of:=IF(LEN(TRIM([CulturesData.EH7]))=0;&quot;&quot;;CONCATENATE([CulturesData.EH$1];SUBSTITUTE(SUBSTITUTE(SUBSTITUTE([CulturesData.EH7];&quot;e&quot;;&quot;EVERYMAN&quot;);&quot;r&quot;;&quot;RESTRICTED&quot;);&quot;o&quot;;&quot;OCCUPATIONAL&quot;);&quot;,&quot;))">
            <text:p/>
          </table:table-cell>
          <table:table-cell table:formula="of:=IF(LEN(TRIM([CulturesData.EI7]))=0;&quot;&quot;;CONCATENATE([CulturesData.EI$1];SUBSTITUTE(SUBSTITUTE(SUBSTITUTE([CulturesData.EI7];&quot;e&quot;;&quot;EVERYMAN&quot;);&quot;r&quot;;&quot;RESTRICTED&quot;);&quot;o&quot;;&quot;OCCUPATIONAL&quot;);&quot;,&quot;))" office:value-type="string" office:string-value="G15=2,">
            <text:p>G15=2,</text:p>
          </table:table-cell>
          <table:table-cell table:formula="of:=IF(LEN(TRIM([CulturesData.EJ7]))=0;&quot;&quot;;CONCATENATE([CulturesData.EJ$1];SUBSTITUTE(SUBSTITUTE(SUBSTITUTE([CulturesData.EJ7];&quot;e&quot;;&quot;EVERYMAN&quot;);&quot;r&quot;;&quot;RESTRICTED&quot;);&quot;o&quot;;&quot;OCCUPATIONAL&quot;);&quot;,&quot;))" office:value-type="string" office:string-value="S100=RESTRICTED,">
            <text:p>S100=RESTRICTED,</text:p>
          </table:table-cell>
          <table:table-cell table:formula="of:=IF(LEN(TRIM([CulturesData.EK7]))=0;&quot;&quot;;CONCATENATE([CulturesData.EK$1];SUBSTITUTE(SUBSTITUTE(SUBSTITUTE([CulturesData.EK7];&quot;e&quot;;&quot;EVERYMAN&quot;);&quot;r&quot;;&quot;RESTRICTED&quot;);&quot;o&quot;;&quot;OCCUPATIONAL&quot;);&quot;,&quot;))">
            <text:p/>
          </table:table-cell>
          <table:table-cell table:formula="of:=IF(LEN(TRIM([CulturesData.EL7]))=0;&quot;&quot;;CONCATENATE([CulturesData.EL$1];SUBSTITUTE(SUBSTITUTE(SUBSTITUTE([CulturesData.EL7];&quot;e&quot;;&quot;EVERYMAN&quot;);&quot;r&quot;;&quot;RESTRICTED&quot;);&quot;o&quot;;&quot;OCCUPATIONAL&quot;);&quot;,&quot;))" office:value-type="string" office:string-value="S96=RESTRICTED,">
            <text:p>S96=RESTRICTED,</text:p>
          </table:table-cell>
          <table:table-cell table:formula="of:=IF(LEN(TRIM([CulturesData.EM7]))=0;&quot;&quot;;CONCATENATE([CulturesData.EM$1];SUBSTITUTE(SUBSTITUTE(SUBSTITUTE([CulturesData.EM7];&quot;e&quot;;&quot;EVERYMAN&quot;);&quot;r&quot;;&quot;RESTRICTED&quot;);&quot;o&quot;;&quot;OCCUPATIONAL&quot;);&quot;,&quot;))" office:value-type="string" office:string-value="G41=1,">
            <text:p>G41=1,</text:p>
          </table:table-cell>
          <table:table-cell table:formula="of:=IF(LEN(TRIM([CulturesData.EN7]))=0;&quot;&quot;;CONCATENATE([CulturesData.EN$1];SUBSTITUTE(SUBSTITUTE(SUBSTITUTE([CulturesData.EN7];&quot;e&quot;;&quot;EVERYMAN&quot;);&quot;r&quot;;&quot;RESTRICTED&quot;);&quot;o&quot;;&quot;OCCUPATIONAL&quot;);&quot;,&quot;))">
            <text:p/>
          </table:table-cell>
          <table:table-cell table:formula="of:=IF(LEN(TRIM([CulturesData.EO7]))=0;&quot;&quot;;CONCATENATE([CulturesData.EO$1];SUBSTITUTE(SUBSTITUTE(SUBSTITUTE([CulturesData.EO7];&quot;e&quot;;&quot;EVERYMAN&quot;);&quot;r&quot;;&quot;RESTRICTED&quot;);&quot;o&quot;;&quot;OCCUPATIONAL&quot;);&quot;,&quot;))">
            <text:p/>
          </table:table-cell>
          <table:table-cell table:formula="of:=IF(LEN(TRIM([CulturesData.EP7]))=0;&quot;&quot;;CONCATENATE([CulturesData.EP$1];SUBSTITUTE(SUBSTITUTE(SUBSTITUTE([CulturesData.EP7];&quot;e&quot;;&quot;EVERYMAN&quot;);&quot;r&quot;;&quot;RESTRICTED&quot;);&quot;o&quot;;&quot;OCCUPATIONAL&quot;);&quot;,&quot;))">
            <text:p/>
          </table:table-cell>
          <table:table-cell table:formula="of:=IF(LEN(TRIM([CulturesData.EQ7]))=0;&quot;&quot;;CONCATENATE([CulturesData.EQ$1];SUBSTITUTE(SUBSTITUTE(SUBSTITUTE([CulturesData.EQ7];&quot;e&quot;;&quot;EVERYMAN&quot;);&quot;r&quot;;&quot;RESTRICTED&quot;);&quot;o&quot;;&quot;OCCUPATIONAL&quot;);&quot;,&quot;))" office:value-type="string" office:string-value="S227=RESTRICTED,">
            <text:p>S227=RESTRICTED,</text:p>
          </table:table-cell>
          <table:table-cell table:formula="of:=IF(LEN(TRIM([CulturesData.ER7]))=0;&quot;&quot;;CONCATENATE([CulturesData.ER$1];SUBSTITUTE(SUBSTITUTE(SUBSTITUTE([CulturesData.ER7];&quot;e&quot;;&quot;EVERYMAN&quot;);&quot;r&quot;;&quot;RESTRICTED&quot;);&quot;o&quot;;&quot;OCCUPATIONAL&quot;);&quot;,&quot;))" office:value-type="string" office:string-value="S235=RESTRICTED,">
            <text:p>S235=RESTRICTED,</text:p>
          </table:table-cell>
          <table:table-cell table:formula="of:=IF(LEN(TRIM([CulturesData.ES7]))=0;&quot;&quot;;CONCATENATE([CulturesData.ES$1];SUBSTITUTE(SUBSTITUTE(SUBSTITUTE([CulturesData.ES7];&quot;e&quot;;&quot;EVERYMAN&quot;);&quot;r&quot;;&quot;RESTRICTED&quot;);&quot;o&quot;;&quot;OCCUPATIONAL&quot;);&quot;,&quot;))" office:value-type="string" office:string-value="S231=RESTRICTED,">
            <text:p>S231=RESTRICTED,</text:p>
          </table:table-cell>
          <table:table-cell table:formula="of:=IF(LEN(TRIM([CulturesData.ET7]))=0;&quot;&quot;;CONCATENATE([CulturesData.ET$1];SUBSTITUTE(SUBSTITUTE(SUBSTITUTE([CulturesData.ET7];&quot;e&quot;;&quot;EVERYMAN&quot;);&quot;r&quot;;&quot;RESTRICTED&quot;);&quot;o&quot;;&quot;OCCUPATIONAL&quot;);&quot;,&quot;))" office:value-type="string" office:string-value="S237=RESTRICTED,">
            <text:p>S237=RESTRICTED,</text:p>
          </table:table-cell>
          <table:table-cell table:formula="of:=IF(LEN(TRIM([CulturesData.EU7]))=0;&quot;&quot;;CONCATENATE([CulturesData.EU$1];SUBSTITUTE(SUBSTITUTE(SUBSTITUTE([CulturesData.EU7];&quot;e&quot;;&quot;EVERYMAN&quot;);&quot;r&quot;;&quot;RESTRICTED&quot;);&quot;o&quot;;&quot;OCCUPATIONAL&quot;);&quot;,&quot;))" office:value-type="string" office:string-value="S514=RESTRICTED,">
            <text:p>S514=RESTRICTED,</text:p>
          </table:table-cell>
          <table:table-cell table:formula="of:=IF(LEN(TRIM([CulturesData.EV7]))=0;&quot;&quot;;CONCATENATE([CulturesData.EV$1];SUBSTITUTE(SUBSTITUTE(SUBSTITUTE([CulturesData.EV7];&quot;e&quot;;&quot;EVERYMAN&quot;);&quot;r&quot;;&quot;RESTRICTED&quot;);&quot;o&quot;;&quot;OCCUPATIONAL&quot;);&quot;,&quot;))" office:value-type="string" office:string-value="S515=RESTRICTED,">
            <text:p>S515=RESTRICTED,</text:p>
          </table:table-cell>
          <table:table-cell table:formula="of:=IF(LEN(TRIM([CulturesData.EW7]))=0;&quot;&quot;;CONCATENATE([CulturesData.EW$1];SUBSTITUTE(SUBSTITUTE(SUBSTITUTE([CulturesData.EW7];&quot;e&quot;;&quot;EVERYMAN&quot;);&quot;r&quot;;&quot;RESTRICTED&quot;);&quot;o&quot;;&quot;OCCUPATIONAL&quot;);&quot;,&quot;))" office:value-type="string" office:string-value="S516=RESTRICTED,">
            <text:p>S516=RESTRICTED,</text:p>
          </table:table-cell>
          <table:table-cell table:formula="of:=IF(LEN(TRIM([CulturesData.EX7]))=0;&quot;&quot;;CONCATENATE([CulturesData.EX$1];SUBSTITUTE(SUBSTITUTE(SUBSTITUTE([CulturesData.EX7];&quot;e&quot;;&quot;EVERYMAN&quot;);&quot;r&quot;;&quot;RESTRICTED&quot;);&quot;o&quot;;&quot;OCCUPATIONAL&quot;);&quot;,&quot;))" office:value-type="string" office:string-value="S517=RESTRICTED,">
            <text:p>S517=RESTRICTED,</text:p>
          </table:table-cell>
          <table:table-cell table:formula="of:=IF(LEN(TRIM([CulturesData.EY7]))=0;&quot;&quot;;CONCATENATE([CulturesData.EY$1];SUBSTITUTE(SUBSTITUTE(SUBSTITUTE([CulturesData.EY7];&quot;e&quot;;&quot;EVERYMAN&quot;);&quot;r&quot;;&quot;RESTRICTED&quot;);&quot;o&quot;;&quot;OCCUPATIONAL&quot;);&quot;,&quot;))" office:value-type="string" office:string-value="S518=RESTRICTED,">
            <text:p>S518=RESTRICTED,</text:p>
          </table:table-cell>
          <table:table-cell table:formula="of:=IF(LEN(TRIM([CulturesData.EZ7]))=0;&quot;&quot;;CONCATENATE([CulturesData.EZ$1];SUBSTITUTE(SUBSTITUTE(SUBSTITUTE([CulturesData.EZ7];&quot;e&quot;;&quot;EVERYMAN&quot;);&quot;r&quot;;&quot;RESTRICTED&quot;);&quot;o&quot;;&quot;OCCUPATIONAL&quot;);&quot;,&quot;))" office:value-type="string" office:string-value="S528=RESTRICTED,">
            <text:p>S528=RESTRICTED,</text:p>
          </table:table-cell>
          <table:table-cell table:formula="of:=IF(LEN(TRIM([CulturesData.FA7]))=0;&quot;&quot;;CONCATENATE([CulturesData.FA$1];SUBSTITUTE(SUBSTITUTE(SUBSTITUTE([CulturesData.FA7];&quot;e&quot;;&quot;EVERYMAN&quot;);&quot;r&quot;;&quot;RESTRICTED&quot;);&quot;o&quot;;&quot;OCCUPATIONAL&quot;);&quot;,&quot;))" office:value-type="string" office:string-value="S520=RESTRICTED,">
            <text:p>S520=RESTRICTED,</text:p>
          </table:table-cell>
          <table:table-cell table:formula="of:=IF(LEN(TRIM([CulturesData.FB7]))=0;&quot;&quot;;CONCATENATE([CulturesData.FB$1];SUBSTITUTE(SUBSTITUTE(SUBSTITUTE([CulturesData.FB7];&quot;e&quot;;&quot;EVERYMAN&quot;);&quot;r&quot;;&quot;RESTRICTED&quot;);&quot;o&quot;;&quot;OCCUPATIONAL&quot;);&quot;,&quot;))" office:value-type="string" office:string-value="S521=RESTRICTED,">
            <text:p>S521=RESTRICTED,</text:p>
          </table:table-cell>
          <table:table-cell table:formula="of:=IF(LEN(TRIM([CulturesData.FC7]))=0;&quot;&quot;;CONCATENATE([CulturesData.FC$1];SUBSTITUTE(SUBSTITUTE(SUBSTITUTE([CulturesData.FC7];&quot;e&quot;;&quot;EVERYMAN&quot;);&quot;r&quot;;&quot;RESTRICTED&quot;);&quot;o&quot;;&quot;OCCUPATIONAL&quot;);&quot;,&quot;))" office:value-type="string" office:string-value="S522=RESTRICTED,">
            <text:p>S522=RESTRICTED,</text:p>
          </table:table-cell>
          <table:table-cell table:formula="of:=IF(LEN(TRIM([CulturesData.FD7]))=0;&quot;&quot;;CONCATENATE([CulturesData.FD$1];SUBSTITUTE(SUBSTITUTE(SUBSTITUTE([CulturesData.FD7];&quot;e&quot;;&quot;EVERYMAN&quot;);&quot;r&quot;;&quot;RESTRICTED&quot;);&quot;o&quot;;&quot;OCCUPATIONAL&quot;);&quot;,&quot;))" office:value-type="string" office:string-value="S523=RESTRICTED,">
            <text:p>S523=RESTRICTED,</text:p>
          </table:table-cell>
          <table:table-cell table:formula="of:=IF(LEN(TRIM([CulturesData.FE7]))=0;&quot;&quot;;CONCATENATE([CulturesData.FE$1];SUBSTITUTE(SUBSTITUTE(SUBSTITUTE([CulturesData.FE7];&quot;e&quot;;&quot;EVERYMAN&quot;);&quot;r&quot;;&quot;RESTRICTED&quot;);&quot;o&quot;;&quot;OCCUPATIONAL&quot;);&quot;,&quot;))" office:value-type="string" office:string-value="S524=RESTRICTED,">
            <text:p>S524=RESTRICTED,</text:p>
          </table:table-cell>
          <table:table-cell table:formula="of:=IF(LEN(TRIM([CulturesData.FF7]))=0;&quot;&quot;;CONCATENATE([CulturesData.FF$1];SUBSTITUTE(SUBSTITUTE(SUBSTITUTE([CulturesData.FF7];&quot;e&quot;;&quot;EVERYMAN&quot;);&quot;r&quot;;&quot;RESTRICTED&quot;);&quot;o&quot;;&quot;OCCUPATIONAL&quot;);&quot;,&quot;))" office:value-type="string" office:string-value="S454=RESTRICTED,">
            <text:p>S454=RESTRICTED,</text:p>
          </table:table-cell>
          <table:table-cell table:formula="of:=IF(LEN(TRIM([CulturesData.FG7]))=0;&quot;&quot;;CONCATENATE([CulturesData.FG$1];SUBSTITUTE(SUBSTITUTE(SUBSTITUTE([CulturesData.FG7];&quot;e&quot;;&quot;EVERYMAN&quot;);&quot;r&quot;;&quot;RESTRICTED&quot;);&quot;o&quot;;&quot;OCCUPATIONAL&quot;);&quot;,&quot;))" office:value-type="string" office:string-value="S242=RESTRICTED,">
            <text:p>S242=RESTRICTED,</text:p>
          </table:table-cell>
          <table:table-cell table:formula="of:=IF(LEN(TRIM([CulturesData.FH7]))=0;&quot;&quot;;CONCATENATE([CulturesData.FH$1];SUBSTITUTE(SUBSTITUTE(SUBSTITUTE([CulturesData.FH7];&quot;e&quot;;&quot;EVERYMAN&quot;);&quot;r&quot;;&quot;RESTRICTED&quot;);&quot;o&quot;;&quot;OCCUPATIONAL&quot;);&quot;,&quot;))" office:value-type="string" office:string-value="S526=RESTRICTED,">
            <text:p>S526=RESTRICTED,</text:p>
          </table:table-cell>
          <table:table-cell table:formula="of:=IF(LEN(TRIM([CulturesData.FI7]))=0;&quot;&quot;;CONCATENATE([CulturesData.FI$1];SUBSTITUTE(SUBSTITUTE(SUBSTITUTE([CulturesData.FI7];&quot;e&quot;;&quot;EVERYMAN&quot;);&quot;r&quot;;&quot;RESTRICTED&quot;);&quot;o&quot;;&quot;OCCUPATIONAL&quot;);&quot;,&quot;))" office:value-type="string" office:string-value="S527=RESTRICTED,">
            <text:p>S527=RESTRICTED,</text:p>
          </table:table-cell>
          <table:table-cell table:formula="of:=IF(LEN(TRIM([CulturesData.FJ7]))=0;&quot;&quot;;CONCATENATE([CulturesData.FJ$1];SUBSTITUTE(SUBSTITUTE(SUBSTITUTE([CulturesData.FJ7];&quot;e&quot;;&quot;EVERYMAN&quot;);&quot;r&quot;;&quot;RESTRICTED&quot;);&quot;o&quot;;&quot;OCCUPATIONAL&quot;);&quot;,&quot;))">
            <text:p/>
          </table:table-cell>
          <table:table-cell table:formula="of:=IF(LEN(TRIM([CulturesData.FK7]))=0;&quot;&quot;;CONCATENATE([CulturesData.FK$1];SUBSTITUTE(SUBSTITUTE(SUBSTITUTE([CulturesData.FK7];&quot;e&quot;;&quot;EVERYMAN&quot;);&quot;r&quot;;&quot;RESTRICTED&quot;);&quot;o&quot;;&quot;OCCUPATIONAL&quot;);&quot;,&quot;))">
            <text:p/>
          </table:table-cell>
          <table:table-cell table:formula="of:=IF(LEN(TRIM([CulturesData.FL7]))=0;&quot;&quot;;CONCATENATE([CulturesData.FL$1];SUBSTITUTE(SUBSTITUTE(SUBSTITUTE([CulturesData.FL7];&quot;e&quot;;&quot;EVERYMAN&quot;);&quot;r&quot;;&quot;RESTRICTED&quot;);&quot;o&quot;;&quot;OCCUPATIONAL&quot;);&quot;,&quot;))">
            <text:p/>
          </table:table-cell>
          <table:table-cell table:formula="of:=IF(LEN(TRIM([CulturesData.FM7]))=0;&quot;&quot;;CONCATENATE([CulturesData.FM$1];SUBSTITUTE(SUBSTITUTE(SUBSTITUTE([CulturesData.FM7];&quot;e&quot;;&quot;EVERYMAN&quot;);&quot;r&quot;;&quot;RESTRICTED&quot;);&quot;o&quot;;&quot;OCCUPATIONAL&quot;);&quot;,&quot;))">
            <text:p/>
          </table:table-cell>
          <table:table-cell table:formula="of:=IF(LEN(TRIM([CulturesData.FN7]))=0;&quot;&quot;;CONCATENATE([CulturesData.FN$1];SUBSTITUTE(SUBSTITUTE(SUBSTITUTE([CulturesData.FN7];&quot;e&quot;;&quot;EVERYMAN&quot;);&quot;r&quot;;&quot;RESTRICTED&quot;);&quot;o&quot;;&quot;OCCUPATIONAL&quot;);&quot;,&quot;))">
            <text:p/>
          </table:table-cell>
          <table:table-cell table:formula="of:=IF(LEN(TRIM([CulturesData.FO7]))=0;&quot;&quot;;CONCATENATE([CulturesData.FO$1];SUBSTITUTE(SUBSTITUTE(SUBSTITUTE([CulturesData.FO7];&quot;e&quot;;&quot;EVERYMAN&quot;);&quot;r&quot;;&quot;RESTRICTED&quot;);&quot;o&quot;;&quot;OCCUPATIONAL&quot;);&quot;,&quot;))">
            <text:p/>
          </table:table-cell>
          <table:table-cell table:formula="of:=IF(LEN(TRIM([CulturesData.FP7]))=0;&quot;&quot;;CONCATENATE([CulturesData.FP$1];SUBSTITUTE(SUBSTITUTE(SUBSTITUTE([CulturesData.FP7];&quot;e&quot;;&quot;EVERYMAN&quot;);&quot;r&quot;;&quot;RESTRICTED&quot;);&quot;o&quot;;&quot;OCCUPATIONAL&quot;);&quot;,&quot;))">
            <text:p/>
          </table:table-cell>
          <table:table-cell table:formula="of:=IF(LEN(TRIM([CulturesData.FQ7]))=0;&quot;&quot;;CONCATENATE([CulturesData.FQ$1];SUBSTITUTE(SUBSTITUTE(SUBSTITUTE([CulturesData.FQ7];&quot;e&quot;;&quot;EVERYMAN&quot;);&quot;r&quot;;&quot;RESTRICTED&quot;);&quot;o&quot;;&quot;OCCUPATIONAL&quot;);&quot;,&quot;))">
            <text:p/>
          </table:table-cell>
          <table:table-cell table:formula="of:=IF(LEN(TRIM([CulturesData.FR7]))=0;&quot;&quot;;CONCATENATE([CulturesData.FR$1];SUBSTITUTE(SUBSTITUTE(SUBSTITUTE([CulturesData.FR7];&quot;e&quot;;&quot;EVERYMAN&quot;);&quot;r&quot;;&quot;RESTRICTED&quot;);&quot;o&quot;;&quot;OCCUPATIONAL&quot;);&quot;,&quot;))" office:value-type="string" office:string-value="G24=1,">
            <text:p>G24=1,</text:p>
          </table:table-cell>
          <table:table-cell table:formula="of:=IF(LEN(TRIM([CulturesData.FS7]))=0;&quot;&quot;;CONCATENATE([CulturesData.FS$1];SUBSTITUTE(SUBSTITUTE(SUBSTITUTE([CulturesData.FS7];&quot;e&quot;;&quot;EVERYMAN&quot;);&quot;r&quot;;&quot;RESTRICTED&quot;);&quot;o&quot;;&quot;OCCUPATIONAL&quot;);&quot;,&quot;))">
            <text:p/>
          </table:table-cell>
          <table:table-cell table:formula="of:=IF(LEN(TRIM([CulturesData.FT7]))=0;&quot;&quot;;CONCATENATE([CulturesData.FT$1];SUBSTITUTE(SUBSTITUTE(SUBSTITUTE([CulturesData.FT7];&quot;e&quot;;&quot;EVERYMAN&quot;);&quot;r&quot;;&quot;RESTRICTED&quot;);&quot;o&quot;;&quot;OCCUPATIONAL&quot;);&quot;,&quot;))">
            <text:p/>
          </table:table-cell>
          <table:table-cell table:formula="of:=IF(LEN(TRIM([CulturesData.FU7]))=0;&quot;&quot;;CONCATENATE([CulturesData.FU$1];SUBSTITUTE(SUBSTITUTE(SUBSTITUTE([CulturesData.FU7];&quot;e&quot;;&quot;EVERYMAN&quot;);&quot;r&quot;;&quot;RESTRICTED&quot;);&quot;o&quot;;&quot;OCCUPATIONAL&quot;);&quot;,&quot;))" office:value-type="string" office:string-value="G23=5,">
            <text:p>G23=5,</text:p>
          </table:table-cell>
          <table:table-cell table:formula="of:=IF(LEN(TRIM([CulturesData.FV7]))=0;&quot;&quot;;CONCATENATE([CulturesData.FV$1];SUBSTITUTE(SUBSTITUTE(SUBSTITUTE([CulturesData.FV7];&quot;e&quot;;&quot;EVERYMAN&quot;);&quot;r&quot;;&quot;RESTRICTED&quot;);&quot;o&quot;;&quot;OCCUPATIONAL&quot;);&quot;,&quot;))" office:value-type="string" office:string-value="S105=EVERYMAN,">
            <text:p>S105=EVERYMAN,</text:p>
          </table:table-cell>
          <table:table-cell table:formula="of:=IF(LEN(TRIM([CulturesData.FW7]))=0;&quot;&quot;;CONCATENATE([CulturesData.FW$1];SUBSTITUTE(SUBSTITUTE(SUBSTITUTE([CulturesData.FW7];&quot;e&quot;;&quot;EVERYMAN&quot;);&quot;r&quot;;&quot;RESTRICTED&quot;);&quot;o&quot;;&quot;OCCUPATIONAL&quot;);&quot;,&quot;))" office:value-type="string" office:string-value="S107=EVERYMAN,">
            <text:p>S107=EVERYMAN,</text:p>
          </table:table-cell>
          <table:table-cell table:formula="of:=IF(LEN(TRIM([CulturesData.FX7]))=0;&quot;&quot;;CONCATENATE([CulturesData.FX$1];SUBSTITUTE(SUBSTITUTE(SUBSTITUTE([CulturesData.FX7];&quot;e&quot;;&quot;EVERYMAN&quot;);&quot;r&quot;;&quot;RESTRICTED&quot;);&quot;o&quot;;&quot;OCCUPATIONAL&quot;);&quot;,&quot;))" office:value-type="string" office:string-value="S106=EVERYMAN,">
            <text:p>S106=EVERYMAN,</text:p>
          </table:table-cell>
          <table:table-cell table:formula="of:=IF(LEN(TRIM([CulturesData.FY7]))=0;&quot;&quot;;CONCATENATE([CulturesData.FY$1];SUBSTITUTE(SUBSTITUTE(SUBSTITUTE([CulturesData.FY7];&quot;e&quot;;&quot;EVERYMAN&quot;);&quot;r&quot;;&quot;RESTRICTED&quot;);&quot;o&quot;;&quot;OCCUPATIONAL&quot;);&quot;,&quot;))" office:value-type="string" office:string-value="S104=EVERYMAN,">
            <text:p>S104=EVERYMAN,</text:p>
          </table:table-cell>
          <table:table-cell table:formula="of:=IF(LEN(TRIM([CulturesData.FZ7]))=0;&quot;&quot;;CONCATENATE([CulturesData.FZ$1];SUBSTITUTE(SUBSTITUTE(SUBSTITUTE([CulturesData.FZ7];&quot;e&quot;;&quot;EVERYMAN&quot;);&quot;r&quot;;&quot;RESTRICTED&quot;);&quot;o&quot;;&quot;OCCUPATIONAL&quot;);&quot;,&quot;))">
            <text:p/>
          </table:table-cell>
          <table:table-cell table:formula="of:=IF(LEN(TRIM([CulturesData.GA7]))=0;&quot;&quot;;CONCATENATE([CulturesData.GA$1];SUBSTITUTE(SUBSTITUTE(SUBSTITUTE([CulturesData.GA7];&quot;e&quot;;&quot;EVERYMAN&quot;);&quot;r&quot;;&quot;RESTRICTED&quot;);&quot;o&quot;;&quot;OCCUPATIONAL&quot;);&quot;,&quot;))">
            <text:p/>
          </table:table-cell>
          <table:table-cell table:formula="of:=IF(LEN(TRIM([CulturesData.GB7]))=0;&quot;&quot;;CONCATENATE([CulturesData.GB$1];SUBSTITUTE(SUBSTITUTE(SUBSTITUTE([CulturesData.GB7];&quot;e&quot;;&quot;EVERYMAN&quot;);&quot;r&quot;;&quot;RESTRICTED&quot;);&quot;o&quot;;&quot;OCCUPATIONAL&quot;);&quot;,&quot;))">
            <text:p/>
          </table:table-cell>
          <table:table-cell table:formula="of:=IF(LEN(TRIM([CulturesData.GC7]))=0;&quot;&quot;;CONCATENATE([CulturesData.GC$1];SUBSTITUTE(SUBSTITUTE(SUBSTITUTE([CulturesData.GC7];&quot;e&quot;;&quot;EVERYMAN&quot;);&quot;r&quot;;&quot;RESTRICTED&quot;);&quot;o&quot;;&quot;OCCUPATIONAL&quot;);&quot;,&quot;))">
            <text:p/>
          </table:table-cell>
          <table:table-cell table:formula="of:=IF(LEN(TRIM([CulturesData.GD7]))=0;&quot;&quot;;CONCATENATE([CulturesData.GD$1];SUBSTITUTE(SUBSTITUTE(SUBSTITUTE([CulturesData.GD7];&quot;e&quot;;&quot;EVERYMAN&quot;);&quot;r&quot;;&quot;RESTRICTED&quot;);&quot;o&quot;;&quot;OCCUPATIONAL&quot;);&quot;,&quot;))">
            <text:p/>
          </table:table-cell>
          <table:table-cell table:formula="of:=IF(LEN(TRIM([CulturesData.GE7]))=0;&quot;&quot;;CONCATENATE([CulturesData.GE$1];SUBSTITUTE(SUBSTITUTE(SUBSTITUTE([CulturesData.GE7];&quot;e&quot;;&quot;EVERYMAN&quot;);&quot;r&quot;;&quot;RESTRICTED&quot;);&quot;o&quot;;&quot;OCCUPATIONAL&quot;);&quot;,&quot;))">
            <text:p/>
          </table:table-cell>
          <table:table-cell table:formula="of:=IF(LEN(TRIM([CulturesData.GF7]))=0;&quot;&quot;;CONCATENATE([CulturesData.GF$1];SUBSTITUTE(SUBSTITUTE(SUBSTITUTE([CulturesData.GF7];&quot;e&quot;;&quot;EVERYMAN&quot;);&quot;r&quot;;&quot;RESTRICTED&quot;);&quot;o&quot;;&quot;OCCUPATIONAL&quot;);&quot;,&quot;))" office:value-type="string" office:string-value="G27=1,">
            <text:p>G27=1,</text:p>
          </table:table-cell>
          <table:table-cell table:formula="of:=IF(LEN(TRIM([CulturesData.GG7]))=0;&quot;&quot;;CONCATENATE([CulturesData.GG$1];SUBSTITUTE(SUBSTITUTE(SUBSTITUTE([CulturesData.GG7];&quot;e&quot;;&quot;EVERYMAN&quot;);&quot;r&quot;;&quot;RESTRICTED&quot;);&quot;o&quot;;&quot;OCCUPATIONAL&quot;);&quot;,&quot;))" office:value-type="string" office:string-value="S257=1,">
            <text:p>S257=1,</text:p>
          </table:table-cell>
          <table:table-cell table:formula="of:=IF(LEN(TRIM([CulturesData.GH7]))=0;&quot;&quot;;CONCATENATE([CulturesData.GH$1];SUBSTITUTE(SUBSTITUTE(SUBSTITUTE([CulturesData.GH7];&quot;e&quot;;&quot;EVERYMAN&quot;);&quot;r&quot;;&quot;RESTRICTED&quot;);&quot;o&quot;;&quot;OCCUPATIONAL&quot;);&quot;,&quot;))">
            <text:p/>
          </table:table-cell>
          <table:table-cell table:formula="of:=IF(LEN(TRIM([CulturesData.GI7]))=0;&quot;&quot;;CONCATENATE([CulturesData.GI$1];SUBSTITUTE(SUBSTITUTE(SUBSTITUTE([CulturesData.GI7];&quot;e&quot;;&quot;EVERYMAN&quot;);&quot;r&quot;;&quot;RESTRICTED&quot;);&quot;o&quot;;&quot;OCCUPATIONAL&quot;);&quot;,&quot;))">
            <text:p/>
          </table:table-cell>
          <table:table-cell table:formula="of:=IF(LEN(TRIM([CulturesData.GJ7]))=0;&quot;&quot;;CONCATENATE([CulturesData.GJ$1];SUBSTITUTE(SUBSTITUTE(SUBSTITUTE([CulturesData.GJ7];&quot;e&quot;;&quot;EVERYMAN&quot;);&quot;r&quot;;&quot;RESTRICTED&quot;);&quot;o&quot;;&quot;OCCUPATIONAL&quot;);&quot;,&quot;))" office:value-type="string" office:string-value="G31=1,">
            <text:p>G31=1,</text:p>
          </table:table-cell>
          <table:table-cell table:formula="of:=IF(LEN(TRIM([CulturesData.GK7]))=0;&quot;&quot;;CONCATENATE([CulturesData.GK$1];SUBSTITUTE(SUBSTITUTE(SUBSTITUTE([CulturesData.GK7];&quot;e&quot;;&quot;EVERYMAN&quot;);&quot;r&quot;;&quot;RESTRICTED&quot;);&quot;o&quot;;&quot;OCCUPATIONAL&quot;);&quot;,&quot;))" office:value-type="string" office:string-value="S294=1,">
            <text:p>S294=1,</text:p>
          </table:table-cell>
          <table:table-cell table:formula="of:=IF(LEN(TRIM([CulturesData.GL7]))=0;&quot;&quot;;CONCATENATE([CulturesData.GL$1];SUBSTITUTE(SUBSTITUTE(SUBSTITUTE([CulturesData.GL7];&quot;e&quot;;&quot;EVERYMAN&quot;);&quot;r&quot;;&quot;RESTRICTED&quot;);&quot;o&quot;;&quot;OCCUPATIONAL&quot;);&quot;,&quot;))">
            <text:p/>
          </table:table-cell>
          <table:table-cell table:formula="of:=IF(LEN(TRIM([CulturesData.GM7]))=0;&quot;&quot;;CONCATENATE([CulturesData.GM$1];SUBSTITUTE(SUBSTITUTE(SUBSTITUTE([CulturesData.GM7];&quot;e&quot;;&quot;EVERYMAN&quot;);&quot;r&quot;;&quot;RESTRICTED&quot;);&quot;o&quot;;&quot;OCCUPATIONAL&quot;);&quot;,&quot;))">
            <text:p/>
          </table:table-cell>
          <table:table-cell table:formula="of:=IF(LEN(TRIM([CulturesData.GN7]))=0;&quot;&quot;;CONCATENATE([CulturesData.GN$1];SUBSTITUTE(SUBSTITUTE(SUBSTITUTE([CulturesData.GN7];&quot;e&quot;;&quot;EVERYMAN&quot;);&quot;r&quot;;&quot;RESTRICTED&quot;);&quot;o&quot;;&quot;OCCUPATIONAL&quot;);&quot;,&quot;))">
            <text:p/>
          </table:table-cell>
          <table:table-cell table:formula="of:=IF(LEN(TRIM([CulturesData.GO7]))=0;&quot;&quot;;CONCATENATE([CulturesData.GO$1];SUBSTITUTE(SUBSTITUTE(SUBSTITUTE([CulturesData.GO7];&quot;e&quot;;&quot;EVERYMAN&quot;);&quot;r&quot;;&quot;RESTRICTED&quot;);&quot;o&quot;;&quot;OCCUPATIONAL&quot;);&quot;,&quot;))">
            <text:p/>
          </table:table-cell>
          <table:table-cell table:formula="of:=IF(LEN(TRIM([CulturesData.GP7]))=0;&quot;&quot;;CONCATENATE([CulturesData.GP$1];SUBSTITUTE(SUBSTITUTE(SUBSTITUTE([CulturesData.GP7];&quot;e&quot;;&quot;EVERYMAN&quot;);&quot;r&quot;;&quot;RESTRICTED&quot;);&quot;o&quot;;&quot;OCCUPATIONAL&quot;);&quot;,&quot;))" office:value-type="string" office:string-value="LANG=10,">
            <text:p>LANG=10,</text:p>
          </table:table-cell>
          <table:table-cell table:formula="of:=IF(LEN(TRIM([CulturesData.GQ7]))=0;&quot;&quot;;CONCATENATE([CulturesData.GQ$1];SUBSTITUTE(SUBSTITUTE(SUBSTITUTE([CulturesData.GQ7];&quot;e&quot;;&quot;EVERYMAN&quot;);&quot;r&quot;;&quot;RESTRICTED&quot;);&quot;o&quot;;&quot;OCCUPATIONAL&quot;);&quot;,&quot;))" office:value-type="string" office:string-value="SPELL=2,">
            <text:p>SPELL=2,</text:p>
          </table:table-cell>
          <table:table-cell table:formula="of:=IF(LEN(TRIM([CulturesData.GR7]))=0;&quot;&quot;;CONCATENATE([CulturesData.GR$1];SUBSTITUTE(SUBSTITUTE(SUBSTITUTE([CulturesData.GR7];&quot;e&quot;;&quot;EVERYMAN&quot;);&quot;r&quot;;&quot;RESTRICTED&quot;);&quot;o&quot;;&quot;OCCUPATIONAL&quot;);&quot;,&quot;))" office:value-type="string" office:string-value="HOBBY=12,">
            <text:p>HOBBY=12,</text:p>
          </table:table-cell>
          <table:table-cell table:formula="of:=IF(LEN(TRIM([CulturesData.GS7]))=0;&quot;&quot;;CONCATENATE([CulturesData.GS$1];[CulturesData.GS7];&quot;,&quot;))">
            <text:p/>
          </table:table-cell>
          <table:table-cell table:formula="of:=IF(LEN(TRIM([CulturesData.GT7]))=0;&quot;&quot;;CONCATENATE([CulturesData.GT$1];SUBSTITUTE(SUBSTITUTE(SUBSTITUTE([CulturesData.GT7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formula="of:=CONCATENATE([CulturesData.A8]; &quot;,&quot;)" office:value-type="string" office:string-value="32,">
            <text:p>32,</text:p>
          </table:table-cell>
          <table:table-cell table:formula="of:=CONCATENATE([CulturesData.B8]; &quot;,&quot;)" office:value-type="string" office:string-value="26-33,">
            <text:p>26-33,</text:p>
          </table:table-cell>
          <table:table-cell table:formula="of:=CONCATENATE([CulturesData.D8]; &quot;,&quot;)" office:value-type="string" office:string-value="culture.base.human.wood,">
            <text:p>culture.base.human.wood,</text:p>
          </table:table-cell>
          <table:table-cell table:formula="of:=CONCATENATE([CulturesData.C8]; &quot;,&quot;)" office:value-type="string" office:string-value="manwood,">
            <text:p>manwood,</text:p>
          </table:table-cell>
          <table:table-cell table:formula="of:=CONCATENATE([CulturesData.E8]; &quot;,&quot;)" office:value-type="string" office:string-value="90,">
            <text:p>90,</text:p>
          </table:table-cell>
          <table:table-cell table:formula="of:=CONCATENATE([CulturesData.F8]; &quot;,&quot;)" office:value-type="string" office:string-value="60,">
            <text:p>60,</text:p>
          </table:table-cell>
          <table:table-cell table:formula="of:=CONCATENATE([CulturesData.G8]; &quot;,&quot;)" office:value-type="string" office:string-value="185,">
            <text:p>185,</text:p>
          </table:table-cell>
          <table:table-cell table:formula="of:=CONCATENATE([CulturesData.H8]; &quot;,&quot;)" office:value-type="string" office:string-value="165,">
            <text:p>165,</text:p>
          </table:table-cell>
          <table:table-cell table:formula="of:=IF(LEN(TRIM([CulturesData.J8]))=0;&quot;&quot;;CONCATENATE([CulturesData.J$1];SUBSTITUTE(SUBSTITUTE(SUBSTITUTE([CulturesData.J8];&quot;e&quot;;&quot;EVERYMAN&quot;);&quot;r&quot;;&quot;RESTRICTED&quot;);&quot;o&quot;;&quot;OCCUPATIONAL&quot;);&quot;,&quot;))">
            <text:p/>
          </table:table-cell>
          <table:table-cell table:formula="of:=IF(LEN(TRIM([CulturesData.K8]))=0;&quot;&quot;;CONCATENATE([CulturesData.K$1];SUBSTITUTE(SUBSTITUTE(SUBSTITUTE([CulturesData.K8];&quot;e&quot;;&quot;EVERYMAN&quot;);&quot;r&quot;;&quot;RESTRICTED&quot;);&quot;o&quot;;&quot;OCCUPATIONAL&quot;);&quot;,&quot;))">
            <text:p/>
          </table:table-cell>
          <table:table-cell table:formula="of:=IF(LEN(TRIM([CulturesData.L8]))=0;&quot;&quot;;CONCATENATE([CulturesData.L$1];SUBSTITUTE(SUBSTITUTE(SUBSTITUTE([CulturesData.L8];&quot;e&quot;;&quot;EVERYMAN&quot;);&quot;r&quot;;&quot;RESTRICTED&quot;);&quot;o&quot;;&quot;OCCUPATIONAL&quot;);&quot;,&quot;))" office:value-type="string" office:string-value="G19=1,">
            <text:p>G19=1,</text:p>
          </table:table-cell>
          <table:table-cell table:formula="of:=IF(LEN(TRIM([CulturesData.M8]))=0;&quot;&quot;;CONCATENATE([CulturesData.M$1];SUBSTITUTE(SUBSTITUTE(SUBSTITUTE([CulturesData.M8];&quot;e&quot;;&quot;EVERYMAN&quot;);&quot;r&quot;;&quot;RESTRICTED&quot;);&quot;o&quot;;&quot;OCCUPATIONAL&quot;);&quot;,&quot;))" office:value-type="string" office:string-value="S216=1,">
            <text:p>S216=1,</text:p>
          </table:table-cell>
          <table:table-cell table:formula="of:=IF(LEN(TRIM([CulturesData.N8]))=0;&quot;&quot;;CONCATENATE([CulturesData.N$1];SUBSTITUTE(SUBSTITUTE(SUBSTITUTE([CulturesData.N8];&quot;e&quot;;&quot;EVERYMAN&quot;);&quot;r&quot;;&quot;RESTRICTED&quot;);&quot;o&quot;;&quot;OCCUPATIONAL&quot;);&quot;,&quot;))">
            <text:p/>
          </table:table-cell>
          <table:table-cell table:formula="of:=IF(LEN(TRIM([CulturesData.O8]))=0;&quot;&quot;;CONCATENATE([CulturesData.O$1];SUBSTITUTE(SUBSTITUTE(SUBSTITUTE([CulturesData.O8];&quot;e&quot;;&quot;EVERYMAN&quot;);&quot;r&quot;;&quot;RESTRICTED&quot;);&quot;o&quot;;&quot;OCCUPATIONAL&quot;);&quot;,&quot;))">
            <text:p/>
          </table:table-cell>
          <table:table-cell table:formula="of:=IF(LEN(TRIM([CulturesData.P8]))=0;&quot;&quot;;CONCATENATE([CulturesData.P$1];SUBSTITUTE(SUBSTITUTE(SUBSTITUTE([CulturesData.P8];&quot;e&quot;;&quot;EVERYMAN&quot;);&quot;r&quot;;&quot;RESTRICTED&quot;);&quot;o&quot;;&quot;OCCUPATIONAL&quot;);&quot;,&quot;))">
            <text:p/>
          </table:table-cell>
          <table:table-cell table:formula="of:=IF(LEN(TRIM([CulturesData.Q8]))=0;&quot;&quot;;CONCATENATE([CulturesData.Q$1];SUBSTITUTE(SUBSTITUTE(SUBSTITUTE([CulturesData.Q8];&quot;e&quot;;&quot;EVERYMAN&quot;);&quot;r&quot;;&quot;RESTRICTED&quot;);&quot;o&quot;;&quot;OCCUPATIONAL&quot;);&quot;,&quot;))">
            <text:p/>
          </table:table-cell>
          <table:table-cell table:formula="of:=IF(LEN(TRIM([CulturesData.R8]))=0;&quot;&quot;;CONCATENATE([CulturesData.R$1];SUBSTITUTE(SUBSTITUTE(SUBSTITUTE([CulturesData.R8];&quot;e&quot;;&quot;EVERYMAN&quot;);&quot;r&quot;;&quot;RESTRICTED&quot;);&quot;o&quot;;&quot;OCCUPATIONAL&quot;);&quot;,&quot;))">
            <text:p/>
          </table:table-cell>
          <table:table-cell table:formula="of:=IF(LEN(TRIM([CulturesData.S8]))=0;&quot;&quot;;CONCATENATE([CulturesData.S$1];SUBSTITUTE(SUBSTITUTE(SUBSTITUTE([CulturesData.S8];&quot;e&quot;;&quot;EVERYMAN&quot;);&quot;r&quot;;&quot;RESTRICTED&quot;);&quot;o&quot;;&quot;OCCUPATIONAL&quot;);&quot;,&quot;))">
            <text:p/>
          </table:table-cell>
          <table:table-cell table:formula="of:=IF(LEN(TRIM([CulturesData.T8]))=0;&quot;&quot;;CONCATENATE([CulturesData.T$1];SUBSTITUTE(SUBSTITUTE(SUBSTITUTE([CulturesData.T8];&quot;e&quot;;&quot;EVERYMAN&quot;);&quot;r&quot;;&quot;RESTRICTED&quot;);&quot;o&quot;;&quot;OCCUPATIONAL&quot;);&quot;,&quot;))">
            <text:p/>
          </table:table-cell>
          <table:table-cell table:formula="of:=IF(LEN(TRIM([CulturesData.U8]))=0;&quot;&quot;;CONCATENATE([CulturesData.U$1];SUBSTITUTE(SUBSTITUTE(SUBSTITUTE([CulturesData.U8];&quot;e&quot;;&quot;EVERYMAN&quot;);&quot;r&quot;;&quot;RESTRICTED&quot;);&quot;o&quot;;&quot;OCCUPATIONAL&quot;);&quot;,&quot;))">
            <text:p/>
          </table:table-cell>
          <table:table-cell table:formula="of:=IF(LEN(TRIM([CulturesData.V8]))=0;&quot;&quot;;CONCATENATE([CulturesData.V$1];SUBSTITUTE(SUBSTITUTE(SUBSTITUTE([CulturesData.V8];&quot;e&quot;;&quot;EVERYMAN&quot;);&quot;r&quot;;&quot;RESTRICTED&quot;);&quot;o&quot;;&quot;OCCUPATIONAL&quot;);&quot;,&quot;))" office:value-type="string" office:string-value="G3=1,">
            <text:p>G3=1,</text:p>
          </table:table-cell>
          <table:table-cell table:formula="of:=IF(LEN(TRIM([CulturesData.W8]))=0;&quot;&quot;;CONCATENATE([CulturesData.W$1];SUBSTITUTE(SUBSTITUTE(SUBSTITUTE([CulturesData.W8];&quot;e&quot;;&quot;EVERYMAN&quot;);&quot;r&quot;;&quot;RESTRICTED&quot;);&quot;o&quot;;&quot;OCCUPATIONAL&quot;);&quot;,&quot;))">
            <text:p/>
          </table:table-cell>
          <table:table-cell table:formula="of:=IF(LEN(TRIM([CulturesData.X8]))=0;&quot;&quot;;CONCATENATE([CulturesData.X$1];SUBSTITUTE(SUBSTITUTE(SUBSTITUTE([CulturesData.X8];&quot;e&quot;;&quot;EVERYMAN&quot;);&quot;r&quot;;&quot;RESTRICTED&quot;);&quot;o&quot;;&quot;OCCUPATIONAL&quot;);&quot;,&quot;))">
            <text:p/>
          </table:table-cell>
          <table:table-cell table:formula="of:=IF(LEN(TRIM([CulturesData.Y8]))=0;&quot;&quot;;CONCATENATE([CulturesData.Y$1];SUBSTITUTE(SUBSTITUTE(SUBSTITUTE([CulturesData.Y8];&quot;e&quot;;&quot;EVERYMAN&quot;);&quot;r&quot;;&quot;RESTRICTED&quot;);&quot;o&quot;;&quot;OCCUPATIONAL&quot;);&quot;,&quot;))">
            <text:p/>
          </table:table-cell>
          <table:table-cell table:formula="of:=IF(LEN(TRIM([CulturesData.Z8]))=0;&quot;&quot;;CONCATENATE([CulturesData.Z$1];SUBSTITUTE(SUBSTITUTE(SUBSTITUTE([CulturesData.Z8];&quot;e&quot;;&quot;EVERYMAN&quot;);&quot;r&quot;;&quot;RESTRICTED&quot;);&quot;o&quot;;&quot;OCCUPATIONAL&quot;);&quot;,&quot;))">
            <text:p/>
          </table:table-cell>
          <table:table-cell table:formula="of:=IF(LEN(TRIM([CulturesData.AA8]))=0;&quot;&quot;;CONCATENATE([CulturesData.AA$1];SUBSTITUTE(SUBSTITUTE(SUBSTITUTE([CulturesData.AA8];&quot;e&quot;;&quot;EVERYMAN&quot;);&quot;r&quot;;&quot;RESTRICTED&quot;);&quot;o&quot;;&quot;OCCUPATIONAL&quot;);&quot;,&quot;))" office:value-type="string" office:string-value="G1=1,">
            <text:p>G1=1,</text:p>
          </table:table-cell>
          <table:table-cell table:formula="of:=IF(LEN(TRIM([CulturesData.AB8]))=0;&quot;&quot;;CONCATENATE([CulturesData.AB$1];SUBSTITUTE(SUBSTITUTE(SUBSTITUTE([CulturesData.AB8];&quot;e&quot;;&quot;EVERYMAN&quot;);&quot;r&quot;;&quot;RESTRICTED&quot;);&quot;o&quot;;&quot;OCCUPATIONAL&quot;);&quot;,&quot;))">
            <text:p/>
          </table:table-cell>
          <table:table-cell table:formula="of:=IF(LEN(TRIM([CulturesData.AC8]))=0;&quot;&quot;;CONCATENATE([CulturesData.AC$1];SUBSTITUTE(SUBSTITUTE(SUBSTITUTE([CulturesData.AC8];&quot;e&quot;;&quot;EVERYMAN&quot;);&quot;r&quot;;&quot;RESTRICTED&quot;);&quot;o&quot;;&quot;OCCUPATIONAL&quot;);&quot;,&quot;))">
            <text:p/>
          </table:table-cell>
          <table:table-cell table:formula="of:=IF(LEN(TRIM([CulturesData.AD8]))=0;&quot;&quot;;CONCATENATE([CulturesData.AD$1];SUBSTITUTE(SUBSTITUTE(SUBSTITUTE([CulturesData.AD8];&quot;e&quot;;&quot;EVERYMAN&quot;);&quot;r&quot;;&quot;RESTRICTED&quot;);&quot;o&quot;;&quot;OCCUPATIONAL&quot;);&quot;,&quot;))" office:value-type="string" office:string-value="S5=1,">
            <text:p>S5=1,</text:p>
          </table:table-cell>
          <table:table-cell table:formula="of:=IF(LEN(TRIM([CulturesData.AE8]))=0;&quot;&quot;;CONCATENATE([CulturesData.AE$1];SUBSTITUTE(SUBSTITUTE(SUBSTITUTE([CulturesData.AE8];&quot;e&quot;;&quot;EVERYMAN&quot;);&quot;r&quot;;&quot;RESTRICTED&quot;);&quot;o&quot;;&quot;OCCUPATIONAL&quot;);&quot;,&quot;))" office:value-type="string" office:string-value="G2=1,">
            <text:p>G2=1,</text:p>
          </table:table-cell>
          <table:table-cell table:formula="of:=IF(LEN(TRIM([CulturesData.AF8]))=0;&quot;&quot;;CONCATENATE([CulturesData.AF$1];SUBSTITUTE(SUBSTITUTE(SUBSTITUTE([CulturesData.AF8];&quot;e&quot;;&quot;EVERYMAN&quot;);&quot;r&quot;;&quot;RESTRICTED&quot;);&quot;o&quot;;&quot;OCCUPATIONAL&quot;);&quot;,&quot;))" office:value-type="string" office:string-value="S14=3-EVERYMAN,">
            <text:p>S14=3-EVERYMAN,</text:p>
          </table:table-cell>
          <table:table-cell table:formula="of:=IF(LEN(TRIM([CulturesData.AG8]))=0;&quot;&quot;;CONCATENATE([CulturesData.AG$1];SUBSTITUTE(SUBSTITUTE(SUBSTITUTE([CulturesData.AG8];&quot;e&quot;;&quot;EVERYMAN&quot;);&quot;r&quot;;&quot;RESTRICTED&quot;);&quot;o&quot;;&quot;OCCUPATIONAL&quot;);&quot;,&quot;))">
            <text:p/>
          </table:table-cell>
          <table:table-cell table:formula="of:=IF(LEN(TRIM([CulturesData.AH8]))=0;&quot;&quot;;CONCATENATE([CulturesData.AH$1];SUBSTITUTE(SUBSTITUTE(SUBSTITUTE([CulturesData.AH8];&quot;e&quot;;&quot;EVERYMAN&quot;);&quot;r&quot;;&quot;RESTRICTED&quot;);&quot;o&quot;;&quot;OCCUPATIONAL&quot;);&quot;,&quot;))" office:value-type="string" office:string-value="S168=2,">
            <text:p>S168=2,</text:p>
          </table:table-cell>
          <table:table-cell table:formula="of:=IF(LEN(TRIM([CulturesData.AI8]))=0;&quot;&quot;;CONCATENATE([CulturesData.AI$1];SUBSTITUTE(SUBSTITUTE(SUBSTITUTE([CulturesData.AI8];&quot;e&quot;;&quot;EVERYMAN&quot;);&quot;r&quot;;&quot;RESTRICTED&quot;);&quot;o&quot;;&quot;OCCUPATIONAL&quot;);&quot;,&quot;))" office:value-type="string" office:string-value="G36=1,">
            <text:p>G36=1,</text:p>
          </table:table-cell>
          <table:table-cell table:formula="of:=IF(LEN(TRIM([CulturesData.AJ8]))=0;&quot;&quot;;CONCATENATE([CulturesData.AJ$1];SUBSTITUTE(SUBSTITUTE(SUBSTITUTE([CulturesData.AJ8];&quot;e&quot;;&quot;EVERYMAN&quot;);&quot;r&quot;;&quot;RESTRICTED&quot;);&quot;o&quot;;&quot;OCCUPATIONAL&quot;);&quot;,&quot;))">
            <text:p/>
          </table:table-cell>
          <table:table-cell table:formula="of:=IF(LEN(TRIM([CulturesData.AK8]))=0;&quot;&quot;;CONCATENATE([CulturesData.AK$1];SUBSTITUTE(SUBSTITUTE(SUBSTITUTE([CulturesData.AK8];&quot;e&quot;;&quot;EVERYMAN&quot;);&quot;r&quot;;&quot;RESTRICTED&quot;);&quot;o&quot;;&quot;OCCUPATIONAL&quot;);&quot;,&quot;))">
            <text:p/>
          </table:table-cell>
          <table:table-cell table:formula="of:=IF(LEN(TRIM([CulturesData.AL8]))=0;&quot;&quot;;CONCATENATE([CulturesData.AL$1];SUBSTITUTE(SUBSTITUTE(SUBSTITUTE([CulturesData.AL8];&quot;e&quot;;&quot;EVERYMAN&quot;);&quot;r&quot;;&quot;RESTRICTED&quot;);&quot;o&quot;;&quot;OCCUPATIONAL&quot;);&quot;,&quot;))" office:value-type="string" office:string-value="S166=EVERYMAN,">
            <text:p>S166=EVERYMAN,</text:p>
          </table:table-cell>
          <table:table-cell table:formula="of:=IF(LEN(TRIM([CulturesData.AM8]))=0;&quot;&quot;;CONCATENATE([CulturesData.AM$1];SUBSTITUTE(SUBSTITUTE(SUBSTITUTE([CulturesData.AM8];&quot;e&quot;;&quot;EVERYMAN&quot;);&quot;r&quot;;&quot;RESTRICTED&quot;);&quot;o&quot;;&quot;OCCUPATIONAL&quot;);&quot;,&quot;))">
            <text:p/>
          </table:table-cell>
          <table:table-cell table:formula="of:=IF(LEN(TRIM([CulturesData.AN8]))=0;&quot;&quot;;CONCATENATE([CulturesData.AN$1];SUBSTITUTE(SUBSTITUTE(SUBSTITUTE([CulturesData.AN8];&quot;e&quot;;&quot;EVERYMAN&quot;);&quot;r&quot;;&quot;RESTRICTED&quot;);&quot;o&quot;;&quot;OCCUPATIONAL&quot;);&quot;,&quot;))" office:value-type="string" office:string-value="S155=RESTRICTED,">
            <text:p>S155=RESTRICTED,</text:p>
          </table:table-cell>
          <table:table-cell table:formula="of:=IF(LEN(TRIM([CulturesData.AO8]))=0;&quot;&quot;;CONCATENATE([CulturesData.AO$1];SUBSTITUTE(SUBSTITUTE(SUBSTITUTE([CulturesData.AO8];&quot;e&quot;;&quot;EVERYMAN&quot;);&quot;r&quot;;&quot;RESTRICTED&quot;);&quot;o&quot;;&quot;OCCUPATIONAL&quot;);&quot;,&quot;))" office:value-type="string" office:string-value="S154=RESTRICTED,">
            <text:p>S154=RESTRICTED,</text:p>
          </table:table-cell>
          <table:table-cell table:formula="of:=IF(LEN(TRIM([CulturesData.AP8]))=0;&quot;&quot;;CONCATENATE([CulturesData.AP$1];SUBSTITUTE(SUBSTITUTE(SUBSTITUTE([CulturesData.AP8];&quot;e&quot;;&quot;EVERYMAN&quot;);&quot;r&quot;;&quot;RESTRICTED&quot;);&quot;o&quot;;&quot;OCCUPATIONAL&quot;);&quot;,&quot;))" office:value-type="string" office:string-value="S64=2,">
            <text:p>S64=2,</text:p>
          </table:table-cell>
          <table:table-cell table:formula="of:=IF(LEN(TRIM([CulturesData.AQ8]))=0;&quot;&quot;;CONCATENATE([CulturesData.AQ$1];SUBSTITUTE(SUBSTITUTE(SUBSTITUTE([CulturesData.AQ8];&quot;e&quot;;&quot;EVERYMAN&quot;);&quot;r&quot;;&quot;RESTRICTED&quot;);&quot;o&quot;;&quot;OCCUPATIONAL&quot;);&quot;,&quot;))">
            <text:p/>
          </table:table-cell>
          <table:table-cell table:formula="of:=IF(LEN(TRIM([CulturesData.AR8]))=0;&quot;&quot;;CONCATENATE([CulturesData.AR$1];SUBSTITUTE(SUBSTITUTE(SUBSTITUTE([CulturesData.AR8];&quot;e&quot;;&quot;EVERYMAN&quot;);&quot;r&quot;;&quot;RESTRICTED&quot;);&quot;o&quot;;&quot;OCCUPATIONAL&quot;);&quot;,&quot;))" office:value-type="string" office:string-value="S503=RESTRICTED,">
            <text:p>S503=RESTRICTED,</text:p>
          </table:table-cell>
          <table:table-cell table:formula="of:=IF(LEN(TRIM([CulturesData.AS8]))=0;&quot;&quot;;CONCATENATE([CulturesData.AS$1];SUBSTITUTE(SUBSTITUTE(SUBSTITUTE([CulturesData.AS8];&quot;e&quot;;&quot;EVERYMAN&quot;);&quot;r&quot;;&quot;RESTRICTED&quot;);&quot;o&quot;;&quot;OCCUPATIONAL&quot;);&quot;,&quot;))" office:value-type="string" office:string-value="S504=RESTRICTED,">
            <text:p>S504=RESTRICTED,</text:p>
          </table:table-cell>
          <table:table-cell table:formula="of:=IF(LEN(TRIM([CulturesData.AT8]))=0;&quot;&quot;;CONCATENATE([CulturesData.AT$1];SUBSTITUTE(SUBSTITUTE(SUBSTITUTE([CulturesData.AT8];&quot;e&quot;;&quot;EVERYMAN&quot;);&quot;r&quot;;&quot;RESTRICTED&quot;);&quot;o&quot;;&quot;OCCUPATIONAL&quot;);&quot;,&quot;))" office:value-type="string" office:string-value="S53=RESTRICTED,">
            <text:p>S53=RESTRICTED,</text:p>
          </table:table-cell>
          <table:table-cell table:formula="of:=IF(LEN(TRIM([CulturesData.AU8]))=0;&quot;&quot;;CONCATENATE([CulturesData.AU$1];SUBSTITUTE(SUBSTITUTE(SUBSTITUTE([CulturesData.AU8];&quot;e&quot;;&quot;EVERYMAN&quot;);&quot;r&quot;;&quot;RESTRICTED&quot;);&quot;o&quot;;&quot;OCCUPATIONAL&quot;);&quot;,&quot;))" office:value-type="string" office:string-value="S54=RESTRICTED,">
            <text:p>S54=RESTRICTED,</text:p>
          </table:table-cell>
          <table:table-cell table:formula="of:=IF(LEN(TRIM([CulturesData.AV8]))=0;&quot;&quot;;CONCATENATE([CulturesData.AV$1];SUBSTITUTE(SUBSTITUTE(SUBSTITUTE([CulturesData.AV8];&quot;e&quot;;&quot;EVERYMAN&quot;);&quot;r&quot;;&quot;RESTRICTED&quot;);&quot;o&quot;;&quot;OCCUPATIONAL&quot;);&quot;,&quot;))" office:value-type="string" office:string-value="G8=1,">
            <text:p>G8=1,</text:p>
          </table:table-cell>
          <table:table-cell table:formula="of:=IF(LEN(TRIM([CulturesData.AW8]))=0;&quot;&quot;;CONCATENATE([CulturesData.AW$1];SUBSTITUTE(SUBSTITUTE(SUBSTITUTE([CulturesData.AW8];&quot;e&quot;;&quot;EVERYMAN&quot;);&quot;r&quot;;&quot;RESTRICTED&quot;);&quot;o&quot;;&quot;OCCUPATIONAL&quot;);&quot;,&quot;))">
            <text:p/>
          </table:table-cell>
          <table:table-cell table:formula="of:=IF(LEN(TRIM([CulturesData.AX8]))=0;&quot;&quot;;CONCATENATE([CulturesData.AX$1];SUBSTITUTE(SUBSTITUTE(SUBSTITUTE([CulturesData.AX8];&quot;e&quot;;&quot;EVERYMAN&quot;);&quot;r&quot;;&quot;RESTRICTED&quot;);&quot;o&quot;;&quot;OCCUPATIONAL&quot;);&quot;,&quot;))">
            <text:p/>
          </table:table-cell>
          <table:table-cell table:formula="of:=IF(LEN(TRIM([CulturesData.AY8]))=0;&quot;&quot;;CONCATENATE([CulturesData.AY$1];SUBSTITUTE(SUBSTITUTE(SUBSTITUTE([CulturesData.AY8];&quot;e&quot;;&quot;EVERYMAN&quot;);&quot;r&quot;;&quot;RESTRICTED&quot;);&quot;o&quot;;&quot;OCCUPATIONAL&quot;);&quot;,&quot;))" office:value-type="string" office:string-value="S465=6,">
            <text:p>S465=6,</text:p>
          </table:table-cell>
          <table:table-cell table:formula="of:=IF(LEN(TRIM([CulturesData.AZ8]))=0;&quot;&quot;;CONCATENATE([CulturesData.AZ$1];SUBSTITUTE(SUBSTITUTE(SUBSTITUTE([CulturesData.AZ8];&quot;e&quot;;&quot;EVERYMAN&quot;);&quot;r&quot;;&quot;RESTRICTED&quot;);&quot;o&quot;;&quot;OCCUPATIONAL&quot;);&quot;,&quot;))" office:value-type="string" office:string-value="S466=4,">
            <text:p>S466=4,</text:p>
          </table:table-cell>
          <table:table-cell table:formula="of:=IF(LEN(TRIM([CulturesData.BA8]))=0;&quot;&quot;;CONCATENATE([CulturesData.BA$1];SUBSTITUTE(SUBSTITUTE(SUBSTITUTE([CulturesData.BA8];&quot;e&quot;;&quot;EVERYMAN&quot;);&quot;r&quot;;&quot;RESTRICTED&quot;);&quot;o&quot;;&quot;OCCUPATIONAL&quot;);&quot;,&quot;))">
            <text:p/>
          </table:table-cell>
          <table:table-cell table:formula="of:=IF(LEN(TRIM([CulturesData.BB8]))=0;&quot;&quot;;CONCATENATE([CulturesData.BB$1];SUBSTITUTE(SUBSTITUTE(SUBSTITUTE([CulturesData.BB8];&quot;e&quot;;&quot;EVERYMAN&quot;);&quot;r&quot;;&quot;RESTRICTED&quot;);&quot;o&quot;;&quot;OCCUPATIONAL&quot;);&quot;,&quot;))">
            <text:p/>
          </table:table-cell>
          <table:table-cell table:formula="of:=IF(LEN(TRIM([CulturesData.BC8]))=0;&quot;&quot;;CONCATENATE([CulturesData.BC$1];SUBSTITUTE(SUBSTITUTE(SUBSTITUTE([CulturesData.BC8];&quot;e&quot;;&quot;EVERYMAN&quot;);&quot;r&quot;;&quot;RESTRICTED&quot;);&quot;o&quot;;&quot;OCCUPATIONAL&quot;);&quot;,&quot;))">
            <text:p/>
          </table:table-cell>
          <table:table-cell table:formula="of:=IF(LEN(TRIM([CulturesData.BD8]))=0;&quot;&quot;;CONCATENATE([CulturesData.BD$1];SUBSTITUTE(SUBSTITUTE(SUBSTITUTE([CulturesData.BD8];&quot;e&quot;;&quot;EVERYMAN&quot;);&quot;r&quot;;&quot;RESTRICTED&quot;);&quot;o&quot;;&quot;OCCUPATIONAL&quot;);&quot;,&quot;))">
            <text:p/>
          </table:table-cell>
          <table:table-cell table:formula="of:=IF(LEN(TRIM([CulturesData.BE8]))=0;&quot;&quot;;CONCATENATE([CulturesData.BE$1];SUBSTITUTE(SUBSTITUTE(SUBSTITUTE([CulturesData.BE8];&quot;e&quot;;&quot;EVERYMAN&quot;);&quot;r&quot;;&quot;RESTRICTED&quot;);&quot;o&quot;;&quot;OCCUPATIONAL&quot;);&quot;,&quot;))" office:value-type="string" office:string-value="S471=4,">
            <text:p>S471=4,</text:p>
          </table:table-cell>
          <table:table-cell table:formula="of:=IF(LEN(TRIM([CulturesData.BF8]))=0;&quot;&quot;;CONCATENATE([CulturesData.BF$1];SUBSTITUTE(SUBSTITUTE(SUBSTITUTE([CulturesData.BF8];&quot;e&quot;;&quot;EVERYMAN&quot;);&quot;r&quot;;&quot;RESTRICTED&quot;);&quot;o&quot;;&quot;OCCUPATIONAL&quot;);&quot;,&quot;))" office:value-type="string" office:string-value="S472=3,">
            <text:p>S472=3,</text:p>
          </table:table-cell>
          <table:table-cell table:formula="of:=IF(LEN(TRIM([CulturesData.BG8]))=0;&quot;&quot;;CONCATENATE([CulturesData.BG$1];SUBSTITUTE(SUBSTITUTE(SUBSTITUTE([CulturesData.BG8];&quot;e&quot;;&quot;EVERYMAN&quot;);&quot;r&quot;;&quot;RESTRICTED&quot;);&quot;o&quot;;&quot;OCCUPATIONAL&quot;);&quot;,&quot;))">
            <text:p/>
          </table:table-cell>
          <table:table-cell table:formula="of:=IF(LEN(TRIM([CulturesData.BH8]))=0;&quot;&quot;;CONCATENATE([CulturesData.BH$1];SUBSTITUTE(SUBSTITUTE(SUBSTITUTE([CulturesData.BH8];&quot;e&quot;;&quot;EVERYMAN&quot;);&quot;r&quot;;&quot;RESTRICTED&quot;);&quot;o&quot;;&quot;OCCUPATIONAL&quot;);&quot;,&quot;))">
            <text:p/>
          </table:table-cell>
          <table:table-cell table:formula="of:=IF(LEN(TRIM([CulturesData.BI8]))=0;&quot;&quot;;CONCATENATE([CulturesData.BI$1];SUBSTITUTE(SUBSTITUTE(SUBSTITUTE([CulturesData.BI8];&quot;e&quot;;&quot;EVERYMAN&quot;);&quot;r&quot;;&quot;RESTRICTED&quot;);&quot;o&quot;;&quot;OCCUPATIONAL&quot;);&quot;,&quot;))">
            <text:p/>
          </table:table-cell>
          <table:table-cell table:formula="of:=IF(LEN(TRIM([CulturesData.BJ8]))=0;&quot;&quot;;CONCATENATE([CulturesData.BJ$1];SUBSTITUTE(SUBSTITUTE(SUBSTITUTE([CulturesData.BJ8];&quot;e&quot;;&quot;EVERYMAN&quot;);&quot;r&quot;;&quot;RESTRICTED&quot;);&quot;o&quot;;&quot;OCCUPATIONAL&quot;);&quot;,&quot;))">
            <text:p/>
          </table:table-cell>
          <table:table-cell table:formula="of:=IF(LEN(TRIM([CulturesData.BK8]))=0;&quot;&quot;;CONCATENATE([CulturesData.BK$1];SUBSTITUTE(SUBSTITUTE(SUBSTITUTE([CulturesData.BK8];&quot;e&quot;;&quot;EVERYMAN&quot;);&quot;r&quot;;&quot;RESTRICTED&quot;);&quot;o&quot;;&quot;OCCUPATIONAL&quot;);&quot;,&quot;))">
            <text:p/>
          </table:table-cell>
          <table:table-cell table:formula="of:=IF(LEN(TRIM([CulturesData.BL8]))=0;&quot;&quot;;CONCATENATE([CulturesData.BL$1];SUBSTITUTE(SUBSTITUTE(SUBSTITUTE([CulturesData.BL8];&quot;e&quot;;&quot;EVERYMAN&quot;);&quot;r&quot;;&quot;RESTRICTED&quot;);&quot;o&quot;;&quot;OCCUPATIONAL&quot;);&quot;,&quot;))">
            <text:p/>
          </table:table-cell>
          <table:table-cell table:formula="of:=IF(LEN(TRIM([CulturesData.BM8]))=0;&quot;&quot;;CONCATENATE([CulturesData.BM$1];SUBSTITUTE(SUBSTITUTE(SUBSTITUTE([CulturesData.BM8];&quot;e&quot;;&quot;EVERYMAN&quot;);&quot;r&quot;;&quot;RESTRICTED&quot;);&quot;o&quot;;&quot;OCCUPATIONAL&quot;);&quot;,&quot;))">
            <text:p/>
          </table:table-cell>
          <table:table-cell table:formula="of:=IF(LEN(TRIM([CulturesData.BN8]))=0;&quot;&quot;;CONCATENATE([CulturesData.BN$1];SUBSTITUTE(SUBSTITUTE(SUBSTITUTE([CulturesData.BN8];&quot;e&quot;;&quot;EVERYMAN&quot;);&quot;r&quot;;&quot;RESTRICTED&quot;);&quot;o&quot;;&quot;OCCUPATIONAL&quot;);&quot;,&quot;))">
            <text:p/>
          </table:table-cell>
          <table:table-cell table:formula="of:=IF(LEN(TRIM([CulturesData.BO8]))=0;&quot;&quot;;CONCATENATE([CulturesData.BO$1];SUBSTITUTE(SUBSTITUTE(SUBSTITUTE([CulturesData.BO8];&quot;e&quot;;&quot;EVERYMAN&quot;);&quot;r&quot;;&quot;RESTRICTED&quot;);&quot;o&quot;;&quot;OCCUPATIONAL&quot;);&quot;,&quot;))">
            <text:p/>
          </table:table-cell>
          <table:table-cell table:formula="of:=IF(LEN(TRIM([CulturesData.BP8]))=0;&quot;&quot;;CONCATENATE([CulturesData.BP$1];SUBSTITUTE(SUBSTITUTE(SUBSTITUTE([CulturesData.BP8];&quot;e&quot;;&quot;EVERYMAN&quot;);&quot;r&quot;;&quot;RESTRICTED&quot;);&quot;o&quot;;&quot;OCCUPATIONAL&quot;);&quot;,&quot;))">
            <text:p/>
          </table:table-cell>
          <table:table-cell table:formula="of:=IF(LEN(TRIM([CulturesData.BQ8]))=0;&quot;&quot;;CONCATENATE([CulturesData.BQ$1];SUBSTITUTE(SUBSTITUTE(SUBSTITUTE([CulturesData.BQ8];&quot;e&quot;;&quot;EVERYMAN&quot;);&quot;r&quot;;&quot;RESTRICTED&quot;);&quot;o&quot;;&quot;OCCUPATIONAL&quot;);&quot;,&quot;))">
            <text:p/>
          </table:table-cell>
          <table:table-cell table:formula="of:=IF(LEN(TRIM([CulturesData.BR8]))=0;&quot;&quot;;CONCATENATE([CulturesData.BR$1];SUBSTITUTE(SUBSTITUTE(SUBSTITUTE([CulturesData.BR8];&quot;e&quot;;&quot;EVERYMAN&quot;);&quot;r&quot;;&quot;RESTRICTED&quot;);&quot;o&quot;;&quot;OCCUPATIONAL&quot;);&quot;,&quot;))">
            <text:p/>
          </table:table-cell>
          <table:table-cell table:formula="of:=IF(LEN(TRIM([CulturesData.BS8]))=0;&quot;&quot;;CONCATENATE([CulturesData.BS$1];SUBSTITUTE(SUBSTITUTE(SUBSTITUTE([CulturesData.BS8];&quot;e&quot;;&quot;EVERYMAN&quot;);&quot;r&quot;;&quot;RESTRICTED&quot;);&quot;o&quot;;&quot;OCCUPATIONAL&quot;);&quot;,&quot;))">
            <text:p/>
          </table:table-cell>
          <table:table-cell table:formula="of:=IF(LEN(TRIM([CulturesData.BT8]))=0;&quot;&quot;;CONCATENATE([CulturesData.BT$1];SUBSTITUTE(SUBSTITUTE(SUBSTITUTE([CulturesData.BT8];&quot;e&quot;;&quot;EVERYMAN&quot;);&quot;r&quot;;&quot;RESTRICTED&quot;);&quot;o&quot;;&quot;OCCUPATIONAL&quot;);&quot;,&quot;))">
            <text:p/>
          </table:table-cell>
          <table:table-cell table:formula="of:=IF(LEN(TRIM([CulturesData.BU8]))=0;&quot;&quot;;CONCATENATE([CulturesData.BU$1];SUBSTITUTE(SUBSTITUTE(SUBSTITUTE([CulturesData.BU8];&quot;e&quot;;&quot;EVERYMAN&quot;);&quot;r&quot;;&quot;RESTRICTED&quot;);&quot;o&quot;;&quot;OCCUPATIONAL&quot;);&quot;,&quot;))">
            <text:p/>
          </table:table-cell>
          <table:table-cell table:formula="of:=IF(LEN(TRIM([CulturesData.BV8]))=0;&quot;&quot;;CONCATENATE([CulturesData.BV$1];SUBSTITUTE(SUBSTITUTE(SUBSTITUTE([CulturesData.BV8];&quot;e&quot;;&quot;EVERYMAN&quot;);&quot;r&quot;;&quot;RESTRICTED&quot;);&quot;o&quot;;&quot;OCCUPATIONAL&quot;);&quot;,&quot;))">
            <text:p/>
          </table:table-cell>
          <table:table-cell table:formula="of:=IF(LEN(TRIM([CulturesData.BW8]))=0;&quot;&quot;;CONCATENATE([CulturesData.BW$1];SUBSTITUTE(SUBSTITUTE(SUBSTITUTE([CulturesData.BW8];&quot;e&quot;;&quot;EVERYMAN&quot;);&quot;r&quot;;&quot;RESTRICTED&quot;);&quot;o&quot;;&quot;OCCUPATIONAL&quot;);&quot;,&quot;))">
            <text:p/>
          </table:table-cell>
          <table:table-cell table:formula="of:=IF(LEN(TRIM([CulturesData.BX8]))=0;&quot;&quot;;CONCATENATE([CulturesData.BX$1];SUBSTITUTE(SUBSTITUTE(SUBSTITUTE([CulturesData.BX8];&quot;e&quot;;&quot;EVERYMAN&quot;);&quot;r&quot;;&quot;RESTRICTED&quot;);&quot;o&quot;;&quot;OCCUPATIONAL&quot;);&quot;,&quot;))">
            <text:p/>
          </table:table-cell>
          <table:table-cell table:formula="of:=IF(LEN(TRIM([CulturesData.BY8]))=0;&quot;&quot;;CONCATENATE([CulturesData.BY$1];SUBSTITUTE(SUBSTITUTE(SUBSTITUTE([CulturesData.BY8];&quot;e&quot;;&quot;EVERYMAN&quot;);&quot;r&quot;;&quot;RESTRICTED&quot;);&quot;o&quot;;&quot;OCCUPATIONAL&quot;);&quot;,&quot;))" office:value-type="string" office:string-value="S491=8,">
            <text:p>S491=8,</text:p>
          </table:table-cell>
          <table:table-cell table:formula="of:=IF(LEN(TRIM([CulturesData.BZ8]))=0;&quot;&quot;;CONCATENATE([CulturesData.BZ$1];SUBSTITUTE(SUBSTITUTE(SUBSTITUTE([CulturesData.BZ8];&quot;e&quot;;&quot;EVERYMAN&quot;);&quot;r&quot;;&quot;RESTRICTED&quot;);&quot;o&quot;;&quot;OCCUPATIONAL&quot;);&quot;,&quot;))" office:value-type="string" office:string-value="S492=6,">
            <text:p>S492=6,</text:p>
          </table:table-cell>
          <table:table-cell table:formula="of:=IF(LEN(TRIM([CulturesData.CA8]))=0;&quot;&quot;;CONCATENATE([CulturesData.CA$1];SUBSTITUTE(SUBSTITUTE(SUBSTITUTE([CulturesData.CA8];&quot;e&quot;;&quot;EVERYMAN&quot;);&quot;r&quot;;&quot;RESTRICTED&quot;);&quot;o&quot;;&quot;OCCUPATIONAL&quot;);&quot;,&quot;))">
            <text:p/>
          </table:table-cell>
          <table:table-cell table:formula="of:=IF(LEN(TRIM([CulturesData.CB8]))=0;&quot;&quot;;CONCATENATE([CulturesData.CB$1];SUBSTITUTE(SUBSTITUTE(SUBSTITUTE([CulturesData.CB8];&quot;e&quot;;&quot;EVERYMAN&quot;);&quot;r&quot;;&quot;RESTRICTED&quot;);&quot;o&quot;;&quot;OCCUPATIONAL&quot;);&quot;,&quot;))">
            <text:p/>
          </table:table-cell>
          <table:table-cell table:formula="of:=IF(LEN(TRIM([CulturesData.CC8]))=0;&quot;&quot;;CONCATENATE([CulturesData.CC$1];SUBSTITUTE(SUBSTITUTE(SUBSTITUTE([CulturesData.CC8];&quot;e&quot;;&quot;EVERYMAN&quot;);&quot;r&quot;;&quot;RESTRICTED&quot;);&quot;o&quot;;&quot;OCCUPATIONAL&quot;);&quot;,&quot;))">
            <text:p/>
          </table:table-cell>
          <table:table-cell table:formula="of:=IF(LEN(TRIM([CulturesData.CD8]))=0;&quot;&quot;;CONCATENATE([CulturesData.CD$1];SUBSTITUTE(SUBSTITUTE(SUBSTITUTE([CulturesData.CD8];&quot;e&quot;;&quot;EVERYMAN&quot;);&quot;r&quot;;&quot;RESTRICTED&quot;);&quot;o&quot;;&quot;OCCUPATIONAL&quot;);&quot;,&quot;))">
            <text:p/>
          </table:table-cell>
          <table:table-cell table:formula="of:=IF(LEN(TRIM([CulturesData.CE8]))=0;&quot;&quot;;CONCATENATE([CulturesData.CE$1];SUBSTITUTE(SUBSTITUTE(SUBSTITUTE([CulturesData.CE8];&quot;e&quot;;&quot;EVERYMAN&quot;);&quot;r&quot;;&quot;RESTRICTED&quot;);&quot;o&quot;;&quot;OCCUPATIONAL&quot;);&quot;,&quot;))">
            <text:p/>
          </table:table-cell>
          <table:table-cell table:formula="of:=IF(LEN(TRIM([CulturesData.CF8]))=0;&quot;&quot;;CONCATENATE([CulturesData.CF$1];SUBSTITUTE(SUBSTITUTE(SUBSTITUTE([CulturesData.CF8];&quot;e&quot;;&quot;EVERYMAN&quot;);&quot;r&quot;;&quot;RESTRICTED&quot;);&quot;o&quot;;&quot;OCCUPATIONAL&quot;);&quot;,&quot;))">
            <text:p/>
          </table:table-cell>
          <table:table-cell table:formula="of:=IF(LEN(TRIM([CulturesData.CG8]))=0;&quot;&quot;;CONCATENATE([CulturesData.CG$1];SUBSTITUTE(SUBSTITUTE(SUBSTITUTE([CulturesData.CG8];&quot;e&quot;;&quot;EVERYMAN&quot;);&quot;r&quot;;&quot;RESTRICTED&quot;);&quot;o&quot;;&quot;OCCUPATIONAL&quot;);&quot;,&quot;))">
            <text:p/>
          </table:table-cell>
          <table:table-cell table:formula="of:=IF(LEN(TRIM([CulturesData.CH8]))=0;&quot;&quot;;CONCATENATE([CulturesData.CH$1];SUBSTITUTE(SUBSTITUTE(SUBSTITUTE([CulturesData.CH8];&quot;e&quot;;&quot;EVERYMAN&quot;);&quot;r&quot;;&quot;RESTRICTED&quot;);&quot;o&quot;;&quot;OCCUPATIONAL&quot;);&quot;,&quot;))">
            <text:p/>
          </table:table-cell>
          <table:table-cell table:formula="of:=IF(LEN(TRIM([CulturesData.CI8]))=0;&quot;&quot;;CONCATENATE([CulturesData.CI$1];SUBSTITUTE(SUBSTITUTE(SUBSTITUTE([CulturesData.CI8];&quot;e&quot;;&quot;EVERYMAN&quot;);&quot;r&quot;;&quot;RESTRICTED&quot;);&quot;o&quot;;&quot;OCCUPATIONAL&quot;);&quot;,&quot;))">
            <text:p/>
          </table:table-cell>
          <table:table-cell table:formula="of:=IF(LEN(TRIM([CulturesData.CJ8]))=0;&quot;&quot;;CONCATENATE([CulturesData.CJ$1];SUBSTITUTE(SUBSTITUTE(SUBSTITUTE([CulturesData.CJ8];&quot;e&quot;;&quot;EVERYMAN&quot;);&quot;r&quot;;&quot;RESTRICTED&quot;);&quot;o&quot;;&quot;OCCUPATIONAL&quot;);&quot;,&quot;))">
            <text:p/>
          </table:table-cell>
          <table:table-cell table:formula="of:=IF(LEN(TRIM([CulturesData.CK8]))=0;&quot;&quot;;CONCATENATE([CulturesData.CK$1];SUBSTITUTE(SUBSTITUTE(SUBSTITUTE([CulturesData.CK8];&quot;e&quot;;&quot;EVERYMAN&quot;);&quot;r&quot;;&quot;RESTRICTED&quot;);&quot;o&quot;;&quot;OCCUPATIONAL&quot;);&quot;,&quot;))" office:value-type="string" office:string-value="S61=RESTRICTED,">
            <text:p>S61=RESTRICTED,</text:p>
          </table:table-cell>
          <table:table-cell table:formula="of:=IF(LEN(TRIM([CulturesData.CL8]))=0;&quot;&quot;;CONCATENATE([CulturesData.CL$1];SUBSTITUTE(SUBSTITUTE(SUBSTITUTE([CulturesData.CL8];&quot;e&quot;;&quot;EVERYMAN&quot;);&quot;r&quot;;&quot;RESTRICTED&quot;);&quot;o&quot;;&quot;OCCUPATIONAL&quot;);&quot;,&quot;))">
            <text:p/>
          </table:table-cell>
          <table:table-cell table:formula="of:=IF(LEN(TRIM([CulturesData.CM8]))=0;&quot;&quot;;CONCATENATE([CulturesData.CM$1];SUBSTITUTE(SUBSTITUTE(SUBSTITUTE([CulturesData.CM8];&quot;e&quot;;&quot;EVERYMAN&quot;);&quot;r&quot;;&quot;RESTRICTED&quot;);&quot;o&quot;;&quot;OCCUPATIONAL&quot;);&quot;,&quot;))">
            <text:p/>
          </table:table-cell>
          <table:table-cell table:formula="of:=IF(LEN(TRIM([CulturesData.CN8]))=0;&quot;&quot;;CONCATENATE([CulturesData.CN$1];SUBSTITUTE(SUBSTITUTE(SUBSTITUTE([CulturesData.CN8];&quot;e&quot;;&quot;EVERYMAN&quot;);&quot;r&quot;;&quot;RESTRICTED&quot;);&quot;o&quot;;&quot;OCCUPATIONAL&quot;);&quot;,&quot;))">
            <text:p/>
          </table:table-cell>
          <table:table-cell table:formula="of:=IF(LEN(TRIM([CulturesData.CO8]))=0;&quot;&quot;;CONCATENATE([CulturesData.CO$1];SUBSTITUTE(SUBSTITUTE(SUBSTITUTE([CulturesData.CO8];&quot;e&quot;;&quot;EVERYMAN&quot;);&quot;r&quot;;&quot;RESTRICTED&quot;);&quot;o&quot;;&quot;OCCUPATIONAL&quot;);&quot;,&quot;))">
            <text:p/>
          </table:table-cell>
          <table:table-cell table:formula="of:=IF(LEN(TRIM([CulturesData.CP8]))=0;&quot;&quot;;CONCATENATE([CulturesData.CP$1];SUBSTITUTE(SUBSTITUTE(SUBSTITUTE([CulturesData.CP8];&quot;e&quot;;&quot;EVERYMAN&quot;);&quot;r&quot;;&quot;RESTRICTED&quot;);&quot;o&quot;;&quot;OCCUPATIONAL&quot;);&quot;,&quot;))">
            <text:p/>
          </table:table-cell>
          <table:table-cell table:formula="of:=IF(LEN(TRIM([CulturesData.CQ8]))=0;&quot;&quot;;CONCATENATE([CulturesData.CQ$1];SUBSTITUTE(SUBSTITUTE(SUBSTITUTE([CulturesData.CQ8];&quot;e&quot;;&quot;EVERYMAN&quot;);&quot;r&quot;;&quot;RESTRICTED&quot;);&quot;o&quot;;&quot;OCCUPATIONAL&quot;);&quot;,&quot;))">
            <text:p/>
          </table:table-cell>
          <table:table-cell table:formula="of:=IF(LEN(TRIM([CulturesData.CR8]))=0;&quot;&quot;;CONCATENATE([CulturesData.CR$1];SUBSTITUTE(SUBSTITUTE(SUBSTITUTE([CulturesData.CR8];&quot;e&quot;;&quot;EVERYMAN&quot;);&quot;r&quot;;&quot;RESTRICTED&quot;);&quot;o&quot;;&quot;OCCUPATIONAL&quot;);&quot;,&quot;))">
            <text:p/>
          </table:table-cell>
          <table:table-cell table:formula="of:=IF(LEN(TRIM([CulturesData.CS8]))=0;&quot;&quot;;CONCATENATE([CulturesData.CS$1];SUBSTITUTE(SUBSTITUTE(SUBSTITUTE([CulturesData.CS8];&quot;e&quot;;&quot;EVERYMAN&quot;);&quot;r&quot;;&quot;RESTRICTED&quot;);&quot;o&quot;;&quot;OCCUPATIONAL&quot;);&quot;,&quot;))">
            <text:p/>
          </table:table-cell>
          <table:table-cell table:formula="of:=IF(LEN(TRIM([CulturesData.CT8]))=0;&quot;&quot;;CONCATENATE([CulturesData.CT$1];SUBSTITUTE(SUBSTITUTE(SUBSTITUTE([CulturesData.CT8];&quot;e&quot;;&quot;EVERYMAN&quot;);&quot;r&quot;;&quot;RESTRICTED&quot;);&quot;o&quot;;&quot;OCCUPATIONAL&quot;);&quot;,&quot;))">
            <text:p/>
          </table:table-cell>
          <table:table-cell table:formula="of:=IF(LEN(TRIM([CulturesData.CU8]))=0;&quot;&quot;;CONCATENATE([CulturesData.CU$1];SUBSTITUTE(SUBSTITUTE(SUBSTITUTE([CulturesData.CU8];&quot;e&quot;;&quot;EVERYMAN&quot;);&quot;r&quot;;&quot;RESTRICTED&quot;);&quot;o&quot;;&quot;OCCUPATIONAL&quot;);&quot;,&quot;))">
            <text:p/>
          </table:table-cell>
          <table:table-cell table:formula="of:=IF(LEN(TRIM([CulturesData.CV8]))=0;&quot;&quot;;CONCATENATE([CulturesData.CV$1];SUBSTITUTE(SUBSTITUTE(SUBSTITUTE([CulturesData.CV8];&quot;e&quot;;&quot;EVERYMAN&quot;);&quot;r&quot;;&quot;RESTRICTED&quot;);&quot;o&quot;;&quot;OCCUPATIONAL&quot;);&quot;,&quot;))">
            <text:p/>
          </table:table-cell>
          <table:table-cell table:formula="of:=IF(LEN(TRIM([CulturesData.CW8]))=0;&quot;&quot;;CONCATENATE([CulturesData.CW$1];SUBSTITUTE(SUBSTITUTE(SUBSTITUTE([CulturesData.CW8];&quot;e&quot;;&quot;EVERYMAN&quot;);&quot;r&quot;;&quot;RESTRICTED&quot;);&quot;o&quot;;&quot;OCCUPATIONAL&quot;);&quot;,&quot;))">
            <text:p/>
          </table:table-cell>
          <table:table-cell table:formula="of:=IF(LEN(TRIM([CulturesData.CX8]))=0;&quot;&quot;;CONCATENATE([CulturesData.CX$1];SUBSTITUTE(SUBSTITUTE(SUBSTITUTE([CulturesData.CX8];&quot;e&quot;;&quot;EVERYMAN&quot;);&quot;r&quot;;&quot;RESTRICTED&quot;);&quot;o&quot;;&quot;OCCUPATIONAL&quot;);&quot;,&quot;))">
            <text:p/>
          </table:table-cell>
          <table:table-cell table:formula="of:=IF(LEN(TRIM([CulturesData.CY8]))=0;&quot;&quot;;CONCATENATE([CulturesData.CY$1];SUBSTITUTE(SUBSTITUTE(SUBSTITUTE([CulturesData.CY8];&quot;e&quot;;&quot;EVERYMAN&quot;);&quot;r&quot;;&quot;RESTRICTED&quot;);&quot;o&quot;;&quot;OCCUPATIONAL&quot;);&quot;,&quot;))">
            <text:p/>
          </table:table-cell>
          <table:table-cell table:formula="of:=IF(LEN(TRIM([CulturesData.CZ8]))=0;&quot;&quot;;CONCATENATE([CulturesData.CZ$1];SUBSTITUTE(SUBSTITUTE(SUBSTITUTE([CulturesData.CZ8];&quot;e&quot;;&quot;EVERYMAN&quot;);&quot;r&quot;;&quot;RESTRICTED&quot;);&quot;o&quot;;&quot;OCCUPATIONAL&quot;);&quot;,&quot;))">
            <text:p/>
          </table:table-cell>
          <table:table-cell table:formula="of:=IF(LEN(TRIM([CulturesData.DA8]))=0;&quot;&quot;;CONCATENATE([CulturesData.DA$1];SUBSTITUTE(SUBSTITUTE(SUBSTITUTE([CulturesData.DA8];&quot;e&quot;;&quot;EVERYMAN&quot;);&quot;r&quot;;&quot;RESTRICTED&quot;);&quot;o&quot;;&quot;OCCUPATIONAL&quot;);&quot;,&quot;))">
            <text:p/>
          </table:table-cell>
          <table:table-cell table:formula="of:=IF(LEN(TRIM([CulturesData.DB8]))=0;&quot;&quot;;CONCATENATE([CulturesData.DB$1];SUBSTITUTE(SUBSTITUTE(SUBSTITUTE([CulturesData.DB8];&quot;e&quot;;&quot;EVERYMAN&quot;);&quot;r&quot;;&quot;RESTRICTED&quot;);&quot;o&quot;;&quot;OCCUPATIONAL&quot;);&quot;,&quot;))">
            <text:p/>
          </table:table-cell>
          <table:table-cell table:formula="of:=IF(LEN(TRIM([CulturesData.DC8]))=0;&quot;&quot;;CONCATENATE([CulturesData.DC$1];SUBSTITUTE(SUBSTITUTE(SUBSTITUTE([CulturesData.DC8];&quot;e&quot;;&quot;EVERYMAN&quot;);&quot;r&quot;;&quot;RESTRICTED&quot;);&quot;o&quot;;&quot;OCCUPATIONAL&quot;);&quot;,&quot;))">
            <text:p/>
          </table:table-cell>
          <table:table-cell table:formula="of:=IF(LEN(TRIM([CulturesData.DD8]))=0;&quot;&quot;;CONCATENATE([CulturesData.DD$1];SUBSTITUTE(SUBSTITUTE(SUBSTITUTE([CulturesData.DD8];&quot;e&quot;;&quot;EVERYMAN&quot;);&quot;r&quot;;&quot;RESTRICTED&quot;);&quot;o&quot;;&quot;OCCUPATIONAL&quot;);&quot;,&quot;))">
            <text:p/>
          </table:table-cell>
          <table:table-cell table:formula="of:=IF(LEN(TRIM([CulturesData.DE8]))=0;&quot;&quot;;CONCATENATE([CulturesData.DE$1];SUBSTITUTE(SUBSTITUTE(SUBSTITUTE([CulturesData.DE8];&quot;e&quot;;&quot;EVERYMAN&quot;);&quot;r&quot;;&quot;RESTRICTED&quot;);&quot;o&quot;;&quot;OCCUPATIONAL&quot;);&quot;,&quot;))">
            <text:p/>
          </table:table-cell>
          <table:table-cell table:formula="of:=IF(LEN(TRIM([CulturesData.DF8]))=0;&quot;&quot;;CONCATENATE([CulturesData.DF$1];SUBSTITUTE(SUBSTITUTE(SUBSTITUTE([CulturesData.DF8];&quot;e&quot;;&quot;EVERYMAN&quot;);&quot;r&quot;;&quot;RESTRICTED&quot;);&quot;o&quot;;&quot;OCCUPATIONAL&quot;);&quot;,&quot;))" office:value-type="string" office:string-value="G37=3,">
            <text:p>G37=3,</text:p>
          </table:table-cell>
          <table:table-cell table:formula="of:=IF(LEN(TRIM([CulturesData.DG8]))=0;&quot;&quot;;CONCATENATE([CulturesData.DG$1];SUBSTITUTE(SUBSTITUTE(SUBSTITUTE([CulturesData.DG8];&quot;e&quot;;&quot;EVERYMAN&quot;);&quot;r&quot;;&quot;RESTRICTED&quot;);&quot;o&quot;;&quot;OCCUPATIONAL&quot;);&quot;,&quot;))" office:value-type="string" office:string-value="S426=3,">
            <text:p>S426=3,</text:p>
          </table:table-cell>
          <table:table-cell table:formula="of:=IF(LEN(TRIM([CulturesData.DH8]))=0;&quot;&quot;;CONCATENATE([CulturesData.DH$1];SUBSTITUTE(SUBSTITUTE(SUBSTITUTE([CulturesData.DH8];&quot;e&quot;;&quot;EVERYMAN&quot;);&quot;r&quot;;&quot;RESTRICTED&quot;);&quot;o&quot;;&quot;OCCUPATIONAL&quot;);&quot;,&quot;))" office:value-type="string" office:string-value="S339=3,">
            <text:p>S339=3,</text:p>
          </table:table-cell>
          <table:table-cell table:formula="of:=IF(LEN(TRIM([CulturesData.DI8]))=0;&quot;&quot;;CONCATENATE([CulturesData.DI$1];SUBSTITUTE(SUBSTITUTE(SUBSTITUTE([CulturesData.DI8];&quot;e&quot;;&quot;EVERYMAN&quot;);&quot;r&quot;;&quot;RESTRICTED&quot;);&quot;o&quot;;&quot;OCCUPATIONAL&quot;);&quot;,&quot;))">
            <text:p/>
          </table:table-cell>
          <table:table-cell table:formula="of:=IF(LEN(TRIM([CulturesData.DJ8]))=0;&quot;&quot;;CONCATENATE([CulturesData.DJ$1];SUBSTITUTE(SUBSTITUTE(SUBSTITUTE([CulturesData.DJ8];&quot;e&quot;;&quot;EVERYMAN&quot;);&quot;r&quot;;&quot;RESTRICTED&quot;);&quot;o&quot;;&quot;OCCUPATIONAL&quot;);&quot;,&quot;))">
            <text:p/>
          </table:table-cell>
          <table:table-cell table:formula="of:=IF(LEN(TRIM([CulturesData.DK8]))=0;&quot;&quot;;CONCATENATE([CulturesData.DK$1];SUBSTITUTE(SUBSTITUTE(SUBSTITUTE([CulturesData.DK8];&quot;e&quot;;&quot;EVERYMAN&quot;);&quot;r&quot;;&quot;RESTRICTED&quot;);&quot;o&quot;;&quot;OCCUPATIONAL&quot;);&quot;,&quot;))">
            <text:p/>
          </table:table-cell>
          <table:table-cell table:formula="of:=IF(LEN(TRIM([CulturesData.DL8]))=0;&quot;&quot;;CONCATENATE([CulturesData.DL$1];SUBSTITUTE(SUBSTITUTE(SUBSTITUTE([CulturesData.DL8];&quot;e&quot;;&quot;EVERYMAN&quot;);&quot;r&quot;;&quot;RESTRICTED&quot;);&quot;o&quot;;&quot;OCCUPATIONAL&quot;);&quot;,&quot;))">
            <text:p/>
          </table:table-cell>
          <table:table-cell table:formula="of:=IF(LEN(TRIM([CulturesData.DM8]))=0;&quot;&quot;;CONCATENATE([CulturesData.DM$1];SUBSTITUTE(SUBSTITUTE(SUBSTITUTE([CulturesData.DM8];&quot;e&quot;;&quot;EVERYMAN&quot;);&quot;r&quot;;&quot;RESTRICTED&quot;);&quot;o&quot;;&quot;OCCUPATIONAL&quot;);&quot;,&quot;))">
            <text:p/>
          </table:table-cell>
          <table:table-cell table:formula="of:=IF(LEN(TRIM([CulturesData.DN8]))=0;&quot;&quot;;CONCATENATE([CulturesData.DN$1];SUBSTITUTE(SUBSTITUTE(SUBSTITUTE([CulturesData.DN8];&quot;e&quot;;&quot;EVERYMAN&quot;);&quot;r&quot;;&quot;RESTRICTED&quot;);&quot;o&quot;;&quot;OCCUPATIONAL&quot;);&quot;,&quot;))">
            <text:p/>
          </table:table-cell>
          <table:table-cell table:formula="of:=IF(LEN(TRIM([CulturesData.DO8]))=0;&quot;&quot;;CONCATENATE([CulturesData.DO$1];SUBSTITUTE(SUBSTITUTE(SUBSTITUTE([CulturesData.DO8];&quot;e&quot;;&quot;EVERYMAN&quot;);&quot;r&quot;;&quot;RESTRICTED&quot;);&quot;o&quot;;&quot;OCCUPATIONAL&quot;);&quot;,&quot;))" office:value-type="string" office:string-value="S445=RESTRICTED,">
            <text:p>S445=RESTRICTED,</text:p>
          </table:table-cell>
          <table:table-cell table:formula="of:=IF(LEN(TRIM([CulturesData.DP8]))=0;&quot;&quot;;CONCATENATE([CulturesData.DP$1];SUBSTITUTE(SUBSTITUTE(SUBSTITUTE([CulturesData.DP8];&quot;e&quot;;&quot;EVERYMAN&quot;);&quot;r&quot;;&quot;RESTRICTED&quot;);&quot;o&quot;;&quot;OCCUPATIONAL&quot;);&quot;,&quot;))" office:value-type="string" office:string-value="S443=RESTRICTED,">
            <text:p>S443=RESTRICTED,</text:p>
          </table:table-cell>
          <table:table-cell table:formula="of:=IF(LEN(TRIM([CulturesData.DQ8]))=0;&quot;&quot;;CONCATENATE([CulturesData.DQ$1];SUBSTITUTE(SUBSTITUTE(SUBSTITUTE([CulturesData.DQ8];&quot;e&quot;;&quot;EVERYMAN&quot;);&quot;r&quot;;&quot;RESTRICTED&quot;);&quot;o&quot;;&quot;OCCUPATIONAL&quot;);&quot;,&quot;))">
            <text:p/>
          </table:table-cell>
          <table:table-cell table:formula="of:=IF(LEN(TRIM([CulturesData.DR8]))=0;&quot;&quot;;CONCATENATE([CulturesData.DR$1];SUBSTITUTE(SUBSTITUTE(SUBSTITUTE([CulturesData.DR8];&quot;e&quot;;&quot;EVERYMAN&quot;);&quot;r&quot;;&quot;RESTRICTED&quot;);&quot;o&quot;;&quot;OCCUPATIONAL&quot;);&quot;,&quot;))">
            <text:p/>
          </table:table-cell>
          <table:table-cell table:formula="of:=IF(LEN(TRIM([CulturesData.DS8]))=0;&quot;&quot;;CONCATENATE([CulturesData.DS$1];SUBSTITUTE(SUBSTITUTE(SUBSTITUTE([CulturesData.DS8];&quot;e&quot;;&quot;EVERYMAN&quot;);&quot;r&quot;;&quot;RESTRICTED&quot;);&quot;o&quot;;&quot;OCCUPATIONAL&quot;);&quot;,&quot;))" office:value-type="string" office:string-value="S507=RESTRICTED,">
            <text:p>S507=RESTRICTED,</text:p>
          </table:table-cell>
          <table:table-cell table:formula="of:=IF(LEN(TRIM([CulturesData.DT8]))=0;&quot;&quot;;CONCATENATE([CulturesData.DT$1];SUBSTITUTE(SUBSTITUTE(SUBSTITUTE([CulturesData.DT8];&quot;e&quot;;&quot;EVERYMAN&quot;);&quot;r&quot;;&quot;RESTRICTED&quot;);&quot;o&quot;;&quot;OCCUPATIONAL&quot;);&quot;,&quot;))">
            <text:p/>
          </table:table-cell>
          <table:table-cell table:formula="of:=IF(LEN(TRIM([CulturesData.DU8]))=0;&quot;&quot;;CONCATENATE([CulturesData.DU$1];SUBSTITUTE(SUBSTITUTE(SUBSTITUTE([CulturesData.DU8];&quot;e&quot;;&quot;EVERYMAN&quot;);&quot;r&quot;;&quot;RESTRICTED&quot;);&quot;o&quot;;&quot;OCCUPATIONAL&quot;);&quot;,&quot;))" office:value-type="string" office:string-value="S447=RESTRICTED,">
            <text:p>S447=RESTRICTED,</text:p>
          </table:table-cell>
          <table:table-cell table:formula="of:=IF(LEN(TRIM([CulturesData.DV8]))=0;&quot;&quot;;CONCATENATE([CulturesData.DV$1];SUBSTITUTE(SUBSTITUTE(SUBSTITUTE([CulturesData.DV8];&quot;e&quot;;&quot;EVERYMAN&quot;);&quot;r&quot;;&quot;RESTRICTED&quot;);&quot;o&quot;;&quot;OCCUPATIONAL&quot;);&quot;,&quot;))" office:value-type="string" office:string-value="S448=RESTRICTED,">
            <text:p>S448=RESTRICTED,</text:p>
          </table:table-cell>
          <table:table-cell table:formula="of:=IF(LEN(TRIM([CulturesData.DW8]))=0;&quot;&quot;;CONCATENATE([CulturesData.DW$1];SUBSTITUTE(SUBSTITUTE(SUBSTITUTE([CulturesData.DW8];&quot;e&quot;;&quot;EVERYMAN&quot;);&quot;r&quot;;&quot;RESTRICTED&quot;);&quot;o&quot;;&quot;OCCUPATIONAL&quot;);&quot;,&quot;))">
            <text:p/>
          </table:table-cell>
          <table:table-cell table:formula="of:=IF(LEN(TRIM([CulturesData.DX8]))=0;&quot;&quot;;CONCATENATE([CulturesData.DX$1];SUBSTITUTE(SUBSTITUTE(SUBSTITUTE([CulturesData.DX8];&quot;e&quot;;&quot;EVERYMAN&quot;);&quot;r&quot;;&quot;RESTRICTED&quot;);&quot;o&quot;;&quot;OCCUPATIONAL&quot;);&quot;,&quot;))">
            <text:p/>
          </table:table-cell>
          <table:table-cell table:formula="of:=IF(LEN(TRIM([CulturesData.DY8]))=0;&quot;&quot;;CONCATENATE([CulturesData.DY$1];SUBSTITUTE(SUBSTITUTE(SUBSTITUTE([CulturesData.DY8];&quot;e&quot;;&quot;EVERYMAN&quot;);&quot;r&quot;;&quot;RESTRICTED&quot;);&quot;o&quot;;&quot;OCCUPATIONAL&quot;);&quot;,&quot;))">
            <text:p/>
          </table:table-cell>
          <table:table-cell table:formula="of:=IF(LEN(TRIM([CulturesData.DZ8]))=0;&quot;&quot;;CONCATENATE([CulturesData.DZ$1];SUBSTITUTE(SUBSTITUTE(SUBSTITUTE([CulturesData.DZ8];&quot;e&quot;;&quot;EVERYMAN&quot;);&quot;r&quot;;&quot;RESTRICTED&quot;);&quot;o&quot;;&quot;OCCUPATIONAL&quot;);&quot;,&quot;))">
            <text:p/>
          </table:table-cell>
          <table:table-cell table:formula="of:=IF(LEN(TRIM([CulturesData.EA8]))=0;&quot;&quot;;CONCATENATE([CulturesData.EA$1];SUBSTITUTE(SUBSTITUTE(SUBSTITUTE([CulturesData.EA8];&quot;e&quot;;&quot;EVERYMAN&quot;);&quot;r&quot;;&quot;RESTRICTED&quot;);&quot;o&quot;;&quot;OCCUPATIONAL&quot;);&quot;,&quot;))">
            <text:p/>
          </table:table-cell>
          <table:table-cell table:formula="of:=IF(LEN(TRIM([CulturesData.EB8]))=0;&quot;&quot;;CONCATENATE([CulturesData.EB$1];SUBSTITUTE(SUBSTITUTE(SUBSTITUTE([CulturesData.EB8];&quot;e&quot;;&quot;EVERYMAN&quot;);&quot;r&quot;;&quot;RESTRICTED&quot;);&quot;o&quot;;&quot;OCCUPATIONAL&quot;);&quot;,&quot;))" office:value-type="string" office:string-value="S206=RESTRICTED,">
            <text:p>S206=RESTRICTED,</text:p>
          </table:table-cell>
          <table:table-cell table:formula="of:=IF(LEN(TRIM([CulturesData.EC8]))=0;&quot;&quot;;CONCATENATE([CulturesData.EC$1];SUBSTITUTE(SUBSTITUTE(SUBSTITUTE([CulturesData.EC8];&quot;e&quot;;&quot;EVERYMAN&quot;);&quot;r&quot;;&quot;RESTRICTED&quot;);&quot;o&quot;;&quot;OCCUPATIONAL&quot;);&quot;,&quot;))" office:value-type="string" office:string-value="G18=5,">
            <text:p>G18=5,</text:p>
          </table:table-cell>
          <table:table-cell table:formula="of:=IF(LEN(TRIM([CulturesData.ED8]))=0;&quot;&quot;;CONCATENATE([CulturesData.ED$1];SUBSTITUTE(SUBSTITUTE(SUBSTITUTE([CulturesData.ED8];&quot;e&quot;;&quot;EVERYMAN&quot;);&quot;r&quot;;&quot;RESTRICTED&quot;);&quot;o&quot;;&quot;OCCUPATIONAL&quot;);&quot;,&quot;))">
            <text:p/>
          </table:table-cell>
          <table:table-cell table:formula="of:=IF(LEN(TRIM([CulturesData.EE8]))=0;&quot;&quot;;CONCATENATE([CulturesData.EE$1];SUBSTITUTE(SUBSTITUTE(SUBSTITUTE([CulturesData.EE8];&quot;e&quot;;&quot;EVERYMAN&quot;);&quot;r&quot;;&quot;RESTRICTED&quot;);&quot;o&quot;;&quot;OCCUPATIONAL&quot;);&quot;,&quot;))" office:value-type="string" office:string-value="S212=EVERYMAN,">
            <text:p>S212=EVERYMAN,</text:p>
          </table:table-cell>
          <table:table-cell table:formula="of:=IF(LEN(TRIM([CulturesData.EF8]))=0;&quot;&quot;;CONCATENATE([CulturesData.EF$1];SUBSTITUTE(SUBSTITUTE(SUBSTITUTE([CulturesData.EF8];&quot;e&quot;;&quot;EVERYMAN&quot;);&quot;r&quot;;&quot;RESTRICTED&quot;);&quot;o&quot;;&quot;OCCUPATIONAL&quot;);&quot;,&quot;))" office:value-type="string" office:string-value="S211=EVERYMAN,">
            <text:p>S211=EVERYMAN,</text:p>
          </table:table-cell>
          <table:table-cell table:formula="of:=IF(LEN(TRIM([CulturesData.EG8]))=0;&quot;&quot;;CONCATENATE([CulturesData.EG$1];SUBSTITUTE(SUBSTITUTE(SUBSTITUTE([CulturesData.EG8];&quot;e&quot;;&quot;EVERYMAN&quot;);&quot;r&quot;;&quot;RESTRICTED&quot;);&quot;o&quot;;&quot;OCCUPATIONAL&quot;);&quot;,&quot;))">
            <text:p/>
          </table:table-cell>
          <table:table-cell table:formula="of:=IF(LEN(TRIM([CulturesData.EH8]))=0;&quot;&quot;;CONCATENATE([CulturesData.EH$1];SUBSTITUTE(SUBSTITUTE(SUBSTITUTE([CulturesData.EH8];&quot;e&quot;;&quot;EVERYMAN&quot;);&quot;r&quot;;&quot;RESTRICTED&quot;);&quot;o&quot;;&quot;OCCUPATIONAL&quot;);&quot;,&quot;))">
            <text:p/>
          </table:table-cell>
          <table:table-cell table:formula="of:=IF(LEN(TRIM([CulturesData.EI8]))=0;&quot;&quot;;CONCATENATE([CulturesData.EI$1];SUBSTITUTE(SUBSTITUTE(SUBSTITUTE([CulturesData.EI8];&quot;e&quot;;&quot;EVERYMAN&quot;);&quot;r&quot;;&quot;RESTRICTED&quot;);&quot;o&quot;;&quot;OCCUPATIONAL&quot;);&quot;,&quot;))">
            <text:p/>
          </table:table-cell>
          <table:table-cell table:formula="of:=IF(LEN(TRIM([CulturesData.EJ8]))=0;&quot;&quot;;CONCATENATE([CulturesData.EJ$1];SUBSTITUTE(SUBSTITUTE(SUBSTITUTE([CulturesData.EJ8];&quot;e&quot;;&quot;EVERYMAN&quot;);&quot;r&quot;;&quot;RESTRICTED&quot;);&quot;o&quot;;&quot;OCCUPATIONAL&quot;);&quot;,&quot;))" office:value-type="string" office:string-value="S100=RESTRICTED,">
            <text:p>S100=RESTRICTED,</text:p>
          </table:table-cell>
          <table:table-cell table:formula="of:=IF(LEN(TRIM([CulturesData.EK8]))=0;&quot;&quot;;CONCATENATE([CulturesData.EK$1];SUBSTITUTE(SUBSTITUTE(SUBSTITUTE([CulturesData.EK8];&quot;e&quot;;&quot;EVERYMAN&quot;);&quot;r&quot;;&quot;RESTRICTED&quot;);&quot;o&quot;;&quot;OCCUPATIONAL&quot;);&quot;,&quot;))">
            <text:p/>
          </table:table-cell>
          <table:table-cell table:formula="of:=IF(LEN(TRIM([CulturesData.EL8]))=0;&quot;&quot;;CONCATENATE([CulturesData.EL$1];SUBSTITUTE(SUBSTITUTE(SUBSTITUTE([CulturesData.EL8];&quot;e&quot;;&quot;EVERYMAN&quot;);&quot;r&quot;;&quot;RESTRICTED&quot;);&quot;o&quot;;&quot;OCCUPATIONAL&quot;);&quot;,&quot;))" office:value-type="string" office:string-value="S96=RESTRICTED,">
            <text:p>S96=RESTRICTED,</text:p>
          </table:table-cell>
          <table:table-cell table:formula="of:=IF(LEN(TRIM([CulturesData.EM8]))=0;&quot;&quot;;CONCATENATE([CulturesData.EM$1];SUBSTITUTE(SUBSTITUTE(SUBSTITUTE([CulturesData.EM8];&quot;e&quot;;&quot;EVERYMAN&quot;);&quot;r&quot;;&quot;RESTRICTED&quot;);&quot;o&quot;;&quot;OCCUPATIONAL&quot;);&quot;,&quot;))">
            <text:p/>
          </table:table-cell>
          <table:table-cell table:formula="of:=IF(LEN(TRIM([CulturesData.EN8]))=0;&quot;&quot;;CONCATENATE([CulturesData.EN$1];SUBSTITUTE(SUBSTITUTE(SUBSTITUTE([CulturesData.EN8];&quot;e&quot;;&quot;EVERYMAN&quot;);&quot;r&quot;;&quot;RESTRICTED&quot;);&quot;o&quot;;&quot;OCCUPATIONAL&quot;);&quot;,&quot;))">
            <text:p/>
          </table:table-cell>
          <table:table-cell table:formula="of:=IF(LEN(TRIM([CulturesData.EO8]))=0;&quot;&quot;;CONCATENATE([CulturesData.EO$1];SUBSTITUTE(SUBSTITUTE(SUBSTITUTE([CulturesData.EO8];&quot;e&quot;;&quot;EVERYMAN&quot;);&quot;r&quot;;&quot;RESTRICTED&quot;);&quot;o&quot;;&quot;OCCUPATIONAL&quot;);&quot;,&quot;))">
            <text:p/>
          </table:table-cell>
          <table:table-cell table:formula="of:=IF(LEN(TRIM([CulturesData.EP8]))=0;&quot;&quot;;CONCATENATE([CulturesData.EP$1];SUBSTITUTE(SUBSTITUTE(SUBSTITUTE([CulturesData.EP8];&quot;e&quot;;&quot;EVERYMAN&quot;);&quot;r&quot;;&quot;RESTRICTED&quot;);&quot;o&quot;;&quot;OCCUPATIONAL&quot;);&quot;,&quot;))">
            <text:p/>
          </table:table-cell>
          <table:table-cell table:formula="of:=IF(LEN(TRIM([CulturesData.EQ8]))=0;&quot;&quot;;CONCATENATE([CulturesData.EQ$1];SUBSTITUTE(SUBSTITUTE(SUBSTITUTE([CulturesData.EQ8];&quot;e&quot;;&quot;EVERYMAN&quot;);&quot;r&quot;;&quot;RESTRICTED&quot;);&quot;o&quot;;&quot;OCCUPATIONAL&quot;);&quot;,&quot;))" office:value-type="string" office:string-value="S227=RESTRICTED,">
            <text:p>S227=RESTRICTED,</text:p>
          </table:table-cell>
          <table:table-cell table:formula="of:=IF(LEN(TRIM([CulturesData.ER8]))=0;&quot;&quot;;CONCATENATE([CulturesData.ER$1];SUBSTITUTE(SUBSTITUTE(SUBSTITUTE([CulturesData.ER8];&quot;e&quot;;&quot;EVERYMAN&quot;);&quot;r&quot;;&quot;RESTRICTED&quot;);&quot;o&quot;;&quot;OCCUPATIONAL&quot;);&quot;,&quot;))" office:value-type="string" office:string-value="S235=RESTRICTED,">
            <text:p>S235=RESTRICTED,</text:p>
          </table:table-cell>
          <table:table-cell table:formula="of:=IF(LEN(TRIM([CulturesData.ES8]))=0;&quot;&quot;;CONCATENATE([CulturesData.ES$1];SUBSTITUTE(SUBSTITUTE(SUBSTITUTE([CulturesData.ES8];&quot;e&quot;;&quot;EVERYMAN&quot;);&quot;r&quot;;&quot;RESTRICTED&quot;);&quot;o&quot;;&quot;OCCUPATIONAL&quot;);&quot;,&quot;))" office:value-type="string" office:string-value="S231=RESTRICTED,">
            <text:p>S231=RESTRICTED,</text:p>
          </table:table-cell>
          <table:table-cell table:formula="of:=IF(LEN(TRIM([CulturesData.ET8]))=0;&quot;&quot;;CONCATENATE([CulturesData.ET$1];SUBSTITUTE(SUBSTITUTE(SUBSTITUTE([CulturesData.ET8];&quot;e&quot;;&quot;EVERYMAN&quot;);&quot;r&quot;;&quot;RESTRICTED&quot;);&quot;o&quot;;&quot;OCCUPATIONAL&quot;);&quot;,&quot;))" office:value-type="string" office:string-value="S237=RESTRICTED,">
            <text:p>S237=RESTRICTED,</text:p>
          </table:table-cell>
          <table:table-cell table:formula="of:=IF(LEN(TRIM([CulturesData.EU8]))=0;&quot;&quot;;CONCATENATE([CulturesData.EU$1];SUBSTITUTE(SUBSTITUTE(SUBSTITUTE([CulturesData.EU8];&quot;e&quot;;&quot;EVERYMAN&quot;);&quot;r&quot;;&quot;RESTRICTED&quot;);&quot;o&quot;;&quot;OCCUPATIONAL&quot;);&quot;,&quot;))" office:value-type="string" office:string-value="S514=RESTRICTED,">
            <text:p>S514=RESTRICTED,</text:p>
          </table:table-cell>
          <table:table-cell table:formula="of:=IF(LEN(TRIM([CulturesData.EV8]))=0;&quot;&quot;;CONCATENATE([CulturesData.EV$1];SUBSTITUTE(SUBSTITUTE(SUBSTITUTE([CulturesData.EV8];&quot;e&quot;;&quot;EVERYMAN&quot;);&quot;r&quot;;&quot;RESTRICTED&quot;);&quot;o&quot;;&quot;OCCUPATIONAL&quot;);&quot;,&quot;))" office:value-type="string" office:string-value="S515=RESTRICTED,">
            <text:p>S515=RESTRICTED,</text:p>
          </table:table-cell>
          <table:table-cell table:formula="of:=IF(LEN(TRIM([CulturesData.EW8]))=0;&quot;&quot;;CONCATENATE([CulturesData.EW$1];SUBSTITUTE(SUBSTITUTE(SUBSTITUTE([CulturesData.EW8];&quot;e&quot;;&quot;EVERYMAN&quot;);&quot;r&quot;;&quot;RESTRICTED&quot;);&quot;o&quot;;&quot;OCCUPATIONAL&quot;);&quot;,&quot;))" office:value-type="string" office:string-value="S516=RESTRICTED,">
            <text:p>S516=RESTRICTED,</text:p>
          </table:table-cell>
          <table:table-cell table:formula="of:=IF(LEN(TRIM([CulturesData.EX8]))=0;&quot;&quot;;CONCATENATE([CulturesData.EX$1];SUBSTITUTE(SUBSTITUTE(SUBSTITUTE([CulturesData.EX8];&quot;e&quot;;&quot;EVERYMAN&quot;);&quot;r&quot;;&quot;RESTRICTED&quot;);&quot;o&quot;;&quot;OCCUPATIONAL&quot;);&quot;,&quot;))" office:value-type="string" office:string-value="S517=RESTRICTED,">
            <text:p>S517=RESTRICTED,</text:p>
          </table:table-cell>
          <table:table-cell table:formula="of:=IF(LEN(TRIM([CulturesData.EY8]))=0;&quot;&quot;;CONCATENATE([CulturesData.EY$1];SUBSTITUTE(SUBSTITUTE(SUBSTITUTE([CulturesData.EY8];&quot;e&quot;;&quot;EVERYMAN&quot;);&quot;r&quot;;&quot;RESTRICTED&quot;);&quot;o&quot;;&quot;OCCUPATIONAL&quot;);&quot;,&quot;))" office:value-type="string" office:string-value="S518=RESTRICTED,">
            <text:p>S518=RESTRICTED,</text:p>
          </table:table-cell>
          <table:table-cell table:formula="of:=IF(LEN(TRIM([CulturesData.EZ8]))=0;&quot;&quot;;CONCATENATE([CulturesData.EZ$1];SUBSTITUTE(SUBSTITUTE(SUBSTITUTE([CulturesData.EZ8];&quot;e&quot;;&quot;EVERYMAN&quot;);&quot;r&quot;;&quot;RESTRICTED&quot;);&quot;o&quot;;&quot;OCCUPATIONAL&quot;);&quot;,&quot;))" office:value-type="string" office:string-value="S528=RESTRICTED,">
            <text:p>S528=RESTRICTED,</text:p>
          </table:table-cell>
          <table:table-cell table:formula="of:=IF(LEN(TRIM([CulturesData.FA8]))=0;&quot;&quot;;CONCATENATE([CulturesData.FA$1];SUBSTITUTE(SUBSTITUTE(SUBSTITUTE([CulturesData.FA8];&quot;e&quot;;&quot;EVERYMAN&quot;);&quot;r&quot;;&quot;RESTRICTED&quot;);&quot;o&quot;;&quot;OCCUPATIONAL&quot;);&quot;,&quot;))" office:value-type="string" office:string-value="S520=RESTRICTED,">
            <text:p>S520=RESTRICTED,</text:p>
          </table:table-cell>
          <table:table-cell table:formula="of:=IF(LEN(TRIM([CulturesData.FB8]))=0;&quot;&quot;;CONCATENATE([CulturesData.FB$1];SUBSTITUTE(SUBSTITUTE(SUBSTITUTE([CulturesData.FB8];&quot;e&quot;;&quot;EVERYMAN&quot;);&quot;r&quot;;&quot;RESTRICTED&quot;);&quot;o&quot;;&quot;OCCUPATIONAL&quot;);&quot;,&quot;))" office:value-type="string" office:string-value="S521=RESTRICTED,">
            <text:p>S521=RESTRICTED,</text:p>
          </table:table-cell>
          <table:table-cell table:formula="of:=IF(LEN(TRIM([CulturesData.FC8]))=0;&quot;&quot;;CONCATENATE([CulturesData.FC$1];SUBSTITUTE(SUBSTITUTE(SUBSTITUTE([CulturesData.FC8];&quot;e&quot;;&quot;EVERYMAN&quot;);&quot;r&quot;;&quot;RESTRICTED&quot;);&quot;o&quot;;&quot;OCCUPATIONAL&quot;);&quot;,&quot;))" office:value-type="string" office:string-value="S522=RESTRICTED,">
            <text:p>S522=RESTRICTED,</text:p>
          </table:table-cell>
          <table:table-cell table:formula="of:=IF(LEN(TRIM([CulturesData.FD8]))=0;&quot;&quot;;CONCATENATE([CulturesData.FD$1];SUBSTITUTE(SUBSTITUTE(SUBSTITUTE([CulturesData.FD8];&quot;e&quot;;&quot;EVERYMAN&quot;);&quot;r&quot;;&quot;RESTRICTED&quot;);&quot;o&quot;;&quot;OCCUPATIONAL&quot;);&quot;,&quot;))" office:value-type="string" office:string-value="S523=RESTRICTED,">
            <text:p>S523=RESTRICTED,</text:p>
          </table:table-cell>
          <table:table-cell table:formula="of:=IF(LEN(TRIM([CulturesData.FE8]))=0;&quot;&quot;;CONCATENATE([CulturesData.FE$1];SUBSTITUTE(SUBSTITUTE(SUBSTITUTE([CulturesData.FE8];&quot;e&quot;;&quot;EVERYMAN&quot;);&quot;r&quot;;&quot;RESTRICTED&quot;);&quot;o&quot;;&quot;OCCUPATIONAL&quot;);&quot;,&quot;))" office:value-type="string" office:string-value="S524=RESTRICTED,">
            <text:p>S524=RESTRICTED,</text:p>
          </table:table-cell>
          <table:table-cell table:formula="of:=IF(LEN(TRIM([CulturesData.FF8]))=0;&quot;&quot;;CONCATENATE([CulturesData.FF$1];SUBSTITUTE(SUBSTITUTE(SUBSTITUTE([CulturesData.FF8];&quot;e&quot;;&quot;EVERYMAN&quot;);&quot;r&quot;;&quot;RESTRICTED&quot;);&quot;o&quot;;&quot;OCCUPATIONAL&quot;);&quot;,&quot;))" office:value-type="string" office:string-value="S454=RESTRICTED,">
            <text:p>S454=RESTRICTED,</text:p>
          </table:table-cell>
          <table:table-cell table:formula="of:=IF(LEN(TRIM([CulturesData.FG8]))=0;&quot;&quot;;CONCATENATE([CulturesData.FG$1];SUBSTITUTE(SUBSTITUTE(SUBSTITUTE([CulturesData.FG8];&quot;e&quot;;&quot;EVERYMAN&quot;);&quot;r&quot;;&quot;RESTRICTED&quot;);&quot;o&quot;;&quot;OCCUPATIONAL&quot;);&quot;,&quot;))" office:value-type="string" office:string-value="S242=RESTRICTED,">
            <text:p>S242=RESTRICTED,</text:p>
          </table:table-cell>
          <table:table-cell table:formula="of:=IF(LEN(TRIM([CulturesData.FH8]))=0;&quot;&quot;;CONCATENATE([CulturesData.FH$1];SUBSTITUTE(SUBSTITUTE(SUBSTITUTE([CulturesData.FH8];&quot;e&quot;;&quot;EVERYMAN&quot;);&quot;r&quot;;&quot;RESTRICTED&quot;);&quot;o&quot;;&quot;OCCUPATIONAL&quot;);&quot;,&quot;))" office:value-type="string" office:string-value="S526=RESTRICTED,">
            <text:p>S526=RESTRICTED,</text:p>
          </table:table-cell>
          <table:table-cell table:formula="of:=IF(LEN(TRIM([CulturesData.FI8]))=0;&quot;&quot;;CONCATENATE([CulturesData.FI$1];SUBSTITUTE(SUBSTITUTE(SUBSTITUTE([CulturesData.FI8];&quot;e&quot;;&quot;EVERYMAN&quot;);&quot;r&quot;;&quot;RESTRICTED&quot;);&quot;o&quot;;&quot;OCCUPATIONAL&quot;);&quot;,&quot;))" office:value-type="string" office:string-value="S527=RESTRICTED,">
            <text:p>S527=RESTRICTED,</text:p>
          </table:table-cell>
          <table:table-cell table:formula="of:=IF(LEN(TRIM([CulturesData.FJ8]))=0;&quot;&quot;;CONCATENATE([CulturesData.FJ$1];SUBSTITUTE(SUBSTITUTE(SUBSTITUTE([CulturesData.FJ8];&quot;e&quot;;&quot;EVERYMAN&quot;);&quot;r&quot;;&quot;RESTRICTED&quot;);&quot;o&quot;;&quot;OCCUPATIONAL&quot;);&quot;,&quot;))">
            <text:p/>
          </table:table-cell>
          <table:table-cell table:formula="of:=IF(LEN(TRIM([CulturesData.FK8]))=0;&quot;&quot;;CONCATENATE([CulturesData.FK$1];SUBSTITUTE(SUBSTITUTE(SUBSTITUTE([CulturesData.FK8];&quot;e&quot;;&quot;EVERYMAN&quot;);&quot;r&quot;;&quot;RESTRICTED&quot;);&quot;o&quot;;&quot;OCCUPATIONAL&quot;);&quot;,&quot;))">
            <text:p/>
          </table:table-cell>
          <table:table-cell table:formula="of:=IF(LEN(TRIM([CulturesData.FL8]))=0;&quot;&quot;;CONCATENATE([CulturesData.FL$1];SUBSTITUTE(SUBSTITUTE(SUBSTITUTE([CulturesData.FL8];&quot;e&quot;;&quot;EVERYMAN&quot;);&quot;r&quot;;&quot;RESTRICTED&quot;);&quot;o&quot;;&quot;OCCUPATIONAL&quot;);&quot;,&quot;))">
            <text:p/>
          </table:table-cell>
          <table:table-cell table:formula="of:=IF(LEN(TRIM([CulturesData.FM8]))=0;&quot;&quot;;CONCATENATE([CulturesData.FM$1];SUBSTITUTE(SUBSTITUTE(SUBSTITUTE([CulturesData.FM8];&quot;e&quot;;&quot;EVERYMAN&quot;);&quot;r&quot;;&quot;RESTRICTED&quot;);&quot;o&quot;;&quot;OCCUPATIONAL&quot;);&quot;,&quot;))" office:value-type="string" office:string-value="G14=4,">
            <text:p>G14=4,</text:p>
          </table:table-cell>
          <table:table-cell table:formula="of:=IF(LEN(TRIM([CulturesData.FN8]))=0;&quot;&quot;;CONCATENATE([CulturesData.FN$1];SUBSTITUTE(SUBSTITUTE(SUBSTITUTE([CulturesData.FN8];&quot;e&quot;;&quot;EVERYMAN&quot;);&quot;r&quot;;&quot;RESTRICTED&quot;);&quot;o&quot;;&quot;OCCUPATIONAL&quot;);&quot;,&quot;))" office:value-type="string" office:string-value="S93=4-EVERYMAN,">
            <text:p>S93=4-EVERYMAN,</text:p>
          </table:table-cell>
          <table:table-cell table:formula="of:=IF(LEN(TRIM([CulturesData.FO8]))=0;&quot;&quot;;CONCATENATE([CulturesData.FO$1];SUBSTITUTE(SUBSTITUTE(SUBSTITUTE([CulturesData.FO8];&quot;e&quot;;&quot;EVERYMAN&quot;);&quot;r&quot;;&quot;RESTRICTED&quot;);&quot;o&quot;;&quot;OCCUPATIONAL&quot;);&quot;,&quot;))">
            <text:p/>
          </table:table-cell>
          <table:table-cell table:formula="of:=IF(LEN(TRIM([CulturesData.FP8]))=0;&quot;&quot;;CONCATENATE([CulturesData.FP$1];SUBSTITUTE(SUBSTITUTE(SUBSTITUTE([CulturesData.FP8];&quot;e&quot;;&quot;EVERYMAN&quot;);&quot;r&quot;;&quot;RESTRICTED&quot;);&quot;o&quot;;&quot;OCCUPATIONAL&quot;);&quot;,&quot;))" office:value-type="string" office:string-value="S91=4,">
            <text:p>S91=4,</text:p>
          </table:table-cell>
          <table:table-cell table:formula="of:=IF(LEN(TRIM([CulturesData.FQ8]))=0;&quot;&quot;;CONCATENATE([CulturesData.FQ$1];SUBSTITUTE(SUBSTITUTE(SUBSTITUTE([CulturesData.FQ8];&quot;e&quot;;&quot;EVERYMAN&quot;);&quot;r&quot;;&quot;RESTRICTED&quot;);&quot;o&quot;;&quot;OCCUPATIONAL&quot;);&quot;,&quot;))">
            <text:p/>
          </table:table-cell>
          <table:table-cell table:formula="of:=IF(LEN(TRIM([CulturesData.FR8]))=0;&quot;&quot;;CONCATENATE([CulturesData.FR$1];SUBSTITUTE(SUBSTITUTE(SUBSTITUTE([CulturesData.FR8];&quot;e&quot;;&quot;EVERYMAN&quot;);&quot;r&quot;;&quot;RESTRICTED&quot;);&quot;o&quot;;&quot;OCCUPATIONAL&quot;);&quot;,&quot;))" office:value-type="string" office:string-value="G24=1,">
            <text:p>G24=1,</text:p>
          </table:table-cell>
          <table:table-cell table:formula="of:=IF(LEN(TRIM([CulturesData.FS8]))=0;&quot;&quot;;CONCATENATE([CulturesData.FS$1];SUBSTITUTE(SUBSTITUTE(SUBSTITUTE([CulturesData.FS8];&quot;e&quot;;&quot;EVERYMAN&quot;);&quot;r&quot;;&quot;RESTRICTED&quot;);&quot;o&quot;;&quot;OCCUPATIONAL&quot;);&quot;,&quot;))">
            <text:p/>
          </table:table-cell>
          <table:table-cell table:formula="of:=IF(LEN(TRIM([CulturesData.FT8]))=0;&quot;&quot;;CONCATENATE([CulturesData.FT$1];SUBSTITUTE(SUBSTITUTE(SUBSTITUTE([CulturesData.FT8];&quot;e&quot;;&quot;EVERYMAN&quot;);&quot;r&quot;;&quot;RESTRICTED&quot;);&quot;o&quot;;&quot;OCCUPATIONAL&quot;);&quot;,&quot;))">
            <text:p/>
          </table:table-cell>
          <table:table-cell table:formula="of:=IF(LEN(TRIM([CulturesData.FU8]))=0;&quot;&quot;;CONCATENATE([CulturesData.FU$1];SUBSTITUTE(SUBSTITUTE(SUBSTITUTE([CulturesData.FU8];&quot;e&quot;;&quot;EVERYMAN&quot;);&quot;r&quot;;&quot;RESTRICTED&quot;);&quot;o&quot;;&quot;OCCUPATIONAL&quot;);&quot;,&quot;))">
            <text:p/>
          </table:table-cell>
          <table:table-cell table:formula="of:=IF(LEN(TRIM([CulturesData.FV8]))=0;&quot;&quot;;CONCATENATE([CulturesData.FV$1];SUBSTITUTE(SUBSTITUTE(SUBSTITUTE([CulturesData.FV8];&quot;e&quot;;&quot;EVERYMAN&quot;);&quot;r&quot;;&quot;RESTRICTED&quot;);&quot;o&quot;;&quot;OCCUPATIONAL&quot;);&quot;,&quot;))">
            <text:p/>
          </table:table-cell>
          <table:table-cell table:formula="of:=IF(LEN(TRIM([CulturesData.FW8]))=0;&quot;&quot;;CONCATENATE([CulturesData.FW$1];SUBSTITUTE(SUBSTITUTE(SUBSTITUTE([CulturesData.FW8];&quot;e&quot;;&quot;EVERYMAN&quot;);&quot;r&quot;;&quot;RESTRICTED&quot;);&quot;o&quot;;&quot;OCCUPATIONAL&quot;);&quot;,&quot;))">
            <text:p/>
          </table:table-cell>
          <table:table-cell table:formula="of:=IF(LEN(TRIM([CulturesData.FX8]))=0;&quot;&quot;;CONCATENATE([CulturesData.FX$1];SUBSTITUTE(SUBSTITUTE(SUBSTITUTE([CulturesData.FX8];&quot;e&quot;;&quot;EVERYMAN&quot;);&quot;r&quot;;&quot;RESTRICTED&quot;);&quot;o&quot;;&quot;OCCUPATIONAL&quot;);&quot;,&quot;))">
            <text:p/>
          </table:table-cell>
          <table:table-cell table:formula="of:=IF(LEN(TRIM([CulturesData.FY8]))=0;&quot;&quot;;CONCATENATE([CulturesData.FY$1];SUBSTITUTE(SUBSTITUTE(SUBSTITUTE([CulturesData.FY8];&quot;e&quot;;&quot;EVERYMAN&quot;);&quot;r&quot;;&quot;RESTRICTED&quot;);&quot;o&quot;;&quot;OCCUPATIONAL&quot;);&quot;,&quot;))">
            <text:p/>
          </table:table-cell>
          <table:table-cell table:formula="of:=IF(LEN(TRIM([CulturesData.FZ8]))=0;&quot;&quot;;CONCATENATE([CulturesData.FZ$1];SUBSTITUTE(SUBSTITUTE(SUBSTITUTE([CulturesData.FZ8];&quot;e&quot;;&quot;EVERYMAN&quot;);&quot;r&quot;;&quot;RESTRICTED&quot;);&quot;o&quot;;&quot;OCCUPATIONAL&quot;);&quot;,&quot;))">
            <text:p/>
          </table:table-cell>
          <table:table-cell table:formula="of:=IF(LEN(TRIM([CulturesData.GA8]))=0;&quot;&quot;;CONCATENATE([CulturesData.GA$1];SUBSTITUTE(SUBSTITUTE(SUBSTITUTE([CulturesData.GA8];&quot;e&quot;;&quot;EVERYMAN&quot;);&quot;r&quot;;&quot;RESTRICTED&quot;);&quot;o&quot;;&quot;OCCUPATIONAL&quot;);&quot;,&quot;))">
            <text:p/>
          </table:table-cell>
          <table:table-cell table:formula="of:=IF(LEN(TRIM([CulturesData.GB8]))=0;&quot;&quot;;CONCATENATE([CulturesData.GB$1];SUBSTITUTE(SUBSTITUTE(SUBSTITUTE([CulturesData.GB8];&quot;e&quot;;&quot;EVERYMAN&quot;);&quot;r&quot;;&quot;RESTRICTED&quot;);&quot;o&quot;;&quot;OCCUPATIONAL&quot;);&quot;,&quot;))">
            <text:p/>
          </table:table-cell>
          <table:table-cell table:formula="of:=IF(LEN(TRIM([CulturesData.GC8]))=0;&quot;&quot;;CONCATENATE([CulturesData.GC$1];SUBSTITUTE(SUBSTITUTE(SUBSTITUTE([CulturesData.GC8];&quot;e&quot;;&quot;EVERYMAN&quot;);&quot;r&quot;;&quot;RESTRICTED&quot;);&quot;o&quot;;&quot;OCCUPATIONAL&quot;);&quot;,&quot;))">
            <text:p/>
          </table:table-cell>
          <table:table-cell table:formula="of:=IF(LEN(TRIM([CulturesData.GD8]))=0;&quot;&quot;;CONCATENATE([CulturesData.GD$1];SUBSTITUTE(SUBSTITUTE(SUBSTITUTE([CulturesData.GD8];&quot;e&quot;;&quot;EVERYMAN&quot;);&quot;r&quot;;&quot;RESTRICTED&quot;);&quot;o&quot;;&quot;OCCUPATIONAL&quot;);&quot;,&quot;))">
            <text:p/>
          </table:table-cell>
          <table:table-cell table:formula="of:=IF(LEN(TRIM([CulturesData.GE8]))=0;&quot;&quot;;CONCATENATE([CulturesData.GE$1];SUBSTITUTE(SUBSTITUTE(SUBSTITUTE([CulturesData.GE8];&quot;e&quot;;&quot;EVERYMAN&quot;);&quot;r&quot;;&quot;RESTRICTED&quot;);&quot;o&quot;;&quot;OCCUPATIONAL&quot;);&quot;,&quot;))">
            <text:p/>
          </table:table-cell>
          <table:table-cell table:formula="of:=IF(LEN(TRIM([CulturesData.GF8]))=0;&quot;&quot;;CONCATENATE([CulturesData.GF$1];SUBSTITUTE(SUBSTITUTE(SUBSTITUTE([CulturesData.GF8];&quot;e&quot;;&quot;EVERYMAN&quot;);&quot;r&quot;;&quot;RESTRICTED&quot;);&quot;o&quot;;&quot;OCCUPATIONAL&quot;);&quot;,&quot;))" office:value-type="string" office:string-value="G27=1,">
            <text:p>G27=1,</text:p>
          </table:table-cell>
          <table:table-cell table:formula="of:=IF(LEN(TRIM([CulturesData.GG8]))=0;&quot;&quot;;CONCATENATE([CulturesData.GG$1];SUBSTITUTE(SUBSTITUTE(SUBSTITUTE([CulturesData.GG8];&quot;e&quot;;&quot;EVERYMAN&quot;);&quot;r&quot;;&quot;RESTRICTED&quot;);&quot;o&quot;;&quot;OCCUPATIONAL&quot;);&quot;,&quot;))" office:value-type="string" office:string-value="S257=1,">
            <text:p>S257=1,</text:p>
          </table:table-cell>
          <table:table-cell table:formula="of:=IF(LEN(TRIM([CulturesData.GH8]))=0;&quot;&quot;;CONCATENATE([CulturesData.GH$1];SUBSTITUTE(SUBSTITUTE(SUBSTITUTE([CulturesData.GH8];&quot;e&quot;;&quot;EVERYMAN&quot;);&quot;r&quot;;&quot;RESTRICTED&quot;);&quot;o&quot;;&quot;OCCUPATIONAL&quot;);&quot;,&quot;))">
            <text:p/>
          </table:table-cell>
          <table:table-cell table:formula="of:=IF(LEN(TRIM([CulturesData.GI8]))=0;&quot;&quot;;CONCATENATE([CulturesData.GI$1];SUBSTITUTE(SUBSTITUTE(SUBSTITUTE([CulturesData.GI8];&quot;e&quot;;&quot;EVERYMAN&quot;);&quot;r&quot;;&quot;RESTRICTED&quot;);&quot;o&quot;;&quot;OCCUPATIONAL&quot;);&quot;,&quot;))">
            <text:p/>
          </table:table-cell>
          <table:table-cell table:formula="of:=IF(LEN(TRIM([CulturesData.GJ8]))=0;&quot;&quot;;CONCATENATE([CulturesData.GJ$1];SUBSTITUTE(SUBSTITUTE(SUBSTITUTE([CulturesData.GJ8];&quot;e&quot;;&quot;EVERYMAN&quot;);&quot;r&quot;;&quot;RESTRICTED&quot;);&quot;o&quot;;&quot;OCCUPATIONAL&quot;);&quot;,&quot;))" office:value-type="string" office:string-value="G31=1,">
            <text:p>G31=1,</text:p>
          </table:table-cell>
          <table:table-cell table:formula="of:=IF(LEN(TRIM([CulturesData.GK8]))=0;&quot;&quot;;CONCATENATE([CulturesData.GK$1];SUBSTITUTE(SUBSTITUTE(SUBSTITUTE([CulturesData.GK8];&quot;e&quot;;&quot;EVERYMAN&quot;);&quot;r&quot;;&quot;RESTRICTED&quot;);&quot;o&quot;;&quot;OCCUPATIONAL&quot;);&quot;,&quot;))" office:value-type="string" office:string-value="S294=1,">
            <text:p>S294=1,</text:p>
          </table:table-cell>
          <table:table-cell table:formula="of:=IF(LEN(TRIM([CulturesData.GL8]))=0;&quot;&quot;;CONCATENATE([CulturesData.GL$1];SUBSTITUTE(SUBSTITUTE(SUBSTITUTE([CulturesData.GL8];&quot;e&quot;;&quot;EVERYMAN&quot;);&quot;r&quot;;&quot;RESTRICTED&quot;);&quot;o&quot;;&quot;OCCUPATIONAL&quot;);&quot;,&quot;))" office:value-type="string" office:string-value="G32=1,">
            <text:p>G32=1,</text:p>
          </table:table-cell>
          <table:table-cell table:formula="of:=IF(LEN(TRIM([CulturesData.GM8]))=0;&quot;&quot;;CONCATENATE([CulturesData.GM$1];SUBSTITUTE(SUBSTITUTE(SUBSTITUTE([CulturesData.GM8];&quot;e&quot;;&quot;EVERYMAN&quot;);&quot;r&quot;;&quot;RESTRICTED&quot;);&quot;o&quot;;&quot;OCCUPATIONAL&quot;);&quot;,&quot;))" office:value-type="string" office:string-value="S326=1,">
            <text:p>S326=1,</text:p>
          </table:table-cell>
          <table:table-cell table:formula="of:=IF(LEN(TRIM([CulturesData.GN8]))=0;&quot;&quot;;CONCATENATE([CulturesData.GN$1];SUBSTITUTE(SUBSTITUTE(SUBSTITUTE([CulturesData.GN8];&quot;e&quot;;&quot;EVERYMAN&quot;);&quot;r&quot;;&quot;RESTRICTED&quot;);&quot;o&quot;;&quot;OCCUPATIONAL&quot;);&quot;,&quot;))" office:value-type="string" office:string-value="G33=1,">
            <text:p>G33=1,</text:p>
          </table:table-cell>
          <table:table-cell table:formula="of:=IF(LEN(TRIM([CulturesData.GO8]))=0;&quot;&quot;;CONCATENATE([CulturesData.GO$1];SUBSTITUTE(SUBSTITUTE(SUBSTITUTE([CulturesData.GO8];&quot;e&quot;;&quot;EVERYMAN&quot;);&quot;r&quot;;&quot;RESTRICTED&quot;);&quot;o&quot;;&quot;OCCUPATIONAL&quot;);&quot;,&quot;))" office:value-type="string" office:string-value="S351=1,">
            <text:p>S351=1,</text:p>
          </table:table-cell>
          <table:table-cell table:formula="of:=IF(LEN(TRIM([CulturesData.GP8]))=0;&quot;&quot;;CONCATENATE([CulturesData.GP$1];SUBSTITUTE(SUBSTITUTE(SUBSTITUTE([CulturesData.GP8];&quot;e&quot;;&quot;EVERYMAN&quot;);&quot;r&quot;;&quot;RESTRICTED&quot;);&quot;o&quot;;&quot;OCCUPATIONAL&quot;);&quot;,&quot;))" office:value-type="string" office:string-value="LANG=4,">
            <text:p>LANG=4,</text:p>
          </table:table-cell>
          <table:table-cell table:formula="of:=IF(LEN(TRIM([CulturesData.GQ8]))=0;&quot;&quot;;CONCATENATE([CulturesData.GQ$1];SUBSTITUTE(SUBSTITUTE(SUBSTITUTE([CulturesData.GQ8];&quot;e&quot;;&quot;EVERYMAN&quot;);&quot;r&quot;;&quot;RESTRICTED&quot;);&quot;o&quot;;&quot;OCCUPATIONAL&quot;);&quot;,&quot;))">
            <text:p/>
          </table:table-cell>
          <table:table-cell table:formula="of:=IF(LEN(TRIM([CulturesData.GR8]))=0;&quot;&quot;;CONCATENATE([CulturesData.GR$1];SUBSTITUTE(SUBSTITUTE(SUBSTITUTE([CulturesData.GR8];&quot;e&quot;;&quot;EVERYMAN&quot;);&quot;r&quot;;&quot;RESTRICTED&quot;);&quot;o&quot;;&quot;OCCUPATIONAL&quot;);&quot;,&quot;))" office:value-type="string" office:string-value="HOBBY=12,">
            <text:p>HOBBY=12,</text:p>
          </table:table-cell>
          <table:table-cell table:formula="of:=IF(LEN(TRIM([CulturesData.GS8]))=0;&quot;&quot;;CONCATENATE([CulturesData.GS$1];[CulturesData.GS8];&quot;,&quot;))">
            <text:p/>
          </table:table-cell>
          <table:table-cell table:formula="of:=IF(LEN(TRIM([CulturesData.GT8]))=0;&quot;&quot;;CONCATENATE([CulturesData.GT$1];SUBSTITUTE(SUBSTITUTE(SUBSTITUTE([CulturesData.GT8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formula="of:=CONCATENATE([CulturesData.A9]; &quot;,&quot;)" office:value-type="string" office:string-value="34,">
            <text:p>34,</text:p>
          </table:table-cell>
          <table:table-cell table:formula="of:=CONCATENATE([CulturesData.B9]; &quot;,&quot;)" office:value-type="string" office:string-value="34,">
            <text:p>34,</text:p>
          </table:table-cell>
          <table:table-cell table:formula="of:=CONCATENATE([CulturesData.D9]; &quot;,&quot;)" office:value-type="string" office:string-value=",">
            <text:p>,</text:p>
          </table:table-cell>
          <table:table-cell table:formula="of:=CONCATENATE([CulturesData.C9]; &quot;,&quot;)" office:value-type="string" office:string-value="manhigh,">
            <text:p>manhigh,</text:p>
          </table:table-cell>
          <table:table-cell table:formula="of:=CONCATENATE([CulturesData.E9]; &quot;,&quot;)" office:value-type="string" office:string-value="100,">
            <text:p>100,</text:p>
          </table:table-cell>
          <table:table-cell table:formula="of:=CONCATENATE([CulturesData.F9]; &quot;,&quot;)" office:value-type="string" office:string-value="70,">
            <text:p>70,</text:p>
          </table:table-cell>
          <table:table-cell table:formula="of:=CONCATENATE([CulturesData.G9]; &quot;,&quot;)" office:value-type="string" office:string-value="195,">
            <text:p>195,</text:p>
          </table:table-cell>
          <table:table-cell table:formula="of:=CONCATENATE([CulturesData.H9]; &quot;,&quot;)" office:value-type="string" office:string-value="178,">
            <text:p>178,</text:p>
          </table:table-cell>
          <table:table-cell table:formula="of:=IF(LEN(TRIM([CulturesData.J9]))=0;&quot;&quot;;CONCATENATE([CulturesData.J$1];SUBSTITUTE(SUBSTITUTE(SUBSTITUTE([CulturesData.J9];&quot;e&quot;;&quot;EVERYMAN&quot;);&quot;r&quot;;&quot;RESTRICTED&quot;);&quot;o&quot;;&quot;OCCUPATIONAL&quot;);&quot;,&quot;))">
            <text:p/>
          </table:table-cell>
          <table:table-cell table:formula="of:=IF(LEN(TRIM([CulturesData.K9]))=0;&quot;&quot;;CONCATENATE([CulturesData.K$1];SUBSTITUTE(SUBSTITUTE(SUBSTITUTE([CulturesData.K9];&quot;e&quot;;&quot;EVERYMAN&quot;);&quot;r&quot;;&quot;RESTRICTED&quot;);&quot;o&quot;;&quot;OCCUPATIONAL&quot;);&quot;,&quot;))">
            <text:p/>
          </table:table-cell>
          <table:table-cell table:formula="of:=IF(LEN(TRIM([CulturesData.L9]))=0;&quot;&quot;;CONCATENATE([CulturesData.L$1];SUBSTITUTE(SUBSTITUTE(SUBSTITUTE([CulturesData.L9];&quot;e&quot;;&quot;EVERYMAN&quot;);&quot;r&quot;;&quot;RESTRICTED&quot;);&quot;o&quot;;&quot;OCCUPATIONAL&quot;);&quot;,&quot;))" office:value-type="string" office:string-value="G19=1,">
            <text:p>G19=1,</text:p>
          </table:table-cell>
          <table:table-cell table:formula="of:=IF(LEN(TRIM([CulturesData.M9]))=0;&quot;&quot;;CONCATENATE([CulturesData.M$1];SUBSTITUTE(SUBSTITUTE(SUBSTITUTE([CulturesData.M9];&quot;e&quot;;&quot;EVERYMAN&quot;);&quot;r&quot;;&quot;RESTRICTED&quot;);&quot;o&quot;;&quot;OCCUPATIONAL&quot;);&quot;,&quot;))">
            <text:p/>
          </table:table-cell>
          <table:table-cell table:formula="of:=IF(LEN(TRIM([CulturesData.N9]))=0;&quot;&quot;;CONCATENATE([CulturesData.N$1];SUBSTITUTE(SUBSTITUTE(SUBSTITUTE([CulturesData.N9];&quot;e&quot;;&quot;EVERYMAN&quot;);&quot;r&quot;;&quot;RESTRICTED&quot;);&quot;o&quot;;&quot;OCCUPATIONAL&quot;);&quot;,&quot;))" office:value-type="string" office:string-value="S217=1,">
            <text:p>S217=1,</text:p>
          </table:table-cell>
          <table:table-cell table:formula="of:=IF(LEN(TRIM([CulturesData.O9]))=0;&quot;&quot;;CONCATENATE([CulturesData.O$1];SUBSTITUTE(SUBSTITUTE(SUBSTITUTE([CulturesData.O9];&quot;e&quot;;&quot;EVERYMAN&quot;);&quot;r&quot;;&quot;RESTRICTED&quot;);&quot;o&quot;;&quot;OCCUPATIONAL&quot;);&quot;,&quot;))" office:value-type="string" office:string-value="G20=2,">
            <text:p>G20=2,</text:p>
          </table:table-cell>
          <table:table-cell table:formula="of:=IF(LEN(TRIM([CulturesData.P9]))=0;&quot;&quot;;CONCATENATE([CulturesData.P$1];SUBSTITUTE(SUBSTITUTE(SUBSTITUTE([CulturesData.P9];&quot;e&quot;;&quot;EVERYMAN&quot;);&quot;r&quot;;&quot;RESTRICTED&quot;);&quot;o&quot;;&quot;OCCUPATIONAL&quot;);&quot;,&quot;))" office:value-type="string" office:string-value="S218=2,">
            <text:p>S218=2,</text:p>
          </table:table-cell>
          <table:table-cell table:formula="of:=IF(LEN(TRIM([CulturesData.Q9]))=0;&quot;&quot;;CONCATENATE([CulturesData.Q$1];SUBSTITUTE(SUBSTITUTE(SUBSTITUTE([CulturesData.Q9];&quot;e&quot;;&quot;EVERYMAN&quot;);&quot;r&quot;;&quot;RESTRICTED&quot;);&quot;o&quot;;&quot;OCCUPATIONAL&quot;);&quot;,&quot;))">
            <text:p/>
          </table:table-cell>
          <table:table-cell table:formula="of:=IF(LEN(TRIM([CulturesData.R9]))=0;&quot;&quot;;CONCATENATE([CulturesData.R$1];SUBSTITUTE(SUBSTITUTE(SUBSTITUTE([CulturesData.R9];&quot;e&quot;;&quot;EVERYMAN&quot;);&quot;r&quot;;&quot;RESTRICTED&quot;);&quot;o&quot;;&quot;OCCUPATIONAL&quot;);&quot;,&quot;))">
            <text:p/>
          </table:table-cell>
          <table:table-cell table:formula="of:=IF(LEN(TRIM([CulturesData.S9]))=0;&quot;&quot;;CONCATENATE([CulturesData.S$1];SUBSTITUTE(SUBSTITUTE(SUBSTITUTE([CulturesData.S9];&quot;e&quot;;&quot;EVERYMAN&quot;);&quot;r&quot;;&quot;RESTRICTED&quot;);&quot;o&quot;;&quot;OCCUPATIONAL&quot;);&quot;,&quot;))">
            <text:p/>
          </table:table-cell>
          <table:table-cell table:formula="of:=IF(LEN(TRIM([CulturesData.T9]))=0;&quot;&quot;;CONCATENATE([CulturesData.T$1];SUBSTITUTE(SUBSTITUTE(SUBSTITUTE([CulturesData.T9];&quot;e&quot;;&quot;EVERYMAN&quot;);&quot;r&quot;;&quot;RESTRICTED&quot;);&quot;o&quot;;&quot;OCCUPATIONAL&quot;);&quot;,&quot;))">
            <text:p/>
          </table:table-cell>
          <table:table-cell table:formula="of:=IF(LEN(TRIM([CulturesData.U9]))=0;&quot;&quot;;CONCATENATE([CulturesData.U$1];SUBSTITUTE(SUBSTITUTE(SUBSTITUTE([CulturesData.U9];&quot;e&quot;;&quot;EVERYMAN&quot;);&quot;r&quot;;&quot;RESTRICTED&quot;);&quot;o&quot;;&quot;OCCUPATIONAL&quot;);&quot;,&quot;))">
            <text:p/>
          </table:table-cell>
          <table:table-cell table:formula="of:=IF(LEN(TRIM([CulturesData.V9]))=0;&quot;&quot;;CONCATENATE([CulturesData.V$1];SUBSTITUTE(SUBSTITUTE(SUBSTITUTE([CulturesData.V9];&quot;e&quot;;&quot;EVERYMAN&quot;);&quot;r&quot;;&quot;RESTRICTED&quot;);&quot;o&quot;;&quot;OCCUPATIONAL&quot;);&quot;,&quot;))" office:value-type="string" office:string-value="G3=1,">
            <text:p>G3=1,</text:p>
          </table:table-cell>
          <table:table-cell table:formula="of:=IF(LEN(TRIM([CulturesData.W9]))=0;&quot;&quot;;CONCATENATE([CulturesData.W$1];SUBSTITUTE(SUBSTITUTE(SUBSTITUTE([CulturesData.W9];&quot;e&quot;;&quot;EVERYMAN&quot;);&quot;r&quot;;&quot;RESTRICTED&quot;);&quot;o&quot;;&quot;OCCUPATIONAL&quot;);&quot;,&quot;))">
            <text:p/>
          </table:table-cell>
          <table:table-cell table:formula="of:=IF(LEN(TRIM([CulturesData.X9]))=0;&quot;&quot;;CONCATENATE([CulturesData.X$1];SUBSTITUTE(SUBSTITUTE(SUBSTITUTE([CulturesData.X9];&quot;e&quot;;&quot;EVERYMAN&quot;);&quot;r&quot;;&quot;RESTRICTED&quot;);&quot;o&quot;;&quot;OCCUPATIONAL&quot;);&quot;,&quot;))">
            <text:p/>
          </table:table-cell>
          <table:table-cell table:formula="of:=IF(LEN(TRIM([CulturesData.Y9]))=0;&quot;&quot;;CONCATENATE([CulturesData.Y$1];SUBSTITUTE(SUBSTITUTE(SUBSTITUTE([CulturesData.Y9];&quot;e&quot;;&quot;EVERYMAN&quot;);&quot;r&quot;;&quot;RESTRICTED&quot;);&quot;o&quot;;&quot;OCCUPATIONAL&quot;);&quot;,&quot;))">
            <text:p/>
          </table:table-cell>
          <table:table-cell table:formula="of:=IF(LEN(TRIM([CulturesData.Z9]))=0;&quot;&quot;;CONCATENATE([CulturesData.Z$1];SUBSTITUTE(SUBSTITUTE(SUBSTITUTE([CulturesData.Z9];&quot;e&quot;;&quot;EVERYMAN&quot;);&quot;r&quot;;&quot;RESTRICTED&quot;);&quot;o&quot;;&quot;OCCUPATIONAL&quot;);&quot;,&quot;))">
            <text:p/>
          </table:table-cell>
          <table:table-cell table:formula="of:=IF(LEN(TRIM([CulturesData.AA9]))=0;&quot;&quot;;CONCATENATE([CulturesData.AA$1];SUBSTITUTE(SUBSTITUTE(SUBSTITUTE([CulturesData.AA9];&quot;e&quot;;&quot;EVERYMAN&quot;);&quot;r&quot;;&quot;RESTRICTED&quot;);&quot;o&quot;;&quot;OCCUPATIONAL&quot;);&quot;,&quot;))" office:value-type="string" office:string-value="G1=1,">
            <text:p>G1=1,</text:p>
          </table:table-cell>
          <table:table-cell table:formula="of:=IF(LEN(TRIM([CulturesData.AB9]))=0;&quot;&quot;;CONCATENATE([CulturesData.AB$1];SUBSTITUTE(SUBSTITUTE(SUBSTITUTE([CulturesData.AB9];&quot;e&quot;;&quot;EVERYMAN&quot;);&quot;r&quot;;&quot;RESTRICTED&quot;);&quot;o&quot;;&quot;OCCUPATIONAL&quot;);&quot;,&quot;))">
            <text:p/>
          </table:table-cell>
          <table:table-cell table:formula="of:=IF(LEN(TRIM([CulturesData.AC9]))=0;&quot;&quot;;CONCATENATE([CulturesData.AC$1];SUBSTITUTE(SUBSTITUTE(SUBSTITUTE([CulturesData.AC9];&quot;e&quot;;&quot;EVERYMAN&quot;);&quot;r&quot;;&quot;RESTRICTED&quot;);&quot;o&quot;;&quot;OCCUPATIONAL&quot;);&quot;,&quot;))">
            <text:p/>
          </table:table-cell>
          <table:table-cell table:formula="of:=IF(LEN(TRIM([CulturesData.AD9]))=0;&quot;&quot;;CONCATENATE([CulturesData.AD$1];SUBSTITUTE(SUBSTITUTE(SUBSTITUTE([CulturesData.AD9];&quot;e&quot;;&quot;EVERYMAN&quot;);&quot;r&quot;;&quot;RESTRICTED&quot;);&quot;o&quot;;&quot;OCCUPATIONAL&quot;);&quot;,&quot;))" office:value-type="string" office:string-value="S5=1,">
            <text:p>S5=1,</text:p>
          </table:table-cell>
          <table:table-cell table:formula="of:=IF(LEN(TRIM([CulturesData.AE9]))=0;&quot;&quot;;CONCATENATE([CulturesData.AE$1];SUBSTITUTE(SUBSTITUTE(SUBSTITUTE([CulturesData.AE9];&quot;e&quot;;&quot;EVERYMAN&quot;);&quot;r&quot;;&quot;RESTRICTED&quot;);&quot;o&quot;;&quot;OCCUPATIONAL&quot;);&quot;,&quot;))" office:value-type="string" office:string-value="G2=1,">
            <text:p>G2=1,</text:p>
          </table:table-cell>
          <table:table-cell table:formula="of:=IF(LEN(TRIM([CulturesData.AF9]))=0;&quot;&quot;;CONCATENATE([CulturesData.AF$1];SUBSTITUTE(SUBSTITUTE(SUBSTITUTE([CulturesData.AF9];&quot;e&quot;;&quot;EVERYMAN&quot;);&quot;r&quot;;&quot;RESTRICTED&quot;);&quot;o&quot;;&quot;OCCUPATIONAL&quot;);&quot;,&quot;))">
            <text:p/>
          </table:table-cell>
          <table:table-cell table:formula="of:=IF(LEN(TRIM([CulturesData.AG9]))=0;&quot;&quot;;CONCATENATE([CulturesData.AG$1];SUBSTITUTE(SUBSTITUTE(SUBSTITUTE([CulturesData.AG9];&quot;e&quot;;&quot;EVERYMAN&quot;);&quot;r&quot;;&quot;RESTRICTED&quot;);&quot;o&quot;;&quot;OCCUPATIONAL&quot;);&quot;,&quot;))">
            <text:p/>
          </table:table-cell>
          <table:table-cell table:formula="of:=IF(LEN(TRIM([CulturesData.AH9]))=0;&quot;&quot;;CONCATENATE([CulturesData.AH$1];SUBSTITUTE(SUBSTITUTE(SUBSTITUTE([CulturesData.AH9];&quot;e&quot;;&quot;EVERYMAN&quot;);&quot;r&quot;;&quot;RESTRICTED&quot;);&quot;o&quot;;&quot;OCCUPATIONAL&quot;);&quot;,&quot;))" office:value-type="string" office:string-value="S168=2,">
            <text:p>S168=2,</text:p>
          </table:table-cell>
          <table:table-cell table:formula="of:=IF(LEN(TRIM([CulturesData.AI9]))=0;&quot;&quot;;CONCATENATE([CulturesData.AI$1];SUBSTITUTE(SUBSTITUTE(SUBSTITUTE([CulturesData.AI9];&quot;e&quot;;&quot;EVERYMAN&quot;);&quot;r&quot;;&quot;RESTRICTED&quot;);&quot;o&quot;;&quot;OCCUPATIONAL&quot;);&quot;,&quot;))" office:value-type="string" office:string-value="G36=1,">
            <text:p>G36=1,</text:p>
          </table:table-cell>
          <table:table-cell table:formula="of:=IF(LEN(TRIM([CulturesData.AJ9]))=0;&quot;&quot;;CONCATENATE([CulturesData.AJ$1];SUBSTITUTE(SUBSTITUTE(SUBSTITUTE([CulturesData.AJ9];&quot;e&quot;;&quot;EVERYMAN&quot;);&quot;r&quot;;&quot;RESTRICTED&quot;);&quot;o&quot;;&quot;OCCUPATIONAL&quot;);&quot;,&quot;))">
            <text:p/>
          </table:table-cell>
          <table:table-cell table:formula="of:=IF(LEN(TRIM([CulturesData.AK9]))=0;&quot;&quot;;CONCATENATE([CulturesData.AK$1];SUBSTITUTE(SUBSTITUTE(SUBSTITUTE([CulturesData.AK9];&quot;e&quot;;&quot;EVERYMAN&quot;);&quot;r&quot;;&quot;RESTRICTED&quot;);&quot;o&quot;;&quot;OCCUPATIONAL&quot;);&quot;,&quot;))">
            <text:p/>
          </table:table-cell>
          <table:table-cell table:formula="of:=IF(LEN(TRIM([CulturesData.AL9]))=0;&quot;&quot;;CONCATENATE([CulturesData.AL$1];SUBSTITUTE(SUBSTITUTE(SUBSTITUTE([CulturesData.AL9];&quot;e&quot;;&quot;EVERYMAN&quot;);&quot;r&quot;;&quot;RESTRICTED&quot;);&quot;o&quot;;&quot;OCCUPATIONAL&quot;);&quot;,&quot;))">
            <text:p/>
          </table:table-cell>
          <table:table-cell table:formula="of:=IF(LEN(TRIM([CulturesData.AM9]))=0;&quot;&quot;;CONCATENATE([CulturesData.AM$1];SUBSTITUTE(SUBSTITUTE(SUBSTITUTE([CulturesData.AM9];&quot;e&quot;;&quot;EVERYMAN&quot;);&quot;r&quot;;&quot;RESTRICTED&quot;);&quot;o&quot;;&quot;OCCUPATIONAL&quot;);&quot;,&quot;))">
            <text:p/>
          </table:table-cell>
          <table:table-cell table:formula="of:=IF(LEN(TRIM([CulturesData.AN9]))=0;&quot;&quot;;CONCATENATE([CulturesData.AN$1];SUBSTITUTE(SUBSTITUTE(SUBSTITUTE([CulturesData.AN9];&quot;e&quot;;&quot;EVERYMAN&quot;);&quot;r&quot;;&quot;RESTRICTED&quot;);&quot;o&quot;;&quot;OCCUPATIONAL&quot;);&quot;,&quot;))" office:value-type="string" office:string-value="S155=RESTRICTED,">
            <text:p>S155=RESTRICTED,</text:p>
          </table:table-cell>
          <table:table-cell table:formula="of:=IF(LEN(TRIM([CulturesData.AO9]))=0;&quot;&quot;;CONCATENATE([CulturesData.AO$1];SUBSTITUTE(SUBSTITUTE(SUBSTITUTE([CulturesData.AO9];&quot;e&quot;;&quot;EVERYMAN&quot;);&quot;r&quot;;&quot;RESTRICTED&quot;);&quot;o&quot;;&quot;OCCUPATIONAL&quot;);&quot;,&quot;))" office:value-type="string" office:string-value="S154=RESTRICTED,">
            <text:p>S154=RESTRICTED,</text:p>
          </table:table-cell>
          <table:table-cell table:formula="of:=IF(LEN(TRIM([CulturesData.AP9]))=0;&quot;&quot;;CONCATENATE([CulturesData.AP$1];SUBSTITUTE(SUBSTITUTE(SUBSTITUTE([CulturesData.AP9];&quot;e&quot;;&quot;EVERYMAN&quot;);&quot;r&quot;;&quot;RESTRICTED&quot;);&quot;o&quot;;&quot;OCCUPATIONAL&quot;);&quot;,&quot;))" office:value-type="string" office:string-value="S64=3,">
            <text:p>S64=3,</text:p>
          </table:table-cell>
          <table:table-cell table:formula="of:=IF(LEN(TRIM([CulturesData.AQ9]))=0;&quot;&quot;;CONCATENATE([CulturesData.AQ$1];SUBSTITUTE(SUBSTITUTE(SUBSTITUTE([CulturesData.AQ9];&quot;e&quot;;&quot;EVERYMAN&quot;);&quot;r&quot;;&quot;RESTRICTED&quot;);&quot;o&quot;;&quot;OCCUPATIONAL&quot;);&quot;,&quot;))">
            <text:p/>
          </table:table-cell>
          <table:table-cell table:formula="of:=IF(LEN(TRIM([CulturesData.AR9]))=0;&quot;&quot;;CONCATENATE([CulturesData.AR$1];SUBSTITUTE(SUBSTITUTE(SUBSTITUTE([CulturesData.AR9];&quot;e&quot;;&quot;EVERYMAN&quot;);&quot;r&quot;;&quot;RESTRICTED&quot;);&quot;o&quot;;&quot;OCCUPATIONAL&quot;);&quot;,&quot;))" office:value-type="string" office:string-value="S503=RESTRICTED,">
            <text:p>S503=RESTRICTED,</text:p>
          </table:table-cell>
          <table:table-cell table:formula="of:=IF(LEN(TRIM([CulturesData.AS9]))=0;&quot;&quot;;CONCATENATE([CulturesData.AS$1];SUBSTITUTE(SUBSTITUTE(SUBSTITUTE([CulturesData.AS9];&quot;e&quot;;&quot;EVERYMAN&quot;);&quot;r&quot;;&quot;RESTRICTED&quot;);&quot;o&quot;;&quot;OCCUPATIONAL&quot;);&quot;,&quot;))" office:value-type="string" office:string-value="S504=RESTRICTED,">
            <text:p>S504=RESTRICTED,</text:p>
          </table:table-cell>
          <table:table-cell table:formula="of:=IF(LEN(TRIM([CulturesData.AT9]))=0;&quot;&quot;;CONCATENATE([CulturesData.AT$1];SUBSTITUTE(SUBSTITUTE(SUBSTITUTE([CulturesData.AT9];&quot;e&quot;;&quot;EVERYMAN&quot;);&quot;r&quot;;&quot;RESTRICTED&quot;);&quot;o&quot;;&quot;OCCUPATIONAL&quot;);&quot;,&quot;))" office:value-type="string" office:string-value="S53=RESTRICTED,">
            <text:p>S53=RESTRICTED,</text:p>
          </table:table-cell>
          <table:table-cell table:formula="of:=IF(LEN(TRIM([CulturesData.AU9]))=0;&quot;&quot;;CONCATENATE([CulturesData.AU$1];SUBSTITUTE(SUBSTITUTE(SUBSTITUTE([CulturesData.AU9];&quot;e&quot;;&quot;EVERYMAN&quot;);&quot;r&quot;;&quot;RESTRICTED&quot;);&quot;o&quot;;&quot;OCCUPATIONAL&quot;);&quot;,&quot;))" office:value-type="string" office:string-value="S54=RESTRICTED,">
            <text:p>S54=RESTRICTED,</text:p>
          </table:table-cell>
          <table:table-cell table:formula="of:=IF(LEN(TRIM([CulturesData.AV9]))=0;&quot;&quot;;CONCATENATE([CulturesData.AV$1];SUBSTITUTE(SUBSTITUTE(SUBSTITUTE([CulturesData.AV9];&quot;e&quot;;&quot;EVERYMAN&quot;);&quot;r&quot;;&quot;RESTRICTED&quot;);&quot;o&quot;;&quot;OCCUPATIONAL&quot;);&quot;,&quot;))" office:value-type="string" office:string-value="G8=3,">
            <text:p>G8=3,</text:p>
          </table:table-cell>
          <table:table-cell table:formula="of:=IF(LEN(TRIM([CulturesData.AW9]))=0;&quot;&quot;;CONCATENATE([CulturesData.AW$1];SUBSTITUTE(SUBSTITUTE(SUBSTITUTE([CulturesData.AW9];&quot;e&quot;;&quot;EVERYMAN&quot;);&quot;r&quot;;&quot;RESTRICTED&quot;);&quot;o&quot;;&quot;OCCUPATIONAL&quot;);&quot;,&quot;))">
            <text:p/>
          </table:table-cell>
          <table:table-cell table:formula="of:=IF(LEN(TRIM([CulturesData.AX9]))=0;&quot;&quot;;CONCATENATE([CulturesData.AX$1];SUBSTITUTE(SUBSTITUTE(SUBSTITUTE([CulturesData.AX9];&quot;e&quot;;&quot;EVERYMAN&quot;);&quot;r&quot;;&quot;RESTRICTED&quot;);&quot;o&quot;;&quot;OCCUPATIONAL&quot;);&quot;,&quot;))">
            <text:p/>
          </table:table-cell>
          <table:table-cell table:formula="of:=IF(LEN(TRIM([CulturesData.AY9]))=0;&quot;&quot;;CONCATENATE([CulturesData.AY$1];SUBSTITUTE(SUBSTITUTE(SUBSTITUTE([CulturesData.AY9];&quot;e&quot;;&quot;EVERYMAN&quot;);&quot;r&quot;;&quot;RESTRICTED&quot;);&quot;o&quot;;&quot;OCCUPATIONAL&quot;);&quot;,&quot;))" office:value-type="string" office:string-value="S465=8,">
            <text:p>S465=8,</text:p>
          </table:table-cell>
          <table:table-cell table:formula="of:=IF(LEN(TRIM([CulturesData.AZ9]))=0;&quot;&quot;;CONCATENATE([CulturesData.AZ$1];SUBSTITUTE(SUBSTITUTE(SUBSTITUTE([CulturesData.AZ9];&quot;e&quot;;&quot;EVERYMAN&quot;);&quot;r&quot;;&quot;RESTRICTED&quot;);&quot;o&quot;;&quot;OCCUPATIONAL&quot;);&quot;,&quot;))" office:value-type="string" office:string-value="S466=6,">
            <text:p>S466=6,</text:p>
          </table:table-cell>
          <table:table-cell table:formula="of:=IF(LEN(TRIM([CulturesData.BA9]))=0;&quot;&quot;;CONCATENATE([CulturesData.BA$1];SUBSTITUTE(SUBSTITUTE(SUBSTITUTE([CulturesData.BA9];&quot;e&quot;;&quot;EVERYMAN&quot;);&quot;r&quot;;&quot;RESTRICTED&quot;);&quot;o&quot;;&quot;OCCUPATIONAL&quot;);&quot;,&quot;))">
            <text:p/>
          </table:table-cell>
          <table:table-cell table:formula="of:=IF(LEN(TRIM([CulturesData.BB9]))=0;&quot;&quot;;CONCATENATE([CulturesData.BB$1];SUBSTITUTE(SUBSTITUTE(SUBSTITUTE([CulturesData.BB9];&quot;e&quot;;&quot;EVERYMAN&quot;);&quot;r&quot;;&quot;RESTRICTED&quot;);&quot;o&quot;;&quot;OCCUPATIONAL&quot;);&quot;,&quot;))">
            <text:p/>
          </table:table-cell>
          <table:table-cell table:formula="of:=IF(LEN(TRIM([CulturesData.BC9]))=0;&quot;&quot;;CONCATENATE([CulturesData.BC$1];SUBSTITUTE(SUBSTITUTE(SUBSTITUTE([CulturesData.BC9];&quot;e&quot;;&quot;EVERYMAN&quot;);&quot;r&quot;;&quot;RESTRICTED&quot;);&quot;o&quot;;&quot;OCCUPATIONAL&quot;);&quot;,&quot;))">
            <text:p/>
          </table:table-cell>
          <table:table-cell table:formula="of:=IF(LEN(TRIM([CulturesData.BD9]))=0;&quot;&quot;;CONCATENATE([CulturesData.BD$1];SUBSTITUTE(SUBSTITUTE(SUBSTITUTE([CulturesData.BD9];&quot;e&quot;;&quot;EVERYMAN&quot;);&quot;r&quot;;&quot;RESTRICTED&quot;);&quot;o&quot;;&quot;OCCUPATIONAL&quot;);&quot;,&quot;))">
            <text:p/>
          </table:table-cell>
          <table:table-cell table:formula="of:=IF(LEN(TRIM([CulturesData.BE9]))=0;&quot;&quot;;CONCATENATE([CulturesData.BE$1];SUBSTITUTE(SUBSTITUTE(SUBSTITUTE([CulturesData.BE9];&quot;e&quot;;&quot;EVERYMAN&quot;);&quot;r&quot;;&quot;RESTRICTED&quot;);&quot;o&quot;;&quot;OCCUPATIONAL&quot;);&quot;,&quot;))" office:value-type="string" office:string-value="S471=6,">
            <text:p>S471=6,</text:p>
          </table:table-cell>
          <table:table-cell table:formula="of:=IF(LEN(TRIM([CulturesData.BF9]))=0;&quot;&quot;;CONCATENATE([CulturesData.BF$1];SUBSTITUTE(SUBSTITUTE(SUBSTITUTE([CulturesData.BF9];&quot;e&quot;;&quot;EVERYMAN&quot;);&quot;r&quot;;&quot;RESTRICTED&quot;);&quot;o&quot;;&quot;OCCUPATIONAL&quot;);&quot;,&quot;))" office:value-type="string" office:string-value="S472=6,">
            <text:p>S472=6,</text:p>
          </table:table-cell>
          <table:table-cell table:formula="of:=IF(LEN(TRIM([CulturesData.BG9]))=0;&quot;&quot;;CONCATENATE([CulturesData.BG$1];SUBSTITUTE(SUBSTITUTE(SUBSTITUTE([CulturesData.BG9];&quot;e&quot;;&quot;EVERYMAN&quot;);&quot;r&quot;;&quot;RESTRICTED&quot;);&quot;o&quot;;&quot;OCCUPATIONAL&quot;);&quot;,&quot;))" office:value-type="string" office:string-value="S473=2,">
            <text:p>S473=2,</text:p>
          </table:table-cell>
          <table:table-cell table:formula="of:=IF(LEN(TRIM([CulturesData.BH9]))=0;&quot;&quot;;CONCATENATE([CulturesData.BH$1];SUBSTITUTE(SUBSTITUTE(SUBSTITUTE([CulturesData.BH9];&quot;e&quot;;&quot;EVERYMAN&quot;);&quot;r&quot;;&quot;RESTRICTED&quot;);&quot;o&quot;;&quot;OCCUPATIONAL&quot;);&quot;,&quot;))" office:value-type="string" office:string-value="S474=2,">
            <text:p>S474=2,</text:p>
          </table:table-cell>
          <table:table-cell table:formula="of:=IF(LEN(TRIM([CulturesData.BI9]))=0;&quot;&quot;;CONCATENATE([CulturesData.BI$1];SUBSTITUTE(SUBSTITUTE(SUBSTITUTE([CulturesData.BI9];&quot;e&quot;;&quot;EVERYMAN&quot;);&quot;r&quot;;&quot;RESTRICTED&quot;);&quot;o&quot;;&quot;OCCUPATIONAL&quot;);&quot;,&quot;))" office:value-type="string" office:string-value="S475=8,">
            <text:p>S475=8,</text:p>
          </table:table-cell>
          <table:table-cell table:formula="of:=IF(LEN(TRIM([CulturesData.BJ9]))=0;&quot;&quot;;CONCATENATE([CulturesData.BJ$1];SUBSTITUTE(SUBSTITUTE(SUBSTITUTE([CulturesData.BJ9];&quot;e&quot;;&quot;EVERYMAN&quot;);&quot;r&quot;;&quot;RESTRICTED&quot;);&quot;o&quot;;&quot;OCCUPATIONAL&quot;);&quot;,&quot;))" office:value-type="string" office:string-value="S476=6,">
            <text:p>S476=6,</text:p>
          </table:table-cell>
          <table:table-cell table:formula="of:=IF(LEN(TRIM([CulturesData.BK9]))=0;&quot;&quot;;CONCATENATE([CulturesData.BK$1];SUBSTITUTE(SUBSTITUTE(SUBSTITUTE([CulturesData.BK9];&quot;e&quot;;&quot;EVERYMAN&quot;);&quot;r&quot;;&quot;RESTRICTED&quot;);&quot;o&quot;;&quot;OCCUPATIONAL&quot;);&quot;,&quot;))">
            <text:p/>
          </table:table-cell>
          <table:table-cell table:formula="of:=IF(LEN(TRIM([CulturesData.BL9]))=0;&quot;&quot;;CONCATENATE([CulturesData.BL$1];SUBSTITUTE(SUBSTITUTE(SUBSTITUTE([CulturesData.BL9];&quot;e&quot;;&quot;EVERYMAN&quot;);&quot;r&quot;;&quot;RESTRICTED&quot;);&quot;o&quot;;&quot;OCCUPATIONAL&quot;);&quot;,&quot;))">
            <text:p/>
          </table:table-cell>
          <table:table-cell table:formula="of:=IF(LEN(TRIM([CulturesData.BM9]))=0;&quot;&quot;;CONCATENATE([CulturesData.BM$1];SUBSTITUTE(SUBSTITUTE(SUBSTITUTE([CulturesData.BM9];&quot;e&quot;;&quot;EVERYMAN&quot;);&quot;r&quot;;&quot;RESTRICTED&quot;);&quot;o&quot;;&quot;OCCUPATIONAL&quot;);&quot;,&quot;))">
            <text:p/>
          </table:table-cell>
          <table:table-cell table:formula="of:=IF(LEN(TRIM([CulturesData.BN9]))=0;&quot;&quot;;CONCATENATE([CulturesData.BN$1];SUBSTITUTE(SUBSTITUTE(SUBSTITUTE([CulturesData.BN9];&quot;e&quot;;&quot;EVERYMAN&quot;);&quot;r&quot;;&quot;RESTRICTED&quot;);&quot;o&quot;;&quot;OCCUPATIONAL&quot;);&quot;,&quot;))">
            <text:p/>
          </table:table-cell>
          <table:table-cell table:formula="of:=IF(LEN(TRIM([CulturesData.BO9]))=0;&quot;&quot;;CONCATENATE([CulturesData.BO$1];SUBSTITUTE(SUBSTITUTE(SUBSTITUTE([CulturesData.BO9];&quot;e&quot;;&quot;EVERYMAN&quot;);&quot;r&quot;;&quot;RESTRICTED&quot;);&quot;o&quot;;&quot;OCCUPATIONAL&quot;);&quot;,&quot;))">
            <text:p/>
          </table:table-cell>
          <table:table-cell table:formula="of:=IF(LEN(TRIM([CulturesData.BP9]))=0;&quot;&quot;;CONCATENATE([CulturesData.BP$1];SUBSTITUTE(SUBSTITUTE(SUBSTITUTE([CulturesData.BP9];&quot;e&quot;;&quot;EVERYMAN&quot;);&quot;r&quot;;&quot;RESTRICTED&quot;);&quot;o&quot;;&quot;OCCUPATIONAL&quot;);&quot;,&quot;))">
            <text:p/>
          </table:table-cell>
          <table:table-cell table:formula="of:=IF(LEN(TRIM([CulturesData.BQ9]))=0;&quot;&quot;;CONCATENATE([CulturesData.BQ$1];SUBSTITUTE(SUBSTITUTE(SUBSTITUTE([CulturesData.BQ9];&quot;e&quot;;&quot;EVERYMAN&quot;);&quot;r&quot;;&quot;RESTRICTED&quot;);&quot;o&quot;;&quot;OCCUPATIONAL&quot;);&quot;,&quot;))">
            <text:p/>
          </table:table-cell>
          <table:table-cell table:formula="of:=IF(LEN(TRIM([CulturesData.BR9]))=0;&quot;&quot;;CONCATENATE([CulturesData.BR$1];SUBSTITUTE(SUBSTITUTE(SUBSTITUTE([CulturesData.BR9];&quot;e&quot;;&quot;EVERYMAN&quot;);&quot;r&quot;;&quot;RESTRICTED&quot;);&quot;o&quot;;&quot;OCCUPATIONAL&quot;);&quot;,&quot;))">
            <text:p/>
          </table:table-cell>
          <table:table-cell table:formula="of:=IF(LEN(TRIM([CulturesData.BS9]))=0;&quot;&quot;;CONCATENATE([CulturesData.BS$1];SUBSTITUTE(SUBSTITUTE(SUBSTITUTE([CulturesData.BS9];&quot;e&quot;;&quot;EVERYMAN&quot;);&quot;r&quot;;&quot;RESTRICTED&quot;);&quot;o&quot;;&quot;OCCUPATIONAL&quot;);&quot;,&quot;))">
            <text:p/>
          </table:table-cell>
          <table:table-cell table:formula="of:=IF(LEN(TRIM([CulturesData.BT9]))=0;&quot;&quot;;CONCATENATE([CulturesData.BT$1];SUBSTITUTE(SUBSTITUTE(SUBSTITUTE([CulturesData.BT9];&quot;e&quot;;&quot;EVERYMAN&quot;);&quot;r&quot;;&quot;RESTRICTED&quot;);&quot;o&quot;;&quot;OCCUPATIONAL&quot;);&quot;,&quot;))">
            <text:p/>
          </table:table-cell>
          <table:table-cell table:formula="of:=IF(LEN(TRIM([CulturesData.BU9]))=0;&quot;&quot;;CONCATENATE([CulturesData.BU$1];SUBSTITUTE(SUBSTITUTE(SUBSTITUTE([CulturesData.BU9];&quot;e&quot;;&quot;EVERYMAN&quot;);&quot;r&quot;;&quot;RESTRICTED&quot;);&quot;o&quot;;&quot;OCCUPATIONAL&quot;);&quot;,&quot;))">
            <text:p/>
          </table:table-cell>
          <table:table-cell table:formula="of:=IF(LEN(TRIM([CulturesData.BV9]))=0;&quot;&quot;;CONCATENATE([CulturesData.BV$1];SUBSTITUTE(SUBSTITUTE(SUBSTITUTE([CulturesData.BV9];&quot;e&quot;;&quot;EVERYMAN&quot;);&quot;r&quot;;&quot;RESTRICTED&quot;);&quot;o&quot;;&quot;OCCUPATIONAL&quot;);&quot;,&quot;))">
            <text:p/>
          </table:table-cell>
          <table:table-cell table:formula="of:=IF(LEN(TRIM([CulturesData.BW9]))=0;&quot;&quot;;CONCATENATE([CulturesData.BW$1];SUBSTITUTE(SUBSTITUTE(SUBSTITUTE([CulturesData.BW9];&quot;e&quot;;&quot;EVERYMAN&quot;);&quot;r&quot;;&quot;RESTRICTED&quot;);&quot;o&quot;;&quot;OCCUPATIONAL&quot;);&quot;,&quot;))">
            <text:p/>
          </table:table-cell>
          <table:table-cell table:formula="of:=IF(LEN(TRIM([CulturesData.BX9]))=0;&quot;&quot;;CONCATENATE([CulturesData.BX$1];SUBSTITUTE(SUBSTITUTE(SUBSTITUTE([CulturesData.BX9];&quot;e&quot;;&quot;EVERYMAN&quot;);&quot;r&quot;;&quot;RESTRICTED&quot;);&quot;o&quot;;&quot;OCCUPATIONAL&quot;);&quot;,&quot;))">
            <text:p/>
          </table:table-cell>
          <table:table-cell table:formula="of:=IF(LEN(TRIM([CulturesData.BY9]))=0;&quot;&quot;;CONCATENATE([CulturesData.BY$1];SUBSTITUTE(SUBSTITUTE(SUBSTITUTE([CulturesData.BY9];&quot;e&quot;;&quot;EVERYMAN&quot;);&quot;r&quot;;&quot;RESTRICTED&quot;);&quot;o&quot;;&quot;OCCUPATIONAL&quot;);&quot;,&quot;))">
            <text:p/>
          </table:table-cell>
          <table:table-cell table:formula="of:=IF(LEN(TRIM([CulturesData.BZ9]))=0;&quot;&quot;;CONCATENATE([CulturesData.BZ$1];SUBSTITUTE(SUBSTITUTE(SUBSTITUTE([CulturesData.BZ9];&quot;e&quot;;&quot;EVERYMAN&quot;);&quot;r&quot;;&quot;RESTRICTED&quot;);&quot;o&quot;;&quot;OCCUPATIONAL&quot;);&quot;,&quot;))">
            <text:p/>
          </table:table-cell>
          <table:table-cell table:formula="of:=IF(LEN(TRIM([CulturesData.CA9]))=0;&quot;&quot;;CONCATENATE([CulturesData.CA$1];SUBSTITUTE(SUBSTITUTE(SUBSTITUTE([CulturesData.CA9];&quot;e&quot;;&quot;EVERYMAN&quot;);&quot;r&quot;;&quot;RESTRICTED&quot;);&quot;o&quot;;&quot;OCCUPATIONAL&quot;);&quot;,&quot;))">
            <text:p/>
          </table:table-cell>
          <table:table-cell table:formula="of:=IF(LEN(TRIM([CulturesData.CB9]))=0;&quot;&quot;;CONCATENATE([CulturesData.CB$1];SUBSTITUTE(SUBSTITUTE(SUBSTITUTE([CulturesData.CB9];&quot;e&quot;;&quot;EVERYMAN&quot;);&quot;r&quot;;&quot;RESTRICTED&quot;);&quot;o&quot;;&quot;OCCUPATIONAL&quot;);&quot;,&quot;))">
            <text:p/>
          </table:table-cell>
          <table:table-cell table:formula="of:=IF(LEN(TRIM([CulturesData.CC9]))=0;&quot;&quot;;CONCATENATE([CulturesData.CC$1];SUBSTITUTE(SUBSTITUTE(SUBSTITUTE([CulturesData.CC9];&quot;e&quot;;&quot;EVERYMAN&quot;);&quot;r&quot;;&quot;RESTRICTED&quot;);&quot;o&quot;;&quot;OCCUPATIONAL&quot;);&quot;,&quot;))">
            <text:p/>
          </table:table-cell>
          <table:table-cell table:formula="of:=IF(LEN(TRIM([CulturesData.CD9]))=0;&quot;&quot;;CONCATENATE([CulturesData.CD$1];SUBSTITUTE(SUBSTITUTE(SUBSTITUTE([CulturesData.CD9];&quot;e&quot;;&quot;EVERYMAN&quot;);&quot;r&quot;;&quot;RESTRICTED&quot;);&quot;o&quot;;&quot;OCCUPATIONAL&quot;);&quot;,&quot;))">
            <text:p/>
          </table:table-cell>
          <table:table-cell table:formula="of:=IF(LEN(TRIM([CulturesData.CE9]))=0;&quot;&quot;;CONCATENATE([CulturesData.CE$1];SUBSTITUTE(SUBSTITUTE(SUBSTITUTE([CulturesData.CE9];&quot;e&quot;;&quot;EVERYMAN&quot;);&quot;r&quot;;&quot;RESTRICTED&quot;);&quot;o&quot;;&quot;OCCUPATIONAL&quot;);&quot;,&quot;))">
            <text:p/>
          </table:table-cell>
          <table:table-cell table:formula="of:=IF(LEN(TRIM([CulturesData.CF9]))=0;&quot;&quot;;CONCATENATE([CulturesData.CF$1];SUBSTITUTE(SUBSTITUTE(SUBSTITUTE([CulturesData.CF9];&quot;e&quot;;&quot;EVERYMAN&quot;);&quot;r&quot;;&quot;RESTRICTED&quot;);&quot;o&quot;;&quot;OCCUPATIONAL&quot;);&quot;,&quot;))">
            <text:p/>
          </table:table-cell>
          <table:table-cell table:formula="of:=IF(LEN(TRIM([CulturesData.CG9]))=0;&quot;&quot;;CONCATENATE([CulturesData.CG$1];SUBSTITUTE(SUBSTITUTE(SUBSTITUTE([CulturesData.CG9];&quot;e&quot;;&quot;EVERYMAN&quot;);&quot;r&quot;;&quot;RESTRICTED&quot;);&quot;o&quot;;&quot;OCCUPATIONAL&quot;);&quot;,&quot;))">
            <text:p/>
          </table:table-cell>
          <table:table-cell table:formula="of:=IF(LEN(TRIM([CulturesData.CH9]))=0;&quot;&quot;;CONCATENATE([CulturesData.CH$1];SUBSTITUTE(SUBSTITUTE(SUBSTITUTE([CulturesData.CH9];&quot;e&quot;;&quot;EVERYMAN&quot;);&quot;r&quot;;&quot;RESTRICTED&quot;);&quot;o&quot;;&quot;OCCUPATIONAL&quot;);&quot;,&quot;))">
            <text:p/>
          </table:table-cell>
          <table:table-cell table:formula="of:=IF(LEN(TRIM([CulturesData.CI9]))=0;&quot;&quot;;CONCATENATE([CulturesData.CI$1];SUBSTITUTE(SUBSTITUTE(SUBSTITUTE([CulturesData.CI9];&quot;e&quot;;&quot;EVERYMAN&quot;);&quot;r&quot;;&quot;RESTRICTED&quot;);&quot;o&quot;;&quot;OCCUPATIONAL&quot;);&quot;,&quot;))">
            <text:p/>
          </table:table-cell>
          <table:table-cell table:formula="of:=IF(LEN(TRIM([CulturesData.CJ9]))=0;&quot;&quot;;CONCATENATE([CulturesData.CJ$1];SUBSTITUTE(SUBSTITUTE(SUBSTITUTE([CulturesData.CJ9];&quot;e&quot;;&quot;EVERYMAN&quot;);&quot;r&quot;;&quot;RESTRICTED&quot;);&quot;o&quot;;&quot;OCCUPATIONAL&quot;);&quot;,&quot;))">
            <text:p/>
          </table:table-cell>
          <table:table-cell table:formula="of:=IF(LEN(TRIM([CulturesData.CK9]))=0;&quot;&quot;;CONCATENATE([CulturesData.CK$1];SUBSTITUTE(SUBSTITUTE(SUBSTITUTE([CulturesData.CK9];&quot;e&quot;;&quot;EVERYMAN&quot;);&quot;r&quot;;&quot;RESTRICTED&quot;);&quot;o&quot;;&quot;OCCUPATIONAL&quot;);&quot;,&quot;))" office:value-type="string" office:string-value="S61=RESTRICTED,">
            <text:p>S61=RESTRICTED,</text:p>
          </table:table-cell>
          <table:table-cell table:formula="of:=IF(LEN(TRIM([CulturesData.CL9]))=0;&quot;&quot;;CONCATENATE([CulturesData.CL$1];SUBSTITUTE(SUBSTITUTE(SUBSTITUTE([CulturesData.CL9];&quot;e&quot;;&quot;EVERYMAN&quot;);&quot;r&quot;;&quot;RESTRICTED&quot;);&quot;o&quot;;&quot;OCCUPATIONAL&quot;);&quot;,&quot;))">
            <text:p/>
          </table:table-cell>
          <table:table-cell table:formula="of:=IF(LEN(TRIM([CulturesData.CM9]))=0;&quot;&quot;;CONCATENATE([CulturesData.CM$1];SUBSTITUTE(SUBSTITUTE(SUBSTITUTE([CulturesData.CM9];&quot;e&quot;;&quot;EVERYMAN&quot;);&quot;r&quot;;&quot;RESTRICTED&quot;);&quot;o&quot;;&quot;OCCUPATIONAL&quot;);&quot;,&quot;))">
            <text:p/>
          </table:table-cell>
          <table:table-cell table:formula="of:=IF(LEN(TRIM([CulturesData.CN9]))=0;&quot;&quot;;CONCATENATE([CulturesData.CN$1];SUBSTITUTE(SUBSTITUTE(SUBSTITUTE([CulturesData.CN9];&quot;e&quot;;&quot;EVERYMAN&quot;);&quot;r&quot;;&quot;RESTRICTED&quot;);&quot;o&quot;;&quot;OCCUPATIONAL&quot;);&quot;,&quot;))">
            <text:p/>
          </table:table-cell>
          <table:table-cell table:formula="of:=IF(LEN(TRIM([CulturesData.CO9]))=0;&quot;&quot;;CONCATENATE([CulturesData.CO$1];SUBSTITUTE(SUBSTITUTE(SUBSTITUTE([CulturesData.CO9];&quot;e&quot;;&quot;EVERYMAN&quot;);&quot;r&quot;;&quot;RESTRICTED&quot;);&quot;o&quot;;&quot;OCCUPATIONAL&quot;);&quot;,&quot;))">
            <text:p/>
          </table:table-cell>
          <table:table-cell table:formula="of:=IF(LEN(TRIM([CulturesData.CP9]))=0;&quot;&quot;;CONCATENATE([CulturesData.CP$1];SUBSTITUTE(SUBSTITUTE(SUBSTITUTE([CulturesData.CP9];&quot;e&quot;;&quot;EVERYMAN&quot;);&quot;r&quot;;&quot;RESTRICTED&quot;);&quot;o&quot;;&quot;OCCUPATIONAL&quot;);&quot;,&quot;))">
            <text:p/>
          </table:table-cell>
          <table:table-cell table:formula="of:=IF(LEN(TRIM([CulturesData.CQ9]))=0;&quot;&quot;;CONCATENATE([CulturesData.CQ$1];SUBSTITUTE(SUBSTITUTE(SUBSTITUTE([CulturesData.CQ9];&quot;e&quot;;&quot;EVERYMAN&quot;);&quot;r&quot;;&quot;RESTRICTED&quot;);&quot;o&quot;;&quot;OCCUPATIONAL&quot;);&quot;,&quot;))">
            <text:p/>
          </table:table-cell>
          <table:table-cell table:formula="of:=IF(LEN(TRIM([CulturesData.CR9]))=0;&quot;&quot;;CONCATENATE([CulturesData.CR$1];SUBSTITUTE(SUBSTITUTE(SUBSTITUTE([CulturesData.CR9];&quot;e&quot;;&quot;EVERYMAN&quot;);&quot;r&quot;;&quot;RESTRICTED&quot;);&quot;o&quot;;&quot;OCCUPATIONAL&quot;);&quot;,&quot;))">
            <text:p/>
          </table:table-cell>
          <table:table-cell table:formula="of:=IF(LEN(TRIM([CulturesData.CS9]))=0;&quot;&quot;;CONCATENATE([CulturesData.CS$1];SUBSTITUTE(SUBSTITUTE(SUBSTITUTE([CulturesData.CS9];&quot;e&quot;;&quot;EVERYMAN&quot;);&quot;r&quot;;&quot;RESTRICTED&quot;);&quot;o&quot;;&quot;OCCUPATIONAL&quot;);&quot;,&quot;))">
            <text:p/>
          </table:table-cell>
          <table:table-cell table:formula="of:=IF(LEN(TRIM([CulturesData.CT9]))=0;&quot;&quot;;CONCATENATE([CulturesData.CT$1];SUBSTITUTE(SUBSTITUTE(SUBSTITUTE([CulturesData.CT9];&quot;e&quot;;&quot;EVERYMAN&quot;);&quot;r&quot;;&quot;RESTRICTED&quot;);&quot;o&quot;;&quot;OCCUPATIONAL&quot;);&quot;,&quot;))">
            <text:p/>
          </table:table-cell>
          <table:table-cell table:formula="of:=IF(LEN(TRIM([CulturesData.CU9]))=0;&quot;&quot;;CONCATENATE([CulturesData.CU$1];SUBSTITUTE(SUBSTITUTE(SUBSTITUTE([CulturesData.CU9];&quot;e&quot;;&quot;EVERYMAN&quot;);&quot;r&quot;;&quot;RESTRICTED&quot;);&quot;o&quot;;&quot;OCCUPATIONAL&quot;);&quot;,&quot;))">
            <text:p/>
          </table:table-cell>
          <table:table-cell table:formula="of:=IF(LEN(TRIM([CulturesData.CV9]))=0;&quot;&quot;;CONCATENATE([CulturesData.CV$1];SUBSTITUTE(SUBSTITUTE(SUBSTITUTE([CulturesData.CV9];&quot;e&quot;;&quot;EVERYMAN&quot;);&quot;r&quot;;&quot;RESTRICTED&quot;);&quot;o&quot;;&quot;OCCUPATIONAL&quot;);&quot;,&quot;))">
            <text:p/>
          </table:table-cell>
          <table:table-cell table:formula="of:=IF(LEN(TRIM([CulturesData.CW9]))=0;&quot;&quot;;CONCATENATE([CulturesData.CW$1];SUBSTITUTE(SUBSTITUTE(SUBSTITUTE([CulturesData.CW9];&quot;e&quot;;&quot;EVERYMAN&quot;);&quot;r&quot;;&quot;RESTRICTED&quot;);&quot;o&quot;;&quot;OCCUPATIONAL&quot;);&quot;,&quot;))">
            <text:p/>
          </table:table-cell>
          <table:table-cell table:formula="of:=IF(LEN(TRIM([CulturesData.CX9]))=0;&quot;&quot;;CONCATENATE([CulturesData.CX$1];SUBSTITUTE(SUBSTITUTE(SUBSTITUTE([CulturesData.CX9];&quot;e&quot;;&quot;EVERYMAN&quot;);&quot;r&quot;;&quot;RESTRICTED&quot;);&quot;o&quot;;&quot;OCCUPATIONAL&quot;);&quot;,&quot;))">
            <text:p/>
          </table:table-cell>
          <table:table-cell table:formula="of:=IF(LEN(TRIM([CulturesData.CY9]))=0;&quot;&quot;;CONCATENATE([CulturesData.CY$1];SUBSTITUTE(SUBSTITUTE(SUBSTITUTE([CulturesData.CY9];&quot;e&quot;;&quot;EVERYMAN&quot;);&quot;r&quot;;&quot;RESTRICTED&quot;);&quot;o&quot;;&quot;OCCUPATIONAL&quot;);&quot;,&quot;))">
            <text:p/>
          </table:table-cell>
          <table:table-cell table:formula="of:=IF(LEN(TRIM([CulturesData.CZ9]))=0;&quot;&quot;;CONCATENATE([CulturesData.CZ$1];SUBSTITUTE(SUBSTITUTE(SUBSTITUTE([CulturesData.CZ9];&quot;e&quot;;&quot;EVERYMAN&quot;);&quot;r&quot;;&quot;RESTRICTED&quot;);&quot;o&quot;;&quot;OCCUPATIONAL&quot;);&quot;,&quot;))">
            <text:p/>
          </table:table-cell>
          <table:table-cell table:formula="of:=IF(LEN(TRIM([CulturesData.DA9]))=0;&quot;&quot;;CONCATENATE([CulturesData.DA$1];SUBSTITUTE(SUBSTITUTE(SUBSTITUTE([CulturesData.DA9];&quot;e&quot;;&quot;EVERYMAN&quot;);&quot;r&quot;;&quot;RESTRICTED&quot;);&quot;o&quot;;&quot;OCCUPATIONAL&quot;);&quot;,&quot;))">
            <text:p/>
          </table:table-cell>
          <table:table-cell table:formula="of:=IF(LEN(TRIM([CulturesData.DB9]))=0;&quot;&quot;;CONCATENATE([CulturesData.DB$1];SUBSTITUTE(SUBSTITUTE(SUBSTITUTE([CulturesData.DB9];&quot;e&quot;;&quot;EVERYMAN&quot;);&quot;r&quot;;&quot;RESTRICTED&quot;);&quot;o&quot;;&quot;OCCUPATIONAL&quot;);&quot;,&quot;))">
            <text:p/>
          </table:table-cell>
          <table:table-cell table:formula="of:=IF(LEN(TRIM([CulturesData.DC9]))=0;&quot;&quot;;CONCATENATE([CulturesData.DC$1];SUBSTITUTE(SUBSTITUTE(SUBSTITUTE([CulturesData.DC9];&quot;e&quot;;&quot;EVERYMAN&quot;);&quot;r&quot;;&quot;RESTRICTED&quot;);&quot;o&quot;;&quot;OCCUPATIONAL&quot;);&quot;,&quot;))">
            <text:p/>
          </table:table-cell>
          <table:table-cell table:formula="of:=IF(LEN(TRIM([CulturesData.DD9]))=0;&quot;&quot;;CONCATENATE([CulturesData.DD$1];SUBSTITUTE(SUBSTITUTE(SUBSTITUTE([CulturesData.DD9];&quot;e&quot;;&quot;EVERYMAN&quot;);&quot;r&quot;;&quot;RESTRICTED&quot;);&quot;o&quot;;&quot;OCCUPATIONAL&quot;);&quot;,&quot;))">
            <text:p/>
          </table:table-cell>
          <table:table-cell table:formula="of:=IF(LEN(TRIM([CulturesData.DE9]))=0;&quot;&quot;;CONCATENATE([CulturesData.DE$1];SUBSTITUTE(SUBSTITUTE(SUBSTITUTE([CulturesData.DE9];&quot;e&quot;;&quot;EVERYMAN&quot;);&quot;r&quot;;&quot;RESTRICTED&quot;);&quot;o&quot;;&quot;OCCUPATIONAL&quot;);&quot;,&quot;))">
            <text:p/>
          </table:table-cell>
          <table:table-cell table:formula="of:=IF(LEN(TRIM([CulturesData.DF9]))=0;&quot;&quot;;CONCATENATE([CulturesData.DF$1];SUBSTITUTE(SUBSTITUTE(SUBSTITUTE([CulturesData.DF9];&quot;e&quot;;&quot;EVERYMAN&quot;);&quot;r&quot;;&quot;RESTRICTED&quot;);&quot;o&quot;;&quot;OCCUPATIONAL&quot;);&quot;,&quot;))" office:value-type="string" office:string-value="G37=3,">
            <text:p>G37=3,</text:p>
          </table:table-cell>
          <table:table-cell table:formula="of:=IF(LEN(TRIM([CulturesData.DG9]))=0;&quot;&quot;;CONCATENATE([CulturesData.DG$1];SUBSTITUTE(SUBSTITUTE(SUBSTITUTE([CulturesData.DG9];&quot;e&quot;;&quot;EVERYMAN&quot;);&quot;r&quot;;&quot;RESTRICTED&quot;);&quot;o&quot;;&quot;OCCUPATIONAL&quot;);&quot;,&quot;))" office:value-type="string" office:string-value="S426=3,">
            <text:p>S426=3,</text:p>
          </table:table-cell>
          <table:table-cell table:formula="of:=IF(LEN(TRIM([CulturesData.DH9]))=0;&quot;&quot;;CONCATENATE([CulturesData.DH$1];SUBSTITUTE(SUBSTITUTE(SUBSTITUTE([CulturesData.DH9];&quot;e&quot;;&quot;EVERYMAN&quot;);&quot;r&quot;;&quot;RESTRICTED&quot;);&quot;o&quot;;&quot;OCCUPATIONAL&quot;);&quot;,&quot;))" office:value-type="string" office:string-value="S339=3,">
            <text:p>S339=3,</text:p>
          </table:table-cell>
          <table:table-cell table:formula="of:=IF(LEN(TRIM([CulturesData.DI9]))=0;&quot;&quot;;CONCATENATE([CulturesData.DI$1];SUBSTITUTE(SUBSTITUTE(SUBSTITUTE([CulturesData.DI9];&quot;e&quot;;&quot;EVERYMAN&quot;);&quot;r&quot;;&quot;RESTRICTED&quot;);&quot;o&quot;;&quot;OCCUPATIONAL&quot;);&quot;,&quot;))">
            <text:p/>
          </table:table-cell>
          <table:table-cell table:formula="of:=IF(LEN(TRIM([CulturesData.DJ9]))=0;&quot;&quot;;CONCATENATE([CulturesData.DJ$1];SUBSTITUTE(SUBSTITUTE(SUBSTITUTE([CulturesData.DJ9];&quot;e&quot;;&quot;EVERYMAN&quot;);&quot;r&quot;;&quot;RESTRICTED&quot;);&quot;o&quot;;&quot;OCCUPATIONAL&quot;);&quot;,&quot;))">
            <text:p/>
          </table:table-cell>
          <table:table-cell table:formula="of:=IF(LEN(TRIM([CulturesData.DK9]))=0;&quot;&quot;;CONCATENATE([CulturesData.DK$1];SUBSTITUTE(SUBSTITUTE(SUBSTITUTE([CulturesData.DK9];&quot;e&quot;;&quot;EVERYMAN&quot;);&quot;r&quot;;&quot;RESTRICTED&quot;);&quot;o&quot;;&quot;OCCUPATIONAL&quot;);&quot;,&quot;))">
            <text:p/>
          </table:table-cell>
          <table:table-cell table:formula="of:=IF(LEN(TRIM([CulturesData.DL9]))=0;&quot;&quot;;CONCATENATE([CulturesData.DL$1];SUBSTITUTE(SUBSTITUTE(SUBSTITUTE([CulturesData.DL9];&quot;e&quot;;&quot;EVERYMAN&quot;);&quot;r&quot;;&quot;RESTRICTED&quot;);&quot;o&quot;;&quot;OCCUPATIONAL&quot;);&quot;,&quot;))">
            <text:p/>
          </table:table-cell>
          <table:table-cell table:formula="of:=IF(LEN(TRIM([CulturesData.DM9]))=0;&quot;&quot;;CONCATENATE([CulturesData.DM$1];SUBSTITUTE(SUBSTITUTE(SUBSTITUTE([CulturesData.DM9];&quot;e&quot;;&quot;EVERYMAN&quot;);&quot;r&quot;;&quot;RESTRICTED&quot;);&quot;o&quot;;&quot;OCCUPATIONAL&quot;);&quot;,&quot;))">
            <text:p/>
          </table:table-cell>
          <table:table-cell table:formula="of:=IF(LEN(TRIM([CulturesData.DN9]))=0;&quot;&quot;;CONCATENATE([CulturesData.DN$1];SUBSTITUTE(SUBSTITUTE(SUBSTITUTE([CulturesData.DN9];&quot;e&quot;;&quot;EVERYMAN&quot;);&quot;r&quot;;&quot;RESTRICTED&quot;);&quot;o&quot;;&quot;OCCUPATIONAL&quot;);&quot;,&quot;))">
            <text:p/>
          </table:table-cell>
          <table:table-cell table:formula="of:=IF(LEN(TRIM([CulturesData.DO9]))=0;&quot;&quot;;CONCATENATE([CulturesData.DO$1];SUBSTITUTE(SUBSTITUTE(SUBSTITUTE([CulturesData.DO9];&quot;e&quot;;&quot;EVERYMAN&quot;);&quot;r&quot;;&quot;RESTRICTED&quot;);&quot;o&quot;;&quot;OCCUPATIONAL&quot;);&quot;,&quot;))" office:value-type="string" office:string-value="S445=RESTRICTED,">
            <text:p>S445=RESTRICTED,</text:p>
          </table:table-cell>
          <table:table-cell table:formula="of:=IF(LEN(TRIM([CulturesData.DP9]))=0;&quot;&quot;;CONCATENATE([CulturesData.DP$1];SUBSTITUTE(SUBSTITUTE(SUBSTITUTE([CulturesData.DP9];&quot;e&quot;;&quot;EVERYMAN&quot;);&quot;r&quot;;&quot;RESTRICTED&quot;);&quot;o&quot;;&quot;OCCUPATIONAL&quot;);&quot;,&quot;))" office:value-type="string" office:string-value="S443=RESTRICTED,">
            <text:p>S443=RESTRICTED,</text:p>
          </table:table-cell>
          <table:table-cell table:formula="of:=IF(LEN(TRIM([CulturesData.DQ9]))=0;&quot;&quot;;CONCATENATE([CulturesData.DQ$1];SUBSTITUTE(SUBSTITUTE(SUBSTITUTE([CulturesData.DQ9];&quot;e&quot;;&quot;EVERYMAN&quot;);&quot;r&quot;;&quot;RESTRICTED&quot;);&quot;o&quot;;&quot;OCCUPATIONAL&quot;);&quot;,&quot;))">
            <text:p/>
          </table:table-cell>
          <table:table-cell table:formula="of:=IF(LEN(TRIM([CulturesData.DR9]))=0;&quot;&quot;;CONCATENATE([CulturesData.DR$1];SUBSTITUTE(SUBSTITUTE(SUBSTITUTE([CulturesData.DR9];&quot;e&quot;;&quot;EVERYMAN&quot;);&quot;r&quot;;&quot;RESTRICTED&quot;);&quot;o&quot;;&quot;OCCUPATIONAL&quot;);&quot;,&quot;))">
            <text:p/>
          </table:table-cell>
          <table:table-cell table:formula="of:=IF(LEN(TRIM([CulturesData.DS9]))=0;&quot;&quot;;CONCATENATE([CulturesData.DS$1];SUBSTITUTE(SUBSTITUTE(SUBSTITUTE([CulturesData.DS9];&quot;e&quot;;&quot;EVERYMAN&quot;);&quot;r&quot;;&quot;RESTRICTED&quot;);&quot;o&quot;;&quot;OCCUPATIONAL&quot;);&quot;,&quot;))" office:value-type="string" office:string-value="S507=RESTRICTED,">
            <text:p>S507=RESTRICTED,</text:p>
          </table:table-cell>
          <table:table-cell table:formula="of:=IF(LEN(TRIM([CulturesData.DT9]))=0;&quot;&quot;;CONCATENATE([CulturesData.DT$1];SUBSTITUTE(SUBSTITUTE(SUBSTITUTE([CulturesData.DT9];&quot;e&quot;;&quot;EVERYMAN&quot;);&quot;r&quot;;&quot;RESTRICTED&quot;);&quot;o&quot;;&quot;OCCUPATIONAL&quot;);&quot;,&quot;))">
            <text:p/>
          </table:table-cell>
          <table:table-cell table:formula="of:=IF(LEN(TRIM([CulturesData.DU9]))=0;&quot;&quot;;CONCATENATE([CulturesData.DU$1];SUBSTITUTE(SUBSTITUTE(SUBSTITUTE([CulturesData.DU9];&quot;e&quot;;&quot;EVERYMAN&quot;);&quot;r&quot;;&quot;RESTRICTED&quot;);&quot;o&quot;;&quot;OCCUPATIONAL&quot;);&quot;,&quot;))" office:value-type="string" office:string-value="S447=RESTRICTED,">
            <text:p>S447=RESTRICTED,</text:p>
          </table:table-cell>
          <table:table-cell table:formula="of:=IF(LEN(TRIM([CulturesData.DV9]))=0;&quot;&quot;;CONCATENATE([CulturesData.DV$1];SUBSTITUTE(SUBSTITUTE(SUBSTITUTE([CulturesData.DV9];&quot;e&quot;;&quot;EVERYMAN&quot;);&quot;r&quot;;&quot;RESTRICTED&quot;);&quot;o&quot;;&quot;OCCUPATIONAL&quot;);&quot;,&quot;))" office:value-type="string" office:string-value="S448=RESTRICTED,">
            <text:p>S448=RESTRICTED,</text:p>
          </table:table-cell>
          <table:table-cell table:formula="of:=IF(LEN(TRIM([CulturesData.DW9]))=0;&quot;&quot;;CONCATENATE([CulturesData.DW$1];SUBSTITUTE(SUBSTITUTE(SUBSTITUTE([CulturesData.DW9];&quot;e&quot;;&quot;EVERYMAN&quot;);&quot;r&quot;;&quot;RESTRICTED&quot;);&quot;o&quot;;&quot;OCCUPATIONAL&quot;);&quot;,&quot;))" office:value-type="string" office:string-value="G17=1,">
            <text:p>G17=1,</text:p>
          </table:table-cell>
          <table:table-cell table:formula="of:=IF(LEN(TRIM([CulturesData.DX9]))=0;&quot;&quot;;CONCATENATE([CulturesData.DX$1];SUBSTITUTE(SUBSTITUTE(SUBSTITUTE([CulturesData.DX9];&quot;e&quot;;&quot;EVERYMAN&quot;);&quot;r&quot;;&quot;RESTRICTED&quot;);&quot;o&quot;;&quot;OCCUPATIONAL&quot;);&quot;,&quot;))">
            <text:p/>
          </table:table-cell>
          <table:table-cell table:formula="of:=IF(LEN(TRIM([CulturesData.DY9]))=0;&quot;&quot;;CONCATENATE([CulturesData.DY$1];SUBSTITUTE(SUBSTITUTE(SUBSTITUTE([CulturesData.DY9];&quot;e&quot;;&quot;EVERYMAN&quot;);&quot;r&quot;;&quot;RESTRICTED&quot;);&quot;o&quot;;&quot;OCCUPATIONAL&quot;);&quot;,&quot;))">
            <text:p/>
          </table:table-cell>
          <table:table-cell table:formula="of:=IF(LEN(TRIM([CulturesData.DZ9]))=0;&quot;&quot;;CONCATENATE([CulturesData.DZ$1];SUBSTITUTE(SUBSTITUTE(SUBSTITUTE([CulturesData.DZ9];&quot;e&quot;;&quot;EVERYMAN&quot;);&quot;r&quot;;&quot;RESTRICTED&quot;);&quot;o&quot;;&quot;OCCUPATIONAL&quot;);&quot;,&quot;))">
            <text:p/>
          </table:table-cell>
          <table:table-cell table:formula="of:=IF(LEN(TRIM([CulturesData.EA9]))=0;&quot;&quot;;CONCATENATE([CulturesData.EA$1];SUBSTITUTE(SUBSTITUTE(SUBSTITUTE([CulturesData.EA9];&quot;e&quot;;&quot;EVERYMAN&quot;);&quot;r&quot;;&quot;RESTRICTED&quot;);&quot;o&quot;;&quot;OCCUPATIONAL&quot;);&quot;,&quot;))" office:value-type="string" office:string-value="S204=1,">
            <text:p>S204=1,</text:p>
          </table:table-cell>
          <table:table-cell table:formula="of:=IF(LEN(TRIM([CulturesData.EB9]))=0;&quot;&quot;;CONCATENATE([CulturesData.EB$1];SUBSTITUTE(SUBSTITUTE(SUBSTITUTE([CulturesData.EB9];&quot;e&quot;;&quot;EVERYMAN&quot;);&quot;r&quot;;&quot;RESTRICTED&quot;);&quot;o&quot;;&quot;OCCUPATIONAL&quot;);&quot;,&quot;))" office:value-type="string" office:string-value="S206=RESTRICTED,">
            <text:p>S206=RESTRICTED,</text:p>
          </table:table-cell>
          <table:table-cell table:formula="of:=IF(LEN(TRIM([CulturesData.EC9]))=0;&quot;&quot;;CONCATENATE([CulturesData.EC$1];SUBSTITUTE(SUBSTITUTE(SUBSTITUTE([CulturesData.EC9];&quot;e&quot;;&quot;EVERYMAN&quot;);&quot;r&quot;;&quot;RESTRICTED&quot;);&quot;o&quot;;&quot;OCCUPATIONAL&quot;);&quot;,&quot;))" office:value-type="string" office:string-value="G18=1,">
            <text:p>G18=1,</text:p>
          </table:table-cell>
          <table:table-cell table:formula="of:=IF(LEN(TRIM([CulturesData.ED9]))=0;&quot;&quot;;CONCATENATE([CulturesData.ED$1];SUBSTITUTE(SUBSTITUTE(SUBSTITUTE([CulturesData.ED9];&quot;e&quot;;&quot;EVERYMAN&quot;);&quot;r&quot;;&quot;RESTRICTED&quot;);&quot;o&quot;;&quot;OCCUPATIONAL&quot;);&quot;,&quot;))">
            <text:p/>
          </table:table-cell>
          <table:table-cell table:formula="of:=IF(LEN(TRIM([CulturesData.EE9]))=0;&quot;&quot;;CONCATENATE([CulturesData.EE$1];SUBSTITUTE(SUBSTITUTE(SUBSTITUTE([CulturesData.EE9];&quot;e&quot;;&quot;EVERYMAN&quot;);&quot;r&quot;;&quot;RESTRICTED&quot;);&quot;o&quot;;&quot;OCCUPATIONAL&quot;);&quot;,&quot;))">
            <text:p/>
          </table:table-cell>
          <table:table-cell table:formula="of:=IF(LEN(TRIM([CulturesData.EF9]))=0;&quot;&quot;;CONCATENATE([CulturesData.EF$1];SUBSTITUTE(SUBSTITUTE(SUBSTITUTE([CulturesData.EF9];&quot;e&quot;;&quot;EVERYMAN&quot;);&quot;r&quot;;&quot;RESTRICTED&quot;);&quot;o&quot;;&quot;OCCUPATIONAL&quot;);&quot;,&quot;))">
            <text:p/>
          </table:table-cell>
          <table:table-cell table:formula="of:=IF(LEN(TRIM([CulturesData.EG9]))=0;&quot;&quot;;CONCATENATE([CulturesData.EG$1];SUBSTITUTE(SUBSTITUTE(SUBSTITUTE([CulturesData.EG9];&quot;e&quot;;&quot;EVERYMAN&quot;);&quot;r&quot;;&quot;RESTRICTED&quot;);&quot;o&quot;;&quot;OCCUPATIONAL&quot;);&quot;,&quot;))">
            <text:p/>
          </table:table-cell>
          <table:table-cell table:formula="of:=IF(LEN(TRIM([CulturesData.EH9]))=0;&quot;&quot;;CONCATENATE([CulturesData.EH$1];SUBSTITUTE(SUBSTITUTE(SUBSTITUTE([CulturesData.EH9];&quot;e&quot;;&quot;EVERYMAN&quot;);&quot;r&quot;;&quot;RESTRICTED&quot;);&quot;o&quot;;&quot;OCCUPATIONAL&quot;);&quot;,&quot;))">
            <text:p/>
          </table:table-cell>
          <table:table-cell table:formula="of:=IF(LEN(TRIM([CulturesData.EI9]))=0;&quot;&quot;;CONCATENATE([CulturesData.EI$1];SUBSTITUTE(SUBSTITUTE(SUBSTITUTE([CulturesData.EI9];&quot;e&quot;;&quot;EVERYMAN&quot;);&quot;r&quot;;&quot;RESTRICTED&quot;);&quot;o&quot;;&quot;OCCUPATIONAL&quot;);&quot;,&quot;))" office:value-type="string" office:string-value="G15=1,">
            <text:p>G15=1,</text:p>
          </table:table-cell>
          <table:table-cell table:formula="of:=IF(LEN(TRIM([CulturesData.EJ9]))=0;&quot;&quot;;CONCATENATE([CulturesData.EJ$1];SUBSTITUTE(SUBSTITUTE(SUBSTITUTE([CulturesData.EJ9];&quot;e&quot;;&quot;EVERYMAN&quot;);&quot;r&quot;;&quot;RESTRICTED&quot;);&quot;o&quot;;&quot;OCCUPATIONAL&quot;);&quot;,&quot;))" office:value-type="string" office:string-value="S100=RESTRICTED,">
            <text:p>S100=RESTRICTED,</text:p>
          </table:table-cell>
          <table:table-cell table:formula="of:=IF(LEN(TRIM([CulturesData.EK9]))=0;&quot;&quot;;CONCATENATE([CulturesData.EK$1];SUBSTITUTE(SUBSTITUTE(SUBSTITUTE([CulturesData.EK9];&quot;e&quot;;&quot;EVERYMAN&quot;);&quot;r&quot;;&quot;RESTRICTED&quot;);&quot;o&quot;;&quot;OCCUPATIONAL&quot;);&quot;,&quot;))">
            <text:p/>
          </table:table-cell>
          <table:table-cell table:formula="of:=IF(LEN(TRIM([CulturesData.EL9]))=0;&quot;&quot;;CONCATENATE([CulturesData.EL$1];SUBSTITUTE(SUBSTITUTE(SUBSTITUTE([CulturesData.EL9];&quot;e&quot;;&quot;EVERYMAN&quot;);&quot;r&quot;;&quot;RESTRICTED&quot;);&quot;o&quot;;&quot;OCCUPATIONAL&quot;);&quot;,&quot;))" office:value-type="string" office:string-value="S96=RESTRICTED,">
            <text:p>S96=RESTRICTED,</text:p>
          </table:table-cell>
          <table:table-cell table:formula="of:=IF(LEN(TRIM([CulturesData.EM9]))=0;&quot;&quot;;CONCATENATE([CulturesData.EM$1];SUBSTITUTE(SUBSTITUTE(SUBSTITUTE([CulturesData.EM9];&quot;e&quot;;&quot;EVERYMAN&quot;);&quot;r&quot;;&quot;RESTRICTED&quot;);&quot;o&quot;;&quot;OCCUPATIONAL&quot;);&quot;,&quot;))" office:value-type="string" office:string-value="G41=1,">
            <text:p>G41=1,</text:p>
          </table:table-cell>
          <table:table-cell table:formula="of:=IF(LEN(TRIM([CulturesData.EN9]))=0;&quot;&quot;;CONCATENATE([CulturesData.EN$1];SUBSTITUTE(SUBSTITUTE(SUBSTITUTE([CulturesData.EN9];&quot;e&quot;;&quot;EVERYMAN&quot;);&quot;r&quot;;&quot;RESTRICTED&quot;);&quot;o&quot;;&quot;OCCUPATIONAL&quot;);&quot;,&quot;))">
            <text:p/>
          </table:table-cell>
          <table:table-cell table:formula="of:=IF(LEN(TRIM([CulturesData.EO9]))=0;&quot;&quot;;CONCATENATE([CulturesData.EO$1];SUBSTITUTE(SUBSTITUTE(SUBSTITUTE([CulturesData.EO9];&quot;e&quot;;&quot;EVERYMAN&quot;);&quot;r&quot;;&quot;RESTRICTED&quot;);&quot;o&quot;;&quot;OCCUPATIONAL&quot;);&quot;,&quot;))">
            <text:p/>
          </table:table-cell>
          <table:table-cell table:formula="of:=IF(LEN(TRIM([CulturesData.EP9]))=0;&quot;&quot;;CONCATENATE([CulturesData.EP$1];SUBSTITUTE(SUBSTITUTE(SUBSTITUTE([CulturesData.EP9];&quot;e&quot;;&quot;EVERYMAN&quot;);&quot;r&quot;;&quot;RESTRICTED&quot;);&quot;o&quot;;&quot;OCCUPATIONAL&quot;);&quot;,&quot;))">
            <text:p/>
          </table:table-cell>
          <table:table-cell table:formula="of:=IF(LEN(TRIM([CulturesData.EQ9]))=0;&quot;&quot;;CONCATENATE([CulturesData.EQ$1];SUBSTITUTE(SUBSTITUTE(SUBSTITUTE([CulturesData.EQ9];&quot;e&quot;;&quot;EVERYMAN&quot;);&quot;r&quot;;&quot;RESTRICTED&quot;);&quot;o&quot;;&quot;OCCUPATIONAL&quot;);&quot;,&quot;))" office:value-type="string" office:string-value="S227=RESTRICTED,">
            <text:p>S227=RESTRICTED,</text:p>
          </table:table-cell>
          <table:table-cell table:formula="of:=IF(LEN(TRIM([CulturesData.ER9]))=0;&quot;&quot;;CONCATENATE([CulturesData.ER$1];SUBSTITUTE(SUBSTITUTE(SUBSTITUTE([CulturesData.ER9];&quot;e&quot;;&quot;EVERYMAN&quot;);&quot;r&quot;;&quot;RESTRICTED&quot;);&quot;o&quot;;&quot;OCCUPATIONAL&quot;);&quot;,&quot;))" office:value-type="string" office:string-value="S235=RESTRICTED,">
            <text:p>S235=RESTRICTED,</text:p>
          </table:table-cell>
          <table:table-cell table:formula="of:=IF(LEN(TRIM([CulturesData.ES9]))=0;&quot;&quot;;CONCATENATE([CulturesData.ES$1];SUBSTITUTE(SUBSTITUTE(SUBSTITUTE([CulturesData.ES9];&quot;e&quot;;&quot;EVERYMAN&quot;);&quot;r&quot;;&quot;RESTRICTED&quot;);&quot;o&quot;;&quot;OCCUPATIONAL&quot;);&quot;,&quot;))" office:value-type="string" office:string-value="S231=RESTRICTED,">
            <text:p>S231=RESTRICTED,</text:p>
          </table:table-cell>
          <table:table-cell table:formula="of:=IF(LEN(TRIM([CulturesData.ET9]))=0;&quot;&quot;;CONCATENATE([CulturesData.ET$1];SUBSTITUTE(SUBSTITUTE(SUBSTITUTE([CulturesData.ET9];&quot;e&quot;;&quot;EVERYMAN&quot;);&quot;r&quot;;&quot;RESTRICTED&quot;);&quot;o&quot;;&quot;OCCUPATIONAL&quot;);&quot;,&quot;))" office:value-type="string" office:string-value="S237=RESTRICTED,">
            <text:p>S237=RESTRICTED,</text:p>
          </table:table-cell>
          <table:table-cell table:formula="of:=IF(LEN(TRIM([CulturesData.EU9]))=0;&quot;&quot;;CONCATENATE([CulturesData.EU$1];SUBSTITUTE(SUBSTITUTE(SUBSTITUTE([CulturesData.EU9];&quot;e&quot;;&quot;EVERYMAN&quot;);&quot;r&quot;;&quot;RESTRICTED&quot;);&quot;o&quot;;&quot;OCCUPATIONAL&quot;);&quot;,&quot;))" office:value-type="string" office:string-value="S514=RESTRICTED,">
            <text:p>S514=RESTRICTED,</text:p>
          </table:table-cell>
          <table:table-cell table:formula="of:=IF(LEN(TRIM([CulturesData.EV9]))=0;&quot;&quot;;CONCATENATE([CulturesData.EV$1];SUBSTITUTE(SUBSTITUTE(SUBSTITUTE([CulturesData.EV9];&quot;e&quot;;&quot;EVERYMAN&quot;);&quot;r&quot;;&quot;RESTRICTED&quot;);&quot;o&quot;;&quot;OCCUPATIONAL&quot;);&quot;,&quot;))" office:value-type="string" office:string-value="S515=RESTRICTED,">
            <text:p>S515=RESTRICTED,</text:p>
          </table:table-cell>
          <table:table-cell table:formula="of:=IF(LEN(TRIM([CulturesData.EW9]))=0;&quot;&quot;;CONCATENATE([CulturesData.EW$1];SUBSTITUTE(SUBSTITUTE(SUBSTITUTE([CulturesData.EW9];&quot;e&quot;;&quot;EVERYMAN&quot;);&quot;r&quot;;&quot;RESTRICTED&quot;);&quot;o&quot;;&quot;OCCUPATIONAL&quot;);&quot;,&quot;))" office:value-type="string" office:string-value="S516=RESTRICTED,">
            <text:p>S516=RESTRICTED,</text:p>
          </table:table-cell>
          <table:table-cell table:formula="of:=IF(LEN(TRIM([CulturesData.EX9]))=0;&quot;&quot;;CONCATENATE([CulturesData.EX$1];SUBSTITUTE(SUBSTITUTE(SUBSTITUTE([CulturesData.EX9];&quot;e&quot;;&quot;EVERYMAN&quot;);&quot;r&quot;;&quot;RESTRICTED&quot;);&quot;o&quot;;&quot;OCCUPATIONAL&quot;);&quot;,&quot;))" office:value-type="string" office:string-value="S517=RESTRICTED,">
            <text:p>S517=RESTRICTED,</text:p>
          </table:table-cell>
          <table:table-cell table:formula="of:=IF(LEN(TRIM([CulturesData.EY9]))=0;&quot;&quot;;CONCATENATE([CulturesData.EY$1];SUBSTITUTE(SUBSTITUTE(SUBSTITUTE([CulturesData.EY9];&quot;e&quot;;&quot;EVERYMAN&quot;);&quot;r&quot;;&quot;RESTRICTED&quot;);&quot;o&quot;;&quot;OCCUPATIONAL&quot;);&quot;,&quot;))" office:value-type="string" office:string-value="S518=RESTRICTED,">
            <text:p>S518=RESTRICTED,</text:p>
          </table:table-cell>
          <table:table-cell table:formula="of:=IF(LEN(TRIM([CulturesData.EZ9]))=0;&quot;&quot;;CONCATENATE([CulturesData.EZ$1];SUBSTITUTE(SUBSTITUTE(SUBSTITUTE([CulturesData.EZ9];&quot;e&quot;;&quot;EVERYMAN&quot;);&quot;r&quot;;&quot;RESTRICTED&quot;);&quot;o&quot;;&quot;OCCUPATIONAL&quot;);&quot;,&quot;))" office:value-type="string" office:string-value="S528=RESTRICTED,">
            <text:p>S528=RESTRICTED,</text:p>
          </table:table-cell>
          <table:table-cell table:formula="of:=IF(LEN(TRIM([CulturesData.FA9]))=0;&quot;&quot;;CONCATENATE([CulturesData.FA$1];SUBSTITUTE(SUBSTITUTE(SUBSTITUTE([CulturesData.FA9];&quot;e&quot;;&quot;EVERYMAN&quot;);&quot;r&quot;;&quot;RESTRICTED&quot;);&quot;o&quot;;&quot;OCCUPATIONAL&quot;);&quot;,&quot;))" office:value-type="string" office:string-value="S520=RESTRICTED,">
            <text:p>S520=RESTRICTED,</text:p>
          </table:table-cell>
          <table:table-cell table:formula="of:=IF(LEN(TRIM([CulturesData.FB9]))=0;&quot;&quot;;CONCATENATE([CulturesData.FB$1];SUBSTITUTE(SUBSTITUTE(SUBSTITUTE([CulturesData.FB9];&quot;e&quot;;&quot;EVERYMAN&quot;);&quot;r&quot;;&quot;RESTRICTED&quot;);&quot;o&quot;;&quot;OCCUPATIONAL&quot;);&quot;,&quot;))" office:value-type="string" office:string-value="S521=RESTRICTED,">
            <text:p>S521=RESTRICTED,</text:p>
          </table:table-cell>
          <table:table-cell table:formula="of:=IF(LEN(TRIM([CulturesData.FC9]))=0;&quot;&quot;;CONCATENATE([CulturesData.FC$1];SUBSTITUTE(SUBSTITUTE(SUBSTITUTE([CulturesData.FC9];&quot;e&quot;;&quot;EVERYMAN&quot;);&quot;r&quot;;&quot;RESTRICTED&quot;);&quot;o&quot;;&quot;OCCUPATIONAL&quot;);&quot;,&quot;))" office:value-type="string" office:string-value="S522=RESTRICTED,">
            <text:p>S522=RESTRICTED,</text:p>
          </table:table-cell>
          <table:table-cell table:formula="of:=IF(LEN(TRIM([CulturesData.FD9]))=0;&quot;&quot;;CONCATENATE([CulturesData.FD$1];SUBSTITUTE(SUBSTITUTE(SUBSTITUTE([CulturesData.FD9];&quot;e&quot;;&quot;EVERYMAN&quot;);&quot;r&quot;;&quot;RESTRICTED&quot;);&quot;o&quot;;&quot;OCCUPATIONAL&quot;);&quot;,&quot;))" office:value-type="string" office:string-value="S523=RESTRICTED,">
            <text:p>S523=RESTRICTED,</text:p>
          </table:table-cell>
          <table:table-cell table:formula="of:=IF(LEN(TRIM([CulturesData.FE9]))=0;&quot;&quot;;CONCATENATE([CulturesData.FE$1];SUBSTITUTE(SUBSTITUTE(SUBSTITUTE([CulturesData.FE9];&quot;e&quot;;&quot;EVERYMAN&quot;);&quot;r&quot;;&quot;RESTRICTED&quot;);&quot;o&quot;;&quot;OCCUPATIONAL&quot;);&quot;,&quot;))" office:value-type="string" office:string-value="S524=RESTRICTED,">
            <text:p>S524=RESTRICTED,</text:p>
          </table:table-cell>
          <table:table-cell table:formula="of:=IF(LEN(TRIM([CulturesData.FF9]))=0;&quot;&quot;;CONCATENATE([CulturesData.FF$1];SUBSTITUTE(SUBSTITUTE(SUBSTITUTE([CulturesData.FF9];&quot;e&quot;;&quot;EVERYMAN&quot;);&quot;r&quot;;&quot;RESTRICTED&quot;);&quot;o&quot;;&quot;OCCUPATIONAL&quot;);&quot;,&quot;))" office:value-type="string" office:string-value="S454=RESTRICTED,">
            <text:p>S454=RESTRICTED,</text:p>
          </table:table-cell>
          <table:table-cell table:formula="of:=IF(LEN(TRIM([CulturesData.FG9]))=0;&quot;&quot;;CONCATENATE([CulturesData.FG$1];SUBSTITUTE(SUBSTITUTE(SUBSTITUTE([CulturesData.FG9];&quot;e&quot;;&quot;EVERYMAN&quot;);&quot;r&quot;;&quot;RESTRICTED&quot;);&quot;o&quot;;&quot;OCCUPATIONAL&quot;);&quot;,&quot;))" office:value-type="string" office:string-value="S242=RESTRICTED,">
            <text:p>S242=RESTRICTED,</text:p>
          </table:table-cell>
          <table:table-cell table:formula="of:=IF(LEN(TRIM([CulturesData.FH9]))=0;&quot;&quot;;CONCATENATE([CulturesData.FH$1];SUBSTITUTE(SUBSTITUTE(SUBSTITUTE([CulturesData.FH9];&quot;e&quot;;&quot;EVERYMAN&quot;);&quot;r&quot;;&quot;RESTRICTED&quot;);&quot;o&quot;;&quot;OCCUPATIONAL&quot;);&quot;,&quot;))" office:value-type="string" office:string-value="S526=RESTRICTED,">
            <text:p>S526=RESTRICTED,</text:p>
          </table:table-cell>
          <table:table-cell table:formula="of:=IF(LEN(TRIM([CulturesData.FI9]))=0;&quot;&quot;;CONCATENATE([CulturesData.FI$1];SUBSTITUTE(SUBSTITUTE(SUBSTITUTE([CulturesData.FI9];&quot;e&quot;;&quot;EVERYMAN&quot;);&quot;r&quot;;&quot;RESTRICTED&quot;);&quot;o&quot;;&quot;OCCUPATIONAL&quot;);&quot;,&quot;))" office:value-type="string" office:string-value="S527=RESTRICTED,">
            <text:p>S527=RESTRICTED,</text:p>
          </table:table-cell>
          <table:table-cell table:formula="of:=IF(LEN(TRIM([CulturesData.FJ9]))=0;&quot;&quot;;CONCATENATE([CulturesData.FJ$1];SUBSTITUTE(SUBSTITUTE(SUBSTITUTE([CulturesData.FJ9];&quot;e&quot;;&quot;EVERYMAN&quot;);&quot;r&quot;;&quot;RESTRICTED&quot;);&quot;o&quot;;&quot;OCCUPATIONAL&quot;);&quot;,&quot;))">
            <text:p/>
          </table:table-cell>
          <table:table-cell table:formula="of:=IF(LEN(TRIM([CulturesData.FK9]))=0;&quot;&quot;;CONCATENATE([CulturesData.FK$1];SUBSTITUTE(SUBSTITUTE(SUBSTITUTE([CulturesData.FK9];&quot;e&quot;;&quot;EVERYMAN&quot;);&quot;r&quot;;&quot;RESTRICTED&quot;);&quot;o&quot;;&quot;OCCUPATIONAL&quot;);&quot;,&quot;))">
            <text:p/>
          </table:table-cell>
          <table:table-cell table:formula="of:=IF(LEN(TRIM([CulturesData.FL9]))=0;&quot;&quot;;CONCATENATE([CulturesData.FL$1];SUBSTITUTE(SUBSTITUTE(SUBSTITUTE([CulturesData.FL9];&quot;e&quot;;&quot;EVERYMAN&quot;);&quot;r&quot;;&quot;RESTRICTED&quot;);&quot;o&quot;;&quot;OCCUPATIONAL&quot;);&quot;,&quot;))">
            <text:p/>
          </table:table-cell>
          <table:table-cell table:formula="of:=IF(LEN(TRIM([CulturesData.FM9]))=0;&quot;&quot;;CONCATENATE([CulturesData.FM$1];SUBSTITUTE(SUBSTITUTE(SUBSTITUTE([CulturesData.FM9];&quot;e&quot;;&quot;EVERYMAN&quot;);&quot;r&quot;;&quot;RESTRICTED&quot;);&quot;o&quot;;&quot;OCCUPATIONAL&quot;);&quot;,&quot;))">
            <text:p/>
          </table:table-cell>
          <table:table-cell table:formula="of:=IF(LEN(TRIM([CulturesData.FN9]))=0;&quot;&quot;;CONCATENATE([CulturesData.FN$1];SUBSTITUTE(SUBSTITUTE(SUBSTITUTE([CulturesData.FN9];&quot;e&quot;;&quot;EVERYMAN&quot;);&quot;r&quot;;&quot;RESTRICTED&quot;);&quot;o&quot;;&quot;OCCUPATIONAL&quot;);&quot;,&quot;))">
            <text:p/>
          </table:table-cell>
          <table:table-cell table:formula="of:=IF(LEN(TRIM([CulturesData.FO9]))=0;&quot;&quot;;CONCATENATE([CulturesData.FO$1];SUBSTITUTE(SUBSTITUTE(SUBSTITUTE([CulturesData.FO9];&quot;e&quot;;&quot;EVERYMAN&quot;);&quot;r&quot;;&quot;RESTRICTED&quot;);&quot;o&quot;;&quot;OCCUPATIONAL&quot;);&quot;,&quot;))">
            <text:p/>
          </table:table-cell>
          <table:table-cell table:formula="of:=IF(LEN(TRIM([CulturesData.FP9]))=0;&quot;&quot;;CONCATENATE([CulturesData.FP$1];SUBSTITUTE(SUBSTITUTE(SUBSTITUTE([CulturesData.FP9];&quot;e&quot;;&quot;EVERYMAN&quot;);&quot;r&quot;;&quot;RESTRICTED&quot;);&quot;o&quot;;&quot;OCCUPATIONAL&quot;);&quot;,&quot;))">
            <text:p/>
          </table:table-cell>
          <table:table-cell table:formula="of:=IF(LEN(TRIM([CulturesData.FQ9]))=0;&quot;&quot;;CONCATENATE([CulturesData.FQ$1];SUBSTITUTE(SUBSTITUTE(SUBSTITUTE([CulturesData.FQ9];&quot;e&quot;;&quot;EVERYMAN&quot;);&quot;r&quot;;&quot;RESTRICTED&quot;);&quot;o&quot;;&quot;OCCUPATIONAL&quot;);&quot;,&quot;))">
            <text:p/>
          </table:table-cell>
          <table:table-cell table:formula="of:=IF(LEN(TRIM([CulturesData.FR9]))=0;&quot;&quot;;CONCATENATE([CulturesData.FR$1];SUBSTITUTE(SUBSTITUTE(SUBSTITUTE([CulturesData.FR9];&quot;e&quot;;&quot;EVERYMAN&quot;);&quot;r&quot;;&quot;RESTRICTED&quot;);&quot;o&quot;;&quot;OCCUPATIONAL&quot;);&quot;,&quot;))" office:value-type="string" office:string-value="G24=1,">
            <text:p>G24=1,</text:p>
          </table:table-cell>
          <table:table-cell table:formula="of:=IF(LEN(TRIM([CulturesData.FS9]))=0;&quot;&quot;;CONCATENATE([CulturesData.FS$1];SUBSTITUTE(SUBSTITUTE(SUBSTITUTE([CulturesData.FS9];&quot;e&quot;;&quot;EVERYMAN&quot;);&quot;r&quot;;&quot;RESTRICTED&quot;);&quot;o&quot;;&quot;OCCUPATIONAL&quot;);&quot;,&quot;))">
            <text:p/>
          </table:table-cell>
          <table:table-cell table:formula="of:=IF(LEN(TRIM([CulturesData.FT9]))=0;&quot;&quot;;CONCATENATE([CulturesData.FT$1];SUBSTITUTE(SUBSTITUTE(SUBSTITUTE([CulturesData.FT9];&quot;e&quot;;&quot;EVERYMAN&quot;);&quot;r&quot;;&quot;RESTRICTED&quot;);&quot;o&quot;;&quot;OCCUPATIONAL&quot;);&quot;,&quot;))">
            <text:p/>
          </table:table-cell>
          <table:table-cell table:formula="of:=IF(LEN(TRIM([CulturesData.FU9]))=0;&quot;&quot;;CONCATENATE([CulturesData.FU$1];SUBSTITUTE(SUBSTITUTE(SUBSTITUTE([CulturesData.FU9];&quot;e&quot;;&quot;EVERYMAN&quot;);&quot;r&quot;;&quot;RESTRICTED&quot;);&quot;o&quot;;&quot;OCCUPATIONAL&quot;);&quot;,&quot;))">
            <text:p/>
          </table:table-cell>
          <table:table-cell table:formula="of:=IF(LEN(TRIM([CulturesData.FV9]))=0;&quot;&quot;;CONCATENATE([CulturesData.FV$1];SUBSTITUTE(SUBSTITUTE(SUBSTITUTE([CulturesData.FV9];&quot;e&quot;;&quot;EVERYMAN&quot;);&quot;r&quot;;&quot;RESTRICTED&quot;);&quot;o&quot;;&quot;OCCUPATIONAL&quot;);&quot;,&quot;))">
            <text:p/>
          </table:table-cell>
          <table:table-cell table:formula="of:=IF(LEN(TRIM([CulturesData.FW9]))=0;&quot;&quot;;CONCATENATE([CulturesData.FW$1];SUBSTITUTE(SUBSTITUTE(SUBSTITUTE([CulturesData.FW9];&quot;e&quot;;&quot;EVERYMAN&quot;);&quot;r&quot;;&quot;RESTRICTED&quot;);&quot;o&quot;;&quot;OCCUPATIONAL&quot;);&quot;,&quot;))">
            <text:p/>
          </table:table-cell>
          <table:table-cell table:formula="of:=IF(LEN(TRIM([CulturesData.FX9]))=0;&quot;&quot;;CONCATENATE([CulturesData.FX$1];SUBSTITUTE(SUBSTITUTE(SUBSTITUTE([CulturesData.FX9];&quot;e&quot;;&quot;EVERYMAN&quot;);&quot;r&quot;;&quot;RESTRICTED&quot;);&quot;o&quot;;&quot;OCCUPATIONAL&quot;);&quot;,&quot;))">
            <text:p/>
          </table:table-cell>
          <table:table-cell table:formula="of:=IF(LEN(TRIM([CulturesData.FY9]))=0;&quot;&quot;;CONCATENATE([CulturesData.FY$1];SUBSTITUTE(SUBSTITUTE(SUBSTITUTE([CulturesData.FY9];&quot;e&quot;;&quot;EVERYMAN&quot;);&quot;r&quot;;&quot;RESTRICTED&quot;);&quot;o&quot;;&quot;OCCUPATIONAL&quot;);&quot;,&quot;))">
            <text:p/>
          </table:table-cell>
          <table:table-cell table:formula="of:=IF(LEN(TRIM([CulturesData.FZ9]))=0;&quot;&quot;;CONCATENATE([CulturesData.FZ$1];SUBSTITUTE(SUBSTITUTE(SUBSTITUTE([CulturesData.FZ9];&quot;e&quot;;&quot;EVERYMAN&quot;);&quot;r&quot;;&quot;RESTRICTED&quot;);&quot;o&quot;;&quot;OCCUPATIONAL&quot;);&quot;,&quot;))">
            <text:p/>
          </table:table-cell>
          <table:table-cell table:formula="of:=IF(LEN(TRIM([CulturesData.GA9]))=0;&quot;&quot;;CONCATENATE([CulturesData.GA$1];SUBSTITUTE(SUBSTITUTE(SUBSTITUTE([CulturesData.GA9];&quot;e&quot;;&quot;EVERYMAN&quot;);&quot;r&quot;;&quot;RESTRICTED&quot;);&quot;o&quot;;&quot;OCCUPATIONAL&quot;);&quot;,&quot;))">
            <text:p/>
          </table:table-cell>
          <table:table-cell table:formula="of:=IF(LEN(TRIM([CulturesData.GB9]))=0;&quot;&quot;;CONCATENATE([CulturesData.GB$1];SUBSTITUTE(SUBSTITUTE(SUBSTITUTE([CulturesData.GB9];&quot;e&quot;;&quot;EVERYMAN&quot;);&quot;r&quot;;&quot;RESTRICTED&quot;);&quot;o&quot;;&quot;OCCUPATIONAL&quot;);&quot;,&quot;))">
            <text:p/>
          </table:table-cell>
          <table:table-cell table:formula="of:=IF(LEN(TRIM([CulturesData.GC9]))=0;&quot;&quot;;CONCATENATE([CulturesData.GC$1];SUBSTITUTE(SUBSTITUTE(SUBSTITUTE([CulturesData.GC9];&quot;e&quot;;&quot;EVERYMAN&quot;);&quot;r&quot;;&quot;RESTRICTED&quot;);&quot;o&quot;;&quot;OCCUPATIONAL&quot;);&quot;,&quot;))">
            <text:p/>
          </table:table-cell>
          <table:table-cell table:formula="of:=IF(LEN(TRIM([CulturesData.GD9]))=0;&quot;&quot;;CONCATENATE([CulturesData.GD$1];SUBSTITUTE(SUBSTITUTE(SUBSTITUTE([CulturesData.GD9];&quot;e&quot;;&quot;EVERYMAN&quot;);&quot;r&quot;;&quot;RESTRICTED&quot;);&quot;o&quot;;&quot;OCCUPATIONAL&quot;);&quot;,&quot;))">
            <text:p/>
          </table:table-cell>
          <table:table-cell table:formula="of:=IF(LEN(TRIM([CulturesData.GE9]))=0;&quot;&quot;;CONCATENATE([CulturesData.GE$1];SUBSTITUTE(SUBSTITUTE(SUBSTITUTE([CulturesData.GE9];&quot;e&quot;;&quot;EVERYMAN&quot;);&quot;r&quot;;&quot;RESTRICTED&quot;);&quot;o&quot;;&quot;OCCUPATIONAL&quot;);&quot;,&quot;))">
            <text:p/>
          </table:table-cell>
          <table:table-cell table:formula="of:=IF(LEN(TRIM([CulturesData.GF9]))=0;&quot;&quot;;CONCATENATE([CulturesData.GF$1];SUBSTITUTE(SUBSTITUTE(SUBSTITUTE([CulturesData.GF9];&quot;e&quot;;&quot;EVERYMAN&quot;);&quot;r&quot;;&quot;RESTRICTED&quot;);&quot;o&quot;;&quot;OCCUPATIONAL&quot;);&quot;,&quot;))" office:value-type="string" office:string-value="G27=2,">
            <text:p>G27=2,</text:p>
          </table:table-cell>
          <table:table-cell table:formula="of:=IF(LEN(TRIM([CulturesData.GG9]))=0;&quot;&quot;;CONCATENATE([CulturesData.GG$1];SUBSTITUTE(SUBSTITUTE(SUBSTITUTE([CulturesData.GG9];&quot;e&quot;;&quot;EVERYMAN&quot;);&quot;r&quot;;&quot;RESTRICTED&quot;);&quot;o&quot;;&quot;OCCUPATIONAL&quot;);&quot;,&quot;))" office:value-type="string" office:string-value="S257=2,">
            <text:p>S257=2,</text:p>
          </table:table-cell>
          <table:table-cell table:formula="of:=IF(LEN(TRIM([CulturesData.GH9]))=0;&quot;&quot;;CONCATENATE([CulturesData.GH$1];SUBSTITUTE(SUBSTITUTE(SUBSTITUTE([CulturesData.GH9];&quot;e&quot;;&quot;EVERYMAN&quot;);&quot;r&quot;;&quot;RESTRICTED&quot;);&quot;o&quot;;&quot;OCCUPATIONAL&quot;);&quot;,&quot;))" office:value-type="string" office:string-value="G29=1,">
            <text:p>G29=1,</text:p>
          </table:table-cell>
          <table:table-cell table:formula="of:=IF(LEN(TRIM([CulturesData.GI9]))=0;&quot;&quot;;CONCATENATE([CulturesData.GI$1];SUBSTITUTE(SUBSTITUTE(SUBSTITUTE([CulturesData.GI9];&quot;e&quot;;&quot;EVERYMAN&quot;);&quot;r&quot;;&quot;RESTRICTED&quot;);&quot;o&quot;;&quot;OCCUPATIONAL&quot;);&quot;,&quot;))" office:value-type="string" office:string-value="S331=1,">
            <text:p>S331=1,</text:p>
          </table:table-cell>
          <table:table-cell table:formula="of:=IF(LEN(TRIM([CulturesData.GJ9]))=0;&quot;&quot;;CONCATENATE([CulturesData.GJ$1];SUBSTITUTE(SUBSTITUTE(SUBSTITUTE([CulturesData.GJ9];&quot;e&quot;;&quot;EVERYMAN&quot;);&quot;r&quot;;&quot;RESTRICTED&quot;);&quot;o&quot;;&quot;OCCUPATIONAL&quot;);&quot;,&quot;))" office:value-type="string" office:string-value="G31=1,">
            <text:p>G31=1,</text:p>
          </table:table-cell>
          <table:table-cell table:formula="of:=IF(LEN(TRIM([CulturesData.GK9]))=0;&quot;&quot;;CONCATENATE([CulturesData.GK$1];SUBSTITUTE(SUBSTITUTE(SUBSTITUTE([CulturesData.GK9];&quot;e&quot;;&quot;EVERYMAN&quot;);&quot;r&quot;;&quot;RESTRICTED&quot;);&quot;o&quot;;&quot;OCCUPATIONAL&quot;);&quot;,&quot;))" office:value-type="string" office:string-value="S294=1,">
            <text:p>S294=1,</text:p>
          </table:table-cell>
          <table:table-cell table:formula="of:=IF(LEN(TRIM([CulturesData.GL9]))=0;&quot;&quot;;CONCATENATE([CulturesData.GL$1];SUBSTITUTE(SUBSTITUTE(SUBSTITUTE([CulturesData.GL9];&quot;e&quot;;&quot;EVERYMAN&quot;);&quot;r&quot;;&quot;RESTRICTED&quot;);&quot;o&quot;;&quot;OCCUPATIONAL&quot;);&quot;,&quot;))" office:value-type="string" office:string-value="G32=1,">
            <text:p>G32=1,</text:p>
          </table:table-cell>
          <table:table-cell table:formula="of:=IF(LEN(TRIM([CulturesData.GM9]))=0;&quot;&quot;;CONCATENATE([CulturesData.GM$1];SUBSTITUTE(SUBSTITUTE(SUBSTITUTE([CulturesData.GM9];&quot;e&quot;;&quot;EVERYMAN&quot;);&quot;r&quot;;&quot;RESTRICTED&quot;);&quot;o&quot;;&quot;OCCUPATIONAL&quot;);&quot;,&quot;))" office:value-type="string" office:string-value="S326=1,">
            <text:p>S326=1,</text:p>
          </table:table-cell>
          <table:table-cell table:formula="of:=IF(LEN(TRIM([CulturesData.GN9]))=0;&quot;&quot;;CONCATENATE([CulturesData.GN$1];SUBSTITUTE(SUBSTITUTE(SUBSTITUTE([CulturesData.GN9];&quot;e&quot;;&quot;EVERYMAN&quot;);&quot;r&quot;;&quot;RESTRICTED&quot;);&quot;o&quot;;&quot;OCCUPATIONAL&quot;);&quot;,&quot;))">
            <text:p/>
          </table:table-cell>
          <table:table-cell table:formula="of:=IF(LEN(TRIM([CulturesData.GO9]))=0;&quot;&quot;;CONCATENATE([CulturesData.GO$1];SUBSTITUTE(SUBSTITUTE(SUBSTITUTE([CulturesData.GO9];&quot;e&quot;;&quot;EVERYMAN&quot;);&quot;r&quot;;&quot;RESTRICTED&quot;);&quot;o&quot;;&quot;OCCUPATIONAL&quot;);&quot;,&quot;))">
            <text:p/>
          </table:table-cell>
          <table:table-cell table:formula="of:=IF(LEN(TRIM([CulturesData.GP9]))=0;&quot;&quot;;CONCATENATE([CulturesData.GP$1];SUBSTITUTE(SUBSTITUTE(SUBSTITUTE([CulturesData.GP9];&quot;e&quot;;&quot;EVERYMAN&quot;);&quot;r&quot;;&quot;RESTRICTED&quot;);&quot;o&quot;;&quot;OCCUPATIONAL&quot;);&quot;,&quot;))" office:value-type="string" office:string-value="LANG=12,">
            <text:p>LANG=12,</text:p>
          </table:table-cell>
          <table:table-cell table:formula="of:=IF(LEN(TRIM([CulturesData.GQ9]))=0;&quot;&quot;;CONCATENATE([CulturesData.GQ$1];SUBSTITUTE(SUBSTITUTE(SUBSTITUTE([CulturesData.GQ9];&quot;e&quot;;&quot;EVERYMAN&quot;);&quot;r&quot;;&quot;RESTRICTED&quot;);&quot;o&quot;;&quot;OCCUPATIONAL&quot;);&quot;,&quot;))">
            <text:p/>
          </table:table-cell>
          <table:table-cell table:formula="of:=IF(LEN(TRIM([CulturesData.GR9]))=0;&quot;&quot;;CONCATENATE([CulturesData.GR$1];SUBSTITUTE(SUBSTITUTE(SUBSTITUTE([CulturesData.GR9];&quot;e&quot;;&quot;EVERYMAN&quot;);&quot;r&quot;;&quot;RESTRICTED&quot;);&quot;o&quot;;&quot;OCCUPATIONAL&quot;);&quot;,&quot;))" office:value-type="string" office:string-value="HOBBY=10,">
            <text:p>HOBBY=10,</text:p>
          </table:table-cell>
          <table:table-cell table:formula="of:=IF(LEN(TRIM([CulturesData.GS9]))=0;&quot;&quot;;CONCATENATE([CulturesData.GS$1];[CulturesData.GS9];&quot;,&quot;))">
            <text:p/>
          </table:table-cell>
          <table:table-cell table:formula="of:=IF(LEN(TRIM([CulturesData.GT9]))=0;&quot;&quot;;CONCATENATE([CulturesData.GT$1];SUBSTITUTE(SUBSTITUTE(SUBSTITUTE([CulturesData.GT9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formula="of:=CONCATENATE([CulturesData.A10]; &quot;,&quot;)" office:value-type="string" office:string-value="40,">
            <text:p>40,</text:p>
          </table:table-cell>
          <table:table-cell table:formula="of:=CONCATENATE([CulturesData.B10]; &quot;,&quot;)" office:value-type="string" office:string-value="40,">
            <text:p>40,</text:p>
          </table:table-cell>
          <table:table-cell table:formula="of:=CONCATENATE([CulturesData.D10]; &quot;,&quot;)" office:value-type="string" office:string-value=",">
            <text:p>,</text:p>
          </table:table-cell>
          <table:table-cell table:formula="of:=CONCATENATE([CulturesData.C10]; &quot;,&quot;)" office:value-type="string" office:string-value="elfwood,">
            <text:p>elfwood,</text:p>
          </table:table-cell>
          <table:table-cell table:formula="of:=CONCATENATE([CulturesData.E10]; &quot;,&quot;)" office:value-type="string" office:string-value="70,">
            <text:p>70,</text:p>
          </table:table-cell>
          <table:table-cell table:formula="of:=CONCATENATE([CulturesData.F10]; &quot;,&quot;)" office:value-type="string" office:string-value="55,">
            <text:p>55,</text:p>
          </table:table-cell>
          <table:table-cell table:formula="of:=CONCATENATE([CulturesData.G10]; &quot;,&quot;)" office:value-type="string" office:string-value="180,">
            <text:p>180,</text:p>
          </table:table-cell>
          <table:table-cell table:formula="of:=CONCATENATE([CulturesData.H10]; &quot;,&quot;)" office:value-type="string" office:string-value="175,">
            <text:p>175,</text:p>
          </table:table-cell>
          <table:table-cell table:formula="of:=IF(LEN(TRIM([CulturesData.J10]))=0;&quot;&quot;;CONCATENATE([CulturesData.J$1];SUBSTITUTE(SUBSTITUTE(SUBSTITUTE([CulturesData.J10];&quot;e&quot;;&quot;EVERYMAN&quot;);&quot;r&quot;;&quot;RESTRICTED&quot;);&quot;o&quot;;&quot;OCCUPATIONAL&quot;);&quot;,&quot;))">
            <text:p/>
          </table:table-cell>
          <table:table-cell table:formula="of:=IF(LEN(TRIM([CulturesData.K10]))=0;&quot;&quot;;CONCATENATE([CulturesData.K$1];SUBSTITUTE(SUBSTITUTE(SUBSTITUTE([CulturesData.K10];&quot;e&quot;;&quot;EVERYMAN&quot;);&quot;r&quot;;&quot;RESTRICTED&quot;);&quot;o&quot;;&quot;OCCUPATIONAL&quot;);&quot;,&quot;))">
            <text:p/>
          </table:table-cell>
          <table:table-cell table:formula="of:=IF(LEN(TRIM([CulturesData.L10]))=0;&quot;&quot;;CONCATENATE([CulturesData.L$1];SUBSTITUTE(SUBSTITUTE(SUBSTITUTE([CulturesData.L10];&quot;e&quot;;&quot;EVERYMAN&quot;);&quot;r&quot;;&quot;RESTRICTED&quot;);&quot;o&quot;;&quot;OCCUPATIONAL&quot;);&quot;,&quot;))">
            <text:p/>
          </table:table-cell>
          <table:table-cell table:formula="of:=IF(LEN(TRIM([CulturesData.M10]))=0;&quot;&quot;;CONCATENATE([CulturesData.M$1];SUBSTITUTE(SUBSTITUTE(SUBSTITUTE([CulturesData.M10];&quot;e&quot;;&quot;EVERYMAN&quot;);&quot;r&quot;;&quot;RESTRICTED&quot;);&quot;o&quot;;&quot;OCCUPATIONAL&quot;);&quot;,&quot;))">
            <text:p/>
          </table:table-cell>
          <table:table-cell table:formula="of:=IF(LEN(TRIM([CulturesData.N10]))=0;&quot;&quot;;CONCATENATE([CulturesData.N$1];SUBSTITUTE(SUBSTITUTE(SUBSTITUTE([CulturesData.N10];&quot;e&quot;;&quot;EVERYMAN&quot;);&quot;r&quot;;&quot;RESTRICTED&quot;);&quot;o&quot;;&quot;OCCUPATIONAL&quot;);&quot;,&quot;))">
            <text:p/>
          </table:table-cell>
          <table:table-cell table:formula="of:=IF(LEN(TRIM([CulturesData.O10]))=0;&quot;&quot;;CONCATENATE([CulturesData.O$1];SUBSTITUTE(SUBSTITUTE(SUBSTITUTE([CulturesData.O10];&quot;e&quot;;&quot;EVERYMAN&quot;);&quot;r&quot;;&quot;RESTRICTED&quot;);&quot;o&quot;;&quot;OCCUPATIONAL&quot;);&quot;,&quot;))">
            <text:p/>
          </table:table-cell>
          <table:table-cell table:formula="of:=IF(LEN(TRIM([CulturesData.P10]))=0;&quot;&quot;;CONCATENATE([CulturesData.P$1];SUBSTITUTE(SUBSTITUTE(SUBSTITUTE([CulturesData.P10];&quot;e&quot;;&quot;EVERYMAN&quot;);&quot;r&quot;;&quot;RESTRICTED&quot;);&quot;o&quot;;&quot;OCCUPATIONAL&quot;);&quot;,&quot;))">
            <text:p/>
          </table:table-cell>
          <table:table-cell table:formula="of:=IF(LEN(TRIM([CulturesData.Q10]))=0;&quot;&quot;;CONCATENATE([CulturesData.Q$1];SUBSTITUTE(SUBSTITUTE(SUBSTITUTE([CulturesData.Q10];&quot;e&quot;;&quot;EVERYMAN&quot;);&quot;r&quot;;&quot;RESTRICTED&quot;);&quot;o&quot;;&quot;OCCUPATIONAL&quot;);&quot;,&quot;))" office:value-type="string" office:string-value="S76=EVERYMAN,">
            <text:p>S76=EVERYMAN,</text:p>
          </table:table-cell>
          <table:table-cell table:formula="of:=IF(LEN(TRIM([CulturesData.R10]))=0;&quot;&quot;;CONCATENATE([CulturesData.R$1];SUBSTITUTE(SUBSTITUTE(SUBSTITUTE([CulturesData.R10];&quot;e&quot;;&quot;EVERYMAN&quot;);&quot;r&quot;;&quot;RESTRICTED&quot;);&quot;o&quot;;&quot;OCCUPATIONAL&quot;);&quot;,&quot;))">
            <text:p/>
          </table:table-cell>
          <table:table-cell table:formula="of:=IF(LEN(TRIM([CulturesData.S10]))=0;&quot;&quot;;CONCATENATE([CulturesData.S$1];SUBSTITUTE(SUBSTITUTE(SUBSTITUTE([CulturesData.S10];&quot;e&quot;;&quot;EVERYMAN&quot;);&quot;r&quot;;&quot;RESTRICTED&quot;);&quot;o&quot;;&quot;OCCUPATIONAL&quot;);&quot;,&quot;))">
            <text:p/>
          </table:table-cell>
          <table:table-cell table:formula="of:=IF(LEN(TRIM([CulturesData.T10]))=0;&quot;&quot;;CONCATENATE([CulturesData.T$1];SUBSTITUTE(SUBSTITUTE(SUBSTITUTE([CulturesData.T10];&quot;e&quot;;&quot;EVERYMAN&quot;);&quot;r&quot;;&quot;RESTRICTED&quot;);&quot;o&quot;;&quot;OCCUPATIONAL&quot;);&quot;,&quot;))">
            <text:p/>
          </table:table-cell>
          <table:table-cell table:formula="of:=IF(LEN(TRIM([CulturesData.U10]))=0;&quot;&quot;;CONCATENATE([CulturesData.U$1];SUBSTITUTE(SUBSTITUTE(SUBSTITUTE([CulturesData.U10];&quot;e&quot;;&quot;EVERYMAN&quot;);&quot;r&quot;;&quot;RESTRICTED&quot;);&quot;o&quot;;&quot;OCCUPATIONAL&quot;);&quot;,&quot;))" office:value-type="string" office:string-value="S76=EVERYMAN,">
            <text:p>S76=EVERYMAN,</text:p>
          </table:table-cell>
          <table:table-cell table:formula="of:=IF(LEN(TRIM([CulturesData.V10]))=0;&quot;&quot;;CONCATENATE([CulturesData.V$1];SUBSTITUTE(SUBSTITUTE(SUBSTITUTE([CulturesData.V10];&quot;e&quot;;&quot;EVERYMAN&quot;);&quot;r&quot;;&quot;RESTRICTED&quot;);&quot;o&quot;;&quot;OCCUPATIONAL&quot;);&quot;,&quot;))" office:value-type="string" office:string-value="G3=1,">
            <text:p>G3=1,</text:p>
          </table:table-cell>
          <table:table-cell table:formula="of:=IF(LEN(TRIM([CulturesData.W10]))=0;&quot;&quot;;CONCATENATE([CulturesData.W$1];SUBSTITUTE(SUBSTITUTE(SUBSTITUTE([CulturesData.W10];&quot;e&quot;;&quot;EVERYMAN&quot;);&quot;r&quot;;&quot;RESTRICTED&quot;);&quot;o&quot;;&quot;OCCUPATIONAL&quot;);&quot;,&quot;))">
            <text:p/>
          </table:table-cell>
          <table:table-cell table:formula="of:=IF(LEN(TRIM([CulturesData.X10]))=0;&quot;&quot;;CONCATENATE([CulturesData.X$1];SUBSTITUTE(SUBSTITUTE(SUBSTITUTE([CulturesData.X10];&quot;e&quot;;&quot;EVERYMAN&quot;);&quot;r&quot;;&quot;RESTRICTED&quot;);&quot;o&quot;;&quot;OCCUPATIONAL&quot;);&quot;,&quot;))">
            <text:p/>
          </table:table-cell>
          <table:table-cell table:formula="of:=IF(LEN(TRIM([CulturesData.Y10]))=0;&quot;&quot;;CONCATENATE([CulturesData.Y$1];SUBSTITUTE(SUBSTITUTE(SUBSTITUTE([CulturesData.Y10];&quot;e&quot;;&quot;EVERYMAN&quot;);&quot;r&quot;;&quot;RESTRICTED&quot;);&quot;o&quot;;&quot;OCCUPATIONAL&quot;);&quot;,&quot;))">
            <text:p/>
          </table:table-cell>
          <table:table-cell table:formula="of:=IF(LEN(TRIM([CulturesData.Z10]))=0;&quot;&quot;;CONCATENATE([CulturesData.Z$1];SUBSTITUTE(SUBSTITUTE(SUBSTITUTE([CulturesData.Z10];&quot;e&quot;;&quot;EVERYMAN&quot;);&quot;r&quot;;&quot;RESTRICTED&quot;);&quot;o&quot;;&quot;OCCUPATIONAL&quot;);&quot;,&quot;))">
            <text:p/>
          </table:table-cell>
          <table:table-cell table:formula="of:=IF(LEN(TRIM([CulturesData.AA10]))=0;&quot;&quot;;CONCATENATE([CulturesData.AA$1];SUBSTITUTE(SUBSTITUTE(SUBSTITUTE([CulturesData.AA10];&quot;e&quot;;&quot;EVERYMAN&quot;);&quot;r&quot;;&quot;RESTRICTED&quot;);&quot;o&quot;;&quot;OCCUPATIONAL&quot;);&quot;,&quot;))" office:value-type="string" office:string-value="G1=1,">
            <text:p>G1=1,</text:p>
          </table:table-cell>
          <table:table-cell table:formula="of:=IF(LEN(TRIM([CulturesData.AB10]))=0;&quot;&quot;;CONCATENATE([CulturesData.AB$1];SUBSTITUTE(SUBSTITUTE(SUBSTITUTE([CulturesData.AB10];&quot;e&quot;;&quot;EVERYMAN&quot;);&quot;r&quot;;&quot;RESTRICTED&quot;);&quot;o&quot;;&quot;OCCUPATIONAL&quot;);&quot;,&quot;))">
            <text:p/>
          </table:table-cell>
          <table:table-cell table:formula="of:=IF(LEN(TRIM([CulturesData.AC10]))=0;&quot;&quot;;CONCATENATE([CulturesData.AC$1];SUBSTITUTE(SUBSTITUTE(SUBSTITUTE([CulturesData.AC10];&quot;e&quot;;&quot;EVERYMAN&quot;);&quot;r&quot;;&quot;RESTRICTED&quot;);&quot;o&quot;;&quot;OCCUPATIONAL&quot;);&quot;,&quot;))">
            <text:p/>
          </table:table-cell>
          <table:table-cell table:formula="of:=IF(LEN(TRIM([CulturesData.AD10]))=0;&quot;&quot;;CONCATENATE([CulturesData.AD$1];SUBSTITUTE(SUBSTITUTE(SUBSTITUTE([CulturesData.AD10];&quot;e&quot;;&quot;EVERYMAN&quot;);&quot;r&quot;;&quot;RESTRICTED&quot;);&quot;o&quot;;&quot;OCCUPATIONAL&quot;);&quot;,&quot;))" office:value-type="string" office:string-value="S5=3,">
            <text:p>S5=3,</text:p>
          </table:table-cell>
          <table:table-cell table:formula="of:=IF(LEN(TRIM([CulturesData.AE10]))=0;&quot;&quot;;CONCATENATE([CulturesData.AE$1];SUBSTITUTE(SUBSTITUTE(SUBSTITUTE([CulturesData.AE10];&quot;e&quot;;&quot;EVERYMAN&quot;);&quot;r&quot;;&quot;RESTRICTED&quot;);&quot;o&quot;;&quot;OCCUPATIONAL&quot;);&quot;,&quot;))" office:value-type="string" office:string-value="G2=1,">
            <text:p>G2=1,</text:p>
          </table:table-cell>
          <table:table-cell table:formula="of:=IF(LEN(TRIM([CulturesData.AF10]))=0;&quot;&quot;;CONCATENATE([CulturesData.AF$1];SUBSTITUTE(SUBSTITUTE(SUBSTITUTE([CulturesData.AF10];&quot;e&quot;;&quot;EVERYMAN&quot;);&quot;r&quot;;&quot;RESTRICTED&quot;);&quot;o&quot;;&quot;OCCUPATIONAL&quot;);&quot;,&quot;))" office:value-type="string" office:string-value="S14=2,">
            <text:p>S14=2,</text:p>
          </table:table-cell>
          <table:table-cell table:formula="of:=IF(LEN(TRIM([CulturesData.AG10]))=0;&quot;&quot;;CONCATENATE([CulturesData.AG$1];SUBSTITUTE(SUBSTITUTE(SUBSTITUTE([CulturesData.AG10];&quot;e&quot;;&quot;EVERYMAN&quot;);&quot;r&quot;;&quot;RESTRICTED&quot;);&quot;o&quot;;&quot;OCCUPATIONAL&quot;);&quot;,&quot;))">
            <text:p/>
          </table:table-cell>
          <table:table-cell table:formula="of:=IF(LEN(TRIM([CulturesData.AH10]))=0;&quot;&quot;;CONCATENATE([CulturesData.AH$1];SUBSTITUTE(SUBSTITUTE(SUBSTITUTE([CulturesData.AH10];&quot;e&quot;;&quot;EVERYMAN&quot;);&quot;r&quot;;&quot;RESTRICTED&quot;);&quot;o&quot;;&quot;OCCUPATIONAL&quot;);&quot;,&quot;))" office:value-type="string" office:string-value="S168=6,">
            <text:p>S168=6,</text:p>
          </table:table-cell>
          <table:table-cell table:formula="of:=IF(LEN(TRIM([CulturesData.AI10]))=0;&quot;&quot;;CONCATENATE([CulturesData.AI$1];SUBSTITUTE(SUBSTITUTE(SUBSTITUTE([CulturesData.AI10];&quot;e&quot;;&quot;EVERYMAN&quot;);&quot;r&quot;;&quot;RESTRICTED&quot;);&quot;o&quot;;&quot;OCCUPATIONAL&quot;);&quot;,&quot;))" office:value-type="string" office:string-value="G36=1,">
            <text:p>G36=1,</text:p>
          </table:table-cell>
          <table:table-cell table:formula="of:=IF(LEN(TRIM([CulturesData.AJ10]))=0;&quot;&quot;;CONCATENATE([CulturesData.AJ$1];SUBSTITUTE(SUBSTITUTE(SUBSTITUTE([CulturesData.AJ10];&quot;e&quot;;&quot;EVERYMAN&quot;);&quot;r&quot;;&quot;RESTRICTED&quot;);&quot;o&quot;;&quot;OCCUPATIONAL&quot;);&quot;,&quot;))">
            <text:p/>
          </table:table-cell>
          <table:table-cell table:formula="of:=IF(LEN(TRIM([CulturesData.AK10]))=0;&quot;&quot;;CONCATENATE([CulturesData.AK$1];SUBSTITUTE(SUBSTITUTE(SUBSTITUTE([CulturesData.AK10];&quot;e&quot;;&quot;EVERYMAN&quot;);&quot;r&quot;;&quot;RESTRICTED&quot;);&quot;o&quot;;&quot;OCCUPATIONAL&quot;);&quot;,&quot;))">
            <text:p/>
          </table:table-cell>
          <table:table-cell table:formula="of:=IF(LEN(TRIM([CulturesData.AL10]))=0;&quot;&quot;;CONCATENATE([CulturesData.AL$1];SUBSTITUTE(SUBSTITUTE(SUBSTITUTE([CulturesData.AL10];&quot;e&quot;;&quot;EVERYMAN&quot;);&quot;r&quot;;&quot;RESTRICTED&quot;);&quot;o&quot;;&quot;OCCUPATIONAL&quot;);&quot;,&quot;))">
            <text:p/>
          </table:table-cell>
          <table:table-cell table:formula="of:=IF(LEN(TRIM([CulturesData.AM10]))=0;&quot;&quot;;CONCATENATE([CulturesData.AM$1];SUBSTITUTE(SUBSTITUTE(SUBSTITUTE([CulturesData.AM10];&quot;e&quot;;&quot;EVERYMAN&quot;);&quot;r&quot;;&quot;RESTRICTED&quot;);&quot;o&quot;;&quot;OCCUPATIONAL&quot;);&quot;,&quot;))">
            <text:p/>
          </table:table-cell>
          <table:table-cell table:formula="of:=IF(LEN(TRIM([CulturesData.AN10]))=0;&quot;&quot;;CONCATENATE([CulturesData.AN$1];SUBSTITUTE(SUBSTITUTE(SUBSTITUTE([CulturesData.AN10];&quot;e&quot;;&quot;EVERYMAN&quot;);&quot;r&quot;;&quot;RESTRICTED&quot;);&quot;o&quot;;&quot;OCCUPATIONAL&quot;);&quot;,&quot;))" office:value-type="string" office:string-value="S155=RESTRICTED,">
            <text:p>S155=RESTRICTED,</text:p>
          </table:table-cell>
          <table:table-cell table:formula="of:=IF(LEN(TRIM([CulturesData.AO10]))=0;&quot;&quot;;CONCATENATE([CulturesData.AO$1];SUBSTITUTE(SUBSTITUTE(SUBSTITUTE([CulturesData.AO10];&quot;e&quot;;&quot;EVERYMAN&quot;);&quot;r&quot;;&quot;RESTRICTED&quot;);&quot;o&quot;;&quot;OCCUPATIONAL&quot;);&quot;,&quot;))" office:value-type="string" office:string-value="S154=RESTRICTED,">
            <text:p>S154=RESTRICTED,</text:p>
          </table:table-cell>
          <table:table-cell table:formula="of:=IF(LEN(TRIM([CulturesData.AP10]))=0;&quot;&quot;;CONCATENATE([CulturesData.AP$1];SUBSTITUTE(SUBSTITUTE(SUBSTITUTE([CulturesData.AP10];&quot;e&quot;;&quot;EVERYMAN&quot;);&quot;r&quot;;&quot;RESTRICTED&quot;);&quot;o&quot;;&quot;OCCUPATIONAL&quot;);&quot;,&quot;))" office:value-type="string" office:string-value="S64=1,">
            <text:p>S64=1,</text:p>
          </table:table-cell>
          <table:table-cell table:formula="of:=IF(LEN(TRIM([CulturesData.AQ10]))=0;&quot;&quot;;CONCATENATE([CulturesData.AQ$1];SUBSTITUTE(SUBSTITUTE(SUBSTITUTE([CulturesData.AQ10];&quot;e&quot;;&quot;EVERYMAN&quot;);&quot;r&quot;;&quot;RESTRICTED&quot;);&quot;o&quot;;&quot;OCCUPATIONAL&quot;);&quot;,&quot;))">
            <text:p/>
          </table:table-cell>
          <table:table-cell table:formula="of:=IF(LEN(TRIM([CulturesData.AR10]))=0;&quot;&quot;;CONCATENATE([CulturesData.AR$1];SUBSTITUTE(SUBSTITUTE(SUBSTITUTE([CulturesData.AR10];&quot;e&quot;;&quot;EVERYMAN&quot;);&quot;r&quot;;&quot;RESTRICTED&quot;);&quot;o&quot;;&quot;OCCUPATIONAL&quot;);&quot;,&quot;))" office:value-type="string" office:string-value="S503=RESTRICTED,">
            <text:p>S503=RESTRICTED,</text:p>
          </table:table-cell>
          <table:table-cell table:formula="of:=IF(LEN(TRIM([CulturesData.AS10]))=0;&quot;&quot;;CONCATENATE([CulturesData.AS$1];SUBSTITUTE(SUBSTITUTE(SUBSTITUTE([CulturesData.AS10];&quot;e&quot;;&quot;EVERYMAN&quot;);&quot;r&quot;;&quot;RESTRICTED&quot;);&quot;o&quot;;&quot;OCCUPATIONAL&quot;);&quot;,&quot;))" office:value-type="string" office:string-value="S504=RESTRICTED,">
            <text:p>S504=RESTRICTED,</text:p>
          </table:table-cell>
          <table:table-cell table:formula="of:=IF(LEN(TRIM([CulturesData.AT10]))=0;&quot;&quot;;CONCATENATE([CulturesData.AT$1];SUBSTITUTE(SUBSTITUTE(SUBSTITUTE([CulturesData.AT10];&quot;e&quot;;&quot;EVERYMAN&quot;);&quot;r&quot;;&quot;RESTRICTED&quot;);&quot;o&quot;;&quot;OCCUPATIONAL&quot;);&quot;,&quot;))" office:value-type="string" office:string-value="S53=RESTRICTED,">
            <text:p>S53=RESTRICTED,</text:p>
          </table:table-cell>
          <table:table-cell table:formula="of:=IF(LEN(TRIM([CulturesData.AU10]))=0;&quot;&quot;;CONCATENATE([CulturesData.AU$1];SUBSTITUTE(SUBSTITUTE(SUBSTITUTE([CulturesData.AU10];&quot;e&quot;;&quot;EVERYMAN&quot;);&quot;r&quot;;&quot;RESTRICTED&quot;);&quot;o&quot;;&quot;OCCUPATIONAL&quot;);&quot;,&quot;))" office:value-type="string" office:string-value="S54=RESTRICTED,">
            <text:p>S54=RESTRICTED,</text:p>
          </table:table-cell>
          <table:table-cell table:formula="of:=IF(LEN(TRIM([CulturesData.AV10]))=0;&quot;&quot;;CONCATENATE([CulturesData.AV$1];SUBSTITUTE(SUBSTITUTE(SUBSTITUTE([CulturesData.AV10];&quot;e&quot;;&quot;EVERYMAN&quot;);&quot;r&quot;;&quot;RESTRICTED&quot;);&quot;o&quot;;&quot;OCCUPATIONAL&quot;);&quot;,&quot;))" office:value-type="string" office:string-value="G8=2,">
            <text:p>G8=2,</text:p>
          </table:table-cell>
          <table:table-cell table:formula="of:=IF(LEN(TRIM([CulturesData.AW10]))=0;&quot;&quot;;CONCATENATE([CulturesData.AW$1];SUBSTITUTE(SUBSTITUTE(SUBSTITUTE([CulturesData.AW10];&quot;e&quot;;&quot;EVERYMAN&quot;);&quot;r&quot;;&quot;RESTRICTED&quot;);&quot;o&quot;;&quot;OCCUPATIONAL&quot;);&quot;,&quot;))">
            <text:p/>
          </table:table-cell>
          <table:table-cell table:formula="of:=IF(LEN(TRIM([CulturesData.AX10]))=0;&quot;&quot;;CONCATENATE([CulturesData.AX$1];SUBSTITUTE(SUBSTITUTE(SUBSTITUTE([CulturesData.AX10];&quot;e&quot;;&quot;EVERYMAN&quot;);&quot;r&quot;;&quot;RESTRICTED&quot;);&quot;o&quot;;&quot;OCCUPATIONAL&quot;);&quot;,&quot;))">
            <text:p/>
          </table:table-cell>
          <table:table-cell table:formula="of:=IF(LEN(TRIM([CulturesData.AY10]))=0;&quot;&quot;;CONCATENATE([CulturesData.AY$1];SUBSTITUTE(SUBSTITUTE(SUBSTITUTE([CulturesData.AY10];&quot;e&quot;;&quot;EVERYMAN&quot;);&quot;r&quot;;&quot;RESTRICTED&quot;);&quot;o&quot;;&quot;OCCUPATIONAL&quot;);&quot;,&quot;))" office:value-type="string" office:string-value="S465=8,">
            <text:p>S465=8,</text:p>
          </table:table-cell>
          <table:table-cell table:formula="of:=IF(LEN(TRIM([CulturesData.AZ10]))=0;&quot;&quot;;CONCATENATE([CulturesData.AZ$1];SUBSTITUTE(SUBSTITUTE(SUBSTITUTE([CulturesData.AZ10];&quot;e&quot;;&quot;EVERYMAN&quot;);&quot;r&quot;;&quot;RESTRICTED&quot;);&quot;o&quot;;&quot;OCCUPATIONAL&quot;);&quot;,&quot;))" office:value-type="string" office:string-value="S466=6,">
            <text:p>S466=6,</text:p>
          </table:table-cell>
          <table:table-cell table:formula="of:=IF(LEN(TRIM([CulturesData.BA10]))=0;&quot;&quot;;CONCATENATE([CulturesData.BA$1];SUBSTITUTE(SUBSTITUTE(SUBSTITUTE([CulturesData.BA10];&quot;e&quot;;&quot;EVERYMAN&quot;);&quot;r&quot;;&quot;RESTRICTED&quot;);&quot;o&quot;;&quot;OCCUPATIONAL&quot;);&quot;,&quot;))">
            <text:p/>
          </table:table-cell>
          <table:table-cell table:formula="of:=IF(LEN(TRIM([CulturesData.BB10]))=0;&quot;&quot;;CONCATENATE([CulturesData.BB$1];SUBSTITUTE(SUBSTITUTE(SUBSTITUTE([CulturesData.BB10];&quot;e&quot;;&quot;EVERYMAN&quot;);&quot;r&quot;;&quot;RESTRICTED&quot;);&quot;o&quot;;&quot;OCCUPATIONAL&quot;);&quot;,&quot;))">
            <text:p/>
          </table:table-cell>
          <table:table-cell table:formula="of:=IF(LEN(TRIM([CulturesData.BC10]))=0;&quot;&quot;;CONCATENATE([CulturesData.BC$1];SUBSTITUTE(SUBSTITUTE(SUBSTITUTE([CulturesData.BC10];&quot;e&quot;;&quot;EVERYMAN&quot;);&quot;r&quot;;&quot;RESTRICTED&quot;);&quot;o&quot;;&quot;OCCUPATIONAL&quot;);&quot;,&quot;))" office:value-type="string" office:string-value="S469=10,">
            <text:p>S469=10,</text:p>
          </table:table-cell>
          <table:table-cell table:formula="of:=IF(LEN(TRIM([CulturesData.BD10]))=0;&quot;&quot;;CONCATENATE([CulturesData.BD$1];SUBSTITUTE(SUBSTITUTE(SUBSTITUTE([CulturesData.BD10];&quot;e&quot;;&quot;EVERYMAN&quot;);&quot;r&quot;;&quot;RESTRICTED&quot;);&quot;o&quot;;&quot;OCCUPATIONAL&quot;);&quot;,&quot;))" office:value-type="string" office:string-value="S470=10,">
            <text:p>S470=10,</text:p>
          </table:table-cell>
          <table:table-cell table:formula="of:=IF(LEN(TRIM([CulturesData.BE10]))=0;&quot;&quot;;CONCATENATE([CulturesData.BE$1];SUBSTITUTE(SUBSTITUTE(SUBSTITUTE([CulturesData.BE10];&quot;e&quot;;&quot;EVERYMAN&quot;);&quot;r&quot;;&quot;RESTRICTED&quot;);&quot;o&quot;;&quot;OCCUPATIONAL&quot;);&quot;,&quot;))" office:value-type="string" office:string-value="S471=8,">
            <text:p>S471=8,</text:p>
          </table:table-cell>
          <table:table-cell table:formula="of:=IF(LEN(TRIM([CulturesData.BF10]))=0;&quot;&quot;;CONCATENATE([CulturesData.BF$1];SUBSTITUTE(SUBSTITUTE(SUBSTITUTE([CulturesData.BF10];&quot;e&quot;;&quot;EVERYMAN&quot;);&quot;r&quot;;&quot;RESTRICTED&quot;);&quot;o&quot;;&quot;OCCUPATIONAL&quot;);&quot;,&quot;))" office:value-type="string" office:string-value="S472=6,">
            <text:p>S472=6,</text:p>
          </table:table-cell>
          <table:table-cell table:formula="of:=IF(LEN(TRIM([CulturesData.BG10]))=0;&quot;&quot;;CONCATENATE([CulturesData.BG$1];SUBSTITUTE(SUBSTITUTE(SUBSTITUTE([CulturesData.BG10];&quot;e&quot;;&quot;EVERYMAN&quot;);&quot;r&quot;;&quot;RESTRICTED&quot;);&quot;o&quot;;&quot;OCCUPATIONAL&quot;);&quot;,&quot;))" office:value-type="string" office:string-value="S473=4,">
            <text:p>S473=4,</text:p>
          </table:table-cell>
          <table:table-cell table:formula="of:=IF(LEN(TRIM([CulturesData.BH10]))=0;&quot;&quot;;CONCATENATE([CulturesData.BH$1];SUBSTITUTE(SUBSTITUTE(SUBSTITUTE([CulturesData.BH10];&quot;e&quot;;&quot;EVERYMAN&quot;);&quot;r&quot;;&quot;RESTRICTED&quot;);&quot;o&quot;;&quot;OCCUPATIONAL&quot;);&quot;,&quot;))" office:value-type="string" office:string-value="S474=4,">
            <text:p>S474=4,</text:p>
          </table:table-cell>
          <table:table-cell table:formula="of:=IF(LEN(TRIM([CulturesData.BI10]))=0;&quot;&quot;;CONCATENATE([CulturesData.BI$1];SUBSTITUTE(SUBSTITUTE(SUBSTITUTE([CulturesData.BI10];&quot;e&quot;;&quot;EVERYMAN&quot;);&quot;r&quot;;&quot;RESTRICTED&quot;);&quot;o&quot;;&quot;OCCUPATIONAL&quot;);&quot;,&quot;))">
            <text:p/>
          </table:table-cell>
          <table:table-cell table:formula="of:=IF(LEN(TRIM([CulturesData.BJ10]))=0;&quot;&quot;;CONCATENATE([CulturesData.BJ$1];SUBSTITUTE(SUBSTITUTE(SUBSTITUTE([CulturesData.BJ10];&quot;e&quot;;&quot;EVERYMAN&quot;);&quot;r&quot;;&quot;RESTRICTED&quot;);&quot;o&quot;;&quot;OCCUPATIONAL&quot;);&quot;,&quot;))">
            <text:p/>
          </table:table-cell>
          <table:table-cell table:formula="of:=IF(LEN(TRIM([CulturesData.BK10]))=0;&quot;&quot;;CONCATENATE([CulturesData.BK$1];SUBSTITUTE(SUBSTITUTE(SUBSTITUTE([CulturesData.BK10];&quot;e&quot;;&quot;EVERYMAN&quot;);&quot;r&quot;;&quot;RESTRICTED&quot;);&quot;o&quot;;&quot;OCCUPATIONAL&quot;);&quot;,&quot;))">
            <text:p/>
          </table:table-cell>
          <table:table-cell table:formula="of:=IF(LEN(TRIM([CulturesData.BL10]))=0;&quot;&quot;;CONCATENATE([CulturesData.BL$1];SUBSTITUTE(SUBSTITUTE(SUBSTITUTE([CulturesData.BL10];&quot;e&quot;;&quot;EVERYMAN&quot;);&quot;r&quot;;&quot;RESTRICTED&quot;);&quot;o&quot;;&quot;OCCUPATIONAL&quot;);&quot;,&quot;))">
            <text:p/>
          </table:table-cell>
          <table:table-cell table:formula="of:=IF(LEN(TRIM([CulturesData.BM10]))=0;&quot;&quot;;CONCATENATE([CulturesData.BM$1];SUBSTITUTE(SUBSTITUTE(SUBSTITUTE([CulturesData.BM10];&quot;e&quot;;&quot;EVERYMAN&quot;);&quot;r&quot;;&quot;RESTRICTED&quot;);&quot;o&quot;;&quot;OCCUPATIONAL&quot;);&quot;,&quot;))">
            <text:p/>
          </table:table-cell>
          <table:table-cell table:formula="of:=IF(LEN(TRIM([CulturesData.BN10]))=0;&quot;&quot;;CONCATENATE([CulturesData.BN$1];SUBSTITUTE(SUBSTITUTE(SUBSTITUTE([CulturesData.BN10];&quot;e&quot;;&quot;EVERYMAN&quot;);&quot;r&quot;;&quot;RESTRICTED&quot;);&quot;o&quot;;&quot;OCCUPATIONAL&quot;);&quot;,&quot;))">
            <text:p/>
          </table:table-cell>
          <table:table-cell table:formula="of:=IF(LEN(TRIM([CulturesData.BO10]))=0;&quot;&quot;;CONCATENATE([CulturesData.BO$1];SUBSTITUTE(SUBSTITUTE(SUBSTITUTE([CulturesData.BO10];&quot;e&quot;;&quot;EVERYMAN&quot;);&quot;r&quot;;&quot;RESTRICTED&quot;);&quot;o&quot;;&quot;OCCUPATIONAL&quot;);&quot;,&quot;))">
            <text:p/>
          </table:table-cell>
          <table:table-cell table:formula="of:=IF(LEN(TRIM([CulturesData.BP10]))=0;&quot;&quot;;CONCATENATE([CulturesData.BP$1];SUBSTITUTE(SUBSTITUTE(SUBSTITUTE([CulturesData.BP10];&quot;e&quot;;&quot;EVERYMAN&quot;);&quot;r&quot;;&quot;RESTRICTED&quot;);&quot;o&quot;;&quot;OCCUPATIONAL&quot;);&quot;,&quot;))">
            <text:p/>
          </table:table-cell>
          <table:table-cell table:formula="of:=IF(LEN(TRIM([CulturesData.BQ10]))=0;&quot;&quot;;CONCATENATE([CulturesData.BQ$1];SUBSTITUTE(SUBSTITUTE(SUBSTITUTE([CulturesData.BQ10];&quot;e&quot;;&quot;EVERYMAN&quot;);&quot;r&quot;;&quot;RESTRICTED&quot;);&quot;o&quot;;&quot;OCCUPATIONAL&quot;);&quot;,&quot;))">
            <text:p/>
          </table:table-cell>
          <table:table-cell table:formula="of:=IF(LEN(TRIM([CulturesData.BR10]))=0;&quot;&quot;;CONCATENATE([CulturesData.BR$1];SUBSTITUTE(SUBSTITUTE(SUBSTITUTE([CulturesData.BR10];&quot;e&quot;;&quot;EVERYMAN&quot;);&quot;r&quot;;&quot;RESTRICTED&quot;);&quot;o&quot;;&quot;OCCUPATIONAL&quot;);&quot;,&quot;))">
            <text:p/>
          </table:table-cell>
          <table:table-cell table:formula="of:=IF(LEN(TRIM([CulturesData.BS10]))=0;&quot;&quot;;CONCATENATE([CulturesData.BS$1];SUBSTITUTE(SUBSTITUTE(SUBSTITUTE([CulturesData.BS10];&quot;e&quot;;&quot;EVERYMAN&quot;);&quot;r&quot;;&quot;RESTRICTED&quot;);&quot;o&quot;;&quot;OCCUPATIONAL&quot;);&quot;,&quot;))">
            <text:p/>
          </table:table-cell>
          <table:table-cell table:formula="of:=IF(LEN(TRIM([CulturesData.BT10]))=0;&quot;&quot;;CONCATENATE([CulturesData.BT$1];SUBSTITUTE(SUBSTITUTE(SUBSTITUTE([CulturesData.BT10];&quot;e&quot;;&quot;EVERYMAN&quot;);&quot;r&quot;;&quot;RESTRICTED&quot;);&quot;o&quot;;&quot;OCCUPATIONAL&quot;);&quot;,&quot;))">
            <text:p/>
          </table:table-cell>
          <table:table-cell table:formula="of:=IF(LEN(TRIM([CulturesData.BU10]))=0;&quot;&quot;;CONCATENATE([CulturesData.BU$1];SUBSTITUTE(SUBSTITUTE(SUBSTITUTE([CulturesData.BU10];&quot;e&quot;;&quot;EVERYMAN&quot;);&quot;r&quot;;&quot;RESTRICTED&quot;);&quot;o&quot;;&quot;OCCUPATIONAL&quot;);&quot;,&quot;))">
            <text:p/>
          </table:table-cell>
          <table:table-cell table:formula="of:=IF(LEN(TRIM([CulturesData.BV10]))=0;&quot;&quot;;CONCATENATE([CulturesData.BV$1];SUBSTITUTE(SUBSTITUTE(SUBSTITUTE([CulturesData.BV10];&quot;e&quot;;&quot;EVERYMAN&quot;);&quot;r&quot;;&quot;RESTRICTED&quot;);&quot;o&quot;;&quot;OCCUPATIONAL&quot;);&quot;,&quot;))">
            <text:p/>
          </table:table-cell>
          <table:table-cell table:formula="of:=IF(LEN(TRIM([CulturesData.BW10]))=0;&quot;&quot;;CONCATENATE([CulturesData.BW$1];SUBSTITUTE(SUBSTITUTE(SUBSTITUTE([CulturesData.BW10];&quot;e&quot;;&quot;EVERYMAN&quot;);&quot;r&quot;;&quot;RESTRICTED&quot;);&quot;o&quot;;&quot;OCCUPATIONAL&quot;);&quot;,&quot;))">
            <text:p/>
          </table:table-cell>
          <table:table-cell table:formula="of:=IF(LEN(TRIM([CulturesData.BX10]))=0;&quot;&quot;;CONCATENATE([CulturesData.BX$1];SUBSTITUTE(SUBSTITUTE(SUBSTITUTE([CulturesData.BX10];&quot;e&quot;;&quot;EVERYMAN&quot;);&quot;r&quot;;&quot;RESTRICTED&quot;);&quot;o&quot;;&quot;OCCUPATIONAL&quot;);&quot;,&quot;))">
            <text:p/>
          </table:table-cell>
          <table:table-cell table:formula="of:=IF(LEN(TRIM([CulturesData.BY10]))=0;&quot;&quot;;CONCATENATE([CulturesData.BY$1];SUBSTITUTE(SUBSTITUTE(SUBSTITUTE([CulturesData.BY10];&quot;e&quot;;&quot;EVERYMAN&quot;);&quot;r&quot;;&quot;RESTRICTED&quot;);&quot;o&quot;;&quot;OCCUPATIONAL&quot;);&quot;,&quot;))">
            <text:p/>
          </table:table-cell>
          <table:table-cell table:formula="of:=IF(LEN(TRIM([CulturesData.BZ10]))=0;&quot;&quot;;CONCATENATE([CulturesData.BZ$1];SUBSTITUTE(SUBSTITUTE(SUBSTITUTE([CulturesData.BZ10];&quot;e&quot;;&quot;EVERYMAN&quot;);&quot;r&quot;;&quot;RESTRICTED&quot;);&quot;o&quot;;&quot;OCCUPATIONAL&quot;);&quot;,&quot;))">
            <text:p/>
          </table:table-cell>
          <table:table-cell table:formula="of:=IF(LEN(TRIM([CulturesData.CA10]))=0;&quot;&quot;;CONCATENATE([CulturesData.CA$1];SUBSTITUTE(SUBSTITUTE(SUBSTITUTE([CulturesData.CA10];&quot;e&quot;;&quot;EVERYMAN&quot;);&quot;r&quot;;&quot;RESTRICTED&quot;);&quot;o&quot;;&quot;OCCUPATIONAL&quot;);&quot;,&quot;))">
            <text:p/>
          </table:table-cell>
          <table:table-cell table:formula="of:=IF(LEN(TRIM([CulturesData.CB10]))=0;&quot;&quot;;CONCATENATE([CulturesData.CB$1];SUBSTITUTE(SUBSTITUTE(SUBSTITUTE([CulturesData.CB10];&quot;e&quot;;&quot;EVERYMAN&quot;);&quot;r&quot;;&quot;RESTRICTED&quot;);&quot;o&quot;;&quot;OCCUPATIONAL&quot;);&quot;,&quot;))">
            <text:p/>
          </table:table-cell>
          <table:table-cell table:formula="of:=IF(LEN(TRIM([CulturesData.CC10]))=0;&quot;&quot;;CONCATENATE([CulturesData.CC$1];SUBSTITUTE(SUBSTITUTE(SUBSTITUTE([CulturesData.CC10];&quot;e&quot;;&quot;EVERYMAN&quot;);&quot;r&quot;;&quot;RESTRICTED&quot;);&quot;o&quot;;&quot;OCCUPATIONAL&quot;);&quot;,&quot;))">
            <text:p/>
          </table:table-cell>
          <table:table-cell table:formula="of:=IF(LEN(TRIM([CulturesData.CD10]))=0;&quot;&quot;;CONCATENATE([CulturesData.CD$1];SUBSTITUTE(SUBSTITUTE(SUBSTITUTE([CulturesData.CD10];&quot;e&quot;;&quot;EVERYMAN&quot;);&quot;r&quot;;&quot;RESTRICTED&quot;);&quot;o&quot;;&quot;OCCUPATIONAL&quot;);&quot;,&quot;))">
            <text:p/>
          </table:table-cell>
          <table:table-cell table:formula="of:=IF(LEN(TRIM([CulturesData.CE10]))=0;&quot;&quot;;CONCATENATE([CulturesData.CE$1];SUBSTITUTE(SUBSTITUTE(SUBSTITUTE([CulturesData.CE10];&quot;e&quot;;&quot;EVERYMAN&quot;);&quot;r&quot;;&quot;RESTRICTED&quot;);&quot;o&quot;;&quot;OCCUPATIONAL&quot;);&quot;,&quot;))">
            <text:p/>
          </table:table-cell>
          <table:table-cell table:formula="of:=IF(LEN(TRIM([CulturesData.CF10]))=0;&quot;&quot;;CONCATENATE([CulturesData.CF$1];SUBSTITUTE(SUBSTITUTE(SUBSTITUTE([CulturesData.CF10];&quot;e&quot;;&quot;EVERYMAN&quot;);&quot;r&quot;;&quot;RESTRICTED&quot;);&quot;o&quot;;&quot;OCCUPATIONAL&quot;);&quot;,&quot;))">
            <text:p/>
          </table:table-cell>
          <table:table-cell table:formula="of:=IF(LEN(TRIM([CulturesData.CG10]))=0;&quot;&quot;;CONCATENATE([CulturesData.CG$1];SUBSTITUTE(SUBSTITUTE(SUBSTITUTE([CulturesData.CG10];&quot;e&quot;;&quot;EVERYMAN&quot;);&quot;r&quot;;&quot;RESTRICTED&quot;);&quot;o&quot;;&quot;OCCUPATIONAL&quot;);&quot;,&quot;))">
            <text:p/>
          </table:table-cell>
          <table:table-cell table:formula="of:=IF(LEN(TRIM([CulturesData.CH10]))=0;&quot;&quot;;CONCATENATE([CulturesData.CH$1];SUBSTITUTE(SUBSTITUTE(SUBSTITUTE([CulturesData.CH10];&quot;e&quot;;&quot;EVERYMAN&quot;);&quot;r&quot;;&quot;RESTRICTED&quot;);&quot;o&quot;;&quot;OCCUPATIONAL&quot;);&quot;,&quot;))">
            <text:p/>
          </table:table-cell>
          <table:table-cell table:formula="of:=IF(LEN(TRIM([CulturesData.CI10]))=0;&quot;&quot;;CONCATENATE([CulturesData.CI$1];SUBSTITUTE(SUBSTITUTE(SUBSTITUTE([CulturesData.CI10];&quot;e&quot;;&quot;EVERYMAN&quot;);&quot;r&quot;;&quot;RESTRICTED&quot;);&quot;o&quot;;&quot;OCCUPATIONAL&quot;);&quot;,&quot;))">
            <text:p/>
          </table:table-cell>
          <table:table-cell table:formula="of:=IF(LEN(TRIM([CulturesData.CJ10]))=0;&quot;&quot;;CONCATENATE([CulturesData.CJ$1];SUBSTITUTE(SUBSTITUTE(SUBSTITUTE([CulturesData.CJ10];&quot;e&quot;;&quot;EVERYMAN&quot;);&quot;r&quot;;&quot;RESTRICTED&quot;);&quot;o&quot;;&quot;OCCUPATIONAL&quot;);&quot;,&quot;))">
            <text:p/>
          </table:table-cell>
          <table:table-cell table:formula="of:=IF(LEN(TRIM([CulturesData.CK10]))=0;&quot;&quot;;CONCATENATE([CulturesData.CK$1];SUBSTITUTE(SUBSTITUTE(SUBSTITUTE([CulturesData.CK10];&quot;e&quot;;&quot;EVERYMAN&quot;);&quot;r&quot;;&quot;RESTRICTED&quot;);&quot;o&quot;;&quot;OCCUPATIONAL&quot;);&quot;,&quot;))" office:value-type="string" office:string-value="S61=RESTRICTED,">
            <text:p>S61=RESTRICTED,</text:p>
          </table:table-cell>
          <table:table-cell table:formula="of:=IF(LEN(TRIM([CulturesData.CL10]))=0;&quot;&quot;;CONCATENATE([CulturesData.CL$1];SUBSTITUTE(SUBSTITUTE(SUBSTITUTE([CulturesData.CL10];&quot;e&quot;;&quot;EVERYMAN&quot;);&quot;r&quot;;&quot;RESTRICTED&quot;);&quot;o&quot;;&quot;OCCUPATIONAL&quot;);&quot;,&quot;))">
            <text:p/>
          </table:table-cell>
          <table:table-cell table:formula="of:=IF(LEN(TRIM([CulturesData.CM10]))=0;&quot;&quot;;CONCATENATE([CulturesData.CM$1];SUBSTITUTE(SUBSTITUTE(SUBSTITUTE([CulturesData.CM10];&quot;e&quot;;&quot;EVERYMAN&quot;);&quot;r&quot;;&quot;RESTRICTED&quot;);&quot;o&quot;;&quot;OCCUPATIONAL&quot;);&quot;,&quot;))">
            <text:p/>
          </table:table-cell>
          <table:table-cell table:formula="of:=IF(LEN(TRIM([CulturesData.CN10]))=0;&quot;&quot;;CONCATENATE([CulturesData.CN$1];SUBSTITUTE(SUBSTITUTE(SUBSTITUTE([CulturesData.CN10];&quot;e&quot;;&quot;EVERYMAN&quot;);&quot;r&quot;;&quot;RESTRICTED&quot;);&quot;o&quot;;&quot;OCCUPATIONAL&quot;);&quot;,&quot;))">
            <text:p/>
          </table:table-cell>
          <table:table-cell table:formula="of:=IF(LEN(TRIM([CulturesData.CO10]))=0;&quot;&quot;;CONCATENATE([CulturesData.CO$1];SUBSTITUTE(SUBSTITUTE(SUBSTITUTE([CulturesData.CO10];&quot;e&quot;;&quot;EVERYMAN&quot;);&quot;r&quot;;&quot;RESTRICTED&quot;);&quot;o&quot;;&quot;OCCUPATIONAL&quot;);&quot;,&quot;))">
            <text:p/>
          </table:table-cell>
          <table:table-cell table:formula="of:=IF(LEN(TRIM([CulturesData.CP10]))=0;&quot;&quot;;CONCATENATE([CulturesData.CP$1];SUBSTITUTE(SUBSTITUTE(SUBSTITUTE([CulturesData.CP10];&quot;e&quot;;&quot;EVERYMAN&quot;);&quot;r&quot;;&quot;RESTRICTED&quot;);&quot;o&quot;;&quot;OCCUPATIONAL&quot;);&quot;,&quot;))">
            <text:p/>
          </table:table-cell>
          <table:table-cell table:formula="of:=IF(LEN(TRIM([CulturesData.CQ10]))=0;&quot;&quot;;CONCATENATE([CulturesData.CQ$1];SUBSTITUTE(SUBSTITUTE(SUBSTITUTE([CulturesData.CQ10];&quot;e&quot;;&quot;EVERYMAN&quot;);&quot;r&quot;;&quot;RESTRICTED&quot;);&quot;o&quot;;&quot;OCCUPATIONAL&quot;);&quot;,&quot;))">
            <text:p/>
          </table:table-cell>
          <table:table-cell table:formula="of:=IF(LEN(TRIM([CulturesData.CR10]))=0;&quot;&quot;;CONCATENATE([CulturesData.CR$1];SUBSTITUTE(SUBSTITUTE(SUBSTITUTE([CulturesData.CR10];&quot;e&quot;;&quot;EVERYMAN&quot;);&quot;r&quot;;&quot;RESTRICTED&quot;);&quot;o&quot;;&quot;OCCUPATIONAL&quot;);&quot;,&quot;))">
            <text:p/>
          </table:table-cell>
          <table:table-cell table:formula="of:=IF(LEN(TRIM([CulturesData.CS10]))=0;&quot;&quot;;CONCATENATE([CulturesData.CS$1];SUBSTITUTE(SUBSTITUTE(SUBSTITUTE([CulturesData.CS10];&quot;e&quot;;&quot;EVERYMAN&quot;);&quot;r&quot;;&quot;RESTRICTED&quot;);&quot;o&quot;;&quot;OCCUPATIONAL&quot;);&quot;,&quot;))">
            <text:p/>
          </table:table-cell>
          <table:table-cell table:formula="of:=IF(LEN(TRIM([CulturesData.CT10]))=0;&quot;&quot;;CONCATENATE([CulturesData.CT$1];SUBSTITUTE(SUBSTITUTE(SUBSTITUTE([CulturesData.CT10];&quot;e&quot;;&quot;EVERYMAN&quot;);&quot;r&quot;;&quot;RESTRICTED&quot;);&quot;o&quot;;&quot;OCCUPATIONAL&quot;);&quot;,&quot;))">
            <text:p/>
          </table:table-cell>
          <table:table-cell table:formula="of:=IF(LEN(TRIM([CulturesData.CU10]))=0;&quot;&quot;;CONCATENATE([CulturesData.CU$1];SUBSTITUTE(SUBSTITUTE(SUBSTITUTE([CulturesData.CU10];&quot;e&quot;;&quot;EVERYMAN&quot;);&quot;r&quot;;&quot;RESTRICTED&quot;);&quot;o&quot;;&quot;OCCUPATIONAL&quot;);&quot;,&quot;))">
            <text:p/>
          </table:table-cell>
          <table:table-cell table:formula="of:=IF(LEN(TRIM([CulturesData.CV10]))=0;&quot;&quot;;CONCATENATE([CulturesData.CV$1];SUBSTITUTE(SUBSTITUTE(SUBSTITUTE([CulturesData.CV10];&quot;e&quot;;&quot;EVERYMAN&quot;);&quot;r&quot;;&quot;RESTRICTED&quot;);&quot;o&quot;;&quot;OCCUPATIONAL&quot;);&quot;,&quot;))">
            <text:p/>
          </table:table-cell>
          <table:table-cell table:formula="of:=IF(LEN(TRIM([CulturesData.CW10]))=0;&quot;&quot;;CONCATENATE([CulturesData.CW$1];SUBSTITUTE(SUBSTITUTE(SUBSTITUTE([CulturesData.CW10];&quot;e&quot;;&quot;EVERYMAN&quot;);&quot;r&quot;;&quot;RESTRICTED&quot;);&quot;o&quot;;&quot;OCCUPATIONAL&quot;);&quot;,&quot;))">
            <text:p/>
          </table:table-cell>
          <table:table-cell table:formula="of:=IF(LEN(TRIM([CulturesData.CX10]))=0;&quot;&quot;;CONCATENATE([CulturesData.CX$1];SUBSTITUTE(SUBSTITUTE(SUBSTITUTE([CulturesData.CX10];&quot;e&quot;;&quot;EVERYMAN&quot;);&quot;r&quot;;&quot;RESTRICTED&quot;);&quot;o&quot;;&quot;OCCUPATIONAL&quot;);&quot;,&quot;))">
            <text:p/>
          </table:table-cell>
          <table:table-cell table:formula="of:=IF(LEN(TRIM([CulturesData.CY10]))=0;&quot;&quot;;CONCATENATE([CulturesData.CY$1];SUBSTITUTE(SUBSTITUTE(SUBSTITUTE([CulturesData.CY10];&quot;e&quot;;&quot;EVERYMAN&quot;);&quot;r&quot;;&quot;RESTRICTED&quot;);&quot;o&quot;;&quot;OCCUPATIONAL&quot;);&quot;,&quot;))" office:value-type="string" office:string-value="S41=EVERYMAN,">
            <text:p>S41=EVERYMAN,</text:p>
          </table:table-cell>
          <table:table-cell table:formula="of:=IF(LEN(TRIM([CulturesData.CZ10]))=0;&quot;&quot;;CONCATENATE([CulturesData.CZ$1];SUBSTITUTE(SUBSTITUTE(SUBSTITUTE([CulturesData.CZ10];&quot;e&quot;;&quot;EVERYMAN&quot;);&quot;r&quot;;&quot;RESTRICTED&quot;);&quot;o&quot;;&quot;OCCUPATIONAL&quot;);&quot;,&quot;))">
            <text:p/>
          </table:table-cell>
          <table:table-cell table:formula="of:=IF(LEN(TRIM([CulturesData.DA10]))=0;&quot;&quot;;CONCATENATE([CulturesData.DA$1];SUBSTITUTE(SUBSTITUTE(SUBSTITUTE([CulturesData.DA10];&quot;e&quot;;&quot;EVERYMAN&quot;);&quot;r&quot;;&quot;RESTRICTED&quot;);&quot;o&quot;;&quot;OCCUPATIONAL&quot;);&quot;,&quot;))">
            <text:p/>
          </table:table-cell>
          <table:table-cell table:formula="of:=IF(LEN(TRIM([CulturesData.DB10]))=0;&quot;&quot;;CONCATENATE([CulturesData.DB$1];SUBSTITUTE(SUBSTITUTE(SUBSTITUTE([CulturesData.DB10];&quot;e&quot;;&quot;EVERYMAN&quot;);&quot;r&quot;;&quot;RESTRICTED&quot;);&quot;o&quot;;&quot;OCCUPATIONAL&quot;);&quot;,&quot;))">
            <text:p/>
          </table:table-cell>
          <table:table-cell table:formula="of:=IF(LEN(TRIM([CulturesData.DC10]))=0;&quot;&quot;;CONCATENATE([CulturesData.DC$1];SUBSTITUTE(SUBSTITUTE(SUBSTITUTE([CulturesData.DC10];&quot;e&quot;;&quot;EVERYMAN&quot;);&quot;r&quot;;&quot;RESTRICTED&quot;);&quot;o&quot;;&quot;OCCUPATIONAL&quot;);&quot;,&quot;))">
            <text:p/>
          </table:table-cell>
          <table:table-cell table:formula="of:=IF(LEN(TRIM([CulturesData.DD10]))=0;&quot;&quot;;CONCATENATE([CulturesData.DD$1];SUBSTITUTE(SUBSTITUTE(SUBSTITUTE([CulturesData.DD10];&quot;e&quot;;&quot;EVERYMAN&quot;);&quot;r&quot;;&quot;RESTRICTED&quot;);&quot;o&quot;;&quot;OCCUPATIONAL&quot;);&quot;,&quot;))">
            <text:p/>
          </table:table-cell>
          <table:table-cell table:formula="of:=IF(LEN(TRIM([CulturesData.DE10]))=0;&quot;&quot;;CONCATENATE([CulturesData.DE$1];SUBSTITUTE(SUBSTITUTE(SUBSTITUTE([CulturesData.DE10];&quot;e&quot;;&quot;EVERYMAN&quot;);&quot;r&quot;;&quot;RESTRICTED&quot;);&quot;o&quot;;&quot;OCCUPATIONAL&quot;);&quot;,&quot;))">
            <text:p/>
          </table:table-cell>
          <table:table-cell table:formula="of:=IF(LEN(TRIM([CulturesData.DF10]))=0;&quot;&quot;;CONCATENATE([CulturesData.DF$1];SUBSTITUTE(SUBSTITUTE(SUBSTITUTE([CulturesData.DF10];&quot;e&quot;;&quot;EVERYMAN&quot;);&quot;r&quot;;&quot;RESTRICTED&quot;);&quot;o&quot;;&quot;OCCUPATIONAL&quot;);&quot;,&quot;))" office:value-type="string" office:string-value="G37=3,">
            <text:p>G37=3,</text:p>
          </table:table-cell>
          <table:table-cell table:formula="of:=IF(LEN(TRIM([CulturesData.DG10]))=0;&quot;&quot;;CONCATENATE([CulturesData.DG$1];SUBSTITUTE(SUBSTITUTE(SUBSTITUTE([CulturesData.DG10];&quot;e&quot;;&quot;EVERYMAN&quot;);&quot;r&quot;;&quot;RESTRICTED&quot;);&quot;o&quot;;&quot;OCCUPATIONAL&quot;);&quot;,&quot;))" office:value-type="string" office:string-value="S426=3,">
            <text:p>S426=3,</text:p>
          </table:table-cell>
          <table:table-cell table:formula="of:=IF(LEN(TRIM([CulturesData.DH10]))=0;&quot;&quot;;CONCATENATE([CulturesData.DH$1];SUBSTITUTE(SUBSTITUTE(SUBSTITUTE([CulturesData.DH10];&quot;e&quot;;&quot;EVERYMAN&quot;);&quot;r&quot;;&quot;RESTRICTED&quot;);&quot;o&quot;;&quot;OCCUPATIONAL&quot;);&quot;,&quot;))" office:value-type="string" office:string-value="S339=3,">
            <text:p>S339=3,</text:p>
          </table:table-cell>
          <table:table-cell table:formula="of:=IF(LEN(TRIM([CulturesData.DI10]))=0;&quot;&quot;;CONCATENATE([CulturesData.DI$1];SUBSTITUTE(SUBSTITUTE(SUBSTITUTE([CulturesData.DI10];&quot;e&quot;;&quot;EVERYMAN&quot;);&quot;r&quot;;&quot;RESTRICTED&quot;);&quot;o&quot;;&quot;OCCUPATIONAL&quot;);&quot;,&quot;))">
            <text:p/>
          </table:table-cell>
          <table:table-cell table:formula="of:=IF(LEN(TRIM([CulturesData.DJ10]))=0;&quot;&quot;;CONCATENATE([CulturesData.DJ$1];SUBSTITUTE(SUBSTITUTE(SUBSTITUTE([CulturesData.DJ10];&quot;e&quot;;&quot;EVERYMAN&quot;);&quot;r&quot;;&quot;RESTRICTED&quot;);&quot;o&quot;;&quot;OCCUPATIONAL&quot;);&quot;,&quot;))">
            <text:p/>
          </table:table-cell>
          <table:table-cell table:formula="of:=IF(LEN(TRIM([CulturesData.DK10]))=0;&quot;&quot;;CONCATENATE([CulturesData.DK$1];SUBSTITUTE(SUBSTITUTE(SUBSTITUTE([CulturesData.DK10];&quot;e&quot;;&quot;EVERYMAN&quot;);&quot;r&quot;;&quot;RESTRICTED&quot;);&quot;o&quot;;&quot;OCCUPATIONAL&quot;);&quot;,&quot;))">
            <text:p/>
          </table:table-cell>
          <table:table-cell table:formula="of:=IF(LEN(TRIM([CulturesData.DL10]))=0;&quot;&quot;;CONCATENATE([CulturesData.DL$1];SUBSTITUTE(SUBSTITUTE(SUBSTITUTE([CulturesData.DL10];&quot;e&quot;;&quot;EVERYMAN&quot;);&quot;r&quot;;&quot;RESTRICTED&quot;);&quot;o&quot;;&quot;OCCUPATIONAL&quot;);&quot;,&quot;))">
            <text:p/>
          </table:table-cell>
          <table:table-cell table:formula="of:=IF(LEN(TRIM([CulturesData.DM10]))=0;&quot;&quot;;CONCATENATE([CulturesData.DM$1];SUBSTITUTE(SUBSTITUTE(SUBSTITUTE([CulturesData.DM10];&quot;e&quot;;&quot;EVERYMAN&quot;);&quot;r&quot;;&quot;RESTRICTED&quot;);&quot;o&quot;;&quot;OCCUPATIONAL&quot;);&quot;,&quot;))">
            <text:p/>
          </table:table-cell>
          <table:table-cell table:formula="of:=IF(LEN(TRIM([CulturesData.DN10]))=0;&quot;&quot;;CONCATENATE([CulturesData.DN$1];SUBSTITUTE(SUBSTITUTE(SUBSTITUTE([CulturesData.DN10];&quot;e&quot;;&quot;EVERYMAN&quot;);&quot;r&quot;;&quot;RESTRICTED&quot;);&quot;o&quot;;&quot;OCCUPATIONAL&quot;);&quot;,&quot;))">
            <text:p/>
          </table:table-cell>
          <table:table-cell table:formula="of:=IF(LEN(TRIM([CulturesData.DO10]))=0;&quot;&quot;;CONCATENATE([CulturesData.DO$1];SUBSTITUTE(SUBSTITUTE(SUBSTITUTE([CulturesData.DO10];&quot;e&quot;;&quot;EVERYMAN&quot;);&quot;r&quot;;&quot;RESTRICTED&quot;);&quot;o&quot;;&quot;OCCUPATIONAL&quot;);&quot;,&quot;))" office:value-type="string" office:string-value="S445=RESTRICTED,">
            <text:p>S445=RESTRICTED,</text:p>
          </table:table-cell>
          <table:table-cell table:formula="of:=IF(LEN(TRIM([CulturesData.DP10]))=0;&quot;&quot;;CONCATENATE([CulturesData.DP$1];SUBSTITUTE(SUBSTITUTE(SUBSTITUTE([CulturesData.DP10];&quot;e&quot;;&quot;EVERYMAN&quot;);&quot;r&quot;;&quot;RESTRICTED&quot;);&quot;o&quot;;&quot;OCCUPATIONAL&quot;);&quot;,&quot;))" office:value-type="string" office:string-value="S443=RESTRICTED,">
            <text:p>S443=RESTRICTED,</text:p>
          </table:table-cell>
          <table:table-cell table:formula="of:=IF(LEN(TRIM([CulturesData.DQ10]))=0;&quot;&quot;;CONCATENATE([CulturesData.DQ$1];SUBSTITUTE(SUBSTITUTE(SUBSTITUTE([CulturesData.DQ10];&quot;e&quot;;&quot;EVERYMAN&quot;);&quot;r&quot;;&quot;RESTRICTED&quot;);&quot;o&quot;;&quot;OCCUPATIONAL&quot;);&quot;,&quot;))">
            <text:p/>
          </table:table-cell>
          <table:table-cell table:formula="of:=IF(LEN(TRIM([CulturesData.DR10]))=0;&quot;&quot;;CONCATENATE([CulturesData.DR$1];SUBSTITUTE(SUBSTITUTE(SUBSTITUTE([CulturesData.DR10];&quot;e&quot;;&quot;EVERYMAN&quot;);&quot;r&quot;;&quot;RESTRICTED&quot;);&quot;o&quot;;&quot;OCCUPATIONAL&quot;);&quot;,&quot;))">
            <text:p/>
          </table:table-cell>
          <table:table-cell table:formula="of:=IF(LEN(TRIM([CulturesData.DS10]))=0;&quot;&quot;;CONCATENATE([CulturesData.DS$1];SUBSTITUTE(SUBSTITUTE(SUBSTITUTE([CulturesData.DS10];&quot;e&quot;;&quot;EVERYMAN&quot;);&quot;r&quot;;&quot;RESTRICTED&quot;);&quot;o&quot;;&quot;OCCUPATIONAL&quot;);&quot;,&quot;))" office:value-type="string" office:string-value="S507=RESTRICTED,">
            <text:p>S507=RESTRICTED,</text:p>
          </table:table-cell>
          <table:table-cell table:formula="of:=IF(LEN(TRIM([CulturesData.DT10]))=0;&quot;&quot;;CONCATENATE([CulturesData.DT$1];SUBSTITUTE(SUBSTITUTE(SUBSTITUTE([CulturesData.DT10];&quot;e&quot;;&quot;EVERYMAN&quot;);&quot;r&quot;;&quot;RESTRICTED&quot;);&quot;o&quot;;&quot;OCCUPATIONAL&quot;);&quot;,&quot;))">
            <text:p/>
          </table:table-cell>
          <table:table-cell table:formula="of:=IF(LEN(TRIM([CulturesData.DU10]))=0;&quot;&quot;;CONCATENATE([CulturesData.DU$1];SUBSTITUTE(SUBSTITUTE(SUBSTITUTE([CulturesData.DU10];&quot;e&quot;;&quot;EVERYMAN&quot;);&quot;r&quot;;&quot;RESTRICTED&quot;);&quot;o&quot;;&quot;OCCUPATIONAL&quot;);&quot;,&quot;))" office:value-type="string" office:string-value="S447=RESTRICTED,">
            <text:p>S447=RESTRICTED,</text:p>
          </table:table-cell>
          <table:table-cell table:formula="of:=IF(LEN(TRIM([CulturesData.DV10]))=0;&quot;&quot;;CONCATENATE([CulturesData.DV$1];SUBSTITUTE(SUBSTITUTE(SUBSTITUTE([CulturesData.DV10];&quot;e&quot;;&quot;EVERYMAN&quot;);&quot;r&quot;;&quot;RESTRICTED&quot;);&quot;o&quot;;&quot;OCCUPATIONAL&quot;);&quot;,&quot;))" office:value-type="string" office:string-value="S448=RESTRICTED,">
            <text:p>S448=RESTRICTED,</text:p>
          </table:table-cell>
          <table:table-cell table:formula="of:=IF(LEN(TRIM([CulturesData.DW10]))=0;&quot;&quot;;CONCATENATE([CulturesData.DW$1];SUBSTITUTE(SUBSTITUTE(SUBSTITUTE([CulturesData.DW10];&quot;e&quot;;&quot;EVERYMAN&quot;);&quot;r&quot;;&quot;RESTRICTED&quot;);&quot;o&quot;;&quot;OCCUPATIONAL&quot;);&quot;,&quot;))" office:value-type="string" office:string-value="G17=1,">
            <text:p>G17=1,</text:p>
          </table:table-cell>
          <table:table-cell table:formula="of:=IF(LEN(TRIM([CulturesData.DX10]))=0;&quot;&quot;;CONCATENATE([CulturesData.DX$1];SUBSTITUTE(SUBSTITUTE(SUBSTITUTE([CulturesData.DX10];&quot;e&quot;;&quot;EVERYMAN&quot;);&quot;r&quot;;&quot;RESTRICTED&quot;);&quot;o&quot;;&quot;OCCUPATIONAL&quot;);&quot;,&quot;))">
            <text:p/>
          </table:table-cell>
          <table:table-cell table:formula="of:=IF(LEN(TRIM([CulturesData.DY10]))=0;&quot;&quot;;CONCATENATE([CulturesData.DY$1];SUBSTITUTE(SUBSTITUTE(SUBSTITUTE([CulturesData.DY10];&quot;e&quot;;&quot;EVERYMAN&quot;);&quot;r&quot;;&quot;RESTRICTED&quot;);&quot;o&quot;;&quot;OCCUPATIONAL&quot;);&quot;,&quot;))">
            <text:p/>
          </table:table-cell>
          <table:table-cell table:formula="of:=IF(LEN(TRIM([CulturesData.DZ10]))=0;&quot;&quot;;CONCATENATE([CulturesData.DZ$1];SUBSTITUTE(SUBSTITUTE(SUBSTITUTE([CulturesData.DZ10];&quot;e&quot;;&quot;EVERYMAN&quot;);&quot;r&quot;;&quot;RESTRICTED&quot;);&quot;o&quot;;&quot;OCCUPATIONAL&quot;);&quot;,&quot;))">
            <text:p/>
          </table:table-cell>
          <table:table-cell table:formula="of:=IF(LEN(TRIM([CulturesData.EA10]))=0;&quot;&quot;;CONCATENATE([CulturesData.EA$1];SUBSTITUTE(SUBSTITUTE(SUBSTITUTE([CulturesData.EA10];&quot;e&quot;;&quot;EVERYMAN&quot;);&quot;r&quot;;&quot;RESTRICTED&quot;);&quot;o&quot;;&quot;OCCUPATIONAL&quot;);&quot;,&quot;))" office:value-type="string" office:string-value="S204=1,">
            <text:p>S204=1,</text:p>
          </table:table-cell>
          <table:table-cell table:formula="of:=IF(LEN(TRIM([CulturesData.EB10]))=0;&quot;&quot;;CONCATENATE([CulturesData.EB$1];SUBSTITUTE(SUBSTITUTE(SUBSTITUTE([CulturesData.EB10];&quot;e&quot;;&quot;EVERYMAN&quot;);&quot;r&quot;;&quot;RESTRICTED&quot;);&quot;o&quot;;&quot;OCCUPATIONAL&quot;);&quot;,&quot;))" office:value-type="string" office:string-value="S206=RESTRICTED,">
            <text:p>S206=RESTRICTED,</text:p>
          </table:table-cell>
          <table:table-cell table:formula="of:=IF(LEN(TRIM([CulturesData.EC10]))=0;&quot;&quot;;CONCATENATE([CulturesData.EC$1];SUBSTITUTE(SUBSTITUTE(SUBSTITUTE([CulturesData.EC10];&quot;e&quot;;&quot;EVERYMAN&quot;);&quot;r&quot;;&quot;RESTRICTED&quot;);&quot;o&quot;;&quot;OCCUPATIONAL&quot;);&quot;,&quot;))" office:value-type="string" office:string-value="G18=5,">
            <text:p>G18=5,</text:p>
          </table:table-cell>
          <table:table-cell table:formula="of:=IF(LEN(TRIM([CulturesData.ED10]))=0;&quot;&quot;;CONCATENATE([CulturesData.ED$1];SUBSTITUTE(SUBSTITUTE(SUBSTITUTE([CulturesData.ED10];&quot;e&quot;;&quot;EVERYMAN&quot;);&quot;r&quot;;&quot;RESTRICTED&quot;);&quot;o&quot;;&quot;OCCUPATIONAL&quot;);&quot;,&quot;))">
            <text:p/>
          </table:table-cell>
          <table:table-cell table:formula="of:=IF(LEN(TRIM([CulturesData.EE10]))=0;&quot;&quot;;CONCATENATE([CulturesData.EE$1];SUBSTITUTE(SUBSTITUTE(SUBSTITUTE([CulturesData.EE10];&quot;e&quot;;&quot;EVERYMAN&quot;);&quot;r&quot;;&quot;RESTRICTED&quot;);&quot;o&quot;;&quot;OCCUPATIONAL&quot;);&quot;,&quot;))">
            <text:p/>
          </table:table-cell>
          <table:table-cell table:formula="of:=IF(LEN(TRIM([CulturesData.EF10]))=0;&quot;&quot;;CONCATENATE([CulturesData.EF$1];SUBSTITUTE(SUBSTITUTE(SUBSTITUTE([CulturesData.EF10];&quot;e&quot;;&quot;EVERYMAN&quot;);&quot;r&quot;;&quot;RESTRICTED&quot;);&quot;o&quot;;&quot;OCCUPATIONAL&quot;);&quot;,&quot;))">
            <text:p/>
          </table:table-cell>
          <table:table-cell table:formula="of:=IF(LEN(TRIM([CulturesData.EG10]))=0;&quot;&quot;;CONCATENATE([CulturesData.EG$1];SUBSTITUTE(SUBSTITUTE(SUBSTITUTE([CulturesData.EG10];&quot;e&quot;;&quot;EVERYMAN&quot;);&quot;r&quot;;&quot;RESTRICTED&quot;);&quot;o&quot;;&quot;OCCUPATIONAL&quot;);&quot;,&quot;))">
            <text:p/>
          </table:table-cell>
          <table:table-cell table:formula="of:=IF(LEN(TRIM([CulturesData.EH10]))=0;&quot;&quot;;CONCATENATE([CulturesData.EH$1];SUBSTITUTE(SUBSTITUTE(SUBSTITUTE([CulturesData.EH10];&quot;e&quot;;&quot;EVERYMAN&quot;);&quot;r&quot;;&quot;RESTRICTED&quot;);&quot;o&quot;;&quot;OCCUPATIONAL&quot;);&quot;,&quot;))">
            <text:p/>
          </table:table-cell>
          <table:table-cell table:formula="of:=IF(LEN(TRIM([CulturesData.EI10]))=0;&quot;&quot;;CONCATENATE([CulturesData.EI$1];SUBSTITUTE(SUBSTITUTE(SUBSTITUTE([CulturesData.EI10];&quot;e&quot;;&quot;EVERYMAN&quot;);&quot;r&quot;;&quot;RESTRICTED&quot;);&quot;o&quot;;&quot;OCCUPATIONAL&quot;);&quot;,&quot;))" office:value-type="string" office:string-value="G15=1,">
            <text:p>G15=1,</text:p>
          </table:table-cell>
          <table:table-cell table:formula="of:=IF(LEN(TRIM([CulturesData.EJ10]))=0;&quot;&quot;;CONCATENATE([CulturesData.EJ$1];SUBSTITUTE(SUBSTITUTE(SUBSTITUTE([CulturesData.EJ10];&quot;e&quot;;&quot;EVERYMAN&quot;);&quot;r&quot;;&quot;RESTRICTED&quot;);&quot;o&quot;;&quot;OCCUPATIONAL&quot;);&quot;,&quot;))" office:value-type="string" office:string-value="S100=RESTRICTED,">
            <text:p>S100=RESTRICTED,</text:p>
          </table:table-cell>
          <table:table-cell table:formula="of:=IF(LEN(TRIM([CulturesData.EK10]))=0;&quot;&quot;;CONCATENATE([CulturesData.EK$1];SUBSTITUTE(SUBSTITUTE(SUBSTITUTE([CulturesData.EK10];&quot;e&quot;;&quot;EVERYMAN&quot;);&quot;r&quot;;&quot;RESTRICTED&quot;);&quot;o&quot;;&quot;OCCUPATIONAL&quot;);&quot;,&quot;))">
            <text:p/>
          </table:table-cell>
          <table:table-cell table:formula="of:=IF(LEN(TRIM([CulturesData.EL10]))=0;&quot;&quot;;CONCATENATE([CulturesData.EL$1];SUBSTITUTE(SUBSTITUTE(SUBSTITUTE([CulturesData.EL10];&quot;e&quot;;&quot;EVERYMAN&quot;);&quot;r&quot;;&quot;RESTRICTED&quot;);&quot;o&quot;;&quot;OCCUPATIONAL&quot;);&quot;,&quot;))" office:value-type="string" office:string-value="S96=RESTRICTED,">
            <text:p>S96=RESTRICTED,</text:p>
          </table:table-cell>
          <table:table-cell table:formula="of:=IF(LEN(TRIM([CulturesData.EM10]))=0;&quot;&quot;;CONCATENATE([CulturesData.EM$1];SUBSTITUTE(SUBSTITUTE(SUBSTITUTE([CulturesData.EM10];&quot;e&quot;;&quot;EVERYMAN&quot;);&quot;r&quot;;&quot;RESTRICTED&quot;);&quot;o&quot;;&quot;OCCUPATIONAL&quot;);&quot;,&quot;))" office:value-type="string" office:string-value="G41=1,">
            <text:p>G41=1,</text:p>
          </table:table-cell>
          <table:table-cell table:formula="of:=IF(LEN(TRIM([CulturesData.EN10]))=0;&quot;&quot;;CONCATENATE([CulturesData.EN$1];SUBSTITUTE(SUBSTITUTE(SUBSTITUTE([CulturesData.EN10];&quot;e&quot;;&quot;EVERYMAN&quot;);&quot;r&quot;;&quot;RESTRICTED&quot;);&quot;o&quot;;&quot;OCCUPATIONAL&quot;);&quot;,&quot;))">
            <text:p/>
          </table:table-cell>
          <table:table-cell table:formula="of:=IF(LEN(TRIM([CulturesData.EO10]))=0;&quot;&quot;;CONCATENATE([CulturesData.EO$1];SUBSTITUTE(SUBSTITUTE(SUBSTITUTE([CulturesData.EO10];&quot;e&quot;;&quot;EVERYMAN&quot;);&quot;r&quot;;&quot;RESTRICTED&quot;);&quot;o&quot;;&quot;OCCUPATIONAL&quot;);&quot;,&quot;))">
            <text:p/>
          </table:table-cell>
          <table:table-cell table:formula="of:=IF(LEN(TRIM([CulturesData.EP10]))=0;&quot;&quot;;CONCATENATE([CulturesData.EP$1];SUBSTITUTE(SUBSTITUTE(SUBSTITUTE([CulturesData.EP10];&quot;e&quot;;&quot;EVERYMAN&quot;);&quot;r&quot;;&quot;RESTRICTED&quot;);&quot;o&quot;;&quot;OCCUPATIONAL&quot;);&quot;,&quot;))">
            <text:p/>
          </table:table-cell>
          <table:table-cell table:formula="of:=IF(LEN(TRIM([CulturesData.EQ10]))=0;&quot;&quot;;CONCATENATE([CulturesData.EQ$1];SUBSTITUTE(SUBSTITUTE(SUBSTITUTE([CulturesData.EQ10];&quot;e&quot;;&quot;EVERYMAN&quot;);&quot;r&quot;;&quot;RESTRICTED&quot;);&quot;o&quot;;&quot;OCCUPATIONAL&quot;);&quot;,&quot;))" office:value-type="string" office:string-value="S227=RESTRICTED,">
            <text:p>S227=RESTRICTED,</text:p>
          </table:table-cell>
          <table:table-cell table:formula="of:=IF(LEN(TRIM([CulturesData.ER10]))=0;&quot;&quot;;CONCATENATE([CulturesData.ER$1];SUBSTITUTE(SUBSTITUTE(SUBSTITUTE([CulturesData.ER10];&quot;e&quot;;&quot;EVERYMAN&quot;);&quot;r&quot;;&quot;RESTRICTED&quot;);&quot;o&quot;;&quot;OCCUPATIONAL&quot;);&quot;,&quot;))" office:value-type="string" office:string-value="S235=RESTRICTED,">
            <text:p>S235=RESTRICTED,</text:p>
          </table:table-cell>
          <table:table-cell table:formula="of:=IF(LEN(TRIM([CulturesData.ES10]))=0;&quot;&quot;;CONCATENATE([CulturesData.ES$1];SUBSTITUTE(SUBSTITUTE(SUBSTITUTE([CulturesData.ES10];&quot;e&quot;;&quot;EVERYMAN&quot;);&quot;r&quot;;&quot;RESTRICTED&quot;);&quot;o&quot;;&quot;OCCUPATIONAL&quot;);&quot;,&quot;))" office:value-type="string" office:string-value="S231=RESTRICTED,">
            <text:p>S231=RESTRICTED,</text:p>
          </table:table-cell>
          <table:table-cell table:formula="of:=IF(LEN(TRIM([CulturesData.ET10]))=0;&quot;&quot;;CONCATENATE([CulturesData.ET$1];SUBSTITUTE(SUBSTITUTE(SUBSTITUTE([CulturesData.ET10];&quot;e&quot;;&quot;EVERYMAN&quot;);&quot;r&quot;;&quot;RESTRICTED&quot;);&quot;o&quot;;&quot;OCCUPATIONAL&quot;);&quot;,&quot;))" office:value-type="string" office:string-value="S237=RESTRICTED,">
            <text:p>S237=RESTRICTED,</text:p>
          </table:table-cell>
          <table:table-cell table:formula="of:=IF(LEN(TRIM([CulturesData.EU10]))=0;&quot;&quot;;CONCATENATE([CulturesData.EU$1];SUBSTITUTE(SUBSTITUTE(SUBSTITUTE([CulturesData.EU10];&quot;e&quot;;&quot;EVERYMAN&quot;);&quot;r&quot;;&quot;RESTRICTED&quot;);&quot;o&quot;;&quot;OCCUPATIONAL&quot;);&quot;,&quot;))" office:value-type="string" office:string-value="S514=RESTRICTED,">
            <text:p>S514=RESTRICTED,</text:p>
          </table:table-cell>
          <table:table-cell table:formula="of:=IF(LEN(TRIM([CulturesData.EV10]))=0;&quot;&quot;;CONCATENATE([CulturesData.EV$1];SUBSTITUTE(SUBSTITUTE(SUBSTITUTE([CulturesData.EV10];&quot;e&quot;;&quot;EVERYMAN&quot;);&quot;r&quot;;&quot;RESTRICTED&quot;);&quot;o&quot;;&quot;OCCUPATIONAL&quot;);&quot;,&quot;))" office:value-type="string" office:string-value="S515=RESTRICTED,">
            <text:p>S515=RESTRICTED,</text:p>
          </table:table-cell>
          <table:table-cell table:formula="of:=IF(LEN(TRIM([CulturesData.EW10]))=0;&quot;&quot;;CONCATENATE([CulturesData.EW$1];SUBSTITUTE(SUBSTITUTE(SUBSTITUTE([CulturesData.EW10];&quot;e&quot;;&quot;EVERYMAN&quot;);&quot;r&quot;;&quot;RESTRICTED&quot;);&quot;o&quot;;&quot;OCCUPATIONAL&quot;);&quot;,&quot;))" office:value-type="string" office:string-value="S516=RESTRICTED,">
            <text:p>S516=RESTRICTED,</text:p>
          </table:table-cell>
          <table:table-cell table:formula="of:=IF(LEN(TRIM([CulturesData.EX10]))=0;&quot;&quot;;CONCATENATE([CulturesData.EX$1];SUBSTITUTE(SUBSTITUTE(SUBSTITUTE([CulturesData.EX10];&quot;e&quot;;&quot;EVERYMAN&quot;);&quot;r&quot;;&quot;RESTRICTED&quot;);&quot;o&quot;;&quot;OCCUPATIONAL&quot;);&quot;,&quot;))" office:value-type="string" office:string-value="S517=RESTRICTED,">
            <text:p>S517=RESTRICTED,</text:p>
          </table:table-cell>
          <table:table-cell table:formula="of:=IF(LEN(TRIM([CulturesData.EY10]))=0;&quot;&quot;;CONCATENATE([CulturesData.EY$1];SUBSTITUTE(SUBSTITUTE(SUBSTITUTE([CulturesData.EY10];&quot;e&quot;;&quot;EVERYMAN&quot;);&quot;r&quot;;&quot;RESTRICTED&quot;);&quot;o&quot;;&quot;OCCUPATIONAL&quot;);&quot;,&quot;))" office:value-type="string" office:string-value="S518=RESTRICTED,">
            <text:p>S518=RESTRICTED,</text:p>
          </table:table-cell>
          <table:table-cell table:formula="of:=IF(LEN(TRIM([CulturesData.EZ10]))=0;&quot;&quot;;CONCATENATE([CulturesData.EZ$1];SUBSTITUTE(SUBSTITUTE(SUBSTITUTE([CulturesData.EZ10];&quot;e&quot;;&quot;EVERYMAN&quot;);&quot;r&quot;;&quot;RESTRICTED&quot;);&quot;o&quot;;&quot;OCCUPATIONAL&quot;);&quot;,&quot;))" office:value-type="string" office:string-value="S528=RESTRICTED,">
            <text:p>S528=RESTRICTED,</text:p>
          </table:table-cell>
          <table:table-cell table:formula="of:=IF(LEN(TRIM([CulturesData.FA10]))=0;&quot;&quot;;CONCATENATE([CulturesData.FA$1];SUBSTITUTE(SUBSTITUTE(SUBSTITUTE([CulturesData.FA10];&quot;e&quot;;&quot;EVERYMAN&quot;);&quot;r&quot;;&quot;RESTRICTED&quot;);&quot;o&quot;;&quot;OCCUPATIONAL&quot;);&quot;,&quot;))" office:value-type="string" office:string-value="S520=RESTRICTED,">
            <text:p>S520=RESTRICTED,</text:p>
          </table:table-cell>
          <table:table-cell table:formula="of:=IF(LEN(TRIM([CulturesData.FB10]))=0;&quot;&quot;;CONCATENATE([CulturesData.FB$1];SUBSTITUTE(SUBSTITUTE(SUBSTITUTE([CulturesData.FB10];&quot;e&quot;;&quot;EVERYMAN&quot;);&quot;r&quot;;&quot;RESTRICTED&quot;);&quot;o&quot;;&quot;OCCUPATIONAL&quot;);&quot;,&quot;))" office:value-type="string" office:string-value="S521=RESTRICTED,">
            <text:p>S521=RESTRICTED,</text:p>
          </table:table-cell>
          <table:table-cell table:formula="of:=IF(LEN(TRIM([CulturesData.FC10]))=0;&quot;&quot;;CONCATENATE([CulturesData.FC$1];SUBSTITUTE(SUBSTITUTE(SUBSTITUTE([CulturesData.FC10];&quot;e&quot;;&quot;EVERYMAN&quot;);&quot;r&quot;;&quot;RESTRICTED&quot;);&quot;o&quot;;&quot;OCCUPATIONAL&quot;);&quot;,&quot;))" office:value-type="string" office:string-value="S522=RESTRICTED,">
            <text:p>S522=RESTRICTED,</text:p>
          </table:table-cell>
          <table:table-cell table:formula="of:=IF(LEN(TRIM([CulturesData.FD10]))=0;&quot;&quot;;CONCATENATE([CulturesData.FD$1];SUBSTITUTE(SUBSTITUTE(SUBSTITUTE([CulturesData.FD10];&quot;e&quot;;&quot;EVERYMAN&quot;);&quot;r&quot;;&quot;RESTRICTED&quot;);&quot;o&quot;;&quot;OCCUPATIONAL&quot;);&quot;,&quot;))" office:value-type="string" office:string-value="S523=RESTRICTED,">
            <text:p>S523=RESTRICTED,</text:p>
          </table:table-cell>
          <table:table-cell table:formula="of:=IF(LEN(TRIM([CulturesData.FE10]))=0;&quot;&quot;;CONCATENATE([CulturesData.FE$1];SUBSTITUTE(SUBSTITUTE(SUBSTITUTE([CulturesData.FE10];&quot;e&quot;;&quot;EVERYMAN&quot;);&quot;r&quot;;&quot;RESTRICTED&quot;);&quot;o&quot;;&quot;OCCUPATIONAL&quot;);&quot;,&quot;))" office:value-type="string" office:string-value="S524=RESTRICTED,">
            <text:p>S524=RESTRICTED,</text:p>
          </table:table-cell>
          <table:table-cell table:formula="of:=IF(LEN(TRIM([CulturesData.FF10]))=0;&quot;&quot;;CONCATENATE([CulturesData.FF$1];SUBSTITUTE(SUBSTITUTE(SUBSTITUTE([CulturesData.FF10];&quot;e&quot;;&quot;EVERYMAN&quot;);&quot;r&quot;;&quot;RESTRICTED&quot;);&quot;o&quot;;&quot;OCCUPATIONAL&quot;);&quot;,&quot;))" office:value-type="string" office:string-value="S454=RESTRICTED,">
            <text:p>S454=RESTRICTED,</text:p>
          </table:table-cell>
          <table:table-cell table:formula="of:=IF(LEN(TRIM([CulturesData.FG10]))=0;&quot;&quot;;CONCATENATE([CulturesData.FG$1];SUBSTITUTE(SUBSTITUTE(SUBSTITUTE([CulturesData.FG10];&quot;e&quot;;&quot;EVERYMAN&quot;);&quot;r&quot;;&quot;RESTRICTED&quot;);&quot;o&quot;;&quot;OCCUPATIONAL&quot;);&quot;,&quot;))" office:value-type="string" office:string-value="S242=RESTRICTED,">
            <text:p>S242=RESTRICTED,</text:p>
          </table:table-cell>
          <table:table-cell table:formula="of:=IF(LEN(TRIM([CulturesData.FH10]))=0;&quot;&quot;;CONCATENATE([CulturesData.FH$1];SUBSTITUTE(SUBSTITUTE(SUBSTITUTE([CulturesData.FH10];&quot;e&quot;;&quot;EVERYMAN&quot;);&quot;r&quot;;&quot;RESTRICTED&quot;);&quot;o&quot;;&quot;OCCUPATIONAL&quot;);&quot;,&quot;))" office:value-type="string" office:string-value="S526=RESTRICTED,">
            <text:p>S526=RESTRICTED,</text:p>
          </table:table-cell>
          <table:table-cell table:formula="of:=IF(LEN(TRIM([CulturesData.FI10]))=0;&quot;&quot;;CONCATENATE([CulturesData.FI$1];SUBSTITUTE(SUBSTITUTE(SUBSTITUTE([CulturesData.FI10];&quot;e&quot;;&quot;EVERYMAN&quot;);&quot;r&quot;;&quot;RESTRICTED&quot;);&quot;o&quot;;&quot;OCCUPATIONAL&quot;);&quot;,&quot;))" office:value-type="string" office:string-value="S527=RESTRICTED,">
            <text:p>S527=RESTRICTED,</text:p>
          </table:table-cell>
          <table:table-cell table:formula="of:=IF(LEN(TRIM([CulturesData.FJ10]))=0;&quot;&quot;;CONCATENATE([CulturesData.FJ$1];SUBSTITUTE(SUBSTITUTE(SUBSTITUTE([CulturesData.FJ10];&quot;e&quot;;&quot;EVERYMAN&quot;);&quot;r&quot;;&quot;RESTRICTED&quot;);&quot;o&quot;;&quot;OCCUPATIONAL&quot;);&quot;,&quot;))">
            <text:p/>
          </table:table-cell>
          <table:table-cell table:formula="of:=IF(LEN(TRIM([CulturesData.FK10]))=0;&quot;&quot;;CONCATENATE([CulturesData.FK$1];SUBSTITUTE(SUBSTITUTE(SUBSTITUTE([CulturesData.FK10];&quot;e&quot;;&quot;EVERYMAN&quot;);&quot;r&quot;;&quot;RESTRICTED&quot;);&quot;o&quot;;&quot;OCCUPATIONAL&quot;);&quot;,&quot;))">
            <text:p/>
          </table:table-cell>
          <table:table-cell table:formula="of:=IF(LEN(TRIM([CulturesData.FL10]))=0;&quot;&quot;;CONCATENATE([CulturesData.FL$1];SUBSTITUTE(SUBSTITUTE(SUBSTITUTE([CulturesData.FL10];&quot;e&quot;;&quot;EVERYMAN&quot;);&quot;r&quot;;&quot;RESTRICTED&quot;);&quot;o&quot;;&quot;OCCUPATIONAL&quot;);&quot;,&quot;))">
            <text:p/>
          </table:table-cell>
          <table:table-cell table:formula="of:=IF(LEN(TRIM([CulturesData.FM10]))=0;&quot;&quot;;CONCATENATE([CulturesData.FM$1];SUBSTITUTE(SUBSTITUTE(SUBSTITUTE([CulturesData.FM10];&quot;e&quot;;&quot;EVERYMAN&quot;);&quot;r&quot;;&quot;RESTRICTED&quot;);&quot;o&quot;;&quot;OCCUPATIONAL&quot;);&quot;,&quot;))" office:value-type="string" office:string-value="G14=4,">
            <text:p>G14=4,</text:p>
          </table:table-cell>
          <table:table-cell table:formula="of:=IF(LEN(TRIM([CulturesData.FN10]))=0;&quot;&quot;;CONCATENATE([CulturesData.FN$1];SUBSTITUTE(SUBSTITUTE(SUBSTITUTE([CulturesData.FN10];&quot;e&quot;;&quot;EVERYMAN&quot;);&quot;r&quot;;&quot;RESTRICTED&quot;);&quot;o&quot;;&quot;OCCUPATIONAL&quot;);&quot;,&quot;))" office:value-type="string" office:string-value="S93=4,">
            <text:p>S93=4,</text:p>
          </table:table-cell>
          <table:table-cell table:formula="of:=IF(LEN(TRIM([CulturesData.FO10]))=0;&quot;&quot;;CONCATENATE([CulturesData.FO$1];SUBSTITUTE(SUBSTITUTE(SUBSTITUTE([CulturesData.FO10];&quot;e&quot;;&quot;EVERYMAN&quot;);&quot;r&quot;;&quot;RESTRICTED&quot;);&quot;o&quot;;&quot;OCCUPATIONAL&quot;);&quot;,&quot;))">
            <text:p/>
          </table:table-cell>
          <table:table-cell table:formula="of:=IF(LEN(TRIM([CulturesData.FP10]))=0;&quot;&quot;;CONCATENATE([CulturesData.FP$1];SUBSTITUTE(SUBSTITUTE(SUBSTITUTE([CulturesData.FP10];&quot;e&quot;;&quot;EVERYMAN&quot;);&quot;r&quot;;&quot;RESTRICTED&quot;);&quot;o&quot;;&quot;OCCUPATIONAL&quot;);&quot;,&quot;))" office:value-type="string" office:string-value="S91=4,">
            <text:p>S91=4,</text:p>
          </table:table-cell>
          <table:table-cell table:formula="of:=IF(LEN(TRIM([CulturesData.FQ10]))=0;&quot;&quot;;CONCATENATE([CulturesData.FQ$1];SUBSTITUTE(SUBSTITUTE(SUBSTITUTE([CulturesData.FQ10];&quot;e&quot;;&quot;EVERYMAN&quot;);&quot;r&quot;;&quot;RESTRICTED&quot;);&quot;o&quot;;&quot;OCCUPATIONAL&quot;);&quot;,&quot;))" office:value-type="string" office:string-value="S90=EVERYMAN,">
            <text:p>S90=EVERYMAN,</text:p>
          </table:table-cell>
          <table:table-cell table:formula="of:=IF(LEN(TRIM([CulturesData.FR10]))=0;&quot;&quot;;CONCATENATE([CulturesData.FR$1];SUBSTITUTE(SUBSTITUTE(SUBSTITUTE([CulturesData.FR10];&quot;e&quot;;&quot;EVERYMAN&quot;);&quot;r&quot;;&quot;RESTRICTED&quot;);&quot;o&quot;;&quot;OCCUPATIONAL&quot;);&quot;,&quot;))" office:value-type="string" office:string-value="G24=1,">
            <text:p>G24=1,</text:p>
          </table:table-cell>
          <table:table-cell table:formula="of:=IF(LEN(TRIM([CulturesData.FS10]))=0;&quot;&quot;;CONCATENATE([CulturesData.FS$1];SUBSTITUTE(SUBSTITUTE(SUBSTITUTE([CulturesData.FS10];&quot;e&quot;;&quot;EVERYMAN&quot;);&quot;r&quot;;&quot;RESTRICTED&quot;);&quot;o&quot;;&quot;OCCUPATIONAL&quot;);&quot;,&quot;))">
            <text:p/>
          </table:table-cell>
          <table:table-cell table:formula="of:=IF(LEN(TRIM([CulturesData.FT10]))=0;&quot;&quot;;CONCATENATE([CulturesData.FT$1];SUBSTITUTE(SUBSTITUTE(SUBSTITUTE([CulturesData.FT10];&quot;e&quot;;&quot;EVERYMAN&quot;);&quot;r&quot;;&quot;RESTRICTED&quot;);&quot;o&quot;;&quot;OCCUPATIONAL&quot;);&quot;,&quot;))">
            <text:p/>
          </table:table-cell>
          <table:table-cell table:formula="of:=IF(LEN(TRIM([CulturesData.FU10]))=0;&quot;&quot;;CONCATENATE([CulturesData.FU$1];SUBSTITUTE(SUBSTITUTE(SUBSTITUTE([CulturesData.FU10];&quot;e&quot;;&quot;EVERYMAN&quot;);&quot;r&quot;;&quot;RESTRICTED&quot;);&quot;o&quot;;&quot;OCCUPATIONAL&quot;);&quot;,&quot;))">
            <text:p/>
          </table:table-cell>
          <table:table-cell table:formula="of:=IF(LEN(TRIM([CulturesData.FV10]))=0;&quot;&quot;;CONCATENATE([CulturesData.FV$1];SUBSTITUTE(SUBSTITUTE(SUBSTITUTE([CulturesData.FV10];&quot;e&quot;;&quot;EVERYMAN&quot;);&quot;r&quot;;&quot;RESTRICTED&quot;);&quot;o&quot;;&quot;OCCUPATIONAL&quot;);&quot;,&quot;))">
            <text:p/>
          </table:table-cell>
          <table:table-cell table:formula="of:=IF(LEN(TRIM([CulturesData.FW10]))=0;&quot;&quot;;CONCATENATE([CulturesData.FW$1];SUBSTITUTE(SUBSTITUTE(SUBSTITUTE([CulturesData.FW10];&quot;e&quot;;&quot;EVERYMAN&quot;);&quot;r&quot;;&quot;RESTRICTED&quot;);&quot;o&quot;;&quot;OCCUPATIONAL&quot;);&quot;,&quot;))">
            <text:p/>
          </table:table-cell>
          <table:table-cell table:formula="of:=IF(LEN(TRIM([CulturesData.FX10]))=0;&quot;&quot;;CONCATENATE([CulturesData.FX$1];SUBSTITUTE(SUBSTITUTE(SUBSTITUTE([CulturesData.FX10];&quot;e&quot;;&quot;EVERYMAN&quot;);&quot;r&quot;;&quot;RESTRICTED&quot;);&quot;o&quot;;&quot;OCCUPATIONAL&quot;);&quot;,&quot;))">
            <text:p/>
          </table:table-cell>
          <table:table-cell table:formula="of:=IF(LEN(TRIM([CulturesData.FY10]))=0;&quot;&quot;;CONCATENATE([CulturesData.FY$1];SUBSTITUTE(SUBSTITUTE(SUBSTITUTE([CulturesData.FY10];&quot;e&quot;;&quot;EVERYMAN&quot;);&quot;r&quot;;&quot;RESTRICTED&quot;);&quot;o&quot;;&quot;OCCUPATIONAL&quot;);&quot;,&quot;))">
            <text:p/>
          </table:table-cell>
          <table:table-cell table:formula="of:=IF(LEN(TRIM([CulturesData.FZ10]))=0;&quot;&quot;;CONCATENATE([CulturesData.FZ$1];SUBSTITUTE(SUBSTITUTE(SUBSTITUTE([CulturesData.FZ10];&quot;e&quot;;&quot;EVERYMAN&quot;);&quot;r&quot;;&quot;RESTRICTED&quot;);&quot;o&quot;;&quot;OCCUPATIONAL&quot;);&quot;,&quot;))">
            <text:p/>
          </table:table-cell>
          <table:table-cell table:formula="of:=IF(LEN(TRIM([CulturesData.GA10]))=0;&quot;&quot;;CONCATENATE([CulturesData.GA$1];SUBSTITUTE(SUBSTITUTE(SUBSTITUTE([CulturesData.GA10];&quot;e&quot;;&quot;EVERYMAN&quot;);&quot;r&quot;;&quot;RESTRICTED&quot;);&quot;o&quot;;&quot;OCCUPATIONAL&quot;);&quot;,&quot;))">
            <text:p/>
          </table:table-cell>
          <table:table-cell table:formula="of:=IF(LEN(TRIM([CulturesData.GB10]))=0;&quot;&quot;;CONCATENATE([CulturesData.GB$1];SUBSTITUTE(SUBSTITUTE(SUBSTITUTE([CulturesData.GB10];&quot;e&quot;;&quot;EVERYMAN&quot;);&quot;r&quot;;&quot;RESTRICTED&quot;);&quot;o&quot;;&quot;OCCUPATIONAL&quot;);&quot;,&quot;))">
            <text:p/>
          </table:table-cell>
          <table:table-cell table:formula="of:=IF(LEN(TRIM([CulturesData.GC10]))=0;&quot;&quot;;CONCATENATE([CulturesData.GC$1];SUBSTITUTE(SUBSTITUTE(SUBSTITUTE([CulturesData.GC10];&quot;e&quot;;&quot;EVERYMAN&quot;);&quot;r&quot;;&quot;RESTRICTED&quot;);&quot;o&quot;;&quot;OCCUPATIONAL&quot;);&quot;,&quot;))">
            <text:p/>
          </table:table-cell>
          <table:table-cell table:formula="of:=IF(LEN(TRIM([CulturesData.GD10]))=0;&quot;&quot;;CONCATENATE([CulturesData.GD$1];SUBSTITUTE(SUBSTITUTE(SUBSTITUTE([CulturesData.GD10];&quot;e&quot;;&quot;EVERYMAN&quot;);&quot;r&quot;;&quot;RESTRICTED&quot;);&quot;o&quot;;&quot;OCCUPATIONAL&quot;);&quot;,&quot;))">
            <text:p/>
          </table:table-cell>
          <table:table-cell table:formula="of:=IF(LEN(TRIM([CulturesData.GE10]))=0;&quot;&quot;;CONCATENATE([CulturesData.GE$1];SUBSTITUTE(SUBSTITUTE(SUBSTITUTE([CulturesData.GE10];&quot;e&quot;;&quot;EVERYMAN&quot;);&quot;r&quot;;&quot;RESTRICTED&quot;);&quot;o&quot;;&quot;OCCUPATIONAL&quot;);&quot;,&quot;))">
            <text:p/>
          </table:table-cell>
          <table:table-cell table:formula="of:=IF(LEN(TRIM([CulturesData.GF10]))=0;&quot;&quot;;CONCATENATE([CulturesData.GF$1];SUBSTITUTE(SUBSTITUTE(SUBSTITUTE([CulturesData.GF10];&quot;e&quot;;&quot;EVERYMAN&quot;);&quot;r&quot;;&quot;RESTRICTED&quot;);&quot;o&quot;;&quot;OCCUPATIONAL&quot;);&quot;,&quot;))" office:value-type="string" office:string-value="G27=1,">
            <text:p>G27=1,</text:p>
          </table:table-cell>
          <table:table-cell table:formula="of:=IF(LEN(TRIM([CulturesData.GG10]))=0;&quot;&quot;;CONCATENATE([CulturesData.GG$1];SUBSTITUTE(SUBSTITUTE(SUBSTITUTE([CulturesData.GG10];&quot;e&quot;;&quot;EVERYMAN&quot;);&quot;r&quot;;&quot;RESTRICTED&quot;);&quot;o&quot;;&quot;OCCUPATIONAL&quot;);&quot;,&quot;))" office:value-type="string" office:string-value="S257=1,">
            <text:p>S257=1,</text:p>
          </table:table-cell>
          <table:table-cell table:formula="of:=IF(LEN(TRIM([CulturesData.GH10]))=0;&quot;&quot;;CONCATENATE([CulturesData.GH$1];SUBSTITUTE(SUBSTITUTE(SUBSTITUTE([CulturesData.GH10];&quot;e&quot;;&quot;EVERYMAN&quot;);&quot;r&quot;;&quot;RESTRICTED&quot;);&quot;o&quot;;&quot;OCCUPATIONAL&quot;);&quot;,&quot;))">
            <text:p/>
          </table:table-cell>
          <table:table-cell table:formula="of:=IF(LEN(TRIM([CulturesData.GI10]))=0;&quot;&quot;;CONCATENATE([CulturesData.GI$1];SUBSTITUTE(SUBSTITUTE(SUBSTITUTE([CulturesData.GI10];&quot;e&quot;;&quot;EVERYMAN&quot;);&quot;r&quot;;&quot;RESTRICTED&quot;);&quot;o&quot;;&quot;OCCUPATIONAL&quot;);&quot;,&quot;))">
            <text:p/>
          </table:table-cell>
          <table:table-cell table:formula="of:=IF(LEN(TRIM([CulturesData.GJ10]))=0;&quot;&quot;;CONCATENATE([CulturesData.GJ$1];SUBSTITUTE(SUBSTITUTE(SUBSTITUTE([CulturesData.GJ10];&quot;e&quot;;&quot;EVERYMAN&quot;);&quot;r&quot;;&quot;RESTRICTED&quot;);&quot;o&quot;;&quot;OCCUPATIONAL&quot;);&quot;,&quot;))" office:value-type="string" office:string-value="G31=3,">
            <text:p>G31=3,</text:p>
          </table:table-cell>
          <table:table-cell table:formula="of:=IF(LEN(TRIM([CulturesData.GK10]))=0;&quot;&quot;;CONCATENATE([CulturesData.GK$1];SUBSTITUTE(SUBSTITUTE(SUBSTITUTE([CulturesData.GK10];&quot;e&quot;;&quot;EVERYMAN&quot;);&quot;r&quot;;&quot;RESTRICTED&quot;);&quot;o&quot;;&quot;OCCUPATIONAL&quot;);&quot;,&quot;))" office:value-type="string" office:string-value="S294=3,">
            <text:p>S294=3,</text:p>
          </table:table-cell>
          <table:table-cell table:formula="of:=IF(LEN(TRIM([CulturesData.GL10]))=0;&quot;&quot;;CONCATENATE([CulturesData.GL$1];SUBSTITUTE(SUBSTITUTE(SUBSTITUTE([CulturesData.GL10];&quot;e&quot;;&quot;EVERYMAN&quot;);&quot;r&quot;;&quot;RESTRICTED&quot;);&quot;o&quot;;&quot;OCCUPATIONAL&quot;);&quot;,&quot;))">
            <text:p/>
          </table:table-cell>
          <table:table-cell table:formula="of:=IF(LEN(TRIM([CulturesData.GM10]))=0;&quot;&quot;;CONCATENATE([CulturesData.GM$1];SUBSTITUTE(SUBSTITUTE(SUBSTITUTE([CulturesData.GM10];&quot;e&quot;;&quot;EVERYMAN&quot;);&quot;r&quot;;&quot;RESTRICTED&quot;);&quot;o&quot;;&quot;OCCUPATIONAL&quot;);&quot;,&quot;))">
            <text:p/>
          </table:table-cell>
          <table:table-cell table:formula="of:=IF(LEN(TRIM([CulturesData.GN10]))=0;&quot;&quot;;CONCATENATE([CulturesData.GN$1];SUBSTITUTE(SUBSTITUTE(SUBSTITUTE([CulturesData.GN10];&quot;e&quot;;&quot;EVERYMAN&quot;);&quot;r&quot;;&quot;RESTRICTED&quot;);&quot;o&quot;;&quot;OCCUPATIONAL&quot;);&quot;,&quot;))">
            <text:p/>
          </table:table-cell>
          <table:table-cell table:formula="of:=IF(LEN(TRIM([CulturesData.GO10]))=0;&quot;&quot;;CONCATENATE([CulturesData.GO$1];SUBSTITUTE(SUBSTITUTE(SUBSTITUTE([CulturesData.GO10];&quot;e&quot;;&quot;EVERYMAN&quot;);&quot;r&quot;;&quot;RESTRICTED&quot;);&quot;o&quot;;&quot;OCCUPATIONAL&quot;);&quot;,&quot;))">
            <text:p/>
          </table:table-cell>
          <table:table-cell table:formula="of:=IF(LEN(TRIM([CulturesData.GP10]))=0;&quot;&quot;;CONCATENATE([CulturesData.GP$1];SUBSTITUTE(SUBSTITUTE(SUBSTITUTE([CulturesData.GP10];&quot;e&quot;;&quot;EVERYMAN&quot;);&quot;r&quot;;&quot;RESTRICTED&quot;);&quot;o&quot;;&quot;OCCUPATIONAL&quot;);&quot;,&quot;))" office:value-type="string" office:string-value="LANG=12,">
            <text:p>LANG=12,</text:p>
          </table:table-cell>
          <table:table-cell table:formula="of:=IF(LEN(TRIM([CulturesData.GQ10]))=0;&quot;&quot;;CONCATENATE([CulturesData.GQ$1];SUBSTITUTE(SUBSTITUTE(SUBSTITUTE([CulturesData.GQ10];&quot;e&quot;;&quot;EVERYMAN&quot;);&quot;r&quot;;&quot;RESTRICTED&quot;);&quot;o&quot;;&quot;OCCUPATIONAL&quot;);&quot;,&quot;))" office:value-type="string" office:string-value="SPELL=2,">
            <text:p>SPELL=2,</text:p>
          </table:table-cell>
          <table:table-cell table:formula="of:=IF(LEN(TRIM([CulturesData.GR10]))=0;&quot;&quot;;CONCATENATE([CulturesData.GR$1];SUBSTITUTE(SUBSTITUTE(SUBSTITUTE([CulturesData.GR10];&quot;e&quot;;&quot;EVERYMAN&quot;);&quot;r&quot;;&quot;RESTRICTED&quot;);&quot;o&quot;;&quot;OCCUPATIONAL&quot;);&quot;,&quot;))" office:value-type="string" office:string-value="HOBBY=10,">
            <text:p>HOBBY=10,</text:p>
          </table:table-cell>
          <table:table-cell table:formula="of:=IF(LEN(TRIM([CulturesData.GS10]))=0;&quot;&quot;;CONCATENATE([CulturesData.GS$1];[CulturesData.GS10];&quot;,&quot;))">
            <text:p/>
          </table:table-cell>
          <table:table-cell table:formula="of:=IF(LEN(TRIM([CulturesData.GT10]))=0;&quot;&quot;;CONCATENATE([CulturesData.GT$1];SUBSTITUTE(SUBSTITUTE(SUBSTITUTE([CulturesData.GT10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formula="of:=CONCATENATE([CulturesData.A11]; &quot;,&quot;)" office:value-type="string" office:string-value="41,">
            <text:p>41,</text:p>
          </table:table-cell>
          <table:table-cell table:formula="of:=CONCATENATE([CulturesData.B11]; &quot;,&quot;)" office:value-type="string" office:string-value="41,">
            <text:p>41,</text:p>
          </table:table-cell>
          <table:table-cell table:formula="of:=CONCATENATE([CulturesData.D11]; &quot;,&quot;)" office:value-type="string" office:string-value=",">
            <text:p>,</text:p>
          </table:table-cell>
          <table:table-cell table:formula="of:=CONCATENATE([CulturesData.C11]; &quot;,&quot;)" office:value-type="string" office:string-value="elfgrey,">
            <text:p>elfgrey,</text:p>
          </table:table-cell>
          <table:table-cell table:formula="of:=CONCATENATE([CulturesData.E11]; &quot;,&quot;)" office:value-type="string" office:string-value="85,">
            <text:p>85,</text:p>
          </table:table-cell>
          <table:table-cell table:formula="of:=CONCATENATE([CulturesData.F11]; &quot;,&quot;)" office:value-type="string" office:string-value="70,">
            <text:p>70,</text:p>
          </table:table-cell>
          <table:table-cell table:formula="of:=CONCATENATE([CulturesData.G11]; &quot;,&quot;)" office:value-type="string" office:string-value="198,">
            <text:p>198,</text:p>
          </table:table-cell>
          <table:table-cell table:formula="of:=CONCATENATE([CulturesData.H11]; &quot;,&quot;)" office:value-type="string" office:string-value="185,">
            <text:p>185,</text:p>
          </table:table-cell>
          <table:table-cell table:formula="of:=IF(LEN(TRIM([CulturesData.J11]))=0;&quot;&quot;;CONCATENATE([CulturesData.J$1];SUBSTITUTE(SUBSTITUTE(SUBSTITUTE([CulturesData.J11];&quot;e&quot;;&quot;EVERYMAN&quot;);&quot;r&quot;;&quot;RESTRICTED&quot;);&quot;o&quot;;&quot;OCCUPATIONAL&quot;);&quot;,&quot;))">
            <text:p/>
          </table:table-cell>
          <table:table-cell table:formula="of:=IF(LEN(TRIM([CulturesData.K11]))=0;&quot;&quot;;CONCATENATE([CulturesData.K$1];SUBSTITUTE(SUBSTITUTE(SUBSTITUTE([CulturesData.K11];&quot;e&quot;;&quot;EVERYMAN&quot;);&quot;r&quot;;&quot;RESTRICTED&quot;);&quot;o&quot;;&quot;OCCUPATIONAL&quot;);&quot;,&quot;))">
            <text:p/>
          </table:table-cell>
          <table:table-cell table:formula="of:=IF(LEN(TRIM([CulturesData.L11]))=0;&quot;&quot;;CONCATENATE([CulturesData.L$1];SUBSTITUTE(SUBSTITUTE(SUBSTITUTE([CulturesData.L11];&quot;e&quot;;&quot;EVERYMAN&quot;);&quot;r&quot;;&quot;RESTRICTED&quot;);&quot;o&quot;;&quot;OCCUPATIONAL&quot;);&quot;,&quot;))">
            <text:p/>
          </table:table-cell>
          <table:table-cell table:formula="of:=IF(LEN(TRIM([CulturesData.M11]))=0;&quot;&quot;;CONCATENATE([CulturesData.M$1];SUBSTITUTE(SUBSTITUTE(SUBSTITUTE([CulturesData.M11];&quot;e&quot;;&quot;EVERYMAN&quot;);&quot;r&quot;;&quot;RESTRICTED&quot;);&quot;o&quot;;&quot;OCCUPATIONAL&quot;);&quot;,&quot;))">
            <text:p/>
          </table:table-cell>
          <table:table-cell table:formula="of:=IF(LEN(TRIM([CulturesData.N11]))=0;&quot;&quot;;CONCATENATE([CulturesData.N$1];SUBSTITUTE(SUBSTITUTE(SUBSTITUTE([CulturesData.N11];&quot;e&quot;;&quot;EVERYMAN&quot;);&quot;r&quot;;&quot;RESTRICTED&quot;);&quot;o&quot;;&quot;OCCUPATIONAL&quot;);&quot;,&quot;))">
            <text:p/>
          </table:table-cell>
          <table:table-cell table:formula="of:=IF(LEN(TRIM([CulturesData.O11]))=0;&quot;&quot;;CONCATENATE([CulturesData.O$1];SUBSTITUTE(SUBSTITUTE(SUBSTITUTE([CulturesData.O11];&quot;e&quot;;&quot;EVERYMAN&quot;);&quot;r&quot;;&quot;RESTRICTED&quot;);&quot;o&quot;;&quot;OCCUPATIONAL&quot;);&quot;,&quot;))">
            <text:p/>
          </table:table-cell>
          <table:table-cell table:formula="of:=IF(LEN(TRIM([CulturesData.P11]))=0;&quot;&quot;;CONCATENATE([CulturesData.P$1];SUBSTITUTE(SUBSTITUTE(SUBSTITUTE([CulturesData.P11];&quot;e&quot;;&quot;EVERYMAN&quot;);&quot;r&quot;;&quot;RESTRICTED&quot;);&quot;o&quot;;&quot;OCCUPATIONAL&quot;);&quot;,&quot;))">
            <text:p/>
          </table:table-cell>
          <table:table-cell table:formula="of:=IF(LEN(TRIM([CulturesData.Q11]))=0;&quot;&quot;;CONCATENATE([CulturesData.Q$1];SUBSTITUTE(SUBSTITUTE(SUBSTITUTE([CulturesData.Q11];&quot;e&quot;;&quot;EVERYMAN&quot;);&quot;r&quot;;&quot;RESTRICTED&quot;);&quot;o&quot;;&quot;OCCUPATIONAL&quot;);&quot;,&quot;))">
            <text:p/>
          </table:table-cell>
          <table:table-cell table:formula="of:=IF(LEN(TRIM([CulturesData.R11]))=0;&quot;&quot;;CONCATENATE([CulturesData.R$1];SUBSTITUTE(SUBSTITUTE(SUBSTITUTE([CulturesData.R11];&quot;e&quot;;&quot;EVERYMAN&quot;);&quot;r&quot;;&quot;RESTRICTED&quot;);&quot;o&quot;;&quot;OCCUPATIONAL&quot;);&quot;,&quot;))">
            <text:p/>
          </table:table-cell>
          <table:table-cell table:formula="of:=IF(LEN(TRIM([CulturesData.S11]))=0;&quot;&quot;;CONCATENATE([CulturesData.S$1];SUBSTITUTE(SUBSTITUTE(SUBSTITUTE([CulturesData.S11];&quot;e&quot;;&quot;EVERYMAN&quot;);&quot;r&quot;;&quot;RESTRICTED&quot;);&quot;o&quot;;&quot;OCCUPATIONAL&quot;);&quot;,&quot;))">
            <text:p/>
          </table:table-cell>
          <table:table-cell table:formula="of:=IF(LEN(TRIM([CulturesData.T11]))=0;&quot;&quot;;CONCATENATE([CulturesData.T$1];SUBSTITUTE(SUBSTITUTE(SUBSTITUTE([CulturesData.T11];&quot;e&quot;;&quot;EVERYMAN&quot;);&quot;r&quot;;&quot;RESTRICTED&quot;);&quot;o&quot;;&quot;OCCUPATIONAL&quot;);&quot;,&quot;))">
            <text:p/>
          </table:table-cell>
          <table:table-cell table:formula="of:=IF(LEN(TRIM([CulturesData.U11]))=0;&quot;&quot;;CONCATENATE([CulturesData.U$1];SUBSTITUTE(SUBSTITUTE(SUBSTITUTE([CulturesData.U11];&quot;e&quot;;&quot;EVERYMAN&quot;);&quot;r&quot;;&quot;RESTRICTED&quot;);&quot;o&quot;;&quot;OCCUPATIONAL&quot;);&quot;,&quot;))">
            <text:p/>
          </table:table-cell>
          <table:table-cell table:formula="of:=IF(LEN(TRIM([CulturesData.V11]))=0;&quot;&quot;;CONCATENATE([CulturesData.V$1];SUBSTITUTE(SUBSTITUTE(SUBSTITUTE([CulturesData.V11];&quot;e&quot;;&quot;EVERYMAN&quot;);&quot;r&quot;;&quot;RESTRICTED&quot;);&quot;o&quot;;&quot;OCCUPATIONAL&quot;);&quot;,&quot;))" office:value-type="string" office:string-value="G3=1,">
            <text:p>G3=1,</text:p>
          </table:table-cell>
          <table:table-cell table:formula="of:=IF(LEN(TRIM([CulturesData.W11]))=0;&quot;&quot;;CONCATENATE([CulturesData.W$1];SUBSTITUTE(SUBSTITUTE(SUBSTITUTE([CulturesData.W11];&quot;e&quot;;&quot;EVERYMAN&quot;);&quot;r&quot;;&quot;RESTRICTED&quot;);&quot;o&quot;;&quot;OCCUPATIONAL&quot;);&quot;,&quot;))">
            <text:p/>
          </table:table-cell>
          <table:table-cell table:formula="of:=IF(LEN(TRIM([CulturesData.X11]))=0;&quot;&quot;;CONCATENATE([CulturesData.X$1];SUBSTITUTE(SUBSTITUTE(SUBSTITUTE([CulturesData.X11];&quot;e&quot;;&quot;EVERYMAN&quot;);&quot;r&quot;;&quot;RESTRICTED&quot;);&quot;o&quot;;&quot;OCCUPATIONAL&quot;);&quot;,&quot;))">
            <text:p/>
          </table:table-cell>
          <table:table-cell table:formula="of:=IF(LEN(TRIM([CulturesData.Y11]))=0;&quot;&quot;;CONCATENATE([CulturesData.Y$1];SUBSTITUTE(SUBSTITUTE(SUBSTITUTE([CulturesData.Y11];&quot;e&quot;;&quot;EVERYMAN&quot;);&quot;r&quot;;&quot;RESTRICTED&quot;);&quot;o&quot;;&quot;OCCUPATIONAL&quot;);&quot;,&quot;))">
            <text:p/>
          </table:table-cell>
          <table:table-cell table:formula="of:=IF(LEN(TRIM([CulturesData.Z11]))=0;&quot;&quot;;CONCATENATE([CulturesData.Z$1];SUBSTITUTE(SUBSTITUTE(SUBSTITUTE([CulturesData.Z11];&quot;e&quot;;&quot;EVERYMAN&quot;);&quot;r&quot;;&quot;RESTRICTED&quot;);&quot;o&quot;;&quot;OCCUPATIONAL&quot;);&quot;,&quot;))">
            <text:p/>
          </table:table-cell>
          <table:table-cell table:formula="of:=IF(LEN(TRIM([CulturesData.AA11]))=0;&quot;&quot;;CONCATENATE([CulturesData.AA$1];SUBSTITUTE(SUBSTITUTE(SUBSTITUTE([CulturesData.AA11];&quot;e&quot;;&quot;EVERYMAN&quot;);&quot;r&quot;;&quot;RESTRICTED&quot;);&quot;o&quot;;&quot;OCCUPATIONAL&quot;);&quot;,&quot;))" office:value-type="string" office:string-value="G1=1,">
            <text:p>G1=1,</text:p>
          </table:table-cell>
          <table:table-cell table:formula="of:=IF(LEN(TRIM([CulturesData.AB11]))=0;&quot;&quot;;CONCATENATE([CulturesData.AB$1];SUBSTITUTE(SUBSTITUTE(SUBSTITUTE([CulturesData.AB11];&quot;e&quot;;&quot;EVERYMAN&quot;);&quot;r&quot;;&quot;RESTRICTED&quot;);&quot;o&quot;;&quot;OCCUPATIONAL&quot;);&quot;,&quot;))">
            <text:p/>
          </table:table-cell>
          <table:table-cell table:formula="of:=IF(LEN(TRIM([CulturesData.AC11]))=0;&quot;&quot;;CONCATENATE([CulturesData.AC$1];SUBSTITUTE(SUBSTITUTE(SUBSTITUTE([CulturesData.AC11];&quot;e&quot;;&quot;EVERYMAN&quot;);&quot;r&quot;;&quot;RESTRICTED&quot;);&quot;o&quot;;&quot;OCCUPATIONAL&quot;);&quot;,&quot;))">
            <text:p/>
          </table:table-cell>
          <table:table-cell table:formula="of:=IF(LEN(TRIM([CulturesData.AD11]))=0;&quot;&quot;;CONCATENATE([CulturesData.AD$1];SUBSTITUTE(SUBSTITUTE(SUBSTITUTE([CulturesData.AD11];&quot;e&quot;;&quot;EVERYMAN&quot;);&quot;r&quot;;&quot;RESTRICTED&quot;);&quot;o&quot;;&quot;OCCUPATIONAL&quot;);&quot;,&quot;))" office:value-type="string" office:string-value="S5=2,">
            <text:p>S5=2,</text:p>
          </table:table-cell>
          <table:table-cell table:formula="of:=IF(LEN(TRIM([CulturesData.AE11]))=0;&quot;&quot;;CONCATENATE([CulturesData.AE$1];SUBSTITUTE(SUBSTITUTE(SUBSTITUTE([CulturesData.AE11];&quot;e&quot;;&quot;EVERYMAN&quot;);&quot;r&quot;;&quot;RESTRICTED&quot;);&quot;o&quot;;&quot;OCCUPATIONAL&quot;);&quot;,&quot;))" office:value-type="string" office:string-value="G2=1,">
            <text:p>G2=1,</text:p>
          </table:table-cell>
          <table:table-cell table:formula="of:=IF(LEN(TRIM([CulturesData.AF11]))=0;&quot;&quot;;CONCATENATE([CulturesData.AF$1];SUBSTITUTE(SUBSTITUTE(SUBSTITUTE([CulturesData.AF11];&quot;e&quot;;&quot;EVERYMAN&quot;);&quot;r&quot;;&quot;RESTRICTED&quot;);&quot;o&quot;;&quot;OCCUPATIONAL&quot;);&quot;,&quot;))" office:value-type="string" office:string-value="S14=1,">
            <text:p>S14=1,</text:p>
          </table:table-cell>
          <table:table-cell table:formula="of:=IF(LEN(TRIM([CulturesData.AG11]))=0;&quot;&quot;;CONCATENATE([CulturesData.AG$1];SUBSTITUTE(SUBSTITUTE(SUBSTITUTE([CulturesData.AG11];&quot;e&quot;;&quot;EVERYMAN&quot;);&quot;r&quot;;&quot;RESTRICTED&quot;);&quot;o&quot;;&quot;OCCUPATIONAL&quot;);&quot;,&quot;))">
            <text:p/>
          </table:table-cell>
          <table:table-cell table:formula="of:=IF(LEN(TRIM([CulturesData.AH11]))=0;&quot;&quot;;CONCATENATE([CulturesData.AH$1];SUBSTITUTE(SUBSTITUTE(SUBSTITUTE([CulturesData.AH11];&quot;e&quot;;&quot;EVERYMAN&quot;);&quot;r&quot;;&quot;RESTRICTED&quot;);&quot;o&quot;;&quot;OCCUPATIONAL&quot;);&quot;,&quot;))" office:value-type="string" office:string-value="S168=6,">
            <text:p>S168=6,</text:p>
          </table:table-cell>
          <table:table-cell table:formula="of:=IF(LEN(TRIM([CulturesData.AI11]))=0;&quot;&quot;;CONCATENATE([CulturesData.AI$1];SUBSTITUTE(SUBSTITUTE(SUBSTITUTE([CulturesData.AI11];&quot;e&quot;;&quot;EVERYMAN&quot;);&quot;r&quot;;&quot;RESTRICTED&quot;);&quot;o&quot;;&quot;OCCUPATIONAL&quot;);&quot;,&quot;))" office:value-type="string" office:string-value="G36=1,">
            <text:p>G36=1,</text:p>
          </table:table-cell>
          <table:table-cell table:formula="of:=IF(LEN(TRIM([CulturesData.AJ11]))=0;&quot;&quot;;CONCATENATE([CulturesData.AJ$1];SUBSTITUTE(SUBSTITUTE(SUBSTITUTE([CulturesData.AJ11];&quot;e&quot;;&quot;EVERYMAN&quot;);&quot;r&quot;;&quot;RESTRICTED&quot;);&quot;o&quot;;&quot;OCCUPATIONAL&quot;);&quot;,&quot;))">
            <text:p/>
          </table:table-cell>
          <table:table-cell table:formula="of:=IF(LEN(TRIM([CulturesData.AK11]))=0;&quot;&quot;;CONCATENATE([CulturesData.AK$1];SUBSTITUTE(SUBSTITUTE(SUBSTITUTE([CulturesData.AK11];&quot;e&quot;;&quot;EVERYMAN&quot;);&quot;r&quot;;&quot;RESTRICTED&quot;);&quot;o&quot;;&quot;OCCUPATIONAL&quot;);&quot;,&quot;))">
            <text:p/>
          </table:table-cell>
          <table:table-cell table:formula="of:=IF(LEN(TRIM([CulturesData.AL11]))=0;&quot;&quot;;CONCATENATE([CulturesData.AL$1];SUBSTITUTE(SUBSTITUTE(SUBSTITUTE([CulturesData.AL11];&quot;e&quot;;&quot;EVERYMAN&quot;);&quot;r&quot;;&quot;RESTRICTED&quot;);&quot;o&quot;;&quot;OCCUPATIONAL&quot;);&quot;,&quot;))">
            <text:p/>
          </table:table-cell>
          <table:table-cell table:formula="of:=IF(LEN(TRIM([CulturesData.AM11]))=0;&quot;&quot;;CONCATENATE([CulturesData.AM$1];SUBSTITUTE(SUBSTITUTE(SUBSTITUTE([CulturesData.AM11];&quot;e&quot;;&quot;EVERYMAN&quot;);&quot;r&quot;;&quot;RESTRICTED&quot;);&quot;o&quot;;&quot;OCCUPATIONAL&quot;);&quot;,&quot;))">
            <text:p/>
          </table:table-cell>
          <table:table-cell table:formula="of:=IF(LEN(TRIM([CulturesData.AN11]))=0;&quot;&quot;;CONCATENATE([CulturesData.AN$1];SUBSTITUTE(SUBSTITUTE(SUBSTITUTE([CulturesData.AN11];&quot;e&quot;;&quot;EVERYMAN&quot;);&quot;r&quot;;&quot;RESTRICTED&quot;);&quot;o&quot;;&quot;OCCUPATIONAL&quot;);&quot;,&quot;))" office:value-type="string" office:string-value="S155=RESTRICTED,">
            <text:p>S155=RESTRICTED,</text:p>
          </table:table-cell>
          <table:table-cell table:formula="of:=IF(LEN(TRIM([CulturesData.AO11]))=0;&quot;&quot;;CONCATENATE([CulturesData.AO$1];SUBSTITUTE(SUBSTITUTE(SUBSTITUTE([CulturesData.AO11];&quot;e&quot;;&quot;EVERYMAN&quot;);&quot;r&quot;;&quot;RESTRICTED&quot;);&quot;o&quot;;&quot;OCCUPATIONAL&quot;);&quot;,&quot;))" office:value-type="string" office:string-value="S154=RESTRICTED,">
            <text:p>S154=RESTRICTED,</text:p>
          </table:table-cell>
          <table:table-cell table:formula="of:=IF(LEN(TRIM([CulturesData.AP11]))=0;&quot;&quot;;CONCATENATE([CulturesData.AP$1];SUBSTITUTE(SUBSTITUTE(SUBSTITUTE([CulturesData.AP11];&quot;e&quot;;&quot;EVERYMAN&quot;);&quot;r&quot;;&quot;RESTRICTED&quot;);&quot;o&quot;;&quot;OCCUPATIONAL&quot;);&quot;,&quot;))" office:value-type="string" office:string-value="S64=1,">
            <text:p>S64=1,</text:p>
          </table:table-cell>
          <table:table-cell table:formula="of:=IF(LEN(TRIM([CulturesData.AQ11]))=0;&quot;&quot;;CONCATENATE([CulturesData.AQ$1];SUBSTITUTE(SUBSTITUTE(SUBSTITUTE([CulturesData.AQ11];&quot;e&quot;;&quot;EVERYMAN&quot;);&quot;r&quot;;&quot;RESTRICTED&quot;);&quot;o&quot;;&quot;OCCUPATIONAL&quot;);&quot;,&quot;))">
            <text:p/>
          </table:table-cell>
          <table:table-cell table:formula="of:=IF(LEN(TRIM([CulturesData.AR11]))=0;&quot;&quot;;CONCATENATE([CulturesData.AR$1];SUBSTITUTE(SUBSTITUTE(SUBSTITUTE([CulturesData.AR11];&quot;e&quot;;&quot;EVERYMAN&quot;);&quot;r&quot;;&quot;RESTRICTED&quot;);&quot;o&quot;;&quot;OCCUPATIONAL&quot;);&quot;,&quot;))" office:value-type="string" office:string-value="S503=RESTRICTED,">
            <text:p>S503=RESTRICTED,</text:p>
          </table:table-cell>
          <table:table-cell table:formula="of:=IF(LEN(TRIM([CulturesData.AS11]))=0;&quot;&quot;;CONCATENATE([CulturesData.AS$1];SUBSTITUTE(SUBSTITUTE(SUBSTITUTE([CulturesData.AS11];&quot;e&quot;;&quot;EVERYMAN&quot;);&quot;r&quot;;&quot;RESTRICTED&quot;);&quot;o&quot;;&quot;OCCUPATIONAL&quot;);&quot;,&quot;))" office:value-type="string" office:string-value="S504=RESTRICTED,">
            <text:p>S504=RESTRICTED,</text:p>
          </table:table-cell>
          <table:table-cell table:formula="of:=IF(LEN(TRIM([CulturesData.AT11]))=0;&quot;&quot;;CONCATENATE([CulturesData.AT$1];SUBSTITUTE(SUBSTITUTE(SUBSTITUTE([CulturesData.AT11];&quot;e&quot;;&quot;EVERYMAN&quot;);&quot;r&quot;;&quot;RESTRICTED&quot;);&quot;o&quot;;&quot;OCCUPATIONAL&quot;);&quot;,&quot;))" office:value-type="string" office:string-value="S53=RESTRICTED,">
            <text:p>S53=RESTRICTED,</text:p>
          </table:table-cell>
          <table:table-cell table:formula="of:=IF(LEN(TRIM([CulturesData.AU11]))=0;&quot;&quot;;CONCATENATE([CulturesData.AU$1];SUBSTITUTE(SUBSTITUTE(SUBSTITUTE([CulturesData.AU11];&quot;e&quot;;&quot;EVERYMAN&quot;);&quot;r&quot;;&quot;RESTRICTED&quot;);&quot;o&quot;;&quot;OCCUPATIONAL&quot;);&quot;,&quot;))" office:value-type="string" office:string-value="S54=RESTRICTED,">
            <text:p>S54=RESTRICTED,</text:p>
          </table:table-cell>
          <table:table-cell table:formula="of:=IF(LEN(TRIM([CulturesData.AV11]))=0;&quot;&quot;;CONCATENATE([CulturesData.AV$1];SUBSTITUTE(SUBSTITUTE(SUBSTITUTE([CulturesData.AV11];&quot;e&quot;;&quot;EVERYMAN&quot;);&quot;r&quot;;&quot;RESTRICTED&quot;);&quot;o&quot;;&quot;OCCUPATIONAL&quot;);&quot;,&quot;))" office:value-type="string" office:string-value="G8=3,">
            <text:p>G8=3,</text:p>
          </table:table-cell>
          <table:table-cell table:formula="of:=IF(LEN(TRIM([CulturesData.AW11]))=0;&quot;&quot;;CONCATENATE([CulturesData.AW$1];SUBSTITUTE(SUBSTITUTE(SUBSTITUTE([CulturesData.AW11];&quot;e&quot;;&quot;EVERYMAN&quot;);&quot;r&quot;;&quot;RESTRICTED&quot;);&quot;o&quot;;&quot;OCCUPATIONAL&quot;);&quot;,&quot;))">
            <text:p/>
          </table:table-cell>
          <table:table-cell table:formula="of:=IF(LEN(TRIM([CulturesData.AX11]))=0;&quot;&quot;;CONCATENATE([CulturesData.AX$1];SUBSTITUTE(SUBSTITUTE(SUBSTITUTE([CulturesData.AX11];&quot;e&quot;;&quot;EVERYMAN&quot;);&quot;r&quot;;&quot;RESTRICTED&quot;);&quot;o&quot;;&quot;OCCUPATIONAL&quot;);&quot;,&quot;))">
            <text:p/>
          </table:table-cell>
          <table:table-cell table:formula="of:=IF(LEN(TRIM([CulturesData.AY11]))=0;&quot;&quot;;CONCATENATE([CulturesData.AY$1];SUBSTITUTE(SUBSTITUTE(SUBSTITUTE([CulturesData.AY11];&quot;e&quot;;&quot;EVERYMAN&quot;);&quot;r&quot;;&quot;RESTRICTED&quot;);&quot;o&quot;;&quot;OCCUPATIONAL&quot;);&quot;,&quot;))" office:value-type="string" office:string-value="S465=8,">
            <text:p>S465=8,</text:p>
          </table:table-cell>
          <table:table-cell table:formula="of:=IF(LEN(TRIM([CulturesData.AZ11]))=0;&quot;&quot;;CONCATENATE([CulturesData.AZ$1];SUBSTITUTE(SUBSTITUTE(SUBSTITUTE([CulturesData.AZ11];&quot;e&quot;;&quot;EVERYMAN&quot;);&quot;r&quot;;&quot;RESTRICTED&quot;);&quot;o&quot;;&quot;OCCUPATIONAL&quot;);&quot;,&quot;))" office:value-type="string" office:string-value="S466=6,">
            <text:p>S466=6,</text:p>
          </table:table-cell>
          <table:table-cell table:formula="of:=IF(LEN(TRIM([CulturesData.BA11]))=0;&quot;&quot;;CONCATENATE([CulturesData.BA$1];SUBSTITUTE(SUBSTITUTE(SUBSTITUTE([CulturesData.BA11];&quot;e&quot;;&quot;EVERYMAN&quot;);&quot;r&quot;;&quot;RESTRICTED&quot;);&quot;o&quot;;&quot;OCCUPATIONAL&quot;);&quot;,&quot;))">
            <text:p/>
          </table:table-cell>
          <table:table-cell table:formula="of:=IF(LEN(TRIM([CulturesData.BB11]))=0;&quot;&quot;;CONCATENATE([CulturesData.BB$1];SUBSTITUTE(SUBSTITUTE(SUBSTITUTE([CulturesData.BB11];&quot;e&quot;;&quot;EVERYMAN&quot;);&quot;r&quot;;&quot;RESTRICTED&quot;);&quot;o&quot;;&quot;OCCUPATIONAL&quot;);&quot;,&quot;))">
            <text:p/>
          </table:table-cell>
          <table:table-cell table:formula="of:=IF(LEN(TRIM([CulturesData.BC11]))=0;&quot;&quot;;CONCATENATE([CulturesData.BC$1];SUBSTITUTE(SUBSTITUTE(SUBSTITUTE([CulturesData.BC11];&quot;e&quot;;&quot;EVERYMAN&quot;);&quot;r&quot;;&quot;RESTRICTED&quot;);&quot;o&quot;;&quot;OCCUPATIONAL&quot;);&quot;,&quot;))" office:value-type="string" office:string-value="S469=8,">
            <text:p>S469=8,</text:p>
          </table:table-cell>
          <table:table-cell table:formula="of:=IF(LEN(TRIM([CulturesData.BD11]))=0;&quot;&quot;;CONCATENATE([CulturesData.BD$1];SUBSTITUTE(SUBSTITUTE(SUBSTITUTE([CulturesData.BD11];&quot;e&quot;;&quot;EVERYMAN&quot;);&quot;r&quot;;&quot;RESTRICTED&quot;);&quot;o&quot;;&quot;OCCUPATIONAL&quot;);&quot;,&quot;))" office:value-type="string" office:string-value="S470=6,">
            <text:p>S470=6,</text:p>
          </table:table-cell>
          <table:table-cell table:formula="of:=IF(LEN(TRIM([CulturesData.BE11]))=0;&quot;&quot;;CONCATENATE([CulturesData.BE$1];SUBSTITUTE(SUBSTITUTE(SUBSTITUTE([CulturesData.BE11];&quot;e&quot;;&quot;EVERYMAN&quot;);&quot;r&quot;;&quot;RESTRICTED&quot;);&quot;o&quot;;&quot;OCCUPATIONAL&quot;);&quot;,&quot;))" office:value-type="string" office:string-value="S471=10,">
            <text:p>S471=10,</text:p>
          </table:table-cell>
          <table:table-cell table:formula="of:=IF(LEN(TRIM([CulturesData.BF11]))=0;&quot;&quot;;CONCATENATE([CulturesData.BF$1];SUBSTITUTE(SUBSTITUTE(SUBSTITUTE([CulturesData.BF11];&quot;e&quot;;&quot;EVERYMAN&quot;);&quot;r&quot;;&quot;RESTRICTED&quot;);&quot;o&quot;;&quot;OCCUPATIONAL&quot;);&quot;,&quot;))" office:value-type="string" office:string-value="S472=10,">
            <text:p>S472=10,</text:p>
          </table:table-cell>
          <table:table-cell table:formula="of:=IF(LEN(TRIM([CulturesData.BG11]))=0;&quot;&quot;;CONCATENATE([CulturesData.BG$1];SUBSTITUTE(SUBSTITUTE(SUBSTITUTE([CulturesData.BG11];&quot;e&quot;;&quot;EVERYMAN&quot;);&quot;r&quot;;&quot;RESTRICTED&quot;);&quot;o&quot;;&quot;OCCUPATIONAL&quot;);&quot;,&quot;))" office:value-type="string" office:string-value="S473=6,">
            <text:p>S473=6,</text:p>
          </table:table-cell>
          <table:table-cell table:formula="of:=IF(LEN(TRIM([CulturesData.BH11]))=0;&quot;&quot;;CONCATENATE([CulturesData.BH$1];SUBSTITUTE(SUBSTITUTE(SUBSTITUTE([CulturesData.BH11];&quot;e&quot;;&quot;EVERYMAN&quot;);&quot;r&quot;;&quot;RESTRICTED&quot;);&quot;o&quot;;&quot;OCCUPATIONAL&quot;);&quot;,&quot;))" office:value-type="string" office:string-value="S474=4,">
            <text:p>S474=4,</text:p>
          </table:table-cell>
          <table:table-cell table:formula="of:=IF(LEN(TRIM([CulturesData.BI11]))=0;&quot;&quot;;CONCATENATE([CulturesData.BI$1];SUBSTITUTE(SUBSTITUTE(SUBSTITUTE([CulturesData.BI11];&quot;e&quot;;&quot;EVERYMAN&quot;);&quot;r&quot;;&quot;RESTRICTED&quot;);&quot;o&quot;;&quot;OCCUPATIONAL&quot;);&quot;,&quot;))">
            <text:p/>
          </table:table-cell>
          <table:table-cell table:formula="of:=IF(LEN(TRIM([CulturesData.BJ11]))=0;&quot;&quot;;CONCATENATE([CulturesData.BJ$1];SUBSTITUTE(SUBSTITUTE(SUBSTITUTE([CulturesData.BJ11];&quot;e&quot;;&quot;EVERYMAN&quot;);&quot;r&quot;;&quot;RESTRICTED&quot;);&quot;o&quot;;&quot;OCCUPATIONAL&quot;);&quot;,&quot;))">
            <text:p/>
          </table:table-cell>
          <table:table-cell table:formula="of:=IF(LEN(TRIM([CulturesData.BK11]))=0;&quot;&quot;;CONCATENATE([CulturesData.BK$1];SUBSTITUTE(SUBSTITUTE(SUBSTITUTE([CulturesData.BK11];&quot;e&quot;;&quot;EVERYMAN&quot;);&quot;r&quot;;&quot;RESTRICTED&quot;);&quot;o&quot;;&quot;OCCUPATIONAL&quot;);&quot;,&quot;))">
            <text:p/>
          </table:table-cell>
          <table:table-cell table:formula="of:=IF(LEN(TRIM([CulturesData.BL11]))=0;&quot;&quot;;CONCATENATE([CulturesData.BL$1];SUBSTITUTE(SUBSTITUTE(SUBSTITUTE([CulturesData.BL11];&quot;e&quot;;&quot;EVERYMAN&quot;);&quot;r&quot;;&quot;RESTRICTED&quot;);&quot;o&quot;;&quot;OCCUPATIONAL&quot;);&quot;,&quot;))">
            <text:p/>
          </table:table-cell>
          <table:table-cell table:formula="of:=IF(LEN(TRIM([CulturesData.BM11]))=0;&quot;&quot;;CONCATENATE([CulturesData.BM$1];SUBSTITUTE(SUBSTITUTE(SUBSTITUTE([CulturesData.BM11];&quot;e&quot;;&quot;EVERYMAN&quot;);&quot;r&quot;;&quot;RESTRICTED&quot;);&quot;o&quot;;&quot;OCCUPATIONAL&quot;);&quot;,&quot;))">
            <text:p/>
          </table:table-cell>
          <table:table-cell table:formula="of:=IF(LEN(TRIM([CulturesData.BN11]))=0;&quot;&quot;;CONCATENATE([CulturesData.BN$1];SUBSTITUTE(SUBSTITUTE(SUBSTITUTE([CulturesData.BN11];&quot;e&quot;;&quot;EVERYMAN&quot;);&quot;r&quot;;&quot;RESTRICTED&quot;);&quot;o&quot;;&quot;OCCUPATIONAL&quot;);&quot;,&quot;))">
            <text:p/>
          </table:table-cell>
          <table:table-cell table:formula="of:=IF(LEN(TRIM([CulturesData.BO11]))=0;&quot;&quot;;CONCATENATE([CulturesData.BO$1];SUBSTITUTE(SUBSTITUTE(SUBSTITUTE([CulturesData.BO11];&quot;e&quot;;&quot;EVERYMAN&quot;);&quot;r&quot;;&quot;RESTRICTED&quot;);&quot;o&quot;;&quot;OCCUPATIONAL&quot;);&quot;,&quot;))">
            <text:p/>
          </table:table-cell>
          <table:table-cell table:formula="of:=IF(LEN(TRIM([CulturesData.BP11]))=0;&quot;&quot;;CONCATENATE([CulturesData.BP$1];SUBSTITUTE(SUBSTITUTE(SUBSTITUTE([CulturesData.BP11];&quot;e&quot;;&quot;EVERYMAN&quot;);&quot;r&quot;;&quot;RESTRICTED&quot;);&quot;o&quot;;&quot;OCCUPATIONAL&quot;);&quot;,&quot;))">
            <text:p/>
          </table:table-cell>
          <table:table-cell table:formula="of:=IF(LEN(TRIM([CulturesData.BQ11]))=0;&quot;&quot;;CONCATENATE([CulturesData.BQ$1];SUBSTITUTE(SUBSTITUTE(SUBSTITUTE([CulturesData.BQ11];&quot;e&quot;;&quot;EVERYMAN&quot;);&quot;r&quot;;&quot;RESTRICTED&quot;);&quot;o&quot;;&quot;OCCUPATIONAL&quot;);&quot;,&quot;))">
            <text:p/>
          </table:table-cell>
          <table:table-cell table:formula="of:=IF(LEN(TRIM([CulturesData.BR11]))=0;&quot;&quot;;CONCATENATE([CulturesData.BR$1];SUBSTITUTE(SUBSTITUTE(SUBSTITUTE([CulturesData.BR11];&quot;e&quot;;&quot;EVERYMAN&quot;);&quot;r&quot;;&quot;RESTRICTED&quot;);&quot;o&quot;;&quot;OCCUPATIONAL&quot;);&quot;,&quot;))">
            <text:p/>
          </table:table-cell>
          <table:table-cell table:formula="of:=IF(LEN(TRIM([CulturesData.BS11]))=0;&quot;&quot;;CONCATENATE([CulturesData.BS$1];SUBSTITUTE(SUBSTITUTE(SUBSTITUTE([CulturesData.BS11];&quot;e&quot;;&quot;EVERYMAN&quot;);&quot;r&quot;;&quot;RESTRICTED&quot;);&quot;o&quot;;&quot;OCCUPATIONAL&quot;);&quot;,&quot;))">
            <text:p/>
          </table:table-cell>
          <table:table-cell table:formula="of:=IF(LEN(TRIM([CulturesData.BT11]))=0;&quot;&quot;;CONCATENATE([CulturesData.BT$1];SUBSTITUTE(SUBSTITUTE(SUBSTITUTE([CulturesData.BT11];&quot;e&quot;;&quot;EVERYMAN&quot;);&quot;r&quot;;&quot;RESTRICTED&quot;);&quot;o&quot;;&quot;OCCUPATIONAL&quot;);&quot;,&quot;))">
            <text:p/>
          </table:table-cell>
          <table:table-cell table:formula="of:=IF(LEN(TRIM([CulturesData.BU11]))=0;&quot;&quot;;CONCATENATE([CulturesData.BU$1];SUBSTITUTE(SUBSTITUTE(SUBSTITUTE([CulturesData.BU11];&quot;e&quot;;&quot;EVERYMAN&quot;);&quot;r&quot;;&quot;RESTRICTED&quot;);&quot;o&quot;;&quot;OCCUPATIONAL&quot;);&quot;,&quot;))">
            <text:p/>
          </table:table-cell>
          <table:table-cell table:formula="of:=IF(LEN(TRIM([CulturesData.BV11]))=0;&quot;&quot;;CONCATENATE([CulturesData.BV$1];SUBSTITUTE(SUBSTITUTE(SUBSTITUTE([CulturesData.BV11];&quot;e&quot;;&quot;EVERYMAN&quot;);&quot;r&quot;;&quot;RESTRICTED&quot;);&quot;o&quot;;&quot;OCCUPATIONAL&quot;);&quot;,&quot;))">
            <text:p/>
          </table:table-cell>
          <table:table-cell table:formula="of:=IF(LEN(TRIM([CulturesData.BW11]))=0;&quot;&quot;;CONCATENATE([CulturesData.BW$1];SUBSTITUTE(SUBSTITUTE(SUBSTITUTE([CulturesData.BW11];&quot;e&quot;;&quot;EVERYMAN&quot;);&quot;r&quot;;&quot;RESTRICTED&quot;);&quot;o&quot;;&quot;OCCUPATIONAL&quot;);&quot;,&quot;))">
            <text:p/>
          </table:table-cell>
          <table:table-cell table:formula="of:=IF(LEN(TRIM([CulturesData.BX11]))=0;&quot;&quot;;CONCATENATE([CulturesData.BX$1];SUBSTITUTE(SUBSTITUTE(SUBSTITUTE([CulturesData.BX11];&quot;e&quot;;&quot;EVERYMAN&quot;);&quot;r&quot;;&quot;RESTRICTED&quot;);&quot;o&quot;;&quot;OCCUPATIONAL&quot;);&quot;,&quot;))">
            <text:p/>
          </table:table-cell>
          <table:table-cell table:formula="of:=IF(LEN(TRIM([CulturesData.BY11]))=0;&quot;&quot;;CONCATENATE([CulturesData.BY$1];SUBSTITUTE(SUBSTITUTE(SUBSTITUTE([CulturesData.BY11];&quot;e&quot;;&quot;EVERYMAN&quot;);&quot;r&quot;;&quot;RESTRICTED&quot;);&quot;o&quot;;&quot;OCCUPATIONAL&quot;);&quot;,&quot;))">
            <text:p/>
          </table:table-cell>
          <table:table-cell table:formula="of:=IF(LEN(TRIM([CulturesData.BZ11]))=0;&quot;&quot;;CONCATENATE([CulturesData.BZ$1];SUBSTITUTE(SUBSTITUTE(SUBSTITUTE([CulturesData.BZ11];&quot;e&quot;;&quot;EVERYMAN&quot;);&quot;r&quot;;&quot;RESTRICTED&quot;);&quot;o&quot;;&quot;OCCUPATIONAL&quot;);&quot;,&quot;))">
            <text:p/>
          </table:table-cell>
          <table:table-cell table:formula="of:=IF(LEN(TRIM([CulturesData.CA11]))=0;&quot;&quot;;CONCATENATE([CulturesData.CA$1];SUBSTITUTE(SUBSTITUTE(SUBSTITUTE([CulturesData.CA11];&quot;e&quot;;&quot;EVERYMAN&quot;);&quot;r&quot;;&quot;RESTRICTED&quot;);&quot;o&quot;;&quot;OCCUPATIONAL&quot;);&quot;,&quot;))">
            <text:p/>
          </table:table-cell>
          <table:table-cell table:formula="of:=IF(LEN(TRIM([CulturesData.CB11]))=0;&quot;&quot;;CONCATENATE([CulturesData.CB$1];SUBSTITUTE(SUBSTITUTE(SUBSTITUTE([CulturesData.CB11];&quot;e&quot;;&quot;EVERYMAN&quot;);&quot;r&quot;;&quot;RESTRICTED&quot;);&quot;o&quot;;&quot;OCCUPATIONAL&quot;);&quot;,&quot;))">
            <text:p/>
          </table:table-cell>
          <table:table-cell table:formula="of:=IF(LEN(TRIM([CulturesData.CC11]))=0;&quot;&quot;;CONCATENATE([CulturesData.CC$1];SUBSTITUTE(SUBSTITUTE(SUBSTITUTE([CulturesData.CC11];&quot;e&quot;;&quot;EVERYMAN&quot;);&quot;r&quot;;&quot;RESTRICTED&quot;);&quot;o&quot;;&quot;OCCUPATIONAL&quot;);&quot;,&quot;))">
            <text:p/>
          </table:table-cell>
          <table:table-cell table:formula="of:=IF(LEN(TRIM([CulturesData.CD11]))=0;&quot;&quot;;CONCATENATE([CulturesData.CD$1];SUBSTITUTE(SUBSTITUTE(SUBSTITUTE([CulturesData.CD11];&quot;e&quot;;&quot;EVERYMAN&quot;);&quot;r&quot;;&quot;RESTRICTED&quot;);&quot;o&quot;;&quot;OCCUPATIONAL&quot;);&quot;,&quot;))">
            <text:p/>
          </table:table-cell>
          <table:table-cell table:formula="of:=IF(LEN(TRIM([CulturesData.CE11]))=0;&quot;&quot;;CONCATENATE([CulturesData.CE$1];SUBSTITUTE(SUBSTITUTE(SUBSTITUTE([CulturesData.CE11];&quot;e&quot;;&quot;EVERYMAN&quot;);&quot;r&quot;;&quot;RESTRICTED&quot;);&quot;o&quot;;&quot;OCCUPATIONAL&quot;);&quot;,&quot;))">
            <text:p/>
          </table:table-cell>
          <table:table-cell table:formula="of:=IF(LEN(TRIM([CulturesData.CF11]))=0;&quot;&quot;;CONCATENATE([CulturesData.CF$1];SUBSTITUTE(SUBSTITUTE(SUBSTITUTE([CulturesData.CF11];&quot;e&quot;;&quot;EVERYMAN&quot;);&quot;r&quot;;&quot;RESTRICTED&quot;);&quot;o&quot;;&quot;OCCUPATIONAL&quot;);&quot;,&quot;))">
            <text:p/>
          </table:table-cell>
          <table:table-cell table:formula="of:=IF(LEN(TRIM([CulturesData.CG11]))=0;&quot;&quot;;CONCATENATE([CulturesData.CG$1];SUBSTITUTE(SUBSTITUTE(SUBSTITUTE([CulturesData.CG11];&quot;e&quot;;&quot;EVERYMAN&quot;);&quot;r&quot;;&quot;RESTRICTED&quot;);&quot;o&quot;;&quot;OCCUPATIONAL&quot;);&quot;,&quot;))">
            <text:p/>
          </table:table-cell>
          <table:table-cell table:formula="of:=IF(LEN(TRIM([CulturesData.CH11]))=0;&quot;&quot;;CONCATENATE([CulturesData.CH$1];SUBSTITUTE(SUBSTITUTE(SUBSTITUTE([CulturesData.CH11];&quot;e&quot;;&quot;EVERYMAN&quot;);&quot;r&quot;;&quot;RESTRICTED&quot;);&quot;o&quot;;&quot;OCCUPATIONAL&quot;);&quot;,&quot;))">
            <text:p/>
          </table:table-cell>
          <table:table-cell table:formula="of:=IF(LEN(TRIM([CulturesData.CI11]))=0;&quot;&quot;;CONCATENATE([CulturesData.CI$1];SUBSTITUTE(SUBSTITUTE(SUBSTITUTE([CulturesData.CI11];&quot;e&quot;;&quot;EVERYMAN&quot;);&quot;r&quot;;&quot;RESTRICTED&quot;);&quot;o&quot;;&quot;OCCUPATIONAL&quot;);&quot;,&quot;))">
            <text:p/>
          </table:table-cell>
          <table:table-cell table:formula="of:=IF(LEN(TRIM([CulturesData.CJ11]))=0;&quot;&quot;;CONCATENATE([CulturesData.CJ$1];SUBSTITUTE(SUBSTITUTE(SUBSTITUTE([CulturesData.CJ11];&quot;e&quot;;&quot;EVERYMAN&quot;);&quot;r&quot;;&quot;RESTRICTED&quot;);&quot;o&quot;;&quot;OCCUPATIONAL&quot;);&quot;,&quot;))">
            <text:p/>
          </table:table-cell>
          <table:table-cell table:formula="of:=IF(LEN(TRIM([CulturesData.CK11]))=0;&quot;&quot;;CONCATENATE([CulturesData.CK$1];SUBSTITUTE(SUBSTITUTE(SUBSTITUTE([CulturesData.CK11];&quot;e&quot;;&quot;EVERYMAN&quot;);&quot;r&quot;;&quot;RESTRICTED&quot;);&quot;o&quot;;&quot;OCCUPATIONAL&quot;);&quot;,&quot;))" office:value-type="string" office:string-value="S61=RESTRICTED,">
            <text:p>S61=RESTRICTED,</text:p>
          </table:table-cell>
          <table:table-cell table:formula="of:=IF(LEN(TRIM([CulturesData.CL11]))=0;&quot;&quot;;CONCATENATE([CulturesData.CL$1];SUBSTITUTE(SUBSTITUTE(SUBSTITUTE([CulturesData.CL11];&quot;e&quot;;&quot;EVERYMAN&quot;);&quot;r&quot;;&quot;RESTRICTED&quot;);&quot;o&quot;;&quot;OCCUPATIONAL&quot;);&quot;,&quot;))">
            <text:p/>
          </table:table-cell>
          <table:table-cell table:formula="of:=IF(LEN(TRIM([CulturesData.CM11]))=0;&quot;&quot;;CONCATENATE([CulturesData.CM$1];SUBSTITUTE(SUBSTITUTE(SUBSTITUTE([CulturesData.CM11];&quot;e&quot;;&quot;EVERYMAN&quot;);&quot;r&quot;;&quot;RESTRICTED&quot;);&quot;o&quot;;&quot;OCCUPATIONAL&quot;);&quot;,&quot;))">
            <text:p/>
          </table:table-cell>
          <table:table-cell table:formula="of:=IF(LEN(TRIM([CulturesData.CN11]))=0;&quot;&quot;;CONCATENATE([CulturesData.CN$1];SUBSTITUTE(SUBSTITUTE(SUBSTITUTE([CulturesData.CN11];&quot;e&quot;;&quot;EVERYMAN&quot;);&quot;r&quot;;&quot;RESTRICTED&quot;);&quot;o&quot;;&quot;OCCUPATIONAL&quot;);&quot;,&quot;))">
            <text:p/>
          </table:table-cell>
          <table:table-cell table:formula="of:=IF(LEN(TRIM([CulturesData.CO11]))=0;&quot;&quot;;CONCATENATE([CulturesData.CO$1];SUBSTITUTE(SUBSTITUTE(SUBSTITUTE([CulturesData.CO11];&quot;e&quot;;&quot;EVERYMAN&quot;);&quot;r&quot;;&quot;RESTRICTED&quot;);&quot;o&quot;;&quot;OCCUPATIONAL&quot;);&quot;,&quot;))">
            <text:p/>
          </table:table-cell>
          <table:table-cell table:formula="of:=IF(LEN(TRIM([CulturesData.CP11]))=0;&quot;&quot;;CONCATENATE([CulturesData.CP$1];SUBSTITUTE(SUBSTITUTE(SUBSTITUTE([CulturesData.CP11];&quot;e&quot;;&quot;EVERYMAN&quot;);&quot;r&quot;;&quot;RESTRICTED&quot;);&quot;o&quot;;&quot;OCCUPATIONAL&quot;);&quot;,&quot;))">
            <text:p/>
          </table:table-cell>
          <table:table-cell table:formula="of:=IF(LEN(TRIM([CulturesData.CQ11]))=0;&quot;&quot;;CONCATENATE([CulturesData.CQ$1];SUBSTITUTE(SUBSTITUTE(SUBSTITUTE([CulturesData.CQ11];&quot;e&quot;;&quot;EVERYMAN&quot;);&quot;r&quot;;&quot;RESTRICTED&quot;);&quot;o&quot;;&quot;OCCUPATIONAL&quot;);&quot;,&quot;))">
            <text:p/>
          </table:table-cell>
          <table:table-cell table:formula="of:=IF(LEN(TRIM([CulturesData.CR11]))=0;&quot;&quot;;CONCATENATE([CulturesData.CR$1];SUBSTITUTE(SUBSTITUTE(SUBSTITUTE([CulturesData.CR11];&quot;e&quot;;&quot;EVERYMAN&quot;);&quot;r&quot;;&quot;RESTRICTED&quot;);&quot;o&quot;;&quot;OCCUPATIONAL&quot;);&quot;,&quot;))">
            <text:p/>
          </table:table-cell>
          <table:table-cell table:formula="of:=IF(LEN(TRIM([CulturesData.CS11]))=0;&quot;&quot;;CONCATENATE([CulturesData.CS$1];SUBSTITUTE(SUBSTITUTE(SUBSTITUTE([CulturesData.CS11];&quot;e&quot;;&quot;EVERYMAN&quot;);&quot;r&quot;;&quot;RESTRICTED&quot;);&quot;o&quot;;&quot;OCCUPATIONAL&quot;);&quot;,&quot;))">
            <text:p/>
          </table:table-cell>
          <table:table-cell table:formula="of:=IF(LEN(TRIM([CulturesData.CT11]))=0;&quot;&quot;;CONCATENATE([CulturesData.CT$1];SUBSTITUTE(SUBSTITUTE(SUBSTITUTE([CulturesData.CT11];&quot;e&quot;;&quot;EVERYMAN&quot;);&quot;r&quot;;&quot;RESTRICTED&quot;);&quot;o&quot;;&quot;OCCUPATIONAL&quot;);&quot;,&quot;))">
            <text:p/>
          </table:table-cell>
          <table:table-cell table:formula="of:=IF(LEN(TRIM([CulturesData.CU11]))=0;&quot;&quot;;CONCATENATE([CulturesData.CU$1];SUBSTITUTE(SUBSTITUTE(SUBSTITUTE([CulturesData.CU11];&quot;e&quot;;&quot;EVERYMAN&quot;);&quot;r&quot;;&quot;RESTRICTED&quot;);&quot;o&quot;;&quot;OCCUPATIONAL&quot;);&quot;,&quot;))">
            <text:p/>
          </table:table-cell>
          <table:table-cell table:formula="of:=IF(LEN(TRIM([CulturesData.CV11]))=0;&quot;&quot;;CONCATENATE([CulturesData.CV$1];SUBSTITUTE(SUBSTITUTE(SUBSTITUTE([CulturesData.CV11];&quot;e&quot;;&quot;EVERYMAN&quot;);&quot;r&quot;;&quot;RESTRICTED&quot;);&quot;o&quot;;&quot;OCCUPATIONAL&quot;);&quot;,&quot;))">
            <text:p/>
          </table:table-cell>
          <table:table-cell table:formula="of:=IF(LEN(TRIM([CulturesData.CW11]))=0;&quot;&quot;;CONCATENATE([CulturesData.CW$1];SUBSTITUTE(SUBSTITUTE(SUBSTITUTE([CulturesData.CW11];&quot;e&quot;;&quot;EVERYMAN&quot;);&quot;r&quot;;&quot;RESTRICTED&quot;);&quot;o&quot;;&quot;OCCUPATIONAL&quot;);&quot;,&quot;))">
            <text:p/>
          </table:table-cell>
          <table:table-cell table:formula="of:=IF(LEN(TRIM([CulturesData.CX11]))=0;&quot;&quot;;CONCATENATE([CulturesData.CX$1];SUBSTITUTE(SUBSTITUTE(SUBSTITUTE([CulturesData.CX11];&quot;e&quot;;&quot;EVERYMAN&quot;);&quot;r&quot;;&quot;RESTRICTED&quot;);&quot;o&quot;;&quot;OCCUPATIONAL&quot;);&quot;,&quot;))">
            <text:p/>
          </table:table-cell>
          <table:table-cell table:formula="of:=IF(LEN(TRIM([CulturesData.CY11]))=0;&quot;&quot;;CONCATENATE([CulturesData.CY$1];SUBSTITUTE(SUBSTITUTE(SUBSTITUTE([CulturesData.CY11];&quot;e&quot;;&quot;EVERYMAN&quot;);&quot;r&quot;;&quot;RESTRICTED&quot;);&quot;o&quot;;&quot;OCCUPATIONAL&quot;);&quot;,&quot;))">
            <text:p/>
          </table:table-cell>
          <table:table-cell table:formula="of:=IF(LEN(TRIM([CulturesData.CZ11]))=0;&quot;&quot;;CONCATENATE([CulturesData.CZ$1];SUBSTITUTE(SUBSTITUTE(SUBSTITUTE([CulturesData.CZ11];&quot;e&quot;;&quot;EVERYMAN&quot;);&quot;r&quot;;&quot;RESTRICTED&quot;);&quot;o&quot;;&quot;OCCUPATIONAL&quot;);&quot;,&quot;))">
            <text:p/>
          </table:table-cell>
          <table:table-cell table:formula="of:=IF(LEN(TRIM([CulturesData.DA11]))=0;&quot;&quot;;CONCATENATE([CulturesData.DA$1];SUBSTITUTE(SUBSTITUTE(SUBSTITUTE([CulturesData.DA11];&quot;e&quot;;&quot;EVERYMAN&quot;);&quot;r&quot;;&quot;RESTRICTED&quot;);&quot;o&quot;;&quot;OCCUPATIONAL&quot;);&quot;,&quot;))">
            <text:p/>
          </table:table-cell>
          <table:table-cell table:formula="of:=IF(LEN(TRIM([CulturesData.DB11]))=0;&quot;&quot;;CONCATENATE([CulturesData.DB$1];SUBSTITUTE(SUBSTITUTE(SUBSTITUTE([CulturesData.DB11];&quot;e&quot;;&quot;EVERYMAN&quot;);&quot;r&quot;;&quot;RESTRICTED&quot;);&quot;o&quot;;&quot;OCCUPATIONAL&quot;);&quot;,&quot;))" office:value-type="string" office:string-value="S31=EVERYMAN,">
            <text:p>S31=EVERYMAN,</text:p>
          </table:table-cell>
          <table:table-cell table:formula="of:=IF(LEN(TRIM([CulturesData.DC11]))=0;&quot;&quot;;CONCATENATE([CulturesData.DC$1];SUBSTITUTE(SUBSTITUTE(SUBSTITUTE([CulturesData.DC11];&quot;e&quot;;&quot;EVERYMAN&quot;);&quot;r&quot;;&quot;RESTRICTED&quot;);&quot;o&quot;;&quot;OCCUPATIONAL&quot;);&quot;,&quot;))">
            <text:p/>
          </table:table-cell>
          <table:table-cell table:formula="of:=IF(LEN(TRIM([CulturesData.DD11]))=0;&quot;&quot;;CONCATENATE([CulturesData.DD$1];SUBSTITUTE(SUBSTITUTE(SUBSTITUTE([CulturesData.DD11];&quot;e&quot;;&quot;EVERYMAN&quot;);&quot;r&quot;;&quot;RESTRICTED&quot;);&quot;o&quot;;&quot;OCCUPATIONAL&quot;);&quot;,&quot;))">
            <text:p/>
          </table:table-cell>
          <table:table-cell table:formula="of:=IF(LEN(TRIM([CulturesData.DE11]))=0;&quot;&quot;;CONCATENATE([CulturesData.DE$1];SUBSTITUTE(SUBSTITUTE(SUBSTITUTE([CulturesData.DE11];&quot;e&quot;;&quot;EVERYMAN&quot;);&quot;r&quot;;&quot;RESTRICTED&quot;);&quot;o&quot;;&quot;OCCUPATIONAL&quot;);&quot;,&quot;))">
            <text:p/>
          </table:table-cell>
          <table:table-cell table:formula="of:=IF(LEN(TRIM([CulturesData.DF11]))=0;&quot;&quot;;CONCATENATE([CulturesData.DF$1];SUBSTITUTE(SUBSTITUTE(SUBSTITUTE([CulturesData.DF11];&quot;e&quot;;&quot;EVERYMAN&quot;);&quot;r&quot;;&quot;RESTRICTED&quot;);&quot;o&quot;;&quot;OCCUPATIONAL&quot;);&quot;,&quot;))" office:value-type="string" office:string-value="G37=3,">
            <text:p>G37=3,</text:p>
          </table:table-cell>
          <table:table-cell table:formula="of:=IF(LEN(TRIM([CulturesData.DG11]))=0;&quot;&quot;;CONCATENATE([CulturesData.DG$1];SUBSTITUTE(SUBSTITUTE(SUBSTITUTE([CulturesData.DG11];&quot;e&quot;;&quot;EVERYMAN&quot;);&quot;r&quot;;&quot;RESTRICTED&quot;);&quot;o&quot;;&quot;OCCUPATIONAL&quot;);&quot;,&quot;))" office:value-type="string" office:string-value="S426=3,">
            <text:p>S426=3,</text:p>
          </table:table-cell>
          <table:table-cell table:formula="of:=IF(LEN(TRIM([CulturesData.DH11]))=0;&quot;&quot;;CONCATENATE([CulturesData.DH$1];SUBSTITUTE(SUBSTITUTE(SUBSTITUTE([CulturesData.DH11];&quot;e&quot;;&quot;EVERYMAN&quot;);&quot;r&quot;;&quot;RESTRICTED&quot;);&quot;o&quot;;&quot;OCCUPATIONAL&quot;);&quot;,&quot;))" office:value-type="string" office:string-value="S339=3,">
            <text:p>S339=3,</text:p>
          </table:table-cell>
          <table:table-cell table:formula="of:=IF(LEN(TRIM([CulturesData.DI11]))=0;&quot;&quot;;CONCATENATE([CulturesData.DI$1];SUBSTITUTE(SUBSTITUTE(SUBSTITUTE([CulturesData.DI11];&quot;e&quot;;&quot;EVERYMAN&quot;);&quot;r&quot;;&quot;RESTRICTED&quot;);&quot;o&quot;;&quot;OCCUPATIONAL&quot;);&quot;,&quot;))">
            <text:p/>
          </table:table-cell>
          <table:table-cell table:formula="of:=IF(LEN(TRIM([CulturesData.DJ11]))=0;&quot;&quot;;CONCATENATE([CulturesData.DJ$1];SUBSTITUTE(SUBSTITUTE(SUBSTITUTE([CulturesData.DJ11];&quot;e&quot;;&quot;EVERYMAN&quot;);&quot;r&quot;;&quot;RESTRICTED&quot;);&quot;o&quot;;&quot;OCCUPATIONAL&quot;);&quot;,&quot;))">
            <text:p/>
          </table:table-cell>
          <table:table-cell table:formula="of:=IF(LEN(TRIM([CulturesData.DK11]))=0;&quot;&quot;;CONCATENATE([CulturesData.DK$1];SUBSTITUTE(SUBSTITUTE(SUBSTITUTE([CulturesData.DK11];&quot;e&quot;;&quot;EVERYMAN&quot;);&quot;r&quot;;&quot;RESTRICTED&quot;);&quot;o&quot;;&quot;OCCUPATIONAL&quot;);&quot;,&quot;))">
            <text:p/>
          </table:table-cell>
          <table:table-cell table:formula="of:=IF(LEN(TRIM([CulturesData.DL11]))=0;&quot;&quot;;CONCATENATE([CulturesData.DL$1];SUBSTITUTE(SUBSTITUTE(SUBSTITUTE([CulturesData.DL11];&quot;e&quot;;&quot;EVERYMAN&quot;);&quot;r&quot;;&quot;RESTRICTED&quot;);&quot;o&quot;;&quot;OCCUPATIONAL&quot;);&quot;,&quot;))">
            <text:p/>
          </table:table-cell>
          <table:table-cell table:formula="of:=IF(LEN(TRIM([CulturesData.DM11]))=0;&quot;&quot;;CONCATENATE([CulturesData.DM$1];SUBSTITUTE(SUBSTITUTE(SUBSTITUTE([CulturesData.DM11];&quot;e&quot;;&quot;EVERYMAN&quot;);&quot;r&quot;;&quot;RESTRICTED&quot;);&quot;o&quot;;&quot;OCCUPATIONAL&quot;);&quot;,&quot;))">
            <text:p/>
          </table:table-cell>
          <table:table-cell table:formula="of:=IF(LEN(TRIM([CulturesData.DN11]))=0;&quot;&quot;;CONCATENATE([CulturesData.DN$1];SUBSTITUTE(SUBSTITUTE(SUBSTITUTE([CulturesData.DN11];&quot;e&quot;;&quot;EVERYMAN&quot;);&quot;r&quot;;&quot;RESTRICTED&quot;);&quot;o&quot;;&quot;OCCUPATIONAL&quot;);&quot;,&quot;))">
            <text:p/>
          </table:table-cell>
          <table:table-cell table:formula="of:=IF(LEN(TRIM([CulturesData.DO11]))=0;&quot;&quot;;CONCATENATE([CulturesData.DO$1];SUBSTITUTE(SUBSTITUTE(SUBSTITUTE([CulturesData.DO11];&quot;e&quot;;&quot;EVERYMAN&quot;);&quot;r&quot;;&quot;RESTRICTED&quot;);&quot;o&quot;;&quot;OCCUPATIONAL&quot;);&quot;,&quot;))" office:value-type="string" office:string-value="S445=RESTRICTED,">
            <text:p>S445=RESTRICTED,</text:p>
          </table:table-cell>
          <table:table-cell table:formula="of:=IF(LEN(TRIM([CulturesData.DP11]))=0;&quot;&quot;;CONCATENATE([CulturesData.DP$1];SUBSTITUTE(SUBSTITUTE(SUBSTITUTE([CulturesData.DP11];&quot;e&quot;;&quot;EVERYMAN&quot;);&quot;r&quot;;&quot;RESTRICTED&quot;);&quot;o&quot;;&quot;OCCUPATIONAL&quot;);&quot;,&quot;))" office:value-type="string" office:string-value="S443=RESTRICTED,">
            <text:p>S443=RESTRICTED,</text:p>
          </table:table-cell>
          <table:table-cell table:formula="of:=IF(LEN(TRIM([CulturesData.DQ11]))=0;&quot;&quot;;CONCATENATE([CulturesData.DQ$1];SUBSTITUTE(SUBSTITUTE(SUBSTITUTE([CulturesData.DQ11];&quot;e&quot;;&quot;EVERYMAN&quot;);&quot;r&quot;;&quot;RESTRICTED&quot;);&quot;o&quot;;&quot;OCCUPATIONAL&quot;);&quot;,&quot;))">
            <text:p/>
          </table:table-cell>
          <table:table-cell table:formula="of:=IF(LEN(TRIM([CulturesData.DR11]))=0;&quot;&quot;;CONCATENATE([CulturesData.DR$1];SUBSTITUTE(SUBSTITUTE(SUBSTITUTE([CulturesData.DR11];&quot;e&quot;;&quot;EVERYMAN&quot;);&quot;r&quot;;&quot;RESTRICTED&quot;);&quot;o&quot;;&quot;OCCUPATIONAL&quot;);&quot;,&quot;))">
            <text:p/>
          </table:table-cell>
          <table:table-cell table:formula="of:=IF(LEN(TRIM([CulturesData.DS11]))=0;&quot;&quot;;CONCATENATE([CulturesData.DS$1];SUBSTITUTE(SUBSTITUTE(SUBSTITUTE([CulturesData.DS11];&quot;e&quot;;&quot;EVERYMAN&quot;);&quot;r&quot;;&quot;RESTRICTED&quot;);&quot;o&quot;;&quot;OCCUPATIONAL&quot;);&quot;,&quot;))" office:value-type="string" office:string-value="S507=RESTRICTED,">
            <text:p>S507=RESTRICTED,</text:p>
          </table:table-cell>
          <table:table-cell table:formula="of:=IF(LEN(TRIM([CulturesData.DT11]))=0;&quot;&quot;;CONCATENATE([CulturesData.DT$1];SUBSTITUTE(SUBSTITUTE(SUBSTITUTE([CulturesData.DT11];&quot;e&quot;;&quot;EVERYMAN&quot;);&quot;r&quot;;&quot;RESTRICTED&quot;);&quot;o&quot;;&quot;OCCUPATIONAL&quot;);&quot;,&quot;))">
            <text:p/>
          </table:table-cell>
          <table:table-cell table:formula="of:=IF(LEN(TRIM([CulturesData.DU11]))=0;&quot;&quot;;CONCATENATE([CulturesData.DU$1];SUBSTITUTE(SUBSTITUTE(SUBSTITUTE([CulturesData.DU11];&quot;e&quot;;&quot;EVERYMAN&quot;);&quot;r&quot;;&quot;RESTRICTED&quot;);&quot;o&quot;;&quot;OCCUPATIONAL&quot;);&quot;,&quot;))" office:value-type="string" office:string-value="S447=RESTRICTED,">
            <text:p>S447=RESTRICTED,</text:p>
          </table:table-cell>
          <table:table-cell table:formula="of:=IF(LEN(TRIM([CulturesData.DV11]))=0;&quot;&quot;;CONCATENATE([CulturesData.DV$1];SUBSTITUTE(SUBSTITUTE(SUBSTITUTE([CulturesData.DV11];&quot;e&quot;;&quot;EVERYMAN&quot;);&quot;r&quot;;&quot;RESTRICTED&quot;);&quot;o&quot;;&quot;OCCUPATIONAL&quot;);&quot;,&quot;))" office:value-type="string" office:string-value="S448=RESTRICTED,">
            <text:p>S448=RESTRICTED,</text:p>
          </table:table-cell>
          <table:table-cell table:formula="of:=IF(LEN(TRIM([CulturesData.DW11]))=0;&quot;&quot;;CONCATENATE([CulturesData.DW$1];SUBSTITUTE(SUBSTITUTE(SUBSTITUTE([CulturesData.DW11];&quot;e&quot;;&quot;EVERYMAN&quot;);&quot;r&quot;;&quot;RESTRICTED&quot;);&quot;o&quot;;&quot;OCCUPATIONAL&quot;);&quot;,&quot;))" office:value-type="string" office:string-value="G17=1,">
            <text:p>G17=1,</text:p>
          </table:table-cell>
          <table:table-cell table:formula="of:=IF(LEN(TRIM([CulturesData.DX11]))=0;&quot;&quot;;CONCATENATE([CulturesData.DX$1];SUBSTITUTE(SUBSTITUTE(SUBSTITUTE([CulturesData.DX11];&quot;e&quot;;&quot;EVERYMAN&quot;);&quot;r&quot;;&quot;RESTRICTED&quot;);&quot;o&quot;;&quot;OCCUPATIONAL&quot;);&quot;,&quot;))">
            <text:p/>
          </table:table-cell>
          <table:table-cell table:formula="of:=IF(LEN(TRIM([CulturesData.DY11]))=0;&quot;&quot;;CONCATENATE([CulturesData.DY$1];SUBSTITUTE(SUBSTITUTE(SUBSTITUTE([CulturesData.DY11];&quot;e&quot;;&quot;EVERYMAN&quot;);&quot;r&quot;;&quot;RESTRICTED&quot;);&quot;o&quot;;&quot;OCCUPATIONAL&quot;);&quot;,&quot;))">
            <text:p/>
          </table:table-cell>
          <table:table-cell table:formula="of:=IF(LEN(TRIM([CulturesData.DZ11]))=0;&quot;&quot;;CONCATENATE([CulturesData.DZ$1];SUBSTITUTE(SUBSTITUTE(SUBSTITUTE([CulturesData.DZ11];&quot;e&quot;;&quot;EVERYMAN&quot;);&quot;r&quot;;&quot;RESTRICTED&quot;);&quot;o&quot;;&quot;OCCUPATIONAL&quot;);&quot;,&quot;))">
            <text:p/>
          </table:table-cell>
          <table:table-cell table:formula="of:=IF(LEN(TRIM([CulturesData.EA11]))=0;&quot;&quot;;CONCATENATE([CulturesData.EA$1];SUBSTITUTE(SUBSTITUTE(SUBSTITUTE([CulturesData.EA11];&quot;e&quot;;&quot;EVERYMAN&quot;);&quot;r&quot;;&quot;RESTRICTED&quot;);&quot;o&quot;;&quot;OCCUPATIONAL&quot;);&quot;,&quot;))" office:value-type="string" office:string-value="S204=1,">
            <text:p>S204=1,</text:p>
          </table:table-cell>
          <table:table-cell table:formula="of:=IF(LEN(TRIM([CulturesData.EB11]))=0;&quot;&quot;;CONCATENATE([CulturesData.EB$1];SUBSTITUTE(SUBSTITUTE(SUBSTITUTE([CulturesData.EB11];&quot;e&quot;;&quot;EVERYMAN&quot;);&quot;r&quot;;&quot;RESTRICTED&quot;);&quot;o&quot;;&quot;OCCUPATIONAL&quot;);&quot;,&quot;))" office:value-type="string" office:string-value="S206=RESTRICTED,">
            <text:p>S206=RESTRICTED,</text:p>
          </table:table-cell>
          <table:table-cell table:formula="of:=IF(LEN(TRIM([CulturesData.EC11]))=0;&quot;&quot;;CONCATENATE([CulturesData.EC$1];SUBSTITUTE(SUBSTITUTE(SUBSTITUTE([CulturesData.EC11];&quot;e&quot;;&quot;EVERYMAN&quot;);&quot;r&quot;;&quot;RESTRICTED&quot;);&quot;o&quot;;&quot;OCCUPATIONAL&quot;);&quot;,&quot;))" office:value-type="string" office:string-value="G18=4,">
            <text:p>G18=4,</text:p>
          </table:table-cell>
          <table:table-cell table:formula="of:=IF(LEN(TRIM([CulturesData.ED11]))=0;&quot;&quot;;CONCATENATE([CulturesData.ED$1];SUBSTITUTE(SUBSTITUTE(SUBSTITUTE([CulturesData.ED11];&quot;e&quot;;&quot;EVERYMAN&quot;);&quot;r&quot;;&quot;RESTRICTED&quot;);&quot;o&quot;;&quot;OCCUPATIONAL&quot;);&quot;,&quot;))">
            <text:p/>
          </table:table-cell>
          <table:table-cell table:formula="of:=IF(LEN(TRIM([CulturesData.EE11]))=0;&quot;&quot;;CONCATENATE([CulturesData.EE$1];SUBSTITUTE(SUBSTITUTE(SUBSTITUTE([CulturesData.EE11];&quot;e&quot;;&quot;EVERYMAN&quot;);&quot;r&quot;;&quot;RESTRICTED&quot;);&quot;o&quot;;&quot;OCCUPATIONAL&quot;);&quot;,&quot;))">
            <text:p/>
          </table:table-cell>
          <table:table-cell table:formula="of:=IF(LEN(TRIM([CulturesData.EF11]))=0;&quot;&quot;;CONCATENATE([CulturesData.EF$1];SUBSTITUTE(SUBSTITUTE(SUBSTITUTE([CulturesData.EF11];&quot;e&quot;;&quot;EVERYMAN&quot;);&quot;r&quot;;&quot;RESTRICTED&quot;);&quot;o&quot;;&quot;OCCUPATIONAL&quot;);&quot;,&quot;))">
            <text:p/>
          </table:table-cell>
          <table:table-cell table:formula="of:=IF(LEN(TRIM([CulturesData.EG11]))=0;&quot;&quot;;CONCATENATE([CulturesData.EG$1];SUBSTITUTE(SUBSTITUTE(SUBSTITUTE([CulturesData.EG11];&quot;e&quot;;&quot;EVERYMAN&quot;);&quot;r&quot;;&quot;RESTRICTED&quot;);&quot;o&quot;;&quot;OCCUPATIONAL&quot;);&quot;,&quot;))">
            <text:p/>
          </table:table-cell>
          <table:table-cell table:formula="of:=IF(LEN(TRIM([CulturesData.EH11]))=0;&quot;&quot;;CONCATENATE([CulturesData.EH$1];SUBSTITUTE(SUBSTITUTE(SUBSTITUTE([CulturesData.EH11];&quot;e&quot;;&quot;EVERYMAN&quot;);&quot;r&quot;;&quot;RESTRICTED&quot;);&quot;o&quot;;&quot;OCCUPATIONAL&quot;);&quot;,&quot;))">
            <text:p/>
          </table:table-cell>
          <table:table-cell table:formula="of:=IF(LEN(TRIM([CulturesData.EI11]))=0;&quot;&quot;;CONCATENATE([CulturesData.EI$1];SUBSTITUTE(SUBSTITUTE(SUBSTITUTE([CulturesData.EI11];&quot;e&quot;;&quot;EVERYMAN&quot;);&quot;r&quot;;&quot;RESTRICTED&quot;);&quot;o&quot;;&quot;OCCUPATIONAL&quot;);&quot;,&quot;))" office:value-type="string" office:string-value="G15=1,">
            <text:p>G15=1,</text:p>
          </table:table-cell>
          <table:table-cell table:formula="of:=IF(LEN(TRIM([CulturesData.EJ11]))=0;&quot;&quot;;CONCATENATE([CulturesData.EJ$1];SUBSTITUTE(SUBSTITUTE(SUBSTITUTE([CulturesData.EJ11];&quot;e&quot;;&quot;EVERYMAN&quot;);&quot;r&quot;;&quot;RESTRICTED&quot;);&quot;o&quot;;&quot;OCCUPATIONAL&quot;);&quot;,&quot;))" office:value-type="string" office:string-value="S100=RESTRICTED,">
            <text:p>S100=RESTRICTED,</text:p>
          </table:table-cell>
          <table:table-cell table:formula="of:=IF(LEN(TRIM([CulturesData.EK11]))=0;&quot;&quot;;CONCATENATE([CulturesData.EK$1];SUBSTITUTE(SUBSTITUTE(SUBSTITUTE([CulturesData.EK11];&quot;e&quot;;&quot;EVERYMAN&quot;);&quot;r&quot;;&quot;RESTRICTED&quot;);&quot;o&quot;;&quot;OCCUPATIONAL&quot;);&quot;,&quot;))">
            <text:p/>
          </table:table-cell>
          <table:table-cell table:formula="of:=IF(LEN(TRIM([CulturesData.EL11]))=0;&quot;&quot;;CONCATENATE([CulturesData.EL$1];SUBSTITUTE(SUBSTITUTE(SUBSTITUTE([CulturesData.EL11];&quot;e&quot;;&quot;EVERYMAN&quot;);&quot;r&quot;;&quot;RESTRICTED&quot;);&quot;o&quot;;&quot;OCCUPATIONAL&quot;);&quot;,&quot;))" office:value-type="string" office:string-value="S96=RESTRICTED,">
            <text:p>S96=RESTRICTED,</text:p>
          </table:table-cell>
          <table:table-cell table:formula="of:=IF(LEN(TRIM([CulturesData.EM11]))=0;&quot;&quot;;CONCATENATE([CulturesData.EM$1];SUBSTITUTE(SUBSTITUTE(SUBSTITUTE([CulturesData.EM11];&quot;e&quot;;&quot;EVERYMAN&quot;);&quot;r&quot;;&quot;RESTRICTED&quot;);&quot;o&quot;;&quot;OCCUPATIONAL&quot;);&quot;,&quot;))" office:value-type="string" office:string-value="G41=1,">
            <text:p>G41=1,</text:p>
          </table:table-cell>
          <table:table-cell table:formula="of:=IF(LEN(TRIM([CulturesData.EN11]))=0;&quot;&quot;;CONCATENATE([CulturesData.EN$1];SUBSTITUTE(SUBSTITUTE(SUBSTITUTE([CulturesData.EN11];&quot;e&quot;;&quot;EVERYMAN&quot;);&quot;r&quot;;&quot;RESTRICTED&quot;);&quot;o&quot;;&quot;OCCUPATIONAL&quot;);&quot;,&quot;))">
            <text:p/>
          </table:table-cell>
          <table:table-cell table:formula="of:=IF(LEN(TRIM([CulturesData.EO11]))=0;&quot;&quot;;CONCATENATE([CulturesData.EO$1];SUBSTITUTE(SUBSTITUTE(SUBSTITUTE([CulturesData.EO11];&quot;e&quot;;&quot;EVERYMAN&quot;);&quot;r&quot;;&quot;RESTRICTED&quot;);&quot;o&quot;;&quot;OCCUPATIONAL&quot;);&quot;,&quot;))" office:value-type="string" office:string-value="S173=EVERYMAN,">
            <text:p>S173=EVERYMAN,</text:p>
          </table:table-cell>
          <table:table-cell table:formula="of:=IF(LEN(TRIM([CulturesData.EP11]))=0;&quot;&quot;;CONCATENATE([CulturesData.EP$1];SUBSTITUTE(SUBSTITUTE(SUBSTITUTE([CulturesData.EP11];&quot;e&quot;;&quot;EVERYMAN&quot;);&quot;r&quot;;&quot;RESTRICTED&quot;);&quot;o&quot;;&quot;OCCUPATIONAL&quot;);&quot;,&quot;))">
            <text:p/>
          </table:table-cell>
          <table:table-cell table:formula="of:=IF(LEN(TRIM([CulturesData.EQ11]))=0;&quot;&quot;;CONCATENATE([CulturesData.EQ$1];SUBSTITUTE(SUBSTITUTE(SUBSTITUTE([CulturesData.EQ11];&quot;e&quot;;&quot;EVERYMAN&quot;);&quot;r&quot;;&quot;RESTRICTED&quot;);&quot;o&quot;;&quot;OCCUPATIONAL&quot;);&quot;,&quot;))" office:value-type="string" office:string-value="S227=RESTRICTED,">
            <text:p>S227=RESTRICTED,</text:p>
          </table:table-cell>
          <table:table-cell table:formula="of:=IF(LEN(TRIM([CulturesData.ER11]))=0;&quot;&quot;;CONCATENATE([CulturesData.ER$1];SUBSTITUTE(SUBSTITUTE(SUBSTITUTE([CulturesData.ER11];&quot;e&quot;;&quot;EVERYMAN&quot;);&quot;r&quot;;&quot;RESTRICTED&quot;);&quot;o&quot;;&quot;OCCUPATIONAL&quot;);&quot;,&quot;))" office:value-type="string" office:string-value="S235=RESTRICTED,">
            <text:p>S235=RESTRICTED,</text:p>
          </table:table-cell>
          <table:table-cell table:formula="of:=IF(LEN(TRIM([CulturesData.ES11]))=0;&quot;&quot;;CONCATENATE([CulturesData.ES$1];SUBSTITUTE(SUBSTITUTE(SUBSTITUTE([CulturesData.ES11];&quot;e&quot;;&quot;EVERYMAN&quot;);&quot;r&quot;;&quot;RESTRICTED&quot;);&quot;o&quot;;&quot;OCCUPATIONAL&quot;);&quot;,&quot;))" office:value-type="string" office:string-value="S231=RESTRICTED,">
            <text:p>S231=RESTRICTED,</text:p>
          </table:table-cell>
          <table:table-cell table:formula="of:=IF(LEN(TRIM([CulturesData.ET11]))=0;&quot;&quot;;CONCATENATE([CulturesData.ET$1];SUBSTITUTE(SUBSTITUTE(SUBSTITUTE([CulturesData.ET11];&quot;e&quot;;&quot;EVERYMAN&quot;);&quot;r&quot;;&quot;RESTRICTED&quot;);&quot;o&quot;;&quot;OCCUPATIONAL&quot;);&quot;,&quot;))" office:value-type="string" office:string-value="S237=RESTRICTED,">
            <text:p>S237=RESTRICTED,</text:p>
          </table:table-cell>
          <table:table-cell table:formula="of:=IF(LEN(TRIM([CulturesData.EU11]))=0;&quot;&quot;;CONCATENATE([CulturesData.EU$1];SUBSTITUTE(SUBSTITUTE(SUBSTITUTE([CulturesData.EU11];&quot;e&quot;;&quot;EVERYMAN&quot;);&quot;r&quot;;&quot;RESTRICTED&quot;);&quot;o&quot;;&quot;OCCUPATIONAL&quot;);&quot;,&quot;))" office:value-type="string" office:string-value="S514=RESTRICTED,">
            <text:p>S514=RESTRICTED,</text:p>
          </table:table-cell>
          <table:table-cell table:formula="of:=IF(LEN(TRIM([CulturesData.EV11]))=0;&quot;&quot;;CONCATENATE([CulturesData.EV$1];SUBSTITUTE(SUBSTITUTE(SUBSTITUTE([CulturesData.EV11];&quot;e&quot;;&quot;EVERYMAN&quot;);&quot;r&quot;;&quot;RESTRICTED&quot;);&quot;o&quot;;&quot;OCCUPATIONAL&quot;);&quot;,&quot;))" office:value-type="string" office:string-value="S515=RESTRICTED,">
            <text:p>S515=RESTRICTED,</text:p>
          </table:table-cell>
          <table:table-cell table:formula="of:=IF(LEN(TRIM([CulturesData.EW11]))=0;&quot;&quot;;CONCATENATE([CulturesData.EW$1];SUBSTITUTE(SUBSTITUTE(SUBSTITUTE([CulturesData.EW11];&quot;e&quot;;&quot;EVERYMAN&quot;);&quot;r&quot;;&quot;RESTRICTED&quot;);&quot;o&quot;;&quot;OCCUPATIONAL&quot;);&quot;,&quot;))" office:value-type="string" office:string-value="S516=RESTRICTED,">
            <text:p>S516=RESTRICTED,</text:p>
          </table:table-cell>
          <table:table-cell table:formula="of:=IF(LEN(TRIM([CulturesData.EX11]))=0;&quot;&quot;;CONCATENATE([CulturesData.EX$1];SUBSTITUTE(SUBSTITUTE(SUBSTITUTE([CulturesData.EX11];&quot;e&quot;;&quot;EVERYMAN&quot;);&quot;r&quot;;&quot;RESTRICTED&quot;);&quot;o&quot;;&quot;OCCUPATIONAL&quot;);&quot;,&quot;))" office:value-type="string" office:string-value="S517=RESTRICTED,">
            <text:p>S517=RESTRICTED,</text:p>
          </table:table-cell>
          <table:table-cell table:formula="of:=IF(LEN(TRIM([CulturesData.EY11]))=0;&quot;&quot;;CONCATENATE([CulturesData.EY$1];SUBSTITUTE(SUBSTITUTE(SUBSTITUTE([CulturesData.EY11];&quot;e&quot;;&quot;EVERYMAN&quot;);&quot;r&quot;;&quot;RESTRICTED&quot;);&quot;o&quot;;&quot;OCCUPATIONAL&quot;);&quot;,&quot;))" office:value-type="string" office:string-value="S518=RESTRICTED,">
            <text:p>S518=RESTRICTED,</text:p>
          </table:table-cell>
          <table:table-cell table:formula="of:=IF(LEN(TRIM([CulturesData.EZ11]))=0;&quot;&quot;;CONCATENATE([CulturesData.EZ$1];SUBSTITUTE(SUBSTITUTE(SUBSTITUTE([CulturesData.EZ11];&quot;e&quot;;&quot;EVERYMAN&quot;);&quot;r&quot;;&quot;RESTRICTED&quot;);&quot;o&quot;;&quot;OCCUPATIONAL&quot;);&quot;,&quot;))" office:value-type="string" office:string-value="S528=RESTRICTED,">
            <text:p>S528=RESTRICTED,</text:p>
          </table:table-cell>
          <table:table-cell table:formula="of:=IF(LEN(TRIM([CulturesData.FA11]))=0;&quot;&quot;;CONCATENATE([CulturesData.FA$1];SUBSTITUTE(SUBSTITUTE(SUBSTITUTE([CulturesData.FA11];&quot;e&quot;;&quot;EVERYMAN&quot;);&quot;r&quot;;&quot;RESTRICTED&quot;);&quot;o&quot;;&quot;OCCUPATIONAL&quot;);&quot;,&quot;))" office:value-type="string" office:string-value="S520=RESTRICTED,">
            <text:p>S520=RESTRICTED,</text:p>
          </table:table-cell>
          <table:table-cell table:formula="of:=IF(LEN(TRIM([CulturesData.FB11]))=0;&quot;&quot;;CONCATENATE([CulturesData.FB$1];SUBSTITUTE(SUBSTITUTE(SUBSTITUTE([CulturesData.FB11];&quot;e&quot;;&quot;EVERYMAN&quot;);&quot;r&quot;;&quot;RESTRICTED&quot;);&quot;o&quot;;&quot;OCCUPATIONAL&quot;);&quot;,&quot;))" office:value-type="string" office:string-value="S521=RESTRICTED,">
            <text:p>S521=RESTRICTED,</text:p>
          </table:table-cell>
          <table:table-cell table:formula="of:=IF(LEN(TRIM([CulturesData.FC11]))=0;&quot;&quot;;CONCATENATE([CulturesData.FC$1];SUBSTITUTE(SUBSTITUTE(SUBSTITUTE([CulturesData.FC11];&quot;e&quot;;&quot;EVERYMAN&quot;);&quot;r&quot;;&quot;RESTRICTED&quot;);&quot;o&quot;;&quot;OCCUPATIONAL&quot;);&quot;,&quot;))" office:value-type="string" office:string-value="S522=RESTRICTED,">
            <text:p>S522=RESTRICTED,</text:p>
          </table:table-cell>
          <table:table-cell table:formula="of:=IF(LEN(TRIM([CulturesData.FD11]))=0;&quot;&quot;;CONCATENATE([CulturesData.FD$1];SUBSTITUTE(SUBSTITUTE(SUBSTITUTE([CulturesData.FD11];&quot;e&quot;;&quot;EVERYMAN&quot;);&quot;r&quot;;&quot;RESTRICTED&quot;);&quot;o&quot;;&quot;OCCUPATIONAL&quot;);&quot;,&quot;))" office:value-type="string" office:string-value="S523=RESTRICTED,">
            <text:p>S523=RESTRICTED,</text:p>
          </table:table-cell>
          <table:table-cell table:formula="of:=IF(LEN(TRIM([CulturesData.FE11]))=0;&quot;&quot;;CONCATENATE([CulturesData.FE$1];SUBSTITUTE(SUBSTITUTE(SUBSTITUTE([CulturesData.FE11];&quot;e&quot;;&quot;EVERYMAN&quot;);&quot;r&quot;;&quot;RESTRICTED&quot;);&quot;o&quot;;&quot;OCCUPATIONAL&quot;);&quot;,&quot;))" office:value-type="string" office:string-value="S524=RESTRICTED,">
            <text:p>S524=RESTRICTED,</text:p>
          </table:table-cell>
          <table:table-cell table:formula="of:=IF(LEN(TRIM([CulturesData.FF11]))=0;&quot;&quot;;CONCATENATE([CulturesData.FF$1];SUBSTITUTE(SUBSTITUTE(SUBSTITUTE([CulturesData.FF11];&quot;e&quot;;&quot;EVERYMAN&quot;);&quot;r&quot;;&quot;RESTRICTED&quot;);&quot;o&quot;;&quot;OCCUPATIONAL&quot;);&quot;,&quot;))" office:value-type="string" office:string-value="S454=RESTRICTED,">
            <text:p>S454=RESTRICTED,</text:p>
          </table:table-cell>
          <table:table-cell table:formula="of:=IF(LEN(TRIM([CulturesData.FG11]))=0;&quot;&quot;;CONCATENATE([CulturesData.FG$1];SUBSTITUTE(SUBSTITUTE(SUBSTITUTE([CulturesData.FG11];&quot;e&quot;;&quot;EVERYMAN&quot;);&quot;r&quot;;&quot;RESTRICTED&quot;);&quot;o&quot;;&quot;OCCUPATIONAL&quot;);&quot;,&quot;))" office:value-type="string" office:string-value="S242=RESTRICTED,">
            <text:p>S242=RESTRICTED,</text:p>
          </table:table-cell>
          <table:table-cell table:formula="of:=IF(LEN(TRIM([CulturesData.FH11]))=0;&quot;&quot;;CONCATENATE([CulturesData.FH$1];SUBSTITUTE(SUBSTITUTE(SUBSTITUTE([CulturesData.FH11];&quot;e&quot;;&quot;EVERYMAN&quot;);&quot;r&quot;;&quot;RESTRICTED&quot;);&quot;o&quot;;&quot;OCCUPATIONAL&quot;);&quot;,&quot;))" office:value-type="string" office:string-value="S526=RESTRICTED,">
            <text:p>S526=RESTRICTED,</text:p>
          </table:table-cell>
          <table:table-cell table:formula="of:=IF(LEN(TRIM([CulturesData.FI11]))=0;&quot;&quot;;CONCATENATE([CulturesData.FI$1];SUBSTITUTE(SUBSTITUTE(SUBSTITUTE([CulturesData.FI11];&quot;e&quot;;&quot;EVERYMAN&quot;);&quot;r&quot;;&quot;RESTRICTED&quot;);&quot;o&quot;;&quot;OCCUPATIONAL&quot;);&quot;,&quot;))" office:value-type="string" office:string-value="S527=RESTRICTED,">
            <text:p>S527=RESTRICTED,</text:p>
          </table:table-cell>
          <table:table-cell table:formula="of:=IF(LEN(TRIM([CulturesData.FJ11]))=0;&quot;&quot;;CONCATENATE([CulturesData.FJ$1];SUBSTITUTE(SUBSTITUTE(SUBSTITUTE([CulturesData.FJ11];&quot;e&quot;;&quot;EVERYMAN&quot;);&quot;r&quot;;&quot;RESTRICTED&quot;);&quot;o&quot;;&quot;OCCUPATIONAL&quot;);&quot;,&quot;))">
            <text:p/>
          </table:table-cell>
          <table:table-cell table:formula="of:=IF(LEN(TRIM([CulturesData.FK11]))=0;&quot;&quot;;CONCATENATE([CulturesData.FK$1];SUBSTITUTE(SUBSTITUTE(SUBSTITUTE([CulturesData.FK11];&quot;e&quot;;&quot;EVERYMAN&quot;);&quot;r&quot;;&quot;RESTRICTED&quot;);&quot;o&quot;;&quot;OCCUPATIONAL&quot;);&quot;,&quot;))">
            <text:p/>
          </table:table-cell>
          <table:table-cell table:formula="of:=IF(LEN(TRIM([CulturesData.FL11]))=0;&quot;&quot;;CONCATENATE([CulturesData.FL$1];SUBSTITUTE(SUBSTITUTE(SUBSTITUTE([CulturesData.FL11];&quot;e&quot;;&quot;EVERYMAN&quot;);&quot;r&quot;;&quot;RESTRICTED&quot;);&quot;o&quot;;&quot;OCCUPATIONAL&quot;);&quot;,&quot;))">
            <text:p/>
          </table:table-cell>
          <table:table-cell table:formula="of:=IF(LEN(TRIM([CulturesData.FM11]))=0;&quot;&quot;;CONCATENATE([CulturesData.FM$1];SUBSTITUTE(SUBSTITUTE(SUBSTITUTE([CulturesData.FM11];&quot;e&quot;;&quot;EVERYMAN&quot;);&quot;r&quot;;&quot;RESTRICTED&quot;);&quot;o&quot;;&quot;OCCUPATIONAL&quot;);&quot;,&quot;))" office:value-type="string" office:string-value="G14=3,">
            <text:p>G14=3,</text:p>
          </table:table-cell>
          <table:table-cell table:formula="of:=IF(LEN(TRIM([CulturesData.FN11]))=0;&quot;&quot;;CONCATENATE([CulturesData.FN$1];SUBSTITUTE(SUBSTITUTE(SUBSTITUTE([CulturesData.FN11];&quot;e&quot;;&quot;EVERYMAN&quot;);&quot;r&quot;;&quot;RESTRICTED&quot;);&quot;o&quot;;&quot;OCCUPATIONAL&quot;);&quot;,&quot;))" office:value-type="string" office:string-value="S93=3,">
            <text:p>S93=3,</text:p>
          </table:table-cell>
          <table:table-cell table:formula="of:=IF(LEN(TRIM([CulturesData.FO11]))=0;&quot;&quot;;CONCATENATE([CulturesData.FO$1];SUBSTITUTE(SUBSTITUTE(SUBSTITUTE([CulturesData.FO11];&quot;e&quot;;&quot;EVERYMAN&quot;);&quot;r&quot;;&quot;RESTRICTED&quot;);&quot;o&quot;;&quot;OCCUPATIONAL&quot;);&quot;,&quot;))">
            <text:p/>
          </table:table-cell>
          <table:table-cell table:formula="of:=IF(LEN(TRIM([CulturesData.FP11]))=0;&quot;&quot;;CONCATENATE([CulturesData.FP$1];SUBSTITUTE(SUBSTITUTE(SUBSTITUTE([CulturesData.FP11];&quot;e&quot;;&quot;EVERYMAN&quot;);&quot;r&quot;;&quot;RESTRICTED&quot;);&quot;o&quot;;&quot;OCCUPATIONAL&quot;);&quot;,&quot;))" office:value-type="string" office:string-value="S91=3,">
            <text:p>S91=3,</text:p>
          </table:table-cell>
          <table:table-cell table:formula="of:=IF(LEN(TRIM([CulturesData.FQ11]))=0;&quot;&quot;;CONCATENATE([CulturesData.FQ$1];SUBSTITUTE(SUBSTITUTE(SUBSTITUTE([CulturesData.FQ11];&quot;e&quot;;&quot;EVERYMAN&quot;);&quot;r&quot;;&quot;RESTRICTED&quot;);&quot;o&quot;;&quot;OCCUPATIONAL&quot;);&quot;,&quot;))">
            <text:p/>
          </table:table-cell>
          <table:table-cell table:formula="of:=IF(LEN(TRIM([CulturesData.FR11]))=0;&quot;&quot;;CONCATENATE([CulturesData.FR$1];SUBSTITUTE(SUBSTITUTE(SUBSTITUTE([CulturesData.FR11];&quot;e&quot;;&quot;EVERYMAN&quot;);&quot;r&quot;;&quot;RESTRICTED&quot;);&quot;o&quot;;&quot;OCCUPATIONAL&quot;);&quot;,&quot;))" office:value-type="string" office:string-value="G24=1,">
            <text:p>G24=1,</text:p>
          </table:table-cell>
          <table:table-cell table:formula="of:=IF(LEN(TRIM([CulturesData.FS11]))=0;&quot;&quot;;CONCATENATE([CulturesData.FS$1];SUBSTITUTE(SUBSTITUTE(SUBSTITUTE([CulturesData.FS11];&quot;e&quot;;&quot;EVERYMAN&quot;);&quot;r&quot;;&quot;RESTRICTED&quot;);&quot;o&quot;;&quot;OCCUPATIONAL&quot;);&quot;,&quot;))" office:value-type="string" office:string-value="S114=EVERYMAN,">
            <text:p>S114=EVERYMAN,</text:p>
          </table:table-cell>
          <table:table-cell table:formula="of:=IF(LEN(TRIM([CulturesData.FT11]))=0;&quot;&quot;;CONCATENATE([CulturesData.FT$1];SUBSTITUTE(SUBSTITUTE(SUBSTITUTE([CulturesData.FT11];&quot;e&quot;;&quot;EVERYMAN&quot;);&quot;r&quot;;&quot;RESTRICTED&quot;);&quot;o&quot;;&quot;OCCUPATIONAL&quot;);&quot;,&quot;))">
            <text:p/>
          </table:table-cell>
          <table:table-cell table:formula="of:=IF(LEN(TRIM([CulturesData.FU11]))=0;&quot;&quot;;CONCATENATE([CulturesData.FU$1];SUBSTITUTE(SUBSTITUTE(SUBSTITUTE([CulturesData.FU11];&quot;e&quot;;&quot;EVERYMAN&quot;);&quot;r&quot;;&quot;RESTRICTED&quot;);&quot;o&quot;;&quot;OCCUPATIONAL&quot;);&quot;,&quot;))">
            <text:p/>
          </table:table-cell>
          <table:table-cell table:formula="of:=IF(LEN(TRIM([CulturesData.FV11]))=0;&quot;&quot;;CONCATENATE([CulturesData.FV$1];SUBSTITUTE(SUBSTITUTE(SUBSTITUTE([CulturesData.FV11];&quot;e&quot;;&quot;EVERYMAN&quot;);&quot;r&quot;;&quot;RESTRICTED&quot;);&quot;o&quot;;&quot;OCCUPATIONAL&quot;);&quot;,&quot;))">
            <text:p/>
          </table:table-cell>
          <table:table-cell table:formula="of:=IF(LEN(TRIM([CulturesData.FW11]))=0;&quot;&quot;;CONCATENATE([CulturesData.FW$1];SUBSTITUTE(SUBSTITUTE(SUBSTITUTE([CulturesData.FW11];&quot;e&quot;;&quot;EVERYMAN&quot;);&quot;r&quot;;&quot;RESTRICTED&quot;);&quot;o&quot;;&quot;OCCUPATIONAL&quot;);&quot;,&quot;))">
            <text:p/>
          </table:table-cell>
          <table:table-cell table:formula="of:=IF(LEN(TRIM([CulturesData.FX11]))=0;&quot;&quot;;CONCATENATE([CulturesData.FX$1];SUBSTITUTE(SUBSTITUTE(SUBSTITUTE([CulturesData.FX11];&quot;e&quot;;&quot;EVERYMAN&quot;);&quot;r&quot;;&quot;RESTRICTED&quot;);&quot;o&quot;;&quot;OCCUPATIONAL&quot;);&quot;,&quot;))">
            <text:p/>
          </table:table-cell>
          <table:table-cell table:formula="of:=IF(LEN(TRIM([CulturesData.FY11]))=0;&quot;&quot;;CONCATENATE([CulturesData.FY$1];SUBSTITUTE(SUBSTITUTE(SUBSTITUTE([CulturesData.FY11];&quot;e&quot;;&quot;EVERYMAN&quot;);&quot;r&quot;;&quot;RESTRICTED&quot;);&quot;o&quot;;&quot;OCCUPATIONAL&quot;);&quot;,&quot;))">
            <text:p/>
          </table:table-cell>
          <table:table-cell table:formula="of:=IF(LEN(TRIM([CulturesData.FZ11]))=0;&quot;&quot;;CONCATENATE([CulturesData.FZ$1];SUBSTITUTE(SUBSTITUTE(SUBSTITUTE([CulturesData.FZ11];&quot;e&quot;;&quot;EVERYMAN&quot;);&quot;r&quot;;&quot;RESTRICTED&quot;);&quot;o&quot;;&quot;OCCUPATIONAL&quot;);&quot;,&quot;))">
            <text:p/>
          </table:table-cell>
          <table:table-cell table:formula="of:=IF(LEN(TRIM([CulturesData.GA11]))=0;&quot;&quot;;CONCATENATE([CulturesData.GA$1];SUBSTITUTE(SUBSTITUTE(SUBSTITUTE([CulturesData.GA11];&quot;e&quot;;&quot;EVERYMAN&quot;);&quot;r&quot;;&quot;RESTRICTED&quot;);&quot;o&quot;;&quot;OCCUPATIONAL&quot;);&quot;,&quot;))">
            <text:p/>
          </table:table-cell>
          <table:table-cell table:formula="of:=IF(LEN(TRIM([CulturesData.GB11]))=0;&quot;&quot;;CONCATENATE([CulturesData.GB$1];SUBSTITUTE(SUBSTITUTE(SUBSTITUTE([CulturesData.GB11];&quot;e&quot;;&quot;EVERYMAN&quot;);&quot;r&quot;;&quot;RESTRICTED&quot;);&quot;o&quot;;&quot;OCCUPATIONAL&quot;);&quot;,&quot;))">
            <text:p/>
          </table:table-cell>
          <table:table-cell table:formula="of:=IF(LEN(TRIM([CulturesData.GC11]))=0;&quot;&quot;;CONCATENATE([CulturesData.GC$1];SUBSTITUTE(SUBSTITUTE(SUBSTITUTE([CulturesData.GC11];&quot;e&quot;;&quot;EVERYMAN&quot;);&quot;r&quot;;&quot;RESTRICTED&quot;);&quot;o&quot;;&quot;OCCUPATIONAL&quot;);&quot;,&quot;))">
            <text:p/>
          </table:table-cell>
          <table:table-cell table:formula="of:=IF(LEN(TRIM([CulturesData.GD11]))=0;&quot;&quot;;CONCATENATE([CulturesData.GD$1];SUBSTITUTE(SUBSTITUTE(SUBSTITUTE([CulturesData.GD11];&quot;e&quot;;&quot;EVERYMAN&quot;);&quot;r&quot;;&quot;RESTRICTED&quot;);&quot;o&quot;;&quot;OCCUPATIONAL&quot;);&quot;,&quot;))">
            <text:p/>
          </table:table-cell>
          <table:table-cell table:formula="of:=IF(LEN(TRIM([CulturesData.GE11]))=0;&quot;&quot;;CONCATENATE([CulturesData.GE$1];SUBSTITUTE(SUBSTITUTE(SUBSTITUTE([CulturesData.GE11];&quot;e&quot;;&quot;EVERYMAN&quot;);&quot;r&quot;;&quot;RESTRICTED&quot;);&quot;o&quot;;&quot;OCCUPATIONAL&quot;);&quot;,&quot;))">
            <text:p/>
          </table:table-cell>
          <table:table-cell table:formula="of:=IF(LEN(TRIM([CulturesData.GF11]))=0;&quot;&quot;;CONCATENATE([CulturesData.GF$1];SUBSTITUTE(SUBSTITUTE(SUBSTITUTE([CulturesData.GF11];&quot;e&quot;;&quot;EVERYMAN&quot;);&quot;r&quot;;&quot;RESTRICTED&quot;);&quot;o&quot;;&quot;OCCUPATIONAL&quot;);&quot;,&quot;))" office:value-type="string" office:string-value="G27=1,">
            <text:p>G27=1,</text:p>
          </table:table-cell>
          <table:table-cell table:formula="of:=IF(LEN(TRIM([CulturesData.GG11]))=0;&quot;&quot;;CONCATENATE([CulturesData.GG$1];SUBSTITUTE(SUBSTITUTE(SUBSTITUTE([CulturesData.GG11];&quot;e&quot;;&quot;EVERYMAN&quot;);&quot;r&quot;;&quot;RESTRICTED&quot;);&quot;o&quot;;&quot;OCCUPATIONAL&quot;);&quot;,&quot;))" office:value-type="string" office:string-value="S257=1,">
            <text:p>S257=1,</text:p>
          </table:table-cell>
          <table:table-cell table:formula="of:=IF(LEN(TRIM([CulturesData.GH11]))=0;&quot;&quot;;CONCATENATE([CulturesData.GH$1];SUBSTITUTE(SUBSTITUTE(SUBSTITUTE([CulturesData.GH11];&quot;e&quot;;&quot;EVERYMAN&quot;);&quot;r&quot;;&quot;RESTRICTED&quot;);&quot;o&quot;;&quot;OCCUPATIONAL&quot;);&quot;,&quot;))">
            <text:p/>
          </table:table-cell>
          <table:table-cell table:formula="of:=IF(LEN(TRIM([CulturesData.GI11]))=0;&quot;&quot;;CONCATENATE([CulturesData.GI$1];SUBSTITUTE(SUBSTITUTE(SUBSTITUTE([CulturesData.GI11];&quot;e&quot;;&quot;EVERYMAN&quot;);&quot;r&quot;;&quot;RESTRICTED&quot;);&quot;o&quot;;&quot;OCCUPATIONAL&quot;);&quot;,&quot;))">
            <text:p/>
          </table:table-cell>
          <table:table-cell table:formula="of:=IF(LEN(TRIM([CulturesData.GJ11]))=0;&quot;&quot;;CONCATENATE([CulturesData.GJ$1];SUBSTITUTE(SUBSTITUTE(SUBSTITUTE([CulturesData.GJ11];&quot;e&quot;;&quot;EVERYMAN&quot;);&quot;r&quot;;&quot;RESTRICTED&quot;);&quot;o&quot;;&quot;OCCUPATIONAL&quot;);&quot;,&quot;))" office:value-type="string" office:string-value="G31=2,">
            <text:p>G31=2,</text:p>
          </table:table-cell>
          <table:table-cell table:formula="of:=IF(LEN(TRIM([CulturesData.GK11]))=0;&quot;&quot;;CONCATENATE([CulturesData.GK$1];SUBSTITUTE(SUBSTITUTE(SUBSTITUTE([CulturesData.GK11];&quot;e&quot;;&quot;EVERYMAN&quot;);&quot;r&quot;;&quot;RESTRICTED&quot;);&quot;o&quot;;&quot;OCCUPATIONAL&quot;);&quot;,&quot;))" office:value-type="string" office:string-value="S294=2,">
            <text:p>S294=2,</text:p>
          </table:table-cell>
          <table:table-cell table:formula="of:=IF(LEN(TRIM([CulturesData.GL11]))=0;&quot;&quot;;CONCATENATE([CulturesData.GL$1];SUBSTITUTE(SUBSTITUTE(SUBSTITUTE([CulturesData.GL11];&quot;e&quot;;&quot;EVERYMAN&quot;);&quot;r&quot;;&quot;RESTRICTED&quot;);&quot;o&quot;;&quot;OCCUPATIONAL&quot;);&quot;,&quot;))">
            <text:p/>
          </table:table-cell>
          <table:table-cell table:formula="of:=IF(LEN(TRIM([CulturesData.GM11]))=0;&quot;&quot;;CONCATENATE([CulturesData.GM$1];SUBSTITUTE(SUBSTITUTE(SUBSTITUTE([CulturesData.GM11];&quot;e&quot;;&quot;EVERYMAN&quot;);&quot;r&quot;;&quot;RESTRICTED&quot;);&quot;o&quot;;&quot;OCCUPATIONAL&quot;);&quot;,&quot;))">
            <text:p/>
          </table:table-cell>
          <table:table-cell table:formula="of:=IF(LEN(TRIM([CulturesData.GN11]))=0;&quot;&quot;;CONCATENATE([CulturesData.GN$1];SUBSTITUTE(SUBSTITUTE(SUBSTITUTE([CulturesData.GN11];&quot;e&quot;;&quot;EVERYMAN&quot;);&quot;r&quot;;&quot;RESTRICTED&quot;);&quot;o&quot;;&quot;OCCUPATIONAL&quot;);&quot;,&quot;))">
            <text:p/>
          </table:table-cell>
          <table:table-cell table:formula="of:=IF(LEN(TRIM([CulturesData.GO11]))=0;&quot;&quot;;CONCATENATE([CulturesData.GO$1];SUBSTITUTE(SUBSTITUTE(SUBSTITUTE([CulturesData.GO11];&quot;e&quot;;&quot;EVERYMAN&quot;);&quot;r&quot;;&quot;RESTRICTED&quot;);&quot;o&quot;;&quot;OCCUPATIONAL&quot;);&quot;,&quot;))">
            <text:p/>
          </table:table-cell>
          <table:table-cell table:formula="of:=IF(LEN(TRIM([CulturesData.GP11]))=0;&quot;&quot;;CONCATENATE([CulturesData.GP$1];SUBSTITUTE(SUBSTITUTE(SUBSTITUTE([CulturesData.GP11];&quot;e&quot;;&quot;EVERYMAN&quot;);&quot;r&quot;;&quot;RESTRICTED&quot;);&quot;o&quot;;&quot;OCCUPATIONAL&quot;);&quot;,&quot;))" office:value-type="string" office:string-value="LANG=16,">
            <text:p>LANG=16,</text:p>
          </table:table-cell>
          <table:table-cell table:formula="of:=IF(LEN(TRIM([CulturesData.GQ11]))=0;&quot;&quot;;CONCATENATE([CulturesData.GQ$1];SUBSTITUTE(SUBSTITUTE(SUBSTITUTE([CulturesData.GQ11];&quot;e&quot;;&quot;EVERYMAN&quot;);&quot;r&quot;;&quot;RESTRICTED&quot;);&quot;o&quot;;&quot;OCCUPATIONAL&quot;);&quot;,&quot;))" office:value-type="string" office:string-value="SPELL=3,">
            <text:p>SPELL=3,</text:p>
          </table:table-cell>
          <table:table-cell table:formula="of:=IF(LEN(TRIM([CulturesData.GR11]))=0;&quot;&quot;;CONCATENATE([CulturesData.GR$1];SUBSTITUTE(SUBSTITUTE(SUBSTITUTE([CulturesData.GR11];&quot;e&quot;;&quot;EVERYMAN&quot;);&quot;r&quot;;&quot;RESTRICTED&quot;);&quot;o&quot;;&quot;OCCUPATIONAL&quot;);&quot;,&quot;))" office:value-type="string" office:string-value="HOBBY=8,">
            <text:p>HOBBY=8,</text:p>
          </table:table-cell>
          <table:table-cell table:formula="of:=IF(LEN(TRIM([CulturesData.GS11]))=0;&quot;&quot;;CONCATENATE([CulturesData.GS$1];[CulturesData.GS11];&quot;,&quot;))">
            <text:p/>
          </table:table-cell>
          <table:table-cell table:formula="of:=IF(LEN(TRIM([CulturesData.GT11]))=0;&quot;&quot;;CONCATENATE([CulturesData.GT$1];SUBSTITUTE(SUBSTITUTE(SUBSTITUTE([CulturesData.GT11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formula="of:=CONCATENATE([CulturesData.A12]; &quot;,&quot;)" office:value-type="string" office:string-value="42,">
            <text:p>42,</text:p>
          </table:table-cell>
          <table:table-cell table:formula="of:=CONCATENATE([CulturesData.B12]; &quot;,&quot;)" office:value-type="string" office:string-value="42,">
            <text:p>42,</text:p>
          </table:table-cell>
          <table:table-cell table:formula="of:=CONCATENATE([CulturesData.D12]; &quot;,&quot;)" office:value-type="string" office:string-value=",">
            <text:p>,</text:p>
          </table:table-cell>
          <table:table-cell table:formula="of:=CONCATENATE([CulturesData.C12]; &quot;,&quot;)" office:value-type="string" office:string-value="elfhigh,">
            <text:p>elfhigh,</text:p>
          </table:table-cell>
          <table:table-cell table:formula="of:=CONCATENATE([CulturesData.E12]; &quot;,&quot;)" office:value-type="string" office:string-value="95,">
            <text:p>95,</text:p>
          </table:table-cell>
          <table:table-cell table:formula="of:=CONCATENATE([CulturesData.F12]; &quot;,&quot;)" office:value-type="string" office:string-value="80,">
            <text:p>80,</text:p>
          </table:table-cell>
          <table:table-cell table:formula="of:=CONCATENATE([CulturesData.G12]; &quot;,&quot;)" office:value-type="string" office:string-value="198,">
            <text:p>198,</text:p>
          </table:table-cell>
          <table:table-cell table:formula="of:=CONCATENATE([CulturesData.H12]; &quot;,&quot;)" office:value-type="string" office:string-value="185,">
            <text:p>185,</text:p>
          </table:table-cell>
          <table:table-cell table:formula="of:=IF(LEN(TRIM([CulturesData.J12]))=0;&quot;&quot;;CONCATENATE([CulturesData.J$1];SUBSTITUTE(SUBSTITUTE(SUBSTITUTE([CulturesData.J12];&quot;e&quot;;&quot;EVERYMAN&quot;);&quot;r&quot;;&quot;RESTRICTED&quot;);&quot;o&quot;;&quot;OCCUPATIONAL&quot;);&quot;,&quot;))">
            <text:p/>
          </table:table-cell>
          <table:table-cell table:formula="of:=IF(LEN(TRIM([CulturesData.K12]))=0;&quot;&quot;;CONCATENATE([CulturesData.K$1];SUBSTITUTE(SUBSTITUTE(SUBSTITUTE([CulturesData.K12];&quot;e&quot;;&quot;EVERYMAN&quot;);&quot;r&quot;;&quot;RESTRICTED&quot;);&quot;o&quot;;&quot;OCCUPATIONAL&quot;);&quot;,&quot;))">
            <text:p/>
          </table:table-cell>
          <table:table-cell table:formula="of:=IF(LEN(TRIM([CulturesData.L12]))=0;&quot;&quot;;CONCATENATE([CulturesData.L$1];SUBSTITUTE(SUBSTITUTE(SUBSTITUTE([CulturesData.L12];&quot;e&quot;;&quot;EVERYMAN&quot;);&quot;r&quot;;&quot;RESTRICTED&quot;);&quot;o&quot;;&quot;OCCUPATIONAL&quot;);&quot;,&quot;))">
            <text:p/>
          </table:table-cell>
          <table:table-cell table:formula="of:=IF(LEN(TRIM([CulturesData.M12]))=0;&quot;&quot;;CONCATENATE([CulturesData.M$1];SUBSTITUTE(SUBSTITUTE(SUBSTITUTE([CulturesData.M12];&quot;e&quot;;&quot;EVERYMAN&quot;);&quot;r&quot;;&quot;RESTRICTED&quot;);&quot;o&quot;;&quot;OCCUPATIONAL&quot;);&quot;,&quot;))">
            <text:p/>
          </table:table-cell>
          <table:table-cell table:formula="of:=IF(LEN(TRIM([CulturesData.N12]))=0;&quot;&quot;;CONCATENATE([CulturesData.N$1];SUBSTITUTE(SUBSTITUTE(SUBSTITUTE([CulturesData.N12];&quot;e&quot;;&quot;EVERYMAN&quot;);&quot;r&quot;;&quot;RESTRICTED&quot;);&quot;o&quot;;&quot;OCCUPATIONAL&quot;);&quot;,&quot;))">
            <text:p/>
          </table:table-cell>
          <table:table-cell table:formula="of:=IF(LEN(TRIM([CulturesData.O12]))=0;&quot;&quot;;CONCATENATE([CulturesData.O$1];SUBSTITUTE(SUBSTITUTE(SUBSTITUTE([CulturesData.O12];&quot;e&quot;;&quot;EVERYMAN&quot;);&quot;r&quot;;&quot;RESTRICTED&quot;);&quot;o&quot;;&quot;OCCUPATIONAL&quot;);&quot;,&quot;))">
            <text:p/>
          </table:table-cell>
          <table:table-cell table:formula="of:=IF(LEN(TRIM([CulturesData.P12]))=0;&quot;&quot;;CONCATENATE([CulturesData.P$1];SUBSTITUTE(SUBSTITUTE(SUBSTITUTE([CulturesData.P12];&quot;e&quot;;&quot;EVERYMAN&quot;);&quot;r&quot;;&quot;RESTRICTED&quot;);&quot;o&quot;;&quot;OCCUPATIONAL&quot;);&quot;,&quot;))">
            <text:p/>
          </table:table-cell>
          <table:table-cell table:formula="of:=IF(LEN(TRIM([CulturesData.Q12]))=0;&quot;&quot;;CONCATENATE([CulturesData.Q$1];SUBSTITUTE(SUBSTITUTE(SUBSTITUTE([CulturesData.Q12];&quot;e&quot;;&quot;EVERYMAN&quot;);&quot;r&quot;;&quot;RESTRICTED&quot;);&quot;o&quot;;&quot;OCCUPATIONAL&quot;);&quot;,&quot;))">
            <text:p/>
          </table:table-cell>
          <table:table-cell table:formula="of:=IF(LEN(TRIM([CulturesData.R12]))=0;&quot;&quot;;CONCATENATE([CulturesData.R$1];SUBSTITUTE(SUBSTITUTE(SUBSTITUTE([CulturesData.R12];&quot;e&quot;;&quot;EVERYMAN&quot;);&quot;r&quot;;&quot;RESTRICTED&quot;);&quot;o&quot;;&quot;OCCUPATIONAL&quot;);&quot;,&quot;))">
            <text:p/>
          </table:table-cell>
          <table:table-cell table:formula="of:=IF(LEN(TRIM([CulturesData.S12]))=0;&quot;&quot;;CONCATENATE([CulturesData.S$1];SUBSTITUTE(SUBSTITUTE(SUBSTITUTE([CulturesData.S12];&quot;e&quot;;&quot;EVERYMAN&quot;);&quot;r&quot;;&quot;RESTRICTED&quot;);&quot;o&quot;;&quot;OCCUPATIONAL&quot;);&quot;,&quot;))">
            <text:p/>
          </table:table-cell>
          <table:table-cell table:formula="of:=IF(LEN(TRIM([CulturesData.T12]))=0;&quot;&quot;;CONCATENATE([CulturesData.T$1];SUBSTITUTE(SUBSTITUTE(SUBSTITUTE([CulturesData.T12];&quot;e&quot;;&quot;EVERYMAN&quot;);&quot;r&quot;;&quot;RESTRICTED&quot;);&quot;o&quot;;&quot;OCCUPATIONAL&quot;);&quot;,&quot;))">
            <text:p/>
          </table:table-cell>
          <table:table-cell table:formula="of:=IF(LEN(TRIM([CulturesData.U12]))=0;&quot;&quot;;CONCATENATE([CulturesData.U$1];SUBSTITUTE(SUBSTITUTE(SUBSTITUTE([CulturesData.U12];&quot;e&quot;;&quot;EVERYMAN&quot;);&quot;r&quot;;&quot;RESTRICTED&quot;);&quot;o&quot;;&quot;OCCUPATIONAL&quot;);&quot;,&quot;))">
            <text:p/>
          </table:table-cell>
          <table:table-cell table:formula="of:=IF(LEN(TRIM([CulturesData.V12]))=0;&quot;&quot;;CONCATENATE([CulturesData.V$1];SUBSTITUTE(SUBSTITUTE(SUBSTITUTE([CulturesData.V12];&quot;e&quot;;&quot;EVERYMAN&quot;);&quot;r&quot;;&quot;RESTRICTED&quot;);&quot;o&quot;;&quot;OCCUPATIONAL&quot;);&quot;,&quot;))" office:value-type="string" office:string-value="G3=1,">
            <text:p>G3=1,</text:p>
          </table:table-cell>
          <table:table-cell table:formula="of:=IF(LEN(TRIM([CulturesData.W12]))=0;&quot;&quot;;CONCATENATE([CulturesData.W$1];SUBSTITUTE(SUBSTITUTE(SUBSTITUTE([CulturesData.W12];&quot;e&quot;;&quot;EVERYMAN&quot;);&quot;r&quot;;&quot;RESTRICTED&quot;);&quot;o&quot;;&quot;OCCUPATIONAL&quot;);&quot;,&quot;))">
            <text:p/>
          </table:table-cell>
          <table:table-cell table:formula="of:=IF(LEN(TRIM([CulturesData.X12]))=0;&quot;&quot;;CONCATENATE([CulturesData.X$1];SUBSTITUTE(SUBSTITUTE(SUBSTITUTE([CulturesData.X12];&quot;e&quot;;&quot;EVERYMAN&quot;);&quot;r&quot;;&quot;RESTRICTED&quot;);&quot;o&quot;;&quot;OCCUPATIONAL&quot;);&quot;,&quot;))">
            <text:p/>
          </table:table-cell>
          <table:table-cell table:formula="of:=IF(LEN(TRIM([CulturesData.Y12]))=0;&quot;&quot;;CONCATENATE([CulturesData.Y$1];SUBSTITUTE(SUBSTITUTE(SUBSTITUTE([CulturesData.Y12];&quot;e&quot;;&quot;EVERYMAN&quot;);&quot;r&quot;;&quot;RESTRICTED&quot;);&quot;o&quot;;&quot;OCCUPATIONAL&quot;);&quot;,&quot;))">
            <text:p/>
          </table:table-cell>
          <table:table-cell table:formula="of:=IF(LEN(TRIM([CulturesData.Z12]))=0;&quot;&quot;;CONCATENATE([CulturesData.Z$1];SUBSTITUTE(SUBSTITUTE(SUBSTITUTE([CulturesData.Z12];&quot;e&quot;;&quot;EVERYMAN&quot;);&quot;r&quot;;&quot;RESTRICTED&quot;);&quot;o&quot;;&quot;OCCUPATIONAL&quot;);&quot;,&quot;))">
            <text:p/>
          </table:table-cell>
          <table:table-cell table:formula="of:=IF(LEN(TRIM([CulturesData.AA12]))=0;&quot;&quot;;CONCATENATE([CulturesData.AA$1];SUBSTITUTE(SUBSTITUTE(SUBSTITUTE([CulturesData.AA12];&quot;e&quot;;&quot;EVERYMAN&quot;);&quot;r&quot;;&quot;RESTRICTED&quot;);&quot;o&quot;;&quot;OCCUPATIONAL&quot;);&quot;,&quot;))" office:value-type="string" office:string-value="G1=1,">
            <text:p>G1=1,</text:p>
          </table:table-cell>
          <table:table-cell table:formula="of:=IF(LEN(TRIM([CulturesData.AB12]))=0;&quot;&quot;;CONCATENATE([CulturesData.AB$1];SUBSTITUTE(SUBSTITUTE(SUBSTITUTE([CulturesData.AB12];&quot;e&quot;;&quot;EVERYMAN&quot;);&quot;r&quot;;&quot;RESTRICTED&quot;);&quot;o&quot;;&quot;OCCUPATIONAL&quot;);&quot;,&quot;))">
            <text:p/>
          </table:table-cell>
          <table:table-cell table:formula="of:=IF(LEN(TRIM([CulturesData.AC12]))=0;&quot;&quot;;CONCATENATE([CulturesData.AC$1];SUBSTITUTE(SUBSTITUTE(SUBSTITUTE([CulturesData.AC12];&quot;e&quot;;&quot;EVERYMAN&quot;);&quot;r&quot;;&quot;RESTRICTED&quot;);&quot;o&quot;;&quot;OCCUPATIONAL&quot;);&quot;,&quot;))">
            <text:p/>
          </table:table-cell>
          <table:table-cell table:formula="of:=IF(LEN(TRIM([CulturesData.AD12]))=0;&quot;&quot;;CONCATENATE([CulturesData.AD$1];SUBSTITUTE(SUBSTITUTE(SUBSTITUTE([CulturesData.AD12];&quot;e&quot;;&quot;EVERYMAN&quot;);&quot;r&quot;;&quot;RESTRICTED&quot;);&quot;o&quot;;&quot;OCCUPATIONAL&quot;);&quot;,&quot;))" office:value-type="string" office:string-value="S5=2,">
            <text:p>S5=2,</text:p>
          </table:table-cell>
          <table:table-cell table:formula="of:=IF(LEN(TRIM([CulturesData.AE12]))=0;&quot;&quot;;CONCATENATE([CulturesData.AE$1];SUBSTITUTE(SUBSTITUTE(SUBSTITUTE([CulturesData.AE12];&quot;e&quot;;&quot;EVERYMAN&quot;);&quot;r&quot;;&quot;RESTRICTED&quot;);&quot;o&quot;;&quot;OCCUPATIONAL&quot;);&quot;,&quot;))" office:value-type="string" office:string-value="G2=1,">
            <text:p>G2=1,</text:p>
          </table:table-cell>
          <table:table-cell table:formula="of:=IF(LEN(TRIM([CulturesData.AF12]))=0;&quot;&quot;;CONCATENATE([CulturesData.AF$1];SUBSTITUTE(SUBSTITUTE(SUBSTITUTE([CulturesData.AF12];&quot;e&quot;;&quot;EVERYMAN&quot;);&quot;r&quot;;&quot;RESTRICTED&quot;);&quot;o&quot;;&quot;OCCUPATIONAL&quot;);&quot;,&quot;))">
            <text:p/>
          </table:table-cell>
          <table:table-cell table:formula="of:=IF(LEN(TRIM([CulturesData.AG12]))=0;&quot;&quot;;CONCATENATE([CulturesData.AG$1];SUBSTITUTE(SUBSTITUTE(SUBSTITUTE([CulturesData.AG12];&quot;e&quot;;&quot;EVERYMAN&quot;);&quot;r&quot;;&quot;RESTRICTED&quot;);&quot;o&quot;;&quot;OCCUPATIONAL&quot;);&quot;,&quot;))">
            <text:p/>
          </table:table-cell>
          <table:table-cell table:formula="of:=IF(LEN(TRIM([CulturesData.AH12]))=0;&quot;&quot;;CONCATENATE([CulturesData.AH$1];SUBSTITUTE(SUBSTITUTE(SUBSTITUTE([CulturesData.AH12];&quot;e&quot;;&quot;EVERYMAN&quot;);&quot;r&quot;;&quot;RESTRICTED&quot;);&quot;o&quot;;&quot;OCCUPATIONAL&quot;);&quot;,&quot;))" office:value-type="string" office:string-value="S168=6,">
            <text:p>S168=6,</text:p>
          </table:table-cell>
          <table:table-cell table:formula="of:=IF(LEN(TRIM([CulturesData.AI12]))=0;&quot;&quot;;CONCATENATE([CulturesData.AI$1];SUBSTITUTE(SUBSTITUTE(SUBSTITUTE([CulturesData.AI12];&quot;e&quot;;&quot;EVERYMAN&quot;);&quot;r&quot;;&quot;RESTRICTED&quot;);&quot;o&quot;;&quot;OCCUPATIONAL&quot;);&quot;,&quot;))" office:value-type="string" office:string-value="G36=1,">
            <text:p>G36=1,</text:p>
          </table:table-cell>
          <table:table-cell table:formula="of:=IF(LEN(TRIM([CulturesData.AJ12]))=0;&quot;&quot;;CONCATENATE([CulturesData.AJ$1];SUBSTITUTE(SUBSTITUTE(SUBSTITUTE([CulturesData.AJ12];&quot;e&quot;;&quot;EVERYMAN&quot;);&quot;r&quot;;&quot;RESTRICTED&quot;);&quot;o&quot;;&quot;OCCUPATIONAL&quot;);&quot;,&quot;))">
            <text:p/>
          </table:table-cell>
          <table:table-cell table:formula="of:=IF(LEN(TRIM([CulturesData.AK12]))=0;&quot;&quot;;CONCATENATE([CulturesData.AK$1];SUBSTITUTE(SUBSTITUTE(SUBSTITUTE([CulturesData.AK12];&quot;e&quot;;&quot;EVERYMAN&quot;);&quot;r&quot;;&quot;RESTRICTED&quot;);&quot;o&quot;;&quot;OCCUPATIONAL&quot;);&quot;,&quot;))">
            <text:p/>
          </table:table-cell>
          <table:table-cell table:formula="of:=IF(LEN(TRIM([CulturesData.AL12]))=0;&quot;&quot;;CONCATENATE([CulturesData.AL$1];SUBSTITUTE(SUBSTITUTE(SUBSTITUTE([CulturesData.AL12];&quot;e&quot;;&quot;EVERYMAN&quot;);&quot;r&quot;;&quot;RESTRICTED&quot;);&quot;o&quot;;&quot;OCCUPATIONAL&quot;);&quot;,&quot;))">
            <text:p/>
          </table:table-cell>
          <table:table-cell table:formula="of:=IF(LEN(TRIM([CulturesData.AM12]))=0;&quot;&quot;;CONCATENATE([CulturesData.AM$1];SUBSTITUTE(SUBSTITUTE(SUBSTITUTE([CulturesData.AM12];&quot;e&quot;;&quot;EVERYMAN&quot;);&quot;r&quot;;&quot;RESTRICTED&quot;);&quot;o&quot;;&quot;OCCUPATIONAL&quot;);&quot;,&quot;))">
            <text:p/>
          </table:table-cell>
          <table:table-cell table:formula="of:=IF(LEN(TRIM([CulturesData.AN12]))=0;&quot;&quot;;CONCATENATE([CulturesData.AN$1];SUBSTITUTE(SUBSTITUTE(SUBSTITUTE([CulturesData.AN12];&quot;e&quot;;&quot;EVERYMAN&quot;);&quot;r&quot;;&quot;RESTRICTED&quot;);&quot;o&quot;;&quot;OCCUPATIONAL&quot;);&quot;,&quot;))" office:value-type="string" office:string-value="S155=RESTRICTED,">
            <text:p>S155=RESTRICTED,</text:p>
          </table:table-cell>
          <table:table-cell table:formula="of:=IF(LEN(TRIM([CulturesData.AO12]))=0;&quot;&quot;;CONCATENATE([CulturesData.AO$1];SUBSTITUTE(SUBSTITUTE(SUBSTITUTE([CulturesData.AO12];&quot;e&quot;;&quot;EVERYMAN&quot;);&quot;r&quot;;&quot;RESTRICTED&quot;);&quot;o&quot;;&quot;OCCUPATIONAL&quot;);&quot;,&quot;))" office:value-type="string" office:string-value="S154=RESTRICTED,">
            <text:p>S154=RESTRICTED,</text:p>
          </table:table-cell>
          <table:table-cell table:formula="of:=IF(LEN(TRIM([CulturesData.AP12]))=0;&quot;&quot;;CONCATENATE([CulturesData.AP$1];SUBSTITUTE(SUBSTITUTE(SUBSTITUTE([CulturesData.AP12];&quot;e&quot;;&quot;EVERYMAN&quot;);&quot;r&quot;;&quot;RESTRICTED&quot;);&quot;o&quot;;&quot;OCCUPATIONAL&quot;);&quot;,&quot;))" office:value-type="string" office:string-value="S64=1,">
            <text:p>S64=1,</text:p>
          </table:table-cell>
          <table:table-cell table:formula="of:=IF(LEN(TRIM([CulturesData.AQ12]))=0;&quot;&quot;;CONCATENATE([CulturesData.AQ$1];SUBSTITUTE(SUBSTITUTE(SUBSTITUTE([CulturesData.AQ12];&quot;e&quot;;&quot;EVERYMAN&quot;);&quot;r&quot;;&quot;RESTRICTED&quot;);&quot;o&quot;;&quot;OCCUPATIONAL&quot;);&quot;,&quot;))">
            <text:p/>
          </table:table-cell>
          <table:table-cell table:formula="of:=IF(LEN(TRIM([CulturesData.AR12]))=0;&quot;&quot;;CONCATENATE([CulturesData.AR$1];SUBSTITUTE(SUBSTITUTE(SUBSTITUTE([CulturesData.AR12];&quot;e&quot;;&quot;EVERYMAN&quot;);&quot;r&quot;;&quot;RESTRICTED&quot;);&quot;o&quot;;&quot;OCCUPATIONAL&quot;);&quot;,&quot;))" office:value-type="string" office:string-value="S503=RESTRICTED,">
            <text:p>S503=RESTRICTED,</text:p>
          </table:table-cell>
          <table:table-cell table:formula="of:=IF(LEN(TRIM([CulturesData.AS12]))=0;&quot;&quot;;CONCATENATE([CulturesData.AS$1];SUBSTITUTE(SUBSTITUTE(SUBSTITUTE([CulturesData.AS12];&quot;e&quot;;&quot;EVERYMAN&quot;);&quot;r&quot;;&quot;RESTRICTED&quot;);&quot;o&quot;;&quot;OCCUPATIONAL&quot;);&quot;,&quot;))" office:value-type="string" office:string-value="S504=RESTRICTED,">
            <text:p>S504=RESTRICTED,</text:p>
          </table:table-cell>
          <table:table-cell table:formula="of:=IF(LEN(TRIM([CulturesData.AT12]))=0;&quot;&quot;;CONCATENATE([CulturesData.AT$1];SUBSTITUTE(SUBSTITUTE(SUBSTITUTE([CulturesData.AT12];&quot;e&quot;;&quot;EVERYMAN&quot;);&quot;r&quot;;&quot;RESTRICTED&quot;);&quot;o&quot;;&quot;OCCUPATIONAL&quot;);&quot;,&quot;))" office:value-type="string" office:string-value="S53=RESTRICTED,">
            <text:p>S53=RESTRICTED,</text:p>
          </table:table-cell>
          <table:table-cell table:formula="of:=IF(LEN(TRIM([CulturesData.AU12]))=0;&quot;&quot;;CONCATENATE([CulturesData.AU$1];SUBSTITUTE(SUBSTITUTE(SUBSTITUTE([CulturesData.AU12];&quot;e&quot;;&quot;EVERYMAN&quot;);&quot;r&quot;;&quot;RESTRICTED&quot;);&quot;o&quot;;&quot;OCCUPATIONAL&quot;);&quot;,&quot;))" office:value-type="string" office:string-value="S54=RESTRICTED,">
            <text:p>S54=RESTRICTED,</text:p>
          </table:table-cell>
          <table:table-cell table:formula="of:=IF(LEN(TRIM([CulturesData.AV12]))=0;&quot;&quot;;CONCATENATE([CulturesData.AV$1];SUBSTITUTE(SUBSTITUTE(SUBSTITUTE([CulturesData.AV12];&quot;e&quot;;&quot;EVERYMAN&quot;);&quot;r&quot;;&quot;RESTRICTED&quot;);&quot;o&quot;;&quot;OCCUPATIONAL&quot;);&quot;,&quot;))" office:value-type="string" office:string-value="G8=4,">
            <text:p>G8=4,</text:p>
          </table:table-cell>
          <table:table-cell table:formula="of:=IF(LEN(TRIM([CulturesData.AW12]))=0;&quot;&quot;;CONCATENATE([CulturesData.AW$1];SUBSTITUTE(SUBSTITUTE(SUBSTITUTE([CulturesData.AW12];&quot;e&quot;;&quot;EVERYMAN&quot;);&quot;r&quot;;&quot;RESTRICTED&quot;);&quot;o&quot;;&quot;OCCUPATIONAL&quot;);&quot;,&quot;))">
            <text:p/>
          </table:table-cell>
          <table:table-cell table:formula="of:=IF(LEN(TRIM([CulturesData.AX12]))=0;&quot;&quot;;CONCATENATE([CulturesData.AX$1];SUBSTITUTE(SUBSTITUTE(SUBSTITUTE([CulturesData.AX12];&quot;e&quot;;&quot;EVERYMAN&quot;);&quot;r&quot;;&quot;RESTRICTED&quot;);&quot;o&quot;;&quot;OCCUPATIONAL&quot;);&quot;,&quot;))">
            <text:p/>
          </table:table-cell>
          <table:table-cell table:formula="of:=IF(LEN(TRIM([CulturesData.AY12]))=0;&quot;&quot;;CONCATENATE([CulturesData.AY$1];SUBSTITUTE(SUBSTITUTE(SUBSTITUTE([CulturesData.AY12];&quot;e&quot;;&quot;EVERYMAN&quot;);&quot;r&quot;;&quot;RESTRICTED&quot;);&quot;o&quot;;&quot;OCCUPATIONAL&quot;);&quot;,&quot;))" office:value-type="string" office:string-value="S465=8,">
            <text:p>S465=8,</text:p>
          </table:table-cell>
          <table:table-cell table:formula="of:=IF(LEN(TRIM([CulturesData.AZ12]))=0;&quot;&quot;;CONCATENATE([CulturesData.AZ$1];SUBSTITUTE(SUBSTITUTE(SUBSTITUTE([CulturesData.AZ12];&quot;e&quot;;&quot;EVERYMAN&quot;);&quot;r&quot;;&quot;RESTRICTED&quot;);&quot;o&quot;;&quot;OCCUPATIONAL&quot;);&quot;,&quot;))" office:value-type="string" office:string-value="S466=6,">
            <text:p>S466=6,</text:p>
          </table:table-cell>
          <table:table-cell table:formula="of:=IF(LEN(TRIM([CulturesData.BA12]))=0;&quot;&quot;;CONCATENATE([CulturesData.BA$1];SUBSTITUTE(SUBSTITUTE(SUBSTITUTE([CulturesData.BA12];&quot;e&quot;;&quot;EVERYMAN&quot;);&quot;r&quot;;&quot;RESTRICTED&quot;);&quot;o&quot;;&quot;OCCUPATIONAL&quot;);&quot;,&quot;))">
            <text:p/>
          </table:table-cell>
          <table:table-cell table:formula="of:=IF(LEN(TRIM([CulturesData.BB12]))=0;&quot;&quot;;CONCATENATE([CulturesData.BB$1];SUBSTITUTE(SUBSTITUTE(SUBSTITUTE([CulturesData.BB12];&quot;e&quot;;&quot;EVERYMAN&quot;);&quot;r&quot;;&quot;RESTRICTED&quot;);&quot;o&quot;;&quot;OCCUPATIONAL&quot;);&quot;,&quot;))">
            <text:p/>
          </table:table-cell>
          <table:table-cell table:formula="of:=IF(LEN(TRIM([CulturesData.BC12]))=0;&quot;&quot;;CONCATENATE([CulturesData.BC$1];SUBSTITUTE(SUBSTITUTE(SUBSTITUTE([CulturesData.BC12];&quot;e&quot;;&quot;EVERYMAN&quot;);&quot;r&quot;;&quot;RESTRICTED&quot;);&quot;o&quot;;&quot;OCCUPATIONAL&quot;);&quot;,&quot;))">
            <text:p/>
          </table:table-cell>
          <table:table-cell table:formula="of:=IF(LEN(TRIM([CulturesData.BD12]))=0;&quot;&quot;;CONCATENATE([CulturesData.BD$1];SUBSTITUTE(SUBSTITUTE(SUBSTITUTE([CulturesData.BD12];&quot;e&quot;;&quot;EVERYMAN&quot;);&quot;r&quot;;&quot;RESTRICTED&quot;);&quot;o&quot;;&quot;OCCUPATIONAL&quot;);&quot;,&quot;))">
            <text:p/>
          </table:table-cell>
          <table:table-cell table:formula="of:=IF(LEN(TRIM([CulturesData.BE12]))=0;&quot;&quot;;CONCATENATE([CulturesData.BE$1];SUBSTITUTE(SUBSTITUTE(SUBSTITUTE([CulturesData.BE12];&quot;e&quot;;&quot;EVERYMAN&quot;);&quot;r&quot;;&quot;RESTRICTED&quot;);&quot;o&quot;;&quot;OCCUPATIONAL&quot;);&quot;,&quot;))" office:value-type="string" office:string-value="S471=8,">
            <text:p>S471=8,</text:p>
          </table:table-cell>
          <table:table-cell table:formula="of:=IF(LEN(TRIM([CulturesData.BF12]))=0;&quot;&quot;;CONCATENATE([CulturesData.BF$1];SUBSTITUTE(SUBSTITUTE(SUBSTITUTE([CulturesData.BF12];&quot;e&quot;;&quot;EVERYMAN&quot;);&quot;r&quot;;&quot;RESTRICTED&quot;);&quot;o&quot;;&quot;OCCUPATIONAL&quot;);&quot;,&quot;))" office:value-type="string" office:string-value="S472=6,">
            <text:p>S472=6,</text:p>
          </table:table-cell>
          <table:table-cell table:formula="of:=IF(LEN(TRIM([CulturesData.BG12]))=0;&quot;&quot;;CONCATENATE([CulturesData.BG$1];SUBSTITUTE(SUBSTITUTE(SUBSTITUTE([CulturesData.BG12];&quot;e&quot;;&quot;EVERYMAN&quot;);&quot;r&quot;;&quot;RESTRICTED&quot;);&quot;o&quot;;&quot;OCCUPATIONAL&quot;);&quot;,&quot;))" office:value-type="string" office:string-value="S473=10,">
            <text:p>S473=10,</text:p>
          </table:table-cell>
          <table:table-cell table:formula="of:=IF(LEN(TRIM([CulturesData.BH12]))=0;&quot;&quot;;CONCATENATE([CulturesData.BH$1];SUBSTITUTE(SUBSTITUTE(SUBSTITUTE([CulturesData.BH12];&quot;e&quot;;&quot;EVERYMAN&quot;);&quot;r&quot;;&quot;RESTRICTED&quot;);&quot;o&quot;;&quot;OCCUPATIONAL&quot;);&quot;,&quot;))" office:value-type="string" office:string-value="S474=10,">
            <text:p>S474=10,</text:p>
          </table:table-cell>
          <table:table-cell table:formula="of:=IF(LEN(TRIM([CulturesData.BI12]))=0;&quot;&quot;;CONCATENATE([CulturesData.BI$1];SUBSTITUTE(SUBSTITUTE(SUBSTITUTE([CulturesData.BI12];&quot;e&quot;;&quot;EVERYMAN&quot;);&quot;r&quot;;&quot;RESTRICTED&quot;);&quot;o&quot;;&quot;OCCUPATIONAL&quot;);&quot;,&quot;))">
            <text:p/>
          </table:table-cell>
          <table:table-cell table:formula="of:=IF(LEN(TRIM([CulturesData.BJ12]))=0;&quot;&quot;;CONCATENATE([CulturesData.BJ$1];SUBSTITUTE(SUBSTITUTE(SUBSTITUTE([CulturesData.BJ12];&quot;e&quot;;&quot;EVERYMAN&quot;);&quot;r&quot;;&quot;RESTRICTED&quot;);&quot;o&quot;;&quot;OCCUPATIONAL&quot;);&quot;,&quot;))">
            <text:p/>
          </table:table-cell>
          <table:table-cell table:formula="of:=IF(LEN(TRIM([CulturesData.BK12]))=0;&quot;&quot;;CONCATENATE([CulturesData.BK$1];SUBSTITUTE(SUBSTITUTE(SUBSTITUTE([CulturesData.BK12];&quot;e&quot;;&quot;EVERYMAN&quot;);&quot;r&quot;;&quot;RESTRICTED&quot;);&quot;o&quot;;&quot;OCCUPATIONAL&quot;);&quot;,&quot;))">
            <text:p/>
          </table:table-cell>
          <table:table-cell table:formula="of:=IF(LEN(TRIM([CulturesData.BL12]))=0;&quot;&quot;;CONCATENATE([CulturesData.BL$1];SUBSTITUTE(SUBSTITUTE(SUBSTITUTE([CulturesData.BL12];&quot;e&quot;;&quot;EVERYMAN&quot;);&quot;r&quot;;&quot;RESTRICTED&quot;);&quot;o&quot;;&quot;OCCUPATIONAL&quot;);&quot;,&quot;))">
            <text:p/>
          </table:table-cell>
          <table:table-cell table:formula="of:=IF(LEN(TRIM([CulturesData.BM12]))=0;&quot;&quot;;CONCATENATE([CulturesData.BM$1];SUBSTITUTE(SUBSTITUTE(SUBSTITUTE([CulturesData.BM12];&quot;e&quot;;&quot;EVERYMAN&quot;);&quot;r&quot;;&quot;RESTRICTED&quot;);&quot;o&quot;;&quot;OCCUPATIONAL&quot;);&quot;,&quot;))">
            <text:p/>
          </table:table-cell>
          <table:table-cell table:formula="of:=IF(LEN(TRIM([CulturesData.BN12]))=0;&quot;&quot;;CONCATENATE([CulturesData.BN$1];SUBSTITUTE(SUBSTITUTE(SUBSTITUTE([CulturesData.BN12];&quot;e&quot;;&quot;EVERYMAN&quot;);&quot;r&quot;;&quot;RESTRICTED&quot;);&quot;o&quot;;&quot;OCCUPATIONAL&quot;);&quot;,&quot;))">
            <text:p/>
          </table:table-cell>
          <table:table-cell table:formula="of:=IF(LEN(TRIM([CulturesData.BO12]))=0;&quot;&quot;;CONCATENATE([CulturesData.BO$1];SUBSTITUTE(SUBSTITUTE(SUBSTITUTE([CulturesData.BO12];&quot;e&quot;;&quot;EVERYMAN&quot;);&quot;r&quot;;&quot;RESTRICTED&quot;);&quot;o&quot;;&quot;OCCUPATIONAL&quot;);&quot;,&quot;))">
            <text:p/>
          </table:table-cell>
          <table:table-cell table:formula="of:=IF(LEN(TRIM([CulturesData.BP12]))=0;&quot;&quot;;CONCATENATE([CulturesData.BP$1];SUBSTITUTE(SUBSTITUTE(SUBSTITUTE([CulturesData.BP12];&quot;e&quot;;&quot;EVERYMAN&quot;);&quot;r&quot;;&quot;RESTRICTED&quot;);&quot;o&quot;;&quot;OCCUPATIONAL&quot;);&quot;,&quot;))">
            <text:p/>
          </table:table-cell>
          <table:table-cell table:formula="of:=IF(LEN(TRIM([CulturesData.BQ12]))=0;&quot;&quot;;CONCATENATE([CulturesData.BQ$1];SUBSTITUTE(SUBSTITUTE(SUBSTITUTE([CulturesData.BQ12];&quot;e&quot;;&quot;EVERYMAN&quot;);&quot;r&quot;;&quot;RESTRICTED&quot;);&quot;o&quot;;&quot;OCCUPATIONAL&quot;);&quot;,&quot;))">
            <text:p/>
          </table:table-cell>
          <table:table-cell table:formula="of:=IF(LEN(TRIM([CulturesData.BR12]))=0;&quot;&quot;;CONCATENATE([CulturesData.BR$1];SUBSTITUTE(SUBSTITUTE(SUBSTITUTE([CulturesData.BR12];&quot;e&quot;;&quot;EVERYMAN&quot;);&quot;r&quot;;&quot;RESTRICTED&quot;);&quot;o&quot;;&quot;OCCUPATIONAL&quot;);&quot;,&quot;))">
            <text:p/>
          </table:table-cell>
          <table:table-cell table:formula="of:=IF(LEN(TRIM([CulturesData.BS12]))=0;&quot;&quot;;CONCATENATE([CulturesData.BS$1];SUBSTITUTE(SUBSTITUTE(SUBSTITUTE([CulturesData.BS12];&quot;e&quot;;&quot;EVERYMAN&quot;);&quot;r&quot;;&quot;RESTRICTED&quot;);&quot;o&quot;;&quot;OCCUPATIONAL&quot;);&quot;,&quot;))">
            <text:p/>
          </table:table-cell>
          <table:table-cell table:formula="of:=IF(LEN(TRIM([CulturesData.BT12]))=0;&quot;&quot;;CONCATENATE([CulturesData.BT$1];SUBSTITUTE(SUBSTITUTE(SUBSTITUTE([CulturesData.BT12];&quot;e&quot;;&quot;EVERYMAN&quot;);&quot;r&quot;;&quot;RESTRICTED&quot;);&quot;o&quot;;&quot;OCCUPATIONAL&quot;);&quot;,&quot;))">
            <text:p/>
          </table:table-cell>
          <table:table-cell table:formula="of:=IF(LEN(TRIM([CulturesData.BU12]))=0;&quot;&quot;;CONCATENATE([CulturesData.BU$1];SUBSTITUTE(SUBSTITUTE(SUBSTITUTE([CulturesData.BU12];&quot;e&quot;;&quot;EVERYMAN&quot;);&quot;r&quot;;&quot;RESTRICTED&quot;);&quot;o&quot;;&quot;OCCUPATIONAL&quot;);&quot;,&quot;))">
            <text:p/>
          </table:table-cell>
          <table:table-cell table:formula="of:=IF(LEN(TRIM([CulturesData.BV12]))=0;&quot;&quot;;CONCATENATE([CulturesData.BV$1];SUBSTITUTE(SUBSTITUTE(SUBSTITUTE([CulturesData.BV12];&quot;e&quot;;&quot;EVERYMAN&quot;);&quot;r&quot;;&quot;RESTRICTED&quot;);&quot;o&quot;;&quot;OCCUPATIONAL&quot;);&quot;,&quot;))">
            <text:p/>
          </table:table-cell>
          <table:table-cell table:formula="of:=IF(LEN(TRIM([CulturesData.BW12]))=0;&quot;&quot;;CONCATENATE([CulturesData.BW$1];SUBSTITUTE(SUBSTITUTE(SUBSTITUTE([CulturesData.BW12];&quot;e&quot;;&quot;EVERYMAN&quot;);&quot;r&quot;;&quot;RESTRICTED&quot;);&quot;o&quot;;&quot;OCCUPATIONAL&quot;);&quot;,&quot;))">
            <text:p/>
          </table:table-cell>
          <table:table-cell table:formula="of:=IF(LEN(TRIM([CulturesData.BX12]))=0;&quot;&quot;;CONCATENATE([CulturesData.BX$1];SUBSTITUTE(SUBSTITUTE(SUBSTITUTE([CulturesData.BX12];&quot;e&quot;;&quot;EVERYMAN&quot;);&quot;r&quot;;&quot;RESTRICTED&quot;);&quot;o&quot;;&quot;OCCUPATIONAL&quot;);&quot;,&quot;))">
            <text:p/>
          </table:table-cell>
          <table:table-cell table:formula="of:=IF(LEN(TRIM([CulturesData.BY12]))=0;&quot;&quot;;CONCATENATE([CulturesData.BY$1];SUBSTITUTE(SUBSTITUTE(SUBSTITUTE([CulturesData.BY12];&quot;e&quot;;&quot;EVERYMAN&quot;);&quot;r&quot;;&quot;RESTRICTED&quot;);&quot;o&quot;;&quot;OCCUPATIONAL&quot;);&quot;,&quot;))">
            <text:p/>
          </table:table-cell>
          <table:table-cell table:formula="of:=IF(LEN(TRIM([CulturesData.BZ12]))=0;&quot;&quot;;CONCATENATE([CulturesData.BZ$1];SUBSTITUTE(SUBSTITUTE(SUBSTITUTE([CulturesData.BZ12];&quot;e&quot;;&quot;EVERYMAN&quot;);&quot;r&quot;;&quot;RESTRICTED&quot;);&quot;o&quot;;&quot;OCCUPATIONAL&quot;);&quot;,&quot;))">
            <text:p/>
          </table:table-cell>
          <table:table-cell table:formula="of:=IF(LEN(TRIM([CulturesData.CA12]))=0;&quot;&quot;;CONCATENATE([CulturesData.CA$1];SUBSTITUTE(SUBSTITUTE(SUBSTITUTE([CulturesData.CA12];&quot;e&quot;;&quot;EVERYMAN&quot;);&quot;r&quot;;&quot;RESTRICTED&quot;);&quot;o&quot;;&quot;OCCUPATIONAL&quot;);&quot;,&quot;))">
            <text:p/>
          </table:table-cell>
          <table:table-cell table:formula="of:=IF(LEN(TRIM([CulturesData.CB12]))=0;&quot;&quot;;CONCATENATE([CulturesData.CB$1];SUBSTITUTE(SUBSTITUTE(SUBSTITUTE([CulturesData.CB12];&quot;e&quot;;&quot;EVERYMAN&quot;);&quot;r&quot;;&quot;RESTRICTED&quot;);&quot;o&quot;;&quot;OCCUPATIONAL&quot;);&quot;,&quot;))">
            <text:p/>
          </table:table-cell>
          <table:table-cell table:formula="of:=IF(LEN(TRIM([CulturesData.CC12]))=0;&quot;&quot;;CONCATENATE([CulturesData.CC$1];SUBSTITUTE(SUBSTITUTE(SUBSTITUTE([CulturesData.CC12];&quot;e&quot;;&quot;EVERYMAN&quot;);&quot;r&quot;;&quot;RESTRICTED&quot;);&quot;o&quot;;&quot;OCCUPATIONAL&quot;);&quot;,&quot;))">
            <text:p/>
          </table:table-cell>
          <table:table-cell table:formula="of:=IF(LEN(TRIM([CulturesData.CD12]))=0;&quot;&quot;;CONCATENATE([CulturesData.CD$1];SUBSTITUTE(SUBSTITUTE(SUBSTITUTE([CulturesData.CD12];&quot;e&quot;;&quot;EVERYMAN&quot;);&quot;r&quot;;&quot;RESTRICTED&quot;);&quot;o&quot;;&quot;OCCUPATIONAL&quot;);&quot;,&quot;))">
            <text:p/>
          </table:table-cell>
          <table:table-cell table:formula="of:=IF(LEN(TRIM([CulturesData.CE12]))=0;&quot;&quot;;CONCATENATE([CulturesData.CE$1];SUBSTITUTE(SUBSTITUTE(SUBSTITUTE([CulturesData.CE12];&quot;e&quot;;&quot;EVERYMAN&quot;);&quot;r&quot;;&quot;RESTRICTED&quot;);&quot;o&quot;;&quot;OCCUPATIONAL&quot;);&quot;,&quot;))">
            <text:p/>
          </table:table-cell>
          <table:table-cell table:formula="of:=IF(LEN(TRIM([CulturesData.CF12]))=0;&quot;&quot;;CONCATENATE([CulturesData.CF$1];SUBSTITUTE(SUBSTITUTE(SUBSTITUTE([CulturesData.CF12];&quot;e&quot;;&quot;EVERYMAN&quot;);&quot;r&quot;;&quot;RESTRICTED&quot;);&quot;o&quot;;&quot;OCCUPATIONAL&quot;);&quot;,&quot;))">
            <text:p/>
          </table:table-cell>
          <table:table-cell table:formula="of:=IF(LEN(TRIM([CulturesData.CG12]))=0;&quot;&quot;;CONCATENATE([CulturesData.CG$1];SUBSTITUTE(SUBSTITUTE(SUBSTITUTE([CulturesData.CG12];&quot;e&quot;;&quot;EVERYMAN&quot;);&quot;r&quot;;&quot;RESTRICTED&quot;);&quot;o&quot;;&quot;OCCUPATIONAL&quot;);&quot;,&quot;))">
            <text:p/>
          </table:table-cell>
          <table:table-cell table:formula="of:=IF(LEN(TRIM([CulturesData.CH12]))=0;&quot;&quot;;CONCATENATE([CulturesData.CH$1];SUBSTITUTE(SUBSTITUTE(SUBSTITUTE([CulturesData.CH12];&quot;e&quot;;&quot;EVERYMAN&quot;);&quot;r&quot;;&quot;RESTRICTED&quot;);&quot;o&quot;;&quot;OCCUPATIONAL&quot;);&quot;,&quot;))">
            <text:p/>
          </table:table-cell>
          <table:table-cell table:formula="of:=IF(LEN(TRIM([CulturesData.CI12]))=0;&quot;&quot;;CONCATENATE([CulturesData.CI$1];SUBSTITUTE(SUBSTITUTE(SUBSTITUTE([CulturesData.CI12];&quot;e&quot;;&quot;EVERYMAN&quot;);&quot;r&quot;;&quot;RESTRICTED&quot;);&quot;o&quot;;&quot;OCCUPATIONAL&quot;);&quot;,&quot;))">
            <text:p/>
          </table:table-cell>
          <table:table-cell table:formula="of:=IF(LEN(TRIM([CulturesData.CJ12]))=0;&quot;&quot;;CONCATENATE([CulturesData.CJ$1];SUBSTITUTE(SUBSTITUTE(SUBSTITUTE([CulturesData.CJ12];&quot;e&quot;;&quot;EVERYMAN&quot;);&quot;r&quot;;&quot;RESTRICTED&quot;);&quot;o&quot;;&quot;OCCUPATIONAL&quot;);&quot;,&quot;))">
            <text:p/>
          </table:table-cell>
          <table:table-cell table:formula="of:=IF(LEN(TRIM([CulturesData.CK12]))=0;&quot;&quot;;CONCATENATE([CulturesData.CK$1];SUBSTITUTE(SUBSTITUTE(SUBSTITUTE([CulturesData.CK12];&quot;e&quot;;&quot;EVERYMAN&quot;);&quot;r&quot;;&quot;RESTRICTED&quot;);&quot;o&quot;;&quot;OCCUPATIONAL&quot;);&quot;,&quot;))" office:value-type="string" office:string-value="S61=RESTRICTED,">
            <text:p>S61=RESTRICTED,</text:p>
          </table:table-cell>
          <table:table-cell table:formula="of:=IF(LEN(TRIM([CulturesData.CL12]))=0;&quot;&quot;;CONCATENATE([CulturesData.CL$1];SUBSTITUTE(SUBSTITUTE(SUBSTITUTE([CulturesData.CL12];&quot;e&quot;;&quot;EVERYMAN&quot;);&quot;r&quot;;&quot;RESTRICTED&quot;);&quot;o&quot;;&quot;OCCUPATIONAL&quot;);&quot;,&quot;))" office:value-type="string" office:string-value="S42=EVERYMAN,">
            <text:p>S42=EVERYMAN,</text:p>
          </table:table-cell>
          <table:table-cell table:formula="of:=IF(LEN(TRIM([CulturesData.CM12]))=0;&quot;&quot;;CONCATENATE([CulturesData.CM$1];SUBSTITUTE(SUBSTITUTE(SUBSTITUTE([CulturesData.CM12];&quot;e&quot;;&quot;EVERYMAN&quot;);&quot;r&quot;;&quot;RESTRICTED&quot;);&quot;o&quot;;&quot;OCCUPATIONAL&quot;);&quot;,&quot;))" office:value-type="string" office:string-value="S427=EVERYMAN,">
            <text:p>S427=EVERYMAN,</text:p>
          </table:table-cell>
          <table:table-cell table:formula="of:=IF(LEN(TRIM([CulturesData.CN12]))=0;&quot;&quot;;CONCATENATE([CulturesData.CN$1];SUBSTITUTE(SUBSTITUTE(SUBSTITUTE([CulturesData.CN12];&quot;e&quot;;&quot;EVERYMAN&quot;);&quot;r&quot;;&quot;RESTRICTED&quot;);&quot;o&quot;;&quot;OCCUPATIONAL&quot;);&quot;,&quot;))" office:value-type="string" office:string-value="S46=EVERYMAN,">
            <text:p>S46=EVERYMAN,</text:p>
          </table:table-cell>
          <table:table-cell table:formula="of:=IF(LEN(TRIM([CulturesData.CO12]))=0;&quot;&quot;;CONCATENATE([CulturesData.CO$1];SUBSTITUTE(SUBSTITUTE(SUBSTITUTE([CulturesData.CO12];&quot;e&quot;;&quot;EVERYMAN&quot;);&quot;r&quot;;&quot;RESTRICTED&quot;);&quot;o&quot;;&quot;OCCUPATIONAL&quot;);&quot;,&quot;))" office:value-type="string" office:string-value="S39=EVERYMAN,">
            <text:p>S39=EVERYMAN,</text:p>
          </table:table-cell>
          <table:table-cell table:formula="of:=IF(LEN(TRIM([CulturesData.CP12]))=0;&quot;&quot;;CONCATENATE([CulturesData.CP$1];SUBSTITUTE(SUBSTITUTE(SUBSTITUTE([CulturesData.CP12];&quot;e&quot;;&quot;EVERYMAN&quot;);&quot;r&quot;;&quot;RESTRICTED&quot;);&quot;o&quot;;&quot;OCCUPATIONAL&quot;);&quot;,&quot;))" office:value-type="string" office:string-value="S43=EVERYMAN,">
            <text:p>S43=EVERYMAN,</text:p>
          </table:table-cell>
          <table:table-cell table:formula="of:=IF(LEN(TRIM([CulturesData.CQ12]))=0;&quot;&quot;;CONCATENATE([CulturesData.CQ$1];SUBSTITUTE(SUBSTITUTE(SUBSTITUTE([CulturesData.CQ12];&quot;e&quot;;&quot;EVERYMAN&quot;);&quot;r&quot;;&quot;RESTRICTED&quot;);&quot;o&quot;;&quot;OCCUPATIONAL&quot;);&quot;,&quot;))" office:value-type="string" office:string-value="S44=EVERYMAN,">
            <text:p>S44=EVERYMAN,</text:p>
          </table:table-cell>
          <table:table-cell table:formula="of:=IF(LEN(TRIM([CulturesData.CR12]))=0;&quot;&quot;;CONCATENATE([CulturesData.CR$1];SUBSTITUTE(SUBSTITUTE(SUBSTITUTE([CulturesData.CR12];&quot;e&quot;;&quot;EVERYMAN&quot;);&quot;r&quot;;&quot;RESTRICTED&quot;);&quot;o&quot;;&quot;OCCUPATIONAL&quot;);&quot;,&quot;))" office:value-type="string" office:string-value="S48=EVERYMAN,">
            <text:p>S48=EVERYMAN,</text:p>
          </table:table-cell>
          <table:table-cell table:formula="of:=IF(LEN(TRIM([CulturesData.CS12]))=0;&quot;&quot;;CONCATENATE([CulturesData.CS$1];SUBSTITUTE(SUBSTITUTE(SUBSTITUTE([CulturesData.CS12];&quot;e&quot;;&quot;EVERYMAN&quot;);&quot;r&quot;;&quot;RESTRICTED&quot;);&quot;o&quot;;&quot;OCCUPATIONAL&quot;);&quot;,&quot;))" office:value-type="string" office:string-value="S47=EVERYMAN,">
            <text:p>S47=EVERYMAN,</text:p>
          </table:table-cell>
          <table:table-cell table:formula="of:=IF(LEN(TRIM([CulturesData.CT12]))=0;&quot;&quot;;CONCATENATE([CulturesData.CT$1];SUBSTITUTE(SUBSTITUTE(SUBSTITUTE([CulturesData.CT12];&quot;e&quot;;&quot;EVERYMAN&quot;);&quot;r&quot;;&quot;RESTRICTED&quot;);&quot;o&quot;;&quot;OCCUPATIONAL&quot;);&quot;,&quot;))" office:value-type="string" office:string-value="S37=EVERYMAN,">
            <text:p>S37=EVERYMAN,</text:p>
          </table:table-cell>
          <table:table-cell table:formula="of:=IF(LEN(TRIM([CulturesData.CU12]))=0;&quot;&quot;;CONCATENATE([CulturesData.CU$1];SUBSTITUTE(SUBSTITUTE(SUBSTITUTE([CulturesData.CU12];&quot;e&quot;;&quot;EVERYMAN&quot;);&quot;r&quot;;&quot;RESTRICTED&quot;);&quot;o&quot;;&quot;OCCUPATIONAL&quot;);&quot;,&quot;))" office:value-type="string" office:string-value="S45=EVERYMAN,">
            <text:p>S45=EVERYMAN,</text:p>
          </table:table-cell>
          <table:table-cell table:formula="of:=IF(LEN(TRIM([CulturesData.CV12]))=0;&quot;&quot;;CONCATENATE([CulturesData.CV$1];SUBSTITUTE(SUBSTITUTE(SUBSTITUTE([CulturesData.CV12];&quot;e&quot;;&quot;EVERYMAN&quot;);&quot;r&quot;;&quot;RESTRICTED&quot;);&quot;o&quot;;&quot;OCCUPATIONAL&quot;);&quot;,&quot;))" office:value-type="string" office:string-value="S40=EVERYMAN,">
            <text:p>S40=EVERYMAN,</text:p>
          </table:table-cell>
          <table:table-cell table:formula="of:=IF(LEN(TRIM([CulturesData.CW12]))=0;&quot;&quot;;CONCATENATE([CulturesData.CW$1];SUBSTITUTE(SUBSTITUTE(SUBSTITUTE([CulturesData.CW12];&quot;e&quot;;&quot;EVERYMAN&quot;);&quot;r&quot;;&quot;RESTRICTED&quot;);&quot;o&quot;;&quot;OCCUPATIONAL&quot;);&quot;,&quot;))" office:value-type="string" office:string-value="S49=EVERYMAN,">
            <text:p>S49=EVERYMAN,</text:p>
          </table:table-cell>
          <table:table-cell table:formula="of:=IF(LEN(TRIM([CulturesData.CX12]))=0;&quot;&quot;;CONCATENATE([CulturesData.CX$1];SUBSTITUTE(SUBSTITUTE(SUBSTITUTE([CulturesData.CX12];&quot;e&quot;;&quot;EVERYMAN&quot;);&quot;r&quot;;&quot;RESTRICTED&quot;);&quot;o&quot;;&quot;OCCUPATIONAL&quot;);&quot;,&quot;))" office:value-type="string" office:string-value="S38=EVERYMAN,">
            <text:p>S38=EVERYMAN,</text:p>
          </table:table-cell>
          <table:table-cell table:formula="of:=IF(LEN(TRIM([CulturesData.CY12]))=0;&quot;&quot;;CONCATENATE([CulturesData.CY$1];SUBSTITUTE(SUBSTITUTE(SUBSTITUTE([CulturesData.CY12];&quot;e&quot;;&quot;EVERYMAN&quot;);&quot;r&quot;;&quot;RESTRICTED&quot;);&quot;o&quot;;&quot;OCCUPATIONAL&quot;);&quot;,&quot;))" office:value-type="string" office:string-value="S41=EVERYMAN,">
            <text:p>S41=EVERYMAN,</text:p>
          </table:table-cell>
          <table:table-cell table:formula="of:=IF(LEN(TRIM([CulturesData.CZ12]))=0;&quot;&quot;;CONCATENATE([CulturesData.CZ$1];SUBSTITUTE(SUBSTITUTE(SUBSTITUTE([CulturesData.CZ12];&quot;e&quot;;&quot;EVERYMAN&quot;);&quot;r&quot;;&quot;RESTRICTED&quot;);&quot;o&quot;;&quot;OCCUPATIONAL&quot;);&quot;,&quot;))">
            <text:p/>
          </table:table-cell>
          <table:table-cell table:formula="of:=IF(LEN(TRIM([CulturesData.DA12]))=0;&quot;&quot;;CONCATENATE([CulturesData.DA$1];SUBSTITUTE(SUBSTITUTE(SUBSTITUTE([CulturesData.DA12];&quot;e&quot;;&quot;EVERYMAN&quot;);&quot;r&quot;;&quot;RESTRICTED&quot;);&quot;o&quot;;&quot;OCCUPATIONAL&quot;);&quot;,&quot;))">
            <text:p/>
          </table:table-cell>
          <table:table-cell table:formula="of:=IF(LEN(TRIM([CulturesData.DB12]))=0;&quot;&quot;;CONCATENATE([CulturesData.DB$1];SUBSTITUTE(SUBSTITUTE(SUBSTITUTE([CulturesData.DB12];&quot;e&quot;;&quot;EVERYMAN&quot;);&quot;r&quot;;&quot;RESTRICTED&quot;);&quot;o&quot;;&quot;OCCUPATIONAL&quot;);&quot;,&quot;))">
            <text:p/>
          </table:table-cell>
          <table:table-cell table:formula="of:=IF(LEN(TRIM([CulturesData.DC12]))=0;&quot;&quot;;CONCATENATE([CulturesData.DC$1];SUBSTITUTE(SUBSTITUTE(SUBSTITUTE([CulturesData.DC12];&quot;e&quot;;&quot;EVERYMAN&quot;);&quot;r&quot;;&quot;RESTRICTED&quot;);&quot;o&quot;;&quot;OCCUPATIONAL&quot;);&quot;,&quot;))">
            <text:p/>
          </table:table-cell>
          <table:table-cell table:formula="of:=IF(LEN(TRIM([CulturesData.DD12]))=0;&quot;&quot;;CONCATENATE([CulturesData.DD$1];SUBSTITUTE(SUBSTITUTE(SUBSTITUTE([CulturesData.DD12];&quot;e&quot;;&quot;EVERYMAN&quot;);&quot;r&quot;;&quot;RESTRICTED&quot;);&quot;o&quot;;&quot;OCCUPATIONAL&quot;);&quot;,&quot;))">
            <text:p/>
          </table:table-cell>
          <table:table-cell table:formula="of:=IF(LEN(TRIM([CulturesData.DE12]))=0;&quot;&quot;;CONCATENATE([CulturesData.DE$1];SUBSTITUTE(SUBSTITUTE(SUBSTITUTE([CulturesData.DE12];&quot;e&quot;;&quot;EVERYMAN&quot;);&quot;r&quot;;&quot;RESTRICTED&quot;);&quot;o&quot;;&quot;OCCUPATIONAL&quot;);&quot;,&quot;))">
            <text:p/>
          </table:table-cell>
          <table:table-cell table:formula="of:=IF(LEN(TRIM([CulturesData.DF12]))=0;&quot;&quot;;CONCATENATE([CulturesData.DF$1];SUBSTITUTE(SUBSTITUTE(SUBSTITUTE([CulturesData.DF12];&quot;e&quot;;&quot;EVERYMAN&quot;);&quot;r&quot;;&quot;RESTRICTED&quot;);&quot;o&quot;;&quot;OCCUPATIONAL&quot;);&quot;,&quot;))" office:value-type="string" office:string-value="G37=3,">
            <text:p>G37=3,</text:p>
          </table:table-cell>
          <table:table-cell table:formula="of:=IF(LEN(TRIM([CulturesData.DG12]))=0;&quot;&quot;;CONCATENATE([CulturesData.DG$1];SUBSTITUTE(SUBSTITUTE(SUBSTITUTE([CulturesData.DG12];&quot;e&quot;;&quot;EVERYMAN&quot;);&quot;r&quot;;&quot;RESTRICTED&quot;);&quot;o&quot;;&quot;OCCUPATIONAL&quot;);&quot;,&quot;))" office:value-type="string" office:string-value="S426=3,">
            <text:p>S426=3,</text:p>
          </table:table-cell>
          <table:table-cell table:formula="of:=IF(LEN(TRIM([CulturesData.DH12]))=0;&quot;&quot;;CONCATENATE([CulturesData.DH$1];SUBSTITUTE(SUBSTITUTE(SUBSTITUTE([CulturesData.DH12];&quot;e&quot;;&quot;EVERYMAN&quot;);&quot;r&quot;;&quot;RESTRICTED&quot;);&quot;o&quot;;&quot;OCCUPATIONAL&quot;);&quot;,&quot;))" office:value-type="string" office:string-value="S339=3,">
            <text:p>S339=3,</text:p>
          </table:table-cell>
          <table:table-cell table:formula="of:=IF(LEN(TRIM([CulturesData.DI12]))=0;&quot;&quot;;CONCATENATE([CulturesData.DI$1];SUBSTITUTE(SUBSTITUTE(SUBSTITUTE([CulturesData.DI12];&quot;e&quot;;&quot;EVERYMAN&quot;);&quot;r&quot;;&quot;RESTRICTED&quot;);&quot;o&quot;;&quot;OCCUPATIONAL&quot;);&quot;,&quot;))">
            <text:p/>
          </table:table-cell>
          <table:table-cell table:formula="of:=IF(LEN(TRIM([CulturesData.DJ12]))=0;&quot;&quot;;CONCATENATE([CulturesData.DJ$1];SUBSTITUTE(SUBSTITUTE(SUBSTITUTE([CulturesData.DJ12];&quot;e&quot;;&quot;EVERYMAN&quot;);&quot;r&quot;;&quot;RESTRICTED&quot;);&quot;o&quot;;&quot;OCCUPATIONAL&quot;);&quot;,&quot;))">
            <text:p/>
          </table:table-cell>
          <table:table-cell table:formula="of:=IF(LEN(TRIM([CulturesData.DK12]))=0;&quot;&quot;;CONCATENATE([CulturesData.DK$1];SUBSTITUTE(SUBSTITUTE(SUBSTITUTE([CulturesData.DK12];&quot;e&quot;;&quot;EVERYMAN&quot;);&quot;r&quot;;&quot;RESTRICTED&quot;);&quot;o&quot;;&quot;OCCUPATIONAL&quot;);&quot;,&quot;))">
            <text:p/>
          </table:table-cell>
          <table:table-cell table:formula="of:=IF(LEN(TRIM([CulturesData.DL12]))=0;&quot;&quot;;CONCATENATE([CulturesData.DL$1];SUBSTITUTE(SUBSTITUTE(SUBSTITUTE([CulturesData.DL12];&quot;e&quot;;&quot;EVERYMAN&quot;);&quot;r&quot;;&quot;RESTRICTED&quot;);&quot;o&quot;;&quot;OCCUPATIONAL&quot;);&quot;,&quot;))">
            <text:p/>
          </table:table-cell>
          <table:table-cell table:formula="of:=IF(LEN(TRIM([CulturesData.DM12]))=0;&quot;&quot;;CONCATENATE([CulturesData.DM$1];SUBSTITUTE(SUBSTITUTE(SUBSTITUTE([CulturesData.DM12];&quot;e&quot;;&quot;EVERYMAN&quot;);&quot;r&quot;;&quot;RESTRICTED&quot;);&quot;o&quot;;&quot;OCCUPATIONAL&quot;);&quot;,&quot;))">
            <text:p/>
          </table:table-cell>
          <table:table-cell table:formula="of:=IF(LEN(TRIM([CulturesData.DN12]))=0;&quot;&quot;;CONCATENATE([CulturesData.DN$1];SUBSTITUTE(SUBSTITUTE(SUBSTITUTE([CulturesData.DN12];&quot;e&quot;;&quot;EVERYMAN&quot;);&quot;r&quot;;&quot;RESTRICTED&quot;);&quot;o&quot;;&quot;OCCUPATIONAL&quot;);&quot;,&quot;))">
            <text:p/>
          </table:table-cell>
          <table:table-cell table:formula="of:=IF(LEN(TRIM([CulturesData.DO12]))=0;&quot;&quot;;CONCATENATE([CulturesData.DO$1];SUBSTITUTE(SUBSTITUTE(SUBSTITUTE([CulturesData.DO12];&quot;e&quot;;&quot;EVERYMAN&quot;);&quot;r&quot;;&quot;RESTRICTED&quot;);&quot;o&quot;;&quot;OCCUPATIONAL&quot;);&quot;,&quot;))" office:value-type="string" office:string-value="S445=RESTRICTED,">
            <text:p>S445=RESTRICTED,</text:p>
          </table:table-cell>
          <table:table-cell table:formula="of:=IF(LEN(TRIM([CulturesData.DP12]))=0;&quot;&quot;;CONCATENATE([CulturesData.DP$1];SUBSTITUTE(SUBSTITUTE(SUBSTITUTE([CulturesData.DP12];&quot;e&quot;;&quot;EVERYMAN&quot;);&quot;r&quot;;&quot;RESTRICTED&quot;);&quot;o&quot;;&quot;OCCUPATIONAL&quot;);&quot;,&quot;))" office:value-type="string" office:string-value="S443=RESTRICTED,">
            <text:p>S443=RESTRICTED,</text:p>
          </table:table-cell>
          <table:table-cell table:formula="of:=IF(LEN(TRIM([CulturesData.DQ12]))=0;&quot;&quot;;CONCATENATE([CulturesData.DQ$1];SUBSTITUTE(SUBSTITUTE(SUBSTITUTE([CulturesData.DQ12];&quot;e&quot;;&quot;EVERYMAN&quot;);&quot;r&quot;;&quot;RESTRICTED&quot;);&quot;o&quot;;&quot;OCCUPATIONAL&quot;);&quot;,&quot;))">
            <text:p/>
          </table:table-cell>
          <table:table-cell table:formula="of:=IF(LEN(TRIM([CulturesData.DR12]))=0;&quot;&quot;;CONCATENATE([CulturesData.DR$1];SUBSTITUTE(SUBSTITUTE(SUBSTITUTE([CulturesData.DR12];&quot;e&quot;;&quot;EVERYMAN&quot;);&quot;r&quot;;&quot;RESTRICTED&quot;);&quot;o&quot;;&quot;OCCUPATIONAL&quot;);&quot;,&quot;))">
            <text:p/>
          </table:table-cell>
          <table:table-cell table:formula="of:=IF(LEN(TRIM([CulturesData.DS12]))=0;&quot;&quot;;CONCATENATE([CulturesData.DS$1];SUBSTITUTE(SUBSTITUTE(SUBSTITUTE([CulturesData.DS12];&quot;e&quot;;&quot;EVERYMAN&quot;);&quot;r&quot;;&quot;RESTRICTED&quot;);&quot;o&quot;;&quot;OCCUPATIONAL&quot;);&quot;,&quot;))" office:value-type="string" office:string-value="S507=RESTRICTED,">
            <text:p>S507=RESTRICTED,</text:p>
          </table:table-cell>
          <table:table-cell table:formula="of:=IF(LEN(TRIM([CulturesData.DT12]))=0;&quot;&quot;;CONCATENATE([CulturesData.DT$1];SUBSTITUTE(SUBSTITUTE(SUBSTITUTE([CulturesData.DT12];&quot;e&quot;;&quot;EVERYMAN&quot;);&quot;r&quot;;&quot;RESTRICTED&quot;);&quot;o&quot;;&quot;OCCUPATIONAL&quot;);&quot;,&quot;))">
            <text:p/>
          </table:table-cell>
          <table:table-cell table:formula="of:=IF(LEN(TRIM([CulturesData.DU12]))=0;&quot;&quot;;CONCATENATE([CulturesData.DU$1];SUBSTITUTE(SUBSTITUTE(SUBSTITUTE([CulturesData.DU12];&quot;e&quot;;&quot;EVERYMAN&quot;);&quot;r&quot;;&quot;RESTRICTED&quot;);&quot;o&quot;;&quot;OCCUPATIONAL&quot;);&quot;,&quot;))" office:value-type="string" office:string-value="S447=RESTRICTED,">
            <text:p>S447=RESTRICTED,</text:p>
          </table:table-cell>
          <table:table-cell table:formula="of:=IF(LEN(TRIM([CulturesData.DV12]))=0;&quot;&quot;;CONCATENATE([CulturesData.DV$1];SUBSTITUTE(SUBSTITUTE(SUBSTITUTE([CulturesData.DV12];&quot;e&quot;;&quot;EVERYMAN&quot;);&quot;r&quot;;&quot;RESTRICTED&quot;);&quot;o&quot;;&quot;OCCUPATIONAL&quot;);&quot;,&quot;))" office:value-type="string" office:string-value="S448=RESTRICTED,">
            <text:p>S448=RESTRICTED,</text:p>
          </table:table-cell>
          <table:table-cell table:formula="of:=IF(LEN(TRIM([CulturesData.DW12]))=0;&quot;&quot;;CONCATENATE([CulturesData.DW$1];SUBSTITUTE(SUBSTITUTE(SUBSTITUTE([CulturesData.DW12];&quot;e&quot;;&quot;EVERYMAN&quot;);&quot;r&quot;;&quot;RESTRICTED&quot;);&quot;o&quot;;&quot;OCCUPATIONAL&quot;);&quot;,&quot;))" office:value-type="string" office:string-value="G17=1,">
            <text:p>G17=1,</text:p>
          </table:table-cell>
          <table:table-cell table:formula="of:=IF(LEN(TRIM([CulturesData.DX12]))=0;&quot;&quot;;CONCATENATE([CulturesData.DX$1];SUBSTITUTE(SUBSTITUTE(SUBSTITUTE([CulturesData.DX12];&quot;e&quot;;&quot;EVERYMAN&quot;);&quot;r&quot;;&quot;RESTRICTED&quot;);&quot;o&quot;;&quot;OCCUPATIONAL&quot;);&quot;,&quot;))">
            <text:p/>
          </table:table-cell>
          <table:table-cell table:formula="of:=IF(LEN(TRIM([CulturesData.DY12]))=0;&quot;&quot;;CONCATENATE([CulturesData.DY$1];SUBSTITUTE(SUBSTITUTE(SUBSTITUTE([CulturesData.DY12];&quot;e&quot;;&quot;EVERYMAN&quot;);&quot;r&quot;;&quot;RESTRICTED&quot;);&quot;o&quot;;&quot;OCCUPATIONAL&quot;);&quot;,&quot;))">
            <text:p/>
          </table:table-cell>
          <table:table-cell table:formula="of:=IF(LEN(TRIM([CulturesData.DZ12]))=0;&quot;&quot;;CONCATENATE([CulturesData.DZ$1];SUBSTITUTE(SUBSTITUTE(SUBSTITUTE([CulturesData.DZ12];&quot;e&quot;;&quot;EVERYMAN&quot;);&quot;r&quot;;&quot;RESTRICTED&quot;);&quot;o&quot;;&quot;OCCUPATIONAL&quot;);&quot;,&quot;))">
            <text:p/>
          </table:table-cell>
          <table:table-cell table:formula="of:=IF(LEN(TRIM([CulturesData.EA12]))=0;&quot;&quot;;CONCATENATE([CulturesData.EA$1];SUBSTITUTE(SUBSTITUTE(SUBSTITUTE([CulturesData.EA12];&quot;e&quot;;&quot;EVERYMAN&quot;);&quot;r&quot;;&quot;RESTRICTED&quot;);&quot;o&quot;;&quot;OCCUPATIONAL&quot;);&quot;,&quot;))" office:value-type="string" office:string-value="S204=1,">
            <text:p>S204=1,</text:p>
          </table:table-cell>
          <table:table-cell table:formula="of:=IF(LEN(TRIM([CulturesData.EB12]))=0;&quot;&quot;;CONCATENATE([CulturesData.EB$1];SUBSTITUTE(SUBSTITUTE(SUBSTITUTE([CulturesData.EB12];&quot;e&quot;;&quot;EVERYMAN&quot;);&quot;r&quot;;&quot;RESTRICTED&quot;);&quot;o&quot;;&quot;OCCUPATIONAL&quot;);&quot;,&quot;))" office:value-type="string" office:string-value="S206=RESTRICTED,">
            <text:p>S206=RESTRICTED,</text:p>
          </table:table-cell>
          <table:table-cell table:formula="of:=IF(LEN(TRIM([CulturesData.EC12]))=0;&quot;&quot;;CONCATENATE([CulturesData.EC$1];SUBSTITUTE(SUBSTITUTE(SUBSTITUTE([CulturesData.EC12];&quot;e&quot;;&quot;EVERYMAN&quot;);&quot;r&quot;;&quot;RESTRICTED&quot;);&quot;o&quot;;&quot;OCCUPATIONAL&quot;);&quot;,&quot;))" office:value-type="string" office:string-value="G18=3,">
            <text:p>G18=3,</text:p>
          </table:table-cell>
          <table:table-cell table:formula="of:=IF(LEN(TRIM([CulturesData.ED12]))=0;&quot;&quot;;CONCATENATE([CulturesData.ED$1];SUBSTITUTE(SUBSTITUTE(SUBSTITUTE([CulturesData.ED12];&quot;e&quot;;&quot;EVERYMAN&quot;);&quot;r&quot;;&quot;RESTRICTED&quot;);&quot;o&quot;;&quot;OCCUPATIONAL&quot;);&quot;,&quot;))">
            <text:p/>
          </table:table-cell>
          <table:table-cell table:formula="of:=IF(LEN(TRIM([CulturesData.EE12]))=0;&quot;&quot;;CONCATENATE([CulturesData.EE$1];SUBSTITUTE(SUBSTITUTE(SUBSTITUTE([CulturesData.EE12];&quot;e&quot;;&quot;EVERYMAN&quot;);&quot;r&quot;;&quot;RESTRICTED&quot;);&quot;o&quot;;&quot;OCCUPATIONAL&quot;);&quot;,&quot;))">
            <text:p/>
          </table:table-cell>
          <table:table-cell table:formula="of:=IF(LEN(TRIM([CulturesData.EF12]))=0;&quot;&quot;;CONCATENATE([CulturesData.EF$1];SUBSTITUTE(SUBSTITUTE(SUBSTITUTE([CulturesData.EF12];&quot;e&quot;;&quot;EVERYMAN&quot;);&quot;r&quot;;&quot;RESTRICTED&quot;);&quot;o&quot;;&quot;OCCUPATIONAL&quot;);&quot;,&quot;))">
            <text:p/>
          </table:table-cell>
          <table:table-cell table:formula="of:=IF(LEN(TRIM([CulturesData.EG12]))=0;&quot;&quot;;CONCATENATE([CulturesData.EG$1];SUBSTITUTE(SUBSTITUTE(SUBSTITUTE([CulturesData.EG12];&quot;e&quot;;&quot;EVERYMAN&quot;);&quot;r&quot;;&quot;RESTRICTED&quot;);&quot;o&quot;;&quot;OCCUPATIONAL&quot;);&quot;,&quot;))">
            <text:p/>
          </table:table-cell>
          <table:table-cell table:formula="of:=IF(LEN(TRIM([CulturesData.EH12]))=0;&quot;&quot;;CONCATENATE([CulturesData.EH$1];SUBSTITUTE(SUBSTITUTE(SUBSTITUTE([CulturesData.EH12];&quot;e&quot;;&quot;EVERYMAN&quot;);&quot;r&quot;;&quot;RESTRICTED&quot;);&quot;o&quot;;&quot;OCCUPATIONAL&quot;);&quot;,&quot;))">
            <text:p/>
          </table:table-cell>
          <table:table-cell table:formula="of:=IF(LEN(TRIM([CulturesData.EI12]))=0;&quot;&quot;;CONCATENATE([CulturesData.EI$1];SUBSTITUTE(SUBSTITUTE(SUBSTITUTE([CulturesData.EI12];&quot;e&quot;;&quot;EVERYMAN&quot;);&quot;r&quot;;&quot;RESTRICTED&quot;);&quot;o&quot;;&quot;OCCUPATIONAL&quot;);&quot;,&quot;))" office:value-type="string" office:string-value="G15=2,">
            <text:p>G15=2,</text:p>
          </table:table-cell>
          <table:table-cell table:formula="of:=IF(LEN(TRIM([CulturesData.EJ12]))=0;&quot;&quot;;CONCATENATE([CulturesData.EJ$1];SUBSTITUTE(SUBSTITUTE(SUBSTITUTE([CulturesData.EJ12];&quot;e&quot;;&quot;EVERYMAN&quot;);&quot;r&quot;;&quot;RESTRICTED&quot;);&quot;o&quot;;&quot;OCCUPATIONAL&quot;);&quot;,&quot;))" office:value-type="string" office:string-value="S100=RESTRICTED,">
            <text:p>S100=RESTRICTED,</text:p>
          </table:table-cell>
          <table:table-cell table:formula="of:=IF(LEN(TRIM([CulturesData.EK12]))=0;&quot;&quot;;CONCATENATE([CulturesData.EK$1];SUBSTITUTE(SUBSTITUTE(SUBSTITUTE([CulturesData.EK12];&quot;e&quot;;&quot;EVERYMAN&quot;);&quot;r&quot;;&quot;RESTRICTED&quot;);&quot;o&quot;;&quot;OCCUPATIONAL&quot;);&quot;,&quot;))">
            <text:p/>
          </table:table-cell>
          <table:table-cell table:formula="of:=IF(LEN(TRIM([CulturesData.EL12]))=0;&quot;&quot;;CONCATENATE([CulturesData.EL$1];SUBSTITUTE(SUBSTITUTE(SUBSTITUTE([CulturesData.EL12];&quot;e&quot;;&quot;EVERYMAN&quot;);&quot;r&quot;;&quot;RESTRICTED&quot;);&quot;o&quot;;&quot;OCCUPATIONAL&quot;);&quot;,&quot;))" office:value-type="string" office:string-value="S96=RESTRICTED,">
            <text:p>S96=RESTRICTED,</text:p>
          </table:table-cell>
          <table:table-cell table:formula="of:=IF(LEN(TRIM([CulturesData.EM12]))=0;&quot;&quot;;CONCATENATE([CulturesData.EM$1];SUBSTITUTE(SUBSTITUTE(SUBSTITUTE([CulturesData.EM12];&quot;e&quot;;&quot;EVERYMAN&quot;);&quot;r&quot;;&quot;RESTRICTED&quot;);&quot;o&quot;;&quot;OCCUPATIONAL&quot;);&quot;,&quot;))" office:value-type="string" office:string-value="G41=2,">
            <text:p>G41=2,</text:p>
          </table:table-cell>
          <table:table-cell table:formula="of:=IF(LEN(TRIM([CulturesData.EN12]))=0;&quot;&quot;;CONCATENATE([CulturesData.EN$1];SUBSTITUTE(SUBSTITUTE(SUBSTITUTE([CulturesData.EN12];&quot;e&quot;;&quot;EVERYMAN&quot;);&quot;r&quot;;&quot;RESTRICTED&quot;);&quot;o&quot;;&quot;OCCUPATIONAL&quot;);&quot;,&quot;))">
            <text:p/>
          </table:table-cell>
          <table:table-cell table:formula="of:=IF(LEN(TRIM([CulturesData.EO12]))=0;&quot;&quot;;CONCATENATE([CulturesData.EO$1];SUBSTITUTE(SUBSTITUTE(SUBSTITUTE([CulturesData.EO12];&quot;e&quot;;&quot;EVERYMAN&quot;);&quot;r&quot;;&quot;RESTRICTED&quot;);&quot;o&quot;;&quot;OCCUPATIONAL&quot;);&quot;,&quot;))">
            <text:p/>
          </table:table-cell>
          <table:table-cell table:formula="of:=IF(LEN(TRIM([CulturesData.EP12]))=0;&quot;&quot;;CONCATENATE([CulturesData.EP$1];SUBSTITUTE(SUBSTITUTE(SUBSTITUTE([CulturesData.EP12];&quot;e&quot;;&quot;EVERYMAN&quot;);&quot;r&quot;;&quot;RESTRICTED&quot;);&quot;o&quot;;&quot;OCCUPATIONAL&quot;);&quot;,&quot;))">
            <text:p/>
          </table:table-cell>
          <table:table-cell table:formula="of:=IF(LEN(TRIM([CulturesData.EQ12]))=0;&quot;&quot;;CONCATENATE([CulturesData.EQ$1];SUBSTITUTE(SUBSTITUTE(SUBSTITUTE([CulturesData.EQ12];&quot;e&quot;;&quot;EVERYMAN&quot;);&quot;r&quot;;&quot;RESTRICTED&quot;);&quot;o&quot;;&quot;OCCUPATIONAL&quot;);&quot;,&quot;))" office:value-type="string" office:string-value="S227=RESTRICTED,">
            <text:p>S227=RESTRICTED,</text:p>
          </table:table-cell>
          <table:table-cell table:formula="of:=IF(LEN(TRIM([CulturesData.ER12]))=0;&quot;&quot;;CONCATENATE([CulturesData.ER$1];SUBSTITUTE(SUBSTITUTE(SUBSTITUTE([CulturesData.ER12];&quot;e&quot;;&quot;EVERYMAN&quot;);&quot;r&quot;;&quot;RESTRICTED&quot;);&quot;o&quot;;&quot;OCCUPATIONAL&quot;);&quot;,&quot;))" office:value-type="string" office:string-value="S235=RESTRICTED,">
            <text:p>S235=RESTRICTED,</text:p>
          </table:table-cell>
          <table:table-cell table:formula="of:=IF(LEN(TRIM([CulturesData.ES12]))=0;&quot;&quot;;CONCATENATE([CulturesData.ES$1];SUBSTITUTE(SUBSTITUTE(SUBSTITUTE([CulturesData.ES12];&quot;e&quot;;&quot;EVERYMAN&quot;);&quot;r&quot;;&quot;RESTRICTED&quot;);&quot;o&quot;;&quot;OCCUPATIONAL&quot;);&quot;,&quot;))" office:value-type="string" office:string-value="S231=RESTRICTED,">
            <text:p>S231=RESTRICTED,</text:p>
          </table:table-cell>
          <table:table-cell table:formula="of:=IF(LEN(TRIM([CulturesData.ET12]))=0;&quot;&quot;;CONCATENATE([CulturesData.ET$1];SUBSTITUTE(SUBSTITUTE(SUBSTITUTE([CulturesData.ET12];&quot;e&quot;;&quot;EVERYMAN&quot;);&quot;r&quot;;&quot;RESTRICTED&quot;);&quot;o&quot;;&quot;OCCUPATIONAL&quot;);&quot;,&quot;))" office:value-type="string" office:string-value="S237=RESTRICTED,">
            <text:p>S237=RESTRICTED,</text:p>
          </table:table-cell>
          <table:table-cell table:formula="of:=IF(LEN(TRIM([CulturesData.EU12]))=0;&quot;&quot;;CONCATENATE([CulturesData.EU$1];SUBSTITUTE(SUBSTITUTE(SUBSTITUTE([CulturesData.EU12];&quot;e&quot;;&quot;EVERYMAN&quot;);&quot;r&quot;;&quot;RESTRICTED&quot;);&quot;o&quot;;&quot;OCCUPATIONAL&quot;);&quot;,&quot;))" office:value-type="string" office:string-value="S514=RESTRICTED,">
            <text:p>S514=RESTRICTED,</text:p>
          </table:table-cell>
          <table:table-cell table:formula="of:=IF(LEN(TRIM([CulturesData.EV12]))=0;&quot;&quot;;CONCATENATE([CulturesData.EV$1];SUBSTITUTE(SUBSTITUTE(SUBSTITUTE([CulturesData.EV12];&quot;e&quot;;&quot;EVERYMAN&quot;);&quot;r&quot;;&quot;RESTRICTED&quot;);&quot;o&quot;;&quot;OCCUPATIONAL&quot;);&quot;,&quot;))" office:value-type="string" office:string-value="S515=RESTRICTED,">
            <text:p>S515=RESTRICTED,</text:p>
          </table:table-cell>
          <table:table-cell table:formula="of:=IF(LEN(TRIM([CulturesData.EW12]))=0;&quot;&quot;;CONCATENATE([CulturesData.EW$1];SUBSTITUTE(SUBSTITUTE(SUBSTITUTE([CulturesData.EW12];&quot;e&quot;;&quot;EVERYMAN&quot;);&quot;r&quot;;&quot;RESTRICTED&quot;);&quot;o&quot;;&quot;OCCUPATIONAL&quot;);&quot;,&quot;))" office:value-type="string" office:string-value="S516=RESTRICTED,">
            <text:p>S516=RESTRICTED,</text:p>
          </table:table-cell>
          <table:table-cell table:formula="of:=IF(LEN(TRIM([CulturesData.EX12]))=0;&quot;&quot;;CONCATENATE([CulturesData.EX$1];SUBSTITUTE(SUBSTITUTE(SUBSTITUTE([CulturesData.EX12];&quot;e&quot;;&quot;EVERYMAN&quot;);&quot;r&quot;;&quot;RESTRICTED&quot;);&quot;o&quot;;&quot;OCCUPATIONAL&quot;);&quot;,&quot;))" office:value-type="string" office:string-value="S517=RESTRICTED,">
            <text:p>S517=RESTRICTED,</text:p>
          </table:table-cell>
          <table:table-cell table:formula="of:=IF(LEN(TRIM([CulturesData.EY12]))=0;&quot;&quot;;CONCATENATE([CulturesData.EY$1];SUBSTITUTE(SUBSTITUTE(SUBSTITUTE([CulturesData.EY12];&quot;e&quot;;&quot;EVERYMAN&quot;);&quot;r&quot;;&quot;RESTRICTED&quot;);&quot;o&quot;;&quot;OCCUPATIONAL&quot;);&quot;,&quot;))" office:value-type="string" office:string-value="S518=RESTRICTED,">
            <text:p>S518=RESTRICTED,</text:p>
          </table:table-cell>
          <table:table-cell table:formula="of:=IF(LEN(TRIM([CulturesData.EZ12]))=0;&quot;&quot;;CONCATENATE([CulturesData.EZ$1];SUBSTITUTE(SUBSTITUTE(SUBSTITUTE([CulturesData.EZ12];&quot;e&quot;;&quot;EVERYMAN&quot;);&quot;r&quot;;&quot;RESTRICTED&quot;);&quot;o&quot;;&quot;OCCUPATIONAL&quot;);&quot;,&quot;))" office:value-type="string" office:string-value="S528=RESTRICTED,">
            <text:p>S528=RESTRICTED,</text:p>
          </table:table-cell>
          <table:table-cell table:formula="of:=IF(LEN(TRIM([CulturesData.FA12]))=0;&quot;&quot;;CONCATENATE([CulturesData.FA$1];SUBSTITUTE(SUBSTITUTE(SUBSTITUTE([CulturesData.FA12];&quot;e&quot;;&quot;EVERYMAN&quot;);&quot;r&quot;;&quot;RESTRICTED&quot;);&quot;o&quot;;&quot;OCCUPATIONAL&quot;);&quot;,&quot;))" office:value-type="string" office:string-value="S520=RESTRICTED,">
            <text:p>S520=RESTRICTED,</text:p>
          </table:table-cell>
          <table:table-cell table:formula="of:=IF(LEN(TRIM([CulturesData.FB12]))=0;&quot;&quot;;CONCATENATE([CulturesData.FB$1];SUBSTITUTE(SUBSTITUTE(SUBSTITUTE([CulturesData.FB12];&quot;e&quot;;&quot;EVERYMAN&quot;);&quot;r&quot;;&quot;RESTRICTED&quot;);&quot;o&quot;;&quot;OCCUPATIONAL&quot;);&quot;,&quot;))" office:value-type="string" office:string-value="S521=RESTRICTED,">
            <text:p>S521=RESTRICTED,</text:p>
          </table:table-cell>
          <table:table-cell table:formula="of:=IF(LEN(TRIM([CulturesData.FC12]))=0;&quot;&quot;;CONCATENATE([CulturesData.FC$1];SUBSTITUTE(SUBSTITUTE(SUBSTITUTE([CulturesData.FC12];&quot;e&quot;;&quot;EVERYMAN&quot;);&quot;r&quot;;&quot;RESTRICTED&quot;);&quot;o&quot;;&quot;OCCUPATIONAL&quot;);&quot;,&quot;))" office:value-type="string" office:string-value="S522=RESTRICTED,">
            <text:p>S522=RESTRICTED,</text:p>
          </table:table-cell>
          <table:table-cell table:formula="of:=IF(LEN(TRIM([CulturesData.FD12]))=0;&quot;&quot;;CONCATENATE([CulturesData.FD$1];SUBSTITUTE(SUBSTITUTE(SUBSTITUTE([CulturesData.FD12];&quot;e&quot;;&quot;EVERYMAN&quot;);&quot;r&quot;;&quot;RESTRICTED&quot;);&quot;o&quot;;&quot;OCCUPATIONAL&quot;);&quot;,&quot;))" office:value-type="string" office:string-value="S523=RESTRICTED,">
            <text:p>S523=RESTRICTED,</text:p>
          </table:table-cell>
          <table:table-cell table:formula="of:=IF(LEN(TRIM([CulturesData.FE12]))=0;&quot;&quot;;CONCATENATE([CulturesData.FE$1];SUBSTITUTE(SUBSTITUTE(SUBSTITUTE([CulturesData.FE12];&quot;e&quot;;&quot;EVERYMAN&quot;);&quot;r&quot;;&quot;RESTRICTED&quot;);&quot;o&quot;;&quot;OCCUPATIONAL&quot;);&quot;,&quot;))" office:value-type="string" office:string-value="S524=RESTRICTED,">
            <text:p>S524=RESTRICTED,</text:p>
          </table:table-cell>
          <table:table-cell table:formula="of:=IF(LEN(TRIM([CulturesData.FF12]))=0;&quot;&quot;;CONCATENATE([CulturesData.FF$1];SUBSTITUTE(SUBSTITUTE(SUBSTITUTE([CulturesData.FF12];&quot;e&quot;;&quot;EVERYMAN&quot;);&quot;r&quot;;&quot;RESTRICTED&quot;);&quot;o&quot;;&quot;OCCUPATIONAL&quot;);&quot;,&quot;))" office:value-type="string" office:string-value="S454=RESTRICTED,">
            <text:p>S454=RESTRICTED,</text:p>
          </table:table-cell>
          <table:table-cell table:formula="of:=IF(LEN(TRIM([CulturesData.FG12]))=0;&quot;&quot;;CONCATENATE([CulturesData.FG$1];SUBSTITUTE(SUBSTITUTE(SUBSTITUTE([CulturesData.FG12];&quot;e&quot;;&quot;EVERYMAN&quot;);&quot;r&quot;;&quot;RESTRICTED&quot;);&quot;o&quot;;&quot;OCCUPATIONAL&quot;);&quot;,&quot;))" office:value-type="string" office:string-value="S242=RESTRICTED,">
            <text:p>S242=RESTRICTED,</text:p>
          </table:table-cell>
          <table:table-cell table:formula="of:=IF(LEN(TRIM([CulturesData.FH12]))=0;&quot;&quot;;CONCATENATE([CulturesData.FH$1];SUBSTITUTE(SUBSTITUTE(SUBSTITUTE([CulturesData.FH12];&quot;e&quot;;&quot;EVERYMAN&quot;);&quot;r&quot;;&quot;RESTRICTED&quot;);&quot;o&quot;;&quot;OCCUPATIONAL&quot;);&quot;,&quot;))" office:value-type="string" office:string-value="S526=RESTRICTED,">
            <text:p>S526=RESTRICTED,</text:p>
          </table:table-cell>
          <table:table-cell table:formula="of:=IF(LEN(TRIM([CulturesData.FI12]))=0;&quot;&quot;;CONCATENATE([CulturesData.FI$1];SUBSTITUTE(SUBSTITUTE(SUBSTITUTE([CulturesData.FI12];&quot;e&quot;;&quot;EVERYMAN&quot;);&quot;r&quot;;&quot;RESTRICTED&quot;);&quot;o&quot;;&quot;OCCUPATIONAL&quot;);&quot;,&quot;))" office:value-type="string" office:string-value="S527=RESTRICTED,">
            <text:p>S527=RESTRICTED,</text:p>
          </table:table-cell>
          <table:table-cell table:formula="of:=IF(LEN(TRIM([CulturesData.FJ12]))=0;&quot;&quot;;CONCATENATE([CulturesData.FJ$1];SUBSTITUTE(SUBSTITUTE(SUBSTITUTE([CulturesData.FJ12];&quot;e&quot;;&quot;EVERYMAN&quot;);&quot;r&quot;;&quot;RESTRICTED&quot;);&quot;o&quot;;&quot;OCCUPATIONAL&quot;);&quot;,&quot;))">
            <text:p/>
          </table:table-cell>
          <table:table-cell table:formula="of:=IF(LEN(TRIM([CulturesData.FK12]))=0;&quot;&quot;;CONCATENATE([CulturesData.FK$1];SUBSTITUTE(SUBSTITUTE(SUBSTITUTE([CulturesData.FK12];&quot;e&quot;;&quot;EVERYMAN&quot;);&quot;r&quot;;&quot;RESTRICTED&quot;);&quot;o&quot;;&quot;OCCUPATIONAL&quot;);&quot;,&quot;))">
            <text:p/>
          </table:table-cell>
          <table:table-cell table:formula="of:=IF(LEN(TRIM([CulturesData.FL12]))=0;&quot;&quot;;CONCATENATE([CulturesData.FL$1];SUBSTITUTE(SUBSTITUTE(SUBSTITUTE([CulturesData.FL12];&quot;e&quot;;&quot;EVERYMAN&quot;);&quot;r&quot;;&quot;RESTRICTED&quot;);&quot;o&quot;;&quot;OCCUPATIONAL&quot;);&quot;,&quot;))">
            <text:p/>
          </table:table-cell>
          <table:table-cell table:formula="of:=IF(LEN(TRIM([CulturesData.FM12]))=0;&quot;&quot;;CONCATENATE([CulturesData.FM$1];SUBSTITUTE(SUBSTITUTE(SUBSTITUTE([CulturesData.FM12];&quot;e&quot;;&quot;EVERYMAN&quot;);&quot;r&quot;;&quot;RESTRICTED&quot;);&quot;o&quot;;&quot;OCCUPATIONAL&quot;);&quot;,&quot;))" office:value-type="string" office:string-value="G14=2,">
            <text:p>G14=2,</text:p>
          </table:table-cell>
          <table:table-cell table:formula="of:=IF(LEN(TRIM([CulturesData.FN12]))=0;&quot;&quot;;CONCATENATE([CulturesData.FN$1];SUBSTITUTE(SUBSTITUTE(SUBSTITUTE([CulturesData.FN12];&quot;e&quot;;&quot;EVERYMAN&quot;);&quot;r&quot;;&quot;RESTRICTED&quot;);&quot;o&quot;;&quot;OCCUPATIONAL&quot;);&quot;,&quot;))" office:value-type="string" office:string-value="S93=2,">
            <text:p>S93=2,</text:p>
          </table:table-cell>
          <table:table-cell table:formula="of:=IF(LEN(TRIM([CulturesData.FO12]))=0;&quot;&quot;;CONCATENATE([CulturesData.FO$1];SUBSTITUTE(SUBSTITUTE(SUBSTITUTE([CulturesData.FO12];&quot;e&quot;;&quot;EVERYMAN&quot;);&quot;r&quot;;&quot;RESTRICTED&quot;);&quot;o&quot;;&quot;OCCUPATIONAL&quot;);&quot;,&quot;))">
            <text:p/>
          </table:table-cell>
          <table:table-cell table:formula="of:=IF(LEN(TRIM([CulturesData.FP12]))=0;&quot;&quot;;CONCATENATE([CulturesData.FP$1];SUBSTITUTE(SUBSTITUTE(SUBSTITUTE([CulturesData.FP12];&quot;e&quot;;&quot;EVERYMAN&quot;);&quot;r&quot;;&quot;RESTRICTED&quot;);&quot;o&quot;;&quot;OCCUPATIONAL&quot;);&quot;,&quot;))" office:value-type="string" office:string-value="S91=2,">
            <text:p>S91=2,</text:p>
          </table:table-cell>
          <table:table-cell table:formula="of:=IF(LEN(TRIM([CulturesData.FQ12]))=0;&quot;&quot;;CONCATENATE([CulturesData.FQ$1];SUBSTITUTE(SUBSTITUTE(SUBSTITUTE([CulturesData.FQ12];&quot;e&quot;;&quot;EVERYMAN&quot;);&quot;r&quot;;&quot;RESTRICTED&quot;);&quot;o&quot;;&quot;OCCUPATIONAL&quot;);&quot;,&quot;))">
            <text:p/>
          </table:table-cell>
          <table:table-cell table:formula="of:=IF(LEN(TRIM([CulturesData.FR12]))=0;&quot;&quot;;CONCATENATE([CulturesData.FR$1];SUBSTITUTE(SUBSTITUTE(SUBSTITUTE([CulturesData.FR12];&quot;e&quot;;&quot;EVERYMAN&quot;);&quot;r&quot;;&quot;RESTRICTED&quot;);&quot;o&quot;;&quot;OCCUPATIONAL&quot;);&quot;,&quot;))" office:value-type="string" office:string-value="G24=1,">
            <text:p>G24=1,</text:p>
          </table:table-cell>
          <table:table-cell table:formula="of:=IF(LEN(TRIM([CulturesData.FS12]))=0;&quot;&quot;;CONCATENATE([CulturesData.FS$1];SUBSTITUTE(SUBSTITUTE(SUBSTITUTE([CulturesData.FS12];&quot;e&quot;;&quot;EVERYMAN&quot;);&quot;r&quot;;&quot;RESTRICTED&quot;);&quot;o&quot;;&quot;OCCUPATIONAL&quot;);&quot;,&quot;))">
            <text:p/>
          </table:table-cell>
          <table:table-cell table:formula="of:=IF(LEN(TRIM([CulturesData.FT12]))=0;&quot;&quot;;CONCATENATE([CulturesData.FT$1];SUBSTITUTE(SUBSTITUTE(SUBSTITUTE([CulturesData.FT12];&quot;e&quot;;&quot;EVERYMAN&quot;);&quot;r&quot;;&quot;RESTRICTED&quot;);&quot;o&quot;;&quot;OCCUPATIONAL&quot;);&quot;,&quot;))">
            <text:p/>
          </table:table-cell>
          <table:table-cell table:formula="of:=IF(LEN(TRIM([CulturesData.FU12]))=0;&quot;&quot;;CONCATENATE([CulturesData.FU$1];SUBSTITUTE(SUBSTITUTE(SUBSTITUTE([CulturesData.FU12];&quot;e&quot;;&quot;EVERYMAN&quot;);&quot;r&quot;;&quot;RESTRICTED&quot;);&quot;o&quot;;&quot;OCCUPATIONAL&quot;);&quot;,&quot;))">
            <text:p/>
          </table:table-cell>
          <table:table-cell table:formula="of:=IF(LEN(TRIM([CulturesData.FV12]))=0;&quot;&quot;;CONCATENATE([CulturesData.FV$1];SUBSTITUTE(SUBSTITUTE(SUBSTITUTE([CulturesData.FV12];&quot;e&quot;;&quot;EVERYMAN&quot;);&quot;r&quot;;&quot;RESTRICTED&quot;);&quot;o&quot;;&quot;OCCUPATIONAL&quot;);&quot;,&quot;))">
            <text:p/>
          </table:table-cell>
          <table:table-cell table:formula="of:=IF(LEN(TRIM([CulturesData.FW12]))=0;&quot;&quot;;CONCATENATE([CulturesData.FW$1];SUBSTITUTE(SUBSTITUTE(SUBSTITUTE([CulturesData.FW12];&quot;e&quot;;&quot;EVERYMAN&quot;);&quot;r&quot;;&quot;RESTRICTED&quot;);&quot;o&quot;;&quot;OCCUPATIONAL&quot;);&quot;,&quot;))">
            <text:p/>
          </table:table-cell>
          <table:table-cell table:formula="of:=IF(LEN(TRIM([CulturesData.FX12]))=0;&quot;&quot;;CONCATENATE([CulturesData.FX$1];SUBSTITUTE(SUBSTITUTE(SUBSTITUTE([CulturesData.FX12];&quot;e&quot;;&quot;EVERYMAN&quot;);&quot;r&quot;;&quot;RESTRICTED&quot;);&quot;o&quot;;&quot;OCCUPATIONAL&quot;);&quot;,&quot;))">
            <text:p/>
          </table:table-cell>
          <table:table-cell table:formula="of:=IF(LEN(TRIM([CulturesData.FY12]))=0;&quot;&quot;;CONCATENATE([CulturesData.FY$1];SUBSTITUTE(SUBSTITUTE(SUBSTITUTE([CulturesData.FY12];&quot;e&quot;;&quot;EVERYMAN&quot;);&quot;r&quot;;&quot;RESTRICTED&quot;);&quot;o&quot;;&quot;OCCUPATIONAL&quot;);&quot;,&quot;))">
            <text:p/>
          </table:table-cell>
          <table:table-cell table:formula="of:=IF(LEN(TRIM([CulturesData.FZ12]))=0;&quot;&quot;;CONCATENATE([CulturesData.FZ$1];SUBSTITUTE(SUBSTITUTE(SUBSTITUTE([CulturesData.FZ12];&quot;e&quot;;&quot;EVERYMAN&quot;);&quot;r&quot;;&quot;RESTRICTED&quot;);&quot;o&quot;;&quot;OCCUPATIONAL&quot;);&quot;,&quot;))">
            <text:p/>
          </table:table-cell>
          <table:table-cell table:formula="of:=IF(LEN(TRIM([CulturesData.GA12]))=0;&quot;&quot;;CONCATENATE([CulturesData.GA$1];SUBSTITUTE(SUBSTITUTE(SUBSTITUTE([CulturesData.GA12];&quot;e&quot;;&quot;EVERYMAN&quot;);&quot;r&quot;;&quot;RESTRICTED&quot;);&quot;o&quot;;&quot;OCCUPATIONAL&quot;);&quot;,&quot;))">
            <text:p/>
          </table:table-cell>
          <table:table-cell table:formula="of:=IF(LEN(TRIM([CulturesData.GB12]))=0;&quot;&quot;;CONCATENATE([CulturesData.GB$1];SUBSTITUTE(SUBSTITUTE(SUBSTITUTE([CulturesData.GB12];&quot;e&quot;;&quot;EVERYMAN&quot;);&quot;r&quot;;&quot;RESTRICTED&quot;);&quot;o&quot;;&quot;OCCUPATIONAL&quot;);&quot;,&quot;))">
            <text:p/>
          </table:table-cell>
          <table:table-cell table:formula="of:=IF(LEN(TRIM([CulturesData.GC12]))=0;&quot;&quot;;CONCATENATE([CulturesData.GC$1];SUBSTITUTE(SUBSTITUTE(SUBSTITUTE([CulturesData.GC12];&quot;e&quot;;&quot;EVERYMAN&quot;);&quot;r&quot;;&quot;RESTRICTED&quot;);&quot;o&quot;;&quot;OCCUPATIONAL&quot;);&quot;,&quot;))">
            <text:p/>
          </table:table-cell>
          <table:table-cell table:formula="of:=IF(LEN(TRIM([CulturesData.GD12]))=0;&quot;&quot;;CONCATENATE([CulturesData.GD$1];SUBSTITUTE(SUBSTITUTE(SUBSTITUTE([CulturesData.GD12];&quot;e&quot;;&quot;EVERYMAN&quot;);&quot;r&quot;;&quot;RESTRICTED&quot;);&quot;o&quot;;&quot;OCCUPATIONAL&quot;);&quot;,&quot;))">
            <text:p/>
          </table:table-cell>
          <table:table-cell table:formula="of:=IF(LEN(TRIM([CulturesData.GE12]))=0;&quot;&quot;;CONCATENATE([CulturesData.GE$1];SUBSTITUTE(SUBSTITUTE(SUBSTITUTE([CulturesData.GE12];&quot;e&quot;;&quot;EVERYMAN&quot;);&quot;r&quot;;&quot;RESTRICTED&quot;);&quot;o&quot;;&quot;OCCUPATIONAL&quot;);&quot;,&quot;))">
            <text:p/>
          </table:table-cell>
          <table:table-cell table:formula="of:=IF(LEN(TRIM([CulturesData.GF12]))=0;&quot;&quot;;CONCATENATE([CulturesData.GF$1];SUBSTITUTE(SUBSTITUTE(SUBSTITUTE([CulturesData.GF12];&quot;e&quot;;&quot;EVERYMAN&quot;);&quot;r&quot;;&quot;RESTRICTED&quot;);&quot;o&quot;;&quot;OCCUPATIONAL&quot;);&quot;,&quot;))" office:value-type="string" office:string-value="G27=1,">
            <text:p>G27=1,</text:p>
          </table:table-cell>
          <table:table-cell table:formula="of:=IF(LEN(TRIM([CulturesData.GG12]))=0;&quot;&quot;;CONCATENATE([CulturesData.GG$1];SUBSTITUTE(SUBSTITUTE(SUBSTITUTE([CulturesData.GG12];&quot;e&quot;;&quot;EVERYMAN&quot;);&quot;r&quot;;&quot;RESTRICTED&quot;);&quot;o&quot;;&quot;OCCUPATIONAL&quot;);&quot;,&quot;))" office:value-type="string" office:string-value="S257=1,">
            <text:p>S257=1,</text:p>
          </table:table-cell>
          <table:table-cell table:formula="of:=IF(LEN(TRIM([CulturesData.GH12]))=0;&quot;&quot;;CONCATENATE([CulturesData.GH$1];SUBSTITUTE(SUBSTITUTE(SUBSTITUTE([CulturesData.GH12];&quot;e&quot;;&quot;EVERYMAN&quot;);&quot;r&quot;;&quot;RESTRICTED&quot;);&quot;o&quot;;&quot;OCCUPATIONAL&quot;);&quot;,&quot;))">
            <text:p/>
          </table:table-cell>
          <table:table-cell table:formula="of:=IF(LEN(TRIM([CulturesData.GI12]))=0;&quot;&quot;;CONCATENATE([CulturesData.GI$1];SUBSTITUTE(SUBSTITUTE(SUBSTITUTE([CulturesData.GI12];&quot;e&quot;;&quot;EVERYMAN&quot;);&quot;r&quot;;&quot;RESTRICTED&quot;);&quot;o&quot;;&quot;OCCUPATIONAL&quot;);&quot;,&quot;))">
            <text:p/>
          </table:table-cell>
          <table:table-cell table:formula="of:=IF(LEN(TRIM([CulturesData.GJ12]))=0;&quot;&quot;;CONCATENATE([CulturesData.GJ$1];SUBSTITUTE(SUBSTITUTE(SUBSTITUTE([CulturesData.GJ12];&quot;e&quot;;&quot;EVERYMAN&quot;);&quot;r&quot;;&quot;RESTRICTED&quot;);&quot;o&quot;;&quot;OCCUPATIONAL&quot;);&quot;,&quot;))" office:value-type="string" office:string-value="G31=1,">
            <text:p>G31=1,</text:p>
          </table:table-cell>
          <table:table-cell table:formula="of:=IF(LEN(TRIM([CulturesData.GK12]))=0;&quot;&quot;;CONCATENATE([CulturesData.GK$1];SUBSTITUTE(SUBSTITUTE(SUBSTITUTE([CulturesData.GK12];&quot;e&quot;;&quot;EVERYMAN&quot;);&quot;r&quot;;&quot;RESTRICTED&quot;);&quot;o&quot;;&quot;OCCUPATIONAL&quot;);&quot;,&quot;))" office:value-type="string" office:string-value="S294=1,">
            <text:p>S294=1,</text:p>
          </table:table-cell>
          <table:table-cell table:formula="of:=IF(LEN(TRIM([CulturesData.GL12]))=0;&quot;&quot;;CONCATENATE([CulturesData.GL$1];SUBSTITUTE(SUBSTITUTE(SUBSTITUTE([CulturesData.GL12];&quot;e&quot;;&quot;EVERYMAN&quot;);&quot;r&quot;;&quot;RESTRICTED&quot;);&quot;o&quot;;&quot;OCCUPATIONAL&quot;);&quot;,&quot;))">
            <text:p/>
          </table:table-cell>
          <table:table-cell table:formula="of:=IF(LEN(TRIM([CulturesData.GM12]))=0;&quot;&quot;;CONCATENATE([CulturesData.GM$1];SUBSTITUTE(SUBSTITUTE(SUBSTITUTE([CulturesData.GM12];&quot;e&quot;;&quot;EVERYMAN&quot;);&quot;r&quot;;&quot;RESTRICTED&quot;);&quot;o&quot;;&quot;OCCUPATIONAL&quot;);&quot;,&quot;))">
            <text:p/>
          </table:table-cell>
          <table:table-cell table:formula="of:=IF(LEN(TRIM([CulturesData.GN12]))=0;&quot;&quot;;CONCATENATE([CulturesData.GN$1];SUBSTITUTE(SUBSTITUTE(SUBSTITUTE([CulturesData.GN12];&quot;e&quot;;&quot;EVERYMAN&quot;);&quot;r&quot;;&quot;RESTRICTED&quot;);&quot;o&quot;;&quot;OCCUPATIONAL&quot;);&quot;,&quot;))">
            <text:p/>
          </table:table-cell>
          <table:table-cell table:formula="of:=IF(LEN(TRIM([CulturesData.GO12]))=0;&quot;&quot;;CONCATENATE([CulturesData.GO$1];SUBSTITUTE(SUBSTITUTE(SUBSTITUTE([CulturesData.GO12];&quot;e&quot;;&quot;EVERYMAN&quot;);&quot;r&quot;;&quot;RESTRICTED&quot;);&quot;o&quot;;&quot;OCCUPATIONAL&quot;);&quot;,&quot;))">
            <text:p/>
          </table:table-cell>
          <table:table-cell table:formula="of:=IF(LEN(TRIM([CulturesData.GP12]))=0;&quot;&quot;;CONCATENATE([CulturesData.GP$1];SUBSTITUTE(SUBSTITUTE(SUBSTITUTE([CulturesData.GP12];&quot;e&quot;;&quot;EVERYMAN&quot;);&quot;r&quot;;&quot;RESTRICTED&quot;);&quot;o&quot;;&quot;OCCUPATIONAL&quot;);&quot;,&quot;))" office:value-type="string" office:string-value="LANG=20,">
            <text:p>LANG=20,</text:p>
          </table:table-cell>
          <table:table-cell table:formula="of:=IF(LEN(TRIM([CulturesData.GQ12]))=0;&quot;&quot;;CONCATENATE([CulturesData.GQ$1];SUBSTITUTE(SUBSTITUTE(SUBSTITUTE([CulturesData.GQ12];&quot;e&quot;;&quot;EVERYMAN&quot;);&quot;r&quot;;&quot;RESTRICTED&quot;);&quot;o&quot;;&quot;OCCUPATIONAL&quot;);&quot;,&quot;))" office:value-type="string" office:string-value="SPELL=4,">
            <text:p>SPELL=4,</text:p>
          </table:table-cell>
          <table:table-cell table:formula="of:=IF(LEN(TRIM([CulturesData.GR12]))=0;&quot;&quot;;CONCATENATE([CulturesData.GR$1];SUBSTITUTE(SUBSTITUTE(SUBSTITUTE([CulturesData.GR12];&quot;e&quot;;&quot;EVERYMAN&quot;);&quot;r&quot;;&quot;RESTRICTED&quot;);&quot;o&quot;;&quot;OCCUPATIONAL&quot;);&quot;,&quot;))" office:value-type="string" office:string-value="HOBBY=6,">
            <text:p>HOBBY=6,</text:p>
          </table:table-cell>
          <table:table-cell table:formula="of:=IF(LEN(TRIM([CulturesData.GS12]))=0;&quot;&quot;;CONCATENATE([CulturesData.GS$1];[CulturesData.GS12];&quot;,&quot;))">
            <text:p/>
          </table:table-cell>
          <table:table-cell table:formula="of:=IF(LEN(TRIM([CulturesData.GT12]))=0;&quot;&quot;;CONCATENATE([CulturesData.GT$1];SUBSTITUTE(SUBSTITUTE(SUBSTITUTE([CulturesData.GT12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formula="of:=CONCATENATE([CulturesData.A13]; &quot;,&quot;)" office:value-type="string" office:string-value="43,">
            <text:p>43,</text:p>
          </table:table-cell>
          <table:table-cell table:formula="of:=CONCATENATE([CulturesData.B13]; &quot;,&quot;)" office:value-type="string" office:string-value="43,">
            <text:p>43,</text:p>
          </table:table-cell>
          <table:table-cell table:formula="of:=CONCATENATE([CulturesData.D13]; &quot;,&quot;)" office:value-type="string" office:string-value=",">
            <text:p>,</text:p>
          </table:table-cell>
          <table:table-cell table:formula="of:=CONCATENATE([CulturesData.C13]; &quot;,&quot;)" office:value-type="string" office:string-value="elfhalf,">
            <text:p>elfhalf,</text:p>
          </table:table-cell>
          <table:table-cell table:formula="of:=CONCATENATE([CulturesData.E13]; &quot;,&quot;)" office:value-type="string" office:string-value="85,">
            <text:p>85,</text:p>
          </table:table-cell>
          <table:table-cell table:formula="of:=CONCATENATE([CulturesData.F13]; &quot;,&quot;)" office:value-type="string" office:string-value="60,">
            <text:p>60,</text:p>
          </table:table-cell>
          <table:table-cell table:formula="of:=CONCATENATE([CulturesData.G13]; &quot;,&quot;)" office:value-type="string" office:string-value="190,">
            <text:p>190,</text:p>
          </table:table-cell>
          <table:table-cell table:formula="of:=CONCATENATE([CulturesData.H13]; &quot;,&quot;)" office:value-type="string" office:string-value="180,">
            <text:p>180,</text:p>
          </table:table-cell>
          <table:table-cell table:formula="of:=IF(LEN(TRIM([CulturesData.J13]))=0;&quot;&quot;;CONCATENATE([CulturesData.J$1];SUBSTITUTE(SUBSTITUTE(SUBSTITUTE([CulturesData.J13];&quot;e&quot;;&quot;EVERYMAN&quot;);&quot;r&quot;;&quot;RESTRICTED&quot;);&quot;o&quot;;&quot;OCCUPATIONAL&quot;);&quot;,&quot;))">
            <text:p/>
          </table:table-cell>
          <table:table-cell table:formula="of:=IF(LEN(TRIM([CulturesData.K13]))=0;&quot;&quot;;CONCATENATE([CulturesData.K$1];SUBSTITUTE(SUBSTITUTE(SUBSTITUTE([CulturesData.K13];&quot;e&quot;;&quot;EVERYMAN&quot;);&quot;r&quot;;&quot;RESTRICTED&quot;);&quot;o&quot;;&quot;OCCUPATIONAL&quot;);&quot;,&quot;))">
            <text:p/>
          </table:table-cell>
          <table:table-cell table:formula="of:=IF(LEN(TRIM([CulturesData.L13]))=0;&quot;&quot;;CONCATENATE([CulturesData.L$1];SUBSTITUTE(SUBSTITUTE(SUBSTITUTE([CulturesData.L13];&quot;e&quot;;&quot;EVERYMAN&quot;);&quot;r&quot;;&quot;RESTRICTED&quot;);&quot;o&quot;;&quot;OCCUPATIONAL&quot;);&quot;,&quot;))" office:value-type="string" office:string-value="G19=1,">
            <text:p>G19=1,</text:p>
          </table:table-cell>
          <table:table-cell table:formula="of:=IF(LEN(TRIM([CulturesData.M13]))=0;&quot;&quot;;CONCATENATE([CulturesData.M$1];SUBSTITUTE(SUBSTITUTE(SUBSTITUTE([CulturesData.M13];&quot;e&quot;;&quot;EVERYMAN&quot;);&quot;r&quot;;&quot;RESTRICTED&quot;);&quot;o&quot;;&quot;OCCUPATIONAL&quot;);&quot;,&quot;))">
            <text:p/>
          </table:table-cell>
          <table:table-cell table:formula="of:=IF(LEN(TRIM([CulturesData.N13]))=0;&quot;&quot;;CONCATENATE([CulturesData.N$1];SUBSTITUTE(SUBSTITUTE(SUBSTITUTE([CulturesData.N13];&quot;e&quot;;&quot;EVERYMAN&quot;);&quot;r&quot;;&quot;RESTRICTED&quot;);&quot;o&quot;;&quot;OCCUPATIONAL&quot;);&quot;,&quot;))" office:value-type="string" office:string-value="S217=1,">
            <text:p>S217=1,</text:p>
          </table:table-cell>
          <table:table-cell table:formula="of:=IF(LEN(TRIM([CulturesData.O13]))=0;&quot;&quot;;CONCATENATE([CulturesData.O$1];SUBSTITUTE(SUBSTITUTE(SUBSTITUTE([CulturesData.O13];&quot;e&quot;;&quot;EVERYMAN&quot;);&quot;r&quot;;&quot;RESTRICTED&quot;);&quot;o&quot;;&quot;OCCUPATIONAL&quot;);&quot;,&quot;))" office:value-type="string" office:string-value="G20=1,">
            <text:p>G20=1,</text:p>
          </table:table-cell>
          <table:table-cell table:formula="of:=IF(LEN(TRIM([CulturesData.P13]))=0;&quot;&quot;;CONCATENATE([CulturesData.P$1];SUBSTITUTE(SUBSTITUTE(SUBSTITUTE([CulturesData.P13];&quot;e&quot;;&quot;EVERYMAN&quot;);&quot;r&quot;;&quot;RESTRICTED&quot;);&quot;o&quot;;&quot;OCCUPATIONAL&quot;);&quot;,&quot;))" office:value-type="string" office:string-value="S218=1,">
            <text:p>S218=1,</text:p>
          </table:table-cell>
          <table:table-cell table:formula="of:=IF(LEN(TRIM([CulturesData.Q13]))=0;&quot;&quot;;CONCATENATE([CulturesData.Q$1];SUBSTITUTE(SUBSTITUTE(SUBSTITUTE([CulturesData.Q13];&quot;e&quot;;&quot;EVERYMAN&quot;);&quot;r&quot;;&quot;RESTRICTED&quot;);&quot;o&quot;;&quot;OCCUPATIONAL&quot;);&quot;,&quot;))">
            <text:p/>
          </table:table-cell>
          <table:table-cell table:formula="of:=IF(LEN(TRIM([CulturesData.R13]))=0;&quot;&quot;;CONCATENATE([CulturesData.R$1];SUBSTITUTE(SUBSTITUTE(SUBSTITUTE([CulturesData.R13];&quot;e&quot;;&quot;EVERYMAN&quot;);&quot;r&quot;;&quot;RESTRICTED&quot;);&quot;o&quot;;&quot;OCCUPATIONAL&quot;);&quot;,&quot;))">
            <text:p/>
          </table:table-cell>
          <table:table-cell table:formula="of:=IF(LEN(TRIM([CulturesData.S13]))=0;&quot;&quot;;CONCATENATE([CulturesData.S$1];SUBSTITUTE(SUBSTITUTE(SUBSTITUTE([CulturesData.S13];&quot;e&quot;;&quot;EVERYMAN&quot;);&quot;r&quot;;&quot;RESTRICTED&quot;);&quot;o&quot;;&quot;OCCUPATIONAL&quot;);&quot;,&quot;))">
            <text:p/>
          </table:table-cell>
          <table:table-cell table:formula="of:=IF(LEN(TRIM([CulturesData.T13]))=0;&quot;&quot;;CONCATENATE([CulturesData.T$1];SUBSTITUTE(SUBSTITUTE(SUBSTITUTE([CulturesData.T13];&quot;e&quot;;&quot;EVERYMAN&quot;);&quot;r&quot;;&quot;RESTRICTED&quot;);&quot;o&quot;;&quot;OCCUPATIONAL&quot;);&quot;,&quot;))">
            <text:p/>
          </table:table-cell>
          <table:table-cell table:formula="of:=IF(LEN(TRIM([CulturesData.U13]))=0;&quot;&quot;;CONCATENATE([CulturesData.U$1];SUBSTITUTE(SUBSTITUTE(SUBSTITUTE([CulturesData.U13];&quot;e&quot;;&quot;EVERYMAN&quot;);&quot;r&quot;;&quot;RESTRICTED&quot;);&quot;o&quot;;&quot;OCCUPATIONAL&quot;);&quot;,&quot;))">
            <text:p/>
          </table:table-cell>
          <table:table-cell table:formula="of:=IF(LEN(TRIM([CulturesData.V13]))=0;&quot;&quot;;CONCATENATE([CulturesData.V$1];SUBSTITUTE(SUBSTITUTE(SUBSTITUTE([CulturesData.V13];&quot;e&quot;;&quot;EVERYMAN&quot;);&quot;r&quot;;&quot;RESTRICTED&quot;);&quot;o&quot;;&quot;OCCUPATIONAL&quot;);&quot;,&quot;))" office:value-type="string" office:string-value="G3=1,">
            <text:p>G3=1,</text:p>
          </table:table-cell>
          <table:table-cell table:formula="of:=IF(LEN(TRIM([CulturesData.W13]))=0;&quot;&quot;;CONCATENATE([CulturesData.W$1];SUBSTITUTE(SUBSTITUTE(SUBSTITUTE([CulturesData.W13];&quot;e&quot;;&quot;EVERYMAN&quot;);&quot;r&quot;;&quot;RESTRICTED&quot;);&quot;o&quot;;&quot;OCCUPATIONAL&quot;);&quot;,&quot;))">
            <text:p/>
          </table:table-cell>
          <table:table-cell table:formula="of:=IF(LEN(TRIM([CulturesData.X13]))=0;&quot;&quot;;CONCATENATE([CulturesData.X$1];SUBSTITUTE(SUBSTITUTE(SUBSTITUTE([CulturesData.X13];&quot;e&quot;;&quot;EVERYMAN&quot;);&quot;r&quot;;&quot;RESTRICTED&quot;);&quot;o&quot;;&quot;OCCUPATIONAL&quot;);&quot;,&quot;))">
            <text:p/>
          </table:table-cell>
          <table:table-cell table:formula="of:=IF(LEN(TRIM([CulturesData.Y13]))=0;&quot;&quot;;CONCATENATE([CulturesData.Y$1];SUBSTITUTE(SUBSTITUTE(SUBSTITUTE([CulturesData.Y13];&quot;e&quot;;&quot;EVERYMAN&quot;);&quot;r&quot;;&quot;RESTRICTED&quot;);&quot;o&quot;;&quot;OCCUPATIONAL&quot;);&quot;,&quot;))">
            <text:p/>
          </table:table-cell>
          <table:table-cell table:formula="of:=IF(LEN(TRIM([CulturesData.Z13]))=0;&quot;&quot;;CONCATENATE([CulturesData.Z$1];SUBSTITUTE(SUBSTITUTE(SUBSTITUTE([CulturesData.Z13];&quot;e&quot;;&quot;EVERYMAN&quot;);&quot;r&quot;;&quot;RESTRICTED&quot;);&quot;o&quot;;&quot;OCCUPATIONAL&quot;);&quot;,&quot;))">
            <text:p/>
          </table:table-cell>
          <table:table-cell table:formula="of:=IF(LEN(TRIM([CulturesData.AA13]))=0;&quot;&quot;;CONCATENATE([CulturesData.AA$1];SUBSTITUTE(SUBSTITUTE(SUBSTITUTE([CulturesData.AA13];&quot;e&quot;;&quot;EVERYMAN&quot;);&quot;r&quot;;&quot;RESTRICTED&quot;);&quot;o&quot;;&quot;OCCUPATIONAL&quot;);&quot;,&quot;))" office:value-type="string" office:string-value="G1=1,">
            <text:p>G1=1,</text:p>
          </table:table-cell>
          <table:table-cell table:formula="of:=IF(LEN(TRIM([CulturesData.AB13]))=0;&quot;&quot;;CONCATENATE([CulturesData.AB$1];SUBSTITUTE(SUBSTITUTE(SUBSTITUTE([CulturesData.AB13];&quot;e&quot;;&quot;EVERYMAN&quot;);&quot;r&quot;;&quot;RESTRICTED&quot;);&quot;o&quot;;&quot;OCCUPATIONAL&quot;);&quot;,&quot;))">
            <text:p/>
          </table:table-cell>
          <table:table-cell table:formula="of:=IF(LEN(TRIM([CulturesData.AC13]))=0;&quot;&quot;;CONCATENATE([CulturesData.AC$1];SUBSTITUTE(SUBSTITUTE(SUBSTITUTE([CulturesData.AC13];&quot;e&quot;;&quot;EVERYMAN&quot;);&quot;r&quot;;&quot;RESTRICTED&quot;);&quot;o&quot;;&quot;OCCUPATIONAL&quot;);&quot;,&quot;))">
            <text:p/>
          </table:table-cell>
          <table:table-cell table:formula="of:=IF(LEN(TRIM([CulturesData.AD13]))=0;&quot;&quot;;CONCATENATE([CulturesData.AD$1];SUBSTITUTE(SUBSTITUTE(SUBSTITUTE([CulturesData.AD13];&quot;e&quot;;&quot;EVERYMAN&quot;);&quot;r&quot;;&quot;RESTRICTED&quot;);&quot;o&quot;;&quot;OCCUPATIONAL&quot;);&quot;,&quot;))" office:value-type="string" office:string-value="S5=1,">
            <text:p>S5=1,</text:p>
          </table:table-cell>
          <table:table-cell table:formula="of:=IF(LEN(TRIM([CulturesData.AE13]))=0;&quot;&quot;;CONCATENATE([CulturesData.AE$1];SUBSTITUTE(SUBSTITUTE(SUBSTITUTE([CulturesData.AE13];&quot;e&quot;;&quot;EVERYMAN&quot;);&quot;r&quot;;&quot;RESTRICTED&quot;);&quot;o&quot;;&quot;OCCUPATIONAL&quot;);&quot;,&quot;))" office:value-type="string" office:string-value="G2=1,">
            <text:p>G2=1,</text:p>
          </table:table-cell>
          <table:table-cell table:formula="of:=IF(LEN(TRIM([CulturesData.AF13]))=0;&quot;&quot;;CONCATENATE([CulturesData.AF$1];SUBSTITUTE(SUBSTITUTE(SUBSTITUTE([CulturesData.AF13];&quot;e&quot;;&quot;EVERYMAN&quot;);&quot;r&quot;;&quot;RESTRICTED&quot;);&quot;o&quot;;&quot;OCCUPATIONAL&quot;);&quot;,&quot;))" office:value-type="string" office:string-value="S14=1,">
            <text:p>S14=1,</text:p>
          </table:table-cell>
          <table:table-cell table:formula="of:=IF(LEN(TRIM([CulturesData.AG13]))=0;&quot;&quot;;CONCATENATE([CulturesData.AG$1];SUBSTITUTE(SUBSTITUTE(SUBSTITUTE([CulturesData.AG13];&quot;e&quot;;&quot;EVERYMAN&quot;);&quot;r&quot;;&quot;RESTRICTED&quot;);&quot;o&quot;;&quot;OCCUPATIONAL&quot;);&quot;,&quot;))">
            <text:p/>
          </table:table-cell>
          <table:table-cell table:formula="of:=IF(LEN(TRIM([CulturesData.AH13]))=0;&quot;&quot;;CONCATENATE([CulturesData.AH$1];SUBSTITUTE(SUBSTITUTE(SUBSTITUTE([CulturesData.AH13];&quot;e&quot;;&quot;EVERYMAN&quot;);&quot;r&quot;;&quot;RESTRICTED&quot;);&quot;o&quot;;&quot;OCCUPATIONAL&quot;);&quot;,&quot;))" office:value-type="string" office:string-value="S168=2,">
            <text:p>S168=2,</text:p>
          </table:table-cell>
          <table:table-cell table:formula="of:=IF(LEN(TRIM([CulturesData.AI13]))=0;&quot;&quot;;CONCATENATE([CulturesData.AI$1];SUBSTITUTE(SUBSTITUTE(SUBSTITUTE([CulturesData.AI13];&quot;e&quot;;&quot;EVERYMAN&quot;);&quot;r&quot;;&quot;RESTRICTED&quot;);&quot;o&quot;;&quot;OCCUPATIONAL&quot;);&quot;,&quot;))" office:value-type="string" office:string-value="G36=1,">
            <text:p>G36=1,</text:p>
          </table:table-cell>
          <table:table-cell table:formula="of:=IF(LEN(TRIM([CulturesData.AJ13]))=0;&quot;&quot;;CONCATENATE([CulturesData.AJ$1];SUBSTITUTE(SUBSTITUTE(SUBSTITUTE([CulturesData.AJ13];&quot;e&quot;;&quot;EVERYMAN&quot;);&quot;r&quot;;&quot;RESTRICTED&quot;);&quot;o&quot;;&quot;OCCUPATIONAL&quot;);&quot;,&quot;))">
            <text:p/>
          </table:table-cell>
          <table:table-cell table:formula="of:=IF(LEN(TRIM([CulturesData.AK13]))=0;&quot;&quot;;CONCATENATE([CulturesData.AK$1];SUBSTITUTE(SUBSTITUTE(SUBSTITUTE([CulturesData.AK13];&quot;e&quot;;&quot;EVERYMAN&quot;);&quot;r&quot;;&quot;RESTRICTED&quot;);&quot;o&quot;;&quot;OCCUPATIONAL&quot;);&quot;,&quot;))">
            <text:p/>
          </table:table-cell>
          <table:table-cell table:formula="of:=IF(LEN(TRIM([CulturesData.AL13]))=0;&quot;&quot;;CONCATENATE([CulturesData.AL$1];SUBSTITUTE(SUBSTITUTE(SUBSTITUTE([CulturesData.AL13];&quot;e&quot;;&quot;EVERYMAN&quot;);&quot;r&quot;;&quot;RESTRICTED&quot;);&quot;o&quot;;&quot;OCCUPATIONAL&quot;);&quot;,&quot;))">
            <text:p/>
          </table:table-cell>
          <table:table-cell table:formula="of:=IF(LEN(TRIM([CulturesData.AM13]))=0;&quot;&quot;;CONCATENATE([CulturesData.AM$1];SUBSTITUTE(SUBSTITUTE(SUBSTITUTE([CulturesData.AM13];&quot;e&quot;;&quot;EVERYMAN&quot;);&quot;r&quot;;&quot;RESTRICTED&quot;);&quot;o&quot;;&quot;OCCUPATIONAL&quot;);&quot;,&quot;))">
            <text:p/>
          </table:table-cell>
          <table:table-cell table:formula="of:=IF(LEN(TRIM([CulturesData.AN13]))=0;&quot;&quot;;CONCATENATE([CulturesData.AN$1];SUBSTITUTE(SUBSTITUTE(SUBSTITUTE([CulturesData.AN13];&quot;e&quot;;&quot;EVERYMAN&quot;);&quot;r&quot;;&quot;RESTRICTED&quot;);&quot;o&quot;;&quot;OCCUPATIONAL&quot;);&quot;,&quot;))" office:value-type="string" office:string-value="S155=RESTRICTED,">
            <text:p>S155=RESTRICTED,</text:p>
          </table:table-cell>
          <table:table-cell table:formula="of:=IF(LEN(TRIM([CulturesData.AO13]))=0;&quot;&quot;;CONCATENATE([CulturesData.AO$1];SUBSTITUTE(SUBSTITUTE(SUBSTITUTE([CulturesData.AO13];&quot;e&quot;;&quot;EVERYMAN&quot;);&quot;r&quot;;&quot;RESTRICTED&quot;);&quot;o&quot;;&quot;OCCUPATIONAL&quot;);&quot;,&quot;))" office:value-type="string" office:string-value="S154=RESTRICTED,">
            <text:p>S154=RESTRICTED,</text:p>
          </table:table-cell>
          <table:table-cell table:formula="of:=IF(LEN(TRIM([CulturesData.AP13]))=0;&quot;&quot;;CONCATENATE([CulturesData.AP$1];SUBSTITUTE(SUBSTITUTE(SUBSTITUTE([CulturesData.AP13];&quot;e&quot;;&quot;EVERYMAN&quot;);&quot;r&quot;;&quot;RESTRICTED&quot;);&quot;o&quot;;&quot;OCCUPATIONAL&quot;);&quot;,&quot;))" office:value-type="string" office:string-value="S64=1,">
            <text:p>S64=1,</text:p>
          </table:table-cell>
          <table:table-cell table:formula="of:=IF(LEN(TRIM([CulturesData.AQ13]))=0;&quot;&quot;;CONCATENATE([CulturesData.AQ$1];SUBSTITUTE(SUBSTITUTE(SUBSTITUTE([CulturesData.AQ13];&quot;e&quot;;&quot;EVERYMAN&quot;);&quot;r&quot;;&quot;RESTRICTED&quot;);&quot;o&quot;;&quot;OCCUPATIONAL&quot;);&quot;,&quot;))">
            <text:p/>
          </table:table-cell>
          <table:table-cell table:formula="of:=IF(LEN(TRIM([CulturesData.AR13]))=0;&quot;&quot;;CONCATENATE([CulturesData.AR$1];SUBSTITUTE(SUBSTITUTE(SUBSTITUTE([CulturesData.AR13];&quot;e&quot;;&quot;EVERYMAN&quot;);&quot;r&quot;;&quot;RESTRICTED&quot;);&quot;o&quot;;&quot;OCCUPATIONAL&quot;);&quot;,&quot;))" office:value-type="string" office:string-value="S503=RESTRICTED,">
            <text:p>S503=RESTRICTED,</text:p>
          </table:table-cell>
          <table:table-cell table:formula="of:=IF(LEN(TRIM([CulturesData.AS13]))=0;&quot;&quot;;CONCATENATE([CulturesData.AS$1];SUBSTITUTE(SUBSTITUTE(SUBSTITUTE([CulturesData.AS13];&quot;e&quot;;&quot;EVERYMAN&quot;);&quot;r&quot;;&quot;RESTRICTED&quot;);&quot;o&quot;;&quot;OCCUPATIONAL&quot;);&quot;,&quot;))" office:value-type="string" office:string-value="S504=RESTRICTED,">
            <text:p>S504=RESTRICTED,</text:p>
          </table:table-cell>
          <table:table-cell table:formula="of:=IF(LEN(TRIM([CulturesData.AT13]))=0;&quot;&quot;;CONCATENATE([CulturesData.AT$1];SUBSTITUTE(SUBSTITUTE(SUBSTITUTE([CulturesData.AT13];&quot;e&quot;;&quot;EVERYMAN&quot;);&quot;r&quot;;&quot;RESTRICTED&quot;);&quot;o&quot;;&quot;OCCUPATIONAL&quot;);&quot;,&quot;))" office:value-type="string" office:string-value="S53=RESTRICTED,">
            <text:p>S53=RESTRICTED,</text:p>
          </table:table-cell>
          <table:table-cell table:formula="of:=IF(LEN(TRIM([CulturesData.AU13]))=0;&quot;&quot;;CONCATENATE([CulturesData.AU$1];SUBSTITUTE(SUBSTITUTE(SUBSTITUTE([CulturesData.AU13];&quot;e&quot;;&quot;EVERYMAN&quot;);&quot;r&quot;;&quot;RESTRICTED&quot;);&quot;o&quot;;&quot;OCCUPATIONAL&quot;);&quot;,&quot;))" office:value-type="string" office:string-value="S54=RESTRICTED,">
            <text:p>S54=RESTRICTED,</text:p>
          </table:table-cell>
          <table:table-cell table:formula="of:=IF(LEN(TRIM([CulturesData.AV13]))=0;&quot;&quot;;CONCATENATE([CulturesData.AV$1];SUBSTITUTE(SUBSTITUTE(SUBSTITUTE([CulturesData.AV13];&quot;e&quot;;&quot;EVERYMAN&quot;);&quot;r&quot;;&quot;RESTRICTED&quot;);&quot;o&quot;;&quot;OCCUPATIONAL&quot;);&quot;,&quot;))" office:value-type="string" office:string-value="G8=3,">
            <text:p>G8=3,</text:p>
          </table:table-cell>
          <table:table-cell table:formula="of:=IF(LEN(TRIM([CulturesData.AW13]))=0;&quot;&quot;;CONCATENATE([CulturesData.AW$1];SUBSTITUTE(SUBSTITUTE(SUBSTITUTE([CulturesData.AW13];&quot;e&quot;;&quot;EVERYMAN&quot;);&quot;r&quot;;&quot;RESTRICTED&quot;);&quot;o&quot;;&quot;OCCUPATIONAL&quot;);&quot;,&quot;))">
            <text:p/>
          </table:table-cell>
          <table:table-cell table:formula="of:=IF(LEN(TRIM([CulturesData.AX13]))=0;&quot;&quot;;CONCATENATE([CulturesData.AX$1];SUBSTITUTE(SUBSTITUTE(SUBSTITUTE([CulturesData.AX13];&quot;e&quot;;&quot;EVERYMAN&quot;);&quot;r&quot;;&quot;RESTRICTED&quot;);&quot;o&quot;;&quot;OCCUPATIONAL&quot;);&quot;,&quot;))">
            <text:p/>
          </table:table-cell>
          <table:table-cell table:formula="of:=IF(LEN(TRIM([CulturesData.AY13]))=0;&quot;&quot;;CONCATENATE([CulturesData.AY$1];SUBSTITUTE(SUBSTITUTE(SUBSTITUTE([CulturesData.AY13];&quot;e&quot;;&quot;EVERYMAN&quot;);&quot;r&quot;;&quot;RESTRICTED&quot;);&quot;o&quot;;&quot;OCCUPATIONAL&quot;);&quot;,&quot;))" office:value-type="string" office:string-value="S465=8,">
            <text:p>S465=8,</text:p>
          </table:table-cell>
          <table:table-cell table:formula="of:=IF(LEN(TRIM([CulturesData.AZ13]))=0;&quot;&quot;;CONCATENATE([CulturesData.AZ$1];SUBSTITUTE(SUBSTITUTE(SUBSTITUTE([CulturesData.AZ13];&quot;e&quot;;&quot;EVERYMAN&quot;);&quot;r&quot;;&quot;RESTRICTED&quot;);&quot;o&quot;;&quot;OCCUPATIONAL&quot;);&quot;,&quot;))" office:value-type="string" office:string-value="S466=6,">
            <text:p>S466=6,</text:p>
          </table:table-cell>
          <table:table-cell table:formula="of:=IF(LEN(TRIM([CulturesData.BA13]))=0;&quot;&quot;;CONCATENATE([CulturesData.BA$1];SUBSTITUTE(SUBSTITUTE(SUBSTITUTE([CulturesData.BA13];&quot;e&quot;;&quot;EVERYMAN&quot;);&quot;r&quot;;&quot;RESTRICTED&quot;);&quot;o&quot;;&quot;OCCUPATIONAL&quot;);&quot;,&quot;))">
            <text:p/>
          </table:table-cell>
          <table:table-cell table:formula="of:=IF(LEN(TRIM([CulturesData.BB13]))=0;&quot;&quot;;CONCATENATE([CulturesData.BB$1];SUBSTITUTE(SUBSTITUTE(SUBSTITUTE([CulturesData.BB13];&quot;e&quot;;&quot;EVERYMAN&quot;);&quot;r&quot;;&quot;RESTRICTED&quot;);&quot;o&quot;;&quot;OCCUPATIONAL&quot;);&quot;,&quot;))">
            <text:p/>
          </table:table-cell>
          <table:table-cell table:formula="of:=IF(LEN(TRIM([CulturesData.BC13]))=0;&quot;&quot;;CONCATENATE([CulturesData.BC$1];SUBSTITUTE(SUBSTITUTE(SUBSTITUTE([CulturesData.BC13];&quot;e&quot;;&quot;EVERYMAN&quot;);&quot;r&quot;;&quot;RESTRICTED&quot;);&quot;o&quot;;&quot;OCCUPATIONAL&quot;);&quot;,&quot;))">
            <text:p/>
          </table:table-cell>
          <table:table-cell table:formula="of:=IF(LEN(TRIM([CulturesData.BD13]))=0;&quot;&quot;;CONCATENATE([CulturesData.BD$1];SUBSTITUTE(SUBSTITUTE(SUBSTITUTE([CulturesData.BD13];&quot;e&quot;;&quot;EVERYMAN&quot;);&quot;r&quot;;&quot;RESTRICTED&quot;);&quot;o&quot;;&quot;OCCUPATIONAL&quot;);&quot;,&quot;))">
            <text:p/>
          </table:table-cell>
          <table:table-cell table:formula="of:=IF(LEN(TRIM([CulturesData.BE13]))=0;&quot;&quot;;CONCATENATE([CulturesData.BE$1];SUBSTITUTE(SUBSTITUTE(SUBSTITUTE([CulturesData.BE13];&quot;e&quot;;&quot;EVERYMAN&quot;);&quot;r&quot;;&quot;RESTRICTED&quot;);&quot;o&quot;;&quot;OCCUPATIONAL&quot;);&quot;,&quot;))" office:value-type="string" office:string-value="S471=8,">
            <text:p>S471=8,</text:p>
          </table:table-cell>
          <table:table-cell table:formula="of:=IF(LEN(TRIM([CulturesData.BF13]))=0;&quot;&quot;;CONCATENATE([CulturesData.BF$1];SUBSTITUTE(SUBSTITUTE(SUBSTITUTE([CulturesData.BF13];&quot;e&quot;;&quot;EVERYMAN&quot;);&quot;r&quot;;&quot;RESTRICTED&quot;);&quot;o&quot;;&quot;OCCUPATIONAL&quot;);&quot;,&quot;))" office:value-type="string" office:string-value="S472=6,">
            <text:p>S472=6,</text:p>
          </table:table-cell>
          <table:table-cell table:formula="of:=IF(LEN(TRIM([CulturesData.BG13]))=0;&quot;&quot;;CONCATENATE([CulturesData.BG$1];SUBSTITUTE(SUBSTITUTE(SUBSTITUTE([CulturesData.BG13];&quot;e&quot;;&quot;EVERYMAN&quot;);&quot;r&quot;;&quot;RESTRICTED&quot;);&quot;o&quot;;&quot;OCCUPATIONAL&quot;);&quot;,&quot;))" office:value-type="string" office:string-value="S473=6,">
            <text:p>S473=6,</text:p>
          </table:table-cell>
          <table:table-cell table:formula="of:=IF(LEN(TRIM([CulturesData.BH13]))=0;&quot;&quot;;CONCATENATE([CulturesData.BH$1];SUBSTITUTE(SUBSTITUTE(SUBSTITUTE([CulturesData.BH13];&quot;e&quot;;&quot;EVERYMAN&quot;);&quot;r&quot;;&quot;RESTRICTED&quot;);&quot;o&quot;;&quot;OCCUPATIONAL&quot;);&quot;,&quot;))" office:value-type="string" office:string-value="S474=5,">
            <text:p>S474=5,</text:p>
          </table:table-cell>
          <table:table-cell table:formula="of:=IF(LEN(TRIM([CulturesData.BI13]))=0;&quot;&quot;;CONCATENATE([CulturesData.BI$1];SUBSTITUTE(SUBSTITUTE(SUBSTITUTE([CulturesData.BI13];&quot;e&quot;;&quot;EVERYMAN&quot;);&quot;r&quot;;&quot;RESTRICTED&quot;);&quot;o&quot;;&quot;OCCUPATIONAL&quot;);&quot;,&quot;))">
            <text:p/>
          </table:table-cell>
          <table:table-cell table:formula="of:=IF(LEN(TRIM([CulturesData.BJ13]))=0;&quot;&quot;;CONCATENATE([CulturesData.BJ$1];SUBSTITUTE(SUBSTITUTE(SUBSTITUTE([CulturesData.BJ13];&quot;e&quot;;&quot;EVERYMAN&quot;);&quot;r&quot;;&quot;RESTRICTED&quot;);&quot;o&quot;;&quot;OCCUPATIONAL&quot;);&quot;,&quot;))">
            <text:p/>
          </table:table-cell>
          <table:table-cell table:formula="of:=IF(LEN(TRIM([CulturesData.BK13]))=0;&quot;&quot;;CONCATENATE([CulturesData.BK$1];SUBSTITUTE(SUBSTITUTE(SUBSTITUTE([CulturesData.BK13];&quot;e&quot;;&quot;EVERYMAN&quot;);&quot;r&quot;;&quot;RESTRICTED&quot;);&quot;o&quot;;&quot;OCCUPATIONAL&quot;);&quot;,&quot;))">
            <text:p/>
          </table:table-cell>
          <table:table-cell table:formula="of:=IF(LEN(TRIM([CulturesData.BL13]))=0;&quot;&quot;;CONCATENATE([CulturesData.BL$1];SUBSTITUTE(SUBSTITUTE(SUBSTITUTE([CulturesData.BL13];&quot;e&quot;;&quot;EVERYMAN&quot;);&quot;r&quot;;&quot;RESTRICTED&quot;);&quot;o&quot;;&quot;OCCUPATIONAL&quot;);&quot;,&quot;))">
            <text:p/>
          </table:table-cell>
          <table:table-cell table:formula="of:=IF(LEN(TRIM([CulturesData.BM13]))=0;&quot;&quot;;CONCATENATE([CulturesData.BM$1];SUBSTITUTE(SUBSTITUTE(SUBSTITUTE([CulturesData.BM13];&quot;e&quot;;&quot;EVERYMAN&quot;);&quot;r&quot;;&quot;RESTRICTED&quot;);&quot;o&quot;;&quot;OCCUPATIONAL&quot;);&quot;,&quot;))">
            <text:p/>
          </table:table-cell>
          <table:table-cell table:formula="of:=IF(LEN(TRIM([CulturesData.BN13]))=0;&quot;&quot;;CONCATENATE([CulturesData.BN$1];SUBSTITUTE(SUBSTITUTE(SUBSTITUTE([CulturesData.BN13];&quot;e&quot;;&quot;EVERYMAN&quot;);&quot;r&quot;;&quot;RESTRICTED&quot;);&quot;o&quot;;&quot;OCCUPATIONAL&quot;);&quot;,&quot;))">
            <text:p/>
          </table:table-cell>
          <table:table-cell table:formula="of:=IF(LEN(TRIM([CulturesData.BO13]))=0;&quot;&quot;;CONCATENATE([CulturesData.BO$1];SUBSTITUTE(SUBSTITUTE(SUBSTITUTE([CulturesData.BO13];&quot;e&quot;;&quot;EVERYMAN&quot;);&quot;r&quot;;&quot;RESTRICTED&quot;);&quot;o&quot;;&quot;OCCUPATIONAL&quot;);&quot;,&quot;))">
            <text:p/>
          </table:table-cell>
          <table:table-cell table:formula="of:=IF(LEN(TRIM([CulturesData.BP13]))=0;&quot;&quot;;CONCATENATE([CulturesData.BP$1];SUBSTITUTE(SUBSTITUTE(SUBSTITUTE([CulturesData.BP13];&quot;e&quot;;&quot;EVERYMAN&quot;);&quot;r&quot;;&quot;RESTRICTED&quot;);&quot;o&quot;;&quot;OCCUPATIONAL&quot;);&quot;,&quot;))">
            <text:p/>
          </table:table-cell>
          <table:table-cell table:formula="of:=IF(LEN(TRIM([CulturesData.BQ13]))=0;&quot;&quot;;CONCATENATE([CulturesData.BQ$1];SUBSTITUTE(SUBSTITUTE(SUBSTITUTE([CulturesData.BQ13];&quot;e&quot;;&quot;EVERYMAN&quot;);&quot;r&quot;;&quot;RESTRICTED&quot;);&quot;o&quot;;&quot;OCCUPATIONAL&quot;);&quot;,&quot;))">
            <text:p/>
          </table:table-cell>
          <table:table-cell table:formula="of:=IF(LEN(TRIM([CulturesData.BR13]))=0;&quot;&quot;;CONCATENATE([CulturesData.BR$1];SUBSTITUTE(SUBSTITUTE(SUBSTITUTE([CulturesData.BR13];&quot;e&quot;;&quot;EVERYMAN&quot;);&quot;r&quot;;&quot;RESTRICTED&quot;);&quot;o&quot;;&quot;OCCUPATIONAL&quot;);&quot;,&quot;))">
            <text:p/>
          </table:table-cell>
          <table:table-cell table:formula="of:=IF(LEN(TRIM([CulturesData.BS13]))=0;&quot;&quot;;CONCATENATE([CulturesData.BS$1];SUBSTITUTE(SUBSTITUTE(SUBSTITUTE([CulturesData.BS13];&quot;e&quot;;&quot;EVERYMAN&quot;);&quot;r&quot;;&quot;RESTRICTED&quot;);&quot;o&quot;;&quot;OCCUPATIONAL&quot;);&quot;,&quot;))">
            <text:p/>
          </table:table-cell>
          <table:table-cell table:formula="of:=IF(LEN(TRIM([CulturesData.BT13]))=0;&quot;&quot;;CONCATENATE([CulturesData.BT$1];SUBSTITUTE(SUBSTITUTE(SUBSTITUTE([CulturesData.BT13];&quot;e&quot;;&quot;EVERYMAN&quot;);&quot;r&quot;;&quot;RESTRICTED&quot;);&quot;o&quot;;&quot;OCCUPATIONAL&quot;);&quot;,&quot;))">
            <text:p/>
          </table:table-cell>
          <table:table-cell table:formula="of:=IF(LEN(TRIM([CulturesData.BU13]))=0;&quot;&quot;;CONCATENATE([CulturesData.BU$1];SUBSTITUTE(SUBSTITUTE(SUBSTITUTE([CulturesData.BU13];&quot;e&quot;;&quot;EVERYMAN&quot;);&quot;r&quot;;&quot;RESTRICTED&quot;);&quot;o&quot;;&quot;OCCUPATIONAL&quot;);&quot;,&quot;))">
            <text:p/>
          </table:table-cell>
          <table:table-cell table:formula="of:=IF(LEN(TRIM([CulturesData.BV13]))=0;&quot;&quot;;CONCATENATE([CulturesData.BV$1];SUBSTITUTE(SUBSTITUTE(SUBSTITUTE([CulturesData.BV13];&quot;e&quot;;&quot;EVERYMAN&quot;);&quot;r&quot;;&quot;RESTRICTED&quot;);&quot;o&quot;;&quot;OCCUPATIONAL&quot;);&quot;,&quot;))">
            <text:p/>
          </table:table-cell>
          <table:table-cell table:formula="of:=IF(LEN(TRIM([CulturesData.BW13]))=0;&quot;&quot;;CONCATENATE([CulturesData.BW$1];SUBSTITUTE(SUBSTITUTE(SUBSTITUTE([CulturesData.BW13];&quot;e&quot;;&quot;EVERYMAN&quot;);&quot;r&quot;;&quot;RESTRICTED&quot;);&quot;o&quot;;&quot;OCCUPATIONAL&quot;);&quot;,&quot;))">
            <text:p/>
          </table:table-cell>
          <table:table-cell table:formula="of:=IF(LEN(TRIM([CulturesData.BX13]))=0;&quot;&quot;;CONCATENATE([CulturesData.BX$1];SUBSTITUTE(SUBSTITUTE(SUBSTITUTE([CulturesData.BX13];&quot;e&quot;;&quot;EVERYMAN&quot;);&quot;r&quot;;&quot;RESTRICTED&quot;);&quot;o&quot;;&quot;OCCUPATIONAL&quot;);&quot;,&quot;))">
            <text:p/>
          </table:table-cell>
          <table:table-cell table:formula="of:=IF(LEN(TRIM([CulturesData.BY13]))=0;&quot;&quot;;CONCATENATE([CulturesData.BY$1];SUBSTITUTE(SUBSTITUTE(SUBSTITUTE([CulturesData.BY13];&quot;e&quot;;&quot;EVERYMAN&quot;);&quot;r&quot;;&quot;RESTRICTED&quot;);&quot;o&quot;;&quot;OCCUPATIONAL&quot;);&quot;,&quot;))">
            <text:p/>
          </table:table-cell>
          <table:table-cell table:formula="of:=IF(LEN(TRIM([CulturesData.BZ13]))=0;&quot;&quot;;CONCATENATE([CulturesData.BZ$1];SUBSTITUTE(SUBSTITUTE(SUBSTITUTE([CulturesData.BZ13];&quot;e&quot;;&quot;EVERYMAN&quot;);&quot;r&quot;;&quot;RESTRICTED&quot;);&quot;o&quot;;&quot;OCCUPATIONAL&quot;);&quot;,&quot;))">
            <text:p/>
          </table:table-cell>
          <table:table-cell table:formula="of:=IF(LEN(TRIM([CulturesData.CA13]))=0;&quot;&quot;;CONCATENATE([CulturesData.CA$1];SUBSTITUTE(SUBSTITUTE(SUBSTITUTE([CulturesData.CA13];&quot;e&quot;;&quot;EVERYMAN&quot;);&quot;r&quot;;&quot;RESTRICTED&quot;);&quot;o&quot;;&quot;OCCUPATIONAL&quot;);&quot;,&quot;))">
            <text:p/>
          </table:table-cell>
          <table:table-cell table:formula="of:=IF(LEN(TRIM([CulturesData.CB13]))=0;&quot;&quot;;CONCATENATE([CulturesData.CB$1];SUBSTITUTE(SUBSTITUTE(SUBSTITUTE([CulturesData.CB13];&quot;e&quot;;&quot;EVERYMAN&quot;);&quot;r&quot;;&quot;RESTRICTED&quot;);&quot;o&quot;;&quot;OCCUPATIONAL&quot;);&quot;,&quot;))">
            <text:p/>
          </table:table-cell>
          <table:table-cell table:formula="of:=IF(LEN(TRIM([CulturesData.CC13]))=0;&quot;&quot;;CONCATENATE([CulturesData.CC$1];SUBSTITUTE(SUBSTITUTE(SUBSTITUTE([CulturesData.CC13];&quot;e&quot;;&quot;EVERYMAN&quot;);&quot;r&quot;;&quot;RESTRICTED&quot;);&quot;o&quot;;&quot;OCCUPATIONAL&quot;);&quot;,&quot;))">
            <text:p/>
          </table:table-cell>
          <table:table-cell table:formula="of:=IF(LEN(TRIM([CulturesData.CD13]))=0;&quot;&quot;;CONCATENATE([CulturesData.CD$1];SUBSTITUTE(SUBSTITUTE(SUBSTITUTE([CulturesData.CD13];&quot;e&quot;;&quot;EVERYMAN&quot;);&quot;r&quot;;&quot;RESTRICTED&quot;);&quot;o&quot;;&quot;OCCUPATIONAL&quot;);&quot;,&quot;))">
            <text:p/>
          </table:table-cell>
          <table:table-cell table:formula="of:=IF(LEN(TRIM([CulturesData.CE13]))=0;&quot;&quot;;CONCATENATE([CulturesData.CE$1];SUBSTITUTE(SUBSTITUTE(SUBSTITUTE([CulturesData.CE13];&quot;e&quot;;&quot;EVERYMAN&quot;);&quot;r&quot;;&quot;RESTRICTED&quot;);&quot;o&quot;;&quot;OCCUPATIONAL&quot;);&quot;,&quot;))">
            <text:p/>
          </table:table-cell>
          <table:table-cell table:formula="of:=IF(LEN(TRIM([CulturesData.CF13]))=0;&quot;&quot;;CONCATENATE([CulturesData.CF$1];SUBSTITUTE(SUBSTITUTE(SUBSTITUTE([CulturesData.CF13];&quot;e&quot;;&quot;EVERYMAN&quot;);&quot;r&quot;;&quot;RESTRICTED&quot;);&quot;o&quot;;&quot;OCCUPATIONAL&quot;);&quot;,&quot;))">
            <text:p/>
          </table:table-cell>
          <table:table-cell table:formula="of:=IF(LEN(TRIM([CulturesData.CG13]))=0;&quot;&quot;;CONCATENATE([CulturesData.CG$1];SUBSTITUTE(SUBSTITUTE(SUBSTITUTE([CulturesData.CG13];&quot;e&quot;;&quot;EVERYMAN&quot;);&quot;r&quot;;&quot;RESTRICTED&quot;);&quot;o&quot;;&quot;OCCUPATIONAL&quot;);&quot;,&quot;))">
            <text:p/>
          </table:table-cell>
          <table:table-cell table:formula="of:=IF(LEN(TRIM([CulturesData.CH13]))=0;&quot;&quot;;CONCATENATE([CulturesData.CH$1];SUBSTITUTE(SUBSTITUTE(SUBSTITUTE([CulturesData.CH13];&quot;e&quot;;&quot;EVERYMAN&quot;);&quot;r&quot;;&quot;RESTRICTED&quot;);&quot;o&quot;;&quot;OCCUPATIONAL&quot;);&quot;,&quot;))">
            <text:p/>
          </table:table-cell>
          <table:table-cell table:formula="of:=IF(LEN(TRIM([CulturesData.CI13]))=0;&quot;&quot;;CONCATENATE([CulturesData.CI$1];SUBSTITUTE(SUBSTITUTE(SUBSTITUTE([CulturesData.CI13];&quot;e&quot;;&quot;EVERYMAN&quot;);&quot;r&quot;;&quot;RESTRICTED&quot;);&quot;o&quot;;&quot;OCCUPATIONAL&quot;);&quot;,&quot;))">
            <text:p/>
          </table:table-cell>
          <table:table-cell table:formula="of:=IF(LEN(TRIM([CulturesData.CJ13]))=0;&quot;&quot;;CONCATENATE([CulturesData.CJ$1];SUBSTITUTE(SUBSTITUTE(SUBSTITUTE([CulturesData.CJ13];&quot;e&quot;;&quot;EVERYMAN&quot;);&quot;r&quot;;&quot;RESTRICTED&quot;);&quot;o&quot;;&quot;OCCUPATIONAL&quot;);&quot;,&quot;))">
            <text:p/>
          </table:table-cell>
          <table:table-cell table:formula="of:=IF(LEN(TRIM([CulturesData.CK13]))=0;&quot;&quot;;CONCATENATE([CulturesData.CK$1];SUBSTITUTE(SUBSTITUTE(SUBSTITUTE([CulturesData.CK13];&quot;e&quot;;&quot;EVERYMAN&quot;);&quot;r&quot;;&quot;RESTRICTED&quot;);&quot;o&quot;;&quot;OCCUPATIONAL&quot;);&quot;,&quot;))" office:value-type="string" office:string-value="S61=RESTRICTED,">
            <text:p>S61=RESTRICTED,</text:p>
          </table:table-cell>
          <table:table-cell table:formula="of:=IF(LEN(TRIM([CulturesData.CL13]))=0;&quot;&quot;;CONCATENATE([CulturesData.CL$1];SUBSTITUTE(SUBSTITUTE(SUBSTITUTE([CulturesData.CL13];&quot;e&quot;;&quot;EVERYMAN&quot;);&quot;r&quot;;&quot;RESTRICTED&quot;);&quot;o&quot;;&quot;OCCUPATIONAL&quot;);&quot;,&quot;))">
            <text:p/>
          </table:table-cell>
          <table:table-cell table:formula="of:=IF(LEN(TRIM([CulturesData.CM13]))=0;&quot;&quot;;CONCATENATE([CulturesData.CM$1];SUBSTITUTE(SUBSTITUTE(SUBSTITUTE([CulturesData.CM13];&quot;e&quot;;&quot;EVERYMAN&quot;);&quot;r&quot;;&quot;RESTRICTED&quot;);&quot;o&quot;;&quot;OCCUPATIONAL&quot;);&quot;,&quot;))">
            <text:p/>
          </table:table-cell>
          <table:table-cell table:formula="of:=IF(LEN(TRIM([CulturesData.CN13]))=0;&quot;&quot;;CONCATENATE([CulturesData.CN$1];SUBSTITUTE(SUBSTITUTE(SUBSTITUTE([CulturesData.CN13];&quot;e&quot;;&quot;EVERYMAN&quot;);&quot;r&quot;;&quot;RESTRICTED&quot;);&quot;o&quot;;&quot;OCCUPATIONAL&quot;);&quot;,&quot;))">
            <text:p/>
          </table:table-cell>
          <table:table-cell table:formula="of:=IF(LEN(TRIM([CulturesData.CO13]))=0;&quot;&quot;;CONCATENATE([CulturesData.CO$1];SUBSTITUTE(SUBSTITUTE(SUBSTITUTE([CulturesData.CO13];&quot;e&quot;;&quot;EVERYMAN&quot;);&quot;r&quot;;&quot;RESTRICTED&quot;);&quot;o&quot;;&quot;OCCUPATIONAL&quot;);&quot;,&quot;))">
            <text:p/>
          </table:table-cell>
          <table:table-cell table:formula="of:=IF(LEN(TRIM([CulturesData.CP13]))=0;&quot;&quot;;CONCATENATE([CulturesData.CP$1];SUBSTITUTE(SUBSTITUTE(SUBSTITUTE([CulturesData.CP13];&quot;e&quot;;&quot;EVERYMAN&quot;);&quot;r&quot;;&quot;RESTRICTED&quot;);&quot;o&quot;;&quot;OCCUPATIONAL&quot;);&quot;,&quot;))">
            <text:p/>
          </table:table-cell>
          <table:table-cell table:formula="of:=IF(LEN(TRIM([CulturesData.CQ13]))=0;&quot;&quot;;CONCATENATE([CulturesData.CQ$1];SUBSTITUTE(SUBSTITUTE(SUBSTITUTE([CulturesData.CQ13];&quot;e&quot;;&quot;EVERYMAN&quot;);&quot;r&quot;;&quot;RESTRICTED&quot;);&quot;o&quot;;&quot;OCCUPATIONAL&quot;);&quot;,&quot;))">
            <text:p/>
          </table:table-cell>
          <table:table-cell table:formula="of:=IF(LEN(TRIM([CulturesData.CR13]))=0;&quot;&quot;;CONCATENATE([CulturesData.CR$1];SUBSTITUTE(SUBSTITUTE(SUBSTITUTE([CulturesData.CR13];&quot;e&quot;;&quot;EVERYMAN&quot;);&quot;r&quot;;&quot;RESTRICTED&quot;);&quot;o&quot;;&quot;OCCUPATIONAL&quot;);&quot;,&quot;))">
            <text:p/>
          </table:table-cell>
          <table:table-cell table:formula="of:=IF(LEN(TRIM([CulturesData.CS13]))=0;&quot;&quot;;CONCATENATE([CulturesData.CS$1];SUBSTITUTE(SUBSTITUTE(SUBSTITUTE([CulturesData.CS13];&quot;e&quot;;&quot;EVERYMAN&quot;);&quot;r&quot;;&quot;RESTRICTED&quot;);&quot;o&quot;;&quot;OCCUPATIONAL&quot;);&quot;,&quot;))">
            <text:p/>
          </table:table-cell>
          <table:table-cell table:formula="of:=IF(LEN(TRIM([CulturesData.CT13]))=0;&quot;&quot;;CONCATENATE([CulturesData.CT$1];SUBSTITUTE(SUBSTITUTE(SUBSTITUTE([CulturesData.CT13];&quot;e&quot;;&quot;EVERYMAN&quot;);&quot;r&quot;;&quot;RESTRICTED&quot;);&quot;o&quot;;&quot;OCCUPATIONAL&quot;);&quot;,&quot;))">
            <text:p/>
          </table:table-cell>
          <table:table-cell table:formula="of:=IF(LEN(TRIM([CulturesData.CU13]))=0;&quot;&quot;;CONCATENATE([CulturesData.CU$1];SUBSTITUTE(SUBSTITUTE(SUBSTITUTE([CulturesData.CU13];&quot;e&quot;;&quot;EVERYMAN&quot;);&quot;r&quot;;&quot;RESTRICTED&quot;);&quot;o&quot;;&quot;OCCUPATIONAL&quot;);&quot;,&quot;))">
            <text:p/>
          </table:table-cell>
          <table:table-cell table:formula="of:=IF(LEN(TRIM([CulturesData.CV13]))=0;&quot;&quot;;CONCATENATE([CulturesData.CV$1];SUBSTITUTE(SUBSTITUTE(SUBSTITUTE([CulturesData.CV13];&quot;e&quot;;&quot;EVERYMAN&quot;);&quot;r&quot;;&quot;RESTRICTED&quot;);&quot;o&quot;;&quot;OCCUPATIONAL&quot;);&quot;,&quot;))">
            <text:p/>
          </table:table-cell>
          <table:table-cell table:formula="of:=IF(LEN(TRIM([CulturesData.CW13]))=0;&quot;&quot;;CONCATENATE([CulturesData.CW$1];SUBSTITUTE(SUBSTITUTE(SUBSTITUTE([CulturesData.CW13];&quot;e&quot;;&quot;EVERYMAN&quot;);&quot;r&quot;;&quot;RESTRICTED&quot;);&quot;o&quot;;&quot;OCCUPATIONAL&quot;);&quot;,&quot;))">
            <text:p/>
          </table:table-cell>
          <table:table-cell table:formula="of:=IF(LEN(TRIM([CulturesData.CX13]))=0;&quot;&quot;;CONCATENATE([CulturesData.CX$1];SUBSTITUTE(SUBSTITUTE(SUBSTITUTE([CulturesData.CX13];&quot;e&quot;;&quot;EVERYMAN&quot;);&quot;r&quot;;&quot;RESTRICTED&quot;);&quot;o&quot;;&quot;OCCUPATIONAL&quot;);&quot;,&quot;))">
            <text:p/>
          </table:table-cell>
          <table:table-cell table:formula="of:=IF(LEN(TRIM([CulturesData.CY13]))=0;&quot;&quot;;CONCATENATE([CulturesData.CY$1];SUBSTITUTE(SUBSTITUTE(SUBSTITUTE([CulturesData.CY13];&quot;e&quot;;&quot;EVERYMAN&quot;);&quot;r&quot;;&quot;RESTRICTED&quot;);&quot;o&quot;;&quot;OCCUPATIONAL&quot;);&quot;,&quot;))">
            <text:p/>
          </table:table-cell>
          <table:table-cell table:formula="of:=IF(LEN(TRIM([CulturesData.CZ13]))=0;&quot;&quot;;CONCATENATE([CulturesData.CZ$1];SUBSTITUTE(SUBSTITUTE(SUBSTITUTE([CulturesData.CZ13];&quot;e&quot;;&quot;EVERYMAN&quot;);&quot;r&quot;;&quot;RESTRICTED&quot;);&quot;o&quot;;&quot;OCCUPATIONAL&quot;);&quot;,&quot;))">
            <text:p/>
          </table:table-cell>
          <table:table-cell table:formula="of:=IF(LEN(TRIM([CulturesData.DA13]))=0;&quot;&quot;;CONCATENATE([CulturesData.DA$1];SUBSTITUTE(SUBSTITUTE(SUBSTITUTE([CulturesData.DA13];&quot;e&quot;;&quot;EVERYMAN&quot;);&quot;r&quot;;&quot;RESTRICTED&quot;);&quot;o&quot;;&quot;OCCUPATIONAL&quot;);&quot;,&quot;))">
            <text:p/>
          </table:table-cell>
          <table:table-cell table:formula="of:=IF(LEN(TRIM([CulturesData.DB13]))=0;&quot;&quot;;CONCATENATE([CulturesData.DB$1];SUBSTITUTE(SUBSTITUTE(SUBSTITUTE([CulturesData.DB13];&quot;e&quot;;&quot;EVERYMAN&quot;);&quot;r&quot;;&quot;RESTRICTED&quot;);&quot;o&quot;;&quot;OCCUPATIONAL&quot;);&quot;,&quot;))">
            <text:p/>
          </table:table-cell>
          <table:table-cell table:formula="of:=IF(LEN(TRIM([CulturesData.DC13]))=0;&quot;&quot;;CONCATENATE([CulturesData.DC$1];SUBSTITUTE(SUBSTITUTE(SUBSTITUTE([CulturesData.DC13];&quot;e&quot;;&quot;EVERYMAN&quot;);&quot;r&quot;;&quot;RESTRICTED&quot;);&quot;o&quot;;&quot;OCCUPATIONAL&quot;);&quot;,&quot;))">
            <text:p/>
          </table:table-cell>
          <table:table-cell table:formula="of:=IF(LEN(TRIM([CulturesData.DD13]))=0;&quot;&quot;;CONCATENATE([CulturesData.DD$1];SUBSTITUTE(SUBSTITUTE(SUBSTITUTE([CulturesData.DD13];&quot;e&quot;;&quot;EVERYMAN&quot;);&quot;r&quot;;&quot;RESTRICTED&quot;);&quot;o&quot;;&quot;OCCUPATIONAL&quot;);&quot;,&quot;))">
            <text:p/>
          </table:table-cell>
          <table:table-cell table:formula="of:=IF(LEN(TRIM([CulturesData.DE13]))=0;&quot;&quot;;CONCATENATE([CulturesData.DE$1];SUBSTITUTE(SUBSTITUTE(SUBSTITUTE([CulturesData.DE13];&quot;e&quot;;&quot;EVERYMAN&quot;);&quot;r&quot;;&quot;RESTRICTED&quot;);&quot;o&quot;;&quot;OCCUPATIONAL&quot;);&quot;,&quot;))">
            <text:p/>
          </table:table-cell>
          <table:table-cell table:formula="of:=IF(LEN(TRIM([CulturesData.DF13]))=0;&quot;&quot;;CONCATENATE([CulturesData.DF$1];SUBSTITUTE(SUBSTITUTE(SUBSTITUTE([CulturesData.DF13];&quot;e&quot;;&quot;EVERYMAN&quot;);&quot;r&quot;;&quot;RESTRICTED&quot;);&quot;o&quot;;&quot;OCCUPATIONAL&quot;);&quot;,&quot;))" office:value-type="string" office:string-value="G37=3,">
            <text:p>G37=3,</text:p>
          </table:table-cell>
          <table:table-cell table:formula="of:=IF(LEN(TRIM([CulturesData.DG13]))=0;&quot;&quot;;CONCATENATE([CulturesData.DG$1];SUBSTITUTE(SUBSTITUTE(SUBSTITUTE([CulturesData.DG13];&quot;e&quot;;&quot;EVERYMAN&quot;);&quot;r&quot;;&quot;RESTRICTED&quot;);&quot;o&quot;;&quot;OCCUPATIONAL&quot;);&quot;,&quot;))" office:value-type="string" office:string-value="S426=3,">
            <text:p>S426=3,</text:p>
          </table:table-cell>
          <table:table-cell table:formula="of:=IF(LEN(TRIM([CulturesData.DH13]))=0;&quot;&quot;;CONCATENATE([CulturesData.DH$1];SUBSTITUTE(SUBSTITUTE(SUBSTITUTE([CulturesData.DH13];&quot;e&quot;;&quot;EVERYMAN&quot;);&quot;r&quot;;&quot;RESTRICTED&quot;);&quot;o&quot;;&quot;OCCUPATIONAL&quot;);&quot;,&quot;))" office:value-type="string" office:string-value="S339=3,">
            <text:p>S339=3,</text:p>
          </table:table-cell>
          <table:table-cell table:formula="of:=IF(LEN(TRIM([CulturesData.DI13]))=0;&quot;&quot;;CONCATENATE([CulturesData.DI$1];SUBSTITUTE(SUBSTITUTE(SUBSTITUTE([CulturesData.DI13];&quot;e&quot;;&quot;EVERYMAN&quot;);&quot;r&quot;;&quot;RESTRICTED&quot;);&quot;o&quot;;&quot;OCCUPATIONAL&quot;);&quot;,&quot;))">
            <text:p/>
          </table:table-cell>
          <table:table-cell table:formula="of:=IF(LEN(TRIM([CulturesData.DJ13]))=0;&quot;&quot;;CONCATENATE([CulturesData.DJ$1];SUBSTITUTE(SUBSTITUTE(SUBSTITUTE([CulturesData.DJ13];&quot;e&quot;;&quot;EVERYMAN&quot;);&quot;r&quot;;&quot;RESTRICTED&quot;);&quot;o&quot;;&quot;OCCUPATIONAL&quot;);&quot;,&quot;))">
            <text:p/>
          </table:table-cell>
          <table:table-cell table:formula="of:=IF(LEN(TRIM([CulturesData.DK13]))=0;&quot;&quot;;CONCATENATE([CulturesData.DK$1];SUBSTITUTE(SUBSTITUTE(SUBSTITUTE([CulturesData.DK13];&quot;e&quot;;&quot;EVERYMAN&quot;);&quot;r&quot;;&quot;RESTRICTED&quot;);&quot;o&quot;;&quot;OCCUPATIONAL&quot;);&quot;,&quot;))">
            <text:p/>
          </table:table-cell>
          <table:table-cell table:formula="of:=IF(LEN(TRIM([CulturesData.DL13]))=0;&quot;&quot;;CONCATENATE([CulturesData.DL$1];SUBSTITUTE(SUBSTITUTE(SUBSTITUTE([CulturesData.DL13];&quot;e&quot;;&quot;EVERYMAN&quot;);&quot;r&quot;;&quot;RESTRICTED&quot;);&quot;o&quot;;&quot;OCCUPATIONAL&quot;);&quot;,&quot;))">
            <text:p/>
          </table:table-cell>
          <table:table-cell table:formula="of:=IF(LEN(TRIM([CulturesData.DM13]))=0;&quot;&quot;;CONCATENATE([CulturesData.DM$1];SUBSTITUTE(SUBSTITUTE(SUBSTITUTE([CulturesData.DM13];&quot;e&quot;;&quot;EVERYMAN&quot;);&quot;r&quot;;&quot;RESTRICTED&quot;);&quot;o&quot;;&quot;OCCUPATIONAL&quot;);&quot;,&quot;))">
            <text:p/>
          </table:table-cell>
          <table:table-cell table:formula="of:=IF(LEN(TRIM([CulturesData.DN13]))=0;&quot;&quot;;CONCATENATE([CulturesData.DN$1];SUBSTITUTE(SUBSTITUTE(SUBSTITUTE([CulturesData.DN13];&quot;e&quot;;&quot;EVERYMAN&quot;);&quot;r&quot;;&quot;RESTRICTED&quot;);&quot;o&quot;;&quot;OCCUPATIONAL&quot;);&quot;,&quot;))">
            <text:p/>
          </table:table-cell>
          <table:table-cell table:formula="of:=IF(LEN(TRIM([CulturesData.DO13]))=0;&quot;&quot;;CONCATENATE([CulturesData.DO$1];SUBSTITUTE(SUBSTITUTE(SUBSTITUTE([CulturesData.DO13];&quot;e&quot;;&quot;EVERYMAN&quot;);&quot;r&quot;;&quot;RESTRICTED&quot;);&quot;o&quot;;&quot;OCCUPATIONAL&quot;);&quot;,&quot;))" office:value-type="string" office:string-value="S445=RESTRICTED,">
            <text:p>S445=RESTRICTED,</text:p>
          </table:table-cell>
          <table:table-cell table:formula="of:=IF(LEN(TRIM([CulturesData.DP13]))=0;&quot;&quot;;CONCATENATE([CulturesData.DP$1];SUBSTITUTE(SUBSTITUTE(SUBSTITUTE([CulturesData.DP13];&quot;e&quot;;&quot;EVERYMAN&quot;);&quot;r&quot;;&quot;RESTRICTED&quot;);&quot;o&quot;;&quot;OCCUPATIONAL&quot;);&quot;,&quot;))" office:value-type="string" office:string-value="S443=RESTRICTED,">
            <text:p>S443=RESTRICTED,</text:p>
          </table:table-cell>
          <table:table-cell table:formula="of:=IF(LEN(TRIM([CulturesData.DQ13]))=0;&quot;&quot;;CONCATENATE([CulturesData.DQ$1];SUBSTITUTE(SUBSTITUTE(SUBSTITUTE([CulturesData.DQ13];&quot;e&quot;;&quot;EVERYMAN&quot;);&quot;r&quot;;&quot;RESTRICTED&quot;);&quot;o&quot;;&quot;OCCUPATIONAL&quot;);&quot;,&quot;))">
            <text:p/>
          </table:table-cell>
          <table:table-cell table:formula="of:=IF(LEN(TRIM([CulturesData.DR13]))=0;&quot;&quot;;CONCATENATE([CulturesData.DR$1];SUBSTITUTE(SUBSTITUTE(SUBSTITUTE([CulturesData.DR13];&quot;e&quot;;&quot;EVERYMAN&quot;);&quot;r&quot;;&quot;RESTRICTED&quot;);&quot;o&quot;;&quot;OCCUPATIONAL&quot;);&quot;,&quot;))">
            <text:p/>
          </table:table-cell>
          <table:table-cell table:formula="of:=IF(LEN(TRIM([CulturesData.DS13]))=0;&quot;&quot;;CONCATENATE([CulturesData.DS$1];SUBSTITUTE(SUBSTITUTE(SUBSTITUTE([CulturesData.DS13];&quot;e&quot;;&quot;EVERYMAN&quot;);&quot;r&quot;;&quot;RESTRICTED&quot;);&quot;o&quot;;&quot;OCCUPATIONAL&quot;);&quot;,&quot;))" office:value-type="string" office:string-value="S507=RESTRICTED,">
            <text:p>S507=RESTRICTED,</text:p>
          </table:table-cell>
          <table:table-cell table:formula="of:=IF(LEN(TRIM([CulturesData.DT13]))=0;&quot;&quot;;CONCATENATE([CulturesData.DT$1];SUBSTITUTE(SUBSTITUTE(SUBSTITUTE([CulturesData.DT13];&quot;e&quot;;&quot;EVERYMAN&quot;);&quot;r&quot;;&quot;RESTRICTED&quot;);&quot;o&quot;;&quot;OCCUPATIONAL&quot;);&quot;,&quot;))">
            <text:p/>
          </table:table-cell>
          <table:table-cell table:formula="of:=IF(LEN(TRIM([CulturesData.DU13]))=0;&quot;&quot;;CONCATENATE([CulturesData.DU$1];SUBSTITUTE(SUBSTITUTE(SUBSTITUTE([CulturesData.DU13];&quot;e&quot;;&quot;EVERYMAN&quot;);&quot;r&quot;;&quot;RESTRICTED&quot;);&quot;o&quot;;&quot;OCCUPATIONAL&quot;);&quot;,&quot;))" office:value-type="string" office:string-value="S447=RESTRICTED,">
            <text:p>S447=RESTRICTED,</text:p>
          </table:table-cell>
          <table:table-cell table:formula="of:=IF(LEN(TRIM([CulturesData.DV13]))=0;&quot;&quot;;CONCATENATE([CulturesData.DV$1];SUBSTITUTE(SUBSTITUTE(SUBSTITUTE([CulturesData.DV13];&quot;e&quot;;&quot;EVERYMAN&quot;);&quot;r&quot;;&quot;RESTRICTED&quot;);&quot;o&quot;;&quot;OCCUPATIONAL&quot;);&quot;,&quot;))" office:value-type="string" office:string-value="S448=RESTRICTED,">
            <text:p>S448=RESTRICTED,</text:p>
          </table:table-cell>
          <table:table-cell table:formula="of:=IF(LEN(TRIM([CulturesData.DW13]))=0;&quot;&quot;;CONCATENATE([CulturesData.DW$1];SUBSTITUTE(SUBSTITUTE(SUBSTITUTE([CulturesData.DW13];&quot;e&quot;;&quot;EVERYMAN&quot;);&quot;r&quot;;&quot;RESTRICTED&quot;);&quot;o&quot;;&quot;OCCUPATIONAL&quot;);&quot;,&quot;))" office:value-type="string" office:string-value="G17=1,">
            <text:p>G17=1,</text:p>
          </table:table-cell>
          <table:table-cell table:formula="of:=IF(LEN(TRIM([CulturesData.DX13]))=0;&quot;&quot;;CONCATENATE([CulturesData.DX$1];SUBSTITUTE(SUBSTITUTE(SUBSTITUTE([CulturesData.DX13];&quot;e&quot;;&quot;EVERYMAN&quot;);&quot;r&quot;;&quot;RESTRICTED&quot;);&quot;o&quot;;&quot;OCCUPATIONAL&quot;);&quot;,&quot;))">
            <text:p/>
          </table:table-cell>
          <table:table-cell table:formula="of:=IF(LEN(TRIM([CulturesData.DY13]))=0;&quot;&quot;;CONCATENATE([CulturesData.DY$1];SUBSTITUTE(SUBSTITUTE(SUBSTITUTE([CulturesData.DY13];&quot;e&quot;;&quot;EVERYMAN&quot;);&quot;r&quot;;&quot;RESTRICTED&quot;);&quot;o&quot;;&quot;OCCUPATIONAL&quot;);&quot;,&quot;))">
            <text:p/>
          </table:table-cell>
          <table:table-cell table:formula="of:=IF(LEN(TRIM([CulturesData.DZ13]))=0;&quot;&quot;;CONCATENATE([CulturesData.DZ$1];SUBSTITUTE(SUBSTITUTE(SUBSTITUTE([CulturesData.DZ13];&quot;e&quot;;&quot;EVERYMAN&quot;);&quot;r&quot;;&quot;RESTRICTED&quot;);&quot;o&quot;;&quot;OCCUPATIONAL&quot;);&quot;,&quot;))">
            <text:p/>
          </table:table-cell>
          <table:table-cell table:formula="of:=IF(LEN(TRIM([CulturesData.EA13]))=0;&quot;&quot;;CONCATENATE([CulturesData.EA$1];SUBSTITUTE(SUBSTITUTE(SUBSTITUTE([CulturesData.EA13];&quot;e&quot;;&quot;EVERYMAN&quot;);&quot;r&quot;;&quot;RESTRICTED&quot;);&quot;o&quot;;&quot;OCCUPATIONAL&quot;);&quot;,&quot;))" office:value-type="string" office:string-value="S204=1,">
            <text:p>S204=1,</text:p>
          </table:table-cell>
          <table:table-cell table:formula="of:=IF(LEN(TRIM([CulturesData.EB13]))=0;&quot;&quot;;CONCATENATE([CulturesData.EB$1];SUBSTITUTE(SUBSTITUTE(SUBSTITUTE([CulturesData.EB13];&quot;e&quot;;&quot;EVERYMAN&quot;);&quot;r&quot;;&quot;RESTRICTED&quot;);&quot;o&quot;;&quot;OCCUPATIONAL&quot;);&quot;,&quot;))" office:value-type="string" office:string-value="S206=RESTRICTED,">
            <text:p>S206=RESTRICTED,</text:p>
          </table:table-cell>
          <table:table-cell table:formula="of:=IF(LEN(TRIM([CulturesData.EC13]))=0;&quot;&quot;;CONCATENATE([CulturesData.EC$1];SUBSTITUTE(SUBSTITUTE(SUBSTITUTE([CulturesData.EC13];&quot;e&quot;;&quot;EVERYMAN&quot;);&quot;r&quot;;&quot;RESTRICTED&quot;);&quot;o&quot;;&quot;OCCUPATIONAL&quot;);&quot;,&quot;))" office:value-type="string" office:string-value="G18=3,">
            <text:p>G18=3,</text:p>
          </table:table-cell>
          <table:table-cell table:formula="of:=IF(LEN(TRIM([CulturesData.ED13]))=0;&quot;&quot;;CONCATENATE([CulturesData.ED$1];SUBSTITUTE(SUBSTITUTE(SUBSTITUTE([CulturesData.ED13];&quot;e&quot;;&quot;EVERYMAN&quot;);&quot;r&quot;;&quot;RESTRICTED&quot;);&quot;o&quot;;&quot;OCCUPATIONAL&quot;);&quot;,&quot;))">
            <text:p/>
          </table:table-cell>
          <table:table-cell table:formula="of:=IF(LEN(TRIM([CulturesData.EE13]))=0;&quot;&quot;;CONCATENATE([CulturesData.EE$1];SUBSTITUTE(SUBSTITUTE(SUBSTITUTE([CulturesData.EE13];&quot;e&quot;;&quot;EVERYMAN&quot;);&quot;r&quot;;&quot;RESTRICTED&quot;);&quot;o&quot;;&quot;OCCUPATIONAL&quot;);&quot;,&quot;))">
            <text:p/>
          </table:table-cell>
          <table:table-cell table:formula="of:=IF(LEN(TRIM([CulturesData.EF13]))=0;&quot;&quot;;CONCATENATE([CulturesData.EF$1];SUBSTITUTE(SUBSTITUTE(SUBSTITUTE([CulturesData.EF13];&quot;e&quot;;&quot;EVERYMAN&quot;);&quot;r&quot;;&quot;RESTRICTED&quot;);&quot;o&quot;;&quot;OCCUPATIONAL&quot;);&quot;,&quot;))">
            <text:p/>
          </table:table-cell>
          <table:table-cell table:formula="of:=IF(LEN(TRIM([CulturesData.EG13]))=0;&quot;&quot;;CONCATENATE([CulturesData.EG$1];SUBSTITUTE(SUBSTITUTE(SUBSTITUTE([CulturesData.EG13];&quot;e&quot;;&quot;EVERYMAN&quot;);&quot;r&quot;;&quot;RESTRICTED&quot;);&quot;o&quot;;&quot;OCCUPATIONAL&quot;);&quot;,&quot;))">
            <text:p/>
          </table:table-cell>
          <table:table-cell table:formula="of:=IF(LEN(TRIM([CulturesData.EH13]))=0;&quot;&quot;;CONCATENATE([CulturesData.EH$1];SUBSTITUTE(SUBSTITUTE(SUBSTITUTE([CulturesData.EH13];&quot;e&quot;;&quot;EVERYMAN&quot;);&quot;r&quot;;&quot;RESTRICTED&quot;);&quot;o&quot;;&quot;OCCUPATIONAL&quot;);&quot;,&quot;))">
            <text:p/>
          </table:table-cell>
          <table:table-cell table:formula="of:=IF(LEN(TRIM([CulturesData.EI13]))=0;&quot;&quot;;CONCATENATE([CulturesData.EI$1];SUBSTITUTE(SUBSTITUTE(SUBSTITUTE([CulturesData.EI13];&quot;e&quot;;&quot;EVERYMAN&quot;);&quot;r&quot;;&quot;RESTRICTED&quot;);&quot;o&quot;;&quot;OCCUPATIONAL&quot;);&quot;,&quot;))" office:value-type="string" office:string-value="G15=1,">
            <text:p>G15=1,</text:p>
          </table:table-cell>
          <table:table-cell table:formula="of:=IF(LEN(TRIM([CulturesData.EJ13]))=0;&quot;&quot;;CONCATENATE([CulturesData.EJ$1];SUBSTITUTE(SUBSTITUTE(SUBSTITUTE([CulturesData.EJ13];&quot;e&quot;;&quot;EVERYMAN&quot;);&quot;r&quot;;&quot;RESTRICTED&quot;);&quot;o&quot;;&quot;OCCUPATIONAL&quot;);&quot;,&quot;))" office:value-type="string" office:string-value="S100=RESTRICTED,">
            <text:p>S100=RESTRICTED,</text:p>
          </table:table-cell>
          <table:table-cell table:formula="of:=IF(LEN(TRIM([CulturesData.EK13]))=0;&quot;&quot;;CONCATENATE([CulturesData.EK$1];SUBSTITUTE(SUBSTITUTE(SUBSTITUTE([CulturesData.EK13];&quot;e&quot;;&quot;EVERYMAN&quot;);&quot;r&quot;;&quot;RESTRICTED&quot;);&quot;o&quot;;&quot;OCCUPATIONAL&quot;);&quot;,&quot;))">
            <text:p/>
          </table:table-cell>
          <table:table-cell table:formula="of:=IF(LEN(TRIM([CulturesData.EL13]))=0;&quot;&quot;;CONCATENATE([CulturesData.EL$1];SUBSTITUTE(SUBSTITUTE(SUBSTITUTE([CulturesData.EL13];&quot;e&quot;;&quot;EVERYMAN&quot;);&quot;r&quot;;&quot;RESTRICTED&quot;);&quot;o&quot;;&quot;OCCUPATIONAL&quot;);&quot;,&quot;))" office:value-type="string" office:string-value="S96=RESTRICTED,">
            <text:p>S96=RESTRICTED,</text:p>
          </table:table-cell>
          <table:table-cell table:formula="of:=IF(LEN(TRIM([CulturesData.EM13]))=0;&quot;&quot;;CONCATENATE([CulturesData.EM$1];SUBSTITUTE(SUBSTITUTE(SUBSTITUTE([CulturesData.EM13];&quot;e&quot;;&quot;EVERYMAN&quot;);&quot;r&quot;;&quot;RESTRICTED&quot;);&quot;o&quot;;&quot;OCCUPATIONAL&quot;);&quot;,&quot;))" office:value-type="string" office:string-value="G41=1,">
            <text:p>G41=1,</text:p>
          </table:table-cell>
          <table:table-cell table:formula="of:=IF(LEN(TRIM([CulturesData.EN13]))=0;&quot;&quot;;CONCATENATE([CulturesData.EN$1];SUBSTITUTE(SUBSTITUTE(SUBSTITUTE([CulturesData.EN13];&quot;e&quot;;&quot;EVERYMAN&quot;);&quot;r&quot;;&quot;RESTRICTED&quot;);&quot;o&quot;;&quot;OCCUPATIONAL&quot;);&quot;,&quot;))">
            <text:p/>
          </table:table-cell>
          <table:table-cell table:formula="of:=IF(LEN(TRIM([CulturesData.EO13]))=0;&quot;&quot;;CONCATENATE([CulturesData.EO$1];SUBSTITUTE(SUBSTITUTE(SUBSTITUTE([CulturesData.EO13];&quot;e&quot;;&quot;EVERYMAN&quot;);&quot;r&quot;;&quot;RESTRICTED&quot;);&quot;o&quot;;&quot;OCCUPATIONAL&quot;);&quot;,&quot;))">
            <text:p/>
          </table:table-cell>
          <table:table-cell table:formula="of:=IF(LEN(TRIM([CulturesData.EP13]))=0;&quot;&quot;;CONCATENATE([CulturesData.EP$1];SUBSTITUTE(SUBSTITUTE(SUBSTITUTE([CulturesData.EP13];&quot;e&quot;;&quot;EVERYMAN&quot;);&quot;r&quot;;&quot;RESTRICTED&quot;);&quot;o&quot;;&quot;OCCUPATIONAL&quot;);&quot;,&quot;))">
            <text:p/>
          </table:table-cell>
          <table:table-cell table:formula="of:=IF(LEN(TRIM([CulturesData.EQ13]))=0;&quot;&quot;;CONCATENATE([CulturesData.EQ$1];SUBSTITUTE(SUBSTITUTE(SUBSTITUTE([CulturesData.EQ13];&quot;e&quot;;&quot;EVERYMAN&quot;);&quot;r&quot;;&quot;RESTRICTED&quot;);&quot;o&quot;;&quot;OCCUPATIONAL&quot;);&quot;,&quot;))" office:value-type="string" office:string-value="S227=RESTRICTED,">
            <text:p>S227=RESTRICTED,</text:p>
          </table:table-cell>
          <table:table-cell table:formula="of:=IF(LEN(TRIM([CulturesData.ER13]))=0;&quot;&quot;;CONCATENATE([CulturesData.ER$1];SUBSTITUTE(SUBSTITUTE(SUBSTITUTE([CulturesData.ER13];&quot;e&quot;;&quot;EVERYMAN&quot;);&quot;r&quot;;&quot;RESTRICTED&quot;);&quot;o&quot;;&quot;OCCUPATIONAL&quot;);&quot;,&quot;))" office:value-type="string" office:string-value="S235=RESTRICTED,">
            <text:p>S235=RESTRICTED,</text:p>
          </table:table-cell>
          <table:table-cell table:formula="of:=IF(LEN(TRIM([CulturesData.ES13]))=0;&quot;&quot;;CONCATENATE([CulturesData.ES$1];SUBSTITUTE(SUBSTITUTE(SUBSTITUTE([CulturesData.ES13];&quot;e&quot;;&quot;EVERYMAN&quot;);&quot;r&quot;;&quot;RESTRICTED&quot;);&quot;o&quot;;&quot;OCCUPATIONAL&quot;);&quot;,&quot;))" office:value-type="string" office:string-value="S231=RESTRICTED,">
            <text:p>S231=RESTRICTED,</text:p>
          </table:table-cell>
          <table:table-cell table:formula="of:=IF(LEN(TRIM([CulturesData.ET13]))=0;&quot;&quot;;CONCATENATE([CulturesData.ET$1];SUBSTITUTE(SUBSTITUTE(SUBSTITUTE([CulturesData.ET13];&quot;e&quot;;&quot;EVERYMAN&quot;);&quot;r&quot;;&quot;RESTRICTED&quot;);&quot;o&quot;;&quot;OCCUPATIONAL&quot;);&quot;,&quot;))" office:value-type="string" office:string-value="S237=RESTRICTED,">
            <text:p>S237=RESTRICTED,</text:p>
          </table:table-cell>
          <table:table-cell table:formula="of:=IF(LEN(TRIM([CulturesData.EU13]))=0;&quot;&quot;;CONCATENATE([CulturesData.EU$1];SUBSTITUTE(SUBSTITUTE(SUBSTITUTE([CulturesData.EU13];&quot;e&quot;;&quot;EVERYMAN&quot;);&quot;r&quot;;&quot;RESTRICTED&quot;);&quot;o&quot;;&quot;OCCUPATIONAL&quot;);&quot;,&quot;))" office:value-type="string" office:string-value="S514=RESTRICTED,">
            <text:p>S514=RESTRICTED,</text:p>
          </table:table-cell>
          <table:table-cell table:formula="of:=IF(LEN(TRIM([CulturesData.EV13]))=0;&quot;&quot;;CONCATENATE([CulturesData.EV$1];SUBSTITUTE(SUBSTITUTE(SUBSTITUTE([CulturesData.EV13];&quot;e&quot;;&quot;EVERYMAN&quot;);&quot;r&quot;;&quot;RESTRICTED&quot;);&quot;o&quot;;&quot;OCCUPATIONAL&quot;);&quot;,&quot;))" office:value-type="string" office:string-value="S515=RESTRICTED,">
            <text:p>S515=RESTRICTED,</text:p>
          </table:table-cell>
          <table:table-cell table:formula="of:=IF(LEN(TRIM([CulturesData.EW13]))=0;&quot;&quot;;CONCATENATE([CulturesData.EW$1];SUBSTITUTE(SUBSTITUTE(SUBSTITUTE([CulturesData.EW13];&quot;e&quot;;&quot;EVERYMAN&quot;);&quot;r&quot;;&quot;RESTRICTED&quot;);&quot;o&quot;;&quot;OCCUPATIONAL&quot;);&quot;,&quot;))" office:value-type="string" office:string-value="S516=RESTRICTED,">
            <text:p>S516=RESTRICTED,</text:p>
          </table:table-cell>
          <table:table-cell table:formula="of:=IF(LEN(TRIM([CulturesData.EX13]))=0;&quot;&quot;;CONCATENATE([CulturesData.EX$1];SUBSTITUTE(SUBSTITUTE(SUBSTITUTE([CulturesData.EX13];&quot;e&quot;;&quot;EVERYMAN&quot;);&quot;r&quot;;&quot;RESTRICTED&quot;);&quot;o&quot;;&quot;OCCUPATIONAL&quot;);&quot;,&quot;))" office:value-type="string" office:string-value="S517=RESTRICTED,">
            <text:p>S517=RESTRICTED,</text:p>
          </table:table-cell>
          <table:table-cell table:formula="of:=IF(LEN(TRIM([CulturesData.EY13]))=0;&quot;&quot;;CONCATENATE([CulturesData.EY$1];SUBSTITUTE(SUBSTITUTE(SUBSTITUTE([CulturesData.EY13];&quot;e&quot;;&quot;EVERYMAN&quot;);&quot;r&quot;;&quot;RESTRICTED&quot;);&quot;o&quot;;&quot;OCCUPATIONAL&quot;);&quot;,&quot;))" office:value-type="string" office:string-value="S518=RESTRICTED,">
            <text:p>S518=RESTRICTED,</text:p>
          </table:table-cell>
          <table:table-cell table:formula="of:=IF(LEN(TRIM([CulturesData.EZ13]))=0;&quot;&quot;;CONCATENATE([CulturesData.EZ$1];SUBSTITUTE(SUBSTITUTE(SUBSTITUTE([CulturesData.EZ13];&quot;e&quot;;&quot;EVERYMAN&quot;);&quot;r&quot;;&quot;RESTRICTED&quot;);&quot;o&quot;;&quot;OCCUPATIONAL&quot;);&quot;,&quot;))" office:value-type="string" office:string-value="S528=RESTRICTED,">
            <text:p>S528=RESTRICTED,</text:p>
          </table:table-cell>
          <table:table-cell table:formula="of:=IF(LEN(TRIM([CulturesData.FA13]))=0;&quot;&quot;;CONCATENATE([CulturesData.FA$1];SUBSTITUTE(SUBSTITUTE(SUBSTITUTE([CulturesData.FA13];&quot;e&quot;;&quot;EVERYMAN&quot;);&quot;r&quot;;&quot;RESTRICTED&quot;);&quot;o&quot;;&quot;OCCUPATIONAL&quot;);&quot;,&quot;))" office:value-type="string" office:string-value="S520=RESTRICTED,">
            <text:p>S520=RESTRICTED,</text:p>
          </table:table-cell>
          <table:table-cell table:formula="of:=IF(LEN(TRIM([CulturesData.FB13]))=0;&quot;&quot;;CONCATENATE([CulturesData.FB$1];SUBSTITUTE(SUBSTITUTE(SUBSTITUTE([CulturesData.FB13];&quot;e&quot;;&quot;EVERYMAN&quot;);&quot;r&quot;;&quot;RESTRICTED&quot;);&quot;o&quot;;&quot;OCCUPATIONAL&quot;);&quot;,&quot;))" office:value-type="string" office:string-value="S521=RESTRICTED,">
            <text:p>S521=RESTRICTED,</text:p>
          </table:table-cell>
          <table:table-cell table:formula="of:=IF(LEN(TRIM([CulturesData.FC13]))=0;&quot;&quot;;CONCATENATE([CulturesData.FC$1];SUBSTITUTE(SUBSTITUTE(SUBSTITUTE([CulturesData.FC13];&quot;e&quot;;&quot;EVERYMAN&quot;);&quot;r&quot;;&quot;RESTRICTED&quot;);&quot;o&quot;;&quot;OCCUPATIONAL&quot;);&quot;,&quot;))" office:value-type="string" office:string-value="S522=RESTRICTED,">
            <text:p>S522=RESTRICTED,</text:p>
          </table:table-cell>
          <table:table-cell table:formula="of:=IF(LEN(TRIM([CulturesData.FD13]))=0;&quot;&quot;;CONCATENATE([CulturesData.FD$1];SUBSTITUTE(SUBSTITUTE(SUBSTITUTE([CulturesData.FD13];&quot;e&quot;;&quot;EVERYMAN&quot;);&quot;r&quot;;&quot;RESTRICTED&quot;);&quot;o&quot;;&quot;OCCUPATIONAL&quot;);&quot;,&quot;))" office:value-type="string" office:string-value="S523=RESTRICTED,">
            <text:p>S523=RESTRICTED,</text:p>
          </table:table-cell>
          <table:table-cell table:formula="of:=IF(LEN(TRIM([CulturesData.FE13]))=0;&quot;&quot;;CONCATENATE([CulturesData.FE$1];SUBSTITUTE(SUBSTITUTE(SUBSTITUTE([CulturesData.FE13];&quot;e&quot;;&quot;EVERYMAN&quot;);&quot;r&quot;;&quot;RESTRICTED&quot;);&quot;o&quot;;&quot;OCCUPATIONAL&quot;);&quot;,&quot;))" office:value-type="string" office:string-value="S524=RESTRICTED,">
            <text:p>S524=RESTRICTED,</text:p>
          </table:table-cell>
          <table:table-cell table:formula="of:=IF(LEN(TRIM([CulturesData.FF13]))=0;&quot;&quot;;CONCATENATE([CulturesData.FF$1];SUBSTITUTE(SUBSTITUTE(SUBSTITUTE([CulturesData.FF13];&quot;e&quot;;&quot;EVERYMAN&quot;);&quot;r&quot;;&quot;RESTRICTED&quot;);&quot;o&quot;;&quot;OCCUPATIONAL&quot;);&quot;,&quot;))" office:value-type="string" office:string-value="S454=RESTRICTED,">
            <text:p>S454=RESTRICTED,</text:p>
          </table:table-cell>
          <table:table-cell table:formula="of:=IF(LEN(TRIM([CulturesData.FG13]))=0;&quot;&quot;;CONCATENATE([CulturesData.FG$1];SUBSTITUTE(SUBSTITUTE(SUBSTITUTE([CulturesData.FG13];&quot;e&quot;;&quot;EVERYMAN&quot;);&quot;r&quot;;&quot;RESTRICTED&quot;);&quot;o&quot;;&quot;OCCUPATIONAL&quot;);&quot;,&quot;))" office:value-type="string" office:string-value="S242=RESTRICTED,">
            <text:p>S242=RESTRICTED,</text:p>
          </table:table-cell>
          <table:table-cell table:formula="of:=IF(LEN(TRIM([CulturesData.FH13]))=0;&quot;&quot;;CONCATENATE([CulturesData.FH$1];SUBSTITUTE(SUBSTITUTE(SUBSTITUTE([CulturesData.FH13];&quot;e&quot;;&quot;EVERYMAN&quot;);&quot;r&quot;;&quot;RESTRICTED&quot;);&quot;o&quot;;&quot;OCCUPATIONAL&quot;);&quot;,&quot;))" office:value-type="string" office:string-value="S526=RESTRICTED,">
            <text:p>S526=RESTRICTED,</text:p>
          </table:table-cell>
          <table:table-cell table:formula="of:=IF(LEN(TRIM([CulturesData.FI13]))=0;&quot;&quot;;CONCATENATE([CulturesData.FI$1];SUBSTITUTE(SUBSTITUTE(SUBSTITUTE([CulturesData.FI13];&quot;e&quot;;&quot;EVERYMAN&quot;);&quot;r&quot;;&quot;RESTRICTED&quot;);&quot;o&quot;;&quot;OCCUPATIONAL&quot;);&quot;,&quot;))" office:value-type="string" office:string-value="S527=RESTRICTED,">
            <text:p>S527=RESTRICTED,</text:p>
          </table:table-cell>
          <table:table-cell table:formula="of:=IF(LEN(TRIM([CulturesData.FJ13]))=0;&quot;&quot;;CONCATENATE([CulturesData.FJ$1];SUBSTITUTE(SUBSTITUTE(SUBSTITUTE([CulturesData.FJ13];&quot;e&quot;;&quot;EVERYMAN&quot;);&quot;r&quot;;&quot;RESTRICTED&quot;);&quot;o&quot;;&quot;OCCUPATIONAL&quot;);&quot;,&quot;))">
            <text:p/>
          </table:table-cell>
          <table:table-cell table:formula="of:=IF(LEN(TRIM([CulturesData.FK13]))=0;&quot;&quot;;CONCATENATE([CulturesData.FK$1];SUBSTITUTE(SUBSTITUTE(SUBSTITUTE([CulturesData.FK13];&quot;e&quot;;&quot;EVERYMAN&quot;);&quot;r&quot;;&quot;RESTRICTED&quot;);&quot;o&quot;;&quot;OCCUPATIONAL&quot;);&quot;,&quot;))">
            <text:p/>
          </table:table-cell>
          <table:table-cell table:formula="of:=IF(LEN(TRIM([CulturesData.FL13]))=0;&quot;&quot;;CONCATENATE([CulturesData.FL$1];SUBSTITUTE(SUBSTITUTE(SUBSTITUTE([CulturesData.FL13];&quot;e&quot;;&quot;EVERYMAN&quot;);&quot;r&quot;;&quot;RESTRICTED&quot;);&quot;o&quot;;&quot;OCCUPATIONAL&quot;);&quot;,&quot;))">
            <text:p/>
          </table:table-cell>
          <table:table-cell table:formula="of:=IF(LEN(TRIM([CulturesData.FM13]))=0;&quot;&quot;;CONCATENATE([CulturesData.FM$1];SUBSTITUTE(SUBSTITUTE(SUBSTITUTE([CulturesData.FM13];&quot;e&quot;;&quot;EVERYMAN&quot;);&quot;r&quot;;&quot;RESTRICTED&quot;);&quot;o&quot;;&quot;OCCUPATIONAL&quot;);&quot;,&quot;))" office:value-type="string" office:string-value="G14=2,">
            <text:p>G14=2,</text:p>
          </table:table-cell>
          <table:table-cell table:formula="of:=IF(LEN(TRIM([CulturesData.FN13]))=0;&quot;&quot;;CONCATENATE([CulturesData.FN$1];SUBSTITUTE(SUBSTITUTE(SUBSTITUTE([CulturesData.FN13];&quot;e&quot;;&quot;EVERYMAN&quot;);&quot;r&quot;;&quot;RESTRICTED&quot;);&quot;o&quot;;&quot;OCCUPATIONAL&quot;);&quot;,&quot;))" office:value-type="string" office:string-value="S93=2,">
            <text:p>S93=2,</text:p>
          </table:table-cell>
          <table:table-cell table:formula="of:=IF(LEN(TRIM([CulturesData.FO13]))=0;&quot;&quot;;CONCATENATE([CulturesData.FO$1];SUBSTITUTE(SUBSTITUTE(SUBSTITUTE([CulturesData.FO13];&quot;e&quot;;&quot;EVERYMAN&quot;);&quot;r&quot;;&quot;RESTRICTED&quot;);&quot;o&quot;;&quot;OCCUPATIONAL&quot;);&quot;,&quot;))">
            <text:p/>
          </table:table-cell>
          <table:table-cell table:formula="of:=IF(LEN(TRIM([CulturesData.FP13]))=0;&quot;&quot;;CONCATENATE([CulturesData.FP$1];SUBSTITUTE(SUBSTITUTE(SUBSTITUTE([CulturesData.FP13];&quot;e&quot;;&quot;EVERYMAN&quot;);&quot;r&quot;;&quot;RESTRICTED&quot;);&quot;o&quot;;&quot;OCCUPATIONAL&quot;);&quot;,&quot;))" office:value-type="string" office:string-value="S91=2,">
            <text:p>S91=2,</text:p>
          </table:table-cell>
          <table:table-cell table:formula="of:=IF(LEN(TRIM([CulturesData.FQ13]))=0;&quot;&quot;;CONCATENATE([CulturesData.FQ$1];SUBSTITUTE(SUBSTITUTE(SUBSTITUTE([CulturesData.FQ13];&quot;e&quot;;&quot;EVERYMAN&quot;);&quot;r&quot;;&quot;RESTRICTED&quot;);&quot;o&quot;;&quot;OCCUPATIONAL&quot;);&quot;,&quot;))">
            <text:p/>
          </table:table-cell>
          <table:table-cell table:formula="of:=IF(LEN(TRIM([CulturesData.FR13]))=0;&quot;&quot;;CONCATENATE([CulturesData.FR$1];SUBSTITUTE(SUBSTITUTE(SUBSTITUTE([CulturesData.FR13];&quot;e&quot;;&quot;EVERYMAN&quot;);&quot;r&quot;;&quot;RESTRICTED&quot;);&quot;o&quot;;&quot;OCCUPATIONAL&quot;);&quot;,&quot;))" office:value-type="string" office:string-value="G24=1,">
            <text:p>G24=1,</text:p>
          </table:table-cell>
          <table:table-cell table:formula="of:=IF(LEN(TRIM([CulturesData.FS13]))=0;&quot;&quot;;CONCATENATE([CulturesData.FS$1];SUBSTITUTE(SUBSTITUTE(SUBSTITUTE([CulturesData.FS13];&quot;e&quot;;&quot;EVERYMAN&quot;);&quot;r&quot;;&quot;RESTRICTED&quot;);&quot;o&quot;;&quot;OCCUPATIONAL&quot;);&quot;,&quot;))">
            <text:p/>
          </table:table-cell>
          <table:table-cell table:formula="of:=IF(LEN(TRIM([CulturesData.FT13]))=0;&quot;&quot;;CONCATENATE([CulturesData.FT$1];SUBSTITUTE(SUBSTITUTE(SUBSTITUTE([CulturesData.FT13];&quot;e&quot;;&quot;EVERYMAN&quot;);&quot;r&quot;;&quot;RESTRICTED&quot;);&quot;o&quot;;&quot;OCCUPATIONAL&quot;);&quot;,&quot;))">
            <text:p/>
          </table:table-cell>
          <table:table-cell table:formula="of:=IF(LEN(TRIM([CulturesData.FU13]))=0;&quot;&quot;;CONCATENATE([CulturesData.FU$1];SUBSTITUTE(SUBSTITUTE(SUBSTITUTE([CulturesData.FU13];&quot;e&quot;;&quot;EVERYMAN&quot;);&quot;r&quot;;&quot;RESTRICTED&quot;);&quot;o&quot;;&quot;OCCUPATIONAL&quot;);&quot;,&quot;))">
            <text:p/>
          </table:table-cell>
          <table:table-cell table:formula="of:=IF(LEN(TRIM([CulturesData.FV13]))=0;&quot;&quot;;CONCATENATE([CulturesData.FV$1];SUBSTITUTE(SUBSTITUTE(SUBSTITUTE([CulturesData.FV13];&quot;e&quot;;&quot;EVERYMAN&quot;);&quot;r&quot;;&quot;RESTRICTED&quot;);&quot;o&quot;;&quot;OCCUPATIONAL&quot;);&quot;,&quot;))">
            <text:p/>
          </table:table-cell>
          <table:table-cell table:formula="of:=IF(LEN(TRIM([CulturesData.FW13]))=0;&quot;&quot;;CONCATENATE([CulturesData.FW$1];SUBSTITUTE(SUBSTITUTE(SUBSTITUTE([CulturesData.FW13];&quot;e&quot;;&quot;EVERYMAN&quot;);&quot;r&quot;;&quot;RESTRICTED&quot;);&quot;o&quot;;&quot;OCCUPATIONAL&quot;);&quot;,&quot;))">
            <text:p/>
          </table:table-cell>
          <table:table-cell table:formula="of:=IF(LEN(TRIM([CulturesData.FX13]))=0;&quot;&quot;;CONCATENATE([CulturesData.FX$1];SUBSTITUTE(SUBSTITUTE(SUBSTITUTE([CulturesData.FX13];&quot;e&quot;;&quot;EVERYMAN&quot;);&quot;r&quot;;&quot;RESTRICTED&quot;);&quot;o&quot;;&quot;OCCUPATIONAL&quot;);&quot;,&quot;))">
            <text:p/>
          </table:table-cell>
          <table:table-cell table:formula="of:=IF(LEN(TRIM([CulturesData.FY13]))=0;&quot;&quot;;CONCATENATE([CulturesData.FY$1];SUBSTITUTE(SUBSTITUTE(SUBSTITUTE([CulturesData.FY13];&quot;e&quot;;&quot;EVERYMAN&quot;);&quot;r&quot;;&quot;RESTRICTED&quot;);&quot;o&quot;;&quot;OCCUPATIONAL&quot;);&quot;,&quot;))">
            <text:p/>
          </table:table-cell>
          <table:table-cell table:formula="of:=IF(LEN(TRIM([CulturesData.FZ13]))=0;&quot;&quot;;CONCATENATE([CulturesData.FZ$1];SUBSTITUTE(SUBSTITUTE(SUBSTITUTE([CulturesData.FZ13];&quot;e&quot;;&quot;EVERYMAN&quot;);&quot;r&quot;;&quot;RESTRICTED&quot;);&quot;o&quot;;&quot;OCCUPATIONAL&quot;);&quot;,&quot;))">
            <text:p/>
          </table:table-cell>
          <table:table-cell table:formula="of:=IF(LEN(TRIM([CulturesData.GA13]))=0;&quot;&quot;;CONCATENATE([CulturesData.GA$1];SUBSTITUTE(SUBSTITUTE(SUBSTITUTE([CulturesData.GA13];&quot;e&quot;;&quot;EVERYMAN&quot;);&quot;r&quot;;&quot;RESTRICTED&quot;);&quot;o&quot;;&quot;OCCUPATIONAL&quot;);&quot;,&quot;))">
            <text:p/>
          </table:table-cell>
          <table:table-cell table:formula="of:=IF(LEN(TRIM([CulturesData.GB13]))=0;&quot;&quot;;CONCATENATE([CulturesData.GB$1];SUBSTITUTE(SUBSTITUTE(SUBSTITUTE([CulturesData.GB13];&quot;e&quot;;&quot;EVERYMAN&quot;);&quot;r&quot;;&quot;RESTRICTED&quot;);&quot;o&quot;;&quot;OCCUPATIONAL&quot;);&quot;,&quot;))">
            <text:p/>
          </table:table-cell>
          <table:table-cell table:formula="of:=IF(LEN(TRIM([CulturesData.GC13]))=0;&quot;&quot;;CONCATENATE([CulturesData.GC$1];SUBSTITUTE(SUBSTITUTE(SUBSTITUTE([CulturesData.GC13];&quot;e&quot;;&quot;EVERYMAN&quot;);&quot;r&quot;;&quot;RESTRICTED&quot;);&quot;o&quot;;&quot;OCCUPATIONAL&quot;);&quot;,&quot;))">
            <text:p/>
          </table:table-cell>
          <table:table-cell table:formula="of:=IF(LEN(TRIM([CulturesData.GD13]))=0;&quot;&quot;;CONCATENATE([CulturesData.GD$1];SUBSTITUTE(SUBSTITUTE(SUBSTITUTE([CulturesData.GD13];&quot;e&quot;;&quot;EVERYMAN&quot;);&quot;r&quot;;&quot;RESTRICTED&quot;);&quot;o&quot;;&quot;OCCUPATIONAL&quot;);&quot;,&quot;))">
            <text:p/>
          </table:table-cell>
          <table:table-cell table:formula="of:=IF(LEN(TRIM([CulturesData.GE13]))=0;&quot;&quot;;CONCATENATE([CulturesData.GE$1];SUBSTITUTE(SUBSTITUTE(SUBSTITUTE([CulturesData.GE13];&quot;e&quot;;&quot;EVERYMAN&quot;);&quot;r&quot;;&quot;RESTRICTED&quot;);&quot;o&quot;;&quot;OCCUPATIONAL&quot;);&quot;,&quot;))">
            <text:p/>
          </table:table-cell>
          <table:table-cell table:formula="of:=IF(LEN(TRIM([CulturesData.GF13]))=0;&quot;&quot;;CONCATENATE([CulturesData.GF$1];SUBSTITUTE(SUBSTITUTE(SUBSTITUTE([CulturesData.GF13];&quot;e&quot;;&quot;EVERYMAN&quot;);&quot;r&quot;;&quot;RESTRICTED&quot;);&quot;o&quot;;&quot;OCCUPATIONAL&quot;);&quot;,&quot;))" office:value-type="string" office:string-value="G27=1,">
            <text:p>G27=1,</text:p>
          </table:table-cell>
          <table:table-cell table:formula="of:=IF(LEN(TRIM([CulturesData.GG13]))=0;&quot;&quot;;CONCATENATE([CulturesData.GG$1];SUBSTITUTE(SUBSTITUTE(SUBSTITUTE([CulturesData.GG13];&quot;e&quot;;&quot;EVERYMAN&quot;);&quot;r&quot;;&quot;RESTRICTED&quot;);&quot;o&quot;;&quot;OCCUPATIONAL&quot;);&quot;,&quot;))" office:value-type="string" office:string-value="S257=1,">
            <text:p>S257=1,</text:p>
          </table:table-cell>
          <table:table-cell table:formula="of:=IF(LEN(TRIM([CulturesData.GH13]))=0;&quot;&quot;;CONCATENATE([CulturesData.GH$1];SUBSTITUTE(SUBSTITUTE(SUBSTITUTE([CulturesData.GH13];&quot;e&quot;;&quot;EVERYMAN&quot;);&quot;r&quot;;&quot;RESTRICTED&quot;);&quot;o&quot;;&quot;OCCUPATIONAL&quot;);&quot;,&quot;))">
            <text:p/>
          </table:table-cell>
          <table:table-cell table:formula="of:=IF(LEN(TRIM([CulturesData.GI13]))=0;&quot;&quot;;CONCATENATE([CulturesData.GI$1];SUBSTITUTE(SUBSTITUTE(SUBSTITUTE([CulturesData.GI13];&quot;e&quot;;&quot;EVERYMAN&quot;);&quot;r&quot;;&quot;RESTRICTED&quot;);&quot;o&quot;;&quot;OCCUPATIONAL&quot;);&quot;,&quot;))">
            <text:p/>
          </table:table-cell>
          <table:table-cell table:formula="of:=IF(LEN(TRIM([CulturesData.GJ13]))=0;&quot;&quot;;CONCATENATE([CulturesData.GJ$1];SUBSTITUTE(SUBSTITUTE(SUBSTITUTE([CulturesData.GJ13];&quot;e&quot;;&quot;EVERYMAN&quot;);&quot;r&quot;;&quot;RESTRICTED&quot;);&quot;o&quot;;&quot;OCCUPATIONAL&quot;);&quot;,&quot;))" office:value-type="string" office:string-value="G31=2,">
            <text:p>G31=2,</text:p>
          </table:table-cell>
          <table:table-cell table:formula="of:=IF(LEN(TRIM([CulturesData.GK13]))=0;&quot;&quot;;CONCATENATE([CulturesData.GK$1];SUBSTITUTE(SUBSTITUTE(SUBSTITUTE([CulturesData.GK13];&quot;e&quot;;&quot;EVERYMAN&quot;);&quot;r&quot;;&quot;RESTRICTED&quot;);&quot;o&quot;;&quot;OCCUPATIONAL&quot;);&quot;,&quot;))" office:value-type="string" office:string-value="S294=2,">
            <text:p>S294=2,</text:p>
          </table:table-cell>
          <table:table-cell table:formula="of:=IF(LEN(TRIM([CulturesData.GL13]))=0;&quot;&quot;;CONCATENATE([CulturesData.GL$1];SUBSTITUTE(SUBSTITUTE(SUBSTITUTE([CulturesData.GL13];&quot;e&quot;;&quot;EVERYMAN&quot;);&quot;r&quot;;&quot;RESTRICTED&quot;);&quot;o&quot;;&quot;OCCUPATIONAL&quot;);&quot;,&quot;))">
            <text:p/>
          </table:table-cell>
          <table:table-cell table:formula="of:=IF(LEN(TRIM([CulturesData.GM13]))=0;&quot;&quot;;CONCATENATE([CulturesData.GM$1];SUBSTITUTE(SUBSTITUTE(SUBSTITUTE([CulturesData.GM13];&quot;e&quot;;&quot;EVERYMAN&quot;);&quot;r&quot;;&quot;RESTRICTED&quot;);&quot;o&quot;;&quot;OCCUPATIONAL&quot;);&quot;,&quot;))">
            <text:p/>
          </table:table-cell>
          <table:table-cell table:formula="of:=IF(LEN(TRIM([CulturesData.GN13]))=0;&quot;&quot;;CONCATENATE([CulturesData.GN$1];SUBSTITUTE(SUBSTITUTE(SUBSTITUTE([CulturesData.GN13];&quot;e&quot;;&quot;EVERYMAN&quot;);&quot;r&quot;;&quot;RESTRICTED&quot;);&quot;o&quot;;&quot;OCCUPATIONAL&quot;);&quot;,&quot;))">
            <text:p/>
          </table:table-cell>
          <table:table-cell table:formula="of:=IF(LEN(TRIM([CulturesData.GO13]))=0;&quot;&quot;;CONCATENATE([CulturesData.GO$1];SUBSTITUTE(SUBSTITUTE(SUBSTITUTE([CulturesData.GO13];&quot;e&quot;;&quot;EVERYMAN&quot;);&quot;r&quot;;&quot;RESTRICTED&quot;);&quot;o&quot;;&quot;OCCUPATIONAL&quot;);&quot;,&quot;))">
            <text:p/>
          </table:table-cell>
          <table:table-cell table:formula="of:=IF(LEN(TRIM([CulturesData.GP13]))=0;&quot;&quot;;CONCATENATE([CulturesData.GP$1];SUBSTITUTE(SUBSTITUTE(SUBSTITUTE([CulturesData.GP13];&quot;e&quot;;&quot;EVERYMAN&quot;);&quot;r&quot;;&quot;RESTRICTED&quot;);&quot;o&quot;;&quot;OCCUPATIONAL&quot;);&quot;,&quot;))" office:value-type="string" office:string-value="LANG=8,">
            <text:p>LANG=8,</text:p>
          </table:table-cell>
          <table:table-cell table:formula="of:=IF(LEN(TRIM([CulturesData.GQ13]))=0;&quot;&quot;;CONCATENATE([CulturesData.GQ$1];SUBSTITUTE(SUBSTITUTE(SUBSTITUTE([CulturesData.GQ13];&quot;e&quot;;&quot;EVERYMAN&quot;);&quot;r&quot;;&quot;RESTRICTED&quot;);&quot;o&quot;;&quot;OCCUPATIONAL&quot;);&quot;,&quot;))" office:value-type="string" office:string-value="SPELL=1,">
            <text:p>SPELL=1,</text:p>
          </table:table-cell>
          <table:table-cell table:formula="of:=IF(LEN(TRIM([CulturesData.GR13]))=0;&quot;&quot;;CONCATENATE([CulturesData.GR$1];SUBSTITUTE(SUBSTITUTE(SUBSTITUTE([CulturesData.GR13];&quot;e&quot;;&quot;EVERYMAN&quot;);&quot;r&quot;;&quot;RESTRICTED&quot;);&quot;o&quot;;&quot;OCCUPATIONAL&quot;);&quot;,&quot;))" office:value-type="string" office:string-value="HOBBY=10,">
            <text:p>HOBBY=10,</text:p>
          </table:table-cell>
          <table:table-cell table:formula="of:=IF(LEN(TRIM([CulturesData.GS13]))=0;&quot;&quot;;CONCATENATE([CulturesData.GS$1];[CulturesData.GS13];&quot;,&quot;))">
            <text:p/>
          </table:table-cell>
          <table:table-cell table:formula="of:=IF(LEN(TRIM([CulturesData.GT13]))=0;&quot;&quot;;CONCATENATE([CulturesData.GT$1];SUBSTITUTE(SUBSTITUTE(SUBSTITUTE([CulturesData.GT13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formula="of:=CONCATENATE([CulturesData.A14]; &quot;,&quot;)" office:value-type="string" office:string-value="35,">
            <text:p>35,</text:p>
          </table:table-cell>
          <table:table-cell table:formula="of:=CONCATENATE([CulturesData.B14]; &quot;,&quot;)" office:value-type="string" office:string-value="35,">
            <text:p>35,</text:p>
          </table:table-cell>
          <table:table-cell table:formula="of:=CONCATENATE([CulturesData.D14]; &quot;,&quot;)" office:value-type="string" office:string-value=",">
            <text:p>,</text:p>
          </table:table-cell>
          <table:table-cell table:formula="of:=CONCATENATE([CulturesData.C14]; &quot;,&quot;)" office:value-type="string" office:string-value="dwarf,">
            <text:p>dwarf,</text:p>
          </table:table-cell>
          <table:table-cell table:formula="of:=CONCATENATE([CulturesData.E14]; &quot;,&quot;)" office:value-type="string" office:string-value="100,">
            <text:p>100,</text:p>
          </table:table-cell>
          <table:table-cell table:formula="of:=CONCATENATE([CulturesData.F14]; &quot;,&quot;)" office:value-type="string" office:string-value="90,">
            <text:p>90,</text:p>
          </table:table-cell>
          <table:table-cell table:formula="of:=CONCATENATE([CulturesData.G14]; &quot;,&quot;)" office:value-type="string" office:string-value="145,">
            <text:p>145,</text:p>
          </table:table-cell>
          <table:table-cell table:formula="of:=CONCATENATE([CulturesData.H14]; &quot;,&quot;)" office:value-type="string" office:string-value="135,">
            <text:p>135,</text:p>
          </table:table-cell>
          <table:table-cell table:formula="of:=IF(LEN(TRIM([CulturesData.J14]))=0;&quot;&quot;;CONCATENATE([CulturesData.J$1];SUBSTITUTE(SUBSTITUTE(SUBSTITUTE([CulturesData.J14];&quot;e&quot;;&quot;EVERYMAN&quot;);&quot;r&quot;;&quot;RESTRICTED&quot;);&quot;o&quot;;&quot;OCCUPATIONAL&quot;);&quot;,&quot;))">
            <text:p/>
          </table:table-cell>
          <table:table-cell table:formula="of:=IF(LEN(TRIM([CulturesData.K14]))=0;&quot;&quot;;CONCATENATE([CulturesData.K$1];SUBSTITUTE(SUBSTITUTE(SUBSTITUTE([CulturesData.K14];&quot;e&quot;;&quot;EVERYMAN&quot;);&quot;r&quot;;&quot;RESTRICTED&quot;);&quot;o&quot;;&quot;OCCUPATIONAL&quot;);&quot;,&quot;))">
            <text:p/>
          </table:table-cell>
          <table:table-cell table:formula="of:=IF(LEN(TRIM([CulturesData.L14]))=0;&quot;&quot;;CONCATENATE([CulturesData.L$1];SUBSTITUTE(SUBSTITUTE(SUBSTITUTE([CulturesData.L14];&quot;e&quot;;&quot;EVERYMAN&quot;);&quot;r&quot;;&quot;RESTRICTED&quot;);&quot;o&quot;;&quot;OCCUPATIONAL&quot;);&quot;,&quot;))" office:value-type="string" office:string-value="G19=1,">
            <text:p>G19=1,</text:p>
          </table:table-cell>
          <table:table-cell table:formula="of:=IF(LEN(TRIM([CulturesData.M14]))=0;&quot;&quot;;CONCATENATE([CulturesData.M$1];SUBSTITUTE(SUBSTITUTE(SUBSTITUTE([CulturesData.M14];&quot;e&quot;;&quot;EVERYMAN&quot;);&quot;r&quot;;&quot;RESTRICTED&quot;);&quot;o&quot;;&quot;OCCUPATIONAL&quot;);&quot;,&quot;))">
            <text:p/>
          </table:table-cell>
          <table:table-cell table:formula="of:=IF(LEN(TRIM([CulturesData.N14]))=0;&quot;&quot;;CONCATENATE([CulturesData.N$1];SUBSTITUTE(SUBSTITUTE(SUBSTITUTE([CulturesData.N14];&quot;e&quot;;&quot;EVERYMAN&quot;);&quot;r&quot;;&quot;RESTRICTED&quot;);&quot;o&quot;;&quot;OCCUPATIONAL&quot;);&quot;,&quot;))" office:value-type="string" office:string-value="S217=1,">
            <text:p>S217=1,</text:p>
          </table:table-cell>
          <table:table-cell table:formula="of:=IF(LEN(TRIM([CulturesData.O14]))=0;&quot;&quot;;CONCATENATE([CulturesData.O$1];SUBSTITUTE(SUBSTITUTE(SUBSTITUTE([CulturesData.O14];&quot;e&quot;;&quot;EVERYMAN&quot;);&quot;r&quot;;&quot;RESTRICTED&quot;);&quot;o&quot;;&quot;OCCUPATIONAL&quot;);&quot;,&quot;))" office:value-type="string" office:string-value="G20=3,">
            <text:p>G20=3,</text:p>
          </table:table-cell>
          <table:table-cell table:formula="of:=IF(LEN(TRIM([CulturesData.P14]))=0;&quot;&quot;;CONCATENATE([CulturesData.P$1];SUBSTITUTE(SUBSTITUTE(SUBSTITUTE([CulturesData.P14];&quot;e&quot;;&quot;EVERYMAN&quot;);&quot;r&quot;;&quot;RESTRICTED&quot;);&quot;o&quot;;&quot;OCCUPATIONAL&quot;);&quot;,&quot;))" office:value-type="string" office:string-value="S218=3,">
            <text:p>S218=3,</text:p>
          </table:table-cell>
          <table:table-cell table:formula="of:=IF(LEN(TRIM([CulturesData.Q14]))=0;&quot;&quot;;CONCATENATE([CulturesData.Q$1];SUBSTITUTE(SUBSTITUTE(SUBSTITUTE([CulturesData.Q14];&quot;e&quot;;&quot;EVERYMAN&quot;);&quot;r&quot;;&quot;RESTRICTED&quot;);&quot;o&quot;;&quot;OCCUPATIONAL&quot;);&quot;,&quot;))">
            <text:p/>
          </table:table-cell>
          <table:table-cell table:formula="of:=IF(LEN(TRIM([CulturesData.R14]))=0;&quot;&quot;;CONCATENATE([CulturesData.R$1];SUBSTITUTE(SUBSTITUTE(SUBSTITUTE([CulturesData.R14];&quot;e&quot;;&quot;EVERYMAN&quot;);&quot;r&quot;;&quot;RESTRICTED&quot;);&quot;o&quot;;&quot;OCCUPATIONAL&quot;);&quot;,&quot;))">
            <text:p/>
          </table:table-cell>
          <table:table-cell table:formula="of:=IF(LEN(TRIM([CulturesData.S14]))=0;&quot;&quot;;CONCATENATE([CulturesData.S$1];SUBSTITUTE(SUBSTITUTE(SUBSTITUTE([CulturesData.S14];&quot;e&quot;;&quot;EVERYMAN&quot;);&quot;r&quot;;&quot;RESTRICTED&quot;);&quot;o&quot;;&quot;OCCUPATIONAL&quot;);&quot;,&quot;))">
            <text:p/>
          </table:table-cell>
          <table:table-cell table:formula="of:=IF(LEN(TRIM([CulturesData.T14]))=0;&quot;&quot;;CONCATENATE([CulturesData.T$1];SUBSTITUTE(SUBSTITUTE(SUBSTITUTE([CulturesData.T14];&quot;e&quot;;&quot;EVERYMAN&quot;);&quot;r&quot;;&quot;RESTRICTED&quot;);&quot;o&quot;;&quot;OCCUPATIONAL&quot;);&quot;,&quot;))">
            <text:p/>
          </table:table-cell>
          <table:table-cell table:formula="of:=IF(LEN(TRIM([CulturesData.U14]))=0;&quot;&quot;;CONCATENATE([CulturesData.U$1];SUBSTITUTE(SUBSTITUTE(SUBSTITUTE([CulturesData.U14];&quot;e&quot;;&quot;EVERYMAN&quot;);&quot;r&quot;;&quot;RESTRICTED&quot;);&quot;o&quot;;&quot;OCCUPATIONAL&quot;);&quot;,&quot;))">
            <text:p/>
          </table:table-cell>
          <table:table-cell table:formula="of:=IF(LEN(TRIM([CulturesData.V14]))=0;&quot;&quot;;CONCATENATE([CulturesData.V$1];SUBSTITUTE(SUBSTITUTE(SUBSTITUTE([CulturesData.V14];&quot;e&quot;;&quot;EVERYMAN&quot;);&quot;r&quot;;&quot;RESTRICTED&quot;);&quot;o&quot;;&quot;OCCUPATIONAL&quot;);&quot;,&quot;))" office:value-type="string" office:string-value="G3=1,">
            <text:p>G3=1,</text:p>
          </table:table-cell>
          <table:table-cell table:formula="of:=IF(LEN(TRIM([CulturesData.W14]))=0;&quot;&quot;;CONCATENATE([CulturesData.W$1];SUBSTITUTE(SUBSTITUTE(SUBSTITUTE([CulturesData.W14];&quot;e&quot;;&quot;EVERYMAN&quot;);&quot;r&quot;;&quot;RESTRICTED&quot;);&quot;o&quot;;&quot;OCCUPATIONAL&quot;);&quot;,&quot;))">
            <text:p/>
          </table:table-cell>
          <table:table-cell table:formula="of:=IF(LEN(TRIM([CulturesData.X14]))=0;&quot;&quot;;CONCATENATE([CulturesData.X$1];SUBSTITUTE(SUBSTITUTE(SUBSTITUTE([CulturesData.X14];&quot;e&quot;;&quot;EVERYMAN&quot;);&quot;r&quot;;&quot;RESTRICTED&quot;);&quot;o&quot;;&quot;OCCUPATIONAL&quot;);&quot;,&quot;))">
            <text:p/>
          </table:table-cell>
          <table:table-cell table:formula="of:=IF(LEN(TRIM([CulturesData.Y14]))=0;&quot;&quot;;CONCATENATE([CulturesData.Y$1];SUBSTITUTE(SUBSTITUTE(SUBSTITUTE([CulturesData.Y14];&quot;e&quot;;&quot;EVERYMAN&quot;);&quot;r&quot;;&quot;RESTRICTED&quot;);&quot;o&quot;;&quot;OCCUPATIONAL&quot;);&quot;,&quot;))">
            <text:p/>
          </table:table-cell>
          <table:table-cell table:formula="of:=IF(LEN(TRIM([CulturesData.Z14]))=0;&quot;&quot;;CONCATENATE([CulturesData.Z$1];SUBSTITUTE(SUBSTITUTE(SUBSTITUTE([CulturesData.Z14];&quot;e&quot;;&quot;EVERYMAN&quot;);&quot;r&quot;;&quot;RESTRICTED&quot;);&quot;o&quot;;&quot;OCCUPATIONAL&quot;);&quot;,&quot;))">
            <text:p/>
          </table:table-cell>
          <table:table-cell table:formula="of:=IF(LEN(TRIM([CulturesData.AA14]))=0;&quot;&quot;;CONCATENATE([CulturesData.AA$1];SUBSTITUTE(SUBSTITUTE(SUBSTITUTE([CulturesData.AA14];&quot;e&quot;;&quot;EVERYMAN&quot;);&quot;r&quot;;&quot;RESTRICTED&quot;);&quot;o&quot;;&quot;OCCUPATIONAL&quot;);&quot;,&quot;))" office:value-type="string" office:string-value="G1=1,">
            <text:p>G1=1,</text:p>
          </table:table-cell>
          <table:table-cell table:formula="of:=IF(LEN(TRIM([CulturesData.AB14]))=0;&quot;&quot;;CONCATENATE([CulturesData.AB$1];SUBSTITUTE(SUBSTITUTE(SUBSTITUTE([CulturesData.AB14];&quot;e&quot;;&quot;EVERYMAN&quot;);&quot;r&quot;;&quot;RESTRICTED&quot;);&quot;o&quot;;&quot;OCCUPATIONAL&quot;);&quot;,&quot;))">
            <text:p/>
          </table:table-cell>
          <table:table-cell table:formula="of:=IF(LEN(TRIM([CulturesData.AC14]))=0;&quot;&quot;;CONCATENATE([CulturesData.AC$1];SUBSTITUTE(SUBSTITUTE(SUBSTITUTE([CulturesData.AC14];&quot;e&quot;;&quot;EVERYMAN&quot;);&quot;r&quot;;&quot;RESTRICTED&quot;);&quot;o&quot;;&quot;OCCUPATIONAL&quot;);&quot;,&quot;))">
            <text:p/>
          </table:table-cell>
          <table:table-cell table:formula="of:=IF(LEN(TRIM([CulturesData.AD14]))=0;&quot;&quot;;CONCATENATE([CulturesData.AD$1];SUBSTITUTE(SUBSTITUTE(SUBSTITUTE([CulturesData.AD14];&quot;e&quot;;&quot;EVERYMAN&quot;);&quot;r&quot;;&quot;RESTRICTED&quot;);&quot;o&quot;;&quot;OCCUPATIONAL&quot;);&quot;,&quot;))" office:value-type="string" office:string-value="S5=RESTRICTED,">
            <text:p>S5=RESTRICTED,</text:p>
          </table:table-cell>
          <table:table-cell table:formula="of:=IF(LEN(TRIM([CulturesData.AE14]))=0;&quot;&quot;;CONCATENATE([CulturesData.AE$1];SUBSTITUTE(SUBSTITUTE(SUBSTITUTE([CulturesData.AE14];&quot;e&quot;;&quot;EVERYMAN&quot;);&quot;r&quot;;&quot;RESTRICTED&quot;);&quot;o&quot;;&quot;OCCUPATIONAL&quot;);&quot;,&quot;))" office:value-type="string" office:string-value="G2=1,">
            <text:p>G2=1,</text:p>
          </table:table-cell>
          <table:table-cell table:formula="of:=IF(LEN(TRIM([CulturesData.AF14]))=0;&quot;&quot;;CONCATENATE([CulturesData.AF$1];SUBSTITUTE(SUBSTITUTE(SUBSTITUTE([CulturesData.AF14];&quot;e&quot;;&quot;EVERYMAN&quot;);&quot;r&quot;;&quot;RESTRICTED&quot;);&quot;o&quot;;&quot;OCCUPATIONAL&quot;);&quot;,&quot;))" office:value-type="string" office:string-value="S14=1,">
            <text:p>S14=1,</text:p>
          </table:table-cell>
          <table:table-cell table:formula="of:=IF(LEN(TRIM([CulturesData.AG14]))=0;&quot;&quot;;CONCATENATE([CulturesData.AG$1];SUBSTITUTE(SUBSTITUTE(SUBSTITUTE([CulturesData.AG14];&quot;e&quot;;&quot;EVERYMAN&quot;);&quot;r&quot;;&quot;RESTRICTED&quot;);&quot;o&quot;;&quot;OCCUPATIONAL&quot;);&quot;,&quot;))">
            <text:p/>
          </table:table-cell>
          <table:table-cell table:formula="of:=IF(LEN(TRIM([CulturesData.AH14]))=0;&quot;&quot;;CONCATENATE([CulturesData.AH$1];SUBSTITUTE(SUBSTITUTE(SUBSTITUTE([CulturesData.AH14];&quot;e&quot;;&quot;EVERYMAN&quot;);&quot;r&quot;;&quot;RESTRICTED&quot;);&quot;o&quot;;&quot;OCCUPATIONAL&quot;);&quot;,&quot;))" office:value-type="string" office:string-value="S168=4,">
            <text:p>S168=4,</text:p>
          </table:table-cell>
          <table:table-cell table:formula="of:=IF(LEN(TRIM([CulturesData.AI14]))=0;&quot;&quot;;CONCATENATE([CulturesData.AI$1];SUBSTITUTE(SUBSTITUTE(SUBSTITUTE([CulturesData.AI14];&quot;e&quot;;&quot;EVERYMAN&quot;);&quot;r&quot;;&quot;RESTRICTED&quot;);&quot;o&quot;;&quot;OCCUPATIONAL&quot;);&quot;,&quot;))" office:value-type="string" office:string-value="G36=1,">
            <text:p>G36=1,</text:p>
          </table:table-cell>
          <table:table-cell table:formula="of:=IF(LEN(TRIM([CulturesData.AJ14]))=0;&quot;&quot;;CONCATENATE([CulturesData.AJ$1];SUBSTITUTE(SUBSTITUTE(SUBSTITUTE([CulturesData.AJ14];&quot;e&quot;;&quot;EVERYMAN&quot;);&quot;r&quot;;&quot;RESTRICTED&quot;);&quot;o&quot;;&quot;OCCUPATIONAL&quot;);&quot;,&quot;))">
            <text:p/>
          </table:table-cell>
          <table:table-cell table:formula="of:=IF(LEN(TRIM([CulturesData.AK14]))=0;&quot;&quot;;CONCATENATE([CulturesData.AK$1];SUBSTITUTE(SUBSTITUTE(SUBSTITUTE([CulturesData.AK14];&quot;e&quot;;&quot;EVERYMAN&quot;);&quot;r&quot;;&quot;RESTRICTED&quot;);&quot;o&quot;;&quot;OCCUPATIONAL&quot;);&quot;,&quot;))">
            <text:p/>
          </table:table-cell>
          <table:table-cell table:formula="of:=IF(LEN(TRIM([CulturesData.AL14]))=0;&quot;&quot;;CONCATENATE([CulturesData.AL$1];SUBSTITUTE(SUBSTITUTE(SUBSTITUTE([CulturesData.AL14];&quot;e&quot;;&quot;EVERYMAN&quot;);&quot;r&quot;;&quot;RESTRICTED&quot;);&quot;o&quot;;&quot;OCCUPATIONAL&quot;);&quot;,&quot;))">
            <text:p/>
          </table:table-cell>
          <table:table-cell table:formula="of:=IF(LEN(TRIM([CulturesData.AM14]))=0;&quot;&quot;;CONCATENATE([CulturesData.AM$1];SUBSTITUTE(SUBSTITUTE(SUBSTITUTE([CulturesData.AM14];&quot;e&quot;;&quot;EVERYMAN&quot;);&quot;r&quot;;&quot;RESTRICTED&quot;);&quot;o&quot;;&quot;OCCUPATIONAL&quot;);&quot;,&quot;))">
            <text:p/>
          </table:table-cell>
          <table:table-cell table:formula="of:=IF(LEN(TRIM([CulturesData.AN14]))=0;&quot;&quot;;CONCATENATE([CulturesData.AN$1];SUBSTITUTE(SUBSTITUTE(SUBSTITUTE([CulturesData.AN14];&quot;e&quot;;&quot;EVERYMAN&quot;);&quot;r&quot;;&quot;RESTRICTED&quot;);&quot;o&quot;;&quot;OCCUPATIONAL&quot;);&quot;,&quot;))" office:value-type="string" office:string-value="S155=RESTRICTED,">
            <text:p>S155=RESTRICTED,</text:p>
          </table:table-cell>
          <table:table-cell table:formula="of:=IF(LEN(TRIM([CulturesData.AO14]))=0;&quot;&quot;;CONCATENATE([CulturesData.AO$1];SUBSTITUTE(SUBSTITUTE(SUBSTITUTE([CulturesData.AO14];&quot;e&quot;;&quot;EVERYMAN&quot;);&quot;r&quot;;&quot;RESTRICTED&quot;);&quot;o&quot;;&quot;OCCUPATIONAL&quot;);&quot;,&quot;))" office:value-type="string" office:string-value="S154=RESTRICTED,">
            <text:p>S154=RESTRICTED,</text:p>
          </table:table-cell>
          <table:table-cell table:formula="of:=IF(LEN(TRIM([CulturesData.AP14]))=0;&quot;&quot;;CONCATENATE([CulturesData.AP$1];SUBSTITUTE(SUBSTITUTE(SUBSTITUTE([CulturesData.AP14];&quot;e&quot;;&quot;EVERYMAN&quot;);&quot;r&quot;;&quot;RESTRICTED&quot;);&quot;o&quot;;&quot;OCCUPATIONAL&quot;);&quot;,&quot;))" office:value-type="string" office:string-value="S64=3,">
            <text:p>S64=3,</text:p>
          </table:table-cell>
          <table:table-cell table:formula="of:=IF(LEN(TRIM([CulturesData.AQ14]))=0;&quot;&quot;;CONCATENATE([CulturesData.AQ$1];SUBSTITUTE(SUBSTITUTE(SUBSTITUTE([CulturesData.AQ14];&quot;e&quot;;&quot;EVERYMAN&quot;);&quot;r&quot;;&quot;RESTRICTED&quot;);&quot;o&quot;;&quot;OCCUPATIONAL&quot;);&quot;,&quot;))">
            <text:p/>
          </table:table-cell>
          <table:table-cell table:formula="of:=IF(LEN(TRIM([CulturesData.AR14]))=0;&quot;&quot;;CONCATENATE([CulturesData.AR$1];SUBSTITUTE(SUBSTITUTE(SUBSTITUTE([CulturesData.AR14];&quot;e&quot;;&quot;EVERYMAN&quot;);&quot;r&quot;;&quot;RESTRICTED&quot;);&quot;o&quot;;&quot;OCCUPATIONAL&quot;);&quot;,&quot;))" office:value-type="string" office:string-value="S503=RESTRICTED,">
            <text:p>S503=RESTRICTED,</text:p>
          </table:table-cell>
          <table:table-cell table:formula="of:=IF(LEN(TRIM([CulturesData.AS14]))=0;&quot;&quot;;CONCATENATE([CulturesData.AS$1];SUBSTITUTE(SUBSTITUTE(SUBSTITUTE([CulturesData.AS14];&quot;e&quot;;&quot;EVERYMAN&quot;);&quot;r&quot;;&quot;RESTRICTED&quot;);&quot;o&quot;;&quot;OCCUPATIONAL&quot;);&quot;,&quot;))" office:value-type="string" office:string-value="S504=RESTRICTED,">
            <text:p>S504=RESTRICTED,</text:p>
          </table:table-cell>
          <table:table-cell table:formula="of:=IF(LEN(TRIM([CulturesData.AT14]))=0;&quot;&quot;;CONCATENATE([CulturesData.AT$1];SUBSTITUTE(SUBSTITUTE(SUBSTITUTE([CulturesData.AT14];&quot;e&quot;;&quot;EVERYMAN&quot;);&quot;r&quot;;&quot;RESTRICTED&quot;);&quot;o&quot;;&quot;OCCUPATIONAL&quot;);&quot;,&quot;))" office:value-type="string" office:string-value="S53=RESTRICTED,">
            <text:p>S53=RESTRICTED,</text:p>
          </table:table-cell>
          <table:table-cell table:formula="of:=IF(LEN(TRIM([CulturesData.AU14]))=0;&quot;&quot;;CONCATENATE([CulturesData.AU$1];SUBSTITUTE(SUBSTITUTE(SUBSTITUTE([CulturesData.AU14];&quot;e&quot;;&quot;EVERYMAN&quot;);&quot;r&quot;;&quot;RESTRICTED&quot;);&quot;o&quot;;&quot;OCCUPATIONAL&quot;);&quot;,&quot;))" office:value-type="string" office:string-value="S54=RESTRICTED,">
            <text:p>S54=RESTRICTED,</text:p>
          </table:table-cell>
          <table:table-cell table:formula="of:=IF(LEN(TRIM([CulturesData.AV14]))=0;&quot;&quot;;CONCATENATE([CulturesData.AV$1];SUBSTITUTE(SUBSTITUTE(SUBSTITUTE([CulturesData.AV14];&quot;e&quot;;&quot;EVERYMAN&quot;);&quot;r&quot;;&quot;RESTRICTED&quot;);&quot;o&quot;;&quot;OCCUPATIONAL&quot;);&quot;,&quot;))" office:value-type="string" office:string-value="G8=1,">
            <text:p>G8=1,</text:p>
          </table:table-cell>
          <table:table-cell table:formula="of:=IF(LEN(TRIM([CulturesData.AW14]))=0;&quot;&quot;;CONCATENATE([CulturesData.AW$1];SUBSTITUTE(SUBSTITUTE(SUBSTITUTE([CulturesData.AW14];&quot;e&quot;;&quot;EVERYMAN&quot;);&quot;r&quot;;&quot;RESTRICTED&quot;);&quot;o&quot;;&quot;OCCUPATIONAL&quot;);&quot;,&quot;))">
            <text:p/>
          </table:table-cell>
          <table:table-cell table:formula="of:=IF(LEN(TRIM([CulturesData.AX14]))=0;&quot;&quot;;CONCATENATE([CulturesData.AX$1];SUBSTITUTE(SUBSTITUTE(SUBSTITUTE([CulturesData.AX14];&quot;e&quot;;&quot;EVERYMAN&quot;);&quot;r&quot;;&quot;RESTRICTED&quot;);&quot;o&quot;;&quot;OCCUPATIONAL&quot;);&quot;,&quot;))">
            <text:p/>
          </table:table-cell>
          <table:table-cell table:formula="of:=IF(LEN(TRIM([CulturesData.AY14]))=0;&quot;&quot;;CONCATENATE([CulturesData.AY$1];SUBSTITUTE(SUBSTITUTE(SUBSTITUTE([CulturesData.AY14];&quot;e&quot;;&quot;EVERYMAN&quot;);&quot;r&quot;;&quot;RESTRICTED&quot;);&quot;o&quot;;&quot;OCCUPATIONAL&quot;);&quot;,&quot;))" office:value-type="string" office:string-value="S465=5,">
            <text:p>S465=5,</text:p>
          </table:table-cell>
          <table:table-cell table:formula="of:=IF(LEN(TRIM([CulturesData.AZ14]))=0;&quot;&quot;;CONCATENATE([CulturesData.AZ$1];SUBSTITUTE(SUBSTITUTE(SUBSTITUTE([CulturesData.AZ14];&quot;e&quot;;&quot;EVERYMAN&quot;);&quot;r&quot;;&quot;RESTRICTED&quot;);&quot;o&quot;;&quot;OCCUPATIONAL&quot;);&quot;,&quot;))" office:value-type="string" office:string-value="S466=5,">
            <text:p>S466=5,</text:p>
          </table:table-cell>
          <table:table-cell table:formula="of:=IF(LEN(TRIM([CulturesData.BA14]))=0;&quot;&quot;;CONCATENATE([CulturesData.BA$1];SUBSTITUTE(SUBSTITUTE(SUBSTITUTE([CulturesData.BA14];&quot;e&quot;;&quot;EVERYMAN&quot;);&quot;r&quot;;&quot;RESTRICTED&quot;);&quot;o&quot;;&quot;OCCUPATIONAL&quot;);&quot;,&quot;))" office:value-type="string" office:string-value="S467=8,">
            <text:p>S467=8,</text:p>
          </table:table-cell>
          <table:table-cell table:formula="of:=IF(LEN(TRIM([CulturesData.BB14]))=0;&quot;&quot;;CONCATENATE([CulturesData.BB$1];SUBSTITUTE(SUBSTITUTE(SUBSTITUTE([CulturesData.BB14];&quot;e&quot;;&quot;EVERYMAN&quot;);&quot;r&quot;;&quot;RESTRICTED&quot;);&quot;o&quot;;&quot;OCCUPATIONAL&quot;);&quot;,&quot;))" office:value-type="string" office:string-value="S468=6,">
            <text:p>S468=6,</text:p>
          </table:table-cell>
          <table:table-cell table:formula="of:=IF(LEN(TRIM([CulturesData.BC14]))=0;&quot;&quot;;CONCATENATE([CulturesData.BC$1];SUBSTITUTE(SUBSTITUTE(SUBSTITUTE([CulturesData.BC14];&quot;e&quot;;&quot;EVERYMAN&quot;);&quot;r&quot;;&quot;RESTRICTED&quot;);&quot;o&quot;;&quot;OCCUPATIONAL&quot;);&quot;,&quot;))" office:value-type="string" office:string-value="S469=4,">
            <text:p>S469=4,</text:p>
          </table:table-cell>
          <table:table-cell table:formula="of:=IF(LEN(TRIM([CulturesData.BD14]))=0;&quot;&quot;;CONCATENATE([CulturesData.BD$1];SUBSTITUTE(SUBSTITUTE(SUBSTITUTE([CulturesData.BD14];&quot;e&quot;;&quot;EVERYMAN&quot;);&quot;r&quot;;&quot;RESTRICTED&quot;);&quot;o&quot;;&quot;OCCUPATIONAL&quot;);&quot;,&quot;))" office:value-type="string" office:string-value="S470=4,">
            <text:p>S470=4,</text:p>
          </table:table-cell>
          <table:table-cell table:formula="of:=IF(LEN(TRIM([CulturesData.BE14]))=0;&quot;&quot;;CONCATENATE([CulturesData.BE$1];SUBSTITUTE(SUBSTITUTE(SUBSTITUTE([CulturesData.BE14];&quot;e&quot;;&quot;EVERYMAN&quot;);&quot;r&quot;;&quot;RESTRICTED&quot;);&quot;o&quot;;&quot;OCCUPATIONAL&quot;);&quot;,&quot;))">
            <text:p/>
          </table:table-cell>
          <table:table-cell table:formula="of:=IF(LEN(TRIM([CulturesData.BF14]))=0;&quot;&quot;;CONCATENATE([CulturesData.BF$1];SUBSTITUTE(SUBSTITUTE(SUBSTITUTE([CulturesData.BF14];&quot;e&quot;;&quot;EVERYMAN&quot;);&quot;r&quot;;&quot;RESTRICTED&quot;);&quot;o&quot;;&quot;OCCUPATIONAL&quot;);&quot;,&quot;))">
            <text:p/>
          </table:table-cell>
          <table:table-cell table:formula="of:=IF(LEN(TRIM([CulturesData.BG14]))=0;&quot;&quot;;CONCATENATE([CulturesData.BG$1];SUBSTITUTE(SUBSTITUTE(SUBSTITUTE([CulturesData.BG14];&quot;e&quot;;&quot;EVERYMAN&quot;);&quot;r&quot;;&quot;RESTRICTED&quot;);&quot;o&quot;;&quot;OCCUPATIONAL&quot;);&quot;,&quot;))">
            <text:p/>
          </table:table-cell>
          <table:table-cell table:formula="of:=IF(LEN(TRIM([CulturesData.BH14]))=0;&quot;&quot;;CONCATENATE([CulturesData.BH$1];SUBSTITUTE(SUBSTITUTE(SUBSTITUTE([CulturesData.BH14];&quot;e&quot;;&quot;EVERYMAN&quot;);&quot;r&quot;;&quot;RESTRICTED&quot;);&quot;o&quot;;&quot;OCCUPATIONAL&quot;);&quot;,&quot;))">
            <text:p/>
          </table:table-cell>
          <table:table-cell table:formula="of:=IF(LEN(TRIM([CulturesData.BI14]))=0;&quot;&quot;;CONCATENATE([CulturesData.BI$1];SUBSTITUTE(SUBSTITUTE(SUBSTITUTE([CulturesData.BI14];&quot;e&quot;;&quot;EVERYMAN&quot;);&quot;r&quot;;&quot;RESTRICTED&quot;);&quot;o&quot;;&quot;OCCUPATIONAL&quot;);&quot;,&quot;))">
            <text:p/>
          </table:table-cell>
          <table:table-cell table:formula="of:=IF(LEN(TRIM([CulturesData.BJ14]))=0;&quot;&quot;;CONCATENATE([CulturesData.BJ$1];SUBSTITUTE(SUBSTITUTE(SUBSTITUTE([CulturesData.BJ14];&quot;e&quot;;&quot;EVERYMAN&quot;);&quot;r&quot;;&quot;RESTRICTED&quot;);&quot;o&quot;;&quot;OCCUPATIONAL&quot;);&quot;,&quot;))">
            <text:p/>
          </table:table-cell>
          <table:table-cell table:formula="of:=IF(LEN(TRIM([CulturesData.BK14]))=0;&quot;&quot;;CONCATENATE([CulturesData.BK$1];SUBSTITUTE(SUBSTITUTE(SUBSTITUTE([CulturesData.BK14];&quot;e&quot;;&quot;EVERYMAN&quot;);&quot;r&quot;;&quot;RESTRICTED&quot;);&quot;o&quot;;&quot;OCCUPATIONAL&quot;);&quot;,&quot;))">
            <text:p/>
          </table:table-cell>
          <table:table-cell table:formula="of:=IF(LEN(TRIM([CulturesData.BL14]))=0;&quot;&quot;;CONCATENATE([CulturesData.BL$1];SUBSTITUTE(SUBSTITUTE(SUBSTITUTE([CulturesData.BL14];&quot;e&quot;;&quot;EVERYMAN&quot;);&quot;r&quot;;&quot;RESTRICTED&quot;);&quot;o&quot;;&quot;OCCUPATIONAL&quot;);&quot;,&quot;))">
            <text:p/>
          </table:table-cell>
          <table:table-cell table:formula="of:=IF(LEN(TRIM([CulturesData.BM14]))=0;&quot;&quot;;CONCATENATE([CulturesData.BM$1];SUBSTITUTE(SUBSTITUTE(SUBSTITUTE([CulturesData.BM14];&quot;e&quot;;&quot;EVERYMAN&quot;);&quot;r&quot;;&quot;RESTRICTED&quot;);&quot;o&quot;;&quot;OCCUPATIONAL&quot;);&quot;,&quot;))">
            <text:p/>
          </table:table-cell>
          <table:table-cell table:formula="of:=IF(LEN(TRIM([CulturesData.BN14]))=0;&quot;&quot;;CONCATENATE([CulturesData.BN$1];SUBSTITUTE(SUBSTITUTE(SUBSTITUTE([CulturesData.BN14];&quot;e&quot;;&quot;EVERYMAN&quot;);&quot;r&quot;;&quot;RESTRICTED&quot;);&quot;o&quot;;&quot;OCCUPATIONAL&quot;);&quot;,&quot;))">
            <text:p/>
          </table:table-cell>
          <table:table-cell table:formula="of:=IF(LEN(TRIM([CulturesData.BO14]))=0;&quot;&quot;;CONCATENATE([CulturesData.BO$1];SUBSTITUTE(SUBSTITUTE(SUBSTITUTE([CulturesData.BO14];&quot;e&quot;;&quot;EVERYMAN&quot;);&quot;r&quot;;&quot;RESTRICTED&quot;);&quot;o&quot;;&quot;OCCUPATIONAL&quot;);&quot;,&quot;))">
            <text:p/>
          </table:table-cell>
          <table:table-cell table:formula="of:=IF(LEN(TRIM([CulturesData.BP14]))=0;&quot;&quot;;CONCATENATE([CulturesData.BP$1];SUBSTITUTE(SUBSTITUTE(SUBSTITUTE([CulturesData.BP14];&quot;e&quot;;&quot;EVERYMAN&quot;);&quot;r&quot;;&quot;RESTRICTED&quot;);&quot;o&quot;;&quot;OCCUPATIONAL&quot;);&quot;,&quot;))">
            <text:p/>
          </table:table-cell>
          <table:table-cell table:formula="of:=IF(LEN(TRIM([CulturesData.BQ14]))=0;&quot;&quot;;CONCATENATE([CulturesData.BQ$1];SUBSTITUTE(SUBSTITUTE(SUBSTITUTE([CulturesData.BQ14];&quot;e&quot;;&quot;EVERYMAN&quot;);&quot;r&quot;;&quot;RESTRICTED&quot;);&quot;o&quot;;&quot;OCCUPATIONAL&quot;);&quot;,&quot;))">
            <text:p/>
          </table:table-cell>
          <table:table-cell table:formula="of:=IF(LEN(TRIM([CulturesData.BR14]))=0;&quot;&quot;;CONCATENATE([CulturesData.BR$1];SUBSTITUTE(SUBSTITUTE(SUBSTITUTE([CulturesData.BR14];&quot;e&quot;;&quot;EVERYMAN&quot;);&quot;r&quot;;&quot;RESTRICTED&quot;);&quot;o&quot;;&quot;OCCUPATIONAL&quot;);&quot;,&quot;))">
            <text:p/>
          </table:table-cell>
          <table:table-cell table:formula="of:=IF(LEN(TRIM([CulturesData.BS14]))=0;&quot;&quot;;CONCATENATE([CulturesData.BS$1];SUBSTITUTE(SUBSTITUTE(SUBSTITUTE([CulturesData.BS14];&quot;e&quot;;&quot;EVERYMAN&quot;);&quot;r&quot;;&quot;RESTRICTED&quot;);&quot;o&quot;;&quot;OCCUPATIONAL&quot;);&quot;,&quot;))">
            <text:p/>
          </table:table-cell>
          <table:table-cell table:formula="of:=IF(LEN(TRIM([CulturesData.BT14]))=0;&quot;&quot;;CONCATENATE([CulturesData.BT$1];SUBSTITUTE(SUBSTITUTE(SUBSTITUTE([CulturesData.BT14];&quot;e&quot;;&quot;EVERYMAN&quot;);&quot;r&quot;;&quot;RESTRICTED&quot;);&quot;o&quot;;&quot;OCCUPATIONAL&quot;);&quot;,&quot;))">
            <text:p/>
          </table:table-cell>
          <table:table-cell table:formula="of:=IF(LEN(TRIM([CulturesData.BU14]))=0;&quot;&quot;;CONCATENATE([CulturesData.BU$1];SUBSTITUTE(SUBSTITUTE(SUBSTITUTE([CulturesData.BU14];&quot;e&quot;;&quot;EVERYMAN&quot;);&quot;r&quot;;&quot;RESTRICTED&quot;);&quot;o&quot;;&quot;OCCUPATIONAL&quot;);&quot;,&quot;))">
            <text:p/>
          </table:table-cell>
          <table:table-cell table:formula="of:=IF(LEN(TRIM([CulturesData.BV14]))=0;&quot;&quot;;CONCATENATE([CulturesData.BV$1];SUBSTITUTE(SUBSTITUTE(SUBSTITUTE([CulturesData.BV14];&quot;e&quot;;&quot;EVERYMAN&quot;);&quot;r&quot;;&quot;RESTRICTED&quot;);&quot;o&quot;;&quot;OCCUPATIONAL&quot;);&quot;,&quot;))">
            <text:p/>
          </table:table-cell>
          <table:table-cell table:formula="of:=IF(LEN(TRIM([CulturesData.BW14]))=0;&quot;&quot;;CONCATENATE([CulturesData.BW$1];SUBSTITUTE(SUBSTITUTE(SUBSTITUTE([CulturesData.BW14];&quot;e&quot;;&quot;EVERYMAN&quot;);&quot;r&quot;;&quot;RESTRICTED&quot;);&quot;o&quot;;&quot;OCCUPATIONAL&quot;);&quot;,&quot;))">
            <text:p/>
          </table:table-cell>
          <table:table-cell table:formula="of:=IF(LEN(TRIM([CulturesData.BX14]))=0;&quot;&quot;;CONCATENATE([CulturesData.BX$1];SUBSTITUTE(SUBSTITUTE(SUBSTITUTE([CulturesData.BX14];&quot;e&quot;;&quot;EVERYMAN&quot;);&quot;r&quot;;&quot;RESTRICTED&quot;);&quot;o&quot;;&quot;OCCUPATIONAL&quot;);&quot;,&quot;))">
            <text:p/>
          </table:table-cell>
          <table:table-cell table:formula="of:=IF(LEN(TRIM([CulturesData.BY14]))=0;&quot;&quot;;CONCATENATE([CulturesData.BY$1];SUBSTITUTE(SUBSTITUTE(SUBSTITUTE([CulturesData.BY14];&quot;e&quot;;&quot;EVERYMAN&quot;);&quot;r&quot;;&quot;RESTRICTED&quot;);&quot;o&quot;;&quot;OCCUPATIONAL&quot;);&quot;,&quot;))">
            <text:p/>
          </table:table-cell>
          <table:table-cell table:formula="of:=IF(LEN(TRIM([CulturesData.BZ14]))=0;&quot;&quot;;CONCATENATE([CulturesData.BZ$1];SUBSTITUTE(SUBSTITUTE(SUBSTITUTE([CulturesData.BZ14];&quot;e&quot;;&quot;EVERYMAN&quot;);&quot;r&quot;;&quot;RESTRICTED&quot;);&quot;o&quot;;&quot;OCCUPATIONAL&quot;);&quot;,&quot;))">
            <text:p/>
          </table:table-cell>
          <table:table-cell table:formula="of:=IF(LEN(TRIM([CulturesData.CA14]))=0;&quot;&quot;;CONCATENATE([CulturesData.CA$1];SUBSTITUTE(SUBSTITUTE(SUBSTITUTE([CulturesData.CA14];&quot;e&quot;;&quot;EVERYMAN&quot;);&quot;r&quot;;&quot;RESTRICTED&quot;);&quot;o&quot;;&quot;OCCUPATIONAL&quot;);&quot;,&quot;))">
            <text:p/>
          </table:table-cell>
          <table:table-cell table:formula="of:=IF(LEN(TRIM([CulturesData.CB14]))=0;&quot;&quot;;CONCATENATE([CulturesData.CB$1];SUBSTITUTE(SUBSTITUTE(SUBSTITUTE([CulturesData.CB14];&quot;e&quot;;&quot;EVERYMAN&quot;);&quot;r&quot;;&quot;RESTRICTED&quot;);&quot;o&quot;;&quot;OCCUPATIONAL&quot;);&quot;,&quot;))">
            <text:p/>
          </table:table-cell>
          <table:table-cell table:formula="of:=IF(LEN(TRIM([CulturesData.CC14]))=0;&quot;&quot;;CONCATENATE([CulturesData.CC$1];SUBSTITUTE(SUBSTITUTE(SUBSTITUTE([CulturesData.CC14];&quot;e&quot;;&quot;EVERYMAN&quot;);&quot;r&quot;;&quot;RESTRICTED&quot;);&quot;o&quot;;&quot;OCCUPATIONAL&quot;);&quot;,&quot;))">
            <text:p/>
          </table:table-cell>
          <table:table-cell table:formula="of:=IF(LEN(TRIM([CulturesData.CD14]))=0;&quot;&quot;;CONCATENATE([CulturesData.CD$1];SUBSTITUTE(SUBSTITUTE(SUBSTITUTE([CulturesData.CD14];&quot;e&quot;;&quot;EVERYMAN&quot;);&quot;r&quot;;&quot;RESTRICTED&quot;);&quot;o&quot;;&quot;OCCUPATIONAL&quot;);&quot;,&quot;))">
            <text:p/>
          </table:table-cell>
          <table:table-cell table:formula="of:=IF(LEN(TRIM([CulturesData.CE14]))=0;&quot;&quot;;CONCATENATE([CulturesData.CE$1];SUBSTITUTE(SUBSTITUTE(SUBSTITUTE([CulturesData.CE14];&quot;e&quot;;&quot;EVERYMAN&quot;);&quot;r&quot;;&quot;RESTRICTED&quot;);&quot;o&quot;;&quot;OCCUPATIONAL&quot;);&quot;,&quot;))">
            <text:p/>
          </table:table-cell>
          <table:table-cell table:formula="of:=IF(LEN(TRIM([CulturesData.CF14]))=0;&quot;&quot;;CONCATENATE([CulturesData.CF$1];SUBSTITUTE(SUBSTITUTE(SUBSTITUTE([CulturesData.CF14];&quot;e&quot;;&quot;EVERYMAN&quot;);&quot;r&quot;;&quot;RESTRICTED&quot;);&quot;o&quot;;&quot;OCCUPATIONAL&quot;);&quot;,&quot;))">
            <text:p/>
          </table:table-cell>
          <table:table-cell table:formula="of:=IF(LEN(TRIM([CulturesData.CG14]))=0;&quot;&quot;;CONCATENATE([CulturesData.CG$1];SUBSTITUTE(SUBSTITUTE(SUBSTITUTE([CulturesData.CG14];&quot;e&quot;;&quot;EVERYMAN&quot;);&quot;r&quot;;&quot;RESTRICTED&quot;);&quot;o&quot;;&quot;OCCUPATIONAL&quot;);&quot;,&quot;))">
            <text:p/>
          </table:table-cell>
          <table:table-cell table:formula="of:=IF(LEN(TRIM([CulturesData.CH14]))=0;&quot;&quot;;CONCATENATE([CulturesData.CH$1];SUBSTITUTE(SUBSTITUTE(SUBSTITUTE([CulturesData.CH14];&quot;e&quot;;&quot;EVERYMAN&quot;);&quot;r&quot;;&quot;RESTRICTED&quot;);&quot;o&quot;;&quot;OCCUPATIONAL&quot;);&quot;,&quot;))">
            <text:p/>
          </table:table-cell>
          <table:table-cell table:formula="of:=IF(LEN(TRIM([CulturesData.CI14]))=0;&quot;&quot;;CONCATENATE([CulturesData.CI$1];SUBSTITUTE(SUBSTITUTE(SUBSTITUTE([CulturesData.CI14];&quot;e&quot;;&quot;EVERYMAN&quot;);&quot;r&quot;;&quot;RESTRICTED&quot;);&quot;o&quot;;&quot;OCCUPATIONAL&quot;);&quot;,&quot;))">
            <text:p/>
          </table:table-cell>
          <table:table-cell table:formula="of:=IF(LEN(TRIM([CulturesData.CJ14]))=0;&quot;&quot;;CONCATENATE([CulturesData.CJ$1];SUBSTITUTE(SUBSTITUTE(SUBSTITUTE([CulturesData.CJ14];&quot;e&quot;;&quot;EVERYMAN&quot;);&quot;r&quot;;&quot;RESTRICTED&quot;);&quot;o&quot;;&quot;OCCUPATIONAL&quot;);&quot;,&quot;))">
            <text:p/>
          </table:table-cell>
          <table:table-cell table:formula="of:=IF(LEN(TRIM([CulturesData.CK14]))=0;&quot;&quot;;CONCATENATE([CulturesData.CK$1];SUBSTITUTE(SUBSTITUTE(SUBSTITUTE([CulturesData.CK14];&quot;e&quot;;&quot;EVERYMAN&quot;);&quot;r&quot;;&quot;RESTRICTED&quot;);&quot;o&quot;;&quot;OCCUPATIONAL&quot;);&quot;,&quot;))" office:value-type="string" office:string-value="S61=RESTRICTED,">
            <text:p>S61=RESTRICTED,</text:p>
          </table:table-cell>
          <table:table-cell table:formula="of:=IF(LEN(TRIM([CulturesData.CL14]))=0;&quot;&quot;;CONCATENATE([CulturesData.CL$1];SUBSTITUTE(SUBSTITUTE(SUBSTITUTE([CulturesData.CL14];&quot;e&quot;;&quot;EVERYMAN&quot;);&quot;r&quot;;&quot;RESTRICTED&quot;);&quot;o&quot;;&quot;OCCUPATIONAL&quot;);&quot;,&quot;))">
            <text:p/>
          </table:table-cell>
          <table:table-cell table:formula="of:=IF(LEN(TRIM([CulturesData.CM14]))=0;&quot;&quot;;CONCATENATE([CulturesData.CM$1];SUBSTITUTE(SUBSTITUTE(SUBSTITUTE([CulturesData.CM14];&quot;e&quot;;&quot;EVERYMAN&quot;);&quot;r&quot;;&quot;RESTRICTED&quot;);&quot;o&quot;;&quot;OCCUPATIONAL&quot;);&quot;,&quot;))">
            <text:p/>
          </table:table-cell>
          <table:table-cell table:formula="of:=IF(LEN(TRIM([CulturesData.CN14]))=0;&quot;&quot;;CONCATENATE([CulturesData.CN$1];SUBSTITUTE(SUBSTITUTE(SUBSTITUTE([CulturesData.CN14];&quot;e&quot;;&quot;EVERYMAN&quot;);&quot;r&quot;;&quot;RESTRICTED&quot;);&quot;o&quot;;&quot;OCCUPATIONAL&quot;);&quot;,&quot;))">
            <text:p/>
          </table:table-cell>
          <table:table-cell table:formula="of:=IF(LEN(TRIM([CulturesData.CO14]))=0;&quot;&quot;;CONCATENATE([CulturesData.CO$1];SUBSTITUTE(SUBSTITUTE(SUBSTITUTE([CulturesData.CO14];&quot;e&quot;;&quot;EVERYMAN&quot;);&quot;r&quot;;&quot;RESTRICTED&quot;);&quot;o&quot;;&quot;OCCUPATIONAL&quot;);&quot;,&quot;))">
            <text:p/>
          </table:table-cell>
          <table:table-cell table:formula="of:=IF(LEN(TRIM([CulturesData.CP14]))=0;&quot;&quot;;CONCATENATE([CulturesData.CP$1];SUBSTITUTE(SUBSTITUTE(SUBSTITUTE([CulturesData.CP14];&quot;e&quot;;&quot;EVERYMAN&quot;);&quot;r&quot;;&quot;RESTRICTED&quot;);&quot;o&quot;;&quot;OCCUPATIONAL&quot;);&quot;,&quot;))" office:value-type="string" office:string-value="S43=EVERYMAN,">
            <text:p>S43=EVERYMAN,</text:p>
          </table:table-cell>
          <table:table-cell table:formula="of:=IF(LEN(TRIM([CulturesData.CQ14]))=0;&quot;&quot;;CONCATENATE([CulturesData.CQ$1];SUBSTITUTE(SUBSTITUTE(SUBSTITUTE([CulturesData.CQ14];&quot;e&quot;;&quot;EVERYMAN&quot;);&quot;r&quot;;&quot;RESTRICTED&quot;);&quot;o&quot;;&quot;OCCUPATIONAL&quot;);&quot;,&quot;))" office:value-type="string" office:string-value="S44=EVERYMAN,">
            <text:p>S44=EVERYMAN,</text:p>
          </table:table-cell>
          <table:table-cell table:formula="of:=IF(LEN(TRIM([CulturesData.CR14]))=0;&quot;&quot;;CONCATENATE([CulturesData.CR$1];SUBSTITUTE(SUBSTITUTE(SUBSTITUTE([CulturesData.CR14];&quot;e&quot;;&quot;EVERYMAN&quot;);&quot;r&quot;;&quot;RESTRICTED&quot;);&quot;o&quot;;&quot;OCCUPATIONAL&quot;);&quot;,&quot;))">
            <text:p/>
          </table:table-cell>
          <table:table-cell table:formula="of:=IF(LEN(TRIM([CulturesData.CS14]))=0;&quot;&quot;;CONCATENATE([CulturesData.CS$1];SUBSTITUTE(SUBSTITUTE(SUBSTITUTE([CulturesData.CS14];&quot;e&quot;;&quot;EVERYMAN&quot;);&quot;r&quot;;&quot;RESTRICTED&quot;);&quot;o&quot;;&quot;OCCUPATIONAL&quot;);&quot;,&quot;))">
            <text:p/>
          </table:table-cell>
          <table:table-cell table:formula="of:=IF(LEN(TRIM([CulturesData.CT14]))=0;&quot;&quot;;CONCATENATE([CulturesData.CT$1];SUBSTITUTE(SUBSTITUTE(SUBSTITUTE([CulturesData.CT14];&quot;e&quot;;&quot;EVERYMAN&quot;);&quot;r&quot;;&quot;RESTRICTED&quot;);&quot;o&quot;;&quot;OCCUPATIONAL&quot;);&quot;,&quot;))">
            <text:p/>
          </table:table-cell>
          <table:table-cell table:formula="of:=IF(LEN(TRIM([CulturesData.CU14]))=0;&quot;&quot;;CONCATENATE([CulturesData.CU$1];SUBSTITUTE(SUBSTITUTE(SUBSTITUTE([CulturesData.CU14];&quot;e&quot;;&quot;EVERYMAN&quot;);&quot;r&quot;;&quot;RESTRICTED&quot;);&quot;o&quot;;&quot;OCCUPATIONAL&quot;);&quot;,&quot;))">
            <text:p/>
          </table:table-cell>
          <table:table-cell table:formula="of:=IF(LEN(TRIM([CulturesData.CV14]))=0;&quot;&quot;;CONCATENATE([CulturesData.CV$1];SUBSTITUTE(SUBSTITUTE(SUBSTITUTE([CulturesData.CV14];&quot;e&quot;;&quot;EVERYMAN&quot;);&quot;r&quot;;&quot;RESTRICTED&quot;);&quot;o&quot;;&quot;OCCUPATIONAL&quot;);&quot;,&quot;))">
            <text:p/>
          </table:table-cell>
          <table:table-cell table:formula="of:=IF(LEN(TRIM([CulturesData.CW14]))=0;&quot;&quot;;CONCATENATE([CulturesData.CW$1];SUBSTITUTE(SUBSTITUTE(SUBSTITUTE([CulturesData.CW14];&quot;e&quot;;&quot;EVERYMAN&quot;);&quot;r&quot;;&quot;RESTRICTED&quot;);&quot;o&quot;;&quot;OCCUPATIONAL&quot;);&quot;,&quot;))" office:value-type="string" office:string-value="S49=EVERYMAN,">
            <text:p>S49=EVERYMAN,</text:p>
          </table:table-cell>
          <table:table-cell table:formula="of:=IF(LEN(TRIM([CulturesData.CX14]))=0;&quot;&quot;;CONCATENATE([CulturesData.CX$1];SUBSTITUTE(SUBSTITUTE(SUBSTITUTE([CulturesData.CX14];&quot;e&quot;;&quot;EVERYMAN&quot;);&quot;r&quot;;&quot;RESTRICTED&quot;);&quot;o&quot;;&quot;OCCUPATIONAL&quot;);&quot;,&quot;))">
            <text:p/>
          </table:table-cell>
          <table:table-cell table:formula="of:=IF(LEN(TRIM([CulturesData.CY14]))=0;&quot;&quot;;CONCATENATE([CulturesData.CY$1];SUBSTITUTE(SUBSTITUTE(SUBSTITUTE([CulturesData.CY14];&quot;e&quot;;&quot;EVERYMAN&quot;);&quot;r&quot;;&quot;RESTRICTED&quot;);&quot;o&quot;;&quot;OCCUPATIONAL&quot;);&quot;,&quot;))">
            <text:p/>
          </table:table-cell>
          <table:table-cell table:formula="of:=IF(LEN(TRIM([CulturesData.CZ14]))=0;&quot;&quot;;CONCATENATE([CulturesData.CZ$1];SUBSTITUTE(SUBSTITUTE(SUBSTITUTE([CulturesData.CZ14];&quot;e&quot;;&quot;EVERYMAN&quot;);&quot;r&quot;;&quot;RESTRICTED&quot;);&quot;o&quot;;&quot;OCCUPATIONAL&quot;);&quot;,&quot;))">
            <text:p/>
          </table:table-cell>
          <table:table-cell table:formula="of:=IF(LEN(TRIM([CulturesData.DA14]))=0;&quot;&quot;;CONCATENATE([CulturesData.DA$1];SUBSTITUTE(SUBSTITUTE(SUBSTITUTE([CulturesData.DA14];&quot;e&quot;;&quot;EVERYMAN&quot;);&quot;r&quot;;&quot;RESTRICTED&quot;);&quot;o&quot;;&quot;OCCUPATIONAL&quot;);&quot;,&quot;))">
            <text:p/>
          </table:table-cell>
          <table:table-cell table:formula="of:=IF(LEN(TRIM([CulturesData.DB14]))=0;&quot;&quot;;CONCATENATE([CulturesData.DB$1];SUBSTITUTE(SUBSTITUTE(SUBSTITUTE([CulturesData.DB14];&quot;e&quot;;&quot;EVERYMAN&quot;);&quot;r&quot;;&quot;RESTRICTED&quot;);&quot;o&quot;;&quot;OCCUPATIONAL&quot;);&quot;,&quot;))">
            <text:p/>
          </table:table-cell>
          <table:table-cell table:formula="of:=IF(LEN(TRIM([CulturesData.DC14]))=0;&quot;&quot;;CONCATENATE([CulturesData.DC$1];SUBSTITUTE(SUBSTITUTE(SUBSTITUTE([CulturesData.DC14];&quot;e&quot;;&quot;EVERYMAN&quot;);&quot;r&quot;;&quot;RESTRICTED&quot;);&quot;o&quot;;&quot;OCCUPATIONAL&quot;);&quot;,&quot;))">
            <text:p/>
          </table:table-cell>
          <table:table-cell table:formula="of:=IF(LEN(TRIM([CulturesData.DD14]))=0;&quot;&quot;;CONCATENATE([CulturesData.DD$1];SUBSTITUTE(SUBSTITUTE(SUBSTITUTE([CulturesData.DD14];&quot;e&quot;;&quot;EVERYMAN&quot;);&quot;r&quot;;&quot;RESTRICTED&quot;);&quot;o&quot;;&quot;OCCUPATIONAL&quot;);&quot;,&quot;))">
            <text:p/>
          </table:table-cell>
          <table:table-cell table:formula="of:=IF(LEN(TRIM([CulturesData.DE14]))=0;&quot;&quot;;CONCATENATE([CulturesData.DE$1];SUBSTITUTE(SUBSTITUTE(SUBSTITUTE([CulturesData.DE14];&quot;e&quot;;&quot;EVERYMAN&quot;);&quot;r&quot;;&quot;RESTRICTED&quot;);&quot;o&quot;;&quot;OCCUPATIONAL&quot;);&quot;,&quot;))">
            <text:p/>
          </table:table-cell>
          <table:table-cell table:formula="of:=IF(LEN(TRIM([CulturesData.DF14]))=0;&quot;&quot;;CONCATENATE([CulturesData.DF$1];SUBSTITUTE(SUBSTITUTE(SUBSTITUTE([CulturesData.DF14];&quot;e&quot;;&quot;EVERYMAN&quot;);&quot;r&quot;;&quot;RESTRICTED&quot;);&quot;o&quot;;&quot;OCCUPATIONAL&quot;);&quot;,&quot;))" office:value-type="string" office:string-value="G37=3,">
            <text:p>G37=3,</text:p>
          </table:table-cell>
          <table:table-cell table:formula="of:=IF(LEN(TRIM([CulturesData.DG14]))=0;&quot;&quot;;CONCATENATE([CulturesData.DG$1];SUBSTITUTE(SUBSTITUTE(SUBSTITUTE([CulturesData.DG14];&quot;e&quot;;&quot;EVERYMAN&quot;);&quot;r&quot;;&quot;RESTRICTED&quot;);&quot;o&quot;;&quot;OCCUPATIONAL&quot;);&quot;,&quot;))" office:value-type="string" office:string-value="S426=3,">
            <text:p>S426=3,</text:p>
          </table:table-cell>
          <table:table-cell table:formula="of:=IF(LEN(TRIM([CulturesData.DH14]))=0;&quot;&quot;;CONCATENATE([CulturesData.DH$1];SUBSTITUTE(SUBSTITUTE(SUBSTITUTE([CulturesData.DH14];&quot;e&quot;;&quot;EVERYMAN&quot;);&quot;r&quot;;&quot;RESTRICTED&quot;);&quot;o&quot;;&quot;OCCUPATIONAL&quot;);&quot;,&quot;))" office:value-type="string" office:string-value="S339=3,">
            <text:p>S339=3,</text:p>
          </table:table-cell>
          <table:table-cell table:formula="of:=IF(LEN(TRIM([CulturesData.DI14]))=0;&quot;&quot;;CONCATENATE([CulturesData.DI$1];SUBSTITUTE(SUBSTITUTE(SUBSTITUTE([CulturesData.DI14];&quot;e&quot;;&quot;EVERYMAN&quot;);&quot;r&quot;;&quot;RESTRICTED&quot;);&quot;o&quot;;&quot;OCCUPATIONAL&quot;);&quot;,&quot;))">
            <text:p/>
          </table:table-cell>
          <table:table-cell table:formula="of:=IF(LEN(TRIM([CulturesData.DJ14]))=0;&quot;&quot;;CONCATENATE([CulturesData.DJ$1];SUBSTITUTE(SUBSTITUTE(SUBSTITUTE([CulturesData.DJ14];&quot;e&quot;;&quot;EVERYMAN&quot;);&quot;r&quot;;&quot;RESTRICTED&quot;);&quot;o&quot;;&quot;OCCUPATIONAL&quot;);&quot;,&quot;))">
            <text:p/>
          </table:table-cell>
          <table:table-cell table:formula="of:=IF(LEN(TRIM([CulturesData.DK14]))=0;&quot;&quot;;CONCATENATE([CulturesData.DK$1];SUBSTITUTE(SUBSTITUTE(SUBSTITUTE([CulturesData.DK14];&quot;e&quot;;&quot;EVERYMAN&quot;);&quot;r&quot;;&quot;RESTRICTED&quot;);&quot;o&quot;;&quot;OCCUPATIONAL&quot;);&quot;,&quot;))">
            <text:p/>
          </table:table-cell>
          <table:table-cell table:formula="of:=IF(LEN(TRIM([CulturesData.DL14]))=0;&quot;&quot;;CONCATENATE([CulturesData.DL$1];SUBSTITUTE(SUBSTITUTE(SUBSTITUTE([CulturesData.DL14];&quot;e&quot;;&quot;EVERYMAN&quot;);&quot;r&quot;;&quot;RESTRICTED&quot;);&quot;o&quot;;&quot;OCCUPATIONAL&quot;);&quot;,&quot;))">
            <text:p/>
          </table:table-cell>
          <table:table-cell table:formula="of:=IF(LEN(TRIM([CulturesData.DM14]))=0;&quot;&quot;;CONCATENATE([CulturesData.DM$1];SUBSTITUTE(SUBSTITUTE(SUBSTITUTE([CulturesData.DM14];&quot;e&quot;;&quot;EVERYMAN&quot;);&quot;r&quot;;&quot;RESTRICTED&quot;);&quot;o&quot;;&quot;OCCUPATIONAL&quot;);&quot;,&quot;))">
            <text:p/>
          </table:table-cell>
          <table:table-cell table:formula="of:=IF(LEN(TRIM([CulturesData.DN14]))=0;&quot;&quot;;CONCATENATE([CulturesData.DN$1];SUBSTITUTE(SUBSTITUTE(SUBSTITUTE([CulturesData.DN14];&quot;e&quot;;&quot;EVERYMAN&quot;);&quot;r&quot;;&quot;RESTRICTED&quot;);&quot;o&quot;;&quot;OCCUPATIONAL&quot;);&quot;,&quot;))">
            <text:p/>
          </table:table-cell>
          <table:table-cell table:formula="of:=IF(LEN(TRIM([CulturesData.DO14]))=0;&quot;&quot;;CONCATENATE([CulturesData.DO$1];SUBSTITUTE(SUBSTITUTE(SUBSTITUTE([CulturesData.DO14];&quot;e&quot;;&quot;EVERYMAN&quot;);&quot;r&quot;;&quot;RESTRICTED&quot;);&quot;o&quot;;&quot;OCCUPATIONAL&quot;);&quot;,&quot;))" office:value-type="string" office:string-value="S445=RESTRICTED,">
            <text:p>S445=RESTRICTED,</text:p>
          </table:table-cell>
          <table:table-cell table:formula="of:=IF(LEN(TRIM([CulturesData.DP14]))=0;&quot;&quot;;CONCATENATE([CulturesData.DP$1];SUBSTITUTE(SUBSTITUTE(SUBSTITUTE([CulturesData.DP14];&quot;e&quot;;&quot;EVERYMAN&quot;);&quot;r&quot;;&quot;RESTRICTED&quot;);&quot;o&quot;;&quot;OCCUPATIONAL&quot;);&quot;,&quot;))" office:value-type="string" office:string-value="S443=RESTRICTED,">
            <text:p>S443=RESTRICTED,</text:p>
          </table:table-cell>
          <table:table-cell table:formula="of:=IF(LEN(TRIM([CulturesData.DQ14]))=0;&quot;&quot;;CONCATENATE([CulturesData.DQ$1];SUBSTITUTE(SUBSTITUTE(SUBSTITUTE([CulturesData.DQ14];&quot;e&quot;;&quot;EVERYMAN&quot;);&quot;r&quot;;&quot;RESTRICTED&quot;);&quot;o&quot;;&quot;OCCUPATIONAL&quot;);&quot;,&quot;))">
            <text:p/>
          </table:table-cell>
          <table:table-cell table:formula="of:=IF(LEN(TRIM([CulturesData.DR14]))=0;&quot;&quot;;CONCATENATE([CulturesData.DR$1];SUBSTITUTE(SUBSTITUTE(SUBSTITUTE([CulturesData.DR14];&quot;e&quot;;&quot;EVERYMAN&quot;);&quot;r&quot;;&quot;RESTRICTED&quot;);&quot;o&quot;;&quot;OCCUPATIONAL&quot;);&quot;,&quot;))">
            <text:p/>
          </table:table-cell>
          <table:table-cell table:formula="of:=IF(LEN(TRIM([CulturesData.DS14]))=0;&quot;&quot;;CONCATENATE([CulturesData.DS$1];SUBSTITUTE(SUBSTITUTE(SUBSTITUTE([CulturesData.DS14];&quot;e&quot;;&quot;EVERYMAN&quot;);&quot;r&quot;;&quot;RESTRICTED&quot;);&quot;o&quot;;&quot;OCCUPATIONAL&quot;);&quot;,&quot;))" office:value-type="string" office:string-value="S507=RESTRICTED,">
            <text:p>S507=RESTRICTED,</text:p>
          </table:table-cell>
          <table:table-cell table:formula="of:=IF(LEN(TRIM([CulturesData.DT14]))=0;&quot;&quot;;CONCATENATE([CulturesData.DT$1];SUBSTITUTE(SUBSTITUTE(SUBSTITUTE([CulturesData.DT14];&quot;e&quot;;&quot;EVERYMAN&quot;);&quot;r&quot;;&quot;RESTRICTED&quot;);&quot;o&quot;;&quot;OCCUPATIONAL&quot;);&quot;,&quot;))">
            <text:p/>
          </table:table-cell>
          <table:table-cell table:formula="of:=IF(LEN(TRIM([CulturesData.DU14]))=0;&quot;&quot;;CONCATENATE([CulturesData.DU$1];SUBSTITUTE(SUBSTITUTE(SUBSTITUTE([CulturesData.DU14];&quot;e&quot;;&quot;EVERYMAN&quot;);&quot;r&quot;;&quot;RESTRICTED&quot;);&quot;o&quot;;&quot;OCCUPATIONAL&quot;);&quot;,&quot;))" office:value-type="string" office:string-value="S447=RESTRICTED,">
            <text:p>S447=RESTRICTED,</text:p>
          </table:table-cell>
          <table:table-cell table:formula="of:=IF(LEN(TRIM([CulturesData.DV14]))=0;&quot;&quot;;CONCATENATE([CulturesData.DV$1];SUBSTITUTE(SUBSTITUTE(SUBSTITUTE([CulturesData.DV14];&quot;e&quot;;&quot;EVERYMAN&quot;);&quot;r&quot;;&quot;RESTRICTED&quot;);&quot;o&quot;;&quot;OCCUPATIONAL&quot;);&quot;,&quot;))" office:value-type="string" office:string-value="S448=RESTRICTED,">
            <text:p>S448=RESTRICTED,</text:p>
          </table:table-cell>
          <table:table-cell table:formula="of:=IF(LEN(TRIM([CulturesData.DW14]))=0;&quot;&quot;;CONCATENATE([CulturesData.DW$1];SUBSTITUTE(SUBSTITUTE(SUBSTITUTE([CulturesData.DW14];&quot;e&quot;;&quot;EVERYMAN&quot;);&quot;r&quot;;&quot;RESTRICTED&quot;);&quot;o&quot;;&quot;OCCUPATIONAL&quot;);&quot;,&quot;))">
            <text:p/>
          </table:table-cell>
          <table:table-cell table:formula="of:=IF(LEN(TRIM([CulturesData.DX14]))=0;&quot;&quot;;CONCATENATE([CulturesData.DX$1];SUBSTITUTE(SUBSTITUTE(SUBSTITUTE([CulturesData.DX14];&quot;e&quot;;&quot;EVERYMAN&quot;);&quot;r&quot;;&quot;RESTRICTED&quot;);&quot;o&quot;;&quot;OCCUPATIONAL&quot;);&quot;,&quot;))">
            <text:p/>
          </table:table-cell>
          <table:table-cell table:formula="of:=IF(LEN(TRIM([CulturesData.DY14]))=0;&quot;&quot;;CONCATENATE([CulturesData.DY$1];SUBSTITUTE(SUBSTITUTE(SUBSTITUTE([CulturesData.DY14];&quot;e&quot;;&quot;EVERYMAN&quot;);&quot;r&quot;;&quot;RESTRICTED&quot;);&quot;o&quot;;&quot;OCCUPATIONAL&quot;);&quot;,&quot;))">
            <text:p/>
          </table:table-cell>
          <table:table-cell table:formula="of:=IF(LEN(TRIM([CulturesData.DZ14]))=0;&quot;&quot;;CONCATENATE([CulturesData.DZ$1];SUBSTITUTE(SUBSTITUTE(SUBSTITUTE([CulturesData.DZ14];&quot;e&quot;;&quot;EVERYMAN&quot;);&quot;r&quot;;&quot;RESTRICTED&quot;);&quot;o&quot;;&quot;OCCUPATIONAL&quot;);&quot;,&quot;))">
            <text:p/>
          </table:table-cell>
          <table:table-cell table:formula="of:=IF(LEN(TRIM([CulturesData.EA14]))=0;&quot;&quot;;CONCATENATE([CulturesData.EA$1];SUBSTITUTE(SUBSTITUTE(SUBSTITUTE([CulturesData.EA14];&quot;e&quot;;&quot;EVERYMAN&quot;);&quot;r&quot;;&quot;RESTRICTED&quot;);&quot;o&quot;;&quot;OCCUPATIONAL&quot;);&quot;,&quot;))">
            <text:p/>
          </table:table-cell>
          <table:table-cell table:formula="of:=IF(LEN(TRIM([CulturesData.EB14]))=0;&quot;&quot;;CONCATENATE([CulturesData.EB$1];SUBSTITUTE(SUBSTITUTE(SUBSTITUTE([CulturesData.EB14];&quot;e&quot;;&quot;EVERYMAN&quot;);&quot;r&quot;;&quot;RESTRICTED&quot;);&quot;o&quot;;&quot;OCCUPATIONAL&quot;);&quot;,&quot;))" office:value-type="string" office:string-value="S206=RESTRICTED,">
            <text:p>S206=RESTRICTED,</text:p>
          </table:table-cell>
          <table:table-cell table:formula="of:=IF(LEN(TRIM([CulturesData.EC14]))=0;&quot;&quot;;CONCATENATE([CulturesData.EC$1];SUBSTITUTE(SUBSTITUTE(SUBSTITUTE([CulturesData.EC14];&quot;e&quot;;&quot;EVERYMAN&quot;);&quot;r&quot;;&quot;RESTRICTED&quot;);&quot;o&quot;;&quot;OCCUPATIONAL&quot;);&quot;,&quot;))" office:value-type="string" office:string-value="G18=2,">
            <text:p>G18=2,</text:p>
          </table:table-cell>
          <table:table-cell table:formula="of:=IF(LEN(TRIM([CulturesData.ED14]))=0;&quot;&quot;;CONCATENATE([CulturesData.ED$1];SUBSTITUTE(SUBSTITUTE(SUBSTITUTE([CulturesData.ED14];&quot;e&quot;;&quot;EVERYMAN&quot;);&quot;r&quot;;&quot;RESTRICTED&quot;);&quot;o&quot;;&quot;OCCUPATIONAL&quot;);&quot;,&quot;))" office:value-type="string" office:string-value="S210=EVERYMAN,">
            <text:p>S210=EVERYMAN,</text:p>
          </table:table-cell>
          <table:table-cell table:formula="of:=IF(LEN(TRIM([CulturesData.EE14]))=0;&quot;&quot;;CONCATENATE([CulturesData.EE$1];SUBSTITUTE(SUBSTITUTE(SUBSTITUTE([CulturesData.EE14];&quot;e&quot;;&quot;EVERYMAN&quot;);&quot;r&quot;;&quot;RESTRICTED&quot;);&quot;o&quot;;&quot;OCCUPATIONAL&quot;);&quot;,&quot;))">
            <text:p/>
          </table:table-cell>
          <table:table-cell table:formula="of:=IF(LEN(TRIM([CulturesData.EF14]))=0;&quot;&quot;;CONCATENATE([CulturesData.EF$1];SUBSTITUTE(SUBSTITUTE(SUBSTITUTE([CulturesData.EF14];&quot;e&quot;;&quot;EVERYMAN&quot;);&quot;r&quot;;&quot;RESTRICTED&quot;);&quot;o&quot;;&quot;OCCUPATIONAL&quot;);&quot;,&quot;))">
            <text:p/>
          </table:table-cell>
          <table:table-cell table:formula="of:=IF(LEN(TRIM([CulturesData.EG14]))=0;&quot;&quot;;CONCATENATE([CulturesData.EG$1];SUBSTITUTE(SUBSTITUTE(SUBSTITUTE([CulturesData.EG14];&quot;e&quot;;&quot;EVERYMAN&quot;);&quot;r&quot;;&quot;RESTRICTED&quot;);&quot;o&quot;;&quot;OCCUPATIONAL&quot;);&quot;,&quot;))">
            <text:p/>
          </table:table-cell>
          <table:table-cell table:formula="of:=IF(LEN(TRIM([CulturesData.EH14]))=0;&quot;&quot;;CONCATENATE([CulturesData.EH$1];SUBSTITUTE(SUBSTITUTE(SUBSTITUTE([CulturesData.EH14];&quot;e&quot;;&quot;EVERYMAN&quot;);&quot;r&quot;;&quot;RESTRICTED&quot;);&quot;o&quot;;&quot;OCCUPATIONAL&quot;);&quot;,&quot;))" office:value-type="string" office:string-value="S214=EVERYMAN,">
            <text:p>S214=EVERYMAN,</text:p>
          </table:table-cell>
          <table:table-cell table:formula="of:=IF(LEN(TRIM([CulturesData.EI14]))=0;&quot;&quot;;CONCATENATE([CulturesData.EI$1];SUBSTITUTE(SUBSTITUTE(SUBSTITUTE([CulturesData.EI14];&quot;e&quot;;&quot;EVERYMAN&quot;);&quot;r&quot;;&quot;RESTRICTED&quot;);&quot;o&quot;;&quot;OCCUPATIONAL&quot;);&quot;,&quot;))">
            <text:p/>
          </table:table-cell>
          <table:table-cell table:formula="of:=IF(LEN(TRIM([CulturesData.EJ14]))=0;&quot;&quot;;CONCATENATE([CulturesData.EJ$1];SUBSTITUTE(SUBSTITUTE(SUBSTITUTE([CulturesData.EJ14];&quot;e&quot;;&quot;EVERYMAN&quot;);&quot;r&quot;;&quot;RESTRICTED&quot;);&quot;o&quot;;&quot;OCCUPATIONAL&quot;);&quot;,&quot;))" office:value-type="string" office:string-value="S100=RESTRICTED,">
            <text:p>S100=RESTRICTED,</text:p>
          </table:table-cell>
          <table:table-cell table:formula="of:=IF(LEN(TRIM([CulturesData.EK14]))=0;&quot;&quot;;CONCATENATE([CulturesData.EK$1];SUBSTITUTE(SUBSTITUTE(SUBSTITUTE([CulturesData.EK14];&quot;e&quot;;&quot;EVERYMAN&quot;);&quot;r&quot;;&quot;RESTRICTED&quot;);&quot;o&quot;;&quot;OCCUPATIONAL&quot;);&quot;,&quot;))">
            <text:p/>
          </table:table-cell>
          <table:table-cell table:formula="of:=IF(LEN(TRIM([CulturesData.EL14]))=0;&quot;&quot;;CONCATENATE([CulturesData.EL$1];SUBSTITUTE(SUBSTITUTE(SUBSTITUTE([CulturesData.EL14];&quot;e&quot;;&quot;EVERYMAN&quot;);&quot;r&quot;;&quot;RESTRICTED&quot;);&quot;o&quot;;&quot;OCCUPATIONAL&quot;);&quot;,&quot;))" office:value-type="string" office:string-value="S96=RESTRICTED,">
            <text:p>S96=RESTRICTED,</text:p>
          </table:table-cell>
          <table:table-cell table:formula="of:=IF(LEN(TRIM([CulturesData.EM14]))=0;&quot;&quot;;CONCATENATE([CulturesData.EM$1];SUBSTITUTE(SUBSTITUTE(SUBSTITUTE([CulturesData.EM14];&quot;e&quot;;&quot;EVERYMAN&quot;);&quot;r&quot;;&quot;RESTRICTED&quot;);&quot;o&quot;;&quot;OCCUPATIONAL&quot;);&quot;,&quot;))" office:value-type="string" office:string-value="G41=1,">
            <text:p>G41=1,</text:p>
          </table:table-cell>
          <table:table-cell table:formula="of:=IF(LEN(TRIM([CulturesData.EN14]))=0;&quot;&quot;;CONCATENATE([CulturesData.EN$1];SUBSTITUTE(SUBSTITUTE(SUBSTITUTE([CulturesData.EN14];&quot;e&quot;;&quot;EVERYMAN&quot;);&quot;r&quot;;&quot;RESTRICTED&quot;);&quot;o&quot;;&quot;OCCUPATIONAL&quot;);&quot;,&quot;))">
            <text:p/>
          </table:table-cell>
          <table:table-cell table:formula="of:=IF(LEN(TRIM([CulturesData.EO14]))=0;&quot;&quot;;CONCATENATE([CulturesData.EO$1];SUBSTITUTE(SUBSTITUTE(SUBSTITUTE([CulturesData.EO14];&quot;e&quot;;&quot;EVERYMAN&quot;);&quot;r&quot;;&quot;RESTRICTED&quot;);&quot;o&quot;;&quot;OCCUPATIONAL&quot;);&quot;,&quot;))">
            <text:p/>
          </table:table-cell>
          <table:table-cell table:formula="of:=IF(LEN(TRIM([CulturesData.EP14]))=0;&quot;&quot;;CONCATENATE([CulturesData.EP$1];SUBSTITUTE(SUBSTITUTE(SUBSTITUTE([CulturesData.EP14];&quot;e&quot;;&quot;EVERYMAN&quot;);&quot;r&quot;;&quot;RESTRICTED&quot;);&quot;o&quot;;&quot;OCCUPATIONAL&quot;);&quot;,&quot;))">
            <text:p/>
          </table:table-cell>
          <table:table-cell table:formula="of:=IF(LEN(TRIM([CulturesData.EQ14]))=0;&quot;&quot;;CONCATENATE([CulturesData.EQ$1];SUBSTITUTE(SUBSTITUTE(SUBSTITUTE([CulturesData.EQ14];&quot;e&quot;;&quot;EVERYMAN&quot;);&quot;r&quot;;&quot;RESTRICTED&quot;);&quot;o&quot;;&quot;OCCUPATIONAL&quot;);&quot;,&quot;))" office:value-type="string" office:string-value="S227=RESTRICTED,">
            <text:p>S227=RESTRICTED,</text:p>
          </table:table-cell>
          <table:table-cell table:formula="of:=IF(LEN(TRIM([CulturesData.ER14]))=0;&quot;&quot;;CONCATENATE([CulturesData.ER$1];SUBSTITUTE(SUBSTITUTE(SUBSTITUTE([CulturesData.ER14];&quot;e&quot;;&quot;EVERYMAN&quot;);&quot;r&quot;;&quot;RESTRICTED&quot;);&quot;o&quot;;&quot;OCCUPATIONAL&quot;);&quot;,&quot;))" office:value-type="string" office:string-value="S235=RESTRICTED,">
            <text:p>S235=RESTRICTED,</text:p>
          </table:table-cell>
          <table:table-cell table:formula="of:=IF(LEN(TRIM([CulturesData.ES14]))=0;&quot;&quot;;CONCATENATE([CulturesData.ES$1];SUBSTITUTE(SUBSTITUTE(SUBSTITUTE([CulturesData.ES14];&quot;e&quot;;&quot;EVERYMAN&quot;);&quot;r&quot;;&quot;RESTRICTED&quot;);&quot;o&quot;;&quot;OCCUPATIONAL&quot;);&quot;,&quot;))" office:value-type="string" office:string-value="S231=RESTRICTED,">
            <text:p>S231=RESTRICTED,</text:p>
          </table:table-cell>
          <table:table-cell table:formula="of:=IF(LEN(TRIM([CulturesData.ET14]))=0;&quot;&quot;;CONCATENATE([CulturesData.ET$1];SUBSTITUTE(SUBSTITUTE(SUBSTITUTE([CulturesData.ET14];&quot;e&quot;;&quot;EVERYMAN&quot;);&quot;r&quot;;&quot;RESTRICTED&quot;);&quot;o&quot;;&quot;OCCUPATIONAL&quot;);&quot;,&quot;))" office:value-type="string" office:string-value="S237=RESTRICTED,">
            <text:p>S237=RESTRICTED,</text:p>
          </table:table-cell>
          <table:table-cell table:formula="of:=IF(LEN(TRIM([CulturesData.EU14]))=0;&quot;&quot;;CONCATENATE([CulturesData.EU$1];SUBSTITUTE(SUBSTITUTE(SUBSTITUTE([CulturesData.EU14];&quot;e&quot;;&quot;EVERYMAN&quot;);&quot;r&quot;;&quot;RESTRICTED&quot;);&quot;o&quot;;&quot;OCCUPATIONAL&quot;);&quot;,&quot;))" office:value-type="string" office:string-value="S514=RESTRICTED,">
            <text:p>S514=RESTRICTED,</text:p>
          </table:table-cell>
          <table:table-cell table:formula="of:=IF(LEN(TRIM([CulturesData.EV14]))=0;&quot;&quot;;CONCATENATE([CulturesData.EV$1];SUBSTITUTE(SUBSTITUTE(SUBSTITUTE([CulturesData.EV14];&quot;e&quot;;&quot;EVERYMAN&quot;);&quot;r&quot;;&quot;RESTRICTED&quot;);&quot;o&quot;;&quot;OCCUPATIONAL&quot;);&quot;,&quot;))" office:value-type="string" office:string-value="S515=RESTRICTED,">
            <text:p>S515=RESTRICTED,</text:p>
          </table:table-cell>
          <table:table-cell table:formula="of:=IF(LEN(TRIM([CulturesData.EW14]))=0;&quot;&quot;;CONCATENATE([CulturesData.EW$1];SUBSTITUTE(SUBSTITUTE(SUBSTITUTE([CulturesData.EW14];&quot;e&quot;;&quot;EVERYMAN&quot;);&quot;r&quot;;&quot;RESTRICTED&quot;);&quot;o&quot;;&quot;OCCUPATIONAL&quot;);&quot;,&quot;))" office:value-type="string" office:string-value="S516=RESTRICTED,">
            <text:p>S516=RESTRICTED,</text:p>
          </table:table-cell>
          <table:table-cell table:formula="of:=IF(LEN(TRIM([CulturesData.EX14]))=0;&quot;&quot;;CONCATENATE([CulturesData.EX$1];SUBSTITUTE(SUBSTITUTE(SUBSTITUTE([CulturesData.EX14];&quot;e&quot;;&quot;EVERYMAN&quot;);&quot;r&quot;;&quot;RESTRICTED&quot;);&quot;o&quot;;&quot;OCCUPATIONAL&quot;);&quot;,&quot;))" office:value-type="string" office:string-value="S517=RESTRICTED,">
            <text:p>S517=RESTRICTED,</text:p>
          </table:table-cell>
          <table:table-cell table:formula="of:=IF(LEN(TRIM([CulturesData.EY14]))=0;&quot;&quot;;CONCATENATE([CulturesData.EY$1];SUBSTITUTE(SUBSTITUTE(SUBSTITUTE([CulturesData.EY14];&quot;e&quot;;&quot;EVERYMAN&quot;);&quot;r&quot;;&quot;RESTRICTED&quot;);&quot;o&quot;;&quot;OCCUPATIONAL&quot;);&quot;,&quot;))" office:value-type="string" office:string-value="S518=RESTRICTED,">
            <text:p>S518=RESTRICTED,</text:p>
          </table:table-cell>
          <table:table-cell table:formula="of:=IF(LEN(TRIM([CulturesData.EZ14]))=0;&quot;&quot;;CONCATENATE([CulturesData.EZ$1];SUBSTITUTE(SUBSTITUTE(SUBSTITUTE([CulturesData.EZ14];&quot;e&quot;;&quot;EVERYMAN&quot;);&quot;r&quot;;&quot;RESTRICTED&quot;);&quot;o&quot;;&quot;OCCUPATIONAL&quot;);&quot;,&quot;))" office:value-type="string" office:string-value="S528=RESTRICTED,">
            <text:p>S528=RESTRICTED,</text:p>
          </table:table-cell>
          <table:table-cell table:formula="of:=IF(LEN(TRIM([CulturesData.FA14]))=0;&quot;&quot;;CONCATENATE([CulturesData.FA$1];SUBSTITUTE(SUBSTITUTE(SUBSTITUTE([CulturesData.FA14];&quot;e&quot;;&quot;EVERYMAN&quot;);&quot;r&quot;;&quot;RESTRICTED&quot;);&quot;o&quot;;&quot;OCCUPATIONAL&quot;);&quot;,&quot;))" office:value-type="string" office:string-value="S520=RESTRICTED,">
            <text:p>S520=RESTRICTED,</text:p>
          </table:table-cell>
          <table:table-cell table:formula="of:=IF(LEN(TRIM([CulturesData.FB14]))=0;&quot;&quot;;CONCATENATE([CulturesData.FB$1];SUBSTITUTE(SUBSTITUTE(SUBSTITUTE([CulturesData.FB14];&quot;e&quot;;&quot;EVERYMAN&quot;);&quot;r&quot;;&quot;RESTRICTED&quot;);&quot;o&quot;;&quot;OCCUPATIONAL&quot;);&quot;,&quot;))" office:value-type="string" office:string-value="S521=RESTRICTED,">
            <text:p>S521=RESTRICTED,</text:p>
          </table:table-cell>
          <table:table-cell table:formula="of:=IF(LEN(TRIM([CulturesData.FC14]))=0;&quot;&quot;;CONCATENATE([CulturesData.FC$1];SUBSTITUTE(SUBSTITUTE(SUBSTITUTE([CulturesData.FC14];&quot;e&quot;;&quot;EVERYMAN&quot;);&quot;r&quot;;&quot;RESTRICTED&quot;);&quot;o&quot;;&quot;OCCUPATIONAL&quot;);&quot;,&quot;))" office:value-type="string" office:string-value="S522=RESTRICTED,">
            <text:p>S522=RESTRICTED,</text:p>
          </table:table-cell>
          <table:table-cell table:formula="of:=IF(LEN(TRIM([CulturesData.FD14]))=0;&quot;&quot;;CONCATENATE([CulturesData.FD$1];SUBSTITUTE(SUBSTITUTE(SUBSTITUTE([CulturesData.FD14];&quot;e&quot;;&quot;EVERYMAN&quot;);&quot;r&quot;;&quot;RESTRICTED&quot;);&quot;o&quot;;&quot;OCCUPATIONAL&quot;);&quot;,&quot;))" office:value-type="string" office:string-value="S523=RESTRICTED,">
            <text:p>S523=RESTRICTED,</text:p>
          </table:table-cell>
          <table:table-cell table:formula="of:=IF(LEN(TRIM([CulturesData.FE14]))=0;&quot;&quot;;CONCATENATE([CulturesData.FE$1];SUBSTITUTE(SUBSTITUTE(SUBSTITUTE([CulturesData.FE14];&quot;e&quot;;&quot;EVERYMAN&quot;);&quot;r&quot;;&quot;RESTRICTED&quot;);&quot;o&quot;;&quot;OCCUPATIONAL&quot;);&quot;,&quot;))" office:value-type="string" office:string-value="S524=RESTRICTED,">
            <text:p>S524=RESTRICTED,</text:p>
          </table:table-cell>
          <table:table-cell table:formula="of:=IF(LEN(TRIM([CulturesData.FF14]))=0;&quot;&quot;;CONCATENATE([CulturesData.FF$1];SUBSTITUTE(SUBSTITUTE(SUBSTITUTE([CulturesData.FF14];&quot;e&quot;;&quot;EVERYMAN&quot;);&quot;r&quot;;&quot;RESTRICTED&quot;);&quot;o&quot;;&quot;OCCUPATIONAL&quot;);&quot;,&quot;))" office:value-type="string" office:string-value="S454=RESTRICTED,">
            <text:p>S454=RESTRICTED,</text:p>
          </table:table-cell>
          <table:table-cell table:formula="of:=IF(LEN(TRIM([CulturesData.FG14]))=0;&quot;&quot;;CONCATENATE([CulturesData.FG$1];SUBSTITUTE(SUBSTITUTE(SUBSTITUTE([CulturesData.FG14];&quot;e&quot;;&quot;EVERYMAN&quot;);&quot;r&quot;;&quot;RESTRICTED&quot;);&quot;o&quot;;&quot;OCCUPATIONAL&quot;);&quot;,&quot;))" office:value-type="string" office:string-value="S242=RESTRICTED,">
            <text:p>S242=RESTRICTED,</text:p>
          </table:table-cell>
          <table:table-cell table:formula="of:=IF(LEN(TRIM([CulturesData.FH14]))=0;&quot;&quot;;CONCATENATE([CulturesData.FH$1];SUBSTITUTE(SUBSTITUTE(SUBSTITUTE([CulturesData.FH14];&quot;e&quot;;&quot;EVERYMAN&quot;);&quot;r&quot;;&quot;RESTRICTED&quot;);&quot;o&quot;;&quot;OCCUPATIONAL&quot;);&quot;,&quot;))" office:value-type="string" office:string-value="S526=RESTRICTED,">
            <text:p>S526=RESTRICTED,</text:p>
          </table:table-cell>
          <table:table-cell table:formula="of:=IF(LEN(TRIM([CulturesData.FI14]))=0;&quot;&quot;;CONCATENATE([CulturesData.FI$1];SUBSTITUTE(SUBSTITUTE(SUBSTITUTE([CulturesData.FI14];&quot;e&quot;;&quot;EVERYMAN&quot;);&quot;r&quot;;&quot;RESTRICTED&quot;);&quot;o&quot;;&quot;OCCUPATIONAL&quot;);&quot;,&quot;))" office:value-type="string" office:string-value="S527=RESTRICTED,">
            <text:p>S527=RESTRICTED,</text:p>
          </table:table-cell>
          <table:table-cell table:formula="of:=IF(LEN(TRIM([CulturesData.FJ14]))=0;&quot;&quot;;CONCATENATE([CulturesData.FJ$1];SUBSTITUTE(SUBSTITUTE(SUBSTITUTE([CulturesData.FJ14];&quot;e&quot;;&quot;EVERYMAN&quot;);&quot;r&quot;;&quot;RESTRICTED&quot;);&quot;o&quot;;&quot;OCCUPATIONAL&quot;);&quot;,&quot;))">
            <text:p/>
          </table:table-cell>
          <table:table-cell table:formula="of:=IF(LEN(TRIM([CulturesData.FK14]))=0;&quot;&quot;;CONCATENATE([CulturesData.FK$1];SUBSTITUTE(SUBSTITUTE(SUBSTITUTE([CulturesData.FK14];&quot;e&quot;;&quot;EVERYMAN&quot;);&quot;r&quot;;&quot;RESTRICTED&quot;);&quot;o&quot;;&quot;OCCUPATIONAL&quot;);&quot;,&quot;))">
            <text:p/>
          </table:table-cell>
          <table:table-cell table:formula="of:=IF(LEN(TRIM([CulturesData.FL14]))=0;&quot;&quot;;CONCATENATE([CulturesData.FL$1];SUBSTITUTE(SUBSTITUTE(SUBSTITUTE([CulturesData.FL14];&quot;e&quot;;&quot;EVERYMAN&quot;);&quot;r&quot;;&quot;RESTRICTED&quot;);&quot;o&quot;;&quot;OCCUPATIONAL&quot;);&quot;,&quot;))">
            <text:p/>
          </table:table-cell>
          <table:table-cell table:formula="of:=IF(LEN(TRIM([CulturesData.FM14]))=0;&quot;&quot;;CONCATENATE([CulturesData.FM$1];SUBSTITUTE(SUBSTITUTE(SUBSTITUTE([CulturesData.FM14];&quot;e&quot;;&quot;EVERYMAN&quot;);&quot;r&quot;;&quot;RESTRICTED&quot;);&quot;o&quot;;&quot;OCCUPATIONAL&quot;);&quot;,&quot;))">
            <text:p/>
          </table:table-cell>
          <table:table-cell table:formula="of:=IF(LEN(TRIM([CulturesData.FN14]))=0;&quot;&quot;;CONCATENATE([CulturesData.FN$1];SUBSTITUTE(SUBSTITUTE(SUBSTITUTE([CulturesData.FN14];&quot;e&quot;;&quot;EVERYMAN&quot;);&quot;r&quot;;&quot;RESTRICTED&quot;);&quot;o&quot;;&quot;OCCUPATIONAL&quot;);&quot;,&quot;))">
            <text:p/>
          </table:table-cell>
          <table:table-cell table:formula="of:=IF(LEN(TRIM([CulturesData.FO14]))=0;&quot;&quot;;CONCATENATE([CulturesData.FO$1];SUBSTITUTE(SUBSTITUTE(SUBSTITUTE([CulturesData.FO14];&quot;e&quot;;&quot;EVERYMAN&quot;);&quot;r&quot;;&quot;RESTRICTED&quot;);&quot;o&quot;;&quot;OCCUPATIONAL&quot;);&quot;,&quot;))">
            <text:p/>
          </table:table-cell>
          <table:table-cell table:formula="of:=IF(LEN(TRIM([CulturesData.FP14]))=0;&quot;&quot;;CONCATENATE([CulturesData.FP$1];SUBSTITUTE(SUBSTITUTE(SUBSTITUTE([CulturesData.FP14];&quot;e&quot;;&quot;EVERYMAN&quot;);&quot;r&quot;;&quot;RESTRICTED&quot;);&quot;o&quot;;&quot;OCCUPATIONAL&quot;);&quot;,&quot;))">
            <text:p/>
          </table:table-cell>
          <table:table-cell table:formula="of:=IF(LEN(TRIM([CulturesData.FQ14]))=0;&quot;&quot;;CONCATENATE([CulturesData.FQ$1];SUBSTITUTE(SUBSTITUTE(SUBSTITUTE([CulturesData.FQ14];&quot;e&quot;;&quot;EVERYMAN&quot;);&quot;r&quot;;&quot;RESTRICTED&quot;);&quot;o&quot;;&quot;OCCUPATIONAL&quot;);&quot;,&quot;))">
            <text:p/>
          </table:table-cell>
          <table:table-cell table:formula="of:=IF(LEN(TRIM([CulturesData.FR14]))=0;&quot;&quot;;CONCATENATE([CulturesData.FR$1];SUBSTITUTE(SUBSTITUTE(SUBSTITUTE([CulturesData.FR14];&quot;e&quot;;&quot;EVERYMAN&quot;);&quot;r&quot;;&quot;RESTRICTED&quot;);&quot;o&quot;;&quot;OCCUPATIONAL&quot;);&quot;,&quot;))" office:value-type="string" office:string-value="G24=1,">
            <text:p>G24=1,</text:p>
          </table:table-cell>
          <table:table-cell table:formula="of:=IF(LEN(TRIM([CulturesData.FS14]))=0;&quot;&quot;;CONCATENATE([CulturesData.FS$1];SUBSTITUTE(SUBSTITUTE(SUBSTITUTE([CulturesData.FS14];&quot;e&quot;;&quot;EVERYMAN&quot;);&quot;r&quot;;&quot;RESTRICTED&quot;);&quot;o&quot;;&quot;OCCUPATIONAL&quot;);&quot;,&quot;))">
            <text:p/>
          </table:table-cell>
          <table:table-cell table:formula="of:=IF(LEN(TRIM([CulturesData.FT14]))=0;&quot;&quot;;CONCATENATE([CulturesData.FT$1];SUBSTITUTE(SUBSTITUTE(SUBSTITUTE([CulturesData.FT14];&quot;e&quot;;&quot;EVERYMAN&quot;);&quot;r&quot;;&quot;RESTRICTED&quot;);&quot;o&quot;;&quot;OCCUPATIONAL&quot;);&quot;,&quot;))" office:value-type="string" office:string-value="S133=EVERYMAN,">
            <text:p>S133=EVERYMAN,</text:p>
          </table:table-cell>
          <table:table-cell table:formula="of:=IF(LEN(TRIM([CulturesData.FU14]))=0;&quot;&quot;;CONCATENATE([CulturesData.FU$1];SUBSTITUTE(SUBSTITUTE(SUBSTITUTE([CulturesData.FU14];&quot;e&quot;;&quot;EVERYMAN&quot;);&quot;r&quot;;&quot;RESTRICTED&quot;);&quot;o&quot;;&quot;OCCUPATIONAL&quot;);&quot;,&quot;))">
            <text:p/>
          </table:table-cell>
          <table:table-cell table:formula="of:=IF(LEN(TRIM([CulturesData.FV14]))=0;&quot;&quot;;CONCATENATE([CulturesData.FV$1];SUBSTITUTE(SUBSTITUTE(SUBSTITUTE([CulturesData.FV14];&quot;e&quot;;&quot;EVERYMAN&quot;);&quot;r&quot;;&quot;RESTRICTED&quot;);&quot;o&quot;;&quot;OCCUPATIONAL&quot;);&quot;,&quot;))">
            <text:p/>
          </table:table-cell>
          <table:table-cell table:formula="of:=IF(LEN(TRIM([CulturesData.FW14]))=0;&quot;&quot;;CONCATENATE([CulturesData.FW$1];SUBSTITUTE(SUBSTITUTE(SUBSTITUTE([CulturesData.FW14];&quot;e&quot;;&quot;EVERYMAN&quot;);&quot;r&quot;;&quot;RESTRICTED&quot;);&quot;o&quot;;&quot;OCCUPATIONAL&quot;);&quot;,&quot;))">
            <text:p/>
          </table:table-cell>
          <table:table-cell table:formula="of:=IF(LEN(TRIM([CulturesData.FX14]))=0;&quot;&quot;;CONCATENATE([CulturesData.FX$1];SUBSTITUTE(SUBSTITUTE(SUBSTITUTE([CulturesData.FX14];&quot;e&quot;;&quot;EVERYMAN&quot;);&quot;r&quot;;&quot;RESTRICTED&quot;);&quot;o&quot;;&quot;OCCUPATIONAL&quot;);&quot;,&quot;))">
            <text:p/>
          </table:table-cell>
          <table:table-cell table:formula="of:=IF(LEN(TRIM([CulturesData.FY14]))=0;&quot;&quot;;CONCATENATE([CulturesData.FY$1];SUBSTITUTE(SUBSTITUTE(SUBSTITUTE([CulturesData.FY14];&quot;e&quot;;&quot;EVERYMAN&quot;);&quot;r&quot;;&quot;RESTRICTED&quot;);&quot;o&quot;;&quot;OCCUPATIONAL&quot;);&quot;,&quot;))">
            <text:p/>
          </table:table-cell>
          <table:table-cell table:formula="of:=IF(LEN(TRIM([CulturesData.FZ14]))=0;&quot;&quot;;CONCATENATE([CulturesData.FZ$1];SUBSTITUTE(SUBSTITUTE(SUBSTITUTE([CulturesData.FZ14];&quot;e&quot;;&quot;EVERYMAN&quot;);&quot;r&quot;;&quot;RESTRICTED&quot;);&quot;o&quot;;&quot;OCCUPATIONAL&quot;);&quot;,&quot;))" office:value-type="string" office:string-value="G28=4,">
            <text:p>G28=4,</text:p>
          </table:table-cell>
          <table:table-cell table:formula="of:=IF(LEN(TRIM([CulturesData.GA14]))=0;&quot;&quot;;CONCATENATE([CulturesData.GA$1];SUBSTITUTE(SUBSTITUTE(SUBSTITUTE([CulturesData.GA14];&quot;e&quot;;&quot;EVERYMAN&quot;);&quot;r&quot;;&quot;RESTRICTED&quot;);&quot;o&quot;;&quot;OCCUPATIONAL&quot;);&quot;,&quot;))" office:value-type="string" office:string-value="S285=4,">
            <text:p>S285=4,</text:p>
          </table:table-cell>
          <table:table-cell table:formula="of:=IF(LEN(TRIM([CulturesData.GB14]))=0;&quot;&quot;;CONCATENATE([CulturesData.GB$1];SUBSTITUTE(SUBSTITUTE(SUBSTITUTE([CulturesData.GB14];&quot;e&quot;;&quot;EVERYMAN&quot;);&quot;r&quot;;&quot;RESTRICTED&quot;);&quot;o&quot;;&quot;OCCUPATIONAL&quot;);&quot;,&quot;))">
            <text:p/>
          </table:table-cell>
          <table:table-cell table:formula="of:=IF(LEN(TRIM([CulturesData.GC14]))=0;&quot;&quot;;CONCATENATE([CulturesData.GC$1];SUBSTITUTE(SUBSTITUTE(SUBSTITUTE([CulturesData.GC14];&quot;e&quot;;&quot;EVERYMAN&quot;);&quot;r&quot;;&quot;RESTRICTED&quot;);&quot;o&quot;;&quot;OCCUPATIONAL&quot;);&quot;,&quot;))">
            <text:p/>
          </table:table-cell>
          <table:table-cell table:formula="of:=IF(LEN(TRIM([CulturesData.GD14]))=0;&quot;&quot;;CONCATENATE([CulturesData.GD$1];SUBSTITUTE(SUBSTITUTE(SUBSTITUTE([CulturesData.GD14];&quot;e&quot;;&quot;EVERYMAN&quot;);&quot;r&quot;;&quot;RESTRICTED&quot;);&quot;o&quot;;&quot;OCCUPATIONAL&quot;);&quot;,&quot;))">
            <text:p/>
          </table:table-cell>
          <table:table-cell table:formula="of:=IF(LEN(TRIM([CulturesData.GE14]))=0;&quot;&quot;;CONCATENATE([CulturesData.GE$1];SUBSTITUTE(SUBSTITUTE(SUBSTITUTE([CulturesData.GE14];&quot;e&quot;;&quot;EVERYMAN&quot;);&quot;r&quot;;&quot;RESTRICTED&quot;);&quot;o&quot;;&quot;OCCUPATIONAL&quot;);&quot;,&quot;))">
            <text:p/>
          </table:table-cell>
          <table:table-cell table:formula="of:=IF(LEN(TRIM([CulturesData.GF14]))=0;&quot;&quot;;CONCATENATE([CulturesData.GF$1];SUBSTITUTE(SUBSTITUTE(SUBSTITUTE([CulturesData.GF14];&quot;e&quot;;&quot;EVERYMAN&quot;);&quot;r&quot;;&quot;RESTRICTED&quot;);&quot;o&quot;;&quot;OCCUPATIONAL&quot;);&quot;,&quot;))">
            <text:p/>
          </table:table-cell>
          <table:table-cell table:formula="of:=IF(LEN(TRIM([CulturesData.GG14]))=0;&quot;&quot;;CONCATENATE([CulturesData.GG$1];SUBSTITUTE(SUBSTITUTE(SUBSTITUTE([CulturesData.GG14];&quot;e&quot;;&quot;EVERYMAN&quot;);&quot;r&quot;;&quot;RESTRICTED&quot;);&quot;o&quot;;&quot;OCCUPATIONAL&quot;);&quot;,&quot;))">
            <text:p/>
          </table:table-cell>
          <table:table-cell table:formula="of:=IF(LEN(TRIM([CulturesData.GH14]))=0;&quot;&quot;;CONCATENATE([CulturesData.GH$1];SUBSTITUTE(SUBSTITUTE(SUBSTITUTE([CulturesData.GH14];&quot;e&quot;;&quot;EVERYMAN&quot;);&quot;r&quot;;&quot;RESTRICTED&quot;);&quot;o&quot;;&quot;OCCUPATIONAL&quot;);&quot;,&quot;))">
            <text:p/>
          </table:table-cell>
          <table:table-cell table:formula="of:=IF(LEN(TRIM([CulturesData.GI14]))=0;&quot;&quot;;CONCATENATE([CulturesData.GI$1];SUBSTITUTE(SUBSTITUTE(SUBSTITUTE([CulturesData.GI14];&quot;e&quot;;&quot;EVERYMAN&quot;);&quot;r&quot;;&quot;RESTRICTED&quot;);&quot;o&quot;;&quot;OCCUPATIONAL&quot;);&quot;,&quot;))">
            <text:p/>
          </table:table-cell>
          <table:table-cell table:formula="of:=IF(LEN(TRIM([CulturesData.GJ14]))=0;&quot;&quot;;CONCATENATE([CulturesData.GJ$1];SUBSTITUTE(SUBSTITUTE(SUBSTITUTE([CulturesData.GJ14];&quot;e&quot;;&quot;EVERYMAN&quot;);&quot;r&quot;;&quot;RESTRICTED&quot;);&quot;o&quot;;&quot;OCCUPATIONAL&quot;);&quot;,&quot;))">
            <text:p/>
          </table:table-cell>
          <table:table-cell table:formula="of:=IF(LEN(TRIM([CulturesData.GK14]))=0;&quot;&quot;;CONCATENATE([CulturesData.GK$1];SUBSTITUTE(SUBSTITUTE(SUBSTITUTE([CulturesData.GK14];&quot;e&quot;;&quot;EVERYMAN&quot;);&quot;r&quot;;&quot;RESTRICTED&quot;);&quot;o&quot;;&quot;OCCUPATIONAL&quot;);&quot;,&quot;))">
            <text:p/>
          </table:table-cell>
          <table:table-cell table:formula="of:=IF(LEN(TRIM([CulturesData.GL14]))=0;&quot;&quot;;CONCATENATE([CulturesData.GL$1];SUBSTITUTE(SUBSTITUTE(SUBSTITUTE([CulturesData.GL14];&quot;e&quot;;&quot;EVERYMAN&quot;);&quot;r&quot;;&quot;RESTRICTED&quot;);&quot;o&quot;;&quot;OCCUPATIONAL&quot;);&quot;,&quot;))">
            <text:p/>
          </table:table-cell>
          <table:table-cell table:formula="of:=IF(LEN(TRIM([CulturesData.GM14]))=0;&quot;&quot;;CONCATENATE([CulturesData.GM$1];SUBSTITUTE(SUBSTITUTE(SUBSTITUTE([CulturesData.GM14];&quot;e&quot;;&quot;EVERYMAN&quot;);&quot;r&quot;;&quot;RESTRICTED&quot;);&quot;o&quot;;&quot;OCCUPATIONAL&quot;);&quot;,&quot;))">
            <text:p/>
          </table:table-cell>
          <table:table-cell table:formula="of:=IF(LEN(TRIM([CulturesData.GN14]))=0;&quot;&quot;;CONCATENATE([CulturesData.GN$1];SUBSTITUTE(SUBSTITUTE(SUBSTITUTE([CulturesData.GN14];&quot;e&quot;;&quot;EVERYMAN&quot;);&quot;r&quot;;&quot;RESTRICTED&quot;);&quot;o&quot;;&quot;OCCUPATIONAL&quot;);&quot;,&quot;))" office:value-type="string" office:string-value="G33=1,">
            <text:p>G33=1,</text:p>
          </table:table-cell>
          <table:table-cell table:formula="of:=IF(LEN(TRIM([CulturesData.GO14]))=0;&quot;&quot;;CONCATENATE([CulturesData.GO$1];SUBSTITUTE(SUBSTITUTE(SUBSTITUTE([CulturesData.GO14];&quot;e&quot;;&quot;EVERYMAN&quot;);&quot;r&quot;;&quot;RESTRICTED&quot;);&quot;o&quot;;&quot;OCCUPATIONAL&quot;);&quot;,&quot;))" office:value-type="string" office:string-value="S351=1,">
            <text:p>S351=1,</text:p>
          </table:table-cell>
          <table:table-cell table:formula="of:=IF(LEN(TRIM([CulturesData.GP14]))=0;&quot;&quot;;CONCATENATE([CulturesData.GP$1];SUBSTITUTE(SUBSTITUTE(SUBSTITUTE([CulturesData.GP14];&quot;e&quot;;&quot;EVERYMAN&quot;);&quot;r&quot;;&quot;RESTRICTED&quot;);&quot;o&quot;;&quot;OCCUPATIONAL&quot;);&quot;,&quot;))" office:value-type="string" office:string-value="LANG=8,">
            <text:p>LANG=8,</text:p>
          </table:table-cell>
          <table:table-cell table:formula="of:=IF(LEN(TRIM([CulturesData.GQ14]))=0;&quot;&quot;;CONCATENATE([CulturesData.GQ$1];SUBSTITUTE(SUBSTITUTE(SUBSTITUTE([CulturesData.GQ14];&quot;e&quot;;&quot;EVERYMAN&quot;);&quot;r&quot;;&quot;RESTRICTED&quot;);&quot;o&quot;;&quot;OCCUPATIONAL&quot;);&quot;,&quot;))">
            <text:p/>
          </table:table-cell>
          <table:table-cell table:formula="of:=IF(LEN(TRIM([CulturesData.GR14]))=0;&quot;&quot;;CONCATENATE([CulturesData.GR$1];SUBSTITUTE(SUBSTITUTE(SUBSTITUTE([CulturesData.GR14];&quot;e&quot;;&quot;EVERYMAN&quot;);&quot;r&quot;;&quot;RESTRICTED&quot;);&quot;o&quot;;&quot;OCCUPATIONAL&quot;);&quot;,&quot;))" office:value-type="string" office:string-value="HOBBY=12,">
            <text:p>HOBBY=12,</text:p>
          </table:table-cell>
          <table:table-cell table:formula="of:=IF(LEN(TRIM([CulturesData.GS14]))=0;&quot;&quot;;CONCATENATE([CulturesData.GS$1];[CulturesData.GS14];&quot;,&quot;))" office:value-type="string" office:string-value="Ttodo.special2,">
            <text:p>Ttodo.special2,</text:p>
          </table:table-cell>
          <table:table-cell table:formula="of:=IF(LEN(TRIM([CulturesData.GT14]))=0;&quot;&quot;;CONCATENATE([CulturesData.GT$1];SUBSTITUTE(SUBSTITUTE(SUBSTITUTE([CulturesData.GT14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formula="of:=CONCATENATE([CulturesData.A15]; &quot;,&quot;)" office:value-type="string" office:string-value="37,">
            <text:p>37,</text:p>
          </table:table-cell>
          <table:table-cell table:formula="of:=CONCATENATE([CulturesData.B15]; &quot;,&quot;)" office:value-type="string" office:string-value="37,">
            <text:p>37,</text:p>
          </table:table-cell>
          <table:table-cell table:formula="of:=CONCATENATE([CulturesData.D15]; &quot;,&quot;)" office:value-type="string" office:string-value=",">
            <text:p>,</text:p>
          </table:table-cell>
          <table:table-cell table:formula="of:=CONCATENATE([CulturesData.C15]; &quot;,&quot;)" office:value-type="string" office:string-value="orccommon,">
            <text:p>orccommon,</text:p>
          </table:table-cell>
          <table:table-cell table:formula="of:=CONCATENATE([CulturesData.E15]; &quot;,&quot;)" office:value-type="string" office:string-value="30,">
            <text:p>30,</text:p>
          </table:table-cell>
          <table:table-cell table:formula="of:=CONCATENATE([CulturesData.F15]; &quot;,&quot;)" office:value-type="string" office:string-value="30,">
            <text:p>30,</text:p>
          </table:table-cell>
          <table:table-cell table:formula="of:=CONCATENATE([CulturesData.G15]; &quot;,&quot;)" office:value-type="string" office:string-value="120,">
            <text:p>120,</text:p>
          </table:table-cell>
          <table:table-cell table:formula="of:=CONCATENATE([CulturesData.H15]; &quot;,&quot;)" office:value-type="string" office:string-value="120,">
            <text:p>120,</text:p>
          </table:table-cell>
          <table:table-cell table:formula="of:=IF(LEN(TRIM([CulturesData.J15]))=0;&quot;&quot;;CONCATENATE([CulturesData.J$1];SUBSTITUTE(SUBSTITUTE(SUBSTITUTE([CulturesData.J15];&quot;e&quot;;&quot;EVERYMAN&quot;);&quot;r&quot;;&quot;RESTRICTED&quot;);&quot;o&quot;;&quot;OCCUPATIONAL&quot;);&quot;,&quot;))">
            <text:p/>
          </table:table-cell>
          <table:table-cell table:formula="of:=IF(LEN(TRIM([CulturesData.K15]))=0;&quot;&quot;;CONCATENATE([CulturesData.K$1];SUBSTITUTE(SUBSTITUTE(SUBSTITUTE([CulturesData.K15];&quot;e&quot;;&quot;EVERYMAN&quot;);&quot;r&quot;;&quot;RESTRICTED&quot;);&quot;o&quot;;&quot;OCCUPATIONAL&quot;);&quot;,&quot;))">
            <text:p/>
          </table:table-cell>
          <table:table-cell table:formula="of:=IF(LEN(TRIM([CulturesData.L15]))=0;&quot;&quot;;CONCATENATE([CulturesData.L$1];SUBSTITUTE(SUBSTITUTE(SUBSTITUTE([CulturesData.L15];&quot;e&quot;;&quot;EVERYMAN&quot;);&quot;r&quot;;&quot;RESTRICTED&quot;);&quot;o&quot;;&quot;OCCUPATIONAL&quot;);&quot;,&quot;))" office:value-type="string" office:string-value="G19=3,">
            <text:p>G19=3,</text:p>
          </table:table-cell>
          <table:table-cell table:formula="of:=IF(LEN(TRIM([CulturesData.M15]))=0;&quot;&quot;;CONCATENATE([CulturesData.M$1];SUBSTITUTE(SUBSTITUTE(SUBSTITUTE([CulturesData.M15];&quot;e&quot;;&quot;EVERYMAN&quot;);&quot;r&quot;;&quot;RESTRICTED&quot;);&quot;o&quot;;&quot;OCCUPATIONAL&quot;);&quot;,&quot;))" office:value-type="string" office:string-value="S216=1,">
            <text:p>S216=1,</text:p>
          </table:table-cell>
          <table:table-cell table:formula="of:=IF(LEN(TRIM([CulturesData.N15]))=0;&quot;&quot;;CONCATENATE([CulturesData.N$1];SUBSTITUTE(SUBSTITUTE(SUBSTITUTE([CulturesData.N15];&quot;e&quot;;&quot;EVERYMAN&quot;);&quot;r&quot;;&quot;RESTRICTED&quot;);&quot;o&quot;;&quot;OCCUPATIONAL&quot;);&quot;,&quot;))" office:value-type="string" office:string-value="S217=3,">
            <text:p>S217=3,</text:p>
          </table:table-cell>
          <table:table-cell table:formula="of:=IF(LEN(TRIM([CulturesData.O15]))=0;&quot;&quot;;CONCATENATE([CulturesData.O$1];SUBSTITUTE(SUBSTITUTE(SUBSTITUTE([CulturesData.O15];&quot;e&quot;;&quot;EVERYMAN&quot;);&quot;r&quot;;&quot;RESTRICTED&quot;);&quot;o&quot;;&quot;OCCUPATIONAL&quot;);&quot;,&quot;))" office:value-type="string" office:string-value="G20=2,">
            <text:p>G20=2,</text:p>
          </table:table-cell>
          <table:table-cell table:formula="of:=IF(LEN(TRIM([CulturesData.P15]))=0;&quot;&quot;;CONCATENATE([CulturesData.P$1];SUBSTITUTE(SUBSTITUTE(SUBSTITUTE([CulturesData.P15];&quot;e&quot;;&quot;EVERYMAN&quot;);&quot;r&quot;;&quot;RESTRICTED&quot;);&quot;o&quot;;&quot;OCCUPATIONAL&quot;);&quot;,&quot;))" office:value-type="string" office:string-value="S218=2,">
            <text:p>S218=2,</text:p>
          </table:table-cell>
          <table:table-cell table:formula="of:=IF(LEN(TRIM([CulturesData.Q15]))=0;&quot;&quot;;CONCATENATE([CulturesData.Q$1];SUBSTITUTE(SUBSTITUTE(SUBSTITUTE([CulturesData.Q15];&quot;e&quot;;&quot;EVERYMAN&quot;);&quot;r&quot;;&quot;RESTRICTED&quot;);&quot;o&quot;;&quot;OCCUPATIONAL&quot;);&quot;,&quot;))">
            <text:p/>
          </table:table-cell>
          <table:table-cell table:formula="of:=IF(LEN(TRIM([CulturesData.R15]))=0;&quot;&quot;;CONCATENATE([CulturesData.R$1];SUBSTITUTE(SUBSTITUTE(SUBSTITUTE([CulturesData.R15];&quot;e&quot;;&quot;EVERYMAN&quot;);&quot;r&quot;;&quot;RESTRICTED&quot;);&quot;o&quot;;&quot;OCCUPATIONAL&quot;);&quot;,&quot;))">
            <text:p/>
          </table:table-cell>
          <table:table-cell table:formula="of:=IF(LEN(TRIM([CulturesData.S15]))=0;&quot;&quot;;CONCATENATE([CulturesData.S$1];SUBSTITUTE(SUBSTITUTE(SUBSTITUTE([CulturesData.S15];&quot;e&quot;;&quot;EVERYMAN&quot;);&quot;r&quot;;&quot;RESTRICTED&quot;);&quot;o&quot;;&quot;OCCUPATIONAL&quot;);&quot;,&quot;))">
            <text:p/>
          </table:table-cell>
          <table:table-cell table:formula="of:=IF(LEN(TRIM([CulturesData.T15]))=0;&quot;&quot;;CONCATENATE([CulturesData.T$1];SUBSTITUTE(SUBSTITUTE(SUBSTITUTE([CulturesData.T15];&quot;e&quot;;&quot;EVERYMAN&quot;);&quot;r&quot;;&quot;RESTRICTED&quot;);&quot;o&quot;;&quot;OCCUPATIONAL&quot;);&quot;,&quot;))">
            <text:p/>
          </table:table-cell>
          <table:table-cell table:formula="of:=IF(LEN(TRIM([CulturesData.U15]))=0;&quot;&quot;;CONCATENATE([CulturesData.U$1];SUBSTITUTE(SUBSTITUTE(SUBSTITUTE([CulturesData.U15];&quot;e&quot;;&quot;EVERYMAN&quot;);&quot;r&quot;;&quot;RESTRICTED&quot;);&quot;o&quot;;&quot;OCCUPATIONAL&quot;);&quot;,&quot;))">
            <text:p/>
          </table:table-cell>
          <table:table-cell table:formula="of:=IF(LEN(TRIM([CulturesData.V15]))=0;&quot;&quot;;CONCATENATE([CulturesData.V$1];SUBSTITUTE(SUBSTITUTE(SUBSTITUTE([CulturesData.V15];&quot;e&quot;;&quot;EVERYMAN&quot;);&quot;r&quot;;&quot;RESTRICTED&quot;);&quot;o&quot;;&quot;OCCUPATIONAL&quot;);&quot;,&quot;))" office:value-type="string" office:string-value="G3=1,">
            <text:p>G3=1,</text:p>
          </table:table-cell>
          <table:table-cell table:formula="of:=IF(LEN(TRIM([CulturesData.W15]))=0;&quot;&quot;;CONCATENATE([CulturesData.W$1];SUBSTITUTE(SUBSTITUTE(SUBSTITUTE([CulturesData.W15];&quot;e&quot;;&quot;EVERYMAN&quot;);&quot;r&quot;;&quot;RESTRICTED&quot;);&quot;o&quot;;&quot;OCCUPATIONAL&quot;);&quot;,&quot;))" office:value-type="string" office:string-value="S24=EVERYMAN,">
            <text:p>S24=EVERYMAN,</text:p>
          </table:table-cell>
          <table:table-cell table:formula="of:=IF(LEN(TRIM([CulturesData.X15]))=0;&quot;&quot;;CONCATENATE([CulturesData.X$1];SUBSTITUTE(SUBSTITUTE(SUBSTITUTE([CulturesData.X15];&quot;e&quot;;&quot;EVERYMAN&quot;);&quot;r&quot;;&quot;RESTRICTED&quot;);&quot;o&quot;;&quot;OCCUPATIONAL&quot;);&quot;,&quot;))" office:value-type="string" office:string-value="S25=EVERYMAN,">
            <text:p>S25=EVERYMAN,</text:p>
          </table:table-cell>
          <table:table-cell table:formula="of:=IF(LEN(TRIM([CulturesData.Y15]))=0;&quot;&quot;;CONCATENATE([CulturesData.Y$1];SUBSTITUTE(SUBSTITUTE(SUBSTITUTE([CulturesData.Y15];&quot;e&quot;;&quot;EVERYMAN&quot;);&quot;r&quot;;&quot;RESTRICTED&quot;);&quot;o&quot;;&quot;OCCUPATIONAL&quot;);&quot;,&quot;))" office:value-type="string" office:string-value="S23=EVERYMAN,">
            <text:p>S23=EVERYMAN,</text:p>
          </table:table-cell>
          <table:table-cell table:formula="of:=IF(LEN(TRIM([CulturesData.Z15]))=0;&quot;&quot;;CONCATENATE([CulturesData.Z$1];SUBSTITUTE(SUBSTITUTE(SUBSTITUTE([CulturesData.Z15];&quot;e&quot;;&quot;EVERYMAN&quot;);&quot;r&quot;;&quot;RESTRICTED&quot;);&quot;o&quot;;&quot;OCCUPATIONAL&quot;);&quot;,&quot;))" office:value-type="string" office:string-value="S22=EVERYMAN,">
            <text:p>S22=EVERYMAN,</text:p>
          </table:table-cell>
          <table:table-cell table:formula="of:=IF(LEN(TRIM([CulturesData.AA15]))=0;&quot;&quot;;CONCATENATE([CulturesData.AA$1];SUBSTITUTE(SUBSTITUTE(SUBSTITUTE([CulturesData.AA15];&quot;e&quot;;&quot;EVERYMAN&quot;);&quot;r&quot;;&quot;RESTRICTED&quot;);&quot;o&quot;;&quot;OCCUPATIONAL&quot;);&quot;,&quot;))" office:value-type="string" office:string-value="G1=1,">
            <text:p>G1=1,</text:p>
          </table:table-cell>
          <table:table-cell table:formula="of:=IF(LEN(TRIM([CulturesData.AB15]))=0;&quot;&quot;;CONCATENATE([CulturesData.AB$1];SUBSTITUTE(SUBSTITUTE(SUBSTITUTE([CulturesData.AB15];&quot;e&quot;;&quot;EVERYMAN&quot;);&quot;r&quot;;&quot;RESTRICTED&quot;);&quot;o&quot;;&quot;OCCUPATIONAL&quot;);&quot;,&quot;))">
            <text:p/>
          </table:table-cell>
          <table:table-cell table:formula="of:=IF(LEN(TRIM([CulturesData.AC15]))=0;&quot;&quot;;CONCATENATE([CulturesData.AC$1];SUBSTITUTE(SUBSTITUTE(SUBSTITUTE([CulturesData.AC15];&quot;e&quot;;&quot;EVERYMAN&quot;);&quot;r&quot;;&quot;RESTRICTED&quot;);&quot;o&quot;;&quot;OCCUPATIONAL&quot;);&quot;,&quot;))">
            <text:p/>
          </table:table-cell>
          <table:table-cell table:formula="of:=IF(LEN(TRIM([CulturesData.AD15]))=0;&quot;&quot;;CONCATENATE([CulturesData.AD$1];SUBSTITUTE(SUBSTITUTE(SUBSTITUTE([CulturesData.AD15];&quot;e&quot;;&quot;EVERYMAN&quot;);&quot;r&quot;;&quot;RESTRICTED&quot;);&quot;o&quot;;&quot;OCCUPATIONAL&quot;);&quot;,&quot;))">
            <text:p/>
          </table:table-cell>
          <table:table-cell table:formula="of:=IF(LEN(TRIM([CulturesData.AE15]))=0;&quot;&quot;;CONCATENATE([CulturesData.AE$1];SUBSTITUTE(SUBSTITUTE(SUBSTITUTE([CulturesData.AE15];&quot;e&quot;;&quot;EVERYMAN&quot;);&quot;r&quot;;&quot;RESTRICTED&quot;);&quot;o&quot;;&quot;OCCUPATIONAL&quot;);&quot;,&quot;))" office:value-type="string" office:string-value="G2=1,">
            <text:p>G2=1,</text:p>
          </table:table-cell>
          <table:table-cell table:formula="of:=IF(LEN(TRIM([CulturesData.AF15]))=0;&quot;&quot;;CONCATENATE([CulturesData.AF$1];SUBSTITUTE(SUBSTITUTE(SUBSTITUTE([CulturesData.AF15];&quot;e&quot;;&quot;EVERYMAN&quot;);&quot;r&quot;;&quot;RESTRICTED&quot;);&quot;o&quot;;&quot;OCCUPATIONAL&quot;);&quot;,&quot;))" office:value-type="string" office:string-value="S14=1,">
            <text:p>S14=1,</text:p>
          </table:table-cell>
          <table:table-cell table:formula="of:=IF(LEN(TRIM([CulturesData.AG15]))=0;&quot;&quot;;CONCATENATE([CulturesData.AG$1];SUBSTITUTE(SUBSTITUTE(SUBSTITUTE([CulturesData.AG15];&quot;e&quot;;&quot;EVERYMAN&quot;);&quot;r&quot;;&quot;RESTRICTED&quot;);&quot;o&quot;;&quot;OCCUPATIONAL&quot;);&quot;,&quot;))">
            <text:p/>
          </table:table-cell>
          <table:table-cell table:formula="of:=IF(LEN(TRIM([CulturesData.AH15]))=0;&quot;&quot;;CONCATENATE([CulturesData.AH$1];SUBSTITUTE(SUBSTITUTE(SUBSTITUTE([CulturesData.AH15];&quot;e&quot;;&quot;EVERYMAN&quot;);&quot;r&quot;;&quot;RESTRICTED&quot;);&quot;o&quot;;&quot;OCCUPATIONAL&quot;);&quot;,&quot;))" office:value-type="string" office:string-value="S168=2,">
            <text:p>S168=2,</text:p>
          </table:table-cell>
          <table:table-cell table:formula="of:=IF(LEN(TRIM([CulturesData.AI15]))=0;&quot;&quot;;CONCATENATE([CulturesData.AI$1];SUBSTITUTE(SUBSTITUTE(SUBSTITUTE([CulturesData.AI15];&quot;e&quot;;&quot;EVERYMAN&quot;);&quot;r&quot;;&quot;RESTRICTED&quot;);&quot;o&quot;;&quot;OCCUPATIONAL&quot;);&quot;,&quot;))" office:value-type="string" office:string-value="G36=1,">
            <text:p>G36=1,</text:p>
          </table:table-cell>
          <table:table-cell table:formula="of:=IF(LEN(TRIM([CulturesData.AJ15]))=0;&quot;&quot;;CONCATENATE([CulturesData.AJ$1];SUBSTITUTE(SUBSTITUTE(SUBSTITUTE([CulturesData.AJ15];&quot;e&quot;;&quot;EVERYMAN&quot;);&quot;r&quot;;&quot;RESTRICTED&quot;);&quot;o&quot;;&quot;OCCUPATIONAL&quot;);&quot;,&quot;))">
            <text:p/>
          </table:table-cell>
          <table:table-cell table:formula="of:=IF(LEN(TRIM([CulturesData.AK15]))=0;&quot;&quot;;CONCATENATE([CulturesData.AK$1];SUBSTITUTE(SUBSTITUTE(SUBSTITUTE([CulturesData.AK15];&quot;e&quot;;&quot;EVERYMAN&quot;);&quot;r&quot;;&quot;RESTRICTED&quot;);&quot;o&quot;;&quot;OCCUPATIONAL&quot;);&quot;,&quot;))">
            <text:p/>
          </table:table-cell>
          <table:table-cell table:formula="of:=IF(LEN(TRIM([CulturesData.AL15]))=0;&quot;&quot;;CONCATENATE([CulturesData.AL$1];SUBSTITUTE(SUBSTITUTE(SUBSTITUTE([CulturesData.AL15];&quot;e&quot;;&quot;EVERYMAN&quot;);&quot;r&quot;;&quot;RESTRICTED&quot;);&quot;o&quot;;&quot;OCCUPATIONAL&quot;);&quot;,&quot;))">
            <text:p/>
          </table:table-cell>
          <table:table-cell table:formula="of:=IF(LEN(TRIM([CulturesData.AM15]))=0;&quot;&quot;;CONCATENATE([CulturesData.AM$1];SUBSTITUTE(SUBSTITUTE(SUBSTITUTE([CulturesData.AM15];&quot;e&quot;;&quot;EVERYMAN&quot;);&quot;r&quot;;&quot;RESTRICTED&quot;);&quot;o&quot;;&quot;OCCUPATIONAL&quot;);&quot;,&quot;))">
            <text:p/>
          </table:table-cell>
          <table:table-cell table:formula="of:=IF(LEN(TRIM([CulturesData.AN15]))=0;&quot;&quot;;CONCATENATE([CulturesData.AN$1];SUBSTITUTE(SUBSTITUTE(SUBSTITUTE([CulturesData.AN15];&quot;e&quot;;&quot;EVERYMAN&quot;);&quot;r&quot;;&quot;RESTRICTED&quot;);&quot;o&quot;;&quot;OCCUPATIONAL&quot;);&quot;,&quot;))" office:value-type="string" office:string-value="S155=RESTRICTED,">
            <text:p>S155=RESTRICTED,</text:p>
          </table:table-cell>
          <table:table-cell table:formula="of:=IF(LEN(TRIM([CulturesData.AO15]))=0;&quot;&quot;;CONCATENATE([CulturesData.AO$1];SUBSTITUTE(SUBSTITUTE(SUBSTITUTE([CulturesData.AO15];&quot;e&quot;;&quot;EVERYMAN&quot;);&quot;r&quot;;&quot;RESTRICTED&quot;);&quot;o&quot;;&quot;OCCUPATIONAL&quot;);&quot;,&quot;))" office:value-type="string" office:string-value="S154=RESTRICTED,">
            <text:p>S154=RESTRICTED,</text:p>
          </table:table-cell>
          <table:table-cell table:formula="of:=IF(LEN(TRIM([CulturesData.AP15]))=0;&quot;&quot;;CONCATENATE([CulturesData.AP$1];SUBSTITUTE(SUBSTITUTE(SUBSTITUTE([CulturesData.AP15];&quot;e&quot;;&quot;EVERYMAN&quot;);&quot;r&quot;;&quot;RESTRICTED&quot;);&quot;o&quot;;&quot;OCCUPATIONAL&quot;);&quot;,&quot;))" office:value-type="string" office:string-value="S64=2,">
            <text:p>S64=2,</text:p>
          </table:table-cell>
          <table:table-cell table:formula="of:=IF(LEN(TRIM([CulturesData.AQ15]))=0;&quot;&quot;;CONCATENATE([CulturesData.AQ$1];SUBSTITUTE(SUBSTITUTE(SUBSTITUTE([CulturesData.AQ15];&quot;e&quot;;&quot;EVERYMAN&quot;);&quot;r&quot;;&quot;RESTRICTED&quot;);&quot;o&quot;;&quot;OCCUPATIONAL&quot;);&quot;,&quot;))">
            <text:p/>
          </table:table-cell>
          <table:table-cell table:formula="of:=IF(LEN(TRIM([CulturesData.AR15]))=0;&quot;&quot;;CONCATENATE([CulturesData.AR$1];SUBSTITUTE(SUBSTITUTE(SUBSTITUTE([CulturesData.AR15];&quot;e&quot;;&quot;EVERYMAN&quot;);&quot;r&quot;;&quot;RESTRICTED&quot;);&quot;o&quot;;&quot;OCCUPATIONAL&quot;);&quot;,&quot;))" office:value-type="string" office:string-value="S503=RESTRICTED,">
            <text:p>S503=RESTRICTED,</text:p>
          </table:table-cell>
          <table:table-cell table:formula="of:=IF(LEN(TRIM([CulturesData.AS15]))=0;&quot;&quot;;CONCATENATE([CulturesData.AS$1];SUBSTITUTE(SUBSTITUTE(SUBSTITUTE([CulturesData.AS15];&quot;e&quot;;&quot;EVERYMAN&quot;);&quot;r&quot;;&quot;RESTRICTED&quot;);&quot;o&quot;;&quot;OCCUPATIONAL&quot;);&quot;,&quot;))" office:value-type="string" office:string-value="S504=RESTRICTED,">
            <text:p>S504=RESTRICTED,</text:p>
          </table:table-cell>
          <table:table-cell table:formula="of:=IF(LEN(TRIM([CulturesData.AT15]))=0;&quot;&quot;;CONCATENATE([CulturesData.AT$1];SUBSTITUTE(SUBSTITUTE(SUBSTITUTE([CulturesData.AT15];&quot;e&quot;;&quot;EVERYMAN&quot;);&quot;r&quot;;&quot;RESTRICTED&quot;);&quot;o&quot;;&quot;OCCUPATIONAL&quot;);&quot;,&quot;))" office:value-type="string" office:string-value="S53=RESTRICTED,">
            <text:p>S53=RESTRICTED,</text:p>
          </table:table-cell>
          <table:table-cell table:formula="of:=IF(LEN(TRIM([CulturesData.AU15]))=0;&quot;&quot;;CONCATENATE([CulturesData.AU$1];SUBSTITUTE(SUBSTITUTE(SUBSTITUTE([CulturesData.AU15];&quot;e&quot;;&quot;EVERYMAN&quot;);&quot;r&quot;;&quot;RESTRICTED&quot;);&quot;o&quot;;&quot;OCCUPATIONAL&quot;);&quot;,&quot;))" office:value-type="string" office:string-value="S54=RESTRICTED,">
            <text:p>S54=RESTRICTED,</text:p>
          </table:table-cell>
          <table:table-cell table:formula="of:=IF(LEN(TRIM([CulturesData.AV15]))=0;&quot;&quot;;CONCATENATE([CulturesData.AV$1];SUBSTITUTE(SUBSTITUTE(SUBSTITUTE([CulturesData.AV15];&quot;e&quot;;&quot;EVERYMAN&quot;);&quot;r&quot;;&quot;RESTRICTED&quot;);&quot;o&quot;;&quot;OCCUPATIONAL&quot;);&quot;,&quot;))">
            <text:p/>
          </table:table-cell>
          <table:table-cell table:formula="of:=IF(LEN(TRIM([CulturesData.AW15]))=0;&quot;&quot;;CONCATENATE([CulturesData.AW$1];SUBSTITUTE(SUBSTITUTE(SUBSTITUTE([CulturesData.AW15];&quot;e&quot;;&quot;EVERYMAN&quot;);&quot;r&quot;;&quot;RESTRICTED&quot;);&quot;o&quot;;&quot;OCCUPATIONAL&quot;);&quot;,&quot;))">
            <text:p/>
          </table:table-cell>
          <table:table-cell table:formula="of:=IF(LEN(TRIM([CulturesData.AX15]))=0;&quot;&quot;;CONCATENATE([CulturesData.AX$1];SUBSTITUTE(SUBSTITUTE(SUBSTITUTE([CulturesData.AX15];&quot;e&quot;;&quot;EVERYMAN&quot;);&quot;r&quot;;&quot;RESTRICTED&quot;);&quot;o&quot;;&quot;OCCUPATIONAL&quot;);&quot;,&quot;))">
            <text:p/>
          </table:table-cell>
          <table:table-cell table:formula="of:=IF(LEN(TRIM([CulturesData.AY15]))=0;&quot;&quot;;CONCATENATE([CulturesData.AY$1];SUBSTITUTE(SUBSTITUTE(SUBSTITUTE([CulturesData.AY15];&quot;e&quot;;&quot;EVERYMAN&quot;);&quot;r&quot;;&quot;RESTRICTED&quot;);&quot;o&quot;;&quot;OCCUPATIONAL&quot;);&quot;,&quot;))" office:value-type="string" office:string-value="S465=4,">
            <text:p>S465=4,</text:p>
          </table:table-cell>
          <table:table-cell table:formula="of:=IF(LEN(TRIM([CulturesData.AZ15]))=0;&quot;&quot;;CONCATENATE([CulturesData.AZ$1];SUBSTITUTE(SUBSTITUTE(SUBSTITUTE([CulturesData.AZ15];&quot;e&quot;;&quot;EVERYMAN&quot;);&quot;r&quot;;&quot;RESTRICTED&quot;);&quot;o&quot;;&quot;OCCUPATIONAL&quot;);&quot;,&quot;))">
            <text:p/>
          </table:table-cell>
          <table:table-cell table:formula="of:=IF(LEN(TRIM([CulturesData.BA15]))=0;&quot;&quot;;CONCATENATE([CulturesData.BA$1];SUBSTITUTE(SUBSTITUTE(SUBSTITUTE([CulturesData.BA15];&quot;e&quot;;&quot;EVERYMAN&quot;);&quot;r&quot;;&quot;RESTRICTED&quot;);&quot;o&quot;;&quot;OCCUPATIONAL&quot;);&quot;,&quot;))">
            <text:p/>
          </table:table-cell>
          <table:table-cell table:formula="of:=IF(LEN(TRIM([CulturesData.BB15]))=0;&quot;&quot;;CONCATENATE([CulturesData.BB$1];SUBSTITUTE(SUBSTITUTE(SUBSTITUTE([CulturesData.BB15];&quot;e&quot;;&quot;EVERYMAN&quot;);&quot;r&quot;;&quot;RESTRICTED&quot;);&quot;o&quot;;&quot;OCCUPATIONAL&quot;);&quot;,&quot;))">
            <text:p/>
          </table:table-cell>
          <table:table-cell table:formula="of:=IF(LEN(TRIM([CulturesData.BC15]))=0;&quot;&quot;;CONCATENATE([CulturesData.BC$1];SUBSTITUTE(SUBSTITUTE(SUBSTITUTE([CulturesData.BC15];&quot;e&quot;;&quot;EVERYMAN&quot;);&quot;r&quot;;&quot;RESTRICTED&quot;);&quot;o&quot;;&quot;OCCUPATIONAL&quot;);&quot;,&quot;))">
            <text:p/>
          </table:table-cell>
          <table:table-cell table:formula="of:=IF(LEN(TRIM([CulturesData.BD15]))=0;&quot;&quot;;CONCATENATE([CulturesData.BD$1];SUBSTITUTE(SUBSTITUTE(SUBSTITUTE([CulturesData.BD15];&quot;e&quot;;&quot;EVERYMAN&quot;);&quot;r&quot;;&quot;RESTRICTED&quot;);&quot;o&quot;;&quot;OCCUPATIONAL&quot;);&quot;,&quot;))">
            <text:p/>
          </table:table-cell>
          <table:table-cell table:formula="of:=IF(LEN(TRIM([CulturesData.BE15]))=0;&quot;&quot;;CONCATENATE([CulturesData.BE$1];SUBSTITUTE(SUBSTITUTE(SUBSTITUTE([CulturesData.BE15];&quot;e&quot;;&quot;EVERYMAN&quot;);&quot;r&quot;;&quot;RESTRICTED&quot;);&quot;o&quot;;&quot;OCCUPATIONAL&quot;);&quot;,&quot;))">
            <text:p/>
          </table:table-cell>
          <table:table-cell table:formula="of:=IF(LEN(TRIM([CulturesData.BF15]))=0;&quot;&quot;;CONCATENATE([CulturesData.BF$1];SUBSTITUTE(SUBSTITUTE(SUBSTITUTE([CulturesData.BF15];&quot;e&quot;;&quot;EVERYMAN&quot;);&quot;r&quot;;&quot;RESTRICTED&quot;);&quot;o&quot;;&quot;OCCUPATIONAL&quot;);&quot;,&quot;))">
            <text:p/>
          </table:table-cell>
          <table:table-cell table:formula="of:=IF(LEN(TRIM([CulturesData.BG15]))=0;&quot;&quot;;CONCATENATE([CulturesData.BG$1];SUBSTITUTE(SUBSTITUTE(SUBSTITUTE([CulturesData.BG15];&quot;e&quot;;&quot;EVERYMAN&quot;);&quot;r&quot;;&quot;RESTRICTED&quot;);&quot;o&quot;;&quot;OCCUPATIONAL&quot;);&quot;,&quot;))">
            <text:p/>
          </table:table-cell>
          <table:table-cell table:formula="of:=IF(LEN(TRIM([CulturesData.BH15]))=0;&quot;&quot;;CONCATENATE([CulturesData.BH$1];SUBSTITUTE(SUBSTITUTE(SUBSTITUTE([CulturesData.BH15];&quot;e&quot;;&quot;EVERYMAN&quot;);&quot;r&quot;;&quot;RESTRICTED&quot;);&quot;o&quot;;&quot;OCCUPATIONAL&quot;);&quot;,&quot;))">
            <text:p/>
          </table:table-cell>
          <table:table-cell table:formula="of:=IF(LEN(TRIM([CulturesData.BI15]))=0;&quot;&quot;;CONCATENATE([CulturesData.BI$1];SUBSTITUTE(SUBSTITUTE(SUBSTITUTE([CulturesData.BI15];&quot;e&quot;;&quot;EVERYMAN&quot;);&quot;r&quot;;&quot;RESTRICTED&quot;);&quot;o&quot;;&quot;OCCUPATIONAL&quot;);&quot;,&quot;))">
            <text:p/>
          </table:table-cell>
          <table:table-cell table:formula="of:=IF(LEN(TRIM([CulturesData.BJ15]))=0;&quot;&quot;;CONCATENATE([CulturesData.BJ$1];SUBSTITUTE(SUBSTITUTE(SUBSTITUTE([CulturesData.BJ15];&quot;e&quot;;&quot;EVERYMAN&quot;);&quot;r&quot;;&quot;RESTRICTED&quot;);&quot;o&quot;;&quot;OCCUPATIONAL&quot;);&quot;,&quot;))">
            <text:p/>
          </table:table-cell>
          <table:table-cell table:formula="of:=IF(LEN(TRIM([CulturesData.BK15]))=0;&quot;&quot;;CONCATENATE([CulturesData.BK$1];SUBSTITUTE(SUBSTITUTE(SUBSTITUTE([CulturesData.BK15];&quot;e&quot;;&quot;EVERYMAN&quot;);&quot;r&quot;;&quot;RESTRICTED&quot;);&quot;o&quot;;&quot;OCCUPATIONAL&quot;);&quot;,&quot;))">
            <text:p/>
          </table:table-cell>
          <table:table-cell table:formula="of:=IF(LEN(TRIM([CulturesData.BL15]))=0;&quot;&quot;;CONCATENATE([CulturesData.BL$1];SUBSTITUTE(SUBSTITUTE(SUBSTITUTE([CulturesData.BL15];&quot;e&quot;;&quot;EVERYMAN&quot;);&quot;r&quot;;&quot;RESTRICTED&quot;);&quot;o&quot;;&quot;OCCUPATIONAL&quot;);&quot;,&quot;))">
            <text:p/>
          </table:table-cell>
          <table:table-cell table:formula="of:=IF(LEN(TRIM([CulturesData.BM15]))=0;&quot;&quot;;CONCATENATE([CulturesData.BM$1];SUBSTITUTE(SUBSTITUTE(SUBSTITUTE([CulturesData.BM15];&quot;e&quot;;&quot;EVERYMAN&quot;);&quot;r&quot;;&quot;RESTRICTED&quot;);&quot;o&quot;;&quot;OCCUPATIONAL&quot;);&quot;,&quot;))">
            <text:p/>
          </table:table-cell>
          <table:table-cell table:formula="of:=IF(LEN(TRIM([CulturesData.BN15]))=0;&quot;&quot;;CONCATENATE([CulturesData.BN$1];SUBSTITUTE(SUBSTITUTE(SUBSTITUTE([CulturesData.BN15];&quot;e&quot;;&quot;EVERYMAN&quot;);&quot;r&quot;;&quot;RESTRICTED&quot;);&quot;o&quot;;&quot;OCCUPATIONAL&quot;);&quot;,&quot;))">
            <text:p/>
          </table:table-cell>
          <table:table-cell table:formula="of:=IF(LEN(TRIM([CulturesData.BO15]))=0;&quot;&quot;;CONCATENATE([CulturesData.BO$1];SUBSTITUTE(SUBSTITUTE(SUBSTITUTE([CulturesData.BO15];&quot;e&quot;;&quot;EVERYMAN&quot;);&quot;r&quot;;&quot;RESTRICTED&quot;);&quot;o&quot;;&quot;OCCUPATIONAL&quot;);&quot;,&quot;))" office:value-type="string" office:string-value="S481=8,">
            <text:p>S481=8,</text:p>
          </table:table-cell>
          <table:table-cell table:formula="of:=IF(LEN(TRIM([CulturesData.BP15]))=0;&quot;&quot;;CONCATENATE([CulturesData.BP$1];SUBSTITUTE(SUBSTITUTE(SUBSTITUTE([CulturesData.BP15];&quot;e&quot;;&quot;EVERYMAN&quot;);&quot;r&quot;;&quot;RESTRICTED&quot;);&quot;o&quot;;&quot;OCCUPATIONAL&quot;);&quot;,&quot;))" office:value-type="string" office:string-value="S482=2,">
            <text:p>S482=2,</text:p>
          </table:table-cell>
          <table:table-cell table:formula="of:=IF(LEN(TRIM([CulturesData.BQ15]))=0;&quot;&quot;;CONCATENATE([CulturesData.BQ$1];SUBSTITUTE(SUBSTITUTE(SUBSTITUTE([CulturesData.BQ15];&quot;e&quot;;&quot;EVERYMAN&quot;);&quot;r&quot;;&quot;RESTRICTED&quot;);&quot;o&quot;;&quot;OCCUPATIONAL&quot;);&quot;,&quot;))">
            <text:p/>
          </table:table-cell>
          <table:table-cell table:formula="of:=IF(LEN(TRIM([CulturesData.BR15]))=0;&quot;&quot;;CONCATENATE([CulturesData.BR$1];SUBSTITUTE(SUBSTITUTE(SUBSTITUTE([CulturesData.BR15];&quot;e&quot;;&quot;EVERYMAN&quot;);&quot;r&quot;;&quot;RESTRICTED&quot;);&quot;o&quot;;&quot;OCCUPATIONAL&quot;);&quot;,&quot;))">
            <text:p/>
          </table:table-cell>
          <table:table-cell table:formula="of:=IF(LEN(TRIM([CulturesData.BS15]))=0;&quot;&quot;;CONCATENATE([CulturesData.BS$1];SUBSTITUTE(SUBSTITUTE(SUBSTITUTE([CulturesData.BS15];&quot;e&quot;;&quot;EVERYMAN&quot;);&quot;r&quot;;&quot;RESTRICTED&quot;);&quot;o&quot;;&quot;OCCUPATIONAL&quot;);&quot;,&quot;))">
            <text:p/>
          </table:table-cell>
          <table:table-cell table:formula="of:=IF(LEN(TRIM([CulturesData.BT15]))=0;&quot;&quot;;CONCATENATE([CulturesData.BT$1];SUBSTITUTE(SUBSTITUTE(SUBSTITUTE([CulturesData.BT15];&quot;e&quot;;&quot;EVERYMAN&quot;);&quot;r&quot;;&quot;RESTRICTED&quot;);&quot;o&quot;;&quot;OCCUPATIONAL&quot;);&quot;,&quot;))">
            <text:p/>
          </table:table-cell>
          <table:table-cell table:formula="of:=IF(LEN(TRIM([CulturesData.BU15]))=0;&quot;&quot;;CONCATENATE([CulturesData.BU$1];SUBSTITUTE(SUBSTITUTE(SUBSTITUTE([CulturesData.BU15];&quot;e&quot;;&quot;EVERYMAN&quot;);&quot;r&quot;;&quot;RESTRICTED&quot;);&quot;o&quot;;&quot;OCCUPATIONAL&quot;);&quot;,&quot;))">
            <text:p/>
          </table:table-cell>
          <table:table-cell table:formula="of:=IF(LEN(TRIM([CulturesData.BV15]))=0;&quot;&quot;;CONCATENATE([CulturesData.BV$1];SUBSTITUTE(SUBSTITUTE(SUBSTITUTE([CulturesData.BV15];&quot;e&quot;;&quot;EVERYMAN&quot;);&quot;r&quot;;&quot;RESTRICTED&quot;);&quot;o&quot;;&quot;OCCUPATIONAL&quot;);&quot;,&quot;))">
            <text:p/>
          </table:table-cell>
          <table:table-cell table:formula="of:=IF(LEN(TRIM([CulturesData.BW15]))=0;&quot;&quot;;CONCATENATE([CulturesData.BW$1];SUBSTITUTE(SUBSTITUTE(SUBSTITUTE([CulturesData.BW15];&quot;e&quot;;&quot;EVERYMAN&quot;);&quot;r&quot;;&quot;RESTRICTED&quot;);&quot;o&quot;;&quot;OCCUPATIONAL&quot;);&quot;,&quot;))">
            <text:p/>
          </table:table-cell>
          <table:table-cell table:formula="of:=IF(LEN(TRIM([CulturesData.BX15]))=0;&quot;&quot;;CONCATENATE([CulturesData.BX$1];SUBSTITUTE(SUBSTITUTE(SUBSTITUTE([CulturesData.BX15];&quot;e&quot;;&quot;EVERYMAN&quot;);&quot;r&quot;;&quot;RESTRICTED&quot;);&quot;o&quot;;&quot;OCCUPATIONAL&quot;);&quot;,&quot;))">
            <text:p/>
          </table:table-cell>
          <table:table-cell table:formula="of:=IF(LEN(TRIM([CulturesData.BY15]))=0;&quot;&quot;;CONCATENATE([CulturesData.BY$1];SUBSTITUTE(SUBSTITUTE(SUBSTITUTE([CulturesData.BY15];&quot;e&quot;;&quot;EVERYMAN&quot;);&quot;r&quot;;&quot;RESTRICTED&quot;);&quot;o&quot;;&quot;OCCUPATIONAL&quot;);&quot;,&quot;))">
            <text:p/>
          </table:table-cell>
          <table:table-cell table:formula="of:=IF(LEN(TRIM([CulturesData.BZ15]))=0;&quot;&quot;;CONCATENATE([CulturesData.BZ$1];SUBSTITUTE(SUBSTITUTE(SUBSTITUTE([CulturesData.BZ15];&quot;e&quot;;&quot;EVERYMAN&quot;);&quot;r&quot;;&quot;RESTRICTED&quot;);&quot;o&quot;;&quot;OCCUPATIONAL&quot;);&quot;,&quot;))">
            <text:p/>
          </table:table-cell>
          <table:table-cell table:formula="of:=IF(LEN(TRIM([CulturesData.CA15]))=0;&quot;&quot;;CONCATENATE([CulturesData.CA$1];SUBSTITUTE(SUBSTITUTE(SUBSTITUTE([CulturesData.CA15];&quot;e&quot;;&quot;EVERYMAN&quot;);&quot;r&quot;;&quot;RESTRICTED&quot;);&quot;o&quot;;&quot;OCCUPATIONAL&quot;);&quot;,&quot;))">
            <text:p/>
          </table:table-cell>
          <table:table-cell table:formula="of:=IF(LEN(TRIM([CulturesData.CB15]))=0;&quot;&quot;;CONCATENATE([CulturesData.CB$1];SUBSTITUTE(SUBSTITUTE(SUBSTITUTE([CulturesData.CB15];&quot;e&quot;;&quot;EVERYMAN&quot;);&quot;r&quot;;&quot;RESTRICTED&quot;);&quot;o&quot;;&quot;OCCUPATIONAL&quot;);&quot;,&quot;))">
            <text:p/>
          </table:table-cell>
          <table:table-cell table:formula="of:=IF(LEN(TRIM([CulturesData.CC15]))=0;&quot;&quot;;CONCATENATE([CulturesData.CC$1];SUBSTITUTE(SUBSTITUTE(SUBSTITUTE([CulturesData.CC15];&quot;e&quot;;&quot;EVERYMAN&quot;);&quot;r&quot;;&quot;RESTRICTED&quot;);&quot;o&quot;;&quot;OCCUPATIONAL&quot;);&quot;,&quot;))">
            <text:p/>
          </table:table-cell>
          <table:table-cell table:formula="of:=IF(LEN(TRIM([CulturesData.CD15]))=0;&quot;&quot;;CONCATENATE([CulturesData.CD$1];SUBSTITUTE(SUBSTITUTE(SUBSTITUTE([CulturesData.CD15];&quot;e&quot;;&quot;EVERYMAN&quot;);&quot;r&quot;;&quot;RESTRICTED&quot;);&quot;o&quot;;&quot;OCCUPATIONAL&quot;);&quot;,&quot;))">
            <text:p/>
          </table:table-cell>
          <table:table-cell table:formula="of:=IF(LEN(TRIM([CulturesData.CE15]))=0;&quot;&quot;;CONCATENATE([CulturesData.CE$1];SUBSTITUTE(SUBSTITUTE(SUBSTITUTE([CulturesData.CE15];&quot;e&quot;;&quot;EVERYMAN&quot;);&quot;r&quot;;&quot;RESTRICTED&quot;);&quot;o&quot;;&quot;OCCUPATIONAL&quot;);&quot;,&quot;))">
            <text:p/>
          </table:table-cell>
          <table:table-cell table:formula="of:=IF(LEN(TRIM([CulturesData.CF15]))=0;&quot;&quot;;CONCATENATE([CulturesData.CF$1];SUBSTITUTE(SUBSTITUTE(SUBSTITUTE([CulturesData.CF15];&quot;e&quot;;&quot;EVERYMAN&quot;);&quot;r&quot;;&quot;RESTRICTED&quot;);&quot;o&quot;;&quot;OCCUPATIONAL&quot;);&quot;,&quot;))">
            <text:p/>
          </table:table-cell>
          <table:table-cell table:formula="of:=IF(LEN(TRIM([CulturesData.CG15]))=0;&quot;&quot;;CONCATENATE([CulturesData.CG$1];SUBSTITUTE(SUBSTITUTE(SUBSTITUTE([CulturesData.CG15];&quot;e&quot;;&quot;EVERYMAN&quot;);&quot;r&quot;;&quot;RESTRICTED&quot;);&quot;o&quot;;&quot;OCCUPATIONAL&quot;);&quot;,&quot;))">
            <text:p/>
          </table:table-cell>
          <table:table-cell table:formula="of:=IF(LEN(TRIM([CulturesData.CH15]))=0;&quot;&quot;;CONCATENATE([CulturesData.CH$1];SUBSTITUTE(SUBSTITUTE(SUBSTITUTE([CulturesData.CH15];&quot;e&quot;;&quot;EVERYMAN&quot;);&quot;r&quot;;&quot;RESTRICTED&quot;);&quot;o&quot;;&quot;OCCUPATIONAL&quot;);&quot;,&quot;))">
            <text:p/>
          </table:table-cell>
          <table:table-cell table:formula="of:=IF(LEN(TRIM([CulturesData.CI15]))=0;&quot;&quot;;CONCATENATE([CulturesData.CI$1];SUBSTITUTE(SUBSTITUTE(SUBSTITUTE([CulturesData.CI15];&quot;e&quot;;&quot;EVERYMAN&quot;);&quot;r&quot;;&quot;RESTRICTED&quot;);&quot;o&quot;;&quot;OCCUPATIONAL&quot;);&quot;,&quot;))">
            <text:p/>
          </table:table-cell>
          <table:table-cell table:formula="of:=IF(LEN(TRIM([CulturesData.CJ15]))=0;&quot;&quot;;CONCATENATE([CulturesData.CJ$1];SUBSTITUTE(SUBSTITUTE(SUBSTITUTE([CulturesData.CJ15];&quot;e&quot;;&quot;EVERYMAN&quot;);&quot;r&quot;;&quot;RESTRICTED&quot;);&quot;o&quot;;&quot;OCCUPATIONAL&quot;);&quot;,&quot;))">
            <text:p/>
          </table:table-cell>
          <table:table-cell table:formula="of:=IF(LEN(TRIM([CulturesData.CK15]))=0;&quot;&quot;;CONCATENATE([CulturesData.CK$1];SUBSTITUTE(SUBSTITUTE(SUBSTITUTE([CulturesData.CK15];&quot;e&quot;;&quot;EVERYMAN&quot;);&quot;r&quot;;&quot;RESTRICTED&quot;);&quot;o&quot;;&quot;OCCUPATIONAL&quot;);&quot;,&quot;))" office:value-type="string" office:string-value="S61=RESTRICTED,">
            <text:p>S61=RESTRICTED,</text:p>
          </table:table-cell>
          <table:table-cell table:formula="of:=IF(LEN(TRIM([CulturesData.CL15]))=0;&quot;&quot;;CONCATENATE([CulturesData.CL$1];SUBSTITUTE(SUBSTITUTE(SUBSTITUTE([CulturesData.CL15];&quot;e&quot;;&quot;EVERYMAN&quot;);&quot;r&quot;;&quot;RESTRICTED&quot;);&quot;o&quot;;&quot;OCCUPATIONAL&quot;);&quot;,&quot;))">
            <text:p/>
          </table:table-cell>
          <table:table-cell table:formula="of:=IF(LEN(TRIM([CulturesData.CM15]))=0;&quot;&quot;;CONCATENATE([CulturesData.CM$1];SUBSTITUTE(SUBSTITUTE(SUBSTITUTE([CulturesData.CM15];&quot;e&quot;;&quot;EVERYMAN&quot;);&quot;r&quot;;&quot;RESTRICTED&quot;);&quot;o&quot;;&quot;OCCUPATIONAL&quot;);&quot;,&quot;))">
            <text:p/>
          </table:table-cell>
          <table:table-cell table:formula="of:=IF(LEN(TRIM([CulturesData.CN15]))=0;&quot;&quot;;CONCATENATE([CulturesData.CN$1];SUBSTITUTE(SUBSTITUTE(SUBSTITUTE([CulturesData.CN15];&quot;e&quot;;&quot;EVERYMAN&quot;);&quot;r&quot;;&quot;RESTRICTED&quot;);&quot;o&quot;;&quot;OCCUPATIONAL&quot;);&quot;,&quot;))">
            <text:p/>
          </table:table-cell>
          <table:table-cell table:formula="of:=IF(LEN(TRIM([CulturesData.CO15]))=0;&quot;&quot;;CONCATENATE([CulturesData.CO$1];SUBSTITUTE(SUBSTITUTE(SUBSTITUTE([CulturesData.CO15];&quot;e&quot;;&quot;EVERYMAN&quot;);&quot;r&quot;;&quot;RESTRICTED&quot;);&quot;o&quot;;&quot;OCCUPATIONAL&quot;);&quot;,&quot;))">
            <text:p/>
          </table:table-cell>
          <table:table-cell table:formula="of:=IF(LEN(TRIM([CulturesData.CP15]))=0;&quot;&quot;;CONCATENATE([CulturesData.CP$1];SUBSTITUTE(SUBSTITUTE(SUBSTITUTE([CulturesData.CP15];&quot;e&quot;;&quot;EVERYMAN&quot;);&quot;r&quot;;&quot;RESTRICTED&quot;);&quot;o&quot;;&quot;OCCUPATIONAL&quot;);&quot;,&quot;))">
            <text:p/>
          </table:table-cell>
          <table:table-cell table:formula="of:=IF(LEN(TRIM([CulturesData.CQ15]))=0;&quot;&quot;;CONCATENATE([CulturesData.CQ$1];SUBSTITUTE(SUBSTITUTE(SUBSTITUTE([CulturesData.CQ15];&quot;e&quot;;&quot;EVERYMAN&quot;);&quot;r&quot;;&quot;RESTRICTED&quot;);&quot;o&quot;;&quot;OCCUPATIONAL&quot;);&quot;,&quot;))">
            <text:p/>
          </table:table-cell>
          <table:table-cell table:formula="of:=IF(LEN(TRIM([CulturesData.CR15]))=0;&quot;&quot;;CONCATENATE([CulturesData.CR$1];SUBSTITUTE(SUBSTITUTE(SUBSTITUTE([CulturesData.CR15];&quot;e&quot;;&quot;EVERYMAN&quot;);&quot;r&quot;;&quot;RESTRICTED&quot;);&quot;o&quot;;&quot;OCCUPATIONAL&quot;);&quot;,&quot;))">
            <text:p/>
          </table:table-cell>
          <table:table-cell table:formula="of:=IF(LEN(TRIM([CulturesData.CS15]))=0;&quot;&quot;;CONCATENATE([CulturesData.CS$1];SUBSTITUTE(SUBSTITUTE(SUBSTITUTE([CulturesData.CS15];&quot;e&quot;;&quot;EVERYMAN&quot;);&quot;r&quot;;&quot;RESTRICTED&quot;);&quot;o&quot;;&quot;OCCUPATIONAL&quot;);&quot;,&quot;))">
            <text:p/>
          </table:table-cell>
          <table:table-cell table:formula="of:=IF(LEN(TRIM([CulturesData.CT15]))=0;&quot;&quot;;CONCATENATE([CulturesData.CT$1];SUBSTITUTE(SUBSTITUTE(SUBSTITUTE([CulturesData.CT15];&quot;e&quot;;&quot;EVERYMAN&quot;);&quot;r&quot;;&quot;RESTRICTED&quot;);&quot;o&quot;;&quot;OCCUPATIONAL&quot;);&quot;,&quot;))">
            <text:p/>
          </table:table-cell>
          <table:table-cell table:formula="of:=IF(LEN(TRIM([CulturesData.CU15]))=0;&quot;&quot;;CONCATENATE([CulturesData.CU$1];SUBSTITUTE(SUBSTITUTE(SUBSTITUTE([CulturesData.CU15];&quot;e&quot;;&quot;EVERYMAN&quot;);&quot;r&quot;;&quot;RESTRICTED&quot;);&quot;o&quot;;&quot;OCCUPATIONAL&quot;);&quot;,&quot;))">
            <text:p/>
          </table:table-cell>
          <table:table-cell table:formula="of:=IF(LEN(TRIM([CulturesData.CV15]))=0;&quot;&quot;;CONCATENATE([CulturesData.CV$1];SUBSTITUTE(SUBSTITUTE(SUBSTITUTE([CulturesData.CV15];&quot;e&quot;;&quot;EVERYMAN&quot;);&quot;r&quot;;&quot;RESTRICTED&quot;);&quot;o&quot;;&quot;OCCUPATIONAL&quot;);&quot;,&quot;))">
            <text:p/>
          </table:table-cell>
          <table:table-cell table:formula="of:=IF(LEN(TRIM([CulturesData.CW15]))=0;&quot;&quot;;CONCATENATE([CulturesData.CW$1];SUBSTITUTE(SUBSTITUTE(SUBSTITUTE([CulturesData.CW15];&quot;e&quot;;&quot;EVERYMAN&quot;);&quot;r&quot;;&quot;RESTRICTED&quot;);&quot;o&quot;;&quot;OCCUPATIONAL&quot;);&quot;,&quot;))">
            <text:p/>
          </table:table-cell>
          <table:table-cell table:formula="of:=IF(LEN(TRIM([CulturesData.CX15]))=0;&quot;&quot;;CONCATENATE([CulturesData.CX$1];SUBSTITUTE(SUBSTITUTE(SUBSTITUTE([CulturesData.CX15];&quot;e&quot;;&quot;EVERYMAN&quot;);&quot;r&quot;;&quot;RESTRICTED&quot;);&quot;o&quot;;&quot;OCCUPATIONAL&quot;);&quot;,&quot;))">
            <text:p/>
          </table:table-cell>
          <table:table-cell table:formula="of:=IF(LEN(TRIM([CulturesData.CY15]))=0;&quot;&quot;;CONCATENATE([CulturesData.CY$1];SUBSTITUTE(SUBSTITUTE(SUBSTITUTE([CulturesData.CY15];&quot;e&quot;;&quot;EVERYMAN&quot;);&quot;r&quot;;&quot;RESTRICTED&quot;);&quot;o&quot;;&quot;OCCUPATIONAL&quot;);&quot;,&quot;))">
            <text:p/>
          </table:table-cell>
          <table:table-cell table:formula="of:=IF(LEN(TRIM([CulturesData.CZ15]))=0;&quot;&quot;;CONCATENATE([CulturesData.CZ$1];SUBSTITUTE(SUBSTITUTE(SUBSTITUTE([CulturesData.CZ15];&quot;e&quot;;&quot;EVERYMAN&quot;);&quot;r&quot;;&quot;RESTRICTED&quot;);&quot;o&quot;;&quot;OCCUPATIONAL&quot;);&quot;,&quot;))" office:value-type="string" office:string-value="G4=RESTRICTED,">
            <text:p>G4=RESTRICTED,</text:p>
          </table:table-cell>
          <table:table-cell table:formula="of:=IF(LEN(TRIM([CulturesData.DA15]))=0;&quot;&quot;;CONCATENATE([CulturesData.DA$1];SUBSTITUTE(SUBSTITUTE(SUBSTITUTE([CulturesData.DA15];&quot;e&quot;;&quot;EVERYMAN&quot;);&quot;r&quot;;&quot;RESTRICTED&quot;);&quot;o&quot;;&quot;OCCUPATIONAL&quot;);&quot;,&quot;))">
            <text:p/>
          </table:table-cell>
          <table:table-cell table:formula="of:=IF(LEN(TRIM([CulturesData.DB15]))=0;&quot;&quot;;CONCATENATE([CulturesData.DB$1];SUBSTITUTE(SUBSTITUTE(SUBSTITUTE([CulturesData.DB15];&quot;e&quot;;&quot;EVERYMAN&quot;);&quot;r&quot;;&quot;RESTRICTED&quot;);&quot;o&quot;;&quot;OCCUPATIONAL&quot;);&quot;,&quot;))" office:value-type="string" office:string-value="S31=RESTRICTED,">
            <text:p>S31=RESTRICTED,</text:p>
          </table:table-cell>
          <table:table-cell table:formula="of:=IF(LEN(TRIM([CulturesData.DC15]))=0;&quot;&quot;;CONCATENATE([CulturesData.DC$1];SUBSTITUTE(SUBSTITUTE(SUBSTITUTE([CulturesData.DC15];&quot;e&quot;;&quot;EVERYMAN&quot;);&quot;r&quot;;&quot;RESTRICTED&quot;);&quot;o&quot;;&quot;OCCUPATIONAL&quot;);&quot;,&quot;))" office:value-type="string" office:string-value="S34=RESTRICTED,">
            <text:p>S34=RESTRICTED,</text:p>
          </table:table-cell>
          <table:table-cell table:formula="of:=IF(LEN(TRIM([CulturesData.DD15]))=0;&quot;&quot;;CONCATENATE([CulturesData.DD$1];SUBSTITUTE(SUBSTITUTE(SUBSTITUTE([CulturesData.DD15];&quot;e&quot;;&quot;EVERYMAN&quot;);&quot;r&quot;;&quot;RESTRICTED&quot;);&quot;o&quot;;&quot;OCCUPATIONAL&quot;);&quot;,&quot;))" office:value-type="string" office:string-value="S456=RESTRICTED,">
            <text:p>S456=RESTRICTED,</text:p>
          </table:table-cell>
          <table:table-cell table:formula="of:=IF(LEN(TRIM([CulturesData.DE15]))=0;&quot;&quot;;CONCATENATE([CulturesData.DE$1];SUBSTITUTE(SUBSTITUTE(SUBSTITUTE([CulturesData.DE15];&quot;e&quot;;&quot;EVERYMAN&quot;);&quot;r&quot;;&quot;RESTRICTED&quot;);&quot;o&quot;;&quot;OCCUPATIONAL&quot;);&quot;,&quot;))" office:value-type="string" office:string-value="S29=RESTRICTED,">
            <text:p>S29=RESTRICTED,</text:p>
          </table:table-cell>
          <table:table-cell table:formula="of:=IF(LEN(TRIM([CulturesData.DF15]))=0;&quot;&quot;;CONCATENATE([CulturesData.DF$1];SUBSTITUTE(SUBSTITUTE(SUBSTITUTE([CulturesData.DF15];&quot;e&quot;;&quot;EVERYMAN&quot;);&quot;r&quot;;&quot;RESTRICTED&quot;);&quot;o&quot;;&quot;OCCUPATIONAL&quot;);&quot;,&quot;))" office:value-type="string" office:string-value="G37=2,">
            <text:p>G37=2,</text:p>
          </table:table-cell>
          <table:table-cell table:formula="of:=IF(LEN(TRIM([CulturesData.DG15]))=0;&quot;&quot;;CONCATENATE([CulturesData.DG$1];SUBSTITUTE(SUBSTITUTE(SUBSTITUTE([CulturesData.DG15];&quot;e&quot;;&quot;EVERYMAN&quot;);&quot;r&quot;;&quot;RESTRICTED&quot;);&quot;o&quot;;&quot;OCCUPATIONAL&quot;);&quot;,&quot;))" office:value-type="string" office:string-value="S426=3,">
            <text:p>S426=3,</text:p>
          </table:table-cell>
          <table:table-cell table:formula="of:=IF(LEN(TRIM([CulturesData.DH15]))=0;&quot;&quot;;CONCATENATE([CulturesData.DH$1];SUBSTITUTE(SUBSTITUTE(SUBSTITUTE([CulturesData.DH15];&quot;e&quot;;&quot;EVERYMAN&quot;);&quot;r&quot;;&quot;RESTRICTED&quot;);&quot;o&quot;;&quot;OCCUPATIONAL&quot;);&quot;,&quot;))" office:value-type="string" office:string-value="S339=3,">
            <text:p>S339=3,</text:p>
          </table:table-cell>
          <table:table-cell table:formula="of:=IF(LEN(TRIM([CulturesData.DI15]))=0;&quot;&quot;;CONCATENATE([CulturesData.DI$1];SUBSTITUTE(SUBSTITUTE(SUBSTITUTE([CulturesData.DI15];&quot;e&quot;;&quot;EVERYMAN&quot;);&quot;r&quot;;&quot;RESTRICTED&quot;);&quot;o&quot;;&quot;OCCUPATIONAL&quot;);&quot;,&quot;))">
            <text:p/>
          </table:table-cell>
          <table:table-cell table:formula="of:=IF(LEN(TRIM([CulturesData.DJ15]))=0;&quot;&quot;;CONCATENATE([CulturesData.DJ$1];SUBSTITUTE(SUBSTITUTE(SUBSTITUTE([CulturesData.DJ15];&quot;e&quot;;&quot;EVERYMAN&quot;);&quot;r&quot;;&quot;RESTRICTED&quot;);&quot;o&quot;;&quot;OCCUPATIONAL&quot;);&quot;,&quot;))">
            <text:p/>
          </table:table-cell>
          <table:table-cell table:formula="of:=IF(LEN(TRIM([CulturesData.DK15]))=0;&quot;&quot;;CONCATENATE([CulturesData.DK$1];SUBSTITUTE(SUBSTITUTE(SUBSTITUTE([CulturesData.DK15];&quot;e&quot;;&quot;EVERYMAN&quot;);&quot;r&quot;;&quot;RESTRICTED&quot;);&quot;o&quot;;&quot;OCCUPATIONAL&quot;);&quot;,&quot;))">
            <text:p/>
          </table:table-cell>
          <table:table-cell table:formula="of:=IF(LEN(TRIM([CulturesData.DL15]))=0;&quot;&quot;;CONCATENATE([CulturesData.DL$1];SUBSTITUTE(SUBSTITUTE(SUBSTITUTE([CulturesData.DL15];&quot;e&quot;;&quot;EVERYMAN&quot;);&quot;r&quot;;&quot;RESTRICTED&quot;);&quot;o&quot;;&quot;OCCUPATIONAL&quot;);&quot;,&quot;))">
            <text:p/>
          </table:table-cell>
          <table:table-cell table:formula="of:=IF(LEN(TRIM([CulturesData.DM15]))=0;&quot;&quot;;CONCATENATE([CulturesData.DM$1];SUBSTITUTE(SUBSTITUTE(SUBSTITUTE([CulturesData.DM15];&quot;e&quot;;&quot;EVERYMAN&quot;);&quot;r&quot;;&quot;RESTRICTED&quot;);&quot;o&quot;;&quot;OCCUPATIONAL&quot;);&quot;,&quot;))">
            <text:p/>
          </table:table-cell>
          <table:table-cell table:formula="of:=IF(LEN(TRIM([CulturesData.DN15]))=0;&quot;&quot;;CONCATENATE([CulturesData.DN$1];SUBSTITUTE(SUBSTITUTE(SUBSTITUTE([CulturesData.DN15];&quot;e&quot;;&quot;EVERYMAN&quot;);&quot;r&quot;;&quot;RESTRICTED&quot;);&quot;o&quot;;&quot;OCCUPATIONAL&quot;);&quot;,&quot;))">
            <text:p/>
          </table:table-cell>
          <table:table-cell table:formula="of:=IF(LEN(TRIM([CulturesData.DO15]))=0;&quot;&quot;;CONCATENATE([CulturesData.DO$1];SUBSTITUTE(SUBSTITUTE(SUBSTITUTE([CulturesData.DO15];&quot;e&quot;;&quot;EVERYMAN&quot;);&quot;r&quot;;&quot;RESTRICTED&quot;);&quot;o&quot;;&quot;OCCUPATIONAL&quot;);&quot;,&quot;))" office:value-type="string" office:string-value="S445=RESTRICTED,">
            <text:p>S445=RESTRICTED,</text:p>
          </table:table-cell>
          <table:table-cell table:formula="of:=IF(LEN(TRIM([CulturesData.DP15]))=0;&quot;&quot;;CONCATENATE([CulturesData.DP$1];SUBSTITUTE(SUBSTITUTE(SUBSTITUTE([CulturesData.DP15];&quot;e&quot;;&quot;EVERYMAN&quot;);&quot;r&quot;;&quot;RESTRICTED&quot;);&quot;o&quot;;&quot;OCCUPATIONAL&quot;);&quot;,&quot;))" office:value-type="string" office:string-value="S443=RESTRICTED,">
            <text:p>S443=RESTRICTED,</text:p>
          </table:table-cell>
          <table:table-cell table:formula="of:=IF(LEN(TRIM([CulturesData.DQ15]))=0;&quot;&quot;;CONCATENATE([CulturesData.DQ$1];SUBSTITUTE(SUBSTITUTE(SUBSTITUTE([CulturesData.DQ15];&quot;e&quot;;&quot;EVERYMAN&quot;);&quot;r&quot;;&quot;RESTRICTED&quot;);&quot;o&quot;;&quot;OCCUPATIONAL&quot;);&quot;,&quot;))">
            <text:p/>
          </table:table-cell>
          <table:table-cell table:formula="of:=IF(LEN(TRIM([CulturesData.DR15]))=0;&quot;&quot;;CONCATENATE([CulturesData.DR$1];SUBSTITUTE(SUBSTITUTE(SUBSTITUTE([CulturesData.DR15];&quot;e&quot;;&quot;EVERYMAN&quot;);&quot;r&quot;;&quot;RESTRICTED&quot;);&quot;o&quot;;&quot;OCCUPATIONAL&quot;);&quot;,&quot;))">
            <text:p/>
          </table:table-cell>
          <table:table-cell table:formula="of:=IF(LEN(TRIM([CulturesData.DS15]))=0;&quot;&quot;;CONCATENATE([CulturesData.DS$1];SUBSTITUTE(SUBSTITUTE(SUBSTITUTE([CulturesData.DS15];&quot;e&quot;;&quot;EVERYMAN&quot;);&quot;r&quot;;&quot;RESTRICTED&quot;);&quot;o&quot;;&quot;OCCUPATIONAL&quot;);&quot;,&quot;))" office:value-type="string" office:string-value="S507=RESTRICTED,">
            <text:p>S507=RESTRICTED,</text:p>
          </table:table-cell>
          <table:table-cell table:formula="of:=IF(LEN(TRIM([CulturesData.DT15]))=0;&quot;&quot;;CONCATENATE([CulturesData.DT$1];SUBSTITUTE(SUBSTITUTE(SUBSTITUTE([CulturesData.DT15];&quot;e&quot;;&quot;EVERYMAN&quot;);&quot;r&quot;;&quot;RESTRICTED&quot;);&quot;o&quot;;&quot;OCCUPATIONAL&quot;);&quot;,&quot;))">
            <text:p/>
          </table:table-cell>
          <table:table-cell table:formula="of:=IF(LEN(TRIM([CulturesData.DU15]))=0;&quot;&quot;;CONCATENATE([CulturesData.DU$1];SUBSTITUTE(SUBSTITUTE(SUBSTITUTE([CulturesData.DU15];&quot;e&quot;;&quot;EVERYMAN&quot;);&quot;r&quot;;&quot;RESTRICTED&quot;);&quot;o&quot;;&quot;OCCUPATIONAL&quot;);&quot;,&quot;))" office:value-type="string" office:string-value="S447=RESTRICTED,">
            <text:p>S447=RESTRICTED,</text:p>
          </table:table-cell>
          <table:table-cell table:formula="of:=IF(LEN(TRIM([CulturesData.DV15]))=0;&quot;&quot;;CONCATENATE([CulturesData.DV$1];SUBSTITUTE(SUBSTITUTE(SUBSTITUTE([CulturesData.DV15];&quot;e&quot;;&quot;EVERYMAN&quot;);&quot;r&quot;;&quot;RESTRICTED&quot;);&quot;o&quot;;&quot;OCCUPATIONAL&quot;);&quot;,&quot;))" office:value-type="string" office:string-value="S448=RESTRICTED,">
            <text:p>S448=RESTRICTED,</text:p>
          </table:table-cell>
          <table:table-cell table:formula="of:=IF(LEN(TRIM([CulturesData.DW15]))=0;&quot;&quot;;CONCATENATE([CulturesData.DW$1];SUBSTITUTE(SUBSTITUTE(SUBSTITUTE([CulturesData.DW15];&quot;e&quot;;&quot;EVERYMAN&quot;);&quot;r&quot;;&quot;RESTRICTED&quot;);&quot;o&quot;;&quot;OCCUPATIONAL&quot;);&quot;,&quot;))">
            <text:p/>
          </table:table-cell>
          <table:table-cell table:formula="of:=IF(LEN(TRIM([CulturesData.DX15]))=0;&quot;&quot;;CONCATENATE([CulturesData.DX$1];SUBSTITUTE(SUBSTITUTE(SUBSTITUTE([CulturesData.DX15];&quot;e&quot;;&quot;EVERYMAN&quot;);&quot;r&quot;;&quot;RESTRICTED&quot;);&quot;o&quot;;&quot;OCCUPATIONAL&quot;);&quot;,&quot;))">
            <text:p/>
          </table:table-cell>
          <table:table-cell table:formula="of:=IF(LEN(TRIM([CulturesData.DY15]))=0;&quot;&quot;;CONCATENATE([CulturesData.DY$1];SUBSTITUTE(SUBSTITUTE(SUBSTITUTE([CulturesData.DY15];&quot;e&quot;;&quot;EVERYMAN&quot;);&quot;r&quot;;&quot;RESTRICTED&quot;);&quot;o&quot;;&quot;OCCUPATIONAL&quot;);&quot;,&quot;))">
            <text:p/>
          </table:table-cell>
          <table:table-cell table:formula="of:=IF(LEN(TRIM([CulturesData.DZ15]))=0;&quot;&quot;;CONCATENATE([CulturesData.DZ$1];SUBSTITUTE(SUBSTITUTE(SUBSTITUTE([CulturesData.DZ15];&quot;e&quot;;&quot;EVERYMAN&quot;);&quot;r&quot;;&quot;RESTRICTED&quot;);&quot;o&quot;;&quot;OCCUPATIONAL&quot;);&quot;,&quot;))">
            <text:p/>
          </table:table-cell>
          <table:table-cell table:formula="of:=IF(LEN(TRIM([CulturesData.EA15]))=0;&quot;&quot;;CONCATENATE([CulturesData.EA$1];SUBSTITUTE(SUBSTITUTE(SUBSTITUTE([CulturesData.EA15];&quot;e&quot;;&quot;EVERYMAN&quot;);&quot;r&quot;;&quot;RESTRICTED&quot;);&quot;o&quot;;&quot;OCCUPATIONAL&quot;);&quot;,&quot;))">
            <text:p/>
          </table:table-cell>
          <table:table-cell table:formula="of:=IF(LEN(TRIM([CulturesData.EB15]))=0;&quot;&quot;;CONCATENATE([CulturesData.EB$1];SUBSTITUTE(SUBSTITUTE(SUBSTITUTE([CulturesData.EB15];&quot;e&quot;;&quot;EVERYMAN&quot;);&quot;r&quot;;&quot;RESTRICTED&quot;);&quot;o&quot;;&quot;OCCUPATIONAL&quot;);&quot;,&quot;))" office:value-type="string" office:string-value="S206=RESTRICTED,">
            <text:p>S206=RESTRICTED,</text:p>
          </table:table-cell>
          <table:table-cell table:formula="of:=IF(LEN(TRIM([CulturesData.EC15]))=0;&quot;&quot;;CONCATENATE([CulturesData.EC$1];SUBSTITUTE(SUBSTITUTE(SUBSTITUTE([CulturesData.EC15];&quot;e&quot;;&quot;EVERYMAN&quot;);&quot;r&quot;;&quot;RESTRICTED&quot;);&quot;o&quot;;&quot;OCCUPATIONAL&quot;);&quot;,&quot;))" office:value-type="string" office:string-value="G18=2,">
            <text:p>G18=2,</text:p>
          </table:table-cell>
          <table:table-cell table:formula="of:=IF(LEN(TRIM([CulturesData.ED15]))=0;&quot;&quot;;CONCATENATE([CulturesData.ED$1];SUBSTITUTE(SUBSTITUTE(SUBSTITUTE([CulturesData.ED15];&quot;e&quot;;&quot;EVERYMAN&quot;);&quot;r&quot;;&quot;RESTRICTED&quot;);&quot;o&quot;;&quot;OCCUPATIONAL&quot;);&quot;,&quot;))">
            <text:p/>
          </table:table-cell>
          <table:table-cell table:formula="of:=IF(LEN(TRIM([CulturesData.EE15]))=0;&quot;&quot;;CONCATENATE([CulturesData.EE$1];SUBSTITUTE(SUBSTITUTE(SUBSTITUTE([CulturesData.EE15];&quot;e&quot;;&quot;EVERYMAN&quot;);&quot;r&quot;;&quot;RESTRICTED&quot;);&quot;o&quot;;&quot;OCCUPATIONAL&quot;);&quot;,&quot;))">
            <text:p/>
          </table:table-cell>
          <table:table-cell table:formula="of:=IF(LEN(TRIM([CulturesData.EF15]))=0;&quot;&quot;;CONCATENATE([CulturesData.EF$1];SUBSTITUTE(SUBSTITUTE(SUBSTITUTE([CulturesData.EF15];&quot;e&quot;;&quot;EVERYMAN&quot;);&quot;r&quot;;&quot;RESTRICTED&quot;);&quot;o&quot;;&quot;OCCUPATIONAL&quot;);&quot;,&quot;))">
            <text:p/>
          </table:table-cell>
          <table:table-cell table:formula="of:=IF(LEN(TRIM([CulturesData.EG15]))=0;&quot;&quot;;CONCATENATE([CulturesData.EG$1];SUBSTITUTE(SUBSTITUTE(SUBSTITUTE([CulturesData.EG15];&quot;e&quot;;&quot;EVERYMAN&quot;);&quot;r&quot;;&quot;RESTRICTED&quot;);&quot;o&quot;;&quot;OCCUPATIONAL&quot;);&quot;,&quot;))">
            <text:p/>
          </table:table-cell>
          <table:table-cell table:formula="of:=IF(LEN(TRIM([CulturesData.EH15]))=0;&quot;&quot;;CONCATENATE([CulturesData.EH$1];SUBSTITUTE(SUBSTITUTE(SUBSTITUTE([CulturesData.EH15];&quot;e&quot;;&quot;EVERYMAN&quot;);&quot;r&quot;;&quot;RESTRICTED&quot;);&quot;o&quot;;&quot;OCCUPATIONAL&quot;);&quot;,&quot;))">
            <text:p/>
          </table:table-cell>
          <table:table-cell table:formula="of:=IF(LEN(TRIM([CulturesData.EI15]))=0;&quot;&quot;;CONCATENATE([CulturesData.EI$1];SUBSTITUTE(SUBSTITUTE(SUBSTITUTE([CulturesData.EI15];&quot;e&quot;;&quot;EVERYMAN&quot;);&quot;r&quot;;&quot;RESTRICTED&quot;);&quot;o&quot;;&quot;OCCUPATIONAL&quot;);&quot;,&quot;))">
            <text:p/>
          </table:table-cell>
          <table:table-cell table:formula="of:=IF(LEN(TRIM([CulturesData.EJ15]))=0;&quot;&quot;;CONCATENATE([CulturesData.EJ$1];SUBSTITUTE(SUBSTITUTE(SUBSTITUTE([CulturesData.EJ15];&quot;e&quot;;&quot;EVERYMAN&quot;);&quot;r&quot;;&quot;RESTRICTED&quot;);&quot;o&quot;;&quot;OCCUPATIONAL&quot;);&quot;,&quot;))" office:value-type="string" office:string-value="S100=RESTRICTED,">
            <text:p>S100=RESTRICTED,</text:p>
          </table:table-cell>
          <table:table-cell table:formula="of:=IF(LEN(TRIM([CulturesData.EK15]))=0;&quot;&quot;;CONCATENATE([CulturesData.EK$1];SUBSTITUTE(SUBSTITUTE(SUBSTITUTE([CulturesData.EK15];&quot;e&quot;;&quot;EVERYMAN&quot;);&quot;r&quot;;&quot;RESTRICTED&quot;);&quot;o&quot;;&quot;OCCUPATIONAL&quot;);&quot;,&quot;))">
            <text:p/>
          </table:table-cell>
          <table:table-cell table:formula="of:=IF(LEN(TRIM([CulturesData.EL15]))=0;&quot;&quot;;CONCATENATE([CulturesData.EL$1];SUBSTITUTE(SUBSTITUTE(SUBSTITUTE([CulturesData.EL15];&quot;e&quot;;&quot;EVERYMAN&quot;);&quot;r&quot;;&quot;RESTRICTED&quot;);&quot;o&quot;;&quot;OCCUPATIONAL&quot;);&quot;,&quot;))" office:value-type="string" office:string-value="S96=RESTRICTED,">
            <text:p>S96=RESTRICTED,</text:p>
          </table:table-cell>
          <table:table-cell table:formula="of:=IF(LEN(TRIM([CulturesData.EM15]))=0;&quot;&quot;;CONCATENATE([CulturesData.EM$1];SUBSTITUTE(SUBSTITUTE(SUBSTITUTE([CulturesData.EM15];&quot;e&quot;;&quot;EVERYMAN&quot;);&quot;r&quot;;&quot;RESTRICTED&quot;);&quot;o&quot;;&quot;OCCUPATIONAL&quot;);&quot;,&quot;))">
            <text:p/>
          </table:table-cell>
          <table:table-cell table:formula="of:=IF(LEN(TRIM([CulturesData.EN15]))=0;&quot;&quot;;CONCATENATE([CulturesData.EN$1];SUBSTITUTE(SUBSTITUTE(SUBSTITUTE([CulturesData.EN15];&quot;e&quot;;&quot;EVERYMAN&quot;);&quot;r&quot;;&quot;RESTRICTED&quot;);&quot;o&quot;;&quot;OCCUPATIONAL&quot;);&quot;,&quot;))">
            <text:p/>
          </table:table-cell>
          <table:table-cell table:formula="of:=IF(LEN(TRIM([CulturesData.EO15]))=0;&quot;&quot;;CONCATENATE([CulturesData.EO$1];SUBSTITUTE(SUBSTITUTE(SUBSTITUTE([CulturesData.EO15];&quot;e&quot;;&quot;EVERYMAN&quot;);&quot;r&quot;;&quot;RESTRICTED&quot;);&quot;o&quot;;&quot;OCCUPATIONAL&quot;);&quot;,&quot;))">
            <text:p/>
          </table:table-cell>
          <table:table-cell table:formula="of:=IF(LEN(TRIM([CulturesData.EP15]))=0;&quot;&quot;;CONCATENATE([CulturesData.EP$1];SUBSTITUTE(SUBSTITUTE(SUBSTITUTE([CulturesData.EP15];&quot;e&quot;;&quot;EVERYMAN&quot;);&quot;r&quot;;&quot;RESTRICTED&quot;);&quot;o&quot;;&quot;OCCUPATIONAL&quot;);&quot;,&quot;))">
            <text:p/>
          </table:table-cell>
          <table:table-cell table:formula="of:=IF(LEN(TRIM([CulturesData.EQ15]))=0;&quot;&quot;;CONCATENATE([CulturesData.EQ$1];SUBSTITUTE(SUBSTITUTE(SUBSTITUTE([CulturesData.EQ15];&quot;e&quot;;&quot;EVERYMAN&quot;);&quot;r&quot;;&quot;RESTRICTED&quot;);&quot;o&quot;;&quot;OCCUPATIONAL&quot;);&quot;,&quot;))" office:value-type="string" office:string-value="S227=RESTRICTED,">
            <text:p>S227=RESTRICTED,</text:p>
          </table:table-cell>
          <table:table-cell table:formula="of:=IF(LEN(TRIM([CulturesData.ER15]))=0;&quot;&quot;;CONCATENATE([CulturesData.ER$1];SUBSTITUTE(SUBSTITUTE(SUBSTITUTE([CulturesData.ER15];&quot;e&quot;;&quot;EVERYMAN&quot;);&quot;r&quot;;&quot;RESTRICTED&quot;);&quot;o&quot;;&quot;OCCUPATIONAL&quot;);&quot;,&quot;))" office:value-type="string" office:string-value="S235=RESTRICTED,">
            <text:p>S235=RESTRICTED,</text:p>
          </table:table-cell>
          <table:table-cell table:formula="of:=IF(LEN(TRIM([CulturesData.ES15]))=0;&quot;&quot;;CONCATENATE([CulturesData.ES$1];SUBSTITUTE(SUBSTITUTE(SUBSTITUTE([CulturesData.ES15];&quot;e&quot;;&quot;EVERYMAN&quot;);&quot;r&quot;;&quot;RESTRICTED&quot;);&quot;o&quot;;&quot;OCCUPATIONAL&quot;);&quot;,&quot;))" office:value-type="string" office:string-value="S231=RESTRICTED,">
            <text:p>S231=RESTRICTED,</text:p>
          </table:table-cell>
          <table:table-cell table:formula="of:=IF(LEN(TRIM([CulturesData.ET15]))=0;&quot;&quot;;CONCATENATE([CulturesData.ET$1];SUBSTITUTE(SUBSTITUTE(SUBSTITUTE([CulturesData.ET15];&quot;e&quot;;&quot;EVERYMAN&quot;);&quot;r&quot;;&quot;RESTRICTED&quot;);&quot;o&quot;;&quot;OCCUPATIONAL&quot;);&quot;,&quot;))" office:value-type="string" office:string-value="S237=RESTRICTED,">
            <text:p>S237=RESTRICTED,</text:p>
          </table:table-cell>
          <table:table-cell table:formula="of:=IF(LEN(TRIM([CulturesData.EU15]))=0;&quot;&quot;;CONCATENATE([CulturesData.EU$1];SUBSTITUTE(SUBSTITUTE(SUBSTITUTE([CulturesData.EU15];&quot;e&quot;;&quot;EVERYMAN&quot;);&quot;r&quot;;&quot;RESTRICTED&quot;);&quot;o&quot;;&quot;OCCUPATIONAL&quot;);&quot;,&quot;))" office:value-type="string" office:string-value="S514=RESTRICTED,">
            <text:p>S514=RESTRICTED,</text:p>
          </table:table-cell>
          <table:table-cell table:formula="of:=IF(LEN(TRIM([CulturesData.EV15]))=0;&quot;&quot;;CONCATENATE([CulturesData.EV$1];SUBSTITUTE(SUBSTITUTE(SUBSTITUTE([CulturesData.EV15];&quot;e&quot;;&quot;EVERYMAN&quot;);&quot;r&quot;;&quot;RESTRICTED&quot;);&quot;o&quot;;&quot;OCCUPATIONAL&quot;);&quot;,&quot;))" office:value-type="string" office:string-value="S515=RESTRICTED,">
            <text:p>S515=RESTRICTED,</text:p>
          </table:table-cell>
          <table:table-cell table:formula="of:=IF(LEN(TRIM([CulturesData.EW15]))=0;&quot;&quot;;CONCATENATE([CulturesData.EW$1];SUBSTITUTE(SUBSTITUTE(SUBSTITUTE([CulturesData.EW15];&quot;e&quot;;&quot;EVERYMAN&quot;);&quot;r&quot;;&quot;RESTRICTED&quot;);&quot;o&quot;;&quot;OCCUPATIONAL&quot;);&quot;,&quot;))" office:value-type="string" office:string-value="S516=RESTRICTED,">
            <text:p>S516=RESTRICTED,</text:p>
          </table:table-cell>
          <table:table-cell table:formula="of:=IF(LEN(TRIM([CulturesData.EX15]))=0;&quot;&quot;;CONCATENATE([CulturesData.EX$1];SUBSTITUTE(SUBSTITUTE(SUBSTITUTE([CulturesData.EX15];&quot;e&quot;;&quot;EVERYMAN&quot;);&quot;r&quot;;&quot;RESTRICTED&quot;);&quot;o&quot;;&quot;OCCUPATIONAL&quot;);&quot;,&quot;))" office:value-type="string" office:string-value="S517=RESTRICTED,">
            <text:p>S517=RESTRICTED,</text:p>
          </table:table-cell>
          <table:table-cell table:formula="of:=IF(LEN(TRIM([CulturesData.EY15]))=0;&quot;&quot;;CONCATENATE([CulturesData.EY$1];SUBSTITUTE(SUBSTITUTE(SUBSTITUTE([CulturesData.EY15];&quot;e&quot;;&quot;EVERYMAN&quot;);&quot;r&quot;;&quot;RESTRICTED&quot;);&quot;o&quot;;&quot;OCCUPATIONAL&quot;);&quot;,&quot;))" office:value-type="string" office:string-value="S518=RESTRICTED,">
            <text:p>S518=RESTRICTED,</text:p>
          </table:table-cell>
          <table:table-cell table:formula="of:=IF(LEN(TRIM([CulturesData.EZ15]))=0;&quot;&quot;;CONCATENATE([CulturesData.EZ$1];SUBSTITUTE(SUBSTITUTE(SUBSTITUTE([CulturesData.EZ15];&quot;e&quot;;&quot;EVERYMAN&quot;);&quot;r&quot;;&quot;RESTRICTED&quot;);&quot;o&quot;;&quot;OCCUPATIONAL&quot;);&quot;,&quot;))" office:value-type="string" office:string-value="S528=RESTRICTED,">
            <text:p>S528=RESTRICTED,</text:p>
          </table:table-cell>
          <table:table-cell table:formula="of:=IF(LEN(TRIM([CulturesData.FA15]))=0;&quot;&quot;;CONCATENATE([CulturesData.FA$1];SUBSTITUTE(SUBSTITUTE(SUBSTITUTE([CulturesData.FA15];&quot;e&quot;;&quot;EVERYMAN&quot;);&quot;r&quot;;&quot;RESTRICTED&quot;);&quot;o&quot;;&quot;OCCUPATIONAL&quot;);&quot;,&quot;))" office:value-type="string" office:string-value="S520=RESTRICTED,">
            <text:p>S520=RESTRICTED,</text:p>
          </table:table-cell>
          <table:table-cell table:formula="of:=IF(LEN(TRIM([CulturesData.FB15]))=0;&quot;&quot;;CONCATENATE([CulturesData.FB$1];SUBSTITUTE(SUBSTITUTE(SUBSTITUTE([CulturesData.FB15];&quot;e&quot;;&quot;EVERYMAN&quot;);&quot;r&quot;;&quot;RESTRICTED&quot;);&quot;o&quot;;&quot;OCCUPATIONAL&quot;);&quot;,&quot;))" office:value-type="string" office:string-value="S521=RESTRICTED,">
            <text:p>S521=RESTRICTED,</text:p>
          </table:table-cell>
          <table:table-cell table:formula="of:=IF(LEN(TRIM([CulturesData.FC15]))=0;&quot;&quot;;CONCATENATE([CulturesData.FC$1];SUBSTITUTE(SUBSTITUTE(SUBSTITUTE([CulturesData.FC15];&quot;e&quot;;&quot;EVERYMAN&quot;);&quot;r&quot;;&quot;RESTRICTED&quot;);&quot;o&quot;;&quot;OCCUPATIONAL&quot;);&quot;,&quot;))" office:value-type="string" office:string-value="S522=RESTRICTED,">
            <text:p>S522=RESTRICTED,</text:p>
          </table:table-cell>
          <table:table-cell table:formula="of:=IF(LEN(TRIM([CulturesData.FD15]))=0;&quot;&quot;;CONCATENATE([CulturesData.FD$1];SUBSTITUTE(SUBSTITUTE(SUBSTITUTE([CulturesData.FD15];&quot;e&quot;;&quot;EVERYMAN&quot;);&quot;r&quot;;&quot;RESTRICTED&quot;);&quot;o&quot;;&quot;OCCUPATIONAL&quot;);&quot;,&quot;))" office:value-type="string" office:string-value="S523=RESTRICTED,">
            <text:p>S523=RESTRICTED,</text:p>
          </table:table-cell>
          <table:table-cell table:formula="of:=IF(LEN(TRIM([CulturesData.FE15]))=0;&quot;&quot;;CONCATENATE([CulturesData.FE$1];SUBSTITUTE(SUBSTITUTE(SUBSTITUTE([CulturesData.FE15];&quot;e&quot;;&quot;EVERYMAN&quot;);&quot;r&quot;;&quot;RESTRICTED&quot;);&quot;o&quot;;&quot;OCCUPATIONAL&quot;);&quot;,&quot;))" office:value-type="string" office:string-value="S524=RESTRICTED,">
            <text:p>S524=RESTRICTED,</text:p>
          </table:table-cell>
          <table:table-cell table:formula="of:=IF(LEN(TRIM([CulturesData.FF15]))=0;&quot;&quot;;CONCATENATE([CulturesData.FF$1];SUBSTITUTE(SUBSTITUTE(SUBSTITUTE([CulturesData.FF15];&quot;e&quot;;&quot;EVERYMAN&quot;);&quot;r&quot;;&quot;RESTRICTED&quot;);&quot;o&quot;;&quot;OCCUPATIONAL&quot;);&quot;,&quot;))" office:value-type="string" office:string-value="S454=RESTRICTED,">
            <text:p>S454=RESTRICTED,</text:p>
          </table:table-cell>
          <table:table-cell table:formula="of:=IF(LEN(TRIM([CulturesData.FG15]))=0;&quot;&quot;;CONCATENATE([CulturesData.FG$1];SUBSTITUTE(SUBSTITUTE(SUBSTITUTE([CulturesData.FG15];&quot;e&quot;;&quot;EVERYMAN&quot;);&quot;r&quot;;&quot;RESTRICTED&quot;);&quot;o&quot;;&quot;OCCUPATIONAL&quot;);&quot;,&quot;))" office:value-type="string" office:string-value="S242=RESTRICTED,">
            <text:p>S242=RESTRICTED,</text:p>
          </table:table-cell>
          <table:table-cell table:formula="of:=IF(LEN(TRIM([CulturesData.FH15]))=0;&quot;&quot;;CONCATENATE([CulturesData.FH$1];SUBSTITUTE(SUBSTITUTE(SUBSTITUTE([CulturesData.FH15];&quot;e&quot;;&quot;EVERYMAN&quot;);&quot;r&quot;;&quot;RESTRICTED&quot;);&quot;o&quot;;&quot;OCCUPATIONAL&quot;);&quot;,&quot;))" office:value-type="string" office:string-value="S526=RESTRICTED,">
            <text:p>S526=RESTRICTED,</text:p>
          </table:table-cell>
          <table:table-cell table:formula="of:=IF(LEN(TRIM([CulturesData.FI15]))=0;&quot;&quot;;CONCATENATE([CulturesData.FI$1];SUBSTITUTE(SUBSTITUTE(SUBSTITUTE([CulturesData.FI15];&quot;e&quot;;&quot;EVERYMAN&quot;);&quot;r&quot;;&quot;RESTRICTED&quot;);&quot;o&quot;;&quot;OCCUPATIONAL&quot;);&quot;,&quot;))" office:value-type="string" office:string-value="S527=RESTRICTED,">
            <text:p>S527=RESTRICTED,</text:p>
          </table:table-cell>
          <table:table-cell table:formula="of:=IF(LEN(TRIM([CulturesData.FJ15]))=0;&quot;&quot;;CONCATENATE([CulturesData.FJ$1];SUBSTITUTE(SUBSTITUTE(SUBSTITUTE([CulturesData.FJ15];&quot;e&quot;;&quot;EVERYMAN&quot;);&quot;r&quot;;&quot;RESTRICTED&quot;);&quot;o&quot;;&quot;OCCUPATIONAL&quot;);&quot;,&quot;))">
            <text:p/>
          </table:table-cell>
          <table:table-cell table:formula="of:=IF(LEN(TRIM([CulturesData.FK15]))=0;&quot;&quot;;CONCATENATE([CulturesData.FK$1];SUBSTITUTE(SUBSTITUTE(SUBSTITUTE([CulturesData.FK15];&quot;e&quot;;&quot;EVERYMAN&quot;);&quot;r&quot;;&quot;RESTRICTED&quot;);&quot;o&quot;;&quot;OCCUPATIONAL&quot;);&quot;,&quot;))">
            <text:p/>
          </table:table-cell>
          <table:table-cell table:formula="of:=IF(LEN(TRIM([CulturesData.FL15]))=0;&quot;&quot;;CONCATENATE([CulturesData.FL$1];SUBSTITUTE(SUBSTITUTE(SUBSTITUTE([CulturesData.FL15];&quot;e&quot;;&quot;EVERYMAN&quot;);&quot;r&quot;;&quot;RESTRICTED&quot;);&quot;o&quot;;&quot;OCCUPATIONAL&quot;);&quot;,&quot;))">
            <text:p/>
          </table:table-cell>
          <table:table-cell table:formula="of:=IF(LEN(TRIM([CulturesData.FM15]))=0;&quot;&quot;;CONCATENATE([CulturesData.FM$1];SUBSTITUTE(SUBSTITUTE(SUBSTITUTE([CulturesData.FM15];&quot;e&quot;;&quot;EVERYMAN&quot;);&quot;r&quot;;&quot;RESTRICTED&quot;);&quot;o&quot;;&quot;OCCUPATIONAL&quot;);&quot;,&quot;))">
            <text:p/>
          </table:table-cell>
          <table:table-cell table:formula="of:=IF(LEN(TRIM([CulturesData.FN15]))=0;&quot;&quot;;CONCATENATE([CulturesData.FN$1];SUBSTITUTE(SUBSTITUTE(SUBSTITUTE([CulturesData.FN15];&quot;e&quot;;&quot;EVERYMAN&quot;);&quot;r&quot;;&quot;RESTRICTED&quot;);&quot;o&quot;;&quot;OCCUPATIONAL&quot;);&quot;,&quot;))">
            <text:p/>
          </table:table-cell>
          <table:table-cell table:formula="of:=IF(LEN(TRIM([CulturesData.FO15]))=0;&quot;&quot;;CONCATENATE([CulturesData.FO$1];SUBSTITUTE(SUBSTITUTE(SUBSTITUTE([CulturesData.FO15];&quot;e&quot;;&quot;EVERYMAN&quot;);&quot;r&quot;;&quot;RESTRICTED&quot;);&quot;o&quot;;&quot;OCCUPATIONAL&quot;);&quot;,&quot;))">
            <text:p/>
          </table:table-cell>
          <table:table-cell table:formula="of:=IF(LEN(TRIM([CulturesData.FP15]))=0;&quot;&quot;;CONCATENATE([CulturesData.FP$1];SUBSTITUTE(SUBSTITUTE(SUBSTITUTE([CulturesData.FP15];&quot;e&quot;;&quot;EVERYMAN&quot;);&quot;r&quot;;&quot;RESTRICTED&quot;);&quot;o&quot;;&quot;OCCUPATIONAL&quot;);&quot;,&quot;))">
            <text:p/>
          </table:table-cell>
          <table:table-cell table:formula="of:=IF(LEN(TRIM([CulturesData.FQ15]))=0;&quot;&quot;;CONCATENATE([CulturesData.FQ$1];SUBSTITUTE(SUBSTITUTE(SUBSTITUTE([CulturesData.FQ15];&quot;e&quot;;&quot;EVERYMAN&quot;);&quot;r&quot;;&quot;RESTRICTED&quot;);&quot;o&quot;;&quot;OCCUPATIONAL&quot;);&quot;,&quot;))">
            <text:p/>
          </table:table-cell>
          <table:table-cell table:formula="of:=IF(LEN(TRIM([CulturesData.FR15]))=0;&quot;&quot;;CONCATENATE([CulturesData.FR$1];SUBSTITUTE(SUBSTITUTE(SUBSTITUTE([CulturesData.FR15];&quot;e&quot;;&quot;EVERYMAN&quot;);&quot;r&quot;;&quot;RESTRICTED&quot;);&quot;o&quot;;&quot;OCCUPATIONAL&quot;);&quot;,&quot;))" office:value-type="string" office:string-value="G24=1,">
            <text:p>G24=1,</text:p>
          </table:table-cell>
          <table:table-cell table:formula="of:=IF(LEN(TRIM([CulturesData.FS15]))=0;&quot;&quot;;CONCATENATE([CulturesData.FS$1];SUBSTITUTE(SUBSTITUTE(SUBSTITUTE([CulturesData.FS15];&quot;e&quot;;&quot;EVERYMAN&quot;);&quot;r&quot;;&quot;RESTRICTED&quot;);&quot;o&quot;;&quot;OCCUPATIONAL&quot;);&quot;,&quot;))">
            <text:p/>
          </table:table-cell>
          <table:table-cell table:formula="of:=IF(LEN(TRIM([CulturesData.FT15]))=0;&quot;&quot;;CONCATENATE([CulturesData.FT$1];SUBSTITUTE(SUBSTITUTE(SUBSTITUTE([CulturesData.FT15];&quot;e&quot;;&quot;EVERYMAN&quot;);&quot;r&quot;;&quot;RESTRICTED&quot;);&quot;o&quot;;&quot;OCCUPATIONAL&quot;);&quot;,&quot;))">
            <text:p/>
          </table:table-cell>
          <table:table-cell table:formula="of:=IF(LEN(TRIM([CulturesData.FU15]))=0;&quot;&quot;;CONCATENATE([CulturesData.FU$1];SUBSTITUTE(SUBSTITUTE(SUBSTITUTE([CulturesData.FU15];&quot;e&quot;;&quot;EVERYMAN&quot;);&quot;r&quot;;&quot;RESTRICTED&quot;);&quot;o&quot;;&quot;OCCUPATIONAL&quot;);&quot;,&quot;))">
            <text:p/>
          </table:table-cell>
          <table:table-cell table:formula="of:=IF(LEN(TRIM([CulturesData.FV15]))=0;&quot;&quot;;CONCATENATE([CulturesData.FV$1];SUBSTITUTE(SUBSTITUTE(SUBSTITUTE([CulturesData.FV15];&quot;e&quot;;&quot;EVERYMAN&quot;);&quot;r&quot;;&quot;RESTRICTED&quot;);&quot;o&quot;;&quot;OCCUPATIONAL&quot;);&quot;,&quot;))">
            <text:p/>
          </table:table-cell>
          <table:table-cell table:formula="of:=IF(LEN(TRIM([CulturesData.FW15]))=0;&quot;&quot;;CONCATENATE([CulturesData.FW$1];SUBSTITUTE(SUBSTITUTE(SUBSTITUTE([CulturesData.FW15];&quot;e&quot;;&quot;EVERYMAN&quot;);&quot;r&quot;;&quot;RESTRICTED&quot;);&quot;o&quot;;&quot;OCCUPATIONAL&quot;);&quot;,&quot;))">
            <text:p/>
          </table:table-cell>
          <table:table-cell table:formula="of:=IF(LEN(TRIM([CulturesData.FX15]))=0;&quot;&quot;;CONCATENATE([CulturesData.FX$1];SUBSTITUTE(SUBSTITUTE(SUBSTITUTE([CulturesData.FX15];&quot;e&quot;;&quot;EVERYMAN&quot;);&quot;r&quot;;&quot;RESTRICTED&quot;);&quot;o&quot;;&quot;OCCUPATIONAL&quot;);&quot;,&quot;))">
            <text:p/>
          </table:table-cell>
          <table:table-cell table:formula="of:=IF(LEN(TRIM([CulturesData.FY15]))=0;&quot;&quot;;CONCATENATE([CulturesData.FY$1];SUBSTITUTE(SUBSTITUTE(SUBSTITUTE([CulturesData.FY15];&quot;e&quot;;&quot;EVERYMAN&quot;);&quot;r&quot;;&quot;RESTRICTED&quot;);&quot;o&quot;;&quot;OCCUPATIONAL&quot;);&quot;,&quot;))">
            <text:p/>
          </table:table-cell>
          <table:table-cell table:formula="of:=IF(LEN(TRIM([CulturesData.FZ15]))=0;&quot;&quot;;CONCATENATE([CulturesData.FZ$1];SUBSTITUTE(SUBSTITUTE(SUBSTITUTE([CulturesData.FZ15];&quot;e&quot;;&quot;EVERYMAN&quot;);&quot;r&quot;;&quot;RESTRICTED&quot;);&quot;o&quot;;&quot;OCCUPATIONAL&quot;);&quot;,&quot;))" office:value-type="string" office:string-value="G28=3,">
            <text:p>G28=3,</text:p>
          </table:table-cell>
          <table:table-cell table:formula="of:=IF(LEN(TRIM([CulturesData.GA15]))=0;&quot;&quot;;CONCATENATE([CulturesData.GA$1];SUBSTITUTE(SUBSTITUTE(SUBSTITUTE([CulturesData.GA15];&quot;e&quot;;&quot;EVERYMAN&quot;);&quot;r&quot;;&quot;RESTRICTED&quot;);&quot;o&quot;;&quot;OCCUPATIONAL&quot;);&quot;,&quot;))" office:value-type="string" office:string-value="S285=3,">
            <text:p>S285=3,</text:p>
          </table:table-cell>
          <table:table-cell table:formula="of:=IF(LEN(TRIM([CulturesData.GB15]))=0;&quot;&quot;;CONCATENATE([CulturesData.GB$1];SUBSTITUTE(SUBSTITUTE(SUBSTITUTE([CulturesData.GB15];&quot;e&quot;;&quot;EVERYMAN&quot;);&quot;r&quot;;&quot;RESTRICTED&quot;);&quot;o&quot;;&quot;OCCUPATIONAL&quot;);&quot;,&quot;))">
            <text:p/>
          </table:table-cell>
          <table:table-cell table:formula="of:=IF(LEN(TRIM([CulturesData.GC15]))=0;&quot;&quot;;CONCATENATE([CulturesData.GC$1];SUBSTITUTE(SUBSTITUTE(SUBSTITUTE([CulturesData.GC15];&quot;e&quot;;&quot;EVERYMAN&quot;);&quot;r&quot;;&quot;RESTRICTED&quot;);&quot;o&quot;;&quot;OCCUPATIONAL&quot;);&quot;,&quot;))">
            <text:p/>
          </table:table-cell>
          <table:table-cell table:formula="of:=IF(LEN(TRIM([CulturesData.GD15]))=0;&quot;&quot;;CONCATENATE([CulturesData.GD$1];SUBSTITUTE(SUBSTITUTE(SUBSTITUTE([CulturesData.GD15];&quot;e&quot;;&quot;EVERYMAN&quot;);&quot;r&quot;;&quot;RESTRICTED&quot;);&quot;o&quot;;&quot;OCCUPATIONAL&quot;);&quot;,&quot;))">
            <text:p/>
          </table:table-cell>
          <table:table-cell table:formula="of:=IF(LEN(TRIM([CulturesData.GE15]))=0;&quot;&quot;;CONCATENATE([CulturesData.GE$1];SUBSTITUTE(SUBSTITUTE(SUBSTITUTE([CulturesData.GE15];&quot;e&quot;;&quot;EVERYMAN&quot;);&quot;r&quot;;&quot;RESTRICTED&quot;);&quot;o&quot;;&quot;OCCUPATIONAL&quot;);&quot;,&quot;))">
            <text:p/>
          </table:table-cell>
          <table:table-cell table:formula="of:=IF(LEN(TRIM([CulturesData.GF15]))=0;&quot;&quot;;CONCATENATE([CulturesData.GF$1];SUBSTITUTE(SUBSTITUTE(SUBSTITUTE([CulturesData.GF15];&quot;e&quot;;&quot;EVERYMAN&quot;);&quot;r&quot;;&quot;RESTRICTED&quot;);&quot;o&quot;;&quot;OCCUPATIONAL&quot;);&quot;,&quot;))">
            <text:p/>
          </table:table-cell>
          <table:table-cell table:formula="of:=IF(LEN(TRIM([CulturesData.GG15]))=0;&quot;&quot;;CONCATENATE([CulturesData.GG$1];SUBSTITUTE(SUBSTITUTE(SUBSTITUTE([CulturesData.GG15];&quot;e&quot;;&quot;EVERYMAN&quot;);&quot;r&quot;;&quot;RESTRICTED&quot;);&quot;o&quot;;&quot;OCCUPATIONAL&quot;);&quot;,&quot;))">
            <text:p/>
          </table:table-cell>
          <table:table-cell table:formula="of:=IF(LEN(TRIM([CulturesData.GH15]))=0;&quot;&quot;;CONCATENATE([CulturesData.GH$1];SUBSTITUTE(SUBSTITUTE(SUBSTITUTE([CulturesData.GH15];&quot;e&quot;;&quot;EVERYMAN&quot;);&quot;r&quot;;&quot;RESTRICTED&quot;);&quot;o&quot;;&quot;OCCUPATIONAL&quot;);&quot;,&quot;))">
            <text:p/>
          </table:table-cell>
          <table:table-cell table:formula="of:=IF(LEN(TRIM([CulturesData.GI15]))=0;&quot;&quot;;CONCATENATE([CulturesData.GI$1];SUBSTITUTE(SUBSTITUTE(SUBSTITUTE([CulturesData.GI15];&quot;e&quot;;&quot;EVERYMAN&quot;);&quot;r&quot;;&quot;RESTRICTED&quot;);&quot;o&quot;;&quot;OCCUPATIONAL&quot;);&quot;,&quot;))">
            <text:p/>
          </table:table-cell>
          <table:table-cell table:formula="of:=IF(LEN(TRIM([CulturesData.GJ15]))=0;&quot;&quot;;CONCATENATE([CulturesData.GJ$1];SUBSTITUTE(SUBSTITUTE(SUBSTITUTE([CulturesData.GJ15];&quot;e&quot;;&quot;EVERYMAN&quot;);&quot;r&quot;;&quot;RESTRICTED&quot;);&quot;o&quot;;&quot;OCCUPATIONAL&quot;);&quot;,&quot;))">
            <text:p/>
          </table:table-cell>
          <table:table-cell table:formula="of:=IF(LEN(TRIM([CulturesData.GK15]))=0;&quot;&quot;;CONCATENATE([CulturesData.GK$1];SUBSTITUTE(SUBSTITUTE(SUBSTITUTE([CulturesData.GK15];&quot;e&quot;;&quot;EVERYMAN&quot;);&quot;r&quot;;&quot;RESTRICTED&quot;);&quot;o&quot;;&quot;OCCUPATIONAL&quot;);&quot;,&quot;))">
            <text:p/>
          </table:table-cell>
          <table:table-cell table:formula="of:=IF(LEN(TRIM([CulturesData.GL15]))=0;&quot;&quot;;CONCATENATE([CulturesData.GL$1];SUBSTITUTE(SUBSTITUTE(SUBSTITUTE([CulturesData.GL15];&quot;e&quot;;&quot;EVERYMAN&quot;);&quot;r&quot;;&quot;RESTRICTED&quot;);&quot;o&quot;;&quot;OCCUPATIONAL&quot;);&quot;,&quot;))" office:value-type="string" office:string-value="G32=1,">
            <text:p>G32=1,</text:p>
          </table:table-cell>
          <table:table-cell table:formula="of:=IF(LEN(TRIM([CulturesData.GM15]))=0;&quot;&quot;;CONCATENATE([CulturesData.GM$1];SUBSTITUTE(SUBSTITUTE(SUBSTITUTE([CulturesData.GM15];&quot;e&quot;;&quot;EVERYMAN&quot;);&quot;r&quot;;&quot;RESTRICTED&quot;);&quot;o&quot;;&quot;OCCUPATIONAL&quot;);&quot;,&quot;))" office:value-type="string" office:string-value="S326=1,">
            <text:p>S326=1,</text:p>
          </table:table-cell>
          <table:table-cell table:formula="of:=IF(LEN(TRIM([CulturesData.GN15]))=0;&quot;&quot;;CONCATENATE([CulturesData.GN$1];SUBSTITUTE(SUBSTITUTE(SUBSTITUTE([CulturesData.GN15];&quot;e&quot;;&quot;EVERYMAN&quot;);&quot;r&quot;;&quot;RESTRICTED&quot;);&quot;o&quot;;&quot;OCCUPATIONAL&quot;);&quot;,&quot;))" office:value-type="string" office:string-value="G33=1,">
            <text:p>G33=1,</text:p>
          </table:table-cell>
          <table:table-cell table:formula="of:=IF(LEN(TRIM([CulturesData.GO15]))=0;&quot;&quot;;CONCATENATE([CulturesData.GO$1];SUBSTITUTE(SUBSTITUTE(SUBSTITUTE([CulturesData.GO15];&quot;e&quot;;&quot;EVERYMAN&quot;);&quot;r&quot;;&quot;RESTRICTED&quot;);&quot;o&quot;;&quot;OCCUPATIONAL&quot;);&quot;,&quot;))" office:value-type="string" office:string-value="S351=1,">
            <text:p>S351=1,</text:p>
          </table:table-cell>
          <table:table-cell table:formula="of:=IF(LEN(TRIM([CulturesData.GP15]))=0;&quot;&quot;;CONCATENATE([CulturesData.GP$1];SUBSTITUTE(SUBSTITUTE(SUBSTITUTE([CulturesData.GP15];&quot;e&quot;;&quot;EVERYMAN&quot;);&quot;r&quot;;&quot;RESTRICTED&quot;);&quot;o&quot;;&quot;OCCUPATIONAL&quot;);&quot;,&quot;))" office:value-type="string" office:string-value="LANG=4,">
            <text:p>LANG=4,</text:p>
          </table:table-cell>
          <table:table-cell table:formula="of:=IF(LEN(TRIM([CulturesData.GQ15]))=0;&quot;&quot;;CONCATENATE([CulturesData.GQ$1];SUBSTITUTE(SUBSTITUTE(SUBSTITUTE([CulturesData.GQ15];&quot;e&quot;;&quot;EVERYMAN&quot;);&quot;r&quot;;&quot;RESTRICTED&quot;);&quot;o&quot;;&quot;OCCUPATIONAL&quot;);&quot;,&quot;))">
            <text:p/>
          </table:table-cell>
          <table:table-cell table:formula="of:=IF(LEN(TRIM([CulturesData.GR15]))=0;&quot;&quot;;CONCATENATE([CulturesData.GR$1];SUBSTITUTE(SUBSTITUTE(SUBSTITUTE([CulturesData.GR15];&quot;e&quot;;&quot;EVERYMAN&quot;);&quot;r&quot;;&quot;RESTRICTED&quot;);&quot;o&quot;;&quot;OCCUPATIONAL&quot;);&quot;,&quot;))" office:value-type="string" office:string-value="HOBBY=12,">
            <text:p>HOBBY=12,</text:p>
          </table:table-cell>
          <table:table-cell table:formula="of:=IF(LEN(TRIM([CulturesData.GS15]))=0;&quot;&quot;;CONCATENATE([CulturesData.GS$1];[CulturesData.GS15];&quot;,&quot;))" office:value-type="string" office:string-value="Ttodo.special3,">
            <text:p>Ttodo.special3,</text:p>
          </table:table-cell>
          <table:table-cell table:formula="of:=IF(LEN(TRIM([CulturesData.GT15]))=0;&quot;&quot;;CONCATENATE([CulturesData.GT$1];SUBSTITUTE(SUBSTITUTE(SUBSTITUTE([CulturesData.GT15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formula="of:=CONCATENATE([CulturesData.A16]; &quot;,&quot;)" office:value-type="string" office:string-value="38,">
            <text:p>38,</text:p>
          </table:table-cell>
          <table:table-cell table:formula="of:=CONCATENATE([CulturesData.B16]; &quot;,&quot;)" office:value-type="string" office:string-value="38,">
            <text:p>38,</text:p>
          </table:table-cell>
          <table:table-cell table:formula="of:=CONCATENATE([CulturesData.D16]; &quot;,&quot;)" office:value-type="string" office:string-value=",">
            <text:p>,</text:p>
          </table:table-cell>
          <table:table-cell table:formula="of:=CONCATENATE([CulturesData.C16]; &quot;,&quot;)" office:value-type="string" office:string-value="orcgreater,">
            <text:p>orcgreater,</text:p>
          </table:table-cell>
          <table:table-cell table:formula="of:=CONCATENATE([CulturesData.E16]; &quot;,&quot;)" office:value-type="string" office:string-value="65,">
            <text:p>65,</text:p>
          </table:table-cell>
          <table:table-cell table:formula="of:=CONCATENATE([CulturesData.F16]; &quot;,&quot;)" office:value-type="string" office:string-value="65,">
            <text:p>65,</text:p>
          </table:table-cell>
          <table:table-cell table:formula="of:=CONCATENATE([CulturesData.G16]; &quot;,&quot;)" office:value-type="string" office:string-value="165,">
            <text:p>165,</text:p>
          </table:table-cell>
          <table:table-cell table:formula="of:=CONCATENATE([CulturesData.H16]; &quot;,&quot;)" office:value-type="string" office:string-value="165,">
            <text:p>165,</text:p>
          </table:table-cell>
          <table:table-cell table:formula="of:=IF(LEN(TRIM([CulturesData.J16]))=0;&quot;&quot;;CONCATENATE([CulturesData.J$1];SUBSTITUTE(SUBSTITUTE(SUBSTITUTE([CulturesData.J16];&quot;e&quot;;&quot;EVERYMAN&quot;);&quot;r&quot;;&quot;RESTRICTED&quot;);&quot;o&quot;;&quot;OCCUPATIONAL&quot;);&quot;,&quot;))">
            <text:p/>
          </table:table-cell>
          <table:table-cell table:formula="of:=IF(LEN(TRIM([CulturesData.K16]))=0;&quot;&quot;;CONCATENATE([CulturesData.K$1];SUBSTITUTE(SUBSTITUTE(SUBSTITUTE([CulturesData.K16];&quot;e&quot;;&quot;EVERYMAN&quot;);&quot;r&quot;;&quot;RESTRICTED&quot;);&quot;o&quot;;&quot;OCCUPATIONAL&quot;);&quot;,&quot;))">
            <text:p/>
          </table:table-cell>
          <table:table-cell table:formula="of:=IF(LEN(TRIM([CulturesData.L16]))=0;&quot;&quot;;CONCATENATE([CulturesData.L$1];SUBSTITUTE(SUBSTITUTE(SUBSTITUTE([CulturesData.L16];&quot;e&quot;;&quot;EVERYMAN&quot;);&quot;r&quot;;&quot;RESTRICTED&quot;);&quot;o&quot;;&quot;OCCUPATIONAL&quot;);&quot;,&quot;))" office:value-type="string" office:string-value="G19=3,">
            <text:p>G19=3,</text:p>
          </table:table-cell>
          <table:table-cell table:formula="of:=IF(LEN(TRIM([CulturesData.M16]))=0;&quot;&quot;;CONCATENATE([CulturesData.M$1];SUBSTITUTE(SUBSTITUTE(SUBSTITUTE([CulturesData.M16];&quot;e&quot;;&quot;EVERYMAN&quot;);&quot;r&quot;;&quot;RESTRICTED&quot;);&quot;o&quot;;&quot;OCCUPATIONAL&quot;);&quot;,&quot;))" office:value-type="string" office:string-value="S216=1,">
            <text:p>S216=1,</text:p>
          </table:table-cell>
          <table:table-cell table:formula="of:=IF(LEN(TRIM([CulturesData.N16]))=0;&quot;&quot;;CONCATENATE([CulturesData.N$1];SUBSTITUTE(SUBSTITUTE(SUBSTITUTE([CulturesData.N16];&quot;e&quot;;&quot;EVERYMAN&quot;);&quot;r&quot;;&quot;RESTRICTED&quot;);&quot;o&quot;;&quot;OCCUPATIONAL&quot;);&quot;,&quot;))" office:value-type="string" office:string-value="S217=3,">
            <text:p>S217=3,</text:p>
          </table:table-cell>
          <table:table-cell table:formula="of:=IF(LEN(TRIM([CulturesData.O16]))=0;&quot;&quot;;CONCATENATE([CulturesData.O$1];SUBSTITUTE(SUBSTITUTE(SUBSTITUTE([CulturesData.O16];&quot;e&quot;;&quot;EVERYMAN&quot;);&quot;r&quot;;&quot;RESTRICTED&quot;);&quot;o&quot;;&quot;OCCUPATIONAL&quot;);&quot;,&quot;))" office:value-type="string" office:string-value="G20=3,">
            <text:p>G20=3,</text:p>
          </table:table-cell>
          <table:table-cell table:formula="of:=IF(LEN(TRIM([CulturesData.P16]))=0;&quot;&quot;;CONCATENATE([CulturesData.P$1];SUBSTITUTE(SUBSTITUTE(SUBSTITUTE([CulturesData.P16];&quot;e&quot;;&quot;EVERYMAN&quot;);&quot;r&quot;;&quot;RESTRICTED&quot;);&quot;o&quot;;&quot;OCCUPATIONAL&quot;);&quot;,&quot;))" office:value-type="string" office:string-value="S218=3,">
            <text:p>S218=3,</text:p>
          </table:table-cell>
          <table:table-cell table:formula="of:=IF(LEN(TRIM([CulturesData.Q16]))=0;&quot;&quot;;CONCATENATE([CulturesData.Q$1];SUBSTITUTE(SUBSTITUTE(SUBSTITUTE([CulturesData.Q16];&quot;e&quot;;&quot;EVERYMAN&quot;);&quot;r&quot;;&quot;RESTRICTED&quot;);&quot;o&quot;;&quot;OCCUPATIONAL&quot;);&quot;,&quot;))">
            <text:p/>
          </table:table-cell>
          <table:table-cell table:formula="of:=IF(LEN(TRIM([CulturesData.R16]))=0;&quot;&quot;;CONCATENATE([CulturesData.R$1];SUBSTITUTE(SUBSTITUTE(SUBSTITUTE([CulturesData.R16];&quot;e&quot;;&quot;EVERYMAN&quot;);&quot;r&quot;;&quot;RESTRICTED&quot;);&quot;o&quot;;&quot;OCCUPATIONAL&quot;);&quot;,&quot;))">
            <text:p/>
          </table:table-cell>
          <table:table-cell table:formula="of:=IF(LEN(TRIM([CulturesData.S16]))=0;&quot;&quot;;CONCATENATE([CulturesData.S$1];SUBSTITUTE(SUBSTITUTE(SUBSTITUTE([CulturesData.S16];&quot;e&quot;;&quot;EVERYMAN&quot;);&quot;r&quot;;&quot;RESTRICTED&quot;);&quot;o&quot;;&quot;OCCUPATIONAL&quot;);&quot;,&quot;))">
            <text:p/>
          </table:table-cell>
          <table:table-cell table:formula="of:=IF(LEN(TRIM([CulturesData.T16]))=0;&quot;&quot;;CONCATENATE([CulturesData.T$1];SUBSTITUTE(SUBSTITUTE(SUBSTITUTE([CulturesData.T16];&quot;e&quot;;&quot;EVERYMAN&quot;);&quot;r&quot;;&quot;RESTRICTED&quot;);&quot;o&quot;;&quot;OCCUPATIONAL&quot;);&quot;,&quot;))">
            <text:p/>
          </table:table-cell>
          <table:table-cell table:formula="of:=IF(LEN(TRIM([CulturesData.U16]))=0;&quot;&quot;;CONCATENATE([CulturesData.U$1];SUBSTITUTE(SUBSTITUTE(SUBSTITUTE([CulturesData.U16];&quot;e&quot;;&quot;EVERYMAN&quot;);&quot;r&quot;;&quot;RESTRICTED&quot;);&quot;o&quot;;&quot;OCCUPATIONAL&quot;);&quot;,&quot;))">
            <text:p/>
          </table:table-cell>
          <table:table-cell table:formula="of:=IF(LEN(TRIM([CulturesData.V16]))=0;&quot;&quot;;CONCATENATE([CulturesData.V$1];SUBSTITUTE(SUBSTITUTE(SUBSTITUTE([CulturesData.V16];&quot;e&quot;;&quot;EVERYMAN&quot;);&quot;r&quot;;&quot;RESTRICTED&quot;);&quot;o&quot;;&quot;OCCUPATIONAL&quot;);&quot;,&quot;))" office:value-type="string" office:string-value="G3=1,">
            <text:p>G3=1,</text:p>
          </table:table-cell>
          <table:table-cell table:formula="of:=IF(LEN(TRIM([CulturesData.W16]))=0;&quot;&quot;;CONCATENATE([CulturesData.W$1];SUBSTITUTE(SUBSTITUTE(SUBSTITUTE([CulturesData.W16];&quot;e&quot;;&quot;EVERYMAN&quot;);&quot;r&quot;;&quot;RESTRICTED&quot;);&quot;o&quot;;&quot;OCCUPATIONAL&quot;);&quot;,&quot;))">
            <text:p/>
          </table:table-cell>
          <table:table-cell table:formula="of:=IF(LEN(TRIM([CulturesData.X16]))=0;&quot;&quot;;CONCATENATE([CulturesData.X$1];SUBSTITUTE(SUBSTITUTE(SUBSTITUTE([CulturesData.X16];&quot;e&quot;;&quot;EVERYMAN&quot;);&quot;r&quot;;&quot;RESTRICTED&quot;);&quot;o&quot;;&quot;OCCUPATIONAL&quot;);&quot;,&quot;))">
            <text:p/>
          </table:table-cell>
          <table:table-cell table:formula="of:=IF(LEN(TRIM([CulturesData.Y16]))=0;&quot;&quot;;CONCATENATE([CulturesData.Y$1];SUBSTITUTE(SUBSTITUTE(SUBSTITUTE([CulturesData.Y16];&quot;e&quot;;&quot;EVERYMAN&quot;);&quot;r&quot;;&quot;RESTRICTED&quot;);&quot;o&quot;;&quot;OCCUPATIONAL&quot;);&quot;,&quot;))">
            <text:p/>
          </table:table-cell>
          <table:table-cell table:formula="of:=IF(LEN(TRIM([CulturesData.Z16]))=0;&quot;&quot;;CONCATENATE([CulturesData.Z$1];SUBSTITUTE(SUBSTITUTE(SUBSTITUTE([CulturesData.Z16];&quot;e&quot;;&quot;EVERYMAN&quot;);&quot;r&quot;;&quot;RESTRICTED&quot;);&quot;o&quot;;&quot;OCCUPATIONAL&quot;);&quot;,&quot;))">
            <text:p/>
          </table:table-cell>
          <table:table-cell table:formula="of:=IF(LEN(TRIM([CulturesData.AA16]))=0;&quot;&quot;;CONCATENATE([CulturesData.AA$1];SUBSTITUTE(SUBSTITUTE(SUBSTITUTE([CulturesData.AA16];&quot;e&quot;;&quot;EVERYMAN&quot;);&quot;r&quot;;&quot;RESTRICTED&quot;);&quot;o&quot;;&quot;OCCUPATIONAL&quot;);&quot;,&quot;))" office:value-type="string" office:string-value="G1=1,">
            <text:p>G1=1,</text:p>
          </table:table-cell>
          <table:table-cell table:formula="of:=IF(LEN(TRIM([CulturesData.AB16]))=0;&quot;&quot;;CONCATENATE([CulturesData.AB$1];SUBSTITUTE(SUBSTITUTE(SUBSTITUTE([CulturesData.AB16];&quot;e&quot;;&quot;EVERYMAN&quot;);&quot;r&quot;;&quot;RESTRICTED&quot;);&quot;o&quot;;&quot;OCCUPATIONAL&quot;);&quot;,&quot;))">
            <text:p/>
          </table:table-cell>
          <table:table-cell table:formula="of:=IF(LEN(TRIM([CulturesData.AC16]))=0;&quot;&quot;;CONCATENATE([CulturesData.AC$1];SUBSTITUTE(SUBSTITUTE(SUBSTITUTE([CulturesData.AC16];&quot;e&quot;;&quot;EVERYMAN&quot;);&quot;r&quot;;&quot;RESTRICTED&quot;);&quot;o&quot;;&quot;OCCUPATIONAL&quot;);&quot;,&quot;))">
            <text:p/>
          </table:table-cell>
          <table:table-cell table:formula="of:=IF(LEN(TRIM([CulturesData.AD16]))=0;&quot;&quot;;CONCATENATE([CulturesData.AD$1];SUBSTITUTE(SUBSTITUTE(SUBSTITUTE([CulturesData.AD16];&quot;e&quot;;&quot;EVERYMAN&quot;);&quot;r&quot;;&quot;RESTRICTED&quot;);&quot;o&quot;;&quot;OCCUPATIONAL&quot;);&quot;,&quot;))">
            <text:p/>
          </table:table-cell>
          <table:table-cell table:formula="of:=IF(LEN(TRIM([CulturesData.AE16]))=0;&quot;&quot;;CONCATENATE([CulturesData.AE$1];SUBSTITUTE(SUBSTITUTE(SUBSTITUTE([CulturesData.AE16];&quot;e&quot;;&quot;EVERYMAN&quot;);&quot;r&quot;;&quot;RESTRICTED&quot;);&quot;o&quot;;&quot;OCCUPATIONAL&quot;);&quot;,&quot;))" office:value-type="string" office:string-value="G2=1,">
            <text:p>G2=1,</text:p>
          </table:table-cell>
          <table:table-cell table:formula="of:=IF(LEN(TRIM([CulturesData.AF16]))=0;&quot;&quot;;CONCATENATE([CulturesData.AF$1];SUBSTITUTE(SUBSTITUTE(SUBSTITUTE([CulturesData.AF16];&quot;e&quot;;&quot;EVERYMAN&quot;);&quot;r&quot;;&quot;RESTRICTED&quot;);&quot;o&quot;;&quot;OCCUPATIONAL&quot;);&quot;,&quot;))" office:value-type="string" office:string-value="S14=1,">
            <text:p>S14=1,</text:p>
          </table:table-cell>
          <table:table-cell table:formula="of:=IF(LEN(TRIM([CulturesData.AG16]))=0;&quot;&quot;;CONCATENATE([CulturesData.AG$1];SUBSTITUTE(SUBSTITUTE(SUBSTITUTE([CulturesData.AG16];&quot;e&quot;;&quot;EVERYMAN&quot;);&quot;r&quot;;&quot;RESTRICTED&quot;);&quot;o&quot;;&quot;OCCUPATIONAL&quot;);&quot;,&quot;))">
            <text:p/>
          </table:table-cell>
          <table:table-cell table:formula="of:=IF(LEN(TRIM([CulturesData.AH16]))=0;&quot;&quot;;CONCATENATE([CulturesData.AH$1];SUBSTITUTE(SUBSTITUTE(SUBSTITUTE([CulturesData.AH16];&quot;e&quot;;&quot;EVERYMAN&quot;);&quot;r&quot;;&quot;RESTRICTED&quot;);&quot;o&quot;;&quot;OCCUPATIONAL&quot;);&quot;,&quot;))" office:value-type="string" office:string-value="S168=2,">
            <text:p>S168=2,</text:p>
          </table:table-cell>
          <table:table-cell table:formula="of:=IF(LEN(TRIM([CulturesData.AI16]))=0;&quot;&quot;;CONCATENATE([CulturesData.AI$1];SUBSTITUTE(SUBSTITUTE(SUBSTITUTE([CulturesData.AI16];&quot;e&quot;;&quot;EVERYMAN&quot;);&quot;r&quot;;&quot;RESTRICTED&quot;);&quot;o&quot;;&quot;OCCUPATIONAL&quot;);&quot;,&quot;))" office:value-type="string" office:string-value="G36=1,">
            <text:p>G36=1,</text:p>
          </table:table-cell>
          <table:table-cell table:formula="of:=IF(LEN(TRIM([CulturesData.AJ16]))=0;&quot;&quot;;CONCATENATE([CulturesData.AJ$1];SUBSTITUTE(SUBSTITUTE(SUBSTITUTE([CulturesData.AJ16];&quot;e&quot;;&quot;EVERYMAN&quot;);&quot;r&quot;;&quot;RESTRICTED&quot;);&quot;o&quot;;&quot;OCCUPATIONAL&quot;);&quot;,&quot;))">
            <text:p/>
          </table:table-cell>
          <table:table-cell table:formula="of:=IF(LEN(TRIM([CulturesData.AK16]))=0;&quot;&quot;;CONCATENATE([CulturesData.AK$1];SUBSTITUTE(SUBSTITUTE(SUBSTITUTE([CulturesData.AK16];&quot;e&quot;;&quot;EVERYMAN&quot;);&quot;r&quot;;&quot;RESTRICTED&quot;);&quot;o&quot;;&quot;OCCUPATIONAL&quot;);&quot;,&quot;))">
            <text:p/>
          </table:table-cell>
          <table:table-cell table:formula="of:=IF(LEN(TRIM([CulturesData.AL16]))=0;&quot;&quot;;CONCATENATE([CulturesData.AL$1];SUBSTITUTE(SUBSTITUTE(SUBSTITUTE([CulturesData.AL16];&quot;e&quot;;&quot;EVERYMAN&quot;);&quot;r&quot;;&quot;RESTRICTED&quot;);&quot;o&quot;;&quot;OCCUPATIONAL&quot;);&quot;,&quot;))">
            <text:p/>
          </table:table-cell>
          <table:table-cell table:formula="of:=IF(LEN(TRIM([CulturesData.AM16]))=0;&quot;&quot;;CONCATENATE([CulturesData.AM$1];SUBSTITUTE(SUBSTITUTE(SUBSTITUTE([CulturesData.AM16];&quot;e&quot;;&quot;EVERYMAN&quot;);&quot;r&quot;;&quot;RESTRICTED&quot;);&quot;o&quot;;&quot;OCCUPATIONAL&quot;);&quot;,&quot;))">
            <text:p/>
          </table:table-cell>
          <table:table-cell table:formula="of:=IF(LEN(TRIM([CulturesData.AN16]))=0;&quot;&quot;;CONCATENATE([CulturesData.AN$1];SUBSTITUTE(SUBSTITUTE(SUBSTITUTE([CulturesData.AN16];&quot;e&quot;;&quot;EVERYMAN&quot;);&quot;r&quot;;&quot;RESTRICTED&quot;);&quot;o&quot;;&quot;OCCUPATIONAL&quot;);&quot;,&quot;))" office:value-type="string" office:string-value="S155=RESTRICTED,">
            <text:p>S155=RESTRICTED,</text:p>
          </table:table-cell>
          <table:table-cell table:formula="of:=IF(LEN(TRIM([CulturesData.AO16]))=0;&quot;&quot;;CONCATENATE([CulturesData.AO$1];SUBSTITUTE(SUBSTITUTE(SUBSTITUTE([CulturesData.AO16];&quot;e&quot;;&quot;EVERYMAN&quot;);&quot;r&quot;;&quot;RESTRICTED&quot;);&quot;o&quot;;&quot;OCCUPATIONAL&quot;);&quot;,&quot;))" office:value-type="string" office:string-value="S154=RESTRICTED,">
            <text:p>S154=RESTRICTED,</text:p>
          </table:table-cell>
          <table:table-cell table:formula="of:=IF(LEN(TRIM([CulturesData.AP16]))=0;&quot;&quot;;CONCATENATE([CulturesData.AP$1];SUBSTITUTE(SUBSTITUTE(SUBSTITUTE([CulturesData.AP16];&quot;e&quot;;&quot;EVERYMAN&quot;);&quot;r&quot;;&quot;RESTRICTED&quot;);&quot;o&quot;;&quot;OCCUPATIONAL&quot;);&quot;,&quot;))" office:value-type="string" office:string-value="S64=3,">
            <text:p>S64=3,</text:p>
          </table:table-cell>
          <table:table-cell table:formula="of:=IF(LEN(TRIM([CulturesData.AQ16]))=0;&quot;&quot;;CONCATENATE([CulturesData.AQ$1];SUBSTITUTE(SUBSTITUTE(SUBSTITUTE([CulturesData.AQ16];&quot;e&quot;;&quot;EVERYMAN&quot;);&quot;r&quot;;&quot;RESTRICTED&quot;);&quot;o&quot;;&quot;OCCUPATIONAL&quot;);&quot;,&quot;))">
            <text:p/>
          </table:table-cell>
          <table:table-cell table:formula="of:=IF(LEN(TRIM([CulturesData.AR16]))=0;&quot;&quot;;CONCATENATE([CulturesData.AR$1];SUBSTITUTE(SUBSTITUTE(SUBSTITUTE([CulturesData.AR16];&quot;e&quot;;&quot;EVERYMAN&quot;);&quot;r&quot;;&quot;RESTRICTED&quot;);&quot;o&quot;;&quot;OCCUPATIONAL&quot;);&quot;,&quot;))" office:value-type="string" office:string-value="S503=RESTRICTED,">
            <text:p>S503=RESTRICTED,</text:p>
          </table:table-cell>
          <table:table-cell table:formula="of:=IF(LEN(TRIM([CulturesData.AS16]))=0;&quot;&quot;;CONCATENATE([CulturesData.AS$1];SUBSTITUTE(SUBSTITUTE(SUBSTITUTE([CulturesData.AS16];&quot;e&quot;;&quot;EVERYMAN&quot;);&quot;r&quot;;&quot;RESTRICTED&quot;);&quot;o&quot;;&quot;OCCUPATIONAL&quot;);&quot;,&quot;))" office:value-type="string" office:string-value="S504=RESTRICTED,">
            <text:p>S504=RESTRICTED,</text:p>
          </table:table-cell>
          <table:table-cell table:formula="of:=IF(LEN(TRIM([CulturesData.AT16]))=0;&quot;&quot;;CONCATENATE([CulturesData.AT$1];SUBSTITUTE(SUBSTITUTE(SUBSTITUTE([CulturesData.AT16];&quot;e&quot;;&quot;EVERYMAN&quot;);&quot;r&quot;;&quot;RESTRICTED&quot;);&quot;o&quot;;&quot;OCCUPATIONAL&quot;);&quot;,&quot;))" office:value-type="string" office:string-value="S53=RESTRICTED,">
            <text:p>S53=RESTRICTED,</text:p>
          </table:table-cell>
          <table:table-cell table:formula="of:=IF(LEN(TRIM([CulturesData.AU16]))=0;&quot;&quot;;CONCATENATE([CulturesData.AU$1];SUBSTITUTE(SUBSTITUTE(SUBSTITUTE([CulturesData.AU16];&quot;e&quot;;&quot;EVERYMAN&quot;);&quot;r&quot;;&quot;RESTRICTED&quot;);&quot;o&quot;;&quot;OCCUPATIONAL&quot;);&quot;,&quot;))" office:value-type="string" office:string-value="S54=RESTRICTED,">
            <text:p>S54=RESTRICTED,</text:p>
          </table:table-cell>
          <table:table-cell table:formula="of:=IF(LEN(TRIM([CulturesData.AV16]))=0;&quot;&quot;;CONCATENATE([CulturesData.AV$1];SUBSTITUTE(SUBSTITUTE(SUBSTITUTE([CulturesData.AV16];&quot;e&quot;;&quot;EVERYMAN&quot;);&quot;r&quot;;&quot;RESTRICTED&quot;);&quot;o&quot;;&quot;OCCUPATIONAL&quot;);&quot;,&quot;))">
            <text:p/>
          </table:table-cell>
          <table:table-cell table:formula="of:=IF(LEN(TRIM([CulturesData.AW16]))=0;&quot;&quot;;CONCATENATE([CulturesData.AW$1];SUBSTITUTE(SUBSTITUTE(SUBSTITUTE([CulturesData.AW16];&quot;e&quot;;&quot;EVERYMAN&quot;);&quot;r&quot;;&quot;RESTRICTED&quot;);&quot;o&quot;;&quot;OCCUPATIONAL&quot;);&quot;,&quot;))" office:value-type="string" office:string-value="S463=8,">
            <text:p>S463=8,</text:p>
          </table:table-cell>
          <table:table-cell table:formula="of:=IF(LEN(TRIM([CulturesData.AX16]))=0;&quot;&quot;;CONCATENATE([CulturesData.AX$1];SUBSTITUTE(SUBSTITUTE(SUBSTITUTE([CulturesData.AX16];&quot;e&quot;;&quot;EVERYMAN&quot;);&quot;r&quot;;&quot;RESTRICTED&quot;);&quot;o&quot;;&quot;OCCUPATIONAL&quot;);&quot;,&quot;))" office:value-type="string" office:string-value="S464=2,">
            <text:p>S464=2,</text:p>
          </table:table-cell>
          <table:table-cell table:formula="of:=IF(LEN(TRIM([CulturesData.AY16]))=0;&quot;&quot;;CONCATENATE([CulturesData.AY$1];SUBSTITUTE(SUBSTITUTE(SUBSTITUTE([CulturesData.AY16];&quot;e&quot;;&quot;EVERYMAN&quot;);&quot;r&quot;;&quot;RESTRICTED&quot;);&quot;o&quot;;&quot;OCCUPATIONAL&quot;);&quot;,&quot;))" office:value-type="string" office:string-value="S465=5,">
            <text:p>S465=5,</text:p>
          </table:table-cell>
          <table:table-cell table:formula="of:=IF(LEN(TRIM([CulturesData.AZ16]))=0;&quot;&quot;;CONCATENATE([CulturesData.AZ$1];SUBSTITUTE(SUBSTITUTE(SUBSTITUTE([CulturesData.AZ16];&quot;e&quot;;&quot;EVERYMAN&quot;);&quot;r&quot;;&quot;RESTRICTED&quot;);&quot;o&quot;;&quot;OCCUPATIONAL&quot;);&quot;,&quot;))" office:value-type="string" office:string-value="S466=2,">
            <text:p>S466=2,</text:p>
          </table:table-cell>
          <table:table-cell table:formula="of:=IF(LEN(TRIM([CulturesData.BA16]))=0;&quot;&quot;;CONCATENATE([CulturesData.BA$1];SUBSTITUTE(SUBSTITUTE(SUBSTITUTE([CulturesData.BA16];&quot;e&quot;;&quot;EVERYMAN&quot;);&quot;r&quot;;&quot;RESTRICTED&quot;);&quot;o&quot;;&quot;OCCUPATIONAL&quot;);&quot;,&quot;))">
            <text:p/>
          </table:table-cell>
          <table:table-cell table:formula="of:=IF(LEN(TRIM([CulturesData.BB16]))=0;&quot;&quot;;CONCATENATE([CulturesData.BB$1];SUBSTITUTE(SUBSTITUTE(SUBSTITUTE([CulturesData.BB16];&quot;e&quot;;&quot;EVERYMAN&quot;);&quot;r&quot;;&quot;RESTRICTED&quot;);&quot;o&quot;;&quot;OCCUPATIONAL&quot;);&quot;,&quot;))">
            <text:p/>
          </table:table-cell>
          <table:table-cell table:formula="of:=IF(LEN(TRIM([CulturesData.BC16]))=0;&quot;&quot;;CONCATENATE([CulturesData.BC$1];SUBSTITUTE(SUBSTITUTE(SUBSTITUTE([CulturesData.BC16];&quot;e&quot;;&quot;EVERYMAN&quot;);&quot;r&quot;;&quot;RESTRICTED&quot;);&quot;o&quot;;&quot;OCCUPATIONAL&quot;);&quot;,&quot;))">
            <text:p/>
          </table:table-cell>
          <table:table-cell table:formula="of:=IF(LEN(TRIM([CulturesData.BD16]))=0;&quot;&quot;;CONCATENATE([CulturesData.BD$1];SUBSTITUTE(SUBSTITUTE(SUBSTITUTE([CulturesData.BD16];&quot;e&quot;;&quot;EVERYMAN&quot;);&quot;r&quot;;&quot;RESTRICTED&quot;);&quot;o&quot;;&quot;OCCUPATIONAL&quot;);&quot;,&quot;))">
            <text:p/>
          </table:table-cell>
          <table:table-cell table:formula="of:=IF(LEN(TRIM([CulturesData.BE16]))=0;&quot;&quot;;CONCATENATE([CulturesData.BE$1];SUBSTITUTE(SUBSTITUTE(SUBSTITUTE([CulturesData.BE16];&quot;e&quot;;&quot;EVERYMAN&quot;);&quot;r&quot;;&quot;RESTRICTED&quot;);&quot;o&quot;;&quot;OCCUPATIONAL&quot;);&quot;,&quot;))">
            <text:p/>
          </table:table-cell>
          <table:table-cell table:formula="of:=IF(LEN(TRIM([CulturesData.BF16]))=0;&quot;&quot;;CONCATENATE([CulturesData.BF$1];SUBSTITUTE(SUBSTITUTE(SUBSTITUTE([CulturesData.BF16];&quot;e&quot;;&quot;EVERYMAN&quot;);&quot;r&quot;;&quot;RESTRICTED&quot;);&quot;o&quot;;&quot;OCCUPATIONAL&quot;);&quot;,&quot;))">
            <text:p/>
          </table:table-cell>
          <table:table-cell table:formula="of:=IF(LEN(TRIM([CulturesData.BG16]))=0;&quot;&quot;;CONCATENATE([CulturesData.BG$1];SUBSTITUTE(SUBSTITUTE(SUBSTITUTE([CulturesData.BG16];&quot;e&quot;;&quot;EVERYMAN&quot;);&quot;r&quot;;&quot;RESTRICTED&quot;);&quot;o&quot;;&quot;OCCUPATIONAL&quot;);&quot;,&quot;))">
            <text:p/>
          </table:table-cell>
          <table:table-cell table:formula="of:=IF(LEN(TRIM([CulturesData.BH16]))=0;&quot;&quot;;CONCATENATE([CulturesData.BH$1];SUBSTITUTE(SUBSTITUTE(SUBSTITUTE([CulturesData.BH16];&quot;e&quot;;&quot;EVERYMAN&quot;);&quot;r&quot;;&quot;RESTRICTED&quot;);&quot;o&quot;;&quot;OCCUPATIONAL&quot;);&quot;,&quot;))">
            <text:p/>
          </table:table-cell>
          <table:table-cell table:formula="of:=IF(LEN(TRIM([CulturesData.BI16]))=0;&quot;&quot;;CONCATENATE([CulturesData.BI$1];SUBSTITUTE(SUBSTITUTE(SUBSTITUTE([CulturesData.BI16];&quot;e&quot;;&quot;EVERYMAN&quot;);&quot;r&quot;;&quot;RESTRICTED&quot;);&quot;o&quot;;&quot;OCCUPATIONAL&quot;);&quot;,&quot;))">
            <text:p/>
          </table:table-cell>
          <table:table-cell table:formula="of:=IF(LEN(TRIM([CulturesData.BJ16]))=0;&quot;&quot;;CONCATENATE([CulturesData.BJ$1];SUBSTITUTE(SUBSTITUTE(SUBSTITUTE([CulturesData.BJ16];&quot;e&quot;;&quot;EVERYMAN&quot;);&quot;r&quot;;&quot;RESTRICTED&quot;);&quot;o&quot;;&quot;OCCUPATIONAL&quot;);&quot;,&quot;))">
            <text:p/>
          </table:table-cell>
          <table:table-cell table:formula="of:=IF(LEN(TRIM([CulturesData.BK16]))=0;&quot;&quot;;CONCATENATE([CulturesData.BK$1];SUBSTITUTE(SUBSTITUTE(SUBSTITUTE([CulturesData.BK16];&quot;e&quot;;&quot;EVERYMAN&quot;);&quot;r&quot;;&quot;RESTRICTED&quot;);&quot;o&quot;;&quot;OCCUPATIONAL&quot;);&quot;,&quot;))">
            <text:p/>
          </table:table-cell>
          <table:table-cell table:formula="of:=IF(LEN(TRIM([CulturesData.BL16]))=0;&quot;&quot;;CONCATENATE([CulturesData.BL$1];SUBSTITUTE(SUBSTITUTE(SUBSTITUTE([CulturesData.BL16];&quot;e&quot;;&quot;EVERYMAN&quot;);&quot;r&quot;;&quot;RESTRICTED&quot;);&quot;o&quot;;&quot;OCCUPATIONAL&quot;);&quot;,&quot;))">
            <text:p/>
          </table:table-cell>
          <table:table-cell table:formula="of:=IF(LEN(TRIM([CulturesData.BM16]))=0;&quot;&quot;;CONCATENATE([CulturesData.BM$1];SUBSTITUTE(SUBSTITUTE(SUBSTITUTE([CulturesData.BM16];&quot;e&quot;;&quot;EVERYMAN&quot;);&quot;r&quot;;&quot;RESTRICTED&quot;);&quot;o&quot;;&quot;OCCUPATIONAL&quot;);&quot;,&quot;))">
            <text:p/>
          </table:table-cell>
          <table:table-cell table:formula="of:=IF(LEN(TRIM([CulturesData.BN16]))=0;&quot;&quot;;CONCATENATE([CulturesData.BN$1];SUBSTITUTE(SUBSTITUTE(SUBSTITUTE([CulturesData.BN16];&quot;e&quot;;&quot;EVERYMAN&quot;);&quot;r&quot;;&quot;RESTRICTED&quot;);&quot;o&quot;;&quot;OCCUPATIONAL&quot;);&quot;,&quot;))">
            <text:p/>
          </table:table-cell>
          <table:table-cell table:formula="of:=IF(LEN(TRIM([CulturesData.BO16]))=0;&quot;&quot;;CONCATENATE([CulturesData.BO$1];SUBSTITUTE(SUBSTITUTE(SUBSTITUTE([CulturesData.BO16];&quot;e&quot;;&quot;EVERYMAN&quot;);&quot;r&quot;;&quot;RESTRICTED&quot;);&quot;o&quot;;&quot;OCCUPATIONAL&quot;);&quot;,&quot;))" office:value-type="string" office:string-value="S481=8,">
            <text:p>S481=8,</text:p>
          </table:table-cell>
          <table:table-cell table:formula="of:=IF(LEN(TRIM([CulturesData.BP16]))=0;&quot;&quot;;CONCATENATE([CulturesData.BP$1];SUBSTITUTE(SUBSTITUTE(SUBSTITUTE([CulturesData.BP16];&quot;e&quot;;&quot;EVERYMAN&quot;);&quot;r&quot;;&quot;RESTRICTED&quot;);&quot;o&quot;;&quot;OCCUPATIONAL&quot;);&quot;,&quot;))" office:value-type="string" office:string-value="S482=3,">
            <text:p>S482=3,</text:p>
          </table:table-cell>
          <table:table-cell table:formula="of:=IF(LEN(TRIM([CulturesData.BQ16]))=0;&quot;&quot;;CONCATENATE([CulturesData.BQ$1];SUBSTITUTE(SUBSTITUTE(SUBSTITUTE([CulturesData.BQ16];&quot;e&quot;;&quot;EVERYMAN&quot;);&quot;r&quot;;&quot;RESTRICTED&quot;);&quot;o&quot;;&quot;OCCUPATIONAL&quot;);&quot;,&quot;))">
            <text:p/>
          </table:table-cell>
          <table:table-cell table:formula="of:=IF(LEN(TRIM([CulturesData.BR16]))=0;&quot;&quot;;CONCATENATE([CulturesData.BR$1];SUBSTITUTE(SUBSTITUTE(SUBSTITUTE([CulturesData.BR16];&quot;e&quot;;&quot;EVERYMAN&quot;);&quot;r&quot;;&quot;RESTRICTED&quot;);&quot;o&quot;;&quot;OCCUPATIONAL&quot;);&quot;,&quot;))">
            <text:p/>
          </table:table-cell>
          <table:table-cell table:formula="of:=IF(LEN(TRIM([CulturesData.BS16]))=0;&quot;&quot;;CONCATENATE([CulturesData.BS$1];SUBSTITUTE(SUBSTITUTE(SUBSTITUTE([CulturesData.BS16];&quot;e&quot;;&quot;EVERYMAN&quot;);&quot;r&quot;;&quot;RESTRICTED&quot;);&quot;o&quot;;&quot;OCCUPATIONAL&quot;);&quot;,&quot;))">
            <text:p/>
          </table:table-cell>
          <table:table-cell table:formula="of:=IF(LEN(TRIM([CulturesData.BT16]))=0;&quot;&quot;;CONCATENATE([CulturesData.BT$1];SUBSTITUTE(SUBSTITUTE(SUBSTITUTE([CulturesData.BT16];&quot;e&quot;;&quot;EVERYMAN&quot;);&quot;r&quot;;&quot;RESTRICTED&quot;);&quot;o&quot;;&quot;OCCUPATIONAL&quot;);&quot;,&quot;))">
            <text:p/>
          </table:table-cell>
          <table:table-cell table:formula="of:=IF(LEN(TRIM([CulturesData.BU16]))=0;&quot;&quot;;CONCATENATE([CulturesData.BU$1];SUBSTITUTE(SUBSTITUTE(SUBSTITUTE([CulturesData.BU16];&quot;e&quot;;&quot;EVERYMAN&quot;);&quot;r&quot;;&quot;RESTRICTED&quot;);&quot;o&quot;;&quot;OCCUPATIONAL&quot;);&quot;,&quot;))">
            <text:p/>
          </table:table-cell>
          <table:table-cell table:formula="of:=IF(LEN(TRIM([CulturesData.BV16]))=0;&quot;&quot;;CONCATENATE([CulturesData.BV$1];SUBSTITUTE(SUBSTITUTE(SUBSTITUTE([CulturesData.BV16];&quot;e&quot;;&quot;EVERYMAN&quot;);&quot;r&quot;;&quot;RESTRICTED&quot;);&quot;o&quot;;&quot;OCCUPATIONAL&quot;);&quot;,&quot;))">
            <text:p/>
          </table:table-cell>
          <table:table-cell table:formula="of:=IF(LEN(TRIM([CulturesData.BW16]))=0;&quot;&quot;;CONCATENATE([CulturesData.BW$1];SUBSTITUTE(SUBSTITUTE(SUBSTITUTE([CulturesData.BW16];&quot;e&quot;;&quot;EVERYMAN&quot;);&quot;r&quot;;&quot;RESTRICTED&quot;);&quot;o&quot;;&quot;OCCUPATIONAL&quot;);&quot;,&quot;))">
            <text:p/>
          </table:table-cell>
          <table:table-cell table:formula="of:=IF(LEN(TRIM([CulturesData.BX16]))=0;&quot;&quot;;CONCATENATE([CulturesData.BX$1];SUBSTITUTE(SUBSTITUTE(SUBSTITUTE([CulturesData.BX16];&quot;e&quot;;&quot;EVERYMAN&quot;);&quot;r&quot;;&quot;RESTRICTED&quot;);&quot;o&quot;;&quot;OCCUPATIONAL&quot;);&quot;,&quot;))">
            <text:p/>
          </table:table-cell>
          <table:table-cell table:formula="of:=IF(LEN(TRIM([CulturesData.BY16]))=0;&quot;&quot;;CONCATENATE([CulturesData.BY$1];SUBSTITUTE(SUBSTITUTE(SUBSTITUTE([CulturesData.BY16];&quot;e&quot;;&quot;EVERYMAN&quot;);&quot;r&quot;;&quot;RESTRICTED&quot;);&quot;o&quot;;&quot;OCCUPATIONAL&quot;);&quot;,&quot;))">
            <text:p/>
          </table:table-cell>
          <table:table-cell table:formula="of:=IF(LEN(TRIM([CulturesData.BZ16]))=0;&quot;&quot;;CONCATENATE([CulturesData.BZ$1];SUBSTITUTE(SUBSTITUTE(SUBSTITUTE([CulturesData.BZ16];&quot;e&quot;;&quot;EVERYMAN&quot;);&quot;r&quot;;&quot;RESTRICTED&quot;);&quot;o&quot;;&quot;OCCUPATIONAL&quot;);&quot;,&quot;))">
            <text:p/>
          </table:table-cell>
          <table:table-cell table:formula="of:=IF(LEN(TRIM([CulturesData.CA16]))=0;&quot;&quot;;CONCATENATE([CulturesData.CA$1];SUBSTITUTE(SUBSTITUTE(SUBSTITUTE([CulturesData.CA16];&quot;e&quot;;&quot;EVERYMAN&quot;);&quot;r&quot;;&quot;RESTRICTED&quot;);&quot;o&quot;;&quot;OCCUPATIONAL&quot;);&quot;,&quot;))">
            <text:p/>
          </table:table-cell>
          <table:table-cell table:formula="of:=IF(LEN(TRIM([CulturesData.CB16]))=0;&quot;&quot;;CONCATENATE([CulturesData.CB$1];SUBSTITUTE(SUBSTITUTE(SUBSTITUTE([CulturesData.CB16];&quot;e&quot;;&quot;EVERYMAN&quot;);&quot;r&quot;;&quot;RESTRICTED&quot;);&quot;o&quot;;&quot;OCCUPATIONAL&quot;);&quot;,&quot;))">
            <text:p/>
          </table:table-cell>
          <table:table-cell table:formula="of:=IF(LEN(TRIM([CulturesData.CC16]))=0;&quot;&quot;;CONCATENATE([CulturesData.CC$1];SUBSTITUTE(SUBSTITUTE(SUBSTITUTE([CulturesData.CC16];&quot;e&quot;;&quot;EVERYMAN&quot;);&quot;r&quot;;&quot;RESTRICTED&quot;);&quot;o&quot;;&quot;OCCUPATIONAL&quot;);&quot;,&quot;))">
            <text:p/>
          </table:table-cell>
          <table:table-cell table:formula="of:=IF(LEN(TRIM([CulturesData.CD16]))=0;&quot;&quot;;CONCATENATE([CulturesData.CD$1];SUBSTITUTE(SUBSTITUTE(SUBSTITUTE([CulturesData.CD16];&quot;e&quot;;&quot;EVERYMAN&quot;);&quot;r&quot;;&quot;RESTRICTED&quot;);&quot;o&quot;;&quot;OCCUPATIONAL&quot;);&quot;,&quot;))">
            <text:p/>
          </table:table-cell>
          <table:table-cell table:formula="of:=IF(LEN(TRIM([CulturesData.CE16]))=0;&quot;&quot;;CONCATENATE([CulturesData.CE$1];SUBSTITUTE(SUBSTITUTE(SUBSTITUTE([CulturesData.CE16];&quot;e&quot;;&quot;EVERYMAN&quot;);&quot;r&quot;;&quot;RESTRICTED&quot;);&quot;o&quot;;&quot;OCCUPATIONAL&quot;);&quot;,&quot;))">
            <text:p/>
          </table:table-cell>
          <table:table-cell table:formula="of:=IF(LEN(TRIM([CulturesData.CF16]))=0;&quot;&quot;;CONCATENATE([CulturesData.CF$1];SUBSTITUTE(SUBSTITUTE(SUBSTITUTE([CulturesData.CF16];&quot;e&quot;;&quot;EVERYMAN&quot;);&quot;r&quot;;&quot;RESTRICTED&quot;);&quot;o&quot;;&quot;OCCUPATIONAL&quot;);&quot;,&quot;))">
            <text:p/>
          </table:table-cell>
          <table:table-cell table:formula="of:=IF(LEN(TRIM([CulturesData.CG16]))=0;&quot;&quot;;CONCATENATE([CulturesData.CG$1];SUBSTITUTE(SUBSTITUTE(SUBSTITUTE([CulturesData.CG16];&quot;e&quot;;&quot;EVERYMAN&quot;);&quot;r&quot;;&quot;RESTRICTED&quot;);&quot;o&quot;;&quot;OCCUPATIONAL&quot;);&quot;,&quot;))">
            <text:p/>
          </table:table-cell>
          <table:table-cell table:formula="of:=IF(LEN(TRIM([CulturesData.CH16]))=0;&quot;&quot;;CONCATENATE([CulturesData.CH$1];SUBSTITUTE(SUBSTITUTE(SUBSTITUTE([CulturesData.CH16];&quot;e&quot;;&quot;EVERYMAN&quot;);&quot;r&quot;;&quot;RESTRICTED&quot;);&quot;o&quot;;&quot;OCCUPATIONAL&quot;);&quot;,&quot;))">
            <text:p/>
          </table:table-cell>
          <table:table-cell table:formula="of:=IF(LEN(TRIM([CulturesData.CI16]))=0;&quot;&quot;;CONCATENATE([CulturesData.CI$1];SUBSTITUTE(SUBSTITUTE(SUBSTITUTE([CulturesData.CI16];&quot;e&quot;;&quot;EVERYMAN&quot;);&quot;r&quot;;&quot;RESTRICTED&quot;);&quot;o&quot;;&quot;OCCUPATIONAL&quot;);&quot;,&quot;))">
            <text:p/>
          </table:table-cell>
          <table:table-cell table:formula="of:=IF(LEN(TRIM([CulturesData.CJ16]))=0;&quot;&quot;;CONCATENATE([CulturesData.CJ$1];SUBSTITUTE(SUBSTITUTE(SUBSTITUTE([CulturesData.CJ16];&quot;e&quot;;&quot;EVERYMAN&quot;);&quot;r&quot;;&quot;RESTRICTED&quot;);&quot;o&quot;;&quot;OCCUPATIONAL&quot;);&quot;,&quot;))">
            <text:p/>
          </table:table-cell>
          <table:table-cell table:formula="of:=IF(LEN(TRIM([CulturesData.CK16]))=0;&quot;&quot;;CONCATENATE([CulturesData.CK$1];SUBSTITUTE(SUBSTITUTE(SUBSTITUTE([CulturesData.CK16];&quot;e&quot;;&quot;EVERYMAN&quot;);&quot;r&quot;;&quot;RESTRICTED&quot;);&quot;o&quot;;&quot;OCCUPATIONAL&quot;);&quot;,&quot;))" office:value-type="string" office:string-value="S61=RESTRICTED,">
            <text:p>S61=RESTRICTED,</text:p>
          </table:table-cell>
          <table:table-cell table:formula="of:=IF(LEN(TRIM([CulturesData.CL16]))=0;&quot;&quot;;CONCATENATE([CulturesData.CL$1];SUBSTITUTE(SUBSTITUTE(SUBSTITUTE([CulturesData.CL16];&quot;e&quot;;&quot;EVERYMAN&quot;);&quot;r&quot;;&quot;RESTRICTED&quot;);&quot;o&quot;;&quot;OCCUPATIONAL&quot;);&quot;,&quot;))">
            <text:p/>
          </table:table-cell>
          <table:table-cell table:formula="of:=IF(LEN(TRIM([CulturesData.CM16]))=0;&quot;&quot;;CONCATENATE([CulturesData.CM$1];SUBSTITUTE(SUBSTITUTE(SUBSTITUTE([CulturesData.CM16];&quot;e&quot;;&quot;EVERYMAN&quot;);&quot;r&quot;;&quot;RESTRICTED&quot;);&quot;o&quot;;&quot;OCCUPATIONAL&quot;);&quot;,&quot;))">
            <text:p/>
          </table:table-cell>
          <table:table-cell table:formula="of:=IF(LEN(TRIM([CulturesData.CN16]))=0;&quot;&quot;;CONCATENATE([CulturesData.CN$1];SUBSTITUTE(SUBSTITUTE(SUBSTITUTE([CulturesData.CN16];&quot;e&quot;;&quot;EVERYMAN&quot;);&quot;r&quot;;&quot;RESTRICTED&quot;);&quot;o&quot;;&quot;OCCUPATIONAL&quot;);&quot;,&quot;))">
            <text:p/>
          </table:table-cell>
          <table:table-cell table:formula="of:=IF(LEN(TRIM([CulturesData.CO16]))=0;&quot;&quot;;CONCATENATE([CulturesData.CO$1];SUBSTITUTE(SUBSTITUTE(SUBSTITUTE([CulturesData.CO16];&quot;e&quot;;&quot;EVERYMAN&quot;);&quot;r&quot;;&quot;RESTRICTED&quot;);&quot;o&quot;;&quot;OCCUPATIONAL&quot;);&quot;,&quot;))">
            <text:p/>
          </table:table-cell>
          <table:table-cell table:formula="of:=IF(LEN(TRIM([CulturesData.CP16]))=0;&quot;&quot;;CONCATENATE([CulturesData.CP$1];SUBSTITUTE(SUBSTITUTE(SUBSTITUTE([CulturesData.CP16];&quot;e&quot;;&quot;EVERYMAN&quot;);&quot;r&quot;;&quot;RESTRICTED&quot;);&quot;o&quot;;&quot;OCCUPATIONAL&quot;);&quot;,&quot;))">
            <text:p/>
          </table:table-cell>
          <table:table-cell table:formula="of:=IF(LEN(TRIM([CulturesData.CQ16]))=0;&quot;&quot;;CONCATENATE([CulturesData.CQ$1];SUBSTITUTE(SUBSTITUTE(SUBSTITUTE([CulturesData.CQ16];&quot;e&quot;;&quot;EVERYMAN&quot;);&quot;r&quot;;&quot;RESTRICTED&quot;);&quot;o&quot;;&quot;OCCUPATIONAL&quot;);&quot;,&quot;))">
            <text:p/>
          </table:table-cell>
          <table:table-cell table:formula="of:=IF(LEN(TRIM([CulturesData.CR16]))=0;&quot;&quot;;CONCATENATE([CulturesData.CR$1];SUBSTITUTE(SUBSTITUTE(SUBSTITUTE([CulturesData.CR16];&quot;e&quot;;&quot;EVERYMAN&quot;);&quot;r&quot;;&quot;RESTRICTED&quot;);&quot;o&quot;;&quot;OCCUPATIONAL&quot;);&quot;,&quot;))">
            <text:p/>
          </table:table-cell>
          <table:table-cell table:formula="of:=IF(LEN(TRIM([CulturesData.CS16]))=0;&quot;&quot;;CONCATENATE([CulturesData.CS$1];SUBSTITUTE(SUBSTITUTE(SUBSTITUTE([CulturesData.CS16];&quot;e&quot;;&quot;EVERYMAN&quot;);&quot;r&quot;;&quot;RESTRICTED&quot;);&quot;o&quot;;&quot;OCCUPATIONAL&quot;);&quot;,&quot;))">
            <text:p/>
          </table:table-cell>
          <table:table-cell table:formula="of:=IF(LEN(TRIM([CulturesData.CT16]))=0;&quot;&quot;;CONCATENATE([CulturesData.CT$1];SUBSTITUTE(SUBSTITUTE(SUBSTITUTE([CulturesData.CT16];&quot;e&quot;;&quot;EVERYMAN&quot;);&quot;r&quot;;&quot;RESTRICTED&quot;);&quot;o&quot;;&quot;OCCUPATIONAL&quot;);&quot;,&quot;))">
            <text:p/>
          </table:table-cell>
          <table:table-cell table:formula="of:=IF(LEN(TRIM([CulturesData.CU16]))=0;&quot;&quot;;CONCATENATE([CulturesData.CU$1];SUBSTITUTE(SUBSTITUTE(SUBSTITUTE([CulturesData.CU16];&quot;e&quot;;&quot;EVERYMAN&quot;);&quot;r&quot;;&quot;RESTRICTED&quot;);&quot;o&quot;;&quot;OCCUPATIONAL&quot;);&quot;,&quot;))">
            <text:p/>
          </table:table-cell>
          <table:table-cell table:formula="of:=IF(LEN(TRIM([CulturesData.CV16]))=0;&quot;&quot;;CONCATENATE([CulturesData.CV$1];SUBSTITUTE(SUBSTITUTE(SUBSTITUTE([CulturesData.CV16];&quot;e&quot;;&quot;EVERYMAN&quot;);&quot;r&quot;;&quot;RESTRICTED&quot;);&quot;o&quot;;&quot;OCCUPATIONAL&quot;);&quot;,&quot;))">
            <text:p/>
          </table:table-cell>
          <table:table-cell table:formula="of:=IF(LEN(TRIM([CulturesData.CW16]))=0;&quot;&quot;;CONCATENATE([CulturesData.CW$1];SUBSTITUTE(SUBSTITUTE(SUBSTITUTE([CulturesData.CW16];&quot;e&quot;;&quot;EVERYMAN&quot;);&quot;r&quot;;&quot;RESTRICTED&quot;);&quot;o&quot;;&quot;OCCUPATIONAL&quot;);&quot;,&quot;))">
            <text:p/>
          </table:table-cell>
          <table:table-cell table:formula="of:=IF(LEN(TRIM([CulturesData.CX16]))=0;&quot;&quot;;CONCATENATE([CulturesData.CX$1];SUBSTITUTE(SUBSTITUTE(SUBSTITUTE([CulturesData.CX16];&quot;e&quot;;&quot;EVERYMAN&quot;);&quot;r&quot;;&quot;RESTRICTED&quot;);&quot;o&quot;;&quot;OCCUPATIONAL&quot;);&quot;,&quot;))">
            <text:p/>
          </table:table-cell>
          <table:table-cell table:formula="of:=IF(LEN(TRIM([CulturesData.CY16]))=0;&quot;&quot;;CONCATENATE([CulturesData.CY$1];SUBSTITUTE(SUBSTITUTE(SUBSTITUTE([CulturesData.CY16];&quot;e&quot;;&quot;EVERYMAN&quot;);&quot;r&quot;;&quot;RESTRICTED&quot;);&quot;o&quot;;&quot;OCCUPATIONAL&quot;);&quot;,&quot;))">
            <text:p/>
          </table:table-cell>
          <table:table-cell table:formula="of:=IF(LEN(TRIM([CulturesData.CZ16]))=0;&quot;&quot;;CONCATENATE([CulturesData.CZ$1];SUBSTITUTE(SUBSTITUTE(SUBSTITUTE([CulturesData.CZ16];&quot;e&quot;;&quot;EVERYMAN&quot;);&quot;r&quot;;&quot;RESTRICTED&quot;);&quot;o&quot;;&quot;OCCUPATIONAL&quot;);&quot;,&quot;))">
            <text:p/>
          </table:table-cell>
          <table:table-cell table:formula="of:=IF(LEN(TRIM([CulturesData.DA16]))=0;&quot;&quot;;CONCATENATE([CulturesData.DA$1];SUBSTITUTE(SUBSTITUTE(SUBSTITUTE([CulturesData.DA16];&quot;e&quot;;&quot;EVERYMAN&quot;);&quot;r&quot;;&quot;RESTRICTED&quot;);&quot;o&quot;;&quot;OCCUPATIONAL&quot;);&quot;,&quot;))">
            <text:p/>
          </table:table-cell>
          <table:table-cell table:formula="of:=IF(LEN(TRIM([CulturesData.DB16]))=0;&quot;&quot;;CONCATENATE([CulturesData.DB$1];SUBSTITUTE(SUBSTITUTE(SUBSTITUTE([CulturesData.DB16];&quot;e&quot;;&quot;EVERYMAN&quot;);&quot;r&quot;;&quot;RESTRICTED&quot;);&quot;o&quot;;&quot;OCCUPATIONAL&quot;);&quot;,&quot;))">
            <text:p/>
          </table:table-cell>
          <table:table-cell table:formula="of:=IF(LEN(TRIM([CulturesData.DC16]))=0;&quot;&quot;;CONCATENATE([CulturesData.DC$1];SUBSTITUTE(SUBSTITUTE(SUBSTITUTE([CulturesData.DC16];&quot;e&quot;;&quot;EVERYMAN&quot;);&quot;r&quot;;&quot;RESTRICTED&quot;);&quot;o&quot;;&quot;OCCUPATIONAL&quot;);&quot;,&quot;))">
            <text:p/>
          </table:table-cell>
          <table:table-cell table:formula="of:=IF(LEN(TRIM([CulturesData.DD16]))=0;&quot;&quot;;CONCATENATE([CulturesData.DD$1];SUBSTITUTE(SUBSTITUTE(SUBSTITUTE([CulturesData.DD16];&quot;e&quot;;&quot;EVERYMAN&quot;);&quot;r&quot;;&quot;RESTRICTED&quot;);&quot;o&quot;;&quot;OCCUPATIONAL&quot;);&quot;,&quot;))">
            <text:p/>
          </table:table-cell>
          <table:table-cell table:formula="of:=IF(LEN(TRIM([CulturesData.DE16]))=0;&quot;&quot;;CONCATENATE([CulturesData.DE$1];SUBSTITUTE(SUBSTITUTE(SUBSTITUTE([CulturesData.DE16];&quot;e&quot;;&quot;EVERYMAN&quot;);&quot;r&quot;;&quot;RESTRICTED&quot;);&quot;o&quot;;&quot;OCCUPATIONAL&quot;);&quot;,&quot;))">
            <text:p/>
          </table:table-cell>
          <table:table-cell table:formula="of:=IF(LEN(TRIM([CulturesData.DF16]))=0;&quot;&quot;;CONCATENATE([CulturesData.DF$1];SUBSTITUTE(SUBSTITUTE(SUBSTITUTE([CulturesData.DF16];&quot;e&quot;;&quot;EVERYMAN&quot;);&quot;r&quot;;&quot;RESTRICTED&quot;);&quot;o&quot;;&quot;OCCUPATIONAL&quot;);&quot;,&quot;))" office:value-type="string" office:string-value="G37=3,">
            <text:p>G37=3,</text:p>
          </table:table-cell>
          <table:table-cell table:formula="of:=IF(LEN(TRIM([CulturesData.DG16]))=0;&quot;&quot;;CONCATENATE([CulturesData.DG$1];SUBSTITUTE(SUBSTITUTE(SUBSTITUTE([CulturesData.DG16];&quot;e&quot;;&quot;EVERYMAN&quot;);&quot;r&quot;;&quot;RESTRICTED&quot;);&quot;o&quot;;&quot;OCCUPATIONAL&quot;);&quot;,&quot;))" office:value-type="string" office:string-value="S426=3,">
            <text:p>S426=3,</text:p>
          </table:table-cell>
          <table:table-cell table:formula="of:=IF(LEN(TRIM([CulturesData.DH16]))=0;&quot;&quot;;CONCATENATE([CulturesData.DH$1];SUBSTITUTE(SUBSTITUTE(SUBSTITUTE([CulturesData.DH16];&quot;e&quot;;&quot;EVERYMAN&quot;);&quot;r&quot;;&quot;RESTRICTED&quot;);&quot;o&quot;;&quot;OCCUPATIONAL&quot;);&quot;,&quot;))" office:value-type="string" office:string-value="S339=3,">
            <text:p>S339=3,</text:p>
          </table:table-cell>
          <table:table-cell table:formula="of:=IF(LEN(TRIM([CulturesData.DI16]))=0;&quot;&quot;;CONCATENATE([CulturesData.DI$1];SUBSTITUTE(SUBSTITUTE(SUBSTITUTE([CulturesData.DI16];&quot;e&quot;;&quot;EVERYMAN&quot;);&quot;r&quot;;&quot;RESTRICTED&quot;);&quot;o&quot;;&quot;OCCUPATIONAL&quot;);&quot;,&quot;))">
            <text:p/>
          </table:table-cell>
          <table:table-cell table:formula="of:=IF(LEN(TRIM([CulturesData.DJ16]))=0;&quot;&quot;;CONCATENATE([CulturesData.DJ$1];SUBSTITUTE(SUBSTITUTE(SUBSTITUTE([CulturesData.DJ16];&quot;e&quot;;&quot;EVERYMAN&quot;);&quot;r&quot;;&quot;RESTRICTED&quot;);&quot;o&quot;;&quot;OCCUPATIONAL&quot;);&quot;,&quot;))">
            <text:p/>
          </table:table-cell>
          <table:table-cell table:formula="of:=IF(LEN(TRIM([CulturesData.DK16]))=0;&quot;&quot;;CONCATENATE([CulturesData.DK$1];SUBSTITUTE(SUBSTITUTE(SUBSTITUTE([CulturesData.DK16];&quot;e&quot;;&quot;EVERYMAN&quot;);&quot;r&quot;;&quot;RESTRICTED&quot;);&quot;o&quot;;&quot;OCCUPATIONAL&quot;);&quot;,&quot;))">
            <text:p/>
          </table:table-cell>
          <table:table-cell table:formula="of:=IF(LEN(TRIM([CulturesData.DL16]))=0;&quot;&quot;;CONCATENATE([CulturesData.DL$1];SUBSTITUTE(SUBSTITUTE(SUBSTITUTE([CulturesData.DL16];&quot;e&quot;;&quot;EVERYMAN&quot;);&quot;r&quot;;&quot;RESTRICTED&quot;);&quot;o&quot;;&quot;OCCUPATIONAL&quot;);&quot;,&quot;))">
            <text:p/>
          </table:table-cell>
          <table:table-cell table:formula="of:=IF(LEN(TRIM([CulturesData.DM16]))=0;&quot;&quot;;CONCATENATE([CulturesData.DM$1];SUBSTITUTE(SUBSTITUTE(SUBSTITUTE([CulturesData.DM16];&quot;e&quot;;&quot;EVERYMAN&quot;);&quot;r&quot;;&quot;RESTRICTED&quot;);&quot;o&quot;;&quot;OCCUPATIONAL&quot;);&quot;,&quot;))">
            <text:p/>
          </table:table-cell>
          <table:table-cell table:formula="of:=IF(LEN(TRIM([CulturesData.DN16]))=0;&quot;&quot;;CONCATENATE([CulturesData.DN$1];SUBSTITUTE(SUBSTITUTE(SUBSTITUTE([CulturesData.DN16];&quot;e&quot;;&quot;EVERYMAN&quot;);&quot;r&quot;;&quot;RESTRICTED&quot;);&quot;o&quot;;&quot;OCCUPATIONAL&quot;);&quot;,&quot;))">
            <text:p/>
          </table:table-cell>
          <table:table-cell table:formula="of:=IF(LEN(TRIM([CulturesData.DO16]))=0;&quot;&quot;;CONCATENATE([CulturesData.DO$1];SUBSTITUTE(SUBSTITUTE(SUBSTITUTE([CulturesData.DO16];&quot;e&quot;;&quot;EVERYMAN&quot;);&quot;r&quot;;&quot;RESTRICTED&quot;);&quot;o&quot;;&quot;OCCUPATIONAL&quot;);&quot;,&quot;))" office:value-type="string" office:string-value="S445=RESTRICTED,">
            <text:p>S445=RESTRICTED,</text:p>
          </table:table-cell>
          <table:table-cell table:formula="of:=IF(LEN(TRIM([CulturesData.DP16]))=0;&quot;&quot;;CONCATENATE([CulturesData.DP$1];SUBSTITUTE(SUBSTITUTE(SUBSTITUTE([CulturesData.DP16];&quot;e&quot;;&quot;EVERYMAN&quot;);&quot;r&quot;;&quot;RESTRICTED&quot;);&quot;o&quot;;&quot;OCCUPATIONAL&quot;);&quot;,&quot;))" office:value-type="string" office:string-value="S443=RESTRICTED,">
            <text:p>S443=RESTRICTED,</text:p>
          </table:table-cell>
          <table:table-cell table:formula="of:=IF(LEN(TRIM([CulturesData.DQ16]))=0;&quot;&quot;;CONCATENATE([CulturesData.DQ$1];SUBSTITUTE(SUBSTITUTE(SUBSTITUTE([CulturesData.DQ16];&quot;e&quot;;&quot;EVERYMAN&quot;);&quot;r&quot;;&quot;RESTRICTED&quot;);&quot;o&quot;;&quot;OCCUPATIONAL&quot;);&quot;,&quot;))">
            <text:p/>
          </table:table-cell>
          <table:table-cell table:formula="of:=IF(LEN(TRIM([CulturesData.DR16]))=0;&quot;&quot;;CONCATENATE([CulturesData.DR$1];SUBSTITUTE(SUBSTITUTE(SUBSTITUTE([CulturesData.DR16];&quot;e&quot;;&quot;EVERYMAN&quot;);&quot;r&quot;;&quot;RESTRICTED&quot;);&quot;o&quot;;&quot;OCCUPATIONAL&quot;);&quot;,&quot;))">
            <text:p/>
          </table:table-cell>
          <table:table-cell table:formula="of:=IF(LEN(TRIM([CulturesData.DS16]))=0;&quot;&quot;;CONCATENATE([CulturesData.DS$1];SUBSTITUTE(SUBSTITUTE(SUBSTITUTE([CulturesData.DS16];&quot;e&quot;;&quot;EVERYMAN&quot;);&quot;r&quot;;&quot;RESTRICTED&quot;);&quot;o&quot;;&quot;OCCUPATIONAL&quot;);&quot;,&quot;))" office:value-type="string" office:string-value="S507=RESTRICTED,">
            <text:p>S507=RESTRICTED,</text:p>
          </table:table-cell>
          <table:table-cell table:formula="of:=IF(LEN(TRIM([CulturesData.DT16]))=0;&quot;&quot;;CONCATENATE([CulturesData.DT$1];SUBSTITUTE(SUBSTITUTE(SUBSTITUTE([CulturesData.DT16];&quot;e&quot;;&quot;EVERYMAN&quot;);&quot;r&quot;;&quot;RESTRICTED&quot;);&quot;o&quot;;&quot;OCCUPATIONAL&quot;);&quot;,&quot;))">
            <text:p/>
          </table:table-cell>
          <table:table-cell table:formula="of:=IF(LEN(TRIM([CulturesData.DU16]))=0;&quot;&quot;;CONCATENATE([CulturesData.DU$1];SUBSTITUTE(SUBSTITUTE(SUBSTITUTE([CulturesData.DU16];&quot;e&quot;;&quot;EVERYMAN&quot;);&quot;r&quot;;&quot;RESTRICTED&quot;);&quot;o&quot;;&quot;OCCUPATIONAL&quot;);&quot;,&quot;))" office:value-type="string" office:string-value="S447=RESTRICTED,">
            <text:p>S447=RESTRICTED,</text:p>
          </table:table-cell>
          <table:table-cell table:formula="of:=IF(LEN(TRIM([CulturesData.DV16]))=0;&quot;&quot;;CONCATENATE([CulturesData.DV$1];SUBSTITUTE(SUBSTITUTE(SUBSTITUTE([CulturesData.DV16];&quot;e&quot;;&quot;EVERYMAN&quot;);&quot;r&quot;;&quot;RESTRICTED&quot;);&quot;o&quot;;&quot;OCCUPATIONAL&quot;);&quot;,&quot;))" office:value-type="string" office:string-value="S448=RESTRICTED,">
            <text:p>S448=RESTRICTED,</text:p>
          </table:table-cell>
          <table:table-cell table:formula="of:=IF(LEN(TRIM([CulturesData.DW16]))=0;&quot;&quot;;CONCATENATE([CulturesData.DW$1];SUBSTITUTE(SUBSTITUTE(SUBSTITUTE([CulturesData.DW16];&quot;e&quot;;&quot;EVERYMAN&quot;);&quot;r&quot;;&quot;RESTRICTED&quot;);&quot;o&quot;;&quot;OCCUPATIONAL&quot;);&quot;,&quot;))" office:value-type="string" office:string-value="G17=1,">
            <text:p>G17=1,</text:p>
          </table:table-cell>
          <table:table-cell table:formula="of:=IF(LEN(TRIM([CulturesData.DX16]))=0;&quot;&quot;;CONCATENATE([CulturesData.DX$1];SUBSTITUTE(SUBSTITUTE(SUBSTITUTE([CulturesData.DX16];&quot;e&quot;;&quot;EVERYMAN&quot;);&quot;r&quot;;&quot;RESTRICTED&quot;);&quot;o&quot;;&quot;OCCUPATIONAL&quot;);&quot;,&quot;))">
            <text:p/>
          </table:table-cell>
          <table:table-cell table:formula="of:=IF(LEN(TRIM([CulturesData.DY16]))=0;&quot;&quot;;CONCATENATE([CulturesData.DY$1];SUBSTITUTE(SUBSTITUTE(SUBSTITUTE([CulturesData.DY16];&quot;e&quot;;&quot;EVERYMAN&quot;);&quot;r&quot;;&quot;RESTRICTED&quot;);&quot;o&quot;;&quot;OCCUPATIONAL&quot;);&quot;,&quot;))">
            <text:p/>
          </table:table-cell>
          <table:table-cell table:formula="of:=IF(LEN(TRIM([CulturesData.DZ16]))=0;&quot;&quot;;CONCATENATE([CulturesData.DZ$1];SUBSTITUTE(SUBSTITUTE(SUBSTITUTE([CulturesData.DZ16];&quot;e&quot;;&quot;EVERYMAN&quot;);&quot;r&quot;;&quot;RESTRICTED&quot;);&quot;o&quot;;&quot;OCCUPATIONAL&quot;);&quot;,&quot;))">
            <text:p/>
          </table:table-cell>
          <table:table-cell table:formula="of:=IF(LEN(TRIM([CulturesData.EA16]))=0;&quot;&quot;;CONCATENATE([CulturesData.EA$1];SUBSTITUTE(SUBSTITUTE(SUBSTITUTE([CulturesData.EA16];&quot;e&quot;;&quot;EVERYMAN&quot;);&quot;r&quot;;&quot;RESTRICTED&quot;);&quot;o&quot;;&quot;OCCUPATIONAL&quot;);&quot;,&quot;))" office:value-type="string" office:string-value="S204=1,">
            <text:p>S204=1,</text:p>
          </table:table-cell>
          <table:table-cell table:formula="of:=IF(LEN(TRIM([CulturesData.EB16]))=0;&quot;&quot;;CONCATENATE([CulturesData.EB$1];SUBSTITUTE(SUBSTITUTE(SUBSTITUTE([CulturesData.EB16];&quot;e&quot;;&quot;EVERYMAN&quot;);&quot;r&quot;;&quot;RESTRICTED&quot;);&quot;o&quot;;&quot;OCCUPATIONAL&quot;);&quot;,&quot;))" office:value-type="string" office:string-value="S206=RESTRICTED,">
            <text:p>S206=RESTRICTED,</text:p>
          </table:table-cell>
          <table:table-cell table:formula="of:=IF(LEN(TRIM([CulturesData.EC16]))=0;&quot;&quot;;CONCATENATE([CulturesData.EC$1];SUBSTITUTE(SUBSTITUTE(SUBSTITUTE([CulturesData.EC16];&quot;e&quot;;&quot;EVERYMAN&quot;);&quot;r&quot;;&quot;RESTRICTED&quot;);&quot;o&quot;;&quot;OCCUPATIONAL&quot;);&quot;,&quot;))" office:value-type="string" office:string-value="G18=2,">
            <text:p>G18=2,</text:p>
          </table:table-cell>
          <table:table-cell table:formula="of:=IF(LEN(TRIM([CulturesData.ED16]))=0;&quot;&quot;;CONCATENATE([CulturesData.ED$1];SUBSTITUTE(SUBSTITUTE(SUBSTITUTE([CulturesData.ED16];&quot;e&quot;;&quot;EVERYMAN&quot;);&quot;r&quot;;&quot;RESTRICTED&quot;);&quot;o&quot;;&quot;OCCUPATIONAL&quot;);&quot;,&quot;))">
            <text:p/>
          </table:table-cell>
          <table:table-cell table:formula="of:=IF(LEN(TRIM([CulturesData.EE16]))=0;&quot;&quot;;CONCATENATE([CulturesData.EE$1];SUBSTITUTE(SUBSTITUTE(SUBSTITUTE([CulturesData.EE16];&quot;e&quot;;&quot;EVERYMAN&quot;);&quot;r&quot;;&quot;RESTRICTED&quot;);&quot;o&quot;;&quot;OCCUPATIONAL&quot;);&quot;,&quot;))">
            <text:p/>
          </table:table-cell>
          <table:table-cell table:formula="of:=IF(LEN(TRIM([CulturesData.EF16]))=0;&quot;&quot;;CONCATENATE([CulturesData.EF$1];SUBSTITUTE(SUBSTITUTE(SUBSTITUTE([CulturesData.EF16];&quot;e&quot;;&quot;EVERYMAN&quot;);&quot;r&quot;;&quot;RESTRICTED&quot;);&quot;o&quot;;&quot;OCCUPATIONAL&quot;);&quot;,&quot;))">
            <text:p/>
          </table:table-cell>
          <table:table-cell table:formula="of:=IF(LEN(TRIM([CulturesData.EG16]))=0;&quot;&quot;;CONCATENATE([CulturesData.EG$1];SUBSTITUTE(SUBSTITUTE(SUBSTITUTE([CulturesData.EG16];&quot;e&quot;;&quot;EVERYMAN&quot;);&quot;r&quot;;&quot;RESTRICTED&quot;);&quot;o&quot;;&quot;OCCUPATIONAL&quot;);&quot;,&quot;))">
            <text:p/>
          </table:table-cell>
          <table:table-cell table:formula="of:=IF(LEN(TRIM([CulturesData.EH16]))=0;&quot;&quot;;CONCATENATE([CulturesData.EH$1];SUBSTITUTE(SUBSTITUTE(SUBSTITUTE([CulturesData.EH16];&quot;e&quot;;&quot;EVERYMAN&quot;);&quot;r&quot;;&quot;RESTRICTED&quot;);&quot;o&quot;;&quot;OCCUPATIONAL&quot;);&quot;,&quot;))">
            <text:p/>
          </table:table-cell>
          <table:table-cell table:formula="of:=IF(LEN(TRIM([CulturesData.EI16]))=0;&quot;&quot;;CONCATENATE([CulturesData.EI$1];SUBSTITUTE(SUBSTITUTE(SUBSTITUTE([CulturesData.EI16];&quot;e&quot;;&quot;EVERYMAN&quot;);&quot;r&quot;;&quot;RESTRICTED&quot;);&quot;o&quot;;&quot;OCCUPATIONAL&quot;);&quot;,&quot;))">
            <text:p/>
          </table:table-cell>
          <table:table-cell table:formula="of:=IF(LEN(TRIM([CulturesData.EJ16]))=0;&quot;&quot;;CONCATENATE([CulturesData.EJ$1];SUBSTITUTE(SUBSTITUTE(SUBSTITUTE([CulturesData.EJ16];&quot;e&quot;;&quot;EVERYMAN&quot;);&quot;r&quot;;&quot;RESTRICTED&quot;);&quot;o&quot;;&quot;OCCUPATIONAL&quot;);&quot;,&quot;))" office:value-type="string" office:string-value="S100=RESTRICTED,">
            <text:p>S100=RESTRICTED,</text:p>
          </table:table-cell>
          <table:table-cell table:formula="of:=IF(LEN(TRIM([CulturesData.EK16]))=0;&quot;&quot;;CONCATENATE([CulturesData.EK$1];SUBSTITUTE(SUBSTITUTE(SUBSTITUTE([CulturesData.EK16];&quot;e&quot;;&quot;EVERYMAN&quot;);&quot;r&quot;;&quot;RESTRICTED&quot;);&quot;o&quot;;&quot;OCCUPATIONAL&quot;);&quot;,&quot;))">
            <text:p/>
          </table:table-cell>
          <table:table-cell table:formula="of:=IF(LEN(TRIM([CulturesData.EL16]))=0;&quot;&quot;;CONCATENATE([CulturesData.EL$1];SUBSTITUTE(SUBSTITUTE(SUBSTITUTE([CulturesData.EL16];&quot;e&quot;;&quot;EVERYMAN&quot;);&quot;r&quot;;&quot;RESTRICTED&quot;);&quot;o&quot;;&quot;OCCUPATIONAL&quot;);&quot;,&quot;))" office:value-type="string" office:string-value="S96=RESTRICTED,">
            <text:p>S96=RESTRICTED,</text:p>
          </table:table-cell>
          <table:table-cell table:formula="of:=IF(LEN(TRIM([CulturesData.EM16]))=0;&quot;&quot;;CONCATENATE([CulturesData.EM$1];SUBSTITUTE(SUBSTITUTE(SUBSTITUTE([CulturesData.EM16];&quot;e&quot;;&quot;EVERYMAN&quot;);&quot;r&quot;;&quot;RESTRICTED&quot;);&quot;o&quot;;&quot;OCCUPATIONAL&quot;);&quot;,&quot;))">
            <text:p/>
          </table:table-cell>
          <table:table-cell table:formula="of:=IF(LEN(TRIM([CulturesData.EN16]))=0;&quot;&quot;;CONCATENATE([CulturesData.EN$1];SUBSTITUTE(SUBSTITUTE(SUBSTITUTE([CulturesData.EN16];&quot;e&quot;;&quot;EVERYMAN&quot;);&quot;r&quot;;&quot;RESTRICTED&quot;);&quot;o&quot;;&quot;OCCUPATIONAL&quot;);&quot;,&quot;))">
            <text:p/>
          </table:table-cell>
          <table:table-cell table:formula="of:=IF(LEN(TRIM([CulturesData.EO16]))=0;&quot;&quot;;CONCATENATE([CulturesData.EO$1];SUBSTITUTE(SUBSTITUTE(SUBSTITUTE([CulturesData.EO16];&quot;e&quot;;&quot;EVERYMAN&quot;);&quot;r&quot;;&quot;RESTRICTED&quot;);&quot;o&quot;;&quot;OCCUPATIONAL&quot;);&quot;,&quot;))">
            <text:p/>
          </table:table-cell>
          <table:table-cell table:formula="of:=IF(LEN(TRIM([CulturesData.EP16]))=0;&quot;&quot;;CONCATENATE([CulturesData.EP$1];SUBSTITUTE(SUBSTITUTE(SUBSTITUTE([CulturesData.EP16];&quot;e&quot;;&quot;EVERYMAN&quot;);&quot;r&quot;;&quot;RESTRICTED&quot;);&quot;o&quot;;&quot;OCCUPATIONAL&quot;);&quot;,&quot;))">
            <text:p/>
          </table:table-cell>
          <table:table-cell table:formula="of:=IF(LEN(TRIM([CulturesData.EQ16]))=0;&quot;&quot;;CONCATENATE([CulturesData.EQ$1];SUBSTITUTE(SUBSTITUTE(SUBSTITUTE([CulturesData.EQ16];&quot;e&quot;;&quot;EVERYMAN&quot;);&quot;r&quot;;&quot;RESTRICTED&quot;);&quot;o&quot;;&quot;OCCUPATIONAL&quot;);&quot;,&quot;))" office:value-type="string" office:string-value="S227=RESTRICTED,">
            <text:p>S227=RESTRICTED,</text:p>
          </table:table-cell>
          <table:table-cell table:formula="of:=IF(LEN(TRIM([CulturesData.ER16]))=0;&quot;&quot;;CONCATENATE([CulturesData.ER$1];SUBSTITUTE(SUBSTITUTE(SUBSTITUTE([CulturesData.ER16];&quot;e&quot;;&quot;EVERYMAN&quot;);&quot;r&quot;;&quot;RESTRICTED&quot;);&quot;o&quot;;&quot;OCCUPATIONAL&quot;);&quot;,&quot;))" office:value-type="string" office:string-value="S235=RESTRICTED,">
            <text:p>S235=RESTRICTED,</text:p>
          </table:table-cell>
          <table:table-cell table:formula="of:=IF(LEN(TRIM([CulturesData.ES16]))=0;&quot;&quot;;CONCATENATE([CulturesData.ES$1];SUBSTITUTE(SUBSTITUTE(SUBSTITUTE([CulturesData.ES16];&quot;e&quot;;&quot;EVERYMAN&quot;);&quot;r&quot;;&quot;RESTRICTED&quot;);&quot;o&quot;;&quot;OCCUPATIONAL&quot;);&quot;,&quot;))" office:value-type="string" office:string-value="S231=RESTRICTED,">
            <text:p>S231=RESTRICTED,</text:p>
          </table:table-cell>
          <table:table-cell table:formula="of:=IF(LEN(TRIM([CulturesData.ET16]))=0;&quot;&quot;;CONCATENATE([CulturesData.ET$1];SUBSTITUTE(SUBSTITUTE(SUBSTITUTE([CulturesData.ET16];&quot;e&quot;;&quot;EVERYMAN&quot;);&quot;r&quot;;&quot;RESTRICTED&quot;);&quot;o&quot;;&quot;OCCUPATIONAL&quot;);&quot;,&quot;))" office:value-type="string" office:string-value="S237=RESTRICTED,">
            <text:p>S237=RESTRICTED,</text:p>
          </table:table-cell>
          <table:table-cell table:formula="of:=IF(LEN(TRIM([CulturesData.EU16]))=0;&quot;&quot;;CONCATENATE([CulturesData.EU$1];SUBSTITUTE(SUBSTITUTE(SUBSTITUTE([CulturesData.EU16];&quot;e&quot;;&quot;EVERYMAN&quot;);&quot;r&quot;;&quot;RESTRICTED&quot;);&quot;o&quot;;&quot;OCCUPATIONAL&quot;);&quot;,&quot;))" office:value-type="string" office:string-value="S514=RESTRICTED,">
            <text:p>S514=RESTRICTED,</text:p>
          </table:table-cell>
          <table:table-cell table:formula="of:=IF(LEN(TRIM([CulturesData.EV16]))=0;&quot;&quot;;CONCATENATE([CulturesData.EV$1];SUBSTITUTE(SUBSTITUTE(SUBSTITUTE([CulturesData.EV16];&quot;e&quot;;&quot;EVERYMAN&quot;);&quot;r&quot;;&quot;RESTRICTED&quot;);&quot;o&quot;;&quot;OCCUPATIONAL&quot;);&quot;,&quot;))" office:value-type="string" office:string-value="S515=RESTRICTED,">
            <text:p>S515=RESTRICTED,</text:p>
          </table:table-cell>
          <table:table-cell table:formula="of:=IF(LEN(TRIM([CulturesData.EW16]))=0;&quot;&quot;;CONCATENATE([CulturesData.EW$1];SUBSTITUTE(SUBSTITUTE(SUBSTITUTE([CulturesData.EW16];&quot;e&quot;;&quot;EVERYMAN&quot;);&quot;r&quot;;&quot;RESTRICTED&quot;);&quot;o&quot;;&quot;OCCUPATIONAL&quot;);&quot;,&quot;))" office:value-type="string" office:string-value="S516=RESTRICTED,">
            <text:p>S516=RESTRICTED,</text:p>
          </table:table-cell>
          <table:table-cell table:formula="of:=IF(LEN(TRIM([CulturesData.EX16]))=0;&quot;&quot;;CONCATENATE([CulturesData.EX$1];SUBSTITUTE(SUBSTITUTE(SUBSTITUTE([CulturesData.EX16];&quot;e&quot;;&quot;EVERYMAN&quot;);&quot;r&quot;;&quot;RESTRICTED&quot;);&quot;o&quot;;&quot;OCCUPATIONAL&quot;);&quot;,&quot;))" office:value-type="string" office:string-value="S517=RESTRICTED,">
            <text:p>S517=RESTRICTED,</text:p>
          </table:table-cell>
          <table:table-cell table:formula="of:=IF(LEN(TRIM([CulturesData.EY16]))=0;&quot;&quot;;CONCATENATE([CulturesData.EY$1];SUBSTITUTE(SUBSTITUTE(SUBSTITUTE([CulturesData.EY16];&quot;e&quot;;&quot;EVERYMAN&quot;);&quot;r&quot;;&quot;RESTRICTED&quot;);&quot;o&quot;;&quot;OCCUPATIONAL&quot;);&quot;,&quot;))" office:value-type="string" office:string-value="S518=RESTRICTED,">
            <text:p>S518=RESTRICTED,</text:p>
          </table:table-cell>
          <table:table-cell table:formula="of:=IF(LEN(TRIM([CulturesData.EZ16]))=0;&quot;&quot;;CONCATENATE([CulturesData.EZ$1];SUBSTITUTE(SUBSTITUTE(SUBSTITUTE([CulturesData.EZ16];&quot;e&quot;;&quot;EVERYMAN&quot;);&quot;r&quot;;&quot;RESTRICTED&quot;);&quot;o&quot;;&quot;OCCUPATIONAL&quot;);&quot;,&quot;))" office:value-type="string" office:string-value="S528=RESTRICTED,">
            <text:p>S528=RESTRICTED,</text:p>
          </table:table-cell>
          <table:table-cell table:formula="of:=IF(LEN(TRIM([CulturesData.FA16]))=0;&quot;&quot;;CONCATENATE([CulturesData.FA$1];SUBSTITUTE(SUBSTITUTE(SUBSTITUTE([CulturesData.FA16];&quot;e&quot;;&quot;EVERYMAN&quot;);&quot;r&quot;;&quot;RESTRICTED&quot;);&quot;o&quot;;&quot;OCCUPATIONAL&quot;);&quot;,&quot;))" office:value-type="string" office:string-value="S520=RESTRICTED,">
            <text:p>S520=RESTRICTED,</text:p>
          </table:table-cell>
          <table:table-cell table:formula="of:=IF(LEN(TRIM([CulturesData.FB16]))=0;&quot;&quot;;CONCATENATE([CulturesData.FB$1];SUBSTITUTE(SUBSTITUTE(SUBSTITUTE([CulturesData.FB16];&quot;e&quot;;&quot;EVERYMAN&quot;);&quot;r&quot;;&quot;RESTRICTED&quot;);&quot;o&quot;;&quot;OCCUPATIONAL&quot;);&quot;,&quot;))" office:value-type="string" office:string-value="S521=RESTRICTED,">
            <text:p>S521=RESTRICTED,</text:p>
          </table:table-cell>
          <table:table-cell table:formula="of:=IF(LEN(TRIM([CulturesData.FC16]))=0;&quot;&quot;;CONCATENATE([CulturesData.FC$1];SUBSTITUTE(SUBSTITUTE(SUBSTITUTE([CulturesData.FC16];&quot;e&quot;;&quot;EVERYMAN&quot;);&quot;r&quot;;&quot;RESTRICTED&quot;);&quot;o&quot;;&quot;OCCUPATIONAL&quot;);&quot;,&quot;))" office:value-type="string" office:string-value="S522=RESTRICTED,">
            <text:p>S522=RESTRICTED,</text:p>
          </table:table-cell>
          <table:table-cell table:formula="of:=IF(LEN(TRIM([CulturesData.FD16]))=0;&quot;&quot;;CONCATENATE([CulturesData.FD$1];SUBSTITUTE(SUBSTITUTE(SUBSTITUTE([CulturesData.FD16];&quot;e&quot;;&quot;EVERYMAN&quot;);&quot;r&quot;;&quot;RESTRICTED&quot;);&quot;o&quot;;&quot;OCCUPATIONAL&quot;);&quot;,&quot;))" office:value-type="string" office:string-value="S523=RESTRICTED,">
            <text:p>S523=RESTRICTED,</text:p>
          </table:table-cell>
          <table:table-cell table:formula="of:=IF(LEN(TRIM([CulturesData.FE16]))=0;&quot;&quot;;CONCATENATE([CulturesData.FE$1];SUBSTITUTE(SUBSTITUTE(SUBSTITUTE([CulturesData.FE16];&quot;e&quot;;&quot;EVERYMAN&quot;);&quot;r&quot;;&quot;RESTRICTED&quot;);&quot;o&quot;;&quot;OCCUPATIONAL&quot;);&quot;,&quot;))" office:value-type="string" office:string-value="S524=RESTRICTED,">
            <text:p>S524=RESTRICTED,</text:p>
          </table:table-cell>
          <table:table-cell table:formula="of:=IF(LEN(TRIM([CulturesData.FF16]))=0;&quot;&quot;;CONCATENATE([CulturesData.FF$1];SUBSTITUTE(SUBSTITUTE(SUBSTITUTE([CulturesData.FF16];&quot;e&quot;;&quot;EVERYMAN&quot;);&quot;r&quot;;&quot;RESTRICTED&quot;);&quot;o&quot;;&quot;OCCUPATIONAL&quot;);&quot;,&quot;))" office:value-type="string" office:string-value="S454=RESTRICTED,">
            <text:p>S454=RESTRICTED,</text:p>
          </table:table-cell>
          <table:table-cell table:formula="of:=IF(LEN(TRIM([CulturesData.FG16]))=0;&quot;&quot;;CONCATENATE([CulturesData.FG$1];SUBSTITUTE(SUBSTITUTE(SUBSTITUTE([CulturesData.FG16];&quot;e&quot;;&quot;EVERYMAN&quot;);&quot;r&quot;;&quot;RESTRICTED&quot;);&quot;o&quot;;&quot;OCCUPATIONAL&quot;);&quot;,&quot;))" office:value-type="string" office:string-value="S242=RESTRICTED,">
            <text:p>S242=RESTRICTED,</text:p>
          </table:table-cell>
          <table:table-cell table:formula="of:=IF(LEN(TRIM([CulturesData.FH16]))=0;&quot;&quot;;CONCATENATE([CulturesData.FH$1];SUBSTITUTE(SUBSTITUTE(SUBSTITUTE([CulturesData.FH16];&quot;e&quot;;&quot;EVERYMAN&quot;);&quot;r&quot;;&quot;RESTRICTED&quot;);&quot;o&quot;;&quot;OCCUPATIONAL&quot;);&quot;,&quot;))" office:value-type="string" office:string-value="S526=RESTRICTED,">
            <text:p>S526=RESTRICTED,</text:p>
          </table:table-cell>
          <table:table-cell table:formula="of:=IF(LEN(TRIM([CulturesData.FI16]))=0;&quot;&quot;;CONCATENATE([CulturesData.FI$1];SUBSTITUTE(SUBSTITUTE(SUBSTITUTE([CulturesData.FI16];&quot;e&quot;;&quot;EVERYMAN&quot;);&quot;r&quot;;&quot;RESTRICTED&quot;);&quot;o&quot;;&quot;OCCUPATIONAL&quot;);&quot;,&quot;))" office:value-type="string" office:string-value="S527=RESTRICTED,">
            <text:p>S527=RESTRICTED,</text:p>
          </table:table-cell>
          <table:table-cell table:formula="of:=IF(LEN(TRIM([CulturesData.FJ16]))=0;&quot;&quot;;CONCATENATE([CulturesData.FJ$1];SUBSTITUTE(SUBSTITUTE(SUBSTITUTE([CulturesData.FJ16];&quot;e&quot;;&quot;EVERYMAN&quot;);&quot;r&quot;;&quot;RESTRICTED&quot;);&quot;o&quot;;&quot;OCCUPATIONAL&quot;);&quot;,&quot;))">
            <text:p/>
          </table:table-cell>
          <table:table-cell table:formula="of:=IF(LEN(TRIM([CulturesData.FK16]))=0;&quot;&quot;;CONCATENATE([CulturesData.FK$1];SUBSTITUTE(SUBSTITUTE(SUBSTITUTE([CulturesData.FK16];&quot;e&quot;;&quot;EVERYMAN&quot;);&quot;r&quot;;&quot;RESTRICTED&quot;);&quot;o&quot;;&quot;OCCUPATIONAL&quot;);&quot;,&quot;))">
            <text:p/>
          </table:table-cell>
          <table:table-cell table:formula="of:=IF(LEN(TRIM([CulturesData.FL16]))=0;&quot;&quot;;CONCATENATE([CulturesData.FL$1];SUBSTITUTE(SUBSTITUTE(SUBSTITUTE([CulturesData.FL16];&quot;e&quot;;&quot;EVERYMAN&quot;);&quot;r&quot;;&quot;RESTRICTED&quot;);&quot;o&quot;;&quot;OCCUPATIONAL&quot;);&quot;,&quot;))">
            <text:p/>
          </table:table-cell>
          <table:table-cell table:formula="of:=IF(LEN(TRIM([CulturesData.FM16]))=0;&quot;&quot;;CONCATENATE([CulturesData.FM$1];SUBSTITUTE(SUBSTITUTE(SUBSTITUTE([CulturesData.FM16];&quot;e&quot;;&quot;EVERYMAN&quot;);&quot;r&quot;;&quot;RESTRICTED&quot;);&quot;o&quot;;&quot;OCCUPATIONAL&quot;);&quot;,&quot;))">
            <text:p/>
          </table:table-cell>
          <table:table-cell table:formula="of:=IF(LEN(TRIM([CulturesData.FN16]))=0;&quot;&quot;;CONCATENATE([CulturesData.FN$1];SUBSTITUTE(SUBSTITUTE(SUBSTITUTE([CulturesData.FN16];&quot;e&quot;;&quot;EVERYMAN&quot;);&quot;r&quot;;&quot;RESTRICTED&quot;);&quot;o&quot;;&quot;OCCUPATIONAL&quot;);&quot;,&quot;))">
            <text:p/>
          </table:table-cell>
          <table:table-cell table:formula="of:=IF(LEN(TRIM([CulturesData.FO16]))=0;&quot;&quot;;CONCATENATE([CulturesData.FO$1];SUBSTITUTE(SUBSTITUTE(SUBSTITUTE([CulturesData.FO16];&quot;e&quot;;&quot;EVERYMAN&quot;);&quot;r&quot;;&quot;RESTRICTED&quot;);&quot;o&quot;;&quot;OCCUPATIONAL&quot;);&quot;,&quot;))">
            <text:p/>
          </table:table-cell>
          <table:table-cell table:formula="of:=IF(LEN(TRIM([CulturesData.FP16]))=0;&quot;&quot;;CONCATENATE([CulturesData.FP$1];SUBSTITUTE(SUBSTITUTE(SUBSTITUTE([CulturesData.FP16];&quot;e&quot;;&quot;EVERYMAN&quot;);&quot;r&quot;;&quot;RESTRICTED&quot;);&quot;o&quot;;&quot;OCCUPATIONAL&quot;);&quot;,&quot;))">
            <text:p/>
          </table:table-cell>
          <table:table-cell table:formula="of:=IF(LEN(TRIM([CulturesData.FQ16]))=0;&quot;&quot;;CONCATENATE([CulturesData.FQ$1];SUBSTITUTE(SUBSTITUTE(SUBSTITUTE([CulturesData.FQ16];&quot;e&quot;;&quot;EVERYMAN&quot;);&quot;r&quot;;&quot;RESTRICTED&quot;);&quot;o&quot;;&quot;OCCUPATIONAL&quot;);&quot;,&quot;))">
            <text:p/>
          </table:table-cell>
          <table:table-cell table:formula="of:=IF(LEN(TRIM([CulturesData.FR16]))=0;&quot;&quot;;CONCATENATE([CulturesData.FR$1];SUBSTITUTE(SUBSTITUTE(SUBSTITUTE([CulturesData.FR16];&quot;e&quot;;&quot;EVERYMAN&quot;);&quot;r&quot;;&quot;RESTRICTED&quot;);&quot;o&quot;;&quot;OCCUPATIONAL&quot;);&quot;,&quot;))" office:value-type="string" office:string-value="G24=1,">
            <text:p>G24=1,</text:p>
          </table:table-cell>
          <table:table-cell table:formula="of:=IF(LEN(TRIM([CulturesData.FS16]))=0;&quot;&quot;;CONCATENATE([CulturesData.FS$1];SUBSTITUTE(SUBSTITUTE(SUBSTITUTE([CulturesData.FS16];&quot;e&quot;;&quot;EVERYMAN&quot;);&quot;r&quot;;&quot;RESTRICTED&quot;);&quot;o&quot;;&quot;OCCUPATIONAL&quot;);&quot;,&quot;))">
            <text:p/>
          </table:table-cell>
          <table:table-cell table:formula="of:=IF(LEN(TRIM([CulturesData.FT16]))=0;&quot;&quot;;CONCATENATE([CulturesData.FT$1];SUBSTITUTE(SUBSTITUTE(SUBSTITUTE([CulturesData.FT16];&quot;e&quot;;&quot;EVERYMAN&quot;);&quot;r&quot;;&quot;RESTRICTED&quot;);&quot;o&quot;;&quot;OCCUPATIONAL&quot;);&quot;,&quot;))">
            <text:p/>
          </table:table-cell>
          <table:table-cell table:formula="of:=IF(LEN(TRIM([CulturesData.FU16]))=0;&quot;&quot;;CONCATENATE([CulturesData.FU$1];SUBSTITUTE(SUBSTITUTE(SUBSTITUTE([CulturesData.FU16];&quot;e&quot;;&quot;EVERYMAN&quot;);&quot;r&quot;;&quot;RESTRICTED&quot;);&quot;o&quot;;&quot;OCCUPATIONAL&quot;);&quot;,&quot;))">
            <text:p/>
          </table:table-cell>
          <table:table-cell table:formula="of:=IF(LEN(TRIM([CulturesData.FV16]))=0;&quot;&quot;;CONCATENATE([CulturesData.FV$1];SUBSTITUTE(SUBSTITUTE(SUBSTITUTE([CulturesData.FV16];&quot;e&quot;;&quot;EVERYMAN&quot;);&quot;r&quot;;&quot;RESTRICTED&quot;);&quot;o&quot;;&quot;OCCUPATIONAL&quot;);&quot;,&quot;))">
            <text:p/>
          </table:table-cell>
          <table:table-cell table:formula="of:=IF(LEN(TRIM([CulturesData.FW16]))=0;&quot;&quot;;CONCATENATE([CulturesData.FW$1];SUBSTITUTE(SUBSTITUTE(SUBSTITUTE([CulturesData.FW16];&quot;e&quot;;&quot;EVERYMAN&quot;);&quot;r&quot;;&quot;RESTRICTED&quot;);&quot;o&quot;;&quot;OCCUPATIONAL&quot;);&quot;,&quot;))">
            <text:p/>
          </table:table-cell>
          <table:table-cell table:formula="of:=IF(LEN(TRIM([CulturesData.FX16]))=0;&quot;&quot;;CONCATENATE([CulturesData.FX$1];SUBSTITUTE(SUBSTITUTE(SUBSTITUTE([CulturesData.FX16];&quot;e&quot;;&quot;EVERYMAN&quot;);&quot;r&quot;;&quot;RESTRICTED&quot;);&quot;o&quot;;&quot;OCCUPATIONAL&quot;);&quot;,&quot;))">
            <text:p/>
          </table:table-cell>
          <table:table-cell table:formula="of:=IF(LEN(TRIM([CulturesData.FY16]))=0;&quot;&quot;;CONCATENATE([CulturesData.FY$1];SUBSTITUTE(SUBSTITUTE(SUBSTITUTE([CulturesData.FY16];&quot;e&quot;;&quot;EVERYMAN&quot;);&quot;r&quot;;&quot;RESTRICTED&quot;);&quot;o&quot;;&quot;OCCUPATIONAL&quot;);&quot;,&quot;))">
            <text:p/>
          </table:table-cell>
          <table:table-cell table:formula="of:=IF(LEN(TRIM([CulturesData.FZ16]))=0;&quot;&quot;;CONCATENATE([CulturesData.FZ$1];SUBSTITUTE(SUBSTITUTE(SUBSTITUTE([CulturesData.FZ16];&quot;e&quot;;&quot;EVERYMAN&quot;);&quot;r&quot;;&quot;RESTRICTED&quot;);&quot;o&quot;;&quot;OCCUPATIONAL&quot;);&quot;,&quot;))" office:value-type="string" office:string-value="G28=1,">
            <text:p>G28=1,</text:p>
          </table:table-cell>
          <table:table-cell table:formula="of:=IF(LEN(TRIM([CulturesData.GA16]))=0;&quot;&quot;;CONCATENATE([CulturesData.GA$1];SUBSTITUTE(SUBSTITUTE(SUBSTITUTE([CulturesData.GA16];&quot;e&quot;;&quot;EVERYMAN&quot;);&quot;r&quot;;&quot;RESTRICTED&quot;);&quot;o&quot;;&quot;OCCUPATIONAL&quot;);&quot;,&quot;))" office:value-type="string" office:string-value="S285=1,">
            <text:p>S285=1,</text:p>
          </table:table-cell>
          <table:table-cell table:formula="of:=IF(LEN(TRIM([CulturesData.GB16]))=0;&quot;&quot;;CONCATENATE([CulturesData.GB$1];SUBSTITUTE(SUBSTITUTE(SUBSTITUTE([CulturesData.GB16];&quot;e&quot;;&quot;EVERYMAN&quot;);&quot;r&quot;;&quot;RESTRICTED&quot;);&quot;o&quot;;&quot;OCCUPATIONAL&quot;);&quot;,&quot;))">
            <text:p/>
          </table:table-cell>
          <table:table-cell table:formula="of:=IF(LEN(TRIM([CulturesData.GC16]))=0;&quot;&quot;;CONCATENATE([CulturesData.GC$1];SUBSTITUTE(SUBSTITUTE(SUBSTITUTE([CulturesData.GC16];&quot;e&quot;;&quot;EVERYMAN&quot;);&quot;r&quot;;&quot;RESTRICTED&quot;);&quot;o&quot;;&quot;OCCUPATIONAL&quot;);&quot;,&quot;))">
            <text:p/>
          </table:table-cell>
          <table:table-cell table:formula="of:=IF(LEN(TRIM([CulturesData.GD16]))=0;&quot;&quot;;CONCATENATE([CulturesData.GD$1];SUBSTITUTE(SUBSTITUTE(SUBSTITUTE([CulturesData.GD16];&quot;e&quot;;&quot;EVERYMAN&quot;);&quot;r&quot;;&quot;RESTRICTED&quot;);&quot;o&quot;;&quot;OCCUPATIONAL&quot;);&quot;,&quot;))">
            <text:p/>
          </table:table-cell>
          <table:table-cell table:formula="of:=IF(LEN(TRIM([CulturesData.GE16]))=0;&quot;&quot;;CONCATENATE([CulturesData.GE$1];SUBSTITUTE(SUBSTITUTE(SUBSTITUTE([CulturesData.GE16];&quot;e&quot;;&quot;EVERYMAN&quot;);&quot;r&quot;;&quot;RESTRICTED&quot;);&quot;o&quot;;&quot;OCCUPATIONAL&quot;);&quot;,&quot;))">
            <text:p/>
          </table:table-cell>
          <table:table-cell table:formula="of:=IF(LEN(TRIM([CulturesData.GF16]))=0;&quot;&quot;;CONCATENATE([CulturesData.GF$1];SUBSTITUTE(SUBSTITUTE(SUBSTITUTE([CulturesData.GF16];&quot;e&quot;;&quot;EVERYMAN&quot;);&quot;r&quot;;&quot;RESTRICTED&quot;);&quot;o&quot;;&quot;OCCUPATIONAL&quot;);&quot;,&quot;))" office:value-type="string" office:string-value="G27=4,">
            <text:p>G27=4,</text:p>
          </table:table-cell>
          <table:table-cell table:formula="of:=IF(LEN(TRIM([CulturesData.GG16]))=0;&quot;&quot;;CONCATENATE([CulturesData.GG$1];SUBSTITUTE(SUBSTITUTE(SUBSTITUTE([CulturesData.GG16];&quot;e&quot;;&quot;EVERYMAN&quot;);&quot;r&quot;;&quot;RESTRICTED&quot;);&quot;o&quot;;&quot;OCCUPATIONAL&quot;);&quot;,&quot;))" office:value-type="string" office:string-value="S257=4,">
            <text:p>S257=4,</text:p>
          </table:table-cell>
          <table:table-cell table:formula="of:=IF(LEN(TRIM([CulturesData.GH16]))=0;&quot;&quot;;CONCATENATE([CulturesData.GH$1];SUBSTITUTE(SUBSTITUTE(SUBSTITUTE([CulturesData.GH16];&quot;e&quot;;&quot;EVERYMAN&quot;);&quot;r&quot;;&quot;RESTRICTED&quot;);&quot;o&quot;;&quot;OCCUPATIONAL&quot;);&quot;,&quot;))" office:value-type="string" office:string-value="G29=1,">
            <text:p>G29=1,</text:p>
          </table:table-cell>
          <table:table-cell table:formula="of:=IF(LEN(TRIM([CulturesData.GI16]))=0;&quot;&quot;;CONCATENATE([CulturesData.GI$1];SUBSTITUTE(SUBSTITUTE(SUBSTITUTE([CulturesData.GI16];&quot;e&quot;;&quot;EVERYMAN&quot;);&quot;r&quot;;&quot;RESTRICTED&quot;);&quot;o&quot;;&quot;OCCUPATIONAL&quot;);&quot;,&quot;))" office:value-type="string" office:string-value="S331=1,">
            <text:p>S331=1,</text:p>
          </table:table-cell>
          <table:table-cell table:formula="of:=IF(LEN(TRIM([CulturesData.GJ16]))=0;&quot;&quot;;CONCATENATE([CulturesData.GJ$1];SUBSTITUTE(SUBSTITUTE(SUBSTITUTE([CulturesData.GJ16];&quot;e&quot;;&quot;EVERYMAN&quot;);&quot;r&quot;;&quot;RESTRICTED&quot;);&quot;o&quot;;&quot;OCCUPATIONAL&quot;);&quot;,&quot;))" office:value-type="string" office:string-value="G31=1,">
            <text:p>G31=1,</text:p>
          </table:table-cell>
          <table:table-cell table:formula="of:=IF(LEN(TRIM([CulturesData.GK16]))=0;&quot;&quot;;CONCATENATE([CulturesData.GK$1];SUBSTITUTE(SUBSTITUTE(SUBSTITUTE([CulturesData.GK16];&quot;e&quot;;&quot;EVERYMAN&quot;);&quot;r&quot;;&quot;RESTRICTED&quot;);&quot;o&quot;;&quot;OCCUPATIONAL&quot;);&quot;,&quot;))" office:value-type="string" office:string-value="S294=1,">
            <text:p>S294=1,</text:p>
          </table:table-cell>
          <table:table-cell table:formula="of:=IF(LEN(TRIM([CulturesData.GL16]))=0;&quot;&quot;;CONCATENATE([CulturesData.GL$1];SUBSTITUTE(SUBSTITUTE(SUBSTITUTE([CulturesData.GL16];&quot;e&quot;;&quot;EVERYMAN&quot;);&quot;r&quot;;&quot;RESTRICTED&quot;);&quot;o&quot;;&quot;OCCUPATIONAL&quot;);&quot;,&quot;))" office:value-type="string" office:string-value="G32=1,">
            <text:p>G32=1,</text:p>
          </table:table-cell>
          <table:table-cell table:formula="of:=IF(LEN(TRIM([CulturesData.GM16]))=0;&quot;&quot;;CONCATENATE([CulturesData.GM$1];SUBSTITUTE(SUBSTITUTE(SUBSTITUTE([CulturesData.GM16];&quot;e&quot;;&quot;EVERYMAN&quot;);&quot;r&quot;;&quot;RESTRICTED&quot;);&quot;o&quot;;&quot;OCCUPATIONAL&quot;);&quot;,&quot;))" office:value-type="string" office:string-value="S326=1,">
            <text:p>S326=1,</text:p>
          </table:table-cell>
          <table:table-cell table:formula="of:=IF(LEN(TRIM([CulturesData.GN16]))=0;&quot;&quot;;CONCATENATE([CulturesData.GN$1];SUBSTITUTE(SUBSTITUTE(SUBSTITUTE([CulturesData.GN16];&quot;e&quot;;&quot;EVERYMAN&quot;);&quot;r&quot;;&quot;RESTRICTED&quot;);&quot;o&quot;;&quot;OCCUPATIONAL&quot;);&quot;,&quot;))" office:value-type="string" office:string-value="G33=1,">
            <text:p>G33=1,</text:p>
          </table:table-cell>
          <table:table-cell table:formula="of:=IF(LEN(TRIM([CulturesData.GO16]))=0;&quot;&quot;;CONCATENATE([CulturesData.GO$1];SUBSTITUTE(SUBSTITUTE(SUBSTITUTE([CulturesData.GO16];&quot;e&quot;;&quot;EVERYMAN&quot;);&quot;r&quot;;&quot;RESTRICTED&quot;);&quot;o&quot;;&quot;OCCUPATIONAL&quot;);&quot;,&quot;))" office:value-type="string" office:string-value="S351=1,">
            <text:p>S351=1,</text:p>
          </table:table-cell>
          <table:table-cell table:formula="of:=IF(LEN(TRIM([CulturesData.GP16]))=0;&quot;&quot;;CONCATENATE([CulturesData.GP$1];SUBSTITUTE(SUBSTITUTE(SUBSTITUTE([CulturesData.GP16];&quot;e&quot;;&quot;EVERYMAN&quot;);&quot;r&quot;;&quot;RESTRICTED&quot;);&quot;o&quot;;&quot;OCCUPATIONAL&quot;);&quot;,&quot;))" office:value-type="string" office:string-value="LANG=4,">
            <text:p>LANG=4,</text:p>
          </table:table-cell>
          <table:table-cell table:formula="of:=IF(LEN(TRIM([CulturesData.GQ16]))=0;&quot;&quot;;CONCATENATE([CulturesData.GQ$1];SUBSTITUTE(SUBSTITUTE(SUBSTITUTE([CulturesData.GQ16];&quot;e&quot;;&quot;EVERYMAN&quot;);&quot;r&quot;;&quot;RESTRICTED&quot;);&quot;o&quot;;&quot;OCCUPATIONAL&quot;);&quot;,&quot;))">
            <text:p/>
          </table:table-cell>
          <table:table-cell table:formula="of:=IF(LEN(TRIM([CulturesData.GR16]))=0;&quot;&quot;;CONCATENATE([CulturesData.GR$1];SUBSTITUTE(SUBSTITUTE(SUBSTITUTE([CulturesData.GR16];&quot;e&quot;;&quot;EVERYMAN&quot;);&quot;r&quot;;&quot;RESTRICTED&quot;);&quot;o&quot;;&quot;OCCUPATIONAL&quot;);&quot;,&quot;))" office:value-type="string" office:string-value="HOBBY=10,">
            <text:p>HOBBY=10,</text:p>
          </table:table-cell>
          <table:table-cell table:formula="of:=IF(LEN(TRIM([CulturesData.GS16]))=0;&quot;&quot;;CONCATENATE([CulturesData.GS$1];[CulturesData.GS16];&quot;,&quot;))" office:value-type="string" office:string-value="Ttodo.special3,">
            <text:p>Ttodo.special3,</text:p>
          </table:table-cell>
          <table:table-cell table:formula="of:=IF(LEN(TRIM([CulturesData.GT16]))=0;&quot;&quot;;CONCATENATE([CulturesData.GT$1];SUBSTITUTE(SUBSTITUTE(SUBSTITUTE([CulturesData.GT16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formula="of:=CONCATENATE([CulturesData.A17]; &quot;,&quot;)" office:value-type="string" office:string-value="39,">
            <text:p>39,</text:p>
          </table:table-cell>
          <table:table-cell table:formula="of:=CONCATENATE([CulturesData.B17]; &quot;,&quot;)" office:value-type="string" office:string-value="39,">
            <text:p>39,</text:p>
          </table:table-cell>
          <table:table-cell table:formula="of:=CONCATENATE([CulturesData.D17]; &quot;,&quot;)" office:value-type="string" office:string-value=",">
            <text:p>,</text:p>
          </table:table-cell>
          <table:table-cell table:formula="of:=CONCATENATE([CulturesData.C17]; &quot;,&quot;)" office:value-type="string" office:string-value="orchalf,">
            <text:p>orchalf,</text:p>
          </table:table-cell>
          <table:table-cell table:formula="of:=CONCATENATE([CulturesData.E17]; &quot;,&quot;)" office:value-type="string" office:string-value="70,">
            <text:p>70,</text:p>
          </table:table-cell>
          <table:table-cell table:formula="of:=CONCATENATE([CulturesData.F17]; &quot;,&quot;)" office:value-type="string" office:string-value="60,">
            <text:p>60,</text:p>
          </table:table-cell>
          <table:table-cell table:formula="of:=CONCATENATE([CulturesData.G17]; &quot;,&quot;)" office:value-type="string" office:string-value="172,">
            <text:p>172,</text:p>
          </table:table-cell>
          <table:table-cell table:formula="of:=CONCATENATE([CulturesData.H17]; &quot;,&quot;)" office:value-type="string" office:string-value="165,">
            <text:p>165,</text:p>
          </table:table-cell>
          <table:table-cell table:formula="of:=IF(LEN(TRIM([CulturesData.J17]))=0;&quot;&quot;;CONCATENATE([CulturesData.J$1];SUBSTITUTE(SUBSTITUTE(SUBSTITUTE([CulturesData.J17];&quot;e&quot;;&quot;EVERYMAN&quot;);&quot;r&quot;;&quot;RESTRICTED&quot;);&quot;o&quot;;&quot;OCCUPATIONAL&quot;);&quot;,&quot;))">
            <text:p/>
          </table:table-cell>
          <table:table-cell table:formula="of:=IF(LEN(TRIM([CulturesData.K17]))=0;&quot;&quot;;CONCATENATE([CulturesData.K$1];SUBSTITUTE(SUBSTITUTE(SUBSTITUTE([CulturesData.K17];&quot;e&quot;;&quot;EVERYMAN&quot;);&quot;r&quot;;&quot;RESTRICTED&quot;);&quot;o&quot;;&quot;OCCUPATIONAL&quot;);&quot;,&quot;))">
            <text:p/>
          </table:table-cell>
          <table:table-cell table:formula="of:=IF(LEN(TRIM([CulturesData.L17]))=0;&quot;&quot;;CONCATENATE([CulturesData.L$1];SUBSTITUTE(SUBSTITUTE(SUBSTITUTE([CulturesData.L17];&quot;e&quot;;&quot;EVERYMAN&quot;);&quot;r&quot;;&quot;RESTRICTED&quot;);&quot;o&quot;;&quot;OCCUPATIONAL&quot;);&quot;,&quot;))" office:value-type="string" office:string-value="G19=3,">
            <text:p>G19=3,</text:p>
          </table:table-cell>
          <table:table-cell table:formula="of:=IF(LEN(TRIM([CulturesData.M17]))=0;&quot;&quot;;CONCATENATE([CulturesData.M$1];SUBSTITUTE(SUBSTITUTE(SUBSTITUTE([CulturesData.M17];&quot;e&quot;;&quot;EVERYMAN&quot;);&quot;r&quot;;&quot;RESTRICTED&quot;);&quot;o&quot;;&quot;OCCUPATIONAL&quot;);&quot;,&quot;))" office:value-type="string" office:string-value="S216=1,">
            <text:p>S216=1,</text:p>
          </table:table-cell>
          <table:table-cell table:formula="of:=IF(LEN(TRIM([CulturesData.N17]))=0;&quot;&quot;;CONCATENATE([CulturesData.N$1];SUBSTITUTE(SUBSTITUTE(SUBSTITUTE([CulturesData.N17];&quot;e&quot;;&quot;EVERYMAN&quot;);&quot;r&quot;;&quot;RESTRICTED&quot;);&quot;o&quot;;&quot;OCCUPATIONAL&quot;);&quot;,&quot;))" office:value-type="string" office:string-value="S217=3,">
            <text:p>S217=3,</text:p>
          </table:table-cell>
          <table:table-cell table:formula="of:=IF(LEN(TRIM([CulturesData.O17]))=0;&quot;&quot;;CONCATENATE([CulturesData.O$1];SUBSTITUTE(SUBSTITUTE(SUBSTITUTE([CulturesData.O17];&quot;e&quot;;&quot;EVERYMAN&quot;);&quot;r&quot;;&quot;RESTRICTED&quot;);&quot;o&quot;;&quot;OCCUPATIONAL&quot;);&quot;,&quot;))" office:value-type="string" office:string-value="G20=1,">
            <text:p>G20=1,</text:p>
          </table:table-cell>
          <table:table-cell table:formula="of:=IF(LEN(TRIM([CulturesData.P17]))=0;&quot;&quot;;CONCATENATE([CulturesData.P$1];SUBSTITUTE(SUBSTITUTE(SUBSTITUTE([CulturesData.P17];&quot;e&quot;;&quot;EVERYMAN&quot;);&quot;r&quot;;&quot;RESTRICTED&quot;);&quot;o&quot;;&quot;OCCUPATIONAL&quot;);&quot;,&quot;))" office:value-type="string" office:string-value="S218=1,">
            <text:p>S218=1,</text:p>
          </table:table-cell>
          <table:table-cell table:formula="of:=IF(LEN(TRIM([CulturesData.Q17]))=0;&quot;&quot;;CONCATENATE([CulturesData.Q$1];SUBSTITUTE(SUBSTITUTE(SUBSTITUTE([CulturesData.Q17];&quot;e&quot;;&quot;EVERYMAN&quot;);&quot;r&quot;;&quot;RESTRICTED&quot;);&quot;o&quot;;&quot;OCCUPATIONAL&quot;);&quot;,&quot;))">
            <text:p/>
          </table:table-cell>
          <table:table-cell table:formula="of:=IF(LEN(TRIM([CulturesData.R17]))=0;&quot;&quot;;CONCATENATE([CulturesData.R$1];SUBSTITUTE(SUBSTITUTE(SUBSTITUTE([CulturesData.R17];&quot;e&quot;;&quot;EVERYMAN&quot;);&quot;r&quot;;&quot;RESTRICTED&quot;);&quot;o&quot;;&quot;OCCUPATIONAL&quot;);&quot;,&quot;))">
            <text:p/>
          </table:table-cell>
          <table:table-cell table:formula="of:=IF(LEN(TRIM([CulturesData.S17]))=0;&quot;&quot;;CONCATENATE([CulturesData.S$1];SUBSTITUTE(SUBSTITUTE(SUBSTITUTE([CulturesData.S17];&quot;e&quot;;&quot;EVERYMAN&quot;);&quot;r&quot;;&quot;RESTRICTED&quot;);&quot;o&quot;;&quot;OCCUPATIONAL&quot;);&quot;,&quot;))">
            <text:p/>
          </table:table-cell>
          <table:table-cell table:formula="of:=IF(LEN(TRIM([CulturesData.T17]))=0;&quot;&quot;;CONCATENATE([CulturesData.T$1];SUBSTITUTE(SUBSTITUTE(SUBSTITUTE([CulturesData.T17];&quot;e&quot;;&quot;EVERYMAN&quot;);&quot;r&quot;;&quot;RESTRICTED&quot;);&quot;o&quot;;&quot;OCCUPATIONAL&quot;);&quot;,&quot;))">
            <text:p/>
          </table:table-cell>
          <table:table-cell table:formula="of:=IF(LEN(TRIM([CulturesData.U17]))=0;&quot;&quot;;CONCATENATE([CulturesData.U$1];SUBSTITUTE(SUBSTITUTE(SUBSTITUTE([CulturesData.U17];&quot;e&quot;;&quot;EVERYMAN&quot;);&quot;r&quot;;&quot;RESTRICTED&quot;);&quot;o&quot;;&quot;OCCUPATIONAL&quot;);&quot;,&quot;))">
            <text:p/>
          </table:table-cell>
          <table:table-cell table:formula="of:=IF(LEN(TRIM([CulturesData.V17]))=0;&quot;&quot;;CONCATENATE([CulturesData.V$1];SUBSTITUTE(SUBSTITUTE(SUBSTITUTE([CulturesData.V17];&quot;e&quot;;&quot;EVERYMAN&quot;);&quot;r&quot;;&quot;RESTRICTED&quot;);&quot;o&quot;;&quot;OCCUPATIONAL&quot;);&quot;,&quot;))" office:value-type="string" office:string-value="G3=1,">
            <text:p>G3=1,</text:p>
          </table:table-cell>
          <table:table-cell table:formula="of:=IF(LEN(TRIM([CulturesData.W17]))=0;&quot;&quot;;CONCATENATE([CulturesData.W$1];SUBSTITUTE(SUBSTITUTE(SUBSTITUTE([CulturesData.W17];&quot;e&quot;;&quot;EVERYMAN&quot;);&quot;r&quot;;&quot;RESTRICTED&quot;);&quot;o&quot;;&quot;OCCUPATIONAL&quot;);&quot;,&quot;))">
            <text:p/>
          </table:table-cell>
          <table:table-cell table:formula="of:=IF(LEN(TRIM([CulturesData.X17]))=0;&quot;&quot;;CONCATENATE([CulturesData.X$1];SUBSTITUTE(SUBSTITUTE(SUBSTITUTE([CulturesData.X17];&quot;e&quot;;&quot;EVERYMAN&quot;);&quot;r&quot;;&quot;RESTRICTED&quot;);&quot;o&quot;;&quot;OCCUPATIONAL&quot;);&quot;,&quot;))">
            <text:p/>
          </table:table-cell>
          <table:table-cell table:formula="of:=IF(LEN(TRIM([CulturesData.Y17]))=0;&quot;&quot;;CONCATENATE([CulturesData.Y$1];SUBSTITUTE(SUBSTITUTE(SUBSTITUTE([CulturesData.Y17];&quot;e&quot;;&quot;EVERYMAN&quot;);&quot;r&quot;;&quot;RESTRICTED&quot;);&quot;o&quot;;&quot;OCCUPATIONAL&quot;);&quot;,&quot;))">
            <text:p/>
          </table:table-cell>
          <table:table-cell table:formula="of:=IF(LEN(TRIM([CulturesData.Z17]))=0;&quot;&quot;;CONCATENATE([CulturesData.Z$1];SUBSTITUTE(SUBSTITUTE(SUBSTITUTE([CulturesData.Z17];&quot;e&quot;;&quot;EVERYMAN&quot;);&quot;r&quot;;&quot;RESTRICTED&quot;);&quot;o&quot;;&quot;OCCUPATIONAL&quot;);&quot;,&quot;))">
            <text:p/>
          </table:table-cell>
          <table:table-cell table:formula="of:=IF(LEN(TRIM([CulturesData.AA17]))=0;&quot;&quot;;CONCATENATE([CulturesData.AA$1];SUBSTITUTE(SUBSTITUTE(SUBSTITUTE([CulturesData.AA17];&quot;e&quot;;&quot;EVERYMAN&quot;);&quot;r&quot;;&quot;RESTRICTED&quot;);&quot;o&quot;;&quot;OCCUPATIONAL&quot;);&quot;,&quot;))" office:value-type="string" office:string-value="G1=1,">
            <text:p>G1=1,</text:p>
          </table:table-cell>
          <table:table-cell table:formula="of:=IF(LEN(TRIM([CulturesData.AB17]))=0;&quot;&quot;;CONCATENATE([CulturesData.AB$1];SUBSTITUTE(SUBSTITUTE(SUBSTITUTE([CulturesData.AB17];&quot;e&quot;;&quot;EVERYMAN&quot;);&quot;r&quot;;&quot;RESTRICTED&quot;);&quot;o&quot;;&quot;OCCUPATIONAL&quot;);&quot;,&quot;))">
            <text:p/>
          </table:table-cell>
          <table:table-cell table:formula="of:=IF(LEN(TRIM([CulturesData.AC17]))=0;&quot;&quot;;CONCATENATE([CulturesData.AC$1];SUBSTITUTE(SUBSTITUTE(SUBSTITUTE([CulturesData.AC17];&quot;e&quot;;&quot;EVERYMAN&quot;);&quot;r&quot;;&quot;RESTRICTED&quot;);&quot;o&quot;;&quot;OCCUPATIONAL&quot;);&quot;,&quot;))">
            <text:p/>
          </table:table-cell>
          <table:table-cell table:formula="of:=IF(LEN(TRIM([CulturesData.AD17]))=0;&quot;&quot;;CONCATENATE([CulturesData.AD$1];SUBSTITUTE(SUBSTITUTE(SUBSTITUTE([CulturesData.AD17];&quot;e&quot;;&quot;EVERYMAN&quot;);&quot;r&quot;;&quot;RESTRICTED&quot;);&quot;o&quot;;&quot;OCCUPATIONAL&quot;);&quot;,&quot;))">
            <text:p/>
          </table:table-cell>
          <table:table-cell table:formula="of:=IF(LEN(TRIM([CulturesData.AE17]))=0;&quot;&quot;;CONCATENATE([CulturesData.AE$1];SUBSTITUTE(SUBSTITUTE(SUBSTITUTE([CulturesData.AE17];&quot;e&quot;;&quot;EVERYMAN&quot;);&quot;r&quot;;&quot;RESTRICTED&quot;);&quot;o&quot;;&quot;OCCUPATIONAL&quot;);&quot;,&quot;))" office:value-type="string" office:string-value="G2=1,">
            <text:p>G2=1,</text:p>
          </table:table-cell>
          <table:table-cell table:formula="of:=IF(LEN(TRIM([CulturesData.AF17]))=0;&quot;&quot;;CONCATENATE([CulturesData.AF$1];SUBSTITUTE(SUBSTITUTE(SUBSTITUTE([CulturesData.AF17];&quot;e&quot;;&quot;EVERYMAN&quot;);&quot;r&quot;;&quot;RESTRICTED&quot;);&quot;o&quot;;&quot;OCCUPATIONAL&quot;);&quot;,&quot;))" office:value-type="string" office:string-value="S14=1,">
            <text:p>S14=1,</text:p>
          </table:table-cell>
          <table:table-cell table:formula="of:=IF(LEN(TRIM([CulturesData.AG17]))=0;&quot;&quot;;CONCATENATE([CulturesData.AG$1];SUBSTITUTE(SUBSTITUTE(SUBSTITUTE([CulturesData.AG17];&quot;e&quot;;&quot;EVERYMAN&quot;);&quot;r&quot;;&quot;RESTRICTED&quot;);&quot;o&quot;;&quot;OCCUPATIONAL&quot;);&quot;,&quot;))">
            <text:p/>
          </table:table-cell>
          <table:table-cell table:formula="of:=IF(LEN(TRIM([CulturesData.AH17]))=0;&quot;&quot;;CONCATENATE([CulturesData.AH$1];SUBSTITUTE(SUBSTITUTE(SUBSTITUTE([CulturesData.AH17];&quot;e&quot;;&quot;EVERYMAN&quot;);&quot;r&quot;;&quot;RESTRICTED&quot;);&quot;o&quot;;&quot;OCCUPATIONAL&quot;);&quot;,&quot;))" office:value-type="string" office:string-value="S168=2,">
            <text:p>S168=2,</text:p>
          </table:table-cell>
          <table:table-cell table:formula="of:=IF(LEN(TRIM([CulturesData.AI17]))=0;&quot;&quot;;CONCATENATE([CulturesData.AI$1];SUBSTITUTE(SUBSTITUTE(SUBSTITUTE([CulturesData.AI17];&quot;e&quot;;&quot;EVERYMAN&quot;);&quot;r&quot;;&quot;RESTRICTED&quot;);&quot;o&quot;;&quot;OCCUPATIONAL&quot;);&quot;,&quot;))" office:value-type="string" office:string-value="G36=1,">
            <text:p>G36=1,</text:p>
          </table:table-cell>
          <table:table-cell table:formula="of:=IF(LEN(TRIM([CulturesData.AJ17]))=0;&quot;&quot;;CONCATENATE([CulturesData.AJ$1];SUBSTITUTE(SUBSTITUTE(SUBSTITUTE([CulturesData.AJ17];&quot;e&quot;;&quot;EVERYMAN&quot;);&quot;r&quot;;&quot;RESTRICTED&quot;);&quot;o&quot;;&quot;OCCUPATIONAL&quot;);&quot;,&quot;))">
            <text:p/>
          </table:table-cell>
          <table:table-cell table:formula="of:=IF(LEN(TRIM([CulturesData.AK17]))=0;&quot;&quot;;CONCATENATE([CulturesData.AK$1];SUBSTITUTE(SUBSTITUTE(SUBSTITUTE([CulturesData.AK17];&quot;e&quot;;&quot;EVERYMAN&quot;);&quot;r&quot;;&quot;RESTRICTED&quot;);&quot;o&quot;;&quot;OCCUPATIONAL&quot;);&quot;,&quot;))">
            <text:p/>
          </table:table-cell>
          <table:table-cell table:formula="of:=IF(LEN(TRIM([CulturesData.AL17]))=0;&quot;&quot;;CONCATENATE([CulturesData.AL$1];SUBSTITUTE(SUBSTITUTE(SUBSTITUTE([CulturesData.AL17];&quot;e&quot;;&quot;EVERYMAN&quot;);&quot;r&quot;;&quot;RESTRICTED&quot;);&quot;o&quot;;&quot;OCCUPATIONAL&quot;);&quot;,&quot;))">
            <text:p/>
          </table:table-cell>
          <table:table-cell table:formula="of:=IF(LEN(TRIM([CulturesData.AM17]))=0;&quot;&quot;;CONCATENATE([CulturesData.AM$1];SUBSTITUTE(SUBSTITUTE(SUBSTITUTE([CulturesData.AM17];&quot;e&quot;;&quot;EVERYMAN&quot;);&quot;r&quot;;&quot;RESTRICTED&quot;);&quot;o&quot;;&quot;OCCUPATIONAL&quot;);&quot;,&quot;))">
            <text:p/>
          </table:table-cell>
          <table:table-cell table:formula="of:=IF(LEN(TRIM([CulturesData.AN17]))=0;&quot;&quot;;CONCATENATE([CulturesData.AN$1];SUBSTITUTE(SUBSTITUTE(SUBSTITUTE([CulturesData.AN17];&quot;e&quot;;&quot;EVERYMAN&quot;);&quot;r&quot;;&quot;RESTRICTED&quot;);&quot;o&quot;;&quot;OCCUPATIONAL&quot;);&quot;,&quot;))" office:value-type="string" office:string-value="S155=RESTRICTED,">
            <text:p>S155=RESTRICTED,</text:p>
          </table:table-cell>
          <table:table-cell table:formula="of:=IF(LEN(TRIM([CulturesData.AO17]))=0;&quot;&quot;;CONCATENATE([CulturesData.AO$1];SUBSTITUTE(SUBSTITUTE(SUBSTITUTE([CulturesData.AO17];&quot;e&quot;;&quot;EVERYMAN&quot;);&quot;r&quot;;&quot;RESTRICTED&quot;);&quot;o&quot;;&quot;OCCUPATIONAL&quot;);&quot;,&quot;))" office:value-type="string" office:string-value="S154=RESTRICTED,">
            <text:p>S154=RESTRICTED,</text:p>
          </table:table-cell>
          <table:table-cell table:formula="of:=IF(LEN(TRIM([CulturesData.AP17]))=0;&quot;&quot;;CONCATENATE([CulturesData.AP$1];SUBSTITUTE(SUBSTITUTE(SUBSTITUTE([CulturesData.AP17];&quot;e&quot;;&quot;EVERYMAN&quot;);&quot;r&quot;;&quot;RESTRICTED&quot;);&quot;o&quot;;&quot;OCCUPATIONAL&quot;);&quot;,&quot;))" office:value-type="string" office:string-value="S64=2,">
            <text:p>S64=2,</text:p>
          </table:table-cell>
          <table:table-cell table:formula="of:=IF(LEN(TRIM([CulturesData.AQ17]))=0;&quot;&quot;;CONCATENATE([CulturesData.AQ$1];SUBSTITUTE(SUBSTITUTE(SUBSTITUTE([CulturesData.AQ17];&quot;e&quot;;&quot;EVERYMAN&quot;);&quot;r&quot;;&quot;RESTRICTED&quot;);&quot;o&quot;;&quot;OCCUPATIONAL&quot;);&quot;,&quot;))">
            <text:p/>
          </table:table-cell>
          <table:table-cell table:formula="of:=IF(LEN(TRIM([CulturesData.AR17]))=0;&quot;&quot;;CONCATENATE([CulturesData.AR$1];SUBSTITUTE(SUBSTITUTE(SUBSTITUTE([CulturesData.AR17];&quot;e&quot;;&quot;EVERYMAN&quot;);&quot;r&quot;;&quot;RESTRICTED&quot;);&quot;o&quot;;&quot;OCCUPATIONAL&quot;);&quot;,&quot;))" office:value-type="string" office:string-value="S503=RESTRICTED,">
            <text:p>S503=RESTRICTED,</text:p>
          </table:table-cell>
          <table:table-cell table:formula="of:=IF(LEN(TRIM([CulturesData.AS17]))=0;&quot;&quot;;CONCATENATE([CulturesData.AS$1];SUBSTITUTE(SUBSTITUTE(SUBSTITUTE([CulturesData.AS17];&quot;e&quot;;&quot;EVERYMAN&quot;);&quot;r&quot;;&quot;RESTRICTED&quot;);&quot;o&quot;;&quot;OCCUPATIONAL&quot;);&quot;,&quot;))" office:value-type="string" office:string-value="S504=RESTRICTED,">
            <text:p>S504=RESTRICTED,</text:p>
          </table:table-cell>
          <table:table-cell table:formula="of:=IF(LEN(TRIM([CulturesData.AT17]))=0;&quot;&quot;;CONCATENATE([CulturesData.AT$1];SUBSTITUTE(SUBSTITUTE(SUBSTITUTE([CulturesData.AT17];&quot;e&quot;;&quot;EVERYMAN&quot;);&quot;r&quot;;&quot;RESTRICTED&quot;);&quot;o&quot;;&quot;OCCUPATIONAL&quot;);&quot;,&quot;))" office:value-type="string" office:string-value="S53=RESTRICTED,">
            <text:p>S53=RESTRICTED,</text:p>
          </table:table-cell>
          <table:table-cell table:formula="of:=IF(LEN(TRIM([CulturesData.AU17]))=0;&quot;&quot;;CONCATENATE([CulturesData.AU$1];SUBSTITUTE(SUBSTITUTE(SUBSTITUTE([CulturesData.AU17];&quot;e&quot;;&quot;EVERYMAN&quot;);&quot;r&quot;;&quot;RESTRICTED&quot;);&quot;o&quot;;&quot;OCCUPATIONAL&quot;);&quot;,&quot;))" office:value-type="string" office:string-value="S54=RESTRICTED,">
            <text:p>S54=RESTRICTED,</text:p>
          </table:table-cell>
          <table:table-cell table:formula="of:=IF(LEN(TRIM([CulturesData.AV17]))=0;&quot;&quot;;CONCATENATE([CulturesData.AV$1];SUBSTITUTE(SUBSTITUTE(SUBSTITUTE([CulturesData.AV17];&quot;e&quot;;&quot;EVERYMAN&quot;);&quot;r&quot;;&quot;RESTRICTED&quot;);&quot;o&quot;;&quot;OCCUPATIONAL&quot;);&quot;,&quot;))">
            <text:p/>
          </table:table-cell>
          <table:table-cell table:formula="of:=IF(LEN(TRIM([CulturesData.AW17]))=0;&quot;&quot;;CONCATENATE([CulturesData.AW$1];SUBSTITUTE(SUBSTITUTE(SUBSTITUTE([CulturesData.AW17];&quot;e&quot;;&quot;EVERYMAN&quot;);&quot;r&quot;;&quot;RESTRICTED&quot;);&quot;o&quot;;&quot;OCCUPATIONAL&quot;);&quot;,&quot;))" office:value-type="string" office:string-value="S463=4,">
            <text:p>S463=4,</text:p>
          </table:table-cell>
          <table:table-cell table:formula="of:=IF(LEN(TRIM([CulturesData.AX17]))=0;&quot;&quot;;CONCATENATE([CulturesData.AX$1];SUBSTITUTE(SUBSTITUTE(SUBSTITUTE([CulturesData.AX17];&quot;e&quot;;&quot;EVERYMAN&quot;);&quot;r&quot;;&quot;RESTRICTED&quot;);&quot;o&quot;;&quot;OCCUPATIONAL&quot;);&quot;,&quot;))" office:value-type="string" office:string-value="S464=3,">
            <text:p>S464=3,</text:p>
          </table:table-cell>
          <table:table-cell table:formula="of:=IF(LEN(TRIM([CulturesData.AY17]))=0;&quot;&quot;;CONCATENATE([CulturesData.AY$1];SUBSTITUTE(SUBSTITUTE(SUBSTITUTE([CulturesData.AY17];&quot;e&quot;;&quot;EVERYMAN&quot;);&quot;r&quot;;&quot;RESTRICTED&quot;);&quot;o&quot;;&quot;OCCUPATIONAL&quot;);&quot;,&quot;))" office:value-type="string" office:string-value="S465=8,">
            <text:p>S465=8,</text:p>
          </table:table-cell>
          <table:table-cell table:formula="of:=IF(LEN(TRIM([CulturesData.AZ17]))=0;&quot;&quot;;CONCATENATE([CulturesData.AZ$1];SUBSTITUTE(SUBSTITUTE(SUBSTITUTE([CulturesData.AZ17];&quot;e&quot;;&quot;EVERYMAN&quot;);&quot;r&quot;;&quot;RESTRICTED&quot;);&quot;o&quot;;&quot;OCCUPATIONAL&quot;);&quot;,&quot;))" office:value-type="string" office:string-value="S466=4,">
            <text:p>S466=4,</text:p>
          </table:table-cell>
          <table:table-cell table:formula="of:=IF(LEN(TRIM([CulturesData.BA17]))=0;&quot;&quot;;CONCATENATE([CulturesData.BA$1];SUBSTITUTE(SUBSTITUTE(SUBSTITUTE([CulturesData.BA17];&quot;e&quot;;&quot;EVERYMAN&quot;);&quot;r&quot;;&quot;RESTRICTED&quot;);&quot;o&quot;;&quot;OCCUPATIONAL&quot;);&quot;,&quot;))">
            <text:p/>
          </table:table-cell>
          <table:table-cell table:formula="of:=IF(LEN(TRIM([CulturesData.BB17]))=0;&quot;&quot;;CONCATENATE([CulturesData.BB$1];SUBSTITUTE(SUBSTITUTE(SUBSTITUTE([CulturesData.BB17];&quot;e&quot;;&quot;EVERYMAN&quot;);&quot;r&quot;;&quot;RESTRICTED&quot;);&quot;o&quot;;&quot;OCCUPATIONAL&quot;);&quot;,&quot;))">
            <text:p/>
          </table:table-cell>
          <table:table-cell table:formula="of:=IF(LEN(TRIM([CulturesData.BC17]))=0;&quot;&quot;;CONCATENATE([CulturesData.BC$1];SUBSTITUTE(SUBSTITUTE(SUBSTITUTE([CulturesData.BC17];&quot;e&quot;;&quot;EVERYMAN&quot;);&quot;r&quot;;&quot;RESTRICTED&quot;);&quot;o&quot;;&quot;OCCUPATIONAL&quot;);&quot;,&quot;))">
            <text:p/>
          </table:table-cell>
          <table:table-cell table:formula="of:=IF(LEN(TRIM([CulturesData.BD17]))=0;&quot;&quot;;CONCATENATE([CulturesData.BD$1];SUBSTITUTE(SUBSTITUTE(SUBSTITUTE([CulturesData.BD17];&quot;e&quot;;&quot;EVERYMAN&quot;);&quot;r&quot;;&quot;RESTRICTED&quot;);&quot;o&quot;;&quot;OCCUPATIONAL&quot;);&quot;,&quot;))">
            <text:p/>
          </table:table-cell>
          <table:table-cell table:formula="of:=IF(LEN(TRIM([CulturesData.BE17]))=0;&quot;&quot;;CONCATENATE([CulturesData.BE$1];SUBSTITUTE(SUBSTITUTE(SUBSTITUTE([CulturesData.BE17];&quot;e&quot;;&quot;EVERYMAN&quot;);&quot;r&quot;;&quot;RESTRICTED&quot;);&quot;o&quot;;&quot;OCCUPATIONAL&quot;);&quot;,&quot;))">
            <text:p/>
          </table:table-cell>
          <table:table-cell table:formula="of:=IF(LEN(TRIM([CulturesData.BF17]))=0;&quot;&quot;;CONCATENATE([CulturesData.BF$1];SUBSTITUTE(SUBSTITUTE(SUBSTITUTE([CulturesData.BF17];&quot;e&quot;;&quot;EVERYMAN&quot;);&quot;r&quot;;&quot;RESTRICTED&quot;);&quot;o&quot;;&quot;OCCUPATIONAL&quot;);&quot;,&quot;))">
            <text:p/>
          </table:table-cell>
          <table:table-cell table:formula="of:=IF(LEN(TRIM([CulturesData.BG17]))=0;&quot;&quot;;CONCATENATE([CulturesData.BG$1];SUBSTITUTE(SUBSTITUTE(SUBSTITUTE([CulturesData.BG17];&quot;e&quot;;&quot;EVERYMAN&quot;);&quot;r&quot;;&quot;RESTRICTED&quot;);&quot;o&quot;;&quot;OCCUPATIONAL&quot;);&quot;,&quot;))">
            <text:p/>
          </table:table-cell>
          <table:table-cell table:formula="of:=IF(LEN(TRIM([CulturesData.BH17]))=0;&quot;&quot;;CONCATENATE([CulturesData.BH$1];SUBSTITUTE(SUBSTITUTE(SUBSTITUTE([CulturesData.BH17];&quot;e&quot;;&quot;EVERYMAN&quot;);&quot;r&quot;;&quot;RESTRICTED&quot;);&quot;o&quot;;&quot;OCCUPATIONAL&quot;);&quot;,&quot;))">
            <text:p/>
          </table:table-cell>
          <table:table-cell table:formula="of:=IF(LEN(TRIM([CulturesData.BI17]))=0;&quot;&quot;;CONCATENATE([CulturesData.BI$1];SUBSTITUTE(SUBSTITUTE(SUBSTITUTE([CulturesData.BI17];&quot;e&quot;;&quot;EVERYMAN&quot;);&quot;r&quot;;&quot;RESTRICTED&quot;);&quot;o&quot;;&quot;OCCUPATIONAL&quot;);&quot;,&quot;))">
            <text:p/>
          </table:table-cell>
          <table:table-cell table:formula="of:=IF(LEN(TRIM([CulturesData.BJ17]))=0;&quot;&quot;;CONCATENATE([CulturesData.BJ$1];SUBSTITUTE(SUBSTITUTE(SUBSTITUTE([CulturesData.BJ17];&quot;e&quot;;&quot;EVERYMAN&quot;);&quot;r&quot;;&quot;RESTRICTED&quot;);&quot;o&quot;;&quot;OCCUPATIONAL&quot;);&quot;,&quot;))">
            <text:p/>
          </table:table-cell>
          <table:table-cell table:formula="of:=IF(LEN(TRIM([CulturesData.BK17]))=0;&quot;&quot;;CONCATENATE([CulturesData.BK$1];SUBSTITUTE(SUBSTITUTE(SUBSTITUTE([CulturesData.BK17];&quot;e&quot;;&quot;EVERYMAN&quot;);&quot;r&quot;;&quot;RESTRICTED&quot;);&quot;o&quot;;&quot;OCCUPATIONAL&quot;);&quot;,&quot;))">
            <text:p/>
          </table:table-cell>
          <table:table-cell table:formula="of:=IF(LEN(TRIM([CulturesData.BL17]))=0;&quot;&quot;;CONCATENATE([CulturesData.BL$1];SUBSTITUTE(SUBSTITUTE(SUBSTITUTE([CulturesData.BL17];&quot;e&quot;;&quot;EVERYMAN&quot;);&quot;r&quot;;&quot;RESTRICTED&quot;);&quot;o&quot;;&quot;OCCUPATIONAL&quot;);&quot;,&quot;))">
            <text:p/>
          </table:table-cell>
          <table:table-cell table:formula="of:=IF(LEN(TRIM([CulturesData.BM17]))=0;&quot;&quot;;CONCATENATE([CulturesData.BM$1];SUBSTITUTE(SUBSTITUTE(SUBSTITUTE([CulturesData.BM17];&quot;e&quot;;&quot;EVERYMAN&quot;);&quot;r&quot;;&quot;RESTRICTED&quot;);&quot;o&quot;;&quot;OCCUPATIONAL&quot;);&quot;,&quot;))">
            <text:p/>
          </table:table-cell>
          <table:table-cell table:formula="of:=IF(LEN(TRIM([CulturesData.BN17]))=0;&quot;&quot;;CONCATENATE([CulturesData.BN$1];SUBSTITUTE(SUBSTITUTE(SUBSTITUTE([CulturesData.BN17];&quot;e&quot;;&quot;EVERYMAN&quot;);&quot;r&quot;;&quot;RESTRICTED&quot;);&quot;o&quot;;&quot;OCCUPATIONAL&quot;);&quot;,&quot;))">
            <text:p/>
          </table:table-cell>
          <table:table-cell table:formula="of:=IF(LEN(TRIM([CulturesData.BO17]))=0;&quot;&quot;;CONCATENATE([CulturesData.BO$1];SUBSTITUTE(SUBSTITUTE(SUBSTITUTE([CulturesData.BO17];&quot;e&quot;;&quot;EVERYMAN&quot;);&quot;r&quot;;&quot;RESTRICTED&quot;);&quot;o&quot;;&quot;OCCUPATIONAL&quot;);&quot;,&quot;))" office:value-type="string" office:string-value="S481=8,">
            <text:p>S481=8,</text:p>
          </table:table-cell>
          <table:table-cell table:formula="of:=IF(LEN(TRIM([CulturesData.BP17]))=0;&quot;&quot;;CONCATENATE([CulturesData.BP$1];SUBSTITUTE(SUBSTITUTE(SUBSTITUTE([CulturesData.BP17];&quot;e&quot;;&quot;EVERYMAN&quot;);&quot;r&quot;;&quot;RESTRICTED&quot;);&quot;o&quot;;&quot;OCCUPATIONAL&quot;);&quot;,&quot;))" office:value-type="string" office:string-value="S482=4,">
            <text:p>S482=4,</text:p>
          </table:table-cell>
          <table:table-cell table:formula="of:=IF(LEN(TRIM([CulturesData.BQ17]))=0;&quot;&quot;;CONCATENATE([CulturesData.BQ$1];SUBSTITUTE(SUBSTITUTE(SUBSTITUTE([CulturesData.BQ17];&quot;e&quot;;&quot;EVERYMAN&quot;);&quot;r&quot;;&quot;RESTRICTED&quot;);&quot;o&quot;;&quot;OCCUPATIONAL&quot;);&quot;,&quot;))">
            <text:p/>
          </table:table-cell>
          <table:table-cell table:formula="of:=IF(LEN(TRIM([CulturesData.BR17]))=0;&quot;&quot;;CONCATENATE([CulturesData.BR$1];SUBSTITUTE(SUBSTITUTE(SUBSTITUTE([CulturesData.BR17];&quot;e&quot;;&quot;EVERYMAN&quot;);&quot;r&quot;;&quot;RESTRICTED&quot;);&quot;o&quot;;&quot;OCCUPATIONAL&quot;);&quot;,&quot;))">
            <text:p/>
          </table:table-cell>
          <table:table-cell table:formula="of:=IF(LEN(TRIM([CulturesData.BS17]))=0;&quot;&quot;;CONCATENATE([CulturesData.BS$1];SUBSTITUTE(SUBSTITUTE(SUBSTITUTE([CulturesData.BS17];&quot;e&quot;;&quot;EVERYMAN&quot;);&quot;r&quot;;&quot;RESTRICTED&quot;);&quot;o&quot;;&quot;OCCUPATIONAL&quot;);&quot;,&quot;))">
            <text:p/>
          </table:table-cell>
          <table:table-cell table:formula="of:=IF(LEN(TRIM([CulturesData.BT17]))=0;&quot;&quot;;CONCATENATE([CulturesData.BT$1];SUBSTITUTE(SUBSTITUTE(SUBSTITUTE([CulturesData.BT17];&quot;e&quot;;&quot;EVERYMAN&quot;);&quot;r&quot;;&quot;RESTRICTED&quot;);&quot;o&quot;;&quot;OCCUPATIONAL&quot;);&quot;,&quot;))">
            <text:p/>
          </table:table-cell>
          <table:table-cell table:formula="of:=IF(LEN(TRIM([CulturesData.BU17]))=0;&quot;&quot;;CONCATENATE([CulturesData.BU$1];SUBSTITUTE(SUBSTITUTE(SUBSTITUTE([CulturesData.BU17];&quot;e&quot;;&quot;EVERYMAN&quot;);&quot;r&quot;;&quot;RESTRICTED&quot;);&quot;o&quot;;&quot;OCCUPATIONAL&quot;);&quot;,&quot;))">
            <text:p/>
          </table:table-cell>
          <table:table-cell table:formula="of:=IF(LEN(TRIM([CulturesData.BV17]))=0;&quot;&quot;;CONCATENATE([CulturesData.BV$1];SUBSTITUTE(SUBSTITUTE(SUBSTITUTE([CulturesData.BV17];&quot;e&quot;;&quot;EVERYMAN&quot;);&quot;r&quot;;&quot;RESTRICTED&quot;);&quot;o&quot;;&quot;OCCUPATIONAL&quot;);&quot;,&quot;))">
            <text:p/>
          </table:table-cell>
          <table:table-cell table:formula="of:=IF(LEN(TRIM([CulturesData.BW17]))=0;&quot;&quot;;CONCATENATE([CulturesData.BW$1];SUBSTITUTE(SUBSTITUTE(SUBSTITUTE([CulturesData.BW17];&quot;e&quot;;&quot;EVERYMAN&quot;);&quot;r&quot;;&quot;RESTRICTED&quot;);&quot;o&quot;;&quot;OCCUPATIONAL&quot;);&quot;,&quot;))">
            <text:p/>
          </table:table-cell>
          <table:table-cell table:formula="of:=IF(LEN(TRIM([CulturesData.BX17]))=0;&quot;&quot;;CONCATENATE([CulturesData.BX$1];SUBSTITUTE(SUBSTITUTE(SUBSTITUTE([CulturesData.BX17];&quot;e&quot;;&quot;EVERYMAN&quot;);&quot;r&quot;;&quot;RESTRICTED&quot;);&quot;o&quot;;&quot;OCCUPATIONAL&quot;);&quot;,&quot;))">
            <text:p/>
          </table:table-cell>
          <table:table-cell table:formula="of:=IF(LEN(TRIM([CulturesData.BY17]))=0;&quot;&quot;;CONCATENATE([CulturesData.BY$1];SUBSTITUTE(SUBSTITUTE(SUBSTITUTE([CulturesData.BY17];&quot;e&quot;;&quot;EVERYMAN&quot;);&quot;r&quot;;&quot;RESTRICTED&quot;);&quot;o&quot;;&quot;OCCUPATIONAL&quot;);&quot;,&quot;))">
            <text:p/>
          </table:table-cell>
          <table:table-cell table:formula="of:=IF(LEN(TRIM([CulturesData.BZ17]))=0;&quot;&quot;;CONCATENATE([CulturesData.BZ$1];SUBSTITUTE(SUBSTITUTE(SUBSTITUTE([CulturesData.BZ17];&quot;e&quot;;&quot;EVERYMAN&quot;);&quot;r&quot;;&quot;RESTRICTED&quot;);&quot;o&quot;;&quot;OCCUPATIONAL&quot;);&quot;,&quot;))">
            <text:p/>
          </table:table-cell>
          <table:table-cell table:formula="of:=IF(LEN(TRIM([CulturesData.CA17]))=0;&quot;&quot;;CONCATENATE([CulturesData.CA$1];SUBSTITUTE(SUBSTITUTE(SUBSTITUTE([CulturesData.CA17];&quot;e&quot;;&quot;EVERYMAN&quot;);&quot;r&quot;;&quot;RESTRICTED&quot;);&quot;o&quot;;&quot;OCCUPATIONAL&quot;);&quot;,&quot;))">
            <text:p/>
          </table:table-cell>
          <table:table-cell table:formula="of:=IF(LEN(TRIM([CulturesData.CB17]))=0;&quot;&quot;;CONCATENATE([CulturesData.CB$1];SUBSTITUTE(SUBSTITUTE(SUBSTITUTE([CulturesData.CB17];&quot;e&quot;;&quot;EVERYMAN&quot;);&quot;r&quot;;&quot;RESTRICTED&quot;);&quot;o&quot;;&quot;OCCUPATIONAL&quot;);&quot;,&quot;))">
            <text:p/>
          </table:table-cell>
          <table:table-cell table:formula="of:=IF(LEN(TRIM([CulturesData.CC17]))=0;&quot;&quot;;CONCATENATE([CulturesData.CC$1];SUBSTITUTE(SUBSTITUTE(SUBSTITUTE([CulturesData.CC17];&quot;e&quot;;&quot;EVERYMAN&quot;);&quot;r&quot;;&quot;RESTRICTED&quot;);&quot;o&quot;;&quot;OCCUPATIONAL&quot;);&quot;,&quot;))">
            <text:p/>
          </table:table-cell>
          <table:table-cell table:formula="of:=IF(LEN(TRIM([CulturesData.CD17]))=0;&quot;&quot;;CONCATENATE([CulturesData.CD$1];SUBSTITUTE(SUBSTITUTE(SUBSTITUTE([CulturesData.CD17];&quot;e&quot;;&quot;EVERYMAN&quot;);&quot;r&quot;;&quot;RESTRICTED&quot;);&quot;o&quot;;&quot;OCCUPATIONAL&quot;);&quot;,&quot;))">
            <text:p/>
          </table:table-cell>
          <table:table-cell table:formula="of:=IF(LEN(TRIM([CulturesData.CE17]))=0;&quot;&quot;;CONCATENATE([CulturesData.CE$1];SUBSTITUTE(SUBSTITUTE(SUBSTITUTE([CulturesData.CE17];&quot;e&quot;;&quot;EVERYMAN&quot;);&quot;r&quot;;&quot;RESTRICTED&quot;);&quot;o&quot;;&quot;OCCUPATIONAL&quot;);&quot;,&quot;))">
            <text:p/>
          </table:table-cell>
          <table:table-cell table:formula="of:=IF(LEN(TRIM([CulturesData.CF17]))=0;&quot;&quot;;CONCATENATE([CulturesData.CF$1];SUBSTITUTE(SUBSTITUTE(SUBSTITUTE([CulturesData.CF17];&quot;e&quot;;&quot;EVERYMAN&quot;);&quot;r&quot;;&quot;RESTRICTED&quot;);&quot;o&quot;;&quot;OCCUPATIONAL&quot;);&quot;,&quot;))">
            <text:p/>
          </table:table-cell>
          <table:table-cell table:formula="of:=IF(LEN(TRIM([CulturesData.CG17]))=0;&quot;&quot;;CONCATENATE([CulturesData.CG$1];SUBSTITUTE(SUBSTITUTE(SUBSTITUTE([CulturesData.CG17];&quot;e&quot;;&quot;EVERYMAN&quot;);&quot;r&quot;;&quot;RESTRICTED&quot;);&quot;o&quot;;&quot;OCCUPATIONAL&quot;);&quot;,&quot;))">
            <text:p/>
          </table:table-cell>
          <table:table-cell table:formula="of:=IF(LEN(TRIM([CulturesData.CH17]))=0;&quot;&quot;;CONCATENATE([CulturesData.CH$1];SUBSTITUTE(SUBSTITUTE(SUBSTITUTE([CulturesData.CH17];&quot;e&quot;;&quot;EVERYMAN&quot;);&quot;r&quot;;&quot;RESTRICTED&quot;);&quot;o&quot;;&quot;OCCUPATIONAL&quot;);&quot;,&quot;))">
            <text:p/>
          </table:table-cell>
          <table:table-cell table:formula="of:=IF(LEN(TRIM([CulturesData.CI17]))=0;&quot;&quot;;CONCATENATE([CulturesData.CI$1];SUBSTITUTE(SUBSTITUTE(SUBSTITUTE([CulturesData.CI17];&quot;e&quot;;&quot;EVERYMAN&quot;);&quot;r&quot;;&quot;RESTRICTED&quot;);&quot;o&quot;;&quot;OCCUPATIONAL&quot;);&quot;,&quot;))">
            <text:p/>
          </table:table-cell>
          <table:table-cell table:formula="of:=IF(LEN(TRIM([CulturesData.CJ17]))=0;&quot;&quot;;CONCATENATE([CulturesData.CJ$1];SUBSTITUTE(SUBSTITUTE(SUBSTITUTE([CulturesData.CJ17];&quot;e&quot;;&quot;EVERYMAN&quot;);&quot;r&quot;;&quot;RESTRICTED&quot;);&quot;o&quot;;&quot;OCCUPATIONAL&quot;);&quot;,&quot;))">
            <text:p/>
          </table:table-cell>
          <table:table-cell table:formula="of:=IF(LEN(TRIM([CulturesData.CK17]))=0;&quot;&quot;;CONCATENATE([CulturesData.CK$1];SUBSTITUTE(SUBSTITUTE(SUBSTITUTE([CulturesData.CK17];&quot;e&quot;;&quot;EVERYMAN&quot;);&quot;r&quot;;&quot;RESTRICTED&quot;);&quot;o&quot;;&quot;OCCUPATIONAL&quot;);&quot;,&quot;))" office:value-type="string" office:string-value="S61=RESTRICTED,">
            <text:p>S61=RESTRICTED,</text:p>
          </table:table-cell>
          <table:table-cell table:formula="of:=IF(LEN(TRIM([CulturesData.CL17]))=0;&quot;&quot;;CONCATENATE([CulturesData.CL$1];SUBSTITUTE(SUBSTITUTE(SUBSTITUTE([CulturesData.CL17];&quot;e&quot;;&quot;EVERYMAN&quot;);&quot;r&quot;;&quot;RESTRICTED&quot;);&quot;o&quot;;&quot;OCCUPATIONAL&quot;);&quot;,&quot;))">
            <text:p/>
          </table:table-cell>
          <table:table-cell table:formula="of:=IF(LEN(TRIM([CulturesData.CM17]))=0;&quot;&quot;;CONCATENATE([CulturesData.CM$1];SUBSTITUTE(SUBSTITUTE(SUBSTITUTE([CulturesData.CM17];&quot;e&quot;;&quot;EVERYMAN&quot;);&quot;r&quot;;&quot;RESTRICTED&quot;);&quot;o&quot;;&quot;OCCUPATIONAL&quot;);&quot;,&quot;))">
            <text:p/>
          </table:table-cell>
          <table:table-cell table:formula="of:=IF(LEN(TRIM([CulturesData.CN17]))=0;&quot;&quot;;CONCATENATE([CulturesData.CN$1];SUBSTITUTE(SUBSTITUTE(SUBSTITUTE([CulturesData.CN17];&quot;e&quot;;&quot;EVERYMAN&quot;);&quot;r&quot;;&quot;RESTRICTED&quot;);&quot;o&quot;;&quot;OCCUPATIONAL&quot;);&quot;,&quot;))">
            <text:p/>
          </table:table-cell>
          <table:table-cell table:formula="of:=IF(LEN(TRIM([CulturesData.CO17]))=0;&quot;&quot;;CONCATENATE([CulturesData.CO$1];SUBSTITUTE(SUBSTITUTE(SUBSTITUTE([CulturesData.CO17];&quot;e&quot;;&quot;EVERYMAN&quot;);&quot;r&quot;;&quot;RESTRICTED&quot;);&quot;o&quot;;&quot;OCCUPATIONAL&quot;);&quot;,&quot;))">
            <text:p/>
          </table:table-cell>
          <table:table-cell table:formula="of:=IF(LEN(TRIM([CulturesData.CP17]))=0;&quot;&quot;;CONCATENATE([CulturesData.CP$1];SUBSTITUTE(SUBSTITUTE(SUBSTITUTE([CulturesData.CP17];&quot;e&quot;;&quot;EVERYMAN&quot;);&quot;r&quot;;&quot;RESTRICTED&quot;);&quot;o&quot;;&quot;OCCUPATIONAL&quot;);&quot;,&quot;))">
            <text:p/>
          </table:table-cell>
          <table:table-cell table:formula="of:=IF(LEN(TRIM([CulturesData.CQ17]))=0;&quot;&quot;;CONCATENATE([CulturesData.CQ$1];SUBSTITUTE(SUBSTITUTE(SUBSTITUTE([CulturesData.CQ17];&quot;e&quot;;&quot;EVERYMAN&quot;);&quot;r&quot;;&quot;RESTRICTED&quot;);&quot;o&quot;;&quot;OCCUPATIONAL&quot;);&quot;,&quot;))">
            <text:p/>
          </table:table-cell>
          <table:table-cell table:formula="of:=IF(LEN(TRIM([CulturesData.CR17]))=0;&quot;&quot;;CONCATENATE([CulturesData.CR$1];SUBSTITUTE(SUBSTITUTE(SUBSTITUTE([CulturesData.CR17];&quot;e&quot;;&quot;EVERYMAN&quot;);&quot;r&quot;;&quot;RESTRICTED&quot;);&quot;o&quot;;&quot;OCCUPATIONAL&quot;);&quot;,&quot;))">
            <text:p/>
          </table:table-cell>
          <table:table-cell table:formula="of:=IF(LEN(TRIM([CulturesData.CS17]))=0;&quot;&quot;;CONCATENATE([CulturesData.CS$1];SUBSTITUTE(SUBSTITUTE(SUBSTITUTE([CulturesData.CS17];&quot;e&quot;;&quot;EVERYMAN&quot;);&quot;r&quot;;&quot;RESTRICTED&quot;);&quot;o&quot;;&quot;OCCUPATIONAL&quot;);&quot;,&quot;))">
            <text:p/>
          </table:table-cell>
          <table:table-cell table:formula="of:=IF(LEN(TRIM([CulturesData.CT17]))=0;&quot;&quot;;CONCATENATE([CulturesData.CT$1];SUBSTITUTE(SUBSTITUTE(SUBSTITUTE([CulturesData.CT17];&quot;e&quot;;&quot;EVERYMAN&quot;);&quot;r&quot;;&quot;RESTRICTED&quot;);&quot;o&quot;;&quot;OCCUPATIONAL&quot;);&quot;,&quot;))">
            <text:p/>
          </table:table-cell>
          <table:table-cell table:formula="of:=IF(LEN(TRIM([CulturesData.CU17]))=0;&quot;&quot;;CONCATENATE([CulturesData.CU$1];SUBSTITUTE(SUBSTITUTE(SUBSTITUTE([CulturesData.CU17];&quot;e&quot;;&quot;EVERYMAN&quot;);&quot;r&quot;;&quot;RESTRICTED&quot;);&quot;o&quot;;&quot;OCCUPATIONAL&quot;);&quot;,&quot;))">
            <text:p/>
          </table:table-cell>
          <table:table-cell table:formula="of:=IF(LEN(TRIM([CulturesData.CV17]))=0;&quot;&quot;;CONCATENATE([CulturesData.CV$1];SUBSTITUTE(SUBSTITUTE(SUBSTITUTE([CulturesData.CV17];&quot;e&quot;;&quot;EVERYMAN&quot;);&quot;r&quot;;&quot;RESTRICTED&quot;);&quot;o&quot;;&quot;OCCUPATIONAL&quot;);&quot;,&quot;))">
            <text:p/>
          </table:table-cell>
          <table:table-cell table:formula="of:=IF(LEN(TRIM([CulturesData.CW17]))=0;&quot;&quot;;CONCATENATE([CulturesData.CW$1];SUBSTITUTE(SUBSTITUTE(SUBSTITUTE([CulturesData.CW17];&quot;e&quot;;&quot;EVERYMAN&quot;);&quot;r&quot;;&quot;RESTRICTED&quot;);&quot;o&quot;;&quot;OCCUPATIONAL&quot;);&quot;,&quot;))">
            <text:p/>
          </table:table-cell>
          <table:table-cell table:formula="of:=IF(LEN(TRIM([CulturesData.CX17]))=0;&quot;&quot;;CONCATENATE([CulturesData.CX$1];SUBSTITUTE(SUBSTITUTE(SUBSTITUTE([CulturesData.CX17];&quot;e&quot;;&quot;EVERYMAN&quot;);&quot;r&quot;;&quot;RESTRICTED&quot;);&quot;o&quot;;&quot;OCCUPATIONAL&quot;);&quot;,&quot;))">
            <text:p/>
          </table:table-cell>
          <table:table-cell table:formula="of:=IF(LEN(TRIM([CulturesData.CY17]))=0;&quot;&quot;;CONCATENATE([CulturesData.CY$1];SUBSTITUTE(SUBSTITUTE(SUBSTITUTE([CulturesData.CY17];&quot;e&quot;;&quot;EVERYMAN&quot;);&quot;r&quot;;&quot;RESTRICTED&quot;);&quot;o&quot;;&quot;OCCUPATIONAL&quot;);&quot;,&quot;))">
            <text:p/>
          </table:table-cell>
          <table:table-cell table:formula="of:=IF(LEN(TRIM([CulturesData.CZ17]))=0;&quot;&quot;;CONCATENATE([CulturesData.CZ$1];SUBSTITUTE(SUBSTITUTE(SUBSTITUTE([CulturesData.CZ17];&quot;e&quot;;&quot;EVERYMAN&quot;);&quot;r&quot;;&quot;RESTRICTED&quot;);&quot;o&quot;;&quot;OCCUPATIONAL&quot;);&quot;,&quot;))">
            <text:p/>
          </table:table-cell>
          <table:table-cell table:formula="of:=IF(LEN(TRIM([CulturesData.DA17]))=0;&quot;&quot;;CONCATENATE([CulturesData.DA$1];SUBSTITUTE(SUBSTITUTE(SUBSTITUTE([CulturesData.DA17];&quot;e&quot;;&quot;EVERYMAN&quot;);&quot;r&quot;;&quot;RESTRICTED&quot;);&quot;o&quot;;&quot;OCCUPATIONAL&quot;);&quot;,&quot;))">
            <text:p/>
          </table:table-cell>
          <table:table-cell table:formula="of:=IF(LEN(TRIM([CulturesData.DB17]))=0;&quot;&quot;;CONCATENATE([CulturesData.DB$1];SUBSTITUTE(SUBSTITUTE(SUBSTITUTE([CulturesData.DB17];&quot;e&quot;;&quot;EVERYMAN&quot;);&quot;r&quot;;&quot;RESTRICTED&quot;);&quot;o&quot;;&quot;OCCUPATIONAL&quot;);&quot;,&quot;))">
            <text:p/>
          </table:table-cell>
          <table:table-cell table:formula="of:=IF(LEN(TRIM([CulturesData.DC17]))=0;&quot;&quot;;CONCATENATE([CulturesData.DC$1];SUBSTITUTE(SUBSTITUTE(SUBSTITUTE([CulturesData.DC17];&quot;e&quot;;&quot;EVERYMAN&quot;);&quot;r&quot;;&quot;RESTRICTED&quot;);&quot;o&quot;;&quot;OCCUPATIONAL&quot;);&quot;,&quot;))">
            <text:p/>
          </table:table-cell>
          <table:table-cell table:formula="of:=IF(LEN(TRIM([CulturesData.DD17]))=0;&quot;&quot;;CONCATENATE([CulturesData.DD$1];SUBSTITUTE(SUBSTITUTE(SUBSTITUTE([CulturesData.DD17];&quot;e&quot;;&quot;EVERYMAN&quot;);&quot;r&quot;;&quot;RESTRICTED&quot;);&quot;o&quot;;&quot;OCCUPATIONAL&quot;);&quot;,&quot;))">
            <text:p/>
          </table:table-cell>
          <table:table-cell table:formula="of:=IF(LEN(TRIM([CulturesData.DE17]))=0;&quot;&quot;;CONCATENATE([CulturesData.DE$1];SUBSTITUTE(SUBSTITUTE(SUBSTITUTE([CulturesData.DE17];&quot;e&quot;;&quot;EVERYMAN&quot;);&quot;r&quot;;&quot;RESTRICTED&quot;);&quot;o&quot;;&quot;OCCUPATIONAL&quot;);&quot;,&quot;))">
            <text:p/>
          </table:table-cell>
          <table:table-cell table:formula="of:=IF(LEN(TRIM([CulturesData.DF17]))=0;&quot;&quot;;CONCATENATE([CulturesData.DF$1];SUBSTITUTE(SUBSTITUTE(SUBSTITUTE([CulturesData.DF17];&quot;e&quot;;&quot;EVERYMAN&quot;);&quot;r&quot;;&quot;RESTRICTED&quot;);&quot;o&quot;;&quot;OCCUPATIONAL&quot;);&quot;,&quot;))" office:value-type="string" office:string-value="G37=2,">
            <text:p>G37=2,</text:p>
          </table:table-cell>
          <table:table-cell table:formula="of:=IF(LEN(TRIM([CulturesData.DG17]))=0;&quot;&quot;;CONCATENATE([CulturesData.DG$1];SUBSTITUTE(SUBSTITUTE(SUBSTITUTE([CulturesData.DG17];&quot;e&quot;;&quot;EVERYMAN&quot;);&quot;r&quot;;&quot;RESTRICTED&quot;);&quot;o&quot;;&quot;OCCUPATIONAL&quot;);&quot;,&quot;))" office:value-type="string" office:string-value="S426=3,">
            <text:p>S426=3,</text:p>
          </table:table-cell>
          <table:table-cell table:formula="of:=IF(LEN(TRIM([CulturesData.DH17]))=0;&quot;&quot;;CONCATENATE([CulturesData.DH$1];SUBSTITUTE(SUBSTITUTE(SUBSTITUTE([CulturesData.DH17];&quot;e&quot;;&quot;EVERYMAN&quot;);&quot;r&quot;;&quot;RESTRICTED&quot;);&quot;o&quot;;&quot;OCCUPATIONAL&quot;);&quot;,&quot;))" office:value-type="string" office:string-value="S339=3,">
            <text:p>S339=3,</text:p>
          </table:table-cell>
          <table:table-cell table:formula="of:=IF(LEN(TRIM([CulturesData.DI17]))=0;&quot;&quot;;CONCATENATE([CulturesData.DI$1];SUBSTITUTE(SUBSTITUTE(SUBSTITUTE([CulturesData.DI17];&quot;e&quot;;&quot;EVERYMAN&quot;);&quot;r&quot;;&quot;RESTRICTED&quot;);&quot;o&quot;;&quot;OCCUPATIONAL&quot;);&quot;,&quot;))">
            <text:p/>
          </table:table-cell>
          <table:table-cell table:formula="of:=IF(LEN(TRIM([CulturesData.DJ17]))=0;&quot;&quot;;CONCATENATE([CulturesData.DJ$1];SUBSTITUTE(SUBSTITUTE(SUBSTITUTE([CulturesData.DJ17];&quot;e&quot;;&quot;EVERYMAN&quot;);&quot;r&quot;;&quot;RESTRICTED&quot;);&quot;o&quot;;&quot;OCCUPATIONAL&quot;);&quot;,&quot;))">
            <text:p/>
          </table:table-cell>
          <table:table-cell table:formula="of:=IF(LEN(TRIM([CulturesData.DK17]))=0;&quot;&quot;;CONCATENATE([CulturesData.DK$1];SUBSTITUTE(SUBSTITUTE(SUBSTITUTE([CulturesData.DK17];&quot;e&quot;;&quot;EVERYMAN&quot;);&quot;r&quot;;&quot;RESTRICTED&quot;);&quot;o&quot;;&quot;OCCUPATIONAL&quot;);&quot;,&quot;))">
            <text:p/>
          </table:table-cell>
          <table:table-cell table:formula="of:=IF(LEN(TRIM([CulturesData.DL17]))=0;&quot;&quot;;CONCATENATE([CulturesData.DL$1];SUBSTITUTE(SUBSTITUTE(SUBSTITUTE([CulturesData.DL17];&quot;e&quot;;&quot;EVERYMAN&quot;);&quot;r&quot;;&quot;RESTRICTED&quot;);&quot;o&quot;;&quot;OCCUPATIONAL&quot;);&quot;,&quot;))">
            <text:p/>
          </table:table-cell>
          <table:table-cell table:formula="of:=IF(LEN(TRIM([CulturesData.DM17]))=0;&quot;&quot;;CONCATENATE([CulturesData.DM$1];SUBSTITUTE(SUBSTITUTE(SUBSTITUTE([CulturesData.DM17];&quot;e&quot;;&quot;EVERYMAN&quot;);&quot;r&quot;;&quot;RESTRICTED&quot;);&quot;o&quot;;&quot;OCCUPATIONAL&quot;);&quot;,&quot;))">
            <text:p/>
          </table:table-cell>
          <table:table-cell table:formula="of:=IF(LEN(TRIM([CulturesData.DN17]))=0;&quot;&quot;;CONCATENATE([CulturesData.DN$1];SUBSTITUTE(SUBSTITUTE(SUBSTITUTE([CulturesData.DN17];&quot;e&quot;;&quot;EVERYMAN&quot;);&quot;r&quot;;&quot;RESTRICTED&quot;);&quot;o&quot;;&quot;OCCUPATIONAL&quot;);&quot;,&quot;))">
            <text:p/>
          </table:table-cell>
          <table:table-cell table:formula="of:=IF(LEN(TRIM([CulturesData.DO17]))=0;&quot;&quot;;CONCATENATE([CulturesData.DO$1];SUBSTITUTE(SUBSTITUTE(SUBSTITUTE([CulturesData.DO17];&quot;e&quot;;&quot;EVERYMAN&quot;);&quot;r&quot;;&quot;RESTRICTED&quot;);&quot;o&quot;;&quot;OCCUPATIONAL&quot;);&quot;,&quot;))" office:value-type="string" office:string-value="S445=RESTRICTED,">
            <text:p>S445=RESTRICTED,</text:p>
          </table:table-cell>
          <table:table-cell table:formula="of:=IF(LEN(TRIM([CulturesData.DP17]))=0;&quot;&quot;;CONCATENATE([CulturesData.DP$1];SUBSTITUTE(SUBSTITUTE(SUBSTITUTE([CulturesData.DP17];&quot;e&quot;;&quot;EVERYMAN&quot;);&quot;r&quot;;&quot;RESTRICTED&quot;);&quot;o&quot;;&quot;OCCUPATIONAL&quot;);&quot;,&quot;))" office:value-type="string" office:string-value="S443=RESTRICTED,">
            <text:p>S443=RESTRICTED,</text:p>
          </table:table-cell>
          <table:table-cell table:formula="of:=IF(LEN(TRIM([CulturesData.DQ17]))=0;&quot;&quot;;CONCATENATE([CulturesData.DQ$1];SUBSTITUTE(SUBSTITUTE(SUBSTITUTE([CulturesData.DQ17];&quot;e&quot;;&quot;EVERYMAN&quot;);&quot;r&quot;;&quot;RESTRICTED&quot;);&quot;o&quot;;&quot;OCCUPATIONAL&quot;);&quot;,&quot;))">
            <text:p/>
          </table:table-cell>
          <table:table-cell table:formula="of:=IF(LEN(TRIM([CulturesData.DR17]))=0;&quot;&quot;;CONCATENATE([CulturesData.DR$1];SUBSTITUTE(SUBSTITUTE(SUBSTITUTE([CulturesData.DR17];&quot;e&quot;;&quot;EVERYMAN&quot;);&quot;r&quot;;&quot;RESTRICTED&quot;);&quot;o&quot;;&quot;OCCUPATIONAL&quot;);&quot;,&quot;))">
            <text:p/>
          </table:table-cell>
          <table:table-cell table:formula="of:=IF(LEN(TRIM([CulturesData.DS17]))=0;&quot;&quot;;CONCATENATE([CulturesData.DS$1];SUBSTITUTE(SUBSTITUTE(SUBSTITUTE([CulturesData.DS17];&quot;e&quot;;&quot;EVERYMAN&quot;);&quot;r&quot;;&quot;RESTRICTED&quot;);&quot;o&quot;;&quot;OCCUPATIONAL&quot;);&quot;,&quot;))" office:value-type="string" office:string-value="S507=RESTRICTED,">
            <text:p>S507=RESTRICTED,</text:p>
          </table:table-cell>
          <table:table-cell table:formula="of:=IF(LEN(TRIM([CulturesData.DT17]))=0;&quot;&quot;;CONCATENATE([CulturesData.DT$1];SUBSTITUTE(SUBSTITUTE(SUBSTITUTE([CulturesData.DT17];&quot;e&quot;;&quot;EVERYMAN&quot;);&quot;r&quot;;&quot;RESTRICTED&quot;);&quot;o&quot;;&quot;OCCUPATIONAL&quot;);&quot;,&quot;))">
            <text:p/>
          </table:table-cell>
          <table:table-cell table:formula="of:=IF(LEN(TRIM([CulturesData.DU17]))=0;&quot;&quot;;CONCATENATE([CulturesData.DU$1];SUBSTITUTE(SUBSTITUTE(SUBSTITUTE([CulturesData.DU17];&quot;e&quot;;&quot;EVERYMAN&quot;);&quot;r&quot;;&quot;RESTRICTED&quot;);&quot;o&quot;;&quot;OCCUPATIONAL&quot;);&quot;,&quot;))" office:value-type="string" office:string-value="S447=RESTRICTED,">
            <text:p>S447=RESTRICTED,</text:p>
          </table:table-cell>
          <table:table-cell table:formula="of:=IF(LEN(TRIM([CulturesData.DV17]))=0;&quot;&quot;;CONCATENATE([CulturesData.DV$1];SUBSTITUTE(SUBSTITUTE(SUBSTITUTE([CulturesData.DV17];&quot;e&quot;;&quot;EVERYMAN&quot;);&quot;r&quot;;&quot;RESTRICTED&quot;);&quot;o&quot;;&quot;OCCUPATIONAL&quot;);&quot;,&quot;))" office:value-type="string" office:string-value="S448=RESTRICTED,">
            <text:p>S448=RESTRICTED,</text:p>
          </table:table-cell>
          <table:table-cell table:formula="of:=IF(LEN(TRIM([CulturesData.DW17]))=0;&quot;&quot;;CONCATENATE([CulturesData.DW$1];SUBSTITUTE(SUBSTITUTE(SUBSTITUTE([CulturesData.DW17];&quot;e&quot;;&quot;EVERYMAN&quot;);&quot;r&quot;;&quot;RESTRICTED&quot;);&quot;o&quot;;&quot;OCCUPATIONAL&quot;);&quot;,&quot;))">
            <text:p/>
          </table:table-cell>
          <table:table-cell table:formula="of:=IF(LEN(TRIM([CulturesData.DX17]))=0;&quot;&quot;;CONCATENATE([CulturesData.DX$1];SUBSTITUTE(SUBSTITUTE(SUBSTITUTE([CulturesData.DX17];&quot;e&quot;;&quot;EVERYMAN&quot;);&quot;r&quot;;&quot;RESTRICTED&quot;);&quot;o&quot;;&quot;OCCUPATIONAL&quot;);&quot;,&quot;))">
            <text:p/>
          </table:table-cell>
          <table:table-cell table:formula="of:=IF(LEN(TRIM([CulturesData.DY17]))=0;&quot;&quot;;CONCATENATE([CulturesData.DY$1];SUBSTITUTE(SUBSTITUTE(SUBSTITUTE([CulturesData.DY17];&quot;e&quot;;&quot;EVERYMAN&quot;);&quot;r&quot;;&quot;RESTRICTED&quot;);&quot;o&quot;;&quot;OCCUPATIONAL&quot;);&quot;,&quot;))">
            <text:p/>
          </table:table-cell>
          <table:table-cell table:formula="of:=IF(LEN(TRIM([CulturesData.DZ17]))=0;&quot;&quot;;CONCATENATE([CulturesData.DZ$1];SUBSTITUTE(SUBSTITUTE(SUBSTITUTE([CulturesData.DZ17];&quot;e&quot;;&quot;EVERYMAN&quot;);&quot;r&quot;;&quot;RESTRICTED&quot;);&quot;o&quot;;&quot;OCCUPATIONAL&quot;);&quot;,&quot;))">
            <text:p/>
          </table:table-cell>
          <table:table-cell table:formula="of:=IF(LEN(TRIM([CulturesData.EA17]))=0;&quot;&quot;;CONCATENATE([CulturesData.EA$1];SUBSTITUTE(SUBSTITUTE(SUBSTITUTE([CulturesData.EA17];&quot;e&quot;;&quot;EVERYMAN&quot;);&quot;r&quot;;&quot;RESTRICTED&quot;);&quot;o&quot;;&quot;OCCUPATIONAL&quot;);&quot;,&quot;))">
            <text:p/>
          </table:table-cell>
          <table:table-cell table:formula="of:=IF(LEN(TRIM([CulturesData.EB17]))=0;&quot;&quot;;CONCATENATE([CulturesData.EB$1];SUBSTITUTE(SUBSTITUTE(SUBSTITUTE([CulturesData.EB17];&quot;e&quot;;&quot;EVERYMAN&quot;);&quot;r&quot;;&quot;RESTRICTED&quot;);&quot;o&quot;;&quot;OCCUPATIONAL&quot;);&quot;,&quot;))" office:value-type="string" office:string-value="S206=RESTRICTED,">
            <text:p>S206=RESTRICTED,</text:p>
          </table:table-cell>
          <table:table-cell table:formula="of:=IF(LEN(TRIM([CulturesData.EC17]))=0;&quot;&quot;;CONCATENATE([CulturesData.EC$1];SUBSTITUTE(SUBSTITUTE(SUBSTITUTE([CulturesData.EC17];&quot;e&quot;;&quot;EVERYMAN&quot;);&quot;r&quot;;&quot;RESTRICTED&quot;);&quot;o&quot;;&quot;OCCUPATIONAL&quot;);&quot;,&quot;))" office:value-type="string" office:string-value="G18=2,">
            <text:p>G18=2,</text:p>
          </table:table-cell>
          <table:table-cell table:formula="of:=IF(LEN(TRIM([CulturesData.ED17]))=0;&quot;&quot;;CONCATENATE([CulturesData.ED$1];SUBSTITUTE(SUBSTITUTE(SUBSTITUTE([CulturesData.ED17];&quot;e&quot;;&quot;EVERYMAN&quot;);&quot;r&quot;;&quot;RESTRICTED&quot;);&quot;o&quot;;&quot;OCCUPATIONAL&quot;);&quot;,&quot;))">
            <text:p/>
          </table:table-cell>
          <table:table-cell table:formula="of:=IF(LEN(TRIM([CulturesData.EE17]))=0;&quot;&quot;;CONCATENATE([CulturesData.EE$1];SUBSTITUTE(SUBSTITUTE(SUBSTITUTE([CulturesData.EE17];&quot;e&quot;;&quot;EVERYMAN&quot;);&quot;r&quot;;&quot;RESTRICTED&quot;);&quot;o&quot;;&quot;OCCUPATIONAL&quot;);&quot;,&quot;))">
            <text:p/>
          </table:table-cell>
          <table:table-cell table:formula="of:=IF(LEN(TRIM([CulturesData.EF17]))=0;&quot;&quot;;CONCATENATE([CulturesData.EF$1];SUBSTITUTE(SUBSTITUTE(SUBSTITUTE([CulturesData.EF17];&quot;e&quot;;&quot;EVERYMAN&quot;);&quot;r&quot;;&quot;RESTRICTED&quot;);&quot;o&quot;;&quot;OCCUPATIONAL&quot;);&quot;,&quot;))">
            <text:p/>
          </table:table-cell>
          <table:table-cell table:formula="of:=IF(LEN(TRIM([CulturesData.EG17]))=0;&quot;&quot;;CONCATENATE([CulturesData.EG$1];SUBSTITUTE(SUBSTITUTE(SUBSTITUTE([CulturesData.EG17];&quot;e&quot;;&quot;EVERYMAN&quot;);&quot;r&quot;;&quot;RESTRICTED&quot;);&quot;o&quot;;&quot;OCCUPATIONAL&quot;);&quot;,&quot;))">
            <text:p/>
          </table:table-cell>
          <table:table-cell table:formula="of:=IF(LEN(TRIM([CulturesData.EH17]))=0;&quot;&quot;;CONCATENATE([CulturesData.EH$1];SUBSTITUTE(SUBSTITUTE(SUBSTITUTE([CulturesData.EH17];&quot;e&quot;;&quot;EVERYMAN&quot;);&quot;r&quot;;&quot;RESTRICTED&quot;);&quot;o&quot;;&quot;OCCUPATIONAL&quot;);&quot;,&quot;))">
            <text:p/>
          </table:table-cell>
          <table:table-cell table:formula="of:=IF(LEN(TRIM([CulturesData.EI17]))=0;&quot;&quot;;CONCATENATE([CulturesData.EI$1];SUBSTITUTE(SUBSTITUTE(SUBSTITUTE([CulturesData.EI17];&quot;e&quot;;&quot;EVERYMAN&quot;);&quot;r&quot;;&quot;RESTRICTED&quot;);&quot;o&quot;;&quot;OCCUPATIONAL&quot;);&quot;,&quot;))">
            <text:p/>
          </table:table-cell>
          <table:table-cell table:formula="of:=IF(LEN(TRIM([CulturesData.EJ17]))=0;&quot;&quot;;CONCATENATE([CulturesData.EJ$1];SUBSTITUTE(SUBSTITUTE(SUBSTITUTE([CulturesData.EJ17];&quot;e&quot;;&quot;EVERYMAN&quot;);&quot;r&quot;;&quot;RESTRICTED&quot;);&quot;o&quot;;&quot;OCCUPATIONAL&quot;);&quot;,&quot;))" office:value-type="string" office:string-value="S100=RESTRICTED,">
            <text:p>S100=RESTRICTED,</text:p>
          </table:table-cell>
          <table:table-cell table:formula="of:=IF(LEN(TRIM([CulturesData.EK17]))=0;&quot;&quot;;CONCATENATE([CulturesData.EK$1];SUBSTITUTE(SUBSTITUTE(SUBSTITUTE([CulturesData.EK17];&quot;e&quot;;&quot;EVERYMAN&quot;);&quot;r&quot;;&quot;RESTRICTED&quot;);&quot;o&quot;;&quot;OCCUPATIONAL&quot;);&quot;,&quot;))">
            <text:p/>
          </table:table-cell>
          <table:table-cell table:formula="of:=IF(LEN(TRIM([CulturesData.EL17]))=0;&quot;&quot;;CONCATENATE([CulturesData.EL$1];SUBSTITUTE(SUBSTITUTE(SUBSTITUTE([CulturesData.EL17];&quot;e&quot;;&quot;EVERYMAN&quot;);&quot;r&quot;;&quot;RESTRICTED&quot;);&quot;o&quot;;&quot;OCCUPATIONAL&quot;);&quot;,&quot;))" office:value-type="string" office:string-value="S96=RESTRICTED,">
            <text:p>S96=RESTRICTED,</text:p>
          </table:table-cell>
          <table:table-cell table:formula="of:=IF(LEN(TRIM([CulturesData.EM17]))=0;&quot;&quot;;CONCATENATE([CulturesData.EM$1];SUBSTITUTE(SUBSTITUTE(SUBSTITUTE([CulturesData.EM17];&quot;e&quot;;&quot;EVERYMAN&quot;);&quot;r&quot;;&quot;RESTRICTED&quot;);&quot;o&quot;;&quot;OCCUPATIONAL&quot;);&quot;,&quot;))">
            <text:p/>
          </table:table-cell>
          <table:table-cell table:formula="of:=IF(LEN(TRIM([CulturesData.EN17]))=0;&quot;&quot;;CONCATENATE([CulturesData.EN$1];SUBSTITUTE(SUBSTITUTE(SUBSTITUTE([CulturesData.EN17];&quot;e&quot;;&quot;EVERYMAN&quot;);&quot;r&quot;;&quot;RESTRICTED&quot;);&quot;o&quot;;&quot;OCCUPATIONAL&quot;);&quot;,&quot;))">
            <text:p/>
          </table:table-cell>
          <table:table-cell table:formula="of:=IF(LEN(TRIM([CulturesData.EO17]))=0;&quot;&quot;;CONCATENATE([CulturesData.EO$1];SUBSTITUTE(SUBSTITUTE(SUBSTITUTE([CulturesData.EO17];&quot;e&quot;;&quot;EVERYMAN&quot;);&quot;r&quot;;&quot;RESTRICTED&quot;);&quot;o&quot;;&quot;OCCUPATIONAL&quot;);&quot;,&quot;))">
            <text:p/>
          </table:table-cell>
          <table:table-cell table:formula="of:=IF(LEN(TRIM([CulturesData.EP17]))=0;&quot;&quot;;CONCATENATE([CulturesData.EP$1];SUBSTITUTE(SUBSTITUTE(SUBSTITUTE([CulturesData.EP17];&quot;e&quot;;&quot;EVERYMAN&quot;);&quot;r&quot;;&quot;RESTRICTED&quot;);&quot;o&quot;;&quot;OCCUPATIONAL&quot;);&quot;,&quot;))">
            <text:p/>
          </table:table-cell>
          <table:table-cell table:formula="of:=IF(LEN(TRIM([CulturesData.EQ17]))=0;&quot;&quot;;CONCATENATE([CulturesData.EQ$1];SUBSTITUTE(SUBSTITUTE(SUBSTITUTE([CulturesData.EQ17];&quot;e&quot;;&quot;EVERYMAN&quot;);&quot;r&quot;;&quot;RESTRICTED&quot;);&quot;o&quot;;&quot;OCCUPATIONAL&quot;);&quot;,&quot;))" office:value-type="string" office:string-value="S227=RESTRICTED,">
            <text:p>S227=RESTRICTED,</text:p>
          </table:table-cell>
          <table:table-cell table:formula="of:=IF(LEN(TRIM([CulturesData.ER17]))=0;&quot;&quot;;CONCATENATE([CulturesData.ER$1];SUBSTITUTE(SUBSTITUTE(SUBSTITUTE([CulturesData.ER17];&quot;e&quot;;&quot;EVERYMAN&quot;);&quot;r&quot;;&quot;RESTRICTED&quot;);&quot;o&quot;;&quot;OCCUPATIONAL&quot;);&quot;,&quot;))" office:value-type="string" office:string-value="S235=RESTRICTED,">
            <text:p>S235=RESTRICTED,</text:p>
          </table:table-cell>
          <table:table-cell table:formula="of:=IF(LEN(TRIM([CulturesData.ES17]))=0;&quot;&quot;;CONCATENATE([CulturesData.ES$1];SUBSTITUTE(SUBSTITUTE(SUBSTITUTE([CulturesData.ES17];&quot;e&quot;;&quot;EVERYMAN&quot;);&quot;r&quot;;&quot;RESTRICTED&quot;);&quot;o&quot;;&quot;OCCUPATIONAL&quot;);&quot;,&quot;))" office:value-type="string" office:string-value="S231=RESTRICTED,">
            <text:p>S231=RESTRICTED,</text:p>
          </table:table-cell>
          <table:table-cell table:formula="of:=IF(LEN(TRIM([CulturesData.ET17]))=0;&quot;&quot;;CONCATENATE([CulturesData.ET$1];SUBSTITUTE(SUBSTITUTE(SUBSTITUTE([CulturesData.ET17];&quot;e&quot;;&quot;EVERYMAN&quot;);&quot;r&quot;;&quot;RESTRICTED&quot;);&quot;o&quot;;&quot;OCCUPATIONAL&quot;);&quot;,&quot;))" office:value-type="string" office:string-value="S237=RESTRICTED,">
            <text:p>S237=RESTRICTED,</text:p>
          </table:table-cell>
          <table:table-cell table:formula="of:=IF(LEN(TRIM([CulturesData.EU17]))=0;&quot;&quot;;CONCATENATE([CulturesData.EU$1];SUBSTITUTE(SUBSTITUTE(SUBSTITUTE([CulturesData.EU17];&quot;e&quot;;&quot;EVERYMAN&quot;);&quot;r&quot;;&quot;RESTRICTED&quot;);&quot;o&quot;;&quot;OCCUPATIONAL&quot;);&quot;,&quot;))" office:value-type="string" office:string-value="S514=RESTRICTED,">
            <text:p>S514=RESTRICTED,</text:p>
          </table:table-cell>
          <table:table-cell table:formula="of:=IF(LEN(TRIM([CulturesData.EV17]))=0;&quot;&quot;;CONCATENATE([CulturesData.EV$1];SUBSTITUTE(SUBSTITUTE(SUBSTITUTE([CulturesData.EV17];&quot;e&quot;;&quot;EVERYMAN&quot;);&quot;r&quot;;&quot;RESTRICTED&quot;);&quot;o&quot;;&quot;OCCUPATIONAL&quot;);&quot;,&quot;))" office:value-type="string" office:string-value="S515=RESTRICTED,">
            <text:p>S515=RESTRICTED,</text:p>
          </table:table-cell>
          <table:table-cell table:formula="of:=IF(LEN(TRIM([CulturesData.EW17]))=0;&quot;&quot;;CONCATENATE([CulturesData.EW$1];SUBSTITUTE(SUBSTITUTE(SUBSTITUTE([CulturesData.EW17];&quot;e&quot;;&quot;EVERYMAN&quot;);&quot;r&quot;;&quot;RESTRICTED&quot;);&quot;o&quot;;&quot;OCCUPATIONAL&quot;);&quot;,&quot;))" office:value-type="string" office:string-value="S516=RESTRICTED,">
            <text:p>S516=RESTRICTED,</text:p>
          </table:table-cell>
          <table:table-cell table:formula="of:=IF(LEN(TRIM([CulturesData.EX17]))=0;&quot;&quot;;CONCATENATE([CulturesData.EX$1];SUBSTITUTE(SUBSTITUTE(SUBSTITUTE([CulturesData.EX17];&quot;e&quot;;&quot;EVERYMAN&quot;);&quot;r&quot;;&quot;RESTRICTED&quot;);&quot;o&quot;;&quot;OCCUPATIONAL&quot;);&quot;,&quot;))" office:value-type="string" office:string-value="S517=RESTRICTED,">
            <text:p>S517=RESTRICTED,</text:p>
          </table:table-cell>
          <table:table-cell table:formula="of:=IF(LEN(TRIM([CulturesData.EY17]))=0;&quot;&quot;;CONCATENATE([CulturesData.EY$1];SUBSTITUTE(SUBSTITUTE(SUBSTITUTE([CulturesData.EY17];&quot;e&quot;;&quot;EVERYMAN&quot;);&quot;r&quot;;&quot;RESTRICTED&quot;);&quot;o&quot;;&quot;OCCUPATIONAL&quot;);&quot;,&quot;))" office:value-type="string" office:string-value="S518=RESTRICTED,">
            <text:p>S518=RESTRICTED,</text:p>
          </table:table-cell>
          <table:table-cell table:formula="of:=IF(LEN(TRIM([CulturesData.EZ17]))=0;&quot;&quot;;CONCATENATE([CulturesData.EZ$1];SUBSTITUTE(SUBSTITUTE(SUBSTITUTE([CulturesData.EZ17];&quot;e&quot;;&quot;EVERYMAN&quot;);&quot;r&quot;;&quot;RESTRICTED&quot;);&quot;o&quot;;&quot;OCCUPATIONAL&quot;);&quot;,&quot;))" office:value-type="string" office:string-value="S528=RESTRICTED,">
            <text:p>S528=RESTRICTED,</text:p>
          </table:table-cell>
          <table:table-cell table:formula="of:=IF(LEN(TRIM([CulturesData.FA17]))=0;&quot;&quot;;CONCATENATE([CulturesData.FA$1];SUBSTITUTE(SUBSTITUTE(SUBSTITUTE([CulturesData.FA17];&quot;e&quot;;&quot;EVERYMAN&quot;);&quot;r&quot;;&quot;RESTRICTED&quot;);&quot;o&quot;;&quot;OCCUPATIONAL&quot;);&quot;,&quot;))" office:value-type="string" office:string-value="S520=RESTRICTED,">
            <text:p>S520=RESTRICTED,</text:p>
          </table:table-cell>
          <table:table-cell table:formula="of:=IF(LEN(TRIM([CulturesData.FB17]))=0;&quot;&quot;;CONCATENATE([CulturesData.FB$1];SUBSTITUTE(SUBSTITUTE(SUBSTITUTE([CulturesData.FB17];&quot;e&quot;;&quot;EVERYMAN&quot;);&quot;r&quot;;&quot;RESTRICTED&quot;);&quot;o&quot;;&quot;OCCUPATIONAL&quot;);&quot;,&quot;))" office:value-type="string" office:string-value="S521=RESTRICTED,">
            <text:p>S521=RESTRICTED,</text:p>
          </table:table-cell>
          <table:table-cell table:formula="of:=IF(LEN(TRIM([CulturesData.FC17]))=0;&quot;&quot;;CONCATENATE([CulturesData.FC$1];SUBSTITUTE(SUBSTITUTE(SUBSTITUTE([CulturesData.FC17];&quot;e&quot;;&quot;EVERYMAN&quot;);&quot;r&quot;;&quot;RESTRICTED&quot;);&quot;o&quot;;&quot;OCCUPATIONAL&quot;);&quot;,&quot;))" office:value-type="string" office:string-value="S522=RESTRICTED,">
            <text:p>S522=RESTRICTED,</text:p>
          </table:table-cell>
          <table:table-cell table:formula="of:=IF(LEN(TRIM([CulturesData.FD17]))=0;&quot;&quot;;CONCATENATE([CulturesData.FD$1];SUBSTITUTE(SUBSTITUTE(SUBSTITUTE([CulturesData.FD17];&quot;e&quot;;&quot;EVERYMAN&quot;);&quot;r&quot;;&quot;RESTRICTED&quot;);&quot;o&quot;;&quot;OCCUPATIONAL&quot;);&quot;,&quot;))" office:value-type="string" office:string-value="S523=RESTRICTED,">
            <text:p>S523=RESTRICTED,</text:p>
          </table:table-cell>
          <table:table-cell table:formula="of:=IF(LEN(TRIM([CulturesData.FE17]))=0;&quot;&quot;;CONCATENATE([CulturesData.FE$1];SUBSTITUTE(SUBSTITUTE(SUBSTITUTE([CulturesData.FE17];&quot;e&quot;;&quot;EVERYMAN&quot;);&quot;r&quot;;&quot;RESTRICTED&quot;);&quot;o&quot;;&quot;OCCUPATIONAL&quot;);&quot;,&quot;))" office:value-type="string" office:string-value="S524=RESTRICTED,">
            <text:p>S524=RESTRICTED,</text:p>
          </table:table-cell>
          <table:table-cell table:formula="of:=IF(LEN(TRIM([CulturesData.FF17]))=0;&quot;&quot;;CONCATENATE([CulturesData.FF$1];SUBSTITUTE(SUBSTITUTE(SUBSTITUTE([CulturesData.FF17];&quot;e&quot;;&quot;EVERYMAN&quot;);&quot;r&quot;;&quot;RESTRICTED&quot;);&quot;o&quot;;&quot;OCCUPATIONAL&quot;);&quot;,&quot;))" office:value-type="string" office:string-value="S454=RESTRICTED,">
            <text:p>S454=RESTRICTED,</text:p>
          </table:table-cell>
          <table:table-cell table:formula="of:=IF(LEN(TRIM([CulturesData.FG17]))=0;&quot;&quot;;CONCATENATE([CulturesData.FG$1];SUBSTITUTE(SUBSTITUTE(SUBSTITUTE([CulturesData.FG17];&quot;e&quot;;&quot;EVERYMAN&quot;);&quot;r&quot;;&quot;RESTRICTED&quot;);&quot;o&quot;;&quot;OCCUPATIONAL&quot;);&quot;,&quot;))" office:value-type="string" office:string-value="S242=RESTRICTED,">
            <text:p>S242=RESTRICTED,</text:p>
          </table:table-cell>
          <table:table-cell table:formula="of:=IF(LEN(TRIM([CulturesData.FH17]))=0;&quot;&quot;;CONCATENATE([CulturesData.FH$1];SUBSTITUTE(SUBSTITUTE(SUBSTITUTE([CulturesData.FH17];&quot;e&quot;;&quot;EVERYMAN&quot;);&quot;r&quot;;&quot;RESTRICTED&quot;);&quot;o&quot;;&quot;OCCUPATIONAL&quot;);&quot;,&quot;))" office:value-type="string" office:string-value="S526=RESTRICTED,">
            <text:p>S526=RESTRICTED,</text:p>
          </table:table-cell>
          <table:table-cell table:formula="of:=IF(LEN(TRIM([CulturesData.FI17]))=0;&quot;&quot;;CONCATENATE([CulturesData.FI$1];SUBSTITUTE(SUBSTITUTE(SUBSTITUTE([CulturesData.FI17];&quot;e&quot;;&quot;EVERYMAN&quot;);&quot;r&quot;;&quot;RESTRICTED&quot;);&quot;o&quot;;&quot;OCCUPATIONAL&quot;);&quot;,&quot;))" office:value-type="string" office:string-value="S527=RESTRICTED,">
            <text:p>S527=RESTRICTED,</text:p>
          </table:table-cell>
          <table:table-cell table:formula="of:=IF(LEN(TRIM([CulturesData.FJ17]))=0;&quot;&quot;;CONCATENATE([CulturesData.FJ$1];SUBSTITUTE(SUBSTITUTE(SUBSTITUTE([CulturesData.FJ17];&quot;e&quot;;&quot;EVERYMAN&quot;);&quot;r&quot;;&quot;RESTRICTED&quot;);&quot;o&quot;;&quot;OCCUPATIONAL&quot;);&quot;,&quot;))">
            <text:p/>
          </table:table-cell>
          <table:table-cell table:formula="of:=IF(LEN(TRIM([CulturesData.FK17]))=0;&quot;&quot;;CONCATENATE([CulturesData.FK$1];SUBSTITUTE(SUBSTITUTE(SUBSTITUTE([CulturesData.FK17];&quot;e&quot;;&quot;EVERYMAN&quot;);&quot;r&quot;;&quot;RESTRICTED&quot;);&quot;o&quot;;&quot;OCCUPATIONAL&quot;);&quot;,&quot;))">
            <text:p/>
          </table:table-cell>
          <table:table-cell table:formula="of:=IF(LEN(TRIM([CulturesData.FL17]))=0;&quot;&quot;;CONCATENATE([CulturesData.FL$1];SUBSTITUTE(SUBSTITUTE(SUBSTITUTE([CulturesData.FL17];&quot;e&quot;;&quot;EVERYMAN&quot;);&quot;r&quot;;&quot;RESTRICTED&quot;);&quot;o&quot;;&quot;OCCUPATIONAL&quot;);&quot;,&quot;))">
            <text:p/>
          </table:table-cell>
          <table:table-cell table:formula="of:=IF(LEN(TRIM([CulturesData.FM17]))=0;&quot;&quot;;CONCATENATE([CulturesData.FM$1];SUBSTITUTE(SUBSTITUTE(SUBSTITUTE([CulturesData.FM17];&quot;e&quot;;&quot;EVERYMAN&quot;);&quot;r&quot;;&quot;RESTRICTED&quot;);&quot;o&quot;;&quot;OCCUPATIONAL&quot;);&quot;,&quot;))">
            <text:p/>
          </table:table-cell>
          <table:table-cell table:formula="of:=IF(LEN(TRIM([CulturesData.FN17]))=0;&quot;&quot;;CONCATENATE([CulturesData.FN$1];SUBSTITUTE(SUBSTITUTE(SUBSTITUTE([CulturesData.FN17];&quot;e&quot;;&quot;EVERYMAN&quot;);&quot;r&quot;;&quot;RESTRICTED&quot;);&quot;o&quot;;&quot;OCCUPATIONAL&quot;);&quot;,&quot;))">
            <text:p/>
          </table:table-cell>
          <table:table-cell table:formula="of:=IF(LEN(TRIM([CulturesData.FO17]))=0;&quot;&quot;;CONCATENATE([CulturesData.FO$1];SUBSTITUTE(SUBSTITUTE(SUBSTITUTE([CulturesData.FO17];&quot;e&quot;;&quot;EVERYMAN&quot;);&quot;r&quot;;&quot;RESTRICTED&quot;);&quot;o&quot;;&quot;OCCUPATIONAL&quot;);&quot;,&quot;))">
            <text:p/>
          </table:table-cell>
          <table:table-cell table:formula="of:=IF(LEN(TRIM([CulturesData.FP17]))=0;&quot;&quot;;CONCATENATE([CulturesData.FP$1];SUBSTITUTE(SUBSTITUTE(SUBSTITUTE([CulturesData.FP17];&quot;e&quot;;&quot;EVERYMAN&quot;);&quot;r&quot;;&quot;RESTRICTED&quot;);&quot;o&quot;;&quot;OCCUPATIONAL&quot;);&quot;,&quot;))">
            <text:p/>
          </table:table-cell>
          <table:table-cell table:formula="of:=IF(LEN(TRIM([CulturesData.FQ17]))=0;&quot;&quot;;CONCATENATE([CulturesData.FQ$1];SUBSTITUTE(SUBSTITUTE(SUBSTITUTE([CulturesData.FQ17];&quot;e&quot;;&quot;EVERYMAN&quot;);&quot;r&quot;;&quot;RESTRICTED&quot;);&quot;o&quot;;&quot;OCCUPATIONAL&quot;);&quot;,&quot;))">
            <text:p/>
          </table:table-cell>
          <table:table-cell table:formula="of:=IF(LEN(TRIM([CulturesData.FR17]))=0;&quot;&quot;;CONCATENATE([CulturesData.FR$1];SUBSTITUTE(SUBSTITUTE(SUBSTITUTE([CulturesData.FR17];&quot;e&quot;;&quot;EVERYMAN&quot;);&quot;r&quot;;&quot;RESTRICTED&quot;);&quot;o&quot;;&quot;OCCUPATIONAL&quot;);&quot;,&quot;))" office:value-type="string" office:string-value="G24=1,">
            <text:p>G24=1,</text:p>
          </table:table-cell>
          <table:table-cell table:formula="of:=IF(LEN(TRIM([CulturesData.FS17]))=0;&quot;&quot;;CONCATENATE([CulturesData.FS$1];SUBSTITUTE(SUBSTITUTE(SUBSTITUTE([CulturesData.FS17];&quot;e&quot;;&quot;EVERYMAN&quot;);&quot;r&quot;;&quot;RESTRICTED&quot;);&quot;o&quot;;&quot;OCCUPATIONAL&quot;);&quot;,&quot;))">
            <text:p/>
          </table:table-cell>
          <table:table-cell table:formula="of:=IF(LEN(TRIM([CulturesData.FT17]))=0;&quot;&quot;;CONCATENATE([CulturesData.FT$1];SUBSTITUTE(SUBSTITUTE(SUBSTITUTE([CulturesData.FT17];&quot;e&quot;;&quot;EVERYMAN&quot;);&quot;r&quot;;&quot;RESTRICTED&quot;);&quot;o&quot;;&quot;OCCUPATIONAL&quot;);&quot;,&quot;))">
            <text:p/>
          </table:table-cell>
          <table:table-cell table:formula="of:=IF(LEN(TRIM([CulturesData.FU17]))=0;&quot;&quot;;CONCATENATE([CulturesData.FU$1];SUBSTITUTE(SUBSTITUTE(SUBSTITUTE([CulturesData.FU17];&quot;e&quot;;&quot;EVERYMAN&quot;);&quot;r&quot;;&quot;RESTRICTED&quot;);&quot;o&quot;;&quot;OCCUPATIONAL&quot;);&quot;,&quot;))">
            <text:p/>
          </table:table-cell>
          <table:table-cell table:formula="of:=IF(LEN(TRIM([CulturesData.FV17]))=0;&quot;&quot;;CONCATENATE([CulturesData.FV$1];SUBSTITUTE(SUBSTITUTE(SUBSTITUTE([CulturesData.FV17];&quot;e&quot;;&quot;EVERYMAN&quot;);&quot;r&quot;;&quot;RESTRICTED&quot;);&quot;o&quot;;&quot;OCCUPATIONAL&quot;);&quot;,&quot;))">
            <text:p/>
          </table:table-cell>
          <table:table-cell table:formula="of:=IF(LEN(TRIM([CulturesData.FW17]))=0;&quot;&quot;;CONCATENATE([CulturesData.FW$1];SUBSTITUTE(SUBSTITUTE(SUBSTITUTE([CulturesData.FW17];&quot;e&quot;;&quot;EVERYMAN&quot;);&quot;r&quot;;&quot;RESTRICTED&quot;);&quot;o&quot;;&quot;OCCUPATIONAL&quot;);&quot;,&quot;))">
            <text:p/>
          </table:table-cell>
          <table:table-cell table:formula="of:=IF(LEN(TRIM([CulturesData.FX17]))=0;&quot;&quot;;CONCATENATE([CulturesData.FX$1];SUBSTITUTE(SUBSTITUTE(SUBSTITUTE([CulturesData.FX17];&quot;e&quot;;&quot;EVERYMAN&quot;);&quot;r&quot;;&quot;RESTRICTED&quot;);&quot;o&quot;;&quot;OCCUPATIONAL&quot;);&quot;,&quot;))">
            <text:p/>
          </table:table-cell>
          <table:table-cell table:formula="of:=IF(LEN(TRIM([CulturesData.FY17]))=0;&quot;&quot;;CONCATENATE([CulturesData.FY$1];SUBSTITUTE(SUBSTITUTE(SUBSTITUTE([CulturesData.FY17];&quot;e&quot;;&quot;EVERYMAN&quot;);&quot;r&quot;;&quot;RESTRICTED&quot;);&quot;o&quot;;&quot;OCCUPATIONAL&quot;);&quot;,&quot;))">
            <text:p/>
          </table:table-cell>
          <table:table-cell table:formula="of:=IF(LEN(TRIM([CulturesData.FZ17]))=0;&quot;&quot;;CONCATENATE([CulturesData.FZ$1];SUBSTITUTE(SUBSTITUTE(SUBSTITUTE([CulturesData.FZ17];&quot;e&quot;;&quot;EVERYMAN&quot;);&quot;r&quot;;&quot;RESTRICTED&quot;);&quot;o&quot;;&quot;OCCUPATIONAL&quot;);&quot;,&quot;))" office:value-type="string" office:string-value="G28=3,">
            <text:p>G28=3,</text:p>
          </table:table-cell>
          <table:table-cell table:formula="of:=IF(LEN(TRIM([CulturesData.GA17]))=0;&quot;&quot;;CONCATENATE([CulturesData.GA$1];SUBSTITUTE(SUBSTITUTE(SUBSTITUTE([CulturesData.GA17];&quot;e&quot;;&quot;EVERYMAN&quot;);&quot;r&quot;;&quot;RESTRICTED&quot;);&quot;o&quot;;&quot;OCCUPATIONAL&quot;);&quot;,&quot;))" office:value-type="string" office:string-value="S285=3,">
            <text:p>S285=3,</text:p>
          </table:table-cell>
          <table:table-cell table:formula="of:=IF(LEN(TRIM([CulturesData.GB17]))=0;&quot;&quot;;CONCATENATE([CulturesData.GB$1];SUBSTITUTE(SUBSTITUTE(SUBSTITUTE([CulturesData.GB17];&quot;e&quot;;&quot;EVERYMAN&quot;);&quot;r&quot;;&quot;RESTRICTED&quot;);&quot;o&quot;;&quot;OCCUPATIONAL&quot;);&quot;,&quot;))">
            <text:p/>
          </table:table-cell>
          <table:table-cell table:formula="of:=IF(LEN(TRIM([CulturesData.GC17]))=0;&quot;&quot;;CONCATENATE([CulturesData.GC$1];SUBSTITUTE(SUBSTITUTE(SUBSTITUTE([CulturesData.GC17];&quot;e&quot;;&quot;EVERYMAN&quot;);&quot;r&quot;;&quot;RESTRICTED&quot;);&quot;o&quot;;&quot;OCCUPATIONAL&quot;);&quot;,&quot;))">
            <text:p/>
          </table:table-cell>
          <table:table-cell table:formula="of:=IF(LEN(TRIM([CulturesData.GD17]))=0;&quot;&quot;;CONCATENATE([CulturesData.GD$1];SUBSTITUTE(SUBSTITUTE(SUBSTITUTE([CulturesData.GD17];&quot;e&quot;;&quot;EVERYMAN&quot;);&quot;r&quot;;&quot;RESTRICTED&quot;);&quot;o&quot;;&quot;OCCUPATIONAL&quot;);&quot;,&quot;))">
            <text:p/>
          </table:table-cell>
          <table:table-cell table:formula="of:=IF(LEN(TRIM([CulturesData.GE17]))=0;&quot;&quot;;CONCATENATE([CulturesData.GE$1];SUBSTITUTE(SUBSTITUTE(SUBSTITUTE([CulturesData.GE17];&quot;e&quot;;&quot;EVERYMAN&quot;);&quot;r&quot;;&quot;RESTRICTED&quot;);&quot;o&quot;;&quot;OCCUPATIONAL&quot;);&quot;,&quot;))">
            <text:p/>
          </table:table-cell>
          <table:table-cell table:formula="of:=IF(LEN(TRIM([CulturesData.GF17]))=0;&quot;&quot;;CONCATENATE([CulturesData.GF$1];SUBSTITUTE(SUBSTITUTE(SUBSTITUTE([CulturesData.GF17];&quot;e&quot;;&quot;EVERYMAN&quot;);&quot;r&quot;;&quot;RESTRICTED&quot;);&quot;o&quot;;&quot;OCCUPATIONAL&quot;);&quot;,&quot;))">
            <text:p/>
          </table:table-cell>
          <table:table-cell table:formula="of:=IF(LEN(TRIM([CulturesData.GG17]))=0;&quot;&quot;;CONCATENATE([CulturesData.GG$1];SUBSTITUTE(SUBSTITUTE(SUBSTITUTE([CulturesData.GG17];&quot;e&quot;;&quot;EVERYMAN&quot;);&quot;r&quot;;&quot;RESTRICTED&quot;);&quot;o&quot;;&quot;OCCUPATIONAL&quot;);&quot;,&quot;))">
            <text:p/>
          </table:table-cell>
          <table:table-cell table:formula="of:=IF(LEN(TRIM([CulturesData.GH17]))=0;&quot;&quot;;CONCATENATE([CulturesData.GH$1];SUBSTITUTE(SUBSTITUTE(SUBSTITUTE([CulturesData.GH17];&quot;e&quot;;&quot;EVERYMAN&quot;);&quot;r&quot;;&quot;RESTRICTED&quot;);&quot;o&quot;;&quot;OCCUPATIONAL&quot;);&quot;,&quot;))">
            <text:p/>
          </table:table-cell>
          <table:table-cell table:formula="of:=IF(LEN(TRIM([CulturesData.GI17]))=0;&quot;&quot;;CONCATENATE([CulturesData.GI$1];SUBSTITUTE(SUBSTITUTE(SUBSTITUTE([CulturesData.GI17];&quot;e&quot;;&quot;EVERYMAN&quot;);&quot;r&quot;;&quot;RESTRICTED&quot;);&quot;o&quot;;&quot;OCCUPATIONAL&quot;);&quot;,&quot;))">
            <text:p/>
          </table:table-cell>
          <table:table-cell table:formula="of:=IF(LEN(TRIM([CulturesData.GJ17]))=0;&quot;&quot;;CONCATENATE([CulturesData.GJ$1];SUBSTITUTE(SUBSTITUTE(SUBSTITUTE([CulturesData.GJ17];&quot;e&quot;;&quot;EVERYMAN&quot;);&quot;r&quot;;&quot;RESTRICTED&quot;);&quot;o&quot;;&quot;OCCUPATIONAL&quot;);&quot;,&quot;))" office:value-type="string" office:string-value="G31=1,">
            <text:p>G31=1,</text:p>
          </table:table-cell>
          <table:table-cell table:formula="of:=IF(LEN(TRIM([CulturesData.GK17]))=0;&quot;&quot;;CONCATENATE([CulturesData.GK$1];SUBSTITUTE(SUBSTITUTE(SUBSTITUTE([CulturesData.GK17];&quot;e&quot;;&quot;EVERYMAN&quot;);&quot;r&quot;;&quot;RESTRICTED&quot;);&quot;o&quot;;&quot;OCCUPATIONAL&quot;);&quot;,&quot;))" office:value-type="string" office:string-value="S294=1,">
            <text:p>S294=1,</text:p>
          </table:table-cell>
          <table:table-cell table:formula="of:=IF(LEN(TRIM([CulturesData.GL17]))=0;&quot;&quot;;CONCATENATE([CulturesData.GL$1];SUBSTITUTE(SUBSTITUTE(SUBSTITUTE([CulturesData.GL17];&quot;e&quot;;&quot;EVERYMAN&quot;);&quot;r&quot;;&quot;RESTRICTED&quot;);&quot;o&quot;;&quot;OCCUPATIONAL&quot;);&quot;,&quot;))">
            <text:p/>
          </table:table-cell>
          <table:table-cell table:formula="of:=IF(LEN(TRIM([CulturesData.GM17]))=0;&quot;&quot;;CONCATENATE([CulturesData.GM$1];SUBSTITUTE(SUBSTITUTE(SUBSTITUTE([CulturesData.GM17];&quot;e&quot;;&quot;EVERYMAN&quot;);&quot;r&quot;;&quot;RESTRICTED&quot;);&quot;o&quot;;&quot;OCCUPATIONAL&quot;);&quot;,&quot;))">
            <text:p/>
          </table:table-cell>
          <table:table-cell table:formula="of:=IF(LEN(TRIM([CulturesData.GN17]))=0;&quot;&quot;;CONCATENATE([CulturesData.GN$1];SUBSTITUTE(SUBSTITUTE(SUBSTITUTE([CulturesData.GN17];&quot;e&quot;;&quot;EVERYMAN&quot;);&quot;r&quot;;&quot;RESTRICTED&quot;);&quot;o&quot;;&quot;OCCUPATIONAL&quot;);&quot;,&quot;))" office:value-type="string" office:string-value="G33=1,">
            <text:p>G33=1,</text:p>
          </table:table-cell>
          <table:table-cell table:formula="of:=IF(LEN(TRIM([CulturesData.GO17]))=0;&quot;&quot;;CONCATENATE([CulturesData.GO$1];SUBSTITUTE(SUBSTITUTE(SUBSTITUTE([CulturesData.GO17];&quot;e&quot;;&quot;EVERYMAN&quot;);&quot;r&quot;;&quot;RESTRICTED&quot;);&quot;o&quot;;&quot;OCCUPATIONAL&quot;);&quot;,&quot;))" office:value-type="string" office:string-value="S351=1,">
            <text:p>S351=1,</text:p>
          </table:table-cell>
          <table:table-cell table:formula="of:=IF(LEN(TRIM([CulturesData.GP17]))=0;&quot;&quot;;CONCATENATE([CulturesData.GP$1];SUBSTITUTE(SUBSTITUTE(SUBSTITUTE([CulturesData.GP17];&quot;e&quot;;&quot;EVERYMAN&quot;);&quot;r&quot;;&quot;RESTRICTED&quot;);&quot;o&quot;;&quot;OCCUPATIONAL&quot;);&quot;,&quot;))" office:value-type="string" office:string-value="LANG=4,">
            <text:p>LANG=4,</text:p>
          </table:table-cell>
          <table:table-cell table:formula="of:=IF(LEN(TRIM([CulturesData.GQ17]))=0;&quot;&quot;;CONCATENATE([CulturesData.GQ$1];SUBSTITUTE(SUBSTITUTE(SUBSTITUTE([CulturesData.GQ17];&quot;e&quot;;&quot;EVERYMAN&quot;);&quot;r&quot;;&quot;RESTRICTED&quot;);&quot;o&quot;;&quot;OCCUPATIONAL&quot;);&quot;,&quot;))">
            <text:p/>
          </table:table-cell>
          <table:table-cell table:formula="of:=IF(LEN(TRIM([CulturesData.GR17]))=0;&quot;&quot;;CONCATENATE([CulturesData.GR$1];SUBSTITUTE(SUBSTITUTE(SUBSTITUTE([CulturesData.GR17];&quot;e&quot;;&quot;EVERYMAN&quot;);&quot;r&quot;;&quot;RESTRICTED&quot;);&quot;o&quot;;&quot;OCCUPATIONAL&quot;);&quot;,&quot;))" office:value-type="string" office:string-value="HOBBY=12,">
            <text:p>HOBBY=12,</text:p>
          </table:table-cell>
          <table:table-cell table:formula="of:=IF(LEN(TRIM([CulturesData.GS17]))=0;&quot;&quot;;CONCATENATE([CulturesData.GS$1];[CulturesData.GS17];&quot;,&quot;))">
            <text:p/>
          </table:table-cell>
          <table:table-cell table:formula="of:=IF(LEN(TRIM([CulturesData.GT17]))=0;&quot;&quot;;CONCATENATE([CulturesData.GT$1];SUBSTITUTE(SUBSTITUTE(SUBSTITUTE([CulturesData.GT17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formula="of:=CONCATENATE([CulturesData.A18]; &quot;,&quot;)" office:value-type="string" office:string-value="44,">
            <text:p>44,</text:p>
          </table:table-cell>
          <table:table-cell table:formula="of:=CONCATENATE([CulturesData.B18]; &quot;,&quot;)" office:value-type="string" office:string-value="44,">
            <text:p>44,</text:p>
          </table:table-cell>
          <table:table-cell table:formula="of:=CONCATENATE([CulturesData.D18]; &quot;,&quot;)" office:value-type="string" office:string-value=",">
            <text:p>,</text:p>
          </table:table-cell>
          <table:table-cell table:formula="of:=CONCATENATE([CulturesData.C18]; &quot;,&quot;)" office:value-type="string" office:string-value="orchalf,">
            <text:p>orchalf,</text:p>
          </table:table-cell>
          <table:table-cell table:formula="of:=CONCATENATE([CulturesData.E18]; &quot;,&quot;)" office:value-type="string" office:string-value="35,">
            <text:p>35,</text:p>
          </table:table-cell>
          <table:table-cell table:formula="of:=CONCATENATE([CulturesData.F18]; &quot;,&quot;)" office:value-type="string" office:string-value="30,">
            <text:p>30,</text:p>
          </table:table-cell>
          <table:table-cell table:formula="of:=CONCATENATE([CulturesData.G18]; &quot;,&quot;)" office:value-type="string" office:string-value="110,">
            <text:p>110,</text:p>
          </table:table-cell>
          <table:table-cell table:formula="of:=CONCATENATE([CulturesData.H18]; &quot;,&quot;)" office:value-type="string" office:string-value="95,">
            <text:p>95,</text:p>
          </table:table-cell>
          <table:table-cell table:formula="of:=IF(LEN(TRIM([CulturesData.J18]))=0;&quot;&quot;;CONCATENATE([CulturesData.J$1];SUBSTITUTE(SUBSTITUTE(SUBSTITUTE([CulturesData.J18];&quot;e&quot;;&quot;EVERYMAN&quot;);&quot;r&quot;;&quot;RESTRICTED&quot;);&quot;o&quot;;&quot;OCCUPATIONAL&quot;);&quot;,&quot;))">
            <text:p/>
          </table:table-cell>
          <table:table-cell table:formula="of:=IF(LEN(TRIM([CulturesData.K18]))=0;&quot;&quot;;CONCATENATE([CulturesData.K$1];SUBSTITUTE(SUBSTITUTE(SUBSTITUTE([CulturesData.K18];&quot;e&quot;;&quot;EVERYMAN&quot;);&quot;r&quot;;&quot;RESTRICTED&quot;);&quot;o&quot;;&quot;OCCUPATIONAL&quot;);&quot;,&quot;))">
            <text:p/>
          </table:table-cell>
          <table:table-cell table:formula="of:=IF(LEN(TRIM([CulturesData.L18]))=0;&quot;&quot;;CONCATENATE([CulturesData.L$1];SUBSTITUTE(SUBSTITUTE(SUBSTITUTE([CulturesData.L18];&quot;e&quot;;&quot;EVERYMAN&quot;);&quot;r&quot;;&quot;RESTRICTED&quot;);&quot;o&quot;;&quot;OCCUPATIONAL&quot;);&quot;,&quot;))" office:value-type="string" office:string-value="G19=2,">
            <text:p>G19=2,</text:p>
          </table:table-cell>
          <table:table-cell table:formula="of:=IF(LEN(TRIM([CulturesData.M18]))=0;&quot;&quot;;CONCATENATE([CulturesData.M$1];SUBSTITUTE(SUBSTITUTE(SUBSTITUTE([CulturesData.M18];&quot;e&quot;;&quot;EVERYMAN&quot;);&quot;r&quot;;&quot;RESTRICTED&quot;);&quot;o&quot;;&quot;OCCUPATIONAL&quot;);&quot;,&quot;))" office:value-type="string" office:string-value="S216=2,">
            <text:p>S216=2,</text:p>
          </table:table-cell>
          <table:table-cell table:formula="of:=IF(LEN(TRIM([CulturesData.N18]))=0;&quot;&quot;;CONCATENATE([CulturesData.N$1];SUBSTITUTE(SUBSTITUTE(SUBSTITUTE([CulturesData.N18];&quot;e&quot;;&quot;EVERYMAN&quot;);&quot;r&quot;;&quot;RESTRICTED&quot;);&quot;o&quot;;&quot;OCCUPATIONAL&quot;);&quot;,&quot;))" office:value-type="string" office:string-value="S217=2,">
            <text:p>S217=2,</text:p>
          </table:table-cell>
          <table:table-cell table:formula="of:=IF(LEN(TRIM([CulturesData.O18]))=0;&quot;&quot;;CONCATENATE([CulturesData.O$1];SUBSTITUTE(SUBSTITUTE(SUBSTITUTE([CulturesData.O18];&quot;e&quot;;&quot;EVERYMAN&quot;);&quot;r&quot;;&quot;RESTRICTED&quot;);&quot;o&quot;;&quot;OCCUPATIONAL&quot;);&quot;,&quot;))">
            <text:p/>
          </table:table-cell>
          <table:table-cell table:formula="of:=IF(LEN(TRIM([CulturesData.P18]))=0;&quot;&quot;;CONCATENATE([CulturesData.P$1];SUBSTITUTE(SUBSTITUTE(SUBSTITUTE([CulturesData.P18];&quot;e&quot;;&quot;EVERYMAN&quot;);&quot;r&quot;;&quot;RESTRICTED&quot;);&quot;o&quot;;&quot;OCCUPATIONAL&quot;);&quot;,&quot;))">
            <text:p/>
          </table:table-cell>
          <table:table-cell table:formula="of:=IF(LEN(TRIM([CulturesData.Q18]))=0;&quot;&quot;;CONCATENATE([CulturesData.Q$1];SUBSTITUTE(SUBSTITUTE(SUBSTITUTE([CulturesData.Q18];&quot;e&quot;;&quot;EVERYMAN&quot;);&quot;r&quot;;&quot;RESTRICTED&quot;);&quot;o&quot;;&quot;OCCUPATIONAL&quot;);&quot;,&quot;))">
            <text:p/>
          </table:table-cell>
          <table:table-cell table:formula="of:=IF(LEN(TRIM([CulturesData.R18]))=0;&quot;&quot;;CONCATENATE([CulturesData.R$1];SUBSTITUTE(SUBSTITUTE(SUBSTITUTE([CulturesData.R18];&quot;e&quot;;&quot;EVERYMAN&quot;);&quot;r&quot;;&quot;RESTRICTED&quot;);&quot;o&quot;;&quot;OCCUPATIONAL&quot;);&quot;,&quot;))">
            <text:p/>
          </table:table-cell>
          <table:table-cell table:formula="of:=IF(LEN(TRIM([CulturesData.S18]))=0;&quot;&quot;;CONCATENATE([CulturesData.S$1];SUBSTITUTE(SUBSTITUTE(SUBSTITUTE([CulturesData.S18];&quot;e&quot;;&quot;EVERYMAN&quot;);&quot;r&quot;;&quot;RESTRICTED&quot;);&quot;o&quot;;&quot;OCCUPATIONAL&quot;);&quot;,&quot;))">
            <text:p/>
          </table:table-cell>
          <table:table-cell table:formula="of:=IF(LEN(TRIM([CulturesData.T18]))=0;&quot;&quot;;CONCATENATE([CulturesData.T$1];SUBSTITUTE(SUBSTITUTE(SUBSTITUTE([CulturesData.T18];&quot;e&quot;;&quot;EVERYMAN&quot;);&quot;r&quot;;&quot;RESTRICTED&quot;);&quot;o&quot;;&quot;OCCUPATIONAL&quot;);&quot;,&quot;))">
            <text:p/>
          </table:table-cell>
          <table:table-cell table:formula="of:=IF(LEN(TRIM([CulturesData.U18]))=0;&quot;&quot;;CONCATENATE([CulturesData.U$1];SUBSTITUTE(SUBSTITUTE(SUBSTITUTE([CulturesData.U18];&quot;e&quot;;&quot;EVERYMAN&quot;);&quot;r&quot;;&quot;RESTRICTED&quot;);&quot;o&quot;;&quot;OCCUPATIONAL&quot;);&quot;,&quot;))">
            <text:p/>
          </table:table-cell>
          <table:table-cell table:formula="of:=IF(LEN(TRIM([CulturesData.V18]))=0;&quot;&quot;;CONCATENATE([CulturesData.V$1];SUBSTITUTE(SUBSTITUTE(SUBSTITUTE([CulturesData.V18];&quot;e&quot;;&quot;EVERYMAN&quot;);&quot;r&quot;;&quot;RESTRICTED&quot;);&quot;o&quot;;&quot;OCCUPATIONAL&quot;);&quot;,&quot;))" office:value-type="string" office:string-value="G3=1,">
            <text:p>G3=1,</text:p>
          </table:table-cell>
          <table:table-cell table:formula="of:=IF(LEN(TRIM([CulturesData.W18]))=0;&quot;&quot;;CONCATENATE([CulturesData.W$1];SUBSTITUTE(SUBSTITUTE(SUBSTITUTE([CulturesData.W18];&quot;e&quot;;&quot;EVERYMAN&quot;);&quot;r&quot;;&quot;RESTRICTED&quot;);&quot;o&quot;;&quot;OCCUPATIONAL&quot;);&quot;,&quot;))">
            <text:p/>
          </table:table-cell>
          <table:table-cell table:formula="of:=IF(LEN(TRIM([CulturesData.X18]))=0;&quot;&quot;;CONCATENATE([CulturesData.X$1];SUBSTITUTE(SUBSTITUTE(SUBSTITUTE([CulturesData.X18];&quot;e&quot;;&quot;EVERYMAN&quot;);&quot;r&quot;;&quot;RESTRICTED&quot;);&quot;o&quot;;&quot;OCCUPATIONAL&quot;);&quot;,&quot;))">
            <text:p/>
          </table:table-cell>
          <table:table-cell table:formula="of:=IF(LEN(TRIM([CulturesData.Y18]))=0;&quot;&quot;;CONCATENATE([CulturesData.Y$1];SUBSTITUTE(SUBSTITUTE(SUBSTITUTE([CulturesData.Y18];&quot;e&quot;;&quot;EVERYMAN&quot;);&quot;r&quot;;&quot;RESTRICTED&quot;);&quot;o&quot;;&quot;OCCUPATIONAL&quot;);&quot;,&quot;))">
            <text:p/>
          </table:table-cell>
          <table:table-cell table:formula="of:=IF(LEN(TRIM([CulturesData.Z18]))=0;&quot;&quot;;CONCATENATE([CulturesData.Z$1];SUBSTITUTE(SUBSTITUTE(SUBSTITUTE([CulturesData.Z18];&quot;e&quot;;&quot;EVERYMAN&quot;);&quot;r&quot;;&quot;RESTRICTED&quot;);&quot;o&quot;;&quot;OCCUPATIONAL&quot;);&quot;,&quot;))">
            <text:p/>
          </table:table-cell>
          <table:table-cell table:formula="of:=IF(LEN(TRIM([CulturesData.AA18]))=0;&quot;&quot;;CONCATENATE([CulturesData.AA$1];SUBSTITUTE(SUBSTITUTE(SUBSTITUTE([CulturesData.AA18];&quot;e&quot;;&quot;EVERYMAN&quot;);&quot;r&quot;;&quot;RESTRICTED&quot;);&quot;o&quot;;&quot;OCCUPATIONAL&quot;);&quot;,&quot;))" office:value-type="string" office:string-value="G1=1,">
            <text:p>G1=1,</text:p>
          </table:table-cell>
          <table:table-cell table:formula="of:=IF(LEN(TRIM([CulturesData.AB18]))=0;&quot;&quot;;CONCATENATE([CulturesData.AB$1];SUBSTITUTE(SUBSTITUTE(SUBSTITUTE([CulturesData.AB18];&quot;e&quot;;&quot;EVERYMAN&quot;);&quot;r&quot;;&quot;RESTRICTED&quot;);&quot;o&quot;;&quot;OCCUPATIONAL&quot;);&quot;,&quot;))">
            <text:p/>
          </table:table-cell>
          <table:table-cell table:formula="of:=IF(LEN(TRIM([CulturesData.AC18]))=0;&quot;&quot;;CONCATENATE([CulturesData.AC$1];SUBSTITUTE(SUBSTITUTE(SUBSTITUTE([CulturesData.AC18];&quot;e&quot;;&quot;EVERYMAN&quot;);&quot;r&quot;;&quot;RESTRICTED&quot;);&quot;o&quot;;&quot;OCCUPATIONAL&quot;);&quot;,&quot;))">
            <text:p/>
          </table:table-cell>
          <table:table-cell table:formula="of:=IF(LEN(TRIM([CulturesData.AD18]))=0;&quot;&quot;;CONCATENATE([CulturesData.AD$1];SUBSTITUTE(SUBSTITUTE(SUBSTITUTE([CulturesData.AD18];&quot;e&quot;;&quot;EVERYMAN&quot;);&quot;r&quot;;&quot;RESTRICTED&quot;);&quot;o&quot;;&quot;OCCUPATIONAL&quot;);&quot;,&quot;))" office:value-type="string" office:string-value="S5=1,">
            <text:p>S5=1,</text:p>
          </table:table-cell>
          <table:table-cell table:formula="of:=IF(LEN(TRIM([CulturesData.AE18]))=0;&quot;&quot;;CONCATENATE([CulturesData.AE$1];SUBSTITUTE(SUBSTITUTE(SUBSTITUTE([CulturesData.AE18];&quot;e&quot;;&quot;EVERYMAN&quot;);&quot;r&quot;;&quot;RESTRICTED&quot;);&quot;o&quot;;&quot;OCCUPATIONAL&quot;);&quot;,&quot;))" office:value-type="string" office:string-value="G2=2,">
            <text:p>G2=2,</text:p>
          </table:table-cell>
          <table:table-cell table:formula="of:=IF(LEN(TRIM([CulturesData.AF18]))=0;&quot;&quot;;CONCATENATE([CulturesData.AF$1];SUBSTITUTE(SUBSTITUTE(SUBSTITUTE([CulturesData.AF18];&quot;e&quot;;&quot;EVERYMAN&quot;);&quot;r&quot;;&quot;RESTRICTED&quot;);&quot;o&quot;;&quot;OCCUPATIONAL&quot;);&quot;,&quot;))" office:value-type="string" office:string-value="S14=2,">
            <text:p>S14=2,</text:p>
          </table:table-cell>
          <table:table-cell table:formula="of:=IF(LEN(TRIM([CulturesData.AG18]))=0;&quot;&quot;;CONCATENATE([CulturesData.AG$1];SUBSTITUTE(SUBSTITUTE(SUBSTITUTE([CulturesData.AG18];&quot;e&quot;;&quot;EVERYMAN&quot;);&quot;r&quot;;&quot;RESTRICTED&quot;);&quot;o&quot;;&quot;OCCUPATIONAL&quot;);&quot;,&quot;))">
            <text:p/>
          </table:table-cell>
          <table:table-cell table:formula="of:=IF(LEN(TRIM([CulturesData.AH18]))=0;&quot;&quot;;CONCATENATE([CulturesData.AH$1];SUBSTITUTE(SUBSTITUTE(SUBSTITUTE([CulturesData.AH18];&quot;e&quot;;&quot;EVERYMAN&quot;);&quot;r&quot;;&quot;RESTRICTED&quot;);&quot;o&quot;;&quot;OCCUPATIONAL&quot;);&quot;,&quot;))" office:value-type="string" office:string-value="S168=4,">
            <text:p>S168=4,</text:p>
          </table:table-cell>
          <table:table-cell table:formula="of:=IF(LEN(TRIM([CulturesData.AI18]))=0;&quot;&quot;;CONCATENATE([CulturesData.AI$1];SUBSTITUTE(SUBSTITUTE(SUBSTITUTE([CulturesData.AI18];&quot;e&quot;;&quot;EVERYMAN&quot;);&quot;r&quot;;&quot;RESTRICTED&quot;);&quot;o&quot;;&quot;OCCUPATIONAL&quot;);&quot;,&quot;))" office:value-type="string" office:string-value="G36=2,">
            <text:p>G36=2,</text:p>
          </table:table-cell>
          <table:table-cell table:formula="of:=IF(LEN(TRIM([CulturesData.AJ18]))=0;&quot;&quot;;CONCATENATE([CulturesData.AJ$1];SUBSTITUTE(SUBSTITUTE(SUBSTITUTE([CulturesData.AJ18];&quot;e&quot;;&quot;EVERYMAN&quot;);&quot;r&quot;;&quot;RESTRICTED&quot;);&quot;o&quot;;&quot;OCCUPATIONAL&quot;);&quot;,&quot;))">
            <text:p/>
          </table:table-cell>
          <table:table-cell table:formula="of:=IF(LEN(TRIM([CulturesData.AK18]))=0;&quot;&quot;;CONCATENATE([CulturesData.AK$1];SUBSTITUTE(SUBSTITUTE(SUBSTITUTE([CulturesData.AK18];&quot;e&quot;;&quot;EVERYMAN&quot;);&quot;r&quot;;&quot;RESTRICTED&quot;);&quot;o&quot;;&quot;OCCUPATIONAL&quot;);&quot;,&quot;))">
            <text:p/>
          </table:table-cell>
          <table:table-cell table:formula="of:=IF(LEN(TRIM([CulturesData.AL18]))=0;&quot;&quot;;CONCATENATE([CulturesData.AL$1];SUBSTITUTE(SUBSTITUTE(SUBSTITUTE([CulturesData.AL18];&quot;e&quot;;&quot;EVERYMAN&quot;);&quot;r&quot;;&quot;RESTRICTED&quot;);&quot;o&quot;;&quot;OCCUPATIONAL&quot;);&quot;,&quot;))">
            <text:p/>
          </table:table-cell>
          <table:table-cell table:formula="of:=IF(LEN(TRIM([CulturesData.AM18]))=0;&quot;&quot;;CONCATENATE([CulturesData.AM$1];SUBSTITUTE(SUBSTITUTE(SUBSTITUTE([CulturesData.AM18];&quot;e&quot;;&quot;EVERYMAN&quot;);&quot;r&quot;;&quot;RESTRICTED&quot;);&quot;o&quot;;&quot;OCCUPATIONAL&quot;);&quot;,&quot;))">
            <text:p/>
          </table:table-cell>
          <table:table-cell table:formula="of:=IF(LEN(TRIM([CulturesData.AN18]))=0;&quot;&quot;;CONCATENATE([CulturesData.AN$1];SUBSTITUTE(SUBSTITUTE(SUBSTITUTE([CulturesData.AN18];&quot;e&quot;;&quot;EVERYMAN&quot;);&quot;r&quot;;&quot;RESTRICTED&quot;);&quot;o&quot;;&quot;OCCUPATIONAL&quot;);&quot;,&quot;))" office:value-type="string" office:string-value="S155=RESTRICTED,">
            <text:p>S155=RESTRICTED,</text:p>
          </table:table-cell>
          <table:table-cell table:formula="of:=IF(LEN(TRIM([CulturesData.AO18]))=0;&quot;&quot;;CONCATENATE([CulturesData.AO$1];SUBSTITUTE(SUBSTITUTE(SUBSTITUTE([CulturesData.AO18];&quot;e&quot;;&quot;EVERYMAN&quot;);&quot;r&quot;;&quot;RESTRICTED&quot;);&quot;o&quot;;&quot;OCCUPATIONAL&quot;);&quot;,&quot;))" office:value-type="string" office:string-value="S154=RESTRICTED,">
            <text:p>S154=RESTRICTED,</text:p>
          </table:table-cell>
          <table:table-cell table:formula="of:=IF(LEN(TRIM([CulturesData.AP18]))=0;&quot;&quot;;CONCATENATE([CulturesData.AP$1];SUBSTITUTE(SUBSTITUTE(SUBSTITUTE([CulturesData.AP18];&quot;e&quot;;&quot;EVERYMAN&quot;);&quot;r&quot;;&quot;RESTRICTED&quot;);&quot;o&quot;;&quot;OCCUPATIONAL&quot;);&quot;,&quot;))" office:value-type="string" office:string-value="S64=2,">
            <text:p>S64=2,</text:p>
          </table:table-cell>
          <table:table-cell table:formula="of:=IF(LEN(TRIM([CulturesData.AQ18]))=0;&quot;&quot;;CONCATENATE([CulturesData.AQ$1];SUBSTITUTE(SUBSTITUTE(SUBSTITUTE([CulturesData.AQ18];&quot;e&quot;;&quot;EVERYMAN&quot;);&quot;r&quot;;&quot;RESTRICTED&quot;);&quot;o&quot;;&quot;OCCUPATIONAL&quot;);&quot;,&quot;))">
            <text:p/>
          </table:table-cell>
          <table:table-cell table:formula="of:=IF(LEN(TRIM([CulturesData.AR18]))=0;&quot;&quot;;CONCATENATE([CulturesData.AR$1];SUBSTITUTE(SUBSTITUTE(SUBSTITUTE([CulturesData.AR18];&quot;e&quot;;&quot;EVERYMAN&quot;);&quot;r&quot;;&quot;RESTRICTED&quot;);&quot;o&quot;;&quot;OCCUPATIONAL&quot;);&quot;,&quot;))" office:value-type="string" office:string-value="S503=RESTRICTED,">
            <text:p>S503=RESTRICTED,</text:p>
          </table:table-cell>
          <table:table-cell table:formula="of:=IF(LEN(TRIM([CulturesData.AS18]))=0;&quot;&quot;;CONCATENATE([CulturesData.AS$1];SUBSTITUTE(SUBSTITUTE(SUBSTITUTE([CulturesData.AS18];&quot;e&quot;;&quot;EVERYMAN&quot;);&quot;r&quot;;&quot;RESTRICTED&quot;);&quot;o&quot;;&quot;OCCUPATIONAL&quot;);&quot;,&quot;))" office:value-type="string" office:string-value="S504=RESTRICTED,">
            <text:p>S504=RESTRICTED,</text:p>
          </table:table-cell>
          <table:table-cell table:formula="of:=IF(LEN(TRIM([CulturesData.AT18]))=0;&quot;&quot;;CONCATENATE([CulturesData.AT$1];SUBSTITUTE(SUBSTITUTE(SUBSTITUTE([CulturesData.AT18];&quot;e&quot;;&quot;EVERYMAN&quot;);&quot;r&quot;;&quot;RESTRICTED&quot;);&quot;o&quot;;&quot;OCCUPATIONAL&quot;);&quot;,&quot;))" office:value-type="string" office:string-value="S53=RESTRICTED,">
            <text:p>S53=RESTRICTED,</text:p>
          </table:table-cell>
          <table:table-cell table:formula="of:=IF(LEN(TRIM([CulturesData.AU18]))=0;&quot;&quot;;CONCATENATE([CulturesData.AU$1];SUBSTITUTE(SUBSTITUTE(SUBSTITUTE([CulturesData.AU18];&quot;e&quot;;&quot;EVERYMAN&quot;);&quot;r&quot;;&quot;RESTRICTED&quot;);&quot;o&quot;;&quot;OCCUPATIONAL&quot;);&quot;,&quot;))" office:value-type="string" office:string-value="S54=RESTRICTED,">
            <text:p>S54=RESTRICTED,</text:p>
          </table:table-cell>
          <table:table-cell table:formula="of:=IF(LEN(TRIM([CulturesData.AV18]))=0;&quot;&quot;;CONCATENATE([CulturesData.AV$1];SUBSTITUTE(SUBSTITUTE(SUBSTITUTE([CulturesData.AV18];&quot;e&quot;;&quot;EVERYMAN&quot;);&quot;r&quot;;&quot;RESTRICTED&quot;);&quot;o&quot;;&quot;OCCUPATIONAL&quot;);&quot;,&quot;))" office:value-type="string" office:string-value="G8=1,">
            <text:p>G8=1,</text:p>
          </table:table-cell>
          <table:table-cell table:formula="of:=IF(LEN(TRIM([CulturesData.AW18]))=0;&quot;&quot;;CONCATENATE([CulturesData.AW$1];SUBSTITUTE(SUBSTITUTE(SUBSTITUTE([CulturesData.AW18];&quot;e&quot;;&quot;EVERYMAN&quot;);&quot;r&quot;;&quot;RESTRICTED&quot;);&quot;o&quot;;&quot;OCCUPATIONAL&quot;);&quot;,&quot;))">
            <text:p/>
          </table:table-cell>
          <table:table-cell table:formula="of:=IF(LEN(TRIM([CulturesData.AX18]))=0;&quot;&quot;;CONCATENATE([CulturesData.AX$1];SUBSTITUTE(SUBSTITUTE(SUBSTITUTE([CulturesData.AX18];&quot;e&quot;;&quot;EVERYMAN&quot;);&quot;r&quot;;&quot;RESTRICTED&quot;);&quot;o&quot;;&quot;OCCUPATIONAL&quot;);&quot;,&quot;))">
            <text:p/>
          </table:table-cell>
          <table:table-cell table:formula="of:=IF(LEN(TRIM([CulturesData.AY18]))=0;&quot;&quot;;CONCATENATE([CulturesData.AY$1];SUBSTITUTE(SUBSTITUTE(SUBSTITUTE([CulturesData.AY18];&quot;e&quot;;&quot;EVERYMAN&quot;);&quot;r&quot;;&quot;RESTRICTED&quot;);&quot;o&quot;;&quot;OCCUPATIONAL&quot;);&quot;,&quot;))" office:value-type="string" office:string-value="S465=7,">
            <text:p>S465=7,</text:p>
          </table:table-cell>
          <table:table-cell table:formula="of:=IF(LEN(TRIM([CulturesData.AZ18]))=0;&quot;&quot;;CONCATENATE([CulturesData.AZ$1];SUBSTITUTE(SUBSTITUTE(SUBSTITUTE([CulturesData.AZ18];&quot;e&quot;;&quot;EVERYMAN&quot;);&quot;r&quot;;&quot;RESTRICTED&quot;);&quot;o&quot;;&quot;OCCUPATIONAL&quot;);&quot;,&quot;))" office:value-type="string" office:string-value="S466=5,">
            <text:p>S466=5,</text:p>
          </table:table-cell>
          <table:table-cell table:formula="of:=IF(LEN(TRIM([CulturesData.BA18]))=0;&quot;&quot;;CONCATENATE([CulturesData.BA$1];SUBSTITUTE(SUBSTITUTE(SUBSTITUTE([CulturesData.BA18];&quot;e&quot;;&quot;EVERYMAN&quot;);&quot;r&quot;;&quot;RESTRICTED&quot;);&quot;o&quot;;&quot;OCCUPATIONAL&quot;);&quot;,&quot;))">
            <text:p/>
          </table:table-cell>
          <table:table-cell table:formula="of:=IF(LEN(TRIM([CulturesData.BB18]))=0;&quot;&quot;;CONCATENATE([CulturesData.BB$1];SUBSTITUTE(SUBSTITUTE(SUBSTITUTE([CulturesData.BB18];&quot;e&quot;;&quot;EVERYMAN&quot;);&quot;r&quot;;&quot;RESTRICTED&quot;);&quot;o&quot;;&quot;OCCUPATIONAL&quot;);&quot;,&quot;))">
            <text:p/>
          </table:table-cell>
          <table:table-cell table:formula="of:=IF(LEN(TRIM([CulturesData.BC18]))=0;&quot;&quot;;CONCATENATE([CulturesData.BC$1];SUBSTITUTE(SUBSTITUTE(SUBSTITUTE([CulturesData.BC18];&quot;e&quot;;&quot;EVERYMAN&quot;);&quot;r&quot;;&quot;RESTRICTED&quot;);&quot;o&quot;;&quot;OCCUPATIONAL&quot;);&quot;,&quot;))">
            <text:p/>
          </table:table-cell>
          <table:table-cell table:formula="of:=IF(LEN(TRIM([CulturesData.BD18]))=0;&quot;&quot;;CONCATENATE([CulturesData.BD$1];SUBSTITUTE(SUBSTITUTE(SUBSTITUTE([CulturesData.BD18];&quot;e&quot;;&quot;EVERYMAN&quot;);&quot;r&quot;;&quot;RESTRICTED&quot;);&quot;o&quot;;&quot;OCCUPATIONAL&quot;);&quot;,&quot;))">
            <text:p/>
          </table:table-cell>
          <table:table-cell table:formula="of:=IF(LEN(TRIM([CulturesData.BE18]))=0;&quot;&quot;;CONCATENATE([CulturesData.BE$1];SUBSTITUTE(SUBSTITUTE(SUBSTITUTE([CulturesData.BE18];&quot;e&quot;;&quot;EVERYMAN&quot;);&quot;r&quot;;&quot;RESTRICTED&quot;);&quot;o&quot;;&quot;OCCUPATIONAL&quot;);&quot;,&quot;))">
            <text:p/>
          </table:table-cell>
          <table:table-cell table:formula="of:=IF(LEN(TRIM([CulturesData.BF18]))=0;&quot;&quot;;CONCATENATE([CulturesData.BF$1];SUBSTITUTE(SUBSTITUTE(SUBSTITUTE([CulturesData.BF18];&quot;e&quot;;&quot;EVERYMAN&quot;);&quot;r&quot;;&quot;RESTRICTED&quot;);&quot;o&quot;;&quot;OCCUPATIONAL&quot;);&quot;,&quot;))">
            <text:p/>
          </table:table-cell>
          <table:table-cell table:formula="of:=IF(LEN(TRIM([CulturesData.BG18]))=0;&quot;&quot;;CONCATENATE([CulturesData.BG$1];SUBSTITUTE(SUBSTITUTE(SUBSTITUTE([CulturesData.BG18];&quot;e&quot;;&quot;EVERYMAN&quot;);&quot;r&quot;;&quot;RESTRICTED&quot;);&quot;o&quot;;&quot;OCCUPATIONAL&quot;);&quot;,&quot;))">
            <text:p/>
          </table:table-cell>
          <table:table-cell table:formula="of:=IF(LEN(TRIM([CulturesData.BH18]))=0;&quot;&quot;;CONCATENATE([CulturesData.BH$1];SUBSTITUTE(SUBSTITUTE(SUBSTITUTE([CulturesData.BH18];&quot;e&quot;;&quot;EVERYMAN&quot;);&quot;r&quot;;&quot;RESTRICTED&quot;);&quot;o&quot;;&quot;OCCUPATIONAL&quot;);&quot;,&quot;))">
            <text:p/>
          </table:table-cell>
          <table:table-cell table:formula="of:=IF(LEN(TRIM([CulturesData.BI18]))=0;&quot;&quot;;CONCATENATE([CulturesData.BI$1];SUBSTITUTE(SUBSTITUTE(SUBSTITUTE([CulturesData.BI18];&quot;e&quot;;&quot;EVERYMAN&quot;);&quot;r&quot;;&quot;RESTRICTED&quot;);&quot;o&quot;;&quot;OCCUPATIONAL&quot;);&quot;,&quot;))">
            <text:p/>
          </table:table-cell>
          <table:table-cell table:formula="of:=IF(LEN(TRIM([CulturesData.BJ18]))=0;&quot;&quot;;CONCATENATE([CulturesData.BJ$1];SUBSTITUTE(SUBSTITUTE(SUBSTITUTE([CulturesData.BJ18];&quot;e&quot;;&quot;EVERYMAN&quot;);&quot;r&quot;;&quot;RESTRICTED&quot;);&quot;o&quot;;&quot;OCCUPATIONAL&quot;);&quot;,&quot;))">
            <text:p/>
          </table:table-cell>
          <table:table-cell table:formula="of:=IF(LEN(TRIM([CulturesData.BK18]))=0;&quot;&quot;;CONCATENATE([CulturesData.BK$1];SUBSTITUTE(SUBSTITUTE(SUBSTITUTE([CulturesData.BK18];&quot;e&quot;;&quot;EVERYMAN&quot;);&quot;r&quot;;&quot;RESTRICTED&quot;);&quot;o&quot;;&quot;OCCUPATIONAL&quot;);&quot;,&quot;))">
            <text:p/>
          </table:table-cell>
          <table:table-cell table:formula="of:=IF(LEN(TRIM([CulturesData.BL18]))=0;&quot;&quot;;CONCATENATE([CulturesData.BL$1];SUBSTITUTE(SUBSTITUTE(SUBSTITUTE([CulturesData.BL18];&quot;e&quot;;&quot;EVERYMAN&quot;);&quot;r&quot;;&quot;RESTRICTED&quot;);&quot;o&quot;;&quot;OCCUPATIONAL&quot;);&quot;,&quot;))">
            <text:p/>
          </table:table-cell>
          <table:table-cell table:formula="of:=IF(LEN(TRIM([CulturesData.BM18]))=0;&quot;&quot;;CONCATENATE([CulturesData.BM$1];SUBSTITUTE(SUBSTITUTE(SUBSTITUTE([CulturesData.BM18];&quot;e&quot;;&quot;EVERYMAN&quot;);&quot;r&quot;;&quot;RESTRICTED&quot;);&quot;o&quot;;&quot;OCCUPATIONAL&quot;);&quot;,&quot;))">
            <text:p/>
          </table:table-cell>
          <table:table-cell table:formula="of:=IF(LEN(TRIM([CulturesData.BN18]))=0;&quot;&quot;;CONCATENATE([CulturesData.BN$1];SUBSTITUTE(SUBSTITUTE(SUBSTITUTE([CulturesData.BN18];&quot;e&quot;;&quot;EVERYMAN&quot;);&quot;r&quot;;&quot;RESTRICTED&quot;);&quot;o&quot;;&quot;OCCUPATIONAL&quot;);&quot;,&quot;))">
            <text:p/>
          </table:table-cell>
          <table:table-cell table:formula="of:=IF(LEN(TRIM([CulturesData.BO18]))=0;&quot;&quot;;CONCATENATE([CulturesData.BO$1];SUBSTITUTE(SUBSTITUTE(SUBSTITUTE([CulturesData.BO18];&quot;e&quot;;&quot;EVERYMAN&quot;);&quot;r&quot;;&quot;RESTRICTED&quot;);&quot;o&quot;;&quot;OCCUPATIONAL&quot;);&quot;,&quot;))">
            <text:p/>
          </table:table-cell>
          <table:table-cell table:formula="of:=IF(LEN(TRIM([CulturesData.BP18]))=0;&quot;&quot;;CONCATENATE([CulturesData.BP$1];SUBSTITUTE(SUBSTITUTE(SUBSTITUTE([CulturesData.BP18];&quot;e&quot;;&quot;EVERYMAN&quot;);&quot;r&quot;;&quot;RESTRICTED&quot;);&quot;o&quot;;&quot;OCCUPATIONAL&quot;);&quot;,&quot;))">
            <text:p/>
          </table:table-cell>
          <table:table-cell table:formula="of:=IF(LEN(TRIM([CulturesData.BQ18]))=0;&quot;&quot;;CONCATENATE([CulturesData.BQ$1];SUBSTITUTE(SUBSTITUTE(SUBSTITUTE([CulturesData.BQ18];&quot;e&quot;;&quot;EVERYMAN&quot;);&quot;r&quot;;&quot;RESTRICTED&quot;);&quot;o&quot;;&quot;OCCUPATIONAL&quot;);&quot;,&quot;))" office:value-type="string" office:string-value="S483=7,">
            <text:p>S483=7,</text:p>
          </table:table-cell>
          <table:table-cell table:formula="of:=IF(LEN(TRIM([CulturesData.BR18]))=0;&quot;&quot;;CONCATENATE([CulturesData.BR$1];SUBSTITUTE(SUBSTITUTE(SUBSTITUTE([CulturesData.BR18];&quot;e&quot;;&quot;EVERYMAN&quot;);&quot;r&quot;;&quot;RESTRICTED&quot;);&quot;o&quot;;&quot;OCCUPATIONAL&quot;);&quot;,&quot;))" office:value-type="string" office:string-value="S484=5,">
            <text:p>S484=5,</text:p>
          </table:table-cell>
          <table:table-cell table:formula="of:=IF(LEN(TRIM([CulturesData.BS18]))=0;&quot;&quot;;CONCATENATE([CulturesData.BS$1];SUBSTITUTE(SUBSTITUTE(SUBSTITUTE([CulturesData.BS18];&quot;e&quot;;&quot;EVERYMAN&quot;);&quot;r&quot;;&quot;RESTRICTED&quot;);&quot;o&quot;;&quot;OCCUPATIONAL&quot;);&quot;,&quot;))">
            <text:p/>
          </table:table-cell>
          <table:table-cell table:formula="of:=IF(LEN(TRIM([CulturesData.BT18]))=0;&quot;&quot;;CONCATENATE([CulturesData.BT$1];SUBSTITUTE(SUBSTITUTE(SUBSTITUTE([CulturesData.BT18];&quot;e&quot;;&quot;EVERYMAN&quot;);&quot;r&quot;;&quot;RESTRICTED&quot;);&quot;o&quot;;&quot;OCCUPATIONAL&quot;);&quot;,&quot;))">
            <text:p/>
          </table:table-cell>
          <table:table-cell table:formula="of:=IF(LEN(TRIM([CulturesData.BU18]))=0;&quot;&quot;;CONCATENATE([CulturesData.BU$1];SUBSTITUTE(SUBSTITUTE(SUBSTITUTE([CulturesData.BU18];&quot;e&quot;;&quot;EVERYMAN&quot;);&quot;r&quot;;&quot;RESTRICTED&quot;);&quot;o&quot;;&quot;OCCUPATIONAL&quot;);&quot;,&quot;))">
            <text:p/>
          </table:table-cell>
          <table:table-cell table:formula="of:=IF(LEN(TRIM([CulturesData.BV18]))=0;&quot;&quot;;CONCATENATE([CulturesData.BV$1];SUBSTITUTE(SUBSTITUTE(SUBSTITUTE([CulturesData.BV18];&quot;e&quot;;&quot;EVERYMAN&quot;);&quot;r&quot;;&quot;RESTRICTED&quot;);&quot;o&quot;;&quot;OCCUPATIONAL&quot;);&quot;,&quot;))">
            <text:p/>
          </table:table-cell>
          <table:table-cell table:formula="of:=IF(LEN(TRIM([CulturesData.BW18]))=0;&quot;&quot;;CONCATENATE([CulturesData.BW$1];SUBSTITUTE(SUBSTITUTE(SUBSTITUTE([CulturesData.BW18];&quot;e&quot;;&quot;EVERYMAN&quot;);&quot;r&quot;;&quot;RESTRICTED&quot;);&quot;o&quot;;&quot;OCCUPATIONAL&quot;);&quot;,&quot;))">
            <text:p/>
          </table:table-cell>
          <table:table-cell table:formula="of:=IF(LEN(TRIM([CulturesData.BX18]))=0;&quot;&quot;;CONCATENATE([CulturesData.BX$1];SUBSTITUTE(SUBSTITUTE(SUBSTITUTE([CulturesData.BX18];&quot;e&quot;;&quot;EVERYMAN&quot;);&quot;r&quot;;&quot;RESTRICTED&quot;);&quot;o&quot;;&quot;OCCUPATIONAL&quot;);&quot;,&quot;))">
            <text:p/>
          </table:table-cell>
          <table:table-cell table:formula="of:=IF(LEN(TRIM([CulturesData.BY18]))=0;&quot;&quot;;CONCATENATE([CulturesData.BY$1];SUBSTITUTE(SUBSTITUTE(SUBSTITUTE([CulturesData.BY18];&quot;e&quot;;&quot;EVERYMAN&quot;);&quot;r&quot;;&quot;RESTRICTED&quot;);&quot;o&quot;;&quot;OCCUPATIONAL&quot;);&quot;,&quot;))">
            <text:p/>
          </table:table-cell>
          <table:table-cell table:formula="of:=IF(LEN(TRIM([CulturesData.BZ18]))=0;&quot;&quot;;CONCATENATE([CulturesData.BZ$1];SUBSTITUTE(SUBSTITUTE(SUBSTITUTE([CulturesData.BZ18];&quot;e&quot;;&quot;EVERYMAN&quot;);&quot;r&quot;;&quot;RESTRICTED&quot;);&quot;o&quot;;&quot;OCCUPATIONAL&quot;);&quot;,&quot;))">
            <text:p/>
          </table:table-cell>
          <table:table-cell table:formula="of:=IF(LEN(TRIM([CulturesData.CA18]))=0;&quot;&quot;;CONCATENATE([CulturesData.CA$1];SUBSTITUTE(SUBSTITUTE(SUBSTITUTE([CulturesData.CA18];&quot;e&quot;;&quot;EVERYMAN&quot;);&quot;r&quot;;&quot;RESTRICTED&quot;);&quot;o&quot;;&quot;OCCUPATIONAL&quot;);&quot;,&quot;))" office:value-type="string" office:string-value="S493=8,">
            <text:p>S493=8,</text:p>
          </table:table-cell>
          <table:table-cell table:formula="of:=IF(LEN(TRIM([CulturesData.CB18]))=0;&quot;&quot;;CONCATENATE([CulturesData.CB$1];SUBSTITUTE(SUBSTITUTE(SUBSTITUTE([CulturesData.CB18];&quot;e&quot;;&quot;EVERYMAN&quot;);&quot;r&quot;;&quot;RESTRICTED&quot;);&quot;o&quot;;&quot;OCCUPATIONAL&quot;);&quot;,&quot;))" office:value-type="string" office:string-value="S494=6,">
            <text:p>S494=6,</text:p>
          </table:table-cell>
          <table:table-cell table:formula="of:=IF(LEN(TRIM([CulturesData.CC18]))=0;&quot;&quot;;CONCATENATE([CulturesData.CC$1];SUBSTITUTE(SUBSTITUTE(SUBSTITUTE([CulturesData.CC18];&quot;e&quot;;&quot;EVERYMAN&quot;);&quot;r&quot;;&quot;RESTRICTED&quot;);&quot;o&quot;;&quot;OCCUPATIONAL&quot;);&quot;,&quot;))">
            <text:p/>
          </table:table-cell>
          <table:table-cell table:formula="of:=IF(LEN(TRIM([CulturesData.CD18]))=0;&quot;&quot;;CONCATENATE([CulturesData.CD$1];SUBSTITUTE(SUBSTITUTE(SUBSTITUTE([CulturesData.CD18];&quot;e&quot;;&quot;EVERYMAN&quot;);&quot;r&quot;;&quot;RESTRICTED&quot;);&quot;o&quot;;&quot;OCCUPATIONAL&quot;);&quot;,&quot;))">
            <text:p/>
          </table:table-cell>
          <table:table-cell table:formula="of:=IF(LEN(TRIM([CulturesData.CE18]))=0;&quot;&quot;;CONCATENATE([CulturesData.CE$1];SUBSTITUTE(SUBSTITUTE(SUBSTITUTE([CulturesData.CE18];&quot;e&quot;;&quot;EVERYMAN&quot;);&quot;r&quot;;&quot;RESTRICTED&quot;);&quot;o&quot;;&quot;OCCUPATIONAL&quot;);&quot;,&quot;))">
            <text:p/>
          </table:table-cell>
          <table:table-cell table:formula="of:=IF(LEN(TRIM([CulturesData.CF18]))=0;&quot;&quot;;CONCATENATE([CulturesData.CF$1];SUBSTITUTE(SUBSTITUTE(SUBSTITUTE([CulturesData.CF18];&quot;e&quot;;&quot;EVERYMAN&quot;);&quot;r&quot;;&quot;RESTRICTED&quot;);&quot;o&quot;;&quot;OCCUPATIONAL&quot;);&quot;,&quot;))">
            <text:p/>
          </table:table-cell>
          <table:table-cell table:formula="of:=IF(LEN(TRIM([CulturesData.CG18]))=0;&quot;&quot;;CONCATENATE([CulturesData.CG$1];SUBSTITUTE(SUBSTITUTE(SUBSTITUTE([CulturesData.CG18];&quot;e&quot;;&quot;EVERYMAN&quot;);&quot;r&quot;;&quot;RESTRICTED&quot;);&quot;o&quot;;&quot;OCCUPATIONAL&quot;);&quot;,&quot;))">
            <text:p/>
          </table:table-cell>
          <table:table-cell table:formula="of:=IF(LEN(TRIM([CulturesData.CH18]))=0;&quot;&quot;;CONCATENATE([CulturesData.CH$1];SUBSTITUTE(SUBSTITUTE(SUBSTITUTE([CulturesData.CH18];&quot;e&quot;;&quot;EVERYMAN&quot;);&quot;r&quot;;&quot;RESTRICTED&quot;);&quot;o&quot;;&quot;OCCUPATIONAL&quot;);&quot;,&quot;))">
            <text:p/>
          </table:table-cell>
          <table:table-cell table:formula="of:=IF(LEN(TRIM([CulturesData.CI18]))=0;&quot;&quot;;CONCATENATE([CulturesData.CI$1];SUBSTITUTE(SUBSTITUTE(SUBSTITUTE([CulturesData.CI18];&quot;e&quot;;&quot;EVERYMAN&quot;);&quot;r&quot;;&quot;RESTRICTED&quot;);&quot;o&quot;;&quot;OCCUPATIONAL&quot;);&quot;,&quot;))">
            <text:p/>
          </table:table-cell>
          <table:table-cell table:formula="of:=IF(LEN(TRIM([CulturesData.CJ18]))=0;&quot;&quot;;CONCATENATE([CulturesData.CJ$1];SUBSTITUTE(SUBSTITUTE(SUBSTITUTE([CulturesData.CJ18];&quot;e&quot;;&quot;EVERYMAN&quot;);&quot;r&quot;;&quot;RESTRICTED&quot;);&quot;o&quot;;&quot;OCCUPATIONAL&quot;);&quot;,&quot;))">
            <text:p/>
          </table:table-cell>
          <table:table-cell table:formula="of:=IF(LEN(TRIM([CulturesData.CK18]))=0;&quot;&quot;;CONCATENATE([CulturesData.CK$1];SUBSTITUTE(SUBSTITUTE(SUBSTITUTE([CulturesData.CK18];&quot;e&quot;;&quot;EVERYMAN&quot;);&quot;r&quot;;&quot;RESTRICTED&quot;);&quot;o&quot;;&quot;OCCUPATIONAL&quot;);&quot;,&quot;))" office:value-type="string" office:string-value="S61=RESTRICTED,">
            <text:p>S61=RESTRICTED,</text:p>
          </table:table-cell>
          <table:table-cell table:formula="of:=IF(LEN(TRIM([CulturesData.CL18]))=0;&quot;&quot;;CONCATENATE([CulturesData.CL$1];SUBSTITUTE(SUBSTITUTE(SUBSTITUTE([CulturesData.CL18];&quot;e&quot;;&quot;EVERYMAN&quot;);&quot;r&quot;;&quot;RESTRICTED&quot;);&quot;o&quot;;&quot;OCCUPATIONAL&quot;);&quot;,&quot;))">
            <text:p/>
          </table:table-cell>
          <table:table-cell table:formula="of:=IF(LEN(TRIM([CulturesData.CM18]))=0;&quot;&quot;;CONCATENATE([CulturesData.CM$1];SUBSTITUTE(SUBSTITUTE(SUBSTITUTE([CulturesData.CM18];&quot;e&quot;;&quot;EVERYMAN&quot;);&quot;r&quot;;&quot;RESTRICTED&quot;);&quot;o&quot;;&quot;OCCUPATIONAL&quot;);&quot;,&quot;))">
            <text:p/>
          </table:table-cell>
          <table:table-cell table:formula="of:=IF(LEN(TRIM([CulturesData.CN18]))=0;&quot;&quot;;CONCATENATE([CulturesData.CN$1];SUBSTITUTE(SUBSTITUTE(SUBSTITUTE([CulturesData.CN18];&quot;e&quot;;&quot;EVERYMAN&quot;);&quot;r&quot;;&quot;RESTRICTED&quot;);&quot;o&quot;;&quot;OCCUPATIONAL&quot;);&quot;,&quot;))">
            <text:p/>
          </table:table-cell>
          <table:table-cell table:formula="of:=IF(LEN(TRIM([CulturesData.CO18]))=0;&quot;&quot;;CONCATENATE([CulturesData.CO$1];SUBSTITUTE(SUBSTITUTE(SUBSTITUTE([CulturesData.CO18];&quot;e&quot;;&quot;EVERYMAN&quot;);&quot;r&quot;;&quot;RESTRICTED&quot;);&quot;o&quot;;&quot;OCCUPATIONAL&quot;);&quot;,&quot;))">
            <text:p/>
          </table:table-cell>
          <table:table-cell table:formula="of:=IF(LEN(TRIM([CulturesData.CP18]))=0;&quot;&quot;;CONCATENATE([CulturesData.CP$1];SUBSTITUTE(SUBSTITUTE(SUBSTITUTE([CulturesData.CP18];&quot;e&quot;;&quot;EVERYMAN&quot;);&quot;r&quot;;&quot;RESTRICTED&quot;);&quot;o&quot;;&quot;OCCUPATIONAL&quot;);&quot;,&quot;))">
            <text:p/>
          </table:table-cell>
          <table:table-cell table:formula="of:=IF(LEN(TRIM([CulturesData.CQ18]))=0;&quot;&quot;;CONCATENATE([CulturesData.CQ$1];SUBSTITUTE(SUBSTITUTE(SUBSTITUTE([CulturesData.CQ18];&quot;e&quot;;&quot;EVERYMAN&quot;);&quot;r&quot;;&quot;RESTRICTED&quot;);&quot;o&quot;;&quot;OCCUPATIONAL&quot;);&quot;,&quot;))">
            <text:p/>
          </table:table-cell>
          <table:table-cell table:formula="of:=IF(LEN(TRIM([CulturesData.CR18]))=0;&quot;&quot;;CONCATENATE([CulturesData.CR$1];SUBSTITUTE(SUBSTITUTE(SUBSTITUTE([CulturesData.CR18];&quot;e&quot;;&quot;EVERYMAN&quot;);&quot;r&quot;;&quot;RESTRICTED&quot;);&quot;o&quot;;&quot;OCCUPATIONAL&quot;);&quot;,&quot;))">
            <text:p/>
          </table:table-cell>
          <table:table-cell table:formula="of:=IF(LEN(TRIM([CulturesData.CS18]))=0;&quot;&quot;;CONCATENATE([CulturesData.CS$1];SUBSTITUTE(SUBSTITUTE(SUBSTITUTE([CulturesData.CS18];&quot;e&quot;;&quot;EVERYMAN&quot;);&quot;r&quot;;&quot;RESTRICTED&quot;);&quot;o&quot;;&quot;OCCUPATIONAL&quot;);&quot;,&quot;))">
            <text:p/>
          </table:table-cell>
          <table:table-cell table:formula="of:=IF(LEN(TRIM([CulturesData.CT18]))=0;&quot;&quot;;CONCATENATE([CulturesData.CT$1];SUBSTITUTE(SUBSTITUTE(SUBSTITUTE([CulturesData.CT18];&quot;e&quot;;&quot;EVERYMAN&quot;);&quot;r&quot;;&quot;RESTRICTED&quot;);&quot;o&quot;;&quot;OCCUPATIONAL&quot;);&quot;,&quot;))">
            <text:p/>
          </table:table-cell>
          <table:table-cell table:formula="of:=IF(LEN(TRIM([CulturesData.CU18]))=0;&quot;&quot;;CONCATENATE([CulturesData.CU$1];SUBSTITUTE(SUBSTITUTE(SUBSTITUTE([CulturesData.CU18];&quot;e&quot;;&quot;EVERYMAN&quot;);&quot;r&quot;;&quot;RESTRICTED&quot;);&quot;o&quot;;&quot;OCCUPATIONAL&quot;);&quot;,&quot;))">
            <text:p/>
          </table:table-cell>
          <table:table-cell table:formula="of:=IF(LEN(TRIM([CulturesData.CV18]))=0;&quot;&quot;;CONCATENATE([CulturesData.CV$1];SUBSTITUTE(SUBSTITUTE(SUBSTITUTE([CulturesData.CV18];&quot;e&quot;;&quot;EVERYMAN&quot;);&quot;r&quot;;&quot;RESTRICTED&quot;);&quot;o&quot;;&quot;OCCUPATIONAL&quot;);&quot;,&quot;))">
            <text:p/>
          </table:table-cell>
          <table:table-cell table:formula="of:=IF(LEN(TRIM([CulturesData.CW18]))=0;&quot;&quot;;CONCATENATE([CulturesData.CW$1];SUBSTITUTE(SUBSTITUTE(SUBSTITUTE([CulturesData.CW18];&quot;e&quot;;&quot;EVERYMAN&quot;);&quot;r&quot;;&quot;RESTRICTED&quot;);&quot;o&quot;;&quot;OCCUPATIONAL&quot;);&quot;,&quot;))">
            <text:p/>
          </table:table-cell>
          <table:table-cell table:formula="of:=IF(LEN(TRIM([CulturesData.CX18]))=0;&quot;&quot;;CONCATENATE([CulturesData.CX$1];SUBSTITUTE(SUBSTITUTE(SUBSTITUTE([CulturesData.CX18];&quot;e&quot;;&quot;EVERYMAN&quot;);&quot;r&quot;;&quot;RESTRICTED&quot;);&quot;o&quot;;&quot;OCCUPATIONAL&quot;);&quot;,&quot;))">
            <text:p/>
          </table:table-cell>
          <table:table-cell table:formula="of:=IF(LEN(TRIM([CulturesData.CY18]))=0;&quot;&quot;;CONCATENATE([CulturesData.CY$1];SUBSTITUTE(SUBSTITUTE(SUBSTITUTE([CulturesData.CY18];&quot;e&quot;;&quot;EVERYMAN&quot;);&quot;r&quot;;&quot;RESTRICTED&quot;);&quot;o&quot;;&quot;OCCUPATIONAL&quot;);&quot;,&quot;))">
            <text:p/>
          </table:table-cell>
          <table:table-cell table:formula="of:=IF(LEN(TRIM([CulturesData.CZ18]))=0;&quot;&quot;;CONCATENATE([CulturesData.CZ$1];SUBSTITUTE(SUBSTITUTE(SUBSTITUTE([CulturesData.CZ18];&quot;e&quot;;&quot;EVERYMAN&quot;);&quot;r&quot;;&quot;RESTRICTED&quot;);&quot;o&quot;;&quot;OCCUPATIONAL&quot;);&quot;,&quot;))">
            <text:p/>
          </table:table-cell>
          <table:table-cell table:formula="of:=IF(LEN(TRIM([CulturesData.DA18]))=0;&quot;&quot;;CONCATENATE([CulturesData.DA$1];SUBSTITUTE(SUBSTITUTE(SUBSTITUTE([CulturesData.DA18];&quot;e&quot;;&quot;EVERYMAN&quot;);&quot;r&quot;;&quot;RESTRICTED&quot;);&quot;o&quot;;&quot;OCCUPATIONAL&quot;);&quot;,&quot;))">
            <text:p/>
          </table:table-cell>
          <table:table-cell table:formula="of:=IF(LEN(TRIM([CulturesData.DB18]))=0;&quot;&quot;;CONCATENATE([CulturesData.DB$1];SUBSTITUTE(SUBSTITUTE(SUBSTITUTE([CulturesData.DB18];&quot;e&quot;;&quot;EVERYMAN&quot;);&quot;r&quot;;&quot;RESTRICTED&quot;);&quot;o&quot;;&quot;OCCUPATIONAL&quot;);&quot;,&quot;))">
            <text:p/>
          </table:table-cell>
          <table:table-cell table:formula="of:=IF(LEN(TRIM([CulturesData.DC18]))=0;&quot;&quot;;CONCATENATE([CulturesData.DC$1];SUBSTITUTE(SUBSTITUTE(SUBSTITUTE([CulturesData.DC18];&quot;e&quot;;&quot;EVERYMAN&quot;);&quot;r&quot;;&quot;RESTRICTED&quot;);&quot;o&quot;;&quot;OCCUPATIONAL&quot;);&quot;,&quot;))">
            <text:p/>
          </table:table-cell>
          <table:table-cell table:formula="of:=IF(LEN(TRIM([CulturesData.DD18]))=0;&quot;&quot;;CONCATENATE([CulturesData.DD$1];SUBSTITUTE(SUBSTITUTE(SUBSTITUTE([CulturesData.DD18];&quot;e&quot;;&quot;EVERYMAN&quot;);&quot;r&quot;;&quot;RESTRICTED&quot;);&quot;o&quot;;&quot;OCCUPATIONAL&quot;);&quot;,&quot;))">
            <text:p/>
          </table:table-cell>
          <table:table-cell table:formula="of:=IF(LEN(TRIM([CulturesData.DE18]))=0;&quot;&quot;;CONCATENATE([CulturesData.DE$1];SUBSTITUTE(SUBSTITUTE(SUBSTITUTE([CulturesData.DE18];&quot;e&quot;;&quot;EVERYMAN&quot;);&quot;r&quot;;&quot;RESTRICTED&quot;);&quot;o&quot;;&quot;OCCUPATIONAL&quot;);&quot;,&quot;))">
            <text:p/>
          </table:table-cell>
          <table:table-cell table:formula="of:=IF(LEN(TRIM([CulturesData.DF18]))=0;&quot;&quot;;CONCATENATE([CulturesData.DF$1];SUBSTITUTE(SUBSTITUTE(SUBSTITUTE([CulturesData.DF18];&quot;e&quot;;&quot;EVERYMAN&quot;);&quot;r&quot;;&quot;RESTRICTED&quot;);&quot;o&quot;;&quot;OCCUPATIONAL&quot;);&quot;,&quot;))" office:value-type="string" office:string-value="G37=3,">
            <text:p>G37=3,</text:p>
          </table:table-cell>
          <table:table-cell table:formula="of:=IF(LEN(TRIM([CulturesData.DG18]))=0;&quot;&quot;;CONCATENATE([CulturesData.DG$1];SUBSTITUTE(SUBSTITUTE(SUBSTITUTE([CulturesData.DG18];&quot;e&quot;;&quot;EVERYMAN&quot;);&quot;r&quot;;&quot;RESTRICTED&quot;);&quot;o&quot;;&quot;OCCUPATIONAL&quot;);&quot;,&quot;))" office:value-type="string" office:string-value="S426=3,">
            <text:p>S426=3,</text:p>
          </table:table-cell>
          <table:table-cell table:formula="of:=IF(LEN(TRIM([CulturesData.DH18]))=0;&quot;&quot;;CONCATENATE([CulturesData.DH$1];SUBSTITUTE(SUBSTITUTE(SUBSTITUTE([CulturesData.DH18];&quot;e&quot;;&quot;EVERYMAN&quot;);&quot;r&quot;;&quot;RESTRICTED&quot;);&quot;o&quot;;&quot;OCCUPATIONAL&quot;);&quot;,&quot;))" office:value-type="string" office:string-value="S339=3,">
            <text:p>S339=3,</text:p>
          </table:table-cell>
          <table:table-cell table:formula="of:=IF(LEN(TRIM([CulturesData.DI18]))=0;&quot;&quot;;CONCATENATE([CulturesData.DI$1];SUBSTITUTE(SUBSTITUTE(SUBSTITUTE([CulturesData.DI18];&quot;e&quot;;&quot;EVERYMAN&quot;);&quot;r&quot;;&quot;RESTRICTED&quot;);&quot;o&quot;;&quot;OCCUPATIONAL&quot;);&quot;,&quot;))">
            <text:p/>
          </table:table-cell>
          <table:table-cell table:formula="of:=IF(LEN(TRIM([CulturesData.DJ18]))=0;&quot;&quot;;CONCATENATE([CulturesData.DJ$1];SUBSTITUTE(SUBSTITUTE(SUBSTITUTE([CulturesData.DJ18];&quot;e&quot;;&quot;EVERYMAN&quot;);&quot;r&quot;;&quot;RESTRICTED&quot;);&quot;o&quot;;&quot;OCCUPATIONAL&quot;);&quot;,&quot;))">
            <text:p/>
          </table:table-cell>
          <table:table-cell table:formula="of:=IF(LEN(TRIM([CulturesData.DK18]))=0;&quot;&quot;;CONCATENATE([CulturesData.DK$1];SUBSTITUTE(SUBSTITUTE(SUBSTITUTE([CulturesData.DK18];&quot;e&quot;;&quot;EVERYMAN&quot;);&quot;r&quot;;&quot;RESTRICTED&quot;);&quot;o&quot;;&quot;OCCUPATIONAL&quot;);&quot;,&quot;))">
            <text:p/>
          </table:table-cell>
          <table:table-cell table:formula="of:=IF(LEN(TRIM([CulturesData.DL18]))=0;&quot;&quot;;CONCATENATE([CulturesData.DL$1];SUBSTITUTE(SUBSTITUTE(SUBSTITUTE([CulturesData.DL18];&quot;e&quot;;&quot;EVERYMAN&quot;);&quot;r&quot;;&quot;RESTRICTED&quot;);&quot;o&quot;;&quot;OCCUPATIONAL&quot;);&quot;,&quot;))">
            <text:p/>
          </table:table-cell>
          <table:table-cell table:formula="of:=IF(LEN(TRIM([CulturesData.DM18]))=0;&quot;&quot;;CONCATENATE([CulturesData.DM$1];SUBSTITUTE(SUBSTITUTE(SUBSTITUTE([CulturesData.DM18];&quot;e&quot;;&quot;EVERYMAN&quot;);&quot;r&quot;;&quot;RESTRICTED&quot;);&quot;o&quot;;&quot;OCCUPATIONAL&quot;);&quot;,&quot;))">
            <text:p/>
          </table:table-cell>
          <table:table-cell table:formula="of:=IF(LEN(TRIM([CulturesData.DN18]))=0;&quot;&quot;;CONCATENATE([CulturesData.DN$1];SUBSTITUTE(SUBSTITUTE(SUBSTITUTE([CulturesData.DN18];&quot;e&quot;;&quot;EVERYMAN&quot;);&quot;r&quot;;&quot;RESTRICTED&quot;);&quot;o&quot;;&quot;OCCUPATIONAL&quot;);&quot;,&quot;))">
            <text:p/>
          </table:table-cell>
          <table:table-cell table:formula="of:=IF(LEN(TRIM([CulturesData.DO18]))=0;&quot;&quot;;CONCATENATE([CulturesData.DO$1];SUBSTITUTE(SUBSTITUTE(SUBSTITUTE([CulturesData.DO18];&quot;e&quot;;&quot;EVERYMAN&quot;);&quot;r&quot;;&quot;RESTRICTED&quot;);&quot;o&quot;;&quot;OCCUPATIONAL&quot;);&quot;,&quot;))" office:value-type="string" office:string-value="S445=RESTRICTED,">
            <text:p>S445=RESTRICTED,</text:p>
          </table:table-cell>
          <table:table-cell table:formula="of:=IF(LEN(TRIM([CulturesData.DP18]))=0;&quot;&quot;;CONCATENATE([CulturesData.DP$1];SUBSTITUTE(SUBSTITUTE(SUBSTITUTE([CulturesData.DP18];&quot;e&quot;;&quot;EVERYMAN&quot;);&quot;r&quot;;&quot;RESTRICTED&quot;);&quot;o&quot;;&quot;OCCUPATIONAL&quot;);&quot;,&quot;))" office:value-type="string" office:string-value="S443=RESTRICTED,">
            <text:p>S443=RESTRICTED,</text:p>
          </table:table-cell>
          <table:table-cell table:formula="of:=IF(LEN(TRIM([CulturesData.DQ18]))=0;&quot;&quot;;CONCATENATE([CulturesData.DQ$1];SUBSTITUTE(SUBSTITUTE(SUBSTITUTE([CulturesData.DQ18];&quot;e&quot;;&quot;EVERYMAN&quot;);&quot;r&quot;;&quot;RESTRICTED&quot;);&quot;o&quot;;&quot;OCCUPATIONAL&quot;);&quot;,&quot;))">
            <text:p/>
          </table:table-cell>
          <table:table-cell table:formula="of:=IF(LEN(TRIM([CulturesData.DR18]))=0;&quot;&quot;;CONCATENATE([CulturesData.DR$1];SUBSTITUTE(SUBSTITUTE(SUBSTITUTE([CulturesData.DR18];&quot;e&quot;;&quot;EVERYMAN&quot;);&quot;r&quot;;&quot;RESTRICTED&quot;);&quot;o&quot;;&quot;OCCUPATIONAL&quot;);&quot;,&quot;))">
            <text:p/>
          </table:table-cell>
          <table:table-cell table:formula="of:=IF(LEN(TRIM([CulturesData.DS18]))=0;&quot;&quot;;CONCATENATE([CulturesData.DS$1];SUBSTITUTE(SUBSTITUTE(SUBSTITUTE([CulturesData.DS18];&quot;e&quot;;&quot;EVERYMAN&quot;);&quot;r&quot;;&quot;RESTRICTED&quot;);&quot;o&quot;;&quot;OCCUPATIONAL&quot;);&quot;,&quot;))" office:value-type="string" office:string-value="S507=RESTRICTED,">
            <text:p>S507=RESTRICTED,</text:p>
          </table:table-cell>
          <table:table-cell table:formula="of:=IF(LEN(TRIM([CulturesData.DT18]))=0;&quot;&quot;;CONCATENATE([CulturesData.DT$1];SUBSTITUTE(SUBSTITUTE(SUBSTITUTE([CulturesData.DT18];&quot;e&quot;;&quot;EVERYMAN&quot;);&quot;r&quot;;&quot;RESTRICTED&quot;);&quot;o&quot;;&quot;OCCUPATIONAL&quot;);&quot;,&quot;))">
            <text:p/>
          </table:table-cell>
          <table:table-cell table:formula="of:=IF(LEN(TRIM([CulturesData.DU18]))=0;&quot;&quot;;CONCATENATE([CulturesData.DU$1];SUBSTITUTE(SUBSTITUTE(SUBSTITUTE([CulturesData.DU18];&quot;e&quot;;&quot;EVERYMAN&quot;);&quot;r&quot;;&quot;RESTRICTED&quot;);&quot;o&quot;;&quot;OCCUPATIONAL&quot;);&quot;,&quot;))" office:value-type="string" office:string-value="S447=RESTRICTED,">
            <text:p>S447=RESTRICTED,</text:p>
          </table:table-cell>
          <table:table-cell table:formula="of:=IF(LEN(TRIM([CulturesData.DV18]))=0;&quot;&quot;;CONCATENATE([CulturesData.DV$1];SUBSTITUTE(SUBSTITUTE(SUBSTITUTE([CulturesData.DV18];&quot;e&quot;;&quot;EVERYMAN&quot;);&quot;r&quot;;&quot;RESTRICTED&quot;);&quot;o&quot;;&quot;OCCUPATIONAL&quot;);&quot;,&quot;))" office:value-type="string" office:string-value="S448=RESTRICTED,">
            <text:p>S448=RESTRICTED,</text:p>
          </table:table-cell>
          <table:table-cell table:formula="of:=IF(LEN(TRIM([CulturesData.DW18]))=0;&quot;&quot;;CONCATENATE([CulturesData.DW$1];SUBSTITUTE(SUBSTITUTE(SUBSTITUTE([CulturesData.DW18];&quot;e&quot;;&quot;EVERYMAN&quot;);&quot;r&quot;;&quot;RESTRICTED&quot;);&quot;o&quot;;&quot;OCCUPATIONAL&quot;);&quot;,&quot;))" office:value-type="string" office:string-value="G17=2,">
            <text:p>G17=2,</text:p>
          </table:table-cell>
          <table:table-cell table:formula="of:=IF(LEN(TRIM([CulturesData.DX18]))=0;&quot;&quot;;CONCATENATE([CulturesData.DX$1];SUBSTITUTE(SUBSTITUTE(SUBSTITUTE([CulturesData.DX18];&quot;e&quot;;&quot;EVERYMAN&quot;);&quot;r&quot;;&quot;RESTRICTED&quot;);&quot;o&quot;;&quot;OCCUPATIONAL&quot;);&quot;,&quot;))">
            <text:p/>
          </table:table-cell>
          <table:table-cell table:formula="of:=IF(LEN(TRIM([CulturesData.DY18]))=0;&quot;&quot;;CONCATENATE([CulturesData.DY$1];SUBSTITUTE(SUBSTITUTE(SUBSTITUTE([CulturesData.DY18];&quot;e&quot;;&quot;EVERYMAN&quot;);&quot;r&quot;;&quot;RESTRICTED&quot;);&quot;o&quot;;&quot;OCCUPATIONAL&quot;);&quot;,&quot;))">
            <text:p/>
          </table:table-cell>
          <table:table-cell table:formula="of:=IF(LEN(TRIM([CulturesData.DZ18]))=0;&quot;&quot;;CONCATENATE([CulturesData.DZ$1];SUBSTITUTE(SUBSTITUTE(SUBSTITUTE([CulturesData.DZ18];&quot;e&quot;;&quot;EVERYMAN&quot;);&quot;r&quot;;&quot;RESTRICTED&quot;);&quot;o&quot;;&quot;OCCUPATIONAL&quot;);&quot;,&quot;))">
            <text:p/>
          </table:table-cell>
          <table:table-cell table:formula="of:=IF(LEN(TRIM([CulturesData.EA18]))=0;&quot;&quot;;CONCATENATE([CulturesData.EA$1];SUBSTITUTE(SUBSTITUTE(SUBSTITUTE([CulturesData.EA18];&quot;e&quot;;&quot;EVERYMAN&quot;);&quot;r&quot;;&quot;RESTRICTED&quot;);&quot;o&quot;;&quot;OCCUPATIONAL&quot;);&quot;,&quot;))">
            <text:p/>
          </table:table-cell>
          <table:table-cell table:formula="of:=IF(LEN(TRIM([CulturesData.EB18]))=0;&quot;&quot;;CONCATENATE([CulturesData.EB$1];SUBSTITUTE(SUBSTITUTE(SUBSTITUTE([CulturesData.EB18];&quot;e&quot;;&quot;EVERYMAN&quot;);&quot;r&quot;;&quot;RESTRICTED&quot;);&quot;o&quot;;&quot;OCCUPATIONAL&quot;);&quot;,&quot;))" office:value-type="string" office:string-value="S206=RESTRICTED,">
            <text:p>S206=RESTRICTED,</text:p>
          </table:table-cell>
          <table:table-cell table:formula="of:=IF(LEN(TRIM([CulturesData.EC18]))=0;&quot;&quot;;CONCATENATE([CulturesData.EC$1];SUBSTITUTE(SUBSTITUTE(SUBSTITUTE([CulturesData.EC18];&quot;e&quot;;&quot;EVERYMAN&quot;);&quot;r&quot;;&quot;RESTRICTED&quot;);&quot;o&quot;;&quot;OCCUPATIONAL&quot;);&quot;,&quot;))" office:value-type="string" office:string-value="G18=3,">
            <text:p>G18=3,</text:p>
          </table:table-cell>
          <table:table-cell table:formula="of:=IF(LEN(TRIM([CulturesData.ED18]))=0;&quot;&quot;;CONCATENATE([CulturesData.ED$1];SUBSTITUTE(SUBSTITUTE(SUBSTITUTE([CulturesData.ED18];&quot;e&quot;;&quot;EVERYMAN&quot;);&quot;r&quot;;&quot;RESTRICTED&quot;);&quot;o&quot;;&quot;OCCUPATIONAL&quot;);&quot;,&quot;))">
            <text:p/>
          </table:table-cell>
          <table:table-cell table:formula="of:=IF(LEN(TRIM([CulturesData.EE18]))=0;&quot;&quot;;CONCATENATE([CulturesData.EE$1];SUBSTITUTE(SUBSTITUTE(SUBSTITUTE([CulturesData.EE18];&quot;e&quot;;&quot;EVERYMAN&quot;);&quot;r&quot;;&quot;RESTRICTED&quot;);&quot;o&quot;;&quot;OCCUPATIONAL&quot;);&quot;,&quot;))">
            <text:p/>
          </table:table-cell>
          <table:table-cell table:formula="of:=IF(LEN(TRIM([CulturesData.EF18]))=0;&quot;&quot;;CONCATENATE([CulturesData.EF$1];SUBSTITUTE(SUBSTITUTE(SUBSTITUTE([CulturesData.EF18];&quot;e&quot;;&quot;EVERYMAN&quot;);&quot;r&quot;;&quot;RESTRICTED&quot;);&quot;o&quot;;&quot;OCCUPATIONAL&quot;);&quot;,&quot;))">
            <text:p/>
          </table:table-cell>
          <table:table-cell table:formula="of:=IF(LEN(TRIM([CulturesData.EG18]))=0;&quot;&quot;;CONCATENATE([CulturesData.EG$1];SUBSTITUTE(SUBSTITUTE(SUBSTITUTE([CulturesData.EG18];&quot;e&quot;;&quot;EVERYMAN&quot;);&quot;r&quot;;&quot;RESTRICTED&quot;);&quot;o&quot;;&quot;OCCUPATIONAL&quot;);&quot;,&quot;))">
            <text:p/>
          </table:table-cell>
          <table:table-cell table:formula="of:=IF(LEN(TRIM([CulturesData.EH18]))=0;&quot;&quot;;CONCATENATE([CulturesData.EH$1];SUBSTITUTE(SUBSTITUTE(SUBSTITUTE([CulturesData.EH18];&quot;e&quot;;&quot;EVERYMAN&quot;);&quot;r&quot;;&quot;RESTRICTED&quot;);&quot;o&quot;;&quot;OCCUPATIONAL&quot;);&quot;,&quot;))">
            <text:p/>
          </table:table-cell>
          <table:table-cell table:formula="of:=IF(LEN(TRIM([CulturesData.EI18]))=0;&quot;&quot;;CONCATENATE([CulturesData.EI$1];SUBSTITUTE(SUBSTITUTE(SUBSTITUTE([CulturesData.EI18];&quot;e&quot;;&quot;EVERYMAN&quot;);&quot;r&quot;;&quot;RESTRICTED&quot;);&quot;o&quot;;&quot;OCCUPATIONAL&quot;);&quot;,&quot;))" office:value-type="string" office:string-value="G15=2,">
            <text:p>G15=2,</text:p>
          </table:table-cell>
          <table:table-cell table:formula="of:=IF(LEN(TRIM([CulturesData.EJ18]))=0;&quot;&quot;;CONCATENATE([CulturesData.EJ$1];SUBSTITUTE(SUBSTITUTE(SUBSTITUTE([CulturesData.EJ18];&quot;e&quot;;&quot;EVERYMAN&quot;);&quot;r&quot;;&quot;RESTRICTED&quot;);&quot;o&quot;;&quot;OCCUPATIONAL&quot;);&quot;,&quot;))" office:value-type="string" office:string-value="S100=RESTRICTED,">
            <text:p>S100=RESTRICTED,</text:p>
          </table:table-cell>
          <table:table-cell table:formula="of:=IF(LEN(TRIM([CulturesData.EK18]))=0;&quot;&quot;;CONCATENATE([CulturesData.EK$1];SUBSTITUTE(SUBSTITUTE(SUBSTITUTE([CulturesData.EK18];&quot;e&quot;;&quot;EVERYMAN&quot;);&quot;r&quot;;&quot;RESTRICTED&quot;);&quot;o&quot;;&quot;OCCUPATIONAL&quot;);&quot;,&quot;))">
            <text:p/>
          </table:table-cell>
          <table:table-cell table:formula="of:=IF(LEN(TRIM([CulturesData.EL18]))=0;&quot;&quot;;CONCATENATE([CulturesData.EL$1];SUBSTITUTE(SUBSTITUTE(SUBSTITUTE([CulturesData.EL18];&quot;e&quot;;&quot;EVERYMAN&quot;);&quot;r&quot;;&quot;RESTRICTED&quot;);&quot;o&quot;;&quot;OCCUPATIONAL&quot;);&quot;,&quot;))" office:value-type="string" office:string-value="S96=RESTRICTED,">
            <text:p>S96=RESTRICTED,</text:p>
          </table:table-cell>
          <table:table-cell table:formula="of:=IF(LEN(TRIM([CulturesData.EM18]))=0;&quot;&quot;;CONCATENATE([CulturesData.EM$1];SUBSTITUTE(SUBSTITUTE(SUBSTITUTE([CulturesData.EM18];&quot;e&quot;;&quot;EVERYMAN&quot;);&quot;r&quot;;&quot;RESTRICTED&quot;);&quot;o&quot;;&quot;OCCUPATIONAL&quot;);&quot;,&quot;))" office:value-type="string" office:string-value="G41=1,">
            <text:p>G41=1,</text:p>
          </table:table-cell>
          <table:table-cell table:formula="of:=IF(LEN(TRIM([CulturesData.EN18]))=0;&quot;&quot;;CONCATENATE([CulturesData.EN$1];SUBSTITUTE(SUBSTITUTE(SUBSTITUTE([CulturesData.EN18];&quot;e&quot;;&quot;EVERYMAN&quot;);&quot;r&quot;;&quot;RESTRICTED&quot;);&quot;o&quot;;&quot;OCCUPATIONAL&quot;);&quot;,&quot;))">
            <text:p/>
          </table:table-cell>
          <table:table-cell table:formula="of:=IF(LEN(TRIM([CulturesData.EO18]))=0;&quot;&quot;;CONCATENATE([CulturesData.EO$1];SUBSTITUTE(SUBSTITUTE(SUBSTITUTE([CulturesData.EO18];&quot;e&quot;;&quot;EVERYMAN&quot;);&quot;r&quot;;&quot;RESTRICTED&quot;);&quot;o&quot;;&quot;OCCUPATIONAL&quot;);&quot;,&quot;))">
            <text:p/>
          </table:table-cell>
          <table:table-cell table:formula="of:=IF(LEN(TRIM([CulturesData.EP18]))=0;&quot;&quot;;CONCATENATE([CulturesData.EP$1];SUBSTITUTE(SUBSTITUTE(SUBSTITUTE([CulturesData.EP18];&quot;e&quot;;&quot;EVERYMAN&quot;);&quot;r&quot;;&quot;RESTRICTED&quot;);&quot;o&quot;;&quot;OCCUPATIONAL&quot;);&quot;,&quot;))">
            <text:p/>
          </table:table-cell>
          <table:table-cell table:formula="of:=IF(LEN(TRIM([CulturesData.EQ18]))=0;&quot;&quot;;CONCATENATE([CulturesData.EQ$1];SUBSTITUTE(SUBSTITUTE(SUBSTITUTE([CulturesData.EQ18];&quot;e&quot;;&quot;EVERYMAN&quot;);&quot;r&quot;;&quot;RESTRICTED&quot;);&quot;o&quot;;&quot;OCCUPATIONAL&quot;);&quot;,&quot;))" office:value-type="string" office:string-value="S227=RESTRICTED,">
            <text:p>S227=RESTRICTED,</text:p>
          </table:table-cell>
          <table:table-cell table:formula="of:=IF(LEN(TRIM([CulturesData.ER18]))=0;&quot;&quot;;CONCATENATE([CulturesData.ER$1];SUBSTITUTE(SUBSTITUTE(SUBSTITUTE([CulturesData.ER18];&quot;e&quot;;&quot;EVERYMAN&quot;);&quot;r&quot;;&quot;RESTRICTED&quot;);&quot;o&quot;;&quot;OCCUPATIONAL&quot;);&quot;,&quot;))" office:value-type="string" office:string-value="S235=RESTRICTED,">
            <text:p>S235=RESTRICTED,</text:p>
          </table:table-cell>
          <table:table-cell table:formula="of:=IF(LEN(TRIM([CulturesData.ES18]))=0;&quot;&quot;;CONCATENATE([CulturesData.ES$1];SUBSTITUTE(SUBSTITUTE(SUBSTITUTE([CulturesData.ES18];&quot;e&quot;;&quot;EVERYMAN&quot;);&quot;r&quot;;&quot;RESTRICTED&quot;);&quot;o&quot;;&quot;OCCUPATIONAL&quot;);&quot;,&quot;))" office:value-type="string" office:string-value="S231=RESTRICTED,">
            <text:p>S231=RESTRICTED,</text:p>
          </table:table-cell>
          <table:table-cell table:formula="of:=IF(LEN(TRIM([CulturesData.ET18]))=0;&quot;&quot;;CONCATENATE([CulturesData.ET$1];SUBSTITUTE(SUBSTITUTE(SUBSTITUTE([CulturesData.ET18];&quot;e&quot;;&quot;EVERYMAN&quot;);&quot;r&quot;;&quot;RESTRICTED&quot;);&quot;o&quot;;&quot;OCCUPATIONAL&quot;);&quot;,&quot;))" office:value-type="string" office:string-value="S237=RESTRICTED,">
            <text:p>S237=RESTRICTED,</text:p>
          </table:table-cell>
          <table:table-cell table:formula="of:=IF(LEN(TRIM([CulturesData.EU18]))=0;&quot;&quot;;CONCATENATE([CulturesData.EU$1];SUBSTITUTE(SUBSTITUTE(SUBSTITUTE([CulturesData.EU18];&quot;e&quot;;&quot;EVERYMAN&quot;);&quot;r&quot;;&quot;RESTRICTED&quot;);&quot;o&quot;;&quot;OCCUPATIONAL&quot;);&quot;,&quot;))" office:value-type="string" office:string-value="S514=RESTRICTED,">
            <text:p>S514=RESTRICTED,</text:p>
          </table:table-cell>
          <table:table-cell table:formula="of:=IF(LEN(TRIM([CulturesData.EV18]))=0;&quot;&quot;;CONCATENATE([CulturesData.EV$1];SUBSTITUTE(SUBSTITUTE(SUBSTITUTE([CulturesData.EV18];&quot;e&quot;;&quot;EVERYMAN&quot;);&quot;r&quot;;&quot;RESTRICTED&quot;);&quot;o&quot;;&quot;OCCUPATIONAL&quot;);&quot;,&quot;))" office:value-type="string" office:string-value="S515=RESTRICTED,">
            <text:p>S515=RESTRICTED,</text:p>
          </table:table-cell>
          <table:table-cell table:formula="of:=IF(LEN(TRIM([CulturesData.EW18]))=0;&quot;&quot;;CONCATENATE([CulturesData.EW$1];SUBSTITUTE(SUBSTITUTE(SUBSTITUTE([CulturesData.EW18];&quot;e&quot;;&quot;EVERYMAN&quot;);&quot;r&quot;;&quot;RESTRICTED&quot;);&quot;o&quot;;&quot;OCCUPATIONAL&quot;);&quot;,&quot;))" office:value-type="string" office:string-value="S516=RESTRICTED,">
            <text:p>S516=RESTRICTED,</text:p>
          </table:table-cell>
          <table:table-cell table:formula="of:=IF(LEN(TRIM([CulturesData.EX18]))=0;&quot;&quot;;CONCATENATE([CulturesData.EX$1];SUBSTITUTE(SUBSTITUTE(SUBSTITUTE([CulturesData.EX18];&quot;e&quot;;&quot;EVERYMAN&quot;);&quot;r&quot;;&quot;RESTRICTED&quot;);&quot;o&quot;;&quot;OCCUPATIONAL&quot;);&quot;,&quot;))" office:value-type="string" office:string-value="S517=RESTRICTED,">
            <text:p>S517=RESTRICTED,</text:p>
          </table:table-cell>
          <table:table-cell table:formula="of:=IF(LEN(TRIM([CulturesData.EY18]))=0;&quot;&quot;;CONCATENATE([CulturesData.EY$1];SUBSTITUTE(SUBSTITUTE(SUBSTITUTE([CulturesData.EY18];&quot;e&quot;;&quot;EVERYMAN&quot;);&quot;r&quot;;&quot;RESTRICTED&quot;);&quot;o&quot;;&quot;OCCUPATIONAL&quot;);&quot;,&quot;))" office:value-type="string" office:string-value="S518=RESTRICTED,">
            <text:p>S518=RESTRICTED,</text:p>
          </table:table-cell>
          <table:table-cell table:formula="of:=IF(LEN(TRIM([CulturesData.EZ18]))=0;&quot;&quot;;CONCATENATE([CulturesData.EZ$1];SUBSTITUTE(SUBSTITUTE(SUBSTITUTE([CulturesData.EZ18];&quot;e&quot;;&quot;EVERYMAN&quot;);&quot;r&quot;;&quot;RESTRICTED&quot;);&quot;o&quot;;&quot;OCCUPATIONAL&quot;);&quot;,&quot;))" office:value-type="string" office:string-value="S528=RESTRICTED,">
            <text:p>S528=RESTRICTED,</text:p>
          </table:table-cell>
          <table:table-cell table:formula="of:=IF(LEN(TRIM([CulturesData.FA18]))=0;&quot;&quot;;CONCATENATE([CulturesData.FA$1];SUBSTITUTE(SUBSTITUTE(SUBSTITUTE([CulturesData.FA18];&quot;e&quot;;&quot;EVERYMAN&quot;);&quot;r&quot;;&quot;RESTRICTED&quot;);&quot;o&quot;;&quot;OCCUPATIONAL&quot;);&quot;,&quot;))" office:value-type="string" office:string-value="S520=RESTRICTED,">
            <text:p>S520=RESTRICTED,</text:p>
          </table:table-cell>
          <table:table-cell table:formula="of:=IF(LEN(TRIM([CulturesData.FB18]))=0;&quot;&quot;;CONCATENATE([CulturesData.FB$1];SUBSTITUTE(SUBSTITUTE(SUBSTITUTE([CulturesData.FB18];&quot;e&quot;;&quot;EVERYMAN&quot;);&quot;r&quot;;&quot;RESTRICTED&quot;);&quot;o&quot;;&quot;OCCUPATIONAL&quot;);&quot;,&quot;))" office:value-type="string" office:string-value="S521=RESTRICTED,">
            <text:p>S521=RESTRICTED,</text:p>
          </table:table-cell>
          <table:table-cell table:formula="of:=IF(LEN(TRIM([CulturesData.FC18]))=0;&quot;&quot;;CONCATENATE([CulturesData.FC$1];SUBSTITUTE(SUBSTITUTE(SUBSTITUTE([CulturesData.FC18];&quot;e&quot;;&quot;EVERYMAN&quot;);&quot;r&quot;;&quot;RESTRICTED&quot;);&quot;o&quot;;&quot;OCCUPATIONAL&quot;);&quot;,&quot;))" office:value-type="string" office:string-value="S522=RESTRICTED,">
            <text:p>S522=RESTRICTED,</text:p>
          </table:table-cell>
          <table:table-cell table:formula="of:=IF(LEN(TRIM([CulturesData.FD18]))=0;&quot;&quot;;CONCATENATE([CulturesData.FD$1];SUBSTITUTE(SUBSTITUTE(SUBSTITUTE([CulturesData.FD18];&quot;e&quot;;&quot;EVERYMAN&quot;);&quot;r&quot;;&quot;RESTRICTED&quot;);&quot;o&quot;;&quot;OCCUPATIONAL&quot;);&quot;,&quot;))" office:value-type="string" office:string-value="S523=RESTRICTED,">
            <text:p>S523=RESTRICTED,</text:p>
          </table:table-cell>
          <table:table-cell table:formula="of:=IF(LEN(TRIM([CulturesData.FE18]))=0;&quot;&quot;;CONCATENATE([CulturesData.FE$1];SUBSTITUTE(SUBSTITUTE(SUBSTITUTE([CulturesData.FE18];&quot;e&quot;;&quot;EVERYMAN&quot;);&quot;r&quot;;&quot;RESTRICTED&quot;);&quot;o&quot;;&quot;OCCUPATIONAL&quot;);&quot;,&quot;))" office:value-type="string" office:string-value="S524=RESTRICTED,">
            <text:p>S524=RESTRICTED,</text:p>
          </table:table-cell>
          <table:table-cell table:formula="of:=IF(LEN(TRIM([CulturesData.FF18]))=0;&quot;&quot;;CONCATENATE([CulturesData.FF$1];SUBSTITUTE(SUBSTITUTE(SUBSTITUTE([CulturesData.FF18];&quot;e&quot;;&quot;EVERYMAN&quot;);&quot;r&quot;;&quot;RESTRICTED&quot;);&quot;o&quot;;&quot;OCCUPATIONAL&quot;);&quot;,&quot;))" office:value-type="string" office:string-value="S454=RESTRICTED,">
            <text:p>S454=RESTRICTED,</text:p>
          </table:table-cell>
          <table:table-cell table:formula="of:=IF(LEN(TRIM([CulturesData.FG18]))=0;&quot;&quot;;CONCATENATE([CulturesData.FG$1];SUBSTITUTE(SUBSTITUTE(SUBSTITUTE([CulturesData.FG18];&quot;e&quot;;&quot;EVERYMAN&quot;);&quot;r&quot;;&quot;RESTRICTED&quot;);&quot;o&quot;;&quot;OCCUPATIONAL&quot;);&quot;,&quot;))" office:value-type="string" office:string-value="S242=RESTRICTED,">
            <text:p>S242=RESTRICTED,</text:p>
          </table:table-cell>
          <table:table-cell table:formula="of:=IF(LEN(TRIM([CulturesData.FH18]))=0;&quot;&quot;;CONCATENATE([CulturesData.FH$1];SUBSTITUTE(SUBSTITUTE(SUBSTITUTE([CulturesData.FH18];&quot;e&quot;;&quot;EVERYMAN&quot;);&quot;r&quot;;&quot;RESTRICTED&quot;);&quot;o&quot;;&quot;OCCUPATIONAL&quot;);&quot;,&quot;))" office:value-type="string" office:string-value="S526=RESTRICTED,">
            <text:p>S526=RESTRICTED,</text:p>
          </table:table-cell>
          <table:table-cell table:formula="of:=IF(LEN(TRIM([CulturesData.FI18]))=0;&quot;&quot;;CONCATENATE([CulturesData.FI$1];SUBSTITUTE(SUBSTITUTE(SUBSTITUTE([CulturesData.FI18];&quot;e&quot;;&quot;EVERYMAN&quot;);&quot;r&quot;;&quot;RESTRICTED&quot;);&quot;o&quot;;&quot;OCCUPATIONAL&quot;);&quot;,&quot;))" office:value-type="string" office:string-value="S527=RESTRICTED,">
            <text:p>S527=RESTRICTED,</text:p>
          </table:table-cell>
          <table:table-cell table:formula="of:=IF(LEN(TRIM([CulturesData.FJ18]))=0;&quot;&quot;;CONCATENATE([CulturesData.FJ$1];SUBSTITUTE(SUBSTITUTE(SUBSTITUTE([CulturesData.FJ18];&quot;e&quot;;&quot;EVERYMAN&quot;);&quot;r&quot;;&quot;RESTRICTED&quot;);&quot;o&quot;;&quot;OCCUPATIONAL&quot;);&quot;,&quot;))">
            <text:p/>
          </table:table-cell>
          <table:table-cell table:formula="of:=IF(LEN(TRIM([CulturesData.FK18]))=0;&quot;&quot;;CONCATENATE([CulturesData.FK$1];SUBSTITUTE(SUBSTITUTE(SUBSTITUTE([CulturesData.FK18];&quot;e&quot;;&quot;EVERYMAN&quot;);&quot;r&quot;;&quot;RESTRICTED&quot;);&quot;o&quot;;&quot;OCCUPATIONAL&quot;);&quot;,&quot;))">
            <text:p/>
          </table:table-cell>
          <table:table-cell table:formula="of:=IF(LEN(TRIM([CulturesData.FL18]))=0;&quot;&quot;;CONCATENATE([CulturesData.FL$1];SUBSTITUTE(SUBSTITUTE(SUBSTITUTE([CulturesData.FL18];&quot;e&quot;;&quot;EVERYMAN&quot;);&quot;r&quot;;&quot;RESTRICTED&quot;);&quot;o&quot;;&quot;OCCUPATIONAL&quot;);&quot;,&quot;))">
            <text:p/>
          </table:table-cell>
          <table:table-cell table:formula="of:=IF(LEN(TRIM([CulturesData.FM18]))=0;&quot;&quot;;CONCATENATE([CulturesData.FM$1];SUBSTITUTE(SUBSTITUTE(SUBSTITUTE([CulturesData.FM18];&quot;e&quot;;&quot;EVERYMAN&quot;);&quot;r&quot;;&quot;RESTRICTED&quot;);&quot;o&quot;;&quot;OCCUPATIONAL&quot;);&quot;,&quot;))" office:value-type="string" office:string-value="G14=2,">
            <text:p>G14=2,</text:p>
          </table:table-cell>
          <table:table-cell table:formula="of:=IF(LEN(TRIM([CulturesData.FN18]))=0;&quot;&quot;;CONCATENATE([CulturesData.FN$1];SUBSTITUTE(SUBSTITUTE(SUBSTITUTE([CulturesData.FN18];&quot;e&quot;;&quot;EVERYMAN&quot;);&quot;r&quot;;&quot;RESTRICTED&quot;);&quot;o&quot;;&quot;OCCUPATIONAL&quot;);&quot;,&quot;))" office:value-type="string" office:string-value="S93=2-EVERYMAN,">
            <text:p>S93=2-EVERYMAN,</text:p>
          </table:table-cell>
          <table:table-cell table:formula="of:=IF(LEN(TRIM([CulturesData.FO18]))=0;&quot;&quot;;CONCATENATE([CulturesData.FO$1];SUBSTITUTE(SUBSTITUTE(SUBSTITUTE([CulturesData.FO18];&quot;e&quot;;&quot;EVERYMAN&quot;);&quot;r&quot;;&quot;RESTRICTED&quot;);&quot;o&quot;;&quot;OCCUPATIONAL&quot;);&quot;,&quot;))" office:value-type="string" office:string-value="S92=EVERYMAN,">
            <text:p>S92=EVERYMAN,</text:p>
          </table:table-cell>
          <table:table-cell table:formula="of:=IF(LEN(TRIM([CulturesData.FP18]))=0;&quot;&quot;;CONCATENATE([CulturesData.FP$1];SUBSTITUTE(SUBSTITUTE(SUBSTITUTE([CulturesData.FP18];&quot;e&quot;;&quot;EVERYMAN&quot;);&quot;r&quot;;&quot;RESTRICTED&quot;);&quot;o&quot;;&quot;OCCUPATIONAL&quot;);&quot;,&quot;))" office:value-type="string" office:string-value="S91=2-EVERYMAN,">
            <text:p>S91=2-EVERYMAN,</text:p>
          </table:table-cell>
          <table:table-cell table:formula="of:=IF(LEN(TRIM([CulturesData.FQ18]))=0;&quot;&quot;;CONCATENATE([CulturesData.FQ$1];SUBSTITUTE(SUBSTITUTE(SUBSTITUTE([CulturesData.FQ18];&quot;e&quot;;&quot;EVERYMAN&quot;);&quot;r&quot;;&quot;RESTRICTED&quot;);&quot;o&quot;;&quot;OCCUPATIONAL&quot;);&quot;,&quot;))" office:value-type="string" office:string-value="S90=EVERYMAN,">
            <text:p>S90=EVERYMAN,</text:p>
          </table:table-cell>
          <table:table-cell table:formula="of:=IF(LEN(TRIM([CulturesData.FR18]))=0;&quot;&quot;;CONCATENATE([CulturesData.FR$1];SUBSTITUTE(SUBSTITUTE(SUBSTITUTE([CulturesData.FR18];&quot;e&quot;;&quot;EVERYMAN&quot;);&quot;r&quot;;&quot;RESTRICTED&quot;);&quot;o&quot;;&quot;OCCUPATIONAL&quot;);&quot;,&quot;))" office:value-type="string" office:string-value="G24=1,">
            <text:p>G24=1,</text:p>
          </table:table-cell>
          <table:table-cell table:formula="of:=IF(LEN(TRIM([CulturesData.FS18]))=0;&quot;&quot;;CONCATENATE([CulturesData.FS$1];SUBSTITUTE(SUBSTITUTE(SUBSTITUTE([CulturesData.FS18];&quot;e&quot;;&quot;EVERYMAN&quot;);&quot;r&quot;;&quot;RESTRICTED&quot;);&quot;o&quot;;&quot;OCCUPATIONAL&quot;);&quot;,&quot;))">
            <text:p/>
          </table:table-cell>
          <table:table-cell table:formula="of:=IF(LEN(TRIM([CulturesData.FT18]))=0;&quot;&quot;;CONCATENATE([CulturesData.FT$1];SUBSTITUTE(SUBSTITUTE(SUBSTITUTE([CulturesData.FT18];&quot;e&quot;;&quot;EVERYMAN&quot;);&quot;r&quot;;&quot;RESTRICTED&quot;);&quot;o&quot;;&quot;OCCUPATIONAL&quot;);&quot;,&quot;))">
            <text:p/>
          </table:table-cell>
          <table:table-cell table:formula="of:=IF(LEN(TRIM([CulturesData.FU18]))=0;&quot;&quot;;CONCATENATE([CulturesData.FU$1];SUBSTITUTE(SUBSTITUTE(SUBSTITUTE([CulturesData.FU18];&quot;e&quot;;&quot;EVERYMAN&quot;);&quot;r&quot;;&quot;RESTRICTED&quot;);&quot;o&quot;;&quot;OCCUPATIONAL&quot;);&quot;,&quot;))">
            <text:p/>
          </table:table-cell>
          <table:table-cell table:formula="of:=IF(LEN(TRIM([CulturesData.FV18]))=0;&quot;&quot;;CONCATENATE([CulturesData.FV$1];SUBSTITUTE(SUBSTITUTE(SUBSTITUTE([CulturesData.FV18];&quot;e&quot;;&quot;EVERYMAN&quot;);&quot;r&quot;;&quot;RESTRICTED&quot;);&quot;o&quot;;&quot;OCCUPATIONAL&quot;);&quot;,&quot;))" office:value-type="string" office:string-value="S105=RESTRICTED,">
            <text:p>S105=RESTRICTED,</text:p>
          </table:table-cell>
          <table:table-cell table:formula="of:=IF(LEN(TRIM([CulturesData.FW18]))=0;&quot;&quot;;CONCATENATE([CulturesData.FW$1];SUBSTITUTE(SUBSTITUTE(SUBSTITUTE([CulturesData.FW18];&quot;e&quot;;&quot;EVERYMAN&quot;);&quot;r&quot;;&quot;RESTRICTED&quot;);&quot;o&quot;;&quot;OCCUPATIONAL&quot;);&quot;,&quot;))" office:value-type="string" office:string-value="S107=RESTRICTED,">
            <text:p>S107=RESTRICTED,</text:p>
          </table:table-cell>
          <table:table-cell table:formula="of:=IF(LEN(TRIM([CulturesData.FX18]))=0;&quot;&quot;;CONCATENATE([CulturesData.FX$1];SUBSTITUTE(SUBSTITUTE(SUBSTITUTE([CulturesData.FX18];&quot;e&quot;;&quot;EVERYMAN&quot;);&quot;r&quot;;&quot;RESTRICTED&quot;);&quot;o&quot;;&quot;OCCUPATIONAL&quot;);&quot;,&quot;))" office:value-type="string" office:string-value="S106=RESTRICTED,">
            <text:p>S106=RESTRICTED,</text:p>
          </table:table-cell>
          <table:table-cell table:formula="of:=IF(LEN(TRIM([CulturesData.FY18]))=0;&quot;&quot;;CONCATENATE([CulturesData.FY$1];SUBSTITUTE(SUBSTITUTE(SUBSTITUTE([CulturesData.FY18];&quot;e&quot;;&quot;EVERYMAN&quot;);&quot;r&quot;;&quot;RESTRICTED&quot;);&quot;o&quot;;&quot;OCCUPATIONAL&quot;);&quot;,&quot;))" office:value-type="string" office:string-value="S104=RESTRICTED,">
            <text:p>S104=RESTRICTED,</text:p>
          </table:table-cell>
          <table:table-cell table:formula="of:=IF(LEN(TRIM([CulturesData.FZ18]))=0;&quot;&quot;;CONCATENATE([CulturesData.FZ$1];SUBSTITUTE(SUBSTITUTE(SUBSTITUTE([CulturesData.FZ18];&quot;e&quot;;&quot;EVERYMAN&quot;);&quot;r&quot;;&quot;RESTRICTED&quot;);&quot;o&quot;;&quot;OCCUPATIONAL&quot;);&quot;,&quot;))" office:value-type="string" office:string-value="G28=2,">
            <text:p>G28=2,</text:p>
          </table:table-cell>
          <table:table-cell table:formula="of:=IF(LEN(TRIM([CulturesData.GA18]))=0;&quot;&quot;;CONCATENATE([CulturesData.GA$1];SUBSTITUTE(SUBSTITUTE(SUBSTITUTE([CulturesData.GA18];&quot;e&quot;;&quot;EVERYMAN&quot;);&quot;r&quot;;&quot;RESTRICTED&quot;);&quot;o&quot;;&quot;OCCUPATIONAL&quot;);&quot;,&quot;))" office:value-type="string" office:string-value="S285=2,">
            <text:p>S285=2,</text:p>
          </table:table-cell>
          <table:table-cell table:formula="of:=IF(LEN(TRIM([CulturesData.GB18]))=0;&quot;&quot;;CONCATENATE([CulturesData.GB$1];SUBSTITUTE(SUBSTITUTE(SUBSTITUTE([CulturesData.GB18];&quot;e&quot;;&quot;EVERYMAN&quot;);&quot;r&quot;;&quot;RESTRICTED&quot;);&quot;o&quot;;&quot;OCCUPATIONAL&quot;);&quot;,&quot;))">
            <text:p/>
          </table:table-cell>
          <table:table-cell table:formula="of:=IF(LEN(TRIM([CulturesData.GC18]))=0;&quot;&quot;;CONCATENATE([CulturesData.GC$1];SUBSTITUTE(SUBSTITUTE(SUBSTITUTE([CulturesData.GC18];&quot;e&quot;;&quot;EVERYMAN&quot;);&quot;r&quot;;&quot;RESTRICTED&quot;);&quot;o&quot;;&quot;OCCUPATIONAL&quot;);&quot;,&quot;))">
            <text:p/>
          </table:table-cell>
          <table:table-cell table:formula="of:=IF(LEN(TRIM([CulturesData.GD18]))=0;&quot;&quot;;CONCATENATE([CulturesData.GD$1];SUBSTITUTE(SUBSTITUTE(SUBSTITUTE([CulturesData.GD18];&quot;e&quot;;&quot;EVERYMAN&quot;);&quot;r&quot;;&quot;RESTRICTED&quot;);&quot;o&quot;;&quot;OCCUPATIONAL&quot;);&quot;,&quot;))">
            <text:p/>
          </table:table-cell>
          <table:table-cell table:formula="of:=IF(LEN(TRIM([CulturesData.GE18]))=0;&quot;&quot;;CONCATENATE([CulturesData.GE$1];SUBSTITUTE(SUBSTITUTE(SUBSTITUTE([CulturesData.GE18];&quot;e&quot;;&quot;EVERYMAN&quot;);&quot;r&quot;;&quot;RESTRICTED&quot;);&quot;o&quot;;&quot;OCCUPATIONAL&quot;);&quot;,&quot;))">
            <text:p/>
          </table:table-cell>
          <table:table-cell table:formula="of:=IF(LEN(TRIM([CulturesData.GF18]))=0;&quot;&quot;;CONCATENATE([CulturesData.GF$1];SUBSTITUTE(SUBSTITUTE(SUBSTITUTE([CulturesData.GF18];&quot;e&quot;;&quot;EVERYMAN&quot;);&quot;r&quot;;&quot;RESTRICTED&quot;);&quot;o&quot;;&quot;OCCUPATIONAL&quot;);&quot;,&quot;))" office:value-type="string" office:string-value="G27=1,">
            <text:p>G27=1,</text:p>
          </table:table-cell>
          <table:table-cell table:formula="of:=IF(LEN(TRIM([CulturesData.GG18]))=0;&quot;&quot;;CONCATENATE([CulturesData.GG$1];SUBSTITUTE(SUBSTITUTE(SUBSTITUTE([CulturesData.GG18];&quot;e&quot;;&quot;EVERYMAN&quot;);&quot;r&quot;;&quot;RESTRICTED&quot;);&quot;o&quot;;&quot;OCCUPATIONAL&quot;);&quot;,&quot;))" office:value-type="string" office:string-value="S257=1,">
            <text:p>S257=1,</text:p>
          </table:table-cell>
          <table:table-cell table:formula="of:=IF(LEN(TRIM([CulturesData.GH18]))=0;&quot;&quot;;CONCATENATE([CulturesData.GH$1];SUBSTITUTE(SUBSTITUTE(SUBSTITUTE([CulturesData.GH18];&quot;e&quot;;&quot;EVERYMAN&quot;);&quot;r&quot;;&quot;RESTRICTED&quot;);&quot;o&quot;;&quot;OCCUPATIONAL&quot;);&quot;,&quot;))">
            <text:p/>
          </table:table-cell>
          <table:table-cell table:formula="of:=IF(LEN(TRIM([CulturesData.GI18]))=0;&quot;&quot;;CONCATENATE([CulturesData.GI$1];SUBSTITUTE(SUBSTITUTE(SUBSTITUTE([CulturesData.GI18];&quot;e&quot;;&quot;EVERYMAN&quot;);&quot;r&quot;;&quot;RESTRICTED&quot;);&quot;o&quot;;&quot;OCCUPATIONAL&quot;);&quot;,&quot;))">
            <text:p/>
          </table:table-cell>
          <table:table-cell table:formula="of:=IF(LEN(TRIM([CulturesData.GJ18]))=0;&quot;&quot;;CONCATENATE([CulturesData.GJ$1];SUBSTITUTE(SUBSTITUTE(SUBSTITUTE([CulturesData.GJ18];&quot;e&quot;;&quot;EVERYMAN&quot;);&quot;r&quot;;&quot;RESTRICTED&quot;);&quot;o&quot;;&quot;OCCUPATIONAL&quot;);&quot;,&quot;))" office:value-type="string" office:string-value="G31=2,">
            <text:p>G31=2,</text:p>
          </table:table-cell>
          <table:table-cell table:formula="of:=IF(LEN(TRIM([CulturesData.GK18]))=0;&quot;&quot;;CONCATENATE([CulturesData.GK$1];SUBSTITUTE(SUBSTITUTE(SUBSTITUTE([CulturesData.GK18];&quot;e&quot;;&quot;EVERYMAN&quot;);&quot;r&quot;;&quot;RESTRICTED&quot;);&quot;o&quot;;&quot;OCCUPATIONAL&quot;);&quot;,&quot;))" office:value-type="string" office:string-value="S294=2,">
            <text:p>S294=2,</text:p>
          </table:table-cell>
          <table:table-cell table:formula="of:=IF(LEN(TRIM([CulturesData.GL18]))=0;&quot;&quot;;CONCATENATE([CulturesData.GL$1];SUBSTITUTE(SUBSTITUTE(SUBSTITUTE([CulturesData.GL18];&quot;e&quot;;&quot;EVERYMAN&quot;);&quot;r&quot;;&quot;RESTRICTED&quot;);&quot;o&quot;;&quot;OCCUPATIONAL&quot;);&quot;,&quot;))">
            <text:p/>
          </table:table-cell>
          <table:table-cell table:formula="of:=IF(LEN(TRIM([CulturesData.GM18]))=0;&quot;&quot;;CONCATENATE([CulturesData.GM$1];SUBSTITUTE(SUBSTITUTE(SUBSTITUTE([CulturesData.GM18];&quot;e&quot;;&quot;EVERYMAN&quot;);&quot;r&quot;;&quot;RESTRICTED&quot;);&quot;o&quot;;&quot;OCCUPATIONAL&quot;);&quot;,&quot;))">
            <text:p/>
          </table:table-cell>
          <table:table-cell table:formula="of:=IF(LEN(TRIM([CulturesData.GN18]))=0;&quot;&quot;;CONCATENATE([CulturesData.GN$1];SUBSTITUTE(SUBSTITUTE(SUBSTITUTE([CulturesData.GN18];&quot;e&quot;;&quot;EVERYMAN&quot;);&quot;r&quot;;&quot;RESTRICTED&quot;);&quot;o&quot;;&quot;OCCUPATIONAL&quot;);&quot;,&quot;))" office:value-type="string" office:string-value="G33=1,">
            <text:p>G33=1,</text:p>
          </table:table-cell>
          <table:table-cell table:formula="of:=IF(LEN(TRIM([CulturesData.GO18]))=0;&quot;&quot;;CONCATENATE([CulturesData.GO$1];SUBSTITUTE(SUBSTITUTE(SUBSTITUTE([CulturesData.GO18];&quot;e&quot;;&quot;EVERYMAN&quot;);&quot;r&quot;;&quot;RESTRICTED&quot;);&quot;o&quot;;&quot;OCCUPATIONAL&quot;);&quot;,&quot;))" office:value-type="string" office:string-value="S351=1,">
            <text:p>S351=1,</text:p>
          </table:table-cell>
          <table:table-cell table:formula="of:=IF(LEN(TRIM([CulturesData.GP18]))=0;&quot;&quot;;CONCATENATE([CulturesData.GP$1];SUBSTITUTE(SUBSTITUTE(SUBSTITUTE([CulturesData.GP18];&quot;e&quot;;&quot;EVERYMAN&quot;);&quot;r&quot;;&quot;RESTRICTED&quot;);&quot;o&quot;;&quot;OCCUPATIONAL&quot;);&quot;,&quot;))" office:value-type="string" office:string-value="LANG=5,">
            <text:p>LANG=5,</text:p>
          </table:table-cell>
          <table:table-cell table:formula="of:=IF(LEN(TRIM([CulturesData.GQ18]))=0;&quot;&quot;;CONCATENATE([CulturesData.GQ$1];SUBSTITUTE(SUBSTITUTE(SUBSTITUTE([CulturesData.GQ18];&quot;e&quot;;&quot;EVERYMAN&quot;);&quot;r&quot;;&quot;RESTRICTED&quot;);&quot;o&quot;;&quot;OCCUPATIONAL&quot;);&quot;,&quot;))">
            <text:p/>
          </table:table-cell>
          <table:table-cell table:formula="of:=IF(LEN(TRIM([CulturesData.GR18]))=0;&quot;&quot;;CONCATENATE([CulturesData.GR$1];SUBSTITUTE(SUBSTITUTE(SUBSTITUTE([CulturesData.GR18];&quot;e&quot;;&quot;EVERYMAN&quot;);&quot;r&quot;;&quot;RESTRICTED&quot;);&quot;o&quot;;&quot;OCCUPATIONAL&quot;);&quot;,&quot;))" office:value-type="string" office:string-value="HOBBY=12,">
            <text:p>HOBBY=12,</text:p>
          </table:table-cell>
          <table:table-cell table:formula="of:=IF(LEN(TRIM([CulturesData.GS18]))=0;&quot;&quot;;CONCATENATE([CulturesData.GS$1];[CulturesData.GS18];&quot;,&quot;))">
            <text:p/>
          </table:table-cell>
          <table:table-cell table:formula="of:=IF(LEN(TRIM([CulturesData.GT18]))=0;&quot;&quot;;CONCATENATE([CulturesData.GT$1];SUBSTITUTE(SUBSTITUTE(SUBSTITUTE([CulturesData.GT18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formula="of:=CONCATENATE([CulturesData.A19]; &quot;,&quot;)" office:value-type="string" office:string-value="45,">
            <text:p>45,</text:p>
          </table:table-cell>
          <table:table-cell table:formula="of:=CONCATENATE([CulturesData.B19]; &quot;,&quot;)" office:value-type="string" office:string-value="45,">
            <text:p>45,</text:p>
          </table:table-cell>
          <table:table-cell table:formula="of:=CONCATENATE([CulturesData.D19]; &quot;,&quot;)" office:value-type="string" office:string-value=",">
            <text:p>,</text:p>
          </table:table-cell>
          <table:table-cell table:formula="of:=CONCATENATE([CulturesData.C19]; &quot;,&quot;)" office:value-type="string" office:string-value="orchalf,">
            <text:p>orchalf,</text:p>
          </table:table-cell>
          <table:table-cell table:formula="of:=CONCATENATE([CulturesData.E19]; &quot;,&quot;)" office:value-type="string" office:string-value="45,">
            <text:p>45,</text:p>
          </table:table-cell>
          <table:table-cell table:formula="of:=CONCATENATE([CulturesData.F19]; &quot;,&quot;)" office:value-type="string" office:string-value="40,">
            <text:p>40,</text:p>
          </table:table-cell>
          <table:table-cell table:formula="of:=CONCATENATE([CulturesData.G19]; &quot;,&quot;)" office:value-type="string" office:string-value="140,">
            <text:p>140,</text:p>
          </table:table-cell>
          <table:table-cell table:formula="of:=CONCATENATE([CulturesData.H19]; &quot;,&quot;)" office:value-type="string" office:string-value="125,">
            <text:p>125,</text:p>
          </table:table-cell>
          <table:table-cell table:formula="of:=IF(LEN(TRIM([CulturesData.J19]))=0;&quot;&quot;;CONCATENATE([CulturesData.J$1];SUBSTITUTE(SUBSTITUTE(SUBSTITUTE([CulturesData.J19];&quot;e&quot;;&quot;EVERYMAN&quot;);&quot;r&quot;;&quot;RESTRICTED&quot;);&quot;o&quot;;&quot;OCCUPATIONAL&quot;);&quot;,&quot;))">
            <text:p/>
          </table:table-cell>
          <table:table-cell table:formula="of:=IF(LEN(TRIM([CulturesData.K19]))=0;&quot;&quot;;CONCATENATE([CulturesData.K$1];SUBSTITUTE(SUBSTITUTE(SUBSTITUTE([CulturesData.K19];&quot;e&quot;;&quot;EVERYMAN&quot;);&quot;r&quot;;&quot;RESTRICTED&quot;);&quot;o&quot;;&quot;OCCUPATIONAL&quot;);&quot;,&quot;))">
            <text:p/>
          </table:table-cell>
          <table:table-cell table:formula="of:=IF(LEN(TRIM([CulturesData.L19]))=0;&quot;&quot;;CONCATENATE([CulturesData.L$1];SUBSTITUTE(SUBSTITUTE(SUBSTITUTE([CulturesData.L19];&quot;e&quot;;&quot;EVERYMAN&quot;);&quot;r&quot;;&quot;RESTRICTED&quot;);&quot;o&quot;;&quot;OCCUPATIONAL&quot;);&quot;,&quot;))" office:value-type="string" office:string-value="G19=1,">
            <text:p>G19=1,</text:p>
          </table:table-cell>
          <table:table-cell table:formula="of:=IF(LEN(TRIM([CulturesData.M19]))=0;&quot;&quot;;CONCATENATE([CulturesData.M$1];SUBSTITUTE(SUBSTITUTE(SUBSTITUTE([CulturesData.M19];&quot;e&quot;;&quot;EVERYMAN&quot;);&quot;r&quot;;&quot;RESTRICTED&quot;);&quot;o&quot;;&quot;OCCUPATIONAL&quot;);&quot;,&quot;))" office:value-type="string" office:string-value="S216=1,">
            <text:p>S216=1,</text:p>
          </table:table-cell>
          <table:table-cell table:formula="of:=IF(LEN(TRIM([CulturesData.N19]))=0;&quot;&quot;;CONCATENATE([CulturesData.N$1];SUBSTITUTE(SUBSTITUTE(SUBSTITUTE([CulturesData.N19];&quot;e&quot;;&quot;EVERYMAN&quot;);&quot;r&quot;;&quot;RESTRICTED&quot;);&quot;o&quot;;&quot;OCCUPATIONAL&quot;);&quot;,&quot;))" office:value-type="string" office:string-value="S217=1,">
            <text:p>S217=1,</text:p>
          </table:table-cell>
          <table:table-cell table:formula="of:=IF(LEN(TRIM([CulturesData.O19]))=0;&quot;&quot;;CONCATENATE([CulturesData.O$1];SUBSTITUTE(SUBSTITUTE(SUBSTITUTE([CulturesData.O19];&quot;e&quot;;&quot;EVERYMAN&quot;);&quot;r&quot;;&quot;RESTRICTED&quot;);&quot;o&quot;;&quot;OCCUPATIONAL&quot;);&quot;,&quot;))">
            <text:p/>
          </table:table-cell>
          <table:table-cell table:formula="of:=IF(LEN(TRIM([CulturesData.P19]))=0;&quot;&quot;;CONCATENATE([CulturesData.P$1];SUBSTITUTE(SUBSTITUTE(SUBSTITUTE([CulturesData.P19];&quot;e&quot;;&quot;EVERYMAN&quot;);&quot;r&quot;;&quot;RESTRICTED&quot;);&quot;o&quot;;&quot;OCCUPATIONAL&quot;);&quot;,&quot;))">
            <text:p/>
          </table:table-cell>
          <table:table-cell table:formula="of:=IF(LEN(TRIM([CulturesData.Q19]))=0;&quot;&quot;;CONCATENATE([CulturesData.Q$1];SUBSTITUTE(SUBSTITUTE(SUBSTITUTE([CulturesData.Q19];&quot;e&quot;;&quot;EVERYMAN&quot;);&quot;r&quot;;&quot;RESTRICTED&quot;);&quot;o&quot;;&quot;OCCUPATIONAL&quot;);&quot;,&quot;))">
            <text:p/>
          </table:table-cell>
          <table:table-cell table:formula="of:=IF(LEN(TRIM([CulturesData.R19]))=0;&quot;&quot;;CONCATENATE([CulturesData.R$1];SUBSTITUTE(SUBSTITUTE(SUBSTITUTE([CulturesData.R19];&quot;e&quot;;&quot;EVERYMAN&quot;);&quot;r&quot;;&quot;RESTRICTED&quot;);&quot;o&quot;;&quot;OCCUPATIONAL&quot;);&quot;,&quot;))">
            <text:p/>
          </table:table-cell>
          <table:table-cell table:formula="of:=IF(LEN(TRIM([CulturesData.S19]))=0;&quot;&quot;;CONCATENATE([CulturesData.S$1];SUBSTITUTE(SUBSTITUTE(SUBSTITUTE([CulturesData.S19];&quot;e&quot;;&quot;EVERYMAN&quot;);&quot;r&quot;;&quot;RESTRICTED&quot;);&quot;o&quot;;&quot;OCCUPATIONAL&quot;);&quot;,&quot;))">
            <text:p/>
          </table:table-cell>
          <table:table-cell table:formula="of:=IF(LEN(TRIM([CulturesData.T19]))=0;&quot;&quot;;CONCATENATE([CulturesData.T$1];SUBSTITUTE(SUBSTITUTE(SUBSTITUTE([CulturesData.T19];&quot;e&quot;;&quot;EVERYMAN&quot;);&quot;r&quot;;&quot;RESTRICTED&quot;);&quot;o&quot;;&quot;OCCUPATIONAL&quot;);&quot;,&quot;))">
            <text:p/>
          </table:table-cell>
          <table:table-cell table:formula="of:=IF(LEN(TRIM([CulturesData.U19]))=0;&quot;&quot;;CONCATENATE([CulturesData.U$1];SUBSTITUTE(SUBSTITUTE(SUBSTITUTE([CulturesData.U19];&quot;e&quot;;&quot;EVERYMAN&quot;);&quot;r&quot;;&quot;RESTRICTED&quot;);&quot;o&quot;;&quot;OCCUPATIONAL&quot;);&quot;,&quot;))">
            <text:p/>
          </table:table-cell>
          <table:table-cell table:formula="of:=IF(LEN(TRIM([CulturesData.V19]))=0;&quot;&quot;;CONCATENATE([CulturesData.V$1];SUBSTITUTE(SUBSTITUTE(SUBSTITUTE([CulturesData.V19];&quot;e&quot;;&quot;EVERYMAN&quot;);&quot;r&quot;;&quot;RESTRICTED&quot;);&quot;o&quot;;&quot;OCCUPATIONAL&quot;);&quot;,&quot;))">
            <text:p/>
          </table:table-cell>
          <table:table-cell table:formula="of:=IF(LEN(TRIM([CulturesData.W19]))=0;&quot;&quot;;CONCATENATE([CulturesData.W$1];SUBSTITUTE(SUBSTITUTE(SUBSTITUTE([CulturesData.W19];&quot;e&quot;;&quot;EVERYMAN&quot;);&quot;r&quot;;&quot;RESTRICTED&quot;);&quot;o&quot;;&quot;OCCUPATIONAL&quot;);&quot;,&quot;))">
            <text:p/>
          </table:table-cell>
          <table:table-cell table:formula="of:=IF(LEN(TRIM([CulturesData.X19]))=0;&quot;&quot;;CONCATENATE([CulturesData.X$1];SUBSTITUTE(SUBSTITUTE(SUBSTITUTE([CulturesData.X19];&quot;e&quot;;&quot;EVERYMAN&quot;);&quot;r&quot;;&quot;RESTRICTED&quot;);&quot;o&quot;;&quot;OCCUPATIONAL&quot;);&quot;,&quot;))">
            <text:p/>
          </table:table-cell>
          <table:table-cell table:formula="of:=IF(LEN(TRIM([CulturesData.Y19]))=0;&quot;&quot;;CONCATENATE([CulturesData.Y$1];SUBSTITUTE(SUBSTITUTE(SUBSTITUTE([CulturesData.Y19];&quot;e&quot;;&quot;EVERYMAN&quot;);&quot;r&quot;;&quot;RESTRICTED&quot;);&quot;o&quot;;&quot;OCCUPATIONAL&quot;);&quot;,&quot;))">
            <text:p/>
          </table:table-cell>
          <table:table-cell table:formula="of:=IF(LEN(TRIM([CulturesData.Z19]))=0;&quot;&quot;;CONCATENATE([CulturesData.Z$1];SUBSTITUTE(SUBSTITUTE(SUBSTITUTE([CulturesData.Z19];&quot;e&quot;;&quot;EVERYMAN&quot;);&quot;r&quot;;&quot;RESTRICTED&quot;);&quot;o&quot;;&quot;OCCUPATIONAL&quot;);&quot;,&quot;))">
            <text:p/>
          </table:table-cell>
          <table:table-cell table:formula="of:=IF(LEN(TRIM([CulturesData.AA19]))=0;&quot;&quot;;CONCATENATE([CulturesData.AA$1];SUBSTITUTE(SUBSTITUTE(SUBSTITUTE([CulturesData.AA19];&quot;e&quot;;&quot;EVERYMAN&quot;);&quot;r&quot;;&quot;RESTRICTED&quot;);&quot;o&quot;;&quot;OCCUPATIONAL&quot;);&quot;,&quot;))" office:value-type="string" office:string-value="G1=1,">
            <text:p>G1=1,</text:p>
          </table:table-cell>
          <table:table-cell table:formula="of:=IF(LEN(TRIM([CulturesData.AB19]))=0;&quot;&quot;;CONCATENATE([CulturesData.AB$1];SUBSTITUTE(SUBSTITUTE(SUBSTITUTE([CulturesData.AB19];&quot;e&quot;;&quot;EVERYMAN&quot;);&quot;r&quot;;&quot;RESTRICTED&quot;);&quot;o&quot;;&quot;OCCUPATIONAL&quot;);&quot;,&quot;))">
            <text:p/>
          </table:table-cell>
          <table:table-cell table:formula="of:=IF(LEN(TRIM([CulturesData.AC19]))=0;&quot;&quot;;CONCATENATE([CulturesData.AC$1];SUBSTITUTE(SUBSTITUTE(SUBSTITUTE([CulturesData.AC19];&quot;e&quot;;&quot;EVERYMAN&quot;);&quot;r&quot;;&quot;RESTRICTED&quot;);&quot;o&quot;;&quot;OCCUPATIONAL&quot;);&quot;,&quot;))">
            <text:p/>
          </table:table-cell>
          <table:table-cell table:formula="of:=IF(LEN(TRIM([CulturesData.AD19]))=0;&quot;&quot;;CONCATENATE([CulturesData.AD$1];SUBSTITUTE(SUBSTITUTE(SUBSTITUTE([CulturesData.AD19];&quot;e&quot;;&quot;EVERYMAN&quot;);&quot;r&quot;;&quot;RESTRICTED&quot;);&quot;o&quot;;&quot;OCCUPATIONAL&quot;);&quot;,&quot;))" office:value-type="string" office:string-value="S5=1,">
            <text:p>S5=1,</text:p>
          </table:table-cell>
          <table:table-cell table:formula="of:=IF(LEN(TRIM([CulturesData.AE19]))=0;&quot;&quot;;CONCATENATE([CulturesData.AE$1];SUBSTITUTE(SUBSTITUTE(SUBSTITUTE([CulturesData.AE19];&quot;e&quot;;&quot;EVERYMAN&quot;);&quot;r&quot;;&quot;RESTRICTED&quot;);&quot;o&quot;;&quot;OCCUPATIONAL&quot;);&quot;,&quot;))" office:value-type="string" office:string-value="G2=1,">
            <text:p>G2=1,</text:p>
          </table:table-cell>
          <table:table-cell table:formula="of:=IF(LEN(TRIM([CulturesData.AF19]))=0;&quot;&quot;;CONCATENATE([CulturesData.AF$1];SUBSTITUTE(SUBSTITUTE(SUBSTITUTE([CulturesData.AF19];&quot;e&quot;;&quot;EVERYMAN&quot;);&quot;r&quot;;&quot;RESTRICTED&quot;);&quot;o&quot;;&quot;OCCUPATIONAL&quot;);&quot;,&quot;))" office:value-type="string" office:string-value="S14=1,">
            <text:p>S14=1,</text:p>
          </table:table-cell>
          <table:table-cell table:formula="of:=IF(LEN(TRIM([CulturesData.AG19]))=0;&quot;&quot;;CONCATENATE([CulturesData.AG$1];SUBSTITUTE(SUBSTITUTE(SUBSTITUTE([CulturesData.AG19];&quot;e&quot;;&quot;EVERYMAN&quot;);&quot;r&quot;;&quot;RESTRICTED&quot;);&quot;o&quot;;&quot;OCCUPATIONAL&quot;);&quot;,&quot;))">
            <text:p/>
          </table:table-cell>
          <table:table-cell table:formula="of:=IF(LEN(TRIM([CulturesData.AH19]))=0;&quot;&quot;;CONCATENATE([CulturesData.AH$1];SUBSTITUTE(SUBSTITUTE(SUBSTITUTE([CulturesData.AH19];&quot;e&quot;;&quot;EVERYMAN&quot;);&quot;r&quot;;&quot;RESTRICTED&quot;);&quot;o&quot;;&quot;OCCUPATIONAL&quot;);&quot;,&quot;))" office:value-type="string" office:string-value="S168=2,">
            <text:p>S168=2,</text:p>
          </table:table-cell>
          <table:table-cell table:formula="of:=IF(LEN(TRIM([CulturesData.AI19]))=0;&quot;&quot;;CONCATENATE([CulturesData.AI$1];SUBSTITUTE(SUBSTITUTE(SUBSTITUTE([CulturesData.AI19];&quot;e&quot;;&quot;EVERYMAN&quot;);&quot;r&quot;;&quot;RESTRICTED&quot;);&quot;o&quot;;&quot;OCCUPATIONAL&quot;);&quot;,&quot;))" office:value-type="string" office:string-value="G36=1,">
            <text:p>G36=1,</text:p>
          </table:table-cell>
          <table:table-cell table:formula="of:=IF(LEN(TRIM([CulturesData.AJ19]))=0;&quot;&quot;;CONCATENATE([CulturesData.AJ$1];SUBSTITUTE(SUBSTITUTE(SUBSTITUTE([CulturesData.AJ19];&quot;e&quot;;&quot;EVERYMAN&quot;);&quot;r&quot;;&quot;RESTRICTED&quot;);&quot;o&quot;;&quot;OCCUPATIONAL&quot;);&quot;,&quot;))">
            <text:p/>
          </table:table-cell>
          <table:table-cell table:formula="of:=IF(LEN(TRIM([CulturesData.AK19]))=0;&quot;&quot;;CONCATENATE([CulturesData.AK$1];SUBSTITUTE(SUBSTITUTE(SUBSTITUTE([CulturesData.AK19];&quot;e&quot;;&quot;EVERYMAN&quot;);&quot;r&quot;;&quot;RESTRICTED&quot;);&quot;o&quot;;&quot;OCCUPATIONAL&quot;);&quot;,&quot;))">
            <text:p/>
          </table:table-cell>
          <table:table-cell table:formula="of:=IF(LEN(TRIM([CulturesData.AL19]))=0;&quot;&quot;;CONCATENATE([CulturesData.AL$1];SUBSTITUTE(SUBSTITUTE(SUBSTITUTE([CulturesData.AL19];&quot;e&quot;;&quot;EVERYMAN&quot;);&quot;r&quot;;&quot;RESTRICTED&quot;);&quot;o&quot;;&quot;OCCUPATIONAL&quot;);&quot;,&quot;))">
            <text:p/>
          </table:table-cell>
          <table:table-cell table:formula="of:=IF(LEN(TRIM([CulturesData.AM19]))=0;&quot;&quot;;CONCATENATE([CulturesData.AM$1];SUBSTITUTE(SUBSTITUTE(SUBSTITUTE([CulturesData.AM19];&quot;e&quot;;&quot;EVERYMAN&quot;);&quot;r&quot;;&quot;RESTRICTED&quot;);&quot;o&quot;;&quot;OCCUPATIONAL&quot;);&quot;,&quot;))">
            <text:p/>
          </table:table-cell>
          <table:table-cell table:formula="of:=IF(LEN(TRIM([CulturesData.AN19]))=0;&quot;&quot;;CONCATENATE([CulturesData.AN$1];SUBSTITUTE(SUBSTITUTE(SUBSTITUTE([CulturesData.AN19];&quot;e&quot;;&quot;EVERYMAN&quot;);&quot;r&quot;;&quot;RESTRICTED&quot;);&quot;o&quot;;&quot;OCCUPATIONAL&quot;);&quot;,&quot;))" office:value-type="string" office:string-value="S155=RESTRICTED,">
            <text:p>S155=RESTRICTED,</text:p>
          </table:table-cell>
          <table:table-cell table:formula="of:=IF(LEN(TRIM([CulturesData.AO19]))=0;&quot;&quot;;CONCATENATE([CulturesData.AO$1];SUBSTITUTE(SUBSTITUTE(SUBSTITUTE([CulturesData.AO19];&quot;e&quot;;&quot;EVERYMAN&quot;);&quot;r&quot;;&quot;RESTRICTED&quot;);&quot;o&quot;;&quot;OCCUPATIONAL&quot;);&quot;,&quot;))" office:value-type="string" office:string-value="S154=RESTRICTED,">
            <text:p>S154=RESTRICTED,</text:p>
          </table:table-cell>
          <table:table-cell table:formula="of:=IF(LEN(TRIM([CulturesData.AP19]))=0;&quot;&quot;;CONCATENATE([CulturesData.AP$1];SUBSTITUTE(SUBSTITUTE(SUBSTITUTE([CulturesData.AP19];&quot;e&quot;;&quot;EVERYMAN&quot;);&quot;r&quot;;&quot;RESTRICTED&quot;);&quot;o&quot;;&quot;OCCUPATIONAL&quot;);&quot;,&quot;))" office:value-type="string" office:string-value="S64=1,">
            <text:p>S64=1,</text:p>
          </table:table-cell>
          <table:table-cell table:formula="of:=IF(LEN(TRIM([CulturesData.AQ19]))=0;&quot;&quot;;CONCATENATE([CulturesData.AQ$1];SUBSTITUTE(SUBSTITUTE(SUBSTITUTE([CulturesData.AQ19];&quot;e&quot;;&quot;EVERYMAN&quot;);&quot;r&quot;;&quot;RESTRICTED&quot;);&quot;o&quot;;&quot;OCCUPATIONAL&quot;);&quot;,&quot;))">
            <text:p/>
          </table:table-cell>
          <table:table-cell table:formula="of:=IF(LEN(TRIM([CulturesData.AR19]))=0;&quot;&quot;;CONCATENATE([CulturesData.AR$1];SUBSTITUTE(SUBSTITUTE(SUBSTITUTE([CulturesData.AR19];&quot;e&quot;;&quot;EVERYMAN&quot;);&quot;r&quot;;&quot;RESTRICTED&quot;);&quot;o&quot;;&quot;OCCUPATIONAL&quot;);&quot;,&quot;))" office:value-type="string" office:string-value="S503=RESTRICTED,">
            <text:p>S503=RESTRICTED,</text:p>
          </table:table-cell>
          <table:table-cell table:formula="of:=IF(LEN(TRIM([CulturesData.AS19]))=0;&quot;&quot;;CONCATENATE([CulturesData.AS$1];SUBSTITUTE(SUBSTITUTE(SUBSTITUTE([CulturesData.AS19];&quot;e&quot;;&quot;EVERYMAN&quot;);&quot;r&quot;;&quot;RESTRICTED&quot;);&quot;o&quot;;&quot;OCCUPATIONAL&quot;);&quot;,&quot;))" office:value-type="string" office:string-value="S504=RESTRICTED,">
            <text:p>S504=RESTRICTED,</text:p>
          </table:table-cell>
          <table:table-cell table:formula="of:=IF(LEN(TRIM([CulturesData.AT19]))=0;&quot;&quot;;CONCATENATE([CulturesData.AT$1];SUBSTITUTE(SUBSTITUTE(SUBSTITUTE([CulturesData.AT19];&quot;e&quot;;&quot;EVERYMAN&quot;);&quot;r&quot;;&quot;RESTRICTED&quot;);&quot;o&quot;;&quot;OCCUPATIONAL&quot;);&quot;,&quot;))" office:value-type="string" office:string-value="S53=RESTRICTED,">
            <text:p>S53=RESTRICTED,</text:p>
          </table:table-cell>
          <table:table-cell table:formula="of:=IF(LEN(TRIM([CulturesData.AU19]))=0;&quot;&quot;;CONCATENATE([CulturesData.AU$1];SUBSTITUTE(SUBSTITUTE(SUBSTITUTE([CulturesData.AU19];&quot;e&quot;;&quot;EVERYMAN&quot;);&quot;r&quot;;&quot;RESTRICTED&quot;);&quot;o&quot;;&quot;OCCUPATIONAL&quot;);&quot;,&quot;))" office:value-type="string" office:string-value="S54=RESTRICTED,">
            <text:p>S54=RESTRICTED,</text:p>
          </table:table-cell>
          <table:table-cell table:formula="of:=IF(LEN(TRIM([CulturesData.AV19]))=0;&quot;&quot;;CONCATENATE([CulturesData.AV$1];SUBSTITUTE(SUBSTITUTE(SUBSTITUTE([CulturesData.AV19];&quot;e&quot;;&quot;EVERYMAN&quot;);&quot;r&quot;;&quot;RESTRICTED&quot;);&quot;o&quot;;&quot;OCCUPATIONAL&quot;);&quot;,&quot;))" office:value-type="string" office:string-value="G8=2,">
            <text:p>G8=2,</text:p>
          </table:table-cell>
          <table:table-cell table:formula="of:=IF(LEN(TRIM([CulturesData.AW19]))=0;&quot;&quot;;CONCATENATE([CulturesData.AW$1];SUBSTITUTE(SUBSTITUTE(SUBSTITUTE([CulturesData.AW19];&quot;e&quot;;&quot;EVERYMAN&quot;);&quot;r&quot;;&quot;RESTRICTED&quot;);&quot;o&quot;;&quot;OCCUPATIONAL&quot;);&quot;,&quot;))">
            <text:p/>
          </table:table-cell>
          <table:table-cell table:formula="of:=IF(LEN(TRIM([CulturesData.AX19]))=0;&quot;&quot;;CONCATENATE([CulturesData.AX$1];SUBSTITUTE(SUBSTITUTE(SUBSTITUTE([CulturesData.AX19];&quot;e&quot;;&quot;EVERYMAN&quot;);&quot;r&quot;;&quot;RESTRICTED&quot;);&quot;o&quot;;&quot;OCCUPATIONAL&quot;);&quot;,&quot;))">
            <text:p/>
          </table:table-cell>
          <table:table-cell table:formula="of:=IF(LEN(TRIM([CulturesData.AY19]))=0;&quot;&quot;;CONCATENATE([CulturesData.AY$1];SUBSTITUTE(SUBSTITUTE(SUBSTITUTE([CulturesData.AY19];&quot;e&quot;;&quot;EVERYMAN&quot;);&quot;r&quot;;&quot;RESTRICTED&quot;);&quot;o&quot;;&quot;OCCUPATIONAL&quot;);&quot;,&quot;))" office:value-type="string" office:string-value="S465=9,">
            <text:p>S465=9,</text:p>
          </table:table-cell>
          <table:table-cell table:formula="of:=IF(LEN(TRIM([CulturesData.AZ19]))=0;&quot;&quot;;CONCATENATE([CulturesData.AZ$1];SUBSTITUTE(SUBSTITUTE(SUBSTITUTE([CulturesData.AZ19];&quot;e&quot;;&quot;EVERYMAN&quot;);&quot;r&quot;;&quot;RESTRICTED&quot;);&quot;o&quot;;&quot;OCCUPATIONAL&quot;);&quot;,&quot;))" office:value-type="string" office:string-value="S466=9,">
            <text:p>S466=9,</text:p>
          </table:table-cell>
          <table:table-cell table:formula="of:=IF(LEN(TRIM([CulturesData.BA19]))=0;&quot;&quot;;CONCATENATE([CulturesData.BA$1];SUBSTITUTE(SUBSTITUTE(SUBSTITUTE([CulturesData.BA19];&quot;e&quot;;&quot;EVERYMAN&quot;);&quot;r&quot;;&quot;RESTRICTED&quot;);&quot;o&quot;;&quot;OCCUPATIONAL&quot;);&quot;,&quot;))">
            <text:p/>
          </table:table-cell>
          <table:table-cell table:formula="of:=IF(LEN(TRIM([CulturesData.BB19]))=0;&quot;&quot;;CONCATENATE([CulturesData.BB$1];SUBSTITUTE(SUBSTITUTE(SUBSTITUTE([CulturesData.BB19];&quot;e&quot;;&quot;EVERYMAN&quot;);&quot;r&quot;;&quot;RESTRICTED&quot;);&quot;o&quot;;&quot;OCCUPATIONAL&quot;);&quot;,&quot;))">
            <text:p/>
          </table:table-cell>
          <table:table-cell table:formula="of:=IF(LEN(TRIM([CulturesData.BC19]))=0;&quot;&quot;;CONCATENATE([CulturesData.BC$1];SUBSTITUTE(SUBSTITUTE(SUBSTITUTE([CulturesData.BC19];&quot;e&quot;;&quot;EVERYMAN&quot;);&quot;r&quot;;&quot;RESTRICTED&quot;);&quot;o&quot;;&quot;OCCUPATIONAL&quot;);&quot;,&quot;))">
            <text:p/>
          </table:table-cell>
          <table:table-cell table:formula="of:=IF(LEN(TRIM([CulturesData.BD19]))=0;&quot;&quot;;CONCATENATE([CulturesData.BD$1];SUBSTITUTE(SUBSTITUTE(SUBSTITUTE([CulturesData.BD19];&quot;e&quot;;&quot;EVERYMAN&quot;);&quot;r&quot;;&quot;RESTRICTED&quot;);&quot;o&quot;;&quot;OCCUPATIONAL&quot;);&quot;,&quot;))">
            <text:p/>
          </table:table-cell>
          <table:table-cell table:formula="of:=IF(LEN(TRIM([CulturesData.BE19]))=0;&quot;&quot;;CONCATENATE([CulturesData.BE$1];SUBSTITUTE(SUBSTITUTE(SUBSTITUTE([CulturesData.BE19];&quot;e&quot;;&quot;EVERYMAN&quot;);&quot;r&quot;;&quot;RESTRICTED&quot;);&quot;o&quot;;&quot;OCCUPATIONAL&quot;);&quot;,&quot;))">
            <text:p/>
          </table:table-cell>
          <table:table-cell table:formula="of:=IF(LEN(TRIM([CulturesData.BF19]))=0;&quot;&quot;;CONCATENATE([CulturesData.BF$1];SUBSTITUTE(SUBSTITUTE(SUBSTITUTE([CulturesData.BF19];&quot;e&quot;;&quot;EVERYMAN&quot;);&quot;r&quot;;&quot;RESTRICTED&quot;);&quot;o&quot;;&quot;OCCUPATIONAL&quot;);&quot;,&quot;))">
            <text:p/>
          </table:table-cell>
          <table:table-cell table:formula="of:=IF(LEN(TRIM([CulturesData.BG19]))=0;&quot;&quot;;CONCATENATE([CulturesData.BG$1];SUBSTITUTE(SUBSTITUTE(SUBSTITUTE([CulturesData.BG19];&quot;e&quot;;&quot;EVERYMAN&quot;);&quot;r&quot;;&quot;RESTRICTED&quot;);&quot;o&quot;;&quot;OCCUPATIONAL&quot;);&quot;,&quot;))" office:value-type="string" office:string-value="S473=8,">
            <text:p>S473=8,</text:p>
          </table:table-cell>
          <table:table-cell table:formula="of:=IF(LEN(TRIM([CulturesData.BH19]))=0;&quot;&quot;;CONCATENATE([CulturesData.BH$1];SUBSTITUTE(SUBSTITUTE(SUBSTITUTE([CulturesData.BH19];&quot;e&quot;;&quot;EVERYMAN&quot;);&quot;r&quot;;&quot;RESTRICTED&quot;);&quot;o&quot;;&quot;OCCUPATIONAL&quot;);&quot;,&quot;))" office:value-type="string" office:string-value="S474=8,">
            <text:p>S474=8,</text:p>
          </table:table-cell>
          <table:table-cell table:formula="of:=IF(LEN(TRIM([CulturesData.BI19]))=0;&quot;&quot;;CONCATENATE([CulturesData.BI$1];SUBSTITUTE(SUBSTITUTE(SUBSTITUTE([CulturesData.BI19];&quot;e&quot;;&quot;EVERYMAN&quot;);&quot;r&quot;;&quot;RESTRICTED&quot;);&quot;o&quot;;&quot;OCCUPATIONAL&quot;);&quot;,&quot;))" office:value-type="string" office:string-value="S475=8,">
            <text:p>S475=8,</text:p>
          </table:table-cell>
          <table:table-cell table:formula="of:=IF(LEN(TRIM([CulturesData.BJ19]))=0;&quot;&quot;;CONCATENATE([CulturesData.BJ$1];SUBSTITUTE(SUBSTITUTE(SUBSTITUTE([CulturesData.BJ19];&quot;e&quot;;&quot;EVERYMAN&quot;);&quot;r&quot;;&quot;RESTRICTED&quot;);&quot;o&quot;;&quot;OCCUPATIONAL&quot;);&quot;,&quot;))" office:value-type="string" office:string-value="S476=6,">
            <text:p>S476=6,</text:p>
          </table:table-cell>
          <table:table-cell table:formula="of:=IF(LEN(TRIM([CulturesData.BK19]))=0;&quot;&quot;;CONCATENATE([CulturesData.BK$1];SUBSTITUTE(SUBSTITUTE(SUBSTITUTE([CulturesData.BK19];&quot;e&quot;;&quot;EVERYMAN&quot;);&quot;r&quot;;&quot;RESTRICTED&quot;);&quot;o&quot;;&quot;OCCUPATIONAL&quot;);&quot;,&quot;))" office:value-type="string" office:string-value="S477=7,">
            <text:p>S477=7,</text:p>
          </table:table-cell>
          <table:table-cell table:formula="of:=IF(LEN(TRIM([CulturesData.BL19]))=0;&quot;&quot;;CONCATENATE([CulturesData.BL$1];SUBSTITUTE(SUBSTITUTE(SUBSTITUTE([CulturesData.BL19];&quot;e&quot;;&quot;EVERYMAN&quot;);&quot;r&quot;;&quot;RESTRICTED&quot;);&quot;o&quot;;&quot;OCCUPATIONAL&quot;);&quot;,&quot;))" office:value-type="string" office:string-value="S478=7,">
            <text:p>S478=7,</text:p>
          </table:table-cell>
          <table:table-cell table:formula="of:=IF(LEN(TRIM([CulturesData.BM19]))=0;&quot;&quot;;CONCATENATE([CulturesData.BM$1];SUBSTITUTE(SUBSTITUTE(SUBSTITUTE([CulturesData.BM19];&quot;e&quot;;&quot;EVERYMAN&quot;);&quot;r&quot;;&quot;RESTRICTED&quot;);&quot;o&quot;;&quot;OCCUPATIONAL&quot;);&quot;,&quot;))">
            <text:p/>
          </table:table-cell>
          <table:table-cell table:formula="of:=IF(LEN(TRIM([CulturesData.BN19]))=0;&quot;&quot;;CONCATENATE([CulturesData.BN$1];SUBSTITUTE(SUBSTITUTE(SUBSTITUTE([CulturesData.BN19];&quot;e&quot;;&quot;EVERYMAN&quot;);&quot;r&quot;;&quot;RESTRICTED&quot;);&quot;o&quot;;&quot;OCCUPATIONAL&quot;);&quot;,&quot;))">
            <text:p/>
          </table:table-cell>
          <table:table-cell table:formula="of:=IF(LEN(TRIM([CulturesData.BO19]))=0;&quot;&quot;;CONCATENATE([CulturesData.BO$1];SUBSTITUTE(SUBSTITUTE(SUBSTITUTE([CulturesData.BO19];&quot;e&quot;;&quot;EVERYMAN&quot;);&quot;r&quot;;&quot;RESTRICTED&quot;);&quot;o&quot;;&quot;OCCUPATIONAL&quot;);&quot;,&quot;))">
            <text:p/>
          </table:table-cell>
          <table:table-cell table:formula="of:=IF(LEN(TRIM([CulturesData.BP19]))=0;&quot;&quot;;CONCATENATE([CulturesData.BP$1];SUBSTITUTE(SUBSTITUTE(SUBSTITUTE([CulturesData.BP19];&quot;e&quot;;&quot;EVERYMAN&quot;);&quot;r&quot;;&quot;RESTRICTED&quot;);&quot;o&quot;;&quot;OCCUPATIONAL&quot;);&quot;,&quot;))">
            <text:p/>
          </table:table-cell>
          <table:table-cell table:formula="of:=IF(LEN(TRIM([CulturesData.BQ19]))=0;&quot;&quot;;CONCATENATE([CulturesData.BQ$1];SUBSTITUTE(SUBSTITUTE(SUBSTITUTE([CulturesData.BQ19];&quot;e&quot;;&quot;EVERYMAN&quot;);&quot;r&quot;;&quot;RESTRICTED&quot;);&quot;o&quot;;&quot;OCCUPATIONAL&quot;);&quot;,&quot;))">
            <text:p/>
          </table:table-cell>
          <table:table-cell table:formula="of:=IF(LEN(TRIM([CulturesData.BR19]))=0;&quot;&quot;;CONCATENATE([CulturesData.BR$1];SUBSTITUTE(SUBSTITUTE(SUBSTITUTE([CulturesData.BR19];&quot;e&quot;;&quot;EVERYMAN&quot;);&quot;r&quot;;&quot;RESTRICTED&quot;);&quot;o&quot;;&quot;OCCUPATIONAL&quot;);&quot;,&quot;))">
            <text:p/>
          </table:table-cell>
          <table:table-cell table:formula="of:=IF(LEN(TRIM([CulturesData.BS19]))=0;&quot;&quot;;CONCATENATE([CulturesData.BS$1];SUBSTITUTE(SUBSTITUTE(SUBSTITUTE([CulturesData.BS19];&quot;e&quot;;&quot;EVERYMAN&quot;);&quot;r&quot;;&quot;RESTRICTED&quot;);&quot;o&quot;;&quot;OCCUPATIONAL&quot;);&quot;,&quot;))">
            <text:p/>
          </table:table-cell>
          <table:table-cell table:formula="of:=IF(LEN(TRIM([CulturesData.BT19]))=0;&quot;&quot;;CONCATENATE([CulturesData.BT$1];SUBSTITUTE(SUBSTITUTE(SUBSTITUTE([CulturesData.BT19];&quot;e&quot;;&quot;EVERYMAN&quot;);&quot;r&quot;;&quot;RESTRICTED&quot;);&quot;o&quot;;&quot;OCCUPATIONAL&quot;);&quot;,&quot;))">
            <text:p/>
          </table:table-cell>
          <table:table-cell table:formula="of:=IF(LEN(TRIM([CulturesData.BU19]))=0;&quot;&quot;;CONCATENATE([CulturesData.BU$1];SUBSTITUTE(SUBSTITUTE(SUBSTITUTE([CulturesData.BU19];&quot;e&quot;;&quot;EVERYMAN&quot;);&quot;r&quot;;&quot;RESTRICTED&quot;);&quot;o&quot;;&quot;OCCUPATIONAL&quot;);&quot;,&quot;))">
            <text:p/>
          </table:table-cell>
          <table:table-cell table:formula="of:=IF(LEN(TRIM([CulturesData.BV19]))=0;&quot;&quot;;CONCATENATE([CulturesData.BV$1];SUBSTITUTE(SUBSTITUTE(SUBSTITUTE([CulturesData.BV19];&quot;e&quot;;&quot;EVERYMAN&quot;);&quot;r&quot;;&quot;RESTRICTED&quot;);&quot;o&quot;;&quot;OCCUPATIONAL&quot;);&quot;,&quot;))">
            <text:p/>
          </table:table-cell>
          <table:table-cell table:formula="of:=IF(LEN(TRIM([CulturesData.BW19]))=0;&quot;&quot;;CONCATENATE([CulturesData.BW$1];SUBSTITUTE(SUBSTITUTE(SUBSTITUTE([CulturesData.BW19];&quot;e&quot;;&quot;EVERYMAN&quot;);&quot;r&quot;;&quot;RESTRICTED&quot;);&quot;o&quot;;&quot;OCCUPATIONAL&quot;);&quot;,&quot;))">
            <text:p/>
          </table:table-cell>
          <table:table-cell table:formula="of:=IF(LEN(TRIM([CulturesData.BX19]))=0;&quot;&quot;;CONCATENATE([CulturesData.BX$1];SUBSTITUTE(SUBSTITUTE(SUBSTITUTE([CulturesData.BX19];&quot;e&quot;;&quot;EVERYMAN&quot;);&quot;r&quot;;&quot;RESTRICTED&quot;);&quot;o&quot;;&quot;OCCUPATIONAL&quot;);&quot;,&quot;))">
            <text:p/>
          </table:table-cell>
          <table:table-cell table:formula="of:=IF(LEN(TRIM([CulturesData.BY19]))=0;&quot;&quot;;CONCATENATE([CulturesData.BY$1];SUBSTITUTE(SUBSTITUTE(SUBSTITUTE([CulturesData.BY19];&quot;e&quot;;&quot;EVERYMAN&quot;);&quot;r&quot;;&quot;RESTRICTED&quot;);&quot;o&quot;;&quot;OCCUPATIONAL&quot;);&quot;,&quot;))">
            <text:p/>
          </table:table-cell>
          <table:table-cell table:formula="of:=IF(LEN(TRIM([CulturesData.BZ19]))=0;&quot;&quot;;CONCATENATE([CulturesData.BZ$1];SUBSTITUTE(SUBSTITUTE(SUBSTITUTE([CulturesData.BZ19];&quot;e&quot;;&quot;EVERYMAN&quot;);&quot;r&quot;;&quot;RESTRICTED&quot;);&quot;o&quot;;&quot;OCCUPATIONAL&quot;);&quot;,&quot;))">
            <text:p/>
          </table:table-cell>
          <table:table-cell table:formula="of:=IF(LEN(TRIM([CulturesData.CA19]))=0;&quot;&quot;;CONCATENATE([CulturesData.CA$1];SUBSTITUTE(SUBSTITUTE(SUBSTITUTE([CulturesData.CA19];&quot;e&quot;;&quot;EVERYMAN&quot;);&quot;r&quot;;&quot;RESTRICTED&quot;);&quot;o&quot;;&quot;OCCUPATIONAL&quot;);&quot;,&quot;))">
            <text:p/>
          </table:table-cell>
          <table:table-cell table:formula="of:=IF(LEN(TRIM([CulturesData.CB19]))=0;&quot;&quot;;CONCATENATE([CulturesData.CB$1];SUBSTITUTE(SUBSTITUTE(SUBSTITUTE([CulturesData.CB19];&quot;e&quot;;&quot;EVERYMAN&quot;);&quot;r&quot;;&quot;RESTRICTED&quot;);&quot;o&quot;;&quot;OCCUPATIONAL&quot;);&quot;,&quot;))">
            <text:p/>
          </table:table-cell>
          <table:table-cell table:formula="of:=IF(LEN(TRIM([CulturesData.CC19]))=0;&quot;&quot;;CONCATENATE([CulturesData.CC$1];SUBSTITUTE(SUBSTITUTE(SUBSTITUTE([CulturesData.CC19];&quot;e&quot;;&quot;EVERYMAN&quot;);&quot;r&quot;;&quot;RESTRICTED&quot;);&quot;o&quot;;&quot;OCCUPATIONAL&quot;);&quot;,&quot;))" office:value-type="string" office:string-value="S495=10,">
            <text:p>S495=10,</text:p>
          </table:table-cell>
          <table:table-cell table:formula="of:=IF(LEN(TRIM([CulturesData.CD19]))=0;&quot;&quot;;CONCATENATE([CulturesData.CD$1];SUBSTITUTE(SUBSTITUTE(SUBSTITUTE([CulturesData.CD19];&quot;e&quot;;&quot;EVERYMAN&quot;);&quot;r&quot;;&quot;RESTRICTED&quot;);&quot;o&quot;;&quot;OCCUPATIONAL&quot;);&quot;,&quot;))" office:value-type="string" office:string-value="S496=10,">
            <text:p>S496=10,</text:p>
          </table:table-cell>
          <table:table-cell table:formula="of:=IF(LEN(TRIM([CulturesData.CE19]))=0;&quot;&quot;;CONCATENATE([CulturesData.CE$1];SUBSTITUTE(SUBSTITUTE(SUBSTITUTE([CulturesData.CE19];&quot;e&quot;;&quot;EVERYMAN&quot;);&quot;r&quot;;&quot;RESTRICTED&quot;);&quot;o&quot;;&quot;OCCUPATIONAL&quot;);&quot;,&quot;))">
            <text:p/>
          </table:table-cell>
          <table:table-cell table:formula="of:=IF(LEN(TRIM([CulturesData.CF19]))=0;&quot;&quot;;CONCATENATE([CulturesData.CF$1];SUBSTITUTE(SUBSTITUTE(SUBSTITUTE([CulturesData.CF19];&quot;e&quot;;&quot;EVERYMAN&quot;);&quot;r&quot;;&quot;RESTRICTED&quot;);&quot;o&quot;;&quot;OCCUPATIONAL&quot;);&quot;,&quot;))">
            <text:p/>
          </table:table-cell>
          <table:table-cell table:formula="of:=IF(LEN(TRIM([CulturesData.CG19]))=0;&quot;&quot;;CONCATENATE([CulturesData.CG$1];SUBSTITUTE(SUBSTITUTE(SUBSTITUTE([CulturesData.CG19];&quot;e&quot;;&quot;EVERYMAN&quot;);&quot;r&quot;;&quot;RESTRICTED&quot;);&quot;o&quot;;&quot;OCCUPATIONAL&quot;);&quot;,&quot;))">
            <text:p/>
          </table:table-cell>
          <table:table-cell table:formula="of:=IF(LEN(TRIM([CulturesData.CH19]))=0;&quot;&quot;;CONCATENATE([CulturesData.CH$1];SUBSTITUTE(SUBSTITUTE(SUBSTITUTE([CulturesData.CH19];&quot;e&quot;;&quot;EVERYMAN&quot;);&quot;r&quot;;&quot;RESTRICTED&quot;);&quot;o&quot;;&quot;OCCUPATIONAL&quot;);&quot;,&quot;))">
            <text:p/>
          </table:table-cell>
          <table:table-cell table:formula="of:=IF(LEN(TRIM([CulturesData.CI19]))=0;&quot;&quot;;CONCATENATE([CulturesData.CI$1];SUBSTITUTE(SUBSTITUTE(SUBSTITUTE([CulturesData.CI19];&quot;e&quot;;&quot;EVERYMAN&quot;);&quot;r&quot;;&quot;RESTRICTED&quot;);&quot;o&quot;;&quot;OCCUPATIONAL&quot;);&quot;,&quot;))">
            <text:p/>
          </table:table-cell>
          <table:table-cell table:formula="of:=IF(LEN(TRIM([CulturesData.CJ19]))=0;&quot;&quot;;CONCATENATE([CulturesData.CJ$1];SUBSTITUTE(SUBSTITUTE(SUBSTITUTE([CulturesData.CJ19];&quot;e&quot;;&quot;EVERYMAN&quot;);&quot;r&quot;;&quot;RESTRICTED&quot;);&quot;o&quot;;&quot;OCCUPATIONAL&quot;);&quot;,&quot;))">
            <text:p/>
          </table:table-cell>
          <table:table-cell table:formula="of:=IF(LEN(TRIM([CulturesData.CK19]))=0;&quot;&quot;;CONCATENATE([CulturesData.CK$1];SUBSTITUTE(SUBSTITUTE(SUBSTITUTE([CulturesData.CK19];&quot;e&quot;;&quot;EVERYMAN&quot;);&quot;r&quot;;&quot;RESTRICTED&quot;);&quot;o&quot;;&quot;OCCUPATIONAL&quot;);&quot;,&quot;))" office:value-type="string" office:string-value="S61=RESTRICTED,">
            <text:p>S61=RESTRICTED,</text:p>
          </table:table-cell>
          <table:table-cell table:formula="of:=IF(LEN(TRIM([CulturesData.CL19]))=0;&quot;&quot;;CONCATENATE([CulturesData.CL$1];SUBSTITUTE(SUBSTITUTE(SUBSTITUTE([CulturesData.CL19];&quot;e&quot;;&quot;EVERYMAN&quot;);&quot;r&quot;;&quot;RESTRICTED&quot;);&quot;o&quot;;&quot;OCCUPATIONAL&quot;);&quot;,&quot;))" office:value-type="string" office:string-value="S42=EVERYMAN,">
            <text:p>S42=EVERYMAN,</text:p>
          </table:table-cell>
          <table:table-cell table:formula="of:=IF(LEN(TRIM([CulturesData.CM19]))=0;&quot;&quot;;CONCATENATE([CulturesData.CM$1];SUBSTITUTE(SUBSTITUTE(SUBSTITUTE([CulturesData.CM19];&quot;e&quot;;&quot;EVERYMAN&quot;);&quot;r&quot;;&quot;RESTRICTED&quot;);&quot;o&quot;;&quot;OCCUPATIONAL&quot;);&quot;,&quot;))" office:value-type="string" office:string-value="S427=EVERYMAN,">
            <text:p>S427=EVERYMAN,</text:p>
          </table:table-cell>
          <table:table-cell table:formula="of:=IF(LEN(TRIM([CulturesData.CN19]))=0;&quot;&quot;;CONCATENATE([CulturesData.CN$1];SUBSTITUTE(SUBSTITUTE(SUBSTITUTE([CulturesData.CN19];&quot;e&quot;;&quot;EVERYMAN&quot;);&quot;r&quot;;&quot;RESTRICTED&quot;);&quot;o&quot;;&quot;OCCUPATIONAL&quot;);&quot;,&quot;))">
            <text:p/>
          </table:table-cell>
          <table:table-cell table:formula="of:=IF(LEN(TRIM([CulturesData.CO19]))=0;&quot;&quot;;CONCATENATE([CulturesData.CO$1];SUBSTITUTE(SUBSTITUTE(SUBSTITUTE([CulturesData.CO19];&quot;e&quot;;&quot;EVERYMAN&quot;);&quot;r&quot;;&quot;RESTRICTED&quot;);&quot;o&quot;;&quot;OCCUPATIONAL&quot;);&quot;,&quot;))">
            <text:p/>
          </table:table-cell>
          <table:table-cell table:formula="of:=IF(LEN(TRIM([CulturesData.CP19]))=0;&quot;&quot;;CONCATENATE([CulturesData.CP$1];SUBSTITUTE(SUBSTITUTE(SUBSTITUTE([CulturesData.CP19];&quot;e&quot;;&quot;EVERYMAN&quot;);&quot;r&quot;;&quot;RESTRICTED&quot;);&quot;o&quot;;&quot;OCCUPATIONAL&quot;);&quot;,&quot;))">
            <text:p/>
          </table:table-cell>
          <table:table-cell table:formula="of:=IF(LEN(TRIM([CulturesData.CQ19]))=0;&quot;&quot;;CONCATENATE([CulturesData.CQ$1];SUBSTITUTE(SUBSTITUTE(SUBSTITUTE([CulturesData.CQ19];&quot;e&quot;;&quot;EVERYMAN&quot;);&quot;r&quot;;&quot;RESTRICTED&quot;);&quot;o&quot;;&quot;OCCUPATIONAL&quot;);&quot;,&quot;))">
            <text:p/>
          </table:table-cell>
          <table:table-cell table:formula="of:=IF(LEN(TRIM([CulturesData.CR19]))=0;&quot;&quot;;CONCATENATE([CulturesData.CR$1];SUBSTITUTE(SUBSTITUTE(SUBSTITUTE([CulturesData.CR19];&quot;e&quot;;&quot;EVERYMAN&quot;);&quot;r&quot;;&quot;RESTRICTED&quot;);&quot;o&quot;;&quot;OCCUPATIONAL&quot;);&quot;,&quot;))">
            <text:p/>
          </table:table-cell>
          <table:table-cell table:formula="of:=IF(LEN(TRIM([CulturesData.CS19]))=0;&quot;&quot;;CONCATENATE([CulturesData.CS$1];SUBSTITUTE(SUBSTITUTE(SUBSTITUTE([CulturesData.CS19];&quot;e&quot;;&quot;EVERYMAN&quot;);&quot;r&quot;;&quot;RESTRICTED&quot;);&quot;o&quot;;&quot;OCCUPATIONAL&quot;);&quot;,&quot;))" office:value-type="string" office:string-value="S47=EVERYMAN,">
            <text:p>S47=EVERYMAN,</text:p>
          </table:table-cell>
          <table:table-cell table:formula="of:=IF(LEN(TRIM([CulturesData.CT19]))=0;&quot;&quot;;CONCATENATE([CulturesData.CT$1];SUBSTITUTE(SUBSTITUTE(SUBSTITUTE([CulturesData.CT19];&quot;e&quot;;&quot;EVERYMAN&quot;);&quot;r&quot;;&quot;RESTRICTED&quot;);&quot;o&quot;;&quot;OCCUPATIONAL&quot;);&quot;,&quot;))">
            <text:p/>
          </table:table-cell>
          <table:table-cell table:formula="of:=IF(LEN(TRIM([CulturesData.CU19]))=0;&quot;&quot;;CONCATENATE([CulturesData.CU$1];SUBSTITUTE(SUBSTITUTE(SUBSTITUTE([CulturesData.CU19];&quot;e&quot;;&quot;EVERYMAN&quot;);&quot;r&quot;;&quot;RESTRICTED&quot;);&quot;o&quot;;&quot;OCCUPATIONAL&quot;);&quot;,&quot;))">
            <text:p/>
          </table:table-cell>
          <table:table-cell table:formula="of:=IF(LEN(TRIM([CulturesData.CV19]))=0;&quot;&quot;;CONCATENATE([CulturesData.CV$1];SUBSTITUTE(SUBSTITUTE(SUBSTITUTE([CulturesData.CV19];&quot;e&quot;;&quot;EVERYMAN&quot;);&quot;r&quot;;&quot;RESTRICTED&quot;);&quot;o&quot;;&quot;OCCUPATIONAL&quot;);&quot;,&quot;))">
            <text:p/>
          </table:table-cell>
          <table:table-cell table:formula="of:=IF(LEN(TRIM([CulturesData.CW19]))=0;&quot;&quot;;CONCATENATE([CulturesData.CW$1];SUBSTITUTE(SUBSTITUTE(SUBSTITUTE([CulturesData.CW19];&quot;e&quot;;&quot;EVERYMAN&quot;);&quot;r&quot;;&quot;RESTRICTED&quot;);&quot;o&quot;;&quot;OCCUPATIONAL&quot;);&quot;,&quot;))">
            <text:p/>
          </table:table-cell>
          <table:table-cell table:formula="of:=IF(LEN(TRIM([CulturesData.CX19]))=0;&quot;&quot;;CONCATENATE([CulturesData.CX$1];SUBSTITUTE(SUBSTITUTE(SUBSTITUTE([CulturesData.CX19];&quot;e&quot;;&quot;EVERYMAN&quot;);&quot;r&quot;;&quot;RESTRICTED&quot;);&quot;o&quot;;&quot;OCCUPATIONAL&quot;);&quot;,&quot;))">
            <text:p/>
          </table:table-cell>
          <table:table-cell table:formula="of:=IF(LEN(TRIM([CulturesData.CY19]))=0;&quot;&quot;;CONCATENATE([CulturesData.CY$1];SUBSTITUTE(SUBSTITUTE(SUBSTITUTE([CulturesData.CY19];&quot;e&quot;;&quot;EVERYMAN&quot;);&quot;r&quot;;&quot;RESTRICTED&quot;);&quot;o&quot;;&quot;OCCUPATIONAL&quot;);&quot;,&quot;))">
            <text:p/>
          </table:table-cell>
          <table:table-cell table:formula="of:=IF(LEN(TRIM([CulturesData.CZ19]))=0;&quot;&quot;;CONCATENATE([CulturesData.CZ$1];SUBSTITUTE(SUBSTITUTE(SUBSTITUTE([CulturesData.CZ19];&quot;e&quot;;&quot;EVERYMAN&quot;);&quot;r&quot;;&quot;RESTRICTED&quot;);&quot;o&quot;;&quot;OCCUPATIONAL&quot;);&quot;,&quot;))">
            <text:p/>
          </table:table-cell>
          <table:table-cell table:formula="of:=IF(LEN(TRIM([CulturesData.DA19]))=0;&quot;&quot;;CONCATENATE([CulturesData.DA$1];SUBSTITUTE(SUBSTITUTE(SUBSTITUTE([CulturesData.DA19];&quot;e&quot;;&quot;EVERYMAN&quot;);&quot;r&quot;;&quot;RESTRICTED&quot;);&quot;o&quot;;&quot;OCCUPATIONAL&quot;);&quot;,&quot;))">
            <text:p/>
          </table:table-cell>
          <table:table-cell table:formula="of:=IF(LEN(TRIM([CulturesData.DB19]))=0;&quot;&quot;;CONCATENATE([CulturesData.DB$1];SUBSTITUTE(SUBSTITUTE(SUBSTITUTE([CulturesData.DB19];&quot;e&quot;;&quot;EVERYMAN&quot;);&quot;r&quot;;&quot;RESTRICTED&quot;);&quot;o&quot;;&quot;OCCUPATIONAL&quot;);&quot;,&quot;))">
            <text:p/>
          </table:table-cell>
          <table:table-cell table:formula="of:=IF(LEN(TRIM([CulturesData.DC19]))=0;&quot;&quot;;CONCATENATE([CulturesData.DC$1];SUBSTITUTE(SUBSTITUTE(SUBSTITUTE([CulturesData.DC19];&quot;e&quot;;&quot;EVERYMAN&quot;);&quot;r&quot;;&quot;RESTRICTED&quot;);&quot;o&quot;;&quot;OCCUPATIONAL&quot;);&quot;,&quot;))">
            <text:p/>
          </table:table-cell>
          <table:table-cell table:formula="of:=IF(LEN(TRIM([CulturesData.DD19]))=0;&quot;&quot;;CONCATENATE([CulturesData.DD$1];SUBSTITUTE(SUBSTITUTE(SUBSTITUTE([CulturesData.DD19];&quot;e&quot;;&quot;EVERYMAN&quot;);&quot;r&quot;;&quot;RESTRICTED&quot;);&quot;o&quot;;&quot;OCCUPATIONAL&quot;);&quot;,&quot;))">
            <text:p/>
          </table:table-cell>
          <table:table-cell table:formula="of:=IF(LEN(TRIM([CulturesData.DE19]))=0;&quot;&quot;;CONCATENATE([CulturesData.DE$1];SUBSTITUTE(SUBSTITUTE(SUBSTITUTE([CulturesData.DE19];&quot;e&quot;;&quot;EVERYMAN&quot;);&quot;r&quot;;&quot;RESTRICTED&quot;);&quot;o&quot;;&quot;OCCUPATIONAL&quot;);&quot;,&quot;))">
            <text:p/>
          </table:table-cell>
          <table:table-cell table:formula="of:=IF(LEN(TRIM([CulturesData.DF19]))=0;&quot;&quot;;CONCATENATE([CulturesData.DF$1];SUBSTITUTE(SUBSTITUTE(SUBSTITUTE([CulturesData.DF19];&quot;e&quot;;&quot;EVERYMAN&quot;);&quot;r&quot;;&quot;RESTRICTED&quot;);&quot;o&quot;;&quot;OCCUPATIONAL&quot;);&quot;,&quot;))" office:value-type="string" office:string-value="G37=5,">
            <text:p>G37=5,</text:p>
          </table:table-cell>
          <table:table-cell table:formula="of:=IF(LEN(TRIM([CulturesData.DG19]))=0;&quot;&quot;;CONCATENATE([CulturesData.DG$1];SUBSTITUTE(SUBSTITUTE(SUBSTITUTE([CulturesData.DG19];&quot;e&quot;;&quot;EVERYMAN&quot;);&quot;r&quot;;&quot;RESTRICTED&quot;);&quot;o&quot;;&quot;OCCUPATIONAL&quot;);&quot;,&quot;))" office:value-type="string" office:string-value="S426=3,">
            <text:p>S426=3,</text:p>
          </table:table-cell>
          <table:table-cell table:formula="of:=IF(LEN(TRIM([CulturesData.DH19]))=0;&quot;&quot;;CONCATENATE([CulturesData.DH$1];SUBSTITUTE(SUBSTITUTE(SUBSTITUTE([CulturesData.DH19];&quot;e&quot;;&quot;EVERYMAN&quot;);&quot;r&quot;;&quot;RESTRICTED&quot;);&quot;o&quot;;&quot;OCCUPATIONAL&quot;);&quot;,&quot;))" office:value-type="string" office:string-value="S339=3,">
            <text:p>S339=3,</text:p>
          </table:table-cell>
          <table:table-cell table:formula="of:=IF(LEN(TRIM([CulturesData.DI19]))=0;&quot;&quot;;CONCATENATE([CulturesData.DI$1];SUBSTITUTE(SUBSTITUTE(SUBSTITUTE([CulturesData.DI19];&quot;e&quot;;&quot;EVERYMAN&quot;);&quot;r&quot;;&quot;RESTRICTED&quot;);&quot;o&quot;;&quot;OCCUPATIONAL&quot;);&quot;,&quot;))" office:value-type="string" office:string-value="G38=2,">
            <text:p>G38=2,</text:p>
          </table:table-cell>
          <table:table-cell table:formula="of:=IF(LEN(TRIM([CulturesData.DJ19]))=0;&quot;&quot;;CONCATENATE([CulturesData.DJ$1];SUBSTITUTE(SUBSTITUTE(SUBSTITUTE([CulturesData.DJ19];&quot;e&quot;;&quot;EVERYMAN&quot;);&quot;r&quot;;&quot;RESTRICTED&quot;);&quot;o&quot;;&quot;OCCUPATIONAL&quot;);&quot;,&quot;))" office:value-type="string" office:string-value="S185=2,">
            <text:p>S185=2,</text:p>
          </table:table-cell>
          <table:table-cell table:formula="of:=IF(LEN(TRIM([CulturesData.DK19]))=0;&quot;&quot;;CONCATENATE([CulturesData.DK$1];SUBSTITUTE(SUBSTITUTE(SUBSTITUTE([CulturesData.DK19];&quot;e&quot;;&quot;EVERYMAN&quot;);&quot;r&quot;;&quot;RESTRICTED&quot;);&quot;o&quot;;&quot;OCCUPATIONAL&quot;);&quot;,&quot;))" office:value-type="string" office:string-value="S186=2,">
            <text:p>S186=2,</text:p>
          </table:table-cell>
          <table:table-cell table:formula="of:=IF(LEN(TRIM([CulturesData.DL19]))=0;&quot;&quot;;CONCATENATE([CulturesData.DL$1];SUBSTITUTE(SUBSTITUTE(SUBSTITUTE([CulturesData.DL19];&quot;e&quot;;&quot;EVERYMAN&quot;);&quot;r&quot;;&quot;RESTRICTED&quot;);&quot;o&quot;;&quot;OCCUPATIONAL&quot;);&quot;,&quot;))" office:value-type="string" office:string-value="S191=2,">
            <text:p>S191=2,</text:p>
          </table:table-cell>
          <table:table-cell table:formula="of:=IF(LEN(TRIM([CulturesData.DM19]))=0;&quot;&quot;;CONCATENATE([CulturesData.DM$1];SUBSTITUTE(SUBSTITUTE(SUBSTITUTE([CulturesData.DM19];&quot;e&quot;;&quot;EVERYMAN&quot;);&quot;r&quot;;&quot;RESTRICTED&quot;);&quot;o&quot;;&quot;OCCUPATIONAL&quot;);&quot;,&quot;))" office:value-type="string" office:string-value="S188=2,">
            <text:p>S188=2,</text:p>
          </table:table-cell>
          <table:table-cell table:formula="of:=IF(LEN(TRIM([CulturesData.DN19]))=0;&quot;&quot;;CONCATENATE([CulturesData.DN$1];SUBSTITUTE(SUBSTITUTE(SUBSTITUTE([CulturesData.DN19];&quot;e&quot;;&quot;EVERYMAN&quot;);&quot;r&quot;;&quot;RESTRICTED&quot;);&quot;o&quot;;&quot;OCCUPATIONAL&quot;);&quot;,&quot;))" office:value-type="string" office:string-value="S189=2,">
            <text:p>S189=2,</text:p>
          </table:table-cell>
          <table:table-cell table:formula="of:=IF(LEN(TRIM([CulturesData.DO19]))=0;&quot;&quot;;CONCATENATE([CulturesData.DO$1];SUBSTITUTE(SUBSTITUTE(SUBSTITUTE([CulturesData.DO19];&quot;e&quot;;&quot;EVERYMAN&quot;);&quot;r&quot;;&quot;RESTRICTED&quot;);&quot;o&quot;;&quot;OCCUPATIONAL&quot;);&quot;,&quot;))" office:value-type="string" office:string-value="S445=RESTRICTED,">
            <text:p>S445=RESTRICTED,</text:p>
          </table:table-cell>
          <table:table-cell table:formula="of:=IF(LEN(TRIM([CulturesData.DP19]))=0;&quot;&quot;;CONCATENATE([CulturesData.DP$1];SUBSTITUTE(SUBSTITUTE(SUBSTITUTE([CulturesData.DP19];&quot;e&quot;;&quot;EVERYMAN&quot;);&quot;r&quot;;&quot;RESTRICTED&quot;);&quot;o&quot;;&quot;OCCUPATIONAL&quot;);&quot;,&quot;))" office:value-type="string" office:string-value="S443=RESTRICTED,">
            <text:p>S443=RESTRICTED,</text:p>
          </table:table-cell>
          <table:table-cell table:formula="of:=IF(LEN(TRIM([CulturesData.DQ19]))=0;&quot;&quot;;CONCATENATE([CulturesData.DQ$1];SUBSTITUTE(SUBSTITUTE(SUBSTITUTE([CulturesData.DQ19];&quot;e&quot;;&quot;EVERYMAN&quot;);&quot;r&quot;;&quot;RESTRICTED&quot;);&quot;o&quot;;&quot;OCCUPATIONAL&quot;);&quot;,&quot;))">
            <text:p/>
          </table:table-cell>
          <table:table-cell table:formula="of:=IF(LEN(TRIM([CulturesData.DR19]))=0;&quot;&quot;;CONCATENATE([CulturesData.DR$1];SUBSTITUTE(SUBSTITUTE(SUBSTITUTE([CulturesData.DR19];&quot;e&quot;;&quot;EVERYMAN&quot;);&quot;r&quot;;&quot;RESTRICTED&quot;);&quot;o&quot;;&quot;OCCUPATIONAL&quot;);&quot;,&quot;))">
            <text:p/>
          </table:table-cell>
          <table:table-cell table:formula="of:=IF(LEN(TRIM([CulturesData.DS19]))=0;&quot;&quot;;CONCATENATE([CulturesData.DS$1];SUBSTITUTE(SUBSTITUTE(SUBSTITUTE([CulturesData.DS19];&quot;e&quot;;&quot;EVERYMAN&quot;);&quot;r&quot;;&quot;RESTRICTED&quot;);&quot;o&quot;;&quot;OCCUPATIONAL&quot;);&quot;,&quot;))" office:value-type="string" office:string-value="S507=RESTRICTED,">
            <text:p>S507=RESTRICTED,</text:p>
          </table:table-cell>
          <table:table-cell table:formula="of:=IF(LEN(TRIM([CulturesData.DT19]))=0;&quot;&quot;;CONCATENATE([CulturesData.DT$1];SUBSTITUTE(SUBSTITUTE(SUBSTITUTE([CulturesData.DT19];&quot;e&quot;;&quot;EVERYMAN&quot;);&quot;r&quot;;&quot;RESTRICTED&quot;);&quot;o&quot;;&quot;OCCUPATIONAL&quot;);&quot;,&quot;))">
            <text:p/>
          </table:table-cell>
          <table:table-cell table:formula="of:=IF(LEN(TRIM([CulturesData.DU19]))=0;&quot;&quot;;CONCATENATE([CulturesData.DU$1];SUBSTITUTE(SUBSTITUTE(SUBSTITUTE([CulturesData.DU19];&quot;e&quot;;&quot;EVERYMAN&quot;);&quot;r&quot;;&quot;RESTRICTED&quot;);&quot;o&quot;;&quot;OCCUPATIONAL&quot;);&quot;,&quot;))" office:value-type="string" office:string-value="S447=RESTRICTED,">
            <text:p>S447=RESTRICTED,</text:p>
          </table:table-cell>
          <table:table-cell table:formula="of:=IF(LEN(TRIM([CulturesData.DV19]))=0;&quot;&quot;;CONCATENATE([CulturesData.DV$1];SUBSTITUTE(SUBSTITUTE(SUBSTITUTE([CulturesData.DV19];&quot;e&quot;;&quot;EVERYMAN&quot;);&quot;r&quot;;&quot;RESTRICTED&quot;);&quot;o&quot;;&quot;OCCUPATIONAL&quot;);&quot;,&quot;))" office:value-type="string" office:string-value="S448=RESTRICTED,">
            <text:p>S448=RESTRICTED,</text:p>
          </table:table-cell>
          <table:table-cell table:formula="of:=IF(LEN(TRIM([CulturesData.DW19]))=0;&quot;&quot;;CONCATENATE([CulturesData.DW$1];SUBSTITUTE(SUBSTITUTE(SUBSTITUTE([CulturesData.DW19];&quot;e&quot;;&quot;EVERYMAN&quot;);&quot;r&quot;;&quot;RESTRICTED&quot;);&quot;o&quot;;&quot;OCCUPATIONAL&quot;);&quot;,&quot;))">
            <text:p/>
          </table:table-cell>
          <table:table-cell table:formula="of:=IF(LEN(TRIM([CulturesData.DX19]))=0;&quot;&quot;;CONCATENATE([CulturesData.DX$1];SUBSTITUTE(SUBSTITUTE(SUBSTITUTE([CulturesData.DX19];&quot;e&quot;;&quot;EVERYMAN&quot;);&quot;r&quot;;&quot;RESTRICTED&quot;);&quot;o&quot;;&quot;OCCUPATIONAL&quot;);&quot;,&quot;))">
            <text:p/>
          </table:table-cell>
          <table:table-cell table:formula="of:=IF(LEN(TRIM([CulturesData.DY19]))=0;&quot;&quot;;CONCATENATE([CulturesData.DY$1];SUBSTITUTE(SUBSTITUTE(SUBSTITUTE([CulturesData.DY19];&quot;e&quot;;&quot;EVERYMAN&quot;);&quot;r&quot;;&quot;RESTRICTED&quot;);&quot;o&quot;;&quot;OCCUPATIONAL&quot;);&quot;,&quot;))">
            <text:p/>
          </table:table-cell>
          <table:table-cell table:formula="of:=IF(LEN(TRIM([CulturesData.DZ19]))=0;&quot;&quot;;CONCATENATE([CulturesData.DZ$1];SUBSTITUTE(SUBSTITUTE(SUBSTITUTE([CulturesData.DZ19];&quot;e&quot;;&quot;EVERYMAN&quot;);&quot;r&quot;;&quot;RESTRICTED&quot;);&quot;o&quot;;&quot;OCCUPATIONAL&quot;);&quot;,&quot;))">
            <text:p/>
          </table:table-cell>
          <table:table-cell table:formula="of:=IF(LEN(TRIM([CulturesData.EA19]))=0;&quot;&quot;;CONCATENATE([CulturesData.EA$1];SUBSTITUTE(SUBSTITUTE(SUBSTITUTE([CulturesData.EA19];&quot;e&quot;;&quot;EVERYMAN&quot;);&quot;r&quot;;&quot;RESTRICTED&quot;);&quot;o&quot;;&quot;OCCUPATIONAL&quot;);&quot;,&quot;))">
            <text:p/>
          </table:table-cell>
          <table:table-cell table:formula="of:=IF(LEN(TRIM([CulturesData.EB19]))=0;&quot;&quot;;CONCATENATE([CulturesData.EB$1];SUBSTITUTE(SUBSTITUTE(SUBSTITUTE([CulturesData.EB19];&quot;e&quot;;&quot;EVERYMAN&quot;);&quot;r&quot;;&quot;RESTRICTED&quot;);&quot;o&quot;;&quot;OCCUPATIONAL&quot;);&quot;,&quot;))" office:value-type="string" office:string-value="S206=RESTRICTED,">
            <text:p>S206=RESTRICTED,</text:p>
          </table:table-cell>
          <table:table-cell table:formula="of:=IF(LEN(TRIM([CulturesData.EC19]))=0;&quot;&quot;;CONCATENATE([CulturesData.EC$1];SUBSTITUTE(SUBSTITUTE(SUBSTITUTE([CulturesData.EC19];&quot;e&quot;;&quot;EVERYMAN&quot;);&quot;r&quot;;&quot;RESTRICTED&quot;);&quot;o&quot;;&quot;OCCUPATIONAL&quot;);&quot;,&quot;))">
            <text:p/>
          </table:table-cell>
          <table:table-cell table:formula="of:=IF(LEN(TRIM([CulturesData.ED19]))=0;&quot;&quot;;CONCATENATE([CulturesData.ED$1];SUBSTITUTE(SUBSTITUTE(SUBSTITUTE([CulturesData.ED19];&quot;e&quot;;&quot;EVERYMAN&quot;);&quot;r&quot;;&quot;RESTRICTED&quot;);&quot;o&quot;;&quot;OCCUPATIONAL&quot;);&quot;,&quot;))">
            <text:p/>
          </table:table-cell>
          <table:table-cell table:formula="of:=IF(LEN(TRIM([CulturesData.EE19]))=0;&quot;&quot;;CONCATENATE([CulturesData.EE$1];SUBSTITUTE(SUBSTITUTE(SUBSTITUTE([CulturesData.EE19];&quot;e&quot;;&quot;EVERYMAN&quot;);&quot;r&quot;;&quot;RESTRICTED&quot;);&quot;o&quot;;&quot;OCCUPATIONAL&quot;);&quot;,&quot;))">
            <text:p/>
          </table:table-cell>
          <table:table-cell table:formula="of:=IF(LEN(TRIM([CulturesData.EF19]))=0;&quot;&quot;;CONCATENATE([CulturesData.EF$1];SUBSTITUTE(SUBSTITUTE(SUBSTITUTE([CulturesData.EF19];&quot;e&quot;;&quot;EVERYMAN&quot;);&quot;r&quot;;&quot;RESTRICTED&quot;);&quot;o&quot;;&quot;OCCUPATIONAL&quot;);&quot;,&quot;))">
            <text:p/>
          </table:table-cell>
          <table:table-cell table:formula="of:=IF(LEN(TRIM([CulturesData.EG19]))=0;&quot;&quot;;CONCATENATE([CulturesData.EG$1];SUBSTITUTE(SUBSTITUTE(SUBSTITUTE([CulturesData.EG19];&quot;e&quot;;&quot;EVERYMAN&quot;);&quot;r&quot;;&quot;RESTRICTED&quot;);&quot;o&quot;;&quot;OCCUPATIONAL&quot;);&quot;,&quot;))">
            <text:p/>
          </table:table-cell>
          <table:table-cell table:formula="of:=IF(LEN(TRIM([CulturesData.EH19]))=0;&quot;&quot;;CONCATENATE([CulturesData.EH$1];SUBSTITUTE(SUBSTITUTE(SUBSTITUTE([CulturesData.EH19];&quot;e&quot;;&quot;EVERYMAN&quot;);&quot;r&quot;;&quot;RESTRICTED&quot;);&quot;o&quot;;&quot;OCCUPATIONAL&quot;);&quot;,&quot;))">
            <text:p/>
          </table:table-cell>
          <table:table-cell table:formula="of:=IF(LEN(TRIM([CulturesData.EI19]))=0;&quot;&quot;;CONCATENATE([CulturesData.EI$1];SUBSTITUTE(SUBSTITUTE(SUBSTITUTE([CulturesData.EI19];&quot;e&quot;;&quot;EVERYMAN&quot;);&quot;r&quot;;&quot;RESTRICTED&quot;);&quot;o&quot;;&quot;OCCUPATIONAL&quot;);&quot;,&quot;))" office:value-type="string" office:string-value="G15=1,">
            <text:p>G15=1,</text:p>
          </table:table-cell>
          <table:table-cell table:formula="of:=IF(LEN(TRIM([CulturesData.EJ19]))=0;&quot;&quot;;CONCATENATE([CulturesData.EJ$1];SUBSTITUTE(SUBSTITUTE(SUBSTITUTE([CulturesData.EJ19];&quot;e&quot;;&quot;EVERYMAN&quot;);&quot;r&quot;;&quot;RESTRICTED&quot;);&quot;o&quot;;&quot;OCCUPATIONAL&quot;);&quot;,&quot;))" office:value-type="string" office:string-value="S100=RESTRICTED,">
            <text:p>S100=RESTRICTED,</text:p>
          </table:table-cell>
          <table:table-cell table:formula="of:=IF(LEN(TRIM([CulturesData.EK19]))=0;&quot;&quot;;CONCATENATE([CulturesData.EK$1];SUBSTITUTE(SUBSTITUTE(SUBSTITUTE([CulturesData.EK19];&quot;e&quot;;&quot;EVERYMAN&quot;);&quot;r&quot;;&quot;RESTRICTED&quot;);&quot;o&quot;;&quot;OCCUPATIONAL&quot;);&quot;,&quot;))">
            <text:p/>
          </table:table-cell>
          <table:table-cell table:formula="of:=IF(LEN(TRIM([CulturesData.EL19]))=0;&quot;&quot;;CONCATENATE([CulturesData.EL$1];SUBSTITUTE(SUBSTITUTE(SUBSTITUTE([CulturesData.EL19];&quot;e&quot;;&quot;EVERYMAN&quot;);&quot;r&quot;;&quot;RESTRICTED&quot;);&quot;o&quot;;&quot;OCCUPATIONAL&quot;);&quot;,&quot;))" office:value-type="string" office:string-value="S96=RESTRICTED,">
            <text:p>S96=RESTRICTED,</text:p>
          </table:table-cell>
          <table:table-cell table:formula="of:=IF(LEN(TRIM([CulturesData.EM19]))=0;&quot;&quot;;CONCATENATE([CulturesData.EM$1];SUBSTITUTE(SUBSTITUTE(SUBSTITUTE([CulturesData.EM19];&quot;e&quot;;&quot;EVERYMAN&quot;);&quot;r&quot;;&quot;RESTRICTED&quot;);&quot;o&quot;;&quot;OCCUPATIONAL&quot;);&quot;,&quot;))" office:value-type="string" office:string-value="G41=4,">
            <text:p>G41=4,</text:p>
          </table:table-cell>
          <table:table-cell table:formula="of:=IF(LEN(TRIM([CulturesData.EN19]))=0;&quot;&quot;;CONCATENATE([CulturesData.EN$1];SUBSTITUTE(SUBSTITUTE(SUBSTITUTE([CulturesData.EN19];&quot;e&quot;;&quot;EVERYMAN&quot;);&quot;r&quot;;&quot;RESTRICTED&quot;);&quot;o&quot;;&quot;OCCUPATIONAL&quot;);&quot;,&quot;))" office:value-type="string" office:string-value="S342=EVERYMAN,">
            <text:p>S342=EVERYMAN,</text:p>
          </table:table-cell>
          <table:table-cell table:formula="of:=IF(LEN(TRIM([CulturesData.EO19]))=0;&quot;&quot;;CONCATENATE([CulturesData.EO$1];SUBSTITUTE(SUBSTITUTE(SUBSTITUTE([CulturesData.EO19];&quot;e&quot;;&quot;EVERYMAN&quot;);&quot;r&quot;;&quot;RESTRICTED&quot;);&quot;o&quot;;&quot;OCCUPATIONAL&quot;);&quot;,&quot;))" office:value-type="string" office:string-value="S173=EVERYMAN,">
            <text:p>S173=EVERYMAN,</text:p>
          </table:table-cell>
          <table:table-cell table:formula="of:=IF(LEN(TRIM([CulturesData.EP19]))=0;&quot;&quot;;CONCATENATE([CulturesData.EP$1];SUBSTITUTE(SUBSTITUTE(SUBSTITUTE([CulturesData.EP19];&quot;e&quot;;&quot;EVERYMAN&quot;);&quot;r&quot;;&quot;RESTRICTED&quot;);&quot;o&quot;;&quot;OCCUPATIONAL&quot;);&quot;,&quot;))" office:value-type="string" office:string-value="S230=EVERYMAN,">
            <text:p>S230=EVERYMAN,</text:p>
          </table:table-cell>
          <table:table-cell table:formula="of:=IF(LEN(TRIM([CulturesData.EQ19]))=0;&quot;&quot;;CONCATENATE([CulturesData.EQ$1];SUBSTITUTE(SUBSTITUTE(SUBSTITUTE([CulturesData.EQ19];&quot;e&quot;;&quot;EVERYMAN&quot;);&quot;r&quot;;&quot;RESTRICTED&quot;);&quot;o&quot;;&quot;OCCUPATIONAL&quot;);&quot;,&quot;))" office:value-type="string" office:string-value="S227=RESTRICTED,">
            <text:p>S227=RESTRICTED,</text:p>
          </table:table-cell>
          <table:table-cell table:formula="of:=IF(LEN(TRIM([CulturesData.ER19]))=0;&quot;&quot;;CONCATENATE([CulturesData.ER$1];SUBSTITUTE(SUBSTITUTE(SUBSTITUTE([CulturesData.ER19];&quot;e&quot;;&quot;EVERYMAN&quot;);&quot;r&quot;;&quot;RESTRICTED&quot;);&quot;o&quot;;&quot;OCCUPATIONAL&quot;);&quot;,&quot;))" office:value-type="string" office:string-value="S235=RESTRICTED,">
            <text:p>S235=RESTRICTED,</text:p>
          </table:table-cell>
          <table:table-cell table:formula="of:=IF(LEN(TRIM([CulturesData.ES19]))=0;&quot;&quot;;CONCATENATE([CulturesData.ES$1];SUBSTITUTE(SUBSTITUTE(SUBSTITUTE([CulturesData.ES19];&quot;e&quot;;&quot;EVERYMAN&quot;);&quot;r&quot;;&quot;RESTRICTED&quot;);&quot;o&quot;;&quot;OCCUPATIONAL&quot;);&quot;,&quot;))" office:value-type="string" office:string-value="S231=RESTRICTED,">
            <text:p>S231=RESTRICTED,</text:p>
          </table:table-cell>
          <table:table-cell table:formula="of:=IF(LEN(TRIM([CulturesData.ET19]))=0;&quot;&quot;;CONCATENATE([CulturesData.ET$1];SUBSTITUTE(SUBSTITUTE(SUBSTITUTE([CulturesData.ET19];&quot;e&quot;;&quot;EVERYMAN&quot;);&quot;r&quot;;&quot;RESTRICTED&quot;);&quot;o&quot;;&quot;OCCUPATIONAL&quot;);&quot;,&quot;))" office:value-type="string" office:string-value="S237=RESTRICTED,">
            <text:p>S237=RESTRICTED,</text:p>
          </table:table-cell>
          <table:table-cell table:formula="of:=IF(LEN(TRIM([CulturesData.EU19]))=0;&quot;&quot;;CONCATENATE([CulturesData.EU$1];SUBSTITUTE(SUBSTITUTE(SUBSTITUTE([CulturesData.EU19];&quot;e&quot;;&quot;EVERYMAN&quot;);&quot;r&quot;;&quot;RESTRICTED&quot;);&quot;o&quot;;&quot;OCCUPATIONAL&quot;);&quot;,&quot;))" office:value-type="string" office:string-value="S514=RESTRICTED,">
            <text:p>S514=RESTRICTED,</text:p>
          </table:table-cell>
          <table:table-cell table:formula="of:=IF(LEN(TRIM([CulturesData.EV19]))=0;&quot;&quot;;CONCATENATE([CulturesData.EV$1];SUBSTITUTE(SUBSTITUTE(SUBSTITUTE([CulturesData.EV19];&quot;e&quot;;&quot;EVERYMAN&quot;);&quot;r&quot;;&quot;RESTRICTED&quot;);&quot;o&quot;;&quot;OCCUPATIONAL&quot;);&quot;,&quot;))" office:value-type="string" office:string-value="S515=RESTRICTED,">
            <text:p>S515=RESTRICTED,</text:p>
          </table:table-cell>
          <table:table-cell table:formula="of:=IF(LEN(TRIM([CulturesData.EW19]))=0;&quot;&quot;;CONCATENATE([CulturesData.EW$1];SUBSTITUTE(SUBSTITUTE(SUBSTITUTE([CulturesData.EW19];&quot;e&quot;;&quot;EVERYMAN&quot;);&quot;r&quot;;&quot;RESTRICTED&quot;);&quot;o&quot;;&quot;OCCUPATIONAL&quot;);&quot;,&quot;))" office:value-type="string" office:string-value="S516=RESTRICTED,">
            <text:p>S516=RESTRICTED,</text:p>
          </table:table-cell>
          <table:table-cell table:formula="of:=IF(LEN(TRIM([CulturesData.EX19]))=0;&quot;&quot;;CONCATENATE([CulturesData.EX$1];SUBSTITUTE(SUBSTITUTE(SUBSTITUTE([CulturesData.EX19];&quot;e&quot;;&quot;EVERYMAN&quot;);&quot;r&quot;;&quot;RESTRICTED&quot;);&quot;o&quot;;&quot;OCCUPATIONAL&quot;);&quot;,&quot;))" office:value-type="string" office:string-value="S517=RESTRICTED,">
            <text:p>S517=RESTRICTED,</text:p>
          </table:table-cell>
          <table:table-cell table:formula="of:=IF(LEN(TRIM([CulturesData.EY19]))=0;&quot;&quot;;CONCATENATE([CulturesData.EY$1];SUBSTITUTE(SUBSTITUTE(SUBSTITUTE([CulturesData.EY19];&quot;e&quot;;&quot;EVERYMAN&quot;);&quot;r&quot;;&quot;RESTRICTED&quot;);&quot;o&quot;;&quot;OCCUPATIONAL&quot;);&quot;,&quot;))" office:value-type="string" office:string-value="S518=RESTRICTED,">
            <text:p>S518=RESTRICTED,</text:p>
          </table:table-cell>
          <table:table-cell table:formula="of:=IF(LEN(TRIM([CulturesData.EZ19]))=0;&quot;&quot;;CONCATENATE([CulturesData.EZ$1];SUBSTITUTE(SUBSTITUTE(SUBSTITUTE([CulturesData.EZ19];&quot;e&quot;;&quot;EVERYMAN&quot;);&quot;r&quot;;&quot;RESTRICTED&quot;);&quot;o&quot;;&quot;OCCUPATIONAL&quot;);&quot;,&quot;))" office:value-type="string" office:string-value="S528=RESTRICTED,">
            <text:p>S528=RESTRICTED,</text:p>
          </table:table-cell>
          <table:table-cell table:formula="of:=IF(LEN(TRIM([CulturesData.FA19]))=0;&quot;&quot;;CONCATENATE([CulturesData.FA$1];SUBSTITUTE(SUBSTITUTE(SUBSTITUTE([CulturesData.FA19];&quot;e&quot;;&quot;EVERYMAN&quot;);&quot;r&quot;;&quot;RESTRICTED&quot;);&quot;o&quot;;&quot;OCCUPATIONAL&quot;);&quot;,&quot;))" office:value-type="string" office:string-value="S520=RESTRICTED,">
            <text:p>S520=RESTRICTED,</text:p>
          </table:table-cell>
          <table:table-cell table:formula="of:=IF(LEN(TRIM([CulturesData.FB19]))=0;&quot;&quot;;CONCATENATE([CulturesData.FB$1];SUBSTITUTE(SUBSTITUTE(SUBSTITUTE([CulturesData.FB19];&quot;e&quot;;&quot;EVERYMAN&quot;);&quot;r&quot;;&quot;RESTRICTED&quot;);&quot;o&quot;;&quot;OCCUPATIONAL&quot;);&quot;,&quot;))" office:value-type="string" office:string-value="S521=RESTRICTED,">
            <text:p>S521=RESTRICTED,</text:p>
          </table:table-cell>
          <table:table-cell table:formula="of:=IF(LEN(TRIM([CulturesData.FC19]))=0;&quot;&quot;;CONCATENATE([CulturesData.FC$1];SUBSTITUTE(SUBSTITUTE(SUBSTITUTE([CulturesData.FC19];&quot;e&quot;;&quot;EVERYMAN&quot;);&quot;r&quot;;&quot;RESTRICTED&quot;);&quot;o&quot;;&quot;OCCUPATIONAL&quot;);&quot;,&quot;))" office:value-type="string" office:string-value="S522=RESTRICTED,">
            <text:p>S522=RESTRICTED,</text:p>
          </table:table-cell>
          <table:table-cell table:formula="of:=IF(LEN(TRIM([CulturesData.FD19]))=0;&quot;&quot;;CONCATENATE([CulturesData.FD$1];SUBSTITUTE(SUBSTITUTE(SUBSTITUTE([CulturesData.FD19];&quot;e&quot;;&quot;EVERYMAN&quot;);&quot;r&quot;;&quot;RESTRICTED&quot;);&quot;o&quot;;&quot;OCCUPATIONAL&quot;);&quot;,&quot;))" office:value-type="string" office:string-value="S523=RESTRICTED,">
            <text:p>S523=RESTRICTED,</text:p>
          </table:table-cell>
          <table:table-cell table:formula="of:=IF(LEN(TRIM([CulturesData.FE19]))=0;&quot;&quot;;CONCATENATE([CulturesData.FE$1];SUBSTITUTE(SUBSTITUTE(SUBSTITUTE([CulturesData.FE19];&quot;e&quot;;&quot;EVERYMAN&quot;);&quot;r&quot;;&quot;RESTRICTED&quot;);&quot;o&quot;;&quot;OCCUPATIONAL&quot;);&quot;,&quot;))" office:value-type="string" office:string-value="S524=RESTRICTED,">
            <text:p>S524=RESTRICTED,</text:p>
          </table:table-cell>
          <table:table-cell table:formula="of:=IF(LEN(TRIM([CulturesData.FF19]))=0;&quot;&quot;;CONCATENATE([CulturesData.FF$1];SUBSTITUTE(SUBSTITUTE(SUBSTITUTE([CulturesData.FF19];&quot;e&quot;;&quot;EVERYMAN&quot;);&quot;r&quot;;&quot;RESTRICTED&quot;);&quot;o&quot;;&quot;OCCUPATIONAL&quot;);&quot;,&quot;))" office:value-type="string" office:string-value="S454=RESTRICTED,">
            <text:p>S454=RESTRICTED,</text:p>
          </table:table-cell>
          <table:table-cell table:formula="of:=IF(LEN(TRIM([CulturesData.FG19]))=0;&quot;&quot;;CONCATENATE([CulturesData.FG$1];SUBSTITUTE(SUBSTITUTE(SUBSTITUTE([CulturesData.FG19];&quot;e&quot;;&quot;EVERYMAN&quot;);&quot;r&quot;;&quot;RESTRICTED&quot;);&quot;o&quot;;&quot;OCCUPATIONAL&quot;);&quot;,&quot;))" office:value-type="string" office:string-value="S242=RESTRICTED,">
            <text:p>S242=RESTRICTED,</text:p>
          </table:table-cell>
          <table:table-cell table:formula="of:=IF(LEN(TRIM([CulturesData.FH19]))=0;&quot;&quot;;CONCATENATE([CulturesData.FH$1];SUBSTITUTE(SUBSTITUTE(SUBSTITUTE([CulturesData.FH19];&quot;e&quot;;&quot;EVERYMAN&quot;);&quot;r&quot;;&quot;RESTRICTED&quot;);&quot;o&quot;;&quot;OCCUPATIONAL&quot;);&quot;,&quot;))" office:value-type="string" office:string-value="S526=RESTRICTED,">
            <text:p>S526=RESTRICTED,</text:p>
          </table:table-cell>
          <table:table-cell table:formula="of:=IF(LEN(TRIM([CulturesData.FI19]))=0;&quot;&quot;;CONCATENATE([CulturesData.FI$1];SUBSTITUTE(SUBSTITUTE(SUBSTITUTE([CulturesData.FI19];&quot;e&quot;;&quot;EVERYMAN&quot;);&quot;r&quot;;&quot;RESTRICTED&quot;);&quot;o&quot;;&quot;OCCUPATIONAL&quot;);&quot;,&quot;))" office:value-type="string" office:string-value="S527=RESTRICTED,">
            <text:p>S527=RESTRICTED,</text:p>
          </table:table-cell>
          <table:table-cell table:formula="of:=IF(LEN(TRIM([CulturesData.FJ19]))=0;&quot;&quot;;CONCATENATE([CulturesData.FJ$1];SUBSTITUTE(SUBSTITUTE(SUBSTITUTE([CulturesData.FJ19];&quot;e&quot;;&quot;EVERYMAN&quot;);&quot;r&quot;;&quot;RESTRICTED&quot;);&quot;o&quot;;&quot;OCCUPATIONAL&quot;);&quot;,&quot;))" office:value-type="string" office:string-value="G13=2,">
            <text:p>G13=2,</text:p>
          </table:table-cell>
          <table:table-cell table:formula="of:=IF(LEN(TRIM([CulturesData.FK19]))=0;&quot;&quot;;CONCATENATE([CulturesData.FK$1];SUBSTITUTE(SUBSTITUTE(SUBSTITUTE([CulturesData.FK19];&quot;e&quot;;&quot;EVERYMAN&quot;);&quot;r&quot;;&quot;RESTRICTED&quot;);&quot;o&quot;;&quot;OCCUPATIONAL&quot;);&quot;,&quot;))" office:value-type="string" office:string-value="S82=2,">
            <text:p>S82=2,</text:p>
          </table:table-cell>
          <table:table-cell table:formula="of:=IF(LEN(TRIM([CulturesData.FL19]))=0;&quot;&quot;;CONCATENATE([CulturesData.FL$1];SUBSTITUTE(SUBSTITUTE(SUBSTITUTE([CulturesData.FL19];&quot;e&quot;;&quot;EVERYMAN&quot;);&quot;r&quot;;&quot;RESTRICTED&quot;);&quot;o&quot;;&quot;OCCUPATIONAL&quot;);&quot;,&quot;))" office:value-type="string" office:string-value="S80=2,">
            <text:p>S80=2,</text:p>
          </table:table-cell>
          <table:table-cell table:formula="of:=IF(LEN(TRIM([CulturesData.FM19]))=0;&quot;&quot;;CONCATENATE([CulturesData.FM$1];SUBSTITUTE(SUBSTITUTE(SUBSTITUTE([CulturesData.FM19];&quot;e&quot;;&quot;EVERYMAN&quot;);&quot;r&quot;;&quot;RESTRICTED&quot;);&quot;o&quot;;&quot;OCCUPATIONAL&quot;);&quot;,&quot;))">
            <text:p/>
          </table:table-cell>
          <table:table-cell table:formula="of:=IF(LEN(TRIM([CulturesData.FN19]))=0;&quot;&quot;;CONCATENATE([CulturesData.FN$1];SUBSTITUTE(SUBSTITUTE(SUBSTITUTE([CulturesData.FN19];&quot;e&quot;;&quot;EVERYMAN&quot;);&quot;r&quot;;&quot;RESTRICTED&quot;);&quot;o&quot;;&quot;OCCUPATIONAL&quot;);&quot;,&quot;))">
            <text:p/>
          </table:table-cell>
          <table:table-cell table:formula="of:=IF(LEN(TRIM([CulturesData.FO19]))=0;&quot;&quot;;CONCATENATE([CulturesData.FO$1];SUBSTITUTE(SUBSTITUTE(SUBSTITUTE([CulturesData.FO19];&quot;e&quot;;&quot;EVERYMAN&quot;);&quot;r&quot;;&quot;RESTRICTED&quot;);&quot;o&quot;;&quot;OCCUPATIONAL&quot;);&quot;,&quot;))">
            <text:p/>
          </table:table-cell>
          <table:table-cell table:formula="of:=IF(LEN(TRIM([CulturesData.FP19]))=0;&quot;&quot;;CONCATENATE([CulturesData.FP$1];SUBSTITUTE(SUBSTITUTE(SUBSTITUTE([CulturesData.FP19];&quot;e&quot;;&quot;EVERYMAN&quot;);&quot;r&quot;;&quot;RESTRICTED&quot;);&quot;o&quot;;&quot;OCCUPATIONAL&quot;);&quot;,&quot;))">
            <text:p/>
          </table:table-cell>
          <table:table-cell table:formula="of:=IF(LEN(TRIM([CulturesData.FQ19]))=0;&quot;&quot;;CONCATENATE([CulturesData.FQ$1];SUBSTITUTE(SUBSTITUTE(SUBSTITUTE([CulturesData.FQ19];&quot;e&quot;;&quot;EVERYMAN&quot;);&quot;r&quot;;&quot;RESTRICTED&quot;);&quot;o&quot;;&quot;OCCUPATIONAL&quot;);&quot;,&quot;))">
            <text:p/>
          </table:table-cell>
          <table:table-cell table:formula="of:=IF(LEN(TRIM([CulturesData.FR19]))=0;&quot;&quot;;CONCATENATE([CulturesData.FR$1];SUBSTITUTE(SUBSTITUTE(SUBSTITUTE([CulturesData.FR19];&quot;e&quot;;&quot;EVERYMAN&quot;);&quot;r&quot;;&quot;RESTRICTED&quot;);&quot;o&quot;;&quot;OCCUPATIONAL&quot;);&quot;,&quot;))" office:value-type="string" office:string-value="G24=2,">
            <text:p>G24=2,</text:p>
          </table:table-cell>
          <table:table-cell table:formula="of:=IF(LEN(TRIM([CulturesData.FS19]))=0;&quot;&quot;;CONCATENATE([CulturesData.FS$1];SUBSTITUTE(SUBSTITUTE(SUBSTITUTE([CulturesData.FS19];&quot;e&quot;;&quot;EVERYMAN&quot;);&quot;r&quot;;&quot;RESTRICTED&quot;);&quot;o&quot;;&quot;OCCUPATIONAL&quot;);&quot;,&quot;))">
            <text:p/>
          </table:table-cell>
          <table:table-cell table:formula="of:=IF(LEN(TRIM([CulturesData.FT19]))=0;&quot;&quot;;CONCATENATE([CulturesData.FT$1];SUBSTITUTE(SUBSTITUTE(SUBSTITUTE([CulturesData.FT19];&quot;e&quot;;&quot;EVERYMAN&quot;);&quot;r&quot;;&quot;RESTRICTED&quot;);&quot;o&quot;;&quot;OCCUPATIONAL&quot;);&quot;,&quot;))">
            <text:p/>
          </table:table-cell>
          <table:table-cell table:formula="of:=IF(LEN(TRIM([CulturesData.FU19]))=0;&quot;&quot;;CONCATENATE([CulturesData.FU$1];SUBSTITUTE(SUBSTITUTE(SUBSTITUTE([CulturesData.FU19];&quot;e&quot;;&quot;EVERYMAN&quot;);&quot;r&quot;;&quot;RESTRICTED&quot;);&quot;o&quot;;&quot;OCCUPATIONAL&quot;);&quot;,&quot;))">
            <text:p/>
          </table:table-cell>
          <table:table-cell table:formula="of:=IF(LEN(TRIM([CulturesData.FV19]))=0;&quot;&quot;;CONCATENATE([CulturesData.FV$1];SUBSTITUTE(SUBSTITUTE(SUBSTITUTE([CulturesData.FV19];&quot;e&quot;;&quot;EVERYMAN&quot;);&quot;r&quot;;&quot;RESTRICTED&quot;);&quot;o&quot;;&quot;OCCUPATIONAL&quot;);&quot;,&quot;))">
            <text:p/>
          </table:table-cell>
          <table:table-cell table:formula="of:=IF(LEN(TRIM([CulturesData.FW19]))=0;&quot;&quot;;CONCATENATE([CulturesData.FW$1];SUBSTITUTE(SUBSTITUTE(SUBSTITUTE([CulturesData.FW19];&quot;e&quot;;&quot;EVERYMAN&quot;);&quot;r&quot;;&quot;RESTRICTED&quot;);&quot;o&quot;;&quot;OCCUPATIONAL&quot;);&quot;,&quot;))">
            <text:p/>
          </table:table-cell>
          <table:table-cell table:formula="of:=IF(LEN(TRIM([CulturesData.FX19]))=0;&quot;&quot;;CONCATENATE([CulturesData.FX$1];SUBSTITUTE(SUBSTITUTE(SUBSTITUTE([CulturesData.FX19];&quot;e&quot;;&quot;EVERYMAN&quot;);&quot;r&quot;;&quot;RESTRICTED&quot;);&quot;o&quot;;&quot;OCCUPATIONAL&quot;);&quot;,&quot;))">
            <text:p/>
          </table:table-cell>
          <table:table-cell table:formula="of:=IF(LEN(TRIM([CulturesData.FY19]))=0;&quot;&quot;;CONCATENATE([CulturesData.FY$1];SUBSTITUTE(SUBSTITUTE(SUBSTITUTE([CulturesData.FY19];&quot;e&quot;;&quot;EVERYMAN&quot;);&quot;r&quot;;&quot;RESTRICTED&quot;);&quot;o&quot;;&quot;OCCUPATIONAL&quot;);&quot;,&quot;))">
            <text:p/>
          </table:table-cell>
          <table:table-cell table:formula="of:=IF(LEN(TRIM([CulturesData.FZ19]))=0;&quot;&quot;;CONCATENATE([CulturesData.FZ$1];SUBSTITUTE(SUBSTITUTE(SUBSTITUTE([CulturesData.FZ19];&quot;e&quot;;&quot;EVERYMAN&quot;);&quot;r&quot;;&quot;RESTRICTED&quot;);&quot;o&quot;;&quot;OCCUPATIONAL&quot;);&quot;,&quot;))">
            <text:p/>
          </table:table-cell>
          <table:table-cell table:formula="of:=IF(LEN(TRIM([CulturesData.GA19]))=0;&quot;&quot;;CONCATENATE([CulturesData.GA$1];SUBSTITUTE(SUBSTITUTE(SUBSTITUTE([CulturesData.GA19];&quot;e&quot;;&quot;EVERYMAN&quot;);&quot;r&quot;;&quot;RESTRICTED&quot;);&quot;o&quot;;&quot;OCCUPATIONAL&quot;);&quot;,&quot;))">
            <text:p/>
          </table:table-cell>
          <table:table-cell table:formula="of:=IF(LEN(TRIM([CulturesData.GB19]))=0;&quot;&quot;;CONCATENATE([CulturesData.GB$1];SUBSTITUTE(SUBSTITUTE(SUBSTITUTE([CulturesData.GB19];&quot;e&quot;;&quot;EVERYMAN&quot;);&quot;r&quot;;&quot;RESTRICTED&quot;);&quot;o&quot;;&quot;OCCUPATIONAL&quot;);&quot;,&quot;))">
            <text:p/>
          </table:table-cell>
          <table:table-cell table:formula="of:=IF(LEN(TRIM([CulturesData.GC19]))=0;&quot;&quot;;CONCATENATE([CulturesData.GC$1];SUBSTITUTE(SUBSTITUTE(SUBSTITUTE([CulturesData.GC19];&quot;e&quot;;&quot;EVERYMAN&quot;);&quot;r&quot;;&quot;RESTRICTED&quot;);&quot;o&quot;;&quot;OCCUPATIONAL&quot;);&quot;,&quot;))">
            <text:p/>
          </table:table-cell>
          <table:table-cell table:formula="of:=IF(LEN(TRIM([CulturesData.GD19]))=0;&quot;&quot;;CONCATENATE([CulturesData.GD$1];SUBSTITUTE(SUBSTITUTE(SUBSTITUTE([CulturesData.GD19];&quot;e&quot;;&quot;EVERYMAN&quot;);&quot;r&quot;;&quot;RESTRICTED&quot;);&quot;o&quot;;&quot;OCCUPATIONAL&quot;);&quot;,&quot;))">
            <text:p/>
          </table:table-cell>
          <table:table-cell table:formula="of:=IF(LEN(TRIM([CulturesData.GE19]))=0;&quot;&quot;;CONCATENATE([CulturesData.GE$1];SUBSTITUTE(SUBSTITUTE(SUBSTITUTE([CulturesData.GE19];&quot;e&quot;;&quot;EVERYMAN&quot;);&quot;r&quot;;&quot;RESTRICTED&quot;);&quot;o&quot;;&quot;OCCUPATIONAL&quot;);&quot;,&quot;))">
            <text:p/>
          </table:table-cell>
          <table:table-cell table:formula="of:=IF(LEN(TRIM([CulturesData.GF19]))=0;&quot;&quot;;CONCATENATE([CulturesData.GF$1];SUBSTITUTE(SUBSTITUTE(SUBSTITUTE([CulturesData.GF19];&quot;e&quot;;&quot;EVERYMAN&quot;);&quot;r&quot;;&quot;RESTRICTED&quot;);&quot;o&quot;;&quot;OCCUPATIONAL&quot;);&quot;,&quot;))" office:value-type="string" office:string-value="G27=1,">
            <text:p>G27=1,</text:p>
          </table:table-cell>
          <table:table-cell table:formula="of:=IF(LEN(TRIM([CulturesData.GG19]))=0;&quot;&quot;;CONCATENATE([CulturesData.GG$1];SUBSTITUTE(SUBSTITUTE(SUBSTITUTE([CulturesData.GG19];&quot;e&quot;;&quot;EVERYMAN&quot;);&quot;r&quot;;&quot;RESTRICTED&quot;);&quot;o&quot;;&quot;OCCUPATIONAL&quot;);&quot;,&quot;))" office:value-type="string" office:string-value="S257=1,">
            <text:p>S257=1,</text:p>
          </table:table-cell>
          <table:table-cell table:formula="of:=IF(LEN(TRIM([CulturesData.GH19]))=0;&quot;&quot;;CONCATENATE([CulturesData.GH$1];SUBSTITUTE(SUBSTITUTE(SUBSTITUTE([CulturesData.GH19];&quot;e&quot;;&quot;EVERYMAN&quot;);&quot;r&quot;;&quot;RESTRICTED&quot;);&quot;o&quot;;&quot;OCCUPATIONAL&quot;);&quot;,&quot;))">
            <text:p/>
          </table:table-cell>
          <table:table-cell table:formula="of:=IF(LEN(TRIM([CulturesData.GI19]))=0;&quot;&quot;;CONCATENATE([CulturesData.GI$1];SUBSTITUTE(SUBSTITUTE(SUBSTITUTE([CulturesData.GI19];&quot;e&quot;;&quot;EVERYMAN&quot;);&quot;r&quot;;&quot;RESTRICTED&quot;);&quot;o&quot;;&quot;OCCUPATIONAL&quot;);&quot;,&quot;))">
            <text:p/>
          </table:table-cell>
          <table:table-cell table:formula="of:=IF(LEN(TRIM([CulturesData.GJ19]))=0;&quot;&quot;;CONCATENATE([CulturesData.GJ$1];SUBSTITUTE(SUBSTITUTE(SUBSTITUTE([CulturesData.GJ19];&quot;e&quot;;&quot;EVERYMAN&quot;);&quot;r&quot;;&quot;RESTRICTED&quot;);&quot;o&quot;;&quot;OCCUPATIONAL&quot;);&quot;,&quot;))" office:value-type="string" office:string-value="G31=1,">
            <text:p>G31=1,</text:p>
          </table:table-cell>
          <table:table-cell table:formula="of:=IF(LEN(TRIM([CulturesData.GK19]))=0;&quot;&quot;;CONCATENATE([CulturesData.GK$1];SUBSTITUTE(SUBSTITUTE(SUBSTITUTE([CulturesData.GK19];&quot;e&quot;;&quot;EVERYMAN&quot;);&quot;r&quot;;&quot;RESTRICTED&quot;);&quot;o&quot;;&quot;OCCUPATIONAL&quot;);&quot;,&quot;))" office:value-type="string" office:string-value="S294=1,">
            <text:p>S294=1,</text:p>
          </table:table-cell>
          <table:table-cell table:formula="of:=IF(LEN(TRIM([CulturesData.GL19]))=0;&quot;&quot;;CONCATENATE([CulturesData.GL$1];SUBSTITUTE(SUBSTITUTE(SUBSTITUTE([CulturesData.GL19];&quot;e&quot;;&quot;EVERYMAN&quot;);&quot;r&quot;;&quot;RESTRICTED&quot;);&quot;o&quot;;&quot;OCCUPATIONAL&quot;);&quot;,&quot;))">
            <text:p/>
          </table:table-cell>
          <table:table-cell table:formula="of:=IF(LEN(TRIM([CulturesData.GM19]))=0;&quot;&quot;;CONCATENATE([CulturesData.GM$1];SUBSTITUTE(SUBSTITUTE(SUBSTITUTE([CulturesData.GM19];&quot;e&quot;;&quot;EVERYMAN&quot;);&quot;r&quot;;&quot;RESTRICTED&quot;);&quot;o&quot;;&quot;OCCUPATIONAL&quot;);&quot;,&quot;))">
            <text:p/>
          </table:table-cell>
          <table:table-cell table:formula="of:=IF(LEN(TRIM([CulturesData.GN19]))=0;&quot;&quot;;CONCATENATE([CulturesData.GN$1];SUBSTITUTE(SUBSTITUTE(SUBSTITUTE([CulturesData.GN19];&quot;e&quot;;&quot;EVERYMAN&quot;);&quot;r&quot;;&quot;RESTRICTED&quot;);&quot;o&quot;;&quot;OCCUPATIONAL&quot;);&quot;,&quot;))">
            <text:p/>
          </table:table-cell>
          <table:table-cell table:formula="of:=IF(LEN(TRIM([CulturesData.GO19]))=0;&quot;&quot;;CONCATENATE([CulturesData.GO$1];SUBSTITUTE(SUBSTITUTE(SUBSTITUTE([CulturesData.GO19];&quot;e&quot;;&quot;EVERYMAN&quot;);&quot;r&quot;;&quot;RESTRICTED&quot;);&quot;o&quot;;&quot;OCCUPATIONAL&quot;);&quot;,&quot;))">
            <text:p/>
          </table:table-cell>
          <table:table-cell table:formula="of:=IF(LEN(TRIM([CulturesData.GP19]))=0;&quot;&quot;;CONCATENATE([CulturesData.GP$1];SUBSTITUTE(SUBSTITUTE(SUBSTITUTE([CulturesData.GP19];&quot;e&quot;;&quot;EVERYMAN&quot;);&quot;r&quot;;&quot;RESTRICTED&quot;);&quot;o&quot;;&quot;OCCUPATIONAL&quot;);&quot;,&quot;))" office:value-type="string" office:string-value="LANG=4,">
            <text:p>LANG=4,</text:p>
          </table:table-cell>
          <table:table-cell table:formula="of:=IF(LEN(TRIM([CulturesData.GQ19]))=0;&quot;&quot;;CONCATENATE([CulturesData.GQ$1];SUBSTITUTE(SUBSTITUTE(SUBSTITUTE([CulturesData.GQ19];&quot;e&quot;;&quot;EVERYMAN&quot;);&quot;r&quot;;&quot;RESTRICTED&quot;);&quot;o&quot;;&quot;OCCUPATIONAL&quot;);&quot;,&quot;))" office:value-type="string" office:string-value="SPELL=2,">
            <text:p>SPELL=2,</text:p>
          </table:table-cell>
          <table:table-cell table:formula="of:=IF(LEN(TRIM([CulturesData.GR19]))=0;&quot;&quot;;CONCATENATE([CulturesData.GR$1];SUBSTITUTE(SUBSTITUTE(SUBSTITUTE([CulturesData.GR19];&quot;e&quot;;&quot;EVERYMAN&quot;);&quot;r&quot;;&quot;RESTRICTED&quot;);&quot;o&quot;;&quot;OCCUPATIONAL&quot;);&quot;,&quot;))" office:value-type="string" office:string-value="HOBBY=12,">
            <text:p>HOBBY=12,</text:p>
          </table:table-cell>
          <table:table-cell table:formula="of:=IF(LEN(TRIM([CulturesData.GS19]))=0;&quot;&quot;;CONCATENATE([CulturesData.GS$1];[CulturesData.GS19];&quot;,&quot;))">
            <text:p/>
          </table:table-cell>
          <table:table-cell table:formula="of:=IF(LEN(TRIM([CulturesData.GT19]))=0;&quot;&quot;;CONCATENATE([CulturesData.GT$1];SUBSTITUTE(SUBSTITUTE(SUBSTITUTE([CulturesData.GT19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formula="of:=CONCATENATE([CulturesData.A20]; &quot;,&quot;)" office:value-type="string" office:string-value="46,">
            <text:p>46,</text:p>
          </table:table-cell>
          <table:table-cell table:formula="of:=CONCATENATE([CulturesData.B20]; &quot;,&quot;)" office:value-type="string" office:string-value="46,">
            <text:p>46,</text:p>
          </table:table-cell>
          <table:table-cell table:formula="of:=CONCATENATE([CulturesData.D20]; &quot;,&quot;)" office:value-type="string" office:string-value=",">
            <text:p>,</text:p>
          </table:table-cell>
          <table:table-cell table:formula="of:=CONCATENATE([CulturesData.C20]; &quot;,&quot;)" office:value-type="string" office:string-value="orchalf,">
            <text:p>orchalf,</text:p>
          </table:table-cell>
          <table:table-cell table:formula="of:=CONCATENATE([CulturesData.E20]; &quot;,&quot;)" office:value-type="string" office:string-value="35,">
            <text:p>35,</text:p>
          </table:table-cell>
          <table:table-cell table:formula="of:=CONCATENATE([CulturesData.F20]; &quot;,&quot;)" office:value-type="string" office:string-value="30,">
            <text:p>30,</text:p>
          </table:table-cell>
          <table:table-cell table:formula="of:=CONCATENATE([CulturesData.G20]; &quot;,&quot;)" office:value-type="string" office:string-value="110,">
            <text:p>110,</text:p>
          </table:table-cell>
          <table:table-cell table:formula="of:=CONCATENATE([CulturesData.H20]; &quot;,&quot;)" office:value-type="string" office:string-value="95,">
            <text:p>95,</text:p>
          </table:table-cell>
          <table:table-cell table:formula="of:=IF(LEN(TRIM([CulturesData.J20]))=0;&quot;&quot;;CONCATENATE([CulturesData.J$1];SUBSTITUTE(SUBSTITUTE(SUBSTITUTE([CulturesData.J20];&quot;e&quot;;&quot;EVERYMAN&quot;);&quot;r&quot;;&quot;RESTRICTED&quot;);&quot;o&quot;;&quot;OCCUPATIONAL&quot;);&quot;,&quot;))">
            <text:p/>
          </table:table-cell>
          <table:table-cell table:formula="of:=IF(LEN(TRIM([CulturesData.K20]))=0;&quot;&quot;;CONCATENATE([CulturesData.K$1];SUBSTITUTE(SUBSTITUTE(SUBSTITUTE([CulturesData.K20];&quot;e&quot;;&quot;EVERYMAN&quot;);&quot;r&quot;;&quot;RESTRICTED&quot;);&quot;o&quot;;&quot;OCCUPATIONAL&quot;);&quot;,&quot;))">
            <text:p/>
          </table:table-cell>
          <table:table-cell table:formula="of:=IF(LEN(TRIM([CulturesData.L20]))=0;&quot;&quot;;CONCATENATE([CulturesData.L$1];SUBSTITUTE(SUBSTITUTE(SUBSTITUTE([CulturesData.L20];&quot;e&quot;;&quot;EVERYMAN&quot;);&quot;r&quot;;&quot;RESTRICTED&quot;);&quot;o&quot;;&quot;OCCUPATIONAL&quot;);&quot;,&quot;))" office:value-type="string" office:string-value="G19=2,">
            <text:p>G19=2,</text:p>
          </table:table-cell>
          <table:table-cell table:formula="of:=IF(LEN(TRIM([CulturesData.M20]))=0;&quot;&quot;;CONCATENATE([CulturesData.M$1];SUBSTITUTE(SUBSTITUTE(SUBSTITUTE([CulturesData.M20];&quot;e&quot;;&quot;EVERYMAN&quot;);&quot;r&quot;;&quot;RESTRICTED&quot;);&quot;o&quot;;&quot;OCCUPATIONAL&quot;);&quot;,&quot;))" office:value-type="string" office:string-value="S216=2,">
            <text:p>S216=2,</text:p>
          </table:table-cell>
          <table:table-cell table:formula="of:=IF(LEN(TRIM([CulturesData.N20]))=0;&quot;&quot;;CONCATENATE([CulturesData.N$1];SUBSTITUTE(SUBSTITUTE(SUBSTITUTE([CulturesData.N20];&quot;e&quot;;&quot;EVERYMAN&quot;);&quot;r&quot;;&quot;RESTRICTED&quot;);&quot;o&quot;;&quot;OCCUPATIONAL&quot;);&quot;,&quot;))" office:value-type="string" office:string-value="S217=2,">
            <text:p>S217=2,</text:p>
          </table:table-cell>
          <table:table-cell table:formula="of:=IF(LEN(TRIM([CulturesData.O20]))=0;&quot;&quot;;CONCATENATE([CulturesData.O$1];SUBSTITUTE(SUBSTITUTE(SUBSTITUTE([CulturesData.O20];&quot;e&quot;;&quot;EVERYMAN&quot;);&quot;r&quot;;&quot;RESTRICTED&quot;);&quot;o&quot;;&quot;OCCUPATIONAL&quot;);&quot;,&quot;))">
            <text:p/>
          </table:table-cell>
          <table:table-cell table:formula="of:=IF(LEN(TRIM([CulturesData.P20]))=0;&quot;&quot;;CONCATENATE([CulturesData.P$1];SUBSTITUTE(SUBSTITUTE(SUBSTITUTE([CulturesData.P20];&quot;e&quot;;&quot;EVERYMAN&quot;);&quot;r&quot;;&quot;RESTRICTED&quot;);&quot;o&quot;;&quot;OCCUPATIONAL&quot;);&quot;,&quot;))">
            <text:p/>
          </table:table-cell>
          <table:table-cell table:formula="of:=IF(LEN(TRIM([CulturesData.Q20]))=0;&quot;&quot;;CONCATENATE([CulturesData.Q$1];SUBSTITUTE(SUBSTITUTE(SUBSTITUTE([CulturesData.Q20];&quot;e&quot;;&quot;EVERYMAN&quot;);&quot;r&quot;;&quot;RESTRICTED&quot;);&quot;o&quot;;&quot;OCCUPATIONAL&quot;);&quot;,&quot;))">
            <text:p/>
          </table:table-cell>
          <table:table-cell table:formula="of:=IF(LEN(TRIM([CulturesData.R20]))=0;&quot;&quot;;CONCATENATE([CulturesData.R$1];SUBSTITUTE(SUBSTITUTE(SUBSTITUTE([CulturesData.R20];&quot;e&quot;;&quot;EVERYMAN&quot;);&quot;r&quot;;&quot;RESTRICTED&quot;);&quot;o&quot;;&quot;OCCUPATIONAL&quot;);&quot;,&quot;))">
            <text:p/>
          </table:table-cell>
          <table:table-cell table:formula="of:=IF(LEN(TRIM([CulturesData.S20]))=0;&quot;&quot;;CONCATENATE([CulturesData.S$1];SUBSTITUTE(SUBSTITUTE(SUBSTITUTE([CulturesData.S20];&quot;e&quot;;&quot;EVERYMAN&quot;);&quot;r&quot;;&quot;RESTRICTED&quot;);&quot;o&quot;;&quot;OCCUPATIONAL&quot;);&quot;,&quot;))">
            <text:p/>
          </table:table-cell>
          <table:table-cell table:formula="of:=IF(LEN(TRIM([CulturesData.T20]))=0;&quot;&quot;;CONCATENATE([CulturesData.T$1];SUBSTITUTE(SUBSTITUTE(SUBSTITUTE([CulturesData.T20];&quot;e&quot;;&quot;EVERYMAN&quot;);&quot;r&quot;;&quot;RESTRICTED&quot;);&quot;o&quot;;&quot;OCCUPATIONAL&quot;);&quot;,&quot;))">
            <text:p/>
          </table:table-cell>
          <table:table-cell table:formula="of:=IF(LEN(TRIM([CulturesData.U20]))=0;&quot;&quot;;CONCATENATE([CulturesData.U$1];SUBSTITUTE(SUBSTITUTE(SUBSTITUTE([CulturesData.U20];&quot;e&quot;;&quot;EVERYMAN&quot;);&quot;r&quot;;&quot;RESTRICTED&quot;);&quot;o&quot;;&quot;OCCUPATIONAL&quot;);&quot;,&quot;))">
            <text:p/>
          </table:table-cell>
          <table:table-cell table:formula="of:=IF(LEN(TRIM([CulturesData.V20]))=0;&quot;&quot;;CONCATENATE([CulturesData.V$1];SUBSTITUTE(SUBSTITUTE(SUBSTITUTE([CulturesData.V20];&quot;e&quot;;&quot;EVERYMAN&quot;);&quot;r&quot;;&quot;RESTRICTED&quot;);&quot;o&quot;;&quot;OCCUPATIONAL&quot;);&quot;,&quot;))" office:value-type="string" office:string-value="G3=1,">
            <text:p>G3=1,</text:p>
          </table:table-cell>
          <table:table-cell table:formula="of:=IF(LEN(TRIM([CulturesData.W20]))=0;&quot;&quot;;CONCATENATE([CulturesData.W$1];SUBSTITUTE(SUBSTITUTE(SUBSTITUTE([CulturesData.W20];&quot;e&quot;;&quot;EVERYMAN&quot;);&quot;r&quot;;&quot;RESTRICTED&quot;);&quot;o&quot;;&quot;OCCUPATIONAL&quot;);&quot;,&quot;))">
            <text:p/>
          </table:table-cell>
          <table:table-cell table:formula="of:=IF(LEN(TRIM([CulturesData.X20]))=0;&quot;&quot;;CONCATENATE([CulturesData.X$1];SUBSTITUTE(SUBSTITUTE(SUBSTITUTE([CulturesData.X20];&quot;e&quot;;&quot;EVERYMAN&quot;);&quot;r&quot;;&quot;RESTRICTED&quot;);&quot;o&quot;;&quot;OCCUPATIONAL&quot;);&quot;,&quot;))">
            <text:p/>
          </table:table-cell>
          <table:table-cell table:formula="of:=IF(LEN(TRIM([CulturesData.Y20]))=0;&quot;&quot;;CONCATENATE([CulturesData.Y$1];SUBSTITUTE(SUBSTITUTE(SUBSTITUTE([CulturesData.Y20];&quot;e&quot;;&quot;EVERYMAN&quot;);&quot;r&quot;;&quot;RESTRICTED&quot;);&quot;o&quot;;&quot;OCCUPATIONAL&quot;);&quot;,&quot;))">
            <text:p/>
          </table:table-cell>
          <table:table-cell table:formula="of:=IF(LEN(TRIM([CulturesData.Z20]))=0;&quot;&quot;;CONCATENATE([CulturesData.Z$1];SUBSTITUTE(SUBSTITUTE(SUBSTITUTE([CulturesData.Z20];&quot;e&quot;;&quot;EVERYMAN&quot;);&quot;r&quot;;&quot;RESTRICTED&quot;);&quot;o&quot;;&quot;OCCUPATIONAL&quot;);&quot;,&quot;))">
            <text:p/>
          </table:table-cell>
          <table:table-cell table:formula="of:=IF(LEN(TRIM([CulturesData.AA20]))=0;&quot;&quot;;CONCATENATE([CulturesData.AA$1];SUBSTITUTE(SUBSTITUTE(SUBSTITUTE([CulturesData.AA20];&quot;e&quot;;&quot;EVERYMAN&quot;);&quot;r&quot;;&quot;RESTRICTED&quot;);&quot;o&quot;;&quot;OCCUPATIONAL&quot;);&quot;,&quot;))" office:value-type="string" office:string-value="G1=1,">
            <text:p>G1=1,</text:p>
          </table:table-cell>
          <table:table-cell table:formula="of:=IF(LEN(TRIM([CulturesData.AB20]))=0;&quot;&quot;;CONCATENATE([CulturesData.AB$1];SUBSTITUTE(SUBSTITUTE(SUBSTITUTE([CulturesData.AB20];&quot;e&quot;;&quot;EVERYMAN&quot;);&quot;r&quot;;&quot;RESTRICTED&quot;);&quot;o&quot;;&quot;OCCUPATIONAL&quot;);&quot;,&quot;))">
            <text:p/>
          </table:table-cell>
          <table:table-cell table:formula="of:=IF(LEN(TRIM([CulturesData.AC20]))=0;&quot;&quot;;CONCATENATE([CulturesData.AC$1];SUBSTITUTE(SUBSTITUTE(SUBSTITUTE([CulturesData.AC20];&quot;e&quot;;&quot;EVERYMAN&quot;);&quot;r&quot;;&quot;RESTRICTED&quot;);&quot;o&quot;;&quot;OCCUPATIONAL&quot;);&quot;,&quot;))">
            <text:p/>
          </table:table-cell>
          <table:table-cell table:formula="of:=IF(LEN(TRIM([CulturesData.AD20]))=0;&quot;&quot;;CONCATENATE([CulturesData.AD$1];SUBSTITUTE(SUBSTITUTE(SUBSTITUTE([CulturesData.AD20];&quot;e&quot;;&quot;EVERYMAN&quot;);&quot;r&quot;;&quot;RESTRICTED&quot;);&quot;o&quot;;&quot;OCCUPATIONAL&quot;);&quot;,&quot;))" office:value-type="string" office:string-value="S5=1,">
            <text:p>S5=1,</text:p>
          </table:table-cell>
          <table:table-cell table:formula="of:=IF(LEN(TRIM([CulturesData.AE20]))=0;&quot;&quot;;CONCATENATE([CulturesData.AE$1];SUBSTITUTE(SUBSTITUTE(SUBSTITUTE([CulturesData.AE20];&quot;e&quot;;&quot;EVERYMAN&quot;);&quot;r&quot;;&quot;RESTRICTED&quot;);&quot;o&quot;;&quot;OCCUPATIONAL&quot;);&quot;,&quot;))" office:value-type="string" office:string-value="G2=1,">
            <text:p>G2=1,</text:p>
          </table:table-cell>
          <table:table-cell table:formula="of:=IF(LEN(TRIM([CulturesData.AF20]))=0;&quot;&quot;;CONCATENATE([CulturesData.AF$1];SUBSTITUTE(SUBSTITUTE(SUBSTITUTE([CulturesData.AF20];&quot;e&quot;;&quot;EVERYMAN&quot;);&quot;r&quot;;&quot;RESTRICTED&quot;);&quot;o&quot;;&quot;OCCUPATIONAL&quot;);&quot;,&quot;))" office:value-type="string" office:string-value="S14=1,">
            <text:p>S14=1,</text:p>
          </table:table-cell>
          <table:table-cell table:formula="of:=IF(LEN(TRIM([CulturesData.AG20]))=0;&quot;&quot;;CONCATENATE([CulturesData.AG$1];SUBSTITUTE(SUBSTITUTE(SUBSTITUTE([CulturesData.AG20];&quot;e&quot;;&quot;EVERYMAN&quot;);&quot;r&quot;;&quot;RESTRICTED&quot;);&quot;o&quot;;&quot;OCCUPATIONAL&quot;);&quot;,&quot;))">
            <text:p/>
          </table:table-cell>
          <table:table-cell table:formula="of:=IF(LEN(TRIM([CulturesData.AH20]))=0;&quot;&quot;;CONCATENATE([CulturesData.AH$1];SUBSTITUTE(SUBSTITUTE(SUBSTITUTE([CulturesData.AH20];&quot;e&quot;;&quot;EVERYMAN&quot;);&quot;r&quot;;&quot;RESTRICTED&quot;);&quot;o&quot;;&quot;OCCUPATIONAL&quot;);&quot;,&quot;))" office:value-type="string" office:string-value="S168=2,">
            <text:p>S168=2,</text:p>
          </table:table-cell>
          <table:table-cell table:formula="of:=IF(LEN(TRIM([CulturesData.AI20]))=0;&quot;&quot;;CONCATENATE([CulturesData.AI$1];SUBSTITUTE(SUBSTITUTE(SUBSTITUTE([CulturesData.AI20];&quot;e&quot;;&quot;EVERYMAN&quot;);&quot;r&quot;;&quot;RESTRICTED&quot;);&quot;o&quot;;&quot;OCCUPATIONAL&quot;);&quot;,&quot;))" office:value-type="string" office:string-value="G36=1,">
            <text:p>G36=1,</text:p>
          </table:table-cell>
          <table:table-cell table:formula="of:=IF(LEN(TRIM([CulturesData.AJ20]))=0;&quot;&quot;;CONCATENATE([CulturesData.AJ$1];SUBSTITUTE(SUBSTITUTE(SUBSTITUTE([CulturesData.AJ20];&quot;e&quot;;&quot;EVERYMAN&quot;);&quot;r&quot;;&quot;RESTRICTED&quot;);&quot;o&quot;;&quot;OCCUPATIONAL&quot;);&quot;,&quot;))">
            <text:p/>
          </table:table-cell>
          <table:table-cell table:formula="of:=IF(LEN(TRIM([CulturesData.AK20]))=0;&quot;&quot;;CONCATENATE([CulturesData.AK$1];SUBSTITUTE(SUBSTITUTE(SUBSTITUTE([CulturesData.AK20];&quot;e&quot;;&quot;EVERYMAN&quot;);&quot;r&quot;;&quot;RESTRICTED&quot;);&quot;o&quot;;&quot;OCCUPATIONAL&quot;);&quot;,&quot;))">
            <text:p/>
          </table:table-cell>
          <table:table-cell table:formula="of:=IF(LEN(TRIM([CulturesData.AL20]))=0;&quot;&quot;;CONCATENATE([CulturesData.AL$1];SUBSTITUTE(SUBSTITUTE(SUBSTITUTE([CulturesData.AL20];&quot;e&quot;;&quot;EVERYMAN&quot;);&quot;r&quot;;&quot;RESTRICTED&quot;);&quot;o&quot;;&quot;OCCUPATIONAL&quot;);&quot;,&quot;))">
            <text:p/>
          </table:table-cell>
          <table:table-cell table:formula="of:=IF(LEN(TRIM([CulturesData.AM20]))=0;&quot;&quot;;CONCATENATE([CulturesData.AM$1];SUBSTITUTE(SUBSTITUTE(SUBSTITUTE([CulturesData.AM20];&quot;e&quot;;&quot;EVERYMAN&quot;);&quot;r&quot;;&quot;RESTRICTED&quot;);&quot;o&quot;;&quot;OCCUPATIONAL&quot;);&quot;,&quot;))">
            <text:p/>
          </table:table-cell>
          <table:table-cell table:formula="of:=IF(LEN(TRIM([CulturesData.AN20]))=0;&quot;&quot;;CONCATENATE([CulturesData.AN$1];SUBSTITUTE(SUBSTITUTE(SUBSTITUTE([CulturesData.AN20];&quot;e&quot;;&quot;EVERYMAN&quot;);&quot;r&quot;;&quot;RESTRICTED&quot;);&quot;o&quot;;&quot;OCCUPATIONAL&quot;);&quot;,&quot;))" office:value-type="string" office:string-value="S155=RESTRICTED,">
            <text:p>S155=RESTRICTED,</text:p>
          </table:table-cell>
          <table:table-cell table:formula="of:=IF(LEN(TRIM([CulturesData.AO20]))=0;&quot;&quot;;CONCATENATE([CulturesData.AO$1];SUBSTITUTE(SUBSTITUTE(SUBSTITUTE([CulturesData.AO20];&quot;e&quot;;&quot;EVERYMAN&quot;);&quot;r&quot;;&quot;RESTRICTED&quot;);&quot;o&quot;;&quot;OCCUPATIONAL&quot;);&quot;,&quot;))" office:value-type="string" office:string-value="S154=RESTRICTED,">
            <text:p>S154=RESTRICTED,</text:p>
          </table:table-cell>
          <table:table-cell table:formula="of:=IF(LEN(TRIM([CulturesData.AP20]))=0;&quot;&quot;;CONCATENATE([CulturesData.AP$1];SUBSTITUTE(SUBSTITUTE(SUBSTITUTE([CulturesData.AP20];&quot;e&quot;;&quot;EVERYMAN&quot;);&quot;r&quot;;&quot;RESTRICTED&quot;);&quot;o&quot;;&quot;OCCUPATIONAL&quot;);&quot;,&quot;))" office:value-type="string" office:string-value="S64=2,">
            <text:p>S64=2,</text:p>
          </table:table-cell>
          <table:table-cell table:formula="of:=IF(LEN(TRIM([CulturesData.AQ20]))=0;&quot;&quot;;CONCATENATE([CulturesData.AQ$1];SUBSTITUTE(SUBSTITUTE(SUBSTITUTE([CulturesData.AQ20];&quot;e&quot;;&quot;EVERYMAN&quot;);&quot;r&quot;;&quot;RESTRICTED&quot;);&quot;o&quot;;&quot;OCCUPATIONAL&quot;);&quot;,&quot;))">
            <text:p/>
          </table:table-cell>
          <table:table-cell table:formula="of:=IF(LEN(TRIM([CulturesData.AR20]))=0;&quot;&quot;;CONCATENATE([CulturesData.AR$1];SUBSTITUTE(SUBSTITUTE(SUBSTITUTE([CulturesData.AR20];&quot;e&quot;;&quot;EVERYMAN&quot;);&quot;r&quot;;&quot;RESTRICTED&quot;);&quot;o&quot;;&quot;OCCUPATIONAL&quot;);&quot;,&quot;))" office:value-type="string" office:string-value="S503=RESTRICTED,">
            <text:p>S503=RESTRICTED,</text:p>
          </table:table-cell>
          <table:table-cell table:formula="of:=IF(LEN(TRIM([CulturesData.AS20]))=0;&quot;&quot;;CONCATENATE([CulturesData.AS$1];SUBSTITUTE(SUBSTITUTE(SUBSTITUTE([CulturesData.AS20];&quot;e&quot;;&quot;EVERYMAN&quot;);&quot;r&quot;;&quot;RESTRICTED&quot;);&quot;o&quot;;&quot;OCCUPATIONAL&quot;);&quot;,&quot;))" office:value-type="string" office:string-value="S504=RESTRICTED,">
            <text:p>S504=RESTRICTED,</text:p>
          </table:table-cell>
          <table:table-cell table:formula="of:=IF(LEN(TRIM([CulturesData.AT20]))=0;&quot;&quot;;CONCATENATE([CulturesData.AT$1];SUBSTITUTE(SUBSTITUTE(SUBSTITUTE([CulturesData.AT20];&quot;e&quot;;&quot;EVERYMAN&quot;);&quot;r&quot;;&quot;RESTRICTED&quot;);&quot;o&quot;;&quot;OCCUPATIONAL&quot;);&quot;,&quot;))" office:value-type="string" office:string-value="S53=RESTRICTED,">
            <text:p>S53=RESTRICTED,</text:p>
          </table:table-cell>
          <table:table-cell table:formula="of:=IF(LEN(TRIM([CulturesData.AU20]))=0;&quot;&quot;;CONCATENATE([CulturesData.AU$1];SUBSTITUTE(SUBSTITUTE(SUBSTITUTE([CulturesData.AU20];&quot;e&quot;;&quot;EVERYMAN&quot;);&quot;r&quot;;&quot;RESTRICTED&quot;);&quot;o&quot;;&quot;OCCUPATIONAL&quot;);&quot;,&quot;))" office:value-type="string" office:string-value="S54=RESTRICTED,">
            <text:p>S54=RESTRICTED,</text:p>
          </table:table-cell>
          <table:table-cell table:formula="of:=IF(LEN(TRIM([CulturesData.AV20]))=0;&quot;&quot;;CONCATENATE([CulturesData.AV$1];SUBSTITUTE(SUBSTITUTE(SUBSTITUTE([CulturesData.AV20];&quot;e&quot;;&quot;EVERYMAN&quot;);&quot;r&quot;;&quot;RESTRICTED&quot;);&quot;o&quot;;&quot;OCCUPATIONAL&quot;);&quot;,&quot;))">
            <text:p/>
          </table:table-cell>
          <table:table-cell table:formula="of:=IF(LEN(TRIM([CulturesData.AW20]))=0;&quot;&quot;;CONCATENATE([CulturesData.AW$1];SUBSTITUTE(SUBSTITUTE(SUBSTITUTE([CulturesData.AW20];&quot;e&quot;;&quot;EVERYMAN&quot;);&quot;r&quot;;&quot;RESTRICTED&quot;);&quot;o&quot;;&quot;OCCUPATIONAL&quot;);&quot;,&quot;))" office:value-type="string" office:string-value="S463=6,">
            <text:p>S463=6,</text:p>
          </table:table-cell>
          <table:table-cell table:formula="of:=IF(LEN(TRIM([CulturesData.AX20]))=0;&quot;&quot;;CONCATENATE([CulturesData.AX$1];SUBSTITUTE(SUBSTITUTE(SUBSTITUTE([CulturesData.AX20];&quot;e&quot;;&quot;EVERYMAN&quot;);&quot;r&quot;;&quot;RESTRICTED&quot;);&quot;o&quot;;&quot;OCCUPATIONAL&quot;);&quot;,&quot;))">
            <text:p/>
          </table:table-cell>
          <table:table-cell table:formula="of:=IF(LEN(TRIM([CulturesData.AY20]))=0;&quot;&quot;;CONCATENATE([CulturesData.AY$1];SUBSTITUTE(SUBSTITUTE(SUBSTITUTE([CulturesData.AY20];&quot;e&quot;;&quot;EVERYMAN&quot;);&quot;r&quot;;&quot;RESTRICTED&quot;);&quot;o&quot;;&quot;OCCUPATIONAL&quot;);&quot;,&quot;))">
            <text:p/>
          </table:table-cell>
          <table:table-cell table:formula="of:=IF(LEN(TRIM([CulturesData.AZ20]))=0;&quot;&quot;;CONCATENATE([CulturesData.AZ$1];SUBSTITUTE(SUBSTITUTE(SUBSTITUTE([CulturesData.AZ20];&quot;e&quot;;&quot;EVERYMAN&quot;);&quot;r&quot;;&quot;RESTRICTED&quot;);&quot;o&quot;;&quot;OCCUPATIONAL&quot;);&quot;,&quot;))">
            <text:p/>
          </table:table-cell>
          <table:table-cell table:formula="of:=IF(LEN(TRIM([CulturesData.BA20]))=0;&quot;&quot;;CONCATENATE([CulturesData.BA$1];SUBSTITUTE(SUBSTITUTE(SUBSTITUTE([CulturesData.BA20];&quot;e&quot;;&quot;EVERYMAN&quot;);&quot;r&quot;;&quot;RESTRICTED&quot;);&quot;o&quot;;&quot;OCCUPATIONAL&quot;);&quot;,&quot;))">
            <text:p/>
          </table:table-cell>
          <table:table-cell table:formula="of:=IF(LEN(TRIM([CulturesData.BB20]))=0;&quot;&quot;;CONCATENATE([CulturesData.BB$1];SUBSTITUTE(SUBSTITUTE(SUBSTITUTE([CulturesData.BB20];&quot;e&quot;;&quot;EVERYMAN&quot;);&quot;r&quot;;&quot;RESTRICTED&quot;);&quot;o&quot;;&quot;OCCUPATIONAL&quot;);&quot;,&quot;))">
            <text:p/>
          </table:table-cell>
          <table:table-cell table:formula="of:=IF(LEN(TRIM([CulturesData.BC20]))=0;&quot;&quot;;CONCATENATE([CulturesData.BC$1];SUBSTITUTE(SUBSTITUTE(SUBSTITUTE([CulturesData.BC20];&quot;e&quot;;&quot;EVERYMAN&quot;);&quot;r&quot;;&quot;RESTRICTED&quot;);&quot;o&quot;;&quot;OCCUPATIONAL&quot;);&quot;,&quot;))">
            <text:p/>
          </table:table-cell>
          <table:table-cell table:formula="of:=IF(LEN(TRIM([CulturesData.BD20]))=0;&quot;&quot;;CONCATENATE([CulturesData.BD$1];SUBSTITUTE(SUBSTITUTE(SUBSTITUTE([CulturesData.BD20];&quot;e&quot;;&quot;EVERYMAN&quot;);&quot;r&quot;;&quot;RESTRICTED&quot;);&quot;o&quot;;&quot;OCCUPATIONAL&quot;);&quot;,&quot;))">
            <text:p/>
          </table:table-cell>
          <table:table-cell table:formula="of:=IF(LEN(TRIM([CulturesData.BE20]))=0;&quot;&quot;;CONCATENATE([CulturesData.BE$1];SUBSTITUTE(SUBSTITUTE(SUBSTITUTE([CulturesData.BE20];&quot;e&quot;;&quot;EVERYMAN&quot;);&quot;r&quot;;&quot;RESTRICTED&quot;);&quot;o&quot;;&quot;OCCUPATIONAL&quot;);&quot;,&quot;))">
            <text:p/>
          </table:table-cell>
          <table:table-cell table:formula="of:=IF(LEN(TRIM([CulturesData.BF20]))=0;&quot;&quot;;CONCATENATE([CulturesData.BF$1];SUBSTITUTE(SUBSTITUTE(SUBSTITUTE([CulturesData.BF20];&quot;e&quot;;&quot;EVERYMAN&quot;);&quot;r&quot;;&quot;RESTRICTED&quot;);&quot;o&quot;;&quot;OCCUPATIONAL&quot;);&quot;,&quot;))">
            <text:p/>
          </table:table-cell>
          <table:table-cell table:formula="of:=IF(LEN(TRIM([CulturesData.BG20]))=0;&quot;&quot;;CONCATENATE([CulturesData.BG$1];SUBSTITUTE(SUBSTITUTE(SUBSTITUTE([CulturesData.BG20];&quot;e&quot;;&quot;EVERYMAN&quot;);&quot;r&quot;;&quot;RESTRICTED&quot;);&quot;o&quot;;&quot;OCCUPATIONAL&quot;);&quot;,&quot;))">
            <text:p/>
          </table:table-cell>
          <table:table-cell table:formula="of:=IF(LEN(TRIM([CulturesData.BH20]))=0;&quot;&quot;;CONCATENATE([CulturesData.BH$1];SUBSTITUTE(SUBSTITUTE(SUBSTITUTE([CulturesData.BH20];&quot;e&quot;;&quot;EVERYMAN&quot;);&quot;r&quot;;&quot;RESTRICTED&quot;);&quot;o&quot;;&quot;OCCUPATIONAL&quot;);&quot;,&quot;))">
            <text:p/>
          </table:table-cell>
          <table:table-cell table:formula="of:=IF(LEN(TRIM([CulturesData.BI20]))=0;&quot;&quot;;CONCATENATE([CulturesData.BI$1];SUBSTITUTE(SUBSTITUTE(SUBSTITUTE([CulturesData.BI20];&quot;e&quot;;&quot;EVERYMAN&quot;);&quot;r&quot;;&quot;RESTRICTED&quot;);&quot;o&quot;;&quot;OCCUPATIONAL&quot;);&quot;,&quot;))">
            <text:p/>
          </table:table-cell>
          <table:table-cell table:formula="of:=IF(LEN(TRIM([CulturesData.BJ20]))=0;&quot;&quot;;CONCATENATE([CulturesData.BJ$1];SUBSTITUTE(SUBSTITUTE(SUBSTITUTE([CulturesData.BJ20];&quot;e&quot;;&quot;EVERYMAN&quot;);&quot;r&quot;;&quot;RESTRICTED&quot;);&quot;o&quot;;&quot;OCCUPATIONAL&quot;);&quot;,&quot;))">
            <text:p/>
          </table:table-cell>
          <table:table-cell table:formula="of:=IF(LEN(TRIM([CulturesData.BK20]))=0;&quot;&quot;;CONCATENATE([CulturesData.BK$1];SUBSTITUTE(SUBSTITUTE(SUBSTITUTE([CulturesData.BK20];&quot;e&quot;;&quot;EVERYMAN&quot;);&quot;r&quot;;&quot;RESTRICTED&quot;);&quot;o&quot;;&quot;OCCUPATIONAL&quot;);&quot;,&quot;))">
            <text:p/>
          </table:table-cell>
          <table:table-cell table:formula="of:=IF(LEN(TRIM([CulturesData.BL20]))=0;&quot;&quot;;CONCATENATE([CulturesData.BL$1];SUBSTITUTE(SUBSTITUTE(SUBSTITUTE([CulturesData.BL20];&quot;e&quot;;&quot;EVERYMAN&quot;);&quot;r&quot;;&quot;RESTRICTED&quot;);&quot;o&quot;;&quot;OCCUPATIONAL&quot;);&quot;,&quot;))">
            <text:p/>
          </table:table-cell>
          <table:table-cell table:formula="of:=IF(LEN(TRIM([CulturesData.BM20]))=0;&quot;&quot;;CONCATENATE([CulturesData.BM$1];SUBSTITUTE(SUBSTITUTE(SUBSTITUTE([CulturesData.BM20];&quot;e&quot;;&quot;EVERYMAN&quot;);&quot;r&quot;;&quot;RESTRICTED&quot;);&quot;o&quot;;&quot;OCCUPATIONAL&quot;);&quot;,&quot;))">
            <text:p/>
          </table:table-cell>
          <table:table-cell table:formula="of:=IF(LEN(TRIM([CulturesData.BN20]))=0;&quot;&quot;;CONCATENATE([CulturesData.BN$1];SUBSTITUTE(SUBSTITUTE(SUBSTITUTE([CulturesData.BN20];&quot;e&quot;;&quot;EVERYMAN&quot;);&quot;r&quot;;&quot;RESTRICTED&quot;);&quot;o&quot;;&quot;OCCUPATIONAL&quot;);&quot;,&quot;))">
            <text:p/>
          </table:table-cell>
          <table:table-cell table:formula="of:=IF(LEN(TRIM([CulturesData.BO20]))=0;&quot;&quot;;CONCATENATE([CulturesData.BO$1];SUBSTITUTE(SUBSTITUTE(SUBSTITUTE([CulturesData.BO20];&quot;e&quot;;&quot;EVERYMAN&quot;);&quot;r&quot;;&quot;RESTRICTED&quot;);&quot;o&quot;;&quot;OCCUPATIONAL&quot;);&quot;,&quot;))">
            <text:p/>
          </table:table-cell>
          <table:table-cell table:formula="of:=IF(LEN(TRIM([CulturesData.BP20]))=0;&quot;&quot;;CONCATENATE([CulturesData.BP$1];SUBSTITUTE(SUBSTITUTE(SUBSTITUTE([CulturesData.BP20];&quot;e&quot;;&quot;EVERYMAN&quot;);&quot;r&quot;;&quot;RESTRICTED&quot;);&quot;o&quot;;&quot;OCCUPATIONAL&quot;);&quot;,&quot;))">
            <text:p/>
          </table:table-cell>
          <table:table-cell table:formula="of:=IF(LEN(TRIM([CulturesData.BQ20]))=0;&quot;&quot;;CONCATENATE([CulturesData.BQ$1];SUBSTITUTE(SUBSTITUTE(SUBSTITUTE([CulturesData.BQ20];&quot;e&quot;;&quot;EVERYMAN&quot;);&quot;r&quot;;&quot;RESTRICTED&quot;);&quot;o&quot;;&quot;OCCUPATIONAL&quot;);&quot;,&quot;))">
            <text:p/>
          </table:table-cell>
          <table:table-cell table:formula="of:=IF(LEN(TRIM([CulturesData.BR20]))=0;&quot;&quot;;CONCATENATE([CulturesData.BR$1];SUBSTITUTE(SUBSTITUTE(SUBSTITUTE([CulturesData.BR20];&quot;e&quot;;&quot;EVERYMAN&quot;);&quot;r&quot;;&quot;RESTRICTED&quot;);&quot;o&quot;;&quot;OCCUPATIONAL&quot;);&quot;,&quot;))">
            <text:p/>
          </table:table-cell>
          <table:table-cell table:formula="of:=IF(LEN(TRIM([CulturesData.BS20]))=0;&quot;&quot;;CONCATENATE([CulturesData.BS$1];SUBSTITUTE(SUBSTITUTE(SUBSTITUTE([CulturesData.BS20];&quot;e&quot;;&quot;EVERYMAN&quot;);&quot;r&quot;;&quot;RESTRICTED&quot;);&quot;o&quot;;&quot;OCCUPATIONAL&quot;);&quot;,&quot;))">
            <text:p/>
          </table:table-cell>
          <table:table-cell table:formula="of:=IF(LEN(TRIM([CulturesData.BT20]))=0;&quot;&quot;;CONCATENATE([CulturesData.BT$1];SUBSTITUTE(SUBSTITUTE(SUBSTITUTE([CulturesData.BT20];&quot;e&quot;;&quot;EVERYMAN&quot;);&quot;r&quot;;&quot;RESTRICTED&quot;);&quot;o&quot;;&quot;OCCUPATIONAL&quot;);&quot;,&quot;))">
            <text:p/>
          </table:table-cell>
          <table:table-cell table:formula="of:=IF(LEN(TRIM([CulturesData.BU20]))=0;&quot;&quot;;CONCATENATE([CulturesData.BU$1];SUBSTITUTE(SUBSTITUTE(SUBSTITUTE([CulturesData.BU20];&quot;e&quot;;&quot;EVERYMAN&quot;);&quot;r&quot;;&quot;RESTRICTED&quot;);&quot;o&quot;;&quot;OCCUPATIONAL&quot;);&quot;,&quot;))">
            <text:p/>
          </table:table-cell>
          <table:table-cell table:formula="of:=IF(LEN(TRIM([CulturesData.BV20]))=0;&quot;&quot;;CONCATENATE([CulturesData.BV$1];SUBSTITUTE(SUBSTITUTE(SUBSTITUTE([CulturesData.BV20];&quot;e&quot;;&quot;EVERYMAN&quot;);&quot;r&quot;;&quot;RESTRICTED&quot;);&quot;o&quot;;&quot;OCCUPATIONAL&quot;);&quot;,&quot;))">
            <text:p/>
          </table:table-cell>
          <table:table-cell table:formula="of:=IF(LEN(TRIM([CulturesData.BW20]))=0;&quot;&quot;;CONCATENATE([CulturesData.BW$1];SUBSTITUTE(SUBSTITUTE(SUBSTITUTE([CulturesData.BW20];&quot;e&quot;;&quot;EVERYMAN&quot;);&quot;r&quot;;&quot;RESTRICTED&quot;);&quot;o&quot;;&quot;OCCUPATIONAL&quot;);&quot;,&quot;))">
            <text:p/>
          </table:table-cell>
          <table:table-cell table:formula="of:=IF(LEN(TRIM([CulturesData.BX20]))=0;&quot;&quot;;CONCATENATE([CulturesData.BX$1];SUBSTITUTE(SUBSTITUTE(SUBSTITUTE([CulturesData.BX20];&quot;e&quot;;&quot;EVERYMAN&quot;);&quot;r&quot;;&quot;RESTRICTED&quot;);&quot;o&quot;;&quot;OCCUPATIONAL&quot;);&quot;,&quot;))">
            <text:p/>
          </table:table-cell>
          <table:table-cell table:formula="of:=IF(LEN(TRIM([CulturesData.BY20]))=0;&quot;&quot;;CONCATENATE([CulturesData.BY$1];SUBSTITUTE(SUBSTITUTE(SUBSTITUTE([CulturesData.BY20];&quot;e&quot;;&quot;EVERYMAN&quot;);&quot;r&quot;;&quot;RESTRICTED&quot;);&quot;o&quot;;&quot;OCCUPATIONAL&quot;);&quot;,&quot;))">
            <text:p/>
          </table:table-cell>
          <table:table-cell table:formula="of:=IF(LEN(TRIM([CulturesData.BZ20]))=0;&quot;&quot;;CONCATENATE([CulturesData.BZ$1];SUBSTITUTE(SUBSTITUTE(SUBSTITUTE([CulturesData.BZ20];&quot;e&quot;;&quot;EVERYMAN&quot;);&quot;r&quot;;&quot;RESTRICTED&quot;);&quot;o&quot;;&quot;OCCUPATIONAL&quot;);&quot;,&quot;))">
            <text:p/>
          </table:table-cell>
          <table:table-cell table:formula="of:=IF(LEN(TRIM([CulturesData.CA20]))=0;&quot;&quot;;CONCATENATE([CulturesData.CA$1];SUBSTITUTE(SUBSTITUTE(SUBSTITUTE([CulturesData.CA20];&quot;e&quot;;&quot;EVERYMAN&quot;);&quot;r&quot;;&quot;RESTRICTED&quot;);&quot;o&quot;;&quot;OCCUPATIONAL&quot;);&quot;,&quot;))">
            <text:p/>
          </table:table-cell>
          <table:table-cell table:formula="of:=IF(LEN(TRIM([CulturesData.CB20]))=0;&quot;&quot;;CONCATENATE([CulturesData.CB$1];SUBSTITUTE(SUBSTITUTE(SUBSTITUTE([CulturesData.CB20];&quot;e&quot;;&quot;EVERYMAN&quot;);&quot;r&quot;;&quot;RESTRICTED&quot;);&quot;o&quot;;&quot;OCCUPATIONAL&quot;);&quot;,&quot;))">
            <text:p/>
          </table:table-cell>
          <table:table-cell table:formula="of:=IF(LEN(TRIM([CulturesData.CC20]))=0;&quot;&quot;;CONCATENATE([CulturesData.CC$1];SUBSTITUTE(SUBSTITUTE(SUBSTITUTE([CulturesData.CC20];&quot;e&quot;;&quot;EVERYMAN&quot;);&quot;r&quot;;&quot;RESTRICTED&quot;);&quot;o&quot;;&quot;OCCUPATIONAL&quot;);&quot;,&quot;))">
            <text:p/>
          </table:table-cell>
          <table:table-cell table:formula="of:=IF(LEN(TRIM([CulturesData.CD20]))=0;&quot;&quot;;CONCATENATE([CulturesData.CD$1];SUBSTITUTE(SUBSTITUTE(SUBSTITUTE([CulturesData.CD20];&quot;e&quot;;&quot;EVERYMAN&quot;);&quot;r&quot;;&quot;RESTRICTED&quot;);&quot;o&quot;;&quot;OCCUPATIONAL&quot;);&quot;,&quot;))">
            <text:p/>
          </table:table-cell>
          <table:table-cell table:formula="of:=IF(LEN(TRIM([CulturesData.CE20]))=0;&quot;&quot;;CONCATENATE([CulturesData.CE$1];SUBSTITUTE(SUBSTITUTE(SUBSTITUTE([CulturesData.CE20];&quot;e&quot;;&quot;EVERYMAN&quot;);&quot;r&quot;;&quot;RESTRICTED&quot;);&quot;o&quot;;&quot;OCCUPATIONAL&quot;);&quot;,&quot;))" office:value-type="string" office:string-value="S497=8,">
            <text:p>S497=8,</text:p>
          </table:table-cell>
          <table:table-cell table:formula="of:=IF(LEN(TRIM([CulturesData.CF20]))=0;&quot;&quot;;CONCATENATE([CulturesData.CF$1];SUBSTITUTE(SUBSTITUTE(SUBSTITUTE([CulturesData.CF20];&quot;e&quot;;&quot;EVERYMAN&quot;);&quot;r&quot;;&quot;RESTRICTED&quot;);&quot;o&quot;;&quot;OCCUPATIONAL&quot;);&quot;,&quot;))" office:value-type="string" office:string-value="S498=4,">
            <text:p>S498=4,</text:p>
          </table:table-cell>
          <table:table-cell table:formula="of:=IF(LEN(TRIM([CulturesData.CG20]))=0;&quot;&quot;;CONCATENATE([CulturesData.CG$1];SUBSTITUTE(SUBSTITUTE(SUBSTITUTE([CulturesData.CG20];&quot;e&quot;;&quot;EVERYMAN&quot;);&quot;r&quot;;&quot;RESTRICTED&quot;);&quot;o&quot;;&quot;OCCUPATIONAL&quot;);&quot;,&quot;))">
            <text:p/>
          </table:table-cell>
          <table:table-cell table:formula="of:=IF(LEN(TRIM([CulturesData.CH20]))=0;&quot;&quot;;CONCATENATE([CulturesData.CH$1];SUBSTITUTE(SUBSTITUTE(SUBSTITUTE([CulturesData.CH20];&quot;e&quot;;&quot;EVERYMAN&quot;);&quot;r&quot;;&quot;RESTRICTED&quot;);&quot;o&quot;;&quot;OCCUPATIONAL&quot;);&quot;,&quot;))">
            <text:p/>
          </table:table-cell>
          <table:table-cell table:formula="of:=IF(LEN(TRIM([CulturesData.CI20]))=0;&quot;&quot;;CONCATENATE([CulturesData.CI$1];SUBSTITUTE(SUBSTITUTE(SUBSTITUTE([CulturesData.CI20];&quot;e&quot;;&quot;EVERYMAN&quot;);&quot;r&quot;;&quot;RESTRICTED&quot;);&quot;o&quot;;&quot;OCCUPATIONAL&quot;);&quot;,&quot;))">
            <text:p/>
          </table:table-cell>
          <table:table-cell table:formula="of:=IF(LEN(TRIM([CulturesData.CJ20]))=0;&quot;&quot;;CONCATENATE([CulturesData.CJ$1];SUBSTITUTE(SUBSTITUTE(SUBSTITUTE([CulturesData.CJ20];&quot;e&quot;;&quot;EVERYMAN&quot;);&quot;r&quot;;&quot;RESTRICTED&quot;);&quot;o&quot;;&quot;OCCUPATIONAL&quot;);&quot;,&quot;))">
            <text:p/>
          </table:table-cell>
          <table:table-cell table:formula="of:=IF(LEN(TRIM([CulturesData.CK20]))=0;&quot;&quot;;CONCATENATE([CulturesData.CK$1];SUBSTITUTE(SUBSTITUTE(SUBSTITUTE([CulturesData.CK20];&quot;e&quot;;&quot;EVERYMAN&quot;);&quot;r&quot;;&quot;RESTRICTED&quot;);&quot;o&quot;;&quot;OCCUPATIONAL&quot;);&quot;,&quot;))" office:value-type="string" office:string-value="S61=RESTRICTED,">
            <text:p>S61=RESTRICTED,</text:p>
          </table:table-cell>
          <table:table-cell table:formula="of:=IF(LEN(TRIM([CulturesData.CL20]))=0;&quot;&quot;;CONCATENATE([CulturesData.CL$1];SUBSTITUTE(SUBSTITUTE(SUBSTITUTE([CulturesData.CL20];&quot;e&quot;;&quot;EVERYMAN&quot;);&quot;r&quot;;&quot;RESTRICTED&quot;);&quot;o&quot;;&quot;OCCUPATIONAL&quot;);&quot;,&quot;))">
            <text:p/>
          </table:table-cell>
          <table:table-cell table:formula="of:=IF(LEN(TRIM([CulturesData.CM20]))=0;&quot;&quot;;CONCATENATE([CulturesData.CM$1];SUBSTITUTE(SUBSTITUTE(SUBSTITUTE([CulturesData.CM20];&quot;e&quot;;&quot;EVERYMAN&quot;);&quot;r&quot;;&quot;RESTRICTED&quot;);&quot;o&quot;;&quot;OCCUPATIONAL&quot;);&quot;,&quot;))">
            <text:p/>
          </table:table-cell>
          <table:table-cell table:formula="of:=IF(LEN(TRIM([CulturesData.CN20]))=0;&quot;&quot;;CONCATENATE([CulturesData.CN$1];SUBSTITUTE(SUBSTITUTE(SUBSTITUTE([CulturesData.CN20];&quot;e&quot;;&quot;EVERYMAN&quot;);&quot;r&quot;;&quot;RESTRICTED&quot;);&quot;o&quot;;&quot;OCCUPATIONAL&quot;);&quot;,&quot;))">
            <text:p/>
          </table:table-cell>
          <table:table-cell table:formula="of:=IF(LEN(TRIM([CulturesData.CO20]))=0;&quot;&quot;;CONCATENATE([CulturesData.CO$1];SUBSTITUTE(SUBSTITUTE(SUBSTITUTE([CulturesData.CO20];&quot;e&quot;;&quot;EVERYMAN&quot;);&quot;r&quot;;&quot;RESTRICTED&quot;);&quot;o&quot;;&quot;OCCUPATIONAL&quot;);&quot;,&quot;))">
            <text:p/>
          </table:table-cell>
          <table:table-cell table:formula="of:=IF(LEN(TRIM([CulturesData.CP20]))=0;&quot;&quot;;CONCATENATE([CulturesData.CP$1];SUBSTITUTE(SUBSTITUTE(SUBSTITUTE([CulturesData.CP20];&quot;e&quot;;&quot;EVERYMAN&quot;);&quot;r&quot;;&quot;RESTRICTED&quot;);&quot;o&quot;;&quot;OCCUPATIONAL&quot;);&quot;,&quot;))">
            <text:p/>
          </table:table-cell>
          <table:table-cell table:formula="of:=IF(LEN(TRIM([CulturesData.CQ20]))=0;&quot;&quot;;CONCATENATE([CulturesData.CQ$1];SUBSTITUTE(SUBSTITUTE(SUBSTITUTE([CulturesData.CQ20];&quot;e&quot;;&quot;EVERYMAN&quot;);&quot;r&quot;;&quot;RESTRICTED&quot;);&quot;o&quot;;&quot;OCCUPATIONAL&quot;);&quot;,&quot;))" office:value-type="string" office:string-value="S44=EVERYMAN,">
            <text:p>S44=EVERYMAN,</text:p>
          </table:table-cell>
          <table:table-cell table:formula="of:=IF(LEN(TRIM([CulturesData.CR20]))=0;&quot;&quot;;CONCATENATE([CulturesData.CR$1];SUBSTITUTE(SUBSTITUTE(SUBSTITUTE([CulturesData.CR20];&quot;e&quot;;&quot;EVERYMAN&quot;);&quot;r&quot;;&quot;RESTRICTED&quot;);&quot;o&quot;;&quot;OCCUPATIONAL&quot;);&quot;,&quot;))">
            <text:p/>
          </table:table-cell>
          <table:table-cell table:formula="of:=IF(LEN(TRIM([CulturesData.CS20]))=0;&quot;&quot;;CONCATENATE([CulturesData.CS$1];SUBSTITUTE(SUBSTITUTE(SUBSTITUTE([CulturesData.CS20];&quot;e&quot;;&quot;EVERYMAN&quot;);&quot;r&quot;;&quot;RESTRICTED&quot;);&quot;o&quot;;&quot;OCCUPATIONAL&quot;);&quot;,&quot;))">
            <text:p/>
          </table:table-cell>
          <table:table-cell table:formula="of:=IF(LEN(TRIM([CulturesData.CT20]))=0;&quot;&quot;;CONCATENATE([CulturesData.CT$1];SUBSTITUTE(SUBSTITUTE(SUBSTITUTE([CulturesData.CT20];&quot;e&quot;;&quot;EVERYMAN&quot;);&quot;r&quot;;&quot;RESTRICTED&quot;);&quot;o&quot;;&quot;OCCUPATIONAL&quot;);&quot;,&quot;))">
            <text:p/>
          </table:table-cell>
          <table:table-cell table:formula="of:=IF(LEN(TRIM([CulturesData.CU20]))=0;&quot;&quot;;CONCATENATE([CulturesData.CU$1];SUBSTITUTE(SUBSTITUTE(SUBSTITUTE([CulturesData.CU20];&quot;e&quot;;&quot;EVERYMAN&quot;);&quot;r&quot;;&quot;RESTRICTED&quot;);&quot;o&quot;;&quot;OCCUPATIONAL&quot;);&quot;,&quot;))">
            <text:p/>
          </table:table-cell>
          <table:table-cell table:formula="of:=IF(LEN(TRIM([CulturesData.CV20]))=0;&quot;&quot;;CONCATENATE([CulturesData.CV$1];SUBSTITUTE(SUBSTITUTE(SUBSTITUTE([CulturesData.CV20];&quot;e&quot;;&quot;EVERYMAN&quot;);&quot;r&quot;;&quot;RESTRICTED&quot;);&quot;o&quot;;&quot;OCCUPATIONAL&quot;);&quot;,&quot;))">
            <text:p/>
          </table:table-cell>
          <table:table-cell table:formula="of:=IF(LEN(TRIM([CulturesData.CW20]))=0;&quot;&quot;;CONCATENATE([CulturesData.CW$1];SUBSTITUTE(SUBSTITUTE(SUBSTITUTE([CulturesData.CW20];&quot;e&quot;;&quot;EVERYMAN&quot;);&quot;r&quot;;&quot;RESTRICTED&quot;);&quot;o&quot;;&quot;OCCUPATIONAL&quot;);&quot;,&quot;))">
            <text:p/>
          </table:table-cell>
          <table:table-cell table:formula="of:=IF(LEN(TRIM([CulturesData.CX20]))=0;&quot;&quot;;CONCATENATE([CulturesData.CX$1];SUBSTITUTE(SUBSTITUTE(SUBSTITUTE([CulturesData.CX20];&quot;e&quot;;&quot;EVERYMAN&quot;);&quot;r&quot;;&quot;RESTRICTED&quot;);&quot;o&quot;;&quot;OCCUPATIONAL&quot;);&quot;,&quot;))">
            <text:p/>
          </table:table-cell>
          <table:table-cell table:formula="of:=IF(LEN(TRIM([CulturesData.CY20]))=0;&quot;&quot;;CONCATENATE([CulturesData.CY$1];SUBSTITUTE(SUBSTITUTE(SUBSTITUTE([CulturesData.CY20];&quot;e&quot;;&quot;EVERYMAN&quot;);&quot;r&quot;;&quot;RESTRICTED&quot;);&quot;o&quot;;&quot;OCCUPATIONAL&quot;);&quot;,&quot;))">
            <text:p/>
          </table:table-cell>
          <table:table-cell table:formula="of:=IF(LEN(TRIM([CulturesData.CZ20]))=0;&quot;&quot;;CONCATENATE([CulturesData.CZ$1];SUBSTITUTE(SUBSTITUTE(SUBSTITUTE([CulturesData.CZ20];&quot;e&quot;;&quot;EVERYMAN&quot;);&quot;r&quot;;&quot;RESTRICTED&quot;);&quot;o&quot;;&quot;OCCUPATIONAL&quot;);&quot;,&quot;))">
            <text:p/>
          </table:table-cell>
          <table:table-cell table:formula="of:=IF(LEN(TRIM([CulturesData.DA20]))=0;&quot;&quot;;CONCATENATE([CulturesData.DA$1];SUBSTITUTE(SUBSTITUTE(SUBSTITUTE([CulturesData.DA20];&quot;e&quot;;&quot;EVERYMAN&quot;);&quot;r&quot;;&quot;RESTRICTED&quot;);&quot;o&quot;;&quot;OCCUPATIONAL&quot;);&quot;,&quot;))">
            <text:p/>
          </table:table-cell>
          <table:table-cell table:formula="of:=IF(LEN(TRIM([CulturesData.DB20]))=0;&quot;&quot;;CONCATENATE([CulturesData.DB$1];SUBSTITUTE(SUBSTITUTE(SUBSTITUTE([CulturesData.DB20];&quot;e&quot;;&quot;EVERYMAN&quot;);&quot;r&quot;;&quot;RESTRICTED&quot;);&quot;o&quot;;&quot;OCCUPATIONAL&quot;);&quot;,&quot;))">
            <text:p/>
          </table:table-cell>
          <table:table-cell table:formula="of:=IF(LEN(TRIM([CulturesData.DC20]))=0;&quot;&quot;;CONCATENATE([CulturesData.DC$1];SUBSTITUTE(SUBSTITUTE(SUBSTITUTE([CulturesData.DC20];&quot;e&quot;;&quot;EVERYMAN&quot;);&quot;r&quot;;&quot;RESTRICTED&quot;);&quot;o&quot;;&quot;OCCUPATIONAL&quot;);&quot;,&quot;))">
            <text:p/>
          </table:table-cell>
          <table:table-cell table:formula="of:=IF(LEN(TRIM([CulturesData.DD20]))=0;&quot;&quot;;CONCATENATE([CulturesData.DD$1];SUBSTITUTE(SUBSTITUTE(SUBSTITUTE([CulturesData.DD20];&quot;e&quot;;&quot;EVERYMAN&quot;);&quot;r&quot;;&quot;RESTRICTED&quot;);&quot;o&quot;;&quot;OCCUPATIONAL&quot;);&quot;,&quot;))">
            <text:p/>
          </table:table-cell>
          <table:table-cell table:formula="of:=IF(LEN(TRIM([CulturesData.DE20]))=0;&quot;&quot;;CONCATENATE([CulturesData.DE$1];SUBSTITUTE(SUBSTITUTE(SUBSTITUTE([CulturesData.DE20];&quot;e&quot;;&quot;EVERYMAN&quot;);&quot;r&quot;;&quot;RESTRICTED&quot;);&quot;o&quot;;&quot;OCCUPATIONAL&quot;);&quot;,&quot;))">
            <text:p/>
          </table:table-cell>
          <table:table-cell table:formula="of:=IF(LEN(TRIM([CulturesData.DF20]))=0;&quot;&quot;;CONCATENATE([CulturesData.DF$1];SUBSTITUTE(SUBSTITUTE(SUBSTITUTE([CulturesData.DF20];&quot;e&quot;;&quot;EVERYMAN&quot;);&quot;r&quot;;&quot;RESTRICTED&quot;);&quot;o&quot;;&quot;OCCUPATIONAL&quot;);&quot;,&quot;))" office:value-type="string" office:string-value="G37=2,">
            <text:p>G37=2,</text:p>
          </table:table-cell>
          <table:table-cell table:formula="of:=IF(LEN(TRIM([CulturesData.DG20]))=0;&quot;&quot;;CONCATENATE([CulturesData.DG$1];SUBSTITUTE(SUBSTITUTE(SUBSTITUTE([CulturesData.DG20];&quot;e&quot;;&quot;EVERYMAN&quot;);&quot;r&quot;;&quot;RESTRICTED&quot;);&quot;o&quot;;&quot;OCCUPATIONAL&quot;);&quot;,&quot;))" office:value-type="string" office:string-value="S426=3,">
            <text:p>S426=3,</text:p>
          </table:table-cell>
          <table:table-cell table:formula="of:=IF(LEN(TRIM([CulturesData.DH20]))=0;&quot;&quot;;CONCATENATE([CulturesData.DH$1];SUBSTITUTE(SUBSTITUTE(SUBSTITUTE([CulturesData.DH20];&quot;e&quot;;&quot;EVERYMAN&quot;);&quot;r&quot;;&quot;RESTRICTED&quot;);&quot;o&quot;;&quot;OCCUPATIONAL&quot;);&quot;,&quot;))" office:value-type="string" office:string-value="S339=3,">
            <text:p>S339=3,</text:p>
          </table:table-cell>
          <table:table-cell table:formula="of:=IF(LEN(TRIM([CulturesData.DI20]))=0;&quot;&quot;;CONCATENATE([CulturesData.DI$1];SUBSTITUTE(SUBSTITUTE(SUBSTITUTE([CulturesData.DI20];&quot;e&quot;;&quot;EVERYMAN&quot;);&quot;r&quot;;&quot;RESTRICTED&quot;);&quot;o&quot;;&quot;OCCUPATIONAL&quot;);&quot;,&quot;))">
            <text:p/>
          </table:table-cell>
          <table:table-cell table:formula="of:=IF(LEN(TRIM([CulturesData.DJ20]))=0;&quot;&quot;;CONCATENATE([CulturesData.DJ$1];SUBSTITUTE(SUBSTITUTE(SUBSTITUTE([CulturesData.DJ20];&quot;e&quot;;&quot;EVERYMAN&quot;);&quot;r&quot;;&quot;RESTRICTED&quot;);&quot;o&quot;;&quot;OCCUPATIONAL&quot;);&quot;,&quot;))">
            <text:p/>
          </table:table-cell>
          <table:table-cell table:formula="of:=IF(LEN(TRIM([CulturesData.DK20]))=0;&quot;&quot;;CONCATENATE([CulturesData.DK$1];SUBSTITUTE(SUBSTITUTE(SUBSTITUTE([CulturesData.DK20];&quot;e&quot;;&quot;EVERYMAN&quot;);&quot;r&quot;;&quot;RESTRICTED&quot;);&quot;o&quot;;&quot;OCCUPATIONAL&quot;);&quot;,&quot;))">
            <text:p/>
          </table:table-cell>
          <table:table-cell table:formula="of:=IF(LEN(TRIM([CulturesData.DL20]))=0;&quot;&quot;;CONCATENATE([CulturesData.DL$1];SUBSTITUTE(SUBSTITUTE(SUBSTITUTE([CulturesData.DL20];&quot;e&quot;;&quot;EVERYMAN&quot;);&quot;r&quot;;&quot;RESTRICTED&quot;);&quot;o&quot;;&quot;OCCUPATIONAL&quot;);&quot;,&quot;))">
            <text:p/>
          </table:table-cell>
          <table:table-cell table:formula="of:=IF(LEN(TRIM([CulturesData.DM20]))=0;&quot;&quot;;CONCATENATE([CulturesData.DM$1];SUBSTITUTE(SUBSTITUTE(SUBSTITUTE([CulturesData.DM20];&quot;e&quot;;&quot;EVERYMAN&quot;);&quot;r&quot;;&quot;RESTRICTED&quot;);&quot;o&quot;;&quot;OCCUPATIONAL&quot;);&quot;,&quot;))">
            <text:p/>
          </table:table-cell>
          <table:table-cell table:formula="of:=IF(LEN(TRIM([CulturesData.DN20]))=0;&quot;&quot;;CONCATENATE([CulturesData.DN$1];SUBSTITUTE(SUBSTITUTE(SUBSTITUTE([CulturesData.DN20];&quot;e&quot;;&quot;EVERYMAN&quot;);&quot;r&quot;;&quot;RESTRICTED&quot;);&quot;o&quot;;&quot;OCCUPATIONAL&quot;);&quot;,&quot;))">
            <text:p/>
          </table:table-cell>
          <table:table-cell table:formula="of:=IF(LEN(TRIM([CulturesData.DO20]))=0;&quot;&quot;;CONCATENATE([CulturesData.DO$1];SUBSTITUTE(SUBSTITUTE(SUBSTITUTE([CulturesData.DO20];&quot;e&quot;;&quot;EVERYMAN&quot;);&quot;r&quot;;&quot;RESTRICTED&quot;);&quot;o&quot;;&quot;OCCUPATIONAL&quot;);&quot;,&quot;))" office:value-type="string" office:string-value="S445=RESTRICTED,">
            <text:p>S445=RESTRICTED,</text:p>
          </table:table-cell>
          <table:table-cell table:formula="of:=IF(LEN(TRIM([CulturesData.DP20]))=0;&quot;&quot;;CONCATENATE([CulturesData.DP$1];SUBSTITUTE(SUBSTITUTE(SUBSTITUTE([CulturesData.DP20];&quot;e&quot;;&quot;EVERYMAN&quot;);&quot;r&quot;;&quot;RESTRICTED&quot;);&quot;o&quot;;&quot;OCCUPATIONAL&quot;);&quot;,&quot;))" office:value-type="string" office:string-value="S443=RESTRICTED,">
            <text:p>S443=RESTRICTED,</text:p>
          </table:table-cell>
          <table:table-cell table:formula="of:=IF(LEN(TRIM([CulturesData.DQ20]))=0;&quot;&quot;;CONCATENATE([CulturesData.DQ$1];SUBSTITUTE(SUBSTITUTE(SUBSTITUTE([CulturesData.DQ20];&quot;e&quot;;&quot;EVERYMAN&quot;);&quot;r&quot;;&quot;RESTRICTED&quot;);&quot;o&quot;;&quot;OCCUPATIONAL&quot;);&quot;,&quot;))">
            <text:p/>
          </table:table-cell>
          <table:table-cell table:formula="of:=IF(LEN(TRIM([CulturesData.DR20]))=0;&quot;&quot;;CONCATENATE([CulturesData.DR$1];SUBSTITUTE(SUBSTITUTE(SUBSTITUTE([CulturesData.DR20];&quot;e&quot;;&quot;EVERYMAN&quot;);&quot;r&quot;;&quot;RESTRICTED&quot;);&quot;o&quot;;&quot;OCCUPATIONAL&quot;);&quot;,&quot;))">
            <text:p/>
          </table:table-cell>
          <table:table-cell table:formula="of:=IF(LEN(TRIM([CulturesData.DS20]))=0;&quot;&quot;;CONCATENATE([CulturesData.DS$1];SUBSTITUTE(SUBSTITUTE(SUBSTITUTE([CulturesData.DS20];&quot;e&quot;;&quot;EVERYMAN&quot;);&quot;r&quot;;&quot;RESTRICTED&quot;);&quot;o&quot;;&quot;OCCUPATIONAL&quot;);&quot;,&quot;))" office:value-type="string" office:string-value="S507=RESTRICTED,">
            <text:p>S507=RESTRICTED,</text:p>
          </table:table-cell>
          <table:table-cell table:formula="of:=IF(LEN(TRIM([CulturesData.DT20]))=0;&quot;&quot;;CONCATENATE([CulturesData.DT$1];SUBSTITUTE(SUBSTITUTE(SUBSTITUTE([CulturesData.DT20];&quot;e&quot;;&quot;EVERYMAN&quot;);&quot;r&quot;;&quot;RESTRICTED&quot;);&quot;o&quot;;&quot;OCCUPATIONAL&quot;);&quot;,&quot;))">
            <text:p/>
          </table:table-cell>
          <table:table-cell table:formula="of:=IF(LEN(TRIM([CulturesData.DU20]))=0;&quot;&quot;;CONCATENATE([CulturesData.DU$1];SUBSTITUTE(SUBSTITUTE(SUBSTITUTE([CulturesData.DU20];&quot;e&quot;;&quot;EVERYMAN&quot;);&quot;r&quot;;&quot;RESTRICTED&quot;);&quot;o&quot;;&quot;OCCUPATIONAL&quot;);&quot;,&quot;))" office:value-type="string" office:string-value="S447=RESTRICTED,">
            <text:p>S447=RESTRICTED,</text:p>
          </table:table-cell>
          <table:table-cell table:formula="of:=IF(LEN(TRIM([CulturesData.DV20]))=0;&quot;&quot;;CONCATENATE([CulturesData.DV$1];SUBSTITUTE(SUBSTITUTE(SUBSTITUTE([CulturesData.DV20];&quot;e&quot;;&quot;EVERYMAN&quot;);&quot;r&quot;;&quot;RESTRICTED&quot;);&quot;o&quot;;&quot;OCCUPATIONAL&quot;);&quot;,&quot;))" office:value-type="string" office:string-value="S448=RESTRICTED,">
            <text:p>S448=RESTRICTED,</text:p>
          </table:table-cell>
          <table:table-cell table:formula="of:=IF(LEN(TRIM([CulturesData.DW20]))=0;&quot;&quot;;CONCATENATE([CulturesData.DW$1];SUBSTITUTE(SUBSTITUTE(SUBSTITUTE([CulturesData.DW20];&quot;e&quot;;&quot;EVERYMAN&quot;);&quot;r&quot;;&quot;RESTRICTED&quot;);&quot;o&quot;;&quot;OCCUPATIONAL&quot;);&quot;,&quot;))">
            <text:p/>
          </table:table-cell>
          <table:table-cell table:formula="of:=IF(LEN(TRIM([CulturesData.DX20]))=0;&quot;&quot;;CONCATENATE([CulturesData.DX$1];SUBSTITUTE(SUBSTITUTE(SUBSTITUTE([CulturesData.DX20];&quot;e&quot;;&quot;EVERYMAN&quot;);&quot;r&quot;;&quot;RESTRICTED&quot;);&quot;o&quot;;&quot;OCCUPATIONAL&quot;);&quot;,&quot;))">
            <text:p/>
          </table:table-cell>
          <table:table-cell table:formula="of:=IF(LEN(TRIM([CulturesData.DY20]))=0;&quot;&quot;;CONCATENATE([CulturesData.DY$1];SUBSTITUTE(SUBSTITUTE(SUBSTITUTE([CulturesData.DY20];&quot;e&quot;;&quot;EVERYMAN&quot;);&quot;r&quot;;&quot;RESTRICTED&quot;);&quot;o&quot;;&quot;OCCUPATIONAL&quot;);&quot;,&quot;))">
            <text:p/>
          </table:table-cell>
          <table:table-cell table:formula="of:=IF(LEN(TRIM([CulturesData.DZ20]))=0;&quot;&quot;;CONCATENATE([CulturesData.DZ$1];SUBSTITUTE(SUBSTITUTE(SUBSTITUTE([CulturesData.DZ20];&quot;e&quot;;&quot;EVERYMAN&quot;);&quot;r&quot;;&quot;RESTRICTED&quot;);&quot;o&quot;;&quot;OCCUPATIONAL&quot;);&quot;,&quot;))">
            <text:p/>
          </table:table-cell>
          <table:table-cell table:formula="of:=IF(LEN(TRIM([CulturesData.EA20]))=0;&quot;&quot;;CONCATENATE([CulturesData.EA$1];SUBSTITUTE(SUBSTITUTE(SUBSTITUTE([CulturesData.EA20];&quot;e&quot;;&quot;EVERYMAN&quot;);&quot;r&quot;;&quot;RESTRICTED&quot;);&quot;o&quot;;&quot;OCCUPATIONAL&quot;);&quot;,&quot;))">
            <text:p/>
          </table:table-cell>
          <table:table-cell table:formula="of:=IF(LEN(TRIM([CulturesData.EB20]))=0;&quot;&quot;;CONCATENATE([CulturesData.EB$1];SUBSTITUTE(SUBSTITUTE(SUBSTITUTE([CulturesData.EB20];&quot;e&quot;;&quot;EVERYMAN&quot;);&quot;r&quot;;&quot;RESTRICTED&quot;);&quot;o&quot;;&quot;OCCUPATIONAL&quot;);&quot;,&quot;))" office:value-type="string" office:string-value="S206=RESTRICTED,">
            <text:p>S206=RESTRICTED,</text:p>
          </table:table-cell>
          <table:table-cell table:formula="of:=IF(LEN(TRIM([CulturesData.EC20]))=0;&quot;&quot;;CONCATENATE([CulturesData.EC$1];SUBSTITUTE(SUBSTITUTE(SUBSTITUTE([CulturesData.EC20];&quot;e&quot;;&quot;EVERYMAN&quot;);&quot;r&quot;;&quot;RESTRICTED&quot;);&quot;o&quot;;&quot;OCCUPATIONAL&quot;);&quot;,&quot;))">
            <text:p/>
          </table:table-cell>
          <table:table-cell table:formula="of:=IF(LEN(TRIM([CulturesData.ED20]))=0;&quot;&quot;;CONCATENATE([CulturesData.ED$1];SUBSTITUTE(SUBSTITUTE(SUBSTITUTE([CulturesData.ED20];&quot;e&quot;;&quot;EVERYMAN&quot;);&quot;r&quot;;&quot;RESTRICTED&quot;);&quot;o&quot;;&quot;OCCUPATIONAL&quot;);&quot;,&quot;))">
            <text:p/>
          </table:table-cell>
          <table:table-cell table:formula="of:=IF(LEN(TRIM([CulturesData.EE20]))=0;&quot;&quot;;CONCATENATE([CulturesData.EE$1];SUBSTITUTE(SUBSTITUTE(SUBSTITUTE([CulturesData.EE20];&quot;e&quot;;&quot;EVERYMAN&quot;);&quot;r&quot;;&quot;RESTRICTED&quot;);&quot;o&quot;;&quot;OCCUPATIONAL&quot;);&quot;,&quot;))">
            <text:p/>
          </table:table-cell>
          <table:table-cell table:formula="of:=IF(LEN(TRIM([CulturesData.EF20]))=0;&quot;&quot;;CONCATENATE([CulturesData.EF$1];SUBSTITUTE(SUBSTITUTE(SUBSTITUTE([CulturesData.EF20];&quot;e&quot;;&quot;EVERYMAN&quot;);&quot;r&quot;;&quot;RESTRICTED&quot;);&quot;o&quot;;&quot;OCCUPATIONAL&quot;);&quot;,&quot;))">
            <text:p/>
          </table:table-cell>
          <table:table-cell table:formula="of:=IF(LEN(TRIM([CulturesData.EG20]))=0;&quot;&quot;;CONCATENATE([CulturesData.EG$1];SUBSTITUTE(SUBSTITUTE(SUBSTITUTE([CulturesData.EG20];&quot;e&quot;;&quot;EVERYMAN&quot;);&quot;r&quot;;&quot;RESTRICTED&quot;);&quot;o&quot;;&quot;OCCUPATIONAL&quot;);&quot;,&quot;))">
            <text:p/>
          </table:table-cell>
          <table:table-cell table:formula="of:=IF(LEN(TRIM([CulturesData.EH20]))=0;&quot;&quot;;CONCATENATE([CulturesData.EH$1];SUBSTITUTE(SUBSTITUTE(SUBSTITUTE([CulturesData.EH20];&quot;e&quot;;&quot;EVERYMAN&quot;);&quot;r&quot;;&quot;RESTRICTED&quot;);&quot;o&quot;;&quot;OCCUPATIONAL&quot;);&quot;,&quot;))">
            <text:p/>
          </table:table-cell>
          <table:table-cell table:formula="of:=IF(LEN(TRIM([CulturesData.EI20]))=0;&quot;&quot;;CONCATENATE([CulturesData.EI$1];SUBSTITUTE(SUBSTITUTE(SUBSTITUTE([CulturesData.EI20];&quot;e&quot;;&quot;EVERYMAN&quot;);&quot;r&quot;;&quot;RESTRICTED&quot;);&quot;o&quot;;&quot;OCCUPATIONAL&quot;);&quot;,&quot;))">
            <text:p/>
          </table:table-cell>
          <table:table-cell table:formula="of:=IF(LEN(TRIM([CulturesData.EJ20]))=0;&quot;&quot;;CONCATENATE([CulturesData.EJ$1];SUBSTITUTE(SUBSTITUTE(SUBSTITUTE([CulturesData.EJ20];&quot;e&quot;;&quot;EVERYMAN&quot;);&quot;r&quot;;&quot;RESTRICTED&quot;);&quot;o&quot;;&quot;OCCUPATIONAL&quot;);&quot;,&quot;))" office:value-type="string" office:string-value="S100=RESTRICTED,">
            <text:p>S100=RESTRICTED,</text:p>
          </table:table-cell>
          <table:table-cell table:formula="of:=IF(LEN(TRIM([CulturesData.EK20]))=0;&quot;&quot;;CONCATENATE([CulturesData.EK$1];SUBSTITUTE(SUBSTITUTE(SUBSTITUTE([CulturesData.EK20];&quot;e&quot;;&quot;EVERYMAN&quot;);&quot;r&quot;;&quot;RESTRICTED&quot;);&quot;o&quot;;&quot;OCCUPATIONAL&quot;);&quot;,&quot;))">
            <text:p/>
          </table:table-cell>
          <table:table-cell table:formula="of:=IF(LEN(TRIM([CulturesData.EL20]))=0;&quot;&quot;;CONCATENATE([CulturesData.EL$1];SUBSTITUTE(SUBSTITUTE(SUBSTITUTE([CulturesData.EL20];&quot;e&quot;;&quot;EVERYMAN&quot;);&quot;r&quot;;&quot;RESTRICTED&quot;);&quot;o&quot;;&quot;OCCUPATIONAL&quot;);&quot;,&quot;))" office:value-type="string" office:string-value="S96=RESTRICTED,">
            <text:p>S96=RESTRICTED,</text:p>
          </table:table-cell>
          <table:table-cell table:formula="of:=IF(LEN(TRIM([CulturesData.EM20]))=0;&quot;&quot;;CONCATENATE([CulturesData.EM$1];SUBSTITUTE(SUBSTITUTE(SUBSTITUTE([CulturesData.EM20];&quot;e&quot;;&quot;EVERYMAN&quot;);&quot;r&quot;;&quot;RESTRICTED&quot;);&quot;o&quot;;&quot;OCCUPATIONAL&quot;);&quot;,&quot;))" office:value-type="string" office:string-value="G41=1,">
            <text:p>G41=1,</text:p>
          </table:table-cell>
          <table:table-cell table:formula="of:=IF(LEN(TRIM([CulturesData.EN20]))=0;&quot;&quot;;CONCATENATE([CulturesData.EN$1];SUBSTITUTE(SUBSTITUTE(SUBSTITUTE([CulturesData.EN20];&quot;e&quot;;&quot;EVERYMAN&quot;);&quot;r&quot;;&quot;RESTRICTED&quot;);&quot;o&quot;;&quot;OCCUPATIONAL&quot;);&quot;,&quot;))">
            <text:p/>
          </table:table-cell>
          <table:table-cell table:formula="of:=IF(LEN(TRIM([CulturesData.EO20]))=0;&quot;&quot;;CONCATENATE([CulturesData.EO$1];SUBSTITUTE(SUBSTITUTE(SUBSTITUTE([CulturesData.EO20];&quot;e&quot;;&quot;EVERYMAN&quot;);&quot;r&quot;;&quot;RESTRICTED&quot;);&quot;o&quot;;&quot;OCCUPATIONAL&quot;);&quot;,&quot;))">
            <text:p/>
          </table:table-cell>
          <table:table-cell table:formula="of:=IF(LEN(TRIM([CulturesData.EP20]))=0;&quot;&quot;;CONCATENATE([CulturesData.EP$1];SUBSTITUTE(SUBSTITUTE(SUBSTITUTE([CulturesData.EP20];&quot;e&quot;;&quot;EVERYMAN&quot;);&quot;r&quot;;&quot;RESTRICTED&quot;);&quot;o&quot;;&quot;OCCUPATIONAL&quot;);&quot;,&quot;))">
            <text:p/>
          </table:table-cell>
          <table:table-cell table:formula="of:=IF(LEN(TRIM([CulturesData.EQ20]))=0;&quot;&quot;;CONCATENATE([CulturesData.EQ$1];SUBSTITUTE(SUBSTITUTE(SUBSTITUTE([CulturesData.EQ20];&quot;e&quot;;&quot;EVERYMAN&quot;);&quot;r&quot;;&quot;RESTRICTED&quot;);&quot;o&quot;;&quot;OCCUPATIONAL&quot;);&quot;,&quot;))" office:value-type="string" office:string-value="S227=RESTRICTED,">
            <text:p>S227=RESTRICTED,</text:p>
          </table:table-cell>
          <table:table-cell table:formula="of:=IF(LEN(TRIM([CulturesData.ER20]))=0;&quot;&quot;;CONCATENATE([CulturesData.ER$1];SUBSTITUTE(SUBSTITUTE(SUBSTITUTE([CulturesData.ER20];&quot;e&quot;;&quot;EVERYMAN&quot;);&quot;r&quot;;&quot;RESTRICTED&quot;);&quot;o&quot;;&quot;OCCUPATIONAL&quot;);&quot;,&quot;))" office:value-type="string" office:string-value="S235=RESTRICTED,">
            <text:p>S235=RESTRICTED,</text:p>
          </table:table-cell>
          <table:table-cell table:formula="of:=IF(LEN(TRIM([CulturesData.ES20]))=0;&quot;&quot;;CONCATENATE([CulturesData.ES$1];SUBSTITUTE(SUBSTITUTE(SUBSTITUTE([CulturesData.ES20];&quot;e&quot;;&quot;EVERYMAN&quot;);&quot;r&quot;;&quot;RESTRICTED&quot;);&quot;o&quot;;&quot;OCCUPATIONAL&quot;);&quot;,&quot;))" office:value-type="string" office:string-value="S231=RESTRICTED,">
            <text:p>S231=RESTRICTED,</text:p>
          </table:table-cell>
          <table:table-cell table:formula="of:=IF(LEN(TRIM([CulturesData.ET20]))=0;&quot;&quot;;CONCATENATE([CulturesData.ET$1];SUBSTITUTE(SUBSTITUTE(SUBSTITUTE([CulturesData.ET20];&quot;e&quot;;&quot;EVERYMAN&quot;);&quot;r&quot;;&quot;RESTRICTED&quot;);&quot;o&quot;;&quot;OCCUPATIONAL&quot;);&quot;,&quot;))" office:value-type="string" office:string-value="S237=RESTRICTED,">
            <text:p>S237=RESTRICTED,</text:p>
          </table:table-cell>
          <table:table-cell table:formula="of:=IF(LEN(TRIM([CulturesData.EU20]))=0;&quot;&quot;;CONCATENATE([CulturesData.EU$1];SUBSTITUTE(SUBSTITUTE(SUBSTITUTE([CulturesData.EU20];&quot;e&quot;;&quot;EVERYMAN&quot;);&quot;r&quot;;&quot;RESTRICTED&quot;);&quot;o&quot;;&quot;OCCUPATIONAL&quot;);&quot;,&quot;))" office:value-type="string" office:string-value="S514=RESTRICTED,">
            <text:p>S514=RESTRICTED,</text:p>
          </table:table-cell>
          <table:table-cell table:formula="of:=IF(LEN(TRIM([CulturesData.EV20]))=0;&quot;&quot;;CONCATENATE([CulturesData.EV$1];SUBSTITUTE(SUBSTITUTE(SUBSTITUTE([CulturesData.EV20];&quot;e&quot;;&quot;EVERYMAN&quot;);&quot;r&quot;;&quot;RESTRICTED&quot;);&quot;o&quot;;&quot;OCCUPATIONAL&quot;);&quot;,&quot;))" office:value-type="string" office:string-value="S515=RESTRICTED,">
            <text:p>S515=RESTRICTED,</text:p>
          </table:table-cell>
          <table:table-cell table:formula="of:=IF(LEN(TRIM([CulturesData.EW20]))=0;&quot;&quot;;CONCATENATE([CulturesData.EW$1];SUBSTITUTE(SUBSTITUTE(SUBSTITUTE([CulturesData.EW20];&quot;e&quot;;&quot;EVERYMAN&quot;);&quot;r&quot;;&quot;RESTRICTED&quot;);&quot;o&quot;;&quot;OCCUPATIONAL&quot;);&quot;,&quot;))" office:value-type="string" office:string-value="S516=RESTRICTED,">
            <text:p>S516=RESTRICTED,</text:p>
          </table:table-cell>
          <table:table-cell table:formula="of:=IF(LEN(TRIM([CulturesData.EX20]))=0;&quot;&quot;;CONCATENATE([CulturesData.EX$1];SUBSTITUTE(SUBSTITUTE(SUBSTITUTE([CulturesData.EX20];&quot;e&quot;;&quot;EVERYMAN&quot;);&quot;r&quot;;&quot;RESTRICTED&quot;);&quot;o&quot;;&quot;OCCUPATIONAL&quot;);&quot;,&quot;))" office:value-type="string" office:string-value="S517=RESTRICTED,">
            <text:p>S517=RESTRICTED,</text:p>
          </table:table-cell>
          <table:table-cell table:formula="of:=IF(LEN(TRIM([CulturesData.EY20]))=0;&quot;&quot;;CONCATENATE([CulturesData.EY$1];SUBSTITUTE(SUBSTITUTE(SUBSTITUTE([CulturesData.EY20];&quot;e&quot;;&quot;EVERYMAN&quot;);&quot;r&quot;;&quot;RESTRICTED&quot;);&quot;o&quot;;&quot;OCCUPATIONAL&quot;);&quot;,&quot;))" office:value-type="string" office:string-value="S518=RESTRICTED,">
            <text:p>S518=RESTRICTED,</text:p>
          </table:table-cell>
          <table:table-cell table:formula="of:=IF(LEN(TRIM([CulturesData.EZ20]))=0;&quot;&quot;;CONCATENATE([CulturesData.EZ$1];SUBSTITUTE(SUBSTITUTE(SUBSTITUTE([CulturesData.EZ20];&quot;e&quot;;&quot;EVERYMAN&quot;);&quot;r&quot;;&quot;RESTRICTED&quot;);&quot;o&quot;;&quot;OCCUPATIONAL&quot;);&quot;,&quot;))" office:value-type="string" office:string-value="S528=RESTRICTED,">
            <text:p>S528=RESTRICTED,</text:p>
          </table:table-cell>
          <table:table-cell table:formula="of:=IF(LEN(TRIM([CulturesData.FA20]))=0;&quot;&quot;;CONCATENATE([CulturesData.FA$1];SUBSTITUTE(SUBSTITUTE(SUBSTITUTE([CulturesData.FA20];&quot;e&quot;;&quot;EVERYMAN&quot;);&quot;r&quot;;&quot;RESTRICTED&quot;);&quot;o&quot;;&quot;OCCUPATIONAL&quot;);&quot;,&quot;))" office:value-type="string" office:string-value="S520=RESTRICTED,">
            <text:p>S520=RESTRICTED,</text:p>
          </table:table-cell>
          <table:table-cell table:formula="of:=IF(LEN(TRIM([CulturesData.FB20]))=0;&quot;&quot;;CONCATENATE([CulturesData.FB$1];SUBSTITUTE(SUBSTITUTE(SUBSTITUTE([CulturesData.FB20];&quot;e&quot;;&quot;EVERYMAN&quot;);&quot;r&quot;;&quot;RESTRICTED&quot;);&quot;o&quot;;&quot;OCCUPATIONAL&quot;);&quot;,&quot;))" office:value-type="string" office:string-value="S521=RESTRICTED,">
            <text:p>S521=RESTRICTED,</text:p>
          </table:table-cell>
          <table:table-cell table:formula="of:=IF(LEN(TRIM([CulturesData.FC20]))=0;&quot;&quot;;CONCATENATE([CulturesData.FC$1];SUBSTITUTE(SUBSTITUTE(SUBSTITUTE([CulturesData.FC20];&quot;e&quot;;&quot;EVERYMAN&quot;);&quot;r&quot;;&quot;RESTRICTED&quot;);&quot;o&quot;;&quot;OCCUPATIONAL&quot;);&quot;,&quot;))" office:value-type="string" office:string-value="S522=RESTRICTED,">
            <text:p>S522=RESTRICTED,</text:p>
          </table:table-cell>
          <table:table-cell table:formula="of:=IF(LEN(TRIM([CulturesData.FD20]))=0;&quot;&quot;;CONCATENATE([CulturesData.FD$1];SUBSTITUTE(SUBSTITUTE(SUBSTITUTE([CulturesData.FD20];&quot;e&quot;;&quot;EVERYMAN&quot;);&quot;r&quot;;&quot;RESTRICTED&quot;);&quot;o&quot;;&quot;OCCUPATIONAL&quot;);&quot;,&quot;))" office:value-type="string" office:string-value="S523=RESTRICTED,">
            <text:p>S523=RESTRICTED,</text:p>
          </table:table-cell>
          <table:table-cell table:formula="of:=IF(LEN(TRIM([CulturesData.FE20]))=0;&quot;&quot;;CONCATENATE([CulturesData.FE$1];SUBSTITUTE(SUBSTITUTE(SUBSTITUTE([CulturesData.FE20];&quot;e&quot;;&quot;EVERYMAN&quot;);&quot;r&quot;;&quot;RESTRICTED&quot;);&quot;o&quot;;&quot;OCCUPATIONAL&quot;);&quot;,&quot;))" office:value-type="string" office:string-value="S524=RESTRICTED,">
            <text:p>S524=RESTRICTED,</text:p>
          </table:table-cell>
          <table:table-cell table:formula="of:=IF(LEN(TRIM([CulturesData.FF20]))=0;&quot;&quot;;CONCATENATE([CulturesData.FF$1];SUBSTITUTE(SUBSTITUTE(SUBSTITUTE([CulturesData.FF20];&quot;e&quot;;&quot;EVERYMAN&quot;);&quot;r&quot;;&quot;RESTRICTED&quot;);&quot;o&quot;;&quot;OCCUPATIONAL&quot;);&quot;,&quot;))" office:value-type="string" office:string-value="S454=RESTRICTED,">
            <text:p>S454=RESTRICTED,</text:p>
          </table:table-cell>
          <table:table-cell table:formula="of:=IF(LEN(TRIM([CulturesData.FG20]))=0;&quot;&quot;;CONCATENATE([CulturesData.FG$1];SUBSTITUTE(SUBSTITUTE(SUBSTITUTE([CulturesData.FG20];&quot;e&quot;;&quot;EVERYMAN&quot;);&quot;r&quot;;&quot;RESTRICTED&quot;);&quot;o&quot;;&quot;OCCUPATIONAL&quot;);&quot;,&quot;))" office:value-type="string" office:string-value="S242=RESTRICTED,">
            <text:p>S242=RESTRICTED,</text:p>
          </table:table-cell>
          <table:table-cell table:formula="of:=IF(LEN(TRIM([CulturesData.FH20]))=0;&quot;&quot;;CONCATENATE([CulturesData.FH$1];SUBSTITUTE(SUBSTITUTE(SUBSTITUTE([CulturesData.FH20];&quot;e&quot;;&quot;EVERYMAN&quot;);&quot;r&quot;;&quot;RESTRICTED&quot;);&quot;o&quot;;&quot;OCCUPATIONAL&quot;);&quot;,&quot;))" office:value-type="string" office:string-value="S526=RESTRICTED,">
            <text:p>S526=RESTRICTED,</text:p>
          </table:table-cell>
          <table:table-cell table:formula="of:=IF(LEN(TRIM([CulturesData.FI20]))=0;&quot;&quot;;CONCATENATE([CulturesData.FI$1];SUBSTITUTE(SUBSTITUTE(SUBSTITUTE([CulturesData.FI20];&quot;e&quot;;&quot;EVERYMAN&quot;);&quot;r&quot;;&quot;RESTRICTED&quot;);&quot;o&quot;;&quot;OCCUPATIONAL&quot;);&quot;,&quot;))" office:value-type="string" office:string-value="S527=RESTRICTED,">
            <text:p>S527=RESTRICTED,</text:p>
          </table:table-cell>
          <table:table-cell table:formula="of:=IF(LEN(TRIM([CulturesData.FJ20]))=0;&quot;&quot;;CONCATENATE([CulturesData.FJ$1];SUBSTITUTE(SUBSTITUTE(SUBSTITUTE([CulturesData.FJ20];&quot;e&quot;;&quot;EVERYMAN&quot;);&quot;r&quot;;&quot;RESTRICTED&quot;);&quot;o&quot;;&quot;OCCUPATIONAL&quot;);&quot;,&quot;))" office:value-type="string" office:string-value="G13=2,">
            <text:p>G13=2,</text:p>
          </table:table-cell>
          <table:table-cell table:formula="of:=IF(LEN(TRIM([CulturesData.FK20]))=0;&quot;&quot;;CONCATENATE([CulturesData.FK$1];SUBSTITUTE(SUBSTITUTE(SUBSTITUTE([CulturesData.FK20];&quot;e&quot;;&quot;EVERYMAN&quot;);&quot;r&quot;;&quot;RESTRICTED&quot;);&quot;o&quot;;&quot;OCCUPATIONAL&quot;);&quot;,&quot;))" office:value-type="string" office:string-value="S82=2,">
            <text:p>S82=2,</text:p>
          </table:table-cell>
          <table:table-cell table:formula="of:=IF(LEN(TRIM([CulturesData.FL20]))=0;&quot;&quot;;CONCATENATE([CulturesData.FL$1];SUBSTITUTE(SUBSTITUTE(SUBSTITUTE([CulturesData.FL20];&quot;e&quot;;&quot;EVERYMAN&quot;);&quot;r&quot;;&quot;RESTRICTED&quot;);&quot;o&quot;;&quot;OCCUPATIONAL&quot;);&quot;,&quot;))" office:value-type="string" office:string-value="S80=2,">
            <text:p>S80=2,</text:p>
          </table:table-cell>
          <table:table-cell table:formula="of:=IF(LEN(TRIM([CulturesData.FM20]))=0;&quot;&quot;;CONCATENATE([CulturesData.FM$1];SUBSTITUTE(SUBSTITUTE(SUBSTITUTE([CulturesData.FM20];&quot;e&quot;;&quot;EVERYMAN&quot;);&quot;r&quot;;&quot;RESTRICTED&quot;);&quot;o&quot;;&quot;OCCUPATIONAL&quot;);&quot;,&quot;))" office:value-type="string" office:string-value="G14=1,">
            <text:p>G14=1,</text:p>
          </table:table-cell>
          <table:table-cell table:formula="of:=IF(LEN(TRIM([CulturesData.FN20]))=0;&quot;&quot;;CONCATENATE([CulturesData.FN$1];SUBSTITUTE(SUBSTITUTE(SUBSTITUTE([CulturesData.FN20];&quot;e&quot;;&quot;EVERYMAN&quot;);&quot;r&quot;;&quot;RESTRICTED&quot;);&quot;o&quot;;&quot;OCCUPATIONAL&quot;);&quot;,&quot;))" office:value-type="string" office:string-value="S93=1,">
            <text:p>S93=1,</text:p>
          </table:table-cell>
          <table:table-cell table:formula="of:=IF(LEN(TRIM([CulturesData.FO20]))=0;&quot;&quot;;CONCATENATE([CulturesData.FO$1];SUBSTITUTE(SUBSTITUTE(SUBSTITUTE([CulturesData.FO20];&quot;e&quot;;&quot;EVERYMAN&quot;);&quot;r&quot;;&quot;RESTRICTED&quot;);&quot;o&quot;;&quot;OCCUPATIONAL&quot;);&quot;,&quot;))">
            <text:p/>
          </table:table-cell>
          <table:table-cell table:formula="of:=IF(LEN(TRIM([CulturesData.FP20]))=0;&quot;&quot;;CONCATENATE([CulturesData.FP$1];SUBSTITUTE(SUBSTITUTE(SUBSTITUTE([CulturesData.FP20];&quot;e&quot;;&quot;EVERYMAN&quot;);&quot;r&quot;;&quot;RESTRICTED&quot;);&quot;o&quot;;&quot;OCCUPATIONAL&quot;);&quot;,&quot;))" office:value-type="string" office:string-value="S91=1,">
            <text:p>S91=1,</text:p>
          </table:table-cell>
          <table:table-cell table:formula="of:=IF(LEN(TRIM([CulturesData.FQ20]))=0;&quot;&quot;;CONCATENATE([CulturesData.FQ$1];SUBSTITUTE(SUBSTITUTE(SUBSTITUTE([CulturesData.FQ20];&quot;e&quot;;&quot;EVERYMAN&quot;);&quot;r&quot;;&quot;RESTRICTED&quot;);&quot;o&quot;;&quot;OCCUPATIONAL&quot;);&quot;,&quot;))">
            <text:p/>
          </table:table-cell>
          <table:table-cell table:formula="of:=IF(LEN(TRIM([CulturesData.FR20]))=0;&quot;&quot;;CONCATENATE([CulturesData.FR$1];SUBSTITUTE(SUBSTITUTE(SUBSTITUTE([CulturesData.FR20];&quot;e&quot;;&quot;EVERYMAN&quot;);&quot;r&quot;;&quot;RESTRICTED&quot;);&quot;o&quot;;&quot;OCCUPATIONAL&quot;);&quot;,&quot;))" office:value-type="string" office:string-value="G24=2,">
            <text:p>G24=2,</text:p>
          </table:table-cell>
          <table:table-cell table:formula="of:=IF(LEN(TRIM([CulturesData.FS20]))=0;&quot;&quot;;CONCATENATE([CulturesData.FS$1];SUBSTITUTE(SUBSTITUTE(SUBSTITUTE([CulturesData.FS20];&quot;e&quot;;&quot;EVERYMAN&quot;);&quot;r&quot;;&quot;RESTRICTED&quot;);&quot;o&quot;;&quot;OCCUPATIONAL&quot;);&quot;,&quot;))">
            <text:p/>
          </table:table-cell>
          <table:table-cell table:formula="of:=IF(LEN(TRIM([CulturesData.FT20]))=0;&quot;&quot;;CONCATENATE([CulturesData.FT$1];SUBSTITUTE(SUBSTITUTE(SUBSTITUTE([CulturesData.FT20];&quot;e&quot;;&quot;EVERYMAN&quot;);&quot;r&quot;;&quot;RESTRICTED&quot;);&quot;o&quot;;&quot;OCCUPATIONAL&quot;);&quot;,&quot;))" office:value-type="string" office:string-value="S133=EVERYMAN,">
            <text:p>S133=EVERYMAN,</text:p>
          </table:table-cell>
          <table:table-cell table:formula="of:=IF(LEN(TRIM([CulturesData.FU20]))=0;&quot;&quot;;CONCATENATE([CulturesData.FU$1];SUBSTITUTE(SUBSTITUTE(SUBSTITUTE([CulturesData.FU20];&quot;e&quot;;&quot;EVERYMAN&quot;);&quot;r&quot;;&quot;RESTRICTED&quot;);&quot;o&quot;;&quot;OCCUPATIONAL&quot;);&quot;,&quot;))">
            <text:p/>
          </table:table-cell>
          <table:table-cell table:formula="of:=IF(LEN(TRIM([CulturesData.FV20]))=0;&quot;&quot;;CONCATENATE([CulturesData.FV$1];SUBSTITUTE(SUBSTITUTE(SUBSTITUTE([CulturesData.FV20];&quot;e&quot;;&quot;EVERYMAN&quot;);&quot;r&quot;;&quot;RESTRICTED&quot;);&quot;o&quot;;&quot;OCCUPATIONAL&quot;);&quot;,&quot;))">
            <text:p/>
          </table:table-cell>
          <table:table-cell table:formula="of:=IF(LEN(TRIM([CulturesData.FW20]))=0;&quot;&quot;;CONCATENATE([CulturesData.FW$1];SUBSTITUTE(SUBSTITUTE(SUBSTITUTE([CulturesData.FW20];&quot;e&quot;;&quot;EVERYMAN&quot;);&quot;r&quot;;&quot;RESTRICTED&quot;);&quot;o&quot;;&quot;OCCUPATIONAL&quot;);&quot;,&quot;))">
            <text:p/>
          </table:table-cell>
          <table:table-cell table:formula="of:=IF(LEN(TRIM([CulturesData.FX20]))=0;&quot;&quot;;CONCATENATE([CulturesData.FX$1];SUBSTITUTE(SUBSTITUTE(SUBSTITUTE([CulturesData.FX20];&quot;e&quot;;&quot;EVERYMAN&quot;);&quot;r&quot;;&quot;RESTRICTED&quot;);&quot;o&quot;;&quot;OCCUPATIONAL&quot;);&quot;,&quot;))">
            <text:p/>
          </table:table-cell>
          <table:table-cell table:formula="of:=IF(LEN(TRIM([CulturesData.FY20]))=0;&quot;&quot;;CONCATENATE([CulturesData.FY$1];SUBSTITUTE(SUBSTITUTE(SUBSTITUTE([CulturesData.FY20];&quot;e&quot;;&quot;EVERYMAN&quot;);&quot;r&quot;;&quot;RESTRICTED&quot;);&quot;o&quot;;&quot;OCCUPATIONAL&quot;);&quot;,&quot;))">
            <text:p/>
          </table:table-cell>
          <table:table-cell table:formula="of:=IF(LEN(TRIM([CulturesData.FZ20]))=0;&quot;&quot;;CONCATENATE([CulturesData.FZ$1];SUBSTITUTE(SUBSTITUTE(SUBSTITUTE([CulturesData.FZ20];&quot;e&quot;;&quot;EVERYMAN&quot;);&quot;r&quot;;&quot;RESTRICTED&quot;);&quot;o&quot;;&quot;OCCUPATIONAL&quot;);&quot;,&quot;))" office:value-type="string" office:string-value="G28=1,">
            <text:p>G28=1,</text:p>
          </table:table-cell>
          <table:table-cell table:formula="of:=IF(LEN(TRIM([CulturesData.GA20]))=0;&quot;&quot;;CONCATENATE([CulturesData.GA$1];SUBSTITUTE(SUBSTITUTE(SUBSTITUTE([CulturesData.GA20];&quot;e&quot;;&quot;EVERYMAN&quot;);&quot;r&quot;;&quot;RESTRICTED&quot;);&quot;o&quot;;&quot;OCCUPATIONAL&quot;);&quot;,&quot;))" office:value-type="string" office:string-value="S285=1,">
            <text:p>S285=1,</text:p>
          </table:table-cell>
          <table:table-cell table:formula="of:=IF(LEN(TRIM([CulturesData.GB20]))=0;&quot;&quot;;CONCATENATE([CulturesData.GB$1];SUBSTITUTE(SUBSTITUTE(SUBSTITUTE([CulturesData.GB20];&quot;e&quot;;&quot;EVERYMAN&quot;);&quot;r&quot;;&quot;RESTRICTED&quot;);&quot;o&quot;;&quot;OCCUPATIONAL&quot;);&quot;,&quot;))">
            <text:p/>
          </table:table-cell>
          <table:table-cell table:formula="of:=IF(LEN(TRIM([CulturesData.GC20]))=0;&quot;&quot;;CONCATENATE([CulturesData.GC$1];SUBSTITUTE(SUBSTITUTE(SUBSTITUTE([CulturesData.GC20];&quot;e&quot;;&quot;EVERYMAN&quot;);&quot;r&quot;;&quot;RESTRICTED&quot;);&quot;o&quot;;&quot;OCCUPATIONAL&quot;);&quot;,&quot;))">
            <text:p/>
          </table:table-cell>
          <table:table-cell table:formula="of:=IF(LEN(TRIM([CulturesData.GD20]))=0;&quot;&quot;;CONCATENATE([CulturesData.GD$1];SUBSTITUTE(SUBSTITUTE(SUBSTITUTE([CulturesData.GD20];&quot;e&quot;;&quot;EVERYMAN&quot;);&quot;r&quot;;&quot;RESTRICTED&quot;);&quot;o&quot;;&quot;OCCUPATIONAL&quot;);&quot;,&quot;))">
            <text:p/>
          </table:table-cell>
          <table:table-cell table:formula="of:=IF(LEN(TRIM([CulturesData.GE20]))=0;&quot;&quot;;CONCATENATE([CulturesData.GE$1];SUBSTITUTE(SUBSTITUTE(SUBSTITUTE([CulturesData.GE20];&quot;e&quot;;&quot;EVERYMAN&quot;);&quot;r&quot;;&quot;RESTRICTED&quot;);&quot;o&quot;;&quot;OCCUPATIONAL&quot;);&quot;,&quot;))">
            <text:p/>
          </table:table-cell>
          <table:table-cell table:formula="of:=IF(LEN(TRIM([CulturesData.GF20]))=0;&quot;&quot;;CONCATENATE([CulturesData.GF$1];SUBSTITUTE(SUBSTITUTE(SUBSTITUTE([CulturesData.GF20];&quot;e&quot;;&quot;EVERYMAN&quot;);&quot;r&quot;;&quot;RESTRICTED&quot;);&quot;o&quot;;&quot;OCCUPATIONAL&quot;);&quot;,&quot;))" office:value-type="string" office:string-value="G27=2,">
            <text:p>G27=2,</text:p>
          </table:table-cell>
          <table:table-cell table:formula="of:=IF(LEN(TRIM([CulturesData.GG20]))=0;&quot;&quot;;CONCATENATE([CulturesData.GG$1];SUBSTITUTE(SUBSTITUTE(SUBSTITUTE([CulturesData.GG20];&quot;e&quot;;&quot;EVERYMAN&quot;);&quot;r&quot;;&quot;RESTRICTED&quot;);&quot;o&quot;;&quot;OCCUPATIONAL&quot;);&quot;,&quot;))" office:value-type="string" office:string-value="S257=2,">
            <text:p>S257=2,</text:p>
          </table:table-cell>
          <table:table-cell table:formula="of:=IF(LEN(TRIM([CulturesData.GH20]))=0;&quot;&quot;;CONCATENATE([CulturesData.GH$1];SUBSTITUTE(SUBSTITUTE(SUBSTITUTE([CulturesData.GH20];&quot;e&quot;;&quot;EVERYMAN&quot;);&quot;r&quot;;&quot;RESTRICTED&quot;);&quot;o&quot;;&quot;OCCUPATIONAL&quot;);&quot;,&quot;))">
            <text:p/>
          </table:table-cell>
          <table:table-cell table:formula="of:=IF(LEN(TRIM([CulturesData.GI20]))=0;&quot;&quot;;CONCATENATE([CulturesData.GI$1];SUBSTITUTE(SUBSTITUTE(SUBSTITUTE([CulturesData.GI20];&quot;e&quot;;&quot;EVERYMAN&quot;);&quot;r&quot;;&quot;RESTRICTED&quot;);&quot;o&quot;;&quot;OCCUPATIONAL&quot;);&quot;,&quot;))">
            <text:p/>
          </table:table-cell>
          <table:table-cell table:formula="of:=IF(LEN(TRIM([CulturesData.GJ20]))=0;&quot;&quot;;CONCATENATE([CulturesData.GJ$1];SUBSTITUTE(SUBSTITUTE(SUBSTITUTE([CulturesData.GJ20];&quot;e&quot;;&quot;EVERYMAN&quot;);&quot;r&quot;;&quot;RESTRICTED&quot;);&quot;o&quot;;&quot;OCCUPATIONAL&quot;);&quot;,&quot;))" office:value-type="string" office:string-value="G31=1,">
            <text:p>G31=1,</text:p>
          </table:table-cell>
          <table:table-cell table:formula="of:=IF(LEN(TRIM([CulturesData.GK20]))=0;&quot;&quot;;CONCATENATE([CulturesData.GK$1];SUBSTITUTE(SUBSTITUTE(SUBSTITUTE([CulturesData.GK20];&quot;e&quot;;&quot;EVERYMAN&quot;);&quot;r&quot;;&quot;RESTRICTED&quot;);&quot;o&quot;;&quot;OCCUPATIONAL&quot;);&quot;,&quot;))" office:value-type="string" office:string-value="S294=1,">
            <text:p>S294=1,</text:p>
          </table:table-cell>
          <table:table-cell table:formula="of:=IF(LEN(TRIM([CulturesData.GL20]))=0;&quot;&quot;;CONCATENATE([CulturesData.GL$1];SUBSTITUTE(SUBSTITUTE(SUBSTITUTE([CulturesData.GL20];&quot;e&quot;;&quot;EVERYMAN&quot;);&quot;r&quot;;&quot;RESTRICTED&quot;);&quot;o&quot;;&quot;OCCUPATIONAL&quot;);&quot;,&quot;))">
            <text:p/>
          </table:table-cell>
          <table:table-cell table:formula="of:=IF(LEN(TRIM([CulturesData.GM20]))=0;&quot;&quot;;CONCATENATE([CulturesData.GM$1];SUBSTITUTE(SUBSTITUTE(SUBSTITUTE([CulturesData.GM20];&quot;e&quot;;&quot;EVERYMAN&quot;);&quot;r&quot;;&quot;RESTRICTED&quot;);&quot;o&quot;;&quot;OCCUPATIONAL&quot;);&quot;,&quot;))">
            <text:p/>
          </table:table-cell>
          <table:table-cell table:formula="of:=IF(LEN(TRIM([CulturesData.GN20]))=0;&quot;&quot;;CONCATENATE([CulturesData.GN$1];SUBSTITUTE(SUBSTITUTE(SUBSTITUTE([CulturesData.GN20];&quot;e&quot;;&quot;EVERYMAN&quot;);&quot;r&quot;;&quot;RESTRICTED&quot;);&quot;o&quot;;&quot;OCCUPATIONAL&quot;);&quot;,&quot;))">
            <text:p/>
          </table:table-cell>
          <table:table-cell table:formula="of:=IF(LEN(TRIM([CulturesData.GO20]))=0;&quot;&quot;;CONCATENATE([CulturesData.GO$1];SUBSTITUTE(SUBSTITUTE(SUBSTITUTE([CulturesData.GO20];&quot;e&quot;;&quot;EVERYMAN&quot;);&quot;r&quot;;&quot;RESTRICTED&quot;);&quot;o&quot;;&quot;OCCUPATIONAL&quot;);&quot;,&quot;))">
            <text:p/>
          </table:table-cell>
          <table:table-cell table:formula="of:=IF(LEN(TRIM([CulturesData.GP20]))=0;&quot;&quot;;CONCATENATE([CulturesData.GP$1];SUBSTITUTE(SUBSTITUTE(SUBSTITUTE([CulturesData.GP20];&quot;e&quot;;&quot;EVERYMAN&quot;);&quot;r&quot;;&quot;RESTRICTED&quot;);&quot;o&quot;;&quot;OCCUPATIONAL&quot;);&quot;,&quot;))" office:value-type="string" office:string-value="LANG=4,">
            <text:p>LANG=4,</text:p>
          </table:table-cell>
          <table:table-cell table:formula="of:=IF(LEN(TRIM([CulturesData.GQ20]))=0;&quot;&quot;;CONCATENATE([CulturesData.GQ$1];SUBSTITUTE(SUBSTITUTE(SUBSTITUTE([CulturesData.GQ20];&quot;e&quot;;&quot;EVERYMAN&quot;);&quot;r&quot;;&quot;RESTRICTED&quot;);&quot;o&quot;;&quot;OCCUPATIONAL&quot;);&quot;,&quot;))">
            <text:p/>
          </table:table-cell>
          <table:table-cell table:formula="of:=IF(LEN(TRIM([CulturesData.GR20]))=0;&quot;&quot;;CONCATENATE([CulturesData.GR$1];SUBSTITUTE(SUBSTITUTE(SUBSTITUTE([CulturesData.GR20];&quot;e&quot;;&quot;EVERYMAN&quot;);&quot;r&quot;;&quot;RESTRICTED&quot;);&quot;o&quot;;&quot;OCCUPATIONAL&quot;);&quot;,&quot;))" office:value-type="string" office:string-value="HOBBY=10,">
            <text:p>HOBBY=10,</text:p>
          </table:table-cell>
          <table:table-cell table:formula="of:=IF(LEN(TRIM([CulturesData.GS20]))=0;&quot;&quot;;CONCATENATE([CulturesData.GS$1];[CulturesData.GS20];&quot;,&quot;))">
            <text:p/>
          </table:table-cell>
          <table:table-cell table:formula="of:=IF(LEN(TRIM([CulturesData.GT20]))=0;&quot;&quot;;CONCATENATE([CulturesData.GT$1];SUBSTITUTE(SUBSTITUTE(SUBSTITUTE([CulturesData.GT20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formula="of:=CONCATENATE([CulturesData.A21]; &quot;,&quot;)" office:value-type="string" office:string-value="36,">
            <text:p>36,</text:p>
          </table:table-cell>
          <table:table-cell table:formula="of:=CONCATENATE([CulturesData.B21]; &quot;,&quot;)" office:value-type="string" office:string-value="36,">
            <text:p>36,</text:p>
          </table:table-cell>
          <table:table-cell table:formula="of:=CONCATENATE([CulturesData.D21]; &quot;,&quot;)" office:value-type="string" office:string-value=",">
            <text:p>,</text:p>
          </table:table-cell>
          <table:table-cell table:formula="of:=CONCATENATE([CulturesData.C21]; &quot;,&quot;)" office:value-type="string" office:string-value="halfling,">
            <text:p>halfling,</text:p>
          </table:table-cell>
          <table:table-cell table:formula="of:=CONCATENATE([CulturesData.E21]; &quot;,&quot;)" office:value-type="string" office:string-value="45,">
            <text:p>45,</text:p>
          </table:table-cell>
          <table:table-cell table:formula="of:=CONCATENATE([CulturesData.F21]; &quot;,&quot;)" office:value-type="string" office:string-value="40,">
            <text:p>40,</text:p>
          </table:table-cell>
          <table:table-cell table:formula="of:=CONCATENATE([CulturesData.G21]; &quot;,&quot;)" office:value-type="string" office:string-value="105,">
            <text:p>105,</text:p>
          </table:table-cell>
          <table:table-cell table:formula="of:=CONCATENATE([CulturesData.H21]; &quot;,&quot;)" office:value-type="string" office:string-value="100,">
            <text:p>100,</text:p>
          </table:table-cell>
          <table:table-cell table:formula="of:=IF(LEN(TRIM([CulturesData.J21]))=0;&quot;&quot;;CONCATENATE([CulturesData.J$1];SUBSTITUTE(SUBSTITUTE(SUBSTITUTE([CulturesData.J21];&quot;e&quot;;&quot;EVERYMAN&quot;);&quot;r&quot;;&quot;RESTRICTED&quot;);&quot;o&quot;;&quot;OCCUPATIONAL&quot;);&quot;,&quot;))">
            <text:p/>
          </table:table-cell>
          <table:table-cell table:formula="of:=IF(LEN(TRIM([CulturesData.K21]))=0;&quot;&quot;;CONCATENATE([CulturesData.K$1];SUBSTITUTE(SUBSTITUTE(SUBSTITUTE([CulturesData.K21];&quot;e&quot;;&quot;EVERYMAN&quot;);&quot;r&quot;;&quot;RESTRICTED&quot;);&quot;o&quot;;&quot;OCCUPATIONAL&quot;);&quot;,&quot;))">
            <text:p/>
          </table:table-cell>
          <table:table-cell table:formula="of:=IF(LEN(TRIM([CulturesData.L21]))=0;&quot;&quot;;CONCATENATE([CulturesData.L$1];SUBSTITUTE(SUBSTITUTE(SUBSTITUTE([CulturesData.L21];&quot;e&quot;;&quot;EVERYMAN&quot;);&quot;r&quot;;&quot;RESTRICTED&quot;);&quot;o&quot;;&quot;OCCUPATIONAL&quot;);&quot;,&quot;))">
            <text:p/>
          </table:table-cell>
          <table:table-cell table:formula="of:=IF(LEN(TRIM([CulturesData.M21]))=0;&quot;&quot;;CONCATENATE([CulturesData.M$1];SUBSTITUTE(SUBSTITUTE(SUBSTITUTE([CulturesData.M21];&quot;e&quot;;&quot;EVERYMAN&quot;);&quot;r&quot;;&quot;RESTRICTED&quot;);&quot;o&quot;;&quot;OCCUPATIONAL&quot;);&quot;,&quot;))">
            <text:p/>
          </table:table-cell>
          <table:table-cell table:formula="of:=IF(LEN(TRIM([CulturesData.N21]))=0;&quot;&quot;;CONCATENATE([CulturesData.N$1];SUBSTITUTE(SUBSTITUTE(SUBSTITUTE([CulturesData.N21];&quot;e&quot;;&quot;EVERYMAN&quot;);&quot;r&quot;;&quot;RESTRICTED&quot;);&quot;o&quot;;&quot;OCCUPATIONAL&quot;);&quot;,&quot;))">
            <text:p/>
          </table:table-cell>
          <table:table-cell table:formula="of:=IF(LEN(TRIM([CulturesData.O21]))=0;&quot;&quot;;CONCATENATE([CulturesData.O$1];SUBSTITUTE(SUBSTITUTE(SUBSTITUTE([CulturesData.O21];&quot;e&quot;;&quot;EVERYMAN&quot;);&quot;r&quot;;&quot;RESTRICTED&quot;);&quot;o&quot;;&quot;OCCUPATIONAL&quot;);&quot;,&quot;))">
            <text:p/>
          </table:table-cell>
          <table:table-cell table:formula="of:=IF(LEN(TRIM([CulturesData.P21]))=0;&quot;&quot;;CONCATENATE([CulturesData.P$1];SUBSTITUTE(SUBSTITUTE(SUBSTITUTE([CulturesData.P21];&quot;e&quot;;&quot;EVERYMAN&quot;);&quot;r&quot;;&quot;RESTRICTED&quot;);&quot;o&quot;;&quot;OCCUPATIONAL&quot;);&quot;,&quot;))">
            <text:p/>
          </table:table-cell>
          <table:table-cell table:formula="of:=IF(LEN(TRIM([CulturesData.Q21]))=0;&quot;&quot;;CONCATENATE([CulturesData.Q$1];SUBSTITUTE(SUBSTITUTE(SUBSTITUTE([CulturesData.Q21];&quot;e&quot;;&quot;EVERYMAN&quot;);&quot;r&quot;;&quot;RESTRICTED&quot;);&quot;o&quot;;&quot;OCCUPATIONAL&quot;);&quot;,&quot;))">
            <text:p/>
          </table:table-cell>
          <table:table-cell table:formula="of:=IF(LEN(TRIM([CulturesData.R21]))=0;&quot;&quot;;CONCATENATE([CulturesData.R$1];SUBSTITUTE(SUBSTITUTE(SUBSTITUTE([CulturesData.R21];&quot;e&quot;;&quot;EVERYMAN&quot;);&quot;r&quot;;&quot;RESTRICTED&quot;);&quot;o&quot;;&quot;OCCUPATIONAL&quot;);&quot;,&quot;))">
            <text:p/>
          </table:table-cell>
          <table:table-cell table:formula="of:=IF(LEN(TRIM([CulturesData.S21]))=0;&quot;&quot;;CONCATENATE([CulturesData.S$1];SUBSTITUTE(SUBSTITUTE(SUBSTITUTE([CulturesData.S21];&quot;e&quot;;&quot;EVERYMAN&quot;);&quot;r&quot;;&quot;RESTRICTED&quot;);&quot;o&quot;;&quot;OCCUPATIONAL&quot;);&quot;,&quot;))">
            <text:p/>
          </table:table-cell>
          <table:table-cell table:formula="of:=IF(LEN(TRIM([CulturesData.T21]))=0;&quot;&quot;;CONCATENATE([CulturesData.T$1];SUBSTITUTE(SUBSTITUTE(SUBSTITUTE([CulturesData.T21];&quot;e&quot;;&quot;EVERYMAN&quot;);&quot;r&quot;;&quot;RESTRICTED&quot;);&quot;o&quot;;&quot;OCCUPATIONAL&quot;);&quot;,&quot;))">
            <text:p/>
          </table:table-cell>
          <table:table-cell table:formula="of:=IF(LEN(TRIM([CulturesData.U21]))=0;&quot;&quot;;CONCATENATE([CulturesData.U$1];SUBSTITUTE(SUBSTITUTE(SUBSTITUTE([CulturesData.U21];&quot;e&quot;;&quot;EVERYMAN&quot;);&quot;r&quot;;&quot;RESTRICTED&quot;);&quot;o&quot;;&quot;OCCUPATIONAL&quot;);&quot;,&quot;))">
            <text:p/>
          </table:table-cell>
          <table:table-cell table:formula="of:=IF(LEN(TRIM([CulturesData.V21]))=0;&quot;&quot;;CONCATENATE([CulturesData.V$1];SUBSTITUTE(SUBSTITUTE(SUBSTITUTE([CulturesData.V21];&quot;e&quot;;&quot;EVERYMAN&quot;);&quot;r&quot;;&quot;RESTRICTED&quot;);&quot;o&quot;;&quot;OCCUPATIONAL&quot;);&quot;,&quot;))" office:value-type="string" office:string-value="G3=1,">
            <text:p>G3=1,</text:p>
          </table:table-cell>
          <table:table-cell table:formula="of:=IF(LEN(TRIM([CulturesData.W21]))=0;&quot;&quot;;CONCATENATE([CulturesData.W$1];SUBSTITUTE(SUBSTITUTE(SUBSTITUTE([CulturesData.W21];&quot;e&quot;;&quot;EVERYMAN&quot;);&quot;r&quot;;&quot;RESTRICTED&quot;);&quot;o&quot;;&quot;OCCUPATIONAL&quot;);&quot;,&quot;))">
            <text:p/>
          </table:table-cell>
          <table:table-cell table:formula="of:=IF(LEN(TRIM([CulturesData.X21]))=0;&quot;&quot;;CONCATENATE([CulturesData.X$1];SUBSTITUTE(SUBSTITUTE(SUBSTITUTE([CulturesData.X21];&quot;e&quot;;&quot;EVERYMAN&quot;);&quot;r&quot;;&quot;RESTRICTED&quot;);&quot;o&quot;;&quot;OCCUPATIONAL&quot;);&quot;,&quot;))">
            <text:p/>
          </table:table-cell>
          <table:table-cell table:formula="of:=IF(LEN(TRIM([CulturesData.Y21]))=0;&quot;&quot;;CONCATENATE([CulturesData.Y$1];SUBSTITUTE(SUBSTITUTE(SUBSTITUTE([CulturesData.Y21];&quot;e&quot;;&quot;EVERYMAN&quot;);&quot;r&quot;;&quot;RESTRICTED&quot;);&quot;o&quot;;&quot;OCCUPATIONAL&quot;);&quot;,&quot;))">
            <text:p/>
          </table:table-cell>
          <table:table-cell table:formula="of:=IF(LEN(TRIM([CulturesData.Z21]))=0;&quot;&quot;;CONCATENATE([CulturesData.Z$1];SUBSTITUTE(SUBSTITUTE(SUBSTITUTE([CulturesData.Z21];&quot;e&quot;;&quot;EVERYMAN&quot;);&quot;r&quot;;&quot;RESTRICTED&quot;);&quot;o&quot;;&quot;OCCUPATIONAL&quot;);&quot;,&quot;))">
            <text:p/>
          </table:table-cell>
          <table:table-cell table:formula="of:=IF(LEN(TRIM([CulturesData.AA21]))=0;&quot;&quot;;CONCATENATE([CulturesData.AA$1];SUBSTITUTE(SUBSTITUTE(SUBSTITUTE([CulturesData.AA21];&quot;e&quot;;&quot;EVERYMAN&quot;);&quot;r&quot;;&quot;RESTRICTED&quot;);&quot;o&quot;;&quot;OCCUPATIONAL&quot;);&quot;,&quot;))" office:value-type="string" office:string-value="G1=1,">
            <text:p>G1=1,</text:p>
          </table:table-cell>
          <table:table-cell table:formula="of:=IF(LEN(TRIM([CulturesData.AB21]))=0;&quot;&quot;;CONCATENATE([CulturesData.AB$1];SUBSTITUTE(SUBSTITUTE(SUBSTITUTE([CulturesData.AB21];&quot;e&quot;;&quot;EVERYMAN&quot;);&quot;r&quot;;&quot;RESTRICTED&quot;);&quot;o&quot;;&quot;OCCUPATIONAL&quot;);&quot;,&quot;))">
            <text:p/>
          </table:table-cell>
          <table:table-cell table:formula="of:=IF(LEN(TRIM([CulturesData.AC21]))=0;&quot;&quot;;CONCATENATE([CulturesData.AC$1];SUBSTITUTE(SUBSTITUTE(SUBSTITUTE([CulturesData.AC21];&quot;e&quot;;&quot;EVERYMAN&quot;);&quot;r&quot;;&quot;RESTRICTED&quot;);&quot;o&quot;;&quot;OCCUPATIONAL&quot;);&quot;,&quot;))">
            <text:p/>
          </table:table-cell>
          <table:table-cell table:formula="of:=IF(LEN(TRIM([CulturesData.AD21]))=0;&quot;&quot;;CONCATENATE([CulturesData.AD$1];SUBSTITUTE(SUBSTITUTE(SUBSTITUTE([CulturesData.AD21];&quot;e&quot;;&quot;EVERYMAN&quot;);&quot;r&quot;;&quot;RESTRICTED&quot;);&quot;o&quot;;&quot;OCCUPATIONAL&quot;);&quot;,&quot;))">
            <text:p/>
          </table:table-cell>
          <table:table-cell table:formula="of:=IF(LEN(TRIM([CulturesData.AE21]))=0;&quot;&quot;;CONCATENATE([CulturesData.AE$1];SUBSTITUTE(SUBSTITUTE(SUBSTITUTE([CulturesData.AE21];&quot;e&quot;;&quot;EVERYMAN&quot;);&quot;r&quot;;&quot;RESTRICTED&quot;);&quot;o&quot;;&quot;OCCUPATIONAL&quot;);&quot;,&quot;))" office:value-type="string" office:string-value="G2=1,">
            <text:p>G2=1,</text:p>
          </table:table-cell>
          <table:table-cell table:formula="of:=IF(LEN(TRIM([CulturesData.AF21]))=0;&quot;&quot;;CONCATENATE([CulturesData.AF$1];SUBSTITUTE(SUBSTITUTE(SUBSTITUTE([CulturesData.AF21];&quot;e&quot;;&quot;EVERYMAN&quot;);&quot;r&quot;;&quot;RESTRICTED&quot;);&quot;o&quot;;&quot;OCCUPATIONAL&quot;);&quot;,&quot;))" office:value-type="string" office:string-value="S14=2,">
            <text:p>S14=2,</text:p>
          </table:table-cell>
          <table:table-cell table:formula="of:=IF(LEN(TRIM([CulturesData.AG21]))=0;&quot;&quot;;CONCATENATE([CulturesData.AG$1];SUBSTITUTE(SUBSTITUTE(SUBSTITUTE([CulturesData.AG21];&quot;e&quot;;&quot;EVERYMAN&quot;);&quot;r&quot;;&quot;RESTRICTED&quot;);&quot;o&quot;;&quot;OCCUPATIONAL&quot;);&quot;,&quot;))">
            <text:p/>
          </table:table-cell>
          <table:table-cell table:formula="of:=IF(LEN(TRIM([CulturesData.AH21]))=0;&quot;&quot;;CONCATENATE([CulturesData.AH$1];SUBSTITUTE(SUBSTITUTE(SUBSTITUTE([CulturesData.AH21];&quot;e&quot;;&quot;EVERYMAN&quot;);&quot;r&quot;;&quot;RESTRICTED&quot;);&quot;o&quot;;&quot;OCCUPATIONAL&quot;);&quot;,&quot;))" office:value-type="string" office:string-value="S168=8,">
            <text:p>S168=8,</text:p>
          </table:table-cell>
          <table:table-cell table:formula="of:=IF(LEN(TRIM([CulturesData.AI21]))=0;&quot;&quot;;CONCATENATE([CulturesData.AI$1];SUBSTITUTE(SUBSTITUTE(SUBSTITUTE([CulturesData.AI21];&quot;e&quot;;&quot;EVERYMAN&quot;);&quot;r&quot;;&quot;RESTRICTED&quot;);&quot;o&quot;;&quot;OCCUPATIONAL&quot;);&quot;,&quot;))" office:value-type="string" office:string-value="G36=1,">
            <text:p>G36=1,</text:p>
          </table:table-cell>
          <table:table-cell table:formula="of:=IF(LEN(TRIM([CulturesData.AJ21]))=0;&quot;&quot;;CONCATENATE([CulturesData.AJ$1];SUBSTITUTE(SUBSTITUTE(SUBSTITUTE([CulturesData.AJ21];&quot;e&quot;;&quot;EVERYMAN&quot;);&quot;r&quot;;&quot;RESTRICTED&quot;);&quot;o&quot;;&quot;OCCUPATIONAL&quot;);&quot;,&quot;))">
            <text:p/>
          </table:table-cell>
          <table:table-cell table:formula="of:=IF(LEN(TRIM([CulturesData.AK21]))=0;&quot;&quot;;CONCATENATE([CulturesData.AK$1];SUBSTITUTE(SUBSTITUTE(SUBSTITUTE([CulturesData.AK21];&quot;e&quot;;&quot;EVERYMAN&quot;);&quot;r&quot;;&quot;RESTRICTED&quot;);&quot;o&quot;;&quot;OCCUPATIONAL&quot;);&quot;,&quot;))">
            <text:p/>
          </table:table-cell>
          <table:table-cell table:formula="of:=IF(LEN(TRIM([CulturesData.AL21]))=0;&quot;&quot;;CONCATENATE([CulturesData.AL$1];SUBSTITUTE(SUBSTITUTE(SUBSTITUTE([CulturesData.AL21];&quot;e&quot;;&quot;EVERYMAN&quot;);&quot;r&quot;;&quot;RESTRICTED&quot;);&quot;o&quot;;&quot;OCCUPATIONAL&quot;);&quot;,&quot;))">
            <text:p/>
          </table:table-cell>
          <table:table-cell table:formula="of:=IF(LEN(TRIM([CulturesData.AM21]))=0;&quot;&quot;;CONCATENATE([CulturesData.AM$1];SUBSTITUTE(SUBSTITUTE(SUBSTITUTE([CulturesData.AM21];&quot;e&quot;;&quot;EVERYMAN&quot;);&quot;r&quot;;&quot;RESTRICTED&quot;);&quot;o&quot;;&quot;OCCUPATIONAL&quot;);&quot;,&quot;))">
            <text:p/>
          </table:table-cell>
          <table:table-cell table:formula="of:=IF(LEN(TRIM([CulturesData.AN21]))=0;&quot;&quot;;CONCATENATE([CulturesData.AN$1];SUBSTITUTE(SUBSTITUTE(SUBSTITUTE([CulturesData.AN21];&quot;e&quot;;&quot;EVERYMAN&quot;);&quot;r&quot;;&quot;RESTRICTED&quot;);&quot;o&quot;;&quot;OCCUPATIONAL&quot;);&quot;,&quot;))" office:value-type="string" office:string-value="S155=RESTRICTED,">
            <text:p>S155=RESTRICTED,</text:p>
          </table:table-cell>
          <table:table-cell table:formula="of:=IF(LEN(TRIM([CulturesData.AO21]))=0;&quot;&quot;;CONCATENATE([CulturesData.AO$1];SUBSTITUTE(SUBSTITUTE(SUBSTITUTE([CulturesData.AO21];&quot;e&quot;;&quot;EVERYMAN&quot;);&quot;r&quot;;&quot;RESTRICTED&quot;);&quot;o&quot;;&quot;OCCUPATIONAL&quot;);&quot;,&quot;))" office:value-type="string" office:string-value="S154=RESTRICTED,">
            <text:p>S154=RESTRICTED,</text:p>
          </table:table-cell>
          <table:table-cell table:formula="of:=IF(LEN(TRIM([CulturesData.AP21]))=0;&quot;&quot;;CONCATENATE([CulturesData.AP$1];SUBSTITUTE(SUBSTITUTE(SUBSTITUTE([CulturesData.AP21];&quot;e&quot;;&quot;EVERYMAN&quot;);&quot;r&quot;;&quot;RESTRICTED&quot;);&quot;o&quot;;&quot;OCCUPATIONAL&quot;);&quot;,&quot;))" office:value-type="string" office:string-value="S64=2,">
            <text:p>S64=2,</text:p>
          </table:table-cell>
          <table:table-cell table:formula="of:=IF(LEN(TRIM([CulturesData.AQ21]))=0;&quot;&quot;;CONCATENATE([CulturesData.AQ$1];SUBSTITUTE(SUBSTITUTE(SUBSTITUTE([CulturesData.AQ21];&quot;e&quot;;&quot;EVERYMAN&quot;);&quot;r&quot;;&quot;RESTRICTED&quot;);&quot;o&quot;;&quot;OCCUPATIONAL&quot;);&quot;,&quot;))">
            <text:p/>
          </table:table-cell>
          <table:table-cell table:formula="of:=IF(LEN(TRIM([CulturesData.AR21]))=0;&quot;&quot;;CONCATENATE([CulturesData.AR$1];SUBSTITUTE(SUBSTITUTE(SUBSTITUTE([CulturesData.AR21];&quot;e&quot;;&quot;EVERYMAN&quot;);&quot;r&quot;;&quot;RESTRICTED&quot;);&quot;o&quot;;&quot;OCCUPATIONAL&quot;);&quot;,&quot;))" office:value-type="string" office:string-value="S503=RESTRICTED,">
            <text:p>S503=RESTRICTED,</text:p>
          </table:table-cell>
          <table:table-cell table:formula="of:=IF(LEN(TRIM([CulturesData.AS21]))=0;&quot;&quot;;CONCATENATE([CulturesData.AS$1];SUBSTITUTE(SUBSTITUTE(SUBSTITUTE([CulturesData.AS21];&quot;e&quot;;&quot;EVERYMAN&quot;);&quot;r&quot;;&quot;RESTRICTED&quot;);&quot;o&quot;;&quot;OCCUPATIONAL&quot;);&quot;,&quot;))" office:value-type="string" office:string-value="S504=RESTRICTED,">
            <text:p>S504=RESTRICTED,</text:p>
          </table:table-cell>
          <table:table-cell table:formula="of:=IF(LEN(TRIM([CulturesData.AT21]))=0;&quot;&quot;;CONCATENATE([CulturesData.AT$1];SUBSTITUTE(SUBSTITUTE(SUBSTITUTE([CulturesData.AT21];&quot;e&quot;;&quot;EVERYMAN&quot;);&quot;r&quot;;&quot;RESTRICTED&quot;);&quot;o&quot;;&quot;OCCUPATIONAL&quot;);&quot;,&quot;))" office:value-type="string" office:string-value="S53=RESTRICTED,">
            <text:p>S53=RESTRICTED,</text:p>
          </table:table-cell>
          <table:table-cell table:formula="of:=IF(LEN(TRIM([CulturesData.AU21]))=0;&quot;&quot;;CONCATENATE([CulturesData.AU$1];SUBSTITUTE(SUBSTITUTE(SUBSTITUTE([CulturesData.AU21];&quot;e&quot;;&quot;EVERYMAN&quot;);&quot;r&quot;;&quot;RESTRICTED&quot;);&quot;o&quot;;&quot;OCCUPATIONAL&quot;);&quot;,&quot;))" office:value-type="string" office:string-value="S54=RESTRICTED,">
            <text:p>S54=RESTRICTED,</text:p>
          </table:table-cell>
          <table:table-cell table:formula="of:=IF(LEN(TRIM([CulturesData.AV21]))=0;&quot;&quot;;CONCATENATE([CulturesData.AV$1];SUBSTITUTE(SUBSTITUTE(SUBSTITUTE([CulturesData.AV21];&quot;e&quot;;&quot;EVERYMAN&quot;);&quot;r&quot;;&quot;RESTRICTED&quot;);&quot;o&quot;;&quot;OCCUPATIONAL&quot;);&quot;,&quot;))" office:value-type="string" office:string-value="G8=1,">
            <text:p>G8=1,</text:p>
          </table:table-cell>
          <table:table-cell table:formula="of:=IF(LEN(TRIM([CulturesData.AW21]))=0;&quot;&quot;;CONCATENATE([CulturesData.AW$1];SUBSTITUTE(SUBSTITUTE(SUBSTITUTE([CulturesData.AW21];&quot;e&quot;;&quot;EVERYMAN&quot;);&quot;r&quot;;&quot;RESTRICTED&quot;);&quot;o&quot;;&quot;OCCUPATIONAL&quot;);&quot;,&quot;))">
            <text:p/>
          </table:table-cell>
          <table:table-cell table:formula="of:=IF(LEN(TRIM([CulturesData.AX21]))=0;&quot;&quot;;CONCATENATE([CulturesData.AX$1];SUBSTITUTE(SUBSTITUTE(SUBSTITUTE([CulturesData.AX21];&quot;e&quot;;&quot;EVERYMAN&quot;);&quot;r&quot;;&quot;RESTRICTED&quot;);&quot;o&quot;;&quot;OCCUPATIONAL&quot;);&quot;,&quot;))">
            <text:p/>
          </table:table-cell>
          <table:table-cell table:formula="of:=IF(LEN(TRIM([CulturesData.AY21]))=0;&quot;&quot;;CONCATENATE([CulturesData.AY$1];SUBSTITUTE(SUBSTITUTE(SUBSTITUTE([CulturesData.AY21];&quot;e&quot;;&quot;EVERYMAN&quot;);&quot;r&quot;;&quot;RESTRICTED&quot;);&quot;o&quot;;&quot;OCCUPATIONAL&quot;);&quot;,&quot;))" office:value-type="string" office:string-value="S465=8,">
            <text:p>S465=8,</text:p>
          </table:table-cell>
          <table:table-cell table:formula="of:=IF(LEN(TRIM([CulturesData.AZ21]))=0;&quot;&quot;;CONCATENATE([CulturesData.AZ$1];SUBSTITUTE(SUBSTITUTE(SUBSTITUTE([CulturesData.AZ21];&quot;e&quot;;&quot;EVERYMAN&quot;);&quot;r&quot;;&quot;RESTRICTED&quot;);&quot;o&quot;;&quot;OCCUPATIONAL&quot;);&quot;,&quot;))" office:value-type="string" office:string-value="S466=6,">
            <text:p>S466=6,</text:p>
          </table:table-cell>
          <table:table-cell table:formula="of:=IF(LEN(TRIM([CulturesData.BA21]))=0;&quot;&quot;;CONCATENATE([CulturesData.BA$1];SUBSTITUTE(SUBSTITUTE(SUBSTITUTE([CulturesData.BA21];&quot;e&quot;;&quot;EVERYMAN&quot;);&quot;r&quot;;&quot;RESTRICTED&quot;);&quot;o&quot;;&quot;OCCUPATIONAL&quot;);&quot;,&quot;))">
            <text:p/>
          </table:table-cell>
          <table:table-cell table:formula="of:=IF(LEN(TRIM([CulturesData.BB21]))=0;&quot;&quot;;CONCATENATE([CulturesData.BB$1];SUBSTITUTE(SUBSTITUTE(SUBSTITUTE([CulturesData.BB21];&quot;e&quot;;&quot;EVERYMAN&quot;);&quot;r&quot;;&quot;RESTRICTED&quot;);&quot;o&quot;;&quot;OCCUPATIONAL&quot;);&quot;,&quot;))">
            <text:p/>
          </table:table-cell>
          <table:table-cell table:formula="of:=IF(LEN(TRIM([CulturesData.BC21]))=0;&quot;&quot;;CONCATENATE([CulturesData.BC$1];SUBSTITUTE(SUBSTITUTE(SUBSTITUTE([CulturesData.BC21];&quot;e&quot;;&quot;EVERYMAN&quot;);&quot;r&quot;;&quot;RESTRICTED&quot;);&quot;o&quot;;&quot;OCCUPATIONAL&quot;);&quot;,&quot;))">
            <text:p/>
          </table:table-cell>
          <table:table-cell table:formula="of:=IF(LEN(TRIM([CulturesData.BD21]))=0;&quot;&quot;;CONCATENATE([CulturesData.BD$1];SUBSTITUTE(SUBSTITUTE(SUBSTITUTE([CulturesData.BD21];&quot;e&quot;;&quot;EVERYMAN&quot;);&quot;r&quot;;&quot;RESTRICTED&quot;);&quot;o&quot;;&quot;OCCUPATIONAL&quot;);&quot;,&quot;))">
            <text:p/>
          </table:table-cell>
          <table:table-cell table:formula="of:=IF(LEN(TRIM([CulturesData.BE21]))=0;&quot;&quot;;CONCATENATE([CulturesData.BE$1];SUBSTITUTE(SUBSTITUTE(SUBSTITUTE([CulturesData.BE21];&quot;e&quot;;&quot;EVERYMAN&quot;);&quot;r&quot;;&quot;RESTRICTED&quot;);&quot;o&quot;;&quot;OCCUPATIONAL&quot;);&quot;,&quot;))">
            <text:p/>
          </table:table-cell>
          <table:table-cell table:formula="of:=IF(LEN(TRIM([CulturesData.BF21]))=0;&quot;&quot;;CONCATENATE([CulturesData.BF$1];SUBSTITUTE(SUBSTITUTE(SUBSTITUTE([CulturesData.BF21];&quot;e&quot;;&quot;EVERYMAN&quot;);&quot;r&quot;;&quot;RESTRICTED&quot;);&quot;o&quot;;&quot;OCCUPATIONAL&quot;);&quot;,&quot;))">
            <text:p/>
          </table:table-cell>
          <table:table-cell table:formula="of:=IF(LEN(TRIM([CulturesData.BG21]))=0;&quot;&quot;;CONCATENATE([CulturesData.BG$1];SUBSTITUTE(SUBSTITUTE(SUBSTITUTE([CulturesData.BG21];&quot;e&quot;;&quot;EVERYMAN&quot;);&quot;r&quot;;&quot;RESTRICTED&quot;);&quot;o&quot;;&quot;OCCUPATIONAL&quot;);&quot;,&quot;))">
            <text:p/>
          </table:table-cell>
          <table:table-cell table:formula="of:=IF(LEN(TRIM([CulturesData.BH21]))=0;&quot;&quot;;CONCATENATE([CulturesData.BH$1];SUBSTITUTE(SUBSTITUTE(SUBSTITUTE([CulturesData.BH21];&quot;e&quot;;&quot;EVERYMAN&quot;);&quot;r&quot;;&quot;RESTRICTED&quot;);&quot;o&quot;;&quot;OCCUPATIONAL&quot;);&quot;,&quot;))">
            <text:p/>
          </table:table-cell>
          <table:table-cell table:formula="of:=IF(LEN(TRIM([CulturesData.BI21]))=0;&quot;&quot;;CONCATENATE([CulturesData.BI$1];SUBSTITUTE(SUBSTITUTE(SUBSTITUTE([CulturesData.BI21];&quot;e&quot;;&quot;EVERYMAN&quot;);&quot;r&quot;;&quot;RESTRICTED&quot;);&quot;o&quot;;&quot;OCCUPATIONAL&quot;);&quot;,&quot;))">
            <text:p/>
          </table:table-cell>
          <table:table-cell table:formula="of:=IF(LEN(TRIM([CulturesData.BJ21]))=0;&quot;&quot;;CONCATENATE([CulturesData.BJ$1];SUBSTITUTE(SUBSTITUTE(SUBSTITUTE([CulturesData.BJ21];&quot;e&quot;;&quot;EVERYMAN&quot;);&quot;r&quot;;&quot;RESTRICTED&quot;);&quot;o&quot;;&quot;OCCUPATIONAL&quot;);&quot;,&quot;))">
            <text:p/>
          </table:table-cell>
          <table:table-cell table:formula="of:=IF(LEN(TRIM([CulturesData.BK21]))=0;&quot;&quot;;CONCATENATE([CulturesData.BK$1];SUBSTITUTE(SUBSTITUTE(SUBSTITUTE([CulturesData.BK21];&quot;e&quot;;&quot;EVERYMAN&quot;);&quot;r&quot;;&quot;RESTRICTED&quot;);&quot;o&quot;;&quot;OCCUPATIONAL&quot;);&quot;,&quot;))">
            <text:p/>
          </table:table-cell>
          <table:table-cell table:formula="of:=IF(LEN(TRIM([CulturesData.BL21]))=0;&quot;&quot;;CONCATENATE([CulturesData.BL$1];SUBSTITUTE(SUBSTITUTE(SUBSTITUTE([CulturesData.BL21];&quot;e&quot;;&quot;EVERYMAN&quot;);&quot;r&quot;;&quot;RESTRICTED&quot;);&quot;o&quot;;&quot;OCCUPATIONAL&quot;);&quot;,&quot;))">
            <text:p/>
          </table:table-cell>
          <table:table-cell table:formula="of:=IF(LEN(TRIM([CulturesData.BM21]))=0;&quot;&quot;;CONCATENATE([CulturesData.BM$1];SUBSTITUTE(SUBSTITUTE(SUBSTITUTE([CulturesData.BM21];&quot;e&quot;;&quot;EVERYMAN&quot;);&quot;r&quot;;&quot;RESTRICTED&quot;);&quot;o&quot;;&quot;OCCUPATIONAL&quot;);&quot;,&quot;))">
            <text:p/>
          </table:table-cell>
          <table:table-cell table:formula="of:=IF(LEN(TRIM([CulturesData.BN21]))=0;&quot;&quot;;CONCATENATE([CulturesData.BN$1];SUBSTITUTE(SUBSTITUTE(SUBSTITUTE([CulturesData.BN21];&quot;e&quot;;&quot;EVERYMAN&quot;);&quot;r&quot;;&quot;RESTRICTED&quot;);&quot;o&quot;;&quot;OCCUPATIONAL&quot;);&quot;,&quot;))">
            <text:p/>
          </table:table-cell>
          <table:table-cell table:formula="of:=IF(LEN(TRIM([CulturesData.BO21]))=0;&quot;&quot;;CONCATENATE([CulturesData.BO$1];SUBSTITUTE(SUBSTITUTE(SUBSTITUTE([CulturesData.BO21];&quot;e&quot;;&quot;EVERYMAN&quot;);&quot;r&quot;;&quot;RESTRICTED&quot;);&quot;o&quot;;&quot;OCCUPATIONAL&quot;);&quot;,&quot;))">
            <text:p/>
          </table:table-cell>
          <table:table-cell table:formula="of:=IF(LEN(TRIM([CulturesData.BP21]))=0;&quot;&quot;;CONCATENATE([CulturesData.BP$1];SUBSTITUTE(SUBSTITUTE(SUBSTITUTE([CulturesData.BP21];&quot;e&quot;;&quot;EVERYMAN&quot;);&quot;r&quot;;&quot;RESTRICTED&quot;);&quot;o&quot;;&quot;OCCUPATIONAL&quot;);&quot;,&quot;))">
            <text:p/>
          </table:table-cell>
          <table:table-cell table:formula="of:=IF(LEN(TRIM([CulturesData.BQ21]))=0;&quot;&quot;;CONCATENATE([CulturesData.BQ$1];SUBSTITUTE(SUBSTITUTE(SUBSTITUTE([CulturesData.BQ21];&quot;e&quot;;&quot;EVERYMAN&quot;);&quot;r&quot;;&quot;RESTRICTED&quot;);&quot;o&quot;;&quot;OCCUPATIONAL&quot;);&quot;,&quot;))">
            <text:p/>
          </table:table-cell>
          <table:table-cell table:formula="of:=IF(LEN(TRIM([CulturesData.BR21]))=0;&quot;&quot;;CONCATENATE([CulturesData.BR$1];SUBSTITUTE(SUBSTITUTE(SUBSTITUTE([CulturesData.BR21];&quot;e&quot;;&quot;EVERYMAN&quot;);&quot;r&quot;;&quot;RESTRICTED&quot;);&quot;o&quot;;&quot;OCCUPATIONAL&quot;);&quot;,&quot;))">
            <text:p/>
          </table:table-cell>
          <table:table-cell table:formula="of:=IF(LEN(TRIM([CulturesData.BS21]))=0;&quot;&quot;;CONCATENATE([CulturesData.BS$1];SUBSTITUTE(SUBSTITUTE(SUBSTITUTE([CulturesData.BS21];&quot;e&quot;;&quot;EVERYMAN&quot;);&quot;r&quot;;&quot;RESTRICTED&quot;);&quot;o&quot;;&quot;OCCUPATIONAL&quot;);&quot;,&quot;))">
            <text:p/>
          </table:table-cell>
          <table:table-cell table:formula="of:=IF(LEN(TRIM([CulturesData.BT21]))=0;&quot;&quot;;CONCATENATE([CulturesData.BT$1];SUBSTITUTE(SUBSTITUTE(SUBSTITUTE([CulturesData.BT21];&quot;e&quot;;&quot;EVERYMAN&quot;);&quot;r&quot;;&quot;RESTRICTED&quot;);&quot;o&quot;;&quot;OCCUPATIONAL&quot;);&quot;,&quot;))">
            <text:p/>
          </table:table-cell>
          <table:table-cell table:formula="of:=IF(LEN(TRIM([CulturesData.BU21]))=0;&quot;&quot;;CONCATENATE([CulturesData.BU$1];SUBSTITUTE(SUBSTITUTE(SUBSTITUTE([CulturesData.BU21];&quot;e&quot;;&quot;EVERYMAN&quot;);&quot;r&quot;;&quot;RESTRICTED&quot;);&quot;o&quot;;&quot;OCCUPATIONAL&quot;);&quot;,&quot;))" office:value-type="string" office:string-value="S487=8,">
            <text:p>S487=8,</text:p>
          </table:table-cell>
          <table:table-cell table:formula="of:=IF(LEN(TRIM([CulturesData.BV21]))=0;&quot;&quot;;CONCATENATE([CulturesData.BV$1];SUBSTITUTE(SUBSTITUTE(SUBSTITUTE([CulturesData.BV21];&quot;e&quot;;&quot;EVERYMAN&quot;);&quot;r&quot;;&quot;RESTRICTED&quot;);&quot;o&quot;;&quot;OCCUPATIONAL&quot;);&quot;,&quot;))" office:value-type="string" office:string-value="S488=6,">
            <text:p>S488=6,</text:p>
          </table:table-cell>
          <table:table-cell table:formula="of:=IF(LEN(TRIM([CulturesData.BW21]))=0;&quot;&quot;;CONCATENATE([CulturesData.BW$1];SUBSTITUTE(SUBSTITUTE(SUBSTITUTE([CulturesData.BW21];&quot;e&quot;;&quot;EVERYMAN&quot;);&quot;r&quot;;&quot;RESTRICTED&quot;);&quot;o&quot;;&quot;OCCUPATIONAL&quot;);&quot;,&quot;))">
            <text:p/>
          </table:table-cell>
          <table:table-cell table:formula="of:=IF(LEN(TRIM([CulturesData.BX21]))=0;&quot;&quot;;CONCATENATE([CulturesData.BX$1];SUBSTITUTE(SUBSTITUTE(SUBSTITUTE([CulturesData.BX21];&quot;e&quot;;&quot;EVERYMAN&quot;);&quot;r&quot;;&quot;RESTRICTED&quot;);&quot;o&quot;;&quot;OCCUPATIONAL&quot;);&quot;,&quot;))">
            <text:p/>
          </table:table-cell>
          <table:table-cell table:formula="of:=IF(LEN(TRIM([CulturesData.BY21]))=0;&quot;&quot;;CONCATENATE([CulturesData.BY$1];SUBSTITUTE(SUBSTITUTE(SUBSTITUTE([CulturesData.BY21];&quot;e&quot;;&quot;EVERYMAN&quot;);&quot;r&quot;;&quot;RESTRICTED&quot;);&quot;o&quot;;&quot;OCCUPATIONAL&quot;);&quot;,&quot;))">
            <text:p/>
          </table:table-cell>
          <table:table-cell table:formula="of:=IF(LEN(TRIM([CulturesData.BZ21]))=0;&quot;&quot;;CONCATENATE([CulturesData.BZ$1];SUBSTITUTE(SUBSTITUTE(SUBSTITUTE([CulturesData.BZ21];&quot;e&quot;;&quot;EVERYMAN&quot;);&quot;r&quot;;&quot;RESTRICTED&quot;);&quot;o&quot;;&quot;OCCUPATIONAL&quot;);&quot;,&quot;))">
            <text:p/>
          </table:table-cell>
          <table:table-cell table:formula="of:=IF(LEN(TRIM([CulturesData.CA21]))=0;&quot;&quot;;CONCATENATE([CulturesData.CA$1];SUBSTITUTE(SUBSTITUTE(SUBSTITUTE([CulturesData.CA21];&quot;e&quot;;&quot;EVERYMAN&quot;);&quot;r&quot;;&quot;RESTRICTED&quot;);&quot;o&quot;;&quot;OCCUPATIONAL&quot;);&quot;,&quot;))">
            <text:p/>
          </table:table-cell>
          <table:table-cell table:formula="of:=IF(LEN(TRIM([CulturesData.CB21]))=0;&quot;&quot;;CONCATENATE([CulturesData.CB$1];SUBSTITUTE(SUBSTITUTE(SUBSTITUTE([CulturesData.CB21];&quot;e&quot;;&quot;EVERYMAN&quot;);&quot;r&quot;;&quot;RESTRICTED&quot;);&quot;o&quot;;&quot;OCCUPATIONAL&quot;);&quot;,&quot;))">
            <text:p/>
          </table:table-cell>
          <table:table-cell table:formula="of:=IF(LEN(TRIM([CulturesData.CC21]))=0;&quot;&quot;;CONCATENATE([CulturesData.CC$1];SUBSTITUTE(SUBSTITUTE(SUBSTITUTE([CulturesData.CC21];&quot;e&quot;;&quot;EVERYMAN&quot;);&quot;r&quot;;&quot;RESTRICTED&quot;);&quot;o&quot;;&quot;OCCUPATIONAL&quot;);&quot;,&quot;))">
            <text:p/>
          </table:table-cell>
          <table:table-cell table:formula="of:=IF(LEN(TRIM([CulturesData.CD21]))=0;&quot;&quot;;CONCATENATE([CulturesData.CD$1];SUBSTITUTE(SUBSTITUTE(SUBSTITUTE([CulturesData.CD21];&quot;e&quot;;&quot;EVERYMAN&quot;);&quot;r&quot;;&quot;RESTRICTED&quot;);&quot;o&quot;;&quot;OCCUPATIONAL&quot;);&quot;,&quot;))">
            <text:p/>
          </table:table-cell>
          <table:table-cell table:formula="of:=IF(LEN(TRIM([CulturesData.CE21]))=0;&quot;&quot;;CONCATENATE([CulturesData.CE$1];SUBSTITUTE(SUBSTITUTE(SUBSTITUTE([CulturesData.CE21];&quot;e&quot;;&quot;EVERYMAN&quot;);&quot;r&quot;;&quot;RESTRICTED&quot;);&quot;o&quot;;&quot;OCCUPATIONAL&quot;);&quot;,&quot;))">
            <text:p/>
          </table:table-cell>
          <table:table-cell table:formula="of:=IF(LEN(TRIM([CulturesData.CF21]))=0;&quot;&quot;;CONCATENATE([CulturesData.CF$1];SUBSTITUTE(SUBSTITUTE(SUBSTITUTE([CulturesData.CF21];&quot;e&quot;;&quot;EVERYMAN&quot;);&quot;r&quot;;&quot;RESTRICTED&quot;);&quot;o&quot;;&quot;OCCUPATIONAL&quot;);&quot;,&quot;))">
            <text:p/>
          </table:table-cell>
          <table:table-cell table:formula="of:=IF(LEN(TRIM([CulturesData.CG21]))=0;&quot;&quot;;CONCATENATE([CulturesData.CG$1];SUBSTITUTE(SUBSTITUTE(SUBSTITUTE([CulturesData.CG21];&quot;e&quot;;&quot;EVERYMAN&quot;);&quot;r&quot;;&quot;RESTRICTED&quot;);&quot;o&quot;;&quot;OCCUPATIONAL&quot;);&quot;,&quot;))">
            <text:p/>
          </table:table-cell>
          <table:table-cell table:formula="of:=IF(LEN(TRIM([CulturesData.CH21]))=0;&quot;&quot;;CONCATENATE([CulturesData.CH$1];SUBSTITUTE(SUBSTITUTE(SUBSTITUTE([CulturesData.CH21];&quot;e&quot;;&quot;EVERYMAN&quot;);&quot;r&quot;;&quot;RESTRICTED&quot;);&quot;o&quot;;&quot;OCCUPATIONAL&quot;);&quot;,&quot;))">
            <text:p/>
          </table:table-cell>
          <table:table-cell table:formula="of:=IF(LEN(TRIM([CulturesData.CI21]))=0;&quot;&quot;;CONCATENATE([CulturesData.CI$1];SUBSTITUTE(SUBSTITUTE(SUBSTITUTE([CulturesData.CI21];&quot;e&quot;;&quot;EVERYMAN&quot;);&quot;r&quot;;&quot;RESTRICTED&quot;);&quot;o&quot;;&quot;OCCUPATIONAL&quot;);&quot;,&quot;))">
            <text:p/>
          </table:table-cell>
          <table:table-cell table:formula="of:=IF(LEN(TRIM([CulturesData.CJ21]))=0;&quot;&quot;;CONCATENATE([CulturesData.CJ$1];SUBSTITUTE(SUBSTITUTE(SUBSTITUTE([CulturesData.CJ21];&quot;e&quot;;&quot;EVERYMAN&quot;);&quot;r&quot;;&quot;RESTRICTED&quot;);&quot;o&quot;;&quot;OCCUPATIONAL&quot;);&quot;,&quot;))">
            <text:p/>
          </table:table-cell>
          <table:table-cell table:formula="of:=IF(LEN(TRIM([CulturesData.CK21]))=0;&quot;&quot;;CONCATENATE([CulturesData.CK$1];SUBSTITUTE(SUBSTITUTE(SUBSTITUTE([CulturesData.CK21];&quot;e&quot;;&quot;EVERYMAN&quot;);&quot;r&quot;;&quot;RESTRICTED&quot;);&quot;o&quot;;&quot;OCCUPATIONAL&quot;);&quot;,&quot;))" office:value-type="string" office:string-value="S61=RESTRICTED,">
            <text:p>S61=RESTRICTED,</text:p>
          </table:table-cell>
          <table:table-cell table:formula="of:=IF(LEN(TRIM([CulturesData.CL21]))=0;&quot;&quot;;CONCATENATE([CulturesData.CL$1];SUBSTITUTE(SUBSTITUTE(SUBSTITUTE([CulturesData.CL21];&quot;e&quot;;&quot;EVERYMAN&quot;);&quot;r&quot;;&quot;RESTRICTED&quot;);&quot;o&quot;;&quot;OCCUPATIONAL&quot;);&quot;,&quot;))">
            <text:p/>
          </table:table-cell>
          <table:table-cell table:formula="of:=IF(LEN(TRIM([CulturesData.CM21]))=0;&quot;&quot;;CONCATENATE([CulturesData.CM$1];SUBSTITUTE(SUBSTITUTE(SUBSTITUTE([CulturesData.CM21];&quot;e&quot;;&quot;EVERYMAN&quot;);&quot;r&quot;;&quot;RESTRICTED&quot;);&quot;o&quot;;&quot;OCCUPATIONAL&quot;);&quot;,&quot;))">
            <text:p/>
          </table:table-cell>
          <table:table-cell table:formula="of:=IF(LEN(TRIM([CulturesData.CN21]))=0;&quot;&quot;;CONCATENATE([CulturesData.CN$1];SUBSTITUTE(SUBSTITUTE(SUBSTITUTE([CulturesData.CN21];&quot;e&quot;;&quot;EVERYMAN&quot;);&quot;r&quot;;&quot;RESTRICTED&quot;);&quot;o&quot;;&quot;OCCUPATIONAL&quot;);&quot;,&quot;))">
            <text:p/>
          </table:table-cell>
          <table:table-cell table:formula="of:=IF(LEN(TRIM([CulturesData.CO21]))=0;&quot;&quot;;CONCATENATE([CulturesData.CO$1];SUBSTITUTE(SUBSTITUTE(SUBSTITUTE([CulturesData.CO21];&quot;e&quot;;&quot;EVERYMAN&quot;);&quot;r&quot;;&quot;RESTRICTED&quot;);&quot;o&quot;;&quot;OCCUPATIONAL&quot;);&quot;,&quot;))" office:value-type="string" office:string-value="S39=EVERYMAN,">
            <text:p>S39=EVERYMAN,</text:p>
          </table:table-cell>
          <table:table-cell table:formula="of:=IF(LEN(TRIM([CulturesData.CP21]))=0;&quot;&quot;;CONCATENATE([CulturesData.CP$1];SUBSTITUTE(SUBSTITUTE(SUBSTITUTE([CulturesData.CP21];&quot;e&quot;;&quot;EVERYMAN&quot;);&quot;r&quot;;&quot;RESTRICTED&quot;);&quot;o&quot;;&quot;OCCUPATIONAL&quot;);&quot;,&quot;))">
            <text:p/>
          </table:table-cell>
          <table:table-cell table:formula="of:=IF(LEN(TRIM([CulturesData.CQ21]))=0;&quot;&quot;;CONCATENATE([CulturesData.CQ$1];SUBSTITUTE(SUBSTITUTE(SUBSTITUTE([CulturesData.CQ21];&quot;e&quot;;&quot;EVERYMAN&quot;);&quot;r&quot;;&quot;RESTRICTED&quot;);&quot;o&quot;;&quot;OCCUPATIONAL&quot;);&quot;,&quot;))">
            <text:p/>
          </table:table-cell>
          <table:table-cell table:formula="of:=IF(LEN(TRIM([CulturesData.CR21]))=0;&quot;&quot;;CONCATENATE([CulturesData.CR$1];SUBSTITUTE(SUBSTITUTE(SUBSTITUTE([CulturesData.CR21];&quot;e&quot;;&quot;EVERYMAN&quot;);&quot;r&quot;;&quot;RESTRICTED&quot;);&quot;o&quot;;&quot;OCCUPATIONAL&quot;);&quot;,&quot;))">
            <text:p/>
          </table:table-cell>
          <table:table-cell table:formula="of:=IF(LEN(TRIM([CulturesData.CS21]))=0;&quot;&quot;;CONCATENATE([CulturesData.CS$1];SUBSTITUTE(SUBSTITUTE(SUBSTITUTE([CulturesData.CS21];&quot;e&quot;;&quot;EVERYMAN&quot;);&quot;r&quot;;&quot;RESTRICTED&quot;);&quot;o&quot;;&quot;OCCUPATIONAL&quot;);&quot;,&quot;))">
            <text:p/>
          </table:table-cell>
          <table:table-cell table:formula="of:=IF(LEN(TRIM([CulturesData.CT21]))=0;&quot;&quot;;CONCATENATE([CulturesData.CT$1];SUBSTITUTE(SUBSTITUTE(SUBSTITUTE([CulturesData.CT21];&quot;e&quot;;&quot;EVERYMAN&quot;);&quot;r&quot;;&quot;RESTRICTED&quot;);&quot;o&quot;;&quot;OCCUPATIONAL&quot;);&quot;,&quot;))">
            <text:p/>
          </table:table-cell>
          <table:table-cell table:formula="of:=IF(LEN(TRIM([CulturesData.CU21]))=0;&quot;&quot;;CONCATENATE([CulturesData.CU$1];SUBSTITUTE(SUBSTITUTE(SUBSTITUTE([CulturesData.CU21];&quot;e&quot;;&quot;EVERYMAN&quot;);&quot;r&quot;;&quot;RESTRICTED&quot;);&quot;o&quot;;&quot;OCCUPATIONAL&quot;);&quot;,&quot;))">
            <text:p/>
          </table:table-cell>
          <table:table-cell table:formula="of:=IF(LEN(TRIM([CulturesData.CV21]))=0;&quot;&quot;;CONCATENATE([CulturesData.CV$1];SUBSTITUTE(SUBSTITUTE(SUBSTITUTE([CulturesData.CV21];&quot;e&quot;;&quot;EVERYMAN&quot;);&quot;r&quot;;&quot;RESTRICTED&quot;);&quot;o&quot;;&quot;OCCUPATIONAL&quot;);&quot;,&quot;))">
            <text:p/>
          </table:table-cell>
          <table:table-cell table:formula="of:=IF(LEN(TRIM([CulturesData.CW21]))=0;&quot;&quot;;CONCATENATE([CulturesData.CW$1];SUBSTITUTE(SUBSTITUTE(SUBSTITUTE([CulturesData.CW21];&quot;e&quot;;&quot;EVERYMAN&quot;);&quot;r&quot;;&quot;RESTRICTED&quot;);&quot;o&quot;;&quot;OCCUPATIONAL&quot;);&quot;,&quot;))">
            <text:p/>
          </table:table-cell>
          <table:table-cell table:formula="of:=IF(LEN(TRIM([CulturesData.CX21]))=0;&quot;&quot;;CONCATENATE([CulturesData.CX$1];SUBSTITUTE(SUBSTITUTE(SUBSTITUTE([CulturesData.CX21];&quot;e&quot;;&quot;EVERYMAN&quot;);&quot;r&quot;;&quot;RESTRICTED&quot;);&quot;o&quot;;&quot;OCCUPATIONAL&quot;);&quot;,&quot;))">
            <text:p/>
          </table:table-cell>
          <table:table-cell table:formula="of:=IF(LEN(TRIM([CulturesData.CY21]))=0;&quot;&quot;;CONCATENATE([CulturesData.CY$1];SUBSTITUTE(SUBSTITUTE(SUBSTITUTE([CulturesData.CY21];&quot;e&quot;;&quot;EVERYMAN&quot;);&quot;r&quot;;&quot;RESTRICTED&quot;);&quot;o&quot;;&quot;OCCUPATIONAL&quot;);&quot;,&quot;))">
            <text:p/>
          </table:table-cell>
          <table:table-cell table:formula="of:=IF(LEN(TRIM([CulturesData.CZ21]))=0;&quot;&quot;;CONCATENATE([CulturesData.CZ$1];SUBSTITUTE(SUBSTITUTE(SUBSTITUTE([CulturesData.CZ21];&quot;e&quot;;&quot;EVERYMAN&quot;);&quot;r&quot;;&quot;RESTRICTED&quot;);&quot;o&quot;;&quot;OCCUPATIONAL&quot;);&quot;,&quot;))">
            <text:p/>
          </table:table-cell>
          <table:table-cell table:formula="of:=IF(LEN(TRIM([CulturesData.DA21]))=0;&quot;&quot;;CONCATENATE([CulturesData.DA$1];SUBSTITUTE(SUBSTITUTE(SUBSTITUTE([CulturesData.DA21];&quot;e&quot;;&quot;EVERYMAN&quot;);&quot;r&quot;;&quot;RESTRICTED&quot;);&quot;o&quot;;&quot;OCCUPATIONAL&quot;);&quot;,&quot;))">
            <text:p/>
          </table:table-cell>
          <table:table-cell table:formula="of:=IF(LEN(TRIM([CulturesData.DB21]))=0;&quot;&quot;;CONCATENATE([CulturesData.DB$1];SUBSTITUTE(SUBSTITUTE(SUBSTITUTE([CulturesData.DB21];&quot;e&quot;;&quot;EVERYMAN&quot;);&quot;r&quot;;&quot;RESTRICTED&quot;);&quot;o&quot;;&quot;OCCUPATIONAL&quot;);&quot;,&quot;))">
            <text:p/>
          </table:table-cell>
          <table:table-cell table:formula="of:=IF(LEN(TRIM([CulturesData.DC21]))=0;&quot;&quot;;CONCATENATE([CulturesData.DC$1];SUBSTITUTE(SUBSTITUTE(SUBSTITUTE([CulturesData.DC21];&quot;e&quot;;&quot;EVERYMAN&quot;);&quot;r&quot;;&quot;RESTRICTED&quot;);&quot;o&quot;;&quot;OCCUPATIONAL&quot;);&quot;,&quot;))">
            <text:p/>
          </table:table-cell>
          <table:table-cell table:formula="of:=IF(LEN(TRIM([CulturesData.DD21]))=0;&quot;&quot;;CONCATENATE([CulturesData.DD$1];SUBSTITUTE(SUBSTITUTE(SUBSTITUTE([CulturesData.DD21];&quot;e&quot;;&quot;EVERYMAN&quot;);&quot;r&quot;;&quot;RESTRICTED&quot;);&quot;o&quot;;&quot;OCCUPATIONAL&quot;);&quot;,&quot;))">
            <text:p/>
          </table:table-cell>
          <table:table-cell table:formula="of:=IF(LEN(TRIM([CulturesData.DE21]))=0;&quot;&quot;;CONCATENATE([CulturesData.DE$1];SUBSTITUTE(SUBSTITUTE(SUBSTITUTE([CulturesData.DE21];&quot;e&quot;;&quot;EVERYMAN&quot;);&quot;r&quot;;&quot;RESTRICTED&quot;);&quot;o&quot;;&quot;OCCUPATIONAL&quot;);&quot;,&quot;))">
            <text:p/>
          </table:table-cell>
          <table:table-cell table:formula="of:=IF(LEN(TRIM([CulturesData.DF21]))=0;&quot;&quot;;CONCATENATE([CulturesData.DF$1];SUBSTITUTE(SUBSTITUTE(SUBSTITUTE([CulturesData.DF21];&quot;e&quot;;&quot;EVERYMAN&quot;);&quot;r&quot;;&quot;RESTRICTED&quot;);&quot;o&quot;;&quot;OCCUPATIONAL&quot;);&quot;,&quot;))" office:value-type="string" office:string-value="G37=2,">
            <text:p>G37=2,</text:p>
          </table:table-cell>
          <table:table-cell table:formula="of:=IF(LEN(TRIM([CulturesData.DG21]))=0;&quot;&quot;;CONCATENATE([CulturesData.DG$1];SUBSTITUTE(SUBSTITUTE(SUBSTITUTE([CulturesData.DG21];&quot;e&quot;;&quot;EVERYMAN&quot;);&quot;r&quot;;&quot;RESTRICTED&quot;);&quot;o&quot;;&quot;OCCUPATIONAL&quot;);&quot;,&quot;))" office:value-type="string" office:string-value="S426=3,">
            <text:p>S426=3,</text:p>
          </table:table-cell>
          <table:table-cell table:formula="of:=IF(LEN(TRIM([CulturesData.DH21]))=0;&quot;&quot;;CONCATENATE([CulturesData.DH$1];SUBSTITUTE(SUBSTITUTE(SUBSTITUTE([CulturesData.DH21];&quot;e&quot;;&quot;EVERYMAN&quot;);&quot;r&quot;;&quot;RESTRICTED&quot;);&quot;o&quot;;&quot;OCCUPATIONAL&quot;);&quot;,&quot;))" office:value-type="string" office:string-value="S339=3,">
            <text:p>S339=3,</text:p>
          </table:table-cell>
          <table:table-cell table:formula="of:=IF(LEN(TRIM([CulturesData.DI21]))=0;&quot;&quot;;CONCATENATE([CulturesData.DI$1];SUBSTITUTE(SUBSTITUTE(SUBSTITUTE([CulturesData.DI21];&quot;e&quot;;&quot;EVERYMAN&quot;);&quot;r&quot;;&quot;RESTRICTED&quot;);&quot;o&quot;;&quot;OCCUPATIONAL&quot;);&quot;,&quot;))">
            <text:p/>
          </table:table-cell>
          <table:table-cell table:formula="of:=IF(LEN(TRIM([CulturesData.DJ21]))=0;&quot;&quot;;CONCATENATE([CulturesData.DJ$1];SUBSTITUTE(SUBSTITUTE(SUBSTITUTE([CulturesData.DJ21];&quot;e&quot;;&quot;EVERYMAN&quot;);&quot;r&quot;;&quot;RESTRICTED&quot;);&quot;o&quot;;&quot;OCCUPATIONAL&quot;);&quot;,&quot;))">
            <text:p/>
          </table:table-cell>
          <table:table-cell table:formula="of:=IF(LEN(TRIM([CulturesData.DK21]))=0;&quot;&quot;;CONCATENATE([CulturesData.DK$1];SUBSTITUTE(SUBSTITUTE(SUBSTITUTE([CulturesData.DK21];&quot;e&quot;;&quot;EVERYMAN&quot;);&quot;r&quot;;&quot;RESTRICTED&quot;);&quot;o&quot;;&quot;OCCUPATIONAL&quot;);&quot;,&quot;))">
            <text:p/>
          </table:table-cell>
          <table:table-cell table:formula="of:=IF(LEN(TRIM([CulturesData.DL21]))=0;&quot;&quot;;CONCATENATE([CulturesData.DL$1];SUBSTITUTE(SUBSTITUTE(SUBSTITUTE([CulturesData.DL21];&quot;e&quot;;&quot;EVERYMAN&quot;);&quot;r&quot;;&quot;RESTRICTED&quot;);&quot;o&quot;;&quot;OCCUPATIONAL&quot;);&quot;,&quot;))">
            <text:p/>
          </table:table-cell>
          <table:table-cell table:formula="of:=IF(LEN(TRIM([CulturesData.DM21]))=0;&quot;&quot;;CONCATENATE([CulturesData.DM$1];SUBSTITUTE(SUBSTITUTE(SUBSTITUTE([CulturesData.DM21];&quot;e&quot;;&quot;EVERYMAN&quot;);&quot;r&quot;;&quot;RESTRICTED&quot;);&quot;o&quot;;&quot;OCCUPATIONAL&quot;);&quot;,&quot;))">
            <text:p/>
          </table:table-cell>
          <table:table-cell table:formula="of:=IF(LEN(TRIM([CulturesData.DN21]))=0;&quot;&quot;;CONCATENATE([CulturesData.DN$1];SUBSTITUTE(SUBSTITUTE(SUBSTITUTE([CulturesData.DN21];&quot;e&quot;;&quot;EVERYMAN&quot;);&quot;r&quot;;&quot;RESTRICTED&quot;);&quot;o&quot;;&quot;OCCUPATIONAL&quot;);&quot;,&quot;))">
            <text:p/>
          </table:table-cell>
          <table:table-cell table:formula="of:=IF(LEN(TRIM([CulturesData.DO21]))=0;&quot;&quot;;CONCATENATE([CulturesData.DO$1];SUBSTITUTE(SUBSTITUTE(SUBSTITUTE([CulturesData.DO21];&quot;e&quot;;&quot;EVERYMAN&quot;);&quot;r&quot;;&quot;RESTRICTED&quot;);&quot;o&quot;;&quot;OCCUPATIONAL&quot;);&quot;,&quot;))" office:value-type="string" office:string-value="S445=RESTRICTED,">
            <text:p>S445=RESTRICTED,</text:p>
          </table:table-cell>
          <table:table-cell table:formula="of:=IF(LEN(TRIM([CulturesData.DP21]))=0;&quot;&quot;;CONCATENATE([CulturesData.DP$1];SUBSTITUTE(SUBSTITUTE(SUBSTITUTE([CulturesData.DP21];&quot;e&quot;;&quot;EVERYMAN&quot;);&quot;r&quot;;&quot;RESTRICTED&quot;);&quot;o&quot;;&quot;OCCUPATIONAL&quot;);&quot;,&quot;))" office:value-type="string" office:string-value="S443=RESTRICTED,">
            <text:p>S443=RESTRICTED,</text:p>
          </table:table-cell>
          <table:table-cell table:formula="of:=IF(LEN(TRIM([CulturesData.DQ21]))=0;&quot;&quot;;CONCATENATE([CulturesData.DQ$1];SUBSTITUTE(SUBSTITUTE(SUBSTITUTE([CulturesData.DQ21];&quot;e&quot;;&quot;EVERYMAN&quot;);&quot;r&quot;;&quot;RESTRICTED&quot;);&quot;o&quot;;&quot;OCCUPATIONAL&quot;);&quot;,&quot;))">
            <text:p/>
          </table:table-cell>
          <table:table-cell table:formula="of:=IF(LEN(TRIM([CulturesData.DR21]))=0;&quot;&quot;;CONCATENATE([CulturesData.DR$1];SUBSTITUTE(SUBSTITUTE(SUBSTITUTE([CulturesData.DR21];&quot;e&quot;;&quot;EVERYMAN&quot;);&quot;r&quot;;&quot;RESTRICTED&quot;);&quot;o&quot;;&quot;OCCUPATIONAL&quot;);&quot;,&quot;))">
            <text:p/>
          </table:table-cell>
          <table:table-cell table:formula="of:=IF(LEN(TRIM([CulturesData.DS21]))=0;&quot;&quot;;CONCATENATE([CulturesData.DS$1];SUBSTITUTE(SUBSTITUTE(SUBSTITUTE([CulturesData.DS21];&quot;e&quot;;&quot;EVERYMAN&quot;);&quot;r&quot;;&quot;RESTRICTED&quot;);&quot;o&quot;;&quot;OCCUPATIONAL&quot;);&quot;,&quot;))" office:value-type="string" office:string-value="S507=RESTRICTED,">
            <text:p>S507=RESTRICTED,</text:p>
          </table:table-cell>
          <table:table-cell table:formula="of:=IF(LEN(TRIM([CulturesData.DT21]))=0;&quot;&quot;;CONCATENATE([CulturesData.DT$1];SUBSTITUTE(SUBSTITUTE(SUBSTITUTE([CulturesData.DT21];&quot;e&quot;;&quot;EVERYMAN&quot;);&quot;r&quot;;&quot;RESTRICTED&quot;);&quot;o&quot;;&quot;OCCUPATIONAL&quot;);&quot;,&quot;))">
            <text:p/>
          </table:table-cell>
          <table:table-cell table:formula="of:=IF(LEN(TRIM([CulturesData.DU21]))=0;&quot;&quot;;CONCATENATE([CulturesData.DU$1];SUBSTITUTE(SUBSTITUTE(SUBSTITUTE([CulturesData.DU21];&quot;e&quot;;&quot;EVERYMAN&quot;);&quot;r&quot;;&quot;RESTRICTED&quot;);&quot;o&quot;;&quot;OCCUPATIONAL&quot;);&quot;,&quot;))" office:value-type="string" office:string-value="S447=RESTRICTED,">
            <text:p>S447=RESTRICTED,</text:p>
          </table:table-cell>
          <table:table-cell table:formula="of:=IF(LEN(TRIM([CulturesData.DV21]))=0;&quot;&quot;;CONCATENATE([CulturesData.DV$1];SUBSTITUTE(SUBSTITUTE(SUBSTITUTE([CulturesData.DV21];&quot;e&quot;;&quot;EVERYMAN&quot;);&quot;r&quot;;&quot;RESTRICTED&quot;);&quot;o&quot;;&quot;OCCUPATIONAL&quot;);&quot;,&quot;))" office:value-type="string" office:string-value="S448=RESTRICTED,">
            <text:p>S448=RESTRICTED,</text:p>
          </table:table-cell>
          <table:table-cell table:formula="of:=IF(LEN(TRIM([CulturesData.DW21]))=0;&quot;&quot;;CONCATENATE([CulturesData.DW$1];SUBSTITUTE(SUBSTITUTE(SUBSTITUTE([CulturesData.DW21];&quot;e&quot;;&quot;EVERYMAN&quot;);&quot;r&quot;;&quot;RESTRICTED&quot;);&quot;o&quot;;&quot;OCCUPATIONAL&quot;);&quot;,&quot;))">
            <text:p/>
          </table:table-cell>
          <table:table-cell table:formula="of:=IF(LEN(TRIM([CulturesData.DX21]))=0;&quot;&quot;;CONCATENATE([CulturesData.DX$1];SUBSTITUTE(SUBSTITUTE(SUBSTITUTE([CulturesData.DX21];&quot;e&quot;;&quot;EVERYMAN&quot;);&quot;r&quot;;&quot;RESTRICTED&quot;);&quot;o&quot;;&quot;OCCUPATIONAL&quot;);&quot;,&quot;))">
            <text:p/>
          </table:table-cell>
          <table:table-cell table:formula="of:=IF(LEN(TRIM([CulturesData.DY21]))=0;&quot;&quot;;CONCATENATE([CulturesData.DY$1];SUBSTITUTE(SUBSTITUTE(SUBSTITUTE([CulturesData.DY21];&quot;e&quot;;&quot;EVERYMAN&quot;);&quot;r&quot;;&quot;RESTRICTED&quot;);&quot;o&quot;;&quot;OCCUPATIONAL&quot;);&quot;,&quot;))">
            <text:p/>
          </table:table-cell>
          <table:table-cell table:formula="of:=IF(LEN(TRIM([CulturesData.DZ21]))=0;&quot;&quot;;CONCATENATE([CulturesData.DZ$1];SUBSTITUTE(SUBSTITUTE(SUBSTITUTE([CulturesData.DZ21];&quot;e&quot;;&quot;EVERYMAN&quot;);&quot;r&quot;;&quot;RESTRICTED&quot;);&quot;o&quot;;&quot;OCCUPATIONAL&quot;);&quot;,&quot;))">
            <text:p/>
          </table:table-cell>
          <table:table-cell table:formula="of:=IF(LEN(TRIM([CulturesData.EA21]))=0;&quot;&quot;;CONCATENATE([CulturesData.EA$1];SUBSTITUTE(SUBSTITUTE(SUBSTITUTE([CulturesData.EA21];&quot;e&quot;;&quot;EVERYMAN&quot;);&quot;r&quot;;&quot;RESTRICTED&quot;);&quot;o&quot;;&quot;OCCUPATIONAL&quot;);&quot;,&quot;))">
            <text:p/>
          </table:table-cell>
          <table:table-cell table:formula="of:=IF(LEN(TRIM([CulturesData.EB21]))=0;&quot;&quot;;CONCATENATE([CulturesData.EB$1];SUBSTITUTE(SUBSTITUTE(SUBSTITUTE([CulturesData.EB21];&quot;e&quot;;&quot;EVERYMAN&quot;);&quot;r&quot;;&quot;RESTRICTED&quot;);&quot;o&quot;;&quot;OCCUPATIONAL&quot;);&quot;,&quot;))" office:value-type="string" office:string-value="S206=RESTRICTED,">
            <text:p>S206=RESTRICTED,</text:p>
          </table:table-cell>
          <table:table-cell table:formula="of:=IF(LEN(TRIM([CulturesData.EC21]))=0;&quot;&quot;;CONCATENATE([CulturesData.EC$1];SUBSTITUTE(SUBSTITUTE(SUBSTITUTE([CulturesData.EC21];&quot;e&quot;;&quot;EVERYMAN&quot;);&quot;r&quot;;&quot;RESTRICTED&quot;);&quot;o&quot;;&quot;OCCUPATIONAL&quot;);&quot;,&quot;))" office:value-type="string" office:string-value="G18=1,">
            <text:p>G18=1,</text:p>
          </table:table-cell>
          <table:table-cell table:formula="of:=IF(LEN(TRIM([CulturesData.ED21]))=0;&quot;&quot;;CONCATENATE([CulturesData.ED$1];SUBSTITUTE(SUBSTITUTE(SUBSTITUTE([CulturesData.ED21];&quot;e&quot;;&quot;EVERYMAN&quot;);&quot;r&quot;;&quot;RESTRICTED&quot;);&quot;o&quot;;&quot;OCCUPATIONAL&quot;);&quot;,&quot;))" office:value-type="string" office:string-value="S210=EVERYMAN,">
            <text:p>S210=EVERYMAN,</text:p>
          </table:table-cell>
          <table:table-cell table:formula="of:=IF(LEN(TRIM([CulturesData.EE21]))=0;&quot;&quot;;CONCATENATE([CulturesData.EE$1];SUBSTITUTE(SUBSTITUTE(SUBSTITUTE([CulturesData.EE21];&quot;e&quot;;&quot;EVERYMAN&quot;);&quot;r&quot;;&quot;RESTRICTED&quot;);&quot;o&quot;;&quot;OCCUPATIONAL&quot;);&quot;,&quot;))">
            <text:p/>
          </table:table-cell>
          <table:table-cell table:formula="of:=IF(LEN(TRIM([CulturesData.EF21]))=0;&quot;&quot;;CONCATENATE([CulturesData.EF$1];SUBSTITUTE(SUBSTITUTE(SUBSTITUTE([CulturesData.EF21];&quot;e&quot;;&quot;EVERYMAN&quot;);&quot;r&quot;;&quot;RESTRICTED&quot;);&quot;o&quot;;&quot;OCCUPATIONAL&quot;);&quot;,&quot;))">
            <text:p/>
          </table:table-cell>
          <table:table-cell table:formula="of:=IF(LEN(TRIM([CulturesData.EG21]))=0;&quot;&quot;;CONCATENATE([CulturesData.EG$1];SUBSTITUTE(SUBSTITUTE(SUBSTITUTE([CulturesData.EG21];&quot;e&quot;;&quot;EVERYMAN&quot;);&quot;r&quot;;&quot;RESTRICTED&quot;);&quot;o&quot;;&quot;OCCUPATIONAL&quot;);&quot;,&quot;))">
            <text:p/>
          </table:table-cell>
          <table:table-cell table:formula="of:=IF(LEN(TRIM([CulturesData.EH21]))=0;&quot;&quot;;CONCATENATE([CulturesData.EH$1];SUBSTITUTE(SUBSTITUTE(SUBSTITUTE([CulturesData.EH21];&quot;e&quot;;&quot;EVERYMAN&quot;);&quot;r&quot;;&quot;RESTRICTED&quot;);&quot;o&quot;;&quot;OCCUPATIONAL&quot;);&quot;,&quot;))">
            <text:p/>
          </table:table-cell>
          <table:table-cell table:formula="of:=IF(LEN(TRIM([CulturesData.EI21]))=0;&quot;&quot;;CONCATENATE([CulturesData.EI$1];SUBSTITUTE(SUBSTITUTE(SUBSTITUTE([CulturesData.EI21];&quot;e&quot;;&quot;EVERYMAN&quot;);&quot;r&quot;;&quot;RESTRICTED&quot;);&quot;o&quot;;&quot;OCCUPATIONAL&quot;);&quot;,&quot;))">
            <text:p/>
          </table:table-cell>
          <table:table-cell table:formula="of:=IF(LEN(TRIM([CulturesData.EJ21]))=0;&quot;&quot;;CONCATENATE([CulturesData.EJ$1];SUBSTITUTE(SUBSTITUTE(SUBSTITUTE([CulturesData.EJ21];&quot;e&quot;;&quot;EVERYMAN&quot;);&quot;r&quot;;&quot;RESTRICTED&quot;);&quot;o&quot;;&quot;OCCUPATIONAL&quot;);&quot;,&quot;))" office:value-type="string" office:string-value="S100=RESTRICTED,">
            <text:p>S100=RESTRICTED,</text:p>
          </table:table-cell>
          <table:table-cell table:formula="of:=IF(LEN(TRIM([CulturesData.EK21]))=0;&quot;&quot;;CONCATENATE([CulturesData.EK$1];SUBSTITUTE(SUBSTITUTE(SUBSTITUTE([CulturesData.EK21];&quot;e&quot;;&quot;EVERYMAN&quot;);&quot;r&quot;;&quot;RESTRICTED&quot;);&quot;o&quot;;&quot;OCCUPATIONAL&quot;);&quot;,&quot;))">
            <text:p/>
          </table:table-cell>
          <table:table-cell table:formula="of:=IF(LEN(TRIM([CulturesData.EL21]))=0;&quot;&quot;;CONCATENATE([CulturesData.EL$1];SUBSTITUTE(SUBSTITUTE(SUBSTITUTE([CulturesData.EL21];&quot;e&quot;;&quot;EVERYMAN&quot;);&quot;r&quot;;&quot;RESTRICTED&quot;);&quot;o&quot;;&quot;OCCUPATIONAL&quot;);&quot;,&quot;))" office:value-type="string" office:string-value="S96=RESTRICTED,">
            <text:p>S96=RESTRICTED,</text:p>
          </table:table-cell>
          <table:table-cell table:formula="of:=IF(LEN(TRIM([CulturesData.EM21]))=0;&quot;&quot;;CONCATENATE([CulturesData.EM$1];SUBSTITUTE(SUBSTITUTE(SUBSTITUTE([CulturesData.EM21];&quot;e&quot;;&quot;EVERYMAN&quot;);&quot;r&quot;;&quot;RESTRICTED&quot;);&quot;o&quot;;&quot;OCCUPATIONAL&quot;);&quot;,&quot;))">
            <text:p/>
          </table:table-cell>
          <table:table-cell table:formula="of:=IF(LEN(TRIM([CulturesData.EN21]))=0;&quot;&quot;;CONCATENATE([CulturesData.EN$1];SUBSTITUTE(SUBSTITUTE(SUBSTITUTE([CulturesData.EN21];&quot;e&quot;;&quot;EVERYMAN&quot;);&quot;r&quot;;&quot;RESTRICTED&quot;);&quot;o&quot;;&quot;OCCUPATIONAL&quot;);&quot;,&quot;))">
            <text:p/>
          </table:table-cell>
          <table:table-cell table:formula="of:=IF(LEN(TRIM([CulturesData.EO21]))=0;&quot;&quot;;CONCATENATE([CulturesData.EO$1];SUBSTITUTE(SUBSTITUTE(SUBSTITUTE([CulturesData.EO21];&quot;e&quot;;&quot;EVERYMAN&quot;);&quot;r&quot;;&quot;RESTRICTED&quot;);&quot;o&quot;;&quot;OCCUPATIONAL&quot;);&quot;,&quot;))">
            <text:p/>
          </table:table-cell>
          <table:table-cell table:formula="of:=IF(LEN(TRIM([CulturesData.EP21]))=0;&quot;&quot;;CONCATENATE([CulturesData.EP$1];SUBSTITUTE(SUBSTITUTE(SUBSTITUTE([CulturesData.EP21];&quot;e&quot;;&quot;EVERYMAN&quot;);&quot;r&quot;;&quot;RESTRICTED&quot;);&quot;o&quot;;&quot;OCCUPATIONAL&quot;);&quot;,&quot;))">
            <text:p/>
          </table:table-cell>
          <table:table-cell table:formula="of:=IF(LEN(TRIM([CulturesData.EQ21]))=0;&quot;&quot;;CONCATENATE([CulturesData.EQ$1];SUBSTITUTE(SUBSTITUTE(SUBSTITUTE([CulturesData.EQ21];&quot;e&quot;;&quot;EVERYMAN&quot;);&quot;r&quot;;&quot;RESTRICTED&quot;);&quot;o&quot;;&quot;OCCUPATIONAL&quot;);&quot;,&quot;))" office:value-type="string" office:string-value="S227=RESTRICTED,">
            <text:p>S227=RESTRICTED,</text:p>
          </table:table-cell>
          <table:table-cell table:formula="of:=IF(LEN(TRIM([CulturesData.ER21]))=0;&quot;&quot;;CONCATENATE([CulturesData.ER$1];SUBSTITUTE(SUBSTITUTE(SUBSTITUTE([CulturesData.ER21];&quot;e&quot;;&quot;EVERYMAN&quot;);&quot;r&quot;;&quot;RESTRICTED&quot;);&quot;o&quot;;&quot;OCCUPATIONAL&quot;);&quot;,&quot;))" office:value-type="string" office:string-value="S235=RESTRICTED,">
            <text:p>S235=RESTRICTED,</text:p>
          </table:table-cell>
          <table:table-cell table:formula="of:=IF(LEN(TRIM([CulturesData.ES21]))=0;&quot;&quot;;CONCATENATE([CulturesData.ES$1];SUBSTITUTE(SUBSTITUTE(SUBSTITUTE([CulturesData.ES21];&quot;e&quot;;&quot;EVERYMAN&quot;);&quot;r&quot;;&quot;RESTRICTED&quot;);&quot;o&quot;;&quot;OCCUPATIONAL&quot;);&quot;,&quot;))" office:value-type="string" office:string-value="S231=RESTRICTED,">
            <text:p>S231=RESTRICTED,</text:p>
          </table:table-cell>
          <table:table-cell table:formula="of:=IF(LEN(TRIM([CulturesData.ET21]))=0;&quot;&quot;;CONCATENATE([CulturesData.ET$1];SUBSTITUTE(SUBSTITUTE(SUBSTITUTE([CulturesData.ET21];&quot;e&quot;;&quot;EVERYMAN&quot;);&quot;r&quot;;&quot;RESTRICTED&quot;);&quot;o&quot;;&quot;OCCUPATIONAL&quot;);&quot;,&quot;))" office:value-type="string" office:string-value="S237=RESTRICTED,">
            <text:p>S237=RESTRICTED,</text:p>
          </table:table-cell>
          <table:table-cell table:formula="of:=IF(LEN(TRIM([CulturesData.EU21]))=0;&quot;&quot;;CONCATENATE([CulturesData.EU$1];SUBSTITUTE(SUBSTITUTE(SUBSTITUTE([CulturesData.EU21];&quot;e&quot;;&quot;EVERYMAN&quot;);&quot;r&quot;;&quot;RESTRICTED&quot;);&quot;o&quot;;&quot;OCCUPATIONAL&quot;);&quot;,&quot;))" office:value-type="string" office:string-value="S514=RESTRICTED,">
            <text:p>S514=RESTRICTED,</text:p>
          </table:table-cell>
          <table:table-cell table:formula="of:=IF(LEN(TRIM([CulturesData.EV21]))=0;&quot;&quot;;CONCATENATE([CulturesData.EV$1];SUBSTITUTE(SUBSTITUTE(SUBSTITUTE([CulturesData.EV21];&quot;e&quot;;&quot;EVERYMAN&quot;);&quot;r&quot;;&quot;RESTRICTED&quot;);&quot;o&quot;;&quot;OCCUPATIONAL&quot;);&quot;,&quot;))" office:value-type="string" office:string-value="S515=RESTRICTED,">
            <text:p>S515=RESTRICTED,</text:p>
          </table:table-cell>
          <table:table-cell table:formula="of:=IF(LEN(TRIM([CulturesData.EW21]))=0;&quot;&quot;;CONCATENATE([CulturesData.EW$1];SUBSTITUTE(SUBSTITUTE(SUBSTITUTE([CulturesData.EW21];&quot;e&quot;;&quot;EVERYMAN&quot;);&quot;r&quot;;&quot;RESTRICTED&quot;);&quot;o&quot;;&quot;OCCUPATIONAL&quot;);&quot;,&quot;))" office:value-type="string" office:string-value="S516=RESTRICTED,">
            <text:p>S516=RESTRICTED,</text:p>
          </table:table-cell>
          <table:table-cell table:formula="of:=IF(LEN(TRIM([CulturesData.EX21]))=0;&quot;&quot;;CONCATENATE([CulturesData.EX$1];SUBSTITUTE(SUBSTITUTE(SUBSTITUTE([CulturesData.EX21];&quot;e&quot;;&quot;EVERYMAN&quot;);&quot;r&quot;;&quot;RESTRICTED&quot;);&quot;o&quot;;&quot;OCCUPATIONAL&quot;);&quot;,&quot;))" office:value-type="string" office:string-value="S517=RESTRICTED,">
            <text:p>S517=RESTRICTED,</text:p>
          </table:table-cell>
          <table:table-cell table:formula="of:=IF(LEN(TRIM([CulturesData.EY21]))=0;&quot;&quot;;CONCATENATE([CulturesData.EY$1];SUBSTITUTE(SUBSTITUTE(SUBSTITUTE([CulturesData.EY21];&quot;e&quot;;&quot;EVERYMAN&quot;);&quot;r&quot;;&quot;RESTRICTED&quot;);&quot;o&quot;;&quot;OCCUPATIONAL&quot;);&quot;,&quot;))" office:value-type="string" office:string-value="S518=RESTRICTED,">
            <text:p>S518=RESTRICTED,</text:p>
          </table:table-cell>
          <table:table-cell table:formula="of:=IF(LEN(TRIM([CulturesData.EZ21]))=0;&quot;&quot;;CONCATENATE([CulturesData.EZ$1];SUBSTITUTE(SUBSTITUTE(SUBSTITUTE([CulturesData.EZ21];&quot;e&quot;;&quot;EVERYMAN&quot;);&quot;r&quot;;&quot;RESTRICTED&quot;);&quot;o&quot;;&quot;OCCUPATIONAL&quot;);&quot;,&quot;))" office:value-type="string" office:string-value="S528=RESTRICTED,">
            <text:p>S528=RESTRICTED,</text:p>
          </table:table-cell>
          <table:table-cell table:formula="of:=IF(LEN(TRIM([CulturesData.FA21]))=0;&quot;&quot;;CONCATENATE([CulturesData.FA$1];SUBSTITUTE(SUBSTITUTE(SUBSTITUTE([CulturesData.FA21];&quot;e&quot;;&quot;EVERYMAN&quot;);&quot;r&quot;;&quot;RESTRICTED&quot;);&quot;o&quot;;&quot;OCCUPATIONAL&quot;);&quot;,&quot;))" office:value-type="string" office:string-value="S520=RESTRICTED,">
            <text:p>S520=RESTRICTED,</text:p>
          </table:table-cell>
          <table:table-cell table:formula="of:=IF(LEN(TRIM([CulturesData.FB21]))=0;&quot;&quot;;CONCATENATE([CulturesData.FB$1];SUBSTITUTE(SUBSTITUTE(SUBSTITUTE([CulturesData.FB21];&quot;e&quot;;&quot;EVERYMAN&quot;);&quot;r&quot;;&quot;RESTRICTED&quot;);&quot;o&quot;;&quot;OCCUPATIONAL&quot;);&quot;,&quot;))" office:value-type="string" office:string-value="S521=RESTRICTED,">
            <text:p>S521=RESTRICTED,</text:p>
          </table:table-cell>
          <table:table-cell table:formula="of:=IF(LEN(TRIM([CulturesData.FC21]))=0;&quot;&quot;;CONCATENATE([CulturesData.FC$1];SUBSTITUTE(SUBSTITUTE(SUBSTITUTE([CulturesData.FC21];&quot;e&quot;;&quot;EVERYMAN&quot;);&quot;r&quot;;&quot;RESTRICTED&quot;);&quot;o&quot;;&quot;OCCUPATIONAL&quot;);&quot;,&quot;))" office:value-type="string" office:string-value="S522=RESTRICTED,">
            <text:p>S522=RESTRICTED,</text:p>
          </table:table-cell>
          <table:table-cell table:formula="of:=IF(LEN(TRIM([CulturesData.FD21]))=0;&quot;&quot;;CONCATENATE([CulturesData.FD$1];SUBSTITUTE(SUBSTITUTE(SUBSTITUTE([CulturesData.FD21];&quot;e&quot;;&quot;EVERYMAN&quot;);&quot;r&quot;;&quot;RESTRICTED&quot;);&quot;o&quot;;&quot;OCCUPATIONAL&quot;);&quot;,&quot;))" office:value-type="string" office:string-value="S523=RESTRICTED,">
            <text:p>S523=RESTRICTED,</text:p>
          </table:table-cell>
          <table:table-cell table:formula="of:=IF(LEN(TRIM([CulturesData.FE21]))=0;&quot;&quot;;CONCATENATE([CulturesData.FE$1];SUBSTITUTE(SUBSTITUTE(SUBSTITUTE([CulturesData.FE21];&quot;e&quot;;&quot;EVERYMAN&quot;);&quot;r&quot;;&quot;RESTRICTED&quot;);&quot;o&quot;;&quot;OCCUPATIONAL&quot;);&quot;,&quot;))" office:value-type="string" office:string-value="S524=RESTRICTED,">
            <text:p>S524=RESTRICTED,</text:p>
          </table:table-cell>
          <table:table-cell table:formula="of:=IF(LEN(TRIM([CulturesData.FF21]))=0;&quot;&quot;;CONCATENATE([CulturesData.FF$1];SUBSTITUTE(SUBSTITUTE(SUBSTITUTE([CulturesData.FF21];&quot;e&quot;;&quot;EVERYMAN&quot;);&quot;r&quot;;&quot;RESTRICTED&quot;);&quot;o&quot;;&quot;OCCUPATIONAL&quot;);&quot;,&quot;))" office:value-type="string" office:string-value="S454=RESTRICTED,">
            <text:p>S454=RESTRICTED,</text:p>
          </table:table-cell>
          <table:table-cell table:formula="of:=IF(LEN(TRIM([CulturesData.FG21]))=0;&quot;&quot;;CONCATENATE([CulturesData.FG$1];SUBSTITUTE(SUBSTITUTE(SUBSTITUTE([CulturesData.FG21];&quot;e&quot;;&quot;EVERYMAN&quot;);&quot;r&quot;;&quot;RESTRICTED&quot;);&quot;o&quot;;&quot;OCCUPATIONAL&quot;);&quot;,&quot;))" office:value-type="string" office:string-value="S242=RESTRICTED,">
            <text:p>S242=RESTRICTED,</text:p>
          </table:table-cell>
          <table:table-cell table:formula="of:=IF(LEN(TRIM([CulturesData.FH21]))=0;&quot;&quot;;CONCATENATE([CulturesData.FH$1];SUBSTITUTE(SUBSTITUTE(SUBSTITUTE([CulturesData.FH21];&quot;e&quot;;&quot;EVERYMAN&quot;);&quot;r&quot;;&quot;RESTRICTED&quot;);&quot;o&quot;;&quot;OCCUPATIONAL&quot;);&quot;,&quot;))" office:value-type="string" office:string-value="S526=RESTRICTED,">
            <text:p>S526=RESTRICTED,</text:p>
          </table:table-cell>
          <table:table-cell table:formula="of:=IF(LEN(TRIM([CulturesData.FI21]))=0;&quot;&quot;;CONCATENATE([CulturesData.FI$1];SUBSTITUTE(SUBSTITUTE(SUBSTITUTE([CulturesData.FI21];&quot;e&quot;;&quot;EVERYMAN&quot;);&quot;r&quot;;&quot;RESTRICTED&quot;);&quot;o&quot;;&quot;OCCUPATIONAL&quot;);&quot;,&quot;))" office:value-type="string" office:string-value="S527=RESTRICTED,">
            <text:p>S527=RESTRICTED,</text:p>
          </table:table-cell>
          <table:table-cell table:formula="of:=IF(LEN(TRIM([CulturesData.FJ21]))=0;&quot;&quot;;CONCATENATE([CulturesData.FJ$1];SUBSTITUTE(SUBSTITUTE(SUBSTITUTE([CulturesData.FJ21];&quot;e&quot;;&quot;EVERYMAN&quot;);&quot;r&quot;;&quot;RESTRICTED&quot;);&quot;o&quot;;&quot;OCCUPATIONAL&quot;);&quot;,&quot;))">
            <text:p/>
          </table:table-cell>
          <table:table-cell table:formula="of:=IF(LEN(TRIM([CulturesData.FK21]))=0;&quot;&quot;;CONCATENATE([CulturesData.FK$1];SUBSTITUTE(SUBSTITUTE(SUBSTITUTE([CulturesData.FK21];&quot;e&quot;;&quot;EVERYMAN&quot;);&quot;r&quot;;&quot;RESTRICTED&quot;);&quot;o&quot;;&quot;OCCUPATIONAL&quot;);&quot;,&quot;))">
            <text:p/>
          </table:table-cell>
          <table:table-cell table:formula="of:=IF(LEN(TRIM([CulturesData.FL21]))=0;&quot;&quot;;CONCATENATE([CulturesData.FL$1];SUBSTITUTE(SUBSTITUTE(SUBSTITUTE([CulturesData.FL21];&quot;e&quot;;&quot;EVERYMAN&quot;);&quot;r&quot;;&quot;RESTRICTED&quot;);&quot;o&quot;;&quot;OCCUPATIONAL&quot;);&quot;,&quot;))">
            <text:p/>
          </table:table-cell>
          <table:table-cell table:formula="of:=IF(LEN(TRIM([CulturesData.FM21]))=0;&quot;&quot;;CONCATENATE([CulturesData.FM$1];SUBSTITUTE(SUBSTITUTE(SUBSTITUTE([CulturesData.FM21];&quot;e&quot;;&quot;EVERYMAN&quot;);&quot;r&quot;;&quot;RESTRICTED&quot;);&quot;o&quot;;&quot;OCCUPATIONAL&quot;);&quot;,&quot;))" office:value-type="string" office:string-value="G14=5,">
            <text:p>G14=5,</text:p>
          </table:table-cell>
          <table:table-cell table:formula="of:=IF(LEN(TRIM([CulturesData.FN21]))=0;&quot;&quot;;CONCATENATE([CulturesData.FN$1];SUBSTITUTE(SUBSTITUTE(SUBSTITUTE([CulturesData.FN21];&quot;e&quot;;&quot;EVERYMAN&quot;);&quot;r&quot;;&quot;RESTRICTED&quot;);&quot;o&quot;;&quot;OCCUPATIONAL&quot;);&quot;,&quot;))" office:value-type="string" office:string-value="S93=5,">
            <text:p>S93=5,</text:p>
          </table:table-cell>
          <table:table-cell table:formula="of:=IF(LEN(TRIM([CulturesData.FO21]))=0;&quot;&quot;;CONCATENATE([CulturesData.FO$1];SUBSTITUTE(SUBSTITUTE(SUBSTITUTE([CulturesData.FO21];&quot;e&quot;;&quot;EVERYMAN&quot;);&quot;r&quot;;&quot;RESTRICTED&quot;);&quot;o&quot;;&quot;OCCUPATIONAL&quot;);&quot;,&quot;))">
            <text:p/>
          </table:table-cell>
          <table:table-cell table:formula="of:=IF(LEN(TRIM([CulturesData.FP21]))=0;&quot;&quot;;CONCATENATE([CulturesData.FP$1];SUBSTITUTE(SUBSTITUTE(SUBSTITUTE([CulturesData.FP21];&quot;e&quot;;&quot;EVERYMAN&quot;);&quot;r&quot;;&quot;RESTRICTED&quot;);&quot;o&quot;;&quot;OCCUPATIONAL&quot;);&quot;,&quot;))" office:value-type="string" office:string-value="S91=5,">
            <text:p>S91=5,</text:p>
          </table:table-cell>
          <table:table-cell table:formula="of:=IF(LEN(TRIM([CulturesData.FQ21]))=0;&quot;&quot;;CONCATENATE([CulturesData.FQ$1];SUBSTITUTE(SUBSTITUTE(SUBSTITUTE([CulturesData.FQ21];&quot;e&quot;;&quot;EVERYMAN&quot;);&quot;r&quot;;&quot;RESTRICTED&quot;);&quot;o&quot;;&quot;OCCUPATIONAL&quot;);&quot;,&quot;))">
            <text:p/>
          </table:table-cell>
          <table:table-cell table:formula="of:=IF(LEN(TRIM([CulturesData.FR21]))=0;&quot;&quot;;CONCATENATE([CulturesData.FR$1];SUBSTITUTE(SUBSTITUTE(SUBSTITUTE([CulturesData.FR21];&quot;e&quot;;&quot;EVERYMAN&quot;);&quot;r&quot;;&quot;RESTRICTED&quot;);&quot;o&quot;;&quot;OCCUPATIONAL&quot;);&quot;,&quot;))" office:value-type="string" office:string-value="G24=1,">
            <text:p>G24=1,</text:p>
          </table:table-cell>
          <table:table-cell table:formula="of:=IF(LEN(TRIM([CulturesData.FS21]))=0;&quot;&quot;;CONCATENATE([CulturesData.FS$1];SUBSTITUTE(SUBSTITUTE(SUBSTITUTE([CulturesData.FS21];&quot;e&quot;;&quot;EVERYMAN&quot;);&quot;r&quot;;&quot;RESTRICTED&quot;);&quot;o&quot;;&quot;OCCUPATIONAL&quot;);&quot;,&quot;))">
            <text:p/>
          </table:table-cell>
          <table:table-cell table:formula="of:=IF(LEN(TRIM([CulturesData.FT21]))=0;&quot;&quot;;CONCATENATE([CulturesData.FT$1];SUBSTITUTE(SUBSTITUTE(SUBSTITUTE([CulturesData.FT21];&quot;e&quot;;&quot;EVERYMAN&quot;);&quot;r&quot;;&quot;RESTRICTED&quot;);&quot;o&quot;;&quot;OCCUPATIONAL&quot;);&quot;,&quot;))">
            <text:p/>
          </table:table-cell>
          <table:table-cell table:formula="of:=IF(LEN(TRIM([CulturesData.FU21]))=0;&quot;&quot;;CONCATENATE([CulturesData.FU$1];SUBSTITUTE(SUBSTITUTE(SUBSTITUTE([CulturesData.FU21];&quot;e&quot;;&quot;EVERYMAN&quot;);&quot;r&quot;;&quot;RESTRICTED&quot;);&quot;o&quot;;&quot;OCCUPATIONAL&quot;);&quot;,&quot;))">
            <text:p/>
          </table:table-cell>
          <table:table-cell table:formula="of:=IF(LEN(TRIM([CulturesData.FV21]))=0;&quot;&quot;;CONCATENATE([CulturesData.FV$1];SUBSTITUTE(SUBSTITUTE(SUBSTITUTE([CulturesData.FV21];&quot;e&quot;;&quot;EVERYMAN&quot;);&quot;r&quot;;&quot;RESTRICTED&quot;);&quot;o&quot;;&quot;OCCUPATIONAL&quot;);&quot;,&quot;))">
            <text:p/>
          </table:table-cell>
          <table:table-cell table:formula="of:=IF(LEN(TRIM([CulturesData.FW21]))=0;&quot;&quot;;CONCATENATE([CulturesData.FW$1];SUBSTITUTE(SUBSTITUTE(SUBSTITUTE([CulturesData.FW21];&quot;e&quot;;&quot;EVERYMAN&quot;);&quot;r&quot;;&quot;RESTRICTED&quot;);&quot;o&quot;;&quot;OCCUPATIONAL&quot;);&quot;,&quot;))">
            <text:p/>
          </table:table-cell>
          <table:table-cell table:formula="of:=IF(LEN(TRIM([CulturesData.FX21]))=0;&quot;&quot;;CONCATENATE([CulturesData.FX$1];SUBSTITUTE(SUBSTITUTE(SUBSTITUTE([CulturesData.FX21];&quot;e&quot;;&quot;EVERYMAN&quot;);&quot;r&quot;;&quot;RESTRICTED&quot;);&quot;o&quot;;&quot;OCCUPATIONAL&quot;);&quot;,&quot;))">
            <text:p/>
          </table:table-cell>
          <table:table-cell table:formula="of:=IF(LEN(TRIM([CulturesData.FY21]))=0;&quot;&quot;;CONCATENATE([CulturesData.FY$1];SUBSTITUTE(SUBSTITUTE(SUBSTITUTE([CulturesData.FY21];&quot;e&quot;;&quot;EVERYMAN&quot;);&quot;r&quot;;&quot;RESTRICTED&quot;);&quot;o&quot;;&quot;OCCUPATIONAL&quot;);&quot;,&quot;))">
            <text:p/>
          </table:table-cell>
          <table:table-cell table:formula="of:=IF(LEN(TRIM([CulturesData.FZ21]))=0;&quot;&quot;;CONCATENATE([CulturesData.FZ$1];SUBSTITUTE(SUBSTITUTE(SUBSTITUTE([CulturesData.FZ21];&quot;e&quot;;&quot;EVERYMAN&quot;);&quot;r&quot;;&quot;RESTRICTED&quot;);&quot;o&quot;;&quot;OCCUPATIONAL&quot;);&quot;,&quot;))">
            <text:p/>
          </table:table-cell>
          <table:table-cell table:formula="of:=IF(LEN(TRIM([CulturesData.GA21]))=0;&quot;&quot;;CONCATENATE([CulturesData.GA$1];SUBSTITUTE(SUBSTITUTE(SUBSTITUTE([CulturesData.GA21];&quot;e&quot;;&quot;EVERYMAN&quot;);&quot;r&quot;;&quot;RESTRICTED&quot;);&quot;o&quot;;&quot;OCCUPATIONAL&quot;);&quot;,&quot;))">
            <text:p/>
          </table:table-cell>
          <table:table-cell table:formula="of:=IF(LEN(TRIM([CulturesData.GB21]))=0;&quot;&quot;;CONCATENATE([CulturesData.GB$1];SUBSTITUTE(SUBSTITUTE(SUBSTITUTE([CulturesData.GB21];&quot;e&quot;;&quot;EVERYMAN&quot;);&quot;r&quot;;&quot;RESTRICTED&quot;);&quot;o&quot;;&quot;OCCUPATIONAL&quot;);&quot;,&quot;))">
            <text:p/>
          </table:table-cell>
          <table:table-cell table:formula="of:=IF(LEN(TRIM([CulturesData.GC21]))=0;&quot;&quot;;CONCATENATE([CulturesData.GC$1];SUBSTITUTE(SUBSTITUTE(SUBSTITUTE([CulturesData.GC21];&quot;e&quot;;&quot;EVERYMAN&quot;);&quot;r&quot;;&quot;RESTRICTED&quot;);&quot;o&quot;;&quot;OCCUPATIONAL&quot;);&quot;,&quot;))">
            <text:p/>
          </table:table-cell>
          <table:table-cell table:formula="of:=IF(LEN(TRIM([CulturesData.GD21]))=0;&quot;&quot;;CONCATENATE([CulturesData.GD$1];SUBSTITUTE(SUBSTITUTE(SUBSTITUTE([CulturesData.GD21];&quot;e&quot;;&quot;EVERYMAN&quot;);&quot;r&quot;;&quot;RESTRICTED&quot;);&quot;o&quot;;&quot;OCCUPATIONAL&quot;);&quot;,&quot;))">
            <text:p/>
          </table:table-cell>
          <table:table-cell table:formula="of:=IF(LEN(TRIM([CulturesData.GE21]))=0;&quot;&quot;;CONCATENATE([CulturesData.GE$1];SUBSTITUTE(SUBSTITUTE(SUBSTITUTE([CulturesData.GE21];&quot;e&quot;;&quot;EVERYMAN&quot;);&quot;r&quot;;&quot;RESTRICTED&quot;);&quot;o&quot;;&quot;OCCUPATIONAL&quot;);&quot;,&quot;))">
            <text:p/>
          </table:table-cell>
          <table:table-cell table:formula="of:=IF(LEN(TRIM([CulturesData.GF21]))=0;&quot;&quot;;CONCATENATE([CulturesData.GF$1];SUBSTITUTE(SUBSTITUTE(SUBSTITUTE([CulturesData.GF21];&quot;e&quot;;&quot;EVERYMAN&quot;);&quot;r&quot;;&quot;RESTRICTED&quot;);&quot;o&quot;;&quot;OCCUPATIONAL&quot;);&quot;,&quot;))">
            <text:p/>
          </table:table-cell>
          <table:table-cell table:formula="of:=IF(LEN(TRIM([CulturesData.GG21]))=0;&quot;&quot;;CONCATENATE([CulturesData.GG$1];SUBSTITUTE(SUBSTITUTE(SUBSTITUTE([CulturesData.GG21];&quot;e&quot;;&quot;EVERYMAN&quot;);&quot;r&quot;;&quot;RESTRICTED&quot;);&quot;o&quot;;&quot;OCCUPATIONAL&quot;);&quot;,&quot;))">
            <text:p/>
          </table:table-cell>
          <table:table-cell table:formula="of:=IF(LEN(TRIM([CulturesData.GH21]))=0;&quot;&quot;;CONCATENATE([CulturesData.GH$1];SUBSTITUTE(SUBSTITUTE(SUBSTITUTE([CulturesData.GH21];&quot;e&quot;;&quot;EVERYMAN&quot;);&quot;r&quot;;&quot;RESTRICTED&quot;);&quot;o&quot;;&quot;OCCUPATIONAL&quot;);&quot;,&quot;))">
            <text:p/>
          </table:table-cell>
          <table:table-cell table:formula="of:=IF(LEN(TRIM([CulturesData.GI21]))=0;&quot;&quot;;CONCATENATE([CulturesData.GI$1];SUBSTITUTE(SUBSTITUTE(SUBSTITUTE([CulturesData.GI21];&quot;e&quot;;&quot;EVERYMAN&quot;);&quot;r&quot;;&quot;RESTRICTED&quot;);&quot;o&quot;;&quot;OCCUPATIONAL&quot;);&quot;,&quot;))">
            <text:p/>
          </table:table-cell>
          <table:table-cell table:formula="of:=IF(LEN(TRIM([CulturesData.GJ21]))=0;&quot;&quot;;CONCATENATE([CulturesData.GJ$1];SUBSTITUTE(SUBSTITUTE(SUBSTITUTE([CulturesData.GJ21];&quot;e&quot;;&quot;EVERYMAN&quot;);&quot;r&quot;;&quot;RESTRICTED&quot;);&quot;o&quot;;&quot;OCCUPATIONAL&quot;);&quot;,&quot;))" office:value-type="string" office:string-value="G31=2,">
            <text:p>G31=2,</text:p>
          </table:table-cell>
          <table:table-cell table:formula="of:=IF(LEN(TRIM([CulturesData.GK21]))=0;&quot;&quot;;CONCATENATE([CulturesData.GK$1];SUBSTITUTE(SUBSTITUTE(SUBSTITUTE([CulturesData.GK21];&quot;e&quot;;&quot;EVERYMAN&quot;);&quot;r&quot;;&quot;RESTRICTED&quot;);&quot;o&quot;;&quot;OCCUPATIONAL&quot;);&quot;,&quot;))" office:value-type="string" office:string-value="S294=2,">
            <text:p>S294=2,</text:p>
          </table:table-cell>
          <table:table-cell table:formula="of:=IF(LEN(TRIM([CulturesData.GL21]))=0;&quot;&quot;;CONCATENATE([CulturesData.GL$1];SUBSTITUTE(SUBSTITUTE(SUBSTITUTE([CulturesData.GL21];&quot;e&quot;;&quot;EVERYMAN&quot;);&quot;r&quot;;&quot;RESTRICTED&quot;);&quot;o&quot;;&quot;OCCUPATIONAL&quot;);&quot;,&quot;))">
            <text:p/>
          </table:table-cell>
          <table:table-cell table:formula="of:=IF(LEN(TRIM([CulturesData.GM21]))=0;&quot;&quot;;CONCATENATE([CulturesData.GM$1];SUBSTITUTE(SUBSTITUTE(SUBSTITUTE([CulturesData.GM21];&quot;e&quot;;&quot;EVERYMAN&quot;);&quot;r&quot;;&quot;RESTRICTED&quot;);&quot;o&quot;;&quot;OCCUPATIONAL&quot;);&quot;,&quot;))">
            <text:p/>
          </table:table-cell>
          <table:table-cell table:formula="of:=IF(LEN(TRIM([CulturesData.GN21]))=0;&quot;&quot;;CONCATENATE([CulturesData.GN$1];SUBSTITUTE(SUBSTITUTE(SUBSTITUTE([CulturesData.GN21];&quot;e&quot;;&quot;EVERYMAN&quot;);&quot;r&quot;;&quot;RESTRICTED&quot;);&quot;o&quot;;&quot;OCCUPATIONAL&quot;);&quot;,&quot;))" office:value-type="string" office:string-value="G33=2,">
            <text:p>G33=2,</text:p>
          </table:table-cell>
          <table:table-cell table:formula="of:=IF(LEN(TRIM([CulturesData.GO21]))=0;&quot;&quot;;CONCATENATE([CulturesData.GO$1];SUBSTITUTE(SUBSTITUTE(SUBSTITUTE([CulturesData.GO21];&quot;e&quot;;&quot;EVERYMAN&quot;);&quot;r&quot;;&quot;RESTRICTED&quot;);&quot;o&quot;;&quot;OCCUPATIONAL&quot;);&quot;,&quot;))" office:value-type="string" office:string-value="S351=2,">
            <text:p>S351=2,</text:p>
          </table:table-cell>
          <table:table-cell table:formula="of:=IF(LEN(TRIM([CulturesData.GP21]))=0;&quot;&quot;;CONCATENATE([CulturesData.GP$1];SUBSTITUTE(SUBSTITUTE(SUBSTITUTE([CulturesData.GP21];&quot;e&quot;;&quot;EVERYMAN&quot;);&quot;r&quot;;&quot;RESTRICTED&quot;);&quot;o&quot;;&quot;OCCUPATIONAL&quot;);&quot;,&quot;))" office:value-type="string" office:string-value="LANG=6,">
            <text:p>LANG=6,</text:p>
          </table:table-cell>
          <table:table-cell table:formula="of:=IF(LEN(TRIM([CulturesData.GQ21]))=0;&quot;&quot;;CONCATENATE([CulturesData.GQ$1];SUBSTITUTE(SUBSTITUTE(SUBSTITUTE([CulturesData.GQ21];&quot;e&quot;;&quot;EVERYMAN&quot;);&quot;r&quot;;&quot;RESTRICTED&quot;);&quot;o&quot;;&quot;OCCUPATIONAL&quot;);&quot;,&quot;))">
            <text:p/>
          </table:table-cell>
          <table:table-cell table:formula="of:=IF(LEN(TRIM([CulturesData.GR21]))=0;&quot;&quot;;CONCATENATE([CulturesData.GR$1];SUBSTITUTE(SUBSTITUTE(SUBSTITUTE([CulturesData.GR21];&quot;e&quot;;&quot;EVERYMAN&quot;);&quot;r&quot;;&quot;RESTRICTED&quot;);&quot;o&quot;;&quot;OCCUPATIONAL&quot;);&quot;,&quot;))" office:value-type="string" office:string-value="HOBBY=12,">
            <text:p>HOBBY=12,</text:p>
          </table:table-cell>
          <table:table-cell table:formula="of:=IF(LEN(TRIM([CulturesData.GS21]))=0;&quot;&quot;;CONCATENATE([CulturesData.GS$1];[CulturesData.GS21];&quot;,&quot;))" office:value-type="string" office:string-value="Ttodo.special4,">
            <text:p>Ttodo.special4,</text:p>
          </table:table-cell>
          <table:table-cell table:formula="of:=IF(LEN(TRIM([CulturesData.GT21]))=0;&quot;&quot;;CONCATENATE([CulturesData.GT$1];SUBSTITUTE(SUBSTITUTE(SUBSTITUTE([CulturesData.GT21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formula="of:=CONCATENATE([CulturesData.A22]; &quot;,&quot;)" office:value-type="string" office:string-value="47,">
            <text:p>47,</text:p>
          </table:table-cell>
          <table:table-cell table:formula="of:=CONCATENATE([CulturesData.B22]; &quot;,&quot;)" office:value-type="string" office:string-value="47,">
            <text:p>47,</text:p>
          </table:table-cell>
          <table:table-cell table:formula="of:=CONCATENATE([CulturesData.D22]; &quot;,&quot;)" office:value-type="string" office:string-value=",">
            <text:p>,</text:p>
          </table:table-cell>
          <table:table-cell table:formula="of:=CONCATENATE([CulturesData.C22]; &quot;,&quot;)" office:value-type="string" office:string-value="halfling,">
            <text:p>halfling,</text:p>
          </table:table-cell>
          <table:table-cell table:formula="of:=CONCATENATE([CulturesData.E22]; &quot;,&quot;)" office:value-type="string" office:string-value="45,">
            <text:p>45,</text:p>
          </table:table-cell>
          <table:table-cell table:formula="of:=CONCATENATE([CulturesData.F22]; &quot;,&quot;)" office:value-type="string" office:string-value="40,">
            <text:p>40,</text:p>
          </table:table-cell>
          <table:table-cell table:formula="of:=CONCATENATE([CulturesData.G22]; &quot;,&quot;)" office:value-type="string" office:string-value="105,">
            <text:p>105,</text:p>
          </table:table-cell>
          <table:table-cell table:formula="of:=CONCATENATE([CulturesData.H22]; &quot;,&quot;)" office:value-type="string" office:string-value="100,">
            <text:p>100,</text:p>
          </table:table-cell>
          <table:table-cell table:formula="of:=IF(LEN(TRIM([CulturesData.J22]))=0;&quot;&quot;;CONCATENATE([CulturesData.J$1];SUBSTITUTE(SUBSTITUTE(SUBSTITUTE([CulturesData.J22];&quot;e&quot;;&quot;EVERYMAN&quot;);&quot;r&quot;;&quot;RESTRICTED&quot;);&quot;o&quot;;&quot;OCCUPATIONAL&quot;);&quot;,&quot;))">
            <text:p/>
          </table:table-cell>
          <table:table-cell table:formula="of:=IF(LEN(TRIM([CulturesData.K22]))=0;&quot;&quot;;CONCATENATE([CulturesData.K$1];SUBSTITUTE(SUBSTITUTE(SUBSTITUTE([CulturesData.K22];&quot;e&quot;;&quot;EVERYMAN&quot;);&quot;r&quot;;&quot;RESTRICTED&quot;);&quot;o&quot;;&quot;OCCUPATIONAL&quot;);&quot;,&quot;))">
            <text:p/>
          </table:table-cell>
          <table:table-cell table:formula="of:=IF(LEN(TRIM([CulturesData.L22]))=0;&quot;&quot;;CONCATENATE([CulturesData.L$1];SUBSTITUTE(SUBSTITUTE(SUBSTITUTE([CulturesData.L22];&quot;e&quot;;&quot;EVERYMAN&quot;);&quot;r&quot;;&quot;RESTRICTED&quot;);&quot;o&quot;;&quot;OCCUPATIONAL&quot;);&quot;,&quot;))">
            <text:p/>
          </table:table-cell>
          <table:table-cell table:formula="of:=IF(LEN(TRIM([CulturesData.M22]))=0;&quot;&quot;;CONCATENATE([CulturesData.M$1];SUBSTITUTE(SUBSTITUTE(SUBSTITUTE([CulturesData.M22];&quot;e&quot;;&quot;EVERYMAN&quot;);&quot;r&quot;;&quot;RESTRICTED&quot;);&quot;o&quot;;&quot;OCCUPATIONAL&quot;);&quot;,&quot;))">
            <text:p/>
          </table:table-cell>
          <table:table-cell table:formula="of:=IF(LEN(TRIM([CulturesData.N22]))=0;&quot;&quot;;CONCATENATE([CulturesData.N$1];SUBSTITUTE(SUBSTITUTE(SUBSTITUTE([CulturesData.N22];&quot;e&quot;;&quot;EVERYMAN&quot;);&quot;r&quot;;&quot;RESTRICTED&quot;);&quot;o&quot;;&quot;OCCUPATIONAL&quot;);&quot;,&quot;))">
            <text:p/>
          </table:table-cell>
          <table:table-cell table:formula="of:=IF(LEN(TRIM([CulturesData.O22]))=0;&quot;&quot;;CONCATENATE([CulturesData.O$1];SUBSTITUTE(SUBSTITUTE(SUBSTITUTE([CulturesData.O22];&quot;e&quot;;&quot;EVERYMAN&quot;);&quot;r&quot;;&quot;RESTRICTED&quot;);&quot;o&quot;;&quot;OCCUPATIONAL&quot;);&quot;,&quot;))">
            <text:p/>
          </table:table-cell>
          <table:table-cell table:formula="of:=IF(LEN(TRIM([CulturesData.P22]))=0;&quot;&quot;;CONCATENATE([CulturesData.P$1];SUBSTITUTE(SUBSTITUTE(SUBSTITUTE([CulturesData.P22];&quot;e&quot;;&quot;EVERYMAN&quot;);&quot;r&quot;;&quot;RESTRICTED&quot;);&quot;o&quot;;&quot;OCCUPATIONAL&quot;);&quot;,&quot;))">
            <text:p/>
          </table:table-cell>
          <table:table-cell table:formula="of:=IF(LEN(TRIM([CulturesData.Q22]))=0;&quot;&quot;;CONCATENATE([CulturesData.Q$1];SUBSTITUTE(SUBSTITUTE(SUBSTITUTE([CulturesData.Q22];&quot;e&quot;;&quot;EVERYMAN&quot;);&quot;r&quot;;&quot;RESTRICTED&quot;);&quot;o&quot;;&quot;OCCUPATIONAL&quot;);&quot;,&quot;))">
            <text:p/>
          </table:table-cell>
          <table:table-cell table:formula="of:=IF(LEN(TRIM([CulturesData.R22]))=0;&quot;&quot;;CONCATENATE([CulturesData.R$1];SUBSTITUTE(SUBSTITUTE(SUBSTITUTE([CulturesData.R22];&quot;e&quot;;&quot;EVERYMAN&quot;);&quot;r&quot;;&quot;RESTRICTED&quot;);&quot;o&quot;;&quot;OCCUPATIONAL&quot;);&quot;,&quot;))">
            <text:p/>
          </table:table-cell>
          <table:table-cell table:formula="of:=IF(LEN(TRIM([CulturesData.S22]))=0;&quot;&quot;;CONCATENATE([CulturesData.S$1];SUBSTITUTE(SUBSTITUTE(SUBSTITUTE([CulturesData.S22];&quot;e&quot;;&quot;EVERYMAN&quot;);&quot;r&quot;;&quot;RESTRICTED&quot;);&quot;o&quot;;&quot;OCCUPATIONAL&quot;);&quot;,&quot;))">
            <text:p/>
          </table:table-cell>
          <table:table-cell table:formula="of:=IF(LEN(TRIM([CulturesData.T22]))=0;&quot;&quot;;CONCATENATE([CulturesData.T$1];SUBSTITUTE(SUBSTITUTE(SUBSTITUTE([CulturesData.T22];&quot;e&quot;;&quot;EVERYMAN&quot;);&quot;r&quot;;&quot;RESTRICTED&quot;);&quot;o&quot;;&quot;OCCUPATIONAL&quot;);&quot;,&quot;))">
            <text:p/>
          </table:table-cell>
          <table:table-cell table:formula="of:=IF(LEN(TRIM([CulturesData.U22]))=0;&quot;&quot;;CONCATENATE([CulturesData.U$1];SUBSTITUTE(SUBSTITUTE(SUBSTITUTE([CulturesData.U22];&quot;e&quot;;&quot;EVERYMAN&quot;);&quot;r&quot;;&quot;RESTRICTED&quot;);&quot;o&quot;;&quot;OCCUPATIONAL&quot;);&quot;,&quot;))">
            <text:p/>
          </table:table-cell>
          <table:table-cell table:formula="of:=IF(LEN(TRIM([CulturesData.V22]))=0;&quot;&quot;;CONCATENATE([CulturesData.V$1];SUBSTITUTE(SUBSTITUTE(SUBSTITUTE([CulturesData.V22];&quot;e&quot;;&quot;EVERYMAN&quot;);&quot;r&quot;;&quot;RESTRICTED&quot;);&quot;o&quot;;&quot;OCCUPATIONAL&quot;);&quot;,&quot;))" office:value-type="string" office:string-value="G3=1,">
            <text:p>G3=1,</text:p>
          </table:table-cell>
          <table:table-cell table:formula="of:=IF(LEN(TRIM([CulturesData.W22]))=0;&quot;&quot;;CONCATENATE([CulturesData.W$1];SUBSTITUTE(SUBSTITUTE(SUBSTITUTE([CulturesData.W22];&quot;e&quot;;&quot;EVERYMAN&quot;);&quot;r&quot;;&quot;RESTRICTED&quot;);&quot;o&quot;;&quot;OCCUPATIONAL&quot;);&quot;,&quot;))">
            <text:p/>
          </table:table-cell>
          <table:table-cell table:formula="of:=IF(LEN(TRIM([CulturesData.X22]))=0;&quot;&quot;;CONCATENATE([CulturesData.X$1];SUBSTITUTE(SUBSTITUTE(SUBSTITUTE([CulturesData.X22];&quot;e&quot;;&quot;EVERYMAN&quot;);&quot;r&quot;;&quot;RESTRICTED&quot;);&quot;o&quot;;&quot;OCCUPATIONAL&quot;);&quot;,&quot;))">
            <text:p/>
          </table:table-cell>
          <table:table-cell table:formula="of:=IF(LEN(TRIM([CulturesData.Y22]))=0;&quot;&quot;;CONCATENATE([CulturesData.Y$1];SUBSTITUTE(SUBSTITUTE(SUBSTITUTE([CulturesData.Y22];&quot;e&quot;;&quot;EVERYMAN&quot;);&quot;r&quot;;&quot;RESTRICTED&quot;);&quot;o&quot;;&quot;OCCUPATIONAL&quot;);&quot;,&quot;))">
            <text:p/>
          </table:table-cell>
          <table:table-cell table:formula="of:=IF(LEN(TRIM([CulturesData.Z22]))=0;&quot;&quot;;CONCATENATE([CulturesData.Z$1];SUBSTITUTE(SUBSTITUTE(SUBSTITUTE([CulturesData.Z22];&quot;e&quot;;&quot;EVERYMAN&quot;);&quot;r&quot;;&quot;RESTRICTED&quot;);&quot;o&quot;;&quot;OCCUPATIONAL&quot;);&quot;,&quot;))">
            <text:p/>
          </table:table-cell>
          <table:table-cell table:formula="of:=IF(LEN(TRIM([CulturesData.AA22]))=0;&quot;&quot;;CONCATENATE([CulturesData.AA$1];SUBSTITUTE(SUBSTITUTE(SUBSTITUTE([CulturesData.AA22];&quot;e&quot;;&quot;EVERYMAN&quot;);&quot;r&quot;;&quot;RESTRICTED&quot;);&quot;o&quot;;&quot;OCCUPATIONAL&quot;);&quot;,&quot;))" office:value-type="string" office:string-value="G1=1,">
            <text:p>G1=1,</text:p>
          </table:table-cell>
          <table:table-cell table:formula="of:=IF(LEN(TRIM([CulturesData.AB22]))=0;&quot;&quot;;CONCATENATE([CulturesData.AB$1];SUBSTITUTE(SUBSTITUTE(SUBSTITUTE([CulturesData.AB22];&quot;e&quot;;&quot;EVERYMAN&quot;);&quot;r&quot;;&quot;RESTRICTED&quot;);&quot;o&quot;;&quot;OCCUPATIONAL&quot;);&quot;,&quot;))">
            <text:p/>
          </table:table-cell>
          <table:table-cell table:formula="of:=IF(LEN(TRIM([CulturesData.AC22]))=0;&quot;&quot;;CONCATENATE([CulturesData.AC$1];SUBSTITUTE(SUBSTITUTE(SUBSTITUTE([CulturesData.AC22];&quot;e&quot;;&quot;EVERYMAN&quot;);&quot;r&quot;;&quot;RESTRICTED&quot;);&quot;o&quot;;&quot;OCCUPATIONAL&quot;);&quot;,&quot;))">
            <text:p/>
          </table:table-cell>
          <table:table-cell table:formula="of:=IF(LEN(TRIM([CulturesData.AD22]))=0;&quot;&quot;;CONCATENATE([CulturesData.AD$1];SUBSTITUTE(SUBSTITUTE(SUBSTITUTE([CulturesData.AD22];&quot;e&quot;;&quot;EVERYMAN&quot;);&quot;r&quot;;&quot;RESTRICTED&quot;);&quot;o&quot;;&quot;OCCUPATIONAL&quot;);&quot;,&quot;))">
            <text:p/>
          </table:table-cell>
          <table:table-cell table:formula="of:=IF(LEN(TRIM([CulturesData.AE22]))=0;&quot;&quot;;CONCATENATE([CulturesData.AE$1];SUBSTITUTE(SUBSTITUTE(SUBSTITUTE([CulturesData.AE22];&quot;e&quot;;&quot;EVERYMAN&quot;);&quot;r&quot;;&quot;RESTRICTED&quot;);&quot;o&quot;;&quot;OCCUPATIONAL&quot;);&quot;,&quot;))" office:value-type="string" office:string-value="G2=1,">
            <text:p>G2=1,</text:p>
          </table:table-cell>
          <table:table-cell table:formula="of:=IF(LEN(TRIM([CulturesData.AF22]))=0;&quot;&quot;;CONCATENATE([CulturesData.AF$1];SUBSTITUTE(SUBSTITUTE(SUBSTITUTE([CulturesData.AF22];&quot;e&quot;;&quot;EVERYMAN&quot;);&quot;r&quot;;&quot;RESTRICTED&quot;);&quot;o&quot;;&quot;OCCUPATIONAL&quot;);&quot;,&quot;))" office:value-type="string" office:string-value="S14=2,">
            <text:p>S14=2,</text:p>
          </table:table-cell>
          <table:table-cell table:formula="of:=IF(LEN(TRIM([CulturesData.AG22]))=0;&quot;&quot;;CONCATENATE([CulturesData.AG$1];SUBSTITUTE(SUBSTITUTE(SUBSTITUTE([CulturesData.AG22];&quot;e&quot;;&quot;EVERYMAN&quot;);&quot;r&quot;;&quot;RESTRICTED&quot;);&quot;o&quot;;&quot;OCCUPATIONAL&quot;);&quot;,&quot;))">
            <text:p/>
          </table:table-cell>
          <table:table-cell table:formula="of:=IF(LEN(TRIM([CulturesData.AH22]))=0;&quot;&quot;;CONCATENATE([CulturesData.AH$1];SUBSTITUTE(SUBSTITUTE(SUBSTITUTE([CulturesData.AH22];&quot;e&quot;;&quot;EVERYMAN&quot;);&quot;r&quot;;&quot;RESTRICTED&quot;);&quot;o&quot;;&quot;OCCUPATIONAL&quot;);&quot;,&quot;))" office:value-type="string" office:string-value="S168=8,">
            <text:p>S168=8,</text:p>
          </table:table-cell>
          <table:table-cell table:formula="of:=IF(LEN(TRIM([CulturesData.AI22]))=0;&quot;&quot;;CONCATENATE([CulturesData.AI$1];SUBSTITUTE(SUBSTITUTE(SUBSTITUTE([CulturesData.AI22];&quot;e&quot;;&quot;EVERYMAN&quot;);&quot;r&quot;;&quot;RESTRICTED&quot;);&quot;o&quot;;&quot;OCCUPATIONAL&quot;);&quot;,&quot;))" office:value-type="string" office:string-value="G36=1,">
            <text:p>G36=1,</text:p>
          </table:table-cell>
          <table:table-cell table:formula="of:=IF(LEN(TRIM([CulturesData.AJ22]))=0;&quot;&quot;;CONCATENATE([CulturesData.AJ$1];SUBSTITUTE(SUBSTITUTE(SUBSTITUTE([CulturesData.AJ22];&quot;e&quot;;&quot;EVERYMAN&quot;);&quot;r&quot;;&quot;RESTRICTED&quot;);&quot;o&quot;;&quot;OCCUPATIONAL&quot;);&quot;,&quot;))">
            <text:p/>
          </table:table-cell>
          <table:table-cell table:formula="of:=IF(LEN(TRIM([CulturesData.AK22]))=0;&quot;&quot;;CONCATENATE([CulturesData.AK$1];SUBSTITUTE(SUBSTITUTE(SUBSTITUTE([CulturesData.AK22];&quot;e&quot;;&quot;EVERYMAN&quot;);&quot;r&quot;;&quot;RESTRICTED&quot;);&quot;o&quot;;&quot;OCCUPATIONAL&quot;);&quot;,&quot;))">
            <text:p/>
          </table:table-cell>
          <table:table-cell table:formula="of:=IF(LEN(TRIM([CulturesData.AL22]))=0;&quot;&quot;;CONCATENATE([CulturesData.AL$1];SUBSTITUTE(SUBSTITUTE(SUBSTITUTE([CulturesData.AL22];&quot;e&quot;;&quot;EVERYMAN&quot;);&quot;r&quot;;&quot;RESTRICTED&quot;);&quot;o&quot;;&quot;OCCUPATIONAL&quot;);&quot;,&quot;))">
            <text:p/>
          </table:table-cell>
          <table:table-cell table:formula="of:=IF(LEN(TRIM([CulturesData.AM22]))=0;&quot;&quot;;CONCATENATE([CulturesData.AM$1];SUBSTITUTE(SUBSTITUTE(SUBSTITUTE([CulturesData.AM22];&quot;e&quot;;&quot;EVERYMAN&quot;);&quot;r&quot;;&quot;RESTRICTED&quot;);&quot;o&quot;;&quot;OCCUPATIONAL&quot;);&quot;,&quot;))">
            <text:p/>
          </table:table-cell>
          <table:table-cell table:formula="of:=IF(LEN(TRIM([CulturesData.AN22]))=0;&quot;&quot;;CONCATENATE([CulturesData.AN$1];SUBSTITUTE(SUBSTITUTE(SUBSTITUTE([CulturesData.AN22];&quot;e&quot;;&quot;EVERYMAN&quot;);&quot;r&quot;;&quot;RESTRICTED&quot;);&quot;o&quot;;&quot;OCCUPATIONAL&quot;);&quot;,&quot;))" office:value-type="string" office:string-value="S155=RESTRICTED,">
            <text:p>S155=RESTRICTED,</text:p>
          </table:table-cell>
          <table:table-cell table:formula="of:=IF(LEN(TRIM([CulturesData.AO22]))=0;&quot;&quot;;CONCATENATE([CulturesData.AO$1];SUBSTITUTE(SUBSTITUTE(SUBSTITUTE([CulturesData.AO22];&quot;e&quot;;&quot;EVERYMAN&quot;);&quot;r&quot;;&quot;RESTRICTED&quot;);&quot;o&quot;;&quot;OCCUPATIONAL&quot;);&quot;,&quot;))" office:value-type="string" office:string-value="S154=RESTRICTED,">
            <text:p>S154=RESTRICTED,</text:p>
          </table:table-cell>
          <table:table-cell table:formula="of:=IF(LEN(TRIM([CulturesData.AP22]))=0;&quot;&quot;;CONCATENATE([CulturesData.AP$1];SUBSTITUTE(SUBSTITUTE(SUBSTITUTE([CulturesData.AP22];&quot;e&quot;;&quot;EVERYMAN&quot;);&quot;r&quot;;&quot;RESTRICTED&quot;);&quot;o&quot;;&quot;OCCUPATIONAL&quot;);&quot;,&quot;))" office:value-type="string" office:string-value="S64=2,">
            <text:p>S64=2,</text:p>
          </table:table-cell>
          <table:table-cell table:formula="of:=IF(LEN(TRIM([CulturesData.AQ22]))=0;&quot;&quot;;CONCATENATE([CulturesData.AQ$1];SUBSTITUTE(SUBSTITUTE(SUBSTITUTE([CulturesData.AQ22];&quot;e&quot;;&quot;EVERYMAN&quot;);&quot;r&quot;;&quot;RESTRICTED&quot;);&quot;o&quot;;&quot;OCCUPATIONAL&quot;);&quot;,&quot;))">
            <text:p/>
          </table:table-cell>
          <table:table-cell table:formula="of:=IF(LEN(TRIM([CulturesData.AR22]))=0;&quot;&quot;;CONCATENATE([CulturesData.AR$1];SUBSTITUTE(SUBSTITUTE(SUBSTITUTE([CulturesData.AR22];&quot;e&quot;;&quot;EVERYMAN&quot;);&quot;r&quot;;&quot;RESTRICTED&quot;);&quot;o&quot;;&quot;OCCUPATIONAL&quot;);&quot;,&quot;))" office:value-type="string" office:string-value="S503=RESTRICTED,">
            <text:p>S503=RESTRICTED,</text:p>
          </table:table-cell>
          <table:table-cell table:formula="of:=IF(LEN(TRIM([CulturesData.AS22]))=0;&quot;&quot;;CONCATENATE([CulturesData.AS$1];SUBSTITUTE(SUBSTITUTE(SUBSTITUTE([CulturesData.AS22];&quot;e&quot;;&quot;EVERYMAN&quot;);&quot;r&quot;;&quot;RESTRICTED&quot;);&quot;o&quot;;&quot;OCCUPATIONAL&quot;);&quot;,&quot;))" office:value-type="string" office:string-value="S504=RESTRICTED,">
            <text:p>S504=RESTRICTED,</text:p>
          </table:table-cell>
          <table:table-cell table:formula="of:=IF(LEN(TRIM([CulturesData.AT22]))=0;&quot;&quot;;CONCATENATE([CulturesData.AT$1];SUBSTITUTE(SUBSTITUTE(SUBSTITUTE([CulturesData.AT22];&quot;e&quot;;&quot;EVERYMAN&quot;);&quot;r&quot;;&quot;RESTRICTED&quot;);&quot;o&quot;;&quot;OCCUPATIONAL&quot;);&quot;,&quot;))" office:value-type="string" office:string-value="S53=RESTRICTED,">
            <text:p>S53=RESTRICTED,</text:p>
          </table:table-cell>
          <table:table-cell table:formula="of:=IF(LEN(TRIM([CulturesData.AU22]))=0;&quot;&quot;;CONCATENATE([CulturesData.AU$1];SUBSTITUTE(SUBSTITUTE(SUBSTITUTE([CulturesData.AU22];&quot;e&quot;;&quot;EVERYMAN&quot;);&quot;r&quot;;&quot;RESTRICTED&quot;);&quot;o&quot;;&quot;OCCUPATIONAL&quot;);&quot;,&quot;))" office:value-type="string" office:string-value="S54=RESTRICTED,">
            <text:p>S54=RESTRICTED,</text:p>
          </table:table-cell>
          <table:table-cell table:formula="of:=IF(LEN(TRIM([CulturesData.AV22]))=0;&quot;&quot;;CONCATENATE([CulturesData.AV$1];SUBSTITUTE(SUBSTITUTE(SUBSTITUTE([CulturesData.AV22];&quot;e&quot;;&quot;EVERYMAN&quot;);&quot;r&quot;;&quot;RESTRICTED&quot;);&quot;o&quot;;&quot;OCCUPATIONAL&quot;);&quot;,&quot;))" office:value-type="string" office:string-value="G8=1,">
            <text:p>G8=1,</text:p>
          </table:table-cell>
          <table:table-cell table:formula="of:=IF(LEN(TRIM([CulturesData.AW22]))=0;&quot;&quot;;CONCATENATE([CulturesData.AW$1];SUBSTITUTE(SUBSTITUTE(SUBSTITUTE([CulturesData.AW22];&quot;e&quot;;&quot;EVERYMAN&quot;);&quot;r&quot;;&quot;RESTRICTED&quot;);&quot;o&quot;;&quot;OCCUPATIONAL&quot;);&quot;,&quot;))">
            <text:p/>
          </table:table-cell>
          <table:table-cell table:formula="of:=IF(LEN(TRIM([CulturesData.AX22]))=0;&quot;&quot;;CONCATENATE([CulturesData.AX$1];SUBSTITUTE(SUBSTITUTE(SUBSTITUTE([CulturesData.AX22];&quot;e&quot;;&quot;EVERYMAN&quot;);&quot;r&quot;;&quot;RESTRICTED&quot;);&quot;o&quot;;&quot;OCCUPATIONAL&quot;);&quot;,&quot;))">
            <text:p/>
          </table:table-cell>
          <table:table-cell table:formula="of:=IF(LEN(TRIM([CulturesData.AY22]))=0;&quot;&quot;;CONCATENATE([CulturesData.AY$1];SUBSTITUTE(SUBSTITUTE(SUBSTITUTE([CulturesData.AY22];&quot;e&quot;;&quot;EVERYMAN&quot;);&quot;r&quot;;&quot;RESTRICTED&quot;);&quot;o&quot;;&quot;OCCUPATIONAL&quot;);&quot;,&quot;))" office:value-type="string" office:string-value="S465=8,">
            <text:p>S465=8,</text:p>
          </table:table-cell>
          <table:table-cell table:formula="of:=IF(LEN(TRIM([CulturesData.AZ22]))=0;&quot;&quot;;CONCATENATE([CulturesData.AZ$1];SUBSTITUTE(SUBSTITUTE(SUBSTITUTE([CulturesData.AZ22];&quot;e&quot;;&quot;EVERYMAN&quot;);&quot;r&quot;;&quot;RESTRICTED&quot;);&quot;o&quot;;&quot;OCCUPATIONAL&quot;);&quot;,&quot;))" office:value-type="string" office:string-value="S466=6,">
            <text:p>S466=6,</text:p>
          </table:table-cell>
          <table:table-cell table:formula="of:=IF(LEN(TRIM([CulturesData.BA22]))=0;&quot;&quot;;CONCATENATE([CulturesData.BA$1];SUBSTITUTE(SUBSTITUTE(SUBSTITUTE([CulturesData.BA22];&quot;e&quot;;&quot;EVERYMAN&quot;);&quot;r&quot;;&quot;RESTRICTED&quot;);&quot;o&quot;;&quot;OCCUPATIONAL&quot;);&quot;,&quot;))">
            <text:p/>
          </table:table-cell>
          <table:table-cell table:formula="of:=IF(LEN(TRIM([CulturesData.BB22]))=0;&quot;&quot;;CONCATENATE([CulturesData.BB$1];SUBSTITUTE(SUBSTITUTE(SUBSTITUTE([CulturesData.BB22];&quot;e&quot;;&quot;EVERYMAN&quot;);&quot;r&quot;;&quot;RESTRICTED&quot;);&quot;o&quot;;&quot;OCCUPATIONAL&quot;);&quot;,&quot;))">
            <text:p/>
          </table:table-cell>
          <table:table-cell table:formula="of:=IF(LEN(TRIM([CulturesData.BC22]))=0;&quot;&quot;;CONCATENATE([CulturesData.BC$1];SUBSTITUTE(SUBSTITUTE(SUBSTITUTE([CulturesData.BC22];&quot;e&quot;;&quot;EVERYMAN&quot;);&quot;r&quot;;&quot;RESTRICTED&quot;);&quot;o&quot;;&quot;OCCUPATIONAL&quot;);&quot;,&quot;))">
            <text:p/>
          </table:table-cell>
          <table:table-cell table:formula="of:=IF(LEN(TRIM([CulturesData.BD22]))=0;&quot;&quot;;CONCATENATE([CulturesData.BD$1];SUBSTITUTE(SUBSTITUTE(SUBSTITUTE([CulturesData.BD22];&quot;e&quot;;&quot;EVERYMAN&quot;);&quot;r&quot;;&quot;RESTRICTED&quot;);&quot;o&quot;;&quot;OCCUPATIONAL&quot;);&quot;,&quot;))">
            <text:p/>
          </table:table-cell>
          <table:table-cell table:formula="of:=IF(LEN(TRIM([CulturesData.BE22]))=0;&quot;&quot;;CONCATENATE([CulturesData.BE$1];SUBSTITUTE(SUBSTITUTE(SUBSTITUTE([CulturesData.BE22];&quot;e&quot;;&quot;EVERYMAN&quot;);&quot;r&quot;;&quot;RESTRICTED&quot;);&quot;o&quot;;&quot;OCCUPATIONAL&quot;);&quot;,&quot;))">
            <text:p/>
          </table:table-cell>
          <table:table-cell table:formula="of:=IF(LEN(TRIM([CulturesData.BF22]))=0;&quot;&quot;;CONCATENATE([CulturesData.BF$1];SUBSTITUTE(SUBSTITUTE(SUBSTITUTE([CulturesData.BF22];&quot;e&quot;;&quot;EVERYMAN&quot;);&quot;r&quot;;&quot;RESTRICTED&quot;);&quot;o&quot;;&quot;OCCUPATIONAL&quot;);&quot;,&quot;))">
            <text:p/>
          </table:table-cell>
          <table:table-cell table:formula="of:=IF(LEN(TRIM([CulturesData.BG22]))=0;&quot;&quot;;CONCATENATE([CulturesData.BG$1];SUBSTITUTE(SUBSTITUTE(SUBSTITUTE([CulturesData.BG22];&quot;e&quot;;&quot;EVERYMAN&quot;);&quot;r&quot;;&quot;RESTRICTED&quot;);&quot;o&quot;;&quot;OCCUPATIONAL&quot;);&quot;,&quot;))">
            <text:p/>
          </table:table-cell>
          <table:table-cell table:formula="of:=IF(LEN(TRIM([CulturesData.BH22]))=0;&quot;&quot;;CONCATENATE([CulturesData.BH$1];SUBSTITUTE(SUBSTITUTE(SUBSTITUTE([CulturesData.BH22];&quot;e&quot;;&quot;EVERYMAN&quot;);&quot;r&quot;;&quot;RESTRICTED&quot;);&quot;o&quot;;&quot;OCCUPATIONAL&quot;);&quot;,&quot;))">
            <text:p/>
          </table:table-cell>
          <table:table-cell table:formula="of:=IF(LEN(TRIM([CulturesData.BI22]))=0;&quot;&quot;;CONCATENATE([CulturesData.BI$1];SUBSTITUTE(SUBSTITUTE(SUBSTITUTE([CulturesData.BI22];&quot;e&quot;;&quot;EVERYMAN&quot;);&quot;r&quot;;&quot;RESTRICTED&quot;);&quot;o&quot;;&quot;OCCUPATIONAL&quot;);&quot;,&quot;))">
            <text:p/>
          </table:table-cell>
          <table:table-cell table:formula="of:=IF(LEN(TRIM([CulturesData.BJ22]))=0;&quot;&quot;;CONCATENATE([CulturesData.BJ$1];SUBSTITUTE(SUBSTITUTE(SUBSTITUTE([CulturesData.BJ22];&quot;e&quot;;&quot;EVERYMAN&quot;);&quot;r&quot;;&quot;RESTRICTED&quot;);&quot;o&quot;;&quot;OCCUPATIONAL&quot;);&quot;,&quot;))">
            <text:p/>
          </table:table-cell>
          <table:table-cell table:formula="of:=IF(LEN(TRIM([CulturesData.BK22]))=0;&quot;&quot;;CONCATENATE([CulturesData.BK$1];SUBSTITUTE(SUBSTITUTE(SUBSTITUTE([CulturesData.BK22];&quot;e&quot;;&quot;EVERYMAN&quot;);&quot;r&quot;;&quot;RESTRICTED&quot;);&quot;o&quot;;&quot;OCCUPATIONAL&quot;);&quot;,&quot;))">
            <text:p/>
          </table:table-cell>
          <table:table-cell table:formula="of:=IF(LEN(TRIM([CulturesData.BL22]))=0;&quot;&quot;;CONCATENATE([CulturesData.BL$1];SUBSTITUTE(SUBSTITUTE(SUBSTITUTE([CulturesData.BL22];&quot;e&quot;;&quot;EVERYMAN&quot;);&quot;r&quot;;&quot;RESTRICTED&quot;);&quot;o&quot;;&quot;OCCUPATIONAL&quot;);&quot;,&quot;))">
            <text:p/>
          </table:table-cell>
          <table:table-cell table:formula="of:=IF(LEN(TRIM([CulturesData.BM22]))=0;&quot;&quot;;CONCATENATE([CulturesData.BM$1];SUBSTITUTE(SUBSTITUTE(SUBSTITUTE([CulturesData.BM22];&quot;e&quot;;&quot;EVERYMAN&quot;);&quot;r&quot;;&quot;RESTRICTED&quot;);&quot;o&quot;;&quot;OCCUPATIONAL&quot;);&quot;,&quot;))">
            <text:p/>
          </table:table-cell>
          <table:table-cell table:formula="of:=IF(LEN(TRIM([CulturesData.BN22]))=0;&quot;&quot;;CONCATENATE([CulturesData.BN$1];SUBSTITUTE(SUBSTITUTE(SUBSTITUTE([CulturesData.BN22];&quot;e&quot;;&quot;EVERYMAN&quot;);&quot;r&quot;;&quot;RESTRICTED&quot;);&quot;o&quot;;&quot;OCCUPATIONAL&quot;);&quot;,&quot;))">
            <text:p/>
          </table:table-cell>
          <table:table-cell table:formula="of:=IF(LEN(TRIM([CulturesData.BO22]))=0;&quot;&quot;;CONCATENATE([CulturesData.BO$1];SUBSTITUTE(SUBSTITUTE(SUBSTITUTE([CulturesData.BO22];&quot;e&quot;;&quot;EVERYMAN&quot;);&quot;r&quot;;&quot;RESTRICTED&quot;);&quot;o&quot;;&quot;OCCUPATIONAL&quot;);&quot;,&quot;))">
            <text:p/>
          </table:table-cell>
          <table:table-cell table:formula="of:=IF(LEN(TRIM([CulturesData.BP22]))=0;&quot;&quot;;CONCATENATE([CulturesData.BP$1];SUBSTITUTE(SUBSTITUTE(SUBSTITUTE([CulturesData.BP22];&quot;e&quot;;&quot;EVERYMAN&quot;);&quot;r&quot;;&quot;RESTRICTED&quot;);&quot;o&quot;;&quot;OCCUPATIONAL&quot;);&quot;,&quot;))">
            <text:p/>
          </table:table-cell>
          <table:table-cell table:formula="of:=IF(LEN(TRIM([CulturesData.BQ22]))=0;&quot;&quot;;CONCATENATE([CulturesData.BQ$1];SUBSTITUTE(SUBSTITUTE(SUBSTITUTE([CulturesData.BQ22];&quot;e&quot;;&quot;EVERYMAN&quot;);&quot;r&quot;;&quot;RESTRICTED&quot;);&quot;o&quot;;&quot;OCCUPATIONAL&quot;);&quot;,&quot;))">
            <text:p/>
          </table:table-cell>
          <table:table-cell table:formula="of:=IF(LEN(TRIM([CulturesData.BR22]))=0;&quot;&quot;;CONCATENATE([CulturesData.BR$1];SUBSTITUTE(SUBSTITUTE(SUBSTITUTE([CulturesData.BR22];&quot;e&quot;;&quot;EVERYMAN&quot;);&quot;r&quot;;&quot;RESTRICTED&quot;);&quot;o&quot;;&quot;OCCUPATIONAL&quot;);&quot;,&quot;))">
            <text:p/>
          </table:table-cell>
          <table:table-cell table:formula="of:=IF(LEN(TRIM([CulturesData.BS22]))=0;&quot;&quot;;CONCATENATE([CulturesData.BS$1];SUBSTITUTE(SUBSTITUTE(SUBSTITUTE([CulturesData.BS22];&quot;e&quot;;&quot;EVERYMAN&quot;);&quot;r&quot;;&quot;RESTRICTED&quot;);&quot;o&quot;;&quot;OCCUPATIONAL&quot;);&quot;,&quot;))">
            <text:p/>
          </table:table-cell>
          <table:table-cell table:formula="of:=IF(LEN(TRIM([CulturesData.BT22]))=0;&quot;&quot;;CONCATENATE([CulturesData.BT$1];SUBSTITUTE(SUBSTITUTE(SUBSTITUTE([CulturesData.BT22];&quot;e&quot;;&quot;EVERYMAN&quot;);&quot;r&quot;;&quot;RESTRICTED&quot;);&quot;o&quot;;&quot;OCCUPATIONAL&quot;);&quot;,&quot;))">
            <text:p/>
          </table:table-cell>
          <table:table-cell table:formula="of:=IF(LEN(TRIM([CulturesData.BU22]))=0;&quot;&quot;;CONCATENATE([CulturesData.BU$1];SUBSTITUTE(SUBSTITUTE(SUBSTITUTE([CulturesData.BU22];&quot;e&quot;;&quot;EVERYMAN&quot;);&quot;r&quot;;&quot;RESTRICTED&quot;);&quot;o&quot;;&quot;OCCUPATIONAL&quot;);&quot;,&quot;))" office:value-type="string" office:string-value="S487=8,">
            <text:p>S487=8,</text:p>
          </table:table-cell>
          <table:table-cell table:formula="of:=IF(LEN(TRIM([CulturesData.BV22]))=0;&quot;&quot;;CONCATENATE([CulturesData.BV$1];SUBSTITUTE(SUBSTITUTE(SUBSTITUTE([CulturesData.BV22];&quot;e&quot;;&quot;EVERYMAN&quot;);&quot;r&quot;;&quot;RESTRICTED&quot;);&quot;o&quot;;&quot;OCCUPATIONAL&quot;);&quot;,&quot;))" office:value-type="string" office:string-value="S488=6,">
            <text:p>S488=6,</text:p>
          </table:table-cell>
          <table:table-cell table:formula="of:=IF(LEN(TRIM([CulturesData.BW22]))=0;&quot;&quot;;CONCATENATE([CulturesData.BW$1];SUBSTITUTE(SUBSTITUTE(SUBSTITUTE([CulturesData.BW22];&quot;e&quot;;&quot;EVERYMAN&quot;);&quot;r&quot;;&quot;RESTRICTED&quot;);&quot;o&quot;;&quot;OCCUPATIONAL&quot;);&quot;,&quot;))">
            <text:p/>
          </table:table-cell>
          <table:table-cell table:formula="of:=IF(LEN(TRIM([CulturesData.BX22]))=0;&quot;&quot;;CONCATENATE([CulturesData.BX$1];SUBSTITUTE(SUBSTITUTE(SUBSTITUTE([CulturesData.BX22];&quot;e&quot;;&quot;EVERYMAN&quot;);&quot;r&quot;;&quot;RESTRICTED&quot;);&quot;o&quot;;&quot;OCCUPATIONAL&quot;);&quot;,&quot;))">
            <text:p/>
          </table:table-cell>
          <table:table-cell table:formula="of:=IF(LEN(TRIM([CulturesData.BY22]))=0;&quot;&quot;;CONCATENATE([CulturesData.BY$1];SUBSTITUTE(SUBSTITUTE(SUBSTITUTE([CulturesData.BY22];&quot;e&quot;;&quot;EVERYMAN&quot;);&quot;r&quot;;&quot;RESTRICTED&quot;);&quot;o&quot;;&quot;OCCUPATIONAL&quot;);&quot;,&quot;))">
            <text:p/>
          </table:table-cell>
          <table:table-cell table:formula="of:=IF(LEN(TRIM([CulturesData.BZ22]))=0;&quot;&quot;;CONCATENATE([CulturesData.BZ$1];SUBSTITUTE(SUBSTITUTE(SUBSTITUTE([CulturesData.BZ22];&quot;e&quot;;&quot;EVERYMAN&quot;);&quot;r&quot;;&quot;RESTRICTED&quot;);&quot;o&quot;;&quot;OCCUPATIONAL&quot;);&quot;,&quot;))">
            <text:p/>
          </table:table-cell>
          <table:table-cell table:formula="of:=IF(LEN(TRIM([CulturesData.CA22]))=0;&quot;&quot;;CONCATENATE([CulturesData.CA$1];SUBSTITUTE(SUBSTITUTE(SUBSTITUTE([CulturesData.CA22];&quot;e&quot;;&quot;EVERYMAN&quot;);&quot;r&quot;;&quot;RESTRICTED&quot;);&quot;o&quot;;&quot;OCCUPATIONAL&quot;);&quot;,&quot;))">
            <text:p/>
          </table:table-cell>
          <table:table-cell table:formula="of:=IF(LEN(TRIM([CulturesData.CB22]))=0;&quot;&quot;;CONCATENATE([CulturesData.CB$1];SUBSTITUTE(SUBSTITUTE(SUBSTITUTE([CulturesData.CB22];&quot;e&quot;;&quot;EVERYMAN&quot;);&quot;r&quot;;&quot;RESTRICTED&quot;);&quot;o&quot;;&quot;OCCUPATIONAL&quot;);&quot;,&quot;))">
            <text:p/>
          </table:table-cell>
          <table:table-cell table:formula="of:=IF(LEN(TRIM([CulturesData.CC22]))=0;&quot;&quot;;CONCATENATE([CulturesData.CC$1];SUBSTITUTE(SUBSTITUTE(SUBSTITUTE([CulturesData.CC22];&quot;e&quot;;&quot;EVERYMAN&quot;);&quot;r&quot;;&quot;RESTRICTED&quot;);&quot;o&quot;;&quot;OCCUPATIONAL&quot;);&quot;,&quot;))">
            <text:p/>
          </table:table-cell>
          <table:table-cell table:formula="of:=IF(LEN(TRIM([CulturesData.CD22]))=0;&quot;&quot;;CONCATENATE([CulturesData.CD$1];SUBSTITUTE(SUBSTITUTE(SUBSTITUTE([CulturesData.CD22];&quot;e&quot;;&quot;EVERYMAN&quot;);&quot;r&quot;;&quot;RESTRICTED&quot;);&quot;o&quot;;&quot;OCCUPATIONAL&quot;);&quot;,&quot;))">
            <text:p/>
          </table:table-cell>
          <table:table-cell table:formula="of:=IF(LEN(TRIM([CulturesData.CE22]))=0;&quot;&quot;;CONCATENATE([CulturesData.CE$1];SUBSTITUTE(SUBSTITUTE(SUBSTITUTE([CulturesData.CE22];&quot;e&quot;;&quot;EVERYMAN&quot;);&quot;r&quot;;&quot;RESTRICTED&quot;);&quot;o&quot;;&quot;OCCUPATIONAL&quot;);&quot;,&quot;))">
            <text:p/>
          </table:table-cell>
          <table:table-cell table:formula="of:=IF(LEN(TRIM([CulturesData.CF22]))=0;&quot;&quot;;CONCATENATE([CulturesData.CF$1];SUBSTITUTE(SUBSTITUTE(SUBSTITUTE([CulturesData.CF22];&quot;e&quot;;&quot;EVERYMAN&quot;);&quot;r&quot;;&quot;RESTRICTED&quot;);&quot;o&quot;;&quot;OCCUPATIONAL&quot;);&quot;,&quot;))">
            <text:p/>
          </table:table-cell>
          <table:table-cell table:formula="of:=IF(LEN(TRIM([CulturesData.CG22]))=0;&quot;&quot;;CONCATENATE([CulturesData.CG$1];SUBSTITUTE(SUBSTITUTE(SUBSTITUTE([CulturesData.CG22];&quot;e&quot;;&quot;EVERYMAN&quot;);&quot;r&quot;;&quot;RESTRICTED&quot;);&quot;o&quot;;&quot;OCCUPATIONAL&quot;);&quot;,&quot;))">
            <text:p/>
          </table:table-cell>
          <table:table-cell table:formula="of:=IF(LEN(TRIM([CulturesData.CH22]))=0;&quot;&quot;;CONCATENATE([CulturesData.CH$1];SUBSTITUTE(SUBSTITUTE(SUBSTITUTE([CulturesData.CH22];&quot;e&quot;;&quot;EVERYMAN&quot;);&quot;r&quot;;&quot;RESTRICTED&quot;);&quot;o&quot;;&quot;OCCUPATIONAL&quot;);&quot;,&quot;))">
            <text:p/>
          </table:table-cell>
          <table:table-cell table:formula="of:=IF(LEN(TRIM([CulturesData.CI22]))=0;&quot;&quot;;CONCATENATE([CulturesData.CI$1];SUBSTITUTE(SUBSTITUTE(SUBSTITUTE([CulturesData.CI22];&quot;e&quot;;&quot;EVERYMAN&quot;);&quot;r&quot;;&quot;RESTRICTED&quot;);&quot;o&quot;;&quot;OCCUPATIONAL&quot;);&quot;,&quot;))">
            <text:p/>
          </table:table-cell>
          <table:table-cell table:formula="of:=IF(LEN(TRIM([CulturesData.CJ22]))=0;&quot;&quot;;CONCATENATE([CulturesData.CJ$1];SUBSTITUTE(SUBSTITUTE(SUBSTITUTE([CulturesData.CJ22];&quot;e&quot;;&quot;EVERYMAN&quot;);&quot;r&quot;;&quot;RESTRICTED&quot;);&quot;o&quot;;&quot;OCCUPATIONAL&quot;);&quot;,&quot;))">
            <text:p/>
          </table:table-cell>
          <table:table-cell table:formula="of:=IF(LEN(TRIM([CulturesData.CK22]))=0;&quot;&quot;;CONCATENATE([CulturesData.CK$1];SUBSTITUTE(SUBSTITUTE(SUBSTITUTE([CulturesData.CK22];&quot;e&quot;;&quot;EVERYMAN&quot;);&quot;r&quot;;&quot;RESTRICTED&quot;);&quot;o&quot;;&quot;OCCUPATIONAL&quot;);&quot;,&quot;))" office:value-type="string" office:string-value="S61=RESTRICTED,">
            <text:p>S61=RESTRICTED,</text:p>
          </table:table-cell>
          <table:table-cell table:formula="of:=IF(LEN(TRIM([CulturesData.CL22]))=0;&quot;&quot;;CONCATENATE([CulturesData.CL$1];SUBSTITUTE(SUBSTITUTE(SUBSTITUTE([CulturesData.CL22];&quot;e&quot;;&quot;EVERYMAN&quot;);&quot;r&quot;;&quot;RESTRICTED&quot;);&quot;o&quot;;&quot;OCCUPATIONAL&quot;);&quot;,&quot;))">
            <text:p/>
          </table:table-cell>
          <table:table-cell table:formula="of:=IF(LEN(TRIM([CulturesData.CM22]))=0;&quot;&quot;;CONCATENATE([CulturesData.CM$1];SUBSTITUTE(SUBSTITUTE(SUBSTITUTE([CulturesData.CM22];&quot;e&quot;;&quot;EVERYMAN&quot;);&quot;r&quot;;&quot;RESTRICTED&quot;);&quot;o&quot;;&quot;OCCUPATIONAL&quot;);&quot;,&quot;))">
            <text:p/>
          </table:table-cell>
          <table:table-cell table:formula="of:=IF(LEN(TRIM([CulturesData.CN22]))=0;&quot;&quot;;CONCATENATE([CulturesData.CN$1];SUBSTITUTE(SUBSTITUTE(SUBSTITUTE([CulturesData.CN22];&quot;e&quot;;&quot;EVERYMAN&quot;);&quot;r&quot;;&quot;RESTRICTED&quot;);&quot;o&quot;;&quot;OCCUPATIONAL&quot;);&quot;,&quot;))">
            <text:p/>
          </table:table-cell>
          <table:table-cell table:formula="of:=IF(LEN(TRIM([CulturesData.CO22]))=0;&quot;&quot;;CONCATENATE([CulturesData.CO$1];SUBSTITUTE(SUBSTITUTE(SUBSTITUTE([CulturesData.CO22];&quot;e&quot;;&quot;EVERYMAN&quot;);&quot;r&quot;;&quot;RESTRICTED&quot;);&quot;o&quot;;&quot;OCCUPATIONAL&quot;);&quot;,&quot;))" office:value-type="string" office:string-value="S39=EVERYMAN,">
            <text:p>S39=EVERYMAN,</text:p>
          </table:table-cell>
          <table:table-cell table:formula="of:=IF(LEN(TRIM([CulturesData.CP22]))=0;&quot;&quot;;CONCATENATE([CulturesData.CP$1];SUBSTITUTE(SUBSTITUTE(SUBSTITUTE([CulturesData.CP22];&quot;e&quot;;&quot;EVERYMAN&quot;);&quot;r&quot;;&quot;RESTRICTED&quot;);&quot;o&quot;;&quot;OCCUPATIONAL&quot;);&quot;,&quot;))">
            <text:p/>
          </table:table-cell>
          <table:table-cell table:formula="of:=IF(LEN(TRIM([CulturesData.CQ22]))=0;&quot;&quot;;CONCATENATE([CulturesData.CQ$1];SUBSTITUTE(SUBSTITUTE(SUBSTITUTE([CulturesData.CQ22];&quot;e&quot;;&quot;EVERYMAN&quot;);&quot;r&quot;;&quot;RESTRICTED&quot;);&quot;o&quot;;&quot;OCCUPATIONAL&quot;);&quot;,&quot;))">
            <text:p/>
          </table:table-cell>
          <table:table-cell table:formula="of:=IF(LEN(TRIM([CulturesData.CR22]))=0;&quot;&quot;;CONCATENATE([CulturesData.CR$1];SUBSTITUTE(SUBSTITUTE(SUBSTITUTE([CulturesData.CR22];&quot;e&quot;;&quot;EVERYMAN&quot;);&quot;r&quot;;&quot;RESTRICTED&quot;);&quot;o&quot;;&quot;OCCUPATIONAL&quot;);&quot;,&quot;))">
            <text:p/>
          </table:table-cell>
          <table:table-cell table:formula="of:=IF(LEN(TRIM([CulturesData.CS22]))=0;&quot;&quot;;CONCATENATE([CulturesData.CS$1];SUBSTITUTE(SUBSTITUTE(SUBSTITUTE([CulturesData.CS22];&quot;e&quot;;&quot;EVERYMAN&quot;);&quot;r&quot;;&quot;RESTRICTED&quot;);&quot;o&quot;;&quot;OCCUPATIONAL&quot;);&quot;,&quot;))">
            <text:p/>
          </table:table-cell>
          <table:table-cell table:formula="of:=IF(LEN(TRIM([CulturesData.CT22]))=0;&quot;&quot;;CONCATENATE([CulturesData.CT$1];SUBSTITUTE(SUBSTITUTE(SUBSTITUTE([CulturesData.CT22];&quot;e&quot;;&quot;EVERYMAN&quot;);&quot;r&quot;;&quot;RESTRICTED&quot;);&quot;o&quot;;&quot;OCCUPATIONAL&quot;);&quot;,&quot;))">
            <text:p/>
          </table:table-cell>
          <table:table-cell table:formula="of:=IF(LEN(TRIM([CulturesData.CU22]))=0;&quot;&quot;;CONCATENATE([CulturesData.CU$1];SUBSTITUTE(SUBSTITUTE(SUBSTITUTE([CulturesData.CU22];&quot;e&quot;;&quot;EVERYMAN&quot;);&quot;r&quot;;&quot;RESTRICTED&quot;);&quot;o&quot;;&quot;OCCUPATIONAL&quot;);&quot;,&quot;))">
            <text:p/>
          </table:table-cell>
          <table:table-cell table:formula="of:=IF(LEN(TRIM([CulturesData.CV22]))=0;&quot;&quot;;CONCATENATE([CulturesData.CV$1];SUBSTITUTE(SUBSTITUTE(SUBSTITUTE([CulturesData.CV22];&quot;e&quot;;&quot;EVERYMAN&quot;);&quot;r&quot;;&quot;RESTRICTED&quot;);&quot;o&quot;;&quot;OCCUPATIONAL&quot;);&quot;,&quot;))">
            <text:p/>
          </table:table-cell>
          <table:table-cell table:formula="of:=IF(LEN(TRIM([CulturesData.CW22]))=0;&quot;&quot;;CONCATENATE([CulturesData.CW$1];SUBSTITUTE(SUBSTITUTE(SUBSTITUTE([CulturesData.CW22];&quot;e&quot;;&quot;EVERYMAN&quot;);&quot;r&quot;;&quot;RESTRICTED&quot;);&quot;o&quot;;&quot;OCCUPATIONAL&quot;);&quot;,&quot;))">
            <text:p/>
          </table:table-cell>
          <table:table-cell table:formula="of:=IF(LEN(TRIM([CulturesData.CX22]))=0;&quot;&quot;;CONCATENATE([CulturesData.CX$1];SUBSTITUTE(SUBSTITUTE(SUBSTITUTE([CulturesData.CX22];&quot;e&quot;;&quot;EVERYMAN&quot;);&quot;r&quot;;&quot;RESTRICTED&quot;);&quot;o&quot;;&quot;OCCUPATIONAL&quot;);&quot;,&quot;))">
            <text:p/>
          </table:table-cell>
          <table:table-cell table:formula="of:=IF(LEN(TRIM([CulturesData.CY22]))=0;&quot;&quot;;CONCATENATE([CulturesData.CY$1];SUBSTITUTE(SUBSTITUTE(SUBSTITUTE([CulturesData.CY22];&quot;e&quot;;&quot;EVERYMAN&quot;);&quot;r&quot;;&quot;RESTRICTED&quot;);&quot;o&quot;;&quot;OCCUPATIONAL&quot;);&quot;,&quot;))">
            <text:p/>
          </table:table-cell>
          <table:table-cell table:formula="of:=IF(LEN(TRIM([CulturesData.CZ22]))=0;&quot;&quot;;CONCATENATE([CulturesData.CZ$1];SUBSTITUTE(SUBSTITUTE(SUBSTITUTE([CulturesData.CZ22];&quot;e&quot;;&quot;EVERYMAN&quot;);&quot;r&quot;;&quot;RESTRICTED&quot;);&quot;o&quot;;&quot;OCCUPATIONAL&quot;);&quot;,&quot;))">
            <text:p/>
          </table:table-cell>
          <table:table-cell table:formula="of:=IF(LEN(TRIM([CulturesData.DA22]))=0;&quot;&quot;;CONCATENATE([CulturesData.DA$1];SUBSTITUTE(SUBSTITUTE(SUBSTITUTE([CulturesData.DA22];&quot;e&quot;;&quot;EVERYMAN&quot;);&quot;r&quot;;&quot;RESTRICTED&quot;);&quot;o&quot;;&quot;OCCUPATIONAL&quot;);&quot;,&quot;))">
            <text:p/>
          </table:table-cell>
          <table:table-cell table:formula="of:=IF(LEN(TRIM([CulturesData.DB22]))=0;&quot;&quot;;CONCATENATE([CulturesData.DB$1];SUBSTITUTE(SUBSTITUTE(SUBSTITUTE([CulturesData.DB22];&quot;e&quot;;&quot;EVERYMAN&quot;);&quot;r&quot;;&quot;RESTRICTED&quot;);&quot;o&quot;;&quot;OCCUPATIONAL&quot;);&quot;,&quot;))">
            <text:p/>
          </table:table-cell>
          <table:table-cell table:formula="of:=IF(LEN(TRIM([CulturesData.DC22]))=0;&quot;&quot;;CONCATENATE([CulturesData.DC$1];SUBSTITUTE(SUBSTITUTE(SUBSTITUTE([CulturesData.DC22];&quot;e&quot;;&quot;EVERYMAN&quot;);&quot;r&quot;;&quot;RESTRICTED&quot;);&quot;o&quot;;&quot;OCCUPATIONAL&quot;);&quot;,&quot;))">
            <text:p/>
          </table:table-cell>
          <table:table-cell table:formula="of:=IF(LEN(TRIM([CulturesData.DD22]))=0;&quot;&quot;;CONCATENATE([CulturesData.DD$1];SUBSTITUTE(SUBSTITUTE(SUBSTITUTE([CulturesData.DD22];&quot;e&quot;;&quot;EVERYMAN&quot;);&quot;r&quot;;&quot;RESTRICTED&quot;);&quot;o&quot;;&quot;OCCUPATIONAL&quot;);&quot;,&quot;))">
            <text:p/>
          </table:table-cell>
          <table:table-cell table:formula="of:=IF(LEN(TRIM([CulturesData.DE22]))=0;&quot;&quot;;CONCATENATE([CulturesData.DE$1];SUBSTITUTE(SUBSTITUTE(SUBSTITUTE([CulturesData.DE22];&quot;e&quot;;&quot;EVERYMAN&quot;);&quot;r&quot;;&quot;RESTRICTED&quot;);&quot;o&quot;;&quot;OCCUPATIONAL&quot;);&quot;,&quot;))">
            <text:p/>
          </table:table-cell>
          <table:table-cell table:formula="of:=IF(LEN(TRIM([CulturesData.DF22]))=0;&quot;&quot;;CONCATENATE([CulturesData.DF$1];SUBSTITUTE(SUBSTITUTE(SUBSTITUTE([CulturesData.DF22];&quot;e&quot;;&quot;EVERYMAN&quot;);&quot;r&quot;;&quot;RESTRICTED&quot;);&quot;o&quot;;&quot;OCCUPATIONAL&quot;);&quot;,&quot;))" office:value-type="string" office:string-value="G37=2,">
            <text:p>G37=2,</text:p>
          </table:table-cell>
          <table:table-cell table:formula="of:=IF(LEN(TRIM([CulturesData.DG22]))=0;&quot;&quot;;CONCATENATE([CulturesData.DG$1];SUBSTITUTE(SUBSTITUTE(SUBSTITUTE([CulturesData.DG22];&quot;e&quot;;&quot;EVERYMAN&quot;);&quot;r&quot;;&quot;RESTRICTED&quot;);&quot;o&quot;;&quot;OCCUPATIONAL&quot;);&quot;,&quot;))" office:value-type="string" office:string-value="S426=3,">
            <text:p>S426=3,</text:p>
          </table:table-cell>
          <table:table-cell table:formula="of:=IF(LEN(TRIM([CulturesData.DH22]))=0;&quot;&quot;;CONCATENATE([CulturesData.DH$1];SUBSTITUTE(SUBSTITUTE(SUBSTITUTE([CulturesData.DH22];&quot;e&quot;;&quot;EVERYMAN&quot;);&quot;r&quot;;&quot;RESTRICTED&quot;);&quot;o&quot;;&quot;OCCUPATIONAL&quot;);&quot;,&quot;))" office:value-type="string" office:string-value="S339=3,">
            <text:p>S339=3,</text:p>
          </table:table-cell>
          <table:table-cell table:formula="of:=IF(LEN(TRIM([CulturesData.DI22]))=0;&quot;&quot;;CONCATENATE([CulturesData.DI$1];SUBSTITUTE(SUBSTITUTE(SUBSTITUTE([CulturesData.DI22];&quot;e&quot;;&quot;EVERYMAN&quot;);&quot;r&quot;;&quot;RESTRICTED&quot;);&quot;o&quot;;&quot;OCCUPATIONAL&quot;);&quot;,&quot;))">
            <text:p/>
          </table:table-cell>
          <table:table-cell table:formula="of:=IF(LEN(TRIM([CulturesData.DJ22]))=0;&quot;&quot;;CONCATENATE([CulturesData.DJ$1];SUBSTITUTE(SUBSTITUTE(SUBSTITUTE([CulturesData.DJ22];&quot;e&quot;;&quot;EVERYMAN&quot;);&quot;r&quot;;&quot;RESTRICTED&quot;);&quot;o&quot;;&quot;OCCUPATIONAL&quot;);&quot;,&quot;))">
            <text:p/>
          </table:table-cell>
          <table:table-cell table:formula="of:=IF(LEN(TRIM([CulturesData.DK22]))=0;&quot;&quot;;CONCATENATE([CulturesData.DK$1];SUBSTITUTE(SUBSTITUTE(SUBSTITUTE([CulturesData.DK22];&quot;e&quot;;&quot;EVERYMAN&quot;);&quot;r&quot;;&quot;RESTRICTED&quot;);&quot;o&quot;;&quot;OCCUPATIONAL&quot;);&quot;,&quot;))">
            <text:p/>
          </table:table-cell>
          <table:table-cell table:formula="of:=IF(LEN(TRIM([CulturesData.DL22]))=0;&quot;&quot;;CONCATENATE([CulturesData.DL$1];SUBSTITUTE(SUBSTITUTE(SUBSTITUTE([CulturesData.DL22];&quot;e&quot;;&quot;EVERYMAN&quot;);&quot;r&quot;;&quot;RESTRICTED&quot;);&quot;o&quot;;&quot;OCCUPATIONAL&quot;);&quot;,&quot;))">
            <text:p/>
          </table:table-cell>
          <table:table-cell table:formula="of:=IF(LEN(TRIM([CulturesData.DM22]))=0;&quot;&quot;;CONCATENATE([CulturesData.DM$1];SUBSTITUTE(SUBSTITUTE(SUBSTITUTE([CulturesData.DM22];&quot;e&quot;;&quot;EVERYMAN&quot;);&quot;r&quot;;&quot;RESTRICTED&quot;);&quot;o&quot;;&quot;OCCUPATIONAL&quot;);&quot;,&quot;))">
            <text:p/>
          </table:table-cell>
          <table:table-cell table:formula="of:=IF(LEN(TRIM([CulturesData.DN22]))=0;&quot;&quot;;CONCATENATE([CulturesData.DN$1];SUBSTITUTE(SUBSTITUTE(SUBSTITUTE([CulturesData.DN22];&quot;e&quot;;&quot;EVERYMAN&quot;);&quot;r&quot;;&quot;RESTRICTED&quot;);&quot;o&quot;;&quot;OCCUPATIONAL&quot;);&quot;,&quot;))">
            <text:p/>
          </table:table-cell>
          <table:table-cell table:formula="of:=IF(LEN(TRIM([CulturesData.DO22]))=0;&quot;&quot;;CONCATENATE([CulturesData.DO$1];SUBSTITUTE(SUBSTITUTE(SUBSTITUTE([CulturesData.DO22];&quot;e&quot;;&quot;EVERYMAN&quot;);&quot;r&quot;;&quot;RESTRICTED&quot;);&quot;o&quot;;&quot;OCCUPATIONAL&quot;);&quot;,&quot;))" office:value-type="string" office:string-value="S445=RESTRICTED,">
            <text:p>S445=RESTRICTED,</text:p>
          </table:table-cell>
          <table:table-cell table:formula="of:=IF(LEN(TRIM([CulturesData.DP22]))=0;&quot;&quot;;CONCATENATE([CulturesData.DP$1];SUBSTITUTE(SUBSTITUTE(SUBSTITUTE([CulturesData.DP22];&quot;e&quot;;&quot;EVERYMAN&quot;);&quot;r&quot;;&quot;RESTRICTED&quot;);&quot;o&quot;;&quot;OCCUPATIONAL&quot;);&quot;,&quot;))" office:value-type="string" office:string-value="S443=RESTRICTED,">
            <text:p>S443=RESTRICTED,</text:p>
          </table:table-cell>
          <table:table-cell table:formula="of:=IF(LEN(TRIM([CulturesData.DQ22]))=0;&quot;&quot;;CONCATENATE([CulturesData.DQ$1];SUBSTITUTE(SUBSTITUTE(SUBSTITUTE([CulturesData.DQ22];&quot;e&quot;;&quot;EVERYMAN&quot;);&quot;r&quot;;&quot;RESTRICTED&quot;);&quot;o&quot;;&quot;OCCUPATIONAL&quot;);&quot;,&quot;))">
            <text:p/>
          </table:table-cell>
          <table:table-cell table:formula="of:=IF(LEN(TRIM([CulturesData.DR22]))=0;&quot;&quot;;CONCATENATE([CulturesData.DR$1];SUBSTITUTE(SUBSTITUTE(SUBSTITUTE([CulturesData.DR22];&quot;e&quot;;&quot;EVERYMAN&quot;);&quot;r&quot;;&quot;RESTRICTED&quot;);&quot;o&quot;;&quot;OCCUPATIONAL&quot;);&quot;,&quot;))">
            <text:p/>
          </table:table-cell>
          <table:table-cell table:formula="of:=IF(LEN(TRIM([CulturesData.DS22]))=0;&quot;&quot;;CONCATENATE([CulturesData.DS$1];SUBSTITUTE(SUBSTITUTE(SUBSTITUTE([CulturesData.DS22];&quot;e&quot;;&quot;EVERYMAN&quot;);&quot;r&quot;;&quot;RESTRICTED&quot;);&quot;o&quot;;&quot;OCCUPATIONAL&quot;);&quot;,&quot;))" office:value-type="string" office:string-value="S507=RESTRICTED,">
            <text:p>S507=RESTRICTED,</text:p>
          </table:table-cell>
          <table:table-cell table:formula="of:=IF(LEN(TRIM([CulturesData.DT22]))=0;&quot;&quot;;CONCATENATE([CulturesData.DT$1];SUBSTITUTE(SUBSTITUTE(SUBSTITUTE([CulturesData.DT22];&quot;e&quot;;&quot;EVERYMAN&quot;);&quot;r&quot;;&quot;RESTRICTED&quot;);&quot;o&quot;;&quot;OCCUPATIONAL&quot;);&quot;,&quot;))">
            <text:p/>
          </table:table-cell>
          <table:table-cell table:formula="of:=IF(LEN(TRIM([CulturesData.DU22]))=0;&quot;&quot;;CONCATENATE([CulturesData.DU$1];SUBSTITUTE(SUBSTITUTE(SUBSTITUTE([CulturesData.DU22];&quot;e&quot;;&quot;EVERYMAN&quot;);&quot;r&quot;;&quot;RESTRICTED&quot;);&quot;o&quot;;&quot;OCCUPATIONAL&quot;);&quot;,&quot;))" office:value-type="string" office:string-value="S447=RESTRICTED,">
            <text:p>S447=RESTRICTED,</text:p>
          </table:table-cell>
          <table:table-cell table:formula="of:=IF(LEN(TRIM([CulturesData.DV22]))=0;&quot;&quot;;CONCATENATE([CulturesData.DV$1];SUBSTITUTE(SUBSTITUTE(SUBSTITUTE([CulturesData.DV22];&quot;e&quot;;&quot;EVERYMAN&quot;);&quot;r&quot;;&quot;RESTRICTED&quot;);&quot;o&quot;;&quot;OCCUPATIONAL&quot;);&quot;,&quot;))" office:value-type="string" office:string-value="S448=RESTRICTED,">
            <text:p>S448=RESTRICTED,</text:p>
          </table:table-cell>
          <table:table-cell table:formula="of:=IF(LEN(TRIM([CulturesData.DW22]))=0;&quot;&quot;;CONCATENATE([CulturesData.DW$1];SUBSTITUTE(SUBSTITUTE(SUBSTITUTE([CulturesData.DW22];&quot;e&quot;;&quot;EVERYMAN&quot;);&quot;r&quot;;&quot;RESTRICTED&quot;);&quot;o&quot;;&quot;OCCUPATIONAL&quot;);&quot;,&quot;))">
            <text:p/>
          </table:table-cell>
          <table:table-cell table:formula="of:=IF(LEN(TRIM([CulturesData.DX22]))=0;&quot;&quot;;CONCATENATE([CulturesData.DX$1];SUBSTITUTE(SUBSTITUTE(SUBSTITUTE([CulturesData.DX22];&quot;e&quot;;&quot;EVERYMAN&quot;);&quot;r&quot;;&quot;RESTRICTED&quot;);&quot;o&quot;;&quot;OCCUPATIONAL&quot;);&quot;,&quot;))">
            <text:p/>
          </table:table-cell>
          <table:table-cell table:formula="of:=IF(LEN(TRIM([CulturesData.DY22]))=0;&quot;&quot;;CONCATENATE([CulturesData.DY$1];SUBSTITUTE(SUBSTITUTE(SUBSTITUTE([CulturesData.DY22];&quot;e&quot;;&quot;EVERYMAN&quot;);&quot;r&quot;;&quot;RESTRICTED&quot;);&quot;o&quot;;&quot;OCCUPATIONAL&quot;);&quot;,&quot;))">
            <text:p/>
          </table:table-cell>
          <table:table-cell table:formula="of:=IF(LEN(TRIM([CulturesData.DZ22]))=0;&quot;&quot;;CONCATENATE([CulturesData.DZ$1];SUBSTITUTE(SUBSTITUTE(SUBSTITUTE([CulturesData.DZ22];&quot;e&quot;;&quot;EVERYMAN&quot;);&quot;r&quot;;&quot;RESTRICTED&quot;);&quot;o&quot;;&quot;OCCUPATIONAL&quot;);&quot;,&quot;))">
            <text:p/>
          </table:table-cell>
          <table:table-cell table:formula="of:=IF(LEN(TRIM([CulturesData.EA22]))=0;&quot;&quot;;CONCATENATE([CulturesData.EA$1];SUBSTITUTE(SUBSTITUTE(SUBSTITUTE([CulturesData.EA22];&quot;e&quot;;&quot;EVERYMAN&quot;);&quot;r&quot;;&quot;RESTRICTED&quot;);&quot;o&quot;;&quot;OCCUPATIONAL&quot;);&quot;,&quot;))">
            <text:p/>
          </table:table-cell>
          <table:table-cell table:formula="of:=IF(LEN(TRIM([CulturesData.EB22]))=0;&quot;&quot;;CONCATENATE([CulturesData.EB$1];SUBSTITUTE(SUBSTITUTE(SUBSTITUTE([CulturesData.EB22];&quot;e&quot;;&quot;EVERYMAN&quot;);&quot;r&quot;;&quot;RESTRICTED&quot;);&quot;o&quot;;&quot;OCCUPATIONAL&quot;);&quot;,&quot;))" office:value-type="string" office:string-value="S206=RESTRICTED,">
            <text:p>S206=RESTRICTED,</text:p>
          </table:table-cell>
          <table:table-cell table:formula="of:=IF(LEN(TRIM([CulturesData.EC22]))=0;&quot;&quot;;CONCATENATE([CulturesData.EC$1];SUBSTITUTE(SUBSTITUTE(SUBSTITUTE([CulturesData.EC22];&quot;e&quot;;&quot;EVERYMAN&quot;);&quot;r&quot;;&quot;RESTRICTED&quot;);&quot;o&quot;;&quot;OCCUPATIONAL&quot;);&quot;,&quot;))" office:value-type="string" office:string-value="G18=1,">
            <text:p>G18=1,</text:p>
          </table:table-cell>
          <table:table-cell table:formula="of:=IF(LEN(TRIM([CulturesData.ED22]))=0;&quot;&quot;;CONCATENATE([CulturesData.ED$1];SUBSTITUTE(SUBSTITUTE(SUBSTITUTE([CulturesData.ED22];&quot;e&quot;;&quot;EVERYMAN&quot;);&quot;r&quot;;&quot;RESTRICTED&quot;);&quot;o&quot;;&quot;OCCUPATIONAL&quot;);&quot;,&quot;))" office:value-type="string" office:string-value="S210=EVERYMAN,">
            <text:p>S210=EVERYMAN,</text:p>
          </table:table-cell>
          <table:table-cell table:formula="of:=IF(LEN(TRIM([CulturesData.EE22]))=0;&quot;&quot;;CONCATENATE([CulturesData.EE$1];SUBSTITUTE(SUBSTITUTE(SUBSTITUTE([CulturesData.EE22];&quot;e&quot;;&quot;EVERYMAN&quot;);&quot;r&quot;;&quot;RESTRICTED&quot;);&quot;o&quot;;&quot;OCCUPATIONAL&quot;);&quot;,&quot;))">
            <text:p/>
          </table:table-cell>
          <table:table-cell table:formula="of:=IF(LEN(TRIM([CulturesData.EF22]))=0;&quot;&quot;;CONCATENATE([CulturesData.EF$1];SUBSTITUTE(SUBSTITUTE(SUBSTITUTE([CulturesData.EF22];&quot;e&quot;;&quot;EVERYMAN&quot;);&quot;r&quot;;&quot;RESTRICTED&quot;);&quot;o&quot;;&quot;OCCUPATIONAL&quot;);&quot;,&quot;))">
            <text:p/>
          </table:table-cell>
          <table:table-cell table:formula="of:=IF(LEN(TRIM([CulturesData.EG22]))=0;&quot;&quot;;CONCATENATE([CulturesData.EG$1];SUBSTITUTE(SUBSTITUTE(SUBSTITUTE([CulturesData.EG22];&quot;e&quot;;&quot;EVERYMAN&quot;);&quot;r&quot;;&quot;RESTRICTED&quot;);&quot;o&quot;;&quot;OCCUPATIONAL&quot;);&quot;,&quot;))">
            <text:p/>
          </table:table-cell>
          <table:table-cell table:formula="of:=IF(LEN(TRIM([CulturesData.EH22]))=0;&quot;&quot;;CONCATENATE([CulturesData.EH$1];SUBSTITUTE(SUBSTITUTE(SUBSTITUTE([CulturesData.EH22];&quot;e&quot;;&quot;EVERYMAN&quot;);&quot;r&quot;;&quot;RESTRICTED&quot;);&quot;o&quot;;&quot;OCCUPATIONAL&quot;);&quot;,&quot;))">
            <text:p/>
          </table:table-cell>
          <table:table-cell table:formula="of:=IF(LEN(TRIM([CulturesData.EI22]))=0;&quot;&quot;;CONCATENATE([CulturesData.EI$1];SUBSTITUTE(SUBSTITUTE(SUBSTITUTE([CulturesData.EI22];&quot;e&quot;;&quot;EVERYMAN&quot;);&quot;r&quot;;&quot;RESTRICTED&quot;);&quot;o&quot;;&quot;OCCUPATIONAL&quot;);&quot;,&quot;))">
            <text:p/>
          </table:table-cell>
          <table:table-cell table:formula="of:=IF(LEN(TRIM([CulturesData.EJ22]))=0;&quot;&quot;;CONCATENATE([CulturesData.EJ$1];SUBSTITUTE(SUBSTITUTE(SUBSTITUTE([CulturesData.EJ22];&quot;e&quot;;&quot;EVERYMAN&quot;);&quot;r&quot;;&quot;RESTRICTED&quot;);&quot;o&quot;;&quot;OCCUPATIONAL&quot;);&quot;,&quot;))" office:value-type="string" office:string-value="S100=RESTRICTED,">
            <text:p>S100=RESTRICTED,</text:p>
          </table:table-cell>
          <table:table-cell table:formula="of:=IF(LEN(TRIM([CulturesData.EK22]))=0;&quot;&quot;;CONCATENATE([CulturesData.EK$1];SUBSTITUTE(SUBSTITUTE(SUBSTITUTE([CulturesData.EK22];&quot;e&quot;;&quot;EVERYMAN&quot;);&quot;r&quot;;&quot;RESTRICTED&quot;);&quot;o&quot;;&quot;OCCUPATIONAL&quot;);&quot;,&quot;))">
            <text:p/>
          </table:table-cell>
          <table:table-cell table:formula="of:=IF(LEN(TRIM([CulturesData.EL22]))=0;&quot;&quot;;CONCATENATE([CulturesData.EL$1];SUBSTITUTE(SUBSTITUTE(SUBSTITUTE([CulturesData.EL22];&quot;e&quot;;&quot;EVERYMAN&quot;);&quot;r&quot;;&quot;RESTRICTED&quot;);&quot;o&quot;;&quot;OCCUPATIONAL&quot;);&quot;,&quot;))" office:value-type="string" office:string-value="S96=RESTRICTED,">
            <text:p>S96=RESTRICTED,</text:p>
          </table:table-cell>
          <table:table-cell table:formula="of:=IF(LEN(TRIM([CulturesData.EM22]))=0;&quot;&quot;;CONCATENATE([CulturesData.EM$1];SUBSTITUTE(SUBSTITUTE(SUBSTITUTE([CulturesData.EM22];&quot;e&quot;;&quot;EVERYMAN&quot;);&quot;r&quot;;&quot;RESTRICTED&quot;);&quot;o&quot;;&quot;OCCUPATIONAL&quot;);&quot;,&quot;))">
            <text:p/>
          </table:table-cell>
          <table:table-cell table:formula="of:=IF(LEN(TRIM([CulturesData.EN22]))=0;&quot;&quot;;CONCATENATE([CulturesData.EN$1];SUBSTITUTE(SUBSTITUTE(SUBSTITUTE([CulturesData.EN22];&quot;e&quot;;&quot;EVERYMAN&quot;);&quot;r&quot;;&quot;RESTRICTED&quot;);&quot;o&quot;;&quot;OCCUPATIONAL&quot;);&quot;,&quot;))">
            <text:p/>
          </table:table-cell>
          <table:table-cell table:formula="of:=IF(LEN(TRIM([CulturesData.EO22]))=0;&quot;&quot;;CONCATENATE([CulturesData.EO$1];SUBSTITUTE(SUBSTITUTE(SUBSTITUTE([CulturesData.EO22];&quot;e&quot;;&quot;EVERYMAN&quot;);&quot;r&quot;;&quot;RESTRICTED&quot;);&quot;o&quot;;&quot;OCCUPATIONAL&quot;);&quot;,&quot;))">
            <text:p/>
          </table:table-cell>
          <table:table-cell table:formula="of:=IF(LEN(TRIM([CulturesData.EP22]))=0;&quot;&quot;;CONCATENATE([CulturesData.EP$1];SUBSTITUTE(SUBSTITUTE(SUBSTITUTE([CulturesData.EP22];&quot;e&quot;;&quot;EVERYMAN&quot;);&quot;r&quot;;&quot;RESTRICTED&quot;);&quot;o&quot;;&quot;OCCUPATIONAL&quot;);&quot;,&quot;))">
            <text:p/>
          </table:table-cell>
          <table:table-cell table:formula="of:=IF(LEN(TRIM([CulturesData.EQ22]))=0;&quot;&quot;;CONCATENATE([CulturesData.EQ$1];SUBSTITUTE(SUBSTITUTE(SUBSTITUTE([CulturesData.EQ22];&quot;e&quot;;&quot;EVERYMAN&quot;);&quot;r&quot;;&quot;RESTRICTED&quot;);&quot;o&quot;;&quot;OCCUPATIONAL&quot;);&quot;,&quot;))" office:value-type="string" office:string-value="S227=RESTRICTED,">
            <text:p>S227=RESTRICTED,</text:p>
          </table:table-cell>
          <table:table-cell table:formula="of:=IF(LEN(TRIM([CulturesData.ER22]))=0;&quot;&quot;;CONCATENATE([CulturesData.ER$1];SUBSTITUTE(SUBSTITUTE(SUBSTITUTE([CulturesData.ER22];&quot;e&quot;;&quot;EVERYMAN&quot;);&quot;r&quot;;&quot;RESTRICTED&quot;);&quot;o&quot;;&quot;OCCUPATIONAL&quot;);&quot;,&quot;))" office:value-type="string" office:string-value="S235=RESTRICTED,">
            <text:p>S235=RESTRICTED,</text:p>
          </table:table-cell>
          <table:table-cell table:formula="of:=IF(LEN(TRIM([CulturesData.ES22]))=0;&quot;&quot;;CONCATENATE([CulturesData.ES$1];SUBSTITUTE(SUBSTITUTE(SUBSTITUTE([CulturesData.ES22];&quot;e&quot;;&quot;EVERYMAN&quot;);&quot;r&quot;;&quot;RESTRICTED&quot;);&quot;o&quot;;&quot;OCCUPATIONAL&quot;);&quot;,&quot;))" office:value-type="string" office:string-value="S231=RESTRICTED,">
            <text:p>S231=RESTRICTED,</text:p>
          </table:table-cell>
          <table:table-cell table:formula="of:=IF(LEN(TRIM([CulturesData.ET22]))=0;&quot;&quot;;CONCATENATE([CulturesData.ET$1];SUBSTITUTE(SUBSTITUTE(SUBSTITUTE([CulturesData.ET22];&quot;e&quot;;&quot;EVERYMAN&quot;);&quot;r&quot;;&quot;RESTRICTED&quot;);&quot;o&quot;;&quot;OCCUPATIONAL&quot;);&quot;,&quot;))" office:value-type="string" office:string-value="S237=RESTRICTED,">
            <text:p>S237=RESTRICTED,</text:p>
          </table:table-cell>
          <table:table-cell table:formula="of:=IF(LEN(TRIM([CulturesData.EU22]))=0;&quot;&quot;;CONCATENATE([CulturesData.EU$1];SUBSTITUTE(SUBSTITUTE(SUBSTITUTE([CulturesData.EU22];&quot;e&quot;;&quot;EVERYMAN&quot;);&quot;r&quot;;&quot;RESTRICTED&quot;);&quot;o&quot;;&quot;OCCUPATIONAL&quot;);&quot;,&quot;))" office:value-type="string" office:string-value="S514=RESTRICTED,">
            <text:p>S514=RESTRICTED,</text:p>
          </table:table-cell>
          <table:table-cell table:formula="of:=IF(LEN(TRIM([CulturesData.EV22]))=0;&quot;&quot;;CONCATENATE([CulturesData.EV$1];SUBSTITUTE(SUBSTITUTE(SUBSTITUTE([CulturesData.EV22];&quot;e&quot;;&quot;EVERYMAN&quot;);&quot;r&quot;;&quot;RESTRICTED&quot;);&quot;o&quot;;&quot;OCCUPATIONAL&quot;);&quot;,&quot;))" office:value-type="string" office:string-value="S515=RESTRICTED,">
            <text:p>S515=RESTRICTED,</text:p>
          </table:table-cell>
          <table:table-cell table:formula="of:=IF(LEN(TRIM([CulturesData.EW22]))=0;&quot;&quot;;CONCATENATE([CulturesData.EW$1];SUBSTITUTE(SUBSTITUTE(SUBSTITUTE([CulturesData.EW22];&quot;e&quot;;&quot;EVERYMAN&quot;);&quot;r&quot;;&quot;RESTRICTED&quot;);&quot;o&quot;;&quot;OCCUPATIONAL&quot;);&quot;,&quot;))" office:value-type="string" office:string-value="S516=RESTRICTED,">
            <text:p>S516=RESTRICTED,</text:p>
          </table:table-cell>
          <table:table-cell table:formula="of:=IF(LEN(TRIM([CulturesData.EX22]))=0;&quot;&quot;;CONCATENATE([CulturesData.EX$1];SUBSTITUTE(SUBSTITUTE(SUBSTITUTE([CulturesData.EX22];&quot;e&quot;;&quot;EVERYMAN&quot;);&quot;r&quot;;&quot;RESTRICTED&quot;);&quot;o&quot;;&quot;OCCUPATIONAL&quot;);&quot;,&quot;))" office:value-type="string" office:string-value="S517=RESTRICTED,">
            <text:p>S517=RESTRICTED,</text:p>
          </table:table-cell>
          <table:table-cell table:formula="of:=IF(LEN(TRIM([CulturesData.EY22]))=0;&quot;&quot;;CONCATENATE([CulturesData.EY$1];SUBSTITUTE(SUBSTITUTE(SUBSTITUTE([CulturesData.EY22];&quot;e&quot;;&quot;EVERYMAN&quot;);&quot;r&quot;;&quot;RESTRICTED&quot;);&quot;o&quot;;&quot;OCCUPATIONAL&quot;);&quot;,&quot;))" office:value-type="string" office:string-value="S518=RESTRICTED,">
            <text:p>S518=RESTRICTED,</text:p>
          </table:table-cell>
          <table:table-cell table:formula="of:=IF(LEN(TRIM([CulturesData.EZ22]))=0;&quot;&quot;;CONCATENATE([CulturesData.EZ$1];SUBSTITUTE(SUBSTITUTE(SUBSTITUTE([CulturesData.EZ22];&quot;e&quot;;&quot;EVERYMAN&quot;);&quot;r&quot;;&quot;RESTRICTED&quot;);&quot;o&quot;;&quot;OCCUPATIONAL&quot;);&quot;,&quot;))" office:value-type="string" office:string-value="S528=RESTRICTED,">
            <text:p>S528=RESTRICTED,</text:p>
          </table:table-cell>
          <table:table-cell table:formula="of:=IF(LEN(TRIM([CulturesData.FA22]))=0;&quot;&quot;;CONCATENATE([CulturesData.FA$1];SUBSTITUTE(SUBSTITUTE(SUBSTITUTE([CulturesData.FA22];&quot;e&quot;;&quot;EVERYMAN&quot;);&quot;r&quot;;&quot;RESTRICTED&quot;);&quot;o&quot;;&quot;OCCUPATIONAL&quot;);&quot;,&quot;))" office:value-type="string" office:string-value="S520=RESTRICTED,">
            <text:p>S520=RESTRICTED,</text:p>
          </table:table-cell>
          <table:table-cell table:formula="of:=IF(LEN(TRIM([CulturesData.FB22]))=0;&quot;&quot;;CONCATENATE([CulturesData.FB$1];SUBSTITUTE(SUBSTITUTE(SUBSTITUTE([CulturesData.FB22];&quot;e&quot;;&quot;EVERYMAN&quot;);&quot;r&quot;;&quot;RESTRICTED&quot;);&quot;o&quot;;&quot;OCCUPATIONAL&quot;);&quot;,&quot;))" office:value-type="string" office:string-value="S521=RESTRICTED,">
            <text:p>S521=RESTRICTED,</text:p>
          </table:table-cell>
          <table:table-cell table:formula="of:=IF(LEN(TRIM([CulturesData.FC22]))=0;&quot;&quot;;CONCATENATE([CulturesData.FC$1];SUBSTITUTE(SUBSTITUTE(SUBSTITUTE([CulturesData.FC22];&quot;e&quot;;&quot;EVERYMAN&quot;);&quot;r&quot;;&quot;RESTRICTED&quot;);&quot;o&quot;;&quot;OCCUPATIONAL&quot;);&quot;,&quot;))" office:value-type="string" office:string-value="S522=RESTRICTED,">
            <text:p>S522=RESTRICTED,</text:p>
          </table:table-cell>
          <table:table-cell table:formula="of:=IF(LEN(TRIM([CulturesData.FD22]))=0;&quot;&quot;;CONCATENATE([CulturesData.FD$1];SUBSTITUTE(SUBSTITUTE(SUBSTITUTE([CulturesData.FD22];&quot;e&quot;;&quot;EVERYMAN&quot;);&quot;r&quot;;&quot;RESTRICTED&quot;);&quot;o&quot;;&quot;OCCUPATIONAL&quot;);&quot;,&quot;))" office:value-type="string" office:string-value="S523=RESTRICTED,">
            <text:p>S523=RESTRICTED,</text:p>
          </table:table-cell>
          <table:table-cell table:formula="of:=IF(LEN(TRIM([CulturesData.FE22]))=0;&quot;&quot;;CONCATENATE([CulturesData.FE$1];SUBSTITUTE(SUBSTITUTE(SUBSTITUTE([CulturesData.FE22];&quot;e&quot;;&quot;EVERYMAN&quot;);&quot;r&quot;;&quot;RESTRICTED&quot;);&quot;o&quot;;&quot;OCCUPATIONAL&quot;);&quot;,&quot;))" office:value-type="string" office:string-value="S524=RESTRICTED,">
            <text:p>S524=RESTRICTED,</text:p>
          </table:table-cell>
          <table:table-cell table:formula="of:=IF(LEN(TRIM([CulturesData.FF22]))=0;&quot;&quot;;CONCATENATE([CulturesData.FF$1];SUBSTITUTE(SUBSTITUTE(SUBSTITUTE([CulturesData.FF22];&quot;e&quot;;&quot;EVERYMAN&quot;);&quot;r&quot;;&quot;RESTRICTED&quot;);&quot;o&quot;;&quot;OCCUPATIONAL&quot;);&quot;,&quot;))" office:value-type="string" office:string-value="S454=RESTRICTED,">
            <text:p>S454=RESTRICTED,</text:p>
          </table:table-cell>
          <table:table-cell table:formula="of:=IF(LEN(TRIM([CulturesData.FG22]))=0;&quot;&quot;;CONCATENATE([CulturesData.FG$1];SUBSTITUTE(SUBSTITUTE(SUBSTITUTE([CulturesData.FG22];&quot;e&quot;;&quot;EVERYMAN&quot;);&quot;r&quot;;&quot;RESTRICTED&quot;);&quot;o&quot;;&quot;OCCUPATIONAL&quot;);&quot;,&quot;))" office:value-type="string" office:string-value="S242=RESTRICTED,">
            <text:p>S242=RESTRICTED,</text:p>
          </table:table-cell>
          <table:table-cell table:formula="of:=IF(LEN(TRIM([CulturesData.FH22]))=0;&quot;&quot;;CONCATENATE([CulturesData.FH$1];SUBSTITUTE(SUBSTITUTE(SUBSTITUTE([CulturesData.FH22];&quot;e&quot;;&quot;EVERYMAN&quot;);&quot;r&quot;;&quot;RESTRICTED&quot;);&quot;o&quot;;&quot;OCCUPATIONAL&quot;);&quot;,&quot;))" office:value-type="string" office:string-value="S526=RESTRICTED,">
            <text:p>S526=RESTRICTED,</text:p>
          </table:table-cell>
          <table:table-cell table:formula="of:=IF(LEN(TRIM([CulturesData.FI22]))=0;&quot;&quot;;CONCATENATE([CulturesData.FI$1];SUBSTITUTE(SUBSTITUTE(SUBSTITUTE([CulturesData.FI22];&quot;e&quot;;&quot;EVERYMAN&quot;);&quot;r&quot;;&quot;RESTRICTED&quot;);&quot;o&quot;;&quot;OCCUPATIONAL&quot;);&quot;,&quot;))" office:value-type="string" office:string-value="S527=RESTRICTED,">
            <text:p>S527=RESTRICTED,</text:p>
          </table:table-cell>
          <table:table-cell table:formula="of:=IF(LEN(TRIM([CulturesData.FJ22]))=0;&quot;&quot;;CONCATENATE([CulturesData.FJ$1];SUBSTITUTE(SUBSTITUTE(SUBSTITUTE([CulturesData.FJ22];&quot;e&quot;;&quot;EVERYMAN&quot;);&quot;r&quot;;&quot;RESTRICTED&quot;);&quot;o&quot;;&quot;OCCUPATIONAL&quot;);&quot;,&quot;))">
            <text:p/>
          </table:table-cell>
          <table:table-cell table:formula="of:=IF(LEN(TRIM([CulturesData.FK22]))=0;&quot;&quot;;CONCATENATE([CulturesData.FK$1];SUBSTITUTE(SUBSTITUTE(SUBSTITUTE([CulturesData.FK22];&quot;e&quot;;&quot;EVERYMAN&quot;);&quot;r&quot;;&quot;RESTRICTED&quot;);&quot;o&quot;;&quot;OCCUPATIONAL&quot;);&quot;,&quot;))">
            <text:p/>
          </table:table-cell>
          <table:table-cell table:formula="of:=IF(LEN(TRIM([CulturesData.FL22]))=0;&quot;&quot;;CONCATENATE([CulturesData.FL$1];SUBSTITUTE(SUBSTITUTE(SUBSTITUTE([CulturesData.FL22];&quot;e&quot;;&quot;EVERYMAN&quot;);&quot;r&quot;;&quot;RESTRICTED&quot;);&quot;o&quot;;&quot;OCCUPATIONAL&quot;);&quot;,&quot;))">
            <text:p/>
          </table:table-cell>
          <table:table-cell table:formula="of:=IF(LEN(TRIM([CulturesData.FM22]))=0;&quot;&quot;;CONCATENATE([CulturesData.FM$1];SUBSTITUTE(SUBSTITUTE(SUBSTITUTE([CulturesData.FM22];&quot;e&quot;;&quot;EVERYMAN&quot;);&quot;r&quot;;&quot;RESTRICTED&quot;);&quot;o&quot;;&quot;OCCUPATIONAL&quot;);&quot;,&quot;))" office:value-type="string" office:string-value="G14=5,">
            <text:p>G14=5,</text:p>
          </table:table-cell>
          <table:table-cell table:formula="of:=IF(LEN(TRIM([CulturesData.FN22]))=0;&quot;&quot;;CONCATENATE([CulturesData.FN$1];SUBSTITUTE(SUBSTITUTE(SUBSTITUTE([CulturesData.FN22];&quot;e&quot;;&quot;EVERYMAN&quot;);&quot;r&quot;;&quot;RESTRICTED&quot;);&quot;o&quot;;&quot;OCCUPATIONAL&quot;);&quot;,&quot;))" office:value-type="string" office:string-value="S93=5,">
            <text:p>S93=5,</text:p>
          </table:table-cell>
          <table:table-cell table:formula="of:=IF(LEN(TRIM([CulturesData.FO22]))=0;&quot;&quot;;CONCATENATE([CulturesData.FO$1];SUBSTITUTE(SUBSTITUTE(SUBSTITUTE([CulturesData.FO22];&quot;e&quot;;&quot;EVERYMAN&quot;);&quot;r&quot;;&quot;RESTRICTED&quot;);&quot;o&quot;;&quot;OCCUPATIONAL&quot;);&quot;,&quot;))">
            <text:p/>
          </table:table-cell>
          <table:table-cell table:formula="of:=IF(LEN(TRIM([CulturesData.FP22]))=0;&quot;&quot;;CONCATENATE([CulturesData.FP$1];SUBSTITUTE(SUBSTITUTE(SUBSTITUTE([CulturesData.FP22];&quot;e&quot;;&quot;EVERYMAN&quot;);&quot;r&quot;;&quot;RESTRICTED&quot;);&quot;o&quot;;&quot;OCCUPATIONAL&quot;);&quot;,&quot;))" office:value-type="string" office:string-value="S91=5,">
            <text:p>S91=5,</text:p>
          </table:table-cell>
          <table:table-cell table:formula="of:=IF(LEN(TRIM([CulturesData.FQ22]))=0;&quot;&quot;;CONCATENATE([CulturesData.FQ$1];SUBSTITUTE(SUBSTITUTE(SUBSTITUTE([CulturesData.FQ22];&quot;e&quot;;&quot;EVERYMAN&quot;);&quot;r&quot;;&quot;RESTRICTED&quot;);&quot;o&quot;;&quot;OCCUPATIONAL&quot;);&quot;,&quot;))">
            <text:p/>
          </table:table-cell>
          <table:table-cell table:formula="of:=IF(LEN(TRIM([CulturesData.FR22]))=0;&quot;&quot;;CONCATENATE([CulturesData.FR$1];SUBSTITUTE(SUBSTITUTE(SUBSTITUTE([CulturesData.FR22];&quot;e&quot;;&quot;EVERYMAN&quot;);&quot;r&quot;;&quot;RESTRICTED&quot;);&quot;o&quot;;&quot;OCCUPATIONAL&quot;);&quot;,&quot;))" office:value-type="string" office:string-value="G24=1,">
            <text:p>G24=1,</text:p>
          </table:table-cell>
          <table:table-cell table:formula="of:=IF(LEN(TRIM([CulturesData.FS22]))=0;&quot;&quot;;CONCATENATE([CulturesData.FS$1];SUBSTITUTE(SUBSTITUTE(SUBSTITUTE([CulturesData.FS22];&quot;e&quot;;&quot;EVERYMAN&quot;);&quot;r&quot;;&quot;RESTRICTED&quot;);&quot;o&quot;;&quot;OCCUPATIONAL&quot;);&quot;,&quot;))">
            <text:p/>
          </table:table-cell>
          <table:table-cell table:formula="of:=IF(LEN(TRIM([CulturesData.FT22]))=0;&quot;&quot;;CONCATENATE([CulturesData.FT$1];SUBSTITUTE(SUBSTITUTE(SUBSTITUTE([CulturesData.FT22];&quot;e&quot;;&quot;EVERYMAN&quot;);&quot;r&quot;;&quot;RESTRICTED&quot;);&quot;o&quot;;&quot;OCCUPATIONAL&quot;);&quot;,&quot;))">
            <text:p/>
          </table:table-cell>
          <table:table-cell table:formula="of:=IF(LEN(TRIM([CulturesData.FU22]))=0;&quot;&quot;;CONCATENATE([CulturesData.FU$1];SUBSTITUTE(SUBSTITUTE(SUBSTITUTE([CulturesData.FU22];&quot;e&quot;;&quot;EVERYMAN&quot;);&quot;r&quot;;&quot;RESTRICTED&quot;);&quot;o&quot;;&quot;OCCUPATIONAL&quot;);&quot;,&quot;))">
            <text:p/>
          </table:table-cell>
          <table:table-cell table:formula="of:=IF(LEN(TRIM([CulturesData.FV22]))=0;&quot;&quot;;CONCATENATE([CulturesData.FV$1];SUBSTITUTE(SUBSTITUTE(SUBSTITUTE([CulturesData.FV22];&quot;e&quot;;&quot;EVERYMAN&quot;);&quot;r&quot;;&quot;RESTRICTED&quot;);&quot;o&quot;;&quot;OCCUPATIONAL&quot;);&quot;,&quot;))">
            <text:p/>
          </table:table-cell>
          <table:table-cell table:formula="of:=IF(LEN(TRIM([CulturesData.FW22]))=0;&quot;&quot;;CONCATENATE([CulturesData.FW$1];SUBSTITUTE(SUBSTITUTE(SUBSTITUTE([CulturesData.FW22];&quot;e&quot;;&quot;EVERYMAN&quot;);&quot;r&quot;;&quot;RESTRICTED&quot;);&quot;o&quot;;&quot;OCCUPATIONAL&quot;);&quot;,&quot;))">
            <text:p/>
          </table:table-cell>
          <table:table-cell table:formula="of:=IF(LEN(TRIM([CulturesData.FX22]))=0;&quot;&quot;;CONCATENATE([CulturesData.FX$1];SUBSTITUTE(SUBSTITUTE(SUBSTITUTE([CulturesData.FX22];&quot;e&quot;;&quot;EVERYMAN&quot;);&quot;r&quot;;&quot;RESTRICTED&quot;);&quot;o&quot;;&quot;OCCUPATIONAL&quot;);&quot;,&quot;))">
            <text:p/>
          </table:table-cell>
          <table:table-cell table:formula="of:=IF(LEN(TRIM([CulturesData.FY22]))=0;&quot;&quot;;CONCATENATE([CulturesData.FY$1];SUBSTITUTE(SUBSTITUTE(SUBSTITUTE([CulturesData.FY22];&quot;e&quot;;&quot;EVERYMAN&quot;);&quot;r&quot;;&quot;RESTRICTED&quot;);&quot;o&quot;;&quot;OCCUPATIONAL&quot;);&quot;,&quot;))">
            <text:p/>
          </table:table-cell>
          <table:table-cell table:formula="of:=IF(LEN(TRIM([CulturesData.FZ22]))=0;&quot;&quot;;CONCATENATE([CulturesData.FZ$1];SUBSTITUTE(SUBSTITUTE(SUBSTITUTE([CulturesData.FZ22];&quot;e&quot;;&quot;EVERYMAN&quot;);&quot;r&quot;;&quot;RESTRICTED&quot;);&quot;o&quot;;&quot;OCCUPATIONAL&quot;);&quot;,&quot;))">
            <text:p/>
          </table:table-cell>
          <table:table-cell table:formula="of:=IF(LEN(TRIM([CulturesData.GA22]))=0;&quot;&quot;;CONCATENATE([CulturesData.GA$1];SUBSTITUTE(SUBSTITUTE(SUBSTITUTE([CulturesData.GA22];&quot;e&quot;;&quot;EVERYMAN&quot;);&quot;r&quot;;&quot;RESTRICTED&quot;);&quot;o&quot;;&quot;OCCUPATIONAL&quot;);&quot;,&quot;))">
            <text:p/>
          </table:table-cell>
          <table:table-cell table:formula="of:=IF(LEN(TRIM([CulturesData.GB22]))=0;&quot;&quot;;CONCATENATE([CulturesData.GB$1];SUBSTITUTE(SUBSTITUTE(SUBSTITUTE([CulturesData.GB22];&quot;e&quot;;&quot;EVERYMAN&quot;);&quot;r&quot;;&quot;RESTRICTED&quot;);&quot;o&quot;;&quot;OCCUPATIONAL&quot;);&quot;,&quot;))">
            <text:p/>
          </table:table-cell>
          <table:table-cell table:formula="of:=IF(LEN(TRIM([CulturesData.GC22]))=0;&quot;&quot;;CONCATENATE([CulturesData.GC$1];SUBSTITUTE(SUBSTITUTE(SUBSTITUTE([CulturesData.GC22];&quot;e&quot;;&quot;EVERYMAN&quot;);&quot;r&quot;;&quot;RESTRICTED&quot;);&quot;o&quot;;&quot;OCCUPATIONAL&quot;);&quot;,&quot;))">
            <text:p/>
          </table:table-cell>
          <table:table-cell table:formula="of:=IF(LEN(TRIM([CulturesData.GD22]))=0;&quot;&quot;;CONCATENATE([CulturesData.GD$1];SUBSTITUTE(SUBSTITUTE(SUBSTITUTE([CulturesData.GD22];&quot;e&quot;;&quot;EVERYMAN&quot;);&quot;r&quot;;&quot;RESTRICTED&quot;);&quot;o&quot;;&quot;OCCUPATIONAL&quot;);&quot;,&quot;))">
            <text:p/>
          </table:table-cell>
          <table:table-cell table:formula="of:=IF(LEN(TRIM([CulturesData.GE22]))=0;&quot;&quot;;CONCATENATE([CulturesData.GE$1];SUBSTITUTE(SUBSTITUTE(SUBSTITUTE([CulturesData.GE22];&quot;e&quot;;&quot;EVERYMAN&quot;);&quot;r&quot;;&quot;RESTRICTED&quot;);&quot;o&quot;;&quot;OCCUPATIONAL&quot;);&quot;,&quot;))">
            <text:p/>
          </table:table-cell>
          <table:table-cell table:formula="of:=IF(LEN(TRIM([CulturesData.GF22]))=0;&quot;&quot;;CONCATENATE([CulturesData.GF$1];SUBSTITUTE(SUBSTITUTE(SUBSTITUTE([CulturesData.GF22];&quot;e&quot;;&quot;EVERYMAN&quot;);&quot;r&quot;;&quot;RESTRICTED&quot;);&quot;o&quot;;&quot;OCCUPATIONAL&quot;);&quot;,&quot;))">
            <text:p/>
          </table:table-cell>
          <table:table-cell table:formula="of:=IF(LEN(TRIM([CulturesData.GG22]))=0;&quot;&quot;;CONCATENATE([CulturesData.GG$1];SUBSTITUTE(SUBSTITUTE(SUBSTITUTE([CulturesData.GG22];&quot;e&quot;;&quot;EVERYMAN&quot;);&quot;r&quot;;&quot;RESTRICTED&quot;);&quot;o&quot;;&quot;OCCUPATIONAL&quot;);&quot;,&quot;))">
            <text:p/>
          </table:table-cell>
          <table:table-cell table:formula="of:=IF(LEN(TRIM([CulturesData.GH22]))=0;&quot;&quot;;CONCATENATE([CulturesData.GH$1];SUBSTITUTE(SUBSTITUTE(SUBSTITUTE([CulturesData.GH22];&quot;e&quot;;&quot;EVERYMAN&quot;);&quot;r&quot;;&quot;RESTRICTED&quot;);&quot;o&quot;;&quot;OCCUPATIONAL&quot;);&quot;,&quot;))">
            <text:p/>
          </table:table-cell>
          <table:table-cell table:formula="of:=IF(LEN(TRIM([CulturesData.GI22]))=0;&quot;&quot;;CONCATENATE([CulturesData.GI$1];SUBSTITUTE(SUBSTITUTE(SUBSTITUTE([CulturesData.GI22];&quot;e&quot;;&quot;EVERYMAN&quot;);&quot;r&quot;;&quot;RESTRICTED&quot;);&quot;o&quot;;&quot;OCCUPATIONAL&quot;);&quot;,&quot;))">
            <text:p/>
          </table:table-cell>
          <table:table-cell table:formula="of:=IF(LEN(TRIM([CulturesData.GJ22]))=0;&quot;&quot;;CONCATENATE([CulturesData.GJ$1];SUBSTITUTE(SUBSTITUTE(SUBSTITUTE([CulturesData.GJ22];&quot;e&quot;;&quot;EVERYMAN&quot;);&quot;r&quot;;&quot;RESTRICTED&quot;);&quot;o&quot;;&quot;OCCUPATIONAL&quot;);&quot;,&quot;))" office:value-type="string" office:string-value="G31=2,">
            <text:p>G31=2,</text:p>
          </table:table-cell>
          <table:table-cell table:formula="of:=IF(LEN(TRIM([CulturesData.GK22]))=0;&quot;&quot;;CONCATENATE([CulturesData.GK$1];SUBSTITUTE(SUBSTITUTE(SUBSTITUTE([CulturesData.GK22];&quot;e&quot;;&quot;EVERYMAN&quot;);&quot;r&quot;;&quot;RESTRICTED&quot;);&quot;o&quot;;&quot;OCCUPATIONAL&quot;);&quot;,&quot;))" office:value-type="string" office:string-value="S294=2,">
            <text:p>S294=2,</text:p>
          </table:table-cell>
          <table:table-cell table:formula="of:=IF(LEN(TRIM([CulturesData.GL22]))=0;&quot;&quot;;CONCATENATE([CulturesData.GL$1];SUBSTITUTE(SUBSTITUTE(SUBSTITUTE([CulturesData.GL22];&quot;e&quot;;&quot;EVERYMAN&quot;);&quot;r&quot;;&quot;RESTRICTED&quot;);&quot;o&quot;;&quot;OCCUPATIONAL&quot;);&quot;,&quot;))">
            <text:p/>
          </table:table-cell>
          <table:table-cell table:formula="of:=IF(LEN(TRIM([CulturesData.GM22]))=0;&quot;&quot;;CONCATENATE([CulturesData.GM$1];SUBSTITUTE(SUBSTITUTE(SUBSTITUTE([CulturesData.GM22];&quot;e&quot;;&quot;EVERYMAN&quot;);&quot;r&quot;;&quot;RESTRICTED&quot;);&quot;o&quot;;&quot;OCCUPATIONAL&quot;);&quot;,&quot;))">
            <text:p/>
          </table:table-cell>
          <table:table-cell table:formula="of:=IF(LEN(TRIM([CulturesData.GN22]))=0;&quot;&quot;;CONCATENATE([CulturesData.GN$1];SUBSTITUTE(SUBSTITUTE(SUBSTITUTE([CulturesData.GN22];&quot;e&quot;;&quot;EVERYMAN&quot;);&quot;r&quot;;&quot;RESTRICTED&quot;);&quot;o&quot;;&quot;OCCUPATIONAL&quot;);&quot;,&quot;))" office:value-type="string" office:string-value="G33=2,">
            <text:p>G33=2,</text:p>
          </table:table-cell>
          <table:table-cell table:formula="of:=IF(LEN(TRIM([CulturesData.GO22]))=0;&quot;&quot;;CONCATENATE([CulturesData.GO$1];SUBSTITUTE(SUBSTITUTE(SUBSTITUTE([CulturesData.GO22];&quot;e&quot;;&quot;EVERYMAN&quot;);&quot;r&quot;;&quot;RESTRICTED&quot;);&quot;o&quot;;&quot;OCCUPATIONAL&quot;);&quot;,&quot;))" office:value-type="string" office:string-value="S351=2,">
            <text:p>S351=2,</text:p>
          </table:table-cell>
          <table:table-cell table:formula="of:=IF(LEN(TRIM([CulturesData.GP22]))=0;&quot;&quot;;CONCATENATE([CulturesData.GP$1];SUBSTITUTE(SUBSTITUTE(SUBSTITUTE([CulturesData.GP22];&quot;e&quot;;&quot;EVERYMAN&quot;);&quot;r&quot;;&quot;RESTRICTED&quot;);&quot;o&quot;;&quot;OCCUPATIONAL&quot;);&quot;,&quot;))" office:value-type="string" office:string-value="LANG=6,">
            <text:p>LANG=6,</text:p>
          </table:table-cell>
          <table:table-cell table:formula="of:=IF(LEN(TRIM([CulturesData.GQ22]))=0;&quot;&quot;;CONCATENATE([CulturesData.GQ$1];SUBSTITUTE(SUBSTITUTE(SUBSTITUTE([CulturesData.GQ22];&quot;e&quot;;&quot;EVERYMAN&quot;);&quot;r&quot;;&quot;RESTRICTED&quot;);&quot;o&quot;;&quot;OCCUPATIONAL&quot;);&quot;,&quot;))">
            <text:p/>
          </table:table-cell>
          <table:table-cell table:formula="of:=IF(LEN(TRIM([CulturesData.GR22]))=0;&quot;&quot;;CONCATENATE([CulturesData.GR$1];SUBSTITUTE(SUBSTITUTE(SUBSTITUTE([CulturesData.GR22];&quot;e&quot;;&quot;EVERYMAN&quot;);&quot;r&quot;;&quot;RESTRICTED&quot;);&quot;o&quot;;&quot;OCCUPATIONAL&quot;);&quot;,&quot;))" office:value-type="string" office:string-value="HOBBY=12,">
            <text:p>HOBBY=12,</text:p>
          </table:table-cell>
          <table:table-cell table:formula="of:=IF(LEN(TRIM([CulturesData.GS22]))=0;&quot;&quot;;CONCATENATE([CulturesData.GS$1];[CulturesData.GS22];&quot;,&quot;))" office:value-type="string" office:string-value="Ttodo.special4,">
            <text:p>Ttodo.special4,</text:p>
          </table:table-cell>
          <table:table-cell table:formula="of:=IF(LEN(TRIM([CulturesData.GT22]))=0;&quot;&quot;;CONCATENATE([CulturesData.GT$1];SUBSTITUTE(SUBSTITUTE(SUBSTITUTE([CulturesData.GT22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formula="of:=CONCATENATE([CulturesData.A23]; &quot;,&quot;)" office:value-type="string" office:string-value="48,">
            <text:p>48,</text:p>
          </table:table-cell>
          <table:table-cell table:formula="of:=CONCATENATE([CulturesData.B23]; &quot;,&quot;)" office:value-type="string" office:string-value="48,">
            <text:p>48,</text:p>
          </table:table-cell>
          <table:table-cell table:formula="of:=CONCATENATE([CulturesData.D23]; &quot;,&quot;)" office:value-type="string" office:string-value=",">
            <text:p>,</text:p>
          </table:table-cell>
          <table:table-cell table:formula="of:=CONCATENATE([CulturesData.C23]; &quot;,&quot;)" office:value-type="string" office:string-value="halfling,">
            <text:p>halfling,</text:p>
          </table:table-cell>
          <table:table-cell table:formula="of:=CONCATENATE([CulturesData.E23]; &quot;,&quot;)" office:value-type="string" office:string-value="45,">
            <text:p>45,</text:p>
          </table:table-cell>
          <table:table-cell table:formula="of:=CONCATENATE([CulturesData.F23]; &quot;,&quot;)" office:value-type="string" office:string-value="40,">
            <text:p>40,</text:p>
          </table:table-cell>
          <table:table-cell table:formula="of:=CONCATENATE([CulturesData.G23]; &quot;,&quot;)" office:value-type="string" office:string-value="105,">
            <text:p>105,</text:p>
          </table:table-cell>
          <table:table-cell table:formula="of:=CONCATENATE([CulturesData.H23]; &quot;,&quot;)" office:value-type="string" office:string-value="100,">
            <text:p>100,</text:p>
          </table:table-cell>
          <table:table-cell table:formula="of:=IF(LEN(TRIM([CulturesData.J23]))=0;&quot;&quot;;CONCATENATE([CulturesData.J$1];SUBSTITUTE(SUBSTITUTE(SUBSTITUTE([CulturesData.J23];&quot;e&quot;;&quot;EVERYMAN&quot;);&quot;r&quot;;&quot;RESTRICTED&quot;);&quot;o&quot;;&quot;OCCUPATIONAL&quot;);&quot;,&quot;))">
            <text:p/>
          </table:table-cell>
          <table:table-cell table:formula="of:=IF(LEN(TRIM([CulturesData.K23]))=0;&quot;&quot;;CONCATENATE([CulturesData.K$1];SUBSTITUTE(SUBSTITUTE(SUBSTITUTE([CulturesData.K23];&quot;e&quot;;&quot;EVERYMAN&quot;);&quot;r&quot;;&quot;RESTRICTED&quot;);&quot;o&quot;;&quot;OCCUPATIONAL&quot;);&quot;,&quot;))">
            <text:p/>
          </table:table-cell>
          <table:table-cell table:formula="of:=IF(LEN(TRIM([CulturesData.L23]))=0;&quot;&quot;;CONCATENATE([CulturesData.L$1];SUBSTITUTE(SUBSTITUTE(SUBSTITUTE([CulturesData.L23];&quot;e&quot;;&quot;EVERYMAN&quot;);&quot;r&quot;;&quot;RESTRICTED&quot;);&quot;o&quot;;&quot;OCCUPATIONAL&quot;);&quot;,&quot;))">
            <text:p/>
          </table:table-cell>
          <table:table-cell table:formula="of:=IF(LEN(TRIM([CulturesData.M23]))=0;&quot;&quot;;CONCATENATE([CulturesData.M$1];SUBSTITUTE(SUBSTITUTE(SUBSTITUTE([CulturesData.M23];&quot;e&quot;;&quot;EVERYMAN&quot;);&quot;r&quot;;&quot;RESTRICTED&quot;);&quot;o&quot;;&quot;OCCUPATIONAL&quot;);&quot;,&quot;))">
            <text:p/>
          </table:table-cell>
          <table:table-cell table:formula="of:=IF(LEN(TRIM([CulturesData.N23]))=0;&quot;&quot;;CONCATENATE([CulturesData.N$1];SUBSTITUTE(SUBSTITUTE(SUBSTITUTE([CulturesData.N23];&quot;e&quot;;&quot;EVERYMAN&quot;);&quot;r&quot;;&quot;RESTRICTED&quot;);&quot;o&quot;;&quot;OCCUPATIONAL&quot;);&quot;,&quot;))">
            <text:p/>
          </table:table-cell>
          <table:table-cell table:formula="of:=IF(LEN(TRIM([CulturesData.O23]))=0;&quot;&quot;;CONCATENATE([CulturesData.O$1];SUBSTITUTE(SUBSTITUTE(SUBSTITUTE([CulturesData.O23];&quot;e&quot;;&quot;EVERYMAN&quot;);&quot;r&quot;;&quot;RESTRICTED&quot;);&quot;o&quot;;&quot;OCCUPATIONAL&quot;);&quot;,&quot;))">
            <text:p/>
          </table:table-cell>
          <table:table-cell table:formula="of:=IF(LEN(TRIM([CulturesData.P23]))=0;&quot;&quot;;CONCATENATE([CulturesData.P$1];SUBSTITUTE(SUBSTITUTE(SUBSTITUTE([CulturesData.P23];&quot;e&quot;;&quot;EVERYMAN&quot;);&quot;r&quot;;&quot;RESTRICTED&quot;);&quot;o&quot;;&quot;OCCUPATIONAL&quot;);&quot;,&quot;))">
            <text:p/>
          </table:table-cell>
          <table:table-cell table:formula="of:=IF(LEN(TRIM([CulturesData.Q23]))=0;&quot;&quot;;CONCATENATE([CulturesData.Q$1];SUBSTITUTE(SUBSTITUTE(SUBSTITUTE([CulturesData.Q23];&quot;e&quot;;&quot;EVERYMAN&quot;);&quot;r&quot;;&quot;RESTRICTED&quot;);&quot;o&quot;;&quot;OCCUPATIONAL&quot;);&quot;,&quot;))">
            <text:p/>
          </table:table-cell>
          <table:table-cell table:formula="of:=IF(LEN(TRIM([CulturesData.R23]))=0;&quot;&quot;;CONCATENATE([CulturesData.R$1];SUBSTITUTE(SUBSTITUTE(SUBSTITUTE([CulturesData.R23];&quot;e&quot;;&quot;EVERYMAN&quot;);&quot;r&quot;;&quot;RESTRICTED&quot;);&quot;o&quot;;&quot;OCCUPATIONAL&quot;);&quot;,&quot;))">
            <text:p/>
          </table:table-cell>
          <table:table-cell table:formula="of:=IF(LEN(TRIM([CulturesData.S23]))=0;&quot;&quot;;CONCATENATE([CulturesData.S$1];SUBSTITUTE(SUBSTITUTE(SUBSTITUTE([CulturesData.S23];&quot;e&quot;;&quot;EVERYMAN&quot;);&quot;r&quot;;&quot;RESTRICTED&quot;);&quot;o&quot;;&quot;OCCUPATIONAL&quot;);&quot;,&quot;))">
            <text:p/>
          </table:table-cell>
          <table:table-cell table:formula="of:=IF(LEN(TRIM([CulturesData.T23]))=0;&quot;&quot;;CONCATENATE([CulturesData.T$1];SUBSTITUTE(SUBSTITUTE(SUBSTITUTE([CulturesData.T23];&quot;e&quot;;&quot;EVERYMAN&quot;);&quot;r&quot;;&quot;RESTRICTED&quot;);&quot;o&quot;;&quot;OCCUPATIONAL&quot;);&quot;,&quot;))">
            <text:p/>
          </table:table-cell>
          <table:table-cell table:formula="of:=IF(LEN(TRIM([CulturesData.U23]))=0;&quot;&quot;;CONCATENATE([CulturesData.U$1];SUBSTITUTE(SUBSTITUTE(SUBSTITUTE([CulturesData.U23];&quot;e&quot;;&quot;EVERYMAN&quot;);&quot;r&quot;;&quot;RESTRICTED&quot;);&quot;o&quot;;&quot;OCCUPATIONAL&quot;);&quot;,&quot;))">
            <text:p/>
          </table:table-cell>
          <table:table-cell table:formula="of:=IF(LEN(TRIM([CulturesData.V23]))=0;&quot;&quot;;CONCATENATE([CulturesData.V$1];SUBSTITUTE(SUBSTITUTE(SUBSTITUTE([CulturesData.V23];&quot;e&quot;;&quot;EVERYMAN&quot;);&quot;r&quot;;&quot;RESTRICTED&quot;);&quot;o&quot;;&quot;OCCUPATIONAL&quot;);&quot;,&quot;))" office:value-type="string" office:string-value="G3=1,">
            <text:p>G3=1,</text:p>
          </table:table-cell>
          <table:table-cell table:formula="of:=IF(LEN(TRIM([CulturesData.W23]))=0;&quot;&quot;;CONCATENATE([CulturesData.W$1];SUBSTITUTE(SUBSTITUTE(SUBSTITUTE([CulturesData.W23];&quot;e&quot;;&quot;EVERYMAN&quot;);&quot;r&quot;;&quot;RESTRICTED&quot;);&quot;o&quot;;&quot;OCCUPATIONAL&quot;);&quot;,&quot;))">
            <text:p/>
          </table:table-cell>
          <table:table-cell table:formula="of:=IF(LEN(TRIM([CulturesData.X23]))=0;&quot;&quot;;CONCATENATE([CulturesData.X$1];SUBSTITUTE(SUBSTITUTE(SUBSTITUTE([CulturesData.X23];&quot;e&quot;;&quot;EVERYMAN&quot;);&quot;r&quot;;&quot;RESTRICTED&quot;);&quot;o&quot;;&quot;OCCUPATIONAL&quot;);&quot;,&quot;))">
            <text:p/>
          </table:table-cell>
          <table:table-cell table:formula="of:=IF(LEN(TRIM([CulturesData.Y23]))=0;&quot;&quot;;CONCATENATE([CulturesData.Y$1];SUBSTITUTE(SUBSTITUTE(SUBSTITUTE([CulturesData.Y23];&quot;e&quot;;&quot;EVERYMAN&quot;);&quot;r&quot;;&quot;RESTRICTED&quot;);&quot;o&quot;;&quot;OCCUPATIONAL&quot;);&quot;,&quot;))">
            <text:p/>
          </table:table-cell>
          <table:table-cell table:formula="of:=IF(LEN(TRIM([CulturesData.Z23]))=0;&quot;&quot;;CONCATENATE([CulturesData.Z$1];SUBSTITUTE(SUBSTITUTE(SUBSTITUTE([CulturesData.Z23];&quot;e&quot;;&quot;EVERYMAN&quot;);&quot;r&quot;;&quot;RESTRICTED&quot;);&quot;o&quot;;&quot;OCCUPATIONAL&quot;);&quot;,&quot;))">
            <text:p/>
          </table:table-cell>
          <table:table-cell table:formula="of:=IF(LEN(TRIM([CulturesData.AA23]))=0;&quot;&quot;;CONCATENATE([CulturesData.AA$1];SUBSTITUTE(SUBSTITUTE(SUBSTITUTE([CulturesData.AA23];&quot;e&quot;;&quot;EVERYMAN&quot;);&quot;r&quot;;&quot;RESTRICTED&quot;);&quot;o&quot;;&quot;OCCUPATIONAL&quot;);&quot;,&quot;))" office:value-type="string" office:string-value="G1=1,">
            <text:p>G1=1,</text:p>
          </table:table-cell>
          <table:table-cell table:formula="of:=IF(LEN(TRIM([CulturesData.AB23]))=0;&quot;&quot;;CONCATENATE([CulturesData.AB$1];SUBSTITUTE(SUBSTITUTE(SUBSTITUTE([CulturesData.AB23];&quot;e&quot;;&quot;EVERYMAN&quot;);&quot;r&quot;;&quot;RESTRICTED&quot;);&quot;o&quot;;&quot;OCCUPATIONAL&quot;);&quot;,&quot;))">
            <text:p/>
          </table:table-cell>
          <table:table-cell table:formula="of:=IF(LEN(TRIM([CulturesData.AC23]))=0;&quot;&quot;;CONCATENATE([CulturesData.AC$1];SUBSTITUTE(SUBSTITUTE(SUBSTITUTE([CulturesData.AC23];&quot;e&quot;;&quot;EVERYMAN&quot;);&quot;r&quot;;&quot;RESTRICTED&quot;);&quot;o&quot;;&quot;OCCUPATIONAL&quot;);&quot;,&quot;))">
            <text:p/>
          </table:table-cell>
          <table:table-cell table:formula="of:=IF(LEN(TRIM([CulturesData.AD23]))=0;&quot;&quot;;CONCATENATE([CulturesData.AD$1];SUBSTITUTE(SUBSTITUTE(SUBSTITUTE([CulturesData.AD23];&quot;e&quot;;&quot;EVERYMAN&quot;);&quot;r&quot;;&quot;RESTRICTED&quot;);&quot;o&quot;;&quot;OCCUPATIONAL&quot;);&quot;,&quot;))">
            <text:p/>
          </table:table-cell>
          <table:table-cell table:formula="of:=IF(LEN(TRIM([CulturesData.AE23]))=0;&quot;&quot;;CONCATENATE([CulturesData.AE$1];SUBSTITUTE(SUBSTITUTE(SUBSTITUTE([CulturesData.AE23];&quot;e&quot;;&quot;EVERYMAN&quot;);&quot;r&quot;;&quot;RESTRICTED&quot;);&quot;o&quot;;&quot;OCCUPATIONAL&quot;);&quot;,&quot;))" office:value-type="string" office:string-value="G2=1,">
            <text:p>G2=1,</text:p>
          </table:table-cell>
          <table:table-cell table:formula="of:=IF(LEN(TRIM([CulturesData.AF23]))=0;&quot;&quot;;CONCATENATE([CulturesData.AF$1];SUBSTITUTE(SUBSTITUTE(SUBSTITUTE([CulturesData.AF23];&quot;e&quot;;&quot;EVERYMAN&quot;);&quot;r&quot;;&quot;RESTRICTED&quot;);&quot;o&quot;;&quot;OCCUPATIONAL&quot;);&quot;,&quot;))" office:value-type="string" office:string-value="S14=2,">
            <text:p>S14=2,</text:p>
          </table:table-cell>
          <table:table-cell table:formula="of:=IF(LEN(TRIM([CulturesData.AG23]))=0;&quot;&quot;;CONCATENATE([CulturesData.AG$1];SUBSTITUTE(SUBSTITUTE(SUBSTITUTE([CulturesData.AG23];&quot;e&quot;;&quot;EVERYMAN&quot;);&quot;r&quot;;&quot;RESTRICTED&quot;);&quot;o&quot;;&quot;OCCUPATIONAL&quot;);&quot;,&quot;))">
            <text:p/>
          </table:table-cell>
          <table:table-cell table:formula="of:=IF(LEN(TRIM([CulturesData.AH23]))=0;&quot;&quot;;CONCATENATE([CulturesData.AH$1];SUBSTITUTE(SUBSTITUTE(SUBSTITUTE([CulturesData.AH23];&quot;e&quot;;&quot;EVERYMAN&quot;);&quot;r&quot;;&quot;RESTRICTED&quot;);&quot;o&quot;;&quot;OCCUPATIONAL&quot;);&quot;,&quot;))" office:value-type="string" office:string-value="S168=8,">
            <text:p>S168=8,</text:p>
          </table:table-cell>
          <table:table-cell table:formula="of:=IF(LEN(TRIM([CulturesData.AI23]))=0;&quot;&quot;;CONCATENATE([CulturesData.AI$1];SUBSTITUTE(SUBSTITUTE(SUBSTITUTE([CulturesData.AI23];&quot;e&quot;;&quot;EVERYMAN&quot;);&quot;r&quot;;&quot;RESTRICTED&quot;);&quot;o&quot;;&quot;OCCUPATIONAL&quot;);&quot;,&quot;))" office:value-type="string" office:string-value="G36=1,">
            <text:p>G36=1,</text:p>
          </table:table-cell>
          <table:table-cell table:formula="of:=IF(LEN(TRIM([CulturesData.AJ23]))=0;&quot;&quot;;CONCATENATE([CulturesData.AJ$1];SUBSTITUTE(SUBSTITUTE(SUBSTITUTE([CulturesData.AJ23];&quot;e&quot;;&quot;EVERYMAN&quot;);&quot;r&quot;;&quot;RESTRICTED&quot;);&quot;o&quot;;&quot;OCCUPATIONAL&quot;);&quot;,&quot;))">
            <text:p/>
          </table:table-cell>
          <table:table-cell table:formula="of:=IF(LEN(TRIM([CulturesData.AK23]))=0;&quot;&quot;;CONCATENATE([CulturesData.AK$1];SUBSTITUTE(SUBSTITUTE(SUBSTITUTE([CulturesData.AK23];&quot;e&quot;;&quot;EVERYMAN&quot;);&quot;r&quot;;&quot;RESTRICTED&quot;);&quot;o&quot;;&quot;OCCUPATIONAL&quot;);&quot;,&quot;))">
            <text:p/>
          </table:table-cell>
          <table:table-cell table:formula="of:=IF(LEN(TRIM([CulturesData.AL23]))=0;&quot;&quot;;CONCATENATE([CulturesData.AL$1];SUBSTITUTE(SUBSTITUTE(SUBSTITUTE([CulturesData.AL23];&quot;e&quot;;&quot;EVERYMAN&quot;);&quot;r&quot;;&quot;RESTRICTED&quot;);&quot;o&quot;;&quot;OCCUPATIONAL&quot;);&quot;,&quot;))">
            <text:p/>
          </table:table-cell>
          <table:table-cell table:formula="of:=IF(LEN(TRIM([CulturesData.AM23]))=0;&quot;&quot;;CONCATENATE([CulturesData.AM$1];SUBSTITUTE(SUBSTITUTE(SUBSTITUTE([CulturesData.AM23];&quot;e&quot;;&quot;EVERYMAN&quot;);&quot;r&quot;;&quot;RESTRICTED&quot;);&quot;o&quot;;&quot;OCCUPATIONAL&quot;);&quot;,&quot;))">
            <text:p/>
          </table:table-cell>
          <table:table-cell table:formula="of:=IF(LEN(TRIM([CulturesData.AN23]))=0;&quot;&quot;;CONCATENATE([CulturesData.AN$1];SUBSTITUTE(SUBSTITUTE(SUBSTITUTE([CulturesData.AN23];&quot;e&quot;;&quot;EVERYMAN&quot;);&quot;r&quot;;&quot;RESTRICTED&quot;);&quot;o&quot;;&quot;OCCUPATIONAL&quot;);&quot;,&quot;))" office:value-type="string" office:string-value="S155=RESTRICTED,">
            <text:p>S155=RESTRICTED,</text:p>
          </table:table-cell>
          <table:table-cell table:formula="of:=IF(LEN(TRIM([CulturesData.AO23]))=0;&quot;&quot;;CONCATENATE([CulturesData.AO$1];SUBSTITUTE(SUBSTITUTE(SUBSTITUTE([CulturesData.AO23];&quot;e&quot;;&quot;EVERYMAN&quot;);&quot;r&quot;;&quot;RESTRICTED&quot;);&quot;o&quot;;&quot;OCCUPATIONAL&quot;);&quot;,&quot;))" office:value-type="string" office:string-value="S154=RESTRICTED,">
            <text:p>S154=RESTRICTED,</text:p>
          </table:table-cell>
          <table:table-cell table:formula="of:=IF(LEN(TRIM([CulturesData.AP23]))=0;&quot;&quot;;CONCATENATE([CulturesData.AP$1];SUBSTITUTE(SUBSTITUTE(SUBSTITUTE([CulturesData.AP23];&quot;e&quot;;&quot;EVERYMAN&quot;);&quot;r&quot;;&quot;RESTRICTED&quot;);&quot;o&quot;;&quot;OCCUPATIONAL&quot;);&quot;,&quot;))" office:value-type="string" office:string-value="S64=2,">
            <text:p>S64=2,</text:p>
          </table:table-cell>
          <table:table-cell table:formula="of:=IF(LEN(TRIM([CulturesData.AQ23]))=0;&quot;&quot;;CONCATENATE([CulturesData.AQ$1];SUBSTITUTE(SUBSTITUTE(SUBSTITUTE([CulturesData.AQ23];&quot;e&quot;;&quot;EVERYMAN&quot;);&quot;r&quot;;&quot;RESTRICTED&quot;);&quot;o&quot;;&quot;OCCUPATIONAL&quot;);&quot;,&quot;))">
            <text:p/>
          </table:table-cell>
          <table:table-cell table:formula="of:=IF(LEN(TRIM([CulturesData.AR23]))=0;&quot;&quot;;CONCATENATE([CulturesData.AR$1];SUBSTITUTE(SUBSTITUTE(SUBSTITUTE([CulturesData.AR23];&quot;e&quot;;&quot;EVERYMAN&quot;);&quot;r&quot;;&quot;RESTRICTED&quot;);&quot;o&quot;;&quot;OCCUPATIONAL&quot;);&quot;,&quot;))" office:value-type="string" office:string-value="S503=RESTRICTED,">
            <text:p>S503=RESTRICTED,</text:p>
          </table:table-cell>
          <table:table-cell table:formula="of:=IF(LEN(TRIM([CulturesData.AS23]))=0;&quot;&quot;;CONCATENATE([CulturesData.AS$1];SUBSTITUTE(SUBSTITUTE(SUBSTITUTE([CulturesData.AS23];&quot;e&quot;;&quot;EVERYMAN&quot;);&quot;r&quot;;&quot;RESTRICTED&quot;);&quot;o&quot;;&quot;OCCUPATIONAL&quot;);&quot;,&quot;))" office:value-type="string" office:string-value="S504=RESTRICTED,">
            <text:p>S504=RESTRICTED,</text:p>
          </table:table-cell>
          <table:table-cell table:formula="of:=IF(LEN(TRIM([CulturesData.AT23]))=0;&quot;&quot;;CONCATENATE([CulturesData.AT$1];SUBSTITUTE(SUBSTITUTE(SUBSTITUTE([CulturesData.AT23];&quot;e&quot;;&quot;EVERYMAN&quot;);&quot;r&quot;;&quot;RESTRICTED&quot;);&quot;o&quot;;&quot;OCCUPATIONAL&quot;);&quot;,&quot;))" office:value-type="string" office:string-value="S53=RESTRICTED,">
            <text:p>S53=RESTRICTED,</text:p>
          </table:table-cell>
          <table:table-cell table:formula="of:=IF(LEN(TRIM([CulturesData.AU23]))=0;&quot;&quot;;CONCATENATE([CulturesData.AU$1];SUBSTITUTE(SUBSTITUTE(SUBSTITUTE([CulturesData.AU23];&quot;e&quot;;&quot;EVERYMAN&quot;);&quot;r&quot;;&quot;RESTRICTED&quot;);&quot;o&quot;;&quot;OCCUPATIONAL&quot;);&quot;,&quot;))" office:value-type="string" office:string-value="S54=RESTRICTED,">
            <text:p>S54=RESTRICTED,</text:p>
          </table:table-cell>
          <table:table-cell table:formula="of:=IF(LEN(TRIM([CulturesData.AV23]))=0;&quot;&quot;;CONCATENATE([CulturesData.AV$1];SUBSTITUTE(SUBSTITUTE(SUBSTITUTE([CulturesData.AV23];&quot;e&quot;;&quot;EVERYMAN&quot;);&quot;r&quot;;&quot;RESTRICTED&quot;);&quot;o&quot;;&quot;OCCUPATIONAL&quot;);&quot;,&quot;))" office:value-type="string" office:string-value="G8=1,">
            <text:p>G8=1,</text:p>
          </table:table-cell>
          <table:table-cell table:formula="of:=IF(LEN(TRIM([CulturesData.AW23]))=0;&quot;&quot;;CONCATENATE([CulturesData.AW$1];SUBSTITUTE(SUBSTITUTE(SUBSTITUTE([CulturesData.AW23];&quot;e&quot;;&quot;EVERYMAN&quot;);&quot;r&quot;;&quot;RESTRICTED&quot;);&quot;o&quot;;&quot;OCCUPATIONAL&quot;);&quot;,&quot;))">
            <text:p/>
          </table:table-cell>
          <table:table-cell table:formula="of:=IF(LEN(TRIM([CulturesData.AX23]))=0;&quot;&quot;;CONCATENATE([CulturesData.AX$1];SUBSTITUTE(SUBSTITUTE(SUBSTITUTE([CulturesData.AX23];&quot;e&quot;;&quot;EVERYMAN&quot;);&quot;r&quot;;&quot;RESTRICTED&quot;);&quot;o&quot;;&quot;OCCUPATIONAL&quot;);&quot;,&quot;))">
            <text:p/>
          </table:table-cell>
          <table:table-cell table:formula="of:=IF(LEN(TRIM([CulturesData.AY23]))=0;&quot;&quot;;CONCATENATE([CulturesData.AY$1];SUBSTITUTE(SUBSTITUTE(SUBSTITUTE([CulturesData.AY23];&quot;e&quot;;&quot;EVERYMAN&quot;);&quot;r&quot;;&quot;RESTRICTED&quot;);&quot;o&quot;;&quot;OCCUPATIONAL&quot;);&quot;,&quot;))" office:value-type="string" office:string-value="S465=8,">
            <text:p>S465=8,</text:p>
          </table:table-cell>
          <table:table-cell table:formula="of:=IF(LEN(TRIM([CulturesData.AZ23]))=0;&quot;&quot;;CONCATENATE([CulturesData.AZ$1];SUBSTITUTE(SUBSTITUTE(SUBSTITUTE([CulturesData.AZ23];&quot;e&quot;;&quot;EVERYMAN&quot;);&quot;r&quot;;&quot;RESTRICTED&quot;);&quot;o&quot;;&quot;OCCUPATIONAL&quot;);&quot;,&quot;))" office:value-type="string" office:string-value="S466=6,">
            <text:p>S466=6,</text:p>
          </table:table-cell>
          <table:table-cell table:formula="of:=IF(LEN(TRIM([CulturesData.BA23]))=0;&quot;&quot;;CONCATENATE([CulturesData.BA$1];SUBSTITUTE(SUBSTITUTE(SUBSTITUTE([CulturesData.BA23];&quot;e&quot;;&quot;EVERYMAN&quot;);&quot;r&quot;;&quot;RESTRICTED&quot;);&quot;o&quot;;&quot;OCCUPATIONAL&quot;);&quot;,&quot;))">
            <text:p/>
          </table:table-cell>
          <table:table-cell table:formula="of:=IF(LEN(TRIM([CulturesData.BB23]))=0;&quot;&quot;;CONCATENATE([CulturesData.BB$1];SUBSTITUTE(SUBSTITUTE(SUBSTITUTE([CulturesData.BB23];&quot;e&quot;;&quot;EVERYMAN&quot;);&quot;r&quot;;&quot;RESTRICTED&quot;);&quot;o&quot;;&quot;OCCUPATIONAL&quot;);&quot;,&quot;))">
            <text:p/>
          </table:table-cell>
          <table:table-cell table:formula="of:=IF(LEN(TRIM([CulturesData.BC23]))=0;&quot;&quot;;CONCATENATE([CulturesData.BC$1];SUBSTITUTE(SUBSTITUTE(SUBSTITUTE([CulturesData.BC23];&quot;e&quot;;&quot;EVERYMAN&quot;);&quot;r&quot;;&quot;RESTRICTED&quot;);&quot;o&quot;;&quot;OCCUPATIONAL&quot;);&quot;,&quot;))">
            <text:p/>
          </table:table-cell>
          <table:table-cell table:formula="of:=IF(LEN(TRIM([CulturesData.BD23]))=0;&quot;&quot;;CONCATENATE([CulturesData.BD$1];SUBSTITUTE(SUBSTITUTE(SUBSTITUTE([CulturesData.BD23];&quot;e&quot;;&quot;EVERYMAN&quot;);&quot;r&quot;;&quot;RESTRICTED&quot;);&quot;o&quot;;&quot;OCCUPATIONAL&quot;);&quot;,&quot;))">
            <text:p/>
          </table:table-cell>
          <table:table-cell table:formula="of:=IF(LEN(TRIM([CulturesData.BE23]))=0;&quot;&quot;;CONCATENATE([CulturesData.BE$1];SUBSTITUTE(SUBSTITUTE(SUBSTITUTE([CulturesData.BE23];&quot;e&quot;;&quot;EVERYMAN&quot;);&quot;r&quot;;&quot;RESTRICTED&quot;);&quot;o&quot;;&quot;OCCUPATIONAL&quot;);&quot;,&quot;))">
            <text:p/>
          </table:table-cell>
          <table:table-cell table:formula="of:=IF(LEN(TRIM([CulturesData.BF23]))=0;&quot;&quot;;CONCATENATE([CulturesData.BF$1];SUBSTITUTE(SUBSTITUTE(SUBSTITUTE([CulturesData.BF23];&quot;e&quot;;&quot;EVERYMAN&quot;);&quot;r&quot;;&quot;RESTRICTED&quot;);&quot;o&quot;;&quot;OCCUPATIONAL&quot;);&quot;,&quot;))">
            <text:p/>
          </table:table-cell>
          <table:table-cell table:formula="of:=IF(LEN(TRIM([CulturesData.BG23]))=0;&quot;&quot;;CONCATENATE([CulturesData.BG$1];SUBSTITUTE(SUBSTITUTE(SUBSTITUTE([CulturesData.BG23];&quot;e&quot;;&quot;EVERYMAN&quot;);&quot;r&quot;;&quot;RESTRICTED&quot;);&quot;o&quot;;&quot;OCCUPATIONAL&quot;);&quot;,&quot;))">
            <text:p/>
          </table:table-cell>
          <table:table-cell table:formula="of:=IF(LEN(TRIM([CulturesData.BH23]))=0;&quot;&quot;;CONCATENATE([CulturesData.BH$1];SUBSTITUTE(SUBSTITUTE(SUBSTITUTE([CulturesData.BH23];&quot;e&quot;;&quot;EVERYMAN&quot;);&quot;r&quot;;&quot;RESTRICTED&quot;);&quot;o&quot;;&quot;OCCUPATIONAL&quot;);&quot;,&quot;))">
            <text:p/>
          </table:table-cell>
          <table:table-cell table:formula="of:=IF(LEN(TRIM([CulturesData.BI23]))=0;&quot;&quot;;CONCATENATE([CulturesData.BI$1];SUBSTITUTE(SUBSTITUTE(SUBSTITUTE([CulturesData.BI23];&quot;e&quot;;&quot;EVERYMAN&quot;);&quot;r&quot;;&quot;RESTRICTED&quot;);&quot;o&quot;;&quot;OCCUPATIONAL&quot;);&quot;,&quot;))">
            <text:p/>
          </table:table-cell>
          <table:table-cell table:formula="of:=IF(LEN(TRIM([CulturesData.BJ23]))=0;&quot;&quot;;CONCATENATE([CulturesData.BJ$1];SUBSTITUTE(SUBSTITUTE(SUBSTITUTE([CulturesData.BJ23];&quot;e&quot;;&quot;EVERYMAN&quot;);&quot;r&quot;;&quot;RESTRICTED&quot;);&quot;o&quot;;&quot;OCCUPATIONAL&quot;);&quot;,&quot;))">
            <text:p/>
          </table:table-cell>
          <table:table-cell table:formula="of:=IF(LEN(TRIM([CulturesData.BK23]))=0;&quot;&quot;;CONCATENATE([CulturesData.BK$1];SUBSTITUTE(SUBSTITUTE(SUBSTITUTE([CulturesData.BK23];&quot;e&quot;;&quot;EVERYMAN&quot;);&quot;r&quot;;&quot;RESTRICTED&quot;);&quot;o&quot;;&quot;OCCUPATIONAL&quot;);&quot;,&quot;))">
            <text:p/>
          </table:table-cell>
          <table:table-cell table:formula="of:=IF(LEN(TRIM([CulturesData.BL23]))=0;&quot;&quot;;CONCATENATE([CulturesData.BL$1];SUBSTITUTE(SUBSTITUTE(SUBSTITUTE([CulturesData.BL23];&quot;e&quot;;&quot;EVERYMAN&quot;);&quot;r&quot;;&quot;RESTRICTED&quot;);&quot;o&quot;;&quot;OCCUPATIONAL&quot;);&quot;,&quot;))">
            <text:p/>
          </table:table-cell>
          <table:table-cell table:formula="of:=IF(LEN(TRIM([CulturesData.BM23]))=0;&quot;&quot;;CONCATENATE([CulturesData.BM$1];SUBSTITUTE(SUBSTITUTE(SUBSTITUTE([CulturesData.BM23];&quot;e&quot;;&quot;EVERYMAN&quot;);&quot;r&quot;;&quot;RESTRICTED&quot;);&quot;o&quot;;&quot;OCCUPATIONAL&quot;);&quot;,&quot;))">
            <text:p/>
          </table:table-cell>
          <table:table-cell table:formula="of:=IF(LEN(TRIM([CulturesData.BN23]))=0;&quot;&quot;;CONCATENATE([CulturesData.BN$1];SUBSTITUTE(SUBSTITUTE(SUBSTITUTE([CulturesData.BN23];&quot;e&quot;;&quot;EVERYMAN&quot;);&quot;r&quot;;&quot;RESTRICTED&quot;);&quot;o&quot;;&quot;OCCUPATIONAL&quot;);&quot;,&quot;))">
            <text:p/>
          </table:table-cell>
          <table:table-cell table:formula="of:=IF(LEN(TRIM([CulturesData.BO23]))=0;&quot;&quot;;CONCATENATE([CulturesData.BO$1];SUBSTITUTE(SUBSTITUTE(SUBSTITUTE([CulturesData.BO23];&quot;e&quot;;&quot;EVERYMAN&quot;);&quot;r&quot;;&quot;RESTRICTED&quot;);&quot;o&quot;;&quot;OCCUPATIONAL&quot;);&quot;,&quot;))">
            <text:p/>
          </table:table-cell>
          <table:table-cell table:formula="of:=IF(LEN(TRIM([CulturesData.BP23]))=0;&quot;&quot;;CONCATENATE([CulturesData.BP$1];SUBSTITUTE(SUBSTITUTE(SUBSTITUTE([CulturesData.BP23];&quot;e&quot;;&quot;EVERYMAN&quot;);&quot;r&quot;;&quot;RESTRICTED&quot;);&quot;o&quot;;&quot;OCCUPATIONAL&quot;);&quot;,&quot;))">
            <text:p/>
          </table:table-cell>
          <table:table-cell table:formula="of:=IF(LEN(TRIM([CulturesData.BQ23]))=0;&quot;&quot;;CONCATENATE([CulturesData.BQ$1];SUBSTITUTE(SUBSTITUTE(SUBSTITUTE([CulturesData.BQ23];&quot;e&quot;;&quot;EVERYMAN&quot;);&quot;r&quot;;&quot;RESTRICTED&quot;);&quot;o&quot;;&quot;OCCUPATIONAL&quot;);&quot;,&quot;))">
            <text:p/>
          </table:table-cell>
          <table:table-cell table:formula="of:=IF(LEN(TRIM([CulturesData.BR23]))=0;&quot;&quot;;CONCATENATE([CulturesData.BR$1];SUBSTITUTE(SUBSTITUTE(SUBSTITUTE([CulturesData.BR23];&quot;e&quot;;&quot;EVERYMAN&quot;);&quot;r&quot;;&quot;RESTRICTED&quot;);&quot;o&quot;;&quot;OCCUPATIONAL&quot;);&quot;,&quot;))">
            <text:p/>
          </table:table-cell>
          <table:table-cell table:formula="of:=IF(LEN(TRIM([CulturesData.BS23]))=0;&quot;&quot;;CONCATENATE([CulturesData.BS$1];SUBSTITUTE(SUBSTITUTE(SUBSTITUTE([CulturesData.BS23];&quot;e&quot;;&quot;EVERYMAN&quot;);&quot;r&quot;;&quot;RESTRICTED&quot;);&quot;o&quot;;&quot;OCCUPATIONAL&quot;);&quot;,&quot;))">
            <text:p/>
          </table:table-cell>
          <table:table-cell table:formula="of:=IF(LEN(TRIM([CulturesData.BT23]))=0;&quot;&quot;;CONCATENATE([CulturesData.BT$1];SUBSTITUTE(SUBSTITUTE(SUBSTITUTE([CulturesData.BT23];&quot;e&quot;;&quot;EVERYMAN&quot;);&quot;r&quot;;&quot;RESTRICTED&quot;);&quot;o&quot;;&quot;OCCUPATIONAL&quot;);&quot;,&quot;))">
            <text:p/>
          </table:table-cell>
          <table:table-cell table:formula="of:=IF(LEN(TRIM([CulturesData.BU23]))=0;&quot;&quot;;CONCATENATE([CulturesData.BU$1];SUBSTITUTE(SUBSTITUTE(SUBSTITUTE([CulturesData.BU23];&quot;e&quot;;&quot;EVERYMAN&quot;);&quot;r&quot;;&quot;RESTRICTED&quot;);&quot;o&quot;;&quot;OCCUPATIONAL&quot;);&quot;,&quot;))" office:value-type="string" office:string-value="S487=8,">
            <text:p>S487=8,</text:p>
          </table:table-cell>
          <table:table-cell table:formula="of:=IF(LEN(TRIM([CulturesData.BV23]))=0;&quot;&quot;;CONCATENATE([CulturesData.BV$1];SUBSTITUTE(SUBSTITUTE(SUBSTITUTE([CulturesData.BV23];&quot;e&quot;;&quot;EVERYMAN&quot;);&quot;r&quot;;&quot;RESTRICTED&quot;);&quot;o&quot;;&quot;OCCUPATIONAL&quot;);&quot;,&quot;))" office:value-type="string" office:string-value="S488=6,">
            <text:p>S488=6,</text:p>
          </table:table-cell>
          <table:table-cell table:formula="of:=IF(LEN(TRIM([CulturesData.BW23]))=0;&quot;&quot;;CONCATENATE([CulturesData.BW$1];SUBSTITUTE(SUBSTITUTE(SUBSTITUTE([CulturesData.BW23];&quot;e&quot;;&quot;EVERYMAN&quot;);&quot;r&quot;;&quot;RESTRICTED&quot;);&quot;o&quot;;&quot;OCCUPATIONAL&quot;);&quot;,&quot;))">
            <text:p/>
          </table:table-cell>
          <table:table-cell table:formula="of:=IF(LEN(TRIM([CulturesData.BX23]))=0;&quot;&quot;;CONCATENATE([CulturesData.BX$1];SUBSTITUTE(SUBSTITUTE(SUBSTITUTE([CulturesData.BX23];&quot;e&quot;;&quot;EVERYMAN&quot;);&quot;r&quot;;&quot;RESTRICTED&quot;);&quot;o&quot;;&quot;OCCUPATIONAL&quot;);&quot;,&quot;))">
            <text:p/>
          </table:table-cell>
          <table:table-cell table:formula="of:=IF(LEN(TRIM([CulturesData.BY23]))=0;&quot;&quot;;CONCATENATE([CulturesData.BY$1];SUBSTITUTE(SUBSTITUTE(SUBSTITUTE([CulturesData.BY23];&quot;e&quot;;&quot;EVERYMAN&quot;);&quot;r&quot;;&quot;RESTRICTED&quot;);&quot;o&quot;;&quot;OCCUPATIONAL&quot;);&quot;,&quot;))">
            <text:p/>
          </table:table-cell>
          <table:table-cell table:formula="of:=IF(LEN(TRIM([CulturesData.BZ23]))=0;&quot;&quot;;CONCATENATE([CulturesData.BZ$1];SUBSTITUTE(SUBSTITUTE(SUBSTITUTE([CulturesData.BZ23];&quot;e&quot;;&quot;EVERYMAN&quot;);&quot;r&quot;;&quot;RESTRICTED&quot;);&quot;o&quot;;&quot;OCCUPATIONAL&quot;);&quot;,&quot;))">
            <text:p/>
          </table:table-cell>
          <table:table-cell table:formula="of:=IF(LEN(TRIM([CulturesData.CA23]))=0;&quot;&quot;;CONCATENATE([CulturesData.CA$1];SUBSTITUTE(SUBSTITUTE(SUBSTITUTE([CulturesData.CA23];&quot;e&quot;;&quot;EVERYMAN&quot;);&quot;r&quot;;&quot;RESTRICTED&quot;);&quot;o&quot;;&quot;OCCUPATIONAL&quot;);&quot;,&quot;))">
            <text:p/>
          </table:table-cell>
          <table:table-cell table:formula="of:=IF(LEN(TRIM([CulturesData.CB23]))=0;&quot;&quot;;CONCATENATE([CulturesData.CB$1];SUBSTITUTE(SUBSTITUTE(SUBSTITUTE([CulturesData.CB23];&quot;e&quot;;&quot;EVERYMAN&quot;);&quot;r&quot;;&quot;RESTRICTED&quot;);&quot;o&quot;;&quot;OCCUPATIONAL&quot;);&quot;,&quot;))">
            <text:p/>
          </table:table-cell>
          <table:table-cell table:formula="of:=IF(LEN(TRIM([CulturesData.CC23]))=0;&quot;&quot;;CONCATENATE([CulturesData.CC$1];SUBSTITUTE(SUBSTITUTE(SUBSTITUTE([CulturesData.CC23];&quot;e&quot;;&quot;EVERYMAN&quot;);&quot;r&quot;;&quot;RESTRICTED&quot;);&quot;o&quot;;&quot;OCCUPATIONAL&quot;);&quot;,&quot;))">
            <text:p/>
          </table:table-cell>
          <table:table-cell table:formula="of:=IF(LEN(TRIM([CulturesData.CD23]))=0;&quot;&quot;;CONCATENATE([CulturesData.CD$1];SUBSTITUTE(SUBSTITUTE(SUBSTITUTE([CulturesData.CD23];&quot;e&quot;;&quot;EVERYMAN&quot;);&quot;r&quot;;&quot;RESTRICTED&quot;);&quot;o&quot;;&quot;OCCUPATIONAL&quot;);&quot;,&quot;))">
            <text:p/>
          </table:table-cell>
          <table:table-cell table:formula="of:=IF(LEN(TRIM([CulturesData.CE23]))=0;&quot;&quot;;CONCATENATE([CulturesData.CE$1];SUBSTITUTE(SUBSTITUTE(SUBSTITUTE([CulturesData.CE23];&quot;e&quot;;&quot;EVERYMAN&quot;);&quot;r&quot;;&quot;RESTRICTED&quot;);&quot;o&quot;;&quot;OCCUPATIONAL&quot;);&quot;,&quot;))">
            <text:p/>
          </table:table-cell>
          <table:table-cell table:formula="of:=IF(LEN(TRIM([CulturesData.CF23]))=0;&quot;&quot;;CONCATENATE([CulturesData.CF$1];SUBSTITUTE(SUBSTITUTE(SUBSTITUTE([CulturesData.CF23];&quot;e&quot;;&quot;EVERYMAN&quot;);&quot;r&quot;;&quot;RESTRICTED&quot;);&quot;o&quot;;&quot;OCCUPATIONAL&quot;);&quot;,&quot;))">
            <text:p/>
          </table:table-cell>
          <table:table-cell table:formula="of:=IF(LEN(TRIM([CulturesData.CG23]))=0;&quot;&quot;;CONCATENATE([CulturesData.CG$1];SUBSTITUTE(SUBSTITUTE(SUBSTITUTE([CulturesData.CG23];&quot;e&quot;;&quot;EVERYMAN&quot;);&quot;r&quot;;&quot;RESTRICTED&quot;);&quot;o&quot;;&quot;OCCUPATIONAL&quot;);&quot;,&quot;))">
            <text:p/>
          </table:table-cell>
          <table:table-cell table:formula="of:=IF(LEN(TRIM([CulturesData.CH23]))=0;&quot;&quot;;CONCATENATE([CulturesData.CH$1];SUBSTITUTE(SUBSTITUTE(SUBSTITUTE([CulturesData.CH23];&quot;e&quot;;&quot;EVERYMAN&quot;);&quot;r&quot;;&quot;RESTRICTED&quot;);&quot;o&quot;;&quot;OCCUPATIONAL&quot;);&quot;,&quot;))">
            <text:p/>
          </table:table-cell>
          <table:table-cell table:formula="of:=IF(LEN(TRIM([CulturesData.CI23]))=0;&quot;&quot;;CONCATENATE([CulturesData.CI$1];SUBSTITUTE(SUBSTITUTE(SUBSTITUTE([CulturesData.CI23];&quot;e&quot;;&quot;EVERYMAN&quot;);&quot;r&quot;;&quot;RESTRICTED&quot;);&quot;o&quot;;&quot;OCCUPATIONAL&quot;);&quot;,&quot;))">
            <text:p/>
          </table:table-cell>
          <table:table-cell table:formula="of:=IF(LEN(TRIM([CulturesData.CJ23]))=0;&quot;&quot;;CONCATENATE([CulturesData.CJ$1];SUBSTITUTE(SUBSTITUTE(SUBSTITUTE([CulturesData.CJ23];&quot;e&quot;;&quot;EVERYMAN&quot;);&quot;r&quot;;&quot;RESTRICTED&quot;);&quot;o&quot;;&quot;OCCUPATIONAL&quot;);&quot;,&quot;))">
            <text:p/>
          </table:table-cell>
          <table:table-cell table:formula="of:=IF(LEN(TRIM([CulturesData.CK23]))=0;&quot;&quot;;CONCATENATE([CulturesData.CK$1];SUBSTITUTE(SUBSTITUTE(SUBSTITUTE([CulturesData.CK23];&quot;e&quot;;&quot;EVERYMAN&quot;);&quot;r&quot;;&quot;RESTRICTED&quot;);&quot;o&quot;;&quot;OCCUPATIONAL&quot;);&quot;,&quot;))" office:value-type="string" office:string-value="S61=RESTRICTED,">
            <text:p>S61=RESTRICTED,</text:p>
          </table:table-cell>
          <table:table-cell table:formula="of:=IF(LEN(TRIM([CulturesData.CL23]))=0;&quot;&quot;;CONCATENATE([CulturesData.CL$1];SUBSTITUTE(SUBSTITUTE(SUBSTITUTE([CulturesData.CL23];&quot;e&quot;;&quot;EVERYMAN&quot;);&quot;r&quot;;&quot;RESTRICTED&quot;);&quot;o&quot;;&quot;OCCUPATIONAL&quot;);&quot;,&quot;))">
            <text:p/>
          </table:table-cell>
          <table:table-cell table:formula="of:=IF(LEN(TRIM([CulturesData.CM23]))=0;&quot;&quot;;CONCATENATE([CulturesData.CM$1];SUBSTITUTE(SUBSTITUTE(SUBSTITUTE([CulturesData.CM23];&quot;e&quot;;&quot;EVERYMAN&quot;);&quot;r&quot;;&quot;RESTRICTED&quot;);&quot;o&quot;;&quot;OCCUPATIONAL&quot;);&quot;,&quot;))">
            <text:p/>
          </table:table-cell>
          <table:table-cell table:formula="of:=IF(LEN(TRIM([CulturesData.CN23]))=0;&quot;&quot;;CONCATENATE([CulturesData.CN$1];SUBSTITUTE(SUBSTITUTE(SUBSTITUTE([CulturesData.CN23];&quot;e&quot;;&quot;EVERYMAN&quot;);&quot;r&quot;;&quot;RESTRICTED&quot;);&quot;o&quot;;&quot;OCCUPATIONAL&quot;);&quot;,&quot;))">
            <text:p/>
          </table:table-cell>
          <table:table-cell table:formula="of:=IF(LEN(TRIM([CulturesData.CO23]))=0;&quot;&quot;;CONCATENATE([CulturesData.CO$1];SUBSTITUTE(SUBSTITUTE(SUBSTITUTE([CulturesData.CO23];&quot;e&quot;;&quot;EVERYMAN&quot;);&quot;r&quot;;&quot;RESTRICTED&quot;);&quot;o&quot;;&quot;OCCUPATIONAL&quot;);&quot;,&quot;))" office:value-type="string" office:string-value="S39=EVERYMAN,">
            <text:p>S39=EVERYMAN,</text:p>
          </table:table-cell>
          <table:table-cell table:formula="of:=IF(LEN(TRIM([CulturesData.CP23]))=0;&quot;&quot;;CONCATENATE([CulturesData.CP$1];SUBSTITUTE(SUBSTITUTE(SUBSTITUTE([CulturesData.CP23];&quot;e&quot;;&quot;EVERYMAN&quot;);&quot;r&quot;;&quot;RESTRICTED&quot;);&quot;o&quot;;&quot;OCCUPATIONAL&quot;);&quot;,&quot;))">
            <text:p/>
          </table:table-cell>
          <table:table-cell table:formula="of:=IF(LEN(TRIM([CulturesData.CQ23]))=0;&quot;&quot;;CONCATENATE([CulturesData.CQ$1];SUBSTITUTE(SUBSTITUTE(SUBSTITUTE([CulturesData.CQ23];&quot;e&quot;;&quot;EVERYMAN&quot;);&quot;r&quot;;&quot;RESTRICTED&quot;);&quot;o&quot;;&quot;OCCUPATIONAL&quot;);&quot;,&quot;))">
            <text:p/>
          </table:table-cell>
          <table:table-cell table:formula="of:=IF(LEN(TRIM([CulturesData.CR23]))=0;&quot;&quot;;CONCATENATE([CulturesData.CR$1];SUBSTITUTE(SUBSTITUTE(SUBSTITUTE([CulturesData.CR23];&quot;e&quot;;&quot;EVERYMAN&quot;);&quot;r&quot;;&quot;RESTRICTED&quot;);&quot;o&quot;;&quot;OCCUPATIONAL&quot;);&quot;,&quot;))">
            <text:p/>
          </table:table-cell>
          <table:table-cell table:formula="of:=IF(LEN(TRIM([CulturesData.CS23]))=0;&quot;&quot;;CONCATENATE([CulturesData.CS$1];SUBSTITUTE(SUBSTITUTE(SUBSTITUTE([CulturesData.CS23];&quot;e&quot;;&quot;EVERYMAN&quot;);&quot;r&quot;;&quot;RESTRICTED&quot;);&quot;o&quot;;&quot;OCCUPATIONAL&quot;);&quot;,&quot;))">
            <text:p/>
          </table:table-cell>
          <table:table-cell table:formula="of:=IF(LEN(TRIM([CulturesData.CT23]))=0;&quot;&quot;;CONCATENATE([CulturesData.CT$1];SUBSTITUTE(SUBSTITUTE(SUBSTITUTE([CulturesData.CT23];&quot;e&quot;;&quot;EVERYMAN&quot;);&quot;r&quot;;&quot;RESTRICTED&quot;);&quot;o&quot;;&quot;OCCUPATIONAL&quot;);&quot;,&quot;))">
            <text:p/>
          </table:table-cell>
          <table:table-cell table:formula="of:=IF(LEN(TRIM([CulturesData.CU23]))=0;&quot;&quot;;CONCATENATE([CulturesData.CU$1];SUBSTITUTE(SUBSTITUTE(SUBSTITUTE([CulturesData.CU23];&quot;e&quot;;&quot;EVERYMAN&quot;);&quot;r&quot;;&quot;RESTRICTED&quot;);&quot;o&quot;;&quot;OCCUPATIONAL&quot;);&quot;,&quot;))">
            <text:p/>
          </table:table-cell>
          <table:table-cell table:formula="of:=IF(LEN(TRIM([CulturesData.CV23]))=0;&quot;&quot;;CONCATENATE([CulturesData.CV$1];SUBSTITUTE(SUBSTITUTE(SUBSTITUTE([CulturesData.CV23];&quot;e&quot;;&quot;EVERYMAN&quot;);&quot;r&quot;;&quot;RESTRICTED&quot;);&quot;o&quot;;&quot;OCCUPATIONAL&quot;);&quot;,&quot;))">
            <text:p/>
          </table:table-cell>
          <table:table-cell table:formula="of:=IF(LEN(TRIM([CulturesData.CW23]))=0;&quot;&quot;;CONCATENATE([CulturesData.CW$1];SUBSTITUTE(SUBSTITUTE(SUBSTITUTE([CulturesData.CW23];&quot;e&quot;;&quot;EVERYMAN&quot;);&quot;r&quot;;&quot;RESTRICTED&quot;);&quot;o&quot;;&quot;OCCUPATIONAL&quot;);&quot;,&quot;))">
            <text:p/>
          </table:table-cell>
          <table:table-cell table:formula="of:=IF(LEN(TRIM([CulturesData.CX23]))=0;&quot;&quot;;CONCATENATE([CulturesData.CX$1];SUBSTITUTE(SUBSTITUTE(SUBSTITUTE([CulturesData.CX23];&quot;e&quot;;&quot;EVERYMAN&quot;);&quot;r&quot;;&quot;RESTRICTED&quot;);&quot;o&quot;;&quot;OCCUPATIONAL&quot;);&quot;,&quot;))">
            <text:p/>
          </table:table-cell>
          <table:table-cell table:formula="of:=IF(LEN(TRIM([CulturesData.CY23]))=0;&quot;&quot;;CONCATENATE([CulturesData.CY$1];SUBSTITUTE(SUBSTITUTE(SUBSTITUTE([CulturesData.CY23];&quot;e&quot;;&quot;EVERYMAN&quot;);&quot;r&quot;;&quot;RESTRICTED&quot;);&quot;o&quot;;&quot;OCCUPATIONAL&quot;);&quot;,&quot;))">
            <text:p/>
          </table:table-cell>
          <table:table-cell table:formula="of:=IF(LEN(TRIM([CulturesData.CZ23]))=0;&quot;&quot;;CONCATENATE([CulturesData.CZ$1];SUBSTITUTE(SUBSTITUTE(SUBSTITUTE([CulturesData.CZ23];&quot;e&quot;;&quot;EVERYMAN&quot;);&quot;r&quot;;&quot;RESTRICTED&quot;);&quot;o&quot;;&quot;OCCUPATIONAL&quot;);&quot;,&quot;))">
            <text:p/>
          </table:table-cell>
          <table:table-cell table:formula="of:=IF(LEN(TRIM([CulturesData.DA23]))=0;&quot;&quot;;CONCATENATE([CulturesData.DA$1];SUBSTITUTE(SUBSTITUTE(SUBSTITUTE([CulturesData.DA23];&quot;e&quot;;&quot;EVERYMAN&quot;);&quot;r&quot;;&quot;RESTRICTED&quot;);&quot;o&quot;;&quot;OCCUPATIONAL&quot;);&quot;,&quot;))">
            <text:p/>
          </table:table-cell>
          <table:table-cell table:formula="of:=IF(LEN(TRIM([CulturesData.DB23]))=0;&quot;&quot;;CONCATENATE([CulturesData.DB$1];SUBSTITUTE(SUBSTITUTE(SUBSTITUTE([CulturesData.DB23];&quot;e&quot;;&quot;EVERYMAN&quot;);&quot;r&quot;;&quot;RESTRICTED&quot;);&quot;o&quot;;&quot;OCCUPATIONAL&quot;);&quot;,&quot;))">
            <text:p/>
          </table:table-cell>
          <table:table-cell table:formula="of:=IF(LEN(TRIM([CulturesData.DC23]))=0;&quot;&quot;;CONCATENATE([CulturesData.DC$1];SUBSTITUTE(SUBSTITUTE(SUBSTITUTE([CulturesData.DC23];&quot;e&quot;;&quot;EVERYMAN&quot;);&quot;r&quot;;&quot;RESTRICTED&quot;);&quot;o&quot;;&quot;OCCUPATIONAL&quot;);&quot;,&quot;))">
            <text:p/>
          </table:table-cell>
          <table:table-cell table:formula="of:=IF(LEN(TRIM([CulturesData.DD23]))=0;&quot;&quot;;CONCATENATE([CulturesData.DD$1];SUBSTITUTE(SUBSTITUTE(SUBSTITUTE([CulturesData.DD23];&quot;e&quot;;&quot;EVERYMAN&quot;);&quot;r&quot;;&quot;RESTRICTED&quot;);&quot;o&quot;;&quot;OCCUPATIONAL&quot;);&quot;,&quot;))">
            <text:p/>
          </table:table-cell>
          <table:table-cell table:formula="of:=IF(LEN(TRIM([CulturesData.DE23]))=0;&quot;&quot;;CONCATENATE([CulturesData.DE$1];SUBSTITUTE(SUBSTITUTE(SUBSTITUTE([CulturesData.DE23];&quot;e&quot;;&quot;EVERYMAN&quot;);&quot;r&quot;;&quot;RESTRICTED&quot;);&quot;o&quot;;&quot;OCCUPATIONAL&quot;);&quot;,&quot;))">
            <text:p/>
          </table:table-cell>
          <table:table-cell table:formula="of:=IF(LEN(TRIM([CulturesData.DF23]))=0;&quot;&quot;;CONCATENATE([CulturesData.DF$1];SUBSTITUTE(SUBSTITUTE(SUBSTITUTE([CulturesData.DF23];&quot;e&quot;;&quot;EVERYMAN&quot;);&quot;r&quot;;&quot;RESTRICTED&quot;);&quot;o&quot;;&quot;OCCUPATIONAL&quot;);&quot;,&quot;))" office:value-type="string" office:string-value="G37=2,">
            <text:p>G37=2,</text:p>
          </table:table-cell>
          <table:table-cell table:formula="of:=IF(LEN(TRIM([CulturesData.DG23]))=0;&quot;&quot;;CONCATENATE([CulturesData.DG$1];SUBSTITUTE(SUBSTITUTE(SUBSTITUTE([CulturesData.DG23];&quot;e&quot;;&quot;EVERYMAN&quot;);&quot;r&quot;;&quot;RESTRICTED&quot;);&quot;o&quot;;&quot;OCCUPATIONAL&quot;);&quot;,&quot;))" office:value-type="string" office:string-value="S426=3,">
            <text:p>S426=3,</text:p>
          </table:table-cell>
          <table:table-cell table:formula="of:=IF(LEN(TRIM([CulturesData.DH23]))=0;&quot;&quot;;CONCATENATE([CulturesData.DH$1];SUBSTITUTE(SUBSTITUTE(SUBSTITUTE([CulturesData.DH23];&quot;e&quot;;&quot;EVERYMAN&quot;);&quot;r&quot;;&quot;RESTRICTED&quot;);&quot;o&quot;;&quot;OCCUPATIONAL&quot;);&quot;,&quot;))" office:value-type="string" office:string-value="S339=3,">
            <text:p>S339=3,</text:p>
          </table:table-cell>
          <table:table-cell table:formula="of:=IF(LEN(TRIM([CulturesData.DI23]))=0;&quot;&quot;;CONCATENATE([CulturesData.DI$1];SUBSTITUTE(SUBSTITUTE(SUBSTITUTE([CulturesData.DI23];&quot;e&quot;;&quot;EVERYMAN&quot;);&quot;r&quot;;&quot;RESTRICTED&quot;);&quot;o&quot;;&quot;OCCUPATIONAL&quot;);&quot;,&quot;))">
            <text:p/>
          </table:table-cell>
          <table:table-cell table:formula="of:=IF(LEN(TRIM([CulturesData.DJ23]))=0;&quot;&quot;;CONCATENATE([CulturesData.DJ$1];SUBSTITUTE(SUBSTITUTE(SUBSTITUTE([CulturesData.DJ23];&quot;e&quot;;&quot;EVERYMAN&quot;);&quot;r&quot;;&quot;RESTRICTED&quot;);&quot;o&quot;;&quot;OCCUPATIONAL&quot;);&quot;,&quot;))">
            <text:p/>
          </table:table-cell>
          <table:table-cell table:formula="of:=IF(LEN(TRIM([CulturesData.DK23]))=0;&quot;&quot;;CONCATENATE([CulturesData.DK$1];SUBSTITUTE(SUBSTITUTE(SUBSTITUTE([CulturesData.DK23];&quot;e&quot;;&quot;EVERYMAN&quot;);&quot;r&quot;;&quot;RESTRICTED&quot;);&quot;o&quot;;&quot;OCCUPATIONAL&quot;);&quot;,&quot;))">
            <text:p/>
          </table:table-cell>
          <table:table-cell table:formula="of:=IF(LEN(TRIM([CulturesData.DL23]))=0;&quot;&quot;;CONCATENATE([CulturesData.DL$1];SUBSTITUTE(SUBSTITUTE(SUBSTITUTE([CulturesData.DL23];&quot;e&quot;;&quot;EVERYMAN&quot;);&quot;r&quot;;&quot;RESTRICTED&quot;);&quot;o&quot;;&quot;OCCUPATIONAL&quot;);&quot;,&quot;))">
            <text:p/>
          </table:table-cell>
          <table:table-cell table:formula="of:=IF(LEN(TRIM([CulturesData.DM23]))=0;&quot;&quot;;CONCATENATE([CulturesData.DM$1];SUBSTITUTE(SUBSTITUTE(SUBSTITUTE([CulturesData.DM23];&quot;e&quot;;&quot;EVERYMAN&quot;);&quot;r&quot;;&quot;RESTRICTED&quot;);&quot;o&quot;;&quot;OCCUPATIONAL&quot;);&quot;,&quot;))">
            <text:p/>
          </table:table-cell>
          <table:table-cell table:formula="of:=IF(LEN(TRIM([CulturesData.DN23]))=0;&quot;&quot;;CONCATENATE([CulturesData.DN$1];SUBSTITUTE(SUBSTITUTE(SUBSTITUTE([CulturesData.DN23];&quot;e&quot;;&quot;EVERYMAN&quot;);&quot;r&quot;;&quot;RESTRICTED&quot;);&quot;o&quot;;&quot;OCCUPATIONAL&quot;);&quot;,&quot;))">
            <text:p/>
          </table:table-cell>
          <table:table-cell table:formula="of:=IF(LEN(TRIM([CulturesData.DO23]))=0;&quot;&quot;;CONCATENATE([CulturesData.DO$1];SUBSTITUTE(SUBSTITUTE(SUBSTITUTE([CulturesData.DO23];&quot;e&quot;;&quot;EVERYMAN&quot;);&quot;r&quot;;&quot;RESTRICTED&quot;);&quot;o&quot;;&quot;OCCUPATIONAL&quot;);&quot;,&quot;))" office:value-type="string" office:string-value="S445=RESTRICTED,">
            <text:p>S445=RESTRICTED,</text:p>
          </table:table-cell>
          <table:table-cell table:formula="of:=IF(LEN(TRIM([CulturesData.DP23]))=0;&quot;&quot;;CONCATENATE([CulturesData.DP$1];SUBSTITUTE(SUBSTITUTE(SUBSTITUTE([CulturesData.DP23];&quot;e&quot;;&quot;EVERYMAN&quot;);&quot;r&quot;;&quot;RESTRICTED&quot;);&quot;o&quot;;&quot;OCCUPATIONAL&quot;);&quot;,&quot;))" office:value-type="string" office:string-value="S443=RESTRICTED,">
            <text:p>S443=RESTRICTED,</text:p>
          </table:table-cell>
          <table:table-cell table:formula="of:=IF(LEN(TRIM([CulturesData.DQ23]))=0;&quot;&quot;;CONCATENATE([CulturesData.DQ$1];SUBSTITUTE(SUBSTITUTE(SUBSTITUTE([CulturesData.DQ23];&quot;e&quot;;&quot;EVERYMAN&quot;);&quot;r&quot;;&quot;RESTRICTED&quot;);&quot;o&quot;;&quot;OCCUPATIONAL&quot;);&quot;,&quot;))">
            <text:p/>
          </table:table-cell>
          <table:table-cell table:formula="of:=IF(LEN(TRIM([CulturesData.DR23]))=0;&quot;&quot;;CONCATENATE([CulturesData.DR$1];SUBSTITUTE(SUBSTITUTE(SUBSTITUTE([CulturesData.DR23];&quot;e&quot;;&quot;EVERYMAN&quot;);&quot;r&quot;;&quot;RESTRICTED&quot;);&quot;o&quot;;&quot;OCCUPATIONAL&quot;);&quot;,&quot;))">
            <text:p/>
          </table:table-cell>
          <table:table-cell table:formula="of:=IF(LEN(TRIM([CulturesData.DS23]))=0;&quot;&quot;;CONCATENATE([CulturesData.DS$1];SUBSTITUTE(SUBSTITUTE(SUBSTITUTE([CulturesData.DS23];&quot;e&quot;;&quot;EVERYMAN&quot;);&quot;r&quot;;&quot;RESTRICTED&quot;);&quot;o&quot;;&quot;OCCUPATIONAL&quot;);&quot;,&quot;))" office:value-type="string" office:string-value="S507=RESTRICTED,">
            <text:p>S507=RESTRICTED,</text:p>
          </table:table-cell>
          <table:table-cell table:formula="of:=IF(LEN(TRIM([CulturesData.DT23]))=0;&quot;&quot;;CONCATENATE([CulturesData.DT$1];SUBSTITUTE(SUBSTITUTE(SUBSTITUTE([CulturesData.DT23];&quot;e&quot;;&quot;EVERYMAN&quot;);&quot;r&quot;;&quot;RESTRICTED&quot;);&quot;o&quot;;&quot;OCCUPATIONAL&quot;);&quot;,&quot;))">
            <text:p/>
          </table:table-cell>
          <table:table-cell table:formula="of:=IF(LEN(TRIM([CulturesData.DU23]))=0;&quot;&quot;;CONCATENATE([CulturesData.DU$1];SUBSTITUTE(SUBSTITUTE(SUBSTITUTE([CulturesData.DU23];&quot;e&quot;;&quot;EVERYMAN&quot;);&quot;r&quot;;&quot;RESTRICTED&quot;);&quot;o&quot;;&quot;OCCUPATIONAL&quot;);&quot;,&quot;))" office:value-type="string" office:string-value="S447=RESTRICTED,">
            <text:p>S447=RESTRICTED,</text:p>
          </table:table-cell>
          <table:table-cell table:formula="of:=IF(LEN(TRIM([CulturesData.DV23]))=0;&quot;&quot;;CONCATENATE([CulturesData.DV$1];SUBSTITUTE(SUBSTITUTE(SUBSTITUTE([CulturesData.DV23];&quot;e&quot;;&quot;EVERYMAN&quot;);&quot;r&quot;;&quot;RESTRICTED&quot;);&quot;o&quot;;&quot;OCCUPATIONAL&quot;);&quot;,&quot;))" office:value-type="string" office:string-value="S448=RESTRICTED,">
            <text:p>S448=RESTRICTED,</text:p>
          </table:table-cell>
          <table:table-cell table:formula="of:=IF(LEN(TRIM([CulturesData.DW23]))=0;&quot;&quot;;CONCATENATE([CulturesData.DW$1];SUBSTITUTE(SUBSTITUTE(SUBSTITUTE([CulturesData.DW23];&quot;e&quot;;&quot;EVERYMAN&quot;);&quot;r&quot;;&quot;RESTRICTED&quot;);&quot;o&quot;;&quot;OCCUPATIONAL&quot;);&quot;,&quot;))">
            <text:p/>
          </table:table-cell>
          <table:table-cell table:formula="of:=IF(LEN(TRIM([CulturesData.DX23]))=0;&quot;&quot;;CONCATENATE([CulturesData.DX$1];SUBSTITUTE(SUBSTITUTE(SUBSTITUTE([CulturesData.DX23];&quot;e&quot;;&quot;EVERYMAN&quot;);&quot;r&quot;;&quot;RESTRICTED&quot;);&quot;o&quot;;&quot;OCCUPATIONAL&quot;);&quot;,&quot;))">
            <text:p/>
          </table:table-cell>
          <table:table-cell table:formula="of:=IF(LEN(TRIM([CulturesData.DY23]))=0;&quot;&quot;;CONCATENATE([CulturesData.DY$1];SUBSTITUTE(SUBSTITUTE(SUBSTITUTE([CulturesData.DY23];&quot;e&quot;;&quot;EVERYMAN&quot;);&quot;r&quot;;&quot;RESTRICTED&quot;);&quot;o&quot;;&quot;OCCUPATIONAL&quot;);&quot;,&quot;))">
            <text:p/>
          </table:table-cell>
          <table:table-cell table:formula="of:=IF(LEN(TRIM([CulturesData.DZ23]))=0;&quot;&quot;;CONCATENATE([CulturesData.DZ$1];SUBSTITUTE(SUBSTITUTE(SUBSTITUTE([CulturesData.DZ23];&quot;e&quot;;&quot;EVERYMAN&quot;);&quot;r&quot;;&quot;RESTRICTED&quot;);&quot;o&quot;;&quot;OCCUPATIONAL&quot;);&quot;,&quot;))">
            <text:p/>
          </table:table-cell>
          <table:table-cell table:formula="of:=IF(LEN(TRIM([CulturesData.EA23]))=0;&quot;&quot;;CONCATENATE([CulturesData.EA$1];SUBSTITUTE(SUBSTITUTE(SUBSTITUTE([CulturesData.EA23];&quot;e&quot;;&quot;EVERYMAN&quot;);&quot;r&quot;;&quot;RESTRICTED&quot;);&quot;o&quot;;&quot;OCCUPATIONAL&quot;);&quot;,&quot;))">
            <text:p/>
          </table:table-cell>
          <table:table-cell table:formula="of:=IF(LEN(TRIM([CulturesData.EB23]))=0;&quot;&quot;;CONCATENATE([CulturesData.EB$1];SUBSTITUTE(SUBSTITUTE(SUBSTITUTE([CulturesData.EB23];&quot;e&quot;;&quot;EVERYMAN&quot;);&quot;r&quot;;&quot;RESTRICTED&quot;);&quot;o&quot;;&quot;OCCUPATIONAL&quot;);&quot;,&quot;))" office:value-type="string" office:string-value="S206=RESTRICTED,">
            <text:p>S206=RESTRICTED,</text:p>
          </table:table-cell>
          <table:table-cell table:formula="of:=IF(LEN(TRIM([CulturesData.EC23]))=0;&quot;&quot;;CONCATENATE([CulturesData.EC$1];SUBSTITUTE(SUBSTITUTE(SUBSTITUTE([CulturesData.EC23];&quot;e&quot;;&quot;EVERYMAN&quot;);&quot;r&quot;;&quot;RESTRICTED&quot;);&quot;o&quot;;&quot;OCCUPATIONAL&quot;);&quot;,&quot;))" office:value-type="string" office:string-value="G18=1,">
            <text:p>G18=1,</text:p>
          </table:table-cell>
          <table:table-cell table:formula="of:=IF(LEN(TRIM([CulturesData.ED23]))=0;&quot;&quot;;CONCATENATE([CulturesData.ED$1];SUBSTITUTE(SUBSTITUTE(SUBSTITUTE([CulturesData.ED23];&quot;e&quot;;&quot;EVERYMAN&quot;);&quot;r&quot;;&quot;RESTRICTED&quot;);&quot;o&quot;;&quot;OCCUPATIONAL&quot;);&quot;,&quot;))" office:value-type="string" office:string-value="S210=EVERYMAN,">
            <text:p>S210=EVERYMAN,</text:p>
          </table:table-cell>
          <table:table-cell table:formula="of:=IF(LEN(TRIM([CulturesData.EE23]))=0;&quot;&quot;;CONCATENATE([CulturesData.EE$1];SUBSTITUTE(SUBSTITUTE(SUBSTITUTE([CulturesData.EE23];&quot;e&quot;;&quot;EVERYMAN&quot;);&quot;r&quot;;&quot;RESTRICTED&quot;);&quot;o&quot;;&quot;OCCUPATIONAL&quot;);&quot;,&quot;))">
            <text:p/>
          </table:table-cell>
          <table:table-cell table:formula="of:=IF(LEN(TRIM([CulturesData.EF23]))=0;&quot;&quot;;CONCATENATE([CulturesData.EF$1];SUBSTITUTE(SUBSTITUTE(SUBSTITUTE([CulturesData.EF23];&quot;e&quot;;&quot;EVERYMAN&quot;);&quot;r&quot;;&quot;RESTRICTED&quot;);&quot;o&quot;;&quot;OCCUPATIONAL&quot;);&quot;,&quot;))">
            <text:p/>
          </table:table-cell>
          <table:table-cell table:formula="of:=IF(LEN(TRIM([CulturesData.EG23]))=0;&quot;&quot;;CONCATENATE([CulturesData.EG$1];SUBSTITUTE(SUBSTITUTE(SUBSTITUTE([CulturesData.EG23];&quot;e&quot;;&quot;EVERYMAN&quot;);&quot;r&quot;;&quot;RESTRICTED&quot;);&quot;o&quot;;&quot;OCCUPATIONAL&quot;);&quot;,&quot;))">
            <text:p/>
          </table:table-cell>
          <table:table-cell table:formula="of:=IF(LEN(TRIM([CulturesData.EH23]))=0;&quot;&quot;;CONCATENATE([CulturesData.EH$1];SUBSTITUTE(SUBSTITUTE(SUBSTITUTE([CulturesData.EH23];&quot;e&quot;;&quot;EVERYMAN&quot;);&quot;r&quot;;&quot;RESTRICTED&quot;);&quot;o&quot;;&quot;OCCUPATIONAL&quot;);&quot;,&quot;))">
            <text:p/>
          </table:table-cell>
          <table:table-cell table:formula="of:=IF(LEN(TRIM([CulturesData.EI23]))=0;&quot;&quot;;CONCATENATE([CulturesData.EI$1];SUBSTITUTE(SUBSTITUTE(SUBSTITUTE([CulturesData.EI23];&quot;e&quot;;&quot;EVERYMAN&quot;);&quot;r&quot;;&quot;RESTRICTED&quot;);&quot;o&quot;;&quot;OCCUPATIONAL&quot;);&quot;,&quot;))">
            <text:p/>
          </table:table-cell>
          <table:table-cell table:formula="of:=IF(LEN(TRIM([CulturesData.EJ23]))=0;&quot;&quot;;CONCATENATE([CulturesData.EJ$1];SUBSTITUTE(SUBSTITUTE(SUBSTITUTE([CulturesData.EJ23];&quot;e&quot;;&quot;EVERYMAN&quot;);&quot;r&quot;;&quot;RESTRICTED&quot;);&quot;o&quot;;&quot;OCCUPATIONAL&quot;);&quot;,&quot;))" office:value-type="string" office:string-value="S100=RESTRICTED,">
            <text:p>S100=RESTRICTED,</text:p>
          </table:table-cell>
          <table:table-cell table:formula="of:=IF(LEN(TRIM([CulturesData.EK23]))=0;&quot;&quot;;CONCATENATE([CulturesData.EK$1];SUBSTITUTE(SUBSTITUTE(SUBSTITUTE([CulturesData.EK23];&quot;e&quot;;&quot;EVERYMAN&quot;);&quot;r&quot;;&quot;RESTRICTED&quot;);&quot;o&quot;;&quot;OCCUPATIONAL&quot;);&quot;,&quot;))">
            <text:p/>
          </table:table-cell>
          <table:table-cell table:formula="of:=IF(LEN(TRIM([CulturesData.EL23]))=0;&quot;&quot;;CONCATENATE([CulturesData.EL$1];SUBSTITUTE(SUBSTITUTE(SUBSTITUTE([CulturesData.EL23];&quot;e&quot;;&quot;EVERYMAN&quot;);&quot;r&quot;;&quot;RESTRICTED&quot;);&quot;o&quot;;&quot;OCCUPATIONAL&quot;);&quot;,&quot;))" office:value-type="string" office:string-value="S96=RESTRICTED,">
            <text:p>S96=RESTRICTED,</text:p>
          </table:table-cell>
          <table:table-cell table:formula="of:=IF(LEN(TRIM([CulturesData.EM23]))=0;&quot;&quot;;CONCATENATE([CulturesData.EM$1];SUBSTITUTE(SUBSTITUTE(SUBSTITUTE([CulturesData.EM23];&quot;e&quot;;&quot;EVERYMAN&quot;);&quot;r&quot;;&quot;RESTRICTED&quot;);&quot;o&quot;;&quot;OCCUPATIONAL&quot;);&quot;,&quot;))">
            <text:p/>
          </table:table-cell>
          <table:table-cell table:formula="of:=IF(LEN(TRIM([CulturesData.EN23]))=0;&quot;&quot;;CONCATENATE([CulturesData.EN$1];SUBSTITUTE(SUBSTITUTE(SUBSTITUTE([CulturesData.EN23];&quot;e&quot;;&quot;EVERYMAN&quot;);&quot;r&quot;;&quot;RESTRICTED&quot;);&quot;o&quot;;&quot;OCCUPATIONAL&quot;);&quot;,&quot;))">
            <text:p/>
          </table:table-cell>
          <table:table-cell table:formula="of:=IF(LEN(TRIM([CulturesData.EO23]))=0;&quot;&quot;;CONCATENATE([CulturesData.EO$1];SUBSTITUTE(SUBSTITUTE(SUBSTITUTE([CulturesData.EO23];&quot;e&quot;;&quot;EVERYMAN&quot;);&quot;r&quot;;&quot;RESTRICTED&quot;);&quot;o&quot;;&quot;OCCUPATIONAL&quot;);&quot;,&quot;))">
            <text:p/>
          </table:table-cell>
          <table:table-cell table:formula="of:=IF(LEN(TRIM([CulturesData.EP23]))=0;&quot;&quot;;CONCATENATE([CulturesData.EP$1];SUBSTITUTE(SUBSTITUTE(SUBSTITUTE([CulturesData.EP23];&quot;e&quot;;&quot;EVERYMAN&quot;);&quot;r&quot;;&quot;RESTRICTED&quot;);&quot;o&quot;;&quot;OCCUPATIONAL&quot;);&quot;,&quot;))">
            <text:p/>
          </table:table-cell>
          <table:table-cell table:formula="of:=IF(LEN(TRIM([CulturesData.EQ23]))=0;&quot;&quot;;CONCATENATE([CulturesData.EQ$1];SUBSTITUTE(SUBSTITUTE(SUBSTITUTE([CulturesData.EQ23];&quot;e&quot;;&quot;EVERYMAN&quot;);&quot;r&quot;;&quot;RESTRICTED&quot;);&quot;o&quot;;&quot;OCCUPATIONAL&quot;);&quot;,&quot;))" office:value-type="string" office:string-value="S227=RESTRICTED,">
            <text:p>S227=RESTRICTED,</text:p>
          </table:table-cell>
          <table:table-cell table:formula="of:=IF(LEN(TRIM([CulturesData.ER23]))=0;&quot;&quot;;CONCATENATE([CulturesData.ER$1];SUBSTITUTE(SUBSTITUTE(SUBSTITUTE([CulturesData.ER23];&quot;e&quot;;&quot;EVERYMAN&quot;);&quot;r&quot;;&quot;RESTRICTED&quot;);&quot;o&quot;;&quot;OCCUPATIONAL&quot;);&quot;,&quot;))" office:value-type="string" office:string-value="S235=RESTRICTED,">
            <text:p>S235=RESTRICTED,</text:p>
          </table:table-cell>
          <table:table-cell table:formula="of:=IF(LEN(TRIM([CulturesData.ES23]))=0;&quot;&quot;;CONCATENATE([CulturesData.ES$1];SUBSTITUTE(SUBSTITUTE(SUBSTITUTE([CulturesData.ES23];&quot;e&quot;;&quot;EVERYMAN&quot;);&quot;r&quot;;&quot;RESTRICTED&quot;);&quot;o&quot;;&quot;OCCUPATIONAL&quot;);&quot;,&quot;))" office:value-type="string" office:string-value="S231=RESTRICTED,">
            <text:p>S231=RESTRICTED,</text:p>
          </table:table-cell>
          <table:table-cell table:formula="of:=IF(LEN(TRIM([CulturesData.ET23]))=0;&quot;&quot;;CONCATENATE([CulturesData.ET$1];SUBSTITUTE(SUBSTITUTE(SUBSTITUTE([CulturesData.ET23];&quot;e&quot;;&quot;EVERYMAN&quot;);&quot;r&quot;;&quot;RESTRICTED&quot;);&quot;o&quot;;&quot;OCCUPATIONAL&quot;);&quot;,&quot;))" office:value-type="string" office:string-value="S237=RESTRICTED,">
            <text:p>S237=RESTRICTED,</text:p>
          </table:table-cell>
          <table:table-cell table:formula="of:=IF(LEN(TRIM([CulturesData.EU23]))=0;&quot;&quot;;CONCATENATE([CulturesData.EU$1];SUBSTITUTE(SUBSTITUTE(SUBSTITUTE([CulturesData.EU23];&quot;e&quot;;&quot;EVERYMAN&quot;);&quot;r&quot;;&quot;RESTRICTED&quot;);&quot;o&quot;;&quot;OCCUPATIONAL&quot;);&quot;,&quot;))" office:value-type="string" office:string-value="S514=RESTRICTED,">
            <text:p>S514=RESTRICTED,</text:p>
          </table:table-cell>
          <table:table-cell table:formula="of:=IF(LEN(TRIM([CulturesData.EV23]))=0;&quot;&quot;;CONCATENATE([CulturesData.EV$1];SUBSTITUTE(SUBSTITUTE(SUBSTITUTE([CulturesData.EV23];&quot;e&quot;;&quot;EVERYMAN&quot;);&quot;r&quot;;&quot;RESTRICTED&quot;);&quot;o&quot;;&quot;OCCUPATIONAL&quot;);&quot;,&quot;))" office:value-type="string" office:string-value="S515=RESTRICTED,">
            <text:p>S515=RESTRICTED,</text:p>
          </table:table-cell>
          <table:table-cell table:formula="of:=IF(LEN(TRIM([CulturesData.EW23]))=0;&quot;&quot;;CONCATENATE([CulturesData.EW$1];SUBSTITUTE(SUBSTITUTE(SUBSTITUTE([CulturesData.EW23];&quot;e&quot;;&quot;EVERYMAN&quot;);&quot;r&quot;;&quot;RESTRICTED&quot;);&quot;o&quot;;&quot;OCCUPATIONAL&quot;);&quot;,&quot;))" office:value-type="string" office:string-value="S516=RESTRICTED,">
            <text:p>S516=RESTRICTED,</text:p>
          </table:table-cell>
          <table:table-cell table:formula="of:=IF(LEN(TRIM([CulturesData.EX23]))=0;&quot;&quot;;CONCATENATE([CulturesData.EX$1];SUBSTITUTE(SUBSTITUTE(SUBSTITUTE([CulturesData.EX23];&quot;e&quot;;&quot;EVERYMAN&quot;);&quot;r&quot;;&quot;RESTRICTED&quot;);&quot;o&quot;;&quot;OCCUPATIONAL&quot;);&quot;,&quot;))" office:value-type="string" office:string-value="S517=RESTRICTED,">
            <text:p>S517=RESTRICTED,</text:p>
          </table:table-cell>
          <table:table-cell table:formula="of:=IF(LEN(TRIM([CulturesData.EY23]))=0;&quot;&quot;;CONCATENATE([CulturesData.EY$1];SUBSTITUTE(SUBSTITUTE(SUBSTITUTE([CulturesData.EY23];&quot;e&quot;;&quot;EVERYMAN&quot;);&quot;r&quot;;&quot;RESTRICTED&quot;);&quot;o&quot;;&quot;OCCUPATIONAL&quot;);&quot;,&quot;))" office:value-type="string" office:string-value="S518=RESTRICTED,">
            <text:p>S518=RESTRICTED,</text:p>
          </table:table-cell>
          <table:table-cell table:formula="of:=IF(LEN(TRIM([CulturesData.EZ23]))=0;&quot;&quot;;CONCATENATE([CulturesData.EZ$1];SUBSTITUTE(SUBSTITUTE(SUBSTITUTE([CulturesData.EZ23];&quot;e&quot;;&quot;EVERYMAN&quot;);&quot;r&quot;;&quot;RESTRICTED&quot;);&quot;o&quot;;&quot;OCCUPATIONAL&quot;);&quot;,&quot;))" office:value-type="string" office:string-value="S528=RESTRICTED,">
            <text:p>S528=RESTRICTED,</text:p>
          </table:table-cell>
          <table:table-cell table:formula="of:=IF(LEN(TRIM([CulturesData.FA23]))=0;&quot;&quot;;CONCATENATE([CulturesData.FA$1];SUBSTITUTE(SUBSTITUTE(SUBSTITUTE([CulturesData.FA23];&quot;e&quot;;&quot;EVERYMAN&quot;);&quot;r&quot;;&quot;RESTRICTED&quot;);&quot;o&quot;;&quot;OCCUPATIONAL&quot;);&quot;,&quot;))" office:value-type="string" office:string-value="S520=RESTRICTED,">
            <text:p>S520=RESTRICTED,</text:p>
          </table:table-cell>
          <table:table-cell table:formula="of:=IF(LEN(TRIM([CulturesData.FB23]))=0;&quot;&quot;;CONCATENATE([CulturesData.FB$1];SUBSTITUTE(SUBSTITUTE(SUBSTITUTE([CulturesData.FB23];&quot;e&quot;;&quot;EVERYMAN&quot;);&quot;r&quot;;&quot;RESTRICTED&quot;);&quot;o&quot;;&quot;OCCUPATIONAL&quot;);&quot;,&quot;))" office:value-type="string" office:string-value="S521=RESTRICTED,">
            <text:p>S521=RESTRICTED,</text:p>
          </table:table-cell>
          <table:table-cell table:formula="of:=IF(LEN(TRIM([CulturesData.FC23]))=0;&quot;&quot;;CONCATENATE([CulturesData.FC$1];SUBSTITUTE(SUBSTITUTE(SUBSTITUTE([CulturesData.FC23];&quot;e&quot;;&quot;EVERYMAN&quot;);&quot;r&quot;;&quot;RESTRICTED&quot;);&quot;o&quot;;&quot;OCCUPATIONAL&quot;);&quot;,&quot;))" office:value-type="string" office:string-value="S522=RESTRICTED,">
            <text:p>S522=RESTRICTED,</text:p>
          </table:table-cell>
          <table:table-cell table:formula="of:=IF(LEN(TRIM([CulturesData.FD23]))=0;&quot;&quot;;CONCATENATE([CulturesData.FD$1];SUBSTITUTE(SUBSTITUTE(SUBSTITUTE([CulturesData.FD23];&quot;e&quot;;&quot;EVERYMAN&quot;);&quot;r&quot;;&quot;RESTRICTED&quot;);&quot;o&quot;;&quot;OCCUPATIONAL&quot;);&quot;,&quot;))" office:value-type="string" office:string-value="S523=RESTRICTED,">
            <text:p>S523=RESTRICTED,</text:p>
          </table:table-cell>
          <table:table-cell table:formula="of:=IF(LEN(TRIM([CulturesData.FE23]))=0;&quot;&quot;;CONCATENATE([CulturesData.FE$1];SUBSTITUTE(SUBSTITUTE(SUBSTITUTE([CulturesData.FE23];&quot;e&quot;;&quot;EVERYMAN&quot;);&quot;r&quot;;&quot;RESTRICTED&quot;);&quot;o&quot;;&quot;OCCUPATIONAL&quot;);&quot;,&quot;))" office:value-type="string" office:string-value="S524=RESTRICTED,">
            <text:p>S524=RESTRICTED,</text:p>
          </table:table-cell>
          <table:table-cell table:formula="of:=IF(LEN(TRIM([CulturesData.FF23]))=0;&quot;&quot;;CONCATENATE([CulturesData.FF$1];SUBSTITUTE(SUBSTITUTE(SUBSTITUTE([CulturesData.FF23];&quot;e&quot;;&quot;EVERYMAN&quot;);&quot;r&quot;;&quot;RESTRICTED&quot;);&quot;o&quot;;&quot;OCCUPATIONAL&quot;);&quot;,&quot;))" office:value-type="string" office:string-value="S454=RESTRICTED,">
            <text:p>S454=RESTRICTED,</text:p>
          </table:table-cell>
          <table:table-cell table:formula="of:=IF(LEN(TRIM([CulturesData.FG23]))=0;&quot;&quot;;CONCATENATE([CulturesData.FG$1];SUBSTITUTE(SUBSTITUTE(SUBSTITUTE([CulturesData.FG23];&quot;e&quot;;&quot;EVERYMAN&quot;);&quot;r&quot;;&quot;RESTRICTED&quot;);&quot;o&quot;;&quot;OCCUPATIONAL&quot;);&quot;,&quot;))" office:value-type="string" office:string-value="S242=RESTRICTED,">
            <text:p>S242=RESTRICTED,</text:p>
          </table:table-cell>
          <table:table-cell table:formula="of:=IF(LEN(TRIM([CulturesData.FH23]))=0;&quot;&quot;;CONCATENATE([CulturesData.FH$1];SUBSTITUTE(SUBSTITUTE(SUBSTITUTE([CulturesData.FH23];&quot;e&quot;;&quot;EVERYMAN&quot;);&quot;r&quot;;&quot;RESTRICTED&quot;);&quot;o&quot;;&quot;OCCUPATIONAL&quot;);&quot;,&quot;))" office:value-type="string" office:string-value="S526=RESTRICTED,">
            <text:p>S526=RESTRICTED,</text:p>
          </table:table-cell>
          <table:table-cell table:formula="of:=IF(LEN(TRIM([CulturesData.FI23]))=0;&quot;&quot;;CONCATENATE([CulturesData.FI$1];SUBSTITUTE(SUBSTITUTE(SUBSTITUTE([CulturesData.FI23];&quot;e&quot;;&quot;EVERYMAN&quot;);&quot;r&quot;;&quot;RESTRICTED&quot;);&quot;o&quot;;&quot;OCCUPATIONAL&quot;);&quot;,&quot;))" office:value-type="string" office:string-value="S527=RESTRICTED,">
            <text:p>S527=RESTRICTED,</text:p>
          </table:table-cell>
          <table:table-cell table:formula="of:=IF(LEN(TRIM([CulturesData.FJ23]))=0;&quot;&quot;;CONCATENATE([CulturesData.FJ$1];SUBSTITUTE(SUBSTITUTE(SUBSTITUTE([CulturesData.FJ23];&quot;e&quot;;&quot;EVERYMAN&quot;);&quot;r&quot;;&quot;RESTRICTED&quot;);&quot;o&quot;;&quot;OCCUPATIONAL&quot;);&quot;,&quot;))">
            <text:p/>
          </table:table-cell>
          <table:table-cell table:formula="of:=IF(LEN(TRIM([CulturesData.FK23]))=0;&quot;&quot;;CONCATENATE([CulturesData.FK$1];SUBSTITUTE(SUBSTITUTE(SUBSTITUTE([CulturesData.FK23];&quot;e&quot;;&quot;EVERYMAN&quot;);&quot;r&quot;;&quot;RESTRICTED&quot;);&quot;o&quot;;&quot;OCCUPATIONAL&quot;);&quot;,&quot;))">
            <text:p/>
          </table:table-cell>
          <table:table-cell table:formula="of:=IF(LEN(TRIM([CulturesData.FL23]))=0;&quot;&quot;;CONCATENATE([CulturesData.FL$1];SUBSTITUTE(SUBSTITUTE(SUBSTITUTE([CulturesData.FL23];&quot;e&quot;;&quot;EVERYMAN&quot;);&quot;r&quot;;&quot;RESTRICTED&quot;);&quot;o&quot;;&quot;OCCUPATIONAL&quot;);&quot;,&quot;))">
            <text:p/>
          </table:table-cell>
          <table:table-cell table:formula="of:=IF(LEN(TRIM([CulturesData.FM23]))=0;&quot;&quot;;CONCATENATE([CulturesData.FM$1];SUBSTITUTE(SUBSTITUTE(SUBSTITUTE([CulturesData.FM23];&quot;e&quot;;&quot;EVERYMAN&quot;);&quot;r&quot;;&quot;RESTRICTED&quot;);&quot;o&quot;;&quot;OCCUPATIONAL&quot;);&quot;,&quot;))" office:value-type="string" office:string-value="G14=5,">
            <text:p>G14=5,</text:p>
          </table:table-cell>
          <table:table-cell table:formula="of:=IF(LEN(TRIM([CulturesData.FN23]))=0;&quot;&quot;;CONCATENATE([CulturesData.FN$1];SUBSTITUTE(SUBSTITUTE(SUBSTITUTE([CulturesData.FN23];&quot;e&quot;;&quot;EVERYMAN&quot;);&quot;r&quot;;&quot;RESTRICTED&quot;);&quot;o&quot;;&quot;OCCUPATIONAL&quot;);&quot;,&quot;))" office:value-type="string" office:string-value="S93=5,">
            <text:p>S93=5,</text:p>
          </table:table-cell>
          <table:table-cell table:formula="of:=IF(LEN(TRIM([CulturesData.FO23]))=0;&quot;&quot;;CONCATENATE([CulturesData.FO$1];SUBSTITUTE(SUBSTITUTE(SUBSTITUTE([CulturesData.FO23];&quot;e&quot;;&quot;EVERYMAN&quot;);&quot;r&quot;;&quot;RESTRICTED&quot;);&quot;o&quot;;&quot;OCCUPATIONAL&quot;);&quot;,&quot;))">
            <text:p/>
          </table:table-cell>
          <table:table-cell table:formula="of:=IF(LEN(TRIM([CulturesData.FP23]))=0;&quot;&quot;;CONCATENATE([CulturesData.FP$1];SUBSTITUTE(SUBSTITUTE(SUBSTITUTE([CulturesData.FP23];&quot;e&quot;;&quot;EVERYMAN&quot;);&quot;r&quot;;&quot;RESTRICTED&quot;);&quot;o&quot;;&quot;OCCUPATIONAL&quot;);&quot;,&quot;))" office:value-type="string" office:string-value="S91=5,">
            <text:p>S91=5,</text:p>
          </table:table-cell>
          <table:table-cell table:formula="of:=IF(LEN(TRIM([CulturesData.FQ23]))=0;&quot;&quot;;CONCATENATE([CulturesData.FQ$1];SUBSTITUTE(SUBSTITUTE(SUBSTITUTE([CulturesData.FQ23];&quot;e&quot;;&quot;EVERYMAN&quot;);&quot;r&quot;;&quot;RESTRICTED&quot;);&quot;o&quot;;&quot;OCCUPATIONAL&quot;);&quot;,&quot;))">
            <text:p/>
          </table:table-cell>
          <table:table-cell table:formula="of:=IF(LEN(TRIM([CulturesData.FR23]))=0;&quot;&quot;;CONCATENATE([CulturesData.FR$1];SUBSTITUTE(SUBSTITUTE(SUBSTITUTE([CulturesData.FR23];&quot;e&quot;;&quot;EVERYMAN&quot;);&quot;r&quot;;&quot;RESTRICTED&quot;);&quot;o&quot;;&quot;OCCUPATIONAL&quot;);&quot;,&quot;))" office:value-type="string" office:string-value="G24=1,">
            <text:p>G24=1,</text:p>
          </table:table-cell>
          <table:table-cell table:formula="of:=IF(LEN(TRIM([CulturesData.FS23]))=0;&quot;&quot;;CONCATENATE([CulturesData.FS$1];SUBSTITUTE(SUBSTITUTE(SUBSTITUTE([CulturesData.FS23];&quot;e&quot;;&quot;EVERYMAN&quot;);&quot;r&quot;;&quot;RESTRICTED&quot;);&quot;o&quot;;&quot;OCCUPATIONAL&quot;);&quot;,&quot;))">
            <text:p/>
          </table:table-cell>
          <table:table-cell table:formula="of:=IF(LEN(TRIM([CulturesData.FT23]))=0;&quot;&quot;;CONCATENATE([CulturesData.FT$1];SUBSTITUTE(SUBSTITUTE(SUBSTITUTE([CulturesData.FT23];&quot;e&quot;;&quot;EVERYMAN&quot;);&quot;r&quot;;&quot;RESTRICTED&quot;);&quot;o&quot;;&quot;OCCUPATIONAL&quot;);&quot;,&quot;))">
            <text:p/>
          </table:table-cell>
          <table:table-cell table:formula="of:=IF(LEN(TRIM([CulturesData.FU23]))=0;&quot;&quot;;CONCATENATE([CulturesData.FU$1];SUBSTITUTE(SUBSTITUTE(SUBSTITUTE([CulturesData.FU23];&quot;e&quot;;&quot;EVERYMAN&quot;);&quot;r&quot;;&quot;RESTRICTED&quot;);&quot;o&quot;;&quot;OCCUPATIONAL&quot;);&quot;,&quot;))">
            <text:p/>
          </table:table-cell>
          <table:table-cell table:formula="of:=IF(LEN(TRIM([CulturesData.FV23]))=0;&quot;&quot;;CONCATENATE([CulturesData.FV$1];SUBSTITUTE(SUBSTITUTE(SUBSTITUTE([CulturesData.FV23];&quot;e&quot;;&quot;EVERYMAN&quot;);&quot;r&quot;;&quot;RESTRICTED&quot;);&quot;o&quot;;&quot;OCCUPATIONAL&quot;);&quot;,&quot;))">
            <text:p/>
          </table:table-cell>
          <table:table-cell table:formula="of:=IF(LEN(TRIM([CulturesData.FW23]))=0;&quot;&quot;;CONCATENATE([CulturesData.FW$1];SUBSTITUTE(SUBSTITUTE(SUBSTITUTE([CulturesData.FW23];&quot;e&quot;;&quot;EVERYMAN&quot;);&quot;r&quot;;&quot;RESTRICTED&quot;);&quot;o&quot;;&quot;OCCUPATIONAL&quot;);&quot;,&quot;))">
            <text:p/>
          </table:table-cell>
          <table:table-cell table:formula="of:=IF(LEN(TRIM([CulturesData.FX23]))=0;&quot;&quot;;CONCATENATE([CulturesData.FX$1];SUBSTITUTE(SUBSTITUTE(SUBSTITUTE([CulturesData.FX23];&quot;e&quot;;&quot;EVERYMAN&quot;);&quot;r&quot;;&quot;RESTRICTED&quot;);&quot;o&quot;;&quot;OCCUPATIONAL&quot;);&quot;,&quot;))">
            <text:p/>
          </table:table-cell>
          <table:table-cell table:formula="of:=IF(LEN(TRIM([CulturesData.FY23]))=0;&quot;&quot;;CONCATENATE([CulturesData.FY$1];SUBSTITUTE(SUBSTITUTE(SUBSTITUTE([CulturesData.FY23];&quot;e&quot;;&quot;EVERYMAN&quot;);&quot;r&quot;;&quot;RESTRICTED&quot;);&quot;o&quot;;&quot;OCCUPATIONAL&quot;);&quot;,&quot;))">
            <text:p/>
          </table:table-cell>
          <table:table-cell table:formula="of:=IF(LEN(TRIM([CulturesData.FZ23]))=0;&quot;&quot;;CONCATENATE([CulturesData.FZ$1];SUBSTITUTE(SUBSTITUTE(SUBSTITUTE([CulturesData.FZ23];&quot;e&quot;;&quot;EVERYMAN&quot;);&quot;r&quot;;&quot;RESTRICTED&quot;);&quot;o&quot;;&quot;OCCUPATIONAL&quot;);&quot;,&quot;))">
            <text:p/>
          </table:table-cell>
          <table:table-cell table:formula="of:=IF(LEN(TRIM([CulturesData.GA23]))=0;&quot;&quot;;CONCATENATE([CulturesData.GA$1];SUBSTITUTE(SUBSTITUTE(SUBSTITUTE([CulturesData.GA23];&quot;e&quot;;&quot;EVERYMAN&quot;);&quot;r&quot;;&quot;RESTRICTED&quot;);&quot;o&quot;;&quot;OCCUPATIONAL&quot;);&quot;,&quot;))">
            <text:p/>
          </table:table-cell>
          <table:table-cell table:formula="of:=IF(LEN(TRIM([CulturesData.GB23]))=0;&quot;&quot;;CONCATENATE([CulturesData.GB$1];SUBSTITUTE(SUBSTITUTE(SUBSTITUTE([CulturesData.GB23];&quot;e&quot;;&quot;EVERYMAN&quot;);&quot;r&quot;;&quot;RESTRICTED&quot;);&quot;o&quot;;&quot;OCCUPATIONAL&quot;);&quot;,&quot;))">
            <text:p/>
          </table:table-cell>
          <table:table-cell table:formula="of:=IF(LEN(TRIM([CulturesData.GC23]))=0;&quot;&quot;;CONCATENATE([CulturesData.GC$1];SUBSTITUTE(SUBSTITUTE(SUBSTITUTE([CulturesData.GC23];&quot;e&quot;;&quot;EVERYMAN&quot;);&quot;r&quot;;&quot;RESTRICTED&quot;);&quot;o&quot;;&quot;OCCUPATIONAL&quot;);&quot;,&quot;))">
            <text:p/>
          </table:table-cell>
          <table:table-cell table:formula="of:=IF(LEN(TRIM([CulturesData.GD23]))=0;&quot;&quot;;CONCATENATE([CulturesData.GD$1];SUBSTITUTE(SUBSTITUTE(SUBSTITUTE([CulturesData.GD23];&quot;e&quot;;&quot;EVERYMAN&quot;);&quot;r&quot;;&quot;RESTRICTED&quot;);&quot;o&quot;;&quot;OCCUPATIONAL&quot;);&quot;,&quot;))">
            <text:p/>
          </table:table-cell>
          <table:table-cell table:formula="of:=IF(LEN(TRIM([CulturesData.GE23]))=0;&quot;&quot;;CONCATENATE([CulturesData.GE$1];SUBSTITUTE(SUBSTITUTE(SUBSTITUTE([CulturesData.GE23];&quot;e&quot;;&quot;EVERYMAN&quot;);&quot;r&quot;;&quot;RESTRICTED&quot;);&quot;o&quot;;&quot;OCCUPATIONAL&quot;);&quot;,&quot;))">
            <text:p/>
          </table:table-cell>
          <table:table-cell table:formula="of:=IF(LEN(TRIM([CulturesData.GF23]))=0;&quot;&quot;;CONCATENATE([CulturesData.GF$1];SUBSTITUTE(SUBSTITUTE(SUBSTITUTE([CulturesData.GF23];&quot;e&quot;;&quot;EVERYMAN&quot;);&quot;r&quot;;&quot;RESTRICTED&quot;);&quot;o&quot;;&quot;OCCUPATIONAL&quot;);&quot;,&quot;))">
            <text:p/>
          </table:table-cell>
          <table:table-cell table:formula="of:=IF(LEN(TRIM([CulturesData.GG23]))=0;&quot;&quot;;CONCATENATE([CulturesData.GG$1];SUBSTITUTE(SUBSTITUTE(SUBSTITUTE([CulturesData.GG23];&quot;e&quot;;&quot;EVERYMAN&quot;);&quot;r&quot;;&quot;RESTRICTED&quot;);&quot;o&quot;;&quot;OCCUPATIONAL&quot;);&quot;,&quot;))">
            <text:p/>
          </table:table-cell>
          <table:table-cell table:formula="of:=IF(LEN(TRIM([CulturesData.GH23]))=0;&quot;&quot;;CONCATENATE([CulturesData.GH$1];SUBSTITUTE(SUBSTITUTE(SUBSTITUTE([CulturesData.GH23];&quot;e&quot;;&quot;EVERYMAN&quot;);&quot;r&quot;;&quot;RESTRICTED&quot;);&quot;o&quot;;&quot;OCCUPATIONAL&quot;);&quot;,&quot;))">
            <text:p/>
          </table:table-cell>
          <table:table-cell table:formula="of:=IF(LEN(TRIM([CulturesData.GI23]))=0;&quot;&quot;;CONCATENATE([CulturesData.GI$1];SUBSTITUTE(SUBSTITUTE(SUBSTITUTE([CulturesData.GI23];&quot;e&quot;;&quot;EVERYMAN&quot;);&quot;r&quot;;&quot;RESTRICTED&quot;);&quot;o&quot;;&quot;OCCUPATIONAL&quot;);&quot;,&quot;))">
            <text:p/>
          </table:table-cell>
          <table:table-cell table:formula="of:=IF(LEN(TRIM([CulturesData.GJ23]))=0;&quot;&quot;;CONCATENATE([CulturesData.GJ$1];SUBSTITUTE(SUBSTITUTE(SUBSTITUTE([CulturesData.GJ23];&quot;e&quot;;&quot;EVERYMAN&quot;);&quot;r&quot;;&quot;RESTRICTED&quot;);&quot;o&quot;;&quot;OCCUPATIONAL&quot;);&quot;,&quot;))" office:value-type="string" office:string-value="G31=2,">
            <text:p>G31=2,</text:p>
          </table:table-cell>
          <table:table-cell table:formula="of:=IF(LEN(TRIM([CulturesData.GK23]))=0;&quot;&quot;;CONCATENATE([CulturesData.GK$1];SUBSTITUTE(SUBSTITUTE(SUBSTITUTE([CulturesData.GK23];&quot;e&quot;;&quot;EVERYMAN&quot;);&quot;r&quot;;&quot;RESTRICTED&quot;);&quot;o&quot;;&quot;OCCUPATIONAL&quot;);&quot;,&quot;))" office:value-type="string" office:string-value="S294=2,">
            <text:p>S294=2,</text:p>
          </table:table-cell>
          <table:table-cell table:formula="of:=IF(LEN(TRIM([CulturesData.GL23]))=0;&quot;&quot;;CONCATENATE([CulturesData.GL$1];SUBSTITUTE(SUBSTITUTE(SUBSTITUTE([CulturesData.GL23];&quot;e&quot;;&quot;EVERYMAN&quot;);&quot;r&quot;;&quot;RESTRICTED&quot;);&quot;o&quot;;&quot;OCCUPATIONAL&quot;);&quot;,&quot;))">
            <text:p/>
          </table:table-cell>
          <table:table-cell table:formula="of:=IF(LEN(TRIM([CulturesData.GM23]))=0;&quot;&quot;;CONCATENATE([CulturesData.GM$1];SUBSTITUTE(SUBSTITUTE(SUBSTITUTE([CulturesData.GM23];&quot;e&quot;;&quot;EVERYMAN&quot;);&quot;r&quot;;&quot;RESTRICTED&quot;);&quot;o&quot;;&quot;OCCUPATIONAL&quot;);&quot;,&quot;))">
            <text:p/>
          </table:table-cell>
          <table:table-cell table:formula="of:=IF(LEN(TRIM([CulturesData.GN23]))=0;&quot;&quot;;CONCATENATE([CulturesData.GN$1];SUBSTITUTE(SUBSTITUTE(SUBSTITUTE([CulturesData.GN23];&quot;e&quot;;&quot;EVERYMAN&quot;);&quot;r&quot;;&quot;RESTRICTED&quot;);&quot;o&quot;;&quot;OCCUPATIONAL&quot;);&quot;,&quot;))" office:value-type="string" office:string-value="G33=2,">
            <text:p>G33=2,</text:p>
          </table:table-cell>
          <table:table-cell table:formula="of:=IF(LEN(TRIM([CulturesData.GO23]))=0;&quot;&quot;;CONCATENATE([CulturesData.GO$1];SUBSTITUTE(SUBSTITUTE(SUBSTITUTE([CulturesData.GO23];&quot;e&quot;;&quot;EVERYMAN&quot;);&quot;r&quot;;&quot;RESTRICTED&quot;);&quot;o&quot;;&quot;OCCUPATIONAL&quot;);&quot;,&quot;))" office:value-type="string" office:string-value="S351=2,">
            <text:p>S351=2,</text:p>
          </table:table-cell>
          <table:table-cell table:formula="of:=IF(LEN(TRIM([CulturesData.GP23]))=0;&quot;&quot;;CONCATENATE([CulturesData.GP$1];SUBSTITUTE(SUBSTITUTE(SUBSTITUTE([CulturesData.GP23];&quot;e&quot;;&quot;EVERYMAN&quot;);&quot;r&quot;;&quot;RESTRICTED&quot;);&quot;o&quot;;&quot;OCCUPATIONAL&quot;);&quot;,&quot;))" office:value-type="string" office:string-value="LANG=6,">
            <text:p>LANG=6,</text:p>
          </table:table-cell>
          <table:table-cell table:formula="of:=IF(LEN(TRIM([CulturesData.GQ23]))=0;&quot;&quot;;CONCATENATE([CulturesData.GQ$1];SUBSTITUTE(SUBSTITUTE(SUBSTITUTE([CulturesData.GQ23];&quot;e&quot;;&quot;EVERYMAN&quot;);&quot;r&quot;;&quot;RESTRICTED&quot;);&quot;o&quot;;&quot;OCCUPATIONAL&quot;);&quot;,&quot;))">
            <text:p/>
          </table:table-cell>
          <table:table-cell table:formula="of:=IF(LEN(TRIM([CulturesData.GR23]))=0;&quot;&quot;;CONCATENATE([CulturesData.GR$1];SUBSTITUTE(SUBSTITUTE(SUBSTITUTE([CulturesData.GR23];&quot;e&quot;;&quot;EVERYMAN&quot;);&quot;r&quot;;&quot;RESTRICTED&quot;);&quot;o&quot;;&quot;OCCUPATIONAL&quot;);&quot;,&quot;))" office:value-type="string" office:string-value="HOBBY=12,">
            <text:p>HOBBY=12,</text:p>
          </table:table-cell>
          <table:table-cell table:formula="of:=IF(LEN(TRIM([CulturesData.GS23]))=0;&quot;&quot;;CONCATENATE([CulturesData.GS$1];[CulturesData.GS23];&quot;,&quot;))" office:value-type="string" office:string-value="Ttodo.special4,">
            <text:p>Ttodo.special4,</text:p>
          </table:table-cell>
          <table:table-cell table:formula="of:=IF(LEN(TRIM([CulturesData.GT23]))=0;&quot;&quot;;CONCATENATE([CulturesData.GT$1];SUBSTITUTE(SUBSTITUTE(SUBSTITUTE([CulturesData.GT23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formula="of:=CONCATENATE([CulturesData.A24]; &quot;,&quot;)" office:value-type="string" office:string-value="49,">
            <text:p>49,</text:p>
          </table:table-cell>
          <table:table-cell table:formula="of:=CONCATENATE([CulturesData.B24]; &quot;,&quot;)" office:value-type="string" office:string-value="49,">
            <text:p>49,</text:p>
          </table:table-cell>
          <table:table-cell table:formula="of:=CONCATENATE([CulturesData.D24]; &quot;,&quot;)" office:value-type="string" office:string-value=",">
            <text:p>,</text:p>
          </table:table-cell>
          <table:table-cell table:formula="of:=CONCATENATE([CulturesData.C24]; &quot;,&quot;)" office:value-type="string" office:string-value="halfling,">
            <text:p>halfling,</text:p>
          </table:table-cell>
          <table:table-cell table:formula="of:=CONCATENATE([CulturesData.E24]; &quot;,&quot;)" office:value-type="string" office:string-value="45,">
            <text:p>45,</text:p>
          </table:table-cell>
          <table:table-cell table:formula="of:=CONCATENATE([CulturesData.F24]; &quot;,&quot;)" office:value-type="string" office:string-value="40,">
            <text:p>40,</text:p>
          </table:table-cell>
          <table:table-cell table:formula="of:=CONCATENATE([CulturesData.G24]; &quot;,&quot;)" office:value-type="string" office:string-value="105,">
            <text:p>105,</text:p>
          </table:table-cell>
          <table:table-cell table:formula="of:=CONCATENATE([CulturesData.H24]; &quot;,&quot;)" office:value-type="string" office:string-value="100,">
            <text:p>100,</text:p>
          </table:table-cell>
          <table:table-cell table:formula="of:=IF(LEN(TRIM([CulturesData.J24]))=0;&quot;&quot;;CONCATENATE([CulturesData.J$1];SUBSTITUTE(SUBSTITUTE(SUBSTITUTE([CulturesData.J24];&quot;e&quot;;&quot;EVERYMAN&quot;);&quot;r&quot;;&quot;RESTRICTED&quot;);&quot;o&quot;;&quot;OCCUPATIONAL&quot;);&quot;,&quot;))">
            <text:p/>
          </table:table-cell>
          <table:table-cell table:formula="of:=IF(LEN(TRIM([CulturesData.K24]))=0;&quot;&quot;;CONCATENATE([CulturesData.K$1];SUBSTITUTE(SUBSTITUTE(SUBSTITUTE([CulturesData.K24];&quot;e&quot;;&quot;EVERYMAN&quot;);&quot;r&quot;;&quot;RESTRICTED&quot;);&quot;o&quot;;&quot;OCCUPATIONAL&quot;);&quot;,&quot;))">
            <text:p/>
          </table:table-cell>
          <table:table-cell table:formula="of:=IF(LEN(TRIM([CulturesData.L24]))=0;&quot;&quot;;CONCATENATE([CulturesData.L$1];SUBSTITUTE(SUBSTITUTE(SUBSTITUTE([CulturesData.L24];&quot;e&quot;;&quot;EVERYMAN&quot;);&quot;r&quot;;&quot;RESTRICTED&quot;);&quot;o&quot;;&quot;OCCUPATIONAL&quot;);&quot;,&quot;))">
            <text:p/>
          </table:table-cell>
          <table:table-cell table:formula="of:=IF(LEN(TRIM([CulturesData.M24]))=0;&quot;&quot;;CONCATENATE([CulturesData.M$1];SUBSTITUTE(SUBSTITUTE(SUBSTITUTE([CulturesData.M24];&quot;e&quot;;&quot;EVERYMAN&quot;);&quot;r&quot;;&quot;RESTRICTED&quot;);&quot;o&quot;;&quot;OCCUPATIONAL&quot;);&quot;,&quot;))">
            <text:p/>
          </table:table-cell>
          <table:table-cell table:formula="of:=IF(LEN(TRIM([CulturesData.N24]))=0;&quot;&quot;;CONCATENATE([CulturesData.N$1];SUBSTITUTE(SUBSTITUTE(SUBSTITUTE([CulturesData.N24];&quot;e&quot;;&quot;EVERYMAN&quot;);&quot;r&quot;;&quot;RESTRICTED&quot;);&quot;o&quot;;&quot;OCCUPATIONAL&quot;);&quot;,&quot;))">
            <text:p/>
          </table:table-cell>
          <table:table-cell table:formula="of:=IF(LEN(TRIM([CulturesData.O24]))=0;&quot;&quot;;CONCATENATE([CulturesData.O$1];SUBSTITUTE(SUBSTITUTE(SUBSTITUTE([CulturesData.O24];&quot;e&quot;;&quot;EVERYMAN&quot;);&quot;r&quot;;&quot;RESTRICTED&quot;);&quot;o&quot;;&quot;OCCUPATIONAL&quot;);&quot;,&quot;))">
            <text:p/>
          </table:table-cell>
          <table:table-cell table:formula="of:=IF(LEN(TRIM([CulturesData.P24]))=0;&quot;&quot;;CONCATENATE([CulturesData.P$1];SUBSTITUTE(SUBSTITUTE(SUBSTITUTE([CulturesData.P24];&quot;e&quot;;&quot;EVERYMAN&quot;);&quot;r&quot;;&quot;RESTRICTED&quot;);&quot;o&quot;;&quot;OCCUPATIONAL&quot;);&quot;,&quot;))">
            <text:p/>
          </table:table-cell>
          <table:table-cell table:formula="of:=IF(LEN(TRIM([CulturesData.Q24]))=0;&quot;&quot;;CONCATENATE([CulturesData.Q$1];SUBSTITUTE(SUBSTITUTE(SUBSTITUTE([CulturesData.Q24];&quot;e&quot;;&quot;EVERYMAN&quot;);&quot;r&quot;;&quot;RESTRICTED&quot;);&quot;o&quot;;&quot;OCCUPATIONAL&quot;);&quot;,&quot;))">
            <text:p/>
          </table:table-cell>
          <table:table-cell table:formula="of:=IF(LEN(TRIM([CulturesData.R24]))=0;&quot;&quot;;CONCATENATE([CulturesData.R$1];SUBSTITUTE(SUBSTITUTE(SUBSTITUTE([CulturesData.R24];&quot;e&quot;;&quot;EVERYMAN&quot;);&quot;r&quot;;&quot;RESTRICTED&quot;);&quot;o&quot;;&quot;OCCUPATIONAL&quot;);&quot;,&quot;))">
            <text:p/>
          </table:table-cell>
          <table:table-cell table:formula="of:=IF(LEN(TRIM([CulturesData.S24]))=0;&quot;&quot;;CONCATENATE([CulturesData.S$1];SUBSTITUTE(SUBSTITUTE(SUBSTITUTE([CulturesData.S24];&quot;e&quot;;&quot;EVERYMAN&quot;);&quot;r&quot;;&quot;RESTRICTED&quot;);&quot;o&quot;;&quot;OCCUPATIONAL&quot;);&quot;,&quot;))">
            <text:p/>
          </table:table-cell>
          <table:table-cell table:formula="of:=IF(LEN(TRIM([CulturesData.T24]))=0;&quot;&quot;;CONCATENATE([CulturesData.T$1];SUBSTITUTE(SUBSTITUTE(SUBSTITUTE([CulturesData.T24];&quot;e&quot;;&quot;EVERYMAN&quot;);&quot;r&quot;;&quot;RESTRICTED&quot;);&quot;o&quot;;&quot;OCCUPATIONAL&quot;);&quot;,&quot;))">
            <text:p/>
          </table:table-cell>
          <table:table-cell table:formula="of:=IF(LEN(TRIM([CulturesData.U24]))=0;&quot;&quot;;CONCATENATE([CulturesData.U$1];SUBSTITUTE(SUBSTITUTE(SUBSTITUTE([CulturesData.U24];&quot;e&quot;;&quot;EVERYMAN&quot;);&quot;r&quot;;&quot;RESTRICTED&quot;);&quot;o&quot;;&quot;OCCUPATIONAL&quot;);&quot;,&quot;))">
            <text:p/>
          </table:table-cell>
          <table:table-cell table:formula="of:=IF(LEN(TRIM([CulturesData.V24]))=0;&quot;&quot;;CONCATENATE([CulturesData.V$1];SUBSTITUTE(SUBSTITUTE(SUBSTITUTE([CulturesData.V24];&quot;e&quot;;&quot;EVERYMAN&quot;);&quot;r&quot;;&quot;RESTRICTED&quot;);&quot;o&quot;;&quot;OCCUPATIONAL&quot;);&quot;,&quot;))" office:value-type="string" office:string-value="G3=1,">
            <text:p>G3=1,</text:p>
          </table:table-cell>
          <table:table-cell table:formula="of:=IF(LEN(TRIM([CulturesData.W24]))=0;&quot;&quot;;CONCATENATE([CulturesData.W$1];SUBSTITUTE(SUBSTITUTE(SUBSTITUTE([CulturesData.W24];&quot;e&quot;;&quot;EVERYMAN&quot;);&quot;r&quot;;&quot;RESTRICTED&quot;);&quot;o&quot;;&quot;OCCUPATIONAL&quot;);&quot;,&quot;))">
            <text:p/>
          </table:table-cell>
          <table:table-cell table:formula="of:=IF(LEN(TRIM([CulturesData.X24]))=0;&quot;&quot;;CONCATENATE([CulturesData.X$1];SUBSTITUTE(SUBSTITUTE(SUBSTITUTE([CulturesData.X24];&quot;e&quot;;&quot;EVERYMAN&quot;);&quot;r&quot;;&quot;RESTRICTED&quot;);&quot;o&quot;;&quot;OCCUPATIONAL&quot;);&quot;,&quot;))">
            <text:p/>
          </table:table-cell>
          <table:table-cell table:formula="of:=IF(LEN(TRIM([CulturesData.Y24]))=0;&quot;&quot;;CONCATENATE([CulturesData.Y$1];SUBSTITUTE(SUBSTITUTE(SUBSTITUTE([CulturesData.Y24];&quot;e&quot;;&quot;EVERYMAN&quot;);&quot;r&quot;;&quot;RESTRICTED&quot;);&quot;o&quot;;&quot;OCCUPATIONAL&quot;);&quot;,&quot;))">
            <text:p/>
          </table:table-cell>
          <table:table-cell table:formula="of:=IF(LEN(TRIM([CulturesData.Z24]))=0;&quot;&quot;;CONCATENATE([CulturesData.Z$1];SUBSTITUTE(SUBSTITUTE(SUBSTITUTE([CulturesData.Z24];&quot;e&quot;;&quot;EVERYMAN&quot;);&quot;r&quot;;&quot;RESTRICTED&quot;);&quot;o&quot;;&quot;OCCUPATIONAL&quot;);&quot;,&quot;))">
            <text:p/>
          </table:table-cell>
          <table:table-cell table:formula="of:=IF(LEN(TRIM([CulturesData.AA24]))=0;&quot;&quot;;CONCATENATE([CulturesData.AA$1];SUBSTITUTE(SUBSTITUTE(SUBSTITUTE([CulturesData.AA24];&quot;e&quot;;&quot;EVERYMAN&quot;);&quot;r&quot;;&quot;RESTRICTED&quot;);&quot;o&quot;;&quot;OCCUPATIONAL&quot;);&quot;,&quot;))" office:value-type="string" office:string-value="G1=1,">
            <text:p>G1=1,</text:p>
          </table:table-cell>
          <table:table-cell table:formula="of:=IF(LEN(TRIM([CulturesData.AB24]))=0;&quot;&quot;;CONCATENATE([CulturesData.AB$1];SUBSTITUTE(SUBSTITUTE(SUBSTITUTE([CulturesData.AB24];&quot;e&quot;;&quot;EVERYMAN&quot;);&quot;r&quot;;&quot;RESTRICTED&quot;);&quot;o&quot;;&quot;OCCUPATIONAL&quot;);&quot;,&quot;))">
            <text:p/>
          </table:table-cell>
          <table:table-cell table:formula="of:=IF(LEN(TRIM([CulturesData.AC24]))=0;&quot;&quot;;CONCATENATE([CulturesData.AC$1];SUBSTITUTE(SUBSTITUTE(SUBSTITUTE([CulturesData.AC24];&quot;e&quot;;&quot;EVERYMAN&quot;);&quot;r&quot;;&quot;RESTRICTED&quot;);&quot;o&quot;;&quot;OCCUPATIONAL&quot;);&quot;,&quot;))">
            <text:p/>
          </table:table-cell>
          <table:table-cell table:formula="of:=IF(LEN(TRIM([CulturesData.AD24]))=0;&quot;&quot;;CONCATENATE([CulturesData.AD$1];SUBSTITUTE(SUBSTITUTE(SUBSTITUTE([CulturesData.AD24];&quot;e&quot;;&quot;EVERYMAN&quot;);&quot;r&quot;;&quot;RESTRICTED&quot;);&quot;o&quot;;&quot;OCCUPATIONAL&quot;);&quot;,&quot;))">
            <text:p/>
          </table:table-cell>
          <table:table-cell table:formula="of:=IF(LEN(TRIM([CulturesData.AE24]))=0;&quot;&quot;;CONCATENATE([CulturesData.AE$1];SUBSTITUTE(SUBSTITUTE(SUBSTITUTE([CulturesData.AE24];&quot;e&quot;;&quot;EVERYMAN&quot;);&quot;r&quot;;&quot;RESTRICTED&quot;);&quot;o&quot;;&quot;OCCUPATIONAL&quot;);&quot;,&quot;))" office:value-type="string" office:string-value="G2=1,">
            <text:p>G2=1,</text:p>
          </table:table-cell>
          <table:table-cell table:formula="of:=IF(LEN(TRIM([CulturesData.AF24]))=0;&quot;&quot;;CONCATENATE([CulturesData.AF$1];SUBSTITUTE(SUBSTITUTE(SUBSTITUTE([CulturesData.AF24];&quot;e&quot;;&quot;EVERYMAN&quot;);&quot;r&quot;;&quot;RESTRICTED&quot;);&quot;o&quot;;&quot;OCCUPATIONAL&quot;);&quot;,&quot;))" office:value-type="string" office:string-value="S14=2,">
            <text:p>S14=2,</text:p>
          </table:table-cell>
          <table:table-cell table:formula="of:=IF(LEN(TRIM([CulturesData.AG24]))=0;&quot;&quot;;CONCATENATE([CulturesData.AG$1];SUBSTITUTE(SUBSTITUTE(SUBSTITUTE([CulturesData.AG24];&quot;e&quot;;&quot;EVERYMAN&quot;);&quot;r&quot;;&quot;RESTRICTED&quot;);&quot;o&quot;;&quot;OCCUPATIONAL&quot;);&quot;,&quot;))">
            <text:p/>
          </table:table-cell>
          <table:table-cell table:formula="of:=IF(LEN(TRIM([CulturesData.AH24]))=0;&quot;&quot;;CONCATENATE([CulturesData.AH$1];SUBSTITUTE(SUBSTITUTE(SUBSTITUTE([CulturesData.AH24];&quot;e&quot;;&quot;EVERYMAN&quot;);&quot;r&quot;;&quot;RESTRICTED&quot;);&quot;o&quot;;&quot;OCCUPATIONAL&quot;);&quot;,&quot;))" office:value-type="string" office:string-value="S168=8,">
            <text:p>S168=8,</text:p>
          </table:table-cell>
          <table:table-cell table:formula="of:=IF(LEN(TRIM([CulturesData.AI24]))=0;&quot;&quot;;CONCATENATE([CulturesData.AI$1];SUBSTITUTE(SUBSTITUTE(SUBSTITUTE([CulturesData.AI24];&quot;e&quot;;&quot;EVERYMAN&quot;);&quot;r&quot;;&quot;RESTRICTED&quot;);&quot;o&quot;;&quot;OCCUPATIONAL&quot;);&quot;,&quot;))" office:value-type="string" office:string-value="G36=1,">
            <text:p>G36=1,</text:p>
          </table:table-cell>
          <table:table-cell table:formula="of:=IF(LEN(TRIM([CulturesData.AJ24]))=0;&quot;&quot;;CONCATENATE([CulturesData.AJ$1];SUBSTITUTE(SUBSTITUTE(SUBSTITUTE([CulturesData.AJ24];&quot;e&quot;;&quot;EVERYMAN&quot;);&quot;r&quot;;&quot;RESTRICTED&quot;);&quot;o&quot;;&quot;OCCUPATIONAL&quot;);&quot;,&quot;))">
            <text:p/>
          </table:table-cell>
          <table:table-cell table:formula="of:=IF(LEN(TRIM([CulturesData.AK24]))=0;&quot;&quot;;CONCATENATE([CulturesData.AK$1];SUBSTITUTE(SUBSTITUTE(SUBSTITUTE([CulturesData.AK24];&quot;e&quot;;&quot;EVERYMAN&quot;);&quot;r&quot;;&quot;RESTRICTED&quot;);&quot;o&quot;;&quot;OCCUPATIONAL&quot;);&quot;,&quot;))">
            <text:p/>
          </table:table-cell>
          <table:table-cell table:formula="of:=IF(LEN(TRIM([CulturesData.AL24]))=0;&quot;&quot;;CONCATENATE([CulturesData.AL$1];SUBSTITUTE(SUBSTITUTE(SUBSTITUTE([CulturesData.AL24];&quot;e&quot;;&quot;EVERYMAN&quot;);&quot;r&quot;;&quot;RESTRICTED&quot;);&quot;o&quot;;&quot;OCCUPATIONAL&quot;);&quot;,&quot;))">
            <text:p/>
          </table:table-cell>
          <table:table-cell table:formula="of:=IF(LEN(TRIM([CulturesData.AM24]))=0;&quot;&quot;;CONCATENATE([CulturesData.AM$1];SUBSTITUTE(SUBSTITUTE(SUBSTITUTE([CulturesData.AM24];&quot;e&quot;;&quot;EVERYMAN&quot;);&quot;r&quot;;&quot;RESTRICTED&quot;);&quot;o&quot;;&quot;OCCUPATIONAL&quot;);&quot;,&quot;))">
            <text:p/>
          </table:table-cell>
          <table:table-cell table:formula="of:=IF(LEN(TRIM([CulturesData.AN24]))=0;&quot;&quot;;CONCATENATE([CulturesData.AN$1];SUBSTITUTE(SUBSTITUTE(SUBSTITUTE([CulturesData.AN24];&quot;e&quot;;&quot;EVERYMAN&quot;);&quot;r&quot;;&quot;RESTRICTED&quot;);&quot;o&quot;;&quot;OCCUPATIONAL&quot;);&quot;,&quot;))" office:value-type="string" office:string-value="S155=RESTRICTED,">
            <text:p>S155=RESTRICTED,</text:p>
          </table:table-cell>
          <table:table-cell table:formula="of:=IF(LEN(TRIM([CulturesData.AO24]))=0;&quot;&quot;;CONCATENATE([CulturesData.AO$1];SUBSTITUTE(SUBSTITUTE(SUBSTITUTE([CulturesData.AO24];&quot;e&quot;;&quot;EVERYMAN&quot;);&quot;r&quot;;&quot;RESTRICTED&quot;);&quot;o&quot;;&quot;OCCUPATIONAL&quot;);&quot;,&quot;))" office:value-type="string" office:string-value="S154=RESTRICTED,">
            <text:p>S154=RESTRICTED,</text:p>
          </table:table-cell>
          <table:table-cell table:formula="of:=IF(LEN(TRIM([CulturesData.AP24]))=0;&quot;&quot;;CONCATENATE([CulturesData.AP$1];SUBSTITUTE(SUBSTITUTE(SUBSTITUTE([CulturesData.AP24];&quot;e&quot;;&quot;EVERYMAN&quot;);&quot;r&quot;;&quot;RESTRICTED&quot;);&quot;o&quot;;&quot;OCCUPATIONAL&quot;);&quot;,&quot;))" office:value-type="string" office:string-value="S64=2,">
            <text:p>S64=2,</text:p>
          </table:table-cell>
          <table:table-cell table:formula="of:=IF(LEN(TRIM([CulturesData.AQ24]))=0;&quot;&quot;;CONCATENATE([CulturesData.AQ$1];SUBSTITUTE(SUBSTITUTE(SUBSTITUTE([CulturesData.AQ24];&quot;e&quot;;&quot;EVERYMAN&quot;);&quot;r&quot;;&quot;RESTRICTED&quot;);&quot;o&quot;;&quot;OCCUPATIONAL&quot;);&quot;,&quot;))">
            <text:p/>
          </table:table-cell>
          <table:table-cell table:formula="of:=IF(LEN(TRIM([CulturesData.AR24]))=0;&quot;&quot;;CONCATENATE([CulturesData.AR$1];SUBSTITUTE(SUBSTITUTE(SUBSTITUTE([CulturesData.AR24];&quot;e&quot;;&quot;EVERYMAN&quot;);&quot;r&quot;;&quot;RESTRICTED&quot;);&quot;o&quot;;&quot;OCCUPATIONAL&quot;);&quot;,&quot;))" office:value-type="string" office:string-value="S503=RESTRICTED,">
            <text:p>S503=RESTRICTED,</text:p>
          </table:table-cell>
          <table:table-cell table:formula="of:=IF(LEN(TRIM([CulturesData.AS24]))=0;&quot;&quot;;CONCATENATE([CulturesData.AS$1];SUBSTITUTE(SUBSTITUTE(SUBSTITUTE([CulturesData.AS24];&quot;e&quot;;&quot;EVERYMAN&quot;);&quot;r&quot;;&quot;RESTRICTED&quot;);&quot;o&quot;;&quot;OCCUPATIONAL&quot;);&quot;,&quot;))" office:value-type="string" office:string-value="S504=RESTRICTED,">
            <text:p>S504=RESTRICTED,</text:p>
          </table:table-cell>
          <table:table-cell table:formula="of:=IF(LEN(TRIM([CulturesData.AT24]))=0;&quot;&quot;;CONCATENATE([CulturesData.AT$1];SUBSTITUTE(SUBSTITUTE(SUBSTITUTE([CulturesData.AT24];&quot;e&quot;;&quot;EVERYMAN&quot;);&quot;r&quot;;&quot;RESTRICTED&quot;);&quot;o&quot;;&quot;OCCUPATIONAL&quot;);&quot;,&quot;))" office:value-type="string" office:string-value="S53=RESTRICTED,">
            <text:p>S53=RESTRICTED,</text:p>
          </table:table-cell>
          <table:table-cell table:formula="of:=IF(LEN(TRIM([CulturesData.AU24]))=0;&quot;&quot;;CONCATENATE([CulturesData.AU$1];SUBSTITUTE(SUBSTITUTE(SUBSTITUTE([CulturesData.AU24];&quot;e&quot;;&quot;EVERYMAN&quot;);&quot;r&quot;;&quot;RESTRICTED&quot;);&quot;o&quot;;&quot;OCCUPATIONAL&quot;);&quot;,&quot;))" office:value-type="string" office:string-value="S54=RESTRICTED,">
            <text:p>S54=RESTRICTED,</text:p>
          </table:table-cell>
          <table:table-cell table:formula="of:=IF(LEN(TRIM([CulturesData.AV24]))=0;&quot;&quot;;CONCATENATE([CulturesData.AV$1];SUBSTITUTE(SUBSTITUTE(SUBSTITUTE([CulturesData.AV24];&quot;e&quot;;&quot;EVERYMAN&quot;);&quot;r&quot;;&quot;RESTRICTED&quot;);&quot;o&quot;;&quot;OCCUPATIONAL&quot;);&quot;,&quot;))" office:value-type="string" office:string-value="G8=1,">
            <text:p>G8=1,</text:p>
          </table:table-cell>
          <table:table-cell table:formula="of:=IF(LEN(TRIM([CulturesData.AW24]))=0;&quot;&quot;;CONCATENATE([CulturesData.AW$1];SUBSTITUTE(SUBSTITUTE(SUBSTITUTE([CulturesData.AW24];&quot;e&quot;;&quot;EVERYMAN&quot;);&quot;r&quot;;&quot;RESTRICTED&quot;);&quot;o&quot;;&quot;OCCUPATIONAL&quot;);&quot;,&quot;))">
            <text:p/>
          </table:table-cell>
          <table:table-cell table:formula="of:=IF(LEN(TRIM([CulturesData.AX24]))=0;&quot;&quot;;CONCATENATE([CulturesData.AX$1];SUBSTITUTE(SUBSTITUTE(SUBSTITUTE([CulturesData.AX24];&quot;e&quot;;&quot;EVERYMAN&quot;);&quot;r&quot;;&quot;RESTRICTED&quot;);&quot;o&quot;;&quot;OCCUPATIONAL&quot;);&quot;,&quot;))">
            <text:p/>
          </table:table-cell>
          <table:table-cell table:formula="of:=IF(LEN(TRIM([CulturesData.AY24]))=0;&quot;&quot;;CONCATENATE([CulturesData.AY$1];SUBSTITUTE(SUBSTITUTE(SUBSTITUTE([CulturesData.AY24];&quot;e&quot;;&quot;EVERYMAN&quot;);&quot;r&quot;;&quot;RESTRICTED&quot;);&quot;o&quot;;&quot;OCCUPATIONAL&quot;);&quot;,&quot;))" office:value-type="string" office:string-value="S465=8,">
            <text:p>S465=8,</text:p>
          </table:table-cell>
          <table:table-cell table:formula="of:=IF(LEN(TRIM([CulturesData.AZ24]))=0;&quot;&quot;;CONCATENATE([CulturesData.AZ$1];SUBSTITUTE(SUBSTITUTE(SUBSTITUTE([CulturesData.AZ24];&quot;e&quot;;&quot;EVERYMAN&quot;);&quot;r&quot;;&quot;RESTRICTED&quot;);&quot;o&quot;;&quot;OCCUPATIONAL&quot;);&quot;,&quot;))" office:value-type="string" office:string-value="S466=6,">
            <text:p>S466=6,</text:p>
          </table:table-cell>
          <table:table-cell table:formula="of:=IF(LEN(TRIM([CulturesData.BA24]))=0;&quot;&quot;;CONCATENATE([CulturesData.BA$1];SUBSTITUTE(SUBSTITUTE(SUBSTITUTE([CulturesData.BA24];&quot;e&quot;;&quot;EVERYMAN&quot;);&quot;r&quot;;&quot;RESTRICTED&quot;);&quot;o&quot;;&quot;OCCUPATIONAL&quot;);&quot;,&quot;))">
            <text:p/>
          </table:table-cell>
          <table:table-cell table:formula="of:=IF(LEN(TRIM([CulturesData.BB24]))=0;&quot;&quot;;CONCATENATE([CulturesData.BB$1];SUBSTITUTE(SUBSTITUTE(SUBSTITUTE([CulturesData.BB24];&quot;e&quot;;&quot;EVERYMAN&quot;);&quot;r&quot;;&quot;RESTRICTED&quot;);&quot;o&quot;;&quot;OCCUPATIONAL&quot;);&quot;,&quot;))">
            <text:p/>
          </table:table-cell>
          <table:table-cell table:formula="of:=IF(LEN(TRIM([CulturesData.BC24]))=0;&quot;&quot;;CONCATENATE([CulturesData.BC$1];SUBSTITUTE(SUBSTITUTE(SUBSTITUTE([CulturesData.BC24];&quot;e&quot;;&quot;EVERYMAN&quot;);&quot;r&quot;;&quot;RESTRICTED&quot;);&quot;o&quot;;&quot;OCCUPATIONAL&quot;);&quot;,&quot;))">
            <text:p/>
          </table:table-cell>
          <table:table-cell table:formula="of:=IF(LEN(TRIM([CulturesData.BD24]))=0;&quot;&quot;;CONCATENATE([CulturesData.BD$1];SUBSTITUTE(SUBSTITUTE(SUBSTITUTE([CulturesData.BD24];&quot;e&quot;;&quot;EVERYMAN&quot;);&quot;r&quot;;&quot;RESTRICTED&quot;);&quot;o&quot;;&quot;OCCUPATIONAL&quot;);&quot;,&quot;))">
            <text:p/>
          </table:table-cell>
          <table:table-cell table:formula="of:=IF(LEN(TRIM([CulturesData.BE24]))=0;&quot;&quot;;CONCATENATE([CulturesData.BE$1];SUBSTITUTE(SUBSTITUTE(SUBSTITUTE([CulturesData.BE24];&quot;e&quot;;&quot;EVERYMAN&quot;);&quot;r&quot;;&quot;RESTRICTED&quot;);&quot;o&quot;;&quot;OCCUPATIONAL&quot;);&quot;,&quot;))">
            <text:p/>
          </table:table-cell>
          <table:table-cell table:formula="of:=IF(LEN(TRIM([CulturesData.BF24]))=0;&quot;&quot;;CONCATENATE([CulturesData.BF$1];SUBSTITUTE(SUBSTITUTE(SUBSTITUTE([CulturesData.BF24];&quot;e&quot;;&quot;EVERYMAN&quot;);&quot;r&quot;;&quot;RESTRICTED&quot;);&quot;o&quot;;&quot;OCCUPATIONAL&quot;);&quot;,&quot;))">
            <text:p/>
          </table:table-cell>
          <table:table-cell table:formula="of:=IF(LEN(TRIM([CulturesData.BG24]))=0;&quot;&quot;;CONCATENATE([CulturesData.BG$1];SUBSTITUTE(SUBSTITUTE(SUBSTITUTE([CulturesData.BG24];&quot;e&quot;;&quot;EVERYMAN&quot;);&quot;r&quot;;&quot;RESTRICTED&quot;);&quot;o&quot;;&quot;OCCUPATIONAL&quot;);&quot;,&quot;))">
            <text:p/>
          </table:table-cell>
          <table:table-cell table:formula="of:=IF(LEN(TRIM([CulturesData.BH24]))=0;&quot;&quot;;CONCATENATE([CulturesData.BH$1];SUBSTITUTE(SUBSTITUTE(SUBSTITUTE([CulturesData.BH24];&quot;e&quot;;&quot;EVERYMAN&quot;);&quot;r&quot;;&quot;RESTRICTED&quot;);&quot;o&quot;;&quot;OCCUPATIONAL&quot;);&quot;,&quot;))">
            <text:p/>
          </table:table-cell>
          <table:table-cell table:formula="of:=IF(LEN(TRIM([CulturesData.BI24]))=0;&quot;&quot;;CONCATENATE([CulturesData.BI$1];SUBSTITUTE(SUBSTITUTE(SUBSTITUTE([CulturesData.BI24];&quot;e&quot;;&quot;EVERYMAN&quot;);&quot;r&quot;;&quot;RESTRICTED&quot;);&quot;o&quot;;&quot;OCCUPATIONAL&quot;);&quot;,&quot;))">
            <text:p/>
          </table:table-cell>
          <table:table-cell table:formula="of:=IF(LEN(TRIM([CulturesData.BJ24]))=0;&quot;&quot;;CONCATENATE([CulturesData.BJ$1];SUBSTITUTE(SUBSTITUTE(SUBSTITUTE([CulturesData.BJ24];&quot;e&quot;;&quot;EVERYMAN&quot;);&quot;r&quot;;&quot;RESTRICTED&quot;);&quot;o&quot;;&quot;OCCUPATIONAL&quot;);&quot;,&quot;))">
            <text:p/>
          </table:table-cell>
          <table:table-cell table:formula="of:=IF(LEN(TRIM([CulturesData.BK24]))=0;&quot;&quot;;CONCATENATE([CulturesData.BK$1];SUBSTITUTE(SUBSTITUTE(SUBSTITUTE([CulturesData.BK24];&quot;e&quot;;&quot;EVERYMAN&quot;);&quot;r&quot;;&quot;RESTRICTED&quot;);&quot;o&quot;;&quot;OCCUPATIONAL&quot;);&quot;,&quot;))">
            <text:p/>
          </table:table-cell>
          <table:table-cell table:formula="of:=IF(LEN(TRIM([CulturesData.BL24]))=0;&quot;&quot;;CONCATENATE([CulturesData.BL$1];SUBSTITUTE(SUBSTITUTE(SUBSTITUTE([CulturesData.BL24];&quot;e&quot;;&quot;EVERYMAN&quot;);&quot;r&quot;;&quot;RESTRICTED&quot;);&quot;o&quot;;&quot;OCCUPATIONAL&quot;);&quot;,&quot;))">
            <text:p/>
          </table:table-cell>
          <table:table-cell table:formula="of:=IF(LEN(TRIM([CulturesData.BM24]))=0;&quot;&quot;;CONCATENATE([CulturesData.BM$1];SUBSTITUTE(SUBSTITUTE(SUBSTITUTE([CulturesData.BM24];&quot;e&quot;;&quot;EVERYMAN&quot;);&quot;r&quot;;&quot;RESTRICTED&quot;);&quot;o&quot;;&quot;OCCUPATIONAL&quot;);&quot;,&quot;))">
            <text:p/>
          </table:table-cell>
          <table:table-cell table:formula="of:=IF(LEN(TRIM([CulturesData.BN24]))=0;&quot;&quot;;CONCATENATE([CulturesData.BN$1];SUBSTITUTE(SUBSTITUTE(SUBSTITUTE([CulturesData.BN24];&quot;e&quot;;&quot;EVERYMAN&quot;);&quot;r&quot;;&quot;RESTRICTED&quot;);&quot;o&quot;;&quot;OCCUPATIONAL&quot;);&quot;,&quot;))">
            <text:p/>
          </table:table-cell>
          <table:table-cell table:formula="of:=IF(LEN(TRIM([CulturesData.BO24]))=0;&quot;&quot;;CONCATENATE([CulturesData.BO$1];SUBSTITUTE(SUBSTITUTE(SUBSTITUTE([CulturesData.BO24];&quot;e&quot;;&quot;EVERYMAN&quot;);&quot;r&quot;;&quot;RESTRICTED&quot;);&quot;o&quot;;&quot;OCCUPATIONAL&quot;);&quot;,&quot;))">
            <text:p/>
          </table:table-cell>
          <table:table-cell table:formula="of:=IF(LEN(TRIM([CulturesData.BP24]))=0;&quot;&quot;;CONCATENATE([CulturesData.BP$1];SUBSTITUTE(SUBSTITUTE(SUBSTITUTE([CulturesData.BP24];&quot;e&quot;;&quot;EVERYMAN&quot;);&quot;r&quot;;&quot;RESTRICTED&quot;);&quot;o&quot;;&quot;OCCUPATIONAL&quot;);&quot;,&quot;))">
            <text:p/>
          </table:table-cell>
          <table:table-cell table:formula="of:=IF(LEN(TRIM([CulturesData.BQ24]))=0;&quot;&quot;;CONCATENATE([CulturesData.BQ$1];SUBSTITUTE(SUBSTITUTE(SUBSTITUTE([CulturesData.BQ24];&quot;e&quot;;&quot;EVERYMAN&quot;);&quot;r&quot;;&quot;RESTRICTED&quot;);&quot;o&quot;;&quot;OCCUPATIONAL&quot;);&quot;,&quot;))">
            <text:p/>
          </table:table-cell>
          <table:table-cell table:formula="of:=IF(LEN(TRIM([CulturesData.BR24]))=0;&quot;&quot;;CONCATENATE([CulturesData.BR$1];SUBSTITUTE(SUBSTITUTE(SUBSTITUTE([CulturesData.BR24];&quot;e&quot;;&quot;EVERYMAN&quot;);&quot;r&quot;;&quot;RESTRICTED&quot;);&quot;o&quot;;&quot;OCCUPATIONAL&quot;);&quot;,&quot;))">
            <text:p/>
          </table:table-cell>
          <table:table-cell table:formula="of:=IF(LEN(TRIM([CulturesData.BS24]))=0;&quot;&quot;;CONCATENATE([CulturesData.BS$1];SUBSTITUTE(SUBSTITUTE(SUBSTITUTE([CulturesData.BS24];&quot;e&quot;;&quot;EVERYMAN&quot;);&quot;r&quot;;&quot;RESTRICTED&quot;);&quot;o&quot;;&quot;OCCUPATIONAL&quot;);&quot;,&quot;))">
            <text:p/>
          </table:table-cell>
          <table:table-cell table:formula="of:=IF(LEN(TRIM([CulturesData.BT24]))=0;&quot;&quot;;CONCATENATE([CulturesData.BT$1];SUBSTITUTE(SUBSTITUTE(SUBSTITUTE([CulturesData.BT24];&quot;e&quot;;&quot;EVERYMAN&quot;);&quot;r&quot;;&quot;RESTRICTED&quot;);&quot;o&quot;;&quot;OCCUPATIONAL&quot;);&quot;,&quot;))">
            <text:p/>
          </table:table-cell>
          <table:table-cell table:formula="of:=IF(LEN(TRIM([CulturesData.BU24]))=0;&quot;&quot;;CONCATENATE([CulturesData.BU$1];SUBSTITUTE(SUBSTITUTE(SUBSTITUTE([CulturesData.BU24];&quot;e&quot;;&quot;EVERYMAN&quot;);&quot;r&quot;;&quot;RESTRICTED&quot;);&quot;o&quot;;&quot;OCCUPATIONAL&quot;);&quot;,&quot;))" office:value-type="string" office:string-value="S487=8,">
            <text:p>S487=8,</text:p>
          </table:table-cell>
          <table:table-cell table:formula="of:=IF(LEN(TRIM([CulturesData.BV24]))=0;&quot;&quot;;CONCATENATE([CulturesData.BV$1];SUBSTITUTE(SUBSTITUTE(SUBSTITUTE([CulturesData.BV24];&quot;e&quot;;&quot;EVERYMAN&quot;);&quot;r&quot;;&quot;RESTRICTED&quot;);&quot;o&quot;;&quot;OCCUPATIONAL&quot;);&quot;,&quot;))" office:value-type="string" office:string-value="S488=6,">
            <text:p>S488=6,</text:p>
          </table:table-cell>
          <table:table-cell table:formula="of:=IF(LEN(TRIM([CulturesData.BW24]))=0;&quot;&quot;;CONCATENATE([CulturesData.BW$1];SUBSTITUTE(SUBSTITUTE(SUBSTITUTE([CulturesData.BW24];&quot;e&quot;;&quot;EVERYMAN&quot;);&quot;r&quot;;&quot;RESTRICTED&quot;);&quot;o&quot;;&quot;OCCUPATIONAL&quot;);&quot;,&quot;))">
            <text:p/>
          </table:table-cell>
          <table:table-cell table:formula="of:=IF(LEN(TRIM([CulturesData.BX24]))=0;&quot;&quot;;CONCATENATE([CulturesData.BX$1];SUBSTITUTE(SUBSTITUTE(SUBSTITUTE([CulturesData.BX24];&quot;e&quot;;&quot;EVERYMAN&quot;);&quot;r&quot;;&quot;RESTRICTED&quot;);&quot;o&quot;;&quot;OCCUPATIONAL&quot;);&quot;,&quot;))">
            <text:p/>
          </table:table-cell>
          <table:table-cell table:formula="of:=IF(LEN(TRIM([CulturesData.BY24]))=0;&quot;&quot;;CONCATENATE([CulturesData.BY$1];SUBSTITUTE(SUBSTITUTE(SUBSTITUTE([CulturesData.BY24];&quot;e&quot;;&quot;EVERYMAN&quot;);&quot;r&quot;;&quot;RESTRICTED&quot;);&quot;o&quot;;&quot;OCCUPATIONAL&quot;);&quot;,&quot;))">
            <text:p/>
          </table:table-cell>
          <table:table-cell table:formula="of:=IF(LEN(TRIM([CulturesData.BZ24]))=0;&quot;&quot;;CONCATENATE([CulturesData.BZ$1];SUBSTITUTE(SUBSTITUTE(SUBSTITUTE([CulturesData.BZ24];&quot;e&quot;;&quot;EVERYMAN&quot;);&quot;r&quot;;&quot;RESTRICTED&quot;);&quot;o&quot;;&quot;OCCUPATIONAL&quot;);&quot;,&quot;))">
            <text:p/>
          </table:table-cell>
          <table:table-cell table:formula="of:=IF(LEN(TRIM([CulturesData.CA24]))=0;&quot;&quot;;CONCATENATE([CulturesData.CA$1];SUBSTITUTE(SUBSTITUTE(SUBSTITUTE([CulturesData.CA24];&quot;e&quot;;&quot;EVERYMAN&quot;);&quot;r&quot;;&quot;RESTRICTED&quot;);&quot;o&quot;;&quot;OCCUPATIONAL&quot;);&quot;,&quot;))">
            <text:p/>
          </table:table-cell>
          <table:table-cell table:formula="of:=IF(LEN(TRIM([CulturesData.CB24]))=0;&quot;&quot;;CONCATENATE([CulturesData.CB$1];SUBSTITUTE(SUBSTITUTE(SUBSTITUTE([CulturesData.CB24];&quot;e&quot;;&quot;EVERYMAN&quot;);&quot;r&quot;;&quot;RESTRICTED&quot;);&quot;o&quot;;&quot;OCCUPATIONAL&quot;);&quot;,&quot;))">
            <text:p/>
          </table:table-cell>
          <table:table-cell table:formula="of:=IF(LEN(TRIM([CulturesData.CC24]))=0;&quot;&quot;;CONCATENATE([CulturesData.CC$1];SUBSTITUTE(SUBSTITUTE(SUBSTITUTE([CulturesData.CC24];&quot;e&quot;;&quot;EVERYMAN&quot;);&quot;r&quot;;&quot;RESTRICTED&quot;);&quot;o&quot;;&quot;OCCUPATIONAL&quot;);&quot;,&quot;))">
            <text:p/>
          </table:table-cell>
          <table:table-cell table:formula="of:=IF(LEN(TRIM([CulturesData.CD24]))=0;&quot;&quot;;CONCATENATE([CulturesData.CD$1];SUBSTITUTE(SUBSTITUTE(SUBSTITUTE([CulturesData.CD24];&quot;e&quot;;&quot;EVERYMAN&quot;);&quot;r&quot;;&quot;RESTRICTED&quot;);&quot;o&quot;;&quot;OCCUPATIONAL&quot;);&quot;,&quot;))">
            <text:p/>
          </table:table-cell>
          <table:table-cell table:formula="of:=IF(LEN(TRIM([CulturesData.CE24]))=0;&quot;&quot;;CONCATENATE([CulturesData.CE$1];SUBSTITUTE(SUBSTITUTE(SUBSTITUTE([CulturesData.CE24];&quot;e&quot;;&quot;EVERYMAN&quot;);&quot;r&quot;;&quot;RESTRICTED&quot;);&quot;o&quot;;&quot;OCCUPATIONAL&quot;);&quot;,&quot;))">
            <text:p/>
          </table:table-cell>
          <table:table-cell table:formula="of:=IF(LEN(TRIM([CulturesData.CF24]))=0;&quot;&quot;;CONCATENATE([CulturesData.CF$1];SUBSTITUTE(SUBSTITUTE(SUBSTITUTE([CulturesData.CF24];&quot;e&quot;;&quot;EVERYMAN&quot;);&quot;r&quot;;&quot;RESTRICTED&quot;);&quot;o&quot;;&quot;OCCUPATIONAL&quot;);&quot;,&quot;))">
            <text:p/>
          </table:table-cell>
          <table:table-cell table:formula="of:=IF(LEN(TRIM([CulturesData.CG24]))=0;&quot;&quot;;CONCATENATE([CulturesData.CG$1];SUBSTITUTE(SUBSTITUTE(SUBSTITUTE([CulturesData.CG24];&quot;e&quot;;&quot;EVERYMAN&quot;);&quot;r&quot;;&quot;RESTRICTED&quot;);&quot;o&quot;;&quot;OCCUPATIONAL&quot;);&quot;,&quot;))">
            <text:p/>
          </table:table-cell>
          <table:table-cell table:formula="of:=IF(LEN(TRIM([CulturesData.CH24]))=0;&quot;&quot;;CONCATENATE([CulturesData.CH$1];SUBSTITUTE(SUBSTITUTE(SUBSTITUTE([CulturesData.CH24];&quot;e&quot;;&quot;EVERYMAN&quot;);&quot;r&quot;;&quot;RESTRICTED&quot;);&quot;o&quot;;&quot;OCCUPATIONAL&quot;);&quot;,&quot;))">
            <text:p/>
          </table:table-cell>
          <table:table-cell table:formula="of:=IF(LEN(TRIM([CulturesData.CI24]))=0;&quot;&quot;;CONCATENATE([CulturesData.CI$1];SUBSTITUTE(SUBSTITUTE(SUBSTITUTE([CulturesData.CI24];&quot;e&quot;;&quot;EVERYMAN&quot;);&quot;r&quot;;&quot;RESTRICTED&quot;);&quot;o&quot;;&quot;OCCUPATIONAL&quot;);&quot;,&quot;))">
            <text:p/>
          </table:table-cell>
          <table:table-cell table:formula="of:=IF(LEN(TRIM([CulturesData.CJ24]))=0;&quot;&quot;;CONCATENATE([CulturesData.CJ$1];SUBSTITUTE(SUBSTITUTE(SUBSTITUTE([CulturesData.CJ24];&quot;e&quot;;&quot;EVERYMAN&quot;);&quot;r&quot;;&quot;RESTRICTED&quot;);&quot;o&quot;;&quot;OCCUPATIONAL&quot;);&quot;,&quot;))">
            <text:p/>
          </table:table-cell>
          <table:table-cell table:formula="of:=IF(LEN(TRIM([CulturesData.CK24]))=0;&quot;&quot;;CONCATENATE([CulturesData.CK$1];SUBSTITUTE(SUBSTITUTE(SUBSTITUTE([CulturesData.CK24];&quot;e&quot;;&quot;EVERYMAN&quot;);&quot;r&quot;;&quot;RESTRICTED&quot;);&quot;o&quot;;&quot;OCCUPATIONAL&quot;);&quot;,&quot;))" office:value-type="string" office:string-value="S61=RESTRICTED,">
            <text:p>S61=RESTRICTED,</text:p>
          </table:table-cell>
          <table:table-cell table:formula="of:=IF(LEN(TRIM([CulturesData.CL24]))=0;&quot;&quot;;CONCATENATE([CulturesData.CL$1];SUBSTITUTE(SUBSTITUTE(SUBSTITUTE([CulturesData.CL24];&quot;e&quot;;&quot;EVERYMAN&quot;);&quot;r&quot;;&quot;RESTRICTED&quot;);&quot;o&quot;;&quot;OCCUPATIONAL&quot;);&quot;,&quot;))">
            <text:p/>
          </table:table-cell>
          <table:table-cell table:formula="of:=IF(LEN(TRIM([CulturesData.CM24]))=0;&quot;&quot;;CONCATENATE([CulturesData.CM$1];SUBSTITUTE(SUBSTITUTE(SUBSTITUTE([CulturesData.CM24];&quot;e&quot;;&quot;EVERYMAN&quot;);&quot;r&quot;;&quot;RESTRICTED&quot;);&quot;o&quot;;&quot;OCCUPATIONAL&quot;);&quot;,&quot;))">
            <text:p/>
          </table:table-cell>
          <table:table-cell table:formula="of:=IF(LEN(TRIM([CulturesData.CN24]))=0;&quot;&quot;;CONCATENATE([CulturesData.CN$1];SUBSTITUTE(SUBSTITUTE(SUBSTITUTE([CulturesData.CN24];&quot;e&quot;;&quot;EVERYMAN&quot;);&quot;r&quot;;&quot;RESTRICTED&quot;);&quot;o&quot;;&quot;OCCUPATIONAL&quot;);&quot;,&quot;))">
            <text:p/>
          </table:table-cell>
          <table:table-cell table:formula="of:=IF(LEN(TRIM([CulturesData.CO24]))=0;&quot;&quot;;CONCATENATE([CulturesData.CO$1];SUBSTITUTE(SUBSTITUTE(SUBSTITUTE([CulturesData.CO24];&quot;e&quot;;&quot;EVERYMAN&quot;);&quot;r&quot;;&quot;RESTRICTED&quot;);&quot;o&quot;;&quot;OCCUPATIONAL&quot;);&quot;,&quot;))" office:value-type="string" office:string-value="S39=EVERYMAN,">
            <text:p>S39=EVERYMAN,</text:p>
          </table:table-cell>
          <table:table-cell table:formula="of:=IF(LEN(TRIM([CulturesData.CP24]))=0;&quot;&quot;;CONCATENATE([CulturesData.CP$1];SUBSTITUTE(SUBSTITUTE(SUBSTITUTE([CulturesData.CP24];&quot;e&quot;;&quot;EVERYMAN&quot;);&quot;r&quot;;&quot;RESTRICTED&quot;);&quot;o&quot;;&quot;OCCUPATIONAL&quot;);&quot;,&quot;))">
            <text:p/>
          </table:table-cell>
          <table:table-cell table:formula="of:=IF(LEN(TRIM([CulturesData.CQ24]))=0;&quot;&quot;;CONCATENATE([CulturesData.CQ$1];SUBSTITUTE(SUBSTITUTE(SUBSTITUTE([CulturesData.CQ24];&quot;e&quot;;&quot;EVERYMAN&quot;);&quot;r&quot;;&quot;RESTRICTED&quot;);&quot;o&quot;;&quot;OCCUPATIONAL&quot;);&quot;,&quot;))">
            <text:p/>
          </table:table-cell>
          <table:table-cell table:formula="of:=IF(LEN(TRIM([CulturesData.CR24]))=0;&quot;&quot;;CONCATENATE([CulturesData.CR$1];SUBSTITUTE(SUBSTITUTE(SUBSTITUTE([CulturesData.CR24];&quot;e&quot;;&quot;EVERYMAN&quot;);&quot;r&quot;;&quot;RESTRICTED&quot;);&quot;o&quot;;&quot;OCCUPATIONAL&quot;);&quot;,&quot;))">
            <text:p/>
          </table:table-cell>
          <table:table-cell table:formula="of:=IF(LEN(TRIM([CulturesData.CS24]))=0;&quot;&quot;;CONCATENATE([CulturesData.CS$1];SUBSTITUTE(SUBSTITUTE(SUBSTITUTE([CulturesData.CS24];&quot;e&quot;;&quot;EVERYMAN&quot;);&quot;r&quot;;&quot;RESTRICTED&quot;);&quot;o&quot;;&quot;OCCUPATIONAL&quot;);&quot;,&quot;))">
            <text:p/>
          </table:table-cell>
          <table:table-cell table:formula="of:=IF(LEN(TRIM([CulturesData.CT24]))=0;&quot;&quot;;CONCATENATE([CulturesData.CT$1];SUBSTITUTE(SUBSTITUTE(SUBSTITUTE([CulturesData.CT24];&quot;e&quot;;&quot;EVERYMAN&quot;);&quot;r&quot;;&quot;RESTRICTED&quot;);&quot;o&quot;;&quot;OCCUPATIONAL&quot;);&quot;,&quot;))">
            <text:p/>
          </table:table-cell>
          <table:table-cell table:formula="of:=IF(LEN(TRIM([CulturesData.CU24]))=0;&quot;&quot;;CONCATENATE([CulturesData.CU$1];SUBSTITUTE(SUBSTITUTE(SUBSTITUTE([CulturesData.CU24];&quot;e&quot;;&quot;EVERYMAN&quot;);&quot;r&quot;;&quot;RESTRICTED&quot;);&quot;o&quot;;&quot;OCCUPATIONAL&quot;);&quot;,&quot;))">
            <text:p/>
          </table:table-cell>
          <table:table-cell table:formula="of:=IF(LEN(TRIM([CulturesData.CV24]))=0;&quot;&quot;;CONCATENATE([CulturesData.CV$1];SUBSTITUTE(SUBSTITUTE(SUBSTITUTE([CulturesData.CV24];&quot;e&quot;;&quot;EVERYMAN&quot;);&quot;r&quot;;&quot;RESTRICTED&quot;);&quot;o&quot;;&quot;OCCUPATIONAL&quot;);&quot;,&quot;))">
            <text:p/>
          </table:table-cell>
          <table:table-cell table:formula="of:=IF(LEN(TRIM([CulturesData.CW24]))=0;&quot;&quot;;CONCATENATE([CulturesData.CW$1];SUBSTITUTE(SUBSTITUTE(SUBSTITUTE([CulturesData.CW24];&quot;e&quot;;&quot;EVERYMAN&quot;);&quot;r&quot;;&quot;RESTRICTED&quot;);&quot;o&quot;;&quot;OCCUPATIONAL&quot;);&quot;,&quot;))">
            <text:p/>
          </table:table-cell>
          <table:table-cell table:formula="of:=IF(LEN(TRIM([CulturesData.CX24]))=0;&quot;&quot;;CONCATENATE([CulturesData.CX$1];SUBSTITUTE(SUBSTITUTE(SUBSTITUTE([CulturesData.CX24];&quot;e&quot;;&quot;EVERYMAN&quot;);&quot;r&quot;;&quot;RESTRICTED&quot;);&quot;o&quot;;&quot;OCCUPATIONAL&quot;);&quot;,&quot;))">
            <text:p/>
          </table:table-cell>
          <table:table-cell table:formula="of:=IF(LEN(TRIM([CulturesData.CY24]))=0;&quot;&quot;;CONCATENATE([CulturesData.CY$1];SUBSTITUTE(SUBSTITUTE(SUBSTITUTE([CulturesData.CY24];&quot;e&quot;;&quot;EVERYMAN&quot;);&quot;r&quot;;&quot;RESTRICTED&quot;);&quot;o&quot;;&quot;OCCUPATIONAL&quot;);&quot;,&quot;))">
            <text:p/>
          </table:table-cell>
          <table:table-cell table:formula="of:=IF(LEN(TRIM([CulturesData.CZ24]))=0;&quot;&quot;;CONCATENATE([CulturesData.CZ$1];SUBSTITUTE(SUBSTITUTE(SUBSTITUTE([CulturesData.CZ24];&quot;e&quot;;&quot;EVERYMAN&quot;);&quot;r&quot;;&quot;RESTRICTED&quot;);&quot;o&quot;;&quot;OCCUPATIONAL&quot;);&quot;,&quot;))">
            <text:p/>
          </table:table-cell>
          <table:table-cell table:formula="of:=IF(LEN(TRIM([CulturesData.DA24]))=0;&quot;&quot;;CONCATENATE([CulturesData.DA$1];SUBSTITUTE(SUBSTITUTE(SUBSTITUTE([CulturesData.DA24];&quot;e&quot;;&quot;EVERYMAN&quot;);&quot;r&quot;;&quot;RESTRICTED&quot;);&quot;o&quot;;&quot;OCCUPATIONAL&quot;);&quot;,&quot;))">
            <text:p/>
          </table:table-cell>
          <table:table-cell table:formula="of:=IF(LEN(TRIM([CulturesData.DB24]))=0;&quot;&quot;;CONCATENATE([CulturesData.DB$1];SUBSTITUTE(SUBSTITUTE(SUBSTITUTE([CulturesData.DB24];&quot;e&quot;;&quot;EVERYMAN&quot;);&quot;r&quot;;&quot;RESTRICTED&quot;);&quot;o&quot;;&quot;OCCUPATIONAL&quot;);&quot;,&quot;))">
            <text:p/>
          </table:table-cell>
          <table:table-cell table:formula="of:=IF(LEN(TRIM([CulturesData.DC24]))=0;&quot;&quot;;CONCATENATE([CulturesData.DC$1];SUBSTITUTE(SUBSTITUTE(SUBSTITUTE([CulturesData.DC24];&quot;e&quot;;&quot;EVERYMAN&quot;);&quot;r&quot;;&quot;RESTRICTED&quot;);&quot;o&quot;;&quot;OCCUPATIONAL&quot;);&quot;,&quot;))">
            <text:p/>
          </table:table-cell>
          <table:table-cell table:formula="of:=IF(LEN(TRIM([CulturesData.DD24]))=0;&quot;&quot;;CONCATENATE([CulturesData.DD$1];SUBSTITUTE(SUBSTITUTE(SUBSTITUTE([CulturesData.DD24];&quot;e&quot;;&quot;EVERYMAN&quot;);&quot;r&quot;;&quot;RESTRICTED&quot;);&quot;o&quot;;&quot;OCCUPATIONAL&quot;);&quot;,&quot;))">
            <text:p/>
          </table:table-cell>
          <table:table-cell table:formula="of:=IF(LEN(TRIM([CulturesData.DE24]))=0;&quot;&quot;;CONCATENATE([CulturesData.DE$1];SUBSTITUTE(SUBSTITUTE(SUBSTITUTE([CulturesData.DE24];&quot;e&quot;;&quot;EVERYMAN&quot;);&quot;r&quot;;&quot;RESTRICTED&quot;);&quot;o&quot;;&quot;OCCUPATIONAL&quot;);&quot;,&quot;))">
            <text:p/>
          </table:table-cell>
          <table:table-cell table:formula="of:=IF(LEN(TRIM([CulturesData.DF24]))=0;&quot;&quot;;CONCATENATE([CulturesData.DF$1];SUBSTITUTE(SUBSTITUTE(SUBSTITUTE([CulturesData.DF24];&quot;e&quot;;&quot;EVERYMAN&quot;);&quot;r&quot;;&quot;RESTRICTED&quot;);&quot;o&quot;;&quot;OCCUPATIONAL&quot;);&quot;,&quot;))" office:value-type="string" office:string-value="G37=2,">
            <text:p>G37=2,</text:p>
          </table:table-cell>
          <table:table-cell table:formula="of:=IF(LEN(TRIM([CulturesData.DG24]))=0;&quot;&quot;;CONCATENATE([CulturesData.DG$1];SUBSTITUTE(SUBSTITUTE(SUBSTITUTE([CulturesData.DG24];&quot;e&quot;;&quot;EVERYMAN&quot;);&quot;r&quot;;&quot;RESTRICTED&quot;);&quot;o&quot;;&quot;OCCUPATIONAL&quot;);&quot;,&quot;))" office:value-type="string" office:string-value="S426=3,">
            <text:p>S426=3,</text:p>
          </table:table-cell>
          <table:table-cell table:formula="of:=IF(LEN(TRIM([CulturesData.DH24]))=0;&quot;&quot;;CONCATENATE([CulturesData.DH$1];SUBSTITUTE(SUBSTITUTE(SUBSTITUTE([CulturesData.DH24];&quot;e&quot;;&quot;EVERYMAN&quot;);&quot;r&quot;;&quot;RESTRICTED&quot;);&quot;o&quot;;&quot;OCCUPATIONAL&quot;);&quot;,&quot;))" office:value-type="string" office:string-value="S339=3,">
            <text:p>S339=3,</text:p>
          </table:table-cell>
          <table:table-cell table:formula="of:=IF(LEN(TRIM([CulturesData.DI24]))=0;&quot;&quot;;CONCATENATE([CulturesData.DI$1];SUBSTITUTE(SUBSTITUTE(SUBSTITUTE([CulturesData.DI24];&quot;e&quot;;&quot;EVERYMAN&quot;);&quot;r&quot;;&quot;RESTRICTED&quot;);&quot;o&quot;;&quot;OCCUPATIONAL&quot;);&quot;,&quot;))">
            <text:p/>
          </table:table-cell>
          <table:table-cell table:formula="of:=IF(LEN(TRIM([CulturesData.DJ24]))=0;&quot;&quot;;CONCATENATE([CulturesData.DJ$1];SUBSTITUTE(SUBSTITUTE(SUBSTITUTE([CulturesData.DJ24];&quot;e&quot;;&quot;EVERYMAN&quot;);&quot;r&quot;;&quot;RESTRICTED&quot;);&quot;o&quot;;&quot;OCCUPATIONAL&quot;);&quot;,&quot;))">
            <text:p/>
          </table:table-cell>
          <table:table-cell table:formula="of:=IF(LEN(TRIM([CulturesData.DK24]))=0;&quot;&quot;;CONCATENATE([CulturesData.DK$1];SUBSTITUTE(SUBSTITUTE(SUBSTITUTE([CulturesData.DK24];&quot;e&quot;;&quot;EVERYMAN&quot;);&quot;r&quot;;&quot;RESTRICTED&quot;);&quot;o&quot;;&quot;OCCUPATIONAL&quot;);&quot;,&quot;))">
            <text:p/>
          </table:table-cell>
          <table:table-cell table:formula="of:=IF(LEN(TRIM([CulturesData.DL24]))=0;&quot;&quot;;CONCATENATE([CulturesData.DL$1];SUBSTITUTE(SUBSTITUTE(SUBSTITUTE([CulturesData.DL24];&quot;e&quot;;&quot;EVERYMAN&quot;);&quot;r&quot;;&quot;RESTRICTED&quot;);&quot;o&quot;;&quot;OCCUPATIONAL&quot;);&quot;,&quot;))">
            <text:p/>
          </table:table-cell>
          <table:table-cell table:formula="of:=IF(LEN(TRIM([CulturesData.DM24]))=0;&quot;&quot;;CONCATENATE([CulturesData.DM$1];SUBSTITUTE(SUBSTITUTE(SUBSTITUTE([CulturesData.DM24];&quot;e&quot;;&quot;EVERYMAN&quot;);&quot;r&quot;;&quot;RESTRICTED&quot;);&quot;o&quot;;&quot;OCCUPATIONAL&quot;);&quot;,&quot;))">
            <text:p/>
          </table:table-cell>
          <table:table-cell table:formula="of:=IF(LEN(TRIM([CulturesData.DN24]))=0;&quot;&quot;;CONCATENATE([CulturesData.DN$1];SUBSTITUTE(SUBSTITUTE(SUBSTITUTE([CulturesData.DN24];&quot;e&quot;;&quot;EVERYMAN&quot;);&quot;r&quot;;&quot;RESTRICTED&quot;);&quot;o&quot;;&quot;OCCUPATIONAL&quot;);&quot;,&quot;))">
            <text:p/>
          </table:table-cell>
          <table:table-cell table:formula="of:=IF(LEN(TRIM([CulturesData.DO24]))=0;&quot;&quot;;CONCATENATE([CulturesData.DO$1];SUBSTITUTE(SUBSTITUTE(SUBSTITUTE([CulturesData.DO24];&quot;e&quot;;&quot;EVERYMAN&quot;);&quot;r&quot;;&quot;RESTRICTED&quot;);&quot;o&quot;;&quot;OCCUPATIONAL&quot;);&quot;,&quot;))" office:value-type="string" office:string-value="S445=RESTRICTED,">
            <text:p>S445=RESTRICTED,</text:p>
          </table:table-cell>
          <table:table-cell table:formula="of:=IF(LEN(TRIM([CulturesData.DP24]))=0;&quot;&quot;;CONCATENATE([CulturesData.DP$1];SUBSTITUTE(SUBSTITUTE(SUBSTITUTE([CulturesData.DP24];&quot;e&quot;;&quot;EVERYMAN&quot;);&quot;r&quot;;&quot;RESTRICTED&quot;);&quot;o&quot;;&quot;OCCUPATIONAL&quot;);&quot;,&quot;))" office:value-type="string" office:string-value="S443=RESTRICTED,">
            <text:p>S443=RESTRICTED,</text:p>
          </table:table-cell>
          <table:table-cell table:formula="of:=IF(LEN(TRIM([CulturesData.DQ24]))=0;&quot;&quot;;CONCATENATE([CulturesData.DQ$1];SUBSTITUTE(SUBSTITUTE(SUBSTITUTE([CulturesData.DQ24];&quot;e&quot;;&quot;EVERYMAN&quot;);&quot;r&quot;;&quot;RESTRICTED&quot;);&quot;o&quot;;&quot;OCCUPATIONAL&quot;);&quot;,&quot;))">
            <text:p/>
          </table:table-cell>
          <table:table-cell table:formula="of:=IF(LEN(TRIM([CulturesData.DR24]))=0;&quot;&quot;;CONCATENATE([CulturesData.DR$1];SUBSTITUTE(SUBSTITUTE(SUBSTITUTE([CulturesData.DR24];&quot;e&quot;;&quot;EVERYMAN&quot;);&quot;r&quot;;&quot;RESTRICTED&quot;);&quot;o&quot;;&quot;OCCUPATIONAL&quot;);&quot;,&quot;))">
            <text:p/>
          </table:table-cell>
          <table:table-cell table:formula="of:=IF(LEN(TRIM([CulturesData.DS24]))=0;&quot;&quot;;CONCATENATE([CulturesData.DS$1];SUBSTITUTE(SUBSTITUTE(SUBSTITUTE([CulturesData.DS24];&quot;e&quot;;&quot;EVERYMAN&quot;);&quot;r&quot;;&quot;RESTRICTED&quot;);&quot;o&quot;;&quot;OCCUPATIONAL&quot;);&quot;,&quot;))" office:value-type="string" office:string-value="S507=RESTRICTED,">
            <text:p>S507=RESTRICTED,</text:p>
          </table:table-cell>
          <table:table-cell table:formula="of:=IF(LEN(TRIM([CulturesData.DT24]))=0;&quot;&quot;;CONCATENATE([CulturesData.DT$1];SUBSTITUTE(SUBSTITUTE(SUBSTITUTE([CulturesData.DT24];&quot;e&quot;;&quot;EVERYMAN&quot;);&quot;r&quot;;&quot;RESTRICTED&quot;);&quot;o&quot;;&quot;OCCUPATIONAL&quot;);&quot;,&quot;))">
            <text:p/>
          </table:table-cell>
          <table:table-cell table:formula="of:=IF(LEN(TRIM([CulturesData.DU24]))=0;&quot;&quot;;CONCATENATE([CulturesData.DU$1];SUBSTITUTE(SUBSTITUTE(SUBSTITUTE([CulturesData.DU24];&quot;e&quot;;&quot;EVERYMAN&quot;);&quot;r&quot;;&quot;RESTRICTED&quot;);&quot;o&quot;;&quot;OCCUPATIONAL&quot;);&quot;,&quot;))" office:value-type="string" office:string-value="S447=RESTRICTED,">
            <text:p>S447=RESTRICTED,</text:p>
          </table:table-cell>
          <table:table-cell table:formula="of:=IF(LEN(TRIM([CulturesData.DV24]))=0;&quot;&quot;;CONCATENATE([CulturesData.DV$1];SUBSTITUTE(SUBSTITUTE(SUBSTITUTE([CulturesData.DV24];&quot;e&quot;;&quot;EVERYMAN&quot;);&quot;r&quot;;&quot;RESTRICTED&quot;);&quot;o&quot;;&quot;OCCUPATIONAL&quot;);&quot;,&quot;))" office:value-type="string" office:string-value="S448=RESTRICTED,">
            <text:p>S448=RESTRICTED,</text:p>
          </table:table-cell>
          <table:table-cell table:formula="of:=IF(LEN(TRIM([CulturesData.DW24]))=0;&quot;&quot;;CONCATENATE([CulturesData.DW$1];SUBSTITUTE(SUBSTITUTE(SUBSTITUTE([CulturesData.DW24];&quot;e&quot;;&quot;EVERYMAN&quot;);&quot;r&quot;;&quot;RESTRICTED&quot;);&quot;o&quot;;&quot;OCCUPATIONAL&quot;);&quot;,&quot;))">
            <text:p/>
          </table:table-cell>
          <table:table-cell table:formula="of:=IF(LEN(TRIM([CulturesData.DX24]))=0;&quot;&quot;;CONCATENATE([CulturesData.DX$1];SUBSTITUTE(SUBSTITUTE(SUBSTITUTE([CulturesData.DX24];&quot;e&quot;;&quot;EVERYMAN&quot;);&quot;r&quot;;&quot;RESTRICTED&quot;);&quot;o&quot;;&quot;OCCUPATIONAL&quot;);&quot;,&quot;))">
            <text:p/>
          </table:table-cell>
          <table:table-cell table:formula="of:=IF(LEN(TRIM([CulturesData.DY24]))=0;&quot;&quot;;CONCATENATE([CulturesData.DY$1];SUBSTITUTE(SUBSTITUTE(SUBSTITUTE([CulturesData.DY24];&quot;e&quot;;&quot;EVERYMAN&quot;);&quot;r&quot;;&quot;RESTRICTED&quot;);&quot;o&quot;;&quot;OCCUPATIONAL&quot;);&quot;,&quot;))">
            <text:p/>
          </table:table-cell>
          <table:table-cell table:formula="of:=IF(LEN(TRIM([CulturesData.DZ24]))=0;&quot;&quot;;CONCATENATE([CulturesData.DZ$1];SUBSTITUTE(SUBSTITUTE(SUBSTITUTE([CulturesData.DZ24];&quot;e&quot;;&quot;EVERYMAN&quot;);&quot;r&quot;;&quot;RESTRICTED&quot;);&quot;o&quot;;&quot;OCCUPATIONAL&quot;);&quot;,&quot;))">
            <text:p/>
          </table:table-cell>
          <table:table-cell table:formula="of:=IF(LEN(TRIM([CulturesData.EA24]))=0;&quot;&quot;;CONCATENATE([CulturesData.EA$1];SUBSTITUTE(SUBSTITUTE(SUBSTITUTE([CulturesData.EA24];&quot;e&quot;;&quot;EVERYMAN&quot;);&quot;r&quot;;&quot;RESTRICTED&quot;);&quot;o&quot;;&quot;OCCUPATIONAL&quot;);&quot;,&quot;))">
            <text:p/>
          </table:table-cell>
          <table:table-cell table:formula="of:=IF(LEN(TRIM([CulturesData.EB24]))=0;&quot;&quot;;CONCATENATE([CulturesData.EB$1];SUBSTITUTE(SUBSTITUTE(SUBSTITUTE([CulturesData.EB24];&quot;e&quot;;&quot;EVERYMAN&quot;);&quot;r&quot;;&quot;RESTRICTED&quot;);&quot;o&quot;;&quot;OCCUPATIONAL&quot;);&quot;,&quot;))" office:value-type="string" office:string-value="S206=RESTRICTED,">
            <text:p>S206=RESTRICTED,</text:p>
          </table:table-cell>
          <table:table-cell table:formula="of:=IF(LEN(TRIM([CulturesData.EC24]))=0;&quot;&quot;;CONCATENATE([CulturesData.EC$1];SUBSTITUTE(SUBSTITUTE(SUBSTITUTE([CulturesData.EC24];&quot;e&quot;;&quot;EVERYMAN&quot;);&quot;r&quot;;&quot;RESTRICTED&quot;);&quot;o&quot;;&quot;OCCUPATIONAL&quot;);&quot;,&quot;))" office:value-type="string" office:string-value="G18=1,">
            <text:p>G18=1,</text:p>
          </table:table-cell>
          <table:table-cell table:formula="of:=IF(LEN(TRIM([CulturesData.ED24]))=0;&quot;&quot;;CONCATENATE([CulturesData.ED$1];SUBSTITUTE(SUBSTITUTE(SUBSTITUTE([CulturesData.ED24];&quot;e&quot;;&quot;EVERYMAN&quot;);&quot;r&quot;;&quot;RESTRICTED&quot;);&quot;o&quot;;&quot;OCCUPATIONAL&quot;);&quot;,&quot;))" office:value-type="string" office:string-value="S210=EVERYMAN,">
            <text:p>S210=EVERYMAN,</text:p>
          </table:table-cell>
          <table:table-cell table:formula="of:=IF(LEN(TRIM([CulturesData.EE24]))=0;&quot;&quot;;CONCATENATE([CulturesData.EE$1];SUBSTITUTE(SUBSTITUTE(SUBSTITUTE([CulturesData.EE24];&quot;e&quot;;&quot;EVERYMAN&quot;);&quot;r&quot;;&quot;RESTRICTED&quot;);&quot;o&quot;;&quot;OCCUPATIONAL&quot;);&quot;,&quot;))">
            <text:p/>
          </table:table-cell>
          <table:table-cell table:formula="of:=IF(LEN(TRIM([CulturesData.EF24]))=0;&quot;&quot;;CONCATENATE([CulturesData.EF$1];SUBSTITUTE(SUBSTITUTE(SUBSTITUTE([CulturesData.EF24];&quot;e&quot;;&quot;EVERYMAN&quot;);&quot;r&quot;;&quot;RESTRICTED&quot;);&quot;o&quot;;&quot;OCCUPATIONAL&quot;);&quot;,&quot;))">
            <text:p/>
          </table:table-cell>
          <table:table-cell table:formula="of:=IF(LEN(TRIM([CulturesData.EG24]))=0;&quot;&quot;;CONCATENATE([CulturesData.EG$1];SUBSTITUTE(SUBSTITUTE(SUBSTITUTE([CulturesData.EG24];&quot;e&quot;;&quot;EVERYMAN&quot;);&quot;r&quot;;&quot;RESTRICTED&quot;);&quot;o&quot;;&quot;OCCUPATIONAL&quot;);&quot;,&quot;))">
            <text:p/>
          </table:table-cell>
          <table:table-cell table:formula="of:=IF(LEN(TRIM([CulturesData.EH24]))=0;&quot;&quot;;CONCATENATE([CulturesData.EH$1];SUBSTITUTE(SUBSTITUTE(SUBSTITUTE([CulturesData.EH24];&quot;e&quot;;&quot;EVERYMAN&quot;);&quot;r&quot;;&quot;RESTRICTED&quot;);&quot;o&quot;;&quot;OCCUPATIONAL&quot;);&quot;,&quot;))">
            <text:p/>
          </table:table-cell>
          <table:table-cell table:formula="of:=IF(LEN(TRIM([CulturesData.EI24]))=0;&quot;&quot;;CONCATENATE([CulturesData.EI$1];SUBSTITUTE(SUBSTITUTE(SUBSTITUTE([CulturesData.EI24];&quot;e&quot;;&quot;EVERYMAN&quot;);&quot;r&quot;;&quot;RESTRICTED&quot;);&quot;o&quot;;&quot;OCCUPATIONAL&quot;);&quot;,&quot;))">
            <text:p/>
          </table:table-cell>
          <table:table-cell table:formula="of:=IF(LEN(TRIM([CulturesData.EJ24]))=0;&quot;&quot;;CONCATENATE([CulturesData.EJ$1];SUBSTITUTE(SUBSTITUTE(SUBSTITUTE([CulturesData.EJ24];&quot;e&quot;;&quot;EVERYMAN&quot;);&quot;r&quot;;&quot;RESTRICTED&quot;);&quot;o&quot;;&quot;OCCUPATIONAL&quot;);&quot;,&quot;))" office:value-type="string" office:string-value="S100=RESTRICTED,">
            <text:p>S100=RESTRICTED,</text:p>
          </table:table-cell>
          <table:table-cell table:formula="of:=IF(LEN(TRIM([CulturesData.EK24]))=0;&quot;&quot;;CONCATENATE([CulturesData.EK$1];SUBSTITUTE(SUBSTITUTE(SUBSTITUTE([CulturesData.EK24];&quot;e&quot;;&quot;EVERYMAN&quot;);&quot;r&quot;;&quot;RESTRICTED&quot;);&quot;o&quot;;&quot;OCCUPATIONAL&quot;);&quot;,&quot;))">
            <text:p/>
          </table:table-cell>
          <table:table-cell table:formula="of:=IF(LEN(TRIM([CulturesData.EL24]))=0;&quot;&quot;;CONCATENATE([CulturesData.EL$1];SUBSTITUTE(SUBSTITUTE(SUBSTITUTE([CulturesData.EL24];&quot;e&quot;;&quot;EVERYMAN&quot;);&quot;r&quot;;&quot;RESTRICTED&quot;);&quot;o&quot;;&quot;OCCUPATIONAL&quot;);&quot;,&quot;))" office:value-type="string" office:string-value="S96=RESTRICTED,">
            <text:p>S96=RESTRICTED,</text:p>
          </table:table-cell>
          <table:table-cell table:formula="of:=IF(LEN(TRIM([CulturesData.EM24]))=0;&quot;&quot;;CONCATENATE([CulturesData.EM$1];SUBSTITUTE(SUBSTITUTE(SUBSTITUTE([CulturesData.EM24];&quot;e&quot;;&quot;EVERYMAN&quot;);&quot;r&quot;;&quot;RESTRICTED&quot;);&quot;o&quot;;&quot;OCCUPATIONAL&quot;);&quot;,&quot;))">
            <text:p/>
          </table:table-cell>
          <table:table-cell table:formula="of:=IF(LEN(TRIM([CulturesData.EN24]))=0;&quot;&quot;;CONCATENATE([CulturesData.EN$1];SUBSTITUTE(SUBSTITUTE(SUBSTITUTE([CulturesData.EN24];&quot;e&quot;;&quot;EVERYMAN&quot;);&quot;r&quot;;&quot;RESTRICTED&quot;);&quot;o&quot;;&quot;OCCUPATIONAL&quot;);&quot;,&quot;))">
            <text:p/>
          </table:table-cell>
          <table:table-cell table:formula="of:=IF(LEN(TRIM([CulturesData.EO24]))=0;&quot;&quot;;CONCATENATE([CulturesData.EO$1];SUBSTITUTE(SUBSTITUTE(SUBSTITUTE([CulturesData.EO24];&quot;e&quot;;&quot;EVERYMAN&quot;);&quot;r&quot;;&quot;RESTRICTED&quot;);&quot;o&quot;;&quot;OCCUPATIONAL&quot;);&quot;,&quot;))">
            <text:p/>
          </table:table-cell>
          <table:table-cell table:formula="of:=IF(LEN(TRIM([CulturesData.EP24]))=0;&quot;&quot;;CONCATENATE([CulturesData.EP$1];SUBSTITUTE(SUBSTITUTE(SUBSTITUTE([CulturesData.EP24];&quot;e&quot;;&quot;EVERYMAN&quot;);&quot;r&quot;;&quot;RESTRICTED&quot;);&quot;o&quot;;&quot;OCCUPATIONAL&quot;);&quot;,&quot;))">
            <text:p/>
          </table:table-cell>
          <table:table-cell table:formula="of:=IF(LEN(TRIM([CulturesData.EQ24]))=0;&quot;&quot;;CONCATENATE([CulturesData.EQ$1];SUBSTITUTE(SUBSTITUTE(SUBSTITUTE([CulturesData.EQ24];&quot;e&quot;;&quot;EVERYMAN&quot;);&quot;r&quot;;&quot;RESTRICTED&quot;);&quot;o&quot;;&quot;OCCUPATIONAL&quot;);&quot;,&quot;))" office:value-type="string" office:string-value="S227=RESTRICTED,">
            <text:p>S227=RESTRICTED,</text:p>
          </table:table-cell>
          <table:table-cell table:formula="of:=IF(LEN(TRIM([CulturesData.ER24]))=0;&quot;&quot;;CONCATENATE([CulturesData.ER$1];SUBSTITUTE(SUBSTITUTE(SUBSTITUTE([CulturesData.ER24];&quot;e&quot;;&quot;EVERYMAN&quot;);&quot;r&quot;;&quot;RESTRICTED&quot;);&quot;o&quot;;&quot;OCCUPATIONAL&quot;);&quot;,&quot;))" office:value-type="string" office:string-value="S235=RESTRICTED,">
            <text:p>S235=RESTRICTED,</text:p>
          </table:table-cell>
          <table:table-cell table:formula="of:=IF(LEN(TRIM([CulturesData.ES24]))=0;&quot;&quot;;CONCATENATE([CulturesData.ES$1];SUBSTITUTE(SUBSTITUTE(SUBSTITUTE([CulturesData.ES24];&quot;e&quot;;&quot;EVERYMAN&quot;);&quot;r&quot;;&quot;RESTRICTED&quot;);&quot;o&quot;;&quot;OCCUPATIONAL&quot;);&quot;,&quot;))" office:value-type="string" office:string-value="S231=RESTRICTED,">
            <text:p>S231=RESTRICTED,</text:p>
          </table:table-cell>
          <table:table-cell table:formula="of:=IF(LEN(TRIM([CulturesData.ET24]))=0;&quot;&quot;;CONCATENATE([CulturesData.ET$1];SUBSTITUTE(SUBSTITUTE(SUBSTITUTE([CulturesData.ET24];&quot;e&quot;;&quot;EVERYMAN&quot;);&quot;r&quot;;&quot;RESTRICTED&quot;);&quot;o&quot;;&quot;OCCUPATIONAL&quot;);&quot;,&quot;))" office:value-type="string" office:string-value="S237=RESTRICTED,">
            <text:p>S237=RESTRICTED,</text:p>
          </table:table-cell>
          <table:table-cell table:formula="of:=IF(LEN(TRIM([CulturesData.EU24]))=0;&quot;&quot;;CONCATENATE([CulturesData.EU$1];SUBSTITUTE(SUBSTITUTE(SUBSTITUTE([CulturesData.EU24];&quot;e&quot;;&quot;EVERYMAN&quot;);&quot;r&quot;;&quot;RESTRICTED&quot;);&quot;o&quot;;&quot;OCCUPATIONAL&quot;);&quot;,&quot;))" office:value-type="string" office:string-value="S514=RESTRICTED,">
            <text:p>S514=RESTRICTED,</text:p>
          </table:table-cell>
          <table:table-cell table:formula="of:=IF(LEN(TRIM([CulturesData.EV24]))=0;&quot;&quot;;CONCATENATE([CulturesData.EV$1];SUBSTITUTE(SUBSTITUTE(SUBSTITUTE([CulturesData.EV24];&quot;e&quot;;&quot;EVERYMAN&quot;);&quot;r&quot;;&quot;RESTRICTED&quot;);&quot;o&quot;;&quot;OCCUPATIONAL&quot;);&quot;,&quot;))" office:value-type="string" office:string-value="S515=RESTRICTED,">
            <text:p>S515=RESTRICTED,</text:p>
          </table:table-cell>
          <table:table-cell table:formula="of:=IF(LEN(TRIM([CulturesData.EW24]))=0;&quot;&quot;;CONCATENATE([CulturesData.EW$1];SUBSTITUTE(SUBSTITUTE(SUBSTITUTE([CulturesData.EW24];&quot;e&quot;;&quot;EVERYMAN&quot;);&quot;r&quot;;&quot;RESTRICTED&quot;);&quot;o&quot;;&quot;OCCUPATIONAL&quot;);&quot;,&quot;))" office:value-type="string" office:string-value="S516=RESTRICTED,">
            <text:p>S516=RESTRICTED,</text:p>
          </table:table-cell>
          <table:table-cell table:formula="of:=IF(LEN(TRIM([CulturesData.EX24]))=0;&quot;&quot;;CONCATENATE([CulturesData.EX$1];SUBSTITUTE(SUBSTITUTE(SUBSTITUTE([CulturesData.EX24];&quot;e&quot;;&quot;EVERYMAN&quot;);&quot;r&quot;;&quot;RESTRICTED&quot;);&quot;o&quot;;&quot;OCCUPATIONAL&quot;);&quot;,&quot;))" office:value-type="string" office:string-value="S517=RESTRICTED,">
            <text:p>S517=RESTRICTED,</text:p>
          </table:table-cell>
          <table:table-cell table:formula="of:=IF(LEN(TRIM([CulturesData.EY24]))=0;&quot;&quot;;CONCATENATE([CulturesData.EY$1];SUBSTITUTE(SUBSTITUTE(SUBSTITUTE([CulturesData.EY24];&quot;e&quot;;&quot;EVERYMAN&quot;);&quot;r&quot;;&quot;RESTRICTED&quot;);&quot;o&quot;;&quot;OCCUPATIONAL&quot;);&quot;,&quot;))" office:value-type="string" office:string-value="S518=RESTRICTED,">
            <text:p>S518=RESTRICTED,</text:p>
          </table:table-cell>
          <table:table-cell table:formula="of:=IF(LEN(TRIM([CulturesData.EZ24]))=0;&quot;&quot;;CONCATENATE([CulturesData.EZ$1];SUBSTITUTE(SUBSTITUTE(SUBSTITUTE([CulturesData.EZ24];&quot;e&quot;;&quot;EVERYMAN&quot;);&quot;r&quot;;&quot;RESTRICTED&quot;);&quot;o&quot;;&quot;OCCUPATIONAL&quot;);&quot;,&quot;))" office:value-type="string" office:string-value="S528=RESTRICTED,">
            <text:p>S528=RESTRICTED,</text:p>
          </table:table-cell>
          <table:table-cell table:formula="of:=IF(LEN(TRIM([CulturesData.FA24]))=0;&quot;&quot;;CONCATENATE([CulturesData.FA$1];SUBSTITUTE(SUBSTITUTE(SUBSTITUTE([CulturesData.FA24];&quot;e&quot;;&quot;EVERYMAN&quot;);&quot;r&quot;;&quot;RESTRICTED&quot;);&quot;o&quot;;&quot;OCCUPATIONAL&quot;);&quot;,&quot;))" office:value-type="string" office:string-value="S520=RESTRICTED,">
            <text:p>S520=RESTRICTED,</text:p>
          </table:table-cell>
          <table:table-cell table:formula="of:=IF(LEN(TRIM([CulturesData.FB24]))=0;&quot;&quot;;CONCATENATE([CulturesData.FB$1];SUBSTITUTE(SUBSTITUTE(SUBSTITUTE([CulturesData.FB24];&quot;e&quot;;&quot;EVERYMAN&quot;);&quot;r&quot;;&quot;RESTRICTED&quot;);&quot;o&quot;;&quot;OCCUPATIONAL&quot;);&quot;,&quot;))" office:value-type="string" office:string-value="S521=RESTRICTED,">
            <text:p>S521=RESTRICTED,</text:p>
          </table:table-cell>
          <table:table-cell table:formula="of:=IF(LEN(TRIM([CulturesData.FC24]))=0;&quot;&quot;;CONCATENATE([CulturesData.FC$1];SUBSTITUTE(SUBSTITUTE(SUBSTITUTE([CulturesData.FC24];&quot;e&quot;;&quot;EVERYMAN&quot;);&quot;r&quot;;&quot;RESTRICTED&quot;);&quot;o&quot;;&quot;OCCUPATIONAL&quot;);&quot;,&quot;))" office:value-type="string" office:string-value="S522=RESTRICTED,">
            <text:p>S522=RESTRICTED,</text:p>
          </table:table-cell>
          <table:table-cell table:formula="of:=IF(LEN(TRIM([CulturesData.FD24]))=0;&quot;&quot;;CONCATENATE([CulturesData.FD$1];SUBSTITUTE(SUBSTITUTE(SUBSTITUTE([CulturesData.FD24];&quot;e&quot;;&quot;EVERYMAN&quot;);&quot;r&quot;;&quot;RESTRICTED&quot;);&quot;o&quot;;&quot;OCCUPATIONAL&quot;);&quot;,&quot;))" office:value-type="string" office:string-value="S523=RESTRICTED,">
            <text:p>S523=RESTRICTED,</text:p>
          </table:table-cell>
          <table:table-cell table:formula="of:=IF(LEN(TRIM([CulturesData.FE24]))=0;&quot;&quot;;CONCATENATE([CulturesData.FE$1];SUBSTITUTE(SUBSTITUTE(SUBSTITUTE([CulturesData.FE24];&quot;e&quot;;&quot;EVERYMAN&quot;);&quot;r&quot;;&quot;RESTRICTED&quot;);&quot;o&quot;;&quot;OCCUPATIONAL&quot;);&quot;,&quot;))" office:value-type="string" office:string-value="S524=RESTRICTED,">
            <text:p>S524=RESTRICTED,</text:p>
          </table:table-cell>
          <table:table-cell table:formula="of:=IF(LEN(TRIM([CulturesData.FF24]))=0;&quot;&quot;;CONCATENATE([CulturesData.FF$1];SUBSTITUTE(SUBSTITUTE(SUBSTITUTE([CulturesData.FF24];&quot;e&quot;;&quot;EVERYMAN&quot;);&quot;r&quot;;&quot;RESTRICTED&quot;);&quot;o&quot;;&quot;OCCUPATIONAL&quot;);&quot;,&quot;))" office:value-type="string" office:string-value="S454=RESTRICTED,">
            <text:p>S454=RESTRICTED,</text:p>
          </table:table-cell>
          <table:table-cell table:formula="of:=IF(LEN(TRIM([CulturesData.FG24]))=0;&quot;&quot;;CONCATENATE([CulturesData.FG$1];SUBSTITUTE(SUBSTITUTE(SUBSTITUTE([CulturesData.FG24];&quot;e&quot;;&quot;EVERYMAN&quot;);&quot;r&quot;;&quot;RESTRICTED&quot;);&quot;o&quot;;&quot;OCCUPATIONAL&quot;);&quot;,&quot;))" office:value-type="string" office:string-value="S242=RESTRICTED,">
            <text:p>S242=RESTRICTED,</text:p>
          </table:table-cell>
          <table:table-cell table:formula="of:=IF(LEN(TRIM([CulturesData.FH24]))=0;&quot;&quot;;CONCATENATE([CulturesData.FH$1];SUBSTITUTE(SUBSTITUTE(SUBSTITUTE([CulturesData.FH24];&quot;e&quot;;&quot;EVERYMAN&quot;);&quot;r&quot;;&quot;RESTRICTED&quot;);&quot;o&quot;;&quot;OCCUPATIONAL&quot;);&quot;,&quot;))" office:value-type="string" office:string-value="S526=RESTRICTED,">
            <text:p>S526=RESTRICTED,</text:p>
          </table:table-cell>
          <table:table-cell table:formula="of:=IF(LEN(TRIM([CulturesData.FI24]))=0;&quot;&quot;;CONCATENATE([CulturesData.FI$1];SUBSTITUTE(SUBSTITUTE(SUBSTITUTE([CulturesData.FI24];&quot;e&quot;;&quot;EVERYMAN&quot;);&quot;r&quot;;&quot;RESTRICTED&quot;);&quot;o&quot;;&quot;OCCUPATIONAL&quot;);&quot;,&quot;))" office:value-type="string" office:string-value="S527=RESTRICTED,">
            <text:p>S527=RESTRICTED,</text:p>
          </table:table-cell>
          <table:table-cell table:formula="of:=IF(LEN(TRIM([CulturesData.FJ24]))=0;&quot;&quot;;CONCATENATE([CulturesData.FJ$1];SUBSTITUTE(SUBSTITUTE(SUBSTITUTE([CulturesData.FJ24];&quot;e&quot;;&quot;EVERYMAN&quot;);&quot;r&quot;;&quot;RESTRICTED&quot;);&quot;o&quot;;&quot;OCCUPATIONAL&quot;);&quot;,&quot;))">
            <text:p/>
          </table:table-cell>
          <table:table-cell table:formula="of:=IF(LEN(TRIM([CulturesData.FK24]))=0;&quot;&quot;;CONCATENATE([CulturesData.FK$1];SUBSTITUTE(SUBSTITUTE(SUBSTITUTE([CulturesData.FK24];&quot;e&quot;;&quot;EVERYMAN&quot;);&quot;r&quot;;&quot;RESTRICTED&quot;);&quot;o&quot;;&quot;OCCUPATIONAL&quot;);&quot;,&quot;))">
            <text:p/>
          </table:table-cell>
          <table:table-cell table:formula="of:=IF(LEN(TRIM([CulturesData.FL24]))=0;&quot;&quot;;CONCATENATE([CulturesData.FL$1];SUBSTITUTE(SUBSTITUTE(SUBSTITUTE([CulturesData.FL24];&quot;e&quot;;&quot;EVERYMAN&quot;);&quot;r&quot;;&quot;RESTRICTED&quot;);&quot;o&quot;;&quot;OCCUPATIONAL&quot;);&quot;,&quot;))">
            <text:p/>
          </table:table-cell>
          <table:table-cell table:formula="of:=IF(LEN(TRIM([CulturesData.FM24]))=0;&quot;&quot;;CONCATENATE([CulturesData.FM$1];SUBSTITUTE(SUBSTITUTE(SUBSTITUTE([CulturesData.FM24];&quot;e&quot;;&quot;EVERYMAN&quot;);&quot;r&quot;;&quot;RESTRICTED&quot;);&quot;o&quot;;&quot;OCCUPATIONAL&quot;);&quot;,&quot;))" office:value-type="string" office:string-value="G14=5,">
            <text:p>G14=5,</text:p>
          </table:table-cell>
          <table:table-cell table:formula="of:=IF(LEN(TRIM([CulturesData.FN24]))=0;&quot;&quot;;CONCATENATE([CulturesData.FN$1];SUBSTITUTE(SUBSTITUTE(SUBSTITUTE([CulturesData.FN24];&quot;e&quot;;&quot;EVERYMAN&quot;);&quot;r&quot;;&quot;RESTRICTED&quot;);&quot;o&quot;;&quot;OCCUPATIONAL&quot;);&quot;,&quot;))" office:value-type="string" office:string-value="S93=5,">
            <text:p>S93=5,</text:p>
          </table:table-cell>
          <table:table-cell table:formula="of:=IF(LEN(TRIM([CulturesData.FO24]))=0;&quot;&quot;;CONCATENATE([CulturesData.FO$1];SUBSTITUTE(SUBSTITUTE(SUBSTITUTE([CulturesData.FO24];&quot;e&quot;;&quot;EVERYMAN&quot;);&quot;r&quot;;&quot;RESTRICTED&quot;);&quot;o&quot;;&quot;OCCUPATIONAL&quot;);&quot;,&quot;))">
            <text:p/>
          </table:table-cell>
          <table:table-cell table:formula="of:=IF(LEN(TRIM([CulturesData.FP24]))=0;&quot;&quot;;CONCATENATE([CulturesData.FP$1];SUBSTITUTE(SUBSTITUTE(SUBSTITUTE([CulturesData.FP24];&quot;e&quot;;&quot;EVERYMAN&quot;);&quot;r&quot;;&quot;RESTRICTED&quot;);&quot;o&quot;;&quot;OCCUPATIONAL&quot;);&quot;,&quot;))" office:value-type="string" office:string-value="S91=5,">
            <text:p>S91=5,</text:p>
          </table:table-cell>
          <table:table-cell table:formula="of:=IF(LEN(TRIM([CulturesData.FQ24]))=0;&quot;&quot;;CONCATENATE([CulturesData.FQ$1];SUBSTITUTE(SUBSTITUTE(SUBSTITUTE([CulturesData.FQ24];&quot;e&quot;;&quot;EVERYMAN&quot;);&quot;r&quot;;&quot;RESTRICTED&quot;);&quot;o&quot;;&quot;OCCUPATIONAL&quot;);&quot;,&quot;))">
            <text:p/>
          </table:table-cell>
          <table:table-cell table:formula="of:=IF(LEN(TRIM([CulturesData.FR24]))=0;&quot;&quot;;CONCATENATE([CulturesData.FR$1];SUBSTITUTE(SUBSTITUTE(SUBSTITUTE([CulturesData.FR24];&quot;e&quot;;&quot;EVERYMAN&quot;);&quot;r&quot;;&quot;RESTRICTED&quot;);&quot;o&quot;;&quot;OCCUPATIONAL&quot;);&quot;,&quot;))" office:value-type="string" office:string-value="G24=1,">
            <text:p>G24=1,</text:p>
          </table:table-cell>
          <table:table-cell table:formula="of:=IF(LEN(TRIM([CulturesData.FS24]))=0;&quot;&quot;;CONCATENATE([CulturesData.FS$1];SUBSTITUTE(SUBSTITUTE(SUBSTITUTE([CulturesData.FS24];&quot;e&quot;;&quot;EVERYMAN&quot;);&quot;r&quot;;&quot;RESTRICTED&quot;);&quot;o&quot;;&quot;OCCUPATIONAL&quot;);&quot;,&quot;))">
            <text:p/>
          </table:table-cell>
          <table:table-cell table:formula="of:=IF(LEN(TRIM([CulturesData.FT24]))=0;&quot;&quot;;CONCATENATE([CulturesData.FT$1];SUBSTITUTE(SUBSTITUTE(SUBSTITUTE([CulturesData.FT24];&quot;e&quot;;&quot;EVERYMAN&quot;);&quot;r&quot;;&quot;RESTRICTED&quot;);&quot;o&quot;;&quot;OCCUPATIONAL&quot;);&quot;,&quot;))">
            <text:p/>
          </table:table-cell>
          <table:table-cell table:formula="of:=IF(LEN(TRIM([CulturesData.FU24]))=0;&quot;&quot;;CONCATENATE([CulturesData.FU$1];SUBSTITUTE(SUBSTITUTE(SUBSTITUTE([CulturesData.FU24];&quot;e&quot;;&quot;EVERYMAN&quot;);&quot;r&quot;;&quot;RESTRICTED&quot;);&quot;o&quot;;&quot;OCCUPATIONAL&quot;);&quot;,&quot;))">
            <text:p/>
          </table:table-cell>
          <table:table-cell table:formula="of:=IF(LEN(TRIM([CulturesData.FV24]))=0;&quot;&quot;;CONCATENATE([CulturesData.FV$1];SUBSTITUTE(SUBSTITUTE(SUBSTITUTE([CulturesData.FV24];&quot;e&quot;;&quot;EVERYMAN&quot;);&quot;r&quot;;&quot;RESTRICTED&quot;);&quot;o&quot;;&quot;OCCUPATIONAL&quot;);&quot;,&quot;))">
            <text:p/>
          </table:table-cell>
          <table:table-cell table:formula="of:=IF(LEN(TRIM([CulturesData.FW24]))=0;&quot;&quot;;CONCATENATE([CulturesData.FW$1];SUBSTITUTE(SUBSTITUTE(SUBSTITUTE([CulturesData.FW24];&quot;e&quot;;&quot;EVERYMAN&quot;);&quot;r&quot;;&quot;RESTRICTED&quot;);&quot;o&quot;;&quot;OCCUPATIONAL&quot;);&quot;,&quot;))">
            <text:p/>
          </table:table-cell>
          <table:table-cell table:formula="of:=IF(LEN(TRIM([CulturesData.FX24]))=0;&quot;&quot;;CONCATENATE([CulturesData.FX$1];SUBSTITUTE(SUBSTITUTE(SUBSTITUTE([CulturesData.FX24];&quot;e&quot;;&quot;EVERYMAN&quot;);&quot;r&quot;;&quot;RESTRICTED&quot;);&quot;o&quot;;&quot;OCCUPATIONAL&quot;);&quot;,&quot;))">
            <text:p/>
          </table:table-cell>
          <table:table-cell table:formula="of:=IF(LEN(TRIM([CulturesData.FY24]))=0;&quot;&quot;;CONCATENATE([CulturesData.FY$1];SUBSTITUTE(SUBSTITUTE(SUBSTITUTE([CulturesData.FY24];&quot;e&quot;;&quot;EVERYMAN&quot;);&quot;r&quot;;&quot;RESTRICTED&quot;);&quot;o&quot;;&quot;OCCUPATIONAL&quot;);&quot;,&quot;))">
            <text:p/>
          </table:table-cell>
          <table:table-cell table:formula="of:=IF(LEN(TRIM([CulturesData.FZ24]))=0;&quot;&quot;;CONCATENATE([CulturesData.FZ$1];SUBSTITUTE(SUBSTITUTE(SUBSTITUTE([CulturesData.FZ24];&quot;e&quot;;&quot;EVERYMAN&quot;);&quot;r&quot;;&quot;RESTRICTED&quot;);&quot;o&quot;;&quot;OCCUPATIONAL&quot;);&quot;,&quot;))">
            <text:p/>
          </table:table-cell>
          <table:table-cell table:formula="of:=IF(LEN(TRIM([CulturesData.GA24]))=0;&quot;&quot;;CONCATENATE([CulturesData.GA$1];SUBSTITUTE(SUBSTITUTE(SUBSTITUTE([CulturesData.GA24];&quot;e&quot;;&quot;EVERYMAN&quot;);&quot;r&quot;;&quot;RESTRICTED&quot;);&quot;o&quot;;&quot;OCCUPATIONAL&quot;);&quot;,&quot;))">
            <text:p/>
          </table:table-cell>
          <table:table-cell table:formula="of:=IF(LEN(TRIM([CulturesData.GB24]))=0;&quot;&quot;;CONCATENATE([CulturesData.GB$1];SUBSTITUTE(SUBSTITUTE(SUBSTITUTE([CulturesData.GB24];&quot;e&quot;;&quot;EVERYMAN&quot;);&quot;r&quot;;&quot;RESTRICTED&quot;);&quot;o&quot;;&quot;OCCUPATIONAL&quot;);&quot;,&quot;))">
            <text:p/>
          </table:table-cell>
          <table:table-cell table:formula="of:=IF(LEN(TRIM([CulturesData.GC24]))=0;&quot;&quot;;CONCATENATE([CulturesData.GC$1];SUBSTITUTE(SUBSTITUTE(SUBSTITUTE([CulturesData.GC24];&quot;e&quot;;&quot;EVERYMAN&quot;);&quot;r&quot;;&quot;RESTRICTED&quot;);&quot;o&quot;;&quot;OCCUPATIONAL&quot;);&quot;,&quot;))">
            <text:p/>
          </table:table-cell>
          <table:table-cell table:formula="of:=IF(LEN(TRIM([CulturesData.GD24]))=0;&quot;&quot;;CONCATENATE([CulturesData.GD$1];SUBSTITUTE(SUBSTITUTE(SUBSTITUTE([CulturesData.GD24];&quot;e&quot;;&quot;EVERYMAN&quot;);&quot;r&quot;;&quot;RESTRICTED&quot;);&quot;o&quot;;&quot;OCCUPATIONAL&quot;);&quot;,&quot;))">
            <text:p/>
          </table:table-cell>
          <table:table-cell table:formula="of:=IF(LEN(TRIM([CulturesData.GE24]))=0;&quot;&quot;;CONCATENATE([CulturesData.GE$1];SUBSTITUTE(SUBSTITUTE(SUBSTITUTE([CulturesData.GE24];&quot;e&quot;;&quot;EVERYMAN&quot;);&quot;r&quot;;&quot;RESTRICTED&quot;);&quot;o&quot;;&quot;OCCUPATIONAL&quot;);&quot;,&quot;))">
            <text:p/>
          </table:table-cell>
          <table:table-cell table:formula="of:=IF(LEN(TRIM([CulturesData.GF24]))=0;&quot;&quot;;CONCATENATE([CulturesData.GF$1];SUBSTITUTE(SUBSTITUTE(SUBSTITUTE([CulturesData.GF24];&quot;e&quot;;&quot;EVERYMAN&quot;);&quot;r&quot;;&quot;RESTRICTED&quot;);&quot;o&quot;;&quot;OCCUPATIONAL&quot;);&quot;,&quot;))">
            <text:p/>
          </table:table-cell>
          <table:table-cell table:formula="of:=IF(LEN(TRIM([CulturesData.GG24]))=0;&quot;&quot;;CONCATENATE([CulturesData.GG$1];SUBSTITUTE(SUBSTITUTE(SUBSTITUTE([CulturesData.GG24];&quot;e&quot;;&quot;EVERYMAN&quot;);&quot;r&quot;;&quot;RESTRICTED&quot;);&quot;o&quot;;&quot;OCCUPATIONAL&quot;);&quot;,&quot;))">
            <text:p/>
          </table:table-cell>
          <table:table-cell table:formula="of:=IF(LEN(TRIM([CulturesData.GH24]))=0;&quot;&quot;;CONCATENATE([CulturesData.GH$1];SUBSTITUTE(SUBSTITUTE(SUBSTITUTE([CulturesData.GH24];&quot;e&quot;;&quot;EVERYMAN&quot;);&quot;r&quot;;&quot;RESTRICTED&quot;);&quot;o&quot;;&quot;OCCUPATIONAL&quot;);&quot;,&quot;))">
            <text:p/>
          </table:table-cell>
          <table:table-cell table:formula="of:=IF(LEN(TRIM([CulturesData.GI24]))=0;&quot;&quot;;CONCATENATE([CulturesData.GI$1];SUBSTITUTE(SUBSTITUTE(SUBSTITUTE([CulturesData.GI24];&quot;e&quot;;&quot;EVERYMAN&quot;);&quot;r&quot;;&quot;RESTRICTED&quot;);&quot;o&quot;;&quot;OCCUPATIONAL&quot;);&quot;,&quot;))">
            <text:p/>
          </table:table-cell>
          <table:table-cell table:formula="of:=IF(LEN(TRIM([CulturesData.GJ24]))=0;&quot;&quot;;CONCATENATE([CulturesData.GJ$1];SUBSTITUTE(SUBSTITUTE(SUBSTITUTE([CulturesData.GJ24];&quot;e&quot;;&quot;EVERYMAN&quot;);&quot;r&quot;;&quot;RESTRICTED&quot;);&quot;o&quot;;&quot;OCCUPATIONAL&quot;);&quot;,&quot;))" office:value-type="string" office:string-value="G31=2,">
            <text:p>G31=2,</text:p>
          </table:table-cell>
          <table:table-cell table:formula="of:=IF(LEN(TRIM([CulturesData.GK24]))=0;&quot;&quot;;CONCATENATE([CulturesData.GK$1];SUBSTITUTE(SUBSTITUTE(SUBSTITUTE([CulturesData.GK24];&quot;e&quot;;&quot;EVERYMAN&quot;);&quot;r&quot;;&quot;RESTRICTED&quot;);&quot;o&quot;;&quot;OCCUPATIONAL&quot;);&quot;,&quot;))" office:value-type="string" office:string-value="S294=2,">
            <text:p>S294=2,</text:p>
          </table:table-cell>
          <table:table-cell table:formula="of:=IF(LEN(TRIM([CulturesData.GL24]))=0;&quot;&quot;;CONCATENATE([CulturesData.GL$1];SUBSTITUTE(SUBSTITUTE(SUBSTITUTE([CulturesData.GL24];&quot;e&quot;;&quot;EVERYMAN&quot;);&quot;r&quot;;&quot;RESTRICTED&quot;);&quot;o&quot;;&quot;OCCUPATIONAL&quot;);&quot;,&quot;))">
            <text:p/>
          </table:table-cell>
          <table:table-cell table:formula="of:=IF(LEN(TRIM([CulturesData.GM24]))=0;&quot;&quot;;CONCATENATE([CulturesData.GM$1];SUBSTITUTE(SUBSTITUTE(SUBSTITUTE([CulturesData.GM24];&quot;e&quot;;&quot;EVERYMAN&quot;);&quot;r&quot;;&quot;RESTRICTED&quot;);&quot;o&quot;;&quot;OCCUPATIONAL&quot;);&quot;,&quot;))">
            <text:p/>
          </table:table-cell>
          <table:table-cell table:formula="of:=IF(LEN(TRIM([CulturesData.GN24]))=0;&quot;&quot;;CONCATENATE([CulturesData.GN$1];SUBSTITUTE(SUBSTITUTE(SUBSTITUTE([CulturesData.GN24];&quot;e&quot;;&quot;EVERYMAN&quot;);&quot;r&quot;;&quot;RESTRICTED&quot;);&quot;o&quot;;&quot;OCCUPATIONAL&quot;);&quot;,&quot;))" office:value-type="string" office:string-value="G33=2,">
            <text:p>G33=2,</text:p>
          </table:table-cell>
          <table:table-cell table:formula="of:=IF(LEN(TRIM([CulturesData.GO24]))=0;&quot;&quot;;CONCATENATE([CulturesData.GO$1];SUBSTITUTE(SUBSTITUTE(SUBSTITUTE([CulturesData.GO24];&quot;e&quot;;&quot;EVERYMAN&quot;);&quot;r&quot;;&quot;RESTRICTED&quot;);&quot;o&quot;;&quot;OCCUPATIONAL&quot;);&quot;,&quot;))" office:value-type="string" office:string-value="S351=2,">
            <text:p>S351=2,</text:p>
          </table:table-cell>
          <table:table-cell table:formula="of:=IF(LEN(TRIM([CulturesData.GP24]))=0;&quot;&quot;;CONCATENATE([CulturesData.GP$1];SUBSTITUTE(SUBSTITUTE(SUBSTITUTE([CulturesData.GP24];&quot;e&quot;;&quot;EVERYMAN&quot;);&quot;r&quot;;&quot;RESTRICTED&quot;);&quot;o&quot;;&quot;OCCUPATIONAL&quot;);&quot;,&quot;))" office:value-type="string" office:string-value="LANG=6,">
            <text:p>LANG=6,</text:p>
          </table:table-cell>
          <table:table-cell table:formula="of:=IF(LEN(TRIM([CulturesData.GQ24]))=0;&quot;&quot;;CONCATENATE([CulturesData.GQ$1];SUBSTITUTE(SUBSTITUTE(SUBSTITUTE([CulturesData.GQ24];&quot;e&quot;;&quot;EVERYMAN&quot;);&quot;r&quot;;&quot;RESTRICTED&quot;);&quot;o&quot;;&quot;OCCUPATIONAL&quot;);&quot;,&quot;))">
            <text:p/>
          </table:table-cell>
          <table:table-cell table:formula="of:=IF(LEN(TRIM([CulturesData.GR24]))=0;&quot;&quot;;CONCATENATE([CulturesData.GR$1];SUBSTITUTE(SUBSTITUTE(SUBSTITUTE([CulturesData.GR24];&quot;e&quot;;&quot;EVERYMAN&quot;);&quot;r&quot;;&quot;RESTRICTED&quot;);&quot;o&quot;;&quot;OCCUPATIONAL&quot;);&quot;,&quot;))" office:value-type="string" office:string-value="HOBBY=12,">
            <text:p>HOBBY=12,</text:p>
          </table:table-cell>
          <table:table-cell table:formula="of:=IF(LEN(TRIM([CulturesData.GS24]))=0;&quot;&quot;;CONCATENATE([CulturesData.GS$1];[CulturesData.GS24];&quot;,&quot;))" office:value-type="string" office:string-value="Ttodo.special4,">
            <text:p>Ttodo.special4,</text:p>
          </table:table-cell>
          <table:table-cell table:formula="of:=IF(LEN(TRIM([CulturesData.GT24]))=0;&quot;&quot;;CONCATENATE([CulturesData.GT$1];SUBSTITUTE(SUBSTITUTE(SUBSTITUTE([CulturesData.GT24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formula="of:=CONCATENATE([CulturesData.A25]; &quot;,&quot;)" office:value-type="string" office:string-value="50,">
            <text:p>50,</text:p>
          </table:table-cell>
          <table:table-cell table:formula="of:=CONCATENATE([CulturesData.B25]; &quot;,&quot;)" office:value-type="string" office:string-value="50,">
            <text:p>50,</text:p>
          </table:table-cell>
          <table:table-cell table:formula="of:=CONCATENATE([CulturesData.D25]; &quot;,&quot;)" office:value-type="string" office:string-value=",">
            <text:p>,</text:p>
          </table:table-cell>
          <table:table-cell table:formula="of:=CONCATENATE([CulturesData.C25]; &quot;,&quot;)" office:value-type="string" office:string-value="orchalf,">
            <text:p>orchalf,</text:p>
          </table:table-cell>
          <table:table-cell table:formula="of:=CONCATENATE([CulturesData.E25]; &quot;,&quot;)" office:value-type="string" office:string-value="45,">
            <text:p>45,</text:p>
          </table:table-cell>
          <table:table-cell table:formula="of:=CONCATENATE([CulturesData.F25]; &quot;,&quot;)" office:value-type="string" office:string-value="40,">
            <text:p>40,</text:p>
          </table:table-cell>
          <table:table-cell table:formula="of:=CONCATENATE([CulturesData.G25]; &quot;,&quot;)" office:value-type="string" office:string-value="140,">
            <text:p>140,</text:p>
          </table:table-cell>
          <table:table-cell table:formula="of:=CONCATENATE([CulturesData.H25]; &quot;,&quot;)" office:value-type="string" office:string-value="125,">
            <text:p>125,</text:p>
          </table:table-cell>
          <table:table-cell table:formula="of:=IF(LEN(TRIM([CulturesData.J25]))=0;&quot;&quot;;CONCATENATE([CulturesData.J$1];SUBSTITUTE(SUBSTITUTE(SUBSTITUTE([CulturesData.J25];&quot;e&quot;;&quot;EVERYMAN&quot;);&quot;r&quot;;&quot;RESTRICTED&quot;);&quot;o&quot;;&quot;OCCUPATIONAL&quot;);&quot;,&quot;))">
            <text:p/>
          </table:table-cell>
          <table:table-cell table:formula="of:=IF(LEN(TRIM([CulturesData.K25]))=0;&quot;&quot;;CONCATENATE([CulturesData.K$1];SUBSTITUTE(SUBSTITUTE(SUBSTITUTE([CulturesData.K25];&quot;e&quot;;&quot;EVERYMAN&quot;);&quot;r&quot;;&quot;RESTRICTED&quot;);&quot;o&quot;;&quot;OCCUPATIONAL&quot;);&quot;,&quot;))">
            <text:p/>
          </table:table-cell>
          <table:table-cell table:formula="of:=IF(LEN(TRIM([CulturesData.L25]))=0;&quot;&quot;;CONCATENATE([CulturesData.L$1];SUBSTITUTE(SUBSTITUTE(SUBSTITUTE([CulturesData.L25];&quot;e&quot;;&quot;EVERYMAN&quot;);&quot;r&quot;;&quot;RESTRICTED&quot;);&quot;o&quot;;&quot;OCCUPATIONAL&quot;);&quot;,&quot;))" office:value-type="string" office:string-value="G19=3,">
            <text:p>G19=3,</text:p>
          </table:table-cell>
          <table:table-cell table:formula="of:=IF(LEN(TRIM([CulturesData.M25]))=0;&quot;&quot;;CONCATENATE([CulturesData.M$1];SUBSTITUTE(SUBSTITUTE(SUBSTITUTE([CulturesData.M25];&quot;e&quot;;&quot;EVERYMAN&quot;);&quot;r&quot;;&quot;RESTRICTED&quot;);&quot;o&quot;;&quot;OCCUPATIONAL&quot;);&quot;,&quot;))" office:value-type="string" office:string-value="S216=1,">
            <text:p>S216=1,</text:p>
          </table:table-cell>
          <table:table-cell table:formula="of:=IF(LEN(TRIM([CulturesData.N25]))=0;&quot;&quot;;CONCATENATE([CulturesData.N$1];SUBSTITUTE(SUBSTITUTE(SUBSTITUTE([CulturesData.N25];&quot;e&quot;;&quot;EVERYMAN&quot;);&quot;r&quot;;&quot;RESTRICTED&quot;);&quot;o&quot;;&quot;OCCUPATIONAL&quot;);&quot;,&quot;))" office:value-type="string" office:string-value="S217=3,">
            <text:p>S217=3,</text:p>
          </table:table-cell>
          <table:table-cell table:formula="of:=IF(LEN(TRIM([CulturesData.O25]))=0;&quot;&quot;;CONCATENATE([CulturesData.O$1];SUBSTITUTE(SUBSTITUTE(SUBSTITUTE([CulturesData.O25];&quot;e&quot;;&quot;EVERYMAN&quot;);&quot;r&quot;;&quot;RESTRICTED&quot;);&quot;o&quot;;&quot;OCCUPATIONAL&quot;);&quot;,&quot;))" office:value-type="string" office:string-value="G20=3,">
            <text:p>G20=3,</text:p>
          </table:table-cell>
          <table:table-cell table:formula="of:=IF(LEN(TRIM([CulturesData.P25]))=0;&quot;&quot;;CONCATENATE([CulturesData.P$1];SUBSTITUTE(SUBSTITUTE(SUBSTITUTE([CulturesData.P25];&quot;e&quot;;&quot;EVERYMAN&quot;);&quot;r&quot;;&quot;RESTRICTED&quot;);&quot;o&quot;;&quot;OCCUPATIONAL&quot;);&quot;,&quot;))" office:value-type="string" office:string-value="S218=3,">
            <text:p>S218=3,</text:p>
          </table:table-cell>
          <table:table-cell table:formula="of:=IF(LEN(TRIM([CulturesData.Q25]))=0;&quot;&quot;;CONCATENATE([CulturesData.Q$1];SUBSTITUTE(SUBSTITUTE(SUBSTITUTE([CulturesData.Q25];&quot;e&quot;;&quot;EVERYMAN&quot;);&quot;r&quot;;&quot;RESTRICTED&quot;);&quot;o&quot;;&quot;OCCUPATIONAL&quot;);&quot;,&quot;))">
            <text:p/>
          </table:table-cell>
          <table:table-cell table:formula="of:=IF(LEN(TRIM([CulturesData.R25]))=0;&quot;&quot;;CONCATENATE([CulturesData.R$1];SUBSTITUTE(SUBSTITUTE(SUBSTITUTE([CulturesData.R25];&quot;e&quot;;&quot;EVERYMAN&quot;);&quot;r&quot;;&quot;RESTRICTED&quot;);&quot;o&quot;;&quot;OCCUPATIONAL&quot;);&quot;,&quot;))">
            <text:p/>
          </table:table-cell>
          <table:table-cell table:formula="of:=IF(LEN(TRIM([CulturesData.S25]))=0;&quot;&quot;;CONCATENATE([CulturesData.S$1];SUBSTITUTE(SUBSTITUTE(SUBSTITUTE([CulturesData.S25];&quot;e&quot;;&quot;EVERYMAN&quot;);&quot;r&quot;;&quot;RESTRICTED&quot;);&quot;o&quot;;&quot;OCCUPATIONAL&quot;);&quot;,&quot;))">
            <text:p/>
          </table:table-cell>
          <table:table-cell table:formula="of:=IF(LEN(TRIM([CulturesData.T25]))=0;&quot;&quot;;CONCATENATE([CulturesData.T$1];SUBSTITUTE(SUBSTITUTE(SUBSTITUTE([CulturesData.T25];&quot;e&quot;;&quot;EVERYMAN&quot;);&quot;r&quot;;&quot;RESTRICTED&quot;);&quot;o&quot;;&quot;OCCUPATIONAL&quot;);&quot;,&quot;))">
            <text:p/>
          </table:table-cell>
          <table:table-cell table:formula="of:=IF(LEN(TRIM([CulturesData.U25]))=0;&quot;&quot;;CONCATENATE([CulturesData.U$1];SUBSTITUTE(SUBSTITUTE(SUBSTITUTE([CulturesData.U25];&quot;e&quot;;&quot;EVERYMAN&quot;);&quot;r&quot;;&quot;RESTRICTED&quot;);&quot;o&quot;;&quot;OCCUPATIONAL&quot;);&quot;,&quot;))">
            <text:p/>
          </table:table-cell>
          <table:table-cell table:formula="of:=IF(LEN(TRIM([CulturesData.V25]))=0;&quot;&quot;;CONCATENATE([CulturesData.V$1];SUBSTITUTE(SUBSTITUTE(SUBSTITUTE([CulturesData.V25];&quot;e&quot;;&quot;EVERYMAN&quot;);&quot;r&quot;;&quot;RESTRICTED&quot;);&quot;o&quot;;&quot;OCCUPATIONAL&quot;);&quot;,&quot;))" office:value-type="string" office:string-value="G3=1,">
            <text:p>G3=1,</text:p>
          </table:table-cell>
          <table:table-cell table:formula="of:=IF(LEN(TRIM([CulturesData.W25]))=0;&quot;&quot;;CONCATENATE([CulturesData.W$1];SUBSTITUTE(SUBSTITUTE(SUBSTITUTE([CulturesData.W25];&quot;e&quot;;&quot;EVERYMAN&quot;);&quot;r&quot;;&quot;RESTRICTED&quot;);&quot;o&quot;;&quot;OCCUPATIONAL&quot;);&quot;,&quot;))">
            <text:p/>
          </table:table-cell>
          <table:table-cell table:formula="of:=IF(LEN(TRIM([CulturesData.X25]))=0;&quot;&quot;;CONCATENATE([CulturesData.X$1];SUBSTITUTE(SUBSTITUTE(SUBSTITUTE([CulturesData.X25];&quot;e&quot;;&quot;EVERYMAN&quot;);&quot;r&quot;;&quot;RESTRICTED&quot;);&quot;o&quot;;&quot;OCCUPATIONAL&quot;);&quot;,&quot;))">
            <text:p/>
          </table:table-cell>
          <table:table-cell table:formula="of:=IF(LEN(TRIM([CulturesData.Y25]))=0;&quot;&quot;;CONCATENATE([CulturesData.Y$1];SUBSTITUTE(SUBSTITUTE(SUBSTITUTE([CulturesData.Y25];&quot;e&quot;;&quot;EVERYMAN&quot;);&quot;r&quot;;&quot;RESTRICTED&quot;);&quot;o&quot;;&quot;OCCUPATIONAL&quot;);&quot;,&quot;))">
            <text:p/>
          </table:table-cell>
          <table:table-cell table:formula="of:=IF(LEN(TRIM([CulturesData.Z25]))=0;&quot;&quot;;CONCATENATE([CulturesData.Z$1];SUBSTITUTE(SUBSTITUTE(SUBSTITUTE([CulturesData.Z25];&quot;e&quot;;&quot;EVERYMAN&quot;);&quot;r&quot;;&quot;RESTRICTED&quot;);&quot;o&quot;;&quot;OCCUPATIONAL&quot;);&quot;,&quot;))">
            <text:p/>
          </table:table-cell>
          <table:table-cell table:formula="of:=IF(LEN(TRIM([CulturesData.AA25]))=0;&quot;&quot;;CONCATENATE([CulturesData.AA$1];SUBSTITUTE(SUBSTITUTE(SUBSTITUTE([CulturesData.AA25];&quot;e&quot;;&quot;EVERYMAN&quot;);&quot;r&quot;;&quot;RESTRICTED&quot;);&quot;o&quot;;&quot;OCCUPATIONAL&quot;);&quot;,&quot;))">
            <text:p/>
          </table:table-cell>
          <table:table-cell table:formula="of:=IF(LEN(TRIM([CulturesData.AB25]))=0;&quot;&quot;;CONCATENATE([CulturesData.AB$1];SUBSTITUTE(SUBSTITUTE(SUBSTITUTE([CulturesData.AB25];&quot;e&quot;;&quot;EVERYMAN&quot;);&quot;r&quot;;&quot;RESTRICTED&quot;);&quot;o&quot;;&quot;OCCUPATIONAL&quot;);&quot;,&quot;))">
            <text:p/>
          </table:table-cell>
          <table:table-cell table:formula="of:=IF(LEN(TRIM([CulturesData.AC25]))=0;&quot;&quot;;CONCATENATE([CulturesData.AC$1];SUBSTITUTE(SUBSTITUTE(SUBSTITUTE([CulturesData.AC25];&quot;e&quot;;&quot;EVERYMAN&quot;);&quot;r&quot;;&quot;RESTRICTED&quot;);&quot;o&quot;;&quot;OCCUPATIONAL&quot;);&quot;,&quot;))">
            <text:p/>
          </table:table-cell>
          <table:table-cell table:formula="of:=IF(LEN(TRIM([CulturesData.AD25]))=0;&quot;&quot;;CONCATENATE([CulturesData.AD$1];SUBSTITUTE(SUBSTITUTE(SUBSTITUTE([CulturesData.AD25];&quot;e&quot;;&quot;EVERYMAN&quot;);&quot;r&quot;;&quot;RESTRICTED&quot;);&quot;o&quot;;&quot;OCCUPATIONAL&quot;);&quot;,&quot;))">
            <text:p/>
          </table:table-cell>
          <table:table-cell table:formula="of:=IF(LEN(TRIM([CulturesData.AE25]))=0;&quot;&quot;;CONCATENATE([CulturesData.AE$1];SUBSTITUTE(SUBSTITUTE(SUBSTITUTE([CulturesData.AE25];&quot;e&quot;;&quot;EVERYMAN&quot;);&quot;r&quot;;&quot;RESTRICTED&quot;);&quot;o&quot;;&quot;OCCUPATIONAL&quot;);&quot;,&quot;))" office:value-type="string" office:string-value="G2=1,">
            <text:p>G2=1,</text:p>
          </table:table-cell>
          <table:table-cell table:formula="of:=IF(LEN(TRIM([CulturesData.AF25]))=0;&quot;&quot;;CONCATENATE([CulturesData.AF$1];SUBSTITUTE(SUBSTITUTE(SUBSTITUTE([CulturesData.AF25];&quot;e&quot;;&quot;EVERYMAN&quot;);&quot;r&quot;;&quot;RESTRICTED&quot;);&quot;o&quot;;&quot;OCCUPATIONAL&quot;);&quot;,&quot;))" office:value-type="string" office:string-value="S14=1,">
            <text:p>S14=1,</text:p>
          </table:table-cell>
          <table:table-cell table:formula="of:=IF(LEN(TRIM([CulturesData.AG25]))=0;&quot;&quot;;CONCATENATE([CulturesData.AG$1];SUBSTITUTE(SUBSTITUTE(SUBSTITUTE([CulturesData.AG25];&quot;e&quot;;&quot;EVERYMAN&quot;);&quot;r&quot;;&quot;RESTRICTED&quot;);&quot;o&quot;;&quot;OCCUPATIONAL&quot;);&quot;,&quot;))">
            <text:p/>
          </table:table-cell>
          <table:table-cell table:formula="of:=IF(LEN(TRIM([CulturesData.AH25]))=0;&quot;&quot;;CONCATENATE([CulturesData.AH$1];SUBSTITUTE(SUBSTITUTE(SUBSTITUTE([CulturesData.AH25];&quot;e&quot;;&quot;EVERYMAN&quot;);&quot;r&quot;;&quot;RESTRICTED&quot;);&quot;o&quot;;&quot;OCCUPATIONAL&quot;);&quot;,&quot;))" office:value-type="string" office:string-value="S168=2,">
            <text:p>S168=2,</text:p>
          </table:table-cell>
          <table:table-cell table:formula="of:=IF(LEN(TRIM([CulturesData.AI25]))=0;&quot;&quot;;CONCATENATE([CulturesData.AI$1];SUBSTITUTE(SUBSTITUTE(SUBSTITUTE([CulturesData.AI25];&quot;e&quot;;&quot;EVERYMAN&quot;);&quot;r&quot;;&quot;RESTRICTED&quot;);&quot;o&quot;;&quot;OCCUPATIONAL&quot;);&quot;,&quot;))" office:value-type="string" office:string-value="G36=1,">
            <text:p>G36=1,</text:p>
          </table:table-cell>
          <table:table-cell table:formula="of:=IF(LEN(TRIM([CulturesData.AJ25]))=0;&quot;&quot;;CONCATENATE([CulturesData.AJ$1];SUBSTITUTE(SUBSTITUTE(SUBSTITUTE([CulturesData.AJ25];&quot;e&quot;;&quot;EVERYMAN&quot;);&quot;r&quot;;&quot;RESTRICTED&quot;);&quot;o&quot;;&quot;OCCUPATIONAL&quot;);&quot;,&quot;))">
            <text:p/>
          </table:table-cell>
          <table:table-cell table:formula="of:=IF(LEN(TRIM([CulturesData.AK25]))=0;&quot;&quot;;CONCATENATE([CulturesData.AK$1];SUBSTITUTE(SUBSTITUTE(SUBSTITUTE([CulturesData.AK25];&quot;e&quot;;&quot;EVERYMAN&quot;);&quot;r&quot;;&quot;RESTRICTED&quot;);&quot;o&quot;;&quot;OCCUPATIONAL&quot;);&quot;,&quot;))">
            <text:p/>
          </table:table-cell>
          <table:table-cell table:formula="of:=IF(LEN(TRIM([CulturesData.AL25]))=0;&quot;&quot;;CONCATENATE([CulturesData.AL$1];SUBSTITUTE(SUBSTITUTE(SUBSTITUTE([CulturesData.AL25];&quot;e&quot;;&quot;EVERYMAN&quot;);&quot;r&quot;;&quot;RESTRICTED&quot;);&quot;o&quot;;&quot;OCCUPATIONAL&quot;);&quot;,&quot;))">
            <text:p/>
          </table:table-cell>
          <table:table-cell table:formula="of:=IF(LEN(TRIM([CulturesData.AM25]))=0;&quot;&quot;;CONCATENATE([CulturesData.AM$1];SUBSTITUTE(SUBSTITUTE(SUBSTITUTE([CulturesData.AM25];&quot;e&quot;;&quot;EVERYMAN&quot;);&quot;r&quot;;&quot;RESTRICTED&quot;);&quot;o&quot;;&quot;OCCUPATIONAL&quot;);&quot;,&quot;))">
            <text:p/>
          </table:table-cell>
          <table:table-cell table:formula="of:=IF(LEN(TRIM([CulturesData.AN25]))=0;&quot;&quot;;CONCATENATE([CulturesData.AN$1];SUBSTITUTE(SUBSTITUTE(SUBSTITUTE([CulturesData.AN25];&quot;e&quot;;&quot;EVERYMAN&quot;);&quot;r&quot;;&quot;RESTRICTED&quot;);&quot;o&quot;;&quot;OCCUPATIONAL&quot;);&quot;,&quot;))" office:value-type="string" office:string-value="S155=RESTRICTED,">
            <text:p>S155=RESTRICTED,</text:p>
          </table:table-cell>
          <table:table-cell table:formula="of:=IF(LEN(TRIM([CulturesData.AO25]))=0;&quot;&quot;;CONCATENATE([CulturesData.AO$1];SUBSTITUTE(SUBSTITUTE(SUBSTITUTE([CulturesData.AO25];&quot;e&quot;;&quot;EVERYMAN&quot;);&quot;r&quot;;&quot;RESTRICTED&quot;);&quot;o&quot;;&quot;OCCUPATIONAL&quot;);&quot;,&quot;))" office:value-type="string" office:string-value="S154=RESTRICTED,">
            <text:p>S154=RESTRICTED,</text:p>
          </table:table-cell>
          <table:table-cell table:formula="of:=IF(LEN(TRIM([CulturesData.AP25]))=0;&quot;&quot;;CONCATENATE([CulturesData.AP$1];SUBSTITUTE(SUBSTITUTE(SUBSTITUTE([CulturesData.AP25];&quot;e&quot;;&quot;EVERYMAN&quot;);&quot;r&quot;;&quot;RESTRICTED&quot;);&quot;o&quot;;&quot;OCCUPATIONAL&quot;);&quot;,&quot;))" office:value-type="string" office:string-value="S64=3,">
            <text:p>S64=3,</text:p>
          </table:table-cell>
          <table:table-cell table:formula="of:=IF(LEN(TRIM([CulturesData.AQ25]))=0;&quot;&quot;;CONCATENATE([CulturesData.AQ$1];SUBSTITUTE(SUBSTITUTE(SUBSTITUTE([CulturesData.AQ25];&quot;e&quot;;&quot;EVERYMAN&quot;);&quot;r&quot;;&quot;RESTRICTED&quot;);&quot;o&quot;;&quot;OCCUPATIONAL&quot;);&quot;,&quot;))">
            <text:p/>
          </table:table-cell>
          <table:table-cell table:formula="of:=IF(LEN(TRIM([CulturesData.AR25]))=0;&quot;&quot;;CONCATENATE([CulturesData.AR$1];SUBSTITUTE(SUBSTITUTE(SUBSTITUTE([CulturesData.AR25];&quot;e&quot;;&quot;EVERYMAN&quot;);&quot;r&quot;;&quot;RESTRICTED&quot;);&quot;o&quot;;&quot;OCCUPATIONAL&quot;);&quot;,&quot;))" office:value-type="string" office:string-value="S503=RESTRICTED,">
            <text:p>S503=RESTRICTED,</text:p>
          </table:table-cell>
          <table:table-cell table:formula="of:=IF(LEN(TRIM([CulturesData.AS25]))=0;&quot;&quot;;CONCATENATE([CulturesData.AS$1];SUBSTITUTE(SUBSTITUTE(SUBSTITUTE([CulturesData.AS25];&quot;e&quot;;&quot;EVERYMAN&quot;);&quot;r&quot;;&quot;RESTRICTED&quot;);&quot;o&quot;;&quot;OCCUPATIONAL&quot;);&quot;,&quot;))" office:value-type="string" office:string-value="S504=RESTRICTED,">
            <text:p>S504=RESTRICTED,</text:p>
          </table:table-cell>
          <table:table-cell table:formula="of:=IF(LEN(TRIM([CulturesData.AT25]))=0;&quot;&quot;;CONCATENATE([CulturesData.AT$1];SUBSTITUTE(SUBSTITUTE(SUBSTITUTE([CulturesData.AT25];&quot;e&quot;;&quot;EVERYMAN&quot;);&quot;r&quot;;&quot;RESTRICTED&quot;);&quot;o&quot;;&quot;OCCUPATIONAL&quot;);&quot;,&quot;))" office:value-type="string" office:string-value="S53=RESTRICTED,">
            <text:p>S53=RESTRICTED,</text:p>
          </table:table-cell>
          <table:table-cell table:formula="of:=IF(LEN(TRIM([CulturesData.AU25]))=0;&quot;&quot;;CONCATENATE([CulturesData.AU$1];SUBSTITUTE(SUBSTITUTE(SUBSTITUTE([CulturesData.AU25];&quot;e&quot;;&quot;EVERYMAN&quot;);&quot;r&quot;;&quot;RESTRICTED&quot;);&quot;o&quot;;&quot;OCCUPATIONAL&quot;);&quot;,&quot;))" office:value-type="string" office:string-value="S54=RESTRICTED,">
            <text:p>S54=RESTRICTED,</text:p>
          </table:table-cell>
          <table:table-cell table:formula="of:=IF(LEN(TRIM([CulturesData.AV25]))=0;&quot;&quot;;CONCATENATE([CulturesData.AV$1];SUBSTITUTE(SUBSTITUTE(SUBSTITUTE([CulturesData.AV25];&quot;e&quot;;&quot;EVERYMAN&quot;);&quot;r&quot;;&quot;RESTRICTED&quot;);&quot;o&quot;;&quot;OCCUPATIONAL&quot;);&quot;,&quot;))">
            <text:p/>
          </table:table-cell>
          <table:table-cell table:formula="of:=IF(LEN(TRIM([CulturesData.AW25]))=0;&quot;&quot;;CONCATENATE([CulturesData.AW$1];SUBSTITUTE(SUBSTITUTE(SUBSTITUTE([CulturesData.AW25];&quot;e&quot;;&quot;EVERYMAN&quot;);&quot;r&quot;;&quot;RESTRICTED&quot;);&quot;o&quot;;&quot;OCCUPATIONAL&quot;);&quot;,&quot;))" office:value-type="string" office:string-value="S463=7,">
            <text:p>S463=7,</text:p>
          </table:table-cell>
          <table:table-cell table:formula="of:=IF(LEN(TRIM([CulturesData.AX25]))=0;&quot;&quot;;CONCATENATE([CulturesData.AX$1];SUBSTITUTE(SUBSTITUTE(SUBSTITUTE([CulturesData.AX25];&quot;e&quot;;&quot;EVERYMAN&quot;);&quot;r&quot;;&quot;RESTRICTED&quot;);&quot;o&quot;;&quot;OCCUPATIONAL&quot;);&quot;,&quot;))" office:value-type="string" office:string-value="S464=2,">
            <text:p>S464=2,</text:p>
          </table:table-cell>
          <table:table-cell table:formula="of:=IF(LEN(TRIM([CulturesData.AY25]))=0;&quot;&quot;;CONCATENATE([CulturesData.AY$1];SUBSTITUTE(SUBSTITUTE(SUBSTITUTE([CulturesData.AY25];&quot;e&quot;;&quot;EVERYMAN&quot;);&quot;r&quot;;&quot;RESTRICTED&quot;);&quot;o&quot;;&quot;OCCUPATIONAL&quot;);&quot;,&quot;))">
            <text:p/>
          </table:table-cell>
          <table:table-cell table:formula="of:=IF(LEN(TRIM([CulturesData.AZ25]))=0;&quot;&quot;;CONCATENATE([CulturesData.AZ$1];SUBSTITUTE(SUBSTITUTE(SUBSTITUTE([CulturesData.AZ25];&quot;e&quot;;&quot;EVERYMAN&quot;);&quot;r&quot;;&quot;RESTRICTED&quot;);&quot;o&quot;;&quot;OCCUPATIONAL&quot;);&quot;,&quot;))">
            <text:p/>
          </table:table-cell>
          <table:table-cell table:formula="of:=IF(LEN(TRIM([CulturesData.BA25]))=0;&quot;&quot;;CONCATENATE([CulturesData.BA$1];SUBSTITUTE(SUBSTITUTE(SUBSTITUTE([CulturesData.BA25];&quot;e&quot;;&quot;EVERYMAN&quot;);&quot;r&quot;;&quot;RESTRICTED&quot;);&quot;o&quot;;&quot;OCCUPATIONAL&quot;);&quot;,&quot;))">
            <text:p/>
          </table:table-cell>
          <table:table-cell table:formula="of:=IF(LEN(TRIM([CulturesData.BB25]))=0;&quot;&quot;;CONCATENATE([CulturesData.BB$1];SUBSTITUTE(SUBSTITUTE(SUBSTITUTE([CulturesData.BB25];&quot;e&quot;;&quot;EVERYMAN&quot;);&quot;r&quot;;&quot;RESTRICTED&quot;);&quot;o&quot;;&quot;OCCUPATIONAL&quot;);&quot;,&quot;))">
            <text:p/>
          </table:table-cell>
          <table:table-cell table:formula="of:=IF(LEN(TRIM([CulturesData.BC25]))=0;&quot;&quot;;CONCATENATE([CulturesData.BC$1];SUBSTITUTE(SUBSTITUTE(SUBSTITUTE([CulturesData.BC25];&quot;e&quot;;&quot;EVERYMAN&quot;);&quot;r&quot;;&quot;RESTRICTED&quot;);&quot;o&quot;;&quot;OCCUPATIONAL&quot;);&quot;,&quot;))">
            <text:p/>
          </table:table-cell>
          <table:table-cell table:formula="of:=IF(LEN(TRIM([CulturesData.BD25]))=0;&quot;&quot;;CONCATENATE([CulturesData.BD$1];SUBSTITUTE(SUBSTITUTE(SUBSTITUTE([CulturesData.BD25];&quot;e&quot;;&quot;EVERYMAN&quot;);&quot;r&quot;;&quot;RESTRICTED&quot;);&quot;o&quot;;&quot;OCCUPATIONAL&quot;);&quot;,&quot;))">
            <text:p/>
          </table:table-cell>
          <table:table-cell table:formula="of:=IF(LEN(TRIM([CulturesData.BE25]))=0;&quot;&quot;;CONCATENATE([CulturesData.BE$1];SUBSTITUTE(SUBSTITUTE(SUBSTITUTE([CulturesData.BE25];&quot;e&quot;;&quot;EVERYMAN&quot;);&quot;r&quot;;&quot;RESTRICTED&quot;);&quot;o&quot;;&quot;OCCUPATIONAL&quot;);&quot;,&quot;))">
            <text:p/>
          </table:table-cell>
          <table:table-cell table:formula="of:=IF(LEN(TRIM([CulturesData.BF25]))=0;&quot;&quot;;CONCATENATE([CulturesData.BF$1];SUBSTITUTE(SUBSTITUTE(SUBSTITUTE([CulturesData.BF25];&quot;e&quot;;&quot;EVERYMAN&quot;);&quot;r&quot;;&quot;RESTRICTED&quot;);&quot;o&quot;;&quot;OCCUPATIONAL&quot;);&quot;,&quot;))">
            <text:p/>
          </table:table-cell>
          <table:table-cell table:formula="of:=IF(LEN(TRIM([CulturesData.BG25]))=0;&quot;&quot;;CONCATENATE([CulturesData.BG$1];SUBSTITUTE(SUBSTITUTE(SUBSTITUTE([CulturesData.BG25];&quot;e&quot;;&quot;EVERYMAN&quot;);&quot;r&quot;;&quot;RESTRICTED&quot;);&quot;o&quot;;&quot;OCCUPATIONAL&quot;);&quot;,&quot;))">
            <text:p/>
          </table:table-cell>
          <table:table-cell table:formula="of:=IF(LEN(TRIM([CulturesData.BH25]))=0;&quot;&quot;;CONCATENATE([CulturesData.BH$1];SUBSTITUTE(SUBSTITUTE(SUBSTITUTE([CulturesData.BH25];&quot;e&quot;;&quot;EVERYMAN&quot;);&quot;r&quot;;&quot;RESTRICTED&quot;);&quot;o&quot;;&quot;OCCUPATIONAL&quot;);&quot;,&quot;))">
            <text:p/>
          </table:table-cell>
          <table:table-cell table:formula="of:=IF(LEN(TRIM([CulturesData.BI25]))=0;&quot;&quot;;CONCATENATE([CulturesData.BI$1];SUBSTITUTE(SUBSTITUTE(SUBSTITUTE([CulturesData.BI25];&quot;e&quot;;&quot;EVERYMAN&quot;);&quot;r&quot;;&quot;RESTRICTED&quot;);&quot;o&quot;;&quot;OCCUPATIONAL&quot;);&quot;,&quot;))">
            <text:p/>
          </table:table-cell>
          <table:table-cell table:formula="of:=IF(LEN(TRIM([CulturesData.BJ25]))=0;&quot;&quot;;CONCATENATE([CulturesData.BJ$1];SUBSTITUTE(SUBSTITUTE(SUBSTITUTE([CulturesData.BJ25];&quot;e&quot;;&quot;EVERYMAN&quot;);&quot;r&quot;;&quot;RESTRICTED&quot;);&quot;o&quot;;&quot;OCCUPATIONAL&quot;);&quot;,&quot;))">
            <text:p/>
          </table:table-cell>
          <table:table-cell table:formula="of:=IF(LEN(TRIM([CulturesData.BK25]))=0;&quot;&quot;;CONCATENATE([CulturesData.BK$1];SUBSTITUTE(SUBSTITUTE(SUBSTITUTE([CulturesData.BK25];&quot;e&quot;;&quot;EVERYMAN&quot;);&quot;r&quot;;&quot;RESTRICTED&quot;);&quot;o&quot;;&quot;OCCUPATIONAL&quot;);&quot;,&quot;))">
            <text:p/>
          </table:table-cell>
          <table:table-cell table:formula="of:=IF(LEN(TRIM([CulturesData.BL25]))=0;&quot;&quot;;CONCATENATE([CulturesData.BL$1];SUBSTITUTE(SUBSTITUTE(SUBSTITUTE([CulturesData.BL25];&quot;e&quot;;&quot;EVERYMAN&quot;);&quot;r&quot;;&quot;RESTRICTED&quot;);&quot;o&quot;;&quot;OCCUPATIONAL&quot;);&quot;,&quot;))">
            <text:p/>
          </table:table-cell>
          <table:table-cell table:formula="of:=IF(LEN(TRIM([CulturesData.BM25]))=0;&quot;&quot;;CONCATENATE([CulturesData.BM$1];SUBSTITUTE(SUBSTITUTE(SUBSTITUTE([CulturesData.BM25];&quot;e&quot;;&quot;EVERYMAN&quot;);&quot;r&quot;;&quot;RESTRICTED&quot;);&quot;o&quot;;&quot;OCCUPATIONAL&quot;);&quot;,&quot;))">
            <text:p/>
          </table:table-cell>
          <table:table-cell table:formula="of:=IF(LEN(TRIM([CulturesData.BN25]))=0;&quot;&quot;;CONCATENATE([CulturesData.BN$1];SUBSTITUTE(SUBSTITUTE(SUBSTITUTE([CulturesData.BN25];&quot;e&quot;;&quot;EVERYMAN&quot;);&quot;r&quot;;&quot;RESTRICTED&quot;);&quot;o&quot;;&quot;OCCUPATIONAL&quot;);&quot;,&quot;))">
            <text:p/>
          </table:table-cell>
          <table:table-cell table:formula="of:=IF(LEN(TRIM([CulturesData.BO25]))=0;&quot;&quot;;CONCATENATE([CulturesData.BO$1];SUBSTITUTE(SUBSTITUTE(SUBSTITUTE([CulturesData.BO25];&quot;e&quot;;&quot;EVERYMAN&quot;);&quot;r&quot;;&quot;RESTRICTED&quot;);&quot;o&quot;;&quot;OCCUPATIONAL&quot;);&quot;,&quot;))">
            <text:p/>
          </table:table-cell>
          <table:table-cell table:formula="of:=IF(LEN(TRIM([CulturesData.BP25]))=0;&quot;&quot;;CONCATENATE([CulturesData.BP$1];SUBSTITUTE(SUBSTITUTE(SUBSTITUTE([CulturesData.BP25];&quot;e&quot;;&quot;EVERYMAN&quot;);&quot;r&quot;;&quot;RESTRICTED&quot;);&quot;o&quot;;&quot;OCCUPATIONAL&quot;);&quot;,&quot;))">
            <text:p/>
          </table:table-cell>
          <table:table-cell table:formula="of:=IF(LEN(TRIM([CulturesData.BQ25]))=0;&quot;&quot;;CONCATENATE([CulturesData.BQ$1];SUBSTITUTE(SUBSTITUTE(SUBSTITUTE([CulturesData.BQ25];&quot;e&quot;;&quot;EVERYMAN&quot;);&quot;r&quot;;&quot;RESTRICTED&quot;);&quot;o&quot;;&quot;OCCUPATIONAL&quot;);&quot;,&quot;))">
            <text:p/>
          </table:table-cell>
          <table:table-cell table:formula="of:=IF(LEN(TRIM([CulturesData.BR25]))=0;&quot;&quot;;CONCATENATE([CulturesData.BR$1];SUBSTITUTE(SUBSTITUTE(SUBSTITUTE([CulturesData.BR25];&quot;e&quot;;&quot;EVERYMAN&quot;);&quot;r&quot;;&quot;RESTRICTED&quot;);&quot;o&quot;;&quot;OCCUPATIONAL&quot;);&quot;,&quot;))">
            <text:p/>
          </table:table-cell>
          <table:table-cell table:formula="of:=IF(LEN(TRIM([CulturesData.BS25]))=0;&quot;&quot;;CONCATENATE([CulturesData.BS$1];SUBSTITUTE(SUBSTITUTE(SUBSTITUTE([CulturesData.BS25];&quot;e&quot;;&quot;EVERYMAN&quot;);&quot;r&quot;;&quot;RESTRICTED&quot;);&quot;o&quot;;&quot;OCCUPATIONAL&quot;);&quot;,&quot;))">
            <text:p/>
          </table:table-cell>
          <table:table-cell table:formula="of:=IF(LEN(TRIM([CulturesData.BT25]))=0;&quot;&quot;;CONCATENATE([CulturesData.BT$1];SUBSTITUTE(SUBSTITUTE(SUBSTITUTE([CulturesData.BT25];&quot;e&quot;;&quot;EVERYMAN&quot;);&quot;r&quot;;&quot;RESTRICTED&quot;);&quot;o&quot;;&quot;OCCUPATIONAL&quot;);&quot;,&quot;))">
            <text:p/>
          </table:table-cell>
          <table:table-cell table:formula="of:=IF(LEN(TRIM([CulturesData.BU25]))=0;&quot;&quot;;CONCATENATE([CulturesData.BU$1];SUBSTITUTE(SUBSTITUTE(SUBSTITUTE([CulturesData.BU25];&quot;e&quot;;&quot;EVERYMAN&quot;);&quot;r&quot;;&quot;RESTRICTED&quot;);&quot;o&quot;;&quot;OCCUPATIONAL&quot;);&quot;,&quot;))">
            <text:p/>
          </table:table-cell>
          <table:table-cell table:formula="of:=IF(LEN(TRIM([CulturesData.BV25]))=0;&quot;&quot;;CONCATENATE([CulturesData.BV$1];SUBSTITUTE(SUBSTITUTE(SUBSTITUTE([CulturesData.BV25];&quot;e&quot;;&quot;EVERYMAN&quot;);&quot;r&quot;;&quot;RESTRICTED&quot;);&quot;o&quot;;&quot;OCCUPATIONAL&quot;);&quot;,&quot;))">
            <text:p/>
          </table:table-cell>
          <table:table-cell table:formula="of:=IF(LEN(TRIM([CulturesData.BW25]))=0;&quot;&quot;;CONCATENATE([CulturesData.BW$1];SUBSTITUTE(SUBSTITUTE(SUBSTITUTE([CulturesData.BW25];&quot;e&quot;;&quot;EVERYMAN&quot;);&quot;r&quot;;&quot;RESTRICTED&quot;);&quot;o&quot;;&quot;OCCUPATIONAL&quot;);&quot;,&quot;))">
            <text:p/>
          </table:table-cell>
          <table:table-cell table:formula="of:=IF(LEN(TRIM([CulturesData.BX25]))=0;&quot;&quot;;CONCATENATE([CulturesData.BX$1];SUBSTITUTE(SUBSTITUTE(SUBSTITUTE([CulturesData.BX25];&quot;e&quot;;&quot;EVERYMAN&quot;);&quot;r&quot;;&quot;RESTRICTED&quot;);&quot;o&quot;;&quot;OCCUPATIONAL&quot;);&quot;,&quot;))">
            <text:p/>
          </table:table-cell>
          <table:table-cell table:formula="of:=IF(LEN(TRIM([CulturesData.BY25]))=0;&quot;&quot;;CONCATENATE([CulturesData.BY$1];SUBSTITUTE(SUBSTITUTE(SUBSTITUTE([CulturesData.BY25];&quot;e&quot;;&quot;EVERYMAN&quot;);&quot;r&quot;;&quot;RESTRICTED&quot;);&quot;o&quot;;&quot;OCCUPATIONAL&quot;);&quot;,&quot;))">
            <text:p/>
          </table:table-cell>
          <table:table-cell table:formula="of:=IF(LEN(TRIM([CulturesData.BZ25]))=0;&quot;&quot;;CONCATENATE([CulturesData.BZ$1];SUBSTITUTE(SUBSTITUTE(SUBSTITUTE([CulturesData.BZ25];&quot;e&quot;;&quot;EVERYMAN&quot;);&quot;r&quot;;&quot;RESTRICTED&quot;);&quot;o&quot;;&quot;OCCUPATIONAL&quot;);&quot;,&quot;))">
            <text:p/>
          </table:table-cell>
          <table:table-cell table:formula="of:=IF(LEN(TRIM([CulturesData.CA25]))=0;&quot;&quot;;CONCATENATE([CulturesData.CA$1];SUBSTITUTE(SUBSTITUTE(SUBSTITUTE([CulturesData.CA25];&quot;e&quot;;&quot;EVERYMAN&quot;);&quot;r&quot;;&quot;RESTRICTED&quot;);&quot;o&quot;;&quot;OCCUPATIONAL&quot;);&quot;,&quot;))">
            <text:p/>
          </table:table-cell>
          <table:table-cell table:formula="of:=IF(LEN(TRIM([CulturesData.CB25]))=0;&quot;&quot;;CONCATENATE([CulturesData.CB$1];SUBSTITUTE(SUBSTITUTE(SUBSTITUTE([CulturesData.CB25];&quot;e&quot;;&quot;EVERYMAN&quot;);&quot;r&quot;;&quot;RESTRICTED&quot;);&quot;o&quot;;&quot;OCCUPATIONAL&quot;);&quot;,&quot;))">
            <text:p/>
          </table:table-cell>
          <table:table-cell table:formula="of:=IF(LEN(TRIM([CulturesData.CC25]))=0;&quot;&quot;;CONCATENATE([CulturesData.CC$1];SUBSTITUTE(SUBSTITUTE(SUBSTITUTE([CulturesData.CC25];&quot;e&quot;;&quot;EVERYMAN&quot;);&quot;r&quot;;&quot;RESTRICTED&quot;);&quot;o&quot;;&quot;OCCUPATIONAL&quot;);&quot;,&quot;))">
            <text:p/>
          </table:table-cell>
          <table:table-cell table:formula="of:=IF(LEN(TRIM([CulturesData.CD25]))=0;&quot;&quot;;CONCATENATE([CulturesData.CD$1];SUBSTITUTE(SUBSTITUTE(SUBSTITUTE([CulturesData.CD25];&quot;e&quot;;&quot;EVERYMAN&quot;);&quot;r&quot;;&quot;RESTRICTED&quot;);&quot;o&quot;;&quot;OCCUPATIONAL&quot;);&quot;,&quot;))">
            <text:p/>
          </table:table-cell>
          <table:table-cell table:formula="of:=IF(LEN(TRIM([CulturesData.CE25]))=0;&quot;&quot;;CONCATENATE([CulturesData.CE$1];SUBSTITUTE(SUBSTITUTE(SUBSTITUTE([CulturesData.CE25];&quot;e&quot;;&quot;EVERYMAN&quot;);&quot;r&quot;;&quot;RESTRICTED&quot;);&quot;o&quot;;&quot;OCCUPATIONAL&quot;);&quot;,&quot;))">
            <text:p/>
          </table:table-cell>
          <table:table-cell table:formula="of:=IF(LEN(TRIM([CulturesData.CF25]))=0;&quot;&quot;;CONCATENATE([CulturesData.CF$1];SUBSTITUTE(SUBSTITUTE(SUBSTITUTE([CulturesData.CF25];&quot;e&quot;;&quot;EVERYMAN&quot;);&quot;r&quot;;&quot;RESTRICTED&quot;);&quot;o&quot;;&quot;OCCUPATIONAL&quot;);&quot;,&quot;))">
            <text:p/>
          </table:table-cell>
          <table:table-cell table:formula="of:=IF(LEN(TRIM([CulturesData.CG25]))=0;&quot;&quot;;CONCATENATE([CulturesData.CG$1];SUBSTITUTE(SUBSTITUTE(SUBSTITUTE([CulturesData.CG25];&quot;e&quot;;&quot;EVERYMAN&quot;);&quot;r&quot;;&quot;RESTRICTED&quot;);&quot;o&quot;;&quot;OCCUPATIONAL&quot;);&quot;,&quot;))" office:value-type="string" office:string-value="S499=8,">
            <text:p>S499=8,</text:p>
          </table:table-cell>
          <table:table-cell table:formula="of:=IF(LEN(TRIM([CulturesData.CH25]))=0;&quot;&quot;;CONCATENATE([CulturesData.CH$1];SUBSTITUTE(SUBSTITUTE(SUBSTITUTE([CulturesData.CH25];&quot;e&quot;;&quot;EVERYMAN&quot;);&quot;r&quot;;&quot;RESTRICTED&quot;);&quot;o&quot;;&quot;OCCUPATIONAL&quot;);&quot;,&quot;))" office:value-type="string" office:string-value="S500=4,">
            <text:p>S500=4,</text:p>
          </table:table-cell>
          <table:table-cell table:formula="of:=IF(LEN(TRIM([CulturesData.CI25]))=0;&quot;&quot;;CONCATENATE([CulturesData.CI$1];SUBSTITUTE(SUBSTITUTE(SUBSTITUTE([CulturesData.CI25];&quot;e&quot;;&quot;EVERYMAN&quot;);&quot;r&quot;;&quot;RESTRICTED&quot;);&quot;o&quot;;&quot;OCCUPATIONAL&quot;);&quot;,&quot;))">
            <text:p/>
          </table:table-cell>
          <table:table-cell table:formula="of:=IF(LEN(TRIM([CulturesData.CJ25]))=0;&quot;&quot;;CONCATENATE([CulturesData.CJ$1];SUBSTITUTE(SUBSTITUTE(SUBSTITUTE([CulturesData.CJ25];&quot;e&quot;;&quot;EVERYMAN&quot;);&quot;r&quot;;&quot;RESTRICTED&quot;);&quot;o&quot;;&quot;OCCUPATIONAL&quot;);&quot;,&quot;))">
            <text:p/>
          </table:table-cell>
          <table:table-cell table:formula="of:=IF(LEN(TRIM([CulturesData.CK25]))=0;&quot;&quot;;CONCATENATE([CulturesData.CK$1];SUBSTITUTE(SUBSTITUTE(SUBSTITUTE([CulturesData.CK25];&quot;e&quot;;&quot;EVERYMAN&quot;);&quot;r&quot;;&quot;RESTRICTED&quot;);&quot;o&quot;;&quot;OCCUPATIONAL&quot;);&quot;,&quot;))" office:value-type="string" office:string-value="S61=RESTRICTED,">
            <text:p>S61=RESTRICTED,</text:p>
          </table:table-cell>
          <table:table-cell table:formula="of:=IF(LEN(TRIM([CulturesData.CL25]))=0;&quot;&quot;;CONCATENATE([CulturesData.CL$1];SUBSTITUTE(SUBSTITUTE(SUBSTITUTE([CulturesData.CL25];&quot;e&quot;;&quot;EVERYMAN&quot;);&quot;r&quot;;&quot;RESTRICTED&quot;);&quot;o&quot;;&quot;OCCUPATIONAL&quot;);&quot;,&quot;))">
            <text:p/>
          </table:table-cell>
          <table:table-cell table:formula="of:=IF(LEN(TRIM([CulturesData.CM25]))=0;&quot;&quot;;CONCATENATE([CulturesData.CM$1];SUBSTITUTE(SUBSTITUTE(SUBSTITUTE([CulturesData.CM25];&quot;e&quot;;&quot;EVERYMAN&quot;);&quot;r&quot;;&quot;RESTRICTED&quot;);&quot;o&quot;;&quot;OCCUPATIONAL&quot;);&quot;,&quot;))">
            <text:p/>
          </table:table-cell>
          <table:table-cell table:formula="of:=IF(LEN(TRIM([CulturesData.CN25]))=0;&quot;&quot;;CONCATENATE([CulturesData.CN$1];SUBSTITUTE(SUBSTITUTE(SUBSTITUTE([CulturesData.CN25];&quot;e&quot;;&quot;EVERYMAN&quot;);&quot;r&quot;;&quot;RESTRICTED&quot;);&quot;o&quot;;&quot;OCCUPATIONAL&quot;);&quot;,&quot;))">
            <text:p/>
          </table:table-cell>
          <table:table-cell table:formula="of:=IF(LEN(TRIM([CulturesData.CO25]))=0;&quot;&quot;;CONCATENATE([CulturesData.CO$1];SUBSTITUTE(SUBSTITUTE(SUBSTITUTE([CulturesData.CO25];&quot;e&quot;;&quot;EVERYMAN&quot;);&quot;r&quot;;&quot;RESTRICTED&quot;);&quot;o&quot;;&quot;OCCUPATIONAL&quot;);&quot;,&quot;))">
            <text:p/>
          </table:table-cell>
          <table:table-cell table:formula="of:=IF(LEN(TRIM([CulturesData.CP25]))=0;&quot;&quot;;CONCATENATE([CulturesData.CP$1];SUBSTITUTE(SUBSTITUTE(SUBSTITUTE([CulturesData.CP25];&quot;e&quot;;&quot;EVERYMAN&quot;);&quot;r&quot;;&quot;RESTRICTED&quot;);&quot;o&quot;;&quot;OCCUPATIONAL&quot;);&quot;,&quot;))">
            <text:p/>
          </table:table-cell>
          <table:table-cell table:formula="of:=IF(LEN(TRIM([CulturesData.CQ25]))=0;&quot;&quot;;CONCATENATE([CulturesData.CQ$1];SUBSTITUTE(SUBSTITUTE(SUBSTITUTE([CulturesData.CQ25];&quot;e&quot;;&quot;EVERYMAN&quot;);&quot;r&quot;;&quot;RESTRICTED&quot;);&quot;o&quot;;&quot;OCCUPATIONAL&quot;);&quot;,&quot;))">
            <text:p/>
          </table:table-cell>
          <table:table-cell table:formula="of:=IF(LEN(TRIM([CulturesData.CR25]))=0;&quot;&quot;;CONCATENATE([CulturesData.CR$1];SUBSTITUTE(SUBSTITUTE(SUBSTITUTE([CulturesData.CR25];&quot;e&quot;;&quot;EVERYMAN&quot;);&quot;r&quot;;&quot;RESTRICTED&quot;);&quot;o&quot;;&quot;OCCUPATIONAL&quot;);&quot;,&quot;))">
            <text:p/>
          </table:table-cell>
          <table:table-cell table:formula="of:=IF(LEN(TRIM([CulturesData.CS25]))=0;&quot;&quot;;CONCATENATE([CulturesData.CS$1];SUBSTITUTE(SUBSTITUTE(SUBSTITUTE([CulturesData.CS25];&quot;e&quot;;&quot;EVERYMAN&quot;);&quot;r&quot;;&quot;RESTRICTED&quot;);&quot;o&quot;;&quot;OCCUPATIONAL&quot;);&quot;,&quot;))">
            <text:p/>
          </table:table-cell>
          <table:table-cell table:formula="of:=IF(LEN(TRIM([CulturesData.CT25]))=0;&quot;&quot;;CONCATENATE([CulturesData.CT$1];SUBSTITUTE(SUBSTITUTE(SUBSTITUTE([CulturesData.CT25];&quot;e&quot;;&quot;EVERYMAN&quot;);&quot;r&quot;;&quot;RESTRICTED&quot;);&quot;o&quot;;&quot;OCCUPATIONAL&quot;);&quot;,&quot;))">
            <text:p/>
          </table:table-cell>
          <table:table-cell table:formula="of:=IF(LEN(TRIM([CulturesData.CU25]))=0;&quot;&quot;;CONCATENATE([CulturesData.CU$1];SUBSTITUTE(SUBSTITUTE(SUBSTITUTE([CulturesData.CU25];&quot;e&quot;;&quot;EVERYMAN&quot;);&quot;r&quot;;&quot;RESTRICTED&quot;);&quot;o&quot;;&quot;OCCUPATIONAL&quot;);&quot;,&quot;))">
            <text:p/>
          </table:table-cell>
          <table:table-cell table:formula="of:=IF(LEN(TRIM([CulturesData.CV25]))=0;&quot;&quot;;CONCATENATE([CulturesData.CV$1];SUBSTITUTE(SUBSTITUTE(SUBSTITUTE([CulturesData.CV25];&quot;e&quot;;&quot;EVERYMAN&quot;);&quot;r&quot;;&quot;RESTRICTED&quot;);&quot;o&quot;;&quot;OCCUPATIONAL&quot;);&quot;,&quot;))">
            <text:p/>
          </table:table-cell>
          <table:table-cell table:formula="of:=IF(LEN(TRIM([CulturesData.CW25]))=0;&quot;&quot;;CONCATENATE([CulturesData.CW$1];SUBSTITUTE(SUBSTITUTE(SUBSTITUTE([CulturesData.CW25];&quot;e&quot;;&quot;EVERYMAN&quot;);&quot;r&quot;;&quot;RESTRICTED&quot;);&quot;o&quot;;&quot;OCCUPATIONAL&quot;);&quot;,&quot;))">
            <text:p/>
          </table:table-cell>
          <table:table-cell table:formula="of:=IF(LEN(TRIM([CulturesData.CX25]))=0;&quot;&quot;;CONCATENATE([CulturesData.CX$1];SUBSTITUTE(SUBSTITUTE(SUBSTITUTE([CulturesData.CX25];&quot;e&quot;;&quot;EVERYMAN&quot;);&quot;r&quot;;&quot;RESTRICTED&quot;);&quot;o&quot;;&quot;OCCUPATIONAL&quot;);&quot;,&quot;))">
            <text:p/>
          </table:table-cell>
          <table:table-cell table:formula="of:=IF(LEN(TRIM([CulturesData.CY25]))=0;&quot;&quot;;CONCATENATE([CulturesData.CY$1];SUBSTITUTE(SUBSTITUTE(SUBSTITUTE([CulturesData.CY25];&quot;e&quot;;&quot;EVERYMAN&quot;);&quot;r&quot;;&quot;RESTRICTED&quot;);&quot;o&quot;;&quot;OCCUPATIONAL&quot;);&quot;,&quot;))">
            <text:p/>
          </table:table-cell>
          <table:table-cell table:formula="of:=IF(LEN(TRIM([CulturesData.CZ25]))=0;&quot;&quot;;CONCATENATE([CulturesData.CZ$1];SUBSTITUTE(SUBSTITUTE(SUBSTITUTE([CulturesData.CZ25];&quot;e&quot;;&quot;EVERYMAN&quot;);&quot;r&quot;;&quot;RESTRICTED&quot;);&quot;o&quot;;&quot;OCCUPATIONAL&quot;);&quot;,&quot;))">
            <text:p/>
          </table:table-cell>
          <table:table-cell table:formula="of:=IF(LEN(TRIM([CulturesData.DA25]))=0;&quot;&quot;;CONCATENATE([CulturesData.DA$1];SUBSTITUTE(SUBSTITUTE(SUBSTITUTE([CulturesData.DA25];&quot;e&quot;;&quot;EVERYMAN&quot;);&quot;r&quot;;&quot;RESTRICTED&quot;);&quot;o&quot;;&quot;OCCUPATIONAL&quot;);&quot;,&quot;))">
            <text:p/>
          </table:table-cell>
          <table:table-cell table:formula="of:=IF(LEN(TRIM([CulturesData.DB25]))=0;&quot;&quot;;CONCATENATE([CulturesData.DB$1];SUBSTITUTE(SUBSTITUTE(SUBSTITUTE([CulturesData.DB25];&quot;e&quot;;&quot;EVERYMAN&quot;);&quot;r&quot;;&quot;RESTRICTED&quot;);&quot;o&quot;;&quot;OCCUPATIONAL&quot;);&quot;,&quot;))">
            <text:p/>
          </table:table-cell>
          <table:table-cell table:formula="of:=IF(LEN(TRIM([CulturesData.DC25]))=0;&quot;&quot;;CONCATENATE([CulturesData.DC$1];SUBSTITUTE(SUBSTITUTE(SUBSTITUTE([CulturesData.DC25];&quot;e&quot;;&quot;EVERYMAN&quot;);&quot;r&quot;;&quot;RESTRICTED&quot;);&quot;o&quot;;&quot;OCCUPATIONAL&quot;);&quot;,&quot;))">
            <text:p/>
          </table:table-cell>
          <table:table-cell table:formula="of:=IF(LEN(TRIM([CulturesData.DD25]))=0;&quot;&quot;;CONCATENATE([CulturesData.DD$1];SUBSTITUTE(SUBSTITUTE(SUBSTITUTE([CulturesData.DD25];&quot;e&quot;;&quot;EVERYMAN&quot;);&quot;r&quot;;&quot;RESTRICTED&quot;);&quot;o&quot;;&quot;OCCUPATIONAL&quot;);&quot;,&quot;))">
            <text:p/>
          </table:table-cell>
          <table:table-cell table:formula="of:=IF(LEN(TRIM([CulturesData.DE25]))=0;&quot;&quot;;CONCATENATE([CulturesData.DE$1];SUBSTITUTE(SUBSTITUTE(SUBSTITUTE([CulturesData.DE25];&quot;e&quot;;&quot;EVERYMAN&quot;);&quot;r&quot;;&quot;RESTRICTED&quot;);&quot;o&quot;;&quot;OCCUPATIONAL&quot;);&quot;,&quot;))">
            <text:p/>
          </table:table-cell>
          <table:table-cell table:formula="of:=IF(LEN(TRIM([CulturesData.DF25]))=0;&quot;&quot;;CONCATENATE([CulturesData.DF$1];SUBSTITUTE(SUBSTITUTE(SUBSTITUTE([CulturesData.DF25];&quot;e&quot;;&quot;EVERYMAN&quot;);&quot;r&quot;;&quot;RESTRICTED&quot;);&quot;o&quot;;&quot;OCCUPATIONAL&quot;);&quot;,&quot;))" office:value-type="string" office:string-value="G37=1,">
            <text:p>G37=1,</text:p>
          </table:table-cell>
          <table:table-cell table:formula="of:=IF(LEN(TRIM([CulturesData.DG25]))=0;&quot;&quot;;CONCATENATE([CulturesData.DG$1];SUBSTITUTE(SUBSTITUTE(SUBSTITUTE([CulturesData.DG25];&quot;e&quot;;&quot;EVERYMAN&quot;);&quot;r&quot;;&quot;RESTRICTED&quot;);&quot;o&quot;;&quot;OCCUPATIONAL&quot;);&quot;,&quot;))" office:value-type="string" office:string-value="S426=3,">
            <text:p>S426=3,</text:p>
          </table:table-cell>
          <table:table-cell table:formula="of:=IF(LEN(TRIM([CulturesData.DH25]))=0;&quot;&quot;;CONCATENATE([CulturesData.DH$1];SUBSTITUTE(SUBSTITUTE(SUBSTITUTE([CulturesData.DH25];&quot;e&quot;;&quot;EVERYMAN&quot;);&quot;r&quot;;&quot;RESTRICTED&quot;);&quot;o&quot;;&quot;OCCUPATIONAL&quot;);&quot;,&quot;))" office:value-type="string" office:string-value="S339=3,">
            <text:p>S339=3,</text:p>
          </table:table-cell>
          <table:table-cell table:formula="of:=IF(LEN(TRIM([CulturesData.DI25]))=0;&quot;&quot;;CONCATENATE([CulturesData.DI$1];SUBSTITUTE(SUBSTITUTE(SUBSTITUTE([CulturesData.DI25];&quot;e&quot;;&quot;EVERYMAN&quot;);&quot;r&quot;;&quot;RESTRICTED&quot;);&quot;o&quot;;&quot;OCCUPATIONAL&quot;);&quot;,&quot;))">
            <text:p/>
          </table:table-cell>
          <table:table-cell table:formula="of:=IF(LEN(TRIM([CulturesData.DJ25]))=0;&quot;&quot;;CONCATENATE([CulturesData.DJ$1];SUBSTITUTE(SUBSTITUTE(SUBSTITUTE([CulturesData.DJ25];&quot;e&quot;;&quot;EVERYMAN&quot;);&quot;r&quot;;&quot;RESTRICTED&quot;);&quot;o&quot;;&quot;OCCUPATIONAL&quot;);&quot;,&quot;))">
            <text:p/>
          </table:table-cell>
          <table:table-cell table:formula="of:=IF(LEN(TRIM([CulturesData.DK25]))=0;&quot;&quot;;CONCATENATE([CulturesData.DK$1];SUBSTITUTE(SUBSTITUTE(SUBSTITUTE([CulturesData.DK25];&quot;e&quot;;&quot;EVERYMAN&quot;);&quot;r&quot;;&quot;RESTRICTED&quot;);&quot;o&quot;;&quot;OCCUPATIONAL&quot;);&quot;,&quot;))">
            <text:p/>
          </table:table-cell>
          <table:table-cell table:formula="of:=IF(LEN(TRIM([CulturesData.DL25]))=0;&quot;&quot;;CONCATENATE([CulturesData.DL$1];SUBSTITUTE(SUBSTITUTE(SUBSTITUTE([CulturesData.DL25];&quot;e&quot;;&quot;EVERYMAN&quot;);&quot;r&quot;;&quot;RESTRICTED&quot;);&quot;o&quot;;&quot;OCCUPATIONAL&quot;);&quot;,&quot;))">
            <text:p/>
          </table:table-cell>
          <table:table-cell table:formula="of:=IF(LEN(TRIM([CulturesData.DM25]))=0;&quot;&quot;;CONCATENATE([CulturesData.DM$1];SUBSTITUTE(SUBSTITUTE(SUBSTITUTE([CulturesData.DM25];&quot;e&quot;;&quot;EVERYMAN&quot;);&quot;r&quot;;&quot;RESTRICTED&quot;);&quot;o&quot;;&quot;OCCUPATIONAL&quot;);&quot;,&quot;))">
            <text:p/>
          </table:table-cell>
          <table:table-cell table:formula="of:=IF(LEN(TRIM([CulturesData.DN25]))=0;&quot;&quot;;CONCATENATE([CulturesData.DN$1];SUBSTITUTE(SUBSTITUTE(SUBSTITUTE([CulturesData.DN25];&quot;e&quot;;&quot;EVERYMAN&quot;);&quot;r&quot;;&quot;RESTRICTED&quot;);&quot;o&quot;;&quot;OCCUPATIONAL&quot;);&quot;,&quot;))">
            <text:p/>
          </table:table-cell>
          <table:table-cell table:formula="of:=IF(LEN(TRIM([CulturesData.DO25]))=0;&quot;&quot;;CONCATENATE([CulturesData.DO$1];SUBSTITUTE(SUBSTITUTE(SUBSTITUTE([CulturesData.DO25];&quot;e&quot;;&quot;EVERYMAN&quot;);&quot;r&quot;;&quot;RESTRICTED&quot;);&quot;o&quot;;&quot;OCCUPATIONAL&quot;);&quot;,&quot;))" office:value-type="string" office:string-value="S445=RESTRICTED,">
            <text:p>S445=RESTRICTED,</text:p>
          </table:table-cell>
          <table:table-cell table:formula="of:=IF(LEN(TRIM([CulturesData.DP25]))=0;&quot;&quot;;CONCATENATE([CulturesData.DP$1];SUBSTITUTE(SUBSTITUTE(SUBSTITUTE([CulturesData.DP25];&quot;e&quot;;&quot;EVERYMAN&quot;);&quot;r&quot;;&quot;RESTRICTED&quot;);&quot;o&quot;;&quot;OCCUPATIONAL&quot;);&quot;,&quot;))" office:value-type="string" office:string-value="S443=RESTRICTED,">
            <text:p>S443=RESTRICTED,</text:p>
          </table:table-cell>
          <table:table-cell table:formula="of:=IF(LEN(TRIM([CulturesData.DQ25]))=0;&quot;&quot;;CONCATENATE([CulturesData.DQ$1];SUBSTITUTE(SUBSTITUTE(SUBSTITUTE([CulturesData.DQ25];&quot;e&quot;;&quot;EVERYMAN&quot;);&quot;r&quot;;&quot;RESTRICTED&quot;);&quot;o&quot;;&quot;OCCUPATIONAL&quot;);&quot;,&quot;))">
            <text:p/>
          </table:table-cell>
          <table:table-cell table:formula="of:=IF(LEN(TRIM([CulturesData.DR25]))=0;&quot;&quot;;CONCATENATE([CulturesData.DR$1];SUBSTITUTE(SUBSTITUTE(SUBSTITUTE([CulturesData.DR25];&quot;e&quot;;&quot;EVERYMAN&quot;);&quot;r&quot;;&quot;RESTRICTED&quot;);&quot;o&quot;;&quot;OCCUPATIONAL&quot;);&quot;,&quot;))">
            <text:p/>
          </table:table-cell>
          <table:table-cell table:formula="of:=IF(LEN(TRIM([CulturesData.DS25]))=0;&quot;&quot;;CONCATENATE([CulturesData.DS$1];SUBSTITUTE(SUBSTITUTE(SUBSTITUTE([CulturesData.DS25];&quot;e&quot;;&quot;EVERYMAN&quot;);&quot;r&quot;;&quot;RESTRICTED&quot;);&quot;o&quot;;&quot;OCCUPATIONAL&quot;);&quot;,&quot;))" office:value-type="string" office:string-value="S507=RESTRICTED,">
            <text:p>S507=RESTRICTED,</text:p>
          </table:table-cell>
          <table:table-cell table:formula="of:=IF(LEN(TRIM([CulturesData.DT25]))=0;&quot;&quot;;CONCATENATE([CulturesData.DT$1];SUBSTITUTE(SUBSTITUTE(SUBSTITUTE([CulturesData.DT25];&quot;e&quot;;&quot;EVERYMAN&quot;);&quot;r&quot;;&quot;RESTRICTED&quot;);&quot;o&quot;;&quot;OCCUPATIONAL&quot;);&quot;,&quot;))">
            <text:p/>
          </table:table-cell>
          <table:table-cell table:formula="of:=IF(LEN(TRIM([CulturesData.DU25]))=0;&quot;&quot;;CONCATENATE([CulturesData.DU$1];SUBSTITUTE(SUBSTITUTE(SUBSTITUTE([CulturesData.DU25];&quot;e&quot;;&quot;EVERYMAN&quot;);&quot;r&quot;;&quot;RESTRICTED&quot;);&quot;o&quot;;&quot;OCCUPATIONAL&quot;);&quot;,&quot;))" office:value-type="string" office:string-value="S447=RESTRICTED,">
            <text:p>S447=RESTRICTED,</text:p>
          </table:table-cell>
          <table:table-cell table:formula="of:=IF(LEN(TRIM([CulturesData.DV25]))=0;&quot;&quot;;CONCATENATE([CulturesData.DV$1];SUBSTITUTE(SUBSTITUTE(SUBSTITUTE([CulturesData.DV25];&quot;e&quot;;&quot;EVERYMAN&quot;);&quot;r&quot;;&quot;RESTRICTED&quot;);&quot;o&quot;;&quot;OCCUPATIONAL&quot;);&quot;,&quot;))" office:value-type="string" office:string-value="S448=RESTRICTED,">
            <text:p>S448=RESTRICTED,</text:p>
          </table:table-cell>
          <table:table-cell table:formula="of:=IF(LEN(TRIM([CulturesData.DW25]))=0;&quot;&quot;;CONCATENATE([CulturesData.DW$1];SUBSTITUTE(SUBSTITUTE(SUBSTITUTE([CulturesData.DW25];&quot;e&quot;;&quot;EVERYMAN&quot;);&quot;r&quot;;&quot;RESTRICTED&quot;);&quot;o&quot;;&quot;OCCUPATIONAL&quot;);&quot;,&quot;))" office:value-type="string" office:string-value="G17=1,">
            <text:p>G17=1,</text:p>
          </table:table-cell>
          <table:table-cell table:formula="of:=IF(LEN(TRIM([CulturesData.DX25]))=0;&quot;&quot;;CONCATENATE([CulturesData.DX$1];SUBSTITUTE(SUBSTITUTE(SUBSTITUTE([CulturesData.DX25];&quot;e&quot;;&quot;EVERYMAN&quot;);&quot;r&quot;;&quot;RESTRICTED&quot;);&quot;o&quot;;&quot;OCCUPATIONAL&quot;);&quot;,&quot;))">
            <text:p/>
          </table:table-cell>
          <table:table-cell table:formula="of:=IF(LEN(TRIM([CulturesData.DY25]))=0;&quot;&quot;;CONCATENATE([CulturesData.DY$1];SUBSTITUTE(SUBSTITUTE(SUBSTITUTE([CulturesData.DY25];&quot;e&quot;;&quot;EVERYMAN&quot;);&quot;r&quot;;&quot;RESTRICTED&quot;);&quot;o&quot;;&quot;OCCUPATIONAL&quot;);&quot;,&quot;))">
            <text:p/>
          </table:table-cell>
          <table:table-cell table:formula="of:=IF(LEN(TRIM([CulturesData.DZ25]))=0;&quot;&quot;;CONCATENATE([CulturesData.DZ$1];SUBSTITUTE(SUBSTITUTE(SUBSTITUTE([CulturesData.DZ25];&quot;e&quot;;&quot;EVERYMAN&quot;);&quot;r&quot;;&quot;RESTRICTED&quot;);&quot;o&quot;;&quot;OCCUPATIONAL&quot;);&quot;,&quot;))">
            <text:p/>
          </table:table-cell>
          <table:table-cell table:formula="of:=IF(LEN(TRIM([CulturesData.EA25]))=0;&quot;&quot;;CONCATENATE([CulturesData.EA$1];SUBSTITUTE(SUBSTITUTE(SUBSTITUTE([CulturesData.EA25];&quot;e&quot;;&quot;EVERYMAN&quot;);&quot;r&quot;;&quot;RESTRICTED&quot;);&quot;o&quot;;&quot;OCCUPATIONAL&quot;);&quot;,&quot;))" office:value-type="string" office:string-value="S204=1,">
            <text:p>S204=1,</text:p>
          </table:table-cell>
          <table:table-cell table:formula="of:=IF(LEN(TRIM([CulturesData.EB25]))=0;&quot;&quot;;CONCATENATE([CulturesData.EB$1];SUBSTITUTE(SUBSTITUTE(SUBSTITUTE([CulturesData.EB25];&quot;e&quot;;&quot;EVERYMAN&quot;);&quot;r&quot;;&quot;RESTRICTED&quot;);&quot;o&quot;;&quot;OCCUPATIONAL&quot;);&quot;,&quot;))" office:value-type="string" office:string-value="S206=RESTRICTED,">
            <text:p>S206=RESTRICTED,</text:p>
          </table:table-cell>
          <table:table-cell table:formula="of:=IF(LEN(TRIM([CulturesData.EC25]))=0;&quot;&quot;;CONCATENATE([CulturesData.EC$1];SUBSTITUTE(SUBSTITUTE(SUBSTITUTE([CulturesData.EC25];&quot;e&quot;;&quot;EVERYMAN&quot;);&quot;r&quot;;&quot;RESTRICTED&quot;);&quot;o&quot;;&quot;OCCUPATIONAL&quot;);&quot;,&quot;))">
            <text:p/>
          </table:table-cell>
          <table:table-cell table:formula="of:=IF(LEN(TRIM([CulturesData.ED25]))=0;&quot;&quot;;CONCATENATE([CulturesData.ED$1];SUBSTITUTE(SUBSTITUTE(SUBSTITUTE([CulturesData.ED25];&quot;e&quot;;&quot;EVERYMAN&quot;);&quot;r&quot;;&quot;RESTRICTED&quot;);&quot;o&quot;;&quot;OCCUPATIONAL&quot;);&quot;,&quot;))">
            <text:p/>
          </table:table-cell>
          <table:table-cell table:formula="of:=IF(LEN(TRIM([CulturesData.EE25]))=0;&quot;&quot;;CONCATENATE([CulturesData.EE$1];SUBSTITUTE(SUBSTITUTE(SUBSTITUTE([CulturesData.EE25];&quot;e&quot;;&quot;EVERYMAN&quot;);&quot;r&quot;;&quot;RESTRICTED&quot;);&quot;o&quot;;&quot;OCCUPATIONAL&quot;);&quot;,&quot;))">
            <text:p/>
          </table:table-cell>
          <table:table-cell table:formula="of:=IF(LEN(TRIM([CulturesData.EF25]))=0;&quot;&quot;;CONCATENATE([CulturesData.EF$1];SUBSTITUTE(SUBSTITUTE(SUBSTITUTE([CulturesData.EF25];&quot;e&quot;;&quot;EVERYMAN&quot;);&quot;r&quot;;&quot;RESTRICTED&quot;);&quot;o&quot;;&quot;OCCUPATIONAL&quot;);&quot;,&quot;))">
            <text:p/>
          </table:table-cell>
          <table:table-cell table:formula="of:=IF(LEN(TRIM([CulturesData.EG25]))=0;&quot;&quot;;CONCATENATE([CulturesData.EG$1];SUBSTITUTE(SUBSTITUTE(SUBSTITUTE([CulturesData.EG25];&quot;e&quot;;&quot;EVERYMAN&quot;);&quot;r&quot;;&quot;RESTRICTED&quot;);&quot;o&quot;;&quot;OCCUPATIONAL&quot;);&quot;,&quot;))">
            <text:p/>
          </table:table-cell>
          <table:table-cell table:formula="of:=IF(LEN(TRIM([CulturesData.EH25]))=0;&quot;&quot;;CONCATENATE([CulturesData.EH$1];SUBSTITUTE(SUBSTITUTE(SUBSTITUTE([CulturesData.EH25];&quot;e&quot;;&quot;EVERYMAN&quot;);&quot;r&quot;;&quot;RESTRICTED&quot;);&quot;o&quot;;&quot;OCCUPATIONAL&quot;);&quot;,&quot;))">
            <text:p/>
          </table:table-cell>
          <table:table-cell table:formula="of:=IF(LEN(TRIM([CulturesData.EI25]))=0;&quot;&quot;;CONCATENATE([CulturesData.EI$1];SUBSTITUTE(SUBSTITUTE(SUBSTITUTE([CulturesData.EI25];&quot;e&quot;;&quot;EVERYMAN&quot;);&quot;r&quot;;&quot;RESTRICTED&quot;);&quot;o&quot;;&quot;OCCUPATIONAL&quot;);&quot;,&quot;))">
            <text:p/>
          </table:table-cell>
          <table:table-cell table:formula="of:=IF(LEN(TRIM([CulturesData.EJ25]))=0;&quot;&quot;;CONCATENATE([CulturesData.EJ$1];SUBSTITUTE(SUBSTITUTE(SUBSTITUTE([CulturesData.EJ25];&quot;e&quot;;&quot;EVERYMAN&quot;);&quot;r&quot;;&quot;RESTRICTED&quot;);&quot;o&quot;;&quot;OCCUPATIONAL&quot;);&quot;,&quot;))" office:value-type="string" office:string-value="S100=RESTRICTED,">
            <text:p>S100=RESTRICTED,</text:p>
          </table:table-cell>
          <table:table-cell table:formula="of:=IF(LEN(TRIM([CulturesData.EK25]))=0;&quot;&quot;;CONCATENATE([CulturesData.EK$1];SUBSTITUTE(SUBSTITUTE(SUBSTITUTE([CulturesData.EK25];&quot;e&quot;;&quot;EVERYMAN&quot;);&quot;r&quot;;&quot;RESTRICTED&quot;);&quot;o&quot;;&quot;OCCUPATIONAL&quot;);&quot;,&quot;))">
            <text:p/>
          </table:table-cell>
          <table:table-cell table:formula="of:=IF(LEN(TRIM([CulturesData.EL25]))=0;&quot;&quot;;CONCATENATE([CulturesData.EL$1];SUBSTITUTE(SUBSTITUTE(SUBSTITUTE([CulturesData.EL25];&quot;e&quot;;&quot;EVERYMAN&quot;);&quot;r&quot;;&quot;RESTRICTED&quot;);&quot;o&quot;;&quot;OCCUPATIONAL&quot;);&quot;,&quot;))" office:value-type="string" office:string-value="S96=RESTRICTED,">
            <text:p>S96=RESTRICTED,</text:p>
          </table:table-cell>
          <table:table-cell table:formula="of:=IF(LEN(TRIM([CulturesData.EM25]))=0;&quot;&quot;;CONCATENATE([CulturesData.EM$1];SUBSTITUTE(SUBSTITUTE(SUBSTITUTE([CulturesData.EM25];&quot;e&quot;;&quot;EVERYMAN&quot;);&quot;r&quot;;&quot;RESTRICTED&quot;);&quot;o&quot;;&quot;OCCUPATIONAL&quot;);&quot;,&quot;))">
            <text:p/>
          </table:table-cell>
          <table:table-cell table:formula="of:=IF(LEN(TRIM([CulturesData.EN25]))=0;&quot;&quot;;CONCATENATE([CulturesData.EN$1];SUBSTITUTE(SUBSTITUTE(SUBSTITUTE([CulturesData.EN25];&quot;e&quot;;&quot;EVERYMAN&quot;);&quot;r&quot;;&quot;RESTRICTED&quot;);&quot;o&quot;;&quot;OCCUPATIONAL&quot;);&quot;,&quot;))">
            <text:p/>
          </table:table-cell>
          <table:table-cell table:formula="of:=IF(LEN(TRIM([CulturesData.EO25]))=0;&quot;&quot;;CONCATENATE([CulturesData.EO$1];SUBSTITUTE(SUBSTITUTE(SUBSTITUTE([CulturesData.EO25];&quot;e&quot;;&quot;EVERYMAN&quot;);&quot;r&quot;;&quot;RESTRICTED&quot;);&quot;o&quot;;&quot;OCCUPATIONAL&quot;);&quot;,&quot;))">
            <text:p/>
          </table:table-cell>
          <table:table-cell table:formula="of:=IF(LEN(TRIM([CulturesData.EP25]))=0;&quot;&quot;;CONCATENATE([CulturesData.EP$1];SUBSTITUTE(SUBSTITUTE(SUBSTITUTE([CulturesData.EP25];&quot;e&quot;;&quot;EVERYMAN&quot;);&quot;r&quot;;&quot;RESTRICTED&quot;);&quot;o&quot;;&quot;OCCUPATIONAL&quot;);&quot;,&quot;))">
            <text:p/>
          </table:table-cell>
          <table:table-cell table:formula="of:=IF(LEN(TRIM([CulturesData.EQ25]))=0;&quot;&quot;;CONCATENATE([CulturesData.EQ$1];SUBSTITUTE(SUBSTITUTE(SUBSTITUTE([CulturesData.EQ25];&quot;e&quot;;&quot;EVERYMAN&quot;);&quot;r&quot;;&quot;RESTRICTED&quot;);&quot;o&quot;;&quot;OCCUPATIONAL&quot;);&quot;,&quot;))" office:value-type="string" office:string-value="S227=RESTRICTED,">
            <text:p>S227=RESTRICTED,</text:p>
          </table:table-cell>
          <table:table-cell table:formula="of:=IF(LEN(TRIM([CulturesData.ER25]))=0;&quot;&quot;;CONCATENATE([CulturesData.ER$1];SUBSTITUTE(SUBSTITUTE(SUBSTITUTE([CulturesData.ER25];&quot;e&quot;;&quot;EVERYMAN&quot;);&quot;r&quot;;&quot;RESTRICTED&quot;);&quot;o&quot;;&quot;OCCUPATIONAL&quot;);&quot;,&quot;))" office:value-type="string" office:string-value="S235=RESTRICTED,">
            <text:p>S235=RESTRICTED,</text:p>
          </table:table-cell>
          <table:table-cell table:formula="of:=IF(LEN(TRIM([CulturesData.ES25]))=0;&quot;&quot;;CONCATENATE([CulturesData.ES$1];SUBSTITUTE(SUBSTITUTE(SUBSTITUTE([CulturesData.ES25];&quot;e&quot;;&quot;EVERYMAN&quot;);&quot;r&quot;;&quot;RESTRICTED&quot;);&quot;o&quot;;&quot;OCCUPATIONAL&quot;);&quot;,&quot;))" office:value-type="string" office:string-value="S231=RESTRICTED,">
            <text:p>S231=RESTRICTED,</text:p>
          </table:table-cell>
          <table:table-cell table:formula="of:=IF(LEN(TRIM([CulturesData.ET25]))=0;&quot;&quot;;CONCATENATE([CulturesData.ET$1];SUBSTITUTE(SUBSTITUTE(SUBSTITUTE([CulturesData.ET25];&quot;e&quot;;&quot;EVERYMAN&quot;);&quot;r&quot;;&quot;RESTRICTED&quot;);&quot;o&quot;;&quot;OCCUPATIONAL&quot;);&quot;,&quot;))" office:value-type="string" office:string-value="S237=RESTRICTED,">
            <text:p>S237=RESTRICTED,</text:p>
          </table:table-cell>
          <table:table-cell table:formula="of:=IF(LEN(TRIM([CulturesData.EU25]))=0;&quot;&quot;;CONCATENATE([CulturesData.EU$1];SUBSTITUTE(SUBSTITUTE(SUBSTITUTE([CulturesData.EU25];&quot;e&quot;;&quot;EVERYMAN&quot;);&quot;r&quot;;&quot;RESTRICTED&quot;);&quot;o&quot;;&quot;OCCUPATIONAL&quot;);&quot;,&quot;))" office:value-type="string" office:string-value="S514=RESTRICTED,">
            <text:p>S514=RESTRICTED,</text:p>
          </table:table-cell>
          <table:table-cell table:formula="of:=IF(LEN(TRIM([CulturesData.EV25]))=0;&quot;&quot;;CONCATENATE([CulturesData.EV$1];SUBSTITUTE(SUBSTITUTE(SUBSTITUTE([CulturesData.EV25];&quot;e&quot;;&quot;EVERYMAN&quot;);&quot;r&quot;;&quot;RESTRICTED&quot;);&quot;o&quot;;&quot;OCCUPATIONAL&quot;);&quot;,&quot;))" office:value-type="string" office:string-value="S515=RESTRICTED,">
            <text:p>S515=RESTRICTED,</text:p>
          </table:table-cell>
          <table:table-cell table:formula="of:=IF(LEN(TRIM([CulturesData.EW25]))=0;&quot;&quot;;CONCATENATE([CulturesData.EW$1];SUBSTITUTE(SUBSTITUTE(SUBSTITUTE([CulturesData.EW25];&quot;e&quot;;&quot;EVERYMAN&quot;);&quot;r&quot;;&quot;RESTRICTED&quot;);&quot;o&quot;;&quot;OCCUPATIONAL&quot;);&quot;,&quot;))" office:value-type="string" office:string-value="S516=RESTRICTED,">
            <text:p>S516=RESTRICTED,</text:p>
          </table:table-cell>
          <table:table-cell table:formula="of:=IF(LEN(TRIM([CulturesData.EX25]))=0;&quot;&quot;;CONCATENATE([CulturesData.EX$1];SUBSTITUTE(SUBSTITUTE(SUBSTITUTE([CulturesData.EX25];&quot;e&quot;;&quot;EVERYMAN&quot;);&quot;r&quot;;&quot;RESTRICTED&quot;);&quot;o&quot;;&quot;OCCUPATIONAL&quot;);&quot;,&quot;))" office:value-type="string" office:string-value="S517=RESTRICTED,">
            <text:p>S517=RESTRICTED,</text:p>
          </table:table-cell>
          <table:table-cell table:formula="of:=IF(LEN(TRIM([CulturesData.EY25]))=0;&quot;&quot;;CONCATENATE([CulturesData.EY$1];SUBSTITUTE(SUBSTITUTE(SUBSTITUTE([CulturesData.EY25];&quot;e&quot;;&quot;EVERYMAN&quot;);&quot;r&quot;;&quot;RESTRICTED&quot;);&quot;o&quot;;&quot;OCCUPATIONAL&quot;);&quot;,&quot;))" office:value-type="string" office:string-value="S518=RESTRICTED,">
            <text:p>S518=RESTRICTED,</text:p>
          </table:table-cell>
          <table:table-cell table:formula="of:=IF(LEN(TRIM([CulturesData.EZ25]))=0;&quot;&quot;;CONCATENATE([CulturesData.EZ$1];SUBSTITUTE(SUBSTITUTE(SUBSTITUTE([CulturesData.EZ25];&quot;e&quot;;&quot;EVERYMAN&quot;);&quot;r&quot;;&quot;RESTRICTED&quot;);&quot;o&quot;;&quot;OCCUPATIONAL&quot;);&quot;,&quot;))" office:value-type="string" office:string-value="S528=RESTRICTED,">
            <text:p>S528=RESTRICTED,</text:p>
          </table:table-cell>
          <table:table-cell table:formula="of:=IF(LEN(TRIM([CulturesData.FA25]))=0;&quot;&quot;;CONCATENATE([CulturesData.FA$1];SUBSTITUTE(SUBSTITUTE(SUBSTITUTE([CulturesData.FA25];&quot;e&quot;;&quot;EVERYMAN&quot;);&quot;r&quot;;&quot;RESTRICTED&quot;);&quot;o&quot;;&quot;OCCUPATIONAL&quot;);&quot;,&quot;))" office:value-type="string" office:string-value="S520=RESTRICTED,">
            <text:p>S520=RESTRICTED,</text:p>
          </table:table-cell>
          <table:table-cell table:formula="of:=IF(LEN(TRIM([CulturesData.FB25]))=0;&quot;&quot;;CONCATENATE([CulturesData.FB$1];SUBSTITUTE(SUBSTITUTE(SUBSTITUTE([CulturesData.FB25];&quot;e&quot;;&quot;EVERYMAN&quot;);&quot;r&quot;;&quot;RESTRICTED&quot;);&quot;o&quot;;&quot;OCCUPATIONAL&quot;);&quot;,&quot;))" office:value-type="string" office:string-value="S521=RESTRICTED,">
            <text:p>S521=RESTRICTED,</text:p>
          </table:table-cell>
          <table:table-cell table:formula="of:=IF(LEN(TRIM([CulturesData.FC25]))=0;&quot;&quot;;CONCATENATE([CulturesData.FC$1];SUBSTITUTE(SUBSTITUTE(SUBSTITUTE([CulturesData.FC25];&quot;e&quot;;&quot;EVERYMAN&quot;);&quot;r&quot;;&quot;RESTRICTED&quot;);&quot;o&quot;;&quot;OCCUPATIONAL&quot;);&quot;,&quot;))" office:value-type="string" office:string-value="S522=RESTRICTED,">
            <text:p>S522=RESTRICTED,</text:p>
          </table:table-cell>
          <table:table-cell table:formula="of:=IF(LEN(TRIM([CulturesData.FD25]))=0;&quot;&quot;;CONCATENATE([CulturesData.FD$1];SUBSTITUTE(SUBSTITUTE(SUBSTITUTE([CulturesData.FD25];&quot;e&quot;;&quot;EVERYMAN&quot;);&quot;r&quot;;&quot;RESTRICTED&quot;);&quot;o&quot;;&quot;OCCUPATIONAL&quot;);&quot;,&quot;))" office:value-type="string" office:string-value="S523=RESTRICTED,">
            <text:p>S523=RESTRICTED,</text:p>
          </table:table-cell>
          <table:table-cell table:formula="of:=IF(LEN(TRIM([CulturesData.FE25]))=0;&quot;&quot;;CONCATENATE([CulturesData.FE$1];SUBSTITUTE(SUBSTITUTE(SUBSTITUTE([CulturesData.FE25];&quot;e&quot;;&quot;EVERYMAN&quot;);&quot;r&quot;;&quot;RESTRICTED&quot;);&quot;o&quot;;&quot;OCCUPATIONAL&quot;);&quot;,&quot;))" office:value-type="string" office:string-value="S524=RESTRICTED,">
            <text:p>S524=RESTRICTED,</text:p>
          </table:table-cell>
          <table:table-cell table:formula="of:=IF(LEN(TRIM([CulturesData.FF25]))=0;&quot;&quot;;CONCATENATE([CulturesData.FF$1];SUBSTITUTE(SUBSTITUTE(SUBSTITUTE([CulturesData.FF25];&quot;e&quot;;&quot;EVERYMAN&quot;);&quot;r&quot;;&quot;RESTRICTED&quot;);&quot;o&quot;;&quot;OCCUPATIONAL&quot;);&quot;,&quot;))" office:value-type="string" office:string-value="S454=RESTRICTED,">
            <text:p>S454=RESTRICTED,</text:p>
          </table:table-cell>
          <table:table-cell table:formula="of:=IF(LEN(TRIM([CulturesData.FG25]))=0;&quot;&quot;;CONCATENATE([CulturesData.FG$1];SUBSTITUTE(SUBSTITUTE(SUBSTITUTE([CulturesData.FG25];&quot;e&quot;;&quot;EVERYMAN&quot;);&quot;r&quot;;&quot;RESTRICTED&quot;);&quot;o&quot;;&quot;OCCUPATIONAL&quot;);&quot;,&quot;))" office:value-type="string" office:string-value="S242=RESTRICTED,">
            <text:p>S242=RESTRICTED,</text:p>
          </table:table-cell>
          <table:table-cell table:formula="of:=IF(LEN(TRIM([CulturesData.FH25]))=0;&quot;&quot;;CONCATENATE([CulturesData.FH$1];SUBSTITUTE(SUBSTITUTE(SUBSTITUTE([CulturesData.FH25];&quot;e&quot;;&quot;EVERYMAN&quot;);&quot;r&quot;;&quot;RESTRICTED&quot;);&quot;o&quot;;&quot;OCCUPATIONAL&quot;);&quot;,&quot;))" office:value-type="string" office:string-value="S526=RESTRICTED,">
            <text:p>S526=RESTRICTED,</text:p>
          </table:table-cell>
          <table:table-cell table:formula="of:=IF(LEN(TRIM([CulturesData.FI25]))=0;&quot;&quot;;CONCATENATE([CulturesData.FI$1];SUBSTITUTE(SUBSTITUTE(SUBSTITUTE([CulturesData.FI25];&quot;e&quot;;&quot;EVERYMAN&quot;);&quot;r&quot;;&quot;RESTRICTED&quot;);&quot;o&quot;;&quot;OCCUPATIONAL&quot;);&quot;,&quot;))" office:value-type="string" office:string-value="S527=RESTRICTED,">
            <text:p>S527=RESTRICTED,</text:p>
          </table:table-cell>
          <table:table-cell table:formula="of:=IF(LEN(TRIM([CulturesData.FJ25]))=0;&quot;&quot;;CONCATENATE([CulturesData.FJ$1];SUBSTITUTE(SUBSTITUTE(SUBSTITUTE([CulturesData.FJ25];&quot;e&quot;;&quot;EVERYMAN&quot;);&quot;r&quot;;&quot;RESTRICTED&quot;);&quot;o&quot;;&quot;OCCUPATIONAL&quot;);&quot;,&quot;))">
            <text:p/>
          </table:table-cell>
          <table:table-cell table:formula="of:=IF(LEN(TRIM([CulturesData.FK25]))=0;&quot;&quot;;CONCATENATE([CulturesData.FK$1];SUBSTITUTE(SUBSTITUTE(SUBSTITUTE([CulturesData.FK25];&quot;e&quot;;&quot;EVERYMAN&quot;);&quot;r&quot;;&quot;RESTRICTED&quot;);&quot;o&quot;;&quot;OCCUPATIONAL&quot;);&quot;,&quot;))">
            <text:p/>
          </table:table-cell>
          <table:table-cell table:formula="of:=IF(LEN(TRIM([CulturesData.FL25]))=0;&quot;&quot;;CONCATENATE([CulturesData.FL$1];SUBSTITUTE(SUBSTITUTE(SUBSTITUTE([CulturesData.FL25];&quot;e&quot;;&quot;EVERYMAN&quot;);&quot;r&quot;;&quot;RESTRICTED&quot;);&quot;o&quot;;&quot;OCCUPATIONAL&quot;);&quot;,&quot;))">
            <text:p/>
          </table:table-cell>
          <table:table-cell table:formula="of:=IF(LEN(TRIM([CulturesData.FM25]))=0;&quot;&quot;;CONCATENATE([CulturesData.FM$1];SUBSTITUTE(SUBSTITUTE(SUBSTITUTE([CulturesData.FM25];&quot;e&quot;;&quot;EVERYMAN&quot;);&quot;r&quot;;&quot;RESTRICTED&quot;);&quot;o&quot;;&quot;OCCUPATIONAL&quot;);&quot;,&quot;))" office:value-type="string" office:string-value="G14=1,">
            <text:p>G14=1,</text:p>
          </table:table-cell>
          <table:table-cell table:formula="of:=IF(LEN(TRIM([CulturesData.FN25]))=0;&quot;&quot;;CONCATENATE([CulturesData.FN$1];SUBSTITUTE(SUBSTITUTE(SUBSTITUTE([CulturesData.FN25];&quot;e&quot;;&quot;EVERYMAN&quot;);&quot;r&quot;;&quot;RESTRICTED&quot;);&quot;o&quot;;&quot;OCCUPATIONAL&quot;);&quot;,&quot;))" office:value-type="string" office:string-value="S93=1,">
            <text:p>S93=1,</text:p>
          </table:table-cell>
          <table:table-cell table:formula="of:=IF(LEN(TRIM([CulturesData.FO25]))=0;&quot;&quot;;CONCATENATE([CulturesData.FO$1];SUBSTITUTE(SUBSTITUTE(SUBSTITUTE([CulturesData.FO25];&quot;e&quot;;&quot;EVERYMAN&quot;);&quot;r&quot;;&quot;RESTRICTED&quot;);&quot;o&quot;;&quot;OCCUPATIONAL&quot;);&quot;,&quot;))">
            <text:p/>
          </table:table-cell>
          <table:table-cell table:formula="of:=IF(LEN(TRIM([CulturesData.FP25]))=0;&quot;&quot;;CONCATENATE([CulturesData.FP$1];SUBSTITUTE(SUBSTITUTE(SUBSTITUTE([CulturesData.FP25];&quot;e&quot;;&quot;EVERYMAN&quot;);&quot;r&quot;;&quot;RESTRICTED&quot;);&quot;o&quot;;&quot;OCCUPATIONAL&quot;);&quot;,&quot;))" office:value-type="string" office:string-value="S91=1,">
            <text:p>S91=1,</text:p>
          </table:table-cell>
          <table:table-cell table:formula="of:=IF(LEN(TRIM([CulturesData.FQ25]))=0;&quot;&quot;;CONCATENATE([CulturesData.FQ$1];SUBSTITUTE(SUBSTITUTE(SUBSTITUTE([CulturesData.FQ25];&quot;e&quot;;&quot;EVERYMAN&quot;);&quot;r&quot;;&quot;RESTRICTED&quot;);&quot;o&quot;;&quot;OCCUPATIONAL&quot;);&quot;,&quot;))">
            <text:p/>
          </table:table-cell>
          <table:table-cell table:formula="of:=IF(LEN(TRIM([CulturesData.FR25]))=0;&quot;&quot;;CONCATENATE([CulturesData.FR$1];SUBSTITUTE(SUBSTITUTE(SUBSTITUTE([CulturesData.FR25];&quot;e&quot;;&quot;EVERYMAN&quot;);&quot;r&quot;;&quot;RESTRICTED&quot;);&quot;o&quot;;&quot;OCCUPATIONAL&quot;);&quot;,&quot;))" office:value-type="string" office:string-value="G24=1,">
            <text:p>G24=1,</text:p>
          </table:table-cell>
          <table:table-cell table:formula="of:=IF(LEN(TRIM([CulturesData.FS25]))=0;&quot;&quot;;CONCATENATE([CulturesData.FS$1];SUBSTITUTE(SUBSTITUTE(SUBSTITUTE([CulturesData.FS25];&quot;e&quot;;&quot;EVERYMAN&quot;);&quot;r&quot;;&quot;RESTRICTED&quot;);&quot;o&quot;;&quot;OCCUPATIONAL&quot;);&quot;,&quot;))">
            <text:p/>
          </table:table-cell>
          <table:table-cell table:formula="of:=IF(LEN(TRIM([CulturesData.FT25]))=0;&quot;&quot;;CONCATENATE([CulturesData.FT$1];SUBSTITUTE(SUBSTITUTE(SUBSTITUTE([CulturesData.FT25];&quot;e&quot;;&quot;EVERYMAN&quot;);&quot;r&quot;;&quot;RESTRICTED&quot;);&quot;o&quot;;&quot;OCCUPATIONAL&quot;);&quot;,&quot;))">
            <text:p/>
          </table:table-cell>
          <table:table-cell table:formula="of:=IF(LEN(TRIM([CulturesData.FU25]))=0;&quot;&quot;;CONCATENATE([CulturesData.FU$1];SUBSTITUTE(SUBSTITUTE(SUBSTITUTE([CulturesData.FU25];&quot;e&quot;;&quot;EVERYMAN&quot;);&quot;r&quot;;&quot;RESTRICTED&quot;);&quot;o&quot;;&quot;OCCUPATIONAL&quot;);&quot;,&quot;))">
            <text:p/>
          </table:table-cell>
          <table:table-cell table:formula="of:=IF(LEN(TRIM([CulturesData.FV25]))=0;&quot;&quot;;CONCATENATE([CulturesData.FV$1];SUBSTITUTE(SUBSTITUTE(SUBSTITUTE([CulturesData.FV25];&quot;e&quot;;&quot;EVERYMAN&quot;);&quot;r&quot;;&quot;RESTRICTED&quot;);&quot;o&quot;;&quot;OCCUPATIONAL&quot;);&quot;,&quot;))">
            <text:p/>
          </table:table-cell>
          <table:table-cell table:formula="of:=IF(LEN(TRIM([CulturesData.FW25]))=0;&quot;&quot;;CONCATENATE([CulturesData.FW$1];SUBSTITUTE(SUBSTITUTE(SUBSTITUTE([CulturesData.FW25];&quot;e&quot;;&quot;EVERYMAN&quot;);&quot;r&quot;;&quot;RESTRICTED&quot;);&quot;o&quot;;&quot;OCCUPATIONAL&quot;);&quot;,&quot;))">
            <text:p/>
          </table:table-cell>
          <table:table-cell table:formula="of:=IF(LEN(TRIM([CulturesData.FX25]))=0;&quot;&quot;;CONCATENATE([CulturesData.FX$1];SUBSTITUTE(SUBSTITUTE(SUBSTITUTE([CulturesData.FX25];&quot;e&quot;;&quot;EVERYMAN&quot;);&quot;r&quot;;&quot;RESTRICTED&quot;);&quot;o&quot;;&quot;OCCUPATIONAL&quot;);&quot;,&quot;))">
            <text:p/>
          </table:table-cell>
          <table:table-cell table:formula="of:=IF(LEN(TRIM([CulturesData.FY25]))=0;&quot;&quot;;CONCATENATE([CulturesData.FY$1];SUBSTITUTE(SUBSTITUTE(SUBSTITUTE([CulturesData.FY25];&quot;e&quot;;&quot;EVERYMAN&quot;);&quot;r&quot;;&quot;RESTRICTED&quot;);&quot;o&quot;;&quot;OCCUPATIONAL&quot;);&quot;,&quot;))">
            <text:p/>
          </table:table-cell>
          <table:table-cell table:formula="of:=IF(LEN(TRIM([CulturesData.FZ25]))=0;&quot;&quot;;CONCATENATE([CulturesData.FZ$1];SUBSTITUTE(SUBSTITUTE(SUBSTITUTE([CulturesData.FZ25];&quot;e&quot;;&quot;EVERYMAN&quot;);&quot;r&quot;;&quot;RESTRICTED&quot;);&quot;o&quot;;&quot;OCCUPATIONAL&quot;);&quot;,&quot;))" office:value-type="string" office:string-value="G28=3,">
            <text:p>G28=3,</text:p>
          </table:table-cell>
          <table:table-cell table:formula="of:=IF(LEN(TRIM([CulturesData.GA25]))=0;&quot;&quot;;CONCATENATE([CulturesData.GA$1];SUBSTITUTE(SUBSTITUTE(SUBSTITUTE([CulturesData.GA25];&quot;e&quot;;&quot;EVERYMAN&quot;);&quot;r&quot;;&quot;RESTRICTED&quot;);&quot;o&quot;;&quot;OCCUPATIONAL&quot;);&quot;,&quot;))" office:value-type="string" office:string-value="S285=3,">
            <text:p>S285=3,</text:p>
          </table:table-cell>
          <table:table-cell table:formula="of:=IF(LEN(TRIM([CulturesData.GB25]))=0;&quot;&quot;;CONCATENATE([CulturesData.GB$1];SUBSTITUTE(SUBSTITUTE(SUBSTITUTE([CulturesData.GB25];&quot;e&quot;;&quot;EVERYMAN&quot;);&quot;r&quot;;&quot;RESTRICTED&quot;);&quot;o&quot;;&quot;OCCUPATIONAL&quot;);&quot;,&quot;))">
            <text:p/>
          </table:table-cell>
          <table:table-cell table:formula="of:=IF(LEN(TRIM([CulturesData.GC25]))=0;&quot;&quot;;CONCATENATE([CulturesData.GC$1];SUBSTITUTE(SUBSTITUTE(SUBSTITUTE([CulturesData.GC25];&quot;e&quot;;&quot;EVERYMAN&quot;);&quot;r&quot;;&quot;RESTRICTED&quot;);&quot;o&quot;;&quot;OCCUPATIONAL&quot;);&quot;,&quot;))">
            <text:p/>
          </table:table-cell>
          <table:table-cell table:formula="of:=IF(LEN(TRIM([CulturesData.GD25]))=0;&quot;&quot;;CONCATENATE([CulturesData.GD$1];SUBSTITUTE(SUBSTITUTE(SUBSTITUTE([CulturesData.GD25];&quot;e&quot;;&quot;EVERYMAN&quot;);&quot;r&quot;;&quot;RESTRICTED&quot;);&quot;o&quot;;&quot;OCCUPATIONAL&quot;);&quot;,&quot;))">
            <text:p/>
          </table:table-cell>
          <table:table-cell table:formula="of:=IF(LEN(TRIM([CulturesData.GE25]))=0;&quot;&quot;;CONCATENATE([CulturesData.GE$1];SUBSTITUTE(SUBSTITUTE(SUBSTITUTE([CulturesData.GE25];&quot;e&quot;;&quot;EVERYMAN&quot;);&quot;r&quot;;&quot;RESTRICTED&quot;);&quot;o&quot;;&quot;OCCUPATIONAL&quot;);&quot;,&quot;))">
            <text:p/>
          </table:table-cell>
          <table:table-cell table:formula="of:=IF(LEN(TRIM([CulturesData.GF25]))=0;&quot;&quot;;CONCATENATE([CulturesData.GF$1];SUBSTITUTE(SUBSTITUTE(SUBSTITUTE([CulturesData.GF25];&quot;e&quot;;&quot;EVERYMAN&quot;);&quot;r&quot;;&quot;RESTRICTED&quot;);&quot;o&quot;;&quot;OCCUPATIONAL&quot;);&quot;,&quot;))" office:value-type="string" office:string-value="G27=3,">
            <text:p>G27=3,</text:p>
          </table:table-cell>
          <table:table-cell table:formula="of:=IF(LEN(TRIM([CulturesData.GG25]))=0;&quot;&quot;;CONCATENATE([CulturesData.GG$1];SUBSTITUTE(SUBSTITUTE(SUBSTITUTE([CulturesData.GG25];&quot;e&quot;;&quot;EVERYMAN&quot;);&quot;r&quot;;&quot;RESTRICTED&quot;);&quot;o&quot;;&quot;OCCUPATIONAL&quot;);&quot;,&quot;))" office:value-type="string" office:string-value="S257=3,">
            <text:p>S257=3,</text:p>
          </table:table-cell>
          <table:table-cell table:formula="of:=IF(LEN(TRIM([CulturesData.GH25]))=0;&quot;&quot;;CONCATENATE([CulturesData.GH$1];SUBSTITUTE(SUBSTITUTE(SUBSTITUTE([CulturesData.GH25];&quot;e&quot;;&quot;EVERYMAN&quot;);&quot;r&quot;;&quot;RESTRICTED&quot;);&quot;o&quot;;&quot;OCCUPATIONAL&quot;);&quot;,&quot;))" office:value-type="string" office:string-value="G29=1,">
            <text:p>G29=1,</text:p>
          </table:table-cell>
          <table:table-cell table:formula="of:=IF(LEN(TRIM([CulturesData.GI25]))=0;&quot;&quot;;CONCATENATE([CulturesData.GI$1];SUBSTITUTE(SUBSTITUTE(SUBSTITUTE([CulturesData.GI25];&quot;e&quot;;&quot;EVERYMAN&quot;);&quot;r&quot;;&quot;RESTRICTED&quot;);&quot;o&quot;;&quot;OCCUPATIONAL&quot;);&quot;,&quot;))" office:value-type="string" office:string-value="S331=1,">
            <text:p>S331=1,</text:p>
          </table:table-cell>
          <table:table-cell table:formula="of:=IF(LEN(TRIM([CulturesData.GJ25]))=0;&quot;&quot;;CONCATENATE([CulturesData.GJ$1];SUBSTITUTE(SUBSTITUTE(SUBSTITUTE([CulturesData.GJ25];&quot;e&quot;;&quot;EVERYMAN&quot;);&quot;r&quot;;&quot;RESTRICTED&quot;);&quot;o&quot;;&quot;OCCUPATIONAL&quot;);&quot;,&quot;))" office:value-type="string" office:string-value="G31=1,">
            <text:p>G31=1,</text:p>
          </table:table-cell>
          <table:table-cell table:formula="of:=IF(LEN(TRIM([CulturesData.GK25]))=0;&quot;&quot;;CONCATENATE([CulturesData.GK$1];SUBSTITUTE(SUBSTITUTE(SUBSTITUTE([CulturesData.GK25];&quot;e&quot;;&quot;EVERYMAN&quot;);&quot;r&quot;;&quot;RESTRICTED&quot;);&quot;o&quot;;&quot;OCCUPATIONAL&quot;);&quot;,&quot;))" office:value-type="string" office:string-value="S294=1,">
            <text:p>S294=1,</text:p>
          </table:table-cell>
          <table:table-cell table:formula="of:=IF(LEN(TRIM([CulturesData.GL25]))=0;&quot;&quot;;CONCATENATE([CulturesData.GL$1];SUBSTITUTE(SUBSTITUTE(SUBSTITUTE([CulturesData.GL25];&quot;e&quot;;&quot;EVERYMAN&quot;);&quot;r&quot;;&quot;RESTRICTED&quot;);&quot;o&quot;;&quot;OCCUPATIONAL&quot;);&quot;,&quot;))" office:value-type="string" office:string-value="G32=1,">
            <text:p>G32=1,</text:p>
          </table:table-cell>
          <table:table-cell table:formula="of:=IF(LEN(TRIM([CulturesData.GM25]))=0;&quot;&quot;;CONCATENATE([CulturesData.GM$1];SUBSTITUTE(SUBSTITUTE(SUBSTITUTE([CulturesData.GM25];&quot;e&quot;;&quot;EVERYMAN&quot;);&quot;r&quot;;&quot;RESTRICTED&quot;);&quot;o&quot;;&quot;OCCUPATIONAL&quot;);&quot;,&quot;))" office:value-type="string" office:string-value="S326=1,">
            <text:p>S326=1,</text:p>
          </table:table-cell>
          <table:table-cell table:formula="of:=IF(LEN(TRIM([CulturesData.GN25]))=0;&quot;&quot;;CONCATENATE([CulturesData.GN$1];SUBSTITUTE(SUBSTITUTE(SUBSTITUTE([CulturesData.GN25];&quot;e&quot;;&quot;EVERYMAN&quot;);&quot;r&quot;;&quot;RESTRICTED&quot;);&quot;o&quot;;&quot;OCCUPATIONAL&quot;);&quot;,&quot;))" office:value-type="string" office:string-value="G33=1,">
            <text:p>G33=1,</text:p>
          </table:table-cell>
          <table:table-cell table:formula="of:=IF(LEN(TRIM([CulturesData.GO25]))=0;&quot;&quot;;CONCATENATE([CulturesData.GO$1];SUBSTITUTE(SUBSTITUTE(SUBSTITUTE([CulturesData.GO25];&quot;e&quot;;&quot;EVERYMAN&quot;);&quot;r&quot;;&quot;RESTRICTED&quot;);&quot;o&quot;;&quot;OCCUPATIONAL&quot;);&quot;,&quot;))" office:value-type="string" office:string-value="S351=1,">
            <text:p>S351=1,</text:p>
          </table:table-cell>
          <table:table-cell table:formula="of:=IF(LEN(TRIM([CulturesData.GP25]))=0;&quot;&quot;;CONCATENATE([CulturesData.GP$1];SUBSTITUTE(SUBSTITUTE(SUBSTITUTE([CulturesData.GP25];&quot;e&quot;;&quot;EVERYMAN&quot;);&quot;r&quot;;&quot;RESTRICTED&quot;);&quot;o&quot;;&quot;OCCUPATIONAL&quot;);&quot;,&quot;))" office:value-type="string" office:string-value="LANG=4,">
            <text:p>LANG=4,</text:p>
          </table:table-cell>
          <table:table-cell table:formula="of:=IF(LEN(TRIM([CulturesData.GQ25]))=0;&quot;&quot;;CONCATENATE([CulturesData.GQ$1];SUBSTITUTE(SUBSTITUTE(SUBSTITUTE([CulturesData.GQ25];&quot;e&quot;;&quot;EVERYMAN&quot;);&quot;r&quot;;&quot;RESTRICTED&quot;);&quot;o&quot;;&quot;OCCUPATIONAL&quot;);&quot;,&quot;))">
            <text:p/>
          </table:table-cell>
          <table:table-cell table:formula="of:=IF(LEN(TRIM([CulturesData.GR25]))=0;&quot;&quot;;CONCATENATE([CulturesData.GR$1];SUBSTITUTE(SUBSTITUTE(SUBSTITUTE([CulturesData.GR25];&quot;e&quot;;&quot;EVERYMAN&quot;);&quot;r&quot;;&quot;RESTRICTED&quot;);&quot;o&quot;;&quot;OCCUPATIONAL&quot;);&quot;,&quot;))" office:value-type="string" office:string-value="HOBBY=10,">
            <text:p>HOBBY=10,</text:p>
          </table:table-cell>
          <table:table-cell table:formula="of:=IF(LEN(TRIM([CulturesData.GS25]))=0;&quot;&quot;;CONCATENATE([CulturesData.GS$1];[CulturesData.GS25];&quot;,&quot;))" office:value-type="string" office:string-value="Ttodo.special5,">
            <text:p>Ttodo.special5,</text:p>
          </table:table-cell>
          <table:table-cell table:formula="of:=IF(LEN(TRIM([CulturesData.GT25]))=0;&quot;&quot;;CONCATENATE([CulturesData.GT$1];SUBSTITUTE(SUBSTITUTE(SUBSTITUTE([CulturesData.GT25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formula="of:=CONCATENATE([CulturesData.A26]; &quot;,&quot;)" office:value-type="string" office:string-value="51,">
            <text:p>51,</text:p>
          </table:table-cell>
          <table:table-cell table:formula="of:=CONCATENATE([CulturesData.B26]; &quot;,&quot;)" office:value-type="string" office:string-value="51,">
            <text:p>51,</text:p>
          </table:table-cell>
          <table:table-cell table:formula="of:=CONCATENATE([CulturesData.D26]; &quot;,&quot;)" office:value-type="string" office:string-value=",">
            <text:p>,</text:p>
          </table:table-cell>
          <table:table-cell table:formula="of:=CONCATENATE([CulturesData.C26]; &quot;,&quot;)" office:value-type="string" office:string-value="orchalf,">
            <text:p>orchalf,</text:p>
          </table:table-cell>
          <table:table-cell table:formula="of:=CONCATENATE([CulturesData.E26]; &quot;,&quot;)" office:value-type="string" office:string-value="35,">
            <text:p>35,</text:p>
          </table:table-cell>
          <table:table-cell table:formula="of:=CONCATENATE([CulturesData.F26]; &quot;,&quot;)" office:value-type="string" office:string-value="30,">
            <text:p>30,</text:p>
          </table:table-cell>
          <table:table-cell table:formula="of:=CONCATENATE([CulturesData.G26]; &quot;,&quot;)" office:value-type="string" office:string-value="110,">
            <text:p>110,</text:p>
          </table:table-cell>
          <table:table-cell table:formula="of:=CONCATENATE([CulturesData.H26]; &quot;,&quot;)" office:value-type="string" office:string-value="95,">
            <text:p>95,</text:p>
          </table:table-cell>
          <table:table-cell table:formula="of:=IF(LEN(TRIM([CulturesData.J26]))=0;&quot;&quot;;CONCATENATE([CulturesData.J$1];SUBSTITUTE(SUBSTITUTE(SUBSTITUTE([CulturesData.J26];&quot;e&quot;;&quot;EVERYMAN&quot;);&quot;r&quot;;&quot;RESTRICTED&quot;);&quot;o&quot;;&quot;OCCUPATIONAL&quot;);&quot;,&quot;))">
            <text:p/>
          </table:table-cell>
          <table:table-cell table:formula="of:=IF(LEN(TRIM([CulturesData.K26]))=0;&quot;&quot;;CONCATENATE([CulturesData.K$1];SUBSTITUTE(SUBSTITUTE(SUBSTITUTE([CulturesData.K26];&quot;e&quot;;&quot;EVERYMAN&quot;);&quot;r&quot;;&quot;RESTRICTED&quot;);&quot;o&quot;;&quot;OCCUPATIONAL&quot;);&quot;,&quot;))">
            <text:p/>
          </table:table-cell>
          <table:table-cell table:formula="of:=IF(LEN(TRIM([CulturesData.L26]))=0;&quot;&quot;;CONCATENATE([CulturesData.L$1];SUBSTITUTE(SUBSTITUTE(SUBSTITUTE([CulturesData.L26];&quot;e&quot;;&quot;EVERYMAN&quot;);&quot;r&quot;;&quot;RESTRICTED&quot;);&quot;o&quot;;&quot;OCCUPATIONAL&quot;);&quot;,&quot;))" office:value-type="string" office:string-value="G19=2,">
            <text:p>G19=2,</text:p>
          </table:table-cell>
          <table:table-cell table:formula="of:=IF(LEN(TRIM([CulturesData.M26]))=0;&quot;&quot;;CONCATENATE([CulturesData.M$1];SUBSTITUTE(SUBSTITUTE(SUBSTITUTE([CulturesData.M26];&quot;e&quot;;&quot;EVERYMAN&quot;);&quot;r&quot;;&quot;RESTRICTED&quot;);&quot;o&quot;;&quot;OCCUPATIONAL&quot;);&quot;,&quot;))" office:value-type="string" office:string-value="S216=2,">
            <text:p>S216=2,</text:p>
          </table:table-cell>
          <table:table-cell table:formula="of:=IF(LEN(TRIM([CulturesData.N26]))=0;&quot;&quot;;CONCATENATE([CulturesData.N$1];SUBSTITUTE(SUBSTITUTE(SUBSTITUTE([CulturesData.N26];&quot;e&quot;;&quot;EVERYMAN&quot;);&quot;r&quot;;&quot;RESTRICTED&quot;);&quot;o&quot;;&quot;OCCUPATIONAL&quot;);&quot;,&quot;))" office:value-type="string" office:string-value="S217=1,">
            <text:p>S217=1,</text:p>
          </table:table-cell>
          <table:table-cell table:formula="of:=IF(LEN(TRIM([CulturesData.O26]))=0;&quot;&quot;;CONCATENATE([CulturesData.O$1];SUBSTITUTE(SUBSTITUTE(SUBSTITUTE([CulturesData.O26];&quot;e&quot;;&quot;EVERYMAN&quot;);&quot;r&quot;;&quot;RESTRICTED&quot;);&quot;o&quot;;&quot;OCCUPATIONAL&quot;);&quot;,&quot;))">
            <text:p/>
          </table:table-cell>
          <table:table-cell table:formula="of:=IF(LEN(TRIM([CulturesData.P26]))=0;&quot;&quot;;CONCATENATE([CulturesData.P$1];SUBSTITUTE(SUBSTITUTE(SUBSTITUTE([CulturesData.P26];&quot;e&quot;;&quot;EVERYMAN&quot;);&quot;r&quot;;&quot;RESTRICTED&quot;);&quot;o&quot;;&quot;OCCUPATIONAL&quot;);&quot;,&quot;))">
            <text:p/>
          </table:table-cell>
          <table:table-cell table:formula="of:=IF(LEN(TRIM([CulturesData.Q26]))=0;&quot;&quot;;CONCATENATE([CulturesData.Q$1];SUBSTITUTE(SUBSTITUTE(SUBSTITUTE([CulturesData.Q26];&quot;e&quot;;&quot;EVERYMAN&quot;);&quot;r&quot;;&quot;RESTRICTED&quot;);&quot;o&quot;;&quot;OCCUPATIONAL&quot;);&quot;,&quot;))">
            <text:p/>
          </table:table-cell>
          <table:table-cell table:formula="of:=IF(LEN(TRIM([CulturesData.R26]))=0;&quot;&quot;;CONCATENATE([CulturesData.R$1];SUBSTITUTE(SUBSTITUTE(SUBSTITUTE([CulturesData.R26];&quot;e&quot;;&quot;EVERYMAN&quot;);&quot;r&quot;;&quot;RESTRICTED&quot;);&quot;o&quot;;&quot;OCCUPATIONAL&quot;);&quot;,&quot;))">
            <text:p/>
          </table:table-cell>
          <table:table-cell table:formula="of:=IF(LEN(TRIM([CulturesData.S26]))=0;&quot;&quot;;CONCATENATE([CulturesData.S$1];SUBSTITUTE(SUBSTITUTE(SUBSTITUTE([CulturesData.S26];&quot;e&quot;;&quot;EVERYMAN&quot;);&quot;r&quot;;&quot;RESTRICTED&quot;);&quot;o&quot;;&quot;OCCUPATIONAL&quot;);&quot;,&quot;))">
            <text:p/>
          </table:table-cell>
          <table:table-cell table:formula="of:=IF(LEN(TRIM([CulturesData.T26]))=0;&quot;&quot;;CONCATENATE([CulturesData.T$1];SUBSTITUTE(SUBSTITUTE(SUBSTITUTE([CulturesData.T26];&quot;e&quot;;&quot;EVERYMAN&quot;);&quot;r&quot;;&quot;RESTRICTED&quot;);&quot;o&quot;;&quot;OCCUPATIONAL&quot;);&quot;,&quot;))">
            <text:p/>
          </table:table-cell>
          <table:table-cell table:formula="of:=IF(LEN(TRIM([CulturesData.U26]))=0;&quot;&quot;;CONCATENATE([CulturesData.U$1];SUBSTITUTE(SUBSTITUTE(SUBSTITUTE([CulturesData.U26];&quot;e&quot;;&quot;EVERYMAN&quot;);&quot;r&quot;;&quot;RESTRICTED&quot;);&quot;o&quot;;&quot;OCCUPATIONAL&quot;);&quot;,&quot;))">
            <text:p/>
          </table:table-cell>
          <table:table-cell table:formula="of:=IF(LEN(TRIM([CulturesData.V26]))=0;&quot;&quot;;CONCATENATE([CulturesData.V$1];SUBSTITUTE(SUBSTITUTE(SUBSTITUTE([CulturesData.V26];&quot;e&quot;;&quot;EVERYMAN&quot;);&quot;r&quot;;&quot;RESTRICTED&quot;);&quot;o&quot;;&quot;OCCUPATIONAL&quot;);&quot;,&quot;))">
            <text:p/>
          </table:table-cell>
          <table:table-cell table:formula="of:=IF(LEN(TRIM([CulturesData.W26]))=0;&quot;&quot;;CONCATENATE([CulturesData.W$1];SUBSTITUTE(SUBSTITUTE(SUBSTITUTE([CulturesData.W26];&quot;e&quot;;&quot;EVERYMAN&quot;);&quot;r&quot;;&quot;RESTRICTED&quot;);&quot;o&quot;;&quot;OCCUPATIONAL&quot;);&quot;,&quot;))">
            <text:p/>
          </table:table-cell>
          <table:table-cell table:formula="of:=IF(LEN(TRIM([CulturesData.X26]))=0;&quot;&quot;;CONCATENATE([CulturesData.X$1];SUBSTITUTE(SUBSTITUTE(SUBSTITUTE([CulturesData.X26];&quot;e&quot;;&quot;EVERYMAN&quot;);&quot;r&quot;;&quot;RESTRICTED&quot;);&quot;o&quot;;&quot;OCCUPATIONAL&quot;);&quot;,&quot;))">
            <text:p/>
          </table:table-cell>
          <table:table-cell table:formula="of:=IF(LEN(TRIM([CulturesData.Y26]))=0;&quot;&quot;;CONCATENATE([CulturesData.Y$1];SUBSTITUTE(SUBSTITUTE(SUBSTITUTE([CulturesData.Y26];&quot;e&quot;;&quot;EVERYMAN&quot;);&quot;r&quot;;&quot;RESTRICTED&quot;);&quot;o&quot;;&quot;OCCUPATIONAL&quot;);&quot;,&quot;))">
            <text:p/>
          </table:table-cell>
          <table:table-cell table:formula="of:=IF(LEN(TRIM([CulturesData.Z26]))=0;&quot;&quot;;CONCATENATE([CulturesData.Z$1];SUBSTITUTE(SUBSTITUTE(SUBSTITUTE([CulturesData.Z26];&quot;e&quot;;&quot;EVERYMAN&quot;);&quot;r&quot;;&quot;RESTRICTED&quot;);&quot;o&quot;;&quot;OCCUPATIONAL&quot;);&quot;,&quot;))">
            <text:p/>
          </table:table-cell>
          <table:table-cell table:formula="of:=IF(LEN(TRIM([CulturesData.AA26]))=0;&quot;&quot;;CONCATENATE([CulturesData.AA$1];SUBSTITUTE(SUBSTITUTE(SUBSTITUTE([CulturesData.AA26];&quot;e&quot;;&quot;EVERYMAN&quot;);&quot;r&quot;;&quot;RESTRICTED&quot;);&quot;o&quot;;&quot;OCCUPATIONAL&quot;);&quot;,&quot;))" office:value-type="string" office:string-value="G1=1,">
            <text:p>G1=1,</text:p>
          </table:table-cell>
          <table:table-cell table:formula="of:=IF(LEN(TRIM([CulturesData.AB26]))=0;&quot;&quot;;CONCATENATE([CulturesData.AB$1];SUBSTITUTE(SUBSTITUTE(SUBSTITUTE([CulturesData.AB26];&quot;e&quot;;&quot;EVERYMAN&quot;);&quot;r&quot;;&quot;RESTRICTED&quot;);&quot;o&quot;;&quot;OCCUPATIONAL&quot;);&quot;,&quot;))">
            <text:p/>
          </table:table-cell>
          <table:table-cell table:formula="of:=IF(LEN(TRIM([CulturesData.AC26]))=0;&quot;&quot;;CONCATENATE([CulturesData.AC$1];SUBSTITUTE(SUBSTITUTE(SUBSTITUTE([CulturesData.AC26];&quot;e&quot;;&quot;EVERYMAN&quot;);&quot;r&quot;;&quot;RESTRICTED&quot;);&quot;o&quot;;&quot;OCCUPATIONAL&quot;);&quot;,&quot;))">
            <text:p/>
          </table:table-cell>
          <table:table-cell table:formula="of:=IF(LEN(TRIM([CulturesData.AD26]))=0;&quot;&quot;;CONCATENATE([CulturesData.AD$1];SUBSTITUTE(SUBSTITUTE(SUBSTITUTE([CulturesData.AD26];&quot;e&quot;;&quot;EVERYMAN&quot;);&quot;r&quot;;&quot;RESTRICTED&quot;);&quot;o&quot;;&quot;OCCUPATIONAL&quot;);&quot;,&quot;))" office:value-type="string" office:string-value="S5=1,">
            <text:p>S5=1,</text:p>
          </table:table-cell>
          <table:table-cell table:formula="of:=IF(LEN(TRIM([CulturesData.AE26]))=0;&quot;&quot;;CONCATENATE([CulturesData.AE$1];SUBSTITUTE(SUBSTITUTE(SUBSTITUTE([CulturesData.AE26];&quot;e&quot;;&quot;EVERYMAN&quot;);&quot;r&quot;;&quot;RESTRICTED&quot;);&quot;o&quot;;&quot;OCCUPATIONAL&quot;);&quot;,&quot;))" office:value-type="string" office:string-value="G2=2,">
            <text:p>G2=2,</text:p>
          </table:table-cell>
          <table:table-cell table:formula="of:=IF(LEN(TRIM([CulturesData.AF26]))=0;&quot;&quot;;CONCATENATE([CulturesData.AF$1];SUBSTITUTE(SUBSTITUTE(SUBSTITUTE([CulturesData.AF26];&quot;e&quot;;&quot;EVERYMAN&quot;);&quot;r&quot;;&quot;RESTRICTED&quot;);&quot;o&quot;;&quot;OCCUPATIONAL&quot;);&quot;,&quot;))" office:value-type="string" office:string-value="S14=2,">
            <text:p>S14=2,</text:p>
          </table:table-cell>
          <table:table-cell table:formula="of:=IF(LEN(TRIM([CulturesData.AG26]))=0;&quot;&quot;;CONCATENATE([CulturesData.AG$1];SUBSTITUTE(SUBSTITUTE(SUBSTITUTE([CulturesData.AG26];&quot;e&quot;;&quot;EVERYMAN&quot;);&quot;r&quot;;&quot;RESTRICTED&quot;);&quot;o&quot;;&quot;OCCUPATIONAL&quot;);&quot;,&quot;))">
            <text:p/>
          </table:table-cell>
          <table:table-cell table:formula="of:=IF(LEN(TRIM([CulturesData.AH26]))=0;&quot;&quot;;CONCATENATE([CulturesData.AH$1];SUBSTITUTE(SUBSTITUTE(SUBSTITUTE([CulturesData.AH26];&quot;e&quot;;&quot;EVERYMAN&quot;);&quot;r&quot;;&quot;RESTRICTED&quot;);&quot;o&quot;;&quot;OCCUPATIONAL&quot;);&quot;,&quot;))" office:value-type="string" office:string-value="S168=2,">
            <text:p>S168=2,</text:p>
          </table:table-cell>
          <table:table-cell table:formula="of:=IF(LEN(TRIM([CulturesData.AI26]))=0;&quot;&quot;;CONCATENATE([CulturesData.AI$1];SUBSTITUTE(SUBSTITUTE(SUBSTITUTE([CulturesData.AI26];&quot;e&quot;;&quot;EVERYMAN&quot;);&quot;r&quot;;&quot;RESTRICTED&quot;);&quot;o&quot;;&quot;OCCUPATIONAL&quot;);&quot;,&quot;))" office:value-type="string" office:string-value="G36=3,">
            <text:p>G36=3,</text:p>
          </table:table-cell>
          <table:table-cell table:formula="of:=IF(LEN(TRIM([CulturesData.AJ26]))=0;&quot;&quot;;CONCATENATE([CulturesData.AJ$1];SUBSTITUTE(SUBSTITUTE(SUBSTITUTE([CulturesData.AJ26];&quot;e&quot;;&quot;EVERYMAN&quot;);&quot;r&quot;;&quot;RESTRICTED&quot;);&quot;o&quot;;&quot;OCCUPATIONAL&quot;);&quot;,&quot;))">
            <text:p/>
          </table:table-cell>
          <table:table-cell table:formula="of:=IF(LEN(TRIM([CulturesData.AK26]))=0;&quot;&quot;;CONCATENATE([CulturesData.AK$1];SUBSTITUTE(SUBSTITUTE(SUBSTITUTE([CulturesData.AK26];&quot;e&quot;;&quot;EVERYMAN&quot;);&quot;r&quot;;&quot;RESTRICTED&quot;);&quot;o&quot;;&quot;OCCUPATIONAL&quot;);&quot;,&quot;))">
            <text:p/>
          </table:table-cell>
          <table:table-cell table:formula="of:=IF(LEN(TRIM([CulturesData.AL26]))=0;&quot;&quot;;CONCATENATE([CulturesData.AL$1];SUBSTITUTE(SUBSTITUTE(SUBSTITUTE([CulturesData.AL26];&quot;e&quot;;&quot;EVERYMAN&quot;);&quot;r&quot;;&quot;RESTRICTED&quot;);&quot;o&quot;;&quot;OCCUPATIONAL&quot;);&quot;,&quot;))">
            <text:p/>
          </table:table-cell>
          <table:table-cell table:formula="of:=IF(LEN(TRIM([CulturesData.AM26]))=0;&quot;&quot;;CONCATENATE([CulturesData.AM$1];SUBSTITUTE(SUBSTITUTE(SUBSTITUTE([CulturesData.AM26];&quot;e&quot;;&quot;EVERYMAN&quot;);&quot;r&quot;;&quot;RESTRICTED&quot;);&quot;o&quot;;&quot;OCCUPATIONAL&quot;);&quot;,&quot;))">
            <text:p/>
          </table:table-cell>
          <table:table-cell table:formula="of:=IF(LEN(TRIM([CulturesData.AN26]))=0;&quot;&quot;;CONCATENATE([CulturesData.AN$1];SUBSTITUTE(SUBSTITUTE(SUBSTITUTE([CulturesData.AN26];&quot;e&quot;;&quot;EVERYMAN&quot;);&quot;r&quot;;&quot;RESTRICTED&quot;);&quot;o&quot;;&quot;OCCUPATIONAL&quot;);&quot;,&quot;))" office:value-type="string" office:string-value="S155=RESTRICTED,">
            <text:p>S155=RESTRICTED,</text:p>
          </table:table-cell>
          <table:table-cell table:formula="of:=IF(LEN(TRIM([CulturesData.AO26]))=0;&quot;&quot;;CONCATENATE([CulturesData.AO$1];SUBSTITUTE(SUBSTITUTE(SUBSTITUTE([CulturesData.AO26];&quot;e&quot;;&quot;EVERYMAN&quot;);&quot;r&quot;;&quot;RESTRICTED&quot;);&quot;o&quot;;&quot;OCCUPATIONAL&quot;);&quot;,&quot;))" office:value-type="string" office:string-value="S154=RESTRICTED,">
            <text:p>S154=RESTRICTED,</text:p>
          </table:table-cell>
          <table:table-cell table:formula="of:=IF(LEN(TRIM([CulturesData.AP26]))=0;&quot;&quot;;CONCATENATE([CulturesData.AP$1];SUBSTITUTE(SUBSTITUTE(SUBSTITUTE([CulturesData.AP26];&quot;e&quot;;&quot;EVERYMAN&quot;);&quot;r&quot;;&quot;RESTRICTED&quot;);&quot;o&quot;;&quot;OCCUPATIONAL&quot;);&quot;,&quot;))" office:value-type="string" office:string-value="S64=2,">
            <text:p>S64=2,</text:p>
          </table:table-cell>
          <table:table-cell table:formula="of:=IF(LEN(TRIM([CulturesData.AQ26]))=0;&quot;&quot;;CONCATENATE([CulturesData.AQ$1];SUBSTITUTE(SUBSTITUTE(SUBSTITUTE([CulturesData.AQ26];&quot;e&quot;;&quot;EVERYMAN&quot;);&quot;r&quot;;&quot;RESTRICTED&quot;);&quot;o&quot;;&quot;OCCUPATIONAL&quot;);&quot;,&quot;))">
            <text:p/>
          </table:table-cell>
          <table:table-cell table:formula="of:=IF(LEN(TRIM([CulturesData.AR26]))=0;&quot;&quot;;CONCATENATE([CulturesData.AR$1];SUBSTITUTE(SUBSTITUTE(SUBSTITUTE([CulturesData.AR26];&quot;e&quot;;&quot;EVERYMAN&quot;);&quot;r&quot;;&quot;RESTRICTED&quot;);&quot;o&quot;;&quot;OCCUPATIONAL&quot;);&quot;,&quot;))" office:value-type="string" office:string-value="S503=RESTRICTED,">
            <text:p>S503=RESTRICTED,</text:p>
          </table:table-cell>
          <table:table-cell table:formula="of:=IF(LEN(TRIM([CulturesData.AS26]))=0;&quot;&quot;;CONCATENATE([CulturesData.AS$1];SUBSTITUTE(SUBSTITUTE(SUBSTITUTE([CulturesData.AS26];&quot;e&quot;;&quot;EVERYMAN&quot;);&quot;r&quot;;&quot;RESTRICTED&quot;);&quot;o&quot;;&quot;OCCUPATIONAL&quot;);&quot;,&quot;))" office:value-type="string" office:string-value="S504=RESTRICTED,">
            <text:p>S504=RESTRICTED,</text:p>
          </table:table-cell>
          <table:table-cell table:formula="of:=IF(LEN(TRIM([CulturesData.AT26]))=0;&quot;&quot;;CONCATENATE([CulturesData.AT$1];SUBSTITUTE(SUBSTITUTE(SUBSTITUTE([CulturesData.AT26];&quot;e&quot;;&quot;EVERYMAN&quot;);&quot;r&quot;;&quot;RESTRICTED&quot;);&quot;o&quot;;&quot;OCCUPATIONAL&quot;);&quot;,&quot;))" office:value-type="string" office:string-value="S53=RESTRICTED,">
            <text:p>S53=RESTRICTED,</text:p>
          </table:table-cell>
          <table:table-cell table:formula="of:=IF(LEN(TRIM([CulturesData.AU26]))=0;&quot;&quot;;CONCATENATE([CulturesData.AU$1];SUBSTITUTE(SUBSTITUTE(SUBSTITUTE([CulturesData.AU26];&quot;e&quot;;&quot;EVERYMAN&quot;);&quot;r&quot;;&quot;RESTRICTED&quot;);&quot;o&quot;;&quot;OCCUPATIONAL&quot;);&quot;,&quot;))" office:value-type="string" office:string-value="S54=RESTRICTED,">
            <text:p>S54=RESTRICTED,</text:p>
          </table:table-cell>
          <table:table-cell table:formula="of:=IF(LEN(TRIM([CulturesData.AV26]))=0;&quot;&quot;;CONCATENATE([CulturesData.AV$1];SUBSTITUTE(SUBSTITUTE(SUBSTITUTE([CulturesData.AV26];&quot;e&quot;;&quot;EVERYMAN&quot;);&quot;r&quot;;&quot;RESTRICTED&quot;);&quot;o&quot;;&quot;OCCUPATIONAL&quot;);&quot;,&quot;))" office:value-type="string" office:string-value="G8=1,">
            <text:p>G8=1,</text:p>
          </table:table-cell>
          <table:table-cell table:formula="of:=IF(LEN(TRIM([CulturesData.AW26]))=0;&quot;&quot;;CONCATENATE([CulturesData.AW$1];SUBSTITUTE(SUBSTITUTE(SUBSTITUTE([CulturesData.AW26];&quot;e&quot;;&quot;EVERYMAN&quot;);&quot;r&quot;;&quot;RESTRICTED&quot;);&quot;o&quot;;&quot;OCCUPATIONAL&quot;);&quot;,&quot;))" office:value-type="string" office:string-value="S463=6,">
            <text:p>S463=6,</text:p>
          </table:table-cell>
          <table:table-cell table:formula="of:=IF(LEN(TRIM([CulturesData.AX26]))=0;&quot;&quot;;CONCATENATE([CulturesData.AX$1];SUBSTITUTE(SUBSTITUTE(SUBSTITUTE([CulturesData.AX26];&quot;e&quot;;&quot;EVERYMAN&quot;);&quot;r&quot;;&quot;RESTRICTED&quot;);&quot;o&quot;;&quot;OCCUPATIONAL&quot;);&quot;,&quot;))" office:value-type="string" office:string-value="S464=6,">
            <text:p>S464=6,</text:p>
          </table:table-cell>
          <table:table-cell table:formula="of:=IF(LEN(TRIM([CulturesData.AY26]))=0;&quot;&quot;;CONCATENATE([CulturesData.AY$1];SUBSTITUTE(SUBSTITUTE(SUBSTITUTE([CulturesData.AY26];&quot;e&quot;;&quot;EVERYMAN&quot;);&quot;r&quot;;&quot;RESTRICTED&quot;);&quot;o&quot;;&quot;OCCUPATIONAL&quot;);&quot;,&quot;))">
            <text:p/>
          </table:table-cell>
          <table:table-cell table:formula="of:=IF(LEN(TRIM([CulturesData.AZ26]))=0;&quot;&quot;;CONCATENATE([CulturesData.AZ$1];SUBSTITUTE(SUBSTITUTE(SUBSTITUTE([CulturesData.AZ26];&quot;e&quot;;&quot;EVERYMAN&quot;);&quot;r&quot;;&quot;RESTRICTED&quot;);&quot;o&quot;;&quot;OCCUPATIONAL&quot;);&quot;,&quot;))">
            <text:p/>
          </table:table-cell>
          <table:table-cell table:formula="of:=IF(LEN(TRIM([CulturesData.BA26]))=0;&quot;&quot;;CONCATENATE([CulturesData.BA$1];SUBSTITUTE(SUBSTITUTE(SUBSTITUTE([CulturesData.BA26];&quot;e&quot;;&quot;EVERYMAN&quot;);&quot;r&quot;;&quot;RESTRICTED&quot;);&quot;o&quot;;&quot;OCCUPATIONAL&quot;);&quot;,&quot;))">
            <text:p/>
          </table:table-cell>
          <table:table-cell table:formula="of:=IF(LEN(TRIM([CulturesData.BB26]))=0;&quot;&quot;;CONCATENATE([CulturesData.BB$1];SUBSTITUTE(SUBSTITUTE(SUBSTITUTE([CulturesData.BB26];&quot;e&quot;;&quot;EVERYMAN&quot;);&quot;r&quot;;&quot;RESTRICTED&quot;);&quot;o&quot;;&quot;OCCUPATIONAL&quot;);&quot;,&quot;))">
            <text:p/>
          </table:table-cell>
          <table:table-cell table:formula="of:=IF(LEN(TRIM([CulturesData.BC26]))=0;&quot;&quot;;CONCATENATE([CulturesData.BC$1];SUBSTITUTE(SUBSTITUTE(SUBSTITUTE([CulturesData.BC26];&quot;e&quot;;&quot;EVERYMAN&quot;);&quot;r&quot;;&quot;RESTRICTED&quot;);&quot;o&quot;;&quot;OCCUPATIONAL&quot;);&quot;,&quot;))">
            <text:p/>
          </table:table-cell>
          <table:table-cell table:formula="of:=IF(LEN(TRIM([CulturesData.BD26]))=0;&quot;&quot;;CONCATENATE([CulturesData.BD$1];SUBSTITUTE(SUBSTITUTE(SUBSTITUTE([CulturesData.BD26];&quot;e&quot;;&quot;EVERYMAN&quot;);&quot;r&quot;;&quot;RESTRICTED&quot;);&quot;o&quot;;&quot;OCCUPATIONAL&quot;);&quot;,&quot;))">
            <text:p/>
          </table:table-cell>
          <table:table-cell table:formula="of:=IF(LEN(TRIM([CulturesData.BE26]))=0;&quot;&quot;;CONCATENATE([CulturesData.BE$1];SUBSTITUTE(SUBSTITUTE(SUBSTITUTE([CulturesData.BE26];&quot;e&quot;;&quot;EVERYMAN&quot;);&quot;r&quot;;&quot;RESTRICTED&quot;);&quot;o&quot;;&quot;OCCUPATIONAL&quot;);&quot;,&quot;))">
            <text:p/>
          </table:table-cell>
          <table:table-cell table:formula="of:=IF(LEN(TRIM([CulturesData.BF26]))=0;&quot;&quot;;CONCATENATE([CulturesData.BF$1];SUBSTITUTE(SUBSTITUTE(SUBSTITUTE([CulturesData.BF26];&quot;e&quot;;&quot;EVERYMAN&quot;);&quot;r&quot;;&quot;RESTRICTED&quot;);&quot;o&quot;;&quot;OCCUPATIONAL&quot;);&quot;,&quot;))">
            <text:p/>
          </table:table-cell>
          <table:table-cell table:formula="of:=IF(LEN(TRIM([CulturesData.BG26]))=0;&quot;&quot;;CONCATENATE([CulturesData.BG$1];SUBSTITUTE(SUBSTITUTE(SUBSTITUTE([CulturesData.BG26];&quot;e&quot;;&quot;EVERYMAN&quot;);&quot;r&quot;;&quot;RESTRICTED&quot;);&quot;o&quot;;&quot;OCCUPATIONAL&quot;);&quot;,&quot;))">
            <text:p/>
          </table:table-cell>
          <table:table-cell table:formula="of:=IF(LEN(TRIM([CulturesData.BH26]))=0;&quot;&quot;;CONCATENATE([CulturesData.BH$1];SUBSTITUTE(SUBSTITUTE(SUBSTITUTE([CulturesData.BH26];&quot;e&quot;;&quot;EVERYMAN&quot;);&quot;r&quot;;&quot;RESTRICTED&quot;);&quot;o&quot;;&quot;OCCUPATIONAL&quot;);&quot;,&quot;))">
            <text:p/>
          </table:table-cell>
          <table:table-cell table:formula="of:=IF(LEN(TRIM([CulturesData.BI26]))=0;&quot;&quot;;CONCATENATE([CulturesData.BI$1];SUBSTITUTE(SUBSTITUTE(SUBSTITUTE([CulturesData.BI26];&quot;e&quot;;&quot;EVERYMAN&quot;);&quot;r&quot;;&quot;RESTRICTED&quot;);&quot;o&quot;;&quot;OCCUPATIONAL&quot;);&quot;,&quot;))">
            <text:p/>
          </table:table-cell>
          <table:table-cell table:formula="of:=IF(LEN(TRIM([CulturesData.BJ26]))=0;&quot;&quot;;CONCATENATE([CulturesData.BJ$1];SUBSTITUTE(SUBSTITUTE(SUBSTITUTE([CulturesData.BJ26];&quot;e&quot;;&quot;EVERYMAN&quot;);&quot;r&quot;;&quot;RESTRICTED&quot;);&quot;o&quot;;&quot;OCCUPATIONAL&quot;);&quot;,&quot;))">
            <text:p/>
          </table:table-cell>
          <table:table-cell table:formula="of:=IF(LEN(TRIM([CulturesData.BK26]))=0;&quot;&quot;;CONCATENATE([CulturesData.BK$1];SUBSTITUTE(SUBSTITUTE(SUBSTITUTE([CulturesData.BK26];&quot;e&quot;;&quot;EVERYMAN&quot;);&quot;r&quot;;&quot;RESTRICTED&quot;);&quot;o&quot;;&quot;OCCUPATIONAL&quot;);&quot;,&quot;))">
            <text:p/>
          </table:table-cell>
          <table:table-cell table:formula="of:=IF(LEN(TRIM([CulturesData.BL26]))=0;&quot;&quot;;CONCATENATE([CulturesData.BL$1];SUBSTITUTE(SUBSTITUTE(SUBSTITUTE([CulturesData.BL26];&quot;e&quot;;&quot;EVERYMAN&quot;);&quot;r&quot;;&quot;RESTRICTED&quot;);&quot;o&quot;;&quot;OCCUPATIONAL&quot;);&quot;,&quot;))">
            <text:p/>
          </table:table-cell>
          <table:table-cell table:formula="of:=IF(LEN(TRIM([CulturesData.BM26]))=0;&quot;&quot;;CONCATENATE([CulturesData.BM$1];SUBSTITUTE(SUBSTITUTE(SUBSTITUTE([CulturesData.BM26];&quot;e&quot;;&quot;EVERYMAN&quot;);&quot;r&quot;;&quot;RESTRICTED&quot;);&quot;o&quot;;&quot;OCCUPATIONAL&quot;);&quot;,&quot;))">
            <text:p/>
          </table:table-cell>
          <table:table-cell table:formula="of:=IF(LEN(TRIM([CulturesData.BN26]))=0;&quot;&quot;;CONCATENATE([CulturesData.BN$1];SUBSTITUTE(SUBSTITUTE(SUBSTITUTE([CulturesData.BN26];&quot;e&quot;;&quot;EVERYMAN&quot;);&quot;r&quot;;&quot;RESTRICTED&quot;);&quot;o&quot;;&quot;OCCUPATIONAL&quot;);&quot;,&quot;))">
            <text:p/>
          </table:table-cell>
          <table:table-cell table:formula="of:=IF(LEN(TRIM([CulturesData.BO26]))=0;&quot;&quot;;CONCATENATE([CulturesData.BO$1];SUBSTITUTE(SUBSTITUTE(SUBSTITUTE([CulturesData.BO26];&quot;e&quot;;&quot;EVERYMAN&quot;);&quot;r&quot;;&quot;RESTRICTED&quot;);&quot;o&quot;;&quot;OCCUPATIONAL&quot;);&quot;,&quot;))">
            <text:p/>
          </table:table-cell>
          <table:table-cell table:formula="of:=IF(LEN(TRIM([CulturesData.BP26]))=0;&quot;&quot;;CONCATENATE([CulturesData.BP$1];SUBSTITUTE(SUBSTITUTE(SUBSTITUTE([CulturesData.BP26];&quot;e&quot;;&quot;EVERYMAN&quot;);&quot;r&quot;;&quot;RESTRICTED&quot;);&quot;o&quot;;&quot;OCCUPATIONAL&quot;);&quot;,&quot;))">
            <text:p/>
          </table:table-cell>
          <table:table-cell table:formula="of:=IF(LEN(TRIM([CulturesData.BQ26]))=0;&quot;&quot;;CONCATENATE([CulturesData.BQ$1];SUBSTITUTE(SUBSTITUTE(SUBSTITUTE([CulturesData.BQ26];&quot;e&quot;;&quot;EVERYMAN&quot;);&quot;r&quot;;&quot;RESTRICTED&quot;);&quot;o&quot;;&quot;OCCUPATIONAL&quot;);&quot;,&quot;))">
            <text:p/>
          </table:table-cell>
          <table:table-cell table:formula="of:=IF(LEN(TRIM([CulturesData.BR26]))=0;&quot;&quot;;CONCATENATE([CulturesData.BR$1];SUBSTITUTE(SUBSTITUTE(SUBSTITUTE([CulturesData.BR26];&quot;e&quot;;&quot;EVERYMAN&quot;);&quot;r&quot;;&quot;RESTRICTED&quot;);&quot;o&quot;;&quot;OCCUPATIONAL&quot;);&quot;,&quot;))">
            <text:p/>
          </table:table-cell>
          <table:table-cell table:formula="of:=IF(LEN(TRIM([CulturesData.BS26]))=0;&quot;&quot;;CONCATENATE([CulturesData.BS$1];SUBSTITUTE(SUBSTITUTE(SUBSTITUTE([CulturesData.BS26];&quot;e&quot;;&quot;EVERYMAN&quot;);&quot;r&quot;;&quot;RESTRICTED&quot;);&quot;o&quot;;&quot;OCCUPATIONAL&quot;);&quot;,&quot;))">
            <text:p/>
          </table:table-cell>
          <table:table-cell table:formula="of:=IF(LEN(TRIM([CulturesData.BT26]))=0;&quot;&quot;;CONCATENATE([CulturesData.BT$1];SUBSTITUTE(SUBSTITUTE(SUBSTITUTE([CulturesData.BT26];&quot;e&quot;;&quot;EVERYMAN&quot;);&quot;r&quot;;&quot;RESTRICTED&quot;);&quot;o&quot;;&quot;OCCUPATIONAL&quot;);&quot;,&quot;))">
            <text:p/>
          </table:table-cell>
          <table:table-cell table:formula="of:=IF(LEN(TRIM([CulturesData.BU26]))=0;&quot;&quot;;CONCATENATE([CulturesData.BU$1];SUBSTITUTE(SUBSTITUTE(SUBSTITUTE([CulturesData.BU26];&quot;e&quot;;&quot;EVERYMAN&quot;);&quot;r&quot;;&quot;RESTRICTED&quot;);&quot;o&quot;;&quot;OCCUPATIONAL&quot;);&quot;,&quot;))">
            <text:p/>
          </table:table-cell>
          <table:table-cell table:formula="of:=IF(LEN(TRIM([CulturesData.BV26]))=0;&quot;&quot;;CONCATENATE([CulturesData.BV$1];SUBSTITUTE(SUBSTITUTE(SUBSTITUTE([CulturesData.BV26];&quot;e&quot;;&quot;EVERYMAN&quot;);&quot;r&quot;;&quot;RESTRICTED&quot;);&quot;o&quot;;&quot;OCCUPATIONAL&quot;);&quot;,&quot;))">
            <text:p/>
          </table:table-cell>
          <table:table-cell table:formula="of:=IF(LEN(TRIM([CulturesData.BW26]))=0;&quot;&quot;;CONCATENATE([CulturesData.BW$1];SUBSTITUTE(SUBSTITUTE(SUBSTITUTE([CulturesData.BW26];&quot;e&quot;;&quot;EVERYMAN&quot;);&quot;r&quot;;&quot;RESTRICTED&quot;);&quot;o&quot;;&quot;OCCUPATIONAL&quot;);&quot;,&quot;))">
            <text:p/>
          </table:table-cell>
          <table:table-cell table:formula="of:=IF(LEN(TRIM([CulturesData.BX26]))=0;&quot;&quot;;CONCATENATE([CulturesData.BX$1];SUBSTITUTE(SUBSTITUTE(SUBSTITUTE([CulturesData.BX26];&quot;e&quot;;&quot;EVERYMAN&quot;);&quot;r&quot;;&quot;RESTRICTED&quot;);&quot;o&quot;;&quot;OCCUPATIONAL&quot;);&quot;,&quot;))">
            <text:p/>
          </table:table-cell>
          <table:table-cell table:formula="of:=IF(LEN(TRIM([CulturesData.BY26]))=0;&quot;&quot;;CONCATENATE([CulturesData.BY$1];SUBSTITUTE(SUBSTITUTE(SUBSTITUTE([CulturesData.BY26];&quot;e&quot;;&quot;EVERYMAN&quot;);&quot;r&quot;;&quot;RESTRICTED&quot;);&quot;o&quot;;&quot;OCCUPATIONAL&quot;);&quot;,&quot;))">
            <text:p/>
          </table:table-cell>
          <table:table-cell table:formula="of:=IF(LEN(TRIM([CulturesData.BZ26]))=0;&quot;&quot;;CONCATENATE([CulturesData.BZ$1];SUBSTITUTE(SUBSTITUTE(SUBSTITUTE([CulturesData.BZ26];&quot;e&quot;;&quot;EVERYMAN&quot;);&quot;r&quot;;&quot;RESTRICTED&quot;);&quot;o&quot;;&quot;OCCUPATIONAL&quot;);&quot;,&quot;))">
            <text:p/>
          </table:table-cell>
          <table:table-cell table:formula="of:=IF(LEN(TRIM([CulturesData.CA26]))=0;&quot;&quot;;CONCATENATE([CulturesData.CA$1];SUBSTITUTE(SUBSTITUTE(SUBSTITUTE([CulturesData.CA26];&quot;e&quot;;&quot;EVERYMAN&quot;);&quot;r&quot;;&quot;RESTRICTED&quot;);&quot;o&quot;;&quot;OCCUPATIONAL&quot;);&quot;,&quot;))">
            <text:p/>
          </table:table-cell>
          <table:table-cell table:formula="of:=IF(LEN(TRIM([CulturesData.CB26]))=0;&quot;&quot;;CONCATENATE([CulturesData.CB$1];SUBSTITUTE(SUBSTITUTE(SUBSTITUTE([CulturesData.CB26];&quot;e&quot;;&quot;EVERYMAN&quot;);&quot;r&quot;;&quot;RESTRICTED&quot;);&quot;o&quot;;&quot;OCCUPATIONAL&quot;);&quot;,&quot;))">
            <text:p/>
          </table:table-cell>
          <table:table-cell table:formula="of:=IF(LEN(TRIM([CulturesData.CC26]))=0;&quot;&quot;;CONCATENATE([CulturesData.CC$1];SUBSTITUTE(SUBSTITUTE(SUBSTITUTE([CulturesData.CC26];&quot;e&quot;;&quot;EVERYMAN&quot;);&quot;r&quot;;&quot;RESTRICTED&quot;);&quot;o&quot;;&quot;OCCUPATIONAL&quot;);&quot;,&quot;))">
            <text:p/>
          </table:table-cell>
          <table:table-cell table:formula="of:=IF(LEN(TRIM([CulturesData.CD26]))=0;&quot;&quot;;CONCATENATE([CulturesData.CD$1];SUBSTITUTE(SUBSTITUTE(SUBSTITUTE([CulturesData.CD26];&quot;e&quot;;&quot;EVERYMAN&quot;);&quot;r&quot;;&quot;RESTRICTED&quot;);&quot;o&quot;;&quot;OCCUPATIONAL&quot;);&quot;,&quot;))">
            <text:p/>
          </table:table-cell>
          <table:table-cell table:formula="of:=IF(LEN(TRIM([CulturesData.CE26]))=0;&quot;&quot;;CONCATENATE([CulturesData.CE$1];SUBSTITUTE(SUBSTITUTE(SUBSTITUTE([CulturesData.CE26];&quot;e&quot;;&quot;EVERYMAN&quot;);&quot;r&quot;;&quot;RESTRICTED&quot;);&quot;o&quot;;&quot;OCCUPATIONAL&quot;);&quot;,&quot;))" office:value-type="string" office:string-value="S497=7,">
            <text:p>S497=7,</text:p>
          </table:table-cell>
          <table:table-cell table:formula="of:=IF(LEN(TRIM([CulturesData.CF26]))=0;&quot;&quot;;CONCATENATE([CulturesData.CF$1];SUBSTITUTE(SUBSTITUTE(SUBSTITUTE([CulturesData.CF26];&quot;e&quot;;&quot;EVERYMAN&quot;);&quot;r&quot;;&quot;RESTRICTED&quot;);&quot;o&quot;;&quot;OCCUPATIONAL&quot;);&quot;,&quot;))" office:value-type="string" office:string-value="S498=7,">
            <text:p>S498=7,</text:p>
          </table:table-cell>
          <table:table-cell table:formula="of:=IF(LEN(TRIM([CulturesData.CG26]))=0;&quot;&quot;;CONCATENATE([CulturesData.CG$1];SUBSTITUTE(SUBSTITUTE(SUBSTITUTE([CulturesData.CG26];&quot;e&quot;;&quot;EVERYMAN&quot;);&quot;r&quot;;&quot;RESTRICTED&quot;);&quot;o&quot;;&quot;OCCUPATIONAL&quot;);&quot;,&quot;))">
            <text:p/>
          </table:table-cell>
          <table:table-cell table:formula="of:=IF(LEN(TRIM([CulturesData.CH26]))=0;&quot;&quot;;CONCATENATE([CulturesData.CH$1];SUBSTITUTE(SUBSTITUTE(SUBSTITUTE([CulturesData.CH26];&quot;e&quot;;&quot;EVERYMAN&quot;);&quot;r&quot;;&quot;RESTRICTED&quot;);&quot;o&quot;;&quot;OCCUPATIONAL&quot;);&quot;,&quot;))">
            <text:p/>
          </table:table-cell>
          <table:table-cell table:formula="of:=IF(LEN(TRIM([CulturesData.CI26]))=0;&quot;&quot;;CONCATENATE([CulturesData.CI$1];SUBSTITUTE(SUBSTITUTE(SUBSTITUTE([CulturesData.CI26];&quot;e&quot;;&quot;EVERYMAN&quot;);&quot;r&quot;;&quot;RESTRICTED&quot;);&quot;o&quot;;&quot;OCCUPATIONAL&quot;);&quot;,&quot;))">
            <text:p/>
          </table:table-cell>
          <table:table-cell table:formula="of:=IF(LEN(TRIM([CulturesData.CJ26]))=0;&quot;&quot;;CONCATENATE([CulturesData.CJ$1];SUBSTITUTE(SUBSTITUTE(SUBSTITUTE([CulturesData.CJ26];&quot;e&quot;;&quot;EVERYMAN&quot;);&quot;r&quot;;&quot;RESTRICTED&quot;);&quot;o&quot;;&quot;OCCUPATIONAL&quot;);&quot;,&quot;))">
            <text:p/>
          </table:table-cell>
          <table:table-cell table:formula="of:=IF(LEN(TRIM([CulturesData.CK26]))=0;&quot;&quot;;CONCATENATE([CulturesData.CK$1];SUBSTITUTE(SUBSTITUTE(SUBSTITUTE([CulturesData.CK26];&quot;e&quot;;&quot;EVERYMAN&quot;);&quot;r&quot;;&quot;RESTRICTED&quot;);&quot;o&quot;;&quot;OCCUPATIONAL&quot;);&quot;,&quot;))" office:value-type="string" office:string-value="S61=RESTRICTED,">
            <text:p>S61=RESTRICTED,</text:p>
          </table:table-cell>
          <table:table-cell table:formula="of:=IF(LEN(TRIM([CulturesData.CL26]))=0;&quot;&quot;;CONCATENATE([CulturesData.CL$1];SUBSTITUTE(SUBSTITUTE(SUBSTITUTE([CulturesData.CL26];&quot;e&quot;;&quot;EVERYMAN&quot;);&quot;r&quot;;&quot;RESTRICTED&quot;);&quot;o&quot;;&quot;OCCUPATIONAL&quot;);&quot;,&quot;))">
            <text:p/>
          </table:table-cell>
          <table:table-cell table:formula="of:=IF(LEN(TRIM([CulturesData.CM26]))=0;&quot;&quot;;CONCATENATE([CulturesData.CM$1];SUBSTITUTE(SUBSTITUTE(SUBSTITUTE([CulturesData.CM26];&quot;e&quot;;&quot;EVERYMAN&quot;);&quot;r&quot;;&quot;RESTRICTED&quot;);&quot;o&quot;;&quot;OCCUPATIONAL&quot;);&quot;,&quot;))">
            <text:p/>
          </table:table-cell>
          <table:table-cell table:formula="of:=IF(LEN(TRIM([CulturesData.CN26]))=0;&quot;&quot;;CONCATENATE([CulturesData.CN$1];SUBSTITUTE(SUBSTITUTE(SUBSTITUTE([CulturesData.CN26];&quot;e&quot;;&quot;EVERYMAN&quot;);&quot;r&quot;;&quot;RESTRICTED&quot;);&quot;o&quot;;&quot;OCCUPATIONAL&quot;);&quot;,&quot;))">
            <text:p/>
          </table:table-cell>
          <table:table-cell table:formula="of:=IF(LEN(TRIM([CulturesData.CO26]))=0;&quot;&quot;;CONCATENATE([CulturesData.CO$1];SUBSTITUTE(SUBSTITUTE(SUBSTITUTE([CulturesData.CO26];&quot;e&quot;;&quot;EVERYMAN&quot;);&quot;r&quot;;&quot;RESTRICTED&quot;);&quot;o&quot;;&quot;OCCUPATIONAL&quot;);&quot;,&quot;))">
            <text:p/>
          </table:table-cell>
          <table:table-cell table:formula="of:=IF(LEN(TRIM([CulturesData.CP26]))=0;&quot;&quot;;CONCATENATE([CulturesData.CP$1];SUBSTITUTE(SUBSTITUTE(SUBSTITUTE([CulturesData.CP26];&quot;e&quot;;&quot;EVERYMAN&quot;);&quot;r&quot;;&quot;RESTRICTED&quot;);&quot;o&quot;;&quot;OCCUPATIONAL&quot;);&quot;,&quot;))">
            <text:p/>
          </table:table-cell>
          <table:table-cell table:formula="of:=IF(LEN(TRIM([CulturesData.CQ26]))=0;&quot;&quot;;CONCATENATE([CulturesData.CQ$1];SUBSTITUTE(SUBSTITUTE(SUBSTITUTE([CulturesData.CQ26];&quot;e&quot;;&quot;EVERYMAN&quot;);&quot;r&quot;;&quot;RESTRICTED&quot;);&quot;o&quot;;&quot;OCCUPATIONAL&quot;);&quot;,&quot;))">
            <text:p/>
          </table:table-cell>
          <table:table-cell table:formula="of:=IF(LEN(TRIM([CulturesData.CR26]))=0;&quot;&quot;;CONCATENATE([CulturesData.CR$1];SUBSTITUTE(SUBSTITUTE(SUBSTITUTE([CulturesData.CR26];&quot;e&quot;;&quot;EVERYMAN&quot;);&quot;r&quot;;&quot;RESTRICTED&quot;);&quot;o&quot;;&quot;OCCUPATIONAL&quot;);&quot;,&quot;))">
            <text:p/>
          </table:table-cell>
          <table:table-cell table:formula="of:=IF(LEN(TRIM([CulturesData.CS26]))=0;&quot;&quot;;CONCATENATE([CulturesData.CS$1];SUBSTITUTE(SUBSTITUTE(SUBSTITUTE([CulturesData.CS26];&quot;e&quot;;&quot;EVERYMAN&quot;);&quot;r&quot;;&quot;RESTRICTED&quot;);&quot;o&quot;;&quot;OCCUPATIONAL&quot;);&quot;,&quot;))">
            <text:p/>
          </table:table-cell>
          <table:table-cell table:formula="of:=IF(LEN(TRIM([CulturesData.CT26]))=0;&quot;&quot;;CONCATENATE([CulturesData.CT$1];SUBSTITUTE(SUBSTITUTE(SUBSTITUTE([CulturesData.CT26];&quot;e&quot;;&quot;EVERYMAN&quot;);&quot;r&quot;;&quot;RESTRICTED&quot;);&quot;o&quot;;&quot;OCCUPATIONAL&quot;);&quot;,&quot;))">
            <text:p/>
          </table:table-cell>
          <table:table-cell table:formula="of:=IF(LEN(TRIM([CulturesData.CU26]))=0;&quot;&quot;;CONCATENATE([CulturesData.CU$1];SUBSTITUTE(SUBSTITUTE(SUBSTITUTE([CulturesData.CU26];&quot;e&quot;;&quot;EVERYMAN&quot;);&quot;r&quot;;&quot;RESTRICTED&quot;);&quot;o&quot;;&quot;OCCUPATIONAL&quot;);&quot;,&quot;))">
            <text:p/>
          </table:table-cell>
          <table:table-cell table:formula="of:=IF(LEN(TRIM([CulturesData.CV26]))=0;&quot;&quot;;CONCATENATE([CulturesData.CV$1];SUBSTITUTE(SUBSTITUTE(SUBSTITUTE([CulturesData.CV26];&quot;e&quot;;&quot;EVERYMAN&quot;);&quot;r&quot;;&quot;RESTRICTED&quot;);&quot;o&quot;;&quot;OCCUPATIONAL&quot;);&quot;,&quot;))">
            <text:p/>
          </table:table-cell>
          <table:table-cell table:formula="of:=IF(LEN(TRIM([CulturesData.CW26]))=0;&quot;&quot;;CONCATENATE([CulturesData.CW$1];SUBSTITUTE(SUBSTITUTE(SUBSTITUTE([CulturesData.CW26];&quot;e&quot;;&quot;EVERYMAN&quot;);&quot;r&quot;;&quot;RESTRICTED&quot;);&quot;o&quot;;&quot;OCCUPATIONAL&quot;);&quot;,&quot;))">
            <text:p/>
          </table:table-cell>
          <table:table-cell table:formula="of:=IF(LEN(TRIM([CulturesData.CX26]))=0;&quot;&quot;;CONCATENATE([CulturesData.CX$1];SUBSTITUTE(SUBSTITUTE(SUBSTITUTE([CulturesData.CX26];&quot;e&quot;;&quot;EVERYMAN&quot;);&quot;r&quot;;&quot;RESTRICTED&quot;);&quot;o&quot;;&quot;OCCUPATIONAL&quot;);&quot;,&quot;))">
            <text:p/>
          </table:table-cell>
          <table:table-cell table:formula="of:=IF(LEN(TRIM([CulturesData.CY26]))=0;&quot;&quot;;CONCATENATE([CulturesData.CY$1];SUBSTITUTE(SUBSTITUTE(SUBSTITUTE([CulturesData.CY26];&quot;e&quot;;&quot;EVERYMAN&quot;);&quot;r&quot;;&quot;RESTRICTED&quot;);&quot;o&quot;;&quot;OCCUPATIONAL&quot;);&quot;,&quot;))">
            <text:p/>
          </table:table-cell>
          <table:table-cell table:formula="of:=IF(LEN(TRIM([CulturesData.CZ26]))=0;&quot;&quot;;CONCATENATE([CulturesData.CZ$1];SUBSTITUTE(SUBSTITUTE(SUBSTITUTE([CulturesData.CZ26];&quot;e&quot;;&quot;EVERYMAN&quot;);&quot;r&quot;;&quot;RESTRICTED&quot;);&quot;o&quot;;&quot;OCCUPATIONAL&quot;);&quot;,&quot;))">
            <text:p/>
          </table:table-cell>
          <table:table-cell table:formula="of:=IF(LEN(TRIM([CulturesData.DA26]))=0;&quot;&quot;;CONCATENATE([CulturesData.DA$1];SUBSTITUTE(SUBSTITUTE(SUBSTITUTE([CulturesData.DA26];&quot;e&quot;;&quot;EVERYMAN&quot;);&quot;r&quot;;&quot;RESTRICTED&quot;);&quot;o&quot;;&quot;OCCUPATIONAL&quot;);&quot;,&quot;))" office:value-type="string" office:string-value="S33=EVERYMAN,">
            <text:p>S33=EVERYMAN,</text:p>
          </table:table-cell>
          <table:table-cell table:formula="of:=IF(LEN(TRIM([CulturesData.DB26]))=0;&quot;&quot;;CONCATENATE([CulturesData.DB$1];SUBSTITUTE(SUBSTITUTE(SUBSTITUTE([CulturesData.DB26];&quot;e&quot;;&quot;EVERYMAN&quot;);&quot;r&quot;;&quot;RESTRICTED&quot;);&quot;o&quot;;&quot;OCCUPATIONAL&quot;);&quot;,&quot;))">
            <text:p/>
          </table:table-cell>
          <table:table-cell table:formula="of:=IF(LEN(TRIM([CulturesData.DC26]))=0;&quot;&quot;;CONCATENATE([CulturesData.DC$1];SUBSTITUTE(SUBSTITUTE(SUBSTITUTE([CulturesData.DC26];&quot;e&quot;;&quot;EVERYMAN&quot;);&quot;r&quot;;&quot;RESTRICTED&quot;);&quot;o&quot;;&quot;OCCUPATIONAL&quot;);&quot;,&quot;))">
            <text:p/>
          </table:table-cell>
          <table:table-cell table:formula="of:=IF(LEN(TRIM([CulturesData.DD26]))=0;&quot;&quot;;CONCATENATE([CulturesData.DD$1];SUBSTITUTE(SUBSTITUTE(SUBSTITUTE([CulturesData.DD26];&quot;e&quot;;&quot;EVERYMAN&quot;);&quot;r&quot;;&quot;RESTRICTED&quot;);&quot;o&quot;;&quot;OCCUPATIONAL&quot;);&quot;,&quot;))">
            <text:p/>
          </table:table-cell>
          <table:table-cell table:formula="of:=IF(LEN(TRIM([CulturesData.DE26]))=0;&quot;&quot;;CONCATENATE([CulturesData.DE$1];SUBSTITUTE(SUBSTITUTE(SUBSTITUTE([CulturesData.DE26];&quot;e&quot;;&quot;EVERYMAN&quot;);&quot;r&quot;;&quot;RESTRICTED&quot;);&quot;o&quot;;&quot;OCCUPATIONAL&quot;);&quot;,&quot;))">
            <text:p/>
          </table:table-cell>
          <table:table-cell table:formula="of:=IF(LEN(TRIM([CulturesData.DF26]))=0;&quot;&quot;;CONCATENATE([CulturesData.DF$1];SUBSTITUTE(SUBSTITUTE(SUBSTITUTE([CulturesData.DF26];&quot;e&quot;;&quot;EVERYMAN&quot;);&quot;r&quot;;&quot;RESTRICTED&quot;);&quot;o&quot;;&quot;OCCUPATIONAL&quot;);&quot;,&quot;))" office:value-type="string" office:string-value="G37=3,">
            <text:p>G37=3,</text:p>
          </table:table-cell>
          <table:table-cell table:formula="of:=IF(LEN(TRIM([CulturesData.DG26]))=0;&quot;&quot;;CONCATENATE([CulturesData.DG$1];SUBSTITUTE(SUBSTITUTE(SUBSTITUTE([CulturesData.DG26];&quot;e&quot;;&quot;EVERYMAN&quot;);&quot;r&quot;;&quot;RESTRICTED&quot;);&quot;o&quot;;&quot;OCCUPATIONAL&quot;);&quot;,&quot;))" office:value-type="string" office:string-value="S426=3,">
            <text:p>S426=3,</text:p>
          </table:table-cell>
          <table:table-cell table:formula="of:=IF(LEN(TRIM([CulturesData.DH26]))=0;&quot;&quot;;CONCATENATE([CulturesData.DH$1];SUBSTITUTE(SUBSTITUTE(SUBSTITUTE([CulturesData.DH26];&quot;e&quot;;&quot;EVERYMAN&quot;);&quot;r&quot;;&quot;RESTRICTED&quot;);&quot;o&quot;;&quot;OCCUPATIONAL&quot;);&quot;,&quot;))" office:value-type="string" office:string-value="S339=3,">
            <text:p>S339=3,</text:p>
          </table:table-cell>
          <table:table-cell table:formula="of:=IF(LEN(TRIM([CulturesData.DI26]))=0;&quot;&quot;;CONCATENATE([CulturesData.DI$1];SUBSTITUTE(SUBSTITUTE(SUBSTITUTE([CulturesData.DI26];&quot;e&quot;;&quot;EVERYMAN&quot;);&quot;r&quot;;&quot;RESTRICTED&quot;);&quot;o&quot;;&quot;OCCUPATIONAL&quot;);&quot;,&quot;))">
            <text:p/>
          </table:table-cell>
          <table:table-cell table:formula="of:=IF(LEN(TRIM([CulturesData.DJ26]))=0;&quot;&quot;;CONCATENATE([CulturesData.DJ$1];SUBSTITUTE(SUBSTITUTE(SUBSTITUTE([CulturesData.DJ26];&quot;e&quot;;&quot;EVERYMAN&quot;);&quot;r&quot;;&quot;RESTRICTED&quot;);&quot;o&quot;;&quot;OCCUPATIONAL&quot;);&quot;,&quot;))">
            <text:p/>
          </table:table-cell>
          <table:table-cell table:formula="of:=IF(LEN(TRIM([CulturesData.DK26]))=0;&quot;&quot;;CONCATENATE([CulturesData.DK$1];SUBSTITUTE(SUBSTITUTE(SUBSTITUTE([CulturesData.DK26];&quot;e&quot;;&quot;EVERYMAN&quot;);&quot;r&quot;;&quot;RESTRICTED&quot;);&quot;o&quot;;&quot;OCCUPATIONAL&quot;);&quot;,&quot;))">
            <text:p/>
          </table:table-cell>
          <table:table-cell table:formula="of:=IF(LEN(TRIM([CulturesData.DL26]))=0;&quot;&quot;;CONCATENATE([CulturesData.DL$1];SUBSTITUTE(SUBSTITUTE(SUBSTITUTE([CulturesData.DL26];&quot;e&quot;;&quot;EVERYMAN&quot;);&quot;r&quot;;&quot;RESTRICTED&quot;);&quot;o&quot;;&quot;OCCUPATIONAL&quot;);&quot;,&quot;))">
            <text:p/>
          </table:table-cell>
          <table:table-cell table:formula="of:=IF(LEN(TRIM([CulturesData.DM26]))=0;&quot;&quot;;CONCATENATE([CulturesData.DM$1];SUBSTITUTE(SUBSTITUTE(SUBSTITUTE([CulturesData.DM26];&quot;e&quot;;&quot;EVERYMAN&quot;);&quot;r&quot;;&quot;RESTRICTED&quot;);&quot;o&quot;;&quot;OCCUPATIONAL&quot;);&quot;,&quot;))">
            <text:p/>
          </table:table-cell>
          <table:table-cell table:formula="of:=IF(LEN(TRIM([CulturesData.DN26]))=0;&quot;&quot;;CONCATENATE([CulturesData.DN$1];SUBSTITUTE(SUBSTITUTE(SUBSTITUTE([CulturesData.DN26];&quot;e&quot;;&quot;EVERYMAN&quot;);&quot;r&quot;;&quot;RESTRICTED&quot;);&quot;o&quot;;&quot;OCCUPATIONAL&quot;);&quot;,&quot;))">
            <text:p/>
          </table:table-cell>
          <table:table-cell table:formula="of:=IF(LEN(TRIM([CulturesData.DO26]))=0;&quot;&quot;;CONCATENATE([CulturesData.DO$1];SUBSTITUTE(SUBSTITUTE(SUBSTITUTE([CulturesData.DO26];&quot;e&quot;;&quot;EVERYMAN&quot;);&quot;r&quot;;&quot;RESTRICTED&quot;);&quot;o&quot;;&quot;OCCUPATIONAL&quot;);&quot;,&quot;))" office:value-type="string" office:string-value="S445=RESTRICTED,">
            <text:p>S445=RESTRICTED,</text:p>
          </table:table-cell>
          <table:table-cell table:formula="of:=IF(LEN(TRIM([CulturesData.DP26]))=0;&quot;&quot;;CONCATENATE([CulturesData.DP$1];SUBSTITUTE(SUBSTITUTE(SUBSTITUTE([CulturesData.DP26];&quot;e&quot;;&quot;EVERYMAN&quot;);&quot;r&quot;;&quot;RESTRICTED&quot;);&quot;o&quot;;&quot;OCCUPATIONAL&quot;);&quot;,&quot;))" office:value-type="string" office:string-value="S443=RESTRICTED,">
            <text:p>S443=RESTRICTED,</text:p>
          </table:table-cell>
          <table:table-cell table:formula="of:=IF(LEN(TRIM([CulturesData.DQ26]))=0;&quot;&quot;;CONCATENATE([CulturesData.DQ$1];SUBSTITUTE(SUBSTITUTE(SUBSTITUTE([CulturesData.DQ26];&quot;e&quot;;&quot;EVERYMAN&quot;);&quot;r&quot;;&quot;RESTRICTED&quot;);&quot;o&quot;;&quot;OCCUPATIONAL&quot;);&quot;,&quot;))">
            <text:p/>
          </table:table-cell>
          <table:table-cell table:formula="of:=IF(LEN(TRIM([CulturesData.DR26]))=0;&quot;&quot;;CONCATENATE([CulturesData.DR$1];SUBSTITUTE(SUBSTITUTE(SUBSTITUTE([CulturesData.DR26];&quot;e&quot;;&quot;EVERYMAN&quot;);&quot;r&quot;;&quot;RESTRICTED&quot;);&quot;o&quot;;&quot;OCCUPATIONAL&quot;);&quot;,&quot;))">
            <text:p/>
          </table:table-cell>
          <table:table-cell table:formula="of:=IF(LEN(TRIM([CulturesData.DS26]))=0;&quot;&quot;;CONCATENATE([CulturesData.DS$1];SUBSTITUTE(SUBSTITUTE(SUBSTITUTE([CulturesData.DS26];&quot;e&quot;;&quot;EVERYMAN&quot;);&quot;r&quot;;&quot;RESTRICTED&quot;);&quot;o&quot;;&quot;OCCUPATIONAL&quot;);&quot;,&quot;))" office:value-type="string" office:string-value="S507=RESTRICTED,">
            <text:p>S507=RESTRICTED,</text:p>
          </table:table-cell>
          <table:table-cell table:formula="of:=IF(LEN(TRIM([CulturesData.DT26]))=0;&quot;&quot;;CONCATENATE([CulturesData.DT$1];SUBSTITUTE(SUBSTITUTE(SUBSTITUTE([CulturesData.DT26];&quot;e&quot;;&quot;EVERYMAN&quot;);&quot;r&quot;;&quot;RESTRICTED&quot;);&quot;o&quot;;&quot;OCCUPATIONAL&quot;);&quot;,&quot;))">
            <text:p/>
          </table:table-cell>
          <table:table-cell table:formula="of:=IF(LEN(TRIM([CulturesData.DU26]))=0;&quot;&quot;;CONCATENATE([CulturesData.DU$1];SUBSTITUTE(SUBSTITUTE(SUBSTITUTE([CulturesData.DU26];&quot;e&quot;;&quot;EVERYMAN&quot;);&quot;r&quot;;&quot;RESTRICTED&quot;);&quot;o&quot;;&quot;OCCUPATIONAL&quot;);&quot;,&quot;))" office:value-type="string" office:string-value="S447=RESTRICTED,">
            <text:p>S447=RESTRICTED,</text:p>
          </table:table-cell>
          <table:table-cell table:formula="of:=IF(LEN(TRIM([CulturesData.DV26]))=0;&quot;&quot;;CONCATENATE([CulturesData.DV$1];SUBSTITUTE(SUBSTITUTE(SUBSTITUTE([CulturesData.DV26];&quot;e&quot;;&quot;EVERYMAN&quot;);&quot;r&quot;;&quot;RESTRICTED&quot;);&quot;o&quot;;&quot;OCCUPATIONAL&quot;);&quot;,&quot;))" office:value-type="string" office:string-value="S448=RESTRICTED,">
            <text:p>S448=RESTRICTED,</text:p>
          </table:table-cell>
          <table:table-cell table:formula="of:=IF(LEN(TRIM([CulturesData.DW26]))=0;&quot;&quot;;CONCATENATE([CulturesData.DW$1];SUBSTITUTE(SUBSTITUTE(SUBSTITUTE([CulturesData.DW26];&quot;e&quot;;&quot;EVERYMAN&quot;);&quot;r&quot;;&quot;RESTRICTED&quot;);&quot;o&quot;;&quot;OCCUPATIONAL&quot;);&quot;,&quot;))">
            <text:p/>
          </table:table-cell>
          <table:table-cell table:formula="of:=IF(LEN(TRIM([CulturesData.DX26]))=0;&quot;&quot;;CONCATENATE([CulturesData.DX$1];SUBSTITUTE(SUBSTITUTE(SUBSTITUTE([CulturesData.DX26];&quot;e&quot;;&quot;EVERYMAN&quot;);&quot;r&quot;;&quot;RESTRICTED&quot;);&quot;o&quot;;&quot;OCCUPATIONAL&quot;);&quot;,&quot;))">
            <text:p/>
          </table:table-cell>
          <table:table-cell table:formula="of:=IF(LEN(TRIM([CulturesData.DY26]))=0;&quot;&quot;;CONCATENATE([CulturesData.DY$1];SUBSTITUTE(SUBSTITUTE(SUBSTITUTE([CulturesData.DY26];&quot;e&quot;;&quot;EVERYMAN&quot;);&quot;r&quot;;&quot;RESTRICTED&quot;);&quot;o&quot;;&quot;OCCUPATIONAL&quot;);&quot;,&quot;))">
            <text:p/>
          </table:table-cell>
          <table:table-cell table:formula="of:=IF(LEN(TRIM([CulturesData.DZ26]))=0;&quot;&quot;;CONCATENATE([CulturesData.DZ$1];SUBSTITUTE(SUBSTITUTE(SUBSTITUTE([CulturesData.DZ26];&quot;e&quot;;&quot;EVERYMAN&quot;);&quot;r&quot;;&quot;RESTRICTED&quot;);&quot;o&quot;;&quot;OCCUPATIONAL&quot;);&quot;,&quot;))">
            <text:p/>
          </table:table-cell>
          <table:table-cell table:formula="of:=IF(LEN(TRIM([CulturesData.EA26]))=0;&quot;&quot;;CONCATENATE([CulturesData.EA$1];SUBSTITUTE(SUBSTITUTE(SUBSTITUTE([CulturesData.EA26];&quot;e&quot;;&quot;EVERYMAN&quot;);&quot;r&quot;;&quot;RESTRICTED&quot;);&quot;o&quot;;&quot;OCCUPATIONAL&quot;);&quot;,&quot;))">
            <text:p/>
          </table:table-cell>
          <table:table-cell table:formula="of:=IF(LEN(TRIM([CulturesData.EB26]))=0;&quot;&quot;;CONCATENATE([CulturesData.EB$1];SUBSTITUTE(SUBSTITUTE(SUBSTITUTE([CulturesData.EB26];&quot;e&quot;;&quot;EVERYMAN&quot;);&quot;r&quot;;&quot;RESTRICTED&quot;);&quot;o&quot;;&quot;OCCUPATIONAL&quot;);&quot;,&quot;))" office:value-type="string" office:string-value="S206=RESTRICTED,">
            <text:p>S206=RESTRICTED,</text:p>
          </table:table-cell>
          <table:table-cell table:formula="of:=IF(LEN(TRIM([CulturesData.EC26]))=0;&quot;&quot;;CONCATENATE([CulturesData.EC$1];SUBSTITUTE(SUBSTITUTE(SUBSTITUTE([CulturesData.EC26];&quot;e&quot;;&quot;EVERYMAN&quot;);&quot;r&quot;;&quot;RESTRICTED&quot;);&quot;o&quot;;&quot;OCCUPATIONAL&quot;);&quot;,&quot;))" office:value-type="string" office:string-value="G18=4,">
            <text:p>G18=4,</text:p>
          </table:table-cell>
          <table:table-cell table:formula="of:=IF(LEN(TRIM([CulturesData.ED26]))=0;&quot;&quot;;CONCATENATE([CulturesData.ED$1];SUBSTITUTE(SUBSTITUTE(SUBSTITUTE([CulturesData.ED26];&quot;e&quot;;&quot;EVERYMAN&quot;);&quot;r&quot;;&quot;RESTRICTED&quot;);&quot;o&quot;;&quot;OCCUPATIONAL&quot;);&quot;,&quot;))">
            <text:p/>
          </table:table-cell>
          <table:table-cell table:formula="of:=IF(LEN(TRIM([CulturesData.EE26]))=0;&quot;&quot;;CONCATENATE([CulturesData.EE$1];SUBSTITUTE(SUBSTITUTE(SUBSTITUTE([CulturesData.EE26];&quot;e&quot;;&quot;EVERYMAN&quot;);&quot;r&quot;;&quot;RESTRICTED&quot;);&quot;o&quot;;&quot;OCCUPATIONAL&quot;);&quot;,&quot;))">
            <text:p/>
          </table:table-cell>
          <table:table-cell table:formula="of:=IF(LEN(TRIM([CulturesData.EF26]))=0;&quot;&quot;;CONCATENATE([CulturesData.EF$1];SUBSTITUTE(SUBSTITUTE(SUBSTITUTE([CulturesData.EF26];&quot;e&quot;;&quot;EVERYMAN&quot;);&quot;r&quot;;&quot;RESTRICTED&quot;);&quot;o&quot;;&quot;OCCUPATIONAL&quot;);&quot;,&quot;))">
            <text:p/>
          </table:table-cell>
          <table:table-cell table:formula="of:=IF(LEN(TRIM([CulturesData.EG26]))=0;&quot;&quot;;CONCATENATE([CulturesData.EG$1];SUBSTITUTE(SUBSTITUTE(SUBSTITUTE([CulturesData.EG26];&quot;e&quot;;&quot;EVERYMAN&quot;);&quot;r&quot;;&quot;RESTRICTED&quot;);&quot;o&quot;;&quot;OCCUPATIONAL&quot;);&quot;,&quot;))">
            <text:p/>
          </table:table-cell>
          <table:table-cell table:formula="of:=IF(LEN(TRIM([CulturesData.EH26]))=0;&quot;&quot;;CONCATENATE([CulturesData.EH$1];SUBSTITUTE(SUBSTITUTE(SUBSTITUTE([CulturesData.EH26];&quot;e&quot;;&quot;EVERYMAN&quot;);&quot;r&quot;;&quot;RESTRICTED&quot;);&quot;o&quot;;&quot;OCCUPATIONAL&quot;);&quot;,&quot;))">
            <text:p/>
          </table:table-cell>
          <table:table-cell table:formula="of:=IF(LEN(TRIM([CulturesData.EI26]))=0;&quot;&quot;;CONCATENATE([CulturesData.EI$1];SUBSTITUTE(SUBSTITUTE(SUBSTITUTE([CulturesData.EI26];&quot;e&quot;;&quot;EVERYMAN&quot;);&quot;r&quot;;&quot;RESTRICTED&quot;);&quot;o&quot;;&quot;OCCUPATIONAL&quot;);&quot;,&quot;))">
            <text:p/>
          </table:table-cell>
          <table:table-cell table:formula="of:=IF(LEN(TRIM([CulturesData.EJ26]))=0;&quot;&quot;;CONCATENATE([CulturesData.EJ$1];SUBSTITUTE(SUBSTITUTE(SUBSTITUTE([CulturesData.EJ26];&quot;e&quot;;&quot;EVERYMAN&quot;);&quot;r&quot;;&quot;RESTRICTED&quot;);&quot;o&quot;;&quot;OCCUPATIONAL&quot;);&quot;,&quot;))" office:value-type="string" office:string-value="S100=RESTRICTED,">
            <text:p>S100=RESTRICTED,</text:p>
          </table:table-cell>
          <table:table-cell table:formula="of:=IF(LEN(TRIM([CulturesData.EK26]))=0;&quot;&quot;;CONCATENATE([CulturesData.EK$1];SUBSTITUTE(SUBSTITUTE(SUBSTITUTE([CulturesData.EK26];&quot;e&quot;;&quot;EVERYMAN&quot;);&quot;r&quot;;&quot;RESTRICTED&quot;);&quot;o&quot;;&quot;OCCUPATIONAL&quot;);&quot;,&quot;))">
            <text:p/>
          </table:table-cell>
          <table:table-cell table:formula="of:=IF(LEN(TRIM([CulturesData.EL26]))=0;&quot;&quot;;CONCATENATE([CulturesData.EL$1];SUBSTITUTE(SUBSTITUTE(SUBSTITUTE([CulturesData.EL26];&quot;e&quot;;&quot;EVERYMAN&quot;);&quot;r&quot;;&quot;RESTRICTED&quot;);&quot;o&quot;;&quot;OCCUPATIONAL&quot;);&quot;,&quot;))" office:value-type="string" office:string-value="S96=RESTRICTED,">
            <text:p>S96=RESTRICTED,</text:p>
          </table:table-cell>
          <table:table-cell table:formula="of:=IF(LEN(TRIM([CulturesData.EM26]))=0;&quot;&quot;;CONCATENATE([CulturesData.EM$1];SUBSTITUTE(SUBSTITUTE(SUBSTITUTE([CulturesData.EM26];&quot;e&quot;;&quot;EVERYMAN&quot;);&quot;r&quot;;&quot;RESTRICTED&quot;);&quot;o&quot;;&quot;OCCUPATIONAL&quot;);&quot;,&quot;))" office:value-type="string" office:string-value="G41=1,">
            <text:p>G41=1,</text:p>
          </table:table-cell>
          <table:table-cell table:formula="of:=IF(LEN(TRIM([CulturesData.EN26]))=0;&quot;&quot;;CONCATENATE([CulturesData.EN$1];SUBSTITUTE(SUBSTITUTE(SUBSTITUTE([CulturesData.EN26];&quot;e&quot;;&quot;EVERYMAN&quot;);&quot;r&quot;;&quot;RESTRICTED&quot;);&quot;o&quot;;&quot;OCCUPATIONAL&quot;);&quot;,&quot;))">
            <text:p/>
          </table:table-cell>
          <table:table-cell table:formula="of:=IF(LEN(TRIM([CulturesData.EO26]))=0;&quot;&quot;;CONCATENATE([CulturesData.EO$1];SUBSTITUTE(SUBSTITUTE(SUBSTITUTE([CulturesData.EO26];&quot;e&quot;;&quot;EVERYMAN&quot;);&quot;r&quot;;&quot;RESTRICTED&quot;);&quot;o&quot;;&quot;OCCUPATIONAL&quot;);&quot;,&quot;))">
            <text:p/>
          </table:table-cell>
          <table:table-cell table:formula="of:=IF(LEN(TRIM([CulturesData.EP26]))=0;&quot;&quot;;CONCATENATE([CulturesData.EP$1];SUBSTITUTE(SUBSTITUTE(SUBSTITUTE([CulturesData.EP26];&quot;e&quot;;&quot;EVERYMAN&quot;);&quot;r&quot;;&quot;RESTRICTED&quot;);&quot;o&quot;;&quot;OCCUPATIONAL&quot;);&quot;,&quot;))">
            <text:p/>
          </table:table-cell>
          <table:table-cell table:formula="of:=IF(LEN(TRIM([CulturesData.EQ26]))=0;&quot;&quot;;CONCATENATE([CulturesData.EQ$1];SUBSTITUTE(SUBSTITUTE(SUBSTITUTE([CulturesData.EQ26];&quot;e&quot;;&quot;EVERYMAN&quot;);&quot;r&quot;;&quot;RESTRICTED&quot;);&quot;o&quot;;&quot;OCCUPATIONAL&quot;);&quot;,&quot;))" office:value-type="string" office:string-value="S227=RESTRICTED,">
            <text:p>S227=RESTRICTED,</text:p>
          </table:table-cell>
          <table:table-cell table:formula="of:=IF(LEN(TRIM([CulturesData.ER26]))=0;&quot;&quot;;CONCATENATE([CulturesData.ER$1];SUBSTITUTE(SUBSTITUTE(SUBSTITUTE([CulturesData.ER26];&quot;e&quot;;&quot;EVERYMAN&quot;);&quot;r&quot;;&quot;RESTRICTED&quot;);&quot;o&quot;;&quot;OCCUPATIONAL&quot;);&quot;,&quot;))" office:value-type="string" office:string-value="S235=RESTRICTED,">
            <text:p>S235=RESTRICTED,</text:p>
          </table:table-cell>
          <table:table-cell table:formula="of:=IF(LEN(TRIM([CulturesData.ES26]))=0;&quot;&quot;;CONCATENATE([CulturesData.ES$1];SUBSTITUTE(SUBSTITUTE(SUBSTITUTE([CulturesData.ES26];&quot;e&quot;;&quot;EVERYMAN&quot;);&quot;r&quot;;&quot;RESTRICTED&quot;);&quot;o&quot;;&quot;OCCUPATIONAL&quot;);&quot;,&quot;))" office:value-type="string" office:string-value="S231=RESTRICTED,">
            <text:p>S231=RESTRICTED,</text:p>
          </table:table-cell>
          <table:table-cell table:formula="of:=IF(LEN(TRIM([CulturesData.ET26]))=0;&quot;&quot;;CONCATENATE([CulturesData.ET$1];SUBSTITUTE(SUBSTITUTE(SUBSTITUTE([CulturesData.ET26];&quot;e&quot;;&quot;EVERYMAN&quot;);&quot;r&quot;;&quot;RESTRICTED&quot;);&quot;o&quot;;&quot;OCCUPATIONAL&quot;);&quot;,&quot;))" office:value-type="string" office:string-value="S237=RESTRICTED,">
            <text:p>S237=RESTRICTED,</text:p>
          </table:table-cell>
          <table:table-cell table:formula="of:=IF(LEN(TRIM([CulturesData.EU26]))=0;&quot;&quot;;CONCATENATE([CulturesData.EU$1];SUBSTITUTE(SUBSTITUTE(SUBSTITUTE([CulturesData.EU26];&quot;e&quot;;&quot;EVERYMAN&quot;);&quot;r&quot;;&quot;RESTRICTED&quot;);&quot;o&quot;;&quot;OCCUPATIONAL&quot;);&quot;,&quot;))" office:value-type="string" office:string-value="S514=RESTRICTED,">
            <text:p>S514=RESTRICTED,</text:p>
          </table:table-cell>
          <table:table-cell table:formula="of:=IF(LEN(TRIM([CulturesData.EV26]))=0;&quot;&quot;;CONCATENATE([CulturesData.EV$1];SUBSTITUTE(SUBSTITUTE(SUBSTITUTE([CulturesData.EV26];&quot;e&quot;;&quot;EVERYMAN&quot;);&quot;r&quot;;&quot;RESTRICTED&quot;);&quot;o&quot;;&quot;OCCUPATIONAL&quot;);&quot;,&quot;))" office:value-type="string" office:string-value="S515=RESTRICTED,">
            <text:p>S515=RESTRICTED,</text:p>
          </table:table-cell>
          <table:table-cell table:formula="of:=IF(LEN(TRIM([CulturesData.EW26]))=0;&quot;&quot;;CONCATENATE([CulturesData.EW$1];SUBSTITUTE(SUBSTITUTE(SUBSTITUTE([CulturesData.EW26];&quot;e&quot;;&quot;EVERYMAN&quot;);&quot;r&quot;;&quot;RESTRICTED&quot;);&quot;o&quot;;&quot;OCCUPATIONAL&quot;);&quot;,&quot;))" office:value-type="string" office:string-value="S516=RESTRICTED,">
            <text:p>S516=RESTRICTED,</text:p>
          </table:table-cell>
          <table:table-cell table:formula="of:=IF(LEN(TRIM([CulturesData.EX26]))=0;&quot;&quot;;CONCATENATE([CulturesData.EX$1];SUBSTITUTE(SUBSTITUTE(SUBSTITUTE([CulturesData.EX26];&quot;e&quot;;&quot;EVERYMAN&quot;);&quot;r&quot;;&quot;RESTRICTED&quot;);&quot;o&quot;;&quot;OCCUPATIONAL&quot;);&quot;,&quot;))" office:value-type="string" office:string-value="S517=RESTRICTED,">
            <text:p>S517=RESTRICTED,</text:p>
          </table:table-cell>
          <table:table-cell table:formula="of:=IF(LEN(TRIM([CulturesData.EY26]))=0;&quot;&quot;;CONCATENATE([CulturesData.EY$1];SUBSTITUTE(SUBSTITUTE(SUBSTITUTE([CulturesData.EY26];&quot;e&quot;;&quot;EVERYMAN&quot;);&quot;r&quot;;&quot;RESTRICTED&quot;);&quot;o&quot;;&quot;OCCUPATIONAL&quot;);&quot;,&quot;))" office:value-type="string" office:string-value="S518=RESTRICTED,">
            <text:p>S518=RESTRICTED,</text:p>
          </table:table-cell>
          <table:table-cell table:formula="of:=IF(LEN(TRIM([CulturesData.EZ26]))=0;&quot;&quot;;CONCATENATE([CulturesData.EZ$1];SUBSTITUTE(SUBSTITUTE(SUBSTITUTE([CulturesData.EZ26];&quot;e&quot;;&quot;EVERYMAN&quot;);&quot;r&quot;;&quot;RESTRICTED&quot;);&quot;o&quot;;&quot;OCCUPATIONAL&quot;);&quot;,&quot;))" office:value-type="string" office:string-value="S528=RESTRICTED,">
            <text:p>S528=RESTRICTED,</text:p>
          </table:table-cell>
          <table:table-cell table:formula="of:=IF(LEN(TRIM([CulturesData.FA26]))=0;&quot;&quot;;CONCATENATE([CulturesData.FA$1];SUBSTITUTE(SUBSTITUTE(SUBSTITUTE([CulturesData.FA26];&quot;e&quot;;&quot;EVERYMAN&quot;);&quot;r&quot;;&quot;RESTRICTED&quot;);&quot;o&quot;;&quot;OCCUPATIONAL&quot;);&quot;,&quot;))" office:value-type="string" office:string-value="S520=RESTRICTED,">
            <text:p>S520=RESTRICTED,</text:p>
          </table:table-cell>
          <table:table-cell table:formula="of:=IF(LEN(TRIM([CulturesData.FB26]))=0;&quot;&quot;;CONCATENATE([CulturesData.FB$1];SUBSTITUTE(SUBSTITUTE(SUBSTITUTE([CulturesData.FB26];&quot;e&quot;;&quot;EVERYMAN&quot;);&quot;r&quot;;&quot;RESTRICTED&quot;);&quot;o&quot;;&quot;OCCUPATIONAL&quot;);&quot;,&quot;))" office:value-type="string" office:string-value="S521=RESTRICTED,">
            <text:p>S521=RESTRICTED,</text:p>
          </table:table-cell>
          <table:table-cell table:formula="of:=IF(LEN(TRIM([CulturesData.FC26]))=0;&quot;&quot;;CONCATENATE([CulturesData.FC$1];SUBSTITUTE(SUBSTITUTE(SUBSTITUTE([CulturesData.FC26];&quot;e&quot;;&quot;EVERYMAN&quot;);&quot;r&quot;;&quot;RESTRICTED&quot;);&quot;o&quot;;&quot;OCCUPATIONAL&quot;);&quot;,&quot;))" office:value-type="string" office:string-value="S522=RESTRICTED,">
            <text:p>S522=RESTRICTED,</text:p>
          </table:table-cell>
          <table:table-cell table:formula="of:=IF(LEN(TRIM([CulturesData.FD26]))=0;&quot;&quot;;CONCATENATE([CulturesData.FD$1];SUBSTITUTE(SUBSTITUTE(SUBSTITUTE([CulturesData.FD26];&quot;e&quot;;&quot;EVERYMAN&quot;);&quot;r&quot;;&quot;RESTRICTED&quot;);&quot;o&quot;;&quot;OCCUPATIONAL&quot;);&quot;,&quot;))" office:value-type="string" office:string-value="S523=RESTRICTED,">
            <text:p>S523=RESTRICTED,</text:p>
          </table:table-cell>
          <table:table-cell table:formula="of:=IF(LEN(TRIM([CulturesData.FE26]))=0;&quot;&quot;;CONCATENATE([CulturesData.FE$1];SUBSTITUTE(SUBSTITUTE(SUBSTITUTE([CulturesData.FE26];&quot;e&quot;;&quot;EVERYMAN&quot;);&quot;r&quot;;&quot;RESTRICTED&quot;);&quot;o&quot;;&quot;OCCUPATIONAL&quot;);&quot;,&quot;))" office:value-type="string" office:string-value="S524=RESTRICTED,">
            <text:p>S524=RESTRICTED,</text:p>
          </table:table-cell>
          <table:table-cell table:formula="of:=IF(LEN(TRIM([CulturesData.FF26]))=0;&quot;&quot;;CONCATENATE([CulturesData.FF$1];SUBSTITUTE(SUBSTITUTE(SUBSTITUTE([CulturesData.FF26];&quot;e&quot;;&quot;EVERYMAN&quot;);&quot;r&quot;;&quot;RESTRICTED&quot;);&quot;o&quot;;&quot;OCCUPATIONAL&quot;);&quot;,&quot;))" office:value-type="string" office:string-value="S454=RESTRICTED,">
            <text:p>S454=RESTRICTED,</text:p>
          </table:table-cell>
          <table:table-cell table:formula="of:=IF(LEN(TRIM([CulturesData.FG26]))=0;&quot;&quot;;CONCATENATE([CulturesData.FG$1];SUBSTITUTE(SUBSTITUTE(SUBSTITUTE([CulturesData.FG26];&quot;e&quot;;&quot;EVERYMAN&quot;);&quot;r&quot;;&quot;RESTRICTED&quot;);&quot;o&quot;;&quot;OCCUPATIONAL&quot;);&quot;,&quot;))" office:value-type="string" office:string-value="S242=RESTRICTED,">
            <text:p>S242=RESTRICTED,</text:p>
          </table:table-cell>
          <table:table-cell table:formula="of:=IF(LEN(TRIM([CulturesData.FH26]))=0;&quot;&quot;;CONCATENATE([CulturesData.FH$1];SUBSTITUTE(SUBSTITUTE(SUBSTITUTE([CulturesData.FH26];&quot;e&quot;;&quot;EVERYMAN&quot;);&quot;r&quot;;&quot;RESTRICTED&quot;);&quot;o&quot;;&quot;OCCUPATIONAL&quot;);&quot;,&quot;))" office:value-type="string" office:string-value="S526=RESTRICTED,">
            <text:p>S526=RESTRICTED,</text:p>
          </table:table-cell>
          <table:table-cell table:formula="of:=IF(LEN(TRIM([CulturesData.FI26]))=0;&quot;&quot;;CONCATENATE([CulturesData.FI$1];SUBSTITUTE(SUBSTITUTE(SUBSTITUTE([CulturesData.FI26];&quot;e&quot;;&quot;EVERYMAN&quot;);&quot;r&quot;;&quot;RESTRICTED&quot;);&quot;o&quot;;&quot;OCCUPATIONAL&quot;);&quot;,&quot;))" office:value-type="string" office:string-value="S527=RESTRICTED,">
            <text:p>S527=RESTRICTED,</text:p>
          </table:table-cell>
          <table:table-cell table:formula="of:=IF(LEN(TRIM([CulturesData.FJ26]))=0;&quot;&quot;;CONCATENATE([CulturesData.FJ$1];SUBSTITUTE(SUBSTITUTE(SUBSTITUTE([CulturesData.FJ26];&quot;e&quot;;&quot;EVERYMAN&quot;);&quot;r&quot;;&quot;RESTRICTED&quot;);&quot;o&quot;;&quot;OCCUPATIONAL&quot;);&quot;,&quot;))">
            <text:p/>
          </table:table-cell>
          <table:table-cell table:formula="of:=IF(LEN(TRIM([CulturesData.FK26]))=0;&quot;&quot;;CONCATENATE([CulturesData.FK$1];SUBSTITUTE(SUBSTITUTE(SUBSTITUTE([CulturesData.FK26];&quot;e&quot;;&quot;EVERYMAN&quot;);&quot;r&quot;;&quot;RESTRICTED&quot;);&quot;o&quot;;&quot;OCCUPATIONAL&quot;);&quot;,&quot;))">
            <text:p/>
          </table:table-cell>
          <table:table-cell table:formula="of:=IF(LEN(TRIM([CulturesData.FL26]))=0;&quot;&quot;;CONCATENATE([CulturesData.FL$1];SUBSTITUTE(SUBSTITUTE(SUBSTITUTE([CulturesData.FL26];&quot;e&quot;;&quot;EVERYMAN&quot;);&quot;r&quot;;&quot;RESTRICTED&quot;);&quot;o&quot;;&quot;OCCUPATIONAL&quot;);&quot;,&quot;))">
            <text:p/>
          </table:table-cell>
          <table:table-cell table:formula="of:=IF(LEN(TRIM([CulturesData.FM26]))=0;&quot;&quot;;CONCATENATE([CulturesData.FM$1];SUBSTITUTE(SUBSTITUTE(SUBSTITUTE([CulturesData.FM26];&quot;e&quot;;&quot;EVERYMAN&quot;);&quot;r&quot;;&quot;RESTRICTED&quot;);&quot;o&quot;;&quot;OCCUPATIONAL&quot;);&quot;,&quot;))" office:value-type="string" office:string-value="G14=3,">
            <text:p>G14=3,</text:p>
          </table:table-cell>
          <table:table-cell table:formula="of:=IF(LEN(TRIM([CulturesData.FN26]))=0;&quot;&quot;;CONCATENATE([CulturesData.FN$1];SUBSTITUTE(SUBSTITUTE(SUBSTITUTE([CulturesData.FN26];&quot;e&quot;;&quot;EVERYMAN&quot;);&quot;r&quot;;&quot;RESTRICTED&quot;);&quot;o&quot;;&quot;OCCUPATIONAL&quot;);&quot;,&quot;))" office:value-type="string" office:string-value="S93=3,">
            <text:p>S93=3,</text:p>
          </table:table-cell>
          <table:table-cell table:formula="of:=IF(LEN(TRIM([CulturesData.FO26]))=0;&quot;&quot;;CONCATENATE([CulturesData.FO$1];SUBSTITUTE(SUBSTITUTE(SUBSTITUTE([CulturesData.FO26];&quot;e&quot;;&quot;EVERYMAN&quot;);&quot;r&quot;;&quot;RESTRICTED&quot;);&quot;o&quot;;&quot;OCCUPATIONAL&quot;);&quot;,&quot;))">
            <text:p/>
          </table:table-cell>
          <table:table-cell table:formula="of:=IF(LEN(TRIM([CulturesData.FP26]))=0;&quot;&quot;;CONCATENATE([CulturesData.FP$1];SUBSTITUTE(SUBSTITUTE(SUBSTITUTE([CulturesData.FP26];&quot;e&quot;;&quot;EVERYMAN&quot;);&quot;r&quot;;&quot;RESTRICTED&quot;);&quot;o&quot;;&quot;OCCUPATIONAL&quot;);&quot;,&quot;))" office:value-type="string" office:string-value="S91=3,">
            <text:p>S91=3,</text:p>
          </table:table-cell>
          <table:table-cell table:formula="of:=IF(LEN(TRIM([CulturesData.FQ26]))=0;&quot;&quot;;CONCATENATE([CulturesData.FQ$1];SUBSTITUTE(SUBSTITUTE(SUBSTITUTE([CulturesData.FQ26];&quot;e&quot;;&quot;EVERYMAN&quot;);&quot;r&quot;;&quot;RESTRICTED&quot;);&quot;o&quot;;&quot;OCCUPATIONAL&quot;);&quot;,&quot;))">
            <text:p/>
          </table:table-cell>
          <table:table-cell table:formula="of:=IF(LEN(TRIM([CulturesData.FR26]))=0;&quot;&quot;;CONCATENATE([CulturesData.FR$1];SUBSTITUTE(SUBSTITUTE(SUBSTITUTE([CulturesData.FR26];&quot;e&quot;;&quot;EVERYMAN&quot;);&quot;r&quot;;&quot;RESTRICTED&quot;);&quot;o&quot;;&quot;OCCUPATIONAL&quot;);&quot;,&quot;))" office:value-type="string" office:string-value="G24=1,">
            <text:p>G24=1,</text:p>
          </table:table-cell>
          <table:table-cell table:formula="of:=IF(LEN(TRIM([CulturesData.FS26]))=0;&quot;&quot;;CONCATENATE([CulturesData.FS$1];SUBSTITUTE(SUBSTITUTE(SUBSTITUTE([CulturesData.FS26];&quot;e&quot;;&quot;EVERYMAN&quot;);&quot;r&quot;;&quot;RESTRICTED&quot;);&quot;o&quot;;&quot;OCCUPATIONAL&quot;);&quot;,&quot;))">
            <text:p/>
          </table:table-cell>
          <table:table-cell table:formula="of:=IF(LEN(TRIM([CulturesData.FT26]))=0;&quot;&quot;;CONCATENATE([CulturesData.FT$1];SUBSTITUTE(SUBSTITUTE(SUBSTITUTE([CulturesData.FT26];&quot;e&quot;;&quot;EVERYMAN&quot;);&quot;r&quot;;&quot;RESTRICTED&quot;);&quot;o&quot;;&quot;OCCUPATIONAL&quot;);&quot;,&quot;))">
            <text:p/>
          </table:table-cell>
          <table:table-cell table:formula="of:=IF(LEN(TRIM([CulturesData.FU26]))=0;&quot;&quot;;CONCATENATE([CulturesData.FU$1];SUBSTITUTE(SUBSTITUTE(SUBSTITUTE([CulturesData.FU26];&quot;e&quot;;&quot;EVERYMAN&quot;);&quot;r&quot;;&quot;RESTRICTED&quot;);&quot;o&quot;;&quot;OCCUPATIONAL&quot;);&quot;,&quot;))" office:value-type="string" office:string-value="G23=1,">
            <text:p>G23=1,</text:p>
          </table:table-cell>
          <table:table-cell table:formula="of:=IF(LEN(TRIM([CulturesData.FV26]))=0;&quot;&quot;;CONCATENATE([CulturesData.FV$1];SUBSTITUTE(SUBSTITUTE(SUBSTITUTE([CulturesData.FV26];&quot;e&quot;;&quot;EVERYMAN&quot;);&quot;r&quot;;&quot;RESTRICTED&quot;);&quot;o&quot;;&quot;OCCUPATIONAL&quot;);&quot;,&quot;))">
            <text:p/>
          </table:table-cell>
          <table:table-cell table:formula="of:=IF(LEN(TRIM([CulturesData.FW26]))=0;&quot;&quot;;CONCATENATE([CulturesData.FW$1];SUBSTITUTE(SUBSTITUTE(SUBSTITUTE([CulturesData.FW26];&quot;e&quot;;&quot;EVERYMAN&quot;);&quot;r&quot;;&quot;RESTRICTED&quot;);&quot;o&quot;;&quot;OCCUPATIONAL&quot;);&quot;,&quot;))">
            <text:p/>
          </table:table-cell>
          <table:table-cell table:formula="of:=IF(LEN(TRIM([CulturesData.FX26]))=0;&quot;&quot;;CONCATENATE([CulturesData.FX$1];SUBSTITUTE(SUBSTITUTE(SUBSTITUTE([CulturesData.FX26];&quot;e&quot;;&quot;EVERYMAN&quot;);&quot;r&quot;;&quot;RESTRICTED&quot;);&quot;o&quot;;&quot;OCCUPATIONAL&quot;);&quot;,&quot;))">
            <text:p/>
          </table:table-cell>
          <table:table-cell table:formula="of:=IF(LEN(TRIM([CulturesData.FY26]))=0;&quot;&quot;;CONCATENATE([CulturesData.FY$1];SUBSTITUTE(SUBSTITUTE(SUBSTITUTE([CulturesData.FY26];&quot;e&quot;;&quot;EVERYMAN&quot;);&quot;r&quot;;&quot;RESTRICTED&quot;);&quot;o&quot;;&quot;OCCUPATIONAL&quot;);&quot;,&quot;))">
            <text:p/>
          </table:table-cell>
          <table:table-cell table:formula="of:=IF(LEN(TRIM([CulturesData.FZ26]))=0;&quot;&quot;;CONCATENATE([CulturesData.FZ$1];SUBSTITUTE(SUBSTITUTE(SUBSTITUTE([CulturesData.FZ26];&quot;e&quot;;&quot;EVERYMAN&quot;);&quot;r&quot;;&quot;RESTRICTED&quot;);&quot;o&quot;;&quot;OCCUPATIONAL&quot;);&quot;,&quot;))">
            <text:p/>
          </table:table-cell>
          <table:table-cell table:formula="of:=IF(LEN(TRIM([CulturesData.GA26]))=0;&quot;&quot;;CONCATENATE([CulturesData.GA$1];SUBSTITUTE(SUBSTITUTE(SUBSTITUTE([CulturesData.GA26];&quot;e&quot;;&quot;EVERYMAN&quot;);&quot;r&quot;;&quot;RESTRICTED&quot;);&quot;o&quot;;&quot;OCCUPATIONAL&quot;);&quot;,&quot;))">
            <text:p/>
          </table:table-cell>
          <table:table-cell table:formula="of:=IF(LEN(TRIM([CulturesData.GB26]))=0;&quot;&quot;;CONCATENATE([CulturesData.GB$1];SUBSTITUTE(SUBSTITUTE(SUBSTITUTE([CulturesData.GB26];&quot;e&quot;;&quot;EVERYMAN&quot;);&quot;r&quot;;&quot;RESTRICTED&quot;);&quot;o&quot;;&quot;OCCUPATIONAL&quot;);&quot;,&quot;))">
            <text:p/>
          </table:table-cell>
          <table:table-cell table:formula="of:=IF(LEN(TRIM([CulturesData.GC26]))=0;&quot;&quot;;CONCATENATE([CulturesData.GC$1];SUBSTITUTE(SUBSTITUTE(SUBSTITUTE([CulturesData.GC26];&quot;e&quot;;&quot;EVERYMAN&quot;);&quot;r&quot;;&quot;RESTRICTED&quot;);&quot;o&quot;;&quot;OCCUPATIONAL&quot;);&quot;,&quot;))">
            <text:p/>
          </table:table-cell>
          <table:table-cell table:formula="of:=IF(LEN(TRIM([CulturesData.GD26]))=0;&quot;&quot;;CONCATENATE([CulturesData.GD$1];SUBSTITUTE(SUBSTITUTE(SUBSTITUTE([CulturesData.GD26];&quot;e&quot;;&quot;EVERYMAN&quot;);&quot;r&quot;;&quot;RESTRICTED&quot;);&quot;o&quot;;&quot;OCCUPATIONAL&quot;);&quot;,&quot;))">
            <text:p/>
          </table:table-cell>
          <table:table-cell table:formula="of:=IF(LEN(TRIM([CulturesData.GE26]))=0;&quot;&quot;;CONCATENATE([CulturesData.GE$1];SUBSTITUTE(SUBSTITUTE(SUBSTITUTE([CulturesData.GE26];&quot;e&quot;;&quot;EVERYMAN&quot;);&quot;r&quot;;&quot;RESTRICTED&quot;);&quot;o&quot;;&quot;OCCUPATIONAL&quot;);&quot;,&quot;))">
            <text:p/>
          </table:table-cell>
          <table:table-cell table:formula="of:=IF(LEN(TRIM([CulturesData.GF26]))=0;&quot;&quot;;CONCATENATE([CulturesData.GF$1];SUBSTITUTE(SUBSTITUTE(SUBSTITUTE([CulturesData.GF26];&quot;e&quot;;&quot;EVERYMAN&quot;);&quot;r&quot;;&quot;RESTRICTED&quot;);&quot;o&quot;;&quot;OCCUPATIONAL&quot;);&quot;,&quot;))" office:value-type="string" office:string-value="G27=2,">
            <text:p>G27=2,</text:p>
          </table:table-cell>
          <table:table-cell table:formula="of:=IF(LEN(TRIM([CulturesData.GG26]))=0;&quot;&quot;;CONCATENATE([CulturesData.GG$1];SUBSTITUTE(SUBSTITUTE(SUBSTITUTE([CulturesData.GG26];&quot;e&quot;;&quot;EVERYMAN&quot;);&quot;r&quot;;&quot;RESTRICTED&quot;);&quot;o&quot;;&quot;OCCUPATIONAL&quot;);&quot;,&quot;))" office:value-type="string" office:string-value="S257=2,">
            <text:p>S257=2,</text:p>
          </table:table-cell>
          <table:table-cell table:formula="of:=IF(LEN(TRIM([CulturesData.GH26]))=0;&quot;&quot;;CONCATENATE([CulturesData.GH$1];SUBSTITUTE(SUBSTITUTE(SUBSTITUTE([CulturesData.GH26];&quot;e&quot;;&quot;EVERYMAN&quot;);&quot;r&quot;;&quot;RESTRICTED&quot;);&quot;o&quot;;&quot;OCCUPATIONAL&quot;);&quot;,&quot;))">
            <text:p/>
          </table:table-cell>
          <table:table-cell table:formula="of:=IF(LEN(TRIM([CulturesData.GI26]))=0;&quot;&quot;;CONCATENATE([CulturesData.GI$1];SUBSTITUTE(SUBSTITUTE(SUBSTITUTE([CulturesData.GI26];&quot;e&quot;;&quot;EVERYMAN&quot;);&quot;r&quot;;&quot;RESTRICTED&quot;);&quot;o&quot;;&quot;OCCUPATIONAL&quot;);&quot;,&quot;))">
            <text:p/>
          </table:table-cell>
          <table:table-cell table:formula="of:=IF(LEN(TRIM([CulturesData.GJ26]))=0;&quot;&quot;;CONCATENATE([CulturesData.GJ$1];SUBSTITUTE(SUBSTITUTE(SUBSTITUTE([CulturesData.GJ26];&quot;e&quot;;&quot;EVERYMAN&quot;);&quot;r&quot;;&quot;RESTRICTED&quot;);&quot;o&quot;;&quot;OCCUPATIONAL&quot;);&quot;,&quot;))" office:value-type="string" office:string-value="G31=2,">
            <text:p>G31=2,</text:p>
          </table:table-cell>
          <table:table-cell table:formula="of:=IF(LEN(TRIM([CulturesData.GK26]))=0;&quot;&quot;;CONCATENATE([CulturesData.GK$1];SUBSTITUTE(SUBSTITUTE(SUBSTITUTE([CulturesData.GK26];&quot;e&quot;;&quot;EVERYMAN&quot;);&quot;r&quot;;&quot;RESTRICTED&quot;);&quot;o&quot;;&quot;OCCUPATIONAL&quot;);&quot;,&quot;))" office:value-type="string" office:string-value="S294=2,">
            <text:p>S294=2,</text:p>
          </table:table-cell>
          <table:table-cell table:formula="of:=IF(LEN(TRIM([CulturesData.GL26]))=0;&quot;&quot;;CONCATENATE([CulturesData.GL$1];SUBSTITUTE(SUBSTITUTE(SUBSTITUTE([CulturesData.GL26];&quot;e&quot;;&quot;EVERYMAN&quot;);&quot;r&quot;;&quot;RESTRICTED&quot;);&quot;o&quot;;&quot;OCCUPATIONAL&quot;);&quot;,&quot;))">
            <text:p/>
          </table:table-cell>
          <table:table-cell table:formula="of:=IF(LEN(TRIM([CulturesData.GM26]))=0;&quot;&quot;;CONCATENATE([CulturesData.GM$1];SUBSTITUTE(SUBSTITUTE(SUBSTITUTE([CulturesData.GM26];&quot;e&quot;;&quot;EVERYMAN&quot;);&quot;r&quot;;&quot;RESTRICTED&quot;);&quot;o&quot;;&quot;OCCUPATIONAL&quot;);&quot;,&quot;))">
            <text:p/>
          </table:table-cell>
          <table:table-cell table:formula="of:=IF(LEN(TRIM([CulturesData.GN26]))=0;&quot;&quot;;CONCATENATE([CulturesData.GN$1];SUBSTITUTE(SUBSTITUTE(SUBSTITUTE([CulturesData.GN26];&quot;e&quot;;&quot;EVERYMAN&quot;);&quot;r&quot;;&quot;RESTRICTED&quot;);&quot;o&quot;;&quot;OCCUPATIONAL&quot;);&quot;,&quot;))" office:value-type="string" office:string-value="G33=2,">
            <text:p>G33=2,</text:p>
          </table:table-cell>
          <table:table-cell table:formula="of:=IF(LEN(TRIM([CulturesData.GO26]))=0;&quot;&quot;;CONCATENATE([CulturesData.GO$1];SUBSTITUTE(SUBSTITUTE(SUBSTITUTE([CulturesData.GO26];&quot;e&quot;;&quot;EVERYMAN&quot;);&quot;r&quot;;&quot;RESTRICTED&quot;);&quot;o&quot;;&quot;OCCUPATIONAL&quot;);&quot;,&quot;))" office:value-type="string" office:string-value="S351=2,">
            <text:p>S351=2,</text:p>
          </table:table-cell>
          <table:table-cell table:formula="of:=IF(LEN(TRIM([CulturesData.GP26]))=0;&quot;&quot;;CONCATENATE([CulturesData.GP$1];SUBSTITUTE(SUBSTITUTE(SUBSTITUTE([CulturesData.GP26];&quot;e&quot;;&quot;EVERYMAN&quot;);&quot;r&quot;;&quot;RESTRICTED&quot;);&quot;o&quot;;&quot;OCCUPATIONAL&quot;);&quot;,&quot;))" office:value-type="string" office:string-value="LANG=5,">
            <text:p>LANG=5,</text:p>
          </table:table-cell>
          <table:table-cell table:formula="of:=IF(LEN(TRIM([CulturesData.GQ26]))=0;&quot;&quot;;CONCATENATE([CulturesData.GQ$1];SUBSTITUTE(SUBSTITUTE(SUBSTITUTE([CulturesData.GQ26];&quot;e&quot;;&quot;EVERYMAN&quot;);&quot;r&quot;;&quot;RESTRICTED&quot;);&quot;o&quot;;&quot;OCCUPATIONAL&quot;);&quot;,&quot;))">
            <text:p/>
          </table:table-cell>
          <table:table-cell table:formula="of:=IF(LEN(TRIM([CulturesData.GR26]))=0;&quot;&quot;;CONCATENATE([CulturesData.GR$1];SUBSTITUTE(SUBSTITUTE(SUBSTITUTE([CulturesData.GR26];&quot;e&quot;;&quot;EVERYMAN&quot;);&quot;r&quot;;&quot;RESTRICTED&quot;);&quot;o&quot;;&quot;OCCUPATIONAL&quot;);&quot;,&quot;))" office:value-type="string" office:string-value="HOBBY=12,">
            <text:p>HOBBY=12,</text:p>
          </table:table-cell>
          <table:table-cell table:formula="of:=IF(LEN(TRIM([CulturesData.GS26]))=0;&quot;&quot;;CONCATENATE([CulturesData.GS$1];[CulturesData.GS26];&quot;,&quot;))">
            <text:p/>
          </table:table-cell>
          <table:table-cell table:formula="of:=IF(LEN(TRIM([CulturesData.GT26]))=0;&quot;&quot;;CONCATENATE([CulturesData.GT$1];SUBSTITUTE(SUBSTITUTE(SUBSTITUTE([CulturesData.GT26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formula="of:=CONCATENATE([CulturesData.A27]; &quot;,&quot;)" office:value-type="string" office:string-value="52,">
            <text:p>52,</text:p>
          </table:table-cell>
          <table:table-cell table:formula="of:=CONCATENATE([CulturesData.B27]; &quot;,&quot;)" office:value-type="string" office:string-value="52,">
            <text:p>52,</text:p>
          </table:table-cell>
          <table:table-cell table:formula="of:=CONCATENATE([CulturesData.D27]; &quot;,&quot;)" office:value-type="string" office:string-value=",">
            <text:p>,</text:p>
          </table:table-cell>
          <table:table-cell table:formula="of:=CONCATENATE([CulturesData.C27]; &quot;,&quot;)" office:value-type="string" office:string-value="orccommon,">
            <text:p>orccommon,</text:p>
          </table:table-cell>
          <table:table-cell table:formula="of:=CONCATENATE([CulturesData.E27]; &quot;,&quot;)" office:value-type="string" office:string-value="65,">
            <text:p>65,</text:p>
          </table:table-cell>
          <table:table-cell table:formula="of:=CONCATENATE([CulturesData.F27]; &quot;,&quot;)" office:value-type="string" office:string-value="65,">
            <text:p>65,</text:p>
          </table:table-cell>
          <table:table-cell table:formula="of:=CONCATENATE([CulturesData.G27]; &quot;,&quot;)" office:value-type="string" office:string-value="165,">
            <text:p>165,</text:p>
          </table:table-cell>
          <table:table-cell table:formula="of:=CONCATENATE([CulturesData.H27]; &quot;,&quot;)" office:value-type="string" office:string-value="165,">
            <text:p>165,</text:p>
          </table:table-cell>
          <table:table-cell table:formula="of:=IF(LEN(TRIM([CulturesData.J27]))=0;&quot;&quot;;CONCATENATE([CulturesData.J$1];SUBSTITUTE(SUBSTITUTE(SUBSTITUTE([CulturesData.J27];&quot;e&quot;;&quot;EVERYMAN&quot;);&quot;r&quot;;&quot;RESTRICTED&quot;);&quot;o&quot;;&quot;OCCUPATIONAL&quot;);&quot;,&quot;))">
            <text:p/>
          </table:table-cell>
          <table:table-cell table:formula="of:=IF(LEN(TRIM([CulturesData.K27]))=0;&quot;&quot;;CONCATENATE([CulturesData.K$1];SUBSTITUTE(SUBSTITUTE(SUBSTITUTE([CulturesData.K27];&quot;e&quot;;&quot;EVERYMAN&quot;);&quot;r&quot;;&quot;RESTRICTED&quot;);&quot;o&quot;;&quot;OCCUPATIONAL&quot;);&quot;,&quot;))">
            <text:p/>
          </table:table-cell>
          <table:table-cell table:formula="of:=IF(LEN(TRIM([CulturesData.L27]))=0;&quot;&quot;;CONCATENATE([CulturesData.L$1];SUBSTITUTE(SUBSTITUTE(SUBSTITUTE([CulturesData.L27];&quot;e&quot;;&quot;EVERYMAN&quot;);&quot;r&quot;;&quot;RESTRICTED&quot;);&quot;o&quot;;&quot;OCCUPATIONAL&quot;);&quot;,&quot;))" office:value-type="string" office:string-value="G19=2,">
            <text:p>G19=2,</text:p>
          </table:table-cell>
          <table:table-cell table:formula="of:=IF(LEN(TRIM([CulturesData.M27]))=0;&quot;&quot;;CONCATENATE([CulturesData.M$1];SUBSTITUTE(SUBSTITUTE(SUBSTITUTE([CulturesData.M27];&quot;e&quot;;&quot;EVERYMAN&quot;);&quot;r&quot;;&quot;RESTRICTED&quot;);&quot;o&quot;;&quot;OCCUPATIONAL&quot;);&quot;,&quot;))" office:value-type="string" office:string-value="S216=2,">
            <text:p>S216=2,</text:p>
          </table:table-cell>
          <table:table-cell table:formula="of:=IF(LEN(TRIM([CulturesData.N27]))=0;&quot;&quot;;CONCATENATE([CulturesData.N$1];SUBSTITUTE(SUBSTITUTE(SUBSTITUTE([CulturesData.N27];&quot;e&quot;;&quot;EVERYMAN&quot;);&quot;r&quot;;&quot;RESTRICTED&quot;);&quot;o&quot;;&quot;OCCUPATIONAL&quot;);&quot;,&quot;))" office:value-type="string" office:string-value="S217=2,">
            <text:p>S217=2,</text:p>
          </table:table-cell>
          <table:table-cell table:formula="of:=IF(LEN(TRIM([CulturesData.O27]))=0;&quot;&quot;;CONCATENATE([CulturesData.O$1];SUBSTITUTE(SUBSTITUTE(SUBSTITUTE([CulturesData.O27];&quot;e&quot;;&quot;EVERYMAN&quot;);&quot;r&quot;;&quot;RESTRICTED&quot;);&quot;o&quot;;&quot;OCCUPATIONAL&quot;);&quot;,&quot;))">
            <text:p/>
          </table:table-cell>
          <table:table-cell table:formula="of:=IF(LEN(TRIM([CulturesData.P27]))=0;&quot;&quot;;CONCATENATE([CulturesData.P$1];SUBSTITUTE(SUBSTITUTE(SUBSTITUTE([CulturesData.P27];&quot;e&quot;;&quot;EVERYMAN&quot;);&quot;r&quot;;&quot;RESTRICTED&quot;);&quot;o&quot;;&quot;OCCUPATIONAL&quot;);&quot;,&quot;))">
            <text:p/>
          </table:table-cell>
          <table:table-cell table:formula="of:=IF(LEN(TRIM([CulturesData.Q27]))=0;&quot;&quot;;CONCATENATE([CulturesData.Q$1];SUBSTITUTE(SUBSTITUTE(SUBSTITUTE([CulturesData.Q27];&quot;e&quot;;&quot;EVERYMAN&quot;);&quot;r&quot;;&quot;RESTRICTED&quot;);&quot;o&quot;;&quot;OCCUPATIONAL&quot;);&quot;,&quot;))">
            <text:p/>
          </table:table-cell>
          <table:table-cell table:formula="of:=IF(LEN(TRIM([CulturesData.R27]))=0;&quot;&quot;;CONCATENATE([CulturesData.R$1];SUBSTITUTE(SUBSTITUTE(SUBSTITUTE([CulturesData.R27];&quot;e&quot;;&quot;EVERYMAN&quot;);&quot;r&quot;;&quot;RESTRICTED&quot;);&quot;o&quot;;&quot;OCCUPATIONAL&quot;);&quot;,&quot;))">
            <text:p/>
          </table:table-cell>
          <table:table-cell table:formula="of:=IF(LEN(TRIM([CulturesData.S27]))=0;&quot;&quot;;CONCATENATE([CulturesData.S$1];SUBSTITUTE(SUBSTITUTE(SUBSTITUTE([CulturesData.S27];&quot;e&quot;;&quot;EVERYMAN&quot;);&quot;r&quot;;&quot;RESTRICTED&quot;);&quot;o&quot;;&quot;OCCUPATIONAL&quot;);&quot;,&quot;))">
            <text:p/>
          </table:table-cell>
          <table:table-cell table:formula="of:=IF(LEN(TRIM([CulturesData.T27]))=0;&quot;&quot;;CONCATENATE([CulturesData.T$1];SUBSTITUTE(SUBSTITUTE(SUBSTITUTE([CulturesData.T27];&quot;e&quot;;&quot;EVERYMAN&quot;);&quot;r&quot;;&quot;RESTRICTED&quot;);&quot;o&quot;;&quot;OCCUPATIONAL&quot;);&quot;,&quot;))">
            <text:p/>
          </table:table-cell>
          <table:table-cell table:formula="of:=IF(LEN(TRIM([CulturesData.U27]))=0;&quot;&quot;;CONCATENATE([CulturesData.U$1];SUBSTITUTE(SUBSTITUTE(SUBSTITUTE([CulturesData.U27];&quot;e&quot;;&quot;EVERYMAN&quot;);&quot;r&quot;;&quot;RESTRICTED&quot;);&quot;o&quot;;&quot;OCCUPATIONAL&quot;);&quot;,&quot;))">
            <text:p/>
          </table:table-cell>
          <table:table-cell table:formula="of:=IF(LEN(TRIM([CulturesData.V27]))=0;&quot;&quot;;CONCATENATE([CulturesData.V$1];SUBSTITUTE(SUBSTITUTE(SUBSTITUTE([CulturesData.V27];&quot;e&quot;;&quot;EVERYMAN&quot;);&quot;r&quot;;&quot;RESTRICTED&quot;);&quot;o&quot;;&quot;OCCUPATIONAL&quot;);&quot;,&quot;))" office:value-type="string" office:string-value="G3=1,">
            <text:p>G3=1,</text:p>
          </table:table-cell>
          <table:table-cell table:formula="of:=IF(LEN(TRIM([CulturesData.W27]))=0;&quot;&quot;;CONCATENATE([CulturesData.W$1];SUBSTITUTE(SUBSTITUTE(SUBSTITUTE([CulturesData.W27];&quot;e&quot;;&quot;EVERYMAN&quot;);&quot;r&quot;;&quot;RESTRICTED&quot;);&quot;o&quot;;&quot;OCCUPATIONAL&quot;);&quot;,&quot;))">
            <text:p/>
          </table:table-cell>
          <table:table-cell table:formula="of:=IF(LEN(TRIM([CulturesData.X27]))=0;&quot;&quot;;CONCATENATE([CulturesData.X$1];SUBSTITUTE(SUBSTITUTE(SUBSTITUTE([CulturesData.X27];&quot;e&quot;;&quot;EVERYMAN&quot;);&quot;r&quot;;&quot;RESTRICTED&quot;);&quot;o&quot;;&quot;OCCUPATIONAL&quot;);&quot;,&quot;))">
            <text:p/>
          </table:table-cell>
          <table:table-cell table:formula="of:=IF(LEN(TRIM([CulturesData.Y27]))=0;&quot;&quot;;CONCATENATE([CulturesData.Y$1];SUBSTITUTE(SUBSTITUTE(SUBSTITUTE([CulturesData.Y27];&quot;e&quot;;&quot;EVERYMAN&quot;);&quot;r&quot;;&quot;RESTRICTED&quot;);&quot;o&quot;;&quot;OCCUPATIONAL&quot;);&quot;,&quot;))">
            <text:p/>
          </table:table-cell>
          <table:table-cell table:formula="of:=IF(LEN(TRIM([CulturesData.Z27]))=0;&quot;&quot;;CONCATENATE([CulturesData.Z$1];SUBSTITUTE(SUBSTITUTE(SUBSTITUTE([CulturesData.Z27];&quot;e&quot;;&quot;EVERYMAN&quot;);&quot;r&quot;;&quot;RESTRICTED&quot;);&quot;o&quot;;&quot;OCCUPATIONAL&quot;);&quot;,&quot;))">
            <text:p/>
          </table:table-cell>
          <table:table-cell table:formula="of:=IF(LEN(TRIM([CulturesData.AA27]))=0;&quot;&quot;;CONCATENATE([CulturesData.AA$1];SUBSTITUTE(SUBSTITUTE(SUBSTITUTE([CulturesData.AA27];&quot;e&quot;;&quot;EVERYMAN&quot;);&quot;r&quot;;&quot;RESTRICTED&quot;);&quot;o&quot;;&quot;OCCUPATIONAL&quot;);&quot;,&quot;))" office:value-type="string" office:string-value="G1=1,">
            <text:p>G1=1,</text:p>
          </table:table-cell>
          <table:table-cell table:formula="of:=IF(LEN(TRIM([CulturesData.AB27]))=0;&quot;&quot;;CONCATENATE([CulturesData.AB$1];SUBSTITUTE(SUBSTITUTE(SUBSTITUTE([CulturesData.AB27];&quot;e&quot;;&quot;EVERYMAN&quot;);&quot;r&quot;;&quot;RESTRICTED&quot;);&quot;o&quot;;&quot;OCCUPATIONAL&quot;);&quot;,&quot;))">
            <text:p/>
          </table:table-cell>
          <table:table-cell table:formula="of:=IF(LEN(TRIM([CulturesData.AC27]))=0;&quot;&quot;;CONCATENATE([CulturesData.AC$1];SUBSTITUTE(SUBSTITUTE(SUBSTITUTE([CulturesData.AC27];&quot;e&quot;;&quot;EVERYMAN&quot;);&quot;r&quot;;&quot;RESTRICTED&quot;);&quot;o&quot;;&quot;OCCUPATIONAL&quot;);&quot;,&quot;))">
            <text:p/>
          </table:table-cell>
          <table:table-cell table:formula="of:=IF(LEN(TRIM([CulturesData.AD27]))=0;&quot;&quot;;CONCATENATE([CulturesData.AD$1];SUBSTITUTE(SUBSTITUTE(SUBSTITUTE([CulturesData.AD27];&quot;e&quot;;&quot;EVERYMAN&quot;);&quot;r&quot;;&quot;RESTRICTED&quot;);&quot;o&quot;;&quot;OCCUPATIONAL&quot;);&quot;,&quot;))">
            <text:p/>
          </table:table-cell>
          <table:table-cell table:formula="of:=IF(LEN(TRIM([CulturesData.AE27]))=0;&quot;&quot;;CONCATENATE([CulturesData.AE$1];SUBSTITUTE(SUBSTITUTE(SUBSTITUTE([CulturesData.AE27];&quot;e&quot;;&quot;EVERYMAN&quot;);&quot;r&quot;;&quot;RESTRICTED&quot;);&quot;o&quot;;&quot;OCCUPATIONAL&quot;);&quot;,&quot;))" office:value-type="string" office:string-value="G2=1,">
            <text:p>G2=1,</text:p>
          </table:table-cell>
          <table:table-cell table:formula="of:=IF(LEN(TRIM([CulturesData.AF27]))=0;&quot;&quot;;CONCATENATE([CulturesData.AF$1];SUBSTITUTE(SUBSTITUTE(SUBSTITUTE([CulturesData.AF27];&quot;e&quot;;&quot;EVERYMAN&quot;);&quot;r&quot;;&quot;RESTRICTED&quot;);&quot;o&quot;;&quot;OCCUPATIONAL&quot;);&quot;,&quot;))" office:value-type="string" office:string-value="S14=1,">
            <text:p>S14=1,</text:p>
          </table:table-cell>
          <table:table-cell table:formula="of:=IF(LEN(TRIM([CulturesData.AG27]))=0;&quot;&quot;;CONCATENATE([CulturesData.AG$1];SUBSTITUTE(SUBSTITUTE(SUBSTITUTE([CulturesData.AG27];&quot;e&quot;;&quot;EVERYMAN&quot;);&quot;r&quot;;&quot;RESTRICTED&quot;);&quot;o&quot;;&quot;OCCUPATIONAL&quot;);&quot;,&quot;))">
            <text:p/>
          </table:table-cell>
          <table:table-cell table:formula="of:=IF(LEN(TRIM([CulturesData.AH27]))=0;&quot;&quot;;CONCATENATE([CulturesData.AH$1];SUBSTITUTE(SUBSTITUTE(SUBSTITUTE([CulturesData.AH27];&quot;e&quot;;&quot;EVERYMAN&quot;);&quot;r&quot;;&quot;RESTRICTED&quot;);&quot;o&quot;;&quot;OCCUPATIONAL&quot;);&quot;,&quot;))" office:value-type="string" office:string-value="S168=2,">
            <text:p>S168=2,</text:p>
          </table:table-cell>
          <table:table-cell table:formula="of:=IF(LEN(TRIM([CulturesData.AI27]))=0;&quot;&quot;;CONCATENATE([CulturesData.AI$1];SUBSTITUTE(SUBSTITUTE(SUBSTITUTE([CulturesData.AI27];&quot;e&quot;;&quot;EVERYMAN&quot;);&quot;r&quot;;&quot;RESTRICTED&quot;);&quot;o&quot;;&quot;OCCUPATIONAL&quot;);&quot;,&quot;))" office:value-type="string" office:string-value="G36=3,">
            <text:p>G36=3,</text:p>
          </table:table-cell>
          <table:table-cell table:formula="of:=IF(LEN(TRIM([CulturesData.AJ27]))=0;&quot;&quot;;CONCATENATE([CulturesData.AJ$1];SUBSTITUTE(SUBSTITUTE(SUBSTITUTE([CulturesData.AJ27];&quot;e&quot;;&quot;EVERYMAN&quot;);&quot;r&quot;;&quot;RESTRICTED&quot;);&quot;o&quot;;&quot;OCCUPATIONAL&quot;);&quot;,&quot;))">
            <text:p/>
          </table:table-cell>
          <table:table-cell table:formula="of:=IF(LEN(TRIM([CulturesData.AK27]))=0;&quot;&quot;;CONCATENATE([CulturesData.AK$1];SUBSTITUTE(SUBSTITUTE(SUBSTITUTE([CulturesData.AK27];&quot;e&quot;;&quot;EVERYMAN&quot;);&quot;r&quot;;&quot;RESTRICTED&quot;);&quot;o&quot;;&quot;OCCUPATIONAL&quot;);&quot;,&quot;))">
            <text:p/>
          </table:table-cell>
          <table:table-cell table:formula="of:=IF(LEN(TRIM([CulturesData.AL27]))=0;&quot;&quot;;CONCATENATE([CulturesData.AL$1];SUBSTITUTE(SUBSTITUTE(SUBSTITUTE([CulturesData.AL27];&quot;e&quot;;&quot;EVERYMAN&quot;);&quot;r&quot;;&quot;RESTRICTED&quot;);&quot;o&quot;;&quot;OCCUPATIONAL&quot;);&quot;,&quot;))">
            <text:p/>
          </table:table-cell>
          <table:table-cell table:formula="of:=IF(LEN(TRIM([CulturesData.AM27]))=0;&quot;&quot;;CONCATENATE([CulturesData.AM$1];SUBSTITUTE(SUBSTITUTE(SUBSTITUTE([CulturesData.AM27];&quot;e&quot;;&quot;EVERYMAN&quot;);&quot;r&quot;;&quot;RESTRICTED&quot;);&quot;o&quot;;&quot;OCCUPATIONAL&quot;);&quot;,&quot;))">
            <text:p/>
          </table:table-cell>
          <table:table-cell table:formula="of:=IF(LEN(TRIM([CulturesData.AN27]))=0;&quot;&quot;;CONCATENATE([CulturesData.AN$1];SUBSTITUTE(SUBSTITUTE(SUBSTITUTE([CulturesData.AN27];&quot;e&quot;;&quot;EVERYMAN&quot;);&quot;r&quot;;&quot;RESTRICTED&quot;);&quot;o&quot;;&quot;OCCUPATIONAL&quot;);&quot;,&quot;))" office:value-type="string" office:string-value="S155=RESTRICTED,">
            <text:p>S155=RESTRICTED,</text:p>
          </table:table-cell>
          <table:table-cell table:formula="of:=IF(LEN(TRIM([CulturesData.AO27]))=0;&quot;&quot;;CONCATENATE([CulturesData.AO$1];SUBSTITUTE(SUBSTITUTE(SUBSTITUTE([CulturesData.AO27];&quot;e&quot;;&quot;EVERYMAN&quot;);&quot;r&quot;;&quot;RESTRICTED&quot;);&quot;o&quot;;&quot;OCCUPATIONAL&quot;);&quot;,&quot;))" office:value-type="string" office:string-value="S154=RESTRICTED,">
            <text:p>S154=RESTRICTED,</text:p>
          </table:table-cell>
          <table:table-cell table:formula="of:=IF(LEN(TRIM([CulturesData.AP27]))=0;&quot;&quot;;CONCATENATE([CulturesData.AP$1];SUBSTITUTE(SUBSTITUTE(SUBSTITUTE([CulturesData.AP27];&quot;e&quot;;&quot;EVERYMAN&quot;);&quot;r&quot;;&quot;RESTRICTED&quot;);&quot;o&quot;;&quot;OCCUPATIONAL&quot;);&quot;,&quot;))" office:value-type="string" office:string-value="S64=2,">
            <text:p>S64=2,</text:p>
          </table:table-cell>
          <table:table-cell table:formula="of:=IF(LEN(TRIM([CulturesData.AQ27]))=0;&quot;&quot;;CONCATENATE([CulturesData.AQ$1];SUBSTITUTE(SUBSTITUTE(SUBSTITUTE([CulturesData.AQ27];&quot;e&quot;;&quot;EVERYMAN&quot;);&quot;r&quot;;&quot;RESTRICTED&quot;);&quot;o&quot;;&quot;OCCUPATIONAL&quot;);&quot;,&quot;))">
            <text:p/>
          </table:table-cell>
          <table:table-cell table:formula="of:=IF(LEN(TRIM([CulturesData.AR27]))=0;&quot;&quot;;CONCATENATE([CulturesData.AR$1];SUBSTITUTE(SUBSTITUTE(SUBSTITUTE([CulturesData.AR27];&quot;e&quot;;&quot;EVERYMAN&quot;);&quot;r&quot;;&quot;RESTRICTED&quot;);&quot;o&quot;;&quot;OCCUPATIONAL&quot;);&quot;,&quot;))" office:value-type="string" office:string-value="S503=RESTRICTED,">
            <text:p>S503=RESTRICTED,</text:p>
          </table:table-cell>
          <table:table-cell table:formula="of:=IF(LEN(TRIM([CulturesData.AS27]))=0;&quot;&quot;;CONCATENATE([CulturesData.AS$1];SUBSTITUTE(SUBSTITUTE(SUBSTITUTE([CulturesData.AS27];&quot;e&quot;;&quot;EVERYMAN&quot;);&quot;r&quot;;&quot;RESTRICTED&quot;);&quot;o&quot;;&quot;OCCUPATIONAL&quot;);&quot;,&quot;))" office:value-type="string" office:string-value="S504=RESTRICTED,">
            <text:p>S504=RESTRICTED,</text:p>
          </table:table-cell>
          <table:table-cell table:formula="of:=IF(LEN(TRIM([CulturesData.AT27]))=0;&quot;&quot;;CONCATENATE([CulturesData.AT$1];SUBSTITUTE(SUBSTITUTE(SUBSTITUTE([CulturesData.AT27];&quot;e&quot;;&quot;EVERYMAN&quot;);&quot;r&quot;;&quot;RESTRICTED&quot;);&quot;o&quot;;&quot;OCCUPATIONAL&quot;);&quot;,&quot;))" office:value-type="string" office:string-value="S53=RESTRICTED,">
            <text:p>S53=RESTRICTED,</text:p>
          </table:table-cell>
          <table:table-cell table:formula="of:=IF(LEN(TRIM([CulturesData.AU27]))=0;&quot;&quot;;CONCATENATE([CulturesData.AU$1];SUBSTITUTE(SUBSTITUTE(SUBSTITUTE([CulturesData.AU27];&quot;e&quot;;&quot;EVERYMAN&quot;);&quot;r&quot;;&quot;RESTRICTED&quot;);&quot;o&quot;;&quot;OCCUPATIONAL&quot;);&quot;,&quot;))" office:value-type="string" office:string-value="S54=RESTRICTED,">
            <text:p>S54=RESTRICTED,</text:p>
          </table:table-cell>
          <table:table-cell table:formula="of:=IF(LEN(TRIM([CulturesData.AV27]))=0;&quot;&quot;;CONCATENATE([CulturesData.AV$1];SUBSTITUTE(SUBSTITUTE(SUBSTITUTE([CulturesData.AV27];&quot;e&quot;;&quot;EVERYMAN&quot;);&quot;r&quot;;&quot;RESTRICTED&quot;);&quot;o&quot;;&quot;OCCUPATIONAL&quot;);&quot;,&quot;))" office:value-type="string" office:string-value="G8=1,">
            <text:p>G8=1,</text:p>
          </table:table-cell>
          <table:table-cell table:formula="of:=IF(LEN(TRIM([CulturesData.AW27]))=0;&quot;&quot;;CONCATENATE([CulturesData.AW$1];SUBSTITUTE(SUBSTITUTE(SUBSTITUTE([CulturesData.AW27];&quot;e&quot;;&quot;EVERYMAN&quot;);&quot;r&quot;;&quot;RESTRICTED&quot;);&quot;o&quot;;&quot;OCCUPATIONAL&quot;);&quot;,&quot;))" office:value-type="string" office:string-value="S463=8,">
            <text:p>S463=8,</text:p>
          </table:table-cell>
          <table:table-cell table:formula="of:=IF(LEN(TRIM([CulturesData.AX27]))=0;&quot;&quot;;CONCATENATE([CulturesData.AX$1];SUBSTITUTE(SUBSTITUTE(SUBSTITUTE([CulturesData.AX27];&quot;e&quot;;&quot;EVERYMAN&quot;);&quot;r&quot;;&quot;RESTRICTED&quot;);&quot;o&quot;;&quot;OCCUPATIONAL&quot;);&quot;,&quot;))" office:value-type="string" office:string-value="S464=3,">
            <text:p>S464=3,</text:p>
          </table:table-cell>
          <table:table-cell table:formula="of:=IF(LEN(TRIM([CulturesData.AY27]))=0;&quot;&quot;;CONCATENATE([CulturesData.AY$1];SUBSTITUTE(SUBSTITUTE(SUBSTITUTE([CulturesData.AY27];&quot;e&quot;;&quot;EVERYMAN&quot;);&quot;r&quot;;&quot;RESTRICTED&quot;);&quot;o&quot;;&quot;OCCUPATIONAL&quot;);&quot;,&quot;))" office:value-type="string" office:string-value="S465=5,">
            <text:p>S465=5,</text:p>
          </table:table-cell>
          <table:table-cell table:formula="of:=IF(LEN(TRIM([CulturesData.AZ27]))=0;&quot;&quot;;CONCATENATE([CulturesData.AZ$1];SUBSTITUTE(SUBSTITUTE(SUBSTITUTE([CulturesData.AZ27];&quot;e&quot;;&quot;EVERYMAN&quot;);&quot;r&quot;;&quot;RESTRICTED&quot;);&quot;o&quot;;&quot;OCCUPATIONAL&quot;);&quot;,&quot;))" office:value-type="string" office:string-value="S466=2,">
            <text:p>S466=2,</text:p>
          </table:table-cell>
          <table:table-cell table:formula="of:=IF(LEN(TRIM([CulturesData.BA27]))=0;&quot;&quot;;CONCATENATE([CulturesData.BA$1];SUBSTITUTE(SUBSTITUTE(SUBSTITUTE([CulturesData.BA27];&quot;e&quot;;&quot;EVERYMAN&quot;);&quot;r&quot;;&quot;RESTRICTED&quot;);&quot;o&quot;;&quot;OCCUPATIONAL&quot;);&quot;,&quot;))">
            <text:p/>
          </table:table-cell>
          <table:table-cell table:formula="of:=IF(LEN(TRIM([CulturesData.BB27]))=0;&quot;&quot;;CONCATENATE([CulturesData.BB$1];SUBSTITUTE(SUBSTITUTE(SUBSTITUTE([CulturesData.BB27];&quot;e&quot;;&quot;EVERYMAN&quot;);&quot;r&quot;;&quot;RESTRICTED&quot;);&quot;o&quot;;&quot;OCCUPATIONAL&quot;);&quot;,&quot;))">
            <text:p/>
          </table:table-cell>
          <table:table-cell table:formula="of:=IF(LEN(TRIM([CulturesData.BC27]))=0;&quot;&quot;;CONCATENATE([CulturesData.BC$1];SUBSTITUTE(SUBSTITUTE(SUBSTITUTE([CulturesData.BC27];&quot;e&quot;;&quot;EVERYMAN&quot;);&quot;r&quot;;&quot;RESTRICTED&quot;);&quot;o&quot;;&quot;OCCUPATIONAL&quot;);&quot;,&quot;))">
            <text:p/>
          </table:table-cell>
          <table:table-cell table:formula="of:=IF(LEN(TRIM([CulturesData.BD27]))=0;&quot;&quot;;CONCATENATE([CulturesData.BD$1];SUBSTITUTE(SUBSTITUTE(SUBSTITUTE([CulturesData.BD27];&quot;e&quot;;&quot;EVERYMAN&quot;);&quot;r&quot;;&quot;RESTRICTED&quot;);&quot;o&quot;;&quot;OCCUPATIONAL&quot;);&quot;,&quot;))">
            <text:p/>
          </table:table-cell>
          <table:table-cell table:formula="of:=IF(LEN(TRIM([CulturesData.BE27]))=0;&quot;&quot;;CONCATENATE([CulturesData.BE$1];SUBSTITUTE(SUBSTITUTE(SUBSTITUTE([CulturesData.BE27];&quot;e&quot;;&quot;EVERYMAN&quot;);&quot;r&quot;;&quot;RESTRICTED&quot;);&quot;o&quot;;&quot;OCCUPATIONAL&quot;);&quot;,&quot;))">
            <text:p/>
          </table:table-cell>
          <table:table-cell table:formula="of:=IF(LEN(TRIM([CulturesData.BF27]))=0;&quot;&quot;;CONCATENATE([CulturesData.BF$1];SUBSTITUTE(SUBSTITUTE(SUBSTITUTE([CulturesData.BF27];&quot;e&quot;;&quot;EVERYMAN&quot;);&quot;r&quot;;&quot;RESTRICTED&quot;);&quot;o&quot;;&quot;OCCUPATIONAL&quot;);&quot;,&quot;))">
            <text:p/>
          </table:table-cell>
          <table:table-cell table:formula="of:=IF(LEN(TRIM([CulturesData.BG27]))=0;&quot;&quot;;CONCATENATE([CulturesData.BG$1];SUBSTITUTE(SUBSTITUTE(SUBSTITUTE([CulturesData.BG27];&quot;e&quot;;&quot;EVERYMAN&quot;);&quot;r&quot;;&quot;RESTRICTED&quot;);&quot;o&quot;;&quot;OCCUPATIONAL&quot;);&quot;,&quot;))">
            <text:p/>
          </table:table-cell>
          <table:table-cell table:formula="of:=IF(LEN(TRIM([CulturesData.BH27]))=0;&quot;&quot;;CONCATENATE([CulturesData.BH$1];SUBSTITUTE(SUBSTITUTE(SUBSTITUTE([CulturesData.BH27];&quot;e&quot;;&quot;EVERYMAN&quot;);&quot;r&quot;;&quot;RESTRICTED&quot;);&quot;o&quot;;&quot;OCCUPATIONAL&quot;);&quot;,&quot;))">
            <text:p/>
          </table:table-cell>
          <table:table-cell table:formula="of:=IF(LEN(TRIM([CulturesData.BI27]))=0;&quot;&quot;;CONCATENATE([CulturesData.BI$1];SUBSTITUTE(SUBSTITUTE(SUBSTITUTE([CulturesData.BI27];&quot;e&quot;;&quot;EVERYMAN&quot;);&quot;r&quot;;&quot;RESTRICTED&quot;);&quot;o&quot;;&quot;OCCUPATIONAL&quot;);&quot;,&quot;))">
            <text:p/>
          </table:table-cell>
          <table:table-cell table:formula="of:=IF(LEN(TRIM([CulturesData.BJ27]))=0;&quot;&quot;;CONCATENATE([CulturesData.BJ$1];SUBSTITUTE(SUBSTITUTE(SUBSTITUTE([CulturesData.BJ27];&quot;e&quot;;&quot;EVERYMAN&quot;);&quot;r&quot;;&quot;RESTRICTED&quot;);&quot;o&quot;;&quot;OCCUPATIONAL&quot;);&quot;,&quot;))">
            <text:p/>
          </table:table-cell>
          <table:table-cell table:formula="of:=IF(LEN(TRIM([CulturesData.BK27]))=0;&quot;&quot;;CONCATENATE([CulturesData.BK$1];SUBSTITUTE(SUBSTITUTE(SUBSTITUTE([CulturesData.BK27];&quot;e&quot;;&quot;EVERYMAN&quot;);&quot;r&quot;;&quot;RESTRICTED&quot;);&quot;o&quot;;&quot;OCCUPATIONAL&quot;);&quot;,&quot;))">
            <text:p/>
          </table:table-cell>
          <table:table-cell table:formula="of:=IF(LEN(TRIM([CulturesData.BL27]))=0;&quot;&quot;;CONCATENATE([CulturesData.BL$1];SUBSTITUTE(SUBSTITUTE(SUBSTITUTE([CulturesData.BL27];&quot;e&quot;;&quot;EVERYMAN&quot;);&quot;r&quot;;&quot;RESTRICTED&quot;);&quot;o&quot;;&quot;OCCUPATIONAL&quot;);&quot;,&quot;))">
            <text:p/>
          </table:table-cell>
          <table:table-cell table:formula="of:=IF(LEN(TRIM([CulturesData.BM27]))=0;&quot;&quot;;CONCATENATE([CulturesData.BM$1];SUBSTITUTE(SUBSTITUTE(SUBSTITUTE([CulturesData.BM27];&quot;e&quot;;&quot;EVERYMAN&quot;);&quot;r&quot;;&quot;RESTRICTED&quot;);&quot;o&quot;;&quot;OCCUPATIONAL&quot;);&quot;,&quot;))">
            <text:p/>
          </table:table-cell>
          <table:table-cell table:formula="of:=IF(LEN(TRIM([CulturesData.BN27]))=0;&quot;&quot;;CONCATENATE([CulturesData.BN$1];SUBSTITUTE(SUBSTITUTE(SUBSTITUTE([CulturesData.BN27];&quot;e&quot;;&quot;EVERYMAN&quot;);&quot;r&quot;;&quot;RESTRICTED&quot;);&quot;o&quot;;&quot;OCCUPATIONAL&quot;);&quot;,&quot;))">
            <text:p/>
          </table:table-cell>
          <table:table-cell table:formula="of:=IF(LEN(TRIM([CulturesData.BO27]))=0;&quot;&quot;;CONCATENATE([CulturesData.BO$1];SUBSTITUTE(SUBSTITUTE(SUBSTITUTE([CulturesData.BO27];&quot;e&quot;;&quot;EVERYMAN&quot;);&quot;r&quot;;&quot;RESTRICTED&quot;);&quot;o&quot;;&quot;OCCUPATIONAL&quot;);&quot;,&quot;))" office:value-type="string" office:string-value="S481=8,">
            <text:p>S481=8,</text:p>
          </table:table-cell>
          <table:table-cell table:formula="of:=IF(LEN(TRIM([CulturesData.BP27]))=0;&quot;&quot;;CONCATENATE([CulturesData.BP$1];SUBSTITUTE(SUBSTITUTE(SUBSTITUTE([CulturesData.BP27];&quot;e&quot;;&quot;EVERYMAN&quot;);&quot;r&quot;;&quot;RESTRICTED&quot;);&quot;o&quot;;&quot;OCCUPATIONAL&quot;);&quot;,&quot;))" office:value-type="string" office:string-value="S482=4,">
            <text:p>S482=4,</text:p>
          </table:table-cell>
          <table:table-cell table:formula="of:=IF(LEN(TRIM([CulturesData.BQ27]))=0;&quot;&quot;;CONCATENATE([CulturesData.BQ$1];SUBSTITUTE(SUBSTITUTE(SUBSTITUTE([CulturesData.BQ27];&quot;e&quot;;&quot;EVERYMAN&quot;);&quot;r&quot;;&quot;RESTRICTED&quot;);&quot;o&quot;;&quot;OCCUPATIONAL&quot;);&quot;,&quot;))">
            <text:p/>
          </table:table-cell>
          <table:table-cell table:formula="of:=IF(LEN(TRIM([CulturesData.BR27]))=0;&quot;&quot;;CONCATENATE([CulturesData.BR$1];SUBSTITUTE(SUBSTITUTE(SUBSTITUTE([CulturesData.BR27];&quot;e&quot;;&quot;EVERYMAN&quot;);&quot;r&quot;;&quot;RESTRICTED&quot;);&quot;o&quot;;&quot;OCCUPATIONAL&quot;);&quot;,&quot;))">
            <text:p/>
          </table:table-cell>
          <table:table-cell table:formula="of:=IF(LEN(TRIM([CulturesData.BS27]))=0;&quot;&quot;;CONCATENATE([CulturesData.BS$1];SUBSTITUTE(SUBSTITUTE(SUBSTITUTE([CulturesData.BS27];&quot;e&quot;;&quot;EVERYMAN&quot;);&quot;r&quot;;&quot;RESTRICTED&quot;);&quot;o&quot;;&quot;OCCUPATIONAL&quot;);&quot;,&quot;))">
            <text:p/>
          </table:table-cell>
          <table:table-cell table:formula="of:=IF(LEN(TRIM([CulturesData.BT27]))=0;&quot;&quot;;CONCATENATE([CulturesData.BT$1];SUBSTITUTE(SUBSTITUTE(SUBSTITUTE([CulturesData.BT27];&quot;e&quot;;&quot;EVERYMAN&quot;);&quot;r&quot;;&quot;RESTRICTED&quot;);&quot;o&quot;;&quot;OCCUPATIONAL&quot;);&quot;,&quot;))">
            <text:p/>
          </table:table-cell>
          <table:table-cell table:formula="of:=IF(LEN(TRIM([CulturesData.BU27]))=0;&quot;&quot;;CONCATENATE([CulturesData.BU$1];SUBSTITUTE(SUBSTITUTE(SUBSTITUTE([CulturesData.BU27];&quot;e&quot;;&quot;EVERYMAN&quot;);&quot;r&quot;;&quot;RESTRICTED&quot;);&quot;o&quot;;&quot;OCCUPATIONAL&quot;);&quot;,&quot;))">
            <text:p/>
          </table:table-cell>
          <table:table-cell table:formula="of:=IF(LEN(TRIM([CulturesData.BV27]))=0;&quot;&quot;;CONCATENATE([CulturesData.BV$1];SUBSTITUTE(SUBSTITUTE(SUBSTITUTE([CulturesData.BV27];&quot;e&quot;;&quot;EVERYMAN&quot;);&quot;r&quot;;&quot;RESTRICTED&quot;);&quot;o&quot;;&quot;OCCUPATIONAL&quot;);&quot;,&quot;))">
            <text:p/>
          </table:table-cell>
          <table:table-cell table:formula="of:=IF(LEN(TRIM([CulturesData.BW27]))=0;&quot;&quot;;CONCATENATE([CulturesData.BW$1];SUBSTITUTE(SUBSTITUTE(SUBSTITUTE([CulturesData.BW27];&quot;e&quot;;&quot;EVERYMAN&quot;);&quot;r&quot;;&quot;RESTRICTED&quot;);&quot;o&quot;;&quot;OCCUPATIONAL&quot;);&quot;,&quot;))">
            <text:p/>
          </table:table-cell>
          <table:table-cell table:formula="of:=IF(LEN(TRIM([CulturesData.BX27]))=0;&quot;&quot;;CONCATENATE([CulturesData.BX$1];SUBSTITUTE(SUBSTITUTE(SUBSTITUTE([CulturesData.BX27];&quot;e&quot;;&quot;EVERYMAN&quot;);&quot;r&quot;;&quot;RESTRICTED&quot;);&quot;o&quot;;&quot;OCCUPATIONAL&quot;);&quot;,&quot;))">
            <text:p/>
          </table:table-cell>
          <table:table-cell table:formula="of:=IF(LEN(TRIM([CulturesData.BY27]))=0;&quot;&quot;;CONCATENATE([CulturesData.BY$1];SUBSTITUTE(SUBSTITUTE(SUBSTITUTE([CulturesData.BY27];&quot;e&quot;;&quot;EVERYMAN&quot;);&quot;r&quot;;&quot;RESTRICTED&quot;);&quot;o&quot;;&quot;OCCUPATIONAL&quot;);&quot;,&quot;))">
            <text:p/>
          </table:table-cell>
          <table:table-cell table:formula="of:=IF(LEN(TRIM([CulturesData.BZ27]))=0;&quot;&quot;;CONCATENATE([CulturesData.BZ$1];SUBSTITUTE(SUBSTITUTE(SUBSTITUTE([CulturesData.BZ27];&quot;e&quot;;&quot;EVERYMAN&quot;);&quot;r&quot;;&quot;RESTRICTED&quot;);&quot;o&quot;;&quot;OCCUPATIONAL&quot;);&quot;,&quot;))">
            <text:p/>
          </table:table-cell>
          <table:table-cell table:formula="of:=IF(LEN(TRIM([CulturesData.CA27]))=0;&quot;&quot;;CONCATENATE([CulturesData.CA$1];SUBSTITUTE(SUBSTITUTE(SUBSTITUTE([CulturesData.CA27];&quot;e&quot;;&quot;EVERYMAN&quot;);&quot;r&quot;;&quot;RESTRICTED&quot;);&quot;o&quot;;&quot;OCCUPATIONAL&quot;);&quot;,&quot;))">
            <text:p/>
          </table:table-cell>
          <table:table-cell table:formula="of:=IF(LEN(TRIM([CulturesData.CB27]))=0;&quot;&quot;;CONCATENATE([CulturesData.CB$1];SUBSTITUTE(SUBSTITUTE(SUBSTITUTE([CulturesData.CB27];&quot;e&quot;;&quot;EVERYMAN&quot;);&quot;r&quot;;&quot;RESTRICTED&quot;);&quot;o&quot;;&quot;OCCUPATIONAL&quot;);&quot;,&quot;))">
            <text:p/>
          </table:table-cell>
          <table:table-cell table:formula="of:=IF(LEN(TRIM([CulturesData.CC27]))=0;&quot;&quot;;CONCATENATE([CulturesData.CC$1];SUBSTITUTE(SUBSTITUTE(SUBSTITUTE([CulturesData.CC27];&quot;e&quot;;&quot;EVERYMAN&quot;);&quot;r&quot;;&quot;RESTRICTED&quot;);&quot;o&quot;;&quot;OCCUPATIONAL&quot;);&quot;,&quot;))">
            <text:p/>
          </table:table-cell>
          <table:table-cell table:formula="of:=IF(LEN(TRIM([CulturesData.CD27]))=0;&quot;&quot;;CONCATENATE([CulturesData.CD$1];SUBSTITUTE(SUBSTITUTE(SUBSTITUTE([CulturesData.CD27];&quot;e&quot;;&quot;EVERYMAN&quot;);&quot;r&quot;;&quot;RESTRICTED&quot;);&quot;o&quot;;&quot;OCCUPATIONAL&quot;);&quot;,&quot;))">
            <text:p/>
          </table:table-cell>
          <table:table-cell table:formula="of:=IF(LEN(TRIM([CulturesData.CE27]))=0;&quot;&quot;;CONCATENATE([CulturesData.CE$1];SUBSTITUTE(SUBSTITUTE(SUBSTITUTE([CulturesData.CE27];&quot;e&quot;;&quot;EVERYMAN&quot;);&quot;r&quot;;&quot;RESTRICTED&quot;);&quot;o&quot;;&quot;OCCUPATIONAL&quot;);&quot;,&quot;))">
            <text:p/>
          </table:table-cell>
          <table:table-cell table:formula="of:=IF(LEN(TRIM([CulturesData.CF27]))=0;&quot;&quot;;CONCATENATE([CulturesData.CF$1];SUBSTITUTE(SUBSTITUTE(SUBSTITUTE([CulturesData.CF27];&quot;e&quot;;&quot;EVERYMAN&quot;);&quot;r&quot;;&quot;RESTRICTED&quot;);&quot;o&quot;;&quot;OCCUPATIONAL&quot;);&quot;,&quot;))">
            <text:p/>
          </table:table-cell>
          <table:table-cell table:formula="of:=IF(LEN(TRIM([CulturesData.CG27]))=0;&quot;&quot;;CONCATENATE([CulturesData.CG$1];SUBSTITUTE(SUBSTITUTE(SUBSTITUTE([CulturesData.CG27];&quot;e&quot;;&quot;EVERYMAN&quot;);&quot;r&quot;;&quot;RESTRICTED&quot;);&quot;o&quot;;&quot;OCCUPATIONAL&quot;);&quot;,&quot;))">
            <text:p/>
          </table:table-cell>
          <table:table-cell table:formula="of:=IF(LEN(TRIM([CulturesData.CH27]))=0;&quot;&quot;;CONCATENATE([CulturesData.CH$1];SUBSTITUTE(SUBSTITUTE(SUBSTITUTE([CulturesData.CH27];&quot;e&quot;;&quot;EVERYMAN&quot;);&quot;r&quot;;&quot;RESTRICTED&quot;);&quot;o&quot;;&quot;OCCUPATIONAL&quot;);&quot;,&quot;))">
            <text:p/>
          </table:table-cell>
          <table:table-cell table:formula="of:=IF(LEN(TRIM([CulturesData.CI27]))=0;&quot;&quot;;CONCATENATE([CulturesData.CI$1];SUBSTITUTE(SUBSTITUTE(SUBSTITUTE([CulturesData.CI27];&quot;e&quot;;&quot;EVERYMAN&quot;);&quot;r&quot;;&quot;RESTRICTED&quot;);&quot;o&quot;;&quot;OCCUPATIONAL&quot;);&quot;,&quot;))">
            <text:p/>
          </table:table-cell>
          <table:table-cell table:formula="of:=IF(LEN(TRIM([CulturesData.CJ27]))=0;&quot;&quot;;CONCATENATE([CulturesData.CJ$1];SUBSTITUTE(SUBSTITUTE(SUBSTITUTE([CulturesData.CJ27];&quot;e&quot;;&quot;EVERYMAN&quot;);&quot;r&quot;;&quot;RESTRICTED&quot;);&quot;o&quot;;&quot;OCCUPATIONAL&quot;);&quot;,&quot;))">
            <text:p/>
          </table:table-cell>
          <table:table-cell table:formula="of:=IF(LEN(TRIM([CulturesData.CK27]))=0;&quot;&quot;;CONCATENATE([CulturesData.CK$1];SUBSTITUTE(SUBSTITUTE(SUBSTITUTE([CulturesData.CK27];&quot;e&quot;;&quot;EVERYMAN&quot;);&quot;r&quot;;&quot;RESTRICTED&quot;);&quot;o&quot;;&quot;OCCUPATIONAL&quot;);&quot;,&quot;))" office:value-type="string" office:string-value="S61=RESTRICTED,">
            <text:p>S61=RESTRICTED,</text:p>
          </table:table-cell>
          <table:table-cell table:formula="of:=IF(LEN(TRIM([CulturesData.CL27]))=0;&quot;&quot;;CONCATENATE([CulturesData.CL$1];SUBSTITUTE(SUBSTITUTE(SUBSTITUTE([CulturesData.CL27];&quot;e&quot;;&quot;EVERYMAN&quot;);&quot;r&quot;;&quot;RESTRICTED&quot;);&quot;o&quot;;&quot;OCCUPATIONAL&quot;);&quot;,&quot;))">
            <text:p/>
          </table:table-cell>
          <table:table-cell table:formula="of:=IF(LEN(TRIM([CulturesData.CM27]))=0;&quot;&quot;;CONCATENATE([CulturesData.CM$1];SUBSTITUTE(SUBSTITUTE(SUBSTITUTE([CulturesData.CM27];&quot;e&quot;;&quot;EVERYMAN&quot;);&quot;r&quot;;&quot;RESTRICTED&quot;);&quot;o&quot;;&quot;OCCUPATIONAL&quot;);&quot;,&quot;))">
            <text:p/>
          </table:table-cell>
          <table:table-cell table:formula="of:=IF(LEN(TRIM([CulturesData.CN27]))=0;&quot;&quot;;CONCATENATE([CulturesData.CN$1];SUBSTITUTE(SUBSTITUTE(SUBSTITUTE([CulturesData.CN27];&quot;e&quot;;&quot;EVERYMAN&quot;);&quot;r&quot;;&quot;RESTRICTED&quot;);&quot;o&quot;;&quot;OCCUPATIONAL&quot;);&quot;,&quot;))">
            <text:p/>
          </table:table-cell>
          <table:table-cell table:formula="of:=IF(LEN(TRIM([CulturesData.CO27]))=0;&quot;&quot;;CONCATENATE([CulturesData.CO$1];SUBSTITUTE(SUBSTITUTE(SUBSTITUTE([CulturesData.CO27];&quot;e&quot;;&quot;EVERYMAN&quot;);&quot;r&quot;;&quot;RESTRICTED&quot;);&quot;o&quot;;&quot;OCCUPATIONAL&quot;);&quot;,&quot;))">
            <text:p/>
          </table:table-cell>
          <table:table-cell table:formula="of:=IF(LEN(TRIM([CulturesData.CP27]))=0;&quot;&quot;;CONCATENATE([CulturesData.CP$1];SUBSTITUTE(SUBSTITUTE(SUBSTITUTE([CulturesData.CP27];&quot;e&quot;;&quot;EVERYMAN&quot;);&quot;r&quot;;&quot;RESTRICTED&quot;);&quot;o&quot;;&quot;OCCUPATIONAL&quot;);&quot;,&quot;))">
            <text:p/>
          </table:table-cell>
          <table:table-cell table:formula="of:=IF(LEN(TRIM([CulturesData.CQ27]))=0;&quot;&quot;;CONCATENATE([CulturesData.CQ$1];SUBSTITUTE(SUBSTITUTE(SUBSTITUTE([CulturesData.CQ27];&quot;e&quot;;&quot;EVERYMAN&quot;);&quot;r&quot;;&quot;RESTRICTED&quot;);&quot;o&quot;;&quot;OCCUPATIONAL&quot;);&quot;,&quot;))">
            <text:p/>
          </table:table-cell>
          <table:table-cell table:formula="of:=IF(LEN(TRIM([CulturesData.CR27]))=0;&quot;&quot;;CONCATENATE([CulturesData.CR$1];SUBSTITUTE(SUBSTITUTE(SUBSTITUTE([CulturesData.CR27];&quot;e&quot;;&quot;EVERYMAN&quot;);&quot;r&quot;;&quot;RESTRICTED&quot;);&quot;o&quot;;&quot;OCCUPATIONAL&quot;);&quot;,&quot;))">
            <text:p/>
          </table:table-cell>
          <table:table-cell table:formula="of:=IF(LEN(TRIM([CulturesData.CS27]))=0;&quot;&quot;;CONCATENATE([CulturesData.CS$1];SUBSTITUTE(SUBSTITUTE(SUBSTITUTE([CulturesData.CS27];&quot;e&quot;;&quot;EVERYMAN&quot;);&quot;r&quot;;&quot;RESTRICTED&quot;);&quot;o&quot;;&quot;OCCUPATIONAL&quot;);&quot;,&quot;))">
            <text:p/>
          </table:table-cell>
          <table:table-cell table:formula="of:=IF(LEN(TRIM([CulturesData.CT27]))=0;&quot;&quot;;CONCATENATE([CulturesData.CT$1];SUBSTITUTE(SUBSTITUTE(SUBSTITUTE([CulturesData.CT27];&quot;e&quot;;&quot;EVERYMAN&quot;);&quot;r&quot;;&quot;RESTRICTED&quot;);&quot;o&quot;;&quot;OCCUPATIONAL&quot;);&quot;,&quot;))">
            <text:p/>
          </table:table-cell>
          <table:table-cell table:formula="of:=IF(LEN(TRIM([CulturesData.CU27]))=0;&quot;&quot;;CONCATENATE([CulturesData.CU$1];SUBSTITUTE(SUBSTITUTE(SUBSTITUTE([CulturesData.CU27];&quot;e&quot;;&quot;EVERYMAN&quot;);&quot;r&quot;;&quot;RESTRICTED&quot;);&quot;o&quot;;&quot;OCCUPATIONAL&quot;);&quot;,&quot;))">
            <text:p/>
          </table:table-cell>
          <table:table-cell table:formula="of:=IF(LEN(TRIM([CulturesData.CV27]))=0;&quot;&quot;;CONCATENATE([CulturesData.CV$1];SUBSTITUTE(SUBSTITUTE(SUBSTITUTE([CulturesData.CV27];&quot;e&quot;;&quot;EVERYMAN&quot;);&quot;r&quot;;&quot;RESTRICTED&quot;);&quot;o&quot;;&quot;OCCUPATIONAL&quot;);&quot;,&quot;))">
            <text:p/>
          </table:table-cell>
          <table:table-cell table:formula="of:=IF(LEN(TRIM([CulturesData.CW27]))=0;&quot;&quot;;CONCATENATE([CulturesData.CW$1];SUBSTITUTE(SUBSTITUTE(SUBSTITUTE([CulturesData.CW27];&quot;e&quot;;&quot;EVERYMAN&quot;);&quot;r&quot;;&quot;RESTRICTED&quot;);&quot;o&quot;;&quot;OCCUPATIONAL&quot;);&quot;,&quot;))">
            <text:p/>
          </table:table-cell>
          <table:table-cell table:formula="of:=IF(LEN(TRIM([CulturesData.CX27]))=0;&quot;&quot;;CONCATENATE([CulturesData.CX$1];SUBSTITUTE(SUBSTITUTE(SUBSTITUTE([CulturesData.CX27];&quot;e&quot;;&quot;EVERYMAN&quot;);&quot;r&quot;;&quot;RESTRICTED&quot;);&quot;o&quot;;&quot;OCCUPATIONAL&quot;);&quot;,&quot;))">
            <text:p/>
          </table:table-cell>
          <table:table-cell table:formula="of:=IF(LEN(TRIM([CulturesData.CY27]))=0;&quot;&quot;;CONCATENATE([CulturesData.CY$1];SUBSTITUTE(SUBSTITUTE(SUBSTITUTE([CulturesData.CY27];&quot;e&quot;;&quot;EVERYMAN&quot;);&quot;r&quot;;&quot;RESTRICTED&quot;);&quot;o&quot;;&quot;OCCUPATIONAL&quot;);&quot;,&quot;))">
            <text:p/>
          </table:table-cell>
          <table:table-cell table:formula="of:=IF(LEN(TRIM([CulturesData.CZ27]))=0;&quot;&quot;;CONCATENATE([CulturesData.CZ$1];SUBSTITUTE(SUBSTITUTE(SUBSTITUTE([CulturesData.CZ27];&quot;e&quot;;&quot;EVERYMAN&quot;);&quot;r&quot;;&quot;RESTRICTED&quot;);&quot;o&quot;;&quot;OCCUPATIONAL&quot;);&quot;,&quot;))">
            <text:p/>
          </table:table-cell>
          <table:table-cell table:formula="of:=IF(LEN(TRIM([CulturesData.DA27]))=0;&quot;&quot;;CONCATENATE([CulturesData.DA$1];SUBSTITUTE(SUBSTITUTE(SUBSTITUTE([CulturesData.DA27];&quot;e&quot;;&quot;EVERYMAN&quot;);&quot;r&quot;;&quot;RESTRICTED&quot;);&quot;o&quot;;&quot;OCCUPATIONAL&quot;);&quot;,&quot;))">
            <text:p/>
          </table:table-cell>
          <table:table-cell table:formula="of:=IF(LEN(TRIM([CulturesData.DB27]))=0;&quot;&quot;;CONCATENATE([CulturesData.DB$1];SUBSTITUTE(SUBSTITUTE(SUBSTITUTE([CulturesData.DB27];&quot;e&quot;;&quot;EVERYMAN&quot;);&quot;r&quot;;&quot;RESTRICTED&quot;);&quot;o&quot;;&quot;OCCUPATIONAL&quot;);&quot;,&quot;))">
            <text:p/>
          </table:table-cell>
          <table:table-cell table:formula="of:=IF(LEN(TRIM([CulturesData.DC27]))=0;&quot;&quot;;CONCATENATE([CulturesData.DC$1];SUBSTITUTE(SUBSTITUTE(SUBSTITUTE([CulturesData.DC27];&quot;e&quot;;&quot;EVERYMAN&quot;);&quot;r&quot;;&quot;RESTRICTED&quot;);&quot;o&quot;;&quot;OCCUPATIONAL&quot;);&quot;,&quot;))">
            <text:p/>
          </table:table-cell>
          <table:table-cell table:formula="of:=IF(LEN(TRIM([CulturesData.DD27]))=0;&quot;&quot;;CONCATENATE([CulturesData.DD$1];SUBSTITUTE(SUBSTITUTE(SUBSTITUTE([CulturesData.DD27];&quot;e&quot;;&quot;EVERYMAN&quot;);&quot;r&quot;;&quot;RESTRICTED&quot;);&quot;o&quot;;&quot;OCCUPATIONAL&quot;);&quot;,&quot;))">
            <text:p/>
          </table:table-cell>
          <table:table-cell table:formula="of:=IF(LEN(TRIM([CulturesData.DE27]))=0;&quot;&quot;;CONCATENATE([CulturesData.DE$1];SUBSTITUTE(SUBSTITUTE(SUBSTITUTE([CulturesData.DE27];&quot;e&quot;;&quot;EVERYMAN&quot;);&quot;r&quot;;&quot;RESTRICTED&quot;);&quot;o&quot;;&quot;OCCUPATIONAL&quot;);&quot;,&quot;))">
            <text:p/>
          </table:table-cell>
          <table:table-cell table:formula="of:=IF(LEN(TRIM([CulturesData.DF27]))=0;&quot;&quot;;CONCATENATE([CulturesData.DF$1];SUBSTITUTE(SUBSTITUTE(SUBSTITUTE([CulturesData.DF27];&quot;e&quot;;&quot;EVERYMAN&quot;);&quot;r&quot;;&quot;RESTRICTED&quot;);&quot;o&quot;;&quot;OCCUPATIONAL&quot;);&quot;,&quot;))" office:value-type="string" office:string-value="G37=3,">
            <text:p>G37=3,</text:p>
          </table:table-cell>
          <table:table-cell table:formula="of:=IF(LEN(TRIM([CulturesData.DG27]))=0;&quot;&quot;;CONCATENATE([CulturesData.DG$1];SUBSTITUTE(SUBSTITUTE(SUBSTITUTE([CulturesData.DG27];&quot;e&quot;;&quot;EVERYMAN&quot;);&quot;r&quot;;&quot;RESTRICTED&quot;);&quot;o&quot;;&quot;OCCUPATIONAL&quot;);&quot;,&quot;))" office:value-type="string" office:string-value="S426=3,">
            <text:p>S426=3,</text:p>
          </table:table-cell>
          <table:table-cell table:formula="of:=IF(LEN(TRIM([CulturesData.DH27]))=0;&quot;&quot;;CONCATENATE([CulturesData.DH$1];SUBSTITUTE(SUBSTITUTE(SUBSTITUTE([CulturesData.DH27];&quot;e&quot;;&quot;EVERYMAN&quot;);&quot;r&quot;;&quot;RESTRICTED&quot;);&quot;o&quot;;&quot;OCCUPATIONAL&quot;);&quot;,&quot;))" office:value-type="string" office:string-value="S339=3,">
            <text:p>S339=3,</text:p>
          </table:table-cell>
          <table:table-cell table:formula="of:=IF(LEN(TRIM([CulturesData.DI27]))=0;&quot;&quot;;CONCATENATE([CulturesData.DI$1];SUBSTITUTE(SUBSTITUTE(SUBSTITUTE([CulturesData.DI27];&quot;e&quot;;&quot;EVERYMAN&quot;);&quot;r&quot;;&quot;RESTRICTED&quot;);&quot;o&quot;;&quot;OCCUPATIONAL&quot;);&quot;,&quot;))">
            <text:p/>
          </table:table-cell>
          <table:table-cell table:formula="of:=IF(LEN(TRIM([CulturesData.DJ27]))=0;&quot;&quot;;CONCATENATE([CulturesData.DJ$1];SUBSTITUTE(SUBSTITUTE(SUBSTITUTE([CulturesData.DJ27];&quot;e&quot;;&quot;EVERYMAN&quot;);&quot;r&quot;;&quot;RESTRICTED&quot;);&quot;o&quot;;&quot;OCCUPATIONAL&quot;);&quot;,&quot;))">
            <text:p/>
          </table:table-cell>
          <table:table-cell table:formula="of:=IF(LEN(TRIM([CulturesData.DK27]))=0;&quot;&quot;;CONCATENATE([CulturesData.DK$1];SUBSTITUTE(SUBSTITUTE(SUBSTITUTE([CulturesData.DK27];&quot;e&quot;;&quot;EVERYMAN&quot;);&quot;r&quot;;&quot;RESTRICTED&quot;);&quot;o&quot;;&quot;OCCUPATIONAL&quot;);&quot;,&quot;))">
            <text:p/>
          </table:table-cell>
          <table:table-cell table:formula="of:=IF(LEN(TRIM([CulturesData.DL27]))=0;&quot;&quot;;CONCATENATE([CulturesData.DL$1];SUBSTITUTE(SUBSTITUTE(SUBSTITUTE([CulturesData.DL27];&quot;e&quot;;&quot;EVERYMAN&quot;);&quot;r&quot;;&quot;RESTRICTED&quot;);&quot;o&quot;;&quot;OCCUPATIONAL&quot;);&quot;,&quot;))">
            <text:p/>
          </table:table-cell>
          <table:table-cell table:formula="of:=IF(LEN(TRIM([CulturesData.DM27]))=0;&quot;&quot;;CONCATENATE([CulturesData.DM$1];SUBSTITUTE(SUBSTITUTE(SUBSTITUTE([CulturesData.DM27];&quot;e&quot;;&quot;EVERYMAN&quot;);&quot;r&quot;;&quot;RESTRICTED&quot;);&quot;o&quot;;&quot;OCCUPATIONAL&quot;);&quot;,&quot;))">
            <text:p/>
          </table:table-cell>
          <table:table-cell table:formula="of:=IF(LEN(TRIM([CulturesData.DN27]))=0;&quot;&quot;;CONCATENATE([CulturesData.DN$1];SUBSTITUTE(SUBSTITUTE(SUBSTITUTE([CulturesData.DN27];&quot;e&quot;;&quot;EVERYMAN&quot;);&quot;r&quot;;&quot;RESTRICTED&quot;);&quot;o&quot;;&quot;OCCUPATIONAL&quot;);&quot;,&quot;))">
            <text:p/>
          </table:table-cell>
          <table:table-cell table:formula="of:=IF(LEN(TRIM([CulturesData.DO27]))=0;&quot;&quot;;CONCATENATE([CulturesData.DO$1];SUBSTITUTE(SUBSTITUTE(SUBSTITUTE([CulturesData.DO27];&quot;e&quot;;&quot;EVERYMAN&quot;);&quot;r&quot;;&quot;RESTRICTED&quot;);&quot;o&quot;;&quot;OCCUPATIONAL&quot;);&quot;,&quot;))" office:value-type="string" office:string-value="S445=RESTRICTED,">
            <text:p>S445=RESTRICTED,</text:p>
          </table:table-cell>
          <table:table-cell table:formula="of:=IF(LEN(TRIM([CulturesData.DP27]))=0;&quot;&quot;;CONCATENATE([CulturesData.DP$1];SUBSTITUTE(SUBSTITUTE(SUBSTITUTE([CulturesData.DP27];&quot;e&quot;;&quot;EVERYMAN&quot;);&quot;r&quot;;&quot;RESTRICTED&quot;);&quot;o&quot;;&quot;OCCUPATIONAL&quot;);&quot;,&quot;))" office:value-type="string" office:string-value="S443=RESTRICTED,">
            <text:p>S443=RESTRICTED,</text:p>
          </table:table-cell>
          <table:table-cell table:formula="of:=IF(LEN(TRIM([CulturesData.DQ27]))=0;&quot;&quot;;CONCATENATE([CulturesData.DQ$1];SUBSTITUTE(SUBSTITUTE(SUBSTITUTE([CulturesData.DQ27];&quot;e&quot;;&quot;EVERYMAN&quot;);&quot;r&quot;;&quot;RESTRICTED&quot;);&quot;o&quot;;&quot;OCCUPATIONAL&quot;);&quot;,&quot;))">
            <text:p/>
          </table:table-cell>
          <table:table-cell table:formula="of:=IF(LEN(TRIM([CulturesData.DR27]))=0;&quot;&quot;;CONCATENATE([CulturesData.DR$1];SUBSTITUTE(SUBSTITUTE(SUBSTITUTE([CulturesData.DR27];&quot;e&quot;;&quot;EVERYMAN&quot;);&quot;r&quot;;&quot;RESTRICTED&quot;);&quot;o&quot;;&quot;OCCUPATIONAL&quot;);&quot;,&quot;))">
            <text:p/>
          </table:table-cell>
          <table:table-cell table:formula="of:=IF(LEN(TRIM([CulturesData.DS27]))=0;&quot;&quot;;CONCATENATE([CulturesData.DS$1];SUBSTITUTE(SUBSTITUTE(SUBSTITUTE([CulturesData.DS27];&quot;e&quot;;&quot;EVERYMAN&quot;);&quot;r&quot;;&quot;RESTRICTED&quot;);&quot;o&quot;;&quot;OCCUPATIONAL&quot;);&quot;,&quot;))" office:value-type="string" office:string-value="S507=RESTRICTED,">
            <text:p>S507=RESTRICTED,</text:p>
          </table:table-cell>
          <table:table-cell table:formula="of:=IF(LEN(TRIM([CulturesData.DT27]))=0;&quot;&quot;;CONCATENATE([CulturesData.DT$1];SUBSTITUTE(SUBSTITUTE(SUBSTITUTE([CulturesData.DT27];&quot;e&quot;;&quot;EVERYMAN&quot;);&quot;r&quot;;&quot;RESTRICTED&quot;);&quot;o&quot;;&quot;OCCUPATIONAL&quot;);&quot;,&quot;))">
            <text:p/>
          </table:table-cell>
          <table:table-cell table:formula="of:=IF(LEN(TRIM([CulturesData.DU27]))=0;&quot;&quot;;CONCATENATE([CulturesData.DU$1];SUBSTITUTE(SUBSTITUTE(SUBSTITUTE([CulturesData.DU27];&quot;e&quot;;&quot;EVERYMAN&quot;);&quot;r&quot;;&quot;RESTRICTED&quot;);&quot;o&quot;;&quot;OCCUPATIONAL&quot;);&quot;,&quot;))" office:value-type="string" office:string-value="S447=RESTRICTED,">
            <text:p>S447=RESTRICTED,</text:p>
          </table:table-cell>
          <table:table-cell table:formula="of:=IF(LEN(TRIM([CulturesData.DV27]))=0;&quot;&quot;;CONCATENATE([CulturesData.DV$1];SUBSTITUTE(SUBSTITUTE(SUBSTITUTE([CulturesData.DV27];&quot;e&quot;;&quot;EVERYMAN&quot;);&quot;r&quot;;&quot;RESTRICTED&quot;);&quot;o&quot;;&quot;OCCUPATIONAL&quot;);&quot;,&quot;))" office:value-type="string" office:string-value="S448=RESTRICTED,">
            <text:p>S448=RESTRICTED,</text:p>
          </table:table-cell>
          <table:table-cell table:formula="of:=IF(LEN(TRIM([CulturesData.DW27]))=0;&quot;&quot;;CONCATENATE([CulturesData.DW$1];SUBSTITUTE(SUBSTITUTE(SUBSTITUTE([CulturesData.DW27];&quot;e&quot;;&quot;EVERYMAN&quot;);&quot;r&quot;;&quot;RESTRICTED&quot;);&quot;o&quot;;&quot;OCCUPATIONAL&quot;);&quot;,&quot;))" office:value-type="string" office:string-value="G17=2,">
            <text:p>G17=2,</text:p>
          </table:table-cell>
          <table:table-cell table:formula="of:=IF(LEN(TRIM([CulturesData.DX27]))=0;&quot;&quot;;CONCATENATE([CulturesData.DX$1];SUBSTITUTE(SUBSTITUTE(SUBSTITUTE([CulturesData.DX27];&quot;e&quot;;&quot;EVERYMAN&quot;);&quot;r&quot;;&quot;RESTRICTED&quot;);&quot;o&quot;;&quot;OCCUPATIONAL&quot;);&quot;,&quot;))">
            <text:p/>
          </table:table-cell>
          <table:table-cell table:formula="of:=IF(LEN(TRIM([CulturesData.DY27]))=0;&quot;&quot;;CONCATENATE([CulturesData.DY$1];SUBSTITUTE(SUBSTITUTE(SUBSTITUTE([CulturesData.DY27];&quot;e&quot;;&quot;EVERYMAN&quot;);&quot;r&quot;;&quot;RESTRICTED&quot;);&quot;o&quot;;&quot;OCCUPATIONAL&quot;);&quot;,&quot;))">
            <text:p/>
          </table:table-cell>
          <table:table-cell table:formula="of:=IF(LEN(TRIM([CulturesData.DZ27]))=0;&quot;&quot;;CONCATENATE([CulturesData.DZ$1];SUBSTITUTE(SUBSTITUTE(SUBSTITUTE([CulturesData.DZ27];&quot;e&quot;;&quot;EVERYMAN&quot;);&quot;r&quot;;&quot;RESTRICTED&quot;);&quot;o&quot;;&quot;OCCUPATIONAL&quot;);&quot;,&quot;))">
            <text:p/>
          </table:table-cell>
          <table:table-cell table:formula="of:=IF(LEN(TRIM([CulturesData.EA27]))=0;&quot;&quot;;CONCATENATE([CulturesData.EA$1];SUBSTITUTE(SUBSTITUTE(SUBSTITUTE([CulturesData.EA27];&quot;e&quot;;&quot;EVERYMAN&quot;);&quot;r&quot;;&quot;RESTRICTED&quot;);&quot;o&quot;;&quot;OCCUPATIONAL&quot;);&quot;,&quot;))" office:value-type="string" office:string-value="S204=2,">
            <text:p>S204=2,</text:p>
          </table:table-cell>
          <table:table-cell table:formula="of:=IF(LEN(TRIM([CulturesData.EB27]))=0;&quot;&quot;;CONCATENATE([CulturesData.EB$1];SUBSTITUTE(SUBSTITUTE(SUBSTITUTE([CulturesData.EB27];&quot;e&quot;;&quot;EVERYMAN&quot;);&quot;r&quot;;&quot;RESTRICTED&quot;);&quot;o&quot;;&quot;OCCUPATIONAL&quot;);&quot;,&quot;))" office:value-type="string" office:string-value="S206=RESTRICTED,">
            <text:p>S206=RESTRICTED,</text:p>
          </table:table-cell>
          <table:table-cell table:formula="of:=IF(LEN(TRIM([CulturesData.EC27]))=0;&quot;&quot;;CONCATENATE([CulturesData.EC$1];SUBSTITUTE(SUBSTITUTE(SUBSTITUTE([CulturesData.EC27];&quot;e&quot;;&quot;EVERYMAN&quot;);&quot;r&quot;;&quot;RESTRICTED&quot;);&quot;o&quot;;&quot;OCCUPATIONAL&quot;);&quot;,&quot;))">
            <text:p/>
          </table:table-cell>
          <table:table-cell table:formula="of:=IF(LEN(TRIM([CulturesData.ED27]))=0;&quot;&quot;;CONCATENATE([CulturesData.ED$1];SUBSTITUTE(SUBSTITUTE(SUBSTITUTE([CulturesData.ED27];&quot;e&quot;;&quot;EVERYMAN&quot;);&quot;r&quot;;&quot;RESTRICTED&quot;);&quot;o&quot;;&quot;OCCUPATIONAL&quot;);&quot;,&quot;))">
            <text:p/>
          </table:table-cell>
          <table:table-cell table:formula="of:=IF(LEN(TRIM([CulturesData.EE27]))=0;&quot;&quot;;CONCATENATE([CulturesData.EE$1];SUBSTITUTE(SUBSTITUTE(SUBSTITUTE([CulturesData.EE27];&quot;e&quot;;&quot;EVERYMAN&quot;);&quot;r&quot;;&quot;RESTRICTED&quot;);&quot;o&quot;;&quot;OCCUPATIONAL&quot;);&quot;,&quot;))">
            <text:p/>
          </table:table-cell>
          <table:table-cell table:formula="of:=IF(LEN(TRIM([CulturesData.EF27]))=0;&quot;&quot;;CONCATENATE([CulturesData.EF$1];SUBSTITUTE(SUBSTITUTE(SUBSTITUTE([CulturesData.EF27];&quot;e&quot;;&quot;EVERYMAN&quot;);&quot;r&quot;;&quot;RESTRICTED&quot;);&quot;o&quot;;&quot;OCCUPATIONAL&quot;);&quot;,&quot;))">
            <text:p/>
          </table:table-cell>
          <table:table-cell table:formula="of:=IF(LEN(TRIM([CulturesData.EG27]))=0;&quot;&quot;;CONCATENATE([CulturesData.EG$1];SUBSTITUTE(SUBSTITUTE(SUBSTITUTE([CulturesData.EG27];&quot;e&quot;;&quot;EVERYMAN&quot;);&quot;r&quot;;&quot;RESTRICTED&quot;);&quot;o&quot;;&quot;OCCUPATIONAL&quot;);&quot;,&quot;))">
            <text:p/>
          </table:table-cell>
          <table:table-cell table:formula="of:=IF(LEN(TRIM([CulturesData.EH27]))=0;&quot;&quot;;CONCATENATE([CulturesData.EH$1];SUBSTITUTE(SUBSTITUTE(SUBSTITUTE([CulturesData.EH27];&quot;e&quot;;&quot;EVERYMAN&quot;);&quot;r&quot;;&quot;RESTRICTED&quot;);&quot;o&quot;;&quot;OCCUPATIONAL&quot;);&quot;,&quot;))">
            <text:p/>
          </table:table-cell>
          <table:table-cell table:formula="of:=IF(LEN(TRIM([CulturesData.EI27]))=0;&quot;&quot;;CONCATENATE([CulturesData.EI$1];SUBSTITUTE(SUBSTITUTE(SUBSTITUTE([CulturesData.EI27];&quot;e&quot;;&quot;EVERYMAN&quot;);&quot;r&quot;;&quot;RESTRICTED&quot;);&quot;o&quot;;&quot;OCCUPATIONAL&quot;);&quot;,&quot;))" office:value-type="string" office:string-value="G15=2,">
            <text:p>G15=2,</text:p>
          </table:table-cell>
          <table:table-cell table:formula="of:=IF(LEN(TRIM([CulturesData.EJ27]))=0;&quot;&quot;;CONCATENATE([CulturesData.EJ$1];SUBSTITUTE(SUBSTITUTE(SUBSTITUTE([CulturesData.EJ27];&quot;e&quot;;&quot;EVERYMAN&quot;);&quot;r&quot;;&quot;RESTRICTED&quot;);&quot;o&quot;;&quot;OCCUPATIONAL&quot;);&quot;,&quot;))" office:value-type="string" office:string-value="S100=RESTRICTED,">
            <text:p>S100=RESTRICTED,</text:p>
          </table:table-cell>
          <table:table-cell table:formula="of:=IF(LEN(TRIM([CulturesData.EK27]))=0;&quot;&quot;;CONCATENATE([CulturesData.EK$1];SUBSTITUTE(SUBSTITUTE(SUBSTITUTE([CulturesData.EK27];&quot;e&quot;;&quot;EVERYMAN&quot;);&quot;r&quot;;&quot;RESTRICTED&quot;);&quot;o&quot;;&quot;OCCUPATIONAL&quot;);&quot;,&quot;))">
            <text:p/>
          </table:table-cell>
          <table:table-cell table:formula="of:=IF(LEN(TRIM([CulturesData.EL27]))=0;&quot;&quot;;CONCATENATE([CulturesData.EL$1];SUBSTITUTE(SUBSTITUTE(SUBSTITUTE([CulturesData.EL27];&quot;e&quot;;&quot;EVERYMAN&quot;);&quot;r&quot;;&quot;RESTRICTED&quot;);&quot;o&quot;;&quot;OCCUPATIONAL&quot;);&quot;,&quot;))" office:value-type="string" office:string-value="S96=RESTRICTED,">
            <text:p>S96=RESTRICTED,</text:p>
          </table:table-cell>
          <table:table-cell table:formula="of:=IF(LEN(TRIM([CulturesData.EM27]))=0;&quot;&quot;;CONCATENATE([CulturesData.EM$1];SUBSTITUTE(SUBSTITUTE(SUBSTITUTE([CulturesData.EM27];&quot;e&quot;;&quot;EVERYMAN&quot;);&quot;r&quot;;&quot;RESTRICTED&quot;);&quot;o&quot;;&quot;OCCUPATIONAL&quot;);&quot;,&quot;))" office:value-type="string" office:string-value="G41=1,">
            <text:p>G41=1,</text:p>
          </table:table-cell>
          <table:table-cell table:formula="of:=IF(LEN(TRIM([CulturesData.EN27]))=0;&quot;&quot;;CONCATENATE([CulturesData.EN$1];SUBSTITUTE(SUBSTITUTE(SUBSTITUTE([CulturesData.EN27];&quot;e&quot;;&quot;EVERYMAN&quot;);&quot;r&quot;;&quot;RESTRICTED&quot;);&quot;o&quot;;&quot;OCCUPATIONAL&quot;);&quot;,&quot;))">
            <text:p/>
          </table:table-cell>
          <table:table-cell table:formula="of:=IF(LEN(TRIM([CulturesData.EO27]))=0;&quot;&quot;;CONCATENATE([CulturesData.EO$1];SUBSTITUTE(SUBSTITUTE(SUBSTITUTE([CulturesData.EO27];&quot;e&quot;;&quot;EVERYMAN&quot;);&quot;r&quot;;&quot;RESTRICTED&quot;);&quot;o&quot;;&quot;OCCUPATIONAL&quot;);&quot;,&quot;))">
            <text:p/>
          </table:table-cell>
          <table:table-cell table:formula="of:=IF(LEN(TRIM([CulturesData.EP27]))=0;&quot;&quot;;CONCATENATE([CulturesData.EP$1];SUBSTITUTE(SUBSTITUTE(SUBSTITUTE([CulturesData.EP27];&quot;e&quot;;&quot;EVERYMAN&quot;);&quot;r&quot;;&quot;RESTRICTED&quot;);&quot;o&quot;;&quot;OCCUPATIONAL&quot;);&quot;,&quot;))">
            <text:p/>
          </table:table-cell>
          <table:table-cell table:formula="of:=IF(LEN(TRIM([CulturesData.EQ27]))=0;&quot;&quot;;CONCATENATE([CulturesData.EQ$1];SUBSTITUTE(SUBSTITUTE(SUBSTITUTE([CulturesData.EQ27];&quot;e&quot;;&quot;EVERYMAN&quot;);&quot;r&quot;;&quot;RESTRICTED&quot;);&quot;o&quot;;&quot;OCCUPATIONAL&quot;);&quot;,&quot;))" office:value-type="string" office:string-value="S227=RESTRICTED,">
            <text:p>S227=RESTRICTED,</text:p>
          </table:table-cell>
          <table:table-cell table:formula="of:=IF(LEN(TRIM([CulturesData.ER27]))=0;&quot;&quot;;CONCATENATE([CulturesData.ER$1];SUBSTITUTE(SUBSTITUTE(SUBSTITUTE([CulturesData.ER27];&quot;e&quot;;&quot;EVERYMAN&quot;);&quot;r&quot;;&quot;RESTRICTED&quot;);&quot;o&quot;;&quot;OCCUPATIONAL&quot;);&quot;,&quot;))" office:value-type="string" office:string-value="S235=RESTRICTED,">
            <text:p>S235=RESTRICTED,</text:p>
          </table:table-cell>
          <table:table-cell table:formula="of:=IF(LEN(TRIM([CulturesData.ES27]))=0;&quot;&quot;;CONCATENATE([CulturesData.ES$1];SUBSTITUTE(SUBSTITUTE(SUBSTITUTE([CulturesData.ES27];&quot;e&quot;;&quot;EVERYMAN&quot;);&quot;r&quot;;&quot;RESTRICTED&quot;);&quot;o&quot;;&quot;OCCUPATIONAL&quot;);&quot;,&quot;))" office:value-type="string" office:string-value="S231=RESTRICTED,">
            <text:p>S231=RESTRICTED,</text:p>
          </table:table-cell>
          <table:table-cell table:formula="of:=IF(LEN(TRIM([CulturesData.ET27]))=0;&quot;&quot;;CONCATENATE([CulturesData.ET$1];SUBSTITUTE(SUBSTITUTE(SUBSTITUTE([CulturesData.ET27];&quot;e&quot;;&quot;EVERYMAN&quot;);&quot;r&quot;;&quot;RESTRICTED&quot;);&quot;o&quot;;&quot;OCCUPATIONAL&quot;);&quot;,&quot;))" office:value-type="string" office:string-value="S237=RESTRICTED,">
            <text:p>S237=RESTRICTED,</text:p>
          </table:table-cell>
          <table:table-cell table:formula="of:=IF(LEN(TRIM([CulturesData.EU27]))=0;&quot;&quot;;CONCATENATE([CulturesData.EU$1];SUBSTITUTE(SUBSTITUTE(SUBSTITUTE([CulturesData.EU27];&quot;e&quot;;&quot;EVERYMAN&quot;);&quot;r&quot;;&quot;RESTRICTED&quot;);&quot;o&quot;;&quot;OCCUPATIONAL&quot;);&quot;,&quot;))" office:value-type="string" office:string-value="S514=RESTRICTED,">
            <text:p>S514=RESTRICTED,</text:p>
          </table:table-cell>
          <table:table-cell table:formula="of:=IF(LEN(TRIM([CulturesData.EV27]))=0;&quot;&quot;;CONCATENATE([CulturesData.EV$1];SUBSTITUTE(SUBSTITUTE(SUBSTITUTE([CulturesData.EV27];&quot;e&quot;;&quot;EVERYMAN&quot;);&quot;r&quot;;&quot;RESTRICTED&quot;);&quot;o&quot;;&quot;OCCUPATIONAL&quot;);&quot;,&quot;))" office:value-type="string" office:string-value="S515=RESTRICTED,">
            <text:p>S515=RESTRICTED,</text:p>
          </table:table-cell>
          <table:table-cell table:formula="of:=IF(LEN(TRIM([CulturesData.EW27]))=0;&quot;&quot;;CONCATENATE([CulturesData.EW$1];SUBSTITUTE(SUBSTITUTE(SUBSTITUTE([CulturesData.EW27];&quot;e&quot;;&quot;EVERYMAN&quot;);&quot;r&quot;;&quot;RESTRICTED&quot;);&quot;o&quot;;&quot;OCCUPATIONAL&quot;);&quot;,&quot;))" office:value-type="string" office:string-value="S516=RESTRICTED,">
            <text:p>S516=RESTRICTED,</text:p>
          </table:table-cell>
          <table:table-cell table:formula="of:=IF(LEN(TRIM([CulturesData.EX27]))=0;&quot;&quot;;CONCATENATE([CulturesData.EX$1];SUBSTITUTE(SUBSTITUTE(SUBSTITUTE([CulturesData.EX27];&quot;e&quot;;&quot;EVERYMAN&quot;);&quot;r&quot;;&quot;RESTRICTED&quot;);&quot;o&quot;;&quot;OCCUPATIONAL&quot;);&quot;,&quot;))" office:value-type="string" office:string-value="S517=RESTRICTED,">
            <text:p>S517=RESTRICTED,</text:p>
          </table:table-cell>
          <table:table-cell table:formula="of:=IF(LEN(TRIM([CulturesData.EY27]))=0;&quot;&quot;;CONCATENATE([CulturesData.EY$1];SUBSTITUTE(SUBSTITUTE(SUBSTITUTE([CulturesData.EY27];&quot;e&quot;;&quot;EVERYMAN&quot;);&quot;r&quot;;&quot;RESTRICTED&quot;);&quot;o&quot;;&quot;OCCUPATIONAL&quot;);&quot;,&quot;))" office:value-type="string" office:string-value="S518=RESTRICTED,">
            <text:p>S518=RESTRICTED,</text:p>
          </table:table-cell>
          <table:table-cell table:formula="of:=IF(LEN(TRIM([CulturesData.EZ27]))=0;&quot;&quot;;CONCATENATE([CulturesData.EZ$1];SUBSTITUTE(SUBSTITUTE(SUBSTITUTE([CulturesData.EZ27];&quot;e&quot;;&quot;EVERYMAN&quot;);&quot;r&quot;;&quot;RESTRICTED&quot;);&quot;o&quot;;&quot;OCCUPATIONAL&quot;);&quot;,&quot;))" office:value-type="string" office:string-value="S528=RESTRICTED,">
            <text:p>S528=RESTRICTED,</text:p>
          </table:table-cell>
          <table:table-cell table:formula="of:=IF(LEN(TRIM([CulturesData.FA27]))=0;&quot;&quot;;CONCATENATE([CulturesData.FA$1];SUBSTITUTE(SUBSTITUTE(SUBSTITUTE([CulturesData.FA27];&quot;e&quot;;&quot;EVERYMAN&quot;);&quot;r&quot;;&quot;RESTRICTED&quot;);&quot;o&quot;;&quot;OCCUPATIONAL&quot;);&quot;,&quot;))" office:value-type="string" office:string-value="S520=RESTRICTED,">
            <text:p>S520=RESTRICTED,</text:p>
          </table:table-cell>
          <table:table-cell table:formula="of:=IF(LEN(TRIM([CulturesData.FB27]))=0;&quot;&quot;;CONCATENATE([CulturesData.FB$1];SUBSTITUTE(SUBSTITUTE(SUBSTITUTE([CulturesData.FB27];&quot;e&quot;;&quot;EVERYMAN&quot;);&quot;r&quot;;&quot;RESTRICTED&quot;);&quot;o&quot;;&quot;OCCUPATIONAL&quot;);&quot;,&quot;))" office:value-type="string" office:string-value="S521=RESTRICTED,">
            <text:p>S521=RESTRICTED,</text:p>
          </table:table-cell>
          <table:table-cell table:formula="of:=IF(LEN(TRIM([CulturesData.FC27]))=0;&quot;&quot;;CONCATENATE([CulturesData.FC$1];SUBSTITUTE(SUBSTITUTE(SUBSTITUTE([CulturesData.FC27];&quot;e&quot;;&quot;EVERYMAN&quot;);&quot;r&quot;;&quot;RESTRICTED&quot;);&quot;o&quot;;&quot;OCCUPATIONAL&quot;);&quot;,&quot;))" office:value-type="string" office:string-value="S522=RESTRICTED,">
            <text:p>S522=RESTRICTED,</text:p>
          </table:table-cell>
          <table:table-cell table:formula="of:=IF(LEN(TRIM([CulturesData.FD27]))=0;&quot;&quot;;CONCATENATE([CulturesData.FD$1];SUBSTITUTE(SUBSTITUTE(SUBSTITUTE([CulturesData.FD27];&quot;e&quot;;&quot;EVERYMAN&quot;);&quot;r&quot;;&quot;RESTRICTED&quot;);&quot;o&quot;;&quot;OCCUPATIONAL&quot;);&quot;,&quot;))" office:value-type="string" office:string-value="S523=RESTRICTED,">
            <text:p>S523=RESTRICTED,</text:p>
          </table:table-cell>
          <table:table-cell table:formula="of:=IF(LEN(TRIM([CulturesData.FE27]))=0;&quot;&quot;;CONCATENATE([CulturesData.FE$1];SUBSTITUTE(SUBSTITUTE(SUBSTITUTE([CulturesData.FE27];&quot;e&quot;;&quot;EVERYMAN&quot;);&quot;r&quot;;&quot;RESTRICTED&quot;);&quot;o&quot;;&quot;OCCUPATIONAL&quot;);&quot;,&quot;))" office:value-type="string" office:string-value="S524=RESTRICTED,">
            <text:p>S524=RESTRICTED,</text:p>
          </table:table-cell>
          <table:table-cell table:formula="of:=IF(LEN(TRIM([CulturesData.FF27]))=0;&quot;&quot;;CONCATENATE([CulturesData.FF$1];SUBSTITUTE(SUBSTITUTE(SUBSTITUTE([CulturesData.FF27];&quot;e&quot;;&quot;EVERYMAN&quot;);&quot;r&quot;;&quot;RESTRICTED&quot;);&quot;o&quot;;&quot;OCCUPATIONAL&quot;);&quot;,&quot;))" office:value-type="string" office:string-value="S454=RESTRICTED,">
            <text:p>S454=RESTRICTED,</text:p>
          </table:table-cell>
          <table:table-cell table:formula="of:=IF(LEN(TRIM([CulturesData.FG27]))=0;&quot;&quot;;CONCATENATE([CulturesData.FG$1];SUBSTITUTE(SUBSTITUTE(SUBSTITUTE([CulturesData.FG27];&quot;e&quot;;&quot;EVERYMAN&quot;);&quot;r&quot;;&quot;RESTRICTED&quot;);&quot;o&quot;;&quot;OCCUPATIONAL&quot;);&quot;,&quot;))" office:value-type="string" office:string-value="S242=RESTRICTED,">
            <text:p>S242=RESTRICTED,</text:p>
          </table:table-cell>
          <table:table-cell table:formula="of:=IF(LEN(TRIM([CulturesData.FH27]))=0;&quot;&quot;;CONCATENATE([CulturesData.FH$1];SUBSTITUTE(SUBSTITUTE(SUBSTITUTE([CulturesData.FH27];&quot;e&quot;;&quot;EVERYMAN&quot;);&quot;r&quot;;&quot;RESTRICTED&quot;);&quot;o&quot;;&quot;OCCUPATIONAL&quot;);&quot;,&quot;))" office:value-type="string" office:string-value="S526=RESTRICTED,">
            <text:p>S526=RESTRICTED,</text:p>
          </table:table-cell>
          <table:table-cell table:formula="of:=IF(LEN(TRIM([CulturesData.FI27]))=0;&quot;&quot;;CONCATENATE([CulturesData.FI$1];SUBSTITUTE(SUBSTITUTE(SUBSTITUTE([CulturesData.FI27];&quot;e&quot;;&quot;EVERYMAN&quot;);&quot;r&quot;;&quot;RESTRICTED&quot;);&quot;o&quot;;&quot;OCCUPATIONAL&quot;);&quot;,&quot;))" office:value-type="string" office:string-value="S527=RESTRICTED,">
            <text:p>S527=RESTRICTED,</text:p>
          </table:table-cell>
          <table:table-cell table:formula="of:=IF(LEN(TRIM([CulturesData.FJ27]))=0;&quot;&quot;;CONCATENATE([CulturesData.FJ$1];SUBSTITUTE(SUBSTITUTE(SUBSTITUTE([CulturesData.FJ27];&quot;e&quot;;&quot;EVERYMAN&quot;);&quot;r&quot;;&quot;RESTRICTED&quot;);&quot;o&quot;;&quot;OCCUPATIONAL&quot;);&quot;,&quot;))">
            <text:p/>
          </table:table-cell>
          <table:table-cell table:formula="of:=IF(LEN(TRIM([CulturesData.FK27]))=0;&quot;&quot;;CONCATENATE([CulturesData.FK$1];SUBSTITUTE(SUBSTITUTE(SUBSTITUTE([CulturesData.FK27];&quot;e&quot;;&quot;EVERYMAN&quot;);&quot;r&quot;;&quot;RESTRICTED&quot;);&quot;o&quot;;&quot;OCCUPATIONAL&quot;);&quot;,&quot;))">
            <text:p/>
          </table:table-cell>
          <table:table-cell table:formula="of:=IF(LEN(TRIM([CulturesData.FL27]))=0;&quot;&quot;;CONCATENATE([CulturesData.FL$1];SUBSTITUTE(SUBSTITUTE(SUBSTITUTE([CulturesData.FL27];&quot;e&quot;;&quot;EVERYMAN&quot;);&quot;r&quot;;&quot;RESTRICTED&quot;);&quot;o&quot;;&quot;OCCUPATIONAL&quot;);&quot;,&quot;))">
            <text:p/>
          </table:table-cell>
          <table:table-cell table:formula="of:=IF(LEN(TRIM([CulturesData.FM27]))=0;&quot;&quot;;CONCATENATE([CulturesData.FM$1];SUBSTITUTE(SUBSTITUTE(SUBSTITUTE([CulturesData.FM27];&quot;e&quot;;&quot;EVERYMAN&quot;);&quot;r&quot;;&quot;RESTRICTED&quot;);&quot;o&quot;;&quot;OCCUPATIONAL&quot;);&quot;,&quot;))" office:value-type="string" office:string-value="G14=1,">
            <text:p>G14=1,</text:p>
          </table:table-cell>
          <table:table-cell table:formula="of:=IF(LEN(TRIM([CulturesData.FN27]))=0;&quot;&quot;;CONCATENATE([CulturesData.FN$1];SUBSTITUTE(SUBSTITUTE(SUBSTITUTE([CulturesData.FN27];&quot;e&quot;;&quot;EVERYMAN&quot;);&quot;r&quot;;&quot;RESTRICTED&quot;);&quot;o&quot;;&quot;OCCUPATIONAL&quot;);&quot;,&quot;))" office:value-type="string" office:string-value="S93=1,">
            <text:p>S93=1,</text:p>
          </table:table-cell>
          <table:table-cell table:formula="of:=IF(LEN(TRIM([CulturesData.FO27]))=0;&quot;&quot;;CONCATENATE([CulturesData.FO$1];SUBSTITUTE(SUBSTITUTE(SUBSTITUTE([CulturesData.FO27];&quot;e&quot;;&quot;EVERYMAN&quot;);&quot;r&quot;;&quot;RESTRICTED&quot;);&quot;o&quot;;&quot;OCCUPATIONAL&quot;);&quot;,&quot;))">
            <text:p/>
          </table:table-cell>
          <table:table-cell table:formula="of:=IF(LEN(TRIM([CulturesData.FP27]))=0;&quot;&quot;;CONCATENATE([CulturesData.FP$1];SUBSTITUTE(SUBSTITUTE(SUBSTITUTE([CulturesData.FP27];&quot;e&quot;;&quot;EVERYMAN&quot;);&quot;r&quot;;&quot;RESTRICTED&quot;);&quot;o&quot;;&quot;OCCUPATIONAL&quot;);&quot;,&quot;))" office:value-type="string" office:string-value="S91=1,">
            <text:p>S91=1,</text:p>
          </table:table-cell>
          <table:table-cell table:formula="of:=IF(LEN(TRIM([CulturesData.FQ27]))=0;&quot;&quot;;CONCATENATE([CulturesData.FQ$1];SUBSTITUTE(SUBSTITUTE(SUBSTITUTE([CulturesData.FQ27];&quot;e&quot;;&quot;EVERYMAN&quot;);&quot;r&quot;;&quot;RESTRICTED&quot;);&quot;o&quot;;&quot;OCCUPATIONAL&quot;);&quot;,&quot;))">
            <text:p/>
          </table:table-cell>
          <table:table-cell table:formula="of:=IF(LEN(TRIM([CulturesData.FR27]))=0;&quot;&quot;;CONCATENATE([CulturesData.FR$1];SUBSTITUTE(SUBSTITUTE(SUBSTITUTE([CulturesData.FR27];&quot;e&quot;;&quot;EVERYMAN&quot;);&quot;r&quot;;&quot;RESTRICTED&quot;);&quot;o&quot;;&quot;OCCUPATIONAL&quot;);&quot;,&quot;))" office:value-type="string" office:string-value="G24=1,">
            <text:p>G24=1,</text:p>
          </table:table-cell>
          <table:table-cell table:formula="of:=IF(LEN(TRIM([CulturesData.FS27]))=0;&quot;&quot;;CONCATENATE([CulturesData.FS$1];SUBSTITUTE(SUBSTITUTE(SUBSTITUTE([CulturesData.FS27];&quot;e&quot;;&quot;EVERYMAN&quot;);&quot;r&quot;;&quot;RESTRICTED&quot;);&quot;o&quot;;&quot;OCCUPATIONAL&quot;);&quot;,&quot;))">
            <text:p/>
          </table:table-cell>
          <table:table-cell table:formula="of:=IF(LEN(TRIM([CulturesData.FT27]))=0;&quot;&quot;;CONCATENATE([CulturesData.FT$1];SUBSTITUTE(SUBSTITUTE(SUBSTITUTE([CulturesData.FT27];&quot;e&quot;;&quot;EVERYMAN&quot;);&quot;r&quot;;&quot;RESTRICTED&quot;);&quot;o&quot;;&quot;OCCUPATIONAL&quot;);&quot;,&quot;))">
            <text:p/>
          </table:table-cell>
          <table:table-cell table:formula="of:=IF(LEN(TRIM([CulturesData.FU27]))=0;&quot;&quot;;CONCATENATE([CulturesData.FU$1];SUBSTITUTE(SUBSTITUTE(SUBSTITUTE([CulturesData.FU27];&quot;e&quot;;&quot;EVERYMAN&quot;);&quot;r&quot;;&quot;RESTRICTED&quot;);&quot;o&quot;;&quot;OCCUPATIONAL&quot;);&quot;,&quot;))">
            <text:p/>
          </table:table-cell>
          <table:table-cell table:formula="of:=IF(LEN(TRIM([CulturesData.FV27]))=0;&quot;&quot;;CONCATENATE([CulturesData.FV$1];SUBSTITUTE(SUBSTITUTE(SUBSTITUTE([CulturesData.FV27];&quot;e&quot;;&quot;EVERYMAN&quot;);&quot;r&quot;;&quot;RESTRICTED&quot;);&quot;o&quot;;&quot;OCCUPATIONAL&quot;);&quot;,&quot;))">
            <text:p/>
          </table:table-cell>
          <table:table-cell table:formula="of:=IF(LEN(TRIM([CulturesData.FW27]))=0;&quot;&quot;;CONCATENATE([CulturesData.FW$1];SUBSTITUTE(SUBSTITUTE(SUBSTITUTE([CulturesData.FW27];&quot;e&quot;;&quot;EVERYMAN&quot;);&quot;r&quot;;&quot;RESTRICTED&quot;);&quot;o&quot;;&quot;OCCUPATIONAL&quot;);&quot;,&quot;))">
            <text:p/>
          </table:table-cell>
          <table:table-cell table:formula="of:=IF(LEN(TRIM([CulturesData.FX27]))=0;&quot;&quot;;CONCATENATE([CulturesData.FX$1];SUBSTITUTE(SUBSTITUTE(SUBSTITUTE([CulturesData.FX27];&quot;e&quot;;&quot;EVERYMAN&quot;);&quot;r&quot;;&quot;RESTRICTED&quot;);&quot;o&quot;;&quot;OCCUPATIONAL&quot;);&quot;,&quot;))">
            <text:p/>
          </table:table-cell>
          <table:table-cell table:formula="of:=IF(LEN(TRIM([CulturesData.FY27]))=0;&quot;&quot;;CONCATENATE([CulturesData.FY$1];SUBSTITUTE(SUBSTITUTE(SUBSTITUTE([CulturesData.FY27];&quot;e&quot;;&quot;EVERYMAN&quot;);&quot;r&quot;;&quot;RESTRICTED&quot;);&quot;o&quot;;&quot;OCCUPATIONAL&quot;);&quot;,&quot;))">
            <text:p/>
          </table:table-cell>
          <table:table-cell table:formula="of:=IF(LEN(TRIM([CulturesData.FZ27]))=0;&quot;&quot;;CONCATENATE([CulturesData.FZ$1];SUBSTITUTE(SUBSTITUTE(SUBSTITUTE([CulturesData.FZ27];&quot;e&quot;;&quot;EVERYMAN&quot;);&quot;r&quot;;&quot;RESTRICTED&quot;);&quot;o&quot;;&quot;OCCUPATIONAL&quot;);&quot;,&quot;))" office:value-type="string" office:string-value="G28=2,">
            <text:p>G28=2,</text:p>
          </table:table-cell>
          <table:table-cell table:formula="of:=IF(LEN(TRIM([CulturesData.GA27]))=0;&quot;&quot;;CONCATENATE([CulturesData.GA$1];SUBSTITUTE(SUBSTITUTE(SUBSTITUTE([CulturesData.GA27];&quot;e&quot;;&quot;EVERYMAN&quot;);&quot;r&quot;;&quot;RESTRICTED&quot;);&quot;o&quot;;&quot;OCCUPATIONAL&quot;);&quot;,&quot;))" office:value-type="string" office:string-value="S285=2,">
            <text:p>S285=2,</text:p>
          </table:table-cell>
          <table:table-cell table:formula="of:=IF(LEN(TRIM([CulturesData.GB27]))=0;&quot;&quot;;CONCATENATE([CulturesData.GB$1];SUBSTITUTE(SUBSTITUTE(SUBSTITUTE([CulturesData.GB27];&quot;e&quot;;&quot;EVERYMAN&quot;);&quot;r&quot;;&quot;RESTRICTED&quot;);&quot;o&quot;;&quot;OCCUPATIONAL&quot;);&quot;,&quot;))">
            <text:p/>
          </table:table-cell>
          <table:table-cell table:formula="of:=IF(LEN(TRIM([CulturesData.GC27]))=0;&quot;&quot;;CONCATENATE([CulturesData.GC$1];SUBSTITUTE(SUBSTITUTE(SUBSTITUTE([CulturesData.GC27];&quot;e&quot;;&quot;EVERYMAN&quot;);&quot;r&quot;;&quot;RESTRICTED&quot;);&quot;o&quot;;&quot;OCCUPATIONAL&quot;);&quot;,&quot;))">
            <text:p/>
          </table:table-cell>
          <table:table-cell table:formula="of:=IF(LEN(TRIM([CulturesData.GD27]))=0;&quot;&quot;;CONCATENATE([CulturesData.GD$1];SUBSTITUTE(SUBSTITUTE(SUBSTITUTE([CulturesData.GD27];&quot;e&quot;;&quot;EVERYMAN&quot;);&quot;r&quot;;&quot;RESTRICTED&quot;);&quot;o&quot;;&quot;OCCUPATIONAL&quot;);&quot;,&quot;))">
            <text:p/>
          </table:table-cell>
          <table:table-cell table:formula="of:=IF(LEN(TRIM([CulturesData.GE27]))=0;&quot;&quot;;CONCATENATE([CulturesData.GE$1];SUBSTITUTE(SUBSTITUTE(SUBSTITUTE([CulturesData.GE27];&quot;e&quot;;&quot;EVERYMAN&quot;);&quot;r&quot;;&quot;RESTRICTED&quot;);&quot;o&quot;;&quot;OCCUPATIONAL&quot;);&quot;,&quot;))">
            <text:p/>
          </table:table-cell>
          <table:table-cell table:formula="of:=IF(LEN(TRIM([CulturesData.GF27]))=0;&quot;&quot;;CONCATENATE([CulturesData.GF$1];SUBSTITUTE(SUBSTITUTE(SUBSTITUTE([CulturesData.GF27];&quot;e&quot;;&quot;EVERYMAN&quot;);&quot;r&quot;;&quot;RESTRICTED&quot;);&quot;o&quot;;&quot;OCCUPATIONAL&quot;);&quot;,&quot;))" office:value-type="string" office:string-value="G27=2,">
            <text:p>G27=2,</text:p>
          </table:table-cell>
          <table:table-cell table:formula="of:=IF(LEN(TRIM([CulturesData.GG27]))=0;&quot;&quot;;CONCATENATE([CulturesData.GG$1];SUBSTITUTE(SUBSTITUTE(SUBSTITUTE([CulturesData.GG27];&quot;e&quot;;&quot;EVERYMAN&quot;);&quot;r&quot;;&quot;RESTRICTED&quot;);&quot;o&quot;;&quot;OCCUPATIONAL&quot;);&quot;,&quot;))" office:value-type="string" office:string-value="S257=2,">
            <text:p>S257=2,</text:p>
          </table:table-cell>
          <table:table-cell table:formula="of:=IF(LEN(TRIM([CulturesData.GH27]))=0;&quot;&quot;;CONCATENATE([CulturesData.GH$1];SUBSTITUTE(SUBSTITUTE(SUBSTITUTE([CulturesData.GH27];&quot;e&quot;;&quot;EVERYMAN&quot;);&quot;r&quot;;&quot;RESTRICTED&quot;);&quot;o&quot;;&quot;OCCUPATIONAL&quot;);&quot;,&quot;))">
            <text:p/>
          </table:table-cell>
          <table:table-cell table:formula="of:=IF(LEN(TRIM([CulturesData.GI27]))=0;&quot;&quot;;CONCATENATE([CulturesData.GI$1];SUBSTITUTE(SUBSTITUTE(SUBSTITUTE([CulturesData.GI27];&quot;e&quot;;&quot;EVERYMAN&quot;);&quot;r&quot;;&quot;RESTRICTED&quot;);&quot;o&quot;;&quot;OCCUPATIONAL&quot;);&quot;,&quot;))">
            <text:p/>
          </table:table-cell>
          <table:table-cell table:formula="of:=IF(LEN(TRIM([CulturesData.GJ27]))=0;&quot;&quot;;CONCATENATE([CulturesData.GJ$1];SUBSTITUTE(SUBSTITUTE(SUBSTITUTE([CulturesData.GJ27];&quot;e&quot;;&quot;EVERYMAN&quot;);&quot;r&quot;;&quot;RESTRICTED&quot;);&quot;o&quot;;&quot;OCCUPATIONAL&quot;);&quot;,&quot;))" office:value-type="string" office:string-value="G31=1,">
            <text:p>G31=1,</text:p>
          </table:table-cell>
          <table:table-cell table:formula="of:=IF(LEN(TRIM([CulturesData.GK27]))=0;&quot;&quot;;CONCATENATE([CulturesData.GK$1];SUBSTITUTE(SUBSTITUTE(SUBSTITUTE([CulturesData.GK27];&quot;e&quot;;&quot;EVERYMAN&quot;);&quot;r&quot;;&quot;RESTRICTED&quot;);&quot;o&quot;;&quot;OCCUPATIONAL&quot;);&quot;,&quot;))" office:value-type="string" office:string-value="S294=1,">
            <text:p>S294=1,</text:p>
          </table:table-cell>
          <table:table-cell table:formula="of:=IF(LEN(TRIM([CulturesData.GL27]))=0;&quot;&quot;;CONCATENATE([CulturesData.GL$1];SUBSTITUTE(SUBSTITUTE(SUBSTITUTE([CulturesData.GL27];&quot;e&quot;;&quot;EVERYMAN&quot;);&quot;r&quot;;&quot;RESTRICTED&quot;);&quot;o&quot;;&quot;OCCUPATIONAL&quot;);&quot;,&quot;))">
            <text:p/>
          </table:table-cell>
          <table:table-cell table:formula="of:=IF(LEN(TRIM([CulturesData.GM27]))=0;&quot;&quot;;CONCATENATE([CulturesData.GM$1];SUBSTITUTE(SUBSTITUTE(SUBSTITUTE([CulturesData.GM27];&quot;e&quot;;&quot;EVERYMAN&quot;);&quot;r&quot;;&quot;RESTRICTED&quot;);&quot;o&quot;;&quot;OCCUPATIONAL&quot;);&quot;,&quot;))">
            <text:p/>
          </table:table-cell>
          <table:table-cell table:formula="of:=IF(LEN(TRIM([CulturesData.GN27]))=0;&quot;&quot;;CONCATENATE([CulturesData.GN$1];SUBSTITUTE(SUBSTITUTE(SUBSTITUTE([CulturesData.GN27];&quot;e&quot;;&quot;EVERYMAN&quot;);&quot;r&quot;;&quot;RESTRICTED&quot;);&quot;o&quot;;&quot;OCCUPATIONAL&quot;);&quot;,&quot;))">
            <text:p/>
          </table:table-cell>
          <table:table-cell table:formula="of:=IF(LEN(TRIM([CulturesData.GO27]))=0;&quot;&quot;;CONCATENATE([CulturesData.GO$1];SUBSTITUTE(SUBSTITUTE(SUBSTITUTE([CulturesData.GO27];&quot;e&quot;;&quot;EVERYMAN&quot;);&quot;r&quot;;&quot;RESTRICTED&quot;);&quot;o&quot;;&quot;OCCUPATIONAL&quot;);&quot;,&quot;))">
            <text:p/>
          </table:table-cell>
          <table:table-cell table:formula="of:=IF(LEN(TRIM([CulturesData.GP27]))=0;&quot;&quot;;CONCATENATE([CulturesData.GP$1];SUBSTITUTE(SUBSTITUTE(SUBSTITUTE([CulturesData.GP27];&quot;e&quot;;&quot;EVERYMAN&quot;);&quot;r&quot;;&quot;RESTRICTED&quot;);&quot;o&quot;;&quot;OCCUPATIONAL&quot;);&quot;,&quot;))" office:value-type="string" office:string-value="LANG=8,">
            <text:p>LANG=8,</text:p>
          </table:table-cell>
          <table:table-cell table:formula="of:=IF(LEN(TRIM([CulturesData.GQ27]))=0;&quot;&quot;;CONCATENATE([CulturesData.GQ$1];SUBSTITUTE(SUBSTITUTE(SUBSTITUTE([CulturesData.GQ27];&quot;e&quot;;&quot;EVERYMAN&quot;);&quot;r&quot;;&quot;RESTRICTED&quot;);&quot;o&quot;;&quot;OCCUPATIONAL&quot;);&quot;,&quot;))">
            <text:p/>
          </table:table-cell>
          <table:table-cell table:formula="of:=IF(LEN(TRIM([CulturesData.GR27]))=0;&quot;&quot;;CONCATENATE([CulturesData.GR$1];SUBSTITUTE(SUBSTITUTE(SUBSTITUTE([CulturesData.GR27];&quot;e&quot;;&quot;EVERYMAN&quot;);&quot;r&quot;;&quot;RESTRICTED&quot;);&quot;o&quot;;&quot;OCCUPATIONAL&quot;);&quot;,&quot;))" office:value-type="string" office:string-value="HOBBY=12,">
            <text:p>HOBBY=12,</text:p>
          </table:table-cell>
          <table:table-cell table:formula="of:=IF(LEN(TRIM([CulturesData.GS27]))=0;&quot;&quot;;CONCATENATE([CulturesData.GS$1];[CulturesData.GS27];&quot;,&quot;))">
            <text:p/>
          </table:table-cell>
          <table:table-cell table:formula="of:=IF(LEN(TRIM([CulturesData.GT27]))=0;&quot;&quot;;CONCATENATE([CulturesData.GT$1];SUBSTITUTE(SUBSTITUTE(SUBSTITUTE([CulturesData.GT27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formula="of:=CONCATENATE([CulturesData.A28]; &quot;,&quot;)" office:value-type="string" office:string-value="53,">
            <text:p>53,</text:p>
          </table:table-cell>
          <table:table-cell table:formula="of:=CONCATENATE([CulturesData.B28]; &quot;,&quot;)" office:value-type="string" office:string-value="53,">
            <text:p>53,</text:p>
          </table:table-cell>
          <table:table-cell table:formula="of:=CONCATENATE([CulturesData.D28]; &quot;,&quot;)" office:value-type="string" office:string-value=",">
            <text:p>,</text:p>
          </table:table-cell>
          <table:table-cell table:formula="of:=CONCATENATE([CulturesData.C28]; &quot;,&quot;)" office:value-type="string" office:string-value="orcgreater,">
            <text:p>orcgreater,</text:p>
          </table:table-cell>
          <table:table-cell table:formula="of:=CONCATENATE([CulturesData.E28]; &quot;,&quot;)" office:value-type="string" office:string-value="65,">
            <text:p>65,</text:p>
          </table:table-cell>
          <table:table-cell table:formula="of:=CONCATENATE([CulturesData.F28]; &quot;,&quot;)" office:value-type="string" office:string-value="65,">
            <text:p>65,</text:p>
          </table:table-cell>
          <table:table-cell table:formula="of:=CONCATENATE([CulturesData.G28]; &quot;,&quot;)" office:value-type="string" office:string-value="165,">
            <text:p>165,</text:p>
          </table:table-cell>
          <table:table-cell table:formula="of:=CONCATENATE([CulturesData.H28]; &quot;,&quot;)" office:value-type="string" office:string-value="165,">
            <text:p>165,</text:p>
          </table:table-cell>
          <table:table-cell table:formula="of:=IF(LEN(TRIM([CulturesData.J28]))=0;&quot;&quot;;CONCATENATE([CulturesData.J$1];SUBSTITUTE(SUBSTITUTE(SUBSTITUTE([CulturesData.J28];&quot;e&quot;;&quot;EVERYMAN&quot;);&quot;r&quot;;&quot;RESTRICTED&quot;);&quot;o&quot;;&quot;OCCUPATIONAL&quot;);&quot;,&quot;))">
            <text:p/>
          </table:table-cell>
          <table:table-cell table:formula="of:=IF(LEN(TRIM([CulturesData.K28]))=0;&quot;&quot;;CONCATENATE([CulturesData.K$1];SUBSTITUTE(SUBSTITUTE(SUBSTITUTE([CulturesData.K28];&quot;e&quot;;&quot;EVERYMAN&quot;);&quot;r&quot;;&quot;RESTRICTED&quot;);&quot;o&quot;;&quot;OCCUPATIONAL&quot;);&quot;,&quot;))">
            <text:p/>
          </table:table-cell>
          <table:table-cell table:formula="of:=IF(LEN(TRIM([CulturesData.L28]))=0;&quot;&quot;;CONCATENATE([CulturesData.L$1];SUBSTITUTE(SUBSTITUTE(SUBSTITUTE([CulturesData.L28];&quot;e&quot;;&quot;EVERYMAN&quot;);&quot;r&quot;;&quot;RESTRICTED&quot;);&quot;o&quot;;&quot;OCCUPATIONAL&quot;);&quot;,&quot;))" office:value-type="string" office:string-value="G19=3,">
            <text:p>G19=3,</text:p>
          </table:table-cell>
          <table:table-cell table:formula="of:=IF(LEN(TRIM([CulturesData.M28]))=0;&quot;&quot;;CONCATENATE([CulturesData.M$1];SUBSTITUTE(SUBSTITUTE(SUBSTITUTE([CulturesData.M28];&quot;e&quot;;&quot;EVERYMAN&quot;);&quot;r&quot;;&quot;RESTRICTED&quot;);&quot;o&quot;;&quot;OCCUPATIONAL&quot;);&quot;,&quot;))" office:value-type="string" office:string-value="S216=1,">
            <text:p>S216=1,</text:p>
          </table:table-cell>
          <table:table-cell table:formula="of:=IF(LEN(TRIM([CulturesData.N28]))=0;&quot;&quot;;CONCATENATE([CulturesData.N$1];SUBSTITUTE(SUBSTITUTE(SUBSTITUTE([CulturesData.N28];&quot;e&quot;;&quot;EVERYMAN&quot;);&quot;r&quot;;&quot;RESTRICTED&quot;);&quot;o&quot;;&quot;OCCUPATIONAL&quot;);&quot;,&quot;))" office:value-type="string" office:string-value="S217=3,">
            <text:p>S217=3,</text:p>
          </table:table-cell>
          <table:table-cell table:formula="of:=IF(LEN(TRIM([CulturesData.O28]))=0;&quot;&quot;;CONCATENATE([CulturesData.O$1];SUBSTITUTE(SUBSTITUTE(SUBSTITUTE([CulturesData.O28];&quot;e&quot;;&quot;EVERYMAN&quot;);&quot;r&quot;;&quot;RESTRICTED&quot;);&quot;o&quot;;&quot;OCCUPATIONAL&quot;);&quot;,&quot;))" office:value-type="string" office:string-value="G20=2,">
            <text:p>G20=2,</text:p>
          </table:table-cell>
          <table:table-cell table:formula="of:=IF(LEN(TRIM([CulturesData.P28]))=0;&quot;&quot;;CONCATENATE([CulturesData.P$1];SUBSTITUTE(SUBSTITUTE(SUBSTITUTE([CulturesData.P28];&quot;e&quot;;&quot;EVERYMAN&quot;);&quot;r&quot;;&quot;RESTRICTED&quot;);&quot;o&quot;;&quot;OCCUPATIONAL&quot;);&quot;,&quot;))" office:value-type="string" office:string-value="S218=2,">
            <text:p>S218=2,</text:p>
          </table:table-cell>
          <table:table-cell table:formula="of:=IF(LEN(TRIM([CulturesData.Q28]))=0;&quot;&quot;;CONCATENATE([CulturesData.Q$1];SUBSTITUTE(SUBSTITUTE(SUBSTITUTE([CulturesData.Q28];&quot;e&quot;;&quot;EVERYMAN&quot;);&quot;r&quot;;&quot;RESTRICTED&quot;);&quot;o&quot;;&quot;OCCUPATIONAL&quot;);&quot;,&quot;))">
            <text:p/>
          </table:table-cell>
          <table:table-cell table:formula="of:=IF(LEN(TRIM([CulturesData.R28]))=0;&quot;&quot;;CONCATENATE([CulturesData.R$1];SUBSTITUTE(SUBSTITUTE(SUBSTITUTE([CulturesData.R28];&quot;e&quot;;&quot;EVERYMAN&quot;);&quot;r&quot;;&quot;RESTRICTED&quot;);&quot;o&quot;;&quot;OCCUPATIONAL&quot;);&quot;,&quot;))">
            <text:p/>
          </table:table-cell>
          <table:table-cell table:formula="of:=IF(LEN(TRIM([CulturesData.S28]))=0;&quot;&quot;;CONCATENATE([CulturesData.S$1];SUBSTITUTE(SUBSTITUTE(SUBSTITUTE([CulturesData.S28];&quot;e&quot;;&quot;EVERYMAN&quot;);&quot;r&quot;;&quot;RESTRICTED&quot;);&quot;o&quot;;&quot;OCCUPATIONAL&quot;);&quot;,&quot;))">
            <text:p/>
          </table:table-cell>
          <table:table-cell table:formula="of:=IF(LEN(TRIM([CulturesData.T28]))=0;&quot;&quot;;CONCATENATE([CulturesData.T$1];SUBSTITUTE(SUBSTITUTE(SUBSTITUTE([CulturesData.T28];&quot;e&quot;;&quot;EVERYMAN&quot;);&quot;r&quot;;&quot;RESTRICTED&quot;);&quot;o&quot;;&quot;OCCUPATIONAL&quot;);&quot;,&quot;))">
            <text:p/>
          </table:table-cell>
          <table:table-cell table:formula="of:=IF(LEN(TRIM([CulturesData.U28]))=0;&quot;&quot;;CONCATENATE([CulturesData.U$1];SUBSTITUTE(SUBSTITUTE(SUBSTITUTE([CulturesData.U28];&quot;e&quot;;&quot;EVERYMAN&quot;);&quot;r&quot;;&quot;RESTRICTED&quot;);&quot;o&quot;;&quot;OCCUPATIONAL&quot;);&quot;,&quot;))">
            <text:p/>
          </table:table-cell>
          <table:table-cell table:formula="of:=IF(LEN(TRIM([CulturesData.V28]))=0;&quot;&quot;;CONCATENATE([CulturesData.V$1];SUBSTITUTE(SUBSTITUTE(SUBSTITUTE([CulturesData.V28];&quot;e&quot;;&quot;EVERYMAN&quot;);&quot;r&quot;;&quot;RESTRICTED&quot;);&quot;o&quot;;&quot;OCCUPATIONAL&quot;);&quot;,&quot;))" office:value-type="string" office:string-value="G3=1,">
            <text:p>G3=1,</text:p>
          </table:table-cell>
          <table:table-cell table:formula="of:=IF(LEN(TRIM([CulturesData.W28]))=0;&quot;&quot;;CONCATENATE([CulturesData.W$1];SUBSTITUTE(SUBSTITUTE(SUBSTITUTE([CulturesData.W28];&quot;e&quot;;&quot;EVERYMAN&quot;);&quot;r&quot;;&quot;RESTRICTED&quot;);&quot;o&quot;;&quot;OCCUPATIONAL&quot;);&quot;,&quot;))" office:value-type="string" office:string-value="S24=EVERYMAN,">
            <text:p>S24=EVERYMAN,</text:p>
          </table:table-cell>
          <table:table-cell table:formula="of:=IF(LEN(TRIM([CulturesData.X28]))=0;&quot;&quot;;CONCATENATE([CulturesData.X$1];SUBSTITUTE(SUBSTITUTE(SUBSTITUTE([CulturesData.X28];&quot;e&quot;;&quot;EVERYMAN&quot;);&quot;r&quot;;&quot;RESTRICTED&quot;);&quot;o&quot;;&quot;OCCUPATIONAL&quot;);&quot;,&quot;))" office:value-type="string" office:string-value="S25=EVERYMAN,">
            <text:p>S25=EVERYMAN,</text:p>
          </table:table-cell>
          <table:table-cell table:formula="of:=IF(LEN(TRIM([CulturesData.Y28]))=0;&quot;&quot;;CONCATENATE([CulturesData.Y$1];SUBSTITUTE(SUBSTITUTE(SUBSTITUTE([CulturesData.Y28];&quot;e&quot;;&quot;EVERYMAN&quot;);&quot;r&quot;;&quot;RESTRICTED&quot;);&quot;o&quot;;&quot;OCCUPATIONAL&quot;);&quot;,&quot;))" office:value-type="string" office:string-value="S23=EVERYMAN,">
            <text:p>S23=EVERYMAN,</text:p>
          </table:table-cell>
          <table:table-cell table:formula="of:=IF(LEN(TRIM([CulturesData.Z28]))=0;&quot;&quot;;CONCATENATE([CulturesData.Z$1];SUBSTITUTE(SUBSTITUTE(SUBSTITUTE([CulturesData.Z28];&quot;e&quot;;&quot;EVERYMAN&quot;);&quot;r&quot;;&quot;RESTRICTED&quot;);&quot;o&quot;;&quot;OCCUPATIONAL&quot;);&quot;,&quot;))" office:value-type="string" office:string-value="S22=EVERYMAN,">
            <text:p>S22=EVERYMAN,</text:p>
          </table:table-cell>
          <table:table-cell table:formula="of:=IF(LEN(TRIM([CulturesData.AA28]))=0;&quot;&quot;;CONCATENATE([CulturesData.AA$1];SUBSTITUTE(SUBSTITUTE(SUBSTITUTE([CulturesData.AA28];&quot;e&quot;;&quot;EVERYMAN&quot;);&quot;r&quot;;&quot;RESTRICTED&quot;);&quot;o&quot;;&quot;OCCUPATIONAL&quot;);&quot;,&quot;))" office:value-type="string" office:string-value="G1=1,">
            <text:p>G1=1,</text:p>
          </table:table-cell>
          <table:table-cell table:formula="of:=IF(LEN(TRIM([CulturesData.AB28]))=0;&quot;&quot;;CONCATENATE([CulturesData.AB$1];SUBSTITUTE(SUBSTITUTE(SUBSTITUTE([CulturesData.AB28];&quot;e&quot;;&quot;EVERYMAN&quot;);&quot;r&quot;;&quot;RESTRICTED&quot;);&quot;o&quot;;&quot;OCCUPATIONAL&quot;);&quot;,&quot;))">
            <text:p/>
          </table:table-cell>
          <table:table-cell table:formula="of:=IF(LEN(TRIM([CulturesData.AC28]))=0;&quot;&quot;;CONCATENATE([CulturesData.AC$1];SUBSTITUTE(SUBSTITUTE(SUBSTITUTE([CulturesData.AC28];&quot;e&quot;;&quot;EVERYMAN&quot;);&quot;r&quot;;&quot;RESTRICTED&quot;);&quot;o&quot;;&quot;OCCUPATIONAL&quot;);&quot;,&quot;))">
            <text:p/>
          </table:table-cell>
          <table:table-cell table:formula="of:=IF(LEN(TRIM([CulturesData.AD28]))=0;&quot;&quot;;CONCATENATE([CulturesData.AD$1];SUBSTITUTE(SUBSTITUTE(SUBSTITUTE([CulturesData.AD28];&quot;e&quot;;&quot;EVERYMAN&quot;);&quot;r&quot;;&quot;RESTRICTED&quot;);&quot;o&quot;;&quot;OCCUPATIONAL&quot;);&quot;,&quot;))">
            <text:p/>
          </table:table-cell>
          <table:table-cell table:formula="of:=IF(LEN(TRIM([CulturesData.AE28]))=0;&quot;&quot;;CONCATENATE([CulturesData.AE$1];SUBSTITUTE(SUBSTITUTE(SUBSTITUTE([CulturesData.AE28];&quot;e&quot;;&quot;EVERYMAN&quot;);&quot;r&quot;;&quot;RESTRICTED&quot;);&quot;o&quot;;&quot;OCCUPATIONAL&quot;);&quot;,&quot;))" office:value-type="string" office:string-value="G2=1,">
            <text:p>G2=1,</text:p>
          </table:table-cell>
          <table:table-cell table:formula="of:=IF(LEN(TRIM([CulturesData.AF28]))=0;&quot;&quot;;CONCATENATE([CulturesData.AF$1];SUBSTITUTE(SUBSTITUTE(SUBSTITUTE([CulturesData.AF28];&quot;e&quot;;&quot;EVERYMAN&quot;);&quot;r&quot;;&quot;RESTRICTED&quot;);&quot;o&quot;;&quot;OCCUPATIONAL&quot;);&quot;,&quot;))" office:value-type="string" office:string-value="S14=1,">
            <text:p>S14=1,</text:p>
          </table:table-cell>
          <table:table-cell table:formula="of:=IF(LEN(TRIM([CulturesData.AG28]))=0;&quot;&quot;;CONCATENATE([CulturesData.AG$1];SUBSTITUTE(SUBSTITUTE(SUBSTITUTE([CulturesData.AG28];&quot;e&quot;;&quot;EVERYMAN&quot;);&quot;r&quot;;&quot;RESTRICTED&quot;);&quot;o&quot;;&quot;OCCUPATIONAL&quot;);&quot;,&quot;))">
            <text:p/>
          </table:table-cell>
          <table:table-cell table:formula="of:=IF(LEN(TRIM([CulturesData.AH28]))=0;&quot;&quot;;CONCATENATE([CulturesData.AH$1];SUBSTITUTE(SUBSTITUTE(SUBSTITUTE([CulturesData.AH28];&quot;e&quot;;&quot;EVERYMAN&quot;);&quot;r&quot;;&quot;RESTRICTED&quot;);&quot;o&quot;;&quot;OCCUPATIONAL&quot;);&quot;,&quot;))" office:value-type="string" office:string-value="S168=2,">
            <text:p>S168=2,</text:p>
          </table:table-cell>
          <table:table-cell table:formula="of:=IF(LEN(TRIM([CulturesData.AI28]))=0;&quot;&quot;;CONCATENATE([CulturesData.AI$1];SUBSTITUTE(SUBSTITUTE(SUBSTITUTE([CulturesData.AI28];&quot;e&quot;;&quot;EVERYMAN&quot;);&quot;r&quot;;&quot;RESTRICTED&quot;);&quot;o&quot;;&quot;OCCUPATIONAL&quot;);&quot;,&quot;))" office:value-type="string" office:string-value="G36=1,">
            <text:p>G36=1,</text:p>
          </table:table-cell>
          <table:table-cell table:formula="of:=IF(LEN(TRIM([CulturesData.AJ28]))=0;&quot;&quot;;CONCATENATE([CulturesData.AJ$1];SUBSTITUTE(SUBSTITUTE(SUBSTITUTE([CulturesData.AJ28];&quot;e&quot;;&quot;EVERYMAN&quot;);&quot;r&quot;;&quot;RESTRICTED&quot;);&quot;o&quot;;&quot;OCCUPATIONAL&quot;);&quot;,&quot;))">
            <text:p/>
          </table:table-cell>
          <table:table-cell table:formula="of:=IF(LEN(TRIM([CulturesData.AK28]))=0;&quot;&quot;;CONCATENATE([CulturesData.AK$1];SUBSTITUTE(SUBSTITUTE(SUBSTITUTE([CulturesData.AK28];&quot;e&quot;;&quot;EVERYMAN&quot;);&quot;r&quot;;&quot;RESTRICTED&quot;);&quot;o&quot;;&quot;OCCUPATIONAL&quot;);&quot;,&quot;))">
            <text:p/>
          </table:table-cell>
          <table:table-cell table:formula="of:=IF(LEN(TRIM([CulturesData.AL28]))=0;&quot;&quot;;CONCATENATE([CulturesData.AL$1];SUBSTITUTE(SUBSTITUTE(SUBSTITUTE([CulturesData.AL28];&quot;e&quot;;&quot;EVERYMAN&quot;);&quot;r&quot;;&quot;RESTRICTED&quot;);&quot;o&quot;;&quot;OCCUPATIONAL&quot;);&quot;,&quot;))">
            <text:p/>
          </table:table-cell>
          <table:table-cell table:formula="of:=IF(LEN(TRIM([CulturesData.AM28]))=0;&quot;&quot;;CONCATENATE([CulturesData.AM$1];SUBSTITUTE(SUBSTITUTE(SUBSTITUTE([CulturesData.AM28];&quot;e&quot;;&quot;EVERYMAN&quot;);&quot;r&quot;;&quot;RESTRICTED&quot;);&quot;o&quot;;&quot;OCCUPATIONAL&quot;);&quot;,&quot;))">
            <text:p/>
          </table:table-cell>
          <table:table-cell table:formula="of:=IF(LEN(TRIM([CulturesData.AN28]))=0;&quot;&quot;;CONCATENATE([CulturesData.AN$1];SUBSTITUTE(SUBSTITUTE(SUBSTITUTE([CulturesData.AN28];&quot;e&quot;;&quot;EVERYMAN&quot;);&quot;r&quot;;&quot;RESTRICTED&quot;);&quot;o&quot;;&quot;OCCUPATIONAL&quot;);&quot;,&quot;))" office:value-type="string" office:string-value="S155=RESTRICTED,">
            <text:p>S155=RESTRICTED,</text:p>
          </table:table-cell>
          <table:table-cell table:formula="of:=IF(LEN(TRIM([CulturesData.AO28]))=0;&quot;&quot;;CONCATENATE([CulturesData.AO$1];SUBSTITUTE(SUBSTITUTE(SUBSTITUTE([CulturesData.AO28];&quot;e&quot;;&quot;EVERYMAN&quot;);&quot;r&quot;;&quot;RESTRICTED&quot;);&quot;o&quot;;&quot;OCCUPATIONAL&quot;);&quot;,&quot;))" office:value-type="string" office:string-value="S154=RESTRICTED,">
            <text:p>S154=RESTRICTED,</text:p>
          </table:table-cell>
          <table:table-cell table:formula="of:=IF(LEN(TRIM([CulturesData.AP28]))=0;&quot;&quot;;CONCATENATE([CulturesData.AP$1];SUBSTITUTE(SUBSTITUTE(SUBSTITUTE([CulturesData.AP28];&quot;e&quot;;&quot;EVERYMAN&quot;);&quot;r&quot;;&quot;RESTRICTED&quot;);&quot;o&quot;;&quot;OCCUPATIONAL&quot;);&quot;,&quot;))" office:value-type="string" office:string-value="S64=4,">
            <text:p>S64=4,</text:p>
          </table:table-cell>
          <table:table-cell table:formula="of:=IF(LEN(TRIM([CulturesData.AQ28]))=0;&quot;&quot;;CONCATENATE([CulturesData.AQ$1];SUBSTITUTE(SUBSTITUTE(SUBSTITUTE([CulturesData.AQ28];&quot;e&quot;;&quot;EVERYMAN&quot;);&quot;r&quot;;&quot;RESTRICTED&quot;);&quot;o&quot;;&quot;OCCUPATIONAL&quot;);&quot;,&quot;))">
            <text:p/>
          </table:table-cell>
          <table:table-cell table:formula="of:=IF(LEN(TRIM([CulturesData.AR28]))=0;&quot;&quot;;CONCATENATE([CulturesData.AR$1];SUBSTITUTE(SUBSTITUTE(SUBSTITUTE([CulturesData.AR28];&quot;e&quot;;&quot;EVERYMAN&quot;);&quot;r&quot;;&quot;RESTRICTED&quot;);&quot;o&quot;;&quot;OCCUPATIONAL&quot;);&quot;,&quot;))" office:value-type="string" office:string-value="S503=RESTRICTED,">
            <text:p>S503=RESTRICTED,</text:p>
          </table:table-cell>
          <table:table-cell table:formula="of:=IF(LEN(TRIM([CulturesData.AS28]))=0;&quot;&quot;;CONCATENATE([CulturesData.AS$1];SUBSTITUTE(SUBSTITUTE(SUBSTITUTE([CulturesData.AS28];&quot;e&quot;;&quot;EVERYMAN&quot;);&quot;r&quot;;&quot;RESTRICTED&quot;);&quot;o&quot;;&quot;OCCUPATIONAL&quot;);&quot;,&quot;))" office:value-type="string" office:string-value="S504=RESTRICTED,">
            <text:p>S504=RESTRICTED,</text:p>
          </table:table-cell>
          <table:table-cell table:formula="of:=IF(LEN(TRIM([CulturesData.AT28]))=0;&quot;&quot;;CONCATENATE([CulturesData.AT$1];SUBSTITUTE(SUBSTITUTE(SUBSTITUTE([CulturesData.AT28];&quot;e&quot;;&quot;EVERYMAN&quot;);&quot;r&quot;;&quot;RESTRICTED&quot;);&quot;o&quot;;&quot;OCCUPATIONAL&quot;);&quot;,&quot;))" office:value-type="string" office:string-value="S53=RESTRICTED,">
            <text:p>S53=RESTRICTED,</text:p>
          </table:table-cell>
          <table:table-cell table:formula="of:=IF(LEN(TRIM([CulturesData.AU28]))=0;&quot;&quot;;CONCATENATE([CulturesData.AU$1];SUBSTITUTE(SUBSTITUTE(SUBSTITUTE([CulturesData.AU28];&quot;e&quot;;&quot;EVERYMAN&quot;);&quot;r&quot;;&quot;RESTRICTED&quot;);&quot;o&quot;;&quot;OCCUPATIONAL&quot;);&quot;,&quot;))" office:value-type="string" office:string-value="S54=RESTRICTED,">
            <text:p>S54=RESTRICTED,</text:p>
          </table:table-cell>
          <table:table-cell table:formula="of:=IF(LEN(TRIM([CulturesData.AV28]))=0;&quot;&quot;;CONCATENATE([CulturesData.AV$1];SUBSTITUTE(SUBSTITUTE(SUBSTITUTE([CulturesData.AV28];&quot;e&quot;;&quot;EVERYMAN&quot;);&quot;r&quot;;&quot;RESTRICTED&quot;);&quot;o&quot;;&quot;OCCUPATIONAL&quot;);&quot;,&quot;))">
            <text:p/>
          </table:table-cell>
          <table:table-cell table:formula="of:=IF(LEN(TRIM([CulturesData.AW28]))=0;&quot;&quot;;CONCATENATE([CulturesData.AW$1];SUBSTITUTE(SUBSTITUTE(SUBSTITUTE([CulturesData.AW28];&quot;e&quot;;&quot;EVERYMAN&quot;);&quot;r&quot;;&quot;RESTRICTED&quot;);&quot;o&quot;;&quot;OCCUPATIONAL&quot;);&quot;,&quot;))">
            <text:p/>
          </table:table-cell>
          <table:table-cell table:formula="of:=IF(LEN(TRIM([CulturesData.AX28]))=0;&quot;&quot;;CONCATENATE([CulturesData.AX$1];SUBSTITUTE(SUBSTITUTE(SUBSTITUTE([CulturesData.AX28];&quot;e&quot;;&quot;EVERYMAN&quot;);&quot;r&quot;;&quot;RESTRICTED&quot;);&quot;o&quot;;&quot;OCCUPATIONAL&quot;);&quot;,&quot;))">
            <text:p/>
          </table:table-cell>
          <table:table-cell table:formula="of:=IF(LEN(TRIM([CulturesData.AY28]))=0;&quot;&quot;;CONCATENATE([CulturesData.AY$1];SUBSTITUTE(SUBSTITUTE(SUBSTITUTE([CulturesData.AY28];&quot;e&quot;;&quot;EVERYMAN&quot;);&quot;r&quot;;&quot;RESTRICTED&quot;);&quot;o&quot;;&quot;OCCUPATIONAL&quot;);&quot;,&quot;))" office:value-type="string" office:string-value="S465=4,">
            <text:p>S465=4,</text:p>
          </table:table-cell>
          <table:table-cell table:formula="of:=IF(LEN(TRIM([CulturesData.AZ28]))=0;&quot;&quot;;CONCATENATE([CulturesData.AZ$1];SUBSTITUTE(SUBSTITUTE(SUBSTITUTE([CulturesData.AZ28];&quot;e&quot;;&quot;EVERYMAN&quot;);&quot;r&quot;;&quot;RESTRICTED&quot;);&quot;o&quot;;&quot;OCCUPATIONAL&quot;);&quot;,&quot;))">
            <text:p/>
          </table:table-cell>
          <table:table-cell table:formula="of:=IF(LEN(TRIM([CulturesData.BA28]))=0;&quot;&quot;;CONCATENATE([CulturesData.BA$1];SUBSTITUTE(SUBSTITUTE(SUBSTITUTE([CulturesData.BA28];&quot;e&quot;;&quot;EVERYMAN&quot;);&quot;r&quot;;&quot;RESTRICTED&quot;);&quot;o&quot;;&quot;OCCUPATIONAL&quot;);&quot;,&quot;))">
            <text:p/>
          </table:table-cell>
          <table:table-cell table:formula="of:=IF(LEN(TRIM([CulturesData.BB28]))=0;&quot;&quot;;CONCATENATE([CulturesData.BB$1];SUBSTITUTE(SUBSTITUTE(SUBSTITUTE([CulturesData.BB28];&quot;e&quot;;&quot;EVERYMAN&quot;);&quot;r&quot;;&quot;RESTRICTED&quot;);&quot;o&quot;;&quot;OCCUPATIONAL&quot;);&quot;,&quot;))">
            <text:p/>
          </table:table-cell>
          <table:table-cell table:formula="of:=IF(LEN(TRIM([CulturesData.BC28]))=0;&quot;&quot;;CONCATENATE([CulturesData.BC$1];SUBSTITUTE(SUBSTITUTE(SUBSTITUTE([CulturesData.BC28];&quot;e&quot;;&quot;EVERYMAN&quot;);&quot;r&quot;;&quot;RESTRICTED&quot;);&quot;o&quot;;&quot;OCCUPATIONAL&quot;);&quot;,&quot;))">
            <text:p/>
          </table:table-cell>
          <table:table-cell table:formula="of:=IF(LEN(TRIM([CulturesData.BD28]))=0;&quot;&quot;;CONCATENATE([CulturesData.BD$1];SUBSTITUTE(SUBSTITUTE(SUBSTITUTE([CulturesData.BD28];&quot;e&quot;;&quot;EVERYMAN&quot;);&quot;r&quot;;&quot;RESTRICTED&quot;);&quot;o&quot;;&quot;OCCUPATIONAL&quot;);&quot;,&quot;))">
            <text:p/>
          </table:table-cell>
          <table:table-cell table:formula="of:=IF(LEN(TRIM([CulturesData.BE28]))=0;&quot;&quot;;CONCATENATE([CulturesData.BE$1];SUBSTITUTE(SUBSTITUTE(SUBSTITUTE([CulturesData.BE28];&quot;e&quot;;&quot;EVERYMAN&quot;);&quot;r&quot;;&quot;RESTRICTED&quot;);&quot;o&quot;;&quot;OCCUPATIONAL&quot;);&quot;,&quot;))">
            <text:p/>
          </table:table-cell>
          <table:table-cell table:formula="of:=IF(LEN(TRIM([CulturesData.BF28]))=0;&quot;&quot;;CONCATENATE([CulturesData.BF$1];SUBSTITUTE(SUBSTITUTE(SUBSTITUTE([CulturesData.BF28];&quot;e&quot;;&quot;EVERYMAN&quot;);&quot;r&quot;;&quot;RESTRICTED&quot;);&quot;o&quot;;&quot;OCCUPATIONAL&quot;);&quot;,&quot;))">
            <text:p/>
          </table:table-cell>
          <table:table-cell table:formula="of:=IF(LEN(TRIM([CulturesData.BG28]))=0;&quot;&quot;;CONCATENATE([CulturesData.BG$1];SUBSTITUTE(SUBSTITUTE(SUBSTITUTE([CulturesData.BG28];&quot;e&quot;;&quot;EVERYMAN&quot;);&quot;r&quot;;&quot;RESTRICTED&quot;);&quot;o&quot;;&quot;OCCUPATIONAL&quot;);&quot;,&quot;))">
            <text:p/>
          </table:table-cell>
          <table:table-cell table:formula="of:=IF(LEN(TRIM([CulturesData.BH28]))=0;&quot;&quot;;CONCATENATE([CulturesData.BH$1];SUBSTITUTE(SUBSTITUTE(SUBSTITUTE([CulturesData.BH28];&quot;e&quot;;&quot;EVERYMAN&quot;);&quot;r&quot;;&quot;RESTRICTED&quot;);&quot;o&quot;;&quot;OCCUPATIONAL&quot;);&quot;,&quot;))">
            <text:p/>
          </table:table-cell>
          <table:table-cell table:formula="of:=IF(LEN(TRIM([CulturesData.BI28]))=0;&quot;&quot;;CONCATENATE([CulturesData.BI$1];SUBSTITUTE(SUBSTITUTE(SUBSTITUTE([CulturesData.BI28];&quot;e&quot;;&quot;EVERYMAN&quot;);&quot;r&quot;;&quot;RESTRICTED&quot;);&quot;o&quot;;&quot;OCCUPATIONAL&quot;);&quot;,&quot;))">
            <text:p/>
          </table:table-cell>
          <table:table-cell table:formula="of:=IF(LEN(TRIM([CulturesData.BJ28]))=0;&quot;&quot;;CONCATENATE([CulturesData.BJ$1];SUBSTITUTE(SUBSTITUTE(SUBSTITUTE([CulturesData.BJ28];&quot;e&quot;;&quot;EVERYMAN&quot;);&quot;r&quot;;&quot;RESTRICTED&quot;);&quot;o&quot;;&quot;OCCUPATIONAL&quot;);&quot;,&quot;))">
            <text:p/>
          </table:table-cell>
          <table:table-cell table:formula="of:=IF(LEN(TRIM([CulturesData.BK28]))=0;&quot;&quot;;CONCATENATE([CulturesData.BK$1];SUBSTITUTE(SUBSTITUTE(SUBSTITUTE([CulturesData.BK28];&quot;e&quot;;&quot;EVERYMAN&quot;);&quot;r&quot;;&quot;RESTRICTED&quot;);&quot;o&quot;;&quot;OCCUPATIONAL&quot;);&quot;,&quot;))">
            <text:p/>
          </table:table-cell>
          <table:table-cell table:formula="of:=IF(LEN(TRIM([CulturesData.BL28]))=0;&quot;&quot;;CONCATENATE([CulturesData.BL$1];SUBSTITUTE(SUBSTITUTE(SUBSTITUTE([CulturesData.BL28];&quot;e&quot;;&quot;EVERYMAN&quot;);&quot;r&quot;;&quot;RESTRICTED&quot;);&quot;o&quot;;&quot;OCCUPATIONAL&quot;);&quot;,&quot;))">
            <text:p/>
          </table:table-cell>
          <table:table-cell table:formula="of:=IF(LEN(TRIM([CulturesData.BM28]))=0;&quot;&quot;;CONCATENATE([CulturesData.BM$1];SUBSTITUTE(SUBSTITUTE(SUBSTITUTE([CulturesData.BM28];&quot;e&quot;;&quot;EVERYMAN&quot;);&quot;r&quot;;&quot;RESTRICTED&quot;);&quot;o&quot;;&quot;OCCUPATIONAL&quot;);&quot;,&quot;))">
            <text:p/>
          </table:table-cell>
          <table:table-cell table:formula="of:=IF(LEN(TRIM([CulturesData.BN28]))=0;&quot;&quot;;CONCATENATE([CulturesData.BN$1];SUBSTITUTE(SUBSTITUTE(SUBSTITUTE([CulturesData.BN28];&quot;e&quot;;&quot;EVERYMAN&quot;);&quot;r&quot;;&quot;RESTRICTED&quot;);&quot;o&quot;;&quot;OCCUPATIONAL&quot;);&quot;,&quot;))">
            <text:p/>
          </table:table-cell>
          <table:table-cell table:formula="of:=IF(LEN(TRIM([CulturesData.BO28]))=0;&quot;&quot;;CONCATENATE([CulturesData.BO$1];SUBSTITUTE(SUBSTITUTE(SUBSTITUTE([CulturesData.BO28];&quot;e&quot;;&quot;EVERYMAN&quot;);&quot;r&quot;;&quot;RESTRICTED&quot;);&quot;o&quot;;&quot;OCCUPATIONAL&quot;);&quot;,&quot;))" office:value-type="string" office:string-value="S481=8,">
            <text:p>S481=8,</text:p>
          </table:table-cell>
          <table:table-cell table:formula="of:=IF(LEN(TRIM([CulturesData.BP28]))=0;&quot;&quot;;CONCATENATE([CulturesData.BP$1];SUBSTITUTE(SUBSTITUTE(SUBSTITUTE([CulturesData.BP28];&quot;e&quot;;&quot;EVERYMAN&quot;);&quot;r&quot;;&quot;RESTRICTED&quot;);&quot;o&quot;;&quot;OCCUPATIONAL&quot;);&quot;,&quot;))" office:value-type="string" office:string-value="S482=2,">
            <text:p>S482=2,</text:p>
          </table:table-cell>
          <table:table-cell table:formula="of:=IF(LEN(TRIM([CulturesData.BQ28]))=0;&quot;&quot;;CONCATENATE([CulturesData.BQ$1];SUBSTITUTE(SUBSTITUTE(SUBSTITUTE([CulturesData.BQ28];&quot;e&quot;;&quot;EVERYMAN&quot;);&quot;r&quot;;&quot;RESTRICTED&quot;);&quot;o&quot;;&quot;OCCUPATIONAL&quot;);&quot;,&quot;))">
            <text:p/>
          </table:table-cell>
          <table:table-cell table:formula="of:=IF(LEN(TRIM([CulturesData.BR28]))=0;&quot;&quot;;CONCATENATE([CulturesData.BR$1];SUBSTITUTE(SUBSTITUTE(SUBSTITUTE([CulturesData.BR28];&quot;e&quot;;&quot;EVERYMAN&quot;);&quot;r&quot;;&quot;RESTRICTED&quot;);&quot;o&quot;;&quot;OCCUPATIONAL&quot;);&quot;,&quot;))">
            <text:p/>
          </table:table-cell>
          <table:table-cell table:formula="of:=IF(LEN(TRIM([CulturesData.BS28]))=0;&quot;&quot;;CONCATENATE([CulturesData.BS$1];SUBSTITUTE(SUBSTITUTE(SUBSTITUTE([CulturesData.BS28];&quot;e&quot;;&quot;EVERYMAN&quot;);&quot;r&quot;;&quot;RESTRICTED&quot;);&quot;o&quot;;&quot;OCCUPATIONAL&quot;);&quot;,&quot;))">
            <text:p/>
          </table:table-cell>
          <table:table-cell table:formula="of:=IF(LEN(TRIM([CulturesData.BT28]))=0;&quot;&quot;;CONCATENATE([CulturesData.BT$1];SUBSTITUTE(SUBSTITUTE(SUBSTITUTE([CulturesData.BT28];&quot;e&quot;;&quot;EVERYMAN&quot;);&quot;r&quot;;&quot;RESTRICTED&quot;);&quot;o&quot;;&quot;OCCUPATIONAL&quot;);&quot;,&quot;))">
            <text:p/>
          </table:table-cell>
          <table:table-cell table:formula="of:=IF(LEN(TRIM([CulturesData.BU28]))=0;&quot;&quot;;CONCATENATE([CulturesData.BU$1];SUBSTITUTE(SUBSTITUTE(SUBSTITUTE([CulturesData.BU28];&quot;e&quot;;&quot;EVERYMAN&quot;);&quot;r&quot;;&quot;RESTRICTED&quot;);&quot;o&quot;;&quot;OCCUPATIONAL&quot;);&quot;,&quot;))">
            <text:p/>
          </table:table-cell>
          <table:table-cell table:formula="of:=IF(LEN(TRIM([CulturesData.BV28]))=0;&quot;&quot;;CONCATENATE([CulturesData.BV$1];SUBSTITUTE(SUBSTITUTE(SUBSTITUTE([CulturesData.BV28];&quot;e&quot;;&quot;EVERYMAN&quot;);&quot;r&quot;;&quot;RESTRICTED&quot;);&quot;o&quot;;&quot;OCCUPATIONAL&quot;);&quot;,&quot;))">
            <text:p/>
          </table:table-cell>
          <table:table-cell table:formula="of:=IF(LEN(TRIM([CulturesData.BW28]))=0;&quot;&quot;;CONCATENATE([CulturesData.BW$1];SUBSTITUTE(SUBSTITUTE(SUBSTITUTE([CulturesData.BW28];&quot;e&quot;;&quot;EVERYMAN&quot;);&quot;r&quot;;&quot;RESTRICTED&quot;);&quot;o&quot;;&quot;OCCUPATIONAL&quot;);&quot;,&quot;))">
            <text:p/>
          </table:table-cell>
          <table:table-cell table:formula="of:=IF(LEN(TRIM([CulturesData.BX28]))=0;&quot;&quot;;CONCATENATE([CulturesData.BX$1];SUBSTITUTE(SUBSTITUTE(SUBSTITUTE([CulturesData.BX28];&quot;e&quot;;&quot;EVERYMAN&quot;);&quot;r&quot;;&quot;RESTRICTED&quot;);&quot;o&quot;;&quot;OCCUPATIONAL&quot;);&quot;,&quot;))">
            <text:p/>
          </table:table-cell>
          <table:table-cell table:formula="of:=IF(LEN(TRIM([CulturesData.BY28]))=0;&quot;&quot;;CONCATENATE([CulturesData.BY$1];SUBSTITUTE(SUBSTITUTE(SUBSTITUTE([CulturesData.BY28];&quot;e&quot;;&quot;EVERYMAN&quot;);&quot;r&quot;;&quot;RESTRICTED&quot;);&quot;o&quot;;&quot;OCCUPATIONAL&quot;);&quot;,&quot;))">
            <text:p/>
          </table:table-cell>
          <table:table-cell table:formula="of:=IF(LEN(TRIM([CulturesData.BZ28]))=0;&quot;&quot;;CONCATENATE([CulturesData.BZ$1];SUBSTITUTE(SUBSTITUTE(SUBSTITUTE([CulturesData.BZ28];&quot;e&quot;;&quot;EVERYMAN&quot;);&quot;r&quot;;&quot;RESTRICTED&quot;);&quot;o&quot;;&quot;OCCUPATIONAL&quot;);&quot;,&quot;))">
            <text:p/>
          </table:table-cell>
          <table:table-cell table:formula="of:=IF(LEN(TRIM([CulturesData.CA28]))=0;&quot;&quot;;CONCATENATE([CulturesData.CA$1];SUBSTITUTE(SUBSTITUTE(SUBSTITUTE([CulturesData.CA28];&quot;e&quot;;&quot;EVERYMAN&quot;);&quot;r&quot;;&quot;RESTRICTED&quot;);&quot;o&quot;;&quot;OCCUPATIONAL&quot;);&quot;,&quot;))">
            <text:p/>
          </table:table-cell>
          <table:table-cell table:formula="of:=IF(LEN(TRIM([CulturesData.CB28]))=0;&quot;&quot;;CONCATENATE([CulturesData.CB$1];SUBSTITUTE(SUBSTITUTE(SUBSTITUTE([CulturesData.CB28];&quot;e&quot;;&quot;EVERYMAN&quot;);&quot;r&quot;;&quot;RESTRICTED&quot;);&quot;o&quot;;&quot;OCCUPATIONAL&quot;);&quot;,&quot;))">
            <text:p/>
          </table:table-cell>
          <table:table-cell table:formula="of:=IF(LEN(TRIM([CulturesData.CC28]))=0;&quot;&quot;;CONCATENATE([CulturesData.CC$1];SUBSTITUTE(SUBSTITUTE(SUBSTITUTE([CulturesData.CC28];&quot;e&quot;;&quot;EVERYMAN&quot;);&quot;r&quot;;&quot;RESTRICTED&quot;);&quot;o&quot;;&quot;OCCUPATIONAL&quot;);&quot;,&quot;))">
            <text:p/>
          </table:table-cell>
          <table:table-cell table:formula="of:=IF(LEN(TRIM([CulturesData.CD28]))=0;&quot;&quot;;CONCATENATE([CulturesData.CD$1];SUBSTITUTE(SUBSTITUTE(SUBSTITUTE([CulturesData.CD28];&quot;e&quot;;&quot;EVERYMAN&quot;);&quot;r&quot;;&quot;RESTRICTED&quot;);&quot;o&quot;;&quot;OCCUPATIONAL&quot;);&quot;,&quot;))">
            <text:p/>
          </table:table-cell>
          <table:table-cell table:formula="of:=IF(LEN(TRIM([CulturesData.CE28]))=0;&quot;&quot;;CONCATENATE([CulturesData.CE$1];SUBSTITUTE(SUBSTITUTE(SUBSTITUTE([CulturesData.CE28];&quot;e&quot;;&quot;EVERYMAN&quot;);&quot;r&quot;;&quot;RESTRICTED&quot;);&quot;o&quot;;&quot;OCCUPATIONAL&quot;);&quot;,&quot;))">
            <text:p/>
          </table:table-cell>
          <table:table-cell table:formula="of:=IF(LEN(TRIM([CulturesData.CF28]))=0;&quot;&quot;;CONCATENATE([CulturesData.CF$1];SUBSTITUTE(SUBSTITUTE(SUBSTITUTE([CulturesData.CF28];&quot;e&quot;;&quot;EVERYMAN&quot;);&quot;r&quot;;&quot;RESTRICTED&quot;);&quot;o&quot;;&quot;OCCUPATIONAL&quot;);&quot;,&quot;))">
            <text:p/>
          </table:table-cell>
          <table:table-cell table:formula="of:=IF(LEN(TRIM([CulturesData.CG28]))=0;&quot;&quot;;CONCATENATE([CulturesData.CG$1];SUBSTITUTE(SUBSTITUTE(SUBSTITUTE([CulturesData.CG28];&quot;e&quot;;&quot;EVERYMAN&quot;);&quot;r&quot;;&quot;RESTRICTED&quot;);&quot;o&quot;;&quot;OCCUPATIONAL&quot;);&quot;,&quot;))">
            <text:p/>
          </table:table-cell>
          <table:table-cell table:formula="of:=IF(LEN(TRIM([CulturesData.CH28]))=0;&quot;&quot;;CONCATENATE([CulturesData.CH$1];SUBSTITUTE(SUBSTITUTE(SUBSTITUTE([CulturesData.CH28];&quot;e&quot;;&quot;EVERYMAN&quot;);&quot;r&quot;;&quot;RESTRICTED&quot;);&quot;o&quot;;&quot;OCCUPATIONAL&quot;);&quot;,&quot;))">
            <text:p/>
          </table:table-cell>
          <table:table-cell table:formula="of:=IF(LEN(TRIM([CulturesData.CI28]))=0;&quot;&quot;;CONCATENATE([CulturesData.CI$1];SUBSTITUTE(SUBSTITUTE(SUBSTITUTE([CulturesData.CI28];&quot;e&quot;;&quot;EVERYMAN&quot;);&quot;r&quot;;&quot;RESTRICTED&quot;);&quot;o&quot;;&quot;OCCUPATIONAL&quot;);&quot;,&quot;))">
            <text:p/>
          </table:table-cell>
          <table:table-cell table:formula="of:=IF(LEN(TRIM([CulturesData.CJ28]))=0;&quot;&quot;;CONCATENATE([CulturesData.CJ$1];SUBSTITUTE(SUBSTITUTE(SUBSTITUTE([CulturesData.CJ28];&quot;e&quot;;&quot;EVERYMAN&quot;);&quot;r&quot;;&quot;RESTRICTED&quot;);&quot;o&quot;;&quot;OCCUPATIONAL&quot;);&quot;,&quot;))">
            <text:p/>
          </table:table-cell>
          <table:table-cell table:formula="of:=IF(LEN(TRIM([CulturesData.CK28]))=0;&quot;&quot;;CONCATENATE([CulturesData.CK$1];SUBSTITUTE(SUBSTITUTE(SUBSTITUTE([CulturesData.CK28];&quot;e&quot;;&quot;EVERYMAN&quot;);&quot;r&quot;;&quot;RESTRICTED&quot;);&quot;o&quot;;&quot;OCCUPATIONAL&quot;);&quot;,&quot;))" office:value-type="string" office:string-value="S61=RESTRICTED,">
            <text:p>S61=RESTRICTED,</text:p>
          </table:table-cell>
          <table:table-cell table:formula="of:=IF(LEN(TRIM([CulturesData.CL28]))=0;&quot;&quot;;CONCATENATE([CulturesData.CL$1];SUBSTITUTE(SUBSTITUTE(SUBSTITUTE([CulturesData.CL28];&quot;e&quot;;&quot;EVERYMAN&quot;);&quot;r&quot;;&quot;RESTRICTED&quot;);&quot;o&quot;;&quot;OCCUPATIONAL&quot;);&quot;,&quot;))">
            <text:p/>
          </table:table-cell>
          <table:table-cell table:formula="of:=IF(LEN(TRIM([CulturesData.CM28]))=0;&quot;&quot;;CONCATENATE([CulturesData.CM$1];SUBSTITUTE(SUBSTITUTE(SUBSTITUTE([CulturesData.CM28];&quot;e&quot;;&quot;EVERYMAN&quot;);&quot;r&quot;;&quot;RESTRICTED&quot;);&quot;o&quot;;&quot;OCCUPATIONAL&quot;);&quot;,&quot;))">
            <text:p/>
          </table:table-cell>
          <table:table-cell table:formula="of:=IF(LEN(TRIM([CulturesData.CN28]))=0;&quot;&quot;;CONCATENATE([CulturesData.CN$1];SUBSTITUTE(SUBSTITUTE(SUBSTITUTE([CulturesData.CN28];&quot;e&quot;;&quot;EVERYMAN&quot;);&quot;r&quot;;&quot;RESTRICTED&quot;);&quot;o&quot;;&quot;OCCUPATIONAL&quot;);&quot;,&quot;))">
            <text:p/>
          </table:table-cell>
          <table:table-cell table:formula="of:=IF(LEN(TRIM([CulturesData.CO28]))=0;&quot;&quot;;CONCATENATE([CulturesData.CO$1];SUBSTITUTE(SUBSTITUTE(SUBSTITUTE([CulturesData.CO28];&quot;e&quot;;&quot;EVERYMAN&quot;);&quot;r&quot;;&quot;RESTRICTED&quot;);&quot;o&quot;;&quot;OCCUPATIONAL&quot;);&quot;,&quot;))">
            <text:p/>
          </table:table-cell>
          <table:table-cell table:formula="of:=IF(LEN(TRIM([CulturesData.CP28]))=0;&quot;&quot;;CONCATENATE([CulturesData.CP$1];SUBSTITUTE(SUBSTITUTE(SUBSTITUTE([CulturesData.CP28];&quot;e&quot;;&quot;EVERYMAN&quot;);&quot;r&quot;;&quot;RESTRICTED&quot;);&quot;o&quot;;&quot;OCCUPATIONAL&quot;);&quot;,&quot;))">
            <text:p/>
          </table:table-cell>
          <table:table-cell table:formula="of:=IF(LEN(TRIM([CulturesData.CQ28]))=0;&quot;&quot;;CONCATENATE([CulturesData.CQ$1];SUBSTITUTE(SUBSTITUTE(SUBSTITUTE([CulturesData.CQ28];&quot;e&quot;;&quot;EVERYMAN&quot;);&quot;r&quot;;&quot;RESTRICTED&quot;);&quot;o&quot;;&quot;OCCUPATIONAL&quot;);&quot;,&quot;))">
            <text:p/>
          </table:table-cell>
          <table:table-cell table:formula="of:=IF(LEN(TRIM([CulturesData.CR28]))=0;&quot;&quot;;CONCATENATE([CulturesData.CR$1];SUBSTITUTE(SUBSTITUTE(SUBSTITUTE([CulturesData.CR28];&quot;e&quot;;&quot;EVERYMAN&quot;);&quot;r&quot;;&quot;RESTRICTED&quot;);&quot;o&quot;;&quot;OCCUPATIONAL&quot;);&quot;,&quot;))">
            <text:p/>
          </table:table-cell>
          <table:table-cell table:formula="of:=IF(LEN(TRIM([CulturesData.CS28]))=0;&quot;&quot;;CONCATENATE([CulturesData.CS$1];SUBSTITUTE(SUBSTITUTE(SUBSTITUTE([CulturesData.CS28];&quot;e&quot;;&quot;EVERYMAN&quot;);&quot;r&quot;;&quot;RESTRICTED&quot;);&quot;o&quot;;&quot;OCCUPATIONAL&quot;);&quot;,&quot;))">
            <text:p/>
          </table:table-cell>
          <table:table-cell table:formula="of:=IF(LEN(TRIM([CulturesData.CT28]))=0;&quot;&quot;;CONCATENATE([CulturesData.CT$1];SUBSTITUTE(SUBSTITUTE(SUBSTITUTE([CulturesData.CT28];&quot;e&quot;;&quot;EVERYMAN&quot;);&quot;r&quot;;&quot;RESTRICTED&quot;);&quot;o&quot;;&quot;OCCUPATIONAL&quot;);&quot;,&quot;))">
            <text:p/>
          </table:table-cell>
          <table:table-cell table:formula="of:=IF(LEN(TRIM([CulturesData.CU28]))=0;&quot;&quot;;CONCATENATE([CulturesData.CU$1];SUBSTITUTE(SUBSTITUTE(SUBSTITUTE([CulturesData.CU28];&quot;e&quot;;&quot;EVERYMAN&quot;);&quot;r&quot;;&quot;RESTRICTED&quot;);&quot;o&quot;;&quot;OCCUPATIONAL&quot;);&quot;,&quot;))">
            <text:p/>
          </table:table-cell>
          <table:table-cell table:formula="of:=IF(LEN(TRIM([CulturesData.CV28]))=0;&quot;&quot;;CONCATENATE([CulturesData.CV$1];SUBSTITUTE(SUBSTITUTE(SUBSTITUTE([CulturesData.CV28];&quot;e&quot;;&quot;EVERYMAN&quot;);&quot;r&quot;;&quot;RESTRICTED&quot;);&quot;o&quot;;&quot;OCCUPATIONAL&quot;);&quot;,&quot;))">
            <text:p/>
          </table:table-cell>
          <table:table-cell table:formula="of:=IF(LEN(TRIM([CulturesData.CW28]))=0;&quot;&quot;;CONCATENATE([CulturesData.CW$1];SUBSTITUTE(SUBSTITUTE(SUBSTITUTE([CulturesData.CW28];&quot;e&quot;;&quot;EVERYMAN&quot;);&quot;r&quot;;&quot;RESTRICTED&quot;);&quot;o&quot;;&quot;OCCUPATIONAL&quot;);&quot;,&quot;))">
            <text:p/>
          </table:table-cell>
          <table:table-cell table:formula="of:=IF(LEN(TRIM([CulturesData.CX28]))=0;&quot;&quot;;CONCATENATE([CulturesData.CX$1];SUBSTITUTE(SUBSTITUTE(SUBSTITUTE([CulturesData.CX28];&quot;e&quot;;&quot;EVERYMAN&quot;);&quot;r&quot;;&quot;RESTRICTED&quot;);&quot;o&quot;;&quot;OCCUPATIONAL&quot;);&quot;,&quot;))">
            <text:p/>
          </table:table-cell>
          <table:table-cell table:formula="of:=IF(LEN(TRIM([CulturesData.CY28]))=0;&quot;&quot;;CONCATENATE([CulturesData.CY$1];SUBSTITUTE(SUBSTITUTE(SUBSTITUTE([CulturesData.CY28];&quot;e&quot;;&quot;EVERYMAN&quot;);&quot;r&quot;;&quot;RESTRICTED&quot;);&quot;o&quot;;&quot;OCCUPATIONAL&quot;);&quot;,&quot;))">
            <text:p/>
          </table:table-cell>
          <table:table-cell table:formula="of:=IF(LEN(TRIM([CulturesData.CZ28]))=0;&quot;&quot;;CONCATENATE([CulturesData.CZ$1];SUBSTITUTE(SUBSTITUTE(SUBSTITUTE([CulturesData.CZ28];&quot;e&quot;;&quot;EVERYMAN&quot;);&quot;r&quot;;&quot;RESTRICTED&quot;);&quot;o&quot;;&quot;OCCUPATIONAL&quot;);&quot;,&quot;))" office:value-type="string" office:string-value="G4=RESTRICTED,">
            <text:p>G4=RESTRICTED,</text:p>
          </table:table-cell>
          <table:table-cell table:formula="of:=IF(LEN(TRIM([CulturesData.DA28]))=0;&quot;&quot;;CONCATENATE([CulturesData.DA$1];SUBSTITUTE(SUBSTITUTE(SUBSTITUTE([CulturesData.DA28];&quot;e&quot;;&quot;EVERYMAN&quot;);&quot;r&quot;;&quot;RESTRICTED&quot;);&quot;o&quot;;&quot;OCCUPATIONAL&quot;);&quot;,&quot;))">
            <text:p/>
          </table:table-cell>
          <table:table-cell table:formula="of:=IF(LEN(TRIM([CulturesData.DB28]))=0;&quot;&quot;;CONCATENATE([CulturesData.DB$1];SUBSTITUTE(SUBSTITUTE(SUBSTITUTE([CulturesData.DB28];&quot;e&quot;;&quot;EVERYMAN&quot;);&quot;r&quot;;&quot;RESTRICTED&quot;);&quot;o&quot;;&quot;OCCUPATIONAL&quot;);&quot;,&quot;))" office:value-type="string" office:string-value="S31=RESTRICTED,">
            <text:p>S31=RESTRICTED,</text:p>
          </table:table-cell>
          <table:table-cell table:formula="of:=IF(LEN(TRIM([CulturesData.DC28]))=0;&quot;&quot;;CONCATENATE([CulturesData.DC$1];SUBSTITUTE(SUBSTITUTE(SUBSTITUTE([CulturesData.DC28];&quot;e&quot;;&quot;EVERYMAN&quot;);&quot;r&quot;;&quot;RESTRICTED&quot;);&quot;o&quot;;&quot;OCCUPATIONAL&quot;);&quot;,&quot;))" office:value-type="string" office:string-value="S34=RESTRICTED,">
            <text:p>S34=RESTRICTED,</text:p>
          </table:table-cell>
          <table:table-cell table:formula="of:=IF(LEN(TRIM([CulturesData.DD28]))=0;&quot;&quot;;CONCATENATE([CulturesData.DD$1];SUBSTITUTE(SUBSTITUTE(SUBSTITUTE([CulturesData.DD28];&quot;e&quot;;&quot;EVERYMAN&quot;);&quot;r&quot;;&quot;RESTRICTED&quot;);&quot;o&quot;;&quot;OCCUPATIONAL&quot;);&quot;,&quot;))" office:value-type="string" office:string-value="S456=RESTRICTED,">
            <text:p>S456=RESTRICTED,</text:p>
          </table:table-cell>
          <table:table-cell table:formula="of:=IF(LEN(TRIM([CulturesData.DE28]))=0;&quot;&quot;;CONCATENATE([CulturesData.DE$1];SUBSTITUTE(SUBSTITUTE(SUBSTITUTE([CulturesData.DE28];&quot;e&quot;;&quot;EVERYMAN&quot;);&quot;r&quot;;&quot;RESTRICTED&quot;);&quot;o&quot;;&quot;OCCUPATIONAL&quot;);&quot;,&quot;))" office:value-type="string" office:string-value="S29=RESTRICTED,">
            <text:p>S29=RESTRICTED,</text:p>
          </table:table-cell>
          <table:table-cell table:formula="of:=IF(LEN(TRIM([CulturesData.DF28]))=0;&quot;&quot;;CONCATENATE([CulturesData.DF$1];SUBSTITUTE(SUBSTITUTE(SUBSTITUTE([CulturesData.DF28];&quot;e&quot;;&quot;EVERYMAN&quot;);&quot;r&quot;;&quot;RESTRICTED&quot;);&quot;o&quot;;&quot;OCCUPATIONAL&quot;);&quot;,&quot;))" office:value-type="string" office:string-value="G37=1,">
            <text:p>G37=1,</text:p>
          </table:table-cell>
          <table:table-cell table:formula="of:=IF(LEN(TRIM([CulturesData.DG28]))=0;&quot;&quot;;CONCATENATE([CulturesData.DG$1];SUBSTITUTE(SUBSTITUTE(SUBSTITUTE([CulturesData.DG28];&quot;e&quot;;&quot;EVERYMAN&quot;);&quot;r&quot;;&quot;RESTRICTED&quot;);&quot;o&quot;;&quot;OCCUPATIONAL&quot;);&quot;,&quot;))" office:value-type="string" office:string-value="S426=3,">
            <text:p>S426=3,</text:p>
          </table:table-cell>
          <table:table-cell table:formula="of:=IF(LEN(TRIM([CulturesData.DH28]))=0;&quot;&quot;;CONCATENATE([CulturesData.DH$1];SUBSTITUTE(SUBSTITUTE(SUBSTITUTE([CulturesData.DH28];&quot;e&quot;;&quot;EVERYMAN&quot;);&quot;r&quot;;&quot;RESTRICTED&quot;);&quot;o&quot;;&quot;OCCUPATIONAL&quot;);&quot;,&quot;))" office:value-type="string" office:string-value="S339=3,">
            <text:p>S339=3,</text:p>
          </table:table-cell>
          <table:table-cell table:formula="of:=IF(LEN(TRIM([CulturesData.DI28]))=0;&quot;&quot;;CONCATENATE([CulturesData.DI$1];SUBSTITUTE(SUBSTITUTE(SUBSTITUTE([CulturesData.DI28];&quot;e&quot;;&quot;EVERYMAN&quot;);&quot;r&quot;;&quot;RESTRICTED&quot;);&quot;o&quot;;&quot;OCCUPATIONAL&quot;);&quot;,&quot;))">
            <text:p/>
          </table:table-cell>
          <table:table-cell table:formula="of:=IF(LEN(TRIM([CulturesData.DJ28]))=0;&quot;&quot;;CONCATENATE([CulturesData.DJ$1];SUBSTITUTE(SUBSTITUTE(SUBSTITUTE([CulturesData.DJ28];&quot;e&quot;;&quot;EVERYMAN&quot;);&quot;r&quot;;&quot;RESTRICTED&quot;);&quot;o&quot;;&quot;OCCUPATIONAL&quot;);&quot;,&quot;))">
            <text:p/>
          </table:table-cell>
          <table:table-cell table:formula="of:=IF(LEN(TRIM([CulturesData.DK28]))=0;&quot;&quot;;CONCATENATE([CulturesData.DK$1];SUBSTITUTE(SUBSTITUTE(SUBSTITUTE([CulturesData.DK28];&quot;e&quot;;&quot;EVERYMAN&quot;);&quot;r&quot;;&quot;RESTRICTED&quot;);&quot;o&quot;;&quot;OCCUPATIONAL&quot;);&quot;,&quot;))">
            <text:p/>
          </table:table-cell>
          <table:table-cell table:formula="of:=IF(LEN(TRIM([CulturesData.DL28]))=0;&quot;&quot;;CONCATENATE([CulturesData.DL$1];SUBSTITUTE(SUBSTITUTE(SUBSTITUTE([CulturesData.DL28];&quot;e&quot;;&quot;EVERYMAN&quot;);&quot;r&quot;;&quot;RESTRICTED&quot;);&quot;o&quot;;&quot;OCCUPATIONAL&quot;);&quot;,&quot;))">
            <text:p/>
          </table:table-cell>
          <table:table-cell table:formula="of:=IF(LEN(TRIM([CulturesData.DM28]))=0;&quot;&quot;;CONCATENATE([CulturesData.DM$1];SUBSTITUTE(SUBSTITUTE(SUBSTITUTE([CulturesData.DM28];&quot;e&quot;;&quot;EVERYMAN&quot;);&quot;r&quot;;&quot;RESTRICTED&quot;);&quot;o&quot;;&quot;OCCUPATIONAL&quot;);&quot;,&quot;))">
            <text:p/>
          </table:table-cell>
          <table:table-cell table:formula="of:=IF(LEN(TRIM([CulturesData.DN28]))=0;&quot;&quot;;CONCATENATE([CulturesData.DN$1];SUBSTITUTE(SUBSTITUTE(SUBSTITUTE([CulturesData.DN28];&quot;e&quot;;&quot;EVERYMAN&quot;);&quot;r&quot;;&quot;RESTRICTED&quot;);&quot;o&quot;;&quot;OCCUPATIONAL&quot;);&quot;,&quot;))">
            <text:p/>
          </table:table-cell>
          <table:table-cell table:formula="of:=IF(LEN(TRIM([CulturesData.DO28]))=0;&quot;&quot;;CONCATENATE([CulturesData.DO$1];SUBSTITUTE(SUBSTITUTE(SUBSTITUTE([CulturesData.DO28];&quot;e&quot;;&quot;EVERYMAN&quot;);&quot;r&quot;;&quot;RESTRICTED&quot;);&quot;o&quot;;&quot;OCCUPATIONAL&quot;);&quot;,&quot;))" office:value-type="string" office:string-value="S445=RESTRICTED,">
            <text:p>S445=RESTRICTED,</text:p>
          </table:table-cell>
          <table:table-cell table:formula="of:=IF(LEN(TRIM([CulturesData.DP28]))=0;&quot;&quot;;CONCATENATE([CulturesData.DP$1];SUBSTITUTE(SUBSTITUTE(SUBSTITUTE([CulturesData.DP28];&quot;e&quot;;&quot;EVERYMAN&quot;);&quot;r&quot;;&quot;RESTRICTED&quot;);&quot;o&quot;;&quot;OCCUPATIONAL&quot;);&quot;,&quot;))" office:value-type="string" office:string-value="S443=RESTRICTED,">
            <text:p>S443=RESTRICTED,</text:p>
          </table:table-cell>
          <table:table-cell table:formula="of:=IF(LEN(TRIM([CulturesData.DQ28]))=0;&quot;&quot;;CONCATENATE([CulturesData.DQ$1];SUBSTITUTE(SUBSTITUTE(SUBSTITUTE([CulturesData.DQ28];&quot;e&quot;;&quot;EVERYMAN&quot;);&quot;r&quot;;&quot;RESTRICTED&quot;);&quot;o&quot;;&quot;OCCUPATIONAL&quot;);&quot;,&quot;))">
            <text:p/>
          </table:table-cell>
          <table:table-cell table:formula="of:=IF(LEN(TRIM([CulturesData.DR28]))=0;&quot;&quot;;CONCATENATE([CulturesData.DR$1];SUBSTITUTE(SUBSTITUTE(SUBSTITUTE([CulturesData.DR28];&quot;e&quot;;&quot;EVERYMAN&quot;);&quot;r&quot;;&quot;RESTRICTED&quot;);&quot;o&quot;;&quot;OCCUPATIONAL&quot;);&quot;,&quot;))">
            <text:p/>
          </table:table-cell>
          <table:table-cell table:formula="of:=IF(LEN(TRIM([CulturesData.DS28]))=0;&quot;&quot;;CONCATENATE([CulturesData.DS$1];SUBSTITUTE(SUBSTITUTE(SUBSTITUTE([CulturesData.DS28];&quot;e&quot;;&quot;EVERYMAN&quot;);&quot;r&quot;;&quot;RESTRICTED&quot;);&quot;o&quot;;&quot;OCCUPATIONAL&quot;);&quot;,&quot;))" office:value-type="string" office:string-value="S507=RESTRICTED,">
            <text:p>S507=RESTRICTED,</text:p>
          </table:table-cell>
          <table:table-cell table:formula="of:=IF(LEN(TRIM([CulturesData.DT28]))=0;&quot;&quot;;CONCATENATE([CulturesData.DT$1];SUBSTITUTE(SUBSTITUTE(SUBSTITUTE([CulturesData.DT28];&quot;e&quot;;&quot;EVERYMAN&quot;);&quot;r&quot;;&quot;RESTRICTED&quot;);&quot;o&quot;;&quot;OCCUPATIONAL&quot;);&quot;,&quot;))">
            <text:p/>
          </table:table-cell>
          <table:table-cell table:formula="of:=IF(LEN(TRIM([CulturesData.DU28]))=0;&quot;&quot;;CONCATENATE([CulturesData.DU$1];SUBSTITUTE(SUBSTITUTE(SUBSTITUTE([CulturesData.DU28];&quot;e&quot;;&quot;EVERYMAN&quot;);&quot;r&quot;;&quot;RESTRICTED&quot;);&quot;o&quot;;&quot;OCCUPATIONAL&quot;);&quot;,&quot;))" office:value-type="string" office:string-value="S447=RESTRICTED,">
            <text:p>S447=RESTRICTED,</text:p>
          </table:table-cell>
          <table:table-cell table:formula="of:=IF(LEN(TRIM([CulturesData.DV28]))=0;&quot;&quot;;CONCATENATE([CulturesData.DV$1];SUBSTITUTE(SUBSTITUTE(SUBSTITUTE([CulturesData.DV28];&quot;e&quot;;&quot;EVERYMAN&quot;);&quot;r&quot;;&quot;RESTRICTED&quot;);&quot;o&quot;;&quot;OCCUPATIONAL&quot;);&quot;,&quot;))" office:value-type="string" office:string-value="S448=RESTRICTED,">
            <text:p>S448=RESTRICTED,</text:p>
          </table:table-cell>
          <table:table-cell table:formula="of:=IF(LEN(TRIM([CulturesData.DW28]))=0;&quot;&quot;;CONCATENATE([CulturesData.DW$1];SUBSTITUTE(SUBSTITUTE(SUBSTITUTE([CulturesData.DW28];&quot;e&quot;;&quot;EVERYMAN&quot;);&quot;r&quot;;&quot;RESTRICTED&quot;);&quot;o&quot;;&quot;OCCUPATIONAL&quot;);&quot;,&quot;))">
            <text:p/>
          </table:table-cell>
          <table:table-cell table:formula="of:=IF(LEN(TRIM([CulturesData.DX28]))=0;&quot;&quot;;CONCATENATE([CulturesData.DX$1];SUBSTITUTE(SUBSTITUTE(SUBSTITUTE([CulturesData.DX28];&quot;e&quot;;&quot;EVERYMAN&quot;);&quot;r&quot;;&quot;RESTRICTED&quot;);&quot;o&quot;;&quot;OCCUPATIONAL&quot;);&quot;,&quot;))">
            <text:p/>
          </table:table-cell>
          <table:table-cell table:formula="of:=IF(LEN(TRIM([CulturesData.DY28]))=0;&quot;&quot;;CONCATENATE([CulturesData.DY$1];SUBSTITUTE(SUBSTITUTE(SUBSTITUTE([CulturesData.DY28];&quot;e&quot;;&quot;EVERYMAN&quot;);&quot;r&quot;;&quot;RESTRICTED&quot;);&quot;o&quot;;&quot;OCCUPATIONAL&quot;);&quot;,&quot;))">
            <text:p/>
          </table:table-cell>
          <table:table-cell table:formula="of:=IF(LEN(TRIM([CulturesData.DZ28]))=0;&quot;&quot;;CONCATENATE([CulturesData.DZ$1];SUBSTITUTE(SUBSTITUTE(SUBSTITUTE([CulturesData.DZ28];&quot;e&quot;;&quot;EVERYMAN&quot;);&quot;r&quot;;&quot;RESTRICTED&quot;);&quot;o&quot;;&quot;OCCUPATIONAL&quot;);&quot;,&quot;))">
            <text:p/>
          </table:table-cell>
          <table:table-cell table:formula="of:=IF(LEN(TRIM([CulturesData.EA28]))=0;&quot;&quot;;CONCATENATE([CulturesData.EA$1];SUBSTITUTE(SUBSTITUTE(SUBSTITUTE([CulturesData.EA28];&quot;e&quot;;&quot;EVERYMAN&quot;);&quot;r&quot;;&quot;RESTRICTED&quot;);&quot;o&quot;;&quot;OCCUPATIONAL&quot;);&quot;,&quot;))">
            <text:p/>
          </table:table-cell>
          <table:table-cell table:formula="of:=IF(LEN(TRIM([CulturesData.EB28]))=0;&quot;&quot;;CONCATENATE([CulturesData.EB$1];SUBSTITUTE(SUBSTITUTE(SUBSTITUTE([CulturesData.EB28];&quot;e&quot;;&quot;EVERYMAN&quot;);&quot;r&quot;;&quot;RESTRICTED&quot;);&quot;o&quot;;&quot;OCCUPATIONAL&quot;);&quot;,&quot;))" office:value-type="string" office:string-value="S206=RESTRICTED,">
            <text:p>S206=RESTRICTED,</text:p>
          </table:table-cell>
          <table:table-cell table:formula="of:=IF(LEN(TRIM([CulturesData.EC28]))=0;&quot;&quot;;CONCATENATE([CulturesData.EC$1];SUBSTITUTE(SUBSTITUTE(SUBSTITUTE([CulturesData.EC28];&quot;e&quot;;&quot;EVERYMAN&quot;);&quot;r&quot;;&quot;RESTRICTED&quot;);&quot;o&quot;;&quot;OCCUPATIONAL&quot;);&quot;,&quot;))" office:value-type="string" office:string-value="G18=2,">
            <text:p>G18=2,</text:p>
          </table:table-cell>
          <table:table-cell table:formula="of:=IF(LEN(TRIM([CulturesData.ED28]))=0;&quot;&quot;;CONCATENATE([CulturesData.ED$1];SUBSTITUTE(SUBSTITUTE(SUBSTITUTE([CulturesData.ED28];&quot;e&quot;;&quot;EVERYMAN&quot;);&quot;r&quot;;&quot;RESTRICTED&quot;);&quot;o&quot;;&quot;OCCUPATIONAL&quot;);&quot;,&quot;))">
            <text:p/>
          </table:table-cell>
          <table:table-cell table:formula="of:=IF(LEN(TRIM([CulturesData.EE28]))=0;&quot;&quot;;CONCATENATE([CulturesData.EE$1];SUBSTITUTE(SUBSTITUTE(SUBSTITUTE([CulturesData.EE28];&quot;e&quot;;&quot;EVERYMAN&quot;);&quot;r&quot;;&quot;RESTRICTED&quot;);&quot;o&quot;;&quot;OCCUPATIONAL&quot;);&quot;,&quot;))">
            <text:p/>
          </table:table-cell>
          <table:table-cell table:formula="of:=IF(LEN(TRIM([CulturesData.EF28]))=0;&quot;&quot;;CONCATENATE([CulturesData.EF$1];SUBSTITUTE(SUBSTITUTE(SUBSTITUTE([CulturesData.EF28];&quot;e&quot;;&quot;EVERYMAN&quot;);&quot;r&quot;;&quot;RESTRICTED&quot;);&quot;o&quot;;&quot;OCCUPATIONAL&quot;);&quot;,&quot;))">
            <text:p/>
          </table:table-cell>
          <table:table-cell table:formula="of:=IF(LEN(TRIM([CulturesData.EG28]))=0;&quot;&quot;;CONCATENATE([CulturesData.EG$1];SUBSTITUTE(SUBSTITUTE(SUBSTITUTE([CulturesData.EG28];&quot;e&quot;;&quot;EVERYMAN&quot;);&quot;r&quot;;&quot;RESTRICTED&quot;);&quot;o&quot;;&quot;OCCUPATIONAL&quot;);&quot;,&quot;))">
            <text:p/>
          </table:table-cell>
          <table:table-cell table:formula="of:=IF(LEN(TRIM([CulturesData.EH28]))=0;&quot;&quot;;CONCATENATE([CulturesData.EH$1];SUBSTITUTE(SUBSTITUTE(SUBSTITUTE([CulturesData.EH28];&quot;e&quot;;&quot;EVERYMAN&quot;);&quot;r&quot;;&quot;RESTRICTED&quot;);&quot;o&quot;;&quot;OCCUPATIONAL&quot;);&quot;,&quot;))">
            <text:p/>
          </table:table-cell>
          <table:table-cell table:formula="of:=IF(LEN(TRIM([CulturesData.EI28]))=0;&quot;&quot;;CONCATENATE([CulturesData.EI$1];SUBSTITUTE(SUBSTITUTE(SUBSTITUTE([CulturesData.EI28];&quot;e&quot;;&quot;EVERYMAN&quot;);&quot;r&quot;;&quot;RESTRICTED&quot;);&quot;o&quot;;&quot;OCCUPATIONAL&quot;);&quot;,&quot;))">
            <text:p/>
          </table:table-cell>
          <table:table-cell table:formula="of:=IF(LEN(TRIM([CulturesData.EJ28]))=0;&quot;&quot;;CONCATENATE([CulturesData.EJ$1];SUBSTITUTE(SUBSTITUTE(SUBSTITUTE([CulturesData.EJ28];&quot;e&quot;;&quot;EVERYMAN&quot;);&quot;r&quot;;&quot;RESTRICTED&quot;);&quot;o&quot;;&quot;OCCUPATIONAL&quot;);&quot;,&quot;))" office:value-type="string" office:string-value="S100=RESTRICTED,">
            <text:p>S100=RESTRICTED,</text:p>
          </table:table-cell>
          <table:table-cell table:formula="of:=IF(LEN(TRIM([CulturesData.EK28]))=0;&quot;&quot;;CONCATENATE([CulturesData.EK$1];SUBSTITUTE(SUBSTITUTE(SUBSTITUTE([CulturesData.EK28];&quot;e&quot;;&quot;EVERYMAN&quot;);&quot;r&quot;;&quot;RESTRICTED&quot;);&quot;o&quot;;&quot;OCCUPATIONAL&quot;);&quot;,&quot;))">
            <text:p/>
          </table:table-cell>
          <table:table-cell table:formula="of:=IF(LEN(TRIM([CulturesData.EL28]))=0;&quot;&quot;;CONCATENATE([CulturesData.EL$1];SUBSTITUTE(SUBSTITUTE(SUBSTITUTE([CulturesData.EL28];&quot;e&quot;;&quot;EVERYMAN&quot;);&quot;r&quot;;&quot;RESTRICTED&quot;);&quot;o&quot;;&quot;OCCUPATIONAL&quot;);&quot;,&quot;))" office:value-type="string" office:string-value="S96=RESTRICTED,">
            <text:p>S96=RESTRICTED,</text:p>
          </table:table-cell>
          <table:table-cell table:formula="of:=IF(LEN(TRIM([CulturesData.EM28]))=0;&quot;&quot;;CONCATENATE([CulturesData.EM$1];SUBSTITUTE(SUBSTITUTE(SUBSTITUTE([CulturesData.EM28];&quot;e&quot;;&quot;EVERYMAN&quot;);&quot;r&quot;;&quot;RESTRICTED&quot;);&quot;o&quot;;&quot;OCCUPATIONAL&quot;);&quot;,&quot;))">
            <text:p/>
          </table:table-cell>
          <table:table-cell table:formula="of:=IF(LEN(TRIM([CulturesData.EN28]))=0;&quot;&quot;;CONCATENATE([CulturesData.EN$1];SUBSTITUTE(SUBSTITUTE(SUBSTITUTE([CulturesData.EN28];&quot;e&quot;;&quot;EVERYMAN&quot;);&quot;r&quot;;&quot;RESTRICTED&quot;);&quot;o&quot;;&quot;OCCUPATIONAL&quot;);&quot;,&quot;))">
            <text:p/>
          </table:table-cell>
          <table:table-cell table:formula="of:=IF(LEN(TRIM([CulturesData.EO28]))=0;&quot;&quot;;CONCATENATE([CulturesData.EO$1];SUBSTITUTE(SUBSTITUTE(SUBSTITUTE([CulturesData.EO28];&quot;e&quot;;&quot;EVERYMAN&quot;);&quot;r&quot;;&quot;RESTRICTED&quot;);&quot;o&quot;;&quot;OCCUPATIONAL&quot;);&quot;,&quot;))">
            <text:p/>
          </table:table-cell>
          <table:table-cell table:formula="of:=IF(LEN(TRIM([CulturesData.EP28]))=0;&quot;&quot;;CONCATENATE([CulturesData.EP$1];SUBSTITUTE(SUBSTITUTE(SUBSTITUTE([CulturesData.EP28];&quot;e&quot;;&quot;EVERYMAN&quot;);&quot;r&quot;;&quot;RESTRICTED&quot;);&quot;o&quot;;&quot;OCCUPATIONAL&quot;);&quot;,&quot;))">
            <text:p/>
          </table:table-cell>
          <table:table-cell table:formula="of:=IF(LEN(TRIM([CulturesData.EQ28]))=0;&quot;&quot;;CONCATENATE([CulturesData.EQ$1];SUBSTITUTE(SUBSTITUTE(SUBSTITUTE([CulturesData.EQ28];&quot;e&quot;;&quot;EVERYMAN&quot;);&quot;r&quot;;&quot;RESTRICTED&quot;);&quot;o&quot;;&quot;OCCUPATIONAL&quot;);&quot;,&quot;))" office:value-type="string" office:string-value="S227=RESTRICTED,">
            <text:p>S227=RESTRICTED,</text:p>
          </table:table-cell>
          <table:table-cell table:formula="of:=IF(LEN(TRIM([CulturesData.ER28]))=0;&quot;&quot;;CONCATENATE([CulturesData.ER$1];SUBSTITUTE(SUBSTITUTE(SUBSTITUTE([CulturesData.ER28];&quot;e&quot;;&quot;EVERYMAN&quot;);&quot;r&quot;;&quot;RESTRICTED&quot;);&quot;o&quot;;&quot;OCCUPATIONAL&quot;);&quot;,&quot;))" office:value-type="string" office:string-value="S235=RESTRICTED,">
            <text:p>S235=RESTRICTED,</text:p>
          </table:table-cell>
          <table:table-cell table:formula="of:=IF(LEN(TRIM([CulturesData.ES28]))=0;&quot;&quot;;CONCATENATE([CulturesData.ES$1];SUBSTITUTE(SUBSTITUTE(SUBSTITUTE([CulturesData.ES28];&quot;e&quot;;&quot;EVERYMAN&quot;);&quot;r&quot;;&quot;RESTRICTED&quot;);&quot;o&quot;;&quot;OCCUPATIONAL&quot;);&quot;,&quot;))" office:value-type="string" office:string-value="S231=RESTRICTED,">
            <text:p>S231=RESTRICTED,</text:p>
          </table:table-cell>
          <table:table-cell table:formula="of:=IF(LEN(TRIM([CulturesData.ET28]))=0;&quot;&quot;;CONCATENATE([CulturesData.ET$1];SUBSTITUTE(SUBSTITUTE(SUBSTITUTE([CulturesData.ET28];&quot;e&quot;;&quot;EVERYMAN&quot;);&quot;r&quot;;&quot;RESTRICTED&quot;);&quot;o&quot;;&quot;OCCUPATIONAL&quot;);&quot;,&quot;))" office:value-type="string" office:string-value="S237=RESTRICTED,">
            <text:p>S237=RESTRICTED,</text:p>
          </table:table-cell>
          <table:table-cell table:formula="of:=IF(LEN(TRIM([CulturesData.EU28]))=0;&quot;&quot;;CONCATENATE([CulturesData.EU$1];SUBSTITUTE(SUBSTITUTE(SUBSTITUTE([CulturesData.EU28];&quot;e&quot;;&quot;EVERYMAN&quot;);&quot;r&quot;;&quot;RESTRICTED&quot;);&quot;o&quot;;&quot;OCCUPATIONAL&quot;);&quot;,&quot;))" office:value-type="string" office:string-value="S514=RESTRICTED,">
            <text:p>S514=RESTRICTED,</text:p>
          </table:table-cell>
          <table:table-cell table:formula="of:=IF(LEN(TRIM([CulturesData.EV28]))=0;&quot;&quot;;CONCATENATE([CulturesData.EV$1];SUBSTITUTE(SUBSTITUTE(SUBSTITUTE([CulturesData.EV28];&quot;e&quot;;&quot;EVERYMAN&quot;);&quot;r&quot;;&quot;RESTRICTED&quot;);&quot;o&quot;;&quot;OCCUPATIONAL&quot;);&quot;,&quot;))" office:value-type="string" office:string-value="S515=RESTRICTED,">
            <text:p>S515=RESTRICTED,</text:p>
          </table:table-cell>
          <table:table-cell table:formula="of:=IF(LEN(TRIM([CulturesData.EW28]))=0;&quot;&quot;;CONCATENATE([CulturesData.EW$1];SUBSTITUTE(SUBSTITUTE(SUBSTITUTE([CulturesData.EW28];&quot;e&quot;;&quot;EVERYMAN&quot;);&quot;r&quot;;&quot;RESTRICTED&quot;);&quot;o&quot;;&quot;OCCUPATIONAL&quot;);&quot;,&quot;))" office:value-type="string" office:string-value="S516=RESTRICTED,">
            <text:p>S516=RESTRICTED,</text:p>
          </table:table-cell>
          <table:table-cell table:formula="of:=IF(LEN(TRIM([CulturesData.EX28]))=0;&quot;&quot;;CONCATENATE([CulturesData.EX$1];SUBSTITUTE(SUBSTITUTE(SUBSTITUTE([CulturesData.EX28];&quot;e&quot;;&quot;EVERYMAN&quot;);&quot;r&quot;;&quot;RESTRICTED&quot;);&quot;o&quot;;&quot;OCCUPATIONAL&quot;);&quot;,&quot;))" office:value-type="string" office:string-value="S517=RESTRICTED,">
            <text:p>S517=RESTRICTED,</text:p>
          </table:table-cell>
          <table:table-cell table:formula="of:=IF(LEN(TRIM([CulturesData.EY28]))=0;&quot;&quot;;CONCATENATE([CulturesData.EY$1];SUBSTITUTE(SUBSTITUTE(SUBSTITUTE([CulturesData.EY28];&quot;e&quot;;&quot;EVERYMAN&quot;);&quot;r&quot;;&quot;RESTRICTED&quot;);&quot;o&quot;;&quot;OCCUPATIONAL&quot;);&quot;,&quot;))" office:value-type="string" office:string-value="S518=RESTRICTED,">
            <text:p>S518=RESTRICTED,</text:p>
          </table:table-cell>
          <table:table-cell table:formula="of:=IF(LEN(TRIM([CulturesData.EZ28]))=0;&quot;&quot;;CONCATENATE([CulturesData.EZ$1];SUBSTITUTE(SUBSTITUTE(SUBSTITUTE([CulturesData.EZ28];&quot;e&quot;;&quot;EVERYMAN&quot;);&quot;r&quot;;&quot;RESTRICTED&quot;);&quot;o&quot;;&quot;OCCUPATIONAL&quot;);&quot;,&quot;))" office:value-type="string" office:string-value="S528=RESTRICTED,">
            <text:p>S528=RESTRICTED,</text:p>
          </table:table-cell>
          <table:table-cell table:formula="of:=IF(LEN(TRIM([CulturesData.FA28]))=0;&quot;&quot;;CONCATENATE([CulturesData.FA$1];SUBSTITUTE(SUBSTITUTE(SUBSTITUTE([CulturesData.FA28];&quot;e&quot;;&quot;EVERYMAN&quot;);&quot;r&quot;;&quot;RESTRICTED&quot;);&quot;o&quot;;&quot;OCCUPATIONAL&quot;);&quot;,&quot;))" office:value-type="string" office:string-value="S520=RESTRICTED,">
            <text:p>S520=RESTRICTED,</text:p>
          </table:table-cell>
          <table:table-cell table:formula="of:=IF(LEN(TRIM([CulturesData.FB28]))=0;&quot;&quot;;CONCATENATE([CulturesData.FB$1];SUBSTITUTE(SUBSTITUTE(SUBSTITUTE([CulturesData.FB28];&quot;e&quot;;&quot;EVERYMAN&quot;);&quot;r&quot;;&quot;RESTRICTED&quot;);&quot;o&quot;;&quot;OCCUPATIONAL&quot;);&quot;,&quot;))" office:value-type="string" office:string-value="S521=RESTRICTED,">
            <text:p>S521=RESTRICTED,</text:p>
          </table:table-cell>
          <table:table-cell table:formula="of:=IF(LEN(TRIM([CulturesData.FC28]))=0;&quot;&quot;;CONCATENATE([CulturesData.FC$1];SUBSTITUTE(SUBSTITUTE(SUBSTITUTE([CulturesData.FC28];&quot;e&quot;;&quot;EVERYMAN&quot;);&quot;r&quot;;&quot;RESTRICTED&quot;);&quot;o&quot;;&quot;OCCUPATIONAL&quot;);&quot;,&quot;))" office:value-type="string" office:string-value="S522=RESTRICTED,">
            <text:p>S522=RESTRICTED,</text:p>
          </table:table-cell>
          <table:table-cell table:formula="of:=IF(LEN(TRIM([CulturesData.FD28]))=0;&quot;&quot;;CONCATENATE([CulturesData.FD$1];SUBSTITUTE(SUBSTITUTE(SUBSTITUTE([CulturesData.FD28];&quot;e&quot;;&quot;EVERYMAN&quot;);&quot;r&quot;;&quot;RESTRICTED&quot;);&quot;o&quot;;&quot;OCCUPATIONAL&quot;);&quot;,&quot;))" office:value-type="string" office:string-value="S523=RESTRICTED,">
            <text:p>S523=RESTRICTED,</text:p>
          </table:table-cell>
          <table:table-cell table:formula="of:=IF(LEN(TRIM([CulturesData.FE28]))=0;&quot;&quot;;CONCATENATE([CulturesData.FE$1];SUBSTITUTE(SUBSTITUTE(SUBSTITUTE([CulturesData.FE28];&quot;e&quot;;&quot;EVERYMAN&quot;);&quot;r&quot;;&quot;RESTRICTED&quot;);&quot;o&quot;;&quot;OCCUPATIONAL&quot;);&quot;,&quot;))" office:value-type="string" office:string-value="S524=RESTRICTED,">
            <text:p>S524=RESTRICTED,</text:p>
          </table:table-cell>
          <table:table-cell table:formula="of:=IF(LEN(TRIM([CulturesData.FF28]))=0;&quot;&quot;;CONCATENATE([CulturesData.FF$1];SUBSTITUTE(SUBSTITUTE(SUBSTITUTE([CulturesData.FF28];&quot;e&quot;;&quot;EVERYMAN&quot;);&quot;r&quot;;&quot;RESTRICTED&quot;);&quot;o&quot;;&quot;OCCUPATIONAL&quot;);&quot;,&quot;))" office:value-type="string" office:string-value="S454=RESTRICTED,">
            <text:p>S454=RESTRICTED,</text:p>
          </table:table-cell>
          <table:table-cell table:formula="of:=IF(LEN(TRIM([CulturesData.FG28]))=0;&quot;&quot;;CONCATENATE([CulturesData.FG$1];SUBSTITUTE(SUBSTITUTE(SUBSTITUTE([CulturesData.FG28];&quot;e&quot;;&quot;EVERYMAN&quot;);&quot;r&quot;;&quot;RESTRICTED&quot;);&quot;o&quot;;&quot;OCCUPATIONAL&quot;);&quot;,&quot;))" office:value-type="string" office:string-value="S242=RESTRICTED,">
            <text:p>S242=RESTRICTED,</text:p>
          </table:table-cell>
          <table:table-cell table:formula="of:=IF(LEN(TRIM([CulturesData.FH28]))=0;&quot;&quot;;CONCATENATE([CulturesData.FH$1];SUBSTITUTE(SUBSTITUTE(SUBSTITUTE([CulturesData.FH28];&quot;e&quot;;&quot;EVERYMAN&quot;);&quot;r&quot;;&quot;RESTRICTED&quot;);&quot;o&quot;;&quot;OCCUPATIONAL&quot;);&quot;,&quot;))" office:value-type="string" office:string-value="S526=RESTRICTED,">
            <text:p>S526=RESTRICTED,</text:p>
          </table:table-cell>
          <table:table-cell table:formula="of:=IF(LEN(TRIM([CulturesData.FI28]))=0;&quot;&quot;;CONCATENATE([CulturesData.FI$1];SUBSTITUTE(SUBSTITUTE(SUBSTITUTE([CulturesData.FI28];&quot;e&quot;;&quot;EVERYMAN&quot;);&quot;r&quot;;&quot;RESTRICTED&quot;);&quot;o&quot;;&quot;OCCUPATIONAL&quot;);&quot;,&quot;))" office:value-type="string" office:string-value="S527=RESTRICTED,">
            <text:p>S527=RESTRICTED,</text:p>
          </table:table-cell>
          <table:table-cell table:formula="of:=IF(LEN(TRIM([CulturesData.FJ28]))=0;&quot;&quot;;CONCATENATE([CulturesData.FJ$1];SUBSTITUTE(SUBSTITUTE(SUBSTITUTE([CulturesData.FJ28];&quot;e&quot;;&quot;EVERYMAN&quot;);&quot;r&quot;;&quot;RESTRICTED&quot;);&quot;o&quot;;&quot;OCCUPATIONAL&quot;);&quot;,&quot;))">
            <text:p/>
          </table:table-cell>
          <table:table-cell table:formula="of:=IF(LEN(TRIM([CulturesData.FK28]))=0;&quot;&quot;;CONCATENATE([CulturesData.FK$1];SUBSTITUTE(SUBSTITUTE(SUBSTITUTE([CulturesData.FK28];&quot;e&quot;;&quot;EVERYMAN&quot;);&quot;r&quot;;&quot;RESTRICTED&quot;);&quot;o&quot;;&quot;OCCUPATIONAL&quot;);&quot;,&quot;))">
            <text:p/>
          </table:table-cell>
          <table:table-cell table:formula="of:=IF(LEN(TRIM([CulturesData.FL28]))=0;&quot;&quot;;CONCATENATE([CulturesData.FL$1];SUBSTITUTE(SUBSTITUTE(SUBSTITUTE([CulturesData.FL28];&quot;e&quot;;&quot;EVERYMAN&quot;);&quot;r&quot;;&quot;RESTRICTED&quot;);&quot;o&quot;;&quot;OCCUPATIONAL&quot;);&quot;,&quot;))">
            <text:p/>
          </table:table-cell>
          <table:table-cell table:formula="of:=IF(LEN(TRIM([CulturesData.FM28]))=0;&quot;&quot;;CONCATENATE([CulturesData.FM$1];SUBSTITUTE(SUBSTITUTE(SUBSTITUTE([CulturesData.FM28];&quot;e&quot;;&quot;EVERYMAN&quot;);&quot;r&quot;;&quot;RESTRICTED&quot;);&quot;o&quot;;&quot;OCCUPATIONAL&quot;);&quot;,&quot;))">
            <text:p/>
          </table:table-cell>
          <table:table-cell table:formula="of:=IF(LEN(TRIM([CulturesData.FN28]))=0;&quot;&quot;;CONCATENATE([CulturesData.FN$1];SUBSTITUTE(SUBSTITUTE(SUBSTITUTE([CulturesData.FN28];&quot;e&quot;;&quot;EVERYMAN&quot;);&quot;r&quot;;&quot;RESTRICTED&quot;);&quot;o&quot;;&quot;OCCUPATIONAL&quot;);&quot;,&quot;))">
            <text:p/>
          </table:table-cell>
          <table:table-cell table:formula="of:=IF(LEN(TRIM([CulturesData.FO28]))=0;&quot;&quot;;CONCATENATE([CulturesData.FO$1];SUBSTITUTE(SUBSTITUTE(SUBSTITUTE([CulturesData.FO28];&quot;e&quot;;&quot;EVERYMAN&quot;);&quot;r&quot;;&quot;RESTRICTED&quot;);&quot;o&quot;;&quot;OCCUPATIONAL&quot;);&quot;,&quot;))">
            <text:p/>
          </table:table-cell>
          <table:table-cell table:formula="of:=IF(LEN(TRIM([CulturesData.FP28]))=0;&quot;&quot;;CONCATENATE([CulturesData.FP$1];SUBSTITUTE(SUBSTITUTE(SUBSTITUTE([CulturesData.FP28];&quot;e&quot;;&quot;EVERYMAN&quot;);&quot;r&quot;;&quot;RESTRICTED&quot;);&quot;o&quot;;&quot;OCCUPATIONAL&quot;);&quot;,&quot;))">
            <text:p/>
          </table:table-cell>
          <table:table-cell table:formula="of:=IF(LEN(TRIM([CulturesData.FQ28]))=0;&quot;&quot;;CONCATENATE([CulturesData.FQ$1];SUBSTITUTE(SUBSTITUTE(SUBSTITUTE([CulturesData.FQ28];&quot;e&quot;;&quot;EVERYMAN&quot;);&quot;r&quot;;&quot;RESTRICTED&quot;);&quot;o&quot;;&quot;OCCUPATIONAL&quot;);&quot;,&quot;))">
            <text:p/>
          </table:table-cell>
          <table:table-cell table:formula="of:=IF(LEN(TRIM([CulturesData.FR28]))=0;&quot;&quot;;CONCATENATE([CulturesData.FR$1];SUBSTITUTE(SUBSTITUTE(SUBSTITUTE([CulturesData.FR28];&quot;e&quot;;&quot;EVERYMAN&quot;);&quot;r&quot;;&quot;RESTRICTED&quot;);&quot;o&quot;;&quot;OCCUPATIONAL&quot;);&quot;,&quot;))" office:value-type="string" office:string-value="G24=1,">
            <text:p>G24=1,</text:p>
          </table:table-cell>
          <table:table-cell table:formula="of:=IF(LEN(TRIM([CulturesData.FS28]))=0;&quot;&quot;;CONCATENATE([CulturesData.FS$1];SUBSTITUTE(SUBSTITUTE(SUBSTITUTE([CulturesData.FS28];&quot;e&quot;;&quot;EVERYMAN&quot;);&quot;r&quot;;&quot;RESTRICTED&quot;);&quot;o&quot;;&quot;OCCUPATIONAL&quot;);&quot;,&quot;))">
            <text:p/>
          </table:table-cell>
          <table:table-cell table:formula="of:=IF(LEN(TRIM([CulturesData.FT28]))=0;&quot;&quot;;CONCATENATE([CulturesData.FT$1];SUBSTITUTE(SUBSTITUTE(SUBSTITUTE([CulturesData.FT28];&quot;e&quot;;&quot;EVERYMAN&quot;);&quot;r&quot;;&quot;RESTRICTED&quot;);&quot;o&quot;;&quot;OCCUPATIONAL&quot;);&quot;,&quot;))">
            <text:p/>
          </table:table-cell>
          <table:table-cell table:formula="of:=IF(LEN(TRIM([CulturesData.FU28]))=0;&quot;&quot;;CONCATENATE([CulturesData.FU$1];SUBSTITUTE(SUBSTITUTE(SUBSTITUTE([CulturesData.FU28];&quot;e&quot;;&quot;EVERYMAN&quot;);&quot;r&quot;;&quot;RESTRICTED&quot;);&quot;o&quot;;&quot;OCCUPATIONAL&quot;);&quot;,&quot;))">
            <text:p/>
          </table:table-cell>
          <table:table-cell table:formula="of:=IF(LEN(TRIM([CulturesData.FV28]))=0;&quot;&quot;;CONCATENATE([CulturesData.FV$1];SUBSTITUTE(SUBSTITUTE(SUBSTITUTE([CulturesData.FV28];&quot;e&quot;;&quot;EVERYMAN&quot;);&quot;r&quot;;&quot;RESTRICTED&quot;);&quot;o&quot;;&quot;OCCUPATIONAL&quot;);&quot;,&quot;))">
            <text:p/>
          </table:table-cell>
          <table:table-cell table:formula="of:=IF(LEN(TRIM([CulturesData.FW28]))=0;&quot;&quot;;CONCATENATE([CulturesData.FW$1];SUBSTITUTE(SUBSTITUTE(SUBSTITUTE([CulturesData.FW28];&quot;e&quot;;&quot;EVERYMAN&quot;);&quot;r&quot;;&quot;RESTRICTED&quot;);&quot;o&quot;;&quot;OCCUPATIONAL&quot;);&quot;,&quot;))">
            <text:p/>
          </table:table-cell>
          <table:table-cell table:formula="of:=IF(LEN(TRIM([CulturesData.FX28]))=0;&quot;&quot;;CONCATENATE([CulturesData.FX$1];SUBSTITUTE(SUBSTITUTE(SUBSTITUTE([CulturesData.FX28];&quot;e&quot;;&quot;EVERYMAN&quot;);&quot;r&quot;;&quot;RESTRICTED&quot;);&quot;o&quot;;&quot;OCCUPATIONAL&quot;);&quot;,&quot;))">
            <text:p/>
          </table:table-cell>
          <table:table-cell table:formula="of:=IF(LEN(TRIM([CulturesData.FY28]))=0;&quot;&quot;;CONCATENATE([CulturesData.FY$1];SUBSTITUTE(SUBSTITUTE(SUBSTITUTE([CulturesData.FY28];&quot;e&quot;;&quot;EVERYMAN&quot;);&quot;r&quot;;&quot;RESTRICTED&quot;);&quot;o&quot;;&quot;OCCUPATIONAL&quot;);&quot;,&quot;))">
            <text:p/>
          </table:table-cell>
          <table:table-cell table:formula="of:=IF(LEN(TRIM([CulturesData.FZ28]))=0;&quot;&quot;;CONCATENATE([CulturesData.FZ$1];SUBSTITUTE(SUBSTITUTE(SUBSTITUTE([CulturesData.FZ28];&quot;e&quot;;&quot;EVERYMAN&quot;);&quot;r&quot;;&quot;RESTRICTED&quot;);&quot;o&quot;;&quot;OCCUPATIONAL&quot;);&quot;,&quot;))" office:value-type="string" office:string-value="G28=3,">
            <text:p>G28=3,</text:p>
          </table:table-cell>
          <table:table-cell table:formula="of:=IF(LEN(TRIM([CulturesData.GA28]))=0;&quot;&quot;;CONCATENATE([CulturesData.GA$1];SUBSTITUTE(SUBSTITUTE(SUBSTITUTE([CulturesData.GA28];&quot;e&quot;;&quot;EVERYMAN&quot;);&quot;r&quot;;&quot;RESTRICTED&quot;);&quot;o&quot;;&quot;OCCUPATIONAL&quot;);&quot;,&quot;))" office:value-type="string" office:string-value="S285=3,">
            <text:p>S285=3,</text:p>
          </table:table-cell>
          <table:table-cell table:formula="of:=IF(LEN(TRIM([CulturesData.GB28]))=0;&quot;&quot;;CONCATENATE([CulturesData.GB$1];SUBSTITUTE(SUBSTITUTE(SUBSTITUTE([CulturesData.GB28];&quot;e&quot;;&quot;EVERYMAN&quot;);&quot;r&quot;;&quot;RESTRICTED&quot;);&quot;o&quot;;&quot;OCCUPATIONAL&quot;);&quot;,&quot;))">
            <text:p/>
          </table:table-cell>
          <table:table-cell table:formula="of:=IF(LEN(TRIM([CulturesData.GC28]))=0;&quot;&quot;;CONCATENATE([CulturesData.GC$1];SUBSTITUTE(SUBSTITUTE(SUBSTITUTE([CulturesData.GC28];&quot;e&quot;;&quot;EVERYMAN&quot;);&quot;r&quot;;&quot;RESTRICTED&quot;);&quot;o&quot;;&quot;OCCUPATIONAL&quot;);&quot;,&quot;))">
            <text:p/>
          </table:table-cell>
          <table:table-cell table:formula="of:=IF(LEN(TRIM([CulturesData.GD28]))=0;&quot;&quot;;CONCATENATE([CulturesData.GD$1];SUBSTITUTE(SUBSTITUTE(SUBSTITUTE([CulturesData.GD28];&quot;e&quot;;&quot;EVERYMAN&quot;);&quot;r&quot;;&quot;RESTRICTED&quot;);&quot;o&quot;;&quot;OCCUPATIONAL&quot;);&quot;,&quot;))">
            <text:p/>
          </table:table-cell>
          <table:table-cell table:formula="of:=IF(LEN(TRIM([CulturesData.GE28]))=0;&quot;&quot;;CONCATENATE([CulturesData.GE$1];SUBSTITUTE(SUBSTITUTE(SUBSTITUTE([CulturesData.GE28];&quot;e&quot;;&quot;EVERYMAN&quot;);&quot;r&quot;;&quot;RESTRICTED&quot;);&quot;o&quot;;&quot;OCCUPATIONAL&quot;);&quot;,&quot;))">
            <text:p/>
          </table:table-cell>
          <table:table-cell table:formula="of:=IF(LEN(TRIM([CulturesData.GF28]))=0;&quot;&quot;;CONCATENATE([CulturesData.GF$1];SUBSTITUTE(SUBSTITUTE(SUBSTITUTE([CulturesData.GF28];&quot;e&quot;;&quot;EVERYMAN&quot;);&quot;r&quot;;&quot;RESTRICTED&quot;);&quot;o&quot;;&quot;OCCUPATIONAL&quot;);&quot;,&quot;))">
            <text:p/>
          </table:table-cell>
          <table:table-cell table:formula="of:=IF(LEN(TRIM([CulturesData.GG28]))=0;&quot;&quot;;CONCATENATE([CulturesData.GG$1];SUBSTITUTE(SUBSTITUTE(SUBSTITUTE([CulturesData.GG28];&quot;e&quot;;&quot;EVERYMAN&quot;);&quot;r&quot;;&quot;RESTRICTED&quot;);&quot;o&quot;;&quot;OCCUPATIONAL&quot;);&quot;,&quot;))">
            <text:p/>
          </table:table-cell>
          <table:table-cell table:formula="of:=IF(LEN(TRIM([CulturesData.GH28]))=0;&quot;&quot;;CONCATENATE([CulturesData.GH$1];SUBSTITUTE(SUBSTITUTE(SUBSTITUTE([CulturesData.GH28];&quot;e&quot;;&quot;EVERYMAN&quot;);&quot;r&quot;;&quot;RESTRICTED&quot;);&quot;o&quot;;&quot;OCCUPATIONAL&quot;);&quot;,&quot;))" office:value-type="string" office:string-value="G29=1,">
            <text:p>G29=1,</text:p>
          </table:table-cell>
          <table:table-cell table:formula="of:=IF(LEN(TRIM([CulturesData.GI28]))=0;&quot;&quot;;CONCATENATE([CulturesData.GI$1];SUBSTITUTE(SUBSTITUTE(SUBSTITUTE([CulturesData.GI28];&quot;e&quot;;&quot;EVERYMAN&quot;);&quot;r&quot;;&quot;RESTRICTED&quot;);&quot;o&quot;;&quot;OCCUPATIONAL&quot;);&quot;,&quot;))" office:value-type="string" office:string-value="S331=1,">
            <text:p>S331=1,</text:p>
          </table:table-cell>
          <table:table-cell table:formula="of:=IF(LEN(TRIM([CulturesData.GJ28]))=0;&quot;&quot;;CONCATENATE([CulturesData.GJ$1];SUBSTITUTE(SUBSTITUTE(SUBSTITUTE([CulturesData.GJ28];&quot;e&quot;;&quot;EVERYMAN&quot;);&quot;r&quot;;&quot;RESTRICTED&quot;);&quot;o&quot;;&quot;OCCUPATIONAL&quot;);&quot;,&quot;))">
            <text:p/>
          </table:table-cell>
          <table:table-cell table:formula="of:=IF(LEN(TRIM([CulturesData.GK28]))=0;&quot;&quot;;CONCATENATE([CulturesData.GK$1];SUBSTITUTE(SUBSTITUTE(SUBSTITUTE([CulturesData.GK28];&quot;e&quot;;&quot;EVERYMAN&quot;);&quot;r&quot;;&quot;RESTRICTED&quot;);&quot;o&quot;;&quot;OCCUPATIONAL&quot;);&quot;,&quot;))">
            <text:p/>
          </table:table-cell>
          <table:table-cell table:formula="of:=IF(LEN(TRIM([CulturesData.GL28]))=0;&quot;&quot;;CONCATENATE([CulturesData.GL$1];SUBSTITUTE(SUBSTITUTE(SUBSTITUTE([CulturesData.GL28];&quot;e&quot;;&quot;EVERYMAN&quot;);&quot;r&quot;;&quot;RESTRICTED&quot;);&quot;o&quot;;&quot;OCCUPATIONAL&quot;);&quot;,&quot;))">
            <text:p/>
          </table:table-cell>
          <table:table-cell table:formula="of:=IF(LEN(TRIM([CulturesData.GM28]))=0;&quot;&quot;;CONCATENATE([CulturesData.GM$1];SUBSTITUTE(SUBSTITUTE(SUBSTITUTE([CulturesData.GM28];&quot;e&quot;;&quot;EVERYMAN&quot;);&quot;r&quot;;&quot;RESTRICTED&quot;);&quot;o&quot;;&quot;OCCUPATIONAL&quot;);&quot;,&quot;))">
            <text:p/>
          </table:table-cell>
          <table:table-cell table:formula="of:=IF(LEN(TRIM([CulturesData.GN28]))=0;&quot;&quot;;CONCATENATE([CulturesData.GN$1];SUBSTITUTE(SUBSTITUTE(SUBSTITUTE([CulturesData.GN28];&quot;e&quot;;&quot;EVERYMAN&quot;);&quot;r&quot;;&quot;RESTRICTED&quot;);&quot;o&quot;;&quot;OCCUPATIONAL&quot;);&quot;,&quot;))">
            <text:p/>
          </table:table-cell>
          <table:table-cell table:formula="of:=IF(LEN(TRIM([CulturesData.GO28]))=0;&quot;&quot;;CONCATENATE([CulturesData.GO$1];SUBSTITUTE(SUBSTITUTE(SUBSTITUTE([CulturesData.GO28];&quot;e&quot;;&quot;EVERYMAN&quot;);&quot;r&quot;;&quot;RESTRICTED&quot;);&quot;o&quot;;&quot;OCCUPATIONAL&quot;);&quot;,&quot;))">
            <text:p/>
          </table:table-cell>
          <table:table-cell table:formula="of:=IF(LEN(TRIM([CulturesData.GP28]))=0;&quot;&quot;;CONCATENATE([CulturesData.GP$1];SUBSTITUTE(SUBSTITUTE(SUBSTITUTE([CulturesData.GP28];&quot;e&quot;;&quot;EVERYMAN&quot;);&quot;r&quot;;&quot;RESTRICTED&quot;);&quot;o&quot;;&quot;OCCUPATIONAL&quot;);&quot;,&quot;))" office:value-type="string" office:string-value="LANG=2,">
            <text:p>LANG=2,</text:p>
          </table:table-cell>
          <table:table-cell table:formula="of:=IF(LEN(TRIM([CulturesData.GQ28]))=0;&quot;&quot;;CONCATENATE([CulturesData.GQ$1];SUBSTITUTE(SUBSTITUTE(SUBSTITUTE([CulturesData.GQ28];&quot;e&quot;;&quot;EVERYMAN&quot;);&quot;r&quot;;&quot;RESTRICTED&quot;);&quot;o&quot;;&quot;OCCUPATIONAL&quot;);&quot;,&quot;))">
            <text:p/>
          </table:table-cell>
          <table:table-cell table:formula="of:=IF(LEN(TRIM([CulturesData.GR28]))=0;&quot;&quot;;CONCATENATE([CulturesData.GR$1];SUBSTITUTE(SUBSTITUTE(SUBSTITUTE([CulturesData.GR28];&quot;e&quot;;&quot;EVERYMAN&quot;);&quot;r&quot;;&quot;RESTRICTED&quot;);&quot;o&quot;;&quot;OCCUPATIONAL&quot;);&quot;,&quot;))" office:value-type="string" office:string-value="HOBBY=10,">
            <text:p>HOBBY=10,</text:p>
          </table:table-cell>
          <table:table-cell table:formula="of:=IF(LEN(TRIM([CulturesData.GS28]))=0;&quot;&quot;;CONCATENATE([CulturesData.GS$1];[CulturesData.GS28];&quot;,&quot;))" office:value-type="string" office:string-value="Ttodo.special3,">
            <text:p>Ttodo.special3,</text:p>
          </table:table-cell>
          <table:table-cell table:formula="of:=IF(LEN(TRIM([CulturesData.GT28]))=0;&quot;&quot;;CONCATENATE([CulturesData.GT$1];SUBSTITUTE(SUBSTITUTE(SUBSTITUTE([CulturesData.GT28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formula="of:=CONCATENATE([CulturesData.A29]; &quot;,&quot;)" office:value-type="string" office:string-value="54,">
            <text:p>54,</text:p>
          </table:table-cell>
          <table:table-cell table:formula="of:=CONCATENATE([CulturesData.B29]; &quot;,&quot;)" office:value-type="string" office:string-value="54,">
            <text:p>54,</text:p>
          </table:table-cell>
          <table:table-cell table:formula="of:=CONCATENATE([CulturesData.D29]; &quot;,&quot;)" office:value-type="string" office:string-value=",">
            <text:p>,</text:p>
          </table:table-cell>
          <table:table-cell table:formula="of:=CONCATENATE([CulturesData.C29]; &quot;,&quot;)" office:value-type="string" office:string-value="orccommon,">
            <text:p>orccommon,</text:p>
          </table:table-cell>
          <table:table-cell table:formula="of:=CONCATENATE([CulturesData.E29]; &quot;,&quot;)" office:value-type="string" office:string-value="45,">
            <text:p>45,</text:p>
          </table:table-cell>
          <table:table-cell table:formula="of:=CONCATENATE([CulturesData.F29]; &quot;,&quot;)" office:value-type="string" office:string-value="40,">
            <text:p>40,</text:p>
          </table:table-cell>
          <table:table-cell table:formula="of:=CONCATENATE([CulturesData.G29]; &quot;,&quot;)" office:value-type="string" office:string-value="135,">
            <text:p>135,</text:p>
          </table:table-cell>
          <table:table-cell table:formula="of:=CONCATENATE([CulturesData.H29]; &quot;,&quot;)" office:value-type="string" office:string-value="130,">
            <text:p>130,</text:p>
          </table:table-cell>
          <table:table-cell table:formula="of:=IF(LEN(TRIM([CulturesData.J29]))=0;&quot;&quot;;CONCATENATE([CulturesData.J$1];SUBSTITUTE(SUBSTITUTE(SUBSTITUTE([CulturesData.J29];&quot;e&quot;;&quot;EVERYMAN&quot;);&quot;r&quot;;&quot;RESTRICTED&quot;);&quot;o&quot;;&quot;OCCUPATIONAL&quot;);&quot;,&quot;))">
            <text:p/>
          </table:table-cell>
          <table:table-cell table:formula="of:=IF(LEN(TRIM([CulturesData.K29]))=0;&quot;&quot;;CONCATENATE([CulturesData.K$1];SUBSTITUTE(SUBSTITUTE(SUBSTITUTE([CulturesData.K29];&quot;e&quot;;&quot;EVERYMAN&quot;);&quot;r&quot;;&quot;RESTRICTED&quot;);&quot;o&quot;;&quot;OCCUPATIONAL&quot;);&quot;,&quot;))">
            <text:p/>
          </table:table-cell>
          <table:table-cell table:formula="of:=IF(LEN(TRIM([CulturesData.L29]))=0;&quot;&quot;;CONCATENATE([CulturesData.L$1];SUBSTITUTE(SUBSTITUTE(SUBSTITUTE([CulturesData.L29];&quot;e&quot;;&quot;EVERYMAN&quot;);&quot;r&quot;;&quot;RESTRICTED&quot;);&quot;o&quot;;&quot;OCCUPATIONAL&quot;);&quot;,&quot;))" office:value-type="string" office:string-value="G19=3,">
            <text:p>G19=3,</text:p>
          </table:table-cell>
          <table:table-cell table:formula="of:=IF(LEN(TRIM([CulturesData.M29]))=0;&quot;&quot;;CONCATENATE([CulturesData.M$1];SUBSTITUTE(SUBSTITUTE(SUBSTITUTE([CulturesData.M29];&quot;e&quot;;&quot;EVERYMAN&quot;);&quot;r&quot;;&quot;RESTRICTED&quot;);&quot;o&quot;;&quot;OCCUPATIONAL&quot;);&quot;,&quot;))" office:value-type="string" office:string-value="S216=1,">
            <text:p>S216=1,</text:p>
          </table:table-cell>
          <table:table-cell table:formula="of:=IF(LEN(TRIM([CulturesData.N29]))=0;&quot;&quot;;CONCATENATE([CulturesData.N$1];SUBSTITUTE(SUBSTITUTE(SUBSTITUTE([CulturesData.N29];&quot;e&quot;;&quot;EVERYMAN&quot;);&quot;r&quot;;&quot;RESTRICTED&quot;);&quot;o&quot;;&quot;OCCUPATIONAL&quot;);&quot;,&quot;))" office:value-type="string" office:string-value="S217=3,">
            <text:p>S217=3,</text:p>
          </table:table-cell>
          <table:table-cell table:formula="of:=IF(LEN(TRIM([CulturesData.O29]))=0;&quot;&quot;;CONCATENATE([CulturesData.O$1];SUBSTITUTE(SUBSTITUTE(SUBSTITUTE([CulturesData.O29];&quot;e&quot;;&quot;EVERYMAN&quot;);&quot;r&quot;;&quot;RESTRICTED&quot;);&quot;o&quot;;&quot;OCCUPATIONAL&quot;);&quot;,&quot;))" office:value-type="string" office:string-value="G20=3,">
            <text:p>G20=3,</text:p>
          </table:table-cell>
          <table:table-cell table:formula="of:=IF(LEN(TRIM([CulturesData.P29]))=0;&quot;&quot;;CONCATENATE([CulturesData.P$1];SUBSTITUTE(SUBSTITUTE(SUBSTITUTE([CulturesData.P29];&quot;e&quot;;&quot;EVERYMAN&quot;);&quot;r&quot;;&quot;RESTRICTED&quot;);&quot;o&quot;;&quot;OCCUPATIONAL&quot;);&quot;,&quot;))" office:value-type="string" office:string-value="S218=3,">
            <text:p>S218=3,</text:p>
          </table:table-cell>
          <table:table-cell table:formula="of:=IF(LEN(TRIM([CulturesData.Q29]))=0;&quot;&quot;;CONCATENATE([CulturesData.Q$1];SUBSTITUTE(SUBSTITUTE(SUBSTITUTE([CulturesData.Q29];&quot;e&quot;;&quot;EVERYMAN&quot;);&quot;r&quot;;&quot;RESTRICTED&quot;);&quot;o&quot;;&quot;OCCUPATIONAL&quot;);&quot;,&quot;))">
            <text:p/>
          </table:table-cell>
          <table:table-cell table:formula="of:=IF(LEN(TRIM([CulturesData.R29]))=0;&quot;&quot;;CONCATENATE([CulturesData.R$1];SUBSTITUTE(SUBSTITUTE(SUBSTITUTE([CulturesData.R29];&quot;e&quot;;&quot;EVERYMAN&quot;);&quot;r&quot;;&quot;RESTRICTED&quot;);&quot;o&quot;;&quot;OCCUPATIONAL&quot;);&quot;,&quot;))">
            <text:p/>
          </table:table-cell>
          <table:table-cell table:formula="of:=IF(LEN(TRIM([CulturesData.S29]))=0;&quot;&quot;;CONCATENATE([CulturesData.S$1];SUBSTITUTE(SUBSTITUTE(SUBSTITUTE([CulturesData.S29];&quot;e&quot;;&quot;EVERYMAN&quot;);&quot;r&quot;;&quot;RESTRICTED&quot;);&quot;o&quot;;&quot;OCCUPATIONAL&quot;);&quot;,&quot;))">
            <text:p/>
          </table:table-cell>
          <table:table-cell table:formula="of:=IF(LEN(TRIM([CulturesData.T29]))=0;&quot;&quot;;CONCATENATE([CulturesData.T$1];SUBSTITUTE(SUBSTITUTE(SUBSTITUTE([CulturesData.T29];&quot;e&quot;;&quot;EVERYMAN&quot;);&quot;r&quot;;&quot;RESTRICTED&quot;);&quot;o&quot;;&quot;OCCUPATIONAL&quot;);&quot;,&quot;))">
            <text:p/>
          </table:table-cell>
          <table:table-cell table:formula="of:=IF(LEN(TRIM([CulturesData.U29]))=0;&quot;&quot;;CONCATENATE([CulturesData.U$1];SUBSTITUTE(SUBSTITUTE(SUBSTITUTE([CulturesData.U29];&quot;e&quot;;&quot;EVERYMAN&quot;);&quot;r&quot;;&quot;RESTRICTED&quot;);&quot;o&quot;;&quot;OCCUPATIONAL&quot;);&quot;,&quot;))">
            <text:p/>
          </table:table-cell>
          <table:table-cell table:formula="of:=IF(LEN(TRIM([CulturesData.V29]))=0;&quot;&quot;;CONCATENATE([CulturesData.V$1];SUBSTITUTE(SUBSTITUTE(SUBSTITUTE([CulturesData.V29];&quot;e&quot;;&quot;EVERYMAN&quot;);&quot;r&quot;;&quot;RESTRICTED&quot;);&quot;o&quot;;&quot;OCCUPATIONAL&quot;);&quot;,&quot;))" office:value-type="string" office:string-value="G3=1,">
            <text:p>G3=1,</text:p>
          </table:table-cell>
          <table:table-cell table:formula="of:=IF(LEN(TRIM([CulturesData.W29]))=0;&quot;&quot;;CONCATENATE([CulturesData.W$1];SUBSTITUTE(SUBSTITUTE(SUBSTITUTE([CulturesData.W29];&quot;e&quot;;&quot;EVERYMAN&quot;);&quot;r&quot;;&quot;RESTRICTED&quot;);&quot;o&quot;;&quot;OCCUPATIONAL&quot;);&quot;,&quot;))">
            <text:p/>
          </table:table-cell>
          <table:table-cell table:formula="of:=IF(LEN(TRIM([CulturesData.X29]))=0;&quot;&quot;;CONCATENATE([CulturesData.X$1];SUBSTITUTE(SUBSTITUTE(SUBSTITUTE([CulturesData.X29];&quot;e&quot;;&quot;EVERYMAN&quot;);&quot;r&quot;;&quot;RESTRICTED&quot;);&quot;o&quot;;&quot;OCCUPATIONAL&quot;);&quot;,&quot;))">
            <text:p/>
          </table:table-cell>
          <table:table-cell table:formula="of:=IF(LEN(TRIM([CulturesData.Y29]))=0;&quot;&quot;;CONCATENATE([CulturesData.Y$1];SUBSTITUTE(SUBSTITUTE(SUBSTITUTE([CulturesData.Y29];&quot;e&quot;;&quot;EVERYMAN&quot;);&quot;r&quot;;&quot;RESTRICTED&quot;);&quot;o&quot;;&quot;OCCUPATIONAL&quot;);&quot;,&quot;))">
            <text:p/>
          </table:table-cell>
          <table:table-cell table:formula="of:=IF(LEN(TRIM([CulturesData.Z29]))=0;&quot;&quot;;CONCATENATE([CulturesData.Z$1];SUBSTITUTE(SUBSTITUTE(SUBSTITUTE([CulturesData.Z29];&quot;e&quot;;&quot;EVERYMAN&quot;);&quot;r&quot;;&quot;RESTRICTED&quot;);&quot;o&quot;;&quot;OCCUPATIONAL&quot;);&quot;,&quot;))">
            <text:p/>
          </table:table-cell>
          <table:table-cell table:formula="of:=IF(LEN(TRIM([CulturesData.AA29]))=0;&quot;&quot;;CONCATENATE([CulturesData.AA$1];SUBSTITUTE(SUBSTITUTE(SUBSTITUTE([CulturesData.AA29];&quot;e&quot;;&quot;EVERYMAN&quot;);&quot;r&quot;;&quot;RESTRICTED&quot;);&quot;o&quot;;&quot;OCCUPATIONAL&quot;);&quot;,&quot;))" office:value-type="string" office:string-value="G1=1,">
            <text:p>G1=1,</text:p>
          </table:table-cell>
          <table:table-cell table:formula="of:=IF(LEN(TRIM([CulturesData.AB29]))=0;&quot;&quot;;CONCATENATE([CulturesData.AB$1];SUBSTITUTE(SUBSTITUTE(SUBSTITUTE([CulturesData.AB29];&quot;e&quot;;&quot;EVERYMAN&quot;);&quot;r&quot;;&quot;RESTRICTED&quot;);&quot;o&quot;;&quot;OCCUPATIONAL&quot;);&quot;,&quot;))">
            <text:p/>
          </table:table-cell>
          <table:table-cell table:formula="of:=IF(LEN(TRIM([CulturesData.AC29]))=0;&quot;&quot;;CONCATENATE([CulturesData.AC$1];SUBSTITUTE(SUBSTITUTE(SUBSTITUTE([CulturesData.AC29];&quot;e&quot;;&quot;EVERYMAN&quot;);&quot;r&quot;;&quot;RESTRICTED&quot;);&quot;o&quot;;&quot;OCCUPATIONAL&quot;);&quot;,&quot;))">
            <text:p/>
          </table:table-cell>
          <table:table-cell table:formula="of:=IF(LEN(TRIM([CulturesData.AD29]))=0;&quot;&quot;;CONCATENATE([CulturesData.AD$1];SUBSTITUTE(SUBSTITUTE(SUBSTITUTE([CulturesData.AD29];&quot;e&quot;;&quot;EVERYMAN&quot;);&quot;r&quot;;&quot;RESTRICTED&quot;);&quot;o&quot;;&quot;OCCUPATIONAL&quot;);&quot;,&quot;))">
            <text:p/>
          </table:table-cell>
          <table:table-cell table:formula="of:=IF(LEN(TRIM([CulturesData.AE29]))=0;&quot;&quot;;CONCATENATE([CulturesData.AE$1];SUBSTITUTE(SUBSTITUTE(SUBSTITUTE([CulturesData.AE29];&quot;e&quot;;&quot;EVERYMAN&quot;);&quot;r&quot;;&quot;RESTRICTED&quot;);&quot;o&quot;;&quot;OCCUPATIONAL&quot;);&quot;,&quot;))" office:value-type="string" office:string-value="G2=1,">
            <text:p>G2=1,</text:p>
          </table:table-cell>
          <table:table-cell table:formula="of:=IF(LEN(TRIM([CulturesData.AF29]))=0;&quot;&quot;;CONCATENATE([CulturesData.AF$1];SUBSTITUTE(SUBSTITUTE(SUBSTITUTE([CulturesData.AF29];&quot;e&quot;;&quot;EVERYMAN&quot;);&quot;r&quot;;&quot;RESTRICTED&quot;);&quot;o&quot;;&quot;OCCUPATIONAL&quot;);&quot;,&quot;))" office:value-type="string" office:string-value="S14=1,">
            <text:p>S14=1,</text:p>
          </table:table-cell>
          <table:table-cell table:formula="of:=IF(LEN(TRIM([CulturesData.AG29]))=0;&quot;&quot;;CONCATENATE([CulturesData.AG$1];SUBSTITUTE(SUBSTITUTE(SUBSTITUTE([CulturesData.AG29];&quot;e&quot;;&quot;EVERYMAN&quot;);&quot;r&quot;;&quot;RESTRICTED&quot;);&quot;o&quot;;&quot;OCCUPATIONAL&quot;);&quot;,&quot;))">
            <text:p/>
          </table:table-cell>
          <table:table-cell table:formula="of:=IF(LEN(TRIM([CulturesData.AH29]))=0;&quot;&quot;;CONCATENATE([CulturesData.AH$1];SUBSTITUTE(SUBSTITUTE(SUBSTITUTE([CulturesData.AH29];&quot;e&quot;;&quot;EVERYMAN&quot;);&quot;r&quot;;&quot;RESTRICTED&quot;);&quot;o&quot;;&quot;OCCUPATIONAL&quot;);&quot;,&quot;))" office:value-type="string" office:string-value="S168=2,">
            <text:p>S168=2,</text:p>
          </table:table-cell>
          <table:table-cell table:formula="of:=IF(LEN(TRIM([CulturesData.AI29]))=0;&quot;&quot;;CONCATENATE([CulturesData.AI$1];SUBSTITUTE(SUBSTITUTE(SUBSTITUTE([CulturesData.AI29];&quot;e&quot;;&quot;EVERYMAN&quot;);&quot;r&quot;;&quot;RESTRICTED&quot;);&quot;o&quot;;&quot;OCCUPATIONAL&quot;);&quot;,&quot;))" office:value-type="string" office:string-value="G36=1,">
            <text:p>G36=1,</text:p>
          </table:table-cell>
          <table:table-cell table:formula="of:=IF(LEN(TRIM([CulturesData.AJ29]))=0;&quot;&quot;;CONCATENATE([CulturesData.AJ$1];SUBSTITUTE(SUBSTITUTE(SUBSTITUTE([CulturesData.AJ29];&quot;e&quot;;&quot;EVERYMAN&quot;);&quot;r&quot;;&quot;RESTRICTED&quot;);&quot;o&quot;;&quot;OCCUPATIONAL&quot;);&quot;,&quot;))">
            <text:p/>
          </table:table-cell>
          <table:table-cell table:formula="of:=IF(LEN(TRIM([CulturesData.AK29]))=0;&quot;&quot;;CONCATENATE([CulturesData.AK$1];SUBSTITUTE(SUBSTITUTE(SUBSTITUTE([CulturesData.AK29];&quot;e&quot;;&quot;EVERYMAN&quot;);&quot;r&quot;;&quot;RESTRICTED&quot;);&quot;o&quot;;&quot;OCCUPATIONAL&quot;);&quot;,&quot;))">
            <text:p/>
          </table:table-cell>
          <table:table-cell table:formula="of:=IF(LEN(TRIM([CulturesData.AL29]))=0;&quot;&quot;;CONCATENATE([CulturesData.AL$1];SUBSTITUTE(SUBSTITUTE(SUBSTITUTE([CulturesData.AL29];&quot;e&quot;;&quot;EVERYMAN&quot;);&quot;r&quot;;&quot;RESTRICTED&quot;);&quot;o&quot;;&quot;OCCUPATIONAL&quot;);&quot;,&quot;))">
            <text:p/>
          </table:table-cell>
          <table:table-cell table:formula="of:=IF(LEN(TRIM([CulturesData.AM29]))=0;&quot;&quot;;CONCATENATE([CulturesData.AM$1];SUBSTITUTE(SUBSTITUTE(SUBSTITUTE([CulturesData.AM29];&quot;e&quot;;&quot;EVERYMAN&quot;);&quot;r&quot;;&quot;RESTRICTED&quot;);&quot;o&quot;;&quot;OCCUPATIONAL&quot;);&quot;,&quot;))">
            <text:p/>
          </table:table-cell>
          <table:table-cell table:formula="of:=IF(LEN(TRIM([CulturesData.AN29]))=0;&quot;&quot;;CONCATENATE([CulturesData.AN$1];SUBSTITUTE(SUBSTITUTE(SUBSTITUTE([CulturesData.AN29];&quot;e&quot;;&quot;EVERYMAN&quot;);&quot;r&quot;;&quot;RESTRICTED&quot;);&quot;o&quot;;&quot;OCCUPATIONAL&quot;);&quot;,&quot;))" office:value-type="string" office:string-value="S155=RESTRICTED,">
            <text:p>S155=RESTRICTED,</text:p>
          </table:table-cell>
          <table:table-cell table:formula="of:=IF(LEN(TRIM([CulturesData.AO29]))=0;&quot;&quot;;CONCATENATE([CulturesData.AO$1];SUBSTITUTE(SUBSTITUTE(SUBSTITUTE([CulturesData.AO29];&quot;e&quot;;&quot;EVERYMAN&quot;);&quot;r&quot;;&quot;RESTRICTED&quot;);&quot;o&quot;;&quot;OCCUPATIONAL&quot;);&quot;,&quot;))" office:value-type="string" office:string-value="S154=RESTRICTED,">
            <text:p>S154=RESTRICTED,</text:p>
          </table:table-cell>
          <table:table-cell table:formula="of:=IF(LEN(TRIM([CulturesData.AP29]))=0;&quot;&quot;;CONCATENATE([CulturesData.AP$1];SUBSTITUTE(SUBSTITUTE(SUBSTITUTE([CulturesData.AP29];&quot;e&quot;;&quot;EVERYMAN&quot;);&quot;r&quot;;&quot;RESTRICTED&quot;);&quot;o&quot;;&quot;OCCUPATIONAL&quot;);&quot;,&quot;))" office:value-type="string" office:string-value="S64=3,">
            <text:p>S64=3,</text:p>
          </table:table-cell>
          <table:table-cell table:formula="of:=IF(LEN(TRIM([CulturesData.AQ29]))=0;&quot;&quot;;CONCATENATE([CulturesData.AQ$1];SUBSTITUTE(SUBSTITUTE(SUBSTITUTE([CulturesData.AQ29];&quot;e&quot;;&quot;EVERYMAN&quot;);&quot;r&quot;;&quot;RESTRICTED&quot;);&quot;o&quot;;&quot;OCCUPATIONAL&quot;);&quot;,&quot;))">
            <text:p/>
          </table:table-cell>
          <table:table-cell table:formula="of:=IF(LEN(TRIM([CulturesData.AR29]))=0;&quot;&quot;;CONCATENATE([CulturesData.AR$1];SUBSTITUTE(SUBSTITUTE(SUBSTITUTE([CulturesData.AR29];&quot;e&quot;;&quot;EVERYMAN&quot;);&quot;r&quot;;&quot;RESTRICTED&quot;);&quot;o&quot;;&quot;OCCUPATIONAL&quot;);&quot;,&quot;))" office:value-type="string" office:string-value="S503=RESTRICTED,">
            <text:p>S503=RESTRICTED,</text:p>
          </table:table-cell>
          <table:table-cell table:formula="of:=IF(LEN(TRIM([CulturesData.AS29]))=0;&quot;&quot;;CONCATENATE([CulturesData.AS$1];SUBSTITUTE(SUBSTITUTE(SUBSTITUTE([CulturesData.AS29];&quot;e&quot;;&quot;EVERYMAN&quot;);&quot;r&quot;;&quot;RESTRICTED&quot;);&quot;o&quot;;&quot;OCCUPATIONAL&quot;);&quot;,&quot;))" office:value-type="string" office:string-value="S504=RESTRICTED,">
            <text:p>S504=RESTRICTED,</text:p>
          </table:table-cell>
          <table:table-cell table:formula="of:=IF(LEN(TRIM([CulturesData.AT29]))=0;&quot;&quot;;CONCATENATE([CulturesData.AT$1];SUBSTITUTE(SUBSTITUTE(SUBSTITUTE([CulturesData.AT29];&quot;e&quot;;&quot;EVERYMAN&quot;);&quot;r&quot;;&quot;RESTRICTED&quot;);&quot;o&quot;;&quot;OCCUPATIONAL&quot;);&quot;,&quot;))" office:value-type="string" office:string-value="S53=RESTRICTED,">
            <text:p>S53=RESTRICTED,</text:p>
          </table:table-cell>
          <table:table-cell table:formula="of:=IF(LEN(TRIM([CulturesData.AU29]))=0;&quot;&quot;;CONCATENATE([CulturesData.AU$1];SUBSTITUTE(SUBSTITUTE(SUBSTITUTE([CulturesData.AU29];&quot;e&quot;;&quot;EVERYMAN&quot;);&quot;r&quot;;&quot;RESTRICTED&quot;);&quot;o&quot;;&quot;OCCUPATIONAL&quot;);&quot;,&quot;))" office:value-type="string" office:string-value="S54=RESTRICTED,">
            <text:p>S54=RESTRICTED,</text:p>
          </table:table-cell>
          <table:table-cell table:formula="of:=IF(LEN(TRIM([CulturesData.AV29]))=0;&quot;&quot;;CONCATENATE([CulturesData.AV$1];SUBSTITUTE(SUBSTITUTE(SUBSTITUTE([CulturesData.AV29];&quot;e&quot;;&quot;EVERYMAN&quot;);&quot;r&quot;;&quot;RESTRICTED&quot;);&quot;o&quot;;&quot;OCCUPATIONAL&quot;);&quot;,&quot;))">
            <text:p/>
          </table:table-cell>
          <table:table-cell table:formula="of:=IF(LEN(TRIM([CulturesData.AW29]))=0;&quot;&quot;;CONCATENATE([CulturesData.AW$1];SUBSTITUTE(SUBSTITUTE(SUBSTITUTE([CulturesData.AW29];&quot;e&quot;;&quot;EVERYMAN&quot;);&quot;r&quot;;&quot;RESTRICTED&quot;);&quot;o&quot;;&quot;OCCUPATIONAL&quot;);&quot;,&quot;))" office:value-type="string" office:string-value="S463=8,">
            <text:p>S463=8,</text:p>
          </table:table-cell>
          <table:table-cell table:formula="of:=IF(LEN(TRIM([CulturesData.AX29]))=0;&quot;&quot;;CONCATENATE([CulturesData.AX$1];SUBSTITUTE(SUBSTITUTE(SUBSTITUTE([CulturesData.AX29];&quot;e&quot;;&quot;EVERYMAN&quot;);&quot;r&quot;;&quot;RESTRICTED&quot;);&quot;o&quot;;&quot;OCCUPATIONAL&quot;);&quot;,&quot;))" office:value-type="string" office:string-value="S464=2,">
            <text:p>S464=2,</text:p>
          </table:table-cell>
          <table:table-cell table:formula="of:=IF(LEN(TRIM([CulturesData.AY29]))=0;&quot;&quot;;CONCATENATE([CulturesData.AY$1];SUBSTITUTE(SUBSTITUTE(SUBSTITUTE([CulturesData.AY29];&quot;e&quot;;&quot;EVERYMAN&quot;);&quot;r&quot;;&quot;RESTRICTED&quot;);&quot;o&quot;;&quot;OCCUPATIONAL&quot;);&quot;,&quot;))" office:value-type="string" office:string-value="S465=5,">
            <text:p>S465=5,</text:p>
          </table:table-cell>
          <table:table-cell table:formula="of:=IF(LEN(TRIM([CulturesData.AZ29]))=0;&quot;&quot;;CONCATENATE([CulturesData.AZ$1];SUBSTITUTE(SUBSTITUTE(SUBSTITUTE([CulturesData.AZ29];&quot;e&quot;;&quot;EVERYMAN&quot;);&quot;r&quot;;&quot;RESTRICTED&quot;);&quot;o&quot;;&quot;OCCUPATIONAL&quot;);&quot;,&quot;))" office:value-type="string" office:string-value="S466=2,">
            <text:p>S466=2,</text:p>
          </table:table-cell>
          <table:table-cell table:formula="of:=IF(LEN(TRIM([CulturesData.BA29]))=0;&quot;&quot;;CONCATENATE([CulturesData.BA$1];SUBSTITUTE(SUBSTITUTE(SUBSTITUTE([CulturesData.BA29];&quot;e&quot;;&quot;EVERYMAN&quot;);&quot;r&quot;;&quot;RESTRICTED&quot;);&quot;o&quot;;&quot;OCCUPATIONAL&quot;);&quot;,&quot;))">
            <text:p/>
          </table:table-cell>
          <table:table-cell table:formula="of:=IF(LEN(TRIM([CulturesData.BB29]))=0;&quot;&quot;;CONCATENATE([CulturesData.BB$1];SUBSTITUTE(SUBSTITUTE(SUBSTITUTE([CulturesData.BB29];&quot;e&quot;;&quot;EVERYMAN&quot;);&quot;r&quot;;&quot;RESTRICTED&quot;);&quot;o&quot;;&quot;OCCUPATIONAL&quot;);&quot;,&quot;))">
            <text:p/>
          </table:table-cell>
          <table:table-cell table:formula="of:=IF(LEN(TRIM([CulturesData.BC29]))=0;&quot;&quot;;CONCATENATE([CulturesData.BC$1];SUBSTITUTE(SUBSTITUTE(SUBSTITUTE([CulturesData.BC29];&quot;e&quot;;&quot;EVERYMAN&quot;);&quot;r&quot;;&quot;RESTRICTED&quot;);&quot;o&quot;;&quot;OCCUPATIONAL&quot;);&quot;,&quot;))">
            <text:p/>
          </table:table-cell>
          <table:table-cell table:formula="of:=IF(LEN(TRIM([CulturesData.BD29]))=0;&quot;&quot;;CONCATENATE([CulturesData.BD$1];SUBSTITUTE(SUBSTITUTE(SUBSTITUTE([CulturesData.BD29];&quot;e&quot;;&quot;EVERYMAN&quot;);&quot;r&quot;;&quot;RESTRICTED&quot;);&quot;o&quot;;&quot;OCCUPATIONAL&quot;);&quot;,&quot;))">
            <text:p/>
          </table:table-cell>
          <table:table-cell table:formula="of:=IF(LEN(TRIM([CulturesData.BE29]))=0;&quot;&quot;;CONCATENATE([CulturesData.BE$1];SUBSTITUTE(SUBSTITUTE(SUBSTITUTE([CulturesData.BE29];&quot;e&quot;;&quot;EVERYMAN&quot;);&quot;r&quot;;&quot;RESTRICTED&quot;);&quot;o&quot;;&quot;OCCUPATIONAL&quot;);&quot;,&quot;))">
            <text:p/>
          </table:table-cell>
          <table:table-cell table:formula="of:=IF(LEN(TRIM([CulturesData.BF29]))=0;&quot;&quot;;CONCATENATE([CulturesData.BF$1];SUBSTITUTE(SUBSTITUTE(SUBSTITUTE([CulturesData.BF29];&quot;e&quot;;&quot;EVERYMAN&quot;);&quot;r&quot;;&quot;RESTRICTED&quot;);&quot;o&quot;;&quot;OCCUPATIONAL&quot;);&quot;,&quot;))">
            <text:p/>
          </table:table-cell>
          <table:table-cell table:formula="of:=IF(LEN(TRIM([CulturesData.BG29]))=0;&quot;&quot;;CONCATENATE([CulturesData.BG$1];SUBSTITUTE(SUBSTITUTE(SUBSTITUTE([CulturesData.BG29];&quot;e&quot;;&quot;EVERYMAN&quot;);&quot;r&quot;;&quot;RESTRICTED&quot;);&quot;o&quot;;&quot;OCCUPATIONAL&quot;);&quot;,&quot;))">
            <text:p/>
          </table:table-cell>
          <table:table-cell table:formula="of:=IF(LEN(TRIM([CulturesData.BH29]))=0;&quot;&quot;;CONCATENATE([CulturesData.BH$1];SUBSTITUTE(SUBSTITUTE(SUBSTITUTE([CulturesData.BH29];&quot;e&quot;;&quot;EVERYMAN&quot;);&quot;r&quot;;&quot;RESTRICTED&quot;);&quot;o&quot;;&quot;OCCUPATIONAL&quot;);&quot;,&quot;))">
            <text:p/>
          </table:table-cell>
          <table:table-cell table:formula="of:=IF(LEN(TRIM([CulturesData.BI29]))=0;&quot;&quot;;CONCATENATE([CulturesData.BI$1];SUBSTITUTE(SUBSTITUTE(SUBSTITUTE([CulturesData.BI29];&quot;e&quot;;&quot;EVERYMAN&quot;);&quot;r&quot;;&quot;RESTRICTED&quot;);&quot;o&quot;;&quot;OCCUPATIONAL&quot;);&quot;,&quot;))">
            <text:p/>
          </table:table-cell>
          <table:table-cell table:formula="of:=IF(LEN(TRIM([CulturesData.BJ29]))=0;&quot;&quot;;CONCATENATE([CulturesData.BJ$1];SUBSTITUTE(SUBSTITUTE(SUBSTITUTE([CulturesData.BJ29];&quot;e&quot;;&quot;EVERYMAN&quot;);&quot;r&quot;;&quot;RESTRICTED&quot;);&quot;o&quot;;&quot;OCCUPATIONAL&quot;);&quot;,&quot;))">
            <text:p/>
          </table:table-cell>
          <table:table-cell table:formula="of:=IF(LEN(TRIM([CulturesData.BK29]))=0;&quot;&quot;;CONCATENATE([CulturesData.BK$1];SUBSTITUTE(SUBSTITUTE(SUBSTITUTE([CulturesData.BK29];&quot;e&quot;;&quot;EVERYMAN&quot;);&quot;r&quot;;&quot;RESTRICTED&quot;);&quot;o&quot;;&quot;OCCUPATIONAL&quot;);&quot;,&quot;))">
            <text:p/>
          </table:table-cell>
          <table:table-cell table:formula="of:=IF(LEN(TRIM([CulturesData.BL29]))=0;&quot;&quot;;CONCATENATE([CulturesData.BL$1];SUBSTITUTE(SUBSTITUTE(SUBSTITUTE([CulturesData.BL29];&quot;e&quot;;&quot;EVERYMAN&quot;);&quot;r&quot;;&quot;RESTRICTED&quot;);&quot;o&quot;;&quot;OCCUPATIONAL&quot;);&quot;,&quot;))">
            <text:p/>
          </table:table-cell>
          <table:table-cell table:formula="of:=IF(LEN(TRIM([CulturesData.BM29]))=0;&quot;&quot;;CONCATENATE([CulturesData.BM$1];SUBSTITUTE(SUBSTITUTE(SUBSTITUTE([CulturesData.BM29];&quot;e&quot;;&quot;EVERYMAN&quot;);&quot;r&quot;;&quot;RESTRICTED&quot;);&quot;o&quot;;&quot;OCCUPATIONAL&quot;);&quot;,&quot;))">
            <text:p/>
          </table:table-cell>
          <table:table-cell table:formula="of:=IF(LEN(TRIM([CulturesData.BN29]))=0;&quot;&quot;;CONCATENATE([CulturesData.BN$1];SUBSTITUTE(SUBSTITUTE(SUBSTITUTE([CulturesData.BN29];&quot;e&quot;;&quot;EVERYMAN&quot;);&quot;r&quot;;&quot;RESTRICTED&quot;);&quot;o&quot;;&quot;OCCUPATIONAL&quot;);&quot;,&quot;))">
            <text:p/>
          </table:table-cell>
          <table:table-cell table:formula="of:=IF(LEN(TRIM([CulturesData.BO29]))=0;&quot;&quot;;CONCATENATE([CulturesData.BO$1];SUBSTITUTE(SUBSTITUTE(SUBSTITUTE([CulturesData.BO29];&quot;e&quot;;&quot;EVERYMAN&quot;);&quot;r&quot;;&quot;RESTRICTED&quot;);&quot;o&quot;;&quot;OCCUPATIONAL&quot;);&quot;,&quot;))" office:value-type="string" office:string-value="S481=8,">
            <text:p>S481=8,</text:p>
          </table:table-cell>
          <table:table-cell table:formula="of:=IF(LEN(TRIM([CulturesData.BP29]))=0;&quot;&quot;;CONCATENATE([CulturesData.BP$1];SUBSTITUTE(SUBSTITUTE(SUBSTITUTE([CulturesData.BP29];&quot;e&quot;;&quot;EVERYMAN&quot;);&quot;r&quot;;&quot;RESTRICTED&quot;);&quot;o&quot;;&quot;OCCUPATIONAL&quot;);&quot;,&quot;))" office:value-type="string" office:string-value="S482=3,">
            <text:p>S482=3,</text:p>
          </table:table-cell>
          <table:table-cell table:formula="of:=IF(LEN(TRIM([CulturesData.BQ29]))=0;&quot;&quot;;CONCATENATE([CulturesData.BQ$1];SUBSTITUTE(SUBSTITUTE(SUBSTITUTE([CulturesData.BQ29];&quot;e&quot;;&quot;EVERYMAN&quot;);&quot;r&quot;;&quot;RESTRICTED&quot;);&quot;o&quot;;&quot;OCCUPATIONAL&quot;);&quot;,&quot;))">
            <text:p/>
          </table:table-cell>
          <table:table-cell table:formula="of:=IF(LEN(TRIM([CulturesData.BR29]))=0;&quot;&quot;;CONCATENATE([CulturesData.BR$1];SUBSTITUTE(SUBSTITUTE(SUBSTITUTE([CulturesData.BR29];&quot;e&quot;;&quot;EVERYMAN&quot;);&quot;r&quot;;&quot;RESTRICTED&quot;);&quot;o&quot;;&quot;OCCUPATIONAL&quot;);&quot;,&quot;))">
            <text:p/>
          </table:table-cell>
          <table:table-cell table:formula="of:=IF(LEN(TRIM([CulturesData.BS29]))=0;&quot;&quot;;CONCATENATE([CulturesData.BS$1];SUBSTITUTE(SUBSTITUTE(SUBSTITUTE([CulturesData.BS29];&quot;e&quot;;&quot;EVERYMAN&quot;);&quot;r&quot;;&quot;RESTRICTED&quot;);&quot;o&quot;;&quot;OCCUPATIONAL&quot;);&quot;,&quot;))">
            <text:p/>
          </table:table-cell>
          <table:table-cell table:formula="of:=IF(LEN(TRIM([CulturesData.BT29]))=0;&quot;&quot;;CONCATENATE([CulturesData.BT$1];SUBSTITUTE(SUBSTITUTE(SUBSTITUTE([CulturesData.BT29];&quot;e&quot;;&quot;EVERYMAN&quot;);&quot;r&quot;;&quot;RESTRICTED&quot;);&quot;o&quot;;&quot;OCCUPATIONAL&quot;);&quot;,&quot;))">
            <text:p/>
          </table:table-cell>
          <table:table-cell table:formula="of:=IF(LEN(TRIM([CulturesData.BU29]))=0;&quot;&quot;;CONCATENATE([CulturesData.BU$1];SUBSTITUTE(SUBSTITUTE(SUBSTITUTE([CulturesData.BU29];&quot;e&quot;;&quot;EVERYMAN&quot;);&quot;r&quot;;&quot;RESTRICTED&quot;);&quot;o&quot;;&quot;OCCUPATIONAL&quot;);&quot;,&quot;))">
            <text:p/>
          </table:table-cell>
          <table:table-cell table:formula="of:=IF(LEN(TRIM([CulturesData.BV29]))=0;&quot;&quot;;CONCATENATE([CulturesData.BV$1];SUBSTITUTE(SUBSTITUTE(SUBSTITUTE([CulturesData.BV29];&quot;e&quot;;&quot;EVERYMAN&quot;);&quot;r&quot;;&quot;RESTRICTED&quot;);&quot;o&quot;;&quot;OCCUPATIONAL&quot;);&quot;,&quot;))">
            <text:p/>
          </table:table-cell>
          <table:table-cell table:formula="of:=IF(LEN(TRIM([CulturesData.BW29]))=0;&quot;&quot;;CONCATENATE([CulturesData.BW$1];SUBSTITUTE(SUBSTITUTE(SUBSTITUTE([CulturesData.BW29];&quot;e&quot;;&quot;EVERYMAN&quot;);&quot;r&quot;;&quot;RESTRICTED&quot;);&quot;o&quot;;&quot;OCCUPATIONAL&quot;);&quot;,&quot;))">
            <text:p/>
          </table:table-cell>
          <table:table-cell table:formula="of:=IF(LEN(TRIM([CulturesData.BX29]))=0;&quot;&quot;;CONCATENATE([CulturesData.BX$1];SUBSTITUTE(SUBSTITUTE(SUBSTITUTE([CulturesData.BX29];&quot;e&quot;;&quot;EVERYMAN&quot;);&quot;r&quot;;&quot;RESTRICTED&quot;);&quot;o&quot;;&quot;OCCUPATIONAL&quot;);&quot;,&quot;))">
            <text:p/>
          </table:table-cell>
          <table:table-cell table:formula="of:=IF(LEN(TRIM([CulturesData.BY29]))=0;&quot;&quot;;CONCATENATE([CulturesData.BY$1];SUBSTITUTE(SUBSTITUTE(SUBSTITUTE([CulturesData.BY29];&quot;e&quot;;&quot;EVERYMAN&quot;);&quot;r&quot;;&quot;RESTRICTED&quot;);&quot;o&quot;;&quot;OCCUPATIONAL&quot;);&quot;,&quot;))">
            <text:p/>
          </table:table-cell>
          <table:table-cell table:formula="of:=IF(LEN(TRIM([CulturesData.BZ29]))=0;&quot;&quot;;CONCATENATE([CulturesData.BZ$1];SUBSTITUTE(SUBSTITUTE(SUBSTITUTE([CulturesData.BZ29];&quot;e&quot;;&quot;EVERYMAN&quot;);&quot;r&quot;;&quot;RESTRICTED&quot;);&quot;o&quot;;&quot;OCCUPATIONAL&quot;);&quot;,&quot;))">
            <text:p/>
          </table:table-cell>
          <table:table-cell table:formula="of:=IF(LEN(TRIM([CulturesData.CA29]))=0;&quot;&quot;;CONCATENATE([CulturesData.CA$1];SUBSTITUTE(SUBSTITUTE(SUBSTITUTE([CulturesData.CA29];&quot;e&quot;;&quot;EVERYMAN&quot;);&quot;r&quot;;&quot;RESTRICTED&quot;);&quot;o&quot;;&quot;OCCUPATIONAL&quot;);&quot;,&quot;))">
            <text:p/>
          </table:table-cell>
          <table:table-cell table:formula="of:=IF(LEN(TRIM([CulturesData.CB29]))=0;&quot;&quot;;CONCATENATE([CulturesData.CB$1];SUBSTITUTE(SUBSTITUTE(SUBSTITUTE([CulturesData.CB29];&quot;e&quot;;&quot;EVERYMAN&quot;);&quot;r&quot;;&quot;RESTRICTED&quot;);&quot;o&quot;;&quot;OCCUPATIONAL&quot;);&quot;,&quot;))">
            <text:p/>
          </table:table-cell>
          <table:table-cell table:formula="of:=IF(LEN(TRIM([CulturesData.CC29]))=0;&quot;&quot;;CONCATENATE([CulturesData.CC$1];SUBSTITUTE(SUBSTITUTE(SUBSTITUTE([CulturesData.CC29];&quot;e&quot;;&quot;EVERYMAN&quot;);&quot;r&quot;;&quot;RESTRICTED&quot;);&quot;o&quot;;&quot;OCCUPATIONAL&quot;);&quot;,&quot;))">
            <text:p/>
          </table:table-cell>
          <table:table-cell table:formula="of:=IF(LEN(TRIM([CulturesData.CD29]))=0;&quot;&quot;;CONCATENATE([CulturesData.CD$1];SUBSTITUTE(SUBSTITUTE(SUBSTITUTE([CulturesData.CD29];&quot;e&quot;;&quot;EVERYMAN&quot;);&quot;r&quot;;&quot;RESTRICTED&quot;);&quot;o&quot;;&quot;OCCUPATIONAL&quot;);&quot;,&quot;))">
            <text:p/>
          </table:table-cell>
          <table:table-cell table:formula="of:=IF(LEN(TRIM([CulturesData.CE29]))=0;&quot;&quot;;CONCATENATE([CulturesData.CE$1];SUBSTITUTE(SUBSTITUTE(SUBSTITUTE([CulturesData.CE29];&quot;e&quot;;&quot;EVERYMAN&quot;);&quot;r&quot;;&quot;RESTRICTED&quot;);&quot;o&quot;;&quot;OCCUPATIONAL&quot;);&quot;,&quot;))">
            <text:p/>
          </table:table-cell>
          <table:table-cell table:formula="of:=IF(LEN(TRIM([CulturesData.CF29]))=0;&quot;&quot;;CONCATENATE([CulturesData.CF$1];SUBSTITUTE(SUBSTITUTE(SUBSTITUTE([CulturesData.CF29];&quot;e&quot;;&quot;EVERYMAN&quot;);&quot;r&quot;;&quot;RESTRICTED&quot;);&quot;o&quot;;&quot;OCCUPATIONAL&quot;);&quot;,&quot;))">
            <text:p/>
          </table:table-cell>
          <table:table-cell table:formula="of:=IF(LEN(TRIM([CulturesData.CG29]))=0;&quot;&quot;;CONCATENATE([CulturesData.CG$1];SUBSTITUTE(SUBSTITUTE(SUBSTITUTE([CulturesData.CG29];&quot;e&quot;;&quot;EVERYMAN&quot;);&quot;r&quot;;&quot;RESTRICTED&quot;);&quot;o&quot;;&quot;OCCUPATIONAL&quot;);&quot;,&quot;))">
            <text:p/>
          </table:table-cell>
          <table:table-cell table:formula="of:=IF(LEN(TRIM([CulturesData.CH29]))=0;&quot;&quot;;CONCATENATE([CulturesData.CH$1];SUBSTITUTE(SUBSTITUTE(SUBSTITUTE([CulturesData.CH29];&quot;e&quot;;&quot;EVERYMAN&quot;);&quot;r&quot;;&quot;RESTRICTED&quot;);&quot;o&quot;;&quot;OCCUPATIONAL&quot;);&quot;,&quot;))">
            <text:p/>
          </table:table-cell>
          <table:table-cell table:formula="of:=IF(LEN(TRIM([CulturesData.CI29]))=0;&quot;&quot;;CONCATENATE([CulturesData.CI$1];SUBSTITUTE(SUBSTITUTE(SUBSTITUTE([CulturesData.CI29];&quot;e&quot;;&quot;EVERYMAN&quot;);&quot;r&quot;;&quot;RESTRICTED&quot;);&quot;o&quot;;&quot;OCCUPATIONAL&quot;);&quot;,&quot;))">
            <text:p/>
          </table:table-cell>
          <table:table-cell table:formula="of:=IF(LEN(TRIM([CulturesData.CJ29]))=0;&quot;&quot;;CONCATENATE([CulturesData.CJ$1];SUBSTITUTE(SUBSTITUTE(SUBSTITUTE([CulturesData.CJ29];&quot;e&quot;;&quot;EVERYMAN&quot;);&quot;r&quot;;&quot;RESTRICTED&quot;);&quot;o&quot;;&quot;OCCUPATIONAL&quot;);&quot;,&quot;))">
            <text:p/>
          </table:table-cell>
          <table:table-cell table:formula="of:=IF(LEN(TRIM([CulturesData.CK29]))=0;&quot;&quot;;CONCATENATE([CulturesData.CK$1];SUBSTITUTE(SUBSTITUTE(SUBSTITUTE([CulturesData.CK29];&quot;e&quot;;&quot;EVERYMAN&quot;);&quot;r&quot;;&quot;RESTRICTED&quot;);&quot;o&quot;;&quot;OCCUPATIONAL&quot;);&quot;,&quot;))" office:value-type="string" office:string-value="S61=RESTRICTED,">
            <text:p>S61=RESTRICTED,</text:p>
          </table:table-cell>
          <table:table-cell table:formula="of:=IF(LEN(TRIM([CulturesData.CL29]))=0;&quot;&quot;;CONCATENATE([CulturesData.CL$1];SUBSTITUTE(SUBSTITUTE(SUBSTITUTE([CulturesData.CL29];&quot;e&quot;;&quot;EVERYMAN&quot;);&quot;r&quot;;&quot;RESTRICTED&quot;);&quot;o&quot;;&quot;OCCUPATIONAL&quot;);&quot;,&quot;))">
            <text:p/>
          </table:table-cell>
          <table:table-cell table:formula="of:=IF(LEN(TRIM([CulturesData.CM29]))=0;&quot;&quot;;CONCATENATE([CulturesData.CM$1];SUBSTITUTE(SUBSTITUTE(SUBSTITUTE([CulturesData.CM29];&quot;e&quot;;&quot;EVERYMAN&quot;);&quot;r&quot;;&quot;RESTRICTED&quot;);&quot;o&quot;;&quot;OCCUPATIONAL&quot;);&quot;,&quot;))">
            <text:p/>
          </table:table-cell>
          <table:table-cell table:formula="of:=IF(LEN(TRIM([CulturesData.CN29]))=0;&quot;&quot;;CONCATENATE([CulturesData.CN$1];SUBSTITUTE(SUBSTITUTE(SUBSTITUTE([CulturesData.CN29];&quot;e&quot;;&quot;EVERYMAN&quot;);&quot;r&quot;;&quot;RESTRICTED&quot;);&quot;o&quot;;&quot;OCCUPATIONAL&quot;);&quot;,&quot;))">
            <text:p/>
          </table:table-cell>
          <table:table-cell table:formula="of:=IF(LEN(TRIM([CulturesData.CO29]))=0;&quot;&quot;;CONCATENATE([CulturesData.CO$1];SUBSTITUTE(SUBSTITUTE(SUBSTITUTE([CulturesData.CO29];&quot;e&quot;;&quot;EVERYMAN&quot;);&quot;r&quot;;&quot;RESTRICTED&quot;);&quot;o&quot;;&quot;OCCUPATIONAL&quot;);&quot;,&quot;))">
            <text:p/>
          </table:table-cell>
          <table:table-cell table:formula="of:=IF(LEN(TRIM([CulturesData.CP29]))=0;&quot;&quot;;CONCATENATE([CulturesData.CP$1];SUBSTITUTE(SUBSTITUTE(SUBSTITUTE([CulturesData.CP29];&quot;e&quot;;&quot;EVERYMAN&quot;);&quot;r&quot;;&quot;RESTRICTED&quot;);&quot;o&quot;;&quot;OCCUPATIONAL&quot;);&quot;,&quot;))">
            <text:p/>
          </table:table-cell>
          <table:table-cell table:formula="of:=IF(LEN(TRIM([CulturesData.CQ29]))=0;&quot;&quot;;CONCATENATE([CulturesData.CQ$1];SUBSTITUTE(SUBSTITUTE(SUBSTITUTE([CulturesData.CQ29];&quot;e&quot;;&quot;EVERYMAN&quot;);&quot;r&quot;;&quot;RESTRICTED&quot;);&quot;o&quot;;&quot;OCCUPATIONAL&quot;);&quot;,&quot;))">
            <text:p/>
          </table:table-cell>
          <table:table-cell table:formula="of:=IF(LEN(TRIM([CulturesData.CR29]))=0;&quot;&quot;;CONCATENATE([CulturesData.CR$1];SUBSTITUTE(SUBSTITUTE(SUBSTITUTE([CulturesData.CR29];&quot;e&quot;;&quot;EVERYMAN&quot;);&quot;r&quot;;&quot;RESTRICTED&quot;);&quot;o&quot;;&quot;OCCUPATIONAL&quot;);&quot;,&quot;))">
            <text:p/>
          </table:table-cell>
          <table:table-cell table:formula="of:=IF(LEN(TRIM([CulturesData.CS29]))=0;&quot;&quot;;CONCATENATE([CulturesData.CS$1];SUBSTITUTE(SUBSTITUTE(SUBSTITUTE([CulturesData.CS29];&quot;e&quot;;&quot;EVERYMAN&quot;);&quot;r&quot;;&quot;RESTRICTED&quot;);&quot;o&quot;;&quot;OCCUPATIONAL&quot;);&quot;,&quot;))">
            <text:p/>
          </table:table-cell>
          <table:table-cell table:formula="of:=IF(LEN(TRIM([CulturesData.CT29]))=0;&quot;&quot;;CONCATENATE([CulturesData.CT$1];SUBSTITUTE(SUBSTITUTE(SUBSTITUTE([CulturesData.CT29];&quot;e&quot;;&quot;EVERYMAN&quot;);&quot;r&quot;;&quot;RESTRICTED&quot;);&quot;o&quot;;&quot;OCCUPATIONAL&quot;);&quot;,&quot;))">
            <text:p/>
          </table:table-cell>
          <table:table-cell table:formula="of:=IF(LEN(TRIM([CulturesData.CU29]))=0;&quot;&quot;;CONCATENATE([CulturesData.CU$1];SUBSTITUTE(SUBSTITUTE(SUBSTITUTE([CulturesData.CU29];&quot;e&quot;;&quot;EVERYMAN&quot;);&quot;r&quot;;&quot;RESTRICTED&quot;);&quot;o&quot;;&quot;OCCUPATIONAL&quot;);&quot;,&quot;))">
            <text:p/>
          </table:table-cell>
          <table:table-cell table:formula="of:=IF(LEN(TRIM([CulturesData.CV29]))=0;&quot;&quot;;CONCATENATE([CulturesData.CV$1];SUBSTITUTE(SUBSTITUTE(SUBSTITUTE([CulturesData.CV29];&quot;e&quot;;&quot;EVERYMAN&quot;);&quot;r&quot;;&quot;RESTRICTED&quot;);&quot;o&quot;;&quot;OCCUPATIONAL&quot;);&quot;,&quot;))">
            <text:p/>
          </table:table-cell>
          <table:table-cell table:formula="of:=IF(LEN(TRIM([CulturesData.CW29]))=0;&quot;&quot;;CONCATENATE([CulturesData.CW$1];SUBSTITUTE(SUBSTITUTE(SUBSTITUTE([CulturesData.CW29];&quot;e&quot;;&quot;EVERYMAN&quot;);&quot;r&quot;;&quot;RESTRICTED&quot;);&quot;o&quot;;&quot;OCCUPATIONAL&quot;);&quot;,&quot;))">
            <text:p/>
          </table:table-cell>
          <table:table-cell table:formula="of:=IF(LEN(TRIM([CulturesData.CX29]))=0;&quot;&quot;;CONCATENATE([CulturesData.CX$1];SUBSTITUTE(SUBSTITUTE(SUBSTITUTE([CulturesData.CX29];&quot;e&quot;;&quot;EVERYMAN&quot;);&quot;r&quot;;&quot;RESTRICTED&quot;);&quot;o&quot;;&quot;OCCUPATIONAL&quot;);&quot;,&quot;))">
            <text:p/>
          </table:table-cell>
          <table:table-cell table:formula="of:=IF(LEN(TRIM([CulturesData.CY29]))=0;&quot;&quot;;CONCATENATE([CulturesData.CY$1];SUBSTITUTE(SUBSTITUTE(SUBSTITUTE([CulturesData.CY29];&quot;e&quot;;&quot;EVERYMAN&quot;);&quot;r&quot;;&quot;RESTRICTED&quot;);&quot;o&quot;;&quot;OCCUPATIONAL&quot;);&quot;,&quot;))">
            <text:p/>
          </table:table-cell>
          <table:table-cell table:formula="of:=IF(LEN(TRIM([CulturesData.CZ29]))=0;&quot;&quot;;CONCATENATE([CulturesData.CZ$1];SUBSTITUTE(SUBSTITUTE(SUBSTITUTE([CulturesData.CZ29];&quot;e&quot;;&quot;EVERYMAN&quot;);&quot;r&quot;;&quot;RESTRICTED&quot;);&quot;o&quot;;&quot;OCCUPATIONAL&quot;);&quot;,&quot;))">
            <text:p/>
          </table:table-cell>
          <table:table-cell table:formula="of:=IF(LEN(TRIM([CulturesData.DA29]))=0;&quot;&quot;;CONCATENATE([CulturesData.DA$1];SUBSTITUTE(SUBSTITUTE(SUBSTITUTE([CulturesData.DA29];&quot;e&quot;;&quot;EVERYMAN&quot;);&quot;r&quot;;&quot;RESTRICTED&quot;);&quot;o&quot;;&quot;OCCUPATIONAL&quot;);&quot;,&quot;))">
            <text:p/>
          </table:table-cell>
          <table:table-cell table:formula="of:=IF(LEN(TRIM([CulturesData.DB29]))=0;&quot;&quot;;CONCATENATE([CulturesData.DB$1];SUBSTITUTE(SUBSTITUTE(SUBSTITUTE([CulturesData.DB29];&quot;e&quot;;&quot;EVERYMAN&quot;);&quot;r&quot;;&quot;RESTRICTED&quot;);&quot;o&quot;;&quot;OCCUPATIONAL&quot;);&quot;,&quot;))">
            <text:p/>
          </table:table-cell>
          <table:table-cell table:formula="of:=IF(LEN(TRIM([CulturesData.DC29]))=0;&quot;&quot;;CONCATENATE([CulturesData.DC$1];SUBSTITUTE(SUBSTITUTE(SUBSTITUTE([CulturesData.DC29];&quot;e&quot;;&quot;EVERYMAN&quot;);&quot;r&quot;;&quot;RESTRICTED&quot;);&quot;o&quot;;&quot;OCCUPATIONAL&quot;);&quot;,&quot;))">
            <text:p/>
          </table:table-cell>
          <table:table-cell table:formula="of:=IF(LEN(TRIM([CulturesData.DD29]))=0;&quot;&quot;;CONCATENATE([CulturesData.DD$1];SUBSTITUTE(SUBSTITUTE(SUBSTITUTE([CulturesData.DD29];&quot;e&quot;;&quot;EVERYMAN&quot;);&quot;r&quot;;&quot;RESTRICTED&quot;);&quot;o&quot;;&quot;OCCUPATIONAL&quot;);&quot;,&quot;))">
            <text:p/>
          </table:table-cell>
          <table:table-cell table:formula="of:=IF(LEN(TRIM([CulturesData.DE29]))=0;&quot;&quot;;CONCATENATE([CulturesData.DE$1];SUBSTITUTE(SUBSTITUTE(SUBSTITUTE([CulturesData.DE29];&quot;e&quot;;&quot;EVERYMAN&quot;);&quot;r&quot;;&quot;RESTRICTED&quot;);&quot;o&quot;;&quot;OCCUPATIONAL&quot;);&quot;,&quot;))">
            <text:p/>
          </table:table-cell>
          <table:table-cell table:formula="of:=IF(LEN(TRIM([CulturesData.DF29]))=0;&quot;&quot;;CONCATENATE([CulturesData.DF$1];SUBSTITUTE(SUBSTITUTE(SUBSTITUTE([CulturesData.DF29];&quot;e&quot;;&quot;EVERYMAN&quot;);&quot;r&quot;;&quot;RESTRICTED&quot;);&quot;o&quot;;&quot;OCCUPATIONAL&quot;);&quot;,&quot;))" office:value-type="string" office:string-value="G37=3,">
            <text:p>G37=3,</text:p>
          </table:table-cell>
          <table:table-cell table:formula="of:=IF(LEN(TRIM([CulturesData.DG29]))=0;&quot;&quot;;CONCATENATE([CulturesData.DG$1];SUBSTITUTE(SUBSTITUTE(SUBSTITUTE([CulturesData.DG29];&quot;e&quot;;&quot;EVERYMAN&quot;);&quot;r&quot;;&quot;RESTRICTED&quot;);&quot;o&quot;;&quot;OCCUPATIONAL&quot;);&quot;,&quot;))" office:value-type="string" office:string-value="S426=3,">
            <text:p>S426=3,</text:p>
          </table:table-cell>
          <table:table-cell table:formula="of:=IF(LEN(TRIM([CulturesData.DH29]))=0;&quot;&quot;;CONCATENATE([CulturesData.DH$1];SUBSTITUTE(SUBSTITUTE(SUBSTITUTE([CulturesData.DH29];&quot;e&quot;;&quot;EVERYMAN&quot;);&quot;r&quot;;&quot;RESTRICTED&quot;);&quot;o&quot;;&quot;OCCUPATIONAL&quot;);&quot;,&quot;))" office:value-type="string" office:string-value="S339=3,">
            <text:p>S339=3,</text:p>
          </table:table-cell>
          <table:table-cell table:formula="of:=IF(LEN(TRIM([CulturesData.DI29]))=0;&quot;&quot;;CONCATENATE([CulturesData.DI$1];SUBSTITUTE(SUBSTITUTE(SUBSTITUTE([CulturesData.DI29];&quot;e&quot;;&quot;EVERYMAN&quot;);&quot;r&quot;;&quot;RESTRICTED&quot;);&quot;o&quot;;&quot;OCCUPATIONAL&quot;);&quot;,&quot;))">
            <text:p/>
          </table:table-cell>
          <table:table-cell table:formula="of:=IF(LEN(TRIM([CulturesData.DJ29]))=0;&quot;&quot;;CONCATENATE([CulturesData.DJ$1];SUBSTITUTE(SUBSTITUTE(SUBSTITUTE([CulturesData.DJ29];&quot;e&quot;;&quot;EVERYMAN&quot;);&quot;r&quot;;&quot;RESTRICTED&quot;);&quot;o&quot;;&quot;OCCUPATIONAL&quot;);&quot;,&quot;))">
            <text:p/>
          </table:table-cell>
          <table:table-cell table:formula="of:=IF(LEN(TRIM([CulturesData.DK29]))=0;&quot;&quot;;CONCATENATE([CulturesData.DK$1];SUBSTITUTE(SUBSTITUTE(SUBSTITUTE([CulturesData.DK29];&quot;e&quot;;&quot;EVERYMAN&quot;);&quot;r&quot;;&quot;RESTRICTED&quot;);&quot;o&quot;;&quot;OCCUPATIONAL&quot;);&quot;,&quot;))">
            <text:p/>
          </table:table-cell>
          <table:table-cell table:formula="of:=IF(LEN(TRIM([CulturesData.DL29]))=0;&quot;&quot;;CONCATENATE([CulturesData.DL$1];SUBSTITUTE(SUBSTITUTE(SUBSTITUTE([CulturesData.DL29];&quot;e&quot;;&quot;EVERYMAN&quot;);&quot;r&quot;;&quot;RESTRICTED&quot;);&quot;o&quot;;&quot;OCCUPATIONAL&quot;);&quot;,&quot;))">
            <text:p/>
          </table:table-cell>
          <table:table-cell table:formula="of:=IF(LEN(TRIM([CulturesData.DM29]))=0;&quot;&quot;;CONCATENATE([CulturesData.DM$1];SUBSTITUTE(SUBSTITUTE(SUBSTITUTE([CulturesData.DM29];&quot;e&quot;;&quot;EVERYMAN&quot;);&quot;r&quot;;&quot;RESTRICTED&quot;);&quot;o&quot;;&quot;OCCUPATIONAL&quot;);&quot;,&quot;))">
            <text:p/>
          </table:table-cell>
          <table:table-cell table:formula="of:=IF(LEN(TRIM([CulturesData.DN29]))=0;&quot;&quot;;CONCATENATE([CulturesData.DN$1];SUBSTITUTE(SUBSTITUTE(SUBSTITUTE([CulturesData.DN29];&quot;e&quot;;&quot;EVERYMAN&quot;);&quot;r&quot;;&quot;RESTRICTED&quot;);&quot;o&quot;;&quot;OCCUPATIONAL&quot;);&quot;,&quot;))">
            <text:p/>
          </table:table-cell>
          <table:table-cell table:formula="of:=IF(LEN(TRIM([CulturesData.DO29]))=0;&quot;&quot;;CONCATENATE([CulturesData.DO$1];SUBSTITUTE(SUBSTITUTE(SUBSTITUTE([CulturesData.DO29];&quot;e&quot;;&quot;EVERYMAN&quot;);&quot;r&quot;;&quot;RESTRICTED&quot;);&quot;o&quot;;&quot;OCCUPATIONAL&quot;);&quot;,&quot;))" office:value-type="string" office:string-value="S445=RESTRICTED,">
            <text:p>S445=RESTRICTED,</text:p>
          </table:table-cell>
          <table:table-cell table:formula="of:=IF(LEN(TRIM([CulturesData.DP29]))=0;&quot;&quot;;CONCATENATE([CulturesData.DP$1];SUBSTITUTE(SUBSTITUTE(SUBSTITUTE([CulturesData.DP29];&quot;e&quot;;&quot;EVERYMAN&quot;);&quot;r&quot;;&quot;RESTRICTED&quot;);&quot;o&quot;;&quot;OCCUPATIONAL&quot;);&quot;,&quot;))" office:value-type="string" office:string-value="S443=RESTRICTED,">
            <text:p>S443=RESTRICTED,</text:p>
          </table:table-cell>
          <table:table-cell table:formula="of:=IF(LEN(TRIM([CulturesData.DQ29]))=0;&quot;&quot;;CONCATENATE([CulturesData.DQ$1];SUBSTITUTE(SUBSTITUTE(SUBSTITUTE([CulturesData.DQ29];&quot;e&quot;;&quot;EVERYMAN&quot;);&quot;r&quot;;&quot;RESTRICTED&quot;);&quot;o&quot;;&quot;OCCUPATIONAL&quot;);&quot;,&quot;))">
            <text:p/>
          </table:table-cell>
          <table:table-cell table:formula="of:=IF(LEN(TRIM([CulturesData.DR29]))=0;&quot;&quot;;CONCATENATE([CulturesData.DR$1];SUBSTITUTE(SUBSTITUTE(SUBSTITUTE([CulturesData.DR29];&quot;e&quot;;&quot;EVERYMAN&quot;);&quot;r&quot;;&quot;RESTRICTED&quot;);&quot;o&quot;;&quot;OCCUPATIONAL&quot;);&quot;,&quot;))">
            <text:p/>
          </table:table-cell>
          <table:table-cell table:formula="of:=IF(LEN(TRIM([CulturesData.DS29]))=0;&quot;&quot;;CONCATENATE([CulturesData.DS$1];SUBSTITUTE(SUBSTITUTE(SUBSTITUTE([CulturesData.DS29];&quot;e&quot;;&quot;EVERYMAN&quot;);&quot;r&quot;;&quot;RESTRICTED&quot;);&quot;o&quot;;&quot;OCCUPATIONAL&quot;);&quot;,&quot;))" office:value-type="string" office:string-value="S507=RESTRICTED,">
            <text:p>S507=RESTRICTED,</text:p>
          </table:table-cell>
          <table:table-cell table:formula="of:=IF(LEN(TRIM([CulturesData.DT29]))=0;&quot;&quot;;CONCATENATE([CulturesData.DT$1];SUBSTITUTE(SUBSTITUTE(SUBSTITUTE([CulturesData.DT29];&quot;e&quot;;&quot;EVERYMAN&quot;);&quot;r&quot;;&quot;RESTRICTED&quot;);&quot;o&quot;;&quot;OCCUPATIONAL&quot;);&quot;,&quot;))">
            <text:p/>
          </table:table-cell>
          <table:table-cell table:formula="of:=IF(LEN(TRIM([CulturesData.DU29]))=0;&quot;&quot;;CONCATENATE([CulturesData.DU$1];SUBSTITUTE(SUBSTITUTE(SUBSTITUTE([CulturesData.DU29];&quot;e&quot;;&quot;EVERYMAN&quot;);&quot;r&quot;;&quot;RESTRICTED&quot;);&quot;o&quot;;&quot;OCCUPATIONAL&quot;);&quot;,&quot;))" office:value-type="string" office:string-value="S447=RESTRICTED,">
            <text:p>S447=RESTRICTED,</text:p>
          </table:table-cell>
          <table:table-cell table:formula="of:=IF(LEN(TRIM([CulturesData.DV29]))=0;&quot;&quot;;CONCATENATE([CulturesData.DV$1];SUBSTITUTE(SUBSTITUTE(SUBSTITUTE([CulturesData.DV29];&quot;e&quot;;&quot;EVERYMAN&quot;);&quot;r&quot;;&quot;RESTRICTED&quot;);&quot;o&quot;;&quot;OCCUPATIONAL&quot;);&quot;,&quot;))" office:value-type="string" office:string-value="S448=RESTRICTED,">
            <text:p>S448=RESTRICTED,</text:p>
          </table:table-cell>
          <table:table-cell table:formula="of:=IF(LEN(TRIM([CulturesData.DW29]))=0;&quot;&quot;;CONCATENATE([CulturesData.DW$1];SUBSTITUTE(SUBSTITUTE(SUBSTITUTE([CulturesData.DW29];&quot;e&quot;;&quot;EVERYMAN&quot;);&quot;r&quot;;&quot;RESTRICTED&quot;);&quot;o&quot;;&quot;OCCUPATIONAL&quot;);&quot;,&quot;))" office:value-type="string" office:string-value="G17=1,">
            <text:p>G17=1,</text:p>
          </table:table-cell>
          <table:table-cell table:formula="of:=IF(LEN(TRIM([CulturesData.DX29]))=0;&quot;&quot;;CONCATENATE([CulturesData.DX$1];SUBSTITUTE(SUBSTITUTE(SUBSTITUTE([CulturesData.DX29];&quot;e&quot;;&quot;EVERYMAN&quot;);&quot;r&quot;;&quot;RESTRICTED&quot;);&quot;o&quot;;&quot;OCCUPATIONAL&quot;);&quot;,&quot;))">
            <text:p/>
          </table:table-cell>
          <table:table-cell table:formula="of:=IF(LEN(TRIM([CulturesData.DY29]))=0;&quot;&quot;;CONCATENATE([CulturesData.DY$1];SUBSTITUTE(SUBSTITUTE(SUBSTITUTE([CulturesData.DY29];&quot;e&quot;;&quot;EVERYMAN&quot;);&quot;r&quot;;&quot;RESTRICTED&quot;);&quot;o&quot;;&quot;OCCUPATIONAL&quot;);&quot;,&quot;))">
            <text:p/>
          </table:table-cell>
          <table:table-cell table:formula="of:=IF(LEN(TRIM([CulturesData.DZ29]))=0;&quot;&quot;;CONCATENATE([CulturesData.DZ$1];SUBSTITUTE(SUBSTITUTE(SUBSTITUTE([CulturesData.DZ29];&quot;e&quot;;&quot;EVERYMAN&quot;);&quot;r&quot;;&quot;RESTRICTED&quot;);&quot;o&quot;;&quot;OCCUPATIONAL&quot;);&quot;,&quot;))">
            <text:p/>
          </table:table-cell>
          <table:table-cell table:formula="of:=IF(LEN(TRIM([CulturesData.EA29]))=0;&quot;&quot;;CONCATENATE([CulturesData.EA$1];SUBSTITUTE(SUBSTITUTE(SUBSTITUTE([CulturesData.EA29];&quot;e&quot;;&quot;EVERYMAN&quot;);&quot;r&quot;;&quot;RESTRICTED&quot;);&quot;o&quot;;&quot;OCCUPATIONAL&quot;);&quot;,&quot;))" office:value-type="string" office:string-value="S204=1,">
            <text:p>S204=1,</text:p>
          </table:table-cell>
          <table:table-cell table:formula="of:=IF(LEN(TRIM([CulturesData.EB29]))=0;&quot;&quot;;CONCATENATE([CulturesData.EB$1];SUBSTITUTE(SUBSTITUTE(SUBSTITUTE([CulturesData.EB29];&quot;e&quot;;&quot;EVERYMAN&quot;);&quot;r&quot;;&quot;RESTRICTED&quot;);&quot;o&quot;;&quot;OCCUPATIONAL&quot;);&quot;,&quot;))" office:value-type="string" office:string-value="S206=RESTRICTED,">
            <text:p>S206=RESTRICTED,</text:p>
          </table:table-cell>
          <table:table-cell table:formula="of:=IF(LEN(TRIM([CulturesData.EC29]))=0;&quot;&quot;;CONCATENATE([CulturesData.EC$1];SUBSTITUTE(SUBSTITUTE(SUBSTITUTE([CulturesData.EC29];&quot;e&quot;;&quot;EVERYMAN&quot;);&quot;r&quot;;&quot;RESTRICTED&quot;);&quot;o&quot;;&quot;OCCUPATIONAL&quot;);&quot;,&quot;))" office:value-type="string" office:string-value="G18=2,">
            <text:p>G18=2,</text:p>
          </table:table-cell>
          <table:table-cell table:formula="of:=IF(LEN(TRIM([CulturesData.ED29]))=0;&quot;&quot;;CONCATENATE([CulturesData.ED$1];SUBSTITUTE(SUBSTITUTE(SUBSTITUTE([CulturesData.ED29];&quot;e&quot;;&quot;EVERYMAN&quot;);&quot;r&quot;;&quot;RESTRICTED&quot;);&quot;o&quot;;&quot;OCCUPATIONAL&quot;);&quot;,&quot;))">
            <text:p/>
          </table:table-cell>
          <table:table-cell table:formula="of:=IF(LEN(TRIM([CulturesData.EE29]))=0;&quot;&quot;;CONCATENATE([CulturesData.EE$1];SUBSTITUTE(SUBSTITUTE(SUBSTITUTE([CulturesData.EE29];&quot;e&quot;;&quot;EVERYMAN&quot;);&quot;r&quot;;&quot;RESTRICTED&quot;);&quot;o&quot;;&quot;OCCUPATIONAL&quot;);&quot;,&quot;))">
            <text:p/>
          </table:table-cell>
          <table:table-cell table:formula="of:=IF(LEN(TRIM([CulturesData.EF29]))=0;&quot;&quot;;CONCATENATE([CulturesData.EF$1];SUBSTITUTE(SUBSTITUTE(SUBSTITUTE([CulturesData.EF29];&quot;e&quot;;&quot;EVERYMAN&quot;);&quot;r&quot;;&quot;RESTRICTED&quot;);&quot;o&quot;;&quot;OCCUPATIONAL&quot;);&quot;,&quot;))">
            <text:p/>
          </table:table-cell>
          <table:table-cell table:formula="of:=IF(LEN(TRIM([CulturesData.EG29]))=0;&quot;&quot;;CONCATENATE([CulturesData.EG$1];SUBSTITUTE(SUBSTITUTE(SUBSTITUTE([CulturesData.EG29];&quot;e&quot;;&quot;EVERYMAN&quot;);&quot;r&quot;;&quot;RESTRICTED&quot;);&quot;o&quot;;&quot;OCCUPATIONAL&quot;);&quot;,&quot;))">
            <text:p/>
          </table:table-cell>
          <table:table-cell table:formula="of:=IF(LEN(TRIM([CulturesData.EH29]))=0;&quot;&quot;;CONCATENATE([CulturesData.EH$1];SUBSTITUTE(SUBSTITUTE(SUBSTITUTE([CulturesData.EH29];&quot;e&quot;;&quot;EVERYMAN&quot;);&quot;r&quot;;&quot;RESTRICTED&quot;);&quot;o&quot;;&quot;OCCUPATIONAL&quot;);&quot;,&quot;))">
            <text:p/>
          </table:table-cell>
          <table:table-cell table:formula="of:=IF(LEN(TRIM([CulturesData.EI29]))=0;&quot;&quot;;CONCATENATE([CulturesData.EI$1];SUBSTITUTE(SUBSTITUTE(SUBSTITUTE([CulturesData.EI29];&quot;e&quot;;&quot;EVERYMAN&quot;);&quot;r&quot;;&quot;RESTRICTED&quot;);&quot;o&quot;;&quot;OCCUPATIONAL&quot;);&quot;,&quot;))">
            <text:p/>
          </table:table-cell>
          <table:table-cell table:formula="of:=IF(LEN(TRIM([CulturesData.EJ29]))=0;&quot;&quot;;CONCATENATE([CulturesData.EJ$1];SUBSTITUTE(SUBSTITUTE(SUBSTITUTE([CulturesData.EJ29];&quot;e&quot;;&quot;EVERYMAN&quot;);&quot;r&quot;;&quot;RESTRICTED&quot;);&quot;o&quot;;&quot;OCCUPATIONAL&quot;);&quot;,&quot;))" office:value-type="string" office:string-value="S100=RESTRICTED,">
            <text:p>S100=RESTRICTED,</text:p>
          </table:table-cell>
          <table:table-cell table:formula="of:=IF(LEN(TRIM([CulturesData.EK29]))=0;&quot;&quot;;CONCATENATE([CulturesData.EK$1];SUBSTITUTE(SUBSTITUTE(SUBSTITUTE([CulturesData.EK29];&quot;e&quot;;&quot;EVERYMAN&quot;);&quot;r&quot;;&quot;RESTRICTED&quot;);&quot;o&quot;;&quot;OCCUPATIONAL&quot;);&quot;,&quot;))">
            <text:p/>
          </table:table-cell>
          <table:table-cell table:formula="of:=IF(LEN(TRIM([CulturesData.EL29]))=0;&quot;&quot;;CONCATENATE([CulturesData.EL$1];SUBSTITUTE(SUBSTITUTE(SUBSTITUTE([CulturesData.EL29];&quot;e&quot;;&quot;EVERYMAN&quot;);&quot;r&quot;;&quot;RESTRICTED&quot;);&quot;o&quot;;&quot;OCCUPATIONAL&quot;);&quot;,&quot;))" office:value-type="string" office:string-value="S96=RESTRICTED,">
            <text:p>S96=RESTRICTED,</text:p>
          </table:table-cell>
          <table:table-cell table:formula="of:=IF(LEN(TRIM([CulturesData.EM29]))=0;&quot;&quot;;CONCATENATE([CulturesData.EM$1];SUBSTITUTE(SUBSTITUTE(SUBSTITUTE([CulturesData.EM29];&quot;e&quot;;&quot;EVERYMAN&quot;);&quot;r&quot;;&quot;RESTRICTED&quot;);&quot;o&quot;;&quot;OCCUPATIONAL&quot;);&quot;,&quot;))">
            <text:p/>
          </table:table-cell>
          <table:table-cell table:formula="of:=IF(LEN(TRIM([CulturesData.EN29]))=0;&quot;&quot;;CONCATENATE([CulturesData.EN$1];SUBSTITUTE(SUBSTITUTE(SUBSTITUTE([CulturesData.EN29];&quot;e&quot;;&quot;EVERYMAN&quot;);&quot;r&quot;;&quot;RESTRICTED&quot;);&quot;o&quot;;&quot;OCCUPATIONAL&quot;);&quot;,&quot;))">
            <text:p/>
          </table:table-cell>
          <table:table-cell table:formula="of:=IF(LEN(TRIM([CulturesData.EO29]))=0;&quot;&quot;;CONCATENATE([CulturesData.EO$1];SUBSTITUTE(SUBSTITUTE(SUBSTITUTE([CulturesData.EO29];&quot;e&quot;;&quot;EVERYMAN&quot;);&quot;r&quot;;&quot;RESTRICTED&quot;);&quot;o&quot;;&quot;OCCUPATIONAL&quot;);&quot;,&quot;))">
            <text:p/>
          </table:table-cell>
          <table:table-cell table:formula="of:=IF(LEN(TRIM([CulturesData.EP29]))=0;&quot;&quot;;CONCATENATE([CulturesData.EP$1];SUBSTITUTE(SUBSTITUTE(SUBSTITUTE([CulturesData.EP29];&quot;e&quot;;&quot;EVERYMAN&quot;);&quot;r&quot;;&quot;RESTRICTED&quot;);&quot;o&quot;;&quot;OCCUPATIONAL&quot;);&quot;,&quot;))">
            <text:p/>
          </table:table-cell>
          <table:table-cell table:formula="of:=IF(LEN(TRIM([CulturesData.EQ29]))=0;&quot;&quot;;CONCATENATE([CulturesData.EQ$1];SUBSTITUTE(SUBSTITUTE(SUBSTITUTE([CulturesData.EQ29];&quot;e&quot;;&quot;EVERYMAN&quot;);&quot;r&quot;;&quot;RESTRICTED&quot;);&quot;o&quot;;&quot;OCCUPATIONAL&quot;);&quot;,&quot;))" office:value-type="string" office:string-value="S227=RESTRICTED,">
            <text:p>S227=RESTRICTED,</text:p>
          </table:table-cell>
          <table:table-cell table:formula="of:=IF(LEN(TRIM([CulturesData.ER29]))=0;&quot;&quot;;CONCATENATE([CulturesData.ER$1];SUBSTITUTE(SUBSTITUTE(SUBSTITUTE([CulturesData.ER29];&quot;e&quot;;&quot;EVERYMAN&quot;);&quot;r&quot;;&quot;RESTRICTED&quot;);&quot;o&quot;;&quot;OCCUPATIONAL&quot;);&quot;,&quot;))" office:value-type="string" office:string-value="S235=RESTRICTED,">
            <text:p>S235=RESTRICTED,</text:p>
          </table:table-cell>
          <table:table-cell table:formula="of:=IF(LEN(TRIM([CulturesData.ES29]))=0;&quot;&quot;;CONCATENATE([CulturesData.ES$1];SUBSTITUTE(SUBSTITUTE(SUBSTITUTE([CulturesData.ES29];&quot;e&quot;;&quot;EVERYMAN&quot;);&quot;r&quot;;&quot;RESTRICTED&quot;);&quot;o&quot;;&quot;OCCUPATIONAL&quot;);&quot;,&quot;))" office:value-type="string" office:string-value="S231=RESTRICTED,">
            <text:p>S231=RESTRICTED,</text:p>
          </table:table-cell>
          <table:table-cell table:formula="of:=IF(LEN(TRIM([CulturesData.ET29]))=0;&quot;&quot;;CONCATENATE([CulturesData.ET$1];SUBSTITUTE(SUBSTITUTE(SUBSTITUTE([CulturesData.ET29];&quot;e&quot;;&quot;EVERYMAN&quot;);&quot;r&quot;;&quot;RESTRICTED&quot;);&quot;o&quot;;&quot;OCCUPATIONAL&quot;);&quot;,&quot;))" office:value-type="string" office:string-value="S237=RESTRICTED,">
            <text:p>S237=RESTRICTED,</text:p>
          </table:table-cell>
          <table:table-cell table:formula="of:=IF(LEN(TRIM([CulturesData.EU29]))=0;&quot;&quot;;CONCATENATE([CulturesData.EU$1];SUBSTITUTE(SUBSTITUTE(SUBSTITUTE([CulturesData.EU29];&quot;e&quot;;&quot;EVERYMAN&quot;);&quot;r&quot;;&quot;RESTRICTED&quot;);&quot;o&quot;;&quot;OCCUPATIONAL&quot;);&quot;,&quot;))" office:value-type="string" office:string-value="S514=RESTRICTED,">
            <text:p>S514=RESTRICTED,</text:p>
          </table:table-cell>
          <table:table-cell table:formula="of:=IF(LEN(TRIM([CulturesData.EV29]))=0;&quot;&quot;;CONCATENATE([CulturesData.EV$1];SUBSTITUTE(SUBSTITUTE(SUBSTITUTE([CulturesData.EV29];&quot;e&quot;;&quot;EVERYMAN&quot;);&quot;r&quot;;&quot;RESTRICTED&quot;);&quot;o&quot;;&quot;OCCUPATIONAL&quot;);&quot;,&quot;))" office:value-type="string" office:string-value="S515=RESTRICTED,">
            <text:p>S515=RESTRICTED,</text:p>
          </table:table-cell>
          <table:table-cell table:formula="of:=IF(LEN(TRIM([CulturesData.EW29]))=0;&quot;&quot;;CONCATENATE([CulturesData.EW$1];SUBSTITUTE(SUBSTITUTE(SUBSTITUTE([CulturesData.EW29];&quot;e&quot;;&quot;EVERYMAN&quot;);&quot;r&quot;;&quot;RESTRICTED&quot;);&quot;o&quot;;&quot;OCCUPATIONAL&quot;);&quot;,&quot;))" office:value-type="string" office:string-value="S516=RESTRICTED,">
            <text:p>S516=RESTRICTED,</text:p>
          </table:table-cell>
          <table:table-cell table:formula="of:=IF(LEN(TRIM([CulturesData.EX29]))=0;&quot;&quot;;CONCATENATE([CulturesData.EX$1];SUBSTITUTE(SUBSTITUTE(SUBSTITUTE([CulturesData.EX29];&quot;e&quot;;&quot;EVERYMAN&quot;);&quot;r&quot;;&quot;RESTRICTED&quot;);&quot;o&quot;;&quot;OCCUPATIONAL&quot;);&quot;,&quot;))" office:value-type="string" office:string-value="S517=RESTRICTED,">
            <text:p>S517=RESTRICTED,</text:p>
          </table:table-cell>
          <table:table-cell table:formula="of:=IF(LEN(TRIM([CulturesData.EY29]))=0;&quot;&quot;;CONCATENATE([CulturesData.EY$1];SUBSTITUTE(SUBSTITUTE(SUBSTITUTE([CulturesData.EY29];&quot;e&quot;;&quot;EVERYMAN&quot;);&quot;r&quot;;&quot;RESTRICTED&quot;);&quot;o&quot;;&quot;OCCUPATIONAL&quot;);&quot;,&quot;))" office:value-type="string" office:string-value="S518=RESTRICTED,">
            <text:p>S518=RESTRICTED,</text:p>
          </table:table-cell>
          <table:table-cell table:formula="of:=IF(LEN(TRIM([CulturesData.EZ29]))=0;&quot;&quot;;CONCATENATE([CulturesData.EZ$1];SUBSTITUTE(SUBSTITUTE(SUBSTITUTE([CulturesData.EZ29];&quot;e&quot;;&quot;EVERYMAN&quot;);&quot;r&quot;;&quot;RESTRICTED&quot;);&quot;o&quot;;&quot;OCCUPATIONAL&quot;);&quot;,&quot;))" office:value-type="string" office:string-value="S528=RESTRICTED,">
            <text:p>S528=RESTRICTED,</text:p>
          </table:table-cell>
          <table:table-cell table:formula="of:=IF(LEN(TRIM([CulturesData.FA29]))=0;&quot;&quot;;CONCATENATE([CulturesData.FA$1];SUBSTITUTE(SUBSTITUTE(SUBSTITUTE([CulturesData.FA29];&quot;e&quot;;&quot;EVERYMAN&quot;);&quot;r&quot;;&quot;RESTRICTED&quot;);&quot;o&quot;;&quot;OCCUPATIONAL&quot;);&quot;,&quot;))" office:value-type="string" office:string-value="S520=RESTRICTED,">
            <text:p>S520=RESTRICTED,</text:p>
          </table:table-cell>
          <table:table-cell table:formula="of:=IF(LEN(TRIM([CulturesData.FB29]))=0;&quot;&quot;;CONCATENATE([CulturesData.FB$1];SUBSTITUTE(SUBSTITUTE(SUBSTITUTE([CulturesData.FB29];&quot;e&quot;;&quot;EVERYMAN&quot;);&quot;r&quot;;&quot;RESTRICTED&quot;);&quot;o&quot;;&quot;OCCUPATIONAL&quot;);&quot;,&quot;))" office:value-type="string" office:string-value="S521=RESTRICTED,">
            <text:p>S521=RESTRICTED,</text:p>
          </table:table-cell>
          <table:table-cell table:formula="of:=IF(LEN(TRIM([CulturesData.FC29]))=0;&quot;&quot;;CONCATENATE([CulturesData.FC$1];SUBSTITUTE(SUBSTITUTE(SUBSTITUTE([CulturesData.FC29];&quot;e&quot;;&quot;EVERYMAN&quot;);&quot;r&quot;;&quot;RESTRICTED&quot;);&quot;o&quot;;&quot;OCCUPATIONAL&quot;);&quot;,&quot;))" office:value-type="string" office:string-value="S522=RESTRICTED,">
            <text:p>S522=RESTRICTED,</text:p>
          </table:table-cell>
          <table:table-cell table:formula="of:=IF(LEN(TRIM([CulturesData.FD29]))=0;&quot;&quot;;CONCATENATE([CulturesData.FD$1];SUBSTITUTE(SUBSTITUTE(SUBSTITUTE([CulturesData.FD29];&quot;e&quot;;&quot;EVERYMAN&quot;);&quot;r&quot;;&quot;RESTRICTED&quot;);&quot;o&quot;;&quot;OCCUPATIONAL&quot;);&quot;,&quot;))" office:value-type="string" office:string-value="S523=RESTRICTED,">
            <text:p>S523=RESTRICTED,</text:p>
          </table:table-cell>
          <table:table-cell table:formula="of:=IF(LEN(TRIM([CulturesData.FE29]))=0;&quot;&quot;;CONCATENATE([CulturesData.FE$1];SUBSTITUTE(SUBSTITUTE(SUBSTITUTE([CulturesData.FE29];&quot;e&quot;;&quot;EVERYMAN&quot;);&quot;r&quot;;&quot;RESTRICTED&quot;);&quot;o&quot;;&quot;OCCUPATIONAL&quot;);&quot;,&quot;))" office:value-type="string" office:string-value="S524=RESTRICTED,">
            <text:p>S524=RESTRICTED,</text:p>
          </table:table-cell>
          <table:table-cell table:formula="of:=IF(LEN(TRIM([CulturesData.FF29]))=0;&quot;&quot;;CONCATENATE([CulturesData.FF$1];SUBSTITUTE(SUBSTITUTE(SUBSTITUTE([CulturesData.FF29];&quot;e&quot;;&quot;EVERYMAN&quot;);&quot;r&quot;;&quot;RESTRICTED&quot;);&quot;o&quot;;&quot;OCCUPATIONAL&quot;);&quot;,&quot;))" office:value-type="string" office:string-value="S454=RESTRICTED,">
            <text:p>S454=RESTRICTED,</text:p>
          </table:table-cell>
          <table:table-cell table:formula="of:=IF(LEN(TRIM([CulturesData.FG29]))=0;&quot;&quot;;CONCATENATE([CulturesData.FG$1];SUBSTITUTE(SUBSTITUTE(SUBSTITUTE([CulturesData.FG29];&quot;e&quot;;&quot;EVERYMAN&quot;);&quot;r&quot;;&quot;RESTRICTED&quot;);&quot;o&quot;;&quot;OCCUPATIONAL&quot;);&quot;,&quot;))" office:value-type="string" office:string-value="S242=RESTRICTED,">
            <text:p>S242=RESTRICTED,</text:p>
          </table:table-cell>
          <table:table-cell table:formula="of:=IF(LEN(TRIM([CulturesData.FH29]))=0;&quot;&quot;;CONCATENATE([CulturesData.FH$1];SUBSTITUTE(SUBSTITUTE(SUBSTITUTE([CulturesData.FH29];&quot;e&quot;;&quot;EVERYMAN&quot;);&quot;r&quot;;&quot;RESTRICTED&quot;);&quot;o&quot;;&quot;OCCUPATIONAL&quot;);&quot;,&quot;))" office:value-type="string" office:string-value="S526=RESTRICTED,">
            <text:p>S526=RESTRICTED,</text:p>
          </table:table-cell>
          <table:table-cell table:formula="of:=IF(LEN(TRIM([CulturesData.FI29]))=0;&quot;&quot;;CONCATENATE([CulturesData.FI$1];SUBSTITUTE(SUBSTITUTE(SUBSTITUTE([CulturesData.FI29];&quot;e&quot;;&quot;EVERYMAN&quot;);&quot;r&quot;;&quot;RESTRICTED&quot;);&quot;o&quot;;&quot;OCCUPATIONAL&quot;);&quot;,&quot;))" office:value-type="string" office:string-value="S527=RESTRICTED,">
            <text:p>S527=RESTRICTED,</text:p>
          </table:table-cell>
          <table:table-cell table:formula="of:=IF(LEN(TRIM([CulturesData.FJ29]))=0;&quot;&quot;;CONCATENATE([CulturesData.FJ$1];SUBSTITUTE(SUBSTITUTE(SUBSTITUTE([CulturesData.FJ29];&quot;e&quot;;&quot;EVERYMAN&quot;);&quot;r&quot;;&quot;RESTRICTED&quot;);&quot;o&quot;;&quot;OCCUPATIONAL&quot;);&quot;,&quot;))">
            <text:p/>
          </table:table-cell>
          <table:table-cell table:formula="of:=IF(LEN(TRIM([CulturesData.FK29]))=0;&quot;&quot;;CONCATENATE([CulturesData.FK$1];SUBSTITUTE(SUBSTITUTE(SUBSTITUTE([CulturesData.FK29];&quot;e&quot;;&quot;EVERYMAN&quot;);&quot;r&quot;;&quot;RESTRICTED&quot;);&quot;o&quot;;&quot;OCCUPATIONAL&quot;);&quot;,&quot;))">
            <text:p/>
          </table:table-cell>
          <table:table-cell table:formula="of:=IF(LEN(TRIM([CulturesData.FL29]))=0;&quot;&quot;;CONCATENATE([CulturesData.FL$1];SUBSTITUTE(SUBSTITUTE(SUBSTITUTE([CulturesData.FL29];&quot;e&quot;;&quot;EVERYMAN&quot;);&quot;r&quot;;&quot;RESTRICTED&quot;);&quot;o&quot;;&quot;OCCUPATIONAL&quot;);&quot;,&quot;))">
            <text:p/>
          </table:table-cell>
          <table:table-cell table:formula="of:=IF(LEN(TRIM([CulturesData.FM29]))=0;&quot;&quot;;CONCATENATE([CulturesData.FM$1];SUBSTITUTE(SUBSTITUTE(SUBSTITUTE([CulturesData.FM29];&quot;e&quot;;&quot;EVERYMAN&quot;);&quot;r&quot;;&quot;RESTRICTED&quot;);&quot;o&quot;;&quot;OCCUPATIONAL&quot;);&quot;,&quot;))">
            <text:p/>
          </table:table-cell>
          <table:table-cell table:formula="of:=IF(LEN(TRIM([CulturesData.FN29]))=0;&quot;&quot;;CONCATENATE([CulturesData.FN$1];SUBSTITUTE(SUBSTITUTE(SUBSTITUTE([CulturesData.FN29];&quot;e&quot;;&quot;EVERYMAN&quot;);&quot;r&quot;;&quot;RESTRICTED&quot;);&quot;o&quot;;&quot;OCCUPATIONAL&quot;);&quot;,&quot;))">
            <text:p/>
          </table:table-cell>
          <table:table-cell table:formula="of:=IF(LEN(TRIM([CulturesData.FO29]))=0;&quot;&quot;;CONCATENATE([CulturesData.FO$1];SUBSTITUTE(SUBSTITUTE(SUBSTITUTE([CulturesData.FO29];&quot;e&quot;;&quot;EVERYMAN&quot;);&quot;r&quot;;&quot;RESTRICTED&quot;);&quot;o&quot;;&quot;OCCUPATIONAL&quot;);&quot;,&quot;))">
            <text:p/>
          </table:table-cell>
          <table:table-cell table:formula="of:=IF(LEN(TRIM([CulturesData.FP29]))=0;&quot;&quot;;CONCATENATE([CulturesData.FP$1];SUBSTITUTE(SUBSTITUTE(SUBSTITUTE([CulturesData.FP29];&quot;e&quot;;&quot;EVERYMAN&quot;);&quot;r&quot;;&quot;RESTRICTED&quot;);&quot;o&quot;;&quot;OCCUPATIONAL&quot;);&quot;,&quot;))">
            <text:p/>
          </table:table-cell>
          <table:table-cell table:formula="of:=IF(LEN(TRIM([CulturesData.FQ29]))=0;&quot;&quot;;CONCATENATE([CulturesData.FQ$1];SUBSTITUTE(SUBSTITUTE(SUBSTITUTE([CulturesData.FQ29];&quot;e&quot;;&quot;EVERYMAN&quot;);&quot;r&quot;;&quot;RESTRICTED&quot;);&quot;o&quot;;&quot;OCCUPATIONAL&quot;);&quot;,&quot;))">
            <text:p/>
          </table:table-cell>
          <table:table-cell table:formula="of:=IF(LEN(TRIM([CulturesData.FR29]))=0;&quot;&quot;;CONCATENATE([CulturesData.FR$1];SUBSTITUTE(SUBSTITUTE(SUBSTITUTE([CulturesData.FR29];&quot;e&quot;;&quot;EVERYMAN&quot;);&quot;r&quot;;&quot;RESTRICTED&quot;);&quot;o&quot;;&quot;OCCUPATIONAL&quot;);&quot;,&quot;))" office:value-type="string" office:string-value="G24=1,">
            <text:p>G24=1,</text:p>
          </table:table-cell>
          <table:table-cell table:formula="of:=IF(LEN(TRIM([CulturesData.FS29]))=0;&quot;&quot;;CONCATENATE([CulturesData.FS$1];SUBSTITUTE(SUBSTITUTE(SUBSTITUTE([CulturesData.FS29];&quot;e&quot;;&quot;EVERYMAN&quot;);&quot;r&quot;;&quot;RESTRICTED&quot;);&quot;o&quot;;&quot;OCCUPATIONAL&quot;);&quot;,&quot;))">
            <text:p/>
          </table:table-cell>
          <table:table-cell table:formula="of:=IF(LEN(TRIM([CulturesData.FT29]))=0;&quot;&quot;;CONCATENATE([CulturesData.FT$1];SUBSTITUTE(SUBSTITUTE(SUBSTITUTE([CulturesData.FT29];&quot;e&quot;;&quot;EVERYMAN&quot;);&quot;r&quot;;&quot;RESTRICTED&quot;);&quot;o&quot;;&quot;OCCUPATIONAL&quot;);&quot;,&quot;))">
            <text:p/>
          </table:table-cell>
          <table:table-cell table:formula="of:=IF(LEN(TRIM([CulturesData.FU29]))=0;&quot;&quot;;CONCATENATE([CulturesData.FU$1];SUBSTITUTE(SUBSTITUTE(SUBSTITUTE([CulturesData.FU29];&quot;e&quot;;&quot;EVERYMAN&quot;);&quot;r&quot;;&quot;RESTRICTED&quot;);&quot;o&quot;;&quot;OCCUPATIONAL&quot;);&quot;,&quot;))">
            <text:p/>
          </table:table-cell>
          <table:table-cell table:formula="of:=IF(LEN(TRIM([CulturesData.FV29]))=0;&quot;&quot;;CONCATENATE([CulturesData.FV$1];SUBSTITUTE(SUBSTITUTE(SUBSTITUTE([CulturesData.FV29];&quot;e&quot;;&quot;EVERYMAN&quot;);&quot;r&quot;;&quot;RESTRICTED&quot;);&quot;o&quot;;&quot;OCCUPATIONAL&quot;);&quot;,&quot;))">
            <text:p/>
          </table:table-cell>
          <table:table-cell table:formula="of:=IF(LEN(TRIM([CulturesData.FW29]))=0;&quot;&quot;;CONCATENATE([CulturesData.FW$1];SUBSTITUTE(SUBSTITUTE(SUBSTITUTE([CulturesData.FW29];&quot;e&quot;;&quot;EVERYMAN&quot;);&quot;r&quot;;&quot;RESTRICTED&quot;);&quot;o&quot;;&quot;OCCUPATIONAL&quot;);&quot;,&quot;))">
            <text:p/>
          </table:table-cell>
          <table:table-cell table:formula="of:=IF(LEN(TRIM([CulturesData.FX29]))=0;&quot;&quot;;CONCATENATE([CulturesData.FX$1];SUBSTITUTE(SUBSTITUTE(SUBSTITUTE([CulturesData.FX29];&quot;e&quot;;&quot;EVERYMAN&quot;);&quot;r&quot;;&quot;RESTRICTED&quot;);&quot;o&quot;;&quot;OCCUPATIONAL&quot;);&quot;,&quot;))">
            <text:p/>
          </table:table-cell>
          <table:table-cell table:formula="of:=IF(LEN(TRIM([CulturesData.FY29]))=0;&quot;&quot;;CONCATENATE([CulturesData.FY$1];SUBSTITUTE(SUBSTITUTE(SUBSTITUTE([CulturesData.FY29];&quot;e&quot;;&quot;EVERYMAN&quot;);&quot;r&quot;;&quot;RESTRICTED&quot;);&quot;o&quot;;&quot;OCCUPATIONAL&quot;);&quot;,&quot;))">
            <text:p/>
          </table:table-cell>
          <table:table-cell table:formula="of:=IF(LEN(TRIM([CulturesData.FZ29]))=0;&quot;&quot;;CONCATENATE([CulturesData.FZ$1];SUBSTITUTE(SUBSTITUTE(SUBSTITUTE([CulturesData.FZ29];&quot;e&quot;;&quot;EVERYMAN&quot;);&quot;r&quot;;&quot;RESTRICTED&quot;);&quot;o&quot;;&quot;OCCUPATIONAL&quot;);&quot;,&quot;))" office:value-type="string" office:string-value="G28=1,">
            <text:p>G28=1,</text:p>
          </table:table-cell>
          <table:table-cell table:formula="of:=IF(LEN(TRIM([CulturesData.GA29]))=0;&quot;&quot;;CONCATENATE([CulturesData.GA$1];SUBSTITUTE(SUBSTITUTE(SUBSTITUTE([CulturesData.GA29];&quot;e&quot;;&quot;EVERYMAN&quot;);&quot;r&quot;;&quot;RESTRICTED&quot;);&quot;o&quot;;&quot;OCCUPATIONAL&quot;);&quot;,&quot;))" office:value-type="string" office:string-value="S285=1,">
            <text:p>S285=1,</text:p>
          </table:table-cell>
          <table:table-cell table:formula="of:=IF(LEN(TRIM([CulturesData.GB29]))=0;&quot;&quot;;CONCATENATE([CulturesData.GB$1];SUBSTITUTE(SUBSTITUTE(SUBSTITUTE([CulturesData.GB29];&quot;e&quot;;&quot;EVERYMAN&quot;);&quot;r&quot;;&quot;RESTRICTED&quot;);&quot;o&quot;;&quot;OCCUPATIONAL&quot;);&quot;,&quot;))">
            <text:p/>
          </table:table-cell>
          <table:table-cell table:formula="of:=IF(LEN(TRIM([CulturesData.GC29]))=0;&quot;&quot;;CONCATENATE([CulturesData.GC$1];SUBSTITUTE(SUBSTITUTE(SUBSTITUTE([CulturesData.GC29];&quot;e&quot;;&quot;EVERYMAN&quot;);&quot;r&quot;;&quot;RESTRICTED&quot;);&quot;o&quot;;&quot;OCCUPATIONAL&quot;);&quot;,&quot;))">
            <text:p/>
          </table:table-cell>
          <table:table-cell table:formula="of:=IF(LEN(TRIM([CulturesData.GD29]))=0;&quot;&quot;;CONCATENATE([CulturesData.GD$1];SUBSTITUTE(SUBSTITUTE(SUBSTITUTE([CulturesData.GD29];&quot;e&quot;;&quot;EVERYMAN&quot;);&quot;r&quot;;&quot;RESTRICTED&quot;);&quot;o&quot;;&quot;OCCUPATIONAL&quot;);&quot;,&quot;))">
            <text:p/>
          </table:table-cell>
          <table:table-cell table:formula="of:=IF(LEN(TRIM([CulturesData.GE29]))=0;&quot;&quot;;CONCATENATE([CulturesData.GE$1];SUBSTITUTE(SUBSTITUTE(SUBSTITUTE([CulturesData.GE29];&quot;e&quot;;&quot;EVERYMAN&quot;);&quot;r&quot;;&quot;RESTRICTED&quot;);&quot;o&quot;;&quot;OCCUPATIONAL&quot;);&quot;,&quot;))">
            <text:p/>
          </table:table-cell>
          <table:table-cell table:formula="of:=IF(LEN(TRIM([CulturesData.GF29]))=0;&quot;&quot;;CONCATENATE([CulturesData.GF$1];SUBSTITUTE(SUBSTITUTE(SUBSTITUTE([CulturesData.GF29];&quot;e&quot;;&quot;EVERYMAN&quot;);&quot;r&quot;;&quot;RESTRICTED&quot;);&quot;o&quot;;&quot;OCCUPATIONAL&quot;);&quot;,&quot;))" office:value-type="string" office:string-value="G27=4,">
            <text:p>G27=4,</text:p>
          </table:table-cell>
          <table:table-cell table:formula="of:=IF(LEN(TRIM([CulturesData.GG29]))=0;&quot;&quot;;CONCATENATE([CulturesData.GG$1];SUBSTITUTE(SUBSTITUTE(SUBSTITUTE([CulturesData.GG29];&quot;e&quot;;&quot;EVERYMAN&quot;);&quot;r&quot;;&quot;RESTRICTED&quot;);&quot;o&quot;;&quot;OCCUPATIONAL&quot;);&quot;,&quot;))" office:value-type="string" office:string-value="S257=4,">
            <text:p>S257=4,</text:p>
          </table:table-cell>
          <table:table-cell table:formula="of:=IF(LEN(TRIM([CulturesData.GH29]))=0;&quot;&quot;;CONCATENATE([CulturesData.GH$1];SUBSTITUTE(SUBSTITUTE(SUBSTITUTE([CulturesData.GH29];&quot;e&quot;;&quot;EVERYMAN&quot;);&quot;r&quot;;&quot;RESTRICTED&quot;);&quot;o&quot;;&quot;OCCUPATIONAL&quot;);&quot;,&quot;))" office:value-type="string" office:string-value="G29=1,">
            <text:p>G29=1,</text:p>
          </table:table-cell>
          <table:table-cell table:formula="of:=IF(LEN(TRIM([CulturesData.GI29]))=0;&quot;&quot;;CONCATENATE([CulturesData.GI$1];SUBSTITUTE(SUBSTITUTE(SUBSTITUTE([CulturesData.GI29];&quot;e&quot;;&quot;EVERYMAN&quot;);&quot;r&quot;;&quot;RESTRICTED&quot;);&quot;o&quot;;&quot;OCCUPATIONAL&quot;);&quot;,&quot;))" office:value-type="string" office:string-value="S331=1,">
            <text:p>S331=1,</text:p>
          </table:table-cell>
          <table:table-cell table:formula="of:=IF(LEN(TRIM([CulturesData.GJ29]))=0;&quot;&quot;;CONCATENATE([CulturesData.GJ$1];SUBSTITUTE(SUBSTITUTE(SUBSTITUTE([CulturesData.GJ29];&quot;e&quot;;&quot;EVERYMAN&quot;);&quot;r&quot;;&quot;RESTRICTED&quot;);&quot;o&quot;;&quot;OCCUPATIONAL&quot;);&quot;,&quot;))" office:value-type="string" office:string-value="G31=1,">
            <text:p>G31=1,</text:p>
          </table:table-cell>
          <table:table-cell table:formula="of:=IF(LEN(TRIM([CulturesData.GK29]))=0;&quot;&quot;;CONCATENATE([CulturesData.GK$1];SUBSTITUTE(SUBSTITUTE(SUBSTITUTE([CulturesData.GK29];&quot;e&quot;;&quot;EVERYMAN&quot;);&quot;r&quot;;&quot;RESTRICTED&quot;);&quot;o&quot;;&quot;OCCUPATIONAL&quot;);&quot;,&quot;))" office:value-type="string" office:string-value="S294=1,">
            <text:p>S294=1,</text:p>
          </table:table-cell>
          <table:table-cell table:formula="of:=IF(LEN(TRIM([CulturesData.GL29]))=0;&quot;&quot;;CONCATENATE([CulturesData.GL$1];SUBSTITUTE(SUBSTITUTE(SUBSTITUTE([CulturesData.GL29];&quot;e&quot;;&quot;EVERYMAN&quot;);&quot;r&quot;;&quot;RESTRICTED&quot;);&quot;o&quot;;&quot;OCCUPATIONAL&quot;);&quot;,&quot;))" office:value-type="string" office:string-value="G32=1,">
            <text:p>G32=1,</text:p>
          </table:table-cell>
          <table:table-cell table:formula="of:=IF(LEN(TRIM([CulturesData.GM29]))=0;&quot;&quot;;CONCATENATE([CulturesData.GM$1];SUBSTITUTE(SUBSTITUTE(SUBSTITUTE([CulturesData.GM29];&quot;e&quot;;&quot;EVERYMAN&quot;);&quot;r&quot;;&quot;RESTRICTED&quot;);&quot;o&quot;;&quot;OCCUPATIONAL&quot;);&quot;,&quot;))" office:value-type="string" office:string-value="S326=1,">
            <text:p>S326=1,</text:p>
          </table:table-cell>
          <table:table-cell table:formula="of:=IF(LEN(TRIM([CulturesData.GN29]))=0;&quot;&quot;;CONCATENATE([CulturesData.GN$1];SUBSTITUTE(SUBSTITUTE(SUBSTITUTE([CulturesData.GN29];&quot;e&quot;;&quot;EVERYMAN&quot;);&quot;r&quot;;&quot;RESTRICTED&quot;);&quot;o&quot;;&quot;OCCUPATIONAL&quot;);&quot;,&quot;))" office:value-type="string" office:string-value="G33=1,">
            <text:p>G33=1,</text:p>
          </table:table-cell>
          <table:table-cell table:formula="of:=IF(LEN(TRIM([CulturesData.GO29]))=0;&quot;&quot;;CONCATENATE([CulturesData.GO$1];SUBSTITUTE(SUBSTITUTE(SUBSTITUTE([CulturesData.GO29];&quot;e&quot;;&quot;EVERYMAN&quot;);&quot;r&quot;;&quot;RESTRICTED&quot;);&quot;o&quot;;&quot;OCCUPATIONAL&quot;);&quot;,&quot;))" office:value-type="string" office:string-value="S351=1,">
            <text:p>S351=1,</text:p>
          </table:table-cell>
          <table:table-cell table:formula="of:=IF(LEN(TRIM([CulturesData.GP29]))=0;&quot;&quot;;CONCATENATE([CulturesData.GP$1];SUBSTITUTE(SUBSTITUTE(SUBSTITUTE([CulturesData.GP29];&quot;e&quot;;&quot;EVERYMAN&quot;);&quot;r&quot;;&quot;RESTRICTED&quot;);&quot;o&quot;;&quot;OCCUPATIONAL&quot;);&quot;,&quot;))" office:value-type="string" office:string-value="LANG=4,">
            <text:p>LANG=4,</text:p>
          </table:table-cell>
          <table:table-cell table:formula="of:=IF(LEN(TRIM([CulturesData.GQ29]))=0;&quot;&quot;;CONCATENATE([CulturesData.GQ$1];SUBSTITUTE(SUBSTITUTE(SUBSTITUTE([CulturesData.GQ29];&quot;e&quot;;&quot;EVERYMAN&quot;);&quot;r&quot;;&quot;RESTRICTED&quot;);&quot;o&quot;;&quot;OCCUPATIONAL&quot;);&quot;,&quot;))">
            <text:p/>
          </table:table-cell>
          <table:table-cell table:formula="of:=IF(LEN(TRIM([CulturesData.GR29]))=0;&quot;&quot;;CONCATENATE([CulturesData.GR$1];SUBSTITUTE(SUBSTITUTE(SUBSTITUTE([CulturesData.GR29];&quot;e&quot;;&quot;EVERYMAN&quot;);&quot;r&quot;;&quot;RESTRICTED&quot;);&quot;o&quot;;&quot;OCCUPATIONAL&quot;);&quot;,&quot;))" office:value-type="string" office:string-value="HOBBY=10,">
            <text:p>HOBBY=10,</text:p>
          </table:table-cell>
          <table:table-cell table:formula="of:=IF(LEN(TRIM([CulturesData.GS29]))=0;&quot;&quot;;CONCATENATE([CulturesData.GS$1];[CulturesData.GS29];&quot;,&quot;))" office:value-type="string" office:string-value="Ttodo.special3,">
            <text:p>Ttodo.special3,</text:p>
          </table:table-cell>
          <table:table-cell table:formula="of:=IF(LEN(TRIM([CulturesData.GT29]))=0;&quot;&quot;;CONCATENATE([CulturesData.GT$1];SUBSTITUTE(SUBSTITUTE(SUBSTITUTE([CulturesData.GT29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formula="of:=CONCATENATE([CulturesData.A30]; &quot;,&quot;)" office:value-type="string" office:string-value="55,">
            <text:p>55,</text:p>
          </table:table-cell>
          <table:table-cell table:formula="of:=CONCATENATE([CulturesData.B30]; &quot;,&quot;)" office:value-type="string" office:string-value="55,">
            <text:p>55,</text:p>
          </table:table-cell>
          <table:table-cell table:formula="of:=CONCATENATE([CulturesData.D30]; &quot;,&quot;)" office:value-type="string" office:string-value=",">
            <text:p>,</text:p>
          </table:table-cell>
          <table:table-cell table:formula="of:=CONCATENATE([CulturesData.C30]; &quot;,&quot;)" office:value-type="string" office:string-value="orchalf,">
            <text:p>orchalf,</text:p>
          </table:table-cell>
          <table:table-cell table:formula="of:=CONCATENATE([CulturesData.E30]; &quot;,&quot;)" office:value-type="string" office:string-value="90,">
            <text:p>90,</text:p>
          </table:table-cell>
          <table:table-cell table:formula="of:=CONCATENATE([CulturesData.F30]; &quot;,&quot;)" office:value-type="string" office:string-value="80,">
            <text:p>80,</text:p>
          </table:table-cell>
          <table:table-cell table:formula="of:=CONCATENATE([CulturesData.G30]; &quot;,&quot;)" office:value-type="string" office:string-value="150,">
            <text:p>150,</text:p>
          </table:table-cell>
          <table:table-cell table:formula="of:=CONCATENATE([CulturesData.H30]; &quot;,&quot;)" office:value-type="string" office:string-value="140,">
            <text:p>140,</text:p>
          </table:table-cell>
          <table:table-cell table:formula="of:=IF(LEN(TRIM([CulturesData.J30]))=0;&quot;&quot;;CONCATENATE([CulturesData.J$1];SUBSTITUTE(SUBSTITUTE(SUBSTITUTE([CulturesData.J30];&quot;e&quot;;&quot;EVERYMAN&quot;);&quot;r&quot;;&quot;RESTRICTED&quot;);&quot;o&quot;;&quot;OCCUPATIONAL&quot;);&quot;,&quot;))">
            <text:p/>
          </table:table-cell>
          <table:table-cell table:formula="of:=IF(LEN(TRIM([CulturesData.K30]))=0;&quot;&quot;;CONCATENATE([CulturesData.K$1];SUBSTITUTE(SUBSTITUTE(SUBSTITUTE([CulturesData.K30];&quot;e&quot;;&quot;EVERYMAN&quot;);&quot;r&quot;;&quot;RESTRICTED&quot;);&quot;o&quot;;&quot;OCCUPATIONAL&quot;);&quot;,&quot;))">
            <text:p/>
          </table:table-cell>
          <table:table-cell table:formula="of:=IF(LEN(TRIM([CulturesData.L30]))=0;&quot;&quot;;CONCATENATE([CulturesData.L$1];SUBSTITUTE(SUBSTITUTE(SUBSTITUTE([CulturesData.L30];&quot;e&quot;;&quot;EVERYMAN&quot;);&quot;r&quot;;&quot;RESTRICTED&quot;);&quot;o&quot;;&quot;OCCUPATIONAL&quot;);&quot;,&quot;))" office:value-type="string" office:string-value="G19=3,">
            <text:p>G19=3,</text:p>
          </table:table-cell>
          <table:table-cell table:formula="of:=IF(LEN(TRIM([CulturesData.M30]))=0;&quot;&quot;;CONCATENATE([CulturesData.M$1];SUBSTITUTE(SUBSTITUTE(SUBSTITUTE([CulturesData.M30];&quot;e&quot;;&quot;EVERYMAN&quot;);&quot;r&quot;;&quot;RESTRICTED&quot;);&quot;o&quot;;&quot;OCCUPATIONAL&quot;);&quot;,&quot;))" office:value-type="string" office:string-value="S216=3,">
            <text:p>S216=3,</text:p>
          </table:table-cell>
          <table:table-cell table:formula="of:=IF(LEN(TRIM([CulturesData.N30]))=0;&quot;&quot;;CONCATENATE([CulturesData.N$1];SUBSTITUTE(SUBSTITUTE(SUBSTITUTE([CulturesData.N30];&quot;e&quot;;&quot;EVERYMAN&quot;);&quot;r&quot;;&quot;RESTRICTED&quot;);&quot;o&quot;;&quot;OCCUPATIONAL&quot;);&quot;,&quot;))" office:value-type="string" office:string-value="S217=3,">
            <text:p>S217=3,</text:p>
          </table:table-cell>
          <table:table-cell table:formula="of:=IF(LEN(TRIM([CulturesData.O30]))=0;&quot;&quot;;CONCATENATE([CulturesData.O$1];SUBSTITUTE(SUBSTITUTE(SUBSTITUTE([CulturesData.O30];&quot;e&quot;;&quot;EVERYMAN&quot;);&quot;r&quot;;&quot;RESTRICTED&quot;);&quot;o&quot;;&quot;OCCUPATIONAL&quot;);&quot;,&quot;))">
            <text:p/>
          </table:table-cell>
          <table:table-cell table:formula="of:=IF(LEN(TRIM([CulturesData.P30]))=0;&quot;&quot;;CONCATENATE([CulturesData.P$1];SUBSTITUTE(SUBSTITUTE(SUBSTITUTE([CulturesData.P30];&quot;e&quot;;&quot;EVERYMAN&quot;);&quot;r&quot;;&quot;RESTRICTED&quot;);&quot;o&quot;;&quot;OCCUPATIONAL&quot;);&quot;,&quot;))">
            <text:p/>
          </table:table-cell>
          <table:table-cell table:formula="of:=IF(LEN(TRIM([CulturesData.Q30]))=0;&quot;&quot;;CONCATENATE([CulturesData.Q$1];SUBSTITUTE(SUBSTITUTE(SUBSTITUTE([CulturesData.Q30];&quot;e&quot;;&quot;EVERYMAN&quot;);&quot;r&quot;;&quot;RESTRICTED&quot;);&quot;o&quot;;&quot;OCCUPATIONAL&quot;);&quot;,&quot;))">
            <text:p/>
          </table:table-cell>
          <table:table-cell table:formula="of:=IF(LEN(TRIM([CulturesData.R30]))=0;&quot;&quot;;CONCATENATE([CulturesData.R$1];SUBSTITUTE(SUBSTITUTE(SUBSTITUTE([CulturesData.R30];&quot;e&quot;;&quot;EVERYMAN&quot;);&quot;r&quot;;&quot;RESTRICTED&quot;);&quot;o&quot;;&quot;OCCUPATIONAL&quot;);&quot;,&quot;))">
            <text:p/>
          </table:table-cell>
          <table:table-cell table:formula="of:=IF(LEN(TRIM([CulturesData.S30]))=0;&quot;&quot;;CONCATENATE([CulturesData.S$1];SUBSTITUTE(SUBSTITUTE(SUBSTITUTE([CulturesData.S30];&quot;e&quot;;&quot;EVERYMAN&quot;);&quot;r&quot;;&quot;RESTRICTED&quot;);&quot;o&quot;;&quot;OCCUPATIONAL&quot;);&quot;,&quot;))">
            <text:p/>
          </table:table-cell>
          <table:table-cell table:formula="of:=IF(LEN(TRIM([CulturesData.T30]))=0;&quot;&quot;;CONCATENATE([CulturesData.T$1];SUBSTITUTE(SUBSTITUTE(SUBSTITUTE([CulturesData.T30];&quot;e&quot;;&quot;EVERYMAN&quot;);&quot;r&quot;;&quot;RESTRICTED&quot;);&quot;o&quot;;&quot;OCCUPATIONAL&quot;);&quot;,&quot;))">
            <text:p/>
          </table:table-cell>
          <table:table-cell table:formula="of:=IF(LEN(TRIM([CulturesData.U30]))=0;&quot;&quot;;CONCATENATE([CulturesData.U$1];SUBSTITUTE(SUBSTITUTE(SUBSTITUTE([CulturesData.U30];&quot;e&quot;;&quot;EVERYMAN&quot;);&quot;r&quot;;&quot;RESTRICTED&quot;);&quot;o&quot;;&quot;OCCUPATIONAL&quot;);&quot;,&quot;))">
            <text:p/>
          </table:table-cell>
          <table:table-cell table:formula="of:=IF(LEN(TRIM([CulturesData.V30]))=0;&quot;&quot;;CONCATENATE([CulturesData.V$1];SUBSTITUTE(SUBSTITUTE(SUBSTITUTE([CulturesData.V30];&quot;e&quot;;&quot;EVERYMAN&quot;);&quot;r&quot;;&quot;RESTRICTED&quot;);&quot;o&quot;;&quot;OCCUPATIONAL&quot;);&quot;,&quot;))" office:value-type="string" office:string-value="G3=2,">
            <text:p>G3=2,</text:p>
          </table:table-cell>
          <table:table-cell table:formula="of:=IF(LEN(TRIM([CulturesData.W30]))=0;&quot;&quot;;CONCATENATE([CulturesData.W$1];SUBSTITUTE(SUBSTITUTE(SUBSTITUTE([CulturesData.W30];&quot;e&quot;;&quot;EVERYMAN&quot;);&quot;r&quot;;&quot;RESTRICTED&quot;);&quot;o&quot;;&quot;OCCUPATIONAL&quot;);&quot;,&quot;))">
            <text:p/>
          </table:table-cell>
          <table:table-cell table:formula="of:=IF(LEN(TRIM([CulturesData.X30]))=0;&quot;&quot;;CONCATENATE([CulturesData.X$1];SUBSTITUTE(SUBSTITUTE(SUBSTITUTE([CulturesData.X30];&quot;e&quot;;&quot;EVERYMAN&quot;);&quot;r&quot;;&quot;RESTRICTED&quot;);&quot;o&quot;;&quot;OCCUPATIONAL&quot;);&quot;,&quot;))">
            <text:p/>
          </table:table-cell>
          <table:table-cell table:formula="of:=IF(LEN(TRIM([CulturesData.Y30]))=0;&quot;&quot;;CONCATENATE([CulturesData.Y$1];SUBSTITUTE(SUBSTITUTE(SUBSTITUTE([CulturesData.Y30];&quot;e&quot;;&quot;EVERYMAN&quot;);&quot;r&quot;;&quot;RESTRICTED&quot;);&quot;o&quot;;&quot;OCCUPATIONAL&quot;);&quot;,&quot;))">
            <text:p/>
          </table:table-cell>
          <table:table-cell table:formula="of:=IF(LEN(TRIM([CulturesData.Z30]))=0;&quot;&quot;;CONCATENATE([CulturesData.Z$1];SUBSTITUTE(SUBSTITUTE(SUBSTITUTE([CulturesData.Z30];&quot;e&quot;;&quot;EVERYMAN&quot;);&quot;r&quot;;&quot;RESTRICTED&quot;);&quot;o&quot;;&quot;OCCUPATIONAL&quot;);&quot;,&quot;))">
            <text:p/>
          </table:table-cell>
          <table:table-cell table:formula="of:=IF(LEN(TRIM([CulturesData.AA30]))=0;&quot;&quot;;CONCATENATE([CulturesData.AA$1];SUBSTITUTE(SUBSTITUTE(SUBSTITUTE([CulturesData.AA30];&quot;e&quot;;&quot;EVERYMAN&quot;);&quot;r&quot;;&quot;RESTRICTED&quot;);&quot;o&quot;;&quot;OCCUPATIONAL&quot;);&quot;,&quot;))">
            <text:p/>
          </table:table-cell>
          <table:table-cell table:formula="of:=IF(LEN(TRIM([CulturesData.AB30]))=0;&quot;&quot;;CONCATENATE([CulturesData.AB$1];SUBSTITUTE(SUBSTITUTE(SUBSTITUTE([CulturesData.AB30];&quot;e&quot;;&quot;EVERYMAN&quot;);&quot;r&quot;;&quot;RESTRICTED&quot;);&quot;o&quot;;&quot;OCCUPATIONAL&quot;);&quot;,&quot;))">
            <text:p/>
          </table:table-cell>
          <table:table-cell table:formula="of:=IF(LEN(TRIM([CulturesData.AC30]))=0;&quot;&quot;;CONCATENATE([CulturesData.AC$1];SUBSTITUTE(SUBSTITUTE(SUBSTITUTE([CulturesData.AC30];&quot;e&quot;;&quot;EVERYMAN&quot;);&quot;r&quot;;&quot;RESTRICTED&quot;);&quot;o&quot;;&quot;OCCUPATIONAL&quot;);&quot;,&quot;))" office:value-type="string" office:string-value="S2=EVERYMAN,">
            <text:p>S2=EVERYMAN,</text:p>
          </table:table-cell>
          <table:table-cell table:formula="of:=IF(LEN(TRIM([CulturesData.AD30]))=0;&quot;&quot;;CONCATENATE([CulturesData.AD$1];SUBSTITUTE(SUBSTITUTE(SUBSTITUTE([CulturesData.AD30];&quot;e&quot;;&quot;EVERYMAN&quot;);&quot;r&quot;;&quot;RESTRICTED&quot;);&quot;o&quot;;&quot;OCCUPATIONAL&quot;);&quot;,&quot;))">
            <text:p/>
          </table:table-cell>
          <table:table-cell table:formula="of:=IF(LEN(TRIM([CulturesData.AE30]))=0;&quot;&quot;;CONCATENATE([CulturesData.AE$1];SUBSTITUTE(SUBSTITUTE(SUBSTITUTE([CulturesData.AE30];&quot;e&quot;;&quot;EVERYMAN&quot;);&quot;r&quot;;&quot;RESTRICTED&quot;);&quot;o&quot;;&quot;OCCUPATIONAL&quot;);&quot;,&quot;))" office:value-type="string" office:string-value="G2=1,">
            <text:p>G2=1,</text:p>
          </table:table-cell>
          <table:table-cell table:formula="of:=IF(LEN(TRIM([CulturesData.AF30]))=0;&quot;&quot;;CONCATENATE([CulturesData.AF$1];SUBSTITUTE(SUBSTITUTE(SUBSTITUTE([CulturesData.AF30];&quot;e&quot;;&quot;EVERYMAN&quot;);&quot;r&quot;;&quot;RESTRICTED&quot;);&quot;o&quot;;&quot;OCCUPATIONAL&quot;);&quot;,&quot;))" office:value-type="string" office:string-value="S14=2,">
            <text:p>S14=2,</text:p>
          </table:table-cell>
          <table:table-cell table:formula="of:=IF(LEN(TRIM([CulturesData.AG30]))=0;&quot;&quot;;CONCATENATE([CulturesData.AG$1];SUBSTITUTE(SUBSTITUTE(SUBSTITUTE([CulturesData.AG30];&quot;e&quot;;&quot;EVERYMAN&quot;);&quot;r&quot;;&quot;RESTRICTED&quot;);&quot;o&quot;;&quot;OCCUPATIONAL&quot;);&quot;,&quot;))">
            <text:p/>
          </table:table-cell>
          <table:table-cell table:formula="of:=IF(LEN(TRIM([CulturesData.AH30]))=0;&quot;&quot;;CONCATENATE([CulturesData.AH$1];SUBSTITUTE(SUBSTITUTE(SUBSTITUTE([CulturesData.AH30];&quot;e&quot;;&quot;EVERYMAN&quot;);&quot;r&quot;;&quot;RESTRICTED&quot;);&quot;o&quot;;&quot;OCCUPATIONAL&quot;);&quot;,&quot;))" office:value-type="string" office:string-value="S168=2,">
            <text:p>S168=2,</text:p>
          </table:table-cell>
          <table:table-cell table:formula="of:=IF(LEN(TRIM([CulturesData.AI30]))=0;&quot;&quot;;CONCATENATE([CulturesData.AI$1];SUBSTITUTE(SUBSTITUTE(SUBSTITUTE([CulturesData.AI30];&quot;e&quot;;&quot;EVERYMAN&quot;);&quot;r&quot;;&quot;RESTRICTED&quot;);&quot;o&quot;;&quot;OCCUPATIONAL&quot;);&quot;,&quot;))" office:value-type="string" office:string-value="G36=3,">
            <text:p>G36=3,</text:p>
          </table:table-cell>
          <table:table-cell table:formula="of:=IF(LEN(TRIM([CulturesData.AJ30]))=0;&quot;&quot;;CONCATENATE([CulturesData.AJ$1];SUBSTITUTE(SUBSTITUTE(SUBSTITUTE([CulturesData.AJ30];&quot;e&quot;;&quot;EVERYMAN&quot;);&quot;r&quot;;&quot;RESTRICTED&quot;);&quot;o&quot;;&quot;OCCUPATIONAL&quot;);&quot;,&quot;))">
            <text:p/>
          </table:table-cell>
          <table:table-cell table:formula="of:=IF(LEN(TRIM([CulturesData.AK30]))=0;&quot;&quot;;CONCATENATE([CulturesData.AK$1];SUBSTITUTE(SUBSTITUTE(SUBSTITUTE([CulturesData.AK30];&quot;e&quot;;&quot;EVERYMAN&quot;);&quot;r&quot;;&quot;RESTRICTED&quot;);&quot;o&quot;;&quot;OCCUPATIONAL&quot;);&quot;,&quot;))">
            <text:p/>
          </table:table-cell>
          <table:table-cell table:formula="of:=IF(LEN(TRIM([CulturesData.AL30]))=0;&quot;&quot;;CONCATENATE([CulturesData.AL$1];SUBSTITUTE(SUBSTITUTE(SUBSTITUTE([CulturesData.AL30];&quot;e&quot;;&quot;EVERYMAN&quot;);&quot;r&quot;;&quot;RESTRICTED&quot;);&quot;o&quot;;&quot;OCCUPATIONAL&quot;);&quot;,&quot;))">
            <text:p/>
          </table:table-cell>
          <table:table-cell table:formula="of:=IF(LEN(TRIM([CulturesData.AM30]))=0;&quot;&quot;;CONCATENATE([CulturesData.AM$1];SUBSTITUTE(SUBSTITUTE(SUBSTITUTE([CulturesData.AM30];&quot;e&quot;;&quot;EVERYMAN&quot;);&quot;r&quot;;&quot;RESTRICTED&quot;);&quot;o&quot;;&quot;OCCUPATIONAL&quot;);&quot;,&quot;))" office:value-type="string" office:string-value="S156=EVERYMAN,">
            <text:p>S156=EVERYMAN,</text:p>
          </table:table-cell>
          <table:table-cell table:formula="of:=IF(LEN(TRIM([CulturesData.AN30]))=0;&quot;&quot;;CONCATENATE([CulturesData.AN$1];SUBSTITUTE(SUBSTITUTE(SUBSTITUTE([CulturesData.AN30];&quot;e&quot;;&quot;EVERYMAN&quot;);&quot;r&quot;;&quot;RESTRICTED&quot;);&quot;o&quot;;&quot;OCCUPATIONAL&quot;);&quot;,&quot;))" office:value-type="string" office:string-value="S155=RESTRICTED,">
            <text:p>S155=RESTRICTED,</text:p>
          </table:table-cell>
          <table:table-cell table:formula="of:=IF(LEN(TRIM([CulturesData.AO30]))=0;&quot;&quot;;CONCATENATE([CulturesData.AO$1];SUBSTITUTE(SUBSTITUTE(SUBSTITUTE([CulturesData.AO30];&quot;e&quot;;&quot;EVERYMAN&quot;);&quot;r&quot;;&quot;RESTRICTED&quot;);&quot;o&quot;;&quot;OCCUPATIONAL&quot;);&quot;,&quot;))" office:value-type="string" office:string-value="S154=RESTRICTED,">
            <text:p>S154=RESTRICTED,</text:p>
          </table:table-cell>
          <table:table-cell table:formula="of:=IF(LEN(TRIM([CulturesData.AP30]))=0;&quot;&quot;;CONCATENATE([CulturesData.AP$1];SUBSTITUTE(SUBSTITUTE(SUBSTITUTE([CulturesData.AP30];&quot;e&quot;;&quot;EVERYMAN&quot;);&quot;r&quot;;&quot;RESTRICTED&quot;);&quot;o&quot;;&quot;OCCUPATIONAL&quot;);&quot;,&quot;))" office:value-type="string" office:string-value="S64=4,">
            <text:p>S64=4,</text:p>
          </table:table-cell>
          <table:table-cell table:formula="of:=IF(LEN(TRIM([CulturesData.AQ30]))=0;&quot;&quot;;CONCATENATE([CulturesData.AQ$1];SUBSTITUTE(SUBSTITUTE(SUBSTITUTE([CulturesData.AQ30];&quot;e&quot;;&quot;EVERYMAN&quot;);&quot;r&quot;;&quot;RESTRICTED&quot;);&quot;o&quot;;&quot;OCCUPATIONAL&quot;);&quot;,&quot;))">
            <text:p/>
          </table:table-cell>
          <table:table-cell table:formula="of:=IF(LEN(TRIM([CulturesData.AR30]))=0;&quot;&quot;;CONCATENATE([CulturesData.AR$1];SUBSTITUTE(SUBSTITUTE(SUBSTITUTE([CulturesData.AR30];&quot;e&quot;;&quot;EVERYMAN&quot;);&quot;r&quot;;&quot;RESTRICTED&quot;);&quot;o&quot;;&quot;OCCUPATIONAL&quot;);&quot;,&quot;))" office:value-type="string" office:string-value="S503=RESTRICTED,">
            <text:p>S503=RESTRICTED,</text:p>
          </table:table-cell>
          <table:table-cell table:formula="of:=IF(LEN(TRIM([CulturesData.AS30]))=0;&quot;&quot;;CONCATENATE([CulturesData.AS$1];SUBSTITUTE(SUBSTITUTE(SUBSTITUTE([CulturesData.AS30];&quot;e&quot;;&quot;EVERYMAN&quot;);&quot;r&quot;;&quot;RESTRICTED&quot;);&quot;o&quot;;&quot;OCCUPATIONAL&quot;);&quot;,&quot;))" office:value-type="string" office:string-value="S504=RESTRICTED,">
            <text:p>S504=RESTRICTED,</text:p>
          </table:table-cell>
          <table:table-cell table:formula="of:=IF(LEN(TRIM([CulturesData.AT30]))=0;&quot;&quot;;CONCATENATE([CulturesData.AT$1];SUBSTITUTE(SUBSTITUTE(SUBSTITUTE([CulturesData.AT30];&quot;e&quot;;&quot;EVERYMAN&quot;);&quot;r&quot;;&quot;RESTRICTED&quot;);&quot;o&quot;;&quot;OCCUPATIONAL&quot;);&quot;,&quot;))" office:value-type="string" office:string-value="S53=RESTRICTED,">
            <text:p>S53=RESTRICTED,</text:p>
          </table:table-cell>
          <table:table-cell table:formula="of:=IF(LEN(TRIM([CulturesData.AU30]))=0;&quot;&quot;;CONCATENATE([CulturesData.AU$1];SUBSTITUTE(SUBSTITUTE(SUBSTITUTE([CulturesData.AU30];&quot;e&quot;;&quot;EVERYMAN&quot;);&quot;r&quot;;&quot;RESTRICTED&quot;);&quot;o&quot;;&quot;OCCUPATIONAL&quot;);&quot;,&quot;))" office:value-type="string" office:string-value="S54=RESTRICTED,">
            <text:p>S54=RESTRICTED,</text:p>
          </table:table-cell>
          <table:table-cell table:formula="of:=IF(LEN(TRIM([CulturesData.AV30]))=0;&quot;&quot;;CONCATENATE([CulturesData.AV$1];SUBSTITUTE(SUBSTITUTE(SUBSTITUTE([CulturesData.AV30];&quot;e&quot;;&quot;EVERYMAN&quot;);&quot;r&quot;;&quot;RESTRICTED&quot;);&quot;o&quot;;&quot;OCCUPATIONAL&quot;);&quot;,&quot;))" office:value-type="string" office:string-value="G8=1,">
            <text:p>G8=1,</text:p>
          </table:table-cell>
          <table:table-cell table:formula="of:=IF(LEN(TRIM([CulturesData.AW30]))=0;&quot;&quot;;CONCATENATE([CulturesData.AW$1];SUBSTITUTE(SUBSTITUTE(SUBSTITUTE([CulturesData.AW30];&quot;e&quot;;&quot;EVERYMAN&quot;);&quot;r&quot;;&quot;RESTRICTED&quot;);&quot;o&quot;;&quot;OCCUPATIONAL&quot;);&quot;,&quot;))">
            <text:p/>
          </table:table-cell>
          <table:table-cell table:formula="of:=IF(LEN(TRIM([CulturesData.AX30]))=0;&quot;&quot;;CONCATENATE([CulturesData.AX$1];SUBSTITUTE(SUBSTITUTE(SUBSTITUTE([CulturesData.AX30];&quot;e&quot;;&quot;EVERYMAN&quot;);&quot;r&quot;;&quot;RESTRICTED&quot;);&quot;o&quot;;&quot;OCCUPATIONAL&quot;);&quot;,&quot;))">
            <text:p/>
          </table:table-cell>
          <table:table-cell table:formula="of:=IF(LEN(TRIM([CulturesData.AY30]))=0;&quot;&quot;;CONCATENATE([CulturesData.AY$1];SUBSTITUTE(SUBSTITUTE(SUBSTITUTE([CulturesData.AY30];&quot;e&quot;;&quot;EVERYMAN&quot;);&quot;r&quot;;&quot;RESTRICTED&quot;);&quot;o&quot;;&quot;OCCUPATIONAL&quot;);&quot;,&quot;))">
            <text:p/>
          </table:table-cell>
          <table:table-cell table:formula="of:=IF(LEN(TRIM([CulturesData.AZ30]))=0;&quot;&quot;;CONCATENATE([CulturesData.AZ$1];SUBSTITUTE(SUBSTITUTE(SUBSTITUTE([CulturesData.AZ30];&quot;e&quot;;&quot;EVERYMAN&quot;);&quot;r&quot;;&quot;RESTRICTED&quot;);&quot;o&quot;;&quot;OCCUPATIONAL&quot;);&quot;,&quot;))">
            <text:p/>
          </table:table-cell>
          <table:table-cell table:formula="of:=IF(LEN(TRIM([CulturesData.BA30]))=0;&quot;&quot;;CONCATENATE([CulturesData.BA$1];SUBSTITUTE(SUBSTITUTE(SUBSTITUTE([CulturesData.BA30];&quot;e&quot;;&quot;EVERYMAN&quot;);&quot;r&quot;;&quot;RESTRICTED&quot;);&quot;o&quot;;&quot;OCCUPATIONAL&quot;);&quot;,&quot;))">
            <text:p/>
          </table:table-cell>
          <table:table-cell table:formula="of:=IF(LEN(TRIM([CulturesData.BB30]))=0;&quot;&quot;;CONCATENATE([CulturesData.BB$1];SUBSTITUTE(SUBSTITUTE(SUBSTITUTE([CulturesData.BB30];&quot;e&quot;;&quot;EVERYMAN&quot;);&quot;r&quot;;&quot;RESTRICTED&quot;);&quot;o&quot;;&quot;OCCUPATIONAL&quot;);&quot;,&quot;))">
            <text:p/>
          </table:table-cell>
          <table:table-cell table:formula="of:=IF(LEN(TRIM([CulturesData.BC30]))=0;&quot;&quot;;CONCATENATE([CulturesData.BC$1];SUBSTITUTE(SUBSTITUTE(SUBSTITUTE([CulturesData.BC30];&quot;e&quot;;&quot;EVERYMAN&quot;);&quot;r&quot;;&quot;RESTRICTED&quot;);&quot;o&quot;;&quot;OCCUPATIONAL&quot;);&quot;,&quot;))">
            <text:p/>
          </table:table-cell>
          <table:table-cell table:formula="of:=IF(LEN(TRIM([CulturesData.BD30]))=0;&quot;&quot;;CONCATENATE([CulturesData.BD$1];SUBSTITUTE(SUBSTITUTE(SUBSTITUTE([CulturesData.BD30];&quot;e&quot;;&quot;EVERYMAN&quot;);&quot;r&quot;;&quot;RESTRICTED&quot;);&quot;o&quot;;&quot;OCCUPATIONAL&quot;);&quot;,&quot;))">
            <text:p/>
          </table:table-cell>
          <table:table-cell table:formula="of:=IF(LEN(TRIM([CulturesData.BE30]))=0;&quot;&quot;;CONCATENATE([CulturesData.BE$1];SUBSTITUTE(SUBSTITUTE(SUBSTITUTE([CulturesData.BE30];&quot;e&quot;;&quot;EVERYMAN&quot;);&quot;r&quot;;&quot;RESTRICTED&quot;);&quot;o&quot;;&quot;OCCUPATIONAL&quot;);&quot;,&quot;))">
            <text:p/>
          </table:table-cell>
          <table:table-cell table:formula="of:=IF(LEN(TRIM([CulturesData.BF30]))=0;&quot;&quot;;CONCATENATE([CulturesData.BF$1];SUBSTITUTE(SUBSTITUTE(SUBSTITUTE([CulturesData.BF30];&quot;e&quot;;&quot;EVERYMAN&quot;);&quot;r&quot;;&quot;RESTRICTED&quot;);&quot;o&quot;;&quot;OCCUPATIONAL&quot;);&quot;,&quot;))">
            <text:p/>
          </table:table-cell>
          <table:table-cell table:formula="of:=IF(LEN(TRIM([CulturesData.BG30]))=0;&quot;&quot;;CONCATENATE([CulturesData.BG$1];SUBSTITUTE(SUBSTITUTE(SUBSTITUTE([CulturesData.BG30];&quot;e&quot;;&quot;EVERYMAN&quot;);&quot;r&quot;;&quot;RESTRICTED&quot;);&quot;o&quot;;&quot;OCCUPATIONAL&quot;);&quot;,&quot;))">
            <text:p/>
          </table:table-cell>
          <table:table-cell table:formula="of:=IF(LEN(TRIM([CulturesData.BH30]))=0;&quot;&quot;;CONCATENATE([CulturesData.BH$1];SUBSTITUTE(SUBSTITUTE(SUBSTITUTE([CulturesData.BH30];&quot;e&quot;;&quot;EVERYMAN&quot;);&quot;r&quot;;&quot;RESTRICTED&quot;);&quot;o&quot;;&quot;OCCUPATIONAL&quot;);&quot;,&quot;))">
            <text:p/>
          </table:table-cell>
          <table:table-cell table:formula="of:=IF(LEN(TRIM([CulturesData.BI30]))=0;&quot;&quot;;CONCATENATE([CulturesData.BI$1];SUBSTITUTE(SUBSTITUTE(SUBSTITUTE([CulturesData.BI30];&quot;e&quot;;&quot;EVERYMAN&quot;);&quot;r&quot;;&quot;RESTRICTED&quot;);&quot;o&quot;;&quot;OCCUPATIONAL&quot;);&quot;,&quot;))">
            <text:p/>
          </table:table-cell>
          <table:table-cell table:formula="of:=IF(LEN(TRIM([CulturesData.BJ30]))=0;&quot;&quot;;CONCATENATE([CulturesData.BJ$1];SUBSTITUTE(SUBSTITUTE(SUBSTITUTE([CulturesData.BJ30];&quot;e&quot;;&quot;EVERYMAN&quot;);&quot;r&quot;;&quot;RESTRICTED&quot;);&quot;o&quot;;&quot;OCCUPATIONAL&quot;);&quot;,&quot;))">
            <text:p/>
          </table:table-cell>
          <table:table-cell table:formula="of:=IF(LEN(TRIM([CulturesData.BK30]))=0;&quot;&quot;;CONCATENATE([CulturesData.BK$1];SUBSTITUTE(SUBSTITUTE(SUBSTITUTE([CulturesData.BK30];&quot;e&quot;;&quot;EVERYMAN&quot;);&quot;r&quot;;&quot;RESTRICTED&quot;);&quot;o&quot;;&quot;OCCUPATIONAL&quot;);&quot;,&quot;))">
            <text:p/>
          </table:table-cell>
          <table:table-cell table:formula="of:=IF(LEN(TRIM([CulturesData.BL30]))=0;&quot;&quot;;CONCATENATE([CulturesData.BL$1];SUBSTITUTE(SUBSTITUTE(SUBSTITUTE([CulturesData.BL30];&quot;e&quot;;&quot;EVERYMAN&quot;);&quot;r&quot;;&quot;RESTRICTED&quot;);&quot;o&quot;;&quot;OCCUPATIONAL&quot;);&quot;,&quot;))">
            <text:p/>
          </table:table-cell>
          <table:table-cell table:formula="of:=IF(LEN(TRIM([CulturesData.BM30]))=0;&quot;&quot;;CONCATENATE([CulturesData.BM$1];SUBSTITUTE(SUBSTITUTE(SUBSTITUTE([CulturesData.BM30];&quot;e&quot;;&quot;EVERYMAN&quot;);&quot;r&quot;;&quot;RESTRICTED&quot;);&quot;o&quot;;&quot;OCCUPATIONAL&quot;);&quot;,&quot;))">
            <text:p/>
          </table:table-cell>
          <table:table-cell table:formula="of:=IF(LEN(TRIM([CulturesData.BN30]))=0;&quot;&quot;;CONCATENATE([CulturesData.BN$1];SUBSTITUTE(SUBSTITUTE(SUBSTITUTE([CulturesData.BN30];&quot;e&quot;;&quot;EVERYMAN&quot;);&quot;r&quot;;&quot;RESTRICTED&quot;);&quot;o&quot;;&quot;OCCUPATIONAL&quot;);&quot;,&quot;))">
            <text:p/>
          </table:table-cell>
          <table:table-cell table:formula="of:=IF(LEN(TRIM([CulturesData.BO30]))=0;&quot;&quot;;CONCATENATE([CulturesData.BO$1];SUBSTITUTE(SUBSTITUTE(SUBSTITUTE([CulturesData.BO30];&quot;e&quot;;&quot;EVERYMAN&quot;);&quot;r&quot;;&quot;RESTRICTED&quot;);&quot;o&quot;;&quot;OCCUPATIONAL&quot;);&quot;,&quot;))">
            <text:p/>
          </table:table-cell>
          <table:table-cell table:formula="of:=IF(LEN(TRIM([CulturesData.BP30]))=0;&quot;&quot;;CONCATENATE([CulturesData.BP$1];SUBSTITUTE(SUBSTITUTE(SUBSTITUTE([CulturesData.BP30];&quot;e&quot;;&quot;EVERYMAN&quot;);&quot;r&quot;;&quot;RESTRICTED&quot;);&quot;o&quot;;&quot;OCCUPATIONAL&quot;);&quot;,&quot;))">
            <text:p/>
          </table:table-cell>
          <table:table-cell table:formula="of:=IF(LEN(TRIM([CulturesData.BQ30]))=0;&quot;&quot;;CONCATENATE([CulturesData.BQ$1];SUBSTITUTE(SUBSTITUTE(SUBSTITUTE([CulturesData.BQ30];&quot;e&quot;;&quot;EVERYMAN&quot;);&quot;r&quot;;&quot;RESTRICTED&quot;);&quot;o&quot;;&quot;OCCUPATIONAL&quot;);&quot;,&quot;))">
            <text:p/>
          </table:table-cell>
          <table:table-cell table:formula="of:=IF(LEN(TRIM([CulturesData.BR30]))=0;&quot;&quot;;CONCATENATE([CulturesData.BR$1];SUBSTITUTE(SUBSTITUTE(SUBSTITUTE([CulturesData.BR30];&quot;e&quot;;&quot;EVERYMAN&quot;);&quot;r&quot;;&quot;RESTRICTED&quot;);&quot;o&quot;;&quot;OCCUPATIONAL&quot;);&quot;,&quot;))">
            <text:p/>
          </table:table-cell>
          <table:table-cell table:formula="of:=IF(LEN(TRIM([CulturesData.BS30]))=0;&quot;&quot;;CONCATENATE([CulturesData.BS$1];SUBSTITUTE(SUBSTITUTE(SUBSTITUTE([CulturesData.BS30];&quot;e&quot;;&quot;EVERYMAN&quot;);&quot;r&quot;;&quot;RESTRICTED&quot;);&quot;o&quot;;&quot;OCCUPATIONAL&quot;);&quot;,&quot;))">
            <text:p/>
          </table:table-cell>
          <table:table-cell table:formula="of:=IF(LEN(TRIM([CulturesData.BT30]))=0;&quot;&quot;;CONCATENATE([CulturesData.BT$1];SUBSTITUTE(SUBSTITUTE(SUBSTITUTE([CulturesData.BT30];&quot;e&quot;;&quot;EVERYMAN&quot;);&quot;r&quot;;&quot;RESTRICTED&quot;);&quot;o&quot;;&quot;OCCUPATIONAL&quot;);&quot;,&quot;))">
            <text:p/>
          </table:table-cell>
          <table:table-cell table:formula="of:=IF(LEN(TRIM([CulturesData.BU30]))=0;&quot;&quot;;CONCATENATE([CulturesData.BU$1];SUBSTITUTE(SUBSTITUTE(SUBSTITUTE([CulturesData.BU30];&quot;e&quot;;&quot;EVERYMAN&quot;);&quot;r&quot;;&quot;RESTRICTED&quot;);&quot;o&quot;;&quot;OCCUPATIONAL&quot;);&quot;,&quot;))">
            <text:p/>
          </table:table-cell>
          <table:table-cell table:formula="of:=IF(LEN(TRIM([CulturesData.BV30]))=0;&quot;&quot;;CONCATENATE([CulturesData.BV$1];SUBSTITUTE(SUBSTITUTE(SUBSTITUTE([CulturesData.BV30];&quot;e&quot;;&quot;EVERYMAN&quot;);&quot;r&quot;;&quot;RESTRICTED&quot;);&quot;o&quot;;&quot;OCCUPATIONAL&quot;);&quot;,&quot;))">
            <text:p/>
          </table:table-cell>
          <table:table-cell table:formula="of:=IF(LEN(TRIM([CulturesData.BW30]))=0;&quot;&quot;;CONCATENATE([CulturesData.BW$1];SUBSTITUTE(SUBSTITUTE(SUBSTITUTE([CulturesData.BW30];&quot;e&quot;;&quot;EVERYMAN&quot;);&quot;r&quot;;&quot;RESTRICTED&quot;);&quot;o&quot;;&quot;OCCUPATIONAL&quot;);&quot;,&quot;))">
            <text:p/>
          </table:table-cell>
          <table:table-cell table:formula="of:=IF(LEN(TRIM([CulturesData.BX30]))=0;&quot;&quot;;CONCATENATE([CulturesData.BX$1];SUBSTITUTE(SUBSTITUTE(SUBSTITUTE([CulturesData.BX30];&quot;e&quot;;&quot;EVERYMAN&quot;);&quot;r&quot;;&quot;RESTRICTED&quot;);&quot;o&quot;;&quot;OCCUPATIONAL&quot;);&quot;,&quot;))">
            <text:p/>
          </table:table-cell>
          <table:table-cell table:formula="of:=IF(LEN(TRIM([CulturesData.BY30]))=0;&quot;&quot;;CONCATENATE([CulturesData.BY$1];SUBSTITUTE(SUBSTITUTE(SUBSTITUTE([CulturesData.BY30];&quot;e&quot;;&quot;EVERYMAN&quot;);&quot;r&quot;;&quot;RESTRICTED&quot;);&quot;o&quot;;&quot;OCCUPATIONAL&quot;);&quot;,&quot;))">
            <text:p/>
          </table:table-cell>
          <table:table-cell table:formula="of:=IF(LEN(TRIM([CulturesData.BZ30]))=0;&quot;&quot;;CONCATENATE([CulturesData.BZ$1];SUBSTITUTE(SUBSTITUTE(SUBSTITUTE([CulturesData.BZ30];&quot;e&quot;;&quot;EVERYMAN&quot;);&quot;r&quot;;&quot;RESTRICTED&quot;);&quot;o&quot;;&quot;OCCUPATIONAL&quot;);&quot;,&quot;))">
            <text:p/>
          </table:table-cell>
          <table:table-cell table:formula="of:=IF(LEN(TRIM([CulturesData.CA30]))=0;&quot;&quot;;CONCATENATE([CulturesData.CA$1];SUBSTITUTE(SUBSTITUTE(SUBSTITUTE([CulturesData.CA30];&quot;e&quot;;&quot;EVERYMAN&quot;);&quot;r&quot;;&quot;RESTRICTED&quot;);&quot;o&quot;;&quot;OCCUPATIONAL&quot;);&quot;,&quot;))">
            <text:p/>
          </table:table-cell>
          <table:table-cell table:formula="of:=IF(LEN(TRIM([CulturesData.CB30]))=0;&quot;&quot;;CONCATENATE([CulturesData.CB$1];SUBSTITUTE(SUBSTITUTE(SUBSTITUTE([CulturesData.CB30];&quot;e&quot;;&quot;EVERYMAN&quot;);&quot;r&quot;;&quot;RESTRICTED&quot;);&quot;o&quot;;&quot;OCCUPATIONAL&quot;);&quot;,&quot;))">
            <text:p/>
          </table:table-cell>
          <table:table-cell table:formula="of:=IF(LEN(TRIM([CulturesData.CC30]))=0;&quot;&quot;;CONCATENATE([CulturesData.CC$1];SUBSTITUTE(SUBSTITUTE(SUBSTITUTE([CulturesData.CC30];&quot;e&quot;;&quot;EVERYMAN&quot;);&quot;r&quot;;&quot;RESTRICTED&quot;);&quot;o&quot;;&quot;OCCUPATIONAL&quot;);&quot;,&quot;))">
            <text:p/>
          </table:table-cell>
          <table:table-cell table:formula="of:=IF(LEN(TRIM([CulturesData.CD30]))=0;&quot;&quot;;CONCATENATE([CulturesData.CD$1];SUBSTITUTE(SUBSTITUTE(SUBSTITUTE([CulturesData.CD30];&quot;e&quot;;&quot;EVERYMAN&quot;);&quot;r&quot;;&quot;RESTRICTED&quot;);&quot;o&quot;;&quot;OCCUPATIONAL&quot;);&quot;,&quot;))">
            <text:p/>
          </table:table-cell>
          <table:table-cell table:formula="of:=IF(LEN(TRIM([CulturesData.CE30]))=0;&quot;&quot;;CONCATENATE([CulturesData.CE$1];SUBSTITUTE(SUBSTITUTE(SUBSTITUTE([CulturesData.CE30];&quot;e&quot;;&quot;EVERYMAN&quot;);&quot;r&quot;;&quot;RESTRICTED&quot;);&quot;o&quot;;&quot;OCCUPATIONAL&quot;);&quot;,&quot;))">
            <text:p/>
          </table:table-cell>
          <table:table-cell table:formula="of:=IF(LEN(TRIM([CulturesData.CF30]))=0;&quot;&quot;;CONCATENATE([CulturesData.CF$1];SUBSTITUTE(SUBSTITUTE(SUBSTITUTE([CulturesData.CF30];&quot;e&quot;;&quot;EVERYMAN&quot;);&quot;r&quot;;&quot;RESTRICTED&quot;);&quot;o&quot;;&quot;OCCUPATIONAL&quot;);&quot;,&quot;))">
            <text:p/>
          </table:table-cell>
          <table:table-cell table:formula="of:=IF(LEN(TRIM([CulturesData.CG30]))=0;&quot;&quot;;CONCATENATE([CulturesData.CG$1];SUBSTITUTE(SUBSTITUTE(SUBSTITUTE([CulturesData.CG30];&quot;e&quot;;&quot;EVERYMAN&quot;);&quot;r&quot;;&quot;RESTRICTED&quot;);&quot;o&quot;;&quot;OCCUPATIONAL&quot;);&quot;,&quot;))">
            <text:p/>
          </table:table-cell>
          <table:table-cell table:formula="of:=IF(LEN(TRIM([CulturesData.CH30]))=0;&quot;&quot;;CONCATENATE([CulturesData.CH$1];SUBSTITUTE(SUBSTITUTE(SUBSTITUTE([CulturesData.CH30];&quot;e&quot;;&quot;EVERYMAN&quot;);&quot;r&quot;;&quot;RESTRICTED&quot;);&quot;o&quot;;&quot;OCCUPATIONAL&quot;);&quot;,&quot;))">
            <text:p/>
          </table:table-cell>
          <table:table-cell table:formula="of:=IF(LEN(TRIM([CulturesData.CI30]))=0;&quot;&quot;;CONCATENATE([CulturesData.CI$1];SUBSTITUTE(SUBSTITUTE(SUBSTITUTE([CulturesData.CI30];&quot;e&quot;;&quot;EVERYMAN&quot;);&quot;r&quot;;&quot;RESTRICTED&quot;);&quot;o&quot;;&quot;OCCUPATIONAL&quot;);&quot;,&quot;))" office:value-type="string" office:string-value="S501=8,">
            <text:p>S501=8,</text:p>
          </table:table-cell>
          <table:table-cell table:formula="of:=IF(LEN(TRIM([CulturesData.CJ30]))=0;&quot;&quot;;CONCATENATE([CulturesData.CJ$1];SUBSTITUTE(SUBSTITUTE(SUBSTITUTE([CulturesData.CJ30];&quot;e&quot;;&quot;EVERYMAN&quot;);&quot;r&quot;;&quot;RESTRICTED&quot;);&quot;o&quot;;&quot;OCCUPATIONAL&quot;);&quot;,&quot;))" office:value-type="string" office:string-value="S502=2,">
            <text:p>S502=2,</text:p>
          </table:table-cell>
          <table:table-cell table:formula="of:=IF(LEN(TRIM([CulturesData.CK30]))=0;&quot;&quot;;CONCATENATE([CulturesData.CK$1];SUBSTITUTE(SUBSTITUTE(SUBSTITUTE([CulturesData.CK30];&quot;e&quot;;&quot;EVERYMAN&quot;);&quot;r&quot;;&quot;RESTRICTED&quot;);&quot;o&quot;;&quot;OCCUPATIONAL&quot;);&quot;,&quot;))" office:value-type="string" office:string-value="S61=RESTRICTED,">
            <text:p>S61=RESTRICTED,</text:p>
          </table:table-cell>
          <table:table-cell table:formula="of:=IF(LEN(TRIM([CulturesData.CL30]))=0;&quot;&quot;;CONCATENATE([CulturesData.CL$1];SUBSTITUTE(SUBSTITUTE(SUBSTITUTE([CulturesData.CL30];&quot;e&quot;;&quot;EVERYMAN&quot;);&quot;r&quot;;&quot;RESTRICTED&quot;);&quot;o&quot;;&quot;OCCUPATIONAL&quot;);&quot;,&quot;))">
            <text:p/>
          </table:table-cell>
          <table:table-cell table:formula="of:=IF(LEN(TRIM([CulturesData.CM30]))=0;&quot;&quot;;CONCATENATE([CulturesData.CM$1];SUBSTITUTE(SUBSTITUTE(SUBSTITUTE([CulturesData.CM30];&quot;e&quot;;&quot;EVERYMAN&quot;);&quot;r&quot;;&quot;RESTRICTED&quot;);&quot;o&quot;;&quot;OCCUPATIONAL&quot;);&quot;,&quot;))">
            <text:p/>
          </table:table-cell>
          <table:table-cell table:formula="of:=IF(LEN(TRIM([CulturesData.CN30]))=0;&quot;&quot;;CONCATENATE([CulturesData.CN$1];SUBSTITUTE(SUBSTITUTE(SUBSTITUTE([CulturesData.CN30];&quot;e&quot;;&quot;EVERYMAN&quot;);&quot;r&quot;;&quot;RESTRICTED&quot;);&quot;o&quot;;&quot;OCCUPATIONAL&quot;);&quot;,&quot;))">
            <text:p/>
          </table:table-cell>
          <table:table-cell table:formula="of:=IF(LEN(TRIM([CulturesData.CO30]))=0;&quot;&quot;;CONCATENATE([CulturesData.CO$1];SUBSTITUTE(SUBSTITUTE(SUBSTITUTE([CulturesData.CO30];&quot;e&quot;;&quot;EVERYMAN&quot;);&quot;r&quot;;&quot;RESTRICTED&quot;);&quot;o&quot;;&quot;OCCUPATIONAL&quot;);&quot;,&quot;))">
            <text:p/>
          </table:table-cell>
          <table:table-cell table:formula="of:=IF(LEN(TRIM([CulturesData.CP30]))=0;&quot;&quot;;CONCATENATE([CulturesData.CP$1];SUBSTITUTE(SUBSTITUTE(SUBSTITUTE([CulturesData.CP30];&quot;e&quot;;&quot;EVERYMAN&quot;);&quot;r&quot;;&quot;RESTRICTED&quot;);&quot;o&quot;;&quot;OCCUPATIONAL&quot;);&quot;,&quot;))">
            <text:p/>
          </table:table-cell>
          <table:table-cell table:formula="of:=IF(LEN(TRIM([CulturesData.CQ30]))=0;&quot;&quot;;CONCATENATE([CulturesData.CQ$1];SUBSTITUTE(SUBSTITUTE(SUBSTITUTE([CulturesData.CQ30];&quot;e&quot;;&quot;EVERYMAN&quot;);&quot;r&quot;;&quot;RESTRICTED&quot;);&quot;o&quot;;&quot;OCCUPATIONAL&quot;);&quot;,&quot;))">
            <text:p/>
          </table:table-cell>
          <table:table-cell table:formula="of:=IF(LEN(TRIM([CulturesData.CR30]))=0;&quot;&quot;;CONCATENATE([CulturesData.CR$1];SUBSTITUTE(SUBSTITUTE(SUBSTITUTE([CulturesData.CR30];&quot;e&quot;;&quot;EVERYMAN&quot;);&quot;r&quot;;&quot;RESTRICTED&quot;);&quot;o&quot;;&quot;OCCUPATIONAL&quot;);&quot;,&quot;))">
            <text:p/>
          </table:table-cell>
          <table:table-cell table:formula="of:=IF(LEN(TRIM([CulturesData.CS30]))=0;&quot;&quot;;CONCATENATE([CulturesData.CS$1];SUBSTITUTE(SUBSTITUTE(SUBSTITUTE([CulturesData.CS30];&quot;e&quot;;&quot;EVERYMAN&quot;);&quot;r&quot;;&quot;RESTRICTED&quot;);&quot;o&quot;;&quot;OCCUPATIONAL&quot;);&quot;,&quot;))">
            <text:p/>
          </table:table-cell>
          <table:table-cell table:formula="of:=IF(LEN(TRIM([CulturesData.CT30]))=0;&quot;&quot;;CONCATENATE([CulturesData.CT$1];SUBSTITUTE(SUBSTITUTE(SUBSTITUTE([CulturesData.CT30];&quot;e&quot;;&quot;EVERYMAN&quot;);&quot;r&quot;;&quot;RESTRICTED&quot;);&quot;o&quot;;&quot;OCCUPATIONAL&quot;);&quot;,&quot;))">
            <text:p/>
          </table:table-cell>
          <table:table-cell table:formula="of:=IF(LEN(TRIM([CulturesData.CU30]))=0;&quot;&quot;;CONCATENATE([CulturesData.CU$1];SUBSTITUTE(SUBSTITUTE(SUBSTITUTE([CulturesData.CU30];&quot;e&quot;;&quot;EVERYMAN&quot;);&quot;r&quot;;&quot;RESTRICTED&quot;);&quot;o&quot;;&quot;OCCUPATIONAL&quot;);&quot;,&quot;))">
            <text:p/>
          </table:table-cell>
          <table:table-cell table:formula="of:=IF(LEN(TRIM([CulturesData.CV30]))=0;&quot;&quot;;CONCATENATE([CulturesData.CV$1];SUBSTITUTE(SUBSTITUTE(SUBSTITUTE([CulturesData.CV30];&quot;e&quot;;&quot;EVERYMAN&quot;);&quot;r&quot;;&quot;RESTRICTED&quot;);&quot;o&quot;;&quot;OCCUPATIONAL&quot;);&quot;,&quot;))">
            <text:p/>
          </table:table-cell>
          <table:table-cell table:formula="of:=IF(LEN(TRIM([CulturesData.CW30]))=0;&quot;&quot;;CONCATENATE([CulturesData.CW$1];SUBSTITUTE(SUBSTITUTE(SUBSTITUTE([CulturesData.CW30];&quot;e&quot;;&quot;EVERYMAN&quot;);&quot;r&quot;;&quot;RESTRICTED&quot;);&quot;o&quot;;&quot;OCCUPATIONAL&quot;);&quot;,&quot;))">
            <text:p/>
          </table:table-cell>
          <table:table-cell table:formula="of:=IF(LEN(TRIM([CulturesData.CX30]))=0;&quot;&quot;;CONCATENATE([CulturesData.CX$1];SUBSTITUTE(SUBSTITUTE(SUBSTITUTE([CulturesData.CX30];&quot;e&quot;;&quot;EVERYMAN&quot;);&quot;r&quot;;&quot;RESTRICTED&quot;);&quot;o&quot;;&quot;OCCUPATIONAL&quot;);&quot;,&quot;))">
            <text:p/>
          </table:table-cell>
          <table:table-cell table:formula="of:=IF(LEN(TRIM([CulturesData.CY30]))=0;&quot;&quot;;CONCATENATE([CulturesData.CY$1];SUBSTITUTE(SUBSTITUTE(SUBSTITUTE([CulturesData.CY30];&quot;e&quot;;&quot;EVERYMAN&quot;);&quot;r&quot;;&quot;RESTRICTED&quot;);&quot;o&quot;;&quot;OCCUPATIONAL&quot;);&quot;,&quot;))">
            <text:p/>
          </table:table-cell>
          <table:table-cell table:formula="of:=IF(LEN(TRIM([CulturesData.CZ30]))=0;&quot;&quot;;CONCATENATE([CulturesData.CZ$1];SUBSTITUTE(SUBSTITUTE(SUBSTITUTE([CulturesData.CZ30];&quot;e&quot;;&quot;EVERYMAN&quot;);&quot;r&quot;;&quot;RESTRICTED&quot;);&quot;o&quot;;&quot;OCCUPATIONAL&quot;);&quot;,&quot;))">
            <text:p/>
          </table:table-cell>
          <table:table-cell table:formula="of:=IF(LEN(TRIM([CulturesData.DA30]))=0;&quot;&quot;;CONCATENATE([CulturesData.DA$1];SUBSTITUTE(SUBSTITUTE(SUBSTITUTE([CulturesData.DA30];&quot;e&quot;;&quot;EVERYMAN&quot;);&quot;r&quot;;&quot;RESTRICTED&quot;);&quot;o&quot;;&quot;OCCUPATIONAL&quot;);&quot;,&quot;))">
            <text:p/>
          </table:table-cell>
          <table:table-cell table:formula="of:=IF(LEN(TRIM([CulturesData.DB30]))=0;&quot;&quot;;CONCATENATE([CulturesData.DB$1];SUBSTITUTE(SUBSTITUTE(SUBSTITUTE([CulturesData.DB30];&quot;e&quot;;&quot;EVERYMAN&quot;);&quot;r&quot;;&quot;RESTRICTED&quot;);&quot;o&quot;;&quot;OCCUPATIONAL&quot;);&quot;,&quot;))">
            <text:p/>
          </table:table-cell>
          <table:table-cell table:formula="of:=IF(LEN(TRIM([CulturesData.DC30]))=0;&quot;&quot;;CONCATENATE([CulturesData.DC$1];SUBSTITUTE(SUBSTITUTE(SUBSTITUTE([CulturesData.DC30];&quot;e&quot;;&quot;EVERYMAN&quot;);&quot;r&quot;;&quot;RESTRICTED&quot;);&quot;o&quot;;&quot;OCCUPATIONAL&quot;);&quot;,&quot;))">
            <text:p/>
          </table:table-cell>
          <table:table-cell table:formula="of:=IF(LEN(TRIM([CulturesData.DD30]))=0;&quot;&quot;;CONCATENATE([CulturesData.DD$1];SUBSTITUTE(SUBSTITUTE(SUBSTITUTE([CulturesData.DD30];&quot;e&quot;;&quot;EVERYMAN&quot;);&quot;r&quot;;&quot;RESTRICTED&quot;);&quot;o&quot;;&quot;OCCUPATIONAL&quot;);&quot;,&quot;))">
            <text:p/>
          </table:table-cell>
          <table:table-cell table:formula="of:=IF(LEN(TRIM([CulturesData.DE30]))=0;&quot;&quot;;CONCATENATE([CulturesData.DE$1];SUBSTITUTE(SUBSTITUTE(SUBSTITUTE([CulturesData.DE30];&quot;e&quot;;&quot;EVERYMAN&quot;);&quot;r&quot;;&quot;RESTRICTED&quot;);&quot;o&quot;;&quot;OCCUPATIONAL&quot;);&quot;,&quot;))">
            <text:p/>
          </table:table-cell>
          <table:table-cell table:formula="of:=IF(LEN(TRIM([CulturesData.DF30]))=0;&quot;&quot;;CONCATENATE([CulturesData.DF$1];SUBSTITUTE(SUBSTITUTE(SUBSTITUTE([CulturesData.DF30];&quot;e&quot;;&quot;EVERYMAN&quot;);&quot;r&quot;;&quot;RESTRICTED&quot;);&quot;o&quot;;&quot;OCCUPATIONAL&quot;);&quot;,&quot;))" office:value-type="string" office:string-value="G37=3,">
            <text:p>G37=3,</text:p>
          </table:table-cell>
          <table:table-cell table:formula="of:=IF(LEN(TRIM([CulturesData.DG30]))=0;&quot;&quot;;CONCATENATE([CulturesData.DG$1];SUBSTITUTE(SUBSTITUTE(SUBSTITUTE([CulturesData.DG30];&quot;e&quot;;&quot;EVERYMAN&quot;);&quot;r&quot;;&quot;RESTRICTED&quot;);&quot;o&quot;;&quot;OCCUPATIONAL&quot;);&quot;,&quot;))" office:value-type="string" office:string-value="S426=3,">
            <text:p>S426=3,</text:p>
          </table:table-cell>
          <table:table-cell table:formula="of:=IF(LEN(TRIM([CulturesData.DH30]))=0;&quot;&quot;;CONCATENATE([CulturesData.DH$1];SUBSTITUTE(SUBSTITUTE(SUBSTITUTE([CulturesData.DH30];&quot;e&quot;;&quot;EVERYMAN&quot;);&quot;r&quot;;&quot;RESTRICTED&quot;);&quot;o&quot;;&quot;OCCUPATIONAL&quot;);&quot;,&quot;))" office:value-type="string" office:string-value="S339=3,">
            <text:p>S339=3,</text:p>
          </table:table-cell>
          <table:table-cell table:formula="of:=IF(LEN(TRIM([CulturesData.DI30]))=0;&quot;&quot;;CONCATENATE([CulturesData.DI$1];SUBSTITUTE(SUBSTITUTE(SUBSTITUTE([CulturesData.DI30];&quot;e&quot;;&quot;EVERYMAN&quot;);&quot;r&quot;;&quot;RESTRICTED&quot;);&quot;o&quot;;&quot;OCCUPATIONAL&quot;);&quot;,&quot;))">
            <text:p/>
          </table:table-cell>
          <table:table-cell table:formula="of:=IF(LEN(TRIM([CulturesData.DJ30]))=0;&quot;&quot;;CONCATENATE([CulturesData.DJ$1];SUBSTITUTE(SUBSTITUTE(SUBSTITUTE([CulturesData.DJ30];&quot;e&quot;;&quot;EVERYMAN&quot;);&quot;r&quot;;&quot;RESTRICTED&quot;);&quot;o&quot;;&quot;OCCUPATIONAL&quot;);&quot;,&quot;))">
            <text:p/>
          </table:table-cell>
          <table:table-cell table:formula="of:=IF(LEN(TRIM([CulturesData.DK30]))=0;&quot;&quot;;CONCATENATE([CulturesData.DK$1];SUBSTITUTE(SUBSTITUTE(SUBSTITUTE([CulturesData.DK30];&quot;e&quot;;&quot;EVERYMAN&quot;);&quot;r&quot;;&quot;RESTRICTED&quot;);&quot;o&quot;;&quot;OCCUPATIONAL&quot;);&quot;,&quot;))">
            <text:p/>
          </table:table-cell>
          <table:table-cell table:formula="of:=IF(LEN(TRIM([CulturesData.DL30]))=0;&quot;&quot;;CONCATENATE([CulturesData.DL$1];SUBSTITUTE(SUBSTITUTE(SUBSTITUTE([CulturesData.DL30];&quot;e&quot;;&quot;EVERYMAN&quot;);&quot;r&quot;;&quot;RESTRICTED&quot;);&quot;o&quot;;&quot;OCCUPATIONAL&quot;);&quot;,&quot;))">
            <text:p/>
          </table:table-cell>
          <table:table-cell table:formula="of:=IF(LEN(TRIM([CulturesData.DM30]))=0;&quot;&quot;;CONCATENATE([CulturesData.DM$1];SUBSTITUTE(SUBSTITUTE(SUBSTITUTE([CulturesData.DM30];&quot;e&quot;;&quot;EVERYMAN&quot;);&quot;r&quot;;&quot;RESTRICTED&quot;);&quot;o&quot;;&quot;OCCUPATIONAL&quot;);&quot;,&quot;))">
            <text:p/>
          </table:table-cell>
          <table:table-cell table:formula="of:=IF(LEN(TRIM([CulturesData.DN30]))=0;&quot;&quot;;CONCATENATE([CulturesData.DN$1];SUBSTITUTE(SUBSTITUTE(SUBSTITUTE([CulturesData.DN30];&quot;e&quot;;&quot;EVERYMAN&quot;);&quot;r&quot;;&quot;RESTRICTED&quot;);&quot;o&quot;;&quot;OCCUPATIONAL&quot;);&quot;,&quot;))">
            <text:p/>
          </table:table-cell>
          <table:table-cell table:formula="of:=IF(LEN(TRIM([CulturesData.DO30]))=0;&quot;&quot;;CONCATENATE([CulturesData.DO$1];SUBSTITUTE(SUBSTITUTE(SUBSTITUTE([CulturesData.DO30];&quot;e&quot;;&quot;EVERYMAN&quot;);&quot;r&quot;;&quot;RESTRICTED&quot;);&quot;o&quot;;&quot;OCCUPATIONAL&quot;);&quot;,&quot;))" office:value-type="string" office:string-value="S445=RESTRICTED,">
            <text:p>S445=RESTRICTED,</text:p>
          </table:table-cell>
          <table:table-cell table:formula="of:=IF(LEN(TRIM([CulturesData.DP30]))=0;&quot;&quot;;CONCATENATE([CulturesData.DP$1];SUBSTITUTE(SUBSTITUTE(SUBSTITUTE([CulturesData.DP30];&quot;e&quot;;&quot;EVERYMAN&quot;);&quot;r&quot;;&quot;RESTRICTED&quot;);&quot;o&quot;;&quot;OCCUPATIONAL&quot;);&quot;,&quot;))" office:value-type="string" office:string-value="S443=RESTRICTED,">
            <text:p>S443=RESTRICTED,</text:p>
          </table:table-cell>
          <table:table-cell table:formula="of:=IF(LEN(TRIM([CulturesData.DQ30]))=0;&quot;&quot;;CONCATENATE([CulturesData.DQ$1];SUBSTITUTE(SUBSTITUTE(SUBSTITUTE([CulturesData.DQ30];&quot;e&quot;;&quot;EVERYMAN&quot;);&quot;r&quot;;&quot;RESTRICTED&quot;);&quot;o&quot;;&quot;OCCUPATIONAL&quot;);&quot;,&quot;))">
            <text:p/>
          </table:table-cell>
          <table:table-cell table:formula="of:=IF(LEN(TRIM([CulturesData.DR30]))=0;&quot;&quot;;CONCATENATE([CulturesData.DR$1];SUBSTITUTE(SUBSTITUTE(SUBSTITUTE([CulturesData.DR30];&quot;e&quot;;&quot;EVERYMAN&quot;);&quot;r&quot;;&quot;RESTRICTED&quot;);&quot;o&quot;;&quot;OCCUPATIONAL&quot;);&quot;,&quot;))">
            <text:p/>
          </table:table-cell>
          <table:table-cell table:formula="of:=IF(LEN(TRIM([CulturesData.DS30]))=0;&quot;&quot;;CONCATENATE([CulturesData.DS$1];SUBSTITUTE(SUBSTITUTE(SUBSTITUTE([CulturesData.DS30];&quot;e&quot;;&quot;EVERYMAN&quot;);&quot;r&quot;;&quot;RESTRICTED&quot;);&quot;o&quot;;&quot;OCCUPATIONAL&quot;);&quot;,&quot;))" office:value-type="string" office:string-value="S507=RESTRICTED,">
            <text:p>S507=RESTRICTED,</text:p>
          </table:table-cell>
          <table:table-cell table:formula="of:=IF(LEN(TRIM([CulturesData.DT30]))=0;&quot;&quot;;CONCATENATE([CulturesData.DT$1];SUBSTITUTE(SUBSTITUTE(SUBSTITUTE([CulturesData.DT30];&quot;e&quot;;&quot;EVERYMAN&quot;);&quot;r&quot;;&quot;RESTRICTED&quot;);&quot;o&quot;;&quot;OCCUPATIONAL&quot;);&quot;,&quot;))">
            <text:p/>
          </table:table-cell>
          <table:table-cell table:formula="of:=IF(LEN(TRIM([CulturesData.DU30]))=0;&quot;&quot;;CONCATENATE([CulturesData.DU$1];SUBSTITUTE(SUBSTITUTE(SUBSTITUTE([CulturesData.DU30];&quot;e&quot;;&quot;EVERYMAN&quot;);&quot;r&quot;;&quot;RESTRICTED&quot;);&quot;o&quot;;&quot;OCCUPATIONAL&quot;);&quot;,&quot;))" office:value-type="string" office:string-value="S447=RESTRICTED,">
            <text:p>S447=RESTRICTED,</text:p>
          </table:table-cell>
          <table:table-cell table:formula="of:=IF(LEN(TRIM([CulturesData.DV30]))=0;&quot;&quot;;CONCATENATE([CulturesData.DV$1];SUBSTITUTE(SUBSTITUTE(SUBSTITUTE([CulturesData.DV30];&quot;e&quot;;&quot;EVERYMAN&quot;);&quot;r&quot;;&quot;RESTRICTED&quot;);&quot;o&quot;;&quot;OCCUPATIONAL&quot;);&quot;,&quot;))" office:value-type="string" office:string-value="S448=RESTRICTED,">
            <text:p>S448=RESTRICTED,</text:p>
          </table:table-cell>
          <table:table-cell table:formula="of:=IF(LEN(TRIM([CulturesData.DW30]))=0;&quot;&quot;;CONCATENATE([CulturesData.DW$1];SUBSTITUTE(SUBSTITUTE(SUBSTITUTE([CulturesData.DW30];&quot;e&quot;;&quot;EVERYMAN&quot;);&quot;r&quot;;&quot;RESTRICTED&quot;);&quot;o&quot;;&quot;OCCUPATIONAL&quot;);&quot;,&quot;))">
            <text:p/>
          </table:table-cell>
          <table:table-cell table:formula="of:=IF(LEN(TRIM([CulturesData.DX30]))=0;&quot;&quot;;CONCATENATE([CulturesData.DX$1];SUBSTITUTE(SUBSTITUTE(SUBSTITUTE([CulturesData.DX30];&quot;e&quot;;&quot;EVERYMAN&quot;);&quot;r&quot;;&quot;RESTRICTED&quot;);&quot;o&quot;;&quot;OCCUPATIONAL&quot;);&quot;,&quot;))">
            <text:p/>
          </table:table-cell>
          <table:table-cell table:formula="of:=IF(LEN(TRIM([CulturesData.DY30]))=0;&quot;&quot;;CONCATENATE([CulturesData.DY$1];SUBSTITUTE(SUBSTITUTE(SUBSTITUTE([CulturesData.DY30];&quot;e&quot;;&quot;EVERYMAN&quot;);&quot;r&quot;;&quot;RESTRICTED&quot;);&quot;o&quot;;&quot;OCCUPATIONAL&quot;);&quot;,&quot;))">
            <text:p/>
          </table:table-cell>
          <table:table-cell table:formula="of:=IF(LEN(TRIM([CulturesData.DZ30]))=0;&quot;&quot;;CONCATENATE([CulturesData.DZ$1];SUBSTITUTE(SUBSTITUTE(SUBSTITUTE([CulturesData.DZ30];&quot;e&quot;;&quot;EVERYMAN&quot;);&quot;r&quot;;&quot;RESTRICTED&quot;);&quot;o&quot;;&quot;OCCUPATIONAL&quot;);&quot;,&quot;))">
            <text:p/>
          </table:table-cell>
          <table:table-cell table:formula="of:=IF(LEN(TRIM([CulturesData.EA30]))=0;&quot;&quot;;CONCATENATE([CulturesData.EA$1];SUBSTITUTE(SUBSTITUTE(SUBSTITUTE([CulturesData.EA30];&quot;e&quot;;&quot;EVERYMAN&quot;);&quot;r&quot;;&quot;RESTRICTED&quot;);&quot;o&quot;;&quot;OCCUPATIONAL&quot;);&quot;,&quot;))">
            <text:p/>
          </table:table-cell>
          <table:table-cell table:formula="of:=IF(LEN(TRIM([CulturesData.EB30]))=0;&quot;&quot;;CONCATENATE([CulturesData.EB$1];SUBSTITUTE(SUBSTITUTE(SUBSTITUTE([CulturesData.EB30];&quot;e&quot;;&quot;EVERYMAN&quot;);&quot;r&quot;;&quot;RESTRICTED&quot;);&quot;o&quot;;&quot;OCCUPATIONAL&quot;);&quot;,&quot;))" office:value-type="string" office:string-value="S206=RESTRICTED,">
            <text:p>S206=RESTRICTED,</text:p>
          </table:table-cell>
          <table:table-cell table:formula="of:=IF(LEN(TRIM([CulturesData.EC30]))=0;&quot;&quot;;CONCATENATE([CulturesData.EC$1];SUBSTITUTE(SUBSTITUTE(SUBSTITUTE([CulturesData.EC30];&quot;e&quot;;&quot;EVERYMAN&quot;);&quot;r&quot;;&quot;RESTRICTED&quot;);&quot;o&quot;;&quot;OCCUPATIONAL&quot;);&quot;,&quot;))" office:value-type="string" office:string-value="G18=6,">
            <text:p>G18=6,</text:p>
          </table:table-cell>
          <table:table-cell table:formula="of:=IF(LEN(TRIM([CulturesData.ED30]))=0;&quot;&quot;;CONCATENATE([CulturesData.ED$1];SUBSTITUTE(SUBSTITUTE(SUBSTITUTE([CulturesData.ED30];&quot;e&quot;;&quot;EVERYMAN&quot;);&quot;r&quot;;&quot;RESTRICTED&quot;);&quot;o&quot;;&quot;OCCUPATIONAL&quot;);&quot;,&quot;))" office:value-type="string" office:string-value="S210=EVERYMAN,">
            <text:p>S210=EVERYMAN,</text:p>
          </table:table-cell>
          <table:table-cell table:formula="of:=IF(LEN(TRIM([CulturesData.EE30]))=0;&quot;&quot;;CONCATENATE([CulturesData.EE$1];SUBSTITUTE(SUBSTITUTE(SUBSTITUTE([CulturesData.EE30];&quot;e&quot;;&quot;EVERYMAN&quot;);&quot;r&quot;;&quot;RESTRICTED&quot;);&quot;o&quot;;&quot;OCCUPATIONAL&quot;);&quot;,&quot;))">
            <text:p/>
          </table:table-cell>
          <table:table-cell table:formula="of:=IF(LEN(TRIM([CulturesData.EF30]))=0;&quot;&quot;;CONCATENATE([CulturesData.EF$1];SUBSTITUTE(SUBSTITUTE(SUBSTITUTE([CulturesData.EF30];&quot;e&quot;;&quot;EVERYMAN&quot;);&quot;r&quot;;&quot;RESTRICTED&quot;);&quot;o&quot;;&quot;OCCUPATIONAL&quot;);&quot;,&quot;))">
            <text:p/>
          </table:table-cell>
          <table:table-cell table:formula="of:=IF(LEN(TRIM([CulturesData.EG30]))=0;&quot;&quot;;CONCATENATE([CulturesData.EG$1];SUBSTITUTE(SUBSTITUTE(SUBSTITUTE([CulturesData.EG30];&quot;e&quot;;&quot;EVERYMAN&quot;);&quot;r&quot;;&quot;RESTRICTED&quot;);&quot;o&quot;;&quot;OCCUPATIONAL&quot;);&quot;,&quot;))">
            <text:p/>
          </table:table-cell>
          <table:table-cell table:formula="of:=IF(LEN(TRIM([CulturesData.EH30]))=0;&quot;&quot;;CONCATENATE([CulturesData.EH$1];SUBSTITUTE(SUBSTITUTE(SUBSTITUTE([CulturesData.EH30];&quot;e&quot;;&quot;EVERYMAN&quot;);&quot;r&quot;;&quot;RESTRICTED&quot;);&quot;o&quot;;&quot;OCCUPATIONAL&quot;);&quot;,&quot;))" office:value-type="string" office:string-value="S214=EVERYMAN,">
            <text:p>S214=EVERYMAN,</text:p>
          </table:table-cell>
          <table:table-cell table:formula="of:=IF(LEN(TRIM([CulturesData.EI30]))=0;&quot;&quot;;CONCATENATE([CulturesData.EI$1];SUBSTITUTE(SUBSTITUTE(SUBSTITUTE([CulturesData.EI30];&quot;e&quot;;&quot;EVERYMAN&quot;);&quot;r&quot;;&quot;RESTRICTED&quot;);&quot;o&quot;;&quot;OCCUPATIONAL&quot;);&quot;,&quot;))">
            <text:p/>
          </table:table-cell>
          <table:table-cell table:formula="of:=IF(LEN(TRIM([CulturesData.EJ30]))=0;&quot;&quot;;CONCATENATE([CulturesData.EJ$1];SUBSTITUTE(SUBSTITUTE(SUBSTITUTE([CulturesData.EJ30];&quot;e&quot;;&quot;EVERYMAN&quot;);&quot;r&quot;;&quot;RESTRICTED&quot;);&quot;o&quot;;&quot;OCCUPATIONAL&quot;);&quot;,&quot;))" office:value-type="string" office:string-value="S100=RESTRICTED,">
            <text:p>S100=RESTRICTED,</text:p>
          </table:table-cell>
          <table:table-cell table:formula="of:=IF(LEN(TRIM([CulturesData.EK30]))=0;&quot;&quot;;CONCATENATE([CulturesData.EK$1];SUBSTITUTE(SUBSTITUTE(SUBSTITUTE([CulturesData.EK30];&quot;e&quot;;&quot;EVERYMAN&quot;);&quot;r&quot;;&quot;RESTRICTED&quot;);&quot;o&quot;;&quot;OCCUPATIONAL&quot;);&quot;,&quot;))">
            <text:p/>
          </table:table-cell>
          <table:table-cell table:formula="of:=IF(LEN(TRIM([CulturesData.EL30]))=0;&quot;&quot;;CONCATENATE([CulturesData.EL$1];SUBSTITUTE(SUBSTITUTE(SUBSTITUTE([CulturesData.EL30];&quot;e&quot;;&quot;EVERYMAN&quot;);&quot;r&quot;;&quot;RESTRICTED&quot;);&quot;o&quot;;&quot;OCCUPATIONAL&quot;);&quot;,&quot;))" office:value-type="string" office:string-value="S96=RESTRICTED,">
            <text:p>S96=RESTRICTED,</text:p>
          </table:table-cell>
          <table:table-cell table:formula="of:=IF(LEN(TRIM([CulturesData.EM30]))=0;&quot;&quot;;CONCATENATE([CulturesData.EM$1];SUBSTITUTE(SUBSTITUTE(SUBSTITUTE([CulturesData.EM30];&quot;e&quot;;&quot;EVERYMAN&quot;);&quot;r&quot;;&quot;RESTRICTED&quot;);&quot;o&quot;;&quot;OCCUPATIONAL&quot;);&quot;,&quot;))" office:value-type="string" office:string-value="G41=1,">
            <text:p>G41=1,</text:p>
          </table:table-cell>
          <table:table-cell table:formula="of:=IF(LEN(TRIM([CulturesData.EN30]))=0;&quot;&quot;;CONCATENATE([CulturesData.EN$1];SUBSTITUTE(SUBSTITUTE(SUBSTITUTE([CulturesData.EN30];&quot;e&quot;;&quot;EVERYMAN&quot;);&quot;r&quot;;&quot;RESTRICTED&quot;);&quot;o&quot;;&quot;OCCUPATIONAL&quot;);&quot;,&quot;))">
            <text:p/>
          </table:table-cell>
          <table:table-cell table:formula="of:=IF(LEN(TRIM([CulturesData.EO30]))=0;&quot;&quot;;CONCATENATE([CulturesData.EO$1];SUBSTITUTE(SUBSTITUTE(SUBSTITUTE([CulturesData.EO30];&quot;e&quot;;&quot;EVERYMAN&quot;);&quot;r&quot;;&quot;RESTRICTED&quot;);&quot;o&quot;;&quot;OCCUPATIONAL&quot;);&quot;,&quot;))">
            <text:p/>
          </table:table-cell>
          <table:table-cell table:formula="of:=IF(LEN(TRIM([CulturesData.EP30]))=0;&quot;&quot;;CONCATENATE([CulturesData.EP$1];SUBSTITUTE(SUBSTITUTE(SUBSTITUTE([CulturesData.EP30];&quot;e&quot;;&quot;EVERYMAN&quot;);&quot;r&quot;;&quot;RESTRICTED&quot;);&quot;o&quot;;&quot;OCCUPATIONAL&quot;);&quot;,&quot;))">
            <text:p/>
          </table:table-cell>
          <table:table-cell table:formula="of:=IF(LEN(TRIM([CulturesData.EQ30]))=0;&quot;&quot;;CONCATENATE([CulturesData.EQ$1];SUBSTITUTE(SUBSTITUTE(SUBSTITUTE([CulturesData.EQ30];&quot;e&quot;;&quot;EVERYMAN&quot;);&quot;r&quot;;&quot;RESTRICTED&quot;);&quot;o&quot;;&quot;OCCUPATIONAL&quot;);&quot;,&quot;))" office:value-type="string" office:string-value="S227=RESTRICTED,">
            <text:p>S227=RESTRICTED,</text:p>
          </table:table-cell>
          <table:table-cell table:formula="of:=IF(LEN(TRIM([CulturesData.ER30]))=0;&quot;&quot;;CONCATENATE([CulturesData.ER$1];SUBSTITUTE(SUBSTITUTE(SUBSTITUTE([CulturesData.ER30];&quot;e&quot;;&quot;EVERYMAN&quot;);&quot;r&quot;;&quot;RESTRICTED&quot;);&quot;o&quot;;&quot;OCCUPATIONAL&quot;);&quot;,&quot;))" office:value-type="string" office:string-value="S235=RESTRICTED,">
            <text:p>S235=RESTRICTED,</text:p>
          </table:table-cell>
          <table:table-cell table:formula="of:=IF(LEN(TRIM([CulturesData.ES30]))=0;&quot;&quot;;CONCATENATE([CulturesData.ES$1];SUBSTITUTE(SUBSTITUTE(SUBSTITUTE([CulturesData.ES30];&quot;e&quot;;&quot;EVERYMAN&quot;);&quot;r&quot;;&quot;RESTRICTED&quot;);&quot;o&quot;;&quot;OCCUPATIONAL&quot;);&quot;,&quot;))" office:value-type="string" office:string-value="S231=RESTRICTED,">
            <text:p>S231=RESTRICTED,</text:p>
          </table:table-cell>
          <table:table-cell table:formula="of:=IF(LEN(TRIM([CulturesData.ET30]))=0;&quot;&quot;;CONCATENATE([CulturesData.ET$1];SUBSTITUTE(SUBSTITUTE(SUBSTITUTE([CulturesData.ET30];&quot;e&quot;;&quot;EVERYMAN&quot;);&quot;r&quot;;&quot;RESTRICTED&quot;);&quot;o&quot;;&quot;OCCUPATIONAL&quot;);&quot;,&quot;))" office:value-type="string" office:string-value="S237=RESTRICTED,">
            <text:p>S237=RESTRICTED,</text:p>
          </table:table-cell>
          <table:table-cell table:formula="of:=IF(LEN(TRIM([CulturesData.EU30]))=0;&quot;&quot;;CONCATENATE([CulturesData.EU$1];SUBSTITUTE(SUBSTITUTE(SUBSTITUTE([CulturesData.EU30];&quot;e&quot;;&quot;EVERYMAN&quot;);&quot;r&quot;;&quot;RESTRICTED&quot;);&quot;o&quot;;&quot;OCCUPATIONAL&quot;);&quot;,&quot;))" office:value-type="string" office:string-value="S514=RESTRICTED,">
            <text:p>S514=RESTRICTED,</text:p>
          </table:table-cell>
          <table:table-cell table:formula="of:=IF(LEN(TRIM([CulturesData.EV30]))=0;&quot;&quot;;CONCATENATE([CulturesData.EV$1];SUBSTITUTE(SUBSTITUTE(SUBSTITUTE([CulturesData.EV30];&quot;e&quot;;&quot;EVERYMAN&quot;);&quot;r&quot;;&quot;RESTRICTED&quot;);&quot;o&quot;;&quot;OCCUPATIONAL&quot;);&quot;,&quot;))" office:value-type="string" office:string-value="S515=RESTRICTED,">
            <text:p>S515=RESTRICTED,</text:p>
          </table:table-cell>
          <table:table-cell table:formula="of:=IF(LEN(TRIM([CulturesData.EW30]))=0;&quot;&quot;;CONCATENATE([CulturesData.EW$1];SUBSTITUTE(SUBSTITUTE(SUBSTITUTE([CulturesData.EW30];&quot;e&quot;;&quot;EVERYMAN&quot;);&quot;r&quot;;&quot;RESTRICTED&quot;);&quot;o&quot;;&quot;OCCUPATIONAL&quot;);&quot;,&quot;))" office:value-type="string" office:string-value="S516=RESTRICTED,">
            <text:p>S516=RESTRICTED,</text:p>
          </table:table-cell>
          <table:table-cell table:formula="of:=IF(LEN(TRIM([CulturesData.EX30]))=0;&quot;&quot;;CONCATENATE([CulturesData.EX$1];SUBSTITUTE(SUBSTITUTE(SUBSTITUTE([CulturesData.EX30];&quot;e&quot;;&quot;EVERYMAN&quot;);&quot;r&quot;;&quot;RESTRICTED&quot;);&quot;o&quot;;&quot;OCCUPATIONAL&quot;);&quot;,&quot;))" office:value-type="string" office:string-value="S517=RESTRICTED,">
            <text:p>S517=RESTRICTED,</text:p>
          </table:table-cell>
          <table:table-cell table:formula="of:=IF(LEN(TRIM([CulturesData.EY30]))=0;&quot;&quot;;CONCATENATE([CulturesData.EY$1];SUBSTITUTE(SUBSTITUTE(SUBSTITUTE([CulturesData.EY30];&quot;e&quot;;&quot;EVERYMAN&quot;);&quot;r&quot;;&quot;RESTRICTED&quot;);&quot;o&quot;;&quot;OCCUPATIONAL&quot;);&quot;,&quot;))" office:value-type="string" office:string-value="S518=RESTRICTED,">
            <text:p>S518=RESTRICTED,</text:p>
          </table:table-cell>
          <table:table-cell table:formula="of:=IF(LEN(TRIM([CulturesData.EZ30]))=0;&quot;&quot;;CONCATENATE([CulturesData.EZ$1];SUBSTITUTE(SUBSTITUTE(SUBSTITUTE([CulturesData.EZ30];&quot;e&quot;;&quot;EVERYMAN&quot;);&quot;r&quot;;&quot;RESTRICTED&quot;);&quot;o&quot;;&quot;OCCUPATIONAL&quot;);&quot;,&quot;))" office:value-type="string" office:string-value="S528=RESTRICTED,">
            <text:p>S528=RESTRICTED,</text:p>
          </table:table-cell>
          <table:table-cell table:formula="of:=IF(LEN(TRIM([CulturesData.FA30]))=0;&quot;&quot;;CONCATENATE([CulturesData.FA$1];SUBSTITUTE(SUBSTITUTE(SUBSTITUTE([CulturesData.FA30];&quot;e&quot;;&quot;EVERYMAN&quot;);&quot;r&quot;;&quot;RESTRICTED&quot;);&quot;o&quot;;&quot;OCCUPATIONAL&quot;);&quot;,&quot;))" office:value-type="string" office:string-value="S520=RESTRICTED,">
            <text:p>S520=RESTRICTED,</text:p>
          </table:table-cell>
          <table:table-cell table:formula="of:=IF(LEN(TRIM([CulturesData.FB30]))=0;&quot;&quot;;CONCATENATE([CulturesData.FB$1];SUBSTITUTE(SUBSTITUTE(SUBSTITUTE([CulturesData.FB30];&quot;e&quot;;&quot;EVERYMAN&quot;);&quot;r&quot;;&quot;RESTRICTED&quot;);&quot;o&quot;;&quot;OCCUPATIONAL&quot;);&quot;,&quot;))" office:value-type="string" office:string-value="S521=RESTRICTED,">
            <text:p>S521=RESTRICTED,</text:p>
          </table:table-cell>
          <table:table-cell table:formula="of:=IF(LEN(TRIM([CulturesData.FC30]))=0;&quot;&quot;;CONCATENATE([CulturesData.FC$1];SUBSTITUTE(SUBSTITUTE(SUBSTITUTE([CulturesData.FC30];&quot;e&quot;;&quot;EVERYMAN&quot;);&quot;r&quot;;&quot;RESTRICTED&quot;);&quot;o&quot;;&quot;OCCUPATIONAL&quot;);&quot;,&quot;))" office:value-type="string" office:string-value="S522=RESTRICTED,">
            <text:p>S522=RESTRICTED,</text:p>
          </table:table-cell>
          <table:table-cell table:formula="of:=IF(LEN(TRIM([CulturesData.FD30]))=0;&quot;&quot;;CONCATENATE([CulturesData.FD$1];SUBSTITUTE(SUBSTITUTE(SUBSTITUTE([CulturesData.FD30];&quot;e&quot;;&quot;EVERYMAN&quot;);&quot;r&quot;;&quot;RESTRICTED&quot;);&quot;o&quot;;&quot;OCCUPATIONAL&quot;);&quot;,&quot;))" office:value-type="string" office:string-value="S523=RESTRICTED,">
            <text:p>S523=RESTRICTED,</text:p>
          </table:table-cell>
          <table:table-cell table:formula="of:=IF(LEN(TRIM([CulturesData.FE30]))=0;&quot;&quot;;CONCATENATE([CulturesData.FE$1];SUBSTITUTE(SUBSTITUTE(SUBSTITUTE([CulturesData.FE30];&quot;e&quot;;&quot;EVERYMAN&quot;);&quot;r&quot;;&quot;RESTRICTED&quot;);&quot;o&quot;;&quot;OCCUPATIONAL&quot;);&quot;,&quot;))" office:value-type="string" office:string-value="S524=RESTRICTED,">
            <text:p>S524=RESTRICTED,</text:p>
          </table:table-cell>
          <table:table-cell table:formula="of:=IF(LEN(TRIM([CulturesData.FF30]))=0;&quot;&quot;;CONCATENATE([CulturesData.FF$1];SUBSTITUTE(SUBSTITUTE(SUBSTITUTE([CulturesData.FF30];&quot;e&quot;;&quot;EVERYMAN&quot;);&quot;r&quot;;&quot;RESTRICTED&quot;);&quot;o&quot;;&quot;OCCUPATIONAL&quot;);&quot;,&quot;))" office:value-type="string" office:string-value="S454=RESTRICTED,">
            <text:p>S454=RESTRICTED,</text:p>
          </table:table-cell>
          <table:table-cell table:formula="of:=IF(LEN(TRIM([CulturesData.FG30]))=0;&quot;&quot;;CONCATENATE([CulturesData.FG$1];SUBSTITUTE(SUBSTITUTE(SUBSTITUTE([CulturesData.FG30];&quot;e&quot;;&quot;EVERYMAN&quot;);&quot;r&quot;;&quot;RESTRICTED&quot;);&quot;o&quot;;&quot;OCCUPATIONAL&quot;);&quot;,&quot;))" office:value-type="string" office:string-value="S242=RESTRICTED,">
            <text:p>S242=RESTRICTED,</text:p>
          </table:table-cell>
          <table:table-cell table:formula="of:=IF(LEN(TRIM([CulturesData.FH30]))=0;&quot;&quot;;CONCATENATE([CulturesData.FH$1];SUBSTITUTE(SUBSTITUTE(SUBSTITUTE([CulturesData.FH30];&quot;e&quot;;&quot;EVERYMAN&quot;);&quot;r&quot;;&quot;RESTRICTED&quot;);&quot;o&quot;;&quot;OCCUPATIONAL&quot;);&quot;,&quot;))" office:value-type="string" office:string-value="S526=RESTRICTED,">
            <text:p>S526=RESTRICTED,</text:p>
          </table:table-cell>
          <table:table-cell table:formula="of:=IF(LEN(TRIM([CulturesData.FI30]))=0;&quot;&quot;;CONCATENATE([CulturesData.FI$1];SUBSTITUTE(SUBSTITUTE(SUBSTITUTE([CulturesData.FI30];&quot;e&quot;;&quot;EVERYMAN&quot;);&quot;r&quot;;&quot;RESTRICTED&quot;);&quot;o&quot;;&quot;OCCUPATIONAL&quot;);&quot;,&quot;))" office:value-type="string" office:string-value="S527=RESTRICTED,">
            <text:p>S527=RESTRICTED,</text:p>
          </table:table-cell>
          <table:table-cell table:formula="of:=IF(LEN(TRIM([CulturesData.FJ30]))=0;&quot;&quot;;CONCATENATE([CulturesData.FJ$1];SUBSTITUTE(SUBSTITUTE(SUBSTITUTE([CulturesData.FJ30];&quot;e&quot;;&quot;EVERYMAN&quot;);&quot;r&quot;;&quot;RESTRICTED&quot;);&quot;o&quot;;&quot;OCCUPATIONAL&quot;);&quot;,&quot;))">
            <text:p/>
          </table:table-cell>
          <table:table-cell table:formula="of:=IF(LEN(TRIM([CulturesData.FK30]))=0;&quot;&quot;;CONCATENATE([CulturesData.FK$1];SUBSTITUTE(SUBSTITUTE(SUBSTITUTE([CulturesData.FK30];&quot;e&quot;;&quot;EVERYMAN&quot;);&quot;r&quot;;&quot;RESTRICTED&quot;);&quot;o&quot;;&quot;OCCUPATIONAL&quot;);&quot;,&quot;))">
            <text:p/>
          </table:table-cell>
          <table:table-cell table:formula="of:=IF(LEN(TRIM([CulturesData.FL30]))=0;&quot;&quot;;CONCATENATE([CulturesData.FL$1];SUBSTITUTE(SUBSTITUTE(SUBSTITUTE([CulturesData.FL30];&quot;e&quot;;&quot;EVERYMAN&quot;);&quot;r&quot;;&quot;RESTRICTED&quot;);&quot;o&quot;;&quot;OCCUPATIONAL&quot;);&quot;,&quot;))">
            <text:p/>
          </table:table-cell>
          <table:table-cell table:formula="of:=IF(LEN(TRIM([CulturesData.FM30]))=0;&quot;&quot;;CONCATENATE([CulturesData.FM$1];SUBSTITUTE(SUBSTITUTE(SUBSTITUTE([CulturesData.FM30];&quot;e&quot;;&quot;EVERYMAN&quot;);&quot;r&quot;;&quot;RESTRICTED&quot;);&quot;o&quot;;&quot;OCCUPATIONAL&quot;);&quot;,&quot;))" office:value-type="string" office:string-value="G14=2,">
            <text:p>G14=2,</text:p>
          </table:table-cell>
          <table:table-cell table:formula="of:=IF(LEN(TRIM([CulturesData.FN30]))=0;&quot;&quot;;CONCATENATE([CulturesData.FN$1];SUBSTITUTE(SUBSTITUTE(SUBSTITUTE([CulturesData.FN30];&quot;e&quot;;&quot;EVERYMAN&quot;);&quot;r&quot;;&quot;RESTRICTED&quot;);&quot;o&quot;;&quot;OCCUPATIONAL&quot;);&quot;,&quot;))" office:value-type="string" office:string-value="S93=2,">
            <text:p>S93=2,</text:p>
          </table:table-cell>
          <table:table-cell table:formula="of:=IF(LEN(TRIM([CulturesData.FO30]))=0;&quot;&quot;;CONCATENATE([CulturesData.FO$1];SUBSTITUTE(SUBSTITUTE(SUBSTITUTE([CulturesData.FO30];&quot;e&quot;;&quot;EVERYMAN&quot;);&quot;r&quot;;&quot;RESTRICTED&quot;);&quot;o&quot;;&quot;OCCUPATIONAL&quot;);&quot;,&quot;))">
            <text:p/>
          </table:table-cell>
          <table:table-cell table:formula="of:=IF(LEN(TRIM([CulturesData.FP30]))=0;&quot;&quot;;CONCATENATE([CulturesData.FP$1];SUBSTITUTE(SUBSTITUTE(SUBSTITUTE([CulturesData.FP30];&quot;e&quot;;&quot;EVERYMAN&quot;);&quot;r&quot;;&quot;RESTRICTED&quot;);&quot;o&quot;;&quot;OCCUPATIONAL&quot;);&quot;,&quot;))" office:value-type="string" office:string-value="S91=2,">
            <text:p>S91=2,</text:p>
          </table:table-cell>
          <table:table-cell table:formula="of:=IF(LEN(TRIM([CulturesData.FQ30]))=0;&quot;&quot;;CONCATENATE([CulturesData.FQ$1];SUBSTITUTE(SUBSTITUTE(SUBSTITUTE([CulturesData.FQ30];&quot;e&quot;;&quot;EVERYMAN&quot;);&quot;r&quot;;&quot;RESTRICTED&quot;);&quot;o&quot;;&quot;OCCUPATIONAL&quot;);&quot;,&quot;))">
            <text:p/>
          </table:table-cell>
          <table:table-cell table:formula="of:=IF(LEN(TRIM([CulturesData.FR30]))=0;&quot;&quot;;CONCATENATE([CulturesData.FR$1];SUBSTITUTE(SUBSTITUTE(SUBSTITUTE([CulturesData.FR30];&quot;e&quot;;&quot;EVERYMAN&quot;);&quot;r&quot;;&quot;RESTRICTED&quot;);&quot;o&quot;;&quot;OCCUPATIONAL&quot;);&quot;,&quot;))" office:value-type="string" office:string-value="G24=1,">
            <text:p>G24=1,</text:p>
          </table:table-cell>
          <table:table-cell table:formula="of:=IF(LEN(TRIM([CulturesData.FS30]))=0;&quot;&quot;;CONCATENATE([CulturesData.FS$1];SUBSTITUTE(SUBSTITUTE(SUBSTITUTE([CulturesData.FS30];&quot;e&quot;;&quot;EVERYMAN&quot;);&quot;r&quot;;&quot;RESTRICTED&quot;);&quot;o&quot;;&quot;OCCUPATIONAL&quot;);&quot;,&quot;))">
            <text:p/>
          </table:table-cell>
          <table:table-cell table:formula="of:=IF(LEN(TRIM([CulturesData.FT30]))=0;&quot;&quot;;CONCATENATE([CulturesData.FT$1];SUBSTITUTE(SUBSTITUTE(SUBSTITUTE([CulturesData.FT30];&quot;e&quot;;&quot;EVERYMAN&quot;);&quot;r&quot;;&quot;RESTRICTED&quot;);&quot;o&quot;;&quot;OCCUPATIONAL&quot;);&quot;,&quot;))">
            <text:p/>
          </table:table-cell>
          <table:table-cell table:formula="of:=IF(LEN(TRIM([CulturesData.FU30]))=0;&quot;&quot;;CONCATENATE([CulturesData.FU$1];SUBSTITUTE(SUBSTITUTE(SUBSTITUTE([CulturesData.FU30];&quot;e&quot;;&quot;EVERYMAN&quot;);&quot;r&quot;;&quot;RESTRICTED&quot;);&quot;o&quot;;&quot;OCCUPATIONAL&quot;);&quot;,&quot;))">
            <text:p/>
          </table:table-cell>
          <table:table-cell table:formula="of:=IF(LEN(TRIM([CulturesData.FV30]))=0;&quot;&quot;;CONCATENATE([CulturesData.FV$1];SUBSTITUTE(SUBSTITUTE(SUBSTITUTE([CulturesData.FV30];&quot;e&quot;;&quot;EVERYMAN&quot;);&quot;r&quot;;&quot;RESTRICTED&quot;);&quot;o&quot;;&quot;OCCUPATIONAL&quot;);&quot;,&quot;))">
            <text:p/>
          </table:table-cell>
          <table:table-cell table:formula="of:=IF(LEN(TRIM([CulturesData.FW30]))=0;&quot;&quot;;CONCATENATE([CulturesData.FW$1];SUBSTITUTE(SUBSTITUTE(SUBSTITUTE([CulturesData.FW30];&quot;e&quot;;&quot;EVERYMAN&quot;);&quot;r&quot;;&quot;RESTRICTED&quot;);&quot;o&quot;;&quot;OCCUPATIONAL&quot;);&quot;,&quot;))">
            <text:p/>
          </table:table-cell>
          <table:table-cell table:formula="of:=IF(LEN(TRIM([CulturesData.FX30]))=0;&quot;&quot;;CONCATENATE([CulturesData.FX$1];SUBSTITUTE(SUBSTITUTE(SUBSTITUTE([CulturesData.FX30];&quot;e&quot;;&quot;EVERYMAN&quot;);&quot;r&quot;;&quot;RESTRICTED&quot;);&quot;o&quot;;&quot;OCCUPATIONAL&quot;);&quot;,&quot;))">
            <text:p/>
          </table:table-cell>
          <table:table-cell table:formula="of:=IF(LEN(TRIM([CulturesData.FY30]))=0;&quot;&quot;;CONCATENATE([CulturesData.FY$1];SUBSTITUTE(SUBSTITUTE(SUBSTITUTE([CulturesData.FY30];&quot;e&quot;;&quot;EVERYMAN&quot;);&quot;r&quot;;&quot;RESTRICTED&quot;);&quot;o&quot;;&quot;OCCUPATIONAL&quot;);&quot;,&quot;))">
            <text:p/>
          </table:table-cell>
          <table:table-cell table:formula="of:=IF(LEN(TRIM([CulturesData.FZ30]))=0;&quot;&quot;;CONCATENATE([CulturesData.FZ$1];SUBSTITUTE(SUBSTITUTE(SUBSTITUTE([CulturesData.FZ30];&quot;e&quot;;&quot;EVERYMAN&quot;);&quot;r&quot;;&quot;RESTRICTED&quot;);&quot;o&quot;;&quot;OCCUPATIONAL&quot;);&quot;,&quot;))" office:value-type="string" office:string-value="G28=2,">
            <text:p>G28=2,</text:p>
          </table:table-cell>
          <table:table-cell table:formula="of:=IF(LEN(TRIM([CulturesData.GA30]))=0;&quot;&quot;;CONCATENATE([CulturesData.GA$1];SUBSTITUTE(SUBSTITUTE(SUBSTITUTE([CulturesData.GA30];&quot;e&quot;;&quot;EVERYMAN&quot;);&quot;r&quot;;&quot;RESTRICTED&quot;);&quot;o&quot;;&quot;OCCUPATIONAL&quot;);&quot;,&quot;))" office:value-type="string" office:string-value="S285=2-EVERYMAN,">
            <text:p>S285=2-EVERYMAN,</text:p>
          </table:table-cell>
          <table:table-cell table:formula="of:=IF(LEN(TRIM([CulturesData.GB30]))=0;&quot;&quot;;CONCATENATE([CulturesData.GB$1];SUBSTITUTE(SUBSTITUTE(SUBSTITUTE([CulturesData.GB30];&quot;e&quot;;&quot;EVERYMAN&quot;);&quot;r&quot;;&quot;RESTRICTED&quot;);&quot;o&quot;;&quot;OCCUPATIONAL&quot;);&quot;,&quot;))" office:value-type="string" office:string-value="S332=EVERYMAN,">
            <text:p>S332=EVERYMAN,</text:p>
          </table:table-cell>
          <table:table-cell table:formula="of:=IF(LEN(TRIM([CulturesData.GC30]))=0;&quot;&quot;;CONCATENATE([CulturesData.GC$1];SUBSTITUTE(SUBSTITUTE(SUBSTITUTE([CulturesData.GC30];&quot;e&quot;;&quot;EVERYMAN&quot;);&quot;r&quot;;&quot;RESTRICTED&quot;);&quot;o&quot;;&quot;OCCUPATIONAL&quot;);&quot;,&quot;))" office:value-type="string" office:string-value="S309=EVERYMAN,">
            <text:p>S309=EVERYMAN,</text:p>
          </table:table-cell>
          <table:table-cell table:formula="of:=IF(LEN(TRIM([CulturesData.GD30]))=0;&quot;&quot;;CONCATENATE([CulturesData.GD$1];SUBSTITUTE(SUBSTITUTE(SUBSTITUTE([CulturesData.GD30];&quot;e&quot;;&quot;EVERYMAN&quot;);&quot;r&quot;;&quot;RESTRICTED&quot;);&quot;o&quot;;&quot;OCCUPATIONAL&quot;);&quot;,&quot;))" office:value-type="string" office:string-value="S291=EVERYMAN,">
            <text:p>S291=EVERYMAN,</text:p>
          </table:table-cell>
          <table:table-cell table:formula="of:=IF(LEN(TRIM([CulturesData.GE30]))=0;&quot;&quot;;CONCATENATE([CulturesData.GE$1];SUBSTITUTE(SUBSTITUTE(SUBSTITUTE([CulturesData.GE30];&quot;e&quot;;&quot;EVERYMAN&quot;);&quot;r&quot;;&quot;RESTRICTED&quot;);&quot;o&quot;;&quot;OCCUPATIONAL&quot;);&quot;,&quot;))" office:value-type="string" office:string-value="S421=EVERYMAN,">
            <text:p>S421=EVERYMAN,</text:p>
          </table:table-cell>
          <table:table-cell table:formula="of:=IF(LEN(TRIM([CulturesData.GF30]))=0;&quot;&quot;;CONCATENATE([CulturesData.GF$1];SUBSTITUTE(SUBSTITUTE(SUBSTITUTE([CulturesData.GF30];&quot;e&quot;;&quot;EVERYMAN&quot;);&quot;r&quot;;&quot;RESTRICTED&quot;);&quot;o&quot;;&quot;OCCUPATIONAL&quot;);&quot;,&quot;))" office:value-type="string" office:string-value="G27=1,">
            <text:p>G27=1,</text:p>
          </table:table-cell>
          <table:table-cell table:formula="of:=IF(LEN(TRIM([CulturesData.GG30]))=0;&quot;&quot;;CONCATENATE([CulturesData.GG$1];SUBSTITUTE(SUBSTITUTE(SUBSTITUTE([CulturesData.GG30];&quot;e&quot;;&quot;EVERYMAN&quot;);&quot;r&quot;;&quot;RESTRICTED&quot;);&quot;o&quot;;&quot;OCCUPATIONAL&quot;);&quot;,&quot;))" office:value-type="string" office:string-value="S257=1,">
            <text:p>S257=1,</text:p>
          </table:table-cell>
          <table:table-cell table:formula="of:=IF(LEN(TRIM([CulturesData.GH30]))=0;&quot;&quot;;CONCATENATE([CulturesData.GH$1];SUBSTITUTE(SUBSTITUTE(SUBSTITUTE([CulturesData.GH30];&quot;e&quot;;&quot;EVERYMAN&quot;);&quot;r&quot;;&quot;RESTRICTED&quot;);&quot;o&quot;;&quot;OCCUPATIONAL&quot;);&quot;,&quot;))" office:value-type="string" office:string-value="G29=1,">
            <text:p>G29=1,</text:p>
          </table:table-cell>
          <table:table-cell table:formula="of:=IF(LEN(TRIM([CulturesData.GI30]))=0;&quot;&quot;;CONCATENATE([CulturesData.GI$1];SUBSTITUTE(SUBSTITUTE(SUBSTITUTE([CulturesData.GI30];&quot;e&quot;;&quot;EVERYMAN&quot;);&quot;r&quot;;&quot;RESTRICTED&quot;);&quot;o&quot;;&quot;OCCUPATIONAL&quot;);&quot;,&quot;))" office:value-type="string" office:string-value="S331=1,">
            <text:p>S331=1,</text:p>
          </table:table-cell>
          <table:table-cell table:formula="of:=IF(LEN(TRIM([CulturesData.GJ30]))=0;&quot;&quot;;CONCATENATE([CulturesData.GJ$1];SUBSTITUTE(SUBSTITUTE(SUBSTITUTE([CulturesData.GJ30];&quot;e&quot;;&quot;EVERYMAN&quot;);&quot;r&quot;;&quot;RESTRICTED&quot;);&quot;o&quot;;&quot;OCCUPATIONAL&quot;);&quot;,&quot;))">
            <text:p/>
          </table:table-cell>
          <table:table-cell table:formula="of:=IF(LEN(TRIM([CulturesData.GK30]))=0;&quot;&quot;;CONCATENATE([CulturesData.GK$1];SUBSTITUTE(SUBSTITUTE(SUBSTITUTE([CulturesData.GK30];&quot;e&quot;;&quot;EVERYMAN&quot;);&quot;r&quot;;&quot;RESTRICTED&quot;);&quot;o&quot;;&quot;OCCUPATIONAL&quot;);&quot;,&quot;))">
            <text:p/>
          </table:table-cell>
          <table:table-cell table:formula="of:=IF(LEN(TRIM([CulturesData.GL30]))=0;&quot;&quot;;CONCATENATE([CulturesData.GL$1];SUBSTITUTE(SUBSTITUTE(SUBSTITUTE([CulturesData.GL30];&quot;e&quot;;&quot;EVERYMAN&quot;);&quot;r&quot;;&quot;RESTRICTED&quot;);&quot;o&quot;;&quot;OCCUPATIONAL&quot;);&quot;,&quot;))" office:value-type="string" office:string-value="G32=1,">
            <text:p>G32=1,</text:p>
          </table:table-cell>
          <table:table-cell table:formula="of:=IF(LEN(TRIM([CulturesData.GM30]))=0;&quot;&quot;;CONCATENATE([CulturesData.GM$1];SUBSTITUTE(SUBSTITUTE(SUBSTITUTE([CulturesData.GM30];&quot;e&quot;;&quot;EVERYMAN&quot;);&quot;r&quot;;&quot;RESTRICTED&quot;);&quot;o&quot;;&quot;OCCUPATIONAL&quot;);&quot;,&quot;))" office:value-type="string" office:string-value="S326=1,">
            <text:p>S326=1,</text:p>
          </table:table-cell>
          <table:table-cell table:formula="of:=IF(LEN(TRIM([CulturesData.GN30]))=0;&quot;&quot;;CONCATENATE([CulturesData.GN$1];SUBSTITUTE(SUBSTITUTE(SUBSTITUTE([CulturesData.GN30];&quot;e&quot;;&quot;EVERYMAN&quot;);&quot;r&quot;;&quot;RESTRICTED&quot;);&quot;o&quot;;&quot;OCCUPATIONAL&quot;);&quot;,&quot;))">
            <text:p/>
          </table:table-cell>
          <table:table-cell table:formula="of:=IF(LEN(TRIM([CulturesData.GO30]))=0;&quot;&quot;;CONCATENATE([CulturesData.GO$1];SUBSTITUTE(SUBSTITUTE(SUBSTITUTE([CulturesData.GO30];&quot;e&quot;;&quot;EVERYMAN&quot;);&quot;r&quot;;&quot;RESTRICTED&quot;);&quot;o&quot;;&quot;OCCUPATIONAL&quot;);&quot;,&quot;))">
            <text:p/>
          </table:table-cell>
          <table:table-cell table:formula="of:=IF(LEN(TRIM([CulturesData.GP30]))=0;&quot;&quot;;CONCATENATE([CulturesData.GP$1];SUBSTITUTE(SUBSTITUTE(SUBSTITUTE([CulturesData.GP30];&quot;e&quot;;&quot;EVERYMAN&quot;);&quot;r&quot;;&quot;RESTRICTED&quot;);&quot;o&quot;;&quot;OCCUPATIONAL&quot;);&quot;,&quot;))" office:value-type="string" office:string-value="LANG=6,">
            <text:p>LANG=6,</text:p>
          </table:table-cell>
          <table:table-cell table:formula="of:=IF(LEN(TRIM([CulturesData.GQ30]))=0;&quot;&quot;;CONCATENATE([CulturesData.GQ$1];SUBSTITUTE(SUBSTITUTE(SUBSTITUTE([CulturesData.GQ30];&quot;e&quot;;&quot;EVERYMAN&quot;);&quot;r&quot;;&quot;RESTRICTED&quot;);&quot;o&quot;;&quot;OCCUPATIONAL&quot;);&quot;,&quot;))">
            <text:p/>
          </table:table-cell>
          <table:table-cell table:formula="of:=IF(LEN(TRIM([CulturesData.GR30]))=0;&quot;&quot;;CONCATENATE([CulturesData.GR$1];SUBSTITUTE(SUBSTITUTE(SUBSTITUTE([CulturesData.GR30];&quot;e&quot;;&quot;EVERYMAN&quot;);&quot;r&quot;;&quot;RESTRICTED&quot;);&quot;o&quot;;&quot;OCCUPATIONAL&quot;);&quot;,&quot;))" office:value-type="string" office:string-value="HOBBY=14,">
            <text:p>HOBBY=14,</text:p>
          </table:table-cell>
          <table:table-cell table:formula="of:=IF(LEN(TRIM([CulturesData.GS30]))=0;&quot;&quot;;CONCATENATE([CulturesData.GS$1];[CulturesData.GS30];&quot;,&quot;))" office:value-type="string" office:string-value="Ttodo.special7,">
            <text:p>Ttodo.special7,</text:p>
          </table:table-cell>
          <table:table-cell table:formula="of:=IF(LEN(TRIM([CulturesData.GT30]))=0;&quot;&quot;;CONCATENATE([CulturesData.GT$1];SUBSTITUTE(SUBSTITUTE(SUBSTITUTE([CulturesData.GT30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formula="of:=CONCATENATE([CulturesData.A31]; &quot;,&quot;)" office:value-type="string" office:string-value="56,">
            <text:p>56,</text:p>
          </table:table-cell>
          <table:table-cell table:formula="of:=CONCATENATE([CulturesData.B31]; &quot;,&quot;)" office:value-type="string" office:string-value="56,">
            <text:p>56,</text:p>
          </table:table-cell>
          <table:table-cell table:formula="of:=CONCATENATE([CulturesData.D31]; &quot;,&quot;)" office:value-type="string" office:string-value=",">
            <text:p>,</text:p>
          </table:table-cell>
          <table:table-cell table:formula="of:=CONCATENATE([CulturesData.C31]; &quot;,&quot;)" office:value-type="string" office:string-value="orchalf,">
            <text:p>orchalf,</text:p>
          </table:table-cell>
          <table:table-cell table:formula="of:=CONCATENATE([CulturesData.E31]; &quot;,&quot;)" office:value-type="string" office:string-value="55,">
            <text:p>55,</text:p>
          </table:table-cell>
          <table:table-cell table:formula="of:=CONCATENATE([CulturesData.F31]; &quot;,&quot;)" office:value-type="string" office:string-value="40,">
            <text:p>40,</text:p>
          </table:table-cell>
          <table:table-cell table:formula="of:=CONCATENATE([CulturesData.G31]; &quot;,&quot;)" office:value-type="string" office:string-value="165,">
            <text:p>165,</text:p>
          </table:table-cell>
          <table:table-cell table:formula="of:=CONCATENATE([CulturesData.H31]; &quot;,&quot;)" office:value-type="string" office:string-value="150,">
            <text:p>150,</text:p>
          </table:table-cell>
          <table:table-cell table:formula="of:=IF(LEN(TRIM([CulturesData.J31]))=0;&quot;&quot;;CONCATENATE([CulturesData.J$1];SUBSTITUTE(SUBSTITUTE(SUBSTITUTE([CulturesData.J31];&quot;e&quot;;&quot;EVERYMAN&quot;);&quot;r&quot;;&quot;RESTRICTED&quot;);&quot;o&quot;;&quot;OCCUPATIONAL&quot;);&quot;,&quot;))" office:value-type="string" office:string-value="G21=2,">
            <text:p>G21=2,</text:p>
          </table:table-cell>
          <table:table-cell table:formula="of:=IF(LEN(TRIM([CulturesData.K31]))=0;&quot;&quot;;CONCATENATE([CulturesData.K$1];SUBSTITUTE(SUBSTITUTE(SUBSTITUTE([CulturesData.K31];&quot;e&quot;;&quot;EVERYMAN&quot;);&quot;r&quot;;&quot;RESTRICTED&quot;);&quot;o&quot;;&quot;OCCUPATIONAL&quot;);&quot;,&quot;))" office:value-type="string" office:string-value="S219=2,">
            <text:p>S219=2,</text:p>
          </table:table-cell>
          <table:table-cell table:formula="of:=IF(LEN(TRIM([CulturesData.L31]))=0;&quot;&quot;;CONCATENATE([CulturesData.L$1];SUBSTITUTE(SUBSTITUTE(SUBSTITUTE([CulturesData.L31];&quot;e&quot;;&quot;EVERYMAN&quot;);&quot;r&quot;;&quot;RESTRICTED&quot;);&quot;o&quot;;&quot;OCCUPATIONAL&quot;);&quot;,&quot;))">
            <text:p/>
          </table:table-cell>
          <table:table-cell table:formula="of:=IF(LEN(TRIM([CulturesData.M31]))=0;&quot;&quot;;CONCATENATE([CulturesData.M$1];SUBSTITUTE(SUBSTITUTE(SUBSTITUTE([CulturesData.M31];&quot;e&quot;;&quot;EVERYMAN&quot;);&quot;r&quot;;&quot;RESTRICTED&quot;);&quot;o&quot;;&quot;OCCUPATIONAL&quot;);&quot;,&quot;))">
            <text:p/>
          </table:table-cell>
          <table:table-cell table:formula="of:=IF(LEN(TRIM([CulturesData.N31]))=0;&quot;&quot;;CONCATENATE([CulturesData.N$1];SUBSTITUTE(SUBSTITUTE(SUBSTITUTE([CulturesData.N31];&quot;e&quot;;&quot;EVERYMAN&quot;);&quot;r&quot;;&quot;RESTRICTED&quot;);&quot;o&quot;;&quot;OCCUPATIONAL&quot;);&quot;,&quot;))">
            <text:p/>
          </table:table-cell>
          <table:table-cell table:formula="of:=IF(LEN(TRIM([CulturesData.O31]))=0;&quot;&quot;;CONCATENATE([CulturesData.O$1];SUBSTITUTE(SUBSTITUTE(SUBSTITUTE([CulturesData.O31];&quot;e&quot;;&quot;EVERYMAN&quot;);&quot;r&quot;;&quot;RESTRICTED&quot;);&quot;o&quot;;&quot;OCCUPATIONAL&quot;);&quot;,&quot;))" office:value-type="string" office:string-value="G20=2,">
            <text:p>G20=2,</text:p>
          </table:table-cell>
          <table:table-cell table:formula="of:=IF(LEN(TRIM([CulturesData.P31]))=0;&quot;&quot;;CONCATENATE([CulturesData.P$1];SUBSTITUTE(SUBSTITUTE(SUBSTITUTE([CulturesData.P31];&quot;e&quot;;&quot;EVERYMAN&quot;);&quot;r&quot;;&quot;RESTRICTED&quot;);&quot;o&quot;;&quot;OCCUPATIONAL&quot;);&quot;,&quot;))" office:value-type="string" office:string-value="S218=2,">
            <text:p>S218=2,</text:p>
          </table:table-cell>
          <table:table-cell table:formula="of:=IF(LEN(TRIM([CulturesData.Q31]))=0;&quot;&quot;;CONCATENATE([CulturesData.Q$1];SUBSTITUTE(SUBSTITUTE(SUBSTITUTE([CulturesData.Q31];&quot;e&quot;;&quot;EVERYMAN&quot;);&quot;r&quot;;&quot;RESTRICTED&quot;);&quot;o&quot;;&quot;OCCUPATIONAL&quot;);&quot;,&quot;))">
            <text:p/>
          </table:table-cell>
          <table:table-cell table:formula="of:=IF(LEN(TRIM([CulturesData.R31]))=0;&quot;&quot;;CONCATENATE([CulturesData.R$1];SUBSTITUTE(SUBSTITUTE(SUBSTITUTE([CulturesData.R31];&quot;e&quot;;&quot;EVERYMAN&quot;);&quot;r&quot;;&quot;RESTRICTED&quot;);&quot;o&quot;;&quot;OCCUPATIONAL&quot;);&quot;,&quot;))">
            <text:p/>
          </table:table-cell>
          <table:table-cell table:formula="of:=IF(LEN(TRIM([CulturesData.S31]))=0;&quot;&quot;;CONCATENATE([CulturesData.S$1];SUBSTITUTE(SUBSTITUTE(SUBSTITUTE([CulturesData.S31];&quot;e&quot;;&quot;EVERYMAN&quot;);&quot;r&quot;;&quot;RESTRICTED&quot;);&quot;o&quot;;&quot;OCCUPATIONAL&quot;);&quot;,&quot;))">
            <text:p/>
          </table:table-cell>
          <table:table-cell table:formula="of:=IF(LEN(TRIM([CulturesData.T31]))=0;&quot;&quot;;CONCATENATE([CulturesData.T$1];SUBSTITUTE(SUBSTITUTE(SUBSTITUTE([CulturesData.T31];&quot;e&quot;;&quot;EVERYMAN&quot;);&quot;r&quot;;&quot;RESTRICTED&quot;);&quot;o&quot;;&quot;OCCUPATIONAL&quot;);&quot;,&quot;))">
            <text:p/>
          </table:table-cell>
          <table:table-cell table:formula="of:=IF(LEN(TRIM([CulturesData.U31]))=0;&quot;&quot;;CONCATENATE([CulturesData.U$1];SUBSTITUTE(SUBSTITUTE(SUBSTITUTE([CulturesData.U31];&quot;e&quot;;&quot;EVERYMAN&quot;);&quot;r&quot;;&quot;RESTRICTED&quot;);&quot;o&quot;;&quot;OCCUPATIONAL&quot;);&quot;,&quot;))">
            <text:p/>
          </table:table-cell>
          <table:table-cell table:formula="of:=IF(LEN(TRIM([CulturesData.V31]))=0;&quot;&quot;;CONCATENATE([CulturesData.V$1];SUBSTITUTE(SUBSTITUTE(SUBSTITUTE([CulturesData.V31];&quot;e&quot;;&quot;EVERYMAN&quot;);&quot;r&quot;;&quot;RESTRICTED&quot;);&quot;o&quot;;&quot;OCCUPATIONAL&quot;);&quot;,&quot;))" office:value-type="string" office:string-value="G3=1,">
            <text:p>G3=1,</text:p>
          </table:table-cell>
          <table:table-cell table:formula="of:=IF(LEN(TRIM([CulturesData.W31]))=0;&quot;&quot;;CONCATENATE([CulturesData.W$1];SUBSTITUTE(SUBSTITUTE(SUBSTITUTE([CulturesData.W31];&quot;e&quot;;&quot;EVERYMAN&quot;);&quot;r&quot;;&quot;RESTRICTED&quot;);&quot;o&quot;;&quot;OCCUPATIONAL&quot;);&quot;,&quot;))">
            <text:p/>
          </table:table-cell>
          <table:table-cell table:formula="of:=IF(LEN(TRIM([CulturesData.X31]))=0;&quot;&quot;;CONCATENATE([CulturesData.X$1];SUBSTITUTE(SUBSTITUTE(SUBSTITUTE([CulturesData.X31];&quot;e&quot;;&quot;EVERYMAN&quot;);&quot;r&quot;;&quot;RESTRICTED&quot;);&quot;o&quot;;&quot;OCCUPATIONAL&quot;);&quot;,&quot;))">
            <text:p/>
          </table:table-cell>
          <table:table-cell table:formula="of:=IF(LEN(TRIM([CulturesData.Y31]))=0;&quot;&quot;;CONCATENATE([CulturesData.Y$1];SUBSTITUTE(SUBSTITUTE(SUBSTITUTE([CulturesData.Y31];&quot;e&quot;;&quot;EVERYMAN&quot;);&quot;r&quot;;&quot;RESTRICTED&quot;);&quot;o&quot;;&quot;OCCUPATIONAL&quot;);&quot;,&quot;))">
            <text:p/>
          </table:table-cell>
          <table:table-cell table:formula="of:=IF(LEN(TRIM([CulturesData.Z31]))=0;&quot;&quot;;CONCATENATE([CulturesData.Z$1];SUBSTITUTE(SUBSTITUTE(SUBSTITUTE([CulturesData.Z31];&quot;e&quot;;&quot;EVERYMAN&quot;);&quot;r&quot;;&quot;RESTRICTED&quot;);&quot;o&quot;;&quot;OCCUPATIONAL&quot;);&quot;,&quot;))">
            <text:p/>
          </table:table-cell>
          <table:table-cell table:formula="of:=IF(LEN(TRIM([CulturesData.AA31]))=0;&quot;&quot;;CONCATENATE([CulturesData.AA$1];SUBSTITUTE(SUBSTITUTE(SUBSTITUTE([CulturesData.AA31];&quot;e&quot;;&quot;EVERYMAN&quot;);&quot;r&quot;;&quot;RESTRICTED&quot;);&quot;o&quot;;&quot;OCCUPATIONAL&quot;);&quot;,&quot;))" office:value-type="string" office:string-value="G1=2,">
            <text:p>G1=2,</text:p>
          </table:table-cell>
          <table:table-cell table:formula="of:=IF(LEN(TRIM([CulturesData.AB31]))=0;&quot;&quot;;CONCATENATE([CulturesData.AB$1];SUBSTITUTE(SUBSTITUTE(SUBSTITUTE([CulturesData.AB31];&quot;e&quot;;&quot;EVERYMAN&quot;);&quot;r&quot;;&quot;RESTRICTED&quot;);&quot;o&quot;;&quot;OCCUPATIONAL&quot;);&quot;,&quot;))">
            <text:p/>
          </table:table-cell>
          <table:table-cell table:formula="of:=IF(LEN(TRIM([CulturesData.AC31]))=0;&quot;&quot;;CONCATENATE([CulturesData.AC$1];SUBSTITUTE(SUBSTITUTE(SUBSTITUTE([CulturesData.AC31];&quot;e&quot;;&quot;EVERYMAN&quot;);&quot;r&quot;;&quot;RESTRICTED&quot;);&quot;o&quot;;&quot;OCCUPATIONAL&quot;);&quot;,&quot;))">
            <text:p/>
          </table:table-cell>
          <table:table-cell table:formula="of:=IF(LEN(TRIM([CulturesData.AD31]))=0;&quot;&quot;;CONCATENATE([CulturesData.AD$1];SUBSTITUTE(SUBSTITUTE(SUBSTITUTE([CulturesData.AD31];&quot;e&quot;;&quot;EVERYMAN&quot;);&quot;r&quot;;&quot;RESTRICTED&quot;);&quot;o&quot;;&quot;OCCUPATIONAL&quot;);&quot;,&quot;))" office:value-type="string" office:string-value="S5=4-OCCUPATIONAL,">
            <text:p>S5=4-OCCUPATIONAL,</text:p>
          </table:table-cell>
          <table:table-cell table:formula="of:=IF(LEN(TRIM([CulturesData.AE31]))=0;&quot;&quot;;CONCATENATE([CulturesData.AE$1];SUBSTITUTE(SUBSTITUTE(SUBSTITUTE([CulturesData.AE31];&quot;e&quot;;&quot;EVERYMAN&quot;);&quot;r&quot;;&quot;RESTRICTED&quot;);&quot;o&quot;;&quot;OCCUPATIONAL&quot;);&quot;,&quot;))" office:value-type="string" office:string-value="G2=1,">
            <text:p>G2=1,</text:p>
          </table:table-cell>
          <table:table-cell table:formula="of:=IF(LEN(TRIM([CulturesData.AF31]))=0;&quot;&quot;;CONCATENATE([CulturesData.AF$1];SUBSTITUTE(SUBSTITUTE(SUBSTITUTE([CulturesData.AF31];&quot;e&quot;;&quot;EVERYMAN&quot;);&quot;r&quot;;&quot;RESTRICTED&quot;);&quot;o&quot;;&quot;OCCUPATIONAL&quot;);&quot;,&quot;))">
            <text:p/>
          </table:table-cell>
          <table:table-cell table:formula="of:=IF(LEN(TRIM([CulturesData.AG31]))=0;&quot;&quot;;CONCATENATE([CulturesData.AG$1];SUBSTITUTE(SUBSTITUTE(SUBSTITUTE([CulturesData.AG31];&quot;e&quot;;&quot;EVERYMAN&quot;);&quot;r&quot;;&quot;RESTRICTED&quot;);&quot;o&quot;;&quot;OCCUPATIONAL&quot;);&quot;,&quot;))" office:value-type="string" office:string-value="S15=2,">
            <text:p>S15=2,</text:p>
          </table:table-cell>
          <table:table-cell table:formula="of:=IF(LEN(TRIM([CulturesData.AH31]))=0;&quot;&quot;;CONCATENATE([CulturesData.AH$1];SUBSTITUTE(SUBSTITUTE(SUBSTITUTE([CulturesData.AH31];&quot;e&quot;;&quot;EVERYMAN&quot;);&quot;r&quot;;&quot;RESTRICTED&quot;);&quot;o&quot;;&quot;OCCUPATIONAL&quot;);&quot;,&quot;))" office:value-type="string" office:string-value="S168=3,">
            <text:p>S168=3,</text:p>
          </table:table-cell>
          <table:table-cell table:formula="of:=IF(LEN(TRIM([CulturesData.AI31]))=0;&quot;&quot;;CONCATENATE([CulturesData.AI$1];SUBSTITUTE(SUBSTITUTE(SUBSTITUTE([CulturesData.AI31];&quot;e&quot;;&quot;EVERYMAN&quot;);&quot;r&quot;;&quot;RESTRICTED&quot;);&quot;o&quot;;&quot;OCCUPATIONAL&quot;);&quot;,&quot;))" office:value-type="string" office:string-value="G36=3,">
            <text:p>G36=3,</text:p>
          </table:table-cell>
          <table:table-cell table:formula="of:=IF(LEN(TRIM([CulturesData.AJ31]))=0;&quot;&quot;;CONCATENATE([CulturesData.AJ$1];SUBSTITUTE(SUBSTITUTE(SUBSTITUTE([CulturesData.AJ31];&quot;e&quot;;&quot;EVERYMAN&quot;);&quot;r&quot;;&quot;RESTRICTED&quot;);&quot;o&quot;;&quot;OCCUPATIONAL&quot;);&quot;,&quot;))" office:value-type="string" office:string-value="S167=2,">
            <text:p>S167=2,</text:p>
          </table:table-cell>
          <table:table-cell table:formula="of:=IF(LEN(TRIM([CulturesData.AK31]))=0;&quot;&quot;;CONCATENATE([CulturesData.AK$1];SUBSTITUTE(SUBSTITUTE(SUBSTITUTE([CulturesData.AK31];&quot;e&quot;;&quot;EVERYMAN&quot;);&quot;r&quot;;&quot;RESTRICTED&quot;);&quot;o&quot;;&quot;OCCUPATIONAL&quot;);&quot;,&quot;))" office:value-type="string" office:string-value="S160=2,">
            <text:p>S160=2,</text:p>
          </table:table-cell>
          <table:table-cell table:formula="of:=IF(LEN(TRIM([CulturesData.AL31]))=0;&quot;&quot;;CONCATENATE([CulturesData.AL$1];SUBSTITUTE(SUBSTITUTE(SUBSTITUTE([CulturesData.AL31];&quot;e&quot;;&quot;EVERYMAN&quot;);&quot;r&quot;;&quot;RESTRICTED&quot;);&quot;o&quot;;&quot;OCCUPATIONAL&quot;);&quot;,&quot;))">
            <text:p/>
          </table:table-cell>
          <table:table-cell table:formula="of:=IF(LEN(TRIM([CulturesData.AM31]))=0;&quot;&quot;;CONCATENATE([CulturesData.AM$1];SUBSTITUTE(SUBSTITUTE(SUBSTITUTE([CulturesData.AM31];&quot;e&quot;;&quot;EVERYMAN&quot;);&quot;r&quot;;&quot;RESTRICTED&quot;);&quot;o&quot;;&quot;OCCUPATIONAL&quot;);&quot;,&quot;))">
            <text:p/>
          </table:table-cell>
          <table:table-cell table:formula="of:=IF(LEN(TRIM([CulturesData.AN31]))=0;&quot;&quot;;CONCATENATE([CulturesData.AN$1];SUBSTITUTE(SUBSTITUTE(SUBSTITUTE([CulturesData.AN31];&quot;e&quot;;&quot;EVERYMAN&quot;);&quot;r&quot;;&quot;RESTRICTED&quot;);&quot;o&quot;;&quot;OCCUPATIONAL&quot;);&quot;,&quot;))" office:value-type="string" office:string-value="S155=RESTRICTED,">
            <text:p>S155=RESTRICTED,</text:p>
          </table:table-cell>
          <table:table-cell table:formula="of:=IF(LEN(TRIM([CulturesData.AO31]))=0;&quot;&quot;;CONCATENATE([CulturesData.AO$1];SUBSTITUTE(SUBSTITUTE(SUBSTITUTE([CulturesData.AO31];&quot;e&quot;;&quot;EVERYMAN&quot;);&quot;r&quot;;&quot;RESTRICTED&quot;);&quot;o&quot;;&quot;OCCUPATIONAL&quot;);&quot;,&quot;))" office:value-type="string" office:string-value="S154=RESTRICTED,">
            <text:p>S154=RESTRICTED,</text:p>
          </table:table-cell>
          <table:table-cell table:formula="of:=IF(LEN(TRIM([CulturesData.AP31]))=0;&quot;&quot;;CONCATENATE([CulturesData.AP$1];SUBSTITUTE(SUBSTITUTE(SUBSTITUTE([CulturesData.AP31];&quot;e&quot;;&quot;EVERYMAN&quot;);&quot;r&quot;;&quot;RESTRICTED&quot;);&quot;o&quot;;&quot;OCCUPATIONAL&quot;);&quot;,&quot;))" office:value-type="string" office:string-value="S64=2,">
            <text:p>S64=2,</text:p>
          </table:table-cell>
          <table:table-cell table:formula="of:=IF(LEN(TRIM([CulturesData.AQ31]))=0;&quot;&quot;;CONCATENATE([CulturesData.AQ$1];SUBSTITUTE(SUBSTITUTE(SUBSTITUTE([CulturesData.AQ31];&quot;e&quot;;&quot;EVERYMAN&quot;);&quot;r&quot;;&quot;RESTRICTED&quot;);&quot;o&quot;;&quot;OCCUPATIONAL&quot;);&quot;,&quot;))">
            <text:p/>
          </table:table-cell>
          <table:table-cell table:formula="of:=IF(LEN(TRIM([CulturesData.AR31]))=0;&quot;&quot;;CONCATENATE([CulturesData.AR$1];SUBSTITUTE(SUBSTITUTE(SUBSTITUTE([CulturesData.AR31];&quot;e&quot;;&quot;EVERYMAN&quot;);&quot;r&quot;;&quot;RESTRICTED&quot;);&quot;o&quot;;&quot;OCCUPATIONAL&quot;);&quot;,&quot;))" office:value-type="string" office:string-value="S503=RESTRICTED,">
            <text:p>S503=RESTRICTED,</text:p>
          </table:table-cell>
          <table:table-cell table:formula="of:=IF(LEN(TRIM([CulturesData.AS31]))=0;&quot;&quot;;CONCATENATE([CulturesData.AS$1];SUBSTITUTE(SUBSTITUTE(SUBSTITUTE([CulturesData.AS31];&quot;e&quot;;&quot;EVERYMAN&quot;);&quot;r&quot;;&quot;RESTRICTED&quot;);&quot;o&quot;;&quot;OCCUPATIONAL&quot;);&quot;,&quot;))" office:value-type="string" office:string-value="S504=RESTRICTED,">
            <text:p>S504=RESTRICTED,</text:p>
          </table:table-cell>
          <table:table-cell table:formula="of:=IF(LEN(TRIM([CulturesData.AT31]))=0;&quot;&quot;;CONCATENATE([CulturesData.AT$1];SUBSTITUTE(SUBSTITUTE(SUBSTITUTE([CulturesData.AT31];&quot;e&quot;;&quot;EVERYMAN&quot;);&quot;r&quot;;&quot;RESTRICTED&quot;);&quot;o&quot;;&quot;OCCUPATIONAL&quot;);&quot;,&quot;))" office:value-type="string" office:string-value="S53=RESTRICTED,">
            <text:p>S53=RESTRICTED,</text:p>
          </table:table-cell>
          <table:table-cell table:formula="of:=IF(LEN(TRIM([CulturesData.AU31]))=0;&quot;&quot;;CONCATENATE([CulturesData.AU$1];SUBSTITUTE(SUBSTITUTE(SUBSTITUTE([CulturesData.AU31];&quot;e&quot;;&quot;EVERYMAN&quot;);&quot;r&quot;;&quot;RESTRICTED&quot;);&quot;o&quot;;&quot;OCCUPATIONAL&quot;);&quot;,&quot;))" office:value-type="string" office:string-value="S54=RESTRICTED,">
            <text:p>S54=RESTRICTED,</text:p>
          </table:table-cell>
          <table:table-cell table:formula="of:=IF(LEN(TRIM([CulturesData.AV31]))=0;&quot;&quot;;CONCATENATE([CulturesData.AV$1];SUBSTITUTE(SUBSTITUTE(SUBSTITUTE([CulturesData.AV31];&quot;e&quot;;&quot;EVERYMAN&quot;);&quot;r&quot;;&quot;RESTRICTED&quot;);&quot;o&quot;;&quot;OCCUPATIONAL&quot;);&quot;,&quot;))" office:value-type="string" office:string-value="G8=1,">
            <text:p>G8=1,</text:p>
          </table:table-cell>
          <table:table-cell table:formula="of:=IF(LEN(TRIM([CulturesData.AW31]))=0;&quot;&quot;;CONCATENATE([CulturesData.AW$1];SUBSTITUTE(SUBSTITUTE(SUBSTITUTE([CulturesData.AW31];&quot;e&quot;;&quot;EVERYMAN&quot;);&quot;r&quot;;&quot;RESTRICTED&quot;);&quot;o&quot;;&quot;OCCUPATIONAL&quot;);&quot;,&quot;))">
            <text:p/>
          </table:table-cell>
          <table:table-cell table:formula="of:=IF(LEN(TRIM([CulturesData.AX31]))=0;&quot;&quot;;CONCATENATE([CulturesData.AX$1];SUBSTITUTE(SUBSTITUTE(SUBSTITUTE([CulturesData.AX31];&quot;e&quot;;&quot;EVERYMAN&quot;);&quot;r&quot;;&quot;RESTRICTED&quot;);&quot;o&quot;;&quot;OCCUPATIONAL&quot;);&quot;,&quot;))">
            <text:p/>
          </table:table-cell>
          <table:table-cell table:formula="of:=IF(LEN(TRIM([CulturesData.AY31]))=0;&quot;&quot;;CONCATENATE([CulturesData.AY$1];SUBSTITUTE(SUBSTITUTE(SUBSTITUTE([CulturesData.AY31];&quot;e&quot;;&quot;EVERYMAN&quot;);&quot;r&quot;;&quot;RESTRICTED&quot;);&quot;o&quot;;&quot;OCCUPATIONAL&quot;);&quot;,&quot;))">
            <text:p/>
          </table:table-cell>
          <table:table-cell table:formula="of:=IF(LEN(TRIM([CulturesData.AZ31]))=0;&quot;&quot;;CONCATENATE([CulturesData.AZ$1];SUBSTITUTE(SUBSTITUTE(SUBSTITUTE([CulturesData.AZ31];&quot;e&quot;;&quot;EVERYMAN&quot;);&quot;r&quot;;&quot;RESTRICTED&quot;);&quot;o&quot;;&quot;OCCUPATIONAL&quot;);&quot;,&quot;))">
            <text:p/>
          </table:table-cell>
          <table:table-cell table:formula="of:=IF(LEN(TRIM([CulturesData.BA31]))=0;&quot;&quot;;CONCATENATE([CulturesData.BA$1];SUBSTITUTE(SUBSTITUTE(SUBSTITUTE([CulturesData.BA31];&quot;e&quot;;&quot;EVERYMAN&quot;);&quot;r&quot;;&quot;RESTRICTED&quot;);&quot;o&quot;;&quot;OCCUPATIONAL&quot;);&quot;,&quot;))">
            <text:p/>
          </table:table-cell>
          <table:table-cell table:formula="of:=IF(LEN(TRIM([CulturesData.BB31]))=0;&quot;&quot;;CONCATENATE([CulturesData.BB$1];SUBSTITUTE(SUBSTITUTE(SUBSTITUTE([CulturesData.BB31];&quot;e&quot;;&quot;EVERYMAN&quot;);&quot;r&quot;;&quot;RESTRICTED&quot;);&quot;o&quot;;&quot;OCCUPATIONAL&quot;);&quot;,&quot;))">
            <text:p/>
          </table:table-cell>
          <table:table-cell table:formula="of:=IF(LEN(TRIM([CulturesData.BC31]))=0;&quot;&quot;;CONCATENATE([CulturesData.BC$1];SUBSTITUTE(SUBSTITUTE(SUBSTITUTE([CulturesData.BC31];&quot;e&quot;;&quot;EVERYMAN&quot;);&quot;r&quot;;&quot;RESTRICTED&quot;);&quot;o&quot;;&quot;OCCUPATIONAL&quot;);&quot;,&quot;))">
            <text:p/>
          </table:table-cell>
          <table:table-cell table:formula="of:=IF(LEN(TRIM([CulturesData.BD31]))=0;&quot;&quot;;CONCATENATE([CulturesData.BD$1];SUBSTITUTE(SUBSTITUTE(SUBSTITUTE([CulturesData.BD31];&quot;e&quot;;&quot;EVERYMAN&quot;);&quot;r&quot;;&quot;RESTRICTED&quot;);&quot;o&quot;;&quot;OCCUPATIONAL&quot;);&quot;,&quot;))">
            <text:p/>
          </table:table-cell>
          <table:table-cell table:formula="of:=IF(LEN(TRIM([CulturesData.BE31]))=0;&quot;&quot;;CONCATENATE([CulturesData.BE$1];SUBSTITUTE(SUBSTITUTE(SUBSTITUTE([CulturesData.BE31];&quot;e&quot;;&quot;EVERYMAN&quot;);&quot;r&quot;;&quot;RESTRICTED&quot;);&quot;o&quot;;&quot;OCCUPATIONAL&quot;);&quot;,&quot;))">
            <text:p/>
          </table:table-cell>
          <table:table-cell table:formula="of:=IF(LEN(TRIM([CulturesData.BF31]))=0;&quot;&quot;;CONCATENATE([CulturesData.BF$1];SUBSTITUTE(SUBSTITUTE(SUBSTITUTE([CulturesData.BF31];&quot;e&quot;;&quot;EVERYMAN&quot;);&quot;r&quot;;&quot;RESTRICTED&quot;);&quot;o&quot;;&quot;OCCUPATIONAL&quot;);&quot;,&quot;))">
            <text:p/>
          </table:table-cell>
          <table:table-cell table:formula="of:=IF(LEN(TRIM([CulturesData.BG31]))=0;&quot;&quot;;CONCATENATE([CulturesData.BG$1];SUBSTITUTE(SUBSTITUTE(SUBSTITUTE([CulturesData.BG31];&quot;e&quot;;&quot;EVERYMAN&quot;);&quot;r&quot;;&quot;RESTRICTED&quot;);&quot;o&quot;;&quot;OCCUPATIONAL&quot;);&quot;,&quot;))">
            <text:p/>
          </table:table-cell>
          <table:table-cell table:formula="of:=IF(LEN(TRIM([CulturesData.BH31]))=0;&quot;&quot;;CONCATENATE([CulturesData.BH$1];SUBSTITUTE(SUBSTITUTE(SUBSTITUTE([CulturesData.BH31];&quot;e&quot;;&quot;EVERYMAN&quot;);&quot;r&quot;;&quot;RESTRICTED&quot;);&quot;o&quot;;&quot;OCCUPATIONAL&quot;);&quot;,&quot;))">
            <text:p/>
          </table:table-cell>
          <table:table-cell table:formula="of:=IF(LEN(TRIM([CulturesData.BI31]))=0;&quot;&quot;;CONCATENATE([CulturesData.BI$1];SUBSTITUTE(SUBSTITUTE(SUBSTITUTE([CulturesData.BI31];&quot;e&quot;;&quot;EVERYMAN&quot;);&quot;r&quot;;&quot;RESTRICTED&quot;);&quot;o&quot;;&quot;OCCUPATIONAL&quot;);&quot;,&quot;))">
            <text:p/>
          </table:table-cell>
          <table:table-cell table:formula="of:=IF(LEN(TRIM([CulturesData.BJ31]))=0;&quot;&quot;;CONCATENATE([CulturesData.BJ$1];SUBSTITUTE(SUBSTITUTE(SUBSTITUTE([CulturesData.BJ31];&quot;e&quot;;&quot;EVERYMAN&quot;);&quot;r&quot;;&quot;RESTRICTED&quot;);&quot;o&quot;;&quot;OCCUPATIONAL&quot;);&quot;,&quot;))">
            <text:p/>
          </table:table-cell>
          <table:table-cell table:formula="of:=IF(LEN(TRIM([CulturesData.BK31]))=0;&quot;&quot;;CONCATENATE([CulturesData.BK$1];SUBSTITUTE(SUBSTITUTE(SUBSTITUTE([CulturesData.BK31];&quot;e&quot;;&quot;EVERYMAN&quot;);&quot;r&quot;;&quot;RESTRICTED&quot;);&quot;o&quot;;&quot;OCCUPATIONAL&quot;);&quot;,&quot;))">
            <text:p/>
          </table:table-cell>
          <table:table-cell table:formula="of:=IF(LEN(TRIM([CulturesData.BL31]))=0;&quot;&quot;;CONCATENATE([CulturesData.BL$1];SUBSTITUTE(SUBSTITUTE(SUBSTITUTE([CulturesData.BL31];&quot;e&quot;;&quot;EVERYMAN&quot;);&quot;r&quot;;&quot;RESTRICTED&quot;);&quot;o&quot;;&quot;OCCUPATIONAL&quot;);&quot;,&quot;))">
            <text:p/>
          </table:table-cell>
          <table:table-cell table:formula="of:=IF(LEN(TRIM([CulturesData.BM31]))=0;&quot;&quot;;CONCATENATE([CulturesData.BM$1];SUBSTITUTE(SUBSTITUTE(SUBSTITUTE([CulturesData.BM31];&quot;e&quot;;&quot;EVERYMAN&quot;);&quot;r&quot;;&quot;RESTRICTED&quot;);&quot;o&quot;;&quot;OCCUPATIONAL&quot;);&quot;,&quot;))">
            <text:p/>
          </table:table-cell>
          <table:table-cell table:formula="of:=IF(LEN(TRIM([CulturesData.BN31]))=0;&quot;&quot;;CONCATENATE([CulturesData.BN$1];SUBSTITUTE(SUBSTITUTE(SUBSTITUTE([CulturesData.BN31];&quot;e&quot;;&quot;EVERYMAN&quot;);&quot;r&quot;;&quot;RESTRICTED&quot;);&quot;o&quot;;&quot;OCCUPATIONAL&quot;);&quot;,&quot;))">
            <text:p/>
          </table:table-cell>
          <table:table-cell table:formula="of:=IF(LEN(TRIM([CulturesData.BO31]))=0;&quot;&quot;;CONCATENATE([CulturesData.BO$1];SUBSTITUTE(SUBSTITUTE(SUBSTITUTE([CulturesData.BO31];&quot;e&quot;;&quot;EVERYMAN&quot;);&quot;r&quot;;&quot;RESTRICTED&quot;);&quot;o&quot;;&quot;OCCUPATIONAL&quot;);&quot;,&quot;))">
            <text:p/>
          </table:table-cell>
          <table:table-cell table:formula="of:=IF(LEN(TRIM([CulturesData.BP31]))=0;&quot;&quot;;CONCATENATE([CulturesData.BP$1];SUBSTITUTE(SUBSTITUTE(SUBSTITUTE([CulturesData.BP31];&quot;e&quot;;&quot;EVERYMAN&quot;);&quot;r&quot;;&quot;RESTRICTED&quot;);&quot;o&quot;;&quot;OCCUPATIONAL&quot;);&quot;,&quot;))">
            <text:p/>
          </table:table-cell>
          <table:table-cell table:formula="of:=IF(LEN(TRIM([CulturesData.BQ31]))=0;&quot;&quot;;CONCATENATE([CulturesData.BQ$1];SUBSTITUTE(SUBSTITUTE(SUBSTITUTE([CulturesData.BQ31];&quot;e&quot;;&quot;EVERYMAN&quot;);&quot;r&quot;;&quot;RESTRICTED&quot;);&quot;o&quot;;&quot;OCCUPATIONAL&quot;);&quot;,&quot;))">
            <text:p/>
          </table:table-cell>
          <table:table-cell table:formula="of:=IF(LEN(TRIM([CulturesData.BR31]))=0;&quot;&quot;;CONCATENATE([CulturesData.BR$1];SUBSTITUTE(SUBSTITUTE(SUBSTITUTE([CulturesData.BR31];&quot;e&quot;;&quot;EVERYMAN&quot;);&quot;r&quot;;&quot;RESTRICTED&quot;);&quot;o&quot;;&quot;OCCUPATIONAL&quot;);&quot;,&quot;))">
            <text:p/>
          </table:table-cell>
          <table:table-cell table:formula="of:=IF(LEN(TRIM([CulturesData.BS31]))=0;&quot;&quot;;CONCATENATE([CulturesData.BS$1];SUBSTITUTE(SUBSTITUTE(SUBSTITUTE([CulturesData.BS31];&quot;e&quot;;&quot;EVERYMAN&quot;);&quot;r&quot;;&quot;RESTRICTED&quot;);&quot;o&quot;;&quot;OCCUPATIONAL&quot;);&quot;,&quot;))">
            <text:p/>
          </table:table-cell>
          <table:table-cell table:formula="of:=IF(LEN(TRIM([CulturesData.BT31]))=0;&quot;&quot;;CONCATENATE([CulturesData.BT$1];SUBSTITUTE(SUBSTITUTE(SUBSTITUTE([CulturesData.BT31];&quot;e&quot;;&quot;EVERYMAN&quot;);&quot;r&quot;;&quot;RESTRICTED&quot;);&quot;o&quot;;&quot;OCCUPATIONAL&quot;);&quot;,&quot;))">
            <text:p/>
          </table:table-cell>
          <table:table-cell table:formula="of:=IF(LEN(TRIM([CulturesData.BU31]))=0;&quot;&quot;;CONCATENATE([CulturesData.BU$1];SUBSTITUTE(SUBSTITUTE(SUBSTITUTE([CulturesData.BU31];&quot;e&quot;;&quot;EVERYMAN&quot;);&quot;r&quot;;&quot;RESTRICTED&quot;);&quot;o&quot;;&quot;OCCUPATIONAL&quot;);&quot;,&quot;))">
            <text:p/>
          </table:table-cell>
          <table:table-cell table:formula="of:=IF(LEN(TRIM([CulturesData.BV31]))=0;&quot;&quot;;CONCATENATE([CulturesData.BV$1];SUBSTITUTE(SUBSTITUTE(SUBSTITUTE([CulturesData.BV31];&quot;e&quot;;&quot;EVERYMAN&quot;);&quot;r&quot;;&quot;RESTRICTED&quot;);&quot;o&quot;;&quot;OCCUPATIONAL&quot;);&quot;,&quot;))">
            <text:p/>
          </table:table-cell>
          <table:table-cell table:formula="of:=IF(LEN(TRIM([CulturesData.BW31]))=0;&quot;&quot;;CONCATENATE([CulturesData.BW$1];SUBSTITUTE(SUBSTITUTE(SUBSTITUTE([CulturesData.BW31];&quot;e&quot;;&quot;EVERYMAN&quot;);&quot;r&quot;;&quot;RESTRICTED&quot;);&quot;o&quot;;&quot;OCCUPATIONAL&quot;);&quot;,&quot;))">
            <text:p/>
          </table:table-cell>
          <table:table-cell table:formula="of:=IF(LEN(TRIM([CulturesData.BX31]))=0;&quot;&quot;;CONCATENATE([CulturesData.BX$1];SUBSTITUTE(SUBSTITUTE(SUBSTITUTE([CulturesData.BX31];&quot;e&quot;;&quot;EVERYMAN&quot;);&quot;r&quot;;&quot;RESTRICTED&quot;);&quot;o&quot;;&quot;OCCUPATIONAL&quot;);&quot;,&quot;))">
            <text:p/>
          </table:table-cell>
          <table:table-cell table:formula="of:=IF(LEN(TRIM([CulturesData.BY31]))=0;&quot;&quot;;CONCATENATE([CulturesData.BY$1];SUBSTITUTE(SUBSTITUTE(SUBSTITUTE([CulturesData.BY31];&quot;e&quot;;&quot;EVERYMAN&quot;);&quot;r&quot;;&quot;RESTRICTED&quot;);&quot;o&quot;;&quot;OCCUPATIONAL&quot;);&quot;,&quot;))">
            <text:p/>
          </table:table-cell>
          <table:table-cell table:formula="of:=IF(LEN(TRIM([CulturesData.BZ31]))=0;&quot;&quot;;CONCATENATE([CulturesData.BZ$1];SUBSTITUTE(SUBSTITUTE(SUBSTITUTE([CulturesData.BZ31];&quot;e&quot;;&quot;EVERYMAN&quot;);&quot;r&quot;;&quot;RESTRICTED&quot;);&quot;o&quot;;&quot;OCCUPATIONAL&quot;);&quot;,&quot;))">
            <text:p/>
          </table:table-cell>
          <table:table-cell table:formula="of:=IF(LEN(TRIM([CulturesData.CA31]))=0;&quot;&quot;;CONCATENATE([CulturesData.CA$1];SUBSTITUTE(SUBSTITUTE(SUBSTITUTE([CulturesData.CA31];&quot;e&quot;;&quot;EVERYMAN&quot;);&quot;r&quot;;&quot;RESTRICTED&quot;);&quot;o&quot;;&quot;OCCUPATIONAL&quot;);&quot;,&quot;))">
            <text:p/>
          </table:table-cell>
          <table:table-cell table:formula="of:=IF(LEN(TRIM([CulturesData.CB31]))=0;&quot;&quot;;CONCATENATE([CulturesData.CB$1];SUBSTITUTE(SUBSTITUTE(SUBSTITUTE([CulturesData.CB31];&quot;e&quot;;&quot;EVERYMAN&quot;);&quot;r&quot;;&quot;RESTRICTED&quot;);&quot;o&quot;;&quot;OCCUPATIONAL&quot;);&quot;,&quot;))">
            <text:p/>
          </table:table-cell>
          <table:table-cell table:formula="of:=IF(LEN(TRIM([CulturesData.CC31]))=0;&quot;&quot;;CONCATENATE([CulturesData.CC$1];SUBSTITUTE(SUBSTITUTE(SUBSTITUTE([CulturesData.CC31];&quot;e&quot;;&quot;EVERYMAN&quot;);&quot;r&quot;;&quot;RESTRICTED&quot;);&quot;o&quot;;&quot;OCCUPATIONAL&quot;);&quot;,&quot;))">
            <text:p/>
          </table:table-cell>
          <table:table-cell table:formula="of:=IF(LEN(TRIM([CulturesData.CD31]))=0;&quot;&quot;;CONCATENATE([CulturesData.CD$1];SUBSTITUTE(SUBSTITUTE(SUBSTITUTE([CulturesData.CD31];&quot;e&quot;;&quot;EVERYMAN&quot;);&quot;r&quot;;&quot;RESTRICTED&quot;);&quot;o&quot;;&quot;OCCUPATIONAL&quot;);&quot;,&quot;))">
            <text:p/>
          </table:table-cell>
          <table:table-cell table:formula="of:=IF(LEN(TRIM([CulturesData.CE31]))=0;&quot;&quot;;CONCATENATE([CulturesData.CE$1];SUBSTITUTE(SUBSTITUTE(SUBSTITUTE([CulturesData.CE31];&quot;e&quot;;&quot;EVERYMAN&quot;);&quot;r&quot;;&quot;RESTRICTED&quot;);&quot;o&quot;;&quot;OCCUPATIONAL&quot;);&quot;,&quot;))">
            <text:p/>
          </table:table-cell>
          <table:table-cell table:formula="of:=IF(LEN(TRIM([CulturesData.CF31]))=0;&quot;&quot;;CONCATENATE([CulturesData.CF$1];SUBSTITUTE(SUBSTITUTE(SUBSTITUTE([CulturesData.CF31];&quot;e&quot;;&quot;EVERYMAN&quot;);&quot;r&quot;;&quot;RESTRICTED&quot;);&quot;o&quot;;&quot;OCCUPATIONAL&quot;);&quot;,&quot;))">
            <text:p/>
          </table:table-cell>
          <table:table-cell table:formula="of:=IF(LEN(TRIM([CulturesData.CG31]))=0;&quot;&quot;;CONCATENATE([CulturesData.CG$1];SUBSTITUTE(SUBSTITUTE(SUBSTITUTE([CulturesData.CG31];&quot;e&quot;;&quot;EVERYMAN&quot;);&quot;r&quot;;&quot;RESTRICTED&quot;);&quot;o&quot;;&quot;OCCUPATIONAL&quot;);&quot;,&quot;))">
            <text:p/>
          </table:table-cell>
          <table:table-cell table:formula="of:=IF(LEN(TRIM([CulturesData.CH31]))=0;&quot;&quot;;CONCATENATE([CulturesData.CH$1];SUBSTITUTE(SUBSTITUTE(SUBSTITUTE([CulturesData.CH31];&quot;e&quot;;&quot;EVERYMAN&quot;);&quot;r&quot;;&quot;RESTRICTED&quot;);&quot;o&quot;;&quot;OCCUPATIONAL&quot;);&quot;,&quot;))">
            <text:p/>
          </table:table-cell>
          <table:table-cell table:formula="of:=IF(LEN(TRIM([CulturesData.CI31]))=0;&quot;&quot;;CONCATENATE([CulturesData.CI$1];SUBSTITUTE(SUBSTITUTE(SUBSTITUTE([CulturesData.CI31];&quot;e&quot;;&quot;EVERYMAN&quot;);&quot;r&quot;;&quot;RESTRICTED&quot;);&quot;o&quot;;&quot;OCCUPATIONAL&quot;);&quot;,&quot;))">
            <text:p/>
          </table:table-cell>
          <table:table-cell table:formula="of:=IF(LEN(TRIM([CulturesData.CJ31]))=0;&quot;&quot;;CONCATENATE([CulturesData.CJ$1];SUBSTITUTE(SUBSTITUTE(SUBSTITUTE([CulturesData.CJ31];&quot;e&quot;;&quot;EVERYMAN&quot;);&quot;r&quot;;&quot;RESTRICTED&quot;);&quot;o&quot;;&quot;OCCUPATIONAL&quot;);&quot;,&quot;))">
            <text:p/>
          </table:table-cell>
          <table:table-cell table:formula="of:=IF(LEN(TRIM([CulturesData.CK31]))=0;&quot;&quot;;CONCATENATE([CulturesData.CK$1];SUBSTITUTE(SUBSTITUTE(SUBSTITUTE([CulturesData.CK31];&quot;e&quot;;&quot;EVERYMAN&quot;);&quot;r&quot;;&quot;RESTRICTED&quot;);&quot;o&quot;;&quot;OCCUPATIONAL&quot;);&quot;,&quot;))" office:value-type="string" office:string-value="S61=RESTRICTED,">
            <text:p>S61=RESTRICTED,</text:p>
          </table:table-cell>
          <table:table-cell table:formula="of:=IF(LEN(TRIM([CulturesData.CL31]))=0;&quot;&quot;;CONCATENATE([CulturesData.CL$1];SUBSTITUTE(SUBSTITUTE(SUBSTITUTE([CulturesData.CL31];&quot;e&quot;;&quot;EVERYMAN&quot;);&quot;r&quot;;&quot;RESTRICTED&quot;);&quot;o&quot;;&quot;OCCUPATIONAL&quot;);&quot;,&quot;))">
            <text:p/>
          </table:table-cell>
          <table:table-cell table:formula="of:=IF(LEN(TRIM([CulturesData.CM31]))=0;&quot;&quot;;CONCATENATE([CulturesData.CM$1];SUBSTITUTE(SUBSTITUTE(SUBSTITUTE([CulturesData.CM31];&quot;e&quot;;&quot;EVERYMAN&quot;);&quot;r&quot;;&quot;RESTRICTED&quot;);&quot;o&quot;;&quot;OCCUPATIONAL&quot;);&quot;,&quot;))">
            <text:p/>
          </table:table-cell>
          <table:table-cell table:formula="of:=IF(LEN(TRIM([CulturesData.CN31]))=0;&quot;&quot;;CONCATENATE([CulturesData.CN$1];SUBSTITUTE(SUBSTITUTE(SUBSTITUTE([CulturesData.CN31];&quot;e&quot;;&quot;EVERYMAN&quot;);&quot;r&quot;;&quot;RESTRICTED&quot;);&quot;o&quot;;&quot;OCCUPATIONAL&quot;);&quot;,&quot;))">
            <text:p/>
          </table:table-cell>
          <table:table-cell table:formula="of:=IF(LEN(TRIM([CulturesData.CO31]))=0;&quot;&quot;;CONCATENATE([CulturesData.CO$1];SUBSTITUTE(SUBSTITUTE(SUBSTITUTE([CulturesData.CO31];&quot;e&quot;;&quot;EVERYMAN&quot;);&quot;r&quot;;&quot;RESTRICTED&quot;);&quot;o&quot;;&quot;OCCUPATIONAL&quot;);&quot;,&quot;))">
            <text:p/>
          </table:table-cell>
          <table:table-cell table:formula="of:=IF(LEN(TRIM([CulturesData.CP31]))=0;&quot;&quot;;CONCATENATE([CulturesData.CP$1];SUBSTITUTE(SUBSTITUTE(SUBSTITUTE([CulturesData.CP31];&quot;e&quot;;&quot;EVERYMAN&quot;);&quot;r&quot;;&quot;RESTRICTED&quot;);&quot;o&quot;;&quot;OCCUPATIONAL&quot;);&quot;,&quot;))">
            <text:p/>
          </table:table-cell>
          <table:table-cell table:formula="of:=IF(LEN(TRIM([CulturesData.CQ31]))=0;&quot;&quot;;CONCATENATE([CulturesData.CQ$1];SUBSTITUTE(SUBSTITUTE(SUBSTITUTE([CulturesData.CQ31];&quot;e&quot;;&quot;EVERYMAN&quot;);&quot;r&quot;;&quot;RESTRICTED&quot;);&quot;o&quot;;&quot;OCCUPATIONAL&quot;);&quot;,&quot;))">
            <text:p/>
          </table:table-cell>
          <table:table-cell table:formula="of:=IF(LEN(TRIM([CulturesData.CR31]))=0;&quot;&quot;;CONCATENATE([CulturesData.CR$1];SUBSTITUTE(SUBSTITUTE(SUBSTITUTE([CulturesData.CR31];&quot;e&quot;;&quot;EVERYMAN&quot;);&quot;r&quot;;&quot;RESTRICTED&quot;);&quot;o&quot;;&quot;OCCUPATIONAL&quot;);&quot;,&quot;))">
            <text:p/>
          </table:table-cell>
          <table:table-cell table:formula="of:=IF(LEN(TRIM([CulturesData.CS31]))=0;&quot;&quot;;CONCATENATE([CulturesData.CS$1];SUBSTITUTE(SUBSTITUTE(SUBSTITUTE([CulturesData.CS31];&quot;e&quot;;&quot;EVERYMAN&quot;);&quot;r&quot;;&quot;RESTRICTED&quot;);&quot;o&quot;;&quot;OCCUPATIONAL&quot;);&quot;,&quot;))">
            <text:p/>
          </table:table-cell>
          <table:table-cell table:formula="of:=IF(LEN(TRIM([CulturesData.CT31]))=0;&quot;&quot;;CONCATENATE([CulturesData.CT$1];SUBSTITUTE(SUBSTITUTE(SUBSTITUTE([CulturesData.CT31];&quot;e&quot;;&quot;EVERYMAN&quot;);&quot;r&quot;;&quot;RESTRICTED&quot;);&quot;o&quot;;&quot;OCCUPATIONAL&quot;);&quot;,&quot;))">
            <text:p/>
          </table:table-cell>
          <table:table-cell table:formula="of:=IF(LEN(TRIM([CulturesData.CU31]))=0;&quot;&quot;;CONCATENATE([CulturesData.CU$1];SUBSTITUTE(SUBSTITUTE(SUBSTITUTE([CulturesData.CU31];&quot;e&quot;;&quot;EVERYMAN&quot;);&quot;r&quot;;&quot;RESTRICTED&quot;);&quot;o&quot;;&quot;OCCUPATIONAL&quot;);&quot;,&quot;))">
            <text:p/>
          </table:table-cell>
          <table:table-cell table:formula="of:=IF(LEN(TRIM([CulturesData.CV31]))=0;&quot;&quot;;CONCATENATE([CulturesData.CV$1];SUBSTITUTE(SUBSTITUTE(SUBSTITUTE([CulturesData.CV31];&quot;e&quot;;&quot;EVERYMAN&quot;);&quot;r&quot;;&quot;RESTRICTED&quot;);&quot;o&quot;;&quot;OCCUPATIONAL&quot;);&quot;,&quot;))">
            <text:p/>
          </table:table-cell>
          <table:table-cell table:formula="of:=IF(LEN(TRIM([CulturesData.CW31]))=0;&quot;&quot;;CONCATENATE([CulturesData.CW$1];SUBSTITUTE(SUBSTITUTE(SUBSTITUTE([CulturesData.CW31];&quot;e&quot;;&quot;EVERYMAN&quot;);&quot;r&quot;;&quot;RESTRICTED&quot;);&quot;o&quot;;&quot;OCCUPATIONAL&quot;);&quot;,&quot;))">
            <text:p/>
          </table:table-cell>
          <table:table-cell table:formula="of:=IF(LEN(TRIM([CulturesData.CX31]))=0;&quot;&quot;;CONCATENATE([CulturesData.CX$1];SUBSTITUTE(SUBSTITUTE(SUBSTITUTE([CulturesData.CX31];&quot;e&quot;;&quot;EVERYMAN&quot;);&quot;r&quot;;&quot;RESTRICTED&quot;);&quot;o&quot;;&quot;OCCUPATIONAL&quot;);&quot;,&quot;))">
            <text:p/>
          </table:table-cell>
          <table:table-cell table:formula="of:=IF(LEN(TRIM([CulturesData.CY31]))=0;&quot;&quot;;CONCATENATE([CulturesData.CY$1];SUBSTITUTE(SUBSTITUTE(SUBSTITUTE([CulturesData.CY31];&quot;e&quot;;&quot;EVERYMAN&quot;);&quot;r&quot;;&quot;RESTRICTED&quot;);&quot;o&quot;;&quot;OCCUPATIONAL&quot;);&quot;,&quot;))">
            <text:p/>
          </table:table-cell>
          <table:table-cell table:formula="of:=IF(LEN(TRIM([CulturesData.CZ31]))=0;&quot;&quot;;CONCATENATE([CulturesData.CZ$1];SUBSTITUTE(SUBSTITUTE(SUBSTITUTE([CulturesData.CZ31];&quot;e&quot;;&quot;EVERYMAN&quot;);&quot;r&quot;;&quot;RESTRICTED&quot;);&quot;o&quot;;&quot;OCCUPATIONAL&quot;);&quot;,&quot;))" office:value-type="string" office:string-value="G4=RESTRICTED,">
            <text:p>G4=RESTRICTED,</text:p>
          </table:table-cell>
          <table:table-cell table:formula="of:=IF(LEN(TRIM([CulturesData.DA31]))=0;&quot;&quot;;CONCATENATE([CulturesData.DA$1];SUBSTITUTE(SUBSTITUTE(SUBSTITUTE([CulturesData.DA31];&quot;e&quot;;&quot;EVERYMAN&quot;);&quot;r&quot;;&quot;RESTRICTED&quot;);&quot;o&quot;;&quot;OCCUPATIONAL&quot;);&quot;,&quot;))">
            <text:p/>
          </table:table-cell>
          <table:table-cell table:formula="of:=IF(LEN(TRIM([CulturesData.DB31]))=0;&quot;&quot;;CONCATENATE([CulturesData.DB$1];SUBSTITUTE(SUBSTITUTE(SUBSTITUTE([CulturesData.DB31];&quot;e&quot;;&quot;EVERYMAN&quot;);&quot;r&quot;;&quot;RESTRICTED&quot;);&quot;o&quot;;&quot;OCCUPATIONAL&quot;);&quot;,&quot;))" office:value-type="string" office:string-value="S31=RESTRICTED,">
            <text:p>S31=RESTRICTED,</text:p>
          </table:table-cell>
          <table:table-cell table:formula="of:=IF(LEN(TRIM([CulturesData.DC31]))=0;&quot;&quot;;CONCATENATE([CulturesData.DC$1];SUBSTITUTE(SUBSTITUTE(SUBSTITUTE([CulturesData.DC31];&quot;e&quot;;&quot;EVERYMAN&quot;);&quot;r&quot;;&quot;RESTRICTED&quot;);&quot;o&quot;;&quot;OCCUPATIONAL&quot;);&quot;,&quot;))" office:value-type="string" office:string-value="S34=RESTRICTED,">
            <text:p>S34=RESTRICTED,</text:p>
          </table:table-cell>
          <table:table-cell table:formula="of:=IF(LEN(TRIM([CulturesData.DD31]))=0;&quot;&quot;;CONCATENATE([CulturesData.DD$1];SUBSTITUTE(SUBSTITUTE(SUBSTITUTE([CulturesData.DD31];&quot;e&quot;;&quot;EVERYMAN&quot;);&quot;r&quot;;&quot;RESTRICTED&quot;);&quot;o&quot;;&quot;OCCUPATIONAL&quot;);&quot;,&quot;))" office:value-type="string" office:string-value="S456=RESTRICTED,">
            <text:p>S456=RESTRICTED,</text:p>
          </table:table-cell>
          <table:table-cell table:formula="of:=IF(LEN(TRIM([CulturesData.DE31]))=0;&quot;&quot;;CONCATENATE([CulturesData.DE$1];SUBSTITUTE(SUBSTITUTE(SUBSTITUTE([CulturesData.DE31];&quot;e&quot;;&quot;EVERYMAN&quot;);&quot;r&quot;;&quot;RESTRICTED&quot;);&quot;o&quot;;&quot;OCCUPATIONAL&quot;);&quot;,&quot;))" office:value-type="string" office:string-value="S29=RESTRICTED,">
            <text:p>S29=RESTRICTED,</text:p>
          </table:table-cell>
          <table:table-cell table:formula="of:=IF(LEN(TRIM([CulturesData.DF31]))=0;&quot;&quot;;CONCATENATE([CulturesData.DF$1];SUBSTITUTE(SUBSTITUTE(SUBSTITUTE([CulturesData.DF31];&quot;e&quot;;&quot;EVERYMAN&quot;);&quot;r&quot;;&quot;RESTRICTED&quot;);&quot;o&quot;;&quot;OCCUPATIONAL&quot;);&quot;,&quot;))">
            <text:p/>
          </table:table-cell>
          <table:table-cell table:formula="of:=IF(LEN(TRIM([CulturesData.DG31]))=0;&quot;&quot;;CONCATENATE([CulturesData.DG$1];SUBSTITUTE(SUBSTITUTE(SUBSTITUTE([CulturesData.DG31];&quot;e&quot;;&quot;EVERYMAN&quot;);&quot;r&quot;;&quot;RESTRICTED&quot;);&quot;o&quot;;&quot;OCCUPATIONAL&quot;);&quot;,&quot;))">
            <text:p/>
          </table:table-cell>
          <table:table-cell table:formula="of:=IF(LEN(TRIM([CulturesData.DH31]))=0;&quot;&quot;;CONCATENATE([CulturesData.DH$1];SUBSTITUTE(SUBSTITUTE(SUBSTITUTE([CulturesData.DH31];&quot;e&quot;;&quot;EVERYMAN&quot;);&quot;r&quot;;&quot;RESTRICTED&quot;);&quot;o&quot;;&quot;OCCUPATIONAL&quot;);&quot;,&quot;))">
            <text:p/>
          </table:table-cell>
          <table:table-cell table:formula="of:=IF(LEN(TRIM([CulturesData.DI31]))=0;&quot;&quot;;CONCATENATE([CulturesData.DI$1];SUBSTITUTE(SUBSTITUTE(SUBSTITUTE([CulturesData.DI31];&quot;e&quot;;&quot;EVERYMAN&quot;);&quot;r&quot;;&quot;RESTRICTED&quot;);&quot;o&quot;;&quot;OCCUPATIONAL&quot;);&quot;,&quot;))">
            <text:p/>
          </table:table-cell>
          <table:table-cell table:formula="of:=IF(LEN(TRIM([CulturesData.DJ31]))=0;&quot;&quot;;CONCATENATE([CulturesData.DJ$1];SUBSTITUTE(SUBSTITUTE(SUBSTITUTE([CulturesData.DJ31];&quot;e&quot;;&quot;EVERYMAN&quot;);&quot;r&quot;;&quot;RESTRICTED&quot;);&quot;o&quot;;&quot;OCCUPATIONAL&quot;);&quot;,&quot;))">
            <text:p/>
          </table:table-cell>
          <table:table-cell table:formula="of:=IF(LEN(TRIM([CulturesData.DK31]))=0;&quot;&quot;;CONCATENATE([CulturesData.DK$1];SUBSTITUTE(SUBSTITUTE(SUBSTITUTE([CulturesData.DK31];&quot;e&quot;;&quot;EVERYMAN&quot;);&quot;r&quot;;&quot;RESTRICTED&quot;);&quot;o&quot;;&quot;OCCUPATIONAL&quot;);&quot;,&quot;))">
            <text:p/>
          </table:table-cell>
          <table:table-cell table:formula="of:=IF(LEN(TRIM([CulturesData.DL31]))=0;&quot;&quot;;CONCATENATE([CulturesData.DL$1];SUBSTITUTE(SUBSTITUTE(SUBSTITUTE([CulturesData.DL31];&quot;e&quot;;&quot;EVERYMAN&quot;);&quot;r&quot;;&quot;RESTRICTED&quot;);&quot;o&quot;;&quot;OCCUPATIONAL&quot;);&quot;,&quot;))">
            <text:p/>
          </table:table-cell>
          <table:table-cell table:formula="of:=IF(LEN(TRIM([CulturesData.DM31]))=0;&quot;&quot;;CONCATENATE([CulturesData.DM$1];SUBSTITUTE(SUBSTITUTE(SUBSTITUTE([CulturesData.DM31];&quot;e&quot;;&quot;EVERYMAN&quot;);&quot;r&quot;;&quot;RESTRICTED&quot;);&quot;o&quot;;&quot;OCCUPATIONAL&quot;);&quot;,&quot;))">
            <text:p/>
          </table:table-cell>
          <table:table-cell table:formula="of:=IF(LEN(TRIM([CulturesData.DN31]))=0;&quot;&quot;;CONCATENATE([CulturesData.DN$1];SUBSTITUTE(SUBSTITUTE(SUBSTITUTE([CulturesData.DN31];&quot;e&quot;;&quot;EVERYMAN&quot;);&quot;r&quot;;&quot;RESTRICTED&quot;);&quot;o&quot;;&quot;OCCUPATIONAL&quot;);&quot;,&quot;))">
            <text:p/>
          </table:table-cell>
          <table:table-cell table:formula="of:=IF(LEN(TRIM([CulturesData.DO31]))=0;&quot;&quot;;CONCATENATE([CulturesData.DO$1];SUBSTITUTE(SUBSTITUTE(SUBSTITUTE([CulturesData.DO31];&quot;e&quot;;&quot;EVERYMAN&quot;);&quot;r&quot;;&quot;RESTRICTED&quot;);&quot;o&quot;;&quot;OCCUPATIONAL&quot;);&quot;,&quot;))" office:value-type="string" office:string-value="S445=RESTRICTED,">
            <text:p>S445=RESTRICTED,</text:p>
          </table:table-cell>
          <table:table-cell table:formula="of:=IF(LEN(TRIM([CulturesData.DP31]))=0;&quot;&quot;;CONCATENATE([CulturesData.DP$1];SUBSTITUTE(SUBSTITUTE(SUBSTITUTE([CulturesData.DP31];&quot;e&quot;;&quot;EVERYMAN&quot;);&quot;r&quot;;&quot;RESTRICTED&quot;);&quot;o&quot;;&quot;OCCUPATIONAL&quot;);&quot;,&quot;))" office:value-type="string" office:string-value="S443=RESTRICTED,">
            <text:p>S443=RESTRICTED,</text:p>
          </table:table-cell>
          <table:table-cell table:formula="of:=IF(LEN(TRIM([CulturesData.DQ31]))=0;&quot;&quot;;CONCATENATE([CulturesData.DQ$1];SUBSTITUTE(SUBSTITUTE(SUBSTITUTE([CulturesData.DQ31];&quot;e&quot;;&quot;EVERYMAN&quot;);&quot;r&quot;;&quot;RESTRICTED&quot;);&quot;o&quot;;&quot;OCCUPATIONAL&quot;);&quot;,&quot;))">
            <text:p/>
          </table:table-cell>
          <table:table-cell table:formula="of:=IF(LEN(TRIM([CulturesData.DR31]))=0;&quot;&quot;;CONCATENATE([CulturesData.DR$1];SUBSTITUTE(SUBSTITUTE(SUBSTITUTE([CulturesData.DR31];&quot;e&quot;;&quot;EVERYMAN&quot;);&quot;r&quot;;&quot;RESTRICTED&quot;);&quot;o&quot;;&quot;OCCUPATIONAL&quot;);&quot;,&quot;))">
            <text:p/>
          </table:table-cell>
          <table:table-cell table:formula="of:=IF(LEN(TRIM([CulturesData.DS31]))=0;&quot;&quot;;CONCATENATE([CulturesData.DS$1];SUBSTITUTE(SUBSTITUTE(SUBSTITUTE([CulturesData.DS31];&quot;e&quot;;&quot;EVERYMAN&quot;);&quot;r&quot;;&quot;RESTRICTED&quot;);&quot;o&quot;;&quot;OCCUPATIONAL&quot;);&quot;,&quot;))" office:value-type="string" office:string-value="S507=RESTRICTED,">
            <text:p>S507=RESTRICTED,</text:p>
          </table:table-cell>
          <table:table-cell table:formula="of:=IF(LEN(TRIM([CulturesData.DT31]))=0;&quot;&quot;;CONCATENATE([CulturesData.DT$1];SUBSTITUTE(SUBSTITUTE(SUBSTITUTE([CulturesData.DT31];&quot;e&quot;;&quot;EVERYMAN&quot;);&quot;r&quot;;&quot;RESTRICTED&quot;);&quot;o&quot;;&quot;OCCUPATIONAL&quot;);&quot;,&quot;))">
            <text:p/>
          </table:table-cell>
          <table:table-cell table:formula="of:=IF(LEN(TRIM([CulturesData.DU31]))=0;&quot;&quot;;CONCATENATE([CulturesData.DU$1];SUBSTITUTE(SUBSTITUTE(SUBSTITUTE([CulturesData.DU31];&quot;e&quot;;&quot;EVERYMAN&quot;);&quot;r&quot;;&quot;RESTRICTED&quot;);&quot;o&quot;;&quot;OCCUPATIONAL&quot;);&quot;,&quot;))" office:value-type="string" office:string-value="S447=RESTRICTED,">
            <text:p>S447=RESTRICTED,</text:p>
          </table:table-cell>
          <table:table-cell table:formula="of:=IF(LEN(TRIM([CulturesData.DV31]))=0;&quot;&quot;;CONCATENATE([CulturesData.DV$1];SUBSTITUTE(SUBSTITUTE(SUBSTITUTE([CulturesData.DV31];&quot;e&quot;;&quot;EVERYMAN&quot;);&quot;r&quot;;&quot;RESTRICTED&quot;);&quot;o&quot;;&quot;OCCUPATIONAL&quot;);&quot;,&quot;))" office:value-type="string" office:string-value="S448=RESTRICTED,">
            <text:p>S448=RESTRICTED,</text:p>
          </table:table-cell>
          <table:table-cell table:formula="of:=IF(LEN(TRIM([CulturesData.DW31]))=0;&quot;&quot;;CONCATENATE([CulturesData.DW$1];SUBSTITUTE(SUBSTITUTE(SUBSTITUTE([CulturesData.DW31];&quot;e&quot;;&quot;EVERYMAN&quot;);&quot;r&quot;;&quot;RESTRICTED&quot;);&quot;o&quot;;&quot;OCCUPATIONAL&quot;);&quot;,&quot;))">
            <text:p/>
          </table:table-cell>
          <table:table-cell table:formula="of:=IF(LEN(TRIM([CulturesData.DX31]))=0;&quot;&quot;;CONCATENATE([CulturesData.DX$1];SUBSTITUTE(SUBSTITUTE(SUBSTITUTE([CulturesData.DX31];&quot;e&quot;;&quot;EVERYMAN&quot;);&quot;r&quot;;&quot;RESTRICTED&quot;);&quot;o&quot;;&quot;OCCUPATIONAL&quot;);&quot;,&quot;))">
            <text:p/>
          </table:table-cell>
          <table:table-cell table:formula="of:=IF(LEN(TRIM([CulturesData.DY31]))=0;&quot;&quot;;CONCATENATE([CulturesData.DY$1];SUBSTITUTE(SUBSTITUTE(SUBSTITUTE([CulturesData.DY31];&quot;e&quot;;&quot;EVERYMAN&quot;);&quot;r&quot;;&quot;RESTRICTED&quot;);&quot;o&quot;;&quot;OCCUPATIONAL&quot;);&quot;,&quot;))">
            <text:p/>
          </table:table-cell>
          <table:table-cell table:formula="of:=IF(LEN(TRIM([CulturesData.DZ31]))=0;&quot;&quot;;CONCATENATE([CulturesData.DZ$1];SUBSTITUTE(SUBSTITUTE(SUBSTITUTE([CulturesData.DZ31];&quot;e&quot;;&quot;EVERYMAN&quot;);&quot;r&quot;;&quot;RESTRICTED&quot;);&quot;o&quot;;&quot;OCCUPATIONAL&quot;);&quot;,&quot;))">
            <text:p/>
          </table:table-cell>
          <table:table-cell table:formula="of:=IF(LEN(TRIM([CulturesData.EA31]))=0;&quot;&quot;;CONCATENATE([CulturesData.EA$1];SUBSTITUTE(SUBSTITUTE(SUBSTITUTE([CulturesData.EA31];&quot;e&quot;;&quot;EVERYMAN&quot;);&quot;r&quot;;&quot;RESTRICTED&quot;);&quot;o&quot;;&quot;OCCUPATIONAL&quot;);&quot;,&quot;))">
            <text:p/>
          </table:table-cell>
          <table:table-cell table:formula="of:=IF(LEN(TRIM([CulturesData.EB31]))=0;&quot;&quot;;CONCATENATE([CulturesData.EB$1];SUBSTITUTE(SUBSTITUTE(SUBSTITUTE([CulturesData.EB31];&quot;e&quot;;&quot;EVERYMAN&quot;);&quot;r&quot;;&quot;RESTRICTED&quot;);&quot;o&quot;;&quot;OCCUPATIONAL&quot;);&quot;,&quot;))" office:value-type="string" office:string-value="S206=RESTRICTED,">
            <text:p>S206=RESTRICTED,</text:p>
          </table:table-cell>
          <table:table-cell table:formula="of:=IF(LEN(TRIM([CulturesData.EC31]))=0;&quot;&quot;;CONCATENATE([CulturesData.EC$1];SUBSTITUTE(SUBSTITUTE(SUBSTITUTE([CulturesData.EC31];&quot;e&quot;;&quot;EVERYMAN&quot;);&quot;r&quot;;&quot;RESTRICTED&quot;);&quot;o&quot;;&quot;OCCUPATIONAL&quot;);&quot;,&quot;))" office:value-type="string" office:string-value="G18=4,">
            <text:p>G18=4,</text:p>
          </table:table-cell>
          <table:table-cell table:formula="of:=IF(LEN(TRIM([CulturesData.ED31]))=0;&quot;&quot;;CONCATENATE([CulturesData.ED$1];SUBSTITUTE(SUBSTITUTE(SUBSTITUTE([CulturesData.ED31];&quot;e&quot;;&quot;EVERYMAN&quot;);&quot;r&quot;;&quot;RESTRICTED&quot;);&quot;o&quot;;&quot;OCCUPATIONAL&quot;);&quot;,&quot;))">
            <text:p/>
          </table:table-cell>
          <table:table-cell table:formula="of:=IF(LEN(TRIM([CulturesData.EE31]))=0;&quot;&quot;;CONCATENATE([CulturesData.EE$1];SUBSTITUTE(SUBSTITUTE(SUBSTITUTE([CulturesData.EE31];&quot;e&quot;;&quot;EVERYMAN&quot;);&quot;r&quot;;&quot;RESTRICTED&quot;);&quot;o&quot;;&quot;OCCUPATIONAL&quot;);&quot;,&quot;))">
            <text:p/>
          </table:table-cell>
          <table:table-cell table:formula="of:=IF(LEN(TRIM([CulturesData.EF31]))=0;&quot;&quot;;CONCATENATE([CulturesData.EF$1];SUBSTITUTE(SUBSTITUTE(SUBSTITUTE([CulturesData.EF31];&quot;e&quot;;&quot;EVERYMAN&quot;);&quot;r&quot;;&quot;RESTRICTED&quot;);&quot;o&quot;;&quot;OCCUPATIONAL&quot;);&quot;,&quot;))">
            <text:p/>
          </table:table-cell>
          <table:table-cell table:formula="of:=IF(LEN(TRIM([CulturesData.EG31]))=0;&quot;&quot;;CONCATENATE([CulturesData.EG$1];SUBSTITUTE(SUBSTITUTE(SUBSTITUTE([CulturesData.EG31];&quot;e&quot;;&quot;EVERYMAN&quot;);&quot;r&quot;;&quot;RESTRICTED&quot;);&quot;o&quot;;&quot;OCCUPATIONAL&quot;);&quot;,&quot;))">
            <text:p/>
          </table:table-cell>
          <table:table-cell table:formula="of:=IF(LEN(TRIM([CulturesData.EH31]))=0;&quot;&quot;;CONCATENATE([CulturesData.EH$1];SUBSTITUTE(SUBSTITUTE(SUBSTITUTE([CulturesData.EH31];&quot;e&quot;;&quot;EVERYMAN&quot;);&quot;r&quot;;&quot;RESTRICTED&quot;);&quot;o&quot;;&quot;OCCUPATIONAL&quot;);&quot;,&quot;))">
            <text:p/>
          </table:table-cell>
          <table:table-cell table:formula="of:=IF(LEN(TRIM([CulturesData.EI31]))=0;&quot;&quot;;CONCATENATE([CulturesData.EI$1];SUBSTITUTE(SUBSTITUTE(SUBSTITUTE([CulturesData.EI31];&quot;e&quot;;&quot;EVERYMAN&quot;);&quot;r&quot;;&quot;RESTRICTED&quot;);&quot;o&quot;;&quot;OCCUPATIONAL&quot;);&quot;,&quot;))">
            <text:p/>
          </table:table-cell>
          <table:table-cell table:formula="of:=IF(LEN(TRIM([CulturesData.EJ31]))=0;&quot;&quot;;CONCATENATE([CulturesData.EJ$1];SUBSTITUTE(SUBSTITUTE(SUBSTITUTE([CulturesData.EJ31];&quot;e&quot;;&quot;EVERYMAN&quot;);&quot;r&quot;;&quot;RESTRICTED&quot;);&quot;o&quot;;&quot;OCCUPATIONAL&quot;);&quot;,&quot;))" office:value-type="string" office:string-value="S100=RESTRICTED,">
            <text:p>S100=RESTRICTED,</text:p>
          </table:table-cell>
          <table:table-cell table:formula="of:=IF(LEN(TRIM([CulturesData.EK31]))=0;&quot;&quot;;CONCATENATE([CulturesData.EK$1];SUBSTITUTE(SUBSTITUTE(SUBSTITUTE([CulturesData.EK31];&quot;e&quot;;&quot;EVERYMAN&quot;);&quot;r&quot;;&quot;RESTRICTED&quot;);&quot;o&quot;;&quot;OCCUPATIONAL&quot;);&quot;,&quot;))">
            <text:p/>
          </table:table-cell>
          <table:table-cell table:formula="of:=IF(LEN(TRIM([CulturesData.EL31]))=0;&quot;&quot;;CONCATENATE([CulturesData.EL$1];SUBSTITUTE(SUBSTITUTE(SUBSTITUTE([CulturesData.EL31];&quot;e&quot;;&quot;EVERYMAN&quot;);&quot;r&quot;;&quot;RESTRICTED&quot;);&quot;o&quot;;&quot;OCCUPATIONAL&quot;);&quot;,&quot;))" office:value-type="string" office:string-value="S96=RESTRICTED,">
            <text:p>S96=RESTRICTED,</text:p>
          </table:table-cell>
          <table:table-cell table:formula="of:=IF(LEN(TRIM([CulturesData.EM31]))=0;&quot;&quot;;CONCATENATE([CulturesData.EM$1];SUBSTITUTE(SUBSTITUTE(SUBSTITUTE([CulturesData.EM31];&quot;e&quot;;&quot;EVERYMAN&quot;);&quot;r&quot;;&quot;RESTRICTED&quot;);&quot;o&quot;;&quot;OCCUPATIONAL&quot;);&quot;,&quot;))">
            <text:p/>
          </table:table-cell>
          <table:table-cell table:formula="of:=IF(LEN(TRIM([CulturesData.EN31]))=0;&quot;&quot;;CONCATENATE([CulturesData.EN$1];SUBSTITUTE(SUBSTITUTE(SUBSTITUTE([CulturesData.EN31];&quot;e&quot;;&quot;EVERYMAN&quot;);&quot;r&quot;;&quot;RESTRICTED&quot;);&quot;o&quot;;&quot;OCCUPATIONAL&quot;);&quot;,&quot;))">
            <text:p/>
          </table:table-cell>
          <table:table-cell table:formula="of:=IF(LEN(TRIM([CulturesData.EO31]))=0;&quot;&quot;;CONCATENATE([CulturesData.EO$1];SUBSTITUTE(SUBSTITUTE(SUBSTITUTE([CulturesData.EO31];&quot;e&quot;;&quot;EVERYMAN&quot;);&quot;r&quot;;&quot;RESTRICTED&quot;);&quot;o&quot;;&quot;OCCUPATIONAL&quot;);&quot;,&quot;))">
            <text:p/>
          </table:table-cell>
          <table:table-cell table:formula="of:=IF(LEN(TRIM([CulturesData.EP31]))=0;&quot;&quot;;CONCATENATE([CulturesData.EP$1];SUBSTITUTE(SUBSTITUTE(SUBSTITUTE([CulturesData.EP31];&quot;e&quot;;&quot;EVERYMAN&quot;);&quot;r&quot;;&quot;RESTRICTED&quot;);&quot;o&quot;;&quot;OCCUPATIONAL&quot;);&quot;,&quot;))">
            <text:p/>
          </table:table-cell>
          <table:table-cell table:formula="of:=IF(LEN(TRIM([CulturesData.EQ31]))=0;&quot;&quot;;CONCATENATE([CulturesData.EQ$1];SUBSTITUTE(SUBSTITUTE(SUBSTITUTE([CulturesData.EQ31];&quot;e&quot;;&quot;EVERYMAN&quot;);&quot;r&quot;;&quot;RESTRICTED&quot;);&quot;o&quot;;&quot;OCCUPATIONAL&quot;);&quot;,&quot;))" office:value-type="string" office:string-value="S227=RESTRICTED,">
            <text:p>S227=RESTRICTED,</text:p>
          </table:table-cell>
          <table:table-cell table:formula="of:=IF(LEN(TRIM([CulturesData.ER31]))=0;&quot;&quot;;CONCATENATE([CulturesData.ER$1];SUBSTITUTE(SUBSTITUTE(SUBSTITUTE([CulturesData.ER31];&quot;e&quot;;&quot;EVERYMAN&quot;);&quot;r&quot;;&quot;RESTRICTED&quot;);&quot;o&quot;;&quot;OCCUPATIONAL&quot;);&quot;,&quot;))" office:value-type="string" office:string-value="S235=RESTRICTED,">
            <text:p>S235=RESTRICTED,</text:p>
          </table:table-cell>
          <table:table-cell table:formula="of:=IF(LEN(TRIM([CulturesData.ES31]))=0;&quot;&quot;;CONCATENATE([CulturesData.ES$1];SUBSTITUTE(SUBSTITUTE(SUBSTITUTE([CulturesData.ES31];&quot;e&quot;;&quot;EVERYMAN&quot;);&quot;r&quot;;&quot;RESTRICTED&quot;);&quot;o&quot;;&quot;OCCUPATIONAL&quot;);&quot;,&quot;))" office:value-type="string" office:string-value="S231=RESTRICTED,">
            <text:p>S231=RESTRICTED,</text:p>
          </table:table-cell>
          <table:table-cell table:formula="of:=IF(LEN(TRIM([CulturesData.ET31]))=0;&quot;&quot;;CONCATENATE([CulturesData.ET$1];SUBSTITUTE(SUBSTITUTE(SUBSTITUTE([CulturesData.ET31];&quot;e&quot;;&quot;EVERYMAN&quot;);&quot;r&quot;;&quot;RESTRICTED&quot;);&quot;o&quot;;&quot;OCCUPATIONAL&quot;);&quot;,&quot;))" office:value-type="string" office:string-value="S237=RESTRICTED,">
            <text:p>S237=RESTRICTED,</text:p>
          </table:table-cell>
          <table:table-cell table:formula="of:=IF(LEN(TRIM([CulturesData.EU31]))=0;&quot;&quot;;CONCATENATE([CulturesData.EU$1];SUBSTITUTE(SUBSTITUTE(SUBSTITUTE([CulturesData.EU31];&quot;e&quot;;&quot;EVERYMAN&quot;);&quot;r&quot;;&quot;RESTRICTED&quot;);&quot;o&quot;;&quot;OCCUPATIONAL&quot;);&quot;,&quot;))" office:value-type="string" office:string-value="S514=RESTRICTED,">
            <text:p>S514=RESTRICTED,</text:p>
          </table:table-cell>
          <table:table-cell table:formula="of:=IF(LEN(TRIM([CulturesData.EV31]))=0;&quot;&quot;;CONCATENATE([CulturesData.EV$1];SUBSTITUTE(SUBSTITUTE(SUBSTITUTE([CulturesData.EV31];&quot;e&quot;;&quot;EVERYMAN&quot;);&quot;r&quot;;&quot;RESTRICTED&quot;);&quot;o&quot;;&quot;OCCUPATIONAL&quot;);&quot;,&quot;))" office:value-type="string" office:string-value="S515=RESTRICTED,">
            <text:p>S515=RESTRICTED,</text:p>
          </table:table-cell>
          <table:table-cell table:formula="of:=IF(LEN(TRIM([CulturesData.EW31]))=0;&quot;&quot;;CONCATENATE([CulturesData.EW$1];SUBSTITUTE(SUBSTITUTE(SUBSTITUTE([CulturesData.EW31];&quot;e&quot;;&quot;EVERYMAN&quot;);&quot;r&quot;;&quot;RESTRICTED&quot;);&quot;o&quot;;&quot;OCCUPATIONAL&quot;);&quot;,&quot;))" office:value-type="string" office:string-value="S516=RESTRICTED,">
            <text:p>S516=RESTRICTED,</text:p>
          </table:table-cell>
          <table:table-cell table:formula="of:=IF(LEN(TRIM([CulturesData.EX31]))=0;&quot;&quot;;CONCATENATE([CulturesData.EX$1];SUBSTITUTE(SUBSTITUTE(SUBSTITUTE([CulturesData.EX31];&quot;e&quot;;&quot;EVERYMAN&quot;);&quot;r&quot;;&quot;RESTRICTED&quot;);&quot;o&quot;;&quot;OCCUPATIONAL&quot;);&quot;,&quot;))" office:value-type="string" office:string-value="S517=RESTRICTED,">
            <text:p>S517=RESTRICTED,</text:p>
          </table:table-cell>
          <table:table-cell table:formula="of:=IF(LEN(TRIM([CulturesData.EY31]))=0;&quot;&quot;;CONCATENATE([CulturesData.EY$1];SUBSTITUTE(SUBSTITUTE(SUBSTITUTE([CulturesData.EY31];&quot;e&quot;;&quot;EVERYMAN&quot;);&quot;r&quot;;&quot;RESTRICTED&quot;);&quot;o&quot;;&quot;OCCUPATIONAL&quot;);&quot;,&quot;))" office:value-type="string" office:string-value="S518=RESTRICTED,">
            <text:p>S518=RESTRICTED,</text:p>
          </table:table-cell>
          <table:table-cell table:formula="of:=IF(LEN(TRIM([CulturesData.EZ31]))=0;&quot;&quot;;CONCATENATE([CulturesData.EZ$1];SUBSTITUTE(SUBSTITUTE(SUBSTITUTE([CulturesData.EZ31];&quot;e&quot;;&quot;EVERYMAN&quot;);&quot;r&quot;;&quot;RESTRICTED&quot;);&quot;o&quot;;&quot;OCCUPATIONAL&quot;);&quot;,&quot;))" office:value-type="string" office:string-value="S528=RESTRICTED,">
            <text:p>S528=RESTRICTED,</text:p>
          </table:table-cell>
          <table:table-cell table:formula="of:=IF(LEN(TRIM([CulturesData.FA31]))=0;&quot;&quot;;CONCATENATE([CulturesData.FA$1];SUBSTITUTE(SUBSTITUTE(SUBSTITUTE([CulturesData.FA31];&quot;e&quot;;&quot;EVERYMAN&quot;);&quot;r&quot;;&quot;RESTRICTED&quot;);&quot;o&quot;;&quot;OCCUPATIONAL&quot;);&quot;,&quot;))" office:value-type="string" office:string-value="S520=RESTRICTED,">
            <text:p>S520=RESTRICTED,</text:p>
          </table:table-cell>
          <table:table-cell table:formula="of:=IF(LEN(TRIM([CulturesData.FB31]))=0;&quot;&quot;;CONCATENATE([CulturesData.FB$1];SUBSTITUTE(SUBSTITUTE(SUBSTITUTE([CulturesData.FB31];&quot;e&quot;;&quot;EVERYMAN&quot;);&quot;r&quot;;&quot;RESTRICTED&quot;);&quot;o&quot;;&quot;OCCUPATIONAL&quot;);&quot;,&quot;))" office:value-type="string" office:string-value="S521=RESTRICTED,">
            <text:p>S521=RESTRICTED,</text:p>
          </table:table-cell>
          <table:table-cell table:formula="of:=IF(LEN(TRIM([CulturesData.FC31]))=0;&quot;&quot;;CONCATENATE([CulturesData.FC$1];SUBSTITUTE(SUBSTITUTE(SUBSTITUTE([CulturesData.FC31];&quot;e&quot;;&quot;EVERYMAN&quot;);&quot;r&quot;;&quot;RESTRICTED&quot;);&quot;o&quot;;&quot;OCCUPATIONAL&quot;);&quot;,&quot;))" office:value-type="string" office:string-value="S522=RESTRICTED,">
            <text:p>S522=RESTRICTED,</text:p>
          </table:table-cell>
          <table:table-cell table:formula="of:=IF(LEN(TRIM([CulturesData.FD31]))=0;&quot;&quot;;CONCATENATE([CulturesData.FD$1];SUBSTITUTE(SUBSTITUTE(SUBSTITUTE([CulturesData.FD31];&quot;e&quot;;&quot;EVERYMAN&quot;);&quot;r&quot;;&quot;RESTRICTED&quot;);&quot;o&quot;;&quot;OCCUPATIONAL&quot;);&quot;,&quot;))" office:value-type="string" office:string-value="S523=RESTRICTED,">
            <text:p>S523=RESTRICTED,</text:p>
          </table:table-cell>
          <table:table-cell table:formula="of:=IF(LEN(TRIM([CulturesData.FE31]))=0;&quot;&quot;;CONCATENATE([CulturesData.FE$1];SUBSTITUTE(SUBSTITUTE(SUBSTITUTE([CulturesData.FE31];&quot;e&quot;;&quot;EVERYMAN&quot;);&quot;r&quot;;&quot;RESTRICTED&quot;);&quot;o&quot;;&quot;OCCUPATIONAL&quot;);&quot;,&quot;))" office:value-type="string" office:string-value="S524=RESTRICTED,">
            <text:p>S524=RESTRICTED,</text:p>
          </table:table-cell>
          <table:table-cell table:formula="of:=IF(LEN(TRIM([CulturesData.FF31]))=0;&quot;&quot;;CONCATENATE([CulturesData.FF$1];SUBSTITUTE(SUBSTITUTE(SUBSTITUTE([CulturesData.FF31];&quot;e&quot;;&quot;EVERYMAN&quot;);&quot;r&quot;;&quot;RESTRICTED&quot;);&quot;o&quot;;&quot;OCCUPATIONAL&quot;);&quot;,&quot;))" office:value-type="string" office:string-value="S454=RESTRICTED,">
            <text:p>S454=RESTRICTED,</text:p>
          </table:table-cell>
          <table:table-cell table:formula="of:=IF(LEN(TRIM([CulturesData.FG31]))=0;&quot;&quot;;CONCATENATE([CulturesData.FG$1];SUBSTITUTE(SUBSTITUTE(SUBSTITUTE([CulturesData.FG31];&quot;e&quot;;&quot;EVERYMAN&quot;);&quot;r&quot;;&quot;RESTRICTED&quot;);&quot;o&quot;;&quot;OCCUPATIONAL&quot;);&quot;,&quot;))" office:value-type="string" office:string-value="S242=RESTRICTED,">
            <text:p>S242=RESTRICTED,</text:p>
          </table:table-cell>
          <table:table-cell table:formula="of:=IF(LEN(TRIM([CulturesData.FH31]))=0;&quot;&quot;;CONCATENATE([CulturesData.FH$1];SUBSTITUTE(SUBSTITUTE(SUBSTITUTE([CulturesData.FH31];&quot;e&quot;;&quot;EVERYMAN&quot;);&quot;r&quot;;&quot;RESTRICTED&quot;);&quot;o&quot;;&quot;OCCUPATIONAL&quot;);&quot;,&quot;))" office:value-type="string" office:string-value="S526=RESTRICTED,">
            <text:p>S526=RESTRICTED,</text:p>
          </table:table-cell>
          <table:table-cell table:formula="of:=IF(LEN(TRIM([CulturesData.FI31]))=0;&quot;&quot;;CONCATENATE([CulturesData.FI$1];SUBSTITUTE(SUBSTITUTE(SUBSTITUTE([CulturesData.FI31];&quot;e&quot;;&quot;EVERYMAN&quot;);&quot;r&quot;;&quot;RESTRICTED&quot;);&quot;o&quot;;&quot;OCCUPATIONAL&quot;);&quot;,&quot;))" office:value-type="string" office:string-value="S527=RESTRICTED,">
            <text:p>S527=RESTRICTED,</text:p>
          </table:table-cell>
          <table:table-cell table:formula="of:=IF(LEN(TRIM([CulturesData.FJ31]))=0;&quot;&quot;;CONCATENATE([CulturesData.FJ$1];SUBSTITUTE(SUBSTITUTE(SUBSTITUTE([CulturesData.FJ31];&quot;e&quot;;&quot;EVERYMAN&quot;);&quot;r&quot;;&quot;RESTRICTED&quot;);&quot;o&quot;;&quot;OCCUPATIONAL&quot;);&quot;,&quot;))">
            <text:p/>
          </table:table-cell>
          <table:table-cell table:formula="of:=IF(LEN(TRIM([CulturesData.FK31]))=0;&quot;&quot;;CONCATENATE([CulturesData.FK$1];SUBSTITUTE(SUBSTITUTE(SUBSTITUTE([CulturesData.FK31];&quot;e&quot;;&quot;EVERYMAN&quot;);&quot;r&quot;;&quot;RESTRICTED&quot;);&quot;o&quot;;&quot;OCCUPATIONAL&quot;);&quot;,&quot;))">
            <text:p/>
          </table:table-cell>
          <table:table-cell table:formula="of:=IF(LEN(TRIM([CulturesData.FL31]))=0;&quot;&quot;;CONCATENATE([CulturesData.FL$1];SUBSTITUTE(SUBSTITUTE(SUBSTITUTE([CulturesData.FL31];&quot;e&quot;;&quot;EVERYMAN&quot;);&quot;r&quot;;&quot;RESTRICTED&quot;);&quot;o&quot;;&quot;OCCUPATIONAL&quot;);&quot;,&quot;))">
            <text:p/>
          </table:table-cell>
          <table:table-cell table:formula="of:=IF(LEN(TRIM([CulturesData.FM31]))=0;&quot;&quot;;CONCATENATE([CulturesData.FM$1];SUBSTITUTE(SUBSTITUTE(SUBSTITUTE([CulturesData.FM31];&quot;e&quot;;&quot;EVERYMAN&quot;);&quot;r&quot;;&quot;RESTRICTED&quot;);&quot;o&quot;;&quot;OCCUPATIONAL&quot;);&quot;,&quot;))" office:value-type="string" office:string-value="G14=2,">
            <text:p>G14=2,</text:p>
          </table:table-cell>
          <table:table-cell table:formula="of:=IF(LEN(TRIM([CulturesData.FN31]))=0;&quot;&quot;;CONCATENATE([CulturesData.FN$1];SUBSTITUTE(SUBSTITUTE(SUBSTITUTE([CulturesData.FN31];&quot;e&quot;;&quot;EVERYMAN&quot;);&quot;r&quot;;&quot;RESTRICTED&quot;);&quot;o&quot;;&quot;OCCUPATIONAL&quot;);&quot;,&quot;))" office:value-type="string" office:string-value="S93=2,">
            <text:p>S93=2,</text:p>
          </table:table-cell>
          <table:table-cell table:formula="of:=IF(LEN(TRIM([CulturesData.FO31]))=0;&quot;&quot;;CONCATENATE([CulturesData.FO$1];SUBSTITUTE(SUBSTITUTE(SUBSTITUTE([CulturesData.FO31];&quot;e&quot;;&quot;EVERYMAN&quot;);&quot;r&quot;;&quot;RESTRICTED&quot;);&quot;o&quot;;&quot;OCCUPATIONAL&quot;);&quot;,&quot;))">
            <text:p/>
          </table:table-cell>
          <table:table-cell table:formula="of:=IF(LEN(TRIM([CulturesData.FP31]))=0;&quot;&quot;;CONCATENATE([CulturesData.FP$1];SUBSTITUTE(SUBSTITUTE(SUBSTITUTE([CulturesData.FP31];&quot;e&quot;;&quot;EVERYMAN&quot;);&quot;r&quot;;&quot;RESTRICTED&quot;);&quot;o&quot;;&quot;OCCUPATIONAL&quot;);&quot;,&quot;))" office:value-type="string" office:string-value="S91=2,">
            <text:p>S91=2,</text:p>
          </table:table-cell>
          <table:table-cell table:formula="of:=IF(LEN(TRIM([CulturesData.FQ31]))=0;&quot;&quot;;CONCATENATE([CulturesData.FQ$1];SUBSTITUTE(SUBSTITUTE(SUBSTITUTE([CulturesData.FQ31];&quot;e&quot;;&quot;EVERYMAN&quot;);&quot;r&quot;;&quot;RESTRICTED&quot;);&quot;o&quot;;&quot;OCCUPATIONAL&quot;);&quot;,&quot;))">
            <text:p/>
          </table:table-cell>
          <table:table-cell table:formula="of:=IF(LEN(TRIM([CulturesData.FR31]))=0;&quot;&quot;;CONCATENATE([CulturesData.FR$1];SUBSTITUTE(SUBSTITUTE(SUBSTITUTE([CulturesData.FR31];&quot;e&quot;;&quot;EVERYMAN&quot;);&quot;r&quot;;&quot;RESTRICTED&quot;);&quot;o&quot;;&quot;OCCUPATIONAL&quot;);&quot;,&quot;))" office:value-type="string" office:string-value="G24=1,">
            <text:p>G24=1,</text:p>
          </table:table-cell>
          <table:table-cell table:formula="of:=IF(LEN(TRIM([CulturesData.FS31]))=0;&quot;&quot;;CONCATENATE([CulturesData.FS$1];SUBSTITUTE(SUBSTITUTE(SUBSTITUTE([CulturesData.FS31];&quot;e&quot;;&quot;EVERYMAN&quot;);&quot;r&quot;;&quot;RESTRICTED&quot;);&quot;o&quot;;&quot;OCCUPATIONAL&quot;);&quot;,&quot;))">
            <text:p/>
          </table:table-cell>
          <table:table-cell table:formula="of:=IF(LEN(TRIM([CulturesData.FT31]))=0;&quot;&quot;;CONCATENATE([CulturesData.FT$1];SUBSTITUTE(SUBSTITUTE(SUBSTITUTE([CulturesData.FT31];&quot;e&quot;;&quot;EVERYMAN&quot;);&quot;r&quot;;&quot;RESTRICTED&quot;);&quot;o&quot;;&quot;OCCUPATIONAL&quot;);&quot;,&quot;))">
            <text:p/>
          </table:table-cell>
          <table:table-cell table:formula="of:=IF(LEN(TRIM([CulturesData.FU31]))=0;&quot;&quot;;CONCATENATE([CulturesData.FU$1];SUBSTITUTE(SUBSTITUTE(SUBSTITUTE([CulturesData.FU31];&quot;e&quot;;&quot;EVERYMAN&quot;);&quot;r&quot;;&quot;RESTRICTED&quot;);&quot;o&quot;;&quot;OCCUPATIONAL&quot;);&quot;,&quot;))">
            <text:p/>
          </table:table-cell>
          <table:table-cell table:formula="of:=IF(LEN(TRIM([CulturesData.FV31]))=0;&quot;&quot;;CONCATENATE([CulturesData.FV$1];SUBSTITUTE(SUBSTITUTE(SUBSTITUTE([CulturesData.FV31];&quot;e&quot;;&quot;EVERYMAN&quot;);&quot;r&quot;;&quot;RESTRICTED&quot;);&quot;o&quot;;&quot;OCCUPATIONAL&quot;);&quot;,&quot;))">
            <text:p/>
          </table:table-cell>
          <table:table-cell table:formula="of:=IF(LEN(TRIM([CulturesData.FW31]))=0;&quot;&quot;;CONCATENATE([CulturesData.FW$1];SUBSTITUTE(SUBSTITUTE(SUBSTITUTE([CulturesData.FW31];&quot;e&quot;;&quot;EVERYMAN&quot;);&quot;r&quot;;&quot;RESTRICTED&quot;);&quot;o&quot;;&quot;OCCUPATIONAL&quot;);&quot;,&quot;))">
            <text:p/>
          </table:table-cell>
          <table:table-cell table:formula="of:=IF(LEN(TRIM([CulturesData.FX31]))=0;&quot;&quot;;CONCATENATE([CulturesData.FX$1];SUBSTITUTE(SUBSTITUTE(SUBSTITUTE([CulturesData.FX31];&quot;e&quot;;&quot;EVERYMAN&quot;);&quot;r&quot;;&quot;RESTRICTED&quot;);&quot;o&quot;;&quot;OCCUPATIONAL&quot;);&quot;,&quot;))">
            <text:p/>
          </table:table-cell>
          <table:table-cell table:formula="of:=IF(LEN(TRIM([CulturesData.FY31]))=0;&quot;&quot;;CONCATENATE([CulturesData.FY$1];SUBSTITUTE(SUBSTITUTE(SUBSTITUTE([CulturesData.FY31];&quot;e&quot;;&quot;EVERYMAN&quot;);&quot;r&quot;;&quot;RESTRICTED&quot;);&quot;o&quot;;&quot;OCCUPATIONAL&quot;);&quot;,&quot;))">
            <text:p/>
          </table:table-cell>
          <table:table-cell table:formula="of:=IF(LEN(TRIM([CulturesData.FZ31]))=0;&quot;&quot;;CONCATENATE([CulturesData.FZ$1];SUBSTITUTE(SUBSTITUTE(SUBSTITUTE([CulturesData.FZ31];&quot;e&quot;;&quot;EVERYMAN&quot;);&quot;r&quot;;&quot;RESTRICTED&quot;);&quot;o&quot;;&quot;OCCUPATIONAL&quot;);&quot;,&quot;))" office:value-type="string" office:string-value="G28=1,">
            <text:p>G28=1,</text:p>
          </table:table-cell>
          <table:table-cell table:formula="of:=IF(LEN(TRIM([CulturesData.GA31]))=0;&quot;&quot;;CONCATENATE([CulturesData.GA$1];SUBSTITUTE(SUBSTITUTE(SUBSTITUTE([CulturesData.GA31];&quot;e&quot;;&quot;EVERYMAN&quot;);&quot;r&quot;;&quot;RESTRICTED&quot;);&quot;o&quot;;&quot;OCCUPATIONAL&quot;);&quot;,&quot;))" office:value-type="string" office:string-value="S285=1,">
            <text:p>S285=1,</text:p>
          </table:table-cell>
          <table:table-cell table:formula="of:=IF(LEN(TRIM([CulturesData.GB31]))=0;&quot;&quot;;CONCATENATE([CulturesData.GB$1];SUBSTITUTE(SUBSTITUTE(SUBSTITUTE([CulturesData.GB31];&quot;e&quot;;&quot;EVERYMAN&quot;);&quot;r&quot;;&quot;RESTRICTED&quot;);&quot;o&quot;;&quot;OCCUPATIONAL&quot;);&quot;,&quot;))">
            <text:p/>
          </table:table-cell>
          <table:table-cell table:formula="of:=IF(LEN(TRIM([CulturesData.GC31]))=0;&quot;&quot;;CONCATENATE([CulturesData.GC$1];SUBSTITUTE(SUBSTITUTE(SUBSTITUTE([CulturesData.GC31];&quot;e&quot;;&quot;EVERYMAN&quot;);&quot;r&quot;;&quot;RESTRICTED&quot;);&quot;o&quot;;&quot;OCCUPATIONAL&quot;);&quot;,&quot;))">
            <text:p/>
          </table:table-cell>
          <table:table-cell table:formula="of:=IF(LEN(TRIM([CulturesData.GD31]))=0;&quot;&quot;;CONCATENATE([CulturesData.GD$1];SUBSTITUTE(SUBSTITUTE(SUBSTITUTE([CulturesData.GD31];&quot;e&quot;;&quot;EVERYMAN&quot;);&quot;r&quot;;&quot;RESTRICTED&quot;);&quot;o&quot;;&quot;OCCUPATIONAL&quot;);&quot;,&quot;))">
            <text:p/>
          </table:table-cell>
          <table:table-cell table:formula="of:=IF(LEN(TRIM([CulturesData.GE31]))=0;&quot;&quot;;CONCATENATE([CulturesData.GE$1];SUBSTITUTE(SUBSTITUTE(SUBSTITUTE([CulturesData.GE31];&quot;e&quot;;&quot;EVERYMAN&quot;);&quot;r&quot;;&quot;RESTRICTED&quot;);&quot;o&quot;;&quot;OCCUPATIONAL&quot;);&quot;,&quot;))">
            <text:p/>
          </table:table-cell>
          <table:table-cell table:formula="of:=IF(LEN(TRIM([CulturesData.GF31]))=0;&quot;&quot;;CONCATENATE([CulturesData.GF$1];SUBSTITUTE(SUBSTITUTE(SUBSTITUTE([CulturesData.GF31];&quot;e&quot;;&quot;EVERYMAN&quot;);&quot;r&quot;;&quot;RESTRICTED&quot;);&quot;o&quot;;&quot;OCCUPATIONAL&quot;);&quot;,&quot;))" office:value-type="string" office:string-value="G27=2,">
            <text:p>G27=2,</text:p>
          </table:table-cell>
          <table:table-cell table:formula="of:=IF(LEN(TRIM([CulturesData.GG31]))=0;&quot;&quot;;CONCATENATE([CulturesData.GG$1];SUBSTITUTE(SUBSTITUTE(SUBSTITUTE([CulturesData.GG31];&quot;e&quot;;&quot;EVERYMAN&quot;);&quot;r&quot;;&quot;RESTRICTED&quot;);&quot;o&quot;;&quot;OCCUPATIONAL&quot;);&quot;,&quot;))" office:value-type="string" office:string-value="S257=2,">
            <text:p>S257=2,</text:p>
          </table:table-cell>
          <table:table-cell table:formula="of:=IF(LEN(TRIM([CulturesData.GH31]))=0;&quot;&quot;;CONCATENATE([CulturesData.GH$1];SUBSTITUTE(SUBSTITUTE(SUBSTITUTE([CulturesData.GH31];&quot;e&quot;;&quot;EVERYMAN&quot;);&quot;r&quot;;&quot;RESTRICTED&quot;);&quot;o&quot;;&quot;OCCUPATIONAL&quot;);&quot;,&quot;))">
            <text:p/>
          </table:table-cell>
          <table:table-cell table:formula="of:=IF(LEN(TRIM([CulturesData.GI31]))=0;&quot;&quot;;CONCATENATE([CulturesData.GI$1];SUBSTITUTE(SUBSTITUTE(SUBSTITUTE([CulturesData.GI31];&quot;e&quot;;&quot;EVERYMAN&quot;);&quot;r&quot;;&quot;RESTRICTED&quot;);&quot;o&quot;;&quot;OCCUPATIONAL&quot;);&quot;,&quot;))">
            <text:p/>
          </table:table-cell>
          <table:table-cell table:formula="of:=IF(LEN(TRIM([CulturesData.GJ31]))=0;&quot;&quot;;CONCATENATE([CulturesData.GJ$1];SUBSTITUTE(SUBSTITUTE(SUBSTITUTE([CulturesData.GJ31];&quot;e&quot;;&quot;EVERYMAN&quot;);&quot;r&quot;;&quot;RESTRICTED&quot;);&quot;o&quot;;&quot;OCCUPATIONAL&quot;);&quot;,&quot;))" office:value-type="string" office:string-value="G31=2,">
            <text:p>G31=2,</text:p>
          </table:table-cell>
          <table:table-cell table:formula="of:=IF(LEN(TRIM([CulturesData.GK31]))=0;&quot;&quot;;CONCATENATE([CulturesData.GK$1];SUBSTITUTE(SUBSTITUTE(SUBSTITUTE([CulturesData.GK31];&quot;e&quot;;&quot;EVERYMAN&quot;);&quot;r&quot;;&quot;RESTRICTED&quot;);&quot;o&quot;;&quot;OCCUPATIONAL&quot;);&quot;,&quot;))" office:value-type="string" office:string-value="S294=2,">
            <text:p>S294=2,</text:p>
          </table:table-cell>
          <table:table-cell table:formula="of:=IF(LEN(TRIM([CulturesData.GL31]))=0;&quot;&quot;;CONCATENATE([CulturesData.GL$1];SUBSTITUTE(SUBSTITUTE(SUBSTITUTE([CulturesData.GL31];&quot;e&quot;;&quot;EVERYMAN&quot;);&quot;r&quot;;&quot;RESTRICTED&quot;);&quot;o&quot;;&quot;OCCUPATIONAL&quot;);&quot;,&quot;))">
            <text:p/>
          </table:table-cell>
          <table:table-cell table:formula="of:=IF(LEN(TRIM([CulturesData.GM31]))=0;&quot;&quot;;CONCATENATE([CulturesData.GM$1];SUBSTITUTE(SUBSTITUTE(SUBSTITUTE([CulturesData.GM31];&quot;e&quot;;&quot;EVERYMAN&quot;);&quot;r&quot;;&quot;RESTRICTED&quot;);&quot;o&quot;;&quot;OCCUPATIONAL&quot;);&quot;,&quot;))">
            <text:p/>
          </table:table-cell>
          <table:table-cell table:formula="of:=IF(LEN(TRIM([CulturesData.GN31]))=0;&quot;&quot;;CONCATENATE([CulturesData.GN$1];SUBSTITUTE(SUBSTITUTE(SUBSTITUTE([CulturesData.GN31];&quot;e&quot;;&quot;EVERYMAN&quot;);&quot;r&quot;;&quot;RESTRICTED&quot;);&quot;o&quot;;&quot;OCCUPATIONAL&quot;);&quot;,&quot;))" office:value-type="string" office:string-value="G33=1,">
            <text:p>G33=1,</text:p>
          </table:table-cell>
          <table:table-cell table:formula="of:=IF(LEN(TRIM([CulturesData.GO31]))=0;&quot;&quot;;CONCATENATE([CulturesData.GO$1];SUBSTITUTE(SUBSTITUTE(SUBSTITUTE([CulturesData.GO31];&quot;e&quot;;&quot;EVERYMAN&quot;);&quot;r&quot;;&quot;RESTRICTED&quot;);&quot;o&quot;;&quot;OCCUPATIONAL&quot;);&quot;,&quot;))" office:value-type="string" office:string-value="S351=1,">
            <text:p>S351=1,</text:p>
          </table:table-cell>
          <table:table-cell table:formula="of:=IF(LEN(TRIM([CulturesData.GP31]))=0;&quot;&quot;;CONCATENATE([CulturesData.GP$1];SUBSTITUTE(SUBSTITUTE(SUBSTITUTE([CulturesData.GP31];&quot;e&quot;;&quot;EVERYMAN&quot;);&quot;r&quot;;&quot;RESTRICTED&quot;);&quot;o&quot;;&quot;OCCUPATIONAL&quot;);&quot;,&quot;))">
            <text:p/>
          </table:table-cell>
          <table:table-cell table:formula="of:=IF(LEN(TRIM([CulturesData.GQ31]))=0;&quot;&quot;;CONCATENATE([CulturesData.GQ$1];SUBSTITUTE(SUBSTITUTE(SUBSTITUTE([CulturesData.GQ31];&quot;e&quot;;&quot;EVERYMAN&quot;);&quot;r&quot;;&quot;RESTRICTED&quot;);&quot;o&quot;;&quot;OCCUPATIONAL&quot;);&quot;,&quot;))">
            <text:p/>
          </table:table-cell>
          <table:table-cell table:formula="of:=IF(LEN(TRIM([CulturesData.GR31]))=0;&quot;&quot;;CONCATENATE([CulturesData.GR$1];SUBSTITUTE(SUBSTITUTE(SUBSTITUTE([CulturesData.GR31];&quot;e&quot;;&quot;EVERYMAN&quot;);&quot;r&quot;;&quot;RESTRICTED&quot;);&quot;o&quot;;&quot;OCCUPATIONAL&quot;);&quot;,&quot;))" office:value-type="string" office:string-value="HOBBY=10,">
            <text:p>HOBBY=10,</text:p>
          </table:table-cell>
          <table:table-cell table:formula="of:=IF(LEN(TRIM([CulturesData.GS31]))=0;&quot;&quot;;CONCATENATE([CulturesData.GS$1];[CulturesData.GS31];&quot;,&quot;))">
            <text:p/>
          </table:table-cell>
          <table:table-cell table:formula="of:=IF(LEN(TRIM([CulturesData.GT31]))=0;&quot;&quot;;CONCATENATE([CulturesData.GT$1];SUBSTITUTE(SUBSTITUTE(SUBSTITUTE([CulturesData.GT31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formula="of:=CONCATENATE([CulturesData.A32]; &quot;,&quot;)" office:value-type="string" office:string-value=",">
            <text:p>,</text:p>
          </table:table-cell>
          <table:table-cell table:formula="of:=CONCATENATE([CulturesData.B32]; &quot;,&quot;)" office:value-type="string" office:string-value=",">
            <text:p>,</text:p>
          </table:table-cell>
          <table:table-cell table:formula="of:=CONCATENATE([CulturesData.D32]; &quot;,&quot;)" office:value-type="string" office:string-value=",">
            <text:p>,</text:p>
          </table:table-cell>
          <table:table-cell table:formula="of:=CONCATENATE([CulturesData.C32]; &quot;,&quot;)" office:value-type="string" office:string-value=",">
            <text:p>,</text:p>
          </table:table-cell>
          <table:table-cell table:formula="of:=CONCATENATE([CulturesData.E32]; &quot;,&quot;)" office:value-type="string" office:string-value=",">
            <text:p>,</text:p>
          </table:table-cell>
          <table:table-cell table:formula="of:=CONCATENATE([CulturesData.F32]; &quot;,&quot;)" office:value-type="string" office:string-value=",">
            <text:p>,</text:p>
          </table:table-cell>
          <table:table-cell table:formula="of:=CONCATENATE([CulturesData.G32]; &quot;,&quot;)" office:value-type="string" office:string-value=",">
            <text:p>,</text:p>
          </table:table-cell>
          <table:table-cell table:formula="of:=CONCATENATE([CulturesData.H32]; &quot;,&quot;)" office:value-type="string" office:string-value=",">
            <text:p>,</text:p>
          </table:table-cell>
          <table:table-cell table:formula="of:=IF(LEN(TRIM([CulturesData.J32]))=0;&quot;&quot;;CONCATENATE([CulturesData.J$1];SUBSTITUTE(SUBSTITUTE(SUBSTITUTE([CulturesData.J32];&quot;e&quot;;&quot;EVERYMAN&quot;);&quot;r&quot;;&quot;RESTRICTED&quot;);&quot;o&quot;;&quot;OCCUPATIONAL&quot;);&quot;,&quot;))">
            <text:p/>
          </table:table-cell>
          <table:table-cell table:formula="of:=IF(LEN(TRIM([CulturesData.K32]))=0;&quot;&quot;;CONCATENATE([CulturesData.K$1];SUBSTITUTE(SUBSTITUTE(SUBSTITUTE([CulturesData.K32];&quot;e&quot;;&quot;EVERYMAN&quot;);&quot;r&quot;;&quot;RESTRICTED&quot;);&quot;o&quot;;&quot;OCCUPATIONAL&quot;);&quot;,&quot;))">
            <text:p/>
          </table:table-cell>
          <table:table-cell table:formula="of:=IF(LEN(TRIM([CulturesData.L32]))=0;&quot;&quot;;CONCATENATE([CulturesData.L$1];SUBSTITUTE(SUBSTITUTE(SUBSTITUTE([CulturesData.L32];&quot;e&quot;;&quot;EVERYMAN&quot;);&quot;r&quot;;&quot;RESTRICTED&quot;);&quot;o&quot;;&quot;OCCUPATIONAL&quot;);&quot;,&quot;))">
            <text:p/>
          </table:table-cell>
          <table:table-cell table:formula="of:=IF(LEN(TRIM([CulturesData.M32]))=0;&quot;&quot;;CONCATENATE([CulturesData.M$1];SUBSTITUTE(SUBSTITUTE(SUBSTITUTE([CulturesData.M32];&quot;e&quot;;&quot;EVERYMAN&quot;);&quot;r&quot;;&quot;RESTRICTED&quot;);&quot;o&quot;;&quot;OCCUPATIONAL&quot;);&quot;,&quot;))">
            <text:p/>
          </table:table-cell>
          <table:table-cell table:formula="of:=IF(LEN(TRIM([CulturesData.N32]))=0;&quot;&quot;;CONCATENATE([CulturesData.N$1];SUBSTITUTE(SUBSTITUTE(SUBSTITUTE([CulturesData.N32];&quot;e&quot;;&quot;EVERYMAN&quot;);&quot;r&quot;;&quot;RESTRICTED&quot;);&quot;o&quot;;&quot;OCCUPATIONAL&quot;);&quot;,&quot;))">
            <text:p/>
          </table:table-cell>
          <table:table-cell table:formula="of:=IF(LEN(TRIM([CulturesData.O32]))=0;&quot;&quot;;CONCATENATE([CulturesData.O$1];SUBSTITUTE(SUBSTITUTE(SUBSTITUTE([CulturesData.O32];&quot;e&quot;;&quot;EVERYMAN&quot;);&quot;r&quot;;&quot;RESTRICTED&quot;);&quot;o&quot;;&quot;OCCUPATIONAL&quot;);&quot;,&quot;))">
            <text:p/>
          </table:table-cell>
          <table:table-cell table:formula="of:=IF(LEN(TRIM([CulturesData.P32]))=0;&quot;&quot;;CONCATENATE([CulturesData.P$1];SUBSTITUTE(SUBSTITUTE(SUBSTITUTE([CulturesData.P32];&quot;e&quot;;&quot;EVERYMAN&quot;);&quot;r&quot;;&quot;RESTRICTED&quot;);&quot;o&quot;;&quot;OCCUPATIONAL&quot;);&quot;,&quot;))">
            <text:p/>
          </table:table-cell>
          <table:table-cell table:formula="of:=IF(LEN(TRIM([CulturesData.Q32]))=0;&quot;&quot;;CONCATENATE([CulturesData.Q$1];SUBSTITUTE(SUBSTITUTE(SUBSTITUTE([CulturesData.Q32];&quot;e&quot;;&quot;EVERYMAN&quot;);&quot;r&quot;;&quot;RESTRICTED&quot;);&quot;o&quot;;&quot;OCCUPATIONAL&quot;);&quot;,&quot;))">
            <text:p/>
          </table:table-cell>
          <table:table-cell table:formula="of:=IF(LEN(TRIM([CulturesData.R32]))=0;&quot;&quot;;CONCATENATE([CulturesData.R$1];SUBSTITUTE(SUBSTITUTE(SUBSTITUTE([CulturesData.R32];&quot;e&quot;;&quot;EVERYMAN&quot;);&quot;r&quot;;&quot;RESTRICTED&quot;);&quot;o&quot;;&quot;OCCUPATIONAL&quot;);&quot;,&quot;))">
            <text:p/>
          </table:table-cell>
          <table:table-cell table:formula="of:=IF(LEN(TRIM([CulturesData.S32]))=0;&quot;&quot;;CONCATENATE([CulturesData.S$1];SUBSTITUTE(SUBSTITUTE(SUBSTITUTE([CulturesData.S32];&quot;e&quot;;&quot;EVERYMAN&quot;);&quot;r&quot;;&quot;RESTRICTED&quot;);&quot;o&quot;;&quot;OCCUPATIONAL&quot;);&quot;,&quot;))">
            <text:p/>
          </table:table-cell>
          <table:table-cell table:formula="of:=IF(LEN(TRIM([CulturesData.T32]))=0;&quot;&quot;;CONCATENATE([CulturesData.T$1];SUBSTITUTE(SUBSTITUTE(SUBSTITUTE([CulturesData.T32];&quot;e&quot;;&quot;EVERYMAN&quot;);&quot;r&quot;;&quot;RESTRICTED&quot;);&quot;o&quot;;&quot;OCCUPATIONAL&quot;);&quot;,&quot;))">
            <text:p/>
          </table:table-cell>
          <table:table-cell table:formula="of:=IF(LEN(TRIM([CulturesData.U32]))=0;&quot;&quot;;CONCATENATE([CulturesData.U$1];SUBSTITUTE(SUBSTITUTE(SUBSTITUTE([CulturesData.U32];&quot;e&quot;;&quot;EVERYMAN&quot;);&quot;r&quot;;&quot;RESTRICTED&quot;);&quot;o&quot;;&quot;OCCUPATIONAL&quot;);&quot;,&quot;))">
            <text:p/>
          </table:table-cell>
          <table:table-cell table:formula="of:=IF(LEN(TRIM([CulturesData.V32]))=0;&quot;&quot;;CONCATENATE([CulturesData.V$1];SUBSTITUTE(SUBSTITUTE(SUBSTITUTE([CulturesData.V32];&quot;e&quot;;&quot;EVERYMAN&quot;);&quot;r&quot;;&quot;RESTRICTED&quot;);&quot;o&quot;;&quot;OCCUPATIONAL&quot;);&quot;,&quot;))">
            <text:p/>
          </table:table-cell>
          <table:table-cell table:formula="of:=IF(LEN(TRIM([CulturesData.W32]))=0;&quot;&quot;;CONCATENATE([CulturesData.W$1];SUBSTITUTE(SUBSTITUTE(SUBSTITUTE([CulturesData.W32];&quot;e&quot;;&quot;EVERYMAN&quot;);&quot;r&quot;;&quot;RESTRICTED&quot;);&quot;o&quot;;&quot;OCCUPATIONAL&quot;);&quot;,&quot;))">
            <text:p/>
          </table:table-cell>
          <table:table-cell table:formula="of:=IF(LEN(TRIM([CulturesData.X32]))=0;&quot;&quot;;CONCATENATE([CulturesData.X$1];SUBSTITUTE(SUBSTITUTE(SUBSTITUTE([CulturesData.X32];&quot;e&quot;;&quot;EVERYMAN&quot;);&quot;r&quot;;&quot;RESTRICTED&quot;);&quot;o&quot;;&quot;OCCUPATIONAL&quot;);&quot;,&quot;))">
            <text:p/>
          </table:table-cell>
          <table:table-cell table:formula="of:=IF(LEN(TRIM([CulturesData.Y32]))=0;&quot;&quot;;CONCATENATE([CulturesData.Y$1];SUBSTITUTE(SUBSTITUTE(SUBSTITUTE([CulturesData.Y32];&quot;e&quot;;&quot;EVERYMAN&quot;);&quot;r&quot;;&quot;RESTRICTED&quot;);&quot;o&quot;;&quot;OCCUPATIONAL&quot;);&quot;,&quot;))">
            <text:p/>
          </table:table-cell>
          <table:table-cell table:formula="of:=IF(LEN(TRIM([CulturesData.Z32]))=0;&quot;&quot;;CONCATENATE([CulturesData.Z$1];SUBSTITUTE(SUBSTITUTE(SUBSTITUTE([CulturesData.Z32];&quot;e&quot;;&quot;EVERYMAN&quot;);&quot;r&quot;;&quot;RESTRICTED&quot;);&quot;o&quot;;&quot;OCCUPATIONAL&quot;);&quot;,&quot;))">
            <text:p/>
          </table:table-cell>
          <table:table-cell table:formula="of:=IF(LEN(TRIM([CulturesData.AA32]))=0;&quot;&quot;;CONCATENATE([CulturesData.AA$1];SUBSTITUTE(SUBSTITUTE(SUBSTITUTE([CulturesData.AA32];&quot;e&quot;;&quot;EVERYMAN&quot;);&quot;r&quot;;&quot;RESTRICTED&quot;);&quot;o&quot;;&quot;OCCUPATIONAL&quot;);&quot;,&quot;))">
            <text:p/>
          </table:table-cell>
          <table:table-cell table:formula="of:=IF(LEN(TRIM([CulturesData.AB32]))=0;&quot;&quot;;CONCATENATE([CulturesData.AB$1];SUBSTITUTE(SUBSTITUTE(SUBSTITUTE([CulturesData.AB32];&quot;e&quot;;&quot;EVERYMAN&quot;);&quot;r&quot;;&quot;RESTRICTED&quot;);&quot;o&quot;;&quot;OCCUPATIONAL&quot;);&quot;,&quot;))">
            <text:p/>
          </table:table-cell>
          <table:table-cell table:formula="of:=IF(LEN(TRIM([CulturesData.AC32]))=0;&quot;&quot;;CONCATENATE([CulturesData.AC$1];SUBSTITUTE(SUBSTITUTE(SUBSTITUTE([CulturesData.AC32];&quot;e&quot;;&quot;EVERYMAN&quot;);&quot;r&quot;;&quot;RESTRICTED&quot;);&quot;o&quot;;&quot;OCCUPATIONAL&quot;);&quot;,&quot;))">
            <text:p/>
          </table:table-cell>
          <table:table-cell table:formula="of:=IF(LEN(TRIM([CulturesData.AD32]))=0;&quot;&quot;;CONCATENATE([CulturesData.AD$1];SUBSTITUTE(SUBSTITUTE(SUBSTITUTE([CulturesData.AD32];&quot;e&quot;;&quot;EVERYMAN&quot;);&quot;r&quot;;&quot;RESTRICTED&quot;);&quot;o&quot;;&quot;OCCUPATIONAL&quot;);&quot;,&quot;))">
            <text:p/>
          </table:table-cell>
          <table:table-cell table:formula="of:=IF(LEN(TRIM([CulturesData.AE32]))=0;&quot;&quot;;CONCATENATE([CulturesData.AE$1];SUBSTITUTE(SUBSTITUTE(SUBSTITUTE([CulturesData.AE32];&quot;e&quot;;&quot;EVERYMAN&quot;);&quot;r&quot;;&quot;RESTRICTED&quot;);&quot;o&quot;;&quot;OCCUPATIONAL&quot;);&quot;,&quot;))">
            <text:p/>
          </table:table-cell>
          <table:table-cell table:formula="of:=IF(LEN(TRIM([CulturesData.AF32]))=0;&quot;&quot;;CONCATENATE([CulturesData.AF$1];SUBSTITUTE(SUBSTITUTE(SUBSTITUTE([CulturesData.AF32];&quot;e&quot;;&quot;EVERYMAN&quot;);&quot;r&quot;;&quot;RESTRICTED&quot;);&quot;o&quot;;&quot;OCCUPATIONAL&quot;);&quot;,&quot;))">
            <text:p/>
          </table:table-cell>
          <table:table-cell table:formula="of:=IF(LEN(TRIM([CulturesData.AG32]))=0;&quot;&quot;;CONCATENATE([CulturesData.AG$1];SUBSTITUTE(SUBSTITUTE(SUBSTITUTE([CulturesData.AG32];&quot;e&quot;;&quot;EVERYMAN&quot;);&quot;r&quot;;&quot;RESTRICTED&quot;);&quot;o&quot;;&quot;OCCUPATIONAL&quot;);&quot;,&quot;))">
            <text:p/>
          </table:table-cell>
          <table:table-cell table:formula="of:=IF(LEN(TRIM([CulturesData.AH32]))=0;&quot;&quot;;CONCATENATE([CulturesData.AH$1];SUBSTITUTE(SUBSTITUTE(SUBSTITUTE([CulturesData.AH32];&quot;e&quot;;&quot;EVERYMAN&quot;);&quot;r&quot;;&quot;RESTRICTED&quot;);&quot;o&quot;;&quot;OCCUPATIONAL&quot;);&quot;,&quot;))">
            <text:p/>
          </table:table-cell>
          <table:table-cell table:formula="of:=IF(LEN(TRIM([CulturesData.AI32]))=0;&quot;&quot;;CONCATENATE([CulturesData.AI$1];SUBSTITUTE(SUBSTITUTE(SUBSTITUTE([CulturesData.AI32];&quot;e&quot;;&quot;EVERYMAN&quot;);&quot;r&quot;;&quot;RESTRICTED&quot;);&quot;o&quot;;&quot;OCCUPATIONAL&quot;);&quot;,&quot;))">
            <text:p/>
          </table:table-cell>
          <table:table-cell table:formula="of:=IF(LEN(TRIM([CulturesData.AJ32]))=0;&quot;&quot;;CONCATENATE([CulturesData.AJ$1];SUBSTITUTE(SUBSTITUTE(SUBSTITUTE([CulturesData.AJ32];&quot;e&quot;;&quot;EVERYMAN&quot;);&quot;r&quot;;&quot;RESTRICTED&quot;);&quot;o&quot;;&quot;OCCUPATIONAL&quot;);&quot;,&quot;))">
            <text:p/>
          </table:table-cell>
          <table:table-cell table:formula="of:=IF(LEN(TRIM([CulturesData.AK32]))=0;&quot;&quot;;CONCATENATE([CulturesData.AK$1];SUBSTITUTE(SUBSTITUTE(SUBSTITUTE([CulturesData.AK32];&quot;e&quot;;&quot;EVERYMAN&quot;);&quot;r&quot;;&quot;RESTRICTED&quot;);&quot;o&quot;;&quot;OCCUPATIONAL&quot;);&quot;,&quot;))">
            <text:p/>
          </table:table-cell>
          <table:table-cell table:formula="of:=IF(LEN(TRIM([CulturesData.AL32]))=0;&quot;&quot;;CONCATENATE([CulturesData.AL$1];SUBSTITUTE(SUBSTITUTE(SUBSTITUTE([CulturesData.AL32];&quot;e&quot;;&quot;EVERYMAN&quot;);&quot;r&quot;;&quot;RESTRICTED&quot;);&quot;o&quot;;&quot;OCCUPATIONAL&quot;);&quot;,&quot;))">
            <text:p/>
          </table:table-cell>
          <table:table-cell table:formula="of:=IF(LEN(TRIM([CulturesData.AM32]))=0;&quot;&quot;;CONCATENATE([CulturesData.AM$1];SUBSTITUTE(SUBSTITUTE(SUBSTITUTE([CulturesData.AM32];&quot;e&quot;;&quot;EVERYMAN&quot;);&quot;r&quot;;&quot;RESTRICTED&quot;);&quot;o&quot;;&quot;OCCUPATIONAL&quot;);&quot;,&quot;))">
            <text:p/>
          </table:table-cell>
          <table:table-cell table:formula="of:=IF(LEN(TRIM([CulturesData.AN32]))=0;&quot;&quot;;CONCATENATE([CulturesData.AN$1];SUBSTITUTE(SUBSTITUTE(SUBSTITUTE([CulturesData.AN32];&quot;e&quot;;&quot;EVERYMAN&quot;);&quot;r&quot;;&quot;RESTRICTED&quot;);&quot;o&quot;;&quot;OCCUPATIONAL&quot;);&quot;,&quot;))">
            <text:p/>
          </table:table-cell>
          <table:table-cell table:formula="of:=IF(LEN(TRIM([CulturesData.AO32]))=0;&quot;&quot;;CONCATENATE([CulturesData.AO$1];SUBSTITUTE(SUBSTITUTE(SUBSTITUTE([CulturesData.AO32];&quot;e&quot;;&quot;EVERYMAN&quot;);&quot;r&quot;;&quot;RESTRICTED&quot;);&quot;o&quot;;&quot;OCCUPATIONAL&quot;);&quot;,&quot;))">
            <text:p/>
          </table:table-cell>
          <table:table-cell table:formula="of:=IF(LEN(TRIM([CulturesData.AP32]))=0;&quot;&quot;;CONCATENATE([CulturesData.AP$1];SUBSTITUTE(SUBSTITUTE(SUBSTITUTE([CulturesData.AP32];&quot;e&quot;;&quot;EVERYMAN&quot;);&quot;r&quot;;&quot;RESTRICTED&quot;);&quot;o&quot;;&quot;OCCUPATIONAL&quot;);&quot;,&quot;))">
            <text:p/>
          </table:table-cell>
          <table:table-cell table:formula="of:=IF(LEN(TRIM([CulturesData.AQ32]))=0;&quot;&quot;;CONCATENATE([CulturesData.AQ$1];SUBSTITUTE(SUBSTITUTE(SUBSTITUTE([CulturesData.AQ32];&quot;e&quot;;&quot;EVERYMAN&quot;);&quot;r&quot;;&quot;RESTRICTED&quot;);&quot;o&quot;;&quot;OCCUPATIONAL&quot;);&quot;,&quot;))">
            <text:p/>
          </table:table-cell>
          <table:table-cell table:formula="of:=IF(LEN(TRIM([CulturesData.AR32]))=0;&quot;&quot;;CONCATENATE([CulturesData.AR$1];SUBSTITUTE(SUBSTITUTE(SUBSTITUTE([CulturesData.AR32];&quot;e&quot;;&quot;EVERYMAN&quot;);&quot;r&quot;;&quot;RESTRICTED&quot;);&quot;o&quot;;&quot;OCCUPATIONAL&quot;);&quot;,&quot;))">
            <text:p/>
          </table:table-cell>
          <table:table-cell table:formula="of:=IF(LEN(TRIM([CulturesData.AS32]))=0;&quot;&quot;;CONCATENATE([CulturesData.AS$1];SUBSTITUTE(SUBSTITUTE(SUBSTITUTE([CulturesData.AS32];&quot;e&quot;;&quot;EVERYMAN&quot;);&quot;r&quot;;&quot;RESTRICTED&quot;);&quot;o&quot;;&quot;OCCUPATIONAL&quot;);&quot;,&quot;))">
            <text:p/>
          </table:table-cell>
          <table:table-cell table:formula="of:=IF(LEN(TRIM([CulturesData.AT32]))=0;&quot;&quot;;CONCATENATE([CulturesData.AT$1];SUBSTITUTE(SUBSTITUTE(SUBSTITUTE([CulturesData.AT32];&quot;e&quot;;&quot;EVERYMAN&quot;);&quot;r&quot;;&quot;RESTRICTED&quot;);&quot;o&quot;;&quot;OCCUPATIONAL&quot;);&quot;,&quot;))">
            <text:p/>
          </table:table-cell>
          <table:table-cell table:formula="of:=IF(LEN(TRIM([CulturesData.AU32]))=0;&quot;&quot;;CONCATENATE([CulturesData.AU$1];SUBSTITUTE(SUBSTITUTE(SUBSTITUTE([CulturesData.AU32];&quot;e&quot;;&quot;EVERYMAN&quot;);&quot;r&quot;;&quot;RESTRICTED&quot;);&quot;o&quot;;&quot;OCCUPATIONAL&quot;);&quot;,&quot;))">
            <text:p/>
          </table:table-cell>
          <table:table-cell table:formula="of:=IF(LEN(TRIM([CulturesData.AV32]))=0;&quot;&quot;;CONCATENATE([CulturesData.AV$1];SUBSTITUTE(SUBSTITUTE(SUBSTITUTE([CulturesData.AV32];&quot;e&quot;;&quot;EVERYMAN&quot;);&quot;r&quot;;&quot;RESTRICTED&quot;);&quot;o&quot;;&quot;OCCUPATIONAL&quot;);&quot;,&quot;))">
            <text:p/>
          </table:table-cell>
          <table:table-cell table:formula="of:=IF(LEN(TRIM([CulturesData.AW32]))=0;&quot;&quot;;CONCATENATE([CulturesData.AW$1];SUBSTITUTE(SUBSTITUTE(SUBSTITUTE([CulturesData.AW32];&quot;e&quot;;&quot;EVERYMAN&quot;);&quot;r&quot;;&quot;RESTRICTED&quot;);&quot;o&quot;;&quot;OCCUPATIONAL&quot;);&quot;,&quot;))">
            <text:p/>
          </table:table-cell>
          <table:table-cell table:formula="of:=IF(LEN(TRIM([CulturesData.AX32]))=0;&quot;&quot;;CONCATENATE([CulturesData.AX$1];SUBSTITUTE(SUBSTITUTE(SUBSTITUTE([CulturesData.AX32];&quot;e&quot;;&quot;EVERYMAN&quot;);&quot;r&quot;;&quot;RESTRICTED&quot;);&quot;o&quot;;&quot;OCCUPATIONAL&quot;);&quot;,&quot;))">
            <text:p/>
          </table:table-cell>
          <table:table-cell table:formula="of:=IF(LEN(TRIM([CulturesData.AY32]))=0;&quot;&quot;;CONCATENATE([CulturesData.AY$1];SUBSTITUTE(SUBSTITUTE(SUBSTITUTE([CulturesData.AY32];&quot;e&quot;;&quot;EVERYMAN&quot;);&quot;r&quot;;&quot;RESTRICTED&quot;);&quot;o&quot;;&quot;OCCUPATIONAL&quot;);&quot;,&quot;))">
            <text:p/>
          </table:table-cell>
          <table:table-cell table:formula="of:=IF(LEN(TRIM([CulturesData.AZ32]))=0;&quot;&quot;;CONCATENATE([CulturesData.AZ$1];SUBSTITUTE(SUBSTITUTE(SUBSTITUTE([CulturesData.AZ32];&quot;e&quot;;&quot;EVERYMAN&quot;);&quot;r&quot;;&quot;RESTRICTED&quot;);&quot;o&quot;;&quot;OCCUPATIONAL&quot;);&quot;,&quot;))">
            <text:p/>
          </table:table-cell>
          <table:table-cell table:formula="of:=IF(LEN(TRIM([CulturesData.BA32]))=0;&quot;&quot;;CONCATENATE([CulturesData.BA$1];SUBSTITUTE(SUBSTITUTE(SUBSTITUTE([CulturesData.BA32];&quot;e&quot;;&quot;EVERYMAN&quot;);&quot;r&quot;;&quot;RESTRICTED&quot;);&quot;o&quot;;&quot;OCCUPATIONAL&quot;);&quot;,&quot;))">
            <text:p/>
          </table:table-cell>
          <table:table-cell table:formula="of:=IF(LEN(TRIM([CulturesData.BB32]))=0;&quot;&quot;;CONCATENATE([CulturesData.BB$1];SUBSTITUTE(SUBSTITUTE(SUBSTITUTE([CulturesData.BB32];&quot;e&quot;;&quot;EVERYMAN&quot;);&quot;r&quot;;&quot;RESTRICTED&quot;);&quot;o&quot;;&quot;OCCUPATIONAL&quot;);&quot;,&quot;))">
            <text:p/>
          </table:table-cell>
          <table:table-cell table:formula="of:=IF(LEN(TRIM([CulturesData.BC32]))=0;&quot;&quot;;CONCATENATE([CulturesData.BC$1];SUBSTITUTE(SUBSTITUTE(SUBSTITUTE([CulturesData.BC32];&quot;e&quot;;&quot;EVERYMAN&quot;);&quot;r&quot;;&quot;RESTRICTED&quot;);&quot;o&quot;;&quot;OCCUPATIONAL&quot;);&quot;,&quot;))">
            <text:p/>
          </table:table-cell>
          <table:table-cell table:formula="of:=IF(LEN(TRIM([CulturesData.BD32]))=0;&quot;&quot;;CONCATENATE([CulturesData.BD$1];SUBSTITUTE(SUBSTITUTE(SUBSTITUTE([CulturesData.BD32];&quot;e&quot;;&quot;EVERYMAN&quot;);&quot;r&quot;;&quot;RESTRICTED&quot;);&quot;o&quot;;&quot;OCCUPATIONAL&quot;);&quot;,&quot;))">
            <text:p/>
          </table:table-cell>
          <table:table-cell table:formula="of:=IF(LEN(TRIM([CulturesData.BE32]))=0;&quot;&quot;;CONCATENATE([CulturesData.BE$1];SUBSTITUTE(SUBSTITUTE(SUBSTITUTE([CulturesData.BE32];&quot;e&quot;;&quot;EVERYMAN&quot;);&quot;r&quot;;&quot;RESTRICTED&quot;);&quot;o&quot;;&quot;OCCUPATIONAL&quot;);&quot;,&quot;))">
            <text:p/>
          </table:table-cell>
          <table:table-cell table:formula="of:=IF(LEN(TRIM([CulturesData.BF32]))=0;&quot;&quot;;CONCATENATE([CulturesData.BF$1];SUBSTITUTE(SUBSTITUTE(SUBSTITUTE([CulturesData.BF32];&quot;e&quot;;&quot;EVERYMAN&quot;);&quot;r&quot;;&quot;RESTRICTED&quot;);&quot;o&quot;;&quot;OCCUPATIONAL&quot;);&quot;,&quot;))">
            <text:p/>
          </table:table-cell>
          <table:table-cell table:formula="of:=IF(LEN(TRIM([CulturesData.BG32]))=0;&quot;&quot;;CONCATENATE([CulturesData.BG$1];SUBSTITUTE(SUBSTITUTE(SUBSTITUTE([CulturesData.BG32];&quot;e&quot;;&quot;EVERYMAN&quot;);&quot;r&quot;;&quot;RESTRICTED&quot;);&quot;o&quot;;&quot;OCCUPATIONAL&quot;);&quot;,&quot;))">
            <text:p/>
          </table:table-cell>
          <table:table-cell table:formula="of:=IF(LEN(TRIM([CulturesData.BH32]))=0;&quot;&quot;;CONCATENATE([CulturesData.BH$1];SUBSTITUTE(SUBSTITUTE(SUBSTITUTE([CulturesData.BH32];&quot;e&quot;;&quot;EVERYMAN&quot;);&quot;r&quot;;&quot;RESTRICTED&quot;);&quot;o&quot;;&quot;OCCUPATIONAL&quot;);&quot;,&quot;))">
            <text:p/>
          </table:table-cell>
          <table:table-cell table:formula="of:=IF(LEN(TRIM([CulturesData.BI32]))=0;&quot;&quot;;CONCATENATE([CulturesData.BI$1];SUBSTITUTE(SUBSTITUTE(SUBSTITUTE([CulturesData.BI32];&quot;e&quot;;&quot;EVERYMAN&quot;);&quot;r&quot;;&quot;RESTRICTED&quot;);&quot;o&quot;;&quot;OCCUPATIONAL&quot;);&quot;,&quot;))">
            <text:p/>
          </table:table-cell>
          <table:table-cell table:formula="of:=IF(LEN(TRIM([CulturesData.BJ32]))=0;&quot;&quot;;CONCATENATE([CulturesData.BJ$1];SUBSTITUTE(SUBSTITUTE(SUBSTITUTE([CulturesData.BJ32];&quot;e&quot;;&quot;EVERYMAN&quot;);&quot;r&quot;;&quot;RESTRICTED&quot;);&quot;o&quot;;&quot;OCCUPATIONAL&quot;);&quot;,&quot;))">
            <text:p/>
          </table:table-cell>
          <table:table-cell table:formula="of:=IF(LEN(TRIM([CulturesData.BK32]))=0;&quot;&quot;;CONCATENATE([CulturesData.BK$1];SUBSTITUTE(SUBSTITUTE(SUBSTITUTE([CulturesData.BK32];&quot;e&quot;;&quot;EVERYMAN&quot;);&quot;r&quot;;&quot;RESTRICTED&quot;);&quot;o&quot;;&quot;OCCUPATIONAL&quot;);&quot;,&quot;))">
            <text:p/>
          </table:table-cell>
          <table:table-cell table:formula="of:=IF(LEN(TRIM([CulturesData.BL32]))=0;&quot;&quot;;CONCATENATE([CulturesData.BL$1];SUBSTITUTE(SUBSTITUTE(SUBSTITUTE([CulturesData.BL32];&quot;e&quot;;&quot;EVERYMAN&quot;);&quot;r&quot;;&quot;RESTRICTED&quot;);&quot;o&quot;;&quot;OCCUPATIONAL&quot;);&quot;,&quot;))">
            <text:p/>
          </table:table-cell>
          <table:table-cell table:formula="of:=IF(LEN(TRIM([CulturesData.BM32]))=0;&quot;&quot;;CONCATENATE([CulturesData.BM$1];SUBSTITUTE(SUBSTITUTE(SUBSTITUTE([CulturesData.BM32];&quot;e&quot;;&quot;EVERYMAN&quot;);&quot;r&quot;;&quot;RESTRICTED&quot;);&quot;o&quot;;&quot;OCCUPATIONAL&quot;);&quot;,&quot;))">
            <text:p/>
          </table:table-cell>
          <table:table-cell table:formula="of:=IF(LEN(TRIM([CulturesData.BN32]))=0;&quot;&quot;;CONCATENATE([CulturesData.BN$1];SUBSTITUTE(SUBSTITUTE(SUBSTITUTE([CulturesData.BN32];&quot;e&quot;;&quot;EVERYMAN&quot;);&quot;r&quot;;&quot;RESTRICTED&quot;);&quot;o&quot;;&quot;OCCUPATIONAL&quot;);&quot;,&quot;))">
            <text:p/>
          </table:table-cell>
          <table:table-cell table:formula="of:=IF(LEN(TRIM([CulturesData.BO32]))=0;&quot;&quot;;CONCATENATE([CulturesData.BO$1];SUBSTITUTE(SUBSTITUTE(SUBSTITUTE([CulturesData.BO32];&quot;e&quot;;&quot;EVERYMAN&quot;);&quot;r&quot;;&quot;RESTRICTED&quot;);&quot;o&quot;;&quot;OCCUPATIONAL&quot;);&quot;,&quot;))">
            <text:p/>
          </table:table-cell>
          <table:table-cell table:formula="of:=IF(LEN(TRIM([CulturesData.BP32]))=0;&quot;&quot;;CONCATENATE([CulturesData.BP$1];SUBSTITUTE(SUBSTITUTE(SUBSTITUTE([CulturesData.BP32];&quot;e&quot;;&quot;EVERYMAN&quot;);&quot;r&quot;;&quot;RESTRICTED&quot;);&quot;o&quot;;&quot;OCCUPATIONAL&quot;);&quot;,&quot;))">
            <text:p/>
          </table:table-cell>
          <table:table-cell table:formula="of:=IF(LEN(TRIM([CulturesData.BQ32]))=0;&quot;&quot;;CONCATENATE([CulturesData.BQ$1];SUBSTITUTE(SUBSTITUTE(SUBSTITUTE([CulturesData.BQ32];&quot;e&quot;;&quot;EVERYMAN&quot;);&quot;r&quot;;&quot;RESTRICTED&quot;);&quot;o&quot;;&quot;OCCUPATIONAL&quot;);&quot;,&quot;))">
            <text:p/>
          </table:table-cell>
          <table:table-cell table:formula="of:=IF(LEN(TRIM([CulturesData.BR32]))=0;&quot;&quot;;CONCATENATE([CulturesData.BR$1];SUBSTITUTE(SUBSTITUTE(SUBSTITUTE([CulturesData.BR32];&quot;e&quot;;&quot;EVERYMAN&quot;);&quot;r&quot;;&quot;RESTRICTED&quot;);&quot;o&quot;;&quot;OCCUPATIONAL&quot;);&quot;,&quot;))">
            <text:p/>
          </table:table-cell>
          <table:table-cell table:formula="of:=IF(LEN(TRIM([CulturesData.BS32]))=0;&quot;&quot;;CONCATENATE([CulturesData.BS$1];SUBSTITUTE(SUBSTITUTE(SUBSTITUTE([CulturesData.BS32];&quot;e&quot;;&quot;EVERYMAN&quot;);&quot;r&quot;;&quot;RESTRICTED&quot;);&quot;o&quot;;&quot;OCCUPATIONAL&quot;);&quot;,&quot;))">
            <text:p/>
          </table:table-cell>
          <table:table-cell table:formula="of:=IF(LEN(TRIM([CulturesData.BT32]))=0;&quot;&quot;;CONCATENATE([CulturesData.BT$1];SUBSTITUTE(SUBSTITUTE(SUBSTITUTE([CulturesData.BT32];&quot;e&quot;;&quot;EVERYMAN&quot;);&quot;r&quot;;&quot;RESTRICTED&quot;);&quot;o&quot;;&quot;OCCUPATIONAL&quot;);&quot;,&quot;))">
            <text:p/>
          </table:table-cell>
          <table:table-cell table:formula="of:=IF(LEN(TRIM([CulturesData.BU32]))=0;&quot;&quot;;CONCATENATE([CulturesData.BU$1];SUBSTITUTE(SUBSTITUTE(SUBSTITUTE([CulturesData.BU32];&quot;e&quot;;&quot;EVERYMAN&quot;);&quot;r&quot;;&quot;RESTRICTED&quot;);&quot;o&quot;;&quot;OCCUPATIONAL&quot;);&quot;,&quot;))">
            <text:p/>
          </table:table-cell>
          <table:table-cell table:formula="of:=IF(LEN(TRIM([CulturesData.BV32]))=0;&quot;&quot;;CONCATENATE([CulturesData.BV$1];SUBSTITUTE(SUBSTITUTE(SUBSTITUTE([CulturesData.BV32];&quot;e&quot;;&quot;EVERYMAN&quot;);&quot;r&quot;;&quot;RESTRICTED&quot;);&quot;o&quot;;&quot;OCCUPATIONAL&quot;);&quot;,&quot;))">
            <text:p/>
          </table:table-cell>
          <table:table-cell table:formula="of:=IF(LEN(TRIM([CulturesData.BW32]))=0;&quot;&quot;;CONCATENATE([CulturesData.BW$1];SUBSTITUTE(SUBSTITUTE(SUBSTITUTE([CulturesData.BW32];&quot;e&quot;;&quot;EVERYMAN&quot;);&quot;r&quot;;&quot;RESTRICTED&quot;);&quot;o&quot;;&quot;OCCUPATIONAL&quot;);&quot;,&quot;))">
            <text:p/>
          </table:table-cell>
          <table:table-cell table:formula="of:=IF(LEN(TRIM([CulturesData.BX32]))=0;&quot;&quot;;CONCATENATE([CulturesData.BX$1];SUBSTITUTE(SUBSTITUTE(SUBSTITUTE([CulturesData.BX32];&quot;e&quot;;&quot;EVERYMAN&quot;);&quot;r&quot;;&quot;RESTRICTED&quot;);&quot;o&quot;;&quot;OCCUPATIONAL&quot;);&quot;,&quot;))">
            <text:p/>
          </table:table-cell>
          <table:table-cell table:formula="of:=IF(LEN(TRIM([CulturesData.BY32]))=0;&quot;&quot;;CONCATENATE([CulturesData.BY$1];SUBSTITUTE(SUBSTITUTE(SUBSTITUTE([CulturesData.BY32];&quot;e&quot;;&quot;EVERYMAN&quot;);&quot;r&quot;;&quot;RESTRICTED&quot;);&quot;o&quot;;&quot;OCCUPATIONAL&quot;);&quot;,&quot;))">
            <text:p/>
          </table:table-cell>
          <table:table-cell table:formula="of:=IF(LEN(TRIM([CulturesData.BZ32]))=0;&quot;&quot;;CONCATENATE([CulturesData.BZ$1];SUBSTITUTE(SUBSTITUTE(SUBSTITUTE([CulturesData.BZ32];&quot;e&quot;;&quot;EVERYMAN&quot;);&quot;r&quot;;&quot;RESTRICTED&quot;);&quot;o&quot;;&quot;OCCUPATIONAL&quot;);&quot;,&quot;))">
            <text:p/>
          </table:table-cell>
          <table:table-cell table:formula="of:=IF(LEN(TRIM([CulturesData.CA32]))=0;&quot;&quot;;CONCATENATE([CulturesData.CA$1];SUBSTITUTE(SUBSTITUTE(SUBSTITUTE([CulturesData.CA32];&quot;e&quot;;&quot;EVERYMAN&quot;);&quot;r&quot;;&quot;RESTRICTED&quot;);&quot;o&quot;;&quot;OCCUPATIONAL&quot;);&quot;,&quot;))">
            <text:p/>
          </table:table-cell>
          <table:table-cell table:formula="of:=IF(LEN(TRIM([CulturesData.CB32]))=0;&quot;&quot;;CONCATENATE([CulturesData.CB$1];SUBSTITUTE(SUBSTITUTE(SUBSTITUTE([CulturesData.CB32];&quot;e&quot;;&quot;EVERYMAN&quot;);&quot;r&quot;;&quot;RESTRICTED&quot;);&quot;o&quot;;&quot;OCCUPATIONAL&quot;);&quot;,&quot;))">
            <text:p/>
          </table:table-cell>
          <table:table-cell table:formula="of:=IF(LEN(TRIM([CulturesData.CC32]))=0;&quot;&quot;;CONCATENATE([CulturesData.CC$1];SUBSTITUTE(SUBSTITUTE(SUBSTITUTE([CulturesData.CC32];&quot;e&quot;;&quot;EVERYMAN&quot;);&quot;r&quot;;&quot;RESTRICTED&quot;);&quot;o&quot;;&quot;OCCUPATIONAL&quot;);&quot;,&quot;))">
            <text:p/>
          </table:table-cell>
          <table:table-cell table:formula="of:=IF(LEN(TRIM([CulturesData.CD32]))=0;&quot;&quot;;CONCATENATE([CulturesData.CD$1];SUBSTITUTE(SUBSTITUTE(SUBSTITUTE([CulturesData.CD32];&quot;e&quot;;&quot;EVERYMAN&quot;);&quot;r&quot;;&quot;RESTRICTED&quot;);&quot;o&quot;;&quot;OCCUPATIONAL&quot;);&quot;,&quot;))">
            <text:p/>
          </table:table-cell>
          <table:table-cell table:formula="of:=IF(LEN(TRIM([CulturesData.CE32]))=0;&quot;&quot;;CONCATENATE([CulturesData.CE$1];SUBSTITUTE(SUBSTITUTE(SUBSTITUTE([CulturesData.CE32];&quot;e&quot;;&quot;EVERYMAN&quot;);&quot;r&quot;;&quot;RESTRICTED&quot;);&quot;o&quot;;&quot;OCCUPATIONAL&quot;);&quot;,&quot;))">
            <text:p/>
          </table:table-cell>
          <table:table-cell table:formula="of:=IF(LEN(TRIM([CulturesData.CF32]))=0;&quot;&quot;;CONCATENATE([CulturesData.CF$1];SUBSTITUTE(SUBSTITUTE(SUBSTITUTE([CulturesData.CF32];&quot;e&quot;;&quot;EVERYMAN&quot;);&quot;r&quot;;&quot;RESTRICTED&quot;);&quot;o&quot;;&quot;OCCUPATIONAL&quot;);&quot;,&quot;))">
            <text:p/>
          </table:table-cell>
          <table:table-cell table:formula="of:=IF(LEN(TRIM([CulturesData.CG32]))=0;&quot;&quot;;CONCATENATE([CulturesData.CG$1];SUBSTITUTE(SUBSTITUTE(SUBSTITUTE([CulturesData.CG32];&quot;e&quot;;&quot;EVERYMAN&quot;);&quot;r&quot;;&quot;RESTRICTED&quot;);&quot;o&quot;;&quot;OCCUPATIONAL&quot;);&quot;,&quot;))">
            <text:p/>
          </table:table-cell>
          <table:table-cell table:formula="of:=IF(LEN(TRIM([CulturesData.CH32]))=0;&quot;&quot;;CONCATENATE([CulturesData.CH$1];SUBSTITUTE(SUBSTITUTE(SUBSTITUTE([CulturesData.CH32];&quot;e&quot;;&quot;EVERYMAN&quot;);&quot;r&quot;;&quot;RESTRICTED&quot;);&quot;o&quot;;&quot;OCCUPATIONAL&quot;);&quot;,&quot;))">
            <text:p/>
          </table:table-cell>
          <table:table-cell table:formula="of:=IF(LEN(TRIM([CulturesData.CI32]))=0;&quot;&quot;;CONCATENATE([CulturesData.CI$1];SUBSTITUTE(SUBSTITUTE(SUBSTITUTE([CulturesData.CI32];&quot;e&quot;;&quot;EVERYMAN&quot;);&quot;r&quot;;&quot;RESTRICTED&quot;);&quot;o&quot;;&quot;OCCUPATIONAL&quot;);&quot;,&quot;))">
            <text:p/>
          </table:table-cell>
          <table:table-cell table:formula="of:=IF(LEN(TRIM([CulturesData.CJ32]))=0;&quot;&quot;;CONCATENATE([CulturesData.CJ$1];SUBSTITUTE(SUBSTITUTE(SUBSTITUTE([CulturesData.CJ32];&quot;e&quot;;&quot;EVERYMAN&quot;);&quot;r&quot;;&quot;RESTRICTED&quot;);&quot;o&quot;;&quot;OCCUPATIONAL&quot;);&quot;,&quot;))">
            <text:p/>
          </table:table-cell>
          <table:table-cell table:formula="of:=IF(LEN(TRIM([CulturesData.CK32]))=0;&quot;&quot;;CONCATENATE([CulturesData.CK$1];SUBSTITUTE(SUBSTITUTE(SUBSTITUTE([CulturesData.CK32];&quot;e&quot;;&quot;EVERYMAN&quot;);&quot;r&quot;;&quot;RESTRICTED&quot;);&quot;o&quot;;&quot;OCCUPATIONAL&quot;);&quot;,&quot;))">
            <text:p/>
          </table:table-cell>
          <table:table-cell table:formula="of:=IF(LEN(TRIM([CulturesData.CL32]))=0;&quot;&quot;;CONCATENATE([CulturesData.CL$1];SUBSTITUTE(SUBSTITUTE(SUBSTITUTE([CulturesData.CL32];&quot;e&quot;;&quot;EVERYMAN&quot;);&quot;r&quot;;&quot;RESTRICTED&quot;);&quot;o&quot;;&quot;OCCUPATIONAL&quot;);&quot;,&quot;))">
            <text:p/>
          </table:table-cell>
          <table:table-cell table:formula="of:=IF(LEN(TRIM([CulturesData.CM32]))=0;&quot;&quot;;CONCATENATE([CulturesData.CM$1];SUBSTITUTE(SUBSTITUTE(SUBSTITUTE([CulturesData.CM32];&quot;e&quot;;&quot;EVERYMAN&quot;);&quot;r&quot;;&quot;RESTRICTED&quot;);&quot;o&quot;;&quot;OCCUPATIONAL&quot;);&quot;,&quot;))">
            <text:p/>
          </table:table-cell>
          <table:table-cell table:formula="of:=IF(LEN(TRIM([CulturesData.CN32]))=0;&quot;&quot;;CONCATENATE([CulturesData.CN$1];SUBSTITUTE(SUBSTITUTE(SUBSTITUTE([CulturesData.CN32];&quot;e&quot;;&quot;EVERYMAN&quot;);&quot;r&quot;;&quot;RESTRICTED&quot;);&quot;o&quot;;&quot;OCCUPATIONAL&quot;);&quot;,&quot;))">
            <text:p/>
          </table:table-cell>
          <table:table-cell table:formula="of:=IF(LEN(TRIM([CulturesData.CO32]))=0;&quot;&quot;;CONCATENATE([CulturesData.CO$1];SUBSTITUTE(SUBSTITUTE(SUBSTITUTE([CulturesData.CO32];&quot;e&quot;;&quot;EVERYMAN&quot;);&quot;r&quot;;&quot;RESTRICTED&quot;);&quot;o&quot;;&quot;OCCUPATIONAL&quot;);&quot;,&quot;))">
            <text:p/>
          </table:table-cell>
          <table:table-cell table:formula="of:=IF(LEN(TRIM([CulturesData.CP32]))=0;&quot;&quot;;CONCATENATE([CulturesData.CP$1];SUBSTITUTE(SUBSTITUTE(SUBSTITUTE([CulturesData.CP32];&quot;e&quot;;&quot;EVERYMAN&quot;);&quot;r&quot;;&quot;RESTRICTED&quot;);&quot;o&quot;;&quot;OCCUPATIONAL&quot;);&quot;,&quot;))">
            <text:p/>
          </table:table-cell>
          <table:table-cell table:formula="of:=IF(LEN(TRIM([CulturesData.CQ32]))=0;&quot;&quot;;CONCATENATE([CulturesData.CQ$1];SUBSTITUTE(SUBSTITUTE(SUBSTITUTE([CulturesData.CQ32];&quot;e&quot;;&quot;EVERYMAN&quot;);&quot;r&quot;;&quot;RESTRICTED&quot;);&quot;o&quot;;&quot;OCCUPATIONAL&quot;);&quot;,&quot;))">
            <text:p/>
          </table:table-cell>
          <table:table-cell table:formula="of:=IF(LEN(TRIM([CulturesData.CR32]))=0;&quot;&quot;;CONCATENATE([CulturesData.CR$1];SUBSTITUTE(SUBSTITUTE(SUBSTITUTE([CulturesData.CR32];&quot;e&quot;;&quot;EVERYMAN&quot;);&quot;r&quot;;&quot;RESTRICTED&quot;);&quot;o&quot;;&quot;OCCUPATIONAL&quot;);&quot;,&quot;))">
            <text:p/>
          </table:table-cell>
          <table:table-cell table:formula="of:=IF(LEN(TRIM([CulturesData.CS32]))=0;&quot;&quot;;CONCATENATE([CulturesData.CS$1];SUBSTITUTE(SUBSTITUTE(SUBSTITUTE([CulturesData.CS32];&quot;e&quot;;&quot;EVERYMAN&quot;);&quot;r&quot;;&quot;RESTRICTED&quot;);&quot;o&quot;;&quot;OCCUPATIONAL&quot;);&quot;,&quot;))">
            <text:p/>
          </table:table-cell>
          <table:table-cell table:formula="of:=IF(LEN(TRIM([CulturesData.CT32]))=0;&quot;&quot;;CONCATENATE([CulturesData.CT$1];SUBSTITUTE(SUBSTITUTE(SUBSTITUTE([CulturesData.CT32];&quot;e&quot;;&quot;EVERYMAN&quot;);&quot;r&quot;;&quot;RESTRICTED&quot;);&quot;o&quot;;&quot;OCCUPATIONAL&quot;);&quot;,&quot;))">
            <text:p/>
          </table:table-cell>
          <table:table-cell table:formula="of:=IF(LEN(TRIM([CulturesData.CU32]))=0;&quot;&quot;;CONCATENATE([CulturesData.CU$1];SUBSTITUTE(SUBSTITUTE(SUBSTITUTE([CulturesData.CU32];&quot;e&quot;;&quot;EVERYMAN&quot;);&quot;r&quot;;&quot;RESTRICTED&quot;);&quot;o&quot;;&quot;OCCUPATIONAL&quot;);&quot;,&quot;))">
            <text:p/>
          </table:table-cell>
          <table:table-cell table:formula="of:=IF(LEN(TRIM([CulturesData.CV32]))=0;&quot;&quot;;CONCATENATE([CulturesData.CV$1];SUBSTITUTE(SUBSTITUTE(SUBSTITUTE([CulturesData.CV32];&quot;e&quot;;&quot;EVERYMAN&quot;);&quot;r&quot;;&quot;RESTRICTED&quot;);&quot;o&quot;;&quot;OCCUPATIONAL&quot;);&quot;,&quot;))">
            <text:p/>
          </table:table-cell>
          <table:table-cell table:formula="of:=IF(LEN(TRIM([CulturesData.CW32]))=0;&quot;&quot;;CONCATENATE([CulturesData.CW$1];SUBSTITUTE(SUBSTITUTE(SUBSTITUTE([CulturesData.CW32];&quot;e&quot;;&quot;EVERYMAN&quot;);&quot;r&quot;;&quot;RESTRICTED&quot;);&quot;o&quot;;&quot;OCCUPATIONAL&quot;);&quot;,&quot;))">
            <text:p/>
          </table:table-cell>
          <table:table-cell table:formula="of:=IF(LEN(TRIM([CulturesData.CX32]))=0;&quot;&quot;;CONCATENATE([CulturesData.CX$1];SUBSTITUTE(SUBSTITUTE(SUBSTITUTE([CulturesData.CX32];&quot;e&quot;;&quot;EVERYMAN&quot;);&quot;r&quot;;&quot;RESTRICTED&quot;);&quot;o&quot;;&quot;OCCUPATIONAL&quot;);&quot;,&quot;))">
            <text:p/>
          </table:table-cell>
          <table:table-cell table:formula="of:=IF(LEN(TRIM([CulturesData.CY32]))=0;&quot;&quot;;CONCATENATE([CulturesData.CY$1];SUBSTITUTE(SUBSTITUTE(SUBSTITUTE([CulturesData.CY32];&quot;e&quot;;&quot;EVERYMAN&quot;);&quot;r&quot;;&quot;RESTRICTED&quot;);&quot;o&quot;;&quot;OCCUPATIONAL&quot;);&quot;,&quot;))">
            <text:p/>
          </table:table-cell>
          <table:table-cell table:formula="of:=IF(LEN(TRIM([CulturesData.CZ32]))=0;&quot;&quot;;CONCATENATE([CulturesData.CZ$1];SUBSTITUTE(SUBSTITUTE(SUBSTITUTE([CulturesData.CZ32];&quot;e&quot;;&quot;EVERYMAN&quot;);&quot;r&quot;;&quot;RESTRICTED&quot;);&quot;o&quot;;&quot;OCCUPATIONAL&quot;);&quot;,&quot;))">
            <text:p/>
          </table:table-cell>
          <table:table-cell table:formula="of:=IF(LEN(TRIM([CulturesData.DA32]))=0;&quot;&quot;;CONCATENATE([CulturesData.DA$1];SUBSTITUTE(SUBSTITUTE(SUBSTITUTE([CulturesData.DA32];&quot;e&quot;;&quot;EVERYMAN&quot;);&quot;r&quot;;&quot;RESTRICTED&quot;);&quot;o&quot;;&quot;OCCUPATIONAL&quot;);&quot;,&quot;))">
            <text:p/>
          </table:table-cell>
          <table:table-cell table:formula="of:=IF(LEN(TRIM([CulturesData.DB32]))=0;&quot;&quot;;CONCATENATE([CulturesData.DB$1];SUBSTITUTE(SUBSTITUTE(SUBSTITUTE([CulturesData.DB32];&quot;e&quot;;&quot;EVERYMAN&quot;);&quot;r&quot;;&quot;RESTRICTED&quot;);&quot;o&quot;;&quot;OCCUPATIONAL&quot;);&quot;,&quot;))">
            <text:p/>
          </table:table-cell>
          <table:table-cell table:formula="of:=IF(LEN(TRIM([CulturesData.DC32]))=0;&quot;&quot;;CONCATENATE([CulturesData.DC$1];SUBSTITUTE(SUBSTITUTE(SUBSTITUTE([CulturesData.DC32];&quot;e&quot;;&quot;EVERYMAN&quot;);&quot;r&quot;;&quot;RESTRICTED&quot;);&quot;o&quot;;&quot;OCCUPATIONAL&quot;);&quot;,&quot;))">
            <text:p/>
          </table:table-cell>
          <table:table-cell table:formula="of:=IF(LEN(TRIM([CulturesData.DD32]))=0;&quot;&quot;;CONCATENATE([CulturesData.DD$1];SUBSTITUTE(SUBSTITUTE(SUBSTITUTE([CulturesData.DD32];&quot;e&quot;;&quot;EVERYMAN&quot;);&quot;r&quot;;&quot;RESTRICTED&quot;);&quot;o&quot;;&quot;OCCUPATIONAL&quot;);&quot;,&quot;))">
            <text:p/>
          </table:table-cell>
          <table:table-cell table:formula="of:=IF(LEN(TRIM([CulturesData.DE32]))=0;&quot;&quot;;CONCATENATE([CulturesData.DE$1];SUBSTITUTE(SUBSTITUTE(SUBSTITUTE([CulturesData.DE32];&quot;e&quot;;&quot;EVERYMAN&quot;);&quot;r&quot;;&quot;RESTRICTED&quot;);&quot;o&quot;;&quot;OCCUPATIONAL&quot;);&quot;,&quot;))">
            <text:p/>
          </table:table-cell>
          <table:table-cell table:formula="of:=IF(LEN(TRIM([CulturesData.DF32]))=0;&quot;&quot;;CONCATENATE([CulturesData.DF$1];SUBSTITUTE(SUBSTITUTE(SUBSTITUTE([CulturesData.DF32];&quot;e&quot;;&quot;EVERYMAN&quot;);&quot;r&quot;;&quot;RESTRICTED&quot;);&quot;o&quot;;&quot;OCCUPATIONAL&quot;);&quot;,&quot;))">
            <text:p/>
          </table:table-cell>
          <table:table-cell table:formula="of:=IF(LEN(TRIM([CulturesData.DG32]))=0;&quot;&quot;;CONCATENATE([CulturesData.DG$1];SUBSTITUTE(SUBSTITUTE(SUBSTITUTE([CulturesData.DG32];&quot;e&quot;;&quot;EVERYMAN&quot;);&quot;r&quot;;&quot;RESTRICTED&quot;);&quot;o&quot;;&quot;OCCUPATIONAL&quot;);&quot;,&quot;))">
            <text:p/>
          </table:table-cell>
          <table:table-cell table:formula="of:=IF(LEN(TRIM([CulturesData.DH32]))=0;&quot;&quot;;CONCATENATE([CulturesData.DH$1];SUBSTITUTE(SUBSTITUTE(SUBSTITUTE([CulturesData.DH32];&quot;e&quot;;&quot;EVERYMAN&quot;);&quot;r&quot;;&quot;RESTRICTED&quot;);&quot;o&quot;;&quot;OCCUPATIONAL&quot;);&quot;,&quot;))">
            <text:p/>
          </table:table-cell>
          <table:table-cell table:formula="of:=IF(LEN(TRIM([CulturesData.DI32]))=0;&quot;&quot;;CONCATENATE([CulturesData.DI$1];SUBSTITUTE(SUBSTITUTE(SUBSTITUTE([CulturesData.DI32];&quot;e&quot;;&quot;EVERYMAN&quot;);&quot;r&quot;;&quot;RESTRICTED&quot;);&quot;o&quot;;&quot;OCCUPATIONAL&quot;);&quot;,&quot;))">
            <text:p/>
          </table:table-cell>
          <table:table-cell table:formula="of:=IF(LEN(TRIM([CulturesData.DJ32]))=0;&quot;&quot;;CONCATENATE([CulturesData.DJ$1];SUBSTITUTE(SUBSTITUTE(SUBSTITUTE([CulturesData.DJ32];&quot;e&quot;;&quot;EVERYMAN&quot;);&quot;r&quot;;&quot;RESTRICTED&quot;);&quot;o&quot;;&quot;OCCUPATIONAL&quot;);&quot;,&quot;))">
            <text:p/>
          </table:table-cell>
          <table:table-cell table:formula="of:=IF(LEN(TRIM([CulturesData.DK32]))=0;&quot;&quot;;CONCATENATE([CulturesData.DK$1];SUBSTITUTE(SUBSTITUTE(SUBSTITUTE([CulturesData.DK32];&quot;e&quot;;&quot;EVERYMAN&quot;);&quot;r&quot;;&quot;RESTRICTED&quot;);&quot;o&quot;;&quot;OCCUPATIONAL&quot;);&quot;,&quot;))">
            <text:p/>
          </table:table-cell>
          <table:table-cell table:formula="of:=IF(LEN(TRIM([CulturesData.DL32]))=0;&quot;&quot;;CONCATENATE([CulturesData.DL$1];SUBSTITUTE(SUBSTITUTE(SUBSTITUTE([CulturesData.DL32];&quot;e&quot;;&quot;EVERYMAN&quot;);&quot;r&quot;;&quot;RESTRICTED&quot;);&quot;o&quot;;&quot;OCCUPATIONAL&quot;);&quot;,&quot;))">
            <text:p/>
          </table:table-cell>
          <table:table-cell table:formula="of:=IF(LEN(TRIM([CulturesData.DM32]))=0;&quot;&quot;;CONCATENATE([CulturesData.DM$1];SUBSTITUTE(SUBSTITUTE(SUBSTITUTE([CulturesData.DM32];&quot;e&quot;;&quot;EVERYMAN&quot;);&quot;r&quot;;&quot;RESTRICTED&quot;);&quot;o&quot;;&quot;OCCUPATIONAL&quot;);&quot;,&quot;))">
            <text:p/>
          </table:table-cell>
          <table:table-cell table:formula="of:=IF(LEN(TRIM([CulturesData.DN32]))=0;&quot;&quot;;CONCATENATE([CulturesData.DN$1];SUBSTITUTE(SUBSTITUTE(SUBSTITUTE([CulturesData.DN32];&quot;e&quot;;&quot;EVERYMAN&quot;);&quot;r&quot;;&quot;RESTRICTED&quot;);&quot;o&quot;;&quot;OCCUPATIONAL&quot;);&quot;,&quot;))">
            <text:p/>
          </table:table-cell>
          <table:table-cell table:formula="of:=IF(LEN(TRIM([CulturesData.DO32]))=0;&quot;&quot;;CONCATENATE([CulturesData.DO$1];SUBSTITUTE(SUBSTITUTE(SUBSTITUTE([CulturesData.DO32];&quot;e&quot;;&quot;EVERYMAN&quot;);&quot;r&quot;;&quot;RESTRICTED&quot;);&quot;o&quot;;&quot;OCCUPATIONAL&quot;);&quot;,&quot;))">
            <text:p/>
          </table:table-cell>
          <table:table-cell table:formula="of:=IF(LEN(TRIM([CulturesData.DP32]))=0;&quot;&quot;;CONCATENATE([CulturesData.DP$1];SUBSTITUTE(SUBSTITUTE(SUBSTITUTE([CulturesData.DP32];&quot;e&quot;;&quot;EVERYMAN&quot;);&quot;r&quot;;&quot;RESTRICTED&quot;);&quot;o&quot;;&quot;OCCUPATIONAL&quot;);&quot;,&quot;))">
            <text:p/>
          </table:table-cell>
          <table:table-cell table:formula="of:=IF(LEN(TRIM([CulturesData.DQ32]))=0;&quot;&quot;;CONCATENATE([CulturesData.DQ$1];SUBSTITUTE(SUBSTITUTE(SUBSTITUTE([CulturesData.DQ32];&quot;e&quot;;&quot;EVERYMAN&quot;);&quot;r&quot;;&quot;RESTRICTED&quot;);&quot;o&quot;;&quot;OCCUPATIONAL&quot;);&quot;,&quot;))">
            <text:p/>
          </table:table-cell>
          <table:table-cell table:formula="of:=IF(LEN(TRIM([CulturesData.DR32]))=0;&quot;&quot;;CONCATENATE([CulturesData.DR$1];SUBSTITUTE(SUBSTITUTE(SUBSTITUTE([CulturesData.DR32];&quot;e&quot;;&quot;EVERYMAN&quot;);&quot;r&quot;;&quot;RESTRICTED&quot;);&quot;o&quot;;&quot;OCCUPATIONAL&quot;);&quot;,&quot;))">
            <text:p/>
          </table:table-cell>
          <table:table-cell table:formula="of:=IF(LEN(TRIM([CulturesData.DS32]))=0;&quot;&quot;;CONCATENATE([CulturesData.DS$1];SUBSTITUTE(SUBSTITUTE(SUBSTITUTE([CulturesData.DS32];&quot;e&quot;;&quot;EVERYMAN&quot;);&quot;r&quot;;&quot;RESTRICTED&quot;);&quot;o&quot;;&quot;OCCUPATIONAL&quot;);&quot;,&quot;))">
            <text:p/>
          </table:table-cell>
          <table:table-cell table:formula="of:=IF(LEN(TRIM([CulturesData.DT32]))=0;&quot;&quot;;CONCATENATE([CulturesData.DT$1];SUBSTITUTE(SUBSTITUTE(SUBSTITUTE([CulturesData.DT32];&quot;e&quot;;&quot;EVERYMAN&quot;);&quot;r&quot;;&quot;RESTRICTED&quot;);&quot;o&quot;;&quot;OCCUPATIONAL&quot;);&quot;,&quot;))">
            <text:p/>
          </table:table-cell>
          <table:table-cell table:formula="of:=IF(LEN(TRIM([CulturesData.DU32]))=0;&quot;&quot;;CONCATENATE([CulturesData.DU$1];SUBSTITUTE(SUBSTITUTE(SUBSTITUTE([CulturesData.DU32];&quot;e&quot;;&quot;EVERYMAN&quot;);&quot;r&quot;;&quot;RESTRICTED&quot;);&quot;o&quot;;&quot;OCCUPATIONAL&quot;);&quot;,&quot;))">
            <text:p/>
          </table:table-cell>
          <table:table-cell table:formula="of:=IF(LEN(TRIM([CulturesData.DV32]))=0;&quot;&quot;;CONCATENATE([CulturesData.DV$1];SUBSTITUTE(SUBSTITUTE(SUBSTITUTE([CulturesData.DV32];&quot;e&quot;;&quot;EVERYMAN&quot;);&quot;r&quot;;&quot;RESTRICTED&quot;);&quot;o&quot;;&quot;OCCUPATIONAL&quot;);&quot;,&quot;))">
            <text:p/>
          </table:table-cell>
          <table:table-cell table:formula="of:=IF(LEN(TRIM([CulturesData.DW32]))=0;&quot;&quot;;CONCATENATE([CulturesData.DW$1];SUBSTITUTE(SUBSTITUTE(SUBSTITUTE([CulturesData.DW32];&quot;e&quot;;&quot;EVERYMAN&quot;);&quot;r&quot;;&quot;RESTRICTED&quot;);&quot;o&quot;;&quot;OCCUPATIONAL&quot;);&quot;,&quot;))">
            <text:p/>
          </table:table-cell>
          <table:table-cell table:formula="of:=IF(LEN(TRIM([CulturesData.DX32]))=0;&quot;&quot;;CONCATENATE([CulturesData.DX$1];SUBSTITUTE(SUBSTITUTE(SUBSTITUTE([CulturesData.DX32];&quot;e&quot;;&quot;EVERYMAN&quot;);&quot;r&quot;;&quot;RESTRICTED&quot;);&quot;o&quot;;&quot;OCCUPATIONAL&quot;);&quot;,&quot;))">
            <text:p/>
          </table:table-cell>
          <table:table-cell table:formula="of:=IF(LEN(TRIM([CulturesData.DY32]))=0;&quot;&quot;;CONCATENATE([CulturesData.DY$1];SUBSTITUTE(SUBSTITUTE(SUBSTITUTE([CulturesData.DY32];&quot;e&quot;;&quot;EVERYMAN&quot;);&quot;r&quot;;&quot;RESTRICTED&quot;);&quot;o&quot;;&quot;OCCUPATIONAL&quot;);&quot;,&quot;))">
            <text:p/>
          </table:table-cell>
          <table:table-cell table:formula="of:=IF(LEN(TRIM([CulturesData.DZ32]))=0;&quot;&quot;;CONCATENATE([CulturesData.DZ$1];SUBSTITUTE(SUBSTITUTE(SUBSTITUTE([CulturesData.DZ32];&quot;e&quot;;&quot;EVERYMAN&quot;);&quot;r&quot;;&quot;RESTRICTED&quot;);&quot;o&quot;;&quot;OCCUPATIONAL&quot;);&quot;,&quot;))">
            <text:p/>
          </table:table-cell>
          <table:table-cell table:formula="of:=IF(LEN(TRIM([CulturesData.EA32]))=0;&quot;&quot;;CONCATENATE([CulturesData.EA$1];SUBSTITUTE(SUBSTITUTE(SUBSTITUTE([CulturesData.EA32];&quot;e&quot;;&quot;EVERYMAN&quot;);&quot;r&quot;;&quot;RESTRICTED&quot;);&quot;o&quot;;&quot;OCCUPATIONAL&quot;);&quot;,&quot;))">
            <text:p/>
          </table:table-cell>
          <table:table-cell table:formula="of:=IF(LEN(TRIM([CulturesData.EB32]))=0;&quot;&quot;;CONCATENATE([CulturesData.EB$1];SUBSTITUTE(SUBSTITUTE(SUBSTITUTE([CulturesData.EB32];&quot;e&quot;;&quot;EVERYMAN&quot;);&quot;r&quot;;&quot;RESTRICTED&quot;);&quot;o&quot;;&quot;OCCUPATIONAL&quot;);&quot;,&quot;))">
            <text:p/>
          </table:table-cell>
          <table:table-cell table:formula="of:=IF(LEN(TRIM([CulturesData.EC32]))=0;&quot;&quot;;CONCATENATE([CulturesData.EC$1];SUBSTITUTE(SUBSTITUTE(SUBSTITUTE([CulturesData.EC32];&quot;e&quot;;&quot;EVERYMAN&quot;);&quot;r&quot;;&quot;RESTRICTED&quot;);&quot;o&quot;;&quot;OCCUPATIONAL&quot;);&quot;,&quot;))">
            <text:p/>
          </table:table-cell>
          <table:table-cell table:formula="of:=IF(LEN(TRIM([CulturesData.ED32]))=0;&quot;&quot;;CONCATENATE([CulturesData.ED$1];SUBSTITUTE(SUBSTITUTE(SUBSTITUTE([CulturesData.ED32];&quot;e&quot;;&quot;EVERYMAN&quot;);&quot;r&quot;;&quot;RESTRICTED&quot;);&quot;o&quot;;&quot;OCCUPATIONAL&quot;);&quot;,&quot;))">
            <text:p/>
          </table:table-cell>
          <table:table-cell table:formula="of:=IF(LEN(TRIM([CulturesData.EE32]))=0;&quot;&quot;;CONCATENATE([CulturesData.EE$1];SUBSTITUTE(SUBSTITUTE(SUBSTITUTE([CulturesData.EE32];&quot;e&quot;;&quot;EVERYMAN&quot;);&quot;r&quot;;&quot;RESTRICTED&quot;);&quot;o&quot;;&quot;OCCUPATIONAL&quot;);&quot;,&quot;))">
            <text:p/>
          </table:table-cell>
          <table:table-cell table:formula="of:=IF(LEN(TRIM([CulturesData.EF32]))=0;&quot;&quot;;CONCATENATE([CulturesData.EF$1];SUBSTITUTE(SUBSTITUTE(SUBSTITUTE([CulturesData.EF32];&quot;e&quot;;&quot;EVERYMAN&quot;);&quot;r&quot;;&quot;RESTRICTED&quot;);&quot;o&quot;;&quot;OCCUPATIONAL&quot;);&quot;,&quot;))">
            <text:p/>
          </table:table-cell>
          <table:table-cell table:formula="of:=IF(LEN(TRIM([CulturesData.EG32]))=0;&quot;&quot;;CONCATENATE([CulturesData.EG$1];SUBSTITUTE(SUBSTITUTE(SUBSTITUTE([CulturesData.EG32];&quot;e&quot;;&quot;EVERYMAN&quot;);&quot;r&quot;;&quot;RESTRICTED&quot;);&quot;o&quot;;&quot;OCCUPATIONAL&quot;);&quot;,&quot;))">
            <text:p/>
          </table:table-cell>
          <table:table-cell table:formula="of:=IF(LEN(TRIM([CulturesData.EH32]))=0;&quot;&quot;;CONCATENATE([CulturesData.EH$1];SUBSTITUTE(SUBSTITUTE(SUBSTITUTE([CulturesData.EH32];&quot;e&quot;;&quot;EVERYMAN&quot;);&quot;r&quot;;&quot;RESTRICTED&quot;);&quot;o&quot;;&quot;OCCUPATIONAL&quot;);&quot;,&quot;))">
            <text:p/>
          </table:table-cell>
          <table:table-cell table:formula="of:=IF(LEN(TRIM([CulturesData.EI32]))=0;&quot;&quot;;CONCATENATE([CulturesData.EI$1];SUBSTITUTE(SUBSTITUTE(SUBSTITUTE([CulturesData.EI32];&quot;e&quot;;&quot;EVERYMAN&quot;);&quot;r&quot;;&quot;RESTRICTED&quot;);&quot;o&quot;;&quot;OCCUPATIONAL&quot;);&quot;,&quot;))">
            <text:p/>
          </table:table-cell>
          <table:table-cell table:formula="of:=IF(LEN(TRIM([CulturesData.EJ32]))=0;&quot;&quot;;CONCATENATE([CulturesData.EJ$1];SUBSTITUTE(SUBSTITUTE(SUBSTITUTE([CulturesData.EJ32];&quot;e&quot;;&quot;EVERYMAN&quot;);&quot;r&quot;;&quot;RESTRICTED&quot;);&quot;o&quot;;&quot;OCCUPATIONAL&quot;);&quot;,&quot;))">
            <text:p/>
          </table:table-cell>
          <table:table-cell table:formula="of:=IF(LEN(TRIM([CulturesData.EK32]))=0;&quot;&quot;;CONCATENATE([CulturesData.EK$1];SUBSTITUTE(SUBSTITUTE(SUBSTITUTE([CulturesData.EK32];&quot;e&quot;;&quot;EVERYMAN&quot;);&quot;r&quot;;&quot;RESTRICTED&quot;);&quot;o&quot;;&quot;OCCUPATIONAL&quot;);&quot;,&quot;))">
            <text:p/>
          </table:table-cell>
          <table:table-cell table:formula="of:=IF(LEN(TRIM([CulturesData.EL32]))=0;&quot;&quot;;CONCATENATE([CulturesData.EL$1];SUBSTITUTE(SUBSTITUTE(SUBSTITUTE([CulturesData.EL32];&quot;e&quot;;&quot;EVERYMAN&quot;);&quot;r&quot;;&quot;RESTRICTED&quot;);&quot;o&quot;;&quot;OCCUPATIONAL&quot;);&quot;,&quot;))">
            <text:p/>
          </table:table-cell>
          <table:table-cell table:formula="of:=IF(LEN(TRIM([CulturesData.EM32]))=0;&quot;&quot;;CONCATENATE([CulturesData.EM$1];SUBSTITUTE(SUBSTITUTE(SUBSTITUTE([CulturesData.EM32];&quot;e&quot;;&quot;EVERYMAN&quot;);&quot;r&quot;;&quot;RESTRICTED&quot;);&quot;o&quot;;&quot;OCCUPATIONAL&quot;);&quot;,&quot;))">
            <text:p/>
          </table:table-cell>
          <table:table-cell table:formula="of:=IF(LEN(TRIM([CulturesData.EN32]))=0;&quot;&quot;;CONCATENATE([CulturesData.EN$1];SUBSTITUTE(SUBSTITUTE(SUBSTITUTE([CulturesData.EN32];&quot;e&quot;;&quot;EVERYMAN&quot;);&quot;r&quot;;&quot;RESTRICTED&quot;);&quot;o&quot;;&quot;OCCUPATIONAL&quot;);&quot;,&quot;))">
            <text:p/>
          </table:table-cell>
          <table:table-cell table:formula="of:=IF(LEN(TRIM([CulturesData.EO32]))=0;&quot;&quot;;CONCATENATE([CulturesData.EO$1];SUBSTITUTE(SUBSTITUTE(SUBSTITUTE([CulturesData.EO32];&quot;e&quot;;&quot;EVERYMAN&quot;);&quot;r&quot;;&quot;RESTRICTED&quot;);&quot;o&quot;;&quot;OCCUPATIONAL&quot;);&quot;,&quot;))">
            <text:p/>
          </table:table-cell>
          <table:table-cell table:formula="of:=IF(LEN(TRIM([CulturesData.EP32]))=0;&quot;&quot;;CONCATENATE([CulturesData.EP$1];SUBSTITUTE(SUBSTITUTE(SUBSTITUTE([CulturesData.EP32];&quot;e&quot;;&quot;EVERYMAN&quot;);&quot;r&quot;;&quot;RESTRICTED&quot;);&quot;o&quot;;&quot;OCCUPATIONAL&quot;);&quot;,&quot;))">
            <text:p/>
          </table:table-cell>
          <table:table-cell table:formula="of:=IF(LEN(TRIM([CulturesData.EQ32]))=0;&quot;&quot;;CONCATENATE([CulturesData.EQ$1];SUBSTITUTE(SUBSTITUTE(SUBSTITUTE([CulturesData.EQ32];&quot;e&quot;;&quot;EVERYMAN&quot;);&quot;r&quot;;&quot;RESTRICTED&quot;);&quot;o&quot;;&quot;OCCUPATIONAL&quot;);&quot;,&quot;))">
            <text:p/>
          </table:table-cell>
          <table:table-cell table:formula="of:=IF(LEN(TRIM([CulturesData.ER32]))=0;&quot;&quot;;CONCATENATE([CulturesData.ER$1];SUBSTITUTE(SUBSTITUTE(SUBSTITUTE([CulturesData.ER32];&quot;e&quot;;&quot;EVERYMAN&quot;);&quot;r&quot;;&quot;RESTRICTED&quot;);&quot;o&quot;;&quot;OCCUPATIONAL&quot;);&quot;,&quot;))">
            <text:p/>
          </table:table-cell>
          <table:table-cell table:formula="of:=IF(LEN(TRIM([CulturesData.ES32]))=0;&quot;&quot;;CONCATENATE([CulturesData.ES$1];SUBSTITUTE(SUBSTITUTE(SUBSTITUTE([CulturesData.ES32];&quot;e&quot;;&quot;EVERYMAN&quot;);&quot;r&quot;;&quot;RESTRICTED&quot;);&quot;o&quot;;&quot;OCCUPATIONAL&quot;);&quot;,&quot;))">
            <text:p/>
          </table:table-cell>
          <table:table-cell table:formula="of:=IF(LEN(TRIM([CulturesData.ET32]))=0;&quot;&quot;;CONCATENATE([CulturesData.ET$1];SUBSTITUTE(SUBSTITUTE(SUBSTITUTE([CulturesData.ET32];&quot;e&quot;;&quot;EVERYMAN&quot;);&quot;r&quot;;&quot;RESTRICTED&quot;);&quot;o&quot;;&quot;OCCUPATIONAL&quot;);&quot;,&quot;))">
            <text:p/>
          </table:table-cell>
          <table:table-cell table:formula="of:=IF(LEN(TRIM([CulturesData.EU32]))=0;&quot;&quot;;CONCATENATE([CulturesData.EU$1];SUBSTITUTE(SUBSTITUTE(SUBSTITUTE([CulturesData.EU32];&quot;e&quot;;&quot;EVERYMAN&quot;);&quot;r&quot;;&quot;RESTRICTED&quot;);&quot;o&quot;;&quot;OCCUPATIONAL&quot;);&quot;,&quot;))">
            <text:p/>
          </table:table-cell>
          <table:table-cell table:formula="of:=IF(LEN(TRIM([CulturesData.EV32]))=0;&quot;&quot;;CONCATENATE([CulturesData.EV$1];SUBSTITUTE(SUBSTITUTE(SUBSTITUTE([CulturesData.EV32];&quot;e&quot;;&quot;EVERYMAN&quot;);&quot;r&quot;;&quot;RESTRICTED&quot;);&quot;o&quot;;&quot;OCCUPATIONAL&quot;);&quot;,&quot;))">
            <text:p/>
          </table:table-cell>
          <table:table-cell table:formula="of:=IF(LEN(TRIM([CulturesData.EW32]))=0;&quot;&quot;;CONCATENATE([CulturesData.EW$1];SUBSTITUTE(SUBSTITUTE(SUBSTITUTE([CulturesData.EW32];&quot;e&quot;;&quot;EVERYMAN&quot;);&quot;r&quot;;&quot;RESTRICTED&quot;);&quot;o&quot;;&quot;OCCUPATIONAL&quot;);&quot;,&quot;))">
            <text:p/>
          </table:table-cell>
          <table:table-cell table:formula="of:=IF(LEN(TRIM([CulturesData.EX32]))=0;&quot;&quot;;CONCATENATE([CulturesData.EX$1];SUBSTITUTE(SUBSTITUTE(SUBSTITUTE([CulturesData.EX32];&quot;e&quot;;&quot;EVERYMAN&quot;);&quot;r&quot;;&quot;RESTRICTED&quot;);&quot;o&quot;;&quot;OCCUPATIONAL&quot;);&quot;,&quot;))">
            <text:p/>
          </table:table-cell>
          <table:table-cell table:formula="of:=IF(LEN(TRIM([CulturesData.EY32]))=0;&quot;&quot;;CONCATENATE([CulturesData.EY$1];SUBSTITUTE(SUBSTITUTE(SUBSTITUTE([CulturesData.EY32];&quot;e&quot;;&quot;EVERYMAN&quot;);&quot;r&quot;;&quot;RESTRICTED&quot;);&quot;o&quot;;&quot;OCCUPATIONAL&quot;);&quot;,&quot;))">
            <text:p/>
          </table:table-cell>
          <table:table-cell table:formula="of:=IF(LEN(TRIM([CulturesData.EZ32]))=0;&quot;&quot;;CONCATENATE([CulturesData.EZ$1];SUBSTITUTE(SUBSTITUTE(SUBSTITUTE([CulturesData.EZ32];&quot;e&quot;;&quot;EVERYMAN&quot;);&quot;r&quot;;&quot;RESTRICTED&quot;);&quot;o&quot;;&quot;OCCUPATIONAL&quot;);&quot;,&quot;))">
            <text:p/>
          </table:table-cell>
          <table:table-cell table:formula="of:=IF(LEN(TRIM([CulturesData.FA32]))=0;&quot;&quot;;CONCATENATE([CulturesData.FA$1];SUBSTITUTE(SUBSTITUTE(SUBSTITUTE([CulturesData.FA32];&quot;e&quot;;&quot;EVERYMAN&quot;);&quot;r&quot;;&quot;RESTRICTED&quot;);&quot;o&quot;;&quot;OCCUPATIONAL&quot;);&quot;,&quot;))">
            <text:p/>
          </table:table-cell>
          <table:table-cell table:formula="of:=IF(LEN(TRIM([CulturesData.FB32]))=0;&quot;&quot;;CONCATENATE([CulturesData.FB$1];SUBSTITUTE(SUBSTITUTE(SUBSTITUTE([CulturesData.FB32];&quot;e&quot;;&quot;EVERYMAN&quot;);&quot;r&quot;;&quot;RESTRICTED&quot;);&quot;o&quot;;&quot;OCCUPATIONAL&quot;);&quot;,&quot;))">
            <text:p/>
          </table:table-cell>
          <table:table-cell table:formula="of:=IF(LEN(TRIM([CulturesData.FC32]))=0;&quot;&quot;;CONCATENATE([CulturesData.FC$1];SUBSTITUTE(SUBSTITUTE(SUBSTITUTE([CulturesData.FC32];&quot;e&quot;;&quot;EVERYMAN&quot;);&quot;r&quot;;&quot;RESTRICTED&quot;);&quot;o&quot;;&quot;OCCUPATIONAL&quot;);&quot;,&quot;))">
            <text:p/>
          </table:table-cell>
          <table:table-cell table:formula="of:=IF(LEN(TRIM([CulturesData.FD32]))=0;&quot;&quot;;CONCATENATE([CulturesData.FD$1];SUBSTITUTE(SUBSTITUTE(SUBSTITUTE([CulturesData.FD32];&quot;e&quot;;&quot;EVERYMAN&quot;);&quot;r&quot;;&quot;RESTRICTED&quot;);&quot;o&quot;;&quot;OCCUPATIONAL&quot;);&quot;,&quot;))">
            <text:p/>
          </table:table-cell>
          <table:table-cell table:formula="of:=IF(LEN(TRIM([CulturesData.FE32]))=0;&quot;&quot;;CONCATENATE([CulturesData.FE$1];SUBSTITUTE(SUBSTITUTE(SUBSTITUTE([CulturesData.FE32];&quot;e&quot;;&quot;EVERYMAN&quot;);&quot;r&quot;;&quot;RESTRICTED&quot;);&quot;o&quot;;&quot;OCCUPATIONAL&quot;);&quot;,&quot;))">
            <text:p/>
          </table:table-cell>
          <table:table-cell table:formula="of:=IF(LEN(TRIM([CulturesData.FF32]))=0;&quot;&quot;;CONCATENATE([CulturesData.FF$1];SUBSTITUTE(SUBSTITUTE(SUBSTITUTE([CulturesData.FF32];&quot;e&quot;;&quot;EVERYMAN&quot;);&quot;r&quot;;&quot;RESTRICTED&quot;);&quot;o&quot;;&quot;OCCUPATIONAL&quot;);&quot;,&quot;))">
            <text:p/>
          </table:table-cell>
          <table:table-cell table:formula="of:=IF(LEN(TRIM([CulturesData.FG32]))=0;&quot;&quot;;CONCATENATE([CulturesData.FG$1];SUBSTITUTE(SUBSTITUTE(SUBSTITUTE([CulturesData.FG32];&quot;e&quot;;&quot;EVERYMAN&quot;);&quot;r&quot;;&quot;RESTRICTED&quot;);&quot;o&quot;;&quot;OCCUPATIONAL&quot;);&quot;,&quot;))">
            <text:p/>
          </table:table-cell>
          <table:table-cell table:formula="of:=IF(LEN(TRIM([CulturesData.FH32]))=0;&quot;&quot;;CONCATENATE([CulturesData.FH$1];SUBSTITUTE(SUBSTITUTE(SUBSTITUTE([CulturesData.FH32];&quot;e&quot;;&quot;EVERYMAN&quot;);&quot;r&quot;;&quot;RESTRICTED&quot;);&quot;o&quot;;&quot;OCCUPATIONAL&quot;);&quot;,&quot;))">
            <text:p/>
          </table:table-cell>
          <table:table-cell table:formula="of:=IF(LEN(TRIM([CulturesData.FI32]))=0;&quot;&quot;;CONCATENATE([CulturesData.FI$1];SUBSTITUTE(SUBSTITUTE(SUBSTITUTE([CulturesData.FI32];&quot;e&quot;;&quot;EVERYMAN&quot;);&quot;r&quot;;&quot;RESTRICTED&quot;);&quot;o&quot;;&quot;OCCUPATIONAL&quot;);&quot;,&quot;))">
            <text:p/>
          </table:table-cell>
          <table:table-cell table:formula="of:=IF(LEN(TRIM([CulturesData.FJ32]))=0;&quot;&quot;;CONCATENATE([CulturesData.FJ$1];SUBSTITUTE(SUBSTITUTE(SUBSTITUTE([CulturesData.FJ32];&quot;e&quot;;&quot;EVERYMAN&quot;);&quot;r&quot;;&quot;RESTRICTED&quot;);&quot;o&quot;;&quot;OCCUPATIONAL&quot;);&quot;,&quot;))">
            <text:p/>
          </table:table-cell>
          <table:table-cell table:formula="of:=IF(LEN(TRIM([CulturesData.FK32]))=0;&quot;&quot;;CONCATENATE([CulturesData.FK$1];SUBSTITUTE(SUBSTITUTE(SUBSTITUTE([CulturesData.FK32];&quot;e&quot;;&quot;EVERYMAN&quot;);&quot;r&quot;;&quot;RESTRICTED&quot;);&quot;o&quot;;&quot;OCCUPATIONAL&quot;);&quot;,&quot;))">
            <text:p/>
          </table:table-cell>
          <table:table-cell table:formula="of:=IF(LEN(TRIM([CulturesData.FL32]))=0;&quot;&quot;;CONCATENATE([CulturesData.FL$1];SUBSTITUTE(SUBSTITUTE(SUBSTITUTE([CulturesData.FL32];&quot;e&quot;;&quot;EVERYMAN&quot;);&quot;r&quot;;&quot;RESTRICTED&quot;);&quot;o&quot;;&quot;OCCUPATIONAL&quot;);&quot;,&quot;))">
            <text:p/>
          </table:table-cell>
          <table:table-cell table:formula="of:=IF(LEN(TRIM([CulturesData.FM32]))=0;&quot;&quot;;CONCATENATE([CulturesData.FM$1];SUBSTITUTE(SUBSTITUTE(SUBSTITUTE([CulturesData.FM32];&quot;e&quot;;&quot;EVERYMAN&quot;);&quot;r&quot;;&quot;RESTRICTED&quot;);&quot;o&quot;;&quot;OCCUPATIONAL&quot;);&quot;,&quot;))">
            <text:p/>
          </table:table-cell>
          <table:table-cell table:formula="of:=IF(LEN(TRIM([CulturesData.FN32]))=0;&quot;&quot;;CONCATENATE([CulturesData.FN$1];SUBSTITUTE(SUBSTITUTE(SUBSTITUTE([CulturesData.FN32];&quot;e&quot;;&quot;EVERYMAN&quot;);&quot;r&quot;;&quot;RESTRICTED&quot;);&quot;o&quot;;&quot;OCCUPATIONAL&quot;);&quot;,&quot;))">
            <text:p/>
          </table:table-cell>
          <table:table-cell table:formula="of:=IF(LEN(TRIM([CulturesData.FO32]))=0;&quot;&quot;;CONCATENATE([CulturesData.FO$1];SUBSTITUTE(SUBSTITUTE(SUBSTITUTE([CulturesData.FO32];&quot;e&quot;;&quot;EVERYMAN&quot;);&quot;r&quot;;&quot;RESTRICTED&quot;);&quot;o&quot;;&quot;OCCUPATIONAL&quot;);&quot;,&quot;))">
            <text:p/>
          </table:table-cell>
          <table:table-cell table:formula="of:=IF(LEN(TRIM([CulturesData.FP32]))=0;&quot;&quot;;CONCATENATE([CulturesData.FP$1];SUBSTITUTE(SUBSTITUTE(SUBSTITUTE([CulturesData.FP32];&quot;e&quot;;&quot;EVERYMAN&quot;);&quot;r&quot;;&quot;RESTRICTED&quot;);&quot;o&quot;;&quot;OCCUPATIONAL&quot;);&quot;,&quot;))">
            <text:p/>
          </table:table-cell>
          <table:table-cell table:formula="of:=IF(LEN(TRIM([CulturesData.FQ32]))=0;&quot;&quot;;CONCATENATE([CulturesData.FQ$1];SUBSTITUTE(SUBSTITUTE(SUBSTITUTE([CulturesData.FQ32];&quot;e&quot;;&quot;EVERYMAN&quot;);&quot;r&quot;;&quot;RESTRICTED&quot;);&quot;o&quot;;&quot;OCCUPATIONAL&quot;);&quot;,&quot;))">
            <text:p/>
          </table:table-cell>
          <table:table-cell table:formula="of:=IF(LEN(TRIM([CulturesData.FR32]))=0;&quot;&quot;;CONCATENATE([CulturesData.FR$1];SUBSTITUTE(SUBSTITUTE(SUBSTITUTE([CulturesData.FR32];&quot;e&quot;;&quot;EVERYMAN&quot;);&quot;r&quot;;&quot;RESTRICTED&quot;);&quot;o&quot;;&quot;OCCUPATIONAL&quot;);&quot;,&quot;))">
            <text:p/>
          </table:table-cell>
          <table:table-cell table:formula="of:=IF(LEN(TRIM([CulturesData.FS32]))=0;&quot;&quot;;CONCATENATE([CulturesData.FS$1];SUBSTITUTE(SUBSTITUTE(SUBSTITUTE([CulturesData.FS32];&quot;e&quot;;&quot;EVERYMAN&quot;);&quot;r&quot;;&quot;RESTRICTED&quot;);&quot;o&quot;;&quot;OCCUPATIONAL&quot;);&quot;,&quot;))">
            <text:p/>
          </table:table-cell>
          <table:table-cell table:formula="of:=IF(LEN(TRIM([CulturesData.FT32]))=0;&quot;&quot;;CONCATENATE([CulturesData.FT$1];SUBSTITUTE(SUBSTITUTE(SUBSTITUTE([CulturesData.FT32];&quot;e&quot;;&quot;EVERYMAN&quot;);&quot;r&quot;;&quot;RESTRICTED&quot;);&quot;o&quot;;&quot;OCCUPATIONAL&quot;);&quot;,&quot;))">
            <text:p/>
          </table:table-cell>
          <table:table-cell table:formula="of:=IF(LEN(TRIM([CulturesData.FU32]))=0;&quot;&quot;;CONCATENATE([CulturesData.FU$1];SUBSTITUTE(SUBSTITUTE(SUBSTITUTE([CulturesData.FU32];&quot;e&quot;;&quot;EVERYMAN&quot;);&quot;r&quot;;&quot;RESTRICTED&quot;);&quot;o&quot;;&quot;OCCUPATIONAL&quot;);&quot;,&quot;))">
            <text:p/>
          </table:table-cell>
          <table:table-cell table:formula="of:=IF(LEN(TRIM([CulturesData.FV32]))=0;&quot;&quot;;CONCATENATE([CulturesData.FV$1];SUBSTITUTE(SUBSTITUTE(SUBSTITUTE([CulturesData.FV32];&quot;e&quot;;&quot;EVERYMAN&quot;);&quot;r&quot;;&quot;RESTRICTED&quot;);&quot;o&quot;;&quot;OCCUPATIONAL&quot;);&quot;,&quot;))">
            <text:p/>
          </table:table-cell>
          <table:table-cell table:formula="of:=IF(LEN(TRIM([CulturesData.FW32]))=0;&quot;&quot;;CONCATENATE([CulturesData.FW$1];SUBSTITUTE(SUBSTITUTE(SUBSTITUTE([CulturesData.FW32];&quot;e&quot;;&quot;EVERYMAN&quot;);&quot;r&quot;;&quot;RESTRICTED&quot;);&quot;o&quot;;&quot;OCCUPATIONAL&quot;);&quot;,&quot;))">
            <text:p/>
          </table:table-cell>
          <table:table-cell table:formula="of:=IF(LEN(TRIM([CulturesData.FX32]))=0;&quot;&quot;;CONCATENATE([CulturesData.FX$1];SUBSTITUTE(SUBSTITUTE(SUBSTITUTE([CulturesData.FX32];&quot;e&quot;;&quot;EVERYMAN&quot;);&quot;r&quot;;&quot;RESTRICTED&quot;);&quot;o&quot;;&quot;OCCUPATIONAL&quot;);&quot;,&quot;))">
            <text:p/>
          </table:table-cell>
          <table:table-cell table:formula="of:=IF(LEN(TRIM([CulturesData.FY32]))=0;&quot;&quot;;CONCATENATE([CulturesData.FY$1];SUBSTITUTE(SUBSTITUTE(SUBSTITUTE([CulturesData.FY32];&quot;e&quot;;&quot;EVERYMAN&quot;);&quot;r&quot;;&quot;RESTRICTED&quot;);&quot;o&quot;;&quot;OCCUPATIONAL&quot;);&quot;,&quot;))">
            <text:p/>
          </table:table-cell>
          <table:table-cell table:formula="of:=IF(LEN(TRIM([CulturesData.FZ32]))=0;&quot;&quot;;CONCATENATE([CulturesData.FZ$1];SUBSTITUTE(SUBSTITUTE(SUBSTITUTE([CulturesData.FZ32];&quot;e&quot;;&quot;EVERYMAN&quot;);&quot;r&quot;;&quot;RESTRICTED&quot;);&quot;o&quot;;&quot;OCCUPATIONAL&quot;);&quot;,&quot;))">
            <text:p/>
          </table:table-cell>
          <table:table-cell table:formula="of:=IF(LEN(TRIM([CulturesData.GA32]))=0;&quot;&quot;;CONCATENATE([CulturesData.GA$1];SUBSTITUTE(SUBSTITUTE(SUBSTITUTE([CulturesData.GA32];&quot;e&quot;;&quot;EVERYMAN&quot;);&quot;r&quot;;&quot;RESTRICTED&quot;);&quot;o&quot;;&quot;OCCUPATIONAL&quot;);&quot;,&quot;))">
            <text:p/>
          </table:table-cell>
          <table:table-cell table:formula="of:=IF(LEN(TRIM([CulturesData.GB32]))=0;&quot;&quot;;CONCATENATE([CulturesData.GB$1];SUBSTITUTE(SUBSTITUTE(SUBSTITUTE([CulturesData.GB32];&quot;e&quot;;&quot;EVERYMAN&quot;);&quot;r&quot;;&quot;RESTRICTED&quot;);&quot;o&quot;;&quot;OCCUPATIONAL&quot;);&quot;,&quot;))">
            <text:p/>
          </table:table-cell>
          <table:table-cell table:formula="of:=IF(LEN(TRIM([CulturesData.GC32]))=0;&quot;&quot;;CONCATENATE([CulturesData.GC$1];SUBSTITUTE(SUBSTITUTE(SUBSTITUTE([CulturesData.GC32];&quot;e&quot;;&quot;EVERYMAN&quot;);&quot;r&quot;;&quot;RESTRICTED&quot;);&quot;o&quot;;&quot;OCCUPATIONAL&quot;);&quot;,&quot;))">
            <text:p/>
          </table:table-cell>
          <table:table-cell table:formula="of:=IF(LEN(TRIM([CulturesData.GD32]))=0;&quot;&quot;;CONCATENATE([CulturesData.GD$1];SUBSTITUTE(SUBSTITUTE(SUBSTITUTE([CulturesData.GD32];&quot;e&quot;;&quot;EVERYMAN&quot;);&quot;r&quot;;&quot;RESTRICTED&quot;);&quot;o&quot;;&quot;OCCUPATIONAL&quot;);&quot;,&quot;))">
            <text:p/>
          </table:table-cell>
          <table:table-cell table:formula="of:=IF(LEN(TRIM([CulturesData.GE32]))=0;&quot;&quot;;CONCATENATE([CulturesData.GE$1];SUBSTITUTE(SUBSTITUTE(SUBSTITUTE([CulturesData.GE32];&quot;e&quot;;&quot;EVERYMAN&quot;);&quot;r&quot;;&quot;RESTRICTED&quot;);&quot;o&quot;;&quot;OCCUPATIONAL&quot;);&quot;,&quot;))">
            <text:p/>
          </table:table-cell>
          <table:table-cell table:formula="of:=IF(LEN(TRIM([CulturesData.GF32]))=0;&quot;&quot;;CONCATENATE([CulturesData.GF$1];SUBSTITUTE(SUBSTITUTE(SUBSTITUTE([CulturesData.GF32];&quot;e&quot;;&quot;EVERYMAN&quot;);&quot;r&quot;;&quot;RESTRICTED&quot;);&quot;o&quot;;&quot;OCCUPATIONAL&quot;);&quot;,&quot;))">
            <text:p/>
          </table:table-cell>
          <table:table-cell table:formula="of:=IF(LEN(TRIM([CulturesData.GG32]))=0;&quot;&quot;;CONCATENATE([CulturesData.GG$1];SUBSTITUTE(SUBSTITUTE(SUBSTITUTE([CulturesData.GG32];&quot;e&quot;;&quot;EVERYMAN&quot;);&quot;r&quot;;&quot;RESTRICTED&quot;);&quot;o&quot;;&quot;OCCUPATIONAL&quot;);&quot;,&quot;))">
            <text:p/>
          </table:table-cell>
          <table:table-cell table:formula="of:=IF(LEN(TRIM([CulturesData.GH32]))=0;&quot;&quot;;CONCATENATE([CulturesData.GH$1];SUBSTITUTE(SUBSTITUTE(SUBSTITUTE([CulturesData.GH32];&quot;e&quot;;&quot;EVERYMAN&quot;);&quot;r&quot;;&quot;RESTRICTED&quot;);&quot;o&quot;;&quot;OCCUPATIONAL&quot;);&quot;,&quot;))">
            <text:p/>
          </table:table-cell>
          <table:table-cell table:formula="of:=IF(LEN(TRIM([CulturesData.GI32]))=0;&quot;&quot;;CONCATENATE([CulturesData.GI$1];SUBSTITUTE(SUBSTITUTE(SUBSTITUTE([CulturesData.GI32];&quot;e&quot;;&quot;EVERYMAN&quot;);&quot;r&quot;;&quot;RESTRICTED&quot;);&quot;o&quot;;&quot;OCCUPATIONAL&quot;);&quot;,&quot;))">
            <text:p/>
          </table:table-cell>
          <table:table-cell table:formula="of:=IF(LEN(TRIM([CulturesData.GJ32]))=0;&quot;&quot;;CONCATENATE([CulturesData.GJ$1];SUBSTITUTE(SUBSTITUTE(SUBSTITUTE([CulturesData.GJ32];&quot;e&quot;;&quot;EVERYMAN&quot;);&quot;r&quot;;&quot;RESTRICTED&quot;);&quot;o&quot;;&quot;OCCUPATIONAL&quot;);&quot;,&quot;))">
            <text:p/>
          </table:table-cell>
          <table:table-cell table:formula="of:=IF(LEN(TRIM([CulturesData.GK32]))=0;&quot;&quot;;CONCATENATE([CulturesData.GK$1];SUBSTITUTE(SUBSTITUTE(SUBSTITUTE([CulturesData.GK32];&quot;e&quot;;&quot;EVERYMAN&quot;);&quot;r&quot;;&quot;RESTRICTED&quot;);&quot;o&quot;;&quot;OCCUPATIONAL&quot;);&quot;,&quot;))">
            <text:p/>
          </table:table-cell>
          <table:table-cell table:formula="of:=IF(LEN(TRIM([CulturesData.GL32]))=0;&quot;&quot;;CONCATENATE([CulturesData.GL$1];SUBSTITUTE(SUBSTITUTE(SUBSTITUTE([CulturesData.GL32];&quot;e&quot;;&quot;EVERYMAN&quot;);&quot;r&quot;;&quot;RESTRICTED&quot;);&quot;o&quot;;&quot;OCCUPATIONAL&quot;);&quot;,&quot;))">
            <text:p/>
          </table:table-cell>
          <table:table-cell table:formula="of:=IF(LEN(TRIM([CulturesData.GM32]))=0;&quot;&quot;;CONCATENATE([CulturesData.GM$1];SUBSTITUTE(SUBSTITUTE(SUBSTITUTE([CulturesData.GM32];&quot;e&quot;;&quot;EVERYMAN&quot;);&quot;r&quot;;&quot;RESTRICTED&quot;);&quot;o&quot;;&quot;OCCUPATIONAL&quot;);&quot;,&quot;))">
            <text:p/>
          </table:table-cell>
          <table:table-cell table:formula="of:=IF(LEN(TRIM([CulturesData.GN32]))=0;&quot;&quot;;CONCATENATE([CulturesData.GN$1];SUBSTITUTE(SUBSTITUTE(SUBSTITUTE([CulturesData.GN32];&quot;e&quot;;&quot;EVERYMAN&quot;);&quot;r&quot;;&quot;RESTRICTED&quot;);&quot;o&quot;;&quot;OCCUPATIONAL&quot;);&quot;,&quot;))">
            <text:p/>
          </table:table-cell>
          <table:table-cell table:formula="of:=IF(LEN(TRIM([CulturesData.GO32]))=0;&quot;&quot;;CONCATENATE([CulturesData.GO$1];SUBSTITUTE(SUBSTITUTE(SUBSTITUTE([CulturesData.GO32];&quot;e&quot;;&quot;EVERYMAN&quot;);&quot;r&quot;;&quot;RESTRICTED&quot;);&quot;o&quot;;&quot;OCCUPATIONAL&quot;);&quot;,&quot;))">
            <text:p/>
          </table:table-cell>
          <table:table-cell table:formula="of:=IF(LEN(TRIM([CulturesData.GP32]))=0;&quot;&quot;;CONCATENATE([CulturesData.GP$1];SUBSTITUTE(SUBSTITUTE(SUBSTITUTE([CulturesData.GP32];&quot;e&quot;;&quot;EVERYMAN&quot;);&quot;r&quot;;&quot;RESTRICTED&quot;);&quot;o&quot;;&quot;OCCUPATIONAL&quot;);&quot;,&quot;))">
            <text:p/>
          </table:table-cell>
          <table:table-cell table:formula="of:=IF(LEN(TRIM([CulturesData.GQ32]))=0;&quot;&quot;;CONCATENATE([CulturesData.GQ$1];SUBSTITUTE(SUBSTITUTE(SUBSTITUTE([CulturesData.GQ32];&quot;e&quot;;&quot;EVERYMAN&quot;);&quot;r&quot;;&quot;RESTRICTED&quot;);&quot;o&quot;;&quot;OCCUPATIONAL&quot;);&quot;,&quot;))">
            <text:p/>
          </table:table-cell>
          <table:table-cell table:formula="of:=IF(LEN(TRIM([CulturesData.GR32]))=0;&quot;&quot;;CONCATENATE([CulturesData.GR$1];SUBSTITUTE(SUBSTITUTE(SUBSTITUTE([CulturesData.GR32];&quot;e&quot;;&quot;EVERYMAN&quot;);&quot;r&quot;;&quot;RESTRICTED&quot;);&quot;o&quot;;&quot;OCCUPATIONAL&quot;);&quot;,&quot;))">
            <text:p/>
          </table:table-cell>
          <table:table-cell table:formula="of:=IF(LEN(TRIM([CulturesData.GS32]))=0;&quot;&quot;;CONCATENATE([CulturesData.GS$1];[CulturesData.GS32];&quot;,&quot;))">
            <text:p/>
          </table:table-cell>
          <table:table-cell table:formula="of:=IF(LEN(TRIM([CulturesData.GT32]))=0;&quot;&quot;;CONCATENATE([CulturesData.GT$1];SUBSTITUTE(SUBSTITUTE(SUBSTITUTE([CulturesData.GT32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formula="of:=CONCATENATE([CulturesData.A33]; &quot;,&quot;)" office:value-type="string" office:string-value=",">
            <text:p>,</text:p>
          </table:table-cell>
          <table:table-cell table:formula="of:=CONCATENATE([CulturesData.B33]; &quot;,&quot;)" office:value-type="string" office:string-value=",">
            <text:p>,</text:p>
          </table:table-cell>
          <table:table-cell table:formula="of:=CONCATENATE([CulturesData.D33]; &quot;,&quot;)" office:value-type="string" office:string-value=",">
            <text:p>,</text:p>
          </table:table-cell>
          <table:table-cell table:formula="of:=CONCATENATE([CulturesData.C33]; &quot;,&quot;)" office:value-type="string" office:string-value=",">
            <text:p>,</text:p>
          </table:table-cell>
          <table:table-cell table:formula="of:=CONCATENATE([CulturesData.E33]; &quot;,&quot;)" office:value-type="string" office:string-value=",">
            <text:p>,</text:p>
          </table:table-cell>
          <table:table-cell table:formula="of:=CONCATENATE([CulturesData.F33]; &quot;,&quot;)" office:value-type="string" office:string-value=",">
            <text:p>,</text:p>
          </table:table-cell>
          <table:table-cell table:formula="of:=CONCATENATE([CulturesData.G33]; &quot;,&quot;)" office:value-type="string" office:string-value=",">
            <text:p>,</text:p>
          </table:table-cell>
          <table:table-cell table:formula="of:=CONCATENATE([CulturesData.H33]; &quot;,&quot;)" office:value-type="string" office:string-value=",">
            <text:p>,</text:p>
          </table:table-cell>
          <table:table-cell table:formula="of:=IF(LEN(TRIM([CulturesData.J33]))=0;&quot;&quot;;CONCATENATE([CulturesData.J$1];SUBSTITUTE(SUBSTITUTE(SUBSTITUTE([CulturesData.J33];&quot;e&quot;;&quot;EVERYMAN&quot;);&quot;r&quot;;&quot;RESTRICTED&quot;);&quot;o&quot;;&quot;OCCUPATIONAL&quot;);&quot;,&quot;))">
            <text:p/>
          </table:table-cell>
          <table:table-cell table:formula="of:=IF(LEN(TRIM([CulturesData.K33]))=0;&quot;&quot;;CONCATENATE([CulturesData.K$1];SUBSTITUTE(SUBSTITUTE(SUBSTITUTE([CulturesData.K33];&quot;e&quot;;&quot;EVERYMAN&quot;);&quot;r&quot;;&quot;RESTRICTED&quot;);&quot;o&quot;;&quot;OCCUPATIONAL&quot;);&quot;,&quot;))">
            <text:p/>
          </table:table-cell>
          <table:table-cell table:formula="of:=IF(LEN(TRIM([CulturesData.L33]))=0;&quot;&quot;;CONCATENATE([CulturesData.L$1];SUBSTITUTE(SUBSTITUTE(SUBSTITUTE([CulturesData.L33];&quot;e&quot;;&quot;EVERYMAN&quot;);&quot;r&quot;;&quot;RESTRICTED&quot;);&quot;o&quot;;&quot;OCCUPATIONAL&quot;);&quot;,&quot;))">
            <text:p/>
          </table:table-cell>
          <table:table-cell table:formula="of:=IF(LEN(TRIM([CulturesData.M33]))=0;&quot;&quot;;CONCATENATE([CulturesData.M$1];SUBSTITUTE(SUBSTITUTE(SUBSTITUTE([CulturesData.M33];&quot;e&quot;;&quot;EVERYMAN&quot;);&quot;r&quot;;&quot;RESTRICTED&quot;);&quot;o&quot;;&quot;OCCUPATIONAL&quot;);&quot;,&quot;))">
            <text:p/>
          </table:table-cell>
          <table:table-cell table:formula="of:=IF(LEN(TRIM([CulturesData.N33]))=0;&quot;&quot;;CONCATENATE([CulturesData.N$1];SUBSTITUTE(SUBSTITUTE(SUBSTITUTE([CulturesData.N33];&quot;e&quot;;&quot;EVERYMAN&quot;);&quot;r&quot;;&quot;RESTRICTED&quot;);&quot;o&quot;;&quot;OCCUPATIONAL&quot;);&quot;,&quot;))">
            <text:p/>
          </table:table-cell>
          <table:table-cell table:formula="of:=IF(LEN(TRIM([CulturesData.O33]))=0;&quot;&quot;;CONCATENATE([CulturesData.O$1];SUBSTITUTE(SUBSTITUTE(SUBSTITUTE([CulturesData.O33];&quot;e&quot;;&quot;EVERYMAN&quot;);&quot;r&quot;;&quot;RESTRICTED&quot;);&quot;o&quot;;&quot;OCCUPATIONAL&quot;);&quot;,&quot;))">
            <text:p/>
          </table:table-cell>
          <table:table-cell table:formula="of:=IF(LEN(TRIM([CulturesData.P33]))=0;&quot;&quot;;CONCATENATE([CulturesData.P$1];SUBSTITUTE(SUBSTITUTE(SUBSTITUTE([CulturesData.P33];&quot;e&quot;;&quot;EVERYMAN&quot;);&quot;r&quot;;&quot;RESTRICTED&quot;);&quot;o&quot;;&quot;OCCUPATIONAL&quot;);&quot;,&quot;))">
            <text:p/>
          </table:table-cell>
          <table:table-cell table:formula="of:=IF(LEN(TRIM([CulturesData.Q33]))=0;&quot;&quot;;CONCATENATE([CulturesData.Q$1];SUBSTITUTE(SUBSTITUTE(SUBSTITUTE([CulturesData.Q33];&quot;e&quot;;&quot;EVERYMAN&quot;);&quot;r&quot;;&quot;RESTRICTED&quot;);&quot;o&quot;;&quot;OCCUPATIONAL&quot;);&quot;,&quot;))">
            <text:p/>
          </table:table-cell>
          <table:table-cell table:formula="of:=IF(LEN(TRIM([CulturesData.R33]))=0;&quot;&quot;;CONCATENATE([CulturesData.R$1];SUBSTITUTE(SUBSTITUTE(SUBSTITUTE([CulturesData.R33];&quot;e&quot;;&quot;EVERYMAN&quot;);&quot;r&quot;;&quot;RESTRICTED&quot;);&quot;o&quot;;&quot;OCCUPATIONAL&quot;);&quot;,&quot;))">
            <text:p/>
          </table:table-cell>
          <table:table-cell table:formula="of:=IF(LEN(TRIM([CulturesData.S33]))=0;&quot;&quot;;CONCATENATE([CulturesData.S$1];SUBSTITUTE(SUBSTITUTE(SUBSTITUTE([CulturesData.S33];&quot;e&quot;;&quot;EVERYMAN&quot;);&quot;r&quot;;&quot;RESTRICTED&quot;);&quot;o&quot;;&quot;OCCUPATIONAL&quot;);&quot;,&quot;))">
            <text:p/>
          </table:table-cell>
          <table:table-cell table:formula="of:=IF(LEN(TRIM([CulturesData.T33]))=0;&quot;&quot;;CONCATENATE([CulturesData.T$1];SUBSTITUTE(SUBSTITUTE(SUBSTITUTE([CulturesData.T33];&quot;e&quot;;&quot;EVERYMAN&quot;);&quot;r&quot;;&quot;RESTRICTED&quot;);&quot;o&quot;;&quot;OCCUPATIONAL&quot;);&quot;,&quot;))">
            <text:p/>
          </table:table-cell>
          <table:table-cell table:formula="of:=IF(LEN(TRIM([CulturesData.U33]))=0;&quot;&quot;;CONCATENATE([CulturesData.U$1];SUBSTITUTE(SUBSTITUTE(SUBSTITUTE([CulturesData.U33];&quot;e&quot;;&quot;EVERYMAN&quot;);&quot;r&quot;;&quot;RESTRICTED&quot;);&quot;o&quot;;&quot;OCCUPATIONAL&quot;);&quot;,&quot;))">
            <text:p/>
          </table:table-cell>
          <table:table-cell table:formula="of:=IF(LEN(TRIM([CulturesData.V33]))=0;&quot;&quot;;CONCATENATE([CulturesData.V$1];SUBSTITUTE(SUBSTITUTE(SUBSTITUTE([CulturesData.V33];&quot;e&quot;;&quot;EVERYMAN&quot;);&quot;r&quot;;&quot;RESTRICTED&quot;);&quot;o&quot;;&quot;OCCUPATIONAL&quot;);&quot;,&quot;))">
            <text:p/>
          </table:table-cell>
          <table:table-cell table:formula="of:=IF(LEN(TRIM([CulturesData.W33]))=0;&quot;&quot;;CONCATENATE([CulturesData.W$1];SUBSTITUTE(SUBSTITUTE(SUBSTITUTE([CulturesData.W33];&quot;e&quot;;&quot;EVERYMAN&quot;);&quot;r&quot;;&quot;RESTRICTED&quot;);&quot;o&quot;;&quot;OCCUPATIONAL&quot;);&quot;,&quot;))">
            <text:p/>
          </table:table-cell>
          <table:table-cell table:formula="of:=IF(LEN(TRIM([CulturesData.X33]))=0;&quot;&quot;;CONCATENATE([CulturesData.X$1];SUBSTITUTE(SUBSTITUTE(SUBSTITUTE([CulturesData.X33];&quot;e&quot;;&quot;EVERYMAN&quot;);&quot;r&quot;;&quot;RESTRICTED&quot;);&quot;o&quot;;&quot;OCCUPATIONAL&quot;);&quot;,&quot;))">
            <text:p/>
          </table:table-cell>
          <table:table-cell table:formula="of:=IF(LEN(TRIM([CulturesData.Y33]))=0;&quot;&quot;;CONCATENATE([CulturesData.Y$1];SUBSTITUTE(SUBSTITUTE(SUBSTITUTE([CulturesData.Y33];&quot;e&quot;;&quot;EVERYMAN&quot;);&quot;r&quot;;&quot;RESTRICTED&quot;);&quot;o&quot;;&quot;OCCUPATIONAL&quot;);&quot;,&quot;))">
            <text:p/>
          </table:table-cell>
          <table:table-cell table:formula="of:=IF(LEN(TRIM([CulturesData.Z33]))=0;&quot;&quot;;CONCATENATE([CulturesData.Z$1];SUBSTITUTE(SUBSTITUTE(SUBSTITUTE([CulturesData.Z33];&quot;e&quot;;&quot;EVERYMAN&quot;);&quot;r&quot;;&quot;RESTRICTED&quot;);&quot;o&quot;;&quot;OCCUPATIONAL&quot;);&quot;,&quot;))">
            <text:p/>
          </table:table-cell>
          <table:table-cell table:formula="of:=IF(LEN(TRIM([CulturesData.AA33]))=0;&quot;&quot;;CONCATENATE([CulturesData.AA$1];SUBSTITUTE(SUBSTITUTE(SUBSTITUTE([CulturesData.AA33];&quot;e&quot;;&quot;EVERYMAN&quot;);&quot;r&quot;;&quot;RESTRICTED&quot;);&quot;o&quot;;&quot;OCCUPATIONAL&quot;);&quot;,&quot;))">
            <text:p/>
          </table:table-cell>
          <table:table-cell table:formula="of:=IF(LEN(TRIM([CulturesData.AB33]))=0;&quot;&quot;;CONCATENATE([CulturesData.AB$1];SUBSTITUTE(SUBSTITUTE(SUBSTITUTE([CulturesData.AB33];&quot;e&quot;;&quot;EVERYMAN&quot;);&quot;r&quot;;&quot;RESTRICTED&quot;);&quot;o&quot;;&quot;OCCUPATIONAL&quot;);&quot;,&quot;))">
            <text:p/>
          </table:table-cell>
          <table:table-cell table:formula="of:=IF(LEN(TRIM([CulturesData.AC33]))=0;&quot;&quot;;CONCATENATE([CulturesData.AC$1];SUBSTITUTE(SUBSTITUTE(SUBSTITUTE([CulturesData.AC33];&quot;e&quot;;&quot;EVERYMAN&quot;);&quot;r&quot;;&quot;RESTRICTED&quot;);&quot;o&quot;;&quot;OCCUPATIONAL&quot;);&quot;,&quot;))">
            <text:p/>
          </table:table-cell>
          <table:table-cell table:formula="of:=IF(LEN(TRIM([CulturesData.AD33]))=0;&quot;&quot;;CONCATENATE([CulturesData.AD$1];SUBSTITUTE(SUBSTITUTE(SUBSTITUTE([CulturesData.AD33];&quot;e&quot;;&quot;EVERYMAN&quot;);&quot;r&quot;;&quot;RESTRICTED&quot;);&quot;o&quot;;&quot;OCCUPATIONAL&quot;);&quot;,&quot;))">
            <text:p/>
          </table:table-cell>
          <table:table-cell table:formula="of:=IF(LEN(TRIM([CulturesData.AE33]))=0;&quot;&quot;;CONCATENATE([CulturesData.AE$1];SUBSTITUTE(SUBSTITUTE(SUBSTITUTE([CulturesData.AE33];&quot;e&quot;;&quot;EVERYMAN&quot;);&quot;r&quot;;&quot;RESTRICTED&quot;);&quot;o&quot;;&quot;OCCUPATIONAL&quot;);&quot;,&quot;))">
            <text:p/>
          </table:table-cell>
          <table:table-cell table:formula="of:=IF(LEN(TRIM([CulturesData.AF33]))=0;&quot;&quot;;CONCATENATE([CulturesData.AF$1];SUBSTITUTE(SUBSTITUTE(SUBSTITUTE([CulturesData.AF33];&quot;e&quot;;&quot;EVERYMAN&quot;);&quot;r&quot;;&quot;RESTRICTED&quot;);&quot;o&quot;;&quot;OCCUPATIONAL&quot;);&quot;,&quot;))">
            <text:p/>
          </table:table-cell>
          <table:table-cell table:formula="of:=IF(LEN(TRIM([CulturesData.AG33]))=0;&quot;&quot;;CONCATENATE([CulturesData.AG$1];SUBSTITUTE(SUBSTITUTE(SUBSTITUTE([CulturesData.AG33];&quot;e&quot;;&quot;EVERYMAN&quot;);&quot;r&quot;;&quot;RESTRICTED&quot;);&quot;o&quot;;&quot;OCCUPATIONAL&quot;);&quot;,&quot;))">
            <text:p/>
          </table:table-cell>
          <table:table-cell table:formula="of:=IF(LEN(TRIM([CulturesData.AH33]))=0;&quot;&quot;;CONCATENATE([CulturesData.AH$1];SUBSTITUTE(SUBSTITUTE(SUBSTITUTE([CulturesData.AH33];&quot;e&quot;;&quot;EVERYMAN&quot;);&quot;r&quot;;&quot;RESTRICTED&quot;);&quot;o&quot;;&quot;OCCUPATIONAL&quot;);&quot;,&quot;))">
            <text:p/>
          </table:table-cell>
          <table:table-cell table:formula="of:=IF(LEN(TRIM([CulturesData.AI33]))=0;&quot;&quot;;CONCATENATE([CulturesData.AI$1];SUBSTITUTE(SUBSTITUTE(SUBSTITUTE([CulturesData.AI33];&quot;e&quot;;&quot;EVERYMAN&quot;);&quot;r&quot;;&quot;RESTRICTED&quot;);&quot;o&quot;;&quot;OCCUPATIONAL&quot;);&quot;,&quot;))">
            <text:p/>
          </table:table-cell>
          <table:table-cell table:formula="of:=IF(LEN(TRIM([CulturesData.AJ33]))=0;&quot;&quot;;CONCATENATE([CulturesData.AJ$1];SUBSTITUTE(SUBSTITUTE(SUBSTITUTE([CulturesData.AJ33];&quot;e&quot;;&quot;EVERYMAN&quot;);&quot;r&quot;;&quot;RESTRICTED&quot;);&quot;o&quot;;&quot;OCCUPATIONAL&quot;);&quot;,&quot;))">
            <text:p/>
          </table:table-cell>
          <table:table-cell table:formula="of:=IF(LEN(TRIM([CulturesData.AK33]))=0;&quot;&quot;;CONCATENATE([CulturesData.AK$1];SUBSTITUTE(SUBSTITUTE(SUBSTITUTE([CulturesData.AK33];&quot;e&quot;;&quot;EVERYMAN&quot;);&quot;r&quot;;&quot;RESTRICTED&quot;);&quot;o&quot;;&quot;OCCUPATIONAL&quot;);&quot;,&quot;))">
            <text:p/>
          </table:table-cell>
          <table:table-cell table:formula="of:=IF(LEN(TRIM([CulturesData.AL33]))=0;&quot;&quot;;CONCATENATE([CulturesData.AL$1];SUBSTITUTE(SUBSTITUTE(SUBSTITUTE([CulturesData.AL33];&quot;e&quot;;&quot;EVERYMAN&quot;);&quot;r&quot;;&quot;RESTRICTED&quot;);&quot;o&quot;;&quot;OCCUPATIONAL&quot;);&quot;,&quot;))">
            <text:p/>
          </table:table-cell>
          <table:table-cell table:formula="of:=IF(LEN(TRIM([CulturesData.AM33]))=0;&quot;&quot;;CONCATENATE([CulturesData.AM$1];SUBSTITUTE(SUBSTITUTE(SUBSTITUTE([CulturesData.AM33];&quot;e&quot;;&quot;EVERYMAN&quot;);&quot;r&quot;;&quot;RESTRICTED&quot;);&quot;o&quot;;&quot;OCCUPATIONAL&quot;);&quot;,&quot;))">
            <text:p/>
          </table:table-cell>
          <table:table-cell table:formula="of:=IF(LEN(TRIM([CulturesData.AN33]))=0;&quot;&quot;;CONCATENATE([CulturesData.AN$1];SUBSTITUTE(SUBSTITUTE(SUBSTITUTE([CulturesData.AN33];&quot;e&quot;;&quot;EVERYMAN&quot;);&quot;r&quot;;&quot;RESTRICTED&quot;);&quot;o&quot;;&quot;OCCUPATIONAL&quot;);&quot;,&quot;))">
            <text:p/>
          </table:table-cell>
          <table:table-cell table:formula="of:=IF(LEN(TRIM([CulturesData.AO33]))=0;&quot;&quot;;CONCATENATE([CulturesData.AO$1];SUBSTITUTE(SUBSTITUTE(SUBSTITUTE([CulturesData.AO33];&quot;e&quot;;&quot;EVERYMAN&quot;);&quot;r&quot;;&quot;RESTRICTED&quot;);&quot;o&quot;;&quot;OCCUPATIONAL&quot;);&quot;,&quot;))">
            <text:p/>
          </table:table-cell>
          <table:table-cell table:formula="of:=IF(LEN(TRIM([CulturesData.AP33]))=0;&quot;&quot;;CONCATENATE([CulturesData.AP$1];SUBSTITUTE(SUBSTITUTE(SUBSTITUTE([CulturesData.AP33];&quot;e&quot;;&quot;EVERYMAN&quot;);&quot;r&quot;;&quot;RESTRICTED&quot;);&quot;o&quot;;&quot;OCCUPATIONAL&quot;);&quot;,&quot;))">
            <text:p/>
          </table:table-cell>
          <table:table-cell table:formula="of:=IF(LEN(TRIM([CulturesData.AQ33]))=0;&quot;&quot;;CONCATENATE([CulturesData.AQ$1];SUBSTITUTE(SUBSTITUTE(SUBSTITUTE([CulturesData.AQ33];&quot;e&quot;;&quot;EVERYMAN&quot;);&quot;r&quot;;&quot;RESTRICTED&quot;);&quot;o&quot;;&quot;OCCUPATIONAL&quot;);&quot;,&quot;))">
            <text:p/>
          </table:table-cell>
          <table:table-cell table:formula="of:=IF(LEN(TRIM([CulturesData.AR33]))=0;&quot;&quot;;CONCATENATE([CulturesData.AR$1];SUBSTITUTE(SUBSTITUTE(SUBSTITUTE([CulturesData.AR33];&quot;e&quot;;&quot;EVERYMAN&quot;);&quot;r&quot;;&quot;RESTRICTED&quot;);&quot;o&quot;;&quot;OCCUPATIONAL&quot;);&quot;,&quot;))">
            <text:p/>
          </table:table-cell>
          <table:table-cell table:formula="of:=IF(LEN(TRIM([CulturesData.AS33]))=0;&quot;&quot;;CONCATENATE([CulturesData.AS$1];SUBSTITUTE(SUBSTITUTE(SUBSTITUTE([CulturesData.AS33];&quot;e&quot;;&quot;EVERYMAN&quot;);&quot;r&quot;;&quot;RESTRICTED&quot;);&quot;o&quot;;&quot;OCCUPATIONAL&quot;);&quot;,&quot;))">
            <text:p/>
          </table:table-cell>
          <table:table-cell table:formula="of:=IF(LEN(TRIM([CulturesData.AT33]))=0;&quot;&quot;;CONCATENATE([CulturesData.AT$1];SUBSTITUTE(SUBSTITUTE(SUBSTITUTE([CulturesData.AT33];&quot;e&quot;;&quot;EVERYMAN&quot;);&quot;r&quot;;&quot;RESTRICTED&quot;);&quot;o&quot;;&quot;OCCUPATIONAL&quot;);&quot;,&quot;))">
            <text:p/>
          </table:table-cell>
          <table:table-cell table:formula="of:=IF(LEN(TRIM([CulturesData.AU33]))=0;&quot;&quot;;CONCATENATE([CulturesData.AU$1];SUBSTITUTE(SUBSTITUTE(SUBSTITUTE([CulturesData.AU33];&quot;e&quot;;&quot;EVERYMAN&quot;);&quot;r&quot;;&quot;RESTRICTED&quot;);&quot;o&quot;;&quot;OCCUPATIONAL&quot;);&quot;,&quot;))">
            <text:p/>
          </table:table-cell>
          <table:table-cell table:formula="of:=IF(LEN(TRIM([CulturesData.AV33]))=0;&quot;&quot;;CONCATENATE([CulturesData.AV$1];SUBSTITUTE(SUBSTITUTE(SUBSTITUTE([CulturesData.AV33];&quot;e&quot;;&quot;EVERYMAN&quot;);&quot;r&quot;;&quot;RESTRICTED&quot;);&quot;o&quot;;&quot;OCCUPATIONAL&quot;);&quot;,&quot;))">
            <text:p/>
          </table:table-cell>
          <table:table-cell table:formula="of:=IF(LEN(TRIM([CulturesData.AW33]))=0;&quot;&quot;;CONCATENATE([CulturesData.AW$1];SUBSTITUTE(SUBSTITUTE(SUBSTITUTE([CulturesData.AW33];&quot;e&quot;;&quot;EVERYMAN&quot;);&quot;r&quot;;&quot;RESTRICTED&quot;);&quot;o&quot;;&quot;OCCUPATIONAL&quot;);&quot;,&quot;))">
            <text:p/>
          </table:table-cell>
          <table:table-cell table:formula="of:=IF(LEN(TRIM([CulturesData.AX33]))=0;&quot;&quot;;CONCATENATE([CulturesData.AX$1];SUBSTITUTE(SUBSTITUTE(SUBSTITUTE([CulturesData.AX33];&quot;e&quot;;&quot;EVERYMAN&quot;);&quot;r&quot;;&quot;RESTRICTED&quot;);&quot;o&quot;;&quot;OCCUPATIONAL&quot;);&quot;,&quot;))">
            <text:p/>
          </table:table-cell>
          <table:table-cell table:formula="of:=IF(LEN(TRIM([CulturesData.AY33]))=0;&quot;&quot;;CONCATENATE([CulturesData.AY$1];SUBSTITUTE(SUBSTITUTE(SUBSTITUTE([CulturesData.AY33];&quot;e&quot;;&quot;EVERYMAN&quot;);&quot;r&quot;;&quot;RESTRICTED&quot;);&quot;o&quot;;&quot;OCCUPATIONAL&quot;);&quot;,&quot;))">
            <text:p/>
          </table:table-cell>
          <table:table-cell table:formula="of:=IF(LEN(TRIM([CulturesData.AZ33]))=0;&quot;&quot;;CONCATENATE([CulturesData.AZ$1];SUBSTITUTE(SUBSTITUTE(SUBSTITUTE([CulturesData.AZ33];&quot;e&quot;;&quot;EVERYMAN&quot;);&quot;r&quot;;&quot;RESTRICTED&quot;);&quot;o&quot;;&quot;OCCUPATIONAL&quot;);&quot;,&quot;))">
            <text:p/>
          </table:table-cell>
          <table:table-cell table:formula="of:=IF(LEN(TRIM([CulturesData.BA33]))=0;&quot;&quot;;CONCATENATE([CulturesData.BA$1];SUBSTITUTE(SUBSTITUTE(SUBSTITUTE([CulturesData.BA33];&quot;e&quot;;&quot;EVERYMAN&quot;);&quot;r&quot;;&quot;RESTRICTED&quot;);&quot;o&quot;;&quot;OCCUPATIONAL&quot;);&quot;,&quot;))">
            <text:p/>
          </table:table-cell>
          <table:table-cell table:formula="of:=IF(LEN(TRIM([CulturesData.BB33]))=0;&quot;&quot;;CONCATENATE([CulturesData.BB$1];SUBSTITUTE(SUBSTITUTE(SUBSTITUTE([CulturesData.BB33];&quot;e&quot;;&quot;EVERYMAN&quot;);&quot;r&quot;;&quot;RESTRICTED&quot;);&quot;o&quot;;&quot;OCCUPATIONAL&quot;);&quot;,&quot;))">
            <text:p/>
          </table:table-cell>
          <table:table-cell table:formula="of:=IF(LEN(TRIM([CulturesData.BC33]))=0;&quot;&quot;;CONCATENATE([CulturesData.BC$1];SUBSTITUTE(SUBSTITUTE(SUBSTITUTE([CulturesData.BC33];&quot;e&quot;;&quot;EVERYMAN&quot;);&quot;r&quot;;&quot;RESTRICTED&quot;);&quot;o&quot;;&quot;OCCUPATIONAL&quot;);&quot;,&quot;))">
            <text:p/>
          </table:table-cell>
          <table:table-cell table:formula="of:=IF(LEN(TRIM([CulturesData.BD33]))=0;&quot;&quot;;CONCATENATE([CulturesData.BD$1];SUBSTITUTE(SUBSTITUTE(SUBSTITUTE([CulturesData.BD33];&quot;e&quot;;&quot;EVERYMAN&quot;);&quot;r&quot;;&quot;RESTRICTED&quot;);&quot;o&quot;;&quot;OCCUPATIONAL&quot;);&quot;,&quot;))">
            <text:p/>
          </table:table-cell>
          <table:table-cell table:formula="of:=IF(LEN(TRIM([CulturesData.BE33]))=0;&quot;&quot;;CONCATENATE([CulturesData.BE$1];SUBSTITUTE(SUBSTITUTE(SUBSTITUTE([CulturesData.BE33];&quot;e&quot;;&quot;EVERYMAN&quot;);&quot;r&quot;;&quot;RESTRICTED&quot;);&quot;o&quot;;&quot;OCCUPATIONAL&quot;);&quot;,&quot;))">
            <text:p/>
          </table:table-cell>
          <table:table-cell table:formula="of:=IF(LEN(TRIM([CulturesData.BF33]))=0;&quot;&quot;;CONCATENATE([CulturesData.BF$1];SUBSTITUTE(SUBSTITUTE(SUBSTITUTE([CulturesData.BF33];&quot;e&quot;;&quot;EVERYMAN&quot;);&quot;r&quot;;&quot;RESTRICTED&quot;);&quot;o&quot;;&quot;OCCUPATIONAL&quot;);&quot;,&quot;))">
            <text:p/>
          </table:table-cell>
          <table:table-cell table:formula="of:=IF(LEN(TRIM([CulturesData.BG33]))=0;&quot;&quot;;CONCATENATE([CulturesData.BG$1];SUBSTITUTE(SUBSTITUTE(SUBSTITUTE([CulturesData.BG33];&quot;e&quot;;&quot;EVERYMAN&quot;);&quot;r&quot;;&quot;RESTRICTED&quot;);&quot;o&quot;;&quot;OCCUPATIONAL&quot;);&quot;,&quot;))">
            <text:p/>
          </table:table-cell>
          <table:table-cell table:formula="of:=IF(LEN(TRIM([CulturesData.BH33]))=0;&quot;&quot;;CONCATENATE([CulturesData.BH$1];SUBSTITUTE(SUBSTITUTE(SUBSTITUTE([CulturesData.BH33];&quot;e&quot;;&quot;EVERYMAN&quot;);&quot;r&quot;;&quot;RESTRICTED&quot;);&quot;o&quot;;&quot;OCCUPATIONAL&quot;);&quot;,&quot;))">
            <text:p/>
          </table:table-cell>
          <table:table-cell table:formula="of:=IF(LEN(TRIM([CulturesData.BI33]))=0;&quot;&quot;;CONCATENATE([CulturesData.BI$1];SUBSTITUTE(SUBSTITUTE(SUBSTITUTE([CulturesData.BI33];&quot;e&quot;;&quot;EVERYMAN&quot;);&quot;r&quot;;&quot;RESTRICTED&quot;);&quot;o&quot;;&quot;OCCUPATIONAL&quot;);&quot;,&quot;))">
            <text:p/>
          </table:table-cell>
          <table:table-cell table:formula="of:=IF(LEN(TRIM([CulturesData.BJ33]))=0;&quot;&quot;;CONCATENATE([CulturesData.BJ$1];SUBSTITUTE(SUBSTITUTE(SUBSTITUTE([CulturesData.BJ33];&quot;e&quot;;&quot;EVERYMAN&quot;);&quot;r&quot;;&quot;RESTRICTED&quot;);&quot;o&quot;;&quot;OCCUPATIONAL&quot;);&quot;,&quot;))">
            <text:p/>
          </table:table-cell>
          <table:table-cell table:formula="of:=IF(LEN(TRIM([CulturesData.BK33]))=0;&quot;&quot;;CONCATENATE([CulturesData.BK$1];SUBSTITUTE(SUBSTITUTE(SUBSTITUTE([CulturesData.BK33];&quot;e&quot;;&quot;EVERYMAN&quot;);&quot;r&quot;;&quot;RESTRICTED&quot;);&quot;o&quot;;&quot;OCCUPATIONAL&quot;);&quot;,&quot;))">
            <text:p/>
          </table:table-cell>
          <table:table-cell table:formula="of:=IF(LEN(TRIM([CulturesData.BL33]))=0;&quot;&quot;;CONCATENATE([CulturesData.BL$1];SUBSTITUTE(SUBSTITUTE(SUBSTITUTE([CulturesData.BL33];&quot;e&quot;;&quot;EVERYMAN&quot;);&quot;r&quot;;&quot;RESTRICTED&quot;);&quot;o&quot;;&quot;OCCUPATIONAL&quot;);&quot;,&quot;))">
            <text:p/>
          </table:table-cell>
          <table:table-cell table:formula="of:=IF(LEN(TRIM([CulturesData.BM33]))=0;&quot;&quot;;CONCATENATE([CulturesData.BM$1];SUBSTITUTE(SUBSTITUTE(SUBSTITUTE([CulturesData.BM33];&quot;e&quot;;&quot;EVERYMAN&quot;);&quot;r&quot;;&quot;RESTRICTED&quot;);&quot;o&quot;;&quot;OCCUPATIONAL&quot;);&quot;,&quot;))">
            <text:p/>
          </table:table-cell>
          <table:table-cell table:formula="of:=IF(LEN(TRIM([CulturesData.BN33]))=0;&quot;&quot;;CONCATENATE([CulturesData.BN$1];SUBSTITUTE(SUBSTITUTE(SUBSTITUTE([CulturesData.BN33];&quot;e&quot;;&quot;EVERYMAN&quot;);&quot;r&quot;;&quot;RESTRICTED&quot;);&quot;o&quot;;&quot;OCCUPATIONAL&quot;);&quot;,&quot;))">
            <text:p/>
          </table:table-cell>
          <table:table-cell table:formula="of:=IF(LEN(TRIM([CulturesData.BO33]))=0;&quot;&quot;;CONCATENATE([CulturesData.BO$1];SUBSTITUTE(SUBSTITUTE(SUBSTITUTE([CulturesData.BO33];&quot;e&quot;;&quot;EVERYMAN&quot;);&quot;r&quot;;&quot;RESTRICTED&quot;);&quot;o&quot;;&quot;OCCUPATIONAL&quot;);&quot;,&quot;))">
            <text:p/>
          </table:table-cell>
          <table:table-cell table:formula="of:=IF(LEN(TRIM([CulturesData.BP33]))=0;&quot;&quot;;CONCATENATE([CulturesData.BP$1];SUBSTITUTE(SUBSTITUTE(SUBSTITUTE([CulturesData.BP33];&quot;e&quot;;&quot;EVERYMAN&quot;);&quot;r&quot;;&quot;RESTRICTED&quot;);&quot;o&quot;;&quot;OCCUPATIONAL&quot;);&quot;,&quot;))">
            <text:p/>
          </table:table-cell>
          <table:table-cell table:formula="of:=IF(LEN(TRIM([CulturesData.BQ33]))=0;&quot;&quot;;CONCATENATE([CulturesData.BQ$1];SUBSTITUTE(SUBSTITUTE(SUBSTITUTE([CulturesData.BQ33];&quot;e&quot;;&quot;EVERYMAN&quot;);&quot;r&quot;;&quot;RESTRICTED&quot;);&quot;o&quot;;&quot;OCCUPATIONAL&quot;);&quot;,&quot;))">
            <text:p/>
          </table:table-cell>
          <table:table-cell table:formula="of:=IF(LEN(TRIM([CulturesData.BR33]))=0;&quot;&quot;;CONCATENATE([CulturesData.BR$1];SUBSTITUTE(SUBSTITUTE(SUBSTITUTE([CulturesData.BR33];&quot;e&quot;;&quot;EVERYMAN&quot;);&quot;r&quot;;&quot;RESTRICTED&quot;);&quot;o&quot;;&quot;OCCUPATIONAL&quot;);&quot;,&quot;))">
            <text:p/>
          </table:table-cell>
          <table:table-cell table:formula="of:=IF(LEN(TRIM([CulturesData.BS33]))=0;&quot;&quot;;CONCATENATE([CulturesData.BS$1];SUBSTITUTE(SUBSTITUTE(SUBSTITUTE([CulturesData.BS33];&quot;e&quot;;&quot;EVERYMAN&quot;);&quot;r&quot;;&quot;RESTRICTED&quot;);&quot;o&quot;;&quot;OCCUPATIONAL&quot;);&quot;,&quot;))">
            <text:p/>
          </table:table-cell>
          <table:table-cell table:formula="of:=IF(LEN(TRIM([CulturesData.BT33]))=0;&quot;&quot;;CONCATENATE([CulturesData.BT$1];SUBSTITUTE(SUBSTITUTE(SUBSTITUTE([CulturesData.BT33];&quot;e&quot;;&quot;EVERYMAN&quot;);&quot;r&quot;;&quot;RESTRICTED&quot;);&quot;o&quot;;&quot;OCCUPATIONAL&quot;);&quot;,&quot;))">
            <text:p/>
          </table:table-cell>
          <table:table-cell table:formula="of:=IF(LEN(TRIM([CulturesData.BU33]))=0;&quot;&quot;;CONCATENATE([CulturesData.BU$1];SUBSTITUTE(SUBSTITUTE(SUBSTITUTE([CulturesData.BU33];&quot;e&quot;;&quot;EVERYMAN&quot;);&quot;r&quot;;&quot;RESTRICTED&quot;);&quot;o&quot;;&quot;OCCUPATIONAL&quot;);&quot;,&quot;))">
            <text:p/>
          </table:table-cell>
          <table:table-cell table:formula="of:=IF(LEN(TRIM([CulturesData.BV33]))=0;&quot;&quot;;CONCATENATE([CulturesData.BV$1];SUBSTITUTE(SUBSTITUTE(SUBSTITUTE([CulturesData.BV33];&quot;e&quot;;&quot;EVERYMAN&quot;);&quot;r&quot;;&quot;RESTRICTED&quot;);&quot;o&quot;;&quot;OCCUPATIONAL&quot;);&quot;,&quot;))">
            <text:p/>
          </table:table-cell>
          <table:table-cell table:formula="of:=IF(LEN(TRIM([CulturesData.BW33]))=0;&quot;&quot;;CONCATENATE([CulturesData.BW$1];SUBSTITUTE(SUBSTITUTE(SUBSTITUTE([CulturesData.BW33];&quot;e&quot;;&quot;EVERYMAN&quot;);&quot;r&quot;;&quot;RESTRICTED&quot;);&quot;o&quot;;&quot;OCCUPATIONAL&quot;);&quot;,&quot;))">
            <text:p/>
          </table:table-cell>
          <table:table-cell table:formula="of:=IF(LEN(TRIM([CulturesData.BX33]))=0;&quot;&quot;;CONCATENATE([CulturesData.BX$1];SUBSTITUTE(SUBSTITUTE(SUBSTITUTE([CulturesData.BX33];&quot;e&quot;;&quot;EVERYMAN&quot;);&quot;r&quot;;&quot;RESTRICTED&quot;);&quot;o&quot;;&quot;OCCUPATIONAL&quot;);&quot;,&quot;))">
            <text:p/>
          </table:table-cell>
          <table:table-cell table:formula="of:=IF(LEN(TRIM([CulturesData.BY33]))=0;&quot;&quot;;CONCATENATE([CulturesData.BY$1];SUBSTITUTE(SUBSTITUTE(SUBSTITUTE([CulturesData.BY33];&quot;e&quot;;&quot;EVERYMAN&quot;);&quot;r&quot;;&quot;RESTRICTED&quot;);&quot;o&quot;;&quot;OCCUPATIONAL&quot;);&quot;,&quot;))">
            <text:p/>
          </table:table-cell>
          <table:table-cell table:formula="of:=IF(LEN(TRIM([CulturesData.BZ33]))=0;&quot;&quot;;CONCATENATE([CulturesData.BZ$1];SUBSTITUTE(SUBSTITUTE(SUBSTITUTE([CulturesData.BZ33];&quot;e&quot;;&quot;EVERYMAN&quot;);&quot;r&quot;;&quot;RESTRICTED&quot;);&quot;o&quot;;&quot;OCCUPATIONAL&quot;);&quot;,&quot;))">
            <text:p/>
          </table:table-cell>
          <table:table-cell table:formula="of:=IF(LEN(TRIM([CulturesData.CA33]))=0;&quot;&quot;;CONCATENATE([CulturesData.CA$1];SUBSTITUTE(SUBSTITUTE(SUBSTITUTE([CulturesData.CA33];&quot;e&quot;;&quot;EVERYMAN&quot;);&quot;r&quot;;&quot;RESTRICTED&quot;);&quot;o&quot;;&quot;OCCUPATIONAL&quot;);&quot;,&quot;))">
            <text:p/>
          </table:table-cell>
          <table:table-cell table:formula="of:=IF(LEN(TRIM([CulturesData.CB33]))=0;&quot;&quot;;CONCATENATE([CulturesData.CB$1];SUBSTITUTE(SUBSTITUTE(SUBSTITUTE([CulturesData.CB33];&quot;e&quot;;&quot;EVERYMAN&quot;);&quot;r&quot;;&quot;RESTRICTED&quot;);&quot;o&quot;;&quot;OCCUPATIONAL&quot;);&quot;,&quot;))">
            <text:p/>
          </table:table-cell>
          <table:table-cell table:formula="of:=IF(LEN(TRIM([CulturesData.CC33]))=0;&quot;&quot;;CONCATENATE([CulturesData.CC$1];SUBSTITUTE(SUBSTITUTE(SUBSTITUTE([CulturesData.CC33];&quot;e&quot;;&quot;EVERYMAN&quot;);&quot;r&quot;;&quot;RESTRICTED&quot;);&quot;o&quot;;&quot;OCCUPATIONAL&quot;);&quot;,&quot;))">
            <text:p/>
          </table:table-cell>
          <table:table-cell table:formula="of:=IF(LEN(TRIM([CulturesData.CD33]))=0;&quot;&quot;;CONCATENATE([CulturesData.CD$1];SUBSTITUTE(SUBSTITUTE(SUBSTITUTE([CulturesData.CD33];&quot;e&quot;;&quot;EVERYMAN&quot;);&quot;r&quot;;&quot;RESTRICTED&quot;);&quot;o&quot;;&quot;OCCUPATIONAL&quot;);&quot;,&quot;))">
            <text:p/>
          </table:table-cell>
          <table:table-cell table:formula="of:=IF(LEN(TRIM([CulturesData.CE33]))=0;&quot;&quot;;CONCATENATE([CulturesData.CE$1];SUBSTITUTE(SUBSTITUTE(SUBSTITUTE([CulturesData.CE33];&quot;e&quot;;&quot;EVERYMAN&quot;);&quot;r&quot;;&quot;RESTRICTED&quot;);&quot;o&quot;;&quot;OCCUPATIONAL&quot;);&quot;,&quot;))">
            <text:p/>
          </table:table-cell>
          <table:table-cell table:formula="of:=IF(LEN(TRIM([CulturesData.CF33]))=0;&quot;&quot;;CONCATENATE([CulturesData.CF$1];SUBSTITUTE(SUBSTITUTE(SUBSTITUTE([CulturesData.CF33];&quot;e&quot;;&quot;EVERYMAN&quot;);&quot;r&quot;;&quot;RESTRICTED&quot;);&quot;o&quot;;&quot;OCCUPATIONAL&quot;);&quot;,&quot;))">
            <text:p/>
          </table:table-cell>
          <table:table-cell table:formula="of:=IF(LEN(TRIM([CulturesData.CG33]))=0;&quot;&quot;;CONCATENATE([CulturesData.CG$1];SUBSTITUTE(SUBSTITUTE(SUBSTITUTE([CulturesData.CG33];&quot;e&quot;;&quot;EVERYMAN&quot;);&quot;r&quot;;&quot;RESTRICTED&quot;);&quot;o&quot;;&quot;OCCUPATIONAL&quot;);&quot;,&quot;))">
            <text:p/>
          </table:table-cell>
          <table:table-cell table:formula="of:=IF(LEN(TRIM([CulturesData.CH33]))=0;&quot;&quot;;CONCATENATE([CulturesData.CH$1];SUBSTITUTE(SUBSTITUTE(SUBSTITUTE([CulturesData.CH33];&quot;e&quot;;&quot;EVERYMAN&quot;);&quot;r&quot;;&quot;RESTRICTED&quot;);&quot;o&quot;;&quot;OCCUPATIONAL&quot;);&quot;,&quot;))">
            <text:p/>
          </table:table-cell>
          <table:table-cell table:formula="of:=IF(LEN(TRIM([CulturesData.CI33]))=0;&quot;&quot;;CONCATENATE([CulturesData.CI$1];SUBSTITUTE(SUBSTITUTE(SUBSTITUTE([CulturesData.CI33];&quot;e&quot;;&quot;EVERYMAN&quot;);&quot;r&quot;;&quot;RESTRICTED&quot;);&quot;o&quot;;&quot;OCCUPATIONAL&quot;);&quot;,&quot;))">
            <text:p/>
          </table:table-cell>
          <table:table-cell table:formula="of:=IF(LEN(TRIM([CulturesData.CJ33]))=0;&quot;&quot;;CONCATENATE([CulturesData.CJ$1];SUBSTITUTE(SUBSTITUTE(SUBSTITUTE([CulturesData.CJ33];&quot;e&quot;;&quot;EVERYMAN&quot;);&quot;r&quot;;&quot;RESTRICTED&quot;);&quot;o&quot;;&quot;OCCUPATIONAL&quot;);&quot;,&quot;))">
            <text:p/>
          </table:table-cell>
          <table:table-cell table:formula="of:=IF(LEN(TRIM([CulturesData.CK33]))=0;&quot;&quot;;CONCATENATE([CulturesData.CK$1];SUBSTITUTE(SUBSTITUTE(SUBSTITUTE([CulturesData.CK33];&quot;e&quot;;&quot;EVERYMAN&quot;);&quot;r&quot;;&quot;RESTRICTED&quot;);&quot;o&quot;;&quot;OCCUPATIONAL&quot;);&quot;,&quot;))">
            <text:p/>
          </table:table-cell>
          <table:table-cell table:formula="of:=IF(LEN(TRIM([CulturesData.CL33]))=0;&quot;&quot;;CONCATENATE([CulturesData.CL$1];SUBSTITUTE(SUBSTITUTE(SUBSTITUTE([CulturesData.CL33];&quot;e&quot;;&quot;EVERYMAN&quot;);&quot;r&quot;;&quot;RESTRICTED&quot;);&quot;o&quot;;&quot;OCCUPATIONAL&quot;);&quot;,&quot;))">
            <text:p/>
          </table:table-cell>
          <table:table-cell table:formula="of:=IF(LEN(TRIM([CulturesData.CM33]))=0;&quot;&quot;;CONCATENATE([CulturesData.CM$1];SUBSTITUTE(SUBSTITUTE(SUBSTITUTE([CulturesData.CM33];&quot;e&quot;;&quot;EVERYMAN&quot;);&quot;r&quot;;&quot;RESTRICTED&quot;);&quot;o&quot;;&quot;OCCUPATIONAL&quot;);&quot;,&quot;))">
            <text:p/>
          </table:table-cell>
          <table:table-cell table:formula="of:=IF(LEN(TRIM([CulturesData.CN33]))=0;&quot;&quot;;CONCATENATE([CulturesData.CN$1];SUBSTITUTE(SUBSTITUTE(SUBSTITUTE([CulturesData.CN33];&quot;e&quot;;&quot;EVERYMAN&quot;);&quot;r&quot;;&quot;RESTRICTED&quot;);&quot;o&quot;;&quot;OCCUPATIONAL&quot;);&quot;,&quot;))">
            <text:p/>
          </table:table-cell>
          <table:table-cell table:formula="of:=IF(LEN(TRIM([CulturesData.CO33]))=0;&quot;&quot;;CONCATENATE([CulturesData.CO$1];SUBSTITUTE(SUBSTITUTE(SUBSTITUTE([CulturesData.CO33];&quot;e&quot;;&quot;EVERYMAN&quot;);&quot;r&quot;;&quot;RESTRICTED&quot;);&quot;o&quot;;&quot;OCCUPATIONAL&quot;);&quot;,&quot;))">
            <text:p/>
          </table:table-cell>
          <table:table-cell table:formula="of:=IF(LEN(TRIM([CulturesData.CP33]))=0;&quot;&quot;;CONCATENATE([CulturesData.CP$1];SUBSTITUTE(SUBSTITUTE(SUBSTITUTE([CulturesData.CP33];&quot;e&quot;;&quot;EVERYMAN&quot;);&quot;r&quot;;&quot;RESTRICTED&quot;);&quot;o&quot;;&quot;OCCUPATIONAL&quot;);&quot;,&quot;))">
            <text:p/>
          </table:table-cell>
          <table:table-cell table:formula="of:=IF(LEN(TRIM([CulturesData.CQ33]))=0;&quot;&quot;;CONCATENATE([CulturesData.CQ$1];SUBSTITUTE(SUBSTITUTE(SUBSTITUTE([CulturesData.CQ33];&quot;e&quot;;&quot;EVERYMAN&quot;);&quot;r&quot;;&quot;RESTRICTED&quot;);&quot;o&quot;;&quot;OCCUPATIONAL&quot;);&quot;,&quot;))">
            <text:p/>
          </table:table-cell>
          <table:table-cell table:formula="of:=IF(LEN(TRIM([CulturesData.CR33]))=0;&quot;&quot;;CONCATENATE([CulturesData.CR$1];SUBSTITUTE(SUBSTITUTE(SUBSTITUTE([CulturesData.CR33];&quot;e&quot;;&quot;EVERYMAN&quot;);&quot;r&quot;;&quot;RESTRICTED&quot;);&quot;o&quot;;&quot;OCCUPATIONAL&quot;);&quot;,&quot;))">
            <text:p/>
          </table:table-cell>
          <table:table-cell table:formula="of:=IF(LEN(TRIM([CulturesData.CS33]))=0;&quot;&quot;;CONCATENATE([CulturesData.CS$1];SUBSTITUTE(SUBSTITUTE(SUBSTITUTE([CulturesData.CS33];&quot;e&quot;;&quot;EVERYMAN&quot;);&quot;r&quot;;&quot;RESTRICTED&quot;);&quot;o&quot;;&quot;OCCUPATIONAL&quot;);&quot;,&quot;))">
            <text:p/>
          </table:table-cell>
          <table:table-cell table:formula="of:=IF(LEN(TRIM([CulturesData.CT33]))=0;&quot;&quot;;CONCATENATE([CulturesData.CT$1];SUBSTITUTE(SUBSTITUTE(SUBSTITUTE([CulturesData.CT33];&quot;e&quot;;&quot;EVERYMAN&quot;);&quot;r&quot;;&quot;RESTRICTED&quot;);&quot;o&quot;;&quot;OCCUPATIONAL&quot;);&quot;,&quot;))">
            <text:p/>
          </table:table-cell>
          <table:table-cell table:formula="of:=IF(LEN(TRIM([CulturesData.CU33]))=0;&quot;&quot;;CONCATENATE([CulturesData.CU$1];SUBSTITUTE(SUBSTITUTE(SUBSTITUTE([CulturesData.CU33];&quot;e&quot;;&quot;EVERYMAN&quot;);&quot;r&quot;;&quot;RESTRICTED&quot;);&quot;o&quot;;&quot;OCCUPATIONAL&quot;);&quot;,&quot;))">
            <text:p/>
          </table:table-cell>
          <table:table-cell table:formula="of:=IF(LEN(TRIM([CulturesData.CV33]))=0;&quot;&quot;;CONCATENATE([CulturesData.CV$1];SUBSTITUTE(SUBSTITUTE(SUBSTITUTE([CulturesData.CV33];&quot;e&quot;;&quot;EVERYMAN&quot;);&quot;r&quot;;&quot;RESTRICTED&quot;);&quot;o&quot;;&quot;OCCUPATIONAL&quot;);&quot;,&quot;))">
            <text:p/>
          </table:table-cell>
          <table:table-cell table:formula="of:=IF(LEN(TRIM([CulturesData.CW33]))=0;&quot;&quot;;CONCATENATE([CulturesData.CW$1];SUBSTITUTE(SUBSTITUTE(SUBSTITUTE([CulturesData.CW33];&quot;e&quot;;&quot;EVERYMAN&quot;);&quot;r&quot;;&quot;RESTRICTED&quot;);&quot;o&quot;;&quot;OCCUPATIONAL&quot;);&quot;,&quot;))">
            <text:p/>
          </table:table-cell>
          <table:table-cell table:formula="of:=IF(LEN(TRIM([CulturesData.CX33]))=0;&quot;&quot;;CONCATENATE([CulturesData.CX$1];SUBSTITUTE(SUBSTITUTE(SUBSTITUTE([CulturesData.CX33];&quot;e&quot;;&quot;EVERYMAN&quot;);&quot;r&quot;;&quot;RESTRICTED&quot;);&quot;o&quot;;&quot;OCCUPATIONAL&quot;);&quot;,&quot;))">
            <text:p/>
          </table:table-cell>
          <table:table-cell table:formula="of:=IF(LEN(TRIM([CulturesData.CY33]))=0;&quot;&quot;;CONCATENATE([CulturesData.CY$1];SUBSTITUTE(SUBSTITUTE(SUBSTITUTE([CulturesData.CY33];&quot;e&quot;;&quot;EVERYMAN&quot;);&quot;r&quot;;&quot;RESTRICTED&quot;);&quot;o&quot;;&quot;OCCUPATIONAL&quot;);&quot;,&quot;))">
            <text:p/>
          </table:table-cell>
          <table:table-cell table:formula="of:=IF(LEN(TRIM([CulturesData.CZ33]))=0;&quot;&quot;;CONCATENATE([CulturesData.CZ$1];SUBSTITUTE(SUBSTITUTE(SUBSTITUTE([CulturesData.CZ33];&quot;e&quot;;&quot;EVERYMAN&quot;);&quot;r&quot;;&quot;RESTRICTED&quot;);&quot;o&quot;;&quot;OCCUPATIONAL&quot;);&quot;,&quot;))">
            <text:p/>
          </table:table-cell>
          <table:table-cell table:formula="of:=IF(LEN(TRIM([CulturesData.DA33]))=0;&quot;&quot;;CONCATENATE([CulturesData.DA$1];SUBSTITUTE(SUBSTITUTE(SUBSTITUTE([CulturesData.DA33];&quot;e&quot;;&quot;EVERYMAN&quot;);&quot;r&quot;;&quot;RESTRICTED&quot;);&quot;o&quot;;&quot;OCCUPATIONAL&quot;);&quot;,&quot;))">
            <text:p/>
          </table:table-cell>
          <table:table-cell table:formula="of:=IF(LEN(TRIM([CulturesData.DB33]))=0;&quot;&quot;;CONCATENATE([CulturesData.DB$1];SUBSTITUTE(SUBSTITUTE(SUBSTITUTE([CulturesData.DB33];&quot;e&quot;;&quot;EVERYMAN&quot;);&quot;r&quot;;&quot;RESTRICTED&quot;);&quot;o&quot;;&quot;OCCUPATIONAL&quot;);&quot;,&quot;))">
            <text:p/>
          </table:table-cell>
          <table:table-cell table:formula="of:=IF(LEN(TRIM([CulturesData.DC33]))=0;&quot;&quot;;CONCATENATE([CulturesData.DC$1];SUBSTITUTE(SUBSTITUTE(SUBSTITUTE([CulturesData.DC33];&quot;e&quot;;&quot;EVERYMAN&quot;);&quot;r&quot;;&quot;RESTRICTED&quot;);&quot;o&quot;;&quot;OCCUPATIONAL&quot;);&quot;,&quot;))">
            <text:p/>
          </table:table-cell>
          <table:table-cell table:formula="of:=IF(LEN(TRIM([CulturesData.DD33]))=0;&quot;&quot;;CONCATENATE([CulturesData.DD$1];SUBSTITUTE(SUBSTITUTE(SUBSTITUTE([CulturesData.DD33];&quot;e&quot;;&quot;EVERYMAN&quot;);&quot;r&quot;;&quot;RESTRICTED&quot;);&quot;o&quot;;&quot;OCCUPATIONAL&quot;);&quot;,&quot;))">
            <text:p/>
          </table:table-cell>
          <table:table-cell table:formula="of:=IF(LEN(TRIM([CulturesData.DE33]))=0;&quot;&quot;;CONCATENATE([CulturesData.DE$1];SUBSTITUTE(SUBSTITUTE(SUBSTITUTE([CulturesData.DE33];&quot;e&quot;;&quot;EVERYMAN&quot;);&quot;r&quot;;&quot;RESTRICTED&quot;);&quot;o&quot;;&quot;OCCUPATIONAL&quot;);&quot;,&quot;))">
            <text:p/>
          </table:table-cell>
          <table:table-cell table:formula="of:=IF(LEN(TRIM([CulturesData.DF33]))=0;&quot;&quot;;CONCATENATE([CulturesData.DF$1];SUBSTITUTE(SUBSTITUTE(SUBSTITUTE([CulturesData.DF33];&quot;e&quot;;&quot;EVERYMAN&quot;);&quot;r&quot;;&quot;RESTRICTED&quot;);&quot;o&quot;;&quot;OCCUPATIONAL&quot;);&quot;,&quot;))">
            <text:p/>
          </table:table-cell>
          <table:table-cell table:formula="of:=IF(LEN(TRIM([CulturesData.DG33]))=0;&quot;&quot;;CONCATENATE([CulturesData.DG$1];SUBSTITUTE(SUBSTITUTE(SUBSTITUTE([CulturesData.DG33];&quot;e&quot;;&quot;EVERYMAN&quot;);&quot;r&quot;;&quot;RESTRICTED&quot;);&quot;o&quot;;&quot;OCCUPATIONAL&quot;);&quot;,&quot;))">
            <text:p/>
          </table:table-cell>
          <table:table-cell table:formula="of:=IF(LEN(TRIM([CulturesData.DH33]))=0;&quot;&quot;;CONCATENATE([CulturesData.DH$1];SUBSTITUTE(SUBSTITUTE(SUBSTITUTE([CulturesData.DH33];&quot;e&quot;;&quot;EVERYMAN&quot;);&quot;r&quot;;&quot;RESTRICTED&quot;);&quot;o&quot;;&quot;OCCUPATIONAL&quot;);&quot;,&quot;))">
            <text:p/>
          </table:table-cell>
          <table:table-cell table:formula="of:=IF(LEN(TRIM([CulturesData.DI33]))=0;&quot;&quot;;CONCATENATE([CulturesData.DI$1];SUBSTITUTE(SUBSTITUTE(SUBSTITUTE([CulturesData.DI33];&quot;e&quot;;&quot;EVERYMAN&quot;);&quot;r&quot;;&quot;RESTRICTED&quot;);&quot;o&quot;;&quot;OCCUPATIONAL&quot;);&quot;,&quot;))">
            <text:p/>
          </table:table-cell>
          <table:table-cell table:formula="of:=IF(LEN(TRIM([CulturesData.DJ33]))=0;&quot;&quot;;CONCATENATE([CulturesData.DJ$1];SUBSTITUTE(SUBSTITUTE(SUBSTITUTE([CulturesData.DJ33];&quot;e&quot;;&quot;EVERYMAN&quot;);&quot;r&quot;;&quot;RESTRICTED&quot;);&quot;o&quot;;&quot;OCCUPATIONAL&quot;);&quot;,&quot;))">
            <text:p/>
          </table:table-cell>
          <table:table-cell table:formula="of:=IF(LEN(TRIM([CulturesData.DK33]))=0;&quot;&quot;;CONCATENATE([CulturesData.DK$1];SUBSTITUTE(SUBSTITUTE(SUBSTITUTE([CulturesData.DK33];&quot;e&quot;;&quot;EVERYMAN&quot;);&quot;r&quot;;&quot;RESTRICTED&quot;);&quot;o&quot;;&quot;OCCUPATIONAL&quot;);&quot;,&quot;))">
            <text:p/>
          </table:table-cell>
          <table:table-cell table:formula="of:=IF(LEN(TRIM([CulturesData.DL33]))=0;&quot;&quot;;CONCATENATE([CulturesData.DL$1];SUBSTITUTE(SUBSTITUTE(SUBSTITUTE([CulturesData.DL33];&quot;e&quot;;&quot;EVERYMAN&quot;);&quot;r&quot;;&quot;RESTRICTED&quot;);&quot;o&quot;;&quot;OCCUPATIONAL&quot;);&quot;,&quot;))">
            <text:p/>
          </table:table-cell>
          <table:table-cell table:formula="of:=IF(LEN(TRIM([CulturesData.DM33]))=0;&quot;&quot;;CONCATENATE([CulturesData.DM$1];SUBSTITUTE(SUBSTITUTE(SUBSTITUTE([CulturesData.DM33];&quot;e&quot;;&quot;EVERYMAN&quot;);&quot;r&quot;;&quot;RESTRICTED&quot;);&quot;o&quot;;&quot;OCCUPATIONAL&quot;);&quot;,&quot;))">
            <text:p/>
          </table:table-cell>
          <table:table-cell table:formula="of:=IF(LEN(TRIM([CulturesData.DN33]))=0;&quot;&quot;;CONCATENATE([CulturesData.DN$1];SUBSTITUTE(SUBSTITUTE(SUBSTITUTE([CulturesData.DN33];&quot;e&quot;;&quot;EVERYMAN&quot;);&quot;r&quot;;&quot;RESTRICTED&quot;);&quot;o&quot;;&quot;OCCUPATIONAL&quot;);&quot;,&quot;))">
            <text:p/>
          </table:table-cell>
          <table:table-cell table:formula="of:=IF(LEN(TRIM([CulturesData.DO33]))=0;&quot;&quot;;CONCATENATE([CulturesData.DO$1];SUBSTITUTE(SUBSTITUTE(SUBSTITUTE([CulturesData.DO33];&quot;e&quot;;&quot;EVERYMAN&quot;);&quot;r&quot;;&quot;RESTRICTED&quot;);&quot;o&quot;;&quot;OCCUPATIONAL&quot;);&quot;,&quot;))">
            <text:p/>
          </table:table-cell>
          <table:table-cell table:formula="of:=IF(LEN(TRIM([CulturesData.DP33]))=0;&quot;&quot;;CONCATENATE([CulturesData.DP$1];SUBSTITUTE(SUBSTITUTE(SUBSTITUTE([CulturesData.DP33];&quot;e&quot;;&quot;EVERYMAN&quot;);&quot;r&quot;;&quot;RESTRICTED&quot;);&quot;o&quot;;&quot;OCCUPATIONAL&quot;);&quot;,&quot;))">
            <text:p/>
          </table:table-cell>
          <table:table-cell table:formula="of:=IF(LEN(TRIM([CulturesData.DQ33]))=0;&quot;&quot;;CONCATENATE([CulturesData.DQ$1];SUBSTITUTE(SUBSTITUTE(SUBSTITUTE([CulturesData.DQ33];&quot;e&quot;;&quot;EVERYMAN&quot;);&quot;r&quot;;&quot;RESTRICTED&quot;);&quot;o&quot;;&quot;OCCUPATIONAL&quot;);&quot;,&quot;))">
            <text:p/>
          </table:table-cell>
          <table:table-cell table:formula="of:=IF(LEN(TRIM([CulturesData.DR33]))=0;&quot;&quot;;CONCATENATE([CulturesData.DR$1];SUBSTITUTE(SUBSTITUTE(SUBSTITUTE([CulturesData.DR33];&quot;e&quot;;&quot;EVERYMAN&quot;);&quot;r&quot;;&quot;RESTRICTED&quot;);&quot;o&quot;;&quot;OCCUPATIONAL&quot;);&quot;,&quot;))">
            <text:p/>
          </table:table-cell>
          <table:table-cell table:formula="of:=IF(LEN(TRIM([CulturesData.DS33]))=0;&quot;&quot;;CONCATENATE([CulturesData.DS$1];SUBSTITUTE(SUBSTITUTE(SUBSTITUTE([CulturesData.DS33];&quot;e&quot;;&quot;EVERYMAN&quot;);&quot;r&quot;;&quot;RESTRICTED&quot;);&quot;o&quot;;&quot;OCCUPATIONAL&quot;);&quot;,&quot;))">
            <text:p/>
          </table:table-cell>
          <table:table-cell table:formula="of:=IF(LEN(TRIM([CulturesData.DT33]))=0;&quot;&quot;;CONCATENATE([CulturesData.DT$1];SUBSTITUTE(SUBSTITUTE(SUBSTITUTE([CulturesData.DT33];&quot;e&quot;;&quot;EVERYMAN&quot;);&quot;r&quot;;&quot;RESTRICTED&quot;);&quot;o&quot;;&quot;OCCUPATIONAL&quot;);&quot;,&quot;))">
            <text:p/>
          </table:table-cell>
          <table:table-cell table:formula="of:=IF(LEN(TRIM([CulturesData.DU33]))=0;&quot;&quot;;CONCATENATE([CulturesData.DU$1];SUBSTITUTE(SUBSTITUTE(SUBSTITUTE([CulturesData.DU33];&quot;e&quot;;&quot;EVERYMAN&quot;);&quot;r&quot;;&quot;RESTRICTED&quot;);&quot;o&quot;;&quot;OCCUPATIONAL&quot;);&quot;,&quot;))">
            <text:p/>
          </table:table-cell>
          <table:table-cell table:formula="of:=IF(LEN(TRIM([CulturesData.DV33]))=0;&quot;&quot;;CONCATENATE([CulturesData.DV$1];SUBSTITUTE(SUBSTITUTE(SUBSTITUTE([CulturesData.DV33];&quot;e&quot;;&quot;EVERYMAN&quot;);&quot;r&quot;;&quot;RESTRICTED&quot;);&quot;o&quot;;&quot;OCCUPATIONAL&quot;);&quot;,&quot;))">
            <text:p/>
          </table:table-cell>
          <table:table-cell table:formula="of:=IF(LEN(TRIM([CulturesData.DW33]))=0;&quot;&quot;;CONCATENATE([CulturesData.DW$1];SUBSTITUTE(SUBSTITUTE(SUBSTITUTE([CulturesData.DW33];&quot;e&quot;;&quot;EVERYMAN&quot;);&quot;r&quot;;&quot;RESTRICTED&quot;);&quot;o&quot;;&quot;OCCUPATIONAL&quot;);&quot;,&quot;))">
            <text:p/>
          </table:table-cell>
          <table:table-cell table:formula="of:=IF(LEN(TRIM([CulturesData.DX33]))=0;&quot;&quot;;CONCATENATE([CulturesData.DX$1];SUBSTITUTE(SUBSTITUTE(SUBSTITUTE([CulturesData.DX33];&quot;e&quot;;&quot;EVERYMAN&quot;);&quot;r&quot;;&quot;RESTRICTED&quot;);&quot;o&quot;;&quot;OCCUPATIONAL&quot;);&quot;,&quot;))">
            <text:p/>
          </table:table-cell>
          <table:table-cell table:formula="of:=IF(LEN(TRIM([CulturesData.DY33]))=0;&quot;&quot;;CONCATENATE([CulturesData.DY$1];SUBSTITUTE(SUBSTITUTE(SUBSTITUTE([CulturesData.DY33];&quot;e&quot;;&quot;EVERYMAN&quot;);&quot;r&quot;;&quot;RESTRICTED&quot;);&quot;o&quot;;&quot;OCCUPATIONAL&quot;);&quot;,&quot;))">
            <text:p/>
          </table:table-cell>
          <table:table-cell table:formula="of:=IF(LEN(TRIM([CulturesData.DZ33]))=0;&quot;&quot;;CONCATENATE([CulturesData.DZ$1];SUBSTITUTE(SUBSTITUTE(SUBSTITUTE([CulturesData.DZ33];&quot;e&quot;;&quot;EVERYMAN&quot;);&quot;r&quot;;&quot;RESTRICTED&quot;);&quot;o&quot;;&quot;OCCUPATIONAL&quot;);&quot;,&quot;))">
            <text:p/>
          </table:table-cell>
          <table:table-cell table:formula="of:=IF(LEN(TRIM([CulturesData.EA33]))=0;&quot;&quot;;CONCATENATE([CulturesData.EA$1];SUBSTITUTE(SUBSTITUTE(SUBSTITUTE([CulturesData.EA33];&quot;e&quot;;&quot;EVERYMAN&quot;);&quot;r&quot;;&quot;RESTRICTED&quot;);&quot;o&quot;;&quot;OCCUPATIONAL&quot;);&quot;,&quot;))">
            <text:p/>
          </table:table-cell>
          <table:table-cell table:formula="of:=IF(LEN(TRIM([CulturesData.EB33]))=0;&quot;&quot;;CONCATENATE([CulturesData.EB$1];SUBSTITUTE(SUBSTITUTE(SUBSTITUTE([CulturesData.EB33];&quot;e&quot;;&quot;EVERYMAN&quot;);&quot;r&quot;;&quot;RESTRICTED&quot;);&quot;o&quot;;&quot;OCCUPATIONAL&quot;);&quot;,&quot;))">
            <text:p/>
          </table:table-cell>
          <table:table-cell table:formula="of:=IF(LEN(TRIM([CulturesData.EC33]))=0;&quot;&quot;;CONCATENATE([CulturesData.EC$1];SUBSTITUTE(SUBSTITUTE(SUBSTITUTE([CulturesData.EC33];&quot;e&quot;;&quot;EVERYMAN&quot;);&quot;r&quot;;&quot;RESTRICTED&quot;);&quot;o&quot;;&quot;OCCUPATIONAL&quot;);&quot;,&quot;))">
            <text:p/>
          </table:table-cell>
          <table:table-cell table:formula="of:=IF(LEN(TRIM([CulturesData.ED33]))=0;&quot;&quot;;CONCATENATE([CulturesData.ED$1];SUBSTITUTE(SUBSTITUTE(SUBSTITUTE([CulturesData.ED33];&quot;e&quot;;&quot;EVERYMAN&quot;);&quot;r&quot;;&quot;RESTRICTED&quot;);&quot;o&quot;;&quot;OCCUPATIONAL&quot;);&quot;,&quot;))">
            <text:p/>
          </table:table-cell>
          <table:table-cell table:formula="of:=IF(LEN(TRIM([CulturesData.EE33]))=0;&quot;&quot;;CONCATENATE([CulturesData.EE$1];SUBSTITUTE(SUBSTITUTE(SUBSTITUTE([CulturesData.EE33];&quot;e&quot;;&quot;EVERYMAN&quot;);&quot;r&quot;;&quot;RESTRICTED&quot;);&quot;o&quot;;&quot;OCCUPATIONAL&quot;);&quot;,&quot;))">
            <text:p/>
          </table:table-cell>
          <table:table-cell table:formula="of:=IF(LEN(TRIM([CulturesData.EF33]))=0;&quot;&quot;;CONCATENATE([CulturesData.EF$1];SUBSTITUTE(SUBSTITUTE(SUBSTITUTE([CulturesData.EF33];&quot;e&quot;;&quot;EVERYMAN&quot;);&quot;r&quot;;&quot;RESTRICTED&quot;);&quot;o&quot;;&quot;OCCUPATIONAL&quot;);&quot;,&quot;))">
            <text:p/>
          </table:table-cell>
          <table:table-cell table:formula="of:=IF(LEN(TRIM([CulturesData.EG33]))=0;&quot;&quot;;CONCATENATE([CulturesData.EG$1];SUBSTITUTE(SUBSTITUTE(SUBSTITUTE([CulturesData.EG33];&quot;e&quot;;&quot;EVERYMAN&quot;);&quot;r&quot;;&quot;RESTRICTED&quot;);&quot;o&quot;;&quot;OCCUPATIONAL&quot;);&quot;,&quot;))">
            <text:p/>
          </table:table-cell>
          <table:table-cell table:formula="of:=IF(LEN(TRIM([CulturesData.EH33]))=0;&quot;&quot;;CONCATENATE([CulturesData.EH$1];SUBSTITUTE(SUBSTITUTE(SUBSTITUTE([CulturesData.EH33];&quot;e&quot;;&quot;EVERYMAN&quot;);&quot;r&quot;;&quot;RESTRICTED&quot;);&quot;o&quot;;&quot;OCCUPATIONAL&quot;);&quot;,&quot;))">
            <text:p/>
          </table:table-cell>
          <table:table-cell table:formula="of:=IF(LEN(TRIM([CulturesData.EI33]))=0;&quot;&quot;;CONCATENATE([CulturesData.EI$1];SUBSTITUTE(SUBSTITUTE(SUBSTITUTE([CulturesData.EI33];&quot;e&quot;;&quot;EVERYMAN&quot;);&quot;r&quot;;&quot;RESTRICTED&quot;);&quot;o&quot;;&quot;OCCUPATIONAL&quot;);&quot;,&quot;))">
            <text:p/>
          </table:table-cell>
          <table:table-cell table:formula="of:=IF(LEN(TRIM([CulturesData.EJ33]))=0;&quot;&quot;;CONCATENATE([CulturesData.EJ$1];SUBSTITUTE(SUBSTITUTE(SUBSTITUTE([CulturesData.EJ33];&quot;e&quot;;&quot;EVERYMAN&quot;);&quot;r&quot;;&quot;RESTRICTED&quot;);&quot;o&quot;;&quot;OCCUPATIONAL&quot;);&quot;,&quot;))">
            <text:p/>
          </table:table-cell>
          <table:table-cell table:formula="of:=IF(LEN(TRIM([CulturesData.EK33]))=0;&quot;&quot;;CONCATENATE([CulturesData.EK$1];SUBSTITUTE(SUBSTITUTE(SUBSTITUTE([CulturesData.EK33];&quot;e&quot;;&quot;EVERYMAN&quot;);&quot;r&quot;;&quot;RESTRICTED&quot;);&quot;o&quot;;&quot;OCCUPATIONAL&quot;);&quot;,&quot;))">
            <text:p/>
          </table:table-cell>
          <table:table-cell table:formula="of:=IF(LEN(TRIM([CulturesData.EL33]))=0;&quot;&quot;;CONCATENATE([CulturesData.EL$1];SUBSTITUTE(SUBSTITUTE(SUBSTITUTE([CulturesData.EL33];&quot;e&quot;;&quot;EVERYMAN&quot;);&quot;r&quot;;&quot;RESTRICTED&quot;);&quot;o&quot;;&quot;OCCUPATIONAL&quot;);&quot;,&quot;))">
            <text:p/>
          </table:table-cell>
          <table:table-cell table:formula="of:=IF(LEN(TRIM([CulturesData.EM33]))=0;&quot;&quot;;CONCATENATE([CulturesData.EM$1];SUBSTITUTE(SUBSTITUTE(SUBSTITUTE([CulturesData.EM33];&quot;e&quot;;&quot;EVERYMAN&quot;);&quot;r&quot;;&quot;RESTRICTED&quot;);&quot;o&quot;;&quot;OCCUPATIONAL&quot;);&quot;,&quot;))">
            <text:p/>
          </table:table-cell>
          <table:table-cell table:formula="of:=IF(LEN(TRIM([CulturesData.EN33]))=0;&quot;&quot;;CONCATENATE([CulturesData.EN$1];SUBSTITUTE(SUBSTITUTE(SUBSTITUTE([CulturesData.EN33];&quot;e&quot;;&quot;EVERYMAN&quot;);&quot;r&quot;;&quot;RESTRICTED&quot;);&quot;o&quot;;&quot;OCCUPATIONAL&quot;);&quot;,&quot;))">
            <text:p/>
          </table:table-cell>
          <table:table-cell table:formula="of:=IF(LEN(TRIM([CulturesData.EO33]))=0;&quot;&quot;;CONCATENATE([CulturesData.EO$1];SUBSTITUTE(SUBSTITUTE(SUBSTITUTE([CulturesData.EO33];&quot;e&quot;;&quot;EVERYMAN&quot;);&quot;r&quot;;&quot;RESTRICTED&quot;);&quot;o&quot;;&quot;OCCUPATIONAL&quot;);&quot;,&quot;))">
            <text:p/>
          </table:table-cell>
          <table:table-cell table:formula="of:=IF(LEN(TRIM([CulturesData.EP33]))=0;&quot;&quot;;CONCATENATE([CulturesData.EP$1];SUBSTITUTE(SUBSTITUTE(SUBSTITUTE([CulturesData.EP33];&quot;e&quot;;&quot;EVERYMAN&quot;);&quot;r&quot;;&quot;RESTRICTED&quot;);&quot;o&quot;;&quot;OCCUPATIONAL&quot;);&quot;,&quot;))">
            <text:p/>
          </table:table-cell>
          <table:table-cell table:formula="of:=IF(LEN(TRIM([CulturesData.EQ33]))=0;&quot;&quot;;CONCATENATE([CulturesData.EQ$1];SUBSTITUTE(SUBSTITUTE(SUBSTITUTE([CulturesData.EQ33];&quot;e&quot;;&quot;EVERYMAN&quot;);&quot;r&quot;;&quot;RESTRICTED&quot;);&quot;o&quot;;&quot;OCCUPATIONAL&quot;);&quot;,&quot;))">
            <text:p/>
          </table:table-cell>
          <table:table-cell table:formula="of:=IF(LEN(TRIM([CulturesData.ER33]))=0;&quot;&quot;;CONCATENATE([CulturesData.ER$1];SUBSTITUTE(SUBSTITUTE(SUBSTITUTE([CulturesData.ER33];&quot;e&quot;;&quot;EVERYMAN&quot;);&quot;r&quot;;&quot;RESTRICTED&quot;);&quot;o&quot;;&quot;OCCUPATIONAL&quot;);&quot;,&quot;))">
            <text:p/>
          </table:table-cell>
          <table:table-cell table:formula="of:=IF(LEN(TRIM([CulturesData.ES33]))=0;&quot;&quot;;CONCATENATE([CulturesData.ES$1];SUBSTITUTE(SUBSTITUTE(SUBSTITUTE([CulturesData.ES33];&quot;e&quot;;&quot;EVERYMAN&quot;);&quot;r&quot;;&quot;RESTRICTED&quot;);&quot;o&quot;;&quot;OCCUPATIONAL&quot;);&quot;,&quot;))">
            <text:p/>
          </table:table-cell>
          <table:table-cell table:formula="of:=IF(LEN(TRIM([CulturesData.ET33]))=0;&quot;&quot;;CONCATENATE([CulturesData.ET$1];SUBSTITUTE(SUBSTITUTE(SUBSTITUTE([CulturesData.ET33];&quot;e&quot;;&quot;EVERYMAN&quot;);&quot;r&quot;;&quot;RESTRICTED&quot;);&quot;o&quot;;&quot;OCCUPATIONAL&quot;);&quot;,&quot;))">
            <text:p/>
          </table:table-cell>
          <table:table-cell table:formula="of:=IF(LEN(TRIM([CulturesData.EU33]))=0;&quot;&quot;;CONCATENATE([CulturesData.EU$1];SUBSTITUTE(SUBSTITUTE(SUBSTITUTE([CulturesData.EU33];&quot;e&quot;;&quot;EVERYMAN&quot;);&quot;r&quot;;&quot;RESTRICTED&quot;);&quot;o&quot;;&quot;OCCUPATIONAL&quot;);&quot;,&quot;))">
            <text:p/>
          </table:table-cell>
          <table:table-cell table:formula="of:=IF(LEN(TRIM([CulturesData.EV33]))=0;&quot;&quot;;CONCATENATE([CulturesData.EV$1];SUBSTITUTE(SUBSTITUTE(SUBSTITUTE([CulturesData.EV33];&quot;e&quot;;&quot;EVERYMAN&quot;);&quot;r&quot;;&quot;RESTRICTED&quot;);&quot;o&quot;;&quot;OCCUPATIONAL&quot;);&quot;,&quot;))">
            <text:p/>
          </table:table-cell>
          <table:table-cell table:formula="of:=IF(LEN(TRIM([CulturesData.EW33]))=0;&quot;&quot;;CONCATENATE([CulturesData.EW$1];SUBSTITUTE(SUBSTITUTE(SUBSTITUTE([CulturesData.EW33];&quot;e&quot;;&quot;EVERYMAN&quot;);&quot;r&quot;;&quot;RESTRICTED&quot;);&quot;o&quot;;&quot;OCCUPATIONAL&quot;);&quot;,&quot;))">
            <text:p/>
          </table:table-cell>
          <table:table-cell table:formula="of:=IF(LEN(TRIM([CulturesData.EX33]))=0;&quot;&quot;;CONCATENATE([CulturesData.EX$1];SUBSTITUTE(SUBSTITUTE(SUBSTITUTE([CulturesData.EX33];&quot;e&quot;;&quot;EVERYMAN&quot;);&quot;r&quot;;&quot;RESTRICTED&quot;);&quot;o&quot;;&quot;OCCUPATIONAL&quot;);&quot;,&quot;))">
            <text:p/>
          </table:table-cell>
          <table:table-cell table:formula="of:=IF(LEN(TRIM([CulturesData.EY33]))=0;&quot;&quot;;CONCATENATE([CulturesData.EY$1];SUBSTITUTE(SUBSTITUTE(SUBSTITUTE([CulturesData.EY33];&quot;e&quot;;&quot;EVERYMAN&quot;);&quot;r&quot;;&quot;RESTRICTED&quot;);&quot;o&quot;;&quot;OCCUPATIONAL&quot;);&quot;,&quot;))">
            <text:p/>
          </table:table-cell>
          <table:table-cell table:formula="of:=IF(LEN(TRIM([CulturesData.EZ33]))=0;&quot;&quot;;CONCATENATE([CulturesData.EZ$1];SUBSTITUTE(SUBSTITUTE(SUBSTITUTE([CulturesData.EZ33];&quot;e&quot;;&quot;EVERYMAN&quot;);&quot;r&quot;;&quot;RESTRICTED&quot;);&quot;o&quot;;&quot;OCCUPATIONAL&quot;);&quot;,&quot;))">
            <text:p/>
          </table:table-cell>
          <table:table-cell table:formula="of:=IF(LEN(TRIM([CulturesData.FA33]))=0;&quot;&quot;;CONCATENATE([CulturesData.FA$1];SUBSTITUTE(SUBSTITUTE(SUBSTITUTE([CulturesData.FA33];&quot;e&quot;;&quot;EVERYMAN&quot;);&quot;r&quot;;&quot;RESTRICTED&quot;);&quot;o&quot;;&quot;OCCUPATIONAL&quot;);&quot;,&quot;))">
            <text:p/>
          </table:table-cell>
          <table:table-cell table:formula="of:=IF(LEN(TRIM([CulturesData.FB33]))=0;&quot;&quot;;CONCATENATE([CulturesData.FB$1];SUBSTITUTE(SUBSTITUTE(SUBSTITUTE([CulturesData.FB33];&quot;e&quot;;&quot;EVERYMAN&quot;);&quot;r&quot;;&quot;RESTRICTED&quot;);&quot;o&quot;;&quot;OCCUPATIONAL&quot;);&quot;,&quot;))">
            <text:p/>
          </table:table-cell>
          <table:table-cell table:formula="of:=IF(LEN(TRIM([CulturesData.FC33]))=0;&quot;&quot;;CONCATENATE([CulturesData.FC$1];SUBSTITUTE(SUBSTITUTE(SUBSTITUTE([CulturesData.FC33];&quot;e&quot;;&quot;EVERYMAN&quot;);&quot;r&quot;;&quot;RESTRICTED&quot;);&quot;o&quot;;&quot;OCCUPATIONAL&quot;);&quot;,&quot;))">
            <text:p/>
          </table:table-cell>
          <table:table-cell table:formula="of:=IF(LEN(TRIM([CulturesData.FD33]))=0;&quot;&quot;;CONCATENATE([CulturesData.FD$1];SUBSTITUTE(SUBSTITUTE(SUBSTITUTE([CulturesData.FD33];&quot;e&quot;;&quot;EVERYMAN&quot;);&quot;r&quot;;&quot;RESTRICTED&quot;);&quot;o&quot;;&quot;OCCUPATIONAL&quot;);&quot;,&quot;))">
            <text:p/>
          </table:table-cell>
          <table:table-cell table:formula="of:=IF(LEN(TRIM([CulturesData.FE33]))=0;&quot;&quot;;CONCATENATE([CulturesData.FE$1];SUBSTITUTE(SUBSTITUTE(SUBSTITUTE([CulturesData.FE33];&quot;e&quot;;&quot;EVERYMAN&quot;);&quot;r&quot;;&quot;RESTRICTED&quot;);&quot;o&quot;;&quot;OCCUPATIONAL&quot;);&quot;,&quot;))">
            <text:p/>
          </table:table-cell>
          <table:table-cell table:formula="of:=IF(LEN(TRIM([CulturesData.FF33]))=0;&quot;&quot;;CONCATENATE([CulturesData.FF$1];SUBSTITUTE(SUBSTITUTE(SUBSTITUTE([CulturesData.FF33];&quot;e&quot;;&quot;EVERYMAN&quot;);&quot;r&quot;;&quot;RESTRICTED&quot;);&quot;o&quot;;&quot;OCCUPATIONAL&quot;);&quot;,&quot;))">
            <text:p/>
          </table:table-cell>
          <table:table-cell table:formula="of:=IF(LEN(TRIM([CulturesData.FG33]))=0;&quot;&quot;;CONCATENATE([CulturesData.FG$1];SUBSTITUTE(SUBSTITUTE(SUBSTITUTE([CulturesData.FG33];&quot;e&quot;;&quot;EVERYMAN&quot;);&quot;r&quot;;&quot;RESTRICTED&quot;);&quot;o&quot;;&quot;OCCUPATIONAL&quot;);&quot;,&quot;))">
            <text:p/>
          </table:table-cell>
          <table:table-cell table:formula="of:=IF(LEN(TRIM([CulturesData.FH33]))=0;&quot;&quot;;CONCATENATE([CulturesData.FH$1];SUBSTITUTE(SUBSTITUTE(SUBSTITUTE([CulturesData.FH33];&quot;e&quot;;&quot;EVERYMAN&quot;);&quot;r&quot;;&quot;RESTRICTED&quot;);&quot;o&quot;;&quot;OCCUPATIONAL&quot;);&quot;,&quot;))">
            <text:p/>
          </table:table-cell>
          <table:table-cell table:formula="of:=IF(LEN(TRIM([CulturesData.FI33]))=0;&quot;&quot;;CONCATENATE([CulturesData.FI$1];SUBSTITUTE(SUBSTITUTE(SUBSTITUTE([CulturesData.FI33];&quot;e&quot;;&quot;EVERYMAN&quot;);&quot;r&quot;;&quot;RESTRICTED&quot;);&quot;o&quot;;&quot;OCCUPATIONAL&quot;);&quot;,&quot;))">
            <text:p/>
          </table:table-cell>
          <table:table-cell table:formula="of:=IF(LEN(TRIM([CulturesData.FJ33]))=0;&quot;&quot;;CONCATENATE([CulturesData.FJ$1];SUBSTITUTE(SUBSTITUTE(SUBSTITUTE([CulturesData.FJ33];&quot;e&quot;;&quot;EVERYMAN&quot;);&quot;r&quot;;&quot;RESTRICTED&quot;);&quot;o&quot;;&quot;OCCUPATIONAL&quot;);&quot;,&quot;))">
            <text:p/>
          </table:table-cell>
          <table:table-cell table:formula="of:=IF(LEN(TRIM([CulturesData.FK33]))=0;&quot;&quot;;CONCATENATE([CulturesData.FK$1];SUBSTITUTE(SUBSTITUTE(SUBSTITUTE([CulturesData.FK33];&quot;e&quot;;&quot;EVERYMAN&quot;);&quot;r&quot;;&quot;RESTRICTED&quot;);&quot;o&quot;;&quot;OCCUPATIONAL&quot;);&quot;,&quot;))">
            <text:p/>
          </table:table-cell>
          <table:table-cell table:formula="of:=IF(LEN(TRIM([CulturesData.FL33]))=0;&quot;&quot;;CONCATENATE([CulturesData.FL$1];SUBSTITUTE(SUBSTITUTE(SUBSTITUTE([CulturesData.FL33];&quot;e&quot;;&quot;EVERYMAN&quot;);&quot;r&quot;;&quot;RESTRICTED&quot;);&quot;o&quot;;&quot;OCCUPATIONAL&quot;);&quot;,&quot;))">
            <text:p/>
          </table:table-cell>
          <table:table-cell table:formula="of:=IF(LEN(TRIM([CulturesData.FM33]))=0;&quot;&quot;;CONCATENATE([CulturesData.FM$1];SUBSTITUTE(SUBSTITUTE(SUBSTITUTE([CulturesData.FM33];&quot;e&quot;;&quot;EVERYMAN&quot;);&quot;r&quot;;&quot;RESTRICTED&quot;);&quot;o&quot;;&quot;OCCUPATIONAL&quot;);&quot;,&quot;))">
            <text:p/>
          </table:table-cell>
          <table:table-cell table:formula="of:=IF(LEN(TRIM([CulturesData.FN33]))=0;&quot;&quot;;CONCATENATE([CulturesData.FN$1];SUBSTITUTE(SUBSTITUTE(SUBSTITUTE([CulturesData.FN33];&quot;e&quot;;&quot;EVERYMAN&quot;);&quot;r&quot;;&quot;RESTRICTED&quot;);&quot;o&quot;;&quot;OCCUPATIONAL&quot;);&quot;,&quot;))">
            <text:p/>
          </table:table-cell>
          <table:table-cell table:formula="of:=IF(LEN(TRIM([CulturesData.FO33]))=0;&quot;&quot;;CONCATENATE([CulturesData.FO$1];SUBSTITUTE(SUBSTITUTE(SUBSTITUTE([CulturesData.FO33];&quot;e&quot;;&quot;EVERYMAN&quot;);&quot;r&quot;;&quot;RESTRICTED&quot;);&quot;o&quot;;&quot;OCCUPATIONAL&quot;);&quot;,&quot;))">
            <text:p/>
          </table:table-cell>
          <table:table-cell table:formula="of:=IF(LEN(TRIM([CulturesData.FP33]))=0;&quot;&quot;;CONCATENATE([CulturesData.FP$1];SUBSTITUTE(SUBSTITUTE(SUBSTITUTE([CulturesData.FP33];&quot;e&quot;;&quot;EVERYMAN&quot;);&quot;r&quot;;&quot;RESTRICTED&quot;);&quot;o&quot;;&quot;OCCUPATIONAL&quot;);&quot;,&quot;))">
            <text:p/>
          </table:table-cell>
          <table:table-cell table:formula="of:=IF(LEN(TRIM([CulturesData.FQ33]))=0;&quot;&quot;;CONCATENATE([CulturesData.FQ$1];SUBSTITUTE(SUBSTITUTE(SUBSTITUTE([CulturesData.FQ33];&quot;e&quot;;&quot;EVERYMAN&quot;);&quot;r&quot;;&quot;RESTRICTED&quot;);&quot;o&quot;;&quot;OCCUPATIONAL&quot;);&quot;,&quot;))">
            <text:p/>
          </table:table-cell>
          <table:table-cell table:formula="of:=IF(LEN(TRIM([CulturesData.FR33]))=0;&quot;&quot;;CONCATENATE([CulturesData.FR$1];SUBSTITUTE(SUBSTITUTE(SUBSTITUTE([CulturesData.FR33];&quot;e&quot;;&quot;EVERYMAN&quot;);&quot;r&quot;;&quot;RESTRICTED&quot;);&quot;o&quot;;&quot;OCCUPATIONAL&quot;);&quot;,&quot;))">
            <text:p/>
          </table:table-cell>
          <table:table-cell table:formula="of:=IF(LEN(TRIM([CulturesData.FS33]))=0;&quot;&quot;;CONCATENATE([CulturesData.FS$1];SUBSTITUTE(SUBSTITUTE(SUBSTITUTE([CulturesData.FS33];&quot;e&quot;;&quot;EVERYMAN&quot;);&quot;r&quot;;&quot;RESTRICTED&quot;);&quot;o&quot;;&quot;OCCUPATIONAL&quot;);&quot;,&quot;))">
            <text:p/>
          </table:table-cell>
          <table:table-cell table:formula="of:=IF(LEN(TRIM([CulturesData.FT33]))=0;&quot;&quot;;CONCATENATE([CulturesData.FT$1];SUBSTITUTE(SUBSTITUTE(SUBSTITUTE([CulturesData.FT33];&quot;e&quot;;&quot;EVERYMAN&quot;);&quot;r&quot;;&quot;RESTRICTED&quot;);&quot;o&quot;;&quot;OCCUPATIONAL&quot;);&quot;,&quot;))">
            <text:p/>
          </table:table-cell>
          <table:table-cell table:formula="of:=IF(LEN(TRIM([CulturesData.FU33]))=0;&quot;&quot;;CONCATENATE([CulturesData.FU$1];SUBSTITUTE(SUBSTITUTE(SUBSTITUTE([CulturesData.FU33];&quot;e&quot;;&quot;EVERYMAN&quot;);&quot;r&quot;;&quot;RESTRICTED&quot;);&quot;o&quot;;&quot;OCCUPATIONAL&quot;);&quot;,&quot;))">
            <text:p/>
          </table:table-cell>
          <table:table-cell table:formula="of:=IF(LEN(TRIM([CulturesData.FV33]))=0;&quot;&quot;;CONCATENATE([CulturesData.FV$1];SUBSTITUTE(SUBSTITUTE(SUBSTITUTE([CulturesData.FV33];&quot;e&quot;;&quot;EVERYMAN&quot;);&quot;r&quot;;&quot;RESTRICTED&quot;);&quot;o&quot;;&quot;OCCUPATIONAL&quot;);&quot;,&quot;))">
            <text:p/>
          </table:table-cell>
          <table:table-cell table:formula="of:=IF(LEN(TRIM([CulturesData.FW33]))=0;&quot;&quot;;CONCATENATE([CulturesData.FW$1];SUBSTITUTE(SUBSTITUTE(SUBSTITUTE([CulturesData.FW33];&quot;e&quot;;&quot;EVERYMAN&quot;);&quot;r&quot;;&quot;RESTRICTED&quot;);&quot;o&quot;;&quot;OCCUPATIONAL&quot;);&quot;,&quot;))">
            <text:p/>
          </table:table-cell>
          <table:table-cell table:formula="of:=IF(LEN(TRIM([CulturesData.FX33]))=0;&quot;&quot;;CONCATENATE([CulturesData.FX$1];SUBSTITUTE(SUBSTITUTE(SUBSTITUTE([CulturesData.FX33];&quot;e&quot;;&quot;EVERYMAN&quot;);&quot;r&quot;;&quot;RESTRICTED&quot;);&quot;o&quot;;&quot;OCCUPATIONAL&quot;);&quot;,&quot;))">
            <text:p/>
          </table:table-cell>
          <table:table-cell table:formula="of:=IF(LEN(TRIM([CulturesData.FY33]))=0;&quot;&quot;;CONCATENATE([CulturesData.FY$1];SUBSTITUTE(SUBSTITUTE(SUBSTITUTE([CulturesData.FY33];&quot;e&quot;;&quot;EVERYMAN&quot;);&quot;r&quot;;&quot;RESTRICTED&quot;);&quot;o&quot;;&quot;OCCUPATIONAL&quot;);&quot;,&quot;))">
            <text:p/>
          </table:table-cell>
          <table:table-cell table:formula="of:=IF(LEN(TRIM([CulturesData.FZ33]))=0;&quot;&quot;;CONCATENATE([CulturesData.FZ$1];SUBSTITUTE(SUBSTITUTE(SUBSTITUTE([CulturesData.FZ33];&quot;e&quot;;&quot;EVERYMAN&quot;);&quot;r&quot;;&quot;RESTRICTED&quot;);&quot;o&quot;;&quot;OCCUPATIONAL&quot;);&quot;,&quot;))">
            <text:p/>
          </table:table-cell>
          <table:table-cell table:formula="of:=IF(LEN(TRIM([CulturesData.GA33]))=0;&quot;&quot;;CONCATENATE([CulturesData.GA$1];SUBSTITUTE(SUBSTITUTE(SUBSTITUTE([CulturesData.GA33];&quot;e&quot;;&quot;EVERYMAN&quot;);&quot;r&quot;;&quot;RESTRICTED&quot;);&quot;o&quot;;&quot;OCCUPATIONAL&quot;);&quot;,&quot;))">
            <text:p/>
          </table:table-cell>
          <table:table-cell table:formula="of:=IF(LEN(TRIM([CulturesData.GB33]))=0;&quot;&quot;;CONCATENATE([CulturesData.GB$1];SUBSTITUTE(SUBSTITUTE(SUBSTITUTE([CulturesData.GB33];&quot;e&quot;;&quot;EVERYMAN&quot;);&quot;r&quot;;&quot;RESTRICTED&quot;);&quot;o&quot;;&quot;OCCUPATIONAL&quot;);&quot;,&quot;))">
            <text:p/>
          </table:table-cell>
          <table:table-cell table:formula="of:=IF(LEN(TRIM([CulturesData.GC33]))=0;&quot;&quot;;CONCATENATE([CulturesData.GC$1];SUBSTITUTE(SUBSTITUTE(SUBSTITUTE([CulturesData.GC33];&quot;e&quot;;&quot;EVERYMAN&quot;);&quot;r&quot;;&quot;RESTRICTED&quot;);&quot;o&quot;;&quot;OCCUPATIONAL&quot;);&quot;,&quot;))">
            <text:p/>
          </table:table-cell>
          <table:table-cell table:formula="of:=IF(LEN(TRIM([CulturesData.GD33]))=0;&quot;&quot;;CONCATENATE([CulturesData.GD$1];SUBSTITUTE(SUBSTITUTE(SUBSTITUTE([CulturesData.GD33];&quot;e&quot;;&quot;EVERYMAN&quot;);&quot;r&quot;;&quot;RESTRICTED&quot;);&quot;o&quot;;&quot;OCCUPATIONAL&quot;);&quot;,&quot;))">
            <text:p/>
          </table:table-cell>
          <table:table-cell table:formula="of:=IF(LEN(TRIM([CulturesData.GE33]))=0;&quot;&quot;;CONCATENATE([CulturesData.GE$1];SUBSTITUTE(SUBSTITUTE(SUBSTITUTE([CulturesData.GE33];&quot;e&quot;;&quot;EVERYMAN&quot;);&quot;r&quot;;&quot;RESTRICTED&quot;);&quot;o&quot;;&quot;OCCUPATIONAL&quot;);&quot;,&quot;))">
            <text:p/>
          </table:table-cell>
          <table:table-cell table:formula="of:=IF(LEN(TRIM([CulturesData.GF33]))=0;&quot;&quot;;CONCATENATE([CulturesData.GF$1];SUBSTITUTE(SUBSTITUTE(SUBSTITUTE([CulturesData.GF33];&quot;e&quot;;&quot;EVERYMAN&quot;);&quot;r&quot;;&quot;RESTRICTED&quot;);&quot;o&quot;;&quot;OCCUPATIONAL&quot;);&quot;,&quot;))">
            <text:p/>
          </table:table-cell>
          <table:table-cell table:formula="of:=IF(LEN(TRIM([CulturesData.GG33]))=0;&quot;&quot;;CONCATENATE([CulturesData.GG$1];SUBSTITUTE(SUBSTITUTE(SUBSTITUTE([CulturesData.GG33];&quot;e&quot;;&quot;EVERYMAN&quot;);&quot;r&quot;;&quot;RESTRICTED&quot;);&quot;o&quot;;&quot;OCCUPATIONAL&quot;);&quot;,&quot;))">
            <text:p/>
          </table:table-cell>
          <table:table-cell table:formula="of:=IF(LEN(TRIM([CulturesData.GH33]))=0;&quot;&quot;;CONCATENATE([CulturesData.GH$1];SUBSTITUTE(SUBSTITUTE(SUBSTITUTE([CulturesData.GH33];&quot;e&quot;;&quot;EVERYMAN&quot;);&quot;r&quot;;&quot;RESTRICTED&quot;);&quot;o&quot;;&quot;OCCUPATIONAL&quot;);&quot;,&quot;))">
            <text:p/>
          </table:table-cell>
          <table:table-cell table:formula="of:=IF(LEN(TRIM([CulturesData.GI33]))=0;&quot;&quot;;CONCATENATE([CulturesData.GI$1];SUBSTITUTE(SUBSTITUTE(SUBSTITUTE([CulturesData.GI33];&quot;e&quot;;&quot;EVERYMAN&quot;);&quot;r&quot;;&quot;RESTRICTED&quot;);&quot;o&quot;;&quot;OCCUPATIONAL&quot;);&quot;,&quot;))">
            <text:p/>
          </table:table-cell>
          <table:table-cell table:formula="of:=IF(LEN(TRIM([CulturesData.GJ33]))=0;&quot;&quot;;CONCATENATE([CulturesData.GJ$1];SUBSTITUTE(SUBSTITUTE(SUBSTITUTE([CulturesData.GJ33];&quot;e&quot;;&quot;EVERYMAN&quot;);&quot;r&quot;;&quot;RESTRICTED&quot;);&quot;o&quot;;&quot;OCCUPATIONAL&quot;);&quot;,&quot;))">
            <text:p/>
          </table:table-cell>
          <table:table-cell table:formula="of:=IF(LEN(TRIM([CulturesData.GK33]))=0;&quot;&quot;;CONCATENATE([CulturesData.GK$1];SUBSTITUTE(SUBSTITUTE(SUBSTITUTE([CulturesData.GK33];&quot;e&quot;;&quot;EVERYMAN&quot;);&quot;r&quot;;&quot;RESTRICTED&quot;);&quot;o&quot;;&quot;OCCUPATIONAL&quot;);&quot;,&quot;))">
            <text:p/>
          </table:table-cell>
          <table:table-cell table:formula="of:=IF(LEN(TRIM([CulturesData.GL33]))=0;&quot;&quot;;CONCATENATE([CulturesData.GL$1];SUBSTITUTE(SUBSTITUTE(SUBSTITUTE([CulturesData.GL33];&quot;e&quot;;&quot;EVERYMAN&quot;);&quot;r&quot;;&quot;RESTRICTED&quot;);&quot;o&quot;;&quot;OCCUPATIONAL&quot;);&quot;,&quot;))">
            <text:p/>
          </table:table-cell>
          <table:table-cell table:formula="of:=IF(LEN(TRIM([CulturesData.GM33]))=0;&quot;&quot;;CONCATENATE([CulturesData.GM$1];SUBSTITUTE(SUBSTITUTE(SUBSTITUTE([CulturesData.GM33];&quot;e&quot;;&quot;EVERYMAN&quot;);&quot;r&quot;;&quot;RESTRICTED&quot;);&quot;o&quot;;&quot;OCCUPATIONAL&quot;);&quot;,&quot;))">
            <text:p/>
          </table:table-cell>
          <table:table-cell table:formula="of:=IF(LEN(TRIM([CulturesData.GN33]))=0;&quot;&quot;;CONCATENATE([CulturesData.GN$1];SUBSTITUTE(SUBSTITUTE(SUBSTITUTE([CulturesData.GN33];&quot;e&quot;;&quot;EVERYMAN&quot;);&quot;r&quot;;&quot;RESTRICTED&quot;);&quot;o&quot;;&quot;OCCUPATIONAL&quot;);&quot;,&quot;))">
            <text:p/>
          </table:table-cell>
          <table:table-cell table:formula="of:=IF(LEN(TRIM([CulturesData.GO33]))=0;&quot;&quot;;CONCATENATE([CulturesData.GO$1];SUBSTITUTE(SUBSTITUTE(SUBSTITUTE([CulturesData.GO33];&quot;e&quot;;&quot;EVERYMAN&quot;);&quot;r&quot;;&quot;RESTRICTED&quot;);&quot;o&quot;;&quot;OCCUPATIONAL&quot;);&quot;,&quot;))">
            <text:p/>
          </table:table-cell>
          <table:table-cell table:formula="of:=IF(LEN(TRIM([CulturesData.GP33]))=0;&quot;&quot;;CONCATENATE([CulturesData.GP$1];SUBSTITUTE(SUBSTITUTE(SUBSTITUTE([CulturesData.GP33];&quot;e&quot;;&quot;EVERYMAN&quot;);&quot;r&quot;;&quot;RESTRICTED&quot;);&quot;o&quot;;&quot;OCCUPATIONAL&quot;);&quot;,&quot;))">
            <text:p/>
          </table:table-cell>
          <table:table-cell table:formula="of:=IF(LEN(TRIM([CulturesData.GQ33]))=0;&quot;&quot;;CONCATENATE([CulturesData.GQ$1];SUBSTITUTE(SUBSTITUTE(SUBSTITUTE([CulturesData.GQ33];&quot;e&quot;;&quot;EVERYMAN&quot;);&quot;r&quot;;&quot;RESTRICTED&quot;);&quot;o&quot;;&quot;OCCUPATIONAL&quot;);&quot;,&quot;))">
            <text:p/>
          </table:table-cell>
          <table:table-cell table:formula="of:=IF(LEN(TRIM([CulturesData.GR33]))=0;&quot;&quot;;CONCATENATE([CulturesData.GR$1];SUBSTITUTE(SUBSTITUTE(SUBSTITUTE([CulturesData.GR33];&quot;e&quot;;&quot;EVERYMAN&quot;);&quot;r&quot;;&quot;RESTRICTED&quot;);&quot;o&quot;;&quot;OCCUPATIONAL&quot;);&quot;,&quot;))">
            <text:p/>
          </table:table-cell>
          <table:table-cell table:formula="of:=IF(LEN(TRIM([CulturesData.GS33]))=0;&quot;&quot;;CONCATENATE([CulturesData.GS$1];[CulturesData.GS33];&quot;,&quot;))">
            <text:p/>
          </table:table-cell>
          <table:table-cell table:formula="of:=IF(LEN(TRIM([CulturesData.GT33]))=0;&quot;&quot;;CONCATENATE([CulturesData.GT$1];SUBSTITUTE(SUBSTITUTE(SUBSTITUTE([CulturesData.GT33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formula="of:=CONCATENATE([CulturesData.A34]; &quot;,&quot;)" office:value-type="string" office:string-value=",">
            <text:p>,</text:p>
          </table:table-cell>
          <table:table-cell table:formula="of:=CONCATENATE([CulturesData.B34]; &quot;,&quot;)" office:value-type="string" office:string-value=",">
            <text:p>,</text:p>
          </table:table-cell>
          <table:table-cell table:formula="of:=CONCATENATE([CulturesData.D34]; &quot;,&quot;)" office:value-type="string" office:string-value=",">
            <text:p>,</text:p>
          </table:table-cell>
          <table:table-cell table:formula="of:=CONCATENATE([CulturesData.C34]; &quot;,&quot;)" office:value-type="string" office:string-value=",">
            <text:p>,</text:p>
          </table:table-cell>
          <table:table-cell table:formula="of:=CONCATENATE([CulturesData.E34]; &quot;,&quot;)" office:value-type="string" office:string-value=",">
            <text:p>,</text:p>
          </table:table-cell>
          <table:table-cell table:formula="of:=CONCATENATE([CulturesData.F34]; &quot;,&quot;)" office:value-type="string" office:string-value=",">
            <text:p>,</text:p>
          </table:table-cell>
          <table:table-cell table:formula="of:=CONCATENATE([CulturesData.G34]; &quot;,&quot;)" office:value-type="string" office:string-value=",">
            <text:p>,</text:p>
          </table:table-cell>
          <table:table-cell table:formula="of:=CONCATENATE([CulturesData.H34]; &quot;,&quot;)" office:value-type="string" office:string-value=",">
            <text:p>,</text:p>
          </table:table-cell>
          <table:table-cell table:formula="of:=IF(LEN(TRIM([CulturesData.J34]))=0;&quot;&quot;;CONCATENATE([CulturesData.J$1];SUBSTITUTE(SUBSTITUTE(SUBSTITUTE([CulturesData.J34];&quot;e&quot;;&quot;EVERYMAN&quot;);&quot;r&quot;;&quot;RESTRICTED&quot;);&quot;o&quot;;&quot;OCCUPATIONAL&quot;);&quot;,&quot;))">
            <text:p/>
          </table:table-cell>
          <table:table-cell table:formula="of:=IF(LEN(TRIM([CulturesData.K34]))=0;&quot;&quot;;CONCATENATE([CulturesData.K$1];SUBSTITUTE(SUBSTITUTE(SUBSTITUTE([CulturesData.K34];&quot;e&quot;;&quot;EVERYMAN&quot;);&quot;r&quot;;&quot;RESTRICTED&quot;);&quot;o&quot;;&quot;OCCUPATIONAL&quot;);&quot;,&quot;))">
            <text:p/>
          </table:table-cell>
          <table:table-cell table:formula="of:=IF(LEN(TRIM([CulturesData.L34]))=0;&quot;&quot;;CONCATENATE([CulturesData.L$1];SUBSTITUTE(SUBSTITUTE(SUBSTITUTE([CulturesData.L34];&quot;e&quot;;&quot;EVERYMAN&quot;);&quot;r&quot;;&quot;RESTRICTED&quot;);&quot;o&quot;;&quot;OCCUPATIONAL&quot;);&quot;,&quot;))">
            <text:p/>
          </table:table-cell>
          <table:table-cell table:formula="of:=IF(LEN(TRIM([CulturesData.M34]))=0;&quot;&quot;;CONCATENATE([CulturesData.M$1];SUBSTITUTE(SUBSTITUTE(SUBSTITUTE([CulturesData.M34];&quot;e&quot;;&quot;EVERYMAN&quot;);&quot;r&quot;;&quot;RESTRICTED&quot;);&quot;o&quot;;&quot;OCCUPATIONAL&quot;);&quot;,&quot;))">
            <text:p/>
          </table:table-cell>
          <table:table-cell table:formula="of:=IF(LEN(TRIM([CulturesData.N34]))=0;&quot;&quot;;CONCATENATE([CulturesData.N$1];SUBSTITUTE(SUBSTITUTE(SUBSTITUTE([CulturesData.N34];&quot;e&quot;;&quot;EVERYMAN&quot;);&quot;r&quot;;&quot;RESTRICTED&quot;);&quot;o&quot;;&quot;OCCUPATIONAL&quot;);&quot;,&quot;))">
            <text:p/>
          </table:table-cell>
          <table:table-cell table:formula="of:=IF(LEN(TRIM([CulturesData.O34]))=0;&quot;&quot;;CONCATENATE([CulturesData.O$1];SUBSTITUTE(SUBSTITUTE(SUBSTITUTE([CulturesData.O34];&quot;e&quot;;&quot;EVERYMAN&quot;);&quot;r&quot;;&quot;RESTRICTED&quot;);&quot;o&quot;;&quot;OCCUPATIONAL&quot;);&quot;,&quot;))">
            <text:p/>
          </table:table-cell>
          <table:table-cell table:formula="of:=IF(LEN(TRIM([CulturesData.P34]))=0;&quot;&quot;;CONCATENATE([CulturesData.P$1];SUBSTITUTE(SUBSTITUTE(SUBSTITUTE([CulturesData.P34];&quot;e&quot;;&quot;EVERYMAN&quot;);&quot;r&quot;;&quot;RESTRICTED&quot;);&quot;o&quot;;&quot;OCCUPATIONAL&quot;);&quot;,&quot;))">
            <text:p/>
          </table:table-cell>
          <table:table-cell table:formula="of:=IF(LEN(TRIM([CulturesData.Q34]))=0;&quot;&quot;;CONCATENATE([CulturesData.Q$1];SUBSTITUTE(SUBSTITUTE(SUBSTITUTE([CulturesData.Q34];&quot;e&quot;;&quot;EVERYMAN&quot;);&quot;r&quot;;&quot;RESTRICTED&quot;);&quot;o&quot;;&quot;OCCUPATIONAL&quot;);&quot;,&quot;))">
            <text:p/>
          </table:table-cell>
          <table:table-cell table:formula="of:=IF(LEN(TRIM([CulturesData.R34]))=0;&quot;&quot;;CONCATENATE([CulturesData.R$1];SUBSTITUTE(SUBSTITUTE(SUBSTITUTE([CulturesData.R34];&quot;e&quot;;&quot;EVERYMAN&quot;);&quot;r&quot;;&quot;RESTRICTED&quot;);&quot;o&quot;;&quot;OCCUPATIONAL&quot;);&quot;,&quot;))">
            <text:p/>
          </table:table-cell>
          <table:table-cell table:formula="of:=IF(LEN(TRIM([CulturesData.S34]))=0;&quot;&quot;;CONCATENATE([CulturesData.S$1];SUBSTITUTE(SUBSTITUTE(SUBSTITUTE([CulturesData.S34];&quot;e&quot;;&quot;EVERYMAN&quot;);&quot;r&quot;;&quot;RESTRICTED&quot;);&quot;o&quot;;&quot;OCCUPATIONAL&quot;);&quot;,&quot;))">
            <text:p/>
          </table:table-cell>
          <table:table-cell table:formula="of:=IF(LEN(TRIM([CulturesData.T34]))=0;&quot;&quot;;CONCATENATE([CulturesData.T$1];SUBSTITUTE(SUBSTITUTE(SUBSTITUTE([CulturesData.T34];&quot;e&quot;;&quot;EVERYMAN&quot;);&quot;r&quot;;&quot;RESTRICTED&quot;);&quot;o&quot;;&quot;OCCUPATIONAL&quot;);&quot;,&quot;))">
            <text:p/>
          </table:table-cell>
          <table:table-cell table:formula="of:=IF(LEN(TRIM([CulturesData.U34]))=0;&quot;&quot;;CONCATENATE([CulturesData.U$1];SUBSTITUTE(SUBSTITUTE(SUBSTITUTE([CulturesData.U34];&quot;e&quot;;&quot;EVERYMAN&quot;);&quot;r&quot;;&quot;RESTRICTED&quot;);&quot;o&quot;;&quot;OCCUPATIONAL&quot;);&quot;,&quot;))">
            <text:p/>
          </table:table-cell>
          <table:table-cell table:formula="of:=IF(LEN(TRIM([CulturesData.V34]))=0;&quot;&quot;;CONCATENATE([CulturesData.V$1];SUBSTITUTE(SUBSTITUTE(SUBSTITUTE([CulturesData.V34];&quot;e&quot;;&quot;EVERYMAN&quot;);&quot;r&quot;;&quot;RESTRICTED&quot;);&quot;o&quot;;&quot;OCCUPATIONAL&quot;);&quot;,&quot;))">
            <text:p/>
          </table:table-cell>
          <table:table-cell table:formula="of:=IF(LEN(TRIM([CulturesData.W34]))=0;&quot;&quot;;CONCATENATE([CulturesData.W$1];SUBSTITUTE(SUBSTITUTE(SUBSTITUTE([CulturesData.W34];&quot;e&quot;;&quot;EVERYMAN&quot;);&quot;r&quot;;&quot;RESTRICTED&quot;);&quot;o&quot;;&quot;OCCUPATIONAL&quot;);&quot;,&quot;))">
            <text:p/>
          </table:table-cell>
          <table:table-cell table:formula="of:=IF(LEN(TRIM([CulturesData.X34]))=0;&quot;&quot;;CONCATENATE([CulturesData.X$1];SUBSTITUTE(SUBSTITUTE(SUBSTITUTE([CulturesData.X34];&quot;e&quot;;&quot;EVERYMAN&quot;);&quot;r&quot;;&quot;RESTRICTED&quot;);&quot;o&quot;;&quot;OCCUPATIONAL&quot;);&quot;,&quot;))">
            <text:p/>
          </table:table-cell>
          <table:table-cell table:formula="of:=IF(LEN(TRIM([CulturesData.Y34]))=0;&quot;&quot;;CONCATENATE([CulturesData.Y$1];SUBSTITUTE(SUBSTITUTE(SUBSTITUTE([CulturesData.Y34];&quot;e&quot;;&quot;EVERYMAN&quot;);&quot;r&quot;;&quot;RESTRICTED&quot;);&quot;o&quot;;&quot;OCCUPATIONAL&quot;);&quot;,&quot;))">
            <text:p/>
          </table:table-cell>
          <table:table-cell table:formula="of:=IF(LEN(TRIM([CulturesData.Z34]))=0;&quot;&quot;;CONCATENATE([CulturesData.Z$1];SUBSTITUTE(SUBSTITUTE(SUBSTITUTE([CulturesData.Z34];&quot;e&quot;;&quot;EVERYMAN&quot;);&quot;r&quot;;&quot;RESTRICTED&quot;);&quot;o&quot;;&quot;OCCUPATIONAL&quot;);&quot;,&quot;))">
            <text:p/>
          </table:table-cell>
          <table:table-cell table:formula="of:=IF(LEN(TRIM([CulturesData.AA34]))=0;&quot;&quot;;CONCATENATE([CulturesData.AA$1];SUBSTITUTE(SUBSTITUTE(SUBSTITUTE([CulturesData.AA34];&quot;e&quot;;&quot;EVERYMAN&quot;);&quot;r&quot;;&quot;RESTRICTED&quot;);&quot;o&quot;;&quot;OCCUPATIONAL&quot;);&quot;,&quot;))">
            <text:p/>
          </table:table-cell>
          <table:table-cell table:formula="of:=IF(LEN(TRIM([CulturesData.AB34]))=0;&quot;&quot;;CONCATENATE([CulturesData.AB$1];SUBSTITUTE(SUBSTITUTE(SUBSTITUTE([CulturesData.AB34];&quot;e&quot;;&quot;EVERYMAN&quot;);&quot;r&quot;;&quot;RESTRICTED&quot;);&quot;o&quot;;&quot;OCCUPATIONAL&quot;);&quot;,&quot;))">
            <text:p/>
          </table:table-cell>
          <table:table-cell table:formula="of:=IF(LEN(TRIM([CulturesData.AC34]))=0;&quot;&quot;;CONCATENATE([CulturesData.AC$1];SUBSTITUTE(SUBSTITUTE(SUBSTITUTE([CulturesData.AC34];&quot;e&quot;;&quot;EVERYMAN&quot;);&quot;r&quot;;&quot;RESTRICTED&quot;);&quot;o&quot;;&quot;OCCUPATIONAL&quot;);&quot;,&quot;))">
            <text:p/>
          </table:table-cell>
          <table:table-cell table:formula="of:=IF(LEN(TRIM([CulturesData.AD34]))=0;&quot;&quot;;CONCATENATE([CulturesData.AD$1];SUBSTITUTE(SUBSTITUTE(SUBSTITUTE([CulturesData.AD34];&quot;e&quot;;&quot;EVERYMAN&quot;);&quot;r&quot;;&quot;RESTRICTED&quot;);&quot;o&quot;;&quot;OCCUPATIONAL&quot;);&quot;,&quot;))">
            <text:p/>
          </table:table-cell>
          <table:table-cell table:formula="of:=IF(LEN(TRIM([CulturesData.AE34]))=0;&quot;&quot;;CONCATENATE([CulturesData.AE$1];SUBSTITUTE(SUBSTITUTE(SUBSTITUTE([CulturesData.AE34];&quot;e&quot;;&quot;EVERYMAN&quot;);&quot;r&quot;;&quot;RESTRICTED&quot;);&quot;o&quot;;&quot;OCCUPATIONAL&quot;);&quot;,&quot;))">
            <text:p/>
          </table:table-cell>
          <table:table-cell table:formula="of:=IF(LEN(TRIM([CulturesData.AF34]))=0;&quot;&quot;;CONCATENATE([CulturesData.AF$1];SUBSTITUTE(SUBSTITUTE(SUBSTITUTE([CulturesData.AF34];&quot;e&quot;;&quot;EVERYMAN&quot;);&quot;r&quot;;&quot;RESTRICTED&quot;);&quot;o&quot;;&quot;OCCUPATIONAL&quot;);&quot;,&quot;))">
            <text:p/>
          </table:table-cell>
          <table:table-cell table:formula="of:=IF(LEN(TRIM([CulturesData.AG34]))=0;&quot;&quot;;CONCATENATE([CulturesData.AG$1];SUBSTITUTE(SUBSTITUTE(SUBSTITUTE([CulturesData.AG34];&quot;e&quot;;&quot;EVERYMAN&quot;);&quot;r&quot;;&quot;RESTRICTED&quot;);&quot;o&quot;;&quot;OCCUPATIONAL&quot;);&quot;,&quot;))">
            <text:p/>
          </table:table-cell>
          <table:table-cell table:formula="of:=IF(LEN(TRIM([CulturesData.AH34]))=0;&quot;&quot;;CONCATENATE([CulturesData.AH$1];SUBSTITUTE(SUBSTITUTE(SUBSTITUTE([CulturesData.AH34];&quot;e&quot;;&quot;EVERYMAN&quot;);&quot;r&quot;;&quot;RESTRICTED&quot;);&quot;o&quot;;&quot;OCCUPATIONAL&quot;);&quot;,&quot;))">
            <text:p/>
          </table:table-cell>
          <table:table-cell table:formula="of:=IF(LEN(TRIM([CulturesData.AI34]))=0;&quot;&quot;;CONCATENATE([CulturesData.AI$1];SUBSTITUTE(SUBSTITUTE(SUBSTITUTE([CulturesData.AI34];&quot;e&quot;;&quot;EVERYMAN&quot;);&quot;r&quot;;&quot;RESTRICTED&quot;);&quot;o&quot;;&quot;OCCUPATIONAL&quot;);&quot;,&quot;))">
            <text:p/>
          </table:table-cell>
          <table:table-cell table:formula="of:=IF(LEN(TRIM([CulturesData.AJ34]))=0;&quot;&quot;;CONCATENATE([CulturesData.AJ$1];SUBSTITUTE(SUBSTITUTE(SUBSTITUTE([CulturesData.AJ34];&quot;e&quot;;&quot;EVERYMAN&quot;);&quot;r&quot;;&quot;RESTRICTED&quot;);&quot;o&quot;;&quot;OCCUPATIONAL&quot;);&quot;,&quot;))">
            <text:p/>
          </table:table-cell>
          <table:table-cell table:formula="of:=IF(LEN(TRIM([CulturesData.AK34]))=0;&quot;&quot;;CONCATENATE([CulturesData.AK$1];SUBSTITUTE(SUBSTITUTE(SUBSTITUTE([CulturesData.AK34];&quot;e&quot;;&quot;EVERYMAN&quot;);&quot;r&quot;;&quot;RESTRICTED&quot;);&quot;o&quot;;&quot;OCCUPATIONAL&quot;);&quot;,&quot;))">
            <text:p/>
          </table:table-cell>
          <table:table-cell table:formula="of:=IF(LEN(TRIM([CulturesData.AL34]))=0;&quot;&quot;;CONCATENATE([CulturesData.AL$1];SUBSTITUTE(SUBSTITUTE(SUBSTITUTE([CulturesData.AL34];&quot;e&quot;;&quot;EVERYMAN&quot;);&quot;r&quot;;&quot;RESTRICTED&quot;);&quot;o&quot;;&quot;OCCUPATIONAL&quot;);&quot;,&quot;))">
            <text:p/>
          </table:table-cell>
          <table:table-cell table:formula="of:=IF(LEN(TRIM([CulturesData.AM34]))=0;&quot;&quot;;CONCATENATE([CulturesData.AM$1];SUBSTITUTE(SUBSTITUTE(SUBSTITUTE([CulturesData.AM34];&quot;e&quot;;&quot;EVERYMAN&quot;);&quot;r&quot;;&quot;RESTRICTED&quot;);&quot;o&quot;;&quot;OCCUPATIONAL&quot;);&quot;,&quot;))">
            <text:p/>
          </table:table-cell>
          <table:table-cell table:formula="of:=IF(LEN(TRIM([CulturesData.AN34]))=0;&quot;&quot;;CONCATENATE([CulturesData.AN$1];SUBSTITUTE(SUBSTITUTE(SUBSTITUTE([CulturesData.AN34];&quot;e&quot;;&quot;EVERYMAN&quot;);&quot;r&quot;;&quot;RESTRICTED&quot;);&quot;o&quot;;&quot;OCCUPATIONAL&quot;);&quot;,&quot;))">
            <text:p/>
          </table:table-cell>
          <table:table-cell table:formula="of:=IF(LEN(TRIM([CulturesData.AO34]))=0;&quot;&quot;;CONCATENATE([CulturesData.AO$1];SUBSTITUTE(SUBSTITUTE(SUBSTITUTE([CulturesData.AO34];&quot;e&quot;;&quot;EVERYMAN&quot;);&quot;r&quot;;&quot;RESTRICTED&quot;);&quot;o&quot;;&quot;OCCUPATIONAL&quot;);&quot;,&quot;))">
            <text:p/>
          </table:table-cell>
          <table:table-cell table:formula="of:=IF(LEN(TRIM([CulturesData.AP34]))=0;&quot;&quot;;CONCATENATE([CulturesData.AP$1];SUBSTITUTE(SUBSTITUTE(SUBSTITUTE([CulturesData.AP34];&quot;e&quot;;&quot;EVERYMAN&quot;);&quot;r&quot;;&quot;RESTRICTED&quot;);&quot;o&quot;;&quot;OCCUPATIONAL&quot;);&quot;,&quot;))">
            <text:p/>
          </table:table-cell>
          <table:table-cell table:formula="of:=IF(LEN(TRIM([CulturesData.AQ34]))=0;&quot;&quot;;CONCATENATE([CulturesData.AQ$1];SUBSTITUTE(SUBSTITUTE(SUBSTITUTE([CulturesData.AQ34];&quot;e&quot;;&quot;EVERYMAN&quot;);&quot;r&quot;;&quot;RESTRICTED&quot;);&quot;o&quot;;&quot;OCCUPATIONAL&quot;);&quot;,&quot;))">
            <text:p/>
          </table:table-cell>
          <table:table-cell table:formula="of:=IF(LEN(TRIM([CulturesData.AR34]))=0;&quot;&quot;;CONCATENATE([CulturesData.AR$1];SUBSTITUTE(SUBSTITUTE(SUBSTITUTE([CulturesData.AR34];&quot;e&quot;;&quot;EVERYMAN&quot;);&quot;r&quot;;&quot;RESTRICTED&quot;);&quot;o&quot;;&quot;OCCUPATIONAL&quot;);&quot;,&quot;))">
            <text:p/>
          </table:table-cell>
          <table:table-cell table:formula="of:=IF(LEN(TRIM([CulturesData.AS34]))=0;&quot;&quot;;CONCATENATE([CulturesData.AS$1];SUBSTITUTE(SUBSTITUTE(SUBSTITUTE([CulturesData.AS34];&quot;e&quot;;&quot;EVERYMAN&quot;);&quot;r&quot;;&quot;RESTRICTED&quot;);&quot;o&quot;;&quot;OCCUPATIONAL&quot;);&quot;,&quot;))">
            <text:p/>
          </table:table-cell>
          <table:table-cell table:formula="of:=IF(LEN(TRIM([CulturesData.AT34]))=0;&quot;&quot;;CONCATENATE([CulturesData.AT$1];SUBSTITUTE(SUBSTITUTE(SUBSTITUTE([CulturesData.AT34];&quot;e&quot;;&quot;EVERYMAN&quot;);&quot;r&quot;;&quot;RESTRICTED&quot;);&quot;o&quot;;&quot;OCCUPATIONAL&quot;);&quot;,&quot;))">
            <text:p/>
          </table:table-cell>
          <table:table-cell table:formula="of:=IF(LEN(TRIM([CulturesData.AU34]))=0;&quot;&quot;;CONCATENATE([CulturesData.AU$1];SUBSTITUTE(SUBSTITUTE(SUBSTITUTE([CulturesData.AU34];&quot;e&quot;;&quot;EVERYMAN&quot;);&quot;r&quot;;&quot;RESTRICTED&quot;);&quot;o&quot;;&quot;OCCUPATIONAL&quot;);&quot;,&quot;))">
            <text:p/>
          </table:table-cell>
          <table:table-cell table:formula="of:=IF(LEN(TRIM([CulturesData.AV34]))=0;&quot;&quot;;CONCATENATE([CulturesData.AV$1];SUBSTITUTE(SUBSTITUTE(SUBSTITUTE([CulturesData.AV34];&quot;e&quot;;&quot;EVERYMAN&quot;);&quot;r&quot;;&quot;RESTRICTED&quot;);&quot;o&quot;;&quot;OCCUPATIONAL&quot;);&quot;,&quot;))">
            <text:p/>
          </table:table-cell>
          <table:table-cell table:formula="of:=IF(LEN(TRIM([CulturesData.AW34]))=0;&quot;&quot;;CONCATENATE([CulturesData.AW$1];SUBSTITUTE(SUBSTITUTE(SUBSTITUTE([CulturesData.AW34];&quot;e&quot;;&quot;EVERYMAN&quot;);&quot;r&quot;;&quot;RESTRICTED&quot;);&quot;o&quot;;&quot;OCCUPATIONAL&quot;);&quot;,&quot;))">
            <text:p/>
          </table:table-cell>
          <table:table-cell table:formula="of:=IF(LEN(TRIM([CulturesData.AX34]))=0;&quot;&quot;;CONCATENATE([CulturesData.AX$1];SUBSTITUTE(SUBSTITUTE(SUBSTITUTE([CulturesData.AX34];&quot;e&quot;;&quot;EVERYMAN&quot;);&quot;r&quot;;&quot;RESTRICTED&quot;);&quot;o&quot;;&quot;OCCUPATIONAL&quot;);&quot;,&quot;))">
            <text:p/>
          </table:table-cell>
          <table:table-cell table:formula="of:=IF(LEN(TRIM([CulturesData.AY34]))=0;&quot;&quot;;CONCATENATE([CulturesData.AY$1];SUBSTITUTE(SUBSTITUTE(SUBSTITUTE([CulturesData.AY34];&quot;e&quot;;&quot;EVERYMAN&quot;);&quot;r&quot;;&quot;RESTRICTED&quot;);&quot;o&quot;;&quot;OCCUPATIONAL&quot;);&quot;,&quot;))">
            <text:p/>
          </table:table-cell>
          <table:table-cell table:formula="of:=IF(LEN(TRIM([CulturesData.AZ34]))=0;&quot;&quot;;CONCATENATE([CulturesData.AZ$1];SUBSTITUTE(SUBSTITUTE(SUBSTITUTE([CulturesData.AZ34];&quot;e&quot;;&quot;EVERYMAN&quot;);&quot;r&quot;;&quot;RESTRICTED&quot;);&quot;o&quot;;&quot;OCCUPATIONAL&quot;);&quot;,&quot;))">
            <text:p/>
          </table:table-cell>
          <table:table-cell table:formula="of:=IF(LEN(TRIM([CulturesData.BA34]))=0;&quot;&quot;;CONCATENATE([CulturesData.BA$1];SUBSTITUTE(SUBSTITUTE(SUBSTITUTE([CulturesData.BA34];&quot;e&quot;;&quot;EVERYMAN&quot;);&quot;r&quot;;&quot;RESTRICTED&quot;);&quot;o&quot;;&quot;OCCUPATIONAL&quot;);&quot;,&quot;))">
            <text:p/>
          </table:table-cell>
          <table:table-cell table:formula="of:=IF(LEN(TRIM([CulturesData.BB34]))=0;&quot;&quot;;CONCATENATE([CulturesData.BB$1];SUBSTITUTE(SUBSTITUTE(SUBSTITUTE([CulturesData.BB34];&quot;e&quot;;&quot;EVERYMAN&quot;);&quot;r&quot;;&quot;RESTRICTED&quot;);&quot;o&quot;;&quot;OCCUPATIONAL&quot;);&quot;,&quot;))">
            <text:p/>
          </table:table-cell>
          <table:table-cell table:formula="of:=IF(LEN(TRIM([CulturesData.BC34]))=0;&quot;&quot;;CONCATENATE([CulturesData.BC$1];SUBSTITUTE(SUBSTITUTE(SUBSTITUTE([CulturesData.BC34];&quot;e&quot;;&quot;EVERYMAN&quot;);&quot;r&quot;;&quot;RESTRICTED&quot;);&quot;o&quot;;&quot;OCCUPATIONAL&quot;);&quot;,&quot;))">
            <text:p/>
          </table:table-cell>
          <table:table-cell table:formula="of:=IF(LEN(TRIM([CulturesData.BD34]))=0;&quot;&quot;;CONCATENATE([CulturesData.BD$1];SUBSTITUTE(SUBSTITUTE(SUBSTITUTE([CulturesData.BD34];&quot;e&quot;;&quot;EVERYMAN&quot;);&quot;r&quot;;&quot;RESTRICTED&quot;);&quot;o&quot;;&quot;OCCUPATIONAL&quot;);&quot;,&quot;))">
            <text:p/>
          </table:table-cell>
          <table:table-cell table:formula="of:=IF(LEN(TRIM([CulturesData.BE34]))=0;&quot;&quot;;CONCATENATE([CulturesData.BE$1];SUBSTITUTE(SUBSTITUTE(SUBSTITUTE([CulturesData.BE34];&quot;e&quot;;&quot;EVERYMAN&quot;);&quot;r&quot;;&quot;RESTRICTED&quot;);&quot;o&quot;;&quot;OCCUPATIONAL&quot;);&quot;,&quot;))">
            <text:p/>
          </table:table-cell>
          <table:table-cell table:formula="of:=IF(LEN(TRIM([CulturesData.BF34]))=0;&quot;&quot;;CONCATENATE([CulturesData.BF$1];SUBSTITUTE(SUBSTITUTE(SUBSTITUTE([CulturesData.BF34];&quot;e&quot;;&quot;EVERYMAN&quot;);&quot;r&quot;;&quot;RESTRICTED&quot;);&quot;o&quot;;&quot;OCCUPATIONAL&quot;);&quot;,&quot;))">
            <text:p/>
          </table:table-cell>
          <table:table-cell table:formula="of:=IF(LEN(TRIM([CulturesData.BG34]))=0;&quot;&quot;;CONCATENATE([CulturesData.BG$1];SUBSTITUTE(SUBSTITUTE(SUBSTITUTE([CulturesData.BG34];&quot;e&quot;;&quot;EVERYMAN&quot;);&quot;r&quot;;&quot;RESTRICTED&quot;);&quot;o&quot;;&quot;OCCUPATIONAL&quot;);&quot;,&quot;))">
            <text:p/>
          </table:table-cell>
          <table:table-cell table:formula="of:=IF(LEN(TRIM([CulturesData.BH34]))=0;&quot;&quot;;CONCATENATE([CulturesData.BH$1];SUBSTITUTE(SUBSTITUTE(SUBSTITUTE([CulturesData.BH34];&quot;e&quot;;&quot;EVERYMAN&quot;);&quot;r&quot;;&quot;RESTRICTED&quot;);&quot;o&quot;;&quot;OCCUPATIONAL&quot;);&quot;,&quot;))">
            <text:p/>
          </table:table-cell>
          <table:table-cell table:formula="of:=IF(LEN(TRIM([CulturesData.BI34]))=0;&quot;&quot;;CONCATENATE([CulturesData.BI$1];SUBSTITUTE(SUBSTITUTE(SUBSTITUTE([CulturesData.BI34];&quot;e&quot;;&quot;EVERYMAN&quot;);&quot;r&quot;;&quot;RESTRICTED&quot;);&quot;o&quot;;&quot;OCCUPATIONAL&quot;);&quot;,&quot;))">
            <text:p/>
          </table:table-cell>
          <table:table-cell table:formula="of:=IF(LEN(TRIM([CulturesData.BJ34]))=0;&quot;&quot;;CONCATENATE([CulturesData.BJ$1];SUBSTITUTE(SUBSTITUTE(SUBSTITUTE([CulturesData.BJ34];&quot;e&quot;;&quot;EVERYMAN&quot;);&quot;r&quot;;&quot;RESTRICTED&quot;);&quot;o&quot;;&quot;OCCUPATIONAL&quot;);&quot;,&quot;))">
            <text:p/>
          </table:table-cell>
          <table:table-cell table:formula="of:=IF(LEN(TRIM([CulturesData.BK34]))=0;&quot;&quot;;CONCATENATE([CulturesData.BK$1];SUBSTITUTE(SUBSTITUTE(SUBSTITUTE([CulturesData.BK34];&quot;e&quot;;&quot;EVERYMAN&quot;);&quot;r&quot;;&quot;RESTRICTED&quot;);&quot;o&quot;;&quot;OCCUPATIONAL&quot;);&quot;,&quot;))">
            <text:p/>
          </table:table-cell>
          <table:table-cell table:formula="of:=IF(LEN(TRIM([CulturesData.BL34]))=0;&quot;&quot;;CONCATENATE([CulturesData.BL$1];SUBSTITUTE(SUBSTITUTE(SUBSTITUTE([CulturesData.BL34];&quot;e&quot;;&quot;EVERYMAN&quot;);&quot;r&quot;;&quot;RESTRICTED&quot;);&quot;o&quot;;&quot;OCCUPATIONAL&quot;);&quot;,&quot;))">
            <text:p/>
          </table:table-cell>
          <table:table-cell table:formula="of:=IF(LEN(TRIM([CulturesData.BM34]))=0;&quot;&quot;;CONCATENATE([CulturesData.BM$1];SUBSTITUTE(SUBSTITUTE(SUBSTITUTE([CulturesData.BM34];&quot;e&quot;;&quot;EVERYMAN&quot;);&quot;r&quot;;&quot;RESTRICTED&quot;);&quot;o&quot;;&quot;OCCUPATIONAL&quot;);&quot;,&quot;))">
            <text:p/>
          </table:table-cell>
          <table:table-cell table:formula="of:=IF(LEN(TRIM([CulturesData.BN34]))=0;&quot;&quot;;CONCATENATE([CulturesData.BN$1];SUBSTITUTE(SUBSTITUTE(SUBSTITUTE([CulturesData.BN34];&quot;e&quot;;&quot;EVERYMAN&quot;);&quot;r&quot;;&quot;RESTRICTED&quot;);&quot;o&quot;;&quot;OCCUPATIONAL&quot;);&quot;,&quot;))">
            <text:p/>
          </table:table-cell>
          <table:table-cell table:formula="of:=IF(LEN(TRIM([CulturesData.BO34]))=0;&quot;&quot;;CONCATENATE([CulturesData.BO$1];SUBSTITUTE(SUBSTITUTE(SUBSTITUTE([CulturesData.BO34];&quot;e&quot;;&quot;EVERYMAN&quot;);&quot;r&quot;;&quot;RESTRICTED&quot;);&quot;o&quot;;&quot;OCCUPATIONAL&quot;);&quot;,&quot;))">
            <text:p/>
          </table:table-cell>
          <table:table-cell table:formula="of:=IF(LEN(TRIM([CulturesData.BP34]))=0;&quot;&quot;;CONCATENATE([CulturesData.BP$1];SUBSTITUTE(SUBSTITUTE(SUBSTITUTE([CulturesData.BP34];&quot;e&quot;;&quot;EVERYMAN&quot;);&quot;r&quot;;&quot;RESTRICTED&quot;);&quot;o&quot;;&quot;OCCUPATIONAL&quot;);&quot;,&quot;))">
            <text:p/>
          </table:table-cell>
          <table:table-cell table:formula="of:=IF(LEN(TRIM([CulturesData.BQ34]))=0;&quot;&quot;;CONCATENATE([CulturesData.BQ$1];SUBSTITUTE(SUBSTITUTE(SUBSTITUTE([CulturesData.BQ34];&quot;e&quot;;&quot;EVERYMAN&quot;);&quot;r&quot;;&quot;RESTRICTED&quot;);&quot;o&quot;;&quot;OCCUPATIONAL&quot;);&quot;,&quot;))">
            <text:p/>
          </table:table-cell>
          <table:table-cell table:formula="of:=IF(LEN(TRIM([CulturesData.BR34]))=0;&quot;&quot;;CONCATENATE([CulturesData.BR$1];SUBSTITUTE(SUBSTITUTE(SUBSTITUTE([CulturesData.BR34];&quot;e&quot;;&quot;EVERYMAN&quot;);&quot;r&quot;;&quot;RESTRICTED&quot;);&quot;o&quot;;&quot;OCCUPATIONAL&quot;);&quot;,&quot;))">
            <text:p/>
          </table:table-cell>
          <table:table-cell table:formula="of:=IF(LEN(TRIM([CulturesData.BS34]))=0;&quot;&quot;;CONCATENATE([CulturesData.BS$1];SUBSTITUTE(SUBSTITUTE(SUBSTITUTE([CulturesData.BS34];&quot;e&quot;;&quot;EVERYMAN&quot;);&quot;r&quot;;&quot;RESTRICTED&quot;);&quot;o&quot;;&quot;OCCUPATIONAL&quot;);&quot;,&quot;))">
            <text:p/>
          </table:table-cell>
          <table:table-cell table:formula="of:=IF(LEN(TRIM([CulturesData.BT34]))=0;&quot;&quot;;CONCATENATE([CulturesData.BT$1];SUBSTITUTE(SUBSTITUTE(SUBSTITUTE([CulturesData.BT34];&quot;e&quot;;&quot;EVERYMAN&quot;);&quot;r&quot;;&quot;RESTRICTED&quot;);&quot;o&quot;;&quot;OCCUPATIONAL&quot;);&quot;,&quot;))">
            <text:p/>
          </table:table-cell>
          <table:table-cell table:formula="of:=IF(LEN(TRIM([CulturesData.BU34]))=0;&quot;&quot;;CONCATENATE([CulturesData.BU$1];SUBSTITUTE(SUBSTITUTE(SUBSTITUTE([CulturesData.BU34];&quot;e&quot;;&quot;EVERYMAN&quot;);&quot;r&quot;;&quot;RESTRICTED&quot;);&quot;o&quot;;&quot;OCCUPATIONAL&quot;);&quot;,&quot;))">
            <text:p/>
          </table:table-cell>
          <table:table-cell table:formula="of:=IF(LEN(TRIM([CulturesData.BV34]))=0;&quot;&quot;;CONCATENATE([CulturesData.BV$1];SUBSTITUTE(SUBSTITUTE(SUBSTITUTE([CulturesData.BV34];&quot;e&quot;;&quot;EVERYMAN&quot;);&quot;r&quot;;&quot;RESTRICTED&quot;);&quot;o&quot;;&quot;OCCUPATIONAL&quot;);&quot;,&quot;))">
            <text:p/>
          </table:table-cell>
          <table:table-cell table:formula="of:=IF(LEN(TRIM([CulturesData.BW34]))=0;&quot;&quot;;CONCATENATE([CulturesData.BW$1];SUBSTITUTE(SUBSTITUTE(SUBSTITUTE([CulturesData.BW34];&quot;e&quot;;&quot;EVERYMAN&quot;);&quot;r&quot;;&quot;RESTRICTED&quot;);&quot;o&quot;;&quot;OCCUPATIONAL&quot;);&quot;,&quot;))">
            <text:p/>
          </table:table-cell>
          <table:table-cell table:formula="of:=IF(LEN(TRIM([CulturesData.BX34]))=0;&quot;&quot;;CONCATENATE([CulturesData.BX$1];SUBSTITUTE(SUBSTITUTE(SUBSTITUTE([CulturesData.BX34];&quot;e&quot;;&quot;EVERYMAN&quot;);&quot;r&quot;;&quot;RESTRICTED&quot;);&quot;o&quot;;&quot;OCCUPATIONAL&quot;);&quot;,&quot;))">
            <text:p/>
          </table:table-cell>
          <table:table-cell table:formula="of:=IF(LEN(TRIM([CulturesData.BY34]))=0;&quot;&quot;;CONCATENATE([CulturesData.BY$1];SUBSTITUTE(SUBSTITUTE(SUBSTITUTE([CulturesData.BY34];&quot;e&quot;;&quot;EVERYMAN&quot;);&quot;r&quot;;&quot;RESTRICTED&quot;);&quot;o&quot;;&quot;OCCUPATIONAL&quot;);&quot;,&quot;))">
            <text:p/>
          </table:table-cell>
          <table:table-cell table:formula="of:=IF(LEN(TRIM([CulturesData.BZ34]))=0;&quot;&quot;;CONCATENATE([CulturesData.BZ$1];SUBSTITUTE(SUBSTITUTE(SUBSTITUTE([CulturesData.BZ34];&quot;e&quot;;&quot;EVERYMAN&quot;);&quot;r&quot;;&quot;RESTRICTED&quot;);&quot;o&quot;;&quot;OCCUPATIONAL&quot;);&quot;,&quot;))">
            <text:p/>
          </table:table-cell>
          <table:table-cell table:formula="of:=IF(LEN(TRIM([CulturesData.CA34]))=0;&quot;&quot;;CONCATENATE([CulturesData.CA$1];SUBSTITUTE(SUBSTITUTE(SUBSTITUTE([CulturesData.CA34];&quot;e&quot;;&quot;EVERYMAN&quot;);&quot;r&quot;;&quot;RESTRICTED&quot;);&quot;o&quot;;&quot;OCCUPATIONAL&quot;);&quot;,&quot;))">
            <text:p/>
          </table:table-cell>
          <table:table-cell table:formula="of:=IF(LEN(TRIM([CulturesData.CB34]))=0;&quot;&quot;;CONCATENATE([CulturesData.CB$1];SUBSTITUTE(SUBSTITUTE(SUBSTITUTE([CulturesData.CB34];&quot;e&quot;;&quot;EVERYMAN&quot;);&quot;r&quot;;&quot;RESTRICTED&quot;);&quot;o&quot;;&quot;OCCUPATIONAL&quot;);&quot;,&quot;))">
            <text:p/>
          </table:table-cell>
          <table:table-cell table:formula="of:=IF(LEN(TRIM([CulturesData.CC34]))=0;&quot;&quot;;CONCATENATE([CulturesData.CC$1];SUBSTITUTE(SUBSTITUTE(SUBSTITUTE([CulturesData.CC34];&quot;e&quot;;&quot;EVERYMAN&quot;);&quot;r&quot;;&quot;RESTRICTED&quot;);&quot;o&quot;;&quot;OCCUPATIONAL&quot;);&quot;,&quot;))">
            <text:p/>
          </table:table-cell>
          <table:table-cell table:formula="of:=IF(LEN(TRIM([CulturesData.CD34]))=0;&quot;&quot;;CONCATENATE([CulturesData.CD$1];SUBSTITUTE(SUBSTITUTE(SUBSTITUTE([CulturesData.CD34];&quot;e&quot;;&quot;EVERYMAN&quot;);&quot;r&quot;;&quot;RESTRICTED&quot;);&quot;o&quot;;&quot;OCCUPATIONAL&quot;);&quot;,&quot;))">
            <text:p/>
          </table:table-cell>
          <table:table-cell table:formula="of:=IF(LEN(TRIM([CulturesData.CE34]))=0;&quot;&quot;;CONCATENATE([CulturesData.CE$1];SUBSTITUTE(SUBSTITUTE(SUBSTITUTE([CulturesData.CE34];&quot;e&quot;;&quot;EVERYMAN&quot;);&quot;r&quot;;&quot;RESTRICTED&quot;);&quot;o&quot;;&quot;OCCUPATIONAL&quot;);&quot;,&quot;))">
            <text:p/>
          </table:table-cell>
          <table:table-cell table:formula="of:=IF(LEN(TRIM([CulturesData.CF34]))=0;&quot;&quot;;CONCATENATE([CulturesData.CF$1];SUBSTITUTE(SUBSTITUTE(SUBSTITUTE([CulturesData.CF34];&quot;e&quot;;&quot;EVERYMAN&quot;);&quot;r&quot;;&quot;RESTRICTED&quot;);&quot;o&quot;;&quot;OCCUPATIONAL&quot;);&quot;,&quot;))">
            <text:p/>
          </table:table-cell>
          <table:table-cell table:formula="of:=IF(LEN(TRIM([CulturesData.CG34]))=0;&quot;&quot;;CONCATENATE([CulturesData.CG$1];SUBSTITUTE(SUBSTITUTE(SUBSTITUTE([CulturesData.CG34];&quot;e&quot;;&quot;EVERYMAN&quot;);&quot;r&quot;;&quot;RESTRICTED&quot;);&quot;o&quot;;&quot;OCCUPATIONAL&quot;);&quot;,&quot;))">
            <text:p/>
          </table:table-cell>
          <table:table-cell table:formula="of:=IF(LEN(TRIM([CulturesData.CH34]))=0;&quot;&quot;;CONCATENATE([CulturesData.CH$1];SUBSTITUTE(SUBSTITUTE(SUBSTITUTE([CulturesData.CH34];&quot;e&quot;;&quot;EVERYMAN&quot;);&quot;r&quot;;&quot;RESTRICTED&quot;);&quot;o&quot;;&quot;OCCUPATIONAL&quot;);&quot;,&quot;))">
            <text:p/>
          </table:table-cell>
          <table:table-cell table:formula="of:=IF(LEN(TRIM([CulturesData.CI34]))=0;&quot;&quot;;CONCATENATE([CulturesData.CI$1];SUBSTITUTE(SUBSTITUTE(SUBSTITUTE([CulturesData.CI34];&quot;e&quot;;&quot;EVERYMAN&quot;);&quot;r&quot;;&quot;RESTRICTED&quot;);&quot;o&quot;;&quot;OCCUPATIONAL&quot;);&quot;,&quot;))">
            <text:p/>
          </table:table-cell>
          <table:table-cell table:formula="of:=IF(LEN(TRIM([CulturesData.CJ34]))=0;&quot;&quot;;CONCATENATE([CulturesData.CJ$1];SUBSTITUTE(SUBSTITUTE(SUBSTITUTE([CulturesData.CJ34];&quot;e&quot;;&quot;EVERYMAN&quot;);&quot;r&quot;;&quot;RESTRICTED&quot;);&quot;o&quot;;&quot;OCCUPATIONAL&quot;);&quot;,&quot;))">
            <text:p/>
          </table:table-cell>
          <table:table-cell table:formula="of:=IF(LEN(TRIM([CulturesData.CK34]))=0;&quot;&quot;;CONCATENATE([CulturesData.CK$1];SUBSTITUTE(SUBSTITUTE(SUBSTITUTE([CulturesData.CK34];&quot;e&quot;;&quot;EVERYMAN&quot;);&quot;r&quot;;&quot;RESTRICTED&quot;);&quot;o&quot;;&quot;OCCUPATIONAL&quot;);&quot;,&quot;))">
            <text:p/>
          </table:table-cell>
          <table:table-cell table:formula="of:=IF(LEN(TRIM([CulturesData.CL34]))=0;&quot;&quot;;CONCATENATE([CulturesData.CL$1];SUBSTITUTE(SUBSTITUTE(SUBSTITUTE([CulturesData.CL34];&quot;e&quot;;&quot;EVERYMAN&quot;);&quot;r&quot;;&quot;RESTRICTED&quot;);&quot;o&quot;;&quot;OCCUPATIONAL&quot;);&quot;,&quot;))">
            <text:p/>
          </table:table-cell>
          <table:table-cell table:formula="of:=IF(LEN(TRIM([CulturesData.CM34]))=0;&quot;&quot;;CONCATENATE([CulturesData.CM$1];SUBSTITUTE(SUBSTITUTE(SUBSTITUTE([CulturesData.CM34];&quot;e&quot;;&quot;EVERYMAN&quot;);&quot;r&quot;;&quot;RESTRICTED&quot;);&quot;o&quot;;&quot;OCCUPATIONAL&quot;);&quot;,&quot;))">
            <text:p/>
          </table:table-cell>
          <table:table-cell table:formula="of:=IF(LEN(TRIM([CulturesData.CN34]))=0;&quot;&quot;;CONCATENATE([CulturesData.CN$1];SUBSTITUTE(SUBSTITUTE(SUBSTITUTE([CulturesData.CN34];&quot;e&quot;;&quot;EVERYMAN&quot;);&quot;r&quot;;&quot;RESTRICTED&quot;);&quot;o&quot;;&quot;OCCUPATIONAL&quot;);&quot;,&quot;))">
            <text:p/>
          </table:table-cell>
          <table:table-cell table:formula="of:=IF(LEN(TRIM([CulturesData.CO34]))=0;&quot;&quot;;CONCATENATE([CulturesData.CO$1];SUBSTITUTE(SUBSTITUTE(SUBSTITUTE([CulturesData.CO34];&quot;e&quot;;&quot;EVERYMAN&quot;);&quot;r&quot;;&quot;RESTRICTED&quot;);&quot;o&quot;;&quot;OCCUPATIONAL&quot;);&quot;,&quot;))">
            <text:p/>
          </table:table-cell>
          <table:table-cell table:formula="of:=IF(LEN(TRIM([CulturesData.CP34]))=0;&quot;&quot;;CONCATENATE([CulturesData.CP$1];SUBSTITUTE(SUBSTITUTE(SUBSTITUTE([CulturesData.CP34];&quot;e&quot;;&quot;EVERYMAN&quot;);&quot;r&quot;;&quot;RESTRICTED&quot;);&quot;o&quot;;&quot;OCCUPATIONAL&quot;);&quot;,&quot;))">
            <text:p/>
          </table:table-cell>
          <table:table-cell table:formula="of:=IF(LEN(TRIM([CulturesData.CQ34]))=0;&quot;&quot;;CONCATENATE([CulturesData.CQ$1];SUBSTITUTE(SUBSTITUTE(SUBSTITUTE([CulturesData.CQ34];&quot;e&quot;;&quot;EVERYMAN&quot;);&quot;r&quot;;&quot;RESTRICTED&quot;);&quot;o&quot;;&quot;OCCUPATIONAL&quot;);&quot;,&quot;))">
            <text:p/>
          </table:table-cell>
          <table:table-cell table:formula="of:=IF(LEN(TRIM([CulturesData.CR34]))=0;&quot;&quot;;CONCATENATE([CulturesData.CR$1];SUBSTITUTE(SUBSTITUTE(SUBSTITUTE([CulturesData.CR34];&quot;e&quot;;&quot;EVERYMAN&quot;);&quot;r&quot;;&quot;RESTRICTED&quot;);&quot;o&quot;;&quot;OCCUPATIONAL&quot;);&quot;,&quot;))">
            <text:p/>
          </table:table-cell>
          <table:table-cell table:formula="of:=IF(LEN(TRIM([CulturesData.CS34]))=0;&quot;&quot;;CONCATENATE([CulturesData.CS$1];SUBSTITUTE(SUBSTITUTE(SUBSTITUTE([CulturesData.CS34];&quot;e&quot;;&quot;EVERYMAN&quot;);&quot;r&quot;;&quot;RESTRICTED&quot;);&quot;o&quot;;&quot;OCCUPATIONAL&quot;);&quot;,&quot;))">
            <text:p/>
          </table:table-cell>
          <table:table-cell table:formula="of:=IF(LEN(TRIM([CulturesData.CT34]))=0;&quot;&quot;;CONCATENATE([CulturesData.CT$1];SUBSTITUTE(SUBSTITUTE(SUBSTITUTE([CulturesData.CT34];&quot;e&quot;;&quot;EVERYMAN&quot;);&quot;r&quot;;&quot;RESTRICTED&quot;);&quot;o&quot;;&quot;OCCUPATIONAL&quot;);&quot;,&quot;))">
            <text:p/>
          </table:table-cell>
          <table:table-cell table:formula="of:=IF(LEN(TRIM([CulturesData.CU34]))=0;&quot;&quot;;CONCATENATE([CulturesData.CU$1];SUBSTITUTE(SUBSTITUTE(SUBSTITUTE([CulturesData.CU34];&quot;e&quot;;&quot;EVERYMAN&quot;);&quot;r&quot;;&quot;RESTRICTED&quot;);&quot;o&quot;;&quot;OCCUPATIONAL&quot;);&quot;,&quot;))">
            <text:p/>
          </table:table-cell>
          <table:table-cell table:formula="of:=IF(LEN(TRIM([CulturesData.CV34]))=0;&quot;&quot;;CONCATENATE([CulturesData.CV$1];SUBSTITUTE(SUBSTITUTE(SUBSTITUTE([CulturesData.CV34];&quot;e&quot;;&quot;EVERYMAN&quot;);&quot;r&quot;;&quot;RESTRICTED&quot;);&quot;o&quot;;&quot;OCCUPATIONAL&quot;);&quot;,&quot;))">
            <text:p/>
          </table:table-cell>
          <table:table-cell table:formula="of:=IF(LEN(TRIM([CulturesData.CW34]))=0;&quot;&quot;;CONCATENATE([CulturesData.CW$1];SUBSTITUTE(SUBSTITUTE(SUBSTITUTE([CulturesData.CW34];&quot;e&quot;;&quot;EVERYMAN&quot;);&quot;r&quot;;&quot;RESTRICTED&quot;);&quot;o&quot;;&quot;OCCUPATIONAL&quot;);&quot;,&quot;))">
            <text:p/>
          </table:table-cell>
          <table:table-cell table:formula="of:=IF(LEN(TRIM([CulturesData.CX34]))=0;&quot;&quot;;CONCATENATE([CulturesData.CX$1];SUBSTITUTE(SUBSTITUTE(SUBSTITUTE([CulturesData.CX34];&quot;e&quot;;&quot;EVERYMAN&quot;);&quot;r&quot;;&quot;RESTRICTED&quot;);&quot;o&quot;;&quot;OCCUPATIONAL&quot;);&quot;,&quot;))">
            <text:p/>
          </table:table-cell>
          <table:table-cell table:formula="of:=IF(LEN(TRIM([CulturesData.CY34]))=0;&quot;&quot;;CONCATENATE([CulturesData.CY$1];SUBSTITUTE(SUBSTITUTE(SUBSTITUTE([CulturesData.CY34];&quot;e&quot;;&quot;EVERYMAN&quot;);&quot;r&quot;;&quot;RESTRICTED&quot;);&quot;o&quot;;&quot;OCCUPATIONAL&quot;);&quot;,&quot;))">
            <text:p/>
          </table:table-cell>
          <table:table-cell table:formula="of:=IF(LEN(TRIM([CulturesData.CZ34]))=0;&quot;&quot;;CONCATENATE([CulturesData.CZ$1];SUBSTITUTE(SUBSTITUTE(SUBSTITUTE([CulturesData.CZ34];&quot;e&quot;;&quot;EVERYMAN&quot;);&quot;r&quot;;&quot;RESTRICTED&quot;);&quot;o&quot;;&quot;OCCUPATIONAL&quot;);&quot;,&quot;))">
            <text:p/>
          </table:table-cell>
          <table:table-cell table:formula="of:=IF(LEN(TRIM([CulturesData.DA34]))=0;&quot;&quot;;CONCATENATE([CulturesData.DA$1];SUBSTITUTE(SUBSTITUTE(SUBSTITUTE([CulturesData.DA34];&quot;e&quot;;&quot;EVERYMAN&quot;);&quot;r&quot;;&quot;RESTRICTED&quot;);&quot;o&quot;;&quot;OCCUPATIONAL&quot;);&quot;,&quot;))">
            <text:p/>
          </table:table-cell>
          <table:table-cell table:formula="of:=IF(LEN(TRIM([CulturesData.DB34]))=0;&quot;&quot;;CONCATENATE([CulturesData.DB$1];SUBSTITUTE(SUBSTITUTE(SUBSTITUTE([CulturesData.DB34];&quot;e&quot;;&quot;EVERYMAN&quot;);&quot;r&quot;;&quot;RESTRICTED&quot;);&quot;o&quot;;&quot;OCCUPATIONAL&quot;);&quot;,&quot;))">
            <text:p/>
          </table:table-cell>
          <table:table-cell table:formula="of:=IF(LEN(TRIM([CulturesData.DC34]))=0;&quot;&quot;;CONCATENATE([CulturesData.DC$1];SUBSTITUTE(SUBSTITUTE(SUBSTITUTE([CulturesData.DC34];&quot;e&quot;;&quot;EVERYMAN&quot;);&quot;r&quot;;&quot;RESTRICTED&quot;);&quot;o&quot;;&quot;OCCUPATIONAL&quot;);&quot;,&quot;))">
            <text:p/>
          </table:table-cell>
          <table:table-cell table:formula="of:=IF(LEN(TRIM([CulturesData.DD34]))=0;&quot;&quot;;CONCATENATE([CulturesData.DD$1];SUBSTITUTE(SUBSTITUTE(SUBSTITUTE([CulturesData.DD34];&quot;e&quot;;&quot;EVERYMAN&quot;);&quot;r&quot;;&quot;RESTRICTED&quot;);&quot;o&quot;;&quot;OCCUPATIONAL&quot;);&quot;,&quot;))">
            <text:p/>
          </table:table-cell>
          <table:table-cell table:formula="of:=IF(LEN(TRIM([CulturesData.DE34]))=0;&quot;&quot;;CONCATENATE([CulturesData.DE$1];SUBSTITUTE(SUBSTITUTE(SUBSTITUTE([CulturesData.DE34];&quot;e&quot;;&quot;EVERYMAN&quot;);&quot;r&quot;;&quot;RESTRICTED&quot;);&quot;o&quot;;&quot;OCCUPATIONAL&quot;);&quot;,&quot;))">
            <text:p/>
          </table:table-cell>
          <table:table-cell table:formula="of:=IF(LEN(TRIM([CulturesData.DF34]))=0;&quot;&quot;;CONCATENATE([CulturesData.DF$1];SUBSTITUTE(SUBSTITUTE(SUBSTITUTE([CulturesData.DF34];&quot;e&quot;;&quot;EVERYMAN&quot;);&quot;r&quot;;&quot;RESTRICTED&quot;);&quot;o&quot;;&quot;OCCUPATIONAL&quot;);&quot;,&quot;))">
            <text:p/>
          </table:table-cell>
          <table:table-cell table:formula="of:=IF(LEN(TRIM([CulturesData.DG34]))=0;&quot;&quot;;CONCATENATE([CulturesData.DG$1];SUBSTITUTE(SUBSTITUTE(SUBSTITUTE([CulturesData.DG34];&quot;e&quot;;&quot;EVERYMAN&quot;);&quot;r&quot;;&quot;RESTRICTED&quot;);&quot;o&quot;;&quot;OCCUPATIONAL&quot;);&quot;,&quot;))">
            <text:p/>
          </table:table-cell>
          <table:table-cell table:formula="of:=IF(LEN(TRIM([CulturesData.DH34]))=0;&quot;&quot;;CONCATENATE([CulturesData.DH$1];SUBSTITUTE(SUBSTITUTE(SUBSTITUTE([CulturesData.DH34];&quot;e&quot;;&quot;EVERYMAN&quot;);&quot;r&quot;;&quot;RESTRICTED&quot;);&quot;o&quot;;&quot;OCCUPATIONAL&quot;);&quot;,&quot;))">
            <text:p/>
          </table:table-cell>
          <table:table-cell table:formula="of:=IF(LEN(TRIM([CulturesData.DI34]))=0;&quot;&quot;;CONCATENATE([CulturesData.DI$1];SUBSTITUTE(SUBSTITUTE(SUBSTITUTE([CulturesData.DI34];&quot;e&quot;;&quot;EVERYMAN&quot;);&quot;r&quot;;&quot;RESTRICTED&quot;);&quot;o&quot;;&quot;OCCUPATIONAL&quot;);&quot;,&quot;))">
            <text:p/>
          </table:table-cell>
          <table:table-cell table:formula="of:=IF(LEN(TRIM([CulturesData.DJ34]))=0;&quot;&quot;;CONCATENATE([CulturesData.DJ$1];SUBSTITUTE(SUBSTITUTE(SUBSTITUTE([CulturesData.DJ34];&quot;e&quot;;&quot;EVERYMAN&quot;);&quot;r&quot;;&quot;RESTRICTED&quot;);&quot;o&quot;;&quot;OCCUPATIONAL&quot;);&quot;,&quot;))">
            <text:p/>
          </table:table-cell>
          <table:table-cell table:formula="of:=IF(LEN(TRIM([CulturesData.DK34]))=0;&quot;&quot;;CONCATENATE([CulturesData.DK$1];SUBSTITUTE(SUBSTITUTE(SUBSTITUTE([CulturesData.DK34];&quot;e&quot;;&quot;EVERYMAN&quot;);&quot;r&quot;;&quot;RESTRICTED&quot;);&quot;o&quot;;&quot;OCCUPATIONAL&quot;);&quot;,&quot;))">
            <text:p/>
          </table:table-cell>
          <table:table-cell table:formula="of:=IF(LEN(TRIM([CulturesData.DL34]))=0;&quot;&quot;;CONCATENATE([CulturesData.DL$1];SUBSTITUTE(SUBSTITUTE(SUBSTITUTE([CulturesData.DL34];&quot;e&quot;;&quot;EVERYMAN&quot;);&quot;r&quot;;&quot;RESTRICTED&quot;);&quot;o&quot;;&quot;OCCUPATIONAL&quot;);&quot;,&quot;))">
            <text:p/>
          </table:table-cell>
          <table:table-cell table:formula="of:=IF(LEN(TRIM([CulturesData.DM34]))=0;&quot;&quot;;CONCATENATE([CulturesData.DM$1];SUBSTITUTE(SUBSTITUTE(SUBSTITUTE([CulturesData.DM34];&quot;e&quot;;&quot;EVERYMAN&quot;);&quot;r&quot;;&quot;RESTRICTED&quot;);&quot;o&quot;;&quot;OCCUPATIONAL&quot;);&quot;,&quot;))">
            <text:p/>
          </table:table-cell>
          <table:table-cell table:formula="of:=IF(LEN(TRIM([CulturesData.DN34]))=0;&quot;&quot;;CONCATENATE([CulturesData.DN$1];SUBSTITUTE(SUBSTITUTE(SUBSTITUTE([CulturesData.DN34];&quot;e&quot;;&quot;EVERYMAN&quot;);&quot;r&quot;;&quot;RESTRICTED&quot;);&quot;o&quot;;&quot;OCCUPATIONAL&quot;);&quot;,&quot;))">
            <text:p/>
          </table:table-cell>
          <table:table-cell table:formula="of:=IF(LEN(TRIM([CulturesData.DO34]))=0;&quot;&quot;;CONCATENATE([CulturesData.DO$1];SUBSTITUTE(SUBSTITUTE(SUBSTITUTE([CulturesData.DO34];&quot;e&quot;;&quot;EVERYMAN&quot;);&quot;r&quot;;&quot;RESTRICTED&quot;);&quot;o&quot;;&quot;OCCUPATIONAL&quot;);&quot;,&quot;))">
            <text:p/>
          </table:table-cell>
          <table:table-cell table:formula="of:=IF(LEN(TRIM([CulturesData.DP34]))=0;&quot;&quot;;CONCATENATE([CulturesData.DP$1];SUBSTITUTE(SUBSTITUTE(SUBSTITUTE([CulturesData.DP34];&quot;e&quot;;&quot;EVERYMAN&quot;);&quot;r&quot;;&quot;RESTRICTED&quot;);&quot;o&quot;;&quot;OCCUPATIONAL&quot;);&quot;,&quot;))">
            <text:p/>
          </table:table-cell>
          <table:table-cell table:formula="of:=IF(LEN(TRIM([CulturesData.DQ34]))=0;&quot;&quot;;CONCATENATE([CulturesData.DQ$1];SUBSTITUTE(SUBSTITUTE(SUBSTITUTE([CulturesData.DQ34];&quot;e&quot;;&quot;EVERYMAN&quot;);&quot;r&quot;;&quot;RESTRICTED&quot;);&quot;o&quot;;&quot;OCCUPATIONAL&quot;);&quot;,&quot;))">
            <text:p/>
          </table:table-cell>
          <table:table-cell table:formula="of:=IF(LEN(TRIM([CulturesData.DR34]))=0;&quot;&quot;;CONCATENATE([CulturesData.DR$1];SUBSTITUTE(SUBSTITUTE(SUBSTITUTE([CulturesData.DR34];&quot;e&quot;;&quot;EVERYMAN&quot;);&quot;r&quot;;&quot;RESTRICTED&quot;);&quot;o&quot;;&quot;OCCUPATIONAL&quot;);&quot;,&quot;))">
            <text:p/>
          </table:table-cell>
          <table:table-cell table:formula="of:=IF(LEN(TRIM([CulturesData.DS34]))=0;&quot;&quot;;CONCATENATE([CulturesData.DS$1];SUBSTITUTE(SUBSTITUTE(SUBSTITUTE([CulturesData.DS34];&quot;e&quot;;&quot;EVERYMAN&quot;);&quot;r&quot;;&quot;RESTRICTED&quot;);&quot;o&quot;;&quot;OCCUPATIONAL&quot;);&quot;,&quot;))">
            <text:p/>
          </table:table-cell>
          <table:table-cell table:formula="of:=IF(LEN(TRIM([CulturesData.DT34]))=0;&quot;&quot;;CONCATENATE([CulturesData.DT$1];SUBSTITUTE(SUBSTITUTE(SUBSTITUTE([CulturesData.DT34];&quot;e&quot;;&quot;EVERYMAN&quot;);&quot;r&quot;;&quot;RESTRICTED&quot;);&quot;o&quot;;&quot;OCCUPATIONAL&quot;);&quot;,&quot;))">
            <text:p/>
          </table:table-cell>
          <table:table-cell table:formula="of:=IF(LEN(TRIM([CulturesData.DU34]))=0;&quot;&quot;;CONCATENATE([CulturesData.DU$1];SUBSTITUTE(SUBSTITUTE(SUBSTITUTE([CulturesData.DU34];&quot;e&quot;;&quot;EVERYMAN&quot;);&quot;r&quot;;&quot;RESTRICTED&quot;);&quot;o&quot;;&quot;OCCUPATIONAL&quot;);&quot;,&quot;))">
            <text:p/>
          </table:table-cell>
          <table:table-cell table:formula="of:=IF(LEN(TRIM([CulturesData.DV34]))=0;&quot;&quot;;CONCATENATE([CulturesData.DV$1];SUBSTITUTE(SUBSTITUTE(SUBSTITUTE([CulturesData.DV34];&quot;e&quot;;&quot;EVERYMAN&quot;);&quot;r&quot;;&quot;RESTRICTED&quot;);&quot;o&quot;;&quot;OCCUPATIONAL&quot;);&quot;,&quot;))">
            <text:p/>
          </table:table-cell>
          <table:table-cell table:formula="of:=IF(LEN(TRIM([CulturesData.DW34]))=0;&quot;&quot;;CONCATENATE([CulturesData.DW$1];SUBSTITUTE(SUBSTITUTE(SUBSTITUTE([CulturesData.DW34];&quot;e&quot;;&quot;EVERYMAN&quot;);&quot;r&quot;;&quot;RESTRICTED&quot;);&quot;o&quot;;&quot;OCCUPATIONAL&quot;);&quot;,&quot;))">
            <text:p/>
          </table:table-cell>
          <table:table-cell table:formula="of:=IF(LEN(TRIM([CulturesData.DX34]))=0;&quot;&quot;;CONCATENATE([CulturesData.DX$1];SUBSTITUTE(SUBSTITUTE(SUBSTITUTE([CulturesData.DX34];&quot;e&quot;;&quot;EVERYMAN&quot;);&quot;r&quot;;&quot;RESTRICTED&quot;);&quot;o&quot;;&quot;OCCUPATIONAL&quot;);&quot;,&quot;))">
            <text:p/>
          </table:table-cell>
          <table:table-cell table:formula="of:=IF(LEN(TRIM([CulturesData.DY34]))=0;&quot;&quot;;CONCATENATE([CulturesData.DY$1];SUBSTITUTE(SUBSTITUTE(SUBSTITUTE([CulturesData.DY34];&quot;e&quot;;&quot;EVERYMAN&quot;);&quot;r&quot;;&quot;RESTRICTED&quot;);&quot;o&quot;;&quot;OCCUPATIONAL&quot;);&quot;,&quot;))">
            <text:p/>
          </table:table-cell>
          <table:table-cell table:formula="of:=IF(LEN(TRIM([CulturesData.DZ34]))=0;&quot;&quot;;CONCATENATE([CulturesData.DZ$1];SUBSTITUTE(SUBSTITUTE(SUBSTITUTE([CulturesData.DZ34];&quot;e&quot;;&quot;EVERYMAN&quot;);&quot;r&quot;;&quot;RESTRICTED&quot;);&quot;o&quot;;&quot;OCCUPATIONAL&quot;);&quot;,&quot;))">
            <text:p/>
          </table:table-cell>
          <table:table-cell table:formula="of:=IF(LEN(TRIM([CulturesData.EA34]))=0;&quot;&quot;;CONCATENATE([CulturesData.EA$1];SUBSTITUTE(SUBSTITUTE(SUBSTITUTE([CulturesData.EA34];&quot;e&quot;;&quot;EVERYMAN&quot;);&quot;r&quot;;&quot;RESTRICTED&quot;);&quot;o&quot;;&quot;OCCUPATIONAL&quot;);&quot;,&quot;))">
            <text:p/>
          </table:table-cell>
          <table:table-cell table:formula="of:=IF(LEN(TRIM([CulturesData.EB34]))=0;&quot;&quot;;CONCATENATE([CulturesData.EB$1];SUBSTITUTE(SUBSTITUTE(SUBSTITUTE([CulturesData.EB34];&quot;e&quot;;&quot;EVERYMAN&quot;);&quot;r&quot;;&quot;RESTRICTED&quot;);&quot;o&quot;;&quot;OCCUPATIONAL&quot;);&quot;,&quot;))">
            <text:p/>
          </table:table-cell>
          <table:table-cell table:formula="of:=IF(LEN(TRIM([CulturesData.EC34]))=0;&quot;&quot;;CONCATENATE([CulturesData.EC$1];SUBSTITUTE(SUBSTITUTE(SUBSTITUTE([CulturesData.EC34];&quot;e&quot;;&quot;EVERYMAN&quot;);&quot;r&quot;;&quot;RESTRICTED&quot;);&quot;o&quot;;&quot;OCCUPATIONAL&quot;);&quot;,&quot;))">
            <text:p/>
          </table:table-cell>
          <table:table-cell table:formula="of:=IF(LEN(TRIM([CulturesData.ED34]))=0;&quot;&quot;;CONCATENATE([CulturesData.ED$1];SUBSTITUTE(SUBSTITUTE(SUBSTITUTE([CulturesData.ED34];&quot;e&quot;;&quot;EVERYMAN&quot;);&quot;r&quot;;&quot;RESTRICTED&quot;);&quot;o&quot;;&quot;OCCUPATIONAL&quot;);&quot;,&quot;))">
            <text:p/>
          </table:table-cell>
          <table:table-cell table:formula="of:=IF(LEN(TRIM([CulturesData.EE34]))=0;&quot;&quot;;CONCATENATE([CulturesData.EE$1];SUBSTITUTE(SUBSTITUTE(SUBSTITUTE([CulturesData.EE34];&quot;e&quot;;&quot;EVERYMAN&quot;);&quot;r&quot;;&quot;RESTRICTED&quot;);&quot;o&quot;;&quot;OCCUPATIONAL&quot;);&quot;,&quot;))">
            <text:p/>
          </table:table-cell>
          <table:table-cell table:formula="of:=IF(LEN(TRIM([CulturesData.EF34]))=0;&quot;&quot;;CONCATENATE([CulturesData.EF$1];SUBSTITUTE(SUBSTITUTE(SUBSTITUTE([CulturesData.EF34];&quot;e&quot;;&quot;EVERYMAN&quot;);&quot;r&quot;;&quot;RESTRICTED&quot;);&quot;o&quot;;&quot;OCCUPATIONAL&quot;);&quot;,&quot;))">
            <text:p/>
          </table:table-cell>
          <table:table-cell table:formula="of:=IF(LEN(TRIM([CulturesData.EG34]))=0;&quot;&quot;;CONCATENATE([CulturesData.EG$1];SUBSTITUTE(SUBSTITUTE(SUBSTITUTE([CulturesData.EG34];&quot;e&quot;;&quot;EVERYMAN&quot;);&quot;r&quot;;&quot;RESTRICTED&quot;);&quot;o&quot;;&quot;OCCUPATIONAL&quot;);&quot;,&quot;))">
            <text:p/>
          </table:table-cell>
          <table:table-cell table:formula="of:=IF(LEN(TRIM([CulturesData.EH34]))=0;&quot;&quot;;CONCATENATE([CulturesData.EH$1];SUBSTITUTE(SUBSTITUTE(SUBSTITUTE([CulturesData.EH34];&quot;e&quot;;&quot;EVERYMAN&quot;);&quot;r&quot;;&quot;RESTRICTED&quot;);&quot;o&quot;;&quot;OCCUPATIONAL&quot;);&quot;,&quot;))">
            <text:p/>
          </table:table-cell>
          <table:table-cell table:formula="of:=IF(LEN(TRIM([CulturesData.EI34]))=0;&quot;&quot;;CONCATENATE([CulturesData.EI$1];SUBSTITUTE(SUBSTITUTE(SUBSTITUTE([CulturesData.EI34];&quot;e&quot;;&quot;EVERYMAN&quot;);&quot;r&quot;;&quot;RESTRICTED&quot;);&quot;o&quot;;&quot;OCCUPATIONAL&quot;);&quot;,&quot;))">
            <text:p/>
          </table:table-cell>
          <table:table-cell table:formula="of:=IF(LEN(TRIM([CulturesData.EJ34]))=0;&quot;&quot;;CONCATENATE([CulturesData.EJ$1];SUBSTITUTE(SUBSTITUTE(SUBSTITUTE([CulturesData.EJ34];&quot;e&quot;;&quot;EVERYMAN&quot;);&quot;r&quot;;&quot;RESTRICTED&quot;);&quot;o&quot;;&quot;OCCUPATIONAL&quot;);&quot;,&quot;))">
            <text:p/>
          </table:table-cell>
          <table:table-cell table:formula="of:=IF(LEN(TRIM([CulturesData.EK34]))=0;&quot;&quot;;CONCATENATE([CulturesData.EK$1];SUBSTITUTE(SUBSTITUTE(SUBSTITUTE([CulturesData.EK34];&quot;e&quot;;&quot;EVERYMAN&quot;);&quot;r&quot;;&quot;RESTRICTED&quot;);&quot;o&quot;;&quot;OCCUPATIONAL&quot;);&quot;,&quot;))">
            <text:p/>
          </table:table-cell>
          <table:table-cell table:formula="of:=IF(LEN(TRIM([CulturesData.EL34]))=0;&quot;&quot;;CONCATENATE([CulturesData.EL$1];SUBSTITUTE(SUBSTITUTE(SUBSTITUTE([CulturesData.EL34];&quot;e&quot;;&quot;EVERYMAN&quot;);&quot;r&quot;;&quot;RESTRICTED&quot;);&quot;o&quot;;&quot;OCCUPATIONAL&quot;);&quot;,&quot;))">
            <text:p/>
          </table:table-cell>
          <table:table-cell table:formula="of:=IF(LEN(TRIM([CulturesData.EM34]))=0;&quot;&quot;;CONCATENATE([CulturesData.EM$1];SUBSTITUTE(SUBSTITUTE(SUBSTITUTE([CulturesData.EM34];&quot;e&quot;;&quot;EVERYMAN&quot;);&quot;r&quot;;&quot;RESTRICTED&quot;);&quot;o&quot;;&quot;OCCUPATIONAL&quot;);&quot;,&quot;))">
            <text:p/>
          </table:table-cell>
          <table:table-cell table:formula="of:=IF(LEN(TRIM([CulturesData.EN34]))=0;&quot;&quot;;CONCATENATE([CulturesData.EN$1];SUBSTITUTE(SUBSTITUTE(SUBSTITUTE([CulturesData.EN34];&quot;e&quot;;&quot;EVERYMAN&quot;);&quot;r&quot;;&quot;RESTRICTED&quot;);&quot;o&quot;;&quot;OCCUPATIONAL&quot;);&quot;,&quot;))">
            <text:p/>
          </table:table-cell>
          <table:table-cell table:formula="of:=IF(LEN(TRIM([CulturesData.EO34]))=0;&quot;&quot;;CONCATENATE([CulturesData.EO$1];SUBSTITUTE(SUBSTITUTE(SUBSTITUTE([CulturesData.EO34];&quot;e&quot;;&quot;EVERYMAN&quot;);&quot;r&quot;;&quot;RESTRICTED&quot;);&quot;o&quot;;&quot;OCCUPATIONAL&quot;);&quot;,&quot;))">
            <text:p/>
          </table:table-cell>
          <table:table-cell table:formula="of:=IF(LEN(TRIM([CulturesData.EP34]))=0;&quot;&quot;;CONCATENATE([CulturesData.EP$1];SUBSTITUTE(SUBSTITUTE(SUBSTITUTE([CulturesData.EP34];&quot;e&quot;;&quot;EVERYMAN&quot;);&quot;r&quot;;&quot;RESTRICTED&quot;);&quot;o&quot;;&quot;OCCUPATIONAL&quot;);&quot;,&quot;))">
            <text:p/>
          </table:table-cell>
          <table:table-cell table:formula="of:=IF(LEN(TRIM([CulturesData.EQ34]))=0;&quot;&quot;;CONCATENATE([CulturesData.EQ$1];SUBSTITUTE(SUBSTITUTE(SUBSTITUTE([CulturesData.EQ34];&quot;e&quot;;&quot;EVERYMAN&quot;);&quot;r&quot;;&quot;RESTRICTED&quot;);&quot;o&quot;;&quot;OCCUPATIONAL&quot;);&quot;,&quot;))">
            <text:p/>
          </table:table-cell>
          <table:table-cell table:formula="of:=IF(LEN(TRIM([CulturesData.ER34]))=0;&quot;&quot;;CONCATENATE([CulturesData.ER$1];SUBSTITUTE(SUBSTITUTE(SUBSTITUTE([CulturesData.ER34];&quot;e&quot;;&quot;EVERYMAN&quot;);&quot;r&quot;;&quot;RESTRICTED&quot;);&quot;o&quot;;&quot;OCCUPATIONAL&quot;);&quot;,&quot;))">
            <text:p/>
          </table:table-cell>
          <table:table-cell table:formula="of:=IF(LEN(TRIM([CulturesData.ES34]))=0;&quot;&quot;;CONCATENATE([CulturesData.ES$1];SUBSTITUTE(SUBSTITUTE(SUBSTITUTE([CulturesData.ES34];&quot;e&quot;;&quot;EVERYMAN&quot;);&quot;r&quot;;&quot;RESTRICTED&quot;);&quot;o&quot;;&quot;OCCUPATIONAL&quot;);&quot;,&quot;))">
            <text:p/>
          </table:table-cell>
          <table:table-cell table:formula="of:=IF(LEN(TRIM([CulturesData.ET34]))=0;&quot;&quot;;CONCATENATE([CulturesData.ET$1];SUBSTITUTE(SUBSTITUTE(SUBSTITUTE([CulturesData.ET34];&quot;e&quot;;&quot;EVERYMAN&quot;);&quot;r&quot;;&quot;RESTRICTED&quot;);&quot;o&quot;;&quot;OCCUPATIONAL&quot;);&quot;,&quot;))">
            <text:p/>
          </table:table-cell>
          <table:table-cell table:formula="of:=IF(LEN(TRIM([CulturesData.EU34]))=0;&quot;&quot;;CONCATENATE([CulturesData.EU$1];SUBSTITUTE(SUBSTITUTE(SUBSTITUTE([CulturesData.EU34];&quot;e&quot;;&quot;EVERYMAN&quot;);&quot;r&quot;;&quot;RESTRICTED&quot;);&quot;o&quot;;&quot;OCCUPATIONAL&quot;);&quot;,&quot;))">
            <text:p/>
          </table:table-cell>
          <table:table-cell table:formula="of:=IF(LEN(TRIM([CulturesData.EV34]))=0;&quot;&quot;;CONCATENATE([CulturesData.EV$1];SUBSTITUTE(SUBSTITUTE(SUBSTITUTE([CulturesData.EV34];&quot;e&quot;;&quot;EVERYMAN&quot;);&quot;r&quot;;&quot;RESTRICTED&quot;);&quot;o&quot;;&quot;OCCUPATIONAL&quot;);&quot;,&quot;))">
            <text:p/>
          </table:table-cell>
          <table:table-cell table:formula="of:=IF(LEN(TRIM([CulturesData.EW34]))=0;&quot;&quot;;CONCATENATE([CulturesData.EW$1];SUBSTITUTE(SUBSTITUTE(SUBSTITUTE([CulturesData.EW34];&quot;e&quot;;&quot;EVERYMAN&quot;);&quot;r&quot;;&quot;RESTRICTED&quot;);&quot;o&quot;;&quot;OCCUPATIONAL&quot;);&quot;,&quot;))">
            <text:p/>
          </table:table-cell>
          <table:table-cell table:formula="of:=IF(LEN(TRIM([CulturesData.EX34]))=0;&quot;&quot;;CONCATENATE([CulturesData.EX$1];SUBSTITUTE(SUBSTITUTE(SUBSTITUTE([CulturesData.EX34];&quot;e&quot;;&quot;EVERYMAN&quot;);&quot;r&quot;;&quot;RESTRICTED&quot;);&quot;o&quot;;&quot;OCCUPATIONAL&quot;);&quot;,&quot;))">
            <text:p/>
          </table:table-cell>
          <table:table-cell table:formula="of:=IF(LEN(TRIM([CulturesData.EY34]))=0;&quot;&quot;;CONCATENATE([CulturesData.EY$1];SUBSTITUTE(SUBSTITUTE(SUBSTITUTE([CulturesData.EY34];&quot;e&quot;;&quot;EVERYMAN&quot;);&quot;r&quot;;&quot;RESTRICTED&quot;);&quot;o&quot;;&quot;OCCUPATIONAL&quot;);&quot;,&quot;))">
            <text:p/>
          </table:table-cell>
          <table:table-cell table:formula="of:=IF(LEN(TRIM([CulturesData.EZ34]))=0;&quot;&quot;;CONCATENATE([CulturesData.EZ$1];SUBSTITUTE(SUBSTITUTE(SUBSTITUTE([CulturesData.EZ34];&quot;e&quot;;&quot;EVERYMAN&quot;);&quot;r&quot;;&quot;RESTRICTED&quot;);&quot;o&quot;;&quot;OCCUPATIONAL&quot;);&quot;,&quot;))">
            <text:p/>
          </table:table-cell>
          <table:table-cell table:formula="of:=IF(LEN(TRIM([CulturesData.FA34]))=0;&quot;&quot;;CONCATENATE([CulturesData.FA$1];SUBSTITUTE(SUBSTITUTE(SUBSTITUTE([CulturesData.FA34];&quot;e&quot;;&quot;EVERYMAN&quot;);&quot;r&quot;;&quot;RESTRICTED&quot;);&quot;o&quot;;&quot;OCCUPATIONAL&quot;);&quot;,&quot;))">
            <text:p/>
          </table:table-cell>
          <table:table-cell table:formula="of:=IF(LEN(TRIM([CulturesData.FB34]))=0;&quot;&quot;;CONCATENATE([CulturesData.FB$1];SUBSTITUTE(SUBSTITUTE(SUBSTITUTE([CulturesData.FB34];&quot;e&quot;;&quot;EVERYMAN&quot;);&quot;r&quot;;&quot;RESTRICTED&quot;);&quot;o&quot;;&quot;OCCUPATIONAL&quot;);&quot;,&quot;))">
            <text:p/>
          </table:table-cell>
          <table:table-cell table:formula="of:=IF(LEN(TRIM([CulturesData.FC34]))=0;&quot;&quot;;CONCATENATE([CulturesData.FC$1];SUBSTITUTE(SUBSTITUTE(SUBSTITUTE([CulturesData.FC34];&quot;e&quot;;&quot;EVERYMAN&quot;);&quot;r&quot;;&quot;RESTRICTED&quot;);&quot;o&quot;;&quot;OCCUPATIONAL&quot;);&quot;,&quot;))">
            <text:p/>
          </table:table-cell>
          <table:table-cell table:formula="of:=IF(LEN(TRIM([CulturesData.FD34]))=0;&quot;&quot;;CONCATENATE([CulturesData.FD$1];SUBSTITUTE(SUBSTITUTE(SUBSTITUTE([CulturesData.FD34];&quot;e&quot;;&quot;EVERYMAN&quot;);&quot;r&quot;;&quot;RESTRICTED&quot;);&quot;o&quot;;&quot;OCCUPATIONAL&quot;);&quot;,&quot;))">
            <text:p/>
          </table:table-cell>
          <table:table-cell table:formula="of:=IF(LEN(TRIM([CulturesData.FE34]))=0;&quot;&quot;;CONCATENATE([CulturesData.FE$1];SUBSTITUTE(SUBSTITUTE(SUBSTITUTE([CulturesData.FE34];&quot;e&quot;;&quot;EVERYMAN&quot;);&quot;r&quot;;&quot;RESTRICTED&quot;);&quot;o&quot;;&quot;OCCUPATIONAL&quot;);&quot;,&quot;))">
            <text:p/>
          </table:table-cell>
          <table:table-cell table:formula="of:=IF(LEN(TRIM([CulturesData.FF34]))=0;&quot;&quot;;CONCATENATE([CulturesData.FF$1];SUBSTITUTE(SUBSTITUTE(SUBSTITUTE([CulturesData.FF34];&quot;e&quot;;&quot;EVERYMAN&quot;);&quot;r&quot;;&quot;RESTRICTED&quot;);&quot;o&quot;;&quot;OCCUPATIONAL&quot;);&quot;,&quot;))">
            <text:p/>
          </table:table-cell>
          <table:table-cell table:formula="of:=IF(LEN(TRIM([CulturesData.FG34]))=0;&quot;&quot;;CONCATENATE([CulturesData.FG$1];SUBSTITUTE(SUBSTITUTE(SUBSTITUTE([CulturesData.FG34];&quot;e&quot;;&quot;EVERYMAN&quot;);&quot;r&quot;;&quot;RESTRICTED&quot;);&quot;o&quot;;&quot;OCCUPATIONAL&quot;);&quot;,&quot;))">
            <text:p/>
          </table:table-cell>
          <table:table-cell table:formula="of:=IF(LEN(TRIM([CulturesData.FH34]))=0;&quot;&quot;;CONCATENATE([CulturesData.FH$1];SUBSTITUTE(SUBSTITUTE(SUBSTITUTE([CulturesData.FH34];&quot;e&quot;;&quot;EVERYMAN&quot;);&quot;r&quot;;&quot;RESTRICTED&quot;);&quot;o&quot;;&quot;OCCUPATIONAL&quot;);&quot;,&quot;))">
            <text:p/>
          </table:table-cell>
          <table:table-cell table:formula="of:=IF(LEN(TRIM([CulturesData.FI34]))=0;&quot;&quot;;CONCATENATE([CulturesData.FI$1];SUBSTITUTE(SUBSTITUTE(SUBSTITUTE([CulturesData.FI34];&quot;e&quot;;&quot;EVERYMAN&quot;);&quot;r&quot;;&quot;RESTRICTED&quot;);&quot;o&quot;;&quot;OCCUPATIONAL&quot;);&quot;,&quot;))">
            <text:p/>
          </table:table-cell>
          <table:table-cell table:formula="of:=IF(LEN(TRIM([CulturesData.FJ34]))=0;&quot;&quot;;CONCATENATE([CulturesData.FJ$1];SUBSTITUTE(SUBSTITUTE(SUBSTITUTE([CulturesData.FJ34];&quot;e&quot;;&quot;EVERYMAN&quot;);&quot;r&quot;;&quot;RESTRICTED&quot;);&quot;o&quot;;&quot;OCCUPATIONAL&quot;);&quot;,&quot;))">
            <text:p/>
          </table:table-cell>
          <table:table-cell table:formula="of:=IF(LEN(TRIM([CulturesData.FK34]))=0;&quot;&quot;;CONCATENATE([CulturesData.FK$1];SUBSTITUTE(SUBSTITUTE(SUBSTITUTE([CulturesData.FK34];&quot;e&quot;;&quot;EVERYMAN&quot;);&quot;r&quot;;&quot;RESTRICTED&quot;);&quot;o&quot;;&quot;OCCUPATIONAL&quot;);&quot;,&quot;))">
            <text:p/>
          </table:table-cell>
          <table:table-cell table:formula="of:=IF(LEN(TRIM([CulturesData.FL34]))=0;&quot;&quot;;CONCATENATE([CulturesData.FL$1];SUBSTITUTE(SUBSTITUTE(SUBSTITUTE([CulturesData.FL34];&quot;e&quot;;&quot;EVERYMAN&quot;);&quot;r&quot;;&quot;RESTRICTED&quot;);&quot;o&quot;;&quot;OCCUPATIONAL&quot;);&quot;,&quot;))">
            <text:p/>
          </table:table-cell>
          <table:table-cell table:formula="of:=IF(LEN(TRIM([CulturesData.FM34]))=0;&quot;&quot;;CONCATENATE([CulturesData.FM$1];SUBSTITUTE(SUBSTITUTE(SUBSTITUTE([CulturesData.FM34];&quot;e&quot;;&quot;EVERYMAN&quot;);&quot;r&quot;;&quot;RESTRICTED&quot;);&quot;o&quot;;&quot;OCCUPATIONAL&quot;);&quot;,&quot;))">
            <text:p/>
          </table:table-cell>
          <table:table-cell table:formula="of:=IF(LEN(TRIM([CulturesData.FN34]))=0;&quot;&quot;;CONCATENATE([CulturesData.FN$1];SUBSTITUTE(SUBSTITUTE(SUBSTITUTE([CulturesData.FN34];&quot;e&quot;;&quot;EVERYMAN&quot;);&quot;r&quot;;&quot;RESTRICTED&quot;);&quot;o&quot;;&quot;OCCUPATIONAL&quot;);&quot;,&quot;))">
            <text:p/>
          </table:table-cell>
          <table:table-cell table:formula="of:=IF(LEN(TRIM([CulturesData.FO34]))=0;&quot;&quot;;CONCATENATE([CulturesData.FO$1];SUBSTITUTE(SUBSTITUTE(SUBSTITUTE([CulturesData.FO34];&quot;e&quot;;&quot;EVERYMAN&quot;);&quot;r&quot;;&quot;RESTRICTED&quot;);&quot;o&quot;;&quot;OCCUPATIONAL&quot;);&quot;,&quot;))">
            <text:p/>
          </table:table-cell>
          <table:table-cell table:formula="of:=IF(LEN(TRIM([CulturesData.FP34]))=0;&quot;&quot;;CONCATENATE([CulturesData.FP$1];SUBSTITUTE(SUBSTITUTE(SUBSTITUTE([CulturesData.FP34];&quot;e&quot;;&quot;EVERYMAN&quot;);&quot;r&quot;;&quot;RESTRICTED&quot;);&quot;o&quot;;&quot;OCCUPATIONAL&quot;);&quot;,&quot;))">
            <text:p/>
          </table:table-cell>
          <table:table-cell table:formula="of:=IF(LEN(TRIM([CulturesData.FQ34]))=0;&quot;&quot;;CONCATENATE([CulturesData.FQ$1];SUBSTITUTE(SUBSTITUTE(SUBSTITUTE([CulturesData.FQ34];&quot;e&quot;;&quot;EVERYMAN&quot;);&quot;r&quot;;&quot;RESTRICTED&quot;);&quot;o&quot;;&quot;OCCUPATIONAL&quot;);&quot;,&quot;))">
            <text:p/>
          </table:table-cell>
          <table:table-cell table:formula="of:=IF(LEN(TRIM([CulturesData.FR34]))=0;&quot;&quot;;CONCATENATE([CulturesData.FR$1];SUBSTITUTE(SUBSTITUTE(SUBSTITUTE([CulturesData.FR34];&quot;e&quot;;&quot;EVERYMAN&quot;);&quot;r&quot;;&quot;RESTRICTED&quot;);&quot;o&quot;;&quot;OCCUPATIONAL&quot;);&quot;,&quot;))">
            <text:p/>
          </table:table-cell>
          <table:table-cell table:formula="of:=IF(LEN(TRIM([CulturesData.FS34]))=0;&quot;&quot;;CONCATENATE([CulturesData.FS$1];SUBSTITUTE(SUBSTITUTE(SUBSTITUTE([CulturesData.FS34];&quot;e&quot;;&quot;EVERYMAN&quot;);&quot;r&quot;;&quot;RESTRICTED&quot;);&quot;o&quot;;&quot;OCCUPATIONAL&quot;);&quot;,&quot;))">
            <text:p/>
          </table:table-cell>
          <table:table-cell table:formula="of:=IF(LEN(TRIM([CulturesData.FT34]))=0;&quot;&quot;;CONCATENATE([CulturesData.FT$1];SUBSTITUTE(SUBSTITUTE(SUBSTITUTE([CulturesData.FT34];&quot;e&quot;;&quot;EVERYMAN&quot;);&quot;r&quot;;&quot;RESTRICTED&quot;);&quot;o&quot;;&quot;OCCUPATIONAL&quot;);&quot;,&quot;))">
            <text:p/>
          </table:table-cell>
          <table:table-cell table:formula="of:=IF(LEN(TRIM([CulturesData.FU34]))=0;&quot;&quot;;CONCATENATE([CulturesData.FU$1];SUBSTITUTE(SUBSTITUTE(SUBSTITUTE([CulturesData.FU34];&quot;e&quot;;&quot;EVERYMAN&quot;);&quot;r&quot;;&quot;RESTRICTED&quot;);&quot;o&quot;;&quot;OCCUPATIONAL&quot;);&quot;,&quot;))">
            <text:p/>
          </table:table-cell>
          <table:table-cell table:formula="of:=IF(LEN(TRIM([CulturesData.FV34]))=0;&quot;&quot;;CONCATENATE([CulturesData.FV$1];SUBSTITUTE(SUBSTITUTE(SUBSTITUTE([CulturesData.FV34];&quot;e&quot;;&quot;EVERYMAN&quot;);&quot;r&quot;;&quot;RESTRICTED&quot;);&quot;o&quot;;&quot;OCCUPATIONAL&quot;);&quot;,&quot;))">
            <text:p/>
          </table:table-cell>
          <table:table-cell table:formula="of:=IF(LEN(TRIM([CulturesData.FW34]))=0;&quot;&quot;;CONCATENATE([CulturesData.FW$1];SUBSTITUTE(SUBSTITUTE(SUBSTITUTE([CulturesData.FW34];&quot;e&quot;;&quot;EVERYMAN&quot;);&quot;r&quot;;&quot;RESTRICTED&quot;);&quot;o&quot;;&quot;OCCUPATIONAL&quot;);&quot;,&quot;))">
            <text:p/>
          </table:table-cell>
          <table:table-cell table:formula="of:=IF(LEN(TRIM([CulturesData.FX34]))=0;&quot;&quot;;CONCATENATE([CulturesData.FX$1];SUBSTITUTE(SUBSTITUTE(SUBSTITUTE([CulturesData.FX34];&quot;e&quot;;&quot;EVERYMAN&quot;);&quot;r&quot;;&quot;RESTRICTED&quot;);&quot;o&quot;;&quot;OCCUPATIONAL&quot;);&quot;,&quot;))">
            <text:p/>
          </table:table-cell>
          <table:table-cell table:formula="of:=IF(LEN(TRIM([CulturesData.FY34]))=0;&quot;&quot;;CONCATENATE([CulturesData.FY$1];SUBSTITUTE(SUBSTITUTE(SUBSTITUTE([CulturesData.FY34];&quot;e&quot;;&quot;EVERYMAN&quot;);&quot;r&quot;;&quot;RESTRICTED&quot;);&quot;o&quot;;&quot;OCCUPATIONAL&quot;);&quot;,&quot;))">
            <text:p/>
          </table:table-cell>
          <table:table-cell table:formula="of:=IF(LEN(TRIM([CulturesData.FZ34]))=0;&quot;&quot;;CONCATENATE([CulturesData.FZ$1];SUBSTITUTE(SUBSTITUTE(SUBSTITUTE([CulturesData.FZ34];&quot;e&quot;;&quot;EVERYMAN&quot;);&quot;r&quot;;&quot;RESTRICTED&quot;);&quot;o&quot;;&quot;OCCUPATIONAL&quot;);&quot;,&quot;))">
            <text:p/>
          </table:table-cell>
          <table:table-cell table:formula="of:=IF(LEN(TRIM([CulturesData.GA34]))=0;&quot;&quot;;CONCATENATE([CulturesData.GA$1];SUBSTITUTE(SUBSTITUTE(SUBSTITUTE([CulturesData.GA34];&quot;e&quot;;&quot;EVERYMAN&quot;);&quot;r&quot;;&quot;RESTRICTED&quot;);&quot;o&quot;;&quot;OCCUPATIONAL&quot;);&quot;,&quot;))">
            <text:p/>
          </table:table-cell>
          <table:table-cell table:formula="of:=IF(LEN(TRIM([CulturesData.GB34]))=0;&quot;&quot;;CONCATENATE([CulturesData.GB$1];SUBSTITUTE(SUBSTITUTE(SUBSTITUTE([CulturesData.GB34];&quot;e&quot;;&quot;EVERYMAN&quot;);&quot;r&quot;;&quot;RESTRICTED&quot;);&quot;o&quot;;&quot;OCCUPATIONAL&quot;);&quot;,&quot;))">
            <text:p/>
          </table:table-cell>
          <table:table-cell table:formula="of:=IF(LEN(TRIM([CulturesData.GC34]))=0;&quot;&quot;;CONCATENATE([CulturesData.GC$1];SUBSTITUTE(SUBSTITUTE(SUBSTITUTE([CulturesData.GC34];&quot;e&quot;;&quot;EVERYMAN&quot;);&quot;r&quot;;&quot;RESTRICTED&quot;);&quot;o&quot;;&quot;OCCUPATIONAL&quot;);&quot;,&quot;))">
            <text:p/>
          </table:table-cell>
          <table:table-cell table:formula="of:=IF(LEN(TRIM([CulturesData.GD34]))=0;&quot;&quot;;CONCATENATE([CulturesData.GD$1];SUBSTITUTE(SUBSTITUTE(SUBSTITUTE([CulturesData.GD34];&quot;e&quot;;&quot;EVERYMAN&quot;);&quot;r&quot;;&quot;RESTRICTED&quot;);&quot;o&quot;;&quot;OCCUPATIONAL&quot;);&quot;,&quot;))">
            <text:p/>
          </table:table-cell>
          <table:table-cell table:formula="of:=IF(LEN(TRIM([CulturesData.GE34]))=0;&quot;&quot;;CONCATENATE([CulturesData.GE$1];SUBSTITUTE(SUBSTITUTE(SUBSTITUTE([CulturesData.GE34];&quot;e&quot;;&quot;EVERYMAN&quot;);&quot;r&quot;;&quot;RESTRICTED&quot;);&quot;o&quot;;&quot;OCCUPATIONAL&quot;);&quot;,&quot;))">
            <text:p/>
          </table:table-cell>
          <table:table-cell table:formula="of:=IF(LEN(TRIM([CulturesData.GF34]))=0;&quot;&quot;;CONCATENATE([CulturesData.GF$1];SUBSTITUTE(SUBSTITUTE(SUBSTITUTE([CulturesData.GF34];&quot;e&quot;;&quot;EVERYMAN&quot;);&quot;r&quot;;&quot;RESTRICTED&quot;);&quot;o&quot;;&quot;OCCUPATIONAL&quot;);&quot;,&quot;))">
            <text:p/>
          </table:table-cell>
          <table:table-cell table:formula="of:=IF(LEN(TRIM([CulturesData.GG34]))=0;&quot;&quot;;CONCATENATE([CulturesData.GG$1];SUBSTITUTE(SUBSTITUTE(SUBSTITUTE([CulturesData.GG34];&quot;e&quot;;&quot;EVERYMAN&quot;);&quot;r&quot;;&quot;RESTRICTED&quot;);&quot;o&quot;;&quot;OCCUPATIONAL&quot;);&quot;,&quot;))">
            <text:p/>
          </table:table-cell>
          <table:table-cell table:formula="of:=IF(LEN(TRIM([CulturesData.GH34]))=0;&quot;&quot;;CONCATENATE([CulturesData.GH$1];SUBSTITUTE(SUBSTITUTE(SUBSTITUTE([CulturesData.GH34];&quot;e&quot;;&quot;EVERYMAN&quot;);&quot;r&quot;;&quot;RESTRICTED&quot;);&quot;o&quot;;&quot;OCCUPATIONAL&quot;);&quot;,&quot;))">
            <text:p/>
          </table:table-cell>
          <table:table-cell table:formula="of:=IF(LEN(TRIM([CulturesData.GI34]))=0;&quot;&quot;;CONCATENATE([CulturesData.GI$1];SUBSTITUTE(SUBSTITUTE(SUBSTITUTE([CulturesData.GI34];&quot;e&quot;;&quot;EVERYMAN&quot;);&quot;r&quot;;&quot;RESTRICTED&quot;);&quot;o&quot;;&quot;OCCUPATIONAL&quot;);&quot;,&quot;))">
            <text:p/>
          </table:table-cell>
          <table:table-cell table:formula="of:=IF(LEN(TRIM([CulturesData.GJ34]))=0;&quot;&quot;;CONCATENATE([CulturesData.GJ$1];SUBSTITUTE(SUBSTITUTE(SUBSTITUTE([CulturesData.GJ34];&quot;e&quot;;&quot;EVERYMAN&quot;);&quot;r&quot;;&quot;RESTRICTED&quot;);&quot;o&quot;;&quot;OCCUPATIONAL&quot;);&quot;,&quot;))">
            <text:p/>
          </table:table-cell>
          <table:table-cell table:formula="of:=IF(LEN(TRIM([CulturesData.GK34]))=0;&quot;&quot;;CONCATENATE([CulturesData.GK$1];SUBSTITUTE(SUBSTITUTE(SUBSTITUTE([CulturesData.GK34];&quot;e&quot;;&quot;EVERYMAN&quot;);&quot;r&quot;;&quot;RESTRICTED&quot;);&quot;o&quot;;&quot;OCCUPATIONAL&quot;);&quot;,&quot;))">
            <text:p/>
          </table:table-cell>
          <table:table-cell table:formula="of:=IF(LEN(TRIM([CulturesData.GL34]))=0;&quot;&quot;;CONCATENATE([CulturesData.GL$1];SUBSTITUTE(SUBSTITUTE(SUBSTITUTE([CulturesData.GL34];&quot;e&quot;;&quot;EVERYMAN&quot;);&quot;r&quot;;&quot;RESTRICTED&quot;);&quot;o&quot;;&quot;OCCUPATIONAL&quot;);&quot;,&quot;))">
            <text:p/>
          </table:table-cell>
          <table:table-cell table:formula="of:=IF(LEN(TRIM([CulturesData.GM34]))=0;&quot;&quot;;CONCATENATE([CulturesData.GM$1];SUBSTITUTE(SUBSTITUTE(SUBSTITUTE([CulturesData.GM34];&quot;e&quot;;&quot;EVERYMAN&quot;);&quot;r&quot;;&quot;RESTRICTED&quot;);&quot;o&quot;;&quot;OCCUPATIONAL&quot;);&quot;,&quot;))">
            <text:p/>
          </table:table-cell>
          <table:table-cell table:formula="of:=IF(LEN(TRIM([CulturesData.GN34]))=0;&quot;&quot;;CONCATENATE([CulturesData.GN$1];SUBSTITUTE(SUBSTITUTE(SUBSTITUTE([CulturesData.GN34];&quot;e&quot;;&quot;EVERYMAN&quot;);&quot;r&quot;;&quot;RESTRICTED&quot;);&quot;o&quot;;&quot;OCCUPATIONAL&quot;);&quot;,&quot;))">
            <text:p/>
          </table:table-cell>
          <table:table-cell table:formula="of:=IF(LEN(TRIM([CulturesData.GO34]))=0;&quot;&quot;;CONCATENATE([CulturesData.GO$1];SUBSTITUTE(SUBSTITUTE(SUBSTITUTE([CulturesData.GO34];&quot;e&quot;;&quot;EVERYMAN&quot;);&quot;r&quot;;&quot;RESTRICTED&quot;);&quot;o&quot;;&quot;OCCUPATIONAL&quot;);&quot;,&quot;))">
            <text:p/>
          </table:table-cell>
          <table:table-cell table:formula="of:=IF(LEN(TRIM([CulturesData.GP34]))=0;&quot;&quot;;CONCATENATE([CulturesData.GP$1];SUBSTITUTE(SUBSTITUTE(SUBSTITUTE([CulturesData.GP34];&quot;e&quot;;&quot;EVERYMAN&quot;);&quot;r&quot;;&quot;RESTRICTED&quot;);&quot;o&quot;;&quot;OCCUPATIONAL&quot;);&quot;,&quot;))">
            <text:p/>
          </table:table-cell>
          <table:table-cell table:formula="of:=IF(LEN(TRIM([CulturesData.GQ34]))=0;&quot;&quot;;CONCATENATE([CulturesData.GQ$1];SUBSTITUTE(SUBSTITUTE(SUBSTITUTE([CulturesData.GQ34];&quot;e&quot;;&quot;EVERYMAN&quot;);&quot;r&quot;;&quot;RESTRICTED&quot;);&quot;o&quot;;&quot;OCCUPATIONAL&quot;);&quot;,&quot;))">
            <text:p/>
          </table:table-cell>
          <table:table-cell table:formula="of:=IF(LEN(TRIM([CulturesData.GR34]))=0;&quot;&quot;;CONCATENATE([CulturesData.GR$1];SUBSTITUTE(SUBSTITUTE(SUBSTITUTE([CulturesData.GR34];&quot;e&quot;;&quot;EVERYMAN&quot;);&quot;r&quot;;&quot;RESTRICTED&quot;);&quot;o&quot;;&quot;OCCUPATIONAL&quot;);&quot;,&quot;))">
            <text:p/>
          </table:table-cell>
          <table:table-cell table:formula="of:=IF(LEN(TRIM([CulturesData.GS34]))=0;&quot;&quot;;CONCATENATE([CulturesData.GS$1];[CulturesData.GS34];&quot;,&quot;))">
            <text:p/>
          </table:table-cell>
          <table:table-cell table:formula="of:=IF(LEN(TRIM([CulturesData.GT34]))=0;&quot;&quot;;CONCATENATE([CulturesData.GT$1];SUBSTITUTE(SUBSTITUTE(SUBSTITUTE([CulturesData.GT34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formula="of:=CONCATENATE([CulturesData.A35]; &quot;,&quot;)" office:value-type="string" office:string-value=",">
            <text:p>,</text:p>
          </table:table-cell>
          <table:table-cell table:formula="of:=CONCATENATE([CulturesData.B35]; &quot;,&quot;)" office:value-type="string" office:string-value=",">
            <text:p>,</text:p>
          </table:table-cell>
          <table:table-cell table:formula="of:=CONCATENATE([CulturesData.D35]; &quot;,&quot;)" office:value-type="string" office:string-value=",">
            <text:p>,</text:p>
          </table:table-cell>
          <table:table-cell table:formula="of:=CONCATENATE([CulturesData.C35]; &quot;,&quot;)" office:value-type="string" office:string-value=",">
            <text:p>,</text:p>
          </table:table-cell>
          <table:table-cell table:formula="of:=CONCATENATE([CulturesData.E35]; &quot;,&quot;)" office:value-type="string" office:string-value=",">
            <text:p>,</text:p>
          </table:table-cell>
          <table:table-cell table:formula="of:=CONCATENATE([CulturesData.F35]; &quot;,&quot;)" office:value-type="string" office:string-value=",">
            <text:p>,</text:p>
          </table:table-cell>
          <table:table-cell table:formula="of:=CONCATENATE([CulturesData.G35]; &quot;,&quot;)" office:value-type="string" office:string-value=",">
            <text:p>,</text:p>
          </table:table-cell>
          <table:table-cell table:formula="of:=CONCATENATE([CulturesData.H35]; &quot;,&quot;)" office:value-type="string" office:string-value=",">
            <text:p>,</text:p>
          </table:table-cell>
          <table:table-cell table:formula="of:=IF(LEN(TRIM([CulturesData.J35]))=0;&quot;&quot;;CONCATENATE([CulturesData.J$1];SUBSTITUTE(SUBSTITUTE(SUBSTITUTE([CulturesData.J35];&quot;e&quot;;&quot;EVERYMAN&quot;);&quot;r&quot;;&quot;RESTRICTED&quot;);&quot;o&quot;;&quot;OCCUPATIONAL&quot;);&quot;,&quot;))">
            <text:p/>
          </table:table-cell>
          <table:table-cell table:formula="of:=IF(LEN(TRIM([CulturesData.K35]))=0;&quot;&quot;;CONCATENATE([CulturesData.K$1];SUBSTITUTE(SUBSTITUTE(SUBSTITUTE([CulturesData.K35];&quot;e&quot;;&quot;EVERYMAN&quot;);&quot;r&quot;;&quot;RESTRICTED&quot;);&quot;o&quot;;&quot;OCCUPATIONAL&quot;);&quot;,&quot;))">
            <text:p/>
          </table:table-cell>
          <table:table-cell table:formula="of:=IF(LEN(TRIM([CulturesData.L35]))=0;&quot;&quot;;CONCATENATE([CulturesData.L$1];SUBSTITUTE(SUBSTITUTE(SUBSTITUTE([CulturesData.L35];&quot;e&quot;;&quot;EVERYMAN&quot;);&quot;r&quot;;&quot;RESTRICTED&quot;);&quot;o&quot;;&quot;OCCUPATIONAL&quot;);&quot;,&quot;))">
            <text:p/>
          </table:table-cell>
          <table:table-cell table:formula="of:=IF(LEN(TRIM([CulturesData.M35]))=0;&quot;&quot;;CONCATENATE([CulturesData.M$1];SUBSTITUTE(SUBSTITUTE(SUBSTITUTE([CulturesData.M35];&quot;e&quot;;&quot;EVERYMAN&quot;);&quot;r&quot;;&quot;RESTRICTED&quot;);&quot;o&quot;;&quot;OCCUPATIONAL&quot;);&quot;,&quot;))">
            <text:p/>
          </table:table-cell>
          <table:table-cell table:formula="of:=IF(LEN(TRIM([CulturesData.N35]))=0;&quot;&quot;;CONCATENATE([CulturesData.N$1];SUBSTITUTE(SUBSTITUTE(SUBSTITUTE([CulturesData.N35];&quot;e&quot;;&quot;EVERYMAN&quot;);&quot;r&quot;;&quot;RESTRICTED&quot;);&quot;o&quot;;&quot;OCCUPATIONAL&quot;);&quot;,&quot;))">
            <text:p/>
          </table:table-cell>
          <table:table-cell table:formula="of:=IF(LEN(TRIM([CulturesData.O35]))=0;&quot;&quot;;CONCATENATE([CulturesData.O$1];SUBSTITUTE(SUBSTITUTE(SUBSTITUTE([CulturesData.O35];&quot;e&quot;;&quot;EVERYMAN&quot;);&quot;r&quot;;&quot;RESTRICTED&quot;);&quot;o&quot;;&quot;OCCUPATIONAL&quot;);&quot;,&quot;))">
            <text:p/>
          </table:table-cell>
          <table:table-cell table:formula="of:=IF(LEN(TRIM([CulturesData.P35]))=0;&quot;&quot;;CONCATENATE([CulturesData.P$1];SUBSTITUTE(SUBSTITUTE(SUBSTITUTE([CulturesData.P35];&quot;e&quot;;&quot;EVERYMAN&quot;);&quot;r&quot;;&quot;RESTRICTED&quot;);&quot;o&quot;;&quot;OCCUPATIONAL&quot;);&quot;,&quot;))">
            <text:p/>
          </table:table-cell>
          <table:table-cell table:formula="of:=IF(LEN(TRIM([CulturesData.Q35]))=0;&quot;&quot;;CONCATENATE([CulturesData.Q$1];SUBSTITUTE(SUBSTITUTE(SUBSTITUTE([CulturesData.Q35];&quot;e&quot;;&quot;EVERYMAN&quot;);&quot;r&quot;;&quot;RESTRICTED&quot;);&quot;o&quot;;&quot;OCCUPATIONAL&quot;);&quot;,&quot;))">
            <text:p/>
          </table:table-cell>
          <table:table-cell table:formula="of:=IF(LEN(TRIM([CulturesData.R35]))=0;&quot;&quot;;CONCATENATE([CulturesData.R$1];SUBSTITUTE(SUBSTITUTE(SUBSTITUTE([CulturesData.R35];&quot;e&quot;;&quot;EVERYMAN&quot;);&quot;r&quot;;&quot;RESTRICTED&quot;);&quot;o&quot;;&quot;OCCUPATIONAL&quot;);&quot;,&quot;))">
            <text:p/>
          </table:table-cell>
          <table:table-cell table:formula="of:=IF(LEN(TRIM([CulturesData.S35]))=0;&quot;&quot;;CONCATENATE([CulturesData.S$1];SUBSTITUTE(SUBSTITUTE(SUBSTITUTE([CulturesData.S35];&quot;e&quot;;&quot;EVERYMAN&quot;);&quot;r&quot;;&quot;RESTRICTED&quot;);&quot;o&quot;;&quot;OCCUPATIONAL&quot;);&quot;,&quot;))">
            <text:p/>
          </table:table-cell>
          <table:table-cell table:formula="of:=IF(LEN(TRIM([CulturesData.T35]))=0;&quot;&quot;;CONCATENATE([CulturesData.T$1];SUBSTITUTE(SUBSTITUTE(SUBSTITUTE([CulturesData.T35];&quot;e&quot;;&quot;EVERYMAN&quot;);&quot;r&quot;;&quot;RESTRICTED&quot;);&quot;o&quot;;&quot;OCCUPATIONAL&quot;);&quot;,&quot;))">
            <text:p/>
          </table:table-cell>
          <table:table-cell table:formula="of:=IF(LEN(TRIM([CulturesData.U35]))=0;&quot;&quot;;CONCATENATE([CulturesData.U$1];SUBSTITUTE(SUBSTITUTE(SUBSTITUTE([CulturesData.U35];&quot;e&quot;;&quot;EVERYMAN&quot;);&quot;r&quot;;&quot;RESTRICTED&quot;);&quot;o&quot;;&quot;OCCUPATIONAL&quot;);&quot;,&quot;))">
            <text:p/>
          </table:table-cell>
          <table:table-cell table:formula="of:=IF(LEN(TRIM([CulturesData.V35]))=0;&quot;&quot;;CONCATENATE([CulturesData.V$1];SUBSTITUTE(SUBSTITUTE(SUBSTITUTE([CulturesData.V35];&quot;e&quot;;&quot;EVERYMAN&quot;);&quot;r&quot;;&quot;RESTRICTED&quot;);&quot;o&quot;;&quot;OCCUPATIONAL&quot;);&quot;,&quot;))">
            <text:p/>
          </table:table-cell>
          <table:table-cell table:formula="of:=IF(LEN(TRIM([CulturesData.W35]))=0;&quot;&quot;;CONCATENATE([CulturesData.W$1];SUBSTITUTE(SUBSTITUTE(SUBSTITUTE([CulturesData.W35];&quot;e&quot;;&quot;EVERYMAN&quot;);&quot;r&quot;;&quot;RESTRICTED&quot;);&quot;o&quot;;&quot;OCCUPATIONAL&quot;);&quot;,&quot;))">
            <text:p/>
          </table:table-cell>
          <table:table-cell table:formula="of:=IF(LEN(TRIM([CulturesData.X35]))=0;&quot;&quot;;CONCATENATE([CulturesData.X$1];SUBSTITUTE(SUBSTITUTE(SUBSTITUTE([CulturesData.X35];&quot;e&quot;;&quot;EVERYMAN&quot;);&quot;r&quot;;&quot;RESTRICTED&quot;);&quot;o&quot;;&quot;OCCUPATIONAL&quot;);&quot;,&quot;))">
            <text:p/>
          </table:table-cell>
          <table:table-cell table:formula="of:=IF(LEN(TRIM([CulturesData.Y35]))=0;&quot;&quot;;CONCATENATE([CulturesData.Y$1];SUBSTITUTE(SUBSTITUTE(SUBSTITUTE([CulturesData.Y35];&quot;e&quot;;&quot;EVERYMAN&quot;);&quot;r&quot;;&quot;RESTRICTED&quot;);&quot;o&quot;;&quot;OCCUPATIONAL&quot;);&quot;,&quot;))">
            <text:p/>
          </table:table-cell>
          <table:table-cell table:formula="of:=IF(LEN(TRIM([CulturesData.Z35]))=0;&quot;&quot;;CONCATENATE([CulturesData.Z$1];SUBSTITUTE(SUBSTITUTE(SUBSTITUTE([CulturesData.Z35];&quot;e&quot;;&quot;EVERYMAN&quot;);&quot;r&quot;;&quot;RESTRICTED&quot;);&quot;o&quot;;&quot;OCCUPATIONAL&quot;);&quot;,&quot;))">
            <text:p/>
          </table:table-cell>
          <table:table-cell table:formula="of:=IF(LEN(TRIM([CulturesData.AA35]))=0;&quot;&quot;;CONCATENATE([CulturesData.AA$1];SUBSTITUTE(SUBSTITUTE(SUBSTITUTE([CulturesData.AA35];&quot;e&quot;;&quot;EVERYMAN&quot;);&quot;r&quot;;&quot;RESTRICTED&quot;);&quot;o&quot;;&quot;OCCUPATIONAL&quot;);&quot;,&quot;))">
            <text:p/>
          </table:table-cell>
          <table:table-cell table:formula="of:=IF(LEN(TRIM([CulturesData.AB35]))=0;&quot;&quot;;CONCATENATE([CulturesData.AB$1];SUBSTITUTE(SUBSTITUTE(SUBSTITUTE([CulturesData.AB35];&quot;e&quot;;&quot;EVERYMAN&quot;);&quot;r&quot;;&quot;RESTRICTED&quot;);&quot;o&quot;;&quot;OCCUPATIONAL&quot;);&quot;,&quot;))">
            <text:p/>
          </table:table-cell>
          <table:table-cell table:formula="of:=IF(LEN(TRIM([CulturesData.AC35]))=0;&quot;&quot;;CONCATENATE([CulturesData.AC$1];SUBSTITUTE(SUBSTITUTE(SUBSTITUTE([CulturesData.AC35];&quot;e&quot;;&quot;EVERYMAN&quot;);&quot;r&quot;;&quot;RESTRICTED&quot;);&quot;o&quot;;&quot;OCCUPATIONAL&quot;);&quot;,&quot;))">
            <text:p/>
          </table:table-cell>
          <table:table-cell table:formula="of:=IF(LEN(TRIM([CulturesData.AD35]))=0;&quot;&quot;;CONCATENATE([CulturesData.AD$1];SUBSTITUTE(SUBSTITUTE(SUBSTITUTE([CulturesData.AD35];&quot;e&quot;;&quot;EVERYMAN&quot;);&quot;r&quot;;&quot;RESTRICTED&quot;);&quot;o&quot;;&quot;OCCUPATIONAL&quot;);&quot;,&quot;))">
            <text:p/>
          </table:table-cell>
          <table:table-cell table:formula="of:=IF(LEN(TRIM([CulturesData.AE35]))=0;&quot;&quot;;CONCATENATE([CulturesData.AE$1];SUBSTITUTE(SUBSTITUTE(SUBSTITUTE([CulturesData.AE35];&quot;e&quot;;&quot;EVERYMAN&quot;);&quot;r&quot;;&quot;RESTRICTED&quot;);&quot;o&quot;;&quot;OCCUPATIONAL&quot;);&quot;,&quot;))">
            <text:p/>
          </table:table-cell>
          <table:table-cell table:formula="of:=IF(LEN(TRIM([CulturesData.AF35]))=0;&quot;&quot;;CONCATENATE([CulturesData.AF$1];SUBSTITUTE(SUBSTITUTE(SUBSTITUTE([CulturesData.AF35];&quot;e&quot;;&quot;EVERYMAN&quot;);&quot;r&quot;;&quot;RESTRICTED&quot;);&quot;o&quot;;&quot;OCCUPATIONAL&quot;);&quot;,&quot;))">
            <text:p/>
          </table:table-cell>
          <table:table-cell table:formula="of:=IF(LEN(TRIM([CulturesData.AG35]))=0;&quot;&quot;;CONCATENATE([CulturesData.AG$1];SUBSTITUTE(SUBSTITUTE(SUBSTITUTE([CulturesData.AG35];&quot;e&quot;;&quot;EVERYMAN&quot;);&quot;r&quot;;&quot;RESTRICTED&quot;);&quot;o&quot;;&quot;OCCUPATIONAL&quot;);&quot;,&quot;))">
            <text:p/>
          </table:table-cell>
          <table:table-cell table:formula="of:=IF(LEN(TRIM([CulturesData.AH35]))=0;&quot;&quot;;CONCATENATE([CulturesData.AH$1];SUBSTITUTE(SUBSTITUTE(SUBSTITUTE([CulturesData.AH35];&quot;e&quot;;&quot;EVERYMAN&quot;);&quot;r&quot;;&quot;RESTRICTED&quot;);&quot;o&quot;;&quot;OCCUPATIONAL&quot;);&quot;,&quot;))">
            <text:p/>
          </table:table-cell>
          <table:table-cell table:formula="of:=IF(LEN(TRIM([CulturesData.AI35]))=0;&quot;&quot;;CONCATENATE([CulturesData.AI$1];SUBSTITUTE(SUBSTITUTE(SUBSTITUTE([CulturesData.AI35];&quot;e&quot;;&quot;EVERYMAN&quot;);&quot;r&quot;;&quot;RESTRICTED&quot;);&quot;o&quot;;&quot;OCCUPATIONAL&quot;);&quot;,&quot;))">
            <text:p/>
          </table:table-cell>
          <table:table-cell table:formula="of:=IF(LEN(TRIM([CulturesData.AJ35]))=0;&quot;&quot;;CONCATENATE([CulturesData.AJ$1];SUBSTITUTE(SUBSTITUTE(SUBSTITUTE([CulturesData.AJ35];&quot;e&quot;;&quot;EVERYMAN&quot;);&quot;r&quot;;&quot;RESTRICTED&quot;);&quot;o&quot;;&quot;OCCUPATIONAL&quot;);&quot;,&quot;))">
            <text:p/>
          </table:table-cell>
          <table:table-cell table:formula="of:=IF(LEN(TRIM([CulturesData.AK35]))=0;&quot;&quot;;CONCATENATE([CulturesData.AK$1];SUBSTITUTE(SUBSTITUTE(SUBSTITUTE([CulturesData.AK35];&quot;e&quot;;&quot;EVERYMAN&quot;);&quot;r&quot;;&quot;RESTRICTED&quot;);&quot;o&quot;;&quot;OCCUPATIONAL&quot;);&quot;,&quot;))">
            <text:p/>
          </table:table-cell>
          <table:table-cell table:formula="of:=IF(LEN(TRIM([CulturesData.AL35]))=0;&quot;&quot;;CONCATENATE([CulturesData.AL$1];SUBSTITUTE(SUBSTITUTE(SUBSTITUTE([CulturesData.AL35];&quot;e&quot;;&quot;EVERYMAN&quot;);&quot;r&quot;;&quot;RESTRICTED&quot;);&quot;o&quot;;&quot;OCCUPATIONAL&quot;);&quot;,&quot;))">
            <text:p/>
          </table:table-cell>
          <table:table-cell table:formula="of:=IF(LEN(TRIM([CulturesData.AM35]))=0;&quot;&quot;;CONCATENATE([CulturesData.AM$1];SUBSTITUTE(SUBSTITUTE(SUBSTITUTE([CulturesData.AM35];&quot;e&quot;;&quot;EVERYMAN&quot;);&quot;r&quot;;&quot;RESTRICTED&quot;);&quot;o&quot;;&quot;OCCUPATIONAL&quot;);&quot;,&quot;))">
            <text:p/>
          </table:table-cell>
          <table:table-cell table:formula="of:=IF(LEN(TRIM([CulturesData.AN35]))=0;&quot;&quot;;CONCATENATE([CulturesData.AN$1];SUBSTITUTE(SUBSTITUTE(SUBSTITUTE([CulturesData.AN35];&quot;e&quot;;&quot;EVERYMAN&quot;);&quot;r&quot;;&quot;RESTRICTED&quot;);&quot;o&quot;;&quot;OCCUPATIONAL&quot;);&quot;,&quot;))">
            <text:p/>
          </table:table-cell>
          <table:table-cell table:formula="of:=IF(LEN(TRIM([CulturesData.AO35]))=0;&quot;&quot;;CONCATENATE([CulturesData.AO$1];SUBSTITUTE(SUBSTITUTE(SUBSTITUTE([CulturesData.AO35];&quot;e&quot;;&quot;EVERYMAN&quot;);&quot;r&quot;;&quot;RESTRICTED&quot;);&quot;o&quot;;&quot;OCCUPATIONAL&quot;);&quot;,&quot;))">
            <text:p/>
          </table:table-cell>
          <table:table-cell table:formula="of:=IF(LEN(TRIM([CulturesData.AP35]))=0;&quot;&quot;;CONCATENATE([CulturesData.AP$1];SUBSTITUTE(SUBSTITUTE(SUBSTITUTE([CulturesData.AP35];&quot;e&quot;;&quot;EVERYMAN&quot;);&quot;r&quot;;&quot;RESTRICTED&quot;);&quot;o&quot;;&quot;OCCUPATIONAL&quot;);&quot;,&quot;))">
            <text:p/>
          </table:table-cell>
          <table:table-cell table:formula="of:=IF(LEN(TRIM([CulturesData.AQ35]))=0;&quot;&quot;;CONCATENATE([CulturesData.AQ$1];SUBSTITUTE(SUBSTITUTE(SUBSTITUTE([CulturesData.AQ35];&quot;e&quot;;&quot;EVERYMAN&quot;);&quot;r&quot;;&quot;RESTRICTED&quot;);&quot;o&quot;;&quot;OCCUPATIONAL&quot;);&quot;,&quot;))">
            <text:p/>
          </table:table-cell>
          <table:table-cell table:formula="of:=IF(LEN(TRIM([CulturesData.AR35]))=0;&quot;&quot;;CONCATENATE([CulturesData.AR$1];SUBSTITUTE(SUBSTITUTE(SUBSTITUTE([CulturesData.AR35];&quot;e&quot;;&quot;EVERYMAN&quot;);&quot;r&quot;;&quot;RESTRICTED&quot;);&quot;o&quot;;&quot;OCCUPATIONAL&quot;);&quot;,&quot;))">
            <text:p/>
          </table:table-cell>
          <table:table-cell table:formula="of:=IF(LEN(TRIM([CulturesData.AS35]))=0;&quot;&quot;;CONCATENATE([CulturesData.AS$1];SUBSTITUTE(SUBSTITUTE(SUBSTITUTE([CulturesData.AS35];&quot;e&quot;;&quot;EVERYMAN&quot;);&quot;r&quot;;&quot;RESTRICTED&quot;);&quot;o&quot;;&quot;OCCUPATIONAL&quot;);&quot;,&quot;))">
            <text:p/>
          </table:table-cell>
          <table:table-cell table:formula="of:=IF(LEN(TRIM([CulturesData.AT35]))=0;&quot;&quot;;CONCATENATE([CulturesData.AT$1];SUBSTITUTE(SUBSTITUTE(SUBSTITUTE([CulturesData.AT35];&quot;e&quot;;&quot;EVERYMAN&quot;);&quot;r&quot;;&quot;RESTRICTED&quot;);&quot;o&quot;;&quot;OCCUPATIONAL&quot;);&quot;,&quot;))">
            <text:p/>
          </table:table-cell>
          <table:table-cell table:formula="of:=IF(LEN(TRIM([CulturesData.AU35]))=0;&quot;&quot;;CONCATENATE([CulturesData.AU$1];SUBSTITUTE(SUBSTITUTE(SUBSTITUTE([CulturesData.AU35];&quot;e&quot;;&quot;EVERYMAN&quot;);&quot;r&quot;;&quot;RESTRICTED&quot;);&quot;o&quot;;&quot;OCCUPATIONAL&quot;);&quot;,&quot;))">
            <text:p/>
          </table:table-cell>
          <table:table-cell table:formula="of:=IF(LEN(TRIM([CulturesData.AV35]))=0;&quot;&quot;;CONCATENATE([CulturesData.AV$1];SUBSTITUTE(SUBSTITUTE(SUBSTITUTE([CulturesData.AV35];&quot;e&quot;;&quot;EVERYMAN&quot;);&quot;r&quot;;&quot;RESTRICTED&quot;);&quot;o&quot;;&quot;OCCUPATIONAL&quot;);&quot;,&quot;))">
            <text:p/>
          </table:table-cell>
          <table:table-cell table:formula="of:=IF(LEN(TRIM([CulturesData.AW35]))=0;&quot;&quot;;CONCATENATE([CulturesData.AW$1];SUBSTITUTE(SUBSTITUTE(SUBSTITUTE([CulturesData.AW35];&quot;e&quot;;&quot;EVERYMAN&quot;);&quot;r&quot;;&quot;RESTRICTED&quot;);&quot;o&quot;;&quot;OCCUPATIONAL&quot;);&quot;,&quot;))">
            <text:p/>
          </table:table-cell>
          <table:table-cell table:formula="of:=IF(LEN(TRIM([CulturesData.AX35]))=0;&quot;&quot;;CONCATENATE([CulturesData.AX$1];SUBSTITUTE(SUBSTITUTE(SUBSTITUTE([CulturesData.AX35];&quot;e&quot;;&quot;EVERYMAN&quot;);&quot;r&quot;;&quot;RESTRICTED&quot;);&quot;o&quot;;&quot;OCCUPATIONAL&quot;);&quot;,&quot;))">
            <text:p/>
          </table:table-cell>
          <table:table-cell table:formula="of:=IF(LEN(TRIM([CulturesData.AY35]))=0;&quot;&quot;;CONCATENATE([CulturesData.AY$1];SUBSTITUTE(SUBSTITUTE(SUBSTITUTE([CulturesData.AY35];&quot;e&quot;;&quot;EVERYMAN&quot;);&quot;r&quot;;&quot;RESTRICTED&quot;);&quot;o&quot;;&quot;OCCUPATIONAL&quot;);&quot;,&quot;))">
            <text:p/>
          </table:table-cell>
          <table:table-cell table:formula="of:=IF(LEN(TRIM([CulturesData.AZ35]))=0;&quot;&quot;;CONCATENATE([CulturesData.AZ$1];SUBSTITUTE(SUBSTITUTE(SUBSTITUTE([CulturesData.AZ35];&quot;e&quot;;&quot;EVERYMAN&quot;);&quot;r&quot;;&quot;RESTRICTED&quot;);&quot;o&quot;;&quot;OCCUPATIONAL&quot;);&quot;,&quot;))">
            <text:p/>
          </table:table-cell>
          <table:table-cell table:formula="of:=IF(LEN(TRIM([CulturesData.BA35]))=0;&quot;&quot;;CONCATENATE([CulturesData.BA$1];SUBSTITUTE(SUBSTITUTE(SUBSTITUTE([CulturesData.BA35];&quot;e&quot;;&quot;EVERYMAN&quot;);&quot;r&quot;;&quot;RESTRICTED&quot;);&quot;o&quot;;&quot;OCCUPATIONAL&quot;);&quot;,&quot;))">
            <text:p/>
          </table:table-cell>
          <table:table-cell table:formula="of:=IF(LEN(TRIM([CulturesData.BB35]))=0;&quot;&quot;;CONCATENATE([CulturesData.BB$1];SUBSTITUTE(SUBSTITUTE(SUBSTITUTE([CulturesData.BB35];&quot;e&quot;;&quot;EVERYMAN&quot;);&quot;r&quot;;&quot;RESTRICTED&quot;);&quot;o&quot;;&quot;OCCUPATIONAL&quot;);&quot;,&quot;))">
            <text:p/>
          </table:table-cell>
          <table:table-cell table:formula="of:=IF(LEN(TRIM([CulturesData.BC35]))=0;&quot;&quot;;CONCATENATE([CulturesData.BC$1];SUBSTITUTE(SUBSTITUTE(SUBSTITUTE([CulturesData.BC35];&quot;e&quot;;&quot;EVERYMAN&quot;);&quot;r&quot;;&quot;RESTRICTED&quot;);&quot;o&quot;;&quot;OCCUPATIONAL&quot;);&quot;,&quot;))">
            <text:p/>
          </table:table-cell>
          <table:table-cell table:formula="of:=IF(LEN(TRIM([CulturesData.BD35]))=0;&quot;&quot;;CONCATENATE([CulturesData.BD$1];SUBSTITUTE(SUBSTITUTE(SUBSTITUTE([CulturesData.BD35];&quot;e&quot;;&quot;EVERYMAN&quot;);&quot;r&quot;;&quot;RESTRICTED&quot;);&quot;o&quot;;&quot;OCCUPATIONAL&quot;);&quot;,&quot;))">
            <text:p/>
          </table:table-cell>
          <table:table-cell table:formula="of:=IF(LEN(TRIM([CulturesData.BE35]))=0;&quot;&quot;;CONCATENATE([CulturesData.BE$1];SUBSTITUTE(SUBSTITUTE(SUBSTITUTE([CulturesData.BE35];&quot;e&quot;;&quot;EVERYMAN&quot;);&quot;r&quot;;&quot;RESTRICTED&quot;);&quot;o&quot;;&quot;OCCUPATIONAL&quot;);&quot;,&quot;))">
            <text:p/>
          </table:table-cell>
          <table:table-cell table:formula="of:=IF(LEN(TRIM([CulturesData.BF35]))=0;&quot;&quot;;CONCATENATE([CulturesData.BF$1];SUBSTITUTE(SUBSTITUTE(SUBSTITUTE([CulturesData.BF35];&quot;e&quot;;&quot;EVERYMAN&quot;);&quot;r&quot;;&quot;RESTRICTED&quot;);&quot;o&quot;;&quot;OCCUPATIONAL&quot;);&quot;,&quot;))">
            <text:p/>
          </table:table-cell>
          <table:table-cell table:formula="of:=IF(LEN(TRIM([CulturesData.BG35]))=0;&quot;&quot;;CONCATENATE([CulturesData.BG$1];SUBSTITUTE(SUBSTITUTE(SUBSTITUTE([CulturesData.BG35];&quot;e&quot;;&quot;EVERYMAN&quot;);&quot;r&quot;;&quot;RESTRICTED&quot;);&quot;o&quot;;&quot;OCCUPATIONAL&quot;);&quot;,&quot;))">
            <text:p/>
          </table:table-cell>
          <table:table-cell table:formula="of:=IF(LEN(TRIM([CulturesData.BH35]))=0;&quot;&quot;;CONCATENATE([CulturesData.BH$1];SUBSTITUTE(SUBSTITUTE(SUBSTITUTE([CulturesData.BH35];&quot;e&quot;;&quot;EVERYMAN&quot;);&quot;r&quot;;&quot;RESTRICTED&quot;);&quot;o&quot;;&quot;OCCUPATIONAL&quot;);&quot;,&quot;))">
            <text:p/>
          </table:table-cell>
          <table:table-cell table:formula="of:=IF(LEN(TRIM([CulturesData.BI35]))=0;&quot;&quot;;CONCATENATE([CulturesData.BI$1];SUBSTITUTE(SUBSTITUTE(SUBSTITUTE([CulturesData.BI35];&quot;e&quot;;&quot;EVERYMAN&quot;);&quot;r&quot;;&quot;RESTRICTED&quot;);&quot;o&quot;;&quot;OCCUPATIONAL&quot;);&quot;,&quot;))">
            <text:p/>
          </table:table-cell>
          <table:table-cell table:formula="of:=IF(LEN(TRIM([CulturesData.BJ35]))=0;&quot;&quot;;CONCATENATE([CulturesData.BJ$1];SUBSTITUTE(SUBSTITUTE(SUBSTITUTE([CulturesData.BJ35];&quot;e&quot;;&quot;EVERYMAN&quot;);&quot;r&quot;;&quot;RESTRICTED&quot;);&quot;o&quot;;&quot;OCCUPATIONAL&quot;);&quot;,&quot;))">
            <text:p/>
          </table:table-cell>
          <table:table-cell table:formula="of:=IF(LEN(TRIM([CulturesData.BK35]))=0;&quot;&quot;;CONCATENATE([CulturesData.BK$1];SUBSTITUTE(SUBSTITUTE(SUBSTITUTE([CulturesData.BK35];&quot;e&quot;;&quot;EVERYMAN&quot;);&quot;r&quot;;&quot;RESTRICTED&quot;);&quot;o&quot;;&quot;OCCUPATIONAL&quot;);&quot;,&quot;))">
            <text:p/>
          </table:table-cell>
          <table:table-cell table:formula="of:=IF(LEN(TRIM([CulturesData.BL35]))=0;&quot;&quot;;CONCATENATE([CulturesData.BL$1];SUBSTITUTE(SUBSTITUTE(SUBSTITUTE([CulturesData.BL35];&quot;e&quot;;&quot;EVERYMAN&quot;);&quot;r&quot;;&quot;RESTRICTED&quot;);&quot;o&quot;;&quot;OCCUPATIONAL&quot;);&quot;,&quot;))">
            <text:p/>
          </table:table-cell>
          <table:table-cell table:formula="of:=IF(LEN(TRIM([CulturesData.BM35]))=0;&quot;&quot;;CONCATENATE([CulturesData.BM$1];SUBSTITUTE(SUBSTITUTE(SUBSTITUTE([CulturesData.BM35];&quot;e&quot;;&quot;EVERYMAN&quot;);&quot;r&quot;;&quot;RESTRICTED&quot;);&quot;o&quot;;&quot;OCCUPATIONAL&quot;);&quot;,&quot;))">
            <text:p/>
          </table:table-cell>
          <table:table-cell table:formula="of:=IF(LEN(TRIM([CulturesData.BN35]))=0;&quot;&quot;;CONCATENATE([CulturesData.BN$1];SUBSTITUTE(SUBSTITUTE(SUBSTITUTE([CulturesData.BN35];&quot;e&quot;;&quot;EVERYMAN&quot;);&quot;r&quot;;&quot;RESTRICTED&quot;);&quot;o&quot;;&quot;OCCUPATIONAL&quot;);&quot;,&quot;))">
            <text:p/>
          </table:table-cell>
          <table:table-cell table:formula="of:=IF(LEN(TRIM([CulturesData.BO35]))=0;&quot;&quot;;CONCATENATE([CulturesData.BO$1];SUBSTITUTE(SUBSTITUTE(SUBSTITUTE([CulturesData.BO35];&quot;e&quot;;&quot;EVERYMAN&quot;);&quot;r&quot;;&quot;RESTRICTED&quot;);&quot;o&quot;;&quot;OCCUPATIONAL&quot;);&quot;,&quot;))">
            <text:p/>
          </table:table-cell>
          <table:table-cell table:formula="of:=IF(LEN(TRIM([CulturesData.BP35]))=0;&quot;&quot;;CONCATENATE([CulturesData.BP$1];SUBSTITUTE(SUBSTITUTE(SUBSTITUTE([CulturesData.BP35];&quot;e&quot;;&quot;EVERYMAN&quot;);&quot;r&quot;;&quot;RESTRICTED&quot;);&quot;o&quot;;&quot;OCCUPATIONAL&quot;);&quot;,&quot;))">
            <text:p/>
          </table:table-cell>
          <table:table-cell table:formula="of:=IF(LEN(TRIM([CulturesData.BQ35]))=0;&quot;&quot;;CONCATENATE([CulturesData.BQ$1];SUBSTITUTE(SUBSTITUTE(SUBSTITUTE([CulturesData.BQ35];&quot;e&quot;;&quot;EVERYMAN&quot;);&quot;r&quot;;&quot;RESTRICTED&quot;);&quot;o&quot;;&quot;OCCUPATIONAL&quot;);&quot;,&quot;))">
            <text:p/>
          </table:table-cell>
          <table:table-cell table:formula="of:=IF(LEN(TRIM([CulturesData.BR35]))=0;&quot;&quot;;CONCATENATE([CulturesData.BR$1];SUBSTITUTE(SUBSTITUTE(SUBSTITUTE([CulturesData.BR35];&quot;e&quot;;&quot;EVERYMAN&quot;);&quot;r&quot;;&quot;RESTRICTED&quot;);&quot;o&quot;;&quot;OCCUPATIONAL&quot;);&quot;,&quot;))">
            <text:p/>
          </table:table-cell>
          <table:table-cell table:formula="of:=IF(LEN(TRIM([CulturesData.BS35]))=0;&quot;&quot;;CONCATENATE([CulturesData.BS$1];SUBSTITUTE(SUBSTITUTE(SUBSTITUTE([CulturesData.BS35];&quot;e&quot;;&quot;EVERYMAN&quot;);&quot;r&quot;;&quot;RESTRICTED&quot;);&quot;o&quot;;&quot;OCCUPATIONAL&quot;);&quot;,&quot;))">
            <text:p/>
          </table:table-cell>
          <table:table-cell table:formula="of:=IF(LEN(TRIM([CulturesData.BT35]))=0;&quot;&quot;;CONCATENATE([CulturesData.BT$1];SUBSTITUTE(SUBSTITUTE(SUBSTITUTE([CulturesData.BT35];&quot;e&quot;;&quot;EVERYMAN&quot;);&quot;r&quot;;&quot;RESTRICTED&quot;);&quot;o&quot;;&quot;OCCUPATIONAL&quot;);&quot;,&quot;))">
            <text:p/>
          </table:table-cell>
          <table:table-cell table:formula="of:=IF(LEN(TRIM([CulturesData.BU35]))=0;&quot;&quot;;CONCATENATE([CulturesData.BU$1];SUBSTITUTE(SUBSTITUTE(SUBSTITUTE([CulturesData.BU35];&quot;e&quot;;&quot;EVERYMAN&quot;);&quot;r&quot;;&quot;RESTRICTED&quot;);&quot;o&quot;;&quot;OCCUPATIONAL&quot;);&quot;,&quot;))">
            <text:p/>
          </table:table-cell>
          <table:table-cell table:formula="of:=IF(LEN(TRIM([CulturesData.BV35]))=0;&quot;&quot;;CONCATENATE([CulturesData.BV$1];SUBSTITUTE(SUBSTITUTE(SUBSTITUTE([CulturesData.BV35];&quot;e&quot;;&quot;EVERYMAN&quot;);&quot;r&quot;;&quot;RESTRICTED&quot;);&quot;o&quot;;&quot;OCCUPATIONAL&quot;);&quot;,&quot;))">
            <text:p/>
          </table:table-cell>
          <table:table-cell table:formula="of:=IF(LEN(TRIM([CulturesData.BW35]))=0;&quot;&quot;;CONCATENATE([CulturesData.BW$1];SUBSTITUTE(SUBSTITUTE(SUBSTITUTE([CulturesData.BW35];&quot;e&quot;;&quot;EVERYMAN&quot;);&quot;r&quot;;&quot;RESTRICTED&quot;);&quot;o&quot;;&quot;OCCUPATIONAL&quot;);&quot;,&quot;))">
            <text:p/>
          </table:table-cell>
          <table:table-cell table:formula="of:=IF(LEN(TRIM([CulturesData.BX35]))=0;&quot;&quot;;CONCATENATE([CulturesData.BX$1];SUBSTITUTE(SUBSTITUTE(SUBSTITUTE([CulturesData.BX35];&quot;e&quot;;&quot;EVERYMAN&quot;);&quot;r&quot;;&quot;RESTRICTED&quot;);&quot;o&quot;;&quot;OCCUPATIONAL&quot;);&quot;,&quot;))">
            <text:p/>
          </table:table-cell>
          <table:table-cell table:formula="of:=IF(LEN(TRIM([CulturesData.BY35]))=0;&quot;&quot;;CONCATENATE([CulturesData.BY$1];SUBSTITUTE(SUBSTITUTE(SUBSTITUTE([CulturesData.BY35];&quot;e&quot;;&quot;EVERYMAN&quot;);&quot;r&quot;;&quot;RESTRICTED&quot;);&quot;o&quot;;&quot;OCCUPATIONAL&quot;);&quot;,&quot;))">
            <text:p/>
          </table:table-cell>
          <table:table-cell table:formula="of:=IF(LEN(TRIM([CulturesData.BZ35]))=0;&quot;&quot;;CONCATENATE([CulturesData.BZ$1];SUBSTITUTE(SUBSTITUTE(SUBSTITUTE([CulturesData.BZ35];&quot;e&quot;;&quot;EVERYMAN&quot;);&quot;r&quot;;&quot;RESTRICTED&quot;);&quot;o&quot;;&quot;OCCUPATIONAL&quot;);&quot;,&quot;))">
            <text:p/>
          </table:table-cell>
          <table:table-cell table:formula="of:=IF(LEN(TRIM([CulturesData.CA35]))=0;&quot;&quot;;CONCATENATE([CulturesData.CA$1];SUBSTITUTE(SUBSTITUTE(SUBSTITUTE([CulturesData.CA35];&quot;e&quot;;&quot;EVERYMAN&quot;);&quot;r&quot;;&quot;RESTRICTED&quot;);&quot;o&quot;;&quot;OCCUPATIONAL&quot;);&quot;,&quot;))">
            <text:p/>
          </table:table-cell>
          <table:table-cell table:formula="of:=IF(LEN(TRIM([CulturesData.CB35]))=0;&quot;&quot;;CONCATENATE([CulturesData.CB$1];SUBSTITUTE(SUBSTITUTE(SUBSTITUTE([CulturesData.CB35];&quot;e&quot;;&quot;EVERYMAN&quot;);&quot;r&quot;;&quot;RESTRICTED&quot;);&quot;o&quot;;&quot;OCCUPATIONAL&quot;);&quot;,&quot;))">
            <text:p/>
          </table:table-cell>
          <table:table-cell table:formula="of:=IF(LEN(TRIM([CulturesData.CC35]))=0;&quot;&quot;;CONCATENATE([CulturesData.CC$1];SUBSTITUTE(SUBSTITUTE(SUBSTITUTE([CulturesData.CC35];&quot;e&quot;;&quot;EVERYMAN&quot;);&quot;r&quot;;&quot;RESTRICTED&quot;);&quot;o&quot;;&quot;OCCUPATIONAL&quot;);&quot;,&quot;))">
            <text:p/>
          </table:table-cell>
          <table:table-cell table:formula="of:=IF(LEN(TRIM([CulturesData.CD35]))=0;&quot;&quot;;CONCATENATE([CulturesData.CD$1];SUBSTITUTE(SUBSTITUTE(SUBSTITUTE([CulturesData.CD35];&quot;e&quot;;&quot;EVERYMAN&quot;);&quot;r&quot;;&quot;RESTRICTED&quot;);&quot;o&quot;;&quot;OCCUPATIONAL&quot;);&quot;,&quot;))">
            <text:p/>
          </table:table-cell>
          <table:table-cell table:formula="of:=IF(LEN(TRIM([CulturesData.CE35]))=0;&quot;&quot;;CONCATENATE([CulturesData.CE$1];SUBSTITUTE(SUBSTITUTE(SUBSTITUTE([CulturesData.CE35];&quot;e&quot;;&quot;EVERYMAN&quot;);&quot;r&quot;;&quot;RESTRICTED&quot;);&quot;o&quot;;&quot;OCCUPATIONAL&quot;);&quot;,&quot;))">
            <text:p/>
          </table:table-cell>
          <table:table-cell table:formula="of:=IF(LEN(TRIM([CulturesData.CF35]))=0;&quot;&quot;;CONCATENATE([CulturesData.CF$1];SUBSTITUTE(SUBSTITUTE(SUBSTITUTE([CulturesData.CF35];&quot;e&quot;;&quot;EVERYMAN&quot;);&quot;r&quot;;&quot;RESTRICTED&quot;);&quot;o&quot;;&quot;OCCUPATIONAL&quot;);&quot;,&quot;))">
            <text:p/>
          </table:table-cell>
          <table:table-cell table:formula="of:=IF(LEN(TRIM([CulturesData.CG35]))=0;&quot;&quot;;CONCATENATE([CulturesData.CG$1];SUBSTITUTE(SUBSTITUTE(SUBSTITUTE([CulturesData.CG35];&quot;e&quot;;&quot;EVERYMAN&quot;);&quot;r&quot;;&quot;RESTRICTED&quot;);&quot;o&quot;;&quot;OCCUPATIONAL&quot;);&quot;,&quot;))">
            <text:p/>
          </table:table-cell>
          <table:table-cell table:formula="of:=IF(LEN(TRIM([CulturesData.CH35]))=0;&quot;&quot;;CONCATENATE([CulturesData.CH$1];SUBSTITUTE(SUBSTITUTE(SUBSTITUTE([CulturesData.CH35];&quot;e&quot;;&quot;EVERYMAN&quot;);&quot;r&quot;;&quot;RESTRICTED&quot;);&quot;o&quot;;&quot;OCCUPATIONAL&quot;);&quot;,&quot;))">
            <text:p/>
          </table:table-cell>
          <table:table-cell table:formula="of:=IF(LEN(TRIM([CulturesData.CI35]))=0;&quot;&quot;;CONCATENATE([CulturesData.CI$1];SUBSTITUTE(SUBSTITUTE(SUBSTITUTE([CulturesData.CI35];&quot;e&quot;;&quot;EVERYMAN&quot;);&quot;r&quot;;&quot;RESTRICTED&quot;);&quot;o&quot;;&quot;OCCUPATIONAL&quot;);&quot;,&quot;))">
            <text:p/>
          </table:table-cell>
          <table:table-cell table:formula="of:=IF(LEN(TRIM([CulturesData.CJ35]))=0;&quot;&quot;;CONCATENATE([CulturesData.CJ$1];SUBSTITUTE(SUBSTITUTE(SUBSTITUTE([CulturesData.CJ35];&quot;e&quot;;&quot;EVERYMAN&quot;);&quot;r&quot;;&quot;RESTRICTED&quot;);&quot;o&quot;;&quot;OCCUPATIONAL&quot;);&quot;,&quot;))">
            <text:p/>
          </table:table-cell>
          <table:table-cell table:formula="of:=IF(LEN(TRIM([CulturesData.CK35]))=0;&quot;&quot;;CONCATENATE([CulturesData.CK$1];SUBSTITUTE(SUBSTITUTE(SUBSTITUTE([CulturesData.CK35];&quot;e&quot;;&quot;EVERYMAN&quot;);&quot;r&quot;;&quot;RESTRICTED&quot;);&quot;o&quot;;&quot;OCCUPATIONAL&quot;);&quot;,&quot;))">
            <text:p/>
          </table:table-cell>
          <table:table-cell table:formula="of:=IF(LEN(TRIM([CulturesData.CL35]))=0;&quot;&quot;;CONCATENATE([CulturesData.CL$1];SUBSTITUTE(SUBSTITUTE(SUBSTITUTE([CulturesData.CL35];&quot;e&quot;;&quot;EVERYMAN&quot;);&quot;r&quot;;&quot;RESTRICTED&quot;);&quot;o&quot;;&quot;OCCUPATIONAL&quot;);&quot;,&quot;))">
            <text:p/>
          </table:table-cell>
          <table:table-cell table:formula="of:=IF(LEN(TRIM([CulturesData.CM35]))=0;&quot;&quot;;CONCATENATE([CulturesData.CM$1];SUBSTITUTE(SUBSTITUTE(SUBSTITUTE([CulturesData.CM35];&quot;e&quot;;&quot;EVERYMAN&quot;);&quot;r&quot;;&quot;RESTRICTED&quot;);&quot;o&quot;;&quot;OCCUPATIONAL&quot;);&quot;,&quot;))">
            <text:p/>
          </table:table-cell>
          <table:table-cell table:formula="of:=IF(LEN(TRIM([CulturesData.CN35]))=0;&quot;&quot;;CONCATENATE([CulturesData.CN$1];SUBSTITUTE(SUBSTITUTE(SUBSTITUTE([CulturesData.CN35];&quot;e&quot;;&quot;EVERYMAN&quot;);&quot;r&quot;;&quot;RESTRICTED&quot;);&quot;o&quot;;&quot;OCCUPATIONAL&quot;);&quot;,&quot;))">
            <text:p/>
          </table:table-cell>
          <table:table-cell table:formula="of:=IF(LEN(TRIM([CulturesData.CO35]))=0;&quot;&quot;;CONCATENATE([CulturesData.CO$1];SUBSTITUTE(SUBSTITUTE(SUBSTITUTE([CulturesData.CO35];&quot;e&quot;;&quot;EVERYMAN&quot;);&quot;r&quot;;&quot;RESTRICTED&quot;);&quot;o&quot;;&quot;OCCUPATIONAL&quot;);&quot;,&quot;))">
            <text:p/>
          </table:table-cell>
          <table:table-cell table:formula="of:=IF(LEN(TRIM([CulturesData.CP35]))=0;&quot;&quot;;CONCATENATE([CulturesData.CP$1];SUBSTITUTE(SUBSTITUTE(SUBSTITUTE([CulturesData.CP35];&quot;e&quot;;&quot;EVERYMAN&quot;);&quot;r&quot;;&quot;RESTRICTED&quot;);&quot;o&quot;;&quot;OCCUPATIONAL&quot;);&quot;,&quot;))">
            <text:p/>
          </table:table-cell>
          <table:table-cell table:formula="of:=IF(LEN(TRIM([CulturesData.CQ35]))=0;&quot;&quot;;CONCATENATE([CulturesData.CQ$1];SUBSTITUTE(SUBSTITUTE(SUBSTITUTE([CulturesData.CQ35];&quot;e&quot;;&quot;EVERYMAN&quot;);&quot;r&quot;;&quot;RESTRICTED&quot;);&quot;o&quot;;&quot;OCCUPATIONAL&quot;);&quot;,&quot;))">
            <text:p/>
          </table:table-cell>
          <table:table-cell table:formula="of:=IF(LEN(TRIM([CulturesData.CR35]))=0;&quot;&quot;;CONCATENATE([CulturesData.CR$1];SUBSTITUTE(SUBSTITUTE(SUBSTITUTE([CulturesData.CR35];&quot;e&quot;;&quot;EVERYMAN&quot;);&quot;r&quot;;&quot;RESTRICTED&quot;);&quot;o&quot;;&quot;OCCUPATIONAL&quot;);&quot;,&quot;))">
            <text:p/>
          </table:table-cell>
          <table:table-cell table:formula="of:=IF(LEN(TRIM([CulturesData.CS35]))=0;&quot;&quot;;CONCATENATE([CulturesData.CS$1];SUBSTITUTE(SUBSTITUTE(SUBSTITUTE([CulturesData.CS35];&quot;e&quot;;&quot;EVERYMAN&quot;);&quot;r&quot;;&quot;RESTRICTED&quot;);&quot;o&quot;;&quot;OCCUPATIONAL&quot;);&quot;,&quot;))">
            <text:p/>
          </table:table-cell>
          <table:table-cell table:formula="of:=IF(LEN(TRIM([CulturesData.CT35]))=0;&quot;&quot;;CONCATENATE([CulturesData.CT$1];SUBSTITUTE(SUBSTITUTE(SUBSTITUTE([CulturesData.CT35];&quot;e&quot;;&quot;EVERYMAN&quot;);&quot;r&quot;;&quot;RESTRICTED&quot;);&quot;o&quot;;&quot;OCCUPATIONAL&quot;);&quot;,&quot;))">
            <text:p/>
          </table:table-cell>
          <table:table-cell table:formula="of:=IF(LEN(TRIM([CulturesData.CU35]))=0;&quot;&quot;;CONCATENATE([CulturesData.CU$1];SUBSTITUTE(SUBSTITUTE(SUBSTITUTE([CulturesData.CU35];&quot;e&quot;;&quot;EVERYMAN&quot;);&quot;r&quot;;&quot;RESTRICTED&quot;);&quot;o&quot;;&quot;OCCUPATIONAL&quot;);&quot;,&quot;))">
            <text:p/>
          </table:table-cell>
          <table:table-cell table:formula="of:=IF(LEN(TRIM([CulturesData.CV35]))=0;&quot;&quot;;CONCATENATE([CulturesData.CV$1];SUBSTITUTE(SUBSTITUTE(SUBSTITUTE([CulturesData.CV35];&quot;e&quot;;&quot;EVERYMAN&quot;);&quot;r&quot;;&quot;RESTRICTED&quot;);&quot;o&quot;;&quot;OCCUPATIONAL&quot;);&quot;,&quot;))">
            <text:p/>
          </table:table-cell>
          <table:table-cell table:formula="of:=IF(LEN(TRIM([CulturesData.CW35]))=0;&quot;&quot;;CONCATENATE([CulturesData.CW$1];SUBSTITUTE(SUBSTITUTE(SUBSTITUTE([CulturesData.CW35];&quot;e&quot;;&quot;EVERYMAN&quot;);&quot;r&quot;;&quot;RESTRICTED&quot;);&quot;o&quot;;&quot;OCCUPATIONAL&quot;);&quot;,&quot;))">
            <text:p/>
          </table:table-cell>
          <table:table-cell table:formula="of:=IF(LEN(TRIM([CulturesData.CX35]))=0;&quot;&quot;;CONCATENATE([CulturesData.CX$1];SUBSTITUTE(SUBSTITUTE(SUBSTITUTE([CulturesData.CX35];&quot;e&quot;;&quot;EVERYMAN&quot;);&quot;r&quot;;&quot;RESTRICTED&quot;);&quot;o&quot;;&quot;OCCUPATIONAL&quot;);&quot;,&quot;))">
            <text:p/>
          </table:table-cell>
          <table:table-cell table:formula="of:=IF(LEN(TRIM([CulturesData.CY35]))=0;&quot;&quot;;CONCATENATE([CulturesData.CY$1];SUBSTITUTE(SUBSTITUTE(SUBSTITUTE([CulturesData.CY35];&quot;e&quot;;&quot;EVERYMAN&quot;);&quot;r&quot;;&quot;RESTRICTED&quot;);&quot;o&quot;;&quot;OCCUPATIONAL&quot;);&quot;,&quot;))">
            <text:p/>
          </table:table-cell>
          <table:table-cell table:formula="of:=IF(LEN(TRIM([CulturesData.CZ35]))=0;&quot;&quot;;CONCATENATE([CulturesData.CZ$1];SUBSTITUTE(SUBSTITUTE(SUBSTITUTE([CulturesData.CZ35];&quot;e&quot;;&quot;EVERYMAN&quot;);&quot;r&quot;;&quot;RESTRICTED&quot;);&quot;o&quot;;&quot;OCCUPATIONAL&quot;);&quot;,&quot;))">
            <text:p/>
          </table:table-cell>
          <table:table-cell table:formula="of:=IF(LEN(TRIM([CulturesData.DA35]))=0;&quot;&quot;;CONCATENATE([CulturesData.DA$1];SUBSTITUTE(SUBSTITUTE(SUBSTITUTE([CulturesData.DA35];&quot;e&quot;;&quot;EVERYMAN&quot;);&quot;r&quot;;&quot;RESTRICTED&quot;);&quot;o&quot;;&quot;OCCUPATIONAL&quot;);&quot;,&quot;))">
            <text:p/>
          </table:table-cell>
          <table:table-cell table:formula="of:=IF(LEN(TRIM([CulturesData.DB35]))=0;&quot;&quot;;CONCATENATE([CulturesData.DB$1];SUBSTITUTE(SUBSTITUTE(SUBSTITUTE([CulturesData.DB35];&quot;e&quot;;&quot;EVERYMAN&quot;);&quot;r&quot;;&quot;RESTRICTED&quot;);&quot;o&quot;;&quot;OCCUPATIONAL&quot;);&quot;,&quot;))">
            <text:p/>
          </table:table-cell>
          <table:table-cell table:formula="of:=IF(LEN(TRIM([CulturesData.DC35]))=0;&quot;&quot;;CONCATENATE([CulturesData.DC$1];SUBSTITUTE(SUBSTITUTE(SUBSTITUTE([CulturesData.DC35];&quot;e&quot;;&quot;EVERYMAN&quot;);&quot;r&quot;;&quot;RESTRICTED&quot;);&quot;o&quot;;&quot;OCCUPATIONAL&quot;);&quot;,&quot;))">
            <text:p/>
          </table:table-cell>
          <table:table-cell table:formula="of:=IF(LEN(TRIM([CulturesData.DD35]))=0;&quot;&quot;;CONCATENATE([CulturesData.DD$1];SUBSTITUTE(SUBSTITUTE(SUBSTITUTE([CulturesData.DD35];&quot;e&quot;;&quot;EVERYMAN&quot;);&quot;r&quot;;&quot;RESTRICTED&quot;);&quot;o&quot;;&quot;OCCUPATIONAL&quot;);&quot;,&quot;))">
            <text:p/>
          </table:table-cell>
          <table:table-cell table:formula="of:=IF(LEN(TRIM([CulturesData.DE35]))=0;&quot;&quot;;CONCATENATE([CulturesData.DE$1];SUBSTITUTE(SUBSTITUTE(SUBSTITUTE([CulturesData.DE35];&quot;e&quot;;&quot;EVERYMAN&quot;);&quot;r&quot;;&quot;RESTRICTED&quot;);&quot;o&quot;;&quot;OCCUPATIONAL&quot;);&quot;,&quot;))">
            <text:p/>
          </table:table-cell>
          <table:table-cell table:formula="of:=IF(LEN(TRIM([CulturesData.DF35]))=0;&quot;&quot;;CONCATENATE([CulturesData.DF$1];SUBSTITUTE(SUBSTITUTE(SUBSTITUTE([CulturesData.DF35];&quot;e&quot;;&quot;EVERYMAN&quot;);&quot;r&quot;;&quot;RESTRICTED&quot;);&quot;o&quot;;&quot;OCCUPATIONAL&quot;);&quot;,&quot;))">
            <text:p/>
          </table:table-cell>
          <table:table-cell table:formula="of:=IF(LEN(TRIM([CulturesData.DG35]))=0;&quot;&quot;;CONCATENATE([CulturesData.DG$1];SUBSTITUTE(SUBSTITUTE(SUBSTITUTE([CulturesData.DG35];&quot;e&quot;;&quot;EVERYMAN&quot;);&quot;r&quot;;&quot;RESTRICTED&quot;);&quot;o&quot;;&quot;OCCUPATIONAL&quot;);&quot;,&quot;))">
            <text:p/>
          </table:table-cell>
          <table:table-cell table:formula="of:=IF(LEN(TRIM([CulturesData.DH35]))=0;&quot;&quot;;CONCATENATE([CulturesData.DH$1];SUBSTITUTE(SUBSTITUTE(SUBSTITUTE([CulturesData.DH35];&quot;e&quot;;&quot;EVERYMAN&quot;);&quot;r&quot;;&quot;RESTRICTED&quot;);&quot;o&quot;;&quot;OCCUPATIONAL&quot;);&quot;,&quot;))">
            <text:p/>
          </table:table-cell>
          <table:table-cell table:formula="of:=IF(LEN(TRIM([CulturesData.DI35]))=0;&quot;&quot;;CONCATENATE([CulturesData.DI$1];SUBSTITUTE(SUBSTITUTE(SUBSTITUTE([CulturesData.DI35];&quot;e&quot;;&quot;EVERYMAN&quot;);&quot;r&quot;;&quot;RESTRICTED&quot;);&quot;o&quot;;&quot;OCCUPATIONAL&quot;);&quot;,&quot;))">
            <text:p/>
          </table:table-cell>
          <table:table-cell table:formula="of:=IF(LEN(TRIM([CulturesData.DJ35]))=0;&quot;&quot;;CONCATENATE([CulturesData.DJ$1];SUBSTITUTE(SUBSTITUTE(SUBSTITUTE([CulturesData.DJ35];&quot;e&quot;;&quot;EVERYMAN&quot;);&quot;r&quot;;&quot;RESTRICTED&quot;);&quot;o&quot;;&quot;OCCUPATIONAL&quot;);&quot;,&quot;))">
            <text:p/>
          </table:table-cell>
          <table:table-cell table:formula="of:=IF(LEN(TRIM([CulturesData.DK35]))=0;&quot;&quot;;CONCATENATE([CulturesData.DK$1];SUBSTITUTE(SUBSTITUTE(SUBSTITUTE([CulturesData.DK35];&quot;e&quot;;&quot;EVERYMAN&quot;);&quot;r&quot;;&quot;RESTRICTED&quot;);&quot;o&quot;;&quot;OCCUPATIONAL&quot;);&quot;,&quot;))">
            <text:p/>
          </table:table-cell>
          <table:table-cell table:formula="of:=IF(LEN(TRIM([CulturesData.DL35]))=0;&quot;&quot;;CONCATENATE([CulturesData.DL$1];SUBSTITUTE(SUBSTITUTE(SUBSTITUTE([CulturesData.DL35];&quot;e&quot;;&quot;EVERYMAN&quot;);&quot;r&quot;;&quot;RESTRICTED&quot;);&quot;o&quot;;&quot;OCCUPATIONAL&quot;);&quot;,&quot;))">
            <text:p/>
          </table:table-cell>
          <table:table-cell table:formula="of:=IF(LEN(TRIM([CulturesData.DM35]))=0;&quot;&quot;;CONCATENATE([CulturesData.DM$1];SUBSTITUTE(SUBSTITUTE(SUBSTITUTE([CulturesData.DM35];&quot;e&quot;;&quot;EVERYMAN&quot;);&quot;r&quot;;&quot;RESTRICTED&quot;);&quot;o&quot;;&quot;OCCUPATIONAL&quot;);&quot;,&quot;))">
            <text:p/>
          </table:table-cell>
          <table:table-cell table:formula="of:=IF(LEN(TRIM([CulturesData.DN35]))=0;&quot;&quot;;CONCATENATE([CulturesData.DN$1];SUBSTITUTE(SUBSTITUTE(SUBSTITUTE([CulturesData.DN35];&quot;e&quot;;&quot;EVERYMAN&quot;);&quot;r&quot;;&quot;RESTRICTED&quot;);&quot;o&quot;;&quot;OCCUPATIONAL&quot;);&quot;,&quot;))">
            <text:p/>
          </table:table-cell>
          <table:table-cell table:formula="of:=IF(LEN(TRIM([CulturesData.DO35]))=0;&quot;&quot;;CONCATENATE([CulturesData.DO$1];SUBSTITUTE(SUBSTITUTE(SUBSTITUTE([CulturesData.DO35];&quot;e&quot;;&quot;EVERYMAN&quot;);&quot;r&quot;;&quot;RESTRICTED&quot;);&quot;o&quot;;&quot;OCCUPATIONAL&quot;);&quot;,&quot;))">
            <text:p/>
          </table:table-cell>
          <table:table-cell table:formula="of:=IF(LEN(TRIM([CulturesData.DP35]))=0;&quot;&quot;;CONCATENATE([CulturesData.DP$1];SUBSTITUTE(SUBSTITUTE(SUBSTITUTE([CulturesData.DP35];&quot;e&quot;;&quot;EVERYMAN&quot;);&quot;r&quot;;&quot;RESTRICTED&quot;);&quot;o&quot;;&quot;OCCUPATIONAL&quot;);&quot;,&quot;))">
            <text:p/>
          </table:table-cell>
          <table:table-cell table:formula="of:=IF(LEN(TRIM([CulturesData.DQ35]))=0;&quot;&quot;;CONCATENATE([CulturesData.DQ$1];SUBSTITUTE(SUBSTITUTE(SUBSTITUTE([CulturesData.DQ35];&quot;e&quot;;&quot;EVERYMAN&quot;);&quot;r&quot;;&quot;RESTRICTED&quot;);&quot;o&quot;;&quot;OCCUPATIONAL&quot;);&quot;,&quot;))">
            <text:p/>
          </table:table-cell>
          <table:table-cell table:formula="of:=IF(LEN(TRIM([CulturesData.DR35]))=0;&quot;&quot;;CONCATENATE([CulturesData.DR$1];SUBSTITUTE(SUBSTITUTE(SUBSTITUTE([CulturesData.DR35];&quot;e&quot;;&quot;EVERYMAN&quot;);&quot;r&quot;;&quot;RESTRICTED&quot;);&quot;o&quot;;&quot;OCCUPATIONAL&quot;);&quot;,&quot;))">
            <text:p/>
          </table:table-cell>
          <table:table-cell table:formula="of:=IF(LEN(TRIM([CulturesData.DS35]))=0;&quot;&quot;;CONCATENATE([CulturesData.DS$1];SUBSTITUTE(SUBSTITUTE(SUBSTITUTE([CulturesData.DS35];&quot;e&quot;;&quot;EVERYMAN&quot;);&quot;r&quot;;&quot;RESTRICTED&quot;);&quot;o&quot;;&quot;OCCUPATIONAL&quot;);&quot;,&quot;))">
            <text:p/>
          </table:table-cell>
          <table:table-cell table:formula="of:=IF(LEN(TRIM([CulturesData.DT35]))=0;&quot;&quot;;CONCATENATE([CulturesData.DT$1];SUBSTITUTE(SUBSTITUTE(SUBSTITUTE([CulturesData.DT35];&quot;e&quot;;&quot;EVERYMAN&quot;);&quot;r&quot;;&quot;RESTRICTED&quot;);&quot;o&quot;;&quot;OCCUPATIONAL&quot;);&quot;,&quot;))">
            <text:p/>
          </table:table-cell>
          <table:table-cell table:formula="of:=IF(LEN(TRIM([CulturesData.DU35]))=0;&quot;&quot;;CONCATENATE([CulturesData.DU$1];SUBSTITUTE(SUBSTITUTE(SUBSTITUTE([CulturesData.DU35];&quot;e&quot;;&quot;EVERYMAN&quot;);&quot;r&quot;;&quot;RESTRICTED&quot;);&quot;o&quot;;&quot;OCCUPATIONAL&quot;);&quot;,&quot;))">
            <text:p/>
          </table:table-cell>
          <table:table-cell table:formula="of:=IF(LEN(TRIM([CulturesData.DV35]))=0;&quot;&quot;;CONCATENATE([CulturesData.DV$1];SUBSTITUTE(SUBSTITUTE(SUBSTITUTE([CulturesData.DV35];&quot;e&quot;;&quot;EVERYMAN&quot;);&quot;r&quot;;&quot;RESTRICTED&quot;);&quot;o&quot;;&quot;OCCUPATIONAL&quot;);&quot;,&quot;))">
            <text:p/>
          </table:table-cell>
          <table:table-cell table:formula="of:=IF(LEN(TRIM([CulturesData.DW35]))=0;&quot;&quot;;CONCATENATE([CulturesData.DW$1];SUBSTITUTE(SUBSTITUTE(SUBSTITUTE([CulturesData.DW35];&quot;e&quot;;&quot;EVERYMAN&quot;);&quot;r&quot;;&quot;RESTRICTED&quot;);&quot;o&quot;;&quot;OCCUPATIONAL&quot;);&quot;,&quot;))">
            <text:p/>
          </table:table-cell>
          <table:table-cell table:formula="of:=IF(LEN(TRIM([CulturesData.DX35]))=0;&quot;&quot;;CONCATENATE([CulturesData.DX$1];SUBSTITUTE(SUBSTITUTE(SUBSTITUTE([CulturesData.DX35];&quot;e&quot;;&quot;EVERYMAN&quot;);&quot;r&quot;;&quot;RESTRICTED&quot;);&quot;o&quot;;&quot;OCCUPATIONAL&quot;);&quot;,&quot;))">
            <text:p/>
          </table:table-cell>
          <table:table-cell table:formula="of:=IF(LEN(TRIM([CulturesData.DY35]))=0;&quot;&quot;;CONCATENATE([CulturesData.DY$1];SUBSTITUTE(SUBSTITUTE(SUBSTITUTE([CulturesData.DY35];&quot;e&quot;;&quot;EVERYMAN&quot;);&quot;r&quot;;&quot;RESTRICTED&quot;);&quot;o&quot;;&quot;OCCUPATIONAL&quot;);&quot;,&quot;))">
            <text:p/>
          </table:table-cell>
          <table:table-cell table:formula="of:=IF(LEN(TRIM([CulturesData.DZ35]))=0;&quot;&quot;;CONCATENATE([CulturesData.DZ$1];SUBSTITUTE(SUBSTITUTE(SUBSTITUTE([CulturesData.DZ35];&quot;e&quot;;&quot;EVERYMAN&quot;);&quot;r&quot;;&quot;RESTRICTED&quot;);&quot;o&quot;;&quot;OCCUPATIONAL&quot;);&quot;,&quot;))">
            <text:p/>
          </table:table-cell>
          <table:table-cell table:formula="of:=IF(LEN(TRIM([CulturesData.EA35]))=0;&quot;&quot;;CONCATENATE([CulturesData.EA$1];SUBSTITUTE(SUBSTITUTE(SUBSTITUTE([CulturesData.EA35];&quot;e&quot;;&quot;EVERYMAN&quot;);&quot;r&quot;;&quot;RESTRICTED&quot;);&quot;o&quot;;&quot;OCCUPATIONAL&quot;);&quot;,&quot;))">
            <text:p/>
          </table:table-cell>
          <table:table-cell table:formula="of:=IF(LEN(TRIM([CulturesData.EB35]))=0;&quot;&quot;;CONCATENATE([CulturesData.EB$1];SUBSTITUTE(SUBSTITUTE(SUBSTITUTE([CulturesData.EB35];&quot;e&quot;;&quot;EVERYMAN&quot;);&quot;r&quot;;&quot;RESTRICTED&quot;);&quot;o&quot;;&quot;OCCUPATIONAL&quot;);&quot;,&quot;))">
            <text:p/>
          </table:table-cell>
          <table:table-cell table:formula="of:=IF(LEN(TRIM([CulturesData.EC35]))=0;&quot;&quot;;CONCATENATE([CulturesData.EC$1];SUBSTITUTE(SUBSTITUTE(SUBSTITUTE([CulturesData.EC35];&quot;e&quot;;&quot;EVERYMAN&quot;);&quot;r&quot;;&quot;RESTRICTED&quot;);&quot;o&quot;;&quot;OCCUPATIONAL&quot;);&quot;,&quot;))">
            <text:p/>
          </table:table-cell>
          <table:table-cell table:formula="of:=IF(LEN(TRIM([CulturesData.ED35]))=0;&quot;&quot;;CONCATENATE([CulturesData.ED$1];SUBSTITUTE(SUBSTITUTE(SUBSTITUTE([CulturesData.ED35];&quot;e&quot;;&quot;EVERYMAN&quot;);&quot;r&quot;;&quot;RESTRICTED&quot;);&quot;o&quot;;&quot;OCCUPATIONAL&quot;);&quot;,&quot;))">
            <text:p/>
          </table:table-cell>
          <table:table-cell table:formula="of:=IF(LEN(TRIM([CulturesData.EE35]))=0;&quot;&quot;;CONCATENATE([CulturesData.EE$1];SUBSTITUTE(SUBSTITUTE(SUBSTITUTE([CulturesData.EE35];&quot;e&quot;;&quot;EVERYMAN&quot;);&quot;r&quot;;&quot;RESTRICTED&quot;);&quot;o&quot;;&quot;OCCUPATIONAL&quot;);&quot;,&quot;))">
            <text:p/>
          </table:table-cell>
          <table:table-cell table:formula="of:=IF(LEN(TRIM([CulturesData.EF35]))=0;&quot;&quot;;CONCATENATE([CulturesData.EF$1];SUBSTITUTE(SUBSTITUTE(SUBSTITUTE([CulturesData.EF35];&quot;e&quot;;&quot;EVERYMAN&quot;);&quot;r&quot;;&quot;RESTRICTED&quot;);&quot;o&quot;;&quot;OCCUPATIONAL&quot;);&quot;,&quot;))">
            <text:p/>
          </table:table-cell>
          <table:table-cell table:formula="of:=IF(LEN(TRIM([CulturesData.EG35]))=0;&quot;&quot;;CONCATENATE([CulturesData.EG$1];SUBSTITUTE(SUBSTITUTE(SUBSTITUTE([CulturesData.EG35];&quot;e&quot;;&quot;EVERYMAN&quot;);&quot;r&quot;;&quot;RESTRICTED&quot;);&quot;o&quot;;&quot;OCCUPATIONAL&quot;);&quot;,&quot;))">
            <text:p/>
          </table:table-cell>
          <table:table-cell table:formula="of:=IF(LEN(TRIM([CulturesData.EH35]))=0;&quot;&quot;;CONCATENATE([CulturesData.EH$1];SUBSTITUTE(SUBSTITUTE(SUBSTITUTE([CulturesData.EH35];&quot;e&quot;;&quot;EVERYMAN&quot;);&quot;r&quot;;&quot;RESTRICTED&quot;);&quot;o&quot;;&quot;OCCUPATIONAL&quot;);&quot;,&quot;))">
            <text:p/>
          </table:table-cell>
          <table:table-cell table:formula="of:=IF(LEN(TRIM([CulturesData.EI35]))=0;&quot;&quot;;CONCATENATE([CulturesData.EI$1];SUBSTITUTE(SUBSTITUTE(SUBSTITUTE([CulturesData.EI35];&quot;e&quot;;&quot;EVERYMAN&quot;);&quot;r&quot;;&quot;RESTRICTED&quot;);&quot;o&quot;;&quot;OCCUPATIONAL&quot;);&quot;,&quot;))">
            <text:p/>
          </table:table-cell>
          <table:table-cell table:formula="of:=IF(LEN(TRIM([CulturesData.EJ35]))=0;&quot;&quot;;CONCATENATE([CulturesData.EJ$1];SUBSTITUTE(SUBSTITUTE(SUBSTITUTE([CulturesData.EJ35];&quot;e&quot;;&quot;EVERYMAN&quot;);&quot;r&quot;;&quot;RESTRICTED&quot;);&quot;o&quot;;&quot;OCCUPATIONAL&quot;);&quot;,&quot;))">
            <text:p/>
          </table:table-cell>
          <table:table-cell table:formula="of:=IF(LEN(TRIM([CulturesData.EK35]))=0;&quot;&quot;;CONCATENATE([CulturesData.EK$1];SUBSTITUTE(SUBSTITUTE(SUBSTITUTE([CulturesData.EK35];&quot;e&quot;;&quot;EVERYMAN&quot;);&quot;r&quot;;&quot;RESTRICTED&quot;);&quot;o&quot;;&quot;OCCUPATIONAL&quot;);&quot;,&quot;))">
            <text:p/>
          </table:table-cell>
          <table:table-cell table:formula="of:=IF(LEN(TRIM([CulturesData.EL35]))=0;&quot;&quot;;CONCATENATE([CulturesData.EL$1];SUBSTITUTE(SUBSTITUTE(SUBSTITUTE([CulturesData.EL35];&quot;e&quot;;&quot;EVERYMAN&quot;);&quot;r&quot;;&quot;RESTRICTED&quot;);&quot;o&quot;;&quot;OCCUPATIONAL&quot;);&quot;,&quot;))">
            <text:p/>
          </table:table-cell>
          <table:table-cell table:formula="of:=IF(LEN(TRIM([CulturesData.EM35]))=0;&quot;&quot;;CONCATENATE([CulturesData.EM$1];SUBSTITUTE(SUBSTITUTE(SUBSTITUTE([CulturesData.EM35];&quot;e&quot;;&quot;EVERYMAN&quot;);&quot;r&quot;;&quot;RESTRICTED&quot;);&quot;o&quot;;&quot;OCCUPATIONAL&quot;);&quot;,&quot;))">
            <text:p/>
          </table:table-cell>
          <table:table-cell table:formula="of:=IF(LEN(TRIM([CulturesData.EN35]))=0;&quot;&quot;;CONCATENATE([CulturesData.EN$1];SUBSTITUTE(SUBSTITUTE(SUBSTITUTE([CulturesData.EN35];&quot;e&quot;;&quot;EVERYMAN&quot;);&quot;r&quot;;&quot;RESTRICTED&quot;);&quot;o&quot;;&quot;OCCUPATIONAL&quot;);&quot;,&quot;))">
            <text:p/>
          </table:table-cell>
          <table:table-cell table:formula="of:=IF(LEN(TRIM([CulturesData.EO35]))=0;&quot;&quot;;CONCATENATE([CulturesData.EO$1];SUBSTITUTE(SUBSTITUTE(SUBSTITUTE([CulturesData.EO35];&quot;e&quot;;&quot;EVERYMAN&quot;);&quot;r&quot;;&quot;RESTRICTED&quot;);&quot;o&quot;;&quot;OCCUPATIONAL&quot;);&quot;,&quot;))">
            <text:p/>
          </table:table-cell>
          <table:table-cell table:formula="of:=IF(LEN(TRIM([CulturesData.EP35]))=0;&quot;&quot;;CONCATENATE([CulturesData.EP$1];SUBSTITUTE(SUBSTITUTE(SUBSTITUTE([CulturesData.EP35];&quot;e&quot;;&quot;EVERYMAN&quot;);&quot;r&quot;;&quot;RESTRICTED&quot;);&quot;o&quot;;&quot;OCCUPATIONAL&quot;);&quot;,&quot;))">
            <text:p/>
          </table:table-cell>
          <table:table-cell table:formula="of:=IF(LEN(TRIM([CulturesData.EQ35]))=0;&quot;&quot;;CONCATENATE([CulturesData.EQ$1];SUBSTITUTE(SUBSTITUTE(SUBSTITUTE([CulturesData.EQ35];&quot;e&quot;;&quot;EVERYMAN&quot;);&quot;r&quot;;&quot;RESTRICTED&quot;);&quot;o&quot;;&quot;OCCUPATIONAL&quot;);&quot;,&quot;))">
            <text:p/>
          </table:table-cell>
          <table:table-cell table:formula="of:=IF(LEN(TRIM([CulturesData.ER35]))=0;&quot;&quot;;CONCATENATE([CulturesData.ER$1];SUBSTITUTE(SUBSTITUTE(SUBSTITUTE([CulturesData.ER35];&quot;e&quot;;&quot;EVERYMAN&quot;);&quot;r&quot;;&quot;RESTRICTED&quot;);&quot;o&quot;;&quot;OCCUPATIONAL&quot;);&quot;,&quot;))">
            <text:p/>
          </table:table-cell>
          <table:table-cell table:formula="of:=IF(LEN(TRIM([CulturesData.ES35]))=0;&quot;&quot;;CONCATENATE([CulturesData.ES$1];SUBSTITUTE(SUBSTITUTE(SUBSTITUTE([CulturesData.ES35];&quot;e&quot;;&quot;EVERYMAN&quot;);&quot;r&quot;;&quot;RESTRICTED&quot;);&quot;o&quot;;&quot;OCCUPATIONAL&quot;);&quot;,&quot;))">
            <text:p/>
          </table:table-cell>
          <table:table-cell table:formula="of:=IF(LEN(TRIM([CulturesData.ET35]))=0;&quot;&quot;;CONCATENATE([CulturesData.ET$1];SUBSTITUTE(SUBSTITUTE(SUBSTITUTE([CulturesData.ET35];&quot;e&quot;;&quot;EVERYMAN&quot;);&quot;r&quot;;&quot;RESTRICTED&quot;);&quot;o&quot;;&quot;OCCUPATIONAL&quot;);&quot;,&quot;))">
            <text:p/>
          </table:table-cell>
          <table:table-cell table:formula="of:=IF(LEN(TRIM([CulturesData.EU35]))=0;&quot;&quot;;CONCATENATE([CulturesData.EU$1];SUBSTITUTE(SUBSTITUTE(SUBSTITUTE([CulturesData.EU35];&quot;e&quot;;&quot;EVERYMAN&quot;);&quot;r&quot;;&quot;RESTRICTED&quot;);&quot;o&quot;;&quot;OCCUPATIONAL&quot;);&quot;,&quot;))">
            <text:p/>
          </table:table-cell>
          <table:table-cell table:formula="of:=IF(LEN(TRIM([CulturesData.EV35]))=0;&quot;&quot;;CONCATENATE([CulturesData.EV$1];SUBSTITUTE(SUBSTITUTE(SUBSTITUTE([CulturesData.EV35];&quot;e&quot;;&quot;EVERYMAN&quot;);&quot;r&quot;;&quot;RESTRICTED&quot;);&quot;o&quot;;&quot;OCCUPATIONAL&quot;);&quot;,&quot;))">
            <text:p/>
          </table:table-cell>
          <table:table-cell table:formula="of:=IF(LEN(TRIM([CulturesData.EW35]))=0;&quot;&quot;;CONCATENATE([CulturesData.EW$1];SUBSTITUTE(SUBSTITUTE(SUBSTITUTE([CulturesData.EW35];&quot;e&quot;;&quot;EVERYMAN&quot;);&quot;r&quot;;&quot;RESTRICTED&quot;);&quot;o&quot;;&quot;OCCUPATIONAL&quot;);&quot;,&quot;))">
            <text:p/>
          </table:table-cell>
          <table:table-cell table:formula="of:=IF(LEN(TRIM([CulturesData.EX35]))=0;&quot;&quot;;CONCATENATE([CulturesData.EX$1];SUBSTITUTE(SUBSTITUTE(SUBSTITUTE([CulturesData.EX35];&quot;e&quot;;&quot;EVERYMAN&quot;);&quot;r&quot;;&quot;RESTRICTED&quot;);&quot;o&quot;;&quot;OCCUPATIONAL&quot;);&quot;,&quot;))">
            <text:p/>
          </table:table-cell>
          <table:table-cell table:formula="of:=IF(LEN(TRIM([CulturesData.EY35]))=0;&quot;&quot;;CONCATENATE([CulturesData.EY$1];SUBSTITUTE(SUBSTITUTE(SUBSTITUTE([CulturesData.EY35];&quot;e&quot;;&quot;EVERYMAN&quot;);&quot;r&quot;;&quot;RESTRICTED&quot;);&quot;o&quot;;&quot;OCCUPATIONAL&quot;);&quot;,&quot;))">
            <text:p/>
          </table:table-cell>
          <table:table-cell table:formula="of:=IF(LEN(TRIM([CulturesData.EZ35]))=0;&quot;&quot;;CONCATENATE([CulturesData.EZ$1];SUBSTITUTE(SUBSTITUTE(SUBSTITUTE([CulturesData.EZ35];&quot;e&quot;;&quot;EVERYMAN&quot;);&quot;r&quot;;&quot;RESTRICTED&quot;);&quot;o&quot;;&quot;OCCUPATIONAL&quot;);&quot;,&quot;))">
            <text:p/>
          </table:table-cell>
          <table:table-cell table:formula="of:=IF(LEN(TRIM([CulturesData.FA35]))=0;&quot;&quot;;CONCATENATE([CulturesData.FA$1];SUBSTITUTE(SUBSTITUTE(SUBSTITUTE([CulturesData.FA35];&quot;e&quot;;&quot;EVERYMAN&quot;);&quot;r&quot;;&quot;RESTRICTED&quot;);&quot;o&quot;;&quot;OCCUPATIONAL&quot;);&quot;,&quot;))">
            <text:p/>
          </table:table-cell>
          <table:table-cell table:formula="of:=IF(LEN(TRIM([CulturesData.FB35]))=0;&quot;&quot;;CONCATENATE([CulturesData.FB$1];SUBSTITUTE(SUBSTITUTE(SUBSTITUTE([CulturesData.FB35];&quot;e&quot;;&quot;EVERYMAN&quot;);&quot;r&quot;;&quot;RESTRICTED&quot;);&quot;o&quot;;&quot;OCCUPATIONAL&quot;);&quot;,&quot;))">
            <text:p/>
          </table:table-cell>
          <table:table-cell table:formula="of:=IF(LEN(TRIM([CulturesData.FC35]))=0;&quot;&quot;;CONCATENATE([CulturesData.FC$1];SUBSTITUTE(SUBSTITUTE(SUBSTITUTE([CulturesData.FC35];&quot;e&quot;;&quot;EVERYMAN&quot;);&quot;r&quot;;&quot;RESTRICTED&quot;);&quot;o&quot;;&quot;OCCUPATIONAL&quot;);&quot;,&quot;))">
            <text:p/>
          </table:table-cell>
          <table:table-cell table:formula="of:=IF(LEN(TRIM([CulturesData.FD35]))=0;&quot;&quot;;CONCATENATE([CulturesData.FD$1];SUBSTITUTE(SUBSTITUTE(SUBSTITUTE([CulturesData.FD35];&quot;e&quot;;&quot;EVERYMAN&quot;);&quot;r&quot;;&quot;RESTRICTED&quot;);&quot;o&quot;;&quot;OCCUPATIONAL&quot;);&quot;,&quot;))">
            <text:p/>
          </table:table-cell>
          <table:table-cell table:formula="of:=IF(LEN(TRIM([CulturesData.FE35]))=0;&quot;&quot;;CONCATENATE([CulturesData.FE$1];SUBSTITUTE(SUBSTITUTE(SUBSTITUTE([CulturesData.FE35];&quot;e&quot;;&quot;EVERYMAN&quot;);&quot;r&quot;;&quot;RESTRICTED&quot;);&quot;o&quot;;&quot;OCCUPATIONAL&quot;);&quot;,&quot;))">
            <text:p/>
          </table:table-cell>
          <table:table-cell table:formula="of:=IF(LEN(TRIM([CulturesData.FF35]))=0;&quot;&quot;;CONCATENATE([CulturesData.FF$1];SUBSTITUTE(SUBSTITUTE(SUBSTITUTE([CulturesData.FF35];&quot;e&quot;;&quot;EVERYMAN&quot;);&quot;r&quot;;&quot;RESTRICTED&quot;);&quot;o&quot;;&quot;OCCUPATIONAL&quot;);&quot;,&quot;))">
            <text:p/>
          </table:table-cell>
          <table:table-cell table:formula="of:=IF(LEN(TRIM([CulturesData.FG35]))=0;&quot;&quot;;CONCATENATE([CulturesData.FG$1];SUBSTITUTE(SUBSTITUTE(SUBSTITUTE([CulturesData.FG35];&quot;e&quot;;&quot;EVERYMAN&quot;);&quot;r&quot;;&quot;RESTRICTED&quot;);&quot;o&quot;;&quot;OCCUPATIONAL&quot;);&quot;,&quot;))">
            <text:p/>
          </table:table-cell>
          <table:table-cell table:formula="of:=IF(LEN(TRIM([CulturesData.FH35]))=0;&quot;&quot;;CONCATENATE([CulturesData.FH$1];SUBSTITUTE(SUBSTITUTE(SUBSTITUTE([CulturesData.FH35];&quot;e&quot;;&quot;EVERYMAN&quot;);&quot;r&quot;;&quot;RESTRICTED&quot;);&quot;o&quot;;&quot;OCCUPATIONAL&quot;);&quot;,&quot;))">
            <text:p/>
          </table:table-cell>
          <table:table-cell table:formula="of:=IF(LEN(TRIM([CulturesData.FI35]))=0;&quot;&quot;;CONCATENATE([CulturesData.FI$1];SUBSTITUTE(SUBSTITUTE(SUBSTITUTE([CulturesData.FI35];&quot;e&quot;;&quot;EVERYMAN&quot;);&quot;r&quot;;&quot;RESTRICTED&quot;);&quot;o&quot;;&quot;OCCUPATIONAL&quot;);&quot;,&quot;))">
            <text:p/>
          </table:table-cell>
          <table:table-cell table:formula="of:=IF(LEN(TRIM([CulturesData.FJ35]))=0;&quot;&quot;;CONCATENATE([CulturesData.FJ$1];SUBSTITUTE(SUBSTITUTE(SUBSTITUTE([CulturesData.FJ35];&quot;e&quot;;&quot;EVERYMAN&quot;);&quot;r&quot;;&quot;RESTRICTED&quot;);&quot;o&quot;;&quot;OCCUPATIONAL&quot;);&quot;,&quot;))">
            <text:p/>
          </table:table-cell>
          <table:table-cell table:formula="of:=IF(LEN(TRIM([CulturesData.FK35]))=0;&quot;&quot;;CONCATENATE([CulturesData.FK$1];SUBSTITUTE(SUBSTITUTE(SUBSTITUTE([CulturesData.FK35];&quot;e&quot;;&quot;EVERYMAN&quot;);&quot;r&quot;;&quot;RESTRICTED&quot;);&quot;o&quot;;&quot;OCCUPATIONAL&quot;);&quot;,&quot;))">
            <text:p/>
          </table:table-cell>
          <table:table-cell table:formula="of:=IF(LEN(TRIM([CulturesData.FL35]))=0;&quot;&quot;;CONCATENATE([CulturesData.FL$1];SUBSTITUTE(SUBSTITUTE(SUBSTITUTE([CulturesData.FL35];&quot;e&quot;;&quot;EVERYMAN&quot;);&quot;r&quot;;&quot;RESTRICTED&quot;);&quot;o&quot;;&quot;OCCUPATIONAL&quot;);&quot;,&quot;))">
            <text:p/>
          </table:table-cell>
          <table:table-cell table:formula="of:=IF(LEN(TRIM([CulturesData.FM35]))=0;&quot;&quot;;CONCATENATE([CulturesData.FM$1];SUBSTITUTE(SUBSTITUTE(SUBSTITUTE([CulturesData.FM35];&quot;e&quot;;&quot;EVERYMAN&quot;);&quot;r&quot;;&quot;RESTRICTED&quot;);&quot;o&quot;;&quot;OCCUPATIONAL&quot;);&quot;,&quot;))">
            <text:p/>
          </table:table-cell>
          <table:table-cell table:formula="of:=IF(LEN(TRIM([CulturesData.FN35]))=0;&quot;&quot;;CONCATENATE([CulturesData.FN$1];SUBSTITUTE(SUBSTITUTE(SUBSTITUTE([CulturesData.FN35];&quot;e&quot;;&quot;EVERYMAN&quot;);&quot;r&quot;;&quot;RESTRICTED&quot;);&quot;o&quot;;&quot;OCCUPATIONAL&quot;);&quot;,&quot;))">
            <text:p/>
          </table:table-cell>
          <table:table-cell table:formula="of:=IF(LEN(TRIM([CulturesData.FO35]))=0;&quot;&quot;;CONCATENATE([CulturesData.FO$1];SUBSTITUTE(SUBSTITUTE(SUBSTITUTE([CulturesData.FO35];&quot;e&quot;;&quot;EVERYMAN&quot;);&quot;r&quot;;&quot;RESTRICTED&quot;);&quot;o&quot;;&quot;OCCUPATIONAL&quot;);&quot;,&quot;))">
            <text:p/>
          </table:table-cell>
          <table:table-cell table:formula="of:=IF(LEN(TRIM([CulturesData.FP35]))=0;&quot;&quot;;CONCATENATE([CulturesData.FP$1];SUBSTITUTE(SUBSTITUTE(SUBSTITUTE([CulturesData.FP35];&quot;e&quot;;&quot;EVERYMAN&quot;);&quot;r&quot;;&quot;RESTRICTED&quot;);&quot;o&quot;;&quot;OCCUPATIONAL&quot;);&quot;,&quot;))">
            <text:p/>
          </table:table-cell>
          <table:table-cell table:formula="of:=IF(LEN(TRIM([CulturesData.FQ35]))=0;&quot;&quot;;CONCATENATE([CulturesData.FQ$1];SUBSTITUTE(SUBSTITUTE(SUBSTITUTE([CulturesData.FQ35];&quot;e&quot;;&quot;EVERYMAN&quot;);&quot;r&quot;;&quot;RESTRICTED&quot;);&quot;o&quot;;&quot;OCCUPATIONAL&quot;);&quot;,&quot;))">
            <text:p/>
          </table:table-cell>
          <table:table-cell table:formula="of:=IF(LEN(TRIM([CulturesData.FR35]))=0;&quot;&quot;;CONCATENATE([CulturesData.FR$1];SUBSTITUTE(SUBSTITUTE(SUBSTITUTE([CulturesData.FR35];&quot;e&quot;;&quot;EVERYMAN&quot;);&quot;r&quot;;&quot;RESTRICTED&quot;);&quot;o&quot;;&quot;OCCUPATIONAL&quot;);&quot;,&quot;))">
            <text:p/>
          </table:table-cell>
          <table:table-cell table:formula="of:=IF(LEN(TRIM([CulturesData.FS35]))=0;&quot;&quot;;CONCATENATE([CulturesData.FS$1];SUBSTITUTE(SUBSTITUTE(SUBSTITUTE([CulturesData.FS35];&quot;e&quot;;&quot;EVERYMAN&quot;);&quot;r&quot;;&quot;RESTRICTED&quot;);&quot;o&quot;;&quot;OCCUPATIONAL&quot;);&quot;,&quot;))">
            <text:p/>
          </table:table-cell>
          <table:table-cell table:formula="of:=IF(LEN(TRIM([CulturesData.FT35]))=0;&quot;&quot;;CONCATENATE([CulturesData.FT$1];SUBSTITUTE(SUBSTITUTE(SUBSTITUTE([CulturesData.FT35];&quot;e&quot;;&quot;EVERYMAN&quot;);&quot;r&quot;;&quot;RESTRICTED&quot;);&quot;o&quot;;&quot;OCCUPATIONAL&quot;);&quot;,&quot;))">
            <text:p/>
          </table:table-cell>
          <table:table-cell table:formula="of:=IF(LEN(TRIM([CulturesData.FU35]))=0;&quot;&quot;;CONCATENATE([CulturesData.FU$1];SUBSTITUTE(SUBSTITUTE(SUBSTITUTE([CulturesData.FU35];&quot;e&quot;;&quot;EVERYMAN&quot;);&quot;r&quot;;&quot;RESTRICTED&quot;);&quot;o&quot;;&quot;OCCUPATIONAL&quot;);&quot;,&quot;))">
            <text:p/>
          </table:table-cell>
          <table:table-cell table:formula="of:=IF(LEN(TRIM([CulturesData.FV35]))=0;&quot;&quot;;CONCATENATE([CulturesData.FV$1];SUBSTITUTE(SUBSTITUTE(SUBSTITUTE([CulturesData.FV35];&quot;e&quot;;&quot;EVERYMAN&quot;);&quot;r&quot;;&quot;RESTRICTED&quot;);&quot;o&quot;;&quot;OCCUPATIONAL&quot;);&quot;,&quot;))">
            <text:p/>
          </table:table-cell>
          <table:table-cell table:formula="of:=IF(LEN(TRIM([CulturesData.FW35]))=0;&quot;&quot;;CONCATENATE([CulturesData.FW$1];SUBSTITUTE(SUBSTITUTE(SUBSTITUTE([CulturesData.FW35];&quot;e&quot;;&quot;EVERYMAN&quot;);&quot;r&quot;;&quot;RESTRICTED&quot;);&quot;o&quot;;&quot;OCCUPATIONAL&quot;);&quot;,&quot;))">
            <text:p/>
          </table:table-cell>
          <table:table-cell table:formula="of:=IF(LEN(TRIM([CulturesData.FX35]))=0;&quot;&quot;;CONCATENATE([CulturesData.FX$1];SUBSTITUTE(SUBSTITUTE(SUBSTITUTE([CulturesData.FX35];&quot;e&quot;;&quot;EVERYMAN&quot;);&quot;r&quot;;&quot;RESTRICTED&quot;);&quot;o&quot;;&quot;OCCUPATIONAL&quot;);&quot;,&quot;))">
            <text:p/>
          </table:table-cell>
          <table:table-cell table:formula="of:=IF(LEN(TRIM([CulturesData.FY35]))=0;&quot;&quot;;CONCATENATE([CulturesData.FY$1];SUBSTITUTE(SUBSTITUTE(SUBSTITUTE([CulturesData.FY35];&quot;e&quot;;&quot;EVERYMAN&quot;);&quot;r&quot;;&quot;RESTRICTED&quot;);&quot;o&quot;;&quot;OCCUPATIONAL&quot;);&quot;,&quot;))">
            <text:p/>
          </table:table-cell>
          <table:table-cell table:formula="of:=IF(LEN(TRIM([CulturesData.FZ35]))=0;&quot;&quot;;CONCATENATE([CulturesData.FZ$1];SUBSTITUTE(SUBSTITUTE(SUBSTITUTE([CulturesData.FZ35];&quot;e&quot;;&quot;EVERYMAN&quot;);&quot;r&quot;;&quot;RESTRICTED&quot;);&quot;o&quot;;&quot;OCCUPATIONAL&quot;);&quot;,&quot;))">
            <text:p/>
          </table:table-cell>
          <table:table-cell table:formula="of:=IF(LEN(TRIM([CulturesData.GA35]))=0;&quot;&quot;;CONCATENATE([CulturesData.GA$1];SUBSTITUTE(SUBSTITUTE(SUBSTITUTE([CulturesData.GA35];&quot;e&quot;;&quot;EVERYMAN&quot;);&quot;r&quot;;&quot;RESTRICTED&quot;);&quot;o&quot;;&quot;OCCUPATIONAL&quot;);&quot;,&quot;))">
            <text:p/>
          </table:table-cell>
          <table:table-cell table:formula="of:=IF(LEN(TRIM([CulturesData.GB35]))=0;&quot;&quot;;CONCATENATE([CulturesData.GB$1];SUBSTITUTE(SUBSTITUTE(SUBSTITUTE([CulturesData.GB35];&quot;e&quot;;&quot;EVERYMAN&quot;);&quot;r&quot;;&quot;RESTRICTED&quot;);&quot;o&quot;;&quot;OCCUPATIONAL&quot;);&quot;,&quot;))">
            <text:p/>
          </table:table-cell>
          <table:table-cell table:formula="of:=IF(LEN(TRIM([CulturesData.GC35]))=0;&quot;&quot;;CONCATENATE([CulturesData.GC$1];SUBSTITUTE(SUBSTITUTE(SUBSTITUTE([CulturesData.GC35];&quot;e&quot;;&quot;EVERYMAN&quot;);&quot;r&quot;;&quot;RESTRICTED&quot;);&quot;o&quot;;&quot;OCCUPATIONAL&quot;);&quot;,&quot;))">
            <text:p/>
          </table:table-cell>
          <table:table-cell table:formula="of:=IF(LEN(TRIM([CulturesData.GD35]))=0;&quot;&quot;;CONCATENATE([CulturesData.GD$1];SUBSTITUTE(SUBSTITUTE(SUBSTITUTE([CulturesData.GD35];&quot;e&quot;;&quot;EVERYMAN&quot;);&quot;r&quot;;&quot;RESTRICTED&quot;);&quot;o&quot;;&quot;OCCUPATIONAL&quot;);&quot;,&quot;))">
            <text:p/>
          </table:table-cell>
          <table:table-cell table:formula="of:=IF(LEN(TRIM([CulturesData.GE35]))=0;&quot;&quot;;CONCATENATE([CulturesData.GE$1];SUBSTITUTE(SUBSTITUTE(SUBSTITUTE([CulturesData.GE35];&quot;e&quot;;&quot;EVERYMAN&quot;);&quot;r&quot;;&quot;RESTRICTED&quot;);&quot;o&quot;;&quot;OCCUPATIONAL&quot;);&quot;,&quot;))">
            <text:p/>
          </table:table-cell>
          <table:table-cell table:formula="of:=IF(LEN(TRIM([CulturesData.GF35]))=0;&quot;&quot;;CONCATENATE([CulturesData.GF$1];SUBSTITUTE(SUBSTITUTE(SUBSTITUTE([CulturesData.GF35];&quot;e&quot;;&quot;EVERYMAN&quot;);&quot;r&quot;;&quot;RESTRICTED&quot;);&quot;o&quot;;&quot;OCCUPATIONAL&quot;);&quot;,&quot;))">
            <text:p/>
          </table:table-cell>
          <table:table-cell table:formula="of:=IF(LEN(TRIM([CulturesData.GG35]))=0;&quot;&quot;;CONCATENATE([CulturesData.GG$1];SUBSTITUTE(SUBSTITUTE(SUBSTITUTE([CulturesData.GG35];&quot;e&quot;;&quot;EVERYMAN&quot;);&quot;r&quot;;&quot;RESTRICTED&quot;);&quot;o&quot;;&quot;OCCUPATIONAL&quot;);&quot;,&quot;))">
            <text:p/>
          </table:table-cell>
          <table:table-cell table:formula="of:=IF(LEN(TRIM([CulturesData.GH35]))=0;&quot;&quot;;CONCATENATE([CulturesData.GH$1];SUBSTITUTE(SUBSTITUTE(SUBSTITUTE([CulturesData.GH35];&quot;e&quot;;&quot;EVERYMAN&quot;);&quot;r&quot;;&quot;RESTRICTED&quot;);&quot;o&quot;;&quot;OCCUPATIONAL&quot;);&quot;,&quot;))">
            <text:p/>
          </table:table-cell>
          <table:table-cell table:formula="of:=IF(LEN(TRIM([CulturesData.GI35]))=0;&quot;&quot;;CONCATENATE([CulturesData.GI$1];SUBSTITUTE(SUBSTITUTE(SUBSTITUTE([CulturesData.GI35];&quot;e&quot;;&quot;EVERYMAN&quot;);&quot;r&quot;;&quot;RESTRICTED&quot;);&quot;o&quot;;&quot;OCCUPATIONAL&quot;);&quot;,&quot;))">
            <text:p/>
          </table:table-cell>
          <table:table-cell table:formula="of:=IF(LEN(TRIM([CulturesData.GJ35]))=0;&quot;&quot;;CONCATENATE([CulturesData.GJ$1];SUBSTITUTE(SUBSTITUTE(SUBSTITUTE([CulturesData.GJ35];&quot;e&quot;;&quot;EVERYMAN&quot;);&quot;r&quot;;&quot;RESTRICTED&quot;);&quot;o&quot;;&quot;OCCUPATIONAL&quot;);&quot;,&quot;))">
            <text:p/>
          </table:table-cell>
          <table:table-cell table:formula="of:=IF(LEN(TRIM([CulturesData.GK35]))=0;&quot;&quot;;CONCATENATE([CulturesData.GK$1];SUBSTITUTE(SUBSTITUTE(SUBSTITUTE([CulturesData.GK35];&quot;e&quot;;&quot;EVERYMAN&quot;);&quot;r&quot;;&quot;RESTRICTED&quot;);&quot;o&quot;;&quot;OCCUPATIONAL&quot;);&quot;,&quot;))">
            <text:p/>
          </table:table-cell>
          <table:table-cell table:formula="of:=IF(LEN(TRIM([CulturesData.GL35]))=0;&quot;&quot;;CONCATENATE([CulturesData.GL$1];SUBSTITUTE(SUBSTITUTE(SUBSTITUTE([CulturesData.GL35];&quot;e&quot;;&quot;EVERYMAN&quot;);&quot;r&quot;;&quot;RESTRICTED&quot;);&quot;o&quot;;&quot;OCCUPATIONAL&quot;);&quot;,&quot;))">
            <text:p/>
          </table:table-cell>
          <table:table-cell table:formula="of:=IF(LEN(TRIM([CulturesData.GM35]))=0;&quot;&quot;;CONCATENATE([CulturesData.GM$1];SUBSTITUTE(SUBSTITUTE(SUBSTITUTE([CulturesData.GM35];&quot;e&quot;;&quot;EVERYMAN&quot;);&quot;r&quot;;&quot;RESTRICTED&quot;);&quot;o&quot;;&quot;OCCUPATIONAL&quot;);&quot;,&quot;))">
            <text:p/>
          </table:table-cell>
          <table:table-cell table:formula="of:=IF(LEN(TRIM([CulturesData.GN35]))=0;&quot;&quot;;CONCATENATE([CulturesData.GN$1];SUBSTITUTE(SUBSTITUTE(SUBSTITUTE([CulturesData.GN35];&quot;e&quot;;&quot;EVERYMAN&quot;);&quot;r&quot;;&quot;RESTRICTED&quot;);&quot;o&quot;;&quot;OCCUPATIONAL&quot;);&quot;,&quot;))">
            <text:p/>
          </table:table-cell>
          <table:table-cell table:formula="of:=IF(LEN(TRIM([CulturesData.GO35]))=0;&quot;&quot;;CONCATENATE([CulturesData.GO$1];SUBSTITUTE(SUBSTITUTE(SUBSTITUTE([CulturesData.GO35];&quot;e&quot;;&quot;EVERYMAN&quot;);&quot;r&quot;;&quot;RESTRICTED&quot;);&quot;o&quot;;&quot;OCCUPATIONAL&quot;);&quot;,&quot;))">
            <text:p/>
          </table:table-cell>
          <table:table-cell table:formula="of:=IF(LEN(TRIM([CulturesData.GP35]))=0;&quot;&quot;;CONCATENATE([CulturesData.GP$1];SUBSTITUTE(SUBSTITUTE(SUBSTITUTE([CulturesData.GP35];&quot;e&quot;;&quot;EVERYMAN&quot;);&quot;r&quot;;&quot;RESTRICTED&quot;);&quot;o&quot;;&quot;OCCUPATIONAL&quot;);&quot;,&quot;))">
            <text:p/>
          </table:table-cell>
          <table:table-cell table:formula="of:=IF(LEN(TRIM([CulturesData.GQ35]))=0;&quot;&quot;;CONCATENATE([CulturesData.GQ$1];SUBSTITUTE(SUBSTITUTE(SUBSTITUTE([CulturesData.GQ35];&quot;e&quot;;&quot;EVERYMAN&quot;);&quot;r&quot;;&quot;RESTRICTED&quot;);&quot;o&quot;;&quot;OCCUPATIONAL&quot;);&quot;,&quot;))">
            <text:p/>
          </table:table-cell>
          <table:table-cell table:formula="of:=IF(LEN(TRIM([CulturesData.GR35]))=0;&quot;&quot;;CONCATENATE([CulturesData.GR$1];SUBSTITUTE(SUBSTITUTE(SUBSTITUTE([CulturesData.GR35];&quot;e&quot;;&quot;EVERYMAN&quot;);&quot;r&quot;;&quot;RESTRICTED&quot;);&quot;o&quot;;&quot;OCCUPATIONAL&quot;);&quot;,&quot;))">
            <text:p/>
          </table:table-cell>
          <table:table-cell table:formula="of:=IF(LEN(TRIM([CulturesData.GS35]))=0;&quot;&quot;;CONCATENATE([CulturesData.GS$1];[CulturesData.GS35];&quot;,&quot;))">
            <text:p/>
          </table:table-cell>
          <table:table-cell table:formula="of:=IF(LEN(TRIM([CulturesData.GT35]))=0;&quot;&quot;;CONCATENATE([CulturesData.GT$1];SUBSTITUTE(SUBSTITUTE(SUBSTITUTE([CulturesData.GT35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formula="of:=CONCATENATE([CulturesData.A36]; &quot;,&quot;)" office:value-type="string" office:string-value=",">
            <text:p>,</text:p>
          </table:table-cell>
          <table:table-cell table:formula="of:=CONCATENATE([CulturesData.B36]; &quot;,&quot;)" office:value-type="string" office:string-value=",">
            <text:p>,</text:p>
          </table:table-cell>
          <table:table-cell table:formula="of:=CONCATENATE([CulturesData.D36]; &quot;,&quot;)" office:value-type="string" office:string-value=",">
            <text:p>,</text:p>
          </table:table-cell>
          <table:table-cell table:formula="of:=CONCATENATE([CulturesData.C36]; &quot;,&quot;)" office:value-type="string" office:string-value=",">
            <text:p>,</text:p>
          </table:table-cell>
          <table:table-cell table:formula="of:=CONCATENATE([CulturesData.E36]; &quot;,&quot;)" office:value-type="string" office:string-value=",">
            <text:p>,</text:p>
          </table:table-cell>
          <table:table-cell table:formula="of:=CONCATENATE([CulturesData.F36]; &quot;,&quot;)" office:value-type="string" office:string-value=",">
            <text:p>,</text:p>
          </table:table-cell>
          <table:table-cell table:formula="of:=CONCATENATE([CulturesData.G36]; &quot;,&quot;)" office:value-type="string" office:string-value=",">
            <text:p>,</text:p>
          </table:table-cell>
          <table:table-cell table:formula="of:=CONCATENATE([CulturesData.H36]; &quot;,&quot;)" office:value-type="string" office:string-value=",">
            <text:p>,</text:p>
          </table:table-cell>
          <table:table-cell table:formula="of:=IF(LEN(TRIM([CulturesData.J36]))=0;&quot;&quot;;CONCATENATE([CulturesData.J$1];SUBSTITUTE(SUBSTITUTE(SUBSTITUTE([CulturesData.J36];&quot;e&quot;;&quot;EVERYMAN&quot;);&quot;r&quot;;&quot;RESTRICTED&quot;);&quot;o&quot;;&quot;OCCUPATIONAL&quot;);&quot;,&quot;))">
            <text:p/>
          </table:table-cell>
          <table:table-cell table:formula="of:=IF(LEN(TRIM([CulturesData.K36]))=0;&quot;&quot;;CONCATENATE([CulturesData.K$1];SUBSTITUTE(SUBSTITUTE(SUBSTITUTE([CulturesData.K36];&quot;e&quot;;&quot;EVERYMAN&quot;);&quot;r&quot;;&quot;RESTRICTED&quot;);&quot;o&quot;;&quot;OCCUPATIONAL&quot;);&quot;,&quot;))">
            <text:p/>
          </table:table-cell>
          <table:table-cell table:formula="of:=IF(LEN(TRIM([CulturesData.L36]))=0;&quot;&quot;;CONCATENATE([CulturesData.L$1];SUBSTITUTE(SUBSTITUTE(SUBSTITUTE([CulturesData.L36];&quot;e&quot;;&quot;EVERYMAN&quot;);&quot;r&quot;;&quot;RESTRICTED&quot;);&quot;o&quot;;&quot;OCCUPATIONAL&quot;);&quot;,&quot;))">
            <text:p/>
          </table:table-cell>
          <table:table-cell table:formula="of:=IF(LEN(TRIM([CulturesData.M36]))=0;&quot;&quot;;CONCATENATE([CulturesData.M$1];SUBSTITUTE(SUBSTITUTE(SUBSTITUTE([CulturesData.M36];&quot;e&quot;;&quot;EVERYMAN&quot;);&quot;r&quot;;&quot;RESTRICTED&quot;);&quot;o&quot;;&quot;OCCUPATIONAL&quot;);&quot;,&quot;))">
            <text:p/>
          </table:table-cell>
          <table:table-cell table:formula="of:=IF(LEN(TRIM([CulturesData.N36]))=0;&quot;&quot;;CONCATENATE([CulturesData.N$1];SUBSTITUTE(SUBSTITUTE(SUBSTITUTE([CulturesData.N36];&quot;e&quot;;&quot;EVERYMAN&quot;);&quot;r&quot;;&quot;RESTRICTED&quot;);&quot;o&quot;;&quot;OCCUPATIONAL&quot;);&quot;,&quot;))">
            <text:p/>
          </table:table-cell>
          <table:table-cell table:formula="of:=IF(LEN(TRIM([CulturesData.O36]))=0;&quot;&quot;;CONCATENATE([CulturesData.O$1];SUBSTITUTE(SUBSTITUTE(SUBSTITUTE([CulturesData.O36];&quot;e&quot;;&quot;EVERYMAN&quot;);&quot;r&quot;;&quot;RESTRICTED&quot;);&quot;o&quot;;&quot;OCCUPATIONAL&quot;);&quot;,&quot;))">
            <text:p/>
          </table:table-cell>
          <table:table-cell table:formula="of:=IF(LEN(TRIM([CulturesData.P36]))=0;&quot;&quot;;CONCATENATE([CulturesData.P$1];SUBSTITUTE(SUBSTITUTE(SUBSTITUTE([CulturesData.P36];&quot;e&quot;;&quot;EVERYMAN&quot;);&quot;r&quot;;&quot;RESTRICTED&quot;);&quot;o&quot;;&quot;OCCUPATIONAL&quot;);&quot;,&quot;))">
            <text:p/>
          </table:table-cell>
          <table:table-cell table:formula="of:=IF(LEN(TRIM([CulturesData.Q36]))=0;&quot;&quot;;CONCATENATE([CulturesData.Q$1];SUBSTITUTE(SUBSTITUTE(SUBSTITUTE([CulturesData.Q36];&quot;e&quot;;&quot;EVERYMAN&quot;);&quot;r&quot;;&quot;RESTRICTED&quot;);&quot;o&quot;;&quot;OCCUPATIONAL&quot;);&quot;,&quot;))">
            <text:p/>
          </table:table-cell>
          <table:table-cell table:formula="of:=IF(LEN(TRIM([CulturesData.R36]))=0;&quot;&quot;;CONCATENATE([CulturesData.R$1];SUBSTITUTE(SUBSTITUTE(SUBSTITUTE([CulturesData.R36];&quot;e&quot;;&quot;EVERYMAN&quot;);&quot;r&quot;;&quot;RESTRICTED&quot;);&quot;o&quot;;&quot;OCCUPATIONAL&quot;);&quot;,&quot;))">
            <text:p/>
          </table:table-cell>
          <table:table-cell table:formula="of:=IF(LEN(TRIM([CulturesData.S36]))=0;&quot;&quot;;CONCATENATE([CulturesData.S$1];SUBSTITUTE(SUBSTITUTE(SUBSTITUTE([CulturesData.S36];&quot;e&quot;;&quot;EVERYMAN&quot;);&quot;r&quot;;&quot;RESTRICTED&quot;);&quot;o&quot;;&quot;OCCUPATIONAL&quot;);&quot;,&quot;))">
            <text:p/>
          </table:table-cell>
          <table:table-cell table:formula="of:=IF(LEN(TRIM([CulturesData.T36]))=0;&quot;&quot;;CONCATENATE([CulturesData.T$1];SUBSTITUTE(SUBSTITUTE(SUBSTITUTE([CulturesData.T36];&quot;e&quot;;&quot;EVERYMAN&quot;);&quot;r&quot;;&quot;RESTRICTED&quot;);&quot;o&quot;;&quot;OCCUPATIONAL&quot;);&quot;,&quot;))">
            <text:p/>
          </table:table-cell>
          <table:table-cell table:formula="of:=IF(LEN(TRIM([CulturesData.U36]))=0;&quot;&quot;;CONCATENATE([CulturesData.U$1];SUBSTITUTE(SUBSTITUTE(SUBSTITUTE([CulturesData.U36];&quot;e&quot;;&quot;EVERYMAN&quot;);&quot;r&quot;;&quot;RESTRICTED&quot;);&quot;o&quot;;&quot;OCCUPATIONAL&quot;);&quot;,&quot;))">
            <text:p/>
          </table:table-cell>
          <table:table-cell table:formula="of:=IF(LEN(TRIM([CulturesData.V36]))=0;&quot;&quot;;CONCATENATE([CulturesData.V$1];SUBSTITUTE(SUBSTITUTE(SUBSTITUTE([CulturesData.V36];&quot;e&quot;;&quot;EVERYMAN&quot;);&quot;r&quot;;&quot;RESTRICTED&quot;);&quot;o&quot;;&quot;OCCUPATIONAL&quot;);&quot;,&quot;))">
            <text:p/>
          </table:table-cell>
          <table:table-cell table:formula="of:=IF(LEN(TRIM([CulturesData.W36]))=0;&quot;&quot;;CONCATENATE([CulturesData.W$1];SUBSTITUTE(SUBSTITUTE(SUBSTITUTE([CulturesData.W36];&quot;e&quot;;&quot;EVERYMAN&quot;);&quot;r&quot;;&quot;RESTRICTED&quot;);&quot;o&quot;;&quot;OCCUPATIONAL&quot;);&quot;,&quot;))">
            <text:p/>
          </table:table-cell>
          <table:table-cell table:formula="of:=IF(LEN(TRIM([CulturesData.X36]))=0;&quot;&quot;;CONCATENATE([CulturesData.X$1];SUBSTITUTE(SUBSTITUTE(SUBSTITUTE([CulturesData.X36];&quot;e&quot;;&quot;EVERYMAN&quot;);&quot;r&quot;;&quot;RESTRICTED&quot;);&quot;o&quot;;&quot;OCCUPATIONAL&quot;);&quot;,&quot;))">
            <text:p/>
          </table:table-cell>
          <table:table-cell table:formula="of:=IF(LEN(TRIM([CulturesData.Y36]))=0;&quot;&quot;;CONCATENATE([CulturesData.Y$1];SUBSTITUTE(SUBSTITUTE(SUBSTITUTE([CulturesData.Y36];&quot;e&quot;;&quot;EVERYMAN&quot;);&quot;r&quot;;&quot;RESTRICTED&quot;);&quot;o&quot;;&quot;OCCUPATIONAL&quot;);&quot;,&quot;))">
            <text:p/>
          </table:table-cell>
          <table:table-cell table:formula="of:=IF(LEN(TRIM([CulturesData.Z36]))=0;&quot;&quot;;CONCATENATE([CulturesData.Z$1];SUBSTITUTE(SUBSTITUTE(SUBSTITUTE([CulturesData.Z36];&quot;e&quot;;&quot;EVERYMAN&quot;);&quot;r&quot;;&quot;RESTRICTED&quot;);&quot;o&quot;;&quot;OCCUPATIONAL&quot;);&quot;,&quot;))">
            <text:p/>
          </table:table-cell>
          <table:table-cell table:formula="of:=IF(LEN(TRIM([CulturesData.AA36]))=0;&quot;&quot;;CONCATENATE([CulturesData.AA$1];SUBSTITUTE(SUBSTITUTE(SUBSTITUTE([CulturesData.AA36];&quot;e&quot;;&quot;EVERYMAN&quot;);&quot;r&quot;;&quot;RESTRICTED&quot;);&quot;o&quot;;&quot;OCCUPATIONAL&quot;);&quot;,&quot;))">
            <text:p/>
          </table:table-cell>
          <table:table-cell table:formula="of:=IF(LEN(TRIM([CulturesData.AB36]))=0;&quot;&quot;;CONCATENATE([CulturesData.AB$1];SUBSTITUTE(SUBSTITUTE(SUBSTITUTE([CulturesData.AB36];&quot;e&quot;;&quot;EVERYMAN&quot;);&quot;r&quot;;&quot;RESTRICTED&quot;);&quot;o&quot;;&quot;OCCUPATIONAL&quot;);&quot;,&quot;))">
            <text:p/>
          </table:table-cell>
          <table:table-cell table:formula="of:=IF(LEN(TRIM([CulturesData.AC36]))=0;&quot;&quot;;CONCATENATE([CulturesData.AC$1];SUBSTITUTE(SUBSTITUTE(SUBSTITUTE([CulturesData.AC36];&quot;e&quot;;&quot;EVERYMAN&quot;);&quot;r&quot;;&quot;RESTRICTED&quot;);&quot;o&quot;;&quot;OCCUPATIONAL&quot;);&quot;,&quot;))">
            <text:p/>
          </table:table-cell>
          <table:table-cell table:formula="of:=IF(LEN(TRIM([CulturesData.AD36]))=0;&quot;&quot;;CONCATENATE([CulturesData.AD$1];SUBSTITUTE(SUBSTITUTE(SUBSTITUTE([CulturesData.AD36];&quot;e&quot;;&quot;EVERYMAN&quot;);&quot;r&quot;;&quot;RESTRICTED&quot;);&quot;o&quot;;&quot;OCCUPATIONAL&quot;);&quot;,&quot;))">
            <text:p/>
          </table:table-cell>
          <table:table-cell table:formula="of:=IF(LEN(TRIM([CulturesData.AE36]))=0;&quot;&quot;;CONCATENATE([CulturesData.AE$1];SUBSTITUTE(SUBSTITUTE(SUBSTITUTE([CulturesData.AE36];&quot;e&quot;;&quot;EVERYMAN&quot;);&quot;r&quot;;&quot;RESTRICTED&quot;);&quot;o&quot;;&quot;OCCUPATIONAL&quot;);&quot;,&quot;))">
            <text:p/>
          </table:table-cell>
          <table:table-cell table:formula="of:=IF(LEN(TRIM([CulturesData.AF36]))=0;&quot;&quot;;CONCATENATE([CulturesData.AF$1];SUBSTITUTE(SUBSTITUTE(SUBSTITUTE([CulturesData.AF36];&quot;e&quot;;&quot;EVERYMAN&quot;);&quot;r&quot;;&quot;RESTRICTED&quot;);&quot;o&quot;;&quot;OCCUPATIONAL&quot;);&quot;,&quot;))">
            <text:p/>
          </table:table-cell>
          <table:table-cell table:formula="of:=IF(LEN(TRIM([CulturesData.AG36]))=0;&quot;&quot;;CONCATENATE([CulturesData.AG$1];SUBSTITUTE(SUBSTITUTE(SUBSTITUTE([CulturesData.AG36];&quot;e&quot;;&quot;EVERYMAN&quot;);&quot;r&quot;;&quot;RESTRICTED&quot;);&quot;o&quot;;&quot;OCCUPATIONAL&quot;);&quot;,&quot;))">
            <text:p/>
          </table:table-cell>
          <table:table-cell table:formula="of:=IF(LEN(TRIM([CulturesData.AH36]))=0;&quot;&quot;;CONCATENATE([CulturesData.AH$1];SUBSTITUTE(SUBSTITUTE(SUBSTITUTE([CulturesData.AH36];&quot;e&quot;;&quot;EVERYMAN&quot;);&quot;r&quot;;&quot;RESTRICTED&quot;);&quot;o&quot;;&quot;OCCUPATIONAL&quot;);&quot;,&quot;))">
            <text:p/>
          </table:table-cell>
          <table:table-cell table:formula="of:=IF(LEN(TRIM([CulturesData.AI36]))=0;&quot;&quot;;CONCATENATE([CulturesData.AI$1];SUBSTITUTE(SUBSTITUTE(SUBSTITUTE([CulturesData.AI36];&quot;e&quot;;&quot;EVERYMAN&quot;);&quot;r&quot;;&quot;RESTRICTED&quot;);&quot;o&quot;;&quot;OCCUPATIONAL&quot;);&quot;,&quot;))">
            <text:p/>
          </table:table-cell>
          <table:table-cell table:formula="of:=IF(LEN(TRIM([CulturesData.AJ36]))=0;&quot;&quot;;CONCATENATE([CulturesData.AJ$1];SUBSTITUTE(SUBSTITUTE(SUBSTITUTE([CulturesData.AJ36];&quot;e&quot;;&quot;EVERYMAN&quot;);&quot;r&quot;;&quot;RESTRICTED&quot;);&quot;o&quot;;&quot;OCCUPATIONAL&quot;);&quot;,&quot;))">
            <text:p/>
          </table:table-cell>
          <table:table-cell table:formula="of:=IF(LEN(TRIM([CulturesData.AK36]))=0;&quot;&quot;;CONCATENATE([CulturesData.AK$1];SUBSTITUTE(SUBSTITUTE(SUBSTITUTE([CulturesData.AK36];&quot;e&quot;;&quot;EVERYMAN&quot;);&quot;r&quot;;&quot;RESTRICTED&quot;);&quot;o&quot;;&quot;OCCUPATIONAL&quot;);&quot;,&quot;))">
            <text:p/>
          </table:table-cell>
          <table:table-cell table:formula="of:=IF(LEN(TRIM([CulturesData.AL36]))=0;&quot;&quot;;CONCATENATE([CulturesData.AL$1];SUBSTITUTE(SUBSTITUTE(SUBSTITUTE([CulturesData.AL36];&quot;e&quot;;&quot;EVERYMAN&quot;);&quot;r&quot;;&quot;RESTRICTED&quot;);&quot;o&quot;;&quot;OCCUPATIONAL&quot;);&quot;,&quot;))">
            <text:p/>
          </table:table-cell>
          <table:table-cell table:formula="of:=IF(LEN(TRIM([CulturesData.AM36]))=0;&quot;&quot;;CONCATENATE([CulturesData.AM$1];SUBSTITUTE(SUBSTITUTE(SUBSTITUTE([CulturesData.AM36];&quot;e&quot;;&quot;EVERYMAN&quot;);&quot;r&quot;;&quot;RESTRICTED&quot;);&quot;o&quot;;&quot;OCCUPATIONAL&quot;);&quot;,&quot;))">
            <text:p/>
          </table:table-cell>
          <table:table-cell table:formula="of:=IF(LEN(TRIM([CulturesData.AN36]))=0;&quot;&quot;;CONCATENATE([CulturesData.AN$1];SUBSTITUTE(SUBSTITUTE(SUBSTITUTE([CulturesData.AN36];&quot;e&quot;;&quot;EVERYMAN&quot;);&quot;r&quot;;&quot;RESTRICTED&quot;);&quot;o&quot;;&quot;OCCUPATIONAL&quot;);&quot;,&quot;))">
            <text:p/>
          </table:table-cell>
          <table:table-cell table:formula="of:=IF(LEN(TRIM([CulturesData.AO36]))=0;&quot;&quot;;CONCATENATE([CulturesData.AO$1];SUBSTITUTE(SUBSTITUTE(SUBSTITUTE([CulturesData.AO36];&quot;e&quot;;&quot;EVERYMAN&quot;);&quot;r&quot;;&quot;RESTRICTED&quot;);&quot;o&quot;;&quot;OCCUPATIONAL&quot;);&quot;,&quot;))">
            <text:p/>
          </table:table-cell>
          <table:table-cell table:formula="of:=IF(LEN(TRIM([CulturesData.AP36]))=0;&quot;&quot;;CONCATENATE([CulturesData.AP$1];SUBSTITUTE(SUBSTITUTE(SUBSTITUTE([CulturesData.AP36];&quot;e&quot;;&quot;EVERYMAN&quot;);&quot;r&quot;;&quot;RESTRICTED&quot;);&quot;o&quot;;&quot;OCCUPATIONAL&quot;);&quot;,&quot;))">
            <text:p/>
          </table:table-cell>
          <table:table-cell table:formula="of:=IF(LEN(TRIM([CulturesData.AQ36]))=0;&quot;&quot;;CONCATENATE([CulturesData.AQ$1];SUBSTITUTE(SUBSTITUTE(SUBSTITUTE([CulturesData.AQ36];&quot;e&quot;;&quot;EVERYMAN&quot;);&quot;r&quot;;&quot;RESTRICTED&quot;);&quot;o&quot;;&quot;OCCUPATIONAL&quot;);&quot;,&quot;))">
            <text:p/>
          </table:table-cell>
          <table:table-cell table:formula="of:=IF(LEN(TRIM([CulturesData.AR36]))=0;&quot;&quot;;CONCATENATE([CulturesData.AR$1];SUBSTITUTE(SUBSTITUTE(SUBSTITUTE([CulturesData.AR36];&quot;e&quot;;&quot;EVERYMAN&quot;);&quot;r&quot;;&quot;RESTRICTED&quot;);&quot;o&quot;;&quot;OCCUPATIONAL&quot;);&quot;,&quot;))">
            <text:p/>
          </table:table-cell>
          <table:table-cell table:formula="of:=IF(LEN(TRIM([CulturesData.AS36]))=0;&quot;&quot;;CONCATENATE([CulturesData.AS$1];SUBSTITUTE(SUBSTITUTE(SUBSTITUTE([CulturesData.AS36];&quot;e&quot;;&quot;EVERYMAN&quot;);&quot;r&quot;;&quot;RESTRICTED&quot;);&quot;o&quot;;&quot;OCCUPATIONAL&quot;);&quot;,&quot;))">
            <text:p/>
          </table:table-cell>
          <table:table-cell table:formula="of:=IF(LEN(TRIM([CulturesData.AT36]))=0;&quot;&quot;;CONCATENATE([CulturesData.AT$1];SUBSTITUTE(SUBSTITUTE(SUBSTITUTE([CulturesData.AT36];&quot;e&quot;;&quot;EVERYMAN&quot;);&quot;r&quot;;&quot;RESTRICTED&quot;);&quot;o&quot;;&quot;OCCUPATIONAL&quot;);&quot;,&quot;))">
            <text:p/>
          </table:table-cell>
          <table:table-cell table:formula="of:=IF(LEN(TRIM([CulturesData.AU36]))=0;&quot;&quot;;CONCATENATE([CulturesData.AU$1];SUBSTITUTE(SUBSTITUTE(SUBSTITUTE([CulturesData.AU36];&quot;e&quot;;&quot;EVERYMAN&quot;);&quot;r&quot;;&quot;RESTRICTED&quot;);&quot;o&quot;;&quot;OCCUPATIONAL&quot;);&quot;,&quot;))">
            <text:p/>
          </table:table-cell>
          <table:table-cell table:formula="of:=IF(LEN(TRIM([CulturesData.AV36]))=0;&quot;&quot;;CONCATENATE([CulturesData.AV$1];SUBSTITUTE(SUBSTITUTE(SUBSTITUTE([CulturesData.AV36];&quot;e&quot;;&quot;EVERYMAN&quot;);&quot;r&quot;;&quot;RESTRICTED&quot;);&quot;o&quot;;&quot;OCCUPATIONAL&quot;);&quot;,&quot;))">
            <text:p/>
          </table:table-cell>
          <table:table-cell table:formula="of:=IF(LEN(TRIM([CulturesData.AW36]))=0;&quot;&quot;;CONCATENATE([CulturesData.AW$1];SUBSTITUTE(SUBSTITUTE(SUBSTITUTE([CulturesData.AW36];&quot;e&quot;;&quot;EVERYMAN&quot;);&quot;r&quot;;&quot;RESTRICTED&quot;);&quot;o&quot;;&quot;OCCUPATIONAL&quot;);&quot;,&quot;))">
            <text:p/>
          </table:table-cell>
          <table:table-cell table:formula="of:=IF(LEN(TRIM([CulturesData.AX36]))=0;&quot;&quot;;CONCATENATE([CulturesData.AX$1];SUBSTITUTE(SUBSTITUTE(SUBSTITUTE([CulturesData.AX36];&quot;e&quot;;&quot;EVERYMAN&quot;);&quot;r&quot;;&quot;RESTRICTED&quot;);&quot;o&quot;;&quot;OCCUPATIONAL&quot;);&quot;,&quot;))">
            <text:p/>
          </table:table-cell>
          <table:table-cell table:formula="of:=IF(LEN(TRIM([CulturesData.AY36]))=0;&quot;&quot;;CONCATENATE([CulturesData.AY$1];SUBSTITUTE(SUBSTITUTE(SUBSTITUTE([CulturesData.AY36];&quot;e&quot;;&quot;EVERYMAN&quot;);&quot;r&quot;;&quot;RESTRICTED&quot;);&quot;o&quot;;&quot;OCCUPATIONAL&quot;);&quot;,&quot;))">
            <text:p/>
          </table:table-cell>
          <table:table-cell table:formula="of:=IF(LEN(TRIM([CulturesData.AZ36]))=0;&quot;&quot;;CONCATENATE([CulturesData.AZ$1];SUBSTITUTE(SUBSTITUTE(SUBSTITUTE([CulturesData.AZ36];&quot;e&quot;;&quot;EVERYMAN&quot;);&quot;r&quot;;&quot;RESTRICTED&quot;);&quot;o&quot;;&quot;OCCUPATIONAL&quot;);&quot;,&quot;))">
            <text:p/>
          </table:table-cell>
          <table:table-cell table:formula="of:=IF(LEN(TRIM([CulturesData.BA36]))=0;&quot;&quot;;CONCATENATE([CulturesData.BA$1];SUBSTITUTE(SUBSTITUTE(SUBSTITUTE([CulturesData.BA36];&quot;e&quot;;&quot;EVERYMAN&quot;);&quot;r&quot;;&quot;RESTRICTED&quot;);&quot;o&quot;;&quot;OCCUPATIONAL&quot;);&quot;,&quot;))">
            <text:p/>
          </table:table-cell>
          <table:table-cell table:formula="of:=IF(LEN(TRIM([CulturesData.BB36]))=0;&quot;&quot;;CONCATENATE([CulturesData.BB$1];SUBSTITUTE(SUBSTITUTE(SUBSTITUTE([CulturesData.BB36];&quot;e&quot;;&quot;EVERYMAN&quot;);&quot;r&quot;;&quot;RESTRICTED&quot;);&quot;o&quot;;&quot;OCCUPATIONAL&quot;);&quot;,&quot;))">
            <text:p/>
          </table:table-cell>
          <table:table-cell table:formula="of:=IF(LEN(TRIM([CulturesData.BC36]))=0;&quot;&quot;;CONCATENATE([CulturesData.BC$1];SUBSTITUTE(SUBSTITUTE(SUBSTITUTE([CulturesData.BC36];&quot;e&quot;;&quot;EVERYMAN&quot;);&quot;r&quot;;&quot;RESTRICTED&quot;);&quot;o&quot;;&quot;OCCUPATIONAL&quot;);&quot;,&quot;))">
            <text:p/>
          </table:table-cell>
          <table:table-cell table:formula="of:=IF(LEN(TRIM([CulturesData.BD36]))=0;&quot;&quot;;CONCATENATE([CulturesData.BD$1];SUBSTITUTE(SUBSTITUTE(SUBSTITUTE([CulturesData.BD36];&quot;e&quot;;&quot;EVERYMAN&quot;);&quot;r&quot;;&quot;RESTRICTED&quot;);&quot;o&quot;;&quot;OCCUPATIONAL&quot;);&quot;,&quot;))">
            <text:p/>
          </table:table-cell>
          <table:table-cell table:formula="of:=IF(LEN(TRIM([CulturesData.BE36]))=0;&quot;&quot;;CONCATENATE([CulturesData.BE$1];SUBSTITUTE(SUBSTITUTE(SUBSTITUTE([CulturesData.BE36];&quot;e&quot;;&quot;EVERYMAN&quot;);&quot;r&quot;;&quot;RESTRICTED&quot;);&quot;o&quot;;&quot;OCCUPATIONAL&quot;);&quot;,&quot;))">
            <text:p/>
          </table:table-cell>
          <table:table-cell table:formula="of:=IF(LEN(TRIM([CulturesData.BF36]))=0;&quot;&quot;;CONCATENATE([CulturesData.BF$1];SUBSTITUTE(SUBSTITUTE(SUBSTITUTE([CulturesData.BF36];&quot;e&quot;;&quot;EVERYMAN&quot;);&quot;r&quot;;&quot;RESTRICTED&quot;);&quot;o&quot;;&quot;OCCUPATIONAL&quot;);&quot;,&quot;))">
            <text:p/>
          </table:table-cell>
          <table:table-cell table:formula="of:=IF(LEN(TRIM([CulturesData.BG36]))=0;&quot;&quot;;CONCATENATE([CulturesData.BG$1];SUBSTITUTE(SUBSTITUTE(SUBSTITUTE([CulturesData.BG36];&quot;e&quot;;&quot;EVERYMAN&quot;);&quot;r&quot;;&quot;RESTRICTED&quot;);&quot;o&quot;;&quot;OCCUPATIONAL&quot;);&quot;,&quot;))">
            <text:p/>
          </table:table-cell>
          <table:table-cell table:formula="of:=IF(LEN(TRIM([CulturesData.BH36]))=0;&quot;&quot;;CONCATENATE([CulturesData.BH$1];SUBSTITUTE(SUBSTITUTE(SUBSTITUTE([CulturesData.BH36];&quot;e&quot;;&quot;EVERYMAN&quot;);&quot;r&quot;;&quot;RESTRICTED&quot;);&quot;o&quot;;&quot;OCCUPATIONAL&quot;);&quot;,&quot;))">
            <text:p/>
          </table:table-cell>
          <table:table-cell table:formula="of:=IF(LEN(TRIM([CulturesData.BI36]))=0;&quot;&quot;;CONCATENATE([CulturesData.BI$1];SUBSTITUTE(SUBSTITUTE(SUBSTITUTE([CulturesData.BI36];&quot;e&quot;;&quot;EVERYMAN&quot;);&quot;r&quot;;&quot;RESTRICTED&quot;);&quot;o&quot;;&quot;OCCUPATIONAL&quot;);&quot;,&quot;))">
            <text:p/>
          </table:table-cell>
          <table:table-cell table:formula="of:=IF(LEN(TRIM([CulturesData.BJ36]))=0;&quot;&quot;;CONCATENATE([CulturesData.BJ$1];SUBSTITUTE(SUBSTITUTE(SUBSTITUTE([CulturesData.BJ36];&quot;e&quot;;&quot;EVERYMAN&quot;);&quot;r&quot;;&quot;RESTRICTED&quot;);&quot;o&quot;;&quot;OCCUPATIONAL&quot;);&quot;,&quot;))">
            <text:p/>
          </table:table-cell>
          <table:table-cell table:formula="of:=IF(LEN(TRIM([CulturesData.BK36]))=0;&quot;&quot;;CONCATENATE([CulturesData.BK$1];SUBSTITUTE(SUBSTITUTE(SUBSTITUTE([CulturesData.BK36];&quot;e&quot;;&quot;EVERYMAN&quot;);&quot;r&quot;;&quot;RESTRICTED&quot;);&quot;o&quot;;&quot;OCCUPATIONAL&quot;);&quot;,&quot;))">
            <text:p/>
          </table:table-cell>
          <table:table-cell table:formula="of:=IF(LEN(TRIM([CulturesData.BL36]))=0;&quot;&quot;;CONCATENATE([CulturesData.BL$1];SUBSTITUTE(SUBSTITUTE(SUBSTITUTE([CulturesData.BL36];&quot;e&quot;;&quot;EVERYMAN&quot;);&quot;r&quot;;&quot;RESTRICTED&quot;);&quot;o&quot;;&quot;OCCUPATIONAL&quot;);&quot;,&quot;))">
            <text:p/>
          </table:table-cell>
          <table:table-cell table:formula="of:=IF(LEN(TRIM([CulturesData.BM36]))=0;&quot;&quot;;CONCATENATE([CulturesData.BM$1];SUBSTITUTE(SUBSTITUTE(SUBSTITUTE([CulturesData.BM36];&quot;e&quot;;&quot;EVERYMAN&quot;);&quot;r&quot;;&quot;RESTRICTED&quot;);&quot;o&quot;;&quot;OCCUPATIONAL&quot;);&quot;,&quot;))">
            <text:p/>
          </table:table-cell>
          <table:table-cell table:formula="of:=IF(LEN(TRIM([CulturesData.BN36]))=0;&quot;&quot;;CONCATENATE([CulturesData.BN$1];SUBSTITUTE(SUBSTITUTE(SUBSTITUTE([CulturesData.BN36];&quot;e&quot;;&quot;EVERYMAN&quot;);&quot;r&quot;;&quot;RESTRICTED&quot;);&quot;o&quot;;&quot;OCCUPATIONAL&quot;);&quot;,&quot;))">
            <text:p/>
          </table:table-cell>
          <table:table-cell table:formula="of:=IF(LEN(TRIM([CulturesData.BO36]))=0;&quot;&quot;;CONCATENATE([CulturesData.BO$1];SUBSTITUTE(SUBSTITUTE(SUBSTITUTE([CulturesData.BO36];&quot;e&quot;;&quot;EVERYMAN&quot;);&quot;r&quot;;&quot;RESTRICTED&quot;);&quot;o&quot;;&quot;OCCUPATIONAL&quot;);&quot;,&quot;))">
            <text:p/>
          </table:table-cell>
          <table:table-cell table:formula="of:=IF(LEN(TRIM([CulturesData.BP36]))=0;&quot;&quot;;CONCATENATE([CulturesData.BP$1];SUBSTITUTE(SUBSTITUTE(SUBSTITUTE([CulturesData.BP36];&quot;e&quot;;&quot;EVERYMAN&quot;);&quot;r&quot;;&quot;RESTRICTED&quot;);&quot;o&quot;;&quot;OCCUPATIONAL&quot;);&quot;,&quot;))">
            <text:p/>
          </table:table-cell>
          <table:table-cell table:formula="of:=IF(LEN(TRIM([CulturesData.BQ36]))=0;&quot;&quot;;CONCATENATE([CulturesData.BQ$1];SUBSTITUTE(SUBSTITUTE(SUBSTITUTE([CulturesData.BQ36];&quot;e&quot;;&quot;EVERYMAN&quot;);&quot;r&quot;;&quot;RESTRICTED&quot;);&quot;o&quot;;&quot;OCCUPATIONAL&quot;);&quot;,&quot;))">
            <text:p/>
          </table:table-cell>
          <table:table-cell table:formula="of:=IF(LEN(TRIM([CulturesData.BR36]))=0;&quot;&quot;;CONCATENATE([CulturesData.BR$1];SUBSTITUTE(SUBSTITUTE(SUBSTITUTE([CulturesData.BR36];&quot;e&quot;;&quot;EVERYMAN&quot;);&quot;r&quot;;&quot;RESTRICTED&quot;);&quot;o&quot;;&quot;OCCUPATIONAL&quot;);&quot;,&quot;))">
            <text:p/>
          </table:table-cell>
          <table:table-cell table:formula="of:=IF(LEN(TRIM([CulturesData.BS36]))=0;&quot;&quot;;CONCATENATE([CulturesData.BS$1];SUBSTITUTE(SUBSTITUTE(SUBSTITUTE([CulturesData.BS36];&quot;e&quot;;&quot;EVERYMAN&quot;);&quot;r&quot;;&quot;RESTRICTED&quot;);&quot;o&quot;;&quot;OCCUPATIONAL&quot;);&quot;,&quot;))">
            <text:p/>
          </table:table-cell>
          <table:table-cell table:formula="of:=IF(LEN(TRIM([CulturesData.BT36]))=0;&quot;&quot;;CONCATENATE([CulturesData.BT$1];SUBSTITUTE(SUBSTITUTE(SUBSTITUTE([CulturesData.BT36];&quot;e&quot;;&quot;EVERYMAN&quot;);&quot;r&quot;;&quot;RESTRICTED&quot;);&quot;o&quot;;&quot;OCCUPATIONAL&quot;);&quot;,&quot;))">
            <text:p/>
          </table:table-cell>
          <table:table-cell table:formula="of:=IF(LEN(TRIM([CulturesData.BU36]))=0;&quot;&quot;;CONCATENATE([CulturesData.BU$1];SUBSTITUTE(SUBSTITUTE(SUBSTITUTE([CulturesData.BU36];&quot;e&quot;;&quot;EVERYMAN&quot;);&quot;r&quot;;&quot;RESTRICTED&quot;);&quot;o&quot;;&quot;OCCUPATIONAL&quot;);&quot;,&quot;))">
            <text:p/>
          </table:table-cell>
          <table:table-cell table:formula="of:=IF(LEN(TRIM([CulturesData.BV36]))=0;&quot;&quot;;CONCATENATE([CulturesData.BV$1];SUBSTITUTE(SUBSTITUTE(SUBSTITUTE([CulturesData.BV36];&quot;e&quot;;&quot;EVERYMAN&quot;);&quot;r&quot;;&quot;RESTRICTED&quot;);&quot;o&quot;;&quot;OCCUPATIONAL&quot;);&quot;,&quot;))">
            <text:p/>
          </table:table-cell>
          <table:table-cell table:formula="of:=IF(LEN(TRIM([CulturesData.BW36]))=0;&quot;&quot;;CONCATENATE([CulturesData.BW$1];SUBSTITUTE(SUBSTITUTE(SUBSTITUTE([CulturesData.BW36];&quot;e&quot;;&quot;EVERYMAN&quot;);&quot;r&quot;;&quot;RESTRICTED&quot;);&quot;o&quot;;&quot;OCCUPATIONAL&quot;);&quot;,&quot;))">
            <text:p/>
          </table:table-cell>
          <table:table-cell table:formula="of:=IF(LEN(TRIM([CulturesData.BX36]))=0;&quot;&quot;;CONCATENATE([CulturesData.BX$1];SUBSTITUTE(SUBSTITUTE(SUBSTITUTE([CulturesData.BX36];&quot;e&quot;;&quot;EVERYMAN&quot;);&quot;r&quot;;&quot;RESTRICTED&quot;);&quot;o&quot;;&quot;OCCUPATIONAL&quot;);&quot;,&quot;))">
            <text:p/>
          </table:table-cell>
          <table:table-cell table:formula="of:=IF(LEN(TRIM([CulturesData.BY36]))=0;&quot;&quot;;CONCATENATE([CulturesData.BY$1];SUBSTITUTE(SUBSTITUTE(SUBSTITUTE([CulturesData.BY36];&quot;e&quot;;&quot;EVERYMAN&quot;);&quot;r&quot;;&quot;RESTRICTED&quot;);&quot;o&quot;;&quot;OCCUPATIONAL&quot;);&quot;,&quot;))">
            <text:p/>
          </table:table-cell>
          <table:table-cell table:formula="of:=IF(LEN(TRIM([CulturesData.BZ36]))=0;&quot;&quot;;CONCATENATE([CulturesData.BZ$1];SUBSTITUTE(SUBSTITUTE(SUBSTITUTE([CulturesData.BZ36];&quot;e&quot;;&quot;EVERYMAN&quot;);&quot;r&quot;;&quot;RESTRICTED&quot;);&quot;o&quot;;&quot;OCCUPATIONAL&quot;);&quot;,&quot;))">
            <text:p/>
          </table:table-cell>
          <table:table-cell table:formula="of:=IF(LEN(TRIM([CulturesData.CA36]))=0;&quot;&quot;;CONCATENATE([CulturesData.CA$1];SUBSTITUTE(SUBSTITUTE(SUBSTITUTE([CulturesData.CA36];&quot;e&quot;;&quot;EVERYMAN&quot;);&quot;r&quot;;&quot;RESTRICTED&quot;);&quot;o&quot;;&quot;OCCUPATIONAL&quot;);&quot;,&quot;))">
            <text:p/>
          </table:table-cell>
          <table:table-cell table:formula="of:=IF(LEN(TRIM([CulturesData.CB36]))=0;&quot;&quot;;CONCATENATE([CulturesData.CB$1];SUBSTITUTE(SUBSTITUTE(SUBSTITUTE([CulturesData.CB36];&quot;e&quot;;&quot;EVERYMAN&quot;);&quot;r&quot;;&quot;RESTRICTED&quot;);&quot;o&quot;;&quot;OCCUPATIONAL&quot;);&quot;,&quot;))">
            <text:p/>
          </table:table-cell>
          <table:table-cell table:formula="of:=IF(LEN(TRIM([CulturesData.CC36]))=0;&quot;&quot;;CONCATENATE([CulturesData.CC$1];SUBSTITUTE(SUBSTITUTE(SUBSTITUTE([CulturesData.CC36];&quot;e&quot;;&quot;EVERYMAN&quot;);&quot;r&quot;;&quot;RESTRICTED&quot;);&quot;o&quot;;&quot;OCCUPATIONAL&quot;);&quot;,&quot;))">
            <text:p/>
          </table:table-cell>
          <table:table-cell table:formula="of:=IF(LEN(TRIM([CulturesData.CD36]))=0;&quot;&quot;;CONCATENATE([CulturesData.CD$1];SUBSTITUTE(SUBSTITUTE(SUBSTITUTE([CulturesData.CD36];&quot;e&quot;;&quot;EVERYMAN&quot;);&quot;r&quot;;&quot;RESTRICTED&quot;);&quot;o&quot;;&quot;OCCUPATIONAL&quot;);&quot;,&quot;))">
            <text:p/>
          </table:table-cell>
          <table:table-cell table:formula="of:=IF(LEN(TRIM([CulturesData.CE36]))=0;&quot;&quot;;CONCATENATE([CulturesData.CE$1];SUBSTITUTE(SUBSTITUTE(SUBSTITUTE([CulturesData.CE36];&quot;e&quot;;&quot;EVERYMAN&quot;);&quot;r&quot;;&quot;RESTRICTED&quot;);&quot;o&quot;;&quot;OCCUPATIONAL&quot;);&quot;,&quot;))">
            <text:p/>
          </table:table-cell>
          <table:table-cell table:formula="of:=IF(LEN(TRIM([CulturesData.CF36]))=0;&quot;&quot;;CONCATENATE([CulturesData.CF$1];SUBSTITUTE(SUBSTITUTE(SUBSTITUTE([CulturesData.CF36];&quot;e&quot;;&quot;EVERYMAN&quot;);&quot;r&quot;;&quot;RESTRICTED&quot;);&quot;o&quot;;&quot;OCCUPATIONAL&quot;);&quot;,&quot;))">
            <text:p/>
          </table:table-cell>
          <table:table-cell table:formula="of:=IF(LEN(TRIM([CulturesData.CG36]))=0;&quot;&quot;;CONCATENATE([CulturesData.CG$1];SUBSTITUTE(SUBSTITUTE(SUBSTITUTE([CulturesData.CG36];&quot;e&quot;;&quot;EVERYMAN&quot;);&quot;r&quot;;&quot;RESTRICTED&quot;);&quot;o&quot;;&quot;OCCUPATIONAL&quot;);&quot;,&quot;))">
            <text:p/>
          </table:table-cell>
          <table:table-cell table:formula="of:=IF(LEN(TRIM([CulturesData.CH36]))=0;&quot;&quot;;CONCATENATE([CulturesData.CH$1];SUBSTITUTE(SUBSTITUTE(SUBSTITUTE([CulturesData.CH36];&quot;e&quot;;&quot;EVERYMAN&quot;);&quot;r&quot;;&quot;RESTRICTED&quot;);&quot;o&quot;;&quot;OCCUPATIONAL&quot;);&quot;,&quot;))">
            <text:p/>
          </table:table-cell>
          <table:table-cell table:formula="of:=IF(LEN(TRIM([CulturesData.CI36]))=0;&quot;&quot;;CONCATENATE([CulturesData.CI$1];SUBSTITUTE(SUBSTITUTE(SUBSTITUTE([CulturesData.CI36];&quot;e&quot;;&quot;EVERYMAN&quot;);&quot;r&quot;;&quot;RESTRICTED&quot;);&quot;o&quot;;&quot;OCCUPATIONAL&quot;);&quot;,&quot;))">
            <text:p/>
          </table:table-cell>
          <table:table-cell table:formula="of:=IF(LEN(TRIM([CulturesData.CJ36]))=0;&quot;&quot;;CONCATENATE([CulturesData.CJ$1];SUBSTITUTE(SUBSTITUTE(SUBSTITUTE([CulturesData.CJ36];&quot;e&quot;;&quot;EVERYMAN&quot;);&quot;r&quot;;&quot;RESTRICTED&quot;);&quot;o&quot;;&quot;OCCUPATIONAL&quot;);&quot;,&quot;))">
            <text:p/>
          </table:table-cell>
          <table:table-cell table:formula="of:=IF(LEN(TRIM([CulturesData.CK36]))=0;&quot;&quot;;CONCATENATE([CulturesData.CK$1];SUBSTITUTE(SUBSTITUTE(SUBSTITUTE([CulturesData.CK36];&quot;e&quot;;&quot;EVERYMAN&quot;);&quot;r&quot;;&quot;RESTRICTED&quot;);&quot;o&quot;;&quot;OCCUPATIONAL&quot;);&quot;,&quot;))">
            <text:p/>
          </table:table-cell>
          <table:table-cell table:formula="of:=IF(LEN(TRIM([CulturesData.CL36]))=0;&quot;&quot;;CONCATENATE([CulturesData.CL$1];SUBSTITUTE(SUBSTITUTE(SUBSTITUTE([CulturesData.CL36];&quot;e&quot;;&quot;EVERYMAN&quot;);&quot;r&quot;;&quot;RESTRICTED&quot;);&quot;o&quot;;&quot;OCCUPATIONAL&quot;);&quot;,&quot;))">
            <text:p/>
          </table:table-cell>
          <table:table-cell table:formula="of:=IF(LEN(TRIM([CulturesData.CM36]))=0;&quot;&quot;;CONCATENATE([CulturesData.CM$1];SUBSTITUTE(SUBSTITUTE(SUBSTITUTE([CulturesData.CM36];&quot;e&quot;;&quot;EVERYMAN&quot;);&quot;r&quot;;&quot;RESTRICTED&quot;);&quot;o&quot;;&quot;OCCUPATIONAL&quot;);&quot;,&quot;))">
            <text:p/>
          </table:table-cell>
          <table:table-cell table:formula="of:=IF(LEN(TRIM([CulturesData.CN36]))=0;&quot;&quot;;CONCATENATE([CulturesData.CN$1];SUBSTITUTE(SUBSTITUTE(SUBSTITUTE([CulturesData.CN36];&quot;e&quot;;&quot;EVERYMAN&quot;);&quot;r&quot;;&quot;RESTRICTED&quot;);&quot;o&quot;;&quot;OCCUPATIONAL&quot;);&quot;,&quot;))">
            <text:p/>
          </table:table-cell>
          <table:table-cell table:formula="of:=IF(LEN(TRIM([CulturesData.CO36]))=0;&quot;&quot;;CONCATENATE([CulturesData.CO$1];SUBSTITUTE(SUBSTITUTE(SUBSTITUTE([CulturesData.CO36];&quot;e&quot;;&quot;EVERYMAN&quot;);&quot;r&quot;;&quot;RESTRICTED&quot;);&quot;o&quot;;&quot;OCCUPATIONAL&quot;);&quot;,&quot;))">
            <text:p/>
          </table:table-cell>
          <table:table-cell table:formula="of:=IF(LEN(TRIM([CulturesData.CP36]))=0;&quot;&quot;;CONCATENATE([CulturesData.CP$1];SUBSTITUTE(SUBSTITUTE(SUBSTITUTE([CulturesData.CP36];&quot;e&quot;;&quot;EVERYMAN&quot;);&quot;r&quot;;&quot;RESTRICTED&quot;);&quot;o&quot;;&quot;OCCUPATIONAL&quot;);&quot;,&quot;))">
            <text:p/>
          </table:table-cell>
          <table:table-cell table:formula="of:=IF(LEN(TRIM([CulturesData.CQ36]))=0;&quot;&quot;;CONCATENATE([CulturesData.CQ$1];SUBSTITUTE(SUBSTITUTE(SUBSTITUTE([CulturesData.CQ36];&quot;e&quot;;&quot;EVERYMAN&quot;);&quot;r&quot;;&quot;RESTRICTED&quot;);&quot;o&quot;;&quot;OCCUPATIONAL&quot;);&quot;,&quot;))">
            <text:p/>
          </table:table-cell>
          <table:table-cell table:formula="of:=IF(LEN(TRIM([CulturesData.CR36]))=0;&quot;&quot;;CONCATENATE([CulturesData.CR$1];SUBSTITUTE(SUBSTITUTE(SUBSTITUTE([CulturesData.CR36];&quot;e&quot;;&quot;EVERYMAN&quot;);&quot;r&quot;;&quot;RESTRICTED&quot;);&quot;o&quot;;&quot;OCCUPATIONAL&quot;);&quot;,&quot;))">
            <text:p/>
          </table:table-cell>
          <table:table-cell table:formula="of:=IF(LEN(TRIM([CulturesData.CS36]))=0;&quot;&quot;;CONCATENATE([CulturesData.CS$1];SUBSTITUTE(SUBSTITUTE(SUBSTITUTE([CulturesData.CS36];&quot;e&quot;;&quot;EVERYMAN&quot;);&quot;r&quot;;&quot;RESTRICTED&quot;);&quot;o&quot;;&quot;OCCUPATIONAL&quot;);&quot;,&quot;))">
            <text:p/>
          </table:table-cell>
          <table:table-cell table:formula="of:=IF(LEN(TRIM([CulturesData.CT36]))=0;&quot;&quot;;CONCATENATE([CulturesData.CT$1];SUBSTITUTE(SUBSTITUTE(SUBSTITUTE([CulturesData.CT36];&quot;e&quot;;&quot;EVERYMAN&quot;);&quot;r&quot;;&quot;RESTRICTED&quot;);&quot;o&quot;;&quot;OCCUPATIONAL&quot;);&quot;,&quot;))">
            <text:p/>
          </table:table-cell>
          <table:table-cell table:formula="of:=IF(LEN(TRIM([CulturesData.CU36]))=0;&quot;&quot;;CONCATENATE([CulturesData.CU$1];SUBSTITUTE(SUBSTITUTE(SUBSTITUTE([CulturesData.CU36];&quot;e&quot;;&quot;EVERYMAN&quot;);&quot;r&quot;;&quot;RESTRICTED&quot;);&quot;o&quot;;&quot;OCCUPATIONAL&quot;);&quot;,&quot;))">
            <text:p/>
          </table:table-cell>
          <table:table-cell table:formula="of:=IF(LEN(TRIM([CulturesData.CV36]))=0;&quot;&quot;;CONCATENATE([CulturesData.CV$1];SUBSTITUTE(SUBSTITUTE(SUBSTITUTE([CulturesData.CV36];&quot;e&quot;;&quot;EVERYMAN&quot;);&quot;r&quot;;&quot;RESTRICTED&quot;);&quot;o&quot;;&quot;OCCUPATIONAL&quot;);&quot;,&quot;))">
            <text:p/>
          </table:table-cell>
          <table:table-cell table:formula="of:=IF(LEN(TRIM([CulturesData.CW36]))=0;&quot;&quot;;CONCATENATE([CulturesData.CW$1];SUBSTITUTE(SUBSTITUTE(SUBSTITUTE([CulturesData.CW36];&quot;e&quot;;&quot;EVERYMAN&quot;);&quot;r&quot;;&quot;RESTRICTED&quot;);&quot;o&quot;;&quot;OCCUPATIONAL&quot;);&quot;,&quot;))">
            <text:p/>
          </table:table-cell>
          <table:table-cell table:formula="of:=IF(LEN(TRIM([CulturesData.CX36]))=0;&quot;&quot;;CONCATENATE([CulturesData.CX$1];SUBSTITUTE(SUBSTITUTE(SUBSTITUTE([CulturesData.CX36];&quot;e&quot;;&quot;EVERYMAN&quot;);&quot;r&quot;;&quot;RESTRICTED&quot;);&quot;o&quot;;&quot;OCCUPATIONAL&quot;);&quot;,&quot;))">
            <text:p/>
          </table:table-cell>
          <table:table-cell table:formula="of:=IF(LEN(TRIM([CulturesData.CY36]))=0;&quot;&quot;;CONCATENATE([CulturesData.CY$1];SUBSTITUTE(SUBSTITUTE(SUBSTITUTE([CulturesData.CY36];&quot;e&quot;;&quot;EVERYMAN&quot;);&quot;r&quot;;&quot;RESTRICTED&quot;);&quot;o&quot;;&quot;OCCUPATIONAL&quot;);&quot;,&quot;))">
            <text:p/>
          </table:table-cell>
          <table:table-cell table:formula="of:=IF(LEN(TRIM([CulturesData.CZ36]))=0;&quot;&quot;;CONCATENATE([CulturesData.CZ$1];SUBSTITUTE(SUBSTITUTE(SUBSTITUTE([CulturesData.CZ36];&quot;e&quot;;&quot;EVERYMAN&quot;);&quot;r&quot;;&quot;RESTRICTED&quot;);&quot;o&quot;;&quot;OCCUPATIONAL&quot;);&quot;,&quot;))">
            <text:p/>
          </table:table-cell>
          <table:table-cell table:formula="of:=IF(LEN(TRIM([CulturesData.DA36]))=0;&quot;&quot;;CONCATENATE([CulturesData.DA$1];SUBSTITUTE(SUBSTITUTE(SUBSTITUTE([CulturesData.DA36];&quot;e&quot;;&quot;EVERYMAN&quot;);&quot;r&quot;;&quot;RESTRICTED&quot;);&quot;o&quot;;&quot;OCCUPATIONAL&quot;);&quot;,&quot;))">
            <text:p/>
          </table:table-cell>
          <table:table-cell table:formula="of:=IF(LEN(TRIM([CulturesData.DB36]))=0;&quot;&quot;;CONCATENATE([CulturesData.DB$1];SUBSTITUTE(SUBSTITUTE(SUBSTITUTE([CulturesData.DB36];&quot;e&quot;;&quot;EVERYMAN&quot;);&quot;r&quot;;&quot;RESTRICTED&quot;);&quot;o&quot;;&quot;OCCUPATIONAL&quot;);&quot;,&quot;))">
            <text:p/>
          </table:table-cell>
          <table:table-cell table:formula="of:=IF(LEN(TRIM([CulturesData.DC36]))=0;&quot;&quot;;CONCATENATE([CulturesData.DC$1];SUBSTITUTE(SUBSTITUTE(SUBSTITUTE([CulturesData.DC36];&quot;e&quot;;&quot;EVERYMAN&quot;);&quot;r&quot;;&quot;RESTRICTED&quot;);&quot;o&quot;;&quot;OCCUPATIONAL&quot;);&quot;,&quot;))">
            <text:p/>
          </table:table-cell>
          <table:table-cell table:formula="of:=IF(LEN(TRIM([CulturesData.DD36]))=0;&quot;&quot;;CONCATENATE([CulturesData.DD$1];SUBSTITUTE(SUBSTITUTE(SUBSTITUTE([CulturesData.DD36];&quot;e&quot;;&quot;EVERYMAN&quot;);&quot;r&quot;;&quot;RESTRICTED&quot;);&quot;o&quot;;&quot;OCCUPATIONAL&quot;);&quot;,&quot;))">
            <text:p/>
          </table:table-cell>
          <table:table-cell table:formula="of:=IF(LEN(TRIM([CulturesData.DE36]))=0;&quot;&quot;;CONCATENATE([CulturesData.DE$1];SUBSTITUTE(SUBSTITUTE(SUBSTITUTE([CulturesData.DE36];&quot;e&quot;;&quot;EVERYMAN&quot;);&quot;r&quot;;&quot;RESTRICTED&quot;);&quot;o&quot;;&quot;OCCUPATIONAL&quot;);&quot;,&quot;))">
            <text:p/>
          </table:table-cell>
          <table:table-cell table:formula="of:=IF(LEN(TRIM([CulturesData.DF36]))=0;&quot;&quot;;CONCATENATE([CulturesData.DF$1];SUBSTITUTE(SUBSTITUTE(SUBSTITUTE([CulturesData.DF36];&quot;e&quot;;&quot;EVERYMAN&quot;);&quot;r&quot;;&quot;RESTRICTED&quot;);&quot;o&quot;;&quot;OCCUPATIONAL&quot;);&quot;,&quot;))">
            <text:p/>
          </table:table-cell>
          <table:table-cell table:formula="of:=IF(LEN(TRIM([CulturesData.DG36]))=0;&quot;&quot;;CONCATENATE([CulturesData.DG$1];SUBSTITUTE(SUBSTITUTE(SUBSTITUTE([CulturesData.DG36];&quot;e&quot;;&quot;EVERYMAN&quot;);&quot;r&quot;;&quot;RESTRICTED&quot;);&quot;o&quot;;&quot;OCCUPATIONAL&quot;);&quot;,&quot;))">
            <text:p/>
          </table:table-cell>
          <table:table-cell table:formula="of:=IF(LEN(TRIM([CulturesData.DH36]))=0;&quot;&quot;;CONCATENATE([CulturesData.DH$1];SUBSTITUTE(SUBSTITUTE(SUBSTITUTE([CulturesData.DH36];&quot;e&quot;;&quot;EVERYMAN&quot;);&quot;r&quot;;&quot;RESTRICTED&quot;);&quot;o&quot;;&quot;OCCUPATIONAL&quot;);&quot;,&quot;))">
            <text:p/>
          </table:table-cell>
          <table:table-cell table:formula="of:=IF(LEN(TRIM([CulturesData.DI36]))=0;&quot;&quot;;CONCATENATE([CulturesData.DI$1];SUBSTITUTE(SUBSTITUTE(SUBSTITUTE([CulturesData.DI36];&quot;e&quot;;&quot;EVERYMAN&quot;);&quot;r&quot;;&quot;RESTRICTED&quot;);&quot;o&quot;;&quot;OCCUPATIONAL&quot;);&quot;,&quot;))">
            <text:p/>
          </table:table-cell>
          <table:table-cell table:formula="of:=IF(LEN(TRIM([CulturesData.DJ36]))=0;&quot;&quot;;CONCATENATE([CulturesData.DJ$1];SUBSTITUTE(SUBSTITUTE(SUBSTITUTE([CulturesData.DJ36];&quot;e&quot;;&quot;EVERYMAN&quot;);&quot;r&quot;;&quot;RESTRICTED&quot;);&quot;o&quot;;&quot;OCCUPATIONAL&quot;);&quot;,&quot;))">
            <text:p/>
          </table:table-cell>
          <table:table-cell table:formula="of:=IF(LEN(TRIM([CulturesData.DK36]))=0;&quot;&quot;;CONCATENATE([CulturesData.DK$1];SUBSTITUTE(SUBSTITUTE(SUBSTITUTE([CulturesData.DK36];&quot;e&quot;;&quot;EVERYMAN&quot;);&quot;r&quot;;&quot;RESTRICTED&quot;);&quot;o&quot;;&quot;OCCUPATIONAL&quot;);&quot;,&quot;))">
            <text:p/>
          </table:table-cell>
          <table:table-cell table:formula="of:=IF(LEN(TRIM([CulturesData.DL36]))=0;&quot;&quot;;CONCATENATE([CulturesData.DL$1];SUBSTITUTE(SUBSTITUTE(SUBSTITUTE([CulturesData.DL36];&quot;e&quot;;&quot;EVERYMAN&quot;);&quot;r&quot;;&quot;RESTRICTED&quot;);&quot;o&quot;;&quot;OCCUPATIONAL&quot;);&quot;,&quot;))">
            <text:p/>
          </table:table-cell>
          <table:table-cell table:formula="of:=IF(LEN(TRIM([CulturesData.DM36]))=0;&quot;&quot;;CONCATENATE([CulturesData.DM$1];SUBSTITUTE(SUBSTITUTE(SUBSTITUTE([CulturesData.DM36];&quot;e&quot;;&quot;EVERYMAN&quot;);&quot;r&quot;;&quot;RESTRICTED&quot;);&quot;o&quot;;&quot;OCCUPATIONAL&quot;);&quot;,&quot;))">
            <text:p/>
          </table:table-cell>
          <table:table-cell table:formula="of:=IF(LEN(TRIM([CulturesData.DN36]))=0;&quot;&quot;;CONCATENATE([CulturesData.DN$1];SUBSTITUTE(SUBSTITUTE(SUBSTITUTE([CulturesData.DN36];&quot;e&quot;;&quot;EVERYMAN&quot;);&quot;r&quot;;&quot;RESTRICTED&quot;);&quot;o&quot;;&quot;OCCUPATIONAL&quot;);&quot;,&quot;))">
            <text:p/>
          </table:table-cell>
          <table:table-cell table:formula="of:=IF(LEN(TRIM([CulturesData.DO36]))=0;&quot;&quot;;CONCATENATE([CulturesData.DO$1];SUBSTITUTE(SUBSTITUTE(SUBSTITUTE([CulturesData.DO36];&quot;e&quot;;&quot;EVERYMAN&quot;);&quot;r&quot;;&quot;RESTRICTED&quot;);&quot;o&quot;;&quot;OCCUPATIONAL&quot;);&quot;,&quot;))">
            <text:p/>
          </table:table-cell>
          <table:table-cell table:formula="of:=IF(LEN(TRIM([CulturesData.DP36]))=0;&quot;&quot;;CONCATENATE([CulturesData.DP$1];SUBSTITUTE(SUBSTITUTE(SUBSTITUTE([CulturesData.DP36];&quot;e&quot;;&quot;EVERYMAN&quot;);&quot;r&quot;;&quot;RESTRICTED&quot;);&quot;o&quot;;&quot;OCCUPATIONAL&quot;);&quot;,&quot;))">
            <text:p/>
          </table:table-cell>
          <table:table-cell table:formula="of:=IF(LEN(TRIM([CulturesData.DQ36]))=0;&quot;&quot;;CONCATENATE([CulturesData.DQ$1];SUBSTITUTE(SUBSTITUTE(SUBSTITUTE([CulturesData.DQ36];&quot;e&quot;;&quot;EVERYMAN&quot;);&quot;r&quot;;&quot;RESTRICTED&quot;);&quot;o&quot;;&quot;OCCUPATIONAL&quot;);&quot;,&quot;))">
            <text:p/>
          </table:table-cell>
          <table:table-cell table:formula="of:=IF(LEN(TRIM([CulturesData.DR36]))=0;&quot;&quot;;CONCATENATE([CulturesData.DR$1];SUBSTITUTE(SUBSTITUTE(SUBSTITUTE([CulturesData.DR36];&quot;e&quot;;&quot;EVERYMAN&quot;);&quot;r&quot;;&quot;RESTRICTED&quot;);&quot;o&quot;;&quot;OCCUPATIONAL&quot;);&quot;,&quot;))">
            <text:p/>
          </table:table-cell>
          <table:table-cell table:formula="of:=IF(LEN(TRIM([CulturesData.DS36]))=0;&quot;&quot;;CONCATENATE([CulturesData.DS$1];SUBSTITUTE(SUBSTITUTE(SUBSTITUTE([CulturesData.DS36];&quot;e&quot;;&quot;EVERYMAN&quot;);&quot;r&quot;;&quot;RESTRICTED&quot;);&quot;o&quot;;&quot;OCCUPATIONAL&quot;);&quot;,&quot;))">
            <text:p/>
          </table:table-cell>
          <table:table-cell table:formula="of:=IF(LEN(TRIM([CulturesData.DT36]))=0;&quot;&quot;;CONCATENATE([CulturesData.DT$1];SUBSTITUTE(SUBSTITUTE(SUBSTITUTE([CulturesData.DT36];&quot;e&quot;;&quot;EVERYMAN&quot;);&quot;r&quot;;&quot;RESTRICTED&quot;);&quot;o&quot;;&quot;OCCUPATIONAL&quot;);&quot;,&quot;))">
            <text:p/>
          </table:table-cell>
          <table:table-cell table:formula="of:=IF(LEN(TRIM([CulturesData.DU36]))=0;&quot;&quot;;CONCATENATE([CulturesData.DU$1];SUBSTITUTE(SUBSTITUTE(SUBSTITUTE([CulturesData.DU36];&quot;e&quot;;&quot;EVERYMAN&quot;);&quot;r&quot;;&quot;RESTRICTED&quot;);&quot;o&quot;;&quot;OCCUPATIONAL&quot;);&quot;,&quot;))">
            <text:p/>
          </table:table-cell>
          <table:table-cell table:formula="of:=IF(LEN(TRIM([CulturesData.DV36]))=0;&quot;&quot;;CONCATENATE([CulturesData.DV$1];SUBSTITUTE(SUBSTITUTE(SUBSTITUTE([CulturesData.DV36];&quot;e&quot;;&quot;EVERYMAN&quot;);&quot;r&quot;;&quot;RESTRICTED&quot;);&quot;o&quot;;&quot;OCCUPATIONAL&quot;);&quot;,&quot;))">
            <text:p/>
          </table:table-cell>
          <table:table-cell table:formula="of:=IF(LEN(TRIM([CulturesData.DW36]))=0;&quot;&quot;;CONCATENATE([CulturesData.DW$1];SUBSTITUTE(SUBSTITUTE(SUBSTITUTE([CulturesData.DW36];&quot;e&quot;;&quot;EVERYMAN&quot;);&quot;r&quot;;&quot;RESTRICTED&quot;);&quot;o&quot;;&quot;OCCUPATIONAL&quot;);&quot;,&quot;))">
            <text:p/>
          </table:table-cell>
          <table:table-cell table:formula="of:=IF(LEN(TRIM([CulturesData.DX36]))=0;&quot;&quot;;CONCATENATE([CulturesData.DX$1];SUBSTITUTE(SUBSTITUTE(SUBSTITUTE([CulturesData.DX36];&quot;e&quot;;&quot;EVERYMAN&quot;);&quot;r&quot;;&quot;RESTRICTED&quot;);&quot;o&quot;;&quot;OCCUPATIONAL&quot;);&quot;,&quot;))">
            <text:p/>
          </table:table-cell>
          <table:table-cell table:formula="of:=IF(LEN(TRIM([CulturesData.DY36]))=0;&quot;&quot;;CONCATENATE([CulturesData.DY$1];SUBSTITUTE(SUBSTITUTE(SUBSTITUTE([CulturesData.DY36];&quot;e&quot;;&quot;EVERYMAN&quot;);&quot;r&quot;;&quot;RESTRICTED&quot;);&quot;o&quot;;&quot;OCCUPATIONAL&quot;);&quot;,&quot;))">
            <text:p/>
          </table:table-cell>
          <table:table-cell table:formula="of:=IF(LEN(TRIM([CulturesData.DZ36]))=0;&quot;&quot;;CONCATENATE([CulturesData.DZ$1];SUBSTITUTE(SUBSTITUTE(SUBSTITUTE([CulturesData.DZ36];&quot;e&quot;;&quot;EVERYMAN&quot;);&quot;r&quot;;&quot;RESTRICTED&quot;);&quot;o&quot;;&quot;OCCUPATIONAL&quot;);&quot;,&quot;))">
            <text:p/>
          </table:table-cell>
          <table:table-cell table:formula="of:=IF(LEN(TRIM([CulturesData.EA36]))=0;&quot;&quot;;CONCATENATE([CulturesData.EA$1];SUBSTITUTE(SUBSTITUTE(SUBSTITUTE([CulturesData.EA36];&quot;e&quot;;&quot;EVERYMAN&quot;);&quot;r&quot;;&quot;RESTRICTED&quot;);&quot;o&quot;;&quot;OCCUPATIONAL&quot;);&quot;,&quot;))">
            <text:p/>
          </table:table-cell>
          <table:table-cell table:formula="of:=IF(LEN(TRIM([CulturesData.EB36]))=0;&quot;&quot;;CONCATENATE([CulturesData.EB$1];SUBSTITUTE(SUBSTITUTE(SUBSTITUTE([CulturesData.EB36];&quot;e&quot;;&quot;EVERYMAN&quot;);&quot;r&quot;;&quot;RESTRICTED&quot;);&quot;o&quot;;&quot;OCCUPATIONAL&quot;);&quot;,&quot;))">
            <text:p/>
          </table:table-cell>
          <table:table-cell table:formula="of:=IF(LEN(TRIM([CulturesData.EC36]))=0;&quot;&quot;;CONCATENATE([CulturesData.EC$1];SUBSTITUTE(SUBSTITUTE(SUBSTITUTE([CulturesData.EC36];&quot;e&quot;;&quot;EVERYMAN&quot;);&quot;r&quot;;&quot;RESTRICTED&quot;);&quot;o&quot;;&quot;OCCUPATIONAL&quot;);&quot;,&quot;))">
            <text:p/>
          </table:table-cell>
          <table:table-cell table:formula="of:=IF(LEN(TRIM([CulturesData.ED36]))=0;&quot;&quot;;CONCATENATE([CulturesData.ED$1];SUBSTITUTE(SUBSTITUTE(SUBSTITUTE([CulturesData.ED36];&quot;e&quot;;&quot;EVERYMAN&quot;);&quot;r&quot;;&quot;RESTRICTED&quot;);&quot;o&quot;;&quot;OCCUPATIONAL&quot;);&quot;,&quot;))">
            <text:p/>
          </table:table-cell>
          <table:table-cell table:formula="of:=IF(LEN(TRIM([CulturesData.EE36]))=0;&quot;&quot;;CONCATENATE([CulturesData.EE$1];SUBSTITUTE(SUBSTITUTE(SUBSTITUTE([CulturesData.EE36];&quot;e&quot;;&quot;EVERYMAN&quot;);&quot;r&quot;;&quot;RESTRICTED&quot;);&quot;o&quot;;&quot;OCCUPATIONAL&quot;);&quot;,&quot;))">
            <text:p/>
          </table:table-cell>
          <table:table-cell table:formula="of:=IF(LEN(TRIM([CulturesData.EF36]))=0;&quot;&quot;;CONCATENATE([CulturesData.EF$1];SUBSTITUTE(SUBSTITUTE(SUBSTITUTE([CulturesData.EF36];&quot;e&quot;;&quot;EVERYMAN&quot;);&quot;r&quot;;&quot;RESTRICTED&quot;);&quot;o&quot;;&quot;OCCUPATIONAL&quot;);&quot;,&quot;))">
            <text:p/>
          </table:table-cell>
          <table:table-cell table:formula="of:=IF(LEN(TRIM([CulturesData.EG36]))=0;&quot;&quot;;CONCATENATE([CulturesData.EG$1];SUBSTITUTE(SUBSTITUTE(SUBSTITUTE([CulturesData.EG36];&quot;e&quot;;&quot;EVERYMAN&quot;);&quot;r&quot;;&quot;RESTRICTED&quot;);&quot;o&quot;;&quot;OCCUPATIONAL&quot;);&quot;,&quot;))">
            <text:p/>
          </table:table-cell>
          <table:table-cell table:formula="of:=IF(LEN(TRIM([CulturesData.EH36]))=0;&quot;&quot;;CONCATENATE([CulturesData.EH$1];SUBSTITUTE(SUBSTITUTE(SUBSTITUTE([CulturesData.EH36];&quot;e&quot;;&quot;EVERYMAN&quot;);&quot;r&quot;;&quot;RESTRICTED&quot;);&quot;o&quot;;&quot;OCCUPATIONAL&quot;);&quot;,&quot;))">
            <text:p/>
          </table:table-cell>
          <table:table-cell table:formula="of:=IF(LEN(TRIM([CulturesData.EI36]))=0;&quot;&quot;;CONCATENATE([CulturesData.EI$1];SUBSTITUTE(SUBSTITUTE(SUBSTITUTE([CulturesData.EI36];&quot;e&quot;;&quot;EVERYMAN&quot;);&quot;r&quot;;&quot;RESTRICTED&quot;);&quot;o&quot;;&quot;OCCUPATIONAL&quot;);&quot;,&quot;))">
            <text:p/>
          </table:table-cell>
          <table:table-cell table:formula="of:=IF(LEN(TRIM([CulturesData.EJ36]))=0;&quot;&quot;;CONCATENATE([CulturesData.EJ$1];SUBSTITUTE(SUBSTITUTE(SUBSTITUTE([CulturesData.EJ36];&quot;e&quot;;&quot;EVERYMAN&quot;);&quot;r&quot;;&quot;RESTRICTED&quot;);&quot;o&quot;;&quot;OCCUPATIONAL&quot;);&quot;,&quot;))">
            <text:p/>
          </table:table-cell>
          <table:table-cell table:formula="of:=IF(LEN(TRIM([CulturesData.EK36]))=0;&quot;&quot;;CONCATENATE([CulturesData.EK$1];SUBSTITUTE(SUBSTITUTE(SUBSTITUTE([CulturesData.EK36];&quot;e&quot;;&quot;EVERYMAN&quot;);&quot;r&quot;;&quot;RESTRICTED&quot;);&quot;o&quot;;&quot;OCCUPATIONAL&quot;);&quot;,&quot;))">
            <text:p/>
          </table:table-cell>
          <table:table-cell table:formula="of:=IF(LEN(TRIM([CulturesData.EL36]))=0;&quot;&quot;;CONCATENATE([CulturesData.EL$1];SUBSTITUTE(SUBSTITUTE(SUBSTITUTE([CulturesData.EL36];&quot;e&quot;;&quot;EVERYMAN&quot;);&quot;r&quot;;&quot;RESTRICTED&quot;);&quot;o&quot;;&quot;OCCUPATIONAL&quot;);&quot;,&quot;))">
            <text:p/>
          </table:table-cell>
          <table:table-cell table:formula="of:=IF(LEN(TRIM([CulturesData.EM36]))=0;&quot;&quot;;CONCATENATE([CulturesData.EM$1];SUBSTITUTE(SUBSTITUTE(SUBSTITUTE([CulturesData.EM36];&quot;e&quot;;&quot;EVERYMAN&quot;);&quot;r&quot;;&quot;RESTRICTED&quot;);&quot;o&quot;;&quot;OCCUPATIONAL&quot;);&quot;,&quot;))">
            <text:p/>
          </table:table-cell>
          <table:table-cell table:formula="of:=IF(LEN(TRIM([CulturesData.EN36]))=0;&quot;&quot;;CONCATENATE([CulturesData.EN$1];SUBSTITUTE(SUBSTITUTE(SUBSTITUTE([CulturesData.EN36];&quot;e&quot;;&quot;EVERYMAN&quot;);&quot;r&quot;;&quot;RESTRICTED&quot;);&quot;o&quot;;&quot;OCCUPATIONAL&quot;);&quot;,&quot;))">
            <text:p/>
          </table:table-cell>
          <table:table-cell table:formula="of:=IF(LEN(TRIM([CulturesData.EO36]))=0;&quot;&quot;;CONCATENATE([CulturesData.EO$1];SUBSTITUTE(SUBSTITUTE(SUBSTITUTE([CulturesData.EO36];&quot;e&quot;;&quot;EVERYMAN&quot;);&quot;r&quot;;&quot;RESTRICTED&quot;);&quot;o&quot;;&quot;OCCUPATIONAL&quot;);&quot;,&quot;))">
            <text:p/>
          </table:table-cell>
          <table:table-cell table:formula="of:=IF(LEN(TRIM([CulturesData.EP36]))=0;&quot;&quot;;CONCATENATE([CulturesData.EP$1];SUBSTITUTE(SUBSTITUTE(SUBSTITUTE([CulturesData.EP36];&quot;e&quot;;&quot;EVERYMAN&quot;);&quot;r&quot;;&quot;RESTRICTED&quot;);&quot;o&quot;;&quot;OCCUPATIONAL&quot;);&quot;,&quot;))">
            <text:p/>
          </table:table-cell>
          <table:table-cell table:formula="of:=IF(LEN(TRIM([CulturesData.EQ36]))=0;&quot;&quot;;CONCATENATE([CulturesData.EQ$1];SUBSTITUTE(SUBSTITUTE(SUBSTITUTE([CulturesData.EQ36];&quot;e&quot;;&quot;EVERYMAN&quot;);&quot;r&quot;;&quot;RESTRICTED&quot;);&quot;o&quot;;&quot;OCCUPATIONAL&quot;);&quot;,&quot;))">
            <text:p/>
          </table:table-cell>
          <table:table-cell table:formula="of:=IF(LEN(TRIM([CulturesData.ER36]))=0;&quot;&quot;;CONCATENATE([CulturesData.ER$1];SUBSTITUTE(SUBSTITUTE(SUBSTITUTE([CulturesData.ER36];&quot;e&quot;;&quot;EVERYMAN&quot;);&quot;r&quot;;&quot;RESTRICTED&quot;);&quot;o&quot;;&quot;OCCUPATIONAL&quot;);&quot;,&quot;))">
            <text:p/>
          </table:table-cell>
          <table:table-cell table:formula="of:=IF(LEN(TRIM([CulturesData.ES36]))=0;&quot;&quot;;CONCATENATE([CulturesData.ES$1];SUBSTITUTE(SUBSTITUTE(SUBSTITUTE([CulturesData.ES36];&quot;e&quot;;&quot;EVERYMAN&quot;);&quot;r&quot;;&quot;RESTRICTED&quot;);&quot;o&quot;;&quot;OCCUPATIONAL&quot;);&quot;,&quot;))">
            <text:p/>
          </table:table-cell>
          <table:table-cell table:formula="of:=IF(LEN(TRIM([CulturesData.ET36]))=0;&quot;&quot;;CONCATENATE([CulturesData.ET$1];SUBSTITUTE(SUBSTITUTE(SUBSTITUTE([CulturesData.ET36];&quot;e&quot;;&quot;EVERYMAN&quot;);&quot;r&quot;;&quot;RESTRICTED&quot;);&quot;o&quot;;&quot;OCCUPATIONAL&quot;);&quot;,&quot;))">
            <text:p/>
          </table:table-cell>
          <table:table-cell table:formula="of:=IF(LEN(TRIM([CulturesData.EU36]))=0;&quot;&quot;;CONCATENATE([CulturesData.EU$1];SUBSTITUTE(SUBSTITUTE(SUBSTITUTE([CulturesData.EU36];&quot;e&quot;;&quot;EVERYMAN&quot;);&quot;r&quot;;&quot;RESTRICTED&quot;);&quot;o&quot;;&quot;OCCUPATIONAL&quot;);&quot;,&quot;))">
            <text:p/>
          </table:table-cell>
          <table:table-cell table:formula="of:=IF(LEN(TRIM([CulturesData.EV36]))=0;&quot;&quot;;CONCATENATE([CulturesData.EV$1];SUBSTITUTE(SUBSTITUTE(SUBSTITUTE([CulturesData.EV36];&quot;e&quot;;&quot;EVERYMAN&quot;);&quot;r&quot;;&quot;RESTRICTED&quot;);&quot;o&quot;;&quot;OCCUPATIONAL&quot;);&quot;,&quot;))">
            <text:p/>
          </table:table-cell>
          <table:table-cell table:formula="of:=IF(LEN(TRIM([CulturesData.EW36]))=0;&quot;&quot;;CONCATENATE([CulturesData.EW$1];SUBSTITUTE(SUBSTITUTE(SUBSTITUTE([CulturesData.EW36];&quot;e&quot;;&quot;EVERYMAN&quot;);&quot;r&quot;;&quot;RESTRICTED&quot;);&quot;o&quot;;&quot;OCCUPATIONAL&quot;);&quot;,&quot;))">
            <text:p/>
          </table:table-cell>
          <table:table-cell table:formula="of:=IF(LEN(TRIM([CulturesData.EX36]))=0;&quot;&quot;;CONCATENATE([CulturesData.EX$1];SUBSTITUTE(SUBSTITUTE(SUBSTITUTE([CulturesData.EX36];&quot;e&quot;;&quot;EVERYMAN&quot;);&quot;r&quot;;&quot;RESTRICTED&quot;);&quot;o&quot;;&quot;OCCUPATIONAL&quot;);&quot;,&quot;))">
            <text:p/>
          </table:table-cell>
          <table:table-cell table:formula="of:=IF(LEN(TRIM([CulturesData.EY36]))=0;&quot;&quot;;CONCATENATE([CulturesData.EY$1];SUBSTITUTE(SUBSTITUTE(SUBSTITUTE([CulturesData.EY36];&quot;e&quot;;&quot;EVERYMAN&quot;);&quot;r&quot;;&quot;RESTRICTED&quot;);&quot;o&quot;;&quot;OCCUPATIONAL&quot;);&quot;,&quot;))">
            <text:p/>
          </table:table-cell>
          <table:table-cell table:formula="of:=IF(LEN(TRIM([CulturesData.EZ36]))=0;&quot;&quot;;CONCATENATE([CulturesData.EZ$1];SUBSTITUTE(SUBSTITUTE(SUBSTITUTE([CulturesData.EZ36];&quot;e&quot;;&quot;EVERYMAN&quot;);&quot;r&quot;;&quot;RESTRICTED&quot;);&quot;o&quot;;&quot;OCCUPATIONAL&quot;);&quot;,&quot;))">
            <text:p/>
          </table:table-cell>
          <table:table-cell table:formula="of:=IF(LEN(TRIM([CulturesData.FA36]))=0;&quot;&quot;;CONCATENATE([CulturesData.FA$1];SUBSTITUTE(SUBSTITUTE(SUBSTITUTE([CulturesData.FA36];&quot;e&quot;;&quot;EVERYMAN&quot;);&quot;r&quot;;&quot;RESTRICTED&quot;);&quot;o&quot;;&quot;OCCUPATIONAL&quot;);&quot;,&quot;))">
            <text:p/>
          </table:table-cell>
          <table:table-cell table:formula="of:=IF(LEN(TRIM([CulturesData.FB36]))=0;&quot;&quot;;CONCATENATE([CulturesData.FB$1];SUBSTITUTE(SUBSTITUTE(SUBSTITUTE([CulturesData.FB36];&quot;e&quot;;&quot;EVERYMAN&quot;);&quot;r&quot;;&quot;RESTRICTED&quot;);&quot;o&quot;;&quot;OCCUPATIONAL&quot;);&quot;,&quot;))">
            <text:p/>
          </table:table-cell>
          <table:table-cell table:formula="of:=IF(LEN(TRIM([CulturesData.FC36]))=0;&quot;&quot;;CONCATENATE([CulturesData.FC$1];SUBSTITUTE(SUBSTITUTE(SUBSTITUTE([CulturesData.FC36];&quot;e&quot;;&quot;EVERYMAN&quot;);&quot;r&quot;;&quot;RESTRICTED&quot;);&quot;o&quot;;&quot;OCCUPATIONAL&quot;);&quot;,&quot;))">
            <text:p/>
          </table:table-cell>
          <table:table-cell table:formula="of:=IF(LEN(TRIM([CulturesData.FD36]))=0;&quot;&quot;;CONCATENATE([CulturesData.FD$1];SUBSTITUTE(SUBSTITUTE(SUBSTITUTE([CulturesData.FD36];&quot;e&quot;;&quot;EVERYMAN&quot;);&quot;r&quot;;&quot;RESTRICTED&quot;);&quot;o&quot;;&quot;OCCUPATIONAL&quot;);&quot;,&quot;))">
            <text:p/>
          </table:table-cell>
          <table:table-cell table:formula="of:=IF(LEN(TRIM([CulturesData.FE36]))=0;&quot;&quot;;CONCATENATE([CulturesData.FE$1];SUBSTITUTE(SUBSTITUTE(SUBSTITUTE([CulturesData.FE36];&quot;e&quot;;&quot;EVERYMAN&quot;);&quot;r&quot;;&quot;RESTRICTED&quot;);&quot;o&quot;;&quot;OCCUPATIONAL&quot;);&quot;,&quot;))">
            <text:p/>
          </table:table-cell>
          <table:table-cell table:formula="of:=IF(LEN(TRIM([CulturesData.FF36]))=0;&quot;&quot;;CONCATENATE([CulturesData.FF$1];SUBSTITUTE(SUBSTITUTE(SUBSTITUTE([CulturesData.FF36];&quot;e&quot;;&quot;EVERYMAN&quot;);&quot;r&quot;;&quot;RESTRICTED&quot;);&quot;o&quot;;&quot;OCCUPATIONAL&quot;);&quot;,&quot;))">
            <text:p/>
          </table:table-cell>
          <table:table-cell table:formula="of:=IF(LEN(TRIM([CulturesData.FG36]))=0;&quot;&quot;;CONCATENATE([CulturesData.FG$1];SUBSTITUTE(SUBSTITUTE(SUBSTITUTE([CulturesData.FG36];&quot;e&quot;;&quot;EVERYMAN&quot;);&quot;r&quot;;&quot;RESTRICTED&quot;);&quot;o&quot;;&quot;OCCUPATIONAL&quot;);&quot;,&quot;))">
            <text:p/>
          </table:table-cell>
          <table:table-cell table:formula="of:=IF(LEN(TRIM([CulturesData.FH36]))=0;&quot;&quot;;CONCATENATE([CulturesData.FH$1];SUBSTITUTE(SUBSTITUTE(SUBSTITUTE([CulturesData.FH36];&quot;e&quot;;&quot;EVERYMAN&quot;);&quot;r&quot;;&quot;RESTRICTED&quot;);&quot;o&quot;;&quot;OCCUPATIONAL&quot;);&quot;,&quot;))">
            <text:p/>
          </table:table-cell>
          <table:table-cell table:formula="of:=IF(LEN(TRIM([CulturesData.FI36]))=0;&quot;&quot;;CONCATENATE([CulturesData.FI$1];SUBSTITUTE(SUBSTITUTE(SUBSTITUTE([CulturesData.FI36];&quot;e&quot;;&quot;EVERYMAN&quot;);&quot;r&quot;;&quot;RESTRICTED&quot;);&quot;o&quot;;&quot;OCCUPATIONAL&quot;);&quot;,&quot;))">
            <text:p/>
          </table:table-cell>
          <table:table-cell table:formula="of:=IF(LEN(TRIM([CulturesData.FJ36]))=0;&quot;&quot;;CONCATENATE([CulturesData.FJ$1];SUBSTITUTE(SUBSTITUTE(SUBSTITUTE([CulturesData.FJ36];&quot;e&quot;;&quot;EVERYMAN&quot;);&quot;r&quot;;&quot;RESTRICTED&quot;);&quot;o&quot;;&quot;OCCUPATIONAL&quot;);&quot;,&quot;))">
            <text:p/>
          </table:table-cell>
          <table:table-cell table:formula="of:=IF(LEN(TRIM([CulturesData.FK36]))=0;&quot;&quot;;CONCATENATE([CulturesData.FK$1];SUBSTITUTE(SUBSTITUTE(SUBSTITUTE([CulturesData.FK36];&quot;e&quot;;&quot;EVERYMAN&quot;);&quot;r&quot;;&quot;RESTRICTED&quot;);&quot;o&quot;;&quot;OCCUPATIONAL&quot;);&quot;,&quot;))">
            <text:p/>
          </table:table-cell>
          <table:table-cell table:formula="of:=IF(LEN(TRIM([CulturesData.FL36]))=0;&quot;&quot;;CONCATENATE([CulturesData.FL$1];SUBSTITUTE(SUBSTITUTE(SUBSTITUTE([CulturesData.FL36];&quot;e&quot;;&quot;EVERYMAN&quot;);&quot;r&quot;;&quot;RESTRICTED&quot;);&quot;o&quot;;&quot;OCCUPATIONAL&quot;);&quot;,&quot;))">
            <text:p/>
          </table:table-cell>
          <table:table-cell table:formula="of:=IF(LEN(TRIM([CulturesData.FM36]))=0;&quot;&quot;;CONCATENATE([CulturesData.FM$1];SUBSTITUTE(SUBSTITUTE(SUBSTITUTE([CulturesData.FM36];&quot;e&quot;;&quot;EVERYMAN&quot;);&quot;r&quot;;&quot;RESTRICTED&quot;);&quot;o&quot;;&quot;OCCUPATIONAL&quot;);&quot;,&quot;))">
            <text:p/>
          </table:table-cell>
          <table:table-cell table:formula="of:=IF(LEN(TRIM([CulturesData.FN36]))=0;&quot;&quot;;CONCATENATE([CulturesData.FN$1];SUBSTITUTE(SUBSTITUTE(SUBSTITUTE([CulturesData.FN36];&quot;e&quot;;&quot;EVERYMAN&quot;);&quot;r&quot;;&quot;RESTRICTED&quot;);&quot;o&quot;;&quot;OCCUPATIONAL&quot;);&quot;,&quot;))">
            <text:p/>
          </table:table-cell>
          <table:table-cell table:formula="of:=IF(LEN(TRIM([CulturesData.FO36]))=0;&quot;&quot;;CONCATENATE([CulturesData.FO$1];SUBSTITUTE(SUBSTITUTE(SUBSTITUTE([CulturesData.FO36];&quot;e&quot;;&quot;EVERYMAN&quot;);&quot;r&quot;;&quot;RESTRICTED&quot;);&quot;o&quot;;&quot;OCCUPATIONAL&quot;);&quot;,&quot;))">
            <text:p/>
          </table:table-cell>
          <table:table-cell table:formula="of:=IF(LEN(TRIM([CulturesData.FP36]))=0;&quot;&quot;;CONCATENATE([CulturesData.FP$1];SUBSTITUTE(SUBSTITUTE(SUBSTITUTE([CulturesData.FP36];&quot;e&quot;;&quot;EVERYMAN&quot;);&quot;r&quot;;&quot;RESTRICTED&quot;);&quot;o&quot;;&quot;OCCUPATIONAL&quot;);&quot;,&quot;))">
            <text:p/>
          </table:table-cell>
          <table:table-cell table:formula="of:=IF(LEN(TRIM([CulturesData.FQ36]))=0;&quot;&quot;;CONCATENATE([CulturesData.FQ$1];SUBSTITUTE(SUBSTITUTE(SUBSTITUTE([CulturesData.FQ36];&quot;e&quot;;&quot;EVERYMAN&quot;);&quot;r&quot;;&quot;RESTRICTED&quot;);&quot;o&quot;;&quot;OCCUPATIONAL&quot;);&quot;,&quot;))">
            <text:p/>
          </table:table-cell>
          <table:table-cell table:formula="of:=IF(LEN(TRIM([CulturesData.FR36]))=0;&quot;&quot;;CONCATENATE([CulturesData.FR$1];SUBSTITUTE(SUBSTITUTE(SUBSTITUTE([CulturesData.FR36];&quot;e&quot;;&quot;EVERYMAN&quot;);&quot;r&quot;;&quot;RESTRICTED&quot;);&quot;o&quot;;&quot;OCCUPATIONAL&quot;);&quot;,&quot;))">
            <text:p/>
          </table:table-cell>
          <table:table-cell table:formula="of:=IF(LEN(TRIM([CulturesData.FS36]))=0;&quot;&quot;;CONCATENATE([CulturesData.FS$1];SUBSTITUTE(SUBSTITUTE(SUBSTITUTE([CulturesData.FS36];&quot;e&quot;;&quot;EVERYMAN&quot;);&quot;r&quot;;&quot;RESTRICTED&quot;);&quot;o&quot;;&quot;OCCUPATIONAL&quot;);&quot;,&quot;))">
            <text:p/>
          </table:table-cell>
          <table:table-cell table:formula="of:=IF(LEN(TRIM([CulturesData.FT36]))=0;&quot;&quot;;CONCATENATE([CulturesData.FT$1];SUBSTITUTE(SUBSTITUTE(SUBSTITUTE([CulturesData.FT36];&quot;e&quot;;&quot;EVERYMAN&quot;);&quot;r&quot;;&quot;RESTRICTED&quot;);&quot;o&quot;;&quot;OCCUPATIONAL&quot;);&quot;,&quot;))">
            <text:p/>
          </table:table-cell>
          <table:table-cell table:formula="of:=IF(LEN(TRIM([CulturesData.FU36]))=0;&quot;&quot;;CONCATENATE([CulturesData.FU$1];SUBSTITUTE(SUBSTITUTE(SUBSTITUTE([CulturesData.FU36];&quot;e&quot;;&quot;EVERYMAN&quot;);&quot;r&quot;;&quot;RESTRICTED&quot;);&quot;o&quot;;&quot;OCCUPATIONAL&quot;);&quot;,&quot;))">
            <text:p/>
          </table:table-cell>
          <table:table-cell table:formula="of:=IF(LEN(TRIM([CulturesData.FV36]))=0;&quot;&quot;;CONCATENATE([CulturesData.FV$1];SUBSTITUTE(SUBSTITUTE(SUBSTITUTE([CulturesData.FV36];&quot;e&quot;;&quot;EVERYMAN&quot;);&quot;r&quot;;&quot;RESTRICTED&quot;);&quot;o&quot;;&quot;OCCUPATIONAL&quot;);&quot;,&quot;))">
            <text:p/>
          </table:table-cell>
          <table:table-cell table:formula="of:=IF(LEN(TRIM([CulturesData.FW36]))=0;&quot;&quot;;CONCATENATE([CulturesData.FW$1];SUBSTITUTE(SUBSTITUTE(SUBSTITUTE([CulturesData.FW36];&quot;e&quot;;&quot;EVERYMAN&quot;);&quot;r&quot;;&quot;RESTRICTED&quot;);&quot;o&quot;;&quot;OCCUPATIONAL&quot;);&quot;,&quot;))">
            <text:p/>
          </table:table-cell>
          <table:table-cell table:formula="of:=IF(LEN(TRIM([CulturesData.FX36]))=0;&quot;&quot;;CONCATENATE([CulturesData.FX$1];SUBSTITUTE(SUBSTITUTE(SUBSTITUTE([CulturesData.FX36];&quot;e&quot;;&quot;EVERYMAN&quot;);&quot;r&quot;;&quot;RESTRICTED&quot;);&quot;o&quot;;&quot;OCCUPATIONAL&quot;);&quot;,&quot;))">
            <text:p/>
          </table:table-cell>
          <table:table-cell table:formula="of:=IF(LEN(TRIM([CulturesData.FY36]))=0;&quot;&quot;;CONCATENATE([CulturesData.FY$1];SUBSTITUTE(SUBSTITUTE(SUBSTITUTE([CulturesData.FY36];&quot;e&quot;;&quot;EVERYMAN&quot;);&quot;r&quot;;&quot;RESTRICTED&quot;);&quot;o&quot;;&quot;OCCUPATIONAL&quot;);&quot;,&quot;))">
            <text:p/>
          </table:table-cell>
          <table:table-cell table:formula="of:=IF(LEN(TRIM([CulturesData.FZ36]))=0;&quot;&quot;;CONCATENATE([CulturesData.FZ$1];SUBSTITUTE(SUBSTITUTE(SUBSTITUTE([CulturesData.FZ36];&quot;e&quot;;&quot;EVERYMAN&quot;);&quot;r&quot;;&quot;RESTRICTED&quot;);&quot;o&quot;;&quot;OCCUPATIONAL&quot;);&quot;,&quot;))">
            <text:p/>
          </table:table-cell>
          <table:table-cell table:formula="of:=IF(LEN(TRIM([CulturesData.GA36]))=0;&quot;&quot;;CONCATENATE([CulturesData.GA$1];SUBSTITUTE(SUBSTITUTE(SUBSTITUTE([CulturesData.GA36];&quot;e&quot;;&quot;EVERYMAN&quot;);&quot;r&quot;;&quot;RESTRICTED&quot;);&quot;o&quot;;&quot;OCCUPATIONAL&quot;);&quot;,&quot;))">
            <text:p/>
          </table:table-cell>
          <table:table-cell table:formula="of:=IF(LEN(TRIM([CulturesData.GB36]))=0;&quot;&quot;;CONCATENATE([CulturesData.GB$1];SUBSTITUTE(SUBSTITUTE(SUBSTITUTE([CulturesData.GB36];&quot;e&quot;;&quot;EVERYMAN&quot;);&quot;r&quot;;&quot;RESTRICTED&quot;);&quot;o&quot;;&quot;OCCUPATIONAL&quot;);&quot;,&quot;))">
            <text:p/>
          </table:table-cell>
          <table:table-cell table:formula="of:=IF(LEN(TRIM([CulturesData.GC36]))=0;&quot;&quot;;CONCATENATE([CulturesData.GC$1];SUBSTITUTE(SUBSTITUTE(SUBSTITUTE([CulturesData.GC36];&quot;e&quot;;&quot;EVERYMAN&quot;);&quot;r&quot;;&quot;RESTRICTED&quot;);&quot;o&quot;;&quot;OCCUPATIONAL&quot;);&quot;,&quot;))">
            <text:p/>
          </table:table-cell>
          <table:table-cell table:formula="of:=IF(LEN(TRIM([CulturesData.GD36]))=0;&quot;&quot;;CONCATENATE([CulturesData.GD$1];SUBSTITUTE(SUBSTITUTE(SUBSTITUTE([CulturesData.GD36];&quot;e&quot;;&quot;EVERYMAN&quot;);&quot;r&quot;;&quot;RESTRICTED&quot;);&quot;o&quot;;&quot;OCCUPATIONAL&quot;);&quot;,&quot;))">
            <text:p/>
          </table:table-cell>
          <table:table-cell table:formula="of:=IF(LEN(TRIM([CulturesData.GE36]))=0;&quot;&quot;;CONCATENATE([CulturesData.GE$1];SUBSTITUTE(SUBSTITUTE(SUBSTITUTE([CulturesData.GE36];&quot;e&quot;;&quot;EVERYMAN&quot;);&quot;r&quot;;&quot;RESTRICTED&quot;);&quot;o&quot;;&quot;OCCUPATIONAL&quot;);&quot;,&quot;))">
            <text:p/>
          </table:table-cell>
          <table:table-cell table:formula="of:=IF(LEN(TRIM([CulturesData.GF36]))=0;&quot;&quot;;CONCATENATE([CulturesData.GF$1];SUBSTITUTE(SUBSTITUTE(SUBSTITUTE([CulturesData.GF36];&quot;e&quot;;&quot;EVERYMAN&quot;);&quot;r&quot;;&quot;RESTRICTED&quot;);&quot;o&quot;;&quot;OCCUPATIONAL&quot;);&quot;,&quot;))">
            <text:p/>
          </table:table-cell>
          <table:table-cell table:formula="of:=IF(LEN(TRIM([CulturesData.GG36]))=0;&quot;&quot;;CONCATENATE([CulturesData.GG$1];SUBSTITUTE(SUBSTITUTE(SUBSTITUTE([CulturesData.GG36];&quot;e&quot;;&quot;EVERYMAN&quot;);&quot;r&quot;;&quot;RESTRICTED&quot;);&quot;o&quot;;&quot;OCCUPATIONAL&quot;);&quot;,&quot;))">
            <text:p/>
          </table:table-cell>
          <table:table-cell table:formula="of:=IF(LEN(TRIM([CulturesData.GH36]))=0;&quot;&quot;;CONCATENATE([CulturesData.GH$1];SUBSTITUTE(SUBSTITUTE(SUBSTITUTE([CulturesData.GH36];&quot;e&quot;;&quot;EVERYMAN&quot;);&quot;r&quot;;&quot;RESTRICTED&quot;);&quot;o&quot;;&quot;OCCUPATIONAL&quot;);&quot;,&quot;))">
            <text:p/>
          </table:table-cell>
          <table:table-cell table:formula="of:=IF(LEN(TRIM([CulturesData.GI36]))=0;&quot;&quot;;CONCATENATE([CulturesData.GI$1];SUBSTITUTE(SUBSTITUTE(SUBSTITUTE([CulturesData.GI36];&quot;e&quot;;&quot;EVERYMAN&quot;);&quot;r&quot;;&quot;RESTRICTED&quot;);&quot;o&quot;;&quot;OCCUPATIONAL&quot;);&quot;,&quot;))">
            <text:p/>
          </table:table-cell>
          <table:table-cell table:formula="of:=IF(LEN(TRIM([CulturesData.GJ36]))=0;&quot;&quot;;CONCATENATE([CulturesData.GJ$1];SUBSTITUTE(SUBSTITUTE(SUBSTITUTE([CulturesData.GJ36];&quot;e&quot;;&quot;EVERYMAN&quot;);&quot;r&quot;;&quot;RESTRICTED&quot;);&quot;o&quot;;&quot;OCCUPATIONAL&quot;);&quot;,&quot;))">
            <text:p/>
          </table:table-cell>
          <table:table-cell table:formula="of:=IF(LEN(TRIM([CulturesData.GK36]))=0;&quot;&quot;;CONCATENATE([CulturesData.GK$1];SUBSTITUTE(SUBSTITUTE(SUBSTITUTE([CulturesData.GK36];&quot;e&quot;;&quot;EVERYMAN&quot;);&quot;r&quot;;&quot;RESTRICTED&quot;);&quot;o&quot;;&quot;OCCUPATIONAL&quot;);&quot;,&quot;))">
            <text:p/>
          </table:table-cell>
          <table:table-cell table:formula="of:=IF(LEN(TRIM([CulturesData.GL36]))=0;&quot;&quot;;CONCATENATE([CulturesData.GL$1];SUBSTITUTE(SUBSTITUTE(SUBSTITUTE([CulturesData.GL36];&quot;e&quot;;&quot;EVERYMAN&quot;);&quot;r&quot;;&quot;RESTRICTED&quot;);&quot;o&quot;;&quot;OCCUPATIONAL&quot;);&quot;,&quot;))">
            <text:p/>
          </table:table-cell>
          <table:table-cell table:formula="of:=IF(LEN(TRIM([CulturesData.GM36]))=0;&quot;&quot;;CONCATENATE([CulturesData.GM$1];SUBSTITUTE(SUBSTITUTE(SUBSTITUTE([CulturesData.GM36];&quot;e&quot;;&quot;EVERYMAN&quot;);&quot;r&quot;;&quot;RESTRICTED&quot;);&quot;o&quot;;&quot;OCCUPATIONAL&quot;);&quot;,&quot;))">
            <text:p/>
          </table:table-cell>
          <table:table-cell table:formula="of:=IF(LEN(TRIM([CulturesData.GN36]))=0;&quot;&quot;;CONCATENATE([CulturesData.GN$1];SUBSTITUTE(SUBSTITUTE(SUBSTITUTE([CulturesData.GN36];&quot;e&quot;;&quot;EVERYMAN&quot;);&quot;r&quot;;&quot;RESTRICTED&quot;);&quot;o&quot;;&quot;OCCUPATIONAL&quot;);&quot;,&quot;))">
            <text:p/>
          </table:table-cell>
          <table:table-cell table:formula="of:=IF(LEN(TRIM([CulturesData.GO36]))=0;&quot;&quot;;CONCATENATE([CulturesData.GO$1];SUBSTITUTE(SUBSTITUTE(SUBSTITUTE([CulturesData.GO36];&quot;e&quot;;&quot;EVERYMAN&quot;);&quot;r&quot;;&quot;RESTRICTED&quot;);&quot;o&quot;;&quot;OCCUPATIONAL&quot;);&quot;,&quot;))">
            <text:p/>
          </table:table-cell>
          <table:table-cell table:formula="of:=IF(LEN(TRIM([CulturesData.GP36]))=0;&quot;&quot;;CONCATENATE([CulturesData.GP$1];SUBSTITUTE(SUBSTITUTE(SUBSTITUTE([CulturesData.GP36];&quot;e&quot;;&quot;EVERYMAN&quot;);&quot;r&quot;;&quot;RESTRICTED&quot;);&quot;o&quot;;&quot;OCCUPATIONAL&quot;);&quot;,&quot;))">
            <text:p/>
          </table:table-cell>
          <table:table-cell table:formula="of:=IF(LEN(TRIM([CulturesData.GQ36]))=0;&quot;&quot;;CONCATENATE([CulturesData.GQ$1];SUBSTITUTE(SUBSTITUTE(SUBSTITUTE([CulturesData.GQ36];&quot;e&quot;;&quot;EVERYMAN&quot;);&quot;r&quot;;&quot;RESTRICTED&quot;);&quot;o&quot;;&quot;OCCUPATIONAL&quot;);&quot;,&quot;))">
            <text:p/>
          </table:table-cell>
          <table:table-cell table:formula="of:=IF(LEN(TRIM([CulturesData.GR36]))=0;&quot;&quot;;CONCATENATE([CulturesData.GR$1];SUBSTITUTE(SUBSTITUTE(SUBSTITUTE([CulturesData.GR36];&quot;e&quot;;&quot;EVERYMAN&quot;);&quot;r&quot;;&quot;RESTRICTED&quot;);&quot;o&quot;;&quot;OCCUPATIONAL&quot;);&quot;,&quot;))">
            <text:p/>
          </table:table-cell>
          <table:table-cell table:formula="of:=IF(LEN(TRIM([CulturesData.GS36]))=0;&quot;&quot;;CONCATENATE([CulturesData.GS$1];[CulturesData.GS36];&quot;,&quot;))">
            <text:p/>
          </table:table-cell>
          <table:table-cell table:formula="of:=IF(LEN(TRIM([CulturesData.GT36]))=0;&quot;&quot;;CONCATENATE([CulturesData.GT$1];SUBSTITUTE(SUBSTITUTE(SUBSTITUTE([CulturesData.GT36];&quot;e&quot;;&quot;EVERYMAN&quot;);&quot;r&quot;;&quot;RESTRICTED&quot;);&quot;o&quot;;&quot;OCCUPATIONAL&quot;);&quot;,&quot;))">
            <text:p/>
          </table:table-cell>
        </table:table-row>
        <table:table-row table:style-name="ro1">
          <table:table-cell table:number-columns-repeated="199"/>
          <table:table-cell table:formula="of:=IF(LEN(TRIM([CulturesData.GS37]))=0;&quot;&quot;;CONCATENATE([CulturesData.GS$1];[CulturesData.GS37];&quot;,&quot;))">
            <text:p/>
          </table:table-cell>
          <table:table-cell/>
        </table:table-row>
        <table:table-row table:style-name="ro1">
          <table:table-cell table:number-columns-repeated="199"/>
          <table:table-cell table:formula="of:=IF(LEN(TRIM([CulturesData.GS38]))=0;&quot;&quot;;CONCATENATE([CulturesData.GS$1];[CulturesData.GS38];&quot;,&quot;))">
            <text:p/>
          </table:table-cell>
          <table:table-cell/>
        </table:table-row>
      </table:table>
      <table:named-expressions>
        <table:named-range table:name="adolrace" table:base-cell-address="$'race.conf'.$A$1" table:cell-range-address="$'race.conf'.$S$1"/>
        <table:named-range table:name="Ag" table:base-cell-address="$'race.conf'.$A$1" table:cell-range-address="$'race.conf'.$J$5"/>
        <table:named-expression table:name="CatArmHvy" table:base-cell-address="$'race.conf'.$A$1" table:expression="$cultures.$#ref!#ref!#ref!#ref!#ref!#ref!#REF!$4"/>
        <table:named-expression table:name="CatArmLgt" table:base-cell-address="$'race.conf'.$A$1" table:expression="$cultures.$#ref!#ref!#ref!#ref!#ref!#ref!#REF!$7"/>
        <table:named-expression table:name="CatArmMed" table:base-cell-address="$'race.conf'.$A$1" table:expression="$cultures.$#ref!#ref!#ref!#ref!#ref!#ref!#REF!$11"/>
        <table:named-expression table:name="CatArtAct" table:base-cell-address="$'race.conf'.$A$1" table:expression="$cultures.$#ref!#ref!#ref!#ref!#ref!#ref!#REF!$14"/>
        <table:named-expression table:name="CatArtPas" table:base-cell-address="$'race.conf'.$A$1" table:expression="$cultures.$#ref!#ref!#ref!#ref!#ref!#ref!#REF!$29"/>
        <table:named-expression table:name="CatAthBrawn" table:base-cell-address="$'race.conf'.$A$1" table:expression="$cultures.$#ref!#ref!#ref!#ref!#ref!#ref!#REF!$39"/>
        <table:named-expression table:name="CatAthEnd" table:base-cell-address="$'race.conf'.$A$1" table:expression="$cultures.$#ref!#ref!#ref!#ref!#ref!#ref!#REF!$50"/>
        <table:named-expression table:name="CatAthGym" table:base-cell-address="$'race.conf'.$A$1" table:expression="$cultures.$#ref!#ref!#ref!#ref!#ref!#ref!#REF!$61"/>
        <table:named-expression table:name="CatAwaPer" table:base-cell-address="$'race.conf'.$A$1" table:expression="$cultures.$#ref!#ref!#ref!#ref!#ref!#ref!#REF!$81"/>
        <table:named-expression table:name="CatAwaSea" table:base-cell-address="$'race.conf'.$A$1" table:expression="$cultures.$#ref!#ref!#ref!#ref!#ref!#ref!#REF!$86"/>
        <table:named-expression table:name="CatAwaSen" table:base-cell-address="$'race.conf'.$A$1" table:expression="$cultures.$#ref!#ref!#ref!#ref!#ref!#ref!#REF!$100"/>
        <table:named-expression table:name="CatBodyDev" table:base-cell-address="$'race.conf'.$A$1" table:expression="$cultures.$#ref!#ref!#ref!#ref!#ref!#ref!#REF!$114"/>
        <table:named-expression table:name="CatComm" table:base-cell-address="$'race.conf'.$A$1" table:expression="$cultures.$#ref!#ref!#ref!#ref!#ref!#ref!#REF!$131"/>
        <table:named-expression table:name="CatComMan" table:base-cell-address="$'race.conf'.$A$1" table:expression="$cultures.$#ref!#ref!#ref!#ref!#ref!#ref!#REF!$117"/>
        <table:named-expression table:name="CatCraft" table:base-cell-address="$'race.conf'.$A$1" table:expression="$cultures.$#ref!#ref!#ref!#ref!#ref!#ref!#REF!$186"/>
        <table:named-expression table:name="CatDirSpe" table:base-cell-address="$'race.conf'.$A$1" table:expression="$cultures.$#ref!#ref!#ref!#ref!#ref!#ref!#REF!$207"/>
        <table:named-expression table:name="CatInflu" table:base-cell-address="$'race.conf'.$A$1" table:expression="$cultures.$#ref!#ref!#ref!#ref!#ref!#ref!#REF!$217"/>
        <table:named-expression table:name="CatLoreGen" table:base-cell-address="$'race.conf'.$A$1" table:expression="$cultures.$#ref!#ref!#ref!#ref!#ref!#ref!#REF!$232"/>
        <table:named-expression table:name="CatLoreMag" table:base-cell-address="$'race.conf'.$A$1" table:expression="$cultures.$#ref!#ref!#ref!#ref!#ref!#ref!#REF!$252"/>
        <table:named-expression table:name="CatLoreObs" table:base-cell-address="$'race.conf'.$A$1" table:expression="$cultures.$#ref!#ref!#ref!#ref!#ref!#ref!#REF!$268"/>
        <table:named-expression table:name="CatLoreTec" table:base-cell-address="$'race.conf'.$A$1" table:expression="$cultures.$#ref!#ref!#ref!#ref!#ref!#ref!#REF!$279"/>
        <table:named-expression table:name="CatMACom" table:base-cell-address="$'race.conf'.$A$1" table:expression="$cultures.$#ref!#ref!#ref!#ref!#ref!#ref!#REF!$291"/>
        <table:named-expression table:name="CatMAStrike" table:base-cell-address="$'race.conf'.$A$1" table:expression="$cultures.$#ref!#ref!#ref!#ref!#ref!#ref!#REF!$303"/>
        <table:named-expression table:name="CatMASweep" table:base-cell-address="$'race.conf'.$A$1" table:expression="$cultures.$#ref!#ref!#ref!#ref!#ref!#ref!#REF!$308"/>
        <table:named-expression table:name="CatOutAni" table:base-cell-address="$'race.conf'.$A$1" table:expression="$cultures.$#ref!#ref!#ref!#ref!#ref!#ref!#REF!$313"/>
        <table:named-expression table:name="CatOutEnv" table:base-cell-address="$'race.conf'.$A$1" table:expression="$cultures.$#ref!#ref!#ref!#ref!#ref!#ref!#REF!$332"/>
        <table:named-expression table:name="CatPowAwa" table:base-cell-address="$'race.conf'.$A$1" table:expression="$cultures.$#ref!#ref!#ref!#ref!#ref!#ref!#REF!$344"/>
        <table:named-expression table:name="CatPowMan" table:base-cell-address="$'race.conf'.$A$1" table:expression="$cultures.$#ref!#ref!#ref!#ref!#ref!#ref!#REF!$350"/>
        <table:named-expression table:name="CatPowPoint" table:base-cell-address="$'race.conf'.$A$1" table:expression="$cultures.$#ref!#ref!#ref!#ref!#ref!#ref!#REF!$367"/>
        <table:named-expression table:name="CatSciBasic" table:base-cell-address="$'race.conf'.$A$1" table:expression="$cultures.$#ref!#ref!#ref!#ref!#ref!#ref!#REF!$370"/>
        <table:named-expression table:name="CatSciSpec" table:base-cell-address="$'race.conf'.$A$1" table:expression="$cultures.$#ref!#ref!#ref!#ref!#ref!#ref!#REF!$374"/>
        <table:named-expression table:name="CatSelfCon" table:base-cell-address="$'race.conf'.$A$1" table:expression="$cultures.$#ref!#ref!#ref!#ref!#ref!#ref!#REF!$386"/>
        <table:named-expression table:name="CatSpeArcBas" table:base-cell-address="$'race.conf'.$A$1" table:expression="$cultures.$#ref!#ref!#ref!#ref!#ref!#ref!#REF!$446"/>
        <table:named-expression table:name="CatSpeArcClo" table:base-cell-address="$'race.conf'.$A$1" table:expression="$cultures.$#ref!#ref!#ref!#ref!#ref!#ref!#REF!$451"/>
        <table:named-expression table:name="CatSpeArcOpe" table:base-cell-address="$'race.conf'.$A$1" table:expression="$cultures.$#ref!#ref!#ref!#ref!#ref!#ref!#REF!$456"/>
        <table:named-expression table:name="CatSpecAttack" table:base-cell-address="$'race.conf'.$A$1" table:expression="$cultures.$#ref!#ref!#ref!#ref!#ref!#ref!#REF!$419"/>
        <table:named-expression table:name="CatSpecDefense" table:base-cell-address="$'race.conf'.$A$1" table:expression="$cultures.$#ref!#ref!#ref!#ref!#ref!#ref!#REF!$437"/>
        <table:named-expression table:name="CatSpeOthBase" table:base-cell-address="$'race.conf'.$A$1" table:expression="$cultures.$#ref!#ref!#ref!#ref!#ref!#ref!#REF!$461"/>
        <table:named-expression table:name="CatSpeOthClo" table:base-cell-address="$'race.conf'.$A$1" table:expression="$cultures.$#ref!#ref!#ref!#ref!#ref!#ref!#REF!$466"/>
        <table:named-expression table:name="CatSpeOthOpe" table:base-cell-address="$'race.conf'.$A$1" table:expression="$cultures.$#ref!#ref!#ref!#ref!#ref!#ref!#REF!$471"/>
        <table:named-expression table:name="CatSpeOthTP" table:base-cell-address="$'race.conf'.$A$1" table:expression="$cultures.$#ref!#ref!#ref!#ref!#ref!#ref!#REF!$511"/>
        <table:named-expression table:name="CatSpeOwnBase" table:base-cell-address="$'race.conf'.$A$1" table:expression="$cultures.$#ref!#ref!#ref!#ref!#ref!#ref!#REF!$495"/>
        <table:named-expression table:name="CatSpeOwnClo" table:base-cell-address="$'race.conf'.$A$1" table:expression="$cultures.$#ref!#ref!#ref!#ref!#ref!#ref!#REF!$476"/>
        <table:named-expression table:name="CatSpeOwnOpe" table:base-cell-address="$'race.conf'.$A$1" table:expression="$cultures.$#ref!#ref!#ref!#ref!#ref!#ref!#REF!$483"/>
        <table:named-expression table:name="CatSpeOwnOthBase" table:base-cell-address="$'race.conf'.$A$1" table:expression="$cultures.$#ref!#ref!#ref!#ref!#ref!#ref!#REF!$490"/>
        <table:named-expression table:name="CatSpeOwnTP" table:base-cell-address="$'race.conf'.$A$1" table:expression="$cultures.$#ref!#ref!#ref!#ref!#ref!#ref!#REF!$506"/>
        <table:named-expression table:name="CatSubAtt" table:base-cell-address="$'race.conf'.$A$1" table:expression="$cultures.$#ref!#ref!#ref!#ref!#ref!#ref!#REF!$517"/>
        <table:named-expression table:name="CatSubMec" table:base-cell-address="$'race.conf'.$A$1" table:expression="$cultures.$#ref!#ref!#ref!#ref!#ref!#ref!#REF!$521"/>
        <table:named-expression table:name="CatSubSte" table:base-cell-address="$'race.conf'.$A$1" table:expression="$cultures.$#ref!#ref!#ref!#ref!#ref!#ref!#REF!$536"/>
        <table:named-expression table:name="CatTecGen" table:base-cell-address="$'race.conf'.$A$1" table:expression="$cultures.$#ref!#ref!#ref!#ref!#ref!#ref!#REF!$543"/>
        <table:named-expression table:name="CatTecPro" table:base-cell-address="$'race.conf'.$A$1" table:expression="$cultures.$#ref!#ref!#ref!#ref!#ref!#ref!#REF!$557"/>
        <table:named-expression table:name="CatTecVoc" table:base-cell-address="$'race.conf'.$A$1" table:expression="$cultures.$#ref!#ref!#ref!#ref!#ref!#ref!#REF!$573"/>
        <table:named-expression table:name="CatUrban" table:base-cell-address="$'race.conf'.$A$1" table:expression="$cultures.$#ref!#ref!#ref!#ref!#ref!#ref!#REF!$595"/>
        <table:named-expression table:name="CatWeaArt" table:base-cell-address="$'race.conf'.$A$1" table:expression="$cultures.$#ref!#ref!#ref!#ref!#ref!#ref!#REF!$639"/>
        <table:named-expression table:name="CatWeaCon" table:base-cell-address="$'race.conf'.$A$1" table:expression="$cultures.$#ref!#ref!#ref!#ref!#ref!#ref!#REF!$602"/>
        <table:named-expression table:name="CatWeaEdg" table:base-cell-address="$'race.conf'.$A$1" table:expression="$cultures.$#ref!#ref!#ref!#ref!#ref!#ref!#REF!$610"/>
        <table:named-expression table:name="CatWeaMis" table:base-cell-address="$'race.conf'.$A$1" table:expression="$cultures.$#ref!#ref!#ref!#ref!#ref!#ref!#REF!$630"/>
        <table:named-expression table:name="CatWeaPol" table:base-cell-address="$'race.conf'.$A$1" table:expression="$cultures.$#ref!#ref!#ref!#ref!#ref!#ref!#REF!$644"/>
        <table:named-expression table:name="CatWeaThr" table:base-cell-address="$'race.conf'.$A$1" table:expression="$cultures.$#ref!#ref!#ref!#ref!#ref!#ref!#REF!$649"/>
        <table:named-expression table:name="CatWeaTwo" table:base-cell-address="$'race.conf'.$A$1" table:expression="$cultures.$#ref!#ref!#ref!#ref!#ref!#ref!#REF!$621"/>
        <table:named-range table:name="Co" table:base-cell-address="$'race.conf'.$A$1" table:cell-range-address="$'race.conf'.$J$6"/>
        <table:named-range table:name="Em" table:base-cell-address="$'race.conf'.$A$1" table:cell-range-address="$'race.conf'.$J$10"/>
        <table:named-range table:name="In" table:base-cell-address="$'race.conf'.$A$1" table:cell-range-address="$'race.conf'.$J$11"/>
        <table:named-range table:name="Me" table:base-cell-address="$'race.conf'.$A$1" table:cell-range-address="$'race.conf'.$J$7"/>
        <table:named-range table:name="Pr" table:base-cell-address="$'race.conf'.$A$1" table:cell-range-address="$'race.conf'.$J$12"/>
        <table:named-range table:name="prof" table:base-cell-address="$'race.conf'.$A$1" table:cell-range-address="$'race.conf'.$B$5"/>
        <table:named-expression table:name="ProfCol" table:base-cell-address="$'race.conf'.$A$1" table:expression="$#REF!.$B$1"/>
        <table:named-range table:name="Progression" table:base-cell-address="$'race.conf'.$A$1" table:cell-range-address="$'race.conf'.$BY$3:.$CD$9"/>
        <table:named-range table:name="Qu" table:base-cell-address="$'race.conf'.$A$1" table:cell-range-address="$'race.conf'.$J$13"/>
        <table:named-range table:name="race" table:base-cell-address="$'race.conf'.$A$1" table:cell-range-address="$'race.conf'.$B$3"/>
        <table:named-range table:name="raceBonTab" table:base-cell-address="$'race.conf'.$A$1" table:cell-range-address="$'race.conf'.$U$3:.$BN$50"/>
        <table:named-range table:name="Re" table:base-cell-address="$'race.conf'.$A$1" table:cell-range-address="$'race.conf'.$J$8"/>
        <table:named-range table:name="Realm" table:base-cell-address="$'race.conf'.$A$1" table:cell-range-address="$'race.conf'.$S$3"/>
        <table:named-range table:name="Realmname" table:base-cell-address="$'race.conf'.$A$1" table:cell-range-address="$'race.conf'.$S$2"/>
        <table:named-range table:name="SD" table:base-cell-address="$'race.conf'.$A$1" table:cell-range-address="$'race.conf'.$J$9"/>
        <table:named-expression table:name="SkillCostTab" table:base-cell-address="$'race.conf'.$A$1" table:expression="$#REF!.$C$1:$FZ$64"/>
        <table:named-expression table:name="SpellsArcBase" table:base-cell-address="$'race.conf'.$A$1" table:expression="$#REF!.$C$82:$H$86"/>
        <table:named-expression table:name="SpellsArcClosed" table:base-cell-address="$'race.conf'.$A$1" table:expression="$#REF!.$C$87:$H$91"/>
        <table:named-expression table:name="SpellsArcOpen" table:base-cell-address="$'race.conf'.$A$1" table:expression="$#REF!.$C$92:$H$96"/>
        <table:named-expression table:name="SpellsOthBase" table:base-cell-address="$'race.conf'.$A$1" table:expression="$#REF!.$C$97:$H$101"/>
        <table:named-expression table:name="SpellsOthClosed" table:base-cell-address="$'race.conf'.$A$1" table:expression="$#REF!.$C$102:$H$106"/>
        <table:named-expression table:name="SpellsOthOpen" table:base-cell-address="$'race.conf'.$A$1" table:expression="$#REF!.$C$107:$H$111"/>
        <table:named-expression table:name="SpellsOwnBase" table:base-cell-address="$'race.conf'.$A$1" table:expression="$#REF!.$C$127:$H$129"/>
        <table:named-expression table:name="SpellsOwnClosed" table:base-cell-address="$'race.conf'.$A$1" table:expression="$#REF!.$C$112:$H$116"/>
        <table:named-expression table:name="SpellsOwnOpen" table:base-cell-address="$'race.conf'.$A$1" table:expression="$#REF!.$C$117:$H$121"/>
        <table:named-expression table:name="SpellsOwnOtherBase" table:base-cell-address="$'race.conf'.$A$1" table:expression="$#REF!.$C$122:$H$126"/>
        <table:named-range table:name="St" table:base-cell-address="$'race.conf'.$A$1" table:cell-range-address="$'race.conf'.$J$14"/>
        <table:named-range table:name="VariableStat" table:base-cell-address="$'race.conf'.$A$1" table:cell-range-address="$'race.conf'.$N$5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Geneva" svg:font-family="Geneva"/>
    <style:font-face style:name="Arial" svg:font-family="Arial" style:font-family-generic="swiss"/>
    <style:font-face style:name="ZapfHumnst BT" svg:font-family="'ZapfHumnst BT'" style:font-family-generic="swiss"/>
    <style:font-face style:name="Liberation Mono" svg:font-family="'Liberation Mono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text>+</number:text>
      <number:number number:decimal-places="0" number:min-integer-digits="1"/>
    </number:number-style>
    <number:number-style style:name="N137P0" style:volatile="true">
      <number:text>+</number:text>
      <number:number number:decimal-places="0" number:min-integer-digits="0"/>
    </number:number-style>
    <number:number-style style:name="N137P1" style:volatile="true">
      <number:text>-</number:text>
      <number:number number:decimal-places="0" number:min-integer-digits="0"/>
    </number:number-style>
    <number:number-style style:name="N137">
      <number:number number:decimal-places="0" number:min-integer-digits="1"/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0" number:min-integer-digits="1"/>
    </number:number-style>
    <number:number-style style:name="N138">
      <number:number number:decimal-places="0" number:min-integer-digits="1"/>
      <style:map style:condition="value()&gt;=0" style:apply-style-name="N138P0"/>
    </number:number-style>
    <number:number-style style:name="N139P0" style:volatile="true">
      <number:number number:decimal-places="0" number:min-integer-digits="1"/>
    </number:number-style>
    <number:number-style style:name="N139">
      <number:text>+</number:text>
      <number:number number:decimal-places="0" number:min-integer-digits="1"/>
      <style:map style:condition="value()&gt;=0" style:apply-style-name="N139P0"/>
    </number:number-style>
    <number:number-style style:name="N140P0" style:volatile="true">
      <number:text>+</number:text>
      <number:number number:decimal-places="0" number:min-integer-digits="1"/>
    </number:number-style>
    <number:number-style style:name="N140">
      <number:number number:decimal-places="0" number:min-integer-digits="1"/>
      <style:map style:condition="value()&gt;=0" style:apply-style-name="N140P0"/>
    </number:number-style>
    <number:number-style style:name="N142P0" style:volatile="true">
      <number:text>+</number:text>
      <number:number number:decimal-places="0" number:min-integer-digits="1"/>
    </number:number-style>
    <number:number-style style:name="N142P1" style:volatile="true">
      <number:text>-</number:text>
      <number:number number:decimal-places="0" number:min-integer-digits="1"/>
    </number:number-style>
    <number:number-style style:name="N142">
      <number:number number:decimal-places="0" number:min-integer-digits="1"/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$</number:text>
      <number:number number:decimal-places="0" number:min-integer-digits="1" number:grouping="true"/>
    </number:number-style>
    <number:number-style style:name="N144">
      <number:text>-$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</number:number-style>
    <number:number-style style:name="N145">
      <style:text-properties fo:color="#ff0000"/>
      <number:text>-$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</number:number-style>
    <number:number-style style:name="N147">
      <number:text>-$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</number:number-style>
    <number:number-style style:name="N148">
      <style:text-properties fo:color="#ff0000"/>
      <number:text>-$</number:text>
      <number:number number:decimal-places="2" number:min-integer-digits="1" number:grouping="true"/>
      <style:map style:condition="value()&gt;=0" style:apply-style-name="N148P0"/>
    </number:number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-$</number:text>
      <number:number number:decimal-places="0" number:min-integer-digits="1" number:grouping="true"/>
      <number:text> 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-$</number:text>
      <number:number number:decimal-places="2" number:min-integer-digits="1" number:grouping="true"/>
      <number:text> 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4" number:min-integer-digits="1"/>
    </number:number-style>
    <number:number-style style:name="N158">
      <number:number number:decimal-places="0" number:min-integer-digits="5"/>
    </number:number-style>
    <number:number-style style:name="N159">
      <number:number number:decimal-places="1" number:min-integer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gRot" style:family="table-cell" style:parent-style-name="Default">
      <style:table-cell-properties fo:background-color="#dc23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7">27.12.2011</text:date>, <text:time>14:14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Golesny</meta:initial-creator>
    <meta:creation-date>2011-04-10T09:03:29</meta:creation-date>
    <dc:date>2011-12-27T14:14:39</dc:date>
    <dc:creator>Daniel Golesny</dc:creator>
    <meta:editing-duration>PT09H27M43S</meta:editing-duration>
    <meta:editing-cycles>39</meta:editing-cycles>
    <meta:generator>OpenOffice.org/3.2$Unix OpenOffice.org_project/320m19$Build-9505</meta:generator>
    <meta:document-statistic meta:table-count="3" meta:cell-count="15303" meta:object-count="0"/>
  </office:meta>
</office:document-meta>
</file>